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0000000102EB278039C581793.png" manifest:media-type="image/png"/>
  <manifest:file-entry manifest:full-path="Pictures/10000201000000C80000002D66C55D3F0DE80C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UnicodeMS1" svg:font-family="ArialUnicodeMS"/>
    <style:font-face style:name="Helvetica1" svg:font-family="Helvetica"/>
    <style:font-face style:name="ArialUnicodeMS" svg:font-family="ArialUnicodeMS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4cm" svg:stroke-color="#999999" draw:stroke-linejoin="miter" svg:stroke-linecap="butt" draw:fill="solid" draw:fill-color="#888888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888888"/>
    </style:style>
    <style:style style:name="gr5" style:family="graphic" style:parent-style-name="standard">
      <style:graphic-properties draw:stroke="solid" svg:stroke-width="0.014cm" svg:stroke-color="#999999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solid" draw:fill-color="#999999"/>
    </style:style>
    <style:style style:name="gr7" style:family="graphic" style:parent-style-name="standard">
      <style:graphic-properties draw:stroke="solid" svg:stroke-width="0.014cm" svg:stroke-color="#999999" draw:stroke-linejoin="miter" svg:stroke-linecap="butt" draw:fill="solid" draw:fill-color="#ffffff" fo:padding-top="0.007cm" fo:padding-bottom="0.007cm" fo:padding-left="0.007cm" fo:padding-right="0.007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solid" svg:stroke-width="0.014cm" svg:stroke-color="#aaaaaa" draw:stroke-linejoin="miter" svg:stroke-linecap="butt" draw:fill="solid" draw:fill-color="#ffffff" fo:padding-top="0.007cm" fo:padding-bottom="0.007cm" fo:padding-left="0.007cm" fo:padding-right="0.007cm"/>
    </style:style>
    <style:style style:name="gr10" style:family="graphic" style:parent-style-name="standard">
      <style:graphic-properties draw:stroke="solid" svg:stroke-width="0.014cm" svg:stroke-color="#aaaaaa" draw:stroke-linejoin="miter" svg:stroke-linecap="butt" draw:fill="solid" draw:fill-color="#e6e6e6" fo:padding-top="0.007cm" fo:padding-bottom="0.007cm" fo:padding-left="0.007cm" fo:padding-right="0.007cm"/>
    </style:style>
    <style:style style:name="gr11" style:family="graphic" style:parent-style-name="standard">
      <style:graphic-properties draw:stroke="solid" svg:stroke-width="0.014cm" svg:stroke-color="#888888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solid" svg:stroke-width="0.014cm" svg:stroke-color="#aaaaaa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14cm" svg:stroke-color="#aaaaaa" draw:stroke-linejoin="miter" svg:stroke-linecap="butt" draw:fill="solid" draw:fill-color="#fff5f5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14cm" svg:stroke-color="#929292" draw:stroke-linejoin="miter" svg:stroke-linecap="butt" draw:fill="solid" draw:fill-color="#cccccc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14cm" svg:stroke-color="#808080" svg:stroke-opacity="50%" draw:stroke-linejoin="miter" svg:stroke-linecap="butt" draw:fill="solid" draw:fill-color="#ffffff" draw:opacity="50%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solid" draw:fill-color="#000000" draw:opacity="50%"/>
    </style:style>
    <style:style style:name="gr17" style:family="graphic" style:parent-style-name="standard">
      <style:graphic-properties draw:stroke="solid" svg:stroke-width="0.014cm" svg:stroke-color="#aaaaaa" svg:stroke-opacity="50%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solid" svg:stroke-width="0.014cm" svg:stroke-color="#94dbfc" draw:stroke-linejoin="miter" svg:stroke-linecap="butt" draw:fill="solid" draw:fill-color="#98dcfa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solid" draw:fill-color="#98dcfa"/>
    </style:style>
    <style:style style:name="gr20" style:family="graphic" style:parent-style-name="standard">
      <style:graphic-properties draw:stroke="solid" svg:stroke-width="0.014cm" svg:stroke-color="#94dbfc" draw:stroke-linejoin="miter" svg:stroke-linecap="butt" draw:fill="none" fo:padding-top="0.007cm" fo:padding-bottom="0.007cm" fo:padding-left="0.007cm" fo:padding-right="0.007cm"/>
    </style:style>
    <style:style style:name="gr21" style:family="graphic" style:parent-style-name="standard">
      <style:graphic-properties draw:stroke="solid" svg:stroke-width="0.028cm" svg:stroke-color="#555555" draw:stroke-linejoin="miter" svg:stroke-linecap="butt" draw:fill="none" fo:padding-top="0.014cm" fo:padding-bottom="0.014cm" fo:padding-left="0.014cm" fo:padding-right="0.014cm"/>
    </style:style>
    <style:style style:name="gr22" style:family="graphic" style:parent-style-name="standard">
      <style:graphic-properties draw:stroke="none" draw:fill="solid" draw:fill-color="#555555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e6e6e6"/>
    </style:style>
    <style:style style:name="P1" style:family="paragraph">
      <loext:graphic-properties draw:fill="none"/>
    </style:style>
    <style:style style:name="P2" style:family="paragraph">
      <loext:graphic-properties draw:fill="solid" draw:fill-color="#88888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999999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e6e6e6"/>
    </style:style>
    <style:style style:name="P7" style:family="paragraph">
      <loext:graphic-properties draw:fill="solid" draw:fill-color="#fff5f5"/>
    </style:style>
    <style:style style:name="P8" style:family="paragraph">
      <loext:graphic-properties draw:fill="solid" draw:fill-color="#cccccc"/>
    </style:style>
    <style:style style:name="P9" style:family="paragraph">
      <loext:graphic-properties draw:fill="solid" draw:fill-color="#ffffff" draw:opacity="50%"/>
    </style:style>
    <style:style style:name="P10" style:family="paragraph">
      <loext:graphic-properties draw:fill="solid" draw:fill-color="#000000" draw:opacity="50%"/>
    </style:style>
    <style:style style:name="P11" style:family="paragraph">
      <loext:graphic-properties draw:fill="solid" draw:fill-color="#98dcfa"/>
    </style:style>
    <style:style style:name="P12" style:family="paragraph">
      <loext:graphic-properties draw:fill="solid" draw:fill-color="#555555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text-outline="true" style:font-name="ArialUnicodeMS1" fo:font-size="20pt" style:font-size-asian="20pt" style:font-name-complex="ArialUnicodeMS1" style:font-size-complex="20pt"/>
    </style:style>
    <style:style style:name="T2" style:family="text">
      <style:text-properties fo:color="#000000" style:font-name="Helvetica1" fo:font-size="8pt" style:font-size-asian="8pt" style:font-name-complex="Helvetic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271cm" svg:height="1.41cm" svg:x="20.398cm" svg:y="1.164cm">
          <draw:image xlink:href="Pictures/10000201000000C80000002D66C55D3F0DE80CEB.png" xlink:type="simple" xlink:show="embed" xlink:actuate="onLoad">
            <text:p/>
          </draw:image>
        </draw:frame>
        <draw:polygon draw:style-name="gr2" draw:text-style-name="P2" draw:layer="layout" svg:width="4.459cm" svg:height="1.129cm" svg:x="2.173cm" svg:y="2.681cm" svg:viewBox="0 0 4460 1130" draw:points="0,0 4460,0 4460,1130 0,1130">
          <text:p/>
        </draw:polygon>
        <draw:path draw:style-name="gr3" draw:text-style-name="P3" draw:layer="layout" svg:width="1.913cm" svg:height="0.265cm" svg:x="2.289cm" svg:y="2.815cm" svg:viewBox="0 0 1914 266" svg:d="M88 262v-213h-88v-33h227v33h-88v213zM350 242c0 0-25 24-53 24 0 0-24 0-38-15 0 0-15-14-15-39 0 0 0-30 24-46 0 0 24-16 69-16h13v-17c0 0 0-28-32-28 0 0-29 0-58 16v-33c0 0 33-13 65-13 0 0 72 0 72 57v80c0 0 0 22 13 22 0 0 3 0 7 0l1 27c0 0-15 5-27 5 0 0-30 0-39-24zM350 215v-37h-12c0 0-47 0-47 30 0 0 0 10 6 17 0 0 7 6 17 6 0 0 18 0 36-16zM455 256v-37c0 0 36 16 62 16 0 0 30 0 30-21 0 0 0-14-25-23l-16-7c0 0-27-11-39-23 0 0-11-13-11-32 0 0 0-25 20-40 0 0 19-14 55-14 0 0 22 0 54 7v34c0 0-31-10-51-10 0 0-30 0-30 19 0 0 0 12 23 20l14 6c0 0 32 12 45 24 0 0 13 13 13 32 0 0 0 27-23 43 0 0-21 16-55 16 0 0-32 0-66-10zM652 262v-262h49v164h3l65-85h41l-60 78 78 105h-59l-65-92h-3v92zM978 262v-246h45l114 167v-167h41v246h-46l-113-168v168zM1327 242c0 0-24 24-52 24 0 0-24 0-39-15 0 0-14-14-14-39 0 0 0-30 24-46 0 0 24-16 68-16h13v-17c0 0 0-28-32-28 0 0-28 0-57 16v-33c0 0 33-13 65-13 0 0 71 0 71 57v80c0 0 0 22 14 22 0 0 3 0 7 0l1 27c0 0-16 5-28 5 0 0-30 0-38-24zM1327 215v-37h-11c0 0-47 0-47 30 0 0 0 10 6 17 0 0 7 6 17 6 0 0 17 0 35-16zM1438 262v-183h47v34c0 0 21-38 61-38 0 0 20 0 34 10 0 0 13 10 16 28 0 0 25-38 61-38 0 0 50 0 50 55v132h-47v-116c0 0 0-32-21-32 0 0-22 0-43 31v117h-47v-116c0 0 0-32-22-32 0 0-21 0-42 31v117zM1914 255c0 0-35 11-66 11 0 0-46 0-72-26 0 0-26-27-26-71 0 0 0-43 24-68 0 0 24-26 63-26 0 0 40 0 58 25 0 0 19 25 19 80h-113c0 0 5 51 57 51 0 0 25 0 56-11zM1801 152h65c0 0 0-46-30-46 0 0-31 0-35 46z">
          <text:p/>
        </draw:path>
        <draw:polygon draw:style-name="gr2" draw:text-style-name="P2" draw:layer="layout" svg:width="0.592cm" svg:height="0.565cm" svg:x="6.632cm" svg:y="3.245cm" svg:viewBox="0 0 593 566" draw:points="0,0 593,0 593,566 0,566">
          <text:p/>
        </draw:polygon>
        <draw:path draw:style-name="gr3" draw:text-style-name="P3" draw:layer="layout" svg:width="0.192cm" svg:height="0.202cm" svg:x="6.832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7.224cm" svg:y="3.245cm" svg:viewBox="0 0 594 566" draw:points="0,0 594,0 594,566 0,566">
          <text:p/>
        </draw:polygon>
        <draw:polygon draw:style-name="gr3" draw:text-style-name="P3" draw:layer="layout" svg:width="0.16cm" svg:height="0.202cm" svg:x="7.44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.817cm" svg:y="3.245cm" svg:viewBox="0 0 594 566" draw:points="0,0 594,0 594,566 0,566">
          <text:p/>
        </draw:polygon>
        <draw:path draw:style-name="gr3" draw:text-style-name="P3" draw:layer="layout" svg:width="0.26cm" svg:height="0.202cm" svg:x="7.984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8.41cm" svg:y="3.245cm" svg:viewBox="0 0 593 566" draw:points="0,0 593,0 593,566 0,566">
          <text:p/>
        </draw:polygon>
        <draw:polygon draw:style-name="gr3" draw:text-style-name="P3" draw:layer="layout" svg:width="0.16cm" svg:height="0.202cm" svg:x="8.62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.002cm" svg:y="3.245cm" svg:viewBox="0 0 594 566" draw:points="0,0 594,0 594,566 0,566">
          <text:p/>
        </draw:polygon>
        <draw:polygon draw:style-name="gr3" draw:text-style-name="P3" draw:layer="layout" svg:width="0.136cm" svg:height="0.202cm" svg:x="9.23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9.595cm" svg:y="3.245cm" svg:viewBox="0 0 594 566" draw:points="0,0 594,0 594,566 0,566">
          <text:p/>
        </draw:polygon>
        <draw:path draw:style-name="gr3" draw:text-style-name="P3" draw:layer="layout" svg:width="0.161cm" svg:height="0.209cm" svg:x="9.81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4.148cm" svg:height="0.564cm" svg:x="6.632cm" svg:y="2.681cm" svg:viewBox="0 0 4149 565" draw:points="0,0 4149,0 4149,565 0,565">
          <text:p/>
        </draw:polygon>
        <draw:path draw:style-name="gr3" draw:text-style-name="P3" draw:layer="layout" svg:width="1.097cm" svg:height="0.207cm" svg:x="8.154cm" svg:y="2.83cm" svg:viewBox="0 0 1098 208" svg:d="M140 155h-27v49h-25v-49h-88v-23l92-131h21v131h27zM88 132v-91h-1l-63 91zM238 142h-76v-25h76zM366 138c0 0 0 39-15 54 0 0-15 16-42 16 0 0-27 0-41-16 0 0-13-15-13-46l24-4c0 0 0 21 7 31 0 0 8 11 23 11 0 0 14 0 20-7 0 0 7-6 8-15 0 0 2-9 2-22v-139h27zM534 204h-26c0 0-4-7-5-18 0 0-25 22-54 22 0 0-23 0-37-12 0 0-13-12-13-31 0 0 0-19 13-31 0 0 13-11 44-15l24-4c0 0 13-2 21-5 0 0 0-11-1-16 0 0 0-4-4-9 0 0-3-5-11-8 0 0-7-3-19-3 0 0-16 0-26 6 0 0-9 6-13 22l-24-3c0 0 4-23 21-34 0 0 16-12 45-12 0 0 27 0 39 8 0 0 12 8 15 19 0 0 3 11 3 28v34c0 0 0 31 1 42 0 0 1 10 7 20zM501 139v-9c0 0-20 6-47 10 0 0-29 4-29 25 0 0 0 10 8 16 0 0 8 7 22 7 0 0 18 0 32-11 0 0 14-11 14-38zM684 204h-25v-90c0 0 0-22-9-31 0 0-8-8-22-8 0 0-11 0-21 5 0 0-9 6-14 15 0 0-4 10-4 28v81h-25v-147h23v20c0 0 8-12 20-18 0 0 11-6 26-6 0 0 12 0 23 5 0 0 11 4 18 12 0 0 6 8 8 18 0 0 2 9 2 25zM787 142h-76v-25h76zM902 204h-25v-159c0 0-18 18-49 30v-24c0 0 42-20 58-51h16zM990 99c0 0 17-27 48-27 0 0 26 0 43 19 0 0 17 18 17 46 0 0 0 30-17 50 0 0-17 21-46 21 0 0-29 0-50-22 0 0-20-21-20-78 0 0 0-53 18-81 0 0 19-27 54-27 0 0 23 0 39 13 0 0 15 12 19 37l-25 3c0 0-7-33-34-33 0 0-19 0-33 19 0 0-14 19-14 60zM1034 187c0 0 18 0 28-14 0 0 11-13 11-34 0 0 0-20-11-32 0 0-10-13-28-13 0 0-17 0-29 12 0 0-12 12-12 31 0 0 0 22 12 36 0 0 12 14 29 14z">
          <text:p/>
        </draw:path>
        <draw:polygon draw:style-name="gr2" draw:text-style-name="P2" draw:layer="layout" svg:width="0.592cm" svg:height="0.565cm" svg:x="10.188cm" svg:y="3.245cm" svg:viewBox="0 0 593 566" draw:points="0,0 593,0 593,566 0,566">
          <text:p/>
        </draw:polygon>
        <draw:path draw:style-name="gr3" draw:text-style-name="P3" draw:layer="layout" svg:width="0.16cm" svg:height="0.209cm" svg:x="10.403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0.593cm" svg:height="0.565cm" svg:x="10.78cm" svg:y="3.245cm" svg:viewBox="0 0 594 566" draw:points="0,0 594,0 594,566 0,566">
          <text:p/>
        </draw:polygon>
        <draw:path draw:style-name="gr3" draw:text-style-name="P3" draw:layer="layout" svg:width="0.192cm" svg:height="0.202cm" svg:x="10.981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11.373cm" svg:y="3.245cm" svg:viewBox="0 0 594 566" draw:points="0,0 594,0 594,566 0,566">
          <text:p/>
        </draw:polygon>
        <draw:polygon draw:style-name="gr3" draw:text-style-name="P3" draw:layer="layout" svg:width="0.16cm" svg:height="0.202cm" svg:x="11.58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1.966cm" svg:y="3.245cm" svg:viewBox="0 0 593 566" draw:points="0,0 593,0 593,566 0,566">
          <text:p/>
        </draw:polygon>
        <draw:path draw:style-name="gr3" draw:text-style-name="P3" draw:layer="layout" svg:width="0.26cm" svg:height="0.202cm" svg:x="12.132cm" svg:y="3.395cm" svg:viewBox="0 0 261 203" svg:d="M261 0l-56 203h-25l-45-160c0 0-4-12-5-18l-6 24-43 154h-27l-54-203h28l31 133c0 0 6 27 8 39v3c0 0 6-26 9-38l39-137h32l30 103c0 0 11 39 15 72h1c0 0 3-16 10-45l31-130z">
          <text:p/>
        </draw:path>
        <draw:polygon draw:style-name="gr2" draw:text-style-name="P2" draw:layer="layout" svg:width="0.593cm" svg:height="0.565cm" svg:x="12.558cm" svg:y="3.245cm" svg:viewBox="0 0 594 566" draw:points="0,0 594,0 594,566 0,566">
          <text:p/>
        </draw:polygon>
        <draw:polygon draw:style-name="gr3" draw:text-style-name="P3" draw:layer="layout" svg:width="0.16cm" svg:height="0.202cm" svg:x="12.77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3.151cm" svg:y="3.245cm" svg:viewBox="0 0 594 566" draw:points="0,0 594,0 594,566 0,566">
          <text:p/>
        </draw:polygon>
        <draw:polygon draw:style-name="gr3" draw:text-style-name="P3" draw:layer="layout" svg:width="0.136cm" svg:height="0.202cm" svg:x="13.384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13.744cm" svg:y="3.245cm" svg:viewBox="0 0 593 566" draw:points="0,0 593,0 593,566 0,566">
          <text:p/>
        </draw:polygon>
        <draw:path draw:style-name="gr3" draw:text-style-name="P3" draw:layer="layout" svg:width="0.16cm" svg:height="0.209cm" svg:x="13.959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4.149cm" svg:height="0.564cm" svg:x="10.78cm" svg:y="2.681cm" svg:viewBox="0 0 4150 565" draw:points="0,0 4150,0 4150,565 0,565">
          <text:p/>
        </draw:polygon>
        <draw:path draw:style-name="gr3" draw:text-style-name="P3" draw:layer="layout" svg:width="1.227cm" svg:height="0.207cm" svg:x="12.251cm" svg:y="2.83cm" svg:viewBox="0 0 1228 208" svg:d="M74 204h-24v-159c0 0-19 18-50 30v-24c0 0 42-20 58-51h16zM231 204h-25v-159c0 0-18 18-49 30v-24c0 0 42-20 58-51h16zM367 142h-76v-25h76zM495 138c0 0 0 39-15 54 0 0-15 16-42 16 0 0-27 0-41-16 0 0-13-15-13-46l24-4c0 0 0 21 8 31 0 0 7 11 22 11 0 0 14 0 20-7 0 0 7-6 8-15 0 0 2-9 2-22v-139h27zM664 204h-26c0 0-4-7-6-18 0 0-25 22-54 22 0 0-23 0-37-12 0 0-13-12-13-31 0 0 0-19 13-31 0 0 13-11 45-15l23-4c0 0 13-2 21-5 0 0 0-11-1-16 0 0 0-4-3-9 0 0-4-5-11-8 0 0-8-3-20-3 0 0-16 0-25 6 0 0-10 6-13 22l-25-3c0 0 4-23 21-34 0 0 17-12 45-12 0 0 27 0 40 8 0 0 12 8 15 19 0 0 3 11 3 28v34c0 0 0 31 1 42 0 0 1 10 7 20zM630 139v-9c0 0-19 6-47 10 0 0-28 4-28 25 0 0 0 10 7 16 0 0 8 7 22 7 0 0 18 0 32-11 0 0 14-11 14-38zM814 204h-25v-90c0 0 0-22-8-31 0 0-8-8-23-8 0 0-11 0-21 5 0 0-10 6-14 15 0 0-4 10-4 28v81h-25v-147h23v20c0 0 8-12 20-18 0 0 11-6 26-6 0 0 12 0 23 5 0 0 12 4 18 12 0 0 6 8 8 18 0 0 2 9 2 25zM917 142h-76v-25h76zM1032 204h-25v-159c0 0-18 18-49 30v-24c0 0 42-20 58-51h16zM1120 99c0 0 17-27 49-27 0 0 25 0 42 19 0 0 17 18 17 46 0 0 0 30-17 50 0 0-17 21-46 21 0 0-29 0-49-22 0 0-21-21-21-78 0 0 0-53 18-81 0 0 19-27 54-27 0 0 23 0 39 13 0 0 15 12 19 37l-25 3c0 0-7-33-34-33 0 0-19 0-33 19 0 0-14 19-14 60zM1165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14.336cm" svg:y="3.245cm" svg:viewBox="0 0 594 566" draw:points="0,0 594,0 594,566 0,566">
          <text:p/>
        </draw:polygon>
        <draw:path draw:style-name="gr3" draw:text-style-name="P3" draw:layer="layout" svg:width="0.161cm" svg:height="0.209cm" svg:x="14.551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4.929cm" svg:y="3.245cm" svg:viewBox="0 0 594 566" draw:points="0,0 594,0 594,566 0,566">
          <text:p/>
        </draw:polygon>
        <draw:path draw:style-name="gr3" draw:text-style-name="P3" draw:layer="layout" svg:width="0.192cm" svg:height="0.202cm" svg:x="15.129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5.522cm" svg:y="3.245cm" svg:viewBox="0 0 593 566" draw:points="0,0 593,0 593,566 0,566">
          <text:p/>
        </draw:polygon>
        <draw:polygon draw:style-name="gr3" draw:text-style-name="P3" draw:layer="layout" svg:width="0.16cm" svg:height="0.202cm" svg:x="15.73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6.114cm" svg:y="3.245cm" svg:viewBox="0 0 594 566" draw:points="0,0 594,0 594,566 0,566">
          <text:p/>
        </draw:polygon>
        <draw:path draw:style-name="gr3" draw:text-style-name="P3" draw:layer="layout" svg:width="0.26cm" svg:height="0.202cm" svg:x="16.281cm" svg:y="3.395cm" svg:viewBox="0 0 261 203" svg:d="M261 0l-56 203h-25l-45-160c0 0-4-12-5-18l-6 24-43 154h-27l-54-203h27l31 133c0 0 6 27 8 39l1 3c0 0 6-26 9-38l38-137h33l29 103c0 0 11 39 16 72 0 0 3-16 10-45l32-130z">
          <text:p/>
        </draw:path>
        <draw:polygon draw:style-name="gr2" draw:text-style-name="P2" draw:layer="layout" svg:width="0.593cm" svg:height="0.565cm" svg:x="16.707cm" svg:y="3.245cm" svg:viewBox="0 0 594 566" draw:points="0,0 594,0 594,566 0,566">
          <text:p/>
        </draw:polygon>
        <draw:polygon draw:style-name="gr3" draw:text-style-name="P3" draw:layer="layout" svg:width="0.16cm" svg:height="0.202cm" svg:x="16.92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7.3cm" svg:y="3.245cm" svg:viewBox="0 0 593 566" draw:points="0,0 593,0 593,566 0,566">
          <text:p/>
        </draw:polygon>
        <draw:polygon draw:style-name="gr3" draw:text-style-name="P3" draw:layer="layout" svg:width="0.136cm" svg:height="0.202cm" svg:x="17.53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7.892cm" svg:y="3.245cm" svg:viewBox="0 0 594 566" draw:points="0,0 594,0 594,566 0,566">
          <text:p/>
        </draw:polygon>
        <draw:path draw:style-name="gr3" draw:text-style-name="P3" draw:layer="layout" svg:width="0.161cm" svg:height="0.209cm" svg:x="18.107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4.929cm" svg:y="2.681cm" svg:viewBox="0 0 4150 565" draw:points="0,0 4150,0 4150,565 0,565">
          <text:p/>
        </draw:polygon>
        <draw:path draw:style-name="gr3" draw:text-style-name="P3" draw:layer="layout" svg:width="1.228cm" svg:height="0.207cm" svg:x="16.399cm" svg:y="2.83cm" svg:viewBox="0 0 1229 208" svg:d="M75 204h-25v-159c0 0-19 18-50 30v-24c0 0 43-20 59-51h16zM234 94c0 0 38 12 38 52 0 0 0 27-19 44 0 0-18 18-48 18 0 0-29 0-49-18 0 0-18-18-18-45 0 0 0-20 10-34 0 0 10-14 29-17v-1c0 0-31-9-31-41 0 0 0-22 16-37 0 0 17-15 43-15 0 0 26 0 42 15 0 0 17 16 17 38 0 0 0 30-30 40zM205 84c0 0 14 0 24-9 0 0 9-9 9-22 0 0 0-14-9-23 0 0-10-10-24-10 0 0-14 0-23 10 0 0-9 9-9 21 0 0 0 16 9 24 0 0 10 9 23 9zM205 187c0 0 18 0 30-11 0 0 11-11 11-30 0 0 0-18-12-30 0 0-12-12-29-12 0 0-18 0-30 12 0 0-12 12-12 29 0 0 0 18 13 30 0 0 11 12 29 12zM369 142h-76v-25h76zM496 138c0 0 0 39-14 54 0 0-16 16-42 16 0 0-27 0-41-16 0 0-13-15-13-46l24-4c0 0 0 21 7 31 0 0 8 11 23 11 0 0 13 0 20-7 0 0 7-6 8-15 0 0 2-9 2-22v-139h26zM665 204h-26c0 0-4-7-5-18 0 0-25 22-54 22 0 0-24 0-37-12 0 0-13-12-13-31 0 0 0-19 13-31 0 0 13-11 44-15l23-4c0 0 13-2 22-5 0 0 0-11-1-16 0 0-1-4-4-9 0 0-3-5-11-8 0 0-7-3-20-3 0 0-16 0-25 6 0 0-9 6-13 22l-24-3c0 0 4-23 21-34 0 0 16-12 45-12 0 0 27 0 39 8 0 0 12 8 15 19 0 0 3 11 3 28v34c0 0 0 31 1 42 0 0 1 10 7 20zM632 139v-9c0 0-20 6-48 10 0 0-28 4-28 25 0 0 0 10 8 16 0 0 8 7 22 7 0 0 18 0 32-11 0 0 14-11 14-38zM814 204h-24v-90c0 0 0-22-9-31 0 0-8-8-22-8 0 0-11 0-21 5 0 0-10 6-14 15 0 0-4 10-4 28v81h-25v-147h23v20c0 0 8-12 19-18 0 0 12-6 27-6 0 0 12 0 23 5 0 0 11 4 18 12 0 0 6 8 8 18 0 0 1 9 1 25zM918 142h-76v-25h76zM1033 204h-25v-159c0 0-19 18-50 30v-24c0 0 43-20 59-51h16zM1121 99c0 0 17-27 48-27 0 0 25 0 42 19 0 0 18 18 18 46 0 0 0 30-17 50 0 0-17 21-46 21 0 0-29 0-50-22 0 0-20-21-20-78 0 0 0-53 18-81 0 0 19-27 54-27 0 0 23 0 39 13 0 0 15 12 19 37l-25 3c0 0-7-33-34-33 0 0-19 0-33 19 0 0-14 19-14 60zM1165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18.485cm" svg:y="3.245cm" svg:viewBox="0 0 594 566" draw:points="0,0 594,0 594,566 0,566">
          <text:p/>
        </draw:polygon>
        <draw:path draw:style-name="gr3" draw:text-style-name="P3" draw:layer="layout" svg:width="0.161cm" svg:height="0.209cm" svg:x="18.7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9.078cm" svg:y="3.245cm" svg:viewBox="0 0 593 566" draw:points="0,0 593,0 593,566 0,566">
          <text:p/>
        </draw:polygon>
        <draw:path draw:style-name="gr3" draw:text-style-name="P3" draw:layer="layout" svg:width="0.192cm" svg:height="0.202cm" svg:x="19.27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9.67cm" svg:y="3.245cm" svg:viewBox="0 0 594 566" draw:points="0,0 594,0 594,566 0,566">
          <text:p/>
        </draw:polygon>
        <draw:polygon draw:style-name="gr3" draw:text-style-name="P3" draw:layer="layout" svg:width="0.16cm" svg:height="0.202cm" svg:x="19.88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0.263cm" svg:y="3.245cm" svg:viewBox="0 0 594 566" draw:points="0,0 594,0 594,566 0,566">
          <text:p/>
        </draw:polygon>
        <draw:path draw:style-name="gr3" draw:text-style-name="P3" draw:layer="layout" svg:width="0.26cm" svg:height="0.202cm" svg:x="20.43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20.856cm" svg:y="3.245cm" svg:viewBox="0 0 593 566" draw:points="0,0 593,0 593,566 0,566">
          <text:p/>
        </draw:polygon>
        <draw:polygon draw:style-name="gr3" draw:text-style-name="P3" draw:layer="layout" svg:width="0.16cm" svg:height="0.202cm" svg:x="21.07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1.448cm" svg:y="3.245cm" svg:viewBox="0 0 594 566" draw:points="0,0 594,0 594,566 0,566">
          <text:p/>
        </draw:polygon>
        <draw:polygon draw:style-name="gr3" draw:text-style-name="P3" draw:layer="layout" svg:width="0.136cm" svg:height="0.202cm" svg:x="21.681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22.041cm" svg:y="3.245cm" svg:viewBox="0 0 594 566" draw:points="0,0 594,0 594,566 0,566">
          <text:p/>
        </draw:polygon>
        <draw:path draw:style-name="gr3" draw:text-style-name="P3" draw:layer="layout" svg:width="0.161cm" svg:height="0.209cm" svg:x="22.256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19.078cm" svg:y="2.681cm" svg:viewBox="0 0 4149 565" draw:points="0,0 4149,0 4149,565 0,565">
          <text:p/>
        </draw:polygon>
        <draw:path draw:style-name="gr3" draw:text-style-name="P3" draw:layer="layout" svg:width="1.25cm" svg:height="0.207cm" svg:x="20.526cm" svg:y="2.83cm" svg:viewBox="0 0 1251 208" svg:d="M134 204h-134c0 0 0-17 11-35 0 0 12-18 45-44 0 0 20-17 36-34 0 0 16-17 16-35 0 0 0-16-11-25 0 0-11-11-28-11 0 0-17 0-28 11 0 0-11 10-11 31l-26-4c0 0 3-28 20-43 0 0 18-15 46-15 0 0 30 0 47 16 0 0 17 17 17 40 0 0 0 20-14 40 0 0-14 20-57 53 0 0-22 18-29 31h100zM193 82c0 0 19-13 39-13 0 0 25 0 44 18 0 0 18 18 18 48 0 0 0 31-19 51 0 0-19 22-50 22 0 0-25 0-43-15 0 0-19-14-22-43l26-2c0 0 4 20 14 30 0 0 10 9 25 9 0 0 19 0 31-14 0 0 12-14 12-36 0 0 0-21-12-34 0 0-12-12-31-12 0 0-24 0-37 20l-23-3 19-104h101v24h-81zM390 142h-76v-25h76zM518 138c0 0 0 39-15 54 0 0-15 16-41 16 0 0-28 0-41-16 0 0-14-15-14-46l24-4c0 0 0 21 8 31 0 0 7 11 23 11 0 0 13 0 20-7 0 0 6-6 8-15 0 0 1-9 1-22v-139h27zM686 204h-26c0 0-3-7-5-18 0 0-25 22-54 22 0 0-23 0-36-12 0 0-13-12-13-31 0 0 0-19 12-31 0 0 13-11 45-15l23-4c0 0 13-2 22-5 0 0 0-11-1-16 0 0-1-4-4-9 0 0-4-5-11-8 0 0-7-3-20-3 0 0-16 0-25 6 0 0-10 6-13 22l-24-3c0 0 4-23 20-34 0 0 17-12 46-12 0 0 26 0 38 8 0 0 13 8 15 19 0 0 3 11 3 28v34c0 0 0 31 2 42 0 0 1 10 6 20zM654 139v-9c0 0-20 6-48 10 0 0-28 4-28 25 0 0 0 10 7 16 0 0 8 7 22 7 0 0 19 0 32-11 0 0 15-11 15-38zM836 204h-25v-90c0 0 0-22-8-31 0 0-8-8-22-8 0 0-11 0-21 5 0 0-10 6-14 15 0 0-4 10-4 28v81h-25v-147h22v20h1c0 0 7-12 19-18 0 0 12-6 27-6 0 0 11 0 23 5 0 0 11 4 17 12 0 0 7 8 8 18 0 0 2 9 2 25zM940 142h-76v-25h76zM1054 204h-24v-159c0 0-19 18-50 30v-24c0 0 43-20 58-51h16zM1142 99c0 0 17-27 49-27 0 0 25 0 42 19 0 0 18 18 18 46 0 0 0 30-18 50 0 0-17 21-46 21 0 0-29 0-49-22 0 0-21-21-21-78 0 0 0-53 19-81 0 0 18-27 54-27 0 0 22 0 38 13 0 0 16 12 19 37l-24 3c0 0-8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22.634cm" svg:y="3.245cm" svg:viewBox="0 0 593 566" draw:points="0,0 593,0 593,566 0,566">
          <text:p/>
        </draw:polygon>
        <draw:path draw:style-name="gr3" draw:text-style-name="P3" draw:layer="layout" svg:width="0.16cm" svg:height="0.209cm" svg:x="22.849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23.226cm" svg:y="3.245cm" svg:viewBox="0 0 594 566" draw:points="0,0 594,0 594,566 0,566">
          <text:p/>
        </draw:polygon>
        <draw:path draw:style-name="gr3" draw:text-style-name="P3" draw:layer="layout" svg:width="0.192cm" svg:height="0.202cm" svg:x="23.427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23.819cm" svg:y="3.245cm" svg:viewBox="0 0 594 566" draw:points="0,0 594,0 594,566 0,566">
          <text:p/>
        </draw:polygon>
        <draw:polygon draw:style-name="gr3" draw:text-style-name="P3" draw:layer="layout" svg:width="0.16cm" svg:height="0.202cm" svg:x="24.03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4.412cm" svg:y="3.245cm" svg:viewBox="0 0 593 566" draw:points="0,0 593,0 593,566 0,566">
          <text:p/>
        </draw:polygon>
        <draw:path draw:style-name="gr3" draw:text-style-name="P3" draw:layer="layout" svg:width="0.26cm" svg:height="0.202cm" svg:x="24.578cm" svg:y="3.395cm" svg:viewBox="0 0 261 203" svg:d="M261 0l-56 203h-25l-45-160c0 0-4-12-5-18l-6 24-43 154h-27l-54-203h28l31 133c0 0 6 27 8 39v3c0 0 6-26 9-38l39-137h32l30 103c0 0 11 39 15 72h1c0 0 3-16 10-45l31-130z">
          <text:p/>
        </draw:path>
        <draw:polygon draw:style-name="gr2" draw:text-style-name="P2" draw:layer="layout" svg:width="0.593cm" svg:height="0.565cm" svg:x="25.004cm" svg:y="3.245cm" svg:viewBox="0 0 594 566" draw:points="0,0 594,0 594,566 0,566">
          <text:p/>
        </draw:polygon>
        <draw:polygon draw:style-name="gr3" draw:text-style-name="P3" draw:layer="layout" svg:width="0.16cm" svg:height="0.202cm" svg:x="25.22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5.597cm" svg:y="3.245cm" svg:viewBox="0 0 594 566" draw:points="0,0 594,0 594,566 0,566">
          <text:p/>
        </draw:polygon>
        <draw:polygon draw:style-name="gr3" draw:text-style-name="P3" draw:layer="layout" svg:width="0.136cm" svg:height="0.202cm" svg:x="25.83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26.19cm" svg:y="3.245cm" svg:viewBox="0 0 593 566" draw:points="0,0 593,0 593,566 0,566">
          <text:p/>
        </draw:polygon>
        <draw:path draw:style-name="gr3" draw:text-style-name="P3" draw:layer="layout" svg:width="0.16cm" svg:height="0.209cm" svg:x="26.405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4.149cm" svg:height="0.564cm" svg:x="23.226cm" svg:y="2.681cm" svg:viewBox="0 0 4150 565" draw:points="0,0 4150,0 4150,565 0,565">
          <text:p/>
        </draw:polygon>
        <draw:path draw:style-name="gr3" draw:text-style-name="P3" draw:layer="layout" svg:width="1.102cm" svg:height="0.207cm" svg:x="24.76cm" svg:y="2.83cm" svg:viewBox="0 0 1103 208" svg:d="M75 204h-25v-159c0 0-19 18-50 30v-24c0 0 43-20 59-51h16zM211 142h-76v-25h76zM379 25h-110v63h95v24h-95v92h-26v-203h136zM539 136h-110c0 0 2 25 14 38 0 0 12 13 31 13 0 0 14 0 23-7 0 0 10-8 15-24l25 4c0 0-6 23-22 35 0 0-17 13-41 13 0 0-34 0-52-21 0 0-19-20-19-56 0 0 0-35 18-56 0 0 18-22 51-22 0 0 16 0 31 8 0 0 15 7 25 24 0 0 11 16 11 51zM513 116c0 0-2-23-14-32 0 0-12-10-27-10 0 0-17 0-29 12 0 0-11 11-13 30zM594 73c0 0 14-20 39-20 0 0 29 0 46 21 0 0 17 21 17 54 0 0 0 39-20 59 0 0-19 21-44 21 0 0-26 0-40-22h-1v18h-22v-203h24v72zM630 187c0 0 18 0 29-15 0 0 11-16 11-42 0 0 0-26-10-41 0 0-11-15-29-15 0 0-18 0-29 15 0 0-11 16-11 40 0 0 0 23 5 34 0 0 4 10 13 17 0 0 10 7 21 7zM791 142h-75v-25h75zM906 204h-25v-159c0 0-18 18-49 30v-24c0 0 42-20 58-51h16zM994 99c0 0 17-27 49-27 0 0 25 0 42 19 0 0 18 18 18 46 0 0 0 30-18 50 0 0-17 21-46 21 0 0-29 0-49-22 0 0-21-21-21-78 0 0 0-53 19-81 0 0 18-27 53-27 0 0 23 0 39 13 0 0 16 12 19 37l-25 3c0 0-7-33-34-33 0 0-19 0-33 19 0 0-13 19-13 60zM1039 187c0 0 17 0 27-14 0 0 11-13 11-34 0 0 0-20-11-32 0 0-10-13-28-13 0 0-16 0-28 12 0 0-12 12-12 31 0 0 0 22 12 36 0 0 11 14 29 14z">
          <text:p/>
        </draw:path>
        <draw:polygon draw:style-name="gr2" draw:text-style-name="P2" draw:layer="layout" svg:width="0.593cm" svg:height="0.565cm" svg:x="26.782cm" svg:y="3.245cm" svg:viewBox="0 0 594 566" draw:points="0,0 594,0 594,566 0,566">
          <text:p/>
        </draw:polygon>
        <draw:path draw:style-name="gr3" draw:text-style-name="P3" draw:layer="layout" svg:width="0.161cm" svg:height="0.209cm" svg:x="26.997cm" svg:y="3.392cm" svg:viewBox="0 0 162 210" svg:d="M130 64c0 0-1-19-15-30 0 0-12-10-35-10 0 0-21 0-34 8 0 0-12 7-12 23 0 0 0 13 10 20 0 0 10 6 38 13 0 0 25 5 42 11 0 0 16 6 27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0.593cm" svg:height="0.565cm" svg:x="27.375cm" svg:y="3.245cm" svg:viewBox="0 0 594 566" draw:points="0,0 594,0 594,566 0,566">
          <text:p/>
        </draw:polygon>
        <draw:path draw:style-name="gr3" draw:text-style-name="P3" draw:layer="layout" svg:width="0.192cm" svg:height="0.202cm" svg:x="27.575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27.968cm" svg:y="3.245cm" svg:viewBox="0 0 593 566" draw:points="0,0 593,0 593,566 0,566">
          <text:p/>
        </draw:polygon>
        <draw:polygon draw:style-name="gr3" draw:text-style-name="P3" draw:layer="layout" svg:width="0.16cm" svg:height="0.202cm" svg:x="28.18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8.56cm" svg:y="3.245cm" svg:viewBox="0 0 594 566" draw:points="0,0 594,0 594,566 0,566">
          <text:p/>
        </draw:polygon>
        <draw:path draw:style-name="gr3" draw:text-style-name="P3" draw:layer="layout" svg:width="0.26cm" svg:height="0.202cm" svg:x="28.727cm" svg:y="3.395cm" svg:viewBox="0 0 261 203" svg:d="M261 0l-56 203h-25l-45-160c0 0-4-12-5-18l-6 24-43 154h-27l-54-203h27l31 133c0 0 6 27 8 39l1 3c0 0 6-26 9-38l38-137h33l29 103c0 0 11 39 16 72 0 0 3-16 10-45l32-130z">
          <text:p/>
        </draw:path>
        <draw:polygon draw:style-name="gr2" draw:text-style-name="P2" draw:layer="layout" svg:width="0.593cm" svg:height="0.565cm" svg:x="29.153cm" svg:y="3.245cm" svg:viewBox="0 0 594 566" draw:points="0,0 594,0 594,566 0,566">
          <text:p/>
        </draw:polygon>
        <draw:polygon draw:style-name="gr3" draw:text-style-name="P3" draw:layer="layout" svg:width="0.16cm" svg:height="0.202cm" svg:x="29.36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9.746cm" svg:y="3.245cm" svg:viewBox="0 0 593 566" draw:points="0,0 593,0 593,566 0,566">
          <text:p/>
        </draw:polygon>
        <draw:polygon draw:style-name="gr3" draw:text-style-name="P3" draw:layer="layout" svg:width="0.136cm" svg:height="0.202cm" svg:x="29.979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30.338cm" svg:y="3.245cm" svg:viewBox="0 0 594 566" draw:points="0,0 594,0 594,566 0,566">
          <text:p/>
        </draw:polygon>
        <draw:path draw:style-name="gr3" draw:text-style-name="P3" draw:layer="layout" svg:width="0.161cm" svg:height="0.209cm" svg:x="30.553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27.375cm" svg:y="2.681cm" svg:viewBox="0 0 4150 565" draw:points="0,0 4150,0 4150,565 0,565">
          <text:p/>
        </draw:polygon>
        <draw:path draw:style-name="gr3" draw:text-style-name="P3" draw:layer="layout" svg:width="1.121cm" svg:height="0.207cm" svg:x="28.889cm" svg:y="2.83cm" svg:viewBox="0 0 1122 208" svg:d="M95 94c0 0 38 12 38 52 0 0 0 27-19 44 0 0-19 18-48 18 0 0-29 0-48-18 0 0-18-18-18-45 0 0 0-20 10-34 0 0 11-14 28-17v-1c0 0-30-9-30-41 0 0 0-22 16-37 0 0 16-15 42-15 0 0 26 0 42 15 0 0 16 16 16 38 0 0 0 30-29 40zM66 84c0 0 14 0 24-9 0 0 9-9 9-22 0 0 0-14-10-23 0 0-9-10-23-10 0 0-14 0-23 10 0 0-10 9-10 21 0 0 0 16 10 24 0 0 9 9 23 9zM66 187c0 0 18 0 29-11 0 0 12-11 12-30 0 0 0-18-12-30 0 0-12-12-29-12 0 0-19 0-30 12 0 0-11 12-11 29 0 0 0 18 12 30 0 0 12 12 29 12zM230 142h-76v-25h76zM398 25h-110v63h95v24h-95v92h-27v-203h137zM557 136h-109c0 0 1 25 13 38 0 0 13 13 31 13 0 0 14 0 24-7 0 0 10-8 15-24l25 4c0 0-6 23-22 35 0 0-17 13-42 13 0 0-33 0-51-21 0 0-19-20-19-56 0 0 0-35 18-56 0 0 18-22 51-22 0 0 16 0 31 8 0 0 14 7 25 24 0 0 10 16 10 51zM531 116c0 0-1-23-13-32 0 0-13-10-27-10 0 0-18 0-29 12 0 0-11 11-13 30zM613 73c0 0 13-20 39-20 0 0 28 0 45 21 0 0 17 21 17 54 0 0 0 39-19 59 0 0-19 21-44 21 0 0-26 0-40-22h-1v18h-23v-203h25v72zM649 187c0 0 17 0 29-15 0 0 10-16 10-42 0 0 0-26-10-41 0 0-10-15-28-15 0 0-18 0-29 15 0 0-11 16-11 40 0 0 0 23 4 34 0 0 5 10 14 17 0 0 9 7 21 7zM810 142h-76v-25h76zM926 204h-25v-159c0 0-19 18-50 30v-24c0 0 43-20 59-51h16zM1014 99c0 0 17-27 49-27 0 0 24 0 42 19 0 0 17 18 17 46 0 0 0 30-17 50 0 0-18 21-46 21 0 0-29 0-50-22 0 0-20-21-20-78 0 0 0-53 18-81 0 0 19-27 54-27 0 0 23 0 39 13 0 0 15 12 19 37l-25 3c0 0-7-33-34-33 0 0-19 0-33 19 0 0-14 19-14 60zM1058 187c0 0 17 0 28-14 0 0 11-13 11-34 0 0 0-20-11-32 0 0-11-13-29-13 0 0-16 0-28 12 0 0-11 12-11 31 0 0 0 22 11 36 0 0 12 14 29 14z">
          <text:p/>
        </draw:path>
        <draw:polygon draw:style-name="gr2" draw:text-style-name="P2" draw:layer="layout" svg:width="0.593cm" svg:height="0.565cm" svg:x="30.931cm" svg:y="3.245cm" svg:viewBox="0 0 594 566" draw:points="0,0 594,0 594,566 0,566">
          <text:p/>
        </draw:polygon>
        <draw:path draw:style-name="gr3" draw:text-style-name="P3" draw:layer="layout" svg:width="0.161cm" svg:height="0.209cm" svg:x="31.146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31.524cm" svg:y="3.245cm" svg:viewBox="0 0 593 566" draw:points="0,0 593,0 593,566 0,566">
          <text:p/>
        </draw:polygon>
        <draw:path draw:style-name="gr3" draw:text-style-name="P3" draw:layer="layout" svg:width="0.192cm" svg:height="0.202cm" svg:x="31.724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32.116cm" svg:y="3.245cm" svg:viewBox="0 0 594 566" draw:points="0,0 594,0 594,566 0,566">
          <text:p/>
        </draw:polygon>
        <draw:polygon draw:style-name="gr3" draw:text-style-name="P3" draw:layer="layout" svg:width="0.16cm" svg:height="0.202cm" svg:x="32.33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32.709cm" svg:y="3.245cm" svg:viewBox="0 0 594 566" draw:points="0,0 594,0 594,566 0,566">
          <text:p/>
        </draw:polygon>
        <draw:path draw:style-name="gr3" draw:text-style-name="P3" draw:layer="layout" svg:width="0.26cm" svg:height="0.202cm" svg:x="32.876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33.302cm" svg:y="3.245cm" svg:viewBox="0 0 593 566" draw:points="0,0 593,0 593,566 0,566">
          <text:p/>
        </draw:polygon>
        <draw:polygon draw:style-name="gr3" draw:text-style-name="P3" draw:layer="layout" svg:width="0.16cm" svg:height="0.202cm" svg:x="33.51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3.894cm" svg:y="3.245cm" svg:viewBox="0 0 594 566" draw:points="0,0 594,0 594,566 0,566">
          <text:p/>
        </draw:polygon>
        <draw:polygon draw:style-name="gr3" draw:text-style-name="P3" draw:layer="layout" svg:width="0.136cm" svg:height="0.202cm" svg:x="34.12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34.487cm" svg:y="3.245cm" svg:viewBox="0 0 594 566" draw:points="0,0 594,0 594,566 0,566">
          <text:p/>
        </draw:polygon>
        <draw:path draw:style-name="gr3" draw:text-style-name="P3" draw:layer="layout" svg:width="0.161cm" svg:height="0.209cm" svg:x="34.702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31.524cm" svg:y="2.681cm" svg:viewBox="0 0 4149 565" draw:points="0,0 4149,0 4149,565 0,565">
          <text:p/>
        </draw:polygon>
        <draw:path draw:style-name="gr3" draw:text-style-name="P3" draw:layer="layout" svg:width="1.259cm" svg:height="0.207cm" svg:x="32.978cm" svg:y="2.83cm" svg:viewBox="0 0 1260 208" svg:d="M75 204h-25v-159c0 0-18 18-50 30v-24c0 0 43-20 59-51h16zM171 82c0 0 18-13 38-13 0 0 25 0 44 18 0 0 19 18 19 48 0 0 0 31-19 51 0 0-19 22-50 22 0 0-25 0-44-15 0 0-18-14-21-43l26-2c0 0 3 20 13 30 0 0 11 9 26 9 0 0 19 0 30-14 0 0 12-14 12-36 0 0 0-21-12-34 0 0-12-12-31-12 0 0-24 0-36 20l-24-3 20-104h100v24h-80zM368 142h-76v-25h76zM537 25h-110v63h95v24h-95v92h-26v-203h136zM696 136h-109c0 0 1 25 14 38 0 0 12 13 30 13 0 0 14 0 24-7 0 0 10-8 15-24l25 4c0 0-6 23-22 35 0 0-17 13-42 13 0 0-33 0-51-21 0 0-19-20-19-56 0 0 0-35 18-56 0 0 18-22 51-22 0 0 16 0 31 8 0 0 15 7 25 24 0 0 10 16 10 51zM671 116c0 0-2-23-14-32 0 0-12-10-27-10 0 0-17 0-29 12 0 0-11 11-13 30zM752 73c0 0 13-20 39-20 0 0 28 0 45 21 0 0 17 21 17 54 0 0 0 39-19 59 0 0-19 21-44 21 0 0-26 0-40-22h-1v18h-23v-203h25v72zM788 187c0 0 17 0 28-15 0 0 12-16 12-42 0 0 0-26-11-41 0 0-10-15-28-15 0 0-18 0-29 15 0 0-11 16-11 40 0 0 0 23 5 34 0 0 4 10 13 17 0 0 9 7 21 7zM949 142h-76v-25h76zM1064 204h-25v-159c0 0-18 18-50 30v-24c0 0 43-20 59-51h16zM1152 99c0 0 17-27 49-27 0 0 25 0 42 19 0 0 17 18 17 46 0 0 0 30-17 50 0 0-17 21-46 21 0 0-29 0-50-22 0 0-20-21-20-78 0 0 0-53 19-81 0 0 18-27 53-27 0 0 23 0 39 13 0 0 16 12 19 37l-25 3c0 0-7-33-34-33 0 0-19 0-33 19 0 0-13 19-13 60zM1196 187c0 0 17 0 28-14 0 0 11-13 11-34 0 0 0-20-11-32 0 0-11-13-28-13 0 0-17 0-28 12 0 0-12 12-12 31 0 0 0 22 11 36 0 0 12 14 29 14z">
          <text:p/>
        </draw:path>
        <draw:polygon draw:style-name="gr2" draw:text-style-name="P2" draw:layer="layout" svg:width="0.592cm" svg:height="0.565cm" svg:x="35.08cm" svg:y="3.245cm" svg:viewBox="0 0 593 566" draw:points="0,0 593,0 593,566 0,566">
          <text:p/>
        </draw:polygon>
        <draw:path draw:style-name="gr3" draw:text-style-name="P3" draw:layer="layout" svg:width="0.16cm" svg:height="0.209cm" svg:x="35.295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0.593cm" svg:height="0.565cm" svg:x="35.672cm" svg:y="3.245cm" svg:viewBox="0 0 594 566" draw:points="0,0 594,0 594,566 0,566">
          <text:p/>
        </draw:polygon>
        <draw:path draw:style-name="gr3" draw:text-style-name="P3" draw:layer="layout" svg:width="0.192cm" svg:height="0.202cm" svg:x="35.873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36.265cm" svg:y="3.245cm" svg:viewBox="0 0 594 566" draw:points="0,0 594,0 594,566 0,566">
          <text:p/>
        </draw:polygon>
        <draw:polygon draw:style-name="gr3" draw:text-style-name="P3" draw:layer="layout" svg:width="0.16cm" svg:height="0.202cm" svg:x="36.48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36.858cm" svg:y="3.245cm" svg:viewBox="0 0 593 566" draw:points="0,0 593,0 593,566 0,566">
          <text:p/>
        </draw:polygon>
        <draw:path draw:style-name="gr3" draw:text-style-name="P3" draw:layer="layout" svg:width="0.26cm" svg:height="0.202cm" svg:x="37.024cm" svg:y="3.395cm" svg:viewBox="0 0 261 203" svg:d="M261 0l-56 203h-25l-45-160c0 0-4-12-5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37.45cm" svg:y="3.245cm" svg:viewBox="0 0 594 566" draw:points="0,0 594,0 594,566 0,566">
          <text:p/>
        </draw:polygon>
        <draw:polygon draw:style-name="gr3" draw:text-style-name="P3" draw:layer="layout" svg:width="0.16cm" svg:height="0.202cm" svg:x="37.66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8.043cm" svg:y="3.245cm" svg:viewBox="0 0 594 566" draw:points="0,0 594,0 594,566 0,566">
          <text:p/>
        </draw:polygon>
        <draw:polygon draw:style-name="gr3" draw:text-style-name="P3" draw:layer="layout" svg:width="0.136cm" svg:height="0.202cm" svg:x="38.276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38.636cm" svg:y="3.245cm" svg:viewBox="0 0 593 566" draw:points="0,0 593,0 593,566 0,566">
          <text:p/>
        </draw:polygon>
        <draw:path draw:style-name="gr3" draw:text-style-name="P3" draw:layer="layout" svg:width="0.16cm" svg:height="0.209cm" svg:x="38.851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35.672cm" svg:y="2.681cm" svg:viewBox="0 0 4150 565" draw:points="0,0 4150,0 4150,565 0,565">
          <text:p/>
        </draw:polygon>
        <draw:path draw:style-name="gr3" draw:text-style-name="P3" draw:layer="layout" svg:width="1.282cm" svg:height="0.207cm" svg:x="37.104cm" svg:y="2.83cm" svg:viewBox="0 0 1283 208" svg:d="M134 204h-134c0 0 0-17 12-35 0 0 12-18 45-44 0 0 20-17 35-34 0 0 16-17 16-35 0 0 0-16-11-25 0 0-10-11-27-11 0 0-17 0-28 11 0 0-11 10-11 31l-26-4c0 0 3-28 20-43 0 0 18-15 46-15 0 0 30 0 46 16 0 0 17 17 17 40 0 0 0 20-14 40 0 0-14 20-56 53 0 0-22 18-29 31h99zM291 204h-134c0 0 0-17 12-35 0 0 12-18 45-44 0 0 20-17 35-34 0 0 16-17 16-35 0 0 0-16-11-25 0 0-10-11-27-11 0 0-17 0-28 11 0 0-11 10-11 31l-26-4c0 0 2-28 20-43 0 0 18-15 46-15 0 0 29 0 46 16 0 0 17 17 17 40 0 0 0 20-14 40 0 0-14 20-56 53 0 0-22 18-29 31h99zM390 142h-75v-25h75zM558 25h-109v63h95v24h-95v92h-27v-203h136zM719 136h-110c0 0 1 25 13 38 0 0 13 13 31 13 0 0 14 0 24-7 0 0 10-8 15-24l26 4c0 0-6 23-23 35 0 0-17 13-42 13 0 0-33 0-52-21 0 0-18-20-18-56 0 0 0-35 18-56 0 0 18-22 51-22 0 0 16 0 31 8 0 0 15 7 26 24 0 0 10 16 10 51zM693 116c0 0-1-23-14-32 0 0-13-10-27-10 0 0-18 0-29 12 0 0-11 11-13 30zM774 73c0 0 14-20 40-20 0 0 28 0 45 21 0 0 17 21 17 54 0 0 0 39-19 59 0 0-19 21-44 21 0 0-26 0-41-22v18h-23v-203h25zM811 187c0 0 17 0 28-15 0 0 11-16 11-42 0 0 0-26-10-41 0 0-10-15-28-15 0 0-18 0-29 15 0 0-11 16-11 40 0 0 0 23 4 34 0 0 5 10 14 17 0 0 9 7 21 7zM972 142h-76v-25h76zM1087 204h-25v-159c0 0-19 18-50 30v-24c0 0 43-20 59-51h16zM1175 99c0 0 17-27 48-27 0 0 25 0 43 19 0 0 17 18 17 46 0 0 0 30-17 50 0 0-18 21-46 21 0 0-29 0-50-22 0 0-20-21-20-78 0 0 0-53 18-81 0 0 19-27 54-27 0 0 23 0 38 13 0 0 16 12 19 37l-24 3c0 0-7-33-34-33 0 0-20 0-33 19 0 0-14 19-14 60zM1219 187c0 0 17 0 28-14 0 0 11-13 11-34 0 0 0-20-11-32 0 0-11-13-29-13 0 0-16 0-28 12 0 0-12 12-12 31 0 0 0 22 12 36 0 0 11 14 29 14z">
          <text:p/>
        </draw:path>
        <draw:polygon draw:style-name="gr2" draw:text-style-name="P2" draw:layer="layout" svg:width="0.593cm" svg:height="0.565cm" svg:x="39.228cm" svg:y="3.245cm" svg:viewBox="0 0 594 566" draw:points="0,0 594,0 594,566 0,566">
          <text:p/>
        </draw:polygon>
        <draw:path draw:style-name="gr3" draw:text-style-name="P3" draw:layer="layout" svg:width="0.161cm" svg:height="0.209cm" svg:x="39.443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0.593cm" svg:height="0.565cm" svg:x="39.821cm" svg:y="3.245cm" svg:viewBox="0 0 594 566" draw:points="0,0 594,0 594,566 0,566">
          <text:p/>
        </draw:polygon>
        <draw:path draw:style-name="gr3" draw:text-style-name="P3" draw:layer="layout" svg:width="0.192cm" svg:height="0.202cm" svg:x="40.021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40.414cm" svg:y="3.245cm" svg:viewBox="0 0 593 566" draw:points="0,0 593,0 593,566 0,566">
          <text:p/>
        </draw:polygon>
        <draw:polygon draw:style-name="gr3" draw:text-style-name="P3" draw:layer="layout" svg:width="0.16cm" svg:height="0.202cm" svg:x="40.6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41.006cm" svg:y="3.245cm" svg:viewBox="0 0 594 566" draw:points="0,0 594,0 594,566 0,566">
          <text:p/>
        </draw:polygon>
        <draw:path draw:style-name="gr3" draw:text-style-name="P3" draw:layer="layout" svg:width="0.26cm" svg:height="0.202cm" svg:x="41.173cm" svg:y="3.395cm" svg:viewBox="0 0 261 203" svg:d="M261 0l-56 203h-25l-45-160c0 0-4-12-5-18l-6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41.599cm" svg:y="3.245cm" svg:viewBox="0 0 594 566" draw:points="0,0 594,0 594,566 0,566">
          <text:p/>
        </draw:polygon>
        <draw:polygon draw:style-name="gr3" draw:text-style-name="P3" draw:layer="layout" svg:width="0.16cm" svg:height="0.202cm" svg:x="41.81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42.192cm" svg:y="3.245cm" svg:viewBox="0 0 593 566" draw:points="0,0 593,0 593,566 0,566">
          <text:p/>
        </draw:polygon>
        <draw:polygon draw:style-name="gr3" draw:text-style-name="P3" draw:layer="layout" svg:width="0.136cm" svg:height="0.202cm" svg:x="42.42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2.784cm" svg:y="3.245cm" svg:viewBox="0 0 594 566" draw:points="0,0 594,0 594,566 0,566">
          <text:p/>
        </draw:polygon>
        <draw:path draw:style-name="gr3" draw:text-style-name="P3" draw:layer="layout" svg:width="0.161cm" svg:height="0.209cm" svg:x="42.999cm" svg:y="3.392cm" svg:viewBox="0 0 162 210" svg:d="M130 64c0 0-1-19-15-30 0 0-12-10-35-10 0 0-21 0-34 8 0 0-12 7-12 23 0 0 0 13 10 20 0 0 10 6 38 13 0 0 25 5 42 11 0 0 16 6 27 18 0 0 11 12 11 32 0 0 0 26-20 44 0 0-22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4.149cm" svg:height="0.564cm" svg:x="39.821cm" svg:y="2.681cm" svg:viewBox="0 0 4150 565" draw:points="0,0 4150,0 4150,565 0,565">
          <text:p/>
        </draw:polygon>
        <draw:path draw:style-name="gr3" draw:text-style-name="P3" draw:layer="layout" svg:width="1.282cm" svg:height="0.207cm" svg:x="41.253cm" svg:y="2.83cm" svg:viewBox="0 0 1283 208" svg:d="M134 204h-134c0 0 0-17 12-35 0 0 12-18 44-44 0 0 21-17 36-34 0 0 16-17 16-35 0 0 0-16-11-25 0 0-11-11-27-11 0 0-17 0-28 11 0 0-12 10-12 31l-25-4c0 0 2-28 20-43 0 0 18-15 45-15 0 0 30 0 47 16 0 0 16 17 16 40 0 0 0 20-14 40 0 0-14 20-56 53 0 0-21 18-28 31h99zM268 108c0 0-7 12-20 19 0 0-13 8-28 8 0 0-25 0-42-19 0 0-18-18-18-48 0 0 0-30 18-49 0 0 18-19 46-19 0 0 28 0 49 22 0 0 20 22 20 76 0 0 0 55-19 82 0 0-18 28-53 28 0 0-23 0-38-13 0 0-15-12-19-39l24-2c0 0 6 33 33 33 0 0 23 0 35-21 0 0 12-22 12-58zM226 113c0 0 18 0 29-13 0 0 11-13 11-33 0 0 0-20-11-33 0 0-11-14-28-14 0 0-17 0-29 15 0 0-12 14-12 34 0 0 0 19 12 32 0 0 11 12 28 12zM391 142h-77v-25h77zM559 25h-109v63h95v24h-95v92h-27v-203h136zM719 136h-110c0 0 2 25 14 38 0 0 12 13 31 13 0 0 14 0 24-7 0 0 9-8 14-24l26 4c0 0-7 23-23 35 0 0-17 13-41 13 0 0-33 0-52-21 0 0-18-20-18-56 0 0 0-35 18-56 0 0 18-22 50-22 0 0 16 0 31 8 0 0 15 7 25 24 0 0 11 16 11 51zM693 116c0 0-1-23-14-32 0 0-12-10-27-10 0 0-17 0-28 12 0 0-12 11-14 30zM774 73c0 0 14-20 39-20 0 0 29 0 46 21 0 0 17 21 17 54 0 0 0 39-20 59 0 0-18 21-44 21 0 0-25 0-40-22v18h-23v-203h24v72zM810 187c0 0 18 0 29-15 0 0 11-16 11-42 0 0 0-26-10-41 0 0-11-15-29-15 0 0-18 0-29 15 0 0-11 16-11 40 0 0 0 23 5 34 0 0 5 10 14 17 0 0 9 7 20 7zM971 142h-75v-25h75zM1086 204h-25v-159c0 0-18 18-49 30v-24c0 0 43-20 58-51h16zM1174 99c0 0 18-27 49-27 0 0 25 0 42 19 0 0 18 18 18 46 0 0 0 30-18 50 0 0-17 21-46 21 0 0-29 0-49-22 0 0-21-21-21-78 0 0 0-53 19-81 0 0 18-27 54-27 0 0 22 0 38 13 0 0 16 12 19 37l-25 3c0 0-6-33-34-33 0 0-19 0-33 19 0 0-13 19-13 60zM1219 187c0 0 17 0 28-14 0 0 10-13 10-34 0 0 0-20-10-32 0 0-11-13-29-13 0 0-17 0-28 12 0 0-12 12-12 31 0 0 0 22 11 36 0 0 12 14 30 14z">
          <text:p/>
        </draw:path>
        <draw:polygon draw:style-name="gr2" draw:text-style-name="P2" draw:layer="layout" svg:width="0.593cm" svg:height="0.565cm" svg:x="43.377cm" svg:y="3.245cm" svg:viewBox="0 0 594 566" draw:points="0,0 594,0 594,566 0,566">
          <text:p/>
        </draw:polygon>
        <draw:path draw:style-name="gr3" draw:text-style-name="P3" draw:layer="layout" svg:width="0.161cm" svg:height="0.209cm" svg:x="43.592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0.592cm" svg:height="0.565cm" svg:x="43.97cm" svg:y="3.245cm" svg:viewBox="0 0 593 566" draw:points="0,0 593,0 593,566 0,566">
          <text:p/>
        </draw:polygon>
        <draw:path draw:style-name="gr3" draw:text-style-name="P3" draw:layer="layout" svg:width="0.192cm" svg:height="0.202cm" svg:x="44.17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44.562cm" svg:y="3.245cm" svg:viewBox="0 0 594 566" draw:points="0,0 594,0 594,566 0,566">
          <text:p/>
        </draw:polygon>
        <draw:polygon draw:style-name="gr3" draw:text-style-name="P3" draw:layer="layout" svg:width="0.16cm" svg:height="0.202cm" svg:x="44.77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5.155cm" svg:y="3.245cm" svg:viewBox="0 0 594 566" draw:points="0,0 594,0 594,566 0,566">
          <text:p/>
        </draw:polygon>
        <draw:path draw:style-name="gr3" draw:text-style-name="P3" draw:layer="layout" svg:width="0.26cm" svg:height="0.202cm" svg:x="45.322cm" svg:y="3.395cm" svg:viewBox="0 0 261 203" svg:d="M261 0l-56 203h-26l-44-160c0 0-4-12-5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45.748cm" svg:y="3.245cm" svg:viewBox="0 0 593 566" draw:points="0,0 593,0 593,566 0,566">
          <text:p/>
        </draw:polygon>
        <draw:polygon draw:style-name="gr3" draw:text-style-name="P3" draw:layer="layout" svg:width="0.16cm" svg:height="0.202cm" svg:x="45.96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6.34cm" svg:y="3.245cm" svg:viewBox="0 0 594 566" draw:points="0,0 594,0 594,566 0,566">
          <text:p/>
        </draw:polygon>
        <draw:polygon draw:style-name="gr3" draw:text-style-name="P3" draw:layer="layout" svg:width="0.136cm" svg:height="0.202cm" svg:x="46.573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46.933cm" svg:y="3.245cm" svg:viewBox="0 0 594 566" draw:points="0,0 594,0 594,566 0,566">
          <text:p/>
        </draw:polygon>
        <draw:path draw:style-name="gr3" draw:text-style-name="P3" draw:layer="layout" svg:width="0.161cm" svg:height="0.209cm" svg:x="47.148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4.148cm" svg:height="0.564cm" svg:x="43.97cm" svg:y="2.681cm" svg:viewBox="0 0 4149 565" draw:points="0,0 4149,0 4149,565 0,565">
          <text:p/>
        </draw:polygon>
        <draw:path draw:style-name="gr3" draw:text-style-name="P3" draw:layer="layout" svg:width="1.12cm" svg:height="0.207cm" svg:x="45.485cm" svg:y="2.83cm" svg:viewBox="0 0 1121 208" svg:d="M131 23c0 0-30 33-52 81 0 0-21 48-25 100h-26c0 0 1-41 21-91 0 0 19-50 50-85h-99v-24h131zM229 142h-76v-25h76zM451 204h-25v-170h-1l-58 170h-24l-58-173h-1v173h-25v-203h40l48 143c0 0 8 25 9 31h1c0 0 3-12 10-33l48-141h36zM618 204h-26c0 0-3-7-5-18 0 0-25 22-54 22 0 0-23 0-36-12 0 0-13-12-13-31 0 0 0-19 12-31 0 0 13-11 45-15l23-4c0 0 13-2 22-5 0 0 0-11-1-16 0 0-1-4-4-9 0 0-4-5-11-8 0 0-7-3-20-3 0 0-16 0-25 6 0 0-10 6-13 22l-24-3c0 0 4-23 20-34 0 0 17-12 46-12 0 0 26 0 38 8 0 0 13 8 15 19 0 0 3 11 3 28v34c0 0 0 31 2 42 0 0 1 10 6 20zM586 139v-9c0 0-20 6-48 10 0 0-28 4-28 25 0 0 0 10 7 16 0 0 8 7 22 7 0 0 19 0 32-11 0 0 15-11 15-38zM727 62l-8 22c0 0-9-5-18-5 0 0-14 0-21 12 0 0-7 13-7 35v78h-25v-147h22v22h1c0 0 12-26 31-26 0 0 13 0 25 9zM808 142h-75v-25h75zM923 204h-24v-159c0 0-19 18-50 30v-24c0 0 43-20 58-51h16zM1012 99c0 0 18-27 49-27 0 0 25 0 42 19 0 0 18 18 18 46 0 0 0 30-18 50 0 0-17 21-46 21 0 0-29 0-49-22 0 0-21-21-21-78 0 0 0-53 19-81 0 0 19-27 54-27 0 0 23 0 38 13 0 0 16 12 19 37l-25 3c0 0-6-33-34-33 0 0-19 0-32 19 0 0-14 19-14 60zM1057 187c0 0 17 0 28-14 0 0 10-13 10-34 0 0 0-20-10-32 0 0-11-13-29-13 0 0-16 0-28 12 0 0-12 12-12 31 0 0 0 22 11 36 0 0 12 14 30 14z">
          <text:p/>
        </draw:path>
        <draw:polygon draw:style-name="gr2" draw:text-style-name="P2" draw:layer="layout" svg:width="0.592cm" svg:height="0.565cm" svg:x="47.526cm" svg:y="3.245cm" svg:viewBox="0 0 593 566" draw:points="0,0 593,0 593,566 0,566">
          <text:p/>
        </draw:polygon>
        <draw:path draw:style-name="gr3" draw:text-style-name="P3" draw:layer="layout" svg:width="0.16cm" svg:height="0.209cm" svg:x="47.741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0.593cm" svg:height="0.565cm" svg:x="48.118cm" svg:y="3.245cm" svg:viewBox="0 0 594 566" draw:points="0,0 594,0 594,566 0,566">
          <text:p/>
        </draw:polygon>
        <draw:path draw:style-name="gr3" draw:text-style-name="P3" draw:layer="layout" svg:width="0.192cm" svg:height="0.202cm" svg:x="48.319cm" svg:y="3.395cm" svg:viewBox="0 0 193 203" svg:d="M193 203h-26v-169l-58 169h-25l-58-172h-1v172h-25v-203h40l48 145c0 0 7 23 9 30 0 0 5-12 12-33l48-142h36z">
          <text:p/>
        </draw:path>
        <draw:polygon draw:style-name="gr2" draw:text-style-name="P2" draw:layer="layout" svg:width="0.593cm" svg:height="0.565cm" svg:x="48.711cm" svg:y="3.245cm" svg:viewBox="0 0 594 566" draw:points="0,0 594,0 594,566 0,566">
          <text:p/>
        </draw:polygon>
        <draw:polygon draw:style-name="gr3" draw:text-style-name="P3" draw:layer="layout" svg:width="0.16cm" svg:height="0.202cm" svg:x="48.92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49.304cm" svg:y="3.245cm" svg:viewBox="0 0 593 566" draw:points="0,0 593,0 593,566 0,566">
          <text:p/>
        </draw:polygon>
        <draw:path draw:style-name="gr3" draw:text-style-name="P3" draw:layer="layout" svg:width="0.26cm" svg:height="0.202cm" svg:x="49.47cm" svg:y="3.395cm" svg:viewBox="0 0 261 203" svg:d="M261 0l-56 203h-25l-44-160c0 0-4-12-5-18l-7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49.896cm" svg:y="3.245cm" svg:viewBox="0 0 594 566" draw:points="0,0 594,0 594,566 0,566">
          <text:p/>
        </draw:polygon>
        <draw:polygon draw:style-name="gr3" draw:text-style-name="P3" draw:layer="layout" svg:width="0.16cm" svg:height="0.202cm" svg:x="50.11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0.489cm" svg:y="3.245cm" svg:viewBox="0 0 594 566" draw:points="0,0 594,0 594,566 0,566">
          <text:p/>
        </draw:polygon>
        <draw:polygon draw:style-name="gr3" draw:text-style-name="P3" draw:layer="layout" svg:width="0.136cm" svg:height="0.202cm" svg:x="50.72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51.082cm" svg:y="3.245cm" svg:viewBox="0 0 593 566" draw:points="0,0 593,0 593,566 0,566">
          <text:p/>
        </draw:polygon>
        <draw:path draw:style-name="gr3" draw:text-style-name="P3" draw:layer="layout" svg:width="0.16cm" svg:height="0.209cm" svg:x="51.297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48.118cm" svg:y="2.681cm" svg:viewBox="0 0 4150 565" draw:points="0,0 4150,0 4150,565 0,565">
          <text:p/>
        </draw:polygon>
        <draw:path draw:style-name="gr3" draw:text-style-name="P3" draw:layer="layout" svg:width="1.259cm" svg:height="0.207cm" svg:x="49.573cm" svg:y="2.83cm" svg:viewBox="0 0 1260 208" svg:d="M75 204h-25v-159c0 0-19 18-50 30v-24c0 0 43-20 58-51h17zM271 155h-28v49h-24v-49h-88v-23l92-131h20v131h28zM219 132v-91h-1l-63 91zM368 142h-75v-25h75zM591 204h-25v-170h-1l-58 170h-24l-58-173v173h-26v-203h40l48 143c0 0 8 25 9 31h1c0 0 3-12 10-33l49-141h35zM759 204h-26c0 0-4-7-6-18 0 0-25 22-54 22 0 0-23 0-36-12 0 0-13-12-13-31 0 0 0-19 13-31 0 0 12-11 44-15l23-4c0 0 13-2 22-5 0 0 0-11-1-16 0 0-1-4-4-9 0 0-4-5-11-8 0 0-7-3-20-3 0 0-16 0-25 6 0 0-9 6-13 22l-24-3c0 0 4-23 20-34 0 0 17-12 46-12 0 0 26 0 39 8 0 0 12 8 15 19 0 0 3 11 3 28v34c0 0 0 31 1 42 0 0 1 10 7 20zM726 139v-9c0 0-20 6-48 10 0 0-28 4-28 25 0 0 0 10 7 16 0 0 8 7 22 7 0 0 19 0 33-11 0 0 14-11 14-38zM868 62l-9 22c0 0-9-5-18-5 0 0-14 0-21 12 0 0-7 13-7 35v78h-25v-147h23v22c0 0 12-26 31-26 0 0 13 0 26 9zM948 142h-75v-25h75zM1063 204h-24v-159c0 0-19 18-50 30v-24c0 0 43-20 59-51h15zM1152 99c0 0 17-27 48-27 0 0 25 0 42 19 0 0 18 18 18 46 0 0 0 30-17 50 0 0-18 21-47 21 0 0-28 0-49-22 0 0-20-21-20-78 0 0 0-53 18-81 0 0 19-27 54-27 0 0 23 0 38 13 0 0 16 12 19 37l-25 3c0 0-6-33-33-33 0 0-20 0-33 19 0 0-14 19-14 60zM1196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51.674cm" svg:y="3.245cm" svg:viewBox="0 0 594 566" draw:points="0,0 594,0 594,566 0,566">
          <text:p/>
        </draw:polygon>
        <draw:path draw:style-name="gr3" draw:text-style-name="P3" draw:layer="layout" svg:width="0.161cm" svg:height="0.209cm" svg:x="51.889cm" svg:y="3.392cm" svg:viewBox="0 0 162 210" svg:d="M130 64c0 0-1-19-14-30 0 0-12-10-35-10 0 0-21 0-34 8 0 0-12 7-12 23 0 0 0 13 10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0.593cm" svg:height="0.565cm" svg:x="52.267cm" svg:y="3.245cm" svg:viewBox="0 0 594 566" draw:points="0,0 594,0 594,566 0,566">
          <text:p/>
        </draw:polygon>
        <draw:path draw:style-name="gr3" draw:text-style-name="P3" draw:layer="layout" svg:width="0.192cm" svg:height="0.202cm" svg:x="52.467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52.86cm" svg:y="3.245cm" svg:viewBox="0 0 593 566" draw:points="0,0 593,0 593,566 0,566">
          <text:p/>
        </draw:polygon>
        <draw:polygon draw:style-name="gr3" draw:text-style-name="P3" draw:layer="layout" svg:width="0.16cm" svg:height="0.202cm" svg:x="53.07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3.452cm" svg:y="3.245cm" svg:viewBox="0 0 594 566" draw:points="0,0 594,0 594,566 0,566">
          <text:p/>
        </draw:polygon>
        <draw:path draw:style-name="gr3" draw:text-style-name="P3" draw:layer="layout" svg:width="0.26cm" svg:height="0.202cm" svg:x="53.619cm" svg:y="3.395cm" svg:viewBox="0 0 261 203" svg:d="M261 0l-56 203h-25l-44-160c0 0-4-12-5-18l-6 24-44 154h-27l-54-203h27l31 133c0 0 6 27 8 39l1 3c0 0 6-26 9-38l38-137h34l29 103c0 0 10 39 15 72 0 0 3-16 10-45l32-130z">
          <text:p/>
        </draw:path>
        <draw:polygon draw:style-name="gr2" draw:text-style-name="P2" draw:layer="layout" svg:width="0.593cm" svg:height="0.565cm" svg:x="54.045cm" svg:y="3.245cm" svg:viewBox="0 0 594 566" draw:points="0,0 594,0 594,566 0,566">
          <text:p/>
        </draw:polygon>
        <draw:polygon draw:style-name="gr3" draw:text-style-name="P3" draw:layer="layout" svg:width="0.16cm" svg:height="0.202cm" svg:x="54.26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54.638cm" svg:y="3.245cm" svg:viewBox="0 0 593 566" draw:points="0,0 593,0 593,566 0,566">
          <text:p/>
        </draw:polygon>
        <draw:polygon draw:style-name="gr3" draw:text-style-name="P3" draw:layer="layout" svg:width="0.136cm" svg:height="0.202cm" svg:x="54.871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55.23cm" svg:y="3.245cm" svg:viewBox="0 0 594 566" draw:points="0,0 594,0 594,566 0,566">
          <text:p/>
        </draw:polygon>
        <draw:path draw:style-name="gr3" draw:text-style-name="P3" draw:layer="layout" svg:width="0.161cm" svg:height="0.209cm" svg:x="55.445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1 16 23 45z">
          <text:p/>
        </draw:path>
        <draw:polygon draw:style-name="gr2" draw:text-style-name="P2" draw:layer="layout" svg:width="4.149cm" svg:height="0.564cm" svg:x="52.267cm" svg:y="2.681cm" svg:viewBox="0 0 4150 565" draw:points="0,0 4150,0 4150,565 0,565">
          <text:p/>
        </draw:polygon>
        <draw:path draw:style-name="gr3" draw:text-style-name="P3" draw:layer="layout" svg:width="1.282cm" svg:height="0.207cm" svg:x="53.699cm" svg:y="2.83cm" svg:viewBox="0 0 1283 208" svg:d="M134 204h-134c0 0 0-17 12-35 0 0 12-18 45-44 0 0 20-17 35-34 0 0 16-17 16-35 0 0 0-16-11-25 0 0-11-11-27-11 0 0-17 0-28 11 0 0-11 10-11 31l-26-4c0 0 2-28 20-43 0 0 18-15 46-15 0 0 29 0 46 16 0 0 16 17 16 40 0 0 0 20-13 40 0 0-15 20-56 53 0 0-22 18-29 31h99zM254 204h-25v-159c0 0-18 18-49 30v-24c0 0 43-20 58-51h16zM390 142h-75v-25h75zM613 204h-25v-170h-1l-58 170h-24l-58-173h-1v173h-25v-203h40l48 143c0 0 8 25 9 31h1c0 0 3-12 10-33l48-141h36zM781 204h-26c0 0-4-7-5-18 0 0-26 22-55 22 0 0-23 0-36-12 0 0-14-12-14-31 0 0 0-19 13-31 0 0 13-11 45-15l23-4c0 0 13-2 23-5 0 0 0-11-1-16 0 0-1-4-5-9 0 0-4-5-11-8 0 0-8-3-20-3 0 0-16 0-26 6 0 0-9 6-12 22l-25-3c0 0 4-23 21-34 0 0 16-12 45-12 0 0 27 0 40 8 0 0 13 8 15 19 0 0 3 11 3 28v34c0 0 0 31 1 42 0 0 1 10 7 20zM749 139v-9c0 0-21 6-49 10 0 0-28 4-28 25 0 0 0 10 7 16 0 0 8 7 22 7 0 0 18 0 32-11 0 0 16-11 16-38zM890 62l-8 22c0 0-10-5-18-5 0 0-14 0-22 12 0 0-7 13-7 35v78h-24v-147h22v22h1c0 0 12-26 31-26 0 0 12 0 25 9zM971 142h-75v-25h75zM1086 204h-25v-159c0 0-18 18-49 30v-24c0 0 42-20 58-51h16zM1174 99c0 0 17-27 49-27 0 0 25 0 42 19 0 0 18 18 18 46 0 0 0 30-18 50 0 0-17 21-46 21 0 0-29 0-49-22 0 0-21-21-21-78 0 0 0-53 19-81 0 0 18-27 53-27 0 0 23 0 39 13 0 0 16 12 19 37l-25 3c0 0-7-33-34-33 0 0-19 0-33 19 0 0-13 19-13 60zM1219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55.823cm" svg:y="3.245cm" svg:viewBox="0 0 594 566" draw:points="0,0 594,0 594,566 0,566">
          <text:p/>
        </draw:polygon>
        <draw:path draw:style-name="gr3" draw:text-style-name="P3" draw:layer="layout" svg:width="0.161cm" svg:height="0.209cm" svg:x="56.038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0.592cm" svg:height="0.565cm" svg:x="56.416cm" svg:y="3.245cm" svg:viewBox="0 0 593 566" draw:points="0,0 593,0 593,566 0,566">
          <text:p/>
        </draw:polygon>
        <draw:path draw:style-name="gr3" draw:text-style-name="P3" draw:layer="layout" svg:width="0.192cm" svg:height="0.202cm" svg:x="56.616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57.008cm" svg:y="3.245cm" svg:viewBox="0 0 594 566" draw:points="0,0 594,0 594,566 0,566">
          <text:p/>
        </draw:polygon>
        <draw:polygon draw:style-name="gr3" draw:text-style-name="P3" draw:layer="layout" svg:width="0.16cm" svg:height="0.202cm" svg:x="57.22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7.601cm" svg:y="3.245cm" svg:viewBox="0 0 594 566" draw:points="0,0 594,0 594,566 0,566">
          <text:p/>
        </draw:polygon>
        <draw:path draw:style-name="gr3" draw:text-style-name="P3" draw:layer="layout" svg:width="0.26cm" svg:height="0.202cm" svg:x="57.768cm" svg:y="3.395cm" svg:viewBox="0 0 261 203" svg:d="M261 0l-56 203h-26l-44-160c0 0-3-12-4-18h-1l-6 24-43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58.194cm" svg:y="3.245cm" svg:viewBox="0 0 593 566" draw:points="0,0 593,0 593,566 0,566">
          <text:p/>
        </draw:polygon>
        <draw:polygon draw:style-name="gr3" draw:text-style-name="P3" draw:layer="layout" svg:width="0.16cm" svg:height="0.202cm" svg:x="58.41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58.786cm" svg:y="3.245cm" svg:viewBox="0 0 594 566" draw:points="0,0 594,0 594,566 0,566">
          <text:p/>
        </draw:polygon>
        <draw:polygon draw:style-name="gr3" draw:text-style-name="P3" draw:layer="layout" svg:width="0.136cm" svg:height="0.202cm" svg:x="59.01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59.379cm" svg:y="3.245cm" svg:viewBox="0 0 594 566" draw:points="0,0 594,0 594,566 0,566">
          <text:p/>
        </draw:polygon>
        <draw:path draw:style-name="gr3" draw:text-style-name="P3" draw:layer="layout" svg:width="0.161cm" svg:height="0.209cm" svg:x="59.594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4.148cm" svg:height="0.564cm" svg:x="56.416cm" svg:y="2.681cm" svg:viewBox="0 0 4149 565" draw:points="0,0 4149,0 4149,565 0,565">
          <text:p/>
        </draw:polygon>
        <draw:path draw:style-name="gr3" draw:text-style-name="P3" draw:layer="layout" svg:width="1.281cm" svg:height="0.207cm" svg:x="57.848cm" svg:y="2.83cm" svg:viewBox="0 0 1282 208" svg:d="M134 204h-134c0 0 0-17 12-35 0 0 12-18 44-44 0 0 20-17 36-34 0 0 16-17 16-35 0 0 0-16-11-25 0 0-11-11-28-11 0 0-16 0-27 11 0 0-12 10-12 31l-25-4c0 0 2-28 20-43 0 0 18-15 45-15 0 0 30 0 46 16 0 0 17 17 17 40 0 0 0 20-14 40 0 0-14 20-55 53 0 0-22 18-30 31h100zM255 94c0 0 38 12 38 52 0 0 0 27-19 44 0 0-18 18-48 18 0 0-29 0-47-18 0 0-19-18-19-45 0 0 0-20 10-34 0 0 11-14 29-17v-1c0 0-31-9-31-41 0 0 0-22 16-37 0 0 16-15 42-15 0 0 26 0 42 15 0 0 17 16 17 38 0 0 0 30-30 40zM226 84c0 0 15 0 24-9 0 0 9-9 9-22 0 0 0-14-9-23 0 0-10-10-24-10 0 0-14 0-23 10 0 0-9 9-9 21 0 0 0 16 9 24 0 0 10 9 23 9zM226 187c0 0 18 0 30-11 0 0 11-11 11-30 0 0 0-18-12-30 0 0-12-12-29-12 0 0-18 0-30 12 0 0-11 12-11 29 0 0 0 18 12 30 0 0 11 12 29 12zM390 142h-76v-25h76zM614 204h-26v-170l-59 170h-24l-57-173h-1v173h-26v-203h40l48 143c0 0 8 25 10 31 0 0 4-12 11-33l48-141h36zM781 204h-26c0 0-4-7-5-18 0 0-25 22-54 22 0 0-23 0-37-12 0 0-13-12-13-31 0 0 0-19 13-31 0 0 13-11 44-15l24-4c0 0 13-2 21-5 0 0 0-11-1-16 0 0 0-4-4-9 0 0-3-5-11-8 0 0-7-3-19-3 0 0-16 0-26 6 0 0-9 6-13 22l-24-3c0 0 4-23 21-34 0 0 16-12 45-12 0 0 27 0 39 8 0 0 12 8 15 19 0 0 3 11 3 28v34c0 0 0 31 1 42 0 0 1 10 7 20zM748 139v-9c0 0-20 6-47 10 0 0-29 4-29 25 0 0 0 10 8 16 0 0 8 7 22 7 0 0 18 0 32-11 0 0 14-11 14-38zM890 62l-9 22c0 0-9-5-18-5 0 0-14 0-21 12 0 0-7 13-7 35v78h-25v-147h23v22c0 0 12-26 31-26 0 0 13 0 26 9zM971 142h-76v-25h76zM1086 204h-25v-159c0 0-19 18-50 30v-24c0 0 43-20 59-51h16zM1174 99c0 0 17-27 49-27 0 0 24 0 42 19 0 0 17 18 17 46 0 0 0 30-17 50 0 0-18 21-46 21 0 0-29 0-50-22 0 0-20-21-20-78 0 0 0-53 18-81 0 0 19-27 54-27 0 0 23 0 39 13 0 0 15 12 19 37l-25 3c0 0-7-33-34-33 0 0-19 0-33 19 0 0-14 19-14 60zM1218 187c0 0 17 0 28-14 0 0 11-13 11-34 0 0 0-20-11-32 0 0-11-13-29-13 0 0-16 0-28 12 0 0-11 12-11 31 0 0 0 22 11 36 0 0 12 14 29 14z">
          <text:p/>
        </draw:path>
        <draw:polygon draw:style-name="gr2" draw:text-style-name="P2" draw:layer="layout" svg:width="0.592cm" svg:height="0.565cm" svg:x="59.972cm" svg:y="3.245cm" svg:viewBox="0 0 593 566" draw:points="0,0 593,0 593,566 0,566">
          <text:p/>
        </draw:polygon>
        <draw:path draw:style-name="gr3" draw:text-style-name="P3" draw:layer="layout" svg:width="0.16cm" svg:height="0.209cm" svg:x="60.187cm" svg:y="3.392cm" svg:viewBox="0 0 161 210" svg:d="M130 64c0 0-2-19-14-30 0 0-12-10-35-10 0 0-21 0-35 8 0 0-13 7-13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60.564cm" svg:y="3.245cm" svg:viewBox="0 0 594 566" draw:points="0,0 594,0 594,566 0,566">
          <text:p/>
        </draw:polygon>
        <draw:path draw:style-name="gr3" draw:text-style-name="P3" draw:layer="layout" svg:width="0.192cm" svg:height="0.202cm" svg:x="60.765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61.157cm" svg:y="3.245cm" svg:viewBox="0 0 594 566" draw:points="0,0 594,0 594,566 0,566">
          <text:p/>
        </draw:polygon>
        <draw:polygon draw:style-name="gr3" draw:text-style-name="P3" draw:layer="layout" svg:width="0.16cm" svg:height="0.202cm" svg:x="61.37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61.75cm" svg:y="3.245cm" svg:viewBox="0 0 593 566" draw:points="0,0 593,0 593,566 0,566">
          <text:p/>
        </draw:polygon>
        <draw:path draw:style-name="gr3" draw:text-style-name="P3" draw:layer="layout" svg:width="0.26cm" svg:height="0.202cm" svg:x="61.916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62.342cm" svg:y="3.245cm" svg:viewBox="0 0 594 566" draw:points="0,0 594,0 594,566 0,566">
          <text:p/>
        </draw:polygon>
        <draw:polygon draw:style-name="gr3" draw:text-style-name="P3" draw:layer="layout" svg:width="0.16cm" svg:height="0.202cm" svg:x="62.55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62.935cm" svg:y="3.245cm" svg:viewBox="0 0 594 566" draw:points="0,0 594,0 594,566 0,566">
          <text:p/>
        </draw:polygon>
        <draw:polygon draw:style-name="gr3" draw:text-style-name="P3" draw:layer="layout" svg:width="0.136cm" svg:height="0.202cm" svg:x="63.168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63.528cm" svg:y="3.245cm" svg:viewBox="0 0 593 566" draw:points="0,0 593,0 593,566 0,566">
          <text:p/>
        </draw:polygon>
        <draw:path draw:style-name="gr3" draw:text-style-name="P3" draw:layer="layout" svg:width="0.16cm" svg:height="0.209cm" svg:x="63.743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60.564cm" svg:y="2.681cm" svg:viewBox="0 0 4150 565" draw:points="0,0 4150,0 4150,565 0,565">
          <text:p/>
        </draw:polygon>
        <draw:path draw:style-name="gr3" draw:text-style-name="P3" draw:layer="layout" svg:width="1.082cm" svg:height="0.259cm" svg:x="62.094cm" svg:y="2.83cm" svg:viewBox="0 0 1083 260" svg:d="M141 156h-28v48h-24v-48h-89v-24l93-131h20v131h28zM89 132v-91h-1l-64 91zM238 142h-75v-25h75zM436 204h-30l-24-62h-84l-22 62h-29l78-203h29zM374 120c0 0-25-65-28-74 0 0-3-9-7-24 0 0-4 21-11 38l-23 60zM478 76c0 0 14-23 42-23 0 0 29 0 45 21 0 0 17 21 17 55 0 0 0 37-18 57 0 0-19 22-46 22 0 0-23 0-38-19v71h-25v-203h23zM517 187c0 0 17 0 28-14 0 0 12-15 12-44 0 0 0-27-11-42 0 0-11-14-28-14 0 0-18 0-29 16 0 0-12 16-12 42 0 0 0 28 11 42 0 0 11 14 29 14zM691 62l-9 22c0 0-9-5-18-5 0 0-14 0-21 12 0 0-7 13-7 35v78h-25v-147h23v22c0 0 12-26 31-26 0 0 13 0 26 9zM772 142h-76v-25h76zM887 204h-25v-159c0 0-19 18-50 30v-24c0 0 43-20 59-51h16zM975 99c0 0 17-27 48-27 0 0 25 0 43 19 0 0 17 18 17 46 0 0 0 30-17 50 0 0-18 21-46 21 0 0-29 0-50-22 0 0-20-21-20-78 0 0 0-53 18-81 0 0 19-27 54-27 0 0 23 0 38 13 0 0 16 12 19 37l-24 3c0 0-7-33-34-33 0 0-19 0-33 19 0 0-14 19-14 60zM1019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64.12cm" svg:y="3.245cm" svg:viewBox="0 0 594 566" draw:points="0,0 594,0 594,566 0,566">
          <text:p/>
        </draw:polygon>
        <draw:path draw:style-name="gr3" draw:text-style-name="P3" draw:layer="layout" svg:width="0.161cm" svg:height="0.209cm" svg:x="64.335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64.713cm" svg:y="3.245cm" svg:viewBox="0 0 594 566" draw:points="0,0 594,0 594,566 0,566">
          <text:p/>
        </draw:polygon>
        <draw:path draw:style-name="gr3" draw:text-style-name="P3" draw:layer="layout" svg:width="0.192cm" svg:height="0.202cm" svg:x="64.91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65.306cm" svg:y="3.245cm" svg:viewBox="0 0 593 566" draw:points="0,0 593,0 593,566 0,566">
          <text:p/>
        </draw:polygon>
        <draw:polygon draw:style-name="gr3" draw:text-style-name="P3" draw:layer="layout" svg:width="0.16cm" svg:height="0.202cm" svg:x="65.52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65.898cm" svg:y="3.245cm" svg:viewBox="0 0 594 566" draw:points="0,0 594,0 594,566 0,566">
          <text:p/>
        </draw:polygon>
        <draw:path draw:style-name="gr3" draw:text-style-name="P3" draw:layer="layout" svg:width="0.26cm" svg:height="0.202cm" svg:x="66.065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66.491cm" svg:y="3.245cm" svg:viewBox="0 0 594 566" draw:points="0,0 594,0 594,566 0,566">
          <text:p/>
        </draw:polygon>
        <draw:polygon draw:style-name="gr3" draw:text-style-name="P3" draw:layer="layout" svg:width="0.16cm" svg:height="0.202cm" svg:x="66.707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67.084cm" svg:y="3.245cm" svg:viewBox="0 0 593 566" draw:points="0,0 593,0 593,566 0,566">
          <text:p/>
        </draw:polygon>
        <draw:polygon draw:style-name="gr3" draw:text-style-name="P3" draw:layer="layout" svg:width="0.136cm" svg:height="0.202cm" svg:x="67.31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67.676cm" svg:y="3.245cm" svg:viewBox="0 0 594 566" draw:points="0,0 594,0 594,566 0,566">
          <text:p/>
        </draw:polygon>
        <draw:path draw:style-name="gr3" draw:text-style-name="P3" draw:layer="layout" svg:width="0.161cm" svg:height="0.209cm" svg:x="67.891cm" svg:y="3.392cm" svg:viewBox="0 0 162 210" svg:d="M130 64c0 0-1-19-14-30 0 0-12-10-35-10 0 0-21 0-34 8 0 0-12 7-12 23 0 0 0 13 10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4.149cm" svg:height="0.564cm" svg:x="64.713cm" svg:y="2.681cm" svg:viewBox="0 0 4150 565" draw:points="0,0 4150,0 4150,565 0,565">
          <text:p/>
        </draw:polygon>
        <draw:path draw:style-name="gr3" draw:text-style-name="P3" draw:layer="layout" svg:width="1.212cm" svg:height="0.259cm" svg:x="66.191cm" svg:y="2.83cm" svg:viewBox="0 0 1213 260" svg:d="M75 204h-25v-159c0 0-19 18-50 30v-24c0 0 43-20 59-51h16zM232 204h-25v-159c0 0-19 18-50 30v-24c0 0 43-20 59-51h16zM368 142h-76v-25h76zM565 204h-30l-24-62h-84l-22 62h-28l77-203h29zM503 120c0 0-24-65-28-74 0 0-3-9-7-24 0 0-4 21-11 38l-22 60zM607 76c0 0 14-23 42-23 0 0 29 0 45 21 0 0 17 21 17 55 0 0 0 37-18 57 0 0-19 22-45 22 0 0-24 0-38-19h-1v71h-25v-203h23zM646 187c0 0 17 0 29-14 0 0 11-15 11-44 0 0 0-27-11-42 0 0-11-14-28-14 0 0-18 0-29 16 0 0-11 16-11 42 0 0 0 28 11 42 0 0 10 14 28 14zM820 62l-9 22c0 0-9-5-18-5 0 0-14 0-21 12 0 0-7 13-7 35v78h-25v-147h23v22c0 0 12-26 31-26 0 0 13 0 26 9zM901 142h-76v-25h76zM1016 204h-25v-159c0 0-19 18-50 30v-24c0 0 43-20 59-51h16zM1105 99c0 0 17-27 48-27 0 0 25 0 43 19 0 0 17 18 17 46 0 0 0 30-17 50 0 0-18 21-46 21 0 0-29 0-50-22 0 0-20-21-20-78 0 0 0-53 18-81 0 0 19-27 54-27 0 0 23 0 38 13 0 0 16 12 19 37l-24 3c0 0-7-33-34-33 0 0-20 0-33 19 0 0-14 19-14 60zM1149 187c0 0 17 0 28-14 0 0 11-13 11-34 0 0 0-20-11-32 0 0-11-13-29-13 0 0-16 0-28 12 0 0-12 12-12 31 0 0 0 22 12 36 0 0 11 14 29 14z">
          <text:p/>
        </draw:path>
        <draw:polygon draw:style-name="gr2" draw:text-style-name="P2" draw:layer="layout" svg:width="0.593cm" svg:height="0.565cm" svg:x="68.269cm" svg:y="3.245cm" svg:viewBox="0 0 594 566" draw:points="0,0 594,0 594,566 0,566">
          <text:p/>
        </draw:polygon>
        <draw:path draw:style-name="gr3" draw:text-style-name="P3" draw:layer="layout" svg:width="0.161cm" svg:height="0.209cm" svg:x="68.484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3-16 0 0 33 0 54 16 0 0 20 16 21 45z">
          <text:p/>
        </draw:path>
        <draw:polygon draw:style-name="gr2" draw:text-style-name="P2" draw:layer="layout" svg:width="0.592cm" svg:height="0.565cm" svg:x="68.862cm" svg:y="3.245cm" svg:viewBox="0 0 593 566" draw:points="0,0 593,0 593,566 0,566">
          <text:p/>
        </draw:polygon>
        <draw:path draw:style-name="gr3" draw:text-style-name="P3" draw:layer="layout" svg:width="0.192cm" svg:height="0.202cm" svg:x="69.062cm" svg:y="3.395cm" svg:viewBox="0 0 193 203" svg:d="M193 203h-26v-169h-1l-58 169h-24l-58-172v172h-26v-203h40l48 145c0 0 8 23 9 30 0 0 4-12 11-33l48-142h37z">
          <text:p/>
        </draw:path>
        <draw:polygon draw:style-name="gr2" draw:text-style-name="P2" draw:layer="layout" svg:width="0.593cm" svg:height="0.565cm" svg:x="69.454cm" svg:y="3.245cm" svg:viewBox="0 0 594 566" draw:points="0,0 594,0 594,566 0,566">
          <text:p/>
        </draw:polygon>
        <draw:polygon draw:style-name="gr3" draw:text-style-name="P3" draw:layer="layout" svg:width="0.16cm" svg:height="0.202cm" svg:x="69.67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0.047cm" svg:y="3.245cm" svg:viewBox="0 0 594 566" draw:points="0,0 594,0 594,566 0,566">
          <text:p/>
        </draw:polygon>
        <draw:path draw:style-name="gr3" draw:text-style-name="P3" draw:layer="layout" svg:width="0.26cm" svg:height="0.202cm" svg:x="70.214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70.64cm" svg:y="3.245cm" svg:viewBox="0 0 593 566" draw:points="0,0 593,0 593,566 0,566">
          <text:p/>
        </draw:polygon>
        <draw:polygon draw:style-name="gr3" draw:text-style-name="P3" draw:layer="layout" svg:width="0.16cm" svg:height="0.202cm" svg:x="70.85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1.232cm" svg:y="3.245cm" svg:viewBox="0 0 594 566" draw:points="0,0 594,0 594,566 0,566">
          <text:p/>
        </draw:polygon>
        <draw:polygon draw:style-name="gr3" draw:text-style-name="P3" draw:layer="layout" svg:width="0.136cm" svg:height="0.202cm" svg:x="71.465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71.825cm" svg:y="3.245cm" svg:viewBox="0 0 594 566" draw:points="0,0 594,0 594,566 0,566">
          <text:p/>
        </draw:polygon>
        <draw:path draw:style-name="gr3" draw:text-style-name="P3" draw:layer="layout" svg:width="0.161cm" svg:height="0.209cm" svg:x="72.04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4.148cm" svg:height="0.564cm" svg:x="68.862cm" svg:y="2.681cm" svg:viewBox="0 0 4149 565" draw:points="0,0 4149,0 4149,565 0,565">
          <text:p/>
        </draw:polygon>
        <draw:path draw:style-name="gr3" draw:text-style-name="P3" draw:layer="layout" svg:width="1.212cm" svg:height="0.259cm" svg:x="70.34cm" svg:y="2.83cm" svg:viewBox="0 0 1213 260" svg:d="M74 204h-24v-159c0 0-19 18-50 30v-24c0 0 43-20 58-51h16zM232 94c0 0 38 12 38 52 0 0 0 27-18 44 0 0-19 18-48 18 0 0-30 0-48-18 0 0-19-18-19-45 0 0 0-20 11-34 0 0 10-14 28-17v-1c0 0-30-9-30-41 0 0 0-22 15-37 0 0 17-15 42-15 0 0 27 0 43 15 0 0 16 16 16 38 0 0 0 30-30 40zM204 84c0 0 14 0 23-9 0 0 10-9 10-22 0 0 0-14-10-23 0 0-9-10-23-10 0 0-15 0-24 10 0 0-9 9-9 21 0 0 0 16 9 24 0 0 10 9 24 9zM204 187c0 0 17 0 29-11 0 0 12-11 12-30 0 0 0-18-12-30 0 0-12-12-30-12 0 0-18 0-29 12 0 0-11 12-11 29 0 0 0 18 11 30 0 0 12 12 30 12zM367 142h-75v-25h75zM566 204h-30l-24-62h-85l-23 62h-28l78-203h28zM503 120c0 0-25-65-28-74 0 0-3-9-7-24h-1c0 0-4 21-10 38l-23 60zM608 76c0 0 14-23 42-23 0 0 29 0 45 21 0 0 17 21 17 55 0 0 0 37-19 57 0 0-18 22-45 22 0 0-23 0-38-19v71h-25v-203h23zM646 187c0 0 18 0 29-14 0 0 12-15 12-44 0 0 0-27-11-42 0 0-11-14-28-14 0 0-18 0-29 16 0 0-12 16-12 42 0 0 0 28 11 42 0 0 11 14 28 14zM820 62l-8 22c0 0-9-5-18-5 0 0-14 0-21 12 0 0-7 13-7 35v78h-25v-147h22v22h1c0 0 12-26 31-26 0 0 13 0 25 9zM902 142h-76v-25h76zM1017 204h-25v-159c0 0-19 18-50 30v-24c0 0 43-20 58-51h17zM1104 99c0 0 18-27 49-27 0 0 25 0 42 19 0 0 18 18 18 46 0 0 0 30-18 50 0 0-17 21-45 21 0 0-29 0-50-22 0 0-21-21-21-78 0 0 0-53 19-81 0 0 19-27 54-27 0 0 23 0 38 13 0 0 16 12 19 37l-25 3c0 0-6-33-34-33 0 0-19 0-32 19 0 0-14 19-14 60zM1149 187c0 0 17 0 28-14 0 0 10-13 10-34 0 0 0-20-10-32 0 0-11-13-29-13 0 0-16 0-28 12 0 0-12 12-12 31 0 0 0 22 12 36 0 0 11 14 29 14z">
          <text:p/>
        </draw:path>
        <draw:polygon draw:style-name="gr2" draw:text-style-name="P2" draw:layer="layout" svg:width="0.592cm" svg:height="0.565cm" svg:x="72.418cm" svg:y="3.245cm" svg:viewBox="0 0 593 566" draw:points="0,0 593,0 593,566 0,566">
          <text:p/>
        </draw:polygon>
        <draw:path draw:style-name="gr3" draw:text-style-name="P3" draw:layer="layout" svg:width="0.16cm" svg:height="0.209cm" svg:x="72.633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73.01cm" svg:y="3.245cm" svg:viewBox="0 0 594 566" draw:points="0,0 594,0 594,566 0,566">
          <text:p/>
        </draw:polygon>
        <draw:path draw:style-name="gr3" draw:text-style-name="P3" draw:layer="layout" svg:width="0.192cm" svg:height="0.202cm" svg:x="73.211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73.603cm" svg:y="3.245cm" svg:viewBox="0 0 594 566" draw:points="0,0 594,0 594,566 0,566">
          <text:p/>
        </draw:polygon>
        <draw:polygon draw:style-name="gr3" draw:text-style-name="P3" draw:layer="layout" svg:width="0.16cm" svg:height="0.202cm" svg:x="73.81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74.196cm" svg:y="3.245cm" svg:viewBox="0 0 593 566" draw:points="0,0 593,0 593,566 0,566">
          <text:p/>
        </draw:polygon>
        <draw:path draw:style-name="gr3" draw:text-style-name="P3" draw:layer="layout" svg:width="0.26cm" svg:height="0.202cm" svg:x="74.362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74.788cm" svg:y="3.245cm" svg:viewBox="0 0 594 566" draw:points="0,0 594,0 594,566 0,566">
          <text:p/>
        </draw:polygon>
        <draw:polygon draw:style-name="gr3" draw:text-style-name="P3" draw:layer="layout" svg:width="0.16cm" svg:height="0.202cm" svg:x="75.00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5.381cm" svg:y="3.245cm" svg:viewBox="0 0 594 566" draw:points="0,0 594,0 594,566 0,566">
          <text:p/>
        </draw:polygon>
        <draw:polygon draw:style-name="gr3" draw:text-style-name="P3" draw:layer="layout" svg:width="0.136cm" svg:height="0.202cm" svg:x="75.61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75.974cm" svg:y="3.245cm" svg:viewBox="0 0 593 566" draw:points="0,0 593,0 593,566 0,566">
          <text:p/>
        </draw:polygon>
        <draw:path draw:style-name="gr3" draw:text-style-name="P3" draw:layer="layout" svg:width="0.16cm" svg:height="0.209cm" svg:x="76.189cm" svg:y="3.392cm" svg:viewBox="0 0 161 210" svg:d="M130 64c0 0-2-19-14-30 0 0-12-10-35-10 0 0-21 0-35 8 0 0-13 7-13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73.01cm" svg:y="2.681cm" svg:viewBox="0 0 4150 565" draw:points="0,0 4150,0 4150,565 0,565">
          <text:p/>
        </draw:polygon>
        <draw:path draw:style-name="gr3" draw:text-style-name="P3" draw:layer="layout" svg:width="1.234cm" svg:height="0.259cm" svg:x="74.466cm" svg:y="2.83cm" svg:viewBox="0 0 1235 260" svg:d="M134 204h-134c0 0 0-17 12-35 0 0 12-17 44-44 0 0 21-17 36-34 0 0 16-17 16-35 0 0 0-16-11-25 0 0-11-11-27-11 0 0-17 0-28 11 0 0-12 10-12 31l-25-4c0 0 2-28 20-43 0 0 18-15 45-15 0 0 30 0 47 16 0 0 16 17 16 40 0 0 0 20-14 40 0 0-14 20-56 54 0 0-21 17-28 30h99zM194 82c0 0 18-13 38-13 0 0 25 0 44 18 0 0 19 18 19 48 0 0 0 31-19 51 0 0-19 22-50 22 0 0-25 0-45-15 0 0-18-14-21-42l26-3c0 0 3 20 15 30 0 0 10 9 25 9 0 0 19 0 31-14 0 0 11-14 11-36 0 0 0-21-12-34 0 0-12-12-31-12 0 0-23 0-37 20l-24-3 20-104h101v24h-80zM391 142h-76v-25h76zM589 204h-30l-24-62h-85l-22 62h-28l78-203h28zM527 120c0 0-25-65-28-74 0 0-3-9-7-24h-1c0 0-4 21-10 38l-23 60zM631 76c0 0 14-23 41-23 0 0 29 0 46 21 0 0 17 21 17 55 0 0 0 37-19 57 0 0-18 22-45 22 0 0-24 0-38-19h-1v71h-24v-203h22v19zM669 187c0 0 17 0 29-14 0 0 11-15 11-44 0 0 0-27-11-42 0 0-11-14-28-14 0 0-17 0-29 16 0 0-11 16-11 42 0 0 0 28 11 42 0 0 11 14 28 14zM843 62l-8 22c0 0-10-5-18-5 0 0-15 0-22 12 0 0-7 13-7 35v78h-25v-147h23v22h1c0 0 12-26 31-26 0 0 12 0 25 9zM924 142h-76v-25h76zM1039 204h-25v-159c0 0-18 18-49 30v-24c0 0 42-20 58-51h16zM1127 99c0 0 17-27 49-27 0 0 25 0 42 19 0 0 17 18 17 46 0 0 0 30-17 50 0 0-17 21-46 21 0 0-29 0-50-22 0 0-20-21-20-78 0 0 0-53 19-81 0 0 18-27 53-27 0 0 23 0 39 13 0 0 16 12 19 37l-25 3c0 0-7-33-34-33 0 0-19 0-33 19 0 0-13 19-13 60zM1171 187c0 0 18 0 28-14 0 0 11-13 11-34 0 0 0-20-11-32 0 0-10-13-28-13 0 0-16 0-28 12 0 0-12 12-12 31 0 0 0 22 11 36 0 0 12 14 29 14z">
          <text:p/>
        </draw:path>
        <draw:polygon draw:style-name="gr2" draw:text-style-name="P2" draw:layer="layout" svg:width="0.593cm" svg:height="0.565cm" svg:x="76.566cm" svg:y="3.245cm" svg:viewBox="0 0 594 566" draw:points="0,0 594,0 594,566 0,566">
          <text:p/>
        </draw:polygon>
        <draw:path draw:style-name="gr3" draw:text-style-name="P3" draw:layer="layout" svg:width="0.161cm" svg:height="0.209cm" svg:x="76.781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77.159cm" svg:y="3.245cm" svg:viewBox="0 0 594 566" draw:points="0,0 594,0 594,566 0,566">
          <text:p/>
        </draw:polygon>
        <draw:path draw:style-name="gr3" draw:text-style-name="P3" draw:layer="layout" svg:width="0.192cm" svg:height="0.202cm" svg:x="77.359cm" svg:y="3.395cm" svg:viewBox="0 0 193 203" svg:d="M193 203h-25v-169l-59 169h-25l-57-172h-1v172h-26v-203h40l48 145c0 0 9 23 10 30h1c0 0 4-12 11-33l48-142h35z">
          <text:p/>
        </draw:path>
        <draw:polygon draw:style-name="gr2" draw:text-style-name="P2" draw:layer="layout" svg:width="0.592cm" svg:height="0.565cm" svg:x="77.752cm" svg:y="3.245cm" svg:viewBox="0 0 593 566" draw:points="0,0 593,0 593,566 0,566">
          <text:p/>
        </draw:polygon>
        <draw:polygon draw:style-name="gr3" draw:text-style-name="P3" draw:layer="layout" svg:width="0.16cm" svg:height="0.202cm" svg:x="77.96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8.344cm" svg:y="3.245cm" svg:viewBox="0 0 594 566" draw:points="0,0 594,0 594,566 0,566">
          <text:p/>
        </draw:polygon>
        <draw:path draw:style-name="gr3" draw:text-style-name="P3" draw:layer="layout" svg:width="0.26cm" svg:height="0.202cm" svg:x="78.511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78.937cm" svg:y="3.245cm" svg:viewBox="0 0 594 566" draw:points="0,0 594,0 594,566 0,566">
          <text:p/>
        </draw:polygon>
        <draw:polygon draw:style-name="gr3" draw:text-style-name="P3" draw:layer="layout" svg:width="0.16cm" svg:height="0.202cm" svg:x="79.15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79.53cm" svg:y="3.245cm" svg:viewBox="0 0 593 566" draw:points="0,0 593,0 593,566 0,566">
          <text:p/>
        </draw:polygon>
        <draw:polygon draw:style-name="gr3" draw:text-style-name="P3" draw:layer="layout" svg:width="0.136cm" svg:height="0.202cm" svg:x="79.763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80.122cm" svg:y="3.245cm" svg:viewBox="0 0 594 566" draw:points="0,0 594,0 594,566 0,566">
          <text:p/>
        </draw:polygon>
        <draw:path draw:style-name="gr3" draw:text-style-name="P3" draw:layer="layout" svg:width="0.161cm" svg:height="0.209cm" svg:x="80.337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77.159cm" svg:y="2.681cm" svg:viewBox="0 0 4150 565" draw:points="0,0 4150,0 4150,565 0,565">
          <text:p/>
        </draw:polygon>
        <draw:path draw:style-name="gr3" draw:text-style-name="P3" draw:layer="layout" svg:width="1.172cm" svg:height="0.262cm" svg:x="78.646cm" svg:y="2.83cm" svg:viewBox="0 0 1173 263" svg:d="M134 204h-134c0 0 0-17 12-36 0 0 12-17 44-43 0 0 21-17 36-34 0 0 16-17 16-35 0 0 0-16-11-25 0 0-11-11-27-11 0 0-17 0-28 11 0 0-12 10-12 31l-25-4c0 0 2-28 20-43 0 0 18-15 45-15 0 0 30 0 47 16 0 0 16 17 16 40 0 0 0 20-14 40 0 0-14 20-55 53 0 0-22 17-29 30h99zM233 142h-76v-25h76zM457 204h-26v-170l-59 170h-24l-58-173h-1v173h-25v-203h40l48 143c0 0 7 24 9 30 0 0 4-12 11-32l50-141h35zM624 204h-26c0 0-4-7-5-18 0 0-25 22-54 22 0 0-23 0-36-12 0 0-14-13-14-32 0 0 0-18 13-30 0 0 13-11 45-15l23-4c0 0 13-2 21-5 0 0 0-11 0-16 0 0-1-4-4-9 0 0-4-5-11-8 0 0-8-3-20-3 0 0-16 0-25 6 0 0-10 6-13 22l-25-3c0 0 4-23 21-34 0 0 17-12 45-12 0 0 27 0 39 8 0 0 13 8 15 19 0 0 3 11 3 28v34c0 0 0 30 1 42 0 0 1 10 7 20zM591 139v-9c0 0-19 6-47 10 0 0-28 4-28 24 0 0 0 10 7 16 0 0 8 8 22 8 0 0 18 0 32-12 0 0 14-11 14-37zM774 57l-56 150v1c0 0-8 24-18 40 0 0-11 15-31 15 0 0-7 0-16-3l-3-23c0 0 8 2 15 2 0 0 13 0 19-7 0 0 5-8 12-28l-56-147h27l34 96c0 0 3 8 7 22 0 0 4-16 9-30l32-88zM861 142h-75v-25h75zM976 204h-25v-159c0 0-18 18-49 30v-24c0 0 43-20 58-51h16zM1064 99c0 0 18-27 49-27 0 0 25 0 42 19 0 0 18 18 18 46 0 0 0 29-18 50 0 0-17 21-46 21 0 0-29 0-49-22 0 0-21-22-21-78 0 0 0-53 19-81 0 0 18-27 54-27 0 0 22 0 38 13 0 0 16 12 19 37l-25 3c0 0-6-33-34-33 0 0-19 0-33 19 0 0-13 19-13 60zM1109 187c0 0 17 0 28-15 0 0 10-13 10-33 0 0 0-20-10-32 0 0-11-13-29-13 0 0-17 0-28 12 0 0-12 12-12 31 0 0 0 21 11 35 0 0 12 15 30 15z">
          <text:p/>
        </draw:path>
        <draw:polygon draw:style-name="gr2" draw:text-style-name="P2" draw:layer="layout" svg:width="0.593cm" svg:height="0.565cm" svg:x="80.715cm" svg:y="3.245cm" svg:viewBox="0 0 594 566" draw:points="0,0 594,0 594,566 0,566">
          <text:p/>
        </draw:polygon>
        <draw:path draw:style-name="gr3" draw:text-style-name="P3" draw:layer="layout" svg:width="0.161cm" svg:height="0.209cm" svg:x="80.93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81.308cm" svg:y="3.245cm" svg:viewBox="0 0 593 566" draw:points="0,0 593,0 593,566 0,566">
          <text:p/>
        </draw:polygon>
        <draw:path draw:style-name="gr3" draw:text-style-name="P3" draw:layer="layout" svg:width="0.192cm" svg:height="0.202cm" svg:x="81.50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81.9cm" svg:y="3.245cm" svg:viewBox="0 0 594 566" draw:points="0,0 594,0 594,566 0,566">
          <text:p/>
        </draw:polygon>
        <draw:polygon draw:style-name="gr3" draw:text-style-name="P3" draw:layer="layout" svg:width="0.16cm" svg:height="0.202cm" svg:x="82.11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82.493cm" svg:y="3.245cm" svg:viewBox="0 0 594 566" draw:points="0,0 594,0 594,566 0,566">
          <text:p/>
        </draw:polygon>
        <draw:path draw:style-name="gr3" draw:text-style-name="P3" draw:layer="layout" svg:width="0.26cm" svg:height="0.202cm" svg:x="82.66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83.086cm" svg:y="3.245cm" svg:viewBox="0 0 593 566" draw:points="0,0 593,0 593,566 0,566">
          <text:p/>
        </draw:polygon>
        <draw:polygon draw:style-name="gr3" draw:text-style-name="P3" draw:layer="layout" svg:width="0.16cm" svg:height="0.202cm" svg:x="83.30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3.678cm" svg:y="3.245cm" svg:viewBox="0 0 594 566" draw:points="0,0 594,0 594,566 0,566">
          <text:p/>
        </draw:polygon>
        <draw:polygon draw:style-name="gr3" draw:text-style-name="P3" draw:layer="layout" svg:width="0.136cm" svg:height="0.202cm" svg:x="83.91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84.271cm" svg:y="3.245cm" svg:viewBox="0 0 594 566" draw:points="0,0 594,0 594,566 0,566">
          <text:p/>
        </draw:polygon>
        <draw:path draw:style-name="gr3" draw:text-style-name="P3" draw:layer="layout" svg:width="0.161cm" svg:height="0.209cm" svg:x="84.486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3-16 0 0 33 0 54 16 0 0 20 16 21 45z">
          <text:p/>
        </draw:path>
        <draw:polygon draw:style-name="gr2" draw:text-style-name="P2" draw:layer="layout" svg:width="4.148cm" svg:height="0.564cm" svg:x="81.308cm" svg:y="2.681cm" svg:viewBox="0 0 4149 565" draw:points="0,0 4149,0 4149,565 0,565">
          <text:p/>
        </draw:polygon>
        <draw:path draw:style-name="gr3" draw:text-style-name="P3" draw:layer="layout" svg:width="1.168cm" svg:height="0.262cm" svg:x="82.798cm" svg:y="2.83cm" svg:viewBox="0 0 1169 263" svg:d="M108 108c0 0-8 12-20 19 0 0-13 8-28 8 0 0-25 0-43-19 0 0-17-18-17-48 0 0 0-30 18-49 0 0 18-19 46-19 0 0 28 0 48 22 0 0 21 22 21 76 0 0 0 55-19 81 0 0-19 29-53 29 0 0-23 0-39-13 0 0-15-13-18-39l24-2c0 0 5 33 33 33 0 0 23 0 35-22 0 0 12-21 12-57zM66 113c0 0 18 0 29-13 0 0 10-13 10-33 0 0 0-20-11-33 0 0-11-14-27-14 0 0-18 0-30 15 0 0-11 14-11 34 0 0 0 19 11 32 0 0 12 12 29 12zM230 142h-76v-25h76zM452 204h-25v-170l-58 170h-24l-58-173h-1v173h-25v-203h39l48 143c0 0 8 24 10 30 0 0 4-12 11-32l48-141h35zM620 204h-26c0 0-4-7-5-18 0 0-25 22-54 22 0 0-23 0-37-12 0 0-13-13-13-32 0 0 0-18 13-30 0 0 13-11 44-15l24-4c0 0 12-2 21-5 0 0 0-11-1-16 0 0-1-4-4-9 0 0-3-5-11-8 0 0-7-3-19-3 0 0-17 0-26 6 0 0-9 6-12 22l-25-3c0 0 4-23 21-34 0 0 16-12 45-12 0 0 27 0 39 8 0 0 12 8 15 19 0 0 3 11 3 28v34c0 0 0 30 1 42 0 0 1 10 7 20zM587 139v-9c0 0-20 6-48 10 0 0-28 4-28 24 0 0 0 10 8 16 0 0 8 8 22 8 0 0 18 0 32-12 0 0 14-11 14-37zM771 57l-56 150v1c0 0-9 24-20 40 0 0-10 15-30 15 0 0-7 0-16-3l-3-23c0 0 7 2 14 2 0 0 14 0 19-7 0 0 6-8 12-28l-55-147h26l35 96c0 0 3 8 6 22h1c0 0 3-16 8-30l34-88zM858 142h-76v-25h76zM973 204h-25v-159c0 0-18 18-50 30v-24c0 0 43-20 59-51h16zM1061 99c0 0 17-27 49-27 0 0 25 0 42 19 0 0 17 18 17 46 0 0 0 29-17 50 0 0-17 21-46 21 0 0-29 0-50-22 0 0-20-22-20-78 0 0 0-53 19-81 0 0 18-27 53-27 0 0 23 0 39 13 0 0 15 12 19 37l-25 3c0 0-7-33-34-33 0 0-19 0-33 19 0 0-13 19-13 60zM1105 187c0 0 17 0 28-15 0 0 11-13 11-33 0 0 0-20-11-32 0 0-11-13-28-13 0 0-17 0-29 12 0 0-12 12-12 31 0 0 0 21 12 35 0 0 12 15 29 15z">
          <text:p/>
        </draw:path>
        <draw:polygon draw:style-name="gr2" draw:text-style-name="P2" draw:layer="layout" svg:width="0.592cm" svg:height="0.565cm" svg:x="84.864cm" svg:y="3.245cm" svg:viewBox="0 0 593 566" draw:points="0,0 593,0 593,566 0,566">
          <text:p/>
        </draw:polygon>
        <draw:path draw:style-name="gr3" draw:text-style-name="P3" draw:layer="layout" svg:width="0.16cm" svg:height="0.209cm" svg:x="85.079cm" svg:y="3.392cm" svg:viewBox="0 0 161 210" svg:d="M130 64c0 0-2-19-15-30 0 0-12-10-35-10 0 0-21 0-34 8 0 0-13 7-13 23 0 0 0 13 10 20 0 0 10 6 38 13 0 0 25 5 42 11 0 0 16 6 27 18 0 0 11 12 11 32 0 0 0 26-20 44 0 0-22 17-55 17 0 0-43 0-64-19 0 0-21-19-22-49l25-3c0 0 2 25 19 36 0 0 17 11 41 11 0 0 22 0 37-10 0 0 14-9 14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85.456cm" svg:y="3.245cm" svg:viewBox="0 0 594 566" draw:points="0,0 594,0 594,566 0,566">
          <text:p/>
        </draw:polygon>
        <draw:path draw:style-name="gr3" draw:text-style-name="P3" draw:layer="layout" svg:width="0.192cm" svg:height="0.202cm" svg:x="85.657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86.049cm" svg:y="3.245cm" svg:viewBox="0 0 594 566" draw:points="0,0 594,0 594,566 0,566">
          <text:p/>
        </draw:polygon>
        <draw:polygon draw:style-name="gr3" draw:text-style-name="P3" draw:layer="layout" svg:width="0.16cm" svg:height="0.202cm" svg:x="86.26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86.642cm" svg:y="3.245cm" svg:viewBox="0 0 593 566" draw:points="0,0 593,0 593,566 0,566">
          <text:p/>
        </draw:polygon>
        <draw:path draw:style-name="gr3" draw:text-style-name="P3" draw:layer="layout" svg:width="0.26cm" svg:height="0.202cm" svg:x="86.808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87.234cm" svg:y="3.245cm" svg:viewBox="0 0 594 566" draw:points="0,0 594,0 594,566 0,566">
          <text:p/>
        </draw:polygon>
        <draw:polygon draw:style-name="gr3" draw:text-style-name="P3" draw:layer="layout" svg:width="0.16cm" svg:height="0.202cm" svg:x="87.45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7.827cm" svg:y="3.245cm" svg:viewBox="0 0 594 566" draw:points="0,0 594,0 594,566 0,566">
          <text:p/>
        </draw:polygon>
        <draw:polygon draw:style-name="gr3" draw:text-style-name="P3" draw:layer="layout" svg:width="0.136cm" svg:height="0.202cm" svg:x="88.06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88.42cm" svg:y="3.245cm" svg:viewBox="0 0 593 566" draw:points="0,0 593,0 593,566 0,566">
          <text:p/>
        </draw:polygon>
        <draw:path draw:style-name="gr3" draw:text-style-name="P3" draw:layer="layout" svg:width="0.16cm" svg:height="0.209cm" svg:x="88.635cm" svg:y="3.392cm" svg:viewBox="0 0 161 210" svg:d="M130 64c0 0-2-19-14-30 0 0-12-10-36-10 0 0-21 0-34 8 0 0-13 7-13 23 0 0 0 13 10 20 0 0 10 6 38 13 0 0 26 5 42 11 0 0 16 6 27 18 0 0 11 12 11 32 0 0 0 26-20 44 0 0-21 17-54 17 0 0-44 0-65-19 0 0-21-19-22-49l25-3c0 0 2 25 19 36 0 0 17 11 42 11 0 0 22 0 36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85.456cm" svg:y="2.681cm" svg:viewBox="0 0 4150 565" draw:points="0,0 4150,0 4150,565 0,565">
          <text:p/>
        </draw:polygon>
        <draw:path draw:style-name="gr3" draw:text-style-name="P3" draw:layer="layout" svg:width="1.305cm" svg:height="0.262cm" svg:x="86.888cm" svg:y="2.83cm" svg:viewBox="0 0 1306 263" svg:d="M74 204h-25v-159c0 0-18 18-49 30v-24c0 0 42-20 58-51h16zM162 99c0 0 17-27 49-27 0 0 25 0 42 19 0 0 17 18 17 46 0 0 0 29-17 50 0 0-17 21-46 21 0 0-29 0-49-22 0 0-21-22-21-78 0 0 0-53 19-81 0 0 18-27 53-27 0 0 23 0 39 13 0 0 15 12 19 37l-25 3c0 0-7-33-34-33 0 0-19 0-33 19 0 0-13 19-13 60zM206 187c0 0 18 0 28-15 0 0 11-13 11-33 0 0 0-20-11-32 0 0-10-13-28-13 0 0-17 0-29 12 0 0-11 12-11 31 0 0 0 21 11 35 0 0 12 15 29 15zM367 142h-76v-25h76zM590 204h-26v-170l-58 170h-24l-58-173h-1v173h-25v-203h40l47 143c0 0 8 24 10 30 0 0 4-12 11-32l48-141h36zM757 204h-26c0 0-4-7-5-18 0 0-25 22-54 22 0 0-23 0-37-12 0 0-13-13-13-32 0 0 0-18 13-30 0 0 13-11 44-15l24-4c0 0 13-2 21-5 0 0 0-11 0-16 0 0-1-4-5-9 0 0-3-5-10-8 0 0-8-3-20-3 0 0-16 0-26 6 0 0-9 6-13 22l-24-3c0 0 4-23 21-34 0 0 16-12 45-12 0 0 27 0 39 8 0 0 12 8 15 19 0 0 3 11 3 28v34c0 0 0 30 1 42 0 0 1 10 7 20zM724 139v-9c0 0-19 6-47 10 0 0-29 4-29 24 0 0 0 10 8 16 0 0 8 8 22 8 0 0 18 0 32-12 0 0 14-11 14-37zM907 57l-56 150v1c0 0-8 24-19 40 0 0-10 15-30 15 0 0-7 0-16-3l-3-23c0 0 8 2 14 2 0 0 14 0 19-7 0 0 6-8 12-28l-55-147h26l35 96c0 0 3 8 6 22h1c0 0 4-16 9-30l32-88zM994 142h-76v-25h76zM1109 204h-25v-159c0 0-18 18-49 30v-24c0 0 42-20 58-51h16zM1197 99c0 0 18-27 50-27 0 0 25 0 42 19 0 0 17 18 17 46 0 0 0 29-17 50 0 0-17 21-46 21 0 0-29 0-50-22 0 0-21-22-21-78 0 0 0-53 19-81 0 0 19-27 54-27 0 0 23 0 39 13 0 0 16 12 19 37l-25 3c0 0-7-33-34-33 0 0-19 0-33 19 0 0-14 19-14 60zM1242 187c0 0 18 0 28-15 0 0 11-13 11-33 0 0 0-20-11-32 0 0-10-13-28-13 0 0-17 0-29 12 0 0-11 12-11 31 0 0 0 21 11 35 0 0 12 15 29 15z">
          <text:p/>
        </draw:path>
        <draw:polygon draw:style-name="gr2" draw:text-style-name="P2" draw:layer="layout" svg:width="0.593cm" svg:height="0.565cm" svg:x="89.012cm" svg:y="3.245cm" svg:viewBox="0 0 594 566" draw:points="0,0 594,0 594,566 0,566">
          <text:p/>
        </draw:polygon>
        <draw:path draw:style-name="gr3" draw:text-style-name="P3" draw:layer="layout" svg:width="0.161cm" svg:height="0.209cm" svg:x="89.227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0.593cm" svg:height="0.565cm" svg:x="89.605cm" svg:y="3.245cm" svg:viewBox="0 0 594 566" draw:points="0,0 594,0 594,566 0,566">
          <text:p/>
        </draw:polygon>
        <draw:path draw:style-name="gr3" draw:text-style-name="P3" draw:layer="layout" svg:width="0.192cm" svg:height="0.202cm" svg:x="89.805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90.198cm" svg:y="3.245cm" svg:viewBox="0 0 593 566" draw:points="0,0 593,0 593,566 0,566">
          <text:p/>
        </draw:polygon>
        <draw:polygon draw:style-name="gr3" draw:text-style-name="P3" draw:layer="layout" svg:width="0.16cm" svg:height="0.202cm" svg:x="90.41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90.79cm" svg:y="3.245cm" svg:viewBox="0 0 594 566" draw:points="0,0 594,0 594,566 0,566">
          <text:p/>
        </draw:polygon>
        <draw:path draw:style-name="gr3" draw:text-style-name="P3" draw:layer="layout" svg:width="0.26cm" svg:height="0.202cm" svg:x="90.957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91.383cm" svg:y="3.245cm" svg:viewBox="0 0 594 566" draw:points="0,0 594,0 594,566 0,566">
          <text:p/>
        </draw:polygon>
        <draw:polygon draw:style-name="gr3" draw:text-style-name="P3" draw:layer="layout" svg:width="0.16cm" svg:height="0.202cm" svg:x="91.59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91.976cm" svg:y="3.245cm" svg:viewBox="0 0 593 566" draw:points="0,0 593,0 593,566 0,566">
          <text:p/>
        </draw:polygon>
        <draw:polygon draw:style-name="gr3" draw:text-style-name="P3" draw:layer="layout" svg:width="0.136cm" svg:height="0.202cm" svg:x="92.20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92.568cm" svg:y="3.245cm" svg:viewBox="0 0 594 566" draw:points="0,0 594,0 594,566 0,566">
          <text:p/>
        </draw:polygon>
        <draw:path draw:style-name="gr3" draw:text-style-name="P3" draw:layer="layout" svg:width="0.161cm" svg:height="0.209cm" svg:x="92.783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89.605cm" svg:y="2.681cm" svg:viewBox="0 0 4150 565" draw:points="0,0 4150,0 4150,565 0,565">
          <text:p/>
        </draw:polygon>
        <draw:path draw:style-name="gr3" draw:text-style-name="P3" draw:layer="layout" svg:width="1.328cm" svg:height="0.262cm" svg:x="91.014cm" svg:y="2.83cm" svg:viewBox="0 0 1329 263" svg:d="M133 204h-133c0 0 0-17 12-36 0 0 11-17 44-43 0 0 20-17 36-34 0 0 16-17 16-35 0 0 0-16-11-25 0 0-11-11-27-11 0 0-17 0-29 11 0 0-11 10-11 31l-26-4c0 0 3-28 21-43 0 0 17-15 45-15 0 0 30 0 46 16 0 0 17 17 17 40 0 0 0 20-14 40 0 0-14 20-56 53 0 0-22 17-29 30h99zM255 94c0 0 18 3 28 18 0 0 10 14 10 31 0 0 0 28-20 47 0 0-20 18-48 18 0 0-27 0-44-16 0 0-18-17-21-42l25-4c0 0 4 20 14 30 0 0 10 11 26 11 0 0 17 0 29-13 0 0 12-12 12-30 0 0 0-17-11-28 0 0-11-11-28-11 0 0-8 0-18 2l3-21c0 0 10 0 16-1 0 0 6-1 13-5 0 0 7-4 12-11 0 0 4-7 4-17 0 0 0-15-10-23 0 0-10-9-23-9 0 0-15 0-24 10 0 0-10 9-12 27l-25-4c0 0 5-27 21-40 0 0 17-13 40-13 0 0 25 0 42 15 0 0 17 16 17 38 0 0 0 28-28 40zM390 142h-76v-25h76zM612 204h-25v-170h-1l-57 170h-24l-59-173v173h-26v-203h40l48 143c0 0 8 24 9 30h1c0 0 4-12 11-32l48-141h35zM780 204h-26c0 0-4-7-5-18 0 0-25 22-54 22 0 0-24 0-37-12 0 0-13-13-13-32 0 0 0-18 13-30 0 0 12-11 44-15l23-4c0 0 13-2 22-5 0 0 0-11-1-16 0 0-1-4-4-9 0 0-3-5-11-8 0 0-7-3-20-3 0 0-16 0-25 6 0 0-9 6-13 22l-24-3c0 0 4-23 21-34 0 0 16-12 45-12 0 0 26 0 39 8 0 0 12 8 15 19 0 0 3 11 3 28v34c0 0 0 30 1 42 0 0 1 10 7 20zM747 139v-9c0 0-20 6-48 10 0 0-28 4-28 24 0 0 0 10 8 16 0 0 7 8 22 8 0 0 18 0 32-12 0 0 14-11 14-37zM930 57l-56 150v1c0 0-9 24-19 40 0 0-11 15-31 15 0 0-6 0-16-3l-2-23c0 0 7 2 14 2 0 0 14 0 19-7 0 0 5-8 12-28l-55-147h26l35 96c0 0 3 8 6 22h1c0 0 3-16 8-30l33-88zM1017 142h-76v-25h76zM1132 204h-25v-159c0 0-19 18-50 30v-24c0 0 43-20 59-51h16zM1220 99c0 0 17-27 49-27 0 0 25 0 43 19 0 0 17 18 17 46 0 0 0 29-17 50 0 0-18 21-47 21 0 0-29 0-50-22 0 0-20-22-20-78 0 0 0-53 18-81 0 0 19-27 54-27 0 0 24 0 39 13 0 0 16 12 20 37l-25 3c0 0-7-33-36-33 0 0-19 0-32 19 0 0-14 19-14 60zM1264 187c0 0 17 0 29-15 0 0 11-13 11-33 0 0 0-20-11-32 0 0-12-13-30-13 0 0-16 0-28 12 0 0-12 12-12 31 0 0 0 21 12 35 0 0 11 15 29 15z">
          <text:p/>
        </draw:path>
        <draw:polygon draw:style-name="gr2" draw:text-style-name="P2" draw:layer="layout" svg:width="0.593cm" svg:height="0.565cm" svg:x="93.161cm" svg:y="3.245cm" svg:viewBox="0 0 594 566" draw:points="0,0 594,0 594,566 0,566">
          <text:p/>
        </draw:polygon>
        <draw:path draw:style-name="gr3" draw:text-style-name="P3" draw:layer="layout" svg:width="0.161cm" svg:height="0.209cm" svg:x="93.376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93.754cm" svg:y="3.245cm" svg:viewBox="0 0 593 566" draw:points="0,0 593,0 593,566 0,566">
          <text:p/>
        </draw:polygon>
        <draw:path draw:style-name="gr3" draw:text-style-name="P3" draw:layer="layout" svg:width="0.192cm" svg:height="0.202cm" svg:x="93.95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94.346cm" svg:y="3.245cm" svg:viewBox="0 0 594 566" draw:points="0,0 594,0 594,566 0,566">
          <text:p/>
        </draw:polygon>
        <draw:polygon draw:style-name="gr3" draw:text-style-name="P3" draw:layer="layout" svg:width="0.16cm" svg:height="0.202cm" svg:x="94.56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94.939cm" svg:y="3.245cm" svg:viewBox="0 0 594 566" draw:points="0,0 594,0 594,566 0,566">
          <text:p/>
        </draw:polygon>
        <draw:path draw:style-name="gr3" draw:text-style-name="P3" draw:layer="layout" svg:width="0.26cm" svg:height="0.202cm" svg:x="95.106cm" svg:y="3.395cm" svg:viewBox="0 0 261 203" svg:d="M261 0l-56 203h-26l-44-160c0 0-3-12-4-18h-1l-6 24-42 154h-28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95.532cm" svg:y="3.245cm" svg:viewBox="0 0 593 566" draw:points="0,0 593,0 593,566 0,566">
          <text:p/>
        </draw:polygon>
        <draw:polygon draw:style-name="gr3" draw:text-style-name="P3" draw:layer="layout" svg:width="0.16cm" svg:height="0.202cm" svg:x="95.74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96.124cm" svg:y="3.245cm" svg:viewBox="0 0 594 566" draw:points="0,0 594,0 594,566 0,566">
          <text:p/>
        </draw:polygon>
        <draw:polygon draw:style-name="gr3" draw:text-style-name="P3" draw:layer="layout" svg:width="0.136cm" svg:height="0.202cm" svg:x="96.357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96.717cm" svg:y="3.245cm" svg:viewBox="0 0 594 566" draw:points="0,0 594,0 594,566 0,566">
          <text:p/>
        </draw:polygon>
        <draw:path draw:style-name="gr3" draw:text-style-name="P3" draw:layer="layout" svg:width="0.161cm" svg:height="0.209cm" svg:x="96.932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93.754cm" svg:y="2.681cm" svg:viewBox="0 0 4149 565" draw:points="0,0 4149,0 4149,565 0,565">
          <text:p/>
        </draw:polygon>
        <draw:path draw:style-name="gr3" draw:text-style-name="P3" draw:layer="layout" svg:width="1.325cm" svg:height="0.262cm" svg:x="95.166cm" svg:y="2.83cm" svg:viewBox="0 0 1326 263" svg:d="M94 94c0 0 19 3 29 18 0 0 10 14 10 31 0 0 0 28-21 47 0 0-20 18-48 18 0 0-26 0-44-16 0 0-17-17-20-42l25-4c0 0 3 20 13 30 0 0 10 11 26 11 0 0 18 0 30-13 0 0 12-12 12-30 0 0 0-17-11-28 0 0-11-11-29-11 0 0-7 0-17 2l3-21c0 0 10 0 15-1 0 0 6-1 13-5 0 0 7-4 12-11 0 0 5-7 5-17 0 0 0-15-10-23 0 0-10-9-23-9 0 0-15 0-25 10 0 0-9 9-12 27l-24-4c0 0 4-27 21-40 0 0 16-13 39-13 0 0 25 0 42 15 0 0 17 16 17 38 0 0 0 28-28 40zM223 0c0 0 66 0 66 104 0 0 0 52-17 77 0 0-17 27-49 27 0 0-66 0-66-104 0 0 0-53 17-78 0 0 17-26 49-26zM223 187c0 0 20 0 30-20 0 0 10-20 10-63 0 0 0-31-4-49 0 0-5-17-14-26 0 0-9-9-22-9 0 0-20 0-30 20 0 0-10 20-10 64 0 0 0 30 4 47 0 0 5 18 14 27 0 0 8 9 22 9zM387 142h-76v-25h76zM609 204h-25v-170h-1l-58 170h-24l-58-173h-1v173h-25v-203h40l48 143c0 0 8 24 9 30h1c0 0 3-12 10-32l49-141h35zM776 204h-26c0 0-3-7-5-18 0 0-25 22-54 22 0 0-23 0-36-12 0 0-14-13-14-32 0 0 0-18 13-30 0 0 13-11 45-15l23-4c0 0 13-2 22-5 0 0 0-11-1-16 0 0-1-4-4-9 0 0-4-5-11-8 0 0-8-3-20-3 0 0-16 0-25 6 0 0-10 6-13 22l-25-3c0 0 5-23 21-34 0 0 17-12 45-12 0 0 27 0 39 8 0 0 13 8 15 19 0 0 3 11 3 28v34c0 0 0 30 1 42 0 0 2 10 7 20zM744 139v-9c0 0-20 6-48 10 0 0-28 4-28 24 0 0 0 10 7 16 0 0 8 8 22 8 0 0 18 0 32-12 0 0 15-11 15-37zM927 57l-55 150-1 1c0 0-8 24-19 40 0 0-10 15-31 15 0 0-7 0-16-3l-3-23c0 0 8 2 15 2 0 0 14 0 20-7 0 0 5-8 12-28l-57-147h27l35 96c0 0 3 8 7 22 0 0 4-16 9-30l32-88zM1014 142h-75v-25h75zM1129 204h-24v-159c0 0-19 18-50 30v-24c0 0 43-20 59-51h15zM1218 99c0 0 17-27 48-27 0 0 25 0 42 19 0 0 18 18 18 46 0 0 0 29-18 50 0 0-17 21-46 21 0 0-29 0-49-22 0 0-20-22-20-78 0 0 0-53 18-81 0 0 19-27 54-27 0 0 22 0 38 13 0 0 16 12 19 37l-25 3c0 0-6-33-34-33 0 0-19 0-32 19 0 0-14 19-14 60zM1262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97.31cm" svg:y="3.245cm" svg:viewBox="0 0 593 566" draw:points="0,0 593,0 593,566 0,566">
          <text:p/>
        </draw:polygon>
        <draw:path draw:style-name="gr3" draw:text-style-name="P3" draw:layer="layout" svg:width="0.16cm" svg:height="0.209cm" svg:x="97.525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97.902cm" svg:y="3.245cm" svg:viewBox="0 0 594 566" draw:points="0,0 594,0 594,566 0,566">
          <text:p/>
        </draw:polygon>
        <draw:path draw:style-name="gr3" draw:text-style-name="P3" draw:layer="layout" svg:width="0.192cm" svg:height="0.202cm" svg:x="98.103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98.495cm" svg:y="3.245cm" svg:viewBox="0 0 594 566" draw:points="0,0 594,0 594,566 0,566">
          <text:p/>
        </draw:polygon>
        <draw:polygon draw:style-name="gr3" draw:text-style-name="P3" draw:layer="layout" svg:width="0.16cm" svg:height="0.202cm" svg:x="98.71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99.088cm" svg:y="3.245cm" svg:viewBox="0 0 593 566" draw:points="0,0 593,0 593,566 0,566">
          <text:p/>
        </draw:polygon>
        <draw:path draw:style-name="gr3" draw:text-style-name="P3" draw:layer="layout" svg:width="0.26cm" svg:height="0.202cm" svg:x="99.254cm" svg:y="3.395cm" svg:viewBox="0 0 261 203" svg:d="M261 0l-56 203h-25l-44-160c0 0-4-12-5-18l-6 24-43 154h-28l-54-203h28l31 133c0 0 6 27 8 39v3c0 0 7-26 10-38l39-137h32l29 103c0 0 11 39 15 72h1c0 0 3-16 10-45l31-130z">
          <text:p/>
        </draw:path>
        <draw:polygon draw:style-name="gr2" draw:text-style-name="P2" draw:layer="layout" svg:width="0.593cm" svg:height="0.565cm" svg:x="99.68cm" svg:y="3.245cm" svg:viewBox="0 0 594 566" draw:points="0,0 594,0 594,566 0,566">
          <text:p/>
        </draw:polygon>
        <draw:polygon draw:style-name="gr3" draw:text-style-name="P3" draw:layer="layout" svg:width="0.16cm" svg:height="0.202cm" svg:x="99.89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00.273cm" svg:y="3.245cm" svg:viewBox="0 0 594 566" draw:points="0,0 594,0 594,566 0,566">
          <text:p/>
        </draw:polygon>
        <draw:polygon draw:style-name="gr3" draw:text-style-name="P3" draw:layer="layout" svg:width="0.136cm" svg:height="0.202cm" svg:x="100.50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00.866cm" svg:y="3.245cm" svg:viewBox="0 0 593 566" draw:points="0,0 593,0 593,566 0,566">
          <text:p/>
        </draw:polygon>
        <draw:path draw:style-name="gr3" draw:text-style-name="P3" draw:layer="layout" svg:width="0.16cm" svg:height="0.209cm" svg:x="101.081cm" svg:y="3.392cm" svg:viewBox="0 0 161 210" svg:d="M130 64c0 0-2-19-15-30 0 0-12-10-35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3 0 55 16 0 0 20 16 21 45z">
          <text:p/>
        </draw:path>
        <draw:polygon draw:style-name="gr2" draw:text-style-name="P2" draw:layer="layout" svg:width="4.149cm" svg:height="0.564cm" svg:x="97.902cm" svg:y="2.681cm" svg:viewBox="0 0 4150 565" draw:points="0,0 4150,0 4150,565 0,565">
          <text:p/>
        </draw:polygon>
        <draw:path draw:style-name="gr3" draw:text-style-name="P3" draw:layer="layout" svg:width="1.09cm" svg:height="0.207cm" svg:x="99.432cm" svg:y="2.83cm" svg:viewBox="0 0 1091 208" svg:d="M25 99c0 0 17-27 48-27 0 0 25 0 43 19 0 0 17 18 17 46 0 0 0 30-17 50 0 0-18 21-46 21 0 0-29 0-50-22 0 0-20-21-20-78 0 0 0-53 18-81 0 0 19-27 54-27 0 0 23 0 38 13 0 0 16 12 20 37l-25 3c0 0-7-33-34-33 0 0-19 0-33 19 0 0-14 19-14 60zM69 187c0 0 17 0 28-14 0 0 10-13 10-34 0 0 0-20-10-32 0 0-11-13-29-13 0 0-16 0-28 12 0 0-12 12-12 31 0 0 0 22 12 36 0 0 12 14 29 14zM230 142h-76v-25h76zM358 138c0 0 0 39-15 54 0 0-15 16-42 16 0 0-28 0-41-16 0 0-14-15-14-46l24-4c0 0 1 21 8 31 0 0 8 11 23 11 0 0 14 0 21-7 0 0 6-6 8-15 0 0 2-9 2-22v-139h26zM518 204h-22v-21h-1c0 0-16 25-46 25 0 0-15 0-28-7 0 0-13-8-17-20 0 0-5-13-5-33v-91h25v81c0 0 0 20 2 29 0 0 2 8 10 13 0 0 8 6 19 6 0 0 14 0 26-10 0 0 13-9 13-41v-78h24zM676 204h-25v-90c0 0 0-22-8-31 0 0-8-8-22-8 0 0-11 0-21 5 0 0-10 6-14 15 0 0-4 10-4 28v81h-25v-147h22v20h1c0 0 8-12 19-18 0 0 12-6 27-6 0 0 11 0 23 5 0 0 11 4 17 12 0 0 7 8 8 18 0 0 2 9 2 25zM780 142h-76v-25h76zM895 204h-25v-159c0 0-19 18-50 30v-24c0 0 43-20 58-51h17zM982 99c0 0 18-27 49-27 0 0 25 0 42 19 0 0 18 18 18 46 0 0 0 30-18 50 0 0-17 21-45 21 0 0-29 0-50-22 0 0-21-21-21-78 0 0 0-53 19-81 0 0 19-27 54-27 0 0 23 0 38 13 0 0 16 12 19 37l-24 3c0 0-7-33-35-33 0 0-19 0-32 19 0 0-14 19-14 60zM1027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101.458cm" svg:y="3.245cm" svg:viewBox="0 0 594 566" draw:points="0,0 594,0 594,566 0,566">
          <text:p/>
        </draw:polygon>
        <draw:path draw:style-name="gr3" draw:text-style-name="P3" draw:layer="layout" svg:width="0.161cm" svg:height="0.209cm" svg:x="101.673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0.593cm" svg:height="0.565cm" svg:x="102.051cm" svg:y="3.245cm" svg:viewBox="0 0 594 566" draw:points="0,0 594,0 594,566 0,566">
          <text:p/>
        </draw:polygon>
        <draw:path draw:style-name="gr3" draw:text-style-name="P3" draw:layer="layout" svg:width="0.192cm" svg:height="0.202cm" svg:x="102.251cm" svg:y="3.395cm" svg:viewBox="0 0 193 203" svg:d="M193 203h-25v-169l-59 169h-24l-58-172h-1v172h-26v-203h41l48 145c0 0 8 23 9 30h1c0 0 4-12 11-33l48-142h35z">
          <text:p/>
        </draw:path>
        <draw:polygon draw:style-name="gr2" draw:text-style-name="P2" draw:layer="layout" svg:width="0.592cm" svg:height="0.565cm" svg:x="102.644cm" svg:y="3.245cm" svg:viewBox="0 0 593 566" draw:points="0,0 593,0 593,566 0,566">
          <text:p/>
        </draw:polygon>
        <draw:polygon draw:style-name="gr3" draw:text-style-name="P3" draw:layer="layout" svg:width="0.16cm" svg:height="0.202cm" svg:x="102.8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3.236cm" svg:y="3.245cm" svg:viewBox="0 0 594 566" draw:points="0,0 594,0 594,566 0,566">
          <text:p/>
        </draw:polygon>
        <draw:path draw:style-name="gr3" draw:text-style-name="P3" draw:layer="layout" svg:width="0.26cm" svg:height="0.202cm" svg:x="103.403cm" svg:y="3.395cm" svg:viewBox="0 0 261 203" svg:d="M261 0l-56 203h-25l-44-160c0 0-4-12-5-18l-6 24-43 154h-28l-54-203h27l31 133c0 0 6 27 8 39l1 3c0 0 7-26 10-38l38-137h33l28 103c0 0 11 39 16 72 0 0 3-16 10-45l32-130z">
          <text:p/>
        </draw:path>
        <draw:polygon draw:style-name="gr2" draw:text-style-name="P2" draw:layer="layout" svg:width="0.593cm" svg:height="0.565cm" svg:x="103.829cm" svg:y="3.245cm" svg:viewBox="0 0 594 566" draw:points="0,0 594,0 594,566 0,566">
          <text:p/>
        </draw:polygon>
        <draw:polygon draw:style-name="gr3" draw:text-style-name="P3" draw:layer="layout" svg:width="0.16cm" svg:height="0.202cm" svg:x="104.04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04.422cm" svg:y="3.245cm" svg:viewBox="0 0 593 566" draw:points="0,0 593,0 593,566 0,566">
          <text:p/>
        </draw:polygon>
        <draw:polygon draw:style-name="gr3" draw:text-style-name="P3" draw:layer="layout" svg:width="0.136cm" svg:height="0.202cm" svg:x="104.655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105.014cm" svg:y="3.245cm" svg:viewBox="0 0 594 566" draw:points="0,0 594,0 594,566 0,566">
          <text:p/>
        </draw:polygon>
        <draw:path draw:style-name="gr3" draw:text-style-name="P3" draw:layer="layout" svg:width="0.161cm" svg:height="0.209cm" svg:x="105.229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4.149cm" svg:height="0.564cm" svg:x="102.051cm" svg:y="2.681cm" svg:viewBox="0 0 4150 565" draw:points="0,0 4150,0 4150,565 0,565">
          <text:p/>
        </draw:polygon>
        <draw:path draw:style-name="gr3" draw:text-style-name="P3" draw:layer="layout" svg:width="1.228cm" svg:height="0.207cm" svg:x="103.521cm" svg:y="2.83cm" svg:viewBox="0 0 1229 208" svg:d="M75 204h-25v-159c0 0-19 18-50 30v-24c0 0 43-20 59-51h16zM234 94c0 0 19 3 28 18 0 0 10 14 10 31 0 0 0 29-20 47 0 0-20 18-48 18 0 0-27 0-46-16 0 0-17-16-20-42l26-4c0 0 4 21 14 31 0 0 10 10 26 10 0 0 17 0 29-12 0 0 12-12 12-31 0 0 0-17-11-28 0 0-11-11-28-11 0 0-7 0-18 2l3-21c0 0 10 0 16-1 0 0 5-1 13-5 0 0 7-4 11-11 0 0 5-7 5-17 0 0 0-15-10-23 0 0-10-9-23-9 0 0-15 0-24 10 0 0-10 9-12 27l-26-4c0 0 5-27 22-40 0 0 17-13 40-13 0 0 25 0 42 15 0 0 17 16 17 38 0 0 0 28-28 40zM369 142h-76v-25h76zM496 138c0 0 0 39-14 54 0 0-16 16-42 16 0 0-27 0-41-16 0 0-13-15-13-46l24-4c0 0 0 21 7 31 0 0 8 11 23 11 0 0 13 0 20-7 0 0 7-6 8-15 0 0 2-9 2-22v-139h26zM657 204h-23v-21c0 0-17 25-46 25 0 0-16 0-29-7 0 0-13-8-17-20 0 0-4-13-4-33v-91h24v81c0 0 0 20 2 29 0 0 2 8 10 13 0 0 8 6 19 6 0 0 14 0 26-10 0 0 12-9 12-41v-78h26zM814 204h-24v-90c0 0 0-22-9-31 0 0-8-8-22-8 0 0-11 0-21 5 0 0-10 6-14 15 0 0-4 10-4 28v81h-25v-147h23v20c0 0 8-12 19-18 0 0 12-6 27-6 0 0 12 0 23 5 0 0 11 4 18 12 0 0 6 8 7 18 0 0 2 9 2 25zM918 142h-76v-25h76zM1033 204h-25v-159c0 0-19 18-50 30v-24c0 0 43-20 59-51h16zM1121 99c0 0 17-27 48-27 0 0 25 0 42 19 0 0 18 18 18 46 0 0 0 30-17 50 0 0-17 21-46 21 0 0-29 0-50-22 0 0-20-21-20-78 0 0 0-53 18-81 0 0 19-27 54-27 0 0 23 0 39 13 0 0 15 12 19 37l-25 3c0 0-7-33-34-33 0 0-19 0-33 19 0 0-14 19-14 60zM1165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105.607cm" svg:y="3.245cm" svg:viewBox="0 0 594 566" draw:points="0,0 594,0 594,566 0,566">
          <text:p/>
        </draw:polygon>
        <draw:path draw:style-name="gr3" draw:text-style-name="P3" draw:layer="layout" svg:width="0.161cm" svg:height="0.209cm" svg:x="105.822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0.592cm" svg:height="0.565cm" svg:x="106.2cm" svg:y="3.245cm" svg:viewBox="0 0 593 566" draw:points="0,0 593,0 593,566 0,566">
          <text:p/>
        </draw:polygon>
        <draw:path draw:style-name="gr3" draw:text-style-name="P3" draw:layer="layout" svg:width="0.192cm" svg:height="0.202cm" svg:x="106.4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106.792cm" svg:y="3.245cm" svg:viewBox="0 0 594 566" draw:points="0,0 594,0 594,566 0,566">
          <text:p/>
        </draw:polygon>
        <draw:polygon draw:style-name="gr3" draw:text-style-name="P3" draw:layer="layout" svg:width="0.16cm" svg:height="0.202cm" svg:x="107.00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7.385cm" svg:y="3.245cm" svg:viewBox="0 0 594 566" draw:points="0,0 594,0 594,566 0,566">
          <text:p/>
        </draw:polygon>
        <draw:path draw:style-name="gr3" draw:text-style-name="P3" draw:layer="layout" svg:width="0.26cm" svg:height="0.202cm" svg:x="107.552cm" svg:y="3.395cm" svg:viewBox="0 0 261 203" svg:d="M261 0l-56 203h-26l-44-160c0 0-3-12-4-18h-1l-6 24-42 154h-28l-54-203h27l31 133c0 0 7 27 9 39v3h1c0 0 5-26 8-38l39-137h32l29 103c0 0 11 39 16 72 0 0 3-16 10-45l32-130z">
          <text:p/>
        </draw:path>
        <draw:polygon draw:style-name="gr2" draw:text-style-name="P2" draw:layer="layout" svg:width="0.592cm" svg:height="0.565cm" svg:x="107.978cm" svg:y="3.245cm" svg:viewBox="0 0 593 566" draw:points="0,0 593,0 593,566 0,566">
          <text:p/>
        </draw:polygon>
        <draw:polygon draw:style-name="gr3" draw:text-style-name="P3" draw:layer="layout" svg:width="0.16cm" svg:height="0.202cm" svg:x="108.19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08.57cm" svg:y="3.245cm" svg:viewBox="0 0 594 566" draw:points="0,0 594,0 594,566 0,566">
          <text:p/>
        </draw:polygon>
        <draw:polygon draw:style-name="gr3" draw:text-style-name="P3" draw:layer="layout" svg:width="0.136cm" svg:height="0.202cm" svg:x="108.80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09.163cm" svg:y="3.245cm" svg:viewBox="0 0 594 566" draw:points="0,0 594,0 594,566 0,566">
          <text:p/>
        </draw:polygon>
        <draw:path draw:style-name="gr3" draw:text-style-name="P3" draw:layer="layout" svg:width="0.161cm" svg:height="0.209cm" svg:x="109.378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106.2cm" svg:y="2.681cm" svg:viewBox="0 0 4149 565" draw:points="0,0 4149,0 4149,565 0,565">
          <text:p/>
        </draw:polygon>
        <draw:path draw:style-name="gr3" draw:text-style-name="P3" draw:layer="layout" svg:width="1.25cm" svg:height="0.207cm" svg:x="107.648cm" svg:y="2.83cm" svg:viewBox="0 0 1251 208" svg:d="M133 204h-133c0 0 0-17 11-35 0 0 12-18 45-44 0 0 20-17 36-34 0 0 15-17 15-35 0 0 0-16-10-25 0 0-11-11-28-11 0 0-17 0-28 11 0 0-11 10-11 31l-26-4c0 0 3-28 20-43 0 0 18-15 46-15 0 0 29 0 46 16 0 0 17 17 17 40 0 0 0 20-14 40 0 0-14 20-56 53 0 0-22 18-29 31h99zM226 0c0 0 66 0 66 104 0 0 0 52-17 78 0 0-17 26-49 26 0 0-66 0-66-104 0 0 0-53 17-78 0 0 17-26 49-26zM226 187c0 0 20 0 30-19 0 0 10-21 10-64 0 0 0-31-4-49 0 0-5-17-13-26 0 0-10-9-23-9 0 0-20 0-30 20 0 0-10 20-10 64 0 0 0 30 4 47 0 0 5 19 14 28 0 0 9 8 22 8zM389 142h-76v-25h76zM518 138c0 0 0 39-15 54 0 0-15 16-42 16 0 0-28 0-41-16 0 0-14-15-14-46l24-4c0 0 0 21 8 31 0 0 7 11 23 11 0 0 13 0 21-7 0 0 6-6 8-15 0 0 1-9 1-22v-139h27zM678 204h-22v-21h-1c0 0-17 25-46 25 0 0-15 0-28-7 0 0-13-8-17-20 0 0-5-13-5-33v-91h25v81c0 0 0 20 2 29 0 0 2 8 10 13 0 0 7 6 18 6 0 0 14 0 27-10 0 0 12-9 12-41v-78h25zM836 204h-25v-90c0 0 0-22-8-31 0 0-8-8-22-8 0 0-11 0-21 5 0 0-10 6-14 15 0 0-4 10-4 28v81h-25v-147h22v20h1c0 0 7-12 19-18 0 0 12-6 27-6 0 0 11 0 23 5 0 0 11 4 17 12 0 0 7 8 8 18 0 0 2 9 2 25zM940 142h-76v-25h76zM1054 204h-24v-159c0 0-19 18-50 30v-24c0 0 43-20 58-51h16zM1142 99c0 0 17-27 49-27 0 0 25 0 42 19 0 0 18 18 18 46 0 0 0 30-18 50 0 0-17 21-46 21 0 0-29 0-49-22 0 0-21-21-21-78 0 0 0-53 19-81 0 0 18-27 54-27 0 0 22 0 38 13 0 0 16 12 19 37l-24 3c0 0-7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109.756cm" svg:y="3.245cm" svg:viewBox="0 0 593 566" draw:points="0,0 593,0 593,566 0,566">
          <text:p/>
        </draw:polygon>
        <draw:path draw:style-name="gr3" draw:text-style-name="P3" draw:layer="layout" svg:width="0.16cm" svg:height="0.209cm" svg:x="109.971cm" svg:y="3.392cm" svg:viewBox="0 0 161 210" svg:d="M130 64c0 0-2-19-14-30 0 0-12-10-35-10 0 0-21 0-34 8 0 0-13 7-13 23 0 0 0 13 10 20 0 0 10 6 38 13 0 0 25 5 41 11 0 0 16 6 27 18 0 0 11 12 11 32 0 0 0 26-20 44 0 0-21 17-54 17 0 0-43 0-65-19 0 0-21-19-22-49l25-3c0 0 2 25 20 36 0 0 17 11 41 11 0 0 22 0 36-10 0 0 14-9 14-25 0 0 0-16-15-24 0 0-14-7-48-15 0 0-34-7-51-20 0 0-14-14-14-35 0 0 0-25 19-41 0 0 20-16 53-16 0 0 33 0 54 16 0 0 20 16 21 45z">
          <text:p/>
        </draw:path>
        <draw:polygon draw:style-name="gr2" draw:text-style-name="P2" draw:layer="layout" svg:width="0.593cm" svg:height="0.565cm" svg:x="110.348cm" svg:y="3.245cm" svg:viewBox="0 0 594 566" draw:points="0,0 594,0 594,566 0,566">
          <text:p/>
        </draw:polygon>
        <draw:path draw:style-name="gr3" draw:text-style-name="P3" draw:layer="layout" svg:width="0.192cm" svg:height="0.202cm" svg:x="110.549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110.941cm" svg:y="3.245cm" svg:viewBox="0 0 594 566" draw:points="0,0 594,0 594,566 0,566">
          <text:p/>
        </draw:polygon>
        <draw:polygon draw:style-name="gr3" draw:text-style-name="P3" draw:layer="layout" svg:width="0.16cm" svg:height="0.202cm" svg:x="111.15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11.534cm" svg:y="3.245cm" svg:viewBox="0 0 593 566" draw:points="0,0 593,0 593,566 0,566">
          <text:p/>
        </draw:polygon>
        <draw:path draw:style-name="gr3" draw:text-style-name="P3" draw:layer="layout" svg:width="0.26cm" svg:height="0.202cm" svg:x="111.7cm" svg:y="3.395cm" svg:viewBox="0 0 261 203" svg:d="M261 0l-56 203h-25l-44-160c0 0-4-12-5-18l-6 24-43 154h-28l-54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12.126cm" svg:y="3.245cm" svg:viewBox="0 0 594 566" draw:points="0,0 594,0 594,566 0,566">
          <text:p/>
        </draw:polygon>
        <draw:polygon draw:style-name="gr3" draw:text-style-name="P3" draw:layer="layout" svg:width="0.16cm" svg:height="0.202cm" svg:x="112.34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2.719cm" svg:y="3.245cm" svg:viewBox="0 0 594 566" draw:points="0,0 594,0 594,566 0,566">
          <text:p/>
        </draw:polygon>
        <draw:polygon draw:style-name="gr3" draw:text-style-name="P3" draw:layer="layout" svg:width="0.136cm" svg:height="0.202cm" svg:x="112.952cm" svg:y="3.395cm" svg:viewBox="0 0 137 203" draw:points="137,24 26,24 26,87 122,87 122,111 26,111 26,203 0,203 0,0 137,0">
          <text:p/>
        </draw:polygon>
        <draw:polygon draw:style-name="gr2" draw:text-style-name="P2" draw:layer="layout" svg:width="0.592cm" svg:height="0.565cm" svg:x="113.312cm" svg:y="3.245cm" svg:viewBox="0 0 593 566" draw:points="0,0 593,0 593,566 0,566">
          <text:p/>
        </draw:polygon>
        <draw:path draw:style-name="gr3" draw:text-style-name="P3" draw:layer="layout" svg:width="0.16cm" svg:height="0.209cm" svg:x="113.527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110.348cm" svg:y="2.681cm" svg:viewBox="0 0 4150 565" draw:points="0,0 4150,0 4150,565 0,565">
          <text:p/>
        </draw:polygon>
        <draw:path draw:style-name="gr3" draw:text-style-name="P3" draw:layer="layout" svg:width="1.25cm" svg:height="0.207cm" svg:x="111.796cm" svg:y="2.83cm" svg:viewBox="0 0 1251 208" svg:d="M135 204h-135c0 0 0-17 12-35 0 0 12-18 45-44 0 0 19-17 36-34 0 0 16-17 16-35 0 0 0-16-11-25 0 0-11-11-28-11 0 0-17 0-28 11 0 0-11 10-11 31l-26-4c0 0 2-28 20-43 0 0 18-15 45-15 0 0 31 0 48 16 0 0 16 17 16 40 0 0 0 20-14 40 0 0-14 20-56 53 0 0-22 18-30 31h101zM294 23c0 0-30 33-52 81 0 0-22 48-26 100h-25c0 0 1-41 20-91 0 0 20-50 51-85h-99v-24h131zM391 142h-76v-25h76zM519 138c0 0 0 39-15 54 0 0-15 16-42 16 0 0-27 0-41-16 0 0-13-15-13-46l24-4c0 0 0 21 8 31 0 0 7 11 22 11 0 0 14 0 20-7 0 0 7-6 8-15 0 0 2-9 2-22v-139h27zM679 204h-22v-21h-1c0 0-17 25-46 25 0 0-15 0-28-7 0 0-14-8-18-20 0 0-4-13-4-33v-91h25v81c0 0 0 20 1 29 0 0 3 8 10 13 0 0 8 6 19 6 0 0 14 0 26-10 0 0 13-9 13-41v-78h25zM837 204h-25v-90c0 0 0-22-8-31 0 0-8-8-23-8 0 0-11 0-21 5 0 0-10 6-14 15 0 0-4 10-4 28v81h-25v-147h23v20c0 0 8-12 20-18 0 0 11-6 26-6 0 0 12 0 23 5 0 0 12 4 18 12 0 0 6 8 8 18 0 0 2 9 2 25zM940 142h-76v-25h76zM1055 204h-25v-159c0 0-18 18-49 30v-24c0 0 42-20 58-51h16zM1143 99c0 0 17-27 49-27 0 0 25 0 42 19 0 0 17 18 17 46 0 0 0 30-17 50 0 0-17 21-46 21 0 0-29 0-49-22 0 0-21-21-21-78 0 0 0-53 18-81 0 0 19-27 54-27 0 0 23 0 39 13 0 0 15 12 19 37l-25 3c0 0-6-33-34-33 0 0-19 0-33 19 0 0-14 19-14 60zM1188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113.904cm" svg:y="3.245cm" svg:viewBox="0 0 594 566" draw:points="0,0 594,0 594,566 0,566">
          <text:p/>
        </draw:polygon>
        <draw:path draw:style-name="gr3" draw:text-style-name="P3" draw:layer="layout" svg:width="0.161cm" svg:height="0.209cm" svg:x="114.119cm" svg:y="3.392cm" svg:viewBox="0 0 162 210" svg:d="M130 64c0 0-1-19-14-30 0 0-12-10-35-10 0 0-21 0-34 8 0 0-13 7-13 23 0 0 0 13 11 20 0 0 10 6 38 13 0 0 25 5 41 11 0 0 16 6 27 18 0 0 11 12 11 32 0 0 0 26-20 44 0 0-21 17-55 17 0 0-42 0-64-19 0 0-21-19-23-49l26-3c0 0 1 25 19 36 0 0 17 11 41 11 0 0 23 0 37-10 0 0 13-9 13-25 0 0 0-16-14-24 0 0-15-7-48-15 0 0-36-7-51-20 0 0-15-14-15-35 0 0 0-25 19-41 0 0 20-16 53-16 0 0 34 0 54 16 0 0 21 16 22 45z">
          <text:p/>
        </draw:path>
        <draw:polygon draw:style-name="gr2" draw:text-style-name="P2" draw:layer="layout" svg:width="0.593cm" svg:height="0.565cm" svg:x="114.497cm" svg:y="3.245cm" svg:viewBox="0 0 594 566" draw:points="0,0 594,0 594,566 0,566">
          <text:p/>
        </draw:polygon>
        <draw:path draw:style-name="gr3" draw:text-style-name="P3" draw:layer="layout" svg:width="0.192cm" svg:height="0.202cm" svg:x="114.697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115.09cm" svg:y="3.245cm" svg:viewBox="0 0 593 566" draw:points="0,0 593,0 593,566 0,566">
          <text:p/>
        </draw:polygon>
        <draw:polygon draw:style-name="gr3" draw:text-style-name="P3" draw:layer="layout" svg:width="0.16cm" svg:height="0.202cm" svg:x="115.30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15.682cm" svg:y="3.245cm" svg:viewBox="0 0 594 566" draw:points="0,0 594,0 594,566 0,566">
          <text:p/>
        </draw:polygon>
        <draw:path draw:style-name="gr3" draw:text-style-name="P3" draw:layer="layout" svg:width="0.26cm" svg:height="0.202cm" svg:x="115.849cm" svg:y="3.395cm" svg:viewBox="0 0 261 203" svg:d="M261 0l-56 203h-25l-44-160c0 0-4-12-5-18l-6 24-43 154h-27l-55-203h27l32 133c0 0 6 27 8 39l1 3c0 0 6-26 9-38l38-137h33l28 103c0 0 11 39 16 72 0 0 3-16 10-45l32-130z">
          <text:p/>
        </draw:path>
        <draw:polygon draw:style-name="gr2" draw:text-style-name="P2" draw:layer="layout" svg:width="0.593cm" svg:height="0.565cm" svg:x="116.275cm" svg:y="3.245cm" svg:viewBox="0 0 594 566" draw:points="0,0 594,0 594,566 0,566">
          <text:p/>
        </draw:polygon>
        <draw:polygon draw:style-name="gr3" draw:text-style-name="P3" draw:layer="layout" svg:width="0.16cm" svg:height="0.202cm" svg:x="116.49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116.868cm" svg:y="3.245cm" svg:viewBox="0 0 593 566" draw:points="0,0 593,0 593,566 0,566">
          <text:p/>
        </draw:polygon>
        <draw:polygon draw:style-name="gr3" draw:text-style-name="P3" draw:layer="layout" svg:width="0.136cm" svg:height="0.202cm" svg:x="117.10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17.46cm" svg:y="3.245cm" svg:viewBox="0 0 594 566" draw:points="0,0 594,0 594,566 0,566">
          <text:p/>
        </draw:polygon>
        <draw:path draw:style-name="gr3" draw:text-style-name="P3" draw:layer="layout" svg:width="0.161cm" svg:height="0.209cm" svg:x="117.675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4.149cm" svg:height="0.564cm" svg:x="114.497cm" svg:y="2.681cm" svg:viewBox="0 0 4150 565" draw:points="0,0 4150,0 4150,565 0,565">
          <text:p/>
        </draw:polygon>
        <draw:path draw:style-name="gr3" draw:text-style-name="P3" draw:layer="layout" svg:width="1.004cm" svg:height="0.207cm" svg:x="116.066cm" svg:y="2.83cm" svg:viewBox="0 0 1005 208" svg:d="M140 155h-28v49h-25v-49h-87v-23l92-131h20v131h28zM87 132v-91l-63 91zM237 142h-75v-25h75zM365 138c0 0 0 39-15 54 0 0-15 16-41 16 0 0-28 0-41-16 0 0-14-15-14-46l24-4c0 0 1 21 8 31 0 0 8 11 23 11 0 0 13 0 20-7 0 0 6-6 8-15 0 0 1-9 1-22v-139h27zM525 204h-22v-21h-1c0 0-17 25-46 25 0 0-15 0-28-7 0 0-13-8-18-20 0 0-4-13-4-33v-91h25v81c0 0 0 20 2 29 0 0 2 8 10 13 0 0 7 6 18 6 0 0 14 0 27-10 0 0 12-9 12-41v-78h25zM588 204h-24v-203h24zM692 142h-75v-25h75zM808 204h-26v-159c0 0-18 18-49 30v-24c0 0 42-20 59-51h16zM896 99c0 0 17-27 49-27 0 0 25 0 42 19 0 0 18 18 18 46 0 0 0 30-18 50 0 0-17 21-46 21 0 0-29 0-49-22 0 0-21-21-21-78 0 0 0-53 19-81 0 0 18-27 53-27 0 0 23 0 39 13 0 0 15 12 19 37l-25 3c0 0-7-33-34-33 0 0-19 0-33 19 0 0-13 19-13 60zM941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118.053cm" svg:y="3.245cm" svg:viewBox="0 0 594 566" draw:points="0,0 594,0 594,566 0,566">
          <text:p/>
        </draw:polygon>
        <draw:path draw:style-name="gr3" draw:text-style-name="P3" draw:layer="layout" svg:width="0.161cm" svg:height="0.209cm" svg:x="118.268cm" svg:y="3.392cm" svg:viewBox="0 0 162 210" svg:d="M130 64c0 0-2-19-14-30 0 0-12-10-35-10 0 0-21 0-35 8 0 0-13 7-13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118.646cm" svg:y="3.245cm" svg:viewBox="0 0 593 566" draw:points="0,0 593,0 593,566 0,566">
          <text:p/>
        </draw:polygon>
        <draw:path draw:style-name="gr3" draw:text-style-name="P3" draw:layer="layout" svg:width="0.192cm" svg:height="0.202cm" svg:x="118.84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119.238cm" svg:y="3.245cm" svg:viewBox="0 0 594 566" draw:points="0,0 594,0 594,566 0,566">
          <text:p/>
        </draw:polygon>
        <draw:polygon draw:style-name="gr3" draw:text-style-name="P3" draw:layer="layout" svg:width="0.16cm" svg:height="0.202cm" svg:x="119.45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19.831cm" svg:y="3.245cm" svg:viewBox="0 0 594 566" draw:points="0,0 594,0 594,566 0,566">
          <text:p/>
        </draw:polygon>
        <draw:path draw:style-name="gr3" draw:text-style-name="P3" draw:layer="layout" svg:width="0.26cm" svg:height="0.202cm" svg:x="119.998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20.424cm" svg:y="3.245cm" svg:viewBox="0 0 593 566" draw:points="0,0 593,0 593,566 0,566">
          <text:p/>
        </draw:polygon>
        <draw:polygon draw:style-name="gr3" draw:text-style-name="P3" draw:layer="layout" svg:width="0.16cm" svg:height="0.202cm" svg:x="120.64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21.016cm" svg:y="3.245cm" svg:viewBox="0 0 594 566" draw:points="0,0 594,0 594,566 0,566">
          <text:p/>
        </draw:polygon>
        <draw:polygon draw:style-name="gr3" draw:text-style-name="P3" draw:layer="layout" svg:width="0.136cm" svg:height="0.202cm" svg:x="121.249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21.609cm" svg:y="3.245cm" svg:viewBox="0 0 594 566" draw:points="0,0 594,0 594,566 0,566">
          <text:p/>
        </draw:polygon>
        <draw:path draw:style-name="gr3" draw:text-style-name="P3" draw:layer="layout" svg:width="0.161cm" svg:height="0.209cm" svg:x="121.824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4.148cm" svg:height="0.564cm" svg:x="118.646cm" svg:y="2.681cm" svg:viewBox="0 0 4149 565" draw:points="0,0 4149,0 4149,565 0,565">
          <text:p/>
        </draw:polygon>
        <draw:path draw:style-name="gr3" draw:text-style-name="P3" draw:layer="layout" svg:width="1.133cm" svg:height="0.207cm" svg:x="120.163cm" svg:y="2.83cm" svg:viewBox="0 0 1134 208" svg:d="M74 204h-24v-159c0 0-19 18-50 30v-24c0 0 43-20 59-51h15zM231 204h-24v-159c0 0-19 18-50 30v-24c0 0 43-20 59-51h15zM368 142h-76v-25h76zM495 138c0 0 0 39-15 54 0 0-15 16-41 16 0 0-28 0-41-16 0 0-14-15-14-46l24-4c0 0 1 21 8 31 0 0 8 11 23 11 0 0 13 0 20-7 0 0 6-6 8-15 0 0 2-9 2-22v-139h26zM656 204h-22v-21h-1c0 0-16 25-46 25 0 0-15 0-28-7 0 0-13-8-17-20 0 0-4-13-4-33v-91h24v81c0 0 0 20 2 29 0 0 2 8 10 13 0 0 8 6 19 6 0 0 14 0 26-10 0 0 12-9 12-41v-78h25zM720 204h-25v-203h25zM823 142h-76v-25h76zM938 204h-25v-159c0 0-18 18-49 30v-24c0 0 43-20 58-51h16zM1026 99c0 0 17-27 49-27 0 0 25 0 42 19 0 0 17 18 17 46 0 0 0 30-17 50 0 0-17 21-46 21 0 0-29 0-49-22 0 0-21-21-21-78 0 0 0-53 19-81 0 0 18-27 53-27 0 0 23 0 39 13 0 0 16 12 19 37l-25 3c0 0-6-33-34-33 0 0-19 0-33 19 0 0-13 19-13 60zM1071 187c0 0 17 0 28-14 0 0 10-13 10-34 0 0 0-20-10-32 0 0-11-13-29-13 0 0-17 0-28 12 0 0-12 12-12 31 0 0 0 22 11 36 0 0 12 14 30 14z">
          <text:p/>
        </draw:path>
        <draw:polygon draw:style-name="gr2" draw:text-style-name="P2" draw:layer="layout" svg:width="0.592cm" svg:height="0.565cm" svg:x="122.202cm" svg:y="3.245cm" svg:viewBox="0 0 593 566" draw:points="0,0 593,0 593,566 0,566">
          <text:p/>
        </draw:polygon>
        <draw:path draw:style-name="gr3" draw:text-style-name="P3" draw:layer="layout" svg:width="0.16cm" svg:height="0.209cm" svg:x="122.417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122.794cm" svg:y="3.245cm" svg:viewBox="0 0 594 566" draw:points="0,0 594,0 594,566 0,566">
          <text:p/>
        </draw:polygon>
        <draw:path draw:style-name="gr3" draw:text-style-name="P3" draw:layer="layout" svg:width="0.192cm" svg:height="0.202cm" svg:x="122.995cm" svg:y="3.395cm" svg:viewBox="0 0 193 203" svg:d="M193 203h-26v-169l-58 169h-25l-58-172h-1v172h-25v-203h40l48 145c0 0 7 23 9 30 0 0 4-12 12-33l48-142h36z">
          <text:p/>
        </draw:path>
        <draw:polygon draw:style-name="gr2" draw:text-style-name="P2" draw:layer="layout" svg:width="0.593cm" svg:height="0.565cm" svg:x="123.387cm" svg:y="3.245cm" svg:viewBox="0 0 594 566" draw:points="0,0 594,0 594,566 0,566">
          <text:p/>
        </draw:polygon>
        <draw:polygon draw:style-name="gr3" draw:text-style-name="P3" draw:layer="layout" svg:width="0.16cm" svg:height="0.202cm" svg:x="123.60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23.98cm" svg:y="3.245cm" svg:viewBox="0 0 593 566" draw:points="0,0 593,0 593,566 0,566">
          <text:p/>
        </draw:polygon>
        <draw:path draw:style-name="gr3" draw:text-style-name="P3" draw:layer="layout" svg:width="0.26cm" svg:height="0.202cm" svg:x="124.146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24.572cm" svg:y="3.245cm" svg:viewBox="0 0 594 566" draw:points="0,0 594,0 594,566 0,566">
          <text:p/>
        </draw:polygon>
        <draw:polygon draw:style-name="gr3" draw:text-style-name="P3" draw:layer="layout" svg:width="0.16cm" svg:height="0.202cm" svg:x="124.78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25.165cm" svg:y="3.245cm" svg:viewBox="0 0 594 566" draw:points="0,0 594,0 594,566 0,566">
          <text:p/>
        </draw:polygon>
        <draw:polygon draw:style-name="gr3" draw:text-style-name="P3" draw:layer="layout" svg:width="0.136cm" svg:height="0.202cm" svg:x="125.39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25.758cm" svg:y="3.245cm" svg:viewBox="0 0 593 566" draw:points="0,0 593,0 593,566 0,566">
          <text:p/>
        </draw:polygon>
        <draw:path draw:style-name="gr3" draw:text-style-name="P3" draw:layer="layout" svg:width="0.16cm" svg:height="0.209cm" svg:x="125.973cm" svg:y="3.392cm" svg:viewBox="0 0 161 210" svg:d="M130 64c0 0-2-19-14-30 0 0-12-10-35-10 0 0-21 0-34 8 0 0-13 7-13 23 0 0 0 13 10 20 0 0 10 6 38 13 0 0 25 5 41 11 0 0 16 6 27 18 0 0 11 12 11 32 0 0 0 26-20 44 0 0-21 17-54 17 0 0-43 0-65-19 0 0-21-19-22-49l25-3c0 0 3 25 20 36 0 0 17 11 41 11 0 0 22 0 36-10 0 0 14-9 14-25 0 0 0-16-15-24 0 0-14-7-48-15 0 0-34-7-51-20 0 0-14-14-14-35 0 0 0-25 20-41 0 0 19-16 52-16 0 0 33 0 54 16 0 0 20 16 21 45z">
          <text:p/>
        </draw:path>
        <draw:polygon draw:style-name="gr2" draw:text-style-name="P2" draw:layer="layout" svg:width="4.149cm" svg:height="0.564cm" svg:x="122.794cm" svg:y="2.681cm" svg:viewBox="0 0 4150 565" draw:points="0,0 4150,0 4150,565 0,565">
          <text:p/>
        </draw:polygon>
        <draw:path draw:style-name="gr3" draw:text-style-name="P3" draw:layer="layout" svg:width="1.133cm" svg:height="0.207cm" svg:x="124.312cm" svg:y="2.83cm" svg:viewBox="0 0 1134 208" svg:d="M74 204h-25v-159c0 0-18 18-49 30v-24c0 0 43-20 58-51h16zM232 94c0 0 38 12 38 52 0 0 0 27-18 44 0 0-19 18-48 18 0 0-30 0-48-18 0 0-19-18-19-45 0 0 0-20 11-34 0 0 10-14 28-17v-1c0 0-31-9-31-41 0 0 0-22 16-37 0 0 16-15 42-15 0 0 27 0 43 15 0 0 16 16 16 38 0 0 0 30-30 40zM204 84c0 0 14 0 23-9 0 0 10-9 10-22 0 0 0-14-10-23 0 0-10-10-23-10 0 0-15 0-24 10 0 0-9 9-9 21 0 0 0 16 9 24 0 0 10 9 24 9zM204 187c0 0 17 0 29-11 0 0 12-11 12-30 0 0 0-18-12-30 0 0-12-12-30-12 0 0-18 0-29 12 0 0-11 12-11 29 0 0 0 18 11 30 0 0 12 12 30 12zM367 142h-76v-25h76zM495 138c0 0 0 39-15 54 0 0-15 16-42 16 0 0-27 0-40-16 0 0-14-15-14-46l24-4c0 0 0 21 8 31 0 0 7 11 22 11 0 0 14 0 20-7 0 0 7-6 9-15 0 0 1-9 1-22v-139h27zM655 204h-22v-21h-1c0 0-17 25-46 25 0 0-15 0-28-7 0 0-13-8-18-20 0 0-4-13-4-33v-91h25v81c0 0 0 20 2 29 0 0 1 8 10 13 0 0 7 6 18 6 0 0 14 0 27-10 0 0 12-9 12-41v-78h25zM718 204h-25v-203h25zM822 142h-76v-25h76zM938 204h-25v-159c0 0-18 18-50 30v-24c0 0 43-20 59-51h16zM1026 99c0 0 17-27 49-27 0 0 25 0 42 19 0 0 17 18 17 46 0 0 0 30-17 50 0 0-17 21-46 21 0 0-29 0-50-22 0 0-20-21-20-78 0 0 0-53 19-81 0 0 18-27 53-27 0 0 23 0 39 13 0 0 15 12 19 37l-25 3c0 0-7-33-34-33 0 0-19 0-33 19 0 0-13 19-13 60zM1070 187c0 0 18 0 28-14 0 0 11-13 11-34 0 0 0-20-11-32 0 0-10-13-28-13 0 0-17 0-29 12 0 0-12 12-12 31 0 0 0 22 12 36 0 0 12 14 29 14z">
          <text:p/>
        </draw:path>
        <draw:polygon draw:style-name="gr2" draw:text-style-name="P2" draw:layer="layout" svg:width="0.593cm" svg:height="0.565cm" svg:x="126.35cm" svg:y="3.245cm" svg:viewBox="0 0 594 566" draw:points="0,0 594,0 594,566 0,566">
          <text:p/>
        </draw:polygon>
        <draw:path draw:style-name="gr3" draw:text-style-name="P3" draw:layer="layout" svg:width="0.161cm" svg:height="0.209cm" svg:x="126.565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3-16 0 0 34 0 54 16 0 0 21 16 22 45z">
          <text:p/>
        </draw:path>
        <draw:polygon draw:style-name="gr2" draw:text-style-name="P2" draw:layer="layout" svg:width="0.593cm" svg:height="0.565cm" svg:x="126.943cm" svg:y="3.245cm" svg:viewBox="0 0 594 566" draw:points="0,0 594,0 594,566 0,566">
          <text:p/>
        </draw:polygon>
        <draw:path draw:style-name="gr3" draw:text-style-name="P3" draw:layer="layout" svg:width="0.192cm" svg:height="0.202cm" svg:x="127.143cm" svg:y="3.395cm" svg:viewBox="0 0 193 203" svg:d="M193 203h-25v-169l-60 169h-24l-57-172h-1v172h-26v-203h40l48 145c0 0 8 23 9 30h1c0 0 4-12 11-33l48-142h36z">
          <text:p/>
        </draw:path>
        <draw:polygon draw:style-name="gr2" draw:text-style-name="P2" draw:layer="layout" svg:width="0.592cm" svg:height="0.565cm" svg:x="127.536cm" svg:y="3.245cm" svg:viewBox="0 0 593 566" draw:points="0,0 593,0 593,566 0,566">
          <text:p/>
        </draw:polygon>
        <draw:polygon draw:style-name="gr3" draw:text-style-name="P3" draw:layer="layout" svg:width="0.16cm" svg:height="0.202cm" svg:x="127.75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28.128cm" svg:y="3.245cm" svg:viewBox="0 0 594 566" draw:points="0,0 594,0 594,566 0,566">
          <text:p/>
        </draw:polygon>
        <draw:path draw:style-name="gr3" draw:text-style-name="P3" draw:layer="layout" svg:width="0.26cm" svg:height="0.202cm" svg:x="128.295cm" svg:y="3.395cm" svg:viewBox="0 0 261 203" svg:d="M261 0l-56 203h-25l-44-160c0 0-4-12-5-18l-6 24-43 154h-27l-55-203h27l32 133c0 0 6 27 8 39l1 3c0 0 6-26 9-38l38-137h33l29 103c0 0 10 39 15 72 0 0 3-16 10-45l32-130z">
          <text:p/>
        </draw:path>
        <draw:polygon draw:style-name="gr2" draw:text-style-name="P2" draw:layer="layout" svg:width="0.593cm" svg:height="0.565cm" svg:x="128.721cm" svg:y="3.245cm" svg:viewBox="0 0 594 566" draw:points="0,0 594,0 594,566 0,566">
          <text:p/>
        </draw:polygon>
        <draw:polygon draw:style-name="gr3" draw:text-style-name="P3" draw:layer="layout" svg:width="0.16cm" svg:height="0.202cm" svg:x="128.93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29.314cm" svg:y="3.245cm" svg:viewBox="0 0 593 566" draw:points="0,0 593,0 593,566 0,566">
          <text:p/>
        </draw:polygon>
        <draw:polygon draw:style-name="gr3" draw:text-style-name="P3" draw:layer="layout" svg:width="0.136cm" svg:height="0.202cm" svg:x="129.547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129.906cm" svg:y="3.245cm" svg:viewBox="0 0 594 566" draw:points="0,0 594,0 594,566 0,566">
          <text:p/>
        </draw:polygon>
        <draw:path draw:style-name="gr3" draw:text-style-name="P3" draw:layer="layout" svg:width="0.161cm" svg:height="0.209cm" svg:x="130.121cm" svg:y="3.392cm" svg:viewBox="0 0 162 210" svg:d="M130 64c0 0-1-19-14-30 0 0-12-10-35-10 0 0-21 0-34 8 0 0-13 7-13 23 0 0 0 13 11 20 0 0 10 6 38 13 0 0 25 5 41 11 0 0 16 6 27 18 0 0 11 12 11 32 0 0 0 26-20 44 0 0-21 17-55 17 0 0-42 0-64-19 0 0-21-19-23-49l26-3c0 0 1 25 19 36 0 0 17 11 41 11 0 0 23 0 37-10 0 0 13-9 13-25 0 0 0-16-14-24 0 0-15-7-48-15 0 0-36-7-51-20 0 0-15-14-15-35 0 0 0-25 19-41 0 0 20-16 53-16 0 0 34 0 54 16 0 0 21 16 22 45z">
          <text:p/>
        </draw:path>
        <draw:polygon draw:style-name="gr2" draw:text-style-name="P2" draw:layer="layout" svg:width="4.149cm" svg:height="0.564cm" svg:x="126.943cm" svg:y="2.681cm" svg:viewBox="0 0 4150 565" draw:points="0,0 4150,0 4150,565 0,565">
          <text:p/>
        </draw:polygon>
        <draw:path draw:style-name="gr3" draw:text-style-name="P3" draw:layer="layout" svg:width="1.156cm" svg:height="0.207cm" svg:x="128.4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0 142h-76v-25h76zM519 138c0 0 0 39-16 54 0 0-14 16-41 16 0 0-28 0-42-16 0 0-13-15-13-46l24-4c0 0 0 21 8 31 0 0 7 11 23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130.499cm" svg:y="3.245cm" svg:viewBox="0 0 594 566" draw:points="0,0 594,0 594,566 0,566">
          <text:p/>
        </draw:polygon>
        <draw:path draw:style-name="gr3" draw:text-style-name="P3" draw:layer="layout" svg:width="0.161cm" svg:height="0.209cm" svg:x="130.714cm" svg:y="3.392cm" svg:viewBox="0 0 162 210" svg:d="M130 64c0 0-2-19-14-30 0 0-12-10-36-10 0 0-21 0-34 8 0 0-13 7-13 23 0 0 0 13 10 20 0 0 10 6 38 13 0 0 26 5 42 11 0 0 16 6 27 18 0 0 12 12 12 32 0 0 0 26-21 44 0 0-21 17-54 17 0 0-43 0-65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31.092cm" svg:y="3.245cm" svg:viewBox="0 0 593 566" draw:points="0,0 593,0 593,566 0,566">
          <text:p/>
        </draw:polygon>
        <draw:path draw:style-name="gr3" draw:text-style-name="P3" draw:layer="layout" svg:width="0.192cm" svg:height="0.202cm" svg:x="131.2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131.684cm" svg:y="3.245cm" svg:viewBox="0 0 594 566" draw:points="0,0 594,0 594,566 0,566">
          <text:p/>
        </draw:polygon>
        <draw:polygon draw:style-name="gr3" draw:text-style-name="P3" draw:layer="layout" svg:width="0.16cm" svg:height="0.202cm" svg:x="131.90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32.277cm" svg:y="3.245cm" svg:viewBox="0 0 594 566" draw:points="0,0 594,0 594,566 0,566">
          <text:p/>
        </draw:polygon>
        <draw:path draw:style-name="gr3" draw:text-style-name="P3" draw:layer="layout" svg:width="0.26cm" svg:height="0.202cm" svg:x="132.444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32.87cm" svg:y="3.245cm" svg:viewBox="0 0 593 566" draw:points="0,0 593,0 593,566 0,566">
          <text:p/>
        </draw:polygon>
        <draw:polygon draw:style-name="gr3" draw:text-style-name="P3" draw:layer="layout" svg:width="0.16cm" svg:height="0.202cm" svg:x="133.08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33.462cm" svg:y="3.245cm" svg:viewBox="0 0 594 566" draw:points="0,0 594,0 594,566 0,566">
          <text:p/>
        </draw:polygon>
        <draw:polygon draw:style-name="gr3" draw:text-style-name="P3" draw:layer="layout" svg:width="0.136cm" svg:height="0.202cm" svg:x="133.69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34.055cm" svg:y="3.245cm" svg:viewBox="0 0 594 566" draw:points="0,0 594,0 594,566 0,566">
          <text:p/>
        </draw:polygon>
        <draw:path draw:style-name="gr3" draw:text-style-name="P3" draw:layer="layout" svg:width="0.161cm" svg:height="0.209cm" svg:x="134.27cm" svg:y="3.392cm" svg:viewBox="0 0 162 210" svg:d="M130 64c0 0-2-19-14-30 0 0-12-10-35-10 0 0-21 0-35 8 0 0-13 7-13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131.092cm" svg:y="2.681cm" svg:viewBox="0 0 4149 565" draw:points="0,0 4149,0 4149,565 0,565">
          <text:p/>
        </draw:polygon>
        <draw:path draw:style-name="gr3" draw:text-style-name="P3" draw:layer="layout" svg:width="1.118cm" svg:height="0.262cm" svg:x="132.617cm" svg:y="2.83cm" svg:viewBox="0 0 1119 263" svg:d="M74 204h-24v-159c0 0-19 18-50 30v-24c0 0 43-20 58-51h16zM210 142h-75v-25h75zM408 204h-30l-24-62h-84l-23 62h-28l78-203h29zM346 120c0 0-25-65-28-74 0 0-3-9-7-24h-1c0 0-4 21-10 38l-23 60zM545 204h-22v-22h-1c0 0-16 26-46 26 0 0-15 0-28-7 0 0-13-8-17-21 0 0-5-13-5-32v-91h25v81c0 0 0 19 2 28 0 0 2 8 10 13 0 0 8 7 19 7 0 0 13 0 26-11 0 0 12-9 12-40v-78h25zM703 184c0 0 0 32-6 47 0 0-6 15-22 24 0 0-16 8-38 8 0 0-25 0-41-11 0 0-17-11-17-36l24 4c0 0 2 12 10 17 0 0 8 6 24 6 0 0 19 0 28-8 0 0 9-8 11-19 0 0 2-11 2-31 0 0-16 19-40 19 0 0-29 0-46-22 0 0-18-21-18-53 0 0 0-33 17-54 0 0 17-22 47-22 0 0 26 0 42 21v-17h23zM640 184c0 0 16-1 28-14 0 0 12-12 12-42 0 0 0-26-12-40 0 0-11-14-28-14 0 0-18 0-29 14 0 0-11 14-11 40 0 0 0 28 11 42 0 0 12 14 29 14zM807 142h-76v-25h76zM923 204h-25v-159c0 0-19 18-51 30v-24c0 0 44-20 59-51h17zM1010 99c0 0 18-27 49-27 0 0 25 0 42 19 0 0 18 18 18 46 0 0 0 29-18 50 0 0-17 21-45 21 0 0-30 0-50-22 0 0-21-22-21-78 0 0 0-53 19-81 0 0 18-27 54-27 0 0 22 0 38 13 0 0 16 12 19 37l-24 3c0 0-7-33-35-33 0 0-19 0-33 19 0 0-13 19-13 60zM1055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134.648cm" svg:y="3.245cm" svg:viewBox="0 0 593 566" draw:points="0,0 593,0 593,566 0,566">
          <text:p/>
        </draw:polygon>
        <draw:path draw:style-name="gr3" draw:text-style-name="P3" draw:layer="layout" svg:width="0.16cm" svg:height="0.209cm" svg:x="134.863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135.24cm" svg:y="3.245cm" svg:viewBox="0 0 594 566" draw:points="0,0 594,0 594,566 0,566">
          <text:p/>
        </draw:polygon>
        <draw:path draw:style-name="gr3" draw:text-style-name="P3" draw:layer="layout" svg:width="0.192cm" svg:height="0.202cm" svg:x="135.4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135.833cm" svg:y="3.245cm" svg:viewBox="0 0 594 566" draw:points="0,0 594,0 594,566 0,566">
          <text:p/>
        </draw:polygon>
        <draw:polygon draw:style-name="gr3" draw:text-style-name="P3" draw:layer="layout" svg:width="0.16cm" svg:height="0.202cm" svg:x="136.04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36.426cm" svg:y="3.245cm" svg:viewBox="0 0 593 566" draw:points="0,0 593,0 593,566 0,566">
          <text:p/>
        </draw:polygon>
        <draw:path draw:style-name="gr3" draw:text-style-name="P3" draw:layer="layout" svg:width="0.26cm" svg:height="0.202cm" svg:x="136.592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37.018cm" svg:y="3.245cm" svg:viewBox="0 0 594 566" draw:points="0,0 594,0 594,566 0,566">
          <text:p/>
        </draw:polygon>
        <draw:polygon draw:style-name="gr3" draw:text-style-name="P3" draw:layer="layout" svg:width="0.16cm" svg:height="0.202cm" svg:x="137.23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37.611cm" svg:y="3.245cm" svg:viewBox="0 0 594 566" draw:points="0,0 594,0 594,566 0,566">
          <text:p/>
        </draw:polygon>
        <draw:polygon draw:style-name="gr3" draw:text-style-name="P3" draw:layer="layout" svg:width="0.136cm" svg:height="0.202cm" svg:x="137.844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138.204cm" svg:y="3.245cm" svg:viewBox="0 0 593 566" draw:points="0,0 593,0 593,566 0,566">
          <text:p/>
        </draw:polygon>
        <draw:path draw:style-name="gr3" draw:text-style-name="P3" draw:layer="layout" svg:width="0.16cm" svg:height="0.209cm" svg:x="138.419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135.24cm" svg:y="2.681cm" svg:viewBox="0 0 4150 565" draw:points="0,0 4150,0 4150,565 0,565">
          <text:p/>
        </draw:polygon>
        <draw:path draw:style-name="gr3" draw:text-style-name="P3" draw:layer="layout" svg:width="1.137cm" svg:height="0.262cm" svg:x="136.7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9 204h-30l-24-62h-84l-23 62h-29l78-203h29zM367 120c0 0-25-65-28-74 0 0-4-9-7-24h-1c0 0-4 21-10 38l-23 60zM566 204h-22v-22h-1c0 0-17 26-46 26 0 0-15 0-28-7 0 0-13-8-17-21 0 0-5-13-5-32v-91h25v81c0 0 0 19 2 28 0 0 2 8 9 13 0 0 8 7 19 7 0 0 14 0 27-11 0 0 12-9 12-40v-78h25zM724 184c0 0 0 32-6 47 0 0-6 15-22 24 0 0-16 8-38 8 0 0-25 0-41-11 0 0-17-11-17-36l24 4c0 0 1 12 10 17 0 0 8 6 24 6 0 0 19 0 28-8 0 0 9-8 11-19 0 0 2-11 2-31 0 0-16 19-41 19 0 0-28 0-46-22 0 0-17-21-17-53 0 0 0-33 17-54 0 0 17-22 46-22 0 0 26 0 43 21v-17h23zM660 184c0 0 16-1 29-14 0 0 12-12 12-42 0 0 0-26-12-40 0 0-12-14-29-14 0 0-17 0-29 14 0 0-10 14-10 40 0 0 0 28 11 42 0 0 12 14 28 14zM827 142h-76v-25h76zM942 204h-25v-159c0 0-18 18-50 30v-24c0 0 44-20 59-51h16zM1030 99c0 0 17-27 49-27 0 0 25 0 42 19 0 0 17 18 17 46 0 0 0 29-17 50 0 0-17 21-46 21 0 0-29 0-49-22 0 0-21-22-21-78 0 0 0-53 19-81 0 0 18-27 53-27 0 0 23 0 39 13 0 0 16 12 19 37l-25 3c0 0-7-33-34-33 0 0-19 0-33 19 0 0-13 19-13 60zM1075 187c0 0 17 0 27-15 0 0 11-13 11-33 0 0 0-20-11-32 0 0-10-13-28-13 0 0-17 0-28 12 0 0-12 12-12 31 0 0 0 21 11 35 0 0 12 15 30 15z">
          <text:p/>
        </draw:path>
        <draw:polygon draw:style-name="gr2" draw:text-style-name="P2" draw:layer="layout" svg:width="0.593cm" svg:height="0.565cm" svg:x="138.796cm" svg:y="3.245cm" svg:viewBox="0 0 594 566" draw:points="0,0 594,0 594,566 0,566">
          <text:p/>
        </draw:polygon>
        <draw:path draw:style-name="gr3" draw:text-style-name="P3" draw:layer="layout" svg:width="0.161cm" svg:height="0.209cm" svg:x="139.011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39.389cm" svg:y="3.245cm" svg:viewBox="0 0 594 566" draw:points="0,0 594,0 594,566 0,566">
          <text:p/>
        </draw:polygon>
        <draw:path draw:style-name="gr3" draw:text-style-name="P3" draw:layer="layout" svg:width="0.192cm" svg:height="0.202cm" svg:x="139.5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139.982cm" svg:y="3.245cm" svg:viewBox="0 0 593 566" draw:points="0,0 593,0 593,566 0,566">
          <text:p/>
        </draw:polygon>
        <draw:polygon draw:style-name="gr3" draw:text-style-name="P3" draw:layer="layout" svg:width="0.16cm" svg:height="0.202cm" svg:x="140.19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40.574cm" svg:y="3.245cm" svg:viewBox="0 0 594 566" draw:points="0,0 594,0 594,566 0,566">
          <text:p/>
        </draw:polygon>
        <draw:path draw:style-name="gr3" draw:text-style-name="P3" draw:layer="layout" svg:width="0.26cm" svg:height="0.202cm" svg:x="140.741cm" svg:y="3.395cm" svg:viewBox="0 0 261 203" svg:d="M261 0l-56 203h-25l-44-160c0 0-4-12-5-18l-6 24-43 154h-27l-55-203h28l31 133c0 0 6 27 8 39l1 3c0 0 6-26 9-38l38-137h33l29 103c0 0 10 39 15 72 0 0 3-16 10-45l32-130z">
          <text:p/>
        </draw:path>
        <draw:polygon draw:style-name="gr2" draw:text-style-name="P2" draw:layer="layout" svg:width="0.593cm" svg:height="0.565cm" svg:x="141.167cm" svg:y="3.245cm" svg:viewBox="0 0 594 566" draw:points="0,0 594,0 594,566 0,566">
          <text:p/>
        </draw:polygon>
        <draw:polygon draw:style-name="gr3" draw:text-style-name="P3" draw:layer="layout" svg:width="0.16cm" svg:height="0.202cm" svg:x="141.38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41.76cm" svg:y="3.245cm" svg:viewBox="0 0 593 566" draw:points="0,0 593,0 593,566 0,566">
          <text:p/>
        </draw:polygon>
        <draw:polygon draw:style-name="gr3" draw:text-style-name="P3" draw:layer="layout" svg:width="0.136cm" svg:height="0.202cm" svg:x="141.99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42.352cm" svg:y="3.245cm" svg:viewBox="0 0 594 566" draw:points="0,0 594,0 594,566 0,566">
          <text:p/>
        </draw:polygon>
        <draw:path draw:style-name="gr3" draw:text-style-name="P3" draw:layer="layout" svg:width="0.161cm" svg:height="0.209cm" svg:x="142.567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39.389cm" svg:y="2.681cm" svg:viewBox="0 0 4150 565" draw:points="0,0 4150,0 4150,565 0,565">
          <text:p/>
        </draw:polygon>
        <draw:path draw:style-name="gr3" draw:text-style-name="P3" draw:layer="layout" svg:width="1.274cm" svg:height="0.262cm" svg:x="140.836cm" svg:y="2.83cm" svg:viewBox="0 0 1275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0 184c0 0 0 32-6 47 0 0-6 15-22 24 0 0-16 8-38 8 0 0-25 0-41-11 0 0-17-11-17-36l24 4c0 0 2 12 10 17 0 0 8 6 24 6 0 0 19 0 28-8 0 0 9-8 11-19 0 0 2-11 2-31 0 0-16 19-41 19 0 0-28 0-46-22 0 0-17-21-17-53 0 0 0-33 17-54 0 0 17-22 47-22 0 0 25 0 42 21v-17h23zM797 184c0 0 16-1 28-14 0 0 12-12 12-42 0 0 0-26-12-40 0 0-11-14-29-14 0 0-17 0-28 14 0 0-11 14-11 40 0 0 0 28 11 42 0 0 12 14 29 14zM963 142h-75v-25h75zM1078 204h-24v-159c0 0-19 18-50 30v-24c0 0 42-20 58-51h16zM1166 99c0 0 17-27 50-27 0 0 25 0 42 19 0 0 17 18 17 46 0 0 0 29-17 50 0 0-17 21-47 21 0 0-29 0-49-22 0 0-21-22-21-78 0 0 0-53 19-81 0 0 18-27 53-27 0 0 24 0 40 13 0 0 16 12 19 37l-25 3c0 0-7-33-35-33 0 0-19 0-33 19 0 0-13 19-13 60zM1211 187c0 0 18 0 28-15 0 0 11-13 11-33 0 0 0-20-11-32 0 0-10-13-29-13 0 0-16 0-28 12 0 0-12 12-12 31 0 0 0 21 12 35 0 0 11 15 29 15z">
          <text:p/>
        </draw:path>
        <draw:polygon draw:style-name="gr2" draw:text-style-name="P2" draw:layer="layout" svg:width="0.593cm" svg:height="0.565cm" svg:x="142.945cm" svg:y="3.245cm" svg:viewBox="0 0 594 566" draw:points="0,0 594,0 594,566 0,566">
          <text:p/>
        </draw:polygon>
        <draw:path draw:style-name="gr3" draw:text-style-name="P3" draw:layer="layout" svg:width="0.161cm" svg:height="0.209cm" svg:x="143.16cm" svg:y="3.392cm" svg:viewBox="0 0 162 210" svg:d="M130 64c0 0-2-19-15-30 0 0-12-10-35-10 0 0-21 0-34 8 0 0-13 7-13 23 0 0 0 13 10 20 0 0 10 6 38 13 0 0 25 5 42 11 0 0 16 6 27 18 0 0 12 12 12 32 0 0 0 26-21 44 0 0-22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0.592cm" svg:height="0.565cm" svg:x="143.538cm" svg:y="3.245cm" svg:viewBox="0 0 593 566" draw:points="0,0 593,0 593,566 0,566">
          <text:p/>
        </draw:polygon>
        <draw:path draw:style-name="gr3" draw:text-style-name="P3" draw:layer="layout" svg:width="0.192cm" svg:height="0.202cm" svg:x="143.738cm" svg:y="3.395cm" svg:viewBox="0 0 193 203" svg:d="M193 203h-26v-169h-1l-58 169h-24l-58-172v172h-26v-203h40l48 145c0 0 8 23 9 30 0 0 4-12 11-33l49-142h36z">
          <text:p/>
        </draw:path>
        <draw:polygon draw:style-name="gr2" draw:text-style-name="P2" draw:layer="layout" svg:width="0.593cm" svg:height="0.565cm" svg:x="144.13cm" svg:y="3.245cm" svg:viewBox="0 0 594 566" draw:points="0,0 594,0 594,566 0,566">
          <text:p/>
        </draw:polygon>
        <draw:polygon draw:style-name="gr3" draw:text-style-name="P3" draw:layer="layout" svg:width="0.16cm" svg:height="0.202cm" svg:x="144.34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44.723cm" svg:y="3.245cm" svg:viewBox="0 0 594 566" draw:points="0,0 594,0 594,566 0,566">
          <text:p/>
        </draw:polygon>
        <draw:path draw:style-name="gr3" draw:text-style-name="P3" draw:layer="layout" svg:width="0.26cm" svg:height="0.202cm" svg:x="144.89cm" svg:y="3.395cm" svg:viewBox="0 0 261 203" svg:d="M261 0l-56 203h-26l-44-160c0 0-3-12-4-18h-1l-6 24-42 154h-27l-55-203h28l31 133c0 0 6 27 8 39v3h1c0 0 5-26 8-38l39-137h32l29 103c0 0 11 39 16 72 0 0 3-16 10-45l32-130z">
          <text:p/>
        </draw:path>
        <draw:polygon draw:style-name="gr2" draw:text-style-name="P2" draw:layer="layout" svg:width="0.592cm" svg:height="0.565cm" svg:x="145.316cm" svg:y="3.245cm" svg:viewBox="0 0 593 566" draw:points="0,0 593,0 593,566 0,566">
          <text:p/>
        </draw:polygon>
        <draw:polygon draw:style-name="gr3" draw:text-style-name="P3" draw:layer="layout" svg:width="0.16cm" svg:height="0.202cm" svg:x="145.53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45.908cm" svg:y="3.245cm" svg:viewBox="0 0 594 566" draw:points="0,0 594,0 594,566 0,566">
          <text:p/>
        </draw:polygon>
        <draw:polygon draw:style-name="gr3" draw:text-style-name="P3" draw:layer="layout" svg:width="0.136cm" svg:height="0.202cm" svg:x="146.141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46.501cm" svg:y="3.245cm" svg:viewBox="0 0 594 566" draw:points="0,0 594,0 594,566 0,566">
          <text:p/>
        </draw:polygon>
        <draw:path draw:style-name="gr3" draw:text-style-name="P3" draw:layer="layout" svg:width="0.161cm" svg:height="0.209cm" svg:x="146.716cm" svg:y="3.392cm" svg:viewBox="0 0 162 210" svg:d="M130 64c0 0-2-19-14-30 0 0-12-10-36-10 0 0-21 0-34 8 0 0-13 7-13 23 0 0 0 13 10 20 0 0 10 6 38 13 0 0 27 5 42 11 0 0 16 6 27 18 0 0 12 12 12 32 0 0 0 26-21 44 0 0-21 17-54 17 0 0-43 0-65-19 0 0-21-19-22-49l25-3c0 0 2 25 19 36 0 0 17 11 42 11 0 0 22 0 36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143.538cm" svg:y="2.681cm" svg:viewBox="0 0 4149 565" draw:points="0,0 4149,0 4149,565 0,565">
          <text:p/>
        </draw:polygon>
        <draw:path draw:style-name="gr3" draw:text-style-name="P3" draw:layer="layout" svg:width="1.297cm" svg:height="0.262cm" svg:x="144.962cm" svg:y="2.83cm" svg:viewBox="0 0 1298 263" svg:d="M134 204h-134c0 0 0-17 12-36 0 0 12-17 44-43 0 0 20-17 36-34 0 0 15-17 15-35 0 0 0-16-10-25 0 0-11-11-28-11 0 0-16 0-27 11 0 0-12 10-12 31l-26-4c0 0 3-28 21-43 0 0 18-15 45-15 0 0 30 0 46 16 0 0 17 17 17 40 0 0 0 20-14 40 0 0-14 20-56 53 0 0-21 17-29 30h100zM291 204h-134c0 0 0-17 12-36 0 0 12-17 44-43 0 0 20-17 36-34 0 0 15-17 15-35 0 0 0-16-10-25 0 0-11-11-28-11 0 0-16 0-27 11 0 0-12 10-12 31l-26-4c0 0 3-28 21-43 0 0 18-15 45-15 0 0 30 0 46 16 0 0 17 17 17 40 0 0 0 20-14 40 0 0-14 20-56 53 0 0-21 17-29 30h100zM390 142h-76v-25h76zM588 204h-31l-23-62h-85l-22 62h-28l77-203h29zM526 120c0 0-25-65-28-74 0 0-4-9-7-24h-1c0 0-4 21-11 38l-22 60zM724 204h-22v-22c0 0-17 26-46 26 0 0-15 0-29-7 0 0-13-8-17-21 0 0-4-13-4-32v-91h25v81c0 0 0 19 1 28 0 0 2 8 10 13 0 0 8 7 19 7 0 0 14 0 26-11 0 0 13-9 13-40v-78h24zM883 184c0 0 0 32-6 47 0 0-6 15-22 24 0 0-16 8-38 8 0 0-25 0-42-11 0 0-16-11-16-36l24 4c0 0 1 12 10 17 0 0 8 6 23 6 0 0 20 0 29-8 0 0 9-8 11-19 0 0 1-11 1-31 0 0-15 19-40 19 0 0-29 0-46-22 0 0-17-21-17-53 0 0 0-33 17-54 0 0 16-22 46-22 0 0 26 0 42 21h1v-17h23zM819 184c0 0 16-1 28-14 0 0 13-12 13-42 0 0 0-26-12-40 0 0-12-14-29-14 0 0-18 0-29 14 0 0-11 14-11 40 0 0 0 28 12 42 0 0 11 14 28 14zM987 142h-77v-25h77zM1102 204h-25v-159c0 0-18 18-50 30v-24c0 0 43-20 59-51h16zM1190 99c0 0 17-27 49-27 0 0 24 0 42 19 0 0 17 18 17 46 0 0 0 29-17 50 0 0-18 21-46 21 0 0-29 0-49-22 0 0-21-22-21-78 0 0 0-53 18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147.094cm" svg:y="3.245cm" svg:viewBox="0 0 593 566" draw:points="0,0 593,0 593,566 0,566">
          <text:p/>
        </draw:polygon>
        <draw:path draw:style-name="gr3" draw:text-style-name="P3" draw:layer="layout" svg:width="0.16cm" svg:height="0.209cm" svg:x="147.309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147.686cm" svg:y="3.245cm" svg:viewBox="0 0 594 566" draw:points="0,0 594,0 594,566 0,566">
          <text:p/>
        </draw:polygon>
        <draw:path draw:style-name="gr3" draw:text-style-name="P3" draw:layer="layout" svg:width="0.192cm" svg:height="0.202cm" svg:x="147.887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148.279cm" svg:y="3.245cm" svg:viewBox="0 0 594 566" draw:points="0,0 594,0 594,566 0,566">
          <text:p/>
        </draw:polygon>
        <draw:polygon draw:style-name="gr3" draw:text-style-name="P3" draw:layer="layout" svg:width="0.16cm" svg:height="0.202cm" svg:x="148.49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48.872cm" svg:y="3.245cm" svg:viewBox="0 0 593 566" draw:points="0,0 593,0 593,566 0,566">
          <text:p/>
        </draw:polygon>
        <draw:path draw:style-name="gr3" draw:text-style-name="P3" draw:layer="layout" svg:width="0.26cm" svg:height="0.202cm" svg:x="149.038cm" svg:y="3.395cm" svg:viewBox="0 0 261 203" svg:d="M261 0l-56 203h-25l-44-160c0 0-4-12-5-18l-6 24-43 154h-27l-55-203h29l31 133c0 0 6 27 8 39v3c0 0 6-26 9-38l39-137h32l29 103c0 0 11 39 15 72h1c0 0 3-16 10-45l31-130z">
          <text:p/>
        </draw:path>
        <draw:polygon draw:style-name="gr2" draw:text-style-name="P2" draw:layer="layout" svg:width="0.593cm" svg:height="0.565cm" svg:x="149.464cm" svg:y="3.245cm" svg:viewBox="0 0 594 566" draw:points="0,0 594,0 594,566 0,566">
          <text:p/>
        </draw:polygon>
        <draw:polygon draw:style-name="gr3" draw:text-style-name="P3" draw:layer="layout" svg:width="0.16cm" svg:height="0.202cm" svg:x="149.68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50.057cm" svg:y="3.245cm" svg:viewBox="0 0 594 566" draw:points="0,0 594,0 594,566 0,566">
          <text:p/>
        </draw:polygon>
        <draw:polygon draw:style-name="gr3" draw:text-style-name="P3" draw:layer="layout" svg:width="0.136cm" svg:height="0.202cm" svg:x="150.29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50.65cm" svg:y="3.245cm" svg:viewBox="0 0 593 566" draw:points="0,0 593,0 593,566 0,566">
          <text:p/>
        </draw:polygon>
        <draw:path draw:style-name="gr3" draw:text-style-name="P3" draw:layer="layout" svg:width="0.16cm" svg:height="0.209cm" svg:x="150.865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147.686cm" svg:y="2.681cm" svg:viewBox="0 0 4150 565" draw:points="0,0 4150,0 4150,565 0,565">
          <text:p/>
        </draw:polygon>
        <draw:path draw:style-name="gr3" draw:text-style-name="P3" draw:layer="layout" svg:width="1.297cm" svg:height="0.262cm" svg:x="149.111cm" svg:y="2.83cm" svg:viewBox="0 0 1298 263" svg:d="M133 204h-133c0 0 0-17 11-36 0 0 12-17 45-43 0 0 20-17 36-34 0 0 16-17 16-35 0 0 0-16-11-25 0 0-11-11-28-11 0 0-17 0-28 11 0 0-11 10-11 31l-26-4c0 0 3-28 21-43 0 0 17-15 45-15 0 0 29 0 46 16 0 0 17 17 17 40 0 0 0 20-14 40 0 0-14 20-56 53 0 0-22 17-29 30h99zM267 108c0 0-7 12-20 19 0 0-12 8-27 8 0 0-25 0-43-19 0 0-17-18-17-48 0 0 0-30 18-49 0 0 17-19 46-19 0 0 27 0 48 22 0 0 21 22 21 76 0 0 0 55-19 81 0 0-19 29-54 29 0 0-23 0-38-13 0 0-15-13-18-39l23-2c0 0 6 33 34 33 0 0 23 0 35-22 0 0 12-21 12-57zM226 113c0 0 18 0 29-13 0 0 10-13 10-33 0 0 0-20-11-33 0 0-11-14-28-14 0 0-17 0-29 15 0 0-12 14-12 34 0 0 0 19 12 32 0 0 11 12 29 12zM390 142h-76v-25h76zM587 204h-30l-24-62h-84l-22 62h-28l77-203h29zM525 120c0 0-25-65-28-74 0 0-3-9-7-24 0 0-4 21-11 38l-23 60zM725 204h-22v-22c0 0-18 26-48 26 0 0-15 0-28-7 0 0-13-8-17-21 0 0-4-13-4-32v-91h24v81c0 0 0 19 2 28 0 0 2 8 10 13 0 0 8 7 19 7 0 0 14 0 26-11 0 0 13-9 13-40v-78h25zM884 184c0 0 0 32-7 47 0 0-6 15-22 24 0 0-16 8-38 8 0 0-24 0-41-11 0 0-17-11-17-36l25 4c0 0 1 12 9 17 0 0 9 6 24 6 0 0 19 0 28-8 0 0 9-8 11-19 0 0 2-11 2-31 0 0-16 19-40 19 0 0-29 0-46-22 0 0-18-21-18-53 0 0 0-33 17-54 0 0 17-22 47-22 0 0 26 0 42 21h1v-17h23zM820 184c0 0 16-1 28-14 0 0 12-12 12-42 0 0 0-26-11-40 0 0-12-14-29-14 0 0-18 0-29 14 0 0-11 14-11 40 0 0 0 28 11 42 0 0 12 14 29 14zM987 142h-76v-25h76zM1102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151.242cm" svg:y="3.245cm" svg:viewBox="0 0 594 566" draw:points="0,0 594,0 594,566 0,566">
          <text:p/>
        </draw:polygon>
        <draw:path draw:style-name="gr3" draw:text-style-name="P3" draw:layer="layout" svg:width="0.161cm" svg:height="0.209cm" svg:x="151.457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4-9 14-25 0 0 0-16-15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151.835cm" svg:y="3.245cm" svg:viewBox="0 0 594 566" draw:points="0,0 594,0 594,566 0,566">
          <text:p/>
        </draw:polygon>
        <draw:path draw:style-name="gr3" draw:text-style-name="P3" draw:layer="layout" svg:width="0.192cm" svg:height="0.202cm" svg:x="152.035cm" svg:y="3.395cm" svg:viewBox="0 0 193 203" svg:d="M193 203h-25v-169l-59 169h-25l-57-172h-1v172h-26v-203h40l48 145c0 0 8 23 10 30h1c0 0 4-12 11-33l48-142h35z">
          <text:p/>
        </draw:path>
        <draw:polygon draw:style-name="gr2" draw:text-style-name="P2" draw:layer="layout" svg:width="0.592cm" svg:height="0.565cm" svg:x="152.428cm" svg:y="3.245cm" svg:viewBox="0 0 593 566" draw:points="0,0 593,0 593,566 0,566">
          <text:p/>
        </draw:polygon>
        <draw:polygon draw:style-name="gr3" draw:text-style-name="P3" draw:layer="layout" svg:width="0.16cm" svg:height="0.202cm" svg:x="152.644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53.02cm" svg:y="3.245cm" svg:viewBox="0 0 594 566" draw:points="0,0 594,0 594,566 0,566">
          <text:p/>
        </draw:polygon>
        <draw:path draw:style-name="gr3" draw:text-style-name="P3" draw:layer="layout" svg:width="0.26cm" svg:height="0.202cm" svg:x="153.187cm" svg:y="3.395cm" svg:viewBox="0 0 261 203" svg:d="M261 0l-56 203h-25l-44-160c0 0-4-12-5-18l-6 24-43 154h-27l-55-203h28l31 133c0 0 6 27 8 39l1 3c0 0 6-26 9-38l38-137h33l28 103c0 0 11 39 16 72 0 0 3-16 10-45l32-130z">
          <text:p/>
        </draw:path>
        <draw:polygon draw:style-name="gr2" draw:text-style-name="P2" draw:layer="layout" svg:width="0.593cm" svg:height="0.565cm" svg:x="153.613cm" svg:y="3.245cm" svg:viewBox="0 0 594 566" draw:points="0,0 594,0 594,566 0,566">
          <text:p/>
        </draw:polygon>
        <draw:polygon draw:style-name="gr3" draw:text-style-name="P3" draw:layer="layout" svg:width="0.16cm" svg:height="0.202cm" svg:x="153.82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54.206cm" svg:y="3.245cm" svg:viewBox="0 0 593 566" draw:points="0,0 593,0 593,566 0,566">
          <text:p/>
        </draw:polygon>
        <draw:polygon draw:style-name="gr3" draw:text-style-name="P3" draw:layer="layout" svg:width="0.136cm" svg:height="0.202cm" svg:x="154.439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154.798cm" svg:y="3.245cm" svg:viewBox="0 0 594 566" draw:points="0,0 594,0 594,566 0,566">
          <text:p/>
        </draw:polygon>
        <draw:path draw:style-name="gr3" draw:text-style-name="P3" draw:layer="layout" svg:width="0.161cm" svg:height="0.209cm" svg:x="155.013cm" svg:y="3.392cm" svg:viewBox="0 0 162 210" svg:d="M130 64c0 0-1-19-14-30 0 0-13-10-36-10 0 0-21 0-34 8 0 0-12 7-12 23 0 0 0 13 10 20 0 0 10 6 38 13 0 0 26 5 42 11 0 0 16 6 27 18 0 0 11 12 11 32 0 0 0 26-20 44 0 0-21 17-56 17 0 0-42 0-63-19 0 0-21-19-23-49l26-3c0 0 1 25 18 36 0 0 17 11 41 11 0 0 24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151.835cm" svg:y="2.681cm" svg:viewBox="0 0 4150 565" draw:points="0,0 4150,0 4150,565 0,565">
          <text:p/>
        </draw:polygon>
        <draw:path draw:style-name="gr3" draw:text-style-name="P3" draw:layer="layout" svg:width="1.137cm" svg:height="0.261cm" svg:x="153.3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0 62c0 0-1-19-13-29 0 0-13-9-36-9 0 0-20 0-33 7 0 0-13 8-13 23 0 0 0 13 10 19 0 0 10 7 38 13 0 0 25 5 41 11 0 0 16 6 27 18 0 0 11 12 11 33 0 0 0 27-20 44 0 0-21 18-54 18 0 0-43 0-64-19 0 0-21-21-22-51l25-2c0 0 2 24 19 35 0 0 17 13 41 13 0 0 22 0 36-10 0 0 14-10 14-26 0 0 0-17-15-24 0 0-14-8-48-15 0 0-34-7-49-21 0 0-16-13-16-35 0 0 0-24 19-39 0 0 19-16 52-16 0 0 34 0 55 15 0 0 20 16 21 45zM573 138h-109c0 0 1 24 13 38 0 0 13 13 31 13 0 0 14 0 24-7 0 0 10-9 15-24l25 3c0 0-6 24-23 36 0 0-16 13-41 13 0 0-33 0-51-21 0 0-19-21-19-56 0 0 0-35 18-56 0 0 18-22 51-22 0 0 16 0 31 8 0 0 15 7 25 24 0 0 10 16 10 51zM548 118c0 0-2-23-14-32 0 0-13-10-27-10 0 0-18 0-29 12 0 0-11 11-13 30zM626 78c0 0 14-23 42-23 0 0 29 0 46 21 0 0 17 21 17 55 0 0 0 36-19 57 0 0-19 22-46 22 0 0-23 0-37-19h-1v71h-25v-203h23zM665 189c0 0 17 0 29-14 0 0 11-16 11-44 0 0 0-27-11-42 0 0-11-14-28-14 0 0-18 0-29 16 0 0-11 16-11 42 0 0 0 27 10 42 0 0 11 14 29 14zM827 144h-76v-25h76zM942 206h-25v-159c0 0-18 18-50 30v-24c0 0 43-20 59-51h16zM1030 101c0 0 17-27 48-27 0 0 25 0 43 19 0 0 17 18 17 46 0 0 0 29-17 50 0 0-18 21-46 21 0 0-29 0-50-22 0 0-20-22-20-78 0 0 0-53 18-81 0 0 19-27 54-27 0 0 23 0 38 13 0 0 16 12 20 37l-25 3c0 0-7-33-34-33 0 0-19 0-33 19 0 0-14 19-14 60zM1074 189c0 0 18 0 28-14 0 0 11-14 11-34 0 0 0-20-11-32 0 0-10-13-28-13 0 0-17 0-29 12 0 0-12 12-12 31 0 0 0 21 12 36 0 0 12 14 29 14z">
          <text:p/>
        </draw:path>
        <draw:polygon draw:style-name="gr2" draw:text-style-name="P2" draw:layer="layout" svg:width="0.593cm" svg:height="0.565cm" svg:x="155.391cm" svg:y="3.245cm" svg:viewBox="0 0 594 566" draw:points="0,0 594,0 594,566 0,566">
          <text:p/>
        </draw:polygon>
        <draw:path draw:style-name="gr3" draw:text-style-name="P3" draw:layer="layout" svg:width="0.161cm" svg:height="0.209cm" svg:x="155.606cm" svg:y="3.392cm" svg:viewBox="0 0 162 210" svg:d="M129 64c0 0-2-19-14-30 0 0-12-10-35-10 0 0-21 0-34 8 0 0-13 7-13 23 0 0 0 13 10 20 0 0 10 6 38 13 0 0 26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2 45z">
          <text:p/>
        </draw:path>
        <draw:polygon draw:style-name="gr2" draw:text-style-name="P2" draw:layer="layout" svg:width="0.592cm" svg:height="0.565cm" svg:x="155.984cm" svg:y="3.245cm" svg:viewBox="0 0 593 566" draw:points="0,0 593,0 593,566 0,566">
          <text:p/>
        </draw:polygon>
        <draw:path draw:style-name="gr3" draw:text-style-name="P3" draw:layer="layout" svg:width="0.192cm" svg:height="0.202cm" svg:x="156.1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56.576cm" svg:y="3.245cm" svg:viewBox="0 0 594 566" draw:points="0,0 594,0 594,566 0,566">
          <text:p/>
        </draw:polygon>
        <draw:polygon draw:style-name="gr3" draw:text-style-name="P3" draw:layer="layout" svg:width="0.16cm" svg:height="0.202cm" svg:x="156.79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57.169cm" svg:y="3.245cm" svg:viewBox="0 0 594 566" draw:points="0,0 594,0 594,566 0,566">
          <text:p/>
        </draw:polygon>
        <draw:path draw:style-name="gr3" draw:text-style-name="P3" draw:layer="layout" svg:width="0.26cm" svg:height="0.202cm" svg:x="157.336cm" svg:y="3.395cm" svg:viewBox="0 0 261 203" svg:d="M261 0l-56 203h-26l-44-160c0 0-3-12-4-18h-1l-6 24-42 154h-27l-55-203h28l31 133c0 0 6 27 8 39v3h1c0 0 5-26 8-38l39-137h32l29 103c0 0 11 39 16 72 0 0 3-16 10-45l32-130z">
          <text:p/>
        </draw:path>
        <draw:polygon draw:style-name="gr2" draw:text-style-name="P2" draw:layer="layout" svg:width="0.592cm" svg:height="0.565cm" svg:x="157.762cm" svg:y="3.245cm" svg:viewBox="0 0 593 566" draw:points="0,0 593,0 593,566 0,566">
          <text:p/>
        </draw:polygon>
        <draw:polygon draw:style-name="gr3" draw:text-style-name="P3" draw:layer="layout" svg:width="0.16cm" svg:height="0.202cm" svg:x="157.97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58.354cm" svg:y="3.245cm" svg:viewBox="0 0 594 566" draw:points="0,0 594,0 594,566 0,566">
          <text:p/>
        </draw:polygon>
        <draw:polygon draw:style-name="gr3" draw:text-style-name="P3" draw:layer="layout" svg:width="0.136cm" svg:height="0.202cm" svg:x="158.58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58.947cm" svg:y="3.245cm" svg:viewBox="0 0 594 566" draw:points="0,0 594,0 594,566 0,566">
          <text:p/>
        </draw:polygon>
        <draw:path draw:style-name="gr3" draw:text-style-name="P3" draw:layer="layout" svg:width="0.161cm" svg:height="0.209cm" svg:x="159.162cm" svg:y="3.392cm" svg:viewBox="0 0 162 210" svg:d="M130 64c0 0-2-19-15-30 0 0-12-10-35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4.148cm" svg:height="0.564cm" svg:x="155.984cm" svg:y="2.681cm" svg:viewBox="0 0 4149 565" draw:points="0,0 4149,0 4149,565 0,565">
          <text:p/>
        </draw:polygon>
        <draw:path draw:style-name="gr3" draw:text-style-name="P3" draw:layer="layout" svg:width="1.275cm" svg:height="0.261cm" svg:x="157.4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1-23 0 0 29 0 46 21 0 0 16 21 16 55 0 0 0 36-18 57 0 0-18 22-46 22 0 0-23 0-37-19h-1v71h-25v-203h23v19zM803 189c0 0 17 0 29-14 0 0 11-16 11-44 0 0 0-27-11-42 0 0-11-14-28-14 0 0-18 0-29 16 0 0-11 16-11 42 0 0 0 27 10 42 0 0 11 14 29 14zM964 144h-76v-25h76zM1079 206h-25v-159c0 0-18 18-50 30v-24c0 0 43-20 59-51h16zM1167 101c0 0 18-27 50-27 0 0 24 0 42 19 0 0 17 18 17 46 0 0 0 29-17 50 0 0-18 21-46 21 0 0-29 0-50-22 0 0-21-22-21-78 0 0 0-53 18-81 0 0 19-27 55-27 0 0 23 0 38 13 0 0 16 12 20 37l-25 3c0 0-7-33-34-33 0 0-19 0-34 19 0 0-14 19-14 60zM1213 189c0 0 16 0 27-14 0 0 11-14 11-34 0 0 0-20-11-32 0 0-11-13-29-13 0 0-16 0-29 12 0 0-11 12-11 31 0 0 0 21 11 36 0 0 13 14 31 14z">
          <text:p/>
        </draw:path>
        <draw:polygon draw:style-name="gr2" draw:text-style-name="P2" draw:layer="layout" svg:width="0.592cm" svg:height="0.565cm" svg:x="159.54cm" svg:y="3.245cm" svg:viewBox="0 0 593 566" draw:points="0,0 593,0 593,566 0,566">
          <text:p/>
        </draw:polygon>
        <draw:path draw:style-name="gr3" draw:text-style-name="P3" draw:layer="layout" svg:width="0.16cm" svg:height="0.209cm" svg:x="159.755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160.132cm" svg:y="3.245cm" svg:viewBox="0 0 594 566" draw:points="0,0 594,0 594,566 0,566">
          <text:p/>
        </draw:polygon>
        <draw:path draw:style-name="gr3" draw:text-style-name="P3" draw:layer="layout" svg:width="0.192cm" svg:height="0.202cm" svg:x="160.333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160.725cm" svg:y="3.245cm" svg:viewBox="0 0 594 566" draw:points="0,0 594,0 594,566 0,566">
          <text:p/>
        </draw:polygon>
        <draw:polygon draw:style-name="gr3" draw:text-style-name="P3" draw:layer="layout" svg:width="0.16cm" svg:height="0.202cm" svg:x="160.94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61.318cm" svg:y="3.245cm" svg:viewBox="0 0 593 566" draw:points="0,0 593,0 593,566 0,566">
          <text:p/>
        </draw:polygon>
        <draw:path draw:style-name="gr3" draw:text-style-name="P3" draw:layer="layout" svg:width="0.26cm" svg:height="0.202cm" svg:x="161.484cm" svg:y="3.395cm" svg:viewBox="0 0 261 203" svg:d="M261 0l-56 203h-25l-44-160c0 0-4-12-5-18l-6 24-43 154h-27l-55-203h29l31 133c0 0 6 27 8 39v3c0 0 6-26 9-38l39-137h32l29 103c0 0 11 39 15 72h1c0 0 3-16 10-45l31-130z">
          <text:p/>
        </draw:path>
        <draw:polygon draw:style-name="gr2" draw:text-style-name="P2" draw:layer="layout" svg:width="0.593cm" svg:height="0.565cm" svg:x="161.91cm" svg:y="3.245cm" svg:viewBox="0 0 594 566" draw:points="0,0 594,0 594,566 0,566">
          <text:p/>
        </draw:polygon>
        <draw:polygon draw:style-name="gr3" draw:text-style-name="P3" draw:layer="layout" svg:width="0.16cm" svg:height="0.202cm" svg:x="162.127cm" svg:y="3.395cm" svg:viewBox="0 0 161 203" draw:points="161,24 94,24 94,203 67,203 67,24 0,24 0,0 161,0">
          <text:p/>
        </draw:polygon>
        <draw:polygon draw:style-name="gr2" draw:text-style-name="P2" draw:layer="layout" svg:width="0.594cm" svg:height="0.565cm" svg:x="162.503cm" svg:y="3.245cm" svg:viewBox="0 0 595 566" draw:points="0,0 595,0 595,566 0,566">
          <text:p/>
        </draw:polygon>
        <draw:polygon draw:style-name="gr3" draw:text-style-name="P3" draw:layer="layout" svg:width="0.136cm" svg:height="0.202cm" svg:x="162.736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163.096cm" svg:y="3.245cm" svg:viewBox="0 0 593 566" draw:points="0,0 593,0 593,566 0,566">
          <text:p/>
        </draw:polygon>
        <draw:path draw:style-name="gr3" draw:text-style-name="P3" draw:layer="layout" svg:width="0.16cm" svg:height="0.209cm" svg:x="163.311cm" svg:y="3.392cm" svg:viewBox="0 0 161 210" svg:d="M130 64c0 0-3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160.132cm" svg:y="2.681cm" svg:viewBox="0 0 4150 565" draw:points="0,0 4150,0 4150,565 0,565">
          <text:p/>
        </draw:polygon>
        <draw:path draw:style-name="gr3" draw:text-style-name="P3" draw:layer="layout" svg:width="1.275cm" svg:height="0.261cm" svg:x="161.5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8 144h-76v-25h76zM518 62c0 0-1-19-14-29 0 0-12-9-35-9 0 0-20 0-34 7 0 0-12 8-12 23 0 0 0 13 10 19 0 0 10 7 38 13 0 0 25 5 41 11 0 0 16 6 27 18 0 0 11 12 11 33 0 0 0 27-20 44 0 0-21 18-54 18 0 0-43 0-64-19 0 0-21-21-23-51l26-2c0 0 1 24 18 35 0 0 17 13 41 13 0 0 23 0 37-10 0 0 14-10 14-26 0 0 0-17-15-24 0 0-14-8-48-15 0 0-35-7-50-21 0 0-15-13-15-35 0 0 0-24 19-39 0 0 19-16 52-16 0 0 34 0 54 15 0 0 21 16 22 45zM711 138h-110c0 0 2 24 14 38 0 0 12 13 31 13 0 0 14 0 24-7 0 0 10-9 15-24l25 3c0 0-6 24-23 36 0 0-16 13-41 13 0 0-33 0-51-21 0 0-19-21-19-56 0 0 0-35 18-56 0 0 18-22 51-22 0 0 16 0 30 8 0 0 15 7 25 24 0 0 11 16 11 51zM685 118c0 0-1-23-14-32 0 0-12-10-26-10 0 0-18 0-29 12 0 0-12 11-13 30zM764 78c0 0 14-23 42-23 0 0 29 0 45 21 0 0 18 21 18 55 0 0 0 36-19 57 0 0-19 22-46 22 0 0-23 0-38-19v71h-25v-203h23zM803 189c0 0 17 0 28-14 0 0 12-16 12-44 0 0 0-27-11-42 0 0-11-14-28-14 0 0-18 0-29 16 0 0-11 16-11 42 0 0 0 27 10 42 0 0 11 14 29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163.688cm" svg:y="3.245cm" svg:viewBox="0 0 594 566" draw:points="0,0 594,0 594,566 0,566">
          <text:p/>
        </draw:polygon>
        <draw:path draw:style-name="gr3" draw:text-style-name="P3" draw:layer="layout" svg:width="0.161cm" svg:height="0.209cm" svg:x="163.903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164.281cm" svg:y="3.245cm" svg:viewBox="0 0 594 566" draw:points="0,0 594,0 594,566 0,566">
          <text:p/>
        </draw:polygon>
        <draw:path draw:style-name="gr3" draw:text-style-name="P3" draw:layer="layout" svg:width="0.192cm" svg:height="0.202cm" svg:x="164.4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64.874cm" svg:y="3.245cm" svg:viewBox="0 0 593 566" draw:points="0,0 593,0 593,566 0,566">
          <text:p/>
        </draw:polygon>
        <draw:polygon draw:style-name="gr3" draw:text-style-name="P3" draw:layer="layout" svg:width="0.16cm" svg:height="0.202cm" svg:x="165.0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65.466cm" svg:y="3.245cm" svg:viewBox="0 0 594 566" draw:points="0,0 594,0 594,566 0,566">
          <text:p/>
        </draw:polygon>
        <draw:path draw:style-name="gr3" draw:text-style-name="P3" draw:layer="layout" svg:width="0.26cm" svg:height="0.202cm" svg:x="165.633cm" svg:y="3.395cm" svg:viewBox="0 0 261 203" svg:d="M261 0l-57 203h-25l-44-160c0 0-4-12-5-18l-6 24-43 154h-27l-54-203h27l31 133c0 0 6 27 8 39l1 3c0 0 6-26 9-38l38-137h33l29 103c0 0 10 39 15 72 0 0 3-16 10-45l32-130z">
          <text:p/>
        </draw:path>
        <draw:polygon draw:style-name="gr2" draw:text-style-name="P2" draw:layer="layout" svg:width="0.593cm" svg:height="0.565cm" svg:x="166.059cm" svg:y="3.245cm" svg:viewBox="0 0 594 566" draw:points="0,0 594,0 594,566 0,566">
          <text:p/>
        </draw:polygon>
        <draw:polygon draw:style-name="gr3" draw:text-style-name="P3" draw:layer="layout" svg:width="0.16cm" svg:height="0.202cm" svg:x="166.27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66.652cm" svg:y="3.245cm" svg:viewBox="0 0 593 566" draw:points="0,0 593,0 593,566 0,566">
          <text:p/>
        </draw:polygon>
        <draw:polygon draw:style-name="gr3" draw:text-style-name="P3" draw:layer="layout" svg:width="0.136cm" svg:height="0.202cm" svg:x="166.88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67.244cm" svg:y="3.245cm" svg:viewBox="0 0 594 566" draw:points="0,0 594,0 594,566 0,566">
          <text:p/>
        </draw:polygon>
        <draw:path draw:style-name="gr3" draw:text-style-name="P3" draw:layer="layout" svg:width="0.161cm" svg:height="0.209cm" svg:x="167.459cm" svg:y="3.392cm" svg:viewBox="0 0 162 210" svg:d="M129 64c0 0-1-19-14-30 0 0-12-10-35-10 0 0-21 0-34 8 0 0-12 7-12 23 0 0 0 13 10 20 0 0 10 6 38 13 0 0 25 5 41 11 0 0 16 6 28 18 0 0 11 12 11 32 0 0 0 26-20 44 0 0-22 17-56 17 0 0-42 0-63-19 0 0-21-19-23-49l26-3c0 0 1 25 18 36 0 0 17 11 41 11 0 0 23 0 37-10 0 0 14-9 14-25 0 0 0-16-15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164.281cm" svg:y="2.681cm" svg:viewBox="0 0 4150 565" draw:points="0,0 4150,0 4150,565 0,565">
          <text:p/>
        </draw:polygon>
        <draw:path draw:style-name="gr3" draw:text-style-name="P3" draw:layer="layout" svg:width="1.298cm" svg:height="0.261cm" svg:x="165.705cm" svg:y="2.828cm" svg:viewBox="0 0 1299 262" svg:d="M134 206h-134c0 0 0-17 12-36 0 0 12-17 45-43 0 0 19-17 35-34 0 0 16-17 16-35 0 0 0-16-11-25 0 0-11-11-27-11 0 0-17 0-28 11 0 0-11 10-11 31l-26-4c0 0 2-28 20-43 0 0 18-15 45-15 0 0 30 0 47 16 0 0 16 17 16 40 0 0 0 20-14 40 0 0-14 20-55 53 0 0-22 17-30 31h100zM185 101c0 0 17-27 49-27 0 0 25 0 42 19 0 0 17 18 17 46 0 0 0 29-17 50 0 0-17 21-46 21 0 0-29 0-49-22 0 0-21-22-21-78 0 0 0-53 19-81 0 0 18-27 53-27 0 0 23 0 39 13 0 0 16 12 19 37l-25 3c0 0-7-33-34-33 0 0-19 0-33 19 0 0-13 19-13 60zM230 189c0 0 17 0 27-14 0 0 11-14 11-34 0 0 0-20-11-32 0 0-10-13-28-13 0 0-16 0-28 12 0 0-12 12-12 31 0 0 0 21 12 36 0 0 11 14 29 14zM390 144h-75v-25h75zM541 62c0 0-2-19-14-29 0 0-12-9-35-9 0 0-21 0-34 7 0 0-13 8-13 23 0 0 0 13 10 19 0 0 11 7 38 13 0 0 26 5 41 11 0 0 16 6 27 18 0 0 12 12 12 33 0 0 0 27-21 44 0 0-20 18-54 18 0 0-42 0-64-19 0 0-21-21-22-51l25-2c0 0 2 24 19 35 0 0 17 13 41 13 0 0 23 0 36-10 0 0 14-10 14-26 0 0 0-17-14-24 0 0-15-8-49-15 0 0-34-7-49-21 0 0-15-13-15-35 0 0 0-24 19-39 0 0 19-16 52-16 0 0 33 0 54 15 0 0 20 16 22 45zM734 138h-110c0 0 1 24 14 38 0 0 12 13 31 13 0 0 14 0 23-7 0 0 10-9 15-24l26 3c0 0-6 24-23 36 0 0-17 13-41 13 0 0-33 0-52-21 0 0-18-21-18-56 0 0 0-35 18-56 0 0 18-22 50-22 0 0 16 0 31 8 0 0 15 7 25 24 0 0 11 16 11 51zM708 118c0 0-2-23-14-32 0 0-12-10-27-10 0 0-17 0-29 12 0 0-11 11-13 30zM787 78c0 0 14-23 42-23 0 0 28 0 45 21 0 0 17 21 17 55 0 0 0 36-19 57 0 0-18 22-45 22 0 0-24 0-38-19v71h-25v-203h22v19zM825 189c0 0 18 0 29-14 0 0 12-16 12-44 0 0 0-27-12-42 0 0-11-14-28-14 0 0-17 0-29 16 0 0-11 16-11 42 0 0 0 27 11 42 0 0 11 14 28 14zM987 144h-76v-25h76zM1102 206h-24v-159c0 0-19 18-50 30v-24c0 0 42-20 58-51h16zM1190 101c0 0 17-27 49-27 0 0 25 0 42 19 0 0 18 18 18 46 0 0 0 29-18 50 0 0-17 21-46 21 0 0-29 0-49-22 0 0-21-22-21-78 0 0 0-53 19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167.837cm" svg:y="3.245cm" svg:viewBox="0 0 594 566" draw:points="0,0 594,0 594,566 0,566">
          <text:p/>
        </draw:polygon>
        <draw:path draw:style-name="gr3" draw:text-style-name="P3" draw:layer="layout" svg:width="0.161cm" svg:height="0.209cm" svg:x="168.052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0.592cm" svg:height="0.565cm" svg:x="168.43cm" svg:y="3.245cm" svg:viewBox="0 0 593 566" draw:points="0,0 593,0 593,566 0,566">
          <text:p/>
        </draw:polygon>
        <draw:path draw:style-name="gr3" draw:text-style-name="P3" draw:layer="layout" svg:width="0.192cm" svg:height="0.202cm" svg:x="168.63cm" svg:y="3.395cm" svg:viewBox="0 0 193 203" svg:d="M193 203h-25v-169h-1l-59 169h-24l-58-172v172h-26v-203h40l48 145c0 0 8 23 9 30 0 0 4-12 11-33l50-142h35z">
          <text:p/>
        </draw:path>
        <draw:polygon draw:style-name="gr2" draw:text-style-name="P2" draw:layer="layout" svg:width="0.593cm" svg:height="0.565cm" svg:x="169.022cm" svg:y="3.245cm" svg:viewBox="0 0 594 566" draw:points="0,0 594,0 594,566 0,566">
          <text:p/>
        </draw:polygon>
        <draw:polygon draw:style-name="gr3" draw:text-style-name="P3" draw:layer="layout" svg:width="0.16cm" svg:height="0.202cm" svg:x="169.23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69.615cm" svg:y="3.245cm" svg:viewBox="0 0 594 566" draw:points="0,0 594,0 594,566 0,566">
          <text:p/>
        </draw:polygon>
        <draw:path draw:style-name="gr3" draw:text-style-name="P3" draw:layer="layout" svg:width="0.26cm" svg:height="0.202cm" svg:x="169.782cm" svg:y="3.395cm" svg:viewBox="0 0 261 203" svg:d="M261 0l-57 203h-26l-44-160c0 0-3-12-4-18h-1l-6 24-42 154h-27l-54-203h27l31 133c0 0 6 27 8 39v3h1c0 0 5-26 8-38l39-137h32l29 103c0 0 11 39 16 72 0 0 3-16 10-45l32-130z">
          <text:p/>
        </draw:path>
        <draw:polygon draw:style-name="gr2" draw:text-style-name="P2" draw:layer="layout" svg:width="0.592cm" svg:height="0.565cm" svg:x="170.208cm" svg:y="3.245cm" svg:viewBox="0 0 593 566" draw:points="0,0 593,0 593,566 0,566">
          <text:p/>
        </draw:polygon>
        <draw:polygon draw:style-name="gr3" draw:text-style-name="P3" draw:layer="layout" svg:width="0.16cm" svg:height="0.202cm" svg:x="170.42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70.8cm" svg:y="3.245cm" svg:viewBox="0 0 594 566" draw:points="0,0 594,0 594,566 0,566">
          <text:p/>
        </draw:polygon>
        <draw:polygon draw:style-name="gr3" draw:text-style-name="P3" draw:layer="layout" svg:width="0.136cm" svg:height="0.202cm" svg:x="171.033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71.393cm" svg:y="3.245cm" svg:viewBox="0 0 594 566" draw:points="0,0 594,0 594,566 0,566">
          <text:p/>
        </draw:polygon>
        <draw:path draw:style-name="gr3" draw:text-style-name="P3" draw:layer="layout" svg:width="0.161cm" svg:height="0.209cm" svg:x="171.608cm" svg:y="3.392cm" svg:viewBox="0 0 162 210" svg:d="M129 64c0 0-2-19-14-30 0 0-12-10-35-10 0 0-21 0-34 8 0 0-13 7-13 23 0 0 0 13 10 20 0 0 10 6 38 13 0 0 26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168.43cm" svg:y="2.681cm" svg:viewBox="0 0 4149 565" draw:points="0,0 4149,0 4149,565 0,565">
          <text:p/>
        </draw:polygon>
        <draw:path draw:style-name="gr3" draw:text-style-name="P3" draw:layer="layout" svg:width="1.074cm" svg:height="0.209cm" svg:x="169.967cm" svg:y="2.828cm" svg:viewBox="0 0 1075 210" svg:d="M95 96c0 0 20 3 29 18 0 0 10 14 10 31 0 0 0 28-20 47 0 0-21 18-49 18 0 0-27 0-44-16 0 0-18-17-21-42l25-4c0 0 4 20 14 30 0 0 10 11 26 11 0 0 17 0 29-13 0 0 13-12 13-30 0 0 0-17-12-28 0 0-11-11-28-11 0 0-7 0-18 2l3-21c0 0 10 0 16-1 0 0 6-1 13-5 0 0 7-4 12-11 0 0 4-7 4-17 0 0 0-15-10-23 0 0-10-9-23-9 0 0-15 0-24 10 0 0-10 9-12 27l-25-4c0 0 5-27 21-40 0 0 17-13 40-13 0 0 25 0 43 15 0 0 17 16 17 38 0 0 0 28-29 40zM231 144h-76v-25h76zM350 0c0 0 43 0 70 28 0 0 27 29 27 76 0 0 0 47-27 76 0 0-28 30-70 30 0 0-43 0-70-31 0 0-27-30-27-72 0 0 0-50 27-79 0 0 27-28 70-28zM350 186c0 0 31 0 50-22 0 0 19-21 19-60 0 0 0-39-20-60 0 0-19-22-49-22 0 0-30 0-49 21 0 0-20 21-20 64 0 0 0 35 19 57 0 0 19 22 50 22zM598 155c0 0-5 27-22 42 0 0-17 13-39 13 0 0-32 0-49-21 0 0-17-22-17-57 0 0 0-28 10-45 0 0 10-17 25-24 0 0 15-8 31-8 0 0 23 0 39 12 0 0 16 12 20 35l-24 4c0 0-4-15-12-23 0 0-9-7-22-7 0 0-20 0-31 15 0 0-11 14-11 41 0 0 0 27 11 41 0 0 10 16 30 16 0 0 16 0 25-10 0 0 9-9 12-28zM677 206c0 0-11 2-19 2 0 0-16 0-24-6 0 0-7-5-9-15 0 0-2-9-2-25v-84h-18v-19h18v-37l25-15v52h25v19h-25v85c0 0 0 12 3 16 0 0 2 5 11 5 0 0 6 0 11-1zM764 144h-76v-25h76zM879 206h-25v-159c0 0-19 18-50 30v-24c0 0 43-20 59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171.986cm" svg:y="3.245cm" svg:viewBox="0 0 593 566" draw:points="0,0 593,0 593,566 0,566">
          <text:p/>
        </draw:polygon>
        <draw:path draw:style-name="gr3" draw:text-style-name="P3" draw:layer="layout" svg:width="0.16cm" svg:height="0.209cm" svg:x="172.201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0.593cm" svg:height="0.565cm" svg:x="172.578cm" svg:y="3.245cm" svg:viewBox="0 0 594 566" draw:points="0,0 594,0 594,566 0,566">
          <text:p/>
        </draw:polygon>
        <draw:path draw:style-name="gr3" draw:text-style-name="P3" draw:layer="layout" svg:width="0.192cm" svg:height="0.202cm" svg:x="172.779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173.171cm" svg:y="3.245cm" svg:viewBox="0 0 594 566" draw:points="0,0 594,0 594,566 0,566">
          <text:p/>
        </draw:polygon>
        <draw:polygon draw:style-name="gr3" draw:text-style-name="P3" draw:layer="layout" svg:width="0.16cm" svg:height="0.202cm" svg:x="173.38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73.764cm" svg:y="3.245cm" svg:viewBox="0 0 593 566" draw:points="0,0 593,0 593,566 0,566">
          <text:p/>
        </draw:polygon>
        <draw:path draw:style-name="gr3" draw:text-style-name="P3" draw:layer="layout" svg:width="0.26cm" svg:height="0.202cm" svg:x="173.93cm" svg:y="3.395cm" svg:viewBox="0 0 261 203" svg:d="M261 0l-57 203h-25l-44-160c0 0-4-12-5-18l-6 24-43 154h-27l-54-203h28l31 133c0 0 6 27 8 39v3c0 0 6-26 9-38l39-137h32l29 103c0 0 11 39 15 72h1c0 0 3-16 10-45l31-130z">
          <text:p/>
        </draw:path>
        <draw:polygon draw:style-name="gr2" draw:text-style-name="P2" draw:layer="layout" svg:width="0.593cm" svg:height="0.565cm" svg:x="174.356cm" svg:y="3.245cm" svg:viewBox="0 0 594 566" draw:points="0,0 594,0 594,566 0,566">
          <text:p/>
        </draw:polygon>
        <draw:polygon draw:style-name="gr3" draw:text-style-name="P3" draw:layer="layout" svg:width="0.16cm" svg:height="0.202cm" svg:x="174.57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74.949cm" svg:y="3.245cm" svg:viewBox="0 0 594 566" draw:points="0,0 594,0 594,566 0,566">
          <text:p/>
        </draw:polygon>
        <draw:polygon draw:style-name="gr3" draw:text-style-name="P3" draw:layer="layout" svg:width="0.136cm" svg:height="0.202cm" svg:x="175.18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75.542cm" svg:y="3.245cm" svg:viewBox="0 0 593 566" draw:points="0,0 593,0 593,566 0,566">
          <text:p/>
        </draw:polygon>
        <draw:path draw:style-name="gr3" draw:text-style-name="P3" draw:layer="layout" svg:width="0.16cm" svg:height="0.209cm" svg:x="175.757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4.149cm" svg:height="0.564cm" svg:x="172.578cm" svg:y="2.681cm" svg:viewBox="0 0 4150 565" draw:points="0,0 4150,0 4150,565 0,565">
          <text:p/>
        </draw:polygon>
        <draw:path draw:style-name="gr3" draw:text-style-name="P3" draw:layer="layout" svg:width="1.211cm" svg:height="0.209cm" svg:x="174.0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3 206c0 0-11 2-19 2 0 0-16 0-24-6 0 0-7-5-8-15 0 0-2-9-2-25v-84h-18v-19h18v-37l24-15v52h25v19h-25v85c0 0 0 12 3 16 0 0 2 5 11 5 0 0 6 0 11-1zM900 144h-76v-25h76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176.134cm" svg:y="3.245cm" svg:viewBox="0 0 594 566" draw:points="0,0 594,0 594,566 0,566">
          <text:p/>
        </draw:polygon>
        <draw:path draw:style-name="gr3" draw:text-style-name="P3" draw:layer="layout" svg:width="0.161cm" svg:height="0.209cm" svg:x="176.349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4-9 14-25 0 0 0-16-15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176.727cm" svg:y="3.245cm" svg:viewBox="0 0 594 566" draw:points="0,0 594,0 594,566 0,566">
          <text:p/>
        </draw:polygon>
        <draw:path draw:style-name="gr3" draw:text-style-name="P3" draw:layer="layout" svg:width="0.192cm" svg:height="0.202cm" svg:x="176.927cm" svg:y="3.395cm" svg:viewBox="0 0 193 203" svg:d="M193 203h-25v-169l-59 169h-24l-58-172h-1v172h-26v-203h41l48 145c0 0 8 23 9 30h1c0 0 4-12 11-33l48-142h35z">
          <text:p/>
        </draw:path>
        <draw:polygon draw:style-name="gr2" draw:text-style-name="P2" draw:layer="layout" svg:width="0.592cm" svg:height="0.565cm" svg:x="177.32cm" svg:y="3.245cm" svg:viewBox="0 0 593 566" draw:points="0,0 593,0 593,566 0,566">
          <text:p/>
        </draw:polygon>
        <draw:polygon draw:style-name="gr3" draw:text-style-name="P3" draw:layer="layout" svg:width="0.16cm" svg:height="0.202cm" svg:x="177.536cm" svg:y="3.395cm" svg:viewBox="0 0 161 203" draw:points="161,24 93,24 93,203 66,203 66,24 0,24 0,0 161,0">
          <text:p/>
        </draw:polygon>
        <draw:polygon draw:style-name="gr4" draw:text-style-name="P2" draw:layer="layout" svg:width="0.593cm" svg:height="0.565cm" svg:x="177.912cm" svg:y="3.245cm" svg:viewBox="0 0 594 566" draw:points="0,0 594,0 594,566 0,566">
          <text:p/>
        </draw:polygon>
        <draw:polygon draw:style-name="gr5" draw:text-style-name="P1" draw:layer="layout" svg:width="0.593cm" svg:height="0.565cm" svg:x="177.912cm" svg:y="3.245cm" svg:viewBox="0 0 594 566" draw:points="0,0 594,0 594,566 0,566">
          <text:p/>
        </draw:polygon>
        <draw:path draw:style-name="gr3" draw:text-style-name="P3" draw:layer="layout" svg:width="0.26cm" svg:height="0.202cm" svg:x="178.079cm" svg:y="3.395cm" svg:viewBox="0 0 261 203" svg:d="M261 0l-57 203h-25l-44-160c0 0-4-12-5-18l-6 24-43 154h-27l-54-203h27l31 133c0 0 6 27 8 39l1 3c0 0 6-26 9-38l38-137h33l29 103c0 0 10 39 15 72 0 0 3-16 10-45l32-130z">
          <text:p/>
        </draw:path>
        <draw:polygon draw:style-name="gr2" draw:text-style-name="P2" draw:layer="layout" svg:width="0.593cm" svg:height="0.565cm" svg:x="178.505cm" svg:y="3.245cm" svg:viewBox="0 0 594 566" draw:points="0,0 594,0 594,566 0,566">
          <text:p/>
        </draw:polygon>
        <draw:polygon draw:style-name="gr3" draw:text-style-name="P3" draw:layer="layout" svg:width="0.16cm" svg:height="0.202cm" svg:x="178.72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179.098cm" svg:y="3.245cm" svg:viewBox="0 0 593 566" draw:points="0,0 593,0 593,566 0,566">
          <text:p/>
        </draw:polygon>
        <draw:polygon draw:style-name="gr3" draw:text-style-name="P3" draw:layer="layout" svg:width="0.136cm" svg:height="0.202cm" svg:x="179.33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79.69cm" svg:y="3.245cm" svg:viewBox="0 0 594 566" draw:points="0,0 594,0 594,566 0,566">
          <text:p/>
        </draw:polygon>
        <draw:path draw:style-name="gr3" draw:text-style-name="P3" draw:layer="layout" svg:width="0.161cm" svg:height="0.209cm" svg:x="179.905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176.727cm" svg:y="2.681cm" svg:viewBox="0 0 4150 565" draw:points="0,0 4150,0 4150,565 0,565">
          <text:p/>
        </draw:polygon>
        <draw:path draw:style-name="gr3" draw:text-style-name="P3" draw:layer="layout" svg:width="1.212cm" svg:height="0.209cm" svg:x="178.205cm" svg:y="2.828cm" svg:viewBox="0 0 1213 210" svg:d="M75 206h-25v-159c0 0-18 18-50 30v-24c0 0 43-20 59-51h16zM270 25c0 0-30 33-51 81 0 0-22 48-26 100h-25c0 0 0-42 20-91 0 0 19-50 50-85h-98v-24h130zM368 144h-76v-25h76zM488 0c0 0 42 0 70 28 0 0 26 29 26 76 0 0 0 47-27 76 0 0-27 30-69 30 0 0-44 0-71-31 0 0-27-30-27-72 0 0 0-50 27-79 0 0 28-28 71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180.283cm" svg:y="3.245cm" svg:viewBox="0 0 594 566" draw:points="0,0 594,0 594,566 0,566">
          <text:p/>
        </draw:polygon>
        <draw:path draw:style-name="gr3" draw:text-style-name="P3" draw:layer="layout" svg:width="0.161cm" svg:height="0.209cm" svg:x="180.498cm" svg:y="3.392cm" svg:viewBox="0 0 162 210" svg:d="M130 64c0 0-2-19-14-30 0 0-12-10-35-10 0 0-22 0-35 8 0 0-13 7-13 23 0 0 0 13 10 20 0 0 10 6 39 13 0 0 26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180.876cm" svg:y="3.245cm" svg:viewBox="0 0 593 566" draw:points="0,0 593,0 593,566 0,566">
          <text:p/>
        </draw:polygon>
        <draw:path draw:style-name="gr6" draw:text-style-name="P4" draw:layer="layout" svg:width="0.075cm" svg:height="0.203cm" svg:x="1.934cm" svg:y="3.987cm" svg:viewBox="0 0 76 204" svg:d="M76 204h-25v-159c0 0-19 18-51 30v-24c0 0 44-20 60-51h16z">
          <text:p/>
        </draw:path>
        <draw:polygon draw:style-name="gr7" draw:text-style-name="P3" draw:layer="layout" svg:width="4.459cm" svg:height="0.564cm" svg:x="2.173cm" svg:y="3.81cm" svg:viewBox="0 0 4460 565" draw:points="0,0 4460,0 4460,565 0,565">
          <text:p/>
        </draw:polygon>
        <draw:frame draw:style-name="gr1" draw:text-style-name="P1" draw:layer="layout" svg:width="0.451cm" svg:height="0.451cm" svg:x="2.173cm" svg:y="3.866cm">
          <draw:image xlink:href="Pictures/1000020100000010000000102EB278039C581793.png" xlink:type="simple" xlink:show="embed" xlink:actuate="onLoad">
            <text:p/>
          </draw:image>
        </draw:frame>
        <draw:path draw:style-name="gr8" draw:text-style-name="P5" draw:layer="layout" svg:width="1.54cm" svg:height="0.262cm" svg:x="2.737cm" svg:y="4.002cm" svg:viewBox="0 0 1541 263" svg:d="M165 204h-33l-106-159h3v159h-29v-204h33l106 160h-3v-160h29zM247 204h-31v-147h31zM247 29h-31v-29h31zM420 184c0 0 0 31-6 46 0 0-6 16-22 24 0 0-16 9-44 9 0 0-25 0-41-11 0 0-17-11-17-37l30 4c0 0 1 12 10 18 0 0 8 6 18 6 0 0 19 0 28-8 0 0 9-8 11-19 0 0 2-12 2-25 0 0-10 13-41 13 0 0-28 0-46-22 0 0-17-21-17-53 0 0 0-32 17-53 0 0 17-22 46-22 0 0 32 0 49 21h-3v-18h26zM350 183c0 0 16 0 29-12 0 0 12-13 12-43 0 0 0-26-12-40 0 0-12-14-29-14 0 0-12 0-23 15 0 0-11 14-11 39 0 0 0 29 12 42 0 0 11 13 22 13zM592 204h-31v-93c0 0 0-18-7-27 0 0-8-8-23-8 0 0-10 0-22 10 0 0-12 10-12 38v80h-30v-204h30v67c0 0 12-13 39-13 0 0 20 0 33 6 0 0 13 6 18 18 0 0 5 12 5 33zM702 203c0 0-11 2-24 2 0 0-16 0-24-5 0 0-7-6-9-15 0 0-2-9-2-24v-84h-18v-20h18v-37l31-18v55h25v20h-25v85c0 0 0 11 2 16 0 0 2 4 6 4 0 0 5 0 17-2zM764 204h-31v-147h31zM764 29h-31v-29h31zM937 204h-31v-89c0 0 0-23-8-31 0 0-8-8-22-8 0 0-6 0-15 5 0 0-10 5-14 15 0 0-5 10-5 28v80h-30v-147h28v21c0 0 2-12 14-18 0 0 12-6 27-6 0 0 17 0 29 4 0 0 11 4 17 13 0 0 7 8 8 17 0 0 2 9 2 26zM1110 184c0 0 0 31-6 46 0 0-7 16-23 24 0 0-15 9-43 9 0 0-25 0-42-11 0 0-16-11-16-37l30 4c0 0 1 12 10 18 0 0 8 6 18 6 0 0 19 0 28-8 0 0 9-8 11-19 0 0 2-12 2-25 0 0-11 13-41 13 0 0-29 0-46-22 0 0-17-21-17-53 0 0 0-32 17-53 0 0 17-22 46-22 0 0 32 0 48 21h-2v-18h26zM1040 183c0 0 16 0 28-12 0 0 13-13 13-43 0 0 0-26-12-40 0 0-12-14-29-14 0 0-12 0-23 15 0 0-11 14-11 39 0 0 0 29 12 42 0 0 11 13 22 13zM1290 204h-32c0 0-3-7-4-14 0 0-20 17-55 17 0 0-23 0-36-12 0 0-14-11-14-30 0 0 0-18 13-30 0 0 13-12 45-16l23-3c0 0 13-2 22-5 0 0 0-11-1-16 0 0-1-5-4-10 0 0-3-5-11-8 0 0-7-3-20-3 0 0-10 0-19 6 0 0-10 6-13 23l-30-4c0 0 4-22 20-34 0 0 17-11 46-11 0 0 32 0 44 8 0 0 13 8 16 19 0 0 2 11 2 28v34c0 0 0 30 1 40 0 0 1 11 7 21zM1252 139v-7c0 0-14 5-42 8 0 0-28 4-28 24 0 0 0 10 8 17 0 0 7 6 15 6 0 0 19 0 33-11 0 0 14-10 14-37zM1361 204h-31v-204h31zM1541 137h-109c0 0 1 24 14 37 0 0 12 13 25 13 0 0 14 0 23-8 0 0 10-7 15-23l32 4c0 0-7 22-23 35 0 0-17 12-47 12 0 0-33 0-52-20 0 0-18-20-18-55 0 0 0-35 18-56 0 0 18-22 50-22 0 0 22 0 37 7 0 0 15 7 25 24 0 0 10 17 10 52zM1510 116c0 0-2-22-14-32 0 0-12-10-27-10 0 0-11 0-23 12 0 0-11 12-13 30z">
          <text:p/>
        </draw:path>
        <draw:path draw:style-name="gr6" draw:text-style-name="P4" draw:layer="layout" svg:width="0.133cm" svg:height="0.203cm" svg:x="1.912cm" svg:y="4.552cm" svg:viewBox="0 0 134 204" svg:d="M134 204h-134c0 0 0-18 12-36 0 0 12-18 45-44 0 0 20-16 36-33 0 0 16-18 16-36 0 0 0-15-11-25 0 0-11-10-28-10 0 0-17 0-28 10 0 0-11 11-11 31l-27-3c0 0 3-28 22-43 0 0 17-15 45-15 0 0 29 0 46 16 0 0 17 17 17 40 0 0 0 19-14 39 0 0-14 20-56 53 0 0-22 18-29 31h99z">
          <text:p/>
        </draw:path>
        <draw:polygon draw:style-name="gr7" draw:text-style-name="P3" draw:layer="layout" svg:width="4.459cm" svg:height="0.564cm" svg:x="2.173cm" svg:y="4.374cm" svg:viewBox="0 0 4460 565" draw:points="0,0 4460,0 4460,565 0,565">
          <text:p/>
        </draw:polygon>
        <draw:path draw:style-name="gr8" draw:text-style-name="P5" draw:layer="layout" svg:width="2.859cm" svg:height="0.206cm" svg:x="3.132cm" svg:y="4.567cm" svg:viewBox="0 0 2860 207" svg:d="M189 203h-30l-24-61h-84l-23 61h-28l77-203h29zM127 121c0 0-25-66-28-76 0 0-4-9-7-24h-1c0 0-4 21-10 39l-23 61zM286 61l-9 23c0 0-9-5-18-5 0 0-13 0-20 12 0 0-8 13-8 35v77h-24v-146h22v22h1c0 0 11-26 31-26 0 0 12 0 25 8zM421 153c0 0-5 27-22 41 0 0-17 13-39 13 0 0-32 0-49-21 0 0-18-21-18-56 0 0 0-28 11-45 0 0 9-17 25-24 0 0 14-8 31-8 0 0 23 0 39 12 0 0 16 12 20 35l-24 3c0 0-4-14-13-22 0 0-8-7-21-7 0 0-21 0-31 14 0 0-11 15-11 42 0 0 0 27 10 41 0 0 11 15 31 15 0 0 16 0 25-9 0 0 9-9 11-28zM562 203h-25v-92c0 0 0-18-8-27 0 0-7-9-23-9 0 0-15 0-27 11 0 0-12 10-12 37v80h-24v-203h24v74c0 0 18-21 44-21 0 0 14 0 28 6 0 0 13 6 17 18 0 0 6 12 6 33zM624 203h-24v-146h24zM624 28h-24v-28h24zM719 203c0 0-11 2-19 2 0 0-16 0-23-6 0 0-8-5-9-14 0 0-2-9-2-25v-84h-18v-19h18v-38l25-14v52h25v19h-25v85c0 0 0 12 2 16 0 0 2 5 12 5 0 0 5 0 11-1zM868 136h-110c0 0 1 24 14 37 0 0 12 13 31 13 0 0 14 0 23-7 0 0 10-8 15-23l26 3c0 0-6 23-23 35 0 0-17 13-41 13 0 0-33 0-52-21 0 0-18-20-18-55 0 0 0-34 18-56 0 0 18-22 50-22 0 0 16 0 31 8 0 0 15 7 25 24 0 0 11 16 11 51zM842 116c0 0-2-23-14-33 0 0-12-9-27-9 0 0-17 0-29 12 0 0-11 11-13 30zM1017 153c0 0-5 27-22 41 0 0-17 13-39 13 0 0-32 0-49-21 0 0-17-21-17-56 0 0 0-28 9-45 0 0 11-17 25-24 0 0 16-8 32-8 0 0 23 0 39 12 0 0 16 12 20 35l-24 3c0 0-4-14-13-22 0 0-8-7-21-7 0 0-21 0-31 14 0 0-11 15-11 42 0 0 0 27 11 41 0 0 10 15 30 15 0 0 16 0 25-9 0 0 9-9 12-28zM1096 203c0 0-11 2-19 2 0 0-16 0-24-6 0 0-7-5-9-14 0 0-1-9-1-25v-84h-18v-19h18v-38l24-14v52h25v19h-25v85c0 0 0 12 3 16 0 0 2 5 11 5 0 0 5 0 11-1zM1237 203h-23v-21c0 0-17 25-46 25 0 0-17 0-30-7 0 0-13-8-17-20 0 0-4-13-4-33v-90h24v81c0 0 0 19 2 28 0 0 2 8 10 13 0 0 9 6 20 6 0 0 14 0 26-10 0 0 13-9 13-40v-78h25zM1354 61l-9 23c0 0-9-5-18-5 0 0-14 0-21 12 0 0-7 13-7 35v77h-25v-146h23v22c0 0 12-26 31-26 0 0 13 0 26 8zM1496 203h-27c0 0-3-7-5-18 0 0-25 22-53 22 0 0-23 0-37-12 0 0-13-12-13-31 0 0 0-18 12-30 0 0 14-11 45-15l24-4c0 0 13-2 21-5 0 0 0-11-1-16 0 0 0-4-4-9 0 0-3-5-11-8 0 0-7-3-20-3 0 0-16 0-25 6 0 0-9 6-13 22l-24-3c0 0 4-23 20-34 0 0 17-12 46-12 0 0 26 0 39 8 0 0 12 8 15 19 0 0 3 11 3 29v33c0 0 0 30 1 41 0 0 1 10 7 20zM1463 138v-8c0 0-20 6-48 10 0 0-28 4-28 24 0 0 0 10 8 16 0 0 7 7 22 7 0 0 18 0 32-11 0 0 14-11 14-38zM1551 203h-25v-203h25zM1671 0h69c0 0 19 0 32 2 0 0 13 2 25 9 0 0 12 7 21 20 0 0 9 13 14 30 0 0 6 16 6 40 0 0 0 45-21 73 0 0-22 29-73 29h-73zM1697 179h44c0 0 13 0 23-2 0 0 11-1 22-9 0 0 10-7 17-24 0 0 7-16 7-44 0 0 0-15-3-28 0 0-2-13-9-24 0 0-8-12-17-17 0 0-10-5-18-6 0 0-9-1-23-1h-43zM1998 136h-110c0 0 2 24 14 37 0 0 12 13 31 13 0 0 14 0 24-7 0 0 9-8 14-23l26 3c0 0-6 23-23 35 0 0-16 13-41 13 0 0-33 0-52-21 0 0-18-20-18-55 0 0 0-34 18-56 0 0 18-22 51-22 0 0 15 0 30 8 0 0 15 7 26 24 0 0 10 16 10 51zM1972 116c0 0-1-23-14-33 0 0-12-9-26-9 0 0-18 0-29 12 0 0-12 11-13 30zM2147 153c0 0-4 27-21 41 0 0-18 13-40 13 0 0-31 0-49-21 0 0-17-21-17-56 0 0 0-28 10-45 0 0 10-17 25-24 0 0 15-8 31-8 0 0 23 0 39 12 0 0 16 12 20 35l-24 3c0 0-4-14-12-22 0 0-8-7-22-7 0 0-20 0-31 14 0 0-11 15-11 42 0 0 0 27 11 41 0 0 10 15 30 15 0 0 16 0 25-9 0 0 9-9 12-28zM2194 203h-25v-146h25zM2194 28h-25v-28h25zM2313 98c0 0-1-12-10-18 0 0-8-6-22-6 0 0-14 0-23 5 0 0-9 4-9 14 0 0 0 8 7 12 0 0 7 4 28 9 0 0 23 6 35 11 0 0 11 4 17 12 0 0 7 9 7 23 0 0 0 20-16 33 0 0-16 14-43 14 0 0-28 0-43-12 0 0-16-12-20-36l25-3c0 0 2 15 12 22 0 0 9 8 26 8 0 0 16 0 25-7 0 0 9-7 9-17 0 0 0-6-5-10 0 0-4-4-10-6 0 0-6-2-26-7 0 0-32-8-42-18 0 0-10-11-10-26 0 0 0-18 15-30 0 0 14-12 39-12 0 0 27 0 41 11 0 0 14 10 17 30zM2398 203h-25v-146h25zM2398 28h-25v-28h25zM2495 53c0 0 30 0 49 20 0 0 19 19 19 55 0 0 0 43-20 61 0 0-22 18-48 18 0 0-28 0-48-19 0 0-20-18-20-58 0 0 0-38 19-57 0 0 20-20 49-20zM2495 186c0 0 21 0 32-16 0 0 11-15 11-41 0 0 0-28-12-41 0 0-13-14-31-14 0 0-19 0-31 14 0 0-12 14-12 42 0 0 0 28 12 42 0 0 13 14 31 14zM2712 203h-25v-89c0 0 0-22-8-31 0 0-8-8-22-8 0 0-12 0-22 5 0 0-9 6-13 15 0 0-5 10-5 28v80h-24v-146h22v20h1c0 0 7-12 19-18 0 0 11-6 26-6 0 0 12 0 23 5 0 0 12 4 18 12 0 0 6 8 8 18 0 0 2 9 2 25zM2831 98c0 0-2-12-10-18 0 0-8-6-22-6 0 0-14 0-23 5 0 0-9 4-9 14 0 0 0 8 7 12 0 0 7 4 28 9 0 0 23 6 34 11 0 0 12 4 18 12 0 0 6 9 6 23 0 0 0 20-15 33 0 0-17 14-43 14 0 0-28 0-44-12 0 0-15-12-19-36l25-3c0 0 2 15 11 22 0 0 10 8 27 8 0 0 16 0 25-7 0 0 8-7 8-17 0 0 0-6-4-10 0 0-4-4-10-6 0 0-6-2-27-7 0 0-31-8-41-18 0 0-10-11-10-26 0 0 0-18 15-30 0 0 14-12 39-12 0 0 26 0 41 11 0 0 14 10 17 30z">
          <text:p/>
        </draw:path>
        <draw:path draw:style-name="gr6" draw:text-style-name="P4" draw:layer="layout" svg:width="0.133cm" svg:height="0.207cm" svg:x="1.915cm" svg:y="5.116cm" svg:viewBox="0 0 134 208" svg:d="M95 94c0 0 18 3 28 18 0 0 11 14 11 32 0 0 0 28-21 46 0 0-20 18-48 18 0 0-27 0-44-16 0 0-18-16-21-41l25-4c0 0 4 20 14 30 0 0 9 10 26 10 0 0 17 0 29-12 0 0 12-12 12-30 0 0 0-18-11-29 0 0-11-11-29-11 0 0-7 0-17 2l3-21c0 0 10 0 15-1 0 0 6-1 14-5 0 0 7-4 12-11 0 0 4-7 4-17 0 0 0-15-10-23 0 0-10-9-23-9 0 0-15 0-24 10 0 0-10 9-12 27l-25-4c0 0 4-27 21-40 0 0 17-13 40-13 0 0 25 0 42 15 0 0 16 16 16 38 0 0 0 28-27 40z">
          <text:p/>
        </draw:path>
        <draw:polygon draw:style-name="gr7" draw:text-style-name="P3" draw:layer="layout" svg:width="4.459cm" svg:height="0.565cm" svg:x="2.173cm" svg:y="4.938cm" svg:viewBox="0 0 4460 566" draw:points="0,0 4460,0 4460,566 0,566">
          <text:p/>
        </draw:polygon>
        <draw:path draw:style-name="gr8" draw:text-style-name="P5" draw:layer="layout" svg:width="2.724cm" svg:height="0.262cm" svg:x="3.158cm" svg:y="5.128cm" svg:viewBox="0 0 2725 263" svg:d="M27 206h-27v-203h27zM191 206h-25v-89c0 0 0-23-8-31 0 0-8-9-23-9 0 0-11 0-20 6 0 0-10 5-14 15 0 0-4 10-4 27v81h-25v-147h22v21h1c0 0 8-12 19-18 0 0 12-6 27-6 0 0 11 0 23 4 0 0 11 4 17 13 0 0 7 8 8 17 0 0 2 9 2 26zM286 205c0 0-12 2-19 2 0 0-16 0-24-5 0 0-7-6-9-15 0 0-2-9-2-25v-83h-18v-20h18v-36l25-15v51h25v20h-25v85c0 0 0 11 3 16 0 0 2 4 11 4 0 0 5 0 11-1zM434 138h-110c0 0 2 25 14 38 0 0 13 13 31 13 0 0 14 0 24-8 0 0 9-8 15-23l25 3c0 0-6 23-23 36 0 0-16 12-41 12 0 0-33 0-52-20 0 0-18-21-18-55 0 0 0-35 18-57 0 0 18-21 51-21 0 0 16 0 31 7 0 0 14 7 25 24 0 0 10 17 10 51zM408 118c0 0-1-22-13-32 0 0-13-10-27-10 0 0-18 0-29 12 0 0-11 12-13 30zM542 64l-8 23c0 0-9-6-18-6 0 0-14 0-21 13 0 0-7 12-7 35v77h-25v-147h23v22c0 0 12-25 31-25 0 0 13 0 25 8zM677 206h-25v-89c0 0 0-23-8-31 0 0-8-9-22-9 0 0-11 0-21 6 0 0-10 5-14 15 0 0-4 10-4 27v81h-25v-147h22v21h1c0 0 8-12 19-18 0 0 12-6 27-6 0 0 11 0 23 4 0 0 11 4 17 13 0 0 7 8 8 17 0 0 2 9 2 26zM842 206h-26c0 0-4-8-6-18 0 0-24 21-53 21 0 0-24 0-37-12 0 0-13-11-13-30 0 0 0-18 13-30 0 0 12-12 44-16l23-3c0 0 13-2 22-5 0 0 0-12-1-16 0 0-1-5-4-10 0 0-3-5-11-8 0 0-7-3-20-3 0 0-16 0-25 6 0 0-9 6-13 22l-24-3c0 0 4-22 20-34 0 0 17-11 46-11 0 0 26 0 39 8 0 0 12 7 15 19 0 0 3 11 3 28v33c0 0 0 31 1 41 0 0 1 11 7 21zM809 141v-9c0 0-20 6-48 10 0 0-28 4-28 24 0 0 0 10 8 17 0 0 7 6 22 6 0 0 18 0 32-11 0 0 14-11 14-37zM897 206h-25v-203h25zM1137 63c0 0-2-19-14-29 0 0-13-10-36-10 0 0-20 0-33 8 0 0-13 7-13 22 0 0 0 13 10 20 0 0 10 6 38 12 0 0 25 6 41 12 0 0 16 6 27 18 0 0 12 12 12 32 0 0 0 26-21 44 0 0-21 17-54 17 0 0-43 0-64-19 0 0-21-19-22-49l25-3c0 0 2 24 19 36 0 0 17 11 41 11 0 0 22 0 36-9 0 0 14-10 14-26 0 0 0-16-15-24 0 0-14-7-48-15 0 0-35-7-49-20 0 0-15-14-15-35 0 0 0-24 19-40 0 0 19-16 51-16 0 0 34 0 54 16 0 0 21 16 22 45zM1225 78c0 0 15-22 42-22 0 0 29 0 46 21 0 0 16 21 16 54 0 0 0 36-18 57 0 0-19 21-45 21 0 0-24 0-38-19h-1v73h-25v-204h23zM1264 189c0 0 17 0 29-15 0 0 11-14 11-43 0 0 0-27-11-41 0 0-11-15-28-15 0 0-18 0-29 17 0 0-11 16-11 41 0 0 0 27 11 41 0 0 11 15 28 15zM1486 138h-110c0 0 2 25 15 38 0 0 12 13 30 13 0 0 14 0 24-8 0 0 10-8 15-23l25 3c0 0-6 23-23 36 0 0-16 12-41 12 0 0-33 0-51-20 0 0-19-21-19-55 0 0 0-35 18-57 0 0 18-21 51-21 0 0 16 0 30 7 0 0 15 7 26 24 0 0 10 17 10 51zM1461 118c0 0-2-22-14-32 0 0-13-10-27-10 0 0-18 0-29 12 0 0-11 12-13 30zM1636 155c0 0-5 28-22 41 0 0-17 13-39 13 0 0-32 0-49-21 0 0-18-21-18-55 0 0 0-29 10-46 0 0 10-17 25-24 0 0 15-7 32-7 0 0 22 0 38 12 0 0 16 11 20 34l-24 4c0 0-4-15-12-22 0 0-8-8-21-8 0 0-21 0-32 15 0 0-11 15-11 41 0 0 0 27 11 42 0 0 11 15 30 15 0 0 17 0 26-10 0 0 9-9 11-27zM1682 206h-25v-147h25zM1682 32h-25v-29h25zM1789 2l-4 22c0 0-7-1-15-1 0 0-9 0-14 4 0 0-6 4-6 18v14h28v20h-28v127h-25v-127h-22v-20h22v-15c0 0 0-12 2-21 0 0 2-8 11-16 0 0 9-7 28-7 0 0 10 0 23 2zM1823 206h-25v-147h25zM1823 32h-25v-29h25zM1981 155c0 0-5 28-23 41 0 0-16 13-38 13 0 0-32 0-50-21 0 0-17-21-17-55 0 0 0-29 10-46 0 0 10-17 25-24 0 0 15-7 32-7 0 0 22 0 38 12 0 0 16 11 20 34l-24 4c0 0-4-15-12-22 0 0-8-8-21-8 0 0-21 0-32 15 0 0-11 15-11 41 0 0 0 27 11 42 0 0 11 15 30 15 0 0 16 0 25-10 0 0 10-9 12-27zM2129 206h-26c0 0-4-8-5-18 0 0-25 21-54 21 0 0-23 0-37-12 0 0-13-11-13-30 0 0 0-18 13-30 0 0 13-12 45-16l23-3c0 0 13-2 21-5 0 0 0-12-1-16 0 0 0-5-4-10 0 0-3-5-10-8 0 0-8-3-21-3 0 0-15 0-25 6 0 0-9 6-13 22l-24-3c0 0 4-22 21-34 0 0 16-11 45-11 0 0 26 0 39 8 0 0 12 7 15 19 0 0 3 11 3 28v33c0 0 0 31 1 41 0 0 1 11 7 21zM2096 141v-9c0 0-19 6-48 10 0 0-28 4-28 24 0 0 0 10 8 17 0 0 7 6 22 6 0 0 18 0 32-11 0 0 14-11 14-37zM2216 205c0 0-11 2-19 2 0 0-16 0-23-5 0 0-8-6-9-15 0 0-2-9-2-25v-83h-18v-20h18v-36l25-15v51h24v20h-24v85c0 0 0 11 2 16 0 0 2 4 12 4 0 0 5 0 10-1zM2262 206h-24v-147h24zM2262 32h-24v-29h24zM2360 56c0 0 29 0 49 19 0 0 19 19 19 55 0 0 0 43-21 61 0 0-21 18-47 18 0 0-28 0-48-18 0 0-21-19-21-59 0 0 0-38 20-57 0 0 20-19 49-19zM2360 189c0 0 21 0 32-16 0 0 11-16 11-42 0 0 0-27-13-41 0 0-12-14-30-14 0 0-19 0-31 14 0 0-12 15-12 42 0 0 0 28 12 42 0 0 12 15 31 15zM2577 206h-25v-89c0 0 0-23-9-31 0 0-8-9-22-9 0 0-11 0-21 6 0 0-10 5-14 15 0 0-4 10-4 27v81h-25v-147h23v21c0 0 8-12 20-18 0 0 11-6 26-6 0 0 12 0 23 4 0 0 11 4 18 13 0 0 6 8 8 17 0 0 2 9 2 26zM2695 100c0 0-1-12-9-18 0 0-8-6-23-6 0 0-14 0-23 5 0 0-8 5-8 14 0 0 0 9 7 12 0 0 7 4 27 10 0 0 23 6 35 10 0 0 11 5 18 13 0 0 6 8 6 22 0 0 0 20-16 34 0 0-16 13-42 13 0 0-28 0-44-12 0 0-16-12-19-35l24-4c0 0 3 15 12 23 0 0 9 8 26 8 0 0 16 0 25-7 0 0 9-7 9-17 0 0 0-6-4-11 0 0-4-4-10-6 0 0-6-1-27-7 0 0-31-7-41-18 0 0-10-10-10-25 0 0 0-18 14-30 0 0 15-12 40-12 0 0 26 0 40 10 0 0 15 10 18 31z">
          <text:p/>
        </draw:path>
        <draw:path draw:style-name="gr6" draw:text-style-name="P4" draw:layer="layout" svg:width="0.14cm" svg:height="0.202cm" svg:x="1.907cm" svg:y="5.681cm" svg:viewBox="0 0 141 203" svg:d="M141 155h-27v48h-27v-48h-87v-22l92-133h22v133h27zM87 133v-93l-63 93z">
          <text:p/>
        </draw:path>
        <draw:polygon draw:style-name="gr7" draw:text-style-name="P3" draw:layer="layout" svg:width="4.459cm" svg:height="0.564cm" svg:x="2.173cm" svg:y="5.503cm" svg:viewBox="0 0 4460 565" draw:points="0,0 4460,0 4460,565 0,565">
          <text:p/>
        </draw:polygon>
        <draw:path draw:style-name="gr8" draw:text-style-name="P5" draw:layer="layout" svg:width="2.822cm" svg:height="0.262cm" svg:x="3.154cm" svg:y="5.692cm" svg:viewBox="0 0 2823 263" svg:d="M151 207h-151v-203h147v24h-120v62h112v24h-112v69h124zM306 207h-31l-38-59-38 59h-31l54-77-49-70h30c0 0 30 45 33 50l36-50h30l-51 68zM384 207c0 0-11 2-19 2 0 0-16 0-24-6 0 0-7-6-9-14 0 0-2-10-2-26v-84h-18v-19h18v-37l25-15v52h25v19h-25v85c0 0 0 12 2 16 0 0 3 6 12 6 0 0 5 0 11-1zM532 139h-110c0 0 2 24 14 37 0 0 12 14 31 14 0 0 14 0 24-7 0 0 10-9 15-24l25 3c0 0-6 24-23 36 0 0-16 12-41 12 0 0-33 0-51-20 0 0-19-21-19-56 0 0 0-35 18-56 0 0 18-22 51-22 0 0 16 0 30 7 0 0 15 7 25 24 0 0 11 17 11 52zM506 119c0 0-1-23-13-33 0 0-13-9-27-9 0 0-18 0-29 11 0 0-12 12-13 31zM641 64l-9 23c0 0-9-5-18-5 0 0-14 0-21 12 0 0-7 13-7 35v78h-25v-147h23v22c0 0 12-26 31-26 0 0 13 0 26 8zM775 207h-25v-90c0 0 0-23-8-31 0 0-8-8-22-8 0 0-11 0-21 5 0 0-10 5-14 15 0 0-4 10-4 28v81h-25v-147h22v20h1c0 0 8-12 19-18 0 0 12-6 27-6 0 0 12 0 23 5 0 0 11 3 18 12 0 0 6 8 8 18 0 0 1 9 1 25zM939 207h-26c0 0-3-7-5-18 0 0-25 21-54 21 0 0-23 0-36-11 0 0-13-12-13-32 0 0 0-18 12-30 0 0 13-11 45-15l23-4c0 0 13-2 22-5 0 0 0-11-1-16 0 0-1-4-4-9 0 0-3-5-11-8 0 0-7-3-20-3 0 0-16 0-25 5 0 0-10 6-13 23l-24-3c0 0 4-23 20-34 0 0 17-12 46-12 0 0 26 0 38 8 0 0 13 8 16 19 0 0 2 11 2 28v34c0 0 0 30 2 41 0 0 1 11 6 21zM907 141v-8c0 0-20 6-48 10 0 0-28 4-28 24 0 0 0 10 8 17 0 0 7 7 21 7 0 0 19 0 33-12 0 0 14-11 14-38zM995 207h-25v-203h25zM1235 63c0 0-2-19-14-29 0 0-13-10-35-10 0 0-21 0-34 8 0 0-13 8-13 23 0 0 0 13 10 19 0 0 10 7 38 13 0 0 25 5 41 11 0 0 16 6 27 18 0 0 11 12 11 33 0 0 0 26-20 44 0 0-21 17-54 17 0 0-43 0-64-19 0 0-21-20-22-50l25-2c0 0 2 24 19 35 0 0 17 12 41 12 0 0 22 0 36-10 0 0 14-9 14-25 0 0 0-17-15-24 0 0-14-8-48-15 0 0-34-8-49-21 0 0-15-13-15-35 0 0 0-24 19-40 0 0 18-16 51-16 0 0 34 0 55 16 0 0 20 16 21 45zM1324 79c0 0 13-23 41-23 0 0 29 0 46 21 0 0 16 21 16 55 0 0 0 35-18 57 0 0-18 21-46 21 0 0-23 0-37-18h-1v71h-25v-203h23v19zM1362 190c0 0 17 0 29-15 0 0 11-15 11-43 0 0 0-27-11-42 0 0-11-14-28-14 0 0-18 0-29 16 0 0-11 16-11 42 0 0 0 27 10 41 0 0 11 15 29 15zM1584 139h-109c0 0 1 24 13 37 0 0 13 14 31 14 0 0 15 0 24-7 0 0 10-9 15-24l25 3c0 0-6 24-23 36 0 0-16 12-41 12 0 0-33 0-51-20 0 0-19-21-19-56 0 0 0-35 18-56 0 0 18-22 51-22 0 0 16 0 31 7 0 0 14 7 25 24 0 0 10 17 10 52zM1559 119c0 0-2-23-14-33 0 0-13-9-27-9 0 0-18 0-29 11 0 0-11 12-13 31zM1734 155c0 0-5 29-22 42 0 0-18 13-39 13 0 0-32 0-50-20 0 0-17-23-17-57 0 0 0-28 10-46 0 0 10-17 25-24 0 0 15-7 32-7 0 0 22 0 38 12 0 0 16 12 20 35l-24 3c0 0-4-14-12-22 0 0-8-7-21-7 0 0-21 0-32 14 0 0-10 15-10 42 0 0 0 27 10 41 0 0 10 16 31 16 0 0 15 0 25-10 0 0 9-9 11-28zM1780 207h-25v-147h25zM1780 32h-25v-28h25zM1887 3l-4 22c0 0-8-2-15-2 0 0-9 0-14 4 0 0-6 4-6 19v14h28v19h-28v128h-25v-128h-22v-19h22v-16c0 0 0-11 2-20 0 0 2-9 11-16 0 0 9-8 28-8 0 0 11 0 23 3zM1921 207h-25v-147h25zM1921 32h-25v-28h25zM2079 155c0 0-5 29-22 42 0 0-18 13-39 13 0 0-32 0-50-20 0 0-17-23-17-57 0 0 0-28 10-46 0 0 10-17 25-24 0 0 15-7 32-7 0 0 22 0 38 12 0 0 16 12 20 35l-24 3c0 0-4-14-12-22 0 0-8-7-21-7 0 0-21 0-32 14 0 0-11 15-11 42 0 0 0 27 11 41 0 0 10 16 30 16 0 0 16 0 26-10 0 0 9-9 11-28zM2227 207h-26c0 0-4-7-5-18 0 0-25 21-54 21 0 0-24 0-37-11 0 0-13-12-13-32 0 0 0-18 13-30 0 0 13-11 44-15l24-4c0 0 12-2 21-5 0 0 0-11-1-16 0 0-1-4-4-9 0 0-3-5-11-8 0 0-7-3-20-3 0 0-16 0-25 5 0 0-9 6-12 23l-25-3c0 0 4-23 21-34 0 0 16-12 45-12 0 0 27 0 39 8 0 0 12 8 15 19 0 0 3 11 3 28v34c0 0 0 30 1 41 0 0 1 11 7 21zM2194 141v-8c0 0-19 6-48 10 0 0-28 4-28 24 0 0 0 10 8 17 0 0 8 7 22 7 0 0 18 0 32-12 0 0 14-11 14-38zM2314 207c0 0-11 2-18 2 0 0-17 0-24-6 0 0-8-6-9-14 0 0-2-10-2-26v-84h-18v-19h18v-37l25-15v52h25v19h-25v85c0 0 0 12 2 16 0 0 2 6 11 6 0 0 6 0 12-1zM2360 207h-25v-147h25zM2360 32h-25v-28h25zM2458 56c0 0 29 0 49 20 0 0 19 19 19 54 0 0 0 44-21 62 0 0-21 18-47 18 0 0-28 0-49-18 0 0-20-19-20-59 0 0 0-39 20-58 0 0 20-19 49-19zM2458 190c0 0 21 0 32-17 0 0 11-15 11-41 0 0 0-28-13-41 0 0-12-14-30-14 0 0-19 0-32 14 0 0-12 14-12 42 0 0 0 28 13 42 0 0 12 15 31 15zM2674 207h-24v-90c0 0 0-23-8-31 0 0-9-8-23-8 0 0-11 0-21 5 0 0-10 5-14 15 0 0-4 10-4 28v81h-25v-147h23v20c0 0 8-12 19-18 0 0 12-6 27-6 0 0 12 0 23 5 0 0 12 3 18 12 0 0 6 8 8 18 0 0 1 9 1 25zM2794 101c0 0-2-13-10-18 0 0-8-6-22-6 0 0-15 0-23 4 0 0-9 5-9 15 0 0 0 8 7 12 0 0 7 4 27 9 0 0 23 6 35 11 0 0 12 4 18 12 0 0 6 8 6 23 0 0 0 21-16 34 0 0-16 13-43 13 0 0-28 0-43-12 0 0-16-11-19-36l25-3c0 0 1 15 11 23 0 0 9 8 26 8 0 0 17 0 25-7 0 0 9-8 9-18 0 0 0-6-4-10 0 0-4-4-10-6 0 0-6-2-27-7 0 0-31-8-41-18 0 0-10-11-10-26 0 0 0-18 14-30 0 0 15-12 40-12 0 0 26 0 40 11 0 0 15 10 18 30z">
          <text:p/>
        </draw:path>
        <draw:path draw:style-name="gr6" draw:text-style-name="P4" draw:layer="layout" svg:width="0.133cm" svg:height="0.202cm" svg:x="1.915cm" svg:y="6.249cm" svg:viewBox="0 0 134 203" svg:d="M34 78c0 0 18-13 38-13 0 0 25 0 44 18 0 0 18 18 18 48 0 0 0 30-19 51 0 0-19 21-49 21 0 0-26 0-44-14 0 0-20-14-22-42l26-2c0 0 4 19 14 28 0 0 10 10 26 10 0 0 18 0 30-14 0 0 12-15 12-35 0 0 0-23-12-35 0 0-12-12-31-12 0 0-24 0-37 19l-24-2 21-104h100v24h-81z">
          <text:p/>
        </draw:path>
        <draw:polygon draw:style-name="gr7" draw:text-style-name="P3" draw:layer="layout" svg:width="4.459cm" svg:height="0.565cm" svg:x="2.173cm" svg:y="6.067cm" svg:viewBox="0 0 4460 566" draw:points="0,0 4460,0 4460,566 0,566">
          <text:p/>
        </draw:polygon>
        <draw:path draw:style-name="gr8" draw:text-style-name="P5" draw:layer="layout" svg:width="2.759cm" svg:height="0.261cm" svg:x="2.731cm" svg:y="6.257cm" svg:viewBox="0 0 2760 262" svg:d="M137 27h-110v63h95v24h-95v92h-27v-203h137zM296 139h-109c0 0 1 25 13 37 0 0 13 13 31 13 0 0 15 0 24-7 0 0 10-8 15-23l25 3c0 0-6 23-22 36 0 0-17 12-42 12 0 0-33 0-51-20 0 0-19-21-19-57 0 0 0-34 18-56 0 0 18-21 51-21 0 0 16 0 31 7 0 0 15 7 25 24 0 0 10 17 10 52zM271 118c0 0-2-22-14-32 0 0-12-10-27-10 0 0-18 0-29 12 0 0-11 12-13 30zM453 206h-26c0 0-4-7-5-18 0 0-25 22-54 22 0 0-23 0-37-12 0 0-13-11-13-30 0 0 0-18 13-31 0 0 13-12 44-16l24-3c0 0 13-3 21-5 0 0 0-12 0-16 0 0-1-5-5-10 0 0-3-5-11-8 0 0-7-3-19-3 0 0-16 0-26 6 0 0-9 6-13 22l-24-3c0 0 4-23 21-34 0 0 16-11 45-11 0 0 27 0 39 8 0 0 12 7 15 19 0 0 3 11 3 28v34c0 0 0 31 1 41 0 0 1 11 7 20zM420 142v-10c0 0-20 7-47 11 0 0-29 4-29 24 0 0 0 10 8 17 0 0 8 6 22 6 0 0 18 0 32-11 0 0 14-11 14-37zM540 206c0 0-11 2-19 2 0 0-16 0-23-5 0 0-8-6-9-15 0 0-2-9-2-25v-85h-18v-19h18v-36l25-15v51h25v19h-25v87c0 0 0 11 2 16 0 0 3 4 12 4 0 0 5 0 11-1zM680 206h-22v-21h-1c0 0-17 25-46 25 0 0-15 0-28-7 0 0-13-7-17-20 0 0-5-12-5-32v-92h25v82c0 0 0 20 2 28 0 0 2 8 10 14 0 0 7 5 18 5 0 0 14 0 27-9 0 0 12-10 12-42v-78h25zM797 64l-8 23c0 0-10-6-18-6 0 0-14 0-21 13 0 0-8 12-8 34v78h-24v-147h22v22h1c0 0 12-25 31-25 0 0 12 0 25 8zM940 139h-110c0 0 2 25 14 37 0 0 12 13 31 13 0 0 14 0 24-7 0 0 9-8 14-23l26 3c0 0-7 23-23 36 0 0-17 12-41 12 0 0-33 0-52-20 0 0-19-21-19-57 0 0 0-34 18-56 0 0 18-21 51-21 0 0 16 0 31 7 0 0 15 7 25 24 0 0 11 17 11 52zM914 118c0 0-2-22-14-32 0 0-12-10-27-10 0 0-17 0-29 12 0 0-11 12-13 30zM1171 63c0 0-2-20-15-29 0 0-12-10-34-10 0 0-21 0-34 7 0 0-13 8-13 23 0 0 0 13 10 19 0 0 10 7 38 13 0 0 25 6 41 12 0 0 16 5 27 17 0 0 11 13 11 34 0 0 0 26-20 44 0 0-21 17-54 17 0 0-43 0-64-19 0 0-21-19-23-50l26-2c0 0 2 24 19 36 0 0 16 11 40 11 0 0 23 0 37-10 0 0 14-9 14-25 0 0 0-17-15-25 0 0-14-7-48-15 0 0-34-7-50-20 0 0-14-14-14-35 0 0 0-25 19-40 0 0 19-16 51-16 0 0 34 0 54 16 0 0 21 15 22 44zM1259 78c0 0 14-22 42-22 0 0 29 0 46 21 0 0 16 21 16 54 0 0 0 37-18 58 0 0-18 21-46 21 0 0-23 0-37-19h-1v71h-25v-203h23zM1298 189c0 0 17 0 29-14 0 0 11-14 11-44 0 0 0-27-11-41 0 0-11-15-28-15 0 0-18 0-29 16 0 0-11 17-11 42 0 0 0 28 10 42 0 0 11 14 29 14zM1521 139h-110c0 0 2 25 14 37 0 0 13 13 31 13 0 0 14 0 24-7 0 0 10-8 15-23l25 3c0 0-6 23-22 36 0 0-17 12-42 12 0 0-33 0-52-20 0 0-19-21-19-57 0 0 0-34 18-56 0 0 19-21 52-21 0 0 16 0 31 7 0 0 14 7 25 24 0 0 10 17 10 52zM1495 118c0 0-1-22-13-32 0 0-13-10-27-10 0 0-18 0-29 12 0 0-11 12-13 30zM1671 156c0 0-5 28-22 41 0 0-17 13-39 13 0 0-32 0-50-21 0 0-17-21-17-56 0 0 0-29 10-46 0 0 10-17 25-24 0 0 15-7 32-7 0 0 22 0 38 11 0 0 16 12 20 35l-24 4c0 0-4-15-12-22 0 0-8-8-21-8 0 0-21 0-32 15 0 0-11 15-11 41 0 0 0 28 11 43 0 0 11 14 30 14 0 0 16 0 25-9 0 0 10-9 12-27zM1717 206h-25v-147h25zM1717 31h-25v-28h25zM1824 2l-4 22c0 0-7-1-15-1 0 0-9 0-14 4 0 0-6 3-6 18v14h28v19h-28v128h-25v-128h-22v-19h22v-16c0 0 0-11 2-20 0 0 2-8 11-16 0 0 9-7 28-7 0 0 11 0 23 2zM1858 206h-25v-147h25zM1858 31h-25v-28h25zM2015 156c0 0-4 28-21 41 0 0-18 13-39 13 0 0-32 0-50-21 0 0-17-21-17-56 0 0 0-29 10-46 0 0 10-17 25-24 0 0 15-7 32-7 0 0 22 0 38 11 0 0 16 12 20 35l-24 4c0 0-4-15-12-22 0 0-8-8-21-8 0 0-21 0-32 15 0 0-11 15-11 41 0 0 0 28 11 43 0 0 10 14 30 14 0 0 16 0 25-9 0 0 10-9 12-27zM2164 206h-26c0 0-4-7-5-18 0 0-26 22-54 22 0 0-23 0-37-12 0 0-13-11-13-30 0 0 0-18 13-31 0 0 13-12 44-16l24-3c0 0 13-3 21-5 0 0 0-12-1-16 0 0 0-5-4-10 0 0-3-5-11-8 0 0-7-3-19-3 0 0-17 0-26 6 0 0-9 6-13 22l-24-3c0 0 4-23 21-34 0 0 16-11 45-11 0 0 26 0 39 8 0 0 12 7 15 19 0 0 3 11 3 28v34c0 0 0 31 1 41 0 0 1 11 7 20zM2131 142v-10c0 0-20 7-47 11 0 0-29 4-29 24 0 0 0 10 8 17 0 0 7 6 22 6 0 0 18 0 32-11 0 0 14-11 14-37zM2251 206c0 0-11 2-19 2 0 0-16 0-23-5 0 0-8-6-9-15 0 0-2-9-2-25v-85h-18v-19h18v-36l25-15v51h25v19h-25v87c0 0 0 11 2 16 0 0 2 4 12 4 0 0 5 0 11-1zM2297 206h-25v-147h25zM2297 31h-25v-28h25zM2395 56c0 0 29 0 49 19 0 0 19 19 19 55 0 0 0 44-21 62 0 0-21 18-47 18 0 0-28 0-49-18 0 0-20-19-20-60 0 0 0-38 20-57 0 0 19-19 49-19zM2395 189c0 0 21 0 32-15 0 0 11-16 11-43 0 0 0-27-13-41 0 0-12-14-30-14 0 0-19 0-31 14 0 0-13 14-13 42 0 0 0 29 13 43 0 0 12 14 31 14zM2611 206h-24v-90c0 0 0-22-9-30 0 0-8-9-22-9 0 0-11 0-21 6 0 0-10 5-14 15 0 0-4 10-4 27v81h-25v-147h23v21c0 0 8-12 19-18 0 0 12-6 27-6 0 0 12 0 23 4 0 0 11 4 18 12 0 0 6 9 8 18 0 0 1 9 1 25zM2731 100c0 0-2-12-10-18 0 0-8-6-23-6 0 0-14 0-23 5 0 0-8 5-8 14 0 0 0 9 7 12 0 0 7 4 27 9 0 0 23 6 35 11 0 0 11 5 18 14 0 0 6 8 6 22 0 0 0 20-16 34 0 0-16 13-42 13 0 0-28 0-44-12 0 0-16-12-19-35l24-4c0 0 2 15 12 23 0 0 9 7 26 7 0 0 16 0 25-6 0 0 9-7 9-17 0 0 0-7-4-11 0 0-4-4-10-6 0 0-6-2-27-7 0 0-31-8-41-19 0 0-10-10-10-25 0 0 0-19 14-30 0 0 15-12 40-12 0 0 26 0 40 10 0 0 15 10 18 31z">
          <text:p/>
        </draw:path>
        <draw:path draw:style-name="gr6" draw:text-style-name="P4" draw:layer="layout" svg:width="0.133cm" svg:height="0.206cm" svg:x="1.915cm" svg:y="6.81cm" svg:viewBox="0 0 134 207" svg:d="M26 99c0 0 17-28 48-28 0 0 25 0 42 19 0 0 18 19 18 48 0 0 0 28-18 49 0 0-17 20-45 20 0 0-29 0-50-22 0 0-21-21-21-76 0 0 0-55 19-82 0 0 19-27 54-27 0 0 23 0 38 12 0 0 16 13 20 38l-25 2c0 0-7-32-35-32 0 0-18 0-32 19 0 0-14 18-14 60zM70 186c0 0 17 0 28-13 0 0 10-14 10-34 0 0 0-19-10-32 0 0-11-13-29-13 0 0-16 0-28 12 0 0-12 12-12 32 0 0 0 20 12 34 0 0 12 14 29 14z">
          <text:p/>
        </draw:path>
        <draw:polygon draw:style-name="gr7" draw:text-style-name="P3" draw:layer="layout" svg:width="4.459cm" svg:height="0.564cm" svg:x="2.173cm" svg:y="6.632cm" svg:viewBox="0 0 4460 565" draw:points="0,0 4460,0 4460,565 0,565">
          <text:p/>
        </draw:polygon>
        <draw:path draw:style-name="gr8" draw:text-style-name="P5" draw:layer="layout" svg:width="2.254cm" svg:height="0.261cm" svg:x="2.711cm" svg:y="6.825cm" svg:viewBox="0 0 2255 262" svg:d="M184 0l-79 203h-27l-78-203h28l53 147c0 0 6 15 10 34h1c0 0 4-17 10-34l55-147zM265 52c0 0 29 0 49 20 0 0 19 19 19 55 0 0 0 44-21 61 0 0-21 18-47 18 0 0-28 0-48-18 0 0-21-18-21-58 0 0 0-40 20-59 0 0 19-19 49-19zM265 186c0 0 21 0 32-16 0 0 11-15 11-41 0 0 0-28-13-43 0 0-12-13-30-13 0 0-20 0-32 14 0 0-12 15-12 43 0 0 0 28 13 42 0 0 12 14 31 14zM387 203h-25v-148h25zM387 28h-25v-28h25zM544 152c0 0-4 28-22 41 0 0-17 13-39 13 0 0-31 0-49-20 0 0-17-22-17-56 0 0 0-28 10-47 0 0 10-17 25-24 0 0 15-7 31-7 0 0 23 0 39 12 0 0 16 12 20 35l-24 4c0 0-4-15-12-23 0 0-9-7-22-7 0 0-20 0-31 14 0 0-11 16-11 42 0 0 0 28 11 42 0 0 10 15 30 15 0 0 16 0 25-9 0 0 9-9 12-28zM694 136h-111c0 0 2 24 14 37 0 0 13 13 31 13 0 0 14 0 24-8 0 0 9-7 14-22l27 3c0 0-6 23-24 35 0 0-16 12-41 12 0 0-33 0-52-20 0 0-18-20-18-55 0 0 0-35 18-57 0 0 18-22 50-22 0 0 16 0 31 7 0 0 16 7 27 24 0 0 10 18 10 53zM667 116c0 0-1-23-14-34 0 0-12-9-27-9 0 0-17 0-28 11 0 0-12 13-13 32zM984 203h-34c0 0-30-48-37-59 0 0-8-11-16-18 0 0-8-8-15-10 0 0-7-2-19-2h-31v89h-26v-203h89c0 0 19 0 31 2 0 0 12 3 22 10 0 0 9 7 14 19 0 0 5 11 5 24 0 0 0 23-14 38 0 0-15 14-43 17v1c0 0 21 9 39 37zM832 89h58c0 0 17 0 27-3 0 0 11-3 17-12 0 0 6-8 6-19 0 0 0-14-11-24 0 0-9-9-33-9h-64zM1133 136h-110c0 0 2 24 14 37 0 0 13 13 31 13 0 0 14 0 24-8 0 0 10-7 15-22l25 3c0 0-6 23-23 35 0 0-16 12-41 12 0 0-33 0-51-20 0 0-19-20-19-55 0 0 0-35 18-57 0 0 18-22 51-22 0 0 16 0 30 7 0 0 15 7 26 24 0 0 10 18 10 53zM1108 116c0 0-2-23-14-34 0 0-13-9-27-9 0 0-18 0-29 11 0 0-12 13-13 32zM1283 152c0 0-5 28-22 41 0 0-18 13-39 13 0 0-32 0-49-20 0 0-18-22-18-56 0 0 0-28 10-47 0 0 10-17 25-24 0 0 15-7 32-7 0 0 22 0 38 12 0 0 16 12 20 35l-24 4c0 0-4-15-12-23 0 0-8-7-21-7 0 0-21 0-32 14 0 0-11 16-11 42 0 0 0 28 11 42 0 0 10 15 30 15 0 0 16 0 26-9 0 0 9-9 11-28zM1363 52c0 0 30 0 50 20 0 0 19 19 19 55 0 0 0 44-21 61 0 0-21 18-48 18 0 0-27 0-48-18 0 0-20-18-20-58 0 0 0-40 20-59 0 0 19-19 48-19zM1363 186c0 0 22 0 33-16 0 0 11-15 11-41 0 0 0-28-13-43 0 0-12-13-31-13 0 0-18 0-31 14 0 0-12 15-12 43 0 0 0 28 13 42 0 0 12 14 30 14zM1581 183c0 0 0 31-7 47 0 0-6 15-22 24 0 0-15 8-38 8 0 0-24 0-41-11 0 0-16-11-16-36l24 4c0 0 1 11 9 17 0 0 9 6 24 6 0 0 19 0 29-8 0 0 8-8 11-19 0 0 2-11 2-31 0 0-17 19-41 19 0 0-29 0-46-21 0 0-17-21-17-54 0 0 0-32 17-54 0 0 16-22 46-22 0 0 26 0 42 21h1v-18h23zM1517 182c0 0 16 0 28-12 0 0 12-13 12-42 0 0 0-26-11-42 0 0-12-13-29-13 0 0-18 0-29 14 0 0-11 15-11 40 0 0 0 29 12 42 0 0 11 13 28 13zM1737 203h-24v-89c0 0 0-24-8-32 0 0-9-8-23-8 0 0-11 0-21 5 0 0-10 5-14 16 0 0-4 10-4 28v80h-25v-148h23v21c0 0 8-12 19-18 0 0 12-6 27-6 0 0 12 0 23 4 0 0 11 4 18 13 0 0 6 8 8 17 0 0 1 11 1 27zM1800 203h-25v-148h25zM1800 28h-25v-28h25zM1895 202c0 0-11 3-19 3 0 0-16 0-24-6 0 0-7-6-9-15 0 0-2-8-2-24v-85h-18v-20h18v-36l25-15v51h25v20h-25v86c0 0 0 11 3 16 0 0 2 5 11 5 0 0 5 0 11-1zM1941 203h-25v-148h25zM1941 28h-25v-28h25zM2038 52c0 0 30 0 49 20 0 0 20 19 20 55 0 0 0 44-21 61 0 0-21 18-48 18 0 0-28 0-48-18 0 0-20-18-20-58 0 0 0-40 20-59 0 0 19-19 48-19zM2038 186c0 0 21 0 32-16 0 0 12-15 12-41 0 0 0-28-13-43 0 0-12-13-31-13 0 0-19 0-31 14 0 0-12 15-12 43 0 0 0 28 13 42 0 0 12 14 30 14zM2255 203h-25v-89c0 0 0-24-8-32 0 0-8-8-22-8 0 0-11 0-21 5 0 0-10 5-14 16 0 0-4 10-4 28v80h-25v-148h22v21h1c0 0 8-12 19-18 0 0 12-6 27-6 0 0 11 0 23 4 0 0 11 4 17 13 0 0 7 8 8 17 0 0 2 11 2 27z">
          <text:p/>
        </draw:path>
        <draw:path draw:style-name="gr6" draw:text-style-name="P4" draw:layer="layout" svg:width="0.131cm" svg:height="0.2cm" svg:x="1.916cm" svg:y="7.377cm" svg:viewBox="0 0 132 201" svg:d="M132 20c0 0-30 32-52 81 0 0-22 49-26 100h-25c0 0 0-41 20-90 0 0 19-51 51-87h-100v-24h132z">
          <text:p/>
        </draw:path>
        <draw:polygon draw:style-name="gr7" draw:text-style-name="P3" draw:layer="layout" svg:width="4.459cm" svg:height="0.565cm" svg:x="2.173cm" svg:y="7.196cm" svg:viewBox="0 0 4460 566" draw:points="0,0 4460,0 4460,566 0,566">
          <text:p/>
        </draw:polygon>
        <draw:path draw:style-name="gr8" draw:text-style-name="P5" draw:layer="layout" svg:width="0.634cm" svg:height="0.209cm" svg:x="2.723cm" svg:y="7.386cm" svg:viewBox="0 0 635 210" svg:d="M180 142c0 0-9 34-31 51 0 0-22 17-54 17 0 0-50 0-72-31 0 0-23-31-23-75 0 0 0-48 27-77 0 0 27-27 69-27 0 0 29 0 51 15 0 0 21 15 29 45l-26 6c0 0-7-21-20-33 0 0-15-10-35-10 0 0-33 0-50 22 0 0-17 22-17 59 0 0 0 42 18 62 0 0 18 21 47 21 0 0 23 0 39-13 0 0 15-13 21-39zM336 206h-26c0 0-3-7-5-18 0 0-25 22-54 22 0 0-23 0-36-12 0 0-14-11-14-31 0 0 0-18 13-30 0 0 13-11 45-15l23-4c0 0 13-2 22-5 0 0 0-11-1-15 0 0-1-5-4-10 0 0-3-5-11-8 0 0-8-3-20-3 0 0-16 0-25 6 0 0-10 6-13 22l-24-3c0 0 4-23 20-34 0 0 17-11 46-11 0 0 26 0 38 7 0 0 13 8 16 20 0 0 2 10 2 28v33c0 0 0 31 1 41 0 0 2 10 7 20zM304 142v-9c0 0-20 6-48 10 0 0-28 4-28 24 0 0 0 10 8 17 0 0 7 6 21 6 0 0 18 0 33-11 0 0 14-11 14-37zM448 101c0 0-1-12-10-18 0 0-8-6-22-6 0 0-14 0-23 5 0 0-9 5-9 14 0 0 0 9 7 12 0 0 7 4 28 9 0 0 23 6 35 11 0 0 11 5 17 13 0 0 7 8 7 22 0 0 0 20-16 33 0 0-16 14-43 14 0 0-28 0-43-12 0 0-16-12-20-35l25-4c0 0 2 15 11 23 0 0 10 7 27 7 0 0 16 0 25-6 0 0 9-7 9-17 0 0 0-7-5-11 0 0-4-4-10-6 0 0-6-2-26-7 0 0-32-7-42-18 0 0-10-11-10-25 0 0 0-19 15-30 0 0 14-12 39-12 0 0 27 0 41 10 0 0 14 10 17 31zM635 139h-110c0 0 2 25 14 37 0 0 12 13 31 13 0 0 14 0 24-7 0 0 9-8 14-23l26 3c0 0-7 23-23 35 0 0-16 13-41 13 0 0-33 0-52-20 0 0-18-21-18-56 0 0 0-34 18-56 0 0 18-21 50-21 0 0 16 0 31 7 0 0 15 7 25 24 0 0 11 17 11 51zM609 119c0 0-1-22-14-32 0 0-12-10-27-10 0 0-17 0-28 12 0 0-12 11-13 30z">
          <text:p/>
        </draw:path>
        <draw:path draw:style-name="gr6" draw:text-style-name="P4" draw:layer="layout" svg:width="0.133cm" svg:height="0.207cm" svg:x="1.915cm" svg:y="7.938cm" svg:viewBox="0 0 134 208" svg:d="M95 94c0 0 39 12 39 52 0 0 0 26-20 43 0 0-19 19-48 19 0 0-29 0-48-19 0 0-18-17-18-44 0 0 0-19 10-34 0 0 11-14 28-17 0 0-30-10-30-41 0 0 0-23 16-38 0 0 16-15 42-15 0 0 26 0 42 16 0 0 16 15 16 37 0 0 0 30-29 41zM66 84c0 0 14 0 24-9 0 0 9-9 9-22 0 0 0-13-10-23 0 0-9-9-23-9 0 0-14 0-24 9 0 0-9 9-9 22 0 0 0 15 10 24 0 0 9 8 23 8zM66 186c0 0 18 0 29-11 0 0 12-11 12-29 0 0 0-18-12-30 0 0-12-12-29-12 0 0-18 0-30 12 0 0-11 12-11 29 0 0 0 18 12 29 0 0 11 12 29 12z">
          <text:p/>
        </draw:path>
        <draw:polygon draw:style-name="gr7" draw:text-style-name="P3" draw:layer="layout" svg:width="4.459cm" svg:height="0.564cm" svg:x="2.173cm" svg:y="7.761cm" svg:viewBox="0 0 4460 565" draw:points="0,0 4460,0 4460,565 0,565">
          <text:p/>
        </draw:polygon>
        <draw:path draw:style-name="gr8" draw:text-style-name="P5" draw:layer="layout" svg:width="0.862cm" svg:height="0.209cm" svg:x="2.722cm" svg:y="7.95cm" svg:viewBox="0 0 863 210" svg:d="M129 63c0 0-2-19-14-29 0 0-13-10-36-10 0 0-20 0-33 8 0 0-13 8-13 22 0 0 0 13 10 20 0 0 10 6 38 12 0 0 25 6 41 13 0 0 16 6 27 18 0 0 11 12 11 33 0 0 0 26-20 43 0 0-21 17-54 17 0 0-43 0-64-19 0 0-21-19-22-49l25-2c0 0 2 24 19 35 0 0 17 11 41 11 0 0 22 0 36-9 0 0 14-9 14-25 0 0 0-17-15-24 0 0-14-8-48-15 0 0-34-8-50-22 0 0-14-13-14-35 0 0 0-24 18-40 0 0 19-16 52-16 0 0 34 0 55 16 0 0 20 16 21 45zM315 156c0 0-5 28-23 41 0 0-18 13-39 13 0 0-32 0-50-21 0 0-17-21-17-55 0 0 0-29 10-47 0 0 10-17 25-24 0 0 15-7 32-7 0 0 22 0 38 12 0 0 18 11 21 35l-25 4c0 0-3-16-12-23 0 0-8-7-21-7 0 0-21 0-32 14 0 0-10 16-10 42 0 0 0 28 10 42 0 0 11 15 30 15 0 0 16 0 26-9 0 0 9-10 11-28zM415 64l-9 23c0 0-9-5-18-5 0 0-14 0-21 12 0 0-7 14-7 36v77h-25v-148h23v23h1c0 0 11-26 30-26 0 0 13 0 26 8zM557 140h-109c0 0 1 24 13 37 0 0 13 13 31 13 0 0 14 0 24-8 0 0 10-7 15-23l25 4c0 0-6 23-22 35 0 0-17 12-42 12 0 0-33 0-51-20 0 0-19-20-19-55 0 0 0-35 18-57 0 0 18-22 51-22 0 0 16 0 31 7 0 0 14 7 25 24 0 0 10 18 10 53zM531 120c0 0-1-24-13-34 0 0-13-9-27-9 0 0-18 0-29 11 0 0-11 13-13 32zM714 140h-110c0 0 2 24 14 37 0 0 13 13 31 13 0 0 14 0 24-8 0 0 10-7 15-23l25 4c0 0-6 23-22 35 0 0-17 12-42 12 0 0-33 0-51-20 0 0-19-20-19-55 0 0 0-35 18-57 0 0 18-22 51-22 0 0 16 0 31 7 0 0 14 7 25 24 0 0 10 18 10 53zM688 120c0 0-1-24-13-34 0 0-13-9-27-9 0 0-18 0-29 11 0 0-11 13-13 32zM863 207h-25v-89c0 0 0-24-7-32 0 0-8-8-23-8 0 0-11 0-21 5 0 0-10 5-14 16 0 0-4 10-4 28v80h-25v-148h23v21c0 0 8-12 20-18 0 0 11-6 26-6 0 0 12 0 23 4 0 0 11 4 18 13 0 0 6 8 8 17 0 0 1 11 1 27z">
          <text:p/>
        </draw:path>
        <draw:path draw:style-name="gr6" draw:text-style-name="P4" draw:layer="layout" svg:width="0.133cm" svg:height="0.206cm" svg:x="1.915cm" svg:y="8.503cm" svg:viewBox="0 0 134 207" svg:d="M107 109c0 0-7 11-20 19 0 0-12 7-27 7 0 0-25 0-43-18 0 0-17-18-17-48 0 0 0-31 18-50 0 0 17-19 46-19 0 0 27 0 48 22 0 0 22 22 22 77 0 0 0 54-20 81 0 0-19 27-54 27 0 0-23 0-38-12 0 0-15-13-18-38l23-2c0 0 6 32 34 32 0 0 23 0 35-21 0 0 12-21 12-57zM66 113c0 0 18 0 29-12 0 0 10-13 10-33 0 0 0-20-11-34 0 0-11-14-28-14 0 0-17 0-29 14 0 0-12 16-12 36 0 0 0 19 12 31 0 0 11 12 29 12z">
          <text:p/>
        </draw:path>
        <draw:polygon draw:style-name="gr7" draw:text-style-name="P3" draw:layer="layout" svg:width="4.459cm" svg:height="0.565cm" svg:x="2.173cm" svg:y="8.325cm" svg:viewBox="0 0 4460 566" draw:points="0,0 4460,0 4460,566 0,566">
          <text:p/>
        </draw:polygon>
        <draw:path draw:style-name="gr8" draw:text-style-name="P5" draw:layer="layout" svg:width="2.752cm" svg:height="0.262cm" svg:x="2.722cm" svg:y="8.514cm" svg:viewBox="0 0 2753 263" svg:d="M129 63c0 0-2-19-14-29 0 0-13-10-36-10 0 0-20 0-33 8 0 0-13 8-13 23 0 0 0 13 10 19 0 0 10 7 38 13 0 0 25 6 41 12 0 0 16 5 27 17 0 0 11 13 11 33 0 0 0 26-20 43 0 0-21 18-54 18 0 0-43 0-64-19 0 0-21-19-22-50l25-2c0 0 2 24 19 35 0 0 17 11 41 11 0 0 22 0 36-9 0 0 14-9 14-25 0 0 0-16-15-24 0 0-14-8-48-15 0 0-34-7-50-20 0 0-14-14-14-35 0 0 0-25 18-41 0 0 19-16 52-16 0 0 34 0 55 16 0 0 20 16 21 45zM218 79c0 0 13-22 41-22 0 0 29 0 46 20 0 0 16 22 16 55 0 0 0 36-18 57 0 0-19 21-46 21 0 0-23 0-37-19h-1v72h-25v-203h23v19zM256 189c0 0 17 0 29-14 0 0 11-15 11-43 0 0 0-27-11-42 0 0-11-14-28-14 0 0-18 0-29 16 0 0-12 16-12 42 0 0 0 27 11 41 0 0 11 14 29 14zM478 139h-109c0 0 1 24 13 37 0 0 13 13 31 13 0 0 14 0 24-7 0 0 10-8 15-23l25 3c0 0-6 23-23 35 0 0-16 13-41 13 0 0-33 0-52-20 0 0-18-21-18-56 0 0 0-34 18-56 0 0 18-21 51-21 0 0 16 0 31 7 0 0 14 7 25 24 0 0 10 17 10 51zM453 119c0 0-2-23-14-32 0 0-13-10-27-10 0 0-18 0-29 12 0 0-11 11-13 30zM635 206h-26c0 0-4-7-6-18 0 0-25 22-53 22 0 0-23 0-37-12 0 0-13-12-13-31 0 0 0-18 12-30 0 0 14-11 45-15l24-4c0 0 13-2 21-5 0 0 0-11-1-15 0 0 0-5-4-10 0 0-3-5-11-8 0 0-7-3-20-3 0 0-16 0-25 6 0 0-9 6-13 22l-24-3c0 0 4-23 20-34 0 0 17-11 46-11 0 0 26 0 39 7 0 0 12 8 15 19 0 0 3 11 3 29v33c0 0 0 30 1 41 0 0 1 10 7 20zM602 142v-9c0 0-20 6-48 10 0 0-28 4-28 24 0 0 0 10 8 17 0 0 7 6 22 6 0 0 18 0 32-11 0 0 14-11 14-37zM786 206h-30l-49-75-17 17v58h-25v-202h25v115l58-59h32l-56 54zM933 139h-110c0 0 2 24 14 37 0 0 13 13 31 13 0 0 14 0 24-7 0 0 10-8 15-23l25 3c0 0-6 23-23 35 0 0-16 13-41 13 0 0-33 0-51-20 0 0-19-21-19-56 0 0 0-34 18-56 0 0 18-21 51-21 0 0 16 0 31 7 0 0 15 7 25 24 0 0 10 17 10 51zM908 119c0 0-2-23-14-32 0 0-13-10-27-10 0 0-18 0-29 12 0 0-11 11-13 30zM1042 64l-9 23c0 0-9-5-18-5 0 0-14 0-21 12 0 0-7 13-7 35v77h-25v-146h23v22c0 0 12-25 31-25 0 0 13 0 26 7zM1226 0c0 0 43 0 70 29 0 0 27 29 27 76 0 0 0 48-27 76 0 0-27 29-70 29 0 0-43 0-70-30 0 0-27-30-27-72 0 0 0-50 28-79 0 0 26-29 69-29zM1226 187c0 0 31 0 50-22 0 0 19-21 19-60 0 0 0-39-19-60 0 0-20-22-49-22 0 0-30 0-50 21 0 0-20 21-20 64 0 0 0 35 19 57 0 0 20 22 50 22zM1474 206h-22v-21c0 0-17 25-47 25 0 0-16 0-29-7 0 0-13-7-17-20 0 0-4-12-4-33v-90h24v81c0 0 0 19 2 28 0 0 2 8 10 14 0 0 8 5 20 5 0 0 14 0 26-10 0 0 12-9 12-40v-78h25zM1570 206c0 0-11 2-19 2 0 0-16 0-24-6 0 0-7-5-8-14 0 0-2-9-2-25v-84h-18v-19h18v-37l24-14v51h26v19h-26v86c0 0 0 11 3 15 0 0 2 5 11 5 0 0 6 0 12-1zM1614 79c0 0 15-22 42-22 0 0 29 0 46 20 0 0 17 22 17 55 0 0 0 36-19 57 0 0-18 21-45 21 0 0-24 0-38-19h-1v72h-24v-203h22zM1653 189c0 0 18 0 29-14 0 0 11-15 11-43 0 0 0-27-11-42 0 0-11-14-28-14 0 0-18 0-29 16 0 0-11 16-11 42 0 0 0 27 11 41 0 0 11 14 28 14zM1867 206h-22v-21h-1c0 0-17 25-46 25 0 0-15 0-28-7 0 0-13-7-18-20 0 0-4-12-4-33v-90h25v81c0 0 0 19 2 28 0 0 1 8 9 14 0 0 8 5 19 5 0 0 14 0 26-10 0 0 13-9 13-40v-78h25zM1962 206c0 0-11 2-18 2 0 0-17 0-24-6 0 0-8-5-9-14 0 0-2-9-2-25v-84h-18v-19h18v-37l25-14v51h25v19h-25v86c0 0 0 11 2 15 0 0 2 5 12 5 0 0 5 0 11-1zM2162 142c0 0 0 37-16 52 0 0-14 16-41 16 0 0-27 0-41-15 0 0-13-16-13-46l24-4c0 0 0 20 8 30 0 0 7 10 22 10 0 0 14 0 20-6 0 0 7-6 8-15 0 0 2-8 2-21v-139h27zM2330 206h-26c0 0-4-7-5-18 0 0-25 22-54 22 0 0-23 0-37-12 0 0-13-12-13-31 0 0 0-18 13-30 0 0 13-11 45-15l23-4c0 0 13-2 21-5 0 0 0-11-1-15 0 0 0-5-4-10 0 0-3-5-10-8 0 0-8-3-21-3 0 0-15 0-25 6 0 0-9 6-13 22l-24-3c0 0 4-23 21-34 0 0 16-11 45-11 0 0 26 0 39 7 0 0 12 8 15 19 0 0 3 11 3 29v33c0 0 0 30 1 41 0 0 1 10 7 20zM2297 142v-9c0 0-19 6-48 10 0 0-28 4-28 24 0 0 0 10 8 17 0 0 7 6 22 6 0 0 18 0 32-11 0 0 14-11 14-37zM2480 156c0 0-5 28-22 41 0 0-18 13-39 13 0 0-32 0-50-21 0 0-17-21-17-56 0 0 0-28 10-45 0 0 10-17 25-24 0 0 15-7 32-7 0 0 22 0 38 11 0 0 17 12 20 35l-24 3c0 0-3-14-12-22 0 0-8-7-21-7 0 0-21 0-32 15 0 0-10 14-10 41 0 0 0 27 10 41 0 0 11 15 30 15 0 0 16 0 26-9 0 0 9-9 11-27zM2622 206h-30l-49-75-17 17v58h-25v-202h25v115l58-59h33l-56 54zM2724 101c0 0-2-12-10-18 0 0-8-6-22-6 0 0-15 0-23 5 0 0-9 5-9 14 0 0 0 9 7 12 0 0 7 4 27 9 0 0 24 6 35 11 0 0 12 4 18 13 0 0 6 8 6 22 0 0 0 20-16 33 0 0-15 14-42 14 0 0-28 0-44-12 0 0-15-12-19-36l25-3c0 0 2 15 11 22 0 0 9 8 26 8 0 0 17 0 25-6 0 0 9-8 9-17 0 0 0-7-4-11 0 0-4-4-10-6 0 0-6-2-27-7 0 0-31-7-41-18 0 0-10-11-10-25 0 0 0-19 15-30 0 0 14-12 39-12 0 0 26 0 41 10 0 0 14 10 17 31z">
          <text:p/>
        </draw:path>
        <draw:path draw:style-name="gr6" draw:text-style-name="P4" draw:layer="layout" svg:width="0.27cm" svg:height="0.207cm" svg:x="1.777cm" svg:y="9.067cm" svg:viewBox="0 0 271 208" svg:d="M75 204h-25v-159c0 0-19 18-50 30v-24c0 0 43-20 59-51h16zM204 0c0 0 67 0 67 105 0 0 0 52-17 77 0 0-18 26-50 26 0 0-66 0-66-103 0 0 0-54 17-79 0 0 18-26 49-26zM204 187c0 0 20 0 30-19 0 0 12-20 12-63 0 0 0-32-6-50 0 0-4-17-13-26 0 0-10-9-23-9 0 0-20 0-30 20 0 0-10 20-10 65 0 0 0 30 4 47 0 0 5 18 14 27 0 0 9 8 22 8z">
          <text:p/>
        </draw:path>
        <draw:polygon draw:style-name="gr7" draw:text-style-name="P3" draw:layer="layout" svg:width="4.459cm" svg:height="0.564cm" svg:x="2.173cm" svg:y="8.89cm" svg:viewBox="0 0 4460 565" draw:points="0,0 4460,0 4460,565 0,565">
          <text:p/>
        </draw:polygon>
        <draw:path draw:style-name="gr8" draw:text-style-name="P5" draw:layer="layout" svg:width="2.14cm" svg:height="0.259cm" svg:x="2.715cm" svg:y="9.082cm" svg:viewBox="0 0 2141 260" svg:d="M160 24h-67v180h-27v-180h-66v-24h160zM312 204h-26c0 0-4-7-5-18 0 0-25 21-54 21 0 0-23 0-37-12 0 0-13-11-13-30 0 0 0-18 13-30 0 0 13-12 44-16l24-3c0 0 13-2 21-5 0 0 0-11 0-16 0 0-1-5-5-10 0 0-3-5-11-9 0 0-7-3-19-3 0 0-16 0-26 7 0 0-9 6-12 22l-25-3c0 0 4-23 21-35 0 0 16-11 45-11 0 0 27 0 39 8 0 0 12 8 15 20 0 0 3 11 3 28v34c0 0 0 30 1 40 0 0 1 11 7 21zM279 139v-9c0 0-19 7-47 10 0 0-29 4-29 24 0 0 0 10 8 17 0 0 8 6 22 6 0 0 18 0 32-11 0 0 14-10 14-37zM366 75c0 0 13-22 41-22 0 0 29 0 46 21 0 0 16 22 16 55 0 0 0 36-18 57 0 0-19 21-45 21 0 0-24 0-38-19h-1v72h-25v-204h23v19zM404 187c0 0 17 0 29-15 0 0 11-14 11-43 0 0 0-27-11-41 0 0-11-16-28-16 0 0-17 0-29 18 0 0-11 16-11 41 0 0 0 27 11 42 0 0 10 14 28 14zM627 137h-109c0 0 1 24 13 37 0 0 13 13 31 13 0 0 15 0 24-8 0 0 10-7 15-23l25 4c0 0-6 22-23 35 0 0-16 12-41 12 0 0-33 0-51-20 0 0-20-20-20-55 0 0 0-35 19-57 0 0 18-22 51-22 0 0 16 0 31 7 0 0 15 7 25 25 0 0 10 17 10 52zM602 116c0 0-2-22-14-32 0 0-12-11-27-11 0 0-18 0-29 13 0 0-11 12-13 30zM930 204h-25v-170h-1l-58 170h-24l-58-173v173h-26v-204h40l48 145c0 0 8 23 9 29h1c0 0 3-11 10-32l48-142h36zM1098 137h-110c0 0 2 24 14 37 0 0 12 13 31 13 0 0 14 0 24-8 0 0 9-7 14-23l26 4c0 0-6 22-23 35 0 0-17 12-41 12 0 0-33 0-52-20 0 0-18-20-18-55 0 0 0-35 17-57 0 0 18-22 51-22 0 0 16 0 31 7 0 0 15 7 25 25 0 0 11 17 11 52zM1072 116c0 0-2-22-14-32 0 0-12-11-27-11 0 0-17 0-29 13 0 0-11 12-13 30zM1247 153c0 0-5 28-22 41 0 0-17 13-39 13 0 0-32 0-49-21 0 0-18-21-18-55 0 0 0-29 11-46 0 0 10-18 25-25 0 0 15-7 31-7 0 0 23 0 39 12 0 0 16 11 20 35l-24 4c0 0-4-15-13-22 0 0-8-9-21-9 0 0-21 0-31 16 0 0-11 15-11 41 0 0 0 27 10 42 0 0 11 15 31 15 0 0 16 0 25-9 0 0 9-10 12-28zM1388 204h-25v-93c0 0 0-18-8-27 0 0-7-9-23-9 0 0-15 0-27 11 0 0-12 10-12 38v80h-24v-204h24v73c0 0 18-20 45-20 0 0 14 0 27 6 0 0 13 6 18 19 0 0 5 12 5 33zM1552 204h-26c0 0-3-7-5-18 0 0-25 21-54 21 0 0-23 0-36-12 0 0-14-11-14-30 0 0 0-18 13-30 0 0 13-12 45-16l23-3c0 0 13-2 22-5 0 0 0-11-1-16 0 0-1-5-4-10 0 0-4-5-11-9 0 0-7-3-20-3 0 0-16 0-25 7 0 0-10 6-13 22l-24-3c0 0 4-23 20-35 0 0 17-11 46-11 0 0 26 0 38 8 0 0 13 8 15 20 0 0 3 11 3 28v34c0 0 0 30 2 40 0 0 1 11 6 21zM1520 139v-9c0 0-20 7-48 10 0 0-28 4-28 24 0 0 0 10 7 17 0 0 8 6 22 6 0 0 19 0 32-11 0 0 15-10 15-37zM1702 204h-25v-89c0 0 0-23-8-31 0 0-8-9-22-9 0 0-11 0-21 6 0 0-10 5-14 15 0 0-4 10-4 28v80h-25v-148h22v22h1c0 0 7-13 19-19 0 0 12-6 27-6 0 0 11 0 22 4 0 0 12 4 18 13 0 0 7 9 8 18 0 0 2 9 2 26zM1764 204h-25v-148h25zM1764 29h-25v-29h25zM1884 98c0 0-2-12-10-18 0 0-8-7-22-7 0 0-15 0-23 6 0 0-9 5-9 14 0 0 0 9 7 13 0 0 7 3 27 9 0 0 24 6 35 10 0 0 12 5 18 13 0 0 6 8 6 23 0 0 0 19-16 33 0 0-16 13-42 13 0 0-28 0-44-12 0 0-16-11-19-35l25-4c0 0 2 16 11 23 0 0 9 8 26 8 0 0 17 0 25-7 0 0 9-7 9-17 0 0 0-6-4-11 0 0-4-3-10-6 0 0-6-1-27-7 0 0-31-7-41-18 0 0-10-10-10-25 0 0 0-18 15-31 0 0 14-12 39-12 0 0 26 0 41 10 0 0 14 10 17 32zM2141 204h-24v-93c0 0 0-10-2-17 0 0-1-8-7-13 0 0-6-6-18-6 0 0-14 0-25 11 0 0-11 10-11 33v85h-24v-96c0 0 0-18-7-25 0 0-7-8-19-8 0 0-16 0-26 11 0 0-10 11-10 42v76h-25v-148h22v22c0 0 16-25 44-25 0 0 16 0 27 6 0 0 10 7 15 21 0 0 16-27 45-27 0 0 23 0 34 12 0 0 11 14 11 38z">
          <text:p/>
        </draw:path>
        <draw:path draw:style-name="gr6" draw:text-style-name="P4" draw:layer="layout" svg:width="0.232cm" svg:height="0.203cm" svg:x="1.777cm" svg:y="9.632cm" svg:viewBox="0 0 233 204" svg:d="M75 204h-25v-159c0 0-19 17-50 30v-24c0 0 43-21 59-51h16zM233 204h-25v-159c0 0-19 17-51 30v-24c0 0 44-21 60-51h16z">
          <text:p/>
        </draw:path>
        <draw:polygon draw:style-name="gr7" draw:text-style-name="P3" draw:layer="layout" svg:width="4.459cm" svg:height="0.564cm" svg:x="2.173cm" svg:y="9.454cm" svg:viewBox="0 0 4460 565" draw:points="0,0 4460,0 4460,565 0,565">
          <text:p/>
        </draw:polygon>
        <draw:path draw:style-name="gr8" draw:text-style-name="P5" draw:layer="layout" svg:width="1.018cm" svg:height="0.206cm" svg:x="2.731cm" svg:y="9.647cm" svg:viewBox="0 0 1019 207" svg:d="M0 0h70c0 0 19 0 32 2 0 0 13 2 25 9 0 0 12 7 21 20 0 0 9 13 14 29 0 0 5 16 5 41 0 0 0 45-21 73 0 0-21 29-73 29h-73zM27 179h43c0 0 14 0 24-2 0 0 10-1 21-9 0 0 11-7 18-24 0 0 7-16 7-44 0 0 0-16-3-29 0 0-3-13-10-24 0 0-7-11-16-16 0 0-10-5-19-6 0 0-8-1-22-1h-43zM327 203h-26c0 0-3-7-5-18 0 0-25 22-54 22 0 0-23 0-36-12 0 0-14-12-14-31 0 0 0-18 13-30 0 0 13-11 45-15l23-4c0 0 13-2 22-5 0 0 0-11-1-16 0 0-1-5-4-10 0 0-3-5-11-8 0 0-8-3-20-3 0 0-16 0-25 6 0 0-10 6-13 23l-24-3c0 0 4-24 20-35 0 0 17-12 46-12 0 0 26 0 38 8 0 0 13 8 16 19 0 0 2 11 2 30v33c0 0 0 30 1 41 0 0 2 10 7 20zM295 138v-8c0 0-20 6-48 10 0 0-28 4-28 24 0 0 0 10 8 16 0 0 7 7 21 7 0 0 18 0 33-11 0 0 14-11 14-38zM415 203c0 0-11 2-19 2 0 0-16 0-24-6 0 0-7-5-9-14 0 0-1-9-1-25v-85h-19v-19h19v-37l24-14v51h25v19h-25v86c0 0 0 12 2 16 0 0 3 5 12 5 0 0 5 0 11-1zM563 203h-26c0 0-4-7-5-18 0 0-25 22-54 22 0 0-24 0-37-12 0 0-13-12-13-31 0 0 0-18 13-30 0 0 13-11 44-15l23-4c0 0 13-2 22-5 0 0 0-11-1-16 0 0 0-5-4-10 0 0-3-5-11-8 0 0-7-3-20-3 0 0-16 0-25 6 0 0-9 6-13 23l-24-3c0 0 4-24 21-35 0 0 16-12 45-12 0 0 26 0 39 8 0 0 12 8 15 19 0 0 3 11 3 30v33c0 0 0 30 1 41 0 0 1 10 7 20zM530 138v-8c0 0-19 6-48 10 0 0-28 4-28 24 0 0 0 10 8 16 0 0 7 7 22 7 0 0 18 0 32-11 0 0 14-11 14-38zM618 72c0 0 14-20 40-20 0 0 28 0 45 21 0 0 17 21 17 55 0 0 0 38-19 58 0 0-19 21-44 21 0 0-26 0-40-22h-1v18h-23v-203h25zM655 186c0 0 17 0 28-15 0 0 11-15 11-41 0 0 0-26-10-42 0 0-10-15-28-15 0 0-18 0-29 15 0 0-11 17-11 41 0 0 0 23 4 33 0 0 5 10 14 17 0 0 9 7 21 7zM833 98c0 0-2-13-11-19 0 0-8-6-23-6 0 0-14 0-22 5 0 0-9 4-9 15 0 0 0 8 6 12 0 0 7 4 28 9 0 0 23 6 36 11 0 0 11 4 17 12 0 0 7 9 7 23 0 0 0 20-16 33 0 0-16 14-44 14 0 0-28 0-43-12 0 0-16-12-19-36l24-3c0 0 2 15 12 22 0 0 9 8 26 8 0 0 16 0 25-7 0 0 10-7 10-17 0 0 0-6-4-10 0 0-5-4-11-6 0 0-6-2-27-7 0 0-32-8-41-18 0 0-10-11-10-26 0 0 0-19 14-31 0 0 15-12 40-12 0 0 26 0 41 11 0 0 15 10 18 31zM1019 136h-110c0 0 2 24 14 37 0 0 13 13 31 13 0 0 14 0 24-7 0 0 10-8 15-23l25 3c0 0-6 23-22 35 0 0-17 13-42 13 0 0-33 0-51-21 0 0-19-20-19-55 0 0 0-34 18-57 0 0 18-22 51-22 0 0 16 0 31 8 0 0 14 7 25 24 0 0 10 17 10 52zM993 116c0 0-1-23-13-34 0 0-13-9-27-9 0 0-18 0-29 12 0 0-11 12-13 31z">
          <text:p/>
        </draw:path>
        <draw:path draw:style-name="gr6" draw:text-style-name="P4" draw:layer="layout" svg:width="0.268cm" svg:height="0.203cm" svg:x="1.777cm" svg:y="10.196cm" svg:viewBox="0 0 269 204" svg:d="M75 204h-25v-158c0 0-19 18-50 30v-24c0 0 43-20 59-52h16zM269 204h-134c0 0 0-17 12-35 0 0 11-17 44-43 0 0 20-17 36-34 0 0 17-17 17-35 0 0 0-16-12-25 0 0-11-11-28-11 0 0-17 0-28 11 0 0-11 10-11 31l-26-4c0 0 3-28 21-43 0 0 17-16 45-16 0 0 30 0 47 17 0 0 17 17 17 40 0 0 0 20-14 40 0 0-14 20-57 53 0 0-22 17-29 30h100z">
          <text:p/>
        </draw:path>
        <draw:polygon draw:style-name="gr7" draw:text-style-name="P3" draw:layer="layout" svg:width="4.459cm" svg:height="0.565cm" svg:x="2.173cm" svg:y="10.018cm" svg:viewBox="0 0 4460 566" draw:points="0,0 4460,0 4460,566 0,566">
          <text:p/>
        </draw:polygon>
        <draw:path draw:style-name="gr8" draw:text-style-name="P5" draw:layer="layout" svg:width="2.877cm" svg:height="0.262cm" svg:x="2.73cm" svg:y="10.208cm" svg:viewBox="0 0 2878 263" svg:d="M192 207h-25v-170l-59 170h-24l-58-173v173h-26v-204h40l48 145c0 0 8 23 9 29h1c0 0 4-11 11-32l48-142h35zM258 207h-25v-148h25zM258 32h-25v-29h25zM415 156c0 0-4 28-22 41 0 0-17 13-39 13 0 0-32 0-49-21 0 0-17-21-17-55 0 0 0-29 10-47 0 0 10-17 25-24 0 0 15-7 31-7 0 0 23 0 39 12 0 0 16 11 20 35l-24 4c0 0-4-16-12-23 0 0-9-8-22-8 0 0-21 0-31 15 0 0-11 16-11 42 0 0 0 27 10 42 0 0 11 15 31 15 0 0 16 0 25-10 0 0 9-9 12-27zM515 64l-8 23c0 0-9-6-18-6 0 0-14 0-21 13 0 0-7 13-7 36v77h-25v-148h23v22c0 0 12-25 31-25 0 0 13 0 25 8zM590 56c0 0 30 0 49 19 0 0 20 19 20 56 0 0 0 43-21 61 0 0-21 18-48 18 0 0-28 0-48-18 0 0-20-19-20-59 0 0 0-39 20-58 0 0 19-19 48-19zM590 190c0 0 21 0 32-16 0 0 12-16 12-42 0 0 0-27-13-42 0 0-12-14-31-14 0 0-19 0-31 14 0 0-12 16-12 43 0 0 0 28 13 42 0 0 12 15 30 15zM711 78c0 0 14-22 42-22 0 0 29 0 45 21 0 0 17 21 17 55 0 0 0 36-18 57 0 0-19 21-46 21 0 0-24 0-38-19v72h-25v-204h22v19zM749 190c0 0 18 0 29-15 0 0 12-14 12-43 0 0 0-27-11-42 0 0-11-15-28-15 0 0-18 0-30 17 0 0-11 17-11 42 0 0 0 27 11 41 0 0 11 15 28 15zM964 207h-25v-93c0 0 0-19-8-28 0 0-7-9-23-9 0 0-15 0-27 11 0 0-12 10-12 38v81h-24v-204h24v73c0 0 18-20 44-20 0 0 14 0 28 6 0 0 13 6 18 18 0 0 5 12 5 34zM1061 56c0 0 30 0 49 19 0 0 20 19 20 56 0 0 0 43-22 61 0 0-20 18-47 18 0 0-28 0-48-18 0 0-21-19-21-59 0 0 0-39 20-58 0 0 20-19 49-19zM1061 190c0 0 21 0 32-16 0 0 11-16 11-42 0 0 0-27-12-42 0 0-12-14-31-14 0 0-19 0-31 14 0 0-12 16-12 43 0 0 0 28 12 42 0 0 12 15 31 15zM1278 207h-25v-89c0 0 0-24-8-32 0 0-8-9-23-9 0 0-11 0-20 6 0 0-10 5-14 15 0 0-4 11-4 28v81h-25v-148h22v21h1c0 0 8-12 19-18 0 0 11-6 27-6 0 0 11 0 23 4 0 0 11 4 17 13 0 0 7 8 8 17 0 0 2 9 2 27zM1443 139h-110c0 0 2 25 14 38 0 0 12 13 31 13 0 0 14 0 24-8 0 0 9-8 14-23l26 3c0 0-7 23-23 36 0 0-17 12-41 12 0 0-33 0-52-20 0 0-19-21-19-55 0 0 0-36 18-58 0 0 18-21 51-21 0 0 16 0 31 7 0 0 15 7 25 24 0 0 11 18 11 52zM1417 119c0 0-2-23-14-33 0 0-12-10-27-10 0 0-17 0-29 12 0 0-11 12-13 31zM1532 3l-58 210h-21l59-210zM1675 63c0 0-2-19-15-29 0 0-12-10-34-10 0 0-21 0-34 8 0 0-14 7-14 22 0 0 0 13 11 20 0 0 10 6 38 12 0 0 25 6 41 12 0 0 16 7 27 19 0 0 12 12 12 32 0 0 0 26-21 44 0 0-21 17-54 17 0 0-43 0-65-19 0 0-21-19-23-49l26-3c0 0 2 24 20 36 0 0 16 11 40 11 0 0 23 0 37-9 0 0 14-10 14-26 0 0 0-16-15-24 0 0-14-7-48-15 0 0-35-7-50-21 0 0-15-14-15-35 0 0 0-24 19-40 0 0 20-16 52-16 0 0 34 0 54 16 0 0 21 16 22 45zM1799 56c0 0 30 0 50 19 0 0 19 19 19 56 0 0 0 43-21 61 0 0-21 18-48 18 0 0-27 0-48-18 0 0-20-19-20-59 0 0 0-39 20-58 0 0 20-19 48-19zM1799 190c0 0 22 0 33-16 0 0 11-16 11-42 0 0 0-27-12-42 0 0-13-14-32-14 0 0-18 0-31 14 0 0-12 16-12 43 0 0 0 28 13 42 0 0 12 15 30 15zM2015 207h-22v-22c0 0-17 25-46 25 0 0-16 0-29-7 0 0-13-7-17-20 0 0-4-12-4-32v-92h25v82c0 0 0 20 1 28 0 0 2 9 10 14 0 0 8 6 19 6 0 0 14 0 26-10 0 0 13-10 13-41v-79h24zM2173 207h-25v-89c0 0 0-24-8-32 0 0-8-9-22-9 0 0-11 0-21 6 0 0-10 5-14 15 0 0-4 11-4 28v81h-25v-148h22v21h1c0 0 8-12 20-18 0 0 11-6 26-6 0 0 12 0 23 4 0 0 11 4 18 13 0 0 6 8 8 17 0 0 1 9 1 27zM2329 207h-23v-19h-1c0 0-13 22-40 22 0 0-27 0-45-21 0 0-18-22-18-56 0 0 0-36 17-57 0 0 17-20 45-20 0 0 26 0 40 20v-73h25zM2268 190c0 0 16 0 27-14 0 0 11-13 11-40 0 0 0-27-10-44 0 0-10-16-29-16 0 0-20 0-30 16 0 0-10 16-10 41 0 0 0 19 6 31 0 0 5 13 15 19 0 0 9 7 20 7zM2488 156c0 0-5 28-22 41 0 0-18 13-39 13 0 0-32 0-50-21 0 0-17-21-17-55 0 0 0-29 10-47 0 0 10-17 25-24 0 0 15-7 32-7 0 0 22 0 38 12 0 0 16 11 20 35l-24 4c0 0-4-16-12-23 0 0-8-8-21-8 0 0-21 0-32 15 0 0-11 16-11 42 0 0 0 27 11 42 0 0 11 15 30 15 0 0 16 0 25-10 0 0 10-9 12-27zM2636 207h-26c0 0-4-8-5-18 0 0-25 21-54 21 0 0-23 0-37-12 0 0-13-11-13-30 0 0 0-18 13-30 0 0 13-12 44-16l24-3c0 0 13-2 21-5 0 0 0-13-1-17 0 0 0-5-4-10 0 0-3-5-11-8 0 0-7-3-20-3 0 0-15 0-25 6 0 0-9 6-13 23l-24-4c0 0 4-22 20-34 0 0 17-11 46-11 0 0 26 0 39 8 0 0 12 7 15 19 0 0 3 11 3 29v33c0 0 0 31 1 41 0 0 1 11 7 21zM2603 142v-9c0 0-20 6-48 10 0 0-28 4-28 24 0 0 0 10 8 17 0 0 7 6 22 6 0 0 18 0 32-11 0 0 14-11 14-37zM2745 64l-9 23c0 0-9-6-18-6 0 0-14 0-21 13 0 0-7 13-7 36v77h-25v-148h23v22c0 0 12-25 31-25 0 0 13 0 26 8zM2878 207h-23v-19c0 0-14 22-41 22 0 0-27 0-45-21 0 0-18-22-18-56 0 0 0-36 17-57 0 0 17-20 45-20 0 0 26 0 40 20v-73h25zM2817 190c0 0 16 0 27-14 0 0 12-13 12-40 0 0 0-27-11-44 0 0-10-16-30-16 0 0-19 0-28 16 0 0-10 16-10 41 0 0 0 19 5 31 0 0 5 13 15 19 0 0 9 7 20 7z">
          <text:p/>
        </draw:path>
        <draw:path draw:style-name="gr6" draw:text-style-name="P4" draw:layer="layout" svg:width="0.271cm" svg:height="0.206cm" svg:x="1.777cm" svg:y="10.761cm" svg:viewBox="0 0 272 207" svg:d="M75 203h-25v-159c0 0-19 19-50 31v-25c0 0 43-20 59-50h16zM233 94c0 0 19 4 29 18 0 0 10 15 10 32 0 0 0 28-20 45 0 0-21 18-49 18 0 0-27 0-44-16 0 0-18-15-21-41l25-3c0 0 4 20 14 30 0 0 9 10 26 10 0 0 17 0 29-13 0 0 12-12 12-29 0 0 0-17-11-29 0 0-11-11-29-11 0 0-7 0-17 3l3-22c0 0 10 0 15-1 0 0 6-1 14-5 0 0 7-3 12-10 0 0 4-7 4-19 0 0 0-15-10-23 0 0-10-8-23-8 0 0-15 0-24 9 0 0-10 10-12 28l-25-5c0 0 4-26 21-39 0 0 17-13 40-13 0 0 25 0 42 15 0 0 17 15 17 37 0 0 0 29-28 42z">
          <text:p/>
        </draw:path>
        <draw:polygon draw:style-name="gr7" draw:text-style-name="P3" draw:layer="layout" svg:width="4.459cm" svg:height="0.564cm" svg:x="2.173cm" svg:y="10.583cm" svg:viewBox="0 0 4460 565" draw:points="0,0 4460,0 4460,565 0,565">
          <text:p/>
        </draw:polygon>
        <draw:path draw:style-name="gr8" draw:text-style-name="P5" draw:layer="layout" svg:width="0.735cm" svg:height="0.261cm" svg:x="2.731cm" svg:y="10.776cm" svg:viewBox="0 0 736 262" svg:d="M0 0h76c0 0 18 0 31 2 0 0 13 1 24 9 0 0 11 8 17 21 0 0 6 12 6 27 0 0 0 28-18 45 0 0-18 17-58 17h-52v82h-26zM26 97h52c0 0 48 0 48-37 0 0 0-13-6-22 0 0-6-10-16-12 0 0-8-2-26-2h-52zM312 203h-26c0 0-4-7-5-18 0 0-25 21-54 21 0 0-23 0-37-11 0 0-13-12-13-31 0 0 0-18 13-30 0 0 13-11 44-15l24-4c0 0 13-2 21-5 0 0 0-11-1-16 0 0 0-4-4-9 0 0-3-5-11-8 0 0-7-3-20-3 0 0-15 0-25 5 0 0-9 6-13 23l-24-3c0 0 4-23 20-34 0 0 17-13 46-13 0 0 26 0 39 9 0 0 12 8 15 19 0 0 3 11 3 28v34c0 0 0 30 1 40 0 0 1 11 7 21zM279 138v-8c0 0-20 6-48 10 0 0-28 4-28 24 0 0 0 10 8 16 0 0 7 7 22 7 0 0 18 0 32-11 0 0 14-11 14-38zM461 183c0 0 0 32-6 47 0 0-6 15-22 24 0 0-16 8-37 8 0 0-25 0-42-11 0 0-16-11-16-36l24 4c0 0 1 11 10 17 0 0 8 6 23 6 0 0 20 0 28-8 0 0 10-8 11-19 0 0 2-11 2-31 0 0-16 19-40 19 0 0-29 0-46-21 0 0-17-21-17-53 0 0 0-33 17-54 0 0 16-23 46-23 0 0 26 0 42 22h1v-17h22zM398 182c0 0 16 0 28-12 0 0 13-13 13-42 0 0 0-26-12-40 0 0-12-14-29-14 0 0-18 0-29 14 0 0-11 14-11 39 0 0 0 29 12 42 0 0 11 13 28 13zM627 136h-110c0 0 1 24 13 37 0 0 13 13 31 13 0 0 15 0 25-7 0 0 9-8 15-23l25 3c0 0-6 23-23 35 0 0-16 12-42 12 0 0-33 0-52-20 0 0-18-20-18-55 0 0 0-35 18-56 0 0 18-23 51-23 0 0 17 0 32 8 0 0 14 7 25 24 0 0 10 17 10 52zM601 116c0 0-1-23-13-33 0 0-13-9-28-9 0 0-18 0-29 11 0 0-11 12-13 31zM736 61l-9 23c0 0-9-5-18-5 0 0-14 0-21 12 0 0-7 13-7 35v77h-25v-146h23v22c0 0 12-27 31-27 0 0 13 0 26 9z">
          <text:p/>
        </draw:path>
        <draw:path draw:style-name="gr6" draw:text-style-name="P4" draw:layer="layout" svg:width="0.27cm" svg:height="0.203cm" svg:x="1.777cm" svg:y="11.325cm" svg:viewBox="0 0 271 204" svg:d="M75 204h-25v-159c0 0-19 18-50 30v-24c0 0 43-21 59-51h16zM271 156h-27v48h-27v-48h-87v-23l92-132h22v132h27zM217 133v-92l-63 92z">
          <text:p/>
        </draw:path>
        <draw:polygon draw:style-name="gr7" draw:text-style-name="P3" draw:layer="layout" svg:width="4.459cm" svg:height="0.565cm" svg:x="2.173cm" svg:y="11.147cm" svg:viewBox="0 0 4460 566" draw:points="0,0 4460,0 4460,566 0,566">
          <text:p/>
        </draw:polygon>
        <draw:path draw:style-name="gr8" draw:text-style-name="P5" draw:layer="layout" svg:width="2.038cm" svg:height="0.206cm" svg:x="2.73cm" svg:y="11.34cm" svg:viewBox="0 0 2039 207" svg:d="M115 96c0 0 19 6 28 19 0 0 9 13 9 30 0 0 0 17-8 31 0 0-9 14-24 21 0 0-16 6-43 6h-77v-203h75c0 0 38 0 52 16 0 0 16 16 16 37 0 0 0 13-8 24 0 0-6 11-20 19zM26 86h44c0 0 14 0 23-1 0 0 9-2 16-9 0 0 7-6 7-20 0 0 0-14-7-22 0 0-7-7-17-8 0 0-10-2-25-2h-41zM26 179h51c0 0 27 0 37-9 0 0 11-9 11-25 0 0 0-17-11-26 0 0-11-9-41-9h-47zM313 203h-26c0 0-4-7-5-18 0 0-25 22-54 22 0 0-23 0-37-12 0 0-13-11-13-30 0 0 0-18 13-30 0 0 13-12 44-16l24-3c0 0 13-3 21-5 0 0 0-12-1-16 0 0 0-5-4-10 0 0-3-5-11-8 0 0-7-3-20-3 0 0-15 0-25 6 0 0-9 6-13 22l-24-3c0 0 4-23 20-34 0 0 17-11 46-11 0 0 26 0 39 8 0 0 12 7 15 19 0 0 3 11 3 28v33c0 0 0 31 1 41 0 0 1 11 7 20zM280 139v-9c0 0-20 6-48 10 0 0-28 4-28 24 0 0 0 10 8 17 0 0 7 6 22 6 0 0 18 0 32-11 0 0 14-11 14-37zM423 62l-9 23c0 0-9-6-18-6 0 0-14 0-21 13 0 0-7 12-7 34v77h-25v-146h23v22c0 0 12-25 31-25 0 0 13 0 26 8zM558 153c0 0-5 28-22 41 0 0-17 13-39 13 0 0-32 0-50-21 0 0-17-21-17-55 0 0 0-29 10-46 0 0 10-17 25-24 0 0 15-7 32-7 0 0 22 0 38 11 0 0 16 12 20 35l-24 4c0 0-4-15-12-22 0 0-8-8-21-8 0 0-21 0-32 15 0 0-11 15-11 41 0 0 0 27 11 42 0 0 11 14 30 14 0 0 17 0 25-9 0 0 10-9 12-27zM638 54c0 0 30 0 50 19 0 0 19 19 19 55 0 0 0 43-21 61 0 0-21 18-48 18 0 0-27 0-48-18 0 0-20-19-20-59 0 0 0-38 20-57 0 0 20-19 48-19zM638 186c0 0 22 0 33-15 0 0 11-16 11-42 0 0 0-27-12-41 0 0-13-14-32-14 0 0-18 0-31 14 0 0-12 14-12 42 0 0 0 28 13 42 0 0 12 14 30 14zM854 203h-23v-18h-1c0 0-13 22-40 22 0 0-27 0-45-22 0 0-18-21-18-55 0 0 0-35 17-56 0 0 17-20 45-20 0 0 26 0 40 20v-74h25zM793 186c0 0 16 0 28-13 0 0 11-13 11-41 0 0 0-26-11-42 0 0-10-16-29-16 0 0-19 0-29 15 0 0-10 16-10 41 0 0 0 19 5 31 0 0 5 13 15 19 0 0 9 6 20 6zM1020 136h-110c0 0 2 25 14 37 0 0 13 13 31 13 0 0 14 0 24-7 0 0 10-8 15-23l25 3c0 0-6 23-22 36 0 0-17 12-42 12 0 0-33 0-51-20 0 0-19-21-19-56 0 0 0-34 18-56 0 0 18-21 51-21 0 0 16 0 31 7 0 0 14 7 25 24 0 0 10 17 10 51zM994 116c0 0-1-22-13-32 0 0-13-10-27-10 0 0-18 0-29 12 0 0-11 12-13 30zM1310 203h-34c0 0-30-47-37-58 0 0-7-11-15-19 0 0-8-8-15-10 0 0-7-2-19-2h-31v89h-27v-203h90c0 0 18 0 30 3 0 0 13 2 22 10 0 0 9 7 14 18 0 0 6 13 6 26 0 0 0 23-15 36 0 0-14 14-42 18v1c0 0 20 8 38 36zM1159 90h57c0 0 18 0 27-3 0 0 11-3 17-11 0 0 6-9 6-19 0 0 0-14-10-25 0 0-10-10-33-10h-64zM1459 136h-109c0 0 1 25 13 37 0 0 13 13 31 13 0 0 15 0 24-7 0 0 10-8 15-23l25 3c0 0-6 23-22 36 0 0-17 12-42 12 0 0-33 0-51-20 0 0-19-21-19-56 0 0 0-34 18-56 0 0 18-21 51-21 0 0 16 0 31 7 0 0 15 7 25 24 0 0 10 17 10 51zM1434 116c0 0-2-22-14-32 0 0-12-10-27-10 0 0-18 0-29 12 0 0-11 12-13 30zM1616 203h-26c0 0-4-7-5-18 0 0-25 22-54 22 0 0-23 0-37-12 0 0-13-11-13-30 0 0 0-18 13-30 0 0 13-12 44-16l24-3c0 0 13-3 21-5 0 0 0-12 0-16 0 0-1-5-5-10 0 0-3-5-11-8 0 0-7-3-19-3 0 0-16 0-26 6 0 0-9 6-13 22l-24-3c0 0 4-23 21-34 0 0 16-11 45-11 0 0 27 0 39 8 0 0 12 7 15 19 0 0 3 11 3 28v33c0 0 0 31 1 41 0 0 1 11 7 20zM1583 139v-9c0 0-20 6-47 10 0 0-29 4-29 24 0 0 0 10 8 17 0 0 8 6 22 6 0 0 18 0 32-11 0 0 14-11 14-37zM1764 203h-23v-18c0 0-14 22-41 22 0 0-26 0-45-22 0 0-18-21-18-55 0 0 0-35 17-56 0 0 17-20 45-20 0 0 26 0 40 20v-74h25zM1703 186c0 0 16 0 27-13 0 0 12-13 12-41 0 0 0-26-11-42 0 0-10-16-29-16 0 0-20 0-30 15 0 0-9 16-9 41 0 0 0 19 5 31 0 0 6 13 15 19 0 0 9 6 20 6zM1930 136h-109c0 0 1 25 13 37 0 0 13 13 31 13 0 0 15 0 24-7 0 0 10-8 15-23l25 3c0 0-6 23-23 36 0 0-16 12-41 12 0 0-33 0-51-20 0 0-19-21-19-56 0 0 0-34 18-56 0 0 18-21 51-21 0 0 16 0 31 7 0 0 15 7 25 24 0 0 10 17 10 51zM1905 116c0 0-2-22-14-32 0 0-13-10-27-10 0 0-18 0-29 12 0 0-11 12-13 30zM2039 62l-9 23c0 0-9-6-18-6 0 0-14 0-21 13 0 0-7 12-7 34v77h-25v-146h23v22c0 0 12-25 31-25 0 0 13 0 26 8z">
          <text:p/>
        </draw:path>
        <draw:path draw:style-name="gr6" draw:text-style-name="P4" draw:layer="layout" svg:width="0.271cm" svg:height="0.206cm" svg:x="1.777cm" svg:y="11.89cm" svg:viewBox="0 0 272 207" svg:d="M75 203h-25v-159c0 0-19 18-50 30v-24c0 0 43-20 59-50h16zM171 81c0 0 18-13 38-13 0 0 25 0 44 18 0 0 19 18 19 48 0 0 0 31-20 52 0 0-19 21-49 21 0 0-26 0-44-14 0 0-19-15-21-44l25-2c0 0 4 21 14 30 0 0 10 9 26 9 0 0 18 0 30-14 0 0 12-15 12-36 0 0 0-21-12-33 0 0-12-13-31-13 0 0-24 0-37 20l-23-3 20-104h101v24h-82z">
          <text:p/>
        </draw:path>
        <draw:polygon draw:style-name="gr7" draw:text-style-name="P3" draw:layer="layout" svg:width="4.459cm" svg:height="0.564cm" svg:x="2.173cm" svg:y="11.712cm" svg:viewBox="0 0 4460 565" draw:points="0,0 4460,0 4460,565 0,565">
          <text:p/>
        </draw:polygon>
        <draw:path draw:style-name="gr8" draw:text-style-name="P5" draw:layer="layout" svg:width="1.521cm" svg:height="0.209cm" svg:x="2.708cm" svg:y="11.901cm" svg:viewBox="0 0 1522 210" svg:d="M189 207h-30l-23-62h-85l-22 62h-29l78-203h29zM127 124c0 0-25-66-28-76 0 0-3-8-7-23 0 0-4 20-11 38l-22 61zM233 207h-25v-203h25zM397 207h-26c0 0-3-7-5-18 0 0-25 21-54 21 0 0-23 0-36-11 0 0-13-12-13-31 0 0 0-18 12-30 0 0 13-12 45-15l23-4c0 0 13-3 22-6 0 0 0-11-1-16 0 0-1-4-4-9 0 0-4-5-11-8 0 0-7-3-20-3 0 0-16 0-25 5 0 0-10 6-13 23l-24-4c0 0 4-22 20-33 0 0 17-12 46-12 0 0 26 0 39 8 0 0 12 8 15 19 0 0 3 11 3 28v35c0 0 0 30 1 40 0 0 1 11 6 21zM365 142v-9c0 0-20 7-48 11 0 0-28 4-28 24 0 0 0 10 7 16 0 0 8 7 22 7 0 0 19 0 33-11 0 0 14-11 14-38zM506 64l-8 23c0 0-9-5-18-5 0 0-14 0-21 12 0 0-7 13-7 36v77h-25v-148h23v23c0 0 12-26 31-26 0 0 13 0 25 8zM720 207h-25v-94c0 0 0-10-1-17 0 0-2-7-7-13 0 0-6-5-18-5 0 0-15 0-26 10 0 0-10 10-10 34v85h-25v-96c0 0 0-19-7-26 0 0-6-7-19-7 0 0-16 0-26 11 0 0-10 11-10 42v76h-25v-148h22v21h1c0 0 15-24 44-24 0 0 16 0 26 7 0 0 11 6 15 19 0 0 16-26 45-26 0 0 23 0 35 13 0 0 11 12 11 36zM1009 143c0 0-9 34-31 50 0 0-22 17-53 17 0 0-49 0-72-31 0 0-22-31-22-75 0 0 0-49 26-76 0 0 27-28 69-28 0 0 29 0 50 15 0 0 21 16 30 44l-27 6c0 0-6-21-20-31 0 0-13-11-34-11 0 0-33 0-50 22 0 0-17 21-17 58 0 0 0 43 18 64 0 0 18 20 47 20 0 0 24 0 39-13 0 0 15-12 20-38zM1064 207h-25v-203h25zM1162 56c0 0 30 0 49 20 0 0 20 19 20 55 0 0 0 44-21 61 0 0-21 18-48 18 0 0-27 0-48-18 0 0-20-18-20-58 0 0 0-40 19-59 0 0 20-19 49-19zM1162 190c0 0 21 0 33-16 0 0 11-15 11-41 0 0 0-29-13-43 0 0-13-13-31-13 0 0-19 0-31 14 0 0-12 14-12 43 0 0 0 28 12 42 0 0 13 14 31 14zM1379 156c0 0-5 28-22 41 0 0-17 13-39 13 0 0-32 0-49-20 0 0-17-22-17-56 0 0 0-29 10-47 0 0 10-17 25-24 0 0 15-7 31-7 0 0 23 0 39 12 0 0 16 12 20 34l-24 4c0 0-4-14-12-22 0 0-8-7-22-7 0 0-20 0-31 14 0 0-11 15-11 42 0 0 0 28 11 42 0 0 10 15 30 15 0 0 16 0 25-9 0 0 9-9 12-28zM1522 207h-31l-48-75-18 17v58h-24v-203h24v116l59-61h32l-56 55z">
          <text:p/>
        </draw:path>
        <draw:path draw:style-name="gr6" draw:text-style-name="P4" draw:layer="layout" svg:width="0.271cm" svg:height="0.206cm" svg:x="1.777cm" svg:y="12.454cm" svg:viewBox="0 0 272 207" svg:d="M75 204h-25v-158c0 0-19 17-50 30v-24c0 0 43-21 59-52h16zM163 100c0 0 17-27 48-27 0 0 25 0 43 18 0 0 18 19 18 47 0 0 0 29-18 49 0 0-18 20-46 20 0 0-29 0-50-21 0 0-20-22-20-77 0 0 0-54 18-81 0 0 19-28 54-28 0 0 23 0 39 14 0 0 16 12 20 37l-26 3c0 0-7-33-35-33 0 0-18 0-32 19 0 0-14 19-14 60zM207 187c0 0 17 0 28-14 0 0 10-14 10-33 0 0 0-20-10-32 0 0-11-14-29-14 0 0-16 0-28 12 0 0-12 13-12 32 0 0 0 20 12 35 0 0 12 14 29 14z">
          <text:p/>
        </draw:path>
        <draw:polygon draw:style-name="gr7" draw:text-style-name="P3" draw:layer="layout" svg:width="4.459cm" svg:height="0.565cm" svg:x="2.173cm" svg:y="12.276cm" svg:viewBox="0 0 4460 566" draw:points="0,0 4460,0 4460,566 0,566">
          <text:p/>
        </draw:polygon>
        <draw:path draw:style-name="gr8" draw:text-style-name="P5" draw:layer="layout" svg:width="1.667cm" svg:height="0.261cm" svg:x="2.723cm" svg:y="12.466cm" svg:viewBox="0 0 1668 262" svg:d="M179 141c0 0-9 34-31 51 0 0-22 18-53 18 0 0-50 0-72-32 0 0-23-31-23-75 0 0 0-48 27-76 0 0 27-27 69-27 0 0 29 0 50 15 0 0 21 15 29 44l-26 6c0 0-7-21-20-32 0 0-14-10-34-10 0 0-33 0-50 21 0 0-17 22-17 59 0 0 0 42 18 62 0 0 18 21 47 21 0 0 23 0 38-13 0 0 15-13 21-39zM268 56c0 0 30 0 49 19 0 0 20 19 20 55 0 0 0 43-21 61 0 0-21 19-48 19 0 0-28 0-48-20 0 0-20-18-20-58 0 0 0-38 19-57 0 0 20-19 49-19zM268 188c0 0 21 0 33-16 0 0 10-15 10-41 0 0 0-27-12-41 0 0-13-14-31-14 0 0-19 0-31 14 0 0-12 14-12 42 0 0 0 28 12 42 0 0 13 14 31 14zM564 206h-25v-93c0 0 0-10-1-17 0 0-2-8-7-13 0 0-6-6-18-6 0 0-15 0-26 10 0 0-10 11-10 33v86h-25v-96c0 0 0-19-7-26 0 0-7-7-19-7 0 0-16 0-26 11 0 0-10 11-10 41v77h-25v-147h22v20h1c0 0 15-23 43-23 0 0 17 0 27 6 0 0 10 6 15 19 0 0 16-25 45-25 0 0 23 0 34 12 0 0 12 12 12 37zM624 78c0 0 14-22 42-22 0 0 29 0 45 21 0 0 17 21 17 54 0 0 0 36-19 57 0 0-18 22-45 22 0 0-23 0-38-20v72h-25v-203h23zM662 188c0 0 18 0 29-14 0 0 12-15 12-43 0 0 0-27-11-41 0 0-11-15-28-15 0 0-18 0-29 16 0 0-12 17-12 42 0 0 0 27 11 41 0 0 11 14 28 14zM876 206h-22v-22h-1c0 0-17 26-46 26 0 0-15 0-28-7 0 0-13-7-17-21 0 0-5-12-5-32v-91h25v81c0 0 0 19 2 28 0 0 2 8 10 14 0 0 7 5 18 5 0 0 15 0 27-10 0 0 12-9 12-40v-78h25zM971 206c0 0-10 2-18 2 0 0-16 0-24-6 0 0-7-5-9-15 0 0-1-9-1-25v-84h-18v-19h18v-36l24-15v51h25v19h-25v86c0 0 0 11 3 16 0 0 2 4 11 4 0 0 5 0 11-1zM1120 138h-110c0 0 2 25 14 37 0 0 13 13 31 13 0 0 14 0 24-7 0 0 10-8 15-23l25 3c0 0-6 23-23 36 0 0-16 13-41 13 0 0-33 0-51-21 0 0-19-21-19-56 0 0 0-34 18-56 0 0 18-21 51-21 0 0 16 0 30 7 0 0 15 7 26 24 0 0 10 17 10 51zM1095 118c0 0-2-22-14-32 0 0-13-10-27-10 0 0-18 0-29 12 0 0-12 11-13 30zM1229 63l-9 23c0 0-9-5-18-5 0 0-14 0-21 12 0 0-7 13-7 35v78h-25v-147h23v22c0 0 12-25 31-25 0 0 13 0 26 7zM1356 206h-27v-203h27zM1461 3l-59 210h-20l58-210zM1572 0c0 0 42 0 69 29 0 0 27 28 27 75 0 0 0 48-27 76 0 0-28 30-69 30 0 0-44 0-71-31 0 0-27-29-27-72 0 0 0-50 27-78 0 0 27-29 71-29zM1571 186c0 0 31 0 50-22 0 0 19-21 19-60 0 0 0-39-19-60 0 0-20-21-49-21 0 0-31 0-50 20 0 0-20 21-20 64 0 0 0 35 19 57 0 0 19 22 50 22z">
          <text:p/>
        </draw:path>
        <draw:path draw:style-name="gr6" draw:text-style-name="P4" draw:layer="layout" svg:width="0.27cm" svg:height="0.203cm" svg:x="1.777cm" svg:y="13.018cm" svg:viewBox="0 0 271 204" svg:d="M75 204h-25v-158c0 0-19 18-50 30v-24c0 0 43-20 59-52h16zM271 24c0 0-31 33-52 81 0 0-22 48-26 99h-25c0 0 0-41 20-90 0 0 19-49 50-85h-99v-25h132z">
          <text:p/>
        </draw:path>
        <draw:polygon draw:style-name="gr7" draw:text-style-name="P3" draw:layer="layout" svg:width="4.459cm" svg:height="0.564cm" svg:x="2.173cm" svg:y="12.841cm" svg:viewBox="0 0 4460 565" draw:points="0,0 4460,0 4460,565 0,565">
          <text:p/>
        </draw:polygon>
        <draw:path draw:style-name="gr8" draw:text-style-name="P5" draw:layer="layout" svg:width="1.842cm" svg:height="0.261cm" svg:x="2.731cm" svg:y="13.034cm" svg:viewBox="0 0 1843 262" svg:d="M180 203h-34c0 0-30-48-38-60 0 0-7-11-15-19 0 0-8-7-15-9 0 0-7-3-19-3h-32v91h-27v-203h91c0 0 18 0 31 2 0 0 12 3 21 10 0 0 10 7 15 19 0 0 5 11 5 24 0 0 0 23-14 37 0 0-15 14-43 17v1c0 0 20 9 38 38zM27 88h58c0 0 18 0 28-2 0 0 10-4 16-12 0 0 6-8 6-19 0 0 0-14-10-24 0 0-10-9-33-9h-65zM329 135h-110c0 0 1 25 14 38 0 0 12 13 31 13 0 0 14 0 24-8 0 0 9-7 14-23l26 4c0 0-7 23-23 35 0 0-16 12-41 12 0 0-33 0-52-20 0 0-18-20-18-56 0 0 0-35 18-56 0 0 18-22 50-22 0 0 16 0 31 7 0 0 15 7 25 24 0 0 11 17 11 52zM303 115c0 0-1-23-14-33 0 0-12-9-27-9 0 0-17 0-28 11 0 0-12 12-14 31zM477 55l-55 148h-23l-56-148h27l30 85c0 0 8 25 10 33 0 0 3-8 8-23l34-95zM525 203h-25v-148h25zM525 28h-25v-28h25zM689 135h-109c0 0 1 25 14 38 0 0 12 13 30 13 0 0 15 0 24-8 0 0 10-7 15-23l26 4c0 0-7 23-23 35 0 0-17 12-42 12 0 0-32 0-51-20 0 0-18-20-18-56 0 0 0-35 18-56 0 0 18-22 50-22 0 0 16 0 31 7 0 0 15 7 25 24 0 0 10 17 10 52zM664 115c0 0-1-23-14-33 0 0-12-9-27-9 0 0-17 0-29 11 0 0-11 12-13 31zM903 55l-46 148h-26l-23-89-3-12c0 0-3-12-3-13l-29 114h-26l-45-148h25l33 117 4-19 27-98h25l20 77c0 0 8 33 9 37l33-114zM1005 0h70c0 0 18 0 32 2 0 0 13 1 25 9 0 0 12 7 21 20 0 0 9 12 14 29 0 0 5 16 5 39 0 0 0 45-21 75 0 0-21 29-73 29h-73zM1032 179h43c0 0 13 0 24-2 0 0 10-1 21-9 0 0 11-7 18-25 0 0 7-16 7-44 0 0 0-15-3-28 0 0-3-14-10-24 0 0-7-11-17-16 0 0-9-5-18-6 0 0-9-1-23-1h-42zM1332 135h-109c0 0 1 25 13 38 0 0 13 13 32 13 0 0 14 0 23-8 0 0 10-7 15-23l26 4c0 0-7 23-23 35 0 0-17 12-41 12 0 0-33 0-52-20 0 0-19-20-19-56 0 0 0-35 18-56 0 0 18-22 51-22 0 0 16 0 31 7 0 0 15 7 25 24 0 0 10 17 10 52zM1307 115c0 0-2-23-14-33 0 0-12-9-27-9 0 0-18 0-29 11 0 0-11 12-13 31zM1444 97c0 0-2-13-10-18 0 0-8-6-22-6 0 0-14 0-23 4 0 0-9 5-9 14 0 0 0 9 7 13 0 0 7 4 28 9 0 0 23 6 34 10 0 0 12 5 18 13 0 0 7 8 7 24 0 0 0 19-17 33 0 0-16 13-42 13 0 0-28 0-44-12 0 0-15-11-19-35l25-4c0 0 2 16 11 23 0 0 10 8 27 8 0 0 16 0 24-7 0 0 9-7 9-17 0 0 0-6-4-10 0 0-4-4-10-7 0 0-6-2-27-7 0 0-31-8-41-18 0 0-10-11-10-26 0 0 0-18 15-30 0 0 14-12 39-12 0 0 26 0 41 10 0 0 14 11 17 31zM1528 203h-24v-148h24zM1528 28h-24v-28h24zM1686 183c0 0 0 31-6 47 0 0-6 15-22 24 0 0-16 8-38 8 0 0-25 0-42-11 0 0-16-11-16-36l24 4c0 0 2 11 10 17 0 0 8 6 23 6 0 0 20 0 28-8 0 0 10-8 12-19 0 0 2-12 2-31 0 0-17 19-41 19 0 0-29 0-46-21 0 0-17-22-17-55 0 0 0-32 17-53 0 0 16-22 46-22 0 0 26 0 42 21h1v-18h23zM1622 182c0 0 16 0 28-12 0 0 13-13 13-43 0 0 0-27-12-41 0 0-12-13-29-13 0 0-18 0-29 14 0 0-11 14-11 39 0 0 0 30 12 43 0 0 11 13 28 13zM1843 203h-25v-90c0 0 0-23-9-31 0 0-8-8-22-8 0 0-11 0-21 5 0 0-10 5-14 15 0 0-4 10-4 28v81h-25v-148h23v21c0 0 8-12 20-18 0 0 11-6 26-6 0 0 12 0 23 4 0 0 11 4 18 13 0 0 6 8 8 17 0 0 2 10 2 26z">
          <text:p/>
        </draw:path>
        <draw:path draw:style-name="gr6" draw:text-style-name="P4" draw:layer="layout" svg:width="0.271cm" svg:height="0.206cm" svg:x="1.777cm" svg:y="13.583cm" svg:viewBox="0 0 272 207" svg:d="M75 204h-25v-159c0 0-19 17-50 30v-24c0 0 43-21 59-51h16zM233 93c0 0 39 13 39 53 0 0 0 26-19 44 0 0-20 17-49 17 0 0-29 0-48-17 0 0-18-18-18-45 0 0 0-19 10-34 0 0 11-14 28-18 0 0-30-10-30-41 0 0 0-22 16-37 0 0 16-15 42-15 0 0 26 0 42 15 0 0 17 16 17 37 0 0 0 30-30 41zM204 84c0 0 14 0 24-9 0 0 9-9 9-23 0 0 0-13-10-23 0 0-9-9-23-9 0 0-14 0-24 9 0 0-9 10-9 22 0 0 0 15 10 24 0 0 9 9 23 9zM204 187c0 0 18 0 29-12 0 0 12-11 12-29 0 0 0-18-12-29 0 0-12-13-29-13 0 0-18 0-30 13 0 0-11 12-11 28 0 0 0 18 12 30 0 0 11 12 29 12z">
          <text:p/>
        </draw:path>
        <draw:polygon draw:style-name="gr7" draw:text-style-name="P3" draw:layer="layout" svg:width="4.459cm" svg:height="0.565cm" svg:x="2.173cm" svg:y="13.405cm" svg:viewBox="0 0 4460 566" draw:points="0,0 4460,0 4460,566 0,566">
          <text:p/>
        </draw:polygon>
        <draw:path draw:style-name="gr8" draw:text-style-name="P5" draw:layer="layout" svg:width="2.289cm" svg:height="0.262cm" svg:x="2.731cm" svg:y="13.594cm" svg:viewBox="0 0 2290 263" svg:d="M0 4h76c0 0 18 0 31 2 0 0 13 2 24 9 0 0 11 8 17 21 0 0 6 12 6 27 0 0 0 27-18 44 0 0-18 18-58 18h-52v82h-26zM26 100h52c0 0 48 0 48-37 0 0 0-12-6-21 0 0-6-9-16-12 0 0-8-2-26-2h-52zM264 64l-9 23c0 0-9-5-18-5 0 0-14 0-21 12 0 0-7 13-7 36v77h-25v-147h23v22c0 0 12-25 31-25 0 0 13 0 26 7zM304 207h-25v-147h25zM304 32h-25v-28h25zM461 157c0 0-4 28-22 41 0 0-17 13-39 13 0 0-32 0-49-21 0 0-17-21-17-56 0 0 0-29 10-46 0 0 10-17 25-24 0 0 15-7 31-7 0 0 23 0 39 11 0 0 16 12 20 35l-24 3c0 0-4-14-12-22 0 0-8-7-21-7 0 0-21 0-32 15 0 0-11 14-11 42 0 0 0 27 11 41 0 0 10 15 30 15 0 0 16 0 25-9 0 0 9-9 12-27zM610 140h-110c0 0 2 24 14 37 0 0 12 13 31 13 0 0 14 0 24-7 0 0 9-8 15-23l25 3c0 0-6 23-23 35 0 0-16 13-41 13 0 0-33 0-51-20 0 0-19-21-19-56 0 0 0-35 18-57 0 0 18-21 51-21 0 0 16 0 30 7 0 0 15 7 25 24 0 0 11 17 11 52zM584 120c0 0-1-24-13-33 0 0-13-10-27-10 0 0-18 0-29 12 0 0-12 11-13 31zM893 143c0 0-9 34-31 51 0 0-22 17-52 17 0 0-50 0-73-31 0 0-22-31-22-76 0 0 0-48 26-76 0 0 27-28 69-28 0 0 29 0 50 16 0 0 21 15 30 44l-27 6c0 0-6-21-20-32 0 0-13-11-33-11 0 0-34 0-50 22 0 0-18 22-18 59 0 0 0 42 18 63 0 0 18 21 47 21 0 0 24 0 39-13 0 0 14-13 20-39zM982 57c0 0 30 0 50 19 0 0 19 19 19 56 0 0 0 43-21 61 0 0-21 18-48 18 0 0-27 0-47-19 0 0-21-18-21-58 0 0 0-39 20-58 0 0 20-19 48-19zM982 190c0 0 22 0 33-16 0 0 11-15 11-41 0 0 0-28-13-42 0 0-12-14-31-14 0 0-19 0-31 14 0 0-12 14-12 43 0 0 0 28 13 42 0 0 12 14 30 14zM1278 207h-25v-92c0 0 0-11-1-19 0 0-1-7-7-13 0 0-6-5-18-5 0 0-15 0-25 10 0 0-11 11-11 34v85h-25v-95c0 0 0-20-6-27 0 0-7-7-19-7 0 0-16 0-27 11 0 0-10 11-10 42v76h-24v-147h22v20c0 0 15-23 44-23 0 0 16 0 26 6 0 0 11 6 15 19 0 0 17-25 46-25 0 0 22 0 34 12 0 0 11 12 11 37zM1338 79c0 0 14-22 42-22 0 0 29 0 46 20 0 0 17 22 17 56 0 0 0 36-19 57 0 0-19 21-45 21 0 0-24 0-38-19h-1v71h-25v-203h23zM1377 190c0 0 17 0 28-14 0 0 12-15 12-43 0 0 0-28-11-43 0 0-11-14-28-14 0 0-18 0-29 16 0 0-11 16-11 43 0 0 0 27 11 41 0 0 10 14 28 14zM1531 57c0 0 30 0 49 19 0 0 20 19 20 56 0 0 0 43-21 61 0 0-21 18-48 18 0 0-27 0-48-19 0 0-20-18-20-58 0 0 0-39 20-58 0 0 19-19 48-19zM1531 190c0 0 22 0 33-16 0 0 11-15 11-41 0 0 0-28-13-42 0 0-12-14-31-14 0 0-18 0-31 14 0 0-12 14-12 43 0 0 0 28 13 42 0 0 12 14 30 14zM1748 207h-25v-89c0 0 0-23-7-31 0 0-9-9-23-9 0 0-11 0-21 5 0 0-10 6-14 16 0 0-4 9-4 28v80h-25v-147h23v21c0 0 8-12 19-18 0 0 12-6 27-6 0 0 12 0 23 4 0 0 11 4 18 12 0 0 6 8 8 18 0 0 1 9 1 26zM1913 140h-110c0 0 2 24 14 37 0 0 13 13 31 13 0 0 14 0 24-7 0 0 9-8 15-23l25 3c0 0-6 23-23 35 0 0-16 13-41 13 0 0-33 0-51-20 0 0-19-21-19-56 0 0 0-35 18-57 0 0 18-21 51-21 0 0 16 0 30 7 0 0 15 7 26 24 0 0 10 17 10 52zM1887 120c0 0-1-24-13-33 0 0-13-10-27-10 0 0-18 0-29 12 0 0-11 11-13 31zM2062 207h-25v-89c0 0 0-23-8-31 0 0-8-9-22-9 0 0-11 0-21 5 0 0-10 6-14 16 0 0-4 9-4 28v80h-25v-147h22v21h1c0 0 8-12 19-18 0 0 12-6 27-6 0 0 12 0 23 4 0 0 11 4 17 12 0 0 7 8 9 18 0 0 1 9 1 26zM2157 207c0 0-11 2-19 2 0 0-16 0-23-6 0 0-8-5-10-14 0 0-1-9-1-25v-85h-18v-19h18v-37l25-14v51h24v19h-24v87c0 0 0 11 2 15 0 0 2 5 11 5 0 0 6 0 11-1zM2260 101c0 0-2-12-10-18 0 0-8-6-22-6 0 0-14 0-23 5 0 0-9 5-9 14 0 0 0 9 7 12 0 0 7 5 27 10 0 0 24 6 35 11 0 0 11 4 18 13 0 0 7 8 7 22 0 0 0 20-17 33 0 0-16 14-42 14 0 0-28 0-44-12 0 0-15-12-19-36l25-3c0 0 2 15 11 22 0 0 10 8 26 8 0 0 17 0 25-6 0 0 9-8 9-17 0 0 0-7-4-11 0 0-4-4-10-6 0 0-6-2-27-7 0 0-31-7-41-18 0 0-10-11-10-26 0 0 0-19 15-30 0 0 14-12 39-12 0 0 26 0 41 10 0 0 14 10 17 31z">
          <text:p/>
        </draw:path>
        <draw:path draw:style-name="gr6" draw:text-style-name="P4" draw:layer="layout" svg:width="0.271cm" svg:height="0.207cm" svg:x="1.777cm" svg:y="14.147cm" svg:viewBox="0 0 272 208" svg:d="M75 204h-25v-159c0 0-19 18-50 30v-24c0 0 43-20 59-51h16zM245 108c0 0-7 12-20 19 0 0-12 8-27 8 0 0-25 0-43-19 0 0-17-18-17-48 0 0 0-30 18-49 0 0 17-19 46-19 0 0 27 0 49 22 0 0 21 22 21 76 0 0 0 55-19 83 0 0-20 27-55 27 0 0-23 0-38-13 0 0-15-12-18-39l23-2c0 0 6 33 34 33 0 0 23 0 35-22 0 0 12-20 12-57zM204 113c0 0 18 0 29-13 0 0 10-13 10-33 0 0 0-19-11-33 0 0-11-14-28-14 0 0-17 0-29 15 0 0-12 14-12 34 0 0 0 19 12 32 0 0 11 12 29 12z">
          <text:p/>
        </draw:path>
        <draw:polygon draw:style-name="gr7" draw:text-style-name="P3" draw:layer="layout" svg:width="4.459cm" svg:height="0.564cm" svg:x="2.173cm" svg:y="13.97cm" svg:viewBox="0 0 4460 565" draw:points="0,0 4460,0 4460,565 0,565">
          <text:p/>
        </draw:polygon>
        <draw:path draw:style-name="gr8" draw:text-style-name="P5" draw:layer="layout" svg:width="1.289cm" svg:height="0.262cm" svg:x="2.735cm" svg:y="14.162cm" svg:viewBox="0 0 1290 263" svg:d="M27 204h-27v-204h27zM190 204h-24v-89c0 0 0-23-8-31 0 0-8-8-23-8 0 0-11 0-21 5 0 0-10 5-14 15 0 0-4 10-4 28v80h-24v-148h22v22c0 0 8-12 20-19 0 0 11-6 26-6 0 0 12 0 23 4 0 0 12 4 18 14 0 0 6 8 8 17 0 0 1 9 1 26zM285 203c0 0-11 2-18 2 0 0-17 0-24-5 0 0-8-6-9-15 0 0-2-9-2-24v-84h-18v-21h18v-36l25-15v51h25v21h-25v85c0 0 0 11 2 16 0 0 2 4 12 4 0 0 5 0 11-1zM434 137h-110c0 0 2 24 14 37 0 0 12 13 31 13 0 0 14 0 24-8 0 0 9-7 14-23l26 4c0 0-7 22-23 35 0 0-17 12-41 12 0 0-33 0-52-20 0 0-18-20-18-55 0 0 0-35 18-56 0 0 18-23 50-23 0 0 16 0 31 7 0 0 15 8 25 25 0 0 11 17 11 52zM408 116c0 0-1-22-14-32 0 0-12-10-27-10 0 0-17 0-28 12 0 0-12 12-14 30zM584 184c0 0 0 31-6 46 0 0-6 16-22 24 0 0-16 9-38 9 0 0-25 0-42-11 0 0-17-11-17-36l24 3c0 0 2 12 11 18 0 0 8 6 24 6 0 0 19 0 28-8 0 0 9-8 11-19 0 0 2-12 2-31 0 0-16 19-41 19 0 0-28 0-46-22 0 0-18-21-18-53 0 0 0-32 17-53 0 0 18-23 47-23 0 0 27 0 43 22h1v-19h22zM521 183c0 0 15 0 28-12 0 0 12-13 12-43 0 0 0-26-11-40 0 0-12-14-29-14 0 0-18 0-29 15 0 0-12 14-12 39 0 0 0 29 12 42 0 0 12 13 29 13zM700 61l-8 24c0 0-9-6-18-6 0 0-14 0-21 13 0 0-8 12-8 35v77h-24v-148h22v23h1c0 0 12-26 31-26 0 0 12 0 25 8zM842 204h-26c0 0-3-7-5-18 0 0-25 21-54 21 0 0-23 0-36-12 0 0-14-11-14-30 0 0 0-18 13-30 0 0 13-12 45-16l23-3c0 0 13-2 22-5 0 0 0-11-1-16 0 0-1-5-4-10 0 0-4-5-11-8 0 0-8-3-20-3 0 0-16 0-26 6 0 0-9 6-12 22l-25-3c0 0 5-22 21-34 0 0 16-12 45-12 0 0 27 0 39 8 0 0 13 9 15 20 0 0 3 11 3 28v34c0 0 0 30 1 40 0 0 2 11 7 21zM810 139v-9c0 0-20 7-48 10 0 0-28 4-28 24 0 0 0 10 7 17 0 0 8 6 22 6 0 0 18 0 32-11 0 0 15-10 15-37zM929 203c0 0-10 2-18 2 0 0-16 0-24-5 0 0-7-6-9-15 0 0-2-9-2-24v-84h-18v-21h18v-36l25-15v51h25v21h-25v85c0 0 0 11 2 16 0 0 3 4 12 4 0 0 5 0 11-1zM976 204h-25v-148h25zM976 29h-25v-29h25zM1073 53c0 0 30 0 49 20 0 0 20 19 20 55 0 0 0 44-21 61 0 0-22 18-48 18 0 0-28 0-48-18 0 0-20-19-20-58 0 0 0-39 19-58 0 0 20-20 49-20zM1073 187c0 0 21 0 32-16 0 0 11-16 11-41 0 0 0-28-12-42 0 0-13-14-31-14 0 0-19 0-31 15 0 0-12 14-12 42 0 0 0 27 12 42 0 0 13 14 31 14zM1290 204h-25v-89c0 0 0-23-8-31 0 0-8-8-22-8 0 0-12 0-21 5 0 0-10 5-14 15 0 0-5 10-5 28v80h-24v-148h22v22h1c0 0 7-12 19-19 0 0 11-6 27-6 0 0 11 0 22 4 0 0 12 4 18 14 0 0 6 8 8 17 0 0 2 9 2 26z">
          <text:p/>
        </draw:path>
        <draw:path draw:style-name="gr6" draw:text-style-name="P4" draw:layer="layout" svg:width="0.292cm" svg:height="0.206cm" svg:x="1.755cm" svg:y="14.712cm" svg:viewBox="0 0 293 207" svg:d="M133 204h-133c0 0 0-17 12-35 0 0 11-18 44-44 0 0 20-16 36-33 0 0 16-18 16-36 0 0 0-15-11-25 0 0-11-10-28-10 0 0-17 0-28 10 0 0-11 11-11 31l-26-3c0 0 3-28 21-44 0 0 17-15 45-15 0 0 29 0 46 16 0 0 17 18 17 41 0 0 0 19-14 39 0 0-14 20-56 53 0 0-22 18-29 31h99zM227 0c0 0 66 0 66 104 0 0 0 52-17 78 0 0-17 25-49 25 0 0-66 0-66-103 0 0 0-52 17-78 0 0 18-26 49-26zM227 187c0 0 20 0 30-20 0 0 11-19 11-63 0 0 0-31-5-48 0 0-4-18-13-26 0 0-10-9-23-9 0 0-20 0-30 20 0 0-10 19-10 63 0 0 0 30 4 48 0 0 5 17 14 26 0 0 9 9 22 9z">
          <text:p/>
        </draw:path>
        <draw:polygon draw:style-name="gr7" draw:text-style-name="P3" draw:layer="layout" svg:width="4.459cm" svg:height="0.564cm" svg:x="2.173cm" svg:y="14.534cm" svg:viewBox="0 0 4460 565" draw:points="0,0 4460,0 4460,565 0,565">
          <text:p/>
        </draw:polygon>
        <draw:path draw:style-name="gr8" draw:text-style-name="P5" draw:layer="layout" svg:width="2.202cm" svg:height="0.261cm" svg:x="2.731cm" svg:y="14.727cm" svg:viewBox="0 0 2203 262" svg:d="M0 0h70c0 0 19 0 32 2 0 0 13 2 25 9 0 0 12 7 21 21 0 0 9 13 14 29 0 0 5 16 5 40 0 0 0 45-21 73 0 0-21 29-73 29h-73zM27 179h43c0 0 14 0 24-2 0 0 10-1 21-9 0 0 11-7 18-24 0 0 7-16 7-44 0 0 0-15-3-28 0 0-3-13-10-24 0 0-7-11-16-16 0 0-10-5-19-6 0 0-8-1-22-1h-43zM260 53c0 0 30 0 49 20 0 0 20 19 20 55 0 0 0 43-21 61 0 0-21 18-48 18 0 0-28 0-48-19 0 0-20-18-20-58 0 0 0-38 19-57 0 0 20-20 49-20zM260 186c0 0 21 0 33-16 0 0 10-15 10-41 0 0 0-28-12-41 0 0-13-14-31-14 0 0-19 0-31 14 0 0-12 14-12 42 0 0 0 28 12 42 0 0 13 14 31 14zM477 153c0 0-5 27-22 41 0 0-17 13-39 13 0 0-32 0-49-21 0 0-17-21-17-56 0 0 0-28 10-45 0 0 10-17 25-24 0 0 15-8 31-8 0 0 23 0 39 12 0 0 16 12 20 35l-24 3c0 0-4-14-12-22 0 0-9-7-22-7 0 0-20 0-31 14 0 0-11 15-11 42 0 0 0 27 11 41 0 0 10 15 30 15 0 0 16 0 25-9 0 0 9-9 12-28zM618 203h-22v-21h-1c0 0-16 25-47 25 0 0-15 0-28-7 0 0-13-8-17-20 0 0-4-13-4-33v-90h24v81c0 0 0 19 2 28 0 0 2 8 10 13 0 0 8 6 19 6 0 0 14 0 27-10 0 0 12-9 12-40v-78h25zM855 203h-25v-92c0 0 0-11-1-18 0 0-2-7-7-13 0 0-6-5-18-5 0 0-15 0-26 10 0 0-10 10-10 33v85h-25v-95c0 0 0-19-7-26 0 0-6-7-19-7 0 0-16 0-26 11 0 0-10 11-10 41v76h-25v-146h22v20h1c0 0 15-24 43-24 0 0 17 0 27 7 0 0 11 6 15 19 0 0 16-26 45-26 0 0 23 0 34 13 0 0 12 12 12 37zM1019 136h-110c0 0 2 24 14 37 0 0 12 13 31 13 0 0 14 0 24-7 0 0 9-8 14-23l26 3c0 0-6 23-23 35 0 0-16 13-41 13 0 0-33 0-52-21 0 0-18-20-18-55 0 0 0-34 18-56 0 0 18-22 51-22 0 0 15 0 30 8 0 0 15 7 25 24 0 0 11 16 11 51zM993 116c0 0-1-23-14-33 0 0-12-9-26-9 0 0-18 0-29 12 0 0-12 11-13 30zM1168 203h-25v-89c0 0 0-22-8-31 0 0-8-8-22-8 0 0-11 0-21 5 0 0-10 6-14 15 0 0-4 10-4 28v80h-25v-146h22v20h1c0 0 8-12 19-18 0 0 12-6 27-6 0 0 11 0 23 5 0 0 11 4 18 12 0 0 6 8 7 18 0 0 2 9 2 25zM1263 203c0 0-11 2-19 2 0 0-16 0-24-6 0 0-7-5-9-14 0 0-1-9-1-25v-84h-18v-19h18v-38l24-14v52h25v19h-25v85c0 0 0 12 2 16 0 0 3 5 12 5 0 0 5 0 11-1zM1366 0h70c0 0 18 0 32 2 0 0 13 2 25 9 0 0 12 7 21 21 0 0 9 13 14 29 0 0 5 16 5 40 0 0 0 45-21 73 0 0-21 29-73 29h-73zM1393 179h43c0 0 13 0 24-2 0 0 10-1 21-9 0 0 11-7 18-24 0 0 7-16 7-44 0 0 0-15-3-28 0 0-3-13-10-24 0 0-7-11-17-16 0 0-9-5-18-6 0 0-9-1-23-1h-42zM1693 136h-109c0 0 1 24 14 37 0 0 12 13 30 13 0 0 15 0 24-7 0 0 10-8 15-23l26 3c0 0-7 23-23 35 0 0-17 13-42 13 0 0-32 0-51-21 0 0-19-20-19-55 0 0 0-34 18-56 0 0 18-22 51-22 0 0 16 0 31 8 0 0 15 7 25 24 0 0 10 16 10 51zM1668 116c0 0-2-23-14-33 0 0-13-9-27-9 0 0-18 0-29 12 0 0-11 11-13 30zM1805 98c0 0-2-12-10-18 0 0-8-6-22-6 0 0-14 0-23 5 0 0-9 4-9 14 0 0 0 8 7 12 0 0 7 4 28 9 0 0 22 6 34 11 0 0 12 4 18 12 0 0 6 9 6 23 0 0 0 20-16 33 0 0-16 14-42 14 0 0-28 0-44-12 0 0-15-12-19-36l25-3c0 0 2 15 11 22 0 0 10 8 27 8 0 0 16 0 24-7 0 0 9-7 9-17 0 0 0-6-4-10 0 0-4-4-10-6 0 0-6-2-27-7 0 0-31-8-41-18 0 0-10-11-10-26 0 0 0-18 14-30 0 0 15-12 40-12 0 0 26 0 41 11 0 0 14 10 17 30zM1889 203h-25v-146h25zM1889 29h-25v-29h25zM2047 183c0 0 0 32-7 47 0 0-6 15-21 24 0 0-16 8-39 8 0 0-24 0-41-11 0 0-16-11-16-36l24 4c0 0 1 12 10 17 0 0 8 6 23 6 0 0 20 0 29-8 0 0 9-8 11-19 0 0 1-11 1-31 0 0-15 19-40 19 0 0-29 0-46-21 0 0-17-21-17-53 0 0 0-32 17-54 0 0 16-22 46-22 0 0 26 0 42 21h1v-17h23zM1983 183c0 0 16 0 28-13 0 0 13-12 13-42 0 0 0-26-12-40 0 0-12-14-29-14 0 0-18 0-29 14 0 0-11 15-11 39 0 0 0 29 12 43 0 0 11 13 28 13zM2203 203h-25v-89c0 0 0-22-8-31 0 0-8-8-22-8 0 0-11 0-21 5 0 0-10 6-14 15 0 0-4 10-4 28v80h-25v-146h22v20h1c0 0 8-12 20-18 0 0 11-6 26-6 0 0 12 0 23 5 0 0 11 4 18 12 0 0 6 8 8 18 0 0 1 9 1 25z">
          <text:p/>
        </draw:path>
        <draw:path draw:style-name="gr6" draw:text-style-name="P4" draw:layer="layout" svg:width="0.254cm" svg:height="0.203cm" svg:x="1.755cm" svg:y="15.276cm" svg:viewBox="0 0 255 204" svg:d="M133 204h-133c0 0 0-17 12-36 0 0 11-17 44-43 0 0 20-17 36-34 0 0 16-17 16-35 0 0 0-16-11-25 0 0-11-11-28-11 0 0-17 0-28 11 0 0-11 10-11 31l-26-4c0 0 3-28 21-43 0 0 17-15 45-15 0 0 29 0 46 16 0 0 17 17 17 40 0 0 0 20-14 40 0 0-14 20-56 53 0 0-22 17-29 31h99zM255 204h-25v-159c0 0-19 18-50 30v-24c0 0 43-20 59-51h16z">
          <text:p/>
        </draw:path>
        <draw:polygon draw:style-name="gr7" draw:text-style-name="P3" draw:layer="layout" svg:width="4.459cm" svg:height="0.96cm" svg:x="2.173cm" svg:y="15.098cm" svg:viewBox="0 0 4460 961" draw:points="0,0 4460,0 4460,961 0,961">
          <text:p/>
        </draw:polygon>
        <draw:path draw:style-name="gr8" draw:text-style-name="P5" draw:layer="layout" svg:width="2.242cm" svg:height="0.262cm" svg:x="2.731cm" svg:y="15.291cm" svg:viewBox="0 0 2243 263" svg:d="M0 0h76c0 0 18 0 31 2 0 0 13 2 24 10 0 0 11 7 17 20 0 0 6 13 6 27 0 0 0 28-18 45 0 0-18 17-58 17h-52v82h-26zM26 97h52c0 0 48 0 48-37 0 0 0-12-6-22 0 0-6-9-16-11 0 0-8-3-26-3h-52zM264 61l-9 23c0 0-9-6-18-6 0 0-14 0-21 13 0 0-7 12-7 35v77h-25v-147h23v22c0 0 12-25 31-25 0 0 13 0 26 8zM338 53c0 0 30 0 50 19 0 0 19 19 19 55 0 0 0 43-21 61 0 0-21 18-48 18 0 0-27 0-48-18 0 0-20-19-20-59 0 0 0-38 20-57 0 0 19-19 48-19zM338 186c0 0 22 0 33-16 0 0 11-16 11-42 0 0 0-27-13-41 0 0-12-14-31-14 0 0-18 0-31 14 0 0-12 15-12 42 0 0 0 28 13 42 0 0 12 15 30 15zM556 152c0 0-5 28-22 41 0 0-17 13-39 13 0 0-32 0-50-21 0 0-17-21-17-55 0 0 0-29 10-46 0 0 10-17 25-24 0 0 15-7 32-7 0 0 22 0 38 12 0 0 16 11 20 34l-24 4c0 0-4-15-12-22 0 0-8-8-21-8 0 0-21 0-32 15 0 0-11 15-11 41 0 0 0 27 11 42 0 0 11 15 30 15 0 0 17 0 25-10 0 0 10-9 12-27zM697 203h-23v-22c0 0-17 25-47 25 0 0-16 0-29-7 0 0-13-7-17-20 0 0-4-12-4-32v-91h25v81c0 0 0 20 1 28 0 0 2 9 10 14 0 0 8 6 20 6 0 0 14 0 26-10 0 0 13-10 13-41v-78h25zM814 61l-9 23c0 0-9-6-18-6 0 0-14 0-21 13 0 0-7 12-7 35v77h-25v-147h23v22c0 0 12-25 31-25 0 0 13 0 26 8zM956 135h-110c0 0 2 25 14 38 0 0 13 13 31 13 0 0 14 0 24-8 0 0 10-8 15-23l25 3c0 0-6 23-23 36 0 0-16 12-41 12 0 0-33 0-51-20 0 0-19-21-19-55 0 0 0-35 18-57 0 0 18-21 51-21 0 0 16 0 30 7 0 0 15 7 26 24 0 0 10 17 10 51zM931 115c0 0-2-22-14-32 0 0-13-10-27-10 0 0-18 0-29 12 0 0-12 12-13 30zM1067 0h76c0 0 18 0 31 2 0 0 13 2 25 10 0 0 11 7 17 20 0 0 5 13 5 27 0 0 0 28-18 45 0 0-18 17-57 17h-52v82h-27zM1094 97h52c0 0 47 0 47-37 0 0 0-12-6-22 0 0-6-9-15-11 0 0-9-3-27-3h-51zM1331 61l-8 23c0 0-9-6-18-6 0 0-14 0-21 13 0 0-7 12-7 35v77h-25v-147h22v22h1c0 0 12-25 31-25 0 0 13 0 25 8zM1406 53c0 0 30 0 49 19 0 0 20 19 20 55 0 0 0 43-21 61 0 0-21 18-48 18 0 0-28 0-48-18 0 0-20-19-20-59 0 0 0-38 19-57 0 0 20-19 49-19zM1406 186c0 0 21 0 32-16 0 0 11-16 11-42 0 0 0-27-12-41 0 0-12-14-31-14 0 0-19 0-31 14 0 0-12 15-12 42 0 0 0 28 12 42 0 0 12 15 31 15zM1561 202c0 0-12 2-19 2 0 0-16 0-24-5 0 0-7-6-9-15 0 0-2-9-2-25v-83h-18v-20h18v-36l25-15v51h25v20h-25v85c0 0 0 11 3 16 0 0 2 4 11 4 0 0 6 0 11-1zM1641 53c0 0 30 0 50 19 0 0 19 19 19 55 0 0 0 43-21 61 0 0-21 18-48 18 0 0-27 0-48-18 0 0-20-19-20-59 0 0 0-38 20-57 0 0 19-19 48-19zM1641 186c0 0 22 0 33-16 0 0 11-16 11-42 0 0 0-27-13-41 0 0-12-14-31-14 0 0-19 0-31 14 0 0-12 15-12 42 0 0 0 28 13 42 0 0 12 15 30 15zM1796 202c0 0-11 2-19 2 0 0-16 0-23-5 0 0-8-6-10-15 0 0-1-9-1-25v-83h-18v-20h18v-36l25-15v51h24v20h-24v85c0 0 0 11 2 16 0 0 2 4 12 4 0 0 5 0 10-1zM1937 56l-56 149v1c0 0-8 25-19 41 0 0-10 16-30 16 0 0-7 0-16-3l-2-24c0 0 7 2 13 2 0 0 14 0 19-8 0 0 6-7 12-27l-55-147h27l34 96c0 0 3 9 6 23h1c0 0 4-16 9-31l32-88zM1982 75c0 0 14-22 42-22 0 0 28 0 45 21 0 0 17 21 17 54 0 0 0 36-19 57 0 0-18 21-45 21 0 0-24 0-38-19v73h-25v-204h22v19zM2020 186c0 0 18 0 29-15 0 0 12-14 12-43 0 0 0-27-12-41 0 0-11-15-28-15 0 0-17 0-29 17 0 0-11 16-11 41 0 0 0 27 11 41 0 0 11 15 28 15zM2243 135h-110c0 0 1 25 14 38 0 0 12 13 30 13 0 0 15 0 24-8 0 0 10-8 15-23l26 3c0 0-7 23-23 36 0 0-17 12-42 12 0 0-32 0-51-20 0 0-19-21-19-55 0 0 0-35 18-57 0 0 18-21 51-21 0 0 16 0 31 7 0 0 15 7 25 24 0 0 11 17 11 51zM2217 115c0 0-2-22-14-32 0 0-12-10-27-10 0 0-17 0-29 12 0 0-11 12-13 30z">
          <text:p/>
        </draw:path>
        <draw:path draw:style-name="gr8" draw:text-style-name="P5" draw:layer="layout" svg:width="1.575cm" svg:height="0.262cm" svg:x="2.723cm" svg:y="15.683cm" svg:viewBox="0 0 1576 263" svg:d="M179 142c0 0-9 35-31 51 0 0-22 17-53 17 0 0-50 0-72-31 0 0-23-31-23-76 0 0 0-48 27-76 0 0 27-27 69-27 0 0 29 0 50 15 0 0 21 15 29 44l-26 6c0 0-7-21-20-32 0 0-14-10-34-10 0 0-33 0-50 22 0 0-17 21-17 58 0 0 0 43 18 64 0 0 18 20 47 20 0 0 23 0 38-13 0 0 15-13 21-38zM268 56c0 0 30 0 49 19 0 0 20 19 20 56 0 0 0 44-21 61 0 0-21 18-48 18 0 0-28 0-48-18 0 0-20-19-20-58 0 0 0-40 19-59 0 0 20-19 49-19zM268 190c0 0 21 0 33-16 0 0 10-16 10-41 0 0 0-29-12-43 0 0-13-14-31-14 0 0-19 0-31 15 0 0-12 14-12 43 0 0 0 27 12 42 0 0 13 14 31 14zM564 207h-25v-93c0 0 0-11-1-18 0 0-2-8-7-13 0 0-6-5-18-5 0 0-15 0-26 10 0 0-10 10-10 34v85h-25v-96c0 0 0-19-7-26 0 0-7-7-19-7 0 0-16 0-26 10 0 0-10 11-10 43v76h-25v-148h22v21h1c0 0 15-24 43-24 0 0 17 0 27 6 0 0 10 7 15 20 0 0 16-26 45-26 0 0 23 0 34 12 0 0 12 13 12 37zM624 78c0 0 14-22 42-22 0 0 29 0 45 21 0 0 17 21 17 55 0 0 0 36-19 57 0 0-18 21-45 21 0 0-23 0-38-19v72h-25v-204h23zM662 190c0 0 18 0 29-15 0 0 12-14 12-43 0 0 0-28-11-42 0 0-11-15-28-15 0 0-18 0-29 17 0 0-12 17-12 42 0 0 0 27 11 42 0 0 11 14 28 14zM817 56c0 0 30 0 49 19 0 0 20 19 20 56 0 0 0 44-21 61 0 0-22 18-48 18 0 0-28 0-48-18 0 0-20-19-20-58 0 0 0-40 19-59 0 0 20-19 49-19zM817 190c0 0 21 0 32-16 0 0 11-16 11-41 0 0 0-29-12-43 0 0-13-14-31-14 0 0-19 0-31 15 0 0-12 14-12 43 0 0 0 27 12 42 0 0 13 14 31 14zM1034 207h-25v-89c0 0 0-24-8-32 0 0-8-8-22-8 0 0-11 0-21 5 0 0-10 5-14 15 0 0-4 11-4 29v80h-25v-148h22v21h1c0 0 7-12 19-18 0 0 12-6 27-6 0 0 11 0 22 4 0 0 12 4 18 13 0 0 7 8 8 17 0 0 2 9 2 27zM1199 140h-110c0 0 1 24 14 37 0 0 12 13 31 13 0 0 14 0 23-8 0 0 10-7 15-23l26 4c0 0-6 22-23 35 0 0-17 12-41 12 0 0-33 0-52-20 0 0-18-20-18-55 0 0 0-36 18-57 0 0 18-22 50-22 0 0 16 0 31 7 0 0 15 7 25 24 0 0 11 17 11 53zM1173 119c0 0-1-23-14-33 0 0-12-10-27-10 0 0-17 0-29 12 0 0-11 12-13 31zM1349 207h-25v-89c0 0 0-24-8-32 0 0-8-8-22-8 0 0-11 0-21 5 0 0-10 5-14 15 0 0-5 11-5 29v80h-24v-148h22v21h1c0 0 7-12 19-18 0 0 12-6 26-6 0 0 12 0 23 4 0 0 12 4 18 13 0 0 7 8 8 17 0 0 2 9 2 27zM1443 206c0 0-10 2-18 2 0 0-16 0-24-5 0 0-7-6-9-15 0 0-1-9-1-24v-85h-19v-20h19v-36l24-15v51h25v20h-25v86c0 0 0 11 2 16 0 0 3 4 12 4 0 0 5 0 11-1zM1546 100c0 0-1-12-9-18 0 0-9-6-23-6 0 0-14 0-23 5 0 0-8 5-8 14 0 0 0 9 7 14 0 0 6 3 27 9 0 0 23 6 35 10 0 0 11 5 18 13 0 0 6 8 6 23 0 0 0 19-16 33 0 0-16 13-43 13 0 0-28 0-43-12 0 0-16-11-19-35l24-4c0 0 2 16 12 23 0 0 9 8 26 8 0 0 16 0 25-7 0 0 9-7 9-17 0 0 0-6-5-11 0 0-3-3-9-6 0 0-6-1-27-7 0 0-31-7-41-18 0 0-10-10-10-26 0 0 0-18 14-30 0 0 15-12 40-12 0 0 26 0 40 10 0 0 15 10 18 31z">
          <text:p/>
        </draw:path>
        <draw:path draw:style-name="gr6" draw:text-style-name="P4" draw:layer="layout" svg:width="0.29cm" svg:height="0.203cm" svg:x="1.755cm" svg:y="16.236cm" svg:viewBox="0 0 291 204" svg:d="M134 204h-134c0 0 0-17 12-35 0 0 11-18 44-44 0 0 20-16 36-33 0 0 16-18 16-36 0 0 0-15-11-25 0 0-11-11-28-11 0 0-17 0-28 11 0 0-11 11-11 31l-26-3c0 0 3-28 21-44 0 0 17-15 45-15 0 0 29 0 46 16 0 0 18 18 18 41 0 0 0 19-15 39 0 0-14 20-56 53 0 0-22 18-29 31h100zM291 204h-133c0 0 0-17 12-35 0 0 11-18 44-44 0 0 20-16 36-33 0 0 16-18 16-36 0 0 0-15-11-25 0 0-11-11-28-11 0 0-17 0-28 11 0 0-11 11-11 31l-26-3c0 0 3-28 21-44 0 0 17-15 45-15 0 0 29 0 46 16 0 0 17 18 17 41 0 0 0 19-14 39 0 0-14 20-56 53 0 0-22 18-29 31h99z">
          <text:p/>
        </draw:path>
        <draw:polygon draw:style-name="gr7" draw:text-style-name="P3" draw:layer="layout" svg:width="4.459cm" svg:height="0.564cm" svg:x="2.173cm" svg:y="16.058cm" svg:viewBox="0 0 4460 565" draw:points="0,0 4460,0 4460,565 0,565">
          <text:p/>
        </draw:polygon>
        <draw:path draw:style-name="gr8" draw:text-style-name="P5" draw:layer="layout" svg:width="2.657cm" svg:height="0.261cm" svg:x="2.708cm" svg:y="16.251cm" svg:viewBox="0 0 2658 262" svg:d="M189 203h-30l-23-61h-85l-22 61h-29l78-203h29zM127 121c0 0-25-67-28-76 0 0-3-9-7-24 0 0-4 21-11 38l-22 62zM289 98c0 0-1-12-9-18 0 0-8-6-23-6 0 0-14 0-23 5 0 0-8 4-8 14 0 0 0 8 7 12 0 0 7 4 27 9 0 0 23 6 35 11 0 0 11 4 18 12 0 0 6 9 6 23 0 0 0 20-16 33 0 0-16 14-43 14 0 0-27 0-43-12 0 0-16-12-19-36l24-3c0 0 2 15 12 22 0 0 9 8 26 8 0 0 16 0 25-7 0 0 9-7 9-17 0 0 0-6-4-10 0 0-4-4-10-6 0 0-6-2-27-7 0 0-31-8-41-18 0 0-10-11-10-26 0 0 0-18 14-30 0 0 15-13 40-13 0 0 26 0 40 12 0 0 15 10 18 30zM431 98c0 0-2-12-10-18 0 0-8-6-23-6 0 0-14 0-23 5 0 0-8 4-8 14 0 0 0 8 7 12 0 0 7 4 27 9 0 0 24 6 35 11 0 0 11 4 18 12 0 0 6 9 6 23 0 0 0 20-16 33 0 0-16 14-42 14 0 0-28 0-44-12 0 0-16-12-19-36l24-3c0 0 3 15 12 22 0 0 9 8 26 8 0 0 16 0 25-7 0 0 9-7 9-17 0 0 0-6-4-10 0 0-4-4-10-6 0 0-6-2-27-7 0 0-31-8-41-18 0 0-10-11-10-26 0 0 0-18 14-30 0 0 15-13 40-13 0 0 26 0 41 12 0 0 14 10 17 30zM617 136h-109c0 0 1 24 14 37 0 0 12 13 30 13 0 0 15 0 24-7 0 0 10-8 15-23l25 3c0 0-6 23-22 35 0 0-17 13-42 13 0 0-33 0-51-21 0 0-19-20-19-55 0 0 0-34 18-56 0 0 18-23 51-23 0 0 16 0 31 8 0 0 15 8 25 25 0 0 10 16 10 51zM592 116c0 0-2-23-14-33 0 0-12-9-27-9 0 0-17 0-29 12 0 0-11 11-13 30zM845 203h-24v-92c0 0 0-11-2-18 0 0-1-7-7-13 0 0-6-5-18-5 0 0-15 0-25 10 0 0-11 10-11 33v85h-24v-95c0 0 0-19-7-26 0 0-7-7-19-7 0 0-16 0-26 11 0 0-11 11-11 41v76h-24v-147h22v21c0 0 16-25 44-25 0 0 16 0 27 7 0 0 10 8 15 20 0 0 16-27 45-27 0 0 22 0 34 14 0 0 11 12 11 37zM908 73c0 0 14-21 39-21 0 0 29 0 45 22 0 0 17 20 17 54 0 0 0 38-19 58 0 0-19 21-44 21 0 0-26 0-40-22h-1v18h-23v-203h25v73zM944 186c0 0 17 0 29-15 0 0 11-15 11-41 0 0 0-26-11-41 0 0-10-15-28-15 0 0-18 0-29 15 0 0-11 16-11 40 0 0 0 23 5 33 0 0 4 10 13 17 0 0 10 7 21 7zM1064 203h-25v-203h25zM1229 136h-110c0 0 2 24 14 37 0 0 13 13 31 13 0 0 14 0 24-7 0 0 9-8 15-23l25 3c0 0-6 23-23 35 0 0-16 13-41 13 0 0-33 0-52-21 0 0-18-20-18-55 0 0 0-34 18-56 0 0 18-23 51-23 0 0 16 0 31 8 0 0 14 8 25 25 0 0 10 16 10 51zM1203 116c0 0-1-23-13-33 0 0-13-9-27-9 0 0-18 0-29 12 0 0-11 11-13 30zM1341 0h77c0 0 18 0 31 2 0 0 13 2 24 9 0 0 11 8 16 21 0 0 6 12 6 26 0 0 0 29-18 46 0 0-18 17-57 17h-52v82h-27zM1368 97h52c0 0 48 0 48-38 0 0 0-12-7-21 0 0-6-10-15-12 0 0-9-2-27-2h-51zM1605 60l-8 24c0 0-9-5-18-5 0 0-14 0-21 12 0 0-7 13-7 35v77h-25v-147h22v23h1c0 0 12-27 31-27 0 0 13 0 25 8zM1680 52c0 0 30 0 49 21 0 0 20 19 20 55 0 0 0 43-21 61 0 0-22 18-48 18 0 0-28 0-48-19 0 0-20-18-20-58 0 0 0-38 19-57 0 0 20-21 49-21zM1680 186c0 0 21 0 32-16 0 0 11-15 11-41 0 0 0-27-12-41 0 0-13-14-31-14 0 0-19 0-31 14 0 0-12 14-12 42 0 0 0 28 12 42 0 0 13 14 31 14zM1835 203c0 0-11 2-19 2 0 0-16 0-24-6 0 0-7-5-9-14 0 0-1-9-1-25v-84h-19v-20h19v-37l24-14v51h25v20h-25v85c0 0 0 12 2 16 0 0 3 5 12 5 0 0 5 0 11-1zM1915 52c0 0 30 0 50 21 0 0 19 19 19 55 0 0 0 43-21 61 0 0-21 18-48 18 0 0-27 0-48-19 0 0-20-18-20-58 0 0 0-38 20-57 0 0 19-21 48-21zM1915 186c0 0 22 0 33-16 0 0 11-15 11-41 0 0 0-27-13-41 0 0-12-14-31-14 0 0-18 0-31 14 0 0-12 14-12 42 0 0 0 28 13 42 0 0 12 14 30 14zM2070 203c0 0-11 2-19 2 0 0-16 0-24-6 0 0-7-5-9-14 0 0-1-9-1-25v-84h-18v-20h18v-37l25-14v51h24v20h-24v85c0 0 0 12 2 16 0 0 2 5 11 5 0 0 6 0 11-1zM2211 56l-56 150v1c0 0-8 24-19 40 0 0-10 15-30 15 0 0-7 0-16-2l-3-24c0 0 8 2 15 2 0 0 13 0 19-7 0 0 5-8 11-28l-55-147h27l34 97c0 0 3 8 7 22 0 0 3-16 9-30l32-89zM2256 76c0 0 14-24 41-24 0 0 29 0 46 22 0 0 17 21 17 55 0 0 0 36-19 56 0 0-18 22-45 22 0 0-24 0-38-19h-1v71h-24v-203h22v20zM2294 186c0 0 17 0 29-14 0 0 11-15 11-43 0 0 0-27-11-42 0 0-10-14-28-14 0 0-17 0-29 16 0 0-11 16-11 42 0 0 0 27 11 41 0 0 11 14 28 14zM2516 136h-109c0 0 1 24 14 37 0 0 12 13 31 13 0 0 14 0 23-7 0 0 10-8 15-23l26 3c0 0-7 23-23 35 0 0-17 13-41 13 0 0-33 0-52-21 0 0-19-20-19-55 0 0 0-34 18-56 0 0 18-23 51-23 0 0 16 0 31 8 0 0 15 8 25 25 0 0 10 16 10 51zM2491 116c0 0-2-23-14-33 0 0-12-9-27-9 0 0-18 0-29 12 0 0-11 11-13 30zM2628 98c0 0-2-12-10-18 0 0-8-6-22-6 0 0-14 0-23 5 0 0-9 4-9 14 0 0 0 8 7 12 0 0 7 4 28 9 0 0 23 6 34 11 0 0 12 4 18 12 0 0 7 9 7 23 0 0 0 20-17 33 0 0-16 14-42 14 0 0-28 0-44-12 0 0-15-12-19-36l25-3c0 0 2 15 11 22 0 0 10 8 27 8 0 0 16 0 24-7 0 0 9-7 9-17 0 0 0-6-4-10 0 0-4-4-10-6 0 0-6-2-27-7 0 0-31-8-41-18 0 0-10-11-10-26 0 0 0-18 15-30 0 0 14-13 39-13 0 0 26 0 41 12 0 0 14 10 17 30z">
          <text:p/>
        </draw:path>
        <draw:path draw:style-name="gr6" draw:text-style-name="P4" draw:layer="layout" svg:width="0.293cm" svg:height="0.207cm" svg:x="1.755cm" svg:y="16.8cm" svg:viewBox="0 0 294 208" svg:d="M133 204h-133c0 0 0-18 12-36 0 0 11-17 44-43 0 0 20-17 36-34 0 0 16-17 16-35 0 0 0-16-11-25 0 0-11-11-28-11 0 0-17 0-28 11 0 0-11 10-11 31l-26-4c0 0 3-28 21-43 0 0 17-15 45-15 0 0 29 0 46 16 0 0 17 17 17 40 0 0 0 20-14 40 0 0-14 20-56 53 0 0-22 17-29 30h99zM256 94c0 0 18 3 28 18 0 0 10 14 10 31 0 0 0 28-20 46 0 0-20 19-48 19 0 0-27 0-44-17 0 0-18-16-21-41l25-4c0 0 4 20 14 30 0 0 9 10 26 10 0 0 17 0 29-12 0 0 12-12 12-30 0 0 0-17-11-28 0 0-11-11-29-11 0 0-7 0-17 2l3-21c0 0 10 0 15-1 0 0 6-1 14-5 0 0 7-4 12-11 0 0 4-7 4-17 0 0 0-15-10-23 0 0-10-9-23-9 0 0-15 0-24 10 0 0-10 9-12 27l-25-4c0 0 4-27 21-40 0 0 17-13 40-13 0 0 25 0 42 15 0 0 16 16 16 38 0 0 0 28-27 40z">
          <text:p/>
        </draw:path>
        <draw:polygon draw:style-name="gr7" draw:text-style-name="P3" draw:layer="layout" svg:width="4.459cm" svg:height="0.565cm" svg:x="2.173cm" svg:y="16.622cm" svg:viewBox="0 0 4460 566" draw:points="0,0 4460,0 4460,566 0,566">
          <text:p/>
        </draw:polygon>
        <draw:path draw:style-name="gr8" draw:text-style-name="P5" draw:layer="layout" svg:width="2.4cm" svg:height="0.262cm" svg:x="2.73cm" svg:y="16.815cm" svg:viewBox="0 0 2401 263" svg:d="M126 204h-126v-204h27v180h99zM282 204h-27c0 0-3-8-5-18 0 0-25 21-54 21 0 0-23 0-36-12 0 0-14-11-14-30 0 0 0-18 13-30 0 0 14-12 45-16l23-3c0 0 13-2 22-5 0 0 0-12-1-16 0 0-1-5-4-10 0 0-3-5-11-8 0 0-7-3-20-3 0 0-16 0-25 6 0 0-9 6-13 22l-24-3c0 0 4-22 20-34 0 0 17-11 46-11 0 0 26 0 38 8 0 0 13 7 16 19 0 0 2 11 2 28v33c0 0 0 31 2 41 0 0 1 11 7 21zM249 139v-9c0 0-20 6-48 10 0 0-28 4-28 24 0 0 0 10 8 17 0 0 7 6 21 6 0 0 19 0 33-11 0 0 14-11 14-37zM337 74c0 0 14-20 39-20 0 0 29 0 46 20 0 0 17 21 17 54 0 0 0 38-19 59 0 0-19 20-45 20 0 0-25 0-40-22v19h-23v-204h25zM374 187c0 0 17 0 28-15 0 0 11-15 11-42 0 0 0-26-10-41 0 0-10-15-29-15 0 0-18 0-29 16 0 0-11 15-11 39 0 0 0 23 5 33 0 0 5 10 14 18 0 0 9 7 21 7zM604 203c0 0-11 2-18 2 0 0-17 0-24-5 0 0-8-6-9-15 0 0-2-9-2-25v-83h-18v-20h18v-36l25-16v52h25v20h-25v85c0 0 0 11 2 16 0 0 2 4 11 4 0 0 6 0 12-1zM752 136h-109c0 0 2 25 14 38 0 0 12 13 31 13 0 0 14 0 24-8 0 0 9-8 14-23l26 3c0 0-7 23-23 36 0 0-17 12-41 12 0 0-33 0-52-20 0 0-18-21-18-55 0 0 0-35 18-57 0 0 18-21 50-21 0 0 16 0 31 7 0 0 15 7 25 24 0 0 10 17 10 51zM727 116c0 0-1-22-14-32 0 0-12-10-27-10 0 0-17 0-28 12 0 0-12 12-14 30zM864 98c0 0-2-12-10-18 0 0-8-6-22-6 0 0-14 0-23 5 0 0-9 5-9 14 0 0 0 9 7 12 0 0 7 4 28 10 0 0 23 6 35 10 0 0 12 5 18 13 0 0 7 8 7 22 0 0 0 20-16 34 0 0-18 13-44 13 0 0-28 0-44-12 0 0-15-12-19-35l25-4c0 0 2 15 11 23 0 0 10 8 27 8 0 0 16 0 24-7 0 0 9-7 9-17 0 0 0-6-4-11 0 0-4-4-10-6 0 0-6-1-27-7 0 0-31-7-41-18 0 0-10-10-10-25 0 0 0-18 15-30 0 0 14-12 39-12 0 0 26 0 42 10 0 0 14 10 17 31zM982 203c0 0-12 2-19 2 0 0-16 0-24-5 0 0-7-6-9-15 0 0-2-9-2-25v-83h-18v-20h18v-36l25-16v52h25v20h-25v85c0 0 0 11 3 16 0 0 2 4 11 4 0 0 6 0 11-1zM1084 0h77c0 0 18 0 31 2 0 0 13 2 24 10 0 0 11 7 17 21 0 0 5 13 5 27 0 0 0 28-18 45 0 0-18 17-57 17h-52v82h-27zM1111 98h52c0 0 48 0 48-37 0 0 0-12-7-22 0 0-6-9-15-11 0 0-9-3-27-3h-51zM1348 62l-8 23c0 0-9-6-18-6 0 0-14 0-21 13 0 0-7 12-7 35v77h-25v-147h22v22h1c0 0 12-25 31-25 0 0 13 0 25 8zM1423 54c0 0 30 0 49 19 0 0 20 19 20 55 0 0 0 43-21 61 0 0-21 18-48 18 0 0-27 0-48-18 0 0-20-19-20-59 0 0 0-38 19-57 0 0 20-19 49-19zM1423 187c0 0 21 0 33-16 0 0 10-16 10-42 0 0 0-27-12-41 0 0-13-14-31-14 0 0-19 0-31 14 0 0-12 15-12 42 0 0 0 28 12 42 0 0 13 15 31 15zM1578 203c0 0-11 2-19 2 0 0-16 0-24-5 0 0-7-6-9-15 0 0-1-9-1-25v-83h-19v-20h19v-36l24-16v52h25v20h-25v85c0 0 0 11 2 16 0 0 3 4 12 4 0 0 5 0 11-1zM1658 54c0 0 30 0 50 19 0 0 19 19 19 55 0 0 0 43-21 61 0 0-21 18-48 18 0 0-27 0-48-18 0 0-20-19-20-59 0 0 0-38 20-57 0 0 19-19 48-19zM1658 187c0 0 22 0 33-16 0 0 11-16 11-42 0 0 0-27-13-41 0 0-12-14-31-14 0 0-18 0-31 14 0 0-12 15-12 42 0 0 0 28 13 42 0 0 12 15 30 15zM1813 203c0 0-11 2-19 2 0 0-16 0-23-5 0 0-8-6-10-15 0 0-1-9-1-25v-83h-18v-20h18v-36l25-16v52h24v20h-24v85c0 0 0 11 2 16 0 0 2 4 11 4 0 0 6 0 11-1zM1954 57l-56 149v1c0 0-8 25-18 40 0 0-11 16-31 16 0 0-6 0-16-3l-2-23c0 0 7 2 14 2 0 0 13 0 19-8 0 0 5-7 11-27l-55-147h27l34 96c0 0 3 9 7 23 0 0 4-16 9-31l32-88zM1999 76c0 0 14-22 41-22 0 0 29 0 46 21 0 0 17 21 17 54 0 0 0 36-19 57 0 0-18 21-45 21 0 0-24 0-38-19v72h-25v-203h22v19zM2037 187c0 0 18 0 29-15 0 0 11-14 11-43 0 0 0-27-10-41 0 0-11-15-29-15 0 0-17 0-29 17 0 0-11 16-11 41 0 0 0 27 11 41 0 0 11 15 28 15zM2259 136h-109c0 0 2 25 14 38 0 0 12 13 31 13 0 0 14 0 23-8 0 0 10-8 15-23l26 3c0 0-7 23-23 36 0 0-17 12-41 12 0 0-33 0-52-20 0 0-19-21-19-55 0 0 0-35 18-57 0 0 18-21 51-21 0 0 16 0 31 7 0 0 15 7 25 24 0 0 10 17 10 51zM2234 116c0 0-2-22-14-32 0 0-12-10-27-10 0 0-17 0-29 12 0 0-11 12-13 30zM2371 98c0 0-2-12-10-18 0 0-8-6-22-6 0 0-14 0-23 5 0 0-9 5-9 14 0 0 0 9 7 12 0 0 7 4 28 10 0 0 23 6 34 10 0 0 12 5 18 13 0 0 7 8 7 22 0 0 0 20-17 34 0 0-16 13-42 13 0 0-28 0-44-12 0 0-15-12-19-35l25-4c0 0 2 15 11 23 0 0 10 8 27 8 0 0 16 0 24-7 0 0 9-7 9-17 0 0 0-6-4-11 0 0-4-4-10-6 0 0-6-1-27-7 0 0-31-7-41-18 0 0-10-10-10-25 0 0 0-18 15-30 0 0 14-12 39-12 0 0 26 0 41 10 0 0 14 10 17 31z">
          <text:p/>
        </draw:path>
        <draw:path draw:style-name="gr6" draw:text-style-name="P4" draw:layer="layout" svg:width="0.292cm" svg:height="0.202cm" svg:x="1.755cm" svg:y="17.365cm" svg:viewBox="0 0 293 203" svg:d="M133 203h-133c0 0 0-16 12-34 0 0 11-18 44-44 0 0 20-16 36-34 0 0 16-18 16-36 0 0 0-15-11-25 0 0-11-10-28-10 0 0-17 0-28 10 0 0-11 11-11 31l-26-3c0 0 3-28 21-44 0 0 17-14 45-14 0 0 29 0 46 16 0 0 17 16 17 40 0 0 0 19-14 39 0 0-14 21-56 54 0 0-22 18-29 30h99zM293 155h-27v48h-26v-48h-87v-22l92-133h21v133h27zM240 133v-93l-63 93z">
          <text:p/>
        </draw:path>
        <draw:polygon draw:style-name="gr7" draw:text-style-name="P3" draw:layer="layout" svg:width="4.459cm" svg:height="0.564cm" svg:x="2.173cm" svg:y="17.187cm" svg:viewBox="0 0 4460 565" draw:points="0,0 4460,0 4460,565 0,565">
          <text:p/>
        </draw:polygon>
        <draw:path draw:style-name="gr8" draw:text-style-name="P5" draw:layer="layout" svg:width="2.633cm" svg:height="0.261cm" svg:x="2.731cm" svg:y="17.38cm" svg:viewBox="0 0 2634 262" svg:d="M137 24h-110v63h95v24h-95v91h-27v-202h137zM194 202h-25v-146h25zM194 28h-25v-28h25zM359 135h-110c0 0 2 24 14 37 0 0 13 13 31 13 0 0 14 0 24-7 0 0 9-8 14-23l26 3c0 0-6 23-23 35 0 0-16 12-41 12 0 0-33 0-52-20 0 0-18-20-18-55 0 0 0-35 18-56 0 0 18-22 51-22 0 0 16 0 31 7 0 0 14 7 25 24 0 0 10 17 10 52zM333 115c0 0-1-23-13-33 0 0-13-9-27-9 0 0-18 0-29 11 0 0-11 12-13 31zM414 202h-25v-202h25zM570 202h-23v-19h-1c0 0-13 22-40 22 0 0-27 0-45-21 0 0-18-21-18-55 0 0 0-36 17-56 0 0 17-21 45-21 0 0 26 0 39 20h1v-72h25zM508 185c0 0 17 0 28-13 0 0 11-14 11-41 0 0 0-27-10-42 0 0-11-16-30-16 0 0-19 0-29 15 0 0-10 16-10 41 0 0 0 18 5 31 0 0 6 12 15 19 0 0 10 6 20 6zM834 24h-67v178h-26v-178h-67v-24h160zM986 135h-109c0 0 1 24 13 37 0 0 13 13 32 13 0 0 14 0 23-7 0 0 10-8 15-23l25 3c0 0-6 23-22 35 0 0-17 12-41 12 0 0-34 0-52-20 0 0-19-20-19-55 0 0 0-35 18-56 0 0 18-22 51-22 0 0 16 0 31 7 0 0 15 7 25 24 0 0 10 17 10 52zM961 115c0 0-2-23-14-33 0 0-12-9-27-9 0 0-18 0-29 11 0 0-11 12-13 31zM1098 97c0 0-2-13-10-18 0 0-8-6-22-6 0 0-15 0-23 4 0 0-9 5-9 15 0 0 0 8 7 12 0 0 7 4 27 9 0 0 24 6 35 11 0 0 11 4 18 12 0 0 7 8 7 23 0 0 0 20-17 33 0 0-16 13-42 13 0 0-28 0-44-12 0 0-15-11-19-35l25-3c0 0 2 15 11 22 0 0 9 8 26 8 0 0 17 0 25-7 0 0 9-7 9-17 0 0 0-6-4-10 0 0-4-4-10-6 0 0-6-2-27-7 0 0-31-8-41-18 0 0-10-11-10-26 0 0 0-18 15-30 0 0 14-12 39-12 0 0 26 0 41 11 0 0 14 10 17 30zM1214 202c0 0-11 2-18 2 0 0-17 0-24-6 0 0-7-6-9-14 0 0-2-9-2-25v-84h-18v-19h18v-37l25-15v52h25v19h-25v85c0 0 0 12 3 16 0 0 2 5 11 5 0 0 5 0 11-1zM1318 0h76c0 0 18 0 31 2 0 0 13 2 25 9 0 0 11 8 16 21 0 0 6 12 6 26 0 0 0 28-18 45 0 0-18 17-58 17h-51v82h-27zM1345 96h52c0 0 47 0 47-37 0 0 0-12-6-21 0 0-6-10-15-12 0 0-9-2-27-2h-51zM1582 60l-8 23c0 0-9-5-18-5 0 0-14 0-21 12 0 0-7 13-7 35v77h-26v-146h23v22h1c0 0 11-26 31-26 0 0 13 0 25 8zM1657 52c0 0 30 0 49 20 0 0 19 19 19 54 0 0 0 44-20 61 0 0-22 18-48 18 0 0-28 0-48-18 0 0-21-18-21-58 0 0 0-39 20-58 0 0 20-19 49-19zM1657 185c0 0 21 0 32-16 0 0 11-15 11-41 0 0 0-27-12-41 0 0-13-14-31-14 0 0-19 0-31 14 0 0-12 14-12 42 0 0 0 28 12 42 0 0 12 14 31 14zM1812 202c0 0-12 2-19 2 0 0-16 0-24-6 0 0-7-6-9-14 0 0-2-9-2-25v-84h-18v-19h18v-37l25-15v52h25v19h-25v85c0 0 0 12 2 16 0 0 3 5 12 5 0 0 5 0 11-1zM1892 52c0 0 30 0 49 20 0 0 20 19 20 54 0 0 0 44-21 61 0 0-21 18-48 18 0 0-28 0-48-18 0 0-20-18-20-58 0 0 0-39 20-58 0 0 19-19 48-19zM1892 185c0 0 21 0 32-16 0 0 12-15 12-41 0 0 0-27-13-41 0 0-12-14-31-14 0 0-19 0-31 14 0 0-12 14-12 42 0 0 0 28 13 42 0 0 12 14 30 14zM2047 202c0 0-11 2-19 2 0 0-16 0-24-6 0 0-7-6-9-14 0 0-1-9-1-25v-84h-18v-19h18v-37l25-15v52h24v19h-24v85c0 0 0 12 2 16 0 0 2 5 11 5 0 0 6 0 11-1zM2188 56l-56 148v1c0 0-8 25-19 42 0 0-10 15-30 15 0 0-7 0-16-3l-3-24c0 0 8 2 14 2 0 0 14 0 19-7 0 0 6-8 12-28l-55-146h27l34 95c0 0 3 9 6 23h1c0 0 3-16 9-30l32-88zM2233 75c0 0 13-23 41-23 0 0 29 0 46 21 0 0 16 21 16 55 0 0 0 35-18 56 0 0-18 21-45 21 0 0-24 0-38-18h-1v72h-25v-203h23v19zM2271 185c0 0 17 0 29-14 0 0 11-15 11-43 0 0 0-27-11-42 0 0-11-14-28-14 0 0-17 0-29 16 0 0-11 16-11 42 0 0 0 27 11 41 0 0 11 14 28 14zM2493 135h-109c0 0 1 24 13 37 0 0 13 13 31 13 0 0 15 0 24-7 0 0 10-8 15-23l25 3c0 0-6 23-22 35 0 0-17 12-42 12 0 0-33 0-51-20 0 0-19-20-19-55 0 0 0-35 18-56 0 0 18-22 51-22 0 0 16 0 31 7 0 0 15 7 25 24 0 0 10 17 10 52zM2468 115c0 0-2-23-14-33 0 0-12-9-27-9 0 0-18 0-29 11 0 0-11 12-13 31zM2605 97c0 0-2-13-10-18 0 0-8-6-23-6 0 0-14 0-22 4 0 0-9 5-9 15 0 0 0 8 7 12 0 0 7 4 27 9 0 0 24 6 35 11 0 0 11 4 18 12 0 0 6 8 6 23 0 0 0 20-16 33 0 0-16 13-42 13 0 0-28 0-44-12 0 0-16-11-19-35l25-3c0 0 2 15 11 22 0 0 9 8 26 8 0 0 17 0 25-7 0 0 9-7 9-17 0 0 0-6-4-10 0 0-4-4-10-6 0 0-6-2-27-7 0 0-31-8-41-18 0 0-10-11-10-26 0 0 0-18 15-30 0 0 14-12 39-12 0 0 26 0 41 11 0 0 14 10 17 30z">
          <text:p/>
        </draw:path>
        <draw:path draw:style-name="gr6" draw:text-style-name="P4" draw:layer="layout" svg:width="0.293cm" svg:height="0.206cm" svg:x="1.755cm" svg:y="17.929cm" svg:viewBox="0 0 294 207" svg:d="M133 204h-133c0 0 0-17 12-35 0 0 11-17 44-43 0 0 20-17 36-35 0 0 16-18 16-36 0 0 0-15-11-25 0 0-11-10-28-10 0 0-17 0-28 11 0 0-11 10-11 30l-26-3c0 0 3-28 21-43 0 0 17-15 45-15 0 0 29 0 46 16 0 0 17 17 17 40 0 0 0 20-14 41 0 0-14 19-56 53 0 0-22 17-29 30h99zM194 82c0 0 18-13 38-13 0 0 25 0 44 18 0 0 18 19 18 48 0 0 0 30-19 51 0 0-19 21-49 21 0 0-26 0-44-14 0 0-19-14-21-42l25-2c0 0 4 19 14 28 0 0 10 10 26 10 0 0 18 0 30-14 0 0 12-15 12-35 0 0 0-22-12-34 0 0-12-13-31-13 0 0-24 0-37 20l-23-2 20-105h100v24h-81z">
          <text:p/>
        </draw:path>
        <draw:polygon draw:style-name="gr7" draw:text-style-name="P3" draw:layer="layout" svg:width="4.459cm" svg:height="0.565cm" svg:x="2.173cm" svg:y="17.751cm" svg:viewBox="0 0 4460 566" draw:points="0,0 4460,0 4460,566 0,566">
          <text:p/>
        </draw:polygon>
        <draw:path draw:style-name="gr8" draw:text-style-name="P5" draw:layer="layout" svg:width="1.723cm" svg:height="0.262cm" svg:x="2.708cm" svg:y="17.944cm" svg:viewBox="0 0 1724 263" svg:d="M189 203h-30l-23-62h-85l-22 62h-29l78-203h29zM127 120c0 0-25-66-28-75 0 0-3-9-7-24 0 0-4 21-11 38l-22 61zM326 203h-23v-19h-1c0 0-13 23-40 23 0 0-27 0-45-23 0 0-18-21-18-55 0 0 0-35 17-56 0 0 17-20 45-20 0 0 26 0 40 20v-73h25zM265 185c0 0 16 0 27-13 0 0 12-13 12-41 0 0 0-26-11-42 0 0-10-16-29-16 0 0-20 0-30 15 0 0-10 16-10 41 0 0 0 19 6 31 0 0 5 13 15 19 0 0 9 6 20 6zM390 211c0 0 0 15-2 25 0 0-2 10-10 19 0 0-8 7-25 7 0 0-10 0-19-2l4-21c0 0 7 2 12 2 0 0 8 0 11-6 0 0 4-5 4-24v-155h25zM390 28h-25v-28h25zM546 203h-22v-22h-1c0 0-17 26-46 26 0 0-15 0-28-7 0 0-13-8-17-21 0 0-5-12-5-32v-91h25v81c0 0 0 20 2 28 0 0 2 8 10 14 0 0 7 5 18 5 0 0 14 0 27-9 0 0 13-10 13-41v-78h24zM666 97c0 0-2-12-10-18 0 0-7-6-22-6 0 0-14 0-23 5 0 0-9 5-9 14 0 0 0 9 7 12 0 0 7 4 28 9 0 0 23 6 34 11 0 0 12 5 18 13 0 0 7 8 7 22 0 0 0 20-16 34 0 0-16 14-43 14 0 0-28 0-43-13 0 0-16-12-20-35l25-4c0 0 2 15 11 23 0 0 10 7 27 7 0 0 16 0 25-6 0 0 8-7 8-17 0 0 0-7-3-11 0 0-5-4-11-6 0 0-5-2-27-7 0 0-31-7-41-18 0 0-10-10-10-25 0 0 0-19 15-30 0 0 15-12 39-12 0 0 26 0 41 10 0 0 14 10 18 31zM783 203c0 0-11 2-19 2 0 0-16 0-24-5 0 0-7-7-9-16 0 0-1-9-1-25v-84h-18v-19h18v-36l24-15v51h25v19h-25v86c0 0 0 11 3 16 0 0 2 4 11 4 0 0 6 0 11-1zM886 0h70c0 0 19 0 32 2 0 0 13 2 25 9 0 0 12 8 21 20 0 0 9 13 14 29 0 0 5 17 5 40 0 0 0 45-21 73 0 0-21 30-73 30h-73zM913 178h43c0 0 14 0 24-1 0 0 10-2 21-9 0 0 11-8 18-24 0 0 7-17 7-44 0 0 0-15-3-28 0 0-3-14-10-24 0 0-7-11-17-16 0 0-9-5-18-7 0 0-9-1-23-1h-42zM1213 135h-109c0 0 1 25 14 37 0 0 12 13 30 13 0 0 15 0 24-7 0 0 10-8 15-23l26 3c0 0-7 23-23 36 0 0-17 13-42 13 0 0-32 0-51-21 0 0-18-21-18-56 0 0 0-34 18-56 0 0 18-21 50-21 0 0 16 0 31 7 0 0 15 7 25 24 0 0 10 17 10 51zM1188 115c0 0-1-22-14-32 0 0-12-10-27-10 0 0-17 0-29 12 0 0-11 12-13 30zM1325 97c0 0-2-12-10-18 0 0-8-6-22-6 0 0-14 0-23 5 0 0-9 5-9 14 0 0 0 9 7 12 0 0 7 4 28 9 0 0 23 6 34 11 0 0 12 5 18 13 0 0 6 8 6 22 0 0 0 20-15 34 0 0-17 14-43 14 0 0-28 0-44-13 0 0-15-12-19-35l25-4c0 0 2 15 11 23 0 0 10 7 27 7 0 0 16 0 25-6 0 0 8-7 8-17 0 0 0-7-4-11 0 0-4-4-10-6 0 0-6-2-27-7 0 0-31-7-41-18 0 0-10-10-10-25 0 0 0-19 15-30 0 0 14-12 39-12 0 0 26 0 41 10 0 0 14 10 17 31zM1409 203h-25v-147h25zM1409 28h-25v-28h25zM1567 183c0 0 0 32-7 47 0 0-6 16-21 24 0 0-16 9-38 9 0 0-25 0-42-11 0 0-16-12-16-37l24 4c0 0 1 12 10 18 0 0 8 6 23 6 0 0 20 0 29-9 0 0 9-7 11-19 0 0 2-11 2-32 0 0-16 20-41 20 0 0-28 0-46-22 0 0-17-21-17-53 0 0 0-32 17-54 0 0 17-21 46-21 0 0 26 0 43 21v-18h23zM1503 182c0 0 16 0 29-12 0 0 12-13 12-43 0 0 0-26-12-40 0 0-12-14-29-14 0 0-18 0-29 14 0 0-11 15-11 40 0 0 0 28 12 42 0 0 11 13 28 13zM1724 203h-24v-90c0 0 0-22-8-30 0 0-8-9-23-9 0 0-11 0-21 6 0 0-10 5-14 15 0 0-4 10-4 27v81h-25v-147h23v21c0 0 8-12 20-18 0 0 11-6 26-6 0 0 12 0 23 4 0 0 12 4 18 12 0 0 6 9 8 18 0 0 1 9 1 25z">
          <text:p/>
        </draw:path>
        <draw:path draw:style-name="gr6" draw:text-style-name="P4" draw:layer="layout" svg:width="0.293cm" svg:height="0.206cm" svg:x="1.755cm" svg:y="18.494cm" svg:viewBox="0 0 294 207" svg:d="M133 203h-133c0 0 0-17 12-34 0 0 11-18 44-45 0 0 20-16 36-33 0 0 16-18 16-36 0 0 0-15-11-25 0 0-11-10-28-10 0 0-17 0-28 10 0 0-11 10-11 31l-26-3c0 0 3-28 21-44 0 0 17-14 45-14 0 0 29 0 46 16 0 0 17 16 17 40 0 0 0 19-14 39 0 0-14 20-56 53 0 0-22 19-29 31h99zM186 98c0 0 17-27 48-27 0 0 25 0 42 19 0 0 18 18 18 47 0 0 0 29-18 50 0 0-17 20-45 20 0 0-29 0-50-22 0 0-20-21-20-77 0 0 0-54 18-81 0 0 19-27 54-27 0 0 23 0 38 12 0 0 16 13 20 38l-25 2c0 0-7-32-35-32 0 0-18 0-32 19 0 0-14 18-14 59zM230 186c0 0 17 0 28-13 0 0 10-14 10-35 0 0 0-19-10-32 0 0-11-13-29-13 0 0-16 0-28 12 0 0-12 12-12 32 0 0 0 21 12 35 0 0 12 14 29 14z">
          <text:p/>
        </draw:path>
        <draw:polygon draw:style-name="gr7" draw:text-style-name="P3" draw:layer="layout" svg:width="4.459cm" svg:height="0.564cm" svg:x="2.173cm" svg:y="18.316cm" svg:viewBox="0 0 4460 565" draw:points="0,0 4460,0 4460,565 0,565">
          <text:p/>
        </draw:polygon>
        <draw:path draw:style-name="gr8" draw:text-style-name="P5" draw:layer="layout" svg:width="2.219cm" svg:height="0.209cm" svg:x="2.722cm" svg:y="18.505cm" svg:viewBox="0 0 2220 210" svg:d="M97 0c0 0 43 0 69 29 0 0 28 29 28 76 0 0 0 47-28 76 0 0-27 29-69 29 0 0-44 0-70-30 0 0-27-30-27-73 0 0 0-49 27-78 0 0 27-29 70-29zM97 186c0 0 30 0 50-21 0 0 19-22 19-60 0 0 0-39-20-61 0 0-19-21-49-21 0 0-30 0-49 21 0 0-20 21-20 64 0 0 0 35 19 57 0 0 19 21 50 21zM304 64l-8 23c0 0-10-5-18-5 0 0-14 0-22 12 0 0-7 13-7 35v78h-24v-148h22v23h1c0 0 12-26 31-26 0 0 12 0 25 8zM437 207h-23v-20c0 0-14 23-41 23 0 0-26 0-44-22 0 0-18-21-18-55 0 0 0-36 17-56 0 0 17-21 44-21 0 0 27 0 40 20h1v-72h24zM376 189c0 0 16 0 27-14 0 0 12-13 12-40 0 0 0-27-10-42 0 0-11-16-30-16 0 0-20 0-29 15 0 0-10 15-10 41 0 0 0 18 5 31 0 0 6 12 15 19 0 0 10 6 20 6zM603 139h-109c0 0 1 24 14 37 0 0 12 13 30 13 0 0 15 0 24-8 0 0 10-7 15-22l25 3c0 0-6 23-22 35 0 0-17 13-42 13 0 0-33 0-51-21 0 0-19-20-19-55 0 0 0-35 18-56 0 0 18-22 51-22 0 0 16 0 31 7 0 0 15 7 25 24 0 0 10 17 10 52zM578 119c0 0-2-23-14-33 0 0-12-9-27-9 0 0-17 0-29 11 0 0-11 12-13 31zM713 64l-9 23c0 0-9-5-18-5 0 0-13 0-21 12 0 0-7 13-7 35v78h-25v-148h23v23c0 0 12-26 31-26 0 0 13 0 26 8zM929 63c0 0-1-19-14-29 0 0-12-10-35-10 0 0-20 0-34 8 0 0-12 8-12 22 0 0 0 14 10 20 0 0 10 7 38 13 0 0 25 5 41 11 0 0 16 6 27 18 0 0 11 12 11 33 0 0 0 26-20 43 0 0-21 18-55 18 0 0-42 0-63-20 0 0-21-19-23-49l26-2c0 0 1 24 18 35 0 0 17 11 41 11 0 0 23 0 37-9 0 0 13-9 13-25 0 0 0-17-14-24 0 0-15-8-48-15 0 0-35-7-50-21 0 0-15-13-15-35 0 0 0-24 19-40 0 0 19-16 52-16 0 0 34 0 54 16 0 0 21 16 22 45zM1052 206c0 0-11 3-19 3 0 0-16 0-24-6 0 0-7-7-9-16 0 0-1-8-1-24v-84h-18v-20h18v-36l25-15v51h24v20h-24v85c0 0 0 11 2 16 0 0 2 5 11 5 0 0 6 0 11-1zM1133 56c0 0 29 0 49 20 0 0 19 19 19 54 0 0 0 44-21 61 0 0-21 19-47 19 0 0-28 0-48-19 0 0-21-18-21-58 0 0 0-39 20-58 0 0 20-19 49-19zM1133 189c0 0 21 0 32-16 0 0 11-15 11-41 0 0 0-27-12-42 0 0-13-13-31-13 0 0-19 0-31 14 0 0-12 14-12 42 0 0 0 28 12 42 0 0 12 14 31 14zM1350 155c0 0-5 28-22 41 0 0-17 14-39 14 0 0-32 0-50-21 0 0-17-22-17-56 0 0 0-28 10-46 0 0 10-17 25-24 0 0 15-7 32-7 0 0 22 0 39 12 0 0 16 12 19 34l-24 4c0 0-3-14-12-22 0 0-8-7-21-7 0 0-21 0-31 14 0 0-11 15-11 41 0 0 0 28 10 42 0 0 11 15 31 15 0 0 16 0 25-9 0 0 9-9 11-28zM1492 207h-30l-49-76-17 17v59h-25v-203h25v115l59-60h32l-56 55zM1594 4h76c0 0 18 0 31 1 0 0 13 3 24 10 0 0 11 7 17 20 0 0 6 13 6 27 0 0 0 28-18 45 0 0-18 17-58 17h-52v83h-26zM1620 100h52c0 0 48 0 48-37 0 0 0-12-6-21 0 0-6-10-16-12 0 0-8-2-26-2h-52zM1906 207h-26c0 0-4-8-5-19 0 0-25 22-54 22 0 0-23 0-37-12 0 0-13-12-13-31 0 0 0-18 13-30 0 0 13-12 45-15l23-4c0 0 13-2 21-5 0 0 0-11-1-16 0 0 0-4-4-9 0 0-3-5-10-8 0 0-8-3-21-3 0 0-15 0-25 5 0 0-9 6-13 23l-24-4c0 0 4-22 21-33 0 0 16-12 45-12 0 0 26 0 39 8 0 0 12 8 15 19 0 0 3 11 3 28v34c0 0 0 30 1 40 0 0 1 11 7 22zM1873 141v-9c0 0-19 7-48 11 0 0-28 4-28 24 0 0 0 10 8 16 0 0 7 7 22 7 0 0 18 0 32-11 0 0 14-11 14-38zM2015 64l-9 23c0 0-9-5-18-5 0 0-14 0-21 12 0 0-7 13-7 35v78h-25v-148h23v23c0 0 12-26 31-26 0 0 13 0 26 8zM2087 206c0 0-11 3-18 3 0 0-17 0-24-6 0 0-8-7-9-16 0 0-2-8-2-24v-84h-18v-20h18v-36l25-15v51h25v20h-25v85c0 0 0 11 2 16 0 0 2 5 11 5 0 0 6 0 12-1zM2190 101c0 0-2-13-10-18 0 0-8-6-22-6 0 0-14 0-23 4 0 0-9 5-9 14 0 0 0 9 7 13 0 0 7 4 28 9 0 0 23 6 34 11 0 0 12 4 18 12 0 0 7 8 7 23 0 0 0 20-16 33 0 0-16 14-43 14 0 0-28 0-43-13 0 0-16-11-20-35l25-3c0 0 2 15 11 22 0 0 10 8 27 8 0 0 16 0 25-7 0 0 8-7 8-17 0 0 0-6-4-10 0 0-4-4-10-6 0 0-6-2-27-7 0 0-31-8-41-18 0 0-10-11-10-26 0 0 0-18 15-30 0 0 14-12 39-12 0 0 26 0 41 10 0 0 14 11 17 31z">
          <text:p/>
        </draw:path>
        <draw:path draw:style-name="gr6" draw:text-style-name="P4" draw:layer="layout" svg:width="0.292cm" svg:height="0.203cm" svg:x="1.755cm" svg:y="19.058cm" svg:viewBox="0 0 293 204" svg:d="M133 204h-133c0 0 0-17 12-35 0 0 11-17 44-44 0 0 20-16 36-33 0 0 16-18 16-36 0 0 0-15-11-26 0 0-11-10-28-10 0 0-17 0-28 12 0 0-11 10-11 30l-26-3c0 0 3-29 21-44 0 0 17-15 45-15 0 0 29 0 46 16 0 0 17 18 17 41 0 0 0 19-14 40 0 0-14 19-56 52 0 0-22 18-29 31h99zM293 23c0 0-30 33-51 81 0 0-22 49-26 100h-25c0 0 0-41 20-90 0 0 19-50 50-87h-99v-24h131z">
          <text:p/>
        </draw:path>
        <draw:polygon draw:style-name="gr7" draw:text-style-name="P3" draw:layer="layout" svg:width="4.459cm" svg:height="0.565cm" svg:x="2.173cm" svg:y="18.88cm" svg:viewBox="0 0 4460 566" draw:points="0,0 4460,0 4460,566 0,566">
          <text:p/>
        </draw:polygon>
        <draw:path draw:style-name="gr8" draw:text-style-name="P5" draw:layer="layout" svg:width="2.485cm" svg:height="0.209cm" svg:x="2.722cm" svg:y="19.07cm" svg:viewBox="0 0 2486 210" svg:d="M97 0c0 0 43 0 69 29 0 0 28 29 28 76 0 0 0 48-28 76 0 0-27 29-69 29 0 0-44 0-70-30 0 0-27-29-27-72 0 0 0-50 27-79 0 0 27-29 70-29zM97 187c0 0 30 0 50-22 0 0 19-21 19-60 0 0 0-39-20-61 0 0-19-21-49-21 0 0-30 0-49 20 0 0-20 22-20 65 0 0 0 35 19 57 0 0 19 22 50 22zM304 64l-8 23c0 0-10-5-18-5 0 0-14 0-22 12 0 0-7 13-7 35v77h-24v-146h22v22h1c0 0 12-25 31-25 0 0 12 0 25 7zM437 206h-23v-18c0 0-14 22-41 22 0 0-26 0-44-22 0 0-18-21-18-55 0 0 0-35 17-56 0 0 17-20 44-20 0 0 27 0 40 20h1v-74h24zM376 189c0 0 16 0 27-13 0 0 12-13 12-41 0 0 0-26-10-42 0 0-11-16-30-16 0 0-20 0-29 15 0 0-10 16-10 41 0 0 0 19 5 31 0 0 6 13 15 19 0 0 10 6 20 6zM603 139h-109c0 0 1 25 14 37 0 0 12 13 30 13 0 0 15 0 24-7 0 0 10-8 15-23l25 3c0 0-6 23-22 35 0 0-17 13-42 13 0 0-33 0-51-20 0 0-19-21-19-56 0 0 0-34 18-56 0 0 18-21 51-21 0 0 16 0 31 7 0 0 15 7 25 24 0 0 10 17 10 51zM578 119c0 0-2-22-14-32 0 0-12-10-27-10 0 0-17 0-29 12 0 0-11 11-13 30zM712 64l-9 23c0 0-9-5-18-5 0 0-13 0-21 12 0 0-7 13-7 35v77h-25v-146h23v22c0 0 12-25 31-25 0 0 13 0 26 7zM980 142c0 0-9 34-31 51 0 0-22 17-53 17 0 0-50 0-72-31 0 0-23-31-23-75 0 0 0-48 27-77 0 0 26-27 68-27 0 0 30 0 51 15 0 0 21 15 29 45l-26 6c0 0-7-22-20-33 0 0-14-10-34-10 0 0-33 0-50 21 0 0-17 23-17 60 0 0 0 42 18 62 0 0 18 21 46 21 0 0 24 0 39-13 0 0 15-13 21-39zM1129 206h-23v-21c0 0-17 25-46 25 0 0-15 0-28-7 0 0-13-7-18-20 0 0-4-12-4-32v-91h25v81c0 0 0 19 2 28 0 0 2 8 10 14 0 0 7 5 18 5 0 0 14 0 27-10 0 0 12-9 12-40v-78h25zM1249 101c0 0-2-12-10-18 0 0-8-6-22-6 0 0-15 0-23 5 0 0-9 5-9 14 0 0 0 9 7 12 0 0 7 4 27 9 0 0 24 6 35 11 0 0 12 5 18 13 0 0 7 8 7 22 0 0 0 20-17 33 0 0-15 14-42 14 0 0-28 0-44-12 0 0-15-12-19-35l25-4c0 0 2 15 11 23 0 0 9 7 26 7 0 0 17 0 25-6 0 0 9-7 9-17 0 0 0-7-4-11 0 0-4-4-10-6 0 0-6-2-27-7 0 0-31-7-41-18 0 0-10-11-10-25 0 0 0-19 15-30 0 0 14-12 39-12 0 0 26 0 41 10 0 0 14 10 17 31zM1365 206c0 0-11 2-18 2 0 0-16 0-24-6 0 0-7-5-9-14 0 0-1-9-1-25v-84h-18v-19h18v-37l24-15v52h25v19h-25v86c0 0 0 11 3 16 0 0 2 4 11 4 0 0 5 0 11-1zM1447 57c0 0 29 0 49 19 0 0 19 19 19 55 0 0 0 43-21 61 0 0-21 18-47 18 0 0-28 0-49-19 0 0-20-18-20-58 0 0 0-38 20-57 0 0 19-19 49-19zM1447 189c0 0 21 0 32-16 0 0 11-15 11-41 0 0 0-27-13-41 0 0-12-14-30-14 0 0-19 0-32 14 0 0-12 14-12 42 0 0 0 28 13 42 0 0 12 14 31 14zM1742 206h-25v-92c0 0 0-10-1-17 0 0-2-8-7-13 0 0-6-6-18-6 0 0-15 0-25 10 0 0-11 11-11 33v85h-25v-95c0 0 0-19-6-26 0 0-7-7-19-7 0 0-16 0-27 11 0 0-10 11-10 41v76h-25v-146h22v20h1c0 0 15-23 44-23 0 0 16 0 26 6 0 0 11 7 16 19 0 0 16-25 44-25 0 0 23 0 35 12 0 0 11 12 11 37zM1860 3h77c0 0 18 0 31 2 0 0 13 2 24 9 0 0 11 8 17 21 0 0 5 13 5 28 0 0 0 28-18 45 0 0-18 16-57 16h-52v82h-27zM1887 100h52c0 0 48 0 48-37 0 0 0-13-7-22 0 0-6-9-15-11 0 0-9-3-27-3h-51zM2172 206h-26c0 0-3-7-5-18 0 0-25 22-54 22 0 0-23 0-36-12 0 0-14-11-14-31 0 0 0-18 13-30 0 0 13-11 45-15l23-4c0 0 13-2 21-5 0 0 0-11 0-15 0 0-1-5-4-10 0 0-4-5-11-8 0 0-8-3-20-3 0 0-16 0-25 6 0 0-10 6-13 22l-24-3c0 0 4-23 20-34 0 0 17-11 46-11 0 0 26 0 38 7 0 0 13 8 16 20 0 0 2 10 2 28v33c0 0 0 31 2 41 0 0 1 10 6 20zM2139 142v-9c0 0-19 6-47 10 0 0-28 4-28 24 0 0 0 10 7 17 0 0 8 6 22 6 0 0 19 0 33-11 0 0 13-11 13-37zM2281 64l-8 23c0 0-9-5-18-5 0 0-14 0-21 12 0 0-7 13-7 35v77h-25v-146h22v22h1c0 0 12-25 31-25 0 0 13 0 25 7zM2354 206c0 0-11 2-19 2 0 0-16 0-24-6 0 0-7-5-9-14 0 0-2-9-2-25v-84h-18v-19h18v-37l25-15v52h25v19h-25v86c0 0 0 11 2 16 0 0 3 4 12 4 0 0 5 0 11-1zM2457 101c0 0-2-12-10-18 0 0-8-6-23-6 0 0-14 0-22 5 0 0-9 5-9 14 0 0 0 9 7 12 0 0 6 4 27 9 0 0 23 6 35 11 0 0 11 5 18 13 0 0 6 8 6 22 0 0 0 20-16 33 0 0-16 14-43 14 0 0-28 0-43-12 0 0-16-12-19-35l24-4c0 0 2 15 12 23 0 0 9 7 26 7 0 0 17 0 25-6 0 0 9-7 9-17 0 0 0-7-4-11 0 0-4-4-10-6 0 0-6-2-27-7 0 0-31-7-41-18 0 0-10-11-10-25 0 0 0-19 14-30 0 0 15-12 40-12 0 0 26 0 40 10 0 0 15 10 18 31z">
          <text:p/>
        </draw:path>
        <draw:polygon draw:style-name="gr7" draw:text-style-name="P3" draw:layer="layout" svg:width="4.459cm" svg:height="0.959cm" svg:x="2.173cm" svg:y="19.445cm" svg:viewBox="0 0 4460 960" draw:points="0,0 4460,0 4460,960 0,960">
          <text:p/>
        </draw:polygon>
        <draw:polygon draw:style-name="gr9" draw:text-style-name="P3" draw:layer="layout" svg:width="0.592cm" svg:height="18.683cm" svg:x="6.632cm" svg:y="3.81cm" svg:viewBox="0 0 593 18684" draw:points="0,0 593,0 593,18684 0,18684">
          <text:p/>
        </draw:polygon>
        <draw:polygon draw:style-name="gr9" draw:text-style-name="P3" draw:layer="layout" svg:width="0.593cm" svg:height="18.683cm" svg:x="7.224cm" svg:y="3.81cm" svg:viewBox="0 0 594 18684" draw:points="0,0 594,0 594,18684 0,18684">
          <text:p/>
        </draw:polygon>
        <draw:polygon draw:style-name="gr9" draw:text-style-name="P3" draw:layer="layout" svg:width="0.593cm" svg:height="18.683cm" svg:x="7.817cm" svg:y="3.81cm" svg:viewBox="0 0 594 18684" draw:points="0,0 594,0 594,18684 0,18684">
          <text:p/>
        </draw:polygon>
        <draw:polygon draw:style-name="gr9" draw:text-style-name="P3" draw:layer="layout" svg:width="0.592cm" svg:height="18.683cm" svg:x="8.41cm" svg:y="3.81cm" svg:viewBox="0 0 593 18684" draw:points="0,0 593,0 593,18684 0,18684">
          <text:p/>
        </draw:polygon>
        <draw:polygon draw:style-name="gr9" draw:text-style-name="P3" draw:layer="layout" svg:width="0.593cm" svg:height="18.683cm" svg:x="9.002cm" svg:y="3.81cm" svg:viewBox="0 0 594 18684" draw:points="0,0 594,0 594,18684 0,18684">
          <text:p/>
        </draw:polygon>
        <draw:polygon draw:style-name="gr10" draw:text-style-name="P6" draw:layer="layout" svg:width="0.593cm" svg:height="18.683cm" svg:x="9.595cm" svg:y="3.81cm" svg:viewBox="0 0 594 18684" draw:points="0,0 594,0 594,18684 0,18684">
          <text:p/>
        </draw:polygon>
        <draw:line draw:style-name="gr11" draw:text-style-name="P1" draw:layer="layout" svg:x1="6.632cm" svg:y1="3.81cm" svg:x2="6.632cm" svg:y2="22.493cm">
          <text:p/>
        </draw:line>
        <draw:polygon draw:style-name="gr10" draw:text-style-name="P6" draw:layer="layout" svg:width="0.592cm" svg:height="18.683cm" svg:x="10.188cm" svg:y="3.81cm" svg:viewBox="0 0 593 18684" draw:points="0,0 593,0 593,18684 0,18684">
          <text:p/>
        </draw:polygon>
        <draw:polygon draw:style-name="gr9" draw:text-style-name="P3" draw:layer="layout" svg:width="0.593cm" svg:height="18.683cm" svg:x="10.78cm" svg:y="3.81cm" svg:viewBox="0 0 594 18684" draw:points="0,0 594,0 594,18684 0,18684">
          <text:p/>
        </draw:polygon>
        <draw:polygon draw:style-name="gr9" draw:text-style-name="P3" draw:layer="layout" svg:width="0.593cm" svg:height="18.683cm" svg:x="11.373cm" svg:y="3.81cm" svg:viewBox="0 0 594 18684" draw:points="0,0 594,0 594,18684 0,18684">
          <text:p/>
        </draw:polygon>
        <draw:polygon draw:style-name="gr9" draw:text-style-name="P3" draw:layer="layout" svg:width="0.592cm" svg:height="18.683cm" svg:x="11.966cm" svg:y="3.81cm" svg:viewBox="0 0 593 18684" draw:points="0,0 593,0 593,18684 0,18684">
          <text:p/>
        </draw:polygon>
        <draw:polygon draw:style-name="gr9" draw:text-style-name="P3" draw:layer="layout" svg:width="0.593cm" svg:height="18.683cm" svg:x="12.558cm" svg:y="3.81cm" svg:viewBox="0 0 594 18684" draw:points="0,0 594,0 594,18684 0,18684">
          <text:p/>
        </draw:polygon>
        <draw:polygon draw:style-name="gr9" draw:text-style-name="P3" draw:layer="layout" svg:width="0.593cm" svg:height="18.683cm" svg:x="13.151cm" svg:y="3.81cm" svg:viewBox="0 0 594 18684" draw:points="0,0 594,0 594,18684 0,18684">
          <text:p/>
        </draw:polygon>
        <draw:polygon draw:style-name="gr10" draw:text-style-name="P6" draw:layer="layout" svg:width="0.592cm" svg:height="18.683cm" svg:x="13.744cm" svg:y="3.81cm" svg:viewBox="0 0 593 18684" draw:points="0,0 593,0 593,18684 0,18684">
          <text:p/>
        </draw:polygon>
        <draw:line draw:style-name="gr11" draw:text-style-name="P1" draw:layer="layout" svg:x1="10.78cm" svg:y1="3.81cm" svg:x2="10.78cm" svg:y2="22.493cm">
          <text:p/>
        </draw:line>
        <draw:polygon draw:style-name="gr10" draw:text-style-name="P6" draw:layer="layout" svg:width="0.593cm" svg:height="18.683cm" svg:x="14.336cm" svg:y="3.81cm" svg:viewBox="0 0 594 18684" draw:points="0,0 594,0 594,18684 0,18684">
          <text:p/>
        </draw:polygon>
        <draw:polygon draw:style-name="gr9" draw:text-style-name="P3" draw:layer="layout" svg:width="0.593cm" svg:height="18.683cm" svg:x="14.929cm" svg:y="3.81cm" svg:viewBox="0 0 594 18684" draw:points="0,0 594,0 594,18684 0,18684">
          <text:p/>
        </draw:polygon>
        <draw:polygon draw:style-name="gr9" draw:text-style-name="P3" draw:layer="layout" svg:width="0.592cm" svg:height="18.683cm" svg:x="15.522cm" svg:y="3.81cm" svg:viewBox="0 0 593 18684" draw:points="0,0 593,0 593,18684 0,18684">
          <text:p/>
        </draw:polygon>
        <draw:polygon draw:style-name="gr9" draw:text-style-name="P3" draw:layer="layout" svg:width="0.593cm" svg:height="18.683cm" svg:x="16.114cm" svg:y="3.81cm" svg:viewBox="0 0 594 18684" draw:points="0,0 594,0 594,18684 0,18684">
          <text:p/>
        </draw:polygon>
        <draw:polygon draw:style-name="gr9" draw:text-style-name="P3" draw:layer="layout" svg:width="0.593cm" svg:height="18.683cm" svg:x="16.707cm" svg:y="3.81cm" svg:viewBox="0 0 594 18684" draw:points="0,0 594,0 594,18684 0,18684">
          <text:p/>
        </draw:polygon>
        <draw:polygon draw:style-name="gr9" draw:text-style-name="P3" draw:layer="layout" svg:width="0.592cm" svg:height="18.683cm" svg:x="17.3cm" svg:y="3.81cm" svg:viewBox="0 0 593 18684" draw:points="0,0 593,0 593,18684 0,18684">
          <text:p/>
        </draw:polygon>
        <draw:polygon draw:style-name="gr10" draw:text-style-name="P6" draw:layer="layout" svg:width="0.593cm" svg:height="18.683cm" svg:x="17.892cm" svg:y="3.81cm" svg:viewBox="0 0 594 18684" draw:points="0,0 594,0 594,18684 0,18684">
          <text:p/>
        </draw:polygon>
        <draw:line draw:style-name="gr11" draw:text-style-name="P1" draw:layer="layout" svg:x1="14.929cm" svg:y1="3.81cm" svg:x2="14.929cm" svg:y2="22.493cm">
          <text:p/>
        </draw:line>
        <draw:polygon draw:style-name="gr10" draw:text-style-name="P6" draw:layer="layout" svg:width="0.593cm" svg:height="18.683cm" svg:x="18.485cm" svg:y="3.81cm" svg:viewBox="0 0 594 18684" draw:points="0,0 594,0 594,18684 0,18684">
          <text:p/>
        </draw:polygon>
        <draw:polygon draw:style-name="gr9" draw:text-style-name="P3" draw:layer="layout" svg:width="0.592cm" svg:height="18.683cm" svg:x="19.078cm" svg:y="3.81cm" svg:viewBox="0 0 593 18684" draw:points="0,0 593,0 593,18684 0,18684">
          <text:p/>
        </draw:polygon>
        <draw:polygon draw:style-name="gr9" draw:text-style-name="P3" draw:layer="layout" svg:width="0.593cm" svg:height="18.683cm" svg:x="19.67cm" svg:y="3.81cm" svg:viewBox="0 0 594 18684" draw:points="0,0 594,0 594,18684 0,18684">
          <text:p/>
        </draw:polygon>
        <draw:polygon draw:style-name="gr9" draw:text-style-name="P3" draw:layer="layout" svg:width="0.593cm" svg:height="18.683cm" svg:x="20.263cm" svg:y="3.81cm" svg:viewBox="0 0 594 18684" draw:points="0,0 594,0 594,18684 0,18684">
          <text:p/>
        </draw:polygon>
        <draw:polygon draw:style-name="gr9" draw:text-style-name="P3" draw:layer="layout" svg:width="0.592cm" svg:height="18.683cm" svg:x="20.856cm" svg:y="3.81cm" svg:viewBox="0 0 593 18684" draw:points="0,0 593,0 593,18684 0,18684">
          <text:p/>
        </draw:polygon>
        <draw:polygon draw:style-name="gr9" draw:text-style-name="P3" draw:layer="layout" svg:width="0.593cm" svg:height="18.683cm" svg:x="21.448cm" svg:y="3.81cm" svg:viewBox="0 0 594 18684" draw:points="0,0 594,0 594,18684 0,18684">
          <text:p/>
        </draw:polygon>
        <draw:polygon draw:style-name="gr10" draw:text-style-name="P6" draw:layer="layout" svg:width="0.593cm" svg:height="18.683cm" svg:x="22.041cm" svg:y="3.81cm" svg:viewBox="0 0 594 18684" draw:points="0,0 594,0 594,18684 0,18684">
          <text:p/>
        </draw:polygon>
        <draw:line draw:style-name="gr11" draw:text-style-name="P1" draw:layer="layout" svg:x1="19.078cm" svg:y1="3.81cm" svg:x2="19.078cm" svg:y2="22.493cm">
          <text:p/>
        </draw:line>
        <draw:polygon draw:style-name="gr10" draw:text-style-name="P6" draw:layer="layout" svg:width="0.592cm" svg:height="18.683cm" svg:x="22.634cm" svg:y="3.81cm" svg:viewBox="0 0 593 18684" draw:points="0,0 593,0 593,18684 0,18684">
          <text:p/>
        </draw:polygon>
        <draw:polygon draw:style-name="gr9" draw:text-style-name="P3" draw:layer="layout" svg:width="0.593cm" svg:height="18.683cm" svg:x="23.226cm" svg:y="3.81cm" svg:viewBox="0 0 594 18684" draw:points="0,0 594,0 594,18684 0,18684">
          <text:p/>
        </draw:polygon>
        <draw:polygon draw:style-name="gr9" draw:text-style-name="P3" draw:layer="layout" svg:width="0.593cm" svg:height="18.683cm" svg:x="23.819cm" svg:y="3.81cm" svg:viewBox="0 0 594 18684" draw:points="0,0 594,0 594,18684 0,18684">
          <text:p/>
        </draw:polygon>
        <draw:polygon draw:style-name="gr9" draw:text-style-name="P3" draw:layer="layout" svg:width="0.592cm" svg:height="18.683cm" svg:x="24.412cm" svg:y="3.81cm" svg:viewBox="0 0 593 18684" draw:points="0,0 593,0 593,18684 0,18684">
          <text:p/>
        </draw:polygon>
        <draw:polygon draw:style-name="gr9" draw:text-style-name="P3" draw:layer="layout" svg:width="0.593cm" svg:height="18.683cm" svg:x="25.004cm" svg:y="3.81cm" svg:viewBox="0 0 594 18684" draw:points="0,0 594,0 594,18684 0,18684">
          <text:p/>
        </draw:polygon>
        <draw:polygon draw:style-name="gr9" draw:text-style-name="P3" draw:layer="layout" svg:width="0.593cm" svg:height="18.683cm" svg:x="25.597cm" svg:y="3.81cm" svg:viewBox="0 0 594 18684" draw:points="0,0 594,0 594,18684 0,18684">
          <text:p/>
        </draw:polygon>
        <draw:polygon draw:style-name="gr10" draw:text-style-name="P6" draw:layer="layout" svg:width="0.592cm" svg:height="18.683cm" svg:x="26.19cm" svg:y="3.81cm" svg:viewBox="0 0 593 18684" draw:points="0,0 593,0 593,18684 0,18684">
          <text:p/>
        </draw:polygon>
        <draw:line draw:style-name="gr11" draw:text-style-name="P1" draw:layer="layout" svg:x1="23.226cm" svg:y1="3.81cm" svg:x2="23.226cm" svg:y2="22.493cm">
          <text:p/>
        </draw:line>
        <draw:polygon draw:style-name="gr10" draw:text-style-name="P6" draw:layer="layout" svg:width="0.593cm" svg:height="18.683cm" svg:x="26.782cm" svg:y="3.81cm" svg:viewBox="0 0 594 18684" draw:points="0,0 594,0 594,18684 0,18684">
          <text:p/>
        </draw:polygon>
        <draw:polygon draw:style-name="gr9" draw:text-style-name="P3" draw:layer="layout" svg:width="0.593cm" svg:height="18.683cm" svg:x="27.375cm" svg:y="3.81cm" svg:viewBox="0 0 594 18684" draw:points="0,0 594,0 594,18684 0,18684">
          <text:p/>
        </draw:polygon>
        <draw:polygon draw:style-name="gr9" draw:text-style-name="P3" draw:layer="layout" svg:width="0.592cm" svg:height="18.683cm" svg:x="27.968cm" svg:y="3.81cm" svg:viewBox="0 0 593 18684" draw:points="0,0 593,0 593,18684 0,18684">
          <text:p/>
        </draw:polygon>
        <draw:polygon draw:style-name="gr9" draw:text-style-name="P3" draw:layer="layout" svg:width="0.593cm" svg:height="18.683cm" svg:x="28.56cm" svg:y="3.81cm" svg:viewBox="0 0 594 18684" draw:points="0,0 594,0 594,18684 0,18684">
          <text:p/>
        </draw:polygon>
        <draw:polygon draw:style-name="gr9" draw:text-style-name="P3" draw:layer="layout" svg:width="0.593cm" svg:height="18.683cm" svg:x="29.153cm" svg:y="3.81cm" svg:viewBox="0 0 594 18684" draw:points="0,0 594,0 594,18684 0,18684">
          <text:p/>
        </draw:polygon>
        <draw:polygon draw:style-name="gr9" draw:text-style-name="P3" draw:layer="layout" svg:width="0.592cm" svg:height="18.683cm" svg:x="29.746cm" svg:y="3.81cm" svg:viewBox="0 0 593 18684" draw:points="0,0 593,0 593,18684 0,18684">
          <text:p/>
        </draw:polygon>
        <draw:polygon draw:style-name="gr10" draw:text-style-name="P6" draw:layer="layout" svg:width="0.593cm" svg:height="18.683cm" svg:x="30.338cm" svg:y="3.81cm" svg:viewBox="0 0 594 18684" draw:points="0,0 594,0 594,18684 0,18684">
          <text:p/>
        </draw:polygon>
        <draw:line draw:style-name="gr11" draw:text-style-name="P1" draw:layer="layout" svg:x1="27.375cm" svg:y1="3.81cm" svg:x2="27.375cm" svg:y2="22.493cm">
          <text:p/>
        </draw:line>
        <draw:polygon draw:style-name="gr10" draw:text-style-name="P6" draw:layer="layout" svg:width="0.593cm" svg:height="18.683cm" svg:x="30.931cm" svg:y="3.81cm" svg:viewBox="0 0 594 18684" draw:points="0,0 594,0 594,18684 0,18684">
          <text:p/>
        </draw:polygon>
        <draw:polygon draw:style-name="gr9" draw:text-style-name="P3" draw:layer="layout" svg:width="0.592cm" svg:height="18.683cm" svg:x="31.524cm" svg:y="3.81cm" svg:viewBox="0 0 593 18684" draw:points="0,0 593,0 593,18684 0,18684">
          <text:p/>
        </draw:polygon>
        <draw:polygon draw:style-name="gr3" draw:text-style-name="P3" draw:layer="layout" svg:width="0.593cm" svg:height="18.683cm" svg:x="32.116cm" svg:y="3.81cm" svg:viewBox="0 0 594 18684" draw:points="0,0 594,0 594,18684 0,18684">
          <text:p/>
        </draw:polygon>
        <draw:polygon draw:style-name="gr12" draw:text-style-name="P1" draw:layer="layout" svg:width="0.593cm" svg:height="18.683cm" svg:x="32.116cm" svg:y="3.81cm" svg:viewBox="0 0 594 18684" draw:points="0,0 594,0 594,18684 0,18684">
          <text:p/>
        </draw:polygon>
        <draw:polygon draw:style-name="gr9" draw:text-style-name="P3" draw:layer="layout" svg:width="0.593cm" svg:height="18.683cm" svg:x="32.709cm" svg:y="3.81cm" svg:viewBox="0 0 594 18684" draw:points="0,0 594,0 594,18684 0,18684">
          <text:p/>
        </draw:polygon>
        <draw:polygon draw:style-name="gr9" draw:text-style-name="P3" draw:layer="layout" svg:width="0.592cm" svg:height="18.683cm" svg:x="33.302cm" svg:y="3.81cm" svg:viewBox="0 0 593 18684" draw:points="0,0 593,0 593,18684 0,18684">
          <text:p/>
        </draw:polygon>
        <draw:polygon draw:style-name="gr9" draw:text-style-name="P3" draw:layer="layout" svg:width="0.593cm" svg:height="18.683cm" svg:x="33.894cm" svg:y="3.81cm" svg:viewBox="0 0 594 18684" draw:points="0,0 594,0 594,18684 0,18684">
          <text:p/>
        </draw:polygon>
        <draw:polygon draw:style-name="gr10" draw:text-style-name="P6" draw:layer="layout" svg:width="0.593cm" svg:height="18.683cm" svg:x="34.487cm" svg:y="3.81cm" svg:viewBox="0 0 594 18684" draw:points="0,0 594,0 594,18684 0,18684">
          <text:p/>
        </draw:polygon>
        <draw:line draw:style-name="gr11" draw:text-style-name="P1" draw:layer="layout" svg:x1="31.524cm" svg:y1="3.81cm" svg:x2="31.524cm" svg:y2="22.493cm">
          <text:p/>
        </draw:line>
        <draw:polygon draw:style-name="gr10" draw:text-style-name="P6" draw:layer="layout" svg:width="0.592cm" svg:height="18.683cm" svg:x="35.08cm" svg:y="3.81cm" svg:viewBox="0 0 593 18684" draw:points="0,0 593,0 593,18684 0,18684">
          <text:p/>
        </draw:polygon>
        <draw:polygon draw:style-name="gr9" draw:text-style-name="P3" draw:layer="layout" svg:width="0.593cm" svg:height="18.683cm" svg:x="35.672cm" svg:y="3.81cm" svg:viewBox="0 0 594 18684" draw:points="0,0 594,0 594,18684 0,18684">
          <text:p/>
        </draw:polygon>
        <draw:polygon draw:style-name="gr9" draw:text-style-name="P3" draw:layer="layout" svg:width="0.593cm" svg:height="18.683cm" svg:x="36.265cm" svg:y="3.81cm" svg:viewBox="0 0 594 18684" draw:points="0,0 594,0 594,18684 0,18684">
          <text:p/>
        </draw:polygon>
        <draw:polygon draw:style-name="gr9" draw:text-style-name="P3" draw:layer="layout" svg:width="0.592cm" svg:height="18.683cm" svg:x="36.858cm" svg:y="3.81cm" svg:viewBox="0 0 593 18684" draw:points="0,0 593,0 593,18684 0,18684">
          <text:p/>
        </draw:polygon>
        <draw:polygon draw:style-name="gr9" draw:text-style-name="P3" draw:layer="layout" svg:width="0.593cm" svg:height="18.683cm" svg:x="37.45cm" svg:y="3.81cm" svg:viewBox="0 0 594 18684" draw:points="0,0 594,0 594,18684 0,18684">
          <text:p/>
        </draw:polygon>
        <draw:polygon draw:style-name="gr9" draw:text-style-name="P3" draw:layer="layout" svg:width="0.593cm" svg:height="18.683cm" svg:x="38.043cm" svg:y="3.81cm" svg:viewBox="0 0 594 18684" draw:points="0,0 594,0 594,18684 0,18684">
          <text:p/>
        </draw:polygon>
        <draw:polygon draw:style-name="gr10" draw:text-style-name="P6" draw:layer="layout" svg:width="0.592cm" svg:height="18.683cm" svg:x="38.636cm" svg:y="3.81cm" svg:viewBox="0 0 593 18684" draw:points="0,0 593,0 593,18684 0,18684">
          <text:p/>
        </draw:polygon>
        <draw:line draw:style-name="gr11" draw:text-style-name="P1" draw:layer="layout" svg:x1="35.672cm" svg:y1="3.81cm" svg:x2="35.672cm" svg:y2="22.493cm">
          <text:p/>
        </draw:line>
        <draw:polygon draw:style-name="gr10" draw:text-style-name="P6" draw:layer="layout" svg:width="0.593cm" svg:height="18.683cm" svg:x="39.228cm" svg:y="3.81cm" svg:viewBox="0 0 594 18684" draw:points="0,0 594,0 594,18684 0,18684">
          <text:p/>
        </draw:polygon>
        <draw:polygon draw:style-name="gr9" draw:text-style-name="P3" draw:layer="layout" svg:width="0.593cm" svg:height="18.683cm" svg:x="39.821cm" svg:y="3.81cm" svg:viewBox="0 0 594 18684" draw:points="0,0 594,0 594,18684 0,18684">
          <text:p/>
        </draw:polygon>
        <draw:polygon draw:style-name="gr9" draw:text-style-name="P3" draw:layer="layout" svg:width="0.592cm" svg:height="18.683cm" svg:x="40.414cm" svg:y="3.81cm" svg:viewBox="0 0 593 18684" draw:points="0,0 593,0 593,18684 0,18684">
          <text:p/>
        </draw:polygon>
        <draw:polygon draw:style-name="gr9" draw:text-style-name="P3" draw:layer="layout" svg:width="0.593cm" svg:height="18.683cm" svg:x="41.006cm" svg:y="3.81cm" svg:viewBox="0 0 594 18684" draw:points="0,0 594,0 594,18684 0,18684">
          <text:p/>
        </draw:polygon>
        <draw:polygon draw:style-name="gr9" draw:text-style-name="P3" draw:layer="layout" svg:width="0.593cm" svg:height="18.683cm" svg:x="41.599cm" svg:y="3.81cm" svg:viewBox="0 0 594 18684" draw:points="0,0 594,0 594,18684 0,18684">
          <text:p/>
        </draw:polygon>
        <draw:polygon draw:style-name="gr9" draw:text-style-name="P3" draw:layer="layout" svg:width="0.592cm" svg:height="18.683cm" svg:x="42.192cm" svg:y="3.81cm" svg:viewBox="0 0 593 18684" draw:points="0,0 593,0 593,18684 0,18684">
          <text:p/>
        </draw:polygon>
        <draw:polygon draw:style-name="gr10" draw:text-style-name="P6" draw:layer="layout" svg:width="0.593cm" svg:height="18.683cm" svg:x="42.784cm" svg:y="3.81cm" svg:viewBox="0 0 594 18684" draw:points="0,0 594,0 594,18684 0,18684">
          <text:p/>
        </draw:polygon>
        <draw:line draw:style-name="gr11" draw:text-style-name="P1" draw:layer="layout" svg:x1="39.821cm" svg:y1="3.81cm" svg:x2="39.821cm" svg:y2="22.493cm">
          <text:p/>
        </draw:line>
        <draw:polygon draw:style-name="gr10" draw:text-style-name="P6" draw:layer="layout" svg:width="0.593cm" svg:height="18.683cm" svg:x="43.377cm" svg:y="3.81cm" svg:viewBox="0 0 594 18684" draw:points="0,0 594,0 594,18684 0,18684">
          <text:p/>
        </draw:polygon>
        <draw:polygon draw:style-name="gr9" draw:text-style-name="P3" draw:layer="layout" svg:width="0.592cm" svg:height="18.683cm" svg:x="43.97cm" svg:y="3.81cm" svg:viewBox="0 0 593 18684" draw:points="0,0 593,0 593,18684 0,18684">
          <text:p/>
        </draw:polygon>
        <draw:polygon draw:style-name="gr9" draw:text-style-name="P3" draw:layer="layout" svg:width="0.593cm" svg:height="18.683cm" svg:x="44.562cm" svg:y="3.81cm" svg:viewBox="0 0 594 18684" draw:points="0,0 594,0 594,18684 0,18684">
          <text:p/>
        </draw:polygon>
        <draw:polygon draw:style-name="gr9" draw:text-style-name="P3" draw:layer="layout" svg:width="0.593cm" svg:height="18.683cm" svg:x="45.155cm" svg:y="3.81cm" svg:viewBox="0 0 594 18684" draw:points="0,0 594,0 594,18684 0,18684">
          <text:p/>
        </draw:polygon>
        <draw:polygon draw:style-name="gr9" draw:text-style-name="P3" draw:layer="layout" svg:width="0.592cm" svg:height="18.683cm" svg:x="45.748cm" svg:y="3.81cm" svg:viewBox="0 0 593 18684" draw:points="0,0 593,0 593,18684 0,18684">
          <text:p/>
        </draw:polygon>
        <draw:polygon draw:style-name="gr9" draw:text-style-name="P3" draw:layer="layout" svg:width="0.593cm" svg:height="18.683cm" svg:x="46.34cm" svg:y="3.81cm" svg:viewBox="0 0 594 18684" draw:points="0,0 594,0 594,18684 0,18684">
          <text:p/>
        </draw:polygon>
        <draw:polygon draw:style-name="gr10" draw:text-style-name="P6" draw:layer="layout" svg:width="0.593cm" svg:height="18.683cm" svg:x="46.933cm" svg:y="3.81cm" svg:viewBox="0 0 594 18684" draw:points="0,0 594,0 594,18684 0,18684">
          <text:p/>
        </draw:polygon>
        <draw:line draw:style-name="gr11" draw:text-style-name="P1" draw:layer="layout" svg:x1="43.97cm" svg:y1="3.81cm" svg:x2="43.97cm" svg:y2="22.493cm">
          <text:p/>
        </draw:line>
        <draw:polygon draw:style-name="gr10" draw:text-style-name="P6" draw:layer="layout" svg:width="0.592cm" svg:height="18.683cm" svg:x="47.526cm" svg:y="3.81cm" svg:viewBox="0 0 593 18684" draw:points="0,0 593,0 593,18684 0,18684">
          <text:p/>
        </draw:polygon>
        <draw:polygon draw:style-name="gr9" draw:text-style-name="P3" draw:layer="layout" svg:width="0.593cm" svg:height="18.683cm" svg:x="48.118cm" svg:y="3.81cm" svg:viewBox="0 0 594 18684" draw:points="0,0 594,0 594,18684 0,18684">
          <text:p/>
        </draw:polygon>
        <draw:polygon draw:style-name="gr9" draw:text-style-name="P3" draw:layer="layout" svg:width="0.593cm" svg:height="18.683cm" svg:x="48.711cm" svg:y="3.81cm" svg:viewBox="0 0 594 18684" draw:points="0,0 594,0 594,18684 0,18684">
          <text:p/>
        </draw:polygon>
        <draw:polygon draw:style-name="gr9" draw:text-style-name="P3" draw:layer="layout" svg:width="0.592cm" svg:height="18.683cm" svg:x="49.304cm" svg:y="3.81cm" svg:viewBox="0 0 593 18684" draw:points="0,0 593,0 593,18684 0,18684">
          <text:p/>
        </draw:polygon>
        <draw:polygon draw:style-name="gr9" draw:text-style-name="P3" draw:layer="layout" svg:width="0.593cm" svg:height="18.683cm" svg:x="49.896cm" svg:y="3.81cm" svg:viewBox="0 0 594 18684" draw:points="0,0 594,0 594,18684 0,18684">
          <text:p/>
        </draw:polygon>
        <draw:polygon draw:style-name="gr9" draw:text-style-name="P3" draw:layer="layout" svg:width="0.593cm" svg:height="18.683cm" svg:x="50.489cm" svg:y="3.81cm" svg:viewBox="0 0 594 18684" draw:points="0,0 594,0 594,18684 0,18684">
          <text:p/>
        </draw:polygon>
        <draw:polygon draw:style-name="gr10" draw:text-style-name="P6" draw:layer="layout" svg:width="0.592cm" svg:height="18.683cm" svg:x="51.082cm" svg:y="3.81cm" svg:viewBox="0 0 593 18684" draw:points="0,0 593,0 593,18684 0,18684">
          <text:p/>
        </draw:polygon>
        <draw:line draw:style-name="gr11" draw:text-style-name="P1" draw:layer="layout" svg:x1="48.118cm" svg:y1="3.81cm" svg:x2="48.118cm" svg:y2="22.493cm">
          <text:p/>
        </draw:line>
        <draw:polygon draw:style-name="gr10" draw:text-style-name="P6" draw:layer="layout" svg:width="0.593cm" svg:height="18.683cm" svg:x="51.674cm" svg:y="3.81cm" svg:viewBox="0 0 594 18684" draw:points="0,0 594,0 594,18684 0,18684">
          <text:p/>
        </draw:polygon>
        <draw:polygon draw:style-name="gr9" draw:text-style-name="P3" draw:layer="layout" svg:width="0.593cm" svg:height="18.683cm" svg:x="52.267cm" svg:y="3.81cm" svg:viewBox="0 0 594 18684" draw:points="0,0 594,0 594,18684 0,18684">
          <text:p/>
        </draw:polygon>
        <draw:polygon draw:style-name="gr9" draw:text-style-name="P3" draw:layer="layout" svg:width="0.592cm" svg:height="18.683cm" svg:x="52.86cm" svg:y="3.81cm" svg:viewBox="0 0 593 18684" draw:points="0,0 593,0 593,18684 0,18684">
          <text:p/>
        </draw:polygon>
        <draw:polygon draw:style-name="gr9" draw:text-style-name="P3" draw:layer="layout" svg:width="0.593cm" svg:height="18.683cm" svg:x="53.452cm" svg:y="3.81cm" svg:viewBox="0 0 594 18684" draw:points="0,0 594,0 594,18684 0,18684">
          <text:p/>
        </draw:polygon>
        <draw:polygon draw:style-name="gr9" draw:text-style-name="P3" draw:layer="layout" svg:width="0.593cm" svg:height="18.683cm" svg:x="54.045cm" svg:y="3.81cm" svg:viewBox="0 0 594 18684" draw:points="0,0 594,0 594,18684 0,18684">
          <text:p/>
        </draw:polygon>
        <draw:polygon draw:style-name="gr9" draw:text-style-name="P3" draw:layer="layout" svg:width="0.592cm" svg:height="18.683cm" svg:x="54.638cm" svg:y="3.81cm" svg:viewBox="0 0 593 18684" draw:points="0,0 593,0 593,18684 0,18684">
          <text:p/>
        </draw:polygon>
        <draw:polygon draw:style-name="gr10" draw:text-style-name="P6" draw:layer="layout" svg:width="0.593cm" svg:height="18.683cm" svg:x="55.23cm" svg:y="3.81cm" svg:viewBox="0 0 594 18684" draw:points="0,0 594,0 594,18684 0,18684">
          <text:p/>
        </draw:polygon>
        <draw:line draw:style-name="gr11" draw:text-style-name="P1" draw:layer="layout" svg:x1="52.267cm" svg:y1="3.81cm" svg:x2="52.267cm" svg:y2="22.493cm">
          <text:p/>
        </draw:line>
        <draw:polygon draw:style-name="gr10" draw:text-style-name="P6" draw:layer="layout" svg:width="0.593cm" svg:height="18.683cm" svg:x="55.823cm" svg:y="3.81cm" svg:viewBox="0 0 594 18684" draw:points="0,0 594,0 594,18684 0,18684">
          <text:p/>
        </draw:polygon>
        <draw:polygon draw:style-name="gr9" draw:text-style-name="P3" draw:layer="layout" svg:width="0.592cm" svg:height="18.683cm" svg:x="56.416cm" svg:y="3.81cm" svg:viewBox="0 0 593 18684" draw:points="0,0 593,0 593,18684 0,18684">
          <text:p/>
        </draw:polygon>
        <draw:polygon draw:style-name="gr9" draw:text-style-name="P3" draw:layer="layout" svg:width="0.593cm" svg:height="18.683cm" svg:x="57.008cm" svg:y="3.81cm" svg:viewBox="0 0 594 18684" draw:points="0,0 594,0 594,18684 0,18684">
          <text:p/>
        </draw:polygon>
        <draw:polygon draw:style-name="gr9" draw:text-style-name="P3" draw:layer="layout" svg:width="0.593cm" svg:height="18.683cm" svg:x="57.601cm" svg:y="3.81cm" svg:viewBox="0 0 594 18684" draw:points="0,0 594,0 594,18684 0,18684">
          <text:p/>
        </draw:polygon>
        <draw:polygon draw:style-name="gr9" draw:text-style-name="P3" draw:layer="layout" svg:width="0.592cm" svg:height="18.683cm" svg:x="58.194cm" svg:y="3.81cm" svg:viewBox="0 0 593 18684" draw:points="0,0 593,0 593,18684 0,18684">
          <text:p/>
        </draw:polygon>
        <draw:polygon draw:style-name="gr9" draw:text-style-name="P3" draw:layer="layout" svg:width="0.593cm" svg:height="18.683cm" svg:x="58.786cm" svg:y="3.81cm" svg:viewBox="0 0 594 18684" draw:points="0,0 594,0 594,18684 0,18684">
          <text:p/>
        </draw:polygon>
        <draw:polygon draw:style-name="gr10" draw:text-style-name="P6" draw:layer="layout" svg:width="0.593cm" svg:height="18.683cm" svg:x="59.379cm" svg:y="3.81cm" svg:viewBox="0 0 594 18684" draw:points="0,0 594,0 594,18684 0,18684">
          <text:p/>
        </draw:polygon>
        <draw:line draw:style-name="gr11" draw:text-style-name="P1" draw:layer="layout" svg:x1="56.416cm" svg:y1="3.81cm" svg:x2="56.416cm" svg:y2="22.493cm">
          <text:p/>
        </draw:line>
        <draw:polygon draw:style-name="gr10" draw:text-style-name="P6" draw:layer="layout" svg:width="0.592cm" svg:height="18.683cm" svg:x="59.972cm" svg:y="3.81cm" svg:viewBox="0 0 593 18684" draw:points="0,0 593,0 593,18684 0,18684">
          <text:p/>
        </draw:polygon>
        <draw:polygon draw:style-name="gr9" draw:text-style-name="P3" draw:layer="layout" svg:width="0.593cm" svg:height="18.683cm" svg:x="60.564cm" svg:y="3.81cm" svg:viewBox="0 0 594 18684" draw:points="0,0 594,0 594,18684 0,18684">
          <text:p/>
        </draw:polygon>
        <draw:polygon draw:style-name="gr9" draw:text-style-name="P3" draw:layer="layout" svg:width="0.593cm" svg:height="18.683cm" svg:x="61.157cm" svg:y="3.81cm" svg:viewBox="0 0 594 18684" draw:points="0,0 594,0 594,18684 0,18684">
          <text:p/>
        </draw:polygon>
        <draw:polygon draw:style-name="gr9" draw:text-style-name="P3" draw:layer="layout" svg:width="0.592cm" svg:height="18.683cm" svg:x="61.75cm" svg:y="3.81cm" svg:viewBox="0 0 593 18684" draw:points="0,0 593,0 593,18684 0,18684">
          <text:p/>
        </draw:polygon>
        <draw:polygon draw:style-name="gr9" draw:text-style-name="P3" draw:layer="layout" svg:width="0.593cm" svg:height="18.683cm" svg:x="62.342cm" svg:y="3.81cm" svg:viewBox="0 0 594 18684" draw:points="0,0 594,0 594,18684 0,18684">
          <text:p/>
        </draw:polygon>
        <draw:polygon draw:style-name="gr9" draw:text-style-name="P3" draw:layer="layout" svg:width="0.593cm" svg:height="18.683cm" svg:x="62.935cm" svg:y="3.81cm" svg:viewBox="0 0 594 18684" draw:points="0,0 594,0 594,18684 0,18684">
          <text:p/>
        </draw:polygon>
        <draw:polygon draw:style-name="gr10" draw:text-style-name="P6" draw:layer="layout" svg:width="0.592cm" svg:height="18.683cm" svg:x="63.528cm" svg:y="3.81cm" svg:viewBox="0 0 593 18684" draw:points="0,0 593,0 593,18684 0,18684">
          <text:p/>
        </draw:polygon>
        <draw:line draw:style-name="gr11" draw:text-style-name="P1" draw:layer="layout" svg:x1="60.564cm" svg:y1="3.81cm" svg:x2="60.564cm" svg:y2="22.493cm">
          <text:p/>
        </draw:line>
        <draw:polygon draw:style-name="gr10" draw:text-style-name="P6" draw:layer="layout" svg:width="0.593cm" svg:height="18.683cm" svg:x="64.12cm" svg:y="3.81cm" svg:viewBox="0 0 594 18684" draw:points="0,0 594,0 594,18684 0,18684">
          <text:p/>
        </draw:polygon>
        <draw:polygon draw:style-name="gr9" draw:text-style-name="P3" draw:layer="layout" svg:width="0.593cm" svg:height="18.683cm" svg:x="64.713cm" svg:y="3.81cm" svg:viewBox="0 0 594 18684" draw:points="0,0 594,0 594,18684 0,18684">
          <text:p/>
        </draw:polygon>
        <draw:polygon draw:style-name="gr9" draw:text-style-name="P3" draw:layer="layout" svg:width="0.592cm" svg:height="18.683cm" svg:x="65.306cm" svg:y="3.81cm" svg:viewBox="0 0 593 18684" draw:points="0,0 593,0 593,18684 0,18684">
          <text:p/>
        </draw:polygon>
        <draw:polygon draw:style-name="gr9" draw:text-style-name="P3" draw:layer="layout" svg:width="0.593cm" svg:height="18.683cm" svg:x="65.898cm" svg:y="3.81cm" svg:viewBox="0 0 594 18684" draw:points="0,0 594,0 594,18684 0,18684">
          <text:p/>
        </draw:polygon>
        <draw:polygon draw:style-name="gr9" draw:text-style-name="P3" draw:layer="layout" svg:width="0.593cm" svg:height="18.683cm" svg:x="66.491cm" svg:y="3.81cm" svg:viewBox="0 0 594 18684" draw:points="0,0 594,0 594,18684 0,18684">
          <text:p/>
        </draw:polygon>
        <draw:polygon draw:style-name="gr9" draw:text-style-name="P3" draw:layer="layout" svg:width="0.592cm" svg:height="18.683cm" svg:x="67.084cm" svg:y="3.81cm" svg:viewBox="0 0 593 18684" draw:points="0,0 593,0 593,18684 0,18684">
          <text:p/>
        </draw:polygon>
        <draw:polygon draw:style-name="gr10" draw:text-style-name="P6" draw:layer="layout" svg:width="0.593cm" svg:height="18.683cm" svg:x="67.676cm" svg:y="3.81cm" svg:viewBox="0 0 594 18684" draw:points="0,0 594,0 594,18684 0,18684">
          <text:p/>
        </draw:polygon>
        <draw:line draw:style-name="gr11" draw:text-style-name="P1" draw:layer="layout" svg:x1="64.713cm" svg:y1="3.81cm" svg:x2="64.713cm" svg:y2="22.493cm">
          <text:p/>
        </draw:line>
        <draw:polygon draw:style-name="gr10" draw:text-style-name="P6" draw:layer="layout" svg:width="0.593cm" svg:height="18.683cm" svg:x="68.269cm" svg:y="3.81cm" svg:viewBox="0 0 594 18684" draw:points="0,0 594,0 594,18684 0,18684">
          <text:p/>
        </draw:polygon>
        <draw:polygon draw:style-name="gr9" draw:text-style-name="P3" draw:layer="layout" svg:width="0.592cm" svg:height="18.683cm" svg:x="68.862cm" svg:y="3.81cm" svg:viewBox="0 0 593 18684" draw:points="0,0 593,0 593,18684 0,18684">
          <text:p/>
        </draw:polygon>
        <draw:polygon draw:style-name="gr9" draw:text-style-name="P3" draw:layer="layout" svg:width="0.593cm" svg:height="18.683cm" svg:x="69.454cm" svg:y="3.81cm" svg:viewBox="0 0 594 18684" draw:points="0,0 594,0 594,18684 0,18684">
          <text:p/>
        </draw:polygon>
        <draw:polygon draw:style-name="gr9" draw:text-style-name="P3" draw:layer="layout" svg:width="0.593cm" svg:height="18.683cm" svg:x="70.047cm" svg:y="3.81cm" svg:viewBox="0 0 594 18684" draw:points="0,0 594,0 594,18684 0,18684">
          <text:p/>
        </draw:polygon>
        <draw:polygon draw:style-name="gr9" draw:text-style-name="P3" draw:layer="layout" svg:width="0.592cm" svg:height="18.683cm" svg:x="70.64cm" svg:y="3.81cm" svg:viewBox="0 0 593 18684" draw:points="0,0 593,0 593,18684 0,18684">
          <text:p/>
        </draw:polygon>
        <draw:polygon draw:style-name="gr9" draw:text-style-name="P3" draw:layer="layout" svg:width="0.593cm" svg:height="18.683cm" svg:x="71.232cm" svg:y="3.81cm" svg:viewBox="0 0 594 18684" draw:points="0,0 594,0 594,18684 0,18684">
          <text:p/>
        </draw:polygon>
        <draw:polygon draw:style-name="gr10" draw:text-style-name="P6" draw:layer="layout" svg:width="0.593cm" svg:height="18.683cm" svg:x="71.825cm" svg:y="3.81cm" svg:viewBox="0 0 594 18684" draw:points="0,0 594,0 594,18684 0,18684">
          <text:p/>
        </draw:polygon>
        <draw:line draw:style-name="gr11" draw:text-style-name="P1" draw:layer="layout" svg:x1="68.862cm" svg:y1="3.81cm" svg:x2="68.862cm" svg:y2="22.493cm">
          <text:p/>
        </draw:line>
        <draw:polygon draw:style-name="gr10" draw:text-style-name="P6" draw:layer="layout" svg:width="0.592cm" svg:height="18.683cm" svg:x="72.418cm" svg:y="3.81cm" svg:viewBox="0 0 593 18684" draw:points="0,0 593,0 593,18684 0,18684">
          <text:p/>
        </draw:polygon>
        <draw:polygon draw:style-name="gr9" draw:text-style-name="P3" draw:layer="layout" svg:width="0.593cm" svg:height="18.683cm" svg:x="73.01cm" svg:y="3.81cm" svg:viewBox="0 0 594 18684" draw:points="0,0 594,0 594,18684 0,18684">
          <text:p/>
        </draw:polygon>
        <draw:polygon draw:style-name="gr9" draw:text-style-name="P3" draw:layer="layout" svg:width="0.593cm" svg:height="18.683cm" svg:x="73.603cm" svg:y="3.81cm" svg:viewBox="0 0 594 18684" draw:points="0,0 594,0 594,18684 0,18684">
          <text:p/>
        </draw:polygon>
        <draw:polygon draw:style-name="gr9" draw:text-style-name="P3" draw:layer="layout" svg:width="0.592cm" svg:height="18.683cm" svg:x="74.196cm" svg:y="3.81cm" svg:viewBox="0 0 593 18684" draw:points="0,0 593,0 593,18684 0,18684">
          <text:p/>
        </draw:polygon>
        <draw:polygon draw:style-name="gr9" draw:text-style-name="P3" draw:layer="layout" svg:width="0.593cm" svg:height="18.683cm" svg:x="74.788cm" svg:y="3.81cm" svg:viewBox="0 0 594 18684" draw:points="0,0 594,0 594,18684 0,18684">
          <text:p/>
        </draw:polygon>
        <draw:polygon draw:style-name="gr9" draw:text-style-name="P3" draw:layer="layout" svg:width="0.593cm" svg:height="18.683cm" svg:x="75.381cm" svg:y="3.81cm" svg:viewBox="0 0 594 18684" draw:points="0,0 594,0 594,18684 0,18684">
          <text:p/>
        </draw:polygon>
        <draw:polygon draw:style-name="gr10" draw:text-style-name="P6" draw:layer="layout" svg:width="0.592cm" svg:height="18.683cm" svg:x="75.974cm" svg:y="3.81cm" svg:viewBox="0 0 593 18684" draw:points="0,0 593,0 593,18684 0,18684">
          <text:p/>
        </draw:polygon>
        <draw:line draw:style-name="gr11" draw:text-style-name="P1" draw:layer="layout" svg:x1="73.01cm" svg:y1="3.81cm" svg:x2="73.01cm" svg:y2="22.493cm">
          <text:p/>
        </draw:line>
        <draw:polygon draw:style-name="gr10" draw:text-style-name="P6" draw:layer="layout" svg:width="0.593cm" svg:height="18.683cm" svg:x="76.566cm" svg:y="3.81cm" svg:viewBox="0 0 594 18684" draw:points="0,0 594,0 594,18684 0,18684">
          <text:p/>
        </draw:polygon>
        <draw:polygon draw:style-name="gr9" draw:text-style-name="P3" draw:layer="layout" svg:width="0.593cm" svg:height="18.683cm" svg:x="77.159cm" svg:y="3.81cm" svg:viewBox="0 0 594 18684" draw:points="0,0 594,0 594,18684 0,18684">
          <text:p/>
        </draw:polygon>
        <draw:polygon draw:style-name="gr9" draw:text-style-name="P3" draw:layer="layout" svg:width="0.592cm" svg:height="18.683cm" svg:x="77.752cm" svg:y="3.81cm" svg:viewBox="0 0 593 18684" draw:points="0,0 593,0 593,18684 0,18684">
          <text:p/>
        </draw:polygon>
        <draw:polygon draw:style-name="gr9" draw:text-style-name="P3" draw:layer="layout" svg:width="0.593cm" svg:height="18.683cm" svg:x="78.344cm" svg:y="3.81cm" svg:viewBox="0 0 594 18684" draw:points="0,0 594,0 594,18684 0,18684">
          <text:p/>
        </draw:polygon>
        <draw:polygon draw:style-name="gr9" draw:text-style-name="P3" draw:layer="layout" svg:width="0.593cm" svg:height="18.683cm" svg:x="78.937cm" svg:y="3.81cm" svg:viewBox="0 0 594 18684" draw:points="0,0 594,0 594,18684 0,18684">
          <text:p/>
        </draw:polygon>
        <draw:polygon draw:style-name="gr9" draw:text-style-name="P3" draw:layer="layout" svg:width="0.592cm" svg:height="18.683cm" svg:x="79.53cm" svg:y="3.81cm" svg:viewBox="0 0 593 18684" draw:points="0,0 593,0 593,18684 0,18684">
          <text:p/>
        </draw:polygon>
        <draw:polygon draw:style-name="gr10" draw:text-style-name="P6" draw:layer="layout" svg:width="0.593cm" svg:height="18.683cm" svg:x="80.122cm" svg:y="3.81cm" svg:viewBox="0 0 594 18684" draw:points="0,0 594,0 594,18684 0,18684">
          <text:p/>
        </draw:polygon>
        <draw:line draw:style-name="gr11" draw:text-style-name="P1" draw:layer="layout" svg:x1="77.159cm" svg:y1="3.81cm" svg:x2="77.159cm" svg:y2="22.493cm">
          <text:p/>
        </draw:line>
        <draw:polygon draw:style-name="gr10" draw:text-style-name="P6" draw:layer="layout" svg:width="0.593cm" svg:height="18.683cm" svg:x="80.715cm" svg:y="3.81cm" svg:viewBox="0 0 594 18684" draw:points="0,0 594,0 594,18684 0,18684">
          <text:p/>
        </draw:polygon>
        <draw:polygon draw:style-name="gr9" draw:text-style-name="P3" draw:layer="layout" svg:width="0.592cm" svg:height="18.683cm" svg:x="81.308cm" svg:y="3.81cm" svg:viewBox="0 0 593 18684" draw:points="0,0 593,0 593,18684 0,18684">
          <text:p/>
        </draw:polygon>
        <draw:polygon draw:style-name="gr9" draw:text-style-name="P3" draw:layer="layout" svg:width="0.593cm" svg:height="18.683cm" svg:x="81.9cm" svg:y="3.81cm" svg:viewBox="0 0 594 18684" draw:points="0,0 594,0 594,18684 0,18684">
          <text:p/>
        </draw:polygon>
        <draw:polygon draw:style-name="gr9" draw:text-style-name="P3" draw:layer="layout" svg:width="0.593cm" svg:height="18.683cm" svg:x="82.493cm" svg:y="3.81cm" svg:viewBox="0 0 594 18684" draw:points="0,0 594,0 594,18684 0,18684">
          <text:p/>
        </draw:polygon>
        <draw:polygon draw:style-name="gr9" draw:text-style-name="P3" draw:layer="layout" svg:width="0.592cm" svg:height="18.683cm" svg:x="83.086cm" svg:y="3.81cm" svg:viewBox="0 0 593 18684" draw:points="0,0 593,0 593,18684 0,18684">
          <text:p/>
        </draw:polygon>
        <draw:polygon draw:style-name="gr9" draw:text-style-name="P3" draw:layer="layout" svg:width="0.593cm" svg:height="18.683cm" svg:x="83.678cm" svg:y="3.81cm" svg:viewBox="0 0 594 18684" draw:points="0,0 594,0 594,18684 0,18684">
          <text:p/>
        </draw:polygon>
        <draw:polygon draw:style-name="gr10" draw:text-style-name="P6" draw:layer="layout" svg:width="0.593cm" svg:height="18.683cm" svg:x="84.271cm" svg:y="3.81cm" svg:viewBox="0 0 594 18684" draw:points="0,0 594,0 594,18684 0,18684">
          <text:p/>
        </draw:polygon>
        <draw:line draw:style-name="gr11" draw:text-style-name="P1" draw:layer="layout" svg:x1="81.308cm" svg:y1="3.81cm" svg:x2="81.308cm" svg:y2="22.493cm">
          <text:p/>
        </draw:line>
        <draw:polygon draw:style-name="gr10" draw:text-style-name="P6" draw:layer="layout" svg:width="0.592cm" svg:height="18.683cm" svg:x="84.864cm" svg:y="3.81cm" svg:viewBox="0 0 593 18684" draw:points="0,0 593,0 593,18684 0,18684">
          <text:p/>
        </draw:polygon>
        <draw:polygon draw:style-name="gr9" draw:text-style-name="P3" draw:layer="layout" svg:width="0.593cm" svg:height="18.683cm" svg:x="85.456cm" svg:y="3.81cm" svg:viewBox="0 0 594 18684" draw:points="0,0 594,0 594,18684 0,18684">
          <text:p/>
        </draw:polygon>
        <draw:polygon draw:style-name="gr9" draw:text-style-name="P3" draw:layer="layout" svg:width="0.593cm" svg:height="18.683cm" svg:x="86.049cm" svg:y="3.81cm" svg:viewBox="0 0 594 18684" draw:points="0,0 594,0 594,18684 0,18684">
          <text:p/>
        </draw:polygon>
        <draw:polygon draw:style-name="gr9" draw:text-style-name="P3" draw:layer="layout" svg:width="0.592cm" svg:height="18.683cm" svg:x="86.642cm" svg:y="3.81cm" svg:viewBox="0 0 593 18684" draw:points="0,0 593,0 593,18684 0,18684">
          <text:p/>
        </draw:polygon>
        <draw:polygon draw:style-name="gr9" draw:text-style-name="P3" draw:layer="layout" svg:width="0.593cm" svg:height="18.683cm" svg:x="87.234cm" svg:y="3.81cm" svg:viewBox="0 0 594 18684" draw:points="0,0 594,0 594,18684 0,18684">
          <text:p/>
        </draw:polygon>
        <draw:polygon draw:style-name="gr9" draw:text-style-name="P3" draw:layer="layout" svg:width="0.593cm" svg:height="18.683cm" svg:x="87.827cm" svg:y="3.81cm" svg:viewBox="0 0 594 18684" draw:points="0,0 594,0 594,18684 0,18684">
          <text:p/>
        </draw:polygon>
        <draw:polygon draw:style-name="gr10" draw:text-style-name="P6" draw:layer="layout" svg:width="0.592cm" svg:height="18.683cm" svg:x="88.42cm" svg:y="3.81cm" svg:viewBox="0 0 593 18684" draw:points="0,0 593,0 593,18684 0,18684">
          <text:p/>
        </draw:polygon>
        <draw:line draw:style-name="gr11" draw:text-style-name="P1" draw:layer="layout" svg:x1="85.456cm" svg:y1="3.81cm" svg:x2="85.456cm" svg:y2="22.493cm">
          <text:p/>
        </draw:line>
        <draw:polygon draw:style-name="gr10" draw:text-style-name="P6" draw:layer="layout" svg:width="0.593cm" svg:height="18.683cm" svg:x="89.012cm" svg:y="3.81cm" svg:viewBox="0 0 594 18684" draw:points="0,0 594,0 594,18684 0,18684">
          <text:p/>
        </draw:polygon>
        <draw:polygon draw:style-name="gr9" draw:text-style-name="P3" draw:layer="layout" svg:width="0.593cm" svg:height="18.683cm" svg:x="89.605cm" svg:y="3.81cm" svg:viewBox="0 0 594 18684" draw:points="0,0 594,0 594,18684 0,18684">
          <text:p/>
        </draw:polygon>
        <draw:polygon draw:style-name="gr9" draw:text-style-name="P3" draw:layer="layout" svg:width="0.592cm" svg:height="18.683cm" svg:x="90.198cm" svg:y="3.81cm" svg:viewBox="0 0 593 18684" draw:points="0,0 593,0 593,18684 0,18684">
          <text:p/>
        </draw:polygon>
        <draw:polygon draw:style-name="gr9" draw:text-style-name="P3" draw:layer="layout" svg:width="0.593cm" svg:height="18.683cm" svg:x="90.79cm" svg:y="3.81cm" svg:viewBox="0 0 594 18684" draw:points="0,0 594,0 594,18684 0,18684">
          <text:p/>
        </draw:polygon>
        <draw:polygon draw:style-name="gr9" draw:text-style-name="P3" draw:layer="layout" svg:width="0.593cm" svg:height="18.683cm" svg:x="91.383cm" svg:y="3.81cm" svg:viewBox="0 0 594 18684" draw:points="0,0 594,0 594,18684 0,18684">
          <text:p/>
        </draw:polygon>
        <draw:polygon draw:style-name="gr9" draw:text-style-name="P3" draw:layer="layout" svg:width="0.592cm" svg:height="18.683cm" svg:x="91.976cm" svg:y="3.81cm" svg:viewBox="0 0 593 18684" draw:points="0,0 593,0 593,18684 0,18684">
          <text:p/>
        </draw:polygon>
        <draw:polygon draw:style-name="gr10" draw:text-style-name="P6" draw:layer="layout" svg:width="0.593cm" svg:height="18.683cm" svg:x="92.568cm" svg:y="3.81cm" svg:viewBox="0 0 594 18684" draw:points="0,0 594,0 594,18684 0,18684">
          <text:p/>
        </draw:polygon>
        <draw:line draw:style-name="gr11" draw:text-style-name="P1" draw:layer="layout" svg:x1="89.605cm" svg:y1="3.81cm" svg:x2="89.605cm" svg:y2="22.493cm">
          <text:p/>
        </draw:line>
        <draw:polygon draw:style-name="gr10" draw:text-style-name="P6" draw:layer="layout" svg:width="0.593cm" svg:height="18.683cm" svg:x="93.161cm" svg:y="3.81cm" svg:viewBox="0 0 594 18684" draw:points="0,0 594,0 594,18684 0,18684">
          <text:p/>
        </draw:polygon>
        <draw:polygon draw:style-name="gr13" draw:text-style-name="P7" draw:layer="layout" svg:width="0.592cm" svg:height="18.683cm" svg:x="93.754cm" svg:y="3.81cm" svg:viewBox="0 0 593 18684" draw:points="0,0 593,0 593,18684 0,18684">
          <text:p/>
        </draw:polygon>
        <draw:polygon draw:style-name="gr9" draw:text-style-name="P3" draw:layer="layout" svg:width="0.593cm" svg:height="18.683cm" svg:x="94.346cm" svg:y="3.81cm" svg:viewBox="0 0 594 18684" draw:points="0,0 594,0 594,18684 0,18684">
          <text:p/>
        </draw:polygon>
        <draw:polygon draw:style-name="gr9" draw:text-style-name="P3" draw:layer="layout" svg:width="0.593cm" svg:height="18.683cm" svg:x="94.939cm" svg:y="3.81cm" svg:viewBox="0 0 594 18684" draw:points="0,0 594,0 594,18684 0,18684">
          <text:p/>
        </draw:polygon>
        <draw:polygon draw:style-name="gr9" draw:text-style-name="P3" draw:layer="layout" svg:width="0.592cm" svg:height="18.683cm" svg:x="95.532cm" svg:y="3.81cm" svg:viewBox="0 0 593 18684" draw:points="0,0 593,0 593,18684 0,18684">
          <text:p/>
        </draw:polygon>
        <draw:polygon draw:style-name="gr9" draw:text-style-name="P3" draw:layer="layout" svg:width="0.593cm" svg:height="18.683cm" svg:x="96.124cm" svg:y="3.81cm" svg:viewBox="0 0 594 18684" draw:points="0,0 594,0 594,18684 0,18684">
          <text:p/>
        </draw:polygon>
        <draw:polygon draw:style-name="gr10" draw:text-style-name="P6" draw:layer="layout" svg:width="0.593cm" svg:height="18.683cm" svg:x="96.717cm" svg:y="3.81cm" svg:viewBox="0 0 594 18684" draw:points="0,0 594,0 594,18684 0,18684">
          <text:p/>
        </draw:polygon>
        <draw:line draw:style-name="gr11" draw:text-style-name="P1" draw:layer="layout" svg:x1="93.754cm" svg:y1="3.81cm" svg:x2="93.754cm" svg:y2="22.493cm">
          <text:p/>
        </draw:line>
        <draw:polygon draw:style-name="gr10" draw:text-style-name="P6" draw:layer="layout" svg:width="0.592cm" svg:height="18.683cm" svg:x="97.31cm" svg:y="3.81cm" svg:viewBox="0 0 593 18684" draw:points="0,0 593,0 593,18684 0,18684">
          <text:p/>
        </draw:polygon>
        <draw:polygon draw:style-name="gr9" draw:text-style-name="P3" draw:layer="layout" svg:width="0.593cm" svg:height="18.683cm" svg:x="97.902cm" svg:y="3.81cm" svg:viewBox="0 0 594 18684" draw:points="0,0 594,0 594,18684 0,18684">
          <text:p/>
        </draw:polygon>
        <draw:polygon draw:style-name="gr9" draw:text-style-name="P3" draw:layer="layout" svg:width="0.593cm" svg:height="18.683cm" svg:x="98.495cm" svg:y="3.81cm" svg:viewBox="0 0 594 18684" draw:points="0,0 594,0 594,18684 0,18684">
          <text:p/>
        </draw:polygon>
        <draw:polygon draw:style-name="gr9" draw:text-style-name="P3" draw:layer="layout" svg:width="0.592cm" svg:height="18.683cm" svg:x="99.088cm" svg:y="3.81cm" svg:viewBox="0 0 593 18684" draw:points="0,0 593,0 593,18684 0,18684">
          <text:p/>
        </draw:polygon>
        <draw:polygon draw:style-name="gr9" draw:text-style-name="P3" draw:layer="layout" svg:width="0.593cm" svg:height="18.683cm" svg:x="99.68cm" svg:y="3.81cm" svg:viewBox="0 0 594 18684" draw:points="0,0 594,0 594,18684 0,18684">
          <text:p/>
        </draw:polygon>
        <draw:polygon draw:style-name="gr9" draw:text-style-name="P3" draw:layer="layout" svg:width="0.593cm" svg:height="18.683cm" svg:x="100.273cm" svg:y="3.81cm" svg:viewBox="0 0 594 18684" draw:points="0,0 594,0 594,18684 0,18684">
          <text:p/>
        </draw:polygon>
        <draw:polygon draw:style-name="gr10" draw:text-style-name="P6" draw:layer="layout" svg:width="0.592cm" svg:height="18.683cm" svg:x="100.866cm" svg:y="3.81cm" svg:viewBox="0 0 593 18684" draw:points="0,0 593,0 593,18684 0,18684">
          <text:p/>
        </draw:polygon>
        <draw:line draw:style-name="gr11" draw:text-style-name="P1" draw:layer="layout" svg:x1="97.902cm" svg:y1="3.81cm" svg:x2="97.902cm" svg:y2="22.493cm">
          <text:p/>
        </draw:line>
        <draw:polygon draw:style-name="gr10" draw:text-style-name="P6" draw:layer="layout" svg:width="0.593cm" svg:height="18.683cm" svg:x="101.458cm" svg:y="3.81cm" svg:viewBox="0 0 594 18684" draw:points="0,0 594,0 594,18684 0,18684">
          <text:p/>
        </draw:polygon>
        <draw:polygon draw:style-name="gr9" draw:text-style-name="P3" draw:layer="layout" svg:width="0.593cm" svg:height="18.683cm" svg:x="102.051cm" svg:y="3.81cm" svg:viewBox="0 0 594 18684" draw:points="0,0 594,0 594,18684 0,18684">
          <text:p/>
        </draw:polygon>
        <draw:polygon draw:style-name="gr9" draw:text-style-name="P3" draw:layer="layout" svg:width="0.592cm" svg:height="18.683cm" svg:x="102.644cm" svg:y="3.81cm" svg:viewBox="0 0 593 18684" draw:points="0,0 593,0 593,18684 0,18684">
          <text:p/>
        </draw:polygon>
        <draw:polygon draw:style-name="gr9" draw:text-style-name="P3" draw:layer="layout" svg:width="0.593cm" svg:height="18.683cm" svg:x="103.236cm" svg:y="3.81cm" svg:viewBox="0 0 594 18684" draw:points="0,0 594,0 594,18684 0,18684">
          <text:p/>
        </draw:polygon>
        <draw:polygon draw:style-name="gr9" draw:text-style-name="P3" draw:layer="layout" svg:width="0.593cm" svg:height="18.683cm" svg:x="103.829cm" svg:y="3.81cm" svg:viewBox="0 0 594 18684" draw:points="0,0 594,0 594,18684 0,18684">
          <text:p/>
        </draw:polygon>
        <draw:polygon draw:style-name="gr9" draw:text-style-name="P3" draw:layer="layout" svg:width="0.592cm" svg:height="18.683cm" svg:x="104.422cm" svg:y="3.81cm" svg:viewBox="0 0 593 18684" draw:points="0,0 593,0 593,18684 0,18684">
          <text:p/>
        </draw:polygon>
        <draw:polygon draw:style-name="gr10" draw:text-style-name="P6" draw:layer="layout" svg:width="0.593cm" svg:height="18.683cm" svg:x="105.014cm" svg:y="3.81cm" svg:viewBox="0 0 594 18684" draw:points="0,0 594,0 594,18684 0,18684">
          <text:p/>
        </draw:polygon>
        <draw:line draw:style-name="gr11" draw:text-style-name="P1" draw:layer="layout" svg:x1="102.051cm" svg:y1="3.81cm" svg:x2="102.051cm" svg:y2="22.493cm">
          <text:p/>
        </draw:line>
        <draw:polygon draw:style-name="gr10" draw:text-style-name="P6" draw:layer="layout" svg:width="0.593cm" svg:height="18.683cm" svg:x="105.607cm" svg:y="3.81cm" svg:viewBox="0 0 594 18684" draw:points="0,0 594,0 594,18684 0,18684">
          <text:p/>
        </draw:polygon>
        <draw:polygon draw:style-name="gr9" draw:text-style-name="P3" draw:layer="layout" svg:width="0.592cm" svg:height="18.683cm" svg:x="106.2cm" svg:y="3.81cm" svg:viewBox="0 0 593 18684" draw:points="0,0 593,0 593,18684 0,18684">
          <text:p/>
        </draw:polygon>
        <draw:polygon draw:style-name="gr9" draw:text-style-name="P3" draw:layer="layout" svg:width="0.593cm" svg:height="18.683cm" svg:x="106.792cm" svg:y="3.81cm" svg:viewBox="0 0 594 18684" draw:points="0,0 594,0 594,18684 0,18684">
          <text:p/>
        </draw:polygon>
        <draw:polygon draw:style-name="gr9" draw:text-style-name="P3" draw:layer="layout" svg:width="0.593cm" svg:height="18.683cm" svg:x="107.385cm" svg:y="3.81cm" svg:viewBox="0 0 594 18684" draw:points="0,0 594,0 594,18684 0,18684">
          <text:p/>
        </draw:polygon>
        <draw:polygon draw:style-name="gr9" draw:text-style-name="P3" draw:layer="layout" svg:width="0.592cm" svg:height="18.683cm" svg:x="107.978cm" svg:y="3.81cm" svg:viewBox="0 0 593 18684" draw:points="0,0 593,0 593,18684 0,18684">
          <text:p/>
        </draw:polygon>
        <draw:polygon draw:style-name="gr9" draw:text-style-name="P3" draw:layer="layout" svg:width="0.593cm" svg:height="18.683cm" svg:x="108.57cm" svg:y="3.81cm" svg:viewBox="0 0 594 18684" draw:points="0,0 594,0 594,18684 0,18684">
          <text:p/>
        </draw:polygon>
        <draw:polygon draw:style-name="gr10" draw:text-style-name="P6" draw:layer="layout" svg:width="0.593cm" svg:height="18.683cm" svg:x="109.163cm" svg:y="3.81cm" svg:viewBox="0 0 594 18684" draw:points="0,0 594,0 594,18684 0,18684">
          <text:p/>
        </draw:polygon>
        <draw:line draw:style-name="gr11" draw:text-style-name="P1" draw:layer="layout" svg:x1="106.2cm" svg:y1="3.81cm" svg:x2="106.2cm" svg:y2="22.493cm">
          <text:p/>
        </draw:line>
        <draw:polygon draw:style-name="gr10" draw:text-style-name="P6" draw:layer="layout" svg:width="0.592cm" svg:height="18.683cm" svg:x="109.756cm" svg:y="3.81cm" svg:viewBox="0 0 593 18684" draw:points="0,0 593,0 593,18684 0,18684">
          <text:p/>
        </draw:polygon>
        <draw:polygon draw:style-name="gr9" draw:text-style-name="P3" draw:layer="layout" svg:width="0.593cm" svg:height="18.683cm" svg:x="110.348cm" svg:y="3.81cm" svg:viewBox="0 0 594 18684" draw:points="0,0 594,0 594,18684 0,18684">
          <text:p/>
        </draw:polygon>
        <draw:polygon draw:style-name="gr9" draw:text-style-name="P3" draw:layer="layout" svg:width="0.593cm" svg:height="18.683cm" svg:x="110.941cm" svg:y="3.81cm" svg:viewBox="0 0 594 18684" draw:points="0,0 594,0 594,18684 0,18684">
          <text:p/>
        </draw:polygon>
        <draw:polygon draw:style-name="gr9" draw:text-style-name="P3" draw:layer="layout" svg:width="0.592cm" svg:height="18.683cm" svg:x="111.534cm" svg:y="3.81cm" svg:viewBox="0 0 593 18684" draw:points="0,0 593,0 593,18684 0,18684">
          <text:p/>
        </draw:polygon>
        <draw:polygon draw:style-name="gr9" draw:text-style-name="P3" draw:layer="layout" svg:width="0.593cm" svg:height="18.683cm" svg:x="112.126cm" svg:y="3.81cm" svg:viewBox="0 0 594 18684" draw:points="0,0 594,0 594,18684 0,18684">
          <text:p/>
        </draw:polygon>
        <draw:polygon draw:style-name="gr9" draw:text-style-name="P3" draw:layer="layout" svg:width="0.593cm" svg:height="18.683cm" svg:x="112.719cm" svg:y="3.81cm" svg:viewBox="0 0 594 18684" draw:points="0,0 594,0 594,18684 0,18684">
          <text:p/>
        </draw:polygon>
        <draw:polygon draw:style-name="gr10" draw:text-style-name="P6" draw:layer="layout" svg:width="0.592cm" svg:height="18.683cm" svg:x="113.312cm" svg:y="3.81cm" svg:viewBox="0 0 593 18684" draw:points="0,0 593,0 593,18684 0,18684">
          <text:p/>
        </draw:polygon>
        <draw:line draw:style-name="gr11" draw:text-style-name="P1" draw:layer="layout" svg:x1="110.348cm" svg:y1="3.81cm" svg:x2="110.348cm" svg:y2="22.493cm">
          <text:p/>
        </draw:line>
        <draw:polygon draw:style-name="gr10" draw:text-style-name="P6" draw:layer="layout" svg:width="0.593cm" svg:height="18.683cm" svg:x="113.904cm" svg:y="3.81cm" svg:viewBox="0 0 594 18684" draw:points="0,0 594,0 594,18684 0,18684">
          <text:p/>
        </draw:polygon>
        <draw:polygon draw:style-name="gr13" draw:text-style-name="P7" draw:layer="layout" svg:width="0.593cm" svg:height="18.683cm" svg:x="114.497cm" svg:y="3.81cm" svg:viewBox="0 0 594 18684" draw:points="0,0 594,0 594,18684 0,18684">
          <text:p/>
        </draw:polygon>
        <draw:polygon draw:style-name="gr9" draw:text-style-name="P3" draw:layer="layout" svg:width="0.592cm" svg:height="18.683cm" svg:x="115.09cm" svg:y="3.81cm" svg:viewBox="0 0 593 18684" draw:points="0,0 593,0 593,18684 0,18684">
          <text:p/>
        </draw:polygon>
        <draw:polygon draw:style-name="gr9" draw:text-style-name="P3" draw:layer="layout" svg:width="0.593cm" svg:height="18.683cm" svg:x="115.682cm" svg:y="3.81cm" svg:viewBox="0 0 594 18684" draw:points="0,0 594,0 594,18684 0,18684">
          <text:p/>
        </draw:polygon>
        <draw:polygon draw:style-name="gr9" draw:text-style-name="P3" draw:layer="layout" svg:width="0.593cm" svg:height="18.683cm" svg:x="116.275cm" svg:y="3.81cm" svg:viewBox="0 0 594 18684" draw:points="0,0 594,0 594,18684 0,18684">
          <text:p/>
        </draw:polygon>
        <draw:polygon draw:style-name="gr9" draw:text-style-name="P3" draw:layer="layout" svg:width="0.592cm" svg:height="18.683cm" svg:x="116.868cm" svg:y="3.81cm" svg:viewBox="0 0 593 18684" draw:points="0,0 593,0 593,18684 0,18684">
          <text:p/>
        </draw:polygon>
        <draw:polygon draw:style-name="gr10" draw:text-style-name="P6" draw:layer="layout" svg:width="0.593cm" svg:height="18.683cm" svg:x="117.46cm" svg:y="3.81cm" svg:viewBox="0 0 594 18684" draw:points="0,0 594,0 594,18684 0,18684">
          <text:p/>
        </draw:polygon>
        <draw:line draw:style-name="gr11" draw:text-style-name="P1" draw:layer="layout" svg:x1="114.497cm" svg:y1="3.81cm" svg:x2="114.497cm" svg:y2="22.493cm">
          <text:p/>
        </draw:line>
        <draw:polygon draw:style-name="gr10" draw:text-style-name="P6" draw:layer="layout" svg:width="0.593cm" svg:height="18.683cm" svg:x="118.053cm" svg:y="3.81cm" svg:viewBox="0 0 594 18684" draw:points="0,0 594,0 594,18684 0,18684">
          <text:p/>
        </draw:polygon>
        <draw:polygon draw:style-name="gr9" draw:text-style-name="P3" draw:layer="layout" svg:width="0.592cm" svg:height="18.683cm" svg:x="118.646cm" svg:y="3.81cm" svg:viewBox="0 0 593 18684" draw:points="0,0 593,0 593,18684 0,18684">
          <text:p/>
        </draw:polygon>
        <draw:polygon draw:style-name="gr9" draw:text-style-name="P3" draw:layer="layout" svg:width="0.593cm" svg:height="18.683cm" svg:x="119.238cm" svg:y="3.81cm" svg:viewBox="0 0 594 18684" draw:points="0,0 594,0 594,18684 0,18684">
          <text:p/>
        </draw:polygon>
        <draw:polygon draw:style-name="gr9" draw:text-style-name="P3" draw:layer="layout" svg:width="0.593cm" svg:height="18.683cm" svg:x="119.831cm" svg:y="3.81cm" svg:viewBox="0 0 594 18684" draw:points="0,0 594,0 594,18684 0,18684">
          <text:p/>
        </draw:polygon>
        <draw:polygon draw:style-name="gr9" draw:text-style-name="P3" draw:layer="layout" svg:width="0.592cm" svg:height="18.683cm" svg:x="120.424cm" svg:y="3.81cm" svg:viewBox="0 0 593 18684" draw:points="0,0 593,0 593,18684 0,18684">
          <text:p/>
        </draw:polygon>
        <draw:polygon draw:style-name="gr9" draw:text-style-name="P3" draw:layer="layout" svg:width="0.593cm" svg:height="18.683cm" svg:x="121.016cm" svg:y="3.81cm" svg:viewBox="0 0 594 18684" draw:points="0,0 594,0 594,18684 0,18684">
          <text:p/>
        </draw:polygon>
        <draw:polygon draw:style-name="gr10" draw:text-style-name="P6" draw:layer="layout" svg:width="0.593cm" svg:height="18.683cm" svg:x="121.609cm" svg:y="3.81cm" svg:viewBox="0 0 594 18684" draw:points="0,0 594,0 594,18684 0,18684">
          <text:p/>
        </draw:polygon>
        <draw:line draw:style-name="gr11" draw:text-style-name="P1" draw:layer="layout" svg:x1="118.646cm" svg:y1="3.81cm" svg:x2="118.646cm" svg:y2="22.493cm">
          <text:p/>
        </draw:line>
        <draw:polygon draw:style-name="gr10" draw:text-style-name="P6" draw:layer="layout" svg:width="0.592cm" svg:height="18.683cm" svg:x="122.202cm" svg:y="3.81cm" svg:viewBox="0 0 593 18684" draw:points="0,0 593,0 593,18684 0,18684">
          <text:p/>
        </draw:polygon>
        <draw:polygon draw:style-name="gr9" draw:text-style-name="P3" draw:layer="layout" svg:width="0.593cm" svg:height="18.683cm" svg:x="122.794cm" svg:y="3.81cm" svg:viewBox="0 0 594 18684" draw:points="0,0 594,0 594,18684 0,18684">
          <text:p/>
        </draw:polygon>
        <draw:polygon draw:style-name="gr9" draw:text-style-name="P3" draw:layer="layout" svg:width="0.593cm" svg:height="18.683cm" svg:x="123.387cm" svg:y="3.81cm" svg:viewBox="0 0 594 18684" draw:points="0,0 594,0 594,18684 0,18684">
          <text:p/>
        </draw:polygon>
        <draw:polygon draw:style-name="gr9" draw:text-style-name="P3" draw:layer="layout" svg:width="0.592cm" svg:height="18.683cm" svg:x="123.98cm" svg:y="3.81cm" svg:viewBox="0 0 593 18684" draw:points="0,0 593,0 593,18684 0,18684">
          <text:p/>
        </draw:polygon>
        <draw:polygon draw:style-name="gr9" draw:text-style-name="P3" draw:layer="layout" svg:width="0.593cm" svg:height="18.683cm" svg:x="124.572cm" svg:y="3.81cm" svg:viewBox="0 0 594 18684" draw:points="0,0 594,0 594,18684 0,18684">
          <text:p/>
        </draw:polygon>
        <draw:polygon draw:style-name="gr9" draw:text-style-name="P3" draw:layer="layout" svg:width="0.593cm" svg:height="18.683cm" svg:x="125.165cm" svg:y="3.81cm" svg:viewBox="0 0 594 18684" draw:points="0,0 594,0 594,18684 0,18684">
          <text:p/>
        </draw:polygon>
        <draw:polygon draw:style-name="gr10" draw:text-style-name="P6" draw:layer="layout" svg:width="0.592cm" svg:height="18.683cm" svg:x="125.758cm" svg:y="3.81cm" svg:viewBox="0 0 593 18684" draw:points="0,0 593,0 593,18684 0,18684">
          <text:p/>
        </draw:polygon>
        <draw:line draw:style-name="gr11" draw:text-style-name="P1" draw:layer="layout" svg:x1="122.794cm" svg:y1="3.81cm" svg:x2="122.794cm" svg:y2="22.493cm">
          <text:p/>
        </draw:line>
        <draw:polygon draw:style-name="gr10" draw:text-style-name="P6" draw:layer="layout" svg:width="0.593cm" svg:height="18.683cm" svg:x="126.35cm" svg:y="3.81cm" svg:viewBox="0 0 594 18684" draw:points="0,0 594,0 594,18684 0,18684">
          <text:p/>
        </draw:polygon>
        <draw:polygon draw:style-name="gr9" draw:text-style-name="P3" draw:layer="layout" svg:width="0.593cm" svg:height="18.683cm" svg:x="126.943cm" svg:y="3.81cm" svg:viewBox="0 0 594 18684" draw:points="0,0 594,0 594,18684 0,18684">
          <text:p/>
        </draw:polygon>
        <draw:polygon draw:style-name="gr9" draw:text-style-name="P3" draw:layer="layout" svg:width="0.592cm" svg:height="18.683cm" svg:x="127.536cm" svg:y="3.81cm" svg:viewBox="0 0 593 18684" draw:points="0,0 593,0 593,18684 0,18684">
          <text:p/>
        </draw:polygon>
        <draw:polygon draw:style-name="gr9" draw:text-style-name="P3" draw:layer="layout" svg:width="0.593cm" svg:height="18.683cm" svg:x="128.128cm" svg:y="3.81cm" svg:viewBox="0 0 594 18684" draw:points="0,0 594,0 594,18684 0,18684">
          <text:p/>
        </draw:polygon>
        <draw:polygon draw:style-name="gr9" draw:text-style-name="P3" draw:layer="layout" svg:width="0.593cm" svg:height="18.683cm" svg:x="128.721cm" svg:y="3.81cm" svg:viewBox="0 0 594 18684" draw:points="0,0 594,0 594,18684 0,18684">
          <text:p/>
        </draw:polygon>
        <draw:polygon draw:style-name="gr9" draw:text-style-name="P3" draw:layer="layout" svg:width="0.592cm" svg:height="18.683cm" svg:x="129.314cm" svg:y="3.81cm" svg:viewBox="0 0 593 18684" draw:points="0,0 593,0 593,18684 0,18684">
          <text:p/>
        </draw:polygon>
        <draw:polygon draw:style-name="gr10" draw:text-style-name="P6" draw:layer="layout" svg:width="0.593cm" svg:height="18.683cm" svg:x="129.906cm" svg:y="3.81cm" svg:viewBox="0 0 594 18684" draw:points="0,0 594,0 594,18684 0,18684">
          <text:p/>
        </draw:polygon>
        <draw:line draw:style-name="gr11" draw:text-style-name="P1" draw:layer="layout" svg:x1="126.943cm" svg:y1="3.81cm" svg:x2="126.943cm" svg:y2="22.493cm">
          <text:p/>
        </draw:line>
        <draw:polygon draw:style-name="gr10" draw:text-style-name="P6" draw:layer="layout" svg:width="0.593cm" svg:height="18.683cm" svg:x="130.499cm" svg:y="3.81cm" svg:viewBox="0 0 594 18684" draw:points="0,0 594,0 594,18684 0,18684">
          <text:p/>
        </draw:polygon>
        <draw:polygon draw:style-name="gr9" draw:text-style-name="P3" draw:layer="layout" svg:width="0.592cm" svg:height="18.683cm" svg:x="131.092cm" svg:y="3.81cm" svg:viewBox="0 0 593 18684" draw:points="0,0 593,0 593,18684 0,18684">
          <text:p/>
        </draw:polygon>
        <draw:polygon draw:style-name="gr9" draw:text-style-name="P3" draw:layer="layout" svg:width="0.593cm" svg:height="18.683cm" svg:x="131.684cm" svg:y="3.81cm" svg:viewBox="0 0 594 18684" draw:points="0,0 594,0 594,18684 0,18684">
          <text:p/>
        </draw:polygon>
        <draw:polygon draw:style-name="gr9" draw:text-style-name="P3" draw:layer="layout" svg:width="0.593cm" svg:height="18.683cm" svg:x="132.277cm" svg:y="3.81cm" svg:viewBox="0 0 594 18684" draw:points="0,0 594,0 594,18684 0,18684">
          <text:p/>
        </draw:polygon>
        <draw:polygon draw:style-name="gr9" draw:text-style-name="P3" draw:layer="layout" svg:width="0.592cm" svg:height="18.683cm" svg:x="132.87cm" svg:y="3.81cm" svg:viewBox="0 0 593 18684" draw:points="0,0 593,0 593,18684 0,18684">
          <text:p/>
        </draw:polygon>
        <draw:polygon draw:style-name="gr9" draw:text-style-name="P3" draw:layer="layout" svg:width="0.593cm" svg:height="18.683cm" svg:x="133.462cm" svg:y="3.81cm" svg:viewBox="0 0 594 18684" draw:points="0,0 594,0 594,18684 0,18684">
          <text:p/>
        </draw:polygon>
        <draw:polygon draw:style-name="gr10" draw:text-style-name="P6" draw:layer="layout" svg:width="0.593cm" svg:height="18.683cm" svg:x="134.055cm" svg:y="3.81cm" svg:viewBox="0 0 594 18684" draw:points="0,0 594,0 594,18684 0,18684">
          <text:p/>
        </draw:polygon>
        <draw:line draw:style-name="gr11" draw:text-style-name="P1" draw:layer="layout" svg:x1="131.092cm" svg:y1="3.81cm" svg:x2="131.092cm" svg:y2="22.493cm">
          <text:p/>
        </draw:line>
        <draw:polygon draw:style-name="gr10" draw:text-style-name="P6" draw:layer="layout" svg:width="0.592cm" svg:height="18.683cm" svg:x="134.648cm" svg:y="3.81cm" svg:viewBox="0 0 593 18684" draw:points="0,0 593,0 593,18684 0,18684">
          <text:p/>
        </draw:polygon>
        <draw:polygon draw:style-name="gr9" draw:text-style-name="P3" draw:layer="layout" svg:width="0.593cm" svg:height="18.683cm" svg:x="135.24cm" svg:y="3.81cm" svg:viewBox="0 0 594 18684" draw:points="0,0 594,0 594,18684 0,18684">
          <text:p/>
        </draw:polygon>
        <draw:polygon draw:style-name="gr9" draw:text-style-name="P3" draw:layer="layout" svg:width="0.593cm" svg:height="18.683cm" svg:x="135.833cm" svg:y="3.81cm" svg:viewBox="0 0 594 18684" draw:points="0,0 594,0 594,18684 0,18684">
          <text:p/>
        </draw:polygon>
        <draw:polygon draw:style-name="gr9" draw:text-style-name="P3" draw:layer="layout" svg:width="0.592cm" svg:height="18.683cm" svg:x="136.426cm" svg:y="3.81cm" svg:viewBox="0 0 593 18684" draw:points="0,0 593,0 593,18684 0,18684">
          <text:p/>
        </draw:polygon>
        <draw:polygon draw:style-name="gr9" draw:text-style-name="P3" draw:layer="layout" svg:width="0.593cm" svg:height="18.683cm" svg:x="137.018cm" svg:y="3.81cm" svg:viewBox="0 0 594 18684" draw:points="0,0 594,0 594,18684 0,18684">
          <text:p/>
        </draw:polygon>
        <draw:polygon draw:style-name="gr9" draw:text-style-name="P3" draw:layer="layout" svg:width="0.593cm" svg:height="18.683cm" svg:x="137.611cm" svg:y="3.81cm" svg:viewBox="0 0 594 18684" draw:points="0,0 594,0 594,18684 0,18684">
          <text:p/>
        </draw:polygon>
        <draw:polygon draw:style-name="gr10" draw:text-style-name="P6" draw:layer="layout" svg:width="0.592cm" svg:height="18.683cm" svg:x="138.204cm" svg:y="3.81cm" svg:viewBox="0 0 593 18684" draw:points="0,0 593,0 593,18684 0,18684">
          <text:p/>
        </draw:polygon>
        <draw:line draw:style-name="gr11" draw:text-style-name="P1" draw:layer="layout" svg:x1="135.24cm" svg:y1="3.81cm" svg:x2="135.24cm" svg:y2="22.493cm">
          <text:p/>
        </draw:line>
        <draw:polygon draw:style-name="gr10" draw:text-style-name="P6" draw:layer="layout" svg:width="0.593cm" svg:height="18.683cm" svg:x="138.796cm" svg:y="3.81cm" svg:viewBox="0 0 594 18684" draw:points="0,0 594,0 594,18684 0,18684">
          <text:p/>
        </draw:polygon>
        <draw:polygon draw:style-name="gr9" draw:text-style-name="P3" draw:layer="layout" svg:width="0.593cm" svg:height="18.683cm" svg:x="139.389cm" svg:y="3.81cm" svg:viewBox="0 0 594 18684" draw:points="0,0 594,0 594,18684 0,18684">
          <text:p/>
        </draw:polygon>
        <draw:polygon draw:style-name="gr9" draw:text-style-name="P3" draw:layer="layout" svg:width="0.592cm" svg:height="18.683cm" svg:x="139.982cm" svg:y="3.81cm" svg:viewBox="0 0 593 18684" draw:points="0,0 593,0 593,18684 0,18684">
          <text:p/>
        </draw:polygon>
        <draw:polygon draw:style-name="gr9" draw:text-style-name="P3" draw:layer="layout" svg:width="0.593cm" svg:height="18.683cm" svg:x="140.574cm" svg:y="3.81cm" svg:viewBox="0 0 594 18684" draw:points="0,0 594,0 594,18684 0,18684">
          <text:p/>
        </draw:polygon>
        <draw:polygon draw:style-name="gr9" draw:text-style-name="P3" draw:layer="layout" svg:width="0.593cm" svg:height="18.683cm" svg:x="141.167cm" svg:y="3.81cm" svg:viewBox="0 0 594 18684" draw:points="0,0 594,0 594,18684 0,18684">
          <text:p/>
        </draw:polygon>
        <draw:polygon draw:style-name="gr9" draw:text-style-name="P3" draw:layer="layout" svg:width="0.592cm" svg:height="18.683cm" svg:x="141.76cm" svg:y="3.81cm" svg:viewBox="0 0 593 18684" draw:points="0,0 593,0 593,18684 0,18684">
          <text:p/>
        </draw:polygon>
        <draw:polygon draw:style-name="gr10" draw:text-style-name="P6" draw:layer="layout" svg:width="0.593cm" svg:height="18.683cm" svg:x="142.352cm" svg:y="3.81cm" svg:viewBox="0 0 594 18684" draw:points="0,0 594,0 594,18684 0,18684">
          <text:p/>
        </draw:polygon>
        <draw:line draw:style-name="gr11" draw:text-style-name="P1" draw:layer="layout" svg:x1="139.389cm" svg:y1="3.81cm" svg:x2="139.389cm" svg:y2="22.493cm">
          <text:p/>
        </draw:line>
        <draw:polygon draw:style-name="gr10" draw:text-style-name="P6" draw:layer="layout" svg:width="0.593cm" svg:height="18.683cm" svg:x="142.945cm" svg:y="3.81cm" svg:viewBox="0 0 594 18684" draw:points="0,0 594,0 594,18684 0,18684">
          <text:p/>
        </draw:polygon>
        <draw:polygon draw:style-name="gr9" draw:text-style-name="P3" draw:layer="layout" svg:width="0.592cm" svg:height="18.683cm" svg:x="143.538cm" svg:y="3.81cm" svg:viewBox="0 0 593 18684" draw:points="0,0 593,0 593,18684 0,18684">
          <text:p/>
        </draw:polygon>
        <draw:polygon draw:style-name="gr9" draw:text-style-name="P3" draw:layer="layout" svg:width="0.593cm" svg:height="18.683cm" svg:x="144.13cm" svg:y="3.81cm" svg:viewBox="0 0 594 18684" draw:points="0,0 594,0 594,18684 0,18684">
          <text:p/>
        </draw:polygon>
        <draw:polygon draw:style-name="gr9" draw:text-style-name="P3" draw:layer="layout" svg:width="0.593cm" svg:height="18.683cm" svg:x="144.723cm" svg:y="3.81cm" svg:viewBox="0 0 594 18684" draw:points="0,0 594,0 594,18684 0,18684">
          <text:p/>
        </draw:polygon>
        <draw:polygon draw:style-name="gr9" draw:text-style-name="P3" draw:layer="layout" svg:width="0.592cm" svg:height="18.683cm" svg:x="145.316cm" svg:y="3.81cm" svg:viewBox="0 0 593 18684" draw:points="0,0 593,0 593,18684 0,18684">
          <text:p/>
        </draw:polygon>
        <draw:polygon draw:style-name="gr9" draw:text-style-name="P3" draw:layer="layout" svg:width="0.593cm" svg:height="18.683cm" svg:x="145.908cm" svg:y="3.81cm" svg:viewBox="0 0 594 18684" draw:points="0,0 594,0 594,18684 0,18684">
          <text:p/>
        </draw:polygon>
        <draw:polygon draw:style-name="gr10" draw:text-style-name="P6" draw:layer="layout" svg:width="0.593cm" svg:height="18.683cm" svg:x="146.501cm" svg:y="3.81cm" svg:viewBox="0 0 594 18684" draw:points="0,0 594,0 594,18684 0,18684">
          <text:p/>
        </draw:polygon>
        <draw:line draw:style-name="gr11" draw:text-style-name="P1" draw:layer="layout" svg:x1="143.538cm" svg:y1="3.81cm" svg:x2="143.538cm" svg:y2="22.493cm">
          <text:p/>
        </draw:line>
        <draw:polygon draw:style-name="gr10" draw:text-style-name="P6" draw:layer="layout" svg:width="0.592cm" svg:height="18.683cm" svg:x="147.094cm" svg:y="3.81cm" svg:viewBox="0 0 593 18684" draw:points="0,0 593,0 593,18684 0,18684">
          <text:p/>
        </draw:polygon>
        <draw:polygon draw:style-name="gr9" draw:text-style-name="P3" draw:layer="layout" svg:width="0.593cm" svg:height="18.683cm" svg:x="147.686cm" svg:y="3.81cm" svg:viewBox="0 0 594 18684" draw:points="0,0 594,0 594,18684 0,18684">
          <text:p/>
        </draw:polygon>
        <draw:polygon draw:style-name="gr9" draw:text-style-name="P3" draw:layer="layout" svg:width="0.593cm" svg:height="18.683cm" svg:x="148.279cm" svg:y="3.81cm" svg:viewBox="0 0 594 18684" draw:points="0,0 594,0 594,18684 0,18684">
          <text:p/>
        </draw:polygon>
        <draw:polygon draw:style-name="gr9" draw:text-style-name="P3" draw:layer="layout" svg:width="0.592cm" svg:height="18.683cm" svg:x="148.872cm" svg:y="3.81cm" svg:viewBox="0 0 593 18684" draw:points="0,0 593,0 593,18684 0,18684">
          <text:p/>
        </draw:polygon>
        <draw:polygon draw:style-name="gr9" draw:text-style-name="P3" draw:layer="layout" svg:width="0.593cm" svg:height="18.683cm" svg:x="149.464cm" svg:y="3.81cm" svg:viewBox="0 0 594 18684" draw:points="0,0 594,0 594,18684 0,18684">
          <text:p/>
        </draw:polygon>
        <draw:polygon draw:style-name="gr9" draw:text-style-name="P3" draw:layer="layout" svg:width="0.593cm" svg:height="18.683cm" svg:x="150.057cm" svg:y="3.81cm" svg:viewBox="0 0 594 18684" draw:points="0,0 594,0 594,18684 0,18684">
          <text:p/>
        </draw:polygon>
        <draw:polygon draw:style-name="gr10" draw:text-style-name="P6" draw:layer="layout" svg:width="0.592cm" svg:height="18.683cm" svg:x="150.65cm" svg:y="3.81cm" svg:viewBox="0 0 593 18684" draw:points="0,0 593,0 593,18684 0,18684">
          <text:p/>
        </draw:polygon>
        <draw:line draw:style-name="gr11" draw:text-style-name="P1" draw:layer="layout" svg:x1="147.686cm" svg:y1="3.81cm" svg:x2="147.686cm" svg:y2="22.493cm">
          <text:p/>
        </draw:line>
        <draw:polygon draw:style-name="gr10" draw:text-style-name="P6" draw:layer="layout" svg:width="0.593cm" svg:height="18.683cm" svg:x="151.242cm" svg:y="3.81cm" svg:viewBox="0 0 594 18684" draw:points="0,0 594,0 594,18684 0,18684">
          <text:p/>
        </draw:polygon>
        <draw:polygon draw:style-name="gr13" draw:text-style-name="P7" draw:layer="layout" svg:width="0.593cm" svg:height="18.683cm" svg:x="151.835cm" svg:y="3.81cm" svg:viewBox="0 0 594 18684" draw:points="0,0 594,0 594,18684 0,18684">
          <text:p/>
        </draw:polygon>
        <draw:polygon draw:style-name="gr9" draw:text-style-name="P3" draw:layer="layout" svg:width="0.592cm" svg:height="18.683cm" svg:x="152.428cm" svg:y="3.81cm" svg:viewBox="0 0 593 18684" draw:points="0,0 593,0 593,18684 0,18684">
          <text:p/>
        </draw:polygon>
        <draw:polygon draw:style-name="gr9" draw:text-style-name="P3" draw:layer="layout" svg:width="0.593cm" svg:height="18.683cm" svg:x="153.02cm" svg:y="3.81cm" svg:viewBox="0 0 594 18684" draw:points="0,0 594,0 594,18684 0,18684">
          <text:p/>
        </draw:polygon>
        <draw:polygon draw:style-name="gr9" draw:text-style-name="P3" draw:layer="layout" svg:width="0.593cm" svg:height="18.683cm" svg:x="153.613cm" svg:y="3.81cm" svg:viewBox="0 0 594 18684" draw:points="0,0 594,0 594,18684 0,18684">
          <text:p/>
        </draw:polygon>
        <draw:polygon draw:style-name="gr9" draw:text-style-name="P3" draw:layer="layout" svg:width="0.592cm" svg:height="18.683cm" svg:x="154.206cm" svg:y="3.81cm" svg:viewBox="0 0 593 18684" draw:points="0,0 593,0 593,18684 0,18684">
          <text:p/>
        </draw:polygon>
        <draw:polygon draw:style-name="gr10" draw:text-style-name="P6" draw:layer="layout" svg:width="0.593cm" svg:height="18.683cm" svg:x="154.798cm" svg:y="3.81cm" svg:viewBox="0 0 594 18684" draw:points="0,0 594,0 594,18684 0,18684">
          <text:p/>
        </draw:polygon>
        <draw:line draw:style-name="gr11" draw:text-style-name="P1" draw:layer="layout" svg:x1="151.835cm" svg:y1="3.81cm" svg:x2="151.835cm" svg:y2="22.493cm">
          <text:p/>
        </draw:line>
        <draw:polygon draw:style-name="gr10" draw:text-style-name="P6" draw:layer="layout" svg:width="0.593cm" svg:height="18.683cm" svg:x="155.391cm" svg:y="3.81cm" svg:viewBox="0 0 594 18684" draw:points="0,0 594,0 594,18684 0,18684">
          <text:p/>
        </draw:polygon>
        <draw:polygon draw:style-name="gr9" draw:text-style-name="P3" draw:layer="layout" svg:width="0.592cm" svg:height="18.683cm" svg:x="155.984cm" svg:y="3.81cm" svg:viewBox="0 0 593 18684" draw:points="0,0 593,0 593,18684 0,18684">
          <text:p/>
        </draw:polygon>
        <draw:polygon draw:style-name="gr9" draw:text-style-name="P3" draw:layer="layout" svg:width="0.593cm" svg:height="18.683cm" svg:x="156.576cm" svg:y="3.81cm" svg:viewBox="0 0 594 18684" draw:points="0,0 594,0 594,18684 0,18684">
          <text:p/>
        </draw:polygon>
        <draw:polygon draw:style-name="gr9" draw:text-style-name="P3" draw:layer="layout" svg:width="0.593cm" svg:height="18.683cm" svg:x="157.169cm" svg:y="3.81cm" svg:viewBox="0 0 594 18684" draw:points="0,0 594,0 594,18684 0,18684">
          <text:p/>
        </draw:polygon>
        <draw:polygon draw:style-name="gr9" draw:text-style-name="P3" draw:layer="layout" svg:width="0.592cm" svg:height="18.683cm" svg:x="157.762cm" svg:y="3.81cm" svg:viewBox="0 0 593 18684" draw:points="0,0 593,0 593,18684 0,18684">
          <text:p/>
        </draw:polygon>
        <draw:polygon draw:style-name="gr9" draw:text-style-name="P3" draw:layer="layout" svg:width="0.593cm" svg:height="18.683cm" svg:x="158.354cm" svg:y="3.81cm" svg:viewBox="0 0 594 18684" draw:points="0,0 594,0 594,18684 0,18684">
          <text:p/>
        </draw:polygon>
        <draw:polygon draw:style-name="gr10" draw:text-style-name="P6" draw:layer="layout" svg:width="0.593cm" svg:height="18.683cm" svg:x="158.947cm" svg:y="3.81cm" svg:viewBox="0 0 594 18684" draw:points="0,0 594,0 594,18684 0,18684">
          <text:p/>
        </draw:polygon>
        <draw:line draw:style-name="gr11" draw:text-style-name="P1" draw:layer="layout" svg:x1="155.984cm" svg:y1="3.81cm" svg:x2="155.984cm" svg:y2="22.493cm">
          <text:p/>
        </draw:line>
        <draw:polygon draw:style-name="gr10" draw:text-style-name="P6" draw:layer="layout" svg:width="0.592cm" svg:height="18.683cm" svg:x="159.54cm" svg:y="3.81cm" svg:viewBox="0 0 593 18684" draw:points="0,0 593,0 593,18684 0,18684">
          <text:p/>
        </draw:polygon>
        <draw:polygon draw:style-name="gr9" draw:text-style-name="P3" draw:layer="layout" svg:width="0.593cm" svg:height="18.683cm" svg:x="160.132cm" svg:y="3.81cm" svg:viewBox="0 0 594 18684" draw:points="0,0 594,0 594,18684 0,18684">
          <text:p/>
        </draw:polygon>
        <draw:polygon draw:style-name="gr9" draw:text-style-name="P3" draw:layer="layout" svg:width="0.593cm" svg:height="18.683cm" svg:x="160.725cm" svg:y="3.81cm" svg:viewBox="0 0 594 18684" draw:points="0,0 594,0 594,18684 0,18684">
          <text:p/>
        </draw:polygon>
        <draw:polygon draw:style-name="gr9" draw:text-style-name="P3" draw:layer="layout" svg:width="0.592cm" svg:height="18.683cm" svg:x="161.318cm" svg:y="3.81cm" svg:viewBox="0 0 593 18684" draw:points="0,0 593,0 593,18684 0,18684">
          <text:p/>
        </draw:polygon>
        <draw:polygon draw:style-name="gr9" draw:text-style-name="P3" draw:layer="layout" svg:width="0.593cm" svg:height="18.683cm" svg:x="161.91cm" svg:y="3.81cm" svg:viewBox="0 0 594 18684" draw:points="0,0 594,0 594,18684 0,18684">
          <text:p/>
        </draw:polygon>
        <draw:polygon draw:style-name="gr9" draw:text-style-name="P3" draw:layer="layout" svg:width="0.594cm" svg:height="18.683cm" svg:x="162.503cm" svg:y="3.81cm" svg:viewBox="0 0 595 18684" draw:points="0,0 595,0 595,18684 0,18684">
          <text:p/>
        </draw:polygon>
        <draw:polygon draw:style-name="gr10" draw:text-style-name="P6" draw:layer="layout" svg:width="0.592cm" svg:height="18.683cm" svg:x="163.096cm" svg:y="3.81cm" svg:viewBox="0 0 593 18684" draw:points="0,0 593,0 593,18684 0,18684">
          <text:p/>
        </draw:polygon>
        <draw:line draw:style-name="gr11" draw:text-style-name="P1" draw:layer="layout" svg:x1="160.132cm" svg:y1="3.81cm" svg:x2="160.132cm" svg:y2="22.493cm">
          <text:p/>
        </draw:line>
        <draw:polygon draw:style-name="gr10" draw:text-style-name="P6" draw:layer="layout" svg:width="0.593cm" svg:height="18.683cm" svg:x="163.688cm" svg:y="3.81cm" svg:viewBox="0 0 594 18684" draw:points="0,0 594,0 594,18684 0,18684">
          <text:p/>
        </draw:polygon>
        <draw:polygon draw:style-name="gr9" draw:text-style-name="P3" draw:layer="layout" svg:width="0.593cm" svg:height="18.683cm" svg:x="164.281cm" svg:y="3.81cm" svg:viewBox="0 0 594 18684" draw:points="0,0 594,0 594,18684 0,18684">
          <text:p/>
        </draw:polygon>
        <draw:polygon draw:style-name="gr9" draw:text-style-name="P3" draw:layer="layout" svg:width="0.592cm" svg:height="18.683cm" svg:x="164.874cm" svg:y="3.81cm" svg:viewBox="0 0 593 18684" draw:points="0,0 593,0 593,18684 0,18684">
          <text:p/>
        </draw:polygon>
        <draw:polygon draw:style-name="gr9" draw:text-style-name="P3" draw:layer="layout" svg:width="0.593cm" svg:height="18.683cm" svg:x="165.466cm" svg:y="3.81cm" svg:viewBox="0 0 594 18684" draw:points="0,0 594,0 594,18684 0,18684">
          <text:p/>
        </draw:polygon>
        <draw:polygon draw:style-name="gr9" draw:text-style-name="P3" draw:layer="layout" svg:width="0.593cm" svg:height="18.683cm" svg:x="166.059cm" svg:y="3.81cm" svg:viewBox="0 0 594 18684" draw:points="0,0 594,0 594,18684 0,18684">
          <text:p/>
        </draw:polygon>
        <draw:polygon draw:style-name="gr9" draw:text-style-name="P3" draw:layer="layout" svg:width="0.592cm" svg:height="18.683cm" svg:x="166.652cm" svg:y="3.81cm" svg:viewBox="0 0 593 18684" draw:points="0,0 593,0 593,18684 0,18684">
          <text:p/>
        </draw:polygon>
        <draw:polygon draw:style-name="gr10" draw:text-style-name="P6" draw:layer="layout" svg:width="0.593cm" svg:height="18.683cm" svg:x="167.244cm" svg:y="3.81cm" svg:viewBox="0 0 594 18684" draw:points="0,0 594,0 594,18684 0,18684">
          <text:p/>
        </draw:polygon>
        <draw:line draw:style-name="gr11" draw:text-style-name="P1" draw:layer="layout" svg:x1="164.281cm" svg:y1="3.81cm" svg:x2="164.281cm" svg:y2="22.493cm">
          <text:p/>
        </draw:line>
        <draw:polygon draw:style-name="gr10" draw:text-style-name="P6" draw:layer="layout" svg:width="0.593cm" svg:height="18.683cm" svg:x="167.837cm" svg:y="3.81cm" svg:viewBox="0 0 594 18684" draw:points="0,0 594,0 594,18684 0,18684">
          <text:p/>
        </draw:polygon>
        <draw:polygon draw:style-name="gr9" draw:text-style-name="P3" draw:layer="layout" svg:width="0.592cm" svg:height="18.683cm" svg:x="168.43cm" svg:y="3.81cm" svg:viewBox="0 0 593 18684" draw:points="0,0 593,0 593,18684 0,18684">
          <text:p/>
        </draw:polygon>
        <draw:polygon draw:style-name="gr9" draw:text-style-name="P3" draw:layer="layout" svg:width="0.593cm" svg:height="18.683cm" svg:x="169.022cm" svg:y="3.81cm" svg:viewBox="0 0 594 18684" draw:points="0,0 594,0 594,18684 0,18684">
          <text:p/>
        </draw:polygon>
        <draw:polygon draw:style-name="gr9" draw:text-style-name="P3" draw:layer="layout" svg:width="0.593cm" svg:height="18.683cm" svg:x="169.615cm" svg:y="3.81cm" svg:viewBox="0 0 594 18684" draw:points="0,0 594,0 594,18684 0,18684">
          <text:p/>
        </draw:polygon>
        <draw:polygon draw:style-name="gr9" draw:text-style-name="P3" draw:layer="layout" svg:width="0.592cm" svg:height="18.683cm" svg:x="170.208cm" svg:y="3.81cm" svg:viewBox="0 0 593 18684" draw:points="0,0 593,0 593,18684 0,18684">
          <text:p/>
        </draw:polygon>
        <draw:polygon draw:style-name="gr9" draw:text-style-name="P3" draw:layer="layout" svg:width="0.593cm" svg:height="18.683cm" svg:x="170.8cm" svg:y="3.81cm" svg:viewBox="0 0 594 18684" draw:points="0,0 594,0 594,18684 0,18684">
          <text:p/>
        </draw:polygon>
        <draw:polygon draw:style-name="gr10" draw:text-style-name="P6" draw:layer="layout" svg:width="0.593cm" svg:height="18.683cm" svg:x="171.393cm" svg:y="3.81cm" svg:viewBox="0 0 594 18684" draw:points="0,0 594,0 594,18684 0,18684">
          <text:p/>
        </draw:polygon>
        <draw:line draw:style-name="gr11" draw:text-style-name="P1" draw:layer="layout" svg:x1="168.43cm" svg:y1="3.81cm" svg:x2="168.43cm" svg:y2="22.493cm">
          <text:p/>
        </draw:line>
        <draw:polygon draw:style-name="gr10" draw:text-style-name="P6" draw:layer="layout" svg:width="0.592cm" svg:height="18.683cm" svg:x="171.986cm" svg:y="3.81cm" svg:viewBox="0 0 593 18684" draw:points="0,0 593,0 593,18684 0,18684">
          <text:p/>
        </draw:polygon>
        <draw:polygon draw:style-name="gr9" draw:text-style-name="P3" draw:layer="layout" svg:width="0.593cm" svg:height="18.683cm" svg:x="172.578cm" svg:y="3.81cm" svg:viewBox="0 0 594 18684" draw:points="0,0 594,0 594,18684 0,18684">
          <text:p/>
        </draw:polygon>
        <draw:polygon draw:style-name="gr9" draw:text-style-name="P3" draw:layer="layout" svg:width="0.593cm" svg:height="18.683cm" svg:x="173.171cm" svg:y="3.81cm" svg:viewBox="0 0 594 18684" draw:points="0,0 594,0 594,18684 0,18684">
          <text:p/>
        </draw:polygon>
        <draw:polygon draw:style-name="gr9" draw:text-style-name="P3" draw:layer="layout" svg:width="0.592cm" svg:height="18.683cm" svg:x="173.764cm" svg:y="3.81cm" svg:viewBox="0 0 593 18684" draw:points="0,0 593,0 593,18684 0,18684">
          <text:p/>
        </draw:polygon>
        <draw:polygon draw:style-name="gr9" draw:text-style-name="P3" draw:layer="layout" svg:width="0.593cm" svg:height="18.683cm" svg:x="174.356cm" svg:y="3.81cm" svg:viewBox="0 0 594 18684" draw:points="0,0 594,0 594,18684 0,18684">
          <text:p/>
        </draw:polygon>
        <draw:polygon draw:style-name="gr9" draw:text-style-name="P3" draw:layer="layout" svg:width="0.593cm" svg:height="18.683cm" svg:x="174.949cm" svg:y="3.81cm" svg:viewBox="0 0 594 18684" draw:points="0,0 594,0 594,18684 0,18684">
          <text:p/>
        </draw:polygon>
        <draw:polygon draw:style-name="gr10" draw:text-style-name="P6" draw:layer="layout" svg:width="0.592cm" svg:height="18.683cm" svg:x="175.542cm" svg:y="3.81cm" svg:viewBox="0 0 593 18684" draw:points="0,0 593,0 593,18684 0,18684">
          <text:p/>
        </draw:polygon>
        <draw:line draw:style-name="gr11" draw:text-style-name="P1" draw:layer="layout" svg:x1="172.578cm" svg:y1="3.81cm" svg:x2="172.578cm" svg:y2="22.493cm">
          <text:p/>
        </draw:line>
        <draw:polygon draw:style-name="gr10" draw:text-style-name="P6" draw:layer="layout" svg:width="0.593cm" svg:height="18.683cm" svg:x="176.134cm" svg:y="3.81cm" svg:viewBox="0 0 594 18684" draw:points="0,0 594,0 594,18684 0,18684">
          <text:p/>
        </draw:polygon>
        <draw:polygon draw:style-name="gr9" draw:text-style-name="P3" draw:layer="layout" svg:width="0.593cm" svg:height="18.683cm" svg:x="176.727cm" svg:y="3.81cm" svg:viewBox="0 0 594 18684" draw:points="0,0 594,0 594,18684 0,18684">
          <text:p/>
        </draw:polygon>
        <draw:polygon draw:style-name="gr9" draw:text-style-name="P3" draw:layer="layout" svg:width="0.592cm" svg:height="18.683cm" svg:x="177.32cm" svg:y="3.81cm" svg:viewBox="0 0 593 18684" draw:points="0,0 593,0 593,18684 0,18684">
          <text:p/>
        </draw:polygon>
        <draw:polygon draw:style-name="gr9" draw:text-style-name="P3" draw:layer="layout" svg:width="0.593cm" svg:height="18.683cm" svg:x="177.912cm" svg:y="3.81cm" svg:viewBox="0 0 594 18684" draw:points="0,0 594,0 594,18684 0,18684">
          <text:p/>
        </draw:polygon>
        <draw:polygon draw:style-name="gr9" draw:text-style-name="P3" draw:layer="layout" svg:width="0.593cm" svg:height="18.683cm" svg:x="178.505cm" svg:y="3.81cm" svg:viewBox="0 0 594 18684" draw:points="0,0 594,0 594,18684 0,18684">
          <text:p/>
        </draw:polygon>
        <draw:polygon draw:style-name="gr9" draw:text-style-name="P3" draw:layer="layout" svg:width="0.592cm" svg:height="18.683cm" svg:x="179.098cm" svg:y="3.81cm" svg:viewBox="0 0 593 18684" draw:points="0,0 593,0 593,18684 0,18684">
          <text:p/>
        </draw:polygon>
        <draw:polygon draw:style-name="gr10" draw:text-style-name="P6" draw:layer="layout" svg:width="0.593cm" svg:height="18.683cm" svg:x="179.69cm" svg:y="3.81cm" svg:viewBox="0 0 594 18684" draw:points="0,0 594,0 594,18684 0,18684">
          <text:p/>
        </draw:polygon>
        <draw:line draw:style-name="gr11" draw:text-style-name="P1" draw:layer="layout" svg:x1="176.727cm" svg:y1="3.81cm" svg:x2="176.727cm" svg:y2="22.493cm">
          <text:p/>
        </draw:line>
        <draw:polygon draw:style-name="gr10" draw:text-style-name="P6" draw:layer="layout" svg:width="0.593cm" svg:height="18.683cm" svg:x="180.283cm" svg:y="3.81cm" svg:viewBox="0 0 594 18684" draw:points="0,0 594,0 594,18684 0,18684">
          <text:p/>
        </draw:polygon>
        <draw:polygon draw:style-name="gr9" draw:text-style-name="P3" draw:layer="layout" svg:width="0.592cm" svg:height="18.683cm" svg:x="180.876cm" svg:y="3.81cm" svg:viewBox="0 0 593 18684" draw:points="0,0 593,0 593,18684 0,18684">
          <text:p/>
        </draw:polygon>
        <draw:line draw:style-name="gr11" draw:text-style-name="P1" draw:layer="layout" svg:x1="180.876cm" svg:y1="3.81cm" svg:x2="180.876cm" svg:y2="22.493cm">
          <text:p/>
        </draw:line>
        <draw:line draw:style-name="gr12" draw:text-style-name="P1" draw:layer="layout" svg:x1="6.632cm" svg:y1="4.374cm" svg:x2="180.876cm" svg:y2="4.374cm">
          <text:p/>
        </draw:line>
        <draw:polygon draw:style-name="gr14" draw:text-style-name="P8" draw:layer="layout" svg:width="23.706cm" svg:height="0.282cm" svg:x="6.632cm" svg:y="3.951cm" svg:viewBox="0 0 23707 283" draw:points="0,0 23707,0 23707,283 23566,170 141,170 0,283">
          <text:p/>
        </draw:polygon>
        <draw:polygon draw:style-name="gr15" draw:text-style-name="P9" draw:layer="layout" svg:width="11.853cm" svg:height="0.113cm" svg:x="6.632cm" svg:y="3.979cm" svg:viewBox="0 0 11854 114" draw:points="0,0 11854,0 11854,114 0,114">
          <text:p/>
        </draw:polygon>
        <draw:path draw:style-name="gr16" draw:text-style-name="P10" draw:layer="layout" svg:width="1.379cm" svg:height="0.262cm" svg:x="30.502cm" svg:y="3.974cm" svg:viewBox="0 0 1380 263" svg:d="M159 203h-28l-105-159h-1v159h-25v-203h27l106 160v-160h26zM225 203h-25v-147h25zM225 28h-25v-28h25zM382 184c0 0 0 31-6 46 0 0-6 16-22 24 0 0-16 9-37 9 0 0-25 0-42-11 0 0-16-12-16-37l24 4c0 0 1 12 10 18 0 0 8 6 23 6 0 0 20 0 28-9 0 0 10-7 11-19 0 0 2-11 2-31 0 0-16 19-40 19 0 0-29 0-46-21 0 0-17-21-17-53 0 0 0-32 16-54 0 0 17-22 47-22 0 0 26 0 42 22h1v-19h22zM319 183c0 0 16 0 28-12 0 0 13-13 13-43 0 0 0-26-12-40 0 0-12-14-29-14 0 0-18 0-29 14 0 0-11 15-11 40 0 0 0 28 12 42 0 0 11 13 28 13zM540 203h-26v-92c0 0 0-18-7-27 0 0-8-9-23-9 0 0-15 0-27 11 0 0-12 10-12 37v80h-25v-203h25v74c0 0 17-21 44-21 0 0 14 0 27 5 0 0 14 6 19 19 0 0 5 12 5 34zM635 203c0 0-11 2-19 2 0 0-16 0-23-5 0 0-8-6-9-15 0 0-2-9-2-25v-84h-18v-20h18v-36l24-15v51h25v20h-25v86c0 0 0 11 3 16 0 0 2 4 12 4 0 0 5 0 10-1zM681 203h-25v-147h25zM681 28h-25v-28h25zM839 203h-25v-89c0 0 0-22-9-30 0 0-8-9-22-9 0 0-11 0-21 6 0 0-10 5-14 15 0 0-4 10-4 27v80h-25v-147h23v22c0 0 8-13 19-19 0 0 12-6 27-6 0 0 12 0 23 4 0 0 11 4 18 12 0 0 6 10 8 19 0 0 2 9 2 25zM996 184c0 0 0 31-6 46 0 0-7 16-23 24 0 0-16 9-37 9 0 0-25 0-42-11 0 0-16-12-16-37l24 4c0 0 1 12 10 18 0 0 8 6 23 6 0 0 20 0 28-9 0 0 9-7 11-19 0 0 3-11 3-31 0 0-17 19-41 19 0 0-29 0-46-21 0 0-17-21-17-53 0 0 0-32 16-54 0 0 17-22 47-22 0 0 26 0 42 22h1v-19h23zM932 183c0 0 16 0 28-12 0 0 13-13 13-43 0 0 0-26-12-40 0 0-12-14-29-14 0 0-18 0-29 14 0 0-11 15-11 40 0 0 0 28 12 42 0 0 11 13 28 13zM1160 203h-27c0 0-3-7-4-18 0 0-25 22-54 22 0 0-24 0-37-12 0 0-13-11-13-30 0 0 0-18 13-30 0 0 13-12 44-16l24-3c0 0 12-3 21-5 0 0 0-12-1-16 0 0-1-5-4-10 0 0-3-5-11-8 0 0-7-3-20-3 0 0-16 0-25 6 0 0-9 6-13 22l-24-3c0 0 4-23 21-35 0 0 16-11 45-11 0 0 27 0 38 8 0 0 13 7 16 20 0 0 3 11 3 28v33c0 0 0 31 1 41 0 0 1 11 7 20zM1127 139v-9c0 0-20 6-48 10 0 0-28 4-28 24 0 0 0 10 8 17 0 0 7 6 22 6 0 0 18 0 32-11 0 0 14-11 14-37zM1215 203h-25v-203h25zM1380 136h-110c0 0 1 25 14 37 0 0 12 13 31 13 0 0 14 0 23-7 0 0 10-8 15-23l26 3c0 0-6 23-23 36 0 0-16 12-41 12 0 0-33 0-52-20 0 0-18-21-18-56 0 0 0-34 18-56 0 0 18-22 50-22 0 0 16 0 31 7 0 0 15 7 25 25 0 0 11 17 11 51zM1354 116c0 0-1-22-14-32 0 0-12-10-27-10 0 0-17 0-29 12 0 0-11 12-13 30z">
          <text:p/>
        </draw:path>
        <draw:line draw:style-name="gr17" draw:text-style-name="P1" draw:layer="layout" svg:x1="6.632cm" svg:y1="4.938cm" svg:x2="180.876cm" svg:y2="4.938cm">
          <text:p/>
        </draw:line>
        <draw:polygon draw:style-name="gr18" draw:text-style-name="P11" draw:layer="layout" svg:width="7.112cm" svg:height="0.282cm" svg:x="6.632cm" svg:y="4.515cm" svg:viewBox="0 0 7113 283" draw:points="0,0 7113,0 7113,283 0,283">
          <text:p/>
        </draw:polygon>
        <draw:polygon draw:style-name="gr15" draw:text-style-name="P9" draw:layer="layout" svg:width="3.556cm" svg:height="0.113cm" svg:x="6.632cm" svg:y="4.6cm" svg:viewBox="0 0 3557 114" draw:points="0,0 3557,0 3557,114 0,114">
          <text:p/>
        </draw:polygon>
        <draw:path draw:style-name="gr16" draw:text-style-name="P10" draw:layer="layout" svg:width="2.86cm" svg:height="0.205cm" svg:x="13.884cm" svg:y="4.539cm" svg:viewBox="0 0 2861 206" svg:d="M189 203h-30l-23-62h-85l-22 62h-29l78-203h29zM127 120c0 0-25-66-28-76 0 0-3-8-7-23 0 0-4 20-11 38l-22 61zM287 60l-9 24c0 0-9-5-18-5 0 0-14 0-21 12 0 0-7 13-7 35v77h-25v-148h23v24c0 0 12-27 31-27 0 0 13 0 26 8zM422 152c0 0-5 28-22 41 0 0-17 13-39 13 0 0-32 0-50-20 0 0-17-22-17-56 0 0 0-28 10-46 0 0 10-18 25-25 0 0 15-7 32-7 0 0 22 0 38 12 0 0 16 13 20 35l-24 4c0 0-4-14-12-22 0 0-8-8-21-8 0 0-21 0-32 15 0 0-11 15-11 41 0 0 0 28 11 42 0 0 11 15 30 15 0 0 17 0 25-9 0 0 10-9 12-28zM562 203h-24v-93c0 0 0-18-8-26 0 0-8-9-23-9 0 0-15 0-27 10 0 0-12 11-12 38v80h-25v-203h25v72c0 0 18-20 44-20 0 0 14 0 27 6 0 0 13 6 18 19 0 0 5 12 5 33zM625 203h-25v-148h25zM625 28h-25v-28h25zM720 202c0 0-11 3-19 3 0 0-16 0-24-6 0 0-7-6-9-15 0 0-1-8-1-24v-84h-18v-21h18v-36l25-15v51h24v21h-24v85c0 0 0 11 2 16 0 0 2 5 11 5 0 0 6 0 11-1zM868 136h-109c0 0 1 24 13 37 0 0 13 13 31 13 0 0 15 0 24-8 0 0 10-7 15-22l25 3c0 0-6 23-22 35 0 0-17 12-42 12 0 0-33 0-51-20 0 0-19-20-19-55 0 0 0-35 18-56 0 0 18-23 51-23 0 0 16 0 31 7 0 0 15 7 25 25 0 0 10 17 10 52zM843 116c0 0-2-23-14-33 0 0-13-10-27-10 0 0-18 0-29 12 0 0-11 12-13 31zM1018 152c0 0-5 28-22 41 0 0-17 13-39 13 0 0-32 0-50-20 0 0-17-22-17-56 0 0 0-28 10-46 0 0 10-18 25-25 0 0 15-7 32-7 0 0 22 0 38 12 0 0 17 13 20 35l-24 4c0 0-3-14-12-22 0 0-8-8-21-8 0 0-21 0-32 15 0 0-10 15-10 41 0 0 0 28 10 42 0 0 11 15 31 15 0 0 15 0 25-9 0 0 9-9 11-28zM1096 202c0 0-11 3-18 3 0 0-17 0-24-6 0 0-8-6-9-15 0 0-2-8-2-24v-84h-18v-21h18v-36l25-15v51h25v21h-25v85c0 0 0 11 2 16 0 0 3 5 12 5 0 0 5 0 11-1zM1236 203h-22v-22h-1c0 0-17 25-46 25 0 0-15 0-28-7 0 0-13-7-17-19 0 0-5-13-5-33v-92h25v83c0 0 0 19 2 27 0 0 2 9 10 14 0 0 7 6 18 6 0 0 15 0 27-10 0 0 12-10 12-40v-80h25zM1353 60l-8 24c0 0-9-5-18-5 0 0-14 0-21 12 0 0-7 13-7 35v77h-25v-148h22v24h1c0 0 12-27 31-27 0 0 13 0 25 8zM1495 203h-26c0 0-3-7-5-18 0 0-25 21-54 21 0 0-23 0-36-11 0 0-14-12-14-31 0 0 0-18 13-30 0 0 13-12 45-15l23-4c0 0 13-2 21-5 0 0 0-11 0-16 0 0-1-4-4-9 0 0-4-5-11-8 0 0-8-4-20-4 0 0-16 0-25 6 0 0-9 6-13 23l-24-4c0 0 4-22 20-34 0 0 17-12 46-12 0 0 26 0 38 8 0 0 13 8 16 20 0 0 2 11 2 28v34c0 0 0 30 1 40 0 0 2 11 7 21zM1462 138v-9c0 0-19 7-47 11 0 0-28 4-28 24 0 0 0 10 7 16 0 0 8 7 22 7 0 0 19 0 33-11 0 0 13-11 13-38zM1550 203h-24v-203h24zM1670 0h70c0 0 18 0 32 2 0 0 13 2 25 9 0 0 12 7 21 20 0 0 9 12 14 29 0 0 5 17 5 41 0 0 0 44-21 73 0 0-21 29-73 29h-73zM1697 179h43c0 0 13 0 24-2 0 0 10-1 21-9 0 0 11-7 18-24 0 0 7-16 7-44 0 0 0-15-3-29 0 0-2-13-10-24 0 0-7-11-16-16 0 0-10-5-19-6 0 0-9-1-22-1h-43zM1999 136h-110c0 0 2 24 14 37 0 0 12 13 31 13 0 0 14 0 23-8 0 0 10-7 15-22l26 3c0 0-6 23-23 35 0 0-17 12-41 12 0 0-33 0-52-20 0 0-19-20-19-55 0 0 0-35 18-56 0 0 18-23 51-23 0 0 16 0 31 7 0 0 15 7 25 25 0 0 11 17 11 52zM1973 116c0 0-2-23-14-33 0 0-12-10-27-10 0 0-17 0-29 12 0 0-11 12-13 31zM2148 152c0 0-5 28-22 41 0 0-17 13-39 13 0 0-32 0-49-20 0 0-18-22-18-56 0 0 0-28 11-46 0 0 10-18 25-25 0 0 15-7 31-7 0 0 23 0 39 12 0 0 16 13 20 35l-24 4c0 0-4-14-13-22 0 0-8-8-21-8 0 0-21 0-31 15 0 0-11 15-11 41 0 0 0 28 10 42 0 0 11 15 31 15 0 0 16 0 25-9 0 0 9-9 11-28zM2194 203h-24v-148h24zM2194 28h-24v-28h24zM2314 98c0 0-2-13-10-18 0 0-8-7-22-7 0 0-15 0-23 5 0 0-9 5-9 14 0 0 0 9 7 13 0 0 7 4 27 9 0 0 24 6 35 11 0 0 12 4 18 12 0 0 7 8 7 23 0 0 0 20-17 33 0 0-16 13-42 13 0 0-28 0-44-12 0 0-15-11-19-35l25-3c0 0 2 15 11 22 0 0 9 8 26 8 0 0 17 0 25-7 0 0 9-7 9-17 0 0 0-6-4-10 0 0-4-4-10-6 0 0-6-2-27-7 0 0-31-8-41-18 0 0-10-11-10-26 0 0 0-18 15-31 0 0 14-12 39-12 0 0 26 0 41 10 0 0 14 11 17 32zM2398 203h-25v-148h25zM2398 28h-25v-28h25zM2496 52c0 0 29 0 49 20 0 0 19 20 19 55 0 0 0 44-21 61 0 0-21 18-47 18 0 0-28 0-49-18 0 0-20-18-20-58 0 0 0-39 20-59 0 0 19-19 49-19zM2496 186c0 0 21 0 32-16 0 0 11-15 11-41 0 0 0-28-13-42 0 0-12-14-30-14 0 0-19 0-31 15 0 0-13 14-13 42 0 0 0 28 13 42 0 0 12 14 31 14zM2713 203h-25v-89c0 0 0-23-9-31 0 0-8-8-22-8 0 0-11 0-21 5 0 0-9 5-14 15 0 0-4 10-4 28v80h-25v-148h23v22c0 0 8-13 19-19 0 0 12-6 27-6 0 0 12 0 23 4 0 0 11 4 18 13 0 0 6 9 8 18 0 0 2 10 2 26zM2831 98c0 0-1-13-9-18 0 0-8-7-23-7 0 0-14 0-23 5 0 0-8 5-8 14 0 0 0 9 7 13 0 0 7 4 27 9 0 0 23 6 35 11 0 0 11 4 18 12 0 0 6 8 6 23 0 0 0 20-16 33 0 0-16 13-42 13 0 0-28 0-44-12 0 0-16-11-19-35l24-3c0 0 2 15 12 22 0 0 9 8 26 8 0 0 16 0 25-7 0 0 9-7 9-17 0 0 0-6-4-10 0 0-4-4-10-6 0 0-6-2-27-7 0 0-31-8-41-18 0 0-10-11-10-26 0 0 0-18 14-31 0 0 15-12 40-12 0 0 26 0 40 10 0 0 15 11 18 32z">
          <text:p/>
        </draw:path>
        <draw:line draw:style-name="gr17" draw:text-style-name="P1" draw:layer="layout" svg:x1="6.632cm" svg:y1="5.503cm" svg:x2="180.876cm" svg:y2="5.503cm">
          <text:p/>
        </draw:line>
        <draw:polygon draw:style-name="gr18" draw:text-style-name="P11" draw:layer="layout" svg:width="15.409cm" svg:height="0.282cm" svg:x="14.929cm" svg:y="5.08cm" svg:viewBox="0 0 15410 283" draw:points="0,0 15410,0 15410,283 0,283">
          <text:p/>
        </draw:polygon>
        <draw:polygon draw:style-name="gr15" draw:text-style-name="P9" draw:layer="layout" svg:width="7.705cm" svg:height="0.113cm" svg:x="14.929cm" svg:y="5.164cm" svg:viewBox="0 0 7706 114" draw:points="0,0 7706,0 7706,114 0,114">
          <text:p/>
        </draw:polygon>
        <draw:path draw:style-name="gr16" draw:text-style-name="P10" draw:layer="layout" svg:width="2.724cm" svg:height="0.261cm" svg:x="30.505cm" svg:y="5.1cm" svg:viewBox="0 0 2725 262" svg:d="M27 205h-27v-202h27zM191 205h-25v-89c0 0 0-22-8-30 0 0-8-9-22-9 0 0-11 0-21 6 0 0-10 5-14 15 0 0-4 10-4 27v80h-25v-146h22v21h1c0 0 8-12 19-18 0 0 12-6 27-6 0 0 12 0 23 4 0 0 11 4 18 12 0 0 6 8 8 18 0 0 1 9 1 25zM286 205c0 0-11 2-19 2 0 0-16 0-23-6 0 0-8-5-10-14 0 0-1-9-1-25v-84h-18v-19h18v-36l24-15v51h25v19h-25v86c0 0 0 11 3 16 0 0 2 4 11 4 0 0 6 0 11-1zM434 138h-109c0 0 1 25 14 37 0 0 12 13 30 13 0 0 15 0 24-7 0 0 10-8 15-23l25 3c0 0-6 23-22 35 0 0-17 13-42 13 0 0-33 0-51-20 0 0-19-21-19-56 0 0 0-34 18-56 0 0 18-21 51-21 0 0 16 0 31 7 0 0 15 7 25 24 0 0 10 17 10 51zM409 118c0 0-2-22-14-32 0 0-12-10-27-10 0 0-17 0-29 12 0 0-11 11-13 30zM543 63l-9 23c0 0-9-5-18-5 0 0-13 0-21 12 0 0-7 13-7 35v77h-25v-146h23v22c0 0 12-25 31-25 0 0 13 0 26 7zM678 205h-25v-89c0 0 0-22-9-30 0 0-7-9-22-9 0 0-11 0-21 6 0 0-9 5-14 15 0 0-4 10-4 27v80h-25v-146h23v21c0 0 8-12 20-18 0 0 11-6 26-6 0 0 12 0 23 4 0 0 11 4 18 12 0 0 6 8 8 18 0 0 2 9 2 25zM843 205h-27c0 0-4-7-5-18 0 0-25 22-54 22 0 0-23 0-37-12 0 0-13-11-13-31 0 0 0-18 13-30 0 0 13-11 44-15l24-4c0 0 13-2 21-5 0 0 0-11-1-15 0 0 0-5-4-10 0 0-3-5-11-8 0 0-7-3-19-3 0 0-16 0-26 6 0 0-9 6-13 22l-24-3c0 0 4-23 21-34 0 0 16-11 45-11 0 0 27 0 39 7 0 0 13 8 16 20 0 0 3 10 3 28v33c0 0 0 31 1 41 0 0 1 10 7 20zM809 141v-9c0 0-19 6-47 10 0 0-29 4-29 24 0 0 0 10 8 17 0 0 7 6 22 6 0 0 18 0 32-11 0 0 14-11 14-37zM898 205h-25v-202h25zM1137 62c0 0-2-19-14-29 0 0-12-9-35-9 0 0-21 0-34 7 0 0-13 8-13 23 0 0 0 13 10 19 0 0 10 7 39 13 0 0 25 6 40 12 0 0 16 5 28 17 0 0 11 13 11 33 0 0 0 26-21 44 0 0-21 17-54 17 0 0-43 0-64-19 0 0-21-19-22-50l25-2c0 0 2 24 19 36 0 0 17 10 41 10 0 0 22 0 36-9 0 0 14-9 14-25 0 0 0-16-14-24 0 0-15-8-49-15 0 0-34-7-49-20 0 0-15-14-15-35 0 0 0-25 19-41 0 0 19-15 52-15 0 0 33 0 54 15 0 0 20 16 22 45zM1226 78c0 0 14-22 42-22 0 0 28 0 45 21 0 0 17 21 17 54 0 0 0 36-19 57 0 0-18 21-45 21 0 0-24 0-38-19v72h-25v-203h22v19zM1264 188c0 0 17 0 29-14 0 0 11-15 11-43 0 0 0-27-11-41 0 0-10-15-28-15 0 0-17 0-29 16 0 0-11 17-11 42 0 0 0 27 11 41 0 0 11 14 28 14zM1486 138h-109c0 0 1 25 14 37 0 0 12 13 31 13 0 0 14 0 24-7 0 0 9-8 14-23l26 3c0 0-7 23-23 35 0 0-17 13-41 13 0 0-33 0-52-20 0 0-19-21-19-56 0 0 0-34 18-56 0 0 18-21 51-21 0 0 16 0 31 7 0 0 15 7 25 24 0 0 10 17 10 51zM1461 118c0 0-2-22-14-32 0 0-12-10-27-10 0 0-18 0-29 12 0 0-11 11-13 30zM1636 155c0 0-5 28-22 41 0 0-17 13-39 13 0 0-32 0-49-21 0 0-18-21-18-55 0 0 0-29 11-46 0 0 9-17 25-24 0 0 14-7 31-7 0 0 23 0 39 11 0 0 16 12 20 35l-24 3c0 0-4-14-12-21 0 0-9-8-22-8 0 0-21 0-31 15 0 0-11 14-11 41 0 0 0 27 10 42 0 0 11 14 31 14 0 0 16 0 25-9 0 0 9-9 11-27zM1682 205h-24v-146h24zM1682 31h-24v-28h24zM1789 2l-4 22c0 0-7-1-14-1 0 0-9 0-15 3 0 0-6 4-6 19v14h29v19h-29v127h-24v-127h-23v-19h23v-16c0 0 0-11 1-20 0 0 3-9 12-16 0 0 9-7 27-7 0 0 11 0 23 2zM1823 205h-24v-146h24zM1823 31h-24v-28h24zM1981 155c0 0-5 28-22 41 0 0-17 13-39 13 0 0-32 0-49-21 0 0-18-21-18-55 0 0 0-29 10-46 0 0 10-17 25-24 0 0 15-7 32-7 0 0 23 0 38 11 0 0 17 12 20 35l-23 3c0 0-4-14-13-21 0 0-8-8-21-8 0 0-21 0-32 15 0 0-10 14-10 41 0 0 0 27 10 42 0 0 11 14 31 14 0 0 16 0 25-9 0 0 9-9 11-27zM2129 205h-26c0 0-3-7-5-18 0 0-25 22-54 22 0 0-23 0-36-12 0 0-14-11-14-31 0 0 0-18 13-30 0 0 13-11 45-15l23-4c0 0 13-2 21-5 0 0 0-11 0-15 0 0-1-5-5-10 0 0-3-5-10-8 0 0-8-3-20-3 0 0-16 0-26 6 0 0-9 6-12 22l-24-3c0 0 4-23 20-34 0 0 16-11 45-11 0 0 27 0 39 7 0 0 12 8 15 20 0 0 3 10 3 28v33c0 0 0 31 1 41 0 0 2 10 7 20zM2096 141v-9c0 0-19 6-47 10 0 0-28 4-28 24 0 0 0 10 7 17 0 0 8 6 22 6 0 0 18 0 32-11 0 0 14-11 14-37zM2216 205c0 0-11 2-18 2 0 0-17 0-24-6 0 0-7-5-9-14 0 0-2-9-2-25v-84h-18v-19h18v-36l25-15v51h25v19h-25v86c0 0 0 11 2 16 0 0 3 4 12 4 0 0 5 0 11-1zM2263 205h-25v-146h25zM2263 31h-25v-28h25zM2360 56c0 0 30 0 49 19 0 0 20 19 20 55 0 0 0 43-21 61 0 0-22 18-48 18 0 0-28 0-48-19 0 0-21-18-21-58 0 0 0-38 20-57 0 0 20-19 49-19zM2360 188c0 0 21 0 32-16 0 0 11-15 11-41 0 0 0-27-12-41 0 0-13-14-31-14 0 0-19 0-31 14 0 0-12 14-12 42 0 0 0 28 12 42 0 0 13 14 31 14zM2577 205h-25v-89c0 0 0-22-8-30 0 0-8-9-23-9 0 0-10 0-20 6 0 0-10 5-14 15 0 0-5 10-5 27v80h-24v-146h22v21h1c0 0 7-12 19-18 0 0 11-6 26-6 0 0 12 0 23 4 0 0 12 4 18 12 0 0 6 8 8 18 0 0 2 9 2 25zM2696 100c0 0-2-12-10-18 0 0-8-6-22-6 0 0-14 0-23 5 0 0-9 5-9 14 0 0 0 9 7 12 0 0 7 4 27 9 0 0 24 6 35 11 0 0 12 5 18 13 0 0 6 8 6 22 0 0 0 20-15 33 0 0-16 14-43 14 0 0-28 0-44-12 0 0-15-12-19-35l25-4c0 0 2 15 11 23 0 0 10 7 26 7 0 0 17 0 26-6 0 0 8-7 8-17 0 0 0-7-4-11 0 0-4-4-10-6 0 0-6-2-27-7 0 0-31-7-41-18 0 0-10-11-10-25 0 0 0-19 15-30 0 0 14-12 39-12 0 0 26 0 41 10 0 0 14 10 17 31z">
          <text:p/>
        </draw:path>
        <draw:line draw:style-name="gr17" draw:text-style-name="P1" draw:layer="layout" svg:x1="6.632cm" svg:y1="6.067cm" svg:x2="180.876cm" svg:y2="6.067cm">
          <text:p/>
        </draw:line>
        <draw:polygon draw:style-name="gr18" draw:text-style-name="P11" draw:layer="layout" svg:width="14.224cm" svg:height="0.282cm" svg:x="14.929cm" svg:y="5.644cm" svg:viewBox="0 0 14225 283" draw:points="0,0 14225,0 14225,283 0,283">
          <text:p/>
        </draw:polygon>
        <draw:polygon draw:style-name="gr15" draw:text-style-name="P9" draw:layer="layout" svg:width="7.112cm" svg:height="0.113cm" svg:x="14.929cm" svg:y="5.729cm" svg:viewBox="0 0 7113 114" draw:points="0,0 7113,0 7113,114 0,114">
          <text:p/>
        </draw:polygon>
        <draw:path draw:style-name="gr16" draw:text-style-name="P10" draw:layer="layout" svg:width="2.822cm" svg:height="0.262cm" svg:x="29.316cm" svg:y="5.664cm" svg:viewBox="0 0 2823 263" svg:d="M151 206h-151v-202h147v24h-120v61h112v24h-112v69h124zM307 206h-32l-38-58-38 58h-31l54-76-49-71h30c0 0 30 46 33 51l36-51h30l-51 69zM385 205c0 0-11 2-19 2 0 0-16 0-24-5 0 0-7-6-9-15 0 0-2-8-2-24v-84h-18v-20h18v-36l25-15v51h25v20h-25v85c0 0 0 11 2 16 0 0 3 5 12 5 0 0 5 0 11-2zM533 139h-110c0 0 2 24 14 37 0 0 12 13 31 13 0 0 14 0 24-8 0 0 10-7 15-23l25 4c0 0-6 23-23 35 0 0-16 13-41 13 0 0-33 0-51-21 0 0-19-20-19-55 0 0 0-35 18-56 0 0 18-22 51-22 0 0 16 0 30 7 0 0 15 7 25 24 0 0 11 17 11 52zM507 119c0 0-1-23-13-33 0 0-13-9-27-9 0 0-18 0-29 11 0 0-12 12-13 31zM642 64l-9 23c0 0-9-5-18-5 0 0-14 0-21 12 0 0-7 13-7 35v77h-25v-147h23v23c0 0 12-26 31-26 0 0 13 0 26 8zM776 206h-25v-89c0 0 0-23-8-31 0 0-8-8-22-8 0 0-11 0-21 5 0 0-10 5-14 15 0 0-4 10-4 28v80h-25v-147h22v21h1c0 0 8-12 19-18 0 0 12-6 27-6 0 0 12 0 23 4 0 0 11 4 18 13 0 0 6 8 8 17 0 0 1 10 1 26zM940 206h-26c0 0-3-7-5-18 0 0-25 22-54 22 0 0-23 0-36-12 0 0-13-12-13-31 0 0 0-18 12-30 0 0 13-12 45-16l23-3c0 0 13-2 22-5 0 0 0-11-1-16 0 0-1-5-4-9 0 0-3-5-11-9 0 0-7-2-20-2 0 0-16 0-25 5 0 0-10 6-13 22l-24-3c0 0 4-22 20-34 0 0 17-11 46-11 0 0 26 0 38 8 0 0 13 8 16 19 0 0 2 11 2 28v34c0 0 0 30 2 40 0 0 1 11 6 21zM908 141v-9c0 0-20 7-48 11 0 0-28 3-28 24 0 0 0 9 8 16 0 0 7 6 21 6 0 0 19 0 33-10 0 0 14-11 14-38zM996 206h-25v-202h25zM1235 63c0 0-2-19-14-29 0 0-13-10-35-10 0 0-21 0-34 8 0 0-13 8-13 22 0 0 0 13 10 20 0 0 10 6 38 13 0 0 25 5 41 11 0 0 16 6 27 18 0 0 11 12 11 33 0 0 0 26-20 43 0 0-21 18-54 18 0 0-43 0-64-20 0 0-21-19-22-49l25-2c0 0 2 24 19 35 0 0 17 11 41 11 0 0 22 0 36-9 0 0 14-9 14-25 0 0 0-17-15-24 0 0-14-8-48-15 0 0-34-8-49-21 0 0-15-13-15-35 0 0 0-24 19-40 0 0 18-16 51-16 0 0 34 0 55 16 0 0 20 16 21 45zM1324 78c0 0 13-22 41-22 0 0 29 0 46 21 0 0 16 21 16 54 0 0 0 36-18 57 0 0-18 22-46 22 0 0-23 0-37-19h-1v72h-25v-204h23v19zM1362 189c0 0 17 0 29-15 0 0 11-14 11-43 0 0 0-27-11-41 0 0-11-14-28-14 0 0-18 0-29 16 0 0-11 16-11 41 0 0 0 28 10 42 0 0 11 14 29 14zM1584 139h-109c0 0 1 24 13 37 0 0 13 13 31 13 0 0 15 0 24-8 0 0 10-7 15-23l25 4c0 0-6 23-23 35 0 0-16 13-41 13 0 0-33 0-51-21 0 0-19-20-19-55 0 0 0-35 18-56 0 0 18-22 51-22 0 0 16 0 31 7 0 0 14 7 25 24 0 0 10 17 10 52zM1559 119c0 0-2-23-14-33 0 0-13-9-27-9 0 0-18 0-29 11 0 0-11 12-13 31zM1734 155c0 0-5 28-22 41 0 0-18 14-39 14 0 0-32 0-50-22 0 0-17-21-17-55 0 0 0-29 10-46 0 0 10-17 25-24 0 0 15-7 32-7 0 0 22 0 38 12 0 0 16 11 20 34l-24 4c0 0-4-15-12-22 0 0-8-7-21-7 0 0-21 0-32 14 0 0-10 15-10 41 0 0 0 28 10 42 0 0 10 15 31 15 0 0 15 0 25-9 0 0 9-10 11-28zM1780 206h-25v-147h25zM1780 32h-25v-28h25zM1887 3l-4 21c0 0-8-1-15-1 0 0-9 0-14 4 0 0-6 4-6 19v13h28v20h-28v127h-25v-127h-22v-20h22v-15c0 0 0-11 2-20 0 0 2-9 11-17 0 0 9-7 28-7 0 0 11 0 23 3zM1921 206h-25v-147h25zM1921 32h-25v-28h25zM2079 155c0 0-5 28-22 41 0 0-18 14-39 14 0 0-32 0-50-22 0 0-17-21-17-55 0 0 0-29 10-46 0 0 10-17 25-24 0 0 15-7 32-7 0 0 22 0 38 12 0 0 16 11 20 34l-24 4c0 0-4-15-12-22 0 0-8-7-21-7 0 0-21 0-32 14 0 0-11 15-11 41 0 0 0 28 11 42 0 0 10 15 30 15 0 0 16 0 26-9 0 0 9-10 11-28zM2227 206h-26c0 0-4-7-5-18 0 0-25 22-54 22 0 0-24 0-37-12 0 0-13-12-13-31 0 0 0-18 13-30 0 0 13-12 44-16l24-3c0 0 12-2 21-5 0 0 0-11-1-16 0 0-1-5-4-9 0 0-3-5-11-9 0 0-7-2-20-2 0 0-16 0-25 5 0 0-9 6-12 22l-25-3c0 0 4-22 21-34 0 0 16-11 45-11 0 0 27 0 39 8 0 0 12 8 15 19 0 0 3 11 3 28v34c0 0 0 30 1 40 0 0 1 11 7 21zM2194 141v-9c0 0-19 7-48 11 0 0-28 3-28 24 0 0 0 9 8 16 0 0 8 6 22 6 0 0 18 0 32-10 0 0 14-11 14-38zM2314 205c0 0-11 2-18 2 0 0-17 0-24-5 0 0-8-6-9-15 0 0-2-8-2-24v-84h-18v-20h18v-36l25-15v51h25v20h-25v85c0 0 0 11 2 16 0 0 2 5 11 5 0 0 6 0 12-2zM2360 206h-25v-147h25zM2360 32h-25v-28h25zM2458 56c0 0 29 0 49 20 0 0 19 19 19 54 0 0 0 44-21 61 0 0-21 19-47 19 0 0-28 0-49-19 0 0-20-18-20-58 0 0 0-39 20-58 0 0 20-19 49-19zM2458 189c0 0 21 0 32-16 0 0 11-16 11-41 0 0 0-28-13-42 0 0-12-13-30-13 0 0-19 0-32 14 0 0-12 14-12 42 0 0 0 28 13 42 0 0 12 14 31 14zM2674 206h-24v-89c0 0 0-23-8-31 0 0-9-8-23-8 0 0-11 0-21 5 0 0-10 5-14 15 0 0-4 10-4 28v80h-25v-147h23v21c0 0 8-12 19-18 0 0 12-6 27-6 0 0 12 0 23 4 0 0 12 4 18 13 0 0 6 8 8 17 0 0 1 10 1 26zM2794 101c0 0-2-13-10-18 0 0-8-6-22-6 0 0-15 0-23 4 0 0-9 5-9 14 0 0 0 9 7 13 0 0 7 4 27 9 0 0 23 6 35 10 0 0 12 5 18 13 0 0 6 8 6 23 0 0 0 19-16 33 0 0-16 14-43 14 0 0-28 0-43-13 0 0-16-11-19-35l24-4c0 0 2 16 12 23 0 0 9 8 26 8 0 0 17 0 25-7 0 0 9-7 9-17 0 0 0-6-4-10 0 0-4-4-10-6 0 0-6-2-27-7 0 0-31-8-41-18 0 0-10-11-10-26 0 0 0-18 14-30 0 0 15-12 40-12 0 0 26 0 40 10 0 0 15 11 18 31z">
          <text:p/>
        </draw:path>
        <draw:line draw:style-name="gr17" draw:text-style-name="P1" draw:layer="layout" svg:x1="6.632cm" svg:y1="6.632cm" svg:x2="180.876cm" svg:y2="6.632cm">
          <text:p/>
        </draw:line>
        <draw:polygon draw:style-name="gr18" draw:text-style-name="P11" draw:layer="layout" svg:width="11.26cm" svg:height="0.283cm" svg:x="31.524cm" svg:y="6.208cm" svg:viewBox="0 0 11261 284" draw:points="0,0 11261,0 11261,284 0,284">
          <text:p/>
        </draw:polygon>
        <draw:polygon draw:style-name="gr15" draw:text-style-name="P9" draw:layer="layout" svg:width="5.644cm" svg:height="0.113cm" svg:x="31.524cm" svg:y="6.293cm" svg:viewBox="0 0 5645 114" draw:points="0,0 5645,0 5645,114 0,114">
          <text:p/>
        </draw:polygon>
        <draw:path draw:style-name="gr16" draw:text-style-name="P10" draw:layer="layout" svg:width="2.759cm" svg:height="0.262cm" svg:x="42.948cm" svg:y="6.228cm" svg:viewBox="0 0 2760 263" svg:d="M137 28h-110v63h95v24h-95v92h-27v-203h137zM296 139h-110c0 0 2 24 14 38 0 0 12 13 31 13 0 0 14 0 24-7 0 0 9-8 15-24l25 3c0 0-6 24-23 36 0 0-16 13-41 13 0 0-33 0-51-20 0 0-19-21-19-57 0 0 0-34 18-56 0 0 18-21 50-21 0 0 17 0 31 7 0 0 15 7 25 24 0 0 11 17 11 51zM270 119c0 0-1-23-13-32 0 0-13-10-28-10 0 0-17 0-28 12 0 0-11 11-13 30zM453 207h-26c0 0-4-7-6-18 0 0-24 22-54 22 0 0-23 0-36-12 0 0-13-12-13-31 0 0 0-19 13-31 0 0 12-11 44-15l23-4c0 0 13-2 22-5 0 0 0-11-1-15 0 0-1-5-4-10 0 0-4-5-11-8 0 0-7-3-20-3 0 0-16 0-25 6 0 0-9 6-13 22l-24-3c0 0 4-23 20-34 0 0 17-11 46-11 0 0 26 0 39 7 0 0 12 8 15 19 0 0 3 11 3 29v33c0 0 0 31 1 42 0 0 1 10 7 20zM420 142v-9c0 0-20 6-48 10 0 0-28 4-28 25 0 0 0 10 8 17 0 0 7 6 21 6 0 0 19 0 33-11 0 0 14-11 14-38zM540 207c0 0-11 2-19 2 0 0-16 0-24-6 0 0-7-5-9-14 0 0-1-9-1-26v-84h-18v-19h18v-37l25-14v51h24v19h-24v86c0 0 0 12 2 16 0 0 2 5 11 5 0 0 6 0 11-1zM680 207h-23v-21c0 0-17 25-46 25 0 0-15 0-28-7 0 0-14-7-18-20 0 0-4-12-4-34v-90h25v81c0 0 0 19 1 29 0 0 2 8 10 14 0 0 8 5 19 5 0 0 14 0 26-10 0 0 13-9 13-41v-78h25zM797 64l-8 23c0 0-10-5-19-5 0 0-14 0-21 12 0 0-7 13-7 35v78h-25v-147h23v22h1c0 0 11-25 30-25 0 0 13 0 26 7zM939 139h-110c0 0 2 24 15 38 0 0 12 13 30 13 0 0 14 0 24-7 0 0 10-8 15-24l25 3c0 0-6 24-22 36 0 0-17 13-42 13 0 0-33 0-51-20 0 0-19-21-19-57 0 0 0-34 18-56 0 0 18-21 51-21 0 0 16 0 31 7 0 0 14 7 25 24 0 0 10 17 10 51zM914 119c0 0-2-23-14-32 0 0-13-10-27-10 0 0-18 0-29 12 0 0-11 11-13 30zM1170 63c0 0-2-19-14-29 0 0-12-10-35-10 0 0-21 0-34 8 0 0-12 8-12 23 0 0 0 13 10 19 0 0 10 7 38 13 0 0 25 6 41 12 0 0 15 5 27 17 0 0 11 13 11 33 0 0 0 27-20 44 0 0-21 18-54 18 0 0-43 0-64-19 0 0-21-19-23-51l26-2c0 0 1 24 18 36 0 0 17 11 41 11 0 0 23 0 36-9 0 0 15-9 15-26 0 0 0-16-15-24 0 0-14-8-49-15 0 0-34-7-49-20 0 0-15-14-15-35 0 0 0-25 19-41 0 0 19-16 52-16 0 0 34 0 54 16 0 0 21 16 22 45zM1259 79c0 0 14-22 42-22 0 0 29 0 45 20 0 0 17 22 17 55 0 0 0 37-18 58 0 0-19 21-46 21 0 0-23 0-38-19v71h-25v-203h22v19zM1298 190c0 0 17 0 28-14 0 0 12-16 12-44 0 0 0-27-11-42 0 0-11-14-28-14 0 0-18 0-29 16 0 0-12 16-12 42 0 0 0 27 11 42 0 0 11 14 29 14zM1520 139h-110c0 0 2 24 14 38 0 0 12 13 31 13 0 0 14 0 24-7 0 0 9-8 14-24l26 3c0 0-6 24-23 36 0 0-16 13-41 13 0 0-33 0-52-20 0 0-18-21-18-57 0 0 0-34 18-56 0 0 18-21 51-21 0 0 15 0 30 7 0 0 15 7 25 24 0 0 11 17 11 51zM1494 119c0 0-1-23-14-32 0 0-12-10-26-10 0 0-18 0-29 12 0 0-12 11-13 30zM1669 156c0 0-5 29-22 42 0 0-17 13-39 13 0 0-32 0-49-21 0 0-17-21-17-57 0 0 0-28 10-45 0 0 10-17 25-24 0 0 15-7 31-7 0 0 23 0 39 11 0 0 16 12 20 35l-24 3c0 0-4-14-12-22 0 0-8-7-22-7 0 0-20 0-31 15 0 0-11 14-11 41 0 0 0 27 11 42 0 0 10 15 30 15 0 0 16 0 25-9 0 0 9-9 12-28zM1716 207h-25v-147h25zM1716 32h-25v-28h25zM1822 3l-3 22c0 0-8-2-15-2 0 0-9 0-15 4 0 0-5 4-5 19v14h28v19h-28v128h-25v-128h-22v-19h22v-16c0 0 0-11 2-20 0 0 2-9 11-16 0 0 9-8 27-8 0 0 11 0 23 3zM1857 207h-25v-147h25zM1857 32h-25v-28h25zM2014 156c0 0-4 29-22 42 0 0-17 13-39 13 0 0-32 0-49-21 0 0-17-21-17-57 0 0 0-28 10-45 0 0 9-17 25-24 0 0 15-7 31-7 0 0 23 0 39 11 0 0 16 12 20 35l-24 3c0 0-4-14-12-22 0 0-9-7-22-7 0 0-20 0-31 15 0 0-11 14-11 41 0 0 0 27 11 42 0 0 10 15 30 15 0 0 16 0 25-9 0 0 9-9 12-28zM2162 207h-25c0 0-4-7-6-18 0 0-25 22-54 22 0 0-23 0-36-12 0 0-14-12-14-31 0 0 0-19 14-31 0 0 12-11 44-15l23-4c0 0 13-2 22-5 0 0 0-11-1-15 0 0-1-5-4-10 0 0-4-5-11-8 0 0-7-3-20-3 0 0-16 0-25 6 0 0-9 6-13 22l-24-3c0 0 4-23 20-34 0 0 17-11 46-11 0 0 26 0 39 7 0 0 12 8 15 19 0 0 2 11 2 29v33c0 0 0 31 2 42 0 0 1 10 6 20zM2130 142v-9c0 0-20 6-48 10 0 0-28 4-28 25 0 0 0 10 7 17 0 0 8 6 22 6 0 0 19 0 33-11 0 0 14-11 14-38zM2250 207c0 0-11 2-19 2 0 0-16 0-24-6 0 0-7-5-9-14 0 0-2-9-2-26v-84h-18v-19h18v-37l26-14v51h24v19h-24v86c0 0 0 12 2 16 0 0 2 5 11 5 0 0 6 0 11-1zM2296 207h-25v-147h25zM2296 32h-25v-28h25zM2393 57c0 0 30 0 49 19 0 0 20 19 20 55 0 0 0 44-21 62 0 0-21 18-48 18 0 0-28 0-48-19 0 0-20-18-20-59 0 0 0-38 19-57 0 0 20-19 49-19zM2393 190c0 0 21 0 32-16 0 0 11-16 11-42 0 0 0-27-12-41 0 0-12-14-31-14 0 0-19 0-31 14 0 0-12 14-12 42 0 0 0 28 12 43 0 0 13 14 31 14zM2611 207h-25v-90c0 0 0-22-8-30 0 0-8-9-23-9 0 0-11 0-21 5 0 0-10 6-14 16 0 0-4 9-4 27v81h-25v-147h22v21h1c0 0 8-12 19-18 0 0 12-6 28-6 0 0 11 0 23 4 0 0 11 4 17 12 0 0 7 8 9 18 0 0 1 9 1 25zM2730 101c0 0-2-12-9-18 0 0-8-6-23-6 0 0-14 0-23 5 0 0-9 5-9 14 0 0 0 9 7 12 0 0 7 4 28 9 0 0 23 6 34 11 0 0 12 4 18 13 0 0 7 8 7 22 0 0 0 21-16 34 0 0-16 14-43 14 0 0-28 0-44-12 0 0-15-12-19-37l25-3c0 0 2 16 11 23 0 0 10 8 27 8 0 0 16 0 25-6 0 0 8-8 8-18 0 0 0-7-3-11 0 0-5-4-10-6 0 0-6-2-28-7 0 0-31-7-40-18 0 0-11-11-11-25 0 0 0-19 15-30 0 0 15-12 39-12 0 0 26 0 41 10 0 0 15 10 18 31z">
          <text:p/>
        </draw:path>
        <draw:line draw:style-name="gr17" draw:text-style-name="P1" draw:layer="layout" svg:x1="6.632cm" svg:y1="7.196cm" svg:x2="180.876cm" svg:y2="7.196cm">
          <text:p/>
        </draw:line>
        <draw:polygon draw:style-name="gr18" draw:text-style-name="P11" draw:layer="layout" svg:width="2.963cm" svg:height="0.282cm" svg:x="31.524cm" svg:y="6.773cm" svg:viewBox="0 0 2964 283" draw:points="0,0 2964,0 2964,283 0,283">
          <text:p/>
        </draw:polygon>
        <draw:polygon draw:style-name="gr15" draw:text-style-name="P9" draw:layer="layout" svg:width="1.496cm" svg:height="0.112cm" svg:x="31.524cm" svg:y="6.858cm" svg:viewBox="0 0 1497 113" draw:points="0,0 1497,0 1497,113 0,113">
          <text:p/>
        </draw:polygon>
        <draw:path draw:style-name="gr16" draw:text-style-name="P10" draw:layer="layout" svg:width="2.255cm" svg:height="0.262cm" svg:x="34.63cm" svg:y="6.796cm" svg:viewBox="0 0 2256 263" svg:d="M184 0l-79 204h-27l-78-204h29l52 148c0 0 6 14 11 33 0 0 4-16 11-33l54-148zM265 53c0 0 30 0 50 19 0 0 20 19 20 56 0 0 0 44-22 61 0 0-22 18-48 18 0 0-28 0-48-18 0 0-21-19-21-58 0 0 0-40 20-59 0 0 20-19 49-19zM265 187c0 0 21 0 32-16 0 0 12-16 12-41 0 0 0-29-13-43 0 0-13-14-31-14 0 0-19 0-31 15 0 0-12 14-12 43 0 0 0 27 12 42 0 0 13 14 31 14zM388 204h-25v-148h25zM388 29h-25v-29h25zM546 153c0 0-5 28-22 41 0 0-18 13-39 13 0 0-32 0-49-21 0 0-18-21-18-55 0 0 0-30 10-47 0 0 10-17 25-24 0 0 15-7 32-7 0 0 22 0 38 12 0 0 16 11 20 34l-24 4c0 0-4-15-12-22 0 0-8-8-21-8 0 0-21 0-32 15 0 0-11 15-11 42 0 0 0 27 11 42 0 0 10 15 31 15 0 0 15 0 25-9 0 0 9-10 11-28zM694 137h-110c0 0 2 24 15 37 0 0 12 13 30 13 0 0 14 0 24-8 0 0 10-7 15-23l25 4c0 0-6 22-22 35 0 0-17 12-42 12 0 0-33 0-51-20 0 0-19-20-19-55 0 0 0-36 18-57 0 0 18-22 51-22 0 0 16 0 31 7 0 0 14 7 25 24 0 0 10 17 10 53zM669 115c0 0-2-22-14-32 0 0-13-10-27-10 0 0-17 0-29 12 0 0-11 12-13 30zM984 204h-33c0 0-31-48-38-59 0 0-7-11-15-19 0 0-8-8-15-11 0 0-8-2-19-2h-31v91h-27v-204h90c0 0 18 0 30 3 0 0 13 2 22 10 0 0 9 7 15 19 0 0 5 11 5 24 0 0 0 23-15 37 0 0-14 14-42 17v1c0 0 20 9 38 38zM833 89h57c0 0 18 0 28-2 0 0 10-3 16-12 0 0 6-9 6-19 0 0 0-14-10-24 0 0-10-9-33-9h-64zM1133 137h-109c0 0 1 24 14 37 0 0 12 13 30 13 0 0 15 0 24-8 0 0 10-7 15-23l26 4c0 0-7 22-23 35 0 0-17 12-42 12 0 0-32 0-51-20 0 0-19-20-19-55 0 0 0-36 18-57 0 0 19-22 51-22 0 0 16 0 31 7 0 0 15 7 25 24 0 0 10 17 10 53zM1108 115c0 0-2-22-14-32 0 0-13-10-27-10 0 0-18 0-29 12 0 0-11 12-13 30zM1283 153c0 0-5 28-22 41 0 0-17 13-39 13 0 0-32 0-49-21 0 0-18-21-18-55 0 0 0-30 10-47 0 0 10-17 25-24 0 0 15-7 32-7 0 0 22 0 39 12 0 0 16 11 19 34l-24 4c0 0-3-15-12-22 0 0-8-8-21-8 0 0-21 0-31 15 0 0-11 15-11 42 0 0 0 27 10 42 0 0 11 15 31 15 0 0 16 0 25-9 0 0 9-10 11-28zM1364 53c0 0 29 0 49 19 0 0 20 19 20 56 0 0 0 44-22 61 0 0-21 18-47 18 0 0-28 0-48-18 0 0-21-19-21-58 0 0 0-40 20-59 0 0 20-19 49-19zM1364 187c0 0 21 0 32-16 0 0 11-16 11-41 0 0 0-29-12-43 0 0-13-14-31-14 0 0-19 0-31 15 0 0-12 14-12 43 0 0 0 27 12 42 0 0 12 14 31 14zM1581 184c0 0 0 31-6 46 0 0-6 16-22 24 0 0-16 9-38 9 0 0-25 0-42-11 0 0-16-11-16-36l24 3c0 0 2 12 10 18 0 0 8 6 24 6 0 0 19 0 28-8 0 0 9-8 11-19 0 0 2-12 2-31 0 0-16 19-41 19 0 0-28 0-46-22 0 0-17-21-17-53 0 0 0-33 17-54 0 0 17-22 46-22 0 0 26 0 43 21v-18h23zM1518 183c0 0 15 0 28-12 0 0 12-13 12-43 0 0 0-27-12-41 0 0-12-14-29-14 0 0-17 0-28 15 0 0-12 14-12 40 0 0 0 29 12 42 0 0 12 13 29 13zM1738 204h-25v-90c0 0 0-23-8-31 0 0-8-8-23-8 0 0-11 0-21 5 0 0-9 5-14 15 0 0-4 10-4 29v80h-25v-148h23v21c0 0 8-12 20-18 0 0 11-6 27-6 0 0 11 0 22 4 0 0 12 4 18 13 0 0 6 8 8 17 0 0 2 9 2 26zM1800 204h-25v-148h25zM1800 29h-25v-29h25zM1895 203c0 0-11 2-19 2 0 0-16 0-23-5 0 0-8-6-10-15 0 0-1-9-1-24v-85h-18v-20h18v-36l25-15v51h24v20h-24v86c0 0 0 11 2 16 0 0 2 4 12 4 0 0 5 0 10-1zM1941 204h-24v-148h24zM1941 29h-24v-29h24zM2039 53c0 0 29 0 49 19 0 0 19 19 19 56 0 0 0 44-21 61 0 0-21 18-47 18 0 0-28 0-48-18 0 0-21-19-21-58 0 0 0-40 20-59 0 0 19-19 49-19zM2039 187c0 0 21 0 32-16 0 0 11-16 11-41 0 0 0-29-13-43 0 0-12-14-30-14 0 0-19 0-31 15 0 0-12 14-12 43 0 0 0 27 12 42 0 0 12 14 31 14zM2256 204h-26v-90c0 0 0-23-8-31 0 0-8-8-22-8 0 0-11 0-21 5 0 0-10 5-14 15 0 0-4 10-4 29v80h-25v-148h23v21c0 0 8-12 20-18 0 0 11-6 26-6 0 0 12 0 23 4 0 0 11 4 18 13 0 0 6 8 8 17 0 0 2 9 2 26z">
          <text:p/>
        </draw:path>
        <draw:line draw:style-name="gr17" draw:text-style-name="P1" draw:layer="layout" svg:x1="6.632cm" svg:y1="7.761cm" svg:x2="180.876cm" svg:y2="7.761cm">
          <text:p/>
        </draw:line>
        <draw:polygon draw:style-name="gr18" draw:text-style-name="P11" draw:layer="layout" svg:width="2.37cm" svg:height="0.283cm" svg:x="31.524cm" svg:y="7.337cm" svg:viewBox="0 0 2371 284" draw:points="0,0 2371,0 2371,284 0,284">
          <text:p/>
        </draw:polygon>
        <draw:polygon draw:style-name="gr15" draw:text-style-name="P9" draw:layer="layout" svg:width="1.185cm" svg:height="0.113cm" svg:x="31.524cm" svg:y="7.422cm" svg:viewBox="0 0 1186 114" draw:points="0,0 1186,0 1186,114 0,114">
          <text:p/>
        </draw:polygon>
        <draw:path draw:style-name="gr16" draw:text-style-name="P10" draw:layer="layout" svg:width="0.633cm" svg:height="0.21cm" svg:x="34.05cm" svg:y="7.357cm" svg:viewBox="0 0 634 211" svg:d="M178 143c0 0-8 34-31 51 0 0-21 17-52 17 0 0-50 0-72-31 0 0-23-32-23-75 0 0 0-50 26-77 0 0 27-28 69-28 0 0 29 0 51 16 0 0 20 15 29 44l-26 7c0 0-7-23-21-33 0 0-13-11-33-11 0 0-33 0-50 22 0 0-18 23-18 59 0 0 0 42 18 63 0 0 18 21 47 21 0 0 24 0 39-13 0 0 15-13 21-39zM335 207h-26c0 0-4-7-5-18 0 0-25 22-54 22 0 0-23 0-37-12 0 0-13-12-13-31 0 0 0-18 13-30 0 0 13-11 44-15l24-4c0 0 13-2 21-5 0 0 0-11 0-16 0 0-1-4-5-9 0 0-3-5-10-8 0 0-8-3-20-3 0 0-16 0-26 6 0 0-9 6-12 22l-25-3c0 0 4-23 21-34 0 0 16-13 45-13 0 0 27 0 39 9 0 0 12 8 15 19 0 0 3 11 3 29v33c0 0 0 30 1 41 0 0 1 10 7 20zM302 142v-8c0 0-19 6-47 10 0 0-29 4-29 24 0 0 0 10 8 16 0 0 8 7 22 7 0 0 18 0 32-11 0 0 14-11 14-38zM447 102c0 0-2-12-10-18 0 0-8-6-23-6 0 0-14 0-22 5 0 0-9 4-9 14 0 0 0 8 7 12 0 0 7 4 27 9 0 0 24 6 36 11 0 0 12 4 18 12 0 0 6 9 6 23 0 0 0 20-16 33 0 0-17 14-43 14 0 0-28 0-44-12 0 0-15-12-19-36l25-3c0 0 2 15 11 22 0 0 9 8 26 8 0 0 17 0 25-7 0 0 10-7 10-17 0 0 0-6-5-10 0 0-4-4-10-6 0 0-6-2-27-7 0 0-31-8-41-18 0 0-10-11-10-26 0 0 0-18 15-30 0 0 14-13 39-13 0 0 26 0 42 12 0 0 14 10 17 30zM634 140h-109c0 0 1 24 14 37 0 0 12 13 30 13 0 0 15 0 24-7 0 0 10-8 15-23l25 3c0 0-6 23-22 35 0 0-17 13-42 13 0 0-33 0-51-21 0 0-19-20-19-55 0 0 0-34 18-56 0 0 18-23 51-23 0 0 16 0 31 9 0 0 15 7 25 24 0 0 10 16 10 51zM609 120c0 0-2-23-14-33 0 0-12-9-27-9 0 0-17 0-29 12 0 0-11 11-13 30z">
          <text:p/>
        </draw:path>
        <draw:line draw:style-name="gr17" draw:text-style-name="P1" draw:layer="layout" svg:x1="6.632cm" svg:y1="8.325cm" svg:x2="180.876cm" svg:y2="8.325cm">
          <text:p/>
        </draw:line>
        <draw:polygon draw:style-name="gr18" draw:text-style-name="P11" draw:layer="layout" svg:width="1.185cm" svg:height="0.282cm" svg:x="31.524cm" svg:y="7.902cm" svg:viewBox="0 0 1186 283" draw:points="0,0 1186,0 1186,283 0,283">
          <text:p/>
        </draw:polygon>
        <draw:polygon draw:style-name="gr15" draw:text-style-name="P9" draw:layer="layout" svg:width="0.592cm" svg:height="0.113cm" svg:x="31.524cm" svg:y="7.986cm" svg:viewBox="0 0 593 114" draw:points="0,0 593,0 593,114 0,114">
          <text:p/>
        </draw:polygon>
        <draw:path draw:style-name="gr16" draw:text-style-name="P10" draw:layer="layout" svg:width="0.863cm" svg:height="0.209cm" svg:x="32.863cm" svg:y="7.922cm" svg:viewBox="0 0 864 210" svg:d="M129 63c0 0-2-19-14-29 0 0-12-10-35-10 0 0-21 0-34 8 0 0-13 7-13 22 0 0 0 13 10 20 0 0 10 6 38 13 0 0 25 5 41 11 0 0 16 6 27 18 0 0 12 13 12 33 0 0 0 26-21 44 0 0-21 17-54 17 0 0-43 0-64-19 0 0-21-19-22-49l25-3c0 0 2 24 19 36 0 0 17 11 41 11 0 0 22 0 36-9 0 0 14-10 14-26 0 0 0-16-14-24 0 0-15-8-49-16 0 0-34-7-49-20 0 0-15-14-15-35 0 0 0-24 19-40 0 0 19-16 52-16 0 0 33 0 54 16 0 0 20 16 21 45zM314 156c0 0-5 28-22 41 0 0-17 13-39 13 0 0-32 0-49-21 0 0-18-21-18-55 0 0 0-30 10-47 0 0 11-17 25-24 0 0 16-7 32-7 0 0 23 0 39 12 0 0 16 11 19 34l-24 4c0 0-3-15-12-22 0 0-8-8-21-8 0 0-21 0-32 15 0 0-10 15-10 42 0 0 0 27 10 42 0 0 11 15 31 15 0 0 16 0 25-10 0 0 9-9 11-27zM415 64l-8 23c0 0-10-6-18-6 0 0-14 0-21 13 0 0-8 12-8 36v77h-24v-148h22v22h1c0 0 12-25 31-25 0 0 12 0 25 8zM558 139h-110c0 0 2 25 14 38 0 0 12 13 31 13 0 0 14 0 23-8 0 0 10-8 15-23l25 3c0 0-6 23-22 36 0 0-17 12-41 12 0 0-34 0-52-20 0 0-19-21-19-55 0 0 0-36 18-58 0 0 18-21 51-21 0 0 16 0 31 7 0 0 15 7 25 24 0 0 11 17 11 52zM532 118c0 0-2-22-14-32 0 0-12-10-27-10 0 0-17 0-29 12 0 0-11 12-13 30zM715 139h-110c0 0 1 25 14 38 0 0 12 13 31 13 0 0 14 0 23-8 0 0 10-8 15-23l25 3c0 0-6 23-22 36 0 0-17 12-41 12 0 0-34 0-52-20 0 0-19-21-19-55 0 0 0-36 18-58 0 0 18-21 51-21 0 0 16 0 31 7 0 0 15 7 25 24 0 0 11 17 11 52zM689 118c0 0-2-22-14-32 0 0-12-10-27-10 0 0-17 0-29 12 0 0-11 12-13 30zM864 207h-25v-90c0 0 0-23-8-31 0 0-8-9-23-9 0 0-11 0-20 6 0 0-10 5-15 15 0 0-3 10-3 28v81h-25v-148h22v21c0 0 8-12 20-18 0 0 11-6 27-6 0 0 11 0 22 4 0 0 12 4 18 13 0 0 7 8 8 17 0 0 2 9 2 26z">
          <text:p/>
        </draw:path>
        <draw:line draw:style-name="gr17" draw:text-style-name="P1" draw:layer="layout" svg:x1="6.632cm" svg:y1="8.89cm" svg:x2="180.876cm" svg:y2="8.89cm">
          <text:p/>
        </draw:line>
        <draw:polygon draw:style-name="gr18" draw:text-style-name="P11" draw:layer="layout" svg:width="1.185cm" svg:height="0.282cm" svg:x="31.524cm" svg:y="8.466cm" svg:viewBox="0 0 1186 283" draw:points="0,0 1186,0 1186,283 0,283">
          <text:p/>
        </draw:polygon>
        <draw:polygon draw:style-name="gr15" draw:text-style-name="P9" draw:layer="layout" svg:width="0.592cm" svg:height="0.113cm" svg:x="31.524cm" svg:y="8.551cm" svg:viewBox="0 0 593 114" draw:points="0,0 593,0 593,114 0,114">
          <text:p/>
        </draw:polygon>
        <draw:path draw:style-name="gr16" draw:text-style-name="P10" draw:layer="layout" svg:width="2.753cm" svg:height="0.262cm" svg:x="32.863cm" svg:y="8.486cm" svg:viewBox="0 0 2754 263" svg:d="M129 63c0 0-2-19-14-29 0 0-12-10-35-10 0 0-21 0-34 8 0 0-13 8-13 23 0 0 0 13 10 19 0 0 10 7 38 13 0 0 25 5 41 11 0 0 16 6 27 18 0 0 12 12 12 33 0 0 0 26-21 43 0 0-21 17-54 17 0 0-43 0-64-19 0 0-21-19-22-49l25-2c0 0 2 24 19 35 0 0 17 11 41 11 0 0 22 0 36-9 0 0 14-9 14-25 0 0 0-17-14-24 0 0-15-8-49-15 0 0-34-7-49-21 0 0-15-13-15-35 0 0 0-24 19-40 0 0 19-16 52-16 0 0 33 0 54 16 0 0 20 16 21 45zM218 79c0 0 14-23 42-23 0 0 28 0 45 21 0 0 17 21 17 55 0 0 0 35-19 56 0 0-18 21-45 21 0 0-24 0-38-18h-1v72h-24v-203h22v19zM256 189c0 0 18 0 29-14 0 0 11-15 11-43 0 0 0-27-11-42 0 0-11-14-28-14 0 0-17 0-29 16 0 0-11 16-11 42 0 0 0 27 11 41 0 0 11 14 28 14zM478 139h-109c0 0 1 24 14 37 0 0 12 13 30 13 0 0 15 0 24-7 0 0 10-8 15-23l26 3c0 0-7 23-23 35 0 0-17 12-42 12 0 0-32 0-51-20 0 0-19-20-19-55 0 0 0-35 18-56 0 0 18-22 51-22 0 0 16 0 31 7 0 0 15 7 25 24 0 0 10 17 10 52zM453 119c0 0-2-23-14-33 0 0-12-9-27-9 0 0-17 0-29 11 0 0-11 12-13 31zM635 206h-26c0 0-4-7-5-18 0 0-25 21-54 21 0 0-23 0-36-11 0 0-14-12-14-31 0 0 0-18 13-30 0 0 13-11 45-15l23-4c0 0 13-2 21-5 0 0 0-11 0-16 0 0-1-4-5-9 0 0-3-5-10-8 0 0-8-3-20-3 0 0-16 0-26 5 0 0-9 6-12 23l-25-3c0 0 4-23 21-34 0 0 16-12 45-12 0 0 27 0 39 8 0 0 12 8 15 19 0 0 3 11 3 28v34c0 0 0 30 1 40 0 0 1 11 7 21zM602 141v-8c0 0-19 6-47 10 0 0-28 4-28 24 0 0 0 10 7 16 0 0 8 7 22 7 0 0 18 0 32-11 0 0 14-11 14-38zM786 206h-30l-49-75-17 17v58h-25v-202h25v115l58-59h33l-56 54zM933 139h-109c0 0 1 24 14 37 0 0 12 13 30 13 0 0 15 0 24-7 0 0 10-8 15-23l26 3c0 0-7 23-23 35 0 0-17 12-42 12 0 0-32 0-51-20 0 0-18-20-18-55 0 0 0-35 18-56 0 0 18-22 50-22 0 0 16 0 31 7 0 0 15 7 25 24 0 0 10 17 10 52zM908 119c0 0-1-23-14-33 0 0-12-9-27-9 0 0-17 0-29 11 0 0-11 12-13 31zM1042 64l-8 23c0 0-10-5-18-5 0 0-14 0-22 12 0 0-7 13-7 35v77h-24v-146h22v22h1c0 0 12-26 31-26 0 0 12 0 25 8zM1227 0c0 0 43 0 69 29 0 0 27 29 27 76 0 0 0 47-27 76 0 0-27 28-69 28 0 0-44 0-70-29 0 0-27-30-27-72 0 0 0-50 27-79 0 0 27-29 70-29zM1226 187c0 0 31 0 51-22 0 0 19-21 19-60 0 0 0-39-20-61 0 0-19-21-49-21 0 0-30 0-50 21 0 0-19 21-19 64 0 0 0 35 19 57 0 0 19 22 49 22zM1474 206h-22v-22h-1c0 0-17 25-46 25 0 0-15 0-28-7 0 0-13-7-18-19 0 0-4-13-4-33v-90h25v81c0 0 0 19 2 28 0 0 1 8 9 13 0 0 8 6 19 6 0 0 14 0 26-10 0 0 13-9 13-40v-78h25zM1570 206c0 0-11 2-18 2 0 0-18 0-25-6 0 0-8-6-9-14 0 0-2-9-2-25v-84h-18v-19h18v-37l26-15v52h25v19h-25v85c0 0 0 12 2 16 0 0 2 5 12 5 0 0 5 0 11-1zM1615 79c0 0 14-23 42-23 0 0 28 0 45 21 0 0 17 21 17 55 0 0 0 35-18 56 0 0-19 21-46 21 0 0-24 0-38-18v72h-25v-203h22v19zM1653 189c0 0 18 0 29-14 0 0 11-15 11-43 0 0 0-27-10-42 0 0-11-14-29-14 0 0-17 0-29 16 0 0-11 16-11 42 0 0 0 27 11 41 0 0 11 14 28 14zM1867 206h-22v-22h-1c0 0-17 25-46 25 0 0-15 0-28-7 0 0-13-7-18-19 0 0-4-13-4-33v-90h25v81c0 0 0 19 2 28 0 0 2 8 10 13 0 0 7 6 18 6 0 0 14 0 27-10 0 0 12-9 12-40v-78h25zM1963 206c0 0-12 2-19 2 0 0-16 0-24-6 0 0-7-6-9-14 0 0-2-9-2-25v-84h-18v-19h18v-37l25-15v52h25v19h-25v85c0 0 0 12 3 16 0 0 2 5 11 5 0 0 5 0 11-1zM2162 141c0 0 0 37-15 53 0 0-15 15-42 15 0 0-27 0-40-15 0 0-14-15-14-46l24-3c0 0 0 20 8 30 0 0 7 10 22 10 0 0 14 0 21-6 0 0 6-7 8-15 0 0 1-9 1-21v-139h27zM2330 206h-26c0 0-3-7-5-18 0 0-25 21-54 21 0 0-23 0-36-11 0 0-14-12-14-31 0 0 0-18 13-30 0 0 13-11 45-15l23-4c0 0 13-2 21-5 0 0 0-11 0-16 0 0-1-4-4-9 0 0-4-5-11-8 0 0-8-3-20-3 0 0-16 0-26 5 0 0-9 6-12 23l-25-3c0 0 5-23 21-34 0 0 16-12 45-12 0 0 27 0 39 8 0 0 13 8 15 19 0 0 3 11 3 28v34c0 0 0 30 1 40 0 0 2 11 7 21zM2297 141v-8c0 0-19 6-47 10 0 0-28 4-28 24 0 0 0 10 7 16 0 0 8 7 22 7 0 0 18 0 32-11 0 0 14-11 14-38zM2480 155c0 0-5 28-22 41 0 0-17 13-39 13 0 0-32 0-49-20 0 0-18-22-18-56 0 0 0-28 10-46 0 0 11-17 25-24 0 0 16-7 32-7 0 0 23 0 39 12 0 0 16 12 19 35l-24 3c0 0-3-14-12-22 0 0-8-7-21-7 0 0-21 0-32 14 0 0-10 15-10 42 0 0 0 27 10 41 0 0 11 15 31 15 0 0 16 0 25-9 0 0 9-9 11-28zM2623 206h-31l-49-75-17 17v58h-25v-202h25v115l59-59h32l-56 54zM2724 101c0 0-1-13-10-18 0 0-8-6-22-6 0 0-14 0-23 4 0 0-9 5-9 15 0 0 0 8 7 12 0 0 7 4 28 9 0 0 23 6 35 11 0 0 11 4 17 12 0 0 7 8 7 23 0 0 0 20-16 33 0 0-16 13-43 13 0 0-28 0-43-12 0 0-16-11-20-35l25-3c0 0 2 15 12 22 0 0 9 8 26 8 0 0 16 0 25-7 0 0 9-7 9-17 0 0 0-6-5-10 0 0-4-4-10-6 0 0-6-2-26-7 0 0-32-8-42-18 0 0-10-11-10-26 0 0 0-18 15-30 0 0 14-12 39-12 0 0 27 0 41 11 0 0 14 10 17 30z">
          <text:p/>
        </draw:path>
        <draw:line draw:style-name="gr17" draw:text-style-name="P1" draw:layer="layout" svg:x1="6.632cm" svg:y1="9.454cm" svg:x2="180.876cm" svg:y2="9.454cm">
          <text:p/>
        </draw:line>
        <draw:polygon draw:style-name="gr18" draw:text-style-name="P11" draw:layer="layout" svg:width="1.185cm" svg:height="0.282cm" svg:x="31.524cm" svg:y="9.031cm" svg:viewBox="0 0 1186 283" draw:points="0,0 1186,0 1186,283 0,283">
          <text:p/>
        </draw:polygon>
        <draw:polygon draw:style-name="gr15" draw:text-style-name="P9" draw:layer="layout" svg:width="0.592cm" svg:height="0.113cm" svg:x="31.524cm" svg:y="9.115cm" svg:viewBox="0 0 593 114" draw:points="0,0 593,0 593,114 0,114">
          <text:p/>
        </draw:polygon>
        <draw:path draw:style-name="gr16" draw:text-style-name="P10" draw:layer="layout" svg:width="2.14cm" svg:height="0.258cm" svg:x="32.857cm" svg:y="9.054cm" svg:viewBox="0 0 2141 259" svg:d="M159 24h-66v179h-28v-179h-65v-24h159zM311 203h-26c0 0-3-7-5-18 0 0-25 22-54 22 0 0-23 0-36-12 0 0-14-11-14-30 0 0 0-18 13-30 0 0 13-12 45-16l23-3c0 0 13-3 22-5 0 0 0-13-1-17 0 0-1-5-4-10 0 0-4-5-11-8 0 0-8-3-20-3 0 0-16 0-25 6 0 0-10 6-13 22l-25-3c0 0 5-23 21-34 0 0 17-11 45-11 0 0 27 0 39 8 0 0 13 7 15 19 0 0 3 11 3 29v33c0 0 0 31 1 41 0 0 2 11 7 20zM279 139v-9c0 0-20 6-48 10 0 0-28 4-28 24 0 0 0 10 7 17 0 0 8 6 22 6 0 0 18 0 32-11 0 0 15-11 15-37zM366 75c0 0 14-22 42-22 0 0 29 0 45 21 0 0 17 21 17 55 0 0 0 36-19 57 0 0-18 21-45 21 0 0-23 0-38-19h-1v71h-24v-203h22v19zM404 186c0 0 18 0 29-14 0 0 11-14 11-43 0 0 0-28-11-42 0 0-11-15-27-15 0 0-18 0-30 16 0 0-11 18-11 43 0 0 0 27 11 41 0 0 11 14 28 14zM626 136h-109c0 0 1 25 14 37 0 0 12 13 30 13 0 0 15 0 24-7 0 0 10-8 15-23l26 3c0 0-7 23-23 36 0 0-17 12-42 12 0 0-32 0-51-20 0 0-18-21-18-56 0 0 0-35 18-57 0 0 18-21 50-21 0 0 16 0 31 7 0 0 15 7 25 24 0 0 10 17 10 52zM601 116c0 0-1-23-14-33 0 0-12-10-27-10 0 0-17 0-29 12 0 0-11 12-13 31zM929 203h-25v-170l-59 170h-24l-57-172h-1v172h-26v-203h40l48 144c0 0 8 24 9 30h1c0 0 4-12 11-32l48-142h35zM1097 136h-110c0 0 2 25 14 37 0 0 12 13 31 13 0 0 14 0 24-7 0 0 10-8 14-23l26 3c0 0-6 23-23 36 0 0-16 12-41 12 0 0-33 0-51-20 0 0-19-21-19-56 0 0 0-35 18-57 0 0 18-21 51-21 0 0 16 0 30 7 0 0 15 7 26 24 0 0 10 17 10 52zM1072 116c0 0-2-23-15-33 0 0-12-10-26-10 0 0-18 0-29 12 0 0-12 12-13 31zM1247 153c0 0-5 28-22 41 0 0-18 13-40 13 0 0-31 0-49-21 0 0-17-21-17-55 0 0 0-30 10-47 0 0 10-17 25-24 0 0 15-7 31-7 0 0 23 0 39 11 0 0 16 12 20 35l-24 4c0 0-4-15-12-22 0 0-8-8-21-8 0 0-21 0-32 15 0 0-11 15-11 42 0 0 0 27 11 42 0 0 10 14 30 14 0 0 16 0 26-9 0 0 8-9 11-27zM1387 203h-24v-92c0 0 0-19-8-28 0 0-8-9-23-9 0 0-16 0-27 11 0 0-12 10-12 38v80h-25v-203h25v73c0 0 17-20 44-20 0 0 14 0 27 5 0 0 13 6 18 18 0 0 5 12 5 35zM1552 203h-26c0 0-4-7-5-18 0 0-25 22-54 22 0 0-24 0-37-12 0 0-13-11-13-30 0 0 0-18 13-30 0 0 13-12 44-16l23-3c0 0 13-3 22-5 0 0 0-13-1-17 0 0-1-5-4-10 0 0-3-5-11-8 0 0-7-3-20-3 0 0-16 0-25 6 0 0-9 6-13 22l-24-3c0 0 4-23 21-34 0 0 16-11 45-11 0 0 26 0 39 8 0 0 12 7 15 19 0 0 3 11 3 29v33c0 0 0 31 1 41 0 0 1 11 7 20zM1519 139v-9c0 0-20 6-48 10 0 0-28 4-28 24 0 0 0 10 8 17 0 0 7 6 22 6 0 0 18 0 32-11 0 0 14-11 14-37zM1701 203h-25v-89c0 0 0-23-8-31 0 0-8-9-22-9 0 0-11 0-21 6 0 0-10 5-14 15 0 0-4 11-4 28v80h-25v-147h23v21c0 0 8-12 19-18 0 0 12-6 27-6 0 0 11 0 23 4 0 0 11 4 18 12 0 0 6 9 7 18 0 0 2 9 2 26zM1764 203h-25v-147h25zM1764 28h-25v-28h25zM1883 97c0 0-1-12-10-18 0 0-8-6-22-6 0 0-14 0-23 5 0 0-9 5-9 14 0 0 0 9 7 12 0 0 7 5 28 10 0 0 23 6 34 11 0 0 12 5 18 13 0 0 7 8 7 22 0 0 0 20-16 34 0 0-16 13-43 13 0 0-28 0-43-12 0 0-16-12-20-35l25-4c0 0 2 15 11 23 0 0 10 7 27 7 0 0 16 0 25-6 0 0 8-7 8-17 0 0 0-7-4-11 0 0-4-4-10-6 0 0-6-2-26-7 0 0-32-7-42-18 0 0-10-10-10-26 0 0 0-19 15-30 0 0 14-12 39-12 0 0 27 0 41 10 0 0 14 10 17 31zM2141 203h-25v-92c0 0 0-11-1-18 0 0-2-8-8-13 0 0-5-6-17-6 0 0-15 0-26 11 0 0-10 10-10 33v85h-25v-95c0 0 0-20-7-27 0 0-6-7-19-7 0 0-16 0-26 11 0 0-10 11-10 43v75h-25v-147h22v20h1c0 0 15-23 44-23 0 0 16 0 26 6 0 0 11 7 15 20 0 0 16-26 45-26 0 0 23 0 35 12 0 0 11 13 11 37z">
          <text:p/>
        </draw:path>
        <draw:line draw:style-name="gr17" draw:text-style-name="P1" draw:layer="layout" svg:x1="6.632cm" svg:y1="10.018cm" svg:x2="180.876cm" svg:y2="10.018cm">
          <text:p/>
        </draw:line>
        <draw:polygon draw:style-name="gr18" draw:text-style-name="P11" draw:layer="layout" svg:width="29.041cm" svg:height="0.282cm" svg:x="29.153cm" svg:y="9.595cm" svg:viewBox="0 0 29042 283" draw:points="0,0 29042,0 29042,283 0,283">
          <text:p/>
        </draw:polygon>
        <draw:polygon draw:style-name="gr15" draw:text-style-name="P9" draw:layer="layout" svg:width="14.535cm" svg:height="0.113cm" svg:x="29.153cm" svg:y="9.68cm" svg:viewBox="0 0 14536 114" draw:points="0,0 14536,0 14536,114 0,114">
          <text:p/>
        </draw:polygon>
        <draw:path draw:style-name="gr16" draw:text-style-name="P10" draw:layer="layout" svg:width="1.018cm" svg:height="0.205cm" svg:x="58.357cm" svg:y="9.619cm" svg:viewBox="0 0 1019 206" svg:d="M0 0h70c0 0 19 0 32 2 0 0 13 2 26 9 0 0 12 7 21 20 0 0 9 12 14 29 0 0 6 16 6 40 0 0 0 45-22 74 0 0-21 29-74 29h-73zM27 179h44c0 0 13 0 23-2 0 0 10-1 21-9 0 0 12-7 19-24 0 0 7-16 7-45 0 0 0-15-3-28 0 0-3-13-10-24 0 0-8-11-17-16 0 0-10-5-19-6 0 0-8-1-22-1h-43zM328 203h-26c0 0-3-7-5-18 0 0-25 21-54 21 0 0-23 0-36-11 0 0-14-12-14-31 0 0 0-18 13-30 0 0 13-12 45-16l23-4c0 0 13-2 22-5 0 0 0-11-1-16 0 0-1-4-4-9 0 0-3-5-11-8 0 0-8-3-20-3 0 0-16 0-25 5 0 0-10 6-13 23l-24-4c0 0 4-22 20-33 0 0 17-12 46-12 0 0 26 0 38 8 0 0 13 8 16 19 0 0 2 11 2 28v35c0 0 0 30 1 40 0 0 2 11 7 21zM296 138v-9c0 0-20 7-48 11 0 0-28 4-28 24 0 0 0 10 8 16 0 0 7 7 21 7 0 0 18 0 33-11 0 0 14-11 14-38zM416 202c0 0-11 3-19 3 0 0-16 0-24-6 0 0-7-6-9-15 0 0-1-8-1-24v-85h-19v-20h19v-36l24-15v51h25v20h-25v86c0 0 0 11 2 16 0 0 3 5 12 5 0 0 5 0 11-1zM564 203h-26c0 0-4-7-5-18 0 0-25 21-54 21 0 0-24 0-37-11 0 0-13-12-13-31 0 0 0-18 13-30 0 0 13-12 44-16l23-4c0 0 13-2 22-5 0 0 0-11-1-16 0 0 0-4-4-9 0 0-3-5-11-8 0 0-7-3-20-3 0 0-16 0-25 5 0 0-9 6-13 23l-24-4c0 0 4-22 21-33 0 0 16-12 45-12 0 0 26 0 39 8 0 0 12 8 15 19 0 0 3 11 3 28v35c0 0 0 30 1 40 0 0 1 11 7 21zM531 138v-9c0 0-19 7-48 11 0 0-28 4-28 24 0 0 0 10 8 16 0 0 7 7 22 7 0 0 18 0 32-11 0 0 14-11 14-38zM619 72c0 0 14-20 40-20 0 0 28 0 45 21 0 0 17 20 17 54 0 0 0 39-19 59 0 0-19 20-44 20 0 0-26 0-40-22h-1v19h-23v-203h25zM656 186c0 0 17 0 28-15 0 0 11-15 11-42 0 0 0-26-10-41 0 0-10-15-28-15 0 0-18 0-29 15 0 0-11 16-11 40 0 0 0 24 4 34 0 0 5 9 14 17 0 0 9 7 21 7zM833 97c0 0-2-13-10-18 0 0-8-6-23-6 0 0-14 0-22 4 0 0-9 5-9 14 0 0 0 9 6 13 0 0 7 4 28 9 0 0 23 7 35 12 0 0 11 4 17 12 0 0 7 8 7 23 0 0 0 20-16 33 0 0-16 13-43 13 0 0-28 0-43-12 0 0-16-11-19-35l24-3c0 0 2 15 12 22 0 0 9 8 26 8 0 0 16 0 25-7 0 0 9-7 9-17 0 0 0-6-4-10 0 0-4-4-10-6 0 0-6-2-27-7 0 0-32-8-41-18 0 0-10-12-10-27 0 0 0-18 14-30 0 0 15-12 40-12 0 0 26 0 40 10 0 0 15 11 18 31zM1019 136h-110c0 0 2 24 14 37 0 0 13 13 31 13 0 0 14 0 24-8 0 0 10-7 15-22l25 3c0 0-6 23-22 35 0 0-17 12-42 12 0 0-33 0-51-20 0 0-19-20-19-55 0 0 0-36 18-57 0 0 18-22 51-22 0 0 16 0 31 7 0 0 14 7 25 24 0 0 10 17 10 53zM993 115c0 0-1-23-13-33 0 0-13-9-27-9 0 0-18 0-29 11 0 0-11 12-13 31z">
          <text:p/>
        </draw:path>
        <draw:line draw:style-name="gr17" draw:text-style-name="P1" draw:layer="layout" svg:x1="6.632cm" svg:y1="10.583cm" svg:x2="180.876cm" svg:y2="10.583cm">
          <text:p/>
        </draw:line>
        <draw:polygon draw:style-name="gr18" draw:text-style-name="P11" draw:layer="layout" svg:width="4.149cm" svg:height="0.282cm" svg:x="29.153cm" svg:y="10.16cm" svg:viewBox="0 0 4150 283" draw:points="0,0 4150,0 4150,283 0,283">
          <text:p/>
        </draw:polygon>
        <draw:polygon draw:style-name="gr15" draw:text-style-name="P9" draw:layer="layout" svg:width="2.089cm" svg:height="0.113cm" svg:x="29.153cm" svg:y="10.244cm" svg:viewBox="0 0 2090 114" draw:points="0,0 2090,0 2090,114 0,114">
          <text:p/>
        </draw:polygon>
        <draw:path draw:style-name="gr16" draw:text-style-name="P10" draw:layer="layout" svg:width="2.877cm" svg:height="0.261cm" svg:x="33.464cm" svg:y="10.18cm" svg:viewBox="0 0 2878 262" svg:d="M192 206h-25v-170l-59 170h-24l-58-173v173h-26v-203h40l48 144c0 0 8 24 9 30h1c0 0 4-12 11-32l48-142h35zM258 206h-25v-147h25zM258 31h-25v-28h25zM415 156c0 0-4 28-22 41 0 0-17 13-39 13 0 0-32 0-49-21 0 0-17-21-17-55 0 0 0-30 10-47 0 0 10-17 25-24 0 0 15-7 31-7 0 0 23 0 39 11 0 0 16 12 20 35l-24 3c0 0-4-14-12-21 0 0-9-8-22-8 0 0-21 0-31 15 0 0-11 14-11 42 0 0 0 27 10 42 0 0 11 14 31 14 0 0 16 0 25-9 0 0 9-9 12-27zM515 63l-8 23c0 0-9-5-18-5 0 0-14 0-21 12 0 0-7 13-7 35v78h-25v-147h23v22c0 0 12-25 31-25 0 0 13 0 25 7zM590 56c0 0 30 0 49 19 0 0 20 19 20 56 0 0 0 43-21 61 0 0-21 18-48 18 0 0-28 0-48-19 0 0-20-18-20-58 0 0 0-39 20-58 0 0 19-19 48-19zM590 189c0 0 21 0 32-16 0 0 12-15 12-41 0 0 0-28-13-42 0 0-12-14-31-14 0 0-19 0-31 14 0 0-12 14-12 43 0 0 0 28 13 42 0 0 12 14 30 14zM711 78c0 0 14-22 42-22 0 0 29 0 45 21 0 0 17 21 17 55 0 0 0 36-18 57 0 0-19 21-46 21 0 0-24 0-38-19v71h-25v-203h22v19zM749 189c0 0 18 0 29-14 0 0 12-15 12-43 0 0 0-28-11-42 0 0-11-15-28-15 0 0-18 0-30 16 0 0-11 17-11 43 0 0 0 27 11 41 0 0 11 14 28 14zM964 206h-25v-93c0 0 0-18-8-27 0 0-7-9-23-9 0 0-15 0-27 11 0 0-12 10-12 37v81h-24v-203h24v73c0 0 18-20 44-20 0 0 14 0 28 5 0 0 13 6 18 18 0 0 5 12 5 33zM1061 56c0 0 30 0 49 19 0 0 20 19 20 56 0 0 0 43-22 61 0 0-20 18-47 18 0 0-28 0-48-19 0 0-21-18-21-58 0 0 0-39 20-58 0 0 20-19 49-19zM1061 189c0 0 21 0 32-16 0 0 11-15 11-41 0 0 0-28-12-42 0 0-12-14-31-14 0 0-19 0-31 14 0 0-12 14-12 43 0 0 0 28 12 42 0 0 12 14 31 14zM1278 206h-25v-90c0 0 0-22-8-30 0 0-8-9-23-9 0 0-11 0-20 6 0 0-10 5-14 15 0 0-4 10-4 27v81h-25v-147h22v21h1c0 0 8-12 19-18 0 0 11-6 27-6 0 0 11 0 23 4 0 0 11 4 17 12 0 0 7 8 8 18 0 0 2 9 2 25zM1443 139h-110c0 0 2 25 14 37 0 0 12 13 31 13 0 0 14 0 24-7 0 0 9-8 14-23l26 3c0 0-7 23-23 35 0 0-17 13-41 13 0 0-33 0-52-20 0 0-19-21-19-56 0 0 0-35 18-57 0 0 18-21 51-21 0 0 16 0 31 7 0 0 15 7 25 24 0 0 11 17 11 52zM1417 118c0 0-2-22-14-32 0 0-12-10-27-10 0 0-17 0-29 12 0 0-11 11-13 30zM1532 3l-58 210h-21l59-210zM1674 62c0 0-2-19-15-29 0 0-12-9-34-9 0 0-21 0-34 7 0 0-13 8-13 23 0 0 0 13 10 19 0 0 10 7 38 13 0 0 25 6 41 12 0 0 16 5 27 17 0 0 12 13 12 34 0 0 0 26-21 44 0 0-21 17-54 17 0 0-43 0-64-19 0 0-21-19-23-50l26-2c0 0 2 24 19 36 0 0 16 10 40 10 0 0 23 0 37-9 0 0 14-9 14-25 0 0 0-16-15-25 0 0-14-8-48-15 0 0-34-7-49-20 0 0-15-14-15-35 0 0 0-25 19-41 0 0 19-15 51-15 0 0 34 0 54 15 0 0 21 16 22 45zM1798 56c0 0 30 0 50 19 0 0 19 19 19 56 0 0 0 43-21 61 0 0-21 18-48 18 0 0-27 0-48-19 0 0-20-18-20-58 0 0 0-39 20-58 0 0 20-19 48-19zM1798 189c0 0 22 0 33-16 0 0 11-15 11-41 0 0 0-28-12-42 0 0-13-14-32-14 0 0-18 0-31 14 0 0-12 14-12 43 0 0 0 28 13 42 0 0 12 14 30 14zM2014 206h-22v-21c0 0-17 25-46 25 0 0-16 0-29-7 0 0-13-7-17-20 0 0-4-12-4-32v-92h25v82c0 0 0 19 1 28 0 0 2 8 10 14 0 0 8 5 19 5 0 0 14 0 26-10 0 0 13-9 13-40v-79h24zM2172 206h-25v-90c0 0 0-22-8-30 0 0-8-9-22-9 0 0-11 0-21 6 0 0-10 5-14 15 0 0-4 10-4 27v81h-25v-147h22v21h1c0 0 8-12 20-18 0 0 11-6 26-6 0 0 12 0 23 4 0 0 11 4 18 12 0 0 6 8 8 18 0 0 1 9 1 25zM2328 206h-23v-18h-1c0 0-13 22-40 22 0 0-27 0-45-22 0 0-18-21-18-55 0 0 0-36 17-57 0 0 17-20 45-20 0 0 26 0 40 20v-73h25zM2267 189c0 0 16 0 27-13 0 0 11-13 11-41 0 0 0-27-10-43 0 0-10-16-29-16 0 0-20 0-30 15 0 0-10 16-10 42 0 0 0 19 6 31 0 0 5 13 15 19 0 0 9 6 20 6zM2488 156c0 0-6 28-23 41 0 0-18 13-39 13 0 0-32 0-50-21 0 0-17-21-17-55 0 0 0-30 10-47 0 0 10-17 25-24 0 0 15-7 32-7 0 0 22 0 38 11 0 0 16 12 20 35l-24 3c0 0-4-14-12-21 0 0-8-8-21-8 0 0-21 0-32 15 0 0-11 14-11 42 0 0 0 27 11 42 0 0 11 14 30 14 0 0 16 0 25-9 0 0 10-9 12-27zM2636 206h-26c0 0-4-7-5-18 0 0-25 22-54 22 0 0-23 0-37-12 0 0-13-11-13-31 0 0 0-18 13-30 0 0 13-12 44-16l24-4c0 0 13-2 21-5 0 0 0-11-1-15 0 0 0-5-4-10 0 0-3-5-11-8 0 0-7-3-20-3 0 0-15 0-25 6 0 0-9 6-13 22l-24-3c0 0 4-23 20-34 0 0 17-11 46-11 0 0 26 0 39 7 0 0 12 8 15 20 0 0 3 10 3 28v34c0 0 0 31 1 41 0 0 1 10 7 20zM2603 142v-9c0 0-20 6-48 10 0 0-28 4-28 24 0 0 0 10 8 17 0 0 7 6 22 6 0 0 18 0 32-11 0 0 14-11 14-37zM2745 63l-9 23c0 0-9-5-18-5 0 0-14 0-21 12 0 0-7 13-7 35v78h-25v-147h23v22c0 0 12-25 31-25 0 0 13 0 26 7zM2878 206h-23v-18c0 0-14 22-41 22 0 0-27 0-45-22 0 0-18-21-18-55 0 0 0-36 17-57 0 0 17-20 45-20 0 0 26 0 40 20v-73h25zM2817 189c0 0 16 0 27-13 0 0 12-13 12-41 0 0 0-27-11-43 0 0-10-16-30-16 0 0-19 0-28 15 0 0-10 16-10 42 0 0 0 19 5 31 0 0 5 13 15 19 0 0 9 6 20 6z">
          <text:p/>
        </draw:path>
        <draw:line draw:style-name="gr17" draw:text-style-name="P1" draw:layer="layout" svg:x1="6.632cm" svg:y1="11.147cm" svg:x2="180.876cm" svg:y2="11.147cm">
          <text:p/>
        </draw:line>
        <draw:polygon draw:style-name="gr18" draw:text-style-name="P11" draw:layer="layout" svg:width="3.556cm" svg:height="0.282cm" svg:x="29.153cm" svg:y="10.724cm" svg:viewBox="0 0 3557 283" draw:points="0,0 3557,0 3557,283 0,283">
          <text:p/>
        </draw:polygon>
        <draw:polygon draw:style-name="gr15" draw:text-style-name="P9" draw:layer="layout" svg:width="1.778cm" svg:height="0.113cm" svg:x="29.153cm" svg:y="10.809cm" svg:viewBox="0 0 1779 114" draw:points="0,0 1779,0 1779,114 0,114">
          <text:p/>
        </draw:polygon>
        <draw:path draw:style-name="gr16" draw:text-style-name="P10" draw:layer="layout" svg:width="0.735cm" svg:height="0.261cm" svg:x="32.872cm" svg:y="10.748cm" svg:viewBox="0 0 736 262" svg:d="M0 0h76c0 0 18 0 31 1 0 0 13 2 25 10 0 0 11 7 16 20 0 0 6 13 6 27 0 0 0 29-18 46 0 0-18 17-58 17h-51v82h-27zM27 97h52c0 0 47 0 47-38 0 0 0-12-6-21 0 0-6-10-15-12 0 0-9-2-27-2h-51zM312 203h-26c0 0-3-7-5-18 0 0-25 21-54 21 0 0-23 0-36-11 0 0-14-12-14-31 0 0 0-18 13-30 0 0 13-12 45-16l23-3c0 0 13-2 21-5 0 0 0-11 0-16 0 0-1-5-4-9 0 0-4-6-11-10 0 0-8-2-20-2 0 0-16 0-26 5 0 0-9 7-12 23l-25-3c0 0 5-23 21-35 0 0 16-11 45-11 0 0 27 0 39 8 0 0 12 8 15 19 0 0 3 12 3 29v34c0 0 0 30 1 40 0 0 1 11 7 21zM279 138v-9c0 0-19 7-47 11 0 0-28 3-28 24 0 0 0 9 7 16 0 0 8 6 22 6 0 0 18 0 32-10 0 0 14-11 14-38zM462 183c0 0 0 31-6 47 0 0-7 15-22 24 0 0-16 8-38 8 0 0-25 0-41-11 0 0-17-11-17-36l24 4c0 0 1 11 10 17 0 0 8 6 24 6 0 0 19 0 28-8 0 0 9-8 11-19 0 0 2-12 2-31 0 0-16 19-41 19 0 0-28 0-46-21 0 0-17-22-17-54 0 0 0-32 17-54 0 0 17-22 47-22 0 0 25 0 42 21v-18h23zM399 182c0 0 15 0 28-12 0 0 12-13 12-42 0 0 0-27-12-41 0 0-12-14-29-14 0 0-17 0-29 15 0 0-11 14-11 39 0 0 0 29 12 42 0 0 12 13 29 13zM627 136h-110c0 0 1 24 15 37 0 0 12 13 30 13 0 0 14 0 24-8 0 0 10-7 15-23l26 4c0 0-7 23-23 35 0 0-17 12-42 12 0 0-32 0-52-20 0 0-19-20-19-55 0 0 0-35 18-57 0 0 19-22 52-22 0 0 16 0 31 7 0 0 15 7 25 24 0 0 10 18 10 53zM602 116c0 0-2-23-14-34 0 0-12-9-27-9 0 0-17 0-29 12 0 0-12 12-14 31zM736 60l-9 23c0 0-9-5-18-5 0 0-13 0-21 13 0 0-7 13-7 35v77h-24v-148h22v23c0 0 12-26 31-26 0 0 13 0 26 8z">
          <text:p/>
        </draw:path>
        <draw:line draw:style-name="gr17" draw:text-style-name="P1" draw:layer="layout" svg:x1="6.632cm" svg:y1="11.712cm" svg:x2="180.876cm" svg:y2="11.712cm">
          <text:p/>
        </draw:line>
        <draw:polygon draw:style-name="gr18" draw:text-style-name="P11" draw:layer="layout" svg:width="2.963cm" svg:height="0.283cm" svg:x="29.153cm" svg:y="11.288cm" svg:viewBox="0 0 2964 284" draw:points="0,0 2964,0 2964,284 0,284">
          <text:p/>
        </draw:polygon>
        <draw:path draw:style-name="gr8" draw:text-style-name="P5" draw:layer="layout" svg:width="2.038cm" svg:height="0.206cm" svg:x="32.278cm" svg:y="11.312cm" svg:viewBox="0 0 2039 207" svg:d="M115 96c0 0 19 6 29 19 0 0 9 12 9 30 0 0 0 17-8 31 0 0-9 14-25 20 0 0-15 7-42 7h-78v-203h76c0 0 37 0 52 16 0 0 15 16 15 36 0 0 0 13-7 25 0 0-7 11-21 19zM27 86h44c0 0 14 0 23-2 0 0 9-1 16-8 0 0 7-6 7-21 0 0 0-14-7-21 0 0-7-7-17-8 0 0-10-2-25-2h-41zM27 179h51c0 0 26 0 37-9 0 0 11-9 11-25 0 0 0-17-12-26 0 0-11-9-40-9h-47zM314 203h-27c0 0-3-7-5-18 0 0-25 22-54 22 0 0-23 0-36-12 0 0-14-12-14-31 0 0 0-18 14-30 0 0 12-11 44-15l23-4c0 0 13-2 22-5 0 0 0-11-1-15 0 0-1-5-4-10 0 0-4-5-11-8 0 0-8-3-20-3 0 0-16 0-25 6 0 0-9 6-13 22l-24-3c0 0 4-23 20-35 0 0 17-11 46-11 0 0 26 0 38 7 0 0 13 9 16 20 0 0 2 11 2 29v33c0 0 0 30 2 41 0 0 1 10 7 20zM281 139v-9c0 0-20 6-48 10 0 0-28 4-28 24 0 0 0 10 8 17 0 0 7 6 21 6 0 0 19 0 33-11 0 0 14-11 14-37zM423 60l-9 24c0 0-9-5-18-5 0 0-14 0-21 12 0 0-7 13-7 35v77h-25v-147h22v23h1c0 0 12-26 31-26 0 0 13 0 26 7zM557 153c0 0-5 28-22 41 0 0-17 13-39 13 0 0-31 0-49-21 0 0-17-21-17-56 0 0 0-28 10-45 0 0 10-17 25-25 0 0 15-7 31-7 0 0 23 0 39 11 0 0 16 13 20 36l-24 3c0 0-4-14-12-22 0 0-9-7-22-7 0 0-20 0-31 15 0 0-11 14-11 41 0 0 0 27 11 41 0 0 10 15 30 15 0 0 16 0 25-9 0 0 9-9 12-27zM638 53c0 0 30 0 50 20 0 0 19 19 19 55 0 0 0 43-21 61 0 0-21 18-48 18 0 0-27 0-48-19 0 0-20-18-20-58 0 0 0-38 19-57 0 0 20-20 49-20zM638 186c0 0 21 0 33-16 0 0 11-15 11-41 0 0 0-27-13-41 0 0-13-14-31-14 0 0-19 0-31 14 0 0-12 14-12 42 0 0 0 28 12 42 0 0 13 14 31 14zM854 203h-23v-19h-1c0 0-13 23-40 23 0 0-27 0-45-22 0 0-18-21-18-55 0 0 0-35 17-56 0 0 17-21 45-21 0 0 26 0 40 21v-74h25zM792 186c0 0 17 0 28-13 0 0 11-14 11-41 0 0 0-27-10-42 0 0-10-16-30-16 0 0-19 0-29 15 0 0-10 16-10 41 0 0 0 18 6 31 0 0 5 13 15 19 0 0 9 6 19 6zM1020 136h-110c0 0 2 24 14 37 0 0 12 13 31 13 0 0 14 0 24-7 0 0 9-8 14-23l26 3c0 0-6 23-23 35 0 0-16 13-41 13 0 0-33 0-52-20 0 0-18-21-18-56 0 0 0-34 18-56 0 0 18-22 51-22 0 0 15 0 30 7 0 0 15 8 25 25 0 0 11 17 11 51zM994 116c0 0-1-23-14-32 0 0-12-10-26-10 0 0-18 0-29 12 0 0-12 11-13 30zM1310 203h-34c0 0-30-47-37-58 0 0-7-11-16-19 0 0-8-8-15-10 0 0-7-2-19-2h-31v89h-26v-203h89c0 0 18 0 31 2 0 0 12 3 21 10 0 0 10 8 15 19 0 0 5 12 5 24 0 0 0 24-14 38 0 0-15 14-43 18 0 0 21 9 39 37zM1158 90h58c0 0 17 0 27-3 0 0 10-3 16-12 0 0 6-8 6-20 0 0 0-13-10-23 0 0-10-10-33-10h-64zM1460 136h-110c0 0 2 24 14 37 0 0 12 13 31 13 0 0 14 0 24-7 0 0 9-8 15-23l25 3c0 0-6 23-23 35 0 0-16 13-41 13 0 0-33 0-51-20 0 0-20-21-20-56 0 0 0-34 19-56 0 0 18-22 50-22 0 0 17 0 31 7 0 0 15 8 25 25 0 0 11 17 11 51zM1434 116c0 0-1-23-13-32 0 0-13-10-28-10 0 0-17 0-28 12 0 0-11 11-13 30zM1617 203h-26c0 0-4-7-6-18 0 0-24 22-54 22 0 0-23 0-36-12 0 0-13-12-13-31 0 0 0-18 13-30 0 0 12-11 44-15l23-4c0 0 13-2 22-5 0 0 0-11-1-15 0 0-1-5-4-10 0 0-4-5-11-8 0 0-7-3-20-3 0 0-16 0-25 6 0 0-9 6-13 22l-24-3c0 0 4-23 20-35 0 0 17-11 46-11 0 0 26 0 39 7 0 0 12 9 15 20 0 0 3 11 3 29v33c0 0 0 30 1 41 0 0 1 10 7 20zM1584 139v-9c0 0-20 6-48 10 0 0-28 4-28 24 0 0 0 10 8 17 0 0 7 6 21 6 0 0 19 0 33-11 0 0 14-11 14-37zM1765 203h-23v-19h-1c0 0-13 23-40 23 0 0-27 0-45-22 0 0-18-21-18-55 0 0 0-35 17-56 0 0 17-21 45-21 0 0 26 0 39 21h1v-74h25zM1703 186c0 0 17 0 28-13 0 0 11-14 11-41 0 0 0-27-10-42 0 0-10-16-30-16 0 0-19 0-29 15 0 0-10 16-10 41 0 0 0 18 6 31 0 0 5 13 14 19 0 0 10 6 20 6zM1931 136h-110c0 0 2 24 14 37 0 0 12 13 31 13 0 0 14 0 24-7 0 0 9-8 15-23l25 3c0 0-6 23-23 35 0 0-17 13-41 13 0 0-33 0-52-20 0 0-18-21-18-56 0 0 0-34 18-56 0 0 18-22 50-22 0 0 17 0 31 7 0 0 15 8 25 25 0 0 11 17 11 51zM1905 116c0 0-1-23-14-32 0 0-12-10-27-10 0 0-17 0-28 12 0 0-12 11-14 30zM2039 60l-8 24c0 0-9-5-18-5 0 0-14 0-21 12 0 0-7 13-7 35v77h-25v-147h23v23c0 0 12-26 31-26 0 0 13 0 25 7z">
          <text:p/>
        </draw:path>
        <draw:line draw:style-name="gr12" draw:text-style-name="P1" draw:layer="layout" svg:x1="6.632cm" svg:y1="12.276cm" svg:x2="180.876cm" svg:y2="12.276cm">
          <text:p/>
        </draw:line>
        <draw:polygon draw:style-name="gr18" draw:text-style-name="P11" draw:layer="layout" svg:width="3.556cm" svg:height="0.282cm" svg:x="29.153cm" svg:y="11.853cm" svg:viewBox="0 0 3557 283" draw:points="0,0 3557,0 3557,283 0,283">
          <text:p/>
        </draw:polygon>
        <draw:path draw:style-name="gr8" draw:text-style-name="P5" draw:layer="layout" svg:width="1.52cm" svg:height="0.209cm" svg:x="32.85cm" svg:y="11.873cm" svg:viewBox="0 0 1521 210" svg:d="M189 207h-30l-24-63h-84l-23 63h-28l77-204h29zM127 123c0 0-25-66-28-75 0 0-4-9-7-23h-1c0 0-4 20-10 37l-23 61zM232 207h-25v-204h25zM397 207h-26c0 0-4-7-5-18 0 0-25 21-54 21 0 0-23 0-37-12 0 0-13-11-13-30 0 0 0-18 13-31 0 0 13-12 44-16l24-3c0 0 12-2 21-5 0 0 0-11-1-16 0 0-1-5-4-10 0 0-3-5-11-8 0 0-7-3-19-3 0 0-17 0-26 6 0 0-9 6-12 22l-25-3c0 0 4-22 21-34 0 0 16-11 45-11 0 0 27 0 39 8 0 0 12 8 15 19 0 0 3 11 3 28v35c0 0 0 30 1 40 0 0 1 11 7 21zM364 141v-9c0 0-20 7-48 10 0 0-28 5-28 25 0 0 0 10 8 17 0 0 8 6 22 6 0 0 18 0 32-11 0 0 14-10 14-38zM506 64l-9 23c0 0-9-6-18-6 0 0-14 0-21 13 0 0-7 12-7 35v78h-25v-148h23v22c0 0 12-25 31-25 0 0 13 0 26 8zM719 207h-25v-94c0 0 0-10-1-17 0 0-1-8-7-13 0 0-6-5-18-5 0 0-14 0-25 10 0 0-11 10-11 33v86h-25v-97c0 0 0-18-6-25 0 0-7-7-19-7 0 0-16 0-27 10 0 0-10 11-10 42v77h-24v-148h22v21c0 0 15-24 44-24 0 0 16 0 27 6 0 0 10 7 14 20 0 0 17-26 46-26 0 0 22 0 34 12 0 0 11 13 11 37zM1008 141c0 0-8 36-30 52 0 0-23 17-53 17 0 0-50 0-73-31 0 0-22-31-22-76 0 0 0-48 27-76 0 0 26-27 68-27 0 0 30 0 51 15 0 0 20 15 29 44l-26 6c0 0-7-21-20-32 0 0-14-10-34-10 0 0-33 0-50 22 0 0-17 21-17 58 0 0 0 43 18 64 0 0 17 20 46 20 0 0 24 0 39-13 0 0 15-13 21-39zM1063 207h-25v-204h25zM1160 56c0 0 30 0 49 19 0 0 20 19 20 55 0 0 0 45-21 62 0 0-21 18-48 18 0 0-27 0-48-18 0 0-20-19-20-59 0 0 0-39 20-58 0 0 20-19 48-19zM1160 190c0 0 22 0 33-16 0 0 11-16 11-42 0 0 0-28-13-42 0 0-12-14-31-14 0 0-18 0-31 15 0 0-12 14-12 42 0 0 0 28 13 43 0 0 12 14 30 14zM1379 156c0 0-5 28-22 41 0 0-19 13-40 13 0 0-32 0-50-21 0 0-17-21-17-56 0 0 0-29 10-46 0 0 10-17 25-24 0 0 15-7 32-7 0 0 22 0 39 12 0 0 16 11 20 34l-24 4c0 0-5-15-13-22 0 0-8-8-21-8 0 0-21 0-32 15 0 0-11 15-11 41 0 0 0 28 11 43 0 0 11 15 30 15 0 0 16 0 25-9 0 0 11-10 13-28zM1521 207h-30l-49-76-17 17v59h-25v-204h25v115l58-59h33l-56 55z">
          <text:p/>
        </draw:path>
        <draw:line draw:style-name="gr12" draw:text-style-name="P1" draw:layer="layout" svg:x1="6.632cm" svg:y1="12.841cm" svg:x2="180.876cm" svg:y2="12.841cm">
          <text:p/>
        </draw:line>
        <draw:polygon draw:style-name="gr18" draw:text-style-name="P11" draw:layer="layout" svg:width="4.149cm" svg:height="0.283cm" svg:x="29.153cm" svg:y="12.417cm" svg:viewBox="0 0 4150 284" draw:points="0,0 4150,0 4150,284 0,284">
          <text:p/>
        </draw:polygon>
        <draw:path draw:style-name="gr8" draw:text-style-name="P5" draw:layer="layout" svg:width="1.667cm" svg:height="0.262cm" svg:x="33.457cm" svg:y="12.437cm" svg:viewBox="0 0 1668 263" svg:d="M179 142c0 0-9 34-31 51 0 0-22 17-53 17 0 0-50 0-72-31 0 0-23-32-23-75 0 0 0-49 27-76 0 0 27-28 69-28 0 0 29 0 50 16 0 0 21 15 29 44l-26 6c0 0-7-22-20-32 0 0-14-11-34-11 0 0-33 0-50 22 0 0-17 22-17 58 0 0 0 42 18 63 0 0 18 21 47 21 0 0 23 0 38-13 0 0 15-13 21-39zM268 56c0 0 30 0 49 20 0 0 20 19 20 55 0 0 0 43-21 61 0 0-21 18-48 18 0 0-28 0-48-19 0 0-20-18-20-58 0 0 0-38 19-57 0 0 20-20 49-20zM268 189c0 0 21 0 33-16 0 0 10-15 10-41 0 0 0-28-12-41 0 0-13-14-31-14 0 0-19 0-31 14 0 0-12 14-12 42 0 0 0 28 12 42 0 0 13 14 31 14zM564 206h-25v-92c0 0 0-11-1-18 0 0-2-7-7-13 0 0-6-5-18-5 0 0-15 0-26 10 0 0-10 10-10 33v85h-25v-95c0 0 0-19-7-26 0 0-7-7-19-7 0 0-16 0-26 11 0 0-10 11-10 41v76h-25v-146h22v20h1c0 0 15-24 43-24 0 0 17 0 27 7 0 0 10 6 15 19 0 0 16-26 45-26 0 0 23 0 34 13 0 0 12 12 12 37zM624 79c0 0 14-23 42-23 0 0 29 0 46 21 0 0 17 21 17 55 0 0 0 36-19 56 0 0-19 22-46 22 0 0-23 0-38-19v72h-25v-203h23zM662 189c0 0 18 0 29-14 0 0 13-15 13-43 0 0 0-27-12-42 0 0-11-14-28-14 0 0-18 0-29 16 0 0-12 16-12 42 0 0 0 27 11 41 0 0 11 14 28 14zM877 206h-22v-21h-1c0 0-17 25-46 25 0 0-15 0-28-7 0 0-13-8-17-20 0 0-5-13-5-33v-90h25v81c0 0 0 19 2 28 0 0 2 8 10 13 0 0 7 6 18 6 0 0 15 0 27-10 0 0 12-9 12-40v-78h25zM972 206c0 0-10 2-18 2 0 0-16 0-24-6 0 0-7-5-9-14 0 0-1-9-1-25v-84h-18v-19h18v-37l24-14v51h25v19h-25v85c0 0 0 12 3 16 0 0 2 5 11 5 0 0 5 0 11-1zM1121 139h-110c0 0 2 24 14 37 0 0 13 13 31 13 0 0 14 0 24-7 0 0 10-8 15-23l25 3c0 0-6 23-23 35 0 0-16 13-41 13 0 0-33 0-51-21 0 0-19-20-19-55 0 0 0-34 18-56 0 0 18-22 51-22 0 0 16 0 30 8 0 0 15 7 26 24 0 0 10 16 10 51zM1096 119c0 0-2-23-14-33 0 0-13-9-27-9 0 0-18 0-29 12 0 0-12 11-13 30zM1230 64l-9 23c0 0-9-5-18-5 0 0-14 0-21 12 0 0-7 13-7 35v77h-25v-146h23v22c0 0 12-26 31-26 0 0 13 0 26 8zM1357 206h-27v-202h27zM1461 4l-58 209h-20l58-209zM1572 0c0 0 42 0 69 29 0 0 27 29 27 76 0 0 0 47-27 76 0 0-28 29-69 29 0 0-44 0-71-30 0 0-27-30-27-72 0 0 0-50 27-79 0 0 27-29 71-29zM1571 187c0 0 31 0 50-22 0 0 19-21 19-60 0 0 0-39-19-61 0 0-20-21-49-21 0 0-31 0-50 21 0 0-20 21-20 64 0 0 0 35 19 57 0 0 19 22 50 22z">
          <text:p/>
        </draw:path>
        <draw:line draw:style-name="gr12" draw:text-style-name="P1" draw:layer="layout" svg:x1="6.632cm" svg:y1="13.405cm" svg:x2="180.876cm" svg:y2="13.405cm">
          <text:p/>
        </draw:line>
        <draw:polygon draw:style-name="gr18" draw:text-style-name="P11" draw:layer="layout" svg:width="8.297cm" svg:height="0.282cm" svg:x="58.194cm" svg:y="12.982cm" svg:viewBox="0 0 8298 283" draw:points="0,0 8298,0 8298,283 0,283">
          <text:p/>
        </draw:polygon>
        <draw:path draw:style-name="gr8" draw:text-style-name="P5" draw:layer="layout" svg:width="1.841cm" svg:height="0.262cm" svg:x="66.655cm" svg:y="13.005cm" svg:viewBox="0 0 1842 263" svg:d="M178 204h-34c0 0-30-49-37-60 0 0-7-11-16-19 0 0-8-8-15-10 0 0-7-2-19-2h-30v91h-27v-204h89c0 0 19 0 31 3 0 0 12 2 22 10 0 0 9 7 14 18 0 0 5 12 5 25 0 0 0 23-14 36 0 0-15 15-42 18v1c0 0 20 9 38 36zM27 89h57c0 0 17 0 27-3 0 0 10-3 16-11 0 0 6-9 6-19 0 0 0-14-9-24 0 0-11-9-34-9h-63zM327 135h-110c0 0 2 25 14 38 0 0 13 14 31 14 0 0 14 0 24-8 0 0 9-9 15-24l25 3c0 0-6 24-23 37 0 0-16 12-41 12 0 0-33 0-51-20 0 0-19-22-19-56 0 0 0-35 18-57 0 0 18-21 51-21 0 0 16 0 30 7 0 0 15 7 26 24 0 0 10 17 10 51zM301 115c0 0-1-22-13-32 0 0-13-10-27-10 0 0-18 0-29 12 0 0-11 12-13 30zM476 56l-56 148h-23l-55-148h26l30 85c0 0 8 24 10 32h1c0 0 2-9 7-23l34-94zM523 204h-25v-148h25zM523 29h-25v-29h25zM689 135h-110c0 0 2 25 14 38 0 0 12 14 31 14 0 0 14 0 24-8 0 0 9-9 14-24l26 3c0 0-6 24-23 37 0 0-17 12-41 12 0 0-33 0-52-20 0 0-18-22-18-56 0 0 0-35 18-57 0 0 18-21 50-21 0 0 16 0 31 7 0 0 15 7 25 24 0 0 11 17 11 51zM663 115c0 0-1-22-13-32 0 0-13-10-28-10 0 0-17 0-28 12 0 0-12 12-14 30zM902 56l-46 148h-26l-23-89-3-12c0 0-2-12-2-13h-1l-29 114h-26l-45-148h26l32 116 5-20 26-96h25l20 77c0 0 8 31 9 36h1l33-113zM1004 0h70c0 0 19 0 32 2 0 0 13 2 25 9 0 0 12 8 21 20 0 0 9 13 14 29 0 0 6 17 6 40 0 0 0 45-22 74 0 0-21 30-73 30h-73zM1031 180h44c0 0 13 0 23-2 0 0 10-3 21-10 0 0 11-7 18-24 0 0 7-17 7-44 0 0 0-15-3-28 0 0-2-14-10-24 0 0-7-11-16-16 0 0-10-5-19-7 0 0-8-1-22-1h-43zM1332 135h-110c0 0 2 25 14 38 0 0 12 14 31 14 0 0 14 0 24-8 0 0 9-9 14-24l26 3c0 0-6 24-23 37 0 0-16 12-41 12 0 0-33 0-52-20 0 0-18-22-18-56 0 0 0-35 18-57 0 0 18-21 50-21 0 0 16 0 31 7 0 0 15 7 26 24 0 0 10 17 10 51zM1306 115c0 0-1-22-14-32 0 0-12-10-27-10 0 0-17 0-28 12 0 0-12 12-14 30zM1443 97c0 0-2-12-10-18 0 0-8-6-22-6 0 0-14 0-23 5 0 0-9 5-9 14 0 0 0 9 7 12 0 0 7 4 28 10 0 0 23 6 35 10 0 0 11 5 18 13 0 0 6 8 6 22 0 0 0 21-16 35 0 0-16 13-43 13 0 0-28 0-43-12 0 0-16-12-19-36l24-4c0 0 2 15 12 24 0 0 9 8 26 8 0 0 16 0 25-7 0 0 8-8 8-18 0 0 0-6-3-11 0 0-5-4-11-6 0 0-6-1-26-7 0 0-31-7-42-18 0 0-10-10-10-25 0 0 0-18 15-30 0 0 15-12 39-12 0 0 26 0 41 10 0 0 14 10 18 31zM1528 204h-25v-148h25zM1528 29h-25v-29h25zM1685 184c0 0 0 31-6 46 0 0-6 16-22 24 0 0-16 9-38 9 0 0-25 0-41-11 0 0-17-11-17-37l24 4c0 0 2 12 10 18 0 0 8 6 24 6 0 0 19 0 28-8 0 0 9-8 11-20 0 0 2-11 2-31 0 0-16 20-41 20 0 0-28 0-46-22 0 0-17-22-17-54 0 0 0-32 17-54 0 0 17-21 47-21 0 0 25 0 42 21v-18h23zM1622 183c0 0 16 0 28-13 0 0 12-13 12-43 0 0 0-26-12-40 0 0-11-14-29-14 0 0-17 0-29 14 0 0-10 15-10 40 0 0 0 29 11 42 0 0 12 14 29 14zM1842 204h-25v-90c0 0 0-23-8-31 0 0-8-9-22-9 0 0-11 0-21 6 0 0-10 5-14 15 0 0-5 10-5 27v82h-24v-148h22v21h1c0 0 7-12 19-18 0 0 11-6 26-6 0 0 12 0 23 4 0 0 12 4 18 13 0 0 6 8 8 17 0 0 2 9 2 26z">
          <text:p/>
        </draw:path>
        <draw:line draw:style-name="gr12" draw:text-style-name="P1" draw:layer="layout" svg:x1="6.632cm" svg:y1="13.97cm" svg:x2="180.876cm" svg:y2="13.97cm">
          <text:p/>
        </draw:line>
        <draw:polygon draw:style-name="gr18" draw:text-style-name="P11" draw:layer="layout" svg:width="4.148cm" svg:height="0.282cm" svg:x="58.194cm" svg:y="13.546cm" svg:viewBox="0 0 4149 283" draw:points="0,0 4149,0 4149,283 0,283">
          <text:p/>
        </draw:polygon>
        <draw:path draw:style-name="gr8" draw:text-style-name="P5" draw:layer="layout" svg:width="2.289cm" svg:height="0.262cm" svg:x="62.505cm" svg:y="13.566cm" svg:viewBox="0 0 2290 263" svg:d="M0 4h77c0 0 18 0 31 2 0 0 13 1 24 9 0 0 11 8 17 21 0 0 5 12 5 26 0 0 0 28-17 45 0 0-18 17-58 17h-52v83h-27zM27 100h52c0 0 48 0 48-37 0 0 0-12-7-21 0 0-6-10-15-12 0 0-9-2-27-2h-51zM265 64l-9 23c0 0-9-5-18-5 0 0-14 0-21 12 0 0-7 13-7 35v78h-25v-147h22v22h1c0 0 12-26 31-26 0 0 13 0 26 8zM304 207h-24v-147h24zM304 32h-24v-28h24zM463 156c0 0-5 28-22 41 0 0-17 13-40 13 0 0-32 0-49-20 0 0-18-22-18-57 0 0 0-28 10-46 0 0 11-17 25-24 0 0 16-7 32-7 0 0 24 0 40 12 0 0 16 12 19 35l-24 3c0 0-3-14-12-22 0 0-8-7-22-7 0 0-21 0-32 14 0 0-10 15-10 42 0 0 0 28 10 42 0 0 11 15 31 15 0 0 17 0 26-9 0 0 9-9 11-28zM612 140h-110c0 0 1 24 14 37 0 0 12 13 30 13 0 0 15 0 24-7 0 0 10-8 15-23l26 3c0 0-7 23-23 35 0 0-17 12-42 12 0 0-32 0-51-20 0 0-18-20-18-56 0 0 0-35 18-56 0 0 18-22 50-22 0 0 16 0 31 7 0 0 15 7 25 24 0 0 11 17 11 53zM586 119c0 0-1-23-14-33 0 0-12-9-27-9 0 0-17 0-29 11 0 0-11 12-13 31zM894 143c0 0-9 34-31 51 0 0-22 16-53 16 0 0-49 0-72-31 0 0-23-31-23-75 0 0 0-49 27-76 0 0 27-28 69-28 0 0 29 0 50 15 0 0 21 16 29 45l-26 6c0 0-6-22-20-32 0 0-14-11-34-11 0 0-33 0-50 22 0 0-17 22-17 58 0 0 0 43 18 64 0 0 18 21 47 21 0 0 23 0 38-14 0 0 15-12 21-39zM983 56c0 0 30 0 49 20 0 0 20 19 20 54 0 0 0 45-21 62 0 0-21 18-48 18 0 0-28 0-48-18 0 0-20-18-20-59 0 0 0-39 19-58 0 0 20-19 49-19zM983 190c0 0 21 0 32-16 0 0 12-15 12-42 0 0 0-28-13-41 0 0-13-14-31-14 0 0-19 0-31 14 0 0-12 14-12 42 0 0 0 29 12 43 0 0 13 14 31 14zM1279 207h-25v-93c0 0 0-11-1-18 0 0-2-7-7-13 0 0-6-5-18-5 0 0-15 0-26 10 0 0-10 10-10 33v86h-25v-96c0 0 0-19-7-26 0 0-6-7-19-7 0 0-16 0-26 11 0 0-10 11-10 41v77h-25v-147h22v20h1c0 0 15-24 43-24 0 0 17 0 27 7 0 0 11 6 15 19 0 0 16-26 45-26 0 0 23 0 34 13 0 0 12 12 12 36zM1339 79c0 0 14-23 42-23 0 0 29 0 45 21 0 0 17 21 17 55 0 0 0 36-19 57 0 0-18 21-45 21 0 0-23 0-37-18h-1v71h-25v-203h22v19zM1378 190c0 0 17 0 28-14 0 0 12-15 12-44 0 0 0-27-11-42 0 0-11-14-28-14 0 0-18 0-29 16 0 0-12 16-12 42 0 0 0 28 11 42 0 0 11 14 29 14zM1532 56c0 0 30 0 49 20 0 0 20 19 20 54 0 0 0 45-21 62 0 0-21 18-48 18 0 0-27 0-48-18 0 0-20-18-20-59 0 0 0-39 19-58 0 0 20-19 49-19zM1532 190c0 0 21 0 33-16 0 0 10-15 10-42 0 0 0-28-12-41 0 0-13-14-31-14 0 0-19 0-31 14 0 0-12 14-12 42 0 0 0 29 12 43 0 0 13 14 31 14zM1749 207h-25v-90c0 0 0-23-8-31 0 0-8-8-22-8 0 0-11 0-21 5 0 0-10 5-14 15 0 0-4 10-4 28v81h-25v-147h22v20h1c0 0 7-12 19-18 0 0 12-6 27-6 0 0 11 0 23 5 0 0 11 3 18 12 0 0 6 8 7 18 0 0 2 9 2 25zM1914 140h-110c0 0 1 24 14 37 0 0 12 13 31 13 0 0 14 0 24-7 0 0 9-8 14-23l26 3c0 0-6 23-23 35 0 0-16 12-41 12 0 0-33 0-52-20 0 0-18-20-18-56 0 0 0-35 18-56 0 0 18-22 50-22 0 0 16 0 31 7 0 0 15 7 25 24 0 0 11 17 11 53zM1888 119c0 0-1-23-14-33 0 0-12-9-27-9 0 0-17 0-28 11 0 0-12 12-14 31zM2063 207h-25v-90c0 0 0-23-8-31 0 0-8-8-22-8 0 0-11 0-21 5 0 0-10 5-14 15 0 0-5 10-5 28v81h-24v-147h22v20h1c0 0 7-12 19-18 0 0 11-6 27-6 0 0 11 0 22 5 0 0 12 3 18 12 0 0 6 8 8 18 0 0 2 9 2 25zM2158 207c0 0-11 2-19 2 0 0-16 0-24-6 0 0-7-6-9-14 0 0-2-9-2-25v-85h-18v-19h18v-37l25-15v52h25v19h-25v86c0 0 0 12 2 16 0 0 3 5 12 5 0 0 5 0 11-1zM2261 101c0 0-2-13-10-18 0 0-8-6-23-6 0 0-14 0-22 4 0 0-9 5-9 15 0 0 0 8 7 12 0 0 6 4 27 9 0 0 23 6 35 11 0 0 11 4 18 13 0 0 6 8 6 23 0 0 0 20-16 33 0 0-16 13-43 13 0 0-28 0-43-12 0 0-16-11-19-35l24-3c0 0 2 15 12 22 0 0 9 8 26 8 0 0 17 0 25-7 0 0 9-7 9-17 0 0 0-6-4-10 0 0-4-4-10-6 0 0-6-2-27-7 0 0-31-9-41-19 0 0-10-11-10-26 0 0 0-18 14-30 0 0 15-12 40-12 0 0 26 0 40 11 0 0 15 10 18 30z">
          <text:p/>
        </draw:path>
        <draw:line draw:style-name="gr12" draw:text-style-name="P1" draw:layer="layout" svg:x1="6.632cm" svg:y1="14.534cm" svg:x2="180.876cm" svg:y2="14.534cm">
          <text:p/>
        </draw:line>
        <draw:polygon draw:style-name="gr18" draw:text-style-name="P11" draw:layer="layout" svg:width="12.446cm" svg:height="0.282cm" svg:x="66.491cm" svg:y="14.111cm" svg:viewBox="0 0 12447 283" draw:points="0,0 12447,0 12447,283 0,283">
          <text:p/>
        </draw:polygon>
        <draw:path draw:style-name="gr8" draw:text-style-name="P5" draw:layer="layout" svg:width="1.289cm" svg:height="0.262cm" svg:x="79.104cm" svg:y="14.134cm" svg:viewBox="0 0 1290 263" svg:d="M27 203h-27v-203h27zM192 203h-26v-89c0 0 0-22-8-31 0 0-8-9-23-9 0 0-11 0-20 6 0 0-10 5-14 16 0 0-4 10-4 27v80h-25v-147h22v21h1c0 0 8-12 19-18 0 0 12-6 27-6 0 0 11 0 23 4 0 0 12 4 18 12 0 0 7 9 8 18 0 0 2 10 2 26zM287 203c0 0-12 2-19 2 0 0-16 0-24-5 0 0-7-6-9-15 0 0-2-9-2-25v-85h-18v-19h18v-36l25-15v51h25v19h-25v87c0 0 0 11 3 16 0 0 2 4 11 4 0 0 5 0 11-1zM435 136h-110c0 0 2 25 14 37 0 0 13 13 31 13 0 0 14 0 24-7 0 0 9-8 15-23l25 3c0 0-6 23-23 36 0 0-16 12-41 12 0 0-33 0-52-20 0 0-18-21-18-56 0 0 0-34 18-57 0 0 18-21 51-21 0 0 16 0 31 7 0 0 14 7 25 24 0 0 10 18 10 52zM409 116c0 0-1-22-13-33 0 0-13-10-27-10 0 0-18 0-29 12 0 0-11 13-13 31zM584 184c0 0 0 31-6 46 0 0-6 16-22 24 0 0-16 9-38 9 0 0-24 0-41-11 0 0-16-12-16-37l24 4c0 0 1 12 9 18 0 0 9 6 24 6 0 0 19 0 28-9 0 0 9-7 11-19 0 0 2-11 2-31 0 0-16 19-40 19 0 0-29 0-46-21 0 0-17-21-17-53 0 0 0-32 16-55 0 0 17-21 47-21 0 0 26 0 42 21h1v-18h22zM521 183c0 0 16 0 28-12 0 0 12-13 12-43 0 0 0-26-11-41 0 0-12-14-29-14 0 0-18 0-29 14 0 0-11 16-11 41 0 0 0 28 12 42 0 0 11 13 28 13zM700 61l-8 23c0 0-9-6-18-6 0 0-14 0-21 14 0 0-7 12-7 34v77h-25v-147h23v22c0 0 12-25 31-25 0 0 13 0 25 8zM843 203h-26c0 0-4-7-6-18 0 0-24 22-53 22 0 0-24 0-37-12 0 0-13-11-13-30 0 0 0-18 13-30 0 0 12-12 44-16l23-3c0 0 13-3 22-5 0 0 0-12-1-16 0 0-1-6-4-11 0 0-3-5-11-8 0 0-7-3-20-3 0 0-16 0-25 6 0 0-9 6-13 23l-24-3c0 0 4-24 20-35 0 0 17-11 46-11 0 0 26 0 39 8 0 0 12 7 15 19 0 0 3 12 3 29v33c0 0 0 31 1 41 0 0 1 11 7 20zM810 139v-9c0 0-20 6-48 10 0 0-28 4-28 24 0 0 0 10 8 17 0 0 7 6 22 6 0 0 18 0 32-11 0 0 14-11 14-37zM930 203c0 0-11 2-19 2 0 0-16 0-24-5 0 0-7-6-9-15 0 0-1-9-1-25v-85h-18v-19h18v-36l25-15v51h24v19h-24v87c0 0 0 11 2 16 0 0 2 4 11 4 0 0 6 0 11-1zM976 203h-25v-147h25zM976 28h-25v-28h25zM1073 53c0 0 30 0 49 19 0 0 20 20 20 56 0 0 0 43-21 61 0 0-21 18-48 18 0 0-28 0-48-18 0 0-20-19-20-59 0 0 0-38 20-58 0 0 19-19 48-19zM1073 186c0 0 22 0 32-15 0 0 12-16 12-42 0 0 0-27-13-42 0 0-12-14-31-14 0 0-19 0-31 14 0 0-12 15-12 43 0 0 0 28 13 42 0 0 12 14 30 14zM1290 203h-25v-89c0 0 0-22-8-31 0 0-8-9-22-9 0 0-11 0-21 6 0 0-10 5-14 16 0 0-4 10-4 27v80h-25v-147h22v21h1c0 0 8-12 19-18 0 0 12-6 27-6 0 0 12 0 23 4 0 0 11 4 17 12 0 0 7 9 9 18 0 0 1 10 1 26z">
          <text:p/>
        </draw:path>
        <draw:line draw:style-name="gr12" draw:text-style-name="P1" draw:layer="layout" svg:x1="6.632cm" svg:y1="15.098cm" svg:x2="180.876cm" svg:y2="15.098cm">
          <text:p/>
        </draw:line>
        <draw:polygon draw:style-name="gr18" draw:text-style-name="P11" draw:layer="layout" svg:width="27.856cm" svg:height="0.282cm" svg:x="60.564cm" svg:y="14.675cm" svg:viewBox="0 0 27857 283" draw:points="0,0 27857,0 27857,283 0,283">
          <text:p/>
        </draw:polygon>
        <draw:path draw:style-name="gr8" draw:text-style-name="P5" draw:layer="layout" svg:width="2.202cm" svg:height="0.261cm" svg:x="88.583cm" svg:y="14.699cm" svg:viewBox="0 0 2203 262" svg:d="M0 0h70c0 0 19 0 32 2 0 0 13 2 25 9 0 0 12 7 21 20 0 0 9 12 14 30 0 0 6 16 6 40 0 0 0 44-22 73 0 0-21 29-73 29h-73zM27 179h44c0 0 13 0 23-2 0 0 10-1 21-9 0 0 11-7 18-24 0 0 7-16 7-44 0 0 0-15-3-28 0 0-3-13-10-25 0 0-7-11-16-16 0 0-10-5-19-6 0 0-8-1-22-1h-43zM260 53c0 0 30 0 49 20 0 0 20 19 20 54 0 0 0 44-21 61 0 0-21 18-48 18 0 0-28 0-48-18 0 0-20-18-20-58 0 0 0-39 19-58 0 0 20-19 49-19zM260 186c0 0 21 0 33-16 0 0 10-15 10-41 0 0 0-27-12-42 0 0-13-13-31-13 0 0-19 0-31 14 0 0-12 14-12 42 0 0 0 28 12 42 0 0 13 14 31 14zM477 152c0 0-5 28-22 41 0 0-17 13-39 13 0 0-32 0-49-20 0 0-17-22-17-56 0 0 0-28 10-46 0 0 10-17 25-24 0 0 15-7 31-7 0 0 23 0 39 12 0 0 16 12 20 34l-24 4c0 0-4-14-12-22 0 0-9-7-22-7 0 0-20 0-31 14 0 0-11 15-11 41 0 0 0 28 11 42 0 0 10 15 30 15 0 0 16 0 25-9 0 0 9-9 12-28zM618 203h-23v-22h-1c0 0-16 25-46 25 0 0-15 0-28-7 0 0-13-7-17-19 0 0-4-13-4-33v-91h24v82c0 0 0 19 2 27 0 0 2 9 10 14 0 0 8 6 19 6 0 0 14 0 26-10 0 0 12-10 12-40v-79h26zM855 203h-25v-93c0 0 0-10-1-17 0 0-2-7-7-13 0 0-6-5-18-5 0 0-15 0-26 10 0 0-10 10-10 33v85h-25v-95c0 0 0-19-7-26 0 0-6-7-19-7 0 0-16 0-26 11 0 0-10 11-10 41v76h-25v-147h22v21h1c0 0 15-24 43-24 0 0 17 0 27 7 0 0 11 6 15 19 0 0 16-26 45-26 0 0 23 0 34 13 0 0 12 12 12 36zM1019 136h-110c0 0 2 24 14 37 0 0 12 13 31 13 0 0 14 0 24-8 0 0 9-7 14-22l26 3c0 0-6 23-23 35 0 0-16 12-41 12 0 0-33 0-52-20 0 0-18-20-18-55 0 0 0-35 18-56 0 0 18-22 51-22 0 0 15 0 30 7 0 0 15 7 25 24 0 0 11 17 11 52zM993 116c0 0-1-23-14-33 0 0-12-9-26-9 0 0-18 0-29 11 0 0-12 12-13 31zM1168 203h-25v-89c0 0 0-23-8-31 0 0-8-8-22-8 0 0-11 0-21 5 0 0-10 5-14 15 0 0-4 10-4 28v80h-25v-147h22v21h1c0 0 8-12 19-18 0 0 12-6 27-6 0 0 11 0 23 4 0 0 11 4 18 13 0 0 6 8 7 17 0 0 2 10 2 26zM1263 202c0 0-11 3-19 3 0 0-16 0-24-6 0 0-7-6-9-15 0 0-1-8-1-24v-84h-18v-20h18v-37l24-15v52h25v20h-25v85c0 0 0 11 2 16 0 0 3 5 12 5 0 0 5 0 11-1zM1366 0h70c0 0 18 0 32 2 0 0 13 2 25 9 0 0 12 7 21 20 0 0 9 12 14 30 0 0 5 16 5 40 0 0 0 44-21 73 0 0-21 29-73 29h-73zM1393 179h43c0 0 13 0 24-2 0 0 10-1 21-9 0 0 11-7 18-24 0 0 7-16 7-44 0 0 0-15-3-28 0 0-3-13-10-25 0 0-7-11-17-16 0 0-9-5-18-6 0 0-9-1-23-1h-42zM1693 136h-109c0 0 1 24 14 37 0 0 12 13 30 13 0 0 15 0 24-8 0 0 10-7 15-22l26 3c0 0-7 23-23 35 0 0-17 12-42 12 0 0-32 0-51-20 0 0-19-20-19-55 0 0 0-35 18-56 0 0 18-22 51-22 0 0 16 0 31 7 0 0 15 7 25 24 0 0 10 17 10 52zM1668 116c0 0-2-23-14-33 0 0-13-9-27-9 0 0-18 0-29 11 0 0-11 12-13 31zM1805 98c0 0-2-13-10-18 0 0-8-6-22-6 0 0-14 0-23 4 0 0-9 5-9 14 0 0 0 9 7 13 0 0 7 4 28 9 0 0 22 6 34 11 0 0 12 4 18 12 0 0 6 8 6 23 0 0 0 20-16 33 0 0-16 13-42 13 0 0-28 0-44-12 0 0-15-11-19-35l25-3c0 0 2 15 11 22 0 0 10 8 27 8 0 0 16 0 24-7 0 0 9-7 9-17 0 0 0-6-4-10 0 0-4-4-10-6 0 0-6-2-27-7 0 0-31-8-41-18 0 0-10-11-10-26 0 0 0-18 14-30 0 0 15-12 40-12 0 0 26 0 41 10 0 0 14 11 17 31zM1889 203h-25v-147h25zM1889 28h-25v-28h25zM2047 183c0 0 0 31-7 47 0 0-6 15-21 24 0 0-16 8-39 8 0 0-24 0-41-11 0 0-16-11-16-36l24 4c0 0 1 11 10 17 0 0 8 6 23 6 0 0 20 0 29-8 0 0 9-8 11-19 0 0 1-11 1-31 0 0-15 19-40 19 0 0-29 0-46-21 0 0-17-21-17-54 0 0 0-32 17-53 0 0 16-22 46-22 0 0 26 0 42 21h1v-18h23zM1983 182c0 0 16 0 28-12 0 0 13-13 13-42 0 0 0-26-12-41 0 0-12-13-29-13 0 0-18 0-29 14 0 0-11 14-11 39 0 0 0 29 12 42 0 0 11 13 28 13zM2203 203h-25v-89c0 0 0-23-8-31 0 0-8-8-22-8 0 0-11 0-21 5 0 0-10 5-14 15 0 0-4 10-4 28v80h-25v-147h22v21h1c0 0 8-12 20-18 0 0 11-6 26-6 0 0 12 0 23 4 0 0 11 4 18 13 0 0 6 8 8 17 0 0 1 10 1 26z">
          <text:p/>
        </draw:path>
        <draw:line draw:style-name="gr12" draw:text-style-name="P1" draw:layer="layout" svg:x1="6.632cm" svg:y1="16.058cm" svg:x2="180.876cm" svg:y2="16.058cm">
          <text:p/>
        </draw:line>
        <draw:polygon draw:style-name="gr18" draw:text-style-name="P11" draw:layer="layout" svg:width="15.409cm" svg:height="0.282cm" svg:x="77.159cm" svg:y="15.24cm" svg:viewBox="0 0 15410 283" draw:points="0,0 15410,0 15410,283 0,283">
          <text:p/>
        </draw:polygon>
        <draw:path draw:style-name="gr8" draw:text-style-name="P5" draw:layer="layout" svg:width="3.921cm" svg:height="0.265cm" svg:x="92.731cm" svg:y="15.26cm" svg:viewBox="0 0 3922 266" svg:d="M0 3h77c0 0 18 0 31 2 0 0 13 2 24 9 0 0 11 8 17 21 0 0 5 13 5 27 0 0 0 28-17 45 0 0-18 16-58 16h-52v83h-27zM27 99h52c0 0 48 0 48-37 0 0 0-12-7-21 0 0-6-9-15-11 0 0-9-3-27-3h-51zM265 63l-9 23c0 0-9-5-18-5 0 0-14 0-21 12 0 0-7 13-7 35v78h-25v-147h22v22h1c0 0 12-25 31-25 0 0 13 0 26 7zM339 56c0 0 30 0 49 19 0 0 20 19 20 55 0 0 0 43-21 62 0 0-22 18-48 18 0 0-27 0-48-19 0 0-20-19-20-59 0 0 0-38 19-57 0 0 20-19 49-19zM339 189c0 0 22 0 32-17 0 0 11-15 11-41 0 0 0-27-12-41 0 0-13-14-31-14 0 0-19 0-31 14 0 0-12 14-12 42 0 0 0 28 12 42 0 0 13 15 31 15zM556 155c0 0-5 28-22 42 0 0-17 13-39 13 0 0-31 0-49-21 0 0-17-22-17-56 0 0 0-29 10-46 0 0 10-17 25-24 0 0 15-7 31-7 0 0 23 0 39 11 0 0 16 12 20 35l-24 3c0 0-4-14-12-21 0 0-9-8-22-8 0 0-20 0-31 15 0 0-11 14-11 41 0 0 0 27 11 42 0 0 10 15 30 15 0 0 16 0 25-10 0 0 9-9 12-27zM696 206h-22v-21h-1c0 0-16 25-46 25 0 0-15 0-28-7 0 0-13-7-17-21 0 0-4-12-4-32v-91h24v81c0 0 0 19 2 28 0 0 2 8 10 14 0 0 8 6 19 6 0 0 14 0 26-11 0 0 12-9 12-40v-78h25zM814 63l-9 23c0 0-9-5-18-5 0 0-14 0-21 12 0 0-8 13-8 35v78h-24v-147h22v22h1c0 0 12-25 31-25 0 0 12 0 26 7zM956 138h-110c0 0 2 25 14 37 0 0 12 14 31 14 0 0 14 0 24-8 0 0 9-8 14-23l26 3c0 0-6 24-23 36 0 0-17 13-41 13 0 0-33 0-52-20 0 0-18-22-18-57 0 0 0-34 18-56 0 0 18-21 50-21 0 0 16 0 31 7 0 0 15 7 25 24 0 0 11 17 11 51zM930 118c0 0-1-22-14-32 0 0-12-10-27-10 0 0-17 0-28 12 0 0-12 11-14 30zM1067 3h76c0 0 18 0 31 2 0 0 13 2 24 9 0 0 12 8 17 21 0 0 6 13 6 27 0 0 0 28-18 45 0 0-18 16-58 16h-51v83h-27zM1094 99h51c0 0 48 0 48-37 0 0 0-12-6-21 0 0-6-9-15-11 0 0-9-3-27-3h-51zM1331 63l-8 23c0 0-10-5-18-5 0 0-15 0-22 12 0 0-7 13-7 35v78h-25v-147h23v22h1c0 0 12-25 31-25 0 0 12 0 25 7zM1406 56c0 0 29 0 49 19 0 0 19 19 19 55 0 0 0 43-21 62 0 0-21 18-47 18 0 0-28 0-48-19 0 0-21-19-21-59 0 0 0-38 20-57 0 0 20-19 49-19zM1406 189c0 0 21 0 32-17 0 0 11-15 11-41 0 0 0-27-12-41 0 0-13-14-31-14 0 0-19 0-31 14 0 0-13 14-13 42 0 0 0 28 13 42 0 0 12 15 31 15zM1560 206c0 0-11 2-18 2 0 0-17 0-24-6 0 0-7-5-9-14 0 0-2-10-2-26v-84h-18v-19h18v-36l25-15v51h25v19h-25v86c0 0 0 11 2 16 0 0 3 5 12 5 0 0 5 0 11-2zM1641 56c0 0 30 0 49 19 0 0 20 19 20 55 0 0 0 43-21 62 0 0-21 18-48 18 0 0-28 0-48-19 0 0-20-19-20-59 0 0 0-38 19-57 0 0 20-19 49-19zM1641 189c0 0 21 0 32-17 0 0 12-15 12-41 0 0 0-27-13-41 0 0-13-14-31-14 0 0-19 0-31 14 0 0-12 14-12 42 0 0 0 28 12 42 0 0 13 15 31 15zM1796 206c0 0-11 2-19 2 0 0-16 0-24-6 0 0-7-5-9-14 0 0-2-10-2-26v-84h-18v-19h18v-36l25-15v51h25v19h-25v86c0 0 0 11 3 16 0 0 2 5 11 5 0 0 5 0 11-2zM1937 59l-56 150v1c0 0-8 25-19 40 0 0-11 16-30 16 0 0-7 0-16-3l-3-24c0 0 7 3 14 3 0 0 14 0 19-8 0 0 5-8 12-27l-55-148h27l34 96c0 0 3 9 6 22h1c0 0 3-15 9-30l32-88zM1982 78c0 0 13-22 41-22 0 0 29 0 46 21 0 0 16 21 16 54 0 0 0 36-18 58 0 0-18 21-46 21 0 0-23 0-37-19h-1v71h-25v-203h23v19zM2020 189c0 0 17 0 29-15 0 0 11-15 11-43 0 0 0-27-11-41 0 0-11-15-28-15 0 0-18 0-29 16 0 0-11 17-11 42 0 0 0 27 10 41 0 0 11 15 29 15zM2242 138h-109c0 0 1 25 13 37 0 0 13 14 31 14 0 0 14 0 24-8 0 0 10-8 15-23l25 3c0 0-6 24-22 36 0 0-17 13-42 13 0 0-33 0-51-20 0 0-19-22-19-57 0 0 0-34 18-56 0 0 18-21 51-21 0 0 16 0 31 7 0 0 14 7 25 24 0 0 10 17 10 51zM2217 118c0 0-2-22-14-32 0 0-13-10-27-10 0 0-18 0-29 12 0 0-11 11-13 30zM2524 141c0 0-8 34-31 52 0 0-21 17-52 17 0 0-50 0-72-32 0 0-23-31-23-75 0 0 0-48 26-76 0 0 27-27 69-27 0 0 30 0 51 15 0 0 21 15 29 44l-26 6c0 0-7-21-21-32 0 0-13-10-33-10 0 0-33 0-50 21 0 0-17 22-17 59 0 0 0 42 18 62 0 0 17 22 46 22 0 0 24 0 39-14 0 0 15-13 21-39zM2614 56c0 0 29 0 49 19 0 0 20 19 20 55 0 0 0 43-22 62 0 0-21 18-47 18 0 0-28 0-48-19 0 0-21-19-21-59 0 0 0-38 20-57 0 0 20-19 49-19zM2614 189c0 0 21 0 32-17 0 0 11-15 11-41 0 0 0-27-13-41 0 0-12-14-30-14 0 0-19 0-31 14 0 0-12 14-12 42 0 0 0 28 12 42 0 0 12 15 31 15zM2909 206h-24v-93c0 0 0-10-2-17 0 0-1-8-7-13 0 0-6-6-18-6 0 0-15 0-25 10 0 0-11 11-11 33v86h-24v-96c0 0 0-19-7-26 0 0-7-7-19-7 0 0-16 0-26 11 0 0-11 11-11 41v77h-24v-147h22v20c0 0 16-23 44-23 0 0 16 0 27 6 0 0 10 7 15 19 0 0 16-25 45-25 0 0 22 0 34 12 0 0 11 12 11 37zM2970 78c0 0 13-22 41-22 0 0 29 0 46 21 0 0 17 21 17 54 0 0 0 36-19 58 0 0-18 21-45 21 0 0-24 0-38-19h-1v71h-25v-203h23v19zM3008 189c0 0 17 0 29-15 0 0 11-15 11-43 0 0 0-27-11-41 0 0-11-15-28-15 0 0-17 0-29 16 0 0-11 17-11 42 0 0 0 27 11 41 0 0 11 15 28 15zM3163 56c0 0 29 0 49 19 0 0 19 19 19 55 0 0 0 43-21 62 0 0-21 18-47 18 0 0-28 0-48-19 0 0-21-19-21-59 0 0 0-38 20-57 0 0 20-19 49-19zM3163 189c0 0 21 0 32-17 0 0 11-15 11-41 0 0 0-27-12-41 0 0-13-14-31-14 0 0-19 0-31 14 0 0-12 14-12 42 0 0 0 28 12 42 0 0 12 15 31 15zM3381 206h-25v-90c0 0 0-22-8-30 0 0-8-9-23-9 0 0-11 0-22 6 0 0-9 5-14 15 0 0-4 10-4 27v81h-25v-147h23v21c0 0 8-12 20-18 0 0 12-6 28-6 0 0 11 0 22 4 0 0 11 4 18 12 0 0 6 8 8 18 0 0 2 9 2 25zM3545 138h-109c0 0 1 25 13 37 0 0 13 14 31 14 0 0 15 0 24-8 0 0 10-8 15-23l25 3c0 0-6 24-22 36 0 0-17 13-42 13 0 0-33 0-51-20 0 0-19-22-19-57 0 0 0-34 18-56 0 0 18-21 51-21 0 0 16 0 31 7 0 0 15 7 25 24 0 0 10 17 10 51zM3520 118c0 0-2-22-14-32 0 0-12-10-27-10 0 0-18 0-29 12 0 0-11 11-13 30zM3695 206h-25v-90c0 0 0-22-9-30 0 0-8-9-22-9 0 0-11 0-21 6 0 0-9 5-14 15 0 0-4 10-4 27v81h-25v-147h23v21c0 0 8-12 20-18 0 0 11-6 26-6 0 0 12 0 23 4 0 0 11 4 18 12 0 0 6 8 8 18 0 0 2 9 2 25zM3789 206c0 0-11 2-19 2 0 0-16 0-23-6 0 0-8-5-9-14 0 0-2-10-2-26v-84h-18v-19h18v-36l25-15v51h25v19h-25v86c0 0 0 11 2 16 0 0 3 5 12 5 0 0 5 0 11-2zM3892 100c0 0-2-12-10-18 0 0-8-6-22-6 0 0-14 0-23 5 0 0-9 5-9 14 0 0 0 9 7 12 0 0 7 4 28 9 0 0 23 6 34 11 0 0 12 5 18 13 0 0 7 8 7 22 0 0 0 20-16 34 0 0-16 14-43 14 0 0-28 0-44-12 0 0-15-12-19-36l25-4c0 0 2 15 11 23 0 0 10 8 27 8 0 0 16 0 25-7 0 0 8-7 8-17 0 0 0-7-4-11 0 0-4-4-10-6 0 0-6-2-27-7 0 0-31-7-41-18 0 0-10-11-10-25 0 0 0-19 15-30 0 0 15-12 39-12 0 0 26 0 41 10 0 0 14 10 17 31z">
          <text:p/>
        </draw:path>
        <draw:line draw:style-name="gr12" draw:text-style-name="P1" draw:layer="layout" svg:x1="6.632cm" svg:y1="16.622cm" svg:x2="180.876cm" svg:y2="16.622cm">
          <text:p/>
        </draw:line>
        <draw:polygon draw:style-name="gr18" draw:text-style-name="P11" draw:layer="layout" svg:width="8.298cm" svg:height="0.282cm" svg:x="94.346cm" svg:y="16.199cm" svg:viewBox="0 0 8299 283" draw:points="0,0 8299,0 8299,283 0,283">
          <text:p/>
        </draw:polygon>
        <draw:path draw:style-name="gr8" draw:text-style-name="P5" draw:layer="layout" svg:width="2.657cm" svg:height="0.261cm" svg:x="102.784cm" svg:y="16.223cm" svg:viewBox="0 0 2658 262" svg:d="M189 203h-30l-23-62h-85l-22 62h-29l78-203h29zM127 120c0 0-25-66-28-76 0 0-3-8-7-23 0 0-4 20-11 38l-22 61zM289 98c0 0-1-14-9-19 0 0-8-6-23-6 0 0-14 0-23 4 0 0-8 5-8 15 0 0 0 9 7 13 0 0 7 4 27 9 0 0 23 6 35 11 0 0 11 4 18 12 0 0 6 8 6 23 0 0 0 20-16 33 0 0-16 13-43 13 0 0-27 0-43-12 0 0-16-11-19-35l24-3c0 0 2 15 12 22 0 0 9 8 26 8 0 0 16 0 25-7 0 0 9-7 9-17 0 0 0-6-4-10 0 0-4-4-10-6 0 0-6-2-27-7 0 0-31-8-41-18 0 0-10-11-10-26 0 0 0-19 14-31 0 0 15-12 40-12 0 0 26 0 40 10 0 0 15 11 18 32zM431 98c0 0-2-14-10-19 0 0-8-6-23-6 0 0-14 0-23 4 0 0-8 5-8 15 0 0 0 9 7 13 0 0 7 4 27 9 0 0 24 6 35 11 0 0 11 4 18 12 0 0 6 8 6 23 0 0 0 20-16 33 0 0-16 13-42 13 0 0-28 0-44-12 0 0-16-11-19-35l24-3c0 0 3 15 12 22 0 0 9 8 26 8 0 0 16 0 25-7 0 0 9-7 9-17 0 0 0-6-4-10 0 0-4-4-10-6 0 0-6-2-27-7 0 0-31-8-41-18 0 0-10-11-10-26 0 0 0-19 14-31 0 0 15-12 40-12 0 0 26 0 41 10 0 0 14 11 17 32zM617 136h-109c0 0 1 24 14 37 0 0 12 13 30 13 0 0 15 0 24-8 0 0 10-7 15-22l25 3c0 0-6 23-22 35 0 0-17 12-42 12 0 0-33 0-51-20 0 0-19-20-19-55 0 0 0-35 18-57 0 0 18-22 51-22 0 0 16 0 31 7 0 0 15 7 25 24 0 0 10 18 10 53zM592 116c0 0-2-23-14-34 0 0-12-9-27-9 0 0-17 0-29 11 0 0-11 13-13 32zM845 203h-24v-93c0 0 0-10-2-17 0 0-1-8-7-14 0 0-6-5-18-5 0 0-15 0-25 10 0 0-11 11-11 34v85h-24v-95c0 0 0-20-7-27 0 0-7-7-19-7 0 0-16 0-26 11 0 0-11 12-11 42v76h-24v-148h22v21c0 0 16-24 44-24 0 0 16 0 27 7 0 0 10 6 15 19 0 0 16-26 45-26 0 0 22 0 34 13 0 0 11 12 11 37zM908 72c0 0 14-20 39-20 0 0 29 0 45 21 0 0 17 21 17 54 0 0 0 39-19 59 0 0-19 20-44 20 0 0-26 0-40-22h-1v19h-23v-203h25v72zM944 186c0 0 17 0 29-15 0 0 11-15 11-42 0 0 0-25-11-41 0 0-10-15-28-15 0 0-18 0-29 15 0 0-11 17-11 40 0 0 0 24 5 34 0 0 4 9 13 17 0 0 10 7 21 7zM1064 203h-25v-203h25zM1229 136h-110c0 0 2 24 14 37 0 0 13 13 31 13 0 0 14 0 24-8 0 0 9-7 15-22l25 3c0 0-6 23-23 35 0 0-16 12-41 12 0 0-33 0-52-20 0 0-18-20-18-55 0 0 0-35 18-57 0 0 18-22 51-22 0 0 16 0 31 7 0 0 14 7 25 24 0 0 10 18 10 53zM1203 116c0 0-1-23-13-34 0 0-13-9-27-9 0 0-18 0-29 11 0 0-11 13-13 32zM1340 0h77c0 0 18 0 31 1 0 0 13 2 24 10 0 0 11 7 16 20 0 0 6 13 6 27 0 0 0 28-18 46 0 0-18 17-57 17h-52v82h-27zM1367 97h52c0 0 48 0 48-38 0 0 0-12-7-21 0 0-6-10-15-12 0 0-9-2-27-2h-51zM1604 60l-8 23c0 0-9-5-18-5 0 0-14 0-21 13 0 0-7 13-7 35v77h-25v-148h22v23h1c0 0 12-26 31-26 0 0 13 0 25 8zM1679 52c0 0 30 0 49 20 0 0 20 20 20 55 0 0 0 44-21 61 0 0-22 18-48 18 0 0-28 0-48-18 0 0-20-18-20-58 0 0 0-39 19-59 0 0 20-19 49-19zM1679 186c0 0 21 0 32-16 0 0 11-15 11-41 0 0 0-28-12-43 0 0-13-13-31-13 0 0-19 0-31 14 0 0-12 15-12 43 0 0 0 28 12 42 0 0 13 14 31 14zM1834 202c0 0-11 3-19 3 0 0-16 0-24-6 0 0-7-6-9-15 0 0-1-8-1-24v-85h-19v-20h19v-36l24-15v51h25v20h-25v86c0 0 0 11 2 16 0 0 3 5 12 5 0 0 5 0 11-1zM1914 52c0 0 30 0 50 20 0 0 19 20 19 55 0 0 0 44-21 61 0 0-21 18-48 18 0 0-27 0-48-18 0 0-20-18-20-58 0 0 0-39 20-59 0 0 19-19 48-19zM1914 186c0 0 22 0 33-16 0 0 11-15 11-41 0 0 0-28-13-43 0 0-12-13-31-13 0 0-18 0-31 14 0 0-12 15-12 43 0 0 0 28 13 42 0 0 12 14 30 14zM2069 202c0 0-11 3-19 3 0 0-16 0-24-6 0 0-7-6-9-15 0 0-1-8-1-24v-85h-18v-20h18v-36l25-15v51h24v20h-24v86c0 0 0 11 2 16 0 0 2 5 11 5 0 0 6 0 11-1zM2211 55l-56 150v1c0 0-8 25-19 41 0 0-11 15-31 15 0 0-7 0-16-3l-3-23c0 0 8 2 15 2 0 0 13 0 19-7 0 0 5-8 12-28l-56-148h27l35 97c0 0 3 9 7 23 0 0 3-16 9-30l32-90zM2256 74c0 0 14-22 41-22 0 0 29 0 46 21 0 0 17 22 17 55 0 0 0 36-19 57 0 0-18 21-45 21 0 0-24 0-38-18h-1v71h-24v-204h22v19zM2294 186c0 0 17 0 29-15 0 0 11-14 11-43 0 0 0-26-11-42 0 0-10-14-28-14 0 0-17 0-29 16 0 0-11 17-11 43 0 0 0 27 11 41 0 0 11 14 28 14zM2516 136h-109c0 0 1 24 14 37 0 0 12 13 31 13 0 0 14 0 23-8 0 0 10-7 15-22l26 3c0 0-7 23-23 35 0 0-17 12-41 12 0 0-33 0-52-20 0 0-19-20-19-55 0 0 0-35 18-57 0 0 18-22 51-22 0 0 16 0 31 7 0 0 15 7 25 24 0 0 10 18 10 53zM2491 116c0 0-2-23-14-34 0 0-12-9-27-9 0 0-18 0-29 11 0 0-11 13-13 32zM2628 98c0 0-2-14-10-19 0 0-8-6-22-6 0 0-14 0-23 4 0 0-9 5-9 15 0 0 0 9 7 13 0 0 7 4 28 9 0 0 23 6 34 11 0 0 12 4 18 12 0 0 7 8 7 23 0 0 0 20-17 33 0 0-16 13-42 13 0 0-28 0-44-12 0 0-15-11-19-35l25-3c0 0 2 15 11 22 0 0 10 8 27 8 0 0 16 0 24-7 0 0 9-7 9-17 0 0 0-6-4-10 0 0-4-4-10-6 0 0-6-2-27-7 0 0-31-8-41-18 0 0-10-11-10-26 0 0 0-19 15-31 0 0 14-12 39-12 0 0 26 0 41 10 0 0 14 11 17 32z">
          <text:p/>
        </draw:path>
        <draw:line draw:style-name="gr12" draw:text-style-name="P1" draw:layer="layout" svg:x1="6.632cm" svg:y1="17.187cm" svg:x2="180.876cm" svg:y2="17.187cm">
          <text:p/>
        </draw:line>
        <draw:polygon draw:style-name="gr18" draw:text-style-name="P11" draw:layer="layout" svg:width="17.187cm" svg:height="0.282cm" svg:x="102.644cm" svg:y="16.764cm" svg:viewBox="0 0 17188 283" draw:points="0,0 17188,0 17188,283 0,283">
          <text:p/>
        </draw:polygon>
        <draw:path draw:style-name="gr8" draw:text-style-name="P5" draw:layer="layout" svg:width="2.4cm" svg:height="0.262cm" svg:x="119.993cm" svg:y="16.787cm" svg:viewBox="0 0 2401 263" svg:d="M127 203h-127v-203h27v179h100zM282 203h-26c0 0-4-7-5-18 0 0-25 22-54 22 0 0-23 0-37-12 0 0-13-11-13-31 0 0 0-18 13-30 0 0 13-11 45-15l23-4c0 0 13-2 21-5 0 0 0-11-1-15 0 0 0-5-4-10 0 0-3-5-10-8 0 0-8-3-21-3 0 0-15 0-25 6 0 0-9 6-13 22l-24-3c0 0 4-23 21-34 0 0 16-11 45-11 0 0 26 0 39 7 0 0 12 8 15 20 0 0 3 10 3 28v33c0 0 0 31 1 41 0 0 1 10 7 20zM249 139v-9c0 0-19 6-48 10 0 0-28 4-28 24 0 0 0 10 8 17 0 0 7 6 22 6 0 0 18 0 32-11 0 0 14-11 14-37zM338 73c0 0 13-19 39-19 0 0 28 0 45 20 0 0 17 21 17 54 0 0 0 38-19 58 0 0-19 21-44 21 0 0-26 0-40-22h-1v18h-23v-203h25v73zM374 186c0 0 17 0 28-14 0 0 11-15 11-42 0 0 0-26-10-41 0 0-10-15-28-15 0 0-18 0-29 16 0 0-11 15-11 39 0 0 0 23 4 33 0 0 5 10 14 17 0 0 9 7 21 7zM604 203c0 0-11 2-18 2 0 0-17 0-24-6 0 0-7-5-9-14 0 0-2-9-2-25v-84h-18v-19h18v-37l25-15v52h25v19h-25v86c0 0 0 11 3 16 0 0 2 4 11 4 0 0 5 0 11-1zM753 136h-110c0 0 2 25 14 37 0 0 13 13 31 13 0 0 14 0 24-7 0 0 9-8 14-23l26 3c0 0-6 23-23 35 0 0-16 13-41 13 0 0-33 0-52-20 0 0-18-21-18-56 0 0 0-34 18-56 0 0 18-21 50-21 0 0 16 0 31 7 0 0 15 7 26 24 0 0 10 17 10 51zM727 116c0 0-1-22-13-32 0 0-13-10-28-10 0 0-17 0-28 12 0 0-11 11-13 30zM864 98c0 0-1-12-9-18 0 0-8-6-23-6 0 0-14 0-23 5 0 0-9 5-9 14 0 0 0 9 7 12 0 0 8 4 28 9 0 0 23 6 35 11 0 0 11 5 18 13 0 0 6 8 6 22 0 0 0 20-16 33 0 0-16 14-43 14 0 0-28 0-43-12 0 0-16-12-19-35l24-4c0 0 2 15 12 23 0 0 9 7 26 7 0 0 16 0 25-6 0 0 9-7 9-17 0 0 0-7-4-11 0 0-5-4-10-6 0 0-6-2-27-7 0 0-31-7-41-18 0 0-11-11-11-25 0 0 0-19 15-30 0 0 15-12 39-12 0 0 27 0 41 10 0 0 15 10 18 31zM981 203c0 0-11 2-19 2 0 0-16 0-23-6 0 0-8-5-9-14 0 0-2-9-2-25v-84h-18v-19h18v-37l24-15v52h26v19h-26v86c0 0 0 11 3 16 0 0 2 4 11 4 0 0 6 0 12-1zM1083 0h78c0 0 18 0 31 2 0 0 13 2 24 9 0 0 11 8 17 21 0 0 6 13 6 28 0 0 0 28-18 45 0 0-18 16-58 16h-53v82h-27zM1110 97h53c0 0 48 0 48-37 0 0 0-13-6-22 0 0-6-9-16-11 0 0-9-3-26-3h-53zM1349 61l-9 23c0 0-9-5-18-5 0 0-14 0-21 12 0 0-7 13-7 35v77h-25v-146h23v22c0 0 12-25 31-25 0 0 13 0 26 7zM1423 54c0 0 30 0 49 19 0 0 20 19 20 55 0 0 0 43-21 61 0 0-21 18-48 18 0 0-27 0-48-19 0 0-20-18-20-58 0 0 0-38 20-57 0 0 19-19 48-19zM1423 186c0 0 22 0 33-16 0 0 11-15 11-41 0 0 0-27-13-41 0 0-12-14-31-14 0 0-18 0-31 14 0 0-12 14-12 42 0 0 0 28 13 42 0 0 12 14 30 14zM1578 203c0 0-11 2-19 2 0 0-16 0-23-6 0 0-8-5-10-14 0 0-1-9-1-25v-84h-18v-19h18v-37l25-15v52h24v19h-24v86c0 0 0 11 2 16 0 0 2 4 11 4 0 0 6 0 11-1zM1659 54c0 0 29 0 49 19 0 0 19 19 19 55 0 0 0 43-21 61 0 0-21 18-47 18 0 0-28 0-48-19 0 0-21-18-21-58 0 0 0-38 20-57 0 0 20-19 49-19zM1659 186c0 0 21 0 32-16 0 0 11-15 11-41 0 0 0-27-12-41 0 0-13-14-31-14 0 0-19 0-31 14 0 0-12 14-12 42 0 0 0 28 12 42 0 0 12 14 31 14zM1813 203c0 0-11 2-18 2 0 0-17 0-24-6 0 0-8-5-9-14 0 0-2-9-2-25v-84h-18v-19h18v-37l25-15v52h25v19h-25v86c0 0 0 11 2 16 0 0 3 4 12 4 0 0 5 0 11-1zM1955 57l-56 149v1c0 0-9 25-19 40 0 0-11 16-31 16 0 0-6 0-16-3l-2-24c0 0 7 3 14 3 0 0 14 0 19-8 0 0 5-8 12-27l-56-147h27l35 96c0 0 2 9 6 22 0 0 4-15 9-30l33-88zM1999 76c0 0 14-22 42-22 0 0 29 0 45 21 0 0 17 21 17 54 0 0 0 36-19 57 0 0-18 21-45 21 0 0-23 0-37-19h-1v71h-25v-202h23zM2038 186c0 0 17 0 28-14 0 0 12-15 12-43 0 0 0-27-11-41 0 0-11-15-28-15 0 0-18 0-29 16 0 0-12 17-12 42 0 0 0 27 11 41 0 0 11 14 29 14zM2260 136h-110c0 0 2 25 14 37 0 0 12 13 31 13 0 0 14 0 24-7 0 0 9-8 14-23l26 3c0 0-6 23-23 35 0 0-16 13-41 13 0 0-33 0-52-20 0 0-18-21-18-56 0 0 0-34 18-56 0 0 18-21 50-21 0 0 16 0 31 7 0 0 15 7 26 24 0 0 10 17 10 51zM2234 116c0 0-1-22-14-32 0 0-12-10-27-10 0 0-17 0-28 12 0 0-12 11-13 30zM2371 98c0 0-1-12-10-18 0 0-8-6-22-6 0 0-14 0-23 5 0 0-9 5-9 14 0 0 0 9 7 12 0 0 7 4 28 9 0 0 23 6 35 11 0 0 11 5 18 13 0 0 6 8 6 22 0 0 0 20-16 33 0 0-16 14-43 14 0 0-28 0-43-12 0 0-16-12-19-35l24-4c0 0 2 15 12 23 0 0 9 7 26 7 0 0 16 0 25-6 0 0 9-7 9-17 0 0 0-7-4-11 0 0-5-4-11-6 0 0-6-2-26-7 0 0-31-7-42-18 0 0-10-11-10-25 0 0 0-19 15-30 0 0 15-12 39-12 0 0 27 0 41 10 0 0 14 10 18 31z">
          <text:p/>
        </draw:path>
        <draw:line draw:style-name="gr12" draw:text-style-name="P1" draw:layer="layout" svg:x1="6.632cm" svg:y1="17.751cm" svg:x2="180.876cm" svg:y2="17.751cm">
          <text:p/>
        </draw:line>
        <draw:polygon draw:style-name="gr18" draw:text-style-name="P11" draw:layer="layout" svg:width="16.595cm" svg:height="0.282cm" svg:x="119.831cm" svg:y="17.328cm" svg:viewBox="0 0 16596 283" draw:points="0,0 16596,0 16596,283 0,283">
          <text:p/>
        </draw:polygon>
        <draw:path draw:style-name="gr8" draw:text-style-name="P5" draw:layer="layout" svg:width="2.633cm" svg:height="0.261cm" svg:x="136.5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0 203h-23v-19h-1c0 0-13 22-40 22 0 0-27 0-45-21 0 0-18-21-18-55 0 0 0-36 17-56 0 0 17-21 45-21 0 0 26 0 39 20h1v-73h25zM508 186c0 0 17 0 28-14 0 0 11-13 11-40 0 0 0-27-10-43 0 0-11-15-30-15 0 0-19 0-29 15 0 0-10 15-10 41 0 0 0 18 5 30 0 0 6 13 15 19 0 0 10 7 20 7zM834 25h-67v178h-26v-178h-67v-25h160zM986 136h-109c0 0 1 24 13 37 0 0 13 13 32 13 0 0 14 0 23-8 0 0 10-7 15-23l25 4c0 0-6 23-22 35 0 0-17 12-41 12 0 0-34 0-52-20 0 0-19-20-19-55 0 0 0-35 18-56 0 0 18-22 51-22 0 0 16 0 31 7 0 0 15 7 25 24 0 0 10 17 10 52zM961 116c0 0-2-23-14-33 0 0-12-9-27-9 0 0-18 0-29 11 0 0-11 12-13 31zM1098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4 202c0 0-11 2-18 2 0 0-17 0-24-5 0 0-7-6-9-15 0 0-2-8-2-24v-84h-18v-20h18v-36l25-16v52h25v20h-25v85c0 0 0 11 3 16 0 0 2 5 11 5 0 0 5 0 11-2zM1317 0h76c0 0 18 0 31 1 0 0 13 2 25 11 0 0 11 7 16 20 0 0 6 13 6 27 0 0 0 28-18 45 0 0-18 17-57 17h-52v82h-27zM1344 97h52c0 0 47 0 47-37 0 0 0-12-6-21 0 0-6-10-15-12 0 0-9-2-27-2h-51zM1581 61l-8 23c0 0-9-5-18-5 0 0-14 0-21 12 0 0-7 13-7 35v77h-26v-147h23v23h1c0 0 12-26 31-26 0 0 13 0 25 8zM1657 53c0 0 30 0 49 20 0 0 19 19 19 54 0 0 0 44-20 61 0 0-22 18-48 18 0 0-28 0-48-18 0 0-21-18-21-58 0 0 0-39 20-58 0 0 20-19 49-19zM1657 186c0 0 21 0 32-16 0 0 11-16 11-41 0 0 0-28-12-42 0 0-13-13-31-13 0 0-19 0-31 14 0 0-12 14-12 42 0 0 0 28 12 42 0 0 12 14 31 14zM1812 202c0 0-12 2-19 2 0 0-16 0-24-5 0 0-7-6-9-15 0 0-2-8-2-24v-84h-18v-20h18v-36l25-16v52h25v20h-25v85c0 0 0 11 2 16 0 0 3 5 12 5 0 0 5 0 11-2zM1892 53c0 0 30 0 49 20 0 0 20 19 20 54 0 0 0 44-21 61 0 0-21 18-48 18 0 0-28 0-48-18 0 0-20-18-20-58 0 0 0-39 20-58 0 0 19-19 48-19zM1892 186c0 0 21 0 32-16 0 0 12-16 12-41 0 0 0-28-13-42 0 0-12-13-31-13 0 0-19 0-31 14 0 0-12 14-12 42 0 0 0 28 13 42 0 0 12 14 30 14zM2047 202c0 0-11 2-19 2 0 0-16 0-24-5 0 0-7-6-9-15 0 0-1-8-1-24v-84h-18v-20h18v-36l25-16v52h24v20h-24v85c0 0 0 11 2 16 0 0 2 5 11 5 0 0 6 0 11-2zM2188 56l-56 149v1c0 0-8 25-19 40 0 0-10 16-30 16 0 0-7 0-16-3l-3-23c0 0 8 2 14 2 0 0 14 0 19-7 0 0 6-8 12-28l-55-147h27l34 96c0 0 3 9 6 23h1c0 0 3-16 9-30l32-89zM2233 75c0 0 13-22 41-22 0 0 29 0 46 21 0 0 16 21 16 54 0 0 0 36-18 57 0 0-18 21-45 21 0 0-24 0-38-18h-1v71h-25v-203h23v19zM2271 186c0 0 17 0 29-15 0 0 11-14 11-43 0 0 0-27-11-41 0 0-11-14-28-14 0 0-17 0-29 16 0 0-11 16-11 41 0 0 0 28 11 42 0 0 11 14 28 14zM2493 136h-109c0 0 1 24 13 37 0 0 13 13 31 13 0 0 15 0 24-8 0 0 10-7 15-23l25 4c0 0-6 23-22 35 0 0-17 12-42 12 0 0-33 0-51-20 0 0-19-20-19-55 0 0 0-35 18-56 0 0 18-22 51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6.632cm" svg:y1="18.316cm" svg:x2="180.876cm" svg:y2="18.316cm">
          <text:p/>
        </draw:line>
        <draw:polygon draw:style-name="gr18" draw:text-style-name="P11" draw:layer="layout" svg:width="16.595cm" svg:height="0.283cm" svg:x="132.277cm" svg:y="17.892cm" svg:viewBox="0 0 16596 284" draw:points="0,0 16596,0 16596,284 0,284">
          <text:p/>
        </draw:polygon>
        <draw:path draw:style-name="gr8" draw:text-style-name="P5" draw:layer="layout" svg:width="1.723cm" svg:height="0.261cm" svg:x="149.0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0 210c0 0 0 15-2 26 0 0-2 10-10 18 0 0-8 8-25 8 0 0-10 0-19-2l4-21c0 0 7 2 12 2 0 0 8 0 11-6 0 0 4-5 4-25v-154h25zM390 28h-25v-28h25zM546 202h-22v-21h-1c0 0-17 25-46 25 0 0-15 0-28-7 0 0-13-7-17-20 0 0-5-12-5-33v-90h25v81c0 0 0 19 2 28 0 0 2 8 10 14 0 0 7 5 18 5 0 0 14 0 27-10 0 0 13-9 13-40v-78h24zM666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1-18 0 0-10-11-10-25 0 0 0-19 15-30 0 0 15-12 39-12 0 0 26 0 41 10 0 0 14 10 18 31zM783 202c0 0-11 2-19 2 0 0-16 0-24-6 0 0-7-5-9-14 0 0-1-9-1-25v-84h-18v-19h18v-37l24-14v51h25v19h-25v86c0 0 0 11 3 15 0 0 2 5 11 5 0 0 6 0 11-1zM886 0h70c0 0 19 0 32 2 0 0 13 2 25 9 0 0 12 7 21 20 0 0 9 13 14 29 0 0 5 17 5 40 0 0 0 45-21 73 0 0-21 29-73 29h-73zM913 178h43c0 0 14 0 24-2 0 0 10-1 21-8 0 0 11-8 18-24 0 0 7-17 7-44 0 0 0-16-3-29 0 0-3-13-10-24 0 0-7-11-17-16 0 0-9-5-18-6 0 0-9-1-23-1h-42zM1213 135h-109c0 0 1 24 14 37 0 0 12 13 30 13 0 0 15 0 24-7 0 0 10-8 15-23l26 3c0 0-7 23-23 35 0 0-17 13-42 13 0 0-32 0-51-20 0 0-18-21-18-56 0 0 0-34 18-56 0 0 18-21 50-21 0 0 16 0 31 7 0 0 15 7 25 24 0 0 10 17 10 51zM1188 115c0 0-1-23-14-32 0 0-12-10-27-10 0 0-17 0-29 12 0 0-11 11-13 30zM1325 97c0 0-2-12-10-18 0 0-8-6-22-6 0 0-14 0-23 5 0 0-9 5-9 14 0 0 0 9 7 12 0 0 7 4 28 9 0 0 23 6 34 11 0 0 12 4 18 13 0 0 6 8 6 22 0 0 0 20-15 33 0 0-17 14-43 14 0 0-28 0-44-12 0 0-15-12-19-36l25-3c0 0 2 15 11 22 0 0 10 8 27 8 0 0 16 0 25-6 0 0 8-8 8-17 0 0 0-7-4-11 0 0-4-4-10-6 0 0-6-2-27-7 0 0-31-7-41-18 0 0-10-11-10-25 0 0 0-19 15-30 0 0 14-12 39-12 0 0 26 0 41 10 0 0 14 10 17 31zM1409 202h-25v-146h25zM1409 28h-25v-28h25zM1567 182c0 0 0 32-7 48 0 0-6 16-21 24 0 0-16 8-38 8 0 0-25 0-42-11 0 0-16-11-16-37l24 4c0 0 1 13 10 18 0 0 8 6 23 6 0 0 20 0 29-8 0 0 9-8 11-20 0 0 2-11 2-31 0 0-16 19-41 19 0 0-28 0-46-21 0 0-17-21-17-53 0 0 0-32 17-54 0 0 17-21 46-21 0 0 26 0 43 20v-17h23zM1503 182c0 0 16 0 29-13 0 0 12-12 12-42 0 0 0-26-12-40 0 0-12-14-29-14 0 0-18 0-29 14 0 0-11 15-11 39 0 0 0 29 12 43 0 0 11 13 28 13zM1724 202h-24v-89c0 0 0-22-8-30 0 0-8-9-23-9 0 0-12 0-22 5 0 0-10 6-14 16 0 0-4 9-4 27v80h-25v-146h23v21c0 0 8-12 20-18 0 0 11-6 27-6 0 0 12 0 23 4 0 0 12 4 18 12 0 0 6 8 8 18 0 0 1 9 1 25z">
          <text:p/>
        </draw:path>
        <draw:line draw:style-name="gr12" draw:text-style-name="P1" draw:layer="layout" svg:x1="6.632cm" svg:y1="18.88cm" svg:x2="180.876cm" svg:y2="18.88cm">
          <text:p/>
        </draw:line>
        <draw:polygon draw:style-name="gr18" draw:text-style-name="P11" draw:layer="layout" svg:width="8.297cm" svg:height="0.282cm" svg:x="136.426cm" svg:y="18.457cm" svg:viewBox="0 0 8298 283" draw:points="0,0 8298,0 8298,283 0,283">
          <text:p/>
        </draw:polygon>
        <draw:path draw:style-name="gr8" draw:text-style-name="P5" draw:layer="layout" svg:width="2.218cm" svg:height="0.209cm" svg:x="144.878cm" svg:y="18.477cm" svg:viewBox="0 0 2219 210" svg:d="M96 0c0 0 43 0 70 30 0 0 27 29 27 76 0 0 0 47-27 76 0 0-27 28-70 28 0 0-44 0-70-29 0 0-26-30-26-73 0 0 0-50 26-78 0 0 27-30 70-30zM96 187c0 0 31 0 50-21 0 0 19-22 19-60 0 0 0-39-19-61 0 0-20-21-49-21 0 0-31 0-50 21 0 0-20 21-20 64 0 0 0 35 19 56 0 0 20 22 50 22zM303 65l-8 23c0 0-9-6-18-6 0 0-14 0-21 13 0 0-7 12-7 35v77h-25v-147h23v22c0 0 12-25 31-25 0 0 13 0 25 8zM438 207h-23v-19h-1c0 0-14 22-41 22 0 0-27 0-45-21 0 0-18-22-18-55 0 0 0-36 17-57 0 0 17-20 45-20 0 0 26 0 41 20v-74h25zM375 190c0 0 17 0 29-14 0 0 11-13 11-40 0 0 0-27-10-43 0 0-11-16-31-16 0 0-19 0-29 16 0 0-10 15-10 41 0 0 0 18 6 30 0 0 5 13 15 19 0 0 9 7 19 7zM603 140h-109c0 0 2 24 14 37 0 0 12 13 31 13 0 0 14 0 24-8 0 0 9-7 14-23l26 4c0 0-7 22-23 35 0 0-16 12-41 12 0 0-33 0-52-20 0 0-18-20-18-55 0 0 0-35 18-56 0 0 18-22 50-22 0 0 16 0 31 7 0 0 15 7 25 24 0 0 10 17 10 52zM578 119c0 0-1-22-14-32 0 0-12-10-27-10 0 0-17 0-28 12 0 0-12 12-13 30zM712 65l-8 23c0 0-10-6-18-6 0 0-14 0-21 13 0 0-8 12-8 35v77h-24v-147h22v22h1c0 0 12-25 31-25 0 0 12 0 25 8zM929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1 206c0 0-11 2-19 2 0 0-16 0-23-5 0 0-8-6-9-15 0 0-2-9-2-24v-84h-18v-20h18v-36l25-16v52h25v20h-25v85c0 0 0 11 2 16 0 0 3 4 12 4 0 0 5 0 11-1zM1132 57c0 0 30 0 49 19 0 0 20 19 20 55 0 0 0 44-21 61 0 0-22 18-48 18 0 0-28 0-48-18 0 0-21-19-21-58 0 0 0-39 20-58 0 0 20-19 49-19zM1132 190c0 0 21 0 32-16 0 0 11-16 11-41 0 0 0-28-12-42 0 0-13-14-31-14 0 0-19 0-31 15 0 0-12 14-12 42 0 0 0 27 12 42 0 0 13 14 31 14zM1349 156c0 0-5 28-22 41 0 0-17 13-39 13 0 0-32 0-49-21 0 0-17-21-17-55 0 0 0-29 10-46 0 0 10-17 25-24 0 0 15-7 31-7 0 0 23 0 39 12 0 0 16 11 20 34l-24 4c0 0-4-15-13-22 0 0-8-8-21-8 0 0-21 0-31 15 0 0-11 15-11 41 0 0 0 27 11 42 0 0 10 15 30 15 0 0 16 0 25-9 0 0 9-10 12-28zM1492 207h-31l-48-75-18 16v59h-25v-204h25v116l59-59h32l-56 55zM1593 3h76c0 0 18 0 31 2 0 0 13 2 25 10 0 0 11 8 17 21 0 0 5 13 5 27 0 0 0 28-18 45 0 0-18 17-58 17h-51v82h-27zM1620 101h52c0 0 47 0 47-37 0 0 0-12-6-21 0 0-6-10-15-12 0 0-9-3-27-3h-51zM1905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2 142v-9c0 0-19 7-47 10 0 0-28 4-28 24 0 0 0 10 7 17 0 0 8 6 22 6 0 0 18 0 32-11 0 0 14-10 14-37zM2014 65l-8 23c0 0-10-6-19-6 0 0-13 0-20 13 0 0-8 12-8 35v77h-24v-147h22v22h1c0 0 11-25 30-25 0 0 13 0 26 8zM2087 206c0 0-12 2-19 2 0 0-16 0-24-5 0 0-8-6-9-15 0 0-2-9-2-24v-84h-18v-20h18v-36l25-16v52h25v20h-25v85c0 0 0 11 2 16 0 0 3 4 12 4 0 0 5 0 11-1zM2189 101c0 0-1-12-9-18 0 0-8-6-23-6 0 0-14 0-23 5 0 0-9 5-9 14 0 0 0 9 7 13 0 0 7 3 28 9 0 0 23 6 34 10 0 0 12 5 18 13 0 0 7 8 7 23 0 0 0 19-16 33 0 0-16 13-43 13 0 0-28 0-43-12 0 0-16-11-20-35l25-4c0 0 2 16 11 23 0 0 10 8 27 8 0 0 16 0 25-7 0 0 8-7 8-17 0 0 0-6-3-11 0 0-4-3-10-6 0 0-6-1-27-7 0 0-32-7-41-18 0 0-11-10-11-25 0 0 0-18 15-30 0 0 15-12 39-12 0 0 26 0 41 10 0 0 15 10 18 31z">
          <text:p/>
        </draw:path>
        <draw:line draw:style-name="gr12" draw:text-style-name="P1" draw:layer="layout" svg:x1="6.632cm" svg:y1="19.445cm" svg:x2="180.876cm" svg:y2="19.445cm">
          <text:p/>
        </draw:line>
        <draw:polygon draw:style-name="gr19" draw:text-style-name="P11" draw:layer="layout" svg:width="8.297cm" svg:height="0.283cm" svg:x="136.426cm" svg:y="19.021cm" svg:viewBox="0 0 8298 284" draw:points="0,0 8298,0 8298,284 0,284">
          <text:p/>
        </draw:polygon>
        <draw:polygon draw:style-name="gr20" draw:text-style-name="P1" draw:layer="layout" svg:width="8.297cm" svg:height="0.283cm" svg:x="136.426cm" svg:y="19.021cm" svg:viewBox="0 0 8298 284" draw:points="0,0 8298,0 8298,284 0,284">
          <text:p/>
        </draw:polygon>
        <draw:path draw:style-name="gr8" draw:text-style-name="P5" draw:layer="layout" svg:width="2.485cm" svg:height="0.21cm" svg:x="144.878cm" svg:y="19.041cm" svg:viewBox="0 0 2486 211" svg:d="M96 0c0 0 43 0 70 29 0 0 27 29 27 77 0 0 0 47-27 76 0 0-27 29-70 29 0 0-44 0-70-30 0 0-26-30-26-72 0 0 0-51 26-80 0 0 27-29 70-29zM96 188c0 0 31 0 50-22 0 0 19-21 19-60 0 0 0-40-19-62 0 0-20-21-49-21 0 0-31 0-50 21 0 0-20 21-20 65 0 0 0 35 19 57 0 0 20 22 50 22zM303 64l-8 24c0 0-9-6-18-6 0 0-14 0-21 13 0 0-7 13-7 35v77h-25v-147h23v22c0 0 12-26 31-26 0 0 13 0 25 8zM438 207h-24v-19h-1c0 0-13 23-40 23 0 0-27 0-45-22 0 0-18-21-18-55 0 0 0-36 17-57 0 0 17-21 45-21 0 0 26 0 40 21v-73h26zM375 190c0 0 17 0 28-13 0 0 11-14 11-41 0 0 0-27-10-42 0 0-10-17-30-17 0 0-19 0-29 16 0 0-10 16-10 41 0 0 0 18 6 31 0 0 5 12 15 19 0 0 9 6 19 6zM603 140h-109c0 0 2 24 14 37 0 0 12 13 31 13 0 0 14 0 24-7 0 0 9-8 14-23l26 3c0 0-7 23-23 35 0 0-16 13-41 13 0 0-33 0-52-21 0 0-18-20-18-55 0 0 0-34 18-57 0 0 18-22 50-22 0 0 16 0 31 8 0 0 15 7 25 25 0 0 10 16 10 51zM578 120c0 0-1-23-14-33 0 0-12-10-27-10 0 0-17 0-28 13 0 0-12 11-13 30zM712 64l-8 24c0 0-10-6-18-6 0 0-14 0-21 13 0 0-8 13-8 35v77h-24v-147h22v22h1c0 0 12-26 31-26 0 0 12 0 25 8zM980 143c0 0-9 34-31 51 0 0-22 17-53 17 0 0-49 0-72-31 0 0-23-32-23-75 0 0 0-50 27-77 0 0 27-28 69-28 0 0 29 0 50 16 0 0 21 15 29 44l-26 6c0 0-6-22-20-32 0 0-14-11-34-11 0 0-33 0-50 22 0 0-17 22-17 59 0 0 0 42 18 63 0 0 18 21 47 21 0 0 23 0 39-13 0 0 14-13 20-39zM1128 207h-22v-21h-1c0 0-16 25-46 25 0 0-15 0-28-7 0 0-13-8-17-20 0 0-4-13-4-33v-91h24v82c0 0 0 19 2 28 0 0 2 8 10 13 0 0 8 6 19 6 0 0 14 0 26-10 0 0 12-9 12-40v-79h25zM1248 102c0 0-1-12-10-18 0 0-8-7-22-7 0 0-14 0-23 5 0 0-9 5-9 15 0 0 0 8 8 12 0 0 6 4 27 9 0 0 23 6 35 11 0 0 11 4 18 12 0 0 6 9 6 23 0 0 0 20-16 33 0 0-16 14-43 14 0 0-28 0-43-12 0 0-16-12-19-36l24-3c0 0 2 15 12 22 0 0 9 8 26 8 0 0 16 0 25-7 0 0 9-7 9-17 0 0 0-6-5-10 0 0-4-4-10-6 0 0-6-2-26-7 0 0-31-8-42-18 0 0-9-11-9-26 0 0 0-19 14-31 0 0 15-12 39-12 0 0 27 0 41 11 0 0 15 10 17 31zM1365 207c0 0-11 2-19 2 0 0-16 0-24-6 0 0-7-5-9-14 0 0-1-9-1-25v-85h-18v-19h18v-37l25-14v51h24v19h-24v86c0 0 0 12 2 16 0 0 2 5 11 5 0 0 6 0 11-1zM1446 56c0 0 29 0 49 20 0 0 19 20 19 56 0 0 0 43-21 61 0 0-21 18-47 18 0 0-28 0-48-19 0 0-21-18-21-58 0 0 0-38 20-58 0 0 20-20 49-20zM1446 190c0 0 21 0 32-16 0 0 11-15 11-41 0 0 0-27-12-41 0 0-13-15-31-15 0 0-19 0-31 15 0 0-12 14-12 42 0 0 0 28 12 42 0 0 12 14 31 14zM1741 207h-25v-92c0 0 0-11-1-18 0 0-1-7-7-13 0 0-6-6-18-6 0 0-14 0-25 11 0 0-11 10-11 33v85h-25v-95c0 0 0-19-6-26 0 0-7-8-19-8 0 0-16 0-27 12 0 0-10 11-10 41v76h-24v-147h22v20c0 0 15-24 44-24 0 0 16 0 27 7 0 0 10 7 15 19 0 0 16-26 45-26 0 0 23 0 34 13 0 0 11 12 11 38zM1859 4h77c0 0 18 0 31 2 0 0 13 2 24 9 0 0 11 8 17 21 0 0 6 12 6 26 0 0 0 29-18 46 0 0-18 17-58 17h-52v82h-27zM1886 101h52c0 0 48 0 48-38 0 0 0-12-6-21 0 0-6-10-16-12 0 0-9-2-26-2h-52zM2172 207h-27c0 0-3-7-4-18 0 0-26 22-54 22 0 0-23 0-37-12 0 0-13-12-13-31 0 0 0-18 13-30 0 0 13-11 44-15l24-4c0 0 12-2 21-5 0 0 0-11-1-16 0 0-1-4-4-9 0 0-3-5-11-9 0 0-7-3-20-3 0 0-16 0-25 7 0 0-9 6-13 22l-24-3c0 0 4-24 21-35 0 0 16-12 45-12 0 0 26 0 39 8 0 0 12 8 15 20 0 0 3 11 3 29v33c0 0 0 30 1 41 0 0 1 10 7 20zM2139 142v-8c0 0-20 6-48 10 0 0-28 4-28 24 0 0 0 10 8 16 0 0 7 7 22 7 0 0 18 0 32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1.326cm" svg:height="0.339cm" svg:x="13.744cm" svg:y="4.769cm" svg:viewBox="0 0 1327 340" draw:points="0,0 1327,0 1327,340">
          <text:p/>
        </draw:polyline>
        <draw:polygon draw:style-name="gr22" draw:text-style-name="P12" draw:layer="layout" svg:width="0.113cm" svg:height="0.057cm" svg:x="15.014cm" svg:y="5.051cm" svg:viewBox="0 0 114 58" draw:points="114,0 57,58 0,0">
          <text:p/>
        </draw:polygon>
        <draw:polyline draw:style-name="gr21" draw:text-style-name="P1" draw:layer="layout" svg:width="1.326cm" svg:height="0.903cm" svg:x="13.744cm" svg:y="4.769cm" svg:viewBox="0 0 1327 904" draw:points="0,0 1327,0 1327,904">
          <text:p/>
        </draw:polyline>
        <draw:polygon draw:style-name="gr22" draw:text-style-name="P12" draw:layer="layout" svg:width="0.113cm" svg:height="0.056cm" svg:x="15.014cm" svg:y="5.616cm" svg:viewBox="0 0 114 57" draw:points="114,0 57,57 0,0">
          <text:p/>
        </draw:polygon>
        <draw:polyline draw:style-name="gr21" draw:text-style-name="P1" draw:layer="layout" svg:width="1.327cm" svg:height="2.032cm" svg:x="30.338cm" svg:y="4.205cm" svg:viewBox="0 0 1328 2033" draw:points="0,0 1328,0 1328,2033">
          <text:p/>
        </draw:polyline>
        <draw:polygon draw:style-name="gr22" draw:text-style-name="P12" draw:layer="layout" svg:width="0.113cm" svg:height="0.057cm" svg:x="31.608cm" svg:y="6.18cm" svg:viewBox="0 0 114 58" draw:points="114,0 58,58 0,0">
          <text:p/>
        </draw:polygon>
        <draw:polyline draw:style-name="gr21" draw:text-style-name="P1" draw:layer="layout" svg:width="17.921cm" svg:height="2.032cm" svg:x="13.744cm" svg:y="4.769cm" svg:viewBox="0 0 17922 2033" draw:points="0,0 17922,0 17922,2033">
          <text:p/>
        </draw:polyline>
        <draw:polygon draw:style-name="gr22" draw:text-style-name="P12" draw:layer="layout" svg:width="0.113cm" svg:height="0.056cm" svg:x="31.608cm" svg:y="6.745cm" svg:viewBox="0 0 114 57" draw:points="114,0 58,57 0,0">
          <text:p/>
        </draw:polygon>
        <draw:polyline draw:style-name="gr21" draw:text-style-name="P1" draw:layer="layout" svg:width="1.327cm" svg:height="1.467cm" svg:x="30.338cm" svg:y="5.334cm" svg:viewBox="0 0 1328 1468" draw:points="0,0 1328,0 1328,1468">
          <text:p/>
        </draw:polyline>
        <draw:polygon draw:style-name="gr22" draw:text-style-name="P12" draw:layer="layout" svg:width="0.113cm" svg:height="0.056cm" svg:x="31.608cm" svg:y="6.745cm" svg:viewBox="0 0 114 57" draw:points="114,0 58,57 0,0">
          <text:p/>
        </draw:polygon>
        <draw:polyline draw:style-name="gr21" draw:text-style-name="P1" draw:layer="layout" svg:width="17.921cm" svg:height="2.597cm" svg:x="13.744cm" svg:y="4.769cm" svg:viewBox="0 0 17922 2598" draw:points="0,0 17922,0 17922,2598">
          <text:p/>
        </draw:polyline>
        <draw:polygon draw:style-name="gr22" draw:text-style-name="P12" draw:layer="layout" svg:width="0.113cm" svg:height="0.057cm" svg:x="31.608cm" svg:y="7.309cm" svg:viewBox="0 0 114 58" draw:points="114,0 58,58 0,0">
          <text:p/>
        </draw:polygon>
        <draw:polyline draw:style-name="gr21" draw:text-style-name="P1" draw:layer="layout" svg:width="1.327cm" svg:height="2.032cm" svg:x="30.338cm" svg:y="5.334cm" svg:viewBox="0 0 1328 2033" draw:points="0,0 1328,0 1328,2033">
          <text:p/>
        </draw:polyline>
        <draw:polygon draw:style-name="gr22" draw:text-style-name="P12" draw:layer="layout" svg:width="0.113cm" svg:height="0.057cm" svg:x="31.608cm" svg:y="7.309cm" svg:viewBox="0 0 114 58" draw:points="114,0 58,58 0,0">
          <text:p/>
        </draw:polygon>
        <draw:polyline draw:style-name="gr21" draw:text-style-name="P1" draw:layer="layout" svg:width="17.921cm" svg:height="3.161cm" svg:x="13.744cm" svg:y="4.769cm" svg:viewBox="0 0 17922 3162" draw:points="0,0 17922,0 17922,3162">
          <text:p/>
        </draw:polyline>
        <draw:polygon draw:style-name="gr22" draw:text-style-name="P12" draw:layer="layout" svg:width="0.113cm" svg:height="0.056cm" svg:x="31.608cm" svg:y="7.874cm" svg:viewBox="0 0 114 57" draw:points="114,0 58,57 0,0">
          <text:p/>
        </draw:polygon>
        <draw:polyline draw:style-name="gr21" draw:text-style-name="P1" draw:layer="layout" svg:width="1.327cm" svg:height="2.596cm" svg:x="30.338cm" svg:y="5.334cm" svg:viewBox="0 0 1328 2597" draw:points="0,0 1328,0 1328,2597">
          <text:p/>
        </draw:polyline>
        <draw:polygon draw:style-name="gr22" draw:text-style-name="P12" draw:layer="layout" svg:width="0.113cm" svg:height="0.056cm" svg:x="31.608cm" svg:y="7.874cm" svg:viewBox="0 0 114 57" draw:points="114,0 58,57 0,0">
          <text:p/>
        </draw:polygon>
        <draw:polyline draw:style-name="gr21" draw:text-style-name="P1" draw:layer="layout" svg:width="17.921cm" svg:height="3.725cm" svg:x="13.744cm" svg:y="4.769cm" svg:viewBox="0 0 17922 3726" draw:points="0,0 17922,0 17922,3726">
          <text:p/>
        </draw:polyline>
        <draw:polygon draw:style-name="gr22" draw:text-style-name="P12" draw:layer="layout" svg:width="0.113cm" svg:height="0.056cm" svg:x="31.608cm" svg:y="8.438cm" svg:viewBox="0 0 114 57" draw:points="114,0 58,57 0,0">
          <text:p/>
        </draw:polygon>
        <draw:polyline draw:style-name="gr21" draw:text-style-name="P1" draw:layer="layout" svg:width="1.327cm" svg:height="3.16cm" svg:x="30.338cm" svg:y="5.334cm" svg:viewBox="0 0 1328 3161" draw:points="0,0 1328,0 1328,3161">
          <text:p/>
        </draw:polyline>
        <draw:polygon draw:style-name="gr22" draw:text-style-name="P12" draw:layer="layout" svg:width="0.113cm" svg:height="0.056cm" svg:x="31.608cm" svg:y="8.438cm" svg:viewBox="0 0 114 57" draw:points="114,0 58,57 0,0">
          <text:p/>
        </draw:polygon>
        <draw:polyline draw:style-name="gr21" draw:text-style-name="P1" draw:layer="layout" svg:width="17.921cm" svg:height="4.29cm" svg:x="13.744cm" svg:y="4.769cm" svg:viewBox="0 0 17922 4291" draw:points="0,0 17922,0 17922,4291">
          <text:p/>
        </draw:polyline>
        <draw:polygon draw:style-name="gr22" draw:text-style-name="P12" draw:layer="layout" svg:width="0.113cm" svg:height="0.057cm" svg:x="31.608cm" svg:y="9.002cm" svg:viewBox="0 0 114 58" draw:points="114,0 58,58 0,0">
          <text:p/>
        </draw:polygon>
        <draw:polyline draw:style-name="gr21" draw:text-style-name="P1" draw:layer="layout" svg:width="1.327cm" svg:height="3.725cm" svg:x="30.338cm" svg:y="5.334cm" svg:viewBox="0 0 1328 3726" draw:points="0,0 1328,0 1328,3726">
          <text:p/>
        </draw:polyline>
        <draw:polygon draw:style-name="gr22" draw:text-style-name="P12" draw:layer="layout" svg:width="0.113cm" svg:height="0.057cm" svg:x="31.608cm" svg:y="9.002cm" svg:viewBox="0 0 114 58" draw:points="114,0 58,58 0,0">
          <text:p/>
        </draw:polygon>
        <draw:polyline draw:style-name="gr21" draw:text-style-name="P1" draw:layer="layout" svg:width="0.141cm" svg:height="3.725cm" svg:x="29.153cm" svg:y="5.898cm" svg:viewBox="0 0 142 3726" draw:points="0,0 142,0 142,3726">
          <text:p/>
        </draw:polyline>
        <draw:polygon draw:style-name="gr22" draw:text-style-name="P12" draw:layer="layout" svg:width="0.113cm" svg:height="0.056cm" svg:x="29.238cm" svg:y="9.567cm" svg:viewBox="0 0 114 57" draw:points="114,0 57,57 0,0">
          <text:p/>
        </draw:polygon>
        <draw:polyline draw:style-name="gr21" draw:text-style-name="P1" draw:layer="layout" svg:width="0.141cm" svg:height="4.29cm" svg:x="29.153cm" svg:y="5.898cm" svg:viewBox="0 0 142 4291" draw:points="0,0 142,0 142,4291">
          <text:p/>
        </draw:polyline>
        <draw:polygon draw:style-name="gr22" draw:text-style-name="P12" draw:layer="layout" svg:width="0.113cm" svg:height="0.057cm" svg:x="29.238cm" svg:y="10.131cm" svg:viewBox="0 0 114 58" draw:points="114,0 57,58 0,0">
          <text:p/>
        </draw:polygon>
        <draw:polyline draw:style-name="gr21" draw:text-style-name="P1" draw:layer="layout" svg:width="0.141cm" svg:height="4.854cm" svg:x="29.153cm" svg:y="5.898cm" svg:viewBox="0 0 142 4855" draw:points="0,0 142,0 142,4855">
          <text:p/>
        </draw:polyline>
        <draw:polygon draw:style-name="gr22" draw:text-style-name="P12" draw:layer="layout" svg:width="0.113cm" svg:height="0.056cm" svg:x="29.238cm" svg:y="10.696cm" svg:viewBox="0 0 114 57" draw:points="114,0 57,57 0,0">
          <text:p/>
        </draw:polygon>
        <draw:polyline draw:style-name="gr21" draw:text-style-name="P1" draw:layer="layout" svg:width="0.141cm" svg:height="5.419cm" svg:x="29.153cm" svg:y="5.898cm" svg:viewBox="0 0 142 5420" draw:points="0,0 142,0 142,5420">
          <text:p/>
        </draw:polyline>
        <draw:polygon draw:style-name="gr22" draw:text-style-name="P12" draw:layer="layout" svg:width="0.113cm" svg:height="0.057cm" svg:x="29.238cm" svg:y="11.26cm" svg:viewBox="0 0 114 58" draw:points="114,0 57,58 0,0">
          <text:p/>
        </draw:polygon>
        <draw:polyline draw:style-name="gr21" draw:text-style-name="P1" draw:layer="layout" svg:width="0.141cm" svg:height="5.983cm" svg:x="29.153cm" svg:y="5.898cm" svg:viewBox="0 0 142 5984" draw:points="0,0 142,0 142,5984">
          <text:p/>
        </draw:polyline>
        <draw:polygon draw:style-name="gr22" draw:text-style-name="P12" draw:layer="layout" svg:width="0.113cm" svg:height="0.056cm" svg:x="29.238cm" svg:y="11.825cm" svg:viewBox="0 0 114 57" draw:points="114,0 57,57 0,0">
          <text:p/>
        </draw:polygon>
        <draw:polyline draw:style-name="gr21" draw:text-style-name="P1" draw:layer="layout" svg:width="0.141cm" svg:height="6.548cm" svg:x="29.153cm" svg:y="5.898cm" svg:viewBox="0 0 142 6549" draw:points="0,0 142,0 142,6549">
          <text:p/>
        </draw:polyline>
        <draw:polygon draw:style-name="gr22" draw:text-style-name="P12" draw:layer="layout" svg:width="0.113cm" svg:height="0.057cm" svg:x="29.238cm" svg:y="12.389cm" svg:viewBox="0 0 114 58" draw:points="114,0 57,58 0,0">
          <text:p/>
        </draw:polygon>
        <draw:polyline draw:style-name="gr21" draw:text-style-name="P1" draw:layer="layout" svg:width="15.551cm" svg:height="6.548cm" svg:x="42.784cm" svg:y="6.462cm" svg:viewBox="0 0 15552 6549" draw:points="0,0 15552,0 15552,6549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3.848cm" svg:height="5.983cm" svg:x="34.487cm" svg:y="7.027cm" svg:viewBox="0 0 23849 5984" draw:points="0,0 23849,0 23849,5984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4.441cm" svg:height="5.419cm" svg:x="33.894cm" svg:y="7.591cm" svg:viewBox="0 0 24442 5420" draw:points="0,0 24442,0 24442,5420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626cm" svg:height="4.854cm" svg:x="32.709cm" svg:y="8.156cm" svg:viewBox="0 0 25627 4855" draw:points="0,0 25627,0 25627,4855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626cm" svg:height="4.29cm" svg:x="32.709cm" svg:y="8.72cm" svg:viewBox="0 0 25627 4291" draw:points="0,0 25627,0 25627,4291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626cm" svg:height="3.725cm" svg:x="32.709cm" svg:y="9.285cm" svg:viewBox="0 0 25627 3726" draw:points="0,0 25627,0 25627,3726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0.141cm" svg:height="3.161cm" svg:x="58.194cm" svg:y="9.849cm" svg:viewBox="0 0 142 3162" draw:points="0,0 142,0 142,3162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033cm" svg:height="2.596cm" svg:x="33.302cm" svg:y="10.414cm" svg:viewBox="0 0 25034 2597" draw:points="0,0 25034,0 25034,2597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626cm" svg:height="2.032cm" svg:x="32.709cm" svg:y="10.978cm" svg:viewBox="0 0 25627 2033" draw:points="0,0 25627,0 25627,2033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6.219cm" svg:height="1.468cm" svg:x="32.116cm" svg:y="11.542cm" svg:viewBox="0 0 26220 1469" draw:points="0,0 26220,0 26220,1469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25.626cm" svg:height="0.903cm" svg:x="32.709cm" svg:y="12.107cm" svg:viewBox="0 0 25627 904" draw:points="0,0 25627,0 25627,904">
          <text:p/>
        </draw:polyline>
        <draw:polygon draw:style-name="gr22" draw:text-style-name="P12" draw:layer="layout" svg:width="0.113cm" svg:height="0.056cm" svg:x="58.278cm" svg:y="12.954cm" svg:viewBox="0 0 114 57" draw:points="114,0 58,57 0,0">
          <text:p/>
        </draw:polygon>
        <draw:polyline draw:style-name="gr21" draw:text-style-name="P1" draw:layer="layout" svg:width="15.551cm" svg:height="7.112cm" svg:x="42.784cm" svg:y="6.462cm" svg:viewBox="0 0 15552 7113" draw:points="0,0 15552,0 15552,7113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3.848cm" svg:height="6.547cm" svg:x="34.487cm" svg:y="7.027cm" svg:viewBox="0 0 23849 6548" draw:points="0,0 23849,0 23849,6548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4.441cm" svg:height="5.983cm" svg:x="33.894cm" svg:y="7.591cm" svg:viewBox="0 0 24442 5984" draw:points="0,0 24442,0 24442,5984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626cm" svg:height="5.418cm" svg:x="32.709cm" svg:y="8.156cm" svg:viewBox="0 0 25627 5419" draw:points="0,0 25627,0 25627,5419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626cm" svg:height="4.854cm" svg:x="32.709cm" svg:y="8.72cm" svg:viewBox="0 0 25627 4855" draw:points="0,0 25627,0 25627,4855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626cm" svg:height="4.289cm" svg:x="32.709cm" svg:y="9.285cm" svg:viewBox="0 0 25627 4290" draw:points="0,0 25627,0 25627,4290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0.141cm" svg:height="3.725cm" svg:x="58.194cm" svg:y="9.849cm" svg:viewBox="0 0 142 3726" draw:points="0,0 142,0 142,3726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033cm" svg:height="3.16cm" svg:x="33.302cm" svg:y="10.414cm" svg:viewBox="0 0 25034 3161" draw:points="0,0 25034,0 25034,3161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626cm" svg:height="2.596cm" svg:x="32.709cm" svg:y="10.978cm" svg:viewBox="0 0 25627 2597" draw:points="0,0 25627,0 25627,2597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6.219cm" svg:height="2.032cm" svg:x="32.116cm" svg:y="11.542cm" svg:viewBox="0 0 26220 2033" draw:points="0,0 26220,0 26220,2033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25.626cm" svg:height="1.467cm" svg:x="32.709cm" svg:y="12.107cm" svg:viewBox="0 0 25627 1468" draw:points="0,0 25627,0 25627,1468">
          <text:p/>
        </draw:polyline>
        <draw:polygon draw:style-name="gr22" draw:text-style-name="P12" draw:layer="layout" svg:width="0.113cm" svg:height="0.056cm" svg:x="58.278cm" svg:y="13.518cm" svg:viewBox="0 0 114 57" draw:points="114,0 58,57 0,0">
          <text:p/>
        </draw:polygon>
        <draw:polyline draw:style-name="gr21" draw:text-style-name="P1" draw:layer="layout" svg:width="33.33cm" svg:height="1.468cm" svg:x="33.302cm" svg:y="12.671cm" svg:viewBox="0 0 33331 1469" draw:points="0,0 33331,0 33331,1469">
          <text:p/>
        </draw:polyline>
        <draw:polygon draw:style-name="gr22" draw:text-style-name="P12" draw:layer="layout" svg:width="0.113cm" svg:height="0.057cm" svg:x="66.576cm" svg:y="14.082cm" svg:viewBox="0 0 114 58" draw:points="114,0 57,58 0,0">
          <text:p/>
        </draw:polygon>
        <draw:polyline draw:style-name="gr21" draw:text-style-name="P1" draw:layer="layout" svg:width="0.141cm" svg:height="0.903cm" svg:x="66.491cm" svg:y="13.236cm" svg:viewBox="0 0 142 904" draw:points="0,0 142,0 142,904">
          <text:p/>
        </draw:polyline>
        <draw:polygon draw:style-name="gr22" draw:text-style-name="P12" draw:layer="layout" svg:width="0.113cm" svg:height="0.057cm" svg:x="66.576cm" svg:y="14.082cm" svg:viewBox="0 0 114 58" draw:points="114,0 57,58 0,0">
          <text:p/>
        </draw:polygon>
        <draw:polyline draw:style-name="gr21" draw:text-style-name="P1" draw:layer="layout" svg:width="1.92cm" svg:height="0.733cm" svg:x="92.568cm" svg:y="15.494cm" svg:viewBox="0 0 1921 734" draw:points="0,0 1921,0 1921,734">
          <text:p/>
        </draw:polyline>
        <draw:polygon draw:style-name="gr22" draw:text-style-name="P12" draw:layer="layout" svg:width="0.113cm" svg:height="0.056cm" svg:x="94.431cm" svg:y="16.171cm" svg:viewBox="0 0 114 57" draw:points="114,0 58,57 0,0">
          <text:p/>
        </draw:polygon>
        <draw:polyline draw:style-name="gr21" draw:text-style-name="P1" draw:layer="layout" svg:width="0.141cm" svg:height="0.339cm" svg:x="102.644cm" svg:y="16.453cm" svg:viewBox="0 0 142 340" draw:points="0,0 142,0 142,340">
          <text:p/>
        </draw:polyline>
        <draw:polygon draw:style-name="gr22" draw:text-style-name="P12" draw:layer="layout" svg:width="0.113cm" svg:height="0.057cm" svg:x="102.728cm" svg:y="16.735cm" svg:viewBox="0 0 114 58" draw:points="114,0 58,58 0,0">
          <text:p/>
        </draw:polygon>
        <draw:polyline draw:style-name="gr21" draw:text-style-name="P1" draw:layer="layout" svg:width="0.141cm" svg:height="0.338cm" svg:x="119.831cm" svg:y="17.018cm" svg:viewBox="0 0 142 339" draw:points="0,0 142,0 142,339">
          <text:p/>
        </draw:polyline>
        <draw:polygon draw:style-name="gr22" draw:text-style-name="P12" draw:layer="layout" svg:width="0.113cm" svg:height="0.056cm" svg:x="119.916cm" svg:y="17.3cm" svg:viewBox="0 0 114 57" draw:points="114,0 56,57 0,0">
          <text:p/>
        </draw:polygon>
        <draw:polyline draw:style-name="gr21" draw:text-style-name="P1" draw:layer="layout" svg:width="0.141cm" svg:height="0.903cm" svg:x="144.723cm" svg:y="18.711cm" svg:viewBox="0 0 142 904" draw:points="0,0 142,0 142,904">
          <text:p/>
        </draw:polyline>
        <draw:polyline draw:style-name="gr21" draw:text-style-name="P1" draw:layer="layout" svg:width="0.141cm" svg:height="0.339cm" svg:x="144.723cm" svg:y="19.275cm" svg:viewBox="0 0 142 340" draw:points="0,0 142,0 142,340">
          <text:p/>
        </draw:polyline>
        <draw:frame draw:style-name="gr23" draw:text-style-name="P14" draw:layer="layout" svg:width="10.607cm" svg:height="0.822cm" svg:x="1.27cm" svg:y="1.18cm">
          <draw:text-box>
            <text:p text:style-name="P13"><text:span text:style-name="T1">Basic Project with Gantt Chart</text:span></text:p>
          </draw:text-box>
        </draw:frame>
        <draw:frame draw:style-name="gr24" draw:text-style-name="P15" draw:layer="layout" svg:width="1.602cm" svg:height="0.412cm" svg:x="25.226cm" svg:y="20.349cm">
          <draw:text-box>
            <text:p text:style-name="P13"><text:span text:style-name="T2">Page 1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1 PM WET</text:span></text:p>
          </draw:text-box>
        </draw:frame>
      </draw:page>
      <draw:page draw:name="page2" draw:style-name="dp1" draw:master-page-name="master-page62">
        <draw:polygon draw:style-name="gr2" draw:text-style-name="P2" draw:layer="layout" svg:width="0.592cm" svg:height="0.565cm" svg:x="0.79cm" svg:y="3.245cm" svg:viewBox="0 0 593 566" draw:points="0,0 593,0 593,566 0,566">
          <text:p/>
        </draw:polygon>
        <draw:polygon draw:style-name="gr2" draw:text-style-name="P2" draw:layer="layout" svg:width="4.149cm" svg:height="0.564cm" svg:x="-2.174cm" svg:y="2.681cm" svg:viewBox="0 0 4150 565" draw:points="0,0 4150,0 4150,565 0,565">
          <text:p/>
        </draw:polygon>
        <draw:polygon draw:style-name="gr2" draw:text-style-name="P2" draw:layer="layout" svg:width="0.593cm" svg:height="0.565cm" svg:x="1.382cm" svg:y="3.245cm" svg:viewBox="0 0 594 566" draw:points="0,0 594,0 594,566 0,566">
          <text:p/>
        </draw:polygon>
        <draw:path draw:style-name="gr3" draw:text-style-name="P3" draw:layer="layout" svg:width="0.161cm" svg:height="0.209cm" svg:x="1.597cm" svg:y="3.392cm" svg:viewBox="0 0 162 210" svg:d="M130 64c0 0-1-19-14-30 0 0-12-10-36-10 0 0-21 0-34 8 0 0-12 7-12 23 0 0 0 13 10 20 0 0 10 6 38 13 0 0 26 5 42 11 0 0 16 6 27 18 0 0 11 12 11 32 0 0 0 26-20 44 0 0-21 17-55 17 0 0-43 0-64-19 0 0-21-19-23-49l26-3c0 0 1 25 18 36 0 0 17 11 42 11 0 0 23 0 37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.975cm" svg:y="3.245cm" svg:viewBox="0 0 594 566" draw:points="0,0 594,0 594,566 0,566">
          <text:p/>
        </draw:polygon>
        <draw:path draw:style-name="gr3" draw:text-style-name="P3" draw:layer="layout" svg:width="0.192cm" svg:height="0.202cm" svg:x="2.175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2.568cm" svg:y="3.245cm" svg:viewBox="0 0 593 566" draw:points="0,0 593,0 593,566 0,566">
          <text:p/>
        </draw:polygon>
        <draw:polygon draw:style-name="gr3" draw:text-style-name="P3" draw:layer="layout" svg:width="0.16cm" svg:height="0.202cm" svg:x="2.78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.16cm" svg:y="3.245cm" svg:viewBox="0 0 594 566" draw:points="0,0 594,0 594,566 0,566">
          <text:p/>
        </draw:polygon>
        <draw:path draw:style-name="gr3" draw:text-style-name="P3" draw:layer="layout" svg:width="0.26cm" svg:height="0.202cm" svg:x="3.327cm" svg:y="3.395cm" svg:viewBox="0 0 261 203" svg:d="M261 0l-56 203h-25l-45-160c0 0-4-12-5-18l-6 24-43 154h-27l-54-203h27l31 133c0 0 6 27 8 39l1 3c0 0 6-26 9-38l38-137h33l29 103c0 0 11 39 16 72 0 0 3-16 10-45l32-130z">
          <text:p/>
        </draw:path>
        <draw:polygon draw:style-name="gr2" draw:text-style-name="P2" draw:layer="layout" svg:width="0.593cm" svg:height="0.565cm" svg:x="3.753cm" svg:y="3.245cm" svg:viewBox="0 0 594 566" draw:points="0,0 594,0 594,566 0,566">
          <text:p/>
        </draw:polygon>
        <draw:polygon draw:style-name="gr3" draw:text-style-name="P3" draw:layer="layout" svg:width="0.16cm" svg:height="0.202cm" svg:x="3.96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4.346cm" svg:y="3.245cm" svg:viewBox="0 0 593 566" draw:points="0,0 593,0 593,566 0,566">
          <text:p/>
        </draw:polygon>
        <draw:polygon draw:style-name="gr3" draw:text-style-name="P3" draw:layer="layout" svg:width="0.136cm" svg:height="0.202cm" svg:x="4.57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.938cm" svg:y="3.245cm" svg:viewBox="0 0 594 566" draw:points="0,0 594,0 594,566 0,566">
          <text:p/>
        </draw:polygon>
        <draw:path draw:style-name="gr3" draw:text-style-name="P3" draw:layer="layout" svg:width="0.161cm" svg:height="0.209cm" svg:x="5.153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.975cm" svg:y="2.681cm" svg:viewBox="0 0 4150 565" draw:points="0,0 4150,0 4150,565 0,565">
          <text:p/>
        </draw:polygon>
        <draw:path draw:style-name="gr3" draw:text-style-name="P3" draw:layer="layout" svg:width="1.121cm" svg:height="0.207cm" svg:x="3.489cm" svg:y="2.83cm" svg:viewBox="0 0 1122 208" svg:d="M95 94c0 0 38 12 38 52 0 0 0 27-19 44 0 0-19 18-48 18 0 0-29 0-48-18 0 0-18-18-18-45 0 0 0-20 10-34 0 0 11-14 28-17v-1c0 0-30-9-30-41 0 0 0-22 16-37 0 0 16-15 42-15 0 0 26 0 42 15 0 0 16 16 16 38 0 0 0 30-29 40zM66 84c0 0 14 0 23-9 0 0 10-9 10-22 0 0 0-14-10-23 0 0-9-10-23-10 0 0-14 0-23 10 0 0-10 9-10 21 0 0 0 16 10 24 0 0 9 9 23 9zM66 187c0 0 18 0 29-11 0 0 12-11 12-30 0 0 0-18-12-30 0 0-12-12-29-12 0 0-19 0-30 12 0 0-11 12-11 29 0 0 0 18 12 30 0 0 12 12 29 12zM230 142h-76v-25h76zM398 25h-110v63h95v24h-95v92h-27v-203h137zM558 136h-109c0 0 1 25 13 38 0 0 13 13 31 13 0 0 14 0 24-7 0 0 10-8 15-24l25 4c0 0-6 23-22 35 0 0-17 13-42 13 0 0-33 0-51-21 0 0-20-20-20-56 0 0 0-35 19-56 0 0 18-22 51-22 0 0 16 0 31 8 0 0 14 7 25 24 0 0 10 16 10 51zM532 116c0 0-1-23-13-32 0 0-13-10-27-10 0 0-18 0-29 12 0 0-11 11-13 30zM614 73c0 0 13-20 39-20 0 0 28 0 45 21 0 0 17 21 17 54 0 0 0 39-19 59 0 0-19 21-44 21 0 0-26 0-40-22h-1v18h-23v-203h25v72zM650 187c0 0 17 0 29-15 0 0 10-16 10-42 0 0 0-26-10-41 0 0-10-15-28-15 0 0-18 0-29 15 0 0-11 16-11 40 0 0 0 23 4 34 0 0 5 10 14 17 0 0 9 7 21 7zM811 142h-76v-25h76zM926 204h-25v-159c0 0-19 18-50 30v-24c0 0 43-20 59-51h16zM1014 99c0 0 17-27 49-27 0 0 24 0 42 19 0 0 17 18 17 46 0 0 0 30-17 50 0 0-18 21-46 21 0 0-29 0-50-22 0 0-20-21-20-78 0 0 0-53 18-81 0 0 19-27 54-27 0 0 23 0 39 13 0 0 15 12 19 37l-25 3c0 0-7-33-34-33 0 0-19 0-33 19 0 0-14 19-14 60zM1058 187c0 0 17 0 28-14 0 0 11-13 11-34 0 0 0-20-11-32 0 0-11-13-29-13 0 0-16 0-28 12 0 0-11 12-11 31 0 0 0 22 11 36 0 0 12 14 29 14z">
          <text:p/>
        </draw:path>
        <draw:polygon draw:style-name="gr2" draw:text-style-name="P2" draw:layer="layout" svg:width="0.593cm" svg:height="0.565cm" svg:x="5.531cm" svg:y="3.245cm" svg:viewBox="0 0 594 566" draw:points="0,0 594,0 594,566 0,566">
          <text:p/>
        </draw:polygon>
        <draw:path draw:style-name="gr3" draw:text-style-name="P3" draw:layer="layout" svg:width="0.161cm" svg:height="0.209cm" svg:x="5.746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6.124cm" svg:y="3.245cm" svg:viewBox="0 0 593 566" draw:points="0,0 593,0 593,566 0,566">
          <text:p/>
        </draw:polygon>
        <draw:path draw:style-name="gr3" draw:text-style-name="P3" draw:layer="layout" svg:width="0.192cm" svg:height="0.202cm" svg:x="6.324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6.716cm" svg:y="3.245cm" svg:viewBox="0 0 594 566" draw:points="0,0 594,0 594,566 0,566">
          <text:p/>
        </draw:polygon>
        <draw:polygon draw:style-name="gr3" draw:text-style-name="P3" draw:layer="layout" svg:width="0.16cm" svg:height="0.202cm" svg:x="6.93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.309cm" svg:y="3.245cm" svg:viewBox="0 0 594 566" draw:points="0,0 594,0 594,566 0,566">
          <text:p/>
        </draw:polygon>
        <draw:path draw:style-name="gr3" draw:text-style-name="P3" draw:layer="layout" svg:width="0.26cm" svg:height="0.202cm" svg:x="7.476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7.902cm" svg:y="3.245cm" svg:viewBox="0 0 593 566" draw:points="0,0 593,0 593,566 0,566">
          <text:p/>
        </draw:polygon>
        <draw:polygon draw:style-name="gr3" draw:text-style-name="P3" draw:layer="layout" svg:width="0.16cm" svg:height="0.202cm" svg:x="8.11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.494cm" svg:y="3.245cm" svg:viewBox="0 0 594 566" draw:points="0,0 594,0 594,566 0,566">
          <text:p/>
        </draw:polygon>
        <draw:polygon draw:style-name="gr3" draw:text-style-name="P3" draw:layer="layout" svg:width="0.136cm" svg:height="0.202cm" svg:x="8.72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9.087cm" svg:y="3.245cm" svg:viewBox="0 0 594 566" draw:points="0,0 594,0 594,566 0,566">
          <text:p/>
        </draw:polygon>
        <draw:path draw:style-name="gr3" draw:text-style-name="P3" draw:layer="layout" svg:width="0.161cm" svg:height="0.209cm" svg:x="9.302cm" svg:y="3.392cm" svg:viewBox="0 0 162 210" svg:d="M130 64c0 0-2-19-14-30 0 0-12-10-35-10 0 0-21 0-35 8 0 0-13 7-13 23 0 0 0 13 10 20 0 0 10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6.124cm" svg:y="2.681cm" svg:viewBox="0 0 4149 565" draw:points="0,0 4149,0 4149,565 0,565">
          <text:p/>
        </draw:polygon>
        <draw:path draw:style-name="gr3" draw:text-style-name="P3" draw:layer="layout" svg:width="1.259cm" svg:height="0.207cm" svg:x="7.578cm" svg:y="2.83cm" svg:viewBox="0 0 1260 208" svg:d="M75 204h-25v-159c0 0-18 18-50 30v-24c0 0 43-20 59-51h16zM171 82c0 0 18-13 38-13 0 0 25 0 44 18 0 0 19 18 19 48 0 0 0 31-19 51 0 0-19 22-50 22 0 0-25 0-44-15 0 0-18-14-21-43l26-2c0 0 3 20 13 30 0 0 11 9 26 9 0 0 19 0 30-14 0 0 12-14 12-36 0 0 0-21-12-34 0 0-12-12-31-12 0 0-24 0-36 20l-24-3 20-104h100v24h-80zM368 142h-76v-25h76zM536 25h-110v63h95v24h-95v92h-26v-203h136zM696 136h-110c0 0 1 25 14 38 0 0 13 13 31 13 0 0 14 0 24-7 0 0 10-8 15-24l25 4c0 0-6 23-22 35 0 0-17 13-42 13 0 0-34 0-52-21 0 0-19-20-19-56 0 0 0-35 18-56 0 0 18-22 52-22 0 0 16 0 31 8 0 0 15 7 25 24 0 0 10 16 10 51zM671 116c0 0-2-23-14-32 0 0-12-10-27-10 0 0-17 0-30 12 0 0-11 11-13 30zM752 73c0 0 13-20 39-20 0 0 28 0 45 21 0 0 17 21 17 54 0 0 0 39-19 59 0 0-19 21-44 21 0 0-26 0-40-22h-1v18h-23v-203h25v72zM788 187c0 0 17 0 28-15 0 0 12-16 12-42 0 0 0-26-11-41 0 0-10-15-28-15 0 0-18 0-29 15 0 0-11 16-11 40 0 0 0 23 5 34 0 0 4 10 13 17 0 0 9 7 21 7zM949 142h-76v-25h76zM1064 204h-25v-159c0 0-18 18-50 30v-24c0 0 43-20 59-51h16zM1152 99c0 0 17-27 49-27 0 0 25 0 42 19 0 0 17 18 17 46 0 0 0 30-17 50 0 0-17 21-46 21 0 0-29 0-50-22 0 0-20-21-20-78 0 0 0-53 19-81 0 0 18-27 53-27 0 0 23 0 39 13 0 0 16 12 19 37l-25 3c0 0-7-33-34-33 0 0-19 0-33 19 0 0-13 19-13 60zM1196 187c0 0 17 0 28-14 0 0 11-13 11-34 0 0 0-20-11-32 0 0-11-13-28-13 0 0-17 0-28 12 0 0-12 12-12 31 0 0 0 22 11 36 0 0 12 14 29 14z">
          <text:p/>
        </draw:path>
        <draw:polygon draw:style-name="gr2" draw:text-style-name="P2" draw:layer="layout" svg:width="0.592cm" svg:height="0.565cm" svg:x="9.68cm" svg:y="3.245cm" svg:viewBox="0 0 593 566" draw:points="0,0 593,0 593,566 0,566">
          <text:p/>
        </draw:polygon>
        <draw:path draw:style-name="gr3" draw:text-style-name="P3" draw:layer="layout" svg:width="0.16cm" svg:height="0.209cm" svg:x="9.895cm" svg:y="3.392cm" svg:viewBox="0 0 161 210" svg:d="M130 64c0 0-2-19-14-30 0 0-13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10.272cm" svg:y="3.245cm" svg:viewBox="0 0 594 566" draw:points="0,0 594,0 594,566 0,566">
          <text:p/>
        </draw:polygon>
        <draw:path draw:style-name="gr3" draw:text-style-name="P3" draw:layer="layout" svg:width="0.192cm" svg:height="0.202cm" svg:x="10.473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10.865cm" svg:y="3.245cm" svg:viewBox="0 0 594 566" draw:points="0,0 594,0 594,566 0,566">
          <text:p/>
        </draw:polygon>
        <draw:polygon draw:style-name="gr3" draw:text-style-name="P3" draw:layer="layout" svg:width="0.16cm" svg:height="0.202cm" svg:x="11.08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1.458cm" svg:y="3.245cm" svg:viewBox="0 0 593 566" draw:points="0,0 593,0 593,566 0,566">
          <text:p/>
        </draw:polygon>
        <draw:path draw:style-name="gr3" draw:text-style-name="P3" draw:layer="layout" svg:width="0.26cm" svg:height="0.202cm" svg:x="11.624cm" svg:y="3.395cm" svg:viewBox="0 0 261 203" svg:d="M261 0l-56 203h-25l-45-160c0 0-4-12-5-18l-6 24-43 154h-27l-54-203h28l31 133c0 0 6 27 8 39v3c0 0 6-26 9-38l39-137h32l30 103c0 0 11 39 15 72h1c0 0 3-16 10-45l31-130z">
          <text:p/>
        </draw:path>
        <draw:polygon draw:style-name="gr2" draw:text-style-name="P2" draw:layer="layout" svg:width="0.593cm" svg:height="0.565cm" svg:x="12.05cm" svg:y="3.245cm" svg:viewBox="0 0 594 566" draw:points="0,0 594,0 594,566 0,566">
          <text:p/>
        </draw:polygon>
        <draw:polygon draw:style-name="gr3" draw:text-style-name="P3" draw:layer="layout" svg:width="0.16cm" svg:height="0.202cm" svg:x="12.26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2.643cm" svg:y="3.245cm" svg:viewBox="0 0 594 566" draw:points="0,0 594,0 594,566 0,566">
          <text:p/>
        </draw:polygon>
        <draw:polygon draw:style-name="gr3" draw:text-style-name="P3" draw:layer="layout" svg:width="0.136cm" svg:height="0.202cm" svg:x="12.87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3.236cm" svg:y="3.245cm" svg:viewBox="0 0 593 566" draw:points="0,0 593,0 593,566 0,566">
          <text:p/>
        </draw:polygon>
        <draw:path draw:style-name="gr3" draw:text-style-name="P3" draw:layer="layout" svg:width="0.16cm" svg:height="0.209cm" svg:x="13.451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10.272cm" svg:y="2.681cm" svg:viewBox="0 0 4150 565" draw:points="0,0 4150,0 4150,565 0,565">
          <text:p/>
        </draw:polygon>
        <draw:path draw:style-name="gr3" draw:text-style-name="P3" draw:layer="layout" svg:width="1.282cm" svg:height="0.207cm" svg:x="11.704cm" svg:y="2.83cm" svg:viewBox="0 0 1283 208" svg:d="M134 204h-134c0 0 0-17 12-35 0 0 12-18 45-44 0 0 20-17 35-34 0 0 16-17 16-35 0 0 0-16-11-25 0 0-10-11-27-11 0 0-17 0-28 11 0 0-11 10-11 31l-26-4c0 0 3-28 20-43 0 0 18-15 46-15 0 0 30 0 46 16 0 0 17 17 17 40 0 0 0 20-14 40 0 0-14 20-56 53 0 0-22 18-29 31h99zM291 204h-134c0 0 0-17 12-35 0 0 12-18 45-44 0 0 20-17 35-34 0 0 16-17 16-35 0 0 0-16-11-25 0 0-10-11-27-11 0 0-17 0-28 11 0 0-11 10-11 31l-26-4c0 0 2-28 20-43 0 0 18-15 46-15 0 0 29 0 46 16 0 0 17 17 17 40 0 0 0 20-14 40 0 0-14 20-56 53 0 0-22 18-29 31h99zM390 142h-75v-25h75zM559 25h-110v63h96v24h-96v92h-27v-203h137zM719 136h-109c0 0 1 25 13 38 0 0 13 13 31 13 0 0 14 0 24-7 0 0 9-8 14-24l26 4c0 0-6 23-23 35 0 0-16 13-41 13 0 0-33 0-52-21 0 0-18-20-18-56 0 0 0-35 18-56 0 0 18-22 51-22 0 0 16 0 31 8 0 0 14 7 25 24 0 0 10 16 10 51zM693 116c0 0-1-23-13-32 0 0-13-10-27-10 0 0-18 0-29 12 0 0-11 11-13 30zM774 73c0 0 14-20 40-20 0 0 28 0 45 21 0 0 17 21 17 54 0 0 0 39-19 59 0 0-19 21-44 21 0 0-26 0-41-22v18h-23v-203h25zM811 187c0 0 17 0 28-15 0 0 11-16 11-42 0 0 0-26-10-41 0 0-10-15-28-15 0 0-18 0-29 15 0 0-11 16-11 40 0 0 0 23 4 34 0 0 5 10 14 17 0 0 9 7 21 7zM972 142h-76v-25h76zM1087 204h-25v-159c0 0-19 18-50 30v-24c0 0 43-20 59-51h16zM1175 99c0 0 17-27 48-27 0 0 25 0 43 19 0 0 17 18 17 46 0 0 0 30-17 50 0 0-18 21-46 21 0 0-29 0-50-22 0 0-20-21-20-78 0 0 0-53 18-81 0 0 19-27 54-27 0 0 23 0 38 13 0 0 16 12 19 37l-24 3c0 0-7-33-34-33 0 0-20 0-33 19 0 0-14 19-14 60zM1219 187c0 0 17 0 28-14 0 0 11-13 11-34 0 0 0-20-11-32 0 0-11-13-29-13 0 0-16 0-28 12 0 0-12 12-12 31 0 0 0 22 12 36 0 0 11 14 29 14z">
          <text:p/>
        </draw:path>
        <draw:polygon draw:style-name="gr2" draw:text-style-name="P2" draw:layer="layout" svg:width="0.593cm" svg:height="0.565cm" svg:x="13.828cm" svg:y="3.245cm" svg:viewBox="0 0 594 566" draw:points="0,0 594,0 594,566 0,566">
          <text:p/>
        </draw:polygon>
        <draw:path draw:style-name="gr3" draw:text-style-name="P3" draw:layer="layout" svg:width="0.161cm" svg:height="0.209cm" svg:x="14.043cm" svg:y="3.392cm" svg:viewBox="0 0 162 210" svg:d="M130 64c0 0-1-19-15-30 0 0-12-10-35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0.593cm" svg:height="0.565cm" svg:x="14.421cm" svg:y="3.245cm" svg:viewBox="0 0 594 566" draw:points="0,0 594,0 594,566 0,566">
          <text:p/>
        </draw:polygon>
        <draw:path draw:style-name="gr3" draw:text-style-name="P3" draw:layer="layout" svg:width="0.192cm" svg:height="0.202cm" svg:x="14.621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15.014cm" svg:y="3.245cm" svg:viewBox="0 0 593 566" draw:points="0,0 593,0 593,566 0,566">
          <text:p/>
        </draw:polygon>
        <draw:polygon draw:style-name="gr3" draw:text-style-name="P3" draw:layer="layout" svg:width="0.16cm" svg:height="0.202cm" svg:x="15.2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5.606cm" svg:y="3.245cm" svg:viewBox="0 0 594 566" draw:points="0,0 594,0 594,566 0,566">
          <text:p/>
        </draw:polygon>
        <draw:path draw:style-name="gr3" draw:text-style-name="P3" draw:layer="layout" svg:width="0.26cm" svg:height="0.202cm" svg:x="15.773cm" svg:y="3.395cm" svg:viewBox="0 0 261 203" svg:d="M261 0l-56 203h-25l-45-160c0 0-4-12-5-18l-6 24-43 154h-27l-54-203h27l31 133c0 0 6 27 8 39l1 3c0 0 6-26 9-38l38-137h33l29 103c0 0 11 39 16 72 0 0 3-16 10-45l32-130z">
          <text:p/>
        </draw:path>
        <draw:polygon draw:style-name="gr2" draw:text-style-name="P2" draw:layer="layout" svg:width="0.593cm" svg:height="0.565cm" svg:x="16.199cm" svg:y="3.245cm" svg:viewBox="0 0 594 566" draw:points="0,0 594,0 594,566 0,566">
          <text:p/>
        </draw:polygon>
        <draw:polygon draw:style-name="gr3" draw:text-style-name="P3" draw:layer="layout" svg:width="0.16cm" svg:height="0.202cm" svg:x="16.41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6.792cm" svg:y="3.245cm" svg:viewBox="0 0 593 566" draw:points="0,0 593,0 593,566 0,566">
          <text:p/>
        </draw:polygon>
        <draw:polygon draw:style-name="gr3" draw:text-style-name="P3" draw:layer="layout" svg:width="0.136cm" svg:height="0.202cm" svg:x="17.02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7.384cm" svg:y="3.245cm" svg:viewBox="0 0 594 566" draw:points="0,0 594,0 594,566 0,566">
          <text:p/>
        </draw:polygon>
        <draw:path draw:style-name="gr3" draw:text-style-name="P3" draw:layer="layout" svg:width="0.161cm" svg:height="0.209cm" svg:x="17.599cm" svg:y="3.392cm" svg:viewBox="0 0 162 210" svg:d="M130 64c0 0-1-19-14-30 0 0-12-10-36-10 0 0-21 0-34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14.421cm" svg:y="2.681cm" svg:viewBox="0 0 4150 565" draw:points="0,0 4150,0 4150,565 0,565">
          <text:p/>
        </draw:polygon>
        <draw:path draw:style-name="gr3" draw:text-style-name="P3" draw:layer="layout" svg:width="1.282cm" svg:height="0.207cm" svg:x="15.853cm" svg:y="2.83cm" svg:viewBox="0 0 1283 208" svg:d="M134 204h-134c0 0 0-17 12-35 0 0 12-18 44-44 0 0 21-17 36-34 0 0 16-17 16-35 0 0 0-16-11-25 0 0-11-11-27-11 0 0-17 0-28 11 0 0-12 10-12 31l-25-4c0 0 2-28 20-43 0 0 18-15 45-15 0 0 30 0 47 16 0 0 16 17 16 40 0 0 0 20-14 40 0 0-14 20-56 53 0 0-21 18-28 31h99zM269 108c0 0-7 12-20 19 0 0-13 8-28 8 0 0-25 0-42-19 0 0-18-18-18-48 0 0 0-30 18-49 0 0 18-19 46-19 0 0 28 0 49 22 0 0 20 22 20 76 0 0 0 55-19 82 0 0-18 28-53 28 0 0-23 0-38-13 0 0-15-12-19-39l24-2c0 0 6 33 33 33 0 0 23 0 35-21 0 0 12-22 12-58zM227 113c0 0 18 0 29-13 0 0 11-13 11-33 0 0 0-20-11-33 0 0-11-14-28-14 0 0-17 0-29 15 0 0-12 14-12 34 0 0 0 19 12 32 0 0 11 12 28 12zM391 142h-76v-25h76zM559 25h-109v63h95v24h-95v92h-27v-203h136zM719 136h-110c0 0 2 25 14 38 0 0 12 13 31 13 0 0 14 0 24-7 0 0 9-8 14-24l26 4c0 0-7 23-23 35 0 0-17 13-41 13 0 0-33 0-52-21 0 0-18-20-18-56 0 0 0-35 18-56 0 0 18-22 50-22 0 0 16 0 31 8 0 0 15 7 25 24 0 0 11 16 11 51zM693 116c0 0-1-23-14-32 0 0-12-10-27-10 0 0-17 0-28 12 0 0-12 11-14 30zM774 73c0 0 14-20 39-20 0 0 29 0 46 21 0 0 17 21 17 54 0 0 0 39-20 59 0 0-18 21-44 21 0 0-25 0-40-22v18h-23v-203h24v72zM810 187c0 0 18 0 29-15 0 0 11-16 11-42 0 0 0-26-10-41 0 0-11-15-29-15 0 0-18 0-29 15 0 0-11 16-11 40 0 0 0 23 5 34 0 0 5 10 14 17 0 0 9 7 20 7zM971 142h-75v-25h75zM1086 204h-25v-159c0 0-18 18-49 30v-24c0 0 43-20 58-51h16zM1174 99c0 0 18-27 49-27 0 0 25 0 42 19 0 0 18 18 18 46 0 0 0 30-18 50 0 0-17 21-46 21 0 0-29 0-49-22 0 0-21-21-21-78 0 0 0-53 19-81 0 0 18-27 54-27 0 0 22 0 38 13 0 0 16 12 19 37l-25 3c0 0-6-33-34-33 0 0-19 0-33 19 0 0-13 19-13 60zM1219 187c0 0 17 0 28-14 0 0 10-13 10-34 0 0 0-20-10-32 0 0-11-13-29-13 0 0-17 0-28 12 0 0-12 12-12 31 0 0 0 22 11 36 0 0 12 14 30 14z">
          <text:p/>
        </draw:path>
        <draw:polygon draw:style-name="gr2" draw:text-style-name="P2" draw:layer="layout" svg:width="0.593cm" svg:height="0.565cm" svg:x="17.977cm" svg:y="3.245cm" svg:viewBox="0 0 594 566" draw:points="0,0 594,0 594,566 0,566">
          <text:p/>
        </draw:polygon>
        <draw:path draw:style-name="gr3" draw:text-style-name="P3" draw:layer="layout" svg:width="0.161cm" svg:height="0.209cm" svg:x="18.192cm" svg:y="3.392cm" svg:viewBox="0 0 162 210" svg:d="M130 64c0 0-3-19-15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0.592cm" svg:height="0.565cm" svg:x="18.57cm" svg:y="3.245cm" svg:viewBox="0 0 593 566" draw:points="0,0 593,0 593,566 0,566">
          <text:p/>
        </draw:polygon>
        <draw:path draw:style-name="gr3" draw:text-style-name="P3" draw:layer="layout" svg:width="0.192cm" svg:height="0.202cm" svg:x="18.77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19.162cm" svg:y="3.245cm" svg:viewBox="0 0 594 566" draw:points="0,0 594,0 594,566 0,566">
          <text:p/>
        </draw:polygon>
        <draw:polygon draw:style-name="gr3" draw:text-style-name="P3" draw:layer="layout" svg:width="0.16cm" svg:height="0.202cm" svg:x="19.37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9.755cm" svg:y="3.245cm" svg:viewBox="0 0 594 566" draw:points="0,0 594,0 594,566 0,566">
          <text:p/>
        </draw:polygon>
        <draw:path draw:style-name="gr3" draw:text-style-name="P3" draw:layer="layout" svg:width="0.26cm" svg:height="0.202cm" svg:x="19.922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20.348cm" svg:y="3.245cm" svg:viewBox="0 0 593 566" draw:points="0,0 593,0 593,566 0,566">
          <text:p/>
        </draw:polygon>
        <draw:polygon draw:style-name="gr3" draw:text-style-name="P3" draw:layer="layout" svg:width="0.16cm" svg:height="0.202cm" svg:x="20.56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0.94cm" svg:y="3.245cm" svg:viewBox="0 0 594 566" draw:points="0,0 594,0 594,566 0,566">
          <text:p/>
        </draw:polygon>
        <draw:polygon draw:style-name="gr3" draw:text-style-name="P3" draw:layer="layout" svg:width="0.136cm" svg:height="0.202cm" svg:x="21.17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21.533cm" svg:y="3.245cm" svg:viewBox="0 0 594 566" draw:points="0,0 594,0 594,566 0,566">
          <text:p/>
        </draw:polygon>
        <draw:path draw:style-name="gr3" draw:text-style-name="P3" draw:layer="layout" svg:width="0.161cm" svg:height="0.209cm" svg:x="21.748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18.57cm" svg:y="2.681cm" svg:viewBox="0 0 4149 565" draw:points="0,0 4149,0 4149,565 0,565">
          <text:p/>
        </draw:polygon>
        <draw:path draw:style-name="gr3" draw:text-style-name="P3" draw:layer="layout" svg:width="1.12cm" svg:height="0.207cm" svg:x="20.085cm" svg:y="2.83cm" svg:viewBox="0 0 1121 208" svg:d="M131 23c0 0-30 33-52 81 0 0-21 48-25 100h-26c0 0 1-41 21-91 0 0 19-50 50-85h-99v-24h131zM229 142h-76v-25h76zM451 204h-25v-170h-1l-58 170h-24l-58-173h-1v173h-25v-203h40l48 143c0 0 8 25 9 31h1c0 0 3-12 10-33l48-141h36zM619 204h-27c0 0-3-7-5-18 0 0-25 22-54 22 0 0-23 0-36-12 0 0-13-12-13-31 0 0 0-19 12-31 0 0 13-11 45-15l23-4c0 0 13-2 22-5 0 0 0-11-1-16 0 0-1-4-4-9 0 0-4-5-11-8 0 0-7-3-20-3 0 0-16 0-25 6 0 0-10 6-13 22l-24-3c0 0 4-23 20-34 0 0 17-12 46-12 0 0 26 0 38 8 0 0 13 8 15 19 0 0 3 11 3 28v34c0 0 0 31 2 42 0 0 1 10 7 20zM586 139v-9c0 0-20 6-48 10 0 0-28 4-28 25 0 0 0 10 7 16 0 0 8 7 22 7 0 0 19 0 32-11 0 0 15-11 15-38zM728 62l-8 22c0 0-9-5-18-5 0 0-14 0-21 12 0 0-7 13-7 35v78h-25v-147h22v22h1c0 0 12-26 31-26 0 0 13 0 25 9zM809 142h-75v-25h75zM924 204h-24v-159c0 0-19 18-50 30v-24c0 0 43-20 58-51h16zM1012 99c0 0 18-27 49-27 0 0 25 0 42 19 0 0 18 18 18 46 0 0 0 30-18 50 0 0-17 21-46 21 0 0-29 0-49-22 0 0-21-21-21-78 0 0 0-53 19-81 0 0 19-27 54-27 0 0 23 0 38 13 0 0 16 12 19 37l-25 3c0 0-6-33-34-33 0 0-19 0-32 19 0 0-14 19-14 60zM1057 187c0 0 17 0 28-14 0 0 10-13 10-34 0 0 0-20-10-32 0 0-11-13-29-13 0 0-16 0-28 12 0 0-12 12-12 31 0 0 0 22 11 36 0 0 12 14 30 14z">
          <text:p/>
        </draw:path>
        <draw:polygon draw:style-name="gr2" draw:text-style-name="P2" draw:layer="layout" svg:width="0.592cm" svg:height="0.565cm" svg:x="22.126cm" svg:y="3.245cm" svg:viewBox="0 0 593 566" draw:points="0,0 593,0 593,566 0,566">
          <text:p/>
        </draw:polygon>
        <draw:path draw:style-name="gr3" draw:text-style-name="P3" draw:layer="layout" svg:width="0.16cm" svg:height="0.209cm" svg:x="22.341cm" svg:y="3.392cm" svg:viewBox="0 0 161 210" svg:d="M129 64c0 0-2-19-14-30 0 0-12-10-35-10 0 0-21 0-34 8 0 0-13 7-13 23 0 0 0 13 10 20 0 0 10 6 38 13 0 0 25 5 41 11 0 0 16 6 28 18 0 0 11 12 11 32 0 0 0 26-20 44 0 0-22 17-55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0.593cm" svg:height="0.565cm" svg:x="22.718cm" svg:y="3.245cm" svg:viewBox="0 0 594 566" draw:points="0,0 594,0 594,566 0,566">
          <text:p/>
        </draw:polygon>
        <draw:path draw:style-name="gr3" draw:text-style-name="P3" draw:layer="layout" svg:width="0.192cm" svg:height="0.202cm" svg:x="22.919cm" svg:y="3.395cm" svg:viewBox="0 0 193 203" svg:d="M193 203h-26v-169l-58 169h-25l-58-172h-1v172h-25v-203h40l48 145c0 0 7 23 10 30 0 0 4-12 11-33l48-142h36z">
          <text:p/>
        </draw:path>
        <draw:polygon draw:style-name="gr2" draw:text-style-name="P2" draw:layer="layout" svg:width="0.593cm" svg:height="0.565cm" svg:x="23.311cm" svg:y="3.245cm" svg:viewBox="0 0 594 566" draw:points="0,0 594,0 594,566 0,566">
          <text:p/>
        </draw:polygon>
        <draw:polygon draw:style-name="gr3" draw:text-style-name="P3" draw:layer="layout" svg:width="0.16cm" svg:height="0.202cm" svg:x="23.527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23.904cm" svg:y="3.245cm" svg:viewBox="0 0 593 566" draw:points="0,0 593,0 593,566 0,566">
          <text:p/>
        </draw:polygon>
        <draw:path draw:style-name="gr3" draw:text-style-name="P3" draw:layer="layout" svg:width="0.26cm" svg:height="0.202cm" svg:x="24.07cm" svg:y="3.395cm" svg:viewBox="0 0 261 203" svg:d="M261 0l-56 203h-25l-45-160c0 0-4-12-5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24.496cm" svg:y="3.245cm" svg:viewBox="0 0 594 566" draw:points="0,0 594,0 594,566 0,566">
          <text:p/>
        </draw:polygon>
        <draw:polygon draw:style-name="gr3" draw:text-style-name="P3" draw:layer="layout" svg:width="0.16cm" svg:height="0.202cm" svg:x="24.71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5.089cm" svg:y="3.245cm" svg:viewBox="0 0 594 566" draw:points="0,0 594,0 594,566 0,566">
          <text:p/>
        </draw:polygon>
        <draw:polygon draw:style-name="gr3" draw:text-style-name="P3" draw:layer="layout" svg:width="0.136cm" svg:height="0.202cm" svg:x="25.32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25.682cm" svg:y="3.245cm" svg:viewBox="0 0 593 566" draw:points="0,0 593,0 593,566 0,566">
          <text:p/>
        </draw:polygon>
        <draw:path draw:style-name="gr3" draw:text-style-name="P3" draw:layer="layout" svg:width="0.16cm" svg:height="0.209cm" svg:x="25.897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22.718cm" svg:y="2.681cm" svg:viewBox="0 0 4150 565" draw:points="0,0 4150,0 4150,565 0,565">
          <text:p/>
        </draw:polygon>
        <draw:path draw:style-name="gr3" draw:text-style-name="P3" draw:layer="layout" svg:width="1.259cm" svg:height="0.207cm" svg:x="24.173cm" svg:y="2.83cm" svg:viewBox="0 0 1260 208" svg:d="M75 204h-25v-159c0 0-19 18-50 30v-24c0 0 43-20 58-51h17zM270 155h-28v49h-24v-49h-88v-23l92-131h20v131h28zM218 132v-91h-1l-63 91zM368 142h-76v-25h76zM591 204h-25v-170h-1l-58 170h-24l-58-173v173h-26v-203h40l48 143c0 0 8 25 9 31h1c0 0 3-12 10-33l49-141h35zM759 204h-26c0 0-4-7-6-18 0 0-25 22-54 22 0 0-23 0-36-12 0 0-13-12-13-31 0 0 0-19 13-31 0 0 12-11 44-15l23-4c0 0 13-2 22-5 0 0 0-11-1-16 0 0-1-4-4-9 0 0-4-5-11-8 0 0-7-3-20-3 0 0-16 0-25 6 0 0-9 6-13 22l-24-3c0 0 4-23 20-34 0 0 17-12 46-12 0 0 26 0 39 8 0 0 12 8 15 19 0 0 3 11 3 28v34c0 0 0 31 1 42 0 0 1 10 7 20zM726 139v-9c0 0-20 6-48 10 0 0-28 4-28 25 0 0 0 10 7 16 0 0 8 7 22 7 0 0 19 0 33-11 0 0 14-11 14-38zM868 62l-9 22c0 0-9-5-18-5 0 0-14 0-21 12 0 0-7 13-7 35v78h-25v-147h23v22c0 0 12-26 31-26 0 0 13 0 26 9zM948 142h-75v-25h75zM1063 204h-24v-159c0 0-19 18-50 30v-24c0 0 43-20 59-51h15zM1152 99c0 0 17-27 48-27 0 0 25 0 42 19 0 0 18 18 18 46 0 0 0 30-17 50 0 0-18 21-47 21 0 0-28 0-49-22 0 0-20-21-20-78 0 0 0-53 18-81 0 0 19-27 54-27 0 0 23 0 38 13 0 0 16 12 19 37l-25 3c0 0-6-33-33-33 0 0-20 0-33 19 0 0-14 19-14 60zM1196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26.274cm" svg:y="3.245cm" svg:viewBox="0 0 594 566" draw:points="0,0 594,0 594,566 0,566">
          <text:p/>
        </draw:polygon>
        <draw:path draw:style-name="gr3" draw:text-style-name="P3" draw:layer="layout" svg:width="0.161cm" svg:height="0.209cm" svg:x="26.489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26.867cm" svg:y="3.245cm" svg:viewBox="0 0 594 566" draw:points="0,0 594,0 594,566 0,566">
          <text:p/>
        </draw:polygon>
        <draw:path draw:style-name="gr3" draw:text-style-name="P3" draw:layer="layout" svg:width="0.192cm" svg:height="0.202cm" svg:x="27.067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27.46cm" svg:y="3.245cm" svg:viewBox="0 0 593 566" draw:points="0,0 593,0 593,566 0,566">
          <text:p/>
        </draw:polygon>
        <draw:polygon draw:style-name="gr3" draw:text-style-name="P3" draw:layer="layout" svg:width="0.16cm" svg:height="0.202cm" svg:x="27.676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28.052cm" svg:y="3.245cm" svg:viewBox="0 0 594 566" draw:points="0,0 594,0 594,566 0,566">
          <text:p/>
        </draw:polygon>
        <draw:path draw:style-name="gr3" draw:text-style-name="P3" draw:layer="layout" svg:width="0.26cm" svg:height="0.202cm" svg:x="28.219cm" svg:y="3.395cm" svg:viewBox="0 0 261 203" svg:d="M261 0l-56 203h-25l-45-160c0 0-4-12-5-18l-6 24-43 154h-27l-54-203h27l31 133c0 0 6 27 8 39l1 3c0 0 6-26 9-38l38-137h34l29 103c0 0 10 39 15 72 0 0 3-16 10-45l32-130z">
          <text:p/>
        </draw:path>
        <draw:polygon draw:style-name="gr2" draw:text-style-name="P2" draw:layer="layout" svg:width="0.593cm" svg:height="0.565cm" svg:x="28.645cm" svg:y="3.245cm" svg:viewBox="0 0 594 566" draw:points="0,0 594,0 594,566 0,566">
          <text:p/>
        </draw:polygon>
        <draw:polygon draw:style-name="gr3" draw:text-style-name="P3" draw:layer="layout" svg:width="0.16cm" svg:height="0.202cm" svg:x="28.86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9.238cm" svg:y="3.245cm" svg:viewBox="0 0 593 566" draw:points="0,0 593,0 593,566 0,566">
          <text:p/>
        </draw:polygon>
        <draw:polygon draw:style-name="gr3" draw:text-style-name="P3" draw:layer="layout" svg:width="0.136cm" svg:height="0.202cm" svg:x="29.47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29.83cm" svg:y="3.245cm" svg:viewBox="0 0 594 566" draw:points="0,0 594,0 594,566 0,566">
          <text:p/>
        </draw:polygon>
        <draw:path draw:style-name="gr3" draw:text-style-name="P3" draw:layer="layout" svg:width="0.161cm" svg:height="0.209cm" svg:x="30.045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4.149cm" svg:height="0.564cm" svg:x="26.867cm" svg:y="2.681cm" svg:viewBox="0 0 4150 565" draw:points="0,0 4150,0 4150,565 0,565">
          <text:p/>
        </draw:polygon>
        <draw:path draw:style-name="gr3" draw:text-style-name="P3" draw:layer="layout" svg:width="1.282cm" svg:height="0.207cm" svg:x="28.299cm" svg:y="2.83cm" svg:viewBox="0 0 1283 208" svg:d="M134 204h-134c0 0 0-17 12-35 0 0 12-18 45-44 0 0 20-17 35-34 0 0 16-17 16-35 0 0 0-16-11-25 0 0-11-11-27-11 0 0-17 0-28 11 0 0-11 10-11 31l-26-4c0 0 2-28 20-43 0 0 18-15 46-15 0 0 29 0 46 16 0 0 16 17 16 40 0 0 0 20-13 40 0 0-15 20-56 53 0 0-22 18-29 31h99zM254 204h-25v-159c0 0-18 18-49 30v-24c0 0 43-20 58-51h16zM390 142h-75v-25h75zM614 204h-25v-170h-1l-58 170h-25l-58-173h-1v173h-25v-203h40l48 143c0 0 8 25 9 31h1c0 0 3-12 11-33l48-141h36zM781 204h-26c0 0-4-7-5-18 0 0-25 22-54 22 0 0-23 0-36-12 0 0-14-12-14-31 0 0 0-19 13-31 0 0 13-11 45-15l23-4c0 0 13-2 22-5 0 0 0-11-1-16 0 0-1-4-4-9 0 0-4-5-11-8 0 0-8-3-20-3 0 0-16 0-26 6 0 0-9 6-12 22l-25-3c0 0 4-23 21-34 0 0 16-12 45-12 0 0 27 0 39 8 0 0 13 8 15 19 0 0 3 11 3 28v34c0 0 0 31 1 42 0 0 1 10 7 20zM749 139v-9c0 0-20 6-48 10 0 0-28 4-28 25 0 0 0 10 7 16 0 0 8 7 22 7 0 0 18 0 32-11 0 0 15-11 15-38zM890 62l-8 22c0 0-10-5-18-5 0 0-14 0-22 12 0 0-7 13-7 35v78h-24v-147h22v22h1c0 0 12-26 31-26 0 0 12 0 25 9zM971 142h-75v-25h75zM1086 204h-25v-159c0 0-18 18-49 30v-24c0 0 42-20 58-51h16zM1174 99c0 0 17-27 49-27 0 0 25 0 42 19 0 0 18 18 18 46 0 0 0 30-18 50 0 0-17 21-46 21 0 0-29 0-49-22 0 0-21-21-21-78 0 0 0-53 19-81 0 0 18-27 53-27 0 0 23 0 39 13 0 0 16 12 19 37l-25 3c0 0-7-33-34-33 0 0-19 0-33 19 0 0-13 19-13 60zM1219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30.423cm" svg:y="3.245cm" svg:viewBox="0 0 594 566" draw:points="0,0 594,0 594,566 0,566">
          <text:p/>
        </draw:polygon>
        <draw:path draw:style-name="gr3" draw:text-style-name="P3" draw:layer="layout" svg:width="0.161cm" svg:height="0.209cm" svg:x="30.638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0.592cm" svg:height="0.565cm" svg:x="31.016cm" svg:y="3.245cm" svg:viewBox="0 0 593 566" draw:points="0,0 593,0 593,566 0,566">
          <text:p/>
        </draw:polygon>
        <draw:path draw:style-name="gr3" draw:text-style-name="P3" draw:layer="layout" svg:width="0.192cm" svg:height="0.202cm" svg:x="31.216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31.608cm" svg:y="3.245cm" svg:viewBox="0 0 594 566" draw:points="0,0 594,0 594,566 0,566">
          <text:p/>
        </draw:polygon>
        <draw:polygon draw:style-name="gr3" draw:text-style-name="P3" draw:layer="layout" svg:width="0.16cm" svg:height="0.202cm" svg:x="31.82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2.201cm" svg:y="3.245cm" svg:viewBox="0 0 594 566" draw:points="0,0 594,0 594,566 0,566">
          <text:p/>
        </draw:polygon>
        <draw:path draw:style-name="gr3" draw:text-style-name="P3" draw:layer="layout" svg:width="0.26cm" svg:height="0.202cm" svg:x="32.368cm" svg:y="3.395cm" svg:viewBox="0 0 261 203" svg:d="M261 0l-56 203h-26l-45-160c0 0-3-12-4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32.794cm" svg:y="3.245cm" svg:viewBox="0 0 593 566" draw:points="0,0 593,0 593,566 0,566">
          <text:p/>
        </draw:polygon>
        <draw:polygon draw:style-name="gr3" draw:text-style-name="P3" draw:layer="layout" svg:width="0.16cm" svg:height="0.202cm" svg:x="33.0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3.386cm" svg:y="3.245cm" svg:viewBox="0 0 594 566" draw:points="0,0 594,0 594,566 0,566">
          <text:p/>
        </draw:polygon>
        <draw:polygon draw:style-name="gr3" draw:text-style-name="P3" draw:layer="layout" svg:width="0.136cm" svg:height="0.202cm" svg:x="33.61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33.979cm" svg:y="3.245cm" svg:viewBox="0 0 594 566" draw:points="0,0 594,0 594,566 0,566">
          <text:p/>
        </draw:polygon>
        <draw:path draw:style-name="gr3" draw:text-style-name="P3" draw:layer="layout" svg:width="0.161cm" svg:height="0.209cm" svg:x="34.194cm" svg:y="3.392cm" svg:viewBox="0 0 162 210" svg:d="M130 64c0 0-2-19-15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4.148cm" svg:height="0.564cm" svg:x="31.016cm" svg:y="2.681cm" svg:viewBox="0 0 4149 565" draw:points="0,0 4149,0 4149,565 0,565">
          <text:p/>
        </draw:polygon>
        <draw:path draw:style-name="gr3" draw:text-style-name="P3" draw:layer="layout" svg:width="1.281cm" svg:height="0.207cm" svg:x="32.448cm" svg:y="2.83cm" svg:viewBox="0 0 1282 208" svg:d="M134 204h-134c0 0 0-17 12-35 0 0 12-18 44-44 0 0 20-17 36-34 0 0 16-17 16-35 0 0 0-16-11-25 0 0-11-11-28-11 0 0-16 0-27 11 0 0-12 10-12 31l-25-4c0 0 2-28 20-43 0 0 18-15 45-15 0 0 30 0 46 16 0 0 17 17 17 40 0 0 0 20-14 40 0 0-14 20-55 53 0 0-22 18-30 31h100zM256 94c0 0 38 12 38 52 0 0 0 27-19 44 0 0-18 18-48 18 0 0-30 0-48-18 0 0-19-18-19-45 0 0 0-20 10-34 0 0 11-14 29-17v-1c0 0-31-9-31-41 0 0 0-22 16-37 0 0 16-15 43-15 0 0 26 0 42 15 0 0 17 16 17 38 0 0 0 30-30 40zM227 84c0 0 15 0 24-9 0 0 9-9 9-22 0 0 0-14-9-23 0 0-10-10-24-10 0 0-15 0-24 10 0 0-9 9-9 21 0 0 0 16 9 24 0 0 10 9 24 9zM227 187c0 0 18 0 30-11 0 0 11-11 11-30 0 0 0-18-12-30 0 0-12-12-29-12 0 0-19 0-31 12 0 0-11 12-11 29 0 0 0 18 12 30 0 0 11 12 30 12zM391 142h-76v-25h76zM614 204h-26v-170l-59 170h-24l-57-173h-1v173h-25v-203h39l48 143c0 0 8 25 10 31 0 0 4-12 11-33l48-141h36zM781 204h-26c0 0-4-7-5-18 0 0-25 22-54 22 0 0-23 0-37-12 0 0-13-12-13-31 0 0 0-19 13-31 0 0 13-11 44-15l24-4c0 0 13-2 21-5 0 0 0-11-1-16 0 0 0-4-4-9 0 0-3-5-11-8 0 0-7-3-19-3 0 0-17 0-26 6 0 0-9 6-13 22l-24-3c0 0 4-23 21-34 0 0 16-12 45-12 0 0 27 0 39 8 0 0 12 8 15 19 0 0 3 11 3 28v34c0 0 0 31 1 42 0 0 1 10 7 20zM748 139v-9c0 0-20 6-47 10 0 0-29 4-29 25 0 0 0 10 8 16 0 0 8 7 22 7 0 0 18 0 32-11 0 0 14-11 14-38zM890 62l-9 22c0 0-9-5-18-5 0 0-14 0-21 12 0 0-7 13-7 35v78h-25v-147h23v22c0 0 12-26 31-26 0 0 13 0 26 9zM971 142h-76v-25h76zM1086 204h-25v-159c0 0-19 18-50 30v-24c0 0 43-20 59-51h16zM1174 99c0 0 17-27 49-27 0 0 24 0 42 19 0 0 17 18 17 46 0 0 0 30-17 50 0 0-18 21-46 21 0 0-29 0-50-22 0 0-20-21-20-78 0 0 0-53 18-81 0 0 19-27 54-27 0 0 23 0 39 13 0 0 15 12 19 37l-25 3c0 0-7-33-34-33 0 0-19 0-33 19 0 0-14 19-14 60zM1218 187c0 0 17 0 28-14 0 0 11-13 11-34 0 0 0-20-11-32 0 0-11-13-29-13 0 0-16 0-28 12 0 0-11 12-11 31 0 0 0 22 11 36 0 0 12 14 29 14z">
          <text:p/>
        </draw:path>
        <draw:polygon draw:style-name="gr2" draw:text-style-name="P2" draw:layer="layout" svg:width="0.592cm" svg:height="0.565cm" svg:x="34.572cm" svg:y="3.245cm" svg:viewBox="0 0 593 566" draw:points="0,0 593,0 593,566 0,566">
          <text:p/>
        </draw:polygon>
        <draw:path draw:style-name="gr3" draw:text-style-name="P3" draw:layer="layout" svg:width="0.16cm" svg:height="0.209cm" svg:x="34.787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0.593cm" svg:height="0.565cm" svg:x="35.164cm" svg:y="3.245cm" svg:viewBox="0 0 594 566" draw:points="0,0 594,0 594,566 0,566">
          <text:p/>
        </draw:polygon>
        <draw:path draw:style-name="gr3" draw:text-style-name="P3" draw:layer="layout" svg:width="0.192cm" svg:height="0.202cm" svg:x="35.365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35.757cm" svg:y="3.245cm" svg:viewBox="0 0 594 566" draw:points="0,0 594,0 594,566 0,566">
          <text:p/>
        </draw:polygon>
        <draw:polygon draw:style-name="gr3" draw:text-style-name="P3" draw:layer="layout" svg:width="0.16cm" svg:height="0.202cm" svg:x="35.97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36.35cm" svg:y="3.245cm" svg:viewBox="0 0 593 566" draw:points="0,0 593,0 593,566 0,566">
          <text:p/>
        </draw:polygon>
        <draw:path draw:style-name="gr3" draw:text-style-name="P3" draw:layer="layout" svg:width="0.26cm" svg:height="0.202cm" svg:x="36.516cm" svg:y="3.395cm" svg:viewBox="0 0 261 203" svg:d="M261 0l-56 203h-25l-44-160c0 0-5-12-6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36.942cm" svg:y="3.245cm" svg:viewBox="0 0 594 566" draw:points="0,0 594,0 594,566 0,566">
          <text:p/>
        </draw:polygon>
        <draw:polygon draw:style-name="gr3" draw:text-style-name="P3" draw:layer="layout" svg:width="0.16cm" svg:height="0.202cm" svg:x="37.15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7.535cm" svg:y="3.245cm" svg:viewBox="0 0 594 566" draw:points="0,0 594,0 594,566 0,566">
          <text:p/>
        </draw:polygon>
        <draw:polygon draw:style-name="gr3" draw:text-style-name="P3" draw:layer="layout" svg:width="0.136cm" svg:height="0.202cm" svg:x="37.76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38.128cm" svg:y="3.245cm" svg:viewBox="0 0 593 566" draw:points="0,0 593,0 593,566 0,566">
          <text:p/>
        </draw:polygon>
        <draw:path draw:style-name="gr3" draw:text-style-name="P3" draw:layer="layout" svg:width="0.16cm" svg:height="0.209cm" svg:x="38.343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35.164cm" svg:y="2.681cm" svg:viewBox="0 0 4150 565" draw:points="0,0 4150,0 4150,565 0,565">
          <text:p/>
        </draw:polygon>
        <draw:path draw:style-name="gr3" draw:text-style-name="P3" draw:layer="layout" svg:width="1.082cm" svg:height="0.259cm" svg:x="36.694cm" svg:y="2.83cm" svg:viewBox="0 0 1083 260" svg:d="M140 156h-28v48h-24v-48h-88v-24l92-131h20v131h28zM88 132v-91h-1l-63 91zM237 142h-75v-25h75zM435 204h-30l-24-62h-84l-22 62h-29l78-203h29zM373 120c0 0-25-65-28-74 0 0-3-9-7-24 0 0-4 21-11 38l-23 60zM477 76c0 0 14-23 42-23 0 0 29 0 45 21 0 0 17 21 17 55 0 0 0 37-18 57 0 0-19 22-46 22 0 0-23 0-38-19v71h-25v-203h23zM516 187c0 0 17 0 28-14 0 0 12-15 12-44 0 0 0-27-11-42 0 0-11-14-28-14 0 0-18 0-29 16 0 0-12 16-12 42 0 0 0 28 11 42 0 0 11 14 29 14zM691 62l-9 22c0 0-9-5-18-5 0 0-14 0-21 12 0 0-7 13-7 35v78h-25v-147h23v22c0 0 12-26 31-26 0 0 13 0 26 9zM772 142h-76v-25h76zM887 204h-25v-159c0 0-19 18-50 30v-24c0 0 43-20 59-51h16zM975 99c0 0 17-27 48-27 0 0 25 0 43 19 0 0 17 18 17 46 0 0 0 30-17 50 0 0-18 21-46 21 0 0-29 0-50-22 0 0-20-21-20-78 0 0 0-53 18-81 0 0 19-27 54-27 0 0 23 0 38 13 0 0 16 12 19 37l-24 3c0 0-7-33-34-33 0 0-19 0-33 19 0 0-14 19-14 60zM1019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38.72cm" svg:y="3.245cm" svg:viewBox="0 0 594 566" draw:points="0,0 594,0 594,566 0,566">
          <text:p/>
        </draw:polygon>
        <draw:path draw:style-name="gr3" draw:text-style-name="P3" draw:layer="layout" svg:width="0.161cm" svg:height="0.209cm" svg:x="38.935cm" svg:y="3.392cm" svg:viewBox="0 0 162 210" svg:d="M130 64c0 0-1-19-14-30 0 0-12-10-35-10 0 0-21 0-34 8 0 0-12 7-12 23 0 0 0 13 10 20 0 0 10 6 38 13 0 0 25 5 41 11 0 0 16 6 27 18 0 0 11 12 11 32 0 0 0 26-20 44 0 0-21 17-55 17 0 0-42 0-64-19 0 0-21-19-23-49l27-3c0 0 1 25 18 36 0 0 17 11 41 11 0 0 23 0 37-10 0 0 13-9 13-25 0 0 0-16-14-24 0 0-15-7-48-15 0 0-35-7-51-20 0 0-15-14-15-35 0 0 0-25 20-41 0 0 19-16 52-16 0 0 34 0 54 16 0 0 21 16 22 45z">
          <text:p/>
        </draw:path>
        <draw:polygon draw:style-name="gr2" draw:text-style-name="P2" draw:layer="layout" svg:width="0.593cm" svg:height="0.565cm" svg:x="39.313cm" svg:y="3.245cm" svg:viewBox="0 0 594 566" draw:points="0,0 594,0 594,566 0,566">
          <text:p/>
        </draw:polygon>
        <draw:path draw:style-name="gr3" draw:text-style-name="P3" draw:layer="layout" svg:width="0.192cm" svg:height="0.202cm" svg:x="39.51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39.906cm" svg:y="3.245cm" svg:viewBox="0 0 593 566" draw:points="0,0 593,0 593,566 0,566">
          <text:p/>
        </draw:polygon>
        <draw:polygon draw:style-name="gr3" draw:text-style-name="P3" draw:layer="layout" svg:width="0.16cm" svg:height="0.202cm" svg:x="40.12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0.498cm" svg:y="3.245cm" svg:viewBox="0 0 594 566" draw:points="0,0 594,0 594,566 0,566">
          <text:p/>
        </draw:polygon>
        <draw:path draw:style-name="gr3" draw:text-style-name="P3" draw:layer="layout" svg:width="0.26cm" svg:height="0.202cm" svg:x="40.665cm" svg:y="3.395cm" svg:viewBox="0 0 261 203" svg:d="M261 0l-56 203h-25l-44-160c0 0-4-12-5-18l-7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41.091cm" svg:y="3.245cm" svg:viewBox="0 0 594 566" draw:points="0,0 594,0 594,566 0,566">
          <text:p/>
        </draw:polygon>
        <draw:polygon draw:style-name="gr3" draw:text-style-name="P3" draw:layer="layout" svg:width="0.16cm" svg:height="0.202cm" svg:x="41.30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41.684cm" svg:y="3.245cm" svg:viewBox="0 0 593 566" draw:points="0,0 593,0 593,566 0,566">
          <text:p/>
        </draw:polygon>
        <draw:polygon draw:style-name="gr3" draw:text-style-name="P3" draw:layer="layout" svg:width="0.136cm" svg:height="0.202cm" svg:x="41.91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2.276cm" svg:y="3.245cm" svg:viewBox="0 0 594 566" draw:points="0,0 594,0 594,566 0,566">
          <text:p/>
        </draw:polygon>
        <draw:path draw:style-name="gr3" draw:text-style-name="P3" draw:layer="layout" svg:width="0.161cm" svg:height="0.209cm" svg:x="42.491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39.313cm" svg:y="2.681cm" svg:viewBox="0 0 4150 565" draw:points="0,0 4150,0 4150,565 0,565">
          <text:p/>
        </draw:polygon>
        <draw:path draw:style-name="gr3" draw:text-style-name="P3" draw:layer="layout" svg:width="1.212cm" svg:height="0.259cm" svg:x="40.791cm" svg:y="2.83cm" svg:viewBox="0 0 1213 260" svg:d="M75 204h-25v-159c0 0-19 18-50 30v-24c0 0 43-20 59-51h16zM232 204h-25v-159c0 0-19 18-50 30v-24c0 0 43-20 59-51h16zM368 142h-76v-25h76zM565 204h-30l-24-62h-84l-22 62h-28l77-203h29zM503 120c0 0-24-65-28-74 0 0-3-9-7-24 0 0-4 21-11 38l-22 60zM607 76c0 0 14-23 42-23 0 0 29 0 45 21 0 0 17 21 17 55 0 0 0 37-18 57 0 0-19 22-45 22 0 0-24 0-38-19h-1v71h-25v-203h23zM646 187c0 0 17 0 29-14 0 0 11-15 11-44 0 0 0-27-11-42 0 0-11-14-28-14 0 0-18 0-29 16 0 0-11 16-11 42 0 0 0 28 11 42 0 0 10 14 28 14zM820 62l-9 22c0 0-9-5-18-5 0 0-14 0-21 12 0 0-7 13-7 35v78h-25v-147h23v22c0 0 12-26 31-26 0 0 13 0 26 9zM901 142h-76v-25h76zM1017 204h-25v-159c0 0-20 18-51 30v-24c0 0 43-20 60-51h16zM1105 99c0 0 17-27 48-27 0 0 25 0 43 19 0 0 17 18 17 46 0 0 0 30-17 50 0 0-18 21-46 21 0 0-29 0-50-22 0 0-20-21-20-78 0 0 0-53 18-81 0 0 19-27 54-27 0 0 23 0 38 13 0 0 16 12 19 37l-24 3c0 0-7-33-34-33 0 0-20 0-33 19 0 0-14 19-14 60zM1149 187c0 0 17 0 28-14 0 0 11-13 11-34 0 0 0-20-11-32 0 0-11-13-29-13 0 0-16 0-28 12 0 0-12 12-12 31 0 0 0 22 12 36 0 0 11 14 29 14z">
          <text:p/>
        </draw:path>
        <draw:polygon draw:style-name="gr2" draw:text-style-name="P2" draw:layer="layout" svg:width="0.593cm" svg:height="0.565cm" svg:x="42.869cm" svg:y="3.245cm" svg:viewBox="0 0 594 566" draw:points="0,0 594,0 594,566 0,566">
          <text:p/>
        </draw:polygon>
        <draw:path draw:style-name="gr3" draw:text-style-name="P3" draw:layer="layout" svg:width="0.161cm" svg:height="0.209cm" svg:x="43.084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0.592cm" svg:height="0.565cm" svg:x="43.462cm" svg:y="3.245cm" svg:viewBox="0 0 593 566" draw:points="0,0 593,0 593,566 0,566">
          <text:p/>
        </draw:polygon>
        <draw:path draw:style-name="gr3" draw:text-style-name="P3" draw:layer="layout" svg:width="0.192cm" svg:height="0.202cm" svg:x="43.662cm" svg:y="3.395cm" svg:viewBox="0 0 193 203" svg:d="M193 203h-26v-169h-1l-58 169h-24l-58-172v172h-26v-203h40l48 145c0 0 8 23 9 30 0 0 4-12 11-33l48-142h37z">
          <text:p/>
        </draw:path>
        <draw:polygon draw:style-name="gr2" draw:text-style-name="P2" draw:layer="layout" svg:width="0.593cm" svg:height="0.565cm" svg:x="44.054cm" svg:y="3.245cm" svg:viewBox="0 0 594 566" draw:points="0,0 594,0 594,566 0,566">
          <text:p/>
        </draw:polygon>
        <draw:polygon draw:style-name="gr3" draw:text-style-name="P3" draw:layer="layout" svg:width="0.16cm" svg:height="0.202cm" svg:x="44.27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4.647cm" svg:y="3.245cm" svg:viewBox="0 0 594 566" draw:points="0,0 594,0 594,566 0,566">
          <text:p/>
        </draw:polygon>
        <draw:path draw:style-name="gr3" draw:text-style-name="P3" draw:layer="layout" svg:width="0.26cm" svg:height="0.202cm" svg:x="44.814cm" svg:y="3.395cm" svg:viewBox="0 0 261 203" svg:d="M261 0l-56 203h-26l-44-160c0 0-3-12-4-18h-1l-6 24-43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45.24cm" svg:y="3.245cm" svg:viewBox="0 0 593 566" draw:points="0,0 593,0 593,566 0,566">
          <text:p/>
        </draw:polygon>
        <draw:polygon draw:style-name="gr3" draw:text-style-name="P3" draw:layer="layout" svg:width="0.16cm" svg:height="0.202cm" svg:x="45.45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5.832cm" svg:y="3.245cm" svg:viewBox="0 0 594 566" draw:points="0,0 594,0 594,566 0,566">
          <text:p/>
        </draw:polygon>
        <draw:polygon draw:style-name="gr3" draw:text-style-name="P3" draw:layer="layout" svg:width="0.136cm" svg:height="0.202cm" svg:x="46.06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46.425cm" svg:y="3.245cm" svg:viewBox="0 0 594 566" draw:points="0,0 594,0 594,566 0,566">
          <text:p/>
        </draw:polygon>
        <draw:path draw:style-name="gr3" draw:text-style-name="P3" draw:layer="layout" svg:width="0.161cm" svg:height="0.209cm" svg:x="46.64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4.148cm" svg:height="0.564cm" svg:x="43.462cm" svg:y="2.681cm" svg:viewBox="0 0 4149 565" draw:points="0,0 4149,0 4149,565 0,565">
          <text:p/>
        </draw:polygon>
        <draw:path draw:style-name="gr3" draw:text-style-name="P3" draw:layer="layout" svg:width="1.212cm" svg:height="0.259cm" svg:x="44.94cm" svg:y="2.83cm" svg:viewBox="0 0 1213 260" svg:d="M74 204h-24v-159c0 0-19 18-50 30v-24c0 0 43-20 58-51h16zM232 94c0 0 38 12 38 52 0 0 0 27-18 44 0 0-19 18-48 18 0 0-30 0-48-18 0 0-19-18-19-45 0 0 0-20 11-34 0 0 10-14 28-17v-1c0 0-30-9-30-41 0 0 0-22 15-37 0 0 17-15 42-15 0 0 27 0 43 15 0 0 16 16 16 38 0 0 0 30-30 40zM204 84c0 0 14 0 23-9 0 0 10-9 10-22 0 0 0-14-10-23 0 0-9-10-23-10 0 0-15 0-24 10 0 0-9 9-9 21 0 0 0 16 9 24 0 0 10 9 24 9zM204 187c0 0 17 0 29-11 0 0 12-11 12-30 0 0 0-18-12-30 0 0-12-12-30-12 0 0-18 0-29 12 0 0-11 12-11 29 0 0 0 18 11 30 0 0 12 12 30 12zM367 142h-75v-25h75zM566 204h-30l-24-62h-85l-23 62h-28l78-203h29zM504 120c0 0-25-65-28-74 0 0-4-9-8-24h-1c0 0-4 21-10 38l-23 60zM608 76c0 0 14-23 42-23 0 0 29 0 45 21 0 0 17 21 17 55 0 0 0 37-19 57 0 0-18 22-45 22 0 0-23 0-38-19v71h-25v-203h23zM646 187c0 0 18 0 29-14 0 0 12-15 12-44 0 0 0-27-11-42 0 0-11-14-28-14 0 0-18 0-29 16 0 0-12 16-12 42 0 0 0 28 11 42 0 0 11 14 28 14zM820 62l-8 22c0 0-9-5-18-5 0 0-14 0-21 12 0 0-7 13-7 35v78h-25v-147h22v22h1c0 0 12-26 31-26 0 0 13 0 25 9zM902 142h-76v-25h76zM1017 204h-25v-159c0 0-19 18-50 30v-24c0 0 43-20 58-51h17zM1104 99c0 0 18-27 49-27 0 0 25 0 42 19 0 0 18 18 18 46 0 0 0 30-18 50 0 0-17 21-45 21 0 0-29 0-50-22 0 0-21-21-21-78 0 0 0-53 19-81 0 0 19-27 54-27 0 0 23 0 38 13 0 0 16 12 19 37l-25 3c0 0-6-33-34-33 0 0-19 0-32 19 0 0-14 19-14 60zM1149 187c0 0 17 0 28-14 0 0 10-13 10-34 0 0 0-20-10-32 0 0-11-13-29-13 0 0-16 0-28 12 0 0-12 12-12 31 0 0 0 22 12 36 0 0 11 14 29 14z">
          <text:p/>
        </draw:path>
        <draw:polygon draw:style-name="gr2" draw:text-style-name="P2" draw:layer="layout" svg:width="0.592cm" svg:height="0.565cm" svg:x="47.018cm" svg:y="3.245cm" svg:viewBox="0 0 593 566" draw:points="0,0 593,0 593,566 0,566">
          <text:p/>
        </draw:polygon>
        <draw:path draw:style-name="gr3" draw:text-style-name="P3" draw:layer="layout" svg:width="0.16cm" svg:height="0.209cm" svg:x="47.233cm" svg:y="3.392cm" svg:viewBox="0 0 161 210" svg:d="M130 64c0 0-2-19-14-30 0 0-12-10-35-10 0 0-21 0-35 8 0 0-13 7-13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47.61cm" svg:y="3.245cm" svg:viewBox="0 0 594 566" draw:points="0,0 594,0 594,566 0,566">
          <text:p/>
        </draw:polygon>
        <draw:path draw:style-name="gr3" draw:text-style-name="P3" draw:layer="layout" svg:width="0.192cm" svg:height="0.202cm" svg:x="47.811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48.203cm" svg:y="3.245cm" svg:viewBox="0 0 594 566" draw:points="0,0 594,0 594,566 0,566">
          <text:p/>
        </draw:polygon>
        <draw:polygon draw:style-name="gr3" draw:text-style-name="P3" draw:layer="layout" svg:width="0.16cm" svg:height="0.202cm" svg:x="48.41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48.796cm" svg:y="3.245cm" svg:viewBox="0 0 593 566" draw:points="0,0 593,0 593,566 0,566">
          <text:p/>
        </draw:polygon>
        <draw:path draw:style-name="gr3" draw:text-style-name="P3" draw:layer="layout" svg:width="0.26cm" svg:height="0.202cm" svg:x="48.962cm" svg:y="3.395cm" svg:viewBox="0 0 261 203" svg:d="M261 0l-56 203h-25l-44-160c0 0-4-12-5-18l-6 24-44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49.388cm" svg:y="3.245cm" svg:viewBox="0 0 594 566" draw:points="0,0 594,0 594,566 0,566">
          <text:p/>
        </draw:polygon>
        <draw:polygon draw:style-name="gr3" draw:text-style-name="P3" draw:layer="layout" svg:width="0.16cm" svg:height="0.202cm" svg:x="49.605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49.981cm" svg:y="3.245cm" svg:viewBox="0 0 594 566" draw:points="0,0 594,0 594,566 0,566">
          <text:p/>
        </draw:polygon>
        <draw:polygon draw:style-name="gr3" draw:text-style-name="P3" draw:layer="layout" svg:width="0.136cm" svg:height="0.202cm" svg:x="50.21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50.574cm" svg:y="3.245cm" svg:viewBox="0 0 593 566" draw:points="0,0 593,0 593,566 0,566">
          <text:p/>
        </draw:polygon>
        <draw:path draw:style-name="gr3" draw:text-style-name="P3" draw:layer="layout" svg:width="0.16cm" svg:height="0.209cm" svg:x="50.789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47.61cm" svg:y="2.681cm" svg:viewBox="0 0 4150 565" draw:points="0,0 4150,0 4150,565 0,565">
          <text:p/>
        </draw:polygon>
        <draw:path draw:style-name="gr3" draw:text-style-name="P3" draw:layer="layout" svg:width="1.234cm" svg:height="0.259cm" svg:x="49.066cm" svg:y="2.83cm" svg:viewBox="0 0 1235 260" svg:d="M134 204h-134c0 0 0-17 12-35 0 0 12-17 44-44 0 0 21-17 36-34 0 0 16-17 16-35 0 0 0-16-11-25 0 0-11-11-27-11 0 0-17 0-28 11 0 0-12 10-12 31l-25-4c0 0 2-28 20-43 0 0 18-15 45-15 0 0 30 0 47 16 0 0 16 17 16 40 0 0 0 20-14 40 0 0-14 20-56 54 0 0-21 17-28 30h99zM193 82c0 0 18-13 38-13 0 0 25 0 44 18 0 0 19 18 19 48 0 0 0 31-19 51 0 0-19 22-50 22 0 0-25 0-44-15 0 0-18-14-21-42l26-3c0 0 3 20 14 30 0 0 10 9 25 9 0 0 19 0 31-14 0 0 11-14 11-36 0 0 0-21-12-34 0 0-12-12-31-12 0 0-23 0-36 20l-24-3 20-104h100v24h-80zM390 142h-76v-25h76zM588 204h-30l-24-62h-85l-22 62h-28l78-203h28zM526 120c0 0-25-65-28-74 0 0-3-9-7-24h-1c0 0-4 21-10 38l-23 60zM630 76c0 0 14-23 41-23 0 0 29 0 46 21 0 0 17 21 17 55 0 0 0 37-19 57 0 0-18 22-45 22 0 0-24 0-38-19h-1v71h-24v-203h22v19zM668 187c0 0 17 0 29-14 0 0 11-15 11-44 0 0 0-27-11-42 0 0-11-14-28-14 0 0-17 0-29 16 0 0-11 16-11 42 0 0 0 28 11 42 0 0 11 14 28 14zM842 62l-8 22c0 0-10-5-18-5 0 0-15 0-22 12 0 0-7 13-7 35v78h-25v-147h23v22h1c0 0 12-26 31-26 0 0 12 0 25 9zM924 142h-77v-25h77zM1039 204h-25v-159c0 0-18 18-49 30v-24c0 0 42-20 58-51h16zM1127 99c0 0 17-27 49-27 0 0 25 0 42 19 0 0 17 18 17 46 0 0 0 30-17 50 0 0-17 21-46 21 0 0-29 0-50-22 0 0-20-21-20-78 0 0 0-53 19-81 0 0 18-27 53-27 0 0 23 0 39 13 0 0 16 12 19 37l-25 3c0 0-7-33-34-33 0 0-19 0-33 19 0 0-13 19-13 60zM1171 187c0 0 18 0 28-14 0 0 11-13 11-34 0 0 0-20-11-32 0 0-10-13-28-13 0 0-16 0-28 12 0 0-12 12-12 31 0 0 0 22 11 36 0 0 12 14 29 14z">
          <text:p/>
        </draw:path>
        <draw:polygon draw:style-name="gr2" draw:text-style-name="P2" draw:layer="layout" svg:width="0.593cm" svg:height="0.565cm" svg:x="51.166cm" svg:y="3.245cm" svg:viewBox="0 0 594 566" draw:points="0,0 594,0 594,566 0,566">
          <text:p/>
        </draw:polygon>
        <draw:path draw:style-name="gr3" draw:text-style-name="P3" draw:layer="layout" svg:width="0.161cm" svg:height="0.209cm" svg:x="51.381cm" svg:y="3.392cm" svg:viewBox="0 0 162 210" svg:d="M130 64c0 0-1-19-14-30 0 0-12-10-35-10 0 0-21 0-35 8 0 0-12 7-12 23 0 0 0 13 10 20 0 0 10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51.759cm" svg:y="3.245cm" svg:viewBox="0 0 594 566" draw:points="0,0 594,0 594,566 0,566">
          <text:p/>
        </draw:polygon>
        <draw:path draw:style-name="gr3" draw:text-style-name="P3" draw:layer="layout" svg:width="0.192cm" svg:height="0.202cm" svg:x="51.959cm" svg:y="3.395cm" svg:viewBox="0 0 193 203" svg:d="M193 203h-25v-169l-59 169h-25l-57-172h-1v172h-26v-203h40l48 145c0 0 9 23 10 30h1c0 0 4-12 11-33l48-142h35z">
          <text:p/>
        </draw:path>
        <draw:polygon draw:style-name="gr2" draw:text-style-name="P2" draw:layer="layout" svg:width="0.592cm" svg:height="0.565cm" svg:x="52.352cm" svg:y="3.245cm" svg:viewBox="0 0 593 566" draw:points="0,0 593,0 593,566 0,566">
          <text:p/>
        </draw:polygon>
        <draw:polygon draw:style-name="gr3" draw:text-style-name="P3" draw:layer="layout" svg:width="0.16cm" svg:height="0.202cm" svg:x="52.56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2.944cm" svg:y="3.245cm" svg:viewBox="0 0 594 566" draw:points="0,0 594,0 594,566 0,566">
          <text:p/>
        </draw:polygon>
        <draw:path draw:style-name="gr3" draw:text-style-name="P3" draw:layer="layout" svg:width="0.26cm" svg:height="0.202cm" svg:x="53.111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53.537cm" svg:y="3.245cm" svg:viewBox="0 0 594 566" draw:points="0,0 594,0 594,566 0,566">
          <text:p/>
        </draw:polygon>
        <draw:polygon draw:style-name="gr3" draw:text-style-name="P3" draw:layer="layout" svg:width="0.16cm" svg:height="0.202cm" svg:x="53.753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54.13cm" svg:y="3.245cm" svg:viewBox="0 0 593 566" draw:points="0,0 593,0 593,566 0,566">
          <text:p/>
        </draw:polygon>
        <draw:polygon draw:style-name="gr3" draw:text-style-name="P3" draw:layer="layout" svg:width="0.136cm" svg:height="0.202cm" svg:x="54.36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54.722cm" svg:y="3.245cm" svg:viewBox="0 0 594 566" draw:points="0,0 594,0 594,566 0,566">
          <text:p/>
        </draw:polygon>
        <draw:path draw:style-name="gr3" draw:text-style-name="P3" draw:layer="layout" svg:width="0.161cm" svg:height="0.209cm" svg:x="54.937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51.759cm" svg:y="2.681cm" svg:viewBox="0 0 4150 565" draw:points="0,0 4150,0 4150,565 0,565">
          <text:p/>
        </draw:polygon>
        <draw:path draw:style-name="gr3" draw:text-style-name="P3" draw:layer="layout" svg:width="1.172cm" svg:height="0.262cm" svg:x="53.246cm" svg:y="2.83cm" svg:viewBox="0 0 1173 263" svg:d="M135 204h-135c0 0 0-17 12-36 0 0 12-17 45-43 0 0 21-17 36-34 0 0 16-17 16-35 0 0 0-16-11-25 0 0-11-11-27-11 0 0-17 0-28 11 0 0-13 10-13 31l-25-4c0 0 2-28 20-43 0 0 19-15 47-15 0 0 29 0 46 16 0 0 16 17 16 40 0 0 0 20-14 40 0 0-14 20-55 53 0 0-22 17-29 30h99zM234 142h-76v-25h76zM457 204h-26v-170l-58 170h-24l-58-173h-1v173h-25v-203h40l48 143c0 0 7 24 9 30 0 0 4-12 11-32l49-141h35zM624 204h-26c0 0-4-7-5-18 0 0-25 22-54 22 0 0-23 0-36-12 0 0-14-13-14-32 0 0 0-18 13-30 0 0 13-11 45-15l23-4c0 0 13-2 21-5 0 0 0-11 0-16 0 0-1-4-4-9 0 0-4-5-11-8 0 0-8-3-20-3 0 0-16 0-25 6 0 0-10 6-13 22l-25-3c0 0 4-23 21-34 0 0 17-12 45-12 0 0 27 0 39 8 0 0 13 8 15 19 0 0 3 11 3 28v34c0 0 0 30 1 42 0 0 1 10 7 20zM591 139v-9c0 0-19 6-47 10 0 0-28 4-28 24 0 0 0 10 7 16 0 0 8 8 22 8 0 0 18 0 32-12 0 0 14-11 14-37zM774 57l-56 150v1c0 0-8 24-18 40 0 0-11 15-31 15 0 0-7 0-16-3l-3-23c0 0 8 2 15 2 0 0 13 0 19-7 0 0 5-8 12-28l-56-147h27l34 96c0 0 3 8 7 22 0 0 4-16 9-30l32-88zM861 142h-75v-25h75zM976 204h-25v-159c0 0-18 18-49 30v-24c0 0 43-20 58-51h16zM1064 99c0 0 18-27 49-27 0 0 25 0 42 19 0 0 18 18 18 46 0 0 0 29-18 50 0 0-17 21-46 21 0 0-29 0-49-22 0 0-21-22-21-78 0 0 0-53 19-81 0 0 18-27 54-27 0 0 22 0 38 13 0 0 16 12 19 37l-25 3c0 0-6-33-34-33 0 0-19 0-33 19 0 0-13 19-13 60zM1109 187c0 0 17 0 28-15 0 0 10-13 10-33 0 0 0-20-10-32 0 0-11-13-29-13 0 0-17 0-28 12 0 0-12 12-12 31 0 0 0 21 11 35 0 0 12 15 30 15z">
          <text:p/>
        </draw:path>
        <draw:polygon draw:style-name="gr2" draw:text-style-name="P2" draw:layer="layout" svg:width="0.593cm" svg:height="0.565cm" svg:x="55.315cm" svg:y="3.245cm" svg:viewBox="0 0 594 566" draw:points="0,0 594,0 594,566 0,566">
          <text:p/>
        </draw:polygon>
        <draw:path draw:style-name="gr3" draw:text-style-name="P3" draw:layer="layout" svg:width="0.161cm" svg:height="0.209cm" svg:x="55.53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55.908cm" svg:y="3.245cm" svg:viewBox="0 0 593 566" draw:points="0,0 593,0 593,566 0,566">
          <text:p/>
        </draw:polygon>
        <draw:path draw:style-name="gr3" draw:text-style-name="P3" draw:layer="layout" svg:width="0.192cm" svg:height="0.202cm" svg:x="56.10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56.5cm" svg:y="3.245cm" svg:viewBox="0 0 594 566" draw:points="0,0 594,0 594,566 0,566">
          <text:p/>
        </draw:polygon>
        <draw:polygon draw:style-name="gr3" draw:text-style-name="P3" draw:layer="layout" svg:width="0.16cm" svg:height="0.202cm" svg:x="56.71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7.093cm" svg:y="3.245cm" svg:viewBox="0 0 594 566" draw:points="0,0 594,0 594,566 0,566">
          <text:p/>
        </draw:polygon>
        <draw:path draw:style-name="gr3" draw:text-style-name="P3" draw:layer="layout" svg:width="0.26cm" svg:height="0.202cm" svg:x="57.26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57.686cm" svg:y="3.245cm" svg:viewBox="0 0 593 566" draw:points="0,0 593,0 593,566 0,566">
          <text:p/>
        </draw:polygon>
        <draw:polygon draw:style-name="gr3" draw:text-style-name="P3" draw:layer="layout" svg:width="0.16cm" svg:height="0.202cm" svg:x="57.90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8.278cm" svg:y="3.245cm" svg:viewBox="0 0 594 566" draw:points="0,0 594,0 594,566 0,566">
          <text:p/>
        </draw:polygon>
        <draw:polygon draw:style-name="gr3" draw:text-style-name="P3" draw:layer="layout" svg:width="0.136cm" svg:height="0.202cm" svg:x="58.51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58.871cm" svg:y="3.245cm" svg:viewBox="0 0 594 566" draw:points="0,0 594,0 594,566 0,566">
          <text:p/>
        </draw:polygon>
        <draw:path draw:style-name="gr3" draw:text-style-name="P3" draw:layer="layout" svg:width="0.161cm" svg:height="0.209cm" svg:x="59.086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4.148cm" svg:height="0.564cm" svg:x="55.908cm" svg:y="2.681cm" svg:viewBox="0 0 4149 565" draw:points="0,0 4149,0 4149,565 0,565">
          <text:p/>
        </draw:polygon>
        <draw:path draw:style-name="gr3" draw:text-style-name="P3" draw:layer="layout" svg:width="1.168cm" svg:height="0.262cm" svg:x="57.398cm" svg:y="2.83cm" svg:viewBox="0 0 1169 263" svg:d="M108 108c0 0-8 12-20 19 0 0-13 8-28 8 0 0-25 0-43-19 0 0-17-18-17-48 0 0 0-30 18-49 0 0 18-19 46-19 0 0 28 0 48 22 0 0 21 22 21 76 0 0 0 55-19 81 0 0-19 29-53 29 0 0-23 0-39-13 0 0-15-13-18-39l24-2c0 0 5 33 33 33 0 0 23 0 35-22 0 0 12-21 12-57zM66 113c0 0 18 0 29-13 0 0 10-13 10-33 0 0 0-20-11-33 0 0-11-14-27-14 0 0-18 0-30 15 0 0-11 14-11 34 0 0 0 19 11 32 0 0 12 12 29 12zM230 142h-76v-25h76zM453 204h-25v-170l-59 170h-24l-58-173h-1v173h-25v-203h39l48 143c0 0 8 24 10 30 0 0 4-12 11-32l48-141h36zM621 204h-26c0 0-4-7-5-18 0 0-25 22-54 22 0 0-23 0-37-12 0 0-13-13-13-32 0 0 0-18 13-30 0 0 13-11 44-15l24-4c0 0 12-2 21-5 0 0 0-11-1-16 0 0-1-4-4-9 0 0-3-5-11-8 0 0-7-3-19-3 0 0-17 0-26 6 0 0-9 6-12 22l-25-3c0 0 4-23 21-34 0 0 16-12 45-12 0 0 27 0 39 8 0 0 12 8 15 19 0 0 3 11 3 28v34c0 0 0 30 1 42 0 0 1 10 7 20zM588 139v-9c0 0-20 6-48 10 0 0-28 4-28 24 0 0 0 10 8 16 0 0 8 8 22 8 0 0 18 0 32-12 0 0 14-11 14-37zM771 57l-56 150v1c0 0-8 24-19 40 0 0-10 15-30 15 0 0-7 0-16-3l-3-23c0 0 7 2 14 2 0 0 14 0 19-7 0 0 6-8 12-28l-55-147h26l35 96c0 0 3 8 6 22h1c0 0 3-16 8-30l33-88zM858 142h-76v-25h76zM973 204h-25v-159c0 0-18 18-50 30v-24c0 0 43-20 59-51h16zM1061 99c0 0 17-27 49-27 0 0 25 0 42 19 0 0 17 18 17 46 0 0 0 29-17 50 0 0-17 21-46 21 0 0-29 0-50-22 0 0-20-22-20-78 0 0 0-53 19-81 0 0 18-27 53-27 0 0 23 0 39 13 0 0 15 12 19 37l-25 3c0 0-7-33-34-33 0 0-19 0-33 19 0 0-13 19-13 60zM1105 187c0 0 17 0 28-15 0 0 11-13 11-33 0 0 0-20-11-32 0 0-11-13-28-13 0 0-17 0-29 12 0 0-12 12-12 31 0 0 0 21 12 35 0 0 12 15 29 15z">
          <text:p/>
        </draw:path>
        <draw:polygon draw:style-name="gr2" draw:text-style-name="P2" draw:layer="layout" svg:width="0.592cm" svg:height="0.565cm" svg:x="59.464cm" svg:y="3.245cm" svg:viewBox="0 0 593 566" draw:points="0,0 593,0 593,566 0,566">
          <text:p/>
        </draw:polygon>
        <draw:path draw:style-name="gr3" draw:text-style-name="P3" draw:layer="layout" svg:width="0.16cm" svg:height="0.209cm" svg:x="59.679cm" svg:y="3.392cm" svg:viewBox="0 0 161 210" svg:d="M130 64c0 0-2-19-14-30 0 0-12-10-36-10 0 0-21 0-34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60.056cm" svg:y="3.245cm" svg:viewBox="0 0 594 566" draw:points="0,0 594,0 594,566 0,566">
          <text:p/>
        </draw:polygon>
        <draw:path draw:style-name="gr3" draw:text-style-name="P3" draw:layer="layout" svg:width="0.192cm" svg:height="0.202cm" svg:x="60.257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60.649cm" svg:y="3.245cm" svg:viewBox="0 0 594 566" draw:points="0,0 594,0 594,566 0,566">
          <text:p/>
        </draw:polygon>
        <draw:polygon draw:style-name="gr3" draw:text-style-name="P3" draw:layer="layout" svg:width="0.16cm" svg:height="0.202cm" svg:x="60.86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61.242cm" svg:y="3.245cm" svg:viewBox="0 0 593 566" draw:points="0,0 593,0 593,566 0,566">
          <text:p/>
        </draw:polygon>
        <draw:path draw:style-name="gr3" draw:text-style-name="P3" draw:layer="layout" svg:width="0.26cm" svg:height="0.202cm" svg:x="61.408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61.834cm" svg:y="3.245cm" svg:viewBox="0 0 594 566" draw:points="0,0 594,0 594,566 0,566">
          <text:p/>
        </draw:polygon>
        <draw:polygon draw:style-name="gr3" draw:text-style-name="P3" draw:layer="layout" svg:width="0.16cm" svg:height="0.202cm" svg:x="62.05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62.427cm" svg:y="3.245cm" svg:viewBox="0 0 594 566" draw:points="0,0 594,0 594,566 0,566">
          <text:p/>
        </draw:polygon>
        <draw:polygon draw:style-name="gr3" draw:text-style-name="P3" draw:layer="layout" svg:width="0.136cm" svg:height="0.202cm" svg:x="62.6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63.02cm" svg:y="3.245cm" svg:viewBox="0 0 593 566" draw:points="0,0 593,0 593,566 0,566">
          <text:p/>
        </draw:polygon>
        <draw:path draw:style-name="gr3" draw:text-style-name="P3" draw:layer="layout" svg:width="0.16cm" svg:height="0.209cm" svg:x="63.235cm" svg:y="3.392cm" svg:viewBox="0 0 161 210" svg:d="M130 64c0 0-2-19-14-30 0 0-12-10-35-10 0 0-21 0-34 8 0 0-14 7-14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4.149cm" svg:height="0.564cm" svg:x="60.056cm" svg:y="2.681cm" svg:viewBox="0 0 4150 565" draw:points="0,0 4150,0 4150,565 0,565">
          <text:p/>
        </draw:polygon>
        <draw:path draw:style-name="gr3" draw:text-style-name="P3" draw:layer="layout" svg:width="1.305cm" svg:height="0.262cm" svg:x="61.488cm" svg:y="2.83cm" svg:viewBox="0 0 1306 263" svg:d="M74 204h-25v-159c0 0-18 18-49 30v-24c0 0 42-20 58-51h16zM162 99c0 0 17-27 49-27 0 0 25 0 42 19 0 0 17 18 17 46 0 0 0 29-17 50 0 0-17 21-46 21 0 0-29 0-49-22 0 0-21-22-21-78 0 0 0-53 19-81 0 0 18-27 53-27 0 0 23 0 39 13 0 0 15 12 19 37l-25 3c0 0-7-33-34-33 0 0-19 0-33 19 0 0-13 19-13 60zM206 187c0 0 18 0 28-15 0 0 11-13 11-33 0 0 0-20-11-32 0 0-10-13-28-13 0 0-17 0-29 12 0 0-11 12-11 31 0 0 0 21 11 35 0 0 12 15 29 15zM367 142h-76v-25h76zM591 204h-26v-170l-58 170h-25l-58-173h-1v173h-25v-203h40l47 143c0 0 8 24 10 30 0 0 4-12 12-32l48-141h36zM758 204h-26c0 0-4-7-5-18 0 0-25 22-54 22 0 0-23 0-37-12 0 0-13-13-13-32 0 0 0-18 13-30 0 0 13-11 44-15l24-4c0 0 13-2 21-5 0 0 0-11 0-16 0 0-1-4-5-9 0 0-3-5-10-8 0 0-8-3-20-3 0 0-16 0-26 6 0 0-9 6-13 22l-24-3c0 0 4-23 21-34 0 0 16-12 45-12 0 0 27 0 39 8 0 0 12 8 15 19 0 0 3 11 3 28v34c0 0 0 30 1 42 0 0 1 10 7 20zM725 139v-9c0 0-19 6-47 10 0 0-29 4-29 24 0 0 0 10 8 16 0 0 8 8 22 8 0 0 18 0 32-12 0 0 14-11 14-37zM908 57l-56 150v1c0 0-8 24-19 40 0 0-10 15-30 15 0 0-7 0-16-3l-3-23c0 0 8 2 14 2 0 0 14 0 19-7 0 0 6-8 12-28l-55-147h26l35 96c0 0 3 8 6 22h1c0 0 4-16 9-30l32-88zM995 142h-76v-25h76zM1110 204h-25v-159c0 0-18 18-49 30v-24c0 0 42-20 58-51h16zM1198 99c0 0 17-27 49-27 0 0 25 0 42 19 0 0 17 18 17 46 0 0 0 29-17 50 0 0-17 21-46 21 0 0-29 0-49-22 0 0-21-22-21-78 0 0 0-53 19-81 0 0 18-27 53-27 0 0 23 0 39 13 0 0 16 12 19 37l-25 3c0 0-7-33-34-33 0 0-19 0-33 19 0 0-13 19-13 60zM1242 187c0 0 18 0 28-15 0 0 11-13 11-33 0 0 0-20-11-32 0 0-10-13-28-13 0 0-17 0-29 12 0 0-11 12-11 31 0 0 0 21 11 35 0 0 12 15 29 15z">
          <text:p/>
        </draw:path>
        <draw:polygon draw:style-name="gr2" draw:text-style-name="P2" draw:layer="layout" svg:width="0.593cm" svg:height="0.565cm" svg:x="63.612cm" svg:y="3.245cm" svg:viewBox="0 0 594 566" draw:points="0,0 594,0 594,566 0,566">
          <text:p/>
        </draw:polygon>
        <draw:path draw:style-name="gr3" draw:text-style-name="P3" draw:layer="layout" svg:width="0.161cm" svg:height="0.209cm" svg:x="63.827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64.205cm" svg:y="3.245cm" svg:viewBox="0 0 594 566" draw:points="0,0 594,0 594,566 0,566">
          <text:p/>
        </draw:polygon>
        <draw:path draw:style-name="gr3" draw:text-style-name="P3" draw:layer="layout" svg:width="0.192cm" svg:height="0.202cm" svg:x="64.405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64.798cm" svg:y="3.245cm" svg:viewBox="0 0 593 566" draw:points="0,0 593,0 593,566 0,566">
          <text:p/>
        </draw:polygon>
        <draw:polygon draw:style-name="gr3" draw:text-style-name="P3" draw:layer="layout" svg:width="0.16cm" svg:height="0.202cm" svg:x="65.01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5.39cm" svg:y="3.245cm" svg:viewBox="0 0 594 566" draw:points="0,0 594,0 594,566 0,566">
          <text:p/>
        </draw:polygon>
        <draw:path draw:style-name="gr3" draw:text-style-name="P3" draw:layer="layout" svg:width="0.26cm" svg:height="0.202cm" svg:x="65.557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65.983cm" svg:y="3.245cm" svg:viewBox="0 0 594 566" draw:points="0,0 594,0 594,566 0,566">
          <text:p/>
        </draw:polygon>
        <draw:polygon draw:style-name="gr3" draw:text-style-name="P3" draw:layer="layout" svg:width="0.16cm" svg:height="0.202cm" svg:x="66.19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66.576cm" svg:y="3.245cm" svg:viewBox="0 0 593 566" draw:points="0,0 593,0 593,566 0,566">
          <text:p/>
        </draw:polygon>
        <draw:polygon draw:style-name="gr3" draw:text-style-name="P3" draw:layer="layout" svg:width="0.136cm" svg:height="0.202cm" svg:x="66.80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67.168cm" svg:y="3.245cm" svg:viewBox="0 0 594 566" draw:points="0,0 594,0 594,566 0,566">
          <text:p/>
        </draw:polygon>
        <draw:path draw:style-name="gr3" draw:text-style-name="P3" draw:layer="layout" svg:width="0.161cm" svg:height="0.209cm" svg:x="67.383cm" svg:y="3.392cm" svg:viewBox="0 0 162 210" svg:d="M130 64c0 0-1-19-14-30 0 0-12-10-35-10 0 0-21 0-35 8 0 0-12 7-12 23 0 0 0 13 10 20 0 0 10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64.205cm" svg:y="2.681cm" svg:viewBox="0 0 4150 565" draw:points="0,0 4150,0 4150,565 0,565">
          <text:p/>
        </draw:polygon>
        <draw:path draw:style-name="gr3" draw:text-style-name="P3" draw:layer="layout" svg:width="1.328cm" svg:height="0.262cm" svg:x="65.614cm" svg:y="2.83cm" svg:viewBox="0 0 1329 263" svg:d="M134 204h-134c0 0 0-17 12-36 0 0 11-17 44-43 0 0 20-17 36-34 0 0 16-17 16-35 0 0 0-16-11-25 0 0-11-11-28-11 0 0-16 0-28 11 0 0-11 10-11 31l-26-4c0 0 3-28 21-43 0 0 17-15 45-15 0 0 30 0 46 16 0 0 18 17 18 40 0 0 0 20-15 40 0 0-14 20-56 53 0 0-22 17-29 30h100zM256 94c0 0 18 3 28 18 0 0 10 14 10 31 0 0 0 28-20 47 0 0-20 18-48 18 0 0-27 0-44-16 0 0-18-17-21-42l25-4c0 0 4 20 14 30 0 0 10 11 26 11 0 0 17 0 29-13 0 0 12-12 12-30 0 0 0-17-11-28 0 0-11-11-28-11 0 0-8 0-18 2l3-21c0 0 10 0 16-1 0 0 6-1 13-5 0 0 7-4 12-11 0 0 4-7 4-17 0 0 0-15-10-23 0 0-10-9-23-9 0 0-15 0-24 10 0 0-10 9-12 27l-25-4c0 0 5-27 21-40 0 0 17-13 40-13 0 0 25 0 42 15 0 0 17 16 17 38 0 0 0 28-28 40zM391 142h-76v-25h76zM613 204h-25v-170h-1l-57 170h-24l-59-173v173h-26v-203h40l48 143c0 0 8 24 9 30h1c0 0 4-12 11-32l48-141h35zM781 204h-26c0 0-4-7-6-18 0 0-24 22-53 22 0 0-24 0-37-12 0 0-13-13-13-32 0 0 0-18 13-30 0 0 12-11 44-15l23-4c0 0 13-2 22-5 0 0 0-11-1-16 0 0-1-4-4-9 0 0-3-5-11-8 0 0-7-3-20-3 0 0-16 0-25 6 0 0-9 6-13 22l-24-3c0 0 4-23 21-34 0 0 16-12 45-12 0 0 26 0 39 8 0 0 12 8 15 19 0 0 3 11 3 28v34c0 0 0 30 1 42 0 0 1 10 7 20zM748 139v-9c0 0-20 6-48 10 0 0-28 4-28 24 0 0 0 10 8 16 0 0 7 8 22 8 0 0 18 0 32-12 0 0 14-11 14-37zM931 57l-56 150v1c0 0-9 24-19 40 0 0-11 15-31 15 0 0-6 0-16-3l-2-23c0 0 7 2 14 2 0 0 14 0 19-7 0 0 5-8 12-28l-55-147h26l35 96c0 0 3 8 6 22h1c0 0 3-16 8-30l33-88zM1018 142h-76v-25h76zM1133 204h-25v-159c0 0-19 18-50 30v-24c0 0 43-20 59-51h16zM1221 99c0 0 17-27 49-27 0 0 24 0 42 19 0 0 17 18 17 46 0 0 0 29-17 50 0 0-18 21-46 21 0 0-29 0-50-22 0 0-20-22-20-78 0 0 0-53 18-81 0 0 19-27 54-27 0 0 23 0 38 13 0 0 16 12 20 37l-25 3c0 0-7-33-35-33 0 0-19 0-32 19 0 0-14 19-14 60zM1265 187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67.761cm" svg:y="3.245cm" svg:viewBox="0 0 594 566" draw:points="0,0 594,0 594,566 0,566">
          <text:p/>
        </draw:polygon>
        <draw:path draw:style-name="gr3" draw:text-style-name="P3" draw:layer="layout" svg:width="0.161cm" svg:height="0.209cm" svg:x="67.976cm" svg:y="3.392cm" svg:viewBox="0 0 162 210" svg:d="M130 64c0 0-2-19-14-30 0 0-13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68.354cm" svg:y="3.245cm" svg:viewBox="0 0 593 566" draw:points="0,0 593,0 593,566 0,566">
          <text:p/>
        </draw:polygon>
        <draw:path draw:style-name="gr3" draw:text-style-name="P3" draw:layer="layout" svg:width="0.192cm" svg:height="0.202cm" svg:x="68.55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68.946cm" svg:y="3.245cm" svg:viewBox="0 0 594 566" draw:points="0,0 594,0 594,566 0,566">
          <text:p/>
        </draw:polygon>
        <draw:polygon draw:style-name="gr3" draw:text-style-name="P3" draw:layer="layout" svg:width="0.16cm" svg:height="0.202cm" svg:x="69.16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9.539cm" svg:y="3.245cm" svg:viewBox="0 0 594 566" draw:points="0,0 594,0 594,566 0,566">
          <text:p/>
        </draw:polygon>
        <draw:path draw:style-name="gr3" draw:text-style-name="P3" draw:layer="layout" svg:width="0.26cm" svg:height="0.202cm" svg:x="69.706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70.132cm" svg:y="3.245cm" svg:viewBox="0 0 593 566" draw:points="0,0 593,0 593,566 0,566">
          <text:p/>
        </draw:polygon>
        <draw:polygon draw:style-name="gr3" draw:text-style-name="P3" draw:layer="layout" svg:width="0.16cm" svg:height="0.202cm" svg:x="70.34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0.724cm" svg:y="3.245cm" svg:viewBox="0 0 594 566" draw:points="0,0 594,0 594,566 0,566">
          <text:p/>
        </draw:polygon>
        <draw:polygon draw:style-name="gr3" draw:text-style-name="P3" draw:layer="layout" svg:width="0.136cm" svg:height="0.202cm" svg:x="70.95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71.317cm" svg:y="3.245cm" svg:viewBox="0 0 594 566" draw:points="0,0 594,0 594,566 0,566">
          <text:p/>
        </draw:polygon>
        <draw:path draw:style-name="gr3" draw:text-style-name="P3" draw:layer="layout" svg:width="0.161cm" svg:height="0.209cm" svg:x="71.532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68.354cm" svg:y="2.681cm" svg:viewBox="0 0 4149 565" draw:points="0,0 4149,0 4149,565 0,565">
          <text:p/>
        </draw:polygon>
        <draw:path draw:style-name="gr3" draw:text-style-name="P3" draw:layer="layout" svg:width="1.325cm" svg:height="0.262cm" svg:x="69.766cm" svg:y="2.83cm" svg:viewBox="0 0 1326 263" svg:d="M94 94c0 0 19 3 29 18 0 0 10 14 10 31 0 0 0 28-21 47 0 0-20 18-48 18 0 0-26 0-44-16 0 0-17-17-20-42l25-4c0 0 3 20 13 30 0 0 10 11 26 11 0 0 18 0 30-13 0 0 12-12 12-30 0 0 0-17-11-28 0 0-11-11-29-11 0 0-7 0-17 2l3-21c0 0 10 0 15-1 0 0 6-1 13-5 0 0 7-4 12-11 0 0 5-7 5-17 0 0 0-15-10-23 0 0-10-9-23-9 0 0-15 0-25 10 0 0-9 9-12 27l-24-4c0 0 4-27 21-40 0 0 16-13 39-13 0 0 25 0 42 15 0 0 17 16 17 38 0 0 0 28-28 40zM223 0c0 0 66 0 66 104 0 0 0 52-17 77 0 0-17 27-49 27 0 0-66 0-66-104 0 0 0-53 17-78 0 0 17-26 49-26zM223 187c0 0 20 0 30-20 0 0 10-20 10-63 0 0 0-31-4-49 0 0-5-17-14-26 0 0-9-9-22-9 0 0-20 0-30 20 0 0-10 20-10 64 0 0 0 30 4 47 0 0 5 18 14 27 0 0 8 9 22 9zM387 142h-76v-25h76zM609 204h-25v-170h-1l-58 170h-24l-58-173h-1v173h-25v-203h40l48 143c0 0 8 24 9 30h1c0 0 3-12 10-32l49-141h35zM776 204h-26c0 0-3-7-5-18 0 0-25 22-54 22 0 0-23 0-36-12 0 0-14-13-14-32 0 0 0-18 13-30 0 0 13-11 45-15l23-4c0 0 13-2 22-5 0 0 0-11-1-16 0 0-1-4-4-9 0 0-4-5-11-8 0 0-8-3-20-3 0 0-16 0-25 6 0 0-10 6-13 22l-25-3c0 0 5-23 21-34 0 0 17-12 45-12 0 0 27 0 39 8 0 0 13 8 15 19 0 0 3 11 3 28v34c0 0 0 30 1 42 0 0 2 10 7 20zM744 139v-9c0 0-20 6-48 10 0 0-28 4-28 24 0 0 0 10 7 16 0 0 8 8 22 8 0 0 18 0 32-12 0 0 15-11 15-37zM926 57l-55 150-1 1c0 0-8 24-19 40 0 0-10 15-30 15 0 0-7 0-16-3l-3-23c0 0 8 2 15 2 0 0 13 0 19-7 0 0 5-8 12-28l-56-147h27l34 96c0 0 3 8 7 22 0 0 4-16 9-30l32-88zM1013 142h-75v-25h75zM1129 204h-24v-159c0 0-19 18-51 30v-24c0 0 44-20 60-51h15zM1218 99c0 0 17-27 48-27 0 0 25 0 42 19 0 0 18 18 18 46 0 0 0 29-18 50 0 0-17 21-46 21 0 0-29 0-49-22 0 0-20-22-20-78 0 0 0-53 18-81 0 0 19-27 54-27 0 0 22 0 38 13 0 0 16 12 19 37l-25 3c0 0-6-33-34-33 0 0-19 0-32 19 0 0-14 19-14 60zM1262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71.91cm" svg:y="3.245cm" svg:viewBox="0 0 593 566" draw:points="0,0 593,0 593,566 0,566">
          <text:p/>
        </draw:polygon>
        <draw:path draw:style-name="gr3" draw:text-style-name="P3" draw:layer="layout" svg:width="0.16cm" svg:height="0.209cm" svg:x="72.125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3 0 55 16 0 0 20 16 21 45z">
          <text:p/>
        </draw:path>
        <draw:polygon draw:style-name="gr2" draw:text-style-name="P2" draw:layer="layout" svg:width="0.593cm" svg:height="0.565cm" svg:x="72.502cm" svg:y="3.245cm" svg:viewBox="0 0 594 566" draw:points="0,0 594,0 594,566 0,566">
          <text:p/>
        </draw:polygon>
        <draw:path draw:style-name="gr3" draw:text-style-name="P3" draw:layer="layout" svg:width="0.192cm" svg:height="0.202cm" svg:x="72.703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73.095cm" svg:y="3.245cm" svg:viewBox="0 0 594 566" draw:points="0,0 594,0 594,566 0,566">
          <text:p/>
        </draw:polygon>
        <draw:polygon draw:style-name="gr3" draw:text-style-name="P3" draw:layer="layout" svg:width="0.16cm" svg:height="0.202cm" svg:x="73.31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73.688cm" svg:y="3.245cm" svg:viewBox="0 0 593 566" draw:points="0,0 593,0 593,566 0,566">
          <text:p/>
        </draw:polygon>
        <draw:path draw:style-name="gr3" draw:text-style-name="P3" draw:layer="layout" svg:width="0.26cm" svg:height="0.202cm" svg:x="73.854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74.28cm" svg:y="3.245cm" svg:viewBox="0 0 594 566" draw:points="0,0 594,0 594,566 0,566">
          <text:p/>
        </draw:polygon>
        <draw:polygon draw:style-name="gr3" draw:text-style-name="P3" draw:layer="layout" svg:width="0.16cm" svg:height="0.202cm" svg:x="74.49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4.873cm" svg:y="3.245cm" svg:viewBox="0 0 594 566" draw:points="0,0 594,0 594,566 0,566">
          <text:p/>
        </draw:polygon>
        <draw:polygon draw:style-name="gr3" draw:text-style-name="P3" draw:layer="layout" svg:width="0.136cm" svg:height="0.202cm" svg:x="75.10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75.466cm" svg:y="3.245cm" svg:viewBox="0 0 593 566" draw:points="0,0 593,0 593,566 0,566">
          <text:p/>
        </draw:polygon>
        <draw:path draw:style-name="gr3" draw:text-style-name="P3" draw:layer="layout" svg:width="0.16cm" svg:height="0.209cm" svg:x="75.681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4.149cm" svg:height="0.564cm" svg:x="72.502cm" svg:y="2.681cm" svg:viewBox="0 0 4150 565" draw:points="0,0 4150,0 4150,565 0,565">
          <text:p/>
        </draw:polygon>
        <draw:path draw:style-name="gr3" draw:text-style-name="P3" draw:layer="layout" svg:width="1.09cm" svg:height="0.207cm" svg:x="74.032cm" svg:y="2.83cm" svg:viewBox="0 0 1091 208" svg:d="M25 99c0 0 17-27 48-27 0 0 25 0 43 19 0 0 17 18 17 46 0 0 0 30-17 50 0 0-18 21-46 21 0 0-29 0-50-22 0 0-20-21-20-78 0 0 0-53 18-81 0 0 19-27 54-27 0 0 23 0 38 13 0 0 16 12 20 37l-25 3c0 0-7-33-34-33 0 0-19 0-33 19 0 0-14 19-14 60zM69 187c0 0 17 0 28-14 0 0 10-13 10-34 0 0 0-20-10-32 0 0-11-13-29-13 0 0-16 0-28 12 0 0-12 12-12 31 0 0 0 22 12 36 0 0 12 14 29 14zM230 142h-76v-25h76zM357 138c0 0 0 39-15 54 0 0-15 16-41 16 0 0-28 0-41-16 0 0-14-15-14-46l24-4c0 0 1 21 8 31 0 0 8 11 23 11 0 0 13 0 20-7 0 0 6-6 8-15 0 0 2-9 2-22v-139h26zM517 204h-22v-21h-1c0 0-16 25-46 25 0 0-15 0-28-7 0 0-13-8-17-20 0 0-5-13-5-33v-91h25v81c0 0 0 20 2 29 0 0 2 8 10 13 0 0 8 6 19 6 0 0 14 0 26-10 0 0 13-9 13-41v-78h24zM676 204h-25v-90c0 0 0-22-8-31 0 0-8-8-23-8 0 0-11 0-21 5 0 0-10 6-14 15 0 0-4 10-4 28v81h-25v-147h22v20h1c0 0 8-12 19-18 0 0 12-6 27-6 0 0 12 0 24 5 0 0 11 4 17 12 0 0 7 8 8 18 0 0 2 9 2 25zM780 142h-76v-25h76zM895 204h-25v-159c0 0-19 18-50 30v-24c0 0 43-20 58-51h17zM982 99c0 0 18-27 49-27 0 0 25 0 42 19 0 0 18 18 18 46 0 0 0 30-18 50 0 0-17 21-45 21 0 0-29 0-50-22 0 0-21-21-21-78 0 0 0-53 19-81 0 0 19-27 54-27 0 0 23 0 38 13 0 0 16 12 19 37l-24 3c0 0-7-33-35-33 0 0-19 0-32 19 0 0-14 19-14 60zM1027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76.058cm" svg:y="3.245cm" svg:viewBox="0 0 594 566" draw:points="0,0 594,0 594,566 0,566">
          <text:p/>
        </draw:polygon>
        <draw:path draw:style-name="gr3" draw:text-style-name="P3" draw:layer="layout" svg:width="0.161cm" svg:height="0.209cm" svg:x="76.273cm" svg:y="3.392cm" svg:viewBox="0 0 162 210" svg:d="M130 64c0 0-1-19-15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0.593cm" svg:height="0.565cm" svg:x="76.651cm" svg:y="3.245cm" svg:viewBox="0 0 594 566" draw:points="0,0 594,0 594,566 0,566">
          <text:p/>
        </draw:polygon>
        <draw:path draw:style-name="gr3" draw:text-style-name="P3" draw:layer="layout" svg:width="0.192cm" svg:height="0.202cm" svg:x="76.851cm" svg:y="3.395cm" svg:viewBox="0 0 193 203" svg:d="M193 203h-25v-169l-59 169h-24l-57-172h-2v172h-26v-203h41l48 145c0 0 8 23 9 30h1c0 0 4-12 11-33l48-142h35z">
          <text:p/>
        </draw:path>
        <draw:polygon draw:style-name="gr2" draw:text-style-name="P2" draw:layer="layout" svg:width="0.592cm" svg:height="0.565cm" svg:x="77.244cm" svg:y="3.245cm" svg:viewBox="0 0 593 566" draw:points="0,0 593,0 593,566 0,566">
          <text:p/>
        </draw:polygon>
        <draw:polygon draw:style-name="gr3" draw:text-style-name="P3" draw:layer="layout" svg:width="0.16cm" svg:height="0.202cm" svg:x="77.4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7.836cm" svg:y="3.245cm" svg:viewBox="0 0 594 566" draw:points="0,0 594,0 594,566 0,566">
          <text:p/>
        </draw:polygon>
        <draw:path draw:style-name="gr3" draw:text-style-name="P3" draw:layer="layout" svg:width="0.26cm" svg:height="0.202cm" svg:x="78.003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78.429cm" svg:y="3.245cm" svg:viewBox="0 0 594 566" draw:points="0,0 594,0 594,566 0,566">
          <text:p/>
        </draw:polygon>
        <draw:polygon draw:style-name="gr3" draw:text-style-name="P3" draw:layer="layout" svg:width="0.16cm" svg:height="0.202cm" svg:x="78.64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79.022cm" svg:y="3.245cm" svg:viewBox="0 0 593 566" draw:points="0,0 593,0 593,566 0,566">
          <text:p/>
        </draw:polygon>
        <draw:polygon draw:style-name="gr3" draw:text-style-name="P3" draw:layer="layout" svg:width="0.136cm" svg:height="0.202cm" svg:x="79.25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79.614cm" svg:y="3.245cm" svg:viewBox="0 0 594 566" draw:points="0,0 594,0 594,566 0,566">
          <text:p/>
        </draw:polygon>
        <draw:path draw:style-name="gr3" draw:text-style-name="P3" draw:layer="layout" svg:width="0.161cm" svg:height="0.209cm" svg:x="79.829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76.651cm" svg:y="2.681cm" svg:viewBox="0 0 4150 565" draw:points="0,0 4150,0 4150,565 0,565">
          <text:p/>
        </draw:polygon>
        <draw:path draw:style-name="gr3" draw:text-style-name="P3" draw:layer="layout" svg:width="1.228cm" svg:height="0.207cm" svg:x="78.121cm" svg:y="2.83cm" svg:viewBox="0 0 1229 208" svg:d="M75 204h-25v-159c0 0-19 18-50 30v-24c0 0 43-20 59-51h16zM233 94c0 0 19 3 28 18 0 0 10 14 10 31 0 0 0 29-20 47 0 0-20 18-48 18 0 0-27 0-45-16 0 0-17-16-20-42l25-4c0 0 4 21 14 31 0 0 10 10 26 10 0 0 17 0 29-12 0 0 12-12 12-31 0 0 0-17-11-28 0 0-11-11-28-11 0 0-7 0-18 2l3-21c0 0 10 0 16-1 0 0 5-1 13-5 0 0 7-4 11-11 0 0 5-7 5-17 0 0 0-15-10-23 0 0-10-9-23-9 0 0-15 0-24 10 0 0-10 9-12 27l-25-4c0 0 5-27 21-40 0 0 17-13 40-13 0 0 25 0 42 15 0 0 17 16 17 38 0 0 0 28-28 40zM368 142h-76v-25h76zM495 138c0 0 0 39-14 54 0 0-16 16-42 16 0 0-27 0-41-16 0 0-13-15-13-46l24-4c0 0 0 21 7 31 0 0 8 11 23 11 0 0 13 0 20-7 0 0 7-6 8-15 0 0 2-9 2-22v-139h26zM656 204h-23v-21c0 0-17 25-46 25 0 0-16 0-29-7 0 0-13-8-17-20 0 0-4-13-4-33v-91h24v81c0 0 0 20 2 29 0 0 2 8 10 13 0 0 8 6 19 6 0 0 14 0 26-10 0 0 12-9 12-41v-78h26zM813 204h-24v-90c0 0 0-22-9-31 0 0-8-8-22-8 0 0-11 0-21 5 0 0-10 6-14 15 0 0-4 10-4 28v81h-25v-147h23v20c0 0 8-12 19-18 0 0 12-6 27-6 0 0 12 0 23 5 0 0 11 4 18 12 0 0 6 8 7 18 0 0 2 9 2 25zM917 142h-76v-25h76zM1033 204h-26v-159c0 0-19 18-50 30v-24c0 0 43-20 59-51h17zM1121 99c0 0 17-27 48-27 0 0 25 0 42 19 0 0 18 18 18 46 0 0 0 30-17 50 0 0-17 21-46 21 0 0-29 0-50-22 0 0-20-21-20-78 0 0 0-53 18-81 0 0 19-27 54-27 0 0 23 0 39 13 0 0 15 12 19 37l-25 3c0 0-7-33-34-33 0 0-19 0-33 19 0 0-14 19-14 60zM1165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80.207cm" svg:y="3.245cm" svg:viewBox="0 0 594 566" draw:points="0,0 594,0 594,566 0,566">
          <text:p/>
        </draw:polygon>
        <draw:path draw:style-name="gr3" draw:text-style-name="P3" draw:layer="layout" svg:width="0.161cm" svg:height="0.209cm" svg:x="80.422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80.8cm" svg:y="3.245cm" svg:viewBox="0 0 593 566" draw:points="0,0 593,0 593,566 0,566">
          <text:p/>
        </draw:polygon>
        <draw:path draw:style-name="gr3" draw:text-style-name="P3" draw:layer="layout" svg:width="0.192cm" svg:height="0.202cm" svg:x="81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81.392cm" svg:y="3.245cm" svg:viewBox="0 0 594 566" draw:points="0,0 594,0 594,566 0,566">
          <text:p/>
        </draw:polygon>
        <draw:polygon draw:style-name="gr3" draw:text-style-name="P3" draw:layer="layout" svg:width="0.16cm" svg:height="0.202cm" svg:x="81.60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81.985cm" svg:y="3.245cm" svg:viewBox="0 0 594 566" draw:points="0,0 594,0 594,566 0,566">
          <text:p/>
        </draw:polygon>
        <draw:path draw:style-name="gr3" draw:text-style-name="P3" draw:layer="layout" svg:width="0.26cm" svg:height="0.202cm" svg:x="82.152cm" svg:y="3.395cm" svg:viewBox="0 0 261 203" svg:d="M261 0l-56 203h-26l-44-160c0 0-3-12-4-18h-1l-6 24-42 154h-28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82.578cm" svg:y="3.245cm" svg:viewBox="0 0 593 566" draw:points="0,0 593,0 593,566 0,566">
          <text:p/>
        </draw:polygon>
        <draw:polygon draw:style-name="gr3" draw:text-style-name="P3" draw:layer="layout" svg:width="0.16cm" svg:height="0.202cm" svg:x="82.79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83.17cm" svg:y="3.245cm" svg:viewBox="0 0 594 566" draw:points="0,0 594,0 594,566 0,566">
          <text:p/>
        </draw:polygon>
        <draw:polygon draw:style-name="gr3" draw:text-style-name="P3" draw:layer="layout" svg:width="0.136cm" svg:height="0.202cm" svg:x="83.40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83.763cm" svg:y="3.245cm" svg:viewBox="0 0 594 566" draw:points="0,0 594,0 594,566 0,566">
          <text:p/>
        </draw:polygon>
        <draw:path draw:style-name="gr3" draw:text-style-name="P3" draw:layer="layout" svg:width="0.161cm" svg:height="0.209cm" svg:x="83.978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80.8cm" svg:y="2.681cm" svg:viewBox="0 0 4149 565" draw:points="0,0 4149,0 4149,565 0,565">
          <text:p/>
        </draw:polygon>
        <draw:path draw:style-name="gr3" draw:text-style-name="P3" draw:layer="layout" svg:width="1.25cm" svg:height="0.207cm" svg:x="82.248cm" svg:y="2.83cm" svg:viewBox="0 0 1251 208" svg:d="M133 204h-133c0 0 0-17 11-35 0 0 12-18 45-44 0 0 20-17 36-34 0 0 15-17 15-35 0 0 0-16-10-25 0 0-11-11-28-11 0 0-17 0-28 11 0 0-11 10-11 31l-26-4c0 0 3-28 20-43 0 0 18-15 46-15 0 0 29 0 46 16 0 0 17 17 17 40 0 0 0 20-14 40 0 0-14 20-56 53 0 0-22 18-29 31h99zM226 0c0 0 66 0 66 104 0 0 0 52-17 78 0 0-17 26-49 26 0 0-66 0-66-104 0 0 0-53 17-78 0 0 17-26 49-26zM226 187c0 0 20 0 30-19 0 0 10-21 10-64 0 0 0-31-4-49 0 0-5-17-13-26 0 0-10-9-23-9 0 0-20 0-30 20 0 0-10 20-10 64 0 0 0 30 4 47 0 0 5 19 14 28 0 0 9 8 22 8zM389 142h-76v-25h76zM517 138c0 0 0 39-15 54 0 0-15 16-41 16 0 0-28 0-41-16 0 0-14-15-14-46l24-4c0 0 0 21 8 31 0 0 7 11 23 11 0 0 13 0 20-7 0 0 6-6 8-15 0 0 1-9 1-22v-139h27zM677 204h-22v-21h-1c0 0-17 25-46 25 0 0-15 0-28-7 0 0-13-8-17-20 0 0-5-13-5-33v-91h25v81c0 0 0 20 2 29 0 0 2 8 10 13 0 0 7 6 18 6 0 0 14 0 27-10 0 0 12-9 12-41v-78h25zM835 204h-25v-90c0 0 0-22-8-31 0 0-8-8-22-8 0 0-11 0-21 5 0 0-10 6-14 15 0 0-4 10-4 28v81h-25v-147h22v20h1c0 0 7-12 19-18 0 0 12-6 27-6 0 0 11 0 23 5 0 0 11 4 17 12 0 0 7 8 8 18 0 0 2 9 2 25zM940 142h-77v-25h77zM1054 204h-24v-159c0 0-19 18-50 30v-24c0 0 43-20 58-51h16zM1142 99c0 0 17-27 49-27 0 0 25 0 42 19 0 0 18 18 18 46 0 0 0 30-18 50 0 0-17 21-46 21 0 0-29 0-49-22 0 0-21-21-21-78 0 0 0-53 19-81 0 0 18-27 54-27 0 0 22 0 38 13 0 0 16 12 19 37l-24 3c0 0-7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84.356cm" svg:y="3.245cm" svg:viewBox="0 0 593 566" draw:points="0,0 593,0 593,566 0,566">
          <text:p/>
        </draw:polygon>
        <draw:path draw:style-name="gr3" draw:text-style-name="P3" draw:layer="layout" svg:width="0.16cm" svg:height="0.209cm" svg:x="84.571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0.593cm" svg:height="0.565cm" svg:x="84.948cm" svg:y="3.245cm" svg:viewBox="0 0 594 566" draw:points="0,0 594,0 594,566 0,566">
          <text:p/>
        </draw:polygon>
        <draw:path draw:style-name="gr3" draw:text-style-name="P3" draw:layer="layout" svg:width="0.192cm" svg:height="0.202cm" svg:x="85.149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85.541cm" svg:y="3.245cm" svg:viewBox="0 0 594 566" draw:points="0,0 594,0 594,566 0,566">
          <text:p/>
        </draw:polygon>
        <draw:polygon draw:style-name="gr3" draw:text-style-name="P3" draw:layer="layout" svg:width="0.16cm" svg:height="0.202cm" svg:x="85.757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86.134cm" svg:y="3.245cm" svg:viewBox="0 0 593 566" draw:points="0,0 593,0 593,566 0,566">
          <text:p/>
        </draw:polygon>
        <draw:path draw:style-name="gr3" draw:text-style-name="P3" draw:layer="layout" svg:width="0.26cm" svg:height="0.202cm" svg:x="86.3cm" svg:y="3.395cm" svg:viewBox="0 0 261 203" svg:d="M261 0l-56 203h-25l-44-160c0 0-4-12-5-18l-6 24-43 154h-28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86.726cm" svg:y="3.245cm" svg:viewBox="0 0 594 566" draw:points="0,0 594,0 594,566 0,566">
          <text:p/>
        </draw:polygon>
        <draw:polygon draw:style-name="gr3" draw:text-style-name="P3" draw:layer="layout" svg:width="0.16cm" svg:height="0.202cm" svg:x="86.943cm" svg:y="3.395cm" svg:viewBox="0 0 161 203" draw:points="161,24 94,24 94,203 67,203 67,24 0,24 0,0 161,0">
          <text:p/>
        </draw:polygon>
        <draw:polygon draw:style-name="gr2" draw:text-style-name="P2" draw:layer="layout" svg:width="0.594cm" svg:height="0.565cm" svg:x="87.319cm" svg:y="3.245cm" svg:viewBox="0 0 595 566" draw:points="0,0 595,0 595,566 0,566">
          <text:p/>
        </draw:polygon>
        <draw:polygon draw:style-name="gr3" draw:text-style-name="P3" draw:layer="layout" svg:width="0.136cm" svg:height="0.202cm" svg:x="87.552cm" svg:y="3.395cm" svg:viewBox="0 0 137 203" draw:points="137,24 26,24 26,87 123,87 123,111 26,111 26,203 0,203 0,0 137,0">
          <text:p/>
        </draw:polygon>
        <draw:polygon draw:style-name="gr2" draw:text-style-name="P2" draw:layer="layout" svg:width="0.592cm" svg:height="0.565cm" svg:x="87.912cm" svg:y="3.245cm" svg:viewBox="0 0 593 566" draw:points="0,0 593,0 593,566 0,566">
          <text:p/>
        </draw:polygon>
        <draw:path draw:style-name="gr3" draw:text-style-name="P3" draw:layer="layout" svg:width="0.16cm" svg:height="0.209cm" svg:x="88.127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3 0 55 16 0 0 20 16 21 45z">
          <text:p/>
        </draw:path>
        <draw:polygon draw:style-name="gr2" draw:text-style-name="P2" draw:layer="layout" svg:width="4.149cm" svg:height="0.564cm" svg:x="84.948cm" svg:y="2.681cm" svg:viewBox="0 0 4150 565" draw:points="0,0 4150,0 4150,565 0,565">
          <text:p/>
        </draw:polygon>
        <draw:path draw:style-name="gr3" draw:text-style-name="P3" draw:layer="layout" svg:width="1.25cm" svg:height="0.207cm" svg:x="86.396cm" svg:y="2.83cm" svg:viewBox="0 0 1251 208" svg:d="M134 204h-134c0 0 0-17 12-35 0 0 12-18 45-44 0 0 19-17 35-34 0 0 16-17 16-35 0 0 0-16-11-25 0 0-11-11-27-11 0 0-17 0-28 11 0 0-11 10-11 31l-26-4c0 0 2-28 20-43 0 0 18-15 45-15 0 0 30 0 47 16 0 0 16 17 16 40 0 0 0 20-14 40 0 0-14 20-55 53 0 0-22 18-30 31h100zM293 23c0 0-30 33-52 81 0 0-22 48-26 100h-25c0 0 1-41 20-91 0 0 20-50 51-85h-99v-24h131zM390 142h-76v-25h76zM519 138c0 0 0 39-15 54 0 0-15 16-43 16 0 0-27 0-41-16 0 0-13-15-13-46l24-4c0 0 0 21 8 31 0 0 7 11 22 11 0 0 14 0 21-7 0 0 7-6 8-15 0 0 2-9 2-22v-139h27zM679 204h-22v-21h-1c0 0-17 25-46 25 0 0-15 0-28-7 0 0-14-8-18-20 0 0-4-13-4-33v-91h25v81c0 0 0 20 1 29 0 0 3 8 10 13 0 0 8 6 19 6 0 0 14 0 26-10 0 0 13-9 13-41v-78h25zM837 204h-25v-90c0 0 0-22-8-31 0 0-8-8-23-8 0 0-11 0-21 5 0 0-10 6-14 15 0 0-4 10-4 28v81h-25v-147h23v20c0 0 8-12 20-18 0 0 11-6 26-6 0 0 12 0 23 5 0 0 12 4 18 12 0 0 6 8 8 18 0 0 2 9 2 25zM940 142h-76v-25h76zM1055 204h-25v-159c0 0-18 18-49 30v-24c0 0 42-20 58-51h16zM1143 99c0 0 17-27 49-27 0 0 25 0 42 19 0 0 17 18 17 46 0 0 0 30-17 50 0 0-17 21-46 21 0 0-29 0-49-22 0 0-21-21-21-78 0 0 0-53 18-81 0 0 19-27 54-27 0 0 23 0 39 13 0 0 15 12 19 37l-25 3c0 0-6-33-34-33 0 0-19 0-33 19 0 0-14 19-14 60zM1188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88.504cm" svg:y="3.245cm" svg:viewBox="0 0 594 566" draw:points="0,0 594,0 594,566 0,566">
          <text:p/>
        </draw:polygon>
        <draw:path draw:style-name="gr3" draw:text-style-name="P3" draw:layer="layout" svg:width="0.162cm" svg:height="0.209cm" svg:x="88.719cm" svg:y="3.392cm" svg:viewBox="0 0 163 210" svg:d="M130 64c0 0-1-19-14-30 0 0-12-10-35-10 0 0-21 0-34 8 0 0-12 7-12 23 0 0 0 13 10 20 0 0 10 6 38 13 0 0 25 5 41 11 0 0 16 6 27 18 0 0 12 12 12 32 0 0 0 26-21 44 0 0-21 17-55 17 0 0-42 0-63-19 0 0-21-19-24-49l27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0.593cm" svg:height="0.565cm" svg:x="89.097cm" svg:y="3.245cm" svg:viewBox="0 0 594 566" draw:points="0,0 594,0 594,566 0,566">
          <text:p/>
        </draw:polygon>
        <draw:path draw:style-name="gr3" draw:text-style-name="P3" draw:layer="layout" svg:width="0.192cm" svg:height="0.202cm" svg:x="89.297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89.69cm" svg:y="3.245cm" svg:viewBox="0 0 593 566" draw:points="0,0 593,0 593,566 0,566">
          <text:p/>
        </draw:polygon>
        <draw:polygon draw:style-name="gr3" draw:text-style-name="P3" draw:layer="layout" svg:width="0.16cm" svg:height="0.202cm" svg:x="89.90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0.282cm" svg:y="3.245cm" svg:viewBox="0 0 594 566" draw:points="0,0 594,0 594,566 0,566">
          <text:p/>
        </draw:polygon>
        <draw:path draw:style-name="gr3" draw:text-style-name="P3" draw:layer="layout" svg:width="0.26cm" svg:height="0.202cm" svg:x="90.449cm" svg:y="3.395cm" svg:viewBox="0 0 261 203" svg:d="M261 0l-56 203h-25l-44-160c0 0-4-12-5-18l-6 24-43 154h-28l-54-203h27l31 133c0 0 6 27 8 39l1 3c0 0 7-26 10-38l38-137h33l28 103c0 0 11 39 16 72 0 0 3-16 10-45l32-130z">
          <text:p/>
        </draw:path>
        <draw:polygon draw:style-name="gr2" draw:text-style-name="P2" draw:layer="layout" svg:width="0.593cm" svg:height="0.565cm" svg:x="90.875cm" svg:y="3.245cm" svg:viewBox="0 0 594 566" draw:points="0,0 594,0 594,566 0,566">
          <text:p/>
        </draw:polygon>
        <draw:polygon draw:style-name="gr3" draw:text-style-name="P3" draw:layer="layout" svg:width="0.16cm" svg:height="0.202cm" svg:x="91.09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91.468cm" svg:y="3.245cm" svg:viewBox="0 0 593 566" draw:points="0,0 593,0 593,566 0,566">
          <text:p/>
        </draw:polygon>
        <draw:polygon draw:style-name="gr3" draw:text-style-name="P3" draw:layer="layout" svg:width="0.136cm" svg:height="0.202cm" svg:x="91.70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92.06cm" svg:y="3.245cm" svg:viewBox="0 0 594 566" draw:points="0,0 594,0 594,566 0,566">
          <text:p/>
        </draw:polygon>
        <draw:path draw:style-name="gr3" draw:text-style-name="P3" draw:layer="layout" svg:width="0.161cm" svg:height="0.209cm" svg:x="92.275cm" svg:y="3.392cm" svg:viewBox="0 0 162 210" svg:d="M130 64c0 0-1-19-15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4.149cm" svg:height="0.564cm" svg:x="89.097cm" svg:y="2.681cm" svg:viewBox="0 0 4150 565" draw:points="0,0 4150,0 4150,565 0,565">
          <text:p/>
        </draw:polygon>
        <draw:path draw:style-name="gr3" draw:text-style-name="P3" draw:layer="layout" svg:width="1.004cm" svg:height="0.207cm" svg:x="90.666cm" svg:y="2.83cm" svg:viewBox="0 0 1005 208" svg:d="M141 155h-28v49h-26v-49h-87v-23l92-131h21v131h28zM87 132v-91l-63 91zM238 142h-75v-25h75zM366 138c0 0 0 39-15 54 0 0-15 16-41 16 0 0-28 0-41-16 0 0-14-15-14-46l24-4c0 0 1 21 8 31 0 0 8 11 23 11 0 0 13 0 20-7 0 0 6-6 8-15 0 0 1-9 1-22v-139h27zM526 204h-22v-21h-1c0 0-17 25-46 25 0 0-15 0-28-7 0 0-13-8-18-20 0 0-4-13-4-33v-91h25v81c0 0 0 20 2 29 0 0 2 8 10 13 0 0 7 6 18 6 0 0 14 0 27-10 0 0 12-9 12-41v-78h25zM589 204h-24v-203h24zM693 142h-75v-25h75zM808 204h-25v-159c0 0-18 18-49 30v-24c0 0 42-20 58-51h16zM896 99c0 0 17-27 49-27 0 0 25 0 42 19 0 0 18 18 18 46 0 0 0 30-18 50 0 0-17 21-46 21 0 0-29 0-49-22 0 0-21-21-21-78 0 0 0-53 19-81 0 0 18-27 53-27 0 0 23 0 39 13 0 0 15 12 19 37l-25 3c0 0-7-33-34-33 0 0-19 0-33 19 0 0-13 19-13 60zM941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92.653cm" svg:y="3.245cm" svg:viewBox="0 0 594 566" draw:points="0,0 594,0 594,566 0,566">
          <text:p/>
        </draw:polygon>
        <draw:path draw:style-name="gr3" draw:text-style-name="P3" draw:layer="layout" svg:width="0.161cm" svg:height="0.209cm" svg:x="92.868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0.592cm" svg:height="0.565cm" svg:x="93.246cm" svg:y="3.245cm" svg:viewBox="0 0 593 566" draw:points="0,0 593,0 593,566 0,566">
          <text:p/>
        </draw:polygon>
        <draw:path draw:style-name="gr3" draw:text-style-name="P3" draw:layer="layout" svg:width="0.192cm" svg:height="0.202cm" svg:x="93.44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93.838cm" svg:y="3.245cm" svg:viewBox="0 0 594 566" draw:points="0,0 594,0 594,566 0,566">
          <text:p/>
        </draw:polygon>
        <draw:polygon draw:style-name="gr3" draw:text-style-name="P3" draw:layer="layout" svg:width="0.16cm" svg:height="0.202cm" svg:x="94.05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4.431cm" svg:y="3.245cm" svg:viewBox="0 0 594 566" draw:points="0,0 594,0 594,566 0,566">
          <text:p/>
        </draw:polygon>
        <draw:path draw:style-name="gr3" draw:text-style-name="P3" draw:layer="layout" svg:width="0.26cm" svg:height="0.202cm" svg:x="94.598cm" svg:y="3.395cm" svg:viewBox="0 0 261 203" svg:d="M261 0l-56 203h-26l-44-160c0 0-3-12-4-18h-1l-6 24-42 154h-28l-54-203h27l31 133c0 0 6 27 8 39v3h2c0 0 5-26 8-38l39-137h32l29 103c0 0 11 39 16 72 0 0 3-16 10-45l32-130z">
          <text:p/>
        </draw:path>
        <draw:polygon draw:style-name="gr2" draw:text-style-name="P2" draw:layer="layout" svg:width="0.592cm" svg:height="0.565cm" svg:x="95.024cm" svg:y="3.245cm" svg:viewBox="0 0 593 566" draw:points="0,0 593,0 593,566 0,566">
          <text:p/>
        </draw:polygon>
        <draw:polygon draw:style-name="gr3" draw:text-style-name="P3" draw:layer="layout" svg:width="0.16cm" svg:height="0.202cm" svg:x="95.2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95.616cm" svg:y="3.245cm" svg:viewBox="0 0 594 566" draw:points="0,0 594,0 594,566 0,566">
          <text:p/>
        </draw:polygon>
        <draw:polygon draw:style-name="gr3" draw:text-style-name="P3" draw:layer="layout" svg:width="0.136cm" svg:height="0.202cm" svg:x="95.84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96.209cm" svg:y="3.245cm" svg:viewBox="0 0 594 566" draw:points="0,0 594,0 594,566 0,566">
          <text:p/>
        </draw:polygon>
        <draw:path draw:style-name="gr3" draw:text-style-name="P3" draw:layer="layout" svg:width="0.161cm" svg:height="0.209cm" svg:x="96.424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93.246cm" svg:y="2.681cm" svg:viewBox="0 0 4149 565" draw:points="0,0 4149,0 4149,565 0,565">
          <text:p/>
        </draw:polygon>
        <draw:path draw:style-name="gr3" draw:text-style-name="P3" draw:layer="layout" svg:width="1.133cm" svg:height="0.207cm" svg:x="94.763cm" svg:y="2.83cm" svg:viewBox="0 0 1134 208" svg:d="M74 204h-24v-159c0 0-19 18-50 30v-24c0 0 43-20 59-51h15zM231 204h-24v-159c0 0-19 18-50 30v-24c0 0 43-20 59-51h15zM368 142h-76v-25h76zM495 138c0 0 0 39-15 54 0 0-15 16-41 16 0 0-28 0-41-16 0 0-14-15-14-46l24-4c0 0 1 21 8 31 0 0 8 11 23 11 0 0 13 0 20-7 0 0 6-6 8-15 0 0 2-9 2-22v-139h26zM655 204h-22v-21h-1c0 0-16 25-46 25 0 0-15 0-28-7 0 0-13-8-17-20 0 0-4-13-4-33v-91h24v81c0 0 0 20 2 29 0 0 2 8 10 13 0 0 8 6 19 6 0 0 14 0 26-10 0 0 12-9 12-41v-78h25zM719 204h-25v-203h25zM822 142h-76v-25h76zM937 204h-25v-159c0 0-18 18-49 30v-24c0 0 43-20 58-51h16zM1026 99c0 0 17-27 49-27 0 0 25 0 42 19 0 0 17 18 17 46 0 0 0 30-17 50 0 0-17 21-46 21 0 0-29 0-49-22 0 0-21-21-21-78 0 0 0-53 19-81 0 0 18-27 53-27 0 0 23 0 39 13 0 0 16 12 19 37l-25 3c0 0-6-33-34-33 0 0-19 0-33 19 0 0-13 19-13 60zM1071 187c0 0 17 0 28-14 0 0 10-13 10-34 0 0 0-20-10-32 0 0-11-13-29-13 0 0-17 0-28 12 0 0-12 12-12 31 0 0 0 22 11 36 0 0 12 14 30 14z">
          <text:p/>
        </draw:path>
        <draw:polygon draw:style-name="gr2" draw:text-style-name="P2" draw:layer="layout" svg:width="0.592cm" svg:height="0.565cm" svg:x="96.802cm" svg:y="3.245cm" svg:viewBox="0 0 593 566" draw:points="0,0 593,0 593,566 0,566">
          <text:p/>
        </draw:polygon>
        <draw:path draw:style-name="gr3" draw:text-style-name="P3" draw:layer="layout" svg:width="0.16cm" svg:height="0.209cm" svg:x="97.017cm" svg:y="3.392cm" svg:viewBox="0 0 161 210" svg:d="M130 64c0 0-2-19-14-30 0 0-12-10-35-10 0 0-21 0-34 8 0 0-13 7-13 23 0 0 0 13 10 20 0 0 10 6 38 13 0 0 25 5 41 11 0 0 16 6 27 18 0 0 11 12 11 32 0 0 0 26-20 44 0 0-21 17-54 17 0 0-43 0-65-19 0 0-21-19-22-49l26-3c0 0 2 25 19 36 0 0 17 11 41 11 0 0 22 0 36-10 0 0 14-9 14-25 0 0 0-16-15-24 0 0-14-7-48-15 0 0-34-7-51-20 0 0-14-14-14-35 0 0 0-25 20-41 0 0 19-16 52-16 0 0 33 0 54 16 0 0 20 16 21 45z">
          <text:p/>
        </draw:path>
        <draw:polygon draw:style-name="gr2" draw:text-style-name="P2" draw:layer="layout" svg:width="0.593cm" svg:height="0.565cm" svg:x="97.394cm" svg:y="3.245cm" svg:viewBox="0 0 594 566" draw:points="0,0 594,0 594,566 0,566">
          <text:p/>
        </draw:polygon>
        <draw:path draw:style-name="gr3" draw:text-style-name="P3" draw:layer="layout" svg:width="0.192cm" svg:height="0.202cm" svg:x="97.595cm" svg:y="3.395cm" svg:viewBox="0 0 193 203" svg:d="M193 203h-26v-169l-58 169h-25l-58-172h-1v172h-25v-203h40l48 145c0 0 7 23 9 30 0 0 4-12 12-33l48-142h36z">
          <text:p/>
        </draw:path>
        <draw:polygon draw:style-name="gr2" draw:text-style-name="P2" draw:layer="layout" svg:width="0.593cm" svg:height="0.565cm" svg:x="97.987cm" svg:y="3.245cm" svg:viewBox="0 0 594 566" draw:points="0,0 594,0 594,566 0,566">
          <text:p/>
        </draw:polygon>
        <draw:polygon draw:style-name="gr3" draw:text-style-name="P3" draw:layer="layout" svg:width="0.16cm" svg:height="0.202cm" svg:x="98.20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98.58cm" svg:y="3.245cm" svg:viewBox="0 0 593 566" draw:points="0,0 593,0 593,566 0,566">
          <text:p/>
        </draw:polygon>
        <draw:path draw:style-name="gr3" draw:text-style-name="P3" draw:layer="layout" svg:width="0.26cm" svg:height="0.202cm" svg:x="98.746cm" svg:y="3.395cm" svg:viewBox="0 0 261 203" svg:d="M261 0l-56 203h-25l-44-160c0 0-4-12-5-18l-6 24-43 154h-28l-54-203h28l31 133c0 0 7 27 9 39v3c0 0 6-26 9-38l39-137h32l29 103c0 0 11 39 15 72h1c0 0 3-16 10-45l31-130z">
          <text:p/>
        </draw:path>
        <draw:polygon draw:style-name="gr2" draw:text-style-name="P2" draw:layer="layout" svg:width="0.593cm" svg:height="0.565cm" svg:x="99.172cm" svg:y="3.245cm" svg:viewBox="0 0 594 566" draw:points="0,0 594,0 594,566 0,566">
          <text:p/>
        </draw:polygon>
        <draw:polygon draw:style-name="gr3" draw:text-style-name="P3" draw:layer="layout" svg:width="0.16cm" svg:height="0.202cm" svg:x="99.38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99.765cm" svg:y="3.245cm" svg:viewBox="0 0 594 566" draw:points="0,0 594,0 594,566 0,566">
          <text:p/>
        </draw:polygon>
        <draw:polygon draw:style-name="gr3" draw:text-style-name="P3" draw:layer="layout" svg:width="0.136cm" svg:height="0.202cm" svg:x="99.99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00.358cm" svg:y="3.245cm" svg:viewBox="0 0 593 566" draw:points="0,0 593,0 593,566 0,566">
          <text:p/>
        </draw:polygon>
        <draw:path draw:style-name="gr3" draw:text-style-name="P3" draw:layer="layout" svg:width="0.16cm" svg:height="0.209cm" svg:x="100.573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97.394cm" svg:y="2.681cm" svg:viewBox="0 0 4150 565" draw:points="0,0 4150,0 4150,565 0,565">
          <text:p/>
        </draw:polygon>
        <draw:path draw:style-name="gr3" draw:text-style-name="P3" draw:layer="layout" svg:width="1.133cm" svg:height="0.207cm" svg:x="98.912cm" svg:y="2.83cm" svg:viewBox="0 0 1134 208" svg:d="M74 204h-25v-159c0 0-18 18-49 30v-24c0 0 43-20 58-51h16zM233 94c0 0 38 12 38 52 0 0 0 27-18 44 0 0-19 18-49 18 0 0-30 0-48-18 0 0-19-18-19-45 0 0 0-20 11-34 0 0 10-14 28-17v-1c0 0-31-9-31-41 0 0 0-22 16-37 0 0 16-15 42-15 0 0 28 0 44 15 0 0 16 16 16 38 0 0 0 30-30 40zM204 84c0 0 14 0 24-9 0 0 10-9 10-22 0 0 0-14-10-23 0 0-11-10-24-10 0 0-15 0-24 10 0 0-9 9-9 21 0 0 0 16 9 24 0 0 10 9 24 9zM204 187c0 0 17 0 30-11 0 0 12-11 12-30 0 0 0-18-12-30 0 0-13-12-31-12 0 0-18 0-29 12 0 0-11 12-11 29 0 0 0 18 11 30 0 0 12 12 30 12zM368 142h-76v-25h76zM496 138c0 0 0 39-15 54 0 0-15 16-42 16 0 0-27 0-40-16 0 0-14-15-14-46l24-4c0 0 0 21 8 31 0 0 7 11 22 11 0 0 14 0 20-7 0 0 7-6 9-15 0 0 1-9 1-22v-139h27zM656 204h-22v-21h-1c0 0-17 25-46 25 0 0-15 0-28-7 0 0-13-8-18-20 0 0-4-13-4-33v-91h25v81c0 0 0 20 2 29 0 0 1 8 10 13 0 0 7 6 18 6 0 0 14 0 27-10 0 0 12-9 12-41v-78h25zM719 204h-25v-203h25zM823 142h-76v-25h76zM938 204h-25v-159c0 0-18 18-49 30v-24c0 0 42-20 58-51h16zM1026 99c0 0 17-27 49-27 0 0 25 0 42 19 0 0 17 18 17 46 0 0 0 30-17 50 0 0-17 21-46 21 0 0-29 0-50-22 0 0-20-21-20-78 0 0 0-53 19-81 0 0 18-27 53-27 0 0 23 0 39 13 0 0 15 12 19 37l-25 3c0 0-7-33-34-33 0 0-19 0-33 19 0 0-13 19-13 60zM1070 187c0 0 18 0 28-14 0 0 11-13 11-34 0 0 0-20-11-32 0 0-10-13-28-13 0 0-17 0-29 12 0 0-12 12-12 31 0 0 0 22 12 36 0 0 12 14 29 14z">
          <text:p/>
        </draw:path>
        <draw:polygon draw:style-name="gr2" draw:text-style-name="P2" draw:layer="layout" svg:width="0.593cm" svg:height="0.565cm" svg:x="100.95cm" svg:y="3.245cm" svg:viewBox="0 0 594 566" draw:points="0,0 594,0 594,566 0,566">
          <text:p/>
        </draw:polygon>
        <draw:path draw:style-name="gr3" draw:text-style-name="P3" draw:layer="layout" svg:width="0.161cm" svg:height="0.209cm" svg:x="101.165cm" svg:y="3.392cm" svg:viewBox="0 0 162 210" svg:d="M130 64c0 0-1-19-14-30 0 0-12-10-35-10 0 0-21 0-34 8 0 0-13 7-13 23 0 0 0 13 11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0.593cm" svg:height="0.565cm" svg:x="101.543cm" svg:y="3.245cm" svg:viewBox="0 0 594 566" draw:points="0,0 594,0 594,566 0,566">
          <text:p/>
        </draw:polygon>
        <draw:path draw:style-name="gr3" draw:text-style-name="P3" draw:layer="layout" svg:width="0.192cm" svg:height="0.202cm" svg:x="101.74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102.136cm" svg:y="3.245cm" svg:viewBox="0 0 593 566" draw:points="0,0 593,0 593,566 0,566">
          <text:p/>
        </draw:polygon>
        <draw:polygon draw:style-name="gr3" draw:text-style-name="P3" draw:layer="layout" svg:width="0.16cm" svg:height="0.202cm" svg:x="102.35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2.728cm" svg:y="3.245cm" svg:viewBox="0 0 594 566" draw:points="0,0 594,0 594,566 0,566">
          <text:p/>
        </draw:polygon>
        <draw:path draw:style-name="gr3" draw:text-style-name="P3" draw:layer="layout" svg:width="0.26cm" svg:height="0.202cm" svg:x="102.895cm" svg:y="3.395cm" svg:viewBox="0 0 261 203" svg:d="M261 0l-56 203h-25l-44-160c0 0-4-12-5-18l-6 24-43 154h-28l-54-203h27l32 133c0 0 6 27 8 39l1 3c0 0 6-26 9-38l38-137h33l29 103c0 0 10 39 15 72 0 0 3-16 10-45l32-130z">
          <text:p/>
        </draw:path>
        <draw:polygon draw:style-name="gr2" draw:text-style-name="P2" draw:layer="layout" svg:width="0.593cm" svg:height="0.565cm" svg:x="103.321cm" svg:y="3.245cm" svg:viewBox="0 0 594 566" draw:points="0,0 594,0 594,566 0,566">
          <text:p/>
        </draw:polygon>
        <draw:polygon draw:style-name="gr3" draw:text-style-name="P3" draw:layer="layout" svg:width="0.16cm" svg:height="0.202cm" svg:x="103.53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03.914cm" svg:y="3.245cm" svg:viewBox="0 0 593 566" draw:points="0,0 593,0 593,566 0,566">
          <text:p/>
        </draw:polygon>
        <draw:polygon draw:style-name="gr3" draw:text-style-name="P3" draw:layer="layout" svg:width="0.136cm" svg:height="0.202cm" svg:x="104.14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04.506cm" svg:y="3.245cm" svg:viewBox="0 0 594 566" draw:points="0,0 594,0 594,566 0,566">
          <text:p/>
        </draw:polygon>
        <draw:path draw:style-name="gr3" draw:text-style-name="P3" draw:layer="layout" svg:width="0.161cm" svg:height="0.209cm" svg:x="104.721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4.149cm" svg:height="0.564cm" svg:x="101.543cm" svg:y="2.681cm" svg:viewBox="0 0 4150 565" draw:points="0,0 4150,0 4150,565 0,565">
          <text:p/>
        </draw:polygon>
        <draw:path draw:style-name="gr3" draw:text-style-name="P3" draw:layer="layout" svg:width="1.156cm" svg:height="0.207cm" svg:x="103.0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0 142h-76v-25h76zM519 138c0 0 0 39-16 54 0 0-14 16-41 16 0 0-27 0-42-16 0 0-13-15-13-46l25-4c0 0 0 21 8 31 0 0 7 11 22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105.099cm" svg:y="3.245cm" svg:viewBox="0 0 594 566" draw:points="0,0 594,0 594,566 0,566">
          <text:p/>
        </draw:polygon>
        <draw:path draw:style-name="gr3" draw:text-style-name="P3" draw:layer="layout" svg:width="0.161cm" svg:height="0.209cm" svg:x="105.314cm" svg:y="3.392cm" svg:viewBox="0 0 162 210" svg:d="M130 64c0 0-2-19-14-30 0 0-12-10-35-10 0 0-21 0-34 8 0 0-14 7-14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0.592cm" svg:height="0.565cm" svg:x="105.692cm" svg:y="3.245cm" svg:viewBox="0 0 593 566" draw:points="0,0 593,0 593,566 0,566">
          <text:p/>
        </draw:polygon>
        <draw:path draw:style-name="gr3" draw:text-style-name="P3" draw:layer="layout" svg:width="0.192cm" svg:height="0.202cm" svg:x="105.8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106.284cm" svg:y="3.245cm" svg:viewBox="0 0 594 566" draw:points="0,0 594,0 594,566 0,566">
          <text:p/>
        </draw:polygon>
        <draw:polygon draw:style-name="gr3" draw:text-style-name="P3" draw:layer="layout" svg:width="0.16cm" svg:height="0.202cm" svg:x="106.50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6.877cm" svg:y="3.245cm" svg:viewBox="0 0 594 566" draw:points="0,0 594,0 594,566 0,566">
          <text:p/>
        </draw:polygon>
        <draw:path draw:style-name="gr3" draw:text-style-name="P3" draw:layer="layout" svg:width="0.26cm" svg:height="0.202cm" svg:x="107.044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07.47cm" svg:y="3.245cm" svg:viewBox="0 0 593 566" draw:points="0,0 593,0 593,566 0,566">
          <text:p/>
        </draw:polygon>
        <draw:polygon draw:style-name="gr3" draw:text-style-name="P3" draw:layer="layout" svg:width="0.16cm" svg:height="0.202cm" svg:x="107.686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08.062cm" svg:y="3.245cm" svg:viewBox="0 0 594 566" draw:points="0,0 594,0 594,566 0,566">
          <text:p/>
        </draw:polygon>
        <draw:polygon draw:style-name="gr3" draw:text-style-name="P3" draw:layer="layout" svg:width="0.136cm" svg:height="0.202cm" svg:x="108.29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08.655cm" svg:y="3.245cm" svg:viewBox="0 0 594 566" draw:points="0,0 594,0 594,566 0,566">
          <text:p/>
        </draw:polygon>
        <draw:path draw:style-name="gr3" draw:text-style-name="P3" draw:layer="layout" svg:width="0.161cm" svg:height="0.209cm" svg:x="108.87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4.148cm" svg:height="0.564cm" svg:x="105.692cm" svg:y="2.681cm" svg:viewBox="0 0 4149 565" draw:points="0,0 4149,0 4149,565 0,565">
          <text:p/>
        </draw:polygon>
        <draw:path draw:style-name="gr3" draw:text-style-name="P3" draw:layer="layout" svg:width="1.118cm" svg:height="0.262cm" svg:x="107.217cm" svg:y="2.83cm" svg:viewBox="0 0 1119 263" svg:d="M74 204h-24v-159c0 0-19 18-50 30v-24c0 0 43-20 58-51h16zM210 142h-75v-25h75zM408 204h-30l-24-62h-84l-23 62h-28l78-203h29zM346 120c0 0-25-65-28-74 0 0-3-9-7-24h-1c0 0-4 21-10 38l-23 60zM545 204h-22v-22h-1c0 0-16 26-46 26 0 0-15 0-28-7 0 0-13-8-17-21 0 0-5-13-5-32v-91h25v81c0 0 0 19 2 28 0 0 2 8 10 13 0 0 8 7 19 7 0 0 13 0 26-11 0 0 12-9 12-40v-78h25zM704 184c0 0 0 32-6 47 0 0-6 15-22 24 0 0-16 8-38 8 0 0-25 0-41-11 0 0-17-11-17-36l24 4c0 0 2 12 10 17 0 0 8 6 24 6 0 0 19 0 28-8 0 0 9-8 11-19 0 0 2-11 2-31 0 0-16 19-40 19 0 0-29 0-46-22 0 0-18-21-18-53 0 0 0-33 17-54 0 0 17-22 47-22 0 0 26 0 42 21v-17h23zM641 184c0 0 16-1 28-14 0 0 12-12 12-42 0 0 0-26-12-40 0 0-11-14-28-14 0 0-18 0-29 14 0 0-11 14-11 40 0 0 0 28 11 42 0 0 12 14 29 14zM808 142h-76v-25h76zM923 204h-25v-159c0 0-19 18-50 30v-24c0 0 43-20 58-51h17zM1010 99c0 0 18-27 49-27 0 0 25 0 42 19 0 0 18 18 18 46 0 0 0 29-18 50 0 0-17 21-45 21 0 0-30 0-50-22 0 0-21-22-21-78 0 0 0-53 19-81 0 0 18-27 54-27 0 0 22 0 38 13 0 0 16 12 19 37l-24 3c0 0-7-33-35-33 0 0-19 0-33 19 0 0-13 19-13 60zM1055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109.248cm" svg:y="3.245cm" svg:viewBox="0 0 593 566" draw:points="0,0 593,0 593,566 0,566">
          <text:p/>
        </draw:polygon>
        <draw:path draw:style-name="gr3" draw:text-style-name="P3" draw:layer="layout" svg:width="0.16cm" svg:height="0.209cm" svg:x="109.463cm" svg:y="3.392cm" svg:viewBox="0 0 161 210" svg:d="M130 64c0 0-2-19-14-30 0 0-12-10-35-10 0 0-21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109.84cm" svg:y="3.245cm" svg:viewBox="0 0 594 566" draw:points="0,0 594,0 594,566 0,566">
          <text:p/>
        </draw:polygon>
        <draw:path draw:style-name="gr3" draw:text-style-name="P3" draw:layer="layout" svg:width="0.192cm" svg:height="0.202cm" svg:x="110.0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110.433cm" svg:y="3.245cm" svg:viewBox="0 0 594 566" draw:points="0,0 594,0 594,566 0,566">
          <text:p/>
        </draw:polygon>
        <draw:polygon draw:style-name="gr3" draw:text-style-name="P3" draw:layer="layout" svg:width="0.16cm" svg:height="0.202cm" svg:x="110.64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11.026cm" svg:y="3.245cm" svg:viewBox="0 0 593 566" draw:points="0,0 593,0 593,566 0,566">
          <text:p/>
        </draw:polygon>
        <draw:path draw:style-name="gr3" draw:text-style-name="P3" draw:layer="layout" svg:width="0.26cm" svg:height="0.202cm" svg:x="111.192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11.618cm" svg:y="3.245cm" svg:viewBox="0 0 594 566" draw:points="0,0 594,0 594,566 0,566">
          <text:p/>
        </draw:polygon>
        <draw:polygon draw:style-name="gr3" draw:text-style-name="P3" draw:layer="layout" svg:width="0.16cm" svg:height="0.202cm" svg:x="111.835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12.211cm" svg:y="3.245cm" svg:viewBox="0 0 594 566" draw:points="0,0 594,0 594,566 0,566">
          <text:p/>
        </draw:polygon>
        <draw:polygon draw:style-name="gr3" draw:text-style-name="P3" draw:layer="layout" svg:width="0.136cm" svg:height="0.202cm" svg:x="112.44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12.804cm" svg:y="3.245cm" svg:viewBox="0 0 593 566" draw:points="0,0 593,0 593,566 0,566">
          <text:p/>
        </draw:polygon>
        <draw:path draw:style-name="gr3" draw:text-style-name="P3" draw:layer="layout" svg:width="0.16cm" svg:height="0.209cm" svg:x="113.019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109.84cm" svg:y="2.681cm" svg:viewBox="0 0 4150 565" draw:points="0,0 4150,0 4150,565 0,565">
          <text:p/>
        </draw:polygon>
        <draw:path draw:style-name="gr3" draw:text-style-name="P3" draw:layer="layout" svg:width="1.137cm" svg:height="0.262cm" svg:x="111.3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8 204h-30l-24-62h-84l-23 62h-28l77-203h29zM366 120c0 0-25-65-28-74 0 0-4-9-7-24h-1c0 0-4 21-10 38l-23 60zM565 204h-22v-22h-1c0 0-17 26-46 26 0 0-15 0-28-7 0 0-13-8-17-21 0 0-5-13-5-32v-91h25v81c0 0 0 19 2 28 0 0 2 8 9 13 0 0 8 7 19 7 0 0 14 0 27-11 0 0 12-9 12-40v-78h25zM724 184c0 0 0 32-6 47 0 0-6 15-22 24 0 0-16 8-38 8 0 0-26 0-42-11 0 0-17-11-17-36l24 4c0 0 1 12 10 17 0 0 8 6 25 6 0 0 19 0 28-8 0 0 9-8 11-19 0 0 2-11 2-31 0 0-16 19-41 19 0 0-29 0-47-22 0 0-17-21-17-53 0 0 0-33 17-54 0 0 17-22 47-22 0 0 26 0 43 21v-17h23zM660 184c0 0 16-1 29-14 0 0 12-12 12-42 0 0 0-26-12-40 0 0-12-14-29-14 0 0-18 0-30 14 0 0-10 14-10 40 0 0 0 28 11 42 0 0 12 14 29 14zM827 142h-76v-25h76zM942 204h-25v-159c0 0-18 18-50 30v-24c0 0 44-20 59-51h16zM1030 99c0 0 17-27 49-27 0 0 25 0 42 19 0 0 17 18 17 46 0 0 0 29-17 50 0 0-17 21-46 21 0 0-29 0-49-22 0 0-21-22-21-78 0 0 0-53 19-81 0 0 18-27 53-27 0 0 23 0 39 13 0 0 16 12 19 37l-25 3c0 0-7-33-34-33 0 0-19 0-33 19 0 0-13 19-13 60zM1075 187c0 0 17 0 27-15 0 0 11-13 11-33 0 0 0-20-11-32 0 0-10-13-28-13 0 0-17 0-28 12 0 0-12 12-12 31 0 0 0 21 11 35 0 0 12 15 30 15z">
          <text:p/>
        </draw:path>
        <draw:polygon draw:style-name="gr2" draw:text-style-name="P2" draw:layer="layout" svg:width="0.593cm" svg:height="0.565cm" svg:x="113.396cm" svg:y="3.245cm" svg:viewBox="0 0 594 566" draw:points="0,0 594,0 594,566 0,566">
          <text:p/>
        </draw:polygon>
        <draw:path draw:style-name="gr3" draw:text-style-name="P3" draw:layer="layout" svg:width="0.161cm" svg:height="0.209cm" svg:x="113.611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113.989cm" svg:y="3.245cm" svg:viewBox="0 0 594 566" draw:points="0,0 594,0 594,566 0,566">
          <text:p/>
        </draw:polygon>
        <draw:path draw:style-name="gr3" draw:text-style-name="P3" draw:layer="layout" svg:width="0.192cm" svg:height="0.202cm" svg:x="114.1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114.582cm" svg:y="3.245cm" svg:viewBox="0 0 593 566" draw:points="0,0 593,0 593,566 0,566">
          <text:p/>
        </draw:polygon>
        <draw:polygon draw:style-name="gr3" draw:text-style-name="P3" draw:layer="layout" svg:width="0.16cm" svg:height="0.202cm" svg:x="114.79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5.174cm" svg:y="3.245cm" svg:viewBox="0 0 594 566" draw:points="0,0 594,0 594,566 0,566">
          <text:p/>
        </draw:polygon>
        <draw:path draw:style-name="gr3" draw:text-style-name="P3" draw:layer="layout" svg:width="0.26cm" svg:height="0.202cm" svg:x="115.341cm" svg:y="3.395cm" svg:viewBox="0 0 261 203" svg:d="M261 0l-56 203h-25l-44-160c0 0-4-12-5-18l-6 24-43 154h-27l-55-203h27l32 133c0 0 6 27 8 39l1 3c0 0 6-26 9-38l38-137h33l29 103c0 0 10 39 15 72 0 0 3-16 10-45l32-130z">
          <text:p/>
        </draw:path>
        <draw:polygon draw:style-name="gr2" draw:text-style-name="P2" draw:layer="layout" svg:width="0.593cm" svg:height="0.565cm" svg:x="115.767cm" svg:y="3.245cm" svg:viewBox="0 0 594 566" draw:points="0,0 594,0 594,566 0,566">
          <text:p/>
        </draw:polygon>
        <draw:polygon draw:style-name="gr3" draw:text-style-name="P3" draw:layer="layout" svg:width="0.16cm" svg:height="0.202cm" svg:x="115.98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16.36cm" svg:y="3.245cm" svg:viewBox="0 0 593 566" draw:points="0,0 593,0 593,566 0,566">
          <text:p/>
        </draw:polygon>
        <draw:polygon draw:style-name="gr3" draw:text-style-name="P3" draw:layer="layout" svg:width="0.136cm" svg:height="0.202cm" svg:x="116.59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16.952cm" svg:y="3.245cm" svg:viewBox="0 0 594 566" draw:points="0,0 594,0 594,566 0,566">
          <text:p/>
        </draw:polygon>
        <draw:path draw:style-name="gr3" draw:text-style-name="P3" draw:layer="layout" svg:width="0.161cm" svg:height="0.209cm" svg:x="117.167cm" svg:y="3.392cm" svg:viewBox="0 0 162 210" svg:d="M130 64c0 0-1-19-14-30 0 0-12-10-35-10 0 0-21 0-34 8 0 0-12 7-12 23 0 0 0 13 10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4.149cm" svg:height="0.564cm" svg:x="113.989cm" svg:y="2.681cm" svg:viewBox="0 0 4150 565" draw:points="0,0 4150,0 4150,565 0,565">
          <text:p/>
        </draw:polygon>
        <draw:path draw:style-name="gr3" draw:text-style-name="P3" draw:layer="layout" svg:width="1.274cm" svg:height="0.262cm" svg:x="115.436cm" svg:y="2.83cm" svg:viewBox="0 0 1275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0 184c0 0 0 32-6 47 0 0-6 15-22 24 0 0-16 8-38 8 0 0-25 0-41-11 0 0-17-11-17-36l24 4c0 0 2 12 10 17 0 0 8 6 24 6 0 0 19 0 28-8 0 0 9-8 11-19 0 0 2-11 2-31 0 0-16 19-41 19 0 0-28 0-46-22 0 0-17-21-17-53 0 0 0-33 17-54 0 0 17-22 47-22 0 0 25 0 42 21v-17h23zM797 184c0 0 16-1 28-14 0 0 12-12 12-42 0 0 0-26-12-40 0 0-11-14-29-14 0 0-17 0-28 14 0 0-11 14-11 40 0 0 0 28 11 42 0 0 12 14 29 14zM963 142h-75v-25h75zM1078 204h-24v-159c0 0-19 18-50 30v-24c0 0 42-20 58-51h16zM1167 99c0 0 17-27 49-27 0 0 25 0 42 19 0 0 17 18 17 46 0 0 0 29-17 50 0 0-17 21-46 21 0 0-29 0-49-22 0 0-21-22-21-78 0 0 0-53 19-81 0 0 18-27 53-27 0 0 23 0 39 13 0 0 16 12 19 37l-25 3c0 0-7-33-34-33 0 0-19 0-33 19 0 0-13 19-13 60zM1212 187c0 0 17 0 27-15 0 0 11-13 11-33 0 0 0-20-11-32 0 0-10-13-28-13 0 0-16 0-28 12 0 0-12 12-12 31 0 0 0 21 12 35 0 0 11 15 29 15z">
          <text:p/>
        </draw:path>
        <draw:polygon draw:style-name="gr2" draw:text-style-name="P2" draw:layer="layout" svg:width="0.593cm" svg:height="0.565cm" svg:x="117.545cm" svg:y="3.245cm" svg:viewBox="0 0 594 566" draw:points="0,0 594,0 594,566 0,566">
          <text:p/>
        </draw:polygon>
        <draw:path draw:style-name="gr3" draw:text-style-name="P3" draw:layer="layout" svg:width="0.161cm" svg:height="0.209cm" svg:x="117.76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18.138cm" svg:y="3.245cm" svg:viewBox="0 0 593 566" draw:points="0,0 593,0 593,566 0,566">
          <text:p/>
        </draw:polygon>
        <draw:path draw:style-name="gr3" draw:text-style-name="P3" draw:layer="layout" svg:width="0.192cm" svg:height="0.202cm" svg:x="118.338cm" svg:y="3.395cm" svg:viewBox="0 0 193 203" svg:d="M193 203h-26v-169h-1l-58 169h-24l-58-172v172h-26v-203h40l48 145c0 0 8 23 9 30 0 0 4-12 11-33l49-142h36z">
          <text:p/>
        </draw:path>
        <draw:polygon draw:style-name="gr2" draw:text-style-name="P2" draw:layer="layout" svg:width="0.593cm" svg:height="0.565cm" svg:x="118.73cm" svg:y="3.245cm" svg:viewBox="0 0 594 566" draw:points="0,0 594,0 594,566 0,566">
          <text:p/>
        </draw:polygon>
        <draw:polygon draw:style-name="gr3" draw:text-style-name="P3" draw:layer="layout" svg:width="0.16cm" svg:height="0.202cm" svg:x="118.94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9.323cm" svg:y="3.245cm" svg:viewBox="0 0 594 566" draw:points="0,0 594,0 594,566 0,566">
          <text:p/>
        </draw:polygon>
        <draw:path draw:style-name="gr3" draw:text-style-name="P3" draw:layer="layout" svg:width="0.26cm" svg:height="0.202cm" svg:x="119.49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19.916cm" svg:y="3.245cm" svg:viewBox="0 0 593 566" draw:points="0,0 593,0 593,566 0,566">
          <text:p/>
        </draw:polygon>
        <draw:polygon draw:style-name="gr3" draw:text-style-name="P3" draw:layer="layout" svg:width="0.16cm" svg:height="0.202cm" svg:x="120.13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20.508cm" svg:y="3.245cm" svg:viewBox="0 0 594 566" draw:points="0,0 594,0 594,566 0,566">
          <text:p/>
        </draw:polygon>
        <draw:polygon draw:style-name="gr3" draw:text-style-name="P3" draw:layer="layout" svg:width="0.136cm" svg:height="0.202cm" svg:x="120.74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21.101cm" svg:y="3.245cm" svg:viewBox="0 0 594 566" draw:points="0,0 594,0 594,566 0,566">
          <text:p/>
        </draw:polygon>
        <draw:path draw:style-name="gr3" draw:text-style-name="P3" draw:layer="layout" svg:width="0.161cm" svg:height="0.209cm" svg:x="121.316cm" svg:y="3.392cm" svg:viewBox="0 0 162 210" svg:d="M130 64c0 0-2-19-14-30 0 0-12-10-35-10 0 0-21 0-34 8 0 0-14 7-14 23 0 0 0 13 10 20 0 0 11 6 39 13 0 0 26 5 41 11 0 0 16 6 27 18 0 0 12 12 12 32 0 0 0 26-21 44 0 0-21 17-54 17 0 0-42 0-65-19 0 0-21-19-22-49l25-3c0 0 2 25 20 36 0 0 17 11 41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4.148cm" svg:height="0.564cm" svg:x="118.138cm" svg:y="2.681cm" svg:viewBox="0 0 4149 565" draw:points="0,0 4149,0 4149,565 0,565">
          <text:p/>
        </draw:polygon>
        <draw:path draw:style-name="gr3" draw:text-style-name="P3" draw:layer="layout" svg:width="1.297cm" svg:height="0.262cm" svg:x="119.562cm" svg:y="2.83cm" svg:viewBox="0 0 1298 263" svg:d="M134 204h-134c0 0 0-17 12-36 0 0 12-17 44-43 0 0 20-17 36-34 0 0 15-17 15-35 0 0 0-16-10-25 0 0-11-11-28-11 0 0-16 0-27 11 0 0-12 10-12 31l-26-4c0 0 3-28 21-43 0 0 18-15 45-15 0 0 30 0 46 16 0 0 17 17 17 40 0 0 0 20-14 40 0 0-14 20-56 53 0 0-21 17-29 30h100zM291 204h-134c0 0 0-17 12-36 0 0 12-17 44-43 0 0 20-17 36-34 0 0 15-17 15-35 0 0 0-16-10-25 0 0-11-11-28-11 0 0-16 0-27 11 0 0-12 10-12 31l-26-4c0 0 3-28 21-43 0 0 18-15 45-15 0 0 30 0 46 16 0 0 17 17 17 40 0 0 0 20-14 40 0 0-14 20-56 53 0 0-21 17-29 30h100zM390 142h-76v-25h76zM589 204h-31l-23-62h-85l-22 62h-29l78-203h29zM527 120c0 0-25-65-28-74 0 0-4-9-7-24h-1c0 0-4 21-11 38l-22 60zM725 204h-22v-22c0 0-17 26-46 26 0 0-15 0-29-7 0 0-13-8-17-21 0 0-4-13-4-32v-91h25v81c0 0 0 19 1 28 0 0 2 8 10 13 0 0 8 7 19 7 0 0 14 0 26-11 0 0 13-9 13-40v-78h24zM884 184c0 0 0 32-6 47 0 0-6 15-22 24 0 0-16 8-38 8 0 0-25 0-42-11 0 0-16-11-16-36l24 4c0 0 1 12 10 17 0 0 8 6 23 6 0 0 20 0 29-8 0 0 9-8 11-19 0 0 1-11 1-31 0 0-15 19-40 19 0 0-29 0-46-22 0 0-17-21-17-53 0 0 0-33 17-54 0 0 16-22 46-22 0 0 26 0 42 21h1v-17h23zM820 184c0 0 16-1 28-14 0 0 13-12 13-42 0 0 0-26-12-40 0 0-12-14-29-14 0 0-18 0-29 14 0 0-11 14-11 40 0 0 0 28 12 42 0 0 11 14 28 14zM987 142h-76v-25h76zM1102 204h-25v-159c0 0-18 18-50 30v-24c0 0 43-20 59-51h16zM1190 99c0 0 17-27 49-27 0 0 24 0 42 19 0 0 17 18 17 46 0 0 0 29-17 50 0 0-18 21-46 21 0 0-29 0-49-22 0 0-21-22-21-78 0 0 0-53 18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121.694cm" svg:y="3.245cm" svg:viewBox="0 0 593 566" draw:points="0,0 593,0 593,566 0,566">
          <text:p/>
        </draw:polygon>
        <draw:path draw:style-name="gr3" draw:text-style-name="P3" draw:layer="layout" svg:width="0.16cm" svg:height="0.209cm" svg:x="121.909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122.286cm" svg:y="3.245cm" svg:viewBox="0 0 594 566" draw:points="0,0 594,0 594,566 0,566">
          <text:p/>
        </draw:polygon>
        <draw:path draw:style-name="gr3" draw:text-style-name="P3" draw:layer="layout" svg:width="0.192cm" svg:height="0.202cm" svg:x="122.487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122.879cm" svg:y="3.245cm" svg:viewBox="0 0 594 566" draw:points="0,0 594,0 594,566 0,566">
          <text:p/>
        </draw:polygon>
        <draw:polygon draw:style-name="gr3" draw:text-style-name="P3" draw:layer="layout" svg:width="0.16cm" svg:height="0.202cm" svg:x="123.09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23.472cm" svg:y="3.245cm" svg:viewBox="0 0 593 566" draw:points="0,0 593,0 593,566 0,566">
          <text:p/>
        </draw:polygon>
        <draw:path draw:style-name="gr3" draw:text-style-name="P3" draw:layer="layout" svg:width="0.26cm" svg:height="0.202cm" svg:x="123.638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24.064cm" svg:y="3.245cm" svg:viewBox="0 0 594 566" draw:points="0,0 594,0 594,566 0,566">
          <text:p/>
        </draw:polygon>
        <draw:polygon draw:style-name="gr3" draw:text-style-name="P3" draw:layer="layout" svg:width="0.16cm" svg:height="0.202cm" svg:x="124.28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24.657cm" svg:y="3.245cm" svg:viewBox="0 0 594 566" draw:points="0,0 594,0 594,566 0,566">
          <text:p/>
        </draw:polygon>
        <draw:polygon draw:style-name="gr3" draw:text-style-name="P3" draw:layer="layout" svg:width="0.136cm" svg:height="0.202cm" svg:x="124.89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125.25cm" svg:y="3.245cm" svg:viewBox="0 0 593 566" draw:points="0,0 593,0 593,566 0,566">
          <text:p/>
        </draw:polygon>
        <draw:path draw:style-name="gr3" draw:text-style-name="P3" draw:layer="layout" svg:width="0.16cm" svg:height="0.209cm" svg:x="125.465cm" svg:y="3.392cm" svg:viewBox="0 0 161 210" svg:d="M130 64c0 0-2-19-14-30 0 0-12-10-35-10 0 0-21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122.286cm" svg:y="2.681cm" svg:viewBox="0 0 4150 565" draw:points="0,0 4150,0 4150,565 0,565">
          <text:p/>
        </draw:polygon>
        <draw:path draw:style-name="gr3" draw:text-style-name="P3" draw:layer="layout" svg:width="1.297cm" svg:height="0.262cm" svg:x="123.711cm" svg:y="2.83cm" svg:viewBox="0 0 1298 263" svg:d="M133 204h-133c0 0 0-17 12-36 0 0 11-17 44-43 0 0 20-17 36-34 0 0 16-17 16-35 0 0 0-16-11-25 0 0-11-11-28-11 0 0-17 0-28 11 0 0-11 10-11 31l-26-4c0 0 3-28 21-43 0 0 17-15 45-15 0 0 29 0 46 16 0 0 17 17 17 40 0 0 0 20-14 40 0 0-14 20-56 53 0 0-22 17-29 30h99zM268 108c0 0-7 12-20 19 0 0-12 8-27 8 0 0-25 0-43-19 0 0-17-18-17-48 0 0 0-30 18-49 0 0 17-19 46-19 0 0 27 0 48 22 0 0 21 22 21 76 0 0 0 55-19 81 0 0-19 29-54 29 0 0-23 0-38-13 0 0-15-13-18-39l23-2c0 0 6 33 34 33 0 0 23 0 35-22 0 0 12-21 12-57zM227 113c0 0 18 0 29-13 0 0 10-13 10-33 0 0 0-20-11-33 0 0-11-14-28-14 0 0-17 0-29 15 0 0-12 14-12 34 0 0 0 19 12 32 0 0 11 12 29 12zM391 142h-76v-25h76zM588 204h-30l-24-62h-84l-22 62h-28l77-203h29zM526 120c0 0-25-65-28-74 0 0-3-9-7-24 0 0-4 21-11 38l-23 60zM725 204h-22v-22c0 0-17 26-47 26 0 0-15 0-28-7 0 0-13-8-17-21 0 0-4-13-4-32v-91h24v81c0 0 0 19 2 28 0 0 2 8 10 13 0 0 8 7 19 7 0 0 14 0 26-11 0 0 12-9 12-40v-78h25zM884 184c0 0 0 32-7 47 0 0-6 15-22 24 0 0-16 8-38 8 0 0-24 0-41-11 0 0-17-11-17-36l25 4c0 0 1 12 9 17 0 0 9 6 24 6 0 0 19 0 28-8 0 0 9-8 11-19 0 0 2-11 2-31 0 0-16 19-40 19 0 0-29 0-46-22 0 0-18-21-18-53 0 0 0-33 17-54 0 0 17-22 47-22 0 0 26 0 42 21h1v-17h23zM820 184c0 0 16-1 28-14 0 0 12-12 12-42 0 0 0-26-11-40 0 0-12-14-29-14 0 0-18 0-29 14 0 0-11 14-11 40 0 0 0 28 11 42 0 0 12 14 29 14zM987 142h-76v-25h76zM1102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125.842cm" svg:y="3.245cm" svg:viewBox="0 0 594 566" draw:points="0,0 594,0 594,566 0,566">
          <text:p/>
        </draw:polygon>
        <draw:path draw:style-name="gr3" draw:text-style-name="P3" draw:layer="layout" svg:width="0.161cm" svg:height="0.209cm" svg:x="126.057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4-9 14-25 0 0 0-16-15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26.435cm" svg:y="3.245cm" svg:viewBox="0 0 594 566" draw:points="0,0 594,0 594,566 0,566">
          <text:p/>
        </draw:polygon>
        <draw:path draw:style-name="gr3" draw:text-style-name="P3" draw:layer="layout" svg:width="0.192cm" svg:height="0.202cm" svg:x="126.635cm" svg:y="3.395cm" svg:viewBox="0 0 193 203" svg:d="M193 203h-25v-169l-59 169h-25l-57-172h-1v172h-26v-203h40l48 145c0 0 9 23 10 30h1c0 0 4-12 11-33l48-142h35z">
          <text:p/>
        </draw:path>
        <draw:polygon draw:style-name="gr2" draw:text-style-name="P2" draw:layer="layout" svg:width="0.592cm" svg:height="0.565cm" svg:x="127.028cm" svg:y="3.245cm" svg:viewBox="0 0 593 566" draw:points="0,0 593,0 593,566 0,566">
          <text:p/>
        </draw:polygon>
        <draw:polygon draw:style-name="gr3" draw:text-style-name="P3" draw:layer="layout" svg:width="0.16cm" svg:height="0.202cm" svg:x="127.24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27.62cm" svg:y="3.245cm" svg:viewBox="0 0 594 566" draw:points="0,0 594,0 594,566 0,566">
          <text:p/>
        </draw:polygon>
        <draw:path draw:style-name="gr3" draw:text-style-name="P3" draw:layer="layout" svg:width="0.26cm" svg:height="0.202cm" svg:x="127.787cm" svg:y="3.395cm" svg:viewBox="0 0 261 203" svg:d="M261 0l-56 203h-25l-44-160c0 0-4-12-5-18l-6 24-43 154h-27l-55-203h27l32 133c0 0 6 27 8 39l1 3c0 0 6-26 9-38l38-137h33l28 103c0 0 11 39 16 72 0 0 3-16 10-45l32-130z">
          <text:p/>
        </draw:path>
        <draw:polygon draw:style-name="gr2" draw:text-style-name="P2" draw:layer="layout" svg:width="0.593cm" svg:height="0.565cm" svg:x="128.213cm" svg:y="3.245cm" svg:viewBox="0 0 594 566" draw:points="0,0 594,0 594,566 0,566">
          <text:p/>
        </draw:polygon>
        <draw:polygon draw:style-name="gr3" draw:text-style-name="P3" draw:layer="layout" svg:width="0.16cm" svg:height="0.202cm" svg:x="128.42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28.806cm" svg:y="3.245cm" svg:viewBox="0 0 593 566" draw:points="0,0 593,0 593,566 0,566">
          <text:p/>
        </draw:polygon>
        <draw:polygon draw:style-name="gr3" draw:text-style-name="P3" draw:layer="layout" svg:width="0.136cm" svg:height="0.202cm" svg:x="129.03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29.398cm" svg:y="3.245cm" svg:viewBox="0 0 594 566" draw:points="0,0 594,0 594,566 0,566">
          <text:p/>
        </draw:polygon>
        <draw:path draw:style-name="gr3" draw:text-style-name="P3" draw:layer="layout" svg:width="0.161cm" svg:height="0.209cm" svg:x="129.613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26.435cm" svg:y="2.681cm" svg:viewBox="0 0 4150 565" draw:points="0,0 4150,0 4150,565 0,565">
          <text:p/>
        </draw:polygon>
        <draw:path draw:style-name="gr3" draw:text-style-name="P3" draw:layer="layout" svg:width="1.137cm" svg:height="0.261cm" svg:x="127.9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0 62c0 0-1-19-13-29 0 0-13-9-36-9 0 0-20 0-33 7 0 0-13 8-13 23 0 0 0 13 10 19 0 0 10 7 38 13 0 0 25 5 41 11 0 0 16 6 27 18 0 0 11 12 11 33 0 0 0 27-20 44 0 0-21 18-54 18 0 0-43 0-64-19 0 0-21-21-22-51l25-2c0 0 2 24 19 35 0 0 17 13 41 13 0 0 22 0 36-10 0 0 14-10 14-26 0 0 0-17-15-24 0 0-14-8-48-15 0 0-34-7-49-21 0 0-16-13-16-35 0 0 0-24 19-39 0 0 19-16 52-16 0 0 34 0 55 15 0 0 20 16 21 45zM573 138h-109c0 0 1 24 13 38 0 0 13 13 31 13 0 0 14 0 24-7 0 0 10-9 15-24l25 3c0 0-6 24-23 36 0 0-16 13-41 13 0 0-33 0-51-21 0 0-19-21-19-56 0 0 0-35 18-56 0 0 18-22 51-22 0 0 16 0 31 8 0 0 15 7 25 24 0 0 10 16 10 51zM548 118c0 0-2-23-14-32 0 0-13-10-27-10 0 0-18 0-29 12 0 0-11 11-13 30zM626 78c0 0 14-23 42-23 0 0 29 0 46 21 0 0 16 21 16 55 0 0 0 36-18 57 0 0-19 22-46 22 0 0-23 0-37-19h-1v71h-25v-203h23zM665 189c0 0 17 0 29-14 0 0 11-16 11-44 0 0 0-27-11-42 0 0-11-14-28-14 0 0-18 0-29 16 0 0-11 16-11 42 0 0 0 27 10 42 0 0 11 14 29 14zM826 144h-76v-25h76zM941 206h-25v-159c0 0-18 18-50 30v-24c0 0 43-20 59-51h16zM1029 101c0 0 17-27 48-27 0 0 25 0 44 19 0 0 17 18 17 46 0 0 0 29-17 50 0 0-19 21-47 21 0 0-29 0-50-22 0 0-20-22-20-78 0 0 0-53 18-81 0 0 19-27 54-27 0 0 23 0 39 13 0 0 16 12 20 37l-25 3c0 0-8-33-35-33 0 0-19 0-33 19 0 0-14 19-14 60zM1073 189c0 0 17 0 28-14 0 0 12-14 12-34 0 0 0-20-12-32 0 0-11-13-28-13 0 0-17 0-29 12 0 0-12 12-12 31 0 0 0 21 12 36 0 0 12 14 29 14z">
          <text:p/>
        </draw:path>
        <draw:polygon draw:style-name="gr2" draw:text-style-name="P2" draw:layer="layout" svg:width="0.593cm" svg:height="0.565cm" svg:x="129.991cm" svg:y="3.245cm" svg:viewBox="0 0 594 566" draw:points="0,0 594,0 594,566 0,566">
          <text:p/>
        </draw:polygon>
        <draw:path draw:style-name="gr3" draw:text-style-name="P3" draw:layer="layout" svg:width="0.161cm" svg:height="0.209cm" svg:x="130.206cm" svg:y="3.392cm" svg:viewBox="0 0 162 210" svg:d="M130 64c0 0-2-19-14-30 0 0-13-10-36-10 0 0-21 0-34 8 0 0-13 7-13 23 0 0 0 13 10 20 0 0 10 6 38 13 0 0 26 5 42 11 0 0 16 6 27 18 0 0 12 12 12 32 0 0 0 26-21 44 0 0-21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0.592cm" svg:height="0.565cm" svg:x="130.584cm" svg:y="3.245cm" svg:viewBox="0 0 593 566" draw:points="0,0 593,0 593,566 0,566">
          <text:p/>
        </draw:polygon>
        <draw:path draw:style-name="gr3" draw:text-style-name="P3" draw:layer="layout" svg:width="0.192cm" svg:height="0.202cm" svg:x="130.7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31.176cm" svg:y="3.245cm" svg:viewBox="0 0 594 566" draw:points="0,0 594,0 594,566 0,566">
          <text:p/>
        </draw:polygon>
        <draw:polygon draw:style-name="gr3" draw:text-style-name="P3" draw:layer="layout" svg:width="0.16cm" svg:height="0.202cm" svg:x="131.39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31.769cm" svg:y="3.245cm" svg:viewBox="0 0 594 566" draw:points="0,0 594,0 594,566 0,566">
          <text:p/>
        </draw:polygon>
        <draw:path draw:style-name="gr3" draw:text-style-name="P3" draw:layer="layout" svg:width="0.26cm" svg:height="0.202cm" svg:x="131.936cm" svg:y="3.395cm" svg:viewBox="0 0 261 203" svg:d="M261 0l-56 203h-26l-44-160c0 0-3-12-4-18h-1l-6 24-42 154h-27l-55-203h28l31 133c0 0 6 27 8 39v3h1c0 0 5-26 8-38l39-137h32l29 103c0 0 11 39 16 72 0 0 3-16 10-45l32-130z">
          <text:p/>
        </draw:path>
        <draw:polygon draw:style-name="gr2" draw:text-style-name="P2" draw:layer="layout" svg:width="0.592cm" svg:height="0.565cm" svg:x="132.362cm" svg:y="3.245cm" svg:viewBox="0 0 593 566" draw:points="0,0 593,0 593,566 0,566">
          <text:p/>
        </draw:polygon>
        <draw:polygon draw:style-name="gr3" draw:text-style-name="P3" draw:layer="layout" svg:width="0.16cm" svg:height="0.202cm" svg:x="132.57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32.954cm" svg:y="3.245cm" svg:viewBox="0 0 594 566" draw:points="0,0 594,0 594,566 0,566">
          <text:p/>
        </draw:polygon>
        <draw:polygon draw:style-name="gr3" draw:text-style-name="P3" draw:layer="layout" svg:width="0.136cm" svg:height="0.202cm" svg:x="133.187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133.547cm" svg:y="3.245cm" svg:viewBox="0 0 594 566" draw:points="0,0 594,0 594,566 0,566">
          <text:p/>
        </draw:polygon>
        <draw:path draw:style-name="gr3" draw:text-style-name="P3" draw:layer="layout" svg:width="0.161cm" svg:height="0.209cm" svg:x="133.762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3-16 0 0 33 0 54 16 0 0 20 16 21 45z">
          <text:p/>
        </draw:path>
        <draw:polygon draw:style-name="gr2" draw:text-style-name="P2" draw:layer="layout" svg:width="4.148cm" svg:height="0.564cm" svg:x="130.584cm" svg:y="2.681cm" svg:viewBox="0 0 4149 565" draw:points="0,0 4149,0 4149,565 0,565">
          <text:p/>
        </draw:polygon>
        <draw:path draw:style-name="gr3" draw:text-style-name="P3" draw:layer="layout" svg:width="1.275cm" svg:height="0.261cm" svg:x="132.0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1-23 0 0 29 0 46 21 0 0 16 21 16 55 0 0 0 36-18 57 0 0-18 22-46 22 0 0-23 0-37-19h-1v71h-25v-203h23v19zM803 189c0 0 17 0 29-14 0 0 11-16 11-44 0 0 0-27-11-42 0 0-11-14-28-14 0 0-18 0-29 16 0 0-11 16-11 42 0 0 0 27 10 42 0 0 11 14 29 14zM964 144h-76v-25h76zM1079 206h-25v-159c0 0-18 18-50 30v-24c0 0 43-20 59-51h16zM1168 101c0 0 17-27 49-27 0 0 24 0 42 19 0 0 17 18 17 46 0 0 0 29-17 50 0 0-18 21-46 21 0 0-29 0-49-22 0 0-21-22-21-78 0 0 0-53 18-81 0 0 19-27 54-27 0 0 23 0 38 13 0 0 16 12 20 37l-25 3c0 0-7-33-34-33 0 0-19 0-33 19 0 0-14 19-14 60zM1213 189c0 0 16 0 27-14 0 0 11-14 11-34 0 0 0-20-11-32 0 0-11-13-29-13 0 0-16 0-28 12 0 0-11 12-11 31 0 0 0 21 11 36 0 0 12 14 30 14z">
          <text:p/>
        </draw:path>
        <draw:polygon draw:style-name="gr2" draw:text-style-name="P2" draw:layer="layout" svg:width="0.592cm" svg:height="0.565cm" svg:x="134.14cm" svg:y="3.245cm" svg:viewBox="0 0 593 566" draw:points="0,0 593,0 593,566 0,566">
          <text:p/>
        </draw:polygon>
        <draw:path draw:style-name="gr3" draw:text-style-name="P3" draw:layer="layout" svg:width="0.16cm" svg:height="0.209cm" svg:x="134.355cm" svg:y="3.392cm" svg:viewBox="0 0 161 210" svg:d="M130 64c0 0-2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134.732cm" svg:y="3.245cm" svg:viewBox="0 0 594 566" draw:points="0,0 594,0 594,566 0,566">
          <text:p/>
        </draw:polygon>
        <draw:path draw:style-name="gr3" draw:text-style-name="P3" draw:layer="layout" svg:width="0.192cm" svg:height="0.202cm" svg:x="134.933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135.325cm" svg:y="3.245cm" svg:viewBox="0 0 594 566" draw:points="0,0 594,0 594,566 0,566">
          <text:p/>
        </draw:polygon>
        <draw:polygon draw:style-name="gr3" draw:text-style-name="P3" draw:layer="layout" svg:width="0.16cm" svg:height="0.202cm" svg:x="135.54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35.918cm" svg:y="3.245cm" svg:viewBox="0 0 593 566" draw:points="0,0 593,0 593,566 0,566">
          <text:p/>
        </draw:polygon>
        <draw:path draw:style-name="gr3" draw:text-style-name="P3" draw:layer="layout" svg:width="0.26cm" svg:height="0.202cm" svg:x="136.084cm" svg:y="3.395cm" svg:viewBox="0 0 261 203" svg:d="M261 0l-56 203h-25l-44-160c0 0-4-12-5-18l-6 24-43 154h-27l-55-203h29l31 133c0 0 6 27 8 39v3c0 0 6-26 9-38l39-137h32l29 103c0 0 11 39 15 72h1c0 0 3-16 10-45l31-130z">
          <text:p/>
        </draw:path>
        <draw:polygon draw:style-name="gr2" draw:text-style-name="P2" draw:layer="layout" svg:width="0.593cm" svg:height="0.565cm" svg:x="136.51cm" svg:y="3.245cm" svg:viewBox="0 0 594 566" draw:points="0,0 594,0 594,566 0,566">
          <text:p/>
        </draw:polygon>
        <draw:polygon draw:style-name="gr3" draw:text-style-name="P3" draw:layer="layout" svg:width="0.16cm" svg:height="0.202cm" svg:x="136.72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37.103cm" svg:y="3.245cm" svg:viewBox="0 0 594 566" draw:points="0,0 594,0 594,566 0,566">
          <text:p/>
        </draw:polygon>
        <draw:polygon draw:style-name="gr3" draw:text-style-name="P3" draw:layer="layout" svg:width="0.136cm" svg:height="0.202cm" svg:x="137.33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37.696cm" svg:y="3.245cm" svg:viewBox="0 0 593 566" draw:points="0,0 593,0 593,566 0,566">
          <text:p/>
        </draw:polygon>
        <draw:path draw:style-name="gr3" draw:text-style-name="P3" draw:layer="layout" svg:width="0.16cm" svg:height="0.209cm" svg:x="137.911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134.732cm" svg:y="2.681cm" svg:viewBox="0 0 4150 565" draw:points="0,0 4150,0 4150,565 0,565">
          <text:p/>
        </draw:polygon>
        <draw:path draw:style-name="gr3" draw:text-style-name="P3" draw:layer="layout" svg:width="1.275cm" svg:height="0.261cm" svg:x="136.1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8 144h-76v-25h76zM518 62c0 0-1-19-14-29 0 0-12-9-35-9 0 0-20 0-34 7 0 0-12 8-12 23 0 0 0 13 10 19 0 0 10 7 38 13 0 0 25 5 41 11 0 0 16 6 27 18 0 0 11 12 11 33 0 0 0 27-20 44 0 0-21 18-55 18 0 0-42 0-63-19 0 0-21-21-23-51l26-2c0 0 1 24 18 35 0 0 17 13 41 13 0 0 23 0 37-10 0 0 14-10 14-26 0 0 0-17-15-24 0 0-14-8-48-15 0 0-35-7-50-21 0 0-15-13-15-35 0 0 0-24 19-39 0 0 19-16 52-16 0 0 34 0 54 15 0 0 21 16 22 45zM711 138h-110c0 0 2 24 14 38 0 0 12 13 31 13 0 0 14 0 24-7 0 0 10-9 15-24l25 3c0 0-6 24-23 36 0 0-16 13-41 13 0 0-33 0-51-21 0 0-19-21-19-56 0 0 0-35 18-56 0 0 18-22 51-22 0 0 16 0 30 8 0 0 15 7 25 24 0 0 11 16 11 51zM685 118c0 0-1-23-14-32 0 0-12-10-26-10 0 0-18 0-29 12 0 0-12 11-13 30zM764 78c0 0 15-23 43-23 0 0 29 0 45 21 0 0 17 21 17 55 0 0 0 36-18 57 0 0-19 22-46 22 0 0-23 0-39-19v71h-25v-203h23zM804 189c0 0 17 0 28-14 0 0 12-16 12-44 0 0 0-27-11-42 0 0-11-14-28-14 0 0-18 0-30 16 0 0-12 16-12 42 0 0 0 27 11 42 0 0 12 14 30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138.288cm" svg:y="3.245cm" svg:viewBox="0 0 594 566" draw:points="0,0 594,0 594,566 0,566">
          <text:p/>
        </draw:polygon>
        <draw:path draw:style-name="gr3" draw:text-style-name="P3" draw:layer="layout" svg:width="0.161cm" svg:height="0.209cm" svg:x="138.503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138.881cm" svg:y="3.245cm" svg:viewBox="0 0 594 566" draw:points="0,0 594,0 594,566 0,566">
          <text:p/>
        </draw:polygon>
        <draw:path draw:style-name="gr3" draw:text-style-name="P3" draw:layer="layout" svg:width="0.192cm" svg:height="0.202cm" svg:x="139.0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39.474cm" svg:y="3.245cm" svg:viewBox="0 0 593 566" draw:points="0,0 593,0 593,566 0,566">
          <text:p/>
        </draw:polygon>
        <draw:polygon draw:style-name="gr3" draw:text-style-name="P3" draw:layer="layout" svg:width="0.16cm" svg:height="0.202cm" svg:x="139.6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40.066cm" svg:y="3.245cm" svg:viewBox="0 0 594 566" draw:points="0,0 594,0 594,566 0,566">
          <text:p/>
        </draw:polygon>
        <draw:path draw:style-name="gr3" draw:text-style-name="P3" draw:layer="layout" svg:width="0.26cm" svg:height="0.202cm" svg:x="140.233cm" svg:y="3.395cm" svg:viewBox="0 0 261 203" svg:d="M261 0l-56 203h-25l-44-160c0 0-4-12-5-18l-6 24-43 154h-27l-55-203h28l31 133c0 0 6 27 8 39l1 3c0 0 6-26 9-38l38-137h33l28 103c0 0 11 39 16 72 0 0 3-16 10-45l32-130z">
          <text:p/>
        </draw:path>
        <draw:polygon draw:style-name="gr2" draw:text-style-name="P2" draw:layer="layout" svg:width="0.593cm" svg:height="0.565cm" svg:x="140.659cm" svg:y="3.245cm" svg:viewBox="0 0 594 566" draw:points="0,0 594,0 594,566 0,566">
          <text:p/>
        </draw:polygon>
        <draw:polygon draw:style-name="gr3" draw:text-style-name="P3" draw:layer="layout" svg:width="0.16cm" svg:height="0.202cm" svg:x="140.87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41.252cm" svg:y="3.245cm" svg:viewBox="0 0 593 566" draw:points="0,0 593,0 593,566 0,566">
          <text:p/>
        </draw:polygon>
        <draw:polygon draw:style-name="gr3" draw:text-style-name="P3" draw:layer="layout" svg:width="0.136cm" svg:height="0.202cm" svg:x="141.485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41.844cm" svg:y="3.245cm" svg:viewBox="0 0 594 566" draw:points="0,0 594,0 594,566 0,566">
          <text:p/>
        </draw:polygon>
        <draw:path draw:style-name="gr3" draw:text-style-name="P3" draw:layer="layout" svg:width="0.161cm" svg:height="0.209cm" svg:x="142.059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138.881cm" svg:y="2.681cm" svg:viewBox="0 0 4150 565" draw:points="0,0 4150,0 4150,565 0,565">
          <text:p/>
        </draw:polygon>
        <draw:path draw:style-name="gr3" draw:text-style-name="P3" draw:layer="layout" svg:width="1.298cm" svg:height="0.261cm" svg:x="140.305cm" svg:y="2.828cm" svg:viewBox="0 0 1299 262" svg:d="M134 206h-134c0 0 0-17 12-36 0 0 12-17 45-43 0 0 19-17 35-34 0 0 16-17 16-35 0 0 0-16-11-25 0 0-11-11-27-11 0 0-17 0-28 11 0 0-11 10-11 31l-26-4c0 0 2-28 20-43 0 0 18-15 45-15 0 0 30 0 47 16 0 0 16 17 16 40 0 0 0 20-14 40 0 0-14 20-55 53 0 0-22 17-30 31h100zM185 101c0 0 17-27 49-27 0 0 25 0 42 19 0 0 17 18 17 46 0 0 0 29-17 50 0 0-17 21-46 21 0 0-29 0-49-22 0 0-21-22-21-78 0 0 0-53 19-81 0 0 18-27 53-27 0 0 23 0 39 13 0 0 16 12 19 37l-25 3c0 0-7-33-34-33 0 0-19 0-33 19 0 0-13 19-13 60zM230 189c0 0 17 0 27-14 0 0 11-14 11-34 0 0 0-20-11-32 0 0-10-13-28-13 0 0-16 0-28 12 0 0-12 12-12 31 0 0 0 21 11 36 0 0 12 14 30 14zM390 144h-75v-25h75zM542 62c0 0-2-19-14-29 0 0-12-9-35-9 0 0-21 0-34 7 0 0-13 8-13 23 0 0 0 13 10 19 0 0 11 7 38 13 0 0 26 5 41 11 0 0 16 6 27 18 0 0 12 12 12 33 0 0 0 27-21 44 0 0-20 18-54 18 0 0-42 0-64-19 0 0-22-21-23-51l26-2c0 0 2 24 19 35 0 0 17 13 41 13 0 0 23 0 36-10 0 0 14-10 14-26 0 0 0-17-14-24 0 0-15-8-49-15 0 0-34-7-49-21 0 0-15-13-15-35 0 0 0-24 19-39 0 0 19-16 52-16 0 0 33 0 54 15 0 0 20 16 22 45zM735 138h-110c0 0 1 24 14 38 0 0 12 13 31 13 0 0 14 0 23-7 0 0 10-9 15-24l26 3c0 0-6 24-23 36 0 0-17 13-41 13 0 0-33 0-52-21 0 0-18-21-18-56 0 0 0-35 18-56 0 0 18-22 50-22 0 0 16 0 31 8 0 0 15 7 25 24 0 0 11 16 11 51zM709 118c0 0-2-23-14-32 0 0-12-10-27-10 0 0-17 0-29 12 0 0-11 11-13 30zM788 78c0 0 14-23 42-23 0 0 28 0 45 21 0 0 17 21 17 55 0 0 0 36-19 57 0 0-18 22-45 22 0 0-24 0-38-19v71h-25v-203h22v19zM826 189c0 0 18 0 29-14 0 0 12-16 12-44 0 0 0-27-12-42 0 0-11-14-28-14 0 0-17 0-29 16 0 0-11 16-11 42 0 0 0 27 11 42 0 0 11 14 28 14zM987 144h-75v-25h75zM1102 206h-24v-159c0 0-19 18-50 30v-24c0 0 42-20 58-51h16zM1190 101c0 0 17-27 49-27 0 0 25 0 42 19 0 0 18 18 18 46 0 0 0 29-18 50 0 0-17 21-46 21 0 0-29 0-49-22 0 0-21-22-21-78 0 0 0-53 19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142.437cm" svg:y="3.245cm" svg:viewBox="0 0 594 566" draw:points="0,0 594,0 594,566 0,566">
          <text:p/>
        </draw:polygon>
        <draw:path draw:style-name="gr3" draw:text-style-name="P3" draw:layer="layout" svg:width="0.161cm" svg:height="0.209cm" svg:x="142.652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143.03cm" svg:y="3.245cm" svg:viewBox="0 0 593 566" draw:points="0,0 593,0 593,566 0,566">
          <text:p/>
        </draw:polygon>
        <draw:path draw:style-name="gr3" draw:text-style-name="P3" draw:layer="layout" svg:width="0.192cm" svg:height="0.202cm" svg:x="143.23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43.622cm" svg:y="3.245cm" svg:viewBox="0 0 594 566" draw:points="0,0 594,0 594,566 0,566">
          <text:p/>
        </draw:polygon>
        <draw:polygon draw:style-name="gr3" draw:text-style-name="P3" draw:layer="layout" svg:width="0.16cm" svg:height="0.202cm" svg:x="143.83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44.215cm" svg:y="3.245cm" svg:viewBox="0 0 594 566" draw:points="0,0 594,0 594,566 0,566">
          <text:p/>
        </draw:polygon>
        <draw:path draw:style-name="gr3" draw:text-style-name="P3" draw:layer="layout" svg:width="0.26cm" svg:height="0.202cm" svg:x="144.382cm" svg:y="3.395cm" svg:viewBox="0 0 261 203" svg:d="M261 0l-56 203h-26l-44-160c0 0-3-12-4-18h-1l-6 24-42 154h-27l-55-203h28l31 133c0 0 6 27 8 39v3h1c0 0 5-26 8-38l39-137h32l29 103c0 0 11 39 16 72 0 0 3-16 10-45l32-130z">
          <text:p/>
        </draw:path>
        <draw:polygon draw:style-name="gr2" draw:text-style-name="P2" draw:layer="layout" svg:width="0.592cm" svg:height="0.565cm" svg:x="144.808cm" svg:y="3.245cm" svg:viewBox="0 0 593 566" draw:points="0,0 593,0 593,566 0,566">
          <text:p/>
        </draw:polygon>
        <draw:polygon draw:style-name="gr3" draw:text-style-name="P3" draw:layer="layout" svg:width="0.16cm" svg:height="0.202cm" svg:x="145.02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45.4cm" svg:y="3.245cm" svg:viewBox="0 0 594 566" draw:points="0,0 594,0 594,566 0,566">
          <text:p/>
        </draw:polygon>
        <draw:polygon draw:style-name="gr3" draw:text-style-name="P3" draw:layer="layout" svg:width="0.136cm" svg:height="0.202cm" svg:x="145.63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45.993cm" svg:y="3.245cm" svg:viewBox="0 0 594 566" draw:points="0,0 594,0 594,566 0,566">
          <text:p/>
        </draw:polygon>
        <draw:path draw:style-name="gr3" draw:text-style-name="P3" draw:layer="layout" svg:width="0.161cm" svg:height="0.209cm" svg:x="146.208cm" svg:y="3.392cm" svg:viewBox="0 0 162 210" svg:d="M130 64c0 0-2-19-14-30 0 0-13-10-36-10 0 0-21 0-34 8 0 0-13 7-13 23 0 0 0 13 10 20 0 0 10 6 38 13 0 0 26 5 42 11 0 0 16 6 27 18 0 0 12 12 12 32 0 0 0 26-21 44 0 0-21 17-55 17 0 0-42 0-64-19 0 0-21-19-22-49l25-3c0 0 2 25 19 36 0 0 17 11 41 11 0 0 22 0 37-10 0 0 14-9 14-25 0 0 0-16-14-24 0 0-16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143.03cm" svg:y="2.681cm" svg:viewBox="0 0 4149 565" draw:points="0,0 4149,0 4149,565 0,565">
          <text:p/>
        </draw:polygon>
        <draw:path draw:style-name="gr3" draw:text-style-name="P3" draw:layer="layout" svg:width="1.074cm" svg:height="0.209cm" svg:x="144.567cm" svg:y="2.828cm" svg:viewBox="0 0 1075 210" svg:d="M95 96c0 0 19 3 28 18 0 0 10 14 10 31 0 0 0 28-20 47 0 0-20 18-48 18 0 0-27 0-44-16 0 0-18-17-21-42l25-4c0 0 4 20 14 30 0 0 10 11 26 11 0 0 17 0 29-13 0 0 12-12 12-30 0 0 0-17-11-28 0 0-11-11-28-11 0 0-7 0-18 2l3-21c0 0 10 0 16-1 0 0 6-1 13-5 0 0 7-4 12-11 0 0 4-7 4-17 0 0 0-15-10-23 0 0-10-9-23-9 0 0-15 0-24 10 0 0-10 9-12 27l-25-4c0 0 5-27 21-40 0 0 17-13 40-13 0 0 25 0 42 15 0 0 17 16 17 38 0 0 0 28-28 40zM230 144h-76v-25h76zM349 0c0 0 43 0 70 28 0 0 27 29 27 76 0 0 0 47-27 76 0 0-28 30-70 30 0 0-43 0-70-31 0 0-27-30-27-72 0 0 0-50 27-79 0 0 27-28 70-28zM349 186c0 0 31 0 50-22 0 0 19-21 19-60 0 0 0-39-20-60 0 0-19-22-49-22 0 0-30 0-49 21 0 0-20 21-20 64 0 0 0 35 19 57 0 0 19 22 50 22zM597 155c0 0-5 27-22 42 0 0-17 13-39 13 0 0-32 0-49-21 0 0-17-22-17-57 0 0 0-28 10-45 0 0 10-17 25-24 0 0 15-8 31-8 0 0 23 0 39 12 0 0 16 12 20 35l-24 4c0 0-4-15-12-23 0 0-9-7-22-7 0 0-20 0-31 15 0 0-11 14-11 41 0 0 0 27 11 41 0 0 10 16 30 16 0 0 16 0 25-10 0 0 9-9 12-28zM676 206c0 0-11 2-19 2 0 0-16 0-24-6 0 0-7-5-9-15 0 0-2-9-2-25v-84h-18v-19h18v-37l25-15v52h25v19h-25v85c0 0 0 12 3 16 0 0 2 5 11 5 0 0 6 0 11-1zM763 144h-76v-25h76zM879 206h-25v-159c0 0-19 18-51 30v-24c0 0 44-20 60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146.586cm" svg:y="3.245cm" svg:viewBox="0 0 593 566" draw:points="0,0 593,0 593,566 0,566">
          <text:p/>
        </draw:polygon>
        <draw:path draw:style-name="gr3" draw:text-style-name="P3" draw:layer="layout" svg:width="0.16cm" svg:height="0.209cm" svg:x="146.801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147.178cm" svg:y="3.245cm" svg:viewBox="0 0 594 566" draw:points="0,0 594,0 594,566 0,566">
          <text:p/>
        </draw:polygon>
        <draw:path draw:style-name="gr3" draw:text-style-name="P3" draw:layer="layout" svg:width="0.192cm" svg:height="0.202cm" svg:x="147.379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147.771cm" svg:y="3.245cm" svg:viewBox="0 0 594 566" draw:points="0,0 594,0 594,566 0,566">
          <text:p/>
        </draw:polygon>
        <draw:polygon draw:style-name="gr3" draw:text-style-name="P3" draw:layer="layout" svg:width="0.16cm" svg:height="0.202cm" svg:x="147.987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148.364cm" svg:y="3.245cm" svg:viewBox="0 0 593 566" draw:points="0,0 593,0 593,566 0,566">
          <text:p/>
        </draw:polygon>
        <draw:path draw:style-name="gr3" draw:text-style-name="P3" draw:layer="layout" svg:width="0.26cm" svg:height="0.202cm" svg:x="148.53cm" svg:y="3.395cm" svg:viewBox="0 0 261 203" svg:d="M261 0l-56 203h-25l-44-160c0 0-4-12-5-18l-6 24-43 154h-27l-55-203h29l31 133c0 0 6 27 8 39v3c0 0 6-26 9-38l39-137h32l29 103c0 0 11 39 15 72h1c0 0 3-16 10-45l31-130z">
          <text:p/>
        </draw:path>
        <draw:polygon draw:style-name="gr2" draw:text-style-name="P2" draw:layer="layout" svg:width="0.593cm" svg:height="0.565cm" svg:x="148.956cm" svg:y="3.245cm" svg:viewBox="0 0 594 566" draw:points="0,0 594,0 594,566 0,566">
          <text:p/>
        </draw:polygon>
        <draw:polygon draw:style-name="gr3" draw:text-style-name="P3" draw:layer="layout" svg:width="0.16cm" svg:height="0.202cm" svg:x="149.17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49.549cm" svg:y="3.245cm" svg:viewBox="0 0 594 566" draw:points="0,0 594,0 594,566 0,566">
          <text:p/>
        </draw:polygon>
        <draw:polygon draw:style-name="gr3" draw:text-style-name="P3" draw:layer="layout" svg:width="0.136cm" svg:height="0.202cm" svg:x="149.782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150.142cm" svg:y="3.245cm" svg:viewBox="0 0 593 566" draw:points="0,0 593,0 593,566 0,566">
          <text:p/>
        </draw:polygon>
        <draw:path draw:style-name="gr3" draw:text-style-name="P3" draw:layer="layout" svg:width="0.16cm" svg:height="0.209cm" svg:x="150.357cm" svg:y="3.392cm" svg:viewBox="0 0 161 210" svg:d="M130 64c0 0-2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147.178cm" svg:y="2.681cm" svg:viewBox="0 0 4150 565" draw:points="0,0 4150,0 4150,565 0,565">
          <text:p/>
        </draw:polygon>
        <draw:path draw:style-name="gr3" draw:text-style-name="P3" draw:layer="layout" svg:width="1.211cm" svg:height="0.209cm" svg:x="148.6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3 206c0 0-11 2-19 2 0 0-16 0-24-6 0 0-7-5-8-15 0 0-2-9-2-25v-84h-18v-19h18v-37l24-15v52h25v19h-25v85c0 0 0 12 3 16 0 0 2 5 11 5 0 0 6 0 11-1zM900 144h-76v-25h76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150.734cm" svg:y="3.245cm" svg:viewBox="0 0 594 566" draw:points="0,0 594,0 594,566 0,566">
          <text:p/>
        </draw:polygon>
        <draw:path draw:style-name="gr3" draw:text-style-name="P3" draw:layer="layout" svg:width="0.161cm" svg:height="0.209cm" svg:x="150.949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4-9 14-25 0 0 0-16-15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151.327cm" svg:y="3.245cm" svg:viewBox="0 0 594 566" draw:points="0,0 594,0 594,566 0,566">
          <text:p/>
        </draw:polygon>
        <draw:path draw:style-name="gr3" draw:text-style-name="P3" draw:layer="layout" svg:width="0.192cm" svg:height="0.202cm" svg:x="151.527cm" svg:y="3.395cm" svg:viewBox="0 0 193 203" svg:d="M193 203h-25v-169l-59 169h-24l-58-172h-1v172h-26v-203h41l48 145c0 0 8 23 9 30h1c0 0 4-12 11-33l48-142h35z">
          <text:p/>
        </draw:path>
        <draw:polygon draw:style-name="gr2" draw:text-style-name="P2" draw:layer="layout" svg:width="0.592cm" svg:height="0.565cm" svg:x="151.92cm" svg:y="3.245cm" svg:viewBox="0 0 593 566" draw:points="0,0 593,0 593,566 0,566">
          <text:p/>
        </draw:polygon>
        <draw:polygon draw:style-name="gr3" draw:text-style-name="P3" draw:layer="layout" svg:width="0.16cm" svg:height="0.202cm" svg:x="152.13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52.512cm" svg:y="3.245cm" svg:viewBox="0 0 594 566" draw:points="0,0 594,0 594,566 0,566">
          <text:p/>
        </draw:polygon>
        <draw:path draw:style-name="gr3" draw:text-style-name="P3" draw:layer="layout" svg:width="0.26cm" svg:height="0.202cm" svg:x="152.679cm" svg:y="3.395cm" svg:viewBox="0 0 261 203" svg:d="M261 0l-56 203h-25l-44-160c0 0-4-12-5-18l-6 24-43 154h-27l-55-203h28l31 133c0 0 6 27 8 39l1 3c0 0 6-26 9-38l38-137h33l29 103c0 0 10 39 15 72 0 0 3-16 10-45l32-130z">
          <text:p/>
        </draw:path>
        <draw:polygon draw:style-name="gr2" draw:text-style-name="P2" draw:layer="layout" svg:width="0.593cm" svg:height="0.565cm" svg:x="153.105cm" svg:y="3.245cm" svg:viewBox="0 0 594 566" draw:points="0,0 594,0 594,566 0,566">
          <text:p/>
        </draw:polygon>
        <draw:polygon draw:style-name="gr3" draw:text-style-name="P3" draw:layer="layout" svg:width="0.16cm" svg:height="0.202cm" svg:x="153.32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53.698cm" svg:y="3.245cm" svg:viewBox="0 0 593 566" draw:points="0,0 593,0 593,566 0,566">
          <text:p/>
        </draw:polygon>
        <draw:polygon draw:style-name="gr3" draw:text-style-name="P3" draw:layer="layout" svg:width="0.136cm" svg:height="0.202cm" svg:x="153.93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54.29cm" svg:y="3.245cm" svg:viewBox="0 0 594 566" draw:points="0,0 594,0 594,566 0,566">
          <text:p/>
        </draw:polygon>
        <draw:path draw:style-name="gr3" draw:text-style-name="P3" draw:layer="layout" svg:width="0.161cm" svg:height="0.209cm" svg:x="154.505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151.327cm" svg:y="2.681cm" svg:viewBox="0 0 4150 565" draw:points="0,0 4150,0 4150,565 0,565">
          <text:p/>
        </draw:polygon>
        <draw:path draw:style-name="gr3" draw:text-style-name="P3" draw:layer="layout" svg:width="1.212cm" svg:height="0.209cm" svg:x="152.805cm" svg:y="2.828cm" svg:viewBox="0 0 1213 210" svg:d="M75 206h-25v-159c0 0-18 18-50 30v-24c0 0 43-20 59-51h16zM270 25c0 0-30 33-51 81 0 0-22 48-26 100h-25c0 0 0-42 20-91 0 0 19-50 50-85h-98v-24h130zM368 144h-76v-25h76zM488 0c0 0 42 0 70 28 0 0 26 29 26 76 0 0 0 47-27 76 0 0-27 30-69 30 0 0-44 0-70-31 0 0-27-30-27-72 0 0 0-50 27-79 0 0 27-28 70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154.883cm" svg:y="3.245cm" svg:viewBox="0 0 594 566" draw:points="0,0 594,0 594,566 0,566">
          <text:p/>
        </draw:polygon>
        <draw:path draw:style-name="gr3" draw:text-style-name="P3" draw:layer="layout" svg:width="0.161cm" svg:height="0.209cm" svg:x="155.098cm" svg:y="3.392cm" svg:viewBox="0 0 162 210" svg:d="M130 64c0 0-2-19-14-30 0 0-12-10-35-10 0 0-21 0-34 8 0 0-13 7-13 23 0 0 0 13 10 20 0 0 10 6 38 13 0 0 26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0.592cm" svg:height="0.565cm" svg:x="155.476cm" svg:y="3.245cm" svg:viewBox="0 0 593 566" draw:points="0,0 593,0 593,566 0,566">
          <text:p/>
        </draw:polygon>
        <draw:path draw:style-name="gr3" draw:text-style-name="P3" draw:layer="layout" svg:width="0.192cm" svg:height="0.202cm" svg:x="155.676cm" svg:y="3.395cm" svg:viewBox="0 0 193 203" svg:d="M193 203h-25v-169h-1l-58 169h-25l-58-172v172h-26v-203h40l49 145c0 0 8 23 9 30 0 0 4-12 11-33l48-142h36z">
          <text:p/>
        </draw:path>
        <draw:polygon draw:style-name="gr2" draw:text-style-name="P2" draw:layer="layout" svg:width="0.593cm" svg:height="0.565cm" svg:x="156.068cm" svg:y="3.245cm" svg:viewBox="0 0 594 566" draw:points="0,0 594,0 594,566 0,566">
          <text:p/>
        </draw:polygon>
        <draw:polygon draw:style-name="gr3" draw:text-style-name="P3" draw:layer="layout" svg:width="0.16cm" svg:height="0.202cm" svg:x="156.28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56.661cm" svg:y="3.245cm" svg:viewBox="0 0 594 566" draw:points="0,0 594,0 594,566 0,566">
          <text:p/>
        </draw:polygon>
        <draw:path draw:style-name="gr3" draw:text-style-name="P3" draw:layer="layout" svg:width="0.26cm" svg:height="0.202cm" svg:x="156.828cm" svg:y="3.395cm" svg:viewBox="0 0 261 203" svg:d="M261 0l-57 203h-26l-44-160c0 0-3-12-4-18h-1l-6 24-42 154h-27l-54-203h27l31 133c0 0 6 27 8 39v3h1c0 0 5-26 8-38l39-137h32l29 103c0 0 11 39 16 72 0 0 3-16 10-45l32-130z">
          <text:p/>
        </draw:path>
        <draw:polygon draw:style-name="gr2" draw:text-style-name="P2" draw:layer="layout" svg:width="0.592cm" svg:height="0.565cm" svg:x="157.254cm" svg:y="3.245cm" svg:viewBox="0 0 593 566" draw:points="0,0 593,0 593,566 0,566">
          <text:p/>
        </draw:polygon>
        <draw:polygon draw:style-name="gr3" draw:text-style-name="P3" draw:layer="layout" svg:width="0.16cm" svg:height="0.202cm" svg:x="157.4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57.846cm" svg:y="3.245cm" svg:viewBox="0 0 594 566" draw:points="0,0 594,0 594,566 0,566">
          <text:p/>
        </draw:polygon>
        <draw:polygon draw:style-name="gr3" draw:text-style-name="P3" draw:layer="layout" svg:width="0.136cm" svg:height="0.202cm" svg:x="158.079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158.439cm" svg:y="3.245cm" svg:viewBox="0 0 594 566" draw:points="0,0 594,0 594,566 0,566">
          <text:p/>
        </draw:polygon>
        <draw:path draw:style-name="gr3" draw:text-style-name="P3" draw:layer="layout" svg:width="0.161cm" svg:height="0.209cm" svg:x="158.654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10" draw:text-style-name="P6" draw:layer="layout" svg:width="0.592cm" svg:height="18.683cm" svg:x="0.79cm" svg:y="3.81cm" svg:viewBox="0 0 593 18684" draw:points="0,0 593,0 593,18684 0,18684">
          <text:p/>
        </draw:polygon>
        <draw:polygon draw:style-name="gr10" draw:text-style-name="P6" draw:layer="layout" svg:width="0.593cm" svg:height="18.683cm" svg:x="1.382cm" svg:y="3.81cm" svg:viewBox="0 0 594 18684" draw:points="0,0 594,0 594,18684 0,18684">
          <text:p/>
        </draw:polygon>
        <draw:polygon draw:style-name="gr9" draw:text-style-name="P3" draw:layer="layout" svg:width="0.593cm" svg:height="18.683cm" svg:x="1.975cm" svg:y="3.81cm" svg:viewBox="0 0 594 18684" draw:points="0,0 594,0 594,18684 0,18684">
          <text:p/>
        </draw:polygon>
        <draw:polygon draw:style-name="gr9" draw:text-style-name="P3" draw:layer="layout" svg:width="0.592cm" svg:height="18.683cm" svg:x="2.568cm" svg:y="3.81cm" svg:viewBox="0 0 593 18684" draw:points="0,0 593,0 593,18684 0,18684">
          <text:p/>
        </draw:polygon>
        <draw:polygon draw:style-name="gr9" draw:text-style-name="P3" draw:layer="layout" svg:width="0.593cm" svg:height="18.683cm" svg:x="3.16cm" svg:y="3.81cm" svg:viewBox="0 0 594 18684" draw:points="0,0 594,0 594,18684 0,18684">
          <text:p/>
        </draw:polygon>
        <draw:polygon draw:style-name="gr9" draw:text-style-name="P3" draw:layer="layout" svg:width="0.593cm" svg:height="18.683cm" svg:x="3.753cm" svg:y="3.81cm" svg:viewBox="0 0 594 18684" draw:points="0,0 594,0 594,18684 0,18684">
          <text:p/>
        </draw:polygon>
        <draw:polygon draw:style-name="gr9" draw:text-style-name="P3" draw:layer="layout" svg:width="0.592cm" svg:height="18.683cm" svg:x="4.346cm" svg:y="3.81cm" svg:viewBox="0 0 593 18684" draw:points="0,0 593,0 593,18684 0,18684">
          <text:p/>
        </draw:polygon>
        <draw:polygon draw:style-name="gr10" draw:text-style-name="P6" draw:layer="layout" svg:width="0.593cm" svg:height="18.683cm" svg:x="4.938cm" svg:y="3.81cm" svg:viewBox="0 0 594 18684" draw:points="0,0 594,0 594,18684 0,18684">
          <text:p/>
        </draw:polygon>
        <draw:line draw:style-name="gr11" draw:text-style-name="P1" draw:layer="layout" svg:x1="1.975cm" svg:y1="3.81cm" svg:x2="1.975cm" svg:y2="22.493cm">
          <text:p/>
        </draw:line>
        <draw:polygon draw:style-name="gr10" draw:text-style-name="P6" draw:layer="layout" svg:width="0.593cm" svg:height="18.683cm" svg:x="5.531cm" svg:y="3.81cm" svg:viewBox="0 0 594 18684" draw:points="0,0 594,0 594,18684 0,18684">
          <text:p/>
        </draw:polygon>
        <draw:polygon draw:style-name="gr9" draw:text-style-name="P3" draw:layer="layout" svg:width="0.592cm" svg:height="18.683cm" svg:x="6.124cm" svg:y="3.81cm" svg:viewBox="0 0 593 18684" draw:points="0,0 593,0 593,18684 0,18684">
          <text:p/>
        </draw:polygon>
        <draw:polygon draw:style-name="gr9" draw:text-style-name="P3" draw:layer="layout" svg:width="0.593cm" svg:height="18.683cm" svg:x="6.716cm" svg:y="3.81cm" svg:viewBox="0 0 594 18684" draw:points="0,0 594,0 594,18684 0,18684">
          <text:p/>
        </draw:polygon>
        <draw:polygon draw:style-name="gr9" draw:text-style-name="P3" draw:layer="layout" svg:width="0.593cm" svg:height="18.683cm" svg:x="7.309cm" svg:y="3.81cm" svg:viewBox="0 0 594 18684" draw:points="0,0 594,0 594,18684 0,18684">
          <text:p/>
        </draw:polygon>
        <draw:polygon draw:style-name="gr9" draw:text-style-name="P3" draw:layer="layout" svg:width="0.592cm" svg:height="18.683cm" svg:x="7.902cm" svg:y="3.81cm" svg:viewBox="0 0 593 18684" draw:points="0,0 593,0 593,18684 0,18684">
          <text:p/>
        </draw:polygon>
        <draw:polygon draw:style-name="gr9" draw:text-style-name="P3" draw:layer="layout" svg:width="0.593cm" svg:height="18.683cm" svg:x="8.494cm" svg:y="3.81cm" svg:viewBox="0 0 594 18684" draw:points="0,0 594,0 594,18684 0,18684">
          <text:p/>
        </draw:polygon>
        <draw:polygon draw:style-name="gr10" draw:text-style-name="P6" draw:layer="layout" svg:width="0.593cm" svg:height="18.683cm" svg:x="9.087cm" svg:y="3.81cm" svg:viewBox="0 0 594 18684" draw:points="0,0 594,0 594,18684 0,18684">
          <text:p/>
        </draw:polygon>
        <draw:line draw:style-name="gr11" draw:text-style-name="P1" draw:layer="layout" svg:x1="6.124cm" svg:y1="3.81cm" svg:x2="6.124cm" svg:y2="22.493cm">
          <text:p/>
        </draw:line>
        <draw:polygon draw:style-name="gr10" draw:text-style-name="P6" draw:layer="layout" svg:width="0.592cm" svg:height="18.683cm" svg:x="9.68cm" svg:y="3.81cm" svg:viewBox="0 0 593 18684" draw:points="0,0 593,0 593,18684 0,18684">
          <text:p/>
        </draw:polygon>
        <draw:polygon draw:style-name="gr9" draw:text-style-name="P3" draw:layer="layout" svg:width="0.593cm" svg:height="18.683cm" svg:x="10.272cm" svg:y="3.81cm" svg:viewBox="0 0 594 18684" draw:points="0,0 594,0 594,18684 0,18684">
          <text:p/>
        </draw:polygon>
        <draw:polygon draw:style-name="gr9" draw:text-style-name="P3" draw:layer="layout" svg:width="0.593cm" svg:height="18.683cm" svg:x="10.865cm" svg:y="3.81cm" svg:viewBox="0 0 594 18684" draw:points="0,0 594,0 594,18684 0,18684">
          <text:p/>
        </draw:polygon>
        <draw:polygon draw:style-name="gr9" draw:text-style-name="P3" draw:layer="layout" svg:width="0.592cm" svg:height="18.683cm" svg:x="11.458cm" svg:y="3.81cm" svg:viewBox="0 0 593 18684" draw:points="0,0 593,0 593,18684 0,18684">
          <text:p/>
        </draw:polygon>
        <draw:polygon draw:style-name="gr9" draw:text-style-name="P3" draw:layer="layout" svg:width="0.593cm" svg:height="18.683cm" svg:x="12.05cm" svg:y="3.81cm" svg:viewBox="0 0 594 18684" draw:points="0,0 594,0 594,18684 0,18684">
          <text:p/>
        </draw:polygon>
        <draw:polygon draw:style-name="gr9" draw:text-style-name="P3" draw:layer="layout" svg:width="0.593cm" svg:height="18.683cm" svg:x="12.643cm" svg:y="3.81cm" svg:viewBox="0 0 594 18684" draw:points="0,0 594,0 594,18684 0,18684">
          <text:p/>
        </draw:polygon>
        <draw:polygon draw:style-name="gr10" draw:text-style-name="P6" draw:layer="layout" svg:width="0.592cm" svg:height="18.683cm" svg:x="13.236cm" svg:y="3.81cm" svg:viewBox="0 0 593 18684" draw:points="0,0 593,0 593,18684 0,18684">
          <text:p/>
        </draw:polygon>
        <draw:line draw:style-name="gr11" draw:text-style-name="P1" draw:layer="layout" svg:x1="10.272cm" svg:y1="3.81cm" svg:x2="10.272cm" svg:y2="22.493cm">
          <text:p/>
        </draw:line>
        <draw:polygon draw:style-name="gr10" draw:text-style-name="P6" draw:layer="layout" svg:width="0.593cm" svg:height="18.683cm" svg:x="13.828cm" svg:y="3.81cm" svg:viewBox="0 0 594 18684" draw:points="0,0 594,0 594,18684 0,18684">
          <text:p/>
        </draw:polygon>
        <draw:polygon draw:style-name="gr9" draw:text-style-name="P3" draw:layer="layout" svg:width="0.593cm" svg:height="18.683cm" svg:x="14.421cm" svg:y="3.81cm" svg:viewBox="0 0 594 18684" draw:points="0,0 594,0 594,18684 0,18684">
          <text:p/>
        </draw:polygon>
        <draw:polygon draw:style-name="gr9" draw:text-style-name="P3" draw:layer="layout" svg:width="0.592cm" svg:height="18.683cm" svg:x="15.014cm" svg:y="3.81cm" svg:viewBox="0 0 593 18684" draw:points="0,0 593,0 593,18684 0,18684">
          <text:p/>
        </draw:polygon>
        <draw:polygon draw:style-name="gr9" draw:text-style-name="P3" draw:layer="layout" svg:width="0.593cm" svg:height="18.683cm" svg:x="15.606cm" svg:y="3.81cm" svg:viewBox="0 0 594 18684" draw:points="0,0 594,0 594,18684 0,18684">
          <text:p/>
        </draw:polygon>
        <draw:polygon draw:style-name="gr9" draw:text-style-name="P3" draw:layer="layout" svg:width="0.593cm" svg:height="18.683cm" svg:x="16.199cm" svg:y="3.81cm" svg:viewBox="0 0 594 18684" draw:points="0,0 594,0 594,18684 0,18684">
          <text:p/>
        </draw:polygon>
        <draw:polygon draw:style-name="gr9" draw:text-style-name="P3" draw:layer="layout" svg:width="0.592cm" svg:height="18.683cm" svg:x="16.792cm" svg:y="3.81cm" svg:viewBox="0 0 593 18684" draw:points="0,0 593,0 593,18684 0,18684">
          <text:p/>
        </draw:polygon>
        <draw:polygon draw:style-name="gr10" draw:text-style-name="P6" draw:layer="layout" svg:width="0.593cm" svg:height="18.683cm" svg:x="17.384cm" svg:y="3.81cm" svg:viewBox="0 0 594 18684" draw:points="0,0 594,0 594,18684 0,18684">
          <text:p/>
        </draw:polygon>
        <draw:line draw:style-name="gr11" draw:text-style-name="P1" draw:layer="layout" svg:x1="14.421cm" svg:y1="3.81cm" svg:x2="14.421cm" svg:y2="22.493cm">
          <text:p/>
        </draw:line>
        <draw:polygon draw:style-name="gr10" draw:text-style-name="P6" draw:layer="layout" svg:width="0.593cm" svg:height="18.683cm" svg:x="17.977cm" svg:y="3.81cm" svg:viewBox="0 0 594 18684" draw:points="0,0 594,0 594,18684 0,18684">
          <text:p/>
        </draw:polygon>
        <draw:polygon draw:style-name="gr9" draw:text-style-name="P3" draw:layer="layout" svg:width="0.592cm" svg:height="18.683cm" svg:x="18.57cm" svg:y="3.81cm" svg:viewBox="0 0 593 18684" draw:points="0,0 593,0 593,18684 0,18684">
          <text:p/>
        </draw:polygon>
        <draw:polygon draw:style-name="gr9" draw:text-style-name="P3" draw:layer="layout" svg:width="0.593cm" svg:height="18.683cm" svg:x="19.162cm" svg:y="3.81cm" svg:viewBox="0 0 594 18684" draw:points="0,0 594,0 594,18684 0,18684">
          <text:p/>
        </draw:polygon>
        <draw:polygon draw:style-name="gr9" draw:text-style-name="P3" draw:layer="layout" svg:width="0.593cm" svg:height="18.683cm" svg:x="19.755cm" svg:y="3.81cm" svg:viewBox="0 0 594 18684" draw:points="0,0 594,0 594,18684 0,18684">
          <text:p/>
        </draw:polygon>
        <draw:polygon draw:style-name="gr9" draw:text-style-name="P3" draw:layer="layout" svg:width="0.592cm" svg:height="18.683cm" svg:x="20.348cm" svg:y="3.81cm" svg:viewBox="0 0 593 18684" draw:points="0,0 593,0 593,18684 0,18684">
          <text:p/>
        </draw:polygon>
        <draw:polygon draw:style-name="gr9" draw:text-style-name="P3" draw:layer="layout" svg:width="0.593cm" svg:height="18.683cm" svg:x="20.94cm" svg:y="3.81cm" svg:viewBox="0 0 594 18684" draw:points="0,0 594,0 594,18684 0,18684">
          <text:p/>
        </draw:polygon>
        <draw:polygon draw:style-name="gr10" draw:text-style-name="P6" draw:layer="layout" svg:width="0.593cm" svg:height="18.683cm" svg:x="21.533cm" svg:y="3.81cm" svg:viewBox="0 0 594 18684" draw:points="0,0 594,0 594,18684 0,18684">
          <text:p/>
        </draw:polygon>
        <draw:line draw:style-name="gr11" draw:text-style-name="P1" draw:layer="layout" svg:x1="18.57cm" svg:y1="3.81cm" svg:x2="18.57cm" svg:y2="22.493cm">
          <text:p/>
        </draw:line>
        <draw:polygon draw:style-name="gr10" draw:text-style-name="P6" draw:layer="layout" svg:width="0.592cm" svg:height="18.683cm" svg:x="22.126cm" svg:y="3.81cm" svg:viewBox="0 0 593 18684" draw:points="0,0 593,0 593,18684 0,18684">
          <text:p/>
        </draw:polygon>
        <draw:polygon draw:style-name="gr9" draw:text-style-name="P3" draw:layer="layout" svg:width="0.593cm" svg:height="18.683cm" svg:x="22.718cm" svg:y="3.81cm" svg:viewBox="0 0 594 18684" draw:points="0,0 594,0 594,18684 0,18684">
          <text:p/>
        </draw:polygon>
        <draw:polygon draw:style-name="gr9" draw:text-style-name="P3" draw:layer="layout" svg:width="0.593cm" svg:height="18.683cm" svg:x="23.311cm" svg:y="3.81cm" svg:viewBox="0 0 594 18684" draw:points="0,0 594,0 594,18684 0,18684">
          <text:p/>
        </draw:polygon>
        <draw:polygon draw:style-name="gr9" draw:text-style-name="P3" draw:layer="layout" svg:width="0.592cm" svg:height="18.683cm" svg:x="23.904cm" svg:y="3.81cm" svg:viewBox="0 0 593 18684" draw:points="0,0 593,0 593,18684 0,18684">
          <text:p/>
        </draw:polygon>
        <draw:polygon draw:style-name="gr9" draw:text-style-name="P3" draw:layer="layout" svg:width="0.593cm" svg:height="18.683cm" svg:x="24.496cm" svg:y="3.81cm" svg:viewBox="0 0 594 18684" draw:points="0,0 594,0 594,18684 0,18684">
          <text:p/>
        </draw:polygon>
        <draw:polygon draw:style-name="gr9" draw:text-style-name="P3" draw:layer="layout" svg:width="0.593cm" svg:height="18.683cm" svg:x="25.089cm" svg:y="3.81cm" svg:viewBox="0 0 594 18684" draw:points="0,0 594,0 594,18684 0,18684">
          <text:p/>
        </draw:polygon>
        <draw:polygon draw:style-name="gr10" draw:text-style-name="P6" draw:layer="layout" svg:width="0.592cm" svg:height="18.683cm" svg:x="25.682cm" svg:y="3.81cm" svg:viewBox="0 0 593 18684" draw:points="0,0 593,0 593,18684 0,18684">
          <text:p/>
        </draw:polygon>
        <draw:line draw:style-name="gr11" draw:text-style-name="P1" draw:layer="layout" svg:x1="22.718cm" svg:y1="3.81cm" svg:x2="22.718cm" svg:y2="22.493cm">
          <text:p/>
        </draw:line>
        <draw:polygon draw:style-name="gr10" draw:text-style-name="P6" draw:layer="layout" svg:width="0.593cm" svg:height="18.683cm" svg:x="26.274cm" svg:y="3.81cm" svg:viewBox="0 0 594 18684" draw:points="0,0 594,0 594,18684 0,18684">
          <text:p/>
        </draw:polygon>
        <draw:polygon draw:style-name="gr9" draw:text-style-name="P3" draw:layer="layout" svg:width="0.593cm" svg:height="18.683cm" svg:x="26.867cm" svg:y="3.81cm" svg:viewBox="0 0 594 18684" draw:points="0,0 594,0 594,18684 0,18684">
          <text:p/>
        </draw:polygon>
        <draw:polygon draw:style-name="gr9" draw:text-style-name="P3" draw:layer="layout" svg:width="0.592cm" svg:height="18.683cm" svg:x="27.46cm" svg:y="3.81cm" svg:viewBox="0 0 593 18684" draw:points="0,0 593,0 593,18684 0,18684">
          <text:p/>
        </draw:polygon>
        <draw:polygon draw:style-name="gr9" draw:text-style-name="P3" draw:layer="layout" svg:width="0.593cm" svg:height="18.683cm" svg:x="28.052cm" svg:y="3.81cm" svg:viewBox="0 0 594 18684" draw:points="0,0 594,0 594,18684 0,18684">
          <text:p/>
        </draw:polygon>
        <draw:polygon draw:style-name="gr9" draw:text-style-name="P3" draw:layer="layout" svg:width="0.593cm" svg:height="18.683cm" svg:x="28.645cm" svg:y="3.81cm" svg:viewBox="0 0 594 18684" draw:points="0,0 594,0 594,18684 0,18684">
          <text:p/>
        </draw:polygon>
        <draw:polygon draw:style-name="gr9" draw:text-style-name="P3" draw:layer="layout" svg:width="0.592cm" svg:height="18.683cm" svg:x="29.238cm" svg:y="3.81cm" svg:viewBox="0 0 593 18684" draw:points="0,0 593,0 593,18684 0,18684">
          <text:p/>
        </draw:polygon>
        <draw:polygon draw:style-name="gr10" draw:text-style-name="P6" draw:layer="layout" svg:width="0.593cm" svg:height="18.683cm" svg:x="29.83cm" svg:y="3.81cm" svg:viewBox="0 0 594 18684" draw:points="0,0 594,0 594,18684 0,18684">
          <text:p/>
        </draw:polygon>
        <draw:line draw:style-name="gr11" draw:text-style-name="P1" draw:layer="layout" svg:x1="26.867cm" svg:y1="3.81cm" svg:x2="26.867cm" svg:y2="22.493cm">
          <text:p/>
        </draw:line>
        <draw:polygon draw:style-name="gr10" draw:text-style-name="P6" draw:layer="layout" svg:width="0.593cm" svg:height="18.683cm" svg:x="30.423cm" svg:y="3.81cm" svg:viewBox="0 0 594 18684" draw:points="0,0 594,0 594,18684 0,18684">
          <text:p/>
        </draw:polygon>
        <draw:polygon draw:style-name="gr9" draw:text-style-name="P3" draw:layer="layout" svg:width="0.592cm" svg:height="18.683cm" svg:x="31.016cm" svg:y="3.81cm" svg:viewBox="0 0 593 18684" draw:points="0,0 593,0 593,18684 0,18684">
          <text:p/>
        </draw:polygon>
        <draw:polygon draw:style-name="gr9" draw:text-style-name="P3" draw:layer="layout" svg:width="0.593cm" svg:height="18.683cm" svg:x="31.608cm" svg:y="3.81cm" svg:viewBox="0 0 594 18684" draw:points="0,0 594,0 594,18684 0,18684">
          <text:p/>
        </draw:polygon>
        <draw:polygon draw:style-name="gr9" draw:text-style-name="P3" draw:layer="layout" svg:width="0.593cm" svg:height="18.683cm" svg:x="32.201cm" svg:y="3.81cm" svg:viewBox="0 0 594 18684" draw:points="0,0 594,0 594,18684 0,18684">
          <text:p/>
        </draw:polygon>
        <draw:polygon draw:style-name="gr9" draw:text-style-name="P3" draw:layer="layout" svg:width="0.592cm" svg:height="18.683cm" svg:x="32.794cm" svg:y="3.81cm" svg:viewBox="0 0 593 18684" draw:points="0,0 593,0 593,18684 0,18684">
          <text:p/>
        </draw:polygon>
        <draw:polygon draw:style-name="gr9" draw:text-style-name="P3" draw:layer="layout" svg:width="0.593cm" svg:height="18.683cm" svg:x="33.386cm" svg:y="3.81cm" svg:viewBox="0 0 594 18684" draw:points="0,0 594,0 594,18684 0,18684">
          <text:p/>
        </draw:polygon>
        <draw:polygon draw:style-name="gr10" draw:text-style-name="P6" draw:layer="layout" svg:width="0.593cm" svg:height="18.683cm" svg:x="33.979cm" svg:y="3.81cm" svg:viewBox="0 0 594 18684" draw:points="0,0 594,0 594,18684 0,18684">
          <text:p/>
        </draw:polygon>
        <draw:line draw:style-name="gr11" draw:text-style-name="P1" draw:layer="layout" svg:x1="31.016cm" svg:y1="3.81cm" svg:x2="31.016cm" svg:y2="22.493cm">
          <text:p/>
        </draw:line>
        <draw:polygon draw:style-name="gr10" draw:text-style-name="P6" draw:layer="layout" svg:width="0.592cm" svg:height="18.683cm" svg:x="34.572cm" svg:y="3.81cm" svg:viewBox="0 0 593 18684" draw:points="0,0 593,0 593,18684 0,18684">
          <text:p/>
        </draw:polygon>
        <draw:polygon draw:style-name="gr9" draw:text-style-name="P3" draw:layer="layout" svg:width="0.593cm" svg:height="18.683cm" svg:x="35.164cm" svg:y="3.81cm" svg:viewBox="0 0 594 18684" draw:points="0,0 594,0 594,18684 0,18684">
          <text:p/>
        </draw:polygon>
        <draw:polygon draw:style-name="gr9" draw:text-style-name="P3" draw:layer="layout" svg:width="0.593cm" svg:height="18.683cm" svg:x="35.757cm" svg:y="3.81cm" svg:viewBox="0 0 594 18684" draw:points="0,0 594,0 594,18684 0,18684">
          <text:p/>
        </draw:polygon>
        <draw:polygon draw:style-name="gr9" draw:text-style-name="P3" draw:layer="layout" svg:width="0.592cm" svg:height="18.683cm" svg:x="36.35cm" svg:y="3.81cm" svg:viewBox="0 0 593 18684" draw:points="0,0 593,0 593,18684 0,18684">
          <text:p/>
        </draw:polygon>
        <draw:polygon draw:style-name="gr9" draw:text-style-name="P3" draw:layer="layout" svg:width="0.593cm" svg:height="18.683cm" svg:x="36.942cm" svg:y="3.81cm" svg:viewBox="0 0 594 18684" draw:points="0,0 594,0 594,18684 0,18684">
          <text:p/>
        </draw:polygon>
        <draw:polygon draw:style-name="gr9" draw:text-style-name="P3" draw:layer="layout" svg:width="0.593cm" svg:height="18.683cm" svg:x="37.535cm" svg:y="3.81cm" svg:viewBox="0 0 594 18684" draw:points="0,0 594,0 594,18684 0,18684">
          <text:p/>
        </draw:polygon>
        <draw:polygon draw:style-name="gr10" draw:text-style-name="P6" draw:layer="layout" svg:width="0.592cm" svg:height="18.683cm" svg:x="38.128cm" svg:y="3.81cm" svg:viewBox="0 0 593 18684" draw:points="0,0 593,0 593,18684 0,18684">
          <text:p/>
        </draw:polygon>
        <draw:line draw:style-name="gr11" draw:text-style-name="P1" draw:layer="layout" svg:x1="35.164cm" svg:y1="3.81cm" svg:x2="35.164cm" svg:y2="22.493cm">
          <text:p/>
        </draw:line>
        <draw:polygon draw:style-name="gr10" draw:text-style-name="P6" draw:layer="layout" svg:width="0.593cm" svg:height="18.683cm" svg:x="38.72cm" svg:y="3.81cm" svg:viewBox="0 0 594 18684" draw:points="0,0 594,0 594,18684 0,18684">
          <text:p/>
        </draw:polygon>
        <draw:polygon draw:style-name="gr9" draw:text-style-name="P3" draw:layer="layout" svg:width="0.593cm" svg:height="18.683cm" svg:x="39.313cm" svg:y="3.81cm" svg:viewBox="0 0 594 18684" draw:points="0,0 594,0 594,18684 0,18684">
          <text:p/>
        </draw:polygon>
        <draw:polygon draw:style-name="gr9" draw:text-style-name="P3" draw:layer="layout" svg:width="0.592cm" svg:height="18.683cm" svg:x="39.906cm" svg:y="3.81cm" svg:viewBox="0 0 593 18684" draw:points="0,0 593,0 593,18684 0,18684">
          <text:p/>
        </draw:polygon>
        <draw:polygon draw:style-name="gr9" draw:text-style-name="P3" draw:layer="layout" svg:width="0.593cm" svg:height="18.683cm" svg:x="40.498cm" svg:y="3.81cm" svg:viewBox="0 0 594 18684" draw:points="0,0 594,0 594,18684 0,18684">
          <text:p/>
        </draw:polygon>
        <draw:polygon draw:style-name="gr9" draw:text-style-name="P3" draw:layer="layout" svg:width="0.593cm" svg:height="18.683cm" svg:x="41.091cm" svg:y="3.81cm" svg:viewBox="0 0 594 18684" draw:points="0,0 594,0 594,18684 0,18684">
          <text:p/>
        </draw:polygon>
        <draw:polygon draw:style-name="gr9" draw:text-style-name="P3" draw:layer="layout" svg:width="0.592cm" svg:height="18.683cm" svg:x="41.684cm" svg:y="3.81cm" svg:viewBox="0 0 593 18684" draw:points="0,0 593,0 593,18684 0,18684">
          <text:p/>
        </draw:polygon>
        <draw:polygon draw:style-name="gr10" draw:text-style-name="P6" draw:layer="layout" svg:width="0.593cm" svg:height="18.683cm" svg:x="42.276cm" svg:y="3.81cm" svg:viewBox="0 0 594 18684" draw:points="0,0 594,0 594,18684 0,18684">
          <text:p/>
        </draw:polygon>
        <draw:line draw:style-name="gr11" draw:text-style-name="P1" draw:layer="layout" svg:x1="39.313cm" svg:y1="3.81cm" svg:x2="39.313cm" svg:y2="22.493cm">
          <text:p/>
        </draw:line>
        <draw:polygon draw:style-name="gr10" draw:text-style-name="P6" draw:layer="layout" svg:width="0.593cm" svg:height="18.683cm" svg:x="42.869cm" svg:y="3.81cm" svg:viewBox="0 0 594 18684" draw:points="0,0 594,0 594,18684 0,18684">
          <text:p/>
        </draw:polygon>
        <draw:polygon draw:style-name="gr9" draw:text-style-name="P3" draw:layer="layout" svg:width="0.592cm" svg:height="18.683cm" svg:x="43.462cm" svg:y="3.81cm" svg:viewBox="0 0 593 18684" draw:points="0,0 593,0 593,18684 0,18684">
          <text:p/>
        </draw:polygon>
        <draw:polygon draw:style-name="gr9" draw:text-style-name="P3" draw:layer="layout" svg:width="0.593cm" svg:height="18.683cm" svg:x="44.054cm" svg:y="3.81cm" svg:viewBox="0 0 594 18684" draw:points="0,0 594,0 594,18684 0,18684">
          <text:p/>
        </draw:polygon>
        <draw:polygon draw:style-name="gr9" draw:text-style-name="P3" draw:layer="layout" svg:width="0.593cm" svg:height="18.683cm" svg:x="44.647cm" svg:y="3.81cm" svg:viewBox="0 0 594 18684" draw:points="0,0 594,0 594,18684 0,18684">
          <text:p/>
        </draw:polygon>
        <draw:polygon draw:style-name="gr9" draw:text-style-name="P3" draw:layer="layout" svg:width="0.592cm" svg:height="18.683cm" svg:x="45.24cm" svg:y="3.81cm" svg:viewBox="0 0 593 18684" draw:points="0,0 593,0 593,18684 0,18684">
          <text:p/>
        </draw:polygon>
        <draw:polygon draw:style-name="gr9" draw:text-style-name="P3" draw:layer="layout" svg:width="0.593cm" svg:height="18.683cm" svg:x="45.832cm" svg:y="3.81cm" svg:viewBox="0 0 594 18684" draw:points="0,0 594,0 594,18684 0,18684">
          <text:p/>
        </draw:polygon>
        <draw:polygon draw:style-name="gr10" draw:text-style-name="P6" draw:layer="layout" svg:width="0.593cm" svg:height="18.683cm" svg:x="46.425cm" svg:y="3.81cm" svg:viewBox="0 0 594 18684" draw:points="0,0 594,0 594,18684 0,18684">
          <text:p/>
        </draw:polygon>
        <draw:line draw:style-name="gr11" draw:text-style-name="P1" draw:layer="layout" svg:x1="43.462cm" svg:y1="3.81cm" svg:x2="43.462cm" svg:y2="22.493cm">
          <text:p/>
        </draw:line>
        <draw:polygon draw:style-name="gr10" draw:text-style-name="P6" draw:layer="layout" svg:width="0.592cm" svg:height="18.683cm" svg:x="47.018cm" svg:y="3.81cm" svg:viewBox="0 0 593 18684" draw:points="0,0 593,0 593,18684 0,18684">
          <text:p/>
        </draw:polygon>
        <draw:polygon draw:style-name="gr9" draw:text-style-name="P3" draw:layer="layout" svg:width="0.593cm" svg:height="18.683cm" svg:x="47.61cm" svg:y="3.81cm" svg:viewBox="0 0 594 18684" draw:points="0,0 594,0 594,18684 0,18684">
          <text:p/>
        </draw:polygon>
        <draw:polygon draw:style-name="gr9" draw:text-style-name="P3" draw:layer="layout" svg:width="0.593cm" svg:height="18.683cm" svg:x="48.203cm" svg:y="3.81cm" svg:viewBox="0 0 594 18684" draw:points="0,0 594,0 594,18684 0,18684">
          <text:p/>
        </draw:polygon>
        <draw:polygon draw:style-name="gr9" draw:text-style-name="P3" draw:layer="layout" svg:width="0.592cm" svg:height="18.683cm" svg:x="48.796cm" svg:y="3.81cm" svg:viewBox="0 0 593 18684" draw:points="0,0 593,0 593,18684 0,18684">
          <text:p/>
        </draw:polygon>
        <draw:polygon draw:style-name="gr9" draw:text-style-name="P3" draw:layer="layout" svg:width="0.593cm" svg:height="18.683cm" svg:x="49.388cm" svg:y="3.81cm" svg:viewBox="0 0 594 18684" draw:points="0,0 594,0 594,18684 0,18684">
          <text:p/>
        </draw:polygon>
        <draw:polygon draw:style-name="gr9" draw:text-style-name="P3" draw:layer="layout" svg:width="0.593cm" svg:height="18.683cm" svg:x="49.981cm" svg:y="3.81cm" svg:viewBox="0 0 594 18684" draw:points="0,0 594,0 594,18684 0,18684">
          <text:p/>
        </draw:polygon>
        <draw:polygon draw:style-name="gr10" draw:text-style-name="P6" draw:layer="layout" svg:width="0.592cm" svg:height="18.683cm" svg:x="50.574cm" svg:y="3.81cm" svg:viewBox="0 0 593 18684" draw:points="0,0 593,0 593,18684 0,18684">
          <text:p/>
        </draw:polygon>
        <draw:line draw:style-name="gr11" draw:text-style-name="P1" draw:layer="layout" svg:x1="47.61cm" svg:y1="3.81cm" svg:x2="47.61cm" svg:y2="22.493cm">
          <text:p/>
        </draw:line>
        <draw:polygon draw:style-name="gr10" draw:text-style-name="P6" draw:layer="layout" svg:width="0.593cm" svg:height="18.683cm" svg:x="51.166cm" svg:y="3.81cm" svg:viewBox="0 0 594 18684" draw:points="0,0 594,0 594,18684 0,18684">
          <text:p/>
        </draw:polygon>
        <draw:polygon draw:style-name="gr9" draw:text-style-name="P3" draw:layer="layout" svg:width="0.593cm" svg:height="18.683cm" svg:x="51.759cm" svg:y="3.81cm" svg:viewBox="0 0 594 18684" draw:points="0,0 594,0 594,18684 0,18684">
          <text:p/>
        </draw:polygon>
        <draw:polygon draw:style-name="gr9" draw:text-style-name="P3" draw:layer="layout" svg:width="0.592cm" svg:height="18.683cm" svg:x="52.352cm" svg:y="3.81cm" svg:viewBox="0 0 593 18684" draw:points="0,0 593,0 593,18684 0,18684">
          <text:p/>
        </draw:polygon>
        <draw:polygon draw:style-name="gr9" draw:text-style-name="P3" draw:layer="layout" svg:width="0.593cm" svg:height="18.683cm" svg:x="52.944cm" svg:y="3.81cm" svg:viewBox="0 0 594 18684" draw:points="0,0 594,0 594,18684 0,18684">
          <text:p/>
        </draw:polygon>
        <draw:polygon draw:style-name="gr9" draw:text-style-name="P3" draw:layer="layout" svg:width="0.593cm" svg:height="18.683cm" svg:x="53.537cm" svg:y="3.81cm" svg:viewBox="0 0 594 18684" draw:points="0,0 594,0 594,18684 0,18684">
          <text:p/>
        </draw:polygon>
        <draw:polygon draw:style-name="gr9" draw:text-style-name="P3" draw:layer="layout" svg:width="0.592cm" svg:height="18.683cm" svg:x="54.13cm" svg:y="3.81cm" svg:viewBox="0 0 593 18684" draw:points="0,0 593,0 593,18684 0,18684">
          <text:p/>
        </draw:polygon>
        <draw:polygon draw:style-name="gr10" draw:text-style-name="P6" draw:layer="layout" svg:width="0.593cm" svg:height="18.683cm" svg:x="54.722cm" svg:y="3.81cm" svg:viewBox="0 0 594 18684" draw:points="0,0 594,0 594,18684 0,18684">
          <text:p/>
        </draw:polygon>
        <draw:line draw:style-name="gr11" draw:text-style-name="P1" draw:layer="layout" svg:x1="51.759cm" svg:y1="3.81cm" svg:x2="51.759cm" svg:y2="22.493cm">
          <text:p/>
        </draw:line>
        <draw:polygon draw:style-name="gr10" draw:text-style-name="P6" draw:layer="layout" svg:width="0.593cm" svg:height="18.683cm" svg:x="55.315cm" svg:y="3.81cm" svg:viewBox="0 0 594 18684" draw:points="0,0 594,0 594,18684 0,18684">
          <text:p/>
        </draw:polygon>
        <draw:polygon draw:style-name="gr9" draw:text-style-name="P3" draw:layer="layout" svg:width="0.592cm" svg:height="18.683cm" svg:x="55.908cm" svg:y="3.81cm" svg:viewBox="0 0 593 18684" draw:points="0,0 593,0 593,18684 0,18684">
          <text:p/>
        </draw:polygon>
        <draw:polygon draw:style-name="gr9" draw:text-style-name="P3" draw:layer="layout" svg:width="0.593cm" svg:height="18.683cm" svg:x="56.5cm" svg:y="3.81cm" svg:viewBox="0 0 594 18684" draw:points="0,0 594,0 594,18684 0,18684">
          <text:p/>
        </draw:polygon>
        <draw:polygon draw:style-name="gr9" draw:text-style-name="P3" draw:layer="layout" svg:width="0.593cm" svg:height="18.683cm" svg:x="57.093cm" svg:y="3.81cm" svg:viewBox="0 0 594 18684" draw:points="0,0 594,0 594,18684 0,18684">
          <text:p/>
        </draw:polygon>
        <draw:polygon draw:style-name="gr9" draw:text-style-name="P3" draw:layer="layout" svg:width="0.592cm" svg:height="18.683cm" svg:x="57.686cm" svg:y="3.81cm" svg:viewBox="0 0 593 18684" draw:points="0,0 593,0 593,18684 0,18684">
          <text:p/>
        </draw:polygon>
        <draw:polygon draw:style-name="gr9" draw:text-style-name="P3" draw:layer="layout" svg:width="0.593cm" svg:height="18.683cm" svg:x="58.278cm" svg:y="3.81cm" svg:viewBox="0 0 594 18684" draw:points="0,0 594,0 594,18684 0,18684">
          <text:p/>
        </draw:polygon>
        <draw:polygon draw:style-name="gr10" draw:text-style-name="P6" draw:layer="layout" svg:width="0.593cm" svg:height="18.683cm" svg:x="58.871cm" svg:y="3.81cm" svg:viewBox="0 0 594 18684" draw:points="0,0 594,0 594,18684 0,18684">
          <text:p/>
        </draw:polygon>
        <draw:line draw:style-name="gr11" draw:text-style-name="P1" draw:layer="layout" svg:x1="55.908cm" svg:y1="3.81cm" svg:x2="55.908cm" svg:y2="22.493cm">
          <text:p/>
        </draw:line>
        <draw:polygon draw:style-name="gr10" draw:text-style-name="P6" draw:layer="layout" svg:width="0.592cm" svg:height="18.683cm" svg:x="59.464cm" svg:y="3.81cm" svg:viewBox="0 0 593 18684" draw:points="0,0 593,0 593,18684 0,18684">
          <text:p/>
        </draw:polygon>
        <draw:polygon draw:style-name="gr9" draw:text-style-name="P3" draw:layer="layout" svg:width="0.593cm" svg:height="18.683cm" svg:x="60.056cm" svg:y="3.81cm" svg:viewBox="0 0 594 18684" draw:points="0,0 594,0 594,18684 0,18684">
          <text:p/>
        </draw:polygon>
        <draw:polygon draw:style-name="gr9" draw:text-style-name="P3" draw:layer="layout" svg:width="0.593cm" svg:height="18.683cm" svg:x="60.649cm" svg:y="3.81cm" svg:viewBox="0 0 594 18684" draw:points="0,0 594,0 594,18684 0,18684">
          <text:p/>
        </draw:polygon>
        <draw:polygon draw:style-name="gr9" draw:text-style-name="P3" draw:layer="layout" svg:width="0.592cm" svg:height="18.683cm" svg:x="61.242cm" svg:y="3.81cm" svg:viewBox="0 0 593 18684" draw:points="0,0 593,0 593,18684 0,18684">
          <text:p/>
        </draw:polygon>
        <draw:polygon draw:style-name="gr9" draw:text-style-name="P3" draw:layer="layout" svg:width="0.593cm" svg:height="18.683cm" svg:x="61.834cm" svg:y="3.81cm" svg:viewBox="0 0 594 18684" draw:points="0,0 594,0 594,18684 0,18684">
          <text:p/>
        </draw:polygon>
        <draw:polygon draw:style-name="gr9" draw:text-style-name="P3" draw:layer="layout" svg:width="0.593cm" svg:height="18.683cm" svg:x="62.427cm" svg:y="3.81cm" svg:viewBox="0 0 594 18684" draw:points="0,0 594,0 594,18684 0,18684">
          <text:p/>
        </draw:polygon>
        <draw:polygon draw:style-name="gr10" draw:text-style-name="P6" draw:layer="layout" svg:width="0.592cm" svg:height="18.683cm" svg:x="63.02cm" svg:y="3.81cm" svg:viewBox="0 0 593 18684" draw:points="0,0 593,0 593,18684 0,18684">
          <text:p/>
        </draw:polygon>
        <draw:line draw:style-name="gr11" draw:text-style-name="P1" draw:layer="layout" svg:x1="60.056cm" svg:y1="3.81cm" svg:x2="60.056cm" svg:y2="22.493cm">
          <text:p/>
        </draw:line>
        <draw:polygon draw:style-name="gr10" draw:text-style-name="P6" draw:layer="layout" svg:width="0.593cm" svg:height="18.683cm" svg:x="63.612cm" svg:y="3.81cm" svg:viewBox="0 0 594 18684" draw:points="0,0 594,0 594,18684 0,18684">
          <text:p/>
        </draw:polygon>
        <draw:polygon draw:style-name="gr9" draw:text-style-name="P3" draw:layer="layout" svg:width="0.593cm" svg:height="18.683cm" svg:x="64.205cm" svg:y="3.81cm" svg:viewBox="0 0 594 18684" draw:points="0,0 594,0 594,18684 0,18684">
          <text:p/>
        </draw:polygon>
        <draw:polygon draw:style-name="gr9" draw:text-style-name="P3" draw:layer="layout" svg:width="0.592cm" svg:height="18.683cm" svg:x="64.798cm" svg:y="3.81cm" svg:viewBox="0 0 593 18684" draw:points="0,0 593,0 593,18684 0,18684">
          <text:p/>
        </draw:polygon>
        <draw:polygon draw:style-name="gr9" draw:text-style-name="P3" draw:layer="layout" svg:width="0.593cm" svg:height="18.683cm" svg:x="65.39cm" svg:y="3.81cm" svg:viewBox="0 0 594 18684" draw:points="0,0 594,0 594,18684 0,18684">
          <text:p/>
        </draw:polygon>
        <draw:polygon draw:style-name="gr9" draw:text-style-name="P3" draw:layer="layout" svg:width="0.593cm" svg:height="18.683cm" svg:x="65.983cm" svg:y="3.81cm" svg:viewBox="0 0 594 18684" draw:points="0,0 594,0 594,18684 0,18684">
          <text:p/>
        </draw:polygon>
        <draw:polygon draw:style-name="gr9" draw:text-style-name="P3" draw:layer="layout" svg:width="0.592cm" svg:height="18.683cm" svg:x="66.576cm" svg:y="3.81cm" svg:viewBox="0 0 593 18684" draw:points="0,0 593,0 593,18684 0,18684">
          <text:p/>
        </draw:polygon>
        <draw:polygon draw:style-name="gr10" draw:text-style-name="P6" draw:layer="layout" svg:width="0.593cm" svg:height="18.683cm" svg:x="67.168cm" svg:y="3.81cm" svg:viewBox="0 0 594 18684" draw:points="0,0 594,0 594,18684 0,18684">
          <text:p/>
        </draw:polygon>
        <draw:line draw:style-name="gr11" draw:text-style-name="P1" draw:layer="layout" svg:x1="64.205cm" svg:y1="3.81cm" svg:x2="64.205cm" svg:y2="22.493cm">
          <text:p/>
        </draw:line>
        <draw:polygon draw:style-name="gr10" draw:text-style-name="P6" draw:layer="layout" svg:width="0.593cm" svg:height="18.683cm" svg:x="67.761cm" svg:y="3.81cm" svg:viewBox="0 0 594 18684" draw:points="0,0 594,0 594,18684 0,18684">
          <text:p/>
        </draw:polygon>
        <draw:polygon draw:style-name="gr13" draw:text-style-name="P7" draw:layer="layout" svg:width="0.592cm" svg:height="18.683cm" svg:x="68.354cm" svg:y="3.81cm" svg:viewBox="0 0 593 18684" draw:points="0,0 593,0 593,18684 0,18684">
          <text:p/>
        </draw:polygon>
        <draw:polygon draw:style-name="gr9" draw:text-style-name="P3" draw:layer="layout" svg:width="0.593cm" svg:height="18.683cm" svg:x="68.946cm" svg:y="3.81cm" svg:viewBox="0 0 594 18684" draw:points="0,0 594,0 594,18684 0,18684">
          <text:p/>
        </draw:polygon>
        <draw:polygon draw:style-name="gr9" draw:text-style-name="P3" draw:layer="layout" svg:width="0.593cm" svg:height="18.683cm" svg:x="69.539cm" svg:y="3.81cm" svg:viewBox="0 0 594 18684" draw:points="0,0 594,0 594,18684 0,18684">
          <text:p/>
        </draw:polygon>
        <draw:polygon draw:style-name="gr9" draw:text-style-name="P3" draw:layer="layout" svg:width="0.592cm" svg:height="18.683cm" svg:x="70.132cm" svg:y="3.81cm" svg:viewBox="0 0 593 18684" draw:points="0,0 593,0 593,18684 0,18684">
          <text:p/>
        </draw:polygon>
        <draw:polygon draw:style-name="gr9" draw:text-style-name="P3" draw:layer="layout" svg:width="0.593cm" svg:height="18.683cm" svg:x="70.724cm" svg:y="3.81cm" svg:viewBox="0 0 594 18684" draw:points="0,0 594,0 594,18684 0,18684">
          <text:p/>
        </draw:polygon>
        <draw:polygon draw:style-name="gr10" draw:text-style-name="P6" draw:layer="layout" svg:width="0.593cm" svg:height="18.683cm" svg:x="71.317cm" svg:y="3.81cm" svg:viewBox="0 0 594 18684" draw:points="0,0 594,0 594,18684 0,18684">
          <text:p/>
        </draw:polygon>
        <draw:line draw:style-name="gr11" draw:text-style-name="P1" draw:layer="layout" svg:x1="68.354cm" svg:y1="3.81cm" svg:x2="68.354cm" svg:y2="22.493cm">
          <text:p/>
        </draw:line>
        <draw:polygon draw:style-name="gr10" draw:text-style-name="P6" draw:layer="layout" svg:width="0.592cm" svg:height="18.683cm" svg:x="71.91cm" svg:y="3.81cm" svg:viewBox="0 0 593 18684" draw:points="0,0 593,0 593,18684 0,18684">
          <text:p/>
        </draw:polygon>
        <draw:polygon draw:style-name="gr9" draw:text-style-name="P3" draw:layer="layout" svg:width="0.593cm" svg:height="18.683cm" svg:x="72.502cm" svg:y="3.81cm" svg:viewBox="0 0 594 18684" draw:points="0,0 594,0 594,18684 0,18684">
          <text:p/>
        </draw:polygon>
        <draw:polygon draw:style-name="gr9" draw:text-style-name="P3" draw:layer="layout" svg:width="0.593cm" svg:height="18.683cm" svg:x="73.095cm" svg:y="3.81cm" svg:viewBox="0 0 594 18684" draw:points="0,0 594,0 594,18684 0,18684">
          <text:p/>
        </draw:polygon>
        <draw:polygon draw:style-name="gr9" draw:text-style-name="P3" draw:layer="layout" svg:width="0.592cm" svg:height="18.683cm" svg:x="73.688cm" svg:y="3.81cm" svg:viewBox="0 0 593 18684" draw:points="0,0 593,0 593,18684 0,18684">
          <text:p/>
        </draw:polygon>
        <draw:polygon draw:style-name="gr9" draw:text-style-name="P3" draw:layer="layout" svg:width="0.593cm" svg:height="18.683cm" svg:x="74.28cm" svg:y="3.81cm" svg:viewBox="0 0 594 18684" draw:points="0,0 594,0 594,18684 0,18684">
          <text:p/>
        </draw:polygon>
        <draw:polygon draw:style-name="gr9" draw:text-style-name="P3" draw:layer="layout" svg:width="0.593cm" svg:height="18.683cm" svg:x="74.873cm" svg:y="3.81cm" svg:viewBox="0 0 594 18684" draw:points="0,0 594,0 594,18684 0,18684">
          <text:p/>
        </draw:polygon>
        <draw:polygon draw:style-name="gr10" draw:text-style-name="P6" draw:layer="layout" svg:width="0.592cm" svg:height="18.683cm" svg:x="75.466cm" svg:y="3.81cm" svg:viewBox="0 0 593 18684" draw:points="0,0 593,0 593,18684 0,18684">
          <text:p/>
        </draw:polygon>
        <draw:line draw:style-name="gr11" draw:text-style-name="P1" draw:layer="layout" svg:x1="72.502cm" svg:y1="3.81cm" svg:x2="72.502cm" svg:y2="22.493cm">
          <text:p/>
        </draw:line>
        <draw:polygon draw:style-name="gr10" draw:text-style-name="P6" draw:layer="layout" svg:width="0.593cm" svg:height="18.683cm" svg:x="76.058cm" svg:y="3.81cm" svg:viewBox="0 0 594 18684" draw:points="0,0 594,0 594,18684 0,18684">
          <text:p/>
        </draw:polygon>
        <draw:polygon draw:style-name="gr9" draw:text-style-name="P3" draw:layer="layout" svg:width="0.593cm" svg:height="18.683cm" svg:x="76.651cm" svg:y="3.81cm" svg:viewBox="0 0 594 18684" draw:points="0,0 594,0 594,18684 0,18684">
          <text:p/>
        </draw:polygon>
        <draw:polygon draw:style-name="gr9" draw:text-style-name="P3" draw:layer="layout" svg:width="0.592cm" svg:height="18.683cm" svg:x="77.244cm" svg:y="3.81cm" svg:viewBox="0 0 593 18684" draw:points="0,0 593,0 593,18684 0,18684">
          <text:p/>
        </draw:polygon>
        <draw:polygon draw:style-name="gr9" draw:text-style-name="P3" draw:layer="layout" svg:width="0.593cm" svg:height="18.683cm" svg:x="77.836cm" svg:y="3.81cm" svg:viewBox="0 0 594 18684" draw:points="0,0 594,0 594,18684 0,18684">
          <text:p/>
        </draw:polygon>
        <draw:polygon draw:style-name="gr9" draw:text-style-name="P3" draw:layer="layout" svg:width="0.593cm" svg:height="18.683cm" svg:x="78.429cm" svg:y="3.81cm" svg:viewBox="0 0 594 18684" draw:points="0,0 594,0 594,18684 0,18684">
          <text:p/>
        </draw:polygon>
        <draw:polygon draw:style-name="gr9" draw:text-style-name="P3" draw:layer="layout" svg:width="0.592cm" svg:height="18.683cm" svg:x="79.022cm" svg:y="3.81cm" svg:viewBox="0 0 593 18684" draw:points="0,0 593,0 593,18684 0,18684">
          <text:p/>
        </draw:polygon>
        <draw:polygon draw:style-name="gr10" draw:text-style-name="P6" draw:layer="layout" svg:width="0.593cm" svg:height="18.683cm" svg:x="79.614cm" svg:y="3.81cm" svg:viewBox="0 0 594 18684" draw:points="0,0 594,0 594,18684 0,18684">
          <text:p/>
        </draw:polygon>
        <draw:line draw:style-name="gr11" draw:text-style-name="P1" draw:layer="layout" svg:x1="76.651cm" svg:y1="3.81cm" svg:x2="76.651cm" svg:y2="22.493cm">
          <text:p/>
        </draw:line>
        <draw:polygon draw:style-name="gr10" draw:text-style-name="P6" draw:layer="layout" svg:width="0.593cm" svg:height="18.683cm" svg:x="80.207cm" svg:y="3.81cm" svg:viewBox="0 0 594 18684" draw:points="0,0 594,0 594,18684 0,18684">
          <text:p/>
        </draw:polygon>
        <draw:polygon draw:style-name="gr9" draw:text-style-name="P3" draw:layer="layout" svg:width="0.592cm" svg:height="18.683cm" svg:x="80.8cm" svg:y="3.81cm" svg:viewBox="0 0 593 18684" draw:points="0,0 593,0 593,18684 0,18684">
          <text:p/>
        </draw:polygon>
        <draw:polygon draw:style-name="gr9" draw:text-style-name="P3" draw:layer="layout" svg:width="0.593cm" svg:height="18.683cm" svg:x="81.392cm" svg:y="3.81cm" svg:viewBox="0 0 594 18684" draw:points="0,0 594,0 594,18684 0,18684">
          <text:p/>
        </draw:polygon>
        <draw:polygon draw:style-name="gr9" draw:text-style-name="P3" draw:layer="layout" svg:width="0.593cm" svg:height="18.683cm" svg:x="81.985cm" svg:y="3.81cm" svg:viewBox="0 0 594 18684" draw:points="0,0 594,0 594,18684 0,18684">
          <text:p/>
        </draw:polygon>
        <draw:polygon draw:style-name="gr9" draw:text-style-name="P3" draw:layer="layout" svg:width="0.592cm" svg:height="18.683cm" svg:x="82.578cm" svg:y="3.81cm" svg:viewBox="0 0 593 18684" draw:points="0,0 593,0 593,18684 0,18684">
          <text:p/>
        </draw:polygon>
        <draw:polygon draw:style-name="gr9" draw:text-style-name="P3" draw:layer="layout" svg:width="0.593cm" svg:height="18.683cm" svg:x="83.17cm" svg:y="3.81cm" svg:viewBox="0 0 594 18684" draw:points="0,0 594,0 594,18684 0,18684">
          <text:p/>
        </draw:polygon>
        <draw:polygon draw:style-name="gr10" draw:text-style-name="P6" draw:layer="layout" svg:width="0.593cm" svg:height="18.683cm" svg:x="83.763cm" svg:y="3.81cm" svg:viewBox="0 0 594 18684" draw:points="0,0 594,0 594,18684 0,18684">
          <text:p/>
        </draw:polygon>
        <draw:line draw:style-name="gr11" draw:text-style-name="P1" draw:layer="layout" svg:x1="80.8cm" svg:y1="3.81cm" svg:x2="80.8cm" svg:y2="22.493cm">
          <text:p/>
        </draw:line>
        <draw:polygon draw:style-name="gr10" draw:text-style-name="P6" draw:layer="layout" svg:width="0.592cm" svg:height="18.683cm" svg:x="84.356cm" svg:y="3.81cm" svg:viewBox="0 0 593 18684" draw:points="0,0 593,0 593,18684 0,18684">
          <text:p/>
        </draw:polygon>
        <draw:polygon draw:style-name="gr9" draw:text-style-name="P3" draw:layer="layout" svg:width="0.593cm" svg:height="18.683cm" svg:x="84.948cm" svg:y="3.81cm" svg:viewBox="0 0 594 18684" draw:points="0,0 594,0 594,18684 0,18684">
          <text:p/>
        </draw:polygon>
        <draw:polygon draw:style-name="gr9" draw:text-style-name="P3" draw:layer="layout" svg:width="0.593cm" svg:height="18.683cm" svg:x="85.541cm" svg:y="3.81cm" svg:viewBox="0 0 594 18684" draw:points="0,0 594,0 594,18684 0,18684">
          <text:p/>
        </draw:polygon>
        <draw:polygon draw:style-name="gr9" draw:text-style-name="P3" draw:layer="layout" svg:width="0.592cm" svg:height="18.683cm" svg:x="86.134cm" svg:y="3.81cm" svg:viewBox="0 0 593 18684" draw:points="0,0 593,0 593,18684 0,18684">
          <text:p/>
        </draw:polygon>
        <draw:polygon draw:style-name="gr9" draw:text-style-name="P3" draw:layer="layout" svg:width="0.593cm" svg:height="18.683cm" svg:x="86.726cm" svg:y="3.81cm" svg:viewBox="0 0 594 18684" draw:points="0,0 594,0 594,18684 0,18684">
          <text:p/>
        </draw:polygon>
        <draw:polygon draw:style-name="gr9" draw:text-style-name="P3" draw:layer="layout" svg:width="0.594cm" svg:height="18.683cm" svg:x="87.319cm" svg:y="3.81cm" svg:viewBox="0 0 595 18684" draw:points="0,0 595,0 595,18684 0,18684">
          <text:p/>
        </draw:polygon>
        <draw:polygon draw:style-name="gr10" draw:text-style-name="P6" draw:layer="layout" svg:width="0.592cm" svg:height="18.683cm" svg:x="87.912cm" svg:y="3.81cm" svg:viewBox="0 0 593 18684" draw:points="0,0 593,0 593,18684 0,18684">
          <text:p/>
        </draw:polygon>
        <draw:line draw:style-name="gr11" draw:text-style-name="P1" draw:layer="layout" svg:x1="84.948cm" svg:y1="3.81cm" svg:x2="84.948cm" svg:y2="22.493cm">
          <text:p/>
        </draw:line>
        <draw:polygon draw:style-name="gr10" draw:text-style-name="P6" draw:layer="layout" svg:width="0.593cm" svg:height="18.683cm" svg:x="88.504cm" svg:y="3.81cm" svg:viewBox="0 0 594 18684" draw:points="0,0 594,0 594,18684 0,18684">
          <text:p/>
        </draw:polygon>
        <draw:polygon draw:style-name="gr13" draw:text-style-name="P7" draw:layer="layout" svg:width="0.593cm" svg:height="18.683cm" svg:x="89.097cm" svg:y="3.81cm" svg:viewBox="0 0 594 18684" draw:points="0,0 594,0 594,18684 0,18684">
          <text:p/>
        </draw:polygon>
        <draw:polygon draw:style-name="gr9" draw:text-style-name="P3" draw:layer="layout" svg:width="0.592cm" svg:height="18.683cm" svg:x="89.69cm" svg:y="3.81cm" svg:viewBox="0 0 593 18684" draw:points="0,0 593,0 593,18684 0,18684">
          <text:p/>
        </draw:polygon>
        <draw:polygon draw:style-name="gr9" draw:text-style-name="P3" draw:layer="layout" svg:width="0.593cm" svg:height="18.683cm" svg:x="90.282cm" svg:y="3.81cm" svg:viewBox="0 0 594 18684" draw:points="0,0 594,0 594,18684 0,18684">
          <text:p/>
        </draw:polygon>
        <draw:polygon draw:style-name="gr9" draw:text-style-name="P3" draw:layer="layout" svg:width="0.593cm" svg:height="18.683cm" svg:x="90.875cm" svg:y="3.81cm" svg:viewBox="0 0 594 18684" draw:points="0,0 594,0 594,18684 0,18684">
          <text:p/>
        </draw:polygon>
        <draw:polygon draw:style-name="gr9" draw:text-style-name="P3" draw:layer="layout" svg:width="0.592cm" svg:height="18.683cm" svg:x="91.468cm" svg:y="3.81cm" svg:viewBox="0 0 593 18684" draw:points="0,0 593,0 593,18684 0,18684">
          <text:p/>
        </draw:polygon>
        <draw:polygon draw:style-name="gr10" draw:text-style-name="P6" draw:layer="layout" svg:width="0.593cm" svg:height="18.683cm" svg:x="92.06cm" svg:y="3.81cm" svg:viewBox="0 0 594 18684" draw:points="0,0 594,0 594,18684 0,18684">
          <text:p/>
        </draw:polygon>
        <draw:line draw:style-name="gr11" draw:text-style-name="P1" draw:layer="layout" svg:x1="89.097cm" svg:y1="3.81cm" svg:x2="89.097cm" svg:y2="22.493cm">
          <text:p/>
        </draw:line>
        <draw:polygon draw:style-name="gr10" draw:text-style-name="P6" draw:layer="layout" svg:width="0.593cm" svg:height="18.683cm" svg:x="92.653cm" svg:y="3.81cm" svg:viewBox="0 0 594 18684" draw:points="0,0 594,0 594,18684 0,18684">
          <text:p/>
        </draw:polygon>
        <draw:polygon draw:style-name="gr9" draw:text-style-name="P3" draw:layer="layout" svg:width="0.592cm" svg:height="18.683cm" svg:x="93.246cm" svg:y="3.81cm" svg:viewBox="0 0 593 18684" draw:points="0,0 593,0 593,18684 0,18684">
          <text:p/>
        </draw:polygon>
        <draw:polygon draw:style-name="gr9" draw:text-style-name="P3" draw:layer="layout" svg:width="0.593cm" svg:height="18.683cm" svg:x="93.838cm" svg:y="3.81cm" svg:viewBox="0 0 594 18684" draw:points="0,0 594,0 594,18684 0,18684">
          <text:p/>
        </draw:polygon>
        <draw:polygon draw:style-name="gr9" draw:text-style-name="P3" draw:layer="layout" svg:width="0.593cm" svg:height="18.683cm" svg:x="94.431cm" svg:y="3.81cm" svg:viewBox="0 0 594 18684" draw:points="0,0 594,0 594,18684 0,18684">
          <text:p/>
        </draw:polygon>
        <draw:polygon draw:style-name="gr9" draw:text-style-name="P3" draw:layer="layout" svg:width="0.592cm" svg:height="18.683cm" svg:x="95.024cm" svg:y="3.81cm" svg:viewBox="0 0 593 18684" draw:points="0,0 593,0 593,18684 0,18684">
          <text:p/>
        </draw:polygon>
        <draw:polygon draw:style-name="gr9" draw:text-style-name="P3" draw:layer="layout" svg:width="0.593cm" svg:height="18.683cm" svg:x="95.616cm" svg:y="3.81cm" svg:viewBox="0 0 594 18684" draw:points="0,0 594,0 594,18684 0,18684">
          <text:p/>
        </draw:polygon>
        <draw:polygon draw:style-name="gr10" draw:text-style-name="P6" draw:layer="layout" svg:width="0.593cm" svg:height="18.683cm" svg:x="96.209cm" svg:y="3.81cm" svg:viewBox="0 0 594 18684" draw:points="0,0 594,0 594,18684 0,18684">
          <text:p/>
        </draw:polygon>
        <draw:line draw:style-name="gr11" draw:text-style-name="P1" draw:layer="layout" svg:x1="93.246cm" svg:y1="3.81cm" svg:x2="93.246cm" svg:y2="22.493cm">
          <text:p/>
        </draw:line>
        <draw:polygon draw:style-name="gr10" draw:text-style-name="P6" draw:layer="layout" svg:width="0.592cm" svg:height="18.683cm" svg:x="96.802cm" svg:y="3.81cm" svg:viewBox="0 0 593 18684" draw:points="0,0 593,0 593,18684 0,18684">
          <text:p/>
        </draw:polygon>
        <draw:polygon draw:style-name="gr9" draw:text-style-name="P3" draw:layer="layout" svg:width="0.593cm" svg:height="18.683cm" svg:x="97.394cm" svg:y="3.81cm" svg:viewBox="0 0 594 18684" draw:points="0,0 594,0 594,18684 0,18684">
          <text:p/>
        </draw:polygon>
        <draw:polygon draw:style-name="gr9" draw:text-style-name="P3" draw:layer="layout" svg:width="0.593cm" svg:height="18.683cm" svg:x="97.987cm" svg:y="3.81cm" svg:viewBox="0 0 594 18684" draw:points="0,0 594,0 594,18684 0,18684">
          <text:p/>
        </draw:polygon>
        <draw:polygon draw:style-name="gr9" draw:text-style-name="P3" draw:layer="layout" svg:width="0.592cm" svg:height="18.683cm" svg:x="98.58cm" svg:y="3.81cm" svg:viewBox="0 0 593 18684" draw:points="0,0 593,0 593,18684 0,18684">
          <text:p/>
        </draw:polygon>
        <draw:polygon draw:style-name="gr9" draw:text-style-name="P3" draw:layer="layout" svg:width="0.593cm" svg:height="18.683cm" svg:x="99.172cm" svg:y="3.81cm" svg:viewBox="0 0 594 18684" draw:points="0,0 594,0 594,18684 0,18684">
          <text:p/>
        </draw:polygon>
        <draw:polygon draw:style-name="gr9" draw:text-style-name="P3" draw:layer="layout" svg:width="0.593cm" svg:height="18.683cm" svg:x="99.765cm" svg:y="3.81cm" svg:viewBox="0 0 594 18684" draw:points="0,0 594,0 594,18684 0,18684">
          <text:p/>
        </draw:polygon>
        <draw:polygon draw:style-name="gr10" draw:text-style-name="P6" draw:layer="layout" svg:width="0.592cm" svg:height="18.683cm" svg:x="100.358cm" svg:y="3.81cm" svg:viewBox="0 0 593 18684" draw:points="0,0 593,0 593,18684 0,18684">
          <text:p/>
        </draw:polygon>
        <draw:line draw:style-name="gr11" draw:text-style-name="P1" draw:layer="layout" svg:x1="97.394cm" svg:y1="3.81cm" svg:x2="97.394cm" svg:y2="22.493cm">
          <text:p/>
        </draw:line>
        <draw:polygon draw:style-name="gr10" draw:text-style-name="P6" draw:layer="layout" svg:width="0.593cm" svg:height="18.683cm" svg:x="100.95cm" svg:y="3.81cm" svg:viewBox="0 0 594 18684" draw:points="0,0 594,0 594,18684 0,18684">
          <text:p/>
        </draw:polygon>
        <draw:polygon draw:style-name="gr9" draw:text-style-name="P3" draw:layer="layout" svg:width="0.593cm" svg:height="18.683cm" svg:x="101.543cm" svg:y="3.81cm" svg:viewBox="0 0 594 18684" draw:points="0,0 594,0 594,18684 0,18684">
          <text:p/>
        </draw:polygon>
        <draw:polygon draw:style-name="gr9" draw:text-style-name="P3" draw:layer="layout" svg:width="0.592cm" svg:height="18.683cm" svg:x="102.136cm" svg:y="3.81cm" svg:viewBox="0 0 593 18684" draw:points="0,0 593,0 593,18684 0,18684">
          <text:p/>
        </draw:polygon>
        <draw:polygon draw:style-name="gr9" draw:text-style-name="P3" draw:layer="layout" svg:width="0.593cm" svg:height="18.683cm" svg:x="102.728cm" svg:y="3.81cm" svg:viewBox="0 0 594 18684" draw:points="0,0 594,0 594,18684 0,18684">
          <text:p/>
        </draw:polygon>
        <draw:polygon draw:style-name="gr9" draw:text-style-name="P3" draw:layer="layout" svg:width="0.593cm" svg:height="18.683cm" svg:x="103.321cm" svg:y="3.81cm" svg:viewBox="0 0 594 18684" draw:points="0,0 594,0 594,18684 0,18684">
          <text:p/>
        </draw:polygon>
        <draw:polygon draw:style-name="gr9" draw:text-style-name="P3" draw:layer="layout" svg:width="0.592cm" svg:height="18.683cm" svg:x="103.914cm" svg:y="3.81cm" svg:viewBox="0 0 593 18684" draw:points="0,0 593,0 593,18684 0,18684">
          <text:p/>
        </draw:polygon>
        <draw:polygon draw:style-name="gr10" draw:text-style-name="P6" draw:layer="layout" svg:width="0.593cm" svg:height="18.683cm" svg:x="104.506cm" svg:y="3.81cm" svg:viewBox="0 0 594 18684" draw:points="0,0 594,0 594,18684 0,18684">
          <text:p/>
        </draw:polygon>
        <draw:line draw:style-name="gr11" draw:text-style-name="P1" draw:layer="layout" svg:x1="101.543cm" svg:y1="3.81cm" svg:x2="101.543cm" svg:y2="22.493cm">
          <text:p/>
        </draw:line>
        <draw:polygon draw:style-name="gr10" draw:text-style-name="P6" draw:layer="layout" svg:width="0.593cm" svg:height="18.683cm" svg:x="105.099cm" svg:y="3.81cm" svg:viewBox="0 0 594 18684" draw:points="0,0 594,0 594,18684 0,18684">
          <text:p/>
        </draw:polygon>
        <draw:polygon draw:style-name="gr9" draw:text-style-name="P3" draw:layer="layout" svg:width="0.592cm" svg:height="18.683cm" svg:x="105.692cm" svg:y="3.81cm" svg:viewBox="0 0 593 18684" draw:points="0,0 593,0 593,18684 0,18684">
          <text:p/>
        </draw:polygon>
        <draw:polygon draw:style-name="gr9" draw:text-style-name="P3" draw:layer="layout" svg:width="0.593cm" svg:height="18.683cm" svg:x="106.284cm" svg:y="3.81cm" svg:viewBox="0 0 594 18684" draw:points="0,0 594,0 594,18684 0,18684">
          <text:p/>
        </draw:polygon>
        <draw:polygon draw:style-name="gr9" draw:text-style-name="P3" draw:layer="layout" svg:width="0.593cm" svg:height="18.683cm" svg:x="106.877cm" svg:y="3.81cm" svg:viewBox="0 0 594 18684" draw:points="0,0 594,0 594,18684 0,18684">
          <text:p/>
        </draw:polygon>
        <draw:polygon draw:style-name="gr9" draw:text-style-name="P3" draw:layer="layout" svg:width="0.592cm" svg:height="18.683cm" svg:x="107.47cm" svg:y="3.81cm" svg:viewBox="0 0 593 18684" draw:points="0,0 593,0 593,18684 0,18684">
          <text:p/>
        </draw:polygon>
        <draw:polygon draw:style-name="gr9" draw:text-style-name="P3" draw:layer="layout" svg:width="0.593cm" svg:height="18.683cm" svg:x="108.062cm" svg:y="3.81cm" svg:viewBox="0 0 594 18684" draw:points="0,0 594,0 594,18684 0,18684">
          <text:p/>
        </draw:polygon>
        <draw:polygon draw:style-name="gr10" draw:text-style-name="P6" draw:layer="layout" svg:width="0.593cm" svg:height="18.683cm" svg:x="108.655cm" svg:y="3.81cm" svg:viewBox="0 0 594 18684" draw:points="0,0 594,0 594,18684 0,18684">
          <text:p/>
        </draw:polygon>
        <draw:line draw:style-name="gr11" draw:text-style-name="P1" draw:layer="layout" svg:x1="105.692cm" svg:y1="3.81cm" svg:x2="105.692cm" svg:y2="22.493cm">
          <text:p/>
        </draw:line>
        <draw:polygon draw:style-name="gr10" draw:text-style-name="P6" draw:layer="layout" svg:width="0.592cm" svg:height="18.683cm" svg:x="109.248cm" svg:y="3.81cm" svg:viewBox="0 0 593 18684" draw:points="0,0 593,0 593,18684 0,18684">
          <text:p/>
        </draw:polygon>
        <draw:polygon draw:style-name="gr9" draw:text-style-name="P3" draw:layer="layout" svg:width="0.593cm" svg:height="18.683cm" svg:x="109.84cm" svg:y="3.81cm" svg:viewBox="0 0 594 18684" draw:points="0,0 594,0 594,18684 0,18684">
          <text:p/>
        </draw:polygon>
        <draw:polygon draw:style-name="gr9" draw:text-style-name="P3" draw:layer="layout" svg:width="0.593cm" svg:height="18.683cm" svg:x="110.433cm" svg:y="3.81cm" svg:viewBox="0 0 594 18684" draw:points="0,0 594,0 594,18684 0,18684">
          <text:p/>
        </draw:polygon>
        <draw:polygon draw:style-name="gr9" draw:text-style-name="P3" draw:layer="layout" svg:width="0.592cm" svg:height="18.683cm" svg:x="111.026cm" svg:y="3.81cm" svg:viewBox="0 0 593 18684" draw:points="0,0 593,0 593,18684 0,18684">
          <text:p/>
        </draw:polygon>
        <draw:polygon draw:style-name="gr9" draw:text-style-name="P3" draw:layer="layout" svg:width="0.593cm" svg:height="18.683cm" svg:x="111.618cm" svg:y="3.81cm" svg:viewBox="0 0 594 18684" draw:points="0,0 594,0 594,18684 0,18684">
          <text:p/>
        </draw:polygon>
        <draw:polygon draw:style-name="gr9" draw:text-style-name="P3" draw:layer="layout" svg:width="0.593cm" svg:height="18.683cm" svg:x="112.211cm" svg:y="3.81cm" svg:viewBox="0 0 594 18684" draw:points="0,0 594,0 594,18684 0,18684">
          <text:p/>
        </draw:polygon>
        <draw:polygon draw:style-name="gr10" draw:text-style-name="P6" draw:layer="layout" svg:width="0.592cm" svg:height="18.683cm" svg:x="112.804cm" svg:y="3.81cm" svg:viewBox="0 0 593 18684" draw:points="0,0 593,0 593,18684 0,18684">
          <text:p/>
        </draw:polygon>
        <draw:line draw:style-name="gr11" draw:text-style-name="P1" draw:layer="layout" svg:x1="109.84cm" svg:y1="3.81cm" svg:x2="109.84cm" svg:y2="22.493cm">
          <text:p/>
        </draw:line>
        <draw:polygon draw:style-name="gr10" draw:text-style-name="P6" draw:layer="layout" svg:width="0.593cm" svg:height="18.683cm" svg:x="113.396cm" svg:y="3.81cm" svg:viewBox="0 0 594 18684" draw:points="0,0 594,0 594,18684 0,18684">
          <text:p/>
        </draw:polygon>
        <draw:polygon draw:style-name="gr9" draw:text-style-name="P3" draw:layer="layout" svg:width="0.593cm" svg:height="18.683cm" svg:x="113.989cm" svg:y="3.81cm" svg:viewBox="0 0 594 18684" draw:points="0,0 594,0 594,18684 0,18684">
          <text:p/>
        </draw:polygon>
        <draw:polygon draw:style-name="gr9" draw:text-style-name="P3" draw:layer="layout" svg:width="0.592cm" svg:height="18.683cm" svg:x="114.582cm" svg:y="3.81cm" svg:viewBox="0 0 593 18684" draw:points="0,0 593,0 593,18684 0,18684">
          <text:p/>
        </draw:polygon>
        <draw:polygon draw:style-name="gr9" draw:text-style-name="P3" draw:layer="layout" svg:width="0.593cm" svg:height="18.683cm" svg:x="115.174cm" svg:y="3.81cm" svg:viewBox="0 0 594 18684" draw:points="0,0 594,0 594,18684 0,18684">
          <text:p/>
        </draw:polygon>
        <draw:polygon draw:style-name="gr9" draw:text-style-name="P3" draw:layer="layout" svg:width="0.593cm" svg:height="18.683cm" svg:x="115.767cm" svg:y="3.81cm" svg:viewBox="0 0 594 18684" draw:points="0,0 594,0 594,18684 0,18684">
          <text:p/>
        </draw:polygon>
        <draw:polygon draw:style-name="gr9" draw:text-style-name="P3" draw:layer="layout" svg:width="0.592cm" svg:height="18.683cm" svg:x="116.36cm" svg:y="3.81cm" svg:viewBox="0 0 593 18684" draw:points="0,0 593,0 593,18684 0,18684">
          <text:p/>
        </draw:polygon>
        <draw:polygon draw:style-name="gr10" draw:text-style-name="P6" draw:layer="layout" svg:width="0.593cm" svg:height="18.683cm" svg:x="116.952cm" svg:y="3.81cm" svg:viewBox="0 0 594 18684" draw:points="0,0 594,0 594,18684 0,18684">
          <text:p/>
        </draw:polygon>
        <draw:line draw:style-name="gr11" draw:text-style-name="P1" draw:layer="layout" svg:x1="113.989cm" svg:y1="3.81cm" svg:x2="113.989cm" svg:y2="22.493cm">
          <text:p/>
        </draw:line>
        <draw:polygon draw:style-name="gr10" draw:text-style-name="P6" draw:layer="layout" svg:width="0.593cm" svg:height="18.683cm" svg:x="117.545cm" svg:y="3.81cm" svg:viewBox="0 0 594 18684" draw:points="0,0 594,0 594,18684 0,18684">
          <text:p/>
        </draw:polygon>
        <draw:polygon draw:style-name="gr9" draw:text-style-name="P3" draw:layer="layout" svg:width="0.592cm" svg:height="18.683cm" svg:x="118.138cm" svg:y="3.81cm" svg:viewBox="0 0 593 18684" draw:points="0,0 593,0 593,18684 0,18684">
          <text:p/>
        </draw:polygon>
        <draw:polygon draw:style-name="gr9" draw:text-style-name="P3" draw:layer="layout" svg:width="0.593cm" svg:height="18.683cm" svg:x="118.73cm" svg:y="3.81cm" svg:viewBox="0 0 594 18684" draw:points="0,0 594,0 594,18684 0,18684">
          <text:p/>
        </draw:polygon>
        <draw:polygon draw:style-name="gr9" draw:text-style-name="P3" draw:layer="layout" svg:width="0.593cm" svg:height="18.683cm" svg:x="119.323cm" svg:y="3.81cm" svg:viewBox="0 0 594 18684" draw:points="0,0 594,0 594,18684 0,18684">
          <text:p/>
        </draw:polygon>
        <draw:polygon draw:style-name="gr9" draw:text-style-name="P3" draw:layer="layout" svg:width="0.592cm" svg:height="18.683cm" svg:x="119.916cm" svg:y="3.81cm" svg:viewBox="0 0 593 18684" draw:points="0,0 593,0 593,18684 0,18684">
          <text:p/>
        </draw:polygon>
        <draw:polygon draw:style-name="gr9" draw:text-style-name="P3" draw:layer="layout" svg:width="0.593cm" svg:height="18.683cm" svg:x="120.508cm" svg:y="3.81cm" svg:viewBox="0 0 594 18684" draw:points="0,0 594,0 594,18684 0,18684">
          <text:p/>
        </draw:polygon>
        <draw:polygon draw:style-name="gr10" draw:text-style-name="P6" draw:layer="layout" svg:width="0.593cm" svg:height="18.683cm" svg:x="121.101cm" svg:y="3.81cm" svg:viewBox="0 0 594 18684" draw:points="0,0 594,0 594,18684 0,18684">
          <text:p/>
        </draw:polygon>
        <draw:line draw:style-name="gr11" draw:text-style-name="P1" draw:layer="layout" svg:x1="118.138cm" svg:y1="3.81cm" svg:x2="118.138cm" svg:y2="22.493cm">
          <text:p/>
        </draw:line>
        <draw:polygon draw:style-name="gr10" draw:text-style-name="P6" draw:layer="layout" svg:width="0.592cm" svg:height="18.683cm" svg:x="121.694cm" svg:y="3.81cm" svg:viewBox="0 0 593 18684" draw:points="0,0 593,0 593,18684 0,18684">
          <text:p/>
        </draw:polygon>
        <draw:polygon draw:style-name="gr9" draw:text-style-name="P3" draw:layer="layout" svg:width="0.593cm" svg:height="18.683cm" svg:x="122.286cm" svg:y="3.81cm" svg:viewBox="0 0 594 18684" draw:points="0,0 594,0 594,18684 0,18684">
          <text:p/>
        </draw:polygon>
        <draw:polygon draw:style-name="gr9" draw:text-style-name="P3" draw:layer="layout" svg:width="0.593cm" svg:height="18.683cm" svg:x="122.879cm" svg:y="3.81cm" svg:viewBox="0 0 594 18684" draw:points="0,0 594,0 594,18684 0,18684">
          <text:p/>
        </draw:polygon>
        <draw:polygon draw:style-name="gr9" draw:text-style-name="P3" draw:layer="layout" svg:width="0.592cm" svg:height="18.683cm" svg:x="123.472cm" svg:y="3.81cm" svg:viewBox="0 0 593 18684" draw:points="0,0 593,0 593,18684 0,18684">
          <text:p/>
        </draw:polygon>
        <draw:polygon draw:style-name="gr9" draw:text-style-name="P3" draw:layer="layout" svg:width="0.593cm" svg:height="18.683cm" svg:x="124.064cm" svg:y="3.81cm" svg:viewBox="0 0 594 18684" draw:points="0,0 594,0 594,18684 0,18684">
          <text:p/>
        </draw:polygon>
        <draw:polygon draw:style-name="gr9" draw:text-style-name="P3" draw:layer="layout" svg:width="0.593cm" svg:height="18.683cm" svg:x="124.657cm" svg:y="3.81cm" svg:viewBox="0 0 594 18684" draw:points="0,0 594,0 594,18684 0,18684">
          <text:p/>
        </draw:polygon>
        <draw:polygon draw:style-name="gr10" draw:text-style-name="P6" draw:layer="layout" svg:width="0.592cm" svg:height="18.683cm" svg:x="125.25cm" svg:y="3.81cm" svg:viewBox="0 0 593 18684" draw:points="0,0 593,0 593,18684 0,18684">
          <text:p/>
        </draw:polygon>
        <draw:line draw:style-name="gr11" draw:text-style-name="P1" draw:layer="layout" svg:x1="122.286cm" svg:y1="3.81cm" svg:x2="122.286cm" svg:y2="22.493cm">
          <text:p/>
        </draw:line>
        <draw:polygon draw:style-name="gr10" draw:text-style-name="P6" draw:layer="layout" svg:width="0.593cm" svg:height="18.683cm" svg:x="125.842cm" svg:y="3.81cm" svg:viewBox="0 0 594 18684" draw:points="0,0 594,0 594,18684 0,18684">
          <text:p/>
        </draw:polygon>
        <draw:polygon draw:style-name="gr13" draw:text-style-name="P7" draw:layer="layout" svg:width="0.593cm" svg:height="18.683cm" svg:x="126.435cm" svg:y="3.81cm" svg:viewBox="0 0 594 18684" draw:points="0,0 594,0 594,18684 0,18684">
          <text:p/>
        </draw:polygon>
        <draw:polygon draw:style-name="gr9" draw:text-style-name="P3" draw:layer="layout" svg:width="0.592cm" svg:height="18.683cm" svg:x="127.028cm" svg:y="3.81cm" svg:viewBox="0 0 593 18684" draw:points="0,0 593,0 593,18684 0,18684">
          <text:p/>
        </draw:polygon>
        <draw:polygon draw:style-name="gr9" draw:text-style-name="P3" draw:layer="layout" svg:width="0.593cm" svg:height="18.683cm" svg:x="127.62cm" svg:y="3.81cm" svg:viewBox="0 0 594 18684" draw:points="0,0 594,0 594,18684 0,18684">
          <text:p/>
        </draw:polygon>
        <draw:polygon draw:style-name="gr9" draw:text-style-name="P3" draw:layer="layout" svg:width="0.593cm" svg:height="18.683cm" svg:x="128.213cm" svg:y="3.81cm" svg:viewBox="0 0 594 18684" draw:points="0,0 594,0 594,18684 0,18684">
          <text:p/>
        </draw:polygon>
        <draw:polygon draw:style-name="gr9" draw:text-style-name="P3" draw:layer="layout" svg:width="0.592cm" svg:height="18.683cm" svg:x="128.806cm" svg:y="3.81cm" svg:viewBox="0 0 593 18684" draw:points="0,0 593,0 593,18684 0,18684">
          <text:p/>
        </draw:polygon>
        <draw:polygon draw:style-name="gr10" draw:text-style-name="P6" draw:layer="layout" svg:width="0.593cm" svg:height="18.683cm" svg:x="129.398cm" svg:y="3.81cm" svg:viewBox="0 0 594 18684" draw:points="0,0 594,0 594,18684 0,18684">
          <text:p/>
        </draw:polygon>
        <draw:line draw:style-name="gr11" draw:text-style-name="P1" draw:layer="layout" svg:x1="126.435cm" svg:y1="3.81cm" svg:x2="126.435cm" svg:y2="22.493cm">
          <text:p/>
        </draw:line>
        <draw:polygon draw:style-name="gr10" draw:text-style-name="P6" draw:layer="layout" svg:width="0.593cm" svg:height="18.683cm" svg:x="129.991cm" svg:y="3.81cm" svg:viewBox="0 0 594 18684" draw:points="0,0 594,0 594,18684 0,18684">
          <text:p/>
        </draw:polygon>
        <draw:polygon draw:style-name="gr9" draw:text-style-name="P3" draw:layer="layout" svg:width="0.592cm" svg:height="18.683cm" svg:x="130.584cm" svg:y="3.81cm" svg:viewBox="0 0 593 18684" draw:points="0,0 593,0 593,18684 0,18684">
          <text:p/>
        </draw:polygon>
        <draw:polygon draw:style-name="gr9" draw:text-style-name="P3" draw:layer="layout" svg:width="0.593cm" svg:height="18.683cm" svg:x="131.176cm" svg:y="3.81cm" svg:viewBox="0 0 594 18684" draw:points="0,0 594,0 594,18684 0,18684">
          <text:p/>
        </draw:polygon>
        <draw:polygon draw:style-name="gr9" draw:text-style-name="P3" draw:layer="layout" svg:width="0.593cm" svg:height="18.683cm" svg:x="131.769cm" svg:y="3.81cm" svg:viewBox="0 0 594 18684" draw:points="0,0 594,0 594,18684 0,18684">
          <text:p/>
        </draw:polygon>
        <draw:polygon draw:style-name="gr9" draw:text-style-name="P3" draw:layer="layout" svg:width="0.592cm" svg:height="18.683cm" svg:x="132.362cm" svg:y="3.81cm" svg:viewBox="0 0 593 18684" draw:points="0,0 593,0 593,18684 0,18684">
          <text:p/>
        </draw:polygon>
        <draw:polygon draw:style-name="gr9" draw:text-style-name="P3" draw:layer="layout" svg:width="0.593cm" svg:height="18.683cm" svg:x="132.954cm" svg:y="3.81cm" svg:viewBox="0 0 594 18684" draw:points="0,0 594,0 594,18684 0,18684">
          <text:p/>
        </draw:polygon>
        <draw:polygon draw:style-name="gr10" draw:text-style-name="P6" draw:layer="layout" svg:width="0.593cm" svg:height="18.683cm" svg:x="133.547cm" svg:y="3.81cm" svg:viewBox="0 0 594 18684" draw:points="0,0 594,0 594,18684 0,18684">
          <text:p/>
        </draw:polygon>
        <draw:line draw:style-name="gr11" draw:text-style-name="P1" draw:layer="layout" svg:x1="130.584cm" svg:y1="3.81cm" svg:x2="130.584cm" svg:y2="22.493cm">
          <text:p/>
        </draw:line>
        <draw:polygon draw:style-name="gr10" draw:text-style-name="P6" draw:layer="layout" svg:width="0.592cm" svg:height="18.683cm" svg:x="134.14cm" svg:y="3.81cm" svg:viewBox="0 0 593 18684" draw:points="0,0 593,0 593,18684 0,18684">
          <text:p/>
        </draw:polygon>
        <draw:polygon draw:style-name="gr9" draw:text-style-name="P3" draw:layer="layout" svg:width="0.593cm" svg:height="18.683cm" svg:x="134.732cm" svg:y="3.81cm" svg:viewBox="0 0 594 18684" draw:points="0,0 594,0 594,18684 0,18684">
          <text:p/>
        </draw:polygon>
        <draw:polygon draw:style-name="gr9" draw:text-style-name="P3" draw:layer="layout" svg:width="0.593cm" svg:height="18.683cm" svg:x="135.325cm" svg:y="3.81cm" svg:viewBox="0 0 594 18684" draw:points="0,0 594,0 594,18684 0,18684">
          <text:p/>
        </draw:polygon>
        <draw:polygon draw:style-name="gr9" draw:text-style-name="P3" draw:layer="layout" svg:width="0.592cm" svg:height="18.683cm" svg:x="135.918cm" svg:y="3.81cm" svg:viewBox="0 0 593 18684" draw:points="0,0 593,0 593,18684 0,18684">
          <text:p/>
        </draw:polygon>
        <draw:polygon draw:style-name="gr9" draw:text-style-name="P3" draw:layer="layout" svg:width="0.593cm" svg:height="18.683cm" svg:x="136.51cm" svg:y="3.81cm" svg:viewBox="0 0 594 18684" draw:points="0,0 594,0 594,18684 0,18684">
          <text:p/>
        </draw:polygon>
        <draw:polygon draw:style-name="gr9" draw:text-style-name="P3" draw:layer="layout" svg:width="0.593cm" svg:height="18.683cm" svg:x="137.103cm" svg:y="3.81cm" svg:viewBox="0 0 594 18684" draw:points="0,0 594,0 594,18684 0,18684">
          <text:p/>
        </draw:polygon>
        <draw:polygon draw:style-name="gr10" draw:text-style-name="P6" draw:layer="layout" svg:width="0.592cm" svg:height="18.683cm" svg:x="137.696cm" svg:y="3.81cm" svg:viewBox="0 0 593 18684" draw:points="0,0 593,0 593,18684 0,18684">
          <text:p/>
        </draw:polygon>
        <draw:line draw:style-name="gr11" draw:text-style-name="P1" draw:layer="layout" svg:x1="134.732cm" svg:y1="3.81cm" svg:x2="134.732cm" svg:y2="22.493cm">
          <text:p/>
        </draw:line>
        <draw:polygon draw:style-name="gr10" draw:text-style-name="P6" draw:layer="layout" svg:width="0.593cm" svg:height="18.683cm" svg:x="138.288cm" svg:y="3.81cm" svg:viewBox="0 0 594 18684" draw:points="0,0 594,0 594,18684 0,18684">
          <text:p/>
        </draw:polygon>
        <draw:polygon draw:style-name="gr9" draw:text-style-name="P3" draw:layer="layout" svg:width="0.593cm" svg:height="18.683cm" svg:x="138.881cm" svg:y="3.81cm" svg:viewBox="0 0 594 18684" draw:points="0,0 594,0 594,18684 0,18684">
          <text:p/>
        </draw:polygon>
        <draw:polygon draw:style-name="gr9" draw:text-style-name="P3" draw:layer="layout" svg:width="0.592cm" svg:height="18.683cm" svg:x="139.474cm" svg:y="3.81cm" svg:viewBox="0 0 593 18684" draw:points="0,0 593,0 593,18684 0,18684">
          <text:p/>
        </draw:polygon>
        <draw:polygon draw:style-name="gr9" draw:text-style-name="P3" draw:layer="layout" svg:width="0.593cm" svg:height="18.683cm" svg:x="140.066cm" svg:y="3.81cm" svg:viewBox="0 0 594 18684" draw:points="0,0 594,0 594,18684 0,18684">
          <text:p/>
        </draw:polygon>
        <draw:polygon draw:style-name="gr9" draw:text-style-name="P3" draw:layer="layout" svg:width="0.593cm" svg:height="18.683cm" svg:x="140.659cm" svg:y="3.81cm" svg:viewBox="0 0 594 18684" draw:points="0,0 594,0 594,18684 0,18684">
          <text:p/>
        </draw:polygon>
        <draw:polygon draw:style-name="gr9" draw:text-style-name="P3" draw:layer="layout" svg:width="0.592cm" svg:height="18.683cm" svg:x="141.252cm" svg:y="3.81cm" svg:viewBox="0 0 593 18684" draw:points="0,0 593,0 593,18684 0,18684">
          <text:p/>
        </draw:polygon>
        <draw:polygon draw:style-name="gr10" draw:text-style-name="P6" draw:layer="layout" svg:width="0.593cm" svg:height="18.683cm" svg:x="141.844cm" svg:y="3.81cm" svg:viewBox="0 0 594 18684" draw:points="0,0 594,0 594,18684 0,18684">
          <text:p/>
        </draw:polygon>
        <draw:line draw:style-name="gr11" draw:text-style-name="P1" draw:layer="layout" svg:x1="138.881cm" svg:y1="3.81cm" svg:x2="138.881cm" svg:y2="22.493cm">
          <text:p/>
        </draw:line>
        <draw:polygon draw:style-name="gr10" draw:text-style-name="P6" draw:layer="layout" svg:width="0.593cm" svg:height="18.683cm" svg:x="142.437cm" svg:y="3.81cm" svg:viewBox="0 0 594 18684" draw:points="0,0 594,0 594,18684 0,18684">
          <text:p/>
        </draw:polygon>
        <draw:polygon draw:style-name="gr9" draw:text-style-name="P3" draw:layer="layout" svg:width="0.592cm" svg:height="18.683cm" svg:x="143.03cm" svg:y="3.81cm" svg:viewBox="0 0 593 18684" draw:points="0,0 593,0 593,18684 0,18684">
          <text:p/>
        </draw:polygon>
        <draw:polygon draw:style-name="gr9" draw:text-style-name="P3" draw:layer="layout" svg:width="0.593cm" svg:height="18.683cm" svg:x="143.622cm" svg:y="3.81cm" svg:viewBox="0 0 594 18684" draw:points="0,0 594,0 594,18684 0,18684">
          <text:p/>
        </draw:polygon>
        <draw:polygon draw:style-name="gr9" draw:text-style-name="P3" draw:layer="layout" svg:width="0.593cm" svg:height="18.683cm" svg:x="144.215cm" svg:y="3.81cm" svg:viewBox="0 0 594 18684" draw:points="0,0 594,0 594,18684 0,18684">
          <text:p/>
        </draw:polygon>
        <draw:polygon draw:style-name="gr9" draw:text-style-name="P3" draw:layer="layout" svg:width="0.592cm" svg:height="18.683cm" svg:x="144.808cm" svg:y="3.81cm" svg:viewBox="0 0 593 18684" draw:points="0,0 593,0 593,18684 0,18684">
          <text:p/>
        </draw:polygon>
        <draw:polygon draw:style-name="gr9" draw:text-style-name="P3" draw:layer="layout" svg:width="0.593cm" svg:height="18.683cm" svg:x="145.4cm" svg:y="3.81cm" svg:viewBox="0 0 594 18684" draw:points="0,0 594,0 594,18684 0,18684">
          <text:p/>
        </draw:polygon>
        <draw:polygon draw:style-name="gr10" draw:text-style-name="P6" draw:layer="layout" svg:width="0.593cm" svg:height="18.683cm" svg:x="145.993cm" svg:y="3.81cm" svg:viewBox="0 0 594 18684" draw:points="0,0 594,0 594,18684 0,18684">
          <text:p/>
        </draw:polygon>
        <draw:line draw:style-name="gr11" draw:text-style-name="P1" draw:layer="layout" svg:x1="143.03cm" svg:y1="3.81cm" svg:x2="143.03cm" svg:y2="22.493cm">
          <text:p/>
        </draw:line>
        <draw:polygon draw:style-name="gr10" draw:text-style-name="P6" draw:layer="layout" svg:width="0.592cm" svg:height="18.683cm" svg:x="146.586cm" svg:y="3.81cm" svg:viewBox="0 0 593 18684" draw:points="0,0 593,0 593,18684 0,18684">
          <text:p/>
        </draw:polygon>
        <draw:polygon draw:style-name="gr9" draw:text-style-name="P3" draw:layer="layout" svg:width="0.593cm" svg:height="18.683cm" svg:x="147.178cm" svg:y="3.81cm" svg:viewBox="0 0 594 18684" draw:points="0,0 594,0 594,18684 0,18684">
          <text:p/>
        </draw:polygon>
        <draw:polygon draw:style-name="gr9" draw:text-style-name="P3" draw:layer="layout" svg:width="0.593cm" svg:height="18.683cm" svg:x="147.771cm" svg:y="3.81cm" svg:viewBox="0 0 594 18684" draw:points="0,0 594,0 594,18684 0,18684">
          <text:p/>
        </draw:polygon>
        <draw:polygon draw:style-name="gr9" draw:text-style-name="P3" draw:layer="layout" svg:width="0.592cm" svg:height="18.683cm" svg:x="148.364cm" svg:y="3.81cm" svg:viewBox="0 0 593 18684" draw:points="0,0 593,0 593,18684 0,18684">
          <text:p/>
        </draw:polygon>
        <draw:polygon draw:style-name="gr9" draw:text-style-name="P3" draw:layer="layout" svg:width="0.593cm" svg:height="18.683cm" svg:x="148.956cm" svg:y="3.81cm" svg:viewBox="0 0 594 18684" draw:points="0,0 594,0 594,18684 0,18684">
          <text:p/>
        </draw:polygon>
        <draw:polygon draw:style-name="gr9" draw:text-style-name="P3" draw:layer="layout" svg:width="0.593cm" svg:height="18.683cm" svg:x="149.549cm" svg:y="3.81cm" svg:viewBox="0 0 594 18684" draw:points="0,0 594,0 594,18684 0,18684">
          <text:p/>
        </draw:polygon>
        <draw:polygon draw:style-name="gr10" draw:text-style-name="P6" draw:layer="layout" svg:width="0.592cm" svg:height="18.683cm" svg:x="150.142cm" svg:y="3.81cm" svg:viewBox="0 0 593 18684" draw:points="0,0 593,0 593,18684 0,18684">
          <text:p/>
        </draw:polygon>
        <draw:line draw:style-name="gr11" draw:text-style-name="P1" draw:layer="layout" svg:x1="147.178cm" svg:y1="3.81cm" svg:x2="147.178cm" svg:y2="22.493cm">
          <text:p/>
        </draw:line>
        <draw:polygon draw:style-name="gr10" draw:text-style-name="P6" draw:layer="layout" svg:width="0.593cm" svg:height="18.683cm" svg:x="150.734cm" svg:y="3.81cm" svg:viewBox="0 0 594 18684" draw:points="0,0 594,0 594,18684 0,18684">
          <text:p/>
        </draw:polygon>
        <draw:polygon draw:style-name="gr9" draw:text-style-name="P3" draw:layer="layout" svg:width="0.593cm" svg:height="18.683cm" svg:x="151.327cm" svg:y="3.81cm" svg:viewBox="0 0 594 18684" draw:points="0,0 594,0 594,18684 0,18684">
          <text:p/>
        </draw:polygon>
        <draw:polygon draw:style-name="gr9" draw:text-style-name="P3" draw:layer="layout" svg:width="0.592cm" svg:height="18.683cm" svg:x="151.92cm" svg:y="3.81cm" svg:viewBox="0 0 593 18684" draw:points="0,0 593,0 593,18684 0,18684">
          <text:p/>
        </draw:polygon>
        <draw:polygon draw:style-name="gr9" draw:text-style-name="P3" draw:layer="layout" svg:width="0.593cm" svg:height="18.683cm" svg:x="152.512cm" svg:y="3.81cm" svg:viewBox="0 0 594 18684" draw:points="0,0 594,0 594,18684 0,18684">
          <text:p/>
        </draw:polygon>
        <draw:polygon draw:style-name="gr9" draw:text-style-name="P3" draw:layer="layout" svg:width="0.593cm" svg:height="18.683cm" svg:x="153.105cm" svg:y="3.81cm" svg:viewBox="0 0 594 18684" draw:points="0,0 594,0 594,18684 0,18684">
          <text:p/>
        </draw:polygon>
        <draw:polygon draw:style-name="gr9" draw:text-style-name="P3" draw:layer="layout" svg:width="0.592cm" svg:height="18.683cm" svg:x="153.698cm" svg:y="3.81cm" svg:viewBox="0 0 593 18684" draw:points="0,0 593,0 593,18684 0,18684">
          <text:p/>
        </draw:polygon>
        <draw:polygon draw:style-name="gr10" draw:text-style-name="P6" draw:layer="layout" svg:width="0.593cm" svg:height="18.683cm" svg:x="154.29cm" svg:y="3.81cm" svg:viewBox="0 0 594 18684" draw:points="0,0 594,0 594,18684 0,18684">
          <text:p/>
        </draw:polygon>
        <draw:line draw:style-name="gr11" draw:text-style-name="P1" draw:layer="layout" svg:x1="151.327cm" svg:y1="3.81cm" svg:x2="151.327cm" svg:y2="22.493cm">
          <text:p/>
        </draw:line>
        <draw:polygon draw:style-name="gr10" draw:text-style-name="P6" draw:layer="layout" svg:width="0.593cm" svg:height="18.683cm" svg:x="154.883cm" svg:y="3.81cm" svg:viewBox="0 0 594 18684" draw:points="0,0 594,0 594,18684 0,18684">
          <text:p/>
        </draw:polygon>
        <draw:polygon draw:style-name="gr9" draw:text-style-name="P3" draw:layer="layout" svg:width="0.592cm" svg:height="18.683cm" svg:x="155.476cm" svg:y="3.81cm" svg:viewBox="0 0 593 18684" draw:points="0,0 593,0 593,18684 0,18684">
          <text:p/>
        </draw:polygon>
        <draw:polygon draw:style-name="gr9" draw:text-style-name="P3" draw:layer="layout" svg:width="0.593cm" svg:height="18.683cm" svg:x="156.068cm" svg:y="3.81cm" svg:viewBox="0 0 594 18684" draw:points="0,0 594,0 594,18684 0,18684">
          <text:p/>
        </draw:polygon>
        <draw:polygon draw:style-name="gr9" draw:text-style-name="P3" draw:layer="layout" svg:width="0.593cm" svg:height="18.683cm" svg:x="156.661cm" svg:y="3.81cm" svg:viewBox="0 0 594 18684" draw:points="0,0 594,0 594,18684 0,18684">
          <text:p/>
        </draw:polygon>
        <draw:polygon draw:style-name="gr9" draw:text-style-name="P3" draw:layer="layout" svg:width="0.592cm" svg:height="18.683cm" svg:x="157.254cm" svg:y="3.81cm" svg:viewBox="0 0 593 18684" draw:points="0,0 593,0 593,18684 0,18684">
          <text:p/>
        </draw:polygon>
        <draw:polygon draw:style-name="gr9" draw:text-style-name="P3" draw:layer="layout" svg:width="0.593cm" svg:height="18.683cm" svg:x="157.846cm" svg:y="3.81cm" svg:viewBox="0 0 594 18684" draw:points="0,0 594,0 594,18684 0,18684">
          <text:p/>
        </draw:polygon>
        <draw:polygon draw:style-name="gr10" draw:text-style-name="P6" draw:layer="layout" svg:width="0.593cm" svg:height="18.683cm" svg:x="158.439cm" svg:y="3.81cm" svg:viewBox="0 0 594 18684" draw:points="0,0 594,0 594,18684 0,18684">
          <text:p/>
        </draw:polygon>
        <draw:line draw:style-name="gr11" draw:text-style-name="P1" draw:layer="layout" svg:x1="155.476cm" svg:y1="3.81cm" svg:x2="155.476cm" svg:y2="22.493cm">
          <text:p/>
        </draw:line>
        <draw:line draw:style-name="gr12" draw:text-style-name="P1" draw:layer="layout" svg:x1="-18.768cm" svg:y1="4.374cm" svg:x2="155.476cm" svg:y2="4.374cm">
          <text:p/>
        </draw:line>
        <draw:polygon draw:style-name="gr14" draw:text-style-name="P8" draw:layer="layout" svg:width="23.706cm" svg:height="0.282cm" svg:x="-18.768cm" svg:y="3.951cm" svg:viewBox="0 0 23707 283" draw:points="0,0 23707,0 23707,283 23566,170 141,170 0,283">
          <text:p/>
        </draw:polygon>
        <draw:path draw:style-name="gr8" draw:text-style-name="P5" draw:layer="layout" svg:width="1.379cm" svg:height="0.262cm" svg:x="5.102cm" svg:y="3.974cm" svg:viewBox="0 0 1380 263" svg:d="M159 203h-28l-105-159h-1v159h-25v-203h27l106 160v-160h26zM225 203h-25v-147h25zM225 28h-25v-28h25zM382 184c0 0 0 31-6 46 0 0-6 16-22 24 0 0-16 9-37 9 0 0-25 0-42-11 0 0-16-12-16-37l24 4c0 0 1 12 10 18 0 0 8 6 23 6 0 0 20 0 28-9 0 0 10-7 11-19 0 0 2-11 2-31 0 0-16 19-40 19 0 0-29 0-46-21 0 0-17-21-17-53 0 0 0-32 16-54 0 0 17-22 47-22 0 0 26 0 42 22h1v-19h22zM319 183c0 0 16 0 28-12 0 0 13-13 13-43 0 0 0-26-12-40 0 0-12-14-29-14 0 0-18 0-29 14 0 0-11 15-11 40 0 0 0 28 12 42 0 0 11 13 28 13zM539 203h-25v-92c0 0 0-18-7-27 0 0-8-9-23-9 0 0-15 0-27 11 0 0-12 10-12 37v80h-25v-203h25v74c0 0 17-21 44-21 0 0 14 0 27 5 0 0 13 6 18 19 0 0 5 12 5 34zM634 203c0 0-11 2-19 2 0 0-16 0-23-5 0 0-8-6-9-15 0 0-2-9-2-25v-84h-18v-20h18v-36l24-15v51h25v20h-25v86c0 0 0 11 3 16 0 0 2 4 12 4 0 0 5 0 10-1zM680 203h-25v-147h25zM680 28h-25v-28h25zM838 203h-25v-89c0 0 0-22-9-30 0 0-8-9-22-9 0 0-11 0-21 6 0 0-10 5-14 15 0 0-4 10-4 27v80h-25v-147h23v22c0 0 8-13 19-19 0 0 12-6 27-6 0 0 12 0 23 4 0 0 11 4 18 12 0 0 6 10 8 19 0 0 2 9 2 25zM995 184c0 0 0 31-6 46 0 0-7 16-23 24 0 0-16 9-37 9 0 0-25 0-42-11 0 0-16-12-16-37l24 4c0 0 1 12 10 18 0 0 8 6 23 6 0 0 20 0 28-9 0 0 9-7 11-19 0 0 3-11 3-31 0 0-17 19-41 19 0 0-29 0-46-21 0 0-17-21-17-53 0 0 0-32 16-54 0 0 17-22 47-22 0 0 26 0 42 22h1v-19h23zM931 183c0 0 16 0 28-12 0 0 13-13 13-43 0 0 0-26-12-40 0 0-12-14-29-14 0 0-18 0-29 14 0 0-11 15-11 40 0 0 0 28 12 42 0 0 11 13 28 13zM1160 203h-27c0 0-3-7-4-18 0 0-26 22-55 22 0 0-24 0-37-12 0 0-13-11-13-30 0 0 0-18 13-30 0 0 13-12 44-16l25-3c0 0 12-3 21-5 0 0 0-12-1-16 0 0-1-5-4-10 0 0-3-5-11-8 0 0-8-3-21-3 0 0-16 0-25 6 0 0-9 6-13 22l-24-3c0 0 4-23 21-35 0 0 16-11 45-11 0 0 28 0 39 8 0 0 13 7 16 20 0 0 3 11 3 28v33c0 0 0 31 1 41 0 0 1 11 7 20zM1127 139v-9c0 0-20 6-49 10 0 0-28 4-28 24 0 0 0 10 8 17 0 0 7 6 22 6 0 0 18 0 33-11 0 0 14-11 14-37zM1215 203h-25v-203h25zM1380 136h-110c0 0 1 25 14 37 0 0 12 13 30 13 0 0 15 0 24-7 0 0 10-8 15-23l26 3c0 0-6 23-23 36 0 0-16 12-42 12 0 0-32 0-51-20 0 0-18-21-18-56 0 0 0-34 18-56 0 0 18-22 50-22 0 0 16 0 31 7 0 0 15 7 25 25 0 0 11 17 11 51zM1354 116c0 0-1-22-14-32 0 0-12-10-27-10 0 0-17 0-29 12 0 0-11 12-13 30z">
          <text:p/>
        </draw:path>
        <draw:line draw:style-name="gr12" draw:text-style-name="P1" draw:layer="layout" svg:x1="-18.768cm" svg:y1="4.938cm" svg:x2="155.476cm" svg:y2="4.938cm">
          <text:p/>
        </draw:line>
        <draw:line draw:style-name="gr12" draw:text-style-name="P1" draw:layer="layout" svg:x1="-18.768cm" svg:y1="5.503cm" svg:x2="155.476cm" svg:y2="5.503cm">
          <text:p/>
        </draw:line>
        <draw:polygon draw:style-name="gr18" draw:text-style-name="P11" draw:layer="layout" svg:width="15.409cm" svg:height="0.282cm" svg:x="-10.471cm" svg:y="5.08cm" svg:viewBox="0 0 15410 283" draw:points="0,0 15410,0 15410,283 0,283">
          <text:p/>
        </draw:polygon>
        <draw:path draw:style-name="gr8" draw:text-style-name="P5" draw:layer="layout" svg:width="2.724cm" svg:height="0.261cm" svg:x="5.105cm" svg:y="5.1cm" svg:viewBox="0 0 2725 262" svg:d="M27 205h-27v-202h27zM191 205h-25v-89c0 0 0-22-8-30 0 0-8-9-22-9 0 0-11 0-21 6 0 0-10 5-14 15 0 0-4 10-4 27v80h-25v-146h22v21h1c0 0 8-12 19-18 0 0 12-6 27-6 0 0 12 0 23 4 0 0 11 4 18 12 0 0 6 8 8 18 0 0 1 9 1 25zM286 205c0 0-11 2-19 2 0 0-16 0-24-6 0 0-7-5-9-14 0 0-1-9-1-25v-84h-18v-19h18v-36l24-15v51h25v19h-25v86c0 0 0 11 3 16 0 0 2 4 11 4 0 0 6 0 11-1zM434 138h-109c0 0 1 25 14 37 0 0 12 13 30 13 0 0 15 0 24-7 0 0 10-8 15-23l25 3c0 0-6 23-22 35 0 0-17 13-42 13 0 0-33 0-51-20 0 0-19-21-19-56 0 0 0-34 18-56 0 0 18-21 51-21 0 0 16 0 31 7 0 0 15 7 25 24 0 0 10 17 10 51zM409 118c0 0-2-22-14-32 0 0-12-10-27-10 0 0-17 0-29 12 0 0-11 11-13 30zM543 63l-9 23c0 0-9-5-18-5 0 0-13 0-21 12 0 0-7 13-7 35v77h-25v-146h23v22c0 0 12-25 31-25 0 0 13 0 26 7zM678 205h-25v-89c0 0 0-22-9-30 0 0-7-9-22-9 0 0-11 0-21 6 0 0-9 5-14 15 0 0-4 10-4 27v80h-25v-146h23v21c0 0 8-12 20-18 0 0 11-6 26-6 0 0 12 0 23 4 0 0 11 4 18 12 0 0 6 8 8 18 0 0 2 9 2 25zM842 205h-26c0 0-4-7-5-18 0 0-25 22-54 22 0 0-23 0-37-12 0 0-13-11-13-31 0 0 0-18 13-30 0 0 13-11 44-15l24-4c0 0 13-2 21-5 0 0 0-11-1-15 0 0 0-5-4-10 0 0-3-5-11-8 0 0-7-3-19-3 0 0-16 0-26 6 0 0-9 6-13 22l-24-3c0 0 4-23 21-34 0 0 16-11 45-11 0 0 27 0 39 7 0 0 12 8 15 20 0 0 3 10 3 28v33c0 0 0 31 1 41 0 0 1 10 7 20zM809 141v-9c0 0-19 6-47 10 0 0-29 4-29 24 0 0 0 10 8 17 0 0 7 6 22 6 0 0 18 0 32-11 0 0 14-11 14-37zM897 205h-25v-202h25zM1136 62c0 0-2-19-14-29 0 0-12-9-35-9 0 0-21 0-34 7 0 0-13 8-13 23 0 0 0 13 10 19 0 0 10 7 39 13 0 0 25 6 40 12 0 0 16 5 28 17 0 0 11 13 11 33 0 0 0 26-21 44 0 0-21 17-54 17 0 0-43 0-64-19 0 0-21-19-22-50l25-2c0 0 2 24 19 36 0 0 17 10 41 10 0 0 22 0 36-9 0 0 14-9 14-25 0 0 0-16-14-24 0 0-15-8-49-15 0 0-34-7-49-20 0 0-15-14-15-35 0 0 0-25 19-41 0 0 19-15 52-15 0 0 33 0 54 15 0 0 20 16 22 45zM1225 78c0 0 14-22 41-22 0 0 29 0 46 21 0 0 17 21 17 54 0 0 0 36-19 57 0 0-18 21-45 21 0 0-24 0-38-19v72h-25v-203h22v19zM1263 188c0 0 17 0 29-14 0 0 11-15 11-43 0 0 0-27-11-41 0 0-10-15-28-15 0 0-17 0-29 16 0 0-11 17-11 42 0 0 0 27 11 41 0 0 11 14 28 14zM1485 138h-109c0 0 1 25 14 37 0 0 12 13 31 13 0 0 14 0 24-7 0 0 9-8 14-23l26 3c0 0-7 23-23 35 0 0-17 13-41 13 0 0-33 0-52-20 0 0-19-21-19-56 0 0 0-34 18-56 0 0 18-21 51-21 0 0 16 0 31 7 0 0 15 7 25 24 0 0 10 17 10 51zM1460 118c0 0-2-22-14-32 0 0-12-10-27-10 0 0-18 0-29 12 0 0-11 11-13 30zM1635 155c0 0-5 28-22 41 0 0-17 13-39 13 0 0-32 0-49-21 0 0-18-21-18-55 0 0 0-29 11-46 0 0 9-17 25-24 0 0 14-7 31-7 0 0 23 0 39 11 0 0 16 12 20 35l-24 3c0 0-4-14-12-21 0 0-9-8-22-8 0 0-21 0-31 15 0 0-11 14-11 41 0 0 0 27 10 42 0 0 11 14 31 14 0 0 16 0 25-9 0 0 9-9 11-27zM1681 205h-24v-146h24zM1681 31h-24v-28h24zM1789 2l-4 22c0 0-7-1-14-1 0 0-9 0-15 3 0 0-6 4-6 19v14h29v19h-29v127h-24v-127h-24v-19h24v-16c0 0 0-11 1-20 0 0 3-9 12-16 0 0 9-7 27-7 0 0 11 0 23 2zM1823 205h-24v-146h24zM1823 31h-24v-28h24zM1981 155c0 0-5 28-22 41 0 0-17 13-39 13 0 0-32 0-49-21 0 0-18-21-18-55 0 0 0-29 10-46 0 0 10-17 25-24 0 0 15-7 32-7 0 0 23 0 38 11 0 0 17 12 20 35l-23 3c0 0-4-14-13-21 0 0-8-8-21-8 0 0-21 0-32 15 0 0-10 14-10 41 0 0 0 27 10 42 0 0 11 14 31 14 0 0 16 0 25-9 0 0 9-9 11-27zM2129 205h-26c0 0-3-7-5-18 0 0-25 22-54 22 0 0-23 0-36-12 0 0-14-11-14-31 0 0 0-18 13-30 0 0 13-11 45-15l23-4c0 0 13-2 21-5 0 0 0-11 0-15 0 0-1-5-5-10 0 0-3-5-10-8 0 0-8-3-20-3 0 0-16 0-26 6 0 0-9 6-12 22l-24-3c0 0 4-23 20-34 0 0 16-11 45-11 0 0 27 0 39 7 0 0 12 8 15 20 0 0 3 10 3 28v33c0 0 0 31 1 41 0 0 2 10 7 20zM2096 141v-9c0 0-19 6-47 10 0 0-28 4-28 24 0 0 0 10 7 17 0 0 8 6 22 6 0 0 18 0 32-11 0 0 14-11 14-37zM2216 205c0 0-11 2-18 2 0 0-17 0-24-6 0 0-7-5-9-14 0 0-2-9-2-25v-84h-18v-19h18v-36l25-15v51h25v19h-25v86c0 0 0 11 2 16 0 0 3 4 12 4 0 0 5 0 11-1zM2263 205h-25v-146h25zM2263 31h-25v-28h25zM2360 56c0 0 30 0 49 19 0 0 20 19 20 55 0 0 0 43-21 61 0 0-22 18-48 18 0 0-28 0-48-19 0 0-21-18-21-58 0 0 0-38 20-57 0 0 20-19 49-19zM2360 188c0 0 21 0 32-16 0 0 11-15 11-41 0 0 0-27-12-41 0 0-13-14-31-14 0 0-19 0-31 14 0 0-12 14-12 42 0 0 0 28 12 42 0 0 13 14 31 14zM2577 205h-25v-89c0 0 0-22-8-30 0 0-8-9-23-9 0 0-10 0-20 6 0 0-10 5-14 15 0 0-5 10-5 27v80h-24v-146h22v21h1c0 0 7-12 19-18 0 0 11-6 26-6 0 0 12 0 23 4 0 0 12 4 18 12 0 0 6 8 8 18 0 0 2 9 2 25zM2696 100c0 0-2-12-10-18 0 0-8-6-22-6 0 0-14 0-23 5 0 0-9 5-9 14 0 0 0 9 7 12 0 0 7 4 27 9 0 0 24 6 35 11 0 0 12 5 18 13 0 0 6 8 6 22 0 0 0 20-15 33 0 0-16 14-43 14 0 0-28 0-44-12 0 0-15-12-19-35l25-4c0 0 2 15 11 23 0 0 10 7 26 7 0 0 17 0 26-6 0 0 8-7 8-17 0 0 0-7-4-11 0 0-4-4-10-6 0 0-6-2-27-7 0 0-31-7-41-18 0 0-10-11-10-25 0 0 0-19 15-30 0 0 14-12 39-12 0 0 26 0 41 10 0 0 14 10 17 31z">
          <text:p/>
        </draw:path>
        <draw:line draw:style-name="gr12" draw:text-style-name="P1" draw:layer="layout" svg:x1="-18.768cm" svg:y1="6.067cm" svg:x2="155.476cm" svg:y2="6.067cm">
          <text:p/>
        </draw:line>
        <draw:polygon draw:style-name="gr18" draw:text-style-name="P11" draw:layer="layout" svg:width="14.224cm" svg:height="0.282cm" svg:x="-10.471cm" svg:y="5.644cm" svg:viewBox="0 0 14225 283" draw:points="0,0 14225,0 14225,283 0,283">
          <text:p/>
        </draw:polygon>
        <draw:path draw:style-name="gr8" draw:text-style-name="P5" draw:layer="layout" svg:width="2.822cm" svg:height="0.262cm" svg:x="3.916cm" svg:y="5.664cm" svg:viewBox="0 0 2823 263" svg:d="M151 206h-151v-202h147v24h-120v61h112v24h-112v69h124zM306 206h-31l-38-58-38 58h-31l54-76-49-71h30c0 0 30 46 33 51l36-51h30l-51 69zM385 205c0 0-11 2-19 2 0 0-16 0-24-5 0 0-7-6-9-15 0 0-2-8-2-24v-84h-19v-20h19v-36l25-15v51h25v20h-25v85c0 0 0 11 2 16 0 0 3 5 12 5 0 0 5 0 11-2zM533 139h-110c0 0 2 24 14 37 0 0 12 13 31 13 0 0 14 0 24-8 0 0 10-7 15-23l25 4c0 0-6 23-23 35 0 0-16 13-41 13 0 0-33 0-51-21 0 0-19-20-19-55 0 0 0-35 18-56 0 0 18-22 51-22 0 0 16 0 30 7 0 0 15 7 25 24 0 0 11 17 11 52zM507 119c0 0-1-23-13-33 0 0-13-9-27-9 0 0-18 0-29 11 0 0-12 12-13 31zM642 64l-9 23c0 0-9-5-18-5 0 0-14 0-21 12 0 0-7 13-7 35v77h-25v-147h23v23c0 0 12-26 31-26 0 0 13 0 26 8zM776 206h-25v-89c0 0 0-23-8-31 0 0-8-8-22-8 0 0-11 0-21 5 0 0-10 5-14 15 0 0-4 10-4 28v80h-25v-147h22v21h1c0 0 8-12 19-18 0 0 12-6 27-6 0 0 12 0 23 4 0 0 11 4 18 13 0 0 6 8 8 17 0 0 1 10 1 26zM940 206h-26c0 0-3-7-5-18 0 0-25 22-54 22 0 0-23 0-36-12 0 0-13-12-13-31 0 0 0-18 12-30 0 0 13-12 45-16l23-3c0 0 13-2 22-5 0 0 0-11-1-16 0 0-1-5-4-9 0 0-3-5-11-9 0 0-7-2-20-2 0 0-16 0-25 5 0 0-10 6-13 22l-24-3c0 0 4-22 20-34 0 0 17-11 46-11 0 0 26 0 38 8 0 0 13 8 16 19 0 0 2 11 2 28v34c0 0 0 30 2 40 0 0 1 11 6 21zM908 141v-9c0 0-20 7-48 11 0 0-28 3-28 24 0 0 0 9 8 16 0 0 7 6 21 6 0 0 19 0 33-10 0 0 14-11 14-38zM996 206h-25v-202h25zM1235 63c0 0-2-19-14-29 0 0-13-10-35-10 0 0-21 0-34 8 0 0-13 8-13 22 0 0 0 13 10 20 0 0 10 6 38 13 0 0 25 5 41 11 0 0 16 6 27 18 0 0 11 12 11 33 0 0 0 26-20 43 0 0-21 18-54 18 0 0-43 0-64-20 0 0-21-19-22-49l25-2c0 0 2 24 19 35 0 0 17 11 41 11 0 0 22 0 36-9 0 0 14-9 14-25 0 0 0-17-15-24 0 0-14-8-48-15 0 0-34-8-49-21 0 0-15-13-15-35 0 0 0-24 19-40 0 0 18-16 51-16 0 0 34 0 55 16 0 0 20 16 21 45zM1324 78c0 0 13-22 41-22 0 0 29 0 46 21 0 0 16 21 16 54 0 0 0 36-18 57 0 0-18 22-46 22 0 0-23 0-37-19h-1v72h-25v-204h23v19zM1362 189c0 0 17 0 29-15 0 0 11-14 11-43 0 0 0-27-11-41 0 0-11-14-28-14 0 0-18 0-29 16 0 0-11 16-11 41 0 0 0 28 10 42 0 0 11 14 29 14zM1584 139h-109c0 0 1 24 13 37 0 0 13 13 31 13 0 0 15 0 24-8 0 0 10-7 15-23l25 4c0 0-6 23-23 35 0 0-16 13-41 13 0 0-33 0-51-21 0 0-19-20-19-55 0 0 0-35 18-56 0 0 18-22 51-22 0 0 16 0 31 7 0 0 14 7 25 24 0 0 10 17 10 52zM1559 119c0 0-2-23-14-33 0 0-13-9-27-9 0 0-18 0-29 11 0 0-11 12-13 31zM1734 155c0 0-5 28-22 41 0 0-18 14-39 14 0 0-32 0-50-22 0 0-17-21-17-55 0 0 0-29 10-46 0 0 10-17 25-24 0 0 15-7 32-7 0 0 22 0 38 12 0 0 16 11 20 34l-24 4c0 0-4-15-12-22 0 0-8-7-21-7 0 0-21 0-32 14 0 0-10 15-10 41 0 0 0 28 10 42 0 0 10 15 31 15 0 0 15 0 25-9 0 0 9-10 11-28zM1780 206h-25v-147h25zM1780 32h-25v-28h25zM1887 3l-4 21c0 0-8-1-15-1 0 0-9 0-14 4 0 0-6 4-6 19v13h28v20h-28v127h-25v-127h-22v-20h22v-15c0 0 0-11 2-20 0 0 2-9 11-17 0 0 9-7 28-7 0 0 11 0 23 3zM1921 206h-25v-147h25zM1921 32h-25v-28h25zM2079 155c0 0-5 28-22 41 0 0-18 14-39 14 0 0-32 0-50-22 0 0-17-21-17-55 0 0 0-29 10-46 0 0 10-17 25-24 0 0 15-7 32-7 0 0 22 0 38 12 0 0 16 11 20 34l-24 4c0 0-4-15-12-22 0 0-8-7-21-7 0 0-21 0-32 14 0 0-11 15-11 41 0 0 0 28 11 42 0 0 10 15 30 15 0 0 16 0 26-9 0 0 9-10 11-28zM2227 206h-26c0 0-4-7-5-18 0 0-25 22-54 22 0 0-24 0-37-12 0 0-13-12-13-31 0 0 0-18 13-30 0 0 13-12 44-16l24-3c0 0 12-2 21-5 0 0 0-11-1-16 0 0-1-5-4-9 0 0-3-5-11-9 0 0-7-2-20-2 0 0-16 0-25 5 0 0-9 6-12 22l-25-3c0 0 4-22 21-34 0 0 16-11 45-11 0 0 27 0 39 8 0 0 12 8 15 19 0 0 3 11 3 28v34c0 0 0 30 1 40 0 0 1 11 7 21zM2194 141v-9c0 0-19 7-48 11 0 0-28 3-28 24 0 0 0 9 8 16 0 0 8 6 22 6 0 0 18 0 32-10 0 0 14-11 14-38zM2314 205c0 0-11 2-18 2 0 0-17 0-24-5 0 0-8-6-9-15 0 0-2-8-2-24v-84h-18v-20h18v-36l25-15v51h25v20h-25v85c0 0 0 11 2 16 0 0 2 5 11 5 0 0 6 0 12-2zM2360 206h-25v-147h25zM2360 32h-25v-28h25zM2458 56c0 0 29 0 49 20 0 0 19 19 19 54 0 0 0 44-21 61 0 0-21 19-47 19 0 0-28 0-49-19 0 0-20-18-20-58 0 0 0-39 20-58 0 0 20-19 49-19zM2458 189c0 0 21 0 32-16 0 0 11-16 11-41 0 0 0-28-13-42 0 0-12-13-30-13 0 0-19 0-32 14 0 0-12 14-12 42 0 0 0 28 13 42 0 0 12 14 31 14zM2674 206h-24v-89c0 0 0-23-8-31 0 0-9-8-23-8 0 0-11 0-21 5 0 0-10 5-14 15 0 0-4 10-4 28v80h-25v-147h23v21c0 0 8-12 19-18 0 0 12-6 27-6 0 0 12 0 23 4 0 0 12 4 18 13 0 0 6 8 8 17 0 0 1 10 1 26zM2794 101c0 0-2-13-10-18 0 0-8-6-22-6 0 0-15 0-23 4 0 0-9 5-9 14 0 0 0 9 7 13 0 0 7 4 27 9 0 0 23 6 35 10 0 0 12 5 18 13 0 0 6 8 6 23 0 0 0 19-16 33 0 0-16 14-43 14 0 0-28 0-43-13 0 0-16-11-19-35l24-4c0 0 2 16 12 23 0 0 9 8 26 8 0 0 17 0 25-7 0 0 9-7 9-17 0 0 0-6-4-10 0 0-4-4-10-6 0 0-6-2-27-7 0 0-31-8-41-18 0 0-10-11-10-26 0 0 0-18 14-30 0 0 15-12 40-12 0 0 26 0 40 10 0 0 15 11 18 31z">
          <text:p/>
        </draw:path>
        <draw:line draw:style-name="gr12" draw:text-style-name="P1" draw:layer="layout" svg:x1="-18.768cm" svg:y1="6.632cm" svg:x2="155.476cm" svg:y2="6.632cm">
          <text:p/>
        </draw:line>
        <draw:polygon draw:style-name="gr18" draw:text-style-name="P11" draw:layer="layout" svg:width="11.26cm" svg:height="0.283cm" svg:x="6.124cm" svg:y="6.208cm" svg:viewBox="0 0 11261 284" draw:points="0,0 11261,0 11261,284 0,284">
          <text:p/>
        </draw:polygon>
        <draw:polygon draw:style-name="gr15" draw:text-style-name="P9" draw:layer="layout" svg:width="5.644cm" svg:height="0.113cm" svg:x="6.124cm" svg:y="6.293cm" svg:viewBox="0 0 5645 114" draw:points="0,0 5645,0 5645,114 0,114">
          <text:p/>
        </draw:polygon>
        <draw:path draw:style-name="gr16" draw:text-style-name="P10" draw:layer="layout" svg:width="2.759cm" svg:height="0.262cm" svg:x="17.548cm" svg:y="6.228cm" svg:viewBox="0 0 2760 263" svg:d="M137 28h-110v63h95v24h-95v92h-27v-203h137zM296 139h-110c0 0 2 24 14 38 0 0 12 13 31 13 0 0 14 0 24-7 0 0 9-8 15-24l25 3c0 0-6 24-23 36 0 0-16 13-41 13 0 0-33 0-51-20 0 0-19-21-19-57 0 0 0-34 18-56 0 0 18-21 50-21 0 0 17 0 31 7 0 0 15 7 25 24 0 0 11 17 11 51zM270 119c0 0-1-23-13-32 0 0-13-10-28-10 0 0-17 0-28 12 0 0-11 11-13 30zM454 207h-26c0 0-4-7-6-18 0 0-24 22-55 22 0 0-23 0-36-12 0 0-13-12-13-31 0 0 0-19 13-31 0 0 12-11 44-15l24-4c0 0 13-2 22-5 0 0 0-11-1-15 0 0-1-5-4-10 0 0-4-5-11-8 0 0-7-3-20-3 0 0-17 0-26 6 0 0-9 6-13 22l-24-3c0 0 4-23 20-34 0 0 17-11 47-11 0 0 26 0 39 7 0 0 12 8 15 19 0 0 3 11 3 29v33c0 0 0 31 1 42 0 0 1 10 7 20zM421 142v-9c0 0-20 6-49 10 0 0-28 4-28 25 0 0 0 10 8 17 0 0 7 6 21 6 0 0 20 0 34-11 0 0 14-11 14-38zM541 207c0 0-11 2-19 2 0 0-16 0-24-6 0 0-7-5-9-14 0 0-1-9-1-26v-84h-18v-19h18v-37l25-14v51h24v19h-24v86c0 0 0 12 2 16 0 0 2 5 11 5 0 0 6 0 11-1zM681 207h-23v-21c0 0-17 25-46 25 0 0-15 0-28-7 0 0-14-7-18-20 0 0-4-12-4-34v-90h25v81c0 0 0 19 1 29 0 0 2 8 10 14 0 0 8 5 19 5 0 0 14 0 26-10 0 0 13-9 13-41v-78h25zM798 64l-8 23c0 0-10-5-19-5 0 0-14 0-21 12 0 0-7 13-7 35v78h-25v-147h23v22h1c0 0 11-25 30-25 0 0 13 0 26 7zM940 139h-110c0 0 2 24 15 38 0 0 12 13 30 13 0 0 14 0 24-7 0 0 10-8 15-24l25 3c0 0-6 24-22 36 0 0-17 13-42 13 0 0-33 0-51-20 0 0-19-21-19-57 0 0 0-34 18-56 0 0 18-21 51-21 0 0 16 0 31 7 0 0 14 7 25 24 0 0 10 17 10 51zM915 119c0 0-2-23-14-32 0 0-13-10-27-10 0 0-18 0-29 12 0 0-11 11-13 30zM1171 63c0 0-2-19-14-29 0 0-12-10-35-10 0 0-21 0-34 8 0 0-12 8-12 23 0 0 0 13 10 19 0 0 10 7 38 13 0 0 25 6 41 12 0 0 15 5 27 17 0 0 11 13 11 33 0 0 0 27-20 44 0 0-21 18-54 18 0 0-43 0-64-19 0 0-21-19-23-51l26-2c0 0 1 24 18 36 0 0 17 11 41 11 0 0 23 0 36-9 0 0 15-9 15-26 0 0 0-16-15-24 0 0-14-8-49-15 0 0-34-7-49-20 0 0-15-14-15-35 0 0 0-25 19-41 0 0 19-16 52-16 0 0 34 0 54 16 0 0 21 16 22 45zM1260 79c0 0 14-22 42-22 0 0 29 0 45 20 0 0 17 22 17 55 0 0 0 37-18 58 0 0-19 21-46 21 0 0-23 0-38-19v71h-25v-203h22v19zM1299 190c0 0 17 0 28-14 0 0 12-16 12-44 0 0 0-27-11-42 0 0-11-14-28-14 0 0-18 0-29 16 0 0-12 16-12 42 0 0 0 27 11 42 0 0 11 14 29 14zM1521 139h-110c0 0 2 24 14 38 0 0 12 13 31 13 0 0 14 0 24-7 0 0 9-8 14-24l26 3c0 0-6 24-23 36 0 0-16 13-41 13 0 0-33 0-52-20 0 0-18-21-18-57 0 0 0-34 18-56 0 0 18-21 51-21 0 0 15 0 30 7 0 0 15 7 25 24 0 0 11 17 11 51zM1495 119c0 0-1-23-14-32 0 0-12-10-26-10 0 0-18 0-29 12 0 0-12 11-13 30zM1670 156c0 0-5 29-22 42 0 0-17 13-39 13 0 0-32 0-49-21 0 0-17-21-17-57 0 0 0-28 10-45 0 0 10-17 25-24 0 0 15-7 31-7 0 0 23 0 39 11 0 0 16 12 20 35l-24 3c0 0-4-14-12-22 0 0-8-7-22-7 0 0-20 0-31 15 0 0-11 14-11 41 0 0 0 27 11 42 0 0 10 15 30 15 0 0 16 0 25-9 0 0 9-9 12-28zM1717 207h-25v-147h25zM1717 32h-25v-28h25zM1823 3l-3 22c0 0-8-2-15-2 0 0-9 0-15 4 0 0-5 4-5 19v14h28v19h-28v128h-25v-128h-22v-19h22v-16c0 0 0-11 2-20 0 0 2-9 11-16 0 0 9-8 27-8 0 0 11 0 23 3zM1858 207h-25v-147h25zM1858 32h-25v-28h25zM2015 156c0 0-4 29-22 42 0 0-17 13-39 13 0 0-32 0-49-21 0 0-17-21-17-57 0 0 0-28 10-45 0 0 9-17 25-24 0 0 15-7 31-7 0 0 23 0 39 11 0 0 16 12 20 35l-24 3c0 0-4-14-12-22 0 0-9-7-22-7 0 0-20 0-31 15 0 0-11 14-11 41 0 0 0 27 11 42 0 0 10 15 30 15 0 0 16 0 25-9 0 0 9-9 12-28zM2163 207h-25c0 0-4-7-6-18 0 0-25 22-54 22 0 0-23 0-36-12 0 0-14-12-14-31 0 0 0-19 14-31 0 0 12-11 44-15l23-4c0 0 13-2 22-5 0 0 0-11-1-15 0 0-1-5-4-10 0 0-4-5-11-8 0 0-7-3-20-3 0 0-16 0-25 6 0 0-9 6-13 22l-24-3c0 0 4-23 20-34 0 0 17-11 46-11 0 0 26 0 39 7 0 0 12 8 15 19 0 0 2 11 2 29v33c0 0 0 31 2 42 0 0 1 10 6 20zM2131 142v-9c0 0-20 6-48 10 0 0-28 4-28 25 0 0 0 10 7 17 0 0 8 6 22 6 0 0 19 0 33-11 0 0 14-11 14-38zM2251 207c0 0-11 2-19 2 0 0-16 0-24-6 0 0-7-5-9-14 0 0-2-9-2-26v-84h-18v-19h18v-37l26-14v51h24v19h-24v86c0 0 0 12 2 16 0 0 2 5 11 5 0 0 6 0 11-1zM2297 207h-25v-147h25zM2297 32h-25v-28h25zM2394 57c0 0 30 0 49 19 0 0 20 19 20 55 0 0 0 44-21 62 0 0-21 18-48 18 0 0-28 0-48-19 0 0-20-18-20-59 0 0 0-38 19-57 0 0 20-19 49-19zM2394 190c0 0 21 0 32-16 0 0 11-16 11-42 0 0 0-27-12-41 0 0-12-14-31-14 0 0-19 0-31 14 0 0-12 14-12 42 0 0 0 28 12 43 0 0 13 14 31 14zM2611 207h-25v-90c0 0 0-22-8-30 0 0-8-9-22-9 0 0-11 0-21 5 0 0-10 6-14 16 0 0-4 9-4 27v81h-25v-147h22v21h1c0 0 8-12 19-18 0 0 12-6 27-6 0 0 11 0 23 4 0 0 11 4 17 12 0 0 7 8 9 18 0 0 1 9 1 25zM2730 101c0 0-2-12-9-18 0 0-8-6-23-6 0 0-14 0-23 5 0 0-9 5-9 14 0 0 0 9 7 12 0 0 7 4 28 9 0 0 23 6 34 11 0 0 12 4 18 13 0 0 7 8 7 22 0 0 0 21-16 34 0 0-16 14-43 14 0 0-28 0-44-12 0 0-15-12-19-37l25-3c0 0 2 16 11 23 0 0 10 8 27 8 0 0 16 0 25-6 0 0 8-8 8-18 0 0 0-7-3-11 0 0-5-4-10-6 0 0-6-2-28-7 0 0-31-7-40-18 0 0-11-11-11-25 0 0 0-19 15-30 0 0 15-12 39-12 0 0 26 0 41 10 0 0 15 10 18 31z">
          <text:p/>
        </draw:path>
        <draw:line draw:style-name="gr17" draw:text-style-name="P1" draw:layer="layout" svg:x1="-18.768cm" svg:y1="7.196cm" svg:x2="155.476cm" svg:y2="7.196cm">
          <text:p/>
        </draw:line>
        <draw:polygon draw:style-name="gr18" draw:text-style-name="P11" draw:layer="layout" svg:width="2.963cm" svg:height="0.282cm" svg:x="6.124cm" svg:y="6.773cm" svg:viewBox="0 0 2964 283" draw:points="0,0 2964,0 2964,283 0,283">
          <text:p/>
        </draw:polygon>
        <draw:polygon draw:style-name="gr15" draw:text-style-name="P9" draw:layer="layout" svg:width="1.496cm" svg:height="0.112cm" svg:x="6.124cm" svg:y="6.858cm" svg:viewBox="0 0 1497 113" draw:points="0,0 1497,0 1497,113 0,113">
          <text:p/>
        </draw:polygon>
        <draw:path draw:style-name="gr16" draw:text-style-name="P10" draw:layer="layout" svg:width="2.255cm" svg:height="0.262cm" svg:x="9.23cm" svg:y="6.796cm" svg:viewBox="0 0 2256 263" svg:d="M184 0l-79 204h-27l-78-204h29l52 148c0 0 6 14 11 33 0 0 4-16 11-33l54-148zM265 53c0 0 30 0 49 19 0 0 20 19 20 56 0 0 0 44-22 61 0 0-21 18-47 18 0 0-28 0-48-18 0 0-21-19-21-58 0 0 0-40 20-59 0 0 20-19 49-19zM265 187c0 0 21 0 32-16 0 0 11-16 11-41 0 0 0-29-12-43 0 0-13-14-31-14 0 0-19 0-31 15 0 0-12 14-12 43 0 0 0 27 12 42 0 0 13 14 31 14zM387 204h-25v-148h25zM387 29h-25v-29h25zM545 153c0 0-5 28-22 41 0 0-18 13-39 13 0 0-32 0-49-21 0 0-18-21-18-55 0 0 0-30 10-47 0 0 10-17 25-24 0 0 15-7 32-7 0 0 22 0 38 12 0 0 16 11 20 34l-24 4c0 0-4-15-12-22 0 0-8-8-21-8 0 0-21 0-32 15 0 0-11 15-11 42 0 0 0 27 11 42 0 0 10 15 31 15 0 0 15 0 25-9 0 0 9-10 11-28zM693 137h-110c0 0 2 24 15 37 0 0 12 13 30 13 0 0 14 0 24-8 0 0 10-7 15-23l25 4c0 0-6 22-22 35 0 0-17 12-42 12 0 0-33 0-51-20 0 0-19-20-19-55 0 0 0-36 18-57 0 0 18-22 51-22 0 0 16 0 31 7 0 0 14 7 25 24 0 0 10 17 10 53zM668 115c0 0-2-22-14-32 0 0-13-10-27-10 0 0-17 0-29 12 0 0-11 12-13 30zM984 204h-33c0 0-31-48-39-59 0 0-7-11-15-19 0 0-8-8-15-11 0 0-8-2-19-2h-31v91h-27v-204h90c0 0 19 0 31 3 0 0 13 2 22 10 0 0 9 7 15 19 0 0 5 11 5 24 0 0 0 23-15 37 0 0-14 14-43 17v1c0 0 21 9 39 38zM832 89h57c0 0 18 0 29-2 0 0 10-3 16-12 0 0 6-9 6-19 0 0 0-14-10-24 0 0-10-9-34-9h-64zM1133 137h-109c0 0 1 24 14 37 0 0 12 13 30 13 0 0 15 0 24-8 0 0 10-7 15-23l26 4c0 0-7 22-23 35 0 0-17 12-42 12 0 0-32 0-51-20 0 0-19-20-19-55 0 0 0-36 18-57 0 0 19-22 51-22 0 0 16 0 31 7 0 0 15 7 25 24 0 0 10 17 10 53zM1108 115c0 0-2-22-14-32 0 0-13-10-27-10 0 0-18 0-29 12 0 0-11 12-13 30zM1283 153c0 0-5 28-22 41 0 0-17 13-39 13 0 0-32 0-49-21 0 0-18-21-18-55 0 0 0-30 10-47 0 0 10-17 25-24 0 0 15-7 32-7 0 0 22 0 39 12 0 0 16 11 19 34l-24 4c0 0-3-15-12-22 0 0-8-8-21-8 0 0-21 0-31 15 0 0-11 15-11 42 0 0 0 27 10 42 0 0 11 15 31 15 0 0 16 0 25-9 0 0 9-10 11-28zM1364 53c0 0 29 0 49 19 0 0 20 19 20 56 0 0 0 44-22 61 0 0-21 18-47 18 0 0-28 0-48-18 0 0-21-19-21-58 0 0 0-40 20-59 0 0 20-19 49-19zM1364 187c0 0 21 0 32-16 0 0 11-16 11-41 0 0 0-29-12-43 0 0-13-14-31-14 0 0-19 0-31 15 0 0-12 14-12 43 0 0 0 27 12 42 0 0 12 14 31 14zM1581 184c0 0 0 31-6 46 0 0-6 16-22 24 0 0-16 9-38 9 0 0-25 0-42-11 0 0-16-11-16-36l24 3c0 0 2 12 10 18 0 0 8 6 24 6 0 0 19 0 28-8 0 0 9-8 11-19 0 0 2-12 2-31 0 0-16 19-41 19 0 0-28 0-46-22 0 0-17-21-17-53 0 0 0-33 17-54 0 0 17-22 46-22 0 0 26 0 43 21v-18h23zM1518 183c0 0 15 0 28-12 0 0 12-13 12-43 0 0 0-27-12-41 0 0-12-14-29-14 0 0-17 0-28 15 0 0-12 14-12 40 0 0 0 29 12 42 0 0 12 13 29 13zM1738 204h-25v-90c0 0 0-23-8-31 0 0-8-8-23-8 0 0-11 0-21 5 0 0-9 5-14 15 0 0-4 10-4 29v80h-25v-148h23v21c0 0 8-12 20-18 0 0 11-6 27-6 0 0 11 0 22 4 0 0 12 4 18 13 0 0 6 8 8 17 0 0 2 9 2 26zM1800 204h-25v-148h25zM1800 29h-25v-29h25zM1895 203c0 0-11 2-19 2 0 0-16 0-23-5 0 0-8-6-10-15 0 0-1-9-1-24v-85h-18v-20h18v-36l25-15v51h24v20h-24v86c0 0 0 11 2 16 0 0 2 4 12 4 0 0 5 0 10-1zM1941 204h-24v-148h24zM1941 29h-24v-29h24zM2039 53c0 0 29 0 49 19 0 0 19 19 19 56 0 0 0 44-21 61 0 0-21 18-47 18 0 0-28 0-48-18 0 0-21-19-21-58 0 0 0-40 20-59 0 0 19-19 49-19zM2039 187c0 0 21 0 32-16 0 0 11-16 11-41 0 0 0-29-13-43 0 0-12-14-30-14 0 0-19 0-31 15 0 0-12 14-12 43 0 0 0 27 12 42 0 0 12 14 31 14zM2256 204h-26v-90c0 0 0-23-8-31 0 0-8-8-22-8 0 0-11 0-21 5 0 0-10 5-14 15 0 0-4 10-4 29v80h-25v-148h23v21c0 0 8-12 20-18 0 0 11-6 26-6 0 0 12 0 23 4 0 0 11 4 18 13 0 0 6 8 8 17 0 0 2 9 2 26z">
          <text:p/>
        </draw:path>
        <draw:line draw:style-name="gr17" draw:text-style-name="P1" draw:layer="layout" svg:x1="-18.768cm" svg:y1="7.761cm" svg:x2="155.476cm" svg:y2="7.761cm">
          <text:p/>
        </draw:line>
        <draw:polygon draw:style-name="gr18" draw:text-style-name="P11" draw:layer="layout" svg:width="2.37cm" svg:height="0.283cm" svg:x="6.124cm" svg:y="7.337cm" svg:viewBox="0 0 2371 284" draw:points="0,0 2371,0 2371,284 0,284">
          <text:p/>
        </draw:polygon>
        <draw:polygon draw:style-name="gr15" draw:text-style-name="P9" draw:layer="layout" svg:width="1.185cm" svg:height="0.113cm" svg:x="6.124cm" svg:y="7.422cm" svg:viewBox="0 0 1186 114" draw:points="0,0 1186,0 1186,114 0,114">
          <text:p/>
        </draw:polygon>
        <draw:path draw:style-name="gr16" draw:text-style-name="P10" draw:layer="layout" svg:width="0.633cm" svg:height="0.21cm" svg:x="8.65cm" svg:y="7.357cm" svg:viewBox="0 0 634 211" svg:d="M178 143c0 0-8 34-31 51 0 0-21 17-52 17 0 0-50 0-72-31 0 0-23-32-23-75 0 0 0-50 26-77 0 0 27-28 69-28 0 0 29 0 51 16 0 0 20 15 29 44l-26 7c0 0-7-23-21-33 0 0-13-11-33-11 0 0-33 0-50 22 0 0-18 23-18 59 0 0 0 42 18 63 0 0 18 21 47 21 0 0 24 0 39-13 0 0 15-13 21-39zM335 207h-26c0 0-4-7-5-18 0 0-25 22-54 22 0 0-23 0-37-12 0 0-13-12-13-31 0 0 0-18 13-30 0 0 13-11 44-15l24-4c0 0 13-2 21-5 0 0 0-11 0-16 0 0-1-4-5-9 0 0-3-5-10-8 0 0-8-3-20-3 0 0-16 0-26 6 0 0-9 6-12 22l-25-3c0 0 4-23 21-34 0 0 16-13 45-13 0 0 27 0 39 9 0 0 12 8 15 19 0 0 3 11 3 29v33c0 0 0 30 1 41 0 0 1 10 7 20zM302 142v-8c0 0-19 6-47 10 0 0-29 4-29 24 0 0 0 10 8 16 0 0 8 7 22 7 0 0 18 0 32-11 0 0 14-11 14-38zM447 102c0 0-2-12-10-18 0 0-8-6-23-6 0 0-14 0-22 5 0 0-9 4-9 14 0 0 0 8 7 12 0 0 7 4 27 9 0 0 24 6 35 11 0 0 12 4 18 12 0 0 6 9 6 23 0 0 0 20-16 33 0 0-16 14-42 14 0 0-28 0-44-12 0 0-15-12-19-36l25-3c0 0 2 15 11 22 0 0 9 8 26 8 0 0 17 0 25-7 0 0 9-7 9-17 0 0 0-6-4-10 0 0-4-4-10-6 0 0-6-2-27-7 0 0-31-8-41-18 0 0-10-11-10-26 0 0 0-18 15-30 0 0 14-13 39-13 0 0 26 0 41 12 0 0 14 10 17 30zM634 140h-110c0 0 1 24 15 37 0 0 12 13 30 13 0 0 15 0 24-7 0 0 10-8 15-23l25 3c0 0-6 23-22 35 0 0-17 13-42 13 0 0-33 0-52-21 0 0-19-20-19-55 0 0 0-34 18-56 0 0 19-23 52-23 0 0 16 0 31 9 0 0 15 7 25 24 0 0 10 16 10 51zM609 120c0 0-2-23-14-33 0 0-12-9-27-9 0 0-17 0-29 12 0 0-12 11-14 30z">
          <text:p/>
        </draw:path>
        <draw:line draw:style-name="gr17" draw:text-style-name="P1" draw:layer="layout" svg:x1="-18.768cm" svg:y1="8.325cm" svg:x2="155.476cm" svg:y2="8.325cm">
          <text:p/>
        </draw:line>
        <draw:polygon draw:style-name="gr18" draw:text-style-name="P11" draw:layer="layout" svg:width="1.185cm" svg:height="0.282cm" svg:x="6.124cm" svg:y="7.902cm" svg:viewBox="0 0 1186 283" draw:points="0,0 1186,0 1186,283 0,283">
          <text:p/>
        </draw:polygon>
        <draw:polygon draw:style-name="gr15" draw:text-style-name="P9" draw:layer="layout" svg:width="0.592cm" svg:height="0.113cm" svg:x="6.124cm" svg:y="7.986cm" svg:viewBox="0 0 593 114" draw:points="0,0 593,0 593,114 0,114">
          <text:p/>
        </draw:polygon>
        <draw:path draw:style-name="gr16" draw:text-style-name="P10" draw:layer="layout" svg:width="0.863cm" svg:height="0.209cm" svg:x="7.463cm" svg:y="7.922cm" svg:viewBox="0 0 864 210" svg:d="M129 63c0 0-2-19-14-29 0 0-12-10-35-10 0 0-21 0-34 8 0 0-13 7-13 22 0 0 0 13 10 20 0 0 10 6 38 13 0 0 25 5 41 11 0 0 16 6 27 18 0 0 12 13 12 33 0 0 0 26-21 44 0 0-21 17-54 17 0 0-43 0-64-19 0 0-21-19-22-49l25-3c0 0 2 24 19 36 0 0 17 11 41 11 0 0 22 0 36-9 0 0 14-10 14-26 0 0 0-16-14-24 0 0-15-8-49-16 0 0-34-7-49-20 0 0-15-14-15-35 0 0 0-24 19-40 0 0 19-16 52-16 0 0 33 0 54 16 0 0 20 16 21 45zM314 156c0 0-5 28-22 41 0 0-17 13-39 13 0 0-32 0-49-21 0 0-18-21-18-55 0 0 0-30 10-47 0 0 11-17 25-24 0 0 16-7 32-7 0 0 23 0 39 12 0 0 16 11 19 34l-24 4c0 0-3-15-12-22 0 0-8-8-21-8 0 0-21 0-32 15 0 0-10 15-10 42 0 0 0 27 10 42 0 0 11 15 31 15 0 0 16 0 25-10 0 0 9-9 11-27zM414 64l-8 23c0 0-10-6-18-6 0 0-14 0-21 13 0 0-8 12-8 36v77h-24v-148h22v22h1c0 0 12-25 31-25 0 0 12 0 25 8zM557 139h-110c0 0 2 25 14 38 0 0 12 13 31 13 0 0 14 0 23-8 0 0 10-8 15-23l25 3c0 0-6 23-22 36 0 0-17 12-41 12 0 0-34 0-52-20 0 0-19-21-19-55 0 0 0-36 18-58 0 0 18-21 51-21 0 0 16 0 31 7 0 0 15 7 25 24 0 0 11 17 11 52zM531 118c0 0-2-22-14-32 0 0-12-10-27-10 0 0-17 0-29 12 0 0-11 12-13 30zM714 139h-110c0 0 1 25 14 38 0 0 12 13 31 13 0 0 14 0 23-8 0 0 10-8 15-23l25 3c0 0-6 23-22 36 0 0-17 12-41 12 0 0-34 0-52-20 0 0-19-21-19-55 0 0 0-36 18-58 0 0 18-21 51-21 0 0 16 0 31 7 0 0 15 7 25 24 0 0 11 17 11 52zM688 118c0 0-2-22-14-32 0 0-12-10-27-10 0 0-17 0-29 12 0 0-11 12-13 30zM864 207h-25v-90c0 0 0-23-8-31 0 0-8-9-23-9 0 0-11 0-20 6 0 0-10 5-15 15 0 0-3 10-3 28v81h-25v-148h22v21c0 0 8-12 20-18 0 0 11-6 27-6 0 0 11 0 22 4 0 0 12 4 18 13 0 0 7 8 8 17 0 0 2 9 2 26z">
          <text:p/>
        </draw:path>
        <draw:line draw:style-name="gr17" draw:text-style-name="P1" draw:layer="layout" svg:x1="-18.768cm" svg:y1="8.89cm" svg:x2="155.476cm" svg:y2="8.89cm">
          <text:p/>
        </draw:line>
        <draw:polygon draw:style-name="gr18" draw:text-style-name="P11" draw:layer="layout" svg:width="1.185cm" svg:height="0.282cm" svg:x="6.124cm" svg:y="8.466cm" svg:viewBox="0 0 1186 283" draw:points="0,0 1186,0 1186,283 0,283">
          <text:p/>
        </draw:polygon>
        <draw:polygon draw:style-name="gr15" draw:text-style-name="P9" draw:layer="layout" svg:width="0.592cm" svg:height="0.113cm" svg:x="6.124cm" svg:y="8.551cm" svg:viewBox="0 0 593 114" draw:points="0,0 593,0 593,114 0,114">
          <text:p/>
        </draw:polygon>
        <draw:path draw:style-name="gr16" draw:text-style-name="P10" draw:layer="layout" svg:width="2.753cm" svg:height="0.262cm" svg:x="7.463cm" svg:y="8.486cm" svg:viewBox="0 0 2754 263" svg:d="M129 63c0 0-2-19-14-29 0 0-12-10-35-10 0 0-21 0-34 8 0 0-13 8-13 23 0 0 0 13 10 19 0 0 10 7 38 13 0 0 25 5 41 11 0 0 16 6 27 18 0 0 12 12 12 33 0 0 0 26-21 43 0 0-21 17-54 17 0 0-43 0-64-19 0 0-21-19-22-49l25-2c0 0 2 24 19 35 0 0 17 11 41 11 0 0 22 0 36-9 0 0 14-9 14-25 0 0 0-17-14-24 0 0-15-8-49-15 0 0-34-7-49-21 0 0-15-13-15-35 0 0 0-24 19-40 0 0 19-16 52-16 0 0 33 0 54 16 0 0 20 16 21 45zM218 79c0 0 14-23 42-23 0 0 28 0 45 21 0 0 17 21 17 55 0 0 0 35-19 56 0 0-18 21-45 21 0 0-24 0-38-18h-1v72h-24v-203h22v19zM256 189c0 0 18 0 29-14 0 0 11-15 11-43 0 0 0-27-11-42 0 0-11-14-28-14 0 0-17 0-29 16 0 0-11 16-11 42 0 0 0 27 11 41 0 0 11 14 28 14zM478 139h-109c0 0 1 24 14 37 0 0 12 13 30 13 0 0 15 0 24-7 0 0 10-8 15-23l26 3c0 0-7 23-23 35 0 0-17 12-42 12 0 0-32 0-51-20 0 0-19-20-19-55 0 0 0-35 18-56 0 0 18-22 51-22 0 0 16 0 31 7 0 0 15 7 25 24 0 0 10 17 10 52zM453 119c0 0-2-23-14-33 0 0-12-9-27-9 0 0-17 0-29 11 0 0-11 12-13 31zM635 206h-26c0 0-4-7-5-18 0 0-25 21-54 21 0 0-23 0-36-11 0 0-14-12-14-31 0 0 0-18 13-30 0 0 13-11 45-15l23-4c0 0 13-2 21-5 0 0 0-11 0-16 0 0-1-4-5-9 0 0-3-5-10-8 0 0-8-3-20-3 0 0-16 0-26 5 0 0-9 6-12 23l-25-3c0 0 4-23 21-34 0 0 16-12 45-12 0 0 27 0 39 8 0 0 12 8 15 19 0 0 3 11 3 28v34c0 0 0 30 1 40 0 0 1 11 7 21zM602 141v-8c0 0-19 6-47 10 0 0-28 4-28 24 0 0 0 10 7 16 0 0 8 7 22 7 0 0 18 0 32-11 0 0 14-11 14-38zM786 206h-30l-49-75-17 17v58h-25v-202h25v115l58-59h33l-56 54zM933 139h-109c0 0 1 24 14 37 0 0 12 13 30 13 0 0 15 0 24-7 0 0 10-8 15-23l26 3c0 0-7 23-23 35 0 0-17 12-42 12 0 0-32 0-51-20 0 0-18-20-18-55 0 0 0-35 18-56 0 0 18-22 50-22 0 0 16 0 31 7 0 0 15 7 25 24 0 0 10 17 10 52zM908 119c0 0-1-23-14-33 0 0-12-9-27-9 0 0-17 0-29 11 0 0-11 12-13 31zM1042 64l-8 23c0 0-10-5-18-5 0 0-14 0-22 12 0 0-7 13-7 35v77h-24v-146h22v22h1c0 0 12-26 31-26 0 0 12 0 25 8zM1227 0c0 0 43 0 69 29 0 0 27 29 27 76 0 0 0 47-27 76 0 0-27 28-69 28 0 0-44 0-70-29 0 0-27-30-27-72 0 0 0-50 27-79 0 0 27-29 70-29zM1226 187c0 0 31 0 51-22 0 0 19-21 19-60 0 0 0-39-20-61 0 0-19-21-49-21 0 0-30 0-50 21 0 0-19 21-19 64 0 0 0 35 19 57 0 0 19 22 49 22zM1474 206h-22v-22h-1c0 0-17 25-46 25 0 0-15 0-28-7 0 0-13-7-18-19 0 0-4-13-4-33v-90h25v81c0 0 0 19 2 28 0 0 1 8 9 13 0 0 8 6 19 6 0 0 14 0 26-10 0 0 13-9 13-40v-78h25zM1569 206c0 0-11 2-18 2 0 0-17 0-24-6 0 0-8-6-9-14 0 0-2-9-2-25v-84h-18v-19h18v-37l25-15v52h25v19h-25v85c0 0 0 12 2 16 0 0 2 5 12 5 0 0 5 0 11-1zM1614 79c0 0 14-23 42-23 0 0 28 0 45 21 0 0 17 21 17 55 0 0 0 35-18 56 0 0-19 21-46 21 0 0-24 0-38-18v72h-25v-203h22v19zM1652 189c0 0 18 0 29-14 0 0 11-15 11-43 0 0 0-27-10-42 0 0-11-14-29-14 0 0-17 0-29 16 0 0-11 16-11 42 0 0 0 27 11 41 0 0 11 14 28 14zM1866 206h-22v-22h-1c0 0-17 25-46 25 0 0-15 0-28-7 0 0-13-7-18-19 0 0-4-13-4-33v-90h25v81c0 0 0 19 2 28 0 0 2 8 10 13 0 0 7 6 18 6 0 0 14 0 27-10 0 0 12-9 12-40v-78h25zM1962 206c0 0-12 2-19 2 0 0-16 0-24-6 0 0-7-6-9-14 0 0-2-9-2-25v-84h-18v-19h18v-37l25-15v52h25v19h-25v85c0 0 0 12 3 16 0 0 2 5 11 5 0 0 5 0 11-1zM2161 141c0 0 0 37-15 53 0 0-15 15-42 15 0 0-27 0-40-15 0 0-14-15-14-46l24-3c0 0 0 20 8 30 0 0 7 10 22 10 0 0 14 0 21-6 0 0 6-7 8-15 0 0 1-9 1-21v-139h27zM2330 206h-26c0 0-3-7-5-18 0 0-25 21-54 21 0 0-23 0-36-11 0 0-14-12-14-31 0 0 0-18 13-30 0 0 13-11 45-15l23-4c0 0 13-2 21-5 0 0 0-11 0-16 0 0-1-4-4-9 0 0-4-5-11-8 0 0-8-3-20-3 0 0-16 0-26 5 0 0-9 6-12 23l-25-3c0 0 5-23 21-34 0 0 16-12 45-12 0 0 27 0 39 8 0 0 13 8 15 19 0 0 3 11 3 28v34c0 0 0 30 1 40 0 0 2 11 7 21zM2297 141v-8c0 0-19 6-47 10 0 0-28 4-28 24 0 0 0 10 7 16 0 0 8 7 22 7 0 0 18 0 32-11 0 0 14-11 14-38zM2480 155c0 0-5 28-22 41 0 0-17 13-39 13 0 0-32 0-49-20 0 0-18-22-18-56 0 0 0-28 10-46 0 0 11-17 25-24 0 0 16-7 32-7 0 0 23 0 39 12 0 0 16 12 19 35l-24 3c0 0-3-14-12-22 0 0-8-7-21-7 0 0-21 0-32 14 0 0-10 15-10 42 0 0 0 27 10 41 0 0 11 15 31 15 0 0 16 0 25-9 0 0 9-9 11-28zM2623 206h-31l-49-75-17 17v58h-25v-202h25v115l59-59h32l-56 54zM2724 101c0 0-1-13-10-18 0 0-8-6-22-6 0 0-14 0-23 4 0 0-9 5-9 15 0 0 0 8 7 12 0 0 7 4 28 9 0 0 23 6 35 11 0 0 11 4 17 12 0 0 7 8 7 23 0 0 0 20-16 33 0 0-16 13-43 13 0 0-28 0-43-12 0 0-16-11-20-35l25-3c0 0 2 15 12 22 0 0 9 8 26 8 0 0 16 0 25-7 0 0 9-7 9-17 0 0 0-6-5-10 0 0-4-4-10-6 0 0-6-2-26-7 0 0-32-8-42-18 0 0-10-11-10-26 0 0 0-18 15-30 0 0 14-12 39-12 0 0 27 0 41 11 0 0 14 10 17 30z">
          <text:p/>
        </draw:path>
        <draw:line draw:style-name="gr17" draw:text-style-name="P1" draw:layer="layout" svg:x1="-18.768cm" svg:y1="9.454cm" svg:x2="155.476cm" svg:y2="9.454cm">
          <text:p/>
        </draw:line>
        <draw:polygon draw:style-name="gr18" draw:text-style-name="P11" draw:layer="layout" svg:width="1.185cm" svg:height="0.282cm" svg:x="6.124cm" svg:y="9.031cm" svg:viewBox="0 0 1186 283" draw:points="0,0 1186,0 1186,283 0,283">
          <text:p/>
        </draw:polygon>
        <draw:polygon draw:style-name="gr15" draw:text-style-name="P9" draw:layer="layout" svg:width="0.592cm" svg:height="0.113cm" svg:x="6.124cm" svg:y="9.115cm" svg:viewBox="0 0 593 114" draw:points="0,0 593,0 593,114 0,114">
          <text:p/>
        </draw:polygon>
        <draw:path draw:style-name="gr16" draw:text-style-name="P10" draw:layer="layout" svg:width="2.14cm" svg:height="0.258cm" svg:x="7.457cm" svg:y="9.054cm" svg:viewBox="0 0 2141 259" svg:d="M160 24h-66v179h-28v-179h-66v-24h160zM312 203h-26c0 0-3-7-5-18 0 0-25 22-54 22 0 0-23 0-36-12 0 0-14-11-14-30 0 0 0-18 13-30 0 0 13-12 45-16l23-3c0 0 13-3 22-5 0 0 0-13-1-17 0 0-1-5-4-10 0 0-4-5-11-8 0 0-8-3-20-3 0 0-16 0-25 6 0 0-10 6-13 22l-25-3c0 0 5-23 21-34 0 0 17-11 45-11 0 0 27 0 39 8 0 0 13 7 15 19 0 0 3 11 3 29v33c0 0 0 31 1 41 0 0 2 11 7 20zM280 139v-9c0 0-20 6-48 10 0 0-28 4-28 24 0 0 0 10 7 17 0 0 8 6 22 6 0 0 18 0 32-11 0 0 15-11 15-37zM366 75c0 0 14-22 42-22 0 0 29 0 45 21 0 0 17 21 17 55 0 0 0 36-19 57 0 0-18 21-45 21 0 0-23 0-38-19h-1v71h-24v-203h22v19zM404 186c0 0 18 0 29-14 0 0 11-14 11-43 0 0 0-28-11-42 0 0-11-15-27-15 0 0-18 0-30 16 0 0-11 18-11 43 0 0 0 27 11 41 0 0 11 14 28 14zM626 136h-109c0 0 1 25 14 37 0 0 12 13 30 13 0 0 15 0 24-7 0 0 10-8 15-23l26 3c0 0-7 23-23 36 0 0-17 12-42 12 0 0-32 0-51-20 0 0-18-21-18-56 0 0 0-35 18-57 0 0 18-21 50-21 0 0 16 0 31 7 0 0 15 7 25 24 0 0 10 17 10 52zM601 116c0 0-1-23-14-33 0 0-12-10-27-10 0 0-17 0-29 12 0 0-11 12-13 31zM929 203h-25v-170l-59 170h-24l-57-172h-1v172h-26v-203h40l48 144c0 0 8 24 9 30h1c0 0 4-12 11-32l48-142h35zM1097 136h-110c0 0 2 25 14 37 0 0 12 13 31 13 0 0 14 0 24-7 0 0 10-8 14-23l26 3c0 0-6 23-23 36 0 0-16 12-41 12 0 0-33 0-51-20 0 0-19-21-19-56 0 0 0-35 18-57 0 0 18-21 51-21 0 0 16 0 30 7 0 0 15 7 26 24 0 0 10 17 10 52zM1072 116c0 0-2-23-15-33 0 0-12-10-26-10 0 0-18 0-29 12 0 0-12 12-13 31zM1247 153c0 0-5 28-22 41 0 0-18 13-40 13 0 0-31 0-49-21 0 0-17-21-17-55 0 0 0-30 10-47 0 0 10-17 25-24 0 0 15-7 31-7 0 0 23 0 39 11 0 0 16 12 20 35l-24 4c0 0-4-15-12-22 0 0-8-8-21-8 0 0-21 0-32 15 0 0-11 15-11 42 0 0 0 27 11 42 0 0 10 14 30 14 0 0 16 0 26-9 0 0 8-9 11-27zM1387 203h-24v-92c0 0 0-19-8-28 0 0-8-9-23-9 0 0-16 0-27 11 0 0-12 10-12 38v80h-25v-203h25v73c0 0 17-20 44-20 0 0 14 0 27 5 0 0 13 6 18 18 0 0 5 12 5 35zM1552 203h-26c0 0-4-7-5-18 0 0-25 22-54 22 0 0-24 0-37-12 0 0-13-11-13-30 0 0 0-18 13-30 0 0 13-12 44-16l23-3c0 0 13-3 22-5 0 0 0-13-1-17 0 0-1-5-4-10 0 0-3-5-11-8 0 0-7-3-20-3 0 0-16 0-25 6 0 0-9 6-13 22l-24-3c0 0 4-23 21-34 0 0 16-11 45-11 0 0 26 0 39 8 0 0 12 7 15 19 0 0 3 11 3 29v33c0 0 0 31 1 41 0 0 1 11 7 20zM1519 139v-9c0 0-20 6-48 10 0 0-28 4-28 24 0 0 0 10 8 17 0 0 7 6 22 6 0 0 18 0 32-11 0 0 14-11 14-37zM1701 203h-25v-89c0 0 0-23-8-31 0 0-8-9-22-9 0 0-11 0-21 6 0 0-10 5-14 15 0 0-4 11-4 28v80h-25v-147h23v21c0 0 8-12 19-18 0 0 12-6 27-6 0 0 11 0 23 4 0 0 11 4 18 12 0 0 6 9 7 18 0 0 2 9 2 26zM1764 203h-25v-147h25zM1764 28h-25v-28h25zM1883 97c0 0-1-12-10-18 0 0-8-6-22-6 0 0-14 0-23 5 0 0-9 5-9 14 0 0 0 9 7 12 0 0 7 5 28 10 0 0 23 6 34 11 0 0 12 5 18 13 0 0 7 8 7 22 0 0 0 20-16 34 0 0-16 13-43 13 0 0-28 0-43-12 0 0-16-12-20-35l25-4c0 0 2 15 11 23 0 0 10 7 27 7 0 0 16 0 25-6 0 0 8-7 8-17 0 0 0-7-4-11 0 0-4-4-10-6 0 0-6-2-26-7 0 0-32-7-42-18 0 0-10-10-10-26 0 0 0-19 15-30 0 0 14-12 39-12 0 0 27 0 41 10 0 0 14 10 17 31zM2141 203h-25v-92c0 0 0-11-1-18 0 0-2-8-8-13 0 0-5-6-17-6 0 0-15 0-26 11 0 0-10 10-10 33v85h-25v-95c0 0 0-20-7-27 0 0-6-7-19-7 0 0-16 0-26 11 0 0-10 11-10 43v75h-25v-147h22v20h1c0 0 15-23 44-23 0 0 16 0 26 6 0 0 11 7 15 20 0 0 16-26 45-26 0 0 23 0 35 12 0 0 11 13 11 37z">
          <text:p/>
        </draw:path>
        <draw:line draw:style-name="gr17" draw:text-style-name="P1" draw:layer="layout" svg:x1="-18.768cm" svg:y1="10.018cm" svg:x2="155.476cm" svg:y2="10.018cm">
          <text:p/>
        </draw:line>
        <draw:polygon draw:style-name="gr18" draw:text-style-name="P11" draw:layer="layout" svg:width="29.041cm" svg:height="0.282cm" svg:x="3.753cm" svg:y="9.595cm" svg:viewBox="0 0 29042 283" draw:points="0,0 29042,0 29042,283 0,283">
          <text:p/>
        </draw:polygon>
        <draw:polygon draw:style-name="gr15" draw:text-style-name="P9" draw:layer="layout" svg:width="14.535cm" svg:height="0.113cm" svg:x="3.753cm" svg:y="9.68cm" svg:viewBox="0 0 14536 114" draw:points="0,0 14536,0 14536,114 0,114">
          <text:p/>
        </draw:polygon>
        <draw:path draw:style-name="gr16" draw:text-style-name="P10" draw:layer="layout" svg:width="1.018cm" svg:height="0.205cm" svg:x="32.957cm" svg:y="9.619cm" svg:viewBox="0 0 1019 206" svg:d="M0 0h70c0 0 19 0 33 2 0 0 13 2 25 9 0 0 12 7 21 20 0 0 9 12 14 29 0 0 6 16 6 40 0 0 0 45-22 74 0 0-21 29-74 29h-73zM27 179h44c0 0 13 0 23-2 0 0 11-1 22-9 0 0 11-7 18-24 0 0 7-16 7-45 0 0 0-15-3-28 0 0-3-13-10-24 0 0-7-11-16-16 0 0-10-5-20-6 0 0-8-1-22-1h-43zM328 203h-26c0 0-3-7-5-18 0 0-25 21-54 21 0 0-23 0-36-11 0 0-14-12-14-31 0 0 0-18 13-30 0 0 13-12 45-16l23-4c0 0 13-2 22-5 0 0 0-11-1-16 0 0-1-4-4-9 0 0-3-5-11-8 0 0-8-3-20-3 0 0-16 0-25 5 0 0-10 6-13 23l-24-4c0 0 4-22 20-33 0 0 17-12 46-12 0 0 26 0 38 8 0 0 13 8 16 19 0 0 2 11 2 28v35c0 0 0 30 1 40 0 0 2 11 7 21zM296 138v-9c0 0-20 7-48 11 0 0-28 4-28 24 0 0 0 10 8 16 0 0 7 7 21 7 0 0 18 0 33-11 0 0 14-11 14-38zM416 202c0 0-11 3-19 3 0 0-16 0-24-6 0 0-7-6-9-15 0 0-1-8-1-24v-85h-19v-20h19v-36l24-15v51h25v20h-25v86c0 0 0 11 2 16 0 0 3 5 12 5 0 0 5 0 11-1zM564 203h-26c0 0-4-7-5-18 0 0-25 21-54 21 0 0-24 0-37-11 0 0-13-12-13-31 0 0 0-18 13-30 0 0 13-12 44-16l23-4c0 0 13-2 22-5 0 0 0-11-1-16 0 0 0-4-4-9 0 0-3-5-11-8 0 0-7-3-20-3 0 0-16 0-25 5 0 0-9 6-13 23l-24-4c0 0 4-22 21-33 0 0 16-12 45-12 0 0 26 0 39 8 0 0 12 8 15 19 0 0 3 11 3 28v35c0 0 0 30 1 40 0 0 1 11 7 21zM531 138v-9c0 0-19 7-48 11 0 0-28 4-28 24 0 0 0 10 8 16 0 0 7 7 22 7 0 0 18 0 32-11 0 0 14-11 14-38zM619 72c0 0 14-20 40-20 0 0 28 0 45 21 0 0 17 20 17 54 0 0 0 39-19 59 0 0-19 20-44 20 0 0-26 0-40-22h-1v19h-23v-203h25zM656 186c0 0 17 0 28-15 0 0 11-15 11-42 0 0 0-26-10-41 0 0-10-15-28-15 0 0-18 0-29 15 0 0-11 16-11 40 0 0 0 24 4 34 0 0 5 9 14 17 0 0 9 7 21 7zM833 97c0 0-2-13-10-18 0 0-8-6-23-6 0 0-14 0-22 4 0 0-9 5-9 14 0 0 0 9 6 13 0 0 7 4 28 9 0 0 23 7 35 12 0 0 11 4 17 12 0 0 7 8 7 23 0 0 0 20-16 33 0 0-16 13-43 13 0 0-28 0-43-12 0 0-16-11-19-35l24-3c0 0 2 15 12 22 0 0 9 8 26 8 0 0 16 0 25-7 0 0 9-7 9-17 0 0 0-6-4-10 0 0-4-4-10-6 0 0-6-2-27-7 0 0-32-8-41-18 0 0-10-12-10-27 0 0 0-18 14-30 0 0 15-12 40-12 0 0 26 0 40 10 0 0 15 11 18 31zM1019 136h-110c0 0 2 24 14 37 0 0 13 13 31 13 0 0 14 0 24-8 0 0 10-7 15-22l25 3c0 0-6 23-22 35 0 0-17 12-42 12 0 0-33 0-51-20 0 0-19-20-19-55 0 0 0-36 18-57 0 0 18-22 51-22 0 0 16 0 31 7 0 0 14 7 25 24 0 0 10 17 10 53zM993 115c0 0-1-23-13-33 0 0-13-9-27-9 0 0-18 0-29 11 0 0-11 12-13 31z">
          <text:p/>
        </draw:path>
        <draw:line draw:style-name="gr17" draw:text-style-name="P1" draw:layer="layout" svg:x1="-18.768cm" svg:y1="10.583cm" svg:x2="155.476cm" svg:y2="10.583cm">
          <text:p/>
        </draw:line>
        <draw:polygon draw:style-name="gr18" draw:text-style-name="P11" draw:layer="layout" svg:width="4.149cm" svg:height="0.282cm" svg:x="3.753cm" svg:y="10.16cm" svg:viewBox="0 0 4150 283" draw:points="0,0 4150,0 4150,283 0,283">
          <text:p/>
        </draw:polygon>
        <draw:polygon draw:style-name="gr15" draw:text-style-name="P9" draw:layer="layout" svg:width="2.089cm" svg:height="0.113cm" svg:x="3.753cm" svg:y="10.244cm" svg:viewBox="0 0 2090 114" draw:points="0,0 2090,0 2090,114 0,114">
          <text:p/>
        </draw:polygon>
        <draw:path draw:style-name="gr16" draw:text-style-name="P10" draw:layer="layout" svg:width="2.877cm" svg:height="0.261cm" svg:x="8.064cm" svg:y="10.18cm" svg:viewBox="0 0 2878 262" svg:d="M192 206h-25v-170l-59 170h-24l-58-173v173h-26v-203h40l48 144c0 0 8 24 9 30h1c0 0 4-12 11-32l48-142h35zM258 206h-25v-147h25zM258 31h-25v-28h25zM415 156c0 0-4 28-22 41 0 0-17 13-39 13 0 0-32 0-49-21 0 0-17-21-17-55 0 0 0-30 10-47 0 0 10-17 25-24 0 0 15-7 31-7 0 0 23 0 39 11 0 0 16 12 20 35l-24 3c0 0-4-14-12-21 0 0-9-8-22-8 0 0-21 0-31 15 0 0-11 14-11 42 0 0 0 27 10 42 0 0 11 14 31 14 0 0 16 0 25-9 0 0 9-9 12-27zM515 63l-8 23c0 0-9-5-18-5 0 0-14 0-21 12 0 0-7 13-7 35v78h-25v-147h23v22c0 0 12-25 31-25 0 0 13 0 25 7zM590 56c0 0 30 0 49 19 0 0 20 19 20 56 0 0 0 43-21 61 0 0-21 18-48 18 0 0-28 0-48-19 0 0-20-18-20-58 0 0 0-39 20-58 0 0 19-19 48-19zM590 189c0 0 21 0 32-16 0 0 12-15 12-41 0 0 0-28-13-42 0 0-12-14-31-14 0 0-19 0-31 14 0 0-12 14-12 43 0 0 0 28 13 42 0 0 12 14 30 14zM711 78c0 0 14-22 42-22 0 0 29 0 45 21 0 0 17 21 17 55 0 0 0 36-18 57 0 0-19 21-46 21 0 0-24 0-38-19v71h-25v-203h22v19zM749 189c0 0 18 0 29-14 0 0 12-15 12-43 0 0 0-28-11-42 0 0-11-15-29-15 0 0-17 0-29 16 0 0-11 17-11 43 0 0 0 27 11 41 0 0 11 14 28 14zM964 206h-25v-93c0 0 0-18-8-27 0 0-7-9-23-9 0 0-15 0-27 11 0 0-12 10-12 37v81h-24v-203h24v73c0 0 18-20 44-20 0 0 14 0 28 5 0 0 13 6 18 18 0 0 5 12 5 33zM1061 56c0 0 30 0 49 19 0 0 20 19 20 56 0 0 0 43-22 61 0 0-20 18-47 18 0 0-28 0-48-19 0 0-21-18-21-58 0 0 0-39 20-58 0 0 20-19 49-19zM1061 189c0 0 21 0 32-16 0 0 11-15 11-41 0 0 0-28-12-42 0 0-12-14-31-14 0 0-19 0-31 14 0 0-12 14-12 43 0 0 0 28 12 42 0 0 12 14 31 14zM1278 206h-25v-90c0 0 0-22-8-30 0 0-8-9-23-9 0 0-11 0-20 6 0 0-10 5-14 15 0 0-4 10-4 27v81h-25v-147h22v21h1c0 0 8-12 19-18 0 0 11-6 27-6 0 0 11 0 23 4 0 0 11 4 17 12 0 0 7 8 8 18 0 0 2 9 2 25zM1443 139h-110c0 0 2 25 14 37 0 0 12 13 31 13 0 0 14 0 24-7 0 0 9-8 14-23l26 3c0 0-7 23-23 35 0 0-17 13-41 13 0 0-33 0-52-20 0 0-19-21-19-56 0 0 0-35 18-57 0 0 18-21 51-21 0 0 16 0 31 7 0 0 15 7 25 24 0 0 11 17 11 52zM1417 118c0 0-2-22-14-32 0 0-12-10-27-10 0 0-17 0-29 12 0 0-11 11-13 30zM1532 3l-58 210h-21l59-210zM1674 62c0 0-2-19-15-29 0 0-12-9-34-9 0 0-21 0-34 7 0 0-13 8-13 23 0 0 0 13 10 19 0 0 10 7 38 13 0 0 25 6 41 12 0 0 16 5 27 17 0 0 12 13 12 34 0 0 0 26-21 44 0 0-21 17-54 17 0 0-43 0-64-19 0 0-21-19-23-50l26-2c0 0 2 24 19 36 0 0 16 10 40 10 0 0 23 0 37-9 0 0 14-9 14-25 0 0 0-16-15-25 0 0-14-8-48-15 0 0-34-7-49-20 0 0-15-14-15-35 0 0 0-25 19-41 0 0 19-15 51-15 0 0 34 0 54 15 0 0 21 16 22 45zM1798 56c0 0 30 0 50 19 0 0 19 19 19 56 0 0 0 43-21 61 0 0-21 18-48 18 0 0-27 0-48-19 0 0-20-18-20-58 0 0 0-39 20-58 0 0 20-19 48-19zM1798 189c0 0 22 0 33-16 0 0 11-15 11-41 0 0 0-28-12-42 0 0-13-14-32-14 0 0-18 0-31 14 0 0-12 14-12 43 0 0 0 28 13 42 0 0 12 14 30 14zM2015 206h-23v-21c0 0-17 25-46 25 0 0-16 0-29-7 0 0-13-7-17-20 0 0-4-12-4-32v-92h25v82c0 0 0 19 1 28 0 0 2 8 10 14 0 0 8 5 19 5 0 0 14 0 26-10 0 0 13-9 13-40v-79h25zM2173 206h-25v-90c0 0 0-22-8-30 0 0-8-9-22-9 0 0-11 0-21 6 0 0-10 5-14 15 0 0-4 10-4 27v81h-25v-147h22v21h1c0 0 8-12 20-18 0 0 11-6 26-6 0 0 12 0 23 4 0 0 11 4 18 12 0 0 6 8 8 18 0 0 1 9 1 25zM2329 206h-23v-18h-1c0 0-13 22-40 22 0 0-27 0-45-22 0 0-18-21-18-55 0 0 0-36 17-57 0 0 17-20 45-20 0 0 26 0 40 20v-73h25zM2268 189c0 0 16 0 27-13 0 0 11-13 11-41 0 0 0-27-10-43 0 0-10-16-29-16 0 0-20 0-30 15 0 0-10 16-10 42 0 0 0 19 6 31 0 0 5 13 15 19 0 0 9 6 20 6zM2488 156c0 0-5 28-22 41 0 0-18 13-39 13 0 0-32 0-50-21 0 0-17-21-17-55 0 0 0-30 10-47 0 0 10-17 25-24 0 0 15-7 32-7 0 0 22 0 38 11 0 0 16 12 20 35l-24 3c0 0-4-14-12-21 0 0-8-8-21-8 0 0-21 0-32 15 0 0-11 14-11 42 0 0 0 27 11 42 0 0 11 14 30 14 0 0 16 0 25-9 0 0 10-9 12-27zM2636 206h-26c0 0-4-7-5-18 0 0-25 22-54 22 0 0-23 0-37-12 0 0-13-11-13-31 0 0 0-18 13-30 0 0 13-12 44-16l24-4c0 0 13-2 21-5 0 0 0-11-1-15 0 0 0-5-4-10 0 0-3-5-11-8 0 0-7-3-20-3 0 0-15 0-25 6 0 0-9 6-13 22l-24-3c0 0 4-23 20-34 0 0 17-11 46-11 0 0 26 0 39 7 0 0 12 8 15 20 0 0 3 10 3 28v34c0 0 0 31 1 41 0 0 1 10 7 20zM2603 142v-9c0 0-20 6-48 10 0 0-28 4-28 24 0 0 0 10 8 17 0 0 7 6 22 6 0 0 18 0 32-11 0 0 14-11 14-37zM2745 63l-9 23c0 0-9-5-18-5 0 0-14 0-21 12 0 0-7 13-7 35v78h-25v-147h23v22c0 0 12-25 31-25 0 0 13 0 26 7zM2878 206h-23v-18c0 0-14 22-41 22 0 0-27 0-45-22 0 0-18-21-18-55 0 0 0-36 17-57 0 0 17-20 45-20 0 0 26 0 40 20v-73h25zM2817 189c0 0 16 0 27-13 0 0 12-13 12-41 0 0 0-27-11-43 0 0-10-16-30-16 0 0-19 0-28 15 0 0-10 16-10 42 0 0 0 19 5 31 0 0 5 13 15 19 0 0 9 6 20 6z">
          <text:p/>
        </draw:path>
        <draw:line draw:style-name="gr17" draw:text-style-name="P1" draw:layer="layout" svg:x1="-18.768cm" svg:y1="11.147cm" svg:x2="155.476cm" svg:y2="11.147cm">
          <text:p/>
        </draw:line>
        <draw:polygon draw:style-name="gr18" draw:text-style-name="P11" draw:layer="layout" svg:width="3.556cm" svg:height="0.282cm" svg:x="3.753cm" svg:y="10.724cm" svg:viewBox="0 0 3557 283" draw:points="0,0 3557,0 3557,283 0,283">
          <text:p/>
        </draw:polygon>
        <draw:polygon draw:style-name="gr15" draw:text-style-name="P9" draw:layer="layout" svg:width="1.778cm" svg:height="0.113cm" svg:x="3.753cm" svg:y="10.809cm" svg:viewBox="0 0 1779 114" draw:points="0,0 1779,0 1779,114 0,114">
          <text:p/>
        </draw:polygon>
        <draw:path draw:style-name="gr16" draw:text-style-name="P10" draw:layer="layout" svg:width="0.735cm" svg:height="0.261cm" svg:x="7.472cm" svg:y="10.748cm" svg:viewBox="0 0 736 262" svg:d="M0 0h76c0 0 18 0 31 1 0 0 13 2 25 10 0 0 11 7 16 20 0 0 6 13 6 27 0 0 0 29-18 46 0 0-18 17-58 17h-51v82h-27zM27 97h52c0 0 47 0 47-38 0 0 0-12-6-21 0 0-6-10-15-12 0 0-9-2-27-2h-51zM313 203h-26c0 0-3-7-5-18 0 0-25 21-55 21 0 0-23 0-36-11 0 0-14-12-14-31 0 0 0-18 13-30 0 0 13-12 46-16l23-3c0 0 13-2 21-5 0 0 0-11 0-16 0 0-1-5-4-9 0 0-4-6-11-10 0 0-8-2-20-2 0 0-17 0-27 5 0 0-9 7-12 23l-25-3c0 0 5-23 21-35 0 0 16-11 46-11 0 0 27 0 39 8 0 0 12 8 15 19 0 0 3 12 3 29v34c0 0 0 30 1 40 0 0 1 11 7 21zM280 138v-9c0 0-19 7-48 11 0 0-28 3-28 24 0 0 0 9 7 16 0 0 8 6 22 6 0 0 19 0 33-10 0 0 14-11 14-38zM463 183c0 0 0 31-6 47 0 0-7 15-22 24 0 0-16 8-38 8 0 0-25 0-41-11 0 0-17-11-17-36l24 4c0 0 1 11 10 17 0 0 8 6 24 6 0 0 19 0 28-8 0 0 9-8 11-19 0 0 2-12 2-31 0 0-16 19-41 19 0 0-28 0-46-21 0 0-17-22-17-54 0 0 0-32 17-54 0 0 17-22 47-22 0 0 25 0 42 21v-18h23zM400 182c0 0 15 0 28-12 0 0 12-13 12-42 0 0 0-27-12-41 0 0-12-14-29-14 0 0-17 0-29 15 0 0-11 14-11 39 0 0 0 29 12 42 0 0 12 13 29 13zM627 136h-109c0 0 1 24 14 37 0 0 12 13 30 13 0 0 14 0 24-8 0 0 10-7 15-23l26 4c0 0-7 23-23 35 0 0-17 12-42 12 0 0-32 0-51-20 0 0-19-20-19-55 0 0 0-35 18-57 0 0 18-22 51-22 0 0 16 0 31 7 0 0 15 7 25 24 0 0 10 18 10 53zM602 116c0 0-2-23-14-34 0 0-12-9-27-9 0 0-17 0-29 12 0 0-11 12-13 31zM736 60l-9 23c0 0-9-5-18-5 0 0-13 0-21 13 0 0-7 13-7 35v77h-24v-148h22v23c0 0 12-26 31-26 0 0 13 0 26 8z">
          <text:p/>
        </draw:path>
        <draw:line draw:style-name="gr17" draw:text-style-name="P1" draw:layer="layout" svg:x1="-18.768cm" svg:y1="11.712cm" svg:x2="155.476cm" svg:y2="11.712cm">
          <text:p/>
        </draw:line>
        <draw:polygon draw:style-name="gr18" draw:text-style-name="P11" draw:layer="layout" svg:width="2.963cm" svg:height="0.283cm" svg:x="3.753cm" svg:y="11.288cm" svg:viewBox="0 0 2964 284" draw:points="0,0 2964,0 2964,284 0,284">
          <text:p/>
        </draw:polygon>
        <draw:path draw:style-name="gr8" draw:text-style-name="P5" draw:layer="layout" svg:width="2.038cm" svg:height="0.206cm" svg:x="6.878cm" svg:y="11.312cm" svg:viewBox="0 0 2039 207" svg:d="M115 96c0 0 19 6 29 19 0 0 9 12 9 30 0 0 0 17-8 31 0 0-9 14-25 20 0 0-15 7-42 7h-78v-203h76c0 0 37 0 52 16 0 0 15 16 15 36 0 0 0 13-7 25 0 0-7 11-21 19zM27 86h44c0 0 14 0 23-2 0 0 9-1 16-8 0 0 7-6 7-21 0 0 0-14-7-21 0 0-7-7-17-8 0 0-10-2-25-2h-41zM27 179h51c0 0 26 0 37-9 0 0 11-9 11-25 0 0 0-17-12-26 0 0-11-9-40-9h-47zM315 203h-27c0 0-3-7-5-18 0 0-25 22-55 22 0 0-23 0-36-12 0 0-14-12-14-31 0 0 0-18 14-30 0 0 12-11 44-15l24-4c0 0 13-2 22-5 0 0 0-11-1-15 0 0-1-5-4-10 0 0-4-5-11-8 0 0-8-3-21-3 0 0-16 0-25 6 0 0-9 6-13 22l-24-3c0 0 4-23 20-35 0 0 17-11 46-11 0 0 27 0 39 7 0 0 13 9 16 20 0 0 2 11 2 29v33c0 0 0 30 2 41 0 0 1 10 7 20zM282 139v-9c0 0-20 6-49 10 0 0-28 4-28 24 0 0 0 10 8 17 0 0 7 6 21 6 0 0 20 0 34-11 0 0 14-11 14-37zM424 60l-9 24c0 0-9-5-18-5 0 0-14 0-21 12 0 0-7 13-7 35v77h-25v-147h22v23h1c0 0 12-26 31-26 0 0 13 0 26 7zM558 153c0 0-5 28-22 41 0 0-17 13-39 13 0 0-31 0-49-21 0 0-17-21-17-56 0 0 0-28 10-45 0 0 10-17 25-25 0 0 15-7 31-7 0 0 23 0 39 11 0 0 16 13 20 36l-24 3c0 0-4-14-12-22 0 0-9-7-22-7 0 0-20 0-31 15 0 0-11 14-11 41 0 0 0 27 11 41 0 0 10 15 30 15 0 0 16 0 25-9 0 0 9-9 12-27zM639 53c0 0 30 0 50 20 0 0 19 19 19 55 0 0 0 43-21 61 0 0-21 18-48 18 0 0-27 0-48-19 0 0-20-18-20-58 0 0 0-38 19-57 0 0 20-20 49-20zM639 186c0 0 21 0 33-16 0 0 11-15 11-41 0 0 0-27-13-41 0 0-13-14-31-14 0 0-19 0-31 14 0 0-12 14-12 42 0 0 0 28 12 42 0 0 13 14 31 14zM855 203h-23v-19h-1c0 0-13 23-40 23 0 0-27 0-45-22 0 0-18-21-18-55 0 0 0-35 17-56 0 0 17-21 45-21 0 0 26 0 40 21v-74h25zM793 186c0 0 17 0 28-13 0 0 11-14 11-41 0 0 0-27-10-42 0 0-10-16-30-16 0 0-19 0-29 15 0 0-10 16-10 41 0 0 0 18 6 31 0 0 5 13 15 19 0 0 9 6 19 6zM1021 136h-110c0 0 2 24 14 37 0 0 12 13 31 13 0 0 14 0 24-7 0 0 9-8 14-23l26 3c0 0-6 23-23 35 0 0-16 13-41 13 0 0-33 0-52-20 0 0-18-21-18-56 0 0 0-34 18-56 0 0 18-22 51-22 0 0 15 0 30 7 0 0 15 8 25 25 0 0 11 17 11 51zM995 116c0 0-1-23-14-32 0 0-12-10-26-10 0 0-18 0-29 12 0 0-12 11-13 30zM1311 203h-34c0 0-30-47-37-58 0 0-7-11-16-19 0 0-8-8-15-10 0 0-7-2-19-2h-31v89h-26v-203h89c0 0 18 0 31 2 0 0 12 3 21 10 0 0 10 8 15 19 0 0 5 12 5 24 0 0 0 24-14 38 0 0-15 14-43 18 0 0 21 9 39 37zM1159 90h58c0 0 17 0 27-3 0 0 10-3 16-12 0 0 6-8 6-20 0 0 0-13-10-23 0 0-10-10-33-10h-64zM1460 136h-110c0 0 2 24 14 37 0 0 12 13 31 13 0 0 14 0 24-7 0 0 9-8 15-23l25 3c0 0-6 23-23 35 0 0-16 13-41 13 0 0-33 0-51-20 0 0-19-21-19-56 0 0 0-34 18-56 0 0 18-22 50-22 0 0 17 0 31 7 0 0 15 8 25 25 0 0 11 17 11 51zM1434 116c0 0-1-23-13-32 0 0-13-10-28-10 0 0-17 0-28 12 0 0-11 11-13 30zM1617 203h-26c0 0-4-7-6-18 0 0-24 22-54 22 0 0-23 0-36-12 0 0-13-12-13-31 0 0 0-18 13-30 0 0 12-11 44-15l23-4c0 0 13-2 22-5 0 0 0-11-1-15 0 0-1-5-4-10 0 0-4-5-11-8 0 0-7-3-20-3 0 0-16 0-25 6 0 0-9 6-13 22l-24-3c0 0 4-23 20-35 0 0 17-11 46-11 0 0 26 0 39 7 0 0 12 9 15 20 0 0 3 11 3 29v33c0 0 0 30 1 41 0 0 1 10 7 20zM1584 139v-9c0 0-20 6-48 10 0 0-28 4-28 24 0 0 0 10 8 17 0 0 7 6 21 6 0 0 19 0 33-11 0 0 14-11 14-37zM1765 203h-23v-19h-1c0 0-13 23-40 23 0 0-27 0-45-22 0 0-18-21-18-55 0 0 0-35 17-56 0 0 17-21 45-21 0 0 26 0 39 21h1v-74h25zM1703 186c0 0 17 0 28-13 0 0 11-14 11-41 0 0 0-27-10-42 0 0-10-16-30-16 0 0-19 0-29 15 0 0-10 16-10 41 0 0 0 18 6 31 0 0 5 13 14 19 0 0 10 6 20 6zM1931 136h-110c0 0 2 24 14 37 0 0 12 13 31 13 0 0 14 0 24-7 0 0 9-8 15-23l25 3c0 0-6 23-23 35 0 0-17 13-41 13 0 0-33 0-52-20 0 0-18-21-18-56 0 0 0-34 18-56 0 0 18-22 50-22 0 0 17 0 31 7 0 0 15 8 25 25 0 0 11 17 11 51zM1905 116c0 0-1-23-14-32 0 0-12-10-27-10 0 0-17 0-28 12 0 0-12 11-14 30zM2039 60l-8 24c0 0-9-5-18-5 0 0-14 0-21 12 0 0-7 13-7 35v77h-25v-147h23v23c0 0 12-26 31-26 0 0 13 0 25 7z">
          <text:p/>
        </draw:path>
        <draw:line draw:style-name="gr12" draw:text-style-name="P1" draw:layer="layout" svg:x1="-18.768cm" svg:y1="12.276cm" svg:x2="155.476cm" svg:y2="12.276cm">
          <text:p/>
        </draw:line>
        <draw:polygon draw:style-name="gr18" draw:text-style-name="P11" draw:layer="layout" svg:width="3.556cm" svg:height="0.282cm" svg:x="3.753cm" svg:y="11.853cm" svg:viewBox="0 0 3557 283" draw:points="0,0 3557,0 3557,283 0,283">
          <text:p/>
        </draw:polygon>
        <draw:path draw:style-name="gr8" draw:text-style-name="P5" draw:layer="layout" svg:width="1.52cm" svg:height="0.209cm" svg:x="7.45cm" svg:y="11.873cm" svg:viewBox="0 0 1521 210" svg:d="M189 207h-30l-24-63h-84l-23 63h-28l77-204h29zM127 123c0 0-25-66-28-75 0 0-4-9-7-23h-1c0 0-4 20-10 37l-23 61zM232 207h-25v-204h25zM397 207h-26c0 0-4-7-5-18 0 0-25 21-54 21 0 0-23 0-37-12 0 0-13-11-13-30 0 0 0-18 13-31 0 0 13-12 44-16l24-3c0 0 12-2 21-5 0 0 0-11-1-16 0 0-1-5-4-10 0 0-3-5-11-8 0 0-7-3-19-3 0 0-17 0-26 6 0 0-9 6-12 22l-25-3c0 0 4-22 21-34 0 0 16-11 45-11 0 0 27 0 39 8 0 0 12 8 15 19 0 0 3 11 3 28v35c0 0 0 30 1 40 0 0 1 11 7 21zM364 141v-9c0 0-20 7-48 10 0 0-28 5-28 25 0 0 0 10 8 17 0 0 8 6 22 6 0 0 18 0 32-11 0 0 14-10 14-38zM506 64l-9 23c0 0-9-6-18-6 0 0-14 0-21 13 0 0-7 12-7 35v78h-25v-148h23v22c0 0 12-25 31-25 0 0 13 0 26 8zM719 207h-25v-94c0 0 0-10-1-17 0 0-1-8-7-13 0 0-6-5-18-5 0 0-14 0-25 10 0 0-11 10-11 33v86h-25v-97c0 0 0-18-6-25 0 0-7-7-19-7 0 0-16 0-27 10 0 0-10 11-10 42v77h-24v-148h22v21c0 0 15-24 44-24 0 0 16 0 27 6 0 0 10 7 14 20 0 0 17-26 46-26 0 0 22 0 34 12 0 0 11 13 11 37zM1009 141c0 0-8 36-30 52 0 0-23 17-53 17 0 0-51 0-74-31 0 0-22-31-22-76 0 0 0-48 27-76 0 0 26-27 69-27 0 0 30 0 51 15 0 0 20 15 29 44l-26 6c0 0-7-21-20-32 0 0-14-10-34-10 0 0-34 0-51 22 0 0-17 21-17 58 0 0 0 43 18 64 0 0 17 20 47 20 0 0 24 0 39-13 0 0 15-13 21-39zM1064 207h-25v-204h25zM1161 56c0 0 30 0 49 19 0 0 20 19 20 55 0 0 0 45-21 62 0 0-21 18-48 18 0 0-27 0-48-18 0 0-20-19-20-59 0 0 0-39 20-58 0 0 20-19 48-19zM1161 190c0 0 22 0 33-16 0 0 11-16 11-42 0 0 0-28-13-42 0 0-12-14-31-14 0 0-18 0-31 15 0 0-12 14-12 42 0 0 0 28 13 43 0 0 12 14 30 14zM1379 156c0 0-5 28-22 41 0 0-18 13-39 13 0 0-32 0-50-21 0 0-17-21-17-56 0 0 0-29 10-46 0 0 10-17 25-24 0 0 15-7 32-7 0 0 22 0 38 12 0 0 16 11 20 34l-24 4c0 0-4-15-12-22 0 0-8-8-21-8 0 0-21 0-32 15 0 0-11 15-11 41 0 0 0 28 11 43 0 0 11 15 30 15 0 0 16 0 25-9 0 0 10-10 12-28zM1521 207h-30l-49-76-17 17v59h-25v-204h25v115l58-59h33l-56 55z">
          <text:p/>
        </draw:path>
        <draw:line draw:style-name="gr12" draw:text-style-name="P1" draw:layer="layout" svg:x1="-18.768cm" svg:y1="12.841cm" svg:x2="155.476cm" svg:y2="12.841cm">
          <text:p/>
        </draw:line>
        <draw:polygon draw:style-name="gr18" draw:text-style-name="P11" draw:layer="layout" svg:width="4.149cm" svg:height="0.283cm" svg:x="3.753cm" svg:y="12.417cm" svg:viewBox="0 0 4150 284" draw:points="0,0 4150,0 4150,284 0,284">
          <text:p/>
        </draw:polygon>
        <draw:path draw:style-name="gr8" draw:text-style-name="P5" draw:layer="layout" svg:width="1.667cm" svg:height="0.262cm" svg:x="8.057cm" svg:y="12.437cm" svg:viewBox="0 0 1668 263" svg:d="M179 142c0 0-9 34-31 51 0 0-22 17-53 17 0 0-50 0-72-31 0 0-23-32-23-75 0 0 0-49 27-76 0 0 27-28 69-28 0 0 29 0 50 16 0 0 21 15 29 44l-26 6c0 0-7-22-20-32 0 0-14-11-34-11 0 0-33 0-50 22 0 0-17 22-17 58 0 0 0 42 18 63 0 0 18 21 47 21 0 0 23 0 38-13 0 0 15-13 21-39zM268 56c0 0 30 0 49 20 0 0 20 19 20 55 0 0 0 43-21 61 0 0-21 18-48 18 0 0-28 0-48-19 0 0-20-18-20-58 0 0 0-38 19-57 0 0 20-20 49-20zM268 189c0 0 21 0 33-16 0 0 10-15 10-41 0 0 0-28-12-41 0 0-13-14-31-14 0 0-19 0-31 14 0 0-12 14-12 42 0 0 0 28 12 42 0 0 13 14 31 14zM564 206h-25v-92c0 0 0-11-1-18 0 0-2-7-7-13 0 0-6-5-18-5 0 0-15 0-26 10 0 0-10 10-10 33v85h-25v-95c0 0 0-19-7-26 0 0-7-7-19-7 0 0-16 0-26 11 0 0-10 11-10 41v76h-25v-146h22v20h1c0 0 15-24 43-24 0 0 17 0 27 7 0 0 10 6 15 19 0 0 16-26 45-26 0 0 23 0 34 13 0 0 12 12 12 37zM624 79c0 0 14-23 42-23 0 0 29 0 45 21 0 0 17 21 17 55 0 0 0 36-19 56 0 0-18 22-45 22 0 0-23 0-38-19v72h-25v-203h23zM662 189c0 0 18 0 29-14 0 0 12-15 12-43 0 0 0-27-11-42 0 0-11-14-28-14 0 0-18 0-29 16 0 0-12 16-12 42 0 0 0 27 11 41 0 0 11 14 28 14zM876 206h-22v-21h-1c0 0-17 25-46 25 0 0-15 0-28-7 0 0-13-8-17-20 0 0-5-13-5-33v-90h25v81c0 0 0 19 2 28 0 0 2 8 10 13 0 0 7 6 18 6 0 0 15 0 27-10 0 0 12-9 12-40v-78h25zM971 206c0 0-10 2-18 2 0 0-16 0-24-6 0 0-7-5-9-14 0 0-1-9-1-25v-84h-18v-19h18v-37l24-14v51h25v19h-25v85c0 0 0 12 3 16 0 0 2 5 11 5 0 0 5 0 11-1zM1121 139h-111c0 0 2 24 14 37 0 0 13 13 31 13 0 0 14 0 24-7 0 0 10-8 15-23l26 3c0 0-6 23-24 35 0 0-16 13-41 13 0 0-33 0-51-21 0 0-19-20-19-55 0 0 0-34 18-56 0 0 18-22 51-22 0 0 16 0 30 8 0 0 15 7 27 24 0 0 10 16 10 51zM1095 119c0 0-2-23-14-33 0 0-13-9-27-9 0 0-18 0-29 12 0 0-12 11-13 30zM1230 64l-9 23c0 0-9-5-18-5 0 0-14 0-21 12 0 0-7 13-7 35v77h-25v-146h23v22c0 0 12-26 31-26 0 0 13 0 26 8zM1357 206h-27v-202h27zM1461 4l-58 209h-20l58-209zM1572 0c0 0 42 0 69 29 0 0 27 29 27 76 0 0 0 47-27 76 0 0-28 29-69 29 0 0-44 0-71-30 0 0-27-30-27-72 0 0 0-50 27-79 0 0 27-29 71-29zM1571 187c0 0 31 0 50-22 0 0 19-21 19-60 0 0 0-39-19-61 0 0-20-21-49-21 0 0-31 0-50 21 0 0-20 21-20 64 0 0 0 35 19 57 0 0 19 22 50 22z">
          <text:p/>
        </draw:path>
        <draw:line draw:style-name="gr12" draw:text-style-name="P1" draw:layer="layout" svg:x1="-18.768cm" svg:y1="13.405cm" svg:x2="155.476cm" svg:y2="13.405cm">
          <text:p/>
        </draw:line>
        <draw:polygon draw:style-name="gr18" draw:text-style-name="P11" draw:layer="layout" svg:width="8.297cm" svg:height="0.282cm" svg:x="32.794cm" svg:y="12.982cm" svg:viewBox="0 0 8298 283" draw:points="0,0 8298,0 8298,283 0,283">
          <text:p/>
        </draw:polygon>
        <draw:path draw:style-name="gr8" draw:text-style-name="P5" draw:layer="layout" svg:width="1.841cm" svg:height="0.262cm" svg:x="41.255cm" svg:y="13.005cm" svg:viewBox="0 0 1842 263" svg:d="M179 204h-35c0 0-30-49-37-60 0 0-7-11-16-19 0 0-8-8-15-10 0 0-7-2-19-2h-30v91h-27v-204h89c0 0 19 0 31 3 0 0 12 2 22 10 0 0 9 7 14 18 0 0 5 12 5 25 0 0 0 23-14 36 0 0-15 15-42 18v1c0 0 20 9 38 36zM27 89h57c0 0 17 0 27-3 0 0 10-3 16-11 0 0 6-9 6-19 0 0 0-14-9-24 0 0-11-9-34-9h-63zM328 135h-110c0 0 2 25 14 38 0 0 13 14 31 14 0 0 14 0 24-8 0 0 9-9 15-24l25 3c0 0-6 24-23 37 0 0-16 12-41 12 0 0-33 0-51-20 0 0-19-22-19-56 0 0 0-35 18-57 0 0 18-21 51-21 0 0 16 0 30 7 0 0 15 7 26 24 0 0 10 17 10 51zM302 115c0 0-1-22-13-32 0 0-13-10-27-10 0 0-18 0-29 12 0 0-11 12-13 30zM477 56l-56 148h-23l-55-148h26l30 85c0 0 8 24 10 32h1c0 0 2-9 7-23l34-94zM524 204h-25v-148h25zM524 29h-25v-29h25zM689 135h-110c0 0 2 25 14 38 0 0 12 14 31 14 0 0 14 0 24-8 0 0 9-9 14-24l26 3c0 0-6 24-23 37 0 0-17 12-41 12 0 0-33 0-52-20 0 0-18-22-18-56 0 0 0-35 18-57 0 0 18-21 50-21 0 0 16 0 31 7 0 0 15 7 25 24 0 0 11 17 11 51zM663 115c0 0-1-22-13-32 0 0-13-10-28-10 0 0-17 0-28 12 0 0-12 12-14 30zM902 56l-46 148h-26l-23-89-3-12c0 0-2-12-2-13h-1l-29 114h-26l-45-148h26l32 116 5-20 26-96h25l20 77c0 0 8 31 9 36h1l33-113zM1004 0h70c0 0 19 0 32 2 0 0 13 2 25 9 0 0 12 8 21 20 0 0 9 13 14 29 0 0 6 17 6 40 0 0 0 45-22 74 0 0-21 30-73 30h-73zM1031 180h44c0 0 13 0 23-2 0 0 10-3 21-10 0 0 11-7 18-24 0 0 7-17 7-44 0 0 0-15-3-28 0 0-2-14-10-24 0 0-7-11-16-16 0 0-10-5-19-7 0 0-8-1-22-1h-43zM1332 135h-110c0 0 2 25 14 38 0 0 12 14 31 14 0 0 14 0 24-8 0 0 9-9 14-24l26 3c0 0-6 24-23 37 0 0-16 12-41 12 0 0-33 0-52-20 0 0-18-22-18-56 0 0 0-35 18-57 0 0 18-21 50-21 0 0 16 0 31 7 0 0 15 7 26 24 0 0 10 17 10 51zM1306 115c0 0-1-22-14-32 0 0-12-10-27-10 0 0-17 0-28 12 0 0-12 12-14 30zM1443 97c0 0-2-12-10-18 0 0-8-6-22-6 0 0-14 0-23 5 0 0-9 5-9 14 0 0 0 9 7 12 0 0 7 4 28 10 0 0 23 6 35 10 0 0 11 5 18 13 0 0 6 8 6 22 0 0 0 21-16 35 0 0-16 13-43 13 0 0-28 0-43-12 0 0-16-12-19-36l24-4c0 0 2 15 12 24 0 0 9 8 26 8 0 0 16 0 25-7 0 0 8-8 8-18 0 0 0-6-3-11 0 0-5-4-11-6 0 0-6-1-26-7 0 0-31-7-42-18 0 0-10-10-10-25 0 0 0-18 15-30 0 0 15-12 39-12 0 0 26 0 41 10 0 0 14 10 18 31zM1528 204h-25v-148h25zM1528 29h-25v-29h25zM1685 184c0 0 0 31-6 46 0 0-6 16-22 24 0 0-16 9-38 9 0 0-25 0-41-11 0 0-17-11-17-37l24 4c0 0 2 12 10 18 0 0 8 6 24 6 0 0 19 0 28-8 0 0 9-8 11-20 0 0 2-11 2-31 0 0-16 20-41 20 0 0-28 0-46-22 0 0-17-22-17-54 0 0 0-32 17-54 0 0 17-21 47-21 0 0 25 0 42 21v-18h23zM1622 183c0 0 16 0 28-13 0 0 12-13 12-43 0 0 0-26-12-40 0 0-11-14-29-14 0 0-17 0-29 14 0 0-10 15-10 40 0 0 0 29 11 42 0 0 12 14 29 14zM1842 204h-25v-90c0 0 0-23-8-31 0 0-8-9-22-9 0 0-11 0-21 6 0 0-10 5-14 15 0 0-5 10-5 27v82h-24v-148h22v21h1c0 0 7-12 19-18 0 0 11-6 26-6 0 0 12 0 23 4 0 0 12 4 18 13 0 0 6 8 8 17 0 0 2 9 2 26z">
          <text:p/>
        </draw:path>
        <draw:line draw:style-name="gr12" draw:text-style-name="P1" draw:layer="layout" svg:x1="-18.768cm" svg:y1="13.97cm" svg:x2="155.476cm" svg:y2="13.97cm">
          <text:p/>
        </draw:line>
        <draw:polygon draw:style-name="gr18" draw:text-style-name="P11" draw:layer="layout" svg:width="4.148cm" svg:height="0.282cm" svg:x="32.794cm" svg:y="13.546cm" svg:viewBox="0 0 4149 283" draw:points="0,0 4149,0 4149,283 0,283">
          <text:p/>
        </draw:polygon>
        <draw:path draw:style-name="gr8" draw:text-style-name="P5" draw:layer="layout" svg:width="2.289cm" svg:height="0.262cm" svg:x="37.105cm" svg:y="13.566cm" svg:viewBox="0 0 2290 263" svg:d="M0 4h77c0 0 18 0 31 2 0 0 13 1 24 9 0 0 11 8 17 21 0 0 5 12 5 26 0 0 0 28-17 45 0 0-18 17-58 17h-52v83h-27zM27 100h52c0 0 48 0 48-37 0 0 0-12-7-21 0 0-6-10-15-12 0 0-9-2-27-2h-51zM265 64l-9 23c0 0-9-5-18-5 0 0-14 0-21 12 0 0-7 13-7 35v78h-25v-147h22v22h1c0 0 12-26 31-26 0 0 13 0 26 8zM304 207h-24v-147h24zM304 32h-24v-28h24zM462 156c0 0-5 28-22 41 0 0-17 13-39 13 0 0-32 0-49-20 0 0-18-22-18-57 0 0 0-28 10-46 0 0 11-17 25-24 0 0 16-7 32-7 0 0 23 0 39 12 0 0 16 12 19 35l-24 3c0 0-3-14-12-22 0 0-8-7-21-7 0 0-21 0-32 14 0 0-10 15-10 42 0 0 0 28 10 42 0 0 11 15 31 15 0 0 16 0 25-9 0 0 9-9 11-28zM611 140h-110c0 0 1 24 14 37 0 0 12 13 30 13 0 0 15 0 24-7 0 0 10-8 15-23l26 3c0 0-7 23-23 35 0 0-17 12-42 12 0 0-32 0-51-20 0 0-18-20-18-56 0 0 0-35 18-56 0 0 18-22 50-22 0 0 16 0 31 7 0 0 15 7 25 24 0 0 11 17 11 53zM585 119c0 0-1-23-14-33 0 0-12-9-27-9 0 0-17 0-29 11 0 0-11 12-13 31zM894 143c0 0-9 34-31 51 0 0-22 16-53 16 0 0-49 0-72-31 0 0-23-31-23-75 0 0 0-49 27-76 0 0 27-28 69-28 0 0 29 0 50 15 0 0 21 16 29 45l-26 6c0 0-6-22-20-32 0 0-14-11-34-11 0 0-33 0-50 22 0 0-17 22-17 58 0 0 0 43 18 64 0 0 18 21 47 21 0 0 23 0 38-14 0 0 15-12 21-39zM983 56c0 0 30 0 49 20 0 0 20 19 20 54 0 0 0 45-21 62 0 0-21 18-48 18 0 0-28 0-48-18 0 0-20-18-20-59 0 0 0-39 19-58 0 0 20-19 49-19zM983 190c0 0 21 0 32-16 0 0 12-15 12-42 0 0 0-28-13-41 0 0-13-14-31-14 0 0-19 0-31 14 0 0-12 14-12 42 0 0 0 29 12 43 0 0 13 14 31 14zM1279 207h-25v-93c0 0 0-11-1-18 0 0-2-7-7-13 0 0-6-5-18-5 0 0-15 0-26 10 0 0-10 10-10 33v86h-25v-96c0 0 0-19-7-26 0 0-6-7-19-7 0 0-16 0-26 11 0 0-10 11-10 41v77h-25v-147h22v20h1c0 0 15-24 43-24 0 0 17 0 27 7 0 0 11 6 15 19 0 0 16-26 45-26 0 0 23 0 34 13 0 0 12 12 12 36zM1339 79c0 0 14-23 42-23 0 0 29 0 45 21 0 0 17 21 17 55 0 0 0 36-19 57 0 0-18 21-45 21 0 0-23 0-37-18h-1v71h-25v-203h22v19zM1378 190c0 0 17 0 28-14 0 0 12-15 12-44 0 0 0-27-11-42 0 0-11-14-28-14 0 0-18 0-29 16 0 0-12 16-12 42 0 0 0 28 11 42 0 0 11 14 29 14zM1532 56c0 0 30 0 49 20 0 0 20 19 20 54 0 0 0 45-21 62 0 0-21 18-48 18 0 0-27 0-48-18 0 0-20-18-20-59 0 0 0-39 19-58 0 0 20-19 49-19zM1532 190c0 0 21 0 33-16 0 0 10-15 10-42 0 0 0-28-12-41 0 0-13-14-31-14 0 0-19 0-31 14 0 0-12 14-12 42 0 0 0 29 12 43 0 0 13 14 31 14zM1749 207h-25v-90c0 0 0-23-8-31 0 0-8-8-22-8 0 0-11 0-21 5 0 0-10 5-14 15 0 0-4 10-4 28v81h-25v-147h22v20h1c0 0 7-12 19-18 0 0 12-6 27-6 0 0 11 0 23 5 0 0 11 3 18 12 0 0 6 8 7 18 0 0 2 9 2 25zM1914 140h-110c0 0 1 24 14 37 0 0 12 13 31 13 0 0 14 0 24-7 0 0 9-8 14-23l26 3c0 0-6 23-23 35 0 0-16 12-41 12 0 0-33 0-52-20 0 0-18-20-18-56 0 0 0-35 18-56 0 0 18-22 50-22 0 0 16 0 31 7 0 0 15 7 25 24 0 0 11 17 11 53zM1888 119c0 0-1-23-14-33 0 0-12-9-27-9 0 0-17 0-28 11 0 0-12 12-14 31zM2063 207h-25v-90c0 0 0-23-8-31 0 0-8-8-22-8 0 0-11 0-21 5 0 0-10 5-14 15 0 0-5 10-5 28v81h-24v-147h22v20h1c0 0 7-12 19-18 0 0 11-6 27-6 0 0 11 0 22 5 0 0 12 3 18 12 0 0 6 8 8 18 0 0 2 9 2 25zM2158 207c0 0-11 2-19 2 0 0-16 0-24-6 0 0-7-6-9-14 0 0-2-9-2-25v-85h-18v-19h18v-37l25-15v52h25v19h-25v86c0 0 0 12 2 16 0 0 3 5 12 5 0 0 5 0 11-1zM2261 101c0 0-2-13-10-18 0 0-8-6-23-6 0 0-14 0-22 4 0 0-9 5-9 15 0 0 0 8 7 12 0 0 6 4 27 9 0 0 23 6 35 11 0 0 11 4 18 13 0 0 6 8 6 23 0 0 0 20-16 33 0 0-16 13-43 13 0 0-28 0-43-12 0 0-16-11-19-35l24-3c0 0 2 15 12 22 0 0 9 8 26 8 0 0 17 0 25-7 0 0 9-7 9-17 0 0 0-6-4-10 0 0-4-4-10-6 0 0-6-2-27-7 0 0-31-9-41-19 0 0-10-11-10-26 0 0 0-18 14-30 0 0 15-12 40-12 0 0 26 0 40 11 0 0 15 10 18 30z">
          <text:p/>
        </draw:path>
        <draw:line draw:style-name="gr12" draw:text-style-name="P1" draw:layer="layout" svg:x1="-18.768cm" svg:y1="14.534cm" svg:x2="155.476cm" svg:y2="14.534cm">
          <text:p/>
        </draw:line>
        <draw:polygon draw:style-name="gr18" draw:text-style-name="P11" draw:layer="layout" svg:width="12.446cm" svg:height="0.282cm" svg:x="41.091cm" svg:y="14.111cm" svg:viewBox="0 0 12447 283" draw:points="0,0 12447,0 12447,283 0,283">
          <text:p/>
        </draw:polygon>
        <draw:path draw:style-name="gr8" draw:text-style-name="P5" draw:layer="layout" svg:width="1.289cm" svg:height="0.262cm" svg:x="53.704cm" svg:y="14.134cm" svg:viewBox="0 0 1290 263" svg:d="M27 203h-27v-203h27zM191 203h-25v-89c0 0 0-22-8-31 0 0-8-9-23-9 0 0-11 0-20 6 0 0-10 5-14 16 0 0-4 10-4 27v80h-25v-147h22v21h1c0 0 8-12 19-18 0 0 12-6 27-6 0 0 11 0 23 4 0 0 11 4 17 12 0 0 7 9 8 18 0 0 2 10 2 26zM286 203c0 0-12 2-19 2 0 0-16 0-24-5 0 0-7-6-9-15 0 0-2-9-2-25v-85h-18v-19h18v-36l25-15v51h25v19h-25v87c0 0 0 11 3 16 0 0 2 4 11 4 0 0 5 0 11-1zM434 136h-110c0 0 2 25 14 37 0 0 13 13 31 13 0 0 14 0 24-7 0 0 9-8 15-23l25 3c0 0-6 23-23 36 0 0-16 12-41 12 0 0-33 0-52-20 0 0-18-21-18-56 0 0 0-34 18-57 0 0 18-21 51-21 0 0 16 0 31 7 0 0 14 7 25 24 0 0 10 18 10 52zM408 116c0 0-1-22-13-33 0 0-13-10-27-10 0 0-18 0-29 12 0 0-11 13-13 31zM583 184c0 0 0 31-6 46 0 0-6 16-22 24 0 0-16 9-38 9 0 0-24 0-41-11 0 0-16-12-16-37l24 4c0 0 1 12 9 18 0 0 9 6 24 6 0 0 19 0 28-9 0 0 9-7 11-19 0 0 2-11 2-31 0 0-16 19-40 19 0 0-29 0-46-21 0 0-17-21-17-53 0 0 0-32 16-55 0 0 17-21 47-21 0 0 26 0 42 21h1v-18h22zM520 183c0 0 16 0 28-12 0 0 12-13 12-43 0 0 0-26-11-41 0 0-12-14-29-14 0 0-18 0-29 14 0 0-11 16-11 41 0 0 0 28 12 42 0 0 11 13 28 13zM699 61l-8 23c0 0-9-6-18-6 0 0-14 0-21 14 0 0-7 12-7 34v77h-25v-147h23v22c0 0 12-25 31-25 0 0 13 0 25 8zM842 203h-26c0 0-4-7-6-18 0 0-24 22-53 22 0 0-24 0-37-12 0 0-13-11-13-30 0 0 0-18 13-30 0 0 12-12 44-16l23-3c0 0 13-3 22-5 0 0 0-12-1-16 0 0-1-6-4-11 0 0-3-5-11-8 0 0-7-3-20-3 0 0-16 0-25 6 0 0-9 6-13 23l-24-3c0 0 4-24 20-35 0 0 17-11 46-11 0 0 26 0 39 8 0 0 12 7 15 19 0 0 3 12 3 29v33c0 0 0 31 1 41 0 0 1 11 7 20zM809 139v-9c0 0-20 6-48 10 0 0-28 4-28 24 0 0 0 10 8 17 0 0 7 6 22 6 0 0 18 0 32-11 0 0 14-11 14-37zM929 203c0 0-11 2-19 2 0 0-16 0-24-5 0 0-7-6-9-15 0 0-1-9-1-25v-85h-18v-19h18v-36l25-15v51h24v19h-24v87c0 0 0 11 2 16 0 0 2 4 11 4 0 0 6 0 11-1zM975 203h-25v-147h25zM975 28h-25v-28h25zM1072 53c0 0 31 0 50 19 0 0 20 20 20 56 0 0 0 43-21 61 0 0-21 18-49 18 0 0-28 0-48-18 0 0-20-19-20-59 0 0 0-38 20-58 0 0 19-19 48-19zM1072 186c0 0 23 0 33-15 0 0 12-16 12-42 0 0 0-27-13-42 0 0-12-14-32-14 0 0-19 0-31 14 0 0-12 15-12 43 0 0 0 28 13 42 0 0 12 14 30 14zM1290 203h-25v-89c0 0 0-22-8-31 0 0-8-9-22-9 0 0-11 0-21 6 0 0-10 5-14 16 0 0-4 10-4 27v80h-25v-147h22v21h1c0 0 8-12 19-18 0 0 12-6 27-6 0 0 12 0 23 4 0 0 11 4 17 12 0 0 7 9 9 18 0 0 1 10 1 26z">
          <text:p/>
        </draw:path>
        <draw:line draw:style-name="gr12" draw:text-style-name="P1" draw:layer="layout" svg:x1="-18.768cm" svg:y1="15.098cm" svg:x2="155.476cm" svg:y2="15.098cm">
          <text:p/>
        </draw:line>
        <draw:polygon draw:style-name="gr18" draw:text-style-name="P11" draw:layer="layout" svg:width="27.856cm" svg:height="0.282cm" svg:x="35.164cm" svg:y="14.675cm" svg:viewBox="0 0 27857 283" draw:points="0,0 27857,0 27857,283 0,283">
          <text:p/>
        </draw:polygon>
        <draw:path draw:style-name="gr8" draw:text-style-name="P5" draw:layer="layout" svg:width="2.202cm" svg:height="0.261cm" svg:x="63.183cm" svg:y="14.699cm" svg:viewBox="0 0 2203 262" svg:d="M0 0h70c0 0 19 0 32 2 0 0 13 2 25 9 0 0 12 7 21 20 0 0 9 12 14 30 0 0 6 16 6 40 0 0 0 44-22 73 0 0-21 29-73 29h-73zM27 179h44c0 0 13 0 23-2 0 0 10-1 21-9 0 0 11-7 18-24 0 0 7-16 7-44 0 0 0-15-3-28 0 0-3-13-10-25 0 0-7-11-16-16 0 0-10-5-19-6 0 0-8-1-22-1h-43zM260 53c0 0 30 0 49 20 0 0 20 19 20 54 0 0 0 44-21 61 0 0-21 18-48 18 0 0-28 0-48-18 0 0-20-18-20-58 0 0 0-39 19-58 0 0 20-19 49-19zM260 186c0 0 21 0 33-16 0 0 10-15 10-41 0 0 0-27-12-42 0 0-13-13-31-13 0 0-19 0-31 14 0 0-12 14-12 42 0 0 0 28 12 42 0 0 13 14 31 14zM477 152c0 0-5 28-22 41 0 0-17 13-39 13 0 0-32 0-49-20 0 0-17-22-17-56 0 0 0-28 10-46 0 0 10-17 25-24 0 0 15-7 31-7 0 0 23 0 39 12 0 0 16 12 20 34l-24 4c0 0-4-14-12-22 0 0-9-7-22-7 0 0-20 0-31 14 0 0-11 15-11 41 0 0 0 28 11 42 0 0 10 15 30 15 0 0 16 0 25-9 0 0 9-9 12-28zM617 203h-22v-22h-1c0 0-16 25-46 25 0 0-15 0-28-7 0 0-13-7-17-19 0 0-4-13-4-33v-91h24v82c0 0 0 19 2 27 0 0 2 9 10 14 0 0 8 6 19 6 0 0 14 0 26-10 0 0 12-10 12-40v-79h25zM854 203h-25v-93c0 0 0-10-1-17 0 0-2-7-7-13 0 0-6-5-18-5 0 0-15 0-26 10 0 0-10 10-10 33v85h-25v-95c0 0 0-19-7-26 0 0-6-7-19-7 0 0-16 0-26 11 0 0-10 11-10 41v76h-25v-147h22v21h1c0 0 15-24 43-24 0 0 17 0 27 7 0 0 11 6 15 19 0 0 16-26 45-26 0 0 23 0 34 13 0 0 12 12 12 36zM1018 136h-110c0 0 2 24 14 37 0 0 12 13 31 13 0 0 14 0 24-8 0 0 9-7 14-22l26 3c0 0-6 23-23 35 0 0-16 12-41 12 0 0-33 0-52-20 0 0-18-20-18-55 0 0 0-35 18-56 0 0 18-22 51-22 0 0 15 0 30 7 0 0 15 7 25 24 0 0 11 17 11 52zM992 116c0 0-1-23-14-33 0 0-12-9-26-9 0 0-18 0-29 11 0 0-12 12-13 31zM1167 203h-25v-89c0 0 0-23-8-31 0 0-8-8-22-8 0 0-11 0-21 5 0 0-10 5-14 15 0 0-4 10-4 28v80h-25v-147h22v21h1c0 0 8-12 19-18 0 0 12-6 27-6 0 0 11 0 23 4 0 0 11 4 18 13 0 0 6 8 7 17 0 0 2 10 2 26zM1262 202c0 0-11 3-19 3 0 0-16 0-24-6 0 0-7-6-9-15 0 0-1-8-1-24v-84h-18v-20h18v-37l24-15v52h25v20h-25v85c0 0 0 11 2 16 0 0 3 5 12 5 0 0 5 0 11-1zM1365 0h70c0 0 18 0 32 2 0 0 13 2 25 9 0 0 12 7 21 20 0 0 9 12 14 30 0 0 5 16 5 40 0 0 0 44-21 73 0 0-21 29-73 29h-73zM1392 179h43c0 0 13 0 24-2 0 0 10-1 21-9 0 0 11-7 18-24 0 0 7-16 7-44 0 0 0-15-3-28 0 0-3-13-10-25 0 0-7-11-17-16 0 0-9-5-18-6 0 0-9-1-23-1h-42zM1692 136h-109c0 0 1 24 14 37 0 0 12 13 30 13 0 0 15 0 24-8 0 0 10-7 15-22l26 3c0 0-7 23-23 35 0 0-17 12-42 12 0 0-32 0-51-20 0 0-19-20-19-55 0 0 0-35 18-56 0 0 18-22 51-22 0 0 16 0 31 7 0 0 15 7 25 24 0 0 10 17 10 52zM1667 116c0 0-2-23-14-33 0 0-13-9-27-9 0 0-18 0-29 11 0 0-11 12-13 31zM1805 98c0 0-2-13-10-18 0 0-8-6-23-6 0 0-14 0-23 4 0 0-9 5-9 14 0 0 0 9 7 13 0 0 7 4 28 9 0 0 23 6 35 11 0 0 12 4 18 12 0 0 6 8 6 23 0 0 0 20-16 33 0 0-16 13-43 13 0 0-28 0-44-12 0 0-15-11-19-35l25-3c0 0 2 15 11 22 0 0 10 8 27 8 0 0 17 0 25-7 0 0 9-7 9-17 0 0 0-6-4-10 0 0-4-4-10-6 0 0-6-2-28-7 0 0-31-8-41-18 0 0-10-11-10-26 0 0 0-18 14-30 0 0 15-12 40-12 0 0 27 0 42 10 0 0 14 11 17 31zM1889 203h-25v-147h25zM1889 28h-25v-28h25zM2047 183c0 0 0 31-7 47 0 0-6 15-21 24 0 0-16 8-39 8 0 0-24 0-41-11 0 0-16-11-16-36l24 4c0 0 1 11 10 17 0 0 8 6 23 6 0 0 20 0 29-8 0 0 9-8 11-19 0 0 1-11 1-31 0 0-15 19-40 19 0 0-29 0-46-21 0 0-17-21-17-54 0 0 0-32 17-53 0 0 16-22 46-22 0 0 26 0 42 21h1v-18h23zM1983 182c0 0 16 0 28-12 0 0 13-13 13-42 0 0 0-26-12-41 0 0-12-13-29-13 0 0-18 0-29 14 0 0-11 14-11 39 0 0 0 29 12 42 0 0 11 13 28 13zM2203 203h-25v-89c0 0 0-23-8-31 0 0-8-8-22-8 0 0-11 0-21 5 0 0-10 5-14 15 0 0-4 10-4 28v80h-25v-147h22v21h1c0 0 8-12 20-18 0 0 11-6 26-6 0 0 12 0 23 4 0 0 11 4 18 13 0 0 6 8 8 17 0 0 1 10 1 26z">
          <text:p/>
        </draw:path>
        <draw:line draw:style-name="gr12" draw:text-style-name="P1" draw:layer="layout" svg:x1="-18.768cm" svg:y1="16.058cm" svg:x2="155.476cm" svg:y2="16.058cm">
          <text:p/>
        </draw:line>
        <draw:polygon draw:style-name="gr18" draw:text-style-name="P11" draw:layer="layout" svg:width="15.409cm" svg:height="0.282cm" svg:x="51.759cm" svg:y="15.24cm" svg:viewBox="0 0 15410 283" draw:points="0,0 15410,0 15410,283 0,283">
          <text:p/>
        </draw:polygon>
        <draw:path draw:style-name="gr8" draw:text-style-name="P5" draw:layer="layout" svg:width="3.921cm" svg:height="0.265cm" svg:x="67.331cm" svg:y="15.26cm" svg:viewBox="0 0 3922 266" svg:d="M0 3h77c0 0 18 0 31 2 0 0 13 2 24 9 0 0 11 8 17 21 0 0 5 13 5 27 0 0 0 28-17 45 0 0-18 16-58 16h-52v83h-27zM27 99h52c0 0 48 0 48-37 0 0 0-12-7-21 0 0-6-9-15-11 0 0-9-3-27-3h-51zM265 63l-9 23c0 0-9-5-18-5 0 0-14 0-21 12 0 0-7 13-7 35v78h-25v-147h22v22h1c0 0 12-25 31-25 0 0 13 0 26 7zM339 56c0 0 30 0 49 19 0 0 20 19 20 55 0 0 0 43-21 62 0 0-22 18-48 18 0 0-27 0-48-19 0 0-20-19-20-59 0 0 0-38 19-57 0 0 20-19 49-19zM339 189c0 0 22 0 32-17 0 0 11-15 11-41 0 0 0-27-12-41 0 0-13-14-31-14 0 0-19 0-31 14 0 0-12 14-12 42 0 0 0 28 12 42 0 0 13 15 31 15zM556 155c0 0-5 28-22 42 0 0-17 13-39 13 0 0-31 0-49-21 0 0-17-22-17-56 0 0 0-29 10-46 0 0 10-17 25-24 0 0 15-7 31-7 0 0 23 0 39 11 0 0 16 12 20 35l-24 3c0 0-4-14-12-21 0 0-9-8-22-8 0 0-20 0-31 15 0 0-11 14-11 41 0 0 0 27 11 42 0 0 10 15 30 15 0 0 16 0 25-10 0 0 9-9 12-27zM696 206h-22v-21h-1c0 0-16 25-46 25 0 0-15 0-28-7 0 0-13-7-17-21 0 0-4-12-4-32v-91h24v81c0 0 0 19 2 28 0 0 2 8 10 14 0 0 8 6 19 6 0 0 14 0 26-11 0 0 12-9 12-40v-78h25zM814 63l-9 23c0 0-9-5-18-5 0 0-14 0-21 12 0 0-8 13-8 35v78h-24v-147h22v22h1c0 0 12-25 31-25 0 0 12 0 26 7zM956 138h-110c0 0 2 25 14 37 0 0 12 14 31 14 0 0 14 0 24-8 0 0 9-8 14-23l26 3c0 0-6 24-23 36 0 0-17 13-41 13 0 0-33 0-52-20 0 0-18-22-18-57 0 0 0-34 18-56 0 0 18-21 50-21 0 0 16 0 31 7 0 0 15 7 25 24 0 0 11 17 11 51zM930 118c0 0-1-22-14-32 0 0-12-10-27-10 0 0-17 0-28 12 0 0-12 11-14 30zM1067 3h76c0 0 18 0 31 2 0 0 13 2 24 9 0 0 12 8 17 21 0 0 6 13 6 27 0 0 0 28-18 45 0 0-18 16-58 16h-51v83h-27zM1094 99h51c0 0 48 0 48-37 0 0 0-12-6-21 0 0-6-9-15-11 0 0-9-3-27-3h-51zM1332 63l-8 23c0 0-10-5-18-5 0 0-15 0-22 12 0 0-7 13-7 35v78h-26v-147h24v22h1c0 0 12-25 31-25 0 0 12 0 25 7zM1407 56c0 0 29 0 49 19 0 0 19 19 19 55 0 0 0 43-21 62 0 0-21 18-47 18 0 0-28 0-48-19 0 0-21-19-21-59 0 0 0-38 20-57 0 0 20-19 49-19zM1407 189c0 0 21 0 32-17 0 0 11-15 11-41 0 0 0-27-12-41 0 0-13-14-31-14 0 0-19 0-31 14 0 0-13 14-13 42 0 0 0 28 13 42 0 0 12 15 31 15zM1561 206c0 0-11 2-18 2 0 0-17 0-24-6 0 0-7-5-9-14 0 0-2-10-2-26v-84h-18v-19h18v-36l25-15v51h25v19h-25v86c0 0 0 11 2 16 0 0 3 5 12 5 0 0 5 0 11-2zM1642 56c0 0 30 0 49 19 0 0 20 19 20 55 0 0 0 43-21 62 0 0-21 18-48 18 0 0-28 0-48-19 0 0-20-19-20-59 0 0 0-38 19-57 0 0 20-19 49-19zM1642 189c0 0 21 0 32-17 0 0 12-15 12-41 0 0 0-27-13-41 0 0-13-14-31-14 0 0-19 0-31 14 0 0-12 14-12 42 0 0 0 28 12 42 0 0 13 15 31 15zM1797 206c0 0-11 2-19 2 0 0-16 0-24-6 0 0-7-5-9-14 0 0-2-10-2-26v-84h-18v-19h18v-36l25-15v51h25v19h-25v86c0 0 0 11 3 16 0 0 2 5 11 5 0 0 5 0 11-2zM1938 59l-56 150v1c0 0-8 25-19 40 0 0-11 16-30 16 0 0-7 0-16-3l-3-24c0 0 7 3 14 3 0 0 14 0 19-8 0 0 5-8 12-27l-55-148h27l34 96c0 0 3 9 6 22h1c0 0 3-15 9-30l32-88zM1983 78c0 0 13-22 41-22 0 0 29 0 46 21 0 0 16 21 16 54 0 0 0 36-18 58 0 0-18 21-46 21 0 0-23 0-37-19h-1v71h-25v-203h23v19zM2021 189c0 0 17 0 29-15 0 0 11-15 11-43 0 0 0-27-11-41 0 0-11-15-28-15 0 0-18 0-29 16 0 0-11 17-11 42 0 0 0 27 10 41 0 0 11 15 29 15zM2243 138h-109c0 0 1 25 13 37 0 0 13 14 31 14 0 0 14 0 24-8 0 0 10-8 15-23l25 3c0 0-6 24-22 36 0 0-17 13-42 13 0 0-33 0-51-20 0 0-19-22-19-57 0 0 0-34 18-56 0 0 18-21 51-21 0 0 16 0 31 7 0 0 14 7 25 24 0 0 10 17 10 51zM2218 118c0 0-2-22-14-32 0 0-13-10-27-10 0 0-18 0-29 12 0 0-11 11-13 30zM2525 141c0 0-8 34-31 52 0 0-21 17-52 17 0 0-50 0-72-32 0 0-23-31-23-75 0 0 0-48 26-76 0 0 27-27 69-27 0 0 30 0 51 15 0 0 21 15 29 44l-26 6c0 0-7-21-21-32 0 0-13-10-33-10 0 0-33 0-50 21 0 0-17 22-17 59 0 0 0 42 18 62 0 0 17 22 46 22 0 0 24 0 39-14 0 0 15-13 21-39zM2615 56c0 0 29 0 49 19 0 0 20 19 20 55 0 0 0 43-22 62 0 0-21 18-47 18 0 0-28 0-48-19 0 0-21-19-21-59 0 0 0-38 20-57 0 0 20-19 49-19zM2615 189c0 0 21 0 32-17 0 0 11-15 11-41 0 0 0-27-13-41 0 0-12-14-30-14 0 0-19 0-31 14 0 0-12 14-12 42 0 0 0 28 12 42 0 0 12 15 31 15zM2910 206h-24v-93c0 0 0-10-2-17 0 0-1-8-7-13 0 0-6-6-18-6 0 0-15 0-25 10 0 0-11 11-11 33v86h-24v-96c0 0 0-19-7-26 0 0-7-7-19-7 0 0-16 0-26 11 0 0-11 11-11 41v77h-24v-147h22v20c0 0 16-23 44-23 0 0 16 0 27 6 0 0 10 7 15 19 0 0 16-25 45-25 0 0 22 0 34 12 0 0 11 12 11 37zM2971 78c0 0 13-22 41-22 0 0 29 0 46 21 0 0 17 21 17 54 0 0 0 36-19 58 0 0-18 21-45 21 0 0-24 0-38-19h-1v71h-25v-203h23v19zM3009 189c0 0 17 0 29-15 0 0 11-15 11-43 0 0 0-27-11-41 0 0-11-15-28-15 0 0-17 0-29 16 0 0-11 17-11 42 0 0 0 27 11 41 0 0 11 15 28 15zM3164 56c0 0 29 0 49 19 0 0 19 19 19 55 0 0 0 43-21 62 0 0-21 18-47 18 0 0-28 0-48-19 0 0-21-19-21-59 0 0 0-38 20-57 0 0 20-19 49-19zM3164 189c0 0 21 0 32-17 0 0 11-15 11-41 0 0 0-27-12-41 0 0-13-14-31-14 0 0-19 0-31 14 0 0-12 14-12 42 0 0 0 28 12 42 0 0 12 15 31 15zM3381 206h-25v-90c0 0 0-22-8-30 0 0-8-9-23-9 0 0-11 0-21 6 0 0-9 5-14 15 0 0-4 10-4 27v81h-25v-147h23v21c0 0 8-12 20-18 0 0 11-6 27-6 0 0 11 0 22 4 0 0 11 4 18 12 0 0 6 8 8 18 0 0 2 9 2 25zM3545 138h-109c0 0 1 25 13 37 0 0 13 14 31 14 0 0 15 0 24-8 0 0 10-8 15-23l25 3c0 0-6 24-22 36 0 0-17 13-42 13 0 0-33 0-51-20 0 0-19-22-19-57 0 0 0-34 18-56 0 0 18-21 51-21 0 0 16 0 31 7 0 0 15 7 25 24 0 0 10 17 10 51zM3520 118c0 0-2-22-14-32 0 0-12-10-27-10 0 0-18 0-29 12 0 0-11 11-13 30zM3695 206h-25v-90c0 0 0-22-9-30 0 0-8-9-22-9 0 0-11 0-21 6 0 0-9 5-14 15 0 0-4 10-4 27v81h-25v-147h23v21c0 0 8-12 20-18 0 0 11-6 26-6 0 0 12 0 23 4 0 0 11 4 18 12 0 0 6 8 8 18 0 0 2 9 2 25zM3789 206c0 0-11 2-19 2 0 0-16 0-23-6 0 0-8-5-9-14 0 0-2-10-2-26v-84h-18v-19h18v-36l25-15v51h25v19h-25v86c0 0 0 11 2 16 0 0 3 5 12 5 0 0 5 0 11-2zM3892 100c0 0-2-12-10-18 0 0-8-6-22-6 0 0-14 0-23 5 0 0-9 5-9 14 0 0 0 9 7 12 0 0 7 4 28 9 0 0 23 6 34 11 0 0 12 5 18 13 0 0 7 8 7 22 0 0 0 20-16 34 0 0-16 14-43 14 0 0-28 0-44-12 0 0-15-12-19-36l25-4c0 0 2 15 11 23 0 0 10 8 27 8 0 0 16 0 25-7 0 0 8-7 8-17 0 0 0-7-4-11 0 0-4-4-10-6 0 0-6-2-27-7 0 0-31-7-41-18 0 0-10-11-10-25 0 0 0-19 15-30 0 0 15-12 39-12 0 0 26 0 41 10 0 0 14 10 17 31z">
          <text:p/>
        </draw:path>
        <draw:line draw:style-name="gr12" draw:text-style-name="P1" draw:layer="layout" svg:x1="-18.768cm" svg:y1="16.622cm" svg:x2="155.476cm" svg:y2="16.622cm">
          <text:p/>
        </draw:line>
        <draw:polygon draw:style-name="gr18" draw:text-style-name="P11" draw:layer="layout" svg:width="8.298cm" svg:height="0.282cm" svg:x="68.946cm" svg:y="16.199cm" svg:viewBox="0 0 8299 283" draw:points="0,0 8299,0 8299,283 0,283">
          <text:p/>
        </draw:polygon>
        <draw:path draw:style-name="gr8" draw:text-style-name="P5" draw:layer="layout" svg:width="2.657cm" svg:height="0.261cm" svg:x="77.384cm" svg:y="16.223cm" svg:viewBox="0 0 2658 262" svg:d="M189 203h-30l-23-62h-85l-22 62h-29l78-203h29zM127 120c0 0-25-66-28-76 0 0-3-8-7-23 0 0-4 20-11 38l-22 61zM289 98c0 0-1-14-9-19 0 0-8-6-23-6 0 0-14 0-23 4 0 0-8 5-8 15 0 0 0 9 7 13 0 0 7 4 27 9 0 0 23 6 35 11 0 0 11 4 18 12 0 0 6 8 6 23 0 0 0 20-16 33 0 0-16 13-43 13 0 0-27 0-43-12 0 0-16-11-19-35l24-3c0 0 2 15 12 22 0 0 9 8 26 8 0 0 16 0 25-7 0 0 9-7 9-17 0 0 0-6-4-10 0 0-4-4-10-6 0 0-6-2-27-7 0 0-31-8-41-18 0 0-10-11-10-26 0 0 0-19 14-31 0 0 15-12 40-12 0 0 26 0 40 10 0 0 15 11 18 32zM431 98c0 0-2-14-10-19 0 0-8-6-23-6 0 0-14 0-23 4 0 0-8 5-8 15 0 0 0 9 7 13 0 0 7 4 27 9 0 0 24 6 35 11 0 0 11 4 18 12 0 0 6 8 6 23 0 0 0 20-16 33 0 0-16 13-42 13 0 0-28 0-44-12 0 0-16-11-19-35l24-3c0 0 3 15 12 22 0 0 9 8 26 8 0 0 16 0 25-7 0 0 9-7 9-17 0 0 0-6-4-10 0 0-4-4-10-6 0 0-6-2-27-7 0 0-31-8-41-18 0 0-10-11-10-26 0 0 0-19 14-31 0 0 15-12 40-12 0 0 26 0 41 10 0 0 14 11 17 32zM617 136h-109c0 0 1 24 14 37 0 0 12 13 30 13 0 0 15 0 24-8 0 0 10-7 15-22l25 3c0 0-6 23-22 35 0 0-17 12-42 12 0 0-33 0-51-20 0 0-19-20-19-55 0 0 0-35 18-57 0 0 18-22 51-22 0 0 16 0 31 7 0 0 15 7 25 24 0 0 10 18 10 53zM592 116c0 0-2-23-14-34 0 0-12-9-27-9 0 0-17 0-29 11 0 0-11 13-13 32zM845 203h-24v-93c0 0 0-10-2-17 0 0-1-8-7-14 0 0-6-5-18-5 0 0-15 0-25 10 0 0-11 11-11 34v85h-24v-95c0 0 0-20-7-27 0 0-7-7-19-7 0 0-16 0-26 11 0 0-11 12-11 42v76h-24v-148h22v21c0 0 16-24 44-24 0 0 16 0 27 7 0 0 10 6 15 19 0 0 16-26 45-26 0 0 22 0 34 13 0 0 11 12 11 37zM908 72c0 0 14-20 39-20 0 0 30 0 46 21 0 0 17 21 17 54 0 0 0 39-19 59 0 0-19 20-45 20 0 0-26 0-40-22h-1v19h-23v-203h25v72zM944 186c0 0 17 0 30-15 0 0 11-15 11-42 0 0 0-25-11-41 0 0-11-15-29-15 0 0-18 0-29 15 0 0-11 17-11 40 0 0 0 24 5 34 0 0 4 9 13 17 0 0 10 7 21 7zM1065 203h-25v-203h25zM1230 136h-110c0 0 2 24 14 37 0 0 13 13 31 13 0 0 14 0 24-8 0 0 9-7 15-22l25 3c0 0-6 23-23 35 0 0-16 12-41 12 0 0-33 0-52-20 0 0-18-20-18-55 0 0 0-35 18-57 0 0 18-22 51-22 0 0 16 0 31 7 0 0 14 7 25 24 0 0 10 18 10 53zM1204 116c0 0-1-23-13-34 0 0-13-9-27-9 0 0-18 0-29 11 0 0-11 13-13 32zM1341 0h77c0 0 18 0 31 1 0 0 13 2 24 10 0 0 11 7 16 20 0 0 6 13 6 27 0 0 0 28-18 46 0 0-18 17-57 17h-52v82h-27zM1368 97h52c0 0 48 0 48-38 0 0 0-12-7-21 0 0-6-10-15-12 0 0-9-2-27-2h-51zM1605 60l-8 23c0 0-9-5-18-5 0 0-14 0-21 13 0 0-7 13-7 35v77h-25v-148h22v23h1c0 0 12-26 31-26 0 0 13 0 25 8zM1680 52c0 0 30 0 49 20 0 0 20 20 20 55 0 0 0 44-21 61 0 0-22 18-48 18 0 0-28 0-48-18 0 0-20-18-20-58 0 0 0-39 19-59 0 0 20-19 49-19zM1680 186c0 0 21 0 32-16 0 0 11-15 11-41 0 0 0-28-12-43 0 0-13-13-31-13 0 0-19 0-31 14 0 0-12 15-12 43 0 0 0 28 12 42 0 0 13 14 31 14zM1835 202c0 0-11 3-19 3 0 0-16 0-24-6 0 0-7-6-9-15 0 0-1-8-1-24v-85h-19v-20h19v-36l24-15v51h25v20h-25v86c0 0 0 11 2 16 0 0 3 5 12 5 0 0 5 0 11-1zM1915 52c0 0 30 0 50 20 0 0 19 20 19 55 0 0 0 44-21 61 0 0-21 18-48 18 0 0-27 0-48-18 0 0-20-18-20-58 0 0 0-39 20-59 0 0 19-19 48-19zM1915 186c0 0 22 0 33-16 0 0 11-15 11-41 0 0 0-28-13-43 0 0-12-13-31-13 0 0-18 0-31 14 0 0-12 15-12 43 0 0 0 28 13 42 0 0 12 14 30 14zM2070 202c0 0-11 3-19 3 0 0-16 0-24-6 0 0-7-6-9-15 0 0-1-8-1-24v-85h-18v-20h18v-36l25-15v51h24v20h-24v86c0 0 0 11 2 16 0 0 2 5 11 5 0 0 6 0 11-1zM2211 55l-56 150v1c0 0-8 25-19 41 0 0-10 15-30 15 0 0-7 0-16-3l-3-23c0 0 8 2 15 2 0 0 13 0 19-7 0 0 5-8 11-28l-55-148h27l34 97c0 0 3 9 7 23 0 0 3-16 9-30l32-90zM2256 74c0 0 14-22 41-22 0 0 29 0 46 21 0 0 17 22 17 55 0 0 0 36-19 57 0 0-18 21-45 21 0 0-24 0-38-18h-1v71h-24v-204h22v19zM2294 186c0 0 17 0 29-15 0 0 11-14 11-43 0 0 0-26-11-42 0 0-10-14-28-14 0 0-17 0-29 16 0 0-11 17-11 43 0 0 0 27 11 41 0 0 11 14 28 14zM2516 136h-109c0 0 1 24 14 37 0 0 12 13 31 13 0 0 14 0 23-8 0 0 10-7 15-22l26 3c0 0-7 23-23 35 0 0-17 12-41 12 0 0-33 0-52-20 0 0-19-20-19-55 0 0 0-35 18-57 0 0 18-22 51-22 0 0 16 0 31 7 0 0 15 7 25 24 0 0 10 18 10 53zM2491 116c0 0-2-23-14-34 0 0-12-9-27-9 0 0-18 0-29 11 0 0-11 13-13 32zM2628 98c0 0-2-14-10-19 0 0-8-6-22-6 0 0-14 0-23 4 0 0-9 5-9 15 0 0 0 9 7 13 0 0 7 4 28 9 0 0 23 6 34 11 0 0 12 4 18 12 0 0 7 8 7 23 0 0 0 20-17 33 0 0-16 13-42 13 0 0-28 0-44-12 0 0-15-11-19-35l25-3c0 0 2 15 11 22 0 0 10 8 27 8 0 0 16 0 24-7 0 0 9-7 9-17 0 0 0-6-4-10 0 0-4-4-10-6 0 0-6-2-27-7 0 0-31-8-41-18 0 0-10-11-10-26 0 0 0-19 15-31 0 0 14-12 39-12 0 0 26 0 41 10 0 0 14 11 17 32z">
          <text:p/>
        </draw:path>
        <draw:line draw:style-name="gr12" draw:text-style-name="P1" draw:layer="layout" svg:x1="-18.768cm" svg:y1="17.187cm" svg:x2="155.476cm" svg:y2="17.187cm">
          <text:p/>
        </draw:line>
        <draw:polygon draw:style-name="gr18" draw:text-style-name="P11" draw:layer="layout" svg:width="17.187cm" svg:height="0.282cm" svg:x="77.244cm" svg:y="16.764cm" svg:viewBox="0 0 17188 283" draw:points="0,0 17188,0 17188,283 0,283">
          <text:p/>
        </draw:polygon>
        <draw:path draw:style-name="gr8" draw:text-style-name="P5" draw:layer="layout" svg:width="2.4cm" svg:height="0.262cm" svg:x="94.593cm" svg:y="16.787cm" svg:viewBox="0 0 2401 263" svg:d="M127 203h-127v-203h27v179h100zM283 203h-26c0 0-4-7-5-18 0 0-25 22-54 22 0 0-23 0-38-12 0 0-13-11-13-31 0 0 0-18 13-30 0 0 14-11 46-15l23-4c0 0 13-2 21-5 0 0 0-11-1-15 0 0 0-5-4-10 0 0-3-5-10-8 0 0-8-3-21-3 0 0-15 0-25 6 0 0-9 6-13 22l-25-3c0 0 4-23 22-34 0 0 16-11 45-11 0 0 26 0 39 7 0 0 12 8 15 20 0 0 3 10 3 28v33c0 0 0 31 1 41 0 0 1 10 7 20zM250 139v-9c0 0-19 6-48 10 0 0-28 4-28 24 0 0 0 10 8 17 0 0 7 6 22 6 0 0 18 0 32-11 0 0 14-11 14-37zM339 73c0 0 13-19 39-19 0 0 28 0 45 20 0 0 17 21 17 54 0 0 0 38-19 58 0 0-19 21-44 21 0 0-26 0-40-22h-1v18h-23v-203h25v73zM375 186c0 0 17 0 28-14 0 0 11-15 11-42 0 0 0-26-10-41 0 0-10-15-28-15 0 0-18 0-29 16 0 0-11 15-11 39 0 0 0 23 4 33 0 0 5 10 14 17 0 0 9 7 21 7zM605 203c0 0-11 2-18 2 0 0-17 0-24-6 0 0-7-5-9-14 0 0-2-9-2-25v-84h-18v-19h18v-37l25-15v52h25v19h-25v86c0 0 0 11 3 16 0 0 2 4 11 4 0 0 5 0 11-1zM754 136h-110c0 0 2 25 14 37 0 0 13 13 31 13 0 0 14 0 24-7 0 0 9-8 14-23l26 3c0 0-6 23-23 35 0 0-16 13-41 13 0 0-33 0-52-20 0 0-18-21-18-56 0 0 0-34 18-56 0 0 18-21 50-21 0 0 16 0 31 7 0 0 15 7 26 24 0 0 10 17 10 51zM728 116c0 0-1-22-13-32 0 0-13-10-28-10 0 0-17 0-28 12 0 0-11 11-13 30zM865 98c0 0-1-12-9-18 0 0-8-6-23-6 0 0-14 0-23 5 0 0-9 5-9 14 0 0 0 9 7 12 0 0 8 4 28 9 0 0 23 6 35 11 0 0 11 5 18 13 0 0 6 8 6 22 0 0 0 20-16 33 0 0-16 14-43 14 0 0-28 0-43-12 0 0-16-12-19-35l24-4c0 0 2 15 12 23 0 0 9 7 26 7 0 0 16 0 25-6 0 0 9-7 9-17 0 0 0-7-4-11 0 0-5-4-10-6 0 0-6-2-27-7 0 0-31-7-41-18 0 0-11-11-11-25 0 0 0-19 15-30 0 0 15-12 39-12 0 0 27 0 41 10 0 0 15 10 18 31zM982 203c0 0-11 2-19 2 0 0-16 0-23-6 0 0-8-5-9-14 0 0-2-9-2-25v-84h-18v-19h18v-37l24-15v52h26v19h-26v86c0 0 0 11 3 16 0 0 2 4 11 4 0 0 6 0 12-1zM1084 0h77c0 0 18 0 31 2 0 0 13 2 24 9 0 0 11 8 17 21 0 0 6 13 6 28 0 0 0 28-18 45 0 0-18 16-58 16h-52v82h-27zM1111 97h52c0 0 48 0 48-37 0 0 0-13-6-22 0 0-6-9-16-11 0 0-9-3-26-3h-52zM1349 61l-9 23c0 0-9-5-18-5 0 0-14 0-21 12 0 0-7 13-7 35v77h-25v-146h23v22c0 0 12-25 31-25 0 0 13 0 26 7zM1423 54c0 0 30 0 49 19 0 0 20 19 20 55 0 0 0 43-21 61 0 0-21 18-48 18 0 0-27 0-48-19 0 0-20-18-20-58 0 0 0-38 20-57 0 0 19-19 48-19zM1423 186c0 0 22 0 33-16 0 0 11-15 11-41 0 0 0-27-13-41 0 0-12-14-31-14 0 0-18 0-31 14 0 0-12 14-12 42 0 0 0 28 13 42 0 0 12 14 30 14zM1578 203c0 0-11 2-19 2 0 0-16 0-23-6 0 0-8-5-10-14 0 0-1-9-1-25v-84h-18v-19h18v-37l25-15v52h24v19h-24v86c0 0 0 11 2 16 0 0 2 4 11 4 0 0 6 0 11-1zM1659 54c0 0 29 0 49 19 0 0 19 19 19 55 0 0 0 43-21 61 0 0-21 18-47 18 0 0-28 0-48-19 0 0-21-18-21-58 0 0 0-38 20-57 0 0 20-19 49-19zM1659 186c0 0 21 0 32-16 0 0 11-15 11-41 0 0 0-27-12-41 0 0-13-14-31-14 0 0-19 0-31 14 0 0-12 14-12 42 0 0 0 28 12 42 0 0 12 14 31 14zM1813 203c0 0-11 2-18 2 0 0-17 0-24-6 0 0-8-5-9-14 0 0-2-9-2-25v-84h-18v-19h18v-37l25-15v52h25v19h-25v86c0 0 0 11 2 16 0 0 3 4 12 4 0 0 5 0 11-1zM1955 57l-56 149v1c0 0-9 25-19 40 0 0-11 16-31 16 0 0-6 0-16-3l-2-24c0 0 7 3 14 3 0 0 14 0 19-8 0 0 5-8 12-27l-56-147h27l35 96c0 0 2 9 6 22 0 0 4-15 9-30l33-88zM1999 76c0 0 14-22 42-22 0 0 29 0 45 21 0 0 17 21 17 54 0 0 0 36-19 57 0 0-18 21-45 21 0 0-23 0-37-19h-1v71h-25v-202h23zM2038 186c0 0 17 0 28-14 0 0 12-15 12-43 0 0 0-27-11-41 0 0-11-15-28-15 0 0-18 0-29 16 0 0-12 17-12 42 0 0 0 27 11 41 0 0 11 14 29 14zM2260 136h-110c0 0 2 25 14 37 0 0 12 13 31 13 0 0 14 0 24-7 0 0 9-8 14-23l26 3c0 0-6 23-23 35 0 0-16 13-41 13 0 0-33 0-52-20 0 0-18-21-18-56 0 0 0-34 18-56 0 0 18-21 50-21 0 0 16 0 31 7 0 0 15 7 26 24 0 0 10 17 10 51zM2234 116c0 0-1-22-14-32 0 0-12-10-27-10 0 0-17 0-28 12 0 0-12 11-13 30zM2371 98c0 0-1-12-10-18 0 0-8-6-22-6 0 0-14 0-23 5 0 0-9 5-9 14 0 0 0 9 7 12 0 0 7 4 28 9 0 0 23 6 35 11 0 0 11 5 18 13 0 0 6 8 6 22 0 0 0 20-16 33 0 0-16 14-43 14 0 0-28 0-43-12 0 0-16-12-19-35l24-4c0 0 2 15 12 23 0 0 9 7 26 7 0 0 16 0 25-6 0 0 9-7 9-17 0 0 0-7-4-11 0 0-5-4-11-6 0 0-6-2-26-7 0 0-31-7-42-18 0 0-10-11-10-25 0 0 0-19 15-30 0 0 15-12 39-12 0 0 27 0 41 10 0 0 14 10 18 31z">
          <text:p/>
        </draw:path>
        <draw:line draw:style-name="gr12" draw:text-style-name="P1" draw:layer="layout" svg:x1="-18.768cm" svg:y1="17.751cm" svg:x2="155.476cm" svg:y2="17.751cm">
          <text:p/>
        </draw:line>
        <draw:polygon draw:style-name="gr18" draw:text-style-name="P11" draw:layer="layout" svg:width="16.595cm" svg:height="0.282cm" svg:x="94.431cm" svg:y="17.328cm" svg:viewBox="0 0 16596 283" draw:points="0,0 16596,0 16596,283 0,283">
          <text:p/>
        </draw:polygon>
        <draw:path draw:style-name="gr8" draw:text-style-name="P5" draw:layer="layout" svg:width="2.633cm" svg:height="0.261cm" svg:x="111.1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0 203h-23v-19h-1c0 0-13 22-40 22 0 0-27 0-45-21 0 0-18-21-18-55 0 0 0-36 17-56 0 0 17-21 45-21 0 0 26 0 39 20h1v-73h25zM508 186c0 0 17 0 28-14 0 0 11-13 11-40 0 0 0-27-10-43 0 0-11-15-30-15 0 0-19 0-29 15 0 0-10 15-10 41 0 0 0 18 5 30 0 0 6 13 15 19 0 0 10 7 20 7zM835 25h-67v178h-26v-178h-67v-25h160zM987 136h-109c0 0 1 24 13 37 0 0 13 13 32 13 0 0 14 0 23-8 0 0 10-7 15-23l25 4c0 0-6 23-22 35 0 0-17 12-41 12 0 0-34 0-52-20 0 0-19-20-19-55 0 0 0-35 18-56 0 0 18-22 51-22 0 0 16 0 31 7 0 0 15 7 25 24 0 0 10 17 10 52zM962 116c0 0-2-23-14-33 0 0-12-9-27-9 0 0-18 0-29 11 0 0-11 12-13 31zM1099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5 202c0 0-11 2-18 2 0 0-17 0-24-5 0 0-7-6-9-15 0 0-2-8-2-24v-84h-18v-20h18v-36l25-16v52h25v20h-25v85c0 0 0 11 3 16 0 0 2 5 11 5 0 0 5 0 11-2zM1318 0h76c0 0 18 0 31 1 0 0 13 2 25 11 0 0 11 7 16 20 0 0 6 13 6 27 0 0 0 28-18 45 0 0-18 17-57 17h-52v82h-27zM1345 97h52c0 0 47 0 47-37 0 0 0-12-6-21 0 0-6-10-15-12 0 0-9-2-27-2h-51zM1582 61l-8 23c0 0-9-5-18-5 0 0-14 0-21 12 0 0-7 13-7 35v77h-26v-147h23v23h1c0 0 12-26 31-26 0 0 13 0 25 8zM1657 53c0 0 30 0 49 20 0 0 19 19 19 54 0 0 0 44-20 61 0 0-22 18-48 18 0 0-28 0-48-18 0 0-20-18-20-58 0 0 0-39 19-58 0 0 20-19 49-19zM1657 186c0 0 21 0 32-16 0 0 11-16 11-41 0 0 0-28-12-42 0 0-13-13-31-13 0 0-19 0-31 14 0 0-12 14-12 42 0 0 0 28 12 42 0 0 12 14 31 14zM1812 202c0 0-12 2-19 2 0 0-16 0-24-5 0 0-7-6-9-15 0 0-2-8-2-24v-84h-18v-20h18v-36l25-16v52h25v20h-25v85c0 0 0 11 2 16 0 0 3 5 12 5 0 0 5 0 11-2zM1892 53c0 0 30 0 49 20 0 0 20 19 20 54 0 0 0 44-21 61 0 0-21 18-48 18 0 0-28 0-48-18 0 0-20-18-20-58 0 0 0-39 20-58 0 0 19-19 48-19zM1892 186c0 0 21 0 32-16 0 0 12-16 12-41 0 0 0-28-13-42 0 0-12-13-31-13 0 0-19 0-31 14 0 0-12 14-12 42 0 0 0 28 13 42 0 0 12 14 30 14zM2047 202c0 0-11 2-19 2 0 0-16 0-24-5 0 0-7-6-9-15 0 0-1-8-1-24v-84h-18v-20h18v-36l25-16v52h24v20h-24v85c0 0 0 11 2 16 0 0 2 5 11 5 0 0 6 0 11-2zM2188 56l-56 149v1c0 0-8 25-19 40 0 0-10 16-30 16 0 0-7 0-16-3l-3-23c0 0 8 2 14 2 0 0 14 0 19-7 0 0 6-8 12-28l-55-147h27l34 96c0 0 3 9 6 23h1c0 0 3-16 9-30l32-89zM2233 75c0 0 13-22 41-22 0 0 29 0 46 21 0 0 16 21 16 54 0 0 0 36-18 57 0 0-18 21-45 21 0 0-24 0-38-18h-1v71h-25v-203h23v19zM2271 186c0 0 17 0 29-15 0 0 11-14 11-43 0 0 0-27-11-41 0 0-11-14-28-14 0 0-17 0-29 16 0 0-11 16-11 41 0 0 0 28 11 42 0 0 11 14 28 14zM2493 136h-109c0 0 1 24 13 37 0 0 13 13 31 13 0 0 15 0 24-8 0 0 10-7 15-23l25 4c0 0-6 23-22 35 0 0-17 12-42 12 0 0-33 0-51-20 0 0-19-20-19-55 0 0 0-35 18-56 0 0 18-22 51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18.768cm" svg:y1="18.316cm" svg:x2="155.476cm" svg:y2="18.316cm">
          <text:p/>
        </draw:line>
        <draw:polygon draw:style-name="gr18" draw:text-style-name="P11" draw:layer="layout" svg:width="16.595cm" svg:height="0.283cm" svg:x="106.877cm" svg:y="17.892cm" svg:viewBox="0 0 16596 284" draw:points="0,0 16596,0 16596,284 0,284">
          <text:p/>
        </draw:polygon>
        <draw:path draw:style-name="gr8" draw:text-style-name="P5" draw:layer="layout" svg:width="1.723cm" svg:height="0.261cm" svg:x="123.6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0 210c0 0 0 15-2 26 0 0-2 10-10 18 0 0-8 8-25 8 0 0-10 0-19-2l4-21c0 0 7 2 12 2 0 0 8 0 11-6 0 0 4-5 4-25v-154h25zM390 28h-25v-28h25zM546 202h-22v-21h-1c0 0-17 25-46 25 0 0-15 0-28-7 0 0-13-7-17-20 0 0-5-12-5-33v-90h25v81c0 0 0 19 2 28 0 0 2 8 10 14 0 0 7 5 18 5 0 0 14 0 27-10 0 0 13-9 13-40v-78h24zM666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0-18 0 0-11-11-11-25 0 0 0-19 15-30 0 0 15-12 39-12 0 0 26 0 41 10 0 0 14 10 18 31zM783 202c0 0-11 2-19 2 0 0-16 0-24-6 0 0-7-5-9-14 0 0-1-9-1-25v-84h-18v-19h18v-37l24-14v51h25v19h-25v86c0 0 0 11 3 15 0 0 2 5 11 5 0 0 6 0 11-1zM886 0h70c0 0 18 0 32 2 0 0 13 2 25 9 0 0 12 7 21 20 0 0 9 13 14 29 0 0 5 17 5 40 0 0 0 45-21 73 0 0-21 29-73 29h-73zM913 178h43c0 0 14 0 24-2 0 0 10-1 21-8 0 0 11-8 18-24 0 0 7-17 7-44 0 0 0-16-3-29 0 0-3-13-10-24 0 0-7-11-17-16 0 0-9-5-18-6 0 0-9-1-23-1h-42zM1213 135h-109c0 0 1 24 14 37 0 0 12 13 30 13 0 0 15 0 24-7 0 0 10-8 15-23l26 3c0 0-7 23-23 35 0 0-17 13-42 13 0 0-32 0-51-20 0 0-18-21-18-56 0 0 0-34 18-56 0 0 18-21 50-21 0 0 16 0 31 7 0 0 15 7 25 24 0 0 10 17 10 51zM1188 115c0 0-1-23-14-32 0 0-12-10-27-10 0 0-17 0-29 12 0 0-11 11-13 30zM1326 97c0 0-2-12-10-18 0 0-8-6-22-6 0 0-14 0-23 5 0 0-9 5-9 14 0 0 0 9 7 12 0 0 7 4 28 9 0 0 23 6 34 11 0 0 12 4 18 13 0 0 6 8 6 22 0 0 0 20-15 33 0 0-17 14-43 14 0 0-28 0-44-12 0 0-15-12-19-36l25-3c0 0 2 15 11 22 0 0 10 8 27 8 0 0 16 0 25-6 0 0 8-8 8-17 0 0 0-7-4-11 0 0-4-4-10-6 0 0-6-2-27-7 0 0-31-7-41-18 0 0-10-11-10-25 0 0 0-19 15-30 0 0 14-12 39-12 0 0 26 0 41 10 0 0 14 10 17 31zM1410 202h-25v-146h25zM1410 28h-25v-28h25zM1568 182c0 0 0 32-7 48 0 0-6 16-21 24 0 0-16 8-38 8 0 0-25 0-42-11 0 0-16-11-16-37l24 4c0 0 1 13 10 18 0 0 8 6 23 6 0 0 20 0 29-8 0 0 9-8 11-20 0 0 2-11 2-31 0 0-16 19-41 19 0 0-28 0-46-21 0 0-17-21-17-53 0 0 0-32 17-54 0 0 17-21 46-21 0 0 26 0 43 20v-17h23zM1504 182c0 0 16 0 29-13 0 0 12-12 12-42 0 0 0-26-12-40 0 0-12-14-29-14 0 0-18 0-29 14 0 0-11 15-11 39 0 0 0 29 12 43 0 0 11 13 28 13zM1724 202h-24v-89c0 0 0-22-8-30 0 0-8-9-23-9 0 0-11 0-21 5 0 0-10 6-14 16 0 0-4 9-4 27v80h-25v-146h23v21c0 0 8-12 20-18 0 0 11-6 26-6 0 0 12 0 23 4 0 0 12 4 18 12 0 0 6 8 8 18 0 0 1 9 1 25z">
          <text:p/>
        </draw:path>
        <draw:line draw:style-name="gr12" draw:text-style-name="P1" draw:layer="layout" svg:x1="-18.768cm" svg:y1="18.88cm" svg:x2="155.476cm" svg:y2="18.88cm">
          <text:p/>
        </draw:line>
        <draw:polygon draw:style-name="gr18" draw:text-style-name="P11" draw:layer="layout" svg:width="8.297cm" svg:height="0.282cm" svg:x="111.026cm" svg:y="18.457cm" svg:viewBox="0 0 8298 283" draw:points="0,0 8298,0 8298,283 0,283">
          <text:p/>
        </draw:polygon>
        <draw:path draw:style-name="gr8" draw:text-style-name="P5" draw:layer="layout" svg:width="2.218cm" svg:height="0.209cm" svg:x="119.478cm" svg:y="18.477cm" svg:viewBox="0 0 2219 210" svg:d="M96 0c0 0 43 0 70 30 0 0 27 29 27 76 0 0 0 47-27 76 0 0-27 28-70 28 0 0-44 0-70-29 0 0-26-30-26-73 0 0 0-50 26-78 0 0 27-30 70-30zM96 187c0 0 31 0 50-21 0 0 19-22 19-60 0 0 0-39-19-61 0 0-20-21-49-21 0 0-31 0-50 21 0 0-20 21-20 64 0 0 0 35 19 56 0 0 20 22 50 22zM303 65l-8 23c0 0-9-6-18-6 0 0-14 0-21 13 0 0-7 12-7 35v77h-25v-147h23v22c0 0 12-25 31-25 0 0 13 0 25 8zM437 207h-23v-19h-1c0 0-13 22-40 22 0 0-27 0-45-21 0 0-18-22-18-55 0 0 0-36 17-57 0 0 17-20 45-20 0 0 26 0 40 20v-74h25zM375 190c0 0 17 0 28-14 0 0 11-13 11-40 0 0 0-27-10-43 0 0-10-16-30-16 0 0-19 0-29 16 0 0-10 15-10 41 0 0 0 18 6 30 0 0 5 13 15 19 0 0 9 7 19 7zM602 140h-109c0 0 2 24 14 37 0 0 12 13 31 13 0 0 14 0 24-8 0 0 9-7 14-23l26 4c0 0-7 22-23 35 0 0-16 12-41 12 0 0-33 0-52-20 0 0-18-20-18-55 0 0 0-35 18-56 0 0 18-22 50-22 0 0 16 0 31 7 0 0 15 7 25 24 0 0 10 17 10 52zM577 119c0 0-1-22-14-32 0 0-12-10-27-10 0 0-17 0-28 12 0 0-12 12-13 30zM711 65l-8 23c0 0-10-6-18-6 0 0-14 0-21 13 0 0-8 12-8 35v77h-24v-147h22v22h1c0 0 12-25 31-25 0 0 12 0 25 8zM928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0 206c0 0-11 2-19 2 0 0-16 0-23-5 0 0-8-6-9-15 0 0-2-9-2-24v-84h-18v-20h18v-36l25-16v52h25v20h-25v85c0 0 0 11 2 16 0 0 3 4 12 4 0 0 5 0 11-1zM1131 57c0 0 30 0 49 19 0 0 20 19 20 55 0 0 0 44-21 61 0 0-22 18-48 18 0 0-28 0-48-18 0 0-21-19-21-58 0 0 0-39 20-58 0 0 20-19 49-19zM1131 190c0 0 21 0 32-16 0 0 11-16 11-41 0 0 0-28-12-42 0 0-13-14-31-14 0 0-19 0-31 15 0 0-12 14-12 42 0 0 0 27 12 42 0 0 13 14 31 14zM1348 156c0 0-5 28-22 41 0 0-17 13-39 13 0 0-32 0-49-21 0 0-17-21-17-55 0 0 0-29 10-46 0 0 10-17 25-24 0 0 15-7 31-7 0 0 23 0 39 12 0 0 16 11 20 34l-24 4c0 0-4-15-13-22 0 0-8-8-21-8 0 0-21 0-31 15 0 0-11 15-11 41 0 0 0 27 11 42 0 0 10 15 30 15 0 0 16 0 25-9 0 0 9-10 12-28zM1492 207h-31l-48-75-19 16v59h-25v-204h25v116l60-59h32l-56 55zM1593 3h76c0 0 18 0 31 2 0 0 13 2 25 10 0 0 11 8 17 21 0 0 5 13 5 27 0 0 0 28-18 45 0 0-18 17-58 17h-51v82h-27zM1620 101h52c0 0 47 0 47-37 0 0 0-12-6-21 0 0-6-10-15-12 0 0-9-3-27-3h-51zM1905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2 142v-9c0 0-19 7-47 10 0 0-28 4-28 24 0 0 0 10 7 17 0 0 8 6 22 6 0 0 18 0 32-11 0 0 14-10 14-37zM2014 65l-8 23c0 0-10-6-19-6 0 0-13 0-20 13 0 0-8 12-8 35v77h-24v-147h22v22h1c0 0 11-25 30-25 0 0 13 0 26 8zM2087 206c0 0-12 2-19 2 0 0-16 0-24-5 0 0-8-6-9-15 0 0-2-9-2-24v-84h-18v-20h18v-36l25-16v52h25v20h-25v85c0 0 0 11 2 16 0 0 3 4 12 4 0 0 5 0 11-1zM2189 101c0 0-1-12-9-18 0 0-8-6-23-6 0 0-14 0-23 5 0 0-9 5-9 14 0 0 0 9 7 13 0 0 7 3 28 9 0 0 23 6 34 10 0 0 12 5 18 13 0 0 7 8 7 23 0 0 0 19-16 33 0 0-16 13-43 13 0 0-28 0-43-12 0 0-16-11-20-35l25-4c0 0 2 16 11 23 0 0 10 8 27 8 0 0 16 0 25-7 0 0 8-7 8-17 0 0 0-6-3-11 0 0-4-3-10-6 0 0-6-1-27-7 0 0-32-7-41-18 0 0-11-10-11-25 0 0 0-18 15-30 0 0 15-12 39-12 0 0 26 0 41 10 0 0 15 10 18 31z">
          <text:p/>
        </draw:path>
        <draw:line draw:style-name="gr12" draw:text-style-name="P1" draw:layer="layout" svg:x1="-18.768cm" svg:y1="19.445cm" svg:x2="155.476cm" svg:y2="19.445cm">
          <text:p/>
        </draw:line>
        <draw:polygon draw:style-name="gr18" draw:text-style-name="P11" draw:layer="layout" svg:width="8.297cm" svg:height="0.283cm" svg:x="111.026cm" svg:y="19.021cm" svg:viewBox="0 0 8298 284" draw:points="0,0 8298,0 8298,284 0,284">
          <text:p/>
        </draw:polygon>
        <draw:path draw:style-name="gr8" draw:text-style-name="P5" draw:layer="layout" svg:width="2.485cm" svg:height="0.21cm" svg:x="119.478cm" svg:y="19.041cm" svg:viewBox="0 0 2486 211" svg:d="M96 0c0 0 43 0 70 29 0 0 27 29 27 77 0 0 0 47-27 76 0 0-27 29-70 29 0 0-44 0-70-30 0 0-26-30-26-72 0 0 0-51 26-80 0 0 27-29 70-29zM96 188c0 0 31 0 50-22 0 0 19-21 19-60 0 0 0-40-19-62 0 0-20-21-49-21 0 0-31 0-50 21 0 0-20 21-20 65 0 0 0 35 19 57 0 0 20 22 50 22zM303 64l-8 24c0 0-9-6-18-6 0 0-14 0-21 13 0 0-7 13-7 35v77h-25v-147h23v22c0 0 12-26 31-26 0 0 13 0 25 8zM437 207h-23v-19h-1c0 0-13 23-40 23 0 0-27 0-45-22 0 0-18-21-18-55 0 0 0-36 17-57 0 0 17-21 45-21 0 0 26 0 40 21v-73h25zM375 190c0 0 17 0 28-13 0 0 11-14 11-41 0 0 0-27-10-42 0 0-10-17-30-17 0 0-19 0-29 16 0 0-10 16-10 41 0 0 0 18 6 31 0 0 5 12 15 19 0 0 9 6 19 6zM602 140h-109c0 0 2 24 14 37 0 0 12 13 31 13 0 0 14 0 24-7 0 0 9-8 14-23l26 3c0 0-7 23-23 35 0 0-16 13-41 13 0 0-33 0-52-21 0 0-18-20-18-55 0 0 0-34 18-57 0 0 18-22 50-22 0 0 16 0 31 8 0 0 15 7 25 25 0 0 10 16 10 51zM577 120c0 0-1-23-14-33 0 0-12-10-27-10 0 0-17 0-28 13 0 0-12 11-13 30zM711 64l-8 24c0 0-10-6-18-6 0 0-14 0-21 13 0 0-8 13-8 35v77h-24v-147h22v22h1c0 0 12-26 31-26 0 0 12 0 25 8zM979 143c0 0-9 34-31 51 0 0-22 17-53 17 0 0-49 0-72-31 0 0-23-32-23-75 0 0 0-50 27-77 0 0 27-28 69-28 0 0 29 0 50 16 0 0 21 15 29 44l-26 6c0 0-6-22-20-32 0 0-14-11-34-11 0 0-33 0-50 22 0 0-17 22-17 59 0 0 0 42 18 63 0 0 18 21 47 21 0 0 24 0 39-13 0 0 14-13 20-39zM1128 207h-22v-21h-1c0 0-16 25-46 25 0 0-15 0-28-7 0 0-13-8-17-20 0 0-4-13-4-33v-91h24v82c0 0 0 19 2 28 0 0 2 8 10 13 0 0 8 6 19 6 0 0 14 0 26-10 0 0 12-9 12-40v-79h25zM1248 102c0 0-1-12-10-18 0 0-8-7-22-7 0 0-14 0-23 5 0 0-9 5-9 15 0 0 0 8 8 12 0 0 6 4 27 9 0 0 23 6 35 11 0 0 11 4 17 12 0 0 7 9 7 23 0 0 0 20-16 33 0 0-16 14-43 14 0 0-28 0-43-12 0 0-16-12-19-36l24-3c0 0 2 15 12 22 0 0 9 8 26 8 0 0 16 0 25-7 0 0 9-7 9-17 0 0 0-6-5-10 0 0-4-4-10-6 0 0-6-2-26-7 0 0-31-8-42-18 0 0-9-11-9-26 0 0 0-19 14-31 0 0 15-12 39-12 0 0 27 0 41 11 0 0 15 10 17 31zM1365 207c0 0-11 2-19 2 0 0-16 0-24-6 0 0-7-5-9-14 0 0-1-9-1-25v-85h-18v-19h18v-37l25-14v51h24v19h-24v86c0 0 0 12 2 16 0 0 2 5 11 5 0 0 6 0 11-1zM1446 56c0 0 29 0 49 20 0 0 19 20 19 56 0 0 0 43-21 61 0 0-21 18-47 18 0 0-28 0-48-19 0 0-21-18-21-58 0 0 0-38 20-58 0 0 20-20 49-20zM1446 190c0 0 21 0 32-16 0 0 11-15 11-41 0 0 0-27-12-41 0 0-13-15-31-15 0 0-19 0-31 15 0 0-12 14-12 42 0 0 0 28 12 42 0 0 12 14 31 14zM1741 207h-25v-92c0 0 0-11-1-18 0 0-1-7-7-13 0 0-6-6-18-6 0 0-14 0-25 11 0 0-11 10-11 33v85h-25v-95c0 0 0-19-6-26 0 0-7-8-19-8 0 0-16 0-27 12 0 0-10 11-10 41v76h-24v-147h22v20c0 0 15-24 44-24 0 0 16 0 27 7 0 0 10 7 15 19 0 0 16-26 45-26 0 0 23 0 34 13 0 0 11 12 11 38zM1859 4h77c0 0 18 0 31 2 0 0 13 2 24 9 0 0 11 8 17 21 0 0 6 12 6 26 0 0 0 29-18 46 0 0-18 17-58 17h-52v82h-27zM1886 101h52c0 0 48 0 48-38 0 0 0-12-6-21 0 0-6-10-16-12 0 0-9-2-26-2h-52zM2172 207h-27c0 0-3-7-4-18 0 0-26 22-54 22 0 0-23 0-37-12 0 0-13-12-13-31 0 0 0-18 13-30 0 0 13-11 44-15l24-4c0 0 12-2 21-5 0 0 0-11-1-16 0 0-1-4-4-9 0 0-3-5-11-9 0 0-7-3-20-3 0 0-16 0-25 7 0 0-9 6-13 22l-24-3c0 0 4-24 21-35 0 0 16-12 45-12 0 0 26 0 39 8 0 0 12 8 15 20 0 0 3 11 3 29v33c0 0 0 30 1 41 0 0 1 10 7 20zM2139 142v-8c0 0-20 6-48 10 0 0-28 4-28 24 0 0 0 10 8 16 0 0 7 7 22 7 0 0 18 0 32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1.327cm" svg:height="2.032cm" svg:x="4.938cm" svg:y="4.205cm" svg:viewBox="0 0 1328 2033" draw:points="0,0 1328,0 1328,2033">
          <text:p/>
        </draw:polyline>
        <draw:polygon draw:style-name="gr22" draw:text-style-name="P12" draw:layer="layout" svg:width="0.113cm" svg:height="0.057cm" svg:x="6.208cm" svg:y="6.18cm" svg:viewBox="0 0 114 58" draw:points="114,0 58,58 0,0">
          <text:p/>
        </draw:polygon>
        <draw:polyline draw:style-name="gr21" draw:text-style-name="P1" draw:layer="layout" svg:width="17.921cm" svg:height="2.032cm" svg:x="-11.656cm" svg:y="4.769cm" svg:viewBox="0 0 17922 2033" draw:points="0,0 17922,0 17922,2033">
          <text:p/>
        </draw:polyline>
        <draw:polygon draw:style-name="gr22" draw:text-style-name="P12" draw:layer="layout" svg:width="0.113cm" svg:height="0.056cm" svg:x="6.208cm" svg:y="6.745cm" svg:viewBox="0 0 114 57" draw:points="114,0 58,57 0,0">
          <text:p/>
        </draw:polygon>
        <draw:polyline draw:style-name="gr21" draw:text-style-name="P1" draw:layer="layout" svg:width="1.327cm" svg:height="1.467cm" svg:x="4.938cm" svg:y="5.334cm" svg:viewBox="0 0 1328 1468" draw:points="0,0 1328,0 1328,1468">
          <text:p/>
        </draw:polyline>
        <draw:polygon draw:style-name="gr22" draw:text-style-name="P12" draw:layer="layout" svg:width="0.113cm" svg:height="0.056cm" svg:x="6.208cm" svg:y="6.745cm" svg:viewBox="0 0 114 57" draw:points="114,0 58,57 0,0">
          <text:p/>
        </draw:polygon>
        <draw:polyline draw:style-name="gr21" draw:text-style-name="P1" draw:layer="layout" svg:width="17.921cm" svg:height="2.597cm" svg:x="-11.656cm" svg:y="4.769cm" svg:viewBox="0 0 17922 2598" draw:points="0,0 17922,0 17922,2598">
          <text:p/>
        </draw:polyline>
        <draw:polygon draw:style-name="gr22" draw:text-style-name="P12" draw:layer="layout" svg:width="0.113cm" svg:height="0.057cm" svg:x="6.208cm" svg:y="7.309cm" svg:viewBox="0 0 114 58" draw:points="114,0 58,58 0,0">
          <text:p/>
        </draw:polygon>
        <draw:polyline draw:style-name="gr21" draw:text-style-name="P1" draw:layer="layout" svg:width="1.327cm" svg:height="2.032cm" svg:x="4.938cm" svg:y="5.334cm" svg:viewBox="0 0 1328 2033" draw:points="0,0 1328,0 1328,2033">
          <text:p/>
        </draw:polyline>
        <draw:polygon draw:style-name="gr22" draw:text-style-name="P12" draw:layer="layout" svg:width="0.113cm" svg:height="0.057cm" svg:x="6.208cm" svg:y="7.309cm" svg:viewBox="0 0 114 58" draw:points="114,0 58,58 0,0">
          <text:p/>
        </draw:polygon>
        <draw:polyline draw:style-name="gr21" draw:text-style-name="P1" draw:layer="layout" svg:width="17.921cm" svg:height="3.161cm" svg:x="-11.656cm" svg:y="4.769cm" svg:viewBox="0 0 17922 3162" draw:points="0,0 17922,0 17922,3162">
          <text:p/>
        </draw:polyline>
        <draw:polygon draw:style-name="gr22" draw:text-style-name="P12" draw:layer="layout" svg:width="0.113cm" svg:height="0.056cm" svg:x="6.208cm" svg:y="7.874cm" svg:viewBox="0 0 114 57" draw:points="114,0 58,57 0,0">
          <text:p/>
        </draw:polygon>
        <draw:polyline draw:style-name="gr21" draw:text-style-name="P1" draw:layer="layout" svg:width="1.327cm" svg:height="2.596cm" svg:x="4.938cm" svg:y="5.334cm" svg:viewBox="0 0 1328 2597" draw:points="0,0 1328,0 1328,2597">
          <text:p/>
        </draw:polyline>
        <draw:polygon draw:style-name="gr22" draw:text-style-name="P12" draw:layer="layout" svg:width="0.113cm" svg:height="0.056cm" svg:x="6.208cm" svg:y="7.874cm" svg:viewBox="0 0 114 57" draw:points="114,0 58,57 0,0">
          <text:p/>
        </draw:polygon>
        <draw:polyline draw:style-name="gr21" draw:text-style-name="P1" draw:layer="layout" svg:width="17.921cm" svg:height="3.725cm" svg:x="-11.656cm" svg:y="4.769cm" svg:viewBox="0 0 17922 3726" draw:points="0,0 17922,0 17922,3726">
          <text:p/>
        </draw:polyline>
        <draw:polygon draw:style-name="gr22" draw:text-style-name="P12" draw:layer="layout" svg:width="0.113cm" svg:height="0.056cm" svg:x="6.208cm" svg:y="8.438cm" svg:viewBox="0 0 114 57" draw:points="114,0 58,57 0,0">
          <text:p/>
        </draw:polygon>
        <draw:polyline draw:style-name="gr21" draw:text-style-name="P1" draw:layer="layout" svg:width="1.327cm" svg:height="3.16cm" svg:x="4.938cm" svg:y="5.334cm" svg:viewBox="0 0 1328 3161" draw:points="0,0 1328,0 1328,3161">
          <text:p/>
        </draw:polyline>
        <draw:polygon draw:style-name="gr22" draw:text-style-name="P12" draw:layer="layout" svg:width="0.113cm" svg:height="0.056cm" svg:x="6.208cm" svg:y="8.438cm" svg:viewBox="0 0 114 57" draw:points="114,0 58,57 0,0">
          <text:p/>
        </draw:polygon>
        <draw:polyline draw:style-name="gr21" draw:text-style-name="P1" draw:layer="layout" svg:width="17.921cm" svg:height="4.29cm" svg:x="-11.656cm" svg:y="4.769cm" svg:viewBox="0 0 17922 4291" draw:points="0,0 17922,0 17922,4291">
          <text:p/>
        </draw:polyline>
        <draw:polygon draw:style-name="gr22" draw:text-style-name="P12" draw:layer="layout" svg:width="0.113cm" svg:height="0.057cm" svg:x="6.208cm" svg:y="9.002cm" svg:viewBox="0 0 114 58" draw:points="114,0 58,58 0,0">
          <text:p/>
        </draw:polygon>
        <draw:polyline draw:style-name="gr21" draw:text-style-name="P1" draw:layer="layout" svg:width="1.327cm" svg:height="3.725cm" svg:x="4.938cm" svg:y="5.334cm" svg:viewBox="0 0 1328 3726" draw:points="0,0 1328,0 1328,3726">
          <text:p/>
        </draw:polyline>
        <draw:polygon draw:style-name="gr22" draw:text-style-name="P12" draw:layer="layout" svg:width="0.113cm" svg:height="0.057cm" svg:x="6.208cm" svg:y="9.002cm" svg:viewBox="0 0 114 58" draw:points="114,0 58,58 0,0">
          <text:p/>
        </draw:polygon>
        <draw:polyline draw:style-name="gr21" draw:text-style-name="P1" draw:layer="layout" svg:width="0.141cm" svg:height="3.725cm" svg:x="3.753cm" svg:y="5.898cm" svg:viewBox="0 0 142 3726" draw:points="0,0 142,0 142,3726">
          <text:p/>
        </draw:polyline>
        <draw:polygon draw:style-name="gr22" draw:text-style-name="P12" draw:layer="layout" svg:width="0.113cm" svg:height="0.056cm" svg:x="3.838cm" svg:y="9.567cm" svg:viewBox="0 0 114 57" draw:points="114,0 57,57 0,0">
          <text:p/>
        </draw:polygon>
        <draw:polyline draw:style-name="gr21" draw:text-style-name="P1" draw:layer="layout" svg:width="0.141cm" svg:height="4.29cm" svg:x="3.753cm" svg:y="5.898cm" svg:viewBox="0 0 142 4291" draw:points="0,0 142,0 142,4291">
          <text:p/>
        </draw:polyline>
        <draw:polygon draw:style-name="gr22" draw:text-style-name="P12" draw:layer="layout" svg:width="0.113cm" svg:height="0.057cm" svg:x="3.838cm" svg:y="10.131cm" svg:viewBox="0 0 114 58" draw:points="114,0 57,58 0,0">
          <text:p/>
        </draw:polygon>
        <draw:polyline draw:style-name="gr21" draw:text-style-name="P1" draw:layer="layout" svg:width="0.141cm" svg:height="4.854cm" svg:x="3.753cm" svg:y="5.898cm" svg:viewBox="0 0 142 4855" draw:points="0,0 142,0 142,4855">
          <text:p/>
        </draw:polyline>
        <draw:polygon draw:style-name="gr22" draw:text-style-name="P12" draw:layer="layout" svg:width="0.113cm" svg:height="0.056cm" svg:x="3.838cm" svg:y="10.696cm" svg:viewBox="0 0 114 57" draw:points="114,0 57,57 0,0">
          <text:p/>
        </draw:polygon>
        <draw:polyline draw:style-name="gr21" draw:text-style-name="P1" draw:layer="layout" svg:width="0.141cm" svg:height="5.419cm" svg:x="3.753cm" svg:y="5.898cm" svg:viewBox="0 0 142 5420" draw:points="0,0 142,0 142,5420">
          <text:p/>
        </draw:polyline>
        <draw:polygon draw:style-name="gr22" draw:text-style-name="P12" draw:layer="layout" svg:width="0.113cm" svg:height="0.057cm" svg:x="3.838cm" svg:y="11.26cm" svg:viewBox="0 0 114 58" draw:points="114,0 57,58 0,0">
          <text:p/>
        </draw:polygon>
        <draw:polyline draw:style-name="gr21" draw:text-style-name="P1" draw:layer="layout" svg:width="0.141cm" svg:height="5.983cm" svg:x="3.753cm" svg:y="5.898cm" svg:viewBox="0 0 142 5984" draw:points="0,0 142,0 142,5984">
          <text:p/>
        </draw:polyline>
        <draw:polygon draw:style-name="gr22" draw:text-style-name="P12" draw:layer="layout" svg:width="0.113cm" svg:height="0.056cm" svg:x="3.838cm" svg:y="11.825cm" svg:viewBox="0 0 114 57" draw:points="114,0 57,57 0,0">
          <text:p/>
        </draw:polygon>
        <draw:polyline draw:style-name="gr21" draw:text-style-name="P1" draw:layer="layout" svg:width="0.141cm" svg:height="6.548cm" svg:x="3.753cm" svg:y="5.898cm" svg:viewBox="0 0 142 6549" draw:points="0,0 142,0 142,6549">
          <text:p/>
        </draw:polyline>
        <draw:polygon draw:style-name="gr22" draw:text-style-name="P12" draw:layer="layout" svg:width="0.113cm" svg:height="0.057cm" svg:x="3.838cm" svg:y="12.389cm" svg:viewBox="0 0 114 58" draw:points="114,0 57,58 0,0">
          <text:p/>
        </draw:polygon>
        <draw:polyline draw:style-name="gr21" draw:text-style-name="P1" draw:layer="layout" svg:width="15.551cm" svg:height="6.548cm" svg:x="17.384cm" svg:y="6.462cm" svg:viewBox="0 0 15552 6549" draw:points="0,0 15552,0 15552,6549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3.848cm" svg:height="5.983cm" svg:x="9.087cm" svg:y="7.027cm" svg:viewBox="0 0 23849 5984" draw:points="0,0 23849,0 23849,5984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4.441cm" svg:height="5.419cm" svg:x="8.494cm" svg:y="7.591cm" svg:viewBox="0 0 24442 5420" draw:points="0,0 24442,0 24442,5420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626cm" svg:height="4.854cm" svg:x="7.309cm" svg:y="8.156cm" svg:viewBox="0 0 25627 4855" draw:points="0,0 25627,0 25627,4855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626cm" svg:height="4.29cm" svg:x="7.309cm" svg:y="8.72cm" svg:viewBox="0 0 25627 4291" draw:points="0,0 25627,0 25627,4291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626cm" svg:height="3.725cm" svg:x="7.309cm" svg:y="9.285cm" svg:viewBox="0 0 25627 3726" draw:points="0,0 25627,0 25627,3726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0.141cm" svg:height="3.161cm" svg:x="32.794cm" svg:y="9.849cm" svg:viewBox="0 0 142 3162" draw:points="0,0 142,0 142,3162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033cm" svg:height="2.596cm" svg:x="7.902cm" svg:y="10.414cm" svg:viewBox="0 0 25034 2597" draw:points="0,0 25034,0 25034,2597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626cm" svg:height="2.032cm" svg:x="7.309cm" svg:y="10.978cm" svg:viewBox="0 0 25627 2033" draw:points="0,0 25627,0 25627,2033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6.219cm" svg:height="1.468cm" svg:x="6.716cm" svg:y="11.542cm" svg:viewBox="0 0 26220 1469" draw:points="0,0 26220,0 26220,1469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25.626cm" svg:height="0.903cm" svg:x="7.309cm" svg:y="12.107cm" svg:viewBox="0 0 25627 904" draw:points="0,0 25627,0 25627,904">
          <text:p/>
        </draw:polyline>
        <draw:polygon draw:style-name="gr22" draw:text-style-name="P12" draw:layer="layout" svg:width="0.113cm" svg:height="0.056cm" svg:x="32.878cm" svg:y="12.954cm" svg:viewBox="0 0 114 57" draw:points="114,0 57,57 0,0">
          <text:p/>
        </draw:polygon>
        <draw:polyline draw:style-name="gr21" draw:text-style-name="P1" draw:layer="layout" svg:width="15.551cm" svg:height="7.112cm" svg:x="17.384cm" svg:y="6.462cm" svg:viewBox="0 0 15552 7113" draw:points="0,0 15552,0 15552,7113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3.848cm" svg:height="6.547cm" svg:x="9.087cm" svg:y="7.027cm" svg:viewBox="0 0 23849 6548" draw:points="0,0 23849,0 23849,6548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4.441cm" svg:height="5.983cm" svg:x="8.494cm" svg:y="7.591cm" svg:viewBox="0 0 24442 5984" draw:points="0,0 24442,0 24442,5984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626cm" svg:height="5.418cm" svg:x="7.309cm" svg:y="8.156cm" svg:viewBox="0 0 25627 5419" draw:points="0,0 25627,0 25627,5419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626cm" svg:height="4.854cm" svg:x="7.309cm" svg:y="8.72cm" svg:viewBox="0 0 25627 4855" draw:points="0,0 25627,0 25627,4855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626cm" svg:height="4.289cm" svg:x="7.309cm" svg:y="9.285cm" svg:viewBox="0 0 25627 4290" draw:points="0,0 25627,0 25627,4290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0.141cm" svg:height="3.725cm" svg:x="32.794cm" svg:y="9.849cm" svg:viewBox="0 0 142 3726" draw:points="0,0 142,0 142,3726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033cm" svg:height="3.16cm" svg:x="7.902cm" svg:y="10.414cm" svg:viewBox="0 0 25034 3161" draw:points="0,0 25034,0 25034,3161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626cm" svg:height="2.596cm" svg:x="7.309cm" svg:y="10.978cm" svg:viewBox="0 0 25627 2597" draw:points="0,0 25627,0 25627,2597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6.219cm" svg:height="2.032cm" svg:x="6.716cm" svg:y="11.542cm" svg:viewBox="0 0 26220 2033" draw:points="0,0 26220,0 26220,2033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25.626cm" svg:height="1.467cm" svg:x="7.309cm" svg:y="12.107cm" svg:viewBox="0 0 25627 1468" draw:points="0,0 25627,0 25627,1468">
          <text:p/>
        </draw:polyline>
        <draw:polygon draw:style-name="gr22" draw:text-style-name="P12" draw:layer="layout" svg:width="0.113cm" svg:height="0.056cm" svg:x="32.878cm" svg:y="13.518cm" svg:viewBox="0 0 114 57" draw:points="114,0 57,57 0,0">
          <text:p/>
        </draw:polygon>
        <draw:polyline draw:style-name="gr21" draw:text-style-name="P1" draw:layer="layout" svg:width="33.33cm" svg:height="1.468cm" svg:x="7.902cm" svg:y="12.671cm" svg:viewBox="0 0 33331 1469" draw:points="0,0 33331,0 33331,1469">
          <text:p/>
        </draw:polyline>
        <draw:polygon draw:style-name="gr22" draw:text-style-name="P12" draw:layer="layout" svg:width="0.113cm" svg:height="0.057cm" svg:x="41.176cm" svg:y="14.082cm" svg:viewBox="0 0 114 58" draw:points="114,0 56,58 0,0">
          <text:p/>
        </draw:polygon>
        <draw:polyline draw:style-name="gr21" draw:text-style-name="P1" draw:layer="layout" svg:width="0.141cm" svg:height="0.903cm" svg:x="41.091cm" svg:y="13.236cm" svg:viewBox="0 0 142 904" draw:points="0,0 142,0 142,904">
          <text:p/>
        </draw:polyline>
        <draw:polygon draw:style-name="gr22" draw:text-style-name="P12" draw:layer="layout" svg:width="0.113cm" svg:height="0.057cm" svg:x="41.176cm" svg:y="14.082cm" svg:viewBox="0 0 114 58" draw:points="114,0 56,58 0,0">
          <text:p/>
        </draw:polygon>
        <draw:polyline draw:style-name="gr21" draw:text-style-name="P1" draw:layer="layout" svg:width="1.92cm" svg:height="0.733cm" svg:x="67.168cm" svg:y="15.494cm" svg:viewBox="0 0 1921 734" draw:points="0,0 1921,0 1921,734">
          <text:p/>
        </draw:polyline>
        <draw:polygon draw:style-name="gr22" draw:text-style-name="P12" draw:layer="layout" svg:width="0.113cm" svg:height="0.056cm" svg:x="69.031cm" svg:y="16.171cm" svg:viewBox="0 0 114 57" draw:points="114,0 58,57 0,0">
          <text:p/>
        </draw:polygon>
        <draw:polyline draw:style-name="gr21" draw:text-style-name="P1" draw:layer="layout" svg:width="0.141cm" svg:height="0.339cm" svg:x="77.244cm" svg:y="16.453cm" svg:viewBox="0 0 142 340" draw:points="0,0 142,0 142,340">
          <text:p/>
        </draw:polyline>
        <draw:polygon draw:style-name="gr22" draw:text-style-name="P12" draw:layer="layout" svg:width="0.113cm" svg:height="0.057cm" svg:x="77.328cm" svg:y="16.735cm" svg:viewBox="0 0 114 58" draw:points="114,0 58,58 0,0">
          <text:p/>
        </draw:polygon>
        <draw:polyline draw:style-name="gr21" draw:text-style-name="P1" draw:layer="layout" svg:width="0.141cm" svg:height="0.338cm" svg:x="94.431cm" svg:y="17.018cm" svg:viewBox="0 0 142 339" draw:points="0,0 142,0 142,339">
          <text:p/>
        </draw:polyline>
        <draw:polygon draw:style-name="gr22" draw:text-style-name="P12" draw:layer="layout" svg:width="0.113cm" svg:height="0.056cm" svg:x="94.516cm" svg:y="17.3cm" svg:viewBox="0 0 114 57" draw:points="114,0 56,57 0,0">
          <text:p/>
        </draw:polygon>
        <draw:polyline draw:style-name="gr21" draw:text-style-name="P1" draw:layer="layout" svg:width="0.141cm" svg:height="0.903cm" svg:x="119.323cm" svg:y="18.711cm" svg:viewBox="0 0 142 904" draw:points="0,0 142,0 142,904">
          <text:p/>
        </draw:polyline>
        <draw:polyline draw:style-name="gr21" draw:text-style-name="P1" draw:layer="layout" svg:width="0.141cm" svg:height="0.339cm" svg:x="119.323cm" svg:y="19.275cm" svg:viewBox="0 0 142 340" draw:points="0,0 142,0 142,340">
          <text:p/>
        </draw:polyline>
        <draw:frame draw:style-name="gr24" draw:text-style-name="P15" draw:layer="layout" svg:width="1.602cm" svg:height="0.412cm" svg:x="25.226cm" svg:y="20.349cm">
          <draw:text-box>
            <text:p text:style-name="P13"><text:span text:style-name="T2">Page 2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1 PM WET</text:span></text:p>
          </draw:text-box>
        </draw:frame>
      </draw:page>
      <draw:page draw:name="page3" draw:style-name="dp1" draw:master-page-name="master-page62">
        <draw:polygon draw:style-name="gr2" draw:text-style-name="P2" draw:layer="layout" svg:width="4.149cm" svg:height="0.564cm" svg:x="-2.682cm" svg:y="2.681cm" svg:viewBox="0 0 4150 565" draw:points="0,0 4150,0 4150,565 0,565">
          <text:p/>
        </draw:polygon>
        <draw:polygon draw:style-name="gr2" draw:text-style-name="P2" draw:layer="layout" svg:width="0.593cm" svg:height="0.565cm" svg:x="0.874cm" svg:y="3.245cm" svg:viewBox="0 0 594 566" draw:points="0,0 594,0 594,566 0,566">
          <text:p/>
        </draw:polygon>
        <draw:polygon draw:style-name="gr2" draw:text-style-name="P2" draw:layer="layout" svg:width="0.593cm" svg:height="0.565cm" svg:x="1.467cm" svg:y="3.245cm" svg:viewBox="0 0 594 566" draw:points="0,0 594,0 594,566 0,566">
          <text:p/>
        </draw:polygon>
        <draw:path draw:style-name="gr3" draw:text-style-name="P3" draw:layer="layout" svg:width="0.192cm" svg:height="0.202cm" svg:x="1.667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2.06cm" svg:y="3.245cm" svg:viewBox="0 0 593 566" draw:points="0,0 593,0 593,566 0,566">
          <text:p/>
        </draw:polygon>
        <draw:polygon draw:style-name="gr3" draw:text-style-name="P3" draw:layer="layout" svg:width="0.16cm" svg:height="0.202cm" svg:x="2.27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.652cm" svg:y="3.245cm" svg:viewBox="0 0 594 566" draw:points="0,0 594,0 594,566 0,566">
          <text:p/>
        </draw:polygon>
        <draw:path draw:style-name="gr3" draw:text-style-name="P3" draw:layer="layout" svg:width="0.26cm" svg:height="0.202cm" svg:x="2.819cm" svg:y="3.395cm" svg:viewBox="0 0 261 203" svg:d="M261 0l-56 203h-25l-45-160c0 0-4-12-5-18l-6 24-43 154h-27l-54-203h27l31 133c0 0 6 27 8 39l1 3c0 0 6-26 9-38l38-137h33l30 103c0 0 10 39 15 72 0 0 3-16 10-45l32-130z">
          <text:p/>
        </draw:path>
        <draw:polygon draw:style-name="gr2" draw:text-style-name="P2" draw:layer="layout" svg:width="0.593cm" svg:height="0.565cm" svg:x="3.245cm" svg:y="3.245cm" svg:viewBox="0 0 594 566" draw:points="0,0 594,0 594,566 0,566">
          <text:p/>
        </draw:polygon>
        <draw:polygon draw:style-name="gr3" draw:text-style-name="P3" draw:layer="layout" svg:width="0.16cm" svg:height="0.202cm" svg:x="3.46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3.838cm" svg:y="3.245cm" svg:viewBox="0 0 593 566" draw:points="0,0 593,0 593,566 0,566">
          <text:p/>
        </draw:polygon>
        <draw:polygon draw:style-name="gr3" draw:text-style-name="P3" draw:layer="layout" svg:width="0.136cm" svg:height="0.202cm" svg:x="4.07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.43cm" svg:y="3.245cm" svg:viewBox="0 0 594 566" draw:points="0,0 594,0 594,566 0,566">
          <text:p/>
        </draw:polygon>
        <draw:path draw:style-name="gr3" draw:text-style-name="P3" draw:layer="layout" svg:width="0.161cm" svg:height="0.209cm" svg:x="4.645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3-16 0 0 34 0 54 16 0 0 21 16 22 45z">
          <text:p/>
        </draw:path>
        <draw:polygon draw:style-name="gr2" draw:text-style-name="P2" draw:layer="layout" svg:width="4.149cm" svg:height="0.564cm" svg:x="1.467cm" svg:y="2.681cm" svg:viewBox="0 0 4150 565" draw:points="0,0 4150,0 4150,565 0,565">
          <text:p/>
        </draw:polygon>
        <draw:path draw:style-name="gr3" draw:text-style-name="P3" draw:layer="layout" svg:width="1.282cm" svg:height="0.207cm" svg:x="2.899cm" svg:y="2.83cm" svg:viewBox="0 0 1283 208" svg:d="M134 204h-134c0 0 0-17 12-35 0 0 12-18 45-44 0 0 20-17 35-34 0 0 16-17 16-35 0 0 0-16-11-25 0 0-11-11-27-11 0 0-17 0-28 11 0 0-11 10-11 31l-26-4c0 0 2-28 20-43 0 0 18-15 46-15 0 0 29 0 46 16 0 0 16 17 16 40 0 0 0 20-13 40 0 0-15 20-56 53 0 0-22 18-29 31h99zM254 204h-25v-159c0 0-18 18-49 30v-24c0 0 43-20 58-51h16zM391 142h-75v-25h75zM614 204h-25v-170h-1l-58 170h-24l-58-173h-1v173h-25v-203h40l48 143c0 0 8 25 9 31h1c0 0 3-12 10-33l48-141h36zM781 204h-26c0 0-4-7-5-18 0 0-25 22-54 22 0 0-23 0-36-12 0 0-14-12-14-31 0 0 0-19 13-31 0 0 13-11 45-15l23-4c0 0 13-2 22-5 0 0 0-11-1-16 0 0-1-4-4-9 0 0-4-5-11-8 0 0-8-3-20-3 0 0-16 0-26 6 0 0-9 6-12 22l-25-3c0 0 4-23 21-34 0 0 16-12 45-12 0 0 27 0 39 8 0 0 13 8 15 19 0 0 3 11 3 28v34c0 0 0 31 1 42 0 0 1 10 7 20zM749 139v-9c0 0-20 6-48 10 0 0-28 4-28 25 0 0 0 10 7 16 0 0 8 7 22 7 0 0 18 0 32-11 0 0 15-11 15-38zM890 62l-8 22c0 0-10-5-18-5 0 0-14 0-22 12 0 0-7 13-7 35v78h-24v-147h22v22h1c0 0 12-26 31-26 0 0 12 0 25 9zM971 142h-75v-25h75zM1086 204h-25v-159c0 0-18 18-49 30v-24c0 0 42-20 58-51h16zM1174 99c0 0 17-27 49-27 0 0 25 0 42 19 0 0 18 18 18 46 0 0 0 30-18 50 0 0-17 21-46 21 0 0-29 0-49-22 0 0-21-21-21-78 0 0 0-53 19-81 0 0 18-27 53-27 0 0 23 0 39 13 0 0 16 12 19 37l-25 3c0 0-7-33-34-33 0 0-19 0-33 19 0 0-13 19-13 60zM1219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5.023cm" svg:y="3.245cm" svg:viewBox="0 0 594 566" draw:points="0,0 594,0 594,566 0,566">
          <text:p/>
        </draw:polygon>
        <draw:path draw:style-name="gr3" draw:text-style-name="P3" draw:layer="layout" svg:width="0.161cm" svg:height="0.209cm" svg:x="5.238cm" svg:y="3.392cm" svg:viewBox="0 0 162 210" svg:d="M130 64c0 0-2-19-15-30 0 0-12-10-35-10 0 0-21 0-34 8 0 0-13 7-13 23 0 0 0 13 10 20 0 0 10 6 38 13 0 0 25 5 42 11 0 0 16 6 27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0.592cm" svg:height="0.565cm" svg:x="5.616cm" svg:y="3.245cm" svg:viewBox="0 0 593 566" draw:points="0,0 593,0 593,566 0,566">
          <text:p/>
        </draw:polygon>
        <draw:path draw:style-name="gr3" draw:text-style-name="P3" draw:layer="layout" svg:width="0.192cm" svg:height="0.202cm" svg:x="5.816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6.208cm" svg:y="3.245cm" svg:viewBox="0 0 594 566" draw:points="0,0 594,0 594,566 0,566">
          <text:p/>
        </draw:polygon>
        <draw:polygon draw:style-name="gr3" draw:text-style-name="P3" draw:layer="layout" svg:width="0.16cm" svg:height="0.202cm" svg:x="6.42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.801cm" svg:y="3.245cm" svg:viewBox="0 0 594 566" draw:points="0,0 594,0 594,566 0,566">
          <text:p/>
        </draw:polygon>
        <draw:path draw:style-name="gr3" draw:text-style-name="P3" draw:layer="layout" svg:width="0.26cm" svg:height="0.202cm" svg:x="6.968cm" svg:y="3.395cm" svg:viewBox="0 0 261 203" svg:d="M261 0l-56 203h-26l-45-160c0 0-3-12-4-18h-1l-6 24-42 154h-27l-54-203h27l31 133c0 0 6 27 8 39v3h1c0 0 5-26 8-38l39-137h32l30 103c0 0 11 39 16 72 0 0 3-16 10-45l32-130z">
          <text:p/>
        </draw:path>
        <draw:polygon draw:style-name="gr2" draw:text-style-name="P2" draw:layer="layout" svg:width="0.592cm" svg:height="0.565cm" svg:x="7.394cm" svg:y="3.245cm" svg:viewBox="0 0 593 566" draw:points="0,0 593,0 593,566 0,566">
          <text:p/>
        </draw:polygon>
        <draw:polygon draw:style-name="gr3" draw:text-style-name="P3" draw:layer="layout" svg:width="0.16cm" svg:height="0.202cm" svg:x="7.6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.986cm" svg:y="3.245cm" svg:viewBox="0 0 594 566" draw:points="0,0 594,0 594,566 0,566">
          <text:p/>
        </draw:polygon>
        <draw:polygon draw:style-name="gr3" draw:text-style-name="P3" draw:layer="layout" svg:width="0.136cm" svg:height="0.202cm" svg:x="8.219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8.579cm" svg:y="3.245cm" svg:viewBox="0 0 594 566" draw:points="0,0 594,0 594,566 0,566">
          <text:p/>
        </draw:polygon>
        <draw:path draw:style-name="gr3" draw:text-style-name="P3" draw:layer="layout" svg:width="0.161cm" svg:height="0.209cm" svg:x="8.794cm" svg:y="3.392cm" svg:viewBox="0 0 162 210" svg:d="M130 64c0 0-2-19-14-30 0 0-12-10-36-10 0 0-21 0-34 8 0 0-13 7-13 23 0 0 0 13 10 20 0 0 10 6 38 13 0 0 26 5 42 11 0 0 16 6 27 18 0 0 12 12 12 32 0 0 0 26-21 44 0 0-21 17-54 17 0 0-43 0-65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5.616cm" svg:y="2.681cm" svg:viewBox="0 0 4149 565" draw:points="0,0 4149,0 4149,565 0,565">
          <text:p/>
        </draw:polygon>
        <draw:path draw:style-name="gr3" draw:text-style-name="P3" draw:layer="layout" svg:width="1.281cm" svg:height="0.207cm" svg:x="7.048cm" svg:y="2.83cm" svg:viewBox="0 0 1282 208" svg:d="M134 204h-134c0 0 0-17 12-35 0 0 12-18 44-44 0 0 20-17 36-34 0 0 16-17 16-35 0 0 0-16-11-25 0 0-11-11-28-11 0 0-16 0-27 11 0 0-12 10-12 31l-25-4c0 0 2-28 20-43 0 0 18-15 45-15 0 0 30 0 46 16 0 0 17 17 17 40 0 0 0 20-14 40 0 0-14 20-55 53 0 0-22 18-30 31h100zM255 94c0 0 38 12 38 52 0 0 0 27-19 44 0 0-18 18-48 18 0 0-29 0-47-18 0 0-19-18-19-45 0 0 0-20 10-34 0 0 11-14 29-17v-1c0 0-31-9-31-41 0 0 0-22 16-37 0 0 16-15 42-15 0 0 26 0 42 15 0 0 17 16 17 38 0 0 0 30-30 40zM226 84c0 0 15 0 24-9 0 0 9-9 9-22 0 0 0-14-9-23 0 0-10-10-24-10 0 0-14 0-23 10 0 0-9 9-9 21 0 0 0 16 9 24 0 0 10 9 23 9zM226 187c0 0 18 0 30-11 0 0 11-11 11-30 0 0 0-18-12-30 0 0-12-12-29-12 0 0-18 0-30 12 0 0-11 12-11 29 0 0 0 18 12 30 0 0 11 12 29 12zM390 142h-76v-25h76zM613 204h-26v-170l-59 170h-24l-57-173h-1v173h-25v-203h39l48 143c0 0 8 25 10 31 0 0 4-12 11-33l48-141h36zM780 204h-26c0 0-4-7-5-18 0 0-25 22-54 22 0 0-23 0-37-12 0 0-13-12-13-31 0 0 0-19 13-31 0 0 13-11 44-15l24-4c0 0 13-2 21-5 0 0 0-11-1-16 0 0 0-4-4-9 0 0-3-5-11-8 0 0-7-3-19-3 0 0-17 0-26 6 0 0-9 6-13 22l-24-3c0 0 4-23 21-34 0 0 16-12 45-12 0 0 27 0 39 8 0 0 12 8 15 19 0 0 3 11 3 28v34c0 0 0 31 1 42 0 0 1 10 7 20zM747 139v-9c0 0-20 6-47 10 0 0-29 4-29 25 0 0 0 10 8 16 0 0 8 7 22 7 0 0 18 0 32-11 0 0 14-11 14-38zM889 62l-9 22c0 0-9-5-18-5 0 0-14 0-21 12 0 0-7 13-7 35v78h-25v-147h23v22c0 0 12-26 31-26 0 0 13 0 26 9zM970 142h-76v-25h76zM1085 204h-25v-159c0 0-19 18-50 30v-24c0 0 43-20 59-51h16zM1173 99c0 0 17-27 49-27 0 0 24 0 42 19 0 0 18 18 18 46 0 0 0 30-18 50 0 0-18 21-46 21 0 0-29 0-50-22 0 0-20-21-20-78 0 0 0-53 18-81 0 0 19-27 54-27 0 0 23 0 39 13 0 0 15 12 19 37l-25 3c0 0-7-33-34-33 0 0-19 0-33 19 0 0-14 19-14 60zM1217 187c0 0 17 0 28-14 0 0 11-13 11-34 0 0 0-20-11-32 0 0-11-13-29-13 0 0-16 0-28 12 0 0-11 12-11 31 0 0 0 22 11 36 0 0 12 14 29 14z">
          <text:p/>
        </draw:path>
        <draw:polygon draw:style-name="gr2" draw:text-style-name="P2" draw:layer="layout" svg:width="0.592cm" svg:height="0.565cm" svg:x="9.172cm" svg:y="3.245cm" svg:viewBox="0 0 593 566" draw:points="0,0 593,0 593,566 0,566">
          <text:p/>
        </draw:polygon>
        <draw:path draw:style-name="gr3" draw:text-style-name="P3" draw:layer="layout" svg:width="0.16cm" svg:height="0.209cm" svg:x="9.387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9.764cm" svg:y="3.245cm" svg:viewBox="0 0 594 566" draw:points="0,0 594,0 594,566 0,566">
          <text:p/>
        </draw:polygon>
        <draw:path draw:style-name="gr3" draw:text-style-name="P3" draw:layer="layout" svg:width="0.192cm" svg:height="0.202cm" svg:x="9.965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10.357cm" svg:y="3.245cm" svg:viewBox="0 0 594 566" draw:points="0,0 594,0 594,566 0,566">
          <text:p/>
        </draw:polygon>
        <draw:polygon draw:style-name="gr3" draw:text-style-name="P3" draw:layer="layout" svg:width="0.16cm" svg:height="0.202cm" svg:x="10.57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0.95cm" svg:y="3.245cm" svg:viewBox="0 0 593 566" draw:points="0,0 593,0 593,566 0,566">
          <text:p/>
        </draw:polygon>
        <draw:path draw:style-name="gr3" draw:text-style-name="P3" draw:layer="layout" svg:width="0.26cm" svg:height="0.202cm" svg:x="11.116cm" svg:y="3.395cm" svg:viewBox="0 0 261 203" svg:d="M261 0l-56 203h-25l-45-160c0 0-4-12-5-18l-6 24-43 154h-27l-54-203h28l31 133c0 0 6 27 8 39v3c0 0 6-26 9-38l39-137h32l30 103c0 0 11 39 15 72h1c0 0 3-16 10-45l31-130z">
          <text:p/>
        </draw:path>
        <draw:polygon draw:style-name="gr2" draw:text-style-name="P2" draw:layer="layout" svg:width="0.593cm" svg:height="0.565cm" svg:x="11.542cm" svg:y="3.245cm" svg:viewBox="0 0 594 566" draw:points="0,0 594,0 594,566 0,566">
          <text:p/>
        </draw:polygon>
        <draw:polygon draw:style-name="gr3" draw:text-style-name="P3" draw:layer="layout" svg:width="0.16cm" svg:height="0.202cm" svg:x="11.759cm" svg:y="3.395cm" svg:viewBox="0 0 161 203" draw:points="161,24 94,24 94,203 67,203 67,24 0,24 0,0 161,0">
          <text:p/>
        </draw:polygon>
        <draw:polygon draw:style-name="gr2" draw:text-style-name="P2" draw:layer="layout" svg:width="0.594cm" svg:height="0.565cm" svg:x="12.135cm" svg:y="3.245cm" svg:viewBox="0 0 595 566" draw:points="0,0 595,0 595,566 0,566">
          <text:p/>
        </draw:polygon>
        <draw:polygon draw:style-name="gr3" draw:text-style-name="P3" draw:layer="layout" svg:width="0.136cm" svg:height="0.202cm" svg:x="12.36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2.728cm" svg:y="3.245cm" svg:viewBox="0 0 593 566" draw:points="0,0 593,0 593,566 0,566">
          <text:p/>
        </draw:polygon>
        <draw:path draw:style-name="gr3" draw:text-style-name="P3" draw:layer="layout" svg:width="0.16cm" svg:height="0.209cm" svg:x="12.943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9.764cm" svg:y="2.681cm" svg:viewBox="0 0 4150 565" draw:points="0,0 4150,0 4150,565 0,565">
          <text:p/>
        </draw:polygon>
        <draw:path draw:style-name="gr3" draw:text-style-name="P3" draw:layer="layout" svg:width="1.082cm" svg:height="0.259cm" svg:x="11.294cm" svg:y="2.83cm" svg:viewBox="0 0 1083 260" svg:d="M141 156h-28v48h-24v-48h-89v-24l93-131h20v131h28zM89 132v-91h-1l-64 91zM238 142h-75v-25h75zM436 204h-30l-24-62h-84l-22 62h-29l78-203h29zM374 120c0 0-25-65-28-74 0 0-3-9-7-24 0 0-4 21-11 38l-23 60zM478 76c0 0 14-23 42-23 0 0 29 0 45 21 0 0 17 21 17 55 0 0 0 37-18 57 0 0-19 22-46 22 0 0-23 0-38-19v71h-25v-203h23zM517 187c0 0 17 0 28-14 0 0 12-15 12-44 0 0 0-27-11-42 0 0-11-14-28-14 0 0-18 0-29 16 0 0-12 16-12 42 0 0 0 28 11 42 0 0 11 14 29 14zM691 62l-9 22c0 0-9-5-18-5 0 0-14 0-21 12 0 0-7 13-7 35v78h-25v-147h23v22c0 0 12-26 31-26 0 0 13 0 26 9zM772 142h-76v-25h76zM887 204h-25v-159c0 0-19 18-50 30v-24c0 0 43-20 59-51h16zM975 99c0 0 17-27 48-27 0 0 25 0 43 19 0 0 17 18 17 46 0 0 0 30-17 50 0 0-18 21-46 21 0 0-29 0-50-22 0 0-20-21-20-78 0 0 0-53 18-81 0 0 19-27 54-27 0 0 23 0 38 13 0 0 16 12 19 37l-24 3c0 0-7-33-34-33 0 0-19 0-33 19 0 0-14 19-14 60zM1019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13.32cm" svg:y="3.245cm" svg:viewBox="0 0 594 566" draw:points="0,0 594,0 594,566 0,566">
          <text:p/>
        </draw:polygon>
        <draw:path draw:style-name="gr3" draw:text-style-name="P3" draw:layer="layout" svg:width="0.161cm" svg:height="0.209cm" svg:x="13.535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13.913cm" svg:y="3.245cm" svg:viewBox="0 0 594 566" draw:points="0,0 594,0 594,566 0,566">
          <text:p/>
        </draw:polygon>
        <draw:path draw:style-name="gr3" draw:text-style-name="P3" draw:layer="layout" svg:width="0.192cm" svg:height="0.202cm" svg:x="14.11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14.506cm" svg:y="3.245cm" svg:viewBox="0 0 593 566" draw:points="0,0 593,0 593,566 0,566">
          <text:p/>
        </draw:polygon>
        <draw:polygon draw:style-name="gr3" draw:text-style-name="P3" draw:layer="layout" svg:width="0.16cm" svg:height="0.202cm" svg:x="14.722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5.098cm" svg:y="3.245cm" svg:viewBox="0 0 594 566" draw:points="0,0 594,0 594,566 0,566">
          <text:p/>
        </draw:polygon>
        <draw:path draw:style-name="gr3" draw:text-style-name="P3" draw:layer="layout" svg:width="0.26cm" svg:height="0.202cm" svg:x="15.265cm" svg:y="3.395cm" svg:viewBox="0 0 261 203" svg:d="M261 0l-56 203h-25l-45-160c0 0-4-12-5-18l-6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15.691cm" svg:y="3.245cm" svg:viewBox="0 0 594 566" draw:points="0,0 594,0 594,566 0,566">
          <text:p/>
        </draw:polygon>
        <draw:polygon draw:style-name="gr3" draw:text-style-name="P3" draw:layer="layout" svg:width="0.16cm" svg:height="0.202cm" svg:x="15.90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6.284cm" svg:y="3.245cm" svg:viewBox="0 0 593 566" draw:points="0,0 593,0 593,566 0,566">
          <text:p/>
        </draw:polygon>
        <draw:polygon draw:style-name="gr3" draw:text-style-name="P3" draw:layer="layout" svg:width="0.136cm" svg:height="0.202cm" svg:x="16.517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6.876cm" svg:y="3.245cm" svg:viewBox="0 0 594 566" draw:points="0,0 594,0 594,566 0,566">
          <text:p/>
        </draw:polygon>
        <draw:path draw:style-name="gr3" draw:text-style-name="P3" draw:layer="layout" svg:width="0.161cm" svg:height="0.209cm" svg:x="17.091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13.913cm" svg:y="2.681cm" svg:viewBox="0 0 4150 565" draw:points="0,0 4150,0 4150,565 0,565">
          <text:p/>
        </draw:polygon>
        <draw:path draw:style-name="gr3" draw:text-style-name="P3" draw:layer="layout" svg:width="1.212cm" svg:height="0.259cm" svg:x="15.391cm" svg:y="2.83cm" svg:viewBox="0 0 1213 260" svg:d="M75 204h-25v-159c0 0-19 18-50 30v-24c0 0 43-20 59-51h16zM232 204h-25v-159c0 0-19 18-50 30v-24c0 0 43-20 59-51h16zM368 142h-76v-25h76zM565 204h-30l-24-62h-84l-22 62h-28l77-203h29zM503 120c0 0-24-65-28-74 0 0-3-9-7-24 0 0-4 21-11 38l-22 60zM607 76c0 0 14-23 42-23 0 0 29 0 45 21 0 0 17 21 17 55 0 0 0 37-18 57 0 0-19 22-45 22 0 0-24 0-38-19h-1v71h-25v-203h23zM646 187c0 0 17 0 29-14 0 0 11-15 11-44 0 0 0-27-11-42 0 0-11-14-28-14 0 0-18 0-29 16 0 0-11 16-11 42 0 0 0 28 11 42 0 0 10 14 28 14zM820 62l-9 22c0 0-9-5-18-5 0 0-14 0-21 12 0 0-7 13-7 35v78h-25v-147h23v22c0 0 12-26 31-26 0 0 13 0 26 9zM901 142h-76v-25h76zM1017 204h-25v-159c0 0-19 18-51 30v-24c0 0 44-20 60-51h16zM1105 99c0 0 17-27 48-27 0 0 25 0 43 19 0 0 17 18 17 46 0 0 0 30-17 50 0 0-18 21-46 21 0 0-29 0-50-22 0 0-20-21-20-78 0 0 0-53 18-81 0 0 19-27 54-27 0 0 23 0 38 13 0 0 16 12 19 37l-24 3c0 0-7-33-34-33 0 0-20 0-33 19 0 0-14 19-14 60zM1149 187c0 0 17 0 28-14 0 0 11-13 11-34 0 0 0-20-11-32 0 0-11-13-29-13 0 0-16 0-28 12 0 0-12 12-12 31 0 0 0 22 12 36 0 0 11 14 29 14z">
          <text:p/>
        </draw:path>
        <draw:polygon draw:style-name="gr2" draw:text-style-name="P2" draw:layer="layout" svg:width="0.593cm" svg:height="0.565cm" svg:x="17.469cm" svg:y="3.245cm" svg:viewBox="0 0 594 566" draw:points="0,0 594,0 594,566 0,566">
          <text:p/>
        </draw:polygon>
        <draw:path draw:style-name="gr3" draw:text-style-name="P3" draw:layer="layout" svg:width="0.161cm" svg:height="0.209cm" svg:x="17.684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0.592cm" svg:height="0.565cm" svg:x="18.062cm" svg:y="3.245cm" svg:viewBox="0 0 593 566" draw:points="0,0 593,0 593,566 0,566">
          <text:p/>
        </draw:polygon>
        <draw:path draw:style-name="gr3" draw:text-style-name="P3" draw:layer="layout" svg:width="0.192cm" svg:height="0.202cm" svg:x="18.262cm" svg:y="3.395cm" svg:viewBox="0 0 193 203" svg:d="M193 203h-26v-169h-1l-58 169h-24l-58-172v172h-26v-203h40l48 145c0 0 8 23 9 30 0 0 4-12 11-33l48-142h37z">
          <text:p/>
        </draw:path>
        <draw:polygon draw:style-name="gr2" draw:text-style-name="P2" draw:layer="layout" svg:width="0.593cm" svg:height="0.565cm" svg:x="18.654cm" svg:y="3.245cm" svg:viewBox="0 0 594 566" draw:points="0,0 594,0 594,566 0,566">
          <text:p/>
        </draw:polygon>
        <draw:polygon draw:style-name="gr3" draw:text-style-name="P3" draw:layer="layout" svg:width="0.16cm" svg:height="0.202cm" svg:x="18.871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9.247cm" svg:y="3.245cm" svg:viewBox="0 0 594 566" draw:points="0,0 594,0 594,566 0,566">
          <text:p/>
        </draw:polygon>
        <draw:path draw:style-name="gr3" draw:text-style-name="P3" draw:layer="layout" svg:width="0.26cm" svg:height="0.202cm" svg:x="19.414cm" svg:y="3.395cm" svg:viewBox="0 0 261 203" svg:d="M261 0l-56 203h-26l-45-160c0 0-3-12-4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19.84cm" svg:y="3.245cm" svg:viewBox="0 0 593 566" draw:points="0,0 593,0 593,566 0,566">
          <text:p/>
        </draw:polygon>
        <draw:polygon draw:style-name="gr3" draw:text-style-name="P3" draw:layer="layout" svg:width="0.16cm" svg:height="0.202cm" svg:x="20.05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0.432cm" svg:y="3.245cm" svg:viewBox="0 0 594 566" draw:points="0,0 594,0 594,566 0,566">
          <text:p/>
        </draw:polygon>
        <draw:polygon draw:style-name="gr3" draw:text-style-name="P3" draw:layer="layout" svg:width="0.136cm" svg:height="0.202cm" svg:x="20.66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21.025cm" svg:y="3.245cm" svg:viewBox="0 0 594 566" draw:points="0,0 594,0 594,566 0,566">
          <text:p/>
        </draw:polygon>
        <draw:path draw:style-name="gr3" draw:text-style-name="P3" draw:layer="layout" svg:width="0.161cm" svg:height="0.209cm" svg:x="21.24cm" svg:y="3.392cm" svg:viewBox="0 0 162 210" svg:d="M130 64c0 0-2-19-15-30 0 0-12-10-35-10 0 0-21 0-34 8 0 0-13 7-13 23 0 0 0 13 10 20 0 0 10 6 38 13 0 0 25 5 42 11 0 0 16 6 27 18 0 0 12 12 12 32 0 0 0 26-21 44 0 0-22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4.148cm" svg:height="0.564cm" svg:x="18.062cm" svg:y="2.681cm" svg:viewBox="0 0 4149 565" draw:points="0,0 4149,0 4149,565 0,565">
          <text:p/>
        </draw:polygon>
        <draw:path draw:style-name="gr3" draw:text-style-name="P3" draw:layer="layout" svg:width="1.212cm" svg:height="0.259cm" svg:x="19.54cm" svg:y="2.83cm" svg:viewBox="0 0 1213 260" svg:d="M74 204h-24v-159c0 0-19 18-50 30v-24c0 0 43-20 58-51h16zM232 94c0 0 38 12 38 52 0 0 0 27-18 44 0 0-19 18-48 18 0 0-30 0-48-18 0 0-19-18-19-45 0 0 0-20 11-34 0 0 10-14 28-17v-1c0 0-30-9-30-41 0 0 0-22 15-37 0 0 17-15 42-15 0 0 27 0 43 15 0 0 16 16 16 38 0 0 0 30-30 40zM204 84c0 0 14 0 23-9 0 0 10-9 10-22 0 0 0-14-10-23 0 0-9-10-23-10 0 0-15 0-24 10 0 0-9 9-9 21 0 0 0 16 9 24 0 0 10 9 24 9zM204 187c0 0 17 0 29-11 0 0 12-11 12-30 0 0 0-18-12-30 0 0-12-12-30-12 0 0-18 0-29 12 0 0-11 12-11 29 0 0 0 18 11 30 0 0 12 12 30 12zM367 142h-75v-25h75zM566 204h-30l-24-62h-85l-23 62h-28l79-203h28zM504 120c0 0-25-65-28-74 0 0-3-9-7-24h-1c0 0-4 21-10 38l-24 60zM608 76c0 0 14-23 42-23 0 0 29 0 45 21 0 0 17 21 17 55 0 0 0 37-19 57 0 0-18 22-45 22 0 0-23 0-38-19v71h-25v-203h23zM646 187c0 0 18 0 29-14 0 0 12-15 12-44 0 0 0-27-11-42 0 0-11-14-28-14 0 0-18 0-29 16 0 0-12 16-12 42 0 0 0 28 11 42 0 0 11 14 28 14zM820 62l-8 22c0 0-9-5-18-5 0 0-14 0-21 12 0 0-7 13-7 35v78h-25v-147h22v22h1c0 0 12-26 31-26 0 0 13 0 25 9zM902 142h-76v-25h76zM1017 204h-25v-159c0 0-19 18-50 30v-24c0 0 43-20 58-51h17zM1104 99c0 0 18-27 49-27 0 0 25 0 42 19 0 0 18 18 18 46 0 0 0 30-18 50 0 0-17 21-45 21 0 0-29 0-50-22 0 0-21-21-21-78 0 0 0-53 19-81 0 0 19-27 54-27 0 0 23 0 38 13 0 0 16 12 19 37l-25 3c0 0-6-33-34-33 0 0-19 0-32 19 0 0-14 19-14 60zM1149 187c0 0 17 0 28-14 0 0 10-13 10-34 0 0 0-20-10-32 0 0-11-13-29-13 0 0-16 0-28 12 0 0-12 12-12 31 0 0 0 22 12 36 0 0 11 14 29 14z">
          <text:p/>
        </draw:path>
        <draw:polygon draw:style-name="gr2" draw:text-style-name="P2" draw:layer="layout" svg:width="0.592cm" svg:height="0.565cm" svg:x="21.618cm" svg:y="3.245cm" svg:viewBox="0 0 593 566" draw:points="0,0 593,0 593,566 0,566">
          <text:p/>
        </draw:polygon>
        <draw:path draw:style-name="gr3" draw:text-style-name="P3" draw:layer="layout" svg:width="0.16cm" svg:height="0.209cm" svg:x="21.833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22.21cm" svg:y="3.245cm" svg:viewBox="0 0 594 566" draw:points="0,0 594,0 594,566 0,566">
          <text:p/>
        </draw:polygon>
        <draw:path draw:style-name="gr3" draw:text-style-name="P3" draw:layer="layout" svg:width="0.192cm" svg:height="0.202cm" svg:x="22.411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22.803cm" svg:y="3.245cm" svg:viewBox="0 0 594 566" draw:points="0,0 594,0 594,566 0,566">
          <text:p/>
        </draw:polygon>
        <draw:polygon draw:style-name="gr3" draw:text-style-name="P3" draw:layer="layout" svg:width="0.16cm" svg:height="0.202cm" svg:x="23.01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3.396cm" svg:y="3.245cm" svg:viewBox="0 0 593 566" draw:points="0,0 593,0 593,566 0,566">
          <text:p/>
        </draw:polygon>
        <draw:path draw:style-name="gr3" draw:text-style-name="P3" draw:layer="layout" svg:width="0.26cm" svg:height="0.202cm" svg:x="23.562cm" svg:y="3.395cm" svg:viewBox="0 0 261 203" svg:d="M261 0l-56 203h-25l-45-160c0 0-4-12-5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23.988cm" svg:y="3.245cm" svg:viewBox="0 0 594 566" draw:points="0,0 594,0 594,566 0,566">
          <text:p/>
        </draw:polygon>
        <draw:polygon draw:style-name="gr3" draw:text-style-name="P3" draw:layer="layout" svg:width="0.16cm" svg:height="0.202cm" svg:x="24.20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4.581cm" svg:y="3.245cm" svg:viewBox="0 0 594 566" draw:points="0,0 594,0 594,566 0,566">
          <text:p/>
        </draw:polygon>
        <draw:polygon draw:style-name="gr3" draw:text-style-name="P3" draw:layer="layout" svg:width="0.136cm" svg:height="0.202cm" svg:x="24.814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25.174cm" svg:y="3.245cm" svg:viewBox="0 0 593 566" draw:points="0,0 593,0 593,566 0,566">
          <text:p/>
        </draw:polygon>
        <draw:path draw:style-name="gr3" draw:text-style-name="P3" draw:layer="layout" svg:width="0.16cm" svg:height="0.209cm" svg:x="25.389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22.21cm" svg:y="2.681cm" svg:viewBox="0 0 4150 565" draw:points="0,0 4150,0 4150,565 0,565">
          <text:p/>
        </draw:polygon>
        <draw:path draw:style-name="gr3" draw:text-style-name="P3" draw:layer="layout" svg:width="1.234cm" svg:height="0.259cm" svg:x="23.666cm" svg:y="2.83cm" svg:viewBox="0 0 1235 260" svg:d="M134 204h-134c0 0 0-17 12-35 0 0 12-17 44-44 0 0 21-17 36-34 0 0 16-17 16-35 0 0 0-16-11-25 0 0-11-11-27-11 0 0-17 0-28 11 0 0-12 10-12 31l-25-4c0 0 2-28 20-43 0 0 18-15 45-15 0 0 30 0 47 16 0 0 16 17 16 40 0 0 0 20-14 40 0 0-14 20-56 54 0 0-21 17-28 30h99zM193 82c0 0 18-13 38-13 0 0 25 0 44 18 0 0 19 18 19 48 0 0 0 31-19 51 0 0-19 22-50 22 0 0-25 0-44-15 0 0-18-14-21-42l26-3c0 0 3 20 14 30 0 0 10 9 25 9 0 0 19 0 31-14 0 0 11-14 11-36 0 0 0-21-12-34 0 0-12-12-31-12 0 0-23 0-36 20l-24-3 20-104h100v24h-80zM390 142h-76v-25h76zM589 204h-30l-24-62h-85l-22 62h-28l78-203h28zM527 120c0 0-25-65-28-74 0 0-3-9-7-24h-1c0 0-4 21-10 38l-23 60zM631 76c0 0 14-23 41-23 0 0 29 0 46 21 0 0 17 21 17 55 0 0 0 37-19 57 0 0-18 22-45 22 0 0-24 0-38-19h-1v71h-24v-203h22v19zM669 187c0 0 17 0 29-14 0 0 11-15 11-44 0 0 0-27-11-42 0 0-11-14-28-14 0 0-17 0-29 16 0 0-11 16-11 42 0 0 0 28 11 42 0 0 11 14 28 14zM843 62l-8 22c0 0-10-5-18-5 0 0-15 0-22 12 0 0-7 13-7 35v78h-25v-147h23v22h1c0 0 12-26 31-26 0 0 12 0 25 9zM924 142h-76v-25h76zM1039 204h-25v-159c0 0-18 18-49 30v-24c0 0 42-20 58-51h16zM1127 99c0 0 17-27 49-27 0 0 25 0 42 19 0 0 17 18 17 46 0 0 0 30-17 50 0 0-17 21-46 21 0 0-29 0-50-22 0 0-20-21-20-78 0 0 0-53 19-81 0 0 18-27 53-27 0 0 23 0 39 13 0 0 16 12 19 37l-25 3c0 0-7-33-34-33 0 0-19 0-33 19 0 0-13 19-13 60zM1171 187c0 0 18 0 28-14 0 0 11-13 11-34 0 0 0-20-11-32 0 0-10-13-28-13 0 0-16 0-28 12 0 0-12 12-12 31 0 0 0 22 11 36 0 0 12 14 29 14z">
          <text:p/>
        </draw:path>
        <draw:polygon draw:style-name="gr2" draw:text-style-name="P2" draw:layer="layout" svg:width="0.593cm" svg:height="0.565cm" svg:x="25.766cm" svg:y="3.245cm" svg:viewBox="0 0 594 566" draw:points="0,0 594,0 594,566 0,566">
          <text:p/>
        </draw:polygon>
        <draw:path draw:style-name="gr3" draw:text-style-name="P3" draw:layer="layout" svg:width="0.161cm" svg:height="0.209cm" svg:x="25.981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26.359cm" svg:y="3.245cm" svg:viewBox="0 0 594 566" draw:points="0,0 594,0 594,566 0,566">
          <text:p/>
        </draw:polygon>
        <draw:path draw:style-name="gr3" draw:text-style-name="P3" draw:layer="layout" svg:width="0.192cm" svg:height="0.202cm" svg:x="26.559cm" svg:y="3.395cm" svg:viewBox="0 0 193 203" svg:d="M193 203h-25v-169l-59 169h-25l-57-172h-1v172h-26v-203h40l49 145c0 0 8 23 9 30h1c0 0 4-12 11-33l48-142h35z">
          <text:p/>
        </draw:path>
        <draw:polygon draw:style-name="gr2" draw:text-style-name="P2" draw:layer="layout" svg:width="0.592cm" svg:height="0.565cm" svg:x="26.952cm" svg:y="3.245cm" svg:viewBox="0 0 593 566" draw:points="0,0 593,0 593,566 0,566">
          <text:p/>
        </draw:polygon>
        <draw:polygon draw:style-name="gr3" draw:text-style-name="P3" draw:layer="layout" svg:width="0.16cm" svg:height="0.202cm" svg:x="27.16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7.544cm" svg:y="3.245cm" svg:viewBox="0 0 594 566" draw:points="0,0 594,0 594,566 0,566">
          <text:p/>
        </draw:polygon>
        <draw:path draw:style-name="gr3" draw:text-style-name="P3" draw:layer="layout" svg:width="0.26cm" svg:height="0.202cm" svg:x="27.711cm" svg:y="3.395cm" svg:viewBox="0 0 261 203" svg:d="M261 0l-56 203h-25l-44-160c0 0-5-12-6-18l-6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28.137cm" svg:y="3.245cm" svg:viewBox="0 0 594 566" draw:points="0,0 594,0 594,566 0,566">
          <text:p/>
        </draw:polygon>
        <draw:polygon draw:style-name="gr3" draw:text-style-name="P3" draw:layer="layout" svg:width="0.16cm" svg:height="0.202cm" svg:x="28.35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8.73cm" svg:y="3.245cm" svg:viewBox="0 0 593 566" draw:points="0,0 593,0 593,566 0,566">
          <text:p/>
        </draw:polygon>
        <draw:polygon draw:style-name="gr3" draw:text-style-name="P3" draw:layer="layout" svg:width="0.136cm" svg:height="0.202cm" svg:x="28.96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29.322cm" svg:y="3.245cm" svg:viewBox="0 0 594 566" draw:points="0,0 594,0 594,566 0,566">
          <text:p/>
        </draw:polygon>
        <draw:path draw:style-name="gr3" draw:text-style-name="P3" draw:layer="layout" svg:width="0.161cm" svg:height="0.209cm" svg:x="29.537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26.359cm" svg:y="2.681cm" svg:viewBox="0 0 4150 565" draw:points="0,0 4150,0 4150,565 0,565">
          <text:p/>
        </draw:polygon>
        <draw:path draw:style-name="gr3" draw:text-style-name="P3" draw:layer="layout" svg:width="1.172cm" svg:height="0.262cm" svg:x="27.846cm" svg:y="2.83cm" svg:viewBox="0 0 1173 263" svg:d="M134 204h-134c0 0 0-17 12-36 0 0 12-17 44-43 0 0 21-17 36-34 0 0 16-17 16-35 0 0 0-16-11-25 0 0-11-11-27-11 0 0-17 0-28 11 0 0-12 10-12 31l-25-4c0 0 2-28 20-43 0 0 18-15 46-15 0 0 29 0 46 16 0 0 16 17 16 40 0 0 0 20-14 40 0 0-14 20-55 53 0 0-22 17-29 30h99zM233 142h-76v-25h76zM456 204h-26v-170l-58 170h-24l-58-173h-1v173h-25v-203h40l48 143c0 0 7 24 9 30 0 0 4-12 11-32l49-141h35zM623 204h-26c0 0-4-7-5-18 0 0-25 22-54 22 0 0-23 0-36-12 0 0-14-13-14-32 0 0 0-18 13-30 0 0 13-11 45-15l23-4c0 0 13-2 21-5 0 0 0-11 0-16 0 0-1-4-4-9 0 0-4-5-11-8 0 0-8-3-20-3 0 0-16 0-25 6 0 0-10 6-13 22l-25-3c0 0 4-23 21-34 0 0 17-12 45-12 0 0 27 0 39 8 0 0 13 8 15 19 0 0 3 11 3 28v34c0 0 0 30 1 42 0 0 1 10 7 20zM590 139v-9c0 0-19 6-47 10 0 0-28 4-28 24 0 0 0 10 7 16 0 0 8 8 22 8 0 0 18 0 32-12 0 0 14-11 14-37zM773 57l-56 150v1c0 0-8 24-18 40 0 0-11 15-31 15 0 0-7 0-16-3l-3-23c0 0 8 2 15 2 0 0 13 0 19-7 0 0 5-8 12-28l-56-147h27l34 96c0 0 3 8 7 22 0 0 4-16 9-30l32-88zM861 142h-76v-25h76zM976 204h-25v-159c0 0-18 18-49 30v-24c0 0 43-20 58-51h16zM1064 99c0 0 18-27 49-27 0 0 25 0 42 19 0 0 18 18 18 46 0 0 0 29-18 50 0 0-17 21-46 21 0 0-29 0-49-22 0 0-21-22-21-78 0 0 0-53 19-81 0 0 18-27 54-27 0 0 22 0 38 13 0 0 16 12 19 37l-25 3c0 0-6-33-34-33 0 0-19 0-33 19 0 0-13 19-13 60zM1109 187c0 0 17 0 28-15 0 0 10-13 10-33 0 0 0-20-10-32 0 0-11-13-29-13 0 0-17 0-28 12 0 0-12 12-12 31 0 0 0 21 11 35 0 0 12 15 30 15z">
          <text:p/>
        </draw:path>
        <draw:polygon draw:style-name="gr2" draw:text-style-name="P2" draw:layer="layout" svg:width="0.593cm" svg:height="0.565cm" svg:x="29.915cm" svg:y="3.245cm" svg:viewBox="0 0 594 566" draw:points="0,0 594,0 594,566 0,566">
          <text:p/>
        </draw:polygon>
        <draw:path draw:style-name="gr3" draw:text-style-name="P3" draw:layer="layout" svg:width="0.161cm" svg:height="0.209cm" svg:x="30.13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0.592cm" svg:height="0.565cm" svg:x="30.508cm" svg:y="3.245cm" svg:viewBox="0 0 593 566" draw:points="0,0 593,0 593,566 0,566">
          <text:p/>
        </draw:polygon>
        <draw:path draw:style-name="gr3" draw:text-style-name="P3" draw:layer="layout" svg:width="0.192cm" svg:height="0.202cm" svg:x="30.70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31.1cm" svg:y="3.245cm" svg:viewBox="0 0 594 566" draw:points="0,0 594,0 594,566 0,566">
          <text:p/>
        </draw:polygon>
        <draw:polygon draw:style-name="gr3" draw:text-style-name="P3" draw:layer="layout" svg:width="0.16cm" svg:height="0.202cm" svg:x="31.31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1.693cm" svg:y="3.245cm" svg:viewBox="0 0 594 566" draw:points="0,0 594,0 594,566 0,566">
          <text:p/>
        </draw:polygon>
        <draw:path draw:style-name="gr3" draw:text-style-name="P3" draw:layer="layout" svg:width="0.26cm" svg:height="0.202cm" svg:x="31.86cm" svg:y="3.395cm" svg:viewBox="0 0 261 203" svg:d="M261 0l-56 203h-26l-44-160c0 0-3-12-4-18h-1l-7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32.286cm" svg:y="3.245cm" svg:viewBox="0 0 593 566" draw:points="0,0 593,0 593,566 0,566">
          <text:p/>
        </draw:polygon>
        <draw:polygon draw:style-name="gr3" draw:text-style-name="P3" draw:layer="layout" svg:width="0.16cm" svg:height="0.202cm" svg:x="32.50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2.878cm" svg:y="3.245cm" svg:viewBox="0 0 594 566" draw:points="0,0 594,0 594,566 0,566">
          <text:p/>
        </draw:polygon>
        <draw:polygon draw:style-name="gr3" draw:text-style-name="P3" draw:layer="layout" svg:width="0.136cm" svg:height="0.202cm" svg:x="33.111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33.471cm" svg:y="3.245cm" svg:viewBox="0 0 594 566" draw:points="0,0 594,0 594,566 0,566">
          <text:p/>
        </draw:polygon>
        <draw:path draw:style-name="gr3" draw:text-style-name="P3" draw:layer="layout" svg:width="0.161cm" svg:height="0.209cm" svg:x="33.686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2 45z">
          <text:p/>
        </draw:path>
        <draw:polygon draw:style-name="gr2" draw:text-style-name="P2" draw:layer="layout" svg:width="4.148cm" svg:height="0.564cm" svg:x="30.508cm" svg:y="2.681cm" svg:viewBox="0 0 4149 565" draw:points="0,0 4149,0 4149,565 0,565">
          <text:p/>
        </draw:polygon>
        <draw:path draw:style-name="gr3" draw:text-style-name="P3" draw:layer="layout" svg:width="1.168cm" svg:height="0.262cm" svg:x="31.998cm" svg:y="2.83cm" svg:viewBox="0 0 1169 263" svg:d="M108 108c0 0-8 12-20 19 0 0-13 8-28 8 0 0-25 0-43-19 0 0-17-18-17-48 0 0 0-30 18-49 0 0 18-19 46-19 0 0 28 0 48 22 0 0 22 22 22 76 0 0 0 55-20 81 0 0-19 29-53 29 0 0-23 0-39-13 0 0-15-13-18-39l24-2c0 0 5 33 33 33 0 0 23 0 35-22 0 0 12-21 12-57zM66 113c0 0 18 0 29-13 0 0 10-13 10-33 0 0 0-20-11-33 0 0-11-14-27-14 0 0-18 0-30 15 0 0-11 14-11 34 0 0 0 19 11 32 0 0 12 12 29 12zM231 142h-76v-25h76zM453 204h-25v-170l-58 170h-24l-58-173h-1v173h-25v-203h39l48 143c0 0 8 24 10 30 0 0 4-12 11-32l48-141h35zM621 204h-26c0 0-4-7-5-18 0 0-25 22-54 22 0 0-23 0-37-12 0 0-13-13-13-32 0 0 0-18 13-30 0 0 13-11 44-15l24-4c0 0 12-2 21-5 0 0 0-11-1-16 0 0-1-4-4-9 0 0-3-5-11-8 0 0-7-3-19-3 0 0-17 0-26 6 0 0-9 6-12 22l-25-3c0 0 4-23 21-34 0 0 16-12 45-12 0 0 27 0 39 8 0 0 12 8 15 19 0 0 3 11 3 28v34c0 0 0 30 1 42 0 0 1 10 7 20zM588 139v-9c0 0-20 6-48 10 0 0-28 4-28 24 0 0 0 10 8 16 0 0 8 8 22 8 0 0 18 0 32-12 0 0 14-11 14-37zM771 57l-56 150v1c0 0-8 24-19 40 0 0-10 15-30 15 0 0-7 0-16-3l-3-23c0 0 7 2 14 2 0 0 14 0 19-7 0 0 6-8 12-28l-55-147h26l35 96c0 0 3 8 6 22h1c0 0 3-16 8-30l33-88zM858 142h-76v-25h76zM973 204h-25v-159c0 0-18 18-50 30v-24c0 0 43-20 59-51h16zM1061 99c0 0 17-27 49-27 0 0 25 0 42 19 0 0 17 18 17 46 0 0 0 29-17 50 0 0-17 21-46 21 0 0-29 0-50-22 0 0-20-22-20-78 0 0 0-53 19-81 0 0 18-27 53-27 0 0 23 0 39 13 0 0 15 12 19 37l-25 3c0 0-7-33-34-33 0 0-19 0-33 19 0 0-13 19-13 60zM1105 187c0 0 17 0 28-15 0 0 11-13 11-33 0 0 0-20-11-32 0 0-11-13-28-13 0 0-17 0-29 12 0 0-12 12-12 31 0 0 0 21 12 35 0 0 12 15 29 15z">
          <text:p/>
        </draw:path>
        <draw:polygon draw:style-name="gr2" draw:text-style-name="P2" draw:layer="layout" svg:width="0.592cm" svg:height="0.565cm" svg:x="34.064cm" svg:y="3.245cm" svg:viewBox="0 0 593 566" draw:points="0,0 593,0 593,566 0,566">
          <text:p/>
        </draw:polygon>
        <draw:path draw:style-name="gr3" draw:text-style-name="P3" draw:layer="layout" svg:width="0.16cm" svg:height="0.209cm" svg:x="34.279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0.593cm" svg:height="0.565cm" svg:x="34.656cm" svg:y="3.245cm" svg:viewBox="0 0 594 566" draw:points="0,0 594,0 594,566 0,566">
          <text:p/>
        </draw:polygon>
        <draw:path draw:style-name="gr3" draw:text-style-name="P3" draw:layer="layout" svg:width="0.193cm" svg:height="0.202cm" svg:x="34.857cm" svg:y="3.395cm" svg:viewBox="0 0 194 203" svg:d="M194 203h-27v-169l-58 169h-24l-58-172h-1v172h-26v-203h41l48 145c0 0 7 23 9 30 0 0 4-12 11-33l48-142h37z">
          <text:p/>
        </draw:path>
        <draw:polygon draw:style-name="gr2" draw:text-style-name="P2" draw:layer="layout" svg:width="0.593cm" svg:height="0.565cm" svg:x="35.249cm" svg:y="3.245cm" svg:viewBox="0 0 594 566" draw:points="0,0 594,0 594,566 0,566">
          <text:p/>
        </draw:polygon>
        <draw:polygon draw:style-name="gr3" draw:text-style-name="P3" draw:layer="layout" svg:width="0.16cm" svg:height="0.202cm" svg:x="35.46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35.842cm" svg:y="3.245cm" svg:viewBox="0 0 593 566" draw:points="0,0 593,0 593,566 0,566">
          <text:p/>
        </draw:polygon>
        <draw:path draw:style-name="gr3" draw:text-style-name="P3" draw:layer="layout" svg:width="0.26cm" svg:height="0.202cm" svg:x="36.008cm" svg:y="3.395cm" svg:viewBox="0 0 261 203" svg:d="M261 0l-56 203h-25l-44-160c0 0-4-12-5-18l-6 24-44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36.434cm" svg:y="3.245cm" svg:viewBox="0 0 594 566" draw:points="0,0 594,0 594,566 0,566">
          <text:p/>
        </draw:polygon>
        <draw:polygon draw:style-name="gr3" draw:text-style-name="P3" draw:layer="layout" svg:width="0.16cm" svg:height="0.202cm" svg:x="36.651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37.027cm" svg:y="3.245cm" svg:viewBox="0 0 594 566" draw:points="0,0 594,0 594,566 0,566">
          <text:p/>
        </draw:polygon>
        <draw:polygon draw:style-name="gr3" draw:text-style-name="P3" draw:layer="layout" svg:width="0.136cm" svg:height="0.202cm" svg:x="37.2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37.62cm" svg:y="3.245cm" svg:viewBox="0 0 593 566" draw:points="0,0 593,0 593,566 0,566">
          <text:p/>
        </draw:polygon>
        <draw:path draw:style-name="gr3" draw:text-style-name="P3" draw:layer="layout" svg:width="0.16cm" svg:height="0.209cm" svg:x="37.835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4.149cm" svg:height="0.564cm" svg:x="34.656cm" svg:y="2.681cm" svg:viewBox="0 0 4150 565" draw:points="0,0 4150,0 4150,565 0,565">
          <text:p/>
        </draw:polygon>
        <draw:path draw:style-name="gr3" draw:text-style-name="P3" draw:layer="layout" svg:width="1.305cm" svg:height="0.262cm" svg:x="36.088cm" svg:y="2.83cm" svg:viewBox="0 0 1306 263" svg:d="M74 204h-25v-159c0 0-18 18-49 30v-24c0 0 42-20 58-51h16zM162 99c0 0 17-27 49-27 0 0 25 0 42 19 0 0 17 18 17 46 0 0 0 29-17 50 0 0-17 21-46 21 0 0-29 0-49-22 0 0-21-22-21-78 0 0 0-53 19-81 0 0 18-27 53-27 0 0 23 0 39 13 0 0 15 12 19 37l-25 3c0 0-7-33-34-33 0 0-19 0-33 19 0 0-13 19-13 60zM206 187c0 0 18 0 28-15 0 0 11-13 11-33 0 0 0-20-11-32 0 0-10-13-28-13 0 0-17 0-29 12 0 0-11 12-11 31 0 0 0 21 11 35 0 0 12 15 29 15zM367 142h-76v-25h76zM590 204h-26v-170l-58 170h-24l-58-173h-1v173h-25v-203h40l47 143c0 0 8 24 10 30 0 0 4-12 11-32l48-141h36zM757 204h-26c0 0-4-7-5-18 0 0-25 22-54 22 0 0-23 0-37-12 0 0-13-13-13-32 0 0 0-18 13-30 0 0 13-11 44-15l24-4c0 0 13-2 21-5 0 0 0-11 0-16 0 0-1-4-5-9 0 0-3-5-10-8 0 0-8-3-20-3 0 0-16 0-26 6 0 0-9 6-13 22l-24-3c0 0 4-23 21-34 0 0 16-12 45-12 0 0 27 0 39 8 0 0 12 8 15 19 0 0 3 11 3 28v34c0 0 0 30 1 42 0 0 1 10 7 20zM724 139v-9c0 0-19 6-47 10 0 0-29 4-29 24 0 0 0 10 8 16 0 0 8 8 22 8 0 0 18 0 32-12 0 0 14-11 14-37zM907 57l-56 150v1c0 0-8 24-19 40 0 0-10 15-30 15 0 0-7 0-16-3l-3-23c0 0 8 2 14 2 0 0 14 0 19-7 0 0 6-8 12-28l-55-147h26l35 96c0 0 3 8 6 22h1c0 0 4-16 9-30l32-88zM994 142h-76v-25h76zM1110 204h-26v-159c0 0-18 18-49 30v-24c0 0 42-20 58-51h17zM1198 99c0 0 17-27 49-27 0 0 25 0 42 19 0 0 17 18 17 46 0 0 0 29-17 50 0 0-17 21-46 21 0 0-29 0-49-22 0 0-21-22-21-78 0 0 0-53 19-81 0 0 18-27 53-27 0 0 23 0 39 13 0 0 16 12 19 37l-25 3c0 0-7-33-34-33 0 0-19 0-33 19 0 0-13 19-13 60zM1242 187c0 0 18 0 28-15 0 0 11-13 11-33 0 0 0-20-11-32 0 0-10-13-28-13 0 0-17 0-29 12 0 0-11 12-11 31 0 0 0 21 11 35 0 0 12 15 29 15z">
          <text:p/>
        </draw:path>
        <draw:polygon draw:style-name="gr2" draw:text-style-name="P2" draw:layer="layout" svg:width="0.593cm" svg:height="0.565cm" svg:x="38.212cm" svg:y="3.245cm" svg:viewBox="0 0 594 566" draw:points="0,0 594,0 594,566 0,566">
          <text:p/>
        </draw:polygon>
        <draw:path draw:style-name="gr3" draw:text-style-name="P3" draw:layer="layout" svg:width="0.161cm" svg:height="0.209cm" svg:x="38.427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38.805cm" svg:y="3.245cm" svg:viewBox="0 0 594 566" draw:points="0,0 594,0 594,566 0,566">
          <text:p/>
        </draw:polygon>
        <draw:path draw:style-name="gr3" draw:text-style-name="P3" draw:layer="layout" svg:width="0.192cm" svg:height="0.202cm" svg:x="39.005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39.398cm" svg:y="3.245cm" svg:viewBox="0 0 593 566" draw:points="0,0 593,0 593,566 0,566">
          <text:p/>
        </draw:polygon>
        <draw:polygon draw:style-name="gr3" draw:text-style-name="P3" draw:layer="layout" svg:width="0.16cm" svg:height="0.202cm" svg:x="39.61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9.99cm" svg:y="3.245cm" svg:viewBox="0 0 594 566" draw:points="0,0 594,0 594,566 0,566">
          <text:p/>
        </draw:polygon>
        <draw:path draw:style-name="gr3" draw:text-style-name="P3" draw:layer="layout" svg:width="0.26cm" svg:height="0.202cm" svg:x="40.157cm" svg:y="3.395cm" svg:viewBox="0 0 261 203" svg:d="M261 0l-56 203h-25l-44-160c0 0-4-12-5-18l-6 24-44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40.583cm" svg:y="3.245cm" svg:viewBox="0 0 594 566" draw:points="0,0 594,0 594,566 0,566">
          <text:p/>
        </draw:polygon>
        <draw:polygon draw:style-name="gr3" draw:text-style-name="P3" draw:layer="layout" svg:width="0.16cm" svg:height="0.202cm" svg:x="40.799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41.176cm" svg:y="3.245cm" svg:viewBox="0 0 593 566" draw:points="0,0 593,0 593,566 0,566">
          <text:p/>
        </draw:polygon>
        <draw:polygon draw:style-name="gr3" draw:text-style-name="P3" draw:layer="layout" svg:width="0.136cm" svg:height="0.202cm" svg:x="41.409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41.768cm" svg:y="3.245cm" svg:viewBox="0 0 594 566" draw:points="0,0 594,0 594,566 0,566">
          <text:p/>
        </draw:polygon>
        <draw:path draw:style-name="gr3" draw:text-style-name="P3" draw:layer="layout" svg:width="0.161cm" svg:height="0.209cm" svg:x="41.983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38.805cm" svg:y="2.681cm" svg:viewBox="0 0 4150 565" draw:points="0,0 4150,0 4150,565 0,565">
          <text:p/>
        </draw:polygon>
        <draw:path draw:style-name="gr3" draw:text-style-name="P3" draw:layer="layout" svg:width="1.328cm" svg:height="0.262cm" svg:x="40.214cm" svg:y="2.83cm" svg:viewBox="0 0 1329 263" svg:d="M133 204h-133c0 0 0-17 12-36 0 0 11-17 44-43 0 0 20-17 36-34 0 0 16-17 16-35 0 0 0-16-11-25 0 0-11-11-28-11 0 0-16 0-28 11 0 0-11 10-11 31l-26-4c0 0 3-28 21-43 0 0 17-15 45-15 0 0 30 0 46 16 0 0 17 17 17 40 0 0 0 20-14 40 0 0-14 20-56 53 0 0-22 17-29 30h99zM255 94c0 0 18 3 28 18 0 0 11 14 11 31 0 0 0 28-21 47 0 0-20 18-48 18 0 0-27 0-44-16 0 0-18-17-21-42l25-4c0 0 4 20 14 30 0 0 10 11 26 11 0 0 17 0 29-13 0 0 12-12 12-30 0 0 0-17-11-28 0 0-11-11-28-11 0 0-8 0-18 2l3-21c0 0 10 0 16-1 0 0 6-1 13-5 0 0 7-4 12-11 0 0 4-7 4-17 0 0 0-15-10-23 0 0-10-9-23-9 0 0-15 0-24 10 0 0-10 9-12 27l-25-4c0 0 5-27 21-40 0 0 17-13 40-13 0 0 25 0 42 15 0 0 17 16 17 38 0 0 0 28-28 40zM391 142h-76v-25h76zM613 204h-25v-170h-1l-57 170h-24l-59-173v173h-26v-203h40l48 143c0 0 8 24 9 30h1c0 0 4-12 11-32l48-141h35zM781 204h-26c0 0-4-7-6-18 0 0-24 22-53 22 0 0-24 0-37-12 0 0-13-13-13-32 0 0 0-18 13-30 0 0 12-11 44-15l23-4c0 0 13-2 22-5 0 0 0-11-1-16 0 0-1-4-4-9 0 0-3-5-11-8 0 0-7-3-20-3 0 0-16 0-25 6 0 0-9 6-13 22l-24-3c0 0 4-23 21-34 0 0 16-12 45-12 0 0 26 0 39 8 0 0 12 8 15 19 0 0 3 11 3 28v34c0 0 0 30 1 42 0 0 1 10 7 20zM748 139v-9c0 0-20 6-48 10 0 0-28 4-28 24 0 0 0 10 8 16 0 0 7 8 22 8 0 0 18 0 32-12 0 0 14-11 14-37zM931 57l-56 150v1c0 0-9 24-19 40 0 0-11 15-31 15 0 0-6 0-16-3l-2-23c0 0 7 2 14 2 0 0 14 0 19-7 0 0 5-8 12-28l-55-147h26l35 96c0 0 3 8 6 22h1c0 0 3-16 8-30l33-88zM1018 142h-76v-25h76zM1133 204h-25v-159c0 0-19 18-50 30v-24c0 0 43-20 59-51h16zM1221 99c0 0 17-27 49-27 0 0 24 0 42 19 0 0 17 18 17 46 0 0 0 29-17 50 0 0-18 21-46 21 0 0-29 0-50-22 0 0-20-22-20-78 0 0 0-53 18-81 0 0 19-27 54-27 0 0 23 0 38 13 0 0 16 12 20 37l-25 3c0 0-7-33-35-33 0 0-19 0-32 19 0 0-14 19-14 60zM1265 187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42.361cm" svg:y="3.245cm" svg:viewBox="0 0 594 566" draw:points="0,0 594,0 594,566 0,566">
          <text:p/>
        </draw:polygon>
        <draw:path draw:style-name="gr3" draw:text-style-name="P3" draw:layer="layout" svg:width="0.161cm" svg:height="0.209cm" svg:x="42.576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42.954cm" svg:y="3.245cm" svg:viewBox="0 0 593 566" draw:points="0,0 593,0 593,566 0,566">
          <text:p/>
        </draw:polygon>
        <draw:path draw:style-name="gr3" draw:text-style-name="P3" draw:layer="layout" svg:width="0.192cm" svg:height="0.202cm" svg:x="43.154cm" svg:y="3.395cm" svg:viewBox="0 0 193 203" svg:d="M193 203h-25v-169h-1l-58 169h-25l-58-172v172h-26v-203h40l48 145c0 0 8 23 9 30 0 0 4-12 12-33l48-142h36z">
          <text:p/>
        </draw:path>
        <draw:polygon draw:style-name="gr2" draw:text-style-name="P2" draw:layer="layout" svg:width="0.593cm" svg:height="0.565cm" svg:x="43.546cm" svg:y="3.245cm" svg:viewBox="0 0 594 566" draw:points="0,0 594,0 594,566 0,566">
          <text:p/>
        </draw:polygon>
        <draw:polygon draw:style-name="gr3" draw:text-style-name="P3" draw:layer="layout" svg:width="0.16cm" svg:height="0.202cm" svg:x="43.76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4.139cm" svg:y="3.245cm" svg:viewBox="0 0 594 566" draw:points="0,0 594,0 594,566 0,566">
          <text:p/>
        </draw:polygon>
        <draw:path draw:style-name="gr3" draw:text-style-name="P3" draw:layer="layout" svg:width="0.26cm" svg:height="0.202cm" svg:x="44.306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44.732cm" svg:y="3.245cm" svg:viewBox="0 0 593 566" draw:points="0,0 593,0 593,566 0,566">
          <text:p/>
        </draw:polygon>
        <draw:polygon draw:style-name="gr3" draw:text-style-name="P3" draw:layer="layout" svg:width="0.16cm" svg:height="0.202cm" svg:x="44.948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45.324cm" svg:y="3.245cm" svg:viewBox="0 0 594 566" draw:points="0,0 594,0 594,566 0,566">
          <text:p/>
        </draw:polygon>
        <draw:polygon draw:style-name="gr3" draw:text-style-name="P3" draw:layer="layout" svg:width="0.136cm" svg:height="0.202cm" svg:x="45.55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45.917cm" svg:y="3.245cm" svg:viewBox="0 0 594 566" draw:points="0,0 594,0 594,566 0,566">
          <text:p/>
        </draw:polygon>
        <draw:path draw:style-name="gr3" draw:text-style-name="P3" draw:layer="layout" svg:width="0.161cm" svg:height="0.209cm" svg:x="46.132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4.148cm" svg:height="0.564cm" svg:x="42.954cm" svg:y="2.681cm" svg:viewBox="0 0 4149 565" draw:points="0,0 4149,0 4149,565 0,565">
          <text:p/>
        </draw:polygon>
        <draw:path draw:style-name="gr3" draw:text-style-name="P3" draw:layer="layout" svg:width="1.325cm" svg:height="0.262cm" svg:x="44.366cm" svg:y="2.83cm" svg:viewBox="0 0 1326 263" svg:d="M94 94c0 0 19 3 29 18 0 0 10 14 10 31 0 0 0 28-21 47 0 0-20 18-48 18 0 0-26 0-44-16 0 0-17-17-20-42l25-4c0 0 3 20 13 30 0 0 10 11 26 11 0 0 18 0 30-13 0 0 12-12 12-30 0 0 0-17-11-28 0 0-11-11-29-11 0 0-7 0-17 2l3-21c0 0 10 0 15-1 0 0 6-1 13-5 0 0 7-4 12-11 0 0 5-7 5-17 0 0 0-15-10-23 0 0-10-9-23-9 0 0-15 0-25 10 0 0-9 9-12 27l-24-4c0 0 4-27 21-40 0 0 16-13 39-13 0 0 25 0 42 15 0 0 17 16 17 38 0 0 0 28-28 40zM223 0c0 0 66 0 66 104 0 0 0 52-17 77 0 0-17 27-49 27 0 0-66 0-66-104 0 0 0-53 17-78 0 0 17-26 49-26zM223 187c0 0 20 0 30-20 0 0 10-20 10-63 0 0 0-31-4-49 0 0-5-17-14-26 0 0-9-9-22-9 0 0-20 0-30 20 0 0-10 20-10 64 0 0 0 30 4 47 0 0 5 18 14 27 0 0 8 9 22 9zM387 142h-76v-25h76zM609 204h-25v-170h-1l-58 170h-24l-58-173h-1v173h-25v-203h40l48 143c0 0 8 24 9 30h1c0 0 3-12 10-32l49-141h35zM776 204h-26c0 0-3-7-5-18 0 0-25 22-54 22 0 0-23 0-36-12 0 0-14-13-14-32 0 0 0-18 13-30 0 0 13-11 45-15l23-4c0 0 13-2 22-5 0 0 0-11-1-16 0 0-1-4-4-9 0 0-4-5-11-8 0 0-8-3-20-3 0 0-16 0-25 6 0 0-10 6-13 22l-25-3c0 0 5-23 21-34 0 0 17-12 45-12 0 0 27 0 39 8 0 0 13 8 15 19 0 0 3 11 3 28v34c0 0 0 30 1 42 0 0 2 10 7 20zM744 139v-9c0 0-20 6-48 10 0 0-28 4-28 24 0 0 0 10 7 16 0 0 8 8 22 8 0 0 18 0 32-12 0 0 15-11 15-37zM926 57l-55 150-1 1c0 0-8 24-19 40 0 0-10 15-30 15 0 0-7 0-16-3l-3-23c0 0 8 2 15 2 0 0 13 0 19-7 0 0 5-8 12-28l-56-147h27l34 96c0 0 3 8 7 22 0 0 4-16 9-30l32-88zM1013 142h-75v-25h75zM1128 204h-24v-159c0 0-19 18-50 30v-24c0 0 43-20 59-51h15zM1217 99c0 0 17-27 48-27 0 0 25 0 42 19 0 0 19 18 19 46 0 0 0 29-19 50 0 0-17 21-46 21 0 0-29 0-49-22 0 0-20-22-20-78 0 0 0-53 18-81 0 0 19-27 54-27 0 0 22 0 38 13 0 0 17 12 20 37l-26 3c0 0-6-33-34-33 0 0-19 0-32 19 0 0-14 19-14 60zM1261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46.51cm" svg:y="3.245cm" svg:viewBox="0 0 593 566" draw:points="0,0 593,0 593,566 0,566">
          <text:p/>
        </draw:polygon>
        <draw:path draw:style-name="gr3" draw:text-style-name="P3" draw:layer="layout" svg:width="0.16cm" svg:height="0.209cm" svg:x="46.725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0.593cm" svg:height="0.565cm" svg:x="47.102cm" svg:y="3.245cm" svg:viewBox="0 0 594 566" draw:points="0,0 594,0 594,566 0,566">
          <text:p/>
        </draw:polygon>
        <draw:path draw:style-name="gr3" draw:text-style-name="P3" draw:layer="layout" svg:width="0.192cm" svg:height="0.202cm" svg:x="47.303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47.695cm" svg:y="3.245cm" svg:viewBox="0 0 594 566" draw:points="0,0 594,0 594,566 0,566">
          <text:p/>
        </draw:polygon>
        <draw:polygon draw:style-name="gr3" draw:text-style-name="P3" draw:layer="layout" svg:width="0.16cm" svg:height="0.202cm" svg:x="47.91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48.288cm" svg:y="3.245cm" svg:viewBox="0 0 593 566" draw:points="0,0 593,0 593,566 0,566">
          <text:p/>
        </draw:polygon>
        <draw:path draw:style-name="gr3" draw:text-style-name="P3" draw:layer="layout" svg:width="0.26cm" svg:height="0.202cm" svg:x="48.454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48.88cm" svg:y="3.245cm" svg:viewBox="0 0 594 566" draw:points="0,0 594,0 594,566 0,566">
          <text:p/>
        </draw:polygon>
        <draw:polygon draw:style-name="gr3" draw:text-style-name="P3" draw:layer="layout" svg:width="0.16cm" svg:height="0.202cm" svg:x="49.09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9.473cm" svg:y="3.245cm" svg:viewBox="0 0 594 566" draw:points="0,0 594,0 594,566 0,566">
          <text:p/>
        </draw:polygon>
        <draw:polygon draw:style-name="gr3" draw:text-style-name="P3" draw:layer="layout" svg:width="0.136cm" svg:height="0.202cm" svg:x="49.706cm" svg:y="3.395cm" svg:viewBox="0 0 137 203" draw:points="137,24 28,24 28,87 123,87 123,111 28,111 28,203 0,203 0,0 137,0">
          <text:p/>
        </draw:polygon>
        <draw:polygon draw:style-name="gr2" draw:text-style-name="P2" draw:layer="layout" svg:width="0.592cm" svg:height="0.565cm" svg:x="50.066cm" svg:y="3.245cm" svg:viewBox="0 0 593 566" draw:points="0,0 593,0 593,566 0,566">
          <text:p/>
        </draw:polygon>
        <draw:path draw:style-name="gr3" draw:text-style-name="P3" draw:layer="layout" svg:width="0.16cm" svg:height="0.209cm" svg:x="50.281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4.149cm" svg:height="0.564cm" svg:x="47.102cm" svg:y="2.681cm" svg:viewBox="0 0 4150 565" draw:points="0,0 4150,0 4150,565 0,565">
          <text:p/>
        </draw:polygon>
        <draw:path draw:style-name="gr3" draw:text-style-name="P3" draw:layer="layout" svg:width="1.09cm" svg:height="0.207cm" svg:x="48.632cm" svg:y="2.83cm" svg:viewBox="0 0 1091 208" svg:d="M25 99c0 0 17-27 48-27 0 0 25 0 43 19 0 0 17 18 17 46 0 0 0 30-17 50 0 0-18 21-46 21 0 0-29 0-50-22 0 0-20-21-20-78 0 0 0-53 18-81 0 0 19-27 54-27 0 0 23 0 38 13 0 0 16 12 20 37l-25 3c0 0-7-33-34-33 0 0-19 0-33 19 0 0-14 19-14 60zM69 187c0 0 17 0 28-14 0 0 10-13 10-34 0 0 0-20-10-32 0 0-11-13-29-13 0 0-16 0-28 12 0 0-12 12-12 31 0 0 0 22 12 36 0 0 12 14 29 14zM230 142h-76v-25h76zM357 138c0 0 0 39-15 54 0 0-15 16-41 16 0 0-28 0-41-16 0 0-14-15-14-46l24-4c0 0 1 21 8 31 0 0 8 11 23 11 0 0 13 0 20-7 0 0 6-6 8-15 0 0 2-9 2-22v-139h26zM517 204h-22v-21h-1c0 0-16 25-46 25 0 0-15 0-28-7 0 0-13-8-17-20 0 0-5-13-5-33v-91h25v81c0 0 0 20 2 29 0 0 2 8 10 13 0 0 8 6 19 6 0 0 14 0 26-10 0 0 13-9 13-41v-78h24zM675 204h-25v-90c0 0 0-22-8-31 0 0-8-8-22-8 0 0-11 0-21 5 0 0-10 6-14 15 0 0-4 10-4 28v81h-25v-147h22v20h1c0 0 8-12 19-18 0 0 12-6 27-6 0 0 11 0 23 5 0 0 11 4 17 12 0 0 7 8 8 18 0 0 2 9 2 25zM779 142h-76v-25h76zM894 204h-25v-159c0 0-19 18-50 30v-24c0 0 43-20 58-51h17zM982 99c0 0 18-27 49-27 0 0 25 0 42 19 0 0 18 18 18 46 0 0 0 30-18 50 0 0-17 21-45 21 0 0-29 0-50-22 0 0-22-21-22-78 0 0 0-53 20-81 0 0 19-27 54-27 0 0 23 0 38 13 0 0 16 12 19 37l-24 3c0 0-7-33-35-33 0 0-19 0-32 19 0 0-14 19-14 60zM1027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50.658cm" svg:y="3.245cm" svg:viewBox="0 0 594 566" draw:points="0,0 594,0 594,566 0,566">
          <text:p/>
        </draw:polygon>
        <draw:path draw:style-name="gr3" draw:text-style-name="P3" draw:layer="layout" svg:width="0.161cm" svg:height="0.209cm" svg:x="50.873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51.251cm" svg:y="3.245cm" svg:viewBox="0 0 594 566" draw:points="0,0 594,0 594,566 0,566">
          <text:p/>
        </draw:polygon>
        <draw:path draw:style-name="gr3" draw:text-style-name="P3" draw:layer="layout" svg:width="0.192cm" svg:height="0.202cm" svg:x="51.451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51.844cm" svg:y="3.245cm" svg:viewBox="0 0 593 566" draw:points="0,0 593,0 593,566 0,566">
          <text:p/>
        </draw:polygon>
        <draw:polygon draw:style-name="gr3" draw:text-style-name="P3" draw:layer="layout" svg:width="0.16cm" svg:height="0.202cm" svg:x="52.0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2.436cm" svg:y="3.245cm" svg:viewBox="0 0 594 566" draw:points="0,0 594,0 594,566 0,566">
          <text:p/>
        </draw:polygon>
        <draw:path draw:style-name="gr3" draw:text-style-name="P3" draw:layer="layout" svg:width="0.26cm" svg:height="0.202cm" svg:x="52.603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53.029cm" svg:y="3.245cm" svg:viewBox="0 0 594 566" draw:points="0,0 594,0 594,566 0,566">
          <text:p/>
        </draw:polygon>
        <draw:polygon draw:style-name="gr3" draw:text-style-name="P3" draw:layer="layout" svg:width="0.16cm" svg:height="0.202cm" svg:x="53.24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53.622cm" svg:y="3.245cm" svg:viewBox="0 0 593 566" draw:points="0,0 593,0 593,566 0,566">
          <text:p/>
        </draw:polygon>
        <draw:polygon draw:style-name="gr3" draw:text-style-name="P3" draw:layer="layout" svg:width="0.136cm" svg:height="0.202cm" svg:x="53.85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54.214cm" svg:y="3.245cm" svg:viewBox="0 0 594 566" draw:points="0,0 594,0 594,566 0,566">
          <text:p/>
        </draw:polygon>
        <draw:path draw:style-name="gr3" draw:text-style-name="P3" draw:layer="layout" svg:width="0.161cm" svg:height="0.209cm" svg:x="54.429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51.251cm" svg:y="2.681cm" svg:viewBox="0 0 4150 565" draw:points="0,0 4150,0 4150,565 0,565">
          <text:p/>
        </draw:polygon>
        <draw:path draw:style-name="gr3" draw:text-style-name="P3" draw:layer="layout" svg:width="1.228cm" svg:height="0.207cm" svg:x="52.721cm" svg:y="2.83cm" svg:viewBox="0 0 1229 208" svg:d="M75 204h-25v-159c0 0-19 18-50 30v-24c0 0 43-20 59-51h16zM233 94c0 0 19 3 28 18 0 0 10 14 10 31 0 0 0 29-20 47 0 0-20 18-48 18 0 0-27 0-45-16 0 0-17-16-20-42l25-4c0 0 4 21 14 31 0 0 10 10 26 10 0 0 17 0 29-12 0 0 12-12 12-31 0 0 0-17-11-28 0 0-11-11-28-11 0 0-7 0-18 2l3-21c0 0 10 0 16-1 0 0 5-1 13-5 0 0 7-4 11-11 0 0 5-7 5-17 0 0 0-15-10-23 0 0-10-9-23-9 0 0-15 0-24 10 0 0-10 9-12 27l-25-4c0 0 5-27 21-40 0 0 17-13 40-13 0 0 25 0 42 15 0 0 17 16 17 38 0 0 0 28-28 40zM368 142h-76v-25h76zM495 138c0 0 0 39-14 54 0 0-16 16-42 16 0 0-27 0-41-16 0 0-13-15-13-46l24-4c0 0 0 21 7 31 0 0 8 11 23 11 0 0 13 0 20-7 0 0 7-6 8-15 0 0 2-9 2-22v-139h26zM657 204h-24v-21c0 0-17 25-46 25 0 0-16 0-29-7 0 0-13-8-17-20 0 0-4-13-4-33v-91h24v81c0 0 0 20 2 29 0 0 2 8 10 13 0 0 8 6 19 6 0 0 14 0 26-10 0 0 12-9 12-41v-78h27zM814 204h-24v-90c0 0 0-22-9-31 0 0-8-8-22-8 0 0-11 0-21 5 0 0-10 6-14 15 0 0-4 10-4 28v81h-25v-147h23v20c0 0 8-12 19-18 0 0 12-6 27-6 0 0 12 0 23 5 0 0 11 4 18 12 0 0 6 8 7 18 0 0 2 9 2 25zM918 142h-76v-25h76zM1033 204h-25v-159c0 0-19 18-50 30v-24c0 0 43-20 59-51h16zM1121 99c0 0 17-27 48-27 0 0 25 0 42 19 0 0 18 18 18 46 0 0 0 30-17 50 0 0-17 21-46 21 0 0-29 0-50-22 0 0-20-21-20-78 0 0 0-53 18-81 0 0 19-27 54-27 0 0 23 0 39 13 0 0 15 12 19 37l-25 3c0 0-7-33-34-33 0 0-19 0-33 19 0 0-14 19-14 60zM1165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54.807cm" svg:y="3.245cm" svg:viewBox="0 0 594 566" draw:points="0,0 594,0 594,566 0,566">
          <text:p/>
        </draw:polygon>
        <draw:path draw:style-name="gr3" draw:text-style-name="P3" draw:layer="layout" svg:width="0.161cm" svg:height="0.209cm" svg:x="55.022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55.4cm" svg:y="3.245cm" svg:viewBox="0 0 593 566" draw:points="0,0 593,0 593,566 0,566">
          <text:p/>
        </draw:polygon>
        <draw:path draw:style-name="gr3" draw:text-style-name="P3" draw:layer="layout" svg:width="0.192cm" svg:height="0.202cm" svg:x="55.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55.992cm" svg:y="3.245cm" svg:viewBox="0 0 594 566" draw:points="0,0 594,0 594,566 0,566">
          <text:p/>
        </draw:polygon>
        <draw:polygon draw:style-name="gr3" draw:text-style-name="P3" draw:layer="layout" svg:width="0.16cm" svg:height="0.202cm" svg:x="56.20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6.585cm" svg:y="3.245cm" svg:viewBox="0 0 594 566" draw:points="0,0 594,0 594,566 0,566">
          <text:p/>
        </draw:polygon>
        <draw:path draw:style-name="gr3" draw:text-style-name="P3" draw:layer="layout" svg:width="0.26cm" svg:height="0.202cm" svg:x="56.752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57.178cm" svg:y="3.245cm" svg:viewBox="0 0 593 566" draw:points="0,0 593,0 593,566 0,566">
          <text:p/>
        </draw:polygon>
        <draw:polygon draw:style-name="gr3" draw:text-style-name="P3" draw:layer="layout" svg:width="0.16cm" svg:height="0.202cm" svg:x="57.39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7.77cm" svg:y="3.245cm" svg:viewBox="0 0 594 566" draw:points="0,0 594,0 594,566 0,566">
          <text:p/>
        </draw:polygon>
        <draw:polygon draw:style-name="gr3" draw:text-style-name="P3" draw:layer="layout" svg:width="0.136cm" svg:height="0.202cm" svg:x="58.003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58.363cm" svg:y="3.245cm" svg:viewBox="0 0 594 566" draw:points="0,0 594,0 594,566 0,566">
          <text:p/>
        </draw:polygon>
        <draw:path draw:style-name="gr3" draw:text-style-name="P3" draw:layer="layout" svg:width="0.161cm" svg:height="0.209cm" svg:x="58.578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55.4cm" svg:y="2.681cm" svg:viewBox="0 0 4149 565" draw:points="0,0 4149,0 4149,565 0,565">
          <text:p/>
        </draw:polygon>
        <draw:path draw:style-name="gr3" draw:text-style-name="P3" draw:layer="layout" svg:width="1.25cm" svg:height="0.207cm" svg:x="56.848cm" svg:y="2.83cm" svg:viewBox="0 0 1251 208" svg:d="M134 204h-134c0 0 0-17 11-35 0 0 12-18 46-44 0 0 20-17 36-34 0 0 15-17 15-35 0 0 0-16-10-25 0 0-11-11-28-11 0 0-17 0-28 11 0 0-11 10-11 31l-27-4c0 0 3-28 20-43 0 0 19-15 47-15 0 0 29 0 46 16 0 0 17 17 17 40 0 0 0 20-14 40 0 0-14 20-56 53 0 0-22 18-29 31h99zM227 0c0 0 66 0 66 104 0 0 0 52-17 78 0 0-17 26-49 26 0 0-66 0-66-104 0 0 0-53 17-78 0 0 17-26 49-26zM227 187c0 0 20 0 30-19 0 0 10-21 10-64 0 0 0-31-4-49 0 0-5-17-13-26 0 0-10-9-23-9 0 0-20 0-30 20 0 0-10 20-10 64 0 0 0 30 4 47 0 0 5 19 14 28 0 0 9 8 22 8zM390 142h-76v-25h76zM518 138c0 0 0 39-15 54 0 0-15 16-41 16 0 0-28 0-41-16 0 0-14-15-14-46l24-4c0 0 0 21 8 31 0 0 7 11 23 11 0 0 13 0 20-7 0 0 6-6 8-15 0 0 1-9 1-22v-139h27zM678 204h-22v-21h-1c0 0-17 25-46 25 0 0-15 0-28-7 0 0-13-8-17-20 0 0-5-13-5-33v-91h25v81c0 0 0 20 2 29 0 0 2 8 10 13 0 0 7 6 18 6 0 0 14 0 27-10 0 0 12-9 12-41v-78h25zM836 204h-25v-90c0 0 0-22-8-31 0 0-8-8-22-8 0 0-11 0-21 5 0 0-10 6-14 15 0 0-4 10-4 28v81h-25v-147h22v20h1c0 0 7-12 19-18 0 0 12-6 27-6 0 0 11 0 23 5 0 0 11 4 17 12 0 0 7 8 8 18 0 0 2 9 2 25zM940 142h-76v-25h76zM1054 204h-24v-159c0 0-19 18-50 30v-24c0 0 43-20 58-51h16zM1142 99c0 0 17-27 49-27 0 0 25 0 42 19 0 0 18 18 18 46 0 0 0 30-18 50 0 0-17 21-46 21 0 0-29 0-49-22 0 0-21-21-21-78 0 0 0-53 19-81 0 0 18-27 54-27 0 0 22 0 38 13 0 0 16 12 19 37l-24 3c0 0-7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58.956cm" svg:y="3.245cm" svg:viewBox="0 0 593 566" draw:points="0,0 593,0 593,566 0,566">
          <text:p/>
        </draw:polygon>
        <draw:path draw:style-name="gr3" draw:text-style-name="P3" draw:layer="layout" svg:width="0.16cm" svg:height="0.209cm" svg:x="59.171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59.548cm" svg:y="3.245cm" svg:viewBox="0 0 594 566" draw:points="0,0 594,0 594,566 0,566">
          <text:p/>
        </draw:polygon>
        <draw:path draw:style-name="gr3" draw:text-style-name="P3" draw:layer="layout" svg:width="0.192cm" svg:height="0.202cm" svg:x="59.749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60.141cm" svg:y="3.245cm" svg:viewBox="0 0 594 566" draw:points="0,0 594,0 594,566 0,566">
          <text:p/>
        </draw:polygon>
        <draw:polygon draw:style-name="gr3" draw:text-style-name="P3" draw:layer="layout" svg:width="0.16cm" svg:height="0.202cm" svg:x="60.35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60.734cm" svg:y="3.245cm" svg:viewBox="0 0 593 566" draw:points="0,0 593,0 593,566 0,566">
          <text:p/>
        </draw:polygon>
        <draw:path draw:style-name="gr3" draw:text-style-name="P3" draw:layer="layout" svg:width="0.26cm" svg:height="0.202cm" svg:x="60.9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61.326cm" svg:y="3.245cm" svg:viewBox="0 0 594 566" draw:points="0,0 594,0 594,566 0,566">
          <text:p/>
        </draw:polygon>
        <draw:polygon draw:style-name="gr3" draw:text-style-name="P3" draw:layer="layout" svg:width="0.16cm" svg:height="0.202cm" svg:x="61.54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61.919cm" svg:y="3.245cm" svg:viewBox="0 0 594 566" draw:points="0,0 594,0 594,566 0,566">
          <text:p/>
        </draw:polygon>
        <draw:polygon draw:style-name="gr3" draw:text-style-name="P3" draw:layer="layout" svg:width="0.136cm" svg:height="0.202cm" svg:x="62.152cm" svg:y="3.395cm" svg:viewBox="0 0 137 203" draw:points="137,24 26,24 26,87 123,87 123,111 26,111 26,203 0,203 0,0 137,0">
          <text:p/>
        </draw:polygon>
        <draw:polygon draw:style-name="gr2" draw:text-style-name="P2" draw:layer="layout" svg:width="0.592cm" svg:height="0.565cm" svg:x="62.512cm" svg:y="3.245cm" svg:viewBox="0 0 593 566" draw:points="0,0 593,0 593,566 0,566">
          <text:p/>
        </draw:polygon>
        <draw:path draw:style-name="gr3" draw:text-style-name="P3" draw:layer="layout" svg:width="0.16cm" svg:height="0.209cm" svg:x="62.727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4.149cm" svg:height="0.564cm" svg:x="59.548cm" svg:y="2.681cm" svg:viewBox="0 0 4150 565" draw:points="0,0 4150,0 4150,565 0,565">
          <text:p/>
        </draw:polygon>
        <draw:path draw:style-name="gr3" draw:text-style-name="P3" draw:layer="layout" svg:width="1.25cm" svg:height="0.207cm" svg:x="60.996cm" svg:y="2.83cm" svg:viewBox="0 0 1251 208" svg:d="M134 204h-134c0 0 0-17 12-35 0 0 12-18 45-44 0 0 19-17 35-34 0 0 16-17 16-35 0 0 0-16-11-25 0 0-11-11-27-11 0 0-17 0-28 11 0 0-11 10-11 31l-26-4c0 0 2-28 20-43 0 0 18-15 45-15 0 0 30 0 47 16 0 0 16 17 16 40 0 0 0 20-14 40 0 0-14 20-55 53 0 0-22 18-30 31h100zM293 23c0 0-30 33-52 81 0 0-22 48-26 100h-25c0 0 1-41 20-91 0 0 20-50 51-85h-99v-24h131zM390 142h-76v-25h76zM518 138c0 0 0 39-15 54 0 0-15 16-42 16 0 0-27 0-41-16 0 0-13-15-13-46l24-4c0 0 0 21 8 31 0 0 7 11 22 11 0 0 14 0 20-7 0 0 7-6 8-15 0 0 2-9 2-22v-139h27zM678 204h-22v-21h-1c0 0-17 25-46 25 0 0-15 0-28-7 0 0-14-8-18-20 0 0-4-13-4-33v-91h25v81c0 0 0 20 1 29 0 0 3 8 10 13 0 0 8 6 19 6 0 0 14 0 26-10 0 0 13-9 13-41v-78h25zM836 204h-25v-90c0 0 0-22-8-31 0 0-8-8-23-8 0 0-11 0-21 5 0 0-10 6-14 15 0 0-4 10-4 28v81h-25v-147h23v20c0 0 8-12 20-18 0 0 11-6 26-6 0 0 12 0 23 5 0 0 12 4 18 12 0 0 6 8 8 18 0 0 2 9 2 25zM940 142h-77v-25h77zM1055 204h-25v-159c0 0-18 18-49 30v-24c0 0 42-20 58-51h16zM1143 99c0 0 17-27 49-27 0 0 25 0 42 19 0 0 17 18 17 46 0 0 0 30-17 50 0 0-17 21-46 21 0 0-29 0-49-22 0 0-21-21-21-78 0 0 0-53 18-81 0 0 19-27 54-27 0 0 23 0 39 13 0 0 15 12 19 37l-25 3c0 0-7-33-34-33 0 0-19 0-33 19 0 0-14 19-14 60zM1188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63.104cm" svg:y="3.245cm" svg:viewBox="0 0 594 566" draw:points="0,0 594,0 594,566 0,566">
          <text:p/>
        </draw:polygon>
        <draw:path draw:style-name="gr3" draw:text-style-name="P3" draw:layer="layout" svg:width="0.161cm" svg:height="0.209cm" svg:x="63.319cm" svg:y="3.392cm" svg:viewBox="0 0 162 210" svg:d="M130 64c0 0-1-19-15-30 0 0-12-10-35-10 0 0-21 0-34 8 0 0-12 7-12 23 0 0 0 13 10 20 0 0 10 6 38 13 0 0 25 5 42 11 0 0 16 6 27 18 0 0 11 12 11 32 0 0 0 26-20 44 0 0-22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0.593cm" svg:height="0.565cm" svg:x="63.697cm" svg:y="3.245cm" svg:viewBox="0 0 594 566" draw:points="0,0 594,0 594,566 0,566">
          <text:p/>
        </draw:polygon>
        <draw:path draw:style-name="gr3" draw:text-style-name="P3" draw:layer="layout" svg:width="0.192cm" svg:height="0.202cm" svg:x="63.897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64.29cm" svg:y="3.245cm" svg:viewBox="0 0 593 566" draw:points="0,0 593,0 593,566 0,566">
          <text:p/>
        </draw:polygon>
        <draw:polygon draw:style-name="gr3" draw:text-style-name="P3" draw:layer="layout" svg:width="0.16cm" svg:height="0.202cm" svg:x="64.50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4.882cm" svg:y="3.245cm" svg:viewBox="0 0 594 566" draw:points="0,0 594,0 594,566 0,566">
          <text:p/>
        </draw:polygon>
        <draw:path draw:style-name="gr3" draw:text-style-name="P3" draw:layer="layout" svg:width="0.26cm" svg:height="0.202cm" svg:x="65.049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65.475cm" svg:y="3.245cm" svg:viewBox="0 0 594 566" draw:points="0,0 594,0 594,566 0,566">
          <text:p/>
        </draw:polygon>
        <draw:polygon draw:style-name="gr3" draw:text-style-name="P3" draw:layer="layout" svg:width="0.16cm" svg:height="0.202cm" svg:x="65.69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66.068cm" svg:y="3.245cm" svg:viewBox="0 0 593 566" draw:points="0,0 593,0 593,566 0,566">
          <text:p/>
        </draw:polygon>
        <draw:polygon draw:style-name="gr3" draw:text-style-name="P3" draw:layer="layout" svg:width="0.136cm" svg:height="0.202cm" svg:x="66.301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66.66cm" svg:y="3.245cm" svg:viewBox="0 0 594 566" draw:points="0,0 594,0 594,566 0,566">
          <text:p/>
        </draw:polygon>
        <draw:path draw:style-name="gr3" draw:text-style-name="P3" draw:layer="layout" svg:width="0.161cm" svg:height="0.209cm" svg:x="66.875cm" svg:y="3.392cm" svg:viewBox="0 0 162 210" svg:d="M130 64c0 0-1-19-14-30 0 0-12-10-36-10 0 0-21 0-34 8 0 0-12 7-12 23 0 0 0 13 10 20 0 0 10 6 38 13 0 0 26 5 42 11 0 0 16 6 27 18 0 0 11 12 11 32 0 0 0 26-20 44 0 0-21 17-55 17 0 0-43 0-64-19 0 0-21-19-23-49l26-3c0 0 1 25 18 36 0 0 17 11 42 11 0 0 23 0 37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63.697cm" svg:y="2.681cm" svg:viewBox="0 0 4150 565" draw:points="0,0 4150,0 4150,565 0,565">
          <text:p/>
        </draw:polygon>
        <draw:path draw:style-name="gr3" draw:text-style-name="P3" draw:layer="layout" svg:width="1.004cm" svg:height="0.207cm" svg:x="65.266cm" svg:y="2.83cm" svg:viewBox="0 0 1005 208" svg:d="M140 155h-28v49h-25v-49h-87v-23l92-131h20v131h28zM87 132v-91l-63 91zM237 142h-75v-25h75zM365 138c0 0 0 39-15 54 0 0-15 16-41 16 0 0-28 0-41-16 0 0-14-15-14-46l24-4c0 0 1 21 8 31 0 0 8 11 23 11 0 0 13 0 20-7 0 0 6-6 8-15 0 0 1-9 1-22v-139h27zM526 204h-22v-21h-1c0 0-17 25-46 25 0 0-15 0-29-7 0 0-13-8-18-20 0 0-4-13-4-33v-91h26v81c0 0 0 20 2 29 0 0 2 8 10 13 0 0 7 6 18 6 0 0 14 0 27-10 0 0 12-9 12-41v-78h25zM589 204h-24v-203h24zM693 142h-75v-25h75zM808 204h-25v-159c0 0-18 18-49 30v-24c0 0 42-20 58-51h16zM896 99c0 0 17-27 49-27 0 0 25 0 42 19 0 0 18 18 18 46 0 0 0 30-18 50 0 0-17 21-46 21 0 0-29 0-49-22 0 0-21-21-21-78 0 0 0-53 19-81 0 0 18-27 53-27 0 0 23 0 39 13 0 0 15 12 19 37l-25 3c0 0-7-33-34-33 0 0-19 0-33 19 0 0-13 19-13 60zM941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67.253cm" svg:y="3.245cm" svg:viewBox="0 0 594 566" draw:points="0,0 594,0 594,566 0,566">
          <text:p/>
        </draw:polygon>
        <draw:path draw:style-name="gr3" draw:text-style-name="P3" draw:layer="layout" svg:width="0.161cm" svg:height="0.209cm" svg:x="67.468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0.592cm" svg:height="0.565cm" svg:x="67.846cm" svg:y="3.245cm" svg:viewBox="0 0 593 566" draw:points="0,0 593,0 593,566 0,566">
          <text:p/>
        </draw:polygon>
        <draw:path draw:style-name="gr3" draw:text-style-name="P3" draw:layer="layout" svg:width="0.192cm" svg:height="0.202cm" svg:x="68.04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68.438cm" svg:y="3.245cm" svg:viewBox="0 0 594 566" draw:points="0,0 594,0 594,566 0,566">
          <text:p/>
        </draw:polygon>
        <draw:polygon draw:style-name="gr3" draw:text-style-name="P3" draw:layer="layout" svg:width="0.16cm" svg:height="0.202cm" svg:x="68.65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9.031cm" svg:y="3.245cm" svg:viewBox="0 0 594 566" draw:points="0,0 594,0 594,566 0,566">
          <text:p/>
        </draw:polygon>
        <draw:path draw:style-name="gr3" draw:text-style-name="P3" draw:layer="layout" svg:width="0.26cm" svg:height="0.202cm" svg:x="69.198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69.624cm" svg:y="3.245cm" svg:viewBox="0 0 593 566" draw:points="0,0 593,0 593,566 0,566">
          <text:p/>
        </draw:polygon>
        <draw:polygon draw:style-name="gr3" draw:text-style-name="P3" draw:layer="layout" svg:width="0.16cm" svg:height="0.202cm" svg:x="69.8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0.216cm" svg:y="3.245cm" svg:viewBox="0 0 594 566" draw:points="0,0 594,0 594,566 0,566">
          <text:p/>
        </draw:polygon>
        <draw:polygon draw:style-name="gr3" draw:text-style-name="P3" draw:layer="layout" svg:width="0.136cm" svg:height="0.202cm" svg:x="70.44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70.809cm" svg:y="3.245cm" svg:viewBox="0 0 594 566" draw:points="0,0 594,0 594,566 0,566">
          <text:p/>
        </draw:polygon>
        <draw:path draw:style-name="gr3" draw:text-style-name="P3" draw:layer="layout" svg:width="0.161cm" svg:height="0.209cm" svg:x="71.024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67.846cm" svg:y="2.681cm" svg:viewBox="0 0 4149 565" draw:points="0,0 4149,0 4149,565 0,565">
          <text:p/>
        </draw:polygon>
        <draw:path draw:style-name="gr3" draw:text-style-name="P3" draw:layer="layout" svg:width="1.133cm" svg:height="0.207cm" svg:x="69.363cm" svg:y="2.83cm" svg:viewBox="0 0 1134 208" svg:d="M74 204h-24v-159c0 0-19 18-50 30v-24c0 0 43-20 59-51h15zM231 204h-24v-159c0 0-19 18-50 30v-24c0 0 43-20 59-51h15zM369 142h-77v-25h77zM496 138c0 0 0 39-15 54 0 0-15 16-41 16 0 0-28 0-41-16 0 0-14-15-14-46l24-4c0 0 1 21 8 31 0 0 8 11 23 11 0 0 13 0 20-7 0 0 6-6 8-15 0 0 2-9 2-22v-139h26zM656 204h-22v-21h-1c0 0-16 25-46 25 0 0-15 0-28-7 0 0-13-8-17-20 0 0-4-13-4-33v-91h24v81c0 0 0 20 2 29 0 0 2 8 10 13 0 0 8 6 19 6 0 0 14 0 26-10 0 0 12-9 12-41v-78h25zM720 204h-25v-203h25zM823 142h-76v-25h76zM938 204h-25v-159c0 0-18 18-49 30v-24c0 0 43-20 58-51h16zM1026 99c0 0 17-27 49-27 0 0 25 0 42 19 0 0 17 18 17 46 0 0 0 30-17 50 0 0-17 21-46 21 0 0-29 0-49-22 0 0-21-21-21-78 0 0 0-53 19-81 0 0 18-27 53-27 0 0 23 0 39 13 0 0 16 12 19 37l-25 3c0 0-6-33-34-33 0 0-19 0-33 19 0 0-13 19-13 60zM1071 187c0 0 17 0 28-14 0 0 10-13 10-34 0 0 0-20-10-32 0 0-11-13-29-13 0 0-17 0-28 12 0 0-12 12-12 31 0 0 0 22 11 36 0 0 12 14 30 14z">
          <text:p/>
        </draw:path>
        <draw:polygon draw:style-name="gr2" draw:text-style-name="P2" draw:layer="layout" svg:width="0.592cm" svg:height="0.565cm" svg:x="71.402cm" svg:y="3.245cm" svg:viewBox="0 0 593 566" draw:points="0,0 593,0 593,566 0,566">
          <text:p/>
        </draw:polygon>
        <draw:path draw:style-name="gr3" draw:text-style-name="P3" draw:layer="layout" svg:width="0.16cm" svg:height="0.209cm" svg:x="71.617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0.593cm" svg:height="0.565cm" svg:x="71.994cm" svg:y="3.245cm" svg:viewBox="0 0 594 566" draw:points="0,0 594,0 594,566 0,566">
          <text:p/>
        </draw:polygon>
        <draw:path draw:style-name="gr3" draw:text-style-name="P3" draw:layer="layout" svg:width="0.192cm" svg:height="0.202cm" svg:x="72.195cm" svg:y="3.395cm" svg:viewBox="0 0 193 203" svg:d="M193 203h-26v-169l-58 169h-25l-58-172h-1v172h-25v-203h40l48 145c0 0 7 23 9 30 0 0 5-12 12-33l48-142h36z">
          <text:p/>
        </draw:path>
        <draw:polygon draw:style-name="gr2" draw:text-style-name="P2" draw:layer="layout" svg:width="0.593cm" svg:height="0.565cm" svg:x="72.587cm" svg:y="3.245cm" svg:viewBox="0 0 594 566" draw:points="0,0 594,0 594,566 0,566">
          <text:p/>
        </draw:polygon>
        <draw:polygon draw:style-name="gr3" draw:text-style-name="P3" draw:layer="layout" svg:width="0.16cm" svg:height="0.202cm" svg:x="72.803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73.18cm" svg:y="3.245cm" svg:viewBox="0 0 593 566" draw:points="0,0 593,0 593,566 0,566">
          <text:p/>
        </draw:polygon>
        <draw:path draw:style-name="gr3" draw:text-style-name="P3" draw:layer="layout" svg:width="0.26cm" svg:height="0.202cm" svg:x="73.346cm" svg:y="3.395cm" svg:viewBox="0 0 261 203" svg:d="M261 0l-56 203h-25l-44-160c0 0-4-12-5-18l-6 24-43 154h-28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73.772cm" svg:y="3.245cm" svg:viewBox="0 0 594 566" draw:points="0,0 594,0 594,566 0,566">
          <text:p/>
        </draw:polygon>
        <draw:polygon draw:style-name="gr3" draw:text-style-name="P3" draw:layer="layout" svg:width="0.16cm" svg:height="0.202cm" svg:x="73.98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4.365cm" svg:y="3.245cm" svg:viewBox="0 0 594 566" draw:points="0,0 594,0 594,566 0,566">
          <text:p/>
        </draw:polygon>
        <draw:polygon draw:style-name="gr3" draw:text-style-name="P3" draw:layer="layout" svg:width="0.136cm" svg:height="0.202cm" svg:x="74.598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74.958cm" svg:y="3.245cm" svg:viewBox="0 0 593 566" draw:points="0,0 593,0 593,566 0,566">
          <text:p/>
        </draw:polygon>
        <draw:path draw:style-name="gr3" draw:text-style-name="P3" draw:layer="layout" svg:width="0.16cm" svg:height="0.209cm" svg:x="75.173cm" svg:y="3.392cm" svg:viewBox="0 0 161 210" svg:d="M130 64c0 0-2-19-14-30 0 0-13-10-36-10 0 0-21 0-34 8 0 0-13 7-13 23 0 0 0 13 10 20 0 0 10 6 38 13 0 0 25 5 42 11 0 0 16 6 27 18 0 0 11 12 11 32 0 0 0 26-20 44 0 0-21 17-55 17 0 0-43 0-64-19 0 0-21-19-22-49l25-3c0 0 2 25 19 36 0 0 17 11 41 11 0 0 23 0 37-10 0 0 14-9 14-25 0 0 0-16-15-24 0 0-15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71.994cm" svg:y="2.681cm" svg:viewBox="0 0 4150 565" draw:points="0,0 4150,0 4150,565 0,565">
          <text:p/>
        </draw:polygon>
        <draw:path draw:style-name="gr3" draw:text-style-name="P3" draw:layer="layout" svg:width="1.133cm" svg:height="0.207cm" svg:x="73.512cm" svg:y="2.83cm" svg:viewBox="0 0 1134 208" svg:d="M74 204h-25v-159c0 0-18 18-49 30v-24c0 0 43-20 58-51h16zM232 94c0 0 38 12 38 52 0 0 0 27-18 44 0 0-19 18-48 18 0 0-30 0-48-18 0 0-19-18-19-45 0 0 0-20 11-34 0 0 10-14 28-17v-1c0 0-31-9-31-41 0 0 0-22 16-37 0 0 16-15 42-15 0 0 27 0 43 15 0 0 16 16 16 38 0 0 0 30-30 40zM204 84c0 0 14 0 23-9 0 0 10-9 10-22 0 0 0-14-10-23 0 0-10-10-23-10 0 0-15 0-24 10 0 0-9 9-9 21 0 0 0 16 9 24 0 0 10 9 24 9zM204 187c0 0 17 0 29-11 0 0 12-11 12-30 0 0 0-18-12-30 0 0-12-12-30-12 0 0-18 0-29 12 0 0-11 12-11 29 0 0 0 18 11 30 0 0 12 12 30 12zM367 142h-76v-25h76zM495 138c0 0 0 39-15 54 0 0-15 16-42 16 0 0-27 0-40-16 0 0-14-15-14-46l24-4c0 0 0 21 8 31 0 0 7 11 22 11 0 0 14 0 20-7 0 0 7-6 9-15 0 0 1-9 1-22v-139h27zM655 204h-22v-21h-1c0 0-17 25-46 25 0 0-15 0-28-7 0 0-13-8-18-20 0 0-4-13-4-33v-91h25v81c0 0 0 20 2 29 0 0 1 8 10 13 0 0 7 6 18 6 0 0 14 0 27-10 0 0 12-9 12-41v-78h25zM719 204h-26v-203h26zM823 142h-76v-25h76zM938 204h-25v-159c0 0-18 18-49 30v-24c0 0 42-20 58-51h16zM1026 99c0 0 17-27 49-27 0 0 25 0 42 19 0 0 17 18 17 46 0 0 0 30-17 50 0 0-17 21-46 21 0 0-29 0-50-22 0 0-20-21-20-78 0 0 0-53 19-81 0 0 18-27 53-27 0 0 23 0 39 13 0 0 15 12 19 37l-25 3c0 0-7-33-34-33 0 0-19 0-33 19 0 0-13 19-13 60zM1070 187c0 0 18 0 28-14 0 0 11-13 11-34 0 0 0-20-11-32 0 0-10-13-28-13 0 0-17 0-29 12 0 0-12 12-12 31 0 0 0 22 12 36 0 0 12 14 29 14z">
          <text:p/>
        </draw:path>
        <draw:polygon draw:style-name="gr2" draw:text-style-name="P2" draw:layer="layout" svg:width="0.593cm" svg:height="0.565cm" svg:x="75.55cm" svg:y="3.245cm" svg:viewBox="0 0 594 566" draw:points="0,0 594,0 594,566 0,566">
          <text:p/>
        </draw:polygon>
        <draw:path draw:style-name="gr3" draw:text-style-name="P3" draw:layer="layout" svg:width="0.161cm" svg:height="0.209cm" svg:x="75.765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1 16 23 45z">
          <text:p/>
        </draw:path>
        <draw:polygon draw:style-name="gr2" draw:text-style-name="P2" draw:layer="layout" svg:width="0.593cm" svg:height="0.565cm" svg:x="76.143cm" svg:y="3.245cm" svg:viewBox="0 0 594 566" draw:points="0,0 594,0 594,566 0,566">
          <text:p/>
        </draw:polygon>
        <draw:path draw:style-name="gr3" draw:text-style-name="P3" draw:layer="layout" svg:width="0.192cm" svg:height="0.202cm" svg:x="76.34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76.736cm" svg:y="3.245cm" svg:viewBox="0 0 593 566" draw:points="0,0 593,0 593,566 0,566">
          <text:p/>
        </draw:polygon>
        <draw:polygon draw:style-name="gr3" draw:text-style-name="P3" draw:layer="layout" svg:width="0.16cm" svg:height="0.202cm" svg:x="76.952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77.328cm" svg:y="3.245cm" svg:viewBox="0 0 594 566" draw:points="0,0 594,0 594,566 0,566">
          <text:p/>
        </draw:polygon>
        <draw:path draw:style-name="gr3" draw:text-style-name="P3" draw:layer="layout" svg:width="0.26cm" svg:height="0.202cm" svg:x="77.495cm" svg:y="3.395cm" svg:viewBox="0 0 261 203" svg:d="M261 0l-56 203h-25l-44-160c0 0-4-12-5-18l-6 24-43 154h-28l-54-203h27l31 133c0 0 6 27 8 39l1 3c0 0 6-26 10-38l38-137h33l29 103c0 0 10 39 15 72 0 0 3-16 10-45l32-130z">
          <text:p/>
        </draw:path>
        <draw:polygon draw:style-name="gr2" draw:text-style-name="P2" draw:layer="layout" svg:width="0.593cm" svg:height="0.565cm" svg:x="77.921cm" svg:y="3.245cm" svg:viewBox="0 0 594 566" draw:points="0,0 594,0 594,566 0,566">
          <text:p/>
        </draw:polygon>
        <draw:polygon draw:style-name="gr3" draw:text-style-name="P3" draw:layer="layout" svg:width="0.16cm" svg:height="0.202cm" svg:x="78.13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78.514cm" svg:y="3.245cm" svg:viewBox="0 0 593 566" draw:points="0,0 593,0 593,566 0,566">
          <text:p/>
        </draw:polygon>
        <draw:polygon draw:style-name="gr3" draw:text-style-name="P3" draw:layer="layout" svg:width="0.136cm" svg:height="0.202cm" svg:x="78.74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79.106cm" svg:y="3.245cm" svg:viewBox="0 0 594 566" draw:points="0,0 594,0 594,566 0,566">
          <text:p/>
        </draw:polygon>
        <draw:path draw:style-name="gr3" draw:text-style-name="P3" draw:layer="layout" svg:width="0.161cm" svg:height="0.209cm" svg:x="79.321cm" svg:y="3.392cm" svg:viewBox="0 0 162 210" svg:d="M130 64c0 0-1-19-15-30 0 0-12-10-35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4.149cm" svg:height="0.564cm" svg:x="76.143cm" svg:y="2.681cm" svg:viewBox="0 0 4150 565" draw:points="0,0 4150,0 4150,565 0,565">
          <text:p/>
        </draw:polygon>
        <draw:path draw:style-name="gr3" draw:text-style-name="P3" draw:layer="layout" svg:width="1.156cm" svg:height="0.207cm" svg:x="77.6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0 142h-76v-25h76zM519 138c0 0 0 39-16 54 0 0-14 16-41 16 0 0-27 0-41-16 0 0-13-15-13-46l24-4c0 0 0 21 8 31 0 0 7 11 22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79.699cm" svg:y="3.245cm" svg:viewBox="0 0 594 566" draw:points="0,0 594,0 594,566 0,566">
          <text:p/>
        </draw:polygon>
        <draw:path draw:style-name="gr3" draw:text-style-name="P3" draw:layer="layout" svg:width="0.161cm" svg:height="0.209cm" svg:x="79.914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0.592cm" svg:height="0.565cm" svg:x="80.292cm" svg:y="3.245cm" svg:viewBox="0 0 593 566" draw:points="0,0 593,0 593,566 0,566">
          <text:p/>
        </draw:polygon>
        <draw:path draw:style-name="gr3" draw:text-style-name="P3" draw:layer="layout" svg:width="0.192cm" svg:height="0.202cm" svg:x="80.4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80.884cm" svg:y="3.245cm" svg:viewBox="0 0 594 566" draw:points="0,0 594,0 594,566 0,566">
          <text:p/>
        </draw:polygon>
        <draw:polygon draw:style-name="gr3" draw:text-style-name="P3" draw:layer="layout" svg:width="0.16cm" svg:height="0.202cm" svg:x="81.10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1.477cm" svg:y="3.245cm" svg:viewBox="0 0 594 566" draw:points="0,0 594,0 594,566 0,566">
          <text:p/>
        </draw:polygon>
        <draw:path draw:style-name="gr3" draw:text-style-name="P3" draw:layer="layout" svg:width="0.26cm" svg:height="0.202cm" svg:x="81.644cm" svg:y="3.395cm" svg:viewBox="0 0 261 203" svg:d="M261 0l-56 203h-26l-44-160c0 0-3-12-4-18h-1l-6 24-42 154h-28l-54-203h27l31 133c0 0 6 27 8 39v3h1c0 0 6-26 9-38l39-137h32l29 103c0 0 11 39 16 72 0 0 3-16 10-45l32-130z">
          <text:p/>
        </draw:path>
        <draw:polygon draw:style-name="gr2" draw:text-style-name="P2" draw:layer="layout" svg:width="0.592cm" svg:height="0.565cm" svg:x="82.07cm" svg:y="3.245cm" svg:viewBox="0 0 593 566" draw:points="0,0 593,0 593,566 0,566">
          <text:p/>
        </draw:polygon>
        <draw:polygon draw:style-name="gr3" draw:text-style-name="P3" draw:layer="layout" svg:width="0.16cm" svg:height="0.202cm" svg:x="82.28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82.662cm" svg:y="3.245cm" svg:viewBox="0 0 594 566" draw:points="0,0 594,0 594,566 0,566">
          <text:p/>
        </draw:polygon>
        <draw:polygon draw:style-name="gr3" draw:text-style-name="P3" draw:layer="layout" svg:width="0.136cm" svg:height="0.202cm" svg:x="82.895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83.255cm" svg:y="3.245cm" svg:viewBox="0 0 594 566" draw:points="0,0 594,0 594,566 0,566">
          <text:p/>
        </draw:polygon>
        <draw:path draw:style-name="gr3" draw:text-style-name="P3" draw:layer="layout" svg:width="0.161cm" svg:height="0.209cm" svg:x="83.47cm" svg:y="3.392cm" svg:viewBox="0 0 162 210" svg:d="M129 64c0 0-2-19-14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4.148cm" svg:height="0.564cm" svg:x="80.292cm" svg:y="2.681cm" svg:viewBox="0 0 4149 565" draw:points="0,0 4149,0 4149,565 0,565">
          <text:p/>
        </draw:polygon>
        <draw:path draw:style-name="gr3" draw:text-style-name="P3" draw:layer="layout" svg:width="1.118cm" svg:height="0.262cm" svg:x="81.817cm" svg:y="2.83cm" svg:viewBox="0 0 1119 263" svg:d="M74 204h-24v-159c0 0-19 18-50 30v-24c0 0 43-20 58-51h16zM210 142h-75v-25h75zM409 204h-30l-24-62h-85l-23 62h-28l79-203h29zM347 120c0 0-25-65-28-74 0 0-3-9-7-24h-1c0 0-4 21-10 38l-24 60zM546 204h-22v-22h-1c0 0-16 26-46 26 0 0-15 0-28-7 0 0-13-8-17-21 0 0-5-13-5-32v-91h25v81c0 0 0 19 2 28 0 0 2 8 10 13 0 0 8 7 19 7 0 0 13 0 26-11 0 0 12-9 12-40v-78h25zM704 184c0 0 0 32-6 47 0 0-6 15-22 24 0 0-16 8-38 8 0 0-25 0-41-11 0 0-17-11-17-36l24 4c0 0 2 12 10 17 0 0 8 6 24 6 0 0 19 0 28-8 0 0 9-8 11-19 0 0 2-11 2-31 0 0-16 19-40 19 0 0-29 0-46-22 0 0-18-21-18-53 0 0 0-33 17-54 0 0 17-22 47-22 0 0 26 0 42 21v-17h23zM641 184c0 0 16-1 28-14 0 0 12-12 12-42 0 0 0-26-12-40 0 0-11-14-28-14 0 0-18 0-29 14 0 0-11 14-11 40 0 0 0 28 11 42 0 0 12 14 29 14zM808 142h-76v-25h76zM923 204h-25v-159c0 0-19 18-50 30v-24c0 0 43-20 58-51h17zM1010 99c0 0 18-27 49-27 0 0 25 0 42 19 0 0 18 18 18 46 0 0 0 29-18 50 0 0-17 21-45 21 0 0-30 0-50-22 0 0-21-22-21-78 0 0 0-53 19-81 0 0 18-27 54-27 0 0 22 0 38 13 0 0 16 12 19 37l-24 3c0 0-7-33-35-33 0 0-19 0-33 19 0 0-13 19-13 60zM1055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83.848cm" svg:y="3.245cm" svg:viewBox="0 0 593 566" draw:points="0,0 593,0 593,566 0,566">
          <text:p/>
        </draw:polygon>
        <draw:path draw:style-name="gr3" draw:text-style-name="P3" draw:layer="layout" svg:width="0.16cm" svg:height="0.209cm" svg:x="84.063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0.593cm" svg:height="0.565cm" svg:x="84.44cm" svg:y="3.245cm" svg:viewBox="0 0 594 566" draw:points="0,0 594,0 594,566 0,566">
          <text:p/>
        </draw:polygon>
        <draw:path draw:style-name="gr3" draw:text-style-name="P3" draw:layer="layout" svg:width="0.192cm" svg:height="0.202cm" svg:x="84.6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85.033cm" svg:y="3.245cm" svg:viewBox="0 0 594 566" draw:points="0,0 594,0 594,566 0,566">
          <text:p/>
        </draw:polygon>
        <draw:polygon draw:style-name="gr3" draw:text-style-name="P3" draw:layer="layout" svg:width="0.16cm" svg:height="0.202cm" svg:x="85.24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85.626cm" svg:y="3.245cm" svg:viewBox="0 0 593 566" draw:points="0,0 593,0 593,566 0,566">
          <text:p/>
        </draw:polygon>
        <draw:path draw:style-name="gr3" draw:text-style-name="P3" draw:layer="layout" svg:width="0.26cm" svg:height="0.202cm" svg:x="85.792cm" svg:y="3.395cm" svg:viewBox="0 0 261 203" svg:d="M261 0l-56 203h-25l-44-160c0 0-4-12-5-18l-6 24-43 154h-28l-54-203h28l31 133c0 0 6 27 9 39v3c0 0 6-26 9-38l39-137h32l29 103c0 0 11 39 15 72h1c0 0 3-16 10-45l31-130z">
          <text:p/>
        </draw:path>
        <draw:polygon draw:style-name="gr2" draw:text-style-name="P2" draw:layer="layout" svg:width="0.593cm" svg:height="0.565cm" svg:x="86.218cm" svg:y="3.245cm" svg:viewBox="0 0 594 566" draw:points="0,0 594,0 594,566 0,566">
          <text:p/>
        </draw:polygon>
        <draw:polygon draw:style-name="gr3" draw:text-style-name="P3" draw:layer="layout" svg:width="0.16cm" svg:height="0.202cm" svg:x="86.43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86.811cm" svg:y="3.245cm" svg:viewBox="0 0 594 566" draw:points="0,0 594,0 594,566 0,566">
          <text:p/>
        </draw:polygon>
        <draw:polygon draw:style-name="gr3" draw:text-style-name="P3" draw:layer="layout" svg:width="0.136cm" svg:height="0.202cm" svg:x="87.04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87.404cm" svg:y="3.245cm" svg:viewBox="0 0 593 566" draw:points="0,0 593,0 593,566 0,566">
          <text:p/>
        </draw:polygon>
        <draw:path draw:style-name="gr3" draw:text-style-name="P3" draw:layer="layout" svg:width="0.16cm" svg:height="0.209cm" svg:x="87.619cm" svg:y="3.392cm" svg:viewBox="0 0 161 210" svg:d="M129 64c0 0-2-19-14-30 0 0-12-10-35-10 0 0-21 0-34 8 0 0-13 7-13 23 0 0 0 13 10 20 0 0 10 6 38 13 0 0 25 5 41 11 0 0 16 6 28 18 0 0 11 12 11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84.44cm" svg:y="2.681cm" svg:viewBox="0 0 4150 565" draw:points="0,0 4150,0 4150,565 0,565">
          <text:p/>
        </draw:polygon>
        <draw:path draw:style-name="gr3" draw:text-style-name="P3" draw:layer="layout" svg:width="1.137cm" svg:height="0.262cm" svg:x="85.9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8 204h-30l-24-62h-84l-23 62h-28l77-203h29zM366 120c0 0-25-65-28-74 0 0-4-9-7-24h-1c0 0-4 21-10 38l-23 60zM565 204h-22v-22h-1c0 0-17 26-46 26 0 0-15 0-28-7 0 0-13-8-17-21 0 0-5-13-5-32v-91h25v81c0 0 0 19 2 28 0 0 2 8 9 13 0 0 8 7 19 7 0 0 14 0 27-11 0 0 12-9 12-40v-78h25zM723 184c0 0 0 32-6 47 0 0-6 15-22 24 0 0-16 8-38 8 0 0-25 0-41-11 0 0-17-11-17-36l24 4c0 0 1 12 10 17 0 0 8 6 24 6 0 0 19 0 28-8 0 0 9-8 11-19 0 0 2-11 2-31 0 0-16 19-41 19 0 0-28 0-46-22 0 0-17-21-17-53 0 0 0-33 17-54 0 0 17-22 46-22 0 0 26 0 43 21v-17h23zM659 184c0 0 16-1 29-14 0 0 12-12 12-42 0 0 0-26-12-40 0 0-12-14-29-14 0 0-17 0-29 14 0 0-10 14-10 40 0 0 0 28 11 42 0 0 12 14 28 14zM826 142h-76v-25h76zM941 204h-25v-159c0 0-18 18-50 30v-24c0 0 44-20 59-51h16zM1029 99c0 0 18-27 50-27 0 0 25 0 42 19 0 0 17 18 17 46 0 0 0 29-17 50 0 0-17 21-46 21 0 0-29 0-50-22 0 0-21-22-21-78 0 0 0-53 19-81 0 0 19-27 54-27 0 0 23 0 39 13 0 0 16 12 19 37l-25 3c0 0-7-33-34-33 0 0-19 0-33 19 0 0-14 19-14 60zM1075 187c0 0 17 0 27-15 0 0 11-13 11-33 0 0 0-20-11-32 0 0-10-13-28-13 0 0-17 0-28 12 0 0-13 12-13 31 0 0 0 21 12 35 0 0 12 15 30 15z">
          <text:p/>
        </draw:path>
        <draw:polygon draw:style-name="gr2" draw:text-style-name="P2" draw:layer="layout" svg:width="0.593cm" svg:height="0.565cm" svg:x="87.996cm" svg:y="3.245cm" svg:viewBox="0 0 594 566" draw:points="0,0 594,0 594,566 0,566">
          <text:p/>
        </draw:polygon>
        <draw:path draw:style-name="gr3" draw:text-style-name="P3" draw:layer="layout" svg:width="0.161cm" svg:height="0.209cm" svg:x="88.211cm" svg:y="3.392cm" svg:viewBox="0 0 162 210" svg:d="M130 64c0 0-1-19-14-30 0 0-12-10-35-10 0 0-21 0-34 8 0 0-12 7-12 23 0 0 0 13 10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0.593cm" svg:height="0.565cm" svg:x="88.589cm" svg:y="3.245cm" svg:viewBox="0 0 594 566" draw:points="0,0 594,0 594,566 0,566">
          <text:p/>
        </draw:polygon>
        <draw:path draw:style-name="gr3" draw:text-style-name="P3" draw:layer="layout" svg:width="0.192cm" svg:height="0.202cm" svg:x="88.7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89.182cm" svg:y="3.245cm" svg:viewBox="0 0 593 566" draw:points="0,0 593,0 593,566 0,566">
          <text:p/>
        </draw:polygon>
        <draw:polygon draw:style-name="gr3" draw:text-style-name="P3" draw:layer="layout" svg:width="0.16cm" svg:height="0.202cm" svg:x="89.39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9.774cm" svg:y="3.245cm" svg:viewBox="0 0 594 566" draw:points="0,0 594,0 594,566 0,566">
          <text:p/>
        </draw:polygon>
        <draw:path draw:style-name="gr3" draw:text-style-name="P3" draw:layer="layout" svg:width="0.26cm" svg:height="0.202cm" svg:x="89.941cm" svg:y="3.395cm" svg:viewBox="0 0 261 203" svg:d="M261 0l-56 203h-25l-44-160c0 0-4-12-5-18l-6 24-43 154h-28l-54-203h27l31 133c0 0 7 27 9 39l1 3c0 0 6-26 9-38l38-137h33l29 103c0 0 10 39 15 72 0 0 3-16 10-45l32-130z">
          <text:p/>
        </draw:path>
        <draw:polygon draw:style-name="gr2" draw:text-style-name="P2" draw:layer="layout" svg:width="0.593cm" svg:height="0.565cm" svg:x="90.367cm" svg:y="3.245cm" svg:viewBox="0 0 594 566" draw:points="0,0 594,0 594,566 0,566">
          <text:p/>
        </draw:polygon>
        <draw:polygon draw:style-name="gr3" draw:text-style-name="P3" draw:layer="layout" svg:width="0.16cm" svg:height="0.202cm" svg:x="90.58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90.96cm" svg:y="3.245cm" svg:viewBox="0 0 593 566" draw:points="0,0 593,0 593,566 0,566">
          <text:p/>
        </draw:polygon>
        <draw:polygon draw:style-name="gr3" draw:text-style-name="P3" draw:layer="layout" svg:width="0.136cm" svg:height="0.202cm" svg:x="91.193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91.552cm" svg:y="3.245cm" svg:viewBox="0 0 594 566" draw:points="0,0 594,0 594,566 0,566">
          <text:p/>
        </draw:polygon>
        <draw:path draw:style-name="gr3" draw:text-style-name="P3" draw:layer="layout" svg:width="0.161cm" svg:height="0.209cm" svg:x="91.767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88.589cm" svg:y="2.681cm" svg:viewBox="0 0 4150 565" draw:points="0,0 4150,0 4150,565 0,565">
          <text:p/>
        </draw:polygon>
        <draw:path draw:style-name="gr3" draw:text-style-name="P3" draw:layer="layout" svg:width="1.274cm" svg:height="0.262cm" svg:x="90.036cm" svg:y="2.83cm" svg:viewBox="0 0 1275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0 184c0 0 0 32-6 47 0 0-6 15-22 24 0 0-16 8-38 8 0 0-25 0-41-11 0 0-17-11-17-36l24 4c0 0 2 12 10 17 0 0 8 6 24 6 0 0 19 0 28-8 0 0 9-8 11-19 0 0 2-11 2-31 0 0-16 19-41 19 0 0-28 0-46-22 0 0-17-21-17-53 0 0 0-33 17-54 0 0 17-22 47-22 0 0 25 0 42 21v-17h23zM797 184c0 0 16-1 28-14 0 0 12-12 12-42 0 0 0-26-12-40 0 0-11-14-29-14 0 0-17 0-28 14 0 0-11 14-11 40 0 0 0 28 11 42 0 0 12 14 29 14zM963 142h-75v-25h75zM1079 204h-25v-159c0 0-19 18-50 30v-24c0 0 42-20 59-51h16zM1167 99c0 0 17-27 49-27 0 0 25 0 42 19 0 0 17 18 17 46 0 0 0 29-17 50 0 0-17 21-46 21 0 0-29 0-49-22 0 0-21-22-21-78 0 0 0-53 19-81 0 0 18-27 53-27 0 0 23 0 39 13 0 0 16 12 19 37l-25 3c0 0-7-33-34-33 0 0-19 0-33 19 0 0-13 19-13 60zM1212 187c0 0 17 0 27-15 0 0 11-13 11-33 0 0 0-20-11-32 0 0-10-13-28-13 0 0-16 0-28 12 0 0-12 12-12 31 0 0 0 21 12 35 0 0 11 15 29 15z">
          <text:p/>
        </draw:path>
        <draw:polygon draw:style-name="gr2" draw:text-style-name="P2" draw:layer="layout" svg:width="0.593cm" svg:height="0.565cm" svg:x="92.145cm" svg:y="3.245cm" svg:viewBox="0 0 594 566" draw:points="0,0 594,0 594,566 0,566">
          <text:p/>
        </draw:polygon>
        <draw:path draw:style-name="gr3" draw:text-style-name="P3" draw:layer="layout" svg:width="0.161cm" svg:height="0.209cm" svg:x="92.36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0.592cm" svg:height="0.565cm" svg:x="92.738cm" svg:y="3.245cm" svg:viewBox="0 0 593 566" draw:points="0,0 593,0 593,566 0,566">
          <text:p/>
        </draw:polygon>
        <draw:path draw:style-name="gr3" draw:text-style-name="P3" draw:layer="layout" svg:width="0.192cm" svg:height="0.202cm" svg:x="92.938cm" svg:y="3.395cm" svg:viewBox="0 0 193 203" svg:d="M193 203h-26v-169h-1l-58 169h-24l-58-172v172h-26v-203h40l48 145c0 0 8 23 9 30 0 0 4-12 11-33l49-142h36z">
          <text:p/>
        </draw:path>
        <draw:polygon draw:style-name="gr2" draw:text-style-name="P2" draw:layer="layout" svg:width="0.593cm" svg:height="0.565cm" svg:x="93.33cm" svg:y="3.245cm" svg:viewBox="0 0 594 566" draw:points="0,0 594,0 594,566 0,566">
          <text:p/>
        </draw:polygon>
        <draw:polygon draw:style-name="gr3" draw:text-style-name="P3" draw:layer="layout" svg:width="0.16cm" svg:height="0.202cm" svg:x="93.54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3.923cm" svg:y="3.245cm" svg:viewBox="0 0 594 566" draw:points="0,0 594,0 594,566 0,566">
          <text:p/>
        </draw:polygon>
        <draw:path draw:style-name="gr3" draw:text-style-name="P3" draw:layer="layout" svg:width="0.26cm" svg:height="0.202cm" svg:x="94.09cm" svg:y="3.395cm" svg:viewBox="0 0 261 203" svg:d="M261 0l-56 203h-26l-44-160c0 0-3-12-4-18h-1l-6 24-42 154h-28l-54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94.516cm" svg:y="3.245cm" svg:viewBox="0 0 593 566" draw:points="0,0 593,0 593,566 0,566">
          <text:p/>
        </draw:polygon>
        <draw:polygon draw:style-name="gr3" draw:text-style-name="P3" draw:layer="layout" svg:width="0.16cm" svg:height="0.202cm" svg:x="94.732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95.108cm" svg:y="3.245cm" svg:viewBox="0 0 594 566" draw:points="0,0 594,0 594,566 0,566">
          <text:p/>
        </draw:polygon>
        <draw:polygon draw:style-name="gr3" draw:text-style-name="P3" draw:layer="layout" svg:width="0.136cm" svg:height="0.202cm" svg:x="95.34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95.701cm" svg:y="3.245cm" svg:viewBox="0 0 594 566" draw:points="0,0 594,0 594,566 0,566">
          <text:p/>
        </draw:polygon>
        <draw:path draw:style-name="gr3" draw:text-style-name="P3" draw:layer="layout" svg:width="0.161cm" svg:height="0.209cm" svg:x="95.916cm" svg:y="3.392cm" svg:viewBox="0 0 162 210" svg:d="M130 64c0 0-2-19-14-30 0 0-12-10-35-10 0 0-21 0-34 8 0 0-13 7-13 23 0 0 0 13 10 20 0 0 10 6 38 13 0 0 26 5 41 11 0 0 16 6 27 18 0 0 12 12 12 32 0 0 0 26-21 44 0 0-21 17-54 17 0 0-42 0-64-19 0 0-22-19-23-49l26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4.148cm" svg:height="0.564cm" svg:x="92.738cm" svg:y="2.681cm" svg:viewBox="0 0 4149 565" draw:points="0,0 4149,0 4149,565 0,565">
          <text:p/>
        </draw:polygon>
        <draw:path draw:style-name="gr3" draw:text-style-name="P3" draw:layer="layout" svg:width="1.297cm" svg:height="0.262cm" svg:x="94.162cm" svg:y="2.83cm" svg:viewBox="0 0 1298 263" svg:d="M134 204h-134c0 0 0-17 12-36 0 0 12-17 44-43 0 0 20-17 36-34 0 0 15-17 15-35 0 0 0-16-10-25 0 0-11-11-28-11 0 0-16 0-27 11 0 0-12 10-12 31l-26-4c0 0 3-28 21-43 0 0 18-15 45-15 0 0 30 0 46 16 0 0 17 17 17 40 0 0 0 20-14 40 0 0-14 20-56 53 0 0-21 17-29 30h100zM291 204h-134c0 0 0-17 12-36 0 0 12-17 44-43 0 0 20-17 36-34 0 0 15-17 15-35 0 0 0-16-10-25 0 0-11-11-28-11 0 0-16 0-27 11 0 0-12 10-12 31l-26-4c0 0 3-28 21-43 0 0 18-15 45-15 0 0 30 0 46 16 0 0 17 17 17 40 0 0 0 20-14 40 0 0-14 20-56 53 0 0-21 17-29 30h100zM390 142h-76v-25h76zM588 204h-31l-23-62h-85l-22 62h-28l77-203h29zM526 120c0 0-25-65-28-74 0 0-4-9-7-24h-1c0 0-4 21-11 38l-22 60zM724 204h-22v-22c0 0-17 26-46 26 0 0-15 0-29-7 0 0-13-8-17-21 0 0-4-13-4-32v-91h25v81c0 0 0 19 1 28 0 0 2 8 10 13 0 0 8 7 19 7 0 0 14 0 26-11 0 0 13-9 13-40v-78h24zM883 184c0 0 0 32-6 47 0 0-6 15-22 24 0 0-16 8-38 8 0 0-25 0-42-11 0 0-16-11-16-36l24 4c0 0 1 12 10 17 0 0 8 6 23 6 0 0 20 0 29-8 0 0 9-8 11-19 0 0 1-11 1-31 0 0-15 19-40 19 0 0-29 0-46-22 0 0-17-21-17-53 0 0 0-33 17-54 0 0 16-22 46-22 0 0 26 0 42 21h1v-17h23zM819 184c0 0 16-1 28-14 0 0 13-12 13-42 0 0 0-26-12-40 0 0-12-14-29-14 0 0-18 0-29 14 0 0-11 14-11 40 0 0 0 28 12 42 0 0 11 14 28 14zM986 142h-76v-25h76zM1101 204h-25v-159c0 0-18 18-50 30v-24c0 0 43-20 59-51h16zM1190 99c0 0 17-27 49-27 0 0 24 0 42 19 0 0 17 18 17 46 0 0 0 29-17 50 0 0-18 21-46 21 0 0-29 0-49-22 0 0-22-22-22-78 0 0 0-53 19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96.294cm" svg:y="3.245cm" svg:viewBox="0 0 593 566" draw:points="0,0 593,0 593,566 0,566">
          <text:p/>
        </draw:polygon>
        <draw:path draw:style-name="gr3" draw:text-style-name="P3" draw:layer="layout" svg:width="0.16cm" svg:height="0.209cm" svg:x="96.509cm" svg:y="3.392cm" svg:viewBox="0 0 161 210" svg:d="M130 64c0 0-2-19-14-30 0 0-12-10-35-10 0 0-21 0-35 8 0 0-13 7-13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96.886cm" svg:y="3.245cm" svg:viewBox="0 0 594 566" draw:points="0,0 594,0 594,566 0,566">
          <text:p/>
        </draw:polygon>
        <draw:path draw:style-name="gr3" draw:text-style-name="P3" draw:layer="layout" svg:width="0.192cm" svg:height="0.202cm" svg:x="97.087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97.479cm" svg:y="3.245cm" svg:viewBox="0 0 594 566" draw:points="0,0 594,0 594,566 0,566">
          <text:p/>
        </draw:polygon>
        <draw:polygon draw:style-name="gr3" draw:text-style-name="P3" draw:layer="layout" svg:width="0.16cm" svg:height="0.202cm" svg:x="97.69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98.072cm" svg:y="3.245cm" svg:viewBox="0 0 593 566" draw:points="0,0 593,0 593,566 0,566">
          <text:p/>
        </draw:polygon>
        <draw:path draw:style-name="gr3" draw:text-style-name="P3" draw:layer="layout" svg:width="0.26cm" svg:height="0.202cm" svg:x="98.238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98.664cm" svg:y="3.245cm" svg:viewBox="0 0 594 566" draw:points="0,0 594,0 594,566 0,566">
          <text:p/>
        </draw:polygon>
        <draw:polygon draw:style-name="gr3" draw:text-style-name="P3" draw:layer="layout" svg:width="0.16cm" svg:height="0.202cm" svg:x="98.881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99.257cm" svg:y="3.245cm" svg:viewBox="0 0 594 566" draw:points="0,0 594,0 594,566 0,566">
          <text:p/>
        </draw:polygon>
        <draw:polygon draw:style-name="gr3" draw:text-style-name="P3" draw:layer="layout" svg:width="0.136cm" svg:height="0.202cm" svg:x="99.49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99.85cm" svg:y="3.245cm" svg:viewBox="0 0 593 566" draw:points="0,0 593,0 593,566 0,566">
          <text:p/>
        </draw:polygon>
        <draw:path draw:style-name="gr3" draw:text-style-name="P3" draw:layer="layout" svg:width="0.16cm" svg:height="0.209cm" svg:x="100.065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96.886cm" svg:y="2.681cm" svg:viewBox="0 0 4150 565" draw:points="0,0 4150,0 4150,565 0,565">
          <text:p/>
        </draw:polygon>
        <draw:path draw:style-name="gr3" draw:text-style-name="P3" draw:layer="layout" svg:width="1.297cm" svg:height="0.262cm" svg:x="98.311cm" svg:y="2.83cm" svg:viewBox="0 0 1298 263" svg:d="M133 204h-133c0 0 0-17 12-36 0 0 11-17 44-43 0 0 20-17 36-34 0 0 16-17 16-35 0 0 0-16-11-25 0 0-11-11-28-11 0 0-17 0-28 11 0 0-11 10-11 31l-26-4c0 0 3-28 21-43 0 0 17-15 45-15 0 0 29 0 46 16 0 0 17 17 17 40 0 0 0 20-14 40 0 0-14 20-56 53 0 0-22 17-29 30h99zM267 108c0 0-7 12-20 19 0 0-12 8-27 8 0 0-25 0-43-19 0 0-17-18-17-48 0 0 0-30 18-49 0 0 17-19 46-19 0 0 27 0 48 22 0 0 21 22 21 76 0 0 0 55-19 81 0 0-19 29-54 29 0 0-23 0-38-13 0 0-15-13-18-39l23-2c0 0 6 33 34 33 0 0 23 0 35-22 0 0 12-21 12-57zM226 113c0 0 18 0 29-13 0 0 10-13 10-33 0 0 0-20-11-33 0 0-11-14-28-14 0 0-17 0-29 15 0 0-12 14-12 34 0 0 0 19 12 32 0 0 11 12 29 12zM390 142h-76v-25h76zM587 204h-30l-24-62h-84l-22 62h-28l77-203h29zM525 120c0 0-25-65-28-74 0 0-3-9-7-24 0 0-4 21-11 38l-23 60zM724 204h-22v-22c0 0-17 26-47 26 0 0-15 0-28-7 0 0-13-8-17-21 0 0-4-13-4-32v-91h24v81c0 0 0 19 2 28 0 0 2 8 10 13 0 0 8 7 19 7 0 0 14 0 26-11 0 0 12-9 12-40v-78h25zM883 184c0 0 0 32-7 47 0 0-6 15-22 24 0 0-16 8-38 8 0 0-24 0-41-11 0 0-17-11-17-36l25 4c0 0 1 12 9 17 0 0 9 6 24 6 0 0 19 0 28-8 0 0 9-8 11-19 0 0 2-11 2-31 0 0-16 19-40 19 0 0-29 0-46-22 0 0-18-21-18-53 0 0 0-33 17-54 0 0 17-22 47-22 0 0 26 0 42 21h1v-17h23zM819 184c0 0 16-1 28-14 0 0 12-12 12-42 0 0 0-26-11-40 0 0-12-14-29-14 0 0-18 0-29 14 0 0-11 14-11 40 0 0 0 28 11 42 0 0 12 14 29 14zM987 142h-76v-25h76zM1102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100.442cm" svg:y="3.245cm" svg:viewBox="0 0 594 566" draw:points="0,0 594,0 594,566 0,566">
          <text:p/>
        </draw:polygon>
        <draw:path draw:style-name="gr3" draw:text-style-name="P3" draw:layer="layout" svg:width="0.161cm" svg:height="0.209cm" svg:x="100.657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4-9 14-25 0 0 0-16-15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101.035cm" svg:y="3.245cm" svg:viewBox="0 0 594 566" draw:points="0,0 594,0 594,566 0,566">
          <text:p/>
        </draw:polygon>
        <draw:path draw:style-name="gr3" draw:text-style-name="P3" draw:layer="layout" svg:width="0.192cm" svg:height="0.202cm" svg:x="101.235cm" svg:y="3.395cm" svg:viewBox="0 0 193 203" svg:d="M193 203h-25v-169l-59 169h-25l-57-172h-1v172h-26v-203h40l48 145c0 0 9 23 10 30h1c0 0 4-12 11-33l48-142h35z">
          <text:p/>
        </draw:path>
        <draw:polygon draw:style-name="gr2" draw:text-style-name="P2" draw:layer="layout" svg:width="0.592cm" svg:height="0.565cm" svg:x="101.628cm" svg:y="3.245cm" svg:viewBox="0 0 593 566" draw:points="0,0 593,0 593,566 0,566">
          <text:p/>
        </draw:polygon>
        <draw:polygon draw:style-name="gr3" draw:text-style-name="P3" draw:layer="layout" svg:width="0.16cm" svg:height="0.202cm" svg:x="101.84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2.22cm" svg:y="3.245cm" svg:viewBox="0 0 594 566" draw:points="0,0 594,0 594,566 0,566">
          <text:p/>
        </draw:polygon>
        <draw:path draw:style-name="gr3" draw:text-style-name="P3" draw:layer="layout" svg:width="0.26cm" svg:height="0.202cm" svg:x="102.387cm" svg:y="3.395cm" svg:viewBox="0 0 261 203" svg:d="M261 0l-56 203h-25l-44-160c0 0-4-12-5-18l-6 24-43 154h-27l-55-203h27l32 133c0 0 6 27 8 39l1 3c0 0 6-26 9-38l38-137h33l28 103c0 0 11 39 16 72 0 0 3-16 10-45l32-130z">
          <text:p/>
        </draw:path>
        <draw:polygon draw:style-name="gr2" draw:text-style-name="P2" draw:layer="layout" svg:width="0.593cm" svg:height="0.565cm" svg:x="102.813cm" svg:y="3.245cm" svg:viewBox="0 0 594 566" draw:points="0,0 594,0 594,566 0,566">
          <text:p/>
        </draw:polygon>
        <draw:polygon draw:style-name="gr3" draw:text-style-name="P3" draw:layer="layout" svg:width="0.16cm" svg:height="0.202cm" svg:x="103.029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103.406cm" svg:y="3.245cm" svg:viewBox="0 0 593 566" draw:points="0,0 593,0 593,566 0,566">
          <text:p/>
        </draw:polygon>
        <draw:polygon draw:style-name="gr3" draw:text-style-name="P3" draw:layer="layout" svg:width="0.136cm" svg:height="0.202cm" svg:x="103.63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03.998cm" svg:y="3.245cm" svg:viewBox="0 0 594 566" draw:points="0,0 594,0 594,566 0,566">
          <text:p/>
        </draw:polygon>
        <draw:path draw:style-name="gr3" draw:text-style-name="P3" draw:layer="layout" svg:width="0.161cm" svg:height="0.209cm" svg:x="104.213cm" svg:y="3.392cm" svg:viewBox="0 0 162 210" svg:d="M130 64c0 0-1-19-14-30 0 0-12-10-35-10 0 0-21 0-34 8 0 0-12 7-12 23 0 0 0 13 10 20 0 0 10 6 38 13 0 0 25 5 41 11 0 0 16 6 27 18 0 0 11 12 11 32 0 0 0 26-20 44 0 0-21 17-55 17 0 0-42 0-64-19 0 0-21-19-23-49l26-3c0 0 2 25 19 36 0 0 17 11 41 11 0 0 23 0 37-10 0 0 13-9 13-25 0 0 0-16-14-24 0 0-15-7-48-15 0 0-35-7-51-20 0 0-15-14-15-35 0 0 0-25 20-41 0 0 19-16 52-16 0 0 34 0 54 16 0 0 21 16 22 45z">
          <text:p/>
        </draw:path>
        <draw:polygon draw:style-name="gr2" draw:text-style-name="P2" draw:layer="layout" svg:width="4.149cm" svg:height="0.564cm" svg:x="101.035cm" svg:y="2.681cm" svg:viewBox="0 0 4150 565" draw:points="0,0 4150,0 4150,565 0,565">
          <text:p/>
        </draw:polygon>
        <draw:path draw:style-name="gr3" draw:text-style-name="P3" draw:layer="layout" svg:width="1.137cm" svg:height="0.261cm" svg:x="102.5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1 62c0 0-1-19-13-29 0 0-14-9-37-9 0 0-20 0-33 7 0 0-13 8-13 23 0 0 0 13 10 19 0 0 10 7 38 13 0 0 26 5 42 11 0 0 16 6 27 18 0 0 11 12 11 33 0 0 0 27-20 44 0 0-21 18-55 18 0 0-43 0-64-19 0 0-21-21-22-51l25-2c0 0 2 24 19 35 0 0 17 13 41 13 0 0 23 0 37-10 0 0 14-10 14-26 0 0 0-17-15-24 0 0-14-8-49-15 0 0-34-7-49-21 0 0-16-13-16-35 0 0 0-24 19-39 0 0 19-16 52-16 0 0 35 0 56 15 0 0 20 16 21 45zM574 138h-109c0 0 1 24 13 38 0 0 13 13 31 13 0 0 14 0 24-7 0 0 10-9 15-24l25 3c0 0-6 24-23 36 0 0-16 13-41 13 0 0-33 0-51-21 0 0-19-21-19-56 0 0 0-35 18-56 0 0 18-22 51-22 0 0 16 0 31 8 0 0 15 7 25 24 0 0 10 16 10 51zM549 118c0 0-2-23-14-32 0 0-13-10-27-10 0 0-18 0-29 12 0 0-11 11-13 30zM627 78c0 0 14-23 42-23 0 0 29 0 46 21 0 0 16 21 16 55 0 0 0 36-18 57 0 0-19 22-46 22 0 0-23 0-37-19h-1v71h-25v-203h23zM666 189c0 0 17 0 29-14 0 0 11-16 11-44 0 0 0-27-11-42 0 0-11-14-28-14 0 0-18 0-29 16 0 0-11 16-11 42 0 0 0 27 10 42 0 0 11 14 29 14zM827 144h-76v-25h76zM942 206h-25v-159c0 0-18 18-50 30v-24c0 0 43-20 59-51h16zM1030 101c0 0 17-27 48-27 0 0 25 0 43 19 0 0 17 18 17 46 0 0 0 29-17 50 0 0-18 21-46 21 0 0-29 0-50-22 0 0-20-22-20-78 0 0 0-53 18-81 0 0 19-27 54-27 0 0 23 0 38 13 0 0 16 12 20 37l-25 3c0 0-7-33-34-33 0 0-19 0-33 19 0 0-14 19-14 60zM1074 189c0 0 17 0 28-14 0 0 11-14 11-34 0 0 0-20-11-32 0 0-11-13-28-13 0 0-17 0-29 12 0 0-12 12-12 31 0 0 0 21 12 36 0 0 12 14 29 14z">
          <text:p/>
        </draw:path>
        <draw:polygon draw:style-name="gr2" draw:text-style-name="P2" draw:layer="layout" svg:width="0.593cm" svg:height="0.565cm" svg:x="104.591cm" svg:y="3.245cm" svg:viewBox="0 0 594 566" draw:points="0,0 594,0 594,566 0,566">
          <text:p/>
        </draw:polygon>
        <draw:path draw:style-name="gr3" draw:text-style-name="P3" draw:layer="layout" svg:width="0.161cm" svg:height="0.209cm" svg:x="104.806cm" svg:y="3.392cm" svg:viewBox="0 0 162 210" svg:d="M130 64c0 0-2-19-14-30 0 0-12-10-35-10 0 0-22 0-35 8 0 0-13 7-13 23 0 0 0 13 10 20 0 0 10 6 39 13 0 0 26 5 41 11 0 0 16 6 27 18 0 0 12 12 12 32 0 0 0 26-21 44 0 0-21 17-54 17 0 0-43 0-65-19 0 0-21-19-22-49l25-3c0 0 2 25 19 36 0 0 17 11 42 11 0 0 22 0 36-10 0 0 14-9 14-25 0 0 0-16-14-24 0 0-15-7-50-15 0 0-34-7-49-20 0 0-15-14-15-35 0 0 0-25 19-41 0 0 19-16 53-16 0 0 33 0 54 16 0 0 20 16 21 45z">
          <text:p/>
        </draw:path>
        <draw:polygon draw:style-name="gr2" draw:text-style-name="P2" draw:layer="layout" svg:width="0.592cm" svg:height="0.565cm" svg:x="105.184cm" svg:y="3.245cm" svg:viewBox="0 0 593 566" draw:points="0,0 593,0 593,566 0,566">
          <text:p/>
        </draw:polygon>
        <draw:path draw:style-name="gr3" draw:text-style-name="P3" draw:layer="layout" svg:width="0.192cm" svg:height="0.202cm" svg:x="105.3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05.776cm" svg:y="3.245cm" svg:viewBox="0 0 594 566" draw:points="0,0 594,0 594,566 0,566">
          <text:p/>
        </draw:polygon>
        <draw:polygon draw:style-name="gr3" draw:text-style-name="P3" draw:layer="layout" svg:width="0.16cm" svg:height="0.202cm" svg:x="105.99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06.369cm" svg:y="3.245cm" svg:viewBox="0 0 594 566" draw:points="0,0 594,0 594,566 0,566">
          <text:p/>
        </draw:polygon>
        <draw:path draw:style-name="gr3" draw:text-style-name="P3" draw:layer="layout" svg:width="0.26cm" svg:height="0.202cm" svg:x="106.536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06.962cm" svg:y="3.245cm" svg:viewBox="0 0 593 566" draw:points="0,0 593,0 593,566 0,566">
          <text:p/>
        </draw:polygon>
        <draw:polygon draw:style-name="gr3" draw:text-style-name="P3" draw:layer="layout" svg:width="0.16cm" svg:height="0.202cm" svg:x="107.17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7.554cm" svg:y="3.245cm" svg:viewBox="0 0 594 566" draw:points="0,0 594,0 594,566 0,566">
          <text:p/>
        </draw:polygon>
        <draw:polygon draw:style-name="gr3" draw:text-style-name="P3" draw:layer="layout" svg:width="0.136cm" svg:height="0.202cm" svg:x="107.787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08.147cm" svg:y="3.245cm" svg:viewBox="0 0 594 566" draw:points="0,0 594,0 594,566 0,566">
          <text:p/>
        </draw:polygon>
        <draw:path draw:style-name="gr3" draw:text-style-name="P3" draw:layer="layout" svg:width="0.161cm" svg:height="0.209cm" svg:x="108.362cm" svg:y="3.392cm" svg:viewBox="0 0 162 210" svg:d="M130 64c0 0-2-19-14-30 0 0-12-10-35-10 0 0-21 0-34 8 0 0-14 7-14 23 0 0 0 13 11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4.148cm" svg:height="0.564cm" svg:x="105.184cm" svg:y="2.681cm" svg:viewBox="0 0 4149 565" draw:points="0,0 4149,0 4149,565 0,565">
          <text:p/>
        </draw:polygon>
        <draw:path draw:style-name="gr3" draw:text-style-name="P3" draw:layer="layout" svg:width="1.275cm" svg:height="0.261cm" svg:x="106.6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1-23 0 0 29 0 46 21 0 0 16 21 16 55 0 0 0 36-18 57 0 0-18 22-46 22 0 0-23 0-37-19h-1v71h-25v-203h23v19zM803 189c0 0 17 0 29-14 0 0 11-16 11-44 0 0 0-27-11-42 0 0-11-14-28-14 0 0-18 0-29 16 0 0-11 16-11 42 0 0 0 27 10 42 0 0 11 14 29 14zM964 144h-76v-25h76zM1080 206h-25v-159c0 0-18 18-51 30v-24c0 0 44-20 60-51h16zM1168 101c0 0 17-27 49-27 0 0 24 0 42 19 0 0 17 18 17 46 0 0 0 29-17 50 0 0-18 21-46 21 0 0-29 0-49-22 0 0-21-22-21-78 0 0 0-53 18-81 0 0 19-27 54-27 0 0 23 0 38 13 0 0 16 12 20 37l-25 3c0 0-7-33-34-33 0 0-19 0-33 19 0 0-14 19-14 60zM1213 189c0 0 16 0 27-14 0 0 11-14 11-34 0 0 0-20-11-32 0 0-11-13-29-13 0 0-16 0-28 12 0 0-11 12-11 31 0 0 0 21 11 36 0 0 12 14 30 14z">
          <text:p/>
        </draw:path>
        <draw:polygon draw:style-name="gr2" draw:text-style-name="P2" draw:layer="layout" svg:width="0.592cm" svg:height="0.565cm" svg:x="108.74cm" svg:y="3.245cm" svg:viewBox="0 0 593 566" draw:points="0,0 593,0 593,566 0,566">
          <text:p/>
        </draw:polygon>
        <draw:path draw:style-name="gr3" draw:text-style-name="P3" draw:layer="layout" svg:width="0.16cm" svg:height="0.209cm" svg:x="108.955cm" svg:y="3.392cm" svg:viewBox="0 0 161 210" svg:d="M130 64c0 0-2-19-14-30 0 0-12-10-36-10 0 0-21 0-34 8 0 0-13 7-13 23 0 0 0 13 10 20 0 0 10 6 38 13 0 0 26 5 42 11 0 0 16 6 27 18 0 0 11 12 11 32 0 0 0 26-20 44 0 0-21 17-54 17 0 0-44 0-65-19 0 0-21-19-22-49l25-3c0 0 2 25 19 36 0 0 17 11 42 11 0 0 22 0 36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109.332cm" svg:y="3.245cm" svg:viewBox="0 0 594 566" draw:points="0,0 594,0 594,566 0,566">
          <text:p/>
        </draw:polygon>
        <draw:path draw:style-name="gr3" draw:text-style-name="P3" draw:layer="layout" svg:width="0.192cm" svg:height="0.202cm" svg:x="109.533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109.925cm" svg:y="3.245cm" svg:viewBox="0 0 594 566" draw:points="0,0 594,0 594,566 0,566">
          <text:p/>
        </draw:polygon>
        <draw:polygon draw:style-name="gr3" draw:text-style-name="P3" draw:layer="layout" svg:width="0.16cm" svg:height="0.202cm" svg:x="110.14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10.518cm" svg:y="3.245cm" svg:viewBox="0 0 593 566" draw:points="0,0 593,0 593,566 0,566">
          <text:p/>
        </draw:polygon>
        <draw:path draw:style-name="gr3" draw:text-style-name="P3" draw:layer="layout" svg:width="0.26cm" svg:height="0.202cm" svg:x="110.684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111.11cm" svg:y="3.245cm" svg:viewBox="0 0 594 566" draw:points="0,0 594,0 594,566 0,566">
          <text:p/>
        </draw:polygon>
        <draw:polygon draw:style-name="gr3" draw:text-style-name="P3" draw:layer="layout" svg:width="0.16cm" svg:height="0.202cm" svg:x="111.32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11.703cm" svg:y="3.245cm" svg:viewBox="0 0 594 566" draw:points="0,0 594,0 594,566 0,566">
          <text:p/>
        </draw:polygon>
        <draw:polygon draw:style-name="gr3" draw:text-style-name="P3" draw:layer="layout" svg:width="0.136cm" svg:height="0.202cm" svg:x="111.93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12.296cm" svg:y="3.245cm" svg:viewBox="0 0 593 566" draw:points="0,0 593,0 593,566 0,566">
          <text:p/>
        </draw:polygon>
        <draw:path draw:style-name="gr3" draw:text-style-name="P3" draw:layer="layout" svg:width="0.16cm" svg:height="0.209cm" svg:x="112.511cm" svg:y="3.392cm" svg:viewBox="0 0 161 210" svg:d="M130 64c0 0-2-19-14-30 0 0-12-10-35-10 0 0-21 0-35 8 0 0-13 7-13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109.332cm" svg:y="2.681cm" svg:viewBox="0 0 4150 565" draw:points="0,0 4150,0 4150,565 0,565">
          <text:p/>
        </draw:polygon>
        <draw:path draw:style-name="gr3" draw:text-style-name="P3" draw:layer="layout" svg:width="1.275cm" svg:height="0.261cm" svg:x="110.7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8 144h-76v-25h76zM518 62c0 0-1-19-14-29 0 0-12-9-35-9 0 0-20 0-34 7 0 0-12 8-12 23 0 0 0 13 10 19 0 0 10 7 38 13 0 0 25 5 41 11 0 0 16 6 27 18 0 0 11 12 11 33 0 0 0 27-20 44 0 0-21 18-55 18 0 0-42 0-63-19 0 0-21-21-23-51l26-2c0 0 1 24 18 35 0 0 17 13 41 13 0 0 23 0 37-10 0 0 14-10 14-26 0 0 0-17-15-24 0 0-14-8-48-15 0 0-35-7-50-21 0 0-15-13-15-35 0 0 0-24 19-39 0 0 19-16 52-16 0 0 34 0 54 15 0 0 21 16 22 45zM712 138h-111c0 0 2 24 14 38 0 0 12 13 31 13 0 0 14 0 24-7 0 0 10-9 15-24l26 3c0 0-6 24-24 36 0 0-16 13-41 13 0 0-33 0-51-21 0 0-19-21-19-56 0 0 0-35 18-56 0 0 18-22 51-22 0 0 16 0 30 8 0 0 15 7 26 24 0 0 11 16 11 51zM685 118c0 0-1-23-14-32 0 0-12-10-26-10 0 0-18 0-29 12 0 0-12 11-13 30zM765 78c0 0 14-23 42-23 0 0 29 0 45 21 0 0 17 21 17 55 0 0 0 36-18 57 0 0-19 22-46 22 0 0-23 0-38-19v71h-25v-203h23zM804 189c0 0 17 0 28-14 0 0 12-16 12-44 0 0 0-27-11-42 0 0-11-14-28-14 0 0-18 0-29 16 0 0-12 16-12 42 0 0 0 27 11 42 0 0 11 14 29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112.888cm" svg:y="3.245cm" svg:viewBox="0 0 594 566" draw:points="0,0 594,0 594,566 0,566">
          <text:p/>
        </draw:polygon>
        <draw:path draw:style-name="gr3" draw:text-style-name="P3" draw:layer="layout" svg:width="0.161cm" svg:height="0.209cm" svg:x="113.103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13.481cm" svg:y="3.245cm" svg:viewBox="0 0 594 566" draw:points="0,0 594,0 594,566 0,566">
          <text:p/>
        </draw:polygon>
        <draw:path draw:style-name="gr3" draw:text-style-name="P3" draw:layer="layout" svg:width="0.192cm" svg:height="0.202cm" svg:x="113.6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14.074cm" svg:y="3.245cm" svg:viewBox="0 0 593 566" draw:points="0,0 593,0 593,566 0,566">
          <text:p/>
        </draw:polygon>
        <draw:polygon draw:style-name="gr3" draw:text-style-name="P3" draw:layer="layout" svg:width="0.16cm" svg:height="0.202cm" svg:x="114.2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4.666cm" svg:y="3.245cm" svg:viewBox="0 0 594 566" draw:points="0,0 594,0 594,566 0,566">
          <text:p/>
        </draw:polygon>
        <draw:path draw:style-name="gr3" draw:text-style-name="P3" draw:layer="layout" svg:width="0.26cm" svg:height="0.202cm" svg:x="114.833cm" svg:y="3.395cm" svg:viewBox="0 0 261 203" svg:d="M261 0l-56 203h-25l-44-160c0 0-4-12-5-18l-6 24-43 154h-27l-55-203h27l32 133c0 0 6 27 8 39l1 3c0 0 6-26 9-38l38-137h33l28 103c0 0 11 39 16 72 0 0 3-16 10-45l32-130z">
          <text:p/>
        </draw:path>
        <draw:polygon draw:style-name="gr2" draw:text-style-name="P2" draw:layer="layout" svg:width="0.593cm" svg:height="0.565cm" svg:x="115.259cm" svg:y="3.245cm" svg:viewBox="0 0 594 566" draw:points="0,0 594,0 594,566 0,566">
          <text:p/>
        </draw:polygon>
        <draw:polygon draw:style-name="gr3" draw:text-style-name="P3" draw:layer="layout" svg:width="0.16cm" svg:height="0.202cm" svg:x="115.47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15.852cm" svg:y="3.245cm" svg:viewBox="0 0 593 566" draw:points="0,0 593,0 593,566 0,566">
          <text:p/>
        </draw:polygon>
        <draw:polygon draw:style-name="gr3" draw:text-style-name="P3" draw:layer="layout" svg:width="0.136cm" svg:height="0.202cm" svg:x="116.085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116.444cm" svg:y="3.245cm" svg:viewBox="0 0 594 566" draw:points="0,0 594,0 594,566 0,566">
          <text:p/>
        </draw:polygon>
        <draw:path draw:style-name="gr3" draw:text-style-name="P3" draw:layer="layout" svg:width="0.161cm" svg:height="0.209cm" svg:x="116.659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13.481cm" svg:y="2.681cm" svg:viewBox="0 0 4150 565" draw:points="0,0 4150,0 4150,565 0,565">
          <text:p/>
        </draw:polygon>
        <draw:path draw:style-name="gr3" draw:text-style-name="P3" draw:layer="layout" svg:width="1.298cm" svg:height="0.261cm" svg:x="114.905cm" svg:y="2.828cm" svg:viewBox="0 0 1299 262" svg:d="M134 206h-134c0 0 0-17 12-36 0 0 12-17 45-43 0 0 19-17 35-34 0 0 16-17 16-35 0 0 0-16-11-25 0 0-11-11-27-11 0 0-17 0-28 11 0 0-11 10-11 31l-26-4c0 0 2-28 20-43 0 0 18-15 45-15 0 0 30 0 47 16 0 0 16 17 16 40 0 0 0 20-14 40 0 0-14 20-55 53 0 0-22 17-30 31h100zM185 101c0 0 17-27 49-27 0 0 25 0 42 19 0 0 17 18 17 46 0 0 0 29-17 50 0 0-17 21-46 21 0 0-29 0-49-22 0 0-21-22-21-78 0 0 0-53 19-81 0 0 18-27 53-27 0 0 23 0 39 13 0 0 16 12 19 37l-25 3c0 0-7-33-34-33 0 0-19 0-33 19 0 0-13 19-13 60zM230 189c0 0 17 0 27-14 0 0 11-14 11-34 0 0 0-20-11-32 0 0-10-13-28-13 0 0-16 0-28 12 0 0-12 12-12 31 0 0 0 21 11 36 0 0 12 14 30 14zM390 144h-75v-25h75zM541 62c0 0-2-19-14-29 0 0-12-9-35-9 0 0-21 0-34 7 0 0-13 8-13 23 0 0 0 13 10 19 0 0 11 7 38 13 0 0 26 5 41 11 0 0 16 6 27 18 0 0 12 12 12 33 0 0 0 27-21 44 0 0-20 18-54 18 0 0-42 0-64-19 0 0-21-21-22-51l25-2c0 0 2 24 19 35 0 0 17 13 41 13 0 0 23 0 36-10 0 0 14-10 14-26 0 0 0-17-14-24 0 0-15-8-49-15 0 0-34-7-49-21 0 0-15-13-15-35 0 0 0-24 19-39 0 0 19-16 52-16 0 0 33 0 54 15 0 0 20 16 22 45zM734 138h-110c0 0 1 24 14 38 0 0 12 13 31 13 0 0 14 0 23-7 0 0 10-9 15-24l26 3c0 0-6 24-23 36 0 0-17 13-41 13 0 0-33 0-52-21 0 0-18-21-18-56 0 0 0-35 18-56 0 0 18-22 50-22 0 0 16 0 31 8 0 0 15 7 25 24 0 0 11 16 11 51zM708 118c0 0-2-23-14-32 0 0-12-10-27-10 0 0-17 0-29 12 0 0-11 11-13 30zM787 78c0 0 14-23 42-23 0 0 28 0 45 21 0 0 17 21 17 55 0 0 0 36-19 57 0 0-18 22-45 22 0 0-24 0-38-19v71h-25v-203h22v19zM825 189c0 0 18 0 29-14 0 0 12-16 12-44 0 0 0-27-12-42 0 0-11-14-28-14 0 0-17 0-29 16 0 0-11 16-11 42 0 0 0 27 11 42 0 0 11 14 28 14zM986 144h-75v-25h75zM1101 206h-24v-159c0 0-19 18-50 30v-24c0 0 42-20 58-51h16zM1190 101c0 0 17-27 49-27 0 0 25 0 42 19 0 0 18 18 18 46 0 0 0 29-18 50 0 0-17 21-46 21 0 0-29 0-49-22 0 0-22-22-22-78 0 0 0-53 20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117.037cm" svg:y="3.245cm" svg:viewBox="0 0 594 566" draw:points="0,0 594,0 594,566 0,566">
          <text:p/>
        </draw:polygon>
        <draw:path draw:style-name="gr3" draw:text-style-name="P3" draw:layer="layout" svg:width="0.161cm" svg:height="0.209cm" svg:x="117.252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17.63cm" svg:y="3.245cm" svg:viewBox="0 0 593 566" draw:points="0,0 593,0 593,566 0,566">
          <text:p/>
        </draw:polygon>
        <draw:path draw:style-name="gr3" draw:text-style-name="P3" draw:layer="layout" svg:width="0.192cm" svg:height="0.202cm" svg:x="117.83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18.222cm" svg:y="3.245cm" svg:viewBox="0 0 594 566" draw:points="0,0 594,0 594,566 0,566">
          <text:p/>
        </draw:polygon>
        <draw:polygon draw:style-name="gr3" draw:text-style-name="P3" draw:layer="layout" svg:width="0.16cm" svg:height="0.202cm" svg:x="118.439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8.815cm" svg:y="3.245cm" svg:viewBox="0 0 594 566" draw:points="0,0 594,0 594,566 0,566">
          <text:p/>
        </draw:polygon>
        <draw:path draw:style-name="gr3" draw:text-style-name="P3" draw:layer="layout" svg:width="0.26cm" svg:height="0.202cm" svg:x="118.982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19.408cm" svg:y="3.245cm" svg:viewBox="0 0 593 566" draw:points="0,0 593,0 593,566 0,566">
          <text:p/>
        </draw:polygon>
        <draw:polygon draw:style-name="gr3" draw:text-style-name="P3" draw:layer="layout" svg:width="0.16cm" svg:height="0.202cm" svg:x="119.62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20cm" svg:y="3.245cm" svg:viewBox="0 0 594 566" draw:points="0,0 594,0 594,566 0,566">
          <text:p/>
        </draw:polygon>
        <draw:polygon draw:style-name="gr3" draw:text-style-name="P3" draw:layer="layout" svg:width="0.136cm" svg:height="0.202cm" svg:x="120.23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20.593cm" svg:y="3.245cm" svg:viewBox="0 0 594 566" draw:points="0,0 594,0 594,566 0,566">
          <text:p/>
        </draw:polygon>
        <draw:path draw:style-name="gr3" draw:text-style-name="P3" draw:layer="layout" svg:width="0.161cm" svg:height="0.209cm" svg:x="120.808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117.63cm" svg:y="2.681cm" svg:viewBox="0 0 4149 565" draw:points="0,0 4149,0 4149,565 0,565">
          <text:p/>
        </draw:polygon>
        <draw:path draw:style-name="gr3" draw:text-style-name="P3" draw:layer="layout" svg:width="1.074cm" svg:height="0.209cm" svg:x="119.167cm" svg:y="2.828cm" svg:viewBox="0 0 1075 210" svg:d="M95 96c0 0 19 3 28 18 0 0 10 14 10 31 0 0 0 28-20 47 0 0-20 18-48 18 0 0-27 0-44-16 0 0-18-17-21-42l25-4c0 0 4 20 14 30 0 0 10 11 26 11 0 0 17 0 29-13 0 0 12-12 12-30 0 0 0-17-11-28 0 0-11-11-28-11 0 0-7 0-18 2l3-21c0 0 10 0 16-1 0 0 6-1 13-5 0 0 7-4 12-11 0 0 4-7 4-17 0 0 0-15-10-23 0 0-10-9-23-9 0 0-15 0-24 10 0 0-10 9-12 27l-25-4c0 0 5-27 21-40 0 0 17-13 40-13 0 0 25 0 42 15 0 0 17 16 17 38 0 0 0 28-28 40zM230 144h-76v-25h76zM349 0c0 0 43 0 70 28 0 0 27 29 27 76 0 0 0 47-27 76 0 0-28 30-70 30 0 0-43 0-70-31 0 0-27-30-27-72 0 0 0-50 27-79 0 0 27-28 70-28zM349 186c0 0 31 0 50-22 0 0 19-21 19-60 0 0 0-39-20-60 0 0-19-22-49-22 0 0-30 0-49 21 0 0-20 21-20 64 0 0 0 35 19 57 0 0 19 22 50 22zM598 155c0 0-5 27-22 42 0 0-17 13-39 13 0 0-32 0-49-21 0 0-18-22-18-57 0 0 0-28 11-45 0 0 10-17 25-24 0 0 15-8 31-8 0 0 23 0 39 12 0 0 16 12 20 35l-24 4c0 0-4-15-12-23 0 0-9-7-22-7 0 0-20 0-31 15 0 0-11 14-11 41 0 0 0 27 11 41 0 0 10 16 30 16 0 0 16 0 25-10 0 0 9-9 12-28zM677 206c0 0-11 2-19 2 0 0-16 0-24-6 0 0-7-5-9-15 0 0-2-9-2-25v-84h-18v-19h18v-37l25-15v52h25v19h-25v85c0 0 0 12 3 16 0 0 2 5 11 5 0 0 6 0 11-1zM764 144h-76v-25h76zM879 206h-25v-159c0 0-19 18-50 30v-24c0 0 43-20 59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121.186cm" svg:y="3.245cm" svg:viewBox="0 0 593 566" draw:points="0,0 593,0 593,566 0,566">
          <text:p/>
        </draw:polygon>
        <draw:path draw:style-name="gr3" draw:text-style-name="P3" draw:layer="layout" svg:width="0.16cm" svg:height="0.209cm" svg:x="121.401cm" svg:y="3.392cm" svg:viewBox="0 0 161 210" svg:d="M130 64c0 0-2-19-15-30 0 0-12-10-35-10 0 0-21 0-34 8 0 0-13 7-13 23 0 0 0 13 10 20 0 0 10 6 38 13 0 0 25 5 42 11 0 0 16 6 27 18 0 0 11 12 11 32 0 0 0 26-20 44 0 0-21 17-55 17 0 0-43 0-64-19 0 0-21-19-22-49l25-3c0 0 2 25 19 36 0 0 17 11 41 11 0 0 22 0 37-10 0 0 14-9 14-25 0 0 0-16-15-24 0 0-15-7-49-15 0 0-34-7-50-20 0 0-14-14-14-35 0 0 0-25 19-41 0 0 19-16 52-16 0 0 33 0 55 16 0 0 20 16 21 45z">
          <text:p/>
        </draw:path>
        <draw:polygon draw:style-name="gr2" draw:text-style-name="P2" draw:layer="layout" svg:width="0.593cm" svg:height="0.565cm" svg:x="121.778cm" svg:y="3.245cm" svg:viewBox="0 0 594 566" draw:points="0,0 594,0 594,566 0,566">
          <text:p/>
        </draw:polygon>
        <draw:path draw:style-name="gr3" draw:text-style-name="P3" draw:layer="layout" svg:width="0.192cm" svg:height="0.202cm" svg:x="121.979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122.371cm" svg:y="3.245cm" svg:viewBox="0 0 594 566" draw:points="0,0 594,0 594,566 0,566">
          <text:p/>
        </draw:polygon>
        <draw:polygon draw:style-name="gr3" draw:text-style-name="P3" draw:layer="layout" svg:width="0.16cm" svg:height="0.202cm" svg:x="122.58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22.964cm" svg:y="3.245cm" svg:viewBox="0 0 593 566" draw:points="0,0 593,0 593,566 0,566">
          <text:p/>
        </draw:polygon>
        <draw:path draw:style-name="gr3" draw:text-style-name="P3" draw:layer="layout" svg:width="0.26cm" svg:height="0.202cm" svg:x="123.13cm" svg:y="3.395cm" svg:viewBox="0 0 261 203" svg:d="M261 0l-56 203h-25l-44-160c0 0-4-12-5-18l-6 24-43 154h-27l-55-203h29l31 133c0 0 6 27 8 39v3c0 0 6-26 9-38l39-137h32l29 103c0 0 11 39 15 72h1c0 0 3-16 10-45l31-130z">
          <text:p/>
        </draw:path>
        <draw:polygon draw:style-name="gr2" draw:text-style-name="P2" draw:layer="layout" svg:width="0.593cm" svg:height="0.565cm" svg:x="123.556cm" svg:y="3.245cm" svg:viewBox="0 0 594 566" draw:points="0,0 594,0 594,566 0,566">
          <text:p/>
        </draw:polygon>
        <draw:polygon draw:style-name="gr3" draw:text-style-name="P3" draw:layer="layout" svg:width="0.16cm" svg:height="0.202cm" svg:x="123.77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24.149cm" svg:y="3.245cm" svg:viewBox="0 0 594 566" draw:points="0,0 594,0 594,566 0,566">
          <text:p/>
        </draw:polygon>
        <draw:polygon draw:style-name="gr3" draw:text-style-name="P3" draw:layer="layout" svg:width="0.136cm" svg:height="0.202cm" svg:x="124.382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124.742cm" svg:y="3.245cm" svg:viewBox="0 0 593 566" draw:points="0,0 593,0 593,566 0,566">
          <text:p/>
        </draw:polygon>
        <draw:path draw:style-name="gr3" draw:text-style-name="P3" draw:layer="layout" svg:width="0.16cm" svg:height="0.209cm" svg:x="124.957cm" svg:y="3.392cm" svg:viewBox="0 0 161 210" svg:d="M130 64c0 0-2-19-14-30 0 0-12-10-36-10 0 0-21 0-34 8 0 0-13 7-13 23 0 0 0 13 10 20 0 0 10 6 38 13 0 0 26 5 42 11 0 0 16 6 27 18 0 0 11 12 11 32 0 0 0 26-20 44 0 0-21 17-54 17 0 0-44 0-65-19 0 0-21-19-22-49l25-3c0 0 2 25 19 36 0 0 17 11 42 11 0 0 22 0 36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121.778cm" svg:y="2.681cm" svg:viewBox="0 0 4150 565" draw:points="0,0 4150,0 4150,565 0,565">
          <text:p/>
        </draw:polygon>
        <draw:path draw:style-name="gr3" draw:text-style-name="P3" draw:layer="layout" svg:width="1.211cm" svg:height="0.209cm" svg:x="123.2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3 206c0 0-11 2-19 2 0 0-16 0-24-6 0 0-7-5-8-15 0 0-2-9-2-25v-84h-18v-19h18v-37l24-15v52h25v19h-25v85c0 0 0 12 3 16 0 0 2 5 11 5 0 0 6 0 11-1zM901 144h-77v-25h77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125.334cm" svg:y="3.245cm" svg:viewBox="0 0 594 566" draw:points="0,0 594,0 594,566 0,566">
          <text:p/>
        </draw:polygon>
        <draw:path draw:style-name="gr3" draw:text-style-name="P3" draw:layer="layout" svg:width="0.161cm" svg:height="0.209cm" svg:x="125.549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0.593cm" svg:height="0.565cm" svg:x="125.927cm" svg:y="3.245cm" svg:viewBox="0 0 594 566" draw:points="0,0 594,0 594,566 0,566">
          <text:p/>
        </draw:polygon>
        <draw:path draw:style-name="gr3" draw:text-style-name="P3" draw:layer="layout" svg:width="0.192cm" svg:height="0.202cm" svg:x="126.127cm" svg:y="3.395cm" svg:viewBox="0 0 193 203" svg:d="M193 203h-25v-169l-59 169h-24l-58-172h-1v172h-26v-203h41l48 145c0 0 8 23 9 30h1c0 0 4-12 11-33l48-142h35z">
          <text:p/>
        </draw:path>
        <draw:polygon draw:style-name="gr2" draw:text-style-name="P2" draw:layer="layout" svg:width="0.592cm" svg:height="0.565cm" svg:x="126.52cm" svg:y="3.245cm" svg:viewBox="0 0 593 566" draw:points="0,0 593,0 593,566 0,566">
          <text:p/>
        </draw:polygon>
        <draw:polygon draw:style-name="gr3" draw:text-style-name="P3" draw:layer="layout" svg:width="0.16cm" svg:height="0.202cm" svg:x="126.73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27.112cm" svg:y="3.245cm" svg:viewBox="0 0 594 566" draw:points="0,0 594,0 594,566 0,566">
          <text:p/>
        </draw:polygon>
        <draw:path draw:style-name="gr3" draw:text-style-name="P3" draw:layer="layout" svg:width="0.26cm" svg:height="0.202cm" svg:x="127.279cm" svg:y="3.395cm" svg:viewBox="0 0 261 203" svg:d="M261 0l-56 203h-25l-44-160c0 0-4-12-5-18l-6 24-43 154h-27l-55-203h28l31 133c0 0 6 27 8 39l1 3c0 0 6-26 9-38l38-137h33l29 103c0 0 10 39 15 72 0 0 3-16 10-45l32-130z">
          <text:p/>
        </draw:path>
        <draw:polygon draw:style-name="gr2" draw:text-style-name="P2" draw:layer="layout" svg:width="0.593cm" svg:height="0.565cm" svg:x="127.705cm" svg:y="3.245cm" svg:viewBox="0 0 594 566" draw:points="0,0 594,0 594,566 0,566">
          <text:p/>
        </draw:polygon>
        <draw:polygon draw:style-name="gr3" draw:text-style-name="P3" draw:layer="layout" svg:width="0.16cm" svg:height="0.202cm" svg:x="127.92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28.298cm" svg:y="3.245cm" svg:viewBox="0 0 593 566" draw:points="0,0 593,0 593,566 0,566">
          <text:p/>
        </draw:polygon>
        <draw:polygon draw:style-name="gr3" draw:text-style-name="P3" draw:layer="layout" svg:width="0.136cm" svg:height="0.202cm" svg:x="128.53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28.89cm" svg:y="3.245cm" svg:viewBox="0 0 594 566" draw:points="0,0 594,0 594,566 0,566">
          <text:p/>
        </draw:polygon>
        <draw:path draw:style-name="gr3" draw:text-style-name="P3" draw:layer="layout" svg:width="0.161cm" svg:height="0.209cm" svg:x="129.105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125.927cm" svg:y="2.681cm" svg:viewBox="0 0 4150 565" draw:points="0,0 4150,0 4150,565 0,565">
          <text:p/>
        </draw:polygon>
        <draw:path draw:style-name="gr3" draw:text-style-name="P3" draw:layer="layout" svg:width="1.212cm" svg:height="0.209cm" svg:x="127.405cm" svg:y="2.828cm" svg:viewBox="0 0 1213 210" svg:d="M75 206h-25v-159c0 0-18 18-50 30v-24c0 0 43-20 59-51h16zM270 25c0 0-30 33-51 81 0 0-22 48-26 100h-25c0 0 0-42 20-91 0 0 19-50 50-85h-98v-24h130zM369 144h-77v-25h77zM488 0c0 0 42 0 70 28 0 0 26 29 26 76 0 0 0 47-27 76 0 0-27 30-69 30 0 0-44 0-70-31 0 0-27-30-27-72 0 0 0-50 27-79 0 0 27-28 70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129.483cm" svg:y="3.245cm" svg:viewBox="0 0 594 566" draw:points="0,0 594,0 594,566 0,566">
          <text:p/>
        </draw:polygon>
        <draw:path draw:style-name="gr3" draw:text-style-name="P3" draw:layer="layout" svg:width="0.161cm" svg:height="0.209cm" svg:x="129.698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130.076cm" svg:y="3.245cm" svg:viewBox="0 0 593 566" draw:points="0,0 593,0 593,566 0,566">
          <text:p/>
        </draw:polygon>
        <draw:path draw:style-name="gr3" draw:text-style-name="P3" draw:layer="layout" svg:width="0.192cm" svg:height="0.202cm" svg:x="130.27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130.668cm" svg:y="3.245cm" svg:viewBox="0 0 594 566" draw:points="0,0 594,0 594,566 0,566">
          <text:p/>
        </draw:polygon>
        <draw:polygon draw:style-name="gr3" draw:text-style-name="P3" draw:layer="layout" svg:width="0.16cm" svg:height="0.202cm" svg:x="130.885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31.261cm" svg:y="3.245cm" svg:viewBox="0 0 594 566" draw:points="0,0 594,0 594,566 0,566">
          <text:p/>
        </draw:polygon>
        <draw:path draw:style-name="gr3" draw:text-style-name="P3" draw:layer="layout" svg:width="0.26cm" svg:height="0.202cm" svg:x="131.428cm" svg:y="3.395cm" svg:viewBox="0 0 261 203" svg:d="M261 0l-56 203h-26l-44-160c0 0-3-12-4-18h-1l-6 24-42 154h-27l-55-203h28l31 133c0 0 6 27 8 39v3h1c0 0 5-26 8-38l39-137h32l29 103c0 0 11 39 16 72 0 0 3-16 10-45l32-130z">
          <text:p/>
        </draw:path>
        <draw:polygon draw:style-name="gr2" draw:text-style-name="P2" draw:layer="layout" svg:width="0.592cm" svg:height="0.565cm" svg:x="131.854cm" svg:y="3.245cm" svg:viewBox="0 0 593 566" draw:points="0,0 593,0 593,566 0,566">
          <text:p/>
        </draw:polygon>
        <draw:polygon draw:style-name="gr3" draw:text-style-name="P3" draw:layer="layout" svg:width="0.16cm" svg:height="0.202cm" svg:x="132.0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32.446cm" svg:y="3.245cm" svg:viewBox="0 0 594 566" draw:points="0,0 594,0 594,566 0,566">
          <text:p/>
        </draw:polygon>
        <draw:polygon draw:style-name="gr3" draw:text-style-name="P3" draw:layer="layout" svg:width="0.136cm" svg:height="0.202cm" svg:x="132.679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33.039cm" svg:y="3.245cm" svg:viewBox="0 0 594 566" draw:points="0,0 594,0 594,566 0,566">
          <text:p/>
        </draw:polygon>
        <draw:path draw:style-name="gr3" draw:text-style-name="P3" draw:layer="layout" svg:width="0.161cm" svg:height="0.209cm" svg:x="133.254cm" svg:y="3.392cm" svg:viewBox="0 0 162 210" svg:d="M130 64c0 0-2-19-14-30 0 0-13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5" draw:text-style-name="P6" draw:layer="layout" svg:width="0.593cm" svg:height="18.683cm" svg:x="0.874cm" svg:y="3.81cm" svg:viewBox="0 0 594 18684" draw:points="0,0 594,0 594,18684 0,18684">
          <text:p/>
        </draw:polygon>
        <draw:polygon draw:style-name="gr12" draw:text-style-name="P1" draw:layer="layout" svg:width="0.593cm" svg:height="18.683cm" svg:x="0.874cm" svg:y="3.81cm" svg:viewBox="0 0 594 18684" draw:points="0,0 594,0 594,18684 0,18684">
          <text:p/>
        </draw:polygon>
        <draw:polygon draw:style-name="gr9" draw:text-style-name="P3" draw:layer="layout" svg:width="0.593cm" svg:height="18.683cm" svg:x="1.467cm" svg:y="3.81cm" svg:viewBox="0 0 594 18684" draw:points="0,0 594,0 594,18684 0,18684">
          <text:p/>
        </draw:polygon>
        <draw:polygon draw:style-name="gr9" draw:text-style-name="P3" draw:layer="layout" svg:width="0.592cm" svg:height="18.683cm" svg:x="2.06cm" svg:y="3.81cm" svg:viewBox="0 0 593 18684" draw:points="0,0 593,0 593,18684 0,18684">
          <text:p/>
        </draw:polygon>
        <draw:polygon draw:style-name="gr9" draw:text-style-name="P3" draw:layer="layout" svg:width="0.593cm" svg:height="18.683cm" svg:x="2.652cm" svg:y="3.81cm" svg:viewBox="0 0 594 18684" draw:points="0,0 594,0 594,18684 0,18684">
          <text:p/>
        </draw:polygon>
        <draw:polygon draw:style-name="gr9" draw:text-style-name="P3" draw:layer="layout" svg:width="0.593cm" svg:height="18.683cm" svg:x="3.245cm" svg:y="3.81cm" svg:viewBox="0 0 594 18684" draw:points="0,0 594,0 594,18684 0,18684">
          <text:p/>
        </draw:polygon>
        <draw:polygon draw:style-name="gr9" draw:text-style-name="P3" draw:layer="layout" svg:width="0.592cm" svg:height="18.683cm" svg:x="3.838cm" svg:y="3.81cm" svg:viewBox="0 0 593 18684" draw:points="0,0 593,0 593,18684 0,18684">
          <text:p/>
        </draw:polygon>
        <draw:polygon draw:style-name="gr10" draw:text-style-name="P6" draw:layer="layout" svg:width="0.593cm" svg:height="18.683cm" svg:x="4.43cm" svg:y="3.81cm" svg:viewBox="0 0 594 18684" draw:points="0,0 594,0 594,18684 0,18684">
          <text:p/>
        </draw:polygon>
        <draw:line draw:style-name="gr11" draw:text-style-name="P1" draw:layer="layout" svg:x1="1.467cm" svg:y1="3.81cm" svg:x2="1.467cm" svg:y2="22.493cm">
          <text:p/>
        </draw:line>
        <draw:polygon draw:style-name="gr10" draw:text-style-name="P6" draw:layer="layout" svg:width="0.593cm" svg:height="18.683cm" svg:x="5.023cm" svg:y="3.81cm" svg:viewBox="0 0 594 18684" draw:points="0,0 594,0 594,18684 0,18684">
          <text:p/>
        </draw:polygon>
        <draw:polygon draw:style-name="gr9" draw:text-style-name="P3" draw:layer="layout" svg:width="0.592cm" svg:height="18.683cm" svg:x="5.616cm" svg:y="3.81cm" svg:viewBox="0 0 593 18684" draw:points="0,0 593,0 593,18684 0,18684">
          <text:p/>
        </draw:polygon>
        <draw:polygon draw:style-name="gr9" draw:text-style-name="P3" draw:layer="layout" svg:width="0.593cm" svg:height="18.683cm" svg:x="6.208cm" svg:y="3.81cm" svg:viewBox="0 0 594 18684" draw:points="0,0 594,0 594,18684 0,18684">
          <text:p/>
        </draw:polygon>
        <draw:polygon draw:style-name="gr9" draw:text-style-name="P3" draw:layer="layout" svg:width="0.593cm" svg:height="18.683cm" svg:x="6.801cm" svg:y="3.81cm" svg:viewBox="0 0 594 18684" draw:points="0,0 594,0 594,18684 0,18684">
          <text:p/>
        </draw:polygon>
        <draw:polygon draw:style-name="gr9" draw:text-style-name="P3" draw:layer="layout" svg:width="0.592cm" svg:height="18.683cm" svg:x="7.394cm" svg:y="3.81cm" svg:viewBox="0 0 593 18684" draw:points="0,0 593,0 593,18684 0,18684">
          <text:p/>
        </draw:polygon>
        <draw:polygon draw:style-name="gr9" draw:text-style-name="P3" draw:layer="layout" svg:width="0.593cm" svg:height="18.683cm" svg:x="7.986cm" svg:y="3.81cm" svg:viewBox="0 0 594 18684" draw:points="0,0 594,0 594,18684 0,18684">
          <text:p/>
        </draw:polygon>
        <draw:polygon draw:style-name="gr10" draw:text-style-name="P6" draw:layer="layout" svg:width="0.593cm" svg:height="18.683cm" svg:x="8.579cm" svg:y="3.81cm" svg:viewBox="0 0 594 18684" draw:points="0,0 594,0 594,18684 0,18684">
          <text:p/>
        </draw:polygon>
        <draw:line draw:style-name="gr11" draw:text-style-name="P1" draw:layer="layout" svg:x1="5.616cm" svg:y1="3.81cm" svg:x2="5.616cm" svg:y2="22.493cm">
          <text:p/>
        </draw:line>
        <draw:polygon draw:style-name="gr10" draw:text-style-name="P6" draw:layer="layout" svg:width="0.592cm" svg:height="18.683cm" svg:x="9.172cm" svg:y="3.81cm" svg:viewBox="0 0 593 18684" draw:points="0,0 593,0 593,18684 0,18684">
          <text:p/>
        </draw:polygon>
        <draw:polygon draw:style-name="gr9" draw:text-style-name="P3" draw:layer="layout" svg:width="0.593cm" svg:height="18.683cm" svg:x="9.764cm" svg:y="3.81cm" svg:viewBox="0 0 594 18684" draw:points="0,0 594,0 594,18684 0,18684">
          <text:p/>
        </draw:polygon>
        <draw:polygon draw:style-name="gr9" draw:text-style-name="P3" draw:layer="layout" svg:width="0.593cm" svg:height="18.683cm" svg:x="10.357cm" svg:y="3.81cm" svg:viewBox="0 0 594 18684" draw:points="0,0 594,0 594,18684 0,18684">
          <text:p/>
        </draw:polygon>
        <draw:polygon draw:style-name="gr9" draw:text-style-name="P3" draw:layer="layout" svg:width="0.592cm" svg:height="18.683cm" svg:x="10.95cm" svg:y="3.81cm" svg:viewBox="0 0 593 18684" draw:points="0,0 593,0 593,18684 0,18684">
          <text:p/>
        </draw:polygon>
        <draw:polygon draw:style-name="gr9" draw:text-style-name="P3" draw:layer="layout" svg:width="0.593cm" svg:height="18.683cm" svg:x="11.542cm" svg:y="3.81cm" svg:viewBox="0 0 594 18684" draw:points="0,0 594,0 594,18684 0,18684">
          <text:p/>
        </draw:polygon>
        <draw:polygon draw:style-name="gr9" draw:text-style-name="P3" draw:layer="layout" svg:width="0.594cm" svg:height="18.683cm" svg:x="12.135cm" svg:y="3.81cm" svg:viewBox="0 0 595 18684" draw:points="0,0 595,0 595,18684 0,18684">
          <text:p/>
        </draw:polygon>
        <draw:polygon draw:style-name="gr10" draw:text-style-name="P6" draw:layer="layout" svg:width="0.592cm" svg:height="18.683cm" svg:x="12.728cm" svg:y="3.81cm" svg:viewBox="0 0 593 18684" draw:points="0,0 593,0 593,18684 0,18684">
          <text:p/>
        </draw:polygon>
        <draw:line draw:style-name="gr11" draw:text-style-name="P1" draw:layer="layout" svg:x1="9.764cm" svg:y1="3.81cm" svg:x2="9.764cm" svg:y2="22.493cm">
          <text:p/>
        </draw:line>
        <draw:polygon draw:style-name="gr10" draw:text-style-name="P6" draw:layer="layout" svg:width="0.593cm" svg:height="18.683cm" svg:x="13.32cm" svg:y="3.81cm" svg:viewBox="0 0 594 18684" draw:points="0,0 594,0 594,18684 0,18684">
          <text:p/>
        </draw:polygon>
        <draw:polygon draw:style-name="gr9" draw:text-style-name="P3" draw:layer="layout" svg:width="0.593cm" svg:height="18.683cm" svg:x="13.913cm" svg:y="3.81cm" svg:viewBox="0 0 594 18684" draw:points="0,0 594,0 594,18684 0,18684">
          <text:p/>
        </draw:polygon>
        <draw:polygon draw:style-name="gr9" draw:text-style-name="P3" draw:layer="layout" svg:width="0.592cm" svg:height="18.683cm" svg:x="14.506cm" svg:y="3.81cm" svg:viewBox="0 0 593 18684" draw:points="0,0 593,0 593,18684 0,18684">
          <text:p/>
        </draw:polygon>
        <draw:polygon draw:style-name="gr9" draw:text-style-name="P3" draw:layer="layout" svg:width="0.593cm" svg:height="18.683cm" svg:x="15.098cm" svg:y="3.81cm" svg:viewBox="0 0 594 18684" draw:points="0,0 594,0 594,18684 0,18684">
          <text:p/>
        </draw:polygon>
        <draw:polygon draw:style-name="gr9" draw:text-style-name="P3" draw:layer="layout" svg:width="0.593cm" svg:height="18.683cm" svg:x="15.691cm" svg:y="3.81cm" svg:viewBox="0 0 594 18684" draw:points="0,0 594,0 594,18684 0,18684">
          <text:p/>
        </draw:polygon>
        <draw:polygon draw:style-name="gr9" draw:text-style-name="P3" draw:layer="layout" svg:width="0.592cm" svg:height="18.683cm" svg:x="16.284cm" svg:y="3.81cm" svg:viewBox="0 0 593 18684" draw:points="0,0 593,0 593,18684 0,18684">
          <text:p/>
        </draw:polygon>
        <draw:polygon draw:style-name="gr10" draw:text-style-name="P6" draw:layer="layout" svg:width="0.593cm" svg:height="18.683cm" svg:x="16.876cm" svg:y="3.81cm" svg:viewBox="0 0 594 18684" draw:points="0,0 594,0 594,18684 0,18684">
          <text:p/>
        </draw:polygon>
        <draw:line draw:style-name="gr11" draw:text-style-name="P1" draw:layer="layout" svg:x1="13.913cm" svg:y1="3.81cm" svg:x2="13.913cm" svg:y2="22.493cm">
          <text:p/>
        </draw:line>
        <draw:polygon draw:style-name="gr10" draw:text-style-name="P6" draw:layer="layout" svg:width="0.593cm" svg:height="18.683cm" svg:x="17.469cm" svg:y="3.81cm" svg:viewBox="0 0 594 18684" draw:points="0,0 594,0 594,18684 0,18684">
          <text:p/>
        </draw:polygon>
        <draw:polygon draw:style-name="gr9" draw:text-style-name="P3" draw:layer="layout" svg:width="0.592cm" svg:height="18.683cm" svg:x="18.062cm" svg:y="3.81cm" svg:viewBox="0 0 593 18684" draw:points="0,0 593,0 593,18684 0,18684">
          <text:p/>
        </draw:polygon>
        <draw:polygon draw:style-name="gr9" draw:text-style-name="P3" draw:layer="layout" svg:width="0.593cm" svg:height="18.683cm" svg:x="18.654cm" svg:y="3.81cm" svg:viewBox="0 0 594 18684" draw:points="0,0 594,0 594,18684 0,18684">
          <text:p/>
        </draw:polygon>
        <draw:polygon draw:style-name="gr9" draw:text-style-name="P3" draw:layer="layout" svg:width="0.593cm" svg:height="18.683cm" svg:x="19.247cm" svg:y="3.81cm" svg:viewBox="0 0 594 18684" draw:points="0,0 594,0 594,18684 0,18684">
          <text:p/>
        </draw:polygon>
        <draw:polygon draw:style-name="gr9" draw:text-style-name="P3" draw:layer="layout" svg:width="0.592cm" svg:height="18.683cm" svg:x="19.84cm" svg:y="3.81cm" svg:viewBox="0 0 593 18684" draw:points="0,0 593,0 593,18684 0,18684">
          <text:p/>
        </draw:polygon>
        <draw:polygon draw:style-name="gr9" draw:text-style-name="P3" draw:layer="layout" svg:width="0.593cm" svg:height="18.683cm" svg:x="20.432cm" svg:y="3.81cm" svg:viewBox="0 0 594 18684" draw:points="0,0 594,0 594,18684 0,18684">
          <text:p/>
        </draw:polygon>
        <draw:polygon draw:style-name="gr10" draw:text-style-name="P6" draw:layer="layout" svg:width="0.593cm" svg:height="18.683cm" svg:x="21.025cm" svg:y="3.81cm" svg:viewBox="0 0 594 18684" draw:points="0,0 594,0 594,18684 0,18684">
          <text:p/>
        </draw:polygon>
        <draw:line draw:style-name="gr11" draw:text-style-name="P1" draw:layer="layout" svg:x1="18.062cm" svg:y1="3.81cm" svg:x2="18.062cm" svg:y2="22.493cm">
          <text:p/>
        </draw:line>
        <draw:polygon draw:style-name="gr10" draw:text-style-name="P6" draw:layer="layout" svg:width="0.592cm" svg:height="18.683cm" svg:x="21.618cm" svg:y="3.81cm" svg:viewBox="0 0 593 18684" draw:points="0,0 593,0 593,18684 0,18684">
          <text:p/>
        </draw:polygon>
        <draw:polygon draw:style-name="gr9" draw:text-style-name="P3" draw:layer="layout" svg:width="0.593cm" svg:height="18.683cm" svg:x="22.21cm" svg:y="3.81cm" svg:viewBox="0 0 594 18684" draw:points="0,0 594,0 594,18684 0,18684">
          <text:p/>
        </draw:polygon>
        <draw:polygon draw:style-name="gr9" draw:text-style-name="P3" draw:layer="layout" svg:width="0.593cm" svg:height="18.683cm" svg:x="22.803cm" svg:y="3.81cm" svg:viewBox="0 0 594 18684" draw:points="0,0 594,0 594,18684 0,18684">
          <text:p/>
        </draw:polygon>
        <draw:polygon draw:style-name="gr9" draw:text-style-name="P3" draw:layer="layout" svg:width="0.592cm" svg:height="18.683cm" svg:x="23.396cm" svg:y="3.81cm" svg:viewBox="0 0 593 18684" draw:points="0,0 593,0 593,18684 0,18684">
          <text:p/>
        </draw:polygon>
        <draw:polygon draw:style-name="gr9" draw:text-style-name="P3" draw:layer="layout" svg:width="0.593cm" svg:height="18.683cm" svg:x="23.988cm" svg:y="3.81cm" svg:viewBox="0 0 594 18684" draw:points="0,0 594,0 594,18684 0,18684">
          <text:p/>
        </draw:polygon>
        <draw:polygon draw:style-name="gr9" draw:text-style-name="P3" draw:layer="layout" svg:width="0.593cm" svg:height="18.683cm" svg:x="24.581cm" svg:y="3.81cm" svg:viewBox="0 0 594 18684" draw:points="0,0 594,0 594,18684 0,18684">
          <text:p/>
        </draw:polygon>
        <draw:polygon draw:style-name="gr10" draw:text-style-name="P6" draw:layer="layout" svg:width="0.592cm" svg:height="18.683cm" svg:x="25.174cm" svg:y="3.81cm" svg:viewBox="0 0 593 18684" draw:points="0,0 593,0 593,18684 0,18684">
          <text:p/>
        </draw:polygon>
        <draw:line draw:style-name="gr11" draw:text-style-name="P1" draw:layer="layout" svg:x1="22.21cm" svg:y1="3.81cm" svg:x2="22.21cm" svg:y2="22.493cm">
          <text:p/>
        </draw:line>
        <draw:polygon draw:style-name="gr10" draw:text-style-name="P6" draw:layer="layout" svg:width="0.593cm" svg:height="18.683cm" svg:x="25.766cm" svg:y="3.81cm" svg:viewBox="0 0 594 18684" draw:points="0,0 594,0 594,18684 0,18684">
          <text:p/>
        </draw:polygon>
        <draw:polygon draw:style-name="gr9" draw:text-style-name="P3" draw:layer="layout" svg:width="0.593cm" svg:height="18.683cm" svg:x="26.359cm" svg:y="3.81cm" svg:viewBox="0 0 594 18684" draw:points="0,0 594,0 594,18684 0,18684">
          <text:p/>
        </draw:polygon>
        <draw:polygon draw:style-name="gr9" draw:text-style-name="P3" draw:layer="layout" svg:width="0.592cm" svg:height="18.683cm" svg:x="26.952cm" svg:y="3.81cm" svg:viewBox="0 0 593 18684" draw:points="0,0 593,0 593,18684 0,18684">
          <text:p/>
        </draw:polygon>
        <draw:polygon draw:style-name="gr9" draw:text-style-name="P3" draw:layer="layout" svg:width="0.593cm" svg:height="18.683cm" svg:x="27.544cm" svg:y="3.81cm" svg:viewBox="0 0 594 18684" draw:points="0,0 594,0 594,18684 0,18684">
          <text:p/>
        </draw:polygon>
        <draw:polygon draw:style-name="gr9" draw:text-style-name="P3" draw:layer="layout" svg:width="0.593cm" svg:height="18.683cm" svg:x="28.137cm" svg:y="3.81cm" svg:viewBox="0 0 594 18684" draw:points="0,0 594,0 594,18684 0,18684">
          <text:p/>
        </draw:polygon>
        <draw:polygon draw:style-name="gr9" draw:text-style-name="P3" draw:layer="layout" svg:width="0.592cm" svg:height="18.683cm" svg:x="28.73cm" svg:y="3.81cm" svg:viewBox="0 0 593 18684" draw:points="0,0 593,0 593,18684 0,18684">
          <text:p/>
        </draw:polygon>
        <draw:polygon draw:style-name="gr10" draw:text-style-name="P6" draw:layer="layout" svg:width="0.593cm" svg:height="18.683cm" svg:x="29.322cm" svg:y="3.81cm" svg:viewBox="0 0 594 18684" draw:points="0,0 594,0 594,18684 0,18684">
          <text:p/>
        </draw:polygon>
        <draw:line draw:style-name="gr11" draw:text-style-name="P1" draw:layer="layout" svg:x1="26.359cm" svg:y1="3.81cm" svg:x2="26.359cm" svg:y2="22.493cm">
          <text:p/>
        </draw:line>
        <draw:polygon draw:style-name="gr10" draw:text-style-name="P6" draw:layer="layout" svg:width="0.593cm" svg:height="18.683cm" svg:x="29.915cm" svg:y="3.81cm" svg:viewBox="0 0 594 18684" draw:points="0,0 594,0 594,18684 0,18684">
          <text:p/>
        </draw:polygon>
        <draw:polygon draw:style-name="gr9" draw:text-style-name="P3" draw:layer="layout" svg:width="0.592cm" svg:height="18.683cm" svg:x="30.508cm" svg:y="3.81cm" svg:viewBox="0 0 593 18684" draw:points="0,0 593,0 593,18684 0,18684">
          <text:p/>
        </draw:polygon>
        <draw:polygon draw:style-name="gr9" draw:text-style-name="P3" draw:layer="layout" svg:width="0.593cm" svg:height="18.683cm" svg:x="31.1cm" svg:y="3.81cm" svg:viewBox="0 0 594 18684" draw:points="0,0 594,0 594,18684 0,18684">
          <text:p/>
        </draw:polygon>
        <draw:polygon draw:style-name="gr9" draw:text-style-name="P3" draw:layer="layout" svg:width="0.593cm" svg:height="18.683cm" svg:x="31.693cm" svg:y="3.81cm" svg:viewBox="0 0 594 18684" draw:points="0,0 594,0 594,18684 0,18684">
          <text:p/>
        </draw:polygon>
        <draw:polygon draw:style-name="gr9" draw:text-style-name="P3" draw:layer="layout" svg:width="0.592cm" svg:height="18.683cm" svg:x="32.286cm" svg:y="3.81cm" svg:viewBox="0 0 593 18684" draw:points="0,0 593,0 593,18684 0,18684">
          <text:p/>
        </draw:polygon>
        <draw:polygon draw:style-name="gr9" draw:text-style-name="P3" draw:layer="layout" svg:width="0.593cm" svg:height="18.683cm" svg:x="32.878cm" svg:y="3.81cm" svg:viewBox="0 0 594 18684" draw:points="0,0 594,0 594,18684 0,18684">
          <text:p/>
        </draw:polygon>
        <draw:polygon draw:style-name="gr10" draw:text-style-name="P6" draw:layer="layout" svg:width="0.593cm" svg:height="18.683cm" svg:x="33.471cm" svg:y="3.81cm" svg:viewBox="0 0 594 18684" draw:points="0,0 594,0 594,18684 0,18684">
          <text:p/>
        </draw:polygon>
        <draw:line draw:style-name="gr11" draw:text-style-name="P1" draw:layer="layout" svg:x1="30.508cm" svg:y1="3.81cm" svg:x2="30.508cm" svg:y2="22.493cm">
          <text:p/>
        </draw:line>
        <draw:polygon draw:style-name="gr10" draw:text-style-name="P6" draw:layer="layout" svg:width="0.592cm" svg:height="18.683cm" svg:x="34.064cm" svg:y="3.81cm" svg:viewBox="0 0 593 18684" draw:points="0,0 593,0 593,18684 0,18684">
          <text:p/>
        </draw:polygon>
        <draw:polygon draw:style-name="gr9" draw:text-style-name="P3" draw:layer="layout" svg:width="0.593cm" svg:height="18.683cm" svg:x="34.656cm" svg:y="3.81cm" svg:viewBox="0 0 594 18684" draw:points="0,0 594,0 594,18684 0,18684">
          <text:p/>
        </draw:polygon>
        <draw:polygon draw:style-name="gr9" draw:text-style-name="P3" draw:layer="layout" svg:width="0.593cm" svg:height="18.683cm" svg:x="35.249cm" svg:y="3.81cm" svg:viewBox="0 0 594 18684" draw:points="0,0 594,0 594,18684 0,18684">
          <text:p/>
        </draw:polygon>
        <draw:polygon draw:style-name="gr9" draw:text-style-name="P3" draw:layer="layout" svg:width="0.592cm" svg:height="18.683cm" svg:x="35.842cm" svg:y="3.81cm" svg:viewBox="0 0 593 18684" draw:points="0,0 593,0 593,18684 0,18684">
          <text:p/>
        </draw:polygon>
        <draw:polygon draw:style-name="gr9" draw:text-style-name="P3" draw:layer="layout" svg:width="0.593cm" svg:height="18.683cm" svg:x="36.434cm" svg:y="3.81cm" svg:viewBox="0 0 594 18684" draw:points="0,0 594,0 594,18684 0,18684">
          <text:p/>
        </draw:polygon>
        <draw:polygon draw:style-name="gr9" draw:text-style-name="P3" draw:layer="layout" svg:width="0.593cm" svg:height="18.683cm" svg:x="37.027cm" svg:y="3.81cm" svg:viewBox="0 0 594 18684" draw:points="0,0 594,0 594,18684 0,18684">
          <text:p/>
        </draw:polygon>
        <draw:polygon draw:style-name="gr10" draw:text-style-name="P6" draw:layer="layout" svg:width="0.592cm" svg:height="18.683cm" svg:x="37.62cm" svg:y="3.81cm" svg:viewBox="0 0 593 18684" draw:points="0,0 593,0 593,18684 0,18684">
          <text:p/>
        </draw:polygon>
        <draw:line draw:style-name="gr11" draw:text-style-name="P1" draw:layer="layout" svg:x1="34.656cm" svg:y1="3.81cm" svg:x2="34.656cm" svg:y2="22.493cm">
          <text:p/>
        </draw:line>
        <draw:polygon draw:style-name="gr10" draw:text-style-name="P6" draw:layer="layout" svg:width="0.593cm" svg:height="18.683cm" svg:x="38.212cm" svg:y="3.81cm" svg:viewBox="0 0 594 18684" draw:points="0,0 594,0 594,18684 0,18684">
          <text:p/>
        </draw:polygon>
        <draw:polygon draw:style-name="gr9" draw:text-style-name="P3" draw:layer="layout" svg:width="0.593cm" svg:height="18.683cm" svg:x="38.805cm" svg:y="3.81cm" svg:viewBox="0 0 594 18684" draw:points="0,0 594,0 594,18684 0,18684">
          <text:p/>
        </draw:polygon>
        <draw:polygon draw:style-name="gr9" draw:text-style-name="P3" draw:layer="layout" svg:width="0.592cm" svg:height="18.683cm" svg:x="39.398cm" svg:y="3.81cm" svg:viewBox="0 0 593 18684" draw:points="0,0 593,0 593,18684 0,18684">
          <text:p/>
        </draw:polygon>
        <draw:polygon draw:style-name="gr9" draw:text-style-name="P3" draw:layer="layout" svg:width="0.593cm" svg:height="18.683cm" svg:x="39.99cm" svg:y="3.81cm" svg:viewBox="0 0 594 18684" draw:points="0,0 594,0 594,18684 0,18684">
          <text:p/>
        </draw:polygon>
        <draw:polygon draw:style-name="gr9" draw:text-style-name="P3" draw:layer="layout" svg:width="0.593cm" svg:height="18.683cm" svg:x="40.583cm" svg:y="3.81cm" svg:viewBox="0 0 594 18684" draw:points="0,0 594,0 594,18684 0,18684">
          <text:p/>
        </draw:polygon>
        <draw:polygon draw:style-name="gr9" draw:text-style-name="P3" draw:layer="layout" svg:width="0.592cm" svg:height="18.683cm" svg:x="41.176cm" svg:y="3.81cm" svg:viewBox="0 0 593 18684" draw:points="0,0 593,0 593,18684 0,18684">
          <text:p/>
        </draw:polygon>
        <draw:polygon draw:style-name="gr10" draw:text-style-name="P6" draw:layer="layout" svg:width="0.593cm" svg:height="18.683cm" svg:x="41.768cm" svg:y="3.81cm" svg:viewBox="0 0 594 18684" draw:points="0,0 594,0 594,18684 0,18684">
          <text:p/>
        </draw:polygon>
        <draw:line draw:style-name="gr11" draw:text-style-name="P1" draw:layer="layout" svg:x1="38.805cm" svg:y1="3.81cm" svg:x2="38.805cm" svg:y2="22.493cm">
          <text:p/>
        </draw:line>
        <draw:polygon draw:style-name="gr10" draw:text-style-name="P6" draw:layer="layout" svg:width="0.593cm" svg:height="18.683cm" svg:x="42.361cm" svg:y="3.81cm" svg:viewBox="0 0 594 18684" draw:points="0,0 594,0 594,18684 0,18684">
          <text:p/>
        </draw:polygon>
        <draw:polygon draw:style-name="gr13" draw:text-style-name="P7" draw:layer="layout" svg:width="0.592cm" svg:height="18.683cm" svg:x="42.954cm" svg:y="3.81cm" svg:viewBox="0 0 593 18684" draw:points="0,0 593,0 593,18684 0,18684">
          <text:p/>
        </draw:polygon>
        <draw:polygon draw:style-name="gr9" draw:text-style-name="P3" draw:layer="layout" svg:width="0.593cm" svg:height="18.683cm" svg:x="43.546cm" svg:y="3.81cm" svg:viewBox="0 0 594 18684" draw:points="0,0 594,0 594,18684 0,18684">
          <text:p/>
        </draw:polygon>
        <draw:polygon draw:style-name="gr9" draw:text-style-name="P3" draw:layer="layout" svg:width="0.593cm" svg:height="18.683cm" svg:x="44.139cm" svg:y="3.81cm" svg:viewBox="0 0 594 18684" draw:points="0,0 594,0 594,18684 0,18684">
          <text:p/>
        </draw:polygon>
        <draw:polygon draw:style-name="gr9" draw:text-style-name="P3" draw:layer="layout" svg:width="0.592cm" svg:height="18.683cm" svg:x="44.732cm" svg:y="3.81cm" svg:viewBox="0 0 593 18684" draw:points="0,0 593,0 593,18684 0,18684">
          <text:p/>
        </draw:polygon>
        <draw:polygon draw:style-name="gr9" draw:text-style-name="P3" draw:layer="layout" svg:width="0.593cm" svg:height="18.683cm" svg:x="45.324cm" svg:y="3.81cm" svg:viewBox="0 0 594 18684" draw:points="0,0 594,0 594,18684 0,18684">
          <text:p/>
        </draw:polygon>
        <draw:polygon draw:style-name="gr10" draw:text-style-name="P6" draw:layer="layout" svg:width="0.593cm" svg:height="18.683cm" svg:x="45.917cm" svg:y="3.81cm" svg:viewBox="0 0 594 18684" draw:points="0,0 594,0 594,18684 0,18684">
          <text:p/>
        </draw:polygon>
        <draw:line draw:style-name="gr11" draw:text-style-name="P1" draw:layer="layout" svg:x1="42.954cm" svg:y1="3.81cm" svg:x2="42.954cm" svg:y2="22.493cm">
          <text:p/>
        </draw:line>
        <draw:polygon draw:style-name="gr10" draw:text-style-name="P6" draw:layer="layout" svg:width="0.592cm" svg:height="18.683cm" svg:x="46.51cm" svg:y="3.81cm" svg:viewBox="0 0 593 18684" draw:points="0,0 593,0 593,18684 0,18684">
          <text:p/>
        </draw:polygon>
        <draw:polygon draw:style-name="gr9" draw:text-style-name="P3" draw:layer="layout" svg:width="0.593cm" svg:height="18.683cm" svg:x="47.102cm" svg:y="3.81cm" svg:viewBox="0 0 594 18684" draw:points="0,0 594,0 594,18684 0,18684">
          <text:p/>
        </draw:polygon>
        <draw:polygon draw:style-name="gr9" draw:text-style-name="P3" draw:layer="layout" svg:width="0.593cm" svg:height="18.683cm" svg:x="47.695cm" svg:y="3.81cm" svg:viewBox="0 0 594 18684" draw:points="0,0 594,0 594,18684 0,18684">
          <text:p/>
        </draw:polygon>
        <draw:polygon draw:style-name="gr9" draw:text-style-name="P3" draw:layer="layout" svg:width="0.592cm" svg:height="18.683cm" svg:x="48.288cm" svg:y="3.81cm" svg:viewBox="0 0 593 18684" draw:points="0,0 593,0 593,18684 0,18684">
          <text:p/>
        </draw:polygon>
        <draw:polygon draw:style-name="gr9" draw:text-style-name="P3" draw:layer="layout" svg:width="0.593cm" svg:height="18.683cm" svg:x="48.88cm" svg:y="3.81cm" svg:viewBox="0 0 594 18684" draw:points="0,0 594,0 594,18684 0,18684">
          <text:p/>
        </draw:polygon>
        <draw:polygon draw:style-name="gr9" draw:text-style-name="P3" draw:layer="layout" svg:width="0.593cm" svg:height="18.683cm" svg:x="49.473cm" svg:y="3.81cm" svg:viewBox="0 0 594 18684" draw:points="0,0 594,0 594,18684 0,18684">
          <text:p/>
        </draw:polygon>
        <draw:polygon draw:style-name="gr10" draw:text-style-name="P6" draw:layer="layout" svg:width="0.592cm" svg:height="18.683cm" svg:x="50.066cm" svg:y="3.81cm" svg:viewBox="0 0 593 18684" draw:points="0,0 593,0 593,18684 0,18684">
          <text:p/>
        </draw:polygon>
        <draw:line draw:style-name="gr11" draw:text-style-name="P1" draw:layer="layout" svg:x1="47.102cm" svg:y1="3.81cm" svg:x2="47.102cm" svg:y2="22.493cm">
          <text:p/>
        </draw:line>
        <draw:polygon draw:style-name="gr10" draw:text-style-name="P6" draw:layer="layout" svg:width="0.593cm" svg:height="18.683cm" svg:x="50.658cm" svg:y="3.81cm" svg:viewBox="0 0 594 18684" draw:points="0,0 594,0 594,18684 0,18684">
          <text:p/>
        </draw:polygon>
        <draw:polygon draw:style-name="gr9" draw:text-style-name="P3" draw:layer="layout" svg:width="0.593cm" svg:height="18.683cm" svg:x="51.251cm" svg:y="3.81cm" svg:viewBox="0 0 594 18684" draw:points="0,0 594,0 594,18684 0,18684">
          <text:p/>
        </draw:polygon>
        <draw:polygon draw:style-name="gr9" draw:text-style-name="P3" draw:layer="layout" svg:width="0.592cm" svg:height="18.683cm" svg:x="51.844cm" svg:y="3.81cm" svg:viewBox="0 0 593 18684" draw:points="0,0 593,0 593,18684 0,18684">
          <text:p/>
        </draw:polygon>
        <draw:polygon draw:style-name="gr9" draw:text-style-name="P3" draw:layer="layout" svg:width="0.593cm" svg:height="18.683cm" svg:x="52.436cm" svg:y="3.81cm" svg:viewBox="0 0 594 18684" draw:points="0,0 594,0 594,18684 0,18684">
          <text:p/>
        </draw:polygon>
        <draw:polygon draw:style-name="gr9" draw:text-style-name="P3" draw:layer="layout" svg:width="0.593cm" svg:height="18.683cm" svg:x="53.029cm" svg:y="3.81cm" svg:viewBox="0 0 594 18684" draw:points="0,0 594,0 594,18684 0,18684">
          <text:p/>
        </draw:polygon>
        <draw:polygon draw:style-name="gr9" draw:text-style-name="P3" draw:layer="layout" svg:width="0.592cm" svg:height="18.683cm" svg:x="53.622cm" svg:y="3.81cm" svg:viewBox="0 0 593 18684" draw:points="0,0 593,0 593,18684 0,18684">
          <text:p/>
        </draw:polygon>
        <draw:polygon draw:style-name="gr10" draw:text-style-name="P6" draw:layer="layout" svg:width="0.593cm" svg:height="18.683cm" svg:x="54.214cm" svg:y="3.81cm" svg:viewBox="0 0 594 18684" draw:points="0,0 594,0 594,18684 0,18684">
          <text:p/>
        </draw:polygon>
        <draw:line draw:style-name="gr11" draw:text-style-name="P1" draw:layer="layout" svg:x1="51.251cm" svg:y1="3.81cm" svg:x2="51.251cm" svg:y2="22.493cm">
          <text:p/>
        </draw:line>
        <draw:polygon draw:style-name="gr10" draw:text-style-name="P6" draw:layer="layout" svg:width="0.593cm" svg:height="18.683cm" svg:x="54.807cm" svg:y="3.81cm" svg:viewBox="0 0 594 18684" draw:points="0,0 594,0 594,18684 0,18684">
          <text:p/>
        </draw:polygon>
        <draw:polygon draw:style-name="gr9" draw:text-style-name="P3" draw:layer="layout" svg:width="0.592cm" svg:height="18.683cm" svg:x="55.4cm" svg:y="3.81cm" svg:viewBox="0 0 593 18684" draw:points="0,0 593,0 593,18684 0,18684">
          <text:p/>
        </draw:polygon>
        <draw:polygon draw:style-name="gr9" draw:text-style-name="P3" draw:layer="layout" svg:width="0.593cm" svg:height="18.683cm" svg:x="55.992cm" svg:y="3.81cm" svg:viewBox="0 0 594 18684" draw:points="0,0 594,0 594,18684 0,18684">
          <text:p/>
        </draw:polygon>
        <draw:polygon draw:style-name="gr9" draw:text-style-name="P3" draw:layer="layout" svg:width="0.593cm" svg:height="18.683cm" svg:x="56.585cm" svg:y="3.81cm" svg:viewBox="0 0 594 18684" draw:points="0,0 594,0 594,18684 0,18684">
          <text:p/>
        </draw:polygon>
        <draw:polygon draw:style-name="gr9" draw:text-style-name="P3" draw:layer="layout" svg:width="0.592cm" svg:height="18.683cm" svg:x="57.178cm" svg:y="3.81cm" svg:viewBox="0 0 593 18684" draw:points="0,0 593,0 593,18684 0,18684">
          <text:p/>
        </draw:polygon>
        <draw:polygon draw:style-name="gr9" draw:text-style-name="P3" draw:layer="layout" svg:width="0.593cm" svg:height="18.683cm" svg:x="57.77cm" svg:y="3.81cm" svg:viewBox="0 0 594 18684" draw:points="0,0 594,0 594,18684 0,18684">
          <text:p/>
        </draw:polygon>
        <draw:polygon draw:style-name="gr10" draw:text-style-name="P6" draw:layer="layout" svg:width="0.593cm" svg:height="18.683cm" svg:x="58.363cm" svg:y="3.81cm" svg:viewBox="0 0 594 18684" draw:points="0,0 594,0 594,18684 0,18684">
          <text:p/>
        </draw:polygon>
        <draw:line draw:style-name="gr11" draw:text-style-name="P1" draw:layer="layout" svg:x1="55.4cm" svg:y1="3.81cm" svg:x2="55.4cm" svg:y2="22.493cm">
          <text:p/>
        </draw:line>
        <draw:polygon draw:style-name="gr10" draw:text-style-name="P6" draw:layer="layout" svg:width="0.592cm" svg:height="18.683cm" svg:x="58.956cm" svg:y="3.81cm" svg:viewBox="0 0 593 18684" draw:points="0,0 593,0 593,18684 0,18684">
          <text:p/>
        </draw:polygon>
        <draw:polygon draw:style-name="gr9" draw:text-style-name="P3" draw:layer="layout" svg:width="0.593cm" svg:height="18.683cm" svg:x="59.548cm" svg:y="3.81cm" svg:viewBox="0 0 594 18684" draw:points="0,0 594,0 594,18684 0,18684">
          <text:p/>
        </draw:polygon>
        <draw:polygon draw:style-name="gr9" draw:text-style-name="P3" draw:layer="layout" svg:width="0.593cm" svg:height="18.683cm" svg:x="60.141cm" svg:y="3.81cm" svg:viewBox="0 0 594 18684" draw:points="0,0 594,0 594,18684 0,18684">
          <text:p/>
        </draw:polygon>
        <draw:polygon draw:style-name="gr9" draw:text-style-name="P3" draw:layer="layout" svg:width="0.592cm" svg:height="18.683cm" svg:x="60.734cm" svg:y="3.81cm" svg:viewBox="0 0 593 18684" draw:points="0,0 593,0 593,18684 0,18684">
          <text:p/>
        </draw:polygon>
        <draw:polygon draw:style-name="gr9" draw:text-style-name="P3" draw:layer="layout" svg:width="0.593cm" svg:height="18.683cm" svg:x="61.326cm" svg:y="3.81cm" svg:viewBox="0 0 594 18684" draw:points="0,0 594,0 594,18684 0,18684">
          <text:p/>
        </draw:polygon>
        <draw:polygon draw:style-name="gr9" draw:text-style-name="P3" draw:layer="layout" svg:width="0.593cm" svg:height="18.683cm" svg:x="61.919cm" svg:y="3.81cm" svg:viewBox="0 0 594 18684" draw:points="0,0 594,0 594,18684 0,18684">
          <text:p/>
        </draw:polygon>
        <draw:polygon draw:style-name="gr10" draw:text-style-name="P6" draw:layer="layout" svg:width="0.592cm" svg:height="18.683cm" svg:x="62.512cm" svg:y="3.81cm" svg:viewBox="0 0 593 18684" draw:points="0,0 593,0 593,18684 0,18684">
          <text:p/>
        </draw:polygon>
        <draw:line draw:style-name="gr11" draw:text-style-name="P1" draw:layer="layout" svg:x1="59.548cm" svg:y1="3.81cm" svg:x2="59.548cm" svg:y2="22.493cm">
          <text:p/>
        </draw:line>
        <draw:polygon draw:style-name="gr10" draw:text-style-name="P6" draw:layer="layout" svg:width="0.593cm" svg:height="18.683cm" svg:x="63.104cm" svg:y="3.81cm" svg:viewBox="0 0 594 18684" draw:points="0,0 594,0 594,18684 0,18684">
          <text:p/>
        </draw:polygon>
        <draw:polygon draw:style-name="gr13" draw:text-style-name="P7" draw:layer="layout" svg:width="0.593cm" svg:height="18.683cm" svg:x="63.697cm" svg:y="3.81cm" svg:viewBox="0 0 594 18684" draw:points="0,0 594,0 594,18684 0,18684">
          <text:p/>
        </draw:polygon>
        <draw:polygon draw:style-name="gr9" draw:text-style-name="P3" draw:layer="layout" svg:width="0.592cm" svg:height="18.683cm" svg:x="64.29cm" svg:y="3.81cm" svg:viewBox="0 0 593 18684" draw:points="0,0 593,0 593,18684 0,18684">
          <text:p/>
        </draw:polygon>
        <draw:polygon draw:style-name="gr9" draw:text-style-name="P3" draw:layer="layout" svg:width="0.593cm" svg:height="18.683cm" svg:x="64.882cm" svg:y="3.81cm" svg:viewBox="0 0 594 18684" draw:points="0,0 594,0 594,18684 0,18684">
          <text:p/>
        </draw:polygon>
        <draw:polygon draw:style-name="gr9" draw:text-style-name="P3" draw:layer="layout" svg:width="0.593cm" svg:height="18.683cm" svg:x="65.475cm" svg:y="3.81cm" svg:viewBox="0 0 594 18684" draw:points="0,0 594,0 594,18684 0,18684">
          <text:p/>
        </draw:polygon>
        <draw:polygon draw:style-name="gr9" draw:text-style-name="P3" draw:layer="layout" svg:width="0.592cm" svg:height="18.683cm" svg:x="66.068cm" svg:y="3.81cm" svg:viewBox="0 0 593 18684" draw:points="0,0 593,0 593,18684 0,18684">
          <text:p/>
        </draw:polygon>
        <draw:polygon draw:style-name="gr10" draw:text-style-name="P6" draw:layer="layout" svg:width="0.593cm" svg:height="18.683cm" svg:x="66.66cm" svg:y="3.81cm" svg:viewBox="0 0 594 18684" draw:points="0,0 594,0 594,18684 0,18684">
          <text:p/>
        </draw:polygon>
        <draw:line draw:style-name="gr11" draw:text-style-name="P1" draw:layer="layout" svg:x1="63.697cm" svg:y1="3.81cm" svg:x2="63.697cm" svg:y2="22.493cm">
          <text:p/>
        </draw:line>
        <draw:polygon draw:style-name="gr10" draw:text-style-name="P6" draw:layer="layout" svg:width="0.593cm" svg:height="18.683cm" svg:x="67.253cm" svg:y="3.81cm" svg:viewBox="0 0 594 18684" draw:points="0,0 594,0 594,18684 0,18684">
          <text:p/>
        </draw:polygon>
        <draw:polygon draw:style-name="gr9" draw:text-style-name="P3" draw:layer="layout" svg:width="0.592cm" svg:height="18.683cm" svg:x="67.846cm" svg:y="3.81cm" svg:viewBox="0 0 593 18684" draw:points="0,0 593,0 593,18684 0,18684">
          <text:p/>
        </draw:polygon>
        <draw:polygon draw:style-name="gr9" draw:text-style-name="P3" draw:layer="layout" svg:width="0.593cm" svg:height="18.683cm" svg:x="68.438cm" svg:y="3.81cm" svg:viewBox="0 0 594 18684" draw:points="0,0 594,0 594,18684 0,18684">
          <text:p/>
        </draw:polygon>
        <draw:polygon draw:style-name="gr9" draw:text-style-name="P3" draw:layer="layout" svg:width="0.593cm" svg:height="18.683cm" svg:x="69.031cm" svg:y="3.81cm" svg:viewBox="0 0 594 18684" draw:points="0,0 594,0 594,18684 0,18684">
          <text:p/>
        </draw:polygon>
        <draw:polygon draw:style-name="gr9" draw:text-style-name="P3" draw:layer="layout" svg:width="0.592cm" svg:height="18.683cm" svg:x="69.624cm" svg:y="3.81cm" svg:viewBox="0 0 593 18684" draw:points="0,0 593,0 593,18684 0,18684">
          <text:p/>
        </draw:polygon>
        <draw:polygon draw:style-name="gr9" draw:text-style-name="P3" draw:layer="layout" svg:width="0.593cm" svg:height="18.683cm" svg:x="70.216cm" svg:y="3.81cm" svg:viewBox="0 0 594 18684" draw:points="0,0 594,0 594,18684 0,18684">
          <text:p/>
        </draw:polygon>
        <draw:polygon draw:style-name="gr10" draw:text-style-name="P6" draw:layer="layout" svg:width="0.593cm" svg:height="18.683cm" svg:x="70.809cm" svg:y="3.81cm" svg:viewBox="0 0 594 18684" draw:points="0,0 594,0 594,18684 0,18684">
          <text:p/>
        </draw:polygon>
        <draw:line draw:style-name="gr11" draw:text-style-name="P1" draw:layer="layout" svg:x1="67.846cm" svg:y1="3.81cm" svg:x2="67.846cm" svg:y2="22.493cm">
          <text:p/>
        </draw:line>
        <draw:polygon draw:style-name="gr10" draw:text-style-name="P6" draw:layer="layout" svg:width="0.592cm" svg:height="18.683cm" svg:x="71.402cm" svg:y="3.81cm" svg:viewBox="0 0 593 18684" draw:points="0,0 593,0 593,18684 0,18684">
          <text:p/>
        </draw:polygon>
        <draw:polygon draw:style-name="gr9" draw:text-style-name="P3" draw:layer="layout" svg:width="0.593cm" svg:height="18.683cm" svg:x="71.994cm" svg:y="3.81cm" svg:viewBox="0 0 594 18684" draw:points="0,0 594,0 594,18684 0,18684">
          <text:p/>
        </draw:polygon>
        <draw:polygon draw:style-name="gr9" draw:text-style-name="P3" draw:layer="layout" svg:width="0.593cm" svg:height="18.683cm" svg:x="72.587cm" svg:y="3.81cm" svg:viewBox="0 0 594 18684" draw:points="0,0 594,0 594,18684 0,18684">
          <text:p/>
        </draw:polygon>
        <draw:polygon draw:style-name="gr9" draw:text-style-name="P3" draw:layer="layout" svg:width="0.592cm" svg:height="18.683cm" svg:x="73.18cm" svg:y="3.81cm" svg:viewBox="0 0 593 18684" draw:points="0,0 593,0 593,18684 0,18684">
          <text:p/>
        </draw:polygon>
        <draw:polygon draw:style-name="gr9" draw:text-style-name="P3" draw:layer="layout" svg:width="0.593cm" svg:height="18.683cm" svg:x="73.772cm" svg:y="3.81cm" svg:viewBox="0 0 594 18684" draw:points="0,0 594,0 594,18684 0,18684">
          <text:p/>
        </draw:polygon>
        <draw:polygon draw:style-name="gr9" draw:text-style-name="P3" draw:layer="layout" svg:width="0.593cm" svg:height="18.683cm" svg:x="74.365cm" svg:y="3.81cm" svg:viewBox="0 0 594 18684" draw:points="0,0 594,0 594,18684 0,18684">
          <text:p/>
        </draw:polygon>
        <draw:polygon draw:style-name="gr10" draw:text-style-name="P6" draw:layer="layout" svg:width="0.592cm" svg:height="18.683cm" svg:x="74.958cm" svg:y="3.81cm" svg:viewBox="0 0 593 18684" draw:points="0,0 593,0 593,18684 0,18684">
          <text:p/>
        </draw:polygon>
        <draw:line draw:style-name="gr11" draw:text-style-name="P1" draw:layer="layout" svg:x1="71.994cm" svg:y1="3.81cm" svg:x2="71.994cm" svg:y2="22.493cm">
          <text:p/>
        </draw:line>
        <draw:polygon draw:style-name="gr10" draw:text-style-name="P6" draw:layer="layout" svg:width="0.593cm" svg:height="18.683cm" svg:x="75.55cm" svg:y="3.81cm" svg:viewBox="0 0 594 18684" draw:points="0,0 594,0 594,18684 0,18684">
          <text:p/>
        </draw:polygon>
        <draw:polygon draw:style-name="gr9" draw:text-style-name="P3" draw:layer="layout" svg:width="0.593cm" svg:height="18.683cm" svg:x="76.143cm" svg:y="3.81cm" svg:viewBox="0 0 594 18684" draw:points="0,0 594,0 594,18684 0,18684">
          <text:p/>
        </draw:polygon>
        <draw:polygon draw:style-name="gr9" draw:text-style-name="P3" draw:layer="layout" svg:width="0.592cm" svg:height="18.683cm" svg:x="76.736cm" svg:y="3.81cm" svg:viewBox="0 0 593 18684" draw:points="0,0 593,0 593,18684 0,18684">
          <text:p/>
        </draw:polygon>
        <draw:polygon draw:style-name="gr9" draw:text-style-name="P3" draw:layer="layout" svg:width="0.593cm" svg:height="18.683cm" svg:x="77.328cm" svg:y="3.81cm" svg:viewBox="0 0 594 18684" draw:points="0,0 594,0 594,18684 0,18684">
          <text:p/>
        </draw:polygon>
        <draw:polygon draw:style-name="gr9" draw:text-style-name="P3" draw:layer="layout" svg:width="0.593cm" svg:height="18.683cm" svg:x="77.921cm" svg:y="3.81cm" svg:viewBox="0 0 594 18684" draw:points="0,0 594,0 594,18684 0,18684">
          <text:p/>
        </draw:polygon>
        <draw:polygon draw:style-name="gr9" draw:text-style-name="P3" draw:layer="layout" svg:width="0.592cm" svg:height="18.683cm" svg:x="78.514cm" svg:y="3.81cm" svg:viewBox="0 0 593 18684" draw:points="0,0 593,0 593,18684 0,18684">
          <text:p/>
        </draw:polygon>
        <draw:polygon draw:style-name="gr10" draw:text-style-name="P6" draw:layer="layout" svg:width="0.593cm" svg:height="18.683cm" svg:x="79.106cm" svg:y="3.81cm" svg:viewBox="0 0 594 18684" draw:points="0,0 594,0 594,18684 0,18684">
          <text:p/>
        </draw:polygon>
        <draw:line draw:style-name="gr11" draw:text-style-name="P1" draw:layer="layout" svg:x1="76.143cm" svg:y1="3.81cm" svg:x2="76.143cm" svg:y2="22.493cm">
          <text:p/>
        </draw:line>
        <draw:polygon draw:style-name="gr10" draw:text-style-name="P6" draw:layer="layout" svg:width="0.593cm" svg:height="18.683cm" svg:x="79.699cm" svg:y="3.81cm" svg:viewBox="0 0 594 18684" draw:points="0,0 594,0 594,18684 0,18684">
          <text:p/>
        </draw:polygon>
        <draw:polygon draw:style-name="gr9" draw:text-style-name="P3" draw:layer="layout" svg:width="0.592cm" svg:height="18.683cm" svg:x="80.292cm" svg:y="3.81cm" svg:viewBox="0 0 593 18684" draw:points="0,0 593,0 593,18684 0,18684">
          <text:p/>
        </draw:polygon>
        <draw:polygon draw:style-name="gr9" draw:text-style-name="P3" draw:layer="layout" svg:width="0.593cm" svg:height="18.683cm" svg:x="80.884cm" svg:y="3.81cm" svg:viewBox="0 0 594 18684" draw:points="0,0 594,0 594,18684 0,18684">
          <text:p/>
        </draw:polygon>
        <draw:polygon draw:style-name="gr9" draw:text-style-name="P3" draw:layer="layout" svg:width="0.593cm" svg:height="18.683cm" svg:x="81.477cm" svg:y="3.81cm" svg:viewBox="0 0 594 18684" draw:points="0,0 594,0 594,18684 0,18684">
          <text:p/>
        </draw:polygon>
        <draw:polygon draw:style-name="gr9" draw:text-style-name="P3" draw:layer="layout" svg:width="0.592cm" svg:height="18.683cm" svg:x="82.07cm" svg:y="3.81cm" svg:viewBox="0 0 593 18684" draw:points="0,0 593,0 593,18684 0,18684">
          <text:p/>
        </draw:polygon>
        <draw:polygon draw:style-name="gr9" draw:text-style-name="P3" draw:layer="layout" svg:width="0.593cm" svg:height="18.683cm" svg:x="82.662cm" svg:y="3.81cm" svg:viewBox="0 0 594 18684" draw:points="0,0 594,0 594,18684 0,18684">
          <text:p/>
        </draw:polygon>
        <draw:polygon draw:style-name="gr10" draw:text-style-name="P6" draw:layer="layout" svg:width="0.593cm" svg:height="18.683cm" svg:x="83.255cm" svg:y="3.81cm" svg:viewBox="0 0 594 18684" draw:points="0,0 594,0 594,18684 0,18684">
          <text:p/>
        </draw:polygon>
        <draw:line draw:style-name="gr11" draw:text-style-name="P1" draw:layer="layout" svg:x1="80.292cm" svg:y1="3.81cm" svg:x2="80.292cm" svg:y2="22.493cm">
          <text:p/>
        </draw:line>
        <draw:polygon draw:style-name="gr10" draw:text-style-name="P6" draw:layer="layout" svg:width="0.592cm" svg:height="18.683cm" svg:x="83.848cm" svg:y="3.81cm" svg:viewBox="0 0 593 18684" draw:points="0,0 593,0 593,18684 0,18684">
          <text:p/>
        </draw:polygon>
        <draw:polygon draw:style-name="gr9" draw:text-style-name="P3" draw:layer="layout" svg:width="0.593cm" svg:height="18.683cm" svg:x="84.44cm" svg:y="3.81cm" svg:viewBox="0 0 594 18684" draw:points="0,0 594,0 594,18684 0,18684">
          <text:p/>
        </draw:polygon>
        <draw:polygon draw:style-name="gr9" draw:text-style-name="P3" draw:layer="layout" svg:width="0.593cm" svg:height="18.683cm" svg:x="85.033cm" svg:y="3.81cm" svg:viewBox="0 0 594 18684" draw:points="0,0 594,0 594,18684 0,18684">
          <text:p/>
        </draw:polygon>
        <draw:polygon draw:style-name="gr9" draw:text-style-name="P3" draw:layer="layout" svg:width="0.592cm" svg:height="18.683cm" svg:x="85.626cm" svg:y="3.81cm" svg:viewBox="0 0 593 18684" draw:points="0,0 593,0 593,18684 0,18684">
          <text:p/>
        </draw:polygon>
        <draw:polygon draw:style-name="gr9" draw:text-style-name="P3" draw:layer="layout" svg:width="0.593cm" svg:height="18.683cm" svg:x="86.218cm" svg:y="3.81cm" svg:viewBox="0 0 594 18684" draw:points="0,0 594,0 594,18684 0,18684">
          <text:p/>
        </draw:polygon>
        <draw:polygon draw:style-name="gr9" draw:text-style-name="P3" draw:layer="layout" svg:width="0.593cm" svg:height="18.683cm" svg:x="86.811cm" svg:y="3.81cm" svg:viewBox="0 0 594 18684" draw:points="0,0 594,0 594,18684 0,18684">
          <text:p/>
        </draw:polygon>
        <draw:polygon draw:style-name="gr10" draw:text-style-name="P6" draw:layer="layout" svg:width="0.592cm" svg:height="18.683cm" svg:x="87.404cm" svg:y="3.81cm" svg:viewBox="0 0 593 18684" draw:points="0,0 593,0 593,18684 0,18684">
          <text:p/>
        </draw:polygon>
        <draw:line draw:style-name="gr11" draw:text-style-name="P1" draw:layer="layout" svg:x1="84.44cm" svg:y1="3.81cm" svg:x2="84.44cm" svg:y2="22.493cm">
          <text:p/>
        </draw:line>
        <draw:polygon draw:style-name="gr10" draw:text-style-name="P6" draw:layer="layout" svg:width="0.593cm" svg:height="18.683cm" svg:x="87.996cm" svg:y="3.81cm" svg:viewBox="0 0 594 18684" draw:points="0,0 594,0 594,18684 0,18684">
          <text:p/>
        </draw:polygon>
        <draw:polygon draw:style-name="gr9" draw:text-style-name="P3" draw:layer="layout" svg:width="0.593cm" svg:height="18.683cm" svg:x="88.589cm" svg:y="3.81cm" svg:viewBox="0 0 594 18684" draw:points="0,0 594,0 594,18684 0,18684">
          <text:p/>
        </draw:polygon>
        <draw:polygon draw:style-name="gr9" draw:text-style-name="P3" draw:layer="layout" svg:width="0.592cm" svg:height="18.683cm" svg:x="89.182cm" svg:y="3.81cm" svg:viewBox="0 0 593 18684" draw:points="0,0 593,0 593,18684 0,18684">
          <text:p/>
        </draw:polygon>
        <draw:polygon draw:style-name="gr9" draw:text-style-name="P3" draw:layer="layout" svg:width="0.593cm" svg:height="18.683cm" svg:x="89.774cm" svg:y="3.81cm" svg:viewBox="0 0 594 18684" draw:points="0,0 594,0 594,18684 0,18684">
          <text:p/>
        </draw:polygon>
        <draw:polygon draw:style-name="gr9" draw:text-style-name="P3" draw:layer="layout" svg:width="0.593cm" svg:height="18.683cm" svg:x="90.367cm" svg:y="3.81cm" svg:viewBox="0 0 594 18684" draw:points="0,0 594,0 594,18684 0,18684">
          <text:p/>
        </draw:polygon>
        <draw:polygon draw:style-name="gr9" draw:text-style-name="P3" draw:layer="layout" svg:width="0.592cm" svg:height="18.683cm" svg:x="90.96cm" svg:y="3.81cm" svg:viewBox="0 0 593 18684" draw:points="0,0 593,0 593,18684 0,18684">
          <text:p/>
        </draw:polygon>
        <draw:polygon draw:style-name="gr10" draw:text-style-name="P6" draw:layer="layout" svg:width="0.593cm" svg:height="18.683cm" svg:x="91.552cm" svg:y="3.81cm" svg:viewBox="0 0 594 18684" draw:points="0,0 594,0 594,18684 0,18684">
          <text:p/>
        </draw:polygon>
        <draw:line draw:style-name="gr11" draw:text-style-name="P1" draw:layer="layout" svg:x1="88.589cm" svg:y1="3.81cm" svg:x2="88.589cm" svg:y2="22.493cm">
          <text:p/>
        </draw:line>
        <draw:polygon draw:style-name="gr10" draw:text-style-name="P6" draw:layer="layout" svg:width="0.593cm" svg:height="18.683cm" svg:x="92.145cm" svg:y="3.81cm" svg:viewBox="0 0 594 18684" draw:points="0,0 594,0 594,18684 0,18684">
          <text:p/>
        </draw:polygon>
        <draw:polygon draw:style-name="gr9" draw:text-style-name="P3" draw:layer="layout" svg:width="0.592cm" svg:height="18.683cm" svg:x="92.738cm" svg:y="3.81cm" svg:viewBox="0 0 593 18684" draw:points="0,0 593,0 593,18684 0,18684">
          <text:p/>
        </draw:polygon>
        <draw:polygon draw:style-name="gr9" draw:text-style-name="P3" draw:layer="layout" svg:width="0.593cm" svg:height="18.683cm" svg:x="93.33cm" svg:y="3.81cm" svg:viewBox="0 0 594 18684" draw:points="0,0 594,0 594,18684 0,18684">
          <text:p/>
        </draw:polygon>
        <draw:polygon draw:style-name="gr9" draw:text-style-name="P3" draw:layer="layout" svg:width="0.593cm" svg:height="18.683cm" svg:x="93.923cm" svg:y="3.81cm" svg:viewBox="0 0 594 18684" draw:points="0,0 594,0 594,18684 0,18684">
          <text:p/>
        </draw:polygon>
        <draw:polygon draw:style-name="gr9" draw:text-style-name="P3" draw:layer="layout" svg:width="0.592cm" svg:height="18.683cm" svg:x="94.516cm" svg:y="3.81cm" svg:viewBox="0 0 593 18684" draw:points="0,0 593,0 593,18684 0,18684">
          <text:p/>
        </draw:polygon>
        <draw:polygon draw:style-name="gr9" draw:text-style-name="P3" draw:layer="layout" svg:width="0.593cm" svg:height="18.683cm" svg:x="95.108cm" svg:y="3.81cm" svg:viewBox="0 0 594 18684" draw:points="0,0 594,0 594,18684 0,18684">
          <text:p/>
        </draw:polygon>
        <draw:polygon draw:style-name="gr10" draw:text-style-name="P6" draw:layer="layout" svg:width="0.593cm" svg:height="18.683cm" svg:x="95.701cm" svg:y="3.81cm" svg:viewBox="0 0 594 18684" draw:points="0,0 594,0 594,18684 0,18684">
          <text:p/>
        </draw:polygon>
        <draw:line draw:style-name="gr11" draw:text-style-name="P1" draw:layer="layout" svg:x1="92.738cm" svg:y1="3.81cm" svg:x2="92.738cm" svg:y2="22.493cm">
          <text:p/>
        </draw:line>
        <draw:polygon draw:style-name="gr10" draw:text-style-name="P6" draw:layer="layout" svg:width="0.592cm" svg:height="18.683cm" svg:x="96.294cm" svg:y="3.81cm" svg:viewBox="0 0 593 18684" draw:points="0,0 593,0 593,18684 0,18684">
          <text:p/>
        </draw:polygon>
        <draw:polygon draw:style-name="gr9" draw:text-style-name="P3" draw:layer="layout" svg:width="0.593cm" svg:height="18.683cm" svg:x="96.886cm" svg:y="3.81cm" svg:viewBox="0 0 594 18684" draw:points="0,0 594,0 594,18684 0,18684">
          <text:p/>
        </draw:polygon>
        <draw:polygon draw:style-name="gr9" draw:text-style-name="P3" draw:layer="layout" svg:width="0.593cm" svg:height="18.683cm" svg:x="97.479cm" svg:y="3.81cm" svg:viewBox="0 0 594 18684" draw:points="0,0 594,0 594,18684 0,18684">
          <text:p/>
        </draw:polygon>
        <draw:polygon draw:style-name="gr9" draw:text-style-name="P3" draw:layer="layout" svg:width="0.592cm" svg:height="18.683cm" svg:x="98.072cm" svg:y="3.81cm" svg:viewBox="0 0 593 18684" draw:points="0,0 593,0 593,18684 0,18684">
          <text:p/>
        </draw:polygon>
        <draw:polygon draw:style-name="gr9" draw:text-style-name="P3" draw:layer="layout" svg:width="0.593cm" svg:height="18.683cm" svg:x="98.664cm" svg:y="3.81cm" svg:viewBox="0 0 594 18684" draw:points="0,0 594,0 594,18684 0,18684">
          <text:p/>
        </draw:polygon>
        <draw:polygon draw:style-name="gr9" draw:text-style-name="P3" draw:layer="layout" svg:width="0.593cm" svg:height="18.683cm" svg:x="99.257cm" svg:y="3.81cm" svg:viewBox="0 0 594 18684" draw:points="0,0 594,0 594,18684 0,18684">
          <text:p/>
        </draw:polygon>
        <draw:polygon draw:style-name="gr10" draw:text-style-name="P6" draw:layer="layout" svg:width="0.592cm" svg:height="18.683cm" svg:x="99.85cm" svg:y="3.81cm" svg:viewBox="0 0 593 18684" draw:points="0,0 593,0 593,18684 0,18684">
          <text:p/>
        </draw:polygon>
        <draw:line draw:style-name="gr11" draw:text-style-name="P1" draw:layer="layout" svg:x1="96.886cm" svg:y1="3.81cm" svg:x2="96.886cm" svg:y2="22.493cm">
          <text:p/>
        </draw:line>
        <draw:polygon draw:style-name="gr10" draw:text-style-name="P6" draw:layer="layout" svg:width="0.593cm" svg:height="18.683cm" svg:x="100.442cm" svg:y="3.81cm" svg:viewBox="0 0 594 18684" draw:points="0,0 594,0 594,18684 0,18684">
          <text:p/>
        </draw:polygon>
        <draw:polygon draw:style-name="gr13" draw:text-style-name="P7" draw:layer="layout" svg:width="0.593cm" svg:height="18.683cm" svg:x="101.035cm" svg:y="3.81cm" svg:viewBox="0 0 594 18684" draw:points="0,0 594,0 594,18684 0,18684">
          <text:p/>
        </draw:polygon>
        <draw:polygon draw:style-name="gr9" draw:text-style-name="P3" draw:layer="layout" svg:width="0.592cm" svg:height="18.683cm" svg:x="101.628cm" svg:y="3.81cm" svg:viewBox="0 0 593 18684" draw:points="0,0 593,0 593,18684 0,18684">
          <text:p/>
        </draw:polygon>
        <draw:polygon draw:style-name="gr9" draw:text-style-name="P3" draw:layer="layout" svg:width="0.593cm" svg:height="18.683cm" svg:x="102.22cm" svg:y="3.81cm" svg:viewBox="0 0 594 18684" draw:points="0,0 594,0 594,18684 0,18684">
          <text:p/>
        </draw:polygon>
        <draw:polygon draw:style-name="gr9" draw:text-style-name="P3" draw:layer="layout" svg:width="0.593cm" svg:height="18.683cm" svg:x="102.813cm" svg:y="3.81cm" svg:viewBox="0 0 594 18684" draw:points="0,0 594,0 594,18684 0,18684">
          <text:p/>
        </draw:polygon>
        <draw:polygon draw:style-name="gr9" draw:text-style-name="P3" draw:layer="layout" svg:width="0.592cm" svg:height="18.683cm" svg:x="103.406cm" svg:y="3.81cm" svg:viewBox="0 0 593 18684" draw:points="0,0 593,0 593,18684 0,18684">
          <text:p/>
        </draw:polygon>
        <draw:polygon draw:style-name="gr10" draw:text-style-name="P6" draw:layer="layout" svg:width="0.593cm" svg:height="18.683cm" svg:x="103.998cm" svg:y="3.81cm" svg:viewBox="0 0 594 18684" draw:points="0,0 594,0 594,18684 0,18684">
          <text:p/>
        </draw:polygon>
        <draw:line draw:style-name="gr11" draw:text-style-name="P1" draw:layer="layout" svg:x1="101.035cm" svg:y1="3.81cm" svg:x2="101.035cm" svg:y2="22.493cm">
          <text:p/>
        </draw:line>
        <draw:polygon draw:style-name="gr10" draw:text-style-name="P6" draw:layer="layout" svg:width="0.593cm" svg:height="18.683cm" svg:x="104.591cm" svg:y="3.81cm" svg:viewBox="0 0 594 18684" draw:points="0,0 594,0 594,18684 0,18684">
          <text:p/>
        </draw:polygon>
        <draw:polygon draw:style-name="gr9" draw:text-style-name="P3" draw:layer="layout" svg:width="0.592cm" svg:height="18.683cm" svg:x="105.184cm" svg:y="3.81cm" svg:viewBox="0 0 593 18684" draw:points="0,0 593,0 593,18684 0,18684">
          <text:p/>
        </draw:polygon>
        <draw:polygon draw:style-name="gr9" draw:text-style-name="P3" draw:layer="layout" svg:width="0.593cm" svg:height="18.683cm" svg:x="105.776cm" svg:y="3.81cm" svg:viewBox="0 0 594 18684" draw:points="0,0 594,0 594,18684 0,18684">
          <text:p/>
        </draw:polygon>
        <draw:polygon draw:style-name="gr9" draw:text-style-name="P3" draw:layer="layout" svg:width="0.593cm" svg:height="18.683cm" svg:x="106.369cm" svg:y="3.81cm" svg:viewBox="0 0 594 18684" draw:points="0,0 594,0 594,18684 0,18684">
          <text:p/>
        </draw:polygon>
        <draw:polygon draw:style-name="gr9" draw:text-style-name="P3" draw:layer="layout" svg:width="0.592cm" svg:height="18.683cm" svg:x="106.962cm" svg:y="3.81cm" svg:viewBox="0 0 593 18684" draw:points="0,0 593,0 593,18684 0,18684">
          <text:p/>
        </draw:polygon>
        <draw:polygon draw:style-name="gr9" draw:text-style-name="P3" draw:layer="layout" svg:width="0.593cm" svg:height="18.683cm" svg:x="107.554cm" svg:y="3.81cm" svg:viewBox="0 0 594 18684" draw:points="0,0 594,0 594,18684 0,18684">
          <text:p/>
        </draw:polygon>
        <draw:polygon draw:style-name="gr10" draw:text-style-name="P6" draw:layer="layout" svg:width="0.593cm" svg:height="18.683cm" svg:x="108.147cm" svg:y="3.81cm" svg:viewBox="0 0 594 18684" draw:points="0,0 594,0 594,18684 0,18684">
          <text:p/>
        </draw:polygon>
        <draw:line draw:style-name="gr11" draw:text-style-name="P1" draw:layer="layout" svg:x1="105.184cm" svg:y1="3.81cm" svg:x2="105.184cm" svg:y2="22.493cm">
          <text:p/>
        </draw:line>
        <draw:polygon draw:style-name="gr10" draw:text-style-name="P6" draw:layer="layout" svg:width="0.592cm" svg:height="18.683cm" svg:x="108.74cm" svg:y="3.81cm" svg:viewBox="0 0 593 18684" draw:points="0,0 593,0 593,18684 0,18684">
          <text:p/>
        </draw:polygon>
        <draw:polygon draw:style-name="gr9" draw:text-style-name="P3" draw:layer="layout" svg:width="0.593cm" svg:height="18.683cm" svg:x="109.332cm" svg:y="3.81cm" svg:viewBox="0 0 594 18684" draw:points="0,0 594,0 594,18684 0,18684">
          <text:p/>
        </draw:polygon>
        <draw:polygon draw:style-name="gr9" draw:text-style-name="P3" draw:layer="layout" svg:width="0.593cm" svg:height="18.683cm" svg:x="109.925cm" svg:y="3.81cm" svg:viewBox="0 0 594 18684" draw:points="0,0 594,0 594,18684 0,18684">
          <text:p/>
        </draw:polygon>
        <draw:polygon draw:style-name="gr9" draw:text-style-name="P3" draw:layer="layout" svg:width="0.592cm" svg:height="18.683cm" svg:x="110.518cm" svg:y="3.81cm" svg:viewBox="0 0 593 18684" draw:points="0,0 593,0 593,18684 0,18684">
          <text:p/>
        </draw:polygon>
        <draw:polygon draw:style-name="gr9" draw:text-style-name="P3" draw:layer="layout" svg:width="0.593cm" svg:height="18.683cm" svg:x="111.11cm" svg:y="3.81cm" svg:viewBox="0 0 594 18684" draw:points="0,0 594,0 594,18684 0,18684">
          <text:p/>
        </draw:polygon>
        <draw:polygon draw:style-name="gr9" draw:text-style-name="P3" draw:layer="layout" svg:width="0.593cm" svg:height="18.683cm" svg:x="111.703cm" svg:y="3.81cm" svg:viewBox="0 0 594 18684" draw:points="0,0 594,0 594,18684 0,18684">
          <text:p/>
        </draw:polygon>
        <draw:polygon draw:style-name="gr10" draw:text-style-name="P6" draw:layer="layout" svg:width="0.592cm" svg:height="18.683cm" svg:x="112.296cm" svg:y="3.81cm" svg:viewBox="0 0 593 18684" draw:points="0,0 593,0 593,18684 0,18684">
          <text:p/>
        </draw:polygon>
        <draw:line draw:style-name="gr11" draw:text-style-name="P1" draw:layer="layout" svg:x1="109.332cm" svg:y1="3.81cm" svg:x2="109.332cm" svg:y2="22.493cm">
          <text:p/>
        </draw:line>
        <draw:polygon draw:style-name="gr10" draw:text-style-name="P6" draw:layer="layout" svg:width="0.593cm" svg:height="18.683cm" svg:x="112.888cm" svg:y="3.81cm" svg:viewBox="0 0 594 18684" draw:points="0,0 594,0 594,18684 0,18684">
          <text:p/>
        </draw:polygon>
        <draw:polygon draw:style-name="gr9" draw:text-style-name="P3" draw:layer="layout" svg:width="0.593cm" svg:height="18.683cm" svg:x="113.481cm" svg:y="3.81cm" svg:viewBox="0 0 594 18684" draw:points="0,0 594,0 594,18684 0,18684">
          <text:p/>
        </draw:polygon>
        <draw:polygon draw:style-name="gr9" draw:text-style-name="P3" draw:layer="layout" svg:width="0.592cm" svg:height="18.683cm" svg:x="114.074cm" svg:y="3.81cm" svg:viewBox="0 0 593 18684" draw:points="0,0 593,0 593,18684 0,18684">
          <text:p/>
        </draw:polygon>
        <draw:polygon draw:style-name="gr9" draw:text-style-name="P3" draw:layer="layout" svg:width="0.593cm" svg:height="18.683cm" svg:x="114.666cm" svg:y="3.81cm" svg:viewBox="0 0 594 18684" draw:points="0,0 594,0 594,18684 0,18684">
          <text:p/>
        </draw:polygon>
        <draw:polygon draw:style-name="gr9" draw:text-style-name="P3" draw:layer="layout" svg:width="0.593cm" svg:height="18.683cm" svg:x="115.259cm" svg:y="3.81cm" svg:viewBox="0 0 594 18684" draw:points="0,0 594,0 594,18684 0,18684">
          <text:p/>
        </draw:polygon>
        <draw:polygon draw:style-name="gr9" draw:text-style-name="P3" draw:layer="layout" svg:width="0.592cm" svg:height="18.683cm" svg:x="115.852cm" svg:y="3.81cm" svg:viewBox="0 0 593 18684" draw:points="0,0 593,0 593,18684 0,18684">
          <text:p/>
        </draw:polygon>
        <draw:polygon draw:style-name="gr10" draw:text-style-name="P6" draw:layer="layout" svg:width="0.593cm" svg:height="18.683cm" svg:x="116.444cm" svg:y="3.81cm" svg:viewBox="0 0 594 18684" draw:points="0,0 594,0 594,18684 0,18684">
          <text:p/>
        </draw:polygon>
        <draw:line draw:style-name="gr11" draw:text-style-name="P1" draw:layer="layout" svg:x1="113.481cm" svg:y1="3.81cm" svg:x2="113.481cm" svg:y2="22.493cm">
          <text:p/>
        </draw:line>
        <draw:polygon draw:style-name="gr10" draw:text-style-name="P6" draw:layer="layout" svg:width="0.593cm" svg:height="18.683cm" svg:x="117.037cm" svg:y="3.81cm" svg:viewBox="0 0 594 18684" draw:points="0,0 594,0 594,18684 0,18684">
          <text:p/>
        </draw:polygon>
        <draw:polygon draw:style-name="gr9" draw:text-style-name="P3" draw:layer="layout" svg:width="0.592cm" svg:height="18.683cm" svg:x="117.63cm" svg:y="3.81cm" svg:viewBox="0 0 593 18684" draw:points="0,0 593,0 593,18684 0,18684">
          <text:p/>
        </draw:polygon>
        <draw:polygon draw:style-name="gr9" draw:text-style-name="P3" draw:layer="layout" svg:width="0.593cm" svg:height="18.683cm" svg:x="118.222cm" svg:y="3.81cm" svg:viewBox="0 0 594 18684" draw:points="0,0 594,0 594,18684 0,18684">
          <text:p/>
        </draw:polygon>
        <draw:polygon draw:style-name="gr9" draw:text-style-name="P3" draw:layer="layout" svg:width="0.593cm" svg:height="18.683cm" svg:x="118.815cm" svg:y="3.81cm" svg:viewBox="0 0 594 18684" draw:points="0,0 594,0 594,18684 0,18684">
          <text:p/>
        </draw:polygon>
        <draw:polygon draw:style-name="gr9" draw:text-style-name="P3" draw:layer="layout" svg:width="0.592cm" svg:height="18.683cm" svg:x="119.408cm" svg:y="3.81cm" svg:viewBox="0 0 593 18684" draw:points="0,0 593,0 593,18684 0,18684">
          <text:p/>
        </draw:polygon>
        <draw:polygon draw:style-name="gr9" draw:text-style-name="P3" draw:layer="layout" svg:width="0.593cm" svg:height="18.683cm" svg:x="120cm" svg:y="3.81cm" svg:viewBox="0 0 594 18684" draw:points="0,0 594,0 594,18684 0,18684">
          <text:p/>
        </draw:polygon>
        <draw:polygon draw:style-name="gr10" draw:text-style-name="P6" draw:layer="layout" svg:width="0.593cm" svg:height="18.683cm" svg:x="120.593cm" svg:y="3.81cm" svg:viewBox="0 0 594 18684" draw:points="0,0 594,0 594,18684 0,18684">
          <text:p/>
        </draw:polygon>
        <draw:line draw:style-name="gr11" draw:text-style-name="P1" draw:layer="layout" svg:x1="117.63cm" svg:y1="3.81cm" svg:x2="117.63cm" svg:y2="22.493cm">
          <text:p/>
        </draw:line>
        <draw:polygon draw:style-name="gr10" draw:text-style-name="P6" draw:layer="layout" svg:width="0.592cm" svg:height="18.683cm" svg:x="121.186cm" svg:y="3.81cm" svg:viewBox="0 0 593 18684" draw:points="0,0 593,0 593,18684 0,18684">
          <text:p/>
        </draw:polygon>
        <draw:polygon draw:style-name="gr9" draw:text-style-name="P3" draw:layer="layout" svg:width="0.593cm" svg:height="18.683cm" svg:x="121.778cm" svg:y="3.81cm" svg:viewBox="0 0 594 18684" draw:points="0,0 594,0 594,18684 0,18684">
          <text:p/>
        </draw:polygon>
        <draw:polygon draw:style-name="gr9" draw:text-style-name="P3" draw:layer="layout" svg:width="0.593cm" svg:height="18.683cm" svg:x="122.371cm" svg:y="3.81cm" svg:viewBox="0 0 594 18684" draw:points="0,0 594,0 594,18684 0,18684">
          <text:p/>
        </draw:polygon>
        <draw:polygon draw:style-name="gr9" draw:text-style-name="P3" draw:layer="layout" svg:width="0.592cm" svg:height="18.683cm" svg:x="122.964cm" svg:y="3.81cm" svg:viewBox="0 0 593 18684" draw:points="0,0 593,0 593,18684 0,18684">
          <text:p/>
        </draw:polygon>
        <draw:polygon draw:style-name="gr9" draw:text-style-name="P3" draw:layer="layout" svg:width="0.593cm" svg:height="18.683cm" svg:x="123.556cm" svg:y="3.81cm" svg:viewBox="0 0 594 18684" draw:points="0,0 594,0 594,18684 0,18684">
          <text:p/>
        </draw:polygon>
        <draw:polygon draw:style-name="gr9" draw:text-style-name="P3" draw:layer="layout" svg:width="0.593cm" svg:height="18.683cm" svg:x="124.149cm" svg:y="3.81cm" svg:viewBox="0 0 594 18684" draw:points="0,0 594,0 594,18684 0,18684">
          <text:p/>
        </draw:polygon>
        <draw:polygon draw:style-name="gr10" draw:text-style-name="P6" draw:layer="layout" svg:width="0.592cm" svg:height="18.683cm" svg:x="124.742cm" svg:y="3.81cm" svg:viewBox="0 0 593 18684" draw:points="0,0 593,0 593,18684 0,18684">
          <text:p/>
        </draw:polygon>
        <draw:line draw:style-name="gr11" draw:text-style-name="P1" draw:layer="layout" svg:x1="121.778cm" svg:y1="3.81cm" svg:x2="121.778cm" svg:y2="22.493cm">
          <text:p/>
        </draw:line>
        <draw:polygon draw:style-name="gr10" draw:text-style-name="P6" draw:layer="layout" svg:width="0.593cm" svg:height="18.683cm" svg:x="125.334cm" svg:y="3.81cm" svg:viewBox="0 0 594 18684" draw:points="0,0 594,0 594,18684 0,18684">
          <text:p/>
        </draw:polygon>
        <draw:polygon draw:style-name="gr9" draw:text-style-name="P3" draw:layer="layout" svg:width="0.593cm" svg:height="18.683cm" svg:x="125.927cm" svg:y="3.81cm" svg:viewBox="0 0 594 18684" draw:points="0,0 594,0 594,18684 0,18684">
          <text:p/>
        </draw:polygon>
        <draw:polygon draw:style-name="gr9" draw:text-style-name="P3" draw:layer="layout" svg:width="0.592cm" svg:height="18.683cm" svg:x="126.52cm" svg:y="3.81cm" svg:viewBox="0 0 593 18684" draw:points="0,0 593,0 593,18684 0,18684">
          <text:p/>
        </draw:polygon>
        <draw:polygon draw:style-name="gr9" draw:text-style-name="P3" draw:layer="layout" svg:width="0.593cm" svg:height="18.683cm" svg:x="127.112cm" svg:y="3.81cm" svg:viewBox="0 0 594 18684" draw:points="0,0 594,0 594,18684 0,18684">
          <text:p/>
        </draw:polygon>
        <draw:polygon draw:style-name="gr9" draw:text-style-name="P3" draw:layer="layout" svg:width="0.593cm" svg:height="18.683cm" svg:x="127.705cm" svg:y="3.81cm" svg:viewBox="0 0 594 18684" draw:points="0,0 594,0 594,18684 0,18684">
          <text:p/>
        </draw:polygon>
        <draw:polygon draw:style-name="gr9" draw:text-style-name="P3" draw:layer="layout" svg:width="0.592cm" svg:height="18.683cm" svg:x="128.298cm" svg:y="3.81cm" svg:viewBox="0 0 593 18684" draw:points="0,0 593,0 593,18684 0,18684">
          <text:p/>
        </draw:polygon>
        <draw:polygon draw:style-name="gr10" draw:text-style-name="P6" draw:layer="layout" svg:width="0.593cm" svg:height="18.683cm" svg:x="128.89cm" svg:y="3.81cm" svg:viewBox="0 0 594 18684" draw:points="0,0 594,0 594,18684 0,18684">
          <text:p/>
        </draw:polygon>
        <draw:line draw:style-name="gr11" draw:text-style-name="P1" draw:layer="layout" svg:x1="125.927cm" svg:y1="3.81cm" svg:x2="125.927cm" svg:y2="22.493cm">
          <text:p/>
        </draw:line>
        <draw:polygon draw:style-name="gr10" draw:text-style-name="P6" draw:layer="layout" svg:width="0.593cm" svg:height="18.683cm" svg:x="129.483cm" svg:y="3.81cm" svg:viewBox="0 0 594 18684" draw:points="0,0 594,0 594,18684 0,18684">
          <text:p/>
        </draw:polygon>
        <draw:polygon draw:style-name="gr9" draw:text-style-name="P3" draw:layer="layout" svg:width="0.592cm" svg:height="18.683cm" svg:x="130.076cm" svg:y="3.81cm" svg:viewBox="0 0 593 18684" draw:points="0,0 593,0 593,18684 0,18684">
          <text:p/>
        </draw:polygon>
        <draw:polygon draw:style-name="gr9" draw:text-style-name="P3" draw:layer="layout" svg:width="0.593cm" svg:height="18.683cm" svg:x="130.668cm" svg:y="3.81cm" svg:viewBox="0 0 594 18684" draw:points="0,0 594,0 594,18684 0,18684">
          <text:p/>
        </draw:polygon>
        <draw:polygon draw:style-name="gr9" draw:text-style-name="P3" draw:layer="layout" svg:width="0.593cm" svg:height="18.683cm" svg:x="131.261cm" svg:y="3.81cm" svg:viewBox="0 0 594 18684" draw:points="0,0 594,0 594,18684 0,18684">
          <text:p/>
        </draw:polygon>
        <draw:polygon draw:style-name="gr9" draw:text-style-name="P3" draw:layer="layout" svg:width="0.592cm" svg:height="18.683cm" svg:x="131.854cm" svg:y="3.81cm" svg:viewBox="0 0 593 18684" draw:points="0,0 593,0 593,18684 0,18684">
          <text:p/>
        </draw:polygon>
        <draw:polygon draw:style-name="gr9" draw:text-style-name="P3" draw:layer="layout" svg:width="0.593cm" svg:height="18.683cm" svg:x="132.446cm" svg:y="3.81cm" svg:viewBox="0 0 594 18684" draw:points="0,0 594,0 594,18684 0,18684">
          <text:p/>
        </draw:polygon>
        <draw:polygon draw:style-name="gr10" draw:text-style-name="P6" draw:layer="layout" svg:width="0.593cm" svg:height="18.683cm" svg:x="133.039cm" svg:y="3.81cm" svg:viewBox="0 0 594 18684" draw:points="0,0 594,0 594,18684 0,18684">
          <text:p/>
        </draw:polygon>
        <draw:line draw:style-name="gr11" draw:text-style-name="P1" draw:layer="layout" svg:x1="130.076cm" svg:y1="3.81cm" svg:x2="130.076cm" svg:y2="22.493cm">
          <text:p/>
        </draw:line>
        <draw:line draw:style-name="gr12" draw:text-style-name="P1" draw:layer="layout" svg:x1="-44.168cm" svg:y1="4.374cm" svg:x2="130.076cm" svg:y2="4.374cm">
          <text:p/>
        </draw:line>
        <draw:line draw:style-name="gr12" draw:text-style-name="P1" draw:layer="layout" svg:x1="-44.168cm" svg:y1="4.938cm" svg:x2="130.076cm" svg:y2="4.938cm">
          <text:p/>
        </draw:line>
        <draw:line draw:style-name="gr12" draw:text-style-name="P1" draw:layer="layout" svg:x1="-44.168cm" svg:y1="5.503cm" svg:x2="130.076cm" svg:y2="5.503cm">
          <text:p/>
        </draw:line>
        <draw:line draw:style-name="gr12" draw:text-style-name="P1" draw:layer="layout" svg:x1="-44.168cm" svg:y1="6.067cm" svg:x2="130.076cm" svg:y2="6.067cm">
          <text:p/>
        </draw:line>
        <draw:line draw:style-name="gr12" draw:text-style-name="P1" draw:layer="layout" svg:x1="-44.168cm" svg:y1="6.632cm" svg:x2="130.076cm" svg:y2="6.632cm">
          <text:p/>
        </draw:line>
        <draw:line draw:style-name="gr12" draw:text-style-name="P1" draw:layer="layout" svg:x1="-44.168cm" svg:y1="7.196cm" svg:x2="130.076cm" svg:y2="7.196cm">
          <text:p/>
        </draw:line>
        <draw:line draw:style-name="gr12" draw:text-style-name="P1" draw:layer="layout" svg:x1="-44.168cm" svg:y1="7.761cm" svg:x2="130.076cm" svg:y2="7.761cm">
          <text:p/>
        </draw:line>
        <draw:line draw:style-name="gr12" draw:text-style-name="P1" draw:layer="layout" svg:x1="-44.168cm" svg:y1="8.325cm" svg:x2="130.076cm" svg:y2="8.325cm">
          <text:p/>
        </draw:line>
        <draw:line draw:style-name="gr12" draw:text-style-name="P1" draw:layer="layout" svg:x1="-44.168cm" svg:y1="8.89cm" svg:x2="130.076cm" svg:y2="8.89cm">
          <text:p/>
        </draw:line>
        <draw:line draw:style-name="gr12" draw:text-style-name="P1" draw:layer="layout" svg:x1="-44.168cm" svg:y1="9.454cm" svg:x2="130.076cm" svg:y2="9.454cm">
          <text:p/>
        </draw:line>
        <draw:line draw:style-name="gr12" draw:text-style-name="P1" draw:layer="layout" svg:x1="-44.168cm" svg:y1="10.018cm" svg:x2="130.076cm" svg:y2="10.018cm">
          <text:p/>
        </draw:line>
        <draw:polygon draw:style-name="gr18" draw:text-style-name="P11" draw:layer="layout" svg:width="29.041cm" svg:height="0.282cm" svg:x="-21.647cm" svg:y="9.595cm" svg:viewBox="0 0 29042 283" draw:points="0,0 29042,0 29042,283 0,283">
          <text:p/>
        </draw:polygon>
        <draw:path draw:style-name="gr8" draw:text-style-name="P5" draw:layer="layout" svg:width="1.018cm" svg:height="0.205cm" svg:x="7.557cm" svg:y="9.619cm" svg:viewBox="0 0 1019 206" svg:d="M0 0h70c0 0 20 0 33 2 0 0 13 2 25 9 0 0 12 7 21 20 0 0 9 12 14 29 0 0 6 16 6 40 0 0 0 45-22 74 0 0-21 29-73 29h-74zM27 179h45c0 0 13 0 23-2 0 0 10-1 21-9 0 0 11-7 18-24 0 0 7-16 7-45 0 0 0-15-3-28 0 0-3-13-10-24 0 0-7-11-16-16 0 0-10-5-19-6 0 0-8-1-23-1h-43zM328 203h-26c0 0-3-7-5-18 0 0-25 21-54 21 0 0-23 0-36-11 0 0-14-12-14-31 0 0 0-18 13-30 0 0 13-12 45-16l23-4c0 0 13-2 22-5 0 0 0-11-1-16 0 0-1-4-4-9 0 0-3-5-11-8 0 0-8-3-20-3 0 0-16 0-25 5 0 0-10 6-13 23l-24-4c0 0 4-22 20-33 0 0 17-12 46-12 0 0 26 0 38 8 0 0 13 8 16 19 0 0 2 11 2 28v35c0 0 0 30 1 40 0 0 2 11 7 21zM296 138v-9c0 0-20 7-48 11 0 0-28 4-28 24 0 0 0 10 8 16 0 0 7 7 21 7 0 0 18 0 33-11 0 0 14-11 14-38zM416 202c0 0-11 3-19 3 0 0-16 0-24-6 0 0-7-6-9-15 0 0-1-8-1-24v-85h-19v-20h19v-36l24-15v51h25v20h-25v86c0 0 0 11 2 16 0 0 3 5 12 5 0 0 5 0 11-1zM564 203h-26c0 0-4-7-5-18 0 0-25 21-54 21 0 0-24 0-37-11 0 0-13-12-13-31 0 0 0-18 13-30 0 0 13-12 44-16l23-4c0 0 13-2 22-5 0 0 0-11-1-16 0 0 0-4-4-9 0 0-3-5-11-8 0 0-7-3-20-3 0 0-16 0-25 5 0 0-9 6-13 23l-24-4c0 0 4-22 21-33 0 0 16-12 45-12 0 0 26 0 39 8 0 0 12 8 15 19 0 0 3 11 3 28v35c0 0 0 30 1 40 0 0 1 11 7 21zM531 138v-9c0 0-19 7-48 11 0 0-28 4-28 24 0 0 0 10 8 16 0 0 7 7 22 7 0 0 18 0 32-11 0 0 14-11 14-38zM619 72c0 0 14-20 40-20 0 0 28 0 45 21 0 0 17 20 17 54 0 0 0 39-19 59 0 0-19 20-44 20 0 0-26 0-40-22h-1v19h-23v-203h25zM656 186c0 0 17 0 28-15 0 0 11-15 11-42 0 0 0-26-10-41 0 0-10-15-28-15 0 0-18 0-29 15 0 0-11 16-11 40 0 0 0 24 4 34 0 0 5 9 14 17 0 0 9 7 21 7zM833 97c0 0-2-13-10-18 0 0-8-6-23-6 0 0-14 0-22 4 0 0-9 5-9 14 0 0 0 9 6 13 0 0 7 4 28 9 0 0 23 7 35 12 0 0 11 4 17 12 0 0 7 8 7 23 0 0 0 20-16 33 0 0-16 13-43 13 0 0-28 0-43-12 0 0-16-11-19-35l24-3c0 0 2 15 12 22 0 0 9 8 26 8 0 0 16 0 25-7 0 0 9-7 9-17 0 0 0-6-4-10 0 0-4-4-10-6 0 0-6-2-27-7 0 0-32-8-41-18 0 0-10-12-10-27 0 0 0-18 14-30 0 0 15-12 40-12 0 0 26 0 40 10 0 0 15 11 18 31zM1019 136h-110c0 0 2 24 14 37 0 0 13 13 31 13 0 0 14 0 24-8 0 0 10-7 15-22l25 3c0 0-6 23-22 35 0 0-17 12-42 12 0 0-33 0-51-20 0 0-19-20-19-55 0 0 0-36 18-57 0 0 18-22 51-22 0 0 16 0 31 7 0 0 14 7 25 24 0 0 10 17 10 53zM993 115c0 0-1-23-13-33 0 0-13-9-27-9 0 0-18 0-29 11 0 0-11 12-13 31z">
          <text:p/>
        </draw:path>
        <draw:line draw:style-name="gr12" draw:text-style-name="P1" draw:layer="layout" svg:x1="-44.168cm" svg:y1="10.583cm" svg:x2="130.076cm" svg:y2="10.583cm">
          <text:p/>
        </draw:line>
        <draw:line draw:style-name="gr12" draw:text-style-name="P1" draw:layer="layout" svg:x1="-44.168cm" svg:y1="11.147cm" svg:x2="130.076cm" svg:y2="11.147cm">
          <text:p/>
        </draw:line>
        <draw:line draw:style-name="gr12" draw:text-style-name="P1" draw:layer="layout" svg:x1="-44.168cm" svg:y1="11.712cm" svg:x2="130.076cm" svg:y2="11.712cm">
          <text:p/>
        </draw:line>
        <draw:line draw:style-name="gr12" draw:text-style-name="P1" draw:layer="layout" svg:x1="-44.168cm" svg:y1="12.276cm" svg:x2="130.076cm" svg:y2="12.276cm">
          <text:p/>
        </draw:line>
        <draw:line draw:style-name="gr12" draw:text-style-name="P1" draw:layer="layout" svg:x1="-44.168cm" svg:y1="12.841cm" svg:x2="130.076cm" svg:y2="12.841cm">
          <text:p/>
        </draw:line>
        <draw:line draw:style-name="gr12" draw:text-style-name="P1" draw:layer="layout" svg:x1="-44.168cm" svg:y1="13.405cm" svg:x2="130.076cm" svg:y2="13.405cm">
          <text:p/>
        </draw:line>
        <draw:polygon draw:style-name="gr18" draw:text-style-name="P11" draw:layer="layout" svg:width="8.297cm" svg:height="0.282cm" svg:x="7.394cm" svg:y="12.982cm" svg:viewBox="0 0 8298 283" draw:points="0,0 8298,0 8298,283 0,283">
          <text:p/>
        </draw:polygon>
        <draw:path draw:style-name="gr8" draw:text-style-name="P5" draw:layer="layout" svg:width="1.841cm" svg:height="0.262cm" svg:x="15.855cm" svg:y="13.005cm" svg:viewBox="0 0 1842 263" svg:d="M178 204h-34c0 0-30-49-37-60 0 0-7-11-16-19 0 0-8-8-15-10 0 0-7-2-19-2h-30v91h-27v-204h89c0 0 19 0 31 3 0 0 12 2 22 10 0 0 9 7 14 18 0 0 5 12 5 25 0 0 0 23-14 36 0 0-15 15-42 18v1c0 0 20 9 38 36zM27 89h57c0 0 17 0 27-3 0 0 10-3 16-11 0 0 6-9 6-19 0 0 0-14-9-24 0 0-11-9-34-9h-63zM327 135h-110c0 0 2 25 14 38 0 0 13 14 31 14 0 0 14 0 24-8 0 0 9-9 15-24l25 3c0 0-6 24-23 37 0 0-16 12-41 12 0 0-33 0-51-20 0 0-19-22-19-56 0 0 0-35 18-57 0 0 18-21 51-21 0 0 16 0 30 7 0 0 15 7 26 24 0 0 10 17 10 51zM301 115c0 0-1-22-13-32 0 0-13-10-27-10 0 0-18 0-29 12 0 0-11 12-13 30zM476 56l-56 148h-23l-55-148h26l30 85c0 0 8 24 10 32h1c0 0 2-9 7-23l34-94zM523 204h-25v-148h25zM523 29h-25v-29h25zM688 135h-110c0 0 2 25 14 38 0 0 12 14 31 14 0 0 14 0 24-8 0 0 9-9 14-24l26 3c0 0-6 24-23 37 0 0-17 12-41 12 0 0-33 0-52-20 0 0-18-22-18-56 0 0 0-35 18-57 0 0 18-21 50-21 0 0 16 0 31 7 0 0 15 7 25 24 0 0 11 17 11 51zM662 115c0 0-1-22-13-32 0 0-13-10-28-10 0 0-17 0-28 12 0 0-12 12-14 30zM901 56l-46 148h-26l-23-89-3-12c0 0-2-12-2-13h-1l-29 114h-26l-45-148h26l32 116 5-20 26-96h25l20 77c0 0 8 31 9 36h1l33-113zM1003 0h70c0 0 19 0 32 2 0 0 13 2 25 9 0 0 12 8 21 20 0 0 9 13 14 29 0 0 6 17 6 40 0 0 0 45-22 74 0 0-21 30-73 30h-73zM1030 180h44c0 0 13 0 23-2 0 0 10-3 21-10 0 0 11-7 18-24 0 0 7-17 7-44 0 0 0-15-3-28 0 0-2-14-10-24 0 0-7-11-16-16 0 0-10-5-19-7 0 0-8-1-22-1h-43zM1331 135h-110c0 0 2 25 14 38 0 0 12 14 31 14 0 0 14 0 24-8 0 0 9-9 14-24l26 3c0 0-6 24-23 37 0 0-16 12-41 12 0 0-33 0-52-20 0 0-18-22-18-56 0 0 0-35 18-57 0 0 18-21 50-21 0 0 16 0 31 7 0 0 15 7 26 24 0 0 10 17 10 51zM1305 115c0 0-1-22-14-32 0 0-12-10-27-10 0 0-17 0-28 12 0 0-12 12-14 30zM1442 97c0 0-2-12-10-18 0 0-8-6-22-6 0 0-14 0-23 5 0 0-9 5-9 14 0 0 0 9 7 12 0 0 7 4 28 10 0 0 23 6 35 10 0 0 11 5 18 13 0 0 6 8 6 22 0 0 0 21-16 35 0 0-16 13-43 13 0 0-28 0-43-12 0 0-16-12-19-36l24-4c0 0 2 15 12 24 0 0 9 8 26 8 0 0 16 0 25-7 0 0 8-8 8-18 0 0 0-6-3-11 0 0-5-4-11-6 0 0-6-1-26-7 0 0-31-7-42-18 0 0-10-10-10-25 0 0 0-18 15-30 0 0 15-12 39-12 0 0 26 0 41 10 0 0 14 10 18 31zM1527 204h-25v-148h25zM1527 29h-25v-29h25zM1685 184c0 0 0 31-6 46 0 0-6 16-22 24 0 0-16 9-39 9 0 0-25 0-41-11 0 0-17-11-17-37l24 4c0 0 1 12 10 18 0 0 8 6 24 6 0 0 20 0 29-8 0 0 9-8 11-20 0 0 2-11 2-31 0 0-16 20-42 20 0 0-28 0-46-22 0 0-17-22-17-54 0 0 0-32 17-54 0 0 17-21 47-21 0 0 26 0 43 21v-18h23zM1621 183c0 0 17 0 29-13 0 0 12-13 12-43 0 0 0-26-12-40 0 0-11-14-30-14 0 0-17 0-29 14 0 0-10 15-10 40 0 0 0 29 11 42 0 0 12 14 29 14zM1842 204h-25v-90c0 0 0-23-8-31 0 0-8-9-22-9 0 0-11 0-21 6 0 0-10 5-14 15 0 0-5 10-5 27v82h-24v-148h22v21h1c0 0 7-12 19-18 0 0 11-6 26-6 0 0 12 0 23 4 0 0 12 4 18 13 0 0 6 8 8 17 0 0 2 9 2 26z">
          <text:p/>
        </draw:path>
        <draw:line draw:style-name="gr12" draw:text-style-name="P1" draw:layer="layout" svg:x1="-44.168cm" svg:y1="13.97cm" svg:x2="130.076cm" svg:y2="13.97cm">
          <text:p/>
        </draw:line>
        <draw:polygon draw:style-name="gr18" draw:text-style-name="P11" draw:layer="layout" svg:width="4.148cm" svg:height="0.282cm" svg:x="7.394cm" svg:y="13.546cm" svg:viewBox="0 0 4149 283" draw:points="0,0 4149,0 4149,283 0,283">
          <text:p/>
        </draw:polygon>
        <draw:path draw:style-name="gr8" draw:text-style-name="P5" draw:layer="layout" svg:width="2.289cm" svg:height="0.262cm" svg:x="11.705cm" svg:y="13.566cm" svg:viewBox="0 0 2290 263" svg:d="M0 4h77c0 0 18 0 31 2 0 0 13 1 24 9 0 0 11 8 17 21 0 0 5 12 5 26 0 0 0 28-17 45 0 0-18 17-58 17h-52v83h-27zM27 100h52c0 0 48 0 48-37 0 0 0-12-7-21 0 0-6-10-15-12 0 0-9-2-27-2h-51zM265 64l-9 23c0 0-9-5-18-5 0 0-14 0-21 12 0 0-7 13-7 35v78h-25v-147h22v22h1c0 0 12-26 31-26 0 0 13 0 26 8zM304 207h-24v-147h24zM304 32h-24v-28h24zM462 156c0 0-5 28-22 41 0 0-17 13-39 13 0 0-32 0-49-20 0 0-18-22-18-57 0 0 0-28 10-46 0 0 11-17 25-24 0 0 16-7 32-7 0 0 23 0 39 12 0 0 16 12 19 35l-24 3c0 0-3-14-12-22 0 0-8-7-21-7 0 0-21 0-32 14 0 0-10 15-10 42 0 0 0 28 10 42 0 0 11 15 31 15 0 0 16 0 25-9 0 0 9-9 11-28zM611 140h-110c0 0 1 24 14 37 0 0 12 13 30 13 0 0 15 0 24-7 0 0 10-8 15-23l26 3c0 0-7 23-23 35 0 0-17 12-42 12 0 0-32 0-51-20 0 0-18-20-18-56 0 0 0-35 18-56 0 0 18-22 50-22 0 0 16 0 31 7 0 0 15 7 25 24 0 0 11 17 11 53zM585 119c0 0-1-23-14-33 0 0-12-9-27-9 0 0-17 0-29 11 0 0-11 12-13 31zM894 143c0 0-9 34-32 51 0 0-22 16-53 16 0 0-49 0-72-31 0 0-23-31-23-75 0 0 0-49 27-76 0 0 27-28 69-28 0 0 29 0 50 15 0 0 22 16 30 45l-27 6c0 0-6-22-20-32 0 0-14-11-34-11 0 0-33 0-50 22 0 0-17 22-17 58 0 0 0 43 18 64 0 0 18 21 47 21 0 0 23 0 38-14 0 0 15-12 21-39zM983 56c0 0 30 0 49 20 0 0 20 19 20 54 0 0 0 45-21 62 0 0-21 18-48 18 0 0-28 0-48-18 0 0-20-18-20-59 0 0 0-39 19-58 0 0 20-19 49-19zM983 190c0 0 21 0 32-16 0 0 12-15 12-42 0 0 0-28-13-41 0 0-13-14-31-14 0 0-19 0-31 14 0 0-12 14-12 42 0 0 0 29 12 43 0 0 13 14 31 14zM1279 207h-25v-93c0 0 0-11-1-18 0 0-2-7-7-13 0 0-6-5-18-5 0 0-15 0-26 10 0 0-10 10-10 33v86h-25v-96c0 0 0-19-7-26 0 0-6-7-19-7 0 0-16 0-26 11 0 0-10 11-10 41v77h-25v-147h22v20h1c0 0 15-24 43-24 0 0 17 0 27 7 0 0 11 6 15 19 0 0 16-26 45-26 0 0 23 0 34 13 0 0 12 12 12 36zM1339 79c0 0 14-23 42-23 0 0 29 0 45 21 0 0 17 21 17 55 0 0 0 36-19 57 0 0-18 21-45 21 0 0-23 0-37-18h-1v71h-25v-203h22v19zM1378 190c0 0 17 0 28-14 0 0 12-15 12-44 0 0 0-27-11-42 0 0-11-14-28-14 0 0-18 0-29 16 0 0-12 16-12 42 0 0 0 28 11 42 0 0 11 14 29 14zM1532 56c0 0 30 0 49 20 0 0 20 19 20 54 0 0 0 45-21 62 0 0-21 18-48 18 0 0-27 0-48-18 0 0-20-18-20-59 0 0 0-39 19-58 0 0 20-19 49-19zM1532 190c0 0 21 0 33-16 0 0 10-15 10-42 0 0 0-28-12-41 0 0-13-14-31-14 0 0-19 0-31 14 0 0-12 14-12 42 0 0 0 29 12 43 0 0 13 14 31 14zM1749 207h-25v-90c0 0 0-23-8-31 0 0-8-8-22-8 0 0-11 0-21 5 0 0-10 5-14 15 0 0-4 10-4 28v81h-25v-147h22v20h1c0 0 7-12 19-18 0 0 12-6 27-6 0 0 11 0 23 5 0 0 11 3 18 12 0 0 6 8 7 18 0 0 2 9 2 25zM1914 140h-110c0 0 1 24 14 37 0 0 12 13 31 13 0 0 14 0 24-7 0 0 9-8 14-23l26 3c0 0-6 23-23 35 0 0-16 12-41 12 0 0-33 0-52-20 0 0-18-20-18-56 0 0 0-35 18-56 0 0 18-22 50-22 0 0 16 0 31 7 0 0 15 7 25 24 0 0 11 17 11 53zM1888 119c0 0-1-23-14-33 0 0-12-9-27-9 0 0-17 0-28 11 0 0-12 12-14 31zM2063 207h-25v-90c0 0 0-23-8-31 0 0-8-8-22-8 0 0-11 0-21 5 0 0-10 5-14 15 0 0-5 10-5 28v81h-24v-147h22v20h1c0 0 7-12 19-18 0 0 11-6 27-6 0 0 11 0 22 5 0 0 12 3 18 12 0 0 6 8 8 18 0 0 2 9 2 25zM2158 207c0 0-11 2-19 2 0 0-16 0-24-6 0 0-7-6-9-14 0 0-2-9-2-25v-85h-18v-19h18v-37l25-15v52h25v19h-25v86c0 0 0 12 2 16 0 0 3 5 12 5 0 0 5 0 11-1zM2261 101c0 0-2-13-10-18 0 0-8-6-23-6 0 0-14 0-22 4 0 0-9 5-9 15 0 0 0 8 7 12 0 0 6 4 27 9 0 0 23 6 35 11 0 0 11 4 18 13 0 0 6 8 6 23 0 0 0 20-16 33 0 0-16 13-43 13 0 0-28 0-43-12 0 0-16-11-19-35l24-3c0 0 2 15 12 22 0 0 9 8 26 8 0 0 17 0 25-7 0 0 9-7 9-17 0 0 0-6-4-10 0 0-4-4-10-6 0 0-6-2-27-7 0 0-31-9-41-19 0 0-10-11-10-26 0 0 0-18 14-30 0 0 15-12 40-12 0 0 26 0 40 11 0 0 15 10 18 30z">
          <text:p/>
        </draw:path>
        <draw:line draw:style-name="gr12" draw:text-style-name="P1" draw:layer="layout" svg:x1="-44.168cm" svg:y1="14.534cm" svg:x2="130.076cm" svg:y2="14.534cm">
          <text:p/>
        </draw:line>
        <draw:polygon draw:style-name="gr18" draw:text-style-name="P11" draw:layer="layout" svg:width="12.446cm" svg:height="0.282cm" svg:x="15.691cm" svg:y="14.111cm" svg:viewBox="0 0 12447 283" draw:points="0,0 12447,0 12447,283 0,283">
          <text:p/>
        </draw:polygon>
        <draw:path draw:style-name="gr8" draw:text-style-name="P5" draw:layer="layout" svg:width="1.289cm" svg:height="0.262cm" svg:x="28.304cm" svg:y="14.134cm" svg:viewBox="0 0 1290 263" svg:d="M27 203h-27v-203h27zM191 203h-25v-89c0 0 0-22-8-31 0 0-8-9-23-9 0 0-11 0-20 6 0 0-10 5-14 16 0 0-4 10-4 27v80h-25v-147h22v21h1c0 0 8-12 19-18 0 0 12-6 27-6 0 0 11 0 23 4 0 0 11 4 17 12 0 0 7 9 8 18 0 0 2 10 2 26zM286 203c0 0-12 2-19 2 0 0-16 0-24-5 0 0-7-6-9-15 0 0-2-9-2-25v-85h-18v-19h18v-36l25-15v51h25v19h-25v87c0 0 0 11 3 16 0 0 2 4 11 4 0 0 5 0 11-1zM434 136h-110c0 0 2 25 14 37 0 0 13 13 31 13 0 0 14 0 24-7 0 0 9-8 15-23l25 3c0 0-6 23-23 36 0 0-16 12-41 12 0 0-33 0-52-20 0 0-18-21-18-56 0 0 0-34 18-57 0 0 18-21 51-21 0 0 16 0 31 7 0 0 14 7 25 24 0 0 10 18 10 52zM408 116c0 0-1-22-13-33 0 0-13-10-27-10 0 0-18 0-29 12 0 0-11 13-13 31zM583 184c0 0 0 31-6 46 0 0-6 16-22 24 0 0-16 9-38 9 0 0-24 0-41-11 0 0-16-12-16-37l24 4c0 0 1 12 9 18 0 0 9 6 24 6 0 0 19 0 28-9 0 0 9-7 11-19 0 0 2-11 2-31 0 0-16 19-40 19 0 0-29 0-46-21 0 0-17-21-17-53 0 0 0-32 16-55 0 0 17-21 47-21 0 0 26 0 42 21h1v-18h22zM520 183c0 0 16 0 28-12 0 0 12-13 12-43 0 0 0-26-11-41 0 0-12-14-29-14 0 0-18 0-29 14 0 0-11 16-11 41 0 0 0 28 12 42 0 0 11 13 28 13zM700 61l-9 23c0 0-9-6-18-6 0 0-14 0-21 14 0 0-7 12-7 34v77h-25v-147h23v22c0 0 12-25 31-25 0 0 13 0 26 8zM843 203h-26c0 0-4-7-6-18 0 0-24 22-53 22 0 0-24 0-37-12 0 0-13-11-13-30 0 0 0-18 13-30 0 0 12-12 44-16l23-3c0 0 13-3 22-5 0 0 0-12-1-16 0 0-1-6-4-11 0 0-3-5-11-8 0 0-7-3-20-3 0 0-16 0-25 6 0 0-9 6-13 23l-24-3c0 0 4-24 20-35 0 0 17-11 46-11 0 0 26 0 39 8 0 0 12 7 15 19 0 0 3 12 3 29v33c0 0 0 31 1 41 0 0 1 11 7 20zM810 139v-9c0 0-20 6-48 10 0 0-28 4-28 24 0 0 0 10 8 17 0 0 7 6 22 6 0 0 18 0 32-11 0 0 14-11 14-37zM930 203c0 0-11 2-19 2 0 0-16 0-24-5 0 0-7-6-9-15 0 0-1-9-1-25v-85h-18v-19h18v-36l25-15v51h24v19h-24v87c0 0 0 11 2 16 0 0 2 4 11 4 0 0 6 0 11-1zM976 203h-25v-147h25zM976 28h-25v-28h25zM1073 53c0 0 30 0 49 19 0 0 20 20 20 56 0 0 0 43-21 61 0 0-21 18-48 18 0 0-28 0-48-18 0 0-20-19-20-59 0 0 0-38 20-58 0 0 19-19 48-19zM1073 186c0 0 22 0 32-15 0 0 12-16 12-42 0 0 0-27-13-42 0 0-12-14-31-14 0 0-19 0-31 14 0 0-12 15-12 43 0 0 0 28 13 42 0 0 12 14 30 14zM1290 203h-25v-89c0 0 0-22-8-31 0 0-8-9-22-9 0 0-11 0-21 6 0 0-10 5-14 16 0 0-4 10-4 27v80h-25v-147h22v21h1c0 0 8-12 19-18 0 0 12-6 27-6 0 0 12 0 23 4 0 0 11 4 17 12 0 0 7 9 9 18 0 0 1 10 1 26z">
          <text:p/>
        </draw:path>
        <draw:line draw:style-name="gr12" draw:text-style-name="P1" draw:layer="layout" svg:x1="-44.168cm" svg:y1="15.098cm" svg:x2="130.076cm" svg:y2="15.098cm">
          <text:p/>
        </draw:line>
        <draw:polygon draw:style-name="gr18" draw:text-style-name="P11" draw:layer="layout" svg:width="27.856cm" svg:height="0.282cm" svg:x="9.764cm" svg:y="14.675cm" svg:viewBox="0 0 27857 283" draw:points="0,0 27857,0 27857,283 0,283">
          <text:p/>
        </draw:polygon>
        <draw:path draw:style-name="gr8" draw:text-style-name="P5" draw:layer="layout" svg:width="2.202cm" svg:height="0.261cm" svg:x="37.783cm" svg:y="14.699cm" svg:viewBox="0 0 2203 262" svg:d="M0 0h70c0 0 19 0 32 2 0 0 13 2 25 9 0 0 12 7 21 20 0 0 9 12 14 30 0 0 6 16 6 40 0 0 0 44-22 73 0 0-21 29-73 29h-73zM27 179h44c0 0 13 0 23-2 0 0 10-1 21-9 0 0 11-7 18-24 0 0 7-16 7-44 0 0 0-15-3-28 0 0-3-13-10-25 0 0-7-11-16-16 0 0-10-5-19-6 0 0-8-1-22-1h-43zM260 53c0 0 30 0 49 20 0 0 20 19 20 54 0 0 0 44-21 61 0 0-21 18-48 18 0 0-28 0-48-18 0 0-20-18-20-58 0 0 0-39 19-58 0 0 20-19 49-19zM260 186c0 0 21 0 33-16 0 0 10-15 10-41 0 0 0-27-12-42 0 0-13-13-31-13 0 0-19 0-31 14 0 0-12 14-12 42 0 0 0 28 12 42 0 0 13 14 31 14zM477 152c0 0-5 28-22 41 0 0-17 13-39 13 0 0-32 0-49-20 0 0-17-22-17-56 0 0 0-28 10-46 0 0 10-17 25-24 0 0 15-7 31-7 0 0 23 0 39 12 0 0 16 12 20 34l-24 4c0 0-4-14-12-22 0 0-9-7-22-7 0 0-20 0-31 14 0 0-11 15-11 41 0 0 0 28 11 42 0 0 10 15 30 15 0 0 16 0 25-9 0 0 9-9 12-28zM617 203h-22v-22h-1c0 0-16 25-46 25 0 0-15 0-28-7 0 0-13-7-17-19 0 0-4-13-4-33v-91h24v82c0 0 0 19 2 27 0 0 2 9 10 14 0 0 8 6 19 6 0 0 14 0 26-10 0 0 12-10 12-40v-79h25zM855 203h-25v-93c0 0 0-10-1-17 0 0-2-7-7-13 0 0-6-5-18-5 0 0-15 0-26 10 0 0-10 10-10 33v85h-26v-95c0 0 0-19-7-26 0 0-6-7-19-7 0 0-16 0-26 11 0 0-10 11-10 41v76h-25v-147h22v21h1c0 0 15-24 43-24 0 0 17 0 27 7 0 0 12 6 16 19 0 0 16-26 45-26 0 0 23 0 34 13 0 0 12 12 12 36zM1019 136h-110c0 0 2 24 14 37 0 0 12 13 31 13 0 0 14 0 24-8 0 0 9-7 14-22l26 3c0 0-6 23-23 35 0 0-16 12-41 12 0 0-33 0-52-20 0 0-18-20-18-55 0 0 0-35 18-56 0 0 18-22 51-22 0 0 15 0 30 7 0 0 15 7 25 24 0 0 11 17 11 52zM993 116c0 0-1-23-14-33 0 0-12-9-26-9 0 0-18 0-29 11 0 0-12 12-13 31zM1168 203h-25v-89c0 0 0-23-8-31 0 0-8-8-22-8 0 0-11 0-21 5 0 0-10 5-14 15 0 0-4 10-4 28v80h-25v-147h22v21h1c0 0 8-12 19-18 0 0 12-6 27-6 0 0 11 0 23 4 0 0 11 4 18 13 0 0 6 8 7 17 0 0 2 10 2 26zM1263 202c0 0-11 3-19 3 0 0-16 0-24-6 0 0-7-6-9-15 0 0-1-8-1-24v-84h-18v-20h18v-37l24-15v52h25v20h-25v85c0 0 0 11 2 16 0 0 3 5 12 5 0 0 5 0 11-1zM1366 0h70c0 0 18 0 32 2 0 0 13 2 25 9 0 0 12 7 21 20 0 0 9 12 14 30 0 0 5 16 5 40 0 0 0 44-21 73 0 0-21 29-73 29h-73zM1393 179h43c0 0 13 0 24-2 0 0 10-1 21-9 0 0 11-7 18-24 0 0 7-16 7-44 0 0 0-15-3-28 0 0-3-13-10-25 0 0-7-11-17-16 0 0-9-5-18-6 0 0-9-1-23-1h-42zM1693 136h-109c0 0 1 24 14 37 0 0 12 13 30 13 0 0 15 0 24-8 0 0 10-7 15-22l26 3c0 0-7 23-23 35 0 0-17 12-42 12 0 0-32 0-51-20 0 0-19-20-19-55 0 0 0-35 18-56 0 0 18-22 51-22 0 0 16 0 31 7 0 0 15 7 25 24 0 0 10 17 10 52zM1668 116c0 0-2-23-14-33 0 0-13-9-27-9 0 0-18 0-29 11 0 0-11 12-13 31zM1805 98c0 0-2-13-10-18 0 0-8-6-22-6 0 0-14 0-23 4 0 0-9 5-9 14 0 0 0 9 7 13 0 0 7 4 28 9 0 0 22 6 34 11 0 0 12 4 18 12 0 0 6 8 6 23 0 0 0 20-16 33 0 0-16 13-42 13 0 0-28 0-44-12 0 0-15-11-19-35l25-3c0 0 2 15 11 22 0 0 10 8 27 8 0 0 16 0 24-7 0 0 9-7 9-17 0 0 0-6-4-10 0 0-4-4-10-6 0 0-6-2-27-7 0 0-31-8-41-18 0 0-10-11-10-26 0 0 0-18 14-30 0 0 15-12 40-12 0 0 26 0 41 10 0 0 14 11 17 31zM1889 203h-25v-147h25zM1889 28h-25v-28h25zM2047 183c0 0 0 31-7 47 0 0-6 15-21 24 0 0-16 8-39 8 0 0-24 0-41-11 0 0-16-11-16-36l24 4c0 0 1 11 10 17 0 0 8 6 23 6 0 0 20 0 29-8 0 0 9-8 11-19 0 0 1-11 1-31 0 0-15 19-40 19 0 0-29 0-46-21 0 0-17-21-17-54 0 0 0-32 17-53 0 0 16-22 46-22 0 0 26 0 42 21h1v-18h23zM1983 182c0 0 16 0 28-12 0 0 13-13 13-42 0 0 0-26-12-41 0 0-12-13-29-13 0 0-18 0-29 14 0 0-11 14-11 39 0 0 0 29 12 42 0 0 11 13 28 13zM2203 203h-25v-89c0 0 0-23-8-31 0 0-8-8-22-8 0 0-11 0-21 5 0 0-10 5-14 15 0 0-4 10-4 28v80h-25v-147h22v21h1c0 0 8-12 20-18 0 0 11-6 26-6 0 0 12 0 23 4 0 0 11 4 18 13 0 0 6 8 8 17 0 0 1 10 1 26z">
          <text:p/>
        </draw:path>
        <draw:line draw:style-name="gr12" draw:text-style-name="P1" draw:layer="layout" svg:x1="-44.168cm" svg:y1="16.058cm" svg:x2="130.076cm" svg:y2="16.058cm">
          <text:p/>
        </draw:line>
        <draw:polygon draw:style-name="gr18" draw:text-style-name="P11" draw:layer="layout" svg:width="15.409cm" svg:height="0.282cm" svg:x="26.359cm" svg:y="15.24cm" svg:viewBox="0 0 15410 283" draw:points="0,0 15410,0 15410,283 0,283">
          <text:p/>
        </draw:polygon>
        <draw:path draw:style-name="gr8" draw:text-style-name="P5" draw:layer="layout" svg:width="3.921cm" svg:height="0.265cm" svg:x="41.931cm" svg:y="15.26cm" svg:viewBox="0 0 3922 266" svg:d="M0 3h77c0 0 18 0 31 2 0 0 13 2 24 9 0 0 11 8 17 21 0 0 5 13 5 27 0 0 0 28-17 45 0 0-18 16-58 16h-52v83h-27zM27 99h52c0 0 48 0 48-37 0 0 0-12-7-21 0 0-6-9-15-11 0 0-9-3-27-3h-51zM265 63l-9 23c0 0-9-5-18-5 0 0-14 0-21 12 0 0-7 13-7 35v78h-25v-147h22v22h1c0 0 12-25 31-25 0 0 13 0 26 7zM339 56c0 0 30 0 49 19 0 0 20 19 20 55 0 0 0 43-21 62 0 0-22 18-48 18 0 0-27 0-48-19 0 0-20-19-20-59 0 0 0-38 19-57 0 0 20-19 49-19zM339 189c0 0 22 0 32-17 0 0 11-15 11-41 0 0 0-27-12-41 0 0-13-14-31-14 0 0-19 0-31 14 0 0-12 14-12 42 0 0 0 28 12 42 0 0 13 15 31 15zM556 155c0 0-5 28-22 42 0 0-17 13-39 13 0 0-31 0-49-21 0 0-17-22-17-56 0 0 0-29 10-46 0 0 10-17 25-24 0 0 15-7 31-7 0 0 23 0 39 11 0 0 16 12 20 35l-24 3c0 0-4-14-12-21 0 0-9-8-22-8 0 0-20 0-31 15 0 0-11 14-11 41 0 0 0 27 11 42 0 0 10 15 30 15 0 0 16 0 25-10 0 0 9-9 12-27zM696 206h-22v-21h-1c0 0-16 25-46 25 0 0-15 0-28-7 0 0-13-7-17-21 0 0-4-12-4-32v-91h24v81c0 0 0 19 2 28 0 0 2 8 10 14 0 0 8 6 19 6 0 0 14 0 26-11 0 0 12-9 12-40v-78h25zM814 63l-9 23c0 0-9-5-18-5 0 0-14 0-21 12 0 0-8 13-8 35v78h-24v-147h22v22h1c0 0 12-25 31-25 0 0 12 0 26 7zM956 138h-110c0 0 2 25 14 37 0 0 12 14 31 14 0 0 14 0 24-8 0 0 9-8 14-23l26 3c0 0-6 24-23 36 0 0-17 13-41 13 0 0-33 0-52-20 0 0-18-22-18-57 0 0 0-34 18-56 0 0 18-21 50-21 0 0 16 0 31 7 0 0 15 7 25 24 0 0 11 17 11 51zM930 118c0 0-1-22-14-32 0 0-12-10-27-10 0 0-17 0-28 12 0 0-12 11-14 30zM1067 3h76c0 0 18 0 31 2 0 0 13 2 24 9 0 0 12 8 17 21 0 0 6 13 6 27 0 0 0 28-18 45 0 0-18 16-58 16h-51v83h-27zM1094 99h51c0 0 48 0 48-37 0 0 0-12-6-21 0 0-6-9-15-11 0 0-9-3-27-3h-51zM1331 63l-8 23c0 0-10-5-18-5 0 0-15 0-22 12 0 0-7 13-7 35v78h-25v-147h23v22h1c0 0 12-25 31-25 0 0 12 0 25 7zM1406 56c0 0 29 0 49 19 0 0 19 19 19 55 0 0 0 43-21 62 0 0-21 18-47 18 0 0-28 0-48-19 0 0-21-19-21-59 0 0 0-38 20-57 0 0 20-19 49-19zM1406 189c0 0 21 0 32-17 0 0 11-15 11-41 0 0 0-27-12-41 0 0-13-14-31-14 0 0-19 0-31 14 0 0-13 14-13 42 0 0 0 28 13 42 0 0 12 15 31 15zM1560 206c0 0-11 2-18 2 0 0-17 0-24-6 0 0-7-5-9-14 0 0-2-10-2-26v-84h-18v-19h18v-36l25-15v51h25v19h-25v86c0 0 0 11 2 16 0 0 3 5 12 5 0 0 5 0 11-2zM1641 56c0 0 30 0 49 19 0 0 20 19 20 55 0 0 0 43-21 62 0 0-21 18-48 18 0 0-28 0-48-19 0 0-20-19-20-59 0 0 0-38 19-57 0 0 20-19 49-19zM1641 189c0 0 21 0 32-17 0 0 12-15 12-41 0 0 0-27-13-41 0 0-13-14-31-14 0 0-19 0-31 14 0 0-12 14-12 42 0 0 0 28 12 42 0 0 13 15 31 15zM1796 206c0 0-11 2-19 2 0 0-16 0-24-6 0 0-7-5-9-14 0 0-2-10-2-26v-84h-18v-19h18v-36l25-15v51h25v19h-25v86c0 0 0 11 3 16 0 0 2 5 11 5 0 0 5 0 11-2zM1937 59l-56 150v1c0 0-8 25-19 40 0 0-11 16-30 16 0 0-7 0-16-3l-3-24c0 0 7 3 14 3 0 0 14 0 19-8 0 0 5-8 12-27l-55-148h27l34 96c0 0 3 9 6 22h1c0 0 3-15 9-30l32-88zM1982 78c0 0 13-22 41-22 0 0 29 0 46 21 0 0 16 21 16 54 0 0 0 36-18 58 0 0-18 21-46 21 0 0-23 0-37-19h-1v71h-25v-203h23v19zM2020 189c0 0 17 0 29-15 0 0 11-15 11-43 0 0 0-27-11-41 0 0-11-15-28-15 0 0-18 0-29 16 0 0-11 17-11 42 0 0 0 27 10 41 0 0 11 15 29 15zM2242 138h-109c0 0 1 25 13 37 0 0 13 14 31 14 0 0 14 0 24-8 0 0 10-8 15-23l25 3c0 0-6 24-22 36 0 0-17 13-42 13 0 0-33 0-51-20 0 0-19-22-19-57 0 0 0-34 18-56 0 0 18-21 51-21 0 0 16 0 31 7 0 0 14 7 25 24 0 0 10 17 10 51zM2217 118c0 0-2-22-14-32 0 0-13-10-27-10 0 0-18 0-29 12 0 0-11 11-13 30zM2524 141c0 0-8 34-31 52 0 0-21 17-52 17 0 0-50 0-72-32 0 0-23-31-23-75 0 0 0-48 26-76 0 0 27-27 69-27 0 0 30 0 51 15 0 0 21 15 29 44l-26 6c0 0-7-21-21-32 0 0-13-10-33-10 0 0-33 0-50 21 0 0-17 22-17 59 0 0 0 42 18 62 0 0 17 22 46 22 0 0 24 0 39-14 0 0 15-13 21-39zM2614 56c0 0 29 0 49 19 0 0 20 19 20 55 0 0 0 43-22 62 0 0-21 18-47 18 0 0-28 0-48-19 0 0-21-19-21-59 0 0 0-38 20-57 0 0 20-19 49-19zM2614 189c0 0 21 0 32-17 0 0 11-15 11-41 0 0 0-27-13-41 0 0-12-14-30-14 0 0-19 0-31 14 0 0-12 14-12 42 0 0 0 28 12 42 0 0 12 15 31 15zM2909 206h-24v-93c0 0 0-10-2-17 0 0-1-8-7-13 0 0-6-6-18-6 0 0-15 0-25 10 0 0-11 11-11 33v86h-24v-96c0 0 0-19-7-26 0 0-7-7-19-7 0 0-16 0-26 11 0 0-11 11-11 41v77h-24v-147h22v20c0 0 16-23 44-23 0 0 16 0 27 6 0 0 10 7 15 19 0 0 16-25 45-25 0 0 22 0 34 12 0 0 11 12 11 37zM2970 78c0 0 13-22 41-22 0 0 29 0 46 21 0 0 17 21 17 54 0 0 0 36-19 58 0 0-18 21-45 21 0 0-24 0-38-19h-1v71h-25v-203h23v19zM3008 189c0 0 17 0 29-15 0 0 11-15 11-43 0 0 0-27-11-41 0 0-11-15-28-15 0 0-17 0-29 16 0 0-11 17-11 42 0 0 0 27 11 41 0 0 11 15 28 15zM3164 56c0 0 29 0 49 19 0 0 19 19 19 55 0 0 0 43-21 62 0 0-21 18-47 18 0 0-29 0-49-19 0 0-21-19-21-59 0 0 0-38 20-57 0 0 20-19 50-19zM3164 189c0 0 21 0 32-17 0 0 11-15 11-41 0 0 0-27-12-41 0 0-13-14-31-14 0 0-20 0-32 14 0 0-12 14-12 42 0 0 0 28 12 42 0 0 12 15 32 15zM3381 206h-25v-90c0 0 0-22-8-30 0 0-8-9-23-9 0 0-11 0-21 6 0 0-9 5-14 15 0 0-4 10-4 27v81h-25v-147h23v21c0 0 8-12 20-18 0 0 11-6 27-6 0 0 11 0 22 4 0 0 11 4 18 12 0 0 6 8 8 18 0 0 2 9 2 25zM3545 138h-109c0 0 1 25 13 37 0 0 13 14 31 14 0 0 15 0 24-8 0 0 10-8 15-23l25 3c0 0-6 24-22 36 0 0-17 13-42 13 0 0-33 0-51-20 0 0-19-22-19-57 0 0 0-34 18-56 0 0 18-21 51-21 0 0 16 0 31 7 0 0 15 7 25 24 0 0 10 17 10 51zM3520 118c0 0-2-22-14-32 0 0-12-10-27-10 0 0-18 0-29 12 0 0-11 11-13 30zM3695 206h-25v-90c0 0 0-22-9-30 0 0-8-9-22-9 0 0-11 0-21 6 0 0-9 5-14 15 0 0-4 10-4 27v81h-25v-147h23v21c0 0 8-12 20-18 0 0 11-6 26-6 0 0 12 0 23 4 0 0 11 4 18 12 0 0 6 8 8 18 0 0 2 9 2 25zM3789 206c0 0-11 2-19 2 0 0-16 0-23-6 0 0-8-5-9-14 0 0-2-10-2-26v-84h-18v-19h18v-36l25-15v51h25v19h-25v86c0 0 0 11 2 16 0 0 3 5 12 5 0 0 5 0 11-2zM3892 100c0 0-2-12-10-18 0 0-8-6-22-6 0 0-14 0-23 5 0 0-9 5-9 14 0 0 0 9 7 12 0 0 7 4 28 9 0 0 23 6 34 11 0 0 12 5 18 13 0 0 7 8 7 22 0 0 0 20-16 34 0 0-16 14-43 14 0 0-28 0-44-12 0 0-15-12-19-36l25-4c0 0 2 15 11 23 0 0 10 8 27 8 0 0 16 0 25-7 0 0 8-7 8-17 0 0 0-7-4-11 0 0-4-4-10-6 0 0-6-2-27-7 0 0-31-7-41-18 0 0-10-11-10-25 0 0 0-19 15-30 0 0 15-12 39-12 0 0 26 0 41 10 0 0 14 10 17 31z">
          <text:p/>
        </draw:path>
        <draw:line draw:style-name="gr12" draw:text-style-name="P1" draw:layer="layout" svg:x1="-44.168cm" svg:y1="16.622cm" svg:x2="130.076cm" svg:y2="16.622cm">
          <text:p/>
        </draw:line>
        <draw:polygon draw:style-name="gr18" draw:text-style-name="P11" draw:layer="layout" svg:width="8.298cm" svg:height="0.282cm" svg:x="43.546cm" svg:y="16.199cm" svg:viewBox="0 0 8299 283" draw:points="0,0 8299,0 8299,283 0,283">
          <text:p/>
        </draw:polygon>
        <draw:path draw:style-name="gr8" draw:text-style-name="P5" draw:layer="layout" svg:width="2.657cm" svg:height="0.261cm" svg:x="51.984cm" svg:y="16.223cm" svg:viewBox="0 0 2658 262" svg:d="M189 203h-30l-23-62h-85l-22 62h-29l78-203h29zM127 120c0 0-25-66-28-76 0 0-3-8-7-23 0 0-4 20-11 38l-22 61zM289 98c0 0-1-14-9-19 0 0-8-6-23-6 0 0-14 0-23 4 0 0-8 5-8 15 0 0 0 9 7 13 0 0 7 4 27 9 0 0 23 6 35 11 0 0 11 4 18 12 0 0 6 8 6 23 0 0 0 20-16 33 0 0-16 13-43 13 0 0-27 0-43-12 0 0-16-11-19-35l24-3c0 0 2 15 12 22 0 0 9 8 26 8 0 0 16 0 25-7 0 0 9-7 9-17 0 0 0-6-4-10 0 0-4-4-10-6 0 0-6-2-27-7 0 0-31-8-41-18 0 0-10-11-10-26 0 0 0-19 14-31 0 0 15-12 40-12 0 0 26 0 40 10 0 0 15 11 18 32zM431 98c0 0-2-14-10-19 0 0-8-6-23-6 0 0-14 0-23 4 0 0-8 5-8 15 0 0 0 9 7 13 0 0 7 4 27 9 0 0 24 6 35 11 0 0 11 4 18 12 0 0 6 8 6 23 0 0 0 20-16 33 0 0-16 13-42 13 0 0-28 0-44-12 0 0-16-11-19-35l24-3c0 0 3 15 12 22 0 0 9 8 26 8 0 0 16 0 25-7 0 0 9-7 9-17 0 0 0-6-4-10 0 0-4-4-10-6 0 0-6-2-27-7 0 0-31-8-41-18 0 0-10-11-10-26 0 0 0-19 14-31 0 0 15-12 40-12 0 0 26 0 41 10 0 0 14 11 17 32zM617 136h-109c0 0 1 24 14 37 0 0 12 13 30 13 0 0 15 0 24-8 0 0 10-7 15-22l25 3c0 0-6 23-22 35 0 0-17 12-42 12 0 0-33 0-51-20 0 0-19-20-19-55 0 0 0-35 18-57 0 0 18-22 51-22 0 0 16 0 31 7 0 0 15 7 25 24 0 0 10 18 10 53zM592 116c0 0-2-23-14-34 0 0-12-9-27-9 0 0-17 0-29 11 0 0-11 13-13 32zM845 203h-24v-93c0 0 0-10-2-17 0 0-1-8-7-14 0 0-6-5-18-5 0 0-15 0-25 10 0 0-11 11-11 34v85h-24v-95c0 0 0-20-7-27 0 0-7-7-19-7 0 0-16 0-26 11 0 0-11 12-11 42v76h-24v-148h22v21c0 0 16-24 44-24 0 0 16 0 27 7 0 0 10 6 15 19 0 0 16-26 45-26 0 0 22 0 34 13 0 0 11 12 11 37zM908 72c0 0 14-20 39-20 0 0 29 0 45 21 0 0 17 21 17 54 0 0 0 39-19 59 0 0-19 20-44 20 0 0-26 0-40-22h-1v19h-23v-203h25v72zM944 186c0 0 17 0 29-15 0 0 11-15 11-42 0 0 0-25-11-41 0 0-10-15-28-15 0 0-18 0-29 15 0 0-11 17-11 40 0 0 0 24 5 34 0 0 4 9 13 17 0 0 10 7 21 7zM1064 203h-25v-203h25zM1229 136h-110c0 0 2 24 14 37 0 0 13 13 31 13 0 0 14 0 24-8 0 0 9-7 15-22l25 3c0 0-6 23-23 35 0 0-16 12-41 12 0 0-33 0-52-20 0 0-18-20-18-55 0 0 0-35 18-57 0 0 18-22 51-22 0 0 16 0 31 7 0 0 14 7 25 24 0 0 10 18 10 53zM1203 116c0 0-1-23-13-34 0 0-13-9-27-9 0 0-18 0-29 11 0 0-11 13-13 32zM1340 0h77c0 0 18 0 31 1 0 0 13 2 24 10 0 0 11 7 16 20 0 0 6 13 6 27 0 0 0 28-18 46 0 0-18 17-57 17h-52v82h-27zM1367 97h52c0 0 48 0 48-38 0 0 0-12-7-21 0 0-6-10-15-12 0 0-9-2-27-2h-51zM1604 60l-8 23c0 0-9-5-18-5 0 0-14 0-21 13 0 0-7 13-7 35v77h-25v-148h22v23h1c0 0 12-26 31-26 0 0 13 0 25 8zM1679 52c0 0 30 0 49 20 0 0 20 20 20 55 0 0 0 44-21 61 0 0-22 18-48 18 0 0-28 0-48-18 0 0-20-18-20-58 0 0 0-39 19-59 0 0 20-19 49-19zM1679 186c0 0 21 0 32-16 0 0 11-15 11-41 0 0 0-28-12-43 0 0-13-13-31-13 0 0-19 0-31 14 0 0-12 15-12 43 0 0 0 28 12 42 0 0 13 14 31 14zM1834 202c0 0-11 3-19 3 0 0-16 0-24-6 0 0-7-6-9-15 0 0-1-8-1-24v-85h-19v-20h19v-36l24-15v51h25v20h-25v86c0 0 0 11 2 16 0 0 3 5 12 5 0 0 5 0 11-1zM1914 52c0 0 30 0 50 20 0 0 19 20 19 55 0 0 0 44-21 61 0 0-21 18-48 18 0 0-27 0-48-18 0 0-20-18-20-58 0 0 0-39 20-59 0 0 19-19 48-19zM1914 186c0 0 21 0 33-16 0 0 11-15 11-41 0 0 0-28-13-43 0 0-12-13-31-13 0 0-18 0-31 14 0 0-12 15-12 43 0 0 0 28 13 42 0 0 12 14 30 14zM2069 202c0 0-11 3-19 3 0 0-16 0-24-6 0 0-7-6-9-15 0 0-1-8-1-24v-85h-18v-20h18v-36l25-15v51h24v20h-24v86c0 0 0 11 2 16 0 0 2 5 11 5 0 0 6 0 11-1zM2210 55l-56 150v1c0 0-8 25-19 41 0 0-10 15-30 15 0 0-7 0-16-3l-3-23c0 0 8 2 15 2 0 0 13 0 19-7 0 0 5-8 11-28l-55-148h27l34 97c0 0 3 9 7 23 0 0 3-16 9-30l32-90zM2255 74c0 0 14-22 41-22 0 0 29 0 46 21 0 0 17 22 17 55 0 0 0 36-19 57 0 0-18 21-45 21 0 0-24 0-38-18h-1v71h-24v-204h22v19zM2293 186c0 0 17 0 29-15 0 0 11-14 11-43 0 0 0-26-11-42 0 0-10-14-28-14 0 0-17 0-29 16 0 0-11 17-11 43 0 0 0 27 11 41 0 0 11 14 28 14zM2516 136h-110c0 0 1 24 14 37 0 0 12 13 31 13 0 0 15 0 24-8 0 0 10-7 15-22l26 3c0 0-7 23-23 35 0 0-17 12-42 12 0 0-33 0-52-20 0 0-19-20-19-55 0 0 0-35 18-57 0 0 18-22 51-22 0 0 17 0 32 7 0 0 15 7 25 24 0 0 10 18 10 53zM2491 116c0 0-2-23-14-34 0 0-12-9-28-9 0 0-18 0-29 11 0 0-11 13-13 32zM2628 98c0 0-2-14-10-19 0 0-8-6-22-6 0 0-14 0-23 4 0 0-9 5-9 15 0 0 0 9 7 13 0 0 7 4 28 9 0 0 23 6 34 11 0 0 12 4 18 12 0 0 7 8 7 23 0 0 0 20-17 33 0 0-16 13-42 13 0 0-28 0-44-12 0 0-15-11-19-35l25-3c0 0 2 15 11 22 0 0 10 8 27 8 0 0 16 0 24-7 0 0 9-7 9-17 0 0 0-6-4-10 0 0-4-4-10-6 0 0-6-2-27-7 0 0-31-8-41-18 0 0-10-11-10-26 0 0 0-19 15-31 0 0 14-12 39-12 0 0 26 0 41 10 0 0 14 11 17 32z">
          <text:p/>
        </draw:path>
        <draw:line draw:style-name="gr12" draw:text-style-name="P1" draw:layer="layout" svg:x1="-44.168cm" svg:y1="17.187cm" svg:x2="130.076cm" svg:y2="17.187cm">
          <text:p/>
        </draw:line>
        <draw:polygon draw:style-name="gr18" draw:text-style-name="P11" draw:layer="layout" svg:width="17.187cm" svg:height="0.282cm" svg:x="51.844cm" svg:y="16.764cm" svg:viewBox="0 0 17188 283" draw:points="0,0 17188,0 17188,283 0,283">
          <text:p/>
        </draw:polygon>
        <draw:path draw:style-name="gr8" draw:text-style-name="P5" draw:layer="layout" svg:width="2.4cm" svg:height="0.262cm" svg:x="69.193cm" svg:y="16.787cm" svg:viewBox="0 0 2401 263" svg:d="M127 203h-127v-203h27v179h100zM282 203h-26c0 0-4-7-5-18 0 0-25 22-54 22 0 0-23 0-37-12 0 0-13-11-13-31 0 0 0-18 13-30 0 0 13-11 45-15l23-4c0 0 13-2 21-5 0 0 0-11-1-15 0 0 0-5-4-10 0 0-3-5-10-8 0 0-8-3-21-3 0 0-15 0-25 6 0 0-9 6-13 22l-24-3c0 0 4-23 21-34 0 0 16-11 45-11 0 0 26 0 39 7 0 0 12 8 15 20 0 0 3 10 3 28v33c0 0 0 31 1 41 0 0 1 10 7 20zM249 139v-9c0 0-19 6-48 10 0 0-28 4-28 24 0 0 0 10 8 17 0 0 7 6 22 6 0 0 18 0 32-11 0 0 14-11 14-37zM338 73c0 0 13-19 39-19 0 0 28 0 45 20 0 0 17 21 17 54 0 0 0 38-19 58 0 0-19 21-44 21 0 0-26 0-40-22h-1v18h-23v-203h25v73zM374 186c0 0 17 0 28-14 0 0 11-15 11-42 0 0 0-26-10-41 0 0-10-15-28-15 0 0-18 0-29 16 0 0-11 15-11 39 0 0 0 23 4 33 0 0 5 10 14 17 0 0 9 7 21 7zM604 203c0 0-11 2-18 2 0 0-17 0-24-6 0 0-7-5-9-14 0 0-2-9-2-25v-84h-18v-19h18v-37l25-15v52h25v19h-25v86c0 0 0 11 3 16 0 0 2 4 11 4 0 0 5 0 11-1zM753 136h-110c0 0 2 25 14 37 0 0 13 13 31 13 0 0 14 0 24-7 0 0 9-8 14-23l26 3c0 0-6 23-23 35 0 0-16 13-41 13 0 0-33 0-52-20 0 0-18-21-18-56 0 0 0-34 18-56 0 0 18-21 50-21 0 0 16 0 31 7 0 0 15 7 26 24 0 0 10 17 10 51zM727 116c0 0-1-22-13-32 0 0-13-10-28-10 0 0-17 0-28 12 0 0-11 11-13 30zM864 98c0 0-1-12-9-18 0 0-8-6-23-6 0 0-14 0-23 5 0 0-9 5-9 14 0 0 0 9 7 12 0 0 8 4 28 9 0 0 23 6 35 11 0 0 11 5 18 13 0 0 6 8 6 22 0 0 0 20-16 33 0 0-16 14-43 14 0 0-28 0-43-12 0 0-16-12-19-35l24-4c0 0 2 15 12 23 0 0 9 7 26 7 0 0 16 0 25-6 0 0 9-7 9-17 0 0 0-7-4-11 0 0-5-4-10-6 0 0-6-2-27-7 0 0-31-7-41-18 0 0-11-11-11-25 0 0 0-19 15-30 0 0 15-12 39-12 0 0 27 0 41 10 0 0 15 10 18 31zM981 203c0 0-11 2-19 2 0 0-16 0-23-6 0 0-8-5-9-14 0 0-2-9-2-25v-84h-18v-19h18v-37l24-15v52h26v19h-26v86c0 0 0 11 3 16 0 0 2 4 11 4 0 0 6 0 12-1zM1083 0h77c0 0 18 0 31 2 0 0 13 2 24 9 0 0 11 8 17 21 0 0 6 13 6 28 0 0 0 28-18 45 0 0-18 16-58 16h-52v82h-27zM1110 97h52c0 0 48 0 48-37 0 0 0-13-6-22 0 0-6-9-16-11 0 0-9-3-26-3h-52zM1348 61l-9 23c0 0-9-5-18-5 0 0-14 0-21 12 0 0-7 13-7 35v77h-25v-146h23v22c0 0 12-25 31-25 0 0 13 0 26 7zM1422 54c0 0 30 0 49 19 0 0 20 19 20 55 0 0 0 43-21 61 0 0-21 18-48 18 0 0-27 0-48-19 0 0-20-18-20-58 0 0 0-38 20-57 0 0 19-19 48-19zM1422 186c0 0 22 0 33-16 0 0 11-15 11-41 0 0 0-27-13-41 0 0-12-14-31-14 0 0-18 0-31 14 0 0-12 14-12 42 0 0 0 28 13 42 0 0 12 14 30 14zM1577 203c0 0-11 2-19 2 0 0-16 0-23-6 0 0-8-5-10-14 0 0-1-9-1-25v-84h-18v-19h18v-37l25-15v52h24v19h-24v86c0 0 0 11 2 16 0 0 2 4 11 4 0 0 6 0 11-1zM1659 54c0 0 29 0 49 19 0 0 19 19 19 55 0 0 0 43-21 61 0 0-21 18-47 18 0 0-28 0-48-19 0 0-21-18-21-58 0 0 0-38 20-57 0 0 20-19 49-19zM1659 186c0 0 21 0 32-16 0 0 11-15 11-41 0 0 0-27-12-41 0 0-13-14-31-14 0 0-19 0-31 14 0 0-12 14-12 42 0 0 0 28 12 42 0 0 12 14 31 14zM1813 203c0 0-11 2-18 2 0 0-17 0-24-6 0 0-8-5-9-14 0 0-2-9-2-25v-84h-18v-19h18v-37l25-15v52h25v19h-25v86c0 0 0 11 2 16 0 0 3 4 12 4 0 0 5 0 11-1zM1955 57l-56 149v1c0 0-9 25-19 40 0 0-11 16-31 16 0 0-6 0-16-3l-2-24c0 0 7 3 14 3 0 0 14 0 19-8 0 0 5-8 12-27l-56-147h27l35 96c0 0 2 9 6 22 0 0 4-15 9-30l33-88zM1999 76c0 0 14-22 42-22 0 0 29 0 45 21 0 0 17 21 17 54 0 0 0 36-19 57 0 0-18 21-45 21 0 0-23 0-37-19h-1v71h-25v-202h23zM2038 186c0 0 17 0 28-14 0 0 12-15 12-43 0 0 0-27-11-41 0 0-11-15-28-15 0 0-18 0-29 16 0 0-12 17-12 42 0 0 0 27 11 41 0 0 11 14 29 14zM2260 136h-110c0 0 2 25 14 37 0 0 12 13 31 13 0 0 14 0 24-7 0 0 9-8 14-23l26 3c0 0-6 23-23 35 0 0-16 13-41 13 0 0-33 0-52-20 0 0-18-21-18-56 0 0 0-34 18-56 0 0 18-21 50-21 0 0 16 0 31 7 0 0 15 7 26 24 0 0 10 17 10 51zM2234 116c0 0-1-22-14-32 0 0-12-10-27-10 0 0-17 0-28 12 0 0-12 11-13 30zM2371 98c0 0-1-12-10-18 0 0-8-6-22-6 0 0-14 0-23 5 0 0-9 5-9 14 0 0 0 9 7 12 0 0 7 4 28 9 0 0 23 6 35 11 0 0 11 5 18 13 0 0 6 8 6 22 0 0 0 20-16 33 0 0-16 14-43 14 0 0-28 0-43-12 0 0-16-12-19-35l24-4c0 0 2 15 12 23 0 0 9 7 26 7 0 0 16 0 25-6 0 0 9-7 9-17 0 0 0-7-4-11 0 0-5-4-11-6 0 0-6-2-26-7 0 0-31-7-42-18 0 0-10-11-10-25 0 0 0-19 15-30 0 0 15-12 39-12 0 0 27 0 41 10 0 0 14 10 18 31z">
          <text:p/>
        </draw:path>
        <draw:line draw:style-name="gr12" draw:text-style-name="P1" draw:layer="layout" svg:x1="-44.168cm" svg:y1="17.751cm" svg:x2="130.076cm" svg:y2="17.751cm">
          <text:p/>
        </draw:line>
        <draw:polygon draw:style-name="gr18" draw:text-style-name="P11" draw:layer="layout" svg:width="16.595cm" svg:height="0.282cm" svg:x="69.031cm" svg:y="17.328cm" svg:viewBox="0 0 16596 283" draw:points="0,0 16596,0 16596,283 0,283">
          <text:p/>
        </draw:polygon>
        <draw:path draw:style-name="gr8" draw:text-style-name="P5" draw:layer="layout" svg:width="2.633cm" svg:height="0.261cm" svg:x="85.7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0 203h-23v-19h-1c0 0-13 22-40 22 0 0-27 0-45-21 0 0-18-21-18-55 0 0 0-36 17-56 0 0 17-21 45-21 0 0 26 0 39 20h1v-73h25zM508 186c0 0 17 0 28-14 0 0 11-13 11-40 0 0 0-27-10-43 0 0-11-15-30-15 0 0-19 0-29 15 0 0-10 15-10 41 0 0 0 18 5 30 0 0 6 13 15 19 0 0 10 7 20 7zM834 25h-67v178h-26v-178h-67v-25h160zM986 136h-109c0 0 1 24 13 37 0 0 13 13 32 13 0 0 14 0 23-8 0 0 10-7 15-23l25 4c0 0-6 23-22 35 0 0-17 12-41 12 0 0-34 0-52-20 0 0-19-20-19-55 0 0 0-35 18-56 0 0 18-22 51-22 0 0 16 0 31 7 0 0 15 7 25 24 0 0 10 17 10 52zM961 116c0 0-2-23-14-33 0 0-12-9-27-9 0 0-18 0-29 11 0 0-11 12-13 31zM1098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4 202c0 0-11 2-18 2 0 0-17 0-24-5 0 0-7-6-9-15 0 0-2-8-2-24v-84h-18v-20h18v-36l25-16v52h25v20h-25v85c0 0 0 11 3 16 0 0 2 5 11 5 0 0 5 0 11-2zM1317 0h76c0 0 18 0 31 1 0 0 13 2 25 11 0 0 11 7 16 20 0 0 6 13 6 27 0 0 0 28-18 45 0 0-18 17-57 17h-52v82h-27zM1344 97h52c0 0 47 0 47-37 0 0 0-12-6-21 0 0-6-10-15-12 0 0-9-2-27-2h-51zM1581 61l-8 23c0 0-9-5-18-5 0 0-14 0-21 12 0 0-7 13-7 35v77h-26v-147h23v23h1c0 0 12-26 31-26 0 0 13 0 25 8zM1656 53c0 0 30 0 49 20 0 0 19 19 19 54 0 0 0 44-20 61 0 0-22 18-48 18 0 0-28 0-48-18 0 0-20-18-20-58 0 0 0-39 19-58 0 0 20-19 49-19zM1656 186c0 0 21 0 32-16 0 0 11-16 11-41 0 0 0-28-12-42 0 0-13-13-31-13 0 0-19 0-31 14 0 0-12 14-12 42 0 0 0 28 12 42 0 0 12 14 31 14zM1811 202c0 0-12 2-19 2 0 0-16 0-24-5 0 0-7-6-9-15 0 0-2-8-2-24v-84h-18v-20h18v-36l25-16v52h25v20h-25v85c0 0 0 11 2 16 0 0 3 5 12 5 0 0 5 0 11-2zM1891 53c0 0 30 0 49 20 0 0 20 19 20 54 0 0 0 44-21 61 0 0-21 18-48 18 0 0-28 0-48-18 0 0-20-18-20-58 0 0 0-39 20-58 0 0 19-19 48-19zM1891 186c0 0 21 0 32-16 0 0 12-16 12-41 0 0 0-28-13-42 0 0-12-13-31-13 0 0-19 0-31 14 0 0-12 14-12 42 0 0 0 28 13 42 0 0 12 14 30 14zM2046 202c0 0-11 2-19 2 0 0-16 0-24-5 0 0-7-6-9-15 0 0-1-8-1-24v-84h-18v-20h18v-36l25-16v52h24v20h-24v85c0 0 0 11 2 16 0 0 2 5 11 5 0 0 6 0 11-2zM2187 56l-56 149v1c0 0-8 25-19 40 0 0-10 16-30 16 0 0-7 0-16-3l-3-23c0 0 8 2 14 2 0 0 14 0 19-7 0 0 6-8 12-28l-55-147h27l34 96c0 0 3 9 6 23h1c0 0 3-16 9-30l32-89zM2232 75c0 0 13-22 41-22 0 0 29 0 46 21 0 0 16 21 16 54 0 0 0 36-18 57 0 0-18 21-45 21 0 0-24 0-38-18h-1v71h-25v-203h23v19zM2270 186c0 0 17 0 29-15 0 0 11-14 11-43 0 0 0-27-11-41 0 0-11-14-28-14 0 0-17 0-29 16 0 0-11 16-11 41 0 0 0 28 11 42 0 0 11 14 28 14zM2493 136h-110c0 0 2 24 14 37 0 0 13 13 31 13 0 0 15 0 24-8 0 0 10-7 15-23l25 4c0 0-6 23-22 35 0 0-17 12-42 12 0 0-33 0-52-20 0 0-19-20-19-55 0 0 0-35 18-56 0 0 19-22 52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44.168cm" svg:y1="18.316cm" svg:x2="130.076cm" svg:y2="18.316cm">
          <text:p/>
        </draw:line>
        <draw:polygon draw:style-name="gr18" draw:text-style-name="P11" draw:layer="layout" svg:width="16.595cm" svg:height="0.283cm" svg:x="81.477cm" svg:y="17.892cm" svg:viewBox="0 0 16596 284" draw:points="0,0 16596,0 16596,284 0,284">
          <text:p/>
        </draw:polygon>
        <draw:path draw:style-name="gr8" draw:text-style-name="P5" draw:layer="layout" svg:width="1.723cm" svg:height="0.261cm" svg:x="98.2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0 210c0 0 0 15-2 26 0 0-2 10-10 18 0 0-8 8-25 8 0 0-10 0-19-2l4-21c0 0 7 2 12 2 0 0 8 0 11-6 0 0 4-5 4-25v-154h25zM390 28h-25v-28h25zM546 202h-22v-21h-1c0 0-17 25-46 25 0 0-15 0-28-7 0 0-13-7-17-20 0 0-5-12-5-33v-90h25v81c0 0 0 19 2 28 0 0 2 8 10 14 0 0 7 5 18 5 0 0 14 0 27-10 0 0 13-9 13-40v-78h24zM666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0-18 0 0-11-11-11-25 0 0 0-19 15-30 0 0 15-12 39-12 0 0 26 0 41 10 0 0 14 10 18 31zM783 202c0 0-11 2-19 2 0 0-16 0-24-6 0 0-7-5-9-14 0 0-1-9-1-25v-84h-18v-19h18v-37l24-14v51h25v19h-25v86c0 0 0 11 3 15 0 0 2 5 11 5 0 0 6 0 11-1zM887 0h70c0 0 18 0 32 2 0 0 13 2 25 9 0 0 12 7 21 20 0 0 9 13 14 29 0 0 5 17 5 40 0 0 0 45-21 73 0 0-21 29-73 29h-73zM914 178h43c0 0 14 0 24-2 0 0 10-1 21-8 0 0 11-8 18-24 0 0 7-17 7-44 0 0 0-16-3-29 0 0-3-13-10-24 0 0-7-11-17-16 0 0-9-5-18-6 0 0-9-1-23-1h-42zM1214 135h-109c0 0 1 24 14 37 0 0 12 13 30 13 0 0 15 0 24-7 0 0 10-8 15-23l26 3c0 0-7 23-23 35 0 0-17 13-42 13 0 0-32 0-51-20 0 0-18-21-18-56 0 0 0-34 18-56 0 0 18-21 50-21 0 0 16 0 31 7 0 0 15 7 25 24 0 0 10 17 10 51zM1189 115c0 0-1-23-14-32 0 0-12-10-27-10 0 0-17 0-29 12 0 0-11 11-13 30zM1326 97c0 0-2-12-10-18 0 0-8-6-22-6 0 0-14 0-23 5 0 0-9 5-9 14 0 0 0 9 7 12 0 0 7 4 28 9 0 0 23 6 34 11 0 0 12 4 18 13 0 0 6 8 6 22 0 0 0 20-15 33 0 0-17 14-43 14 0 0-28 0-44-12 0 0-15-12-19-36l25-3c0 0 2 15 11 22 0 0 10 8 27 8 0 0 16 0 25-6 0 0 8-8 8-17 0 0 0-7-4-11 0 0-4-4-10-6 0 0-6-2-27-7 0 0-31-7-41-18 0 0-10-11-10-25 0 0 0-19 15-30 0 0 14-12 39-12 0 0 26 0 41 10 0 0 14 10 17 31zM1410 202h-25v-146h25zM1410 28h-25v-28h25zM1568 182c0 0 0 32-7 48 0 0-6 16-21 24 0 0-16 8-38 8 0 0-25 0-42-11 0 0-16-11-16-37l24 4c0 0 1 13 10 18 0 0 8 6 23 6 0 0 20 0 29-8 0 0 9-8 11-20 0 0 2-11 2-31 0 0-16 19-41 19 0 0-28 0-46-21 0 0-17-21-17-53 0 0 0-32 17-54 0 0 17-21 46-21 0 0 26 0 43 20v-17h23zM1504 182c0 0 16 0 29-13 0 0 12-12 12-42 0 0 0-26-12-40 0 0-12-14-29-14 0 0-18 0-29 14 0 0-11 15-11 39 0 0 0 29 12 43 0 0 11 13 28 13zM1724 202h-24v-89c0 0 0-22-8-30 0 0-8-9-23-9 0 0-11 0-21 5 0 0-10 6-14 16 0 0-4 9-4 27v80h-25v-146h23v21c0 0 8-12 20-18 0 0 11-6 26-6 0 0 12 0 23 4 0 0 12 4 18 12 0 0 6 8 8 18 0 0 1 9 1 25z">
          <text:p/>
        </draw:path>
        <draw:line draw:style-name="gr12" draw:text-style-name="P1" draw:layer="layout" svg:x1="-44.168cm" svg:y1="18.88cm" svg:x2="130.076cm" svg:y2="18.88cm">
          <text:p/>
        </draw:line>
        <draw:polygon draw:style-name="gr18" draw:text-style-name="P11" draw:layer="layout" svg:width="8.297cm" svg:height="0.282cm" svg:x="85.626cm" svg:y="18.457cm" svg:viewBox="0 0 8298 283" draw:points="0,0 8298,0 8298,283 0,283">
          <text:p/>
        </draw:polygon>
        <draw:path draw:style-name="gr8" draw:text-style-name="P5" draw:layer="layout" svg:width="2.218cm" svg:height="0.209cm" svg:x="94.078cm" svg:y="18.477cm" svg:viewBox="0 0 2219 210" svg:d="M96 0c0 0 43 0 70 30 0 0 28 29 28 76 0 0 0 47-28 76 0 0-27 28-70 28 0 0-44 0-70-29 0 0-26-30-26-73 0 0 0-50 26-78 0 0 27-30 70-30zM96 187c0 0 31 0 50-21 0 0 19-22 19-60 0 0 0-39-19-61 0 0-20-21-49-21 0 0-31 0-50 21 0 0-20 21-20 64 0 0 0 35 19 56 0 0 20 22 50 22zM304 65l-8 23c0 0-9-6-18-6 0 0-14 0-21 13 0 0-7 12-7 35v77h-25v-147h23v22c0 0 12-25 31-25 0 0 13 0 25 8zM438 207h-23v-19h-1c0 0-13 22-40 22 0 0-27 0-45-21 0 0-18-22-18-55 0 0 0-36 17-57 0 0 17-20 45-20 0 0 26 0 40 20v-74h25zM376 190c0 0 17 0 28-14 0 0 11-13 11-40 0 0 0-27-10-43 0 0-10-16-30-16 0 0-19 0-29 16 0 0-10 15-10 41 0 0 0 18 6 30 0 0 5 13 15 19 0 0 9 7 19 7zM603 140h-109c0 0 2 24 14 37 0 0 12 13 31 13 0 0 14 0 24-8 0 0 9-7 14-23l26 4c0 0-7 22-23 35 0 0-16 12-41 12 0 0-33 0-52-20 0 0-18-20-18-55 0 0 0-35 18-56 0 0 18-22 50-22 0 0 16 0 31 7 0 0 15 7 25 24 0 0 10 17 10 52zM578 119c0 0-1-22-14-32 0 0-12-10-27-10 0 0-17 0-28 12 0 0-12 12-13 30zM712 65l-8 23c0 0-10-6-18-6 0 0-14 0-21 13 0 0-8 12-8 35v77h-24v-147h22v22h1c0 0 12-25 31-25 0 0 12 0 25 8zM929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1 206c0 0-11 2-19 2 0 0-16 0-23-5 0 0-8-6-9-15 0 0-2-9-2-24v-84h-18v-20h18v-36l25-16v52h25v20h-25v85c0 0 0 11 2 16 0 0 3 4 12 4 0 0 5 0 11-1zM1132 57c0 0 30 0 49 19 0 0 20 19 20 55 0 0 0 44-21 61 0 0-22 18-48 18 0 0-28 0-48-18 0 0-21-19-21-58 0 0 0-39 20-58 0 0 20-19 49-19zM1132 190c0 0 21 0 32-16 0 0 11-16 11-41 0 0 0-28-12-42 0 0-13-14-31-14 0 0-19 0-31 15 0 0-12 14-12 42 0 0 0 27 12 42 0 0 13 14 31 14zM1349 156c0 0-5 28-22 41 0 0-17 13-39 13 0 0-32 0-49-21 0 0-17-21-17-55 0 0 0-29 10-46 0 0 10-17 25-24 0 0 15-7 31-7 0 0 23 0 39 12 0 0 16 11 20 34l-24 4c0 0-4-15-13-22 0 0-8-8-21-8 0 0-21 0-31 15 0 0-11 15-11 41 0 0 0 27 11 42 0 0 10 15 30 15 0 0 16 0 25-9 0 0 9-10 12-28zM1492 207h-31l-48-75-18 16v59h-25v-204h25v116l59-59h32l-56 55zM1593 3h76c0 0 18 0 31 2 0 0 13 2 25 10 0 0 11 8 17 21 0 0 5 13 5 27 0 0 0 28-18 45 0 0-18 17-58 17h-51v82h-27zM1620 101h52c0 0 47 0 47-37 0 0 0-12-6-21 0 0-6-10-15-12 0 0-9-3-27-3h-51zM1905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2 142v-9c0 0-19 7-47 10 0 0-28 4-28 24 0 0 0 10 7 17 0 0 8 6 22 6 0 0 18 0 32-11 0 0 14-10 14-37zM2014 65l-8 23c0 0-10-6-19-6 0 0-13 0-20 13 0 0-8 12-8 35v77h-24v-147h22v22h1c0 0 11-25 30-25 0 0 13 0 26 8zM2087 206c0 0-12 2-19 2 0 0-16 0-24-5 0 0-8-6-9-15 0 0-2-9-2-24v-84h-18v-20h18v-36l25-16v52h25v20h-25v85c0 0 0 11 2 16 0 0 3 4 12 4 0 0 5 0 11-1zM2189 101c0 0-1-12-9-18 0 0-8-6-23-6 0 0-14 0-23 5 0 0-9 5-9 14 0 0 0 9 7 13 0 0 7 3 28 9 0 0 23 6 34 10 0 0 12 5 18 13 0 0 7 8 7 23 0 0 0 19-16 33 0 0-16 13-43 13 0 0-28 0-43-12 0 0-16-11-20-35l25-4c0 0 2 16 11 23 0 0 10 8 27 8 0 0 16 0 25-7 0 0 8-7 8-17 0 0 0-6-3-11 0 0-4-3-10-6 0 0-6-1-27-7 0 0-32-7-41-18 0 0-11-10-11-25 0 0 0-18 15-30 0 0 15-12 39-12 0 0 26 0 41 10 0 0 15 10 18 31z">
          <text:p/>
        </draw:path>
        <draw:line draw:style-name="gr12" draw:text-style-name="P1" draw:layer="layout" svg:x1="-44.168cm" svg:y1="19.445cm" svg:x2="130.076cm" svg:y2="19.445cm">
          <text:p/>
        </draw:line>
        <draw:polygon draw:style-name="gr18" draw:text-style-name="P11" draw:layer="layout" svg:width="8.297cm" svg:height="0.283cm" svg:x="85.626cm" svg:y="19.021cm" svg:viewBox="0 0 8298 284" draw:points="0,0 8298,0 8298,284 0,284">
          <text:p/>
        </draw:polygon>
        <draw:path draw:style-name="gr8" draw:text-style-name="P5" draw:layer="layout" svg:width="2.485cm" svg:height="0.21cm" svg:x="94.078cm" svg:y="19.041cm" svg:viewBox="0 0 2486 211" svg:d="M96 0c0 0 43 0 70 29 0 0 27 29 27 77 0 0 0 47-27 76 0 0-27 29-70 29 0 0-44 0-70-30 0 0-26-30-26-72 0 0 0-51 26-80 0 0 27-29 70-29zM96 188c0 0 31 0 50-22 0 0 19-21 19-60 0 0 0-40-19-62 0 0-20-21-49-21 0 0-31 0-50 21 0 0-20 21-20 65 0 0 0 35 19 57 0 0 20 22 50 22zM303 64l-8 24c0 0-9-6-18-6 0 0-14 0-21 13 0 0-7 13-7 35v77h-25v-147h23v22c0 0 12-26 31-26 0 0 13 0 25 8zM437 207h-23v-19h-1c0 0-13 23-40 23 0 0-27 0-45-22 0 0-18-21-18-55 0 0 0-36 17-57 0 0 17-21 45-21 0 0 26 0 40 21v-73h25zM375 190c0 0 17 0 28-13 0 0 11-14 11-41 0 0 0-27-10-42 0 0-10-17-30-17 0 0-19 0-29 16 0 0-10 16-10 41 0 0 0 18 6 31 0 0 5 12 15 19 0 0 9 6 19 6zM602 140h-109c0 0 2 24 14 37 0 0 12 13 31 13 0 0 14 0 24-7 0 0 9-8 14-23l26 3c0 0-7 23-23 35 0 0-16 13-41 13 0 0-33 0-52-21 0 0-18-20-18-55 0 0 0-34 18-57 0 0 18-22 50-22 0 0 16 0 31 8 0 0 15 7 25 25 0 0 10 16 10 51zM577 120c0 0-1-23-14-33 0 0-12-10-27-10 0 0-17 0-28 13 0 0-12 11-13 30zM711 64l-8 24c0 0-10-6-18-6 0 0-14 0-21 13 0 0-8 13-8 35v77h-24v-147h22v22h1c0 0 12-26 31-26 0 0 12 0 25 8zM979 143c0 0-9 34-31 51 0 0-22 17-53 17 0 0-49 0-72-31 0 0-23-32-23-75 0 0 0-50 27-77 0 0 27-28 69-28 0 0 29 0 50 16 0 0 21 15 29 44l-26 6c0 0-6-22-20-32 0 0-14-11-34-11 0 0-33 0-50 22 0 0-17 22-17 59 0 0 0 42 18 63 0 0 18 21 47 21 0 0 24 0 39-13 0 0 14-13 20-39zM1127 207h-22v-21h-1c0 0-16 25-46 25 0 0-15 0-28-7 0 0-13-8-17-20 0 0-4-13-4-33v-91h24v82c0 0 0 19 2 28 0 0 2 8 10 13 0 0 8 6 19 6 0 0 14 0 26-10 0 0 12-9 12-40v-79h25zM1247 102c0 0-1-12-10-18 0 0-8-7-22-7 0 0-14 0-23 5 0 0-9 5-9 15 0 0 0 8 8 12 0 0 6 4 27 9 0 0 23 6 35 11 0 0 11 4 17 12 0 0 7 9 7 23 0 0 0 20-16 33 0 0-16 14-43 14 0 0-28 0-43-12 0 0-16-12-19-36l24-3c0 0 2 15 12 22 0 0 9 8 26 8 0 0 16 0 25-7 0 0 9-7 9-17 0 0 0-6-5-10 0 0-4-4-10-6 0 0-6-2-26-7 0 0-31-8-42-18 0 0-9-11-9-26 0 0 0-19 14-31 0 0 15-12 39-12 0 0 27 0 41 11 0 0 15 10 17 31zM1364 207c0 0-11 2-19 2 0 0-16 0-24-6 0 0-7-5-9-14 0 0-1-9-1-25v-85h-18v-19h18v-37l25-14v51h24v19h-24v86c0 0 0 12 2 16 0 0 2 5 11 5 0 0 6 0 11-1zM1445 56c0 0 29 0 49 20 0 0 19 20 19 56 0 0 0 43-21 61 0 0-21 18-47 18 0 0-28 0-48-19 0 0-21-18-21-58 0 0 0-38 20-58 0 0 20-20 49-20zM1445 190c0 0 21 0 32-16 0 0 11-15 11-41 0 0 0-27-12-41 0 0-13-15-31-15 0 0-19 0-31 15 0 0-12 14-12 42 0 0 0 28 12 42 0 0 12 14 31 14zM1741 207h-25v-92c0 0 0-11-1-18 0 0-1-7-7-13 0 0-6-6-18-6 0 0-14 0-25 11 0 0-11 10-11 33v85h-25v-95c0 0 0-19-6-26 0 0-7-8-19-8 0 0-16 0-27 12 0 0-10 11-10 41v76h-25v-147h23v20c0 0 15-24 44-24 0 0 16 0 27 7 0 0 10 7 15 19 0 0 16-26 45-26 0 0 23 0 34 13 0 0 11 12 11 38zM1859 4h77c0 0 18 0 31 2 0 0 13 2 24 9 0 0 11 8 17 21 0 0 6 12 6 26 0 0 0 29-18 46 0 0-18 17-58 17h-52v82h-27zM1886 101h52c0 0 48 0 48-38 0 0 0-12-6-21 0 0-6-10-16-12 0 0-9-2-26-2h-52zM2172 207h-27c0 0-3-7-4-18 0 0-26 22-54 22 0 0-23 0-37-12 0 0-13-12-13-31 0 0 0-18 13-30 0 0 13-11 44-15l24-4c0 0 12-2 21-5 0 0 0-11-1-16 0 0-1-4-4-9 0 0-3-5-11-9 0 0-7-3-20-3 0 0-16 0-25 7 0 0-9 6-13 22l-24-3c0 0 4-24 21-35 0 0 16-12 45-12 0 0 26 0 39 8 0 0 12 8 15 20 0 0 3 11 3 29v33c0 0 0 30 1 41 0 0 1 10 7 20zM2139 142v-8c0 0-20 6-48 10 0 0-28 4-28 24 0 0 0 10 8 16 0 0 7 7 22 7 0 0 18 0 32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15.551cm" svg:height="6.548cm" svg:x="-8.016cm" svg:y="6.462cm" svg:viewBox="0 0 15552 6549" draw:points="0,0 15552,0 15552,6549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3.848cm" svg:height="5.983cm" svg:x="-16.313cm" svg:y="7.027cm" svg:viewBox="0 0 23849 5984" draw:points="0,0 23849,0 23849,5984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4.441cm" svg:height="5.419cm" svg:x="-16.906cm" svg:y="7.591cm" svg:viewBox="0 0 24442 5420" draw:points="0,0 24442,0 24442,5420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626cm" svg:height="4.854cm" svg:x="-18.091cm" svg:y="8.156cm" svg:viewBox="0 0 25627 4855" draw:points="0,0 25627,0 25627,4855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626cm" svg:height="4.29cm" svg:x="-18.091cm" svg:y="8.72cm" svg:viewBox="0 0 25627 4291" draw:points="0,0 25627,0 25627,4291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626cm" svg:height="3.725cm" svg:x="-18.091cm" svg:y="9.285cm" svg:viewBox="0 0 25627 3726" draw:points="0,0 25627,0 25627,3726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0.141cm" svg:height="3.161cm" svg:x="7.394cm" svg:y="9.849cm" svg:viewBox="0 0 142 3162" draw:points="0,0 142,0 142,3162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033cm" svg:height="2.596cm" svg:x="-17.498cm" svg:y="10.414cm" svg:viewBox="0 0 25034 2597" draw:points="0,0 25034,0 25034,2597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626cm" svg:height="2.032cm" svg:x="-18.091cm" svg:y="10.978cm" svg:viewBox="0 0 25627 2033" draw:points="0,0 25627,0 25627,2033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6.219cm" svg:height="1.468cm" svg:x="-18.684cm" svg:y="11.542cm" svg:viewBox="0 0 26220 1469" draw:points="0,0 26220,0 26220,1469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25.626cm" svg:height="0.903cm" svg:x="-18.091cm" svg:y="12.107cm" svg:viewBox="0 0 25627 904" draw:points="0,0 25627,0 25627,904">
          <text:p/>
        </draw:polyline>
        <draw:polygon draw:style-name="gr22" draw:text-style-name="P12" draw:layer="layout" svg:width="0.113cm" svg:height="0.056cm" svg:x="7.478cm" svg:y="12.954cm" svg:viewBox="0 0 114 57" draw:points="114,0 57,57 0,0">
          <text:p/>
        </draw:polygon>
        <draw:polyline draw:style-name="gr21" draw:text-style-name="P1" draw:layer="layout" svg:width="15.551cm" svg:height="7.112cm" svg:x="-8.016cm" svg:y="6.462cm" svg:viewBox="0 0 15552 7113" draw:points="0,0 15552,0 15552,7113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3.848cm" svg:height="6.547cm" svg:x="-16.313cm" svg:y="7.027cm" svg:viewBox="0 0 23849 6548" draw:points="0,0 23849,0 23849,6548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4.441cm" svg:height="5.983cm" svg:x="-16.906cm" svg:y="7.591cm" svg:viewBox="0 0 24442 5984" draw:points="0,0 24442,0 24442,5984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626cm" svg:height="5.418cm" svg:x="-18.091cm" svg:y="8.156cm" svg:viewBox="0 0 25627 5419" draw:points="0,0 25627,0 25627,5419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626cm" svg:height="4.854cm" svg:x="-18.091cm" svg:y="8.72cm" svg:viewBox="0 0 25627 4855" draw:points="0,0 25627,0 25627,4855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626cm" svg:height="4.289cm" svg:x="-18.091cm" svg:y="9.285cm" svg:viewBox="0 0 25627 4290" draw:points="0,0 25627,0 25627,4290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0.141cm" svg:height="3.725cm" svg:x="7.394cm" svg:y="9.849cm" svg:viewBox="0 0 142 3726" draw:points="0,0 142,0 142,3726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033cm" svg:height="3.16cm" svg:x="-17.498cm" svg:y="10.414cm" svg:viewBox="0 0 25034 3161" draw:points="0,0 25034,0 25034,3161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626cm" svg:height="2.596cm" svg:x="-18.091cm" svg:y="10.978cm" svg:viewBox="0 0 25627 2597" draw:points="0,0 25627,0 25627,2597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6.219cm" svg:height="2.032cm" svg:x="-18.684cm" svg:y="11.542cm" svg:viewBox="0 0 26220 2033" draw:points="0,0 26220,0 26220,2033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25.626cm" svg:height="1.467cm" svg:x="-18.091cm" svg:y="12.107cm" svg:viewBox="0 0 25627 1468" draw:points="0,0 25627,0 25627,1468">
          <text:p/>
        </draw:polyline>
        <draw:polygon draw:style-name="gr22" draw:text-style-name="P12" draw:layer="layout" svg:width="0.113cm" svg:height="0.056cm" svg:x="7.478cm" svg:y="13.518cm" svg:viewBox="0 0 114 57" draw:points="114,0 57,57 0,0">
          <text:p/>
        </draw:polygon>
        <draw:polyline draw:style-name="gr21" draw:text-style-name="P1" draw:layer="layout" svg:width="33.33cm" svg:height="1.468cm" svg:x="-17.498cm" svg:y="12.671cm" svg:viewBox="0 0 33331 1469" draw:points="0,0 33331,0 33331,1469">
          <text:p/>
        </draw:polyline>
        <draw:polygon draw:style-name="gr22" draw:text-style-name="P12" draw:layer="layout" svg:width="0.113cm" svg:height="0.057cm" svg:x="15.776cm" svg:y="14.082cm" svg:viewBox="0 0 114 58" draw:points="114,0 56,58 0,0">
          <text:p/>
        </draw:polygon>
        <draw:polyline draw:style-name="gr21" draw:text-style-name="P1" draw:layer="layout" svg:width="0.141cm" svg:height="0.903cm" svg:x="15.691cm" svg:y="13.236cm" svg:viewBox="0 0 142 904" draw:points="0,0 142,0 142,904">
          <text:p/>
        </draw:polyline>
        <draw:polygon draw:style-name="gr22" draw:text-style-name="P12" draw:layer="layout" svg:width="0.113cm" svg:height="0.057cm" svg:x="15.776cm" svg:y="14.082cm" svg:viewBox="0 0 114 58" draw:points="114,0 56,58 0,0">
          <text:p/>
        </draw:polygon>
        <draw:polyline draw:style-name="gr21" draw:text-style-name="P1" draw:layer="layout" svg:width="1.92cm" svg:height="0.733cm" svg:x="41.768cm" svg:y="15.494cm" svg:viewBox="0 0 1921 734" draw:points="0,0 1921,0 1921,734">
          <text:p/>
        </draw:polyline>
        <draw:polygon draw:style-name="gr22" draw:text-style-name="P12" draw:layer="layout" svg:width="0.113cm" svg:height="0.056cm" svg:x="43.631cm" svg:y="16.171cm" svg:viewBox="0 0 114 57" draw:points="114,0 57,57 0,0">
          <text:p/>
        </draw:polygon>
        <draw:polyline draw:style-name="gr21" draw:text-style-name="P1" draw:layer="layout" svg:width="0.141cm" svg:height="0.339cm" svg:x="51.844cm" svg:y="16.453cm" svg:viewBox="0 0 142 340" draw:points="0,0 142,0 142,340">
          <text:p/>
        </draw:polyline>
        <draw:polygon draw:style-name="gr22" draw:text-style-name="P12" draw:layer="layout" svg:width="0.113cm" svg:height="0.057cm" svg:x="51.928cm" svg:y="16.735cm" svg:viewBox="0 0 114 58" draw:points="114,0 57,58 0,0">
          <text:p/>
        </draw:polygon>
        <draw:polyline draw:style-name="gr21" draw:text-style-name="P1" draw:layer="layout" svg:width="0.141cm" svg:height="0.338cm" svg:x="69.031cm" svg:y="17.018cm" svg:viewBox="0 0 142 339" draw:points="0,0 142,0 142,339">
          <text:p/>
        </draw:polyline>
        <draw:polygon draw:style-name="gr22" draw:text-style-name="P12" draw:layer="layout" svg:width="0.113cm" svg:height="0.056cm" svg:x="69.116cm" svg:y="17.3cm" svg:viewBox="0 0 114 57" draw:points="114,0 57,57 0,0">
          <text:p/>
        </draw:polygon>
        <draw:polyline draw:style-name="gr21" draw:text-style-name="P1" draw:layer="layout" svg:width="0.141cm" svg:height="0.903cm" svg:x="93.923cm" svg:y="18.711cm" svg:viewBox="0 0 142 904" draw:points="0,0 142,0 142,904">
          <text:p/>
        </draw:polyline>
        <draw:polyline draw:style-name="gr21" draw:text-style-name="P1" draw:layer="layout" svg:width="0.141cm" svg:height="0.339cm" svg:x="93.923cm" svg:y="19.275cm" svg:viewBox="0 0 142 340" draw:points="0,0 142,0 142,340">
          <text:p/>
        </draw:polyline>
        <draw:frame draw:style-name="gr24" draw:text-style-name="P15" draw:layer="layout" svg:width="1.602cm" svg:height="0.412cm" svg:x="25.226cm" svg:y="20.349cm">
          <draw:text-box>
            <text:p text:style-name="P13"><text:span text:style-name="T2">Page 3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4" draw:style-name="dp1" draw:master-page-name="master-page62">
        <draw:polygon draw:style-name="gr2" draw:text-style-name="P2" draw:layer="layout" svg:width="0.593cm" svg:height="0.565cm" svg:x="0.959cm" svg:y="3.245cm" svg:viewBox="0 0 594 566" draw:points="0,0 594,0 594,566 0,566">
          <text:p/>
        </draw:polygon>
        <draw:path draw:style-name="gr3" draw:text-style-name="P3" draw:layer="layout" svg:width="0.192cm" svg:height="0.202cm" svg:x="1.159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.552cm" svg:y="3.245cm" svg:viewBox="0 0 593 566" draw:points="0,0 593,0 593,566 0,566">
          <text:p/>
        </draw:polygon>
        <draw:polygon draw:style-name="gr3" draw:text-style-name="P3" draw:layer="layout" svg:width="0.16cm" svg:height="0.202cm" svg:x="1.768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2.144cm" svg:y="3.245cm" svg:viewBox="0 0 594 566" draw:points="0,0 594,0 594,566 0,566">
          <text:p/>
        </draw:polygon>
        <draw:path draw:style-name="gr3" draw:text-style-name="P3" draw:layer="layout" svg:width="0.26cm" svg:height="0.202cm" svg:x="2.311cm" svg:y="3.395cm" svg:viewBox="0 0 261 203" svg:d="M261 0l-56 203h-25l-45-160c0 0-4-12-5-18l-6 24-43 154h-27l-54-203h27l31 133c0 0 6 27 8 39l1 3c0 0 6-26 9-38l38-137h33l29 103c0 0 11 39 16 72 0 0 3-16 10-45l32-130z">
          <text:p/>
        </draw:path>
        <draw:polygon draw:style-name="gr2" draw:text-style-name="P2" draw:layer="layout" svg:width="0.593cm" svg:height="0.565cm" svg:x="2.737cm" svg:y="3.245cm" svg:viewBox="0 0 594 566" draw:points="0,0 594,0 594,566 0,566">
          <text:p/>
        </draw:polygon>
        <draw:polygon draw:style-name="gr3" draw:text-style-name="P3" draw:layer="layout" svg:width="0.16cm" svg:height="0.202cm" svg:x="2.95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3.33cm" svg:y="3.245cm" svg:viewBox="0 0 593 566" draw:points="0,0 593,0 593,566 0,566">
          <text:p/>
        </draw:polygon>
        <draw:polygon draw:style-name="gr3" draw:text-style-name="P3" draw:layer="layout" svg:width="0.136cm" svg:height="0.202cm" svg:x="3.56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3.922cm" svg:y="3.245cm" svg:viewBox="0 0 594 566" draw:points="0,0 594,0 594,566 0,566">
          <text:p/>
        </draw:polygon>
        <draw:path draw:style-name="gr3" draw:text-style-name="P3" draw:layer="layout" svg:width="0.161cm" svg:height="0.209cm" svg:x="4.137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0.959cm" svg:y="2.681cm" svg:viewBox="0 0 4150 565" draw:points="0,0 4150,0 4150,565 0,565">
          <text:p/>
        </draw:polygon>
        <draw:path draw:style-name="gr3" draw:text-style-name="P3" draw:layer="layout" svg:width="1.172cm" svg:height="0.262cm" svg:x="2.446cm" svg:y="2.83cm" svg:viewBox="0 0 1173 263" svg:d="M134 204h-134c0 0 0-17 12-36 0 0 12-17 44-43 0 0 21-17 36-34 0 0 16-17 16-35 0 0 0-16-11-25 0 0-11-11-27-11 0 0-17 0-28 11 0 0-12 10-12 31l-25-4c0 0 2-28 20-43 0 0 18-15 46-15 0 0 29 0 46 16 0 0 16 17 16 40 0 0 0 20-14 40 0 0-14 20-55 53 0 0-22 17-29 30h99zM233 142h-76v-25h76zM456 204h-26v-170l-58 170h-24l-58-173h-1v173h-25v-203h40l48 143c0 0 7 24 9 30 0 0 4-12 11-32l49-141h35zM624 204h-26c0 0-4-7-5-18 0 0-25 22-54 22 0 0-23 0-36-12 0 0-14-13-14-32 0 0 0-18 13-30 0 0 13-11 45-15l23-4c0 0 13-2 21-5 0 0 0-11 0-16 0 0-1-4-4-9 0 0-4-5-11-8 0 0-8-3-20-3 0 0-16 0-25 6 0 0-10 6-13 22l-25-3c0 0 4-23 21-34 0 0 17-12 45-12 0 0 27 0 39 8 0 0 12 8 15 19 0 0 3 11 3 28v34c0 0 0 30 1 42 0 0 1 10 7 20zM591 139v-9c0 0-19 6-47 10 0 0-28 4-28 24 0 0 0 10 7 16 0 0 8 8 22 8 0 0 18 0 32-12 0 0 14-11 14-37zM774 57l-56 150v1c0 0-8 24-18 40 0 0-11 15-31 15 0 0-7 0-16-3l-3-23c0 0 8 2 15 2 0 0 13 0 19-7 0 0 5-8 12-28l-56-147h27l34 96c0 0 3 8 7 22 0 0 4-16 9-30l32-88zM861 142h-75v-25h75zM976 204h-25v-159c0 0-18 18-49 30v-24c0 0 43-20 58-51h16zM1064 99c0 0 18-27 49-27 0 0 25 0 42 19 0 0 18 18 18 46 0 0 0 29-18 50 0 0-17 21-46 21 0 0-29 0-49-22 0 0-21-22-21-78 0 0 0-53 19-81 0 0 18-27 54-27 0 0 22 0 38 13 0 0 16 12 19 37l-25 3c0 0-6-33-34-33 0 0-19 0-33 19 0 0-13 19-13 60zM1109 187c0 0 17 0 28-15 0 0 10-13 10-33 0 0 0-20-10-32 0 0-11-13-29-13 0 0-17 0-28 12 0 0-12 12-12 31 0 0 0 21 11 35 0 0 12 15 30 15z">
          <text:p/>
        </draw:path>
        <draw:polygon draw:style-name="gr2" draw:text-style-name="P2" draw:layer="layout" svg:width="0.593cm" svg:height="0.565cm" svg:x="4.515cm" svg:y="3.245cm" svg:viewBox="0 0 594 566" draw:points="0,0 594,0 594,566 0,566">
          <text:p/>
        </draw:polygon>
        <draw:path draw:style-name="gr3" draw:text-style-name="P3" draw:layer="layout" svg:width="0.161cm" svg:height="0.209cm" svg:x="4.73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5.108cm" svg:y="3.245cm" svg:viewBox="0 0 593 566" draw:points="0,0 593,0 593,566 0,566">
          <text:p/>
        </draw:polygon>
        <draw:path draw:style-name="gr3" draw:text-style-name="P3" draw:layer="layout" svg:width="0.192cm" svg:height="0.202cm" svg:x="5.30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5.7cm" svg:y="3.245cm" svg:viewBox="0 0 594 566" draw:points="0,0 594,0 594,566 0,566">
          <text:p/>
        </draw:polygon>
        <draw:polygon draw:style-name="gr3" draw:text-style-name="P3" draw:layer="layout" svg:width="0.16cm" svg:height="0.202cm" svg:x="5.917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6.293cm" svg:y="3.245cm" svg:viewBox="0 0 594 566" draw:points="0,0 594,0 594,566 0,566">
          <text:p/>
        </draw:polygon>
        <draw:path draw:style-name="gr3" draw:text-style-name="P3" draw:layer="layout" svg:width="0.26cm" svg:height="0.202cm" svg:x="6.46cm" svg:y="3.395cm" svg:viewBox="0 0 261 203" svg:d="M261 0l-56 203h-26l-45-160c0 0-3-12-4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6.886cm" svg:y="3.245cm" svg:viewBox="0 0 593 566" draw:points="0,0 593,0 593,566 0,566">
          <text:p/>
        </draw:polygon>
        <draw:polygon draw:style-name="gr3" draw:text-style-name="P3" draw:layer="layout" svg:width="0.16cm" svg:height="0.202cm" svg:x="7.10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.478cm" svg:y="3.245cm" svg:viewBox="0 0 594 566" draw:points="0,0 594,0 594,566 0,566">
          <text:p/>
        </draw:polygon>
        <draw:polygon draw:style-name="gr3" draw:text-style-name="P3" draw:layer="layout" svg:width="0.136cm" svg:height="0.202cm" svg:x="7.71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8.071cm" svg:y="3.245cm" svg:viewBox="0 0 594 566" draw:points="0,0 594,0 594,566 0,566">
          <text:p/>
        </draw:polygon>
        <draw:path draw:style-name="gr3" draw:text-style-name="P3" draw:layer="layout" svg:width="0.161cm" svg:height="0.209cm" svg:x="8.286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4.148cm" svg:height="0.564cm" svg:x="5.108cm" svg:y="2.681cm" svg:viewBox="0 0 4149 565" draw:points="0,0 4149,0 4149,565 0,565">
          <text:p/>
        </draw:polygon>
        <draw:path draw:style-name="gr3" draw:text-style-name="P3" draw:layer="layout" svg:width="1.168cm" svg:height="0.262cm" svg:x="6.598cm" svg:y="2.83cm" svg:viewBox="0 0 1169 263" svg:d="M108 108c0 0-8 12-20 19 0 0-13 8-28 8 0 0-25 0-43-19 0 0-17-18-17-48 0 0 0-30 18-49 0 0 18-19 46-19 0 0 28 0 48 22 0 0 21 22 21 76 0 0 0 55-19 81 0 0-19 29-53 29 0 0-23 0-39-13 0 0-15-13-18-39l24-2c0 0 5 33 33 33 0 0 23 0 35-22 0 0 12-21 12-57zM66 113c0 0 18 0 29-13 0 0 10-13 10-33 0 0 0-20-11-33 0 0-11-14-27-14 0 0-18 0-30 15 0 0-11 14-11 34 0 0 0 19 11 32 0 0 12 12 29 12zM230 142h-76v-25h76zM452 204h-25v-170l-58 170h-24l-58-173h-1v173h-25v-203h39l48 143c0 0 8 24 10 30 0 0 4-12 11-32l48-141h35zM620 204h-26c0 0-4-7-5-18 0 0-25 22-54 22 0 0-23 0-37-12 0 0-13-13-13-32 0 0 0-18 13-30 0 0 13-11 44-15l24-4c0 0 12-2 21-5 0 0 0-11-1-16 0 0-1-4-4-9 0 0-3-5-11-8 0 0-7-3-19-3 0 0-17 0-26 6 0 0-9 6-12 22l-25-3c0 0 4-23 21-34 0 0 16-12 45-12 0 0 27 0 39 8 0 0 12 8 15 19 0 0 3 11 3 28v34c0 0 0 30 1 42 0 0 1 10 7 20zM587 139v-9c0 0-20 6-48 10 0 0-28 4-28 24 0 0 0 10 8 16 0 0 8 8 22 8 0 0 18 0 32-12 0 0 14-11 14-37zM770 57l-56 150v1c0 0-8 24-19 40 0 0-10 15-30 15 0 0-7 0-16-3l-3-23c0 0 7 2 14 2 0 0 14 0 19-7 0 0 6-8 12-28l-55-147h26l35 96c0 0 3 8 6 22h1c0 0 3-16 8-30l33-88zM857 142h-76v-25h76zM972 204h-25v-159c0 0-18 18-50 30v-24c0 0 43-20 59-51h16zM1061 99c0 0 17-27 49-27 0 0 25 0 42 19 0 0 17 18 17 46 0 0 0 29-17 50 0 0-17 21-46 21 0 0-29 0-50-22 0 0-20-22-20-78 0 0 0-53 19-81 0 0 18-27 53-27 0 0 23 0 39 13 0 0 15 12 19 37l-25 3c0 0-7-33-34-33 0 0-19 0-33 19 0 0-13 19-13 60zM1105 187c0 0 17 0 28-15 0 0 11-13 11-33 0 0 0-20-11-32 0 0-11-13-28-13 0 0-17 0-29 12 0 0-12 12-12 31 0 0 0 21 12 35 0 0 12 15 29 15z">
          <text:p/>
        </draw:path>
        <draw:polygon draw:style-name="gr2" draw:text-style-name="P2" draw:layer="layout" svg:width="0.592cm" svg:height="0.565cm" svg:x="8.664cm" svg:y="3.245cm" svg:viewBox="0 0 593 566" draw:points="0,0 593,0 593,566 0,566">
          <text:p/>
        </draw:polygon>
        <draw:path draw:style-name="gr3" draw:text-style-name="P3" draw:layer="layout" svg:width="0.16cm" svg:height="0.209cm" svg:x="8.879cm" svg:y="3.392cm" svg:viewBox="0 0 161 210" svg:d="M130 64c0 0-2-19-14-30 0 0-12-10-35-10 0 0-21 0-34 8 0 0-13 7-13 23 0 0 0 13 10 20 0 0 10 6 38 13 0 0 25 5 41 11 0 0 16 6 27 18 0 0 11 12 11 32 0 0 0 26-20 44 0 0-21 17-54 17 0 0-43 0-64-19 0 0-21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9.256cm" svg:y="3.245cm" svg:viewBox="0 0 594 566" draw:points="0,0 594,0 594,566 0,566">
          <text:p/>
        </draw:polygon>
        <draw:path draw:style-name="gr3" draw:text-style-name="P3" draw:layer="layout" svg:width="0.192cm" svg:height="0.202cm" svg:x="9.457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9.849cm" svg:y="3.245cm" svg:viewBox="0 0 594 566" draw:points="0,0 594,0 594,566 0,566">
          <text:p/>
        </draw:polygon>
        <draw:polygon draw:style-name="gr3" draw:text-style-name="P3" draw:layer="layout" svg:width="0.16cm" svg:height="0.202cm" svg:x="10.06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0.442cm" svg:y="3.245cm" svg:viewBox="0 0 593 566" draw:points="0,0 593,0 593,566 0,566">
          <text:p/>
        </draw:polygon>
        <draw:path draw:style-name="gr3" draw:text-style-name="P3" draw:layer="layout" svg:width="0.26cm" svg:height="0.202cm" svg:x="10.608cm" svg:y="3.395cm" svg:viewBox="0 0 261 203" svg:d="M261 0l-56 203h-25l-45-160c0 0-4-12-5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11.034cm" svg:y="3.245cm" svg:viewBox="0 0 594 566" draw:points="0,0 594,0 594,566 0,566">
          <text:p/>
        </draw:polygon>
        <draw:polygon draw:style-name="gr3" draw:text-style-name="P3" draw:layer="layout" svg:width="0.16cm" svg:height="0.202cm" svg:x="11.25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.627cm" svg:y="3.245cm" svg:viewBox="0 0 594 566" draw:points="0,0 594,0 594,566 0,566">
          <text:p/>
        </draw:polygon>
        <draw:polygon draw:style-name="gr3" draw:text-style-name="P3" draw:layer="layout" svg:width="0.136cm" svg:height="0.202cm" svg:x="11.8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2.22cm" svg:y="3.245cm" svg:viewBox="0 0 593 566" draw:points="0,0 593,0 593,566 0,566">
          <text:p/>
        </draw:polygon>
        <draw:path draw:style-name="gr3" draw:text-style-name="P3" draw:layer="layout" svg:width="0.16cm" svg:height="0.209cm" svg:x="12.435cm" svg:y="3.392cm" svg:viewBox="0 0 161 210" svg:d="M130 64c0 0-2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9.256cm" svg:y="2.681cm" svg:viewBox="0 0 4150 565" draw:points="0,0 4150,0 4150,565 0,565">
          <text:p/>
        </draw:polygon>
        <draw:path draw:style-name="gr3" draw:text-style-name="P3" draw:layer="layout" svg:width="1.305cm" svg:height="0.262cm" svg:x="10.688cm" svg:y="2.83cm" svg:viewBox="0 0 1306 263" svg:d="M74 204h-25v-159c0 0-18 18-49 30v-24c0 0 42-20 58-51h16zM162 99c0 0 17-27 49-27 0 0 25 0 42 19 0 0 17 18 17 46 0 0 0 29-17 50 0 0-17 21-46 21 0 0-29 0-49-22 0 0-21-22-21-78 0 0 0-53 19-81 0 0 18-27 53-27 0 0 23 0 39 13 0 0 15 12 19 37l-25 3c0 0-7-33-34-33 0 0-19 0-33 19 0 0-13 19-13 60zM206 187c0 0 18 0 28-15 0 0 11-13 11-33 0 0 0-20-11-32 0 0-10-13-28-13 0 0-17 0-29 12 0 0-11 12-11 31 0 0 0 21 11 35 0 0 12 15 29 15zM367 142h-76v-25h76zM591 204h-26v-170l-58 170h-24l-58-173h-1v173h-26v-203h41l47 143c0 0 8 24 10 30 0 0 4-12 11-32l48-141h36zM758 204h-26c0 0-4-7-5-18 0 0-25 22-54 22 0 0-23 0-37-12 0 0-13-13-13-32 0 0 0-18 13-30 0 0 13-11 44-15l24-4c0 0 13-2 21-5 0 0 0-11 0-16 0 0-1-4-5-9 0 0-3-5-10-8 0 0-8-3-20-3 0 0-16 0-26 6 0 0-9 6-13 22l-24-3c0 0 4-23 21-34 0 0 16-12 45-12 0 0 27 0 39 8 0 0 12 8 15 19 0 0 3 11 3 28v34c0 0 0 30 1 42 0 0 1 10 7 20zM725 139v-9c0 0-19 6-47 10 0 0-29 4-29 24 0 0 0 10 8 16 0 0 8 8 22 8 0 0 18 0 32-12 0 0 14-11 14-37zM908 57l-56 150v1c0 0-8 24-19 40 0 0-10 15-30 15 0 0-7 0-16-3l-3-23c0 0 8 2 14 2 0 0 14 0 19-7 0 0 6-8 12-28l-55-147h26l35 96c0 0 3 8 6 22h1c0 0 4-16 9-30l32-88zM995 142h-76v-25h76zM1110 204h-25v-159c0 0-18 18-49 30v-24c0 0 42-20 58-51h16zM1198 99c0 0 17-27 49-27 0 0 25 0 42 19 0 0 17 18 17 46 0 0 0 29-17 50 0 0-17 21-46 21 0 0-29 0-49-22 0 0-21-22-21-78 0 0 0-53 19-81 0 0 18-27 53-27 0 0 23 0 39 13 0 0 16 12 19 37l-25 3c0 0-7-33-34-33 0 0-19 0-33 19 0 0-13 19-13 60zM1242 187c0 0 18 0 28-15 0 0 11-13 11-33 0 0 0-20-11-32 0 0-10-13-28-13 0 0-17 0-29 12 0 0-11 12-11 31 0 0 0 21 11 35 0 0 12 15 29 15z">
          <text:p/>
        </draw:path>
        <draw:polygon draw:style-name="gr2" draw:text-style-name="P2" draw:layer="layout" svg:width="0.593cm" svg:height="0.565cm" svg:x="12.812cm" svg:y="3.245cm" svg:viewBox="0 0 594 566" draw:points="0,0 594,0 594,566 0,566">
          <text:p/>
        </draw:polygon>
        <draw:path draw:style-name="gr3" draw:text-style-name="P3" draw:layer="layout" svg:width="0.161cm" svg:height="0.209cm" svg:x="13.027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13.405cm" svg:y="3.245cm" svg:viewBox="0 0 594 566" draw:points="0,0 594,0 594,566 0,566">
          <text:p/>
        </draw:polygon>
        <draw:path draw:style-name="gr3" draw:text-style-name="P3" draw:layer="layout" svg:width="0.192cm" svg:height="0.202cm" svg:x="13.605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13.998cm" svg:y="3.245cm" svg:viewBox="0 0 593 566" draw:points="0,0 593,0 593,566 0,566">
          <text:p/>
        </draw:polygon>
        <draw:polygon draw:style-name="gr3" draw:text-style-name="P3" draw:layer="layout" svg:width="0.16cm" svg:height="0.202cm" svg:x="14.21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4.59cm" svg:y="3.245cm" svg:viewBox="0 0 594 566" draw:points="0,0 594,0 594,566 0,566">
          <text:p/>
        </draw:polygon>
        <draw:path draw:style-name="gr3" draw:text-style-name="P3" draw:layer="layout" svg:width="0.26cm" svg:height="0.202cm" svg:x="14.757cm" svg:y="3.395cm" svg:viewBox="0 0 261 203" svg:d="M261 0l-56 203h-25l-45-160c0 0-4-12-5-18l-6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15.183cm" svg:y="3.245cm" svg:viewBox="0 0 594 566" draw:points="0,0 594,0 594,566 0,566">
          <text:p/>
        </draw:polygon>
        <draw:polygon draw:style-name="gr3" draw:text-style-name="P3" draw:layer="layout" svg:width="0.16cm" svg:height="0.202cm" svg:x="15.39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15.776cm" svg:y="3.245cm" svg:viewBox="0 0 593 566" draw:points="0,0 593,0 593,566 0,566">
          <text:p/>
        </draw:polygon>
        <draw:polygon draw:style-name="gr3" draw:text-style-name="P3" draw:layer="layout" svg:width="0.136cm" svg:height="0.202cm" svg:x="16.00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6.368cm" svg:y="3.245cm" svg:viewBox="0 0 594 566" draw:points="0,0 594,0 594,566 0,566">
          <text:p/>
        </draw:polygon>
        <draw:path draw:style-name="gr3" draw:text-style-name="P3" draw:layer="layout" svg:width="0.161cm" svg:height="0.209cm" svg:x="16.583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13.405cm" svg:y="2.681cm" svg:viewBox="0 0 4150 565" draw:points="0,0 4150,0 4150,565 0,565">
          <text:p/>
        </draw:polygon>
        <draw:path draw:style-name="gr3" draw:text-style-name="P3" draw:layer="layout" svg:width="1.328cm" svg:height="0.262cm" svg:x="14.814cm" svg:y="2.83cm" svg:viewBox="0 0 1329 263" svg:d="M133 204h-133c0 0 0-17 12-36 0 0 11-17 44-43 0 0 20-17 36-34 0 0 16-17 16-35 0 0 0-16-11-25 0 0-11-11-28-11 0 0-16 0-28 11 0 0-11 10-11 31l-26-4c0 0 3-28 21-43 0 0 17-15 45-15 0 0 30 0 46 16 0 0 17 17 17 40 0 0 0 20-14 40 0 0-14 20-56 53 0 0-22 17-29 30h99zM255 94c0 0 18 3 28 18 0 0 10 14 10 31 0 0 0 28-20 47 0 0-20 18-48 18 0 0-27 0-44-16 0 0-18-17-21-42l25-4c0 0 4 20 14 30 0 0 10 11 26 11 0 0 17 0 29-13 0 0 12-12 12-30 0 0 0-17-11-28 0 0-11-11-28-11 0 0-8 0-18 2l3-21c0 0 10 0 16-1 0 0 6-1 13-5 0 0 7-4 12-11 0 0 4-7 4-17 0 0 0-15-10-23 0 0-10-9-23-9 0 0-15 0-24 10 0 0-10 9-12 27l-25-4c0 0 5-27 21-40 0 0 17-13 40-13 0 0 25 0 42 15 0 0 17 16 17 38 0 0 0 28-28 40zM390 142h-76v-25h76zM613 204h-25v-170h-1l-57 170h-24l-59-173h-1v173h-26v-203h41l48 143c0 0 8 24 9 30h1c0 0 4-12 11-32l48-141h35zM781 204h-26c0 0-4-7-6-18 0 0-24 22-53 22 0 0-24 0-37-12 0 0-13-13-13-32 0 0 0-18 13-30 0 0 12-11 44-15l23-4c0 0 13-2 22-5 0 0 0-11-1-16 0 0-1-4-4-9 0 0-3-5-11-8 0 0-7-3-20-3 0 0-16 0-25 6 0 0-9 6-13 22l-24-3c0 0 4-23 21-34 0 0 16-12 45-12 0 0 26 0 39 8 0 0 12 8 15 19 0 0 3 11 3 28v34c0 0 0 30 1 42 0 0 1 10 7 20zM748 139v-9c0 0-20 6-48 10 0 0-28 4-28 24 0 0 0 10 8 16 0 0 7 8 22 8 0 0 18 0 32-12 0 0 14-11 14-37zM931 57l-56 150v1c0 0-9 24-19 40 0 0-11 15-31 15 0 0-6 0-16-3l-2-23c0 0 7 2 14 2 0 0 14 0 19-7 0 0 5-8 12-28l-55-147h26l35 96c0 0 3 8 6 22h1c0 0 3-16 8-30l33-88zM1018 142h-76v-25h76zM1133 204h-25v-159c0 0-19 18-50 30v-24c0 0 43-20 59-51h16zM1221 99c0 0 17-27 49-27 0 0 24 0 42 19 0 0 17 18 17 46 0 0 0 29-17 50 0 0-18 21-46 21 0 0-29 0-50-22 0 0-20-22-20-78 0 0 0-53 18-81 0 0 19-27 54-27 0 0 23 0 38 13 0 0 16 12 20 37l-25 3c0 0-7-33-35-33 0 0-19 0-32 19 0 0-14 19-14 60zM1265 187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16.961cm" svg:y="3.245cm" svg:viewBox="0 0 594 566" draw:points="0,0 594,0 594,566 0,566">
          <text:p/>
        </draw:polygon>
        <draw:path draw:style-name="gr3" draw:text-style-name="P3" draw:layer="layout" svg:width="0.161cm" svg:height="0.209cm" svg:x="17.176cm" svg:y="3.392cm" svg:viewBox="0 0 162 210" svg:d="M130 64c0 0-2-19-14-30 0 0-12-10-35-10 0 0-21 0-34 8 0 0-13 7-13 23 0 0 0 13 10 20 0 0 10 6 38 13 0 0 25 5 41 11 0 0 16 6 27 18 0 0 12 12 12 32 0 0 0 26-21 44 0 0-21 17-54 17 0 0-42 0-65-19 0 0-21-19-22-49l26-3c0 0 2 25 19 36 0 0 17 11 41 11 0 0 22 0 36-10 0 0 14-9 14-25 0 0 0-16-14-24 0 0-15-7-49-15 0 0-34-7-50-20 0 0-15-14-15-35 0 0 0-25 20-41 0 0 19-16 52-16 0 0 33 0 54 16 0 0 20 16 21 45z">
          <text:p/>
        </draw:path>
        <draw:polygon draw:style-name="gr2" draw:text-style-name="P2" draw:layer="layout" svg:width="0.592cm" svg:height="0.565cm" svg:x="17.554cm" svg:y="3.245cm" svg:viewBox="0 0 593 566" draw:points="0,0 593,0 593,566 0,566">
          <text:p/>
        </draw:polygon>
        <draw:path draw:style-name="gr3" draw:text-style-name="P3" draw:layer="layout" svg:width="0.192cm" svg:height="0.202cm" svg:x="17.754cm" svg:y="3.395cm" svg:viewBox="0 0 193 203" svg:d="M193 203h-25v-169h-1l-58 169h-25l-58-172v172h-26v-203h40l48 145c0 0 8 23 9 30 0 0 4-12 12-33l48-142h36z">
          <text:p/>
        </draw:path>
        <draw:polygon draw:style-name="gr2" draw:text-style-name="P2" draw:layer="layout" svg:width="0.593cm" svg:height="0.565cm" svg:x="18.146cm" svg:y="3.245cm" svg:viewBox="0 0 594 566" draw:points="0,0 594,0 594,566 0,566">
          <text:p/>
        </draw:polygon>
        <draw:polygon draw:style-name="gr3" draw:text-style-name="P3" draw:layer="layout" svg:width="0.16cm" svg:height="0.202cm" svg:x="18.36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8.739cm" svg:y="3.245cm" svg:viewBox="0 0 594 566" draw:points="0,0 594,0 594,566 0,566">
          <text:p/>
        </draw:polygon>
        <draw:path draw:style-name="gr3" draw:text-style-name="P3" draw:layer="layout" svg:width="0.26cm" svg:height="0.202cm" svg:x="18.906cm" svg:y="3.395cm" svg:viewBox="0 0 261 203" svg:d="M261 0l-56 203h-26l-44-160c0 0-3-12-5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19.332cm" svg:y="3.245cm" svg:viewBox="0 0 593 566" draw:points="0,0 593,0 593,566 0,566">
          <text:p/>
        </draw:polygon>
        <draw:polygon draw:style-name="gr3" draw:text-style-name="P3" draw:layer="layout" svg:width="0.16cm" svg:height="0.202cm" svg:x="19.54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9.924cm" svg:y="3.245cm" svg:viewBox="0 0 594 566" draw:points="0,0 594,0 594,566 0,566">
          <text:p/>
        </draw:polygon>
        <draw:polygon draw:style-name="gr3" draw:text-style-name="P3" draw:layer="layout" svg:width="0.136cm" svg:height="0.202cm" svg:x="20.15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20.517cm" svg:y="3.245cm" svg:viewBox="0 0 594 566" draw:points="0,0 594,0 594,566 0,566">
          <text:p/>
        </draw:polygon>
        <draw:path draw:style-name="gr3" draw:text-style-name="P3" draw:layer="layout" svg:width="0.161cm" svg:height="0.209cm" svg:x="20.732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17.554cm" svg:y="2.681cm" svg:viewBox="0 0 4149 565" draw:points="0,0 4149,0 4149,565 0,565">
          <text:p/>
        </draw:polygon>
        <draw:path draw:style-name="gr3" draw:text-style-name="P3" draw:layer="layout" svg:width="1.325cm" svg:height="0.262cm" svg:x="18.966cm" svg:y="2.83cm" svg:viewBox="0 0 1326 263" svg:d="M94 94c0 0 19 3 29 18 0 0 10 14 10 31 0 0 0 28-21 47 0 0-20 18-48 18 0 0-26 0-44-16 0 0-17-17-20-42l25-4c0 0 3 20 13 30 0 0 10 11 26 11 0 0 18 0 30-13 0 0 12-12 12-30 0 0 0-17-11-28 0 0-11-11-29-11 0 0-7 0-17 2l3-21c0 0 10 0 15-1 0 0 6-1 13-5 0 0 7-4 12-11 0 0 5-7 5-17 0 0 0-15-10-23 0 0-10-9-23-9 0 0-15 0-25 10 0 0-9 9-12 27l-24-4c0 0 4-27 21-40 0 0 16-13 39-13 0 0 25 0 42 15 0 0 17 16 17 38 0 0 0 28-28 40zM223 0c0 0 67 0 67 104 0 0 0 52-17 77 0 0-17 27-50 27 0 0-66 0-66-104 0 0 0-53 17-78 0 0 17-26 49-26zM223 187c0 0 21 0 31-20 0 0 10-20 10-63 0 0 0-31-4-49 0 0-5-17-14-26 0 0-9-9-23-9 0 0-20 0-30 20 0 0-10 20-10 64 0 0 0 30 4 47 0 0 5 18 14 27 0 0 8 9 22 9zM388 142h-76v-25h76zM610 204h-25v-170h-1l-58 170h-24l-58-173h-1v173h-25v-203h40l48 143c0 0 8 24 9 30h1c0 0 3-12 10-32l49-141h35zM777 204h-26c0 0-3-7-5-18 0 0-25 22-54 22 0 0-23 0-36-12 0 0-14-13-14-32 0 0 0-18 13-30 0 0 13-11 45-15l23-4c0 0 13-2 22-5 0 0 0-11-1-16 0 0-1-4-4-9 0 0-4-5-11-8 0 0-8-3-20-3 0 0-16 0-25 6 0 0-10 6-13 22l-25-3c0 0 5-23 21-34 0 0 17-12 45-12 0 0 27 0 39 8 0 0 13 8 15 19 0 0 3 11 3 28v34c0 0 0 30 1 42 0 0 2 10 7 20zM745 139v-9c0 0-20 6-48 10 0 0-28 4-28 24 0 0 0 10 7 16 0 0 8 8 22 8 0 0 18 0 32-12 0 0 15-11 15-37zM927 57l-55 150-1 1c0 0-8 24-19 40 0 0-10 15-30 15 0 0-7 0-16-3l-3-23c0 0 8 2 15 2 0 0 13 0 19-7 0 0 5-8 12-28l-56-147h27l34 96c0 0 3 8 7 22 0 0 4-16 9-30l32-88zM1014 142h-75v-25h75zM1129 204h-24v-159c0 0-19 18-50 30v-24c0 0 43-20 59-51h15zM1218 99c0 0 17-27 48-27 0 0 25 0 42 19 0 0 18 18 18 46 0 0 0 29-18 50 0 0-17 21-46 21 0 0-29 0-49-22 0 0-20-22-20-78 0 0 0-53 18-81 0 0 19-27 54-27 0 0 22 0 38 13 0 0 16 12 19 37l-25 3c0 0-6-33-34-33 0 0-19 0-32 19 0 0-14 19-14 60zM1262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21.11cm" svg:y="3.245cm" svg:viewBox="0 0 593 566" draw:points="0,0 593,0 593,566 0,566">
          <text:p/>
        </draw:polygon>
        <draw:path draw:style-name="gr3" draw:text-style-name="P3" draw:layer="layout" svg:width="0.16cm" svg:height="0.209cm" svg:x="21.325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4-7-51-20 0 0-14-14-14-35 0 0 0-25 19-41 0 0 20-16 53-16 0 0 33 0 54 16 0 0 20 16 21 45z">
          <text:p/>
        </draw:path>
        <draw:polygon draw:style-name="gr2" draw:text-style-name="P2" draw:layer="layout" svg:width="0.593cm" svg:height="0.565cm" svg:x="21.702cm" svg:y="3.245cm" svg:viewBox="0 0 594 566" draw:points="0,0 594,0 594,566 0,566">
          <text:p/>
        </draw:polygon>
        <draw:path draw:style-name="gr3" draw:text-style-name="P3" draw:layer="layout" svg:width="0.192cm" svg:height="0.202cm" svg:x="21.903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22.295cm" svg:y="3.245cm" svg:viewBox="0 0 594 566" draw:points="0,0 594,0 594,566 0,566">
          <text:p/>
        </draw:polygon>
        <draw:polygon draw:style-name="gr3" draw:text-style-name="P3" draw:layer="layout" svg:width="0.16cm" svg:height="0.202cm" svg:x="22.51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2.888cm" svg:y="3.245cm" svg:viewBox="0 0 593 566" draw:points="0,0 593,0 593,566 0,566">
          <text:p/>
        </draw:polygon>
        <draw:path draw:style-name="gr3" draw:text-style-name="P3" draw:layer="layout" svg:width="0.26cm" svg:height="0.202cm" svg:x="23.054cm" svg:y="3.395cm" svg:viewBox="0 0 261 203" svg:d="M261 0l-56 203h-25l-44-160c0 0-4-12-5-18l-7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23.48cm" svg:y="3.245cm" svg:viewBox="0 0 594 566" draw:points="0,0 594,0 594,566 0,566">
          <text:p/>
        </draw:polygon>
        <draw:polygon draw:style-name="gr3" draw:text-style-name="P3" draw:layer="layout" svg:width="0.16cm" svg:height="0.202cm" svg:x="23.69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4.073cm" svg:y="3.245cm" svg:viewBox="0 0 594 566" draw:points="0,0 594,0 594,566 0,566">
          <text:p/>
        </draw:polygon>
        <draw:polygon draw:style-name="gr3" draw:text-style-name="P3" draw:layer="layout" svg:width="0.136cm" svg:height="0.202cm" svg:x="24.30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24.666cm" svg:y="3.245cm" svg:viewBox="0 0 593 566" draw:points="0,0 593,0 593,566 0,566">
          <text:p/>
        </draw:polygon>
        <draw:path draw:style-name="gr3" draw:text-style-name="P3" draw:layer="layout" svg:width="0.16cm" svg:height="0.209cm" svg:x="24.881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4.149cm" svg:height="0.564cm" svg:x="21.702cm" svg:y="2.681cm" svg:viewBox="0 0 4150 565" draw:points="0,0 4150,0 4150,565 0,565">
          <text:p/>
        </draw:polygon>
        <draw:path draw:style-name="gr3" draw:text-style-name="P3" draw:layer="layout" svg:width="1.09cm" svg:height="0.207cm" svg:x="23.232cm" svg:y="2.83cm" svg:viewBox="0 0 1091 208" svg:d="M25 99c0 0 17-27 48-27 0 0 25 0 43 19 0 0 17 18 17 46 0 0 0 30-17 50 0 0-18 21-46 21 0 0-29 0-50-22 0 0-20-21-20-78 0 0 0-53 18-81 0 0 19-27 54-27 0 0 23 0 38 13 0 0 16 12 20 37l-25 3c0 0-7-33-34-33 0 0-19 0-33 19 0 0-14 19-14 60zM69 187c0 0 17 0 28-14 0 0 10-13 10-34 0 0 0-20-10-32 0 0-11-13-29-13 0 0-16 0-28 12 0 0-12 12-12 31 0 0 0 22 12 36 0 0 12 14 29 14zM231 142h-77v-25h77zM358 138c0 0 0 39-15 54 0 0-15 16-41 16 0 0-28 0-41-16 0 0-14-15-14-46l24-4c0 0 1 21 8 31 0 0 8 11 23 11 0 0 13 0 20-7 0 0 6-6 8-15 0 0 2-9 2-22v-139h26zM518 204h-22v-21h-1c0 0-16 25-46 25 0 0-15 0-28-7 0 0-13-8-17-20 0 0-5-13-5-33v-91h25v81c0 0 0 20 2 29 0 0 2 8 10 13 0 0 8 6 19 6 0 0 14 0 26-10 0 0 13-9 13-41v-78h24zM676 204h-25v-90c0 0 0-22-8-31 0 0-8-8-22-8 0 0-11 0-21 5 0 0-10 6-14 15 0 0-4 10-4 28v81h-25v-147h22v20h1c0 0 8-12 19-18 0 0 12-6 27-6 0 0 11 0 23 5 0 0 11 4 17 12 0 0 7 8 8 18 0 0 2 9 2 25zM780 142h-76v-25h76zM895 204h-25v-159c0 0-19 18-50 30v-24c0 0 43-20 58-51h17zM982 99c0 0 18-27 49-27 0 0 25 0 42 19 0 0 18 18 18 46 0 0 0 30-18 50 0 0-17 21-45 21 0 0-29 0-50-22 0 0-21-21-21-78 0 0 0-53 19-81 0 0 19-27 54-27 0 0 23 0 38 13 0 0 16 12 19 37l-24 3c0 0-7-33-35-33 0 0-19 0-32 19 0 0-14 19-14 60zM1027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25.258cm" svg:y="3.245cm" svg:viewBox="0 0 594 566" draw:points="0,0 594,0 594,566 0,566">
          <text:p/>
        </draw:polygon>
        <draw:path draw:style-name="gr3" draw:text-style-name="P3" draw:layer="layout" svg:width="0.161cm" svg:height="0.209cm" svg:x="25.473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25.851cm" svg:y="3.245cm" svg:viewBox="0 0 594 566" draw:points="0,0 594,0 594,566 0,566">
          <text:p/>
        </draw:polygon>
        <draw:path draw:style-name="gr3" draw:text-style-name="P3" draw:layer="layout" svg:width="0.192cm" svg:height="0.202cm" svg:x="26.051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26.444cm" svg:y="3.245cm" svg:viewBox="0 0 593 566" draw:points="0,0 593,0 593,566 0,566">
          <text:p/>
        </draw:polygon>
        <draw:polygon draw:style-name="gr3" draw:text-style-name="P3" draw:layer="layout" svg:width="0.16cm" svg:height="0.202cm" svg:x="26.6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7.036cm" svg:y="3.245cm" svg:viewBox="0 0 594 566" draw:points="0,0 594,0 594,566 0,566">
          <text:p/>
        </draw:polygon>
        <draw:path draw:style-name="gr3" draw:text-style-name="P3" draw:layer="layout" svg:width="0.26cm" svg:height="0.202cm" svg:x="27.203cm" svg:y="3.395cm" svg:viewBox="0 0 261 203" svg:d="M261 0l-56 203h-25l-44-160c0 0-4-12-5-18l-6 24-44 154h-27l-54-203h27l31 133c0 0 6 27 8 39l1 3c0 0 6-26 9-38l38-137h34l29 103c0 0 10 39 15 72 0 0 3-16 10-45l32-130z">
          <text:p/>
        </draw:path>
        <draw:polygon draw:style-name="gr2" draw:text-style-name="P2" draw:layer="layout" svg:width="0.593cm" svg:height="0.565cm" svg:x="27.629cm" svg:y="3.245cm" svg:viewBox="0 0 594 566" draw:points="0,0 594,0 594,566 0,566">
          <text:p/>
        </draw:polygon>
        <draw:polygon draw:style-name="gr3" draw:text-style-name="P3" draw:layer="layout" svg:width="0.16cm" svg:height="0.202cm" svg:x="27.845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28.222cm" svg:y="3.245cm" svg:viewBox="0 0 593 566" draw:points="0,0 593,0 593,566 0,566">
          <text:p/>
        </draw:polygon>
        <draw:polygon draw:style-name="gr3" draw:text-style-name="P3" draw:layer="layout" svg:width="0.136cm" svg:height="0.202cm" svg:x="28.45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28.814cm" svg:y="3.245cm" svg:viewBox="0 0 594 566" draw:points="0,0 594,0 594,566 0,566">
          <text:p/>
        </draw:polygon>
        <draw:path draw:style-name="gr3" draw:text-style-name="P3" draw:layer="layout" svg:width="0.161cm" svg:height="0.209cm" svg:x="29.029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25.851cm" svg:y="2.681cm" svg:viewBox="0 0 4150 565" draw:points="0,0 4150,0 4150,565 0,565">
          <text:p/>
        </draw:polygon>
        <draw:path draw:style-name="gr3" draw:text-style-name="P3" draw:layer="layout" svg:width="1.228cm" svg:height="0.207cm" svg:x="27.321cm" svg:y="2.83cm" svg:viewBox="0 0 1229 208" svg:d="M75 204h-25v-159c0 0-19 18-50 30v-24c0 0 43-20 59-51h16zM233 94c0 0 19 3 28 18 0 0 10 14 10 31 0 0 0 29-20 47 0 0-20 18-48 18 0 0-27 0-45-16 0 0-17-16-20-42l25-4c0 0 4 21 14 31 0 0 10 10 26 10 0 0 17 0 29-12 0 0 12-12 12-31 0 0 0-17-11-28 0 0-11-11-28-11 0 0-7 0-18 2l3-21c0 0 10 0 16-1 0 0 5-1 13-5 0 0 7-4 11-11 0 0 5-7 5-17 0 0 0-15-10-23 0 0-10-9-23-9 0 0-15 0-24 10 0 0-10 9-12 27l-25-4c0 0 5-27 21-40 0 0 17-13 40-13 0 0 25 0 42 15 0 0 17 16 17 38 0 0 0 28-28 40zM369 142h-76v-25h76zM496 138c0 0 0 39-14 54 0 0-16 16-42 16 0 0-27 0-41-16 0 0-13-15-13-46l24-4c0 0 0 21 7 31 0 0 8 11 23 11 0 0 13 0 20-7 0 0 7-6 8-15 0 0 2-9 2-22v-139h26zM657 204h-23v-21c0 0-17 25-46 25 0 0-16 0-29-7 0 0-13-8-17-20 0 0-4-13-4-33v-91h24v81c0 0 0 20 2 29 0 0 2 8 10 13 0 0 8 6 19 6 0 0 14 0 26-10 0 0 12-9 12-41v-78h26zM814 204h-24v-90c0 0 0-22-9-31 0 0-8-8-22-8 0 0-11 0-21 5 0 0-10 6-14 15 0 0-4 10-4 28v81h-25v-147h23v20c0 0 8-12 19-18 0 0 12-6 27-6 0 0 12 0 23 5 0 0 11 4 18 12 0 0 6 8 7 18 0 0 2 9 2 25zM918 142h-76v-25h76zM1033 204h-25v-159c0 0-19 18-50 30v-24c0 0 43-20 59-51h16zM1121 99c0 0 17-27 48-27 0 0 25 0 42 19 0 0 18 18 18 46 0 0 0 30-17 50 0 0-17 21-46 21 0 0-29 0-50-22 0 0-20-21-20-78 0 0 0-53 18-81 0 0 19-27 54-27 0 0 23 0 39 13 0 0 15 12 19 37l-25 3c0 0-7-33-34-33 0 0-19 0-33 19 0 0-14 19-14 60zM1165 187c0 0 17 0 28-14 0 0 10-13 10-34 0 0 0-20-10-32 0 0-11-13-29-13 0 0-16 0-28 12 0 0-12 12-12 31 0 0 0 22 12 36 0 0 12 14 29 14z">
          <text:p/>
        </draw:path>
        <draw:polygon draw:style-name="gr2" draw:text-style-name="P2" draw:layer="layout" svg:width="0.593cm" svg:height="0.565cm" svg:x="29.407cm" svg:y="3.245cm" svg:viewBox="0 0 594 566" draw:points="0,0 594,0 594,566 0,566">
          <text:p/>
        </draw:polygon>
        <draw:path draw:style-name="gr3" draw:text-style-name="P3" draw:layer="layout" svg:width="0.161cm" svg:height="0.209cm" svg:x="29.622cm" svg:y="3.392cm" svg:viewBox="0 0 162 210" svg:d="M130 64c0 0-2-19-14-30 0 0-12-10-35-10 0 0-21 0-35 8 0 0-13 7-13 23 0 0 0 13 10 20 0 0 10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30cm" svg:y="3.245cm" svg:viewBox="0 0 593 566" draw:points="0,0 593,0 593,566 0,566">
          <text:p/>
        </draw:polygon>
        <draw:path draw:style-name="gr3" draw:text-style-name="P3" draw:layer="layout" svg:width="0.192cm" svg:height="0.202cm" svg:x="30.2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30.592cm" svg:y="3.245cm" svg:viewBox="0 0 594 566" draw:points="0,0 594,0 594,566 0,566">
          <text:p/>
        </draw:polygon>
        <draw:polygon draw:style-name="gr3" draw:text-style-name="P3" draw:layer="layout" svg:width="0.16cm" svg:height="0.202cm" svg:x="30.80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1.185cm" svg:y="3.245cm" svg:viewBox="0 0 594 566" draw:points="0,0 594,0 594,566 0,566">
          <text:p/>
        </draw:polygon>
        <draw:path draw:style-name="gr3" draw:text-style-name="P3" draw:layer="layout" svg:width="0.26cm" svg:height="0.202cm" svg:x="31.352cm" svg:y="3.395cm" svg:viewBox="0 0 261 203" svg:d="M261 0l-56 203h-26l-44-160c0 0-3-12-4-18h-1l-6 24-43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31.778cm" svg:y="3.245cm" svg:viewBox="0 0 593 566" draw:points="0,0 593,0 593,566 0,566">
          <text:p/>
        </draw:polygon>
        <draw:polygon draw:style-name="gr3" draw:text-style-name="P3" draw:layer="layout" svg:width="0.16cm" svg:height="0.202cm" svg:x="31.994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32.37cm" svg:y="3.245cm" svg:viewBox="0 0 594 566" draw:points="0,0 594,0 594,566 0,566">
          <text:p/>
        </draw:polygon>
        <draw:polygon draw:style-name="gr3" draw:text-style-name="P3" draw:layer="layout" svg:width="0.136cm" svg:height="0.202cm" svg:x="32.60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32.963cm" svg:y="3.245cm" svg:viewBox="0 0 594 566" draw:points="0,0 594,0 594,566 0,566">
          <text:p/>
        </draw:polygon>
        <draw:path draw:style-name="gr3" draw:text-style-name="P3" draw:layer="layout" svg:width="0.161cm" svg:height="0.209cm" svg:x="33.178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4.148cm" svg:height="0.564cm" svg:x="30cm" svg:y="2.681cm" svg:viewBox="0 0 4149 565" draw:points="0,0 4149,0 4149,565 0,565">
          <text:p/>
        </draw:polygon>
        <draw:path draw:style-name="gr3" draw:text-style-name="P3" draw:layer="layout" svg:width="1.25cm" svg:height="0.207cm" svg:x="31.448cm" svg:y="2.83cm" svg:viewBox="0 0 1251 208" svg:d="M133 204h-133c0 0 0-17 11-35 0 0 12-18 45-44 0 0 20-17 36-34 0 0 15-17 15-35 0 0 0-16-10-25 0 0-11-11-28-11 0 0-17 0-28 11 0 0-11 10-11 31l-26-4c0 0 3-28 20-43 0 0 18-15 46-15 0 0 29 0 46 16 0 0 17 17 17 40 0 0 0 20-14 40 0 0-14 20-56 53 0 0-22 18-29 31h99zM226 0c0 0 66 0 66 104 0 0 0 52-17 78 0 0-17 26-49 26 0 0-66 0-66-104 0 0 0-53 17-78 0 0 17-26 49-26zM226 187c0 0 20 0 30-19 0 0 10-21 10-64 0 0 0-31-4-49 0 0-5-17-13-26 0 0-10-9-23-9 0 0-20 0-30 20 0 0-10 20-10 64 0 0 0 30 4 47 0 0 5 19 14 28 0 0 9 8 22 8zM389 142h-76v-25h76zM518 138c0 0 0 39-15 54 0 0-15 16-41 16 0 0-28 0-42-16 0 0-14-15-14-46l25-4c0 0 0 21 8 31 0 0 7 11 23 11 0 0 13 0 20-7 0 0 6-6 8-15 0 0 1-9 1-22v-139h27zM678 204h-22v-21h-1c0 0-17 25-46 25 0 0-15 0-28-7 0 0-13-8-17-20 0 0-5-13-5-33v-91h25v81c0 0 0 20 2 29 0 0 2 8 10 13 0 0 7 6 18 6 0 0 14 0 27-10 0 0 12-9 12-41v-78h25zM836 204h-25v-90c0 0 0-22-8-31 0 0-8-8-22-8 0 0-11 0-21 5 0 0-10 6-14 15 0 0-4 10-4 28v81h-25v-147h22v20h1c0 0 7-12 19-18 0 0 12-6 27-6 0 0 11 0 23 5 0 0 11 4 17 12 0 0 7 8 8 18 0 0 2 9 2 25zM940 142h-76v-25h76zM1054 204h-24v-159c0 0-19 18-50 30v-24c0 0 43-20 58-51h16zM1142 99c0 0 17-27 49-27 0 0 25 0 42 19 0 0 18 18 18 46 0 0 0 30-18 50 0 0-17 21-46 21 0 0-29 0-49-22 0 0-21-21-21-78 0 0 0-53 19-81 0 0 18-27 54-27 0 0 22 0 38 13 0 0 16 12 19 37l-24 3c0 0-7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33.556cm" svg:y="3.245cm" svg:viewBox="0 0 593 566" draw:points="0,0 593,0 593,566 0,566">
          <text:p/>
        </draw:polygon>
        <draw:path draw:style-name="gr3" draw:text-style-name="P3" draw:layer="layout" svg:width="0.16cm" svg:height="0.209cm" svg:x="33.771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34.148cm" svg:y="3.245cm" svg:viewBox="0 0 594 566" draw:points="0,0 594,0 594,566 0,566">
          <text:p/>
        </draw:polygon>
        <draw:path draw:style-name="gr3" draw:text-style-name="P3" draw:layer="layout" svg:width="0.192cm" svg:height="0.202cm" svg:x="34.349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34.741cm" svg:y="3.245cm" svg:viewBox="0 0 594 566" draw:points="0,0 594,0 594,566 0,566">
          <text:p/>
        </draw:polygon>
        <draw:polygon draw:style-name="gr3" draw:text-style-name="P3" draw:layer="layout" svg:width="0.16cm" svg:height="0.202cm" svg:x="34.95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35.334cm" svg:y="3.245cm" svg:viewBox="0 0 593 566" draw:points="0,0 593,0 593,566 0,566">
          <text:p/>
        </draw:polygon>
        <draw:path draw:style-name="gr3" draw:text-style-name="P3" draw:layer="layout" svg:width="0.26cm" svg:height="0.202cm" svg:x="35.5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35.926cm" svg:y="3.245cm" svg:viewBox="0 0 594 566" draw:points="0,0 594,0 594,566 0,566">
          <text:p/>
        </draw:polygon>
        <draw:polygon draw:style-name="gr3" draw:text-style-name="P3" draw:layer="layout" svg:width="0.16cm" svg:height="0.202cm" svg:x="36.14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6.519cm" svg:y="3.245cm" svg:viewBox="0 0 594 566" draw:points="0,0 594,0 594,566 0,566">
          <text:p/>
        </draw:polygon>
        <draw:polygon draw:style-name="gr3" draw:text-style-name="P3" draw:layer="layout" svg:width="0.136cm" svg:height="0.202cm" svg:x="36.752cm" svg:y="3.395cm" svg:viewBox="0 0 137 203" draw:points="137,24 26,24 26,87 123,87 123,111 26,111 26,203 0,203 0,0 137,0">
          <text:p/>
        </draw:polygon>
        <draw:polygon draw:style-name="gr2" draw:text-style-name="P2" draw:layer="layout" svg:width="0.592cm" svg:height="0.565cm" svg:x="37.112cm" svg:y="3.245cm" svg:viewBox="0 0 593 566" draw:points="0,0 593,0 593,566 0,566">
          <text:p/>
        </draw:polygon>
        <draw:path draw:style-name="gr3" draw:text-style-name="P3" draw:layer="layout" svg:width="0.16cm" svg:height="0.209cm" svg:x="37.327cm" svg:y="3.392cm" svg:viewBox="0 0 161 210" svg:d="M130 64c0 0-2-19-14-30 0 0-12-10-35-10 0 0-21 0-34 8 0 0-13 7-13 23 0 0 0 13 10 20 0 0 10 6 38 13 0 0 25 5 41 11 0 0 16 6 27 18 0 0 11 12 11 32 0 0 0 26-20 44 0 0-21 17-54 17 0 0-43 0-65-19 0 0-21-19-22-49l25-3c0 0 2 25 20 36 0 0 17 11 41 11 0 0 22 0 36-10 0 0 14-9 14-25 0 0 0-16-15-24 0 0-14-7-48-15 0 0-34-7-51-20 0 0-14-14-14-35 0 0 0-25 19-41 0 0 20-16 53-16 0 0 33 0 54 16 0 0 20 16 21 45z">
          <text:p/>
        </draw:path>
        <draw:polygon draw:style-name="gr2" draw:text-style-name="P2" draw:layer="layout" svg:width="4.149cm" svg:height="0.564cm" svg:x="34.148cm" svg:y="2.681cm" svg:viewBox="0 0 4150 565" draw:points="0,0 4150,0 4150,565 0,565">
          <text:p/>
        </draw:polygon>
        <draw:path draw:style-name="gr3" draw:text-style-name="P3" draw:layer="layout" svg:width="1.25cm" svg:height="0.207cm" svg:x="35.596cm" svg:y="2.83cm" svg:viewBox="0 0 1251 208" svg:d="M135 204h-135c0 0 0-17 12-35 0 0 12-18 46-44 0 0 19-17 35-34 0 0 16-17 16-35 0 0 0-16-11-25 0 0-11-11-27-11 0 0-17 0-28 11 0 0-11 10-11 31l-27-4c0 0 2-28 20-43 0 0 19-15 46-15 0 0 30 0 47 16 0 0 16 17 16 40 0 0 0 20-14 40 0 0-14 20-55 53 0 0-22 18-30 31h100zM294 23c0 0-30 33-52 81 0 0-22 48-26 100h-25c0 0 1-41 20-91 0 0 20-50 51-85h-99v-24h131zM391 142h-76v-25h76zM519 138c0 0 0 39-15 54 0 0-15 16-42 16 0 0-27 0-41-16 0 0-13-15-13-46l24-4c0 0 0 21 8 31 0 0 7 11 22 11 0 0 14 0 20-7 0 0 7-6 8-15 0 0 2-9 2-22v-139h27zM679 204h-22v-21h-1c0 0-17 25-46 25 0 0-15 0-28-7 0 0-14-8-18-20 0 0-4-13-4-33v-91h25v81c0 0 0 20 1 29 0 0 3 8 10 13 0 0 8 6 19 6 0 0 14 0 26-10 0 0 13-9 13-41v-78h25zM837 204h-25v-90c0 0 0-22-8-31 0 0-8-8-23-8 0 0-11 0-21 5 0 0-10 6-14 15 0 0-4 10-4 28v81h-25v-147h23v20c0 0 8-12 20-18 0 0 11-6 26-6 0 0 12 0 23 5 0 0 12 4 18 12 0 0 6 8 8 18 0 0 2 9 2 25zM940 142h-76v-25h76zM1055 204h-25v-159c0 0-18 18-49 30v-24c0 0 42-20 58-51h16zM1143 99c0 0 17-27 49-27 0 0 25 0 42 19 0 0 17 18 17 46 0 0 0 30-17 50 0 0-17 21-46 21 0 0-29 0-49-22 0 0-21-21-21-78 0 0 0-53 18-81 0 0 19-27 54-27 0 0 23 0 39 13 0 0 15 12 19 37l-25 3c0 0-7-33-34-33 0 0-19 0-33 19 0 0-14 19-14 60zM1188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37.704cm" svg:y="3.245cm" svg:viewBox="0 0 594 566" draw:points="0,0 594,0 594,566 0,566">
          <text:p/>
        </draw:polygon>
        <draw:path draw:style-name="gr3" draw:text-style-name="P3" draw:layer="layout" svg:width="0.161cm" svg:height="0.209cm" svg:x="37.919cm" svg:y="3.392cm" svg:viewBox="0 0 162 210" svg:d="M130 64c0 0-1-19-14-30 0 0-12-10-36-10 0 0-21 0-34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38.297cm" svg:y="3.245cm" svg:viewBox="0 0 594 566" draw:points="0,0 594,0 594,566 0,566">
          <text:p/>
        </draw:polygon>
        <draw:path draw:style-name="gr3" draw:text-style-name="P3" draw:layer="layout" svg:width="0.192cm" svg:height="0.202cm" svg:x="38.497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38.89cm" svg:y="3.245cm" svg:viewBox="0 0 593 566" draw:points="0,0 593,0 593,566 0,566">
          <text:p/>
        </draw:polygon>
        <draw:polygon draw:style-name="gr3" draw:text-style-name="P3" draw:layer="layout" svg:width="0.16cm" svg:height="0.202cm" svg:x="39.10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9.482cm" svg:y="3.245cm" svg:viewBox="0 0 594 566" draw:points="0,0 594,0 594,566 0,566">
          <text:p/>
        </draw:polygon>
        <draw:path draw:style-name="gr3" draw:text-style-name="P3" draw:layer="layout" svg:width="0.26cm" svg:height="0.202cm" svg:x="39.649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40.075cm" svg:y="3.245cm" svg:viewBox="0 0 594 566" draw:points="0,0 594,0 594,566 0,566">
          <text:p/>
        </draw:polygon>
        <draw:polygon draw:style-name="gr3" draw:text-style-name="P3" draw:layer="layout" svg:width="0.16cm" svg:height="0.202cm" svg:x="40.29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40.668cm" svg:y="3.245cm" svg:viewBox="0 0 593 566" draw:points="0,0 593,0 593,566 0,566">
          <text:p/>
        </draw:polygon>
        <draw:polygon draw:style-name="gr3" draw:text-style-name="P3" draw:layer="layout" svg:width="0.136cm" svg:height="0.202cm" svg:x="40.90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1.26cm" svg:y="3.245cm" svg:viewBox="0 0 594 566" draw:points="0,0 594,0 594,566 0,566">
          <text:p/>
        </draw:polygon>
        <draw:path draw:style-name="gr3" draw:text-style-name="P3" draw:layer="layout" svg:width="0.161cm" svg:height="0.209cm" svg:x="41.475cm" svg:y="3.392cm" svg:viewBox="0 0 162 210" svg:d="M130 64c0 0-1-19-14-30 0 0-12-10-35-10 0 0-21 0-34 8 0 0-13 7-13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20-16 53-16 0 0 34 0 54 16 0 0 21 16 22 45z">
          <text:p/>
        </draw:path>
        <draw:polygon draw:style-name="gr2" draw:text-style-name="P2" draw:layer="layout" svg:width="4.149cm" svg:height="0.564cm" svg:x="38.297cm" svg:y="2.681cm" svg:viewBox="0 0 4150 565" draw:points="0,0 4150,0 4150,565 0,565">
          <text:p/>
        </draw:polygon>
        <draw:path draw:style-name="gr3" draw:text-style-name="P3" draw:layer="layout" svg:width="1.004cm" svg:height="0.207cm" svg:x="39.866cm" svg:y="2.83cm" svg:viewBox="0 0 1005 208" svg:d="M140 155h-28v49h-25v-49h-87v-23l92-131h20v131h28zM87 132v-91l-63 91zM237 142h-75v-25h75zM365 138c0 0 0 39-15 54 0 0-15 16-41 16 0 0-28 0-41-16 0 0-14-15-14-46l24-4c0 0 1 21 8 31 0 0 8 11 23 11 0 0 13 0 20-7 0 0 6-6 8-15 0 0 1-9 1-22v-139h27zM525 204h-22v-21h-1c0 0-17 25-46 25 0 0-15 0-28-7 0 0-13-8-18-20 0 0-4-13-4-33v-91h25v81c0 0 0 20 2 29 0 0 2 8 10 13 0 0 7 6 18 6 0 0 14 0 27-10 0 0 12-9 12-41v-78h25zM588 204h-24v-203h24zM692 142h-75v-25h75zM808 204h-25v-159c0 0-18 18-50 30v-24c0 0 43-20 59-51h16zM896 99c0 0 17-27 49-27 0 0 25 0 42 19 0 0 18 18 18 46 0 0 0 30-18 50 0 0-17 21-46 21 0 0-29 0-49-22 0 0-21-21-21-78 0 0 0-53 19-81 0 0 18-27 53-27 0 0 23 0 39 13 0 0 15 12 19 37l-25 3c0 0-7-33-34-33 0 0-19 0-33 19 0 0-13 19-13 60zM941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41.853cm" svg:y="3.245cm" svg:viewBox="0 0 594 566" draw:points="0,0 594,0 594,566 0,566">
          <text:p/>
        </draw:polygon>
        <draw:path draw:style-name="gr3" draw:text-style-name="P3" draw:layer="layout" svg:width="0.161cm" svg:height="0.209cm" svg:x="42.068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42.446cm" svg:y="3.245cm" svg:viewBox="0 0 593 566" draw:points="0,0 593,0 593,566 0,566">
          <text:p/>
        </draw:polygon>
        <draw:path draw:style-name="gr3" draw:text-style-name="P3" draw:layer="layout" svg:width="0.192cm" svg:height="0.202cm" svg:x="42.64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43.038cm" svg:y="3.245cm" svg:viewBox="0 0 594 566" draw:points="0,0 594,0 594,566 0,566">
          <text:p/>
        </draw:polygon>
        <draw:polygon draw:style-name="gr3" draw:text-style-name="P3" draw:layer="layout" svg:width="0.16cm" svg:height="0.202cm" svg:x="43.25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3.631cm" svg:y="3.245cm" svg:viewBox="0 0 594 566" draw:points="0,0 594,0 594,566 0,566">
          <text:p/>
        </draw:polygon>
        <draw:path draw:style-name="gr3" draw:text-style-name="P3" draw:layer="layout" svg:width="0.26cm" svg:height="0.202cm" svg:x="43.798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44.224cm" svg:y="3.245cm" svg:viewBox="0 0 593 566" draw:points="0,0 593,0 593,566 0,566">
          <text:p/>
        </draw:polygon>
        <draw:polygon draw:style-name="gr3" draw:text-style-name="P3" draw:layer="layout" svg:width="0.16cm" svg:height="0.202cm" svg:x="44.4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4.816cm" svg:y="3.245cm" svg:viewBox="0 0 594 566" draw:points="0,0 594,0 594,566 0,566">
          <text:p/>
        </draw:polygon>
        <draw:polygon draw:style-name="gr3" draw:text-style-name="P3" draw:layer="layout" svg:width="0.136cm" svg:height="0.202cm" svg:x="45.04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45.409cm" svg:y="3.245cm" svg:viewBox="0 0 594 566" draw:points="0,0 594,0 594,566 0,566">
          <text:p/>
        </draw:polygon>
        <draw:path draw:style-name="gr3" draw:text-style-name="P3" draw:layer="layout" svg:width="0.161cm" svg:height="0.209cm" svg:x="45.624cm" svg:y="3.392cm" svg:viewBox="0 0 162 210" svg:d="M130 64c0 0-2-19-14-30 0 0-12-10-35-10 0 0-21 0-35 8 0 0-13 7-13 23 0 0 0 13 10 20 0 0 10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42.446cm" svg:y="2.681cm" svg:viewBox="0 0 4149 565" draw:points="0,0 4149,0 4149,565 0,565">
          <text:p/>
        </draw:polygon>
        <draw:path draw:style-name="gr3" draw:text-style-name="P3" draw:layer="layout" svg:width="1.133cm" svg:height="0.207cm" svg:x="43.963cm" svg:y="2.83cm" svg:viewBox="0 0 1134 208" svg:d="M74 204h-24v-159c0 0-19 18-50 30v-24c0 0 43-20 59-51h15zM231 204h-24v-159c0 0-19 18-50 30v-24c0 0 43-20 59-51h15zM368 142h-76v-25h76zM495 138c0 0 0 39-15 54 0 0-15 16-41 16 0 0-28 0-41-16 0 0-14-15-14-46l24-4c0 0 1 21 8 31 0 0 8 11 23 11 0 0 13 0 20-7 0 0 6-6 8-15 0 0 2-9 2-22v-139h26zM655 204h-22v-21h-1c0 0-16 25-46 25 0 0-15 0-28-7 0 0-13-8-17-20 0 0-4-13-4-33v-91h24v81c0 0 0 20 2 29 0 0 2 8 10 13 0 0 8 6 19 6 0 0 14 0 26-10 0 0 12-9 12-41v-78h25zM719 204h-25v-203h25zM823 142h-77v-25h77zM938 204h-25v-159c0 0-18 18-49 30v-24c0 0 43-20 58-51h16zM1026 99c0 0 17-27 49-27 0 0 25 0 42 19 0 0 17 18 17 46 0 0 0 30-17 50 0 0-17 21-46 21 0 0-29 0-49-22 0 0-21-21-21-78 0 0 0-53 19-81 0 0 18-27 53-27 0 0 23 0 39 13 0 0 16 12 19 37l-25 3c0 0-6-33-34-33 0 0-19 0-33 19 0 0-13 19-13 60zM1071 187c0 0 17 0 28-14 0 0 10-13 10-34 0 0 0-20-10-32 0 0-11-13-29-13 0 0-17 0-28 12 0 0-12 12-12 31 0 0 0 22 11 36 0 0 12 14 30 14z">
          <text:p/>
        </draw:path>
        <draw:polygon draw:style-name="gr2" draw:text-style-name="P2" draw:layer="layout" svg:width="0.592cm" svg:height="0.565cm" svg:x="46.002cm" svg:y="3.245cm" svg:viewBox="0 0 593 566" draw:points="0,0 593,0 593,566 0,566">
          <text:p/>
        </draw:polygon>
        <draw:path draw:style-name="gr3" draw:text-style-name="P3" draw:layer="layout" svg:width="0.16cm" svg:height="0.209cm" svg:x="46.217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46.594cm" svg:y="3.245cm" svg:viewBox="0 0 594 566" draw:points="0,0 594,0 594,566 0,566">
          <text:p/>
        </draw:polygon>
        <draw:path draw:style-name="gr3" draw:text-style-name="P3" draw:layer="layout" svg:width="0.192cm" svg:height="0.202cm" svg:x="46.795cm" svg:y="3.395cm" svg:viewBox="0 0 193 203" svg:d="M193 203h-26v-169l-58 169h-25l-58-172h-1v172h-25v-203h40l48 145c0 0 7 23 10 30 0 0 4-12 11-33l48-142h36z">
          <text:p/>
        </draw:path>
        <draw:polygon draw:style-name="gr2" draw:text-style-name="P2" draw:layer="layout" svg:width="0.593cm" svg:height="0.565cm" svg:x="47.187cm" svg:y="3.245cm" svg:viewBox="0 0 594 566" draw:points="0,0 594,0 594,566 0,566">
          <text:p/>
        </draw:polygon>
        <draw:polygon draw:style-name="gr3" draw:text-style-name="P3" draw:layer="layout" svg:width="0.16cm" svg:height="0.202cm" svg:x="47.40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47.78cm" svg:y="3.245cm" svg:viewBox="0 0 593 566" draw:points="0,0 593,0 593,566 0,566">
          <text:p/>
        </draw:polygon>
        <draw:path draw:style-name="gr3" draw:text-style-name="P3" draw:layer="layout" svg:width="0.26cm" svg:height="0.202cm" svg:x="47.946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48.372cm" svg:y="3.245cm" svg:viewBox="0 0 594 566" draw:points="0,0 594,0 594,566 0,566">
          <text:p/>
        </draw:polygon>
        <draw:polygon draw:style-name="gr3" draw:text-style-name="P3" draw:layer="layout" svg:width="0.16cm" svg:height="0.202cm" svg:x="48.58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8.965cm" svg:y="3.245cm" svg:viewBox="0 0 594 566" draw:points="0,0 594,0 594,566 0,566">
          <text:p/>
        </draw:polygon>
        <draw:polygon draw:style-name="gr3" draw:text-style-name="P3" draw:layer="layout" svg:width="0.136cm" svg:height="0.202cm" svg:x="49.19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49.558cm" svg:y="3.245cm" svg:viewBox="0 0 593 566" draw:points="0,0 593,0 593,566 0,566">
          <text:p/>
        </draw:polygon>
        <draw:path draw:style-name="gr3" draw:text-style-name="P3" draw:layer="layout" svg:width="0.16cm" svg:height="0.209cm" svg:x="49.773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46.594cm" svg:y="2.681cm" svg:viewBox="0 0 4150 565" draw:points="0,0 4150,0 4150,565 0,565">
          <text:p/>
        </draw:polygon>
        <draw:path draw:style-name="gr3" draw:text-style-name="P3" draw:layer="layout" svg:width="1.133cm" svg:height="0.207cm" svg:x="48.112cm" svg:y="2.83cm" svg:viewBox="0 0 1134 208" svg:d="M75 204h-25v-159c0 0-19 18-50 30v-24c0 0 44-20 59-51h16zM233 94c0 0 38 12 38 52 0 0 0 27-18 44 0 0-19 18-48 18 0 0-30 0-48-18 0 0-19-18-19-45 0 0 0-20 11-34 0 0 10-14 28-17v-1c0 0-31-9-31-41 0 0 0-22 16-37 0 0 16-15 42-15 0 0 27 0 43 15 0 0 16 16 16 38 0 0 0 30-30 40zM205 84c0 0 14 0 23-9 0 0 10-9 10-22 0 0 0-14-10-23 0 0-10-10-23-10 0 0-15 0-24 10 0 0-9 9-9 21 0 0 0 16 9 24 0 0 10 9 24 9zM205 187c0 0 17 0 29-11 0 0 12-11 12-30 0 0 0-18-12-30 0 0-12-12-30-12 0 0-18 0-29 12 0 0-11 12-11 29 0 0 0 18 11 30 0 0 12 12 30 12zM368 142h-76v-25h76zM496 138c0 0 0 39-15 54 0 0-15 16-42 16 0 0-27 0-40-16 0 0-14-15-14-46l24-4c0 0 0 21 8 31 0 0 7 11 22 11 0 0 14 0 20-7 0 0 7-6 9-15 0 0 1-9 1-22v-139h27zM656 204h-22v-21h-1c0 0-17 25-46 25 0 0-15 0-28-7 0 0-13-8-18-20 0 0-4-13-4-33v-91h25v81c0 0 0 20 2 29 0 0 1 8 10 13 0 0 7 6 18 6 0 0 14 0 27-10 0 0 12-9 12-41v-78h25zM719 204h-25v-203h25zM823 142h-76v-25h76zM938 204h-25v-159c0 0-18 18-49 30v-24c0 0 42-20 58-51h16zM1026 99c0 0 17-27 49-27 0 0 25 0 42 19 0 0 17 18 17 46 0 0 0 30-17 50 0 0-17 21-46 21 0 0-29 0-50-22 0 0-20-21-20-78 0 0 0-53 19-81 0 0 18-27 53-27 0 0 23 0 39 13 0 0 15 12 19 37l-25 3c0 0-7-33-34-33 0 0-19 0-33 19 0 0-13 19-13 60zM1070 187c0 0 18 0 28-14 0 0 11-13 11-34 0 0 0-20-11-32 0 0-10-13-28-13 0 0-17 0-29 12 0 0-12 12-12 31 0 0 0 22 12 36 0 0 12 14 29 14z">
          <text:p/>
        </draw:path>
        <draw:polygon draw:style-name="gr2" draw:text-style-name="P2" draw:layer="layout" svg:width="0.593cm" svg:height="0.565cm" svg:x="50.15cm" svg:y="3.245cm" svg:viewBox="0 0 594 566" draw:points="0,0 594,0 594,566 0,566">
          <text:p/>
        </draw:polygon>
        <draw:path draw:style-name="gr3" draw:text-style-name="P3" draw:layer="layout" svg:width="0.161cm" svg:height="0.209cm" svg:x="50.365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4 0 55 16 0 0 21 16 22 45z">
          <text:p/>
        </draw:path>
        <draw:polygon draw:style-name="gr2" draw:text-style-name="P2" draw:layer="layout" svg:width="0.593cm" svg:height="0.565cm" svg:x="50.743cm" svg:y="3.245cm" svg:viewBox="0 0 594 566" draw:points="0,0 594,0 594,566 0,566">
          <text:p/>
        </draw:polygon>
        <draw:path draw:style-name="gr3" draw:text-style-name="P3" draw:layer="layout" svg:width="0.192cm" svg:height="0.202cm" svg:x="50.94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51.336cm" svg:y="3.245cm" svg:viewBox="0 0 593 566" draw:points="0,0 593,0 593,566 0,566">
          <text:p/>
        </draw:polygon>
        <draw:polygon draw:style-name="gr3" draw:text-style-name="P3" draw:layer="layout" svg:width="0.16cm" svg:height="0.202cm" svg:x="51.55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1.928cm" svg:y="3.245cm" svg:viewBox="0 0 594 566" draw:points="0,0 594,0 594,566 0,566">
          <text:p/>
        </draw:polygon>
        <draw:path draw:style-name="gr3" draw:text-style-name="P3" draw:layer="layout" svg:width="0.26cm" svg:height="0.202cm" svg:x="52.095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52.521cm" svg:y="3.245cm" svg:viewBox="0 0 594 566" draw:points="0,0 594,0 594,566 0,566">
          <text:p/>
        </draw:polygon>
        <draw:polygon draw:style-name="gr3" draw:text-style-name="P3" draw:layer="layout" svg:width="0.16cm" svg:height="0.202cm" svg:x="52.73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53.114cm" svg:y="3.245cm" svg:viewBox="0 0 593 566" draw:points="0,0 593,0 593,566 0,566">
          <text:p/>
        </draw:polygon>
        <draw:polygon draw:style-name="gr3" draw:text-style-name="P3" draw:layer="layout" svg:width="0.136cm" svg:height="0.202cm" svg:x="53.34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53.706cm" svg:y="3.245cm" svg:viewBox="0 0 594 566" draw:points="0,0 594,0 594,566 0,566">
          <text:p/>
        </draw:polygon>
        <draw:path draw:style-name="gr3" draw:text-style-name="P3" draw:layer="layout" svg:width="0.161cm" svg:height="0.209cm" svg:x="53.921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3-16 0 0 34 0 54 16 0 0 21 16 22 45z">
          <text:p/>
        </draw:path>
        <draw:polygon draw:style-name="gr2" draw:text-style-name="P2" draw:layer="layout" svg:width="4.149cm" svg:height="0.564cm" svg:x="50.743cm" svg:y="2.681cm" svg:viewBox="0 0 4150 565" draw:points="0,0 4150,0 4150,565 0,565">
          <text:p/>
        </draw:polygon>
        <draw:path draw:style-name="gr3" draw:text-style-name="P3" draw:layer="layout" svg:width="1.156cm" svg:height="0.207cm" svg:x="52.2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1 142h-77v-25h77zM519 138c0 0 0 39-16 54 0 0-14 16-41 16 0 0-27 0-41-16 0 0-13-15-13-46l24-4c0 0 0 21 8 31 0 0 7 11 22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54.299cm" svg:y="3.245cm" svg:viewBox="0 0 594 566" draw:points="0,0 594,0 594,566 0,566">
          <text:p/>
        </draw:polygon>
        <draw:path draw:style-name="gr3" draw:text-style-name="P3" draw:layer="layout" svg:width="0.161cm" svg:height="0.209cm" svg:x="54.514cm" svg:y="3.392cm" svg:viewBox="0 0 162 210" svg:d="M130 64c0 0-2-19-15-30 0 0-12-10-35-10 0 0-21 0-34 8 0 0-13 7-13 23 0 0 0 13 10 20 0 0 10 6 38 13 0 0 25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0.592cm" svg:height="0.565cm" svg:x="54.892cm" svg:y="3.245cm" svg:viewBox="0 0 593 566" draw:points="0,0 593,0 593,566 0,566">
          <text:p/>
        </draw:polygon>
        <draw:path draw:style-name="gr3" draw:text-style-name="P3" draw:layer="layout" svg:width="0.192cm" svg:height="0.202cm" svg:x="55.0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55.484cm" svg:y="3.245cm" svg:viewBox="0 0 594 566" draw:points="0,0 594,0 594,566 0,566">
          <text:p/>
        </draw:polygon>
        <draw:polygon draw:style-name="gr3" draw:text-style-name="P3" draw:layer="layout" svg:width="0.16cm" svg:height="0.202cm" svg:x="55.70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6.077cm" svg:y="3.245cm" svg:viewBox="0 0 594 566" draw:points="0,0 594,0 594,566 0,566">
          <text:p/>
        </draw:polygon>
        <draw:path draw:style-name="gr3" draw:text-style-name="P3" draw:layer="layout" svg:width="0.26cm" svg:height="0.202cm" svg:x="56.244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56.67cm" svg:y="3.245cm" svg:viewBox="0 0 593 566" draw:points="0,0 593,0 593,566 0,566">
          <text:p/>
        </draw:polygon>
        <draw:polygon draw:style-name="gr3" draw:text-style-name="P3" draw:layer="layout" svg:width="0.16cm" svg:height="0.202cm" svg:x="56.88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7.262cm" svg:y="3.245cm" svg:viewBox="0 0 594 566" draw:points="0,0 594,0 594,566 0,566">
          <text:p/>
        </draw:polygon>
        <draw:polygon draw:style-name="gr3" draw:text-style-name="P3" draw:layer="layout" svg:width="0.136cm" svg:height="0.202cm" svg:x="57.49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57.855cm" svg:y="3.245cm" svg:viewBox="0 0 594 566" draw:points="0,0 594,0 594,566 0,566">
          <text:p/>
        </draw:polygon>
        <draw:path draw:style-name="gr3" draw:text-style-name="P3" draw:layer="layout" svg:width="0.161cm" svg:height="0.209cm" svg:x="58.07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54.892cm" svg:y="2.681cm" svg:viewBox="0 0 4149 565" draw:points="0,0 4149,0 4149,565 0,565">
          <text:p/>
        </draw:polygon>
        <draw:path draw:style-name="gr3" draw:text-style-name="P3" draw:layer="layout" svg:width="1.118cm" svg:height="0.262cm" svg:x="56.417cm" svg:y="2.83cm" svg:viewBox="0 0 1119 263" svg:d="M74 204h-24v-159c0 0-19 18-50 30v-24c0 0 43-20 58-51h16zM210 142h-75v-25h75zM408 204h-30l-24-62h-84l-23 62h-28l78-203h29zM346 120c0 0-25-65-28-74 0 0-3-9-7-24h-1c0 0-4 21-10 38l-23 60zM545 204h-22v-22h-1c0 0-16 26-46 26 0 0-15 0-28-7 0 0-13-8-17-21 0 0-5-13-5-32v-91h25v81c0 0 0 19 2 28 0 0 2 8 10 13 0 0 8 7 19 7 0 0 13 0 26-11 0 0 12-9 12-40v-78h25zM703 184c0 0 0 32-6 47 0 0-6 15-22 24 0 0-16 8-38 8 0 0-25 0-41-11 0 0-17-11-17-36l24 4c0 0 2 12 10 17 0 0 8 6 24 6 0 0 19 0 28-8 0 0 9-8 11-19 0 0 2-11 2-31 0 0-16 19-40 19 0 0-29 0-46-22 0 0-18-21-18-53 0 0 0-33 17-54 0 0 17-22 47-22 0 0 26 0 42 21v-17h23zM640 184c0 0 16-1 28-14 0 0 12-12 12-42 0 0 0-26-12-40 0 0-11-14-28-14 0 0-18 0-29 14 0 0-11 14-11 40 0 0 0 28 11 42 0 0 12 14 29 14zM807 142h-76v-25h76zM922 204h-25v-159c0 0-19 18-50 30v-24c0 0 43-20 58-51h17zM1009 99c0 0 18-27 49-27 0 0 25 0 42 19 0 0 19 18 19 46 0 0 0 29-19 50 0 0-17 21-45 21 0 0-30 0-50-22 0 0-21-22-21-78 0 0 0-53 19-81 0 0 18-27 54-27 0 0 22 0 38 13 0 0 17 12 20 37l-25 3c0 0-7-33-35-33 0 0-19 0-33 19 0 0-13 19-13 60zM1054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58.448cm" svg:y="3.245cm" svg:viewBox="0 0 593 566" draw:points="0,0 593,0 593,566 0,566">
          <text:p/>
        </draw:polygon>
        <draw:path draw:style-name="gr3" draw:text-style-name="P3" draw:layer="layout" svg:width="0.16cm" svg:height="0.209cm" svg:x="58.663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0.593cm" svg:height="0.565cm" svg:x="59.04cm" svg:y="3.245cm" svg:viewBox="0 0 594 566" draw:points="0,0 594,0 594,566 0,566">
          <text:p/>
        </draw:polygon>
        <draw:path draw:style-name="gr3" draw:text-style-name="P3" draw:layer="layout" svg:width="0.192cm" svg:height="0.202cm" svg:x="59.2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59.633cm" svg:y="3.245cm" svg:viewBox="0 0 594 566" draw:points="0,0 594,0 594,566 0,566">
          <text:p/>
        </draw:polygon>
        <draw:polygon draw:style-name="gr3" draw:text-style-name="P3" draw:layer="layout" svg:width="0.16cm" svg:height="0.202cm" svg:x="59.849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60.226cm" svg:y="3.245cm" svg:viewBox="0 0 593 566" draw:points="0,0 593,0 593,566 0,566">
          <text:p/>
        </draw:polygon>
        <draw:path draw:style-name="gr3" draw:text-style-name="P3" draw:layer="layout" svg:width="0.26cm" svg:height="0.202cm" svg:x="60.392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60.818cm" svg:y="3.245cm" svg:viewBox="0 0 594 566" draw:points="0,0 594,0 594,566 0,566">
          <text:p/>
        </draw:polygon>
        <draw:polygon draw:style-name="gr3" draw:text-style-name="P3" draw:layer="layout" svg:width="0.16cm" svg:height="0.202cm" svg:x="61.03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1.411cm" svg:y="3.245cm" svg:viewBox="0 0 594 566" draw:points="0,0 594,0 594,566 0,566">
          <text:p/>
        </draw:polygon>
        <draw:polygon draw:style-name="gr3" draw:text-style-name="P3" draw:layer="layout" svg:width="0.136cm" svg:height="0.202cm" svg:x="61.64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62.004cm" svg:y="3.245cm" svg:viewBox="0 0 593 566" draw:points="0,0 593,0 593,566 0,566">
          <text:p/>
        </draw:polygon>
        <draw:path draw:style-name="gr3" draw:text-style-name="P3" draw:layer="layout" svg:width="0.16cm" svg:height="0.209cm" svg:x="62.219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59.04cm" svg:y="2.681cm" svg:viewBox="0 0 4150 565" draw:points="0,0 4150,0 4150,565 0,565">
          <text:p/>
        </draw:polygon>
        <draw:path draw:style-name="gr3" draw:text-style-name="P3" draw:layer="layout" svg:width="1.137cm" svg:height="0.262cm" svg:x="60.5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9 204h-30l-24-62h-84l-24 62h-28l78-203h29zM367 120c0 0-25-65-28-74 0 0-4-9-7-24h-1c0 0-4 21-10 38l-23 60zM566 204h-22v-22h-1c0 0-17 26-46 26 0 0-15 0-28-7 0 0-13-8-17-21 0 0-5-13-5-32v-91h25v81c0 0 0 19 2 28 0 0 2 8 9 13 0 0 8 7 19 7 0 0 14 0 27-11 0 0 12-9 12-40v-78h25zM724 184c0 0 0 32-6 47 0 0-6 15-22 24 0 0-16 8-38 8 0 0-25 0-41-11 0 0-17-11-17-36l24 4c0 0 1 12 10 17 0 0 8 6 24 6 0 0 19 0 28-8 0 0 9-8 11-19 0 0 2-11 2-31 0 0-16 19-41 19 0 0-28 0-46-22 0 0-17-21-17-53 0 0 0-33 17-54 0 0 17-22 46-22 0 0 26 0 43 21v-17h23zM660 184c0 0 16-1 29-14 0 0 12-12 12-42 0 0 0-26-12-40 0 0-12-14-29-14 0 0-17 0-29 14 0 0-10 14-10 40 0 0 0 28 11 42 0 0 12 14 28 14zM827 142h-76v-25h76zM942 204h-25v-159c0 0-18 18-50 30v-24c0 0 44-20 59-51h16zM1030 99c0 0 17-27 49-27 0 0 25 0 42 19 0 0 17 18 17 46 0 0 0 29-17 50 0 0-17 21-46 21 0 0-29 0-49-22 0 0-21-22-21-78 0 0 0-53 19-81 0 0 18-27 53-27 0 0 23 0 39 13 0 0 16 12 19 37l-25 3c0 0-7-33-34-33 0 0-19 0-33 19 0 0-13 19-13 60zM1075 187c0 0 16 0 27-15 0 0 11-13 11-33 0 0 0-20-11-32 0 0-11-13-28-13 0 0-17 0-28 12 0 0-12 12-12 31 0 0 0 21 11 35 0 0 12 15 30 15z">
          <text:p/>
        </draw:path>
        <draw:polygon draw:style-name="gr2" draw:text-style-name="P2" draw:layer="layout" svg:width="0.593cm" svg:height="0.565cm" svg:x="62.596cm" svg:y="3.245cm" svg:viewBox="0 0 594 566" draw:points="0,0 594,0 594,566 0,566">
          <text:p/>
        </draw:polygon>
        <draw:path draw:style-name="gr3" draw:text-style-name="P3" draw:layer="layout" svg:width="0.161cm" svg:height="0.209cm" svg:x="62.811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63.189cm" svg:y="3.245cm" svg:viewBox="0 0 594 566" draw:points="0,0 594,0 594,566 0,566">
          <text:p/>
        </draw:polygon>
        <draw:path draw:style-name="gr3" draw:text-style-name="P3" draw:layer="layout" svg:width="0.192cm" svg:height="0.202cm" svg:x="63.3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63.782cm" svg:y="3.245cm" svg:viewBox="0 0 593 566" draw:points="0,0 593,0 593,566 0,566">
          <text:p/>
        </draw:polygon>
        <draw:polygon draw:style-name="gr3" draw:text-style-name="P3" draw:layer="layout" svg:width="0.16cm" svg:height="0.202cm" svg:x="63.998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64.374cm" svg:y="3.245cm" svg:viewBox="0 0 594 566" draw:points="0,0 594,0 594,566 0,566">
          <text:p/>
        </draw:polygon>
        <draw:path draw:style-name="gr3" draw:text-style-name="P3" draw:layer="layout" svg:width="0.26cm" svg:height="0.202cm" svg:x="64.541cm" svg:y="3.395cm" svg:viewBox="0 0 261 203" svg:d="M261 0l-56 203h-25l-44-160c0 0-4-12-5-18l-6 24-43 154h-28l-54-203h27l31 133c0 0 6 27 8 39l1 3c0 0 6-26 9-38l39-137h33l29 103c0 0 10 39 15 72 0 0 3-16 10-45l32-130z">
          <text:p/>
        </draw:path>
        <draw:polygon draw:style-name="gr2" draw:text-style-name="P2" draw:layer="layout" svg:width="0.593cm" svg:height="0.565cm" svg:x="64.967cm" svg:y="3.245cm" svg:viewBox="0 0 594 566" draw:points="0,0 594,0 594,566 0,566">
          <text:p/>
        </draw:polygon>
        <draw:polygon draw:style-name="gr3" draw:text-style-name="P3" draw:layer="layout" svg:width="0.16cm" svg:height="0.202cm" svg:x="65.183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65.56cm" svg:y="3.245cm" svg:viewBox="0 0 593 566" draw:points="0,0 593,0 593,566 0,566">
          <text:p/>
        </draw:polygon>
        <draw:polygon draw:style-name="gr3" draw:text-style-name="P3" draw:layer="layout" svg:width="0.136cm" svg:height="0.202cm" svg:x="65.79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66.152cm" svg:y="3.245cm" svg:viewBox="0 0 594 566" draw:points="0,0 594,0 594,566 0,566">
          <text:p/>
        </draw:polygon>
        <draw:path draw:style-name="gr3" draw:text-style-name="P3" draw:layer="layout" svg:width="0.161cm" svg:height="0.209cm" svg:x="66.367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63.189cm" svg:y="2.681cm" svg:viewBox="0 0 4150 565" draw:points="0,0 4150,0 4150,565 0,565">
          <text:p/>
        </draw:polygon>
        <draw:path draw:style-name="gr3" draw:text-style-name="P3" draw:layer="layout" svg:width="1.274cm" svg:height="0.262cm" svg:x="64.636cm" svg:y="2.83cm" svg:viewBox="0 0 1275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0 184c0 0 0 32-6 47 0 0-6 15-22 24 0 0-16 8-38 8 0 0-25 0-41-11 0 0-17-11-17-36l24 4c0 0 2 12 10 17 0 0 8 6 24 6 0 0 19 0 28-8 0 0 9-8 11-19 0 0 2-11 2-31 0 0-16 19-41 19 0 0-28 0-46-22 0 0-17-21-17-53 0 0 0-33 17-54 0 0 17-22 47-22 0 0 25 0 42 21v-17h23zM797 184c0 0 16-1 28-14 0 0 12-12 12-42 0 0 0-26-12-40 0 0-11-14-29-14 0 0-17 0-28 14 0 0-11 14-11 40 0 0 0 28 11 42 0 0 12 14 29 14zM963 142h-75v-25h75zM1079 204h-24v-159c0 0-19 18-50 30v-24c0 0 42-20 58-51h16zM1167 99c0 0 17-27 49-27 0 0 25 0 42 19 0 0 17 18 17 46 0 0 0 29-17 50 0 0-17 21-46 21 0 0-29 0-49-22 0 0-21-22-21-78 0 0 0-53 19-81 0 0 18-27 53-27 0 0 23 0 39 13 0 0 16 12 19 37l-25 3c0 0-7-33-34-33 0 0-19 0-33 19 0 0-13 19-13 60zM1212 187c0 0 17 0 27-15 0 0 11-13 11-33 0 0 0-20-11-32 0 0-10-13-28-13 0 0-16 0-28 12 0 0-12 12-12 31 0 0 0 21 12 35 0 0 11 15 29 15z">
          <text:p/>
        </draw:path>
        <draw:polygon draw:style-name="gr2" draw:text-style-name="P2" draw:layer="layout" svg:width="0.593cm" svg:height="0.565cm" svg:x="66.745cm" svg:y="3.245cm" svg:viewBox="0 0 594 566" draw:points="0,0 594,0 594,566 0,566">
          <text:p/>
        </draw:polygon>
        <draw:path draw:style-name="gr3" draw:text-style-name="P3" draw:layer="layout" svg:width="0.161cm" svg:height="0.209cm" svg:x="66.96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0.592cm" svg:height="0.565cm" svg:x="67.338cm" svg:y="3.245cm" svg:viewBox="0 0 593 566" draw:points="0,0 593,0 593,566 0,566">
          <text:p/>
        </draw:polygon>
        <draw:path draw:style-name="gr3" draw:text-style-name="P3" draw:layer="layout" svg:width="0.192cm" svg:height="0.202cm" svg:x="67.538cm" svg:y="3.395cm" svg:viewBox="0 0 193 203" svg:d="M193 203h-26v-169h-1l-58 169h-24l-58-172v172h-26v-203h40l48 145c0 0 8 23 9 30 0 0 4-12 11-33l49-142h36z">
          <text:p/>
        </draw:path>
        <draw:polygon draw:style-name="gr2" draw:text-style-name="P2" draw:layer="layout" svg:width="0.593cm" svg:height="0.565cm" svg:x="67.93cm" svg:y="3.245cm" svg:viewBox="0 0 594 566" draw:points="0,0 594,0 594,566 0,566">
          <text:p/>
        </draw:polygon>
        <draw:polygon draw:style-name="gr3" draw:text-style-name="P3" draw:layer="layout" svg:width="0.16cm" svg:height="0.202cm" svg:x="68.147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68.523cm" svg:y="3.245cm" svg:viewBox="0 0 594 566" draw:points="0,0 594,0 594,566 0,566">
          <text:p/>
        </draw:polygon>
        <draw:path draw:style-name="gr3" draw:text-style-name="P3" draw:layer="layout" svg:width="0.26cm" svg:height="0.202cm" svg:x="68.69cm" svg:y="3.395cm" svg:viewBox="0 0 261 203" svg:d="M261 0l-56 203h-26l-44-160c0 0-3-12-4-18h-1l-6 24-42 154h-28l-54-203h27l31 133c0 0 6 27 8 39v3h1c0 0 5-26 9-38l39-137h32l29 103c0 0 11 39 16 72 0 0 3-16 10-45l32-130z">
          <text:p/>
        </draw:path>
        <draw:polygon draw:style-name="gr2" draw:text-style-name="P2" draw:layer="layout" svg:width="0.592cm" svg:height="0.565cm" svg:x="69.116cm" svg:y="3.245cm" svg:viewBox="0 0 593 566" draw:points="0,0 593,0 593,566 0,566">
          <text:p/>
        </draw:polygon>
        <draw:polygon draw:style-name="gr3" draw:text-style-name="P3" draw:layer="layout" svg:width="0.16cm" svg:height="0.202cm" svg:x="69.33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9.708cm" svg:y="3.245cm" svg:viewBox="0 0 594 566" draw:points="0,0 594,0 594,566 0,566">
          <text:p/>
        </draw:polygon>
        <draw:polygon draw:style-name="gr3" draw:text-style-name="P3" draw:layer="layout" svg:width="0.136cm" svg:height="0.202cm" svg:x="69.94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70.301cm" svg:y="3.245cm" svg:viewBox="0 0 594 566" draw:points="0,0 594,0 594,566 0,566">
          <text:p/>
        </draw:polygon>
        <draw:path draw:style-name="gr3" draw:text-style-name="P3" draw:layer="layout" svg:width="0.161cm" svg:height="0.209cm" svg:x="70.516cm" svg:y="3.392cm" svg:viewBox="0 0 162 210" svg:d="M130 64c0 0-2-19-15-30 0 0-12-10-35-10 0 0-21 0-34 8 0 0-13 7-13 23 0 0 0 13 10 20 0 0 10 6 38 13 0 0 26 5 41 11 0 0 17 6 28 18 0 0 12 12 12 32 0 0 0 26-21 44 0 0-22 17-55 17 0 0-42 0-64-19 0 0-21-19-22-49l25-3c0 0 2 25 19 36 0 0 17 11 41 11 0 0 22 0 36-10 0 0 15-9 15-25 0 0 0-16-15-24 0 0-15-7-49-15 0 0-34-7-49-20 0 0-15-14-15-35 0 0 0-25 19-41 0 0 19-16 52-16 0 0 33 0 55 16 0 0 20 16 21 45z">
          <text:p/>
        </draw:path>
        <draw:polygon draw:style-name="gr2" draw:text-style-name="P2" draw:layer="layout" svg:width="4.148cm" svg:height="0.564cm" svg:x="67.338cm" svg:y="2.681cm" svg:viewBox="0 0 4149 565" draw:points="0,0 4149,0 4149,565 0,565">
          <text:p/>
        </draw:polygon>
        <draw:path draw:style-name="gr3" draw:text-style-name="P3" draw:layer="layout" svg:width="1.297cm" svg:height="0.262cm" svg:x="68.762cm" svg:y="2.83cm" svg:viewBox="0 0 1298 263" svg:d="M134 204h-134c0 0 0-17 12-36 0 0 12-17 44-43 0 0 20-17 36-34 0 0 15-17 15-35 0 0 0-16-10-25 0 0-11-11-28-11 0 0-16 0-27 11 0 0-12 10-12 31l-26-4c0 0 3-28 21-43 0 0 18-15 45-15 0 0 30 0 46 16 0 0 17 17 17 40 0 0 0 20-14 40 0 0-14 20-56 53 0 0-21 17-29 30h100zM291 204h-134c0 0 0-17 12-36 0 0 12-17 44-43 0 0 20-17 36-34 0 0 15-17 15-35 0 0 0-16-10-25 0 0-11-11-28-11 0 0-16 0-27 11 0 0-12 10-12 31l-26-4c0 0 3-28 21-43 0 0 18-15 45-15 0 0 30 0 46 16 0 0 17 17 17 40 0 0 0 20-14 40 0 0-14 20-56 53 0 0-21 17-29 30h100zM390 142h-76v-25h76zM588 204h-31l-23-62h-85l-22 62h-28l77-203h29zM526 120c0 0-25-65-28-74 0 0-4-9-7-24h-1c0 0-4 21-11 38l-22 60zM725 204h-22v-22c0 0-17 26-46 26 0 0-15 0-30-7 0 0-13-8-17-21 0 0-4-13-4-32v-91h26v81c0 0 0 19 1 28 0 0 2 8 10 13 0 0 8 7 19 7 0 0 14 0 26-11 0 0 13-9 13-40v-78h24zM884 184c0 0 0 32-6 47 0 0-6 15-22 24 0 0-16 8-38 8 0 0-25 0-42-11 0 0-16-11-16-36l24 4c0 0 1 12 10 17 0 0 8 6 23 6 0 0 20 0 29-8 0 0 9-8 11-19 0 0 1-11 1-31 0 0-15 19-40 19 0 0-29 0-46-22 0 0-17-21-17-53 0 0 0-33 17-54 0 0 16-22 46-22 0 0 26 0 42 21h1v-17h23zM820 184c0 0 16-1 28-14 0 0 13-12 13-42 0 0 0-26-12-40 0 0-12-14-29-14 0 0-18 0-29 14 0 0-11 14-11 40 0 0 0 28 12 42 0 0 11 14 28 14zM987 142h-76v-25h76zM1102 204h-25v-159c0 0-18 18-50 30v-24c0 0 43-20 59-51h16zM1190 99c0 0 17-27 49-27 0 0 24 0 42 19 0 0 17 18 17 46 0 0 0 29-17 50 0 0-18 21-46 21 0 0-29 0-49-22 0 0-21-22-21-78 0 0 0-53 18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70.894cm" svg:y="3.245cm" svg:viewBox="0 0 593 566" draw:points="0,0 593,0 593,566 0,566">
          <text:p/>
        </draw:polygon>
        <draw:path draw:style-name="gr3" draw:text-style-name="P3" draw:layer="layout" svg:width="0.16cm" svg:height="0.209cm" svg:x="71.109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0.593cm" svg:height="0.565cm" svg:x="71.486cm" svg:y="3.245cm" svg:viewBox="0 0 594 566" draw:points="0,0 594,0 594,566 0,566">
          <text:p/>
        </draw:polygon>
        <draw:path draw:style-name="gr3" draw:text-style-name="P3" draw:layer="layout" svg:width="0.192cm" svg:height="0.202cm" svg:x="71.687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72.079cm" svg:y="3.245cm" svg:viewBox="0 0 594 566" draw:points="0,0 594,0 594,566 0,566">
          <text:p/>
        </draw:polygon>
        <draw:polygon draw:style-name="gr3" draw:text-style-name="P3" draw:layer="layout" svg:width="0.16cm" svg:height="0.202cm" svg:x="72.295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72.672cm" svg:y="3.245cm" svg:viewBox="0 0 593 566" draw:points="0,0 593,0 593,566 0,566">
          <text:p/>
        </draw:polygon>
        <draw:path draw:style-name="gr3" draw:text-style-name="P3" draw:layer="layout" svg:width="0.26cm" svg:height="0.202cm" svg:x="72.838cm" svg:y="3.395cm" svg:viewBox="0 0 261 203" svg:d="M261 0l-56 203h-25l-44-160c0 0-4-12-5-18l-6 24-43 154h-28l-54-203h28l31 133c0 0 6 27 8 39v3c0 0 7-26 10-38l39-137h32l29 103c0 0 11 39 15 72h1c0 0 3-16 10-45l31-130z">
          <text:p/>
        </draw:path>
        <draw:polygon draw:style-name="gr2" draw:text-style-name="P2" draw:layer="layout" svg:width="0.593cm" svg:height="0.565cm" svg:x="73.264cm" svg:y="3.245cm" svg:viewBox="0 0 594 566" draw:points="0,0 594,0 594,566 0,566">
          <text:p/>
        </draw:polygon>
        <draw:polygon draw:style-name="gr3" draw:text-style-name="P3" draw:layer="layout" svg:width="0.16cm" svg:height="0.202cm" svg:x="73.48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73.857cm" svg:y="3.245cm" svg:viewBox="0 0 594 566" draw:points="0,0 594,0 594,566 0,566">
          <text:p/>
        </draw:polygon>
        <draw:polygon draw:style-name="gr3" draw:text-style-name="P3" draw:layer="layout" svg:width="0.136cm" svg:height="0.202cm" svg:x="74.09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74.45cm" svg:y="3.245cm" svg:viewBox="0 0 593 566" draw:points="0,0 593,0 593,566 0,566">
          <text:p/>
        </draw:polygon>
        <draw:path draw:style-name="gr3" draw:text-style-name="P3" draw:layer="layout" svg:width="0.16cm" svg:height="0.209cm" svg:x="74.665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71.486cm" svg:y="2.681cm" svg:viewBox="0 0 4150 565" draw:points="0,0 4150,0 4150,565 0,565">
          <text:p/>
        </draw:polygon>
        <draw:path draw:style-name="gr3" draw:text-style-name="P3" draw:layer="layout" svg:width="1.297cm" svg:height="0.262cm" svg:x="72.911cm" svg:y="2.83cm" svg:viewBox="0 0 1298 263" svg:d="M133 204h-133c0 0 0-17 12-36 0 0 11-17 44-43 0 0 20-17 36-34 0 0 16-17 16-35 0 0 0-16-11-25 0 0-11-11-28-11 0 0-17 0-28 11 0 0-11 10-11 31l-26-4c0 0 3-28 21-43 0 0 17-15 45-15 0 0 29 0 46 16 0 0 17 17 17 40 0 0 0 20-14 40 0 0-14 20-56 53 0 0-22 17-29 30h99zM267 108c0 0-7 12-20 19 0 0-12 8-27 8 0 0-25 0-43-19 0 0-17-18-17-48 0 0 0-30 18-49 0 0 17-19 46-19 0 0 27 0 48 22 0 0 21 22 21 76 0 0 0 55-19 81 0 0-19 29-54 29 0 0-23 0-38-13 0 0-15-13-18-39l23-2c0 0 6 33 34 33 0 0 23 0 35-22 0 0 12-21 12-57zM226 113c0 0 18 0 29-13 0 0 10-13 10-33 0 0 0-20-11-33 0 0-11-14-28-14 0 0-17 0-29 15 0 0-12 14-12 34 0 0 0 19 12 32 0 0 11 12 29 12zM391 142h-77v-25h77zM588 204h-30l-24-62h-84l-22 62h-28l77-203h29zM526 120c0 0-25-65-28-74 0 0-3-9-7-24 0 0-4 21-11 38l-23 60zM725 204h-22v-22c0 0-17 26-47 26 0 0-15 0-28-7 0 0-13-8-17-21 0 0-4-13-4-32v-91h24v81c0 0 0 19 2 28 0 0 2 8 10 13 0 0 8 7 19 7 0 0 14 0 26-11 0 0 12-9 12-40v-78h25zM884 184c0 0 0 32-7 47 0 0-6 15-22 24 0 0-16 8-38 8 0 0-24 0-41-11 0 0-17-11-17-36l25 4c0 0 1 12 9 17 0 0 9 6 24 6 0 0 19 0 28-8 0 0 9-8 11-19 0 0 2-11 2-31 0 0-16 19-40 19 0 0-29 0-46-22 0 0-18-21-18-53 0 0 0-33 17-54 0 0 17-22 47-22 0 0 26 0 42 21h1v-17h23zM820 184c0 0 16-1 28-14 0 0 12-12 12-42 0 0 0-26-11-40 0 0-12-14-29-14 0 0-18 0-29 14 0 0-11 14-11 40 0 0 0 28 11 42 0 0 12 14 29 14zM987 142h-76v-25h76zM1102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75.042cm" svg:y="3.245cm" svg:viewBox="0 0 594 566" draw:points="0,0 594,0 594,566 0,566">
          <text:p/>
        </draw:polygon>
        <draw:path draw:style-name="gr3" draw:text-style-name="P3" draw:layer="layout" svg:width="0.161cm" svg:height="0.209cm" svg:x="75.257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4-9 14-25 0 0 0-16-15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75.635cm" svg:y="3.245cm" svg:viewBox="0 0 594 566" draw:points="0,0 594,0 594,566 0,566">
          <text:p/>
        </draw:polygon>
        <draw:path draw:style-name="gr3" draw:text-style-name="P3" draw:layer="layout" svg:width="0.192cm" svg:height="0.202cm" svg:x="75.835cm" svg:y="3.395cm" svg:viewBox="0 0 193 203" svg:d="M193 203h-25v-169l-59 169h-25l-57-172h-1v172h-26v-203h40l49 145c0 0 8 23 9 30h1c0 0 4-12 11-33l48-142h35z">
          <text:p/>
        </draw:path>
        <draw:polygon draw:style-name="gr2" draw:text-style-name="P2" draw:layer="layout" svg:width="0.592cm" svg:height="0.565cm" svg:x="76.228cm" svg:y="3.245cm" svg:viewBox="0 0 593 566" draw:points="0,0 593,0 593,566 0,566">
          <text:p/>
        </draw:polygon>
        <draw:polygon draw:style-name="gr3" draw:text-style-name="P3" draw:layer="layout" svg:width="0.16cm" svg:height="0.202cm" svg:x="76.44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6.82cm" svg:y="3.245cm" svg:viewBox="0 0 594 566" draw:points="0,0 594,0 594,566 0,566">
          <text:p/>
        </draw:polygon>
        <draw:path draw:style-name="gr3" draw:text-style-name="P3" draw:layer="layout" svg:width="0.26cm" svg:height="0.202cm" svg:x="76.987cm" svg:y="3.395cm" svg:viewBox="0 0 261 203" svg:d="M261 0l-56 203h-25l-44-160c0 0-4-12-5-18l-6 24-43 154h-28l-54-203h27l31 133c0 0 6 27 9 39l1 3c0 0 6-26 9-38l38-137h33l28 103c0 0 11 39 16 72 0 0 3-16 10-45l32-130z">
          <text:p/>
        </draw:path>
        <draw:polygon draw:style-name="gr2" draw:text-style-name="P2" draw:layer="layout" svg:width="0.593cm" svg:height="0.565cm" svg:x="77.413cm" svg:y="3.245cm" svg:viewBox="0 0 594 566" draw:points="0,0 594,0 594,566 0,566">
          <text:p/>
        </draw:polygon>
        <draw:polygon draw:style-name="gr3" draw:text-style-name="P3" draw:layer="layout" svg:width="0.16cm" svg:height="0.202cm" svg:x="77.62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78.006cm" svg:y="3.245cm" svg:viewBox="0 0 593 566" draw:points="0,0 593,0 593,566 0,566">
          <text:p/>
        </draw:polygon>
        <draw:polygon draw:style-name="gr3" draw:text-style-name="P3" draw:layer="layout" svg:width="0.136cm" svg:height="0.202cm" svg:x="78.23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78.598cm" svg:y="3.245cm" svg:viewBox="0 0 594 566" draw:points="0,0 594,0 594,566 0,566">
          <text:p/>
        </draw:polygon>
        <draw:path draw:style-name="gr3" draw:text-style-name="P3" draw:layer="layout" svg:width="0.161cm" svg:height="0.209cm" svg:x="78.813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75.635cm" svg:y="2.681cm" svg:viewBox="0 0 4150 565" draw:points="0,0 4150,0 4150,565 0,565">
          <text:p/>
        </draw:polygon>
        <draw:path draw:style-name="gr3" draw:text-style-name="P3" draw:layer="layout" svg:width="1.137cm" svg:height="0.261cm" svg:x="77.1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0 62c0 0-1-19-13-29 0 0-13-9-36-9 0 0-20 0-33 7 0 0-13 8-13 23 0 0 0 13 10 19 0 0 10 7 38 13 0 0 25 5 41 11 0 0 16 6 27 18 0 0 11 12 11 33 0 0 0 27-20 44 0 0-21 18-54 18 0 0-43 0-64-19 0 0-21-21-22-51l25-2c0 0 2 24 19 35 0 0 17 13 41 13 0 0 22 0 36-10 0 0 14-10 14-26 0 0 0-17-15-24 0 0-14-8-48-15 0 0-34-7-49-21 0 0-16-13-16-35 0 0 0-24 19-39 0 0 19-16 52-16 0 0 34 0 55 15 0 0 20 16 21 45zM573 138h-109c0 0 1 24 13 38 0 0 13 13 31 13 0 0 14 0 24-7 0 0 10-9 15-24l25 3c0 0-6 24-23 36 0 0-16 13-41 13 0 0-33 0-51-21 0 0-19-21-19-56 0 0 0-35 18-56 0 0 18-22 51-22 0 0 16 0 31 8 0 0 15 7 25 24 0 0 10 16 10 51zM548 118c0 0-2-23-14-32 0 0-13-10-27-10 0 0-18 0-29 12 0 0-11 11-13 30zM626 78c0 0 14-23 42-23 0 0 29 0 46 21 0 0 16 21 16 55 0 0 0 36-18 57 0 0-19 22-46 22 0 0-23 0-37-19h-1v71h-25v-203h23zM665 189c0 0 17 0 29-14 0 0 11-16 11-44 0 0 0-27-11-42 0 0-11-14-28-14 0 0-18 0-29 16 0 0-11 16-11 42 0 0 0 27 10 42 0 0 11 14 29 14zM827 144h-76v-25h76zM942 206h-25v-159c0 0-18 18-50 30v-24c0 0 43-20 59-51h16zM1030 101c0 0 17-27 48-27 0 0 25 0 43 19 0 0 17 18 17 46 0 0 0 29-17 50 0 0-18 21-46 21 0 0-29 0-50-22 0 0-20-22-20-78 0 0 0-53 18-81 0 0 19-27 54-27 0 0 23 0 38 13 0 0 16 12 20 37l-25 3c0 0-7-33-34-33 0 0-19 0-33 19 0 0-14 19-14 60zM1074 189c0 0 17 0 28-14 0 0 11-14 11-34 0 0 0-20-11-32 0 0-11-13-28-13 0 0-17 0-29 12 0 0-12 12-12 31 0 0 0 21 12 36 0 0 12 14 29 14z">
          <text:p/>
        </draw:path>
        <draw:polygon draw:style-name="gr2" draw:text-style-name="P2" draw:layer="layout" svg:width="0.593cm" svg:height="0.565cm" svg:x="79.191cm" svg:y="3.245cm" svg:viewBox="0 0 594 566" draw:points="0,0 594,0 594,566 0,566">
          <text:p/>
        </draw:polygon>
        <draw:path draw:style-name="gr3" draw:text-style-name="P3" draw:layer="layout" svg:width="0.161cm" svg:height="0.209cm" svg:x="79.406cm" svg:y="3.392cm" svg:viewBox="0 0 162 210" svg:d="M130 64c0 0-2-19-14-30 0 0-12-10-35-10 0 0-21 0-34 8 0 0-14 7-14 23 0 0 0 13 11 20 0 0 10 6 38 13 0 0 26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0.592cm" svg:height="0.565cm" svg:x="79.784cm" svg:y="3.245cm" svg:viewBox="0 0 593 566" draw:points="0,0 593,0 593,566 0,566">
          <text:p/>
        </draw:polygon>
        <draw:path draw:style-name="gr3" draw:text-style-name="P3" draw:layer="layout" svg:width="0.192cm" svg:height="0.202cm" svg:x="79.9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80.376cm" svg:y="3.245cm" svg:viewBox="0 0 594 566" draw:points="0,0 594,0 594,566 0,566">
          <text:p/>
        </draw:polygon>
        <draw:polygon draw:style-name="gr3" draw:text-style-name="P3" draw:layer="layout" svg:width="0.16cm" svg:height="0.202cm" svg:x="80.59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0.969cm" svg:y="3.245cm" svg:viewBox="0 0 594 566" draw:points="0,0 594,0 594,566 0,566">
          <text:p/>
        </draw:polygon>
        <draw:path draw:style-name="gr3" draw:text-style-name="P3" draw:layer="layout" svg:width="0.26cm" svg:height="0.202cm" svg:x="81.136cm" svg:y="3.395cm" svg:viewBox="0 0 261 203" svg:d="M261 0l-56 203h-26l-44-160c0 0-3-12-4-18h-1l-6 24-42 154h-28l-54-203h27l31 133c0 0 7 27 9 39v3h1c0 0 5-26 8-38l39-137h32l29 103c0 0 11 39 16 72 0 0 3-16 10-45l32-130z">
          <text:p/>
        </draw:path>
        <draw:polygon draw:style-name="gr2" draw:text-style-name="P2" draw:layer="layout" svg:width="0.592cm" svg:height="0.565cm" svg:x="81.562cm" svg:y="3.245cm" svg:viewBox="0 0 593 566" draw:points="0,0 593,0 593,566 0,566">
          <text:p/>
        </draw:polygon>
        <draw:polygon draw:style-name="gr3" draw:text-style-name="P3" draw:layer="layout" svg:width="0.16cm" svg:height="0.202cm" svg:x="81.77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82.154cm" svg:y="3.245cm" svg:viewBox="0 0 594 566" draw:points="0,0 594,0 594,566 0,566">
          <text:p/>
        </draw:polygon>
        <draw:polygon draw:style-name="gr3" draw:text-style-name="P3" draw:layer="layout" svg:width="0.136cm" svg:height="0.202cm" svg:x="82.38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82.747cm" svg:y="3.245cm" svg:viewBox="0 0 594 566" draw:points="0,0 594,0 594,566 0,566">
          <text:p/>
        </draw:polygon>
        <draw:path draw:style-name="gr3" draw:text-style-name="P3" draw:layer="layout" svg:width="0.161cm" svg:height="0.209cm" svg:x="82.962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1 45z">
          <text:p/>
        </draw:path>
        <draw:polygon draw:style-name="gr2" draw:text-style-name="P2" draw:layer="layout" svg:width="4.148cm" svg:height="0.564cm" svg:x="79.784cm" svg:y="2.681cm" svg:viewBox="0 0 4149 565" draw:points="0,0 4149,0 4149,565 0,565">
          <text:p/>
        </draw:polygon>
        <draw:path draw:style-name="gr3" draw:text-style-name="P3" draw:layer="layout" svg:width="1.275cm" svg:height="0.261cm" svg:x="81.2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1-23 0 0 29 0 46 21 0 0 16 21 16 55 0 0 0 36-18 57 0 0-18 22-46 22 0 0-23 0-37-19h-1v71h-25v-203h23v19zM803 189c0 0 17 0 29-14 0 0 11-16 11-44 0 0 0-27-11-42 0 0-11-14-28-14 0 0-18 0-29 16 0 0-11 16-11 42 0 0 0 27 10 42 0 0 11 14 29 14zM965 144h-77v-25h77zM1080 206h-25v-159c0 0-18 18-50 30v-24c0 0 43-20 59-51h16zM1168 101c0 0 17-27 49-27 0 0 24 0 42 19 0 0 17 18 17 46 0 0 0 29-17 50 0 0-18 21-46 21 0 0-29 0-49-22 0 0-21-22-21-78 0 0 0-53 18-81 0 0 19-27 54-27 0 0 23 0 38 13 0 0 16 12 20 37l-25 3c0 0-7-33-34-33 0 0-19 0-33 19 0 0-14 19-14 60zM1213 189c0 0 16 0 27-14 0 0 11-14 11-34 0 0 0-20-11-32 0 0-11-13-29-13 0 0-16 0-28 12 0 0-11 12-11 31 0 0 0 21 11 36 0 0 12 14 30 14z">
          <text:p/>
        </draw:path>
        <draw:polygon draw:style-name="gr2" draw:text-style-name="P2" draw:layer="layout" svg:width="0.592cm" svg:height="0.565cm" svg:x="83.34cm" svg:y="3.245cm" svg:viewBox="0 0 593 566" draw:points="0,0 593,0 593,566 0,566">
          <text:p/>
        </draw:polygon>
        <draw:path draw:style-name="gr3" draw:text-style-name="P3" draw:layer="layout" svg:width="0.16cm" svg:height="0.209cm" svg:x="83.555cm" svg:y="3.392cm" svg:viewBox="0 0 161 210" svg:d="M130 64c0 0-2-19-14-30 0 0-12-10-35-10 0 0-21 0-34 8 0 0-14 7-14 23 0 0 0 13 10 20 0 0 11 6 39 13 0 0 25 5 41 11 0 0 16 6 27 18 0 0 11 12 11 32 0 0 0 26-20 44 0 0-21 17-54 17 0 0-44 0-65-19 0 0-21-19-22-49l25-3c0 0 2 25 19 36 0 0 18 11 42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0.593cm" svg:height="0.565cm" svg:x="83.932cm" svg:y="3.245cm" svg:viewBox="0 0 594 566" draw:points="0,0 594,0 594,566 0,566">
          <text:p/>
        </draw:polygon>
        <draw:path draw:style-name="gr3" draw:text-style-name="P3" draw:layer="layout" svg:width="0.192cm" svg:height="0.202cm" svg:x="84.133cm" svg:y="3.395cm" svg:viewBox="0 0 193 203" svg:d="M193 203h-26v-169l-58 169h-24l-58-172h-1v172h-26v-203h41l48 145c0 0 7 23 9 30 0 0 4-12 11-33l48-142h36z">
          <text:p/>
        </draw:path>
        <draw:polygon draw:style-name="gr2" draw:text-style-name="P2" draw:layer="layout" svg:width="0.593cm" svg:height="0.565cm" svg:x="84.525cm" svg:y="3.245cm" svg:viewBox="0 0 594 566" draw:points="0,0 594,0 594,566 0,566">
          <text:p/>
        </draw:polygon>
        <draw:polygon draw:style-name="gr3" draw:text-style-name="P3" draw:layer="layout" svg:width="0.16cm" svg:height="0.202cm" svg:x="84.74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85.118cm" svg:y="3.245cm" svg:viewBox="0 0 593 566" draw:points="0,0 593,0 593,566 0,566">
          <text:p/>
        </draw:polygon>
        <draw:path draw:style-name="gr3" draw:text-style-name="P3" draw:layer="layout" svg:width="0.26cm" svg:height="0.202cm" svg:x="85.284cm" svg:y="3.395cm" svg:viewBox="0 0 261 203" svg:d="M261 0l-56 203h-25l-44-160c0 0-4-12-5-18l-6 24-43 154h-28l-54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85.71cm" svg:y="3.245cm" svg:viewBox="0 0 594 566" draw:points="0,0 594,0 594,566 0,566">
          <text:p/>
        </draw:polygon>
        <draw:polygon draw:style-name="gr3" draw:text-style-name="P3" draw:layer="layout" svg:width="0.16cm" svg:height="0.202cm" svg:x="85.927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86.303cm" svg:y="3.245cm" svg:viewBox="0 0 594 566" draw:points="0,0 594,0 594,566 0,566">
          <text:p/>
        </draw:polygon>
        <draw:polygon draw:style-name="gr3" draw:text-style-name="P3" draw:layer="layout" svg:width="0.136cm" svg:height="0.202cm" svg:x="86.53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86.896cm" svg:y="3.245cm" svg:viewBox="0 0 593 566" draw:points="0,0 593,0 593,566 0,566">
          <text:p/>
        </draw:polygon>
        <draw:path draw:style-name="gr3" draw:text-style-name="P3" draw:layer="layout" svg:width="0.16cm" svg:height="0.209cm" svg:x="87.111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83.932cm" svg:y="2.681cm" svg:viewBox="0 0 4150 565" draw:points="0,0 4150,0 4150,565 0,565">
          <text:p/>
        </draw:polygon>
        <draw:path draw:style-name="gr3" draw:text-style-name="P3" draw:layer="layout" svg:width="1.275cm" svg:height="0.261cm" svg:x="85.3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8 144h-76v-25h76zM518 62c0 0-1-19-14-29 0 0-12-9-35-9 0 0-20 0-34 7 0 0-12 8-12 23 0 0 0 13 10 19 0 0 10 7 38 13 0 0 25 5 41 11 0 0 16 6 27 18 0 0 11 12 11 33 0 0 0 27-20 44 0 0-21 18-55 18 0 0-42 0-63-19 0 0-21-21-23-51l26-2c0 0 1 24 18 35 0 0 17 13 41 13 0 0 23 0 37-10 0 0 14-10 14-26 0 0 0-17-15-24 0 0-14-8-48-15 0 0-35-7-50-21 0 0-15-13-15-35 0 0 0-24 19-39 0 0 19-16 52-16 0 0 34 0 54 15 0 0 21 16 22 45zM712 138h-111c0 0 2 24 14 38 0 0 13 13 32 13 0 0 14 0 24-7 0 0 10-9 15-24l25 3c0 0-6 24-23 36 0 0-16 13-41 13 0 0-34 0-52-21 0 0-19-21-19-56 0 0 0-35 18-56 0 0 18-22 52-22 0 0 16 0 30 8 0 0 15 7 25 24 0 0 11 16 11 51zM686 118c0 0-1-23-14-32 0 0-12-10-26-10 0 0-18 0-29 12 0 0-13 11-14 30zM765 78c0 0 14-23 42-23 0 0 29 0 45 21 0 0 17 21 17 55 0 0 0 36-18 57 0 0-19 22-46 22 0 0-23 0-38-19v71h-25v-203h23zM804 189c0 0 17 0 28-14 0 0 12-16 12-44 0 0 0-27-11-42 0 0-11-14-28-14 0 0-18 0-29 16 0 0-12 16-12 42 0 0 0 27 11 42 0 0 11 14 29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87.488cm" svg:y="3.245cm" svg:viewBox="0 0 594 566" draw:points="0,0 594,0 594,566 0,566">
          <text:p/>
        </draw:polygon>
        <draw:path draw:style-name="gr3" draw:text-style-name="P3" draw:layer="layout" svg:width="0.161cm" svg:height="0.209cm" svg:x="87.703cm" svg:y="3.392cm" svg:viewBox="0 0 162 210" svg:d="M130 64c0 0-1-19-14-30 0 0-12-10-35-10 0 0-21 0-35 8 0 0-12 7-12 23 0 0 0 13 10 20 0 0 10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88.081cm" svg:y="3.245cm" svg:viewBox="0 0 594 566" draw:points="0,0 594,0 594,566 0,566">
          <text:p/>
        </draw:polygon>
        <draw:path draw:style-name="gr3" draw:text-style-name="P3" draw:layer="layout" svg:width="0.192cm" svg:height="0.202cm" svg:x="88.2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88.674cm" svg:y="3.245cm" svg:viewBox="0 0 593 566" draw:points="0,0 593,0 593,566 0,566">
          <text:p/>
        </draw:polygon>
        <draw:polygon draw:style-name="gr3" draw:text-style-name="P3" draw:layer="layout" svg:width="0.16cm" svg:height="0.202cm" svg:x="88.8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9.266cm" svg:y="3.245cm" svg:viewBox="0 0 594 566" draw:points="0,0 594,0 594,566 0,566">
          <text:p/>
        </draw:polygon>
        <draw:path draw:style-name="gr3" draw:text-style-name="P3" draw:layer="layout" svg:width="0.26cm" svg:height="0.202cm" svg:x="89.433cm" svg:y="3.395cm" svg:viewBox="0 0 261 203" svg:d="M261 0l-56 203h-25l-44-160c0 0-4-12-5-18l-6 24-43 154h-27l-55-203h27l32 133c0 0 6 27 8 39l1 3c0 0 6-26 9-38l38-137h33l28 103c0 0 11 39 16 72 0 0 3-16 10-45l32-130z">
          <text:p/>
        </draw:path>
        <draw:polygon draw:style-name="gr2" draw:text-style-name="P2" draw:layer="layout" svg:width="0.593cm" svg:height="0.565cm" svg:x="89.859cm" svg:y="3.245cm" svg:viewBox="0 0 594 566" draw:points="0,0 594,0 594,566 0,566">
          <text:p/>
        </draw:polygon>
        <draw:polygon draw:style-name="gr3" draw:text-style-name="P3" draw:layer="layout" svg:width="0.16cm" svg:height="0.202cm" svg:x="90.075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90.452cm" svg:y="3.245cm" svg:viewBox="0 0 593 566" draw:points="0,0 593,0 593,566 0,566">
          <text:p/>
        </draw:polygon>
        <draw:polygon draw:style-name="gr3" draw:text-style-name="P3" draw:layer="layout" svg:width="0.136cm" svg:height="0.202cm" svg:x="90.68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91.044cm" svg:y="3.245cm" svg:viewBox="0 0 594 566" draw:points="0,0 594,0 594,566 0,566">
          <text:p/>
        </draw:polygon>
        <draw:path draw:style-name="gr3" draw:text-style-name="P3" draw:layer="layout" svg:width="0.161cm" svg:height="0.209cm" svg:x="91.259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88.081cm" svg:y="2.681cm" svg:viewBox="0 0 4150 565" draw:points="0,0 4150,0 4150,565 0,565">
          <text:p/>
        </draw:polygon>
        <draw:path draw:style-name="gr3" draw:text-style-name="P3" draw:layer="layout" svg:width="1.298cm" svg:height="0.261cm" svg:x="89.505cm" svg:y="2.828cm" svg:viewBox="0 0 1299 262" svg:d="M134 206h-134c0 0 0-17 12-36 0 0 12-17 45-43 0 0 19-17 35-34 0 0 16-17 16-35 0 0 0-16-11-25 0 0-11-11-27-11 0 0-17 0-28 11 0 0-11 10-11 31l-26-4c0 0 2-28 20-43 0 0 18-15 45-15 0 0 30 0 47 16 0 0 16 17 16 40 0 0 0 20-14 40 0 0-14 20-55 53 0 0-22 17-30 31h100zM185 101c0 0 17-27 49-27 0 0 25 0 42 19 0 0 17 18 17 46 0 0 0 29-17 50 0 0-17 21-46 21 0 0-29 0-49-22 0 0-21-22-21-78 0 0 0-53 19-81 0 0 18-27 53-27 0 0 23 0 39 13 0 0 16 12 19 37l-25 3c0 0-7-33-34-33 0 0-19 0-33 19 0 0-13 19-13 60zM230 189c0 0 17 0 27-14 0 0 11-14 11-34 0 0 0-20-11-32 0 0-10-13-28-13 0 0-16 0-28 12 0 0-12 12-12 31 0 0 0 21 11 36 0 0 12 14 30 14zM390 144h-75v-25h75zM541 62c0 0-2-19-14-29 0 0-12-9-35-9 0 0-21 0-34 7 0 0-13 8-13 23 0 0 0 13 10 19 0 0 11 7 38 13 0 0 26 5 41 11 0 0 16 6 27 18 0 0 12 12 12 33 0 0 0 27-21 44 0 0-20 18-54 18 0 0-42 0-64-19 0 0-21-21-22-51l25-2c0 0 2 24 19 35 0 0 17 13 41 13 0 0 23 0 36-10 0 0 14-10 14-26 0 0 0-17-14-24 0 0-15-8-49-15 0 0-34-7-49-21 0 0-15-13-15-35 0 0 0-24 19-39 0 0 19-16 52-16 0 0 33 0 54 15 0 0 20 16 22 45zM735 138h-111c0 0 1 24 15 38 0 0 12 13 31 13 0 0 14 0 23-7 0 0 10-9 15-24l26 3c0 0-6 24-23 36 0 0-17 13-41 13 0 0-34 0-53-21 0 0-18-21-18-56 0 0 0-35 18-56 0 0 18-22 51-22 0 0 16 0 31 8 0 0 15 7 25 24 0 0 11 16 11 51zM709 118c0 0-2-23-14-32 0 0-12-10-27-10 0 0-17 0-29 12 0 0-12 11-14 30zM788 78c0 0 14-23 42-23 0 0 28 0 45 21 0 0 17 21 17 55 0 0 0 36-19 57 0 0-18 22-45 22 0 0-24 0-38-19v71h-25v-203h22v19zM826 189c0 0 18 0 29-14 0 0 12-16 12-44 0 0 0-27-12-42 0 0-11-14-28-14 0 0-17 0-29 16 0 0-11 16-11 42 0 0 0 27 11 42 0 0 11 14 28 14zM987 144h-75v-25h75zM1102 206h-24v-159c0 0-19 18-50 30v-24c0 0 42-20 58-51h16zM1190 101c0 0 17-27 49-27 0 0 25 0 42 19 0 0 18 18 18 46 0 0 0 29-18 50 0 0-17 21-46 21 0 0-29 0-49-22 0 0-21-22-21-78 0 0 0-53 19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91.637cm" svg:y="3.245cm" svg:viewBox="0 0 594 566" draw:points="0,0 594,0 594,566 0,566">
          <text:p/>
        </draw:polygon>
        <draw:path draw:style-name="gr3" draw:text-style-name="P3" draw:layer="layout" svg:width="0.161cm" svg:height="0.209cm" svg:x="91.852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92.23cm" svg:y="3.245cm" svg:viewBox="0 0 593 566" draw:points="0,0 593,0 593,566 0,566">
          <text:p/>
        </draw:polygon>
        <draw:path draw:style-name="gr3" draw:text-style-name="P3" draw:layer="layout" svg:width="0.192cm" svg:height="0.202cm" svg:x="92.43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92.822cm" svg:y="3.245cm" svg:viewBox="0 0 594 566" draw:points="0,0 594,0 594,566 0,566">
          <text:p/>
        </draw:polygon>
        <draw:polygon draw:style-name="gr3" draw:text-style-name="P3" draw:layer="layout" svg:width="0.16cm" svg:height="0.202cm" svg:x="93.039cm" svg:y="3.395cm" svg:viewBox="0 0 161 203" draw:points="161,24 94,24 94,203 67,203 67,24 0,24 0,0 161,0">
          <text:p/>
        </draw:polygon>
        <draw:polygon draw:style-name="gr4" draw:text-style-name="P2" draw:layer="layout" svg:width="0.593cm" svg:height="0.565cm" svg:x="93.415cm" svg:y="3.245cm" svg:viewBox="0 0 594 566" draw:points="0,0 594,0 594,566 0,566">
          <text:p/>
        </draw:polygon>
        <draw:polygon draw:style-name="gr5" draw:text-style-name="P1" draw:layer="layout" svg:width="0.593cm" svg:height="0.565cm" svg:x="93.415cm" svg:y="3.245cm" svg:viewBox="0 0 594 566" draw:points="0,0 594,0 594,566 0,566">
          <text:p/>
        </draw:polygon>
        <draw:path draw:style-name="gr3" draw:text-style-name="P3" draw:layer="layout" svg:width="0.26cm" svg:height="0.202cm" svg:x="93.582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94.008cm" svg:y="3.245cm" svg:viewBox="0 0 593 566" draw:points="0,0 593,0 593,566 0,566">
          <text:p/>
        </draw:polygon>
        <draw:polygon draw:style-name="gr3" draw:text-style-name="P3" draw:layer="layout" svg:width="0.16cm" svg:height="0.202cm" svg:x="94.224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4.6cm" svg:y="3.245cm" svg:viewBox="0 0 594 566" draw:points="0,0 594,0 594,566 0,566">
          <text:p/>
        </draw:polygon>
        <draw:polygon draw:style-name="gr3" draw:text-style-name="P3" draw:layer="layout" svg:width="0.136cm" svg:height="0.202cm" svg:x="94.833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95.193cm" svg:y="3.245cm" svg:viewBox="0 0 594 566" draw:points="0,0 594,0 594,566 0,566">
          <text:p/>
        </draw:polygon>
        <draw:path draw:style-name="gr3" draw:text-style-name="P3" draw:layer="layout" svg:width="0.161cm" svg:height="0.209cm" svg:x="95.408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4.148cm" svg:height="0.564cm" svg:x="92.23cm" svg:y="2.681cm" svg:viewBox="0 0 4149 565" draw:points="0,0 4149,0 4149,565 0,565">
          <text:p/>
        </draw:polygon>
        <draw:path draw:style-name="gr3" draw:text-style-name="P3" draw:layer="layout" svg:width="1.074cm" svg:height="0.209cm" svg:x="93.767cm" svg:y="2.828cm" svg:viewBox="0 0 1075 210" svg:d="M95 96c0 0 19 3 29 18 0 0 10 14 10 31 0 0 0 28-21 47 0 0-20 18-48 18 0 0-27 0-44-16 0 0-18-17-21-42l25-4c0 0 4 20 14 30 0 0 10 11 26 11 0 0 17 0 29-13 0 0 12-12 12-30 0 0 0-17-11-28 0 0-11-11-28-11 0 0-7 0-18 2l3-21c0 0 10 0 16-1 0 0 6-1 13-5 0 0 7-4 12-11 0 0 4-7 4-17 0 0 0-15-10-23 0 0-10-9-23-9 0 0-15 0-24 10 0 0-10 9-12 27l-25-4c0 0 5-27 21-40 0 0 17-13 40-13 0 0 25 0 42 15 0 0 18 16 18 38 0 0 0 28-29 40zM231 144h-76v-25h76zM350 0c0 0 43 0 70 28 0 0 27 29 27 76 0 0 0 47-27 76 0 0-28 30-70 30 0 0-43 0-70-31 0 0-27-30-27-72 0 0 0-50 27-79 0 0 27-28 70-28zM350 186c0 0 31 0 50-22 0 0 19-21 19-60 0 0 0-39-20-60 0 0-19-22-49-22 0 0-30 0-49 21 0 0-20 21-20 64 0 0 0 35 19 57 0 0 19 22 50 22zM598 155c0 0-5 27-22 42 0 0-17 13-39 13 0 0-32 0-49-21 0 0-17-22-17-57 0 0 0-28 10-45 0 0 10-17 25-24 0 0 15-8 31-8 0 0 23 0 39 12 0 0 16 12 20 35l-24 4c0 0-4-15-12-23 0 0-9-7-22-7 0 0-20 0-31 15 0 0-11 14-11 41 0 0 0 27 11 41 0 0 10 16 30 16 0 0 16 0 25-10 0 0 9-9 12-28zM677 206c0 0-11 2-19 2 0 0-16 0-24-6 0 0-7-5-9-15 0 0-2-9-2-25v-84h-18v-19h18v-37l25-15v52h25v19h-25v85c0 0 0 12 3 16 0 0 2 5 11 5 0 0 6 0 11-1zM764 144h-76v-25h76zM879 206h-25v-159c0 0-19 18-50 30v-24c0 0 43-20 59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95.786cm" svg:y="3.245cm" svg:viewBox="0 0 593 566" draw:points="0,0 593,0 593,566 0,566">
          <text:p/>
        </draw:polygon>
        <draw:path draw:style-name="gr3" draw:text-style-name="P3" draw:layer="layout" svg:width="0.16cm" svg:height="0.209cm" svg:x="96.001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9-15 0 0-34-7-50-20 0 0-14-14-14-35 0 0 0-25 19-41 0 0 19-16 53-16 0 0 33 0 54 16 0 0 20 16 21 45z">
          <text:p/>
        </draw:path>
        <draw:polygon draw:style-name="gr2" draw:text-style-name="P2" draw:layer="layout" svg:width="0.593cm" svg:height="0.565cm" svg:x="96.378cm" svg:y="3.245cm" svg:viewBox="0 0 594 566" draw:points="0,0 594,0 594,566 0,566">
          <text:p/>
        </draw:polygon>
        <draw:path draw:style-name="gr3" draw:text-style-name="P3" draw:layer="layout" svg:width="0.192cm" svg:height="0.202cm" svg:x="96.579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96.971cm" svg:y="3.245cm" svg:viewBox="0 0 594 566" draw:points="0,0 594,0 594,566 0,566">
          <text:p/>
        </draw:polygon>
        <draw:polygon draw:style-name="gr3" draw:text-style-name="P3" draw:layer="layout" svg:width="0.16cm" svg:height="0.202cm" svg:x="97.18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97.564cm" svg:y="3.245cm" svg:viewBox="0 0 593 566" draw:points="0,0 593,0 593,566 0,566">
          <text:p/>
        </draw:polygon>
        <draw:path draw:style-name="gr3" draw:text-style-name="P3" draw:layer="layout" svg:width="0.26cm" svg:height="0.202cm" svg:x="97.73cm" svg:y="3.395cm" svg:viewBox="0 0 261 203" svg:d="M261 0l-56 203h-25l-44-160c0 0-4-12-5-18l-6 24-43 154h-27l-55-203h28l32 133c0 0 6 27 8 39v3c0 0 6-26 9-38l39-137h32l29 103c0 0 11 39 15 72h1c0 0 3-16 10-45l31-130z">
          <text:p/>
        </draw:path>
        <draw:polygon draw:style-name="gr2" draw:text-style-name="P2" draw:layer="layout" svg:width="0.593cm" svg:height="0.565cm" svg:x="98.156cm" svg:y="3.245cm" svg:viewBox="0 0 594 566" draw:points="0,0 594,0 594,566 0,566">
          <text:p/>
        </draw:polygon>
        <draw:polygon draw:style-name="gr3" draw:text-style-name="P3" draw:layer="layout" svg:width="0.16cm" svg:height="0.202cm" svg:x="98.373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98.749cm" svg:y="3.245cm" svg:viewBox="0 0 594 566" draw:points="0,0 594,0 594,566 0,566">
          <text:p/>
        </draw:polygon>
        <draw:polygon draw:style-name="gr3" draw:text-style-name="P3" draw:layer="layout" svg:width="0.136cm" svg:height="0.202cm" svg:x="98.98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99.342cm" svg:y="3.245cm" svg:viewBox="0 0 593 566" draw:points="0,0 593,0 593,566 0,566">
          <text:p/>
        </draw:polygon>
        <draw:path draw:style-name="gr3" draw:text-style-name="P3" draw:layer="layout" svg:width="0.16cm" svg:height="0.209cm" svg:x="99.557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4.149cm" svg:height="0.564cm" svg:x="96.378cm" svg:y="2.681cm" svg:viewBox="0 0 4150 565" draw:points="0,0 4150,0 4150,565 0,565">
          <text:p/>
        </draw:polygon>
        <draw:path draw:style-name="gr3" draw:text-style-name="P3" draw:layer="layout" svg:width="1.211cm" svg:height="0.209cm" svg:x="97.8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3 206c0 0-11 2-19 2 0 0-16 0-24-6 0 0-7-5-8-15 0 0-2-9-2-25v-84h-18v-19h18v-37l24-15v52h25v19h-25v85c0 0 0 12 3 16 0 0 2 5 11 5 0 0 6 0 11-1zM901 144h-77v-25h77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99.934cm" svg:y="3.245cm" svg:viewBox="0 0 594 566" draw:points="0,0 594,0 594,566 0,566">
          <text:p/>
        </draw:polygon>
        <draw:path draw:style-name="gr3" draw:text-style-name="P3" draw:layer="layout" svg:width="0.161cm" svg:height="0.209cm" svg:x="100.149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100.527cm" svg:y="3.245cm" svg:viewBox="0 0 594 566" draw:points="0,0 594,0 594,566 0,566">
          <text:p/>
        </draw:polygon>
        <draw:path draw:style-name="gr3" draw:text-style-name="P3" draw:layer="layout" svg:width="0.192cm" svg:height="0.202cm" svg:x="100.727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101.12cm" svg:y="3.245cm" svg:viewBox="0 0 593 566" draw:points="0,0 593,0 593,566 0,566">
          <text:p/>
        </draw:polygon>
        <draw:polygon draw:style-name="gr3" draw:text-style-name="P3" draw:layer="layout" svg:width="0.16cm" svg:height="0.202cm" svg:x="101.336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01.712cm" svg:y="3.245cm" svg:viewBox="0 0 594 566" draw:points="0,0 594,0 594,566 0,566">
          <text:p/>
        </draw:polygon>
        <draw:path draw:style-name="gr3" draw:text-style-name="P3" draw:layer="layout" svg:width="0.26cm" svg:height="0.202cm" svg:x="101.879cm" svg:y="3.395cm" svg:viewBox="0 0 261 203" svg:d="M261 0l-56 203h-25l-44-160c0 0-4-12-5-18l-6 24-43 154h-27l-55-203h27l32 133c0 0 6 27 8 39l1 3c0 0 6-26 9-38l38-137h33l29 103c0 0 10 39 15 72 0 0 3-16 10-45l32-130z">
          <text:p/>
        </draw:path>
        <draw:polygon draw:style-name="gr2" draw:text-style-name="P2" draw:layer="layout" svg:width="0.593cm" svg:height="0.565cm" svg:x="102.305cm" svg:y="3.245cm" svg:viewBox="0 0 594 566" draw:points="0,0 594,0 594,566 0,566">
          <text:p/>
        </draw:polygon>
        <draw:polygon draw:style-name="gr3" draw:text-style-name="P3" draw:layer="layout" svg:width="0.16cm" svg:height="0.202cm" svg:x="102.52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02.898cm" svg:y="3.245cm" svg:viewBox="0 0 593 566" draw:points="0,0 593,0 593,566 0,566">
          <text:p/>
        </draw:polygon>
        <draw:polygon draw:style-name="gr3" draw:text-style-name="P3" draw:layer="layout" svg:width="0.136cm" svg:height="0.202cm" svg:x="103.131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103.49cm" svg:y="3.245cm" svg:viewBox="0 0 594 566" draw:points="0,0 594,0 594,566 0,566">
          <text:p/>
        </draw:polygon>
        <draw:path draw:style-name="gr3" draw:text-style-name="P3" draw:layer="layout" svg:width="0.161cm" svg:height="0.209cm" svg:x="103.705cm" svg:y="3.392cm" svg:viewBox="0 0 162 210" svg:d="M130 64c0 0-1-19-14-30 0 0-12-10-35-10 0 0-21 0-35 8 0 0-12 7-12 23 0 0 0 13 10 20 0 0 10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100.527cm" svg:y="2.681cm" svg:viewBox="0 0 4150 565" draw:points="0,0 4150,0 4150,565 0,565">
          <text:p/>
        </draw:polygon>
        <draw:path draw:style-name="gr3" draw:text-style-name="P3" draw:layer="layout" svg:width="1.212cm" svg:height="0.209cm" svg:x="102.005cm" svg:y="2.828cm" svg:viewBox="0 0 1213 210" svg:d="M75 206h-25v-159c0 0-18 18-50 30v-24c0 0 43-20 59-51h16zM270 25c0 0-30 33-51 81 0 0-22 48-26 100h-25c0 0 0-42 20-91 0 0 19-50 50-85h-98v-24h130zM369 144h-77v-25h77zM488 0c0 0 42 0 70 28 0 0 26 29 26 76 0 0 0 47-27 76 0 0-27 30-69 30 0 0-44 0-70-31 0 0-27-30-27-72 0 0 0-50 27-79 0 0 27-28 70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104.083cm" svg:y="3.245cm" svg:viewBox="0 0 594 566" draw:points="0,0 594,0 594,566 0,566">
          <text:p/>
        </draw:polygon>
        <draw:path draw:style-name="gr3" draw:text-style-name="P3" draw:layer="layout" svg:width="0.161cm" svg:height="0.209cm" svg:x="104.298cm" svg:y="3.392cm" svg:viewBox="0 0 162 210" svg:d="M130 64c0 0-2-19-14-30 0 0-12-10-36-10 0 0-21 0-34 8 0 0-13 7-13 23 0 0 0 13 10 20 0 0 10 6 38 13 0 0 26 5 42 11 0 0 16 6 27 18 0 0 12 12 12 32 0 0 0 26-21 44 0 0-21 17-55 17 0 0-42 0-64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04.676cm" svg:y="3.245cm" svg:viewBox="0 0 593 566" draw:points="0,0 593,0 593,566 0,566">
          <text:p/>
        </draw:polygon>
        <draw:path draw:style-name="gr3" draw:text-style-name="P3" draw:layer="layout" svg:width="0.192cm" svg:height="0.202cm" svg:x="104.87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105.268cm" svg:y="3.245cm" svg:viewBox="0 0 594 566" draw:points="0,0 594,0 594,566 0,566">
          <text:p/>
        </draw:polygon>
        <draw:polygon draw:style-name="gr3" draw:text-style-name="P3" draw:layer="layout" svg:width="0.16cm" svg:height="0.202cm" svg:x="105.485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05.861cm" svg:y="3.245cm" svg:viewBox="0 0 594 566" draw:points="0,0 594,0 594,566 0,566">
          <text:p/>
        </draw:polygon>
        <draw:path draw:style-name="gr3" draw:text-style-name="P3" draw:layer="layout" svg:width="0.26cm" svg:height="0.202cm" svg:x="106.028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106.454cm" svg:y="3.245cm" svg:viewBox="0 0 593 566" draw:points="0,0 593,0 593,566 0,566">
          <text:p/>
        </draw:polygon>
        <draw:polygon draw:style-name="gr3" draw:text-style-name="P3" draw:layer="layout" svg:width="0.16cm" svg:height="0.202cm" svg:x="106.6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07.046cm" svg:y="3.245cm" svg:viewBox="0 0 594 566" draw:points="0,0 594,0 594,566 0,566">
          <text:p/>
        </draw:polygon>
        <draw:polygon draw:style-name="gr3" draw:text-style-name="P3" draw:layer="layout" svg:width="0.136cm" svg:height="0.202cm" svg:x="107.27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07.639cm" svg:y="3.245cm" svg:viewBox="0 0 594 566" draw:points="0,0 594,0 594,566 0,566">
          <text:p/>
        </draw:polygon>
        <draw:path draw:style-name="gr3" draw:text-style-name="P3" draw:layer="layout" svg:width="0.161cm" svg:height="0.209cm" svg:x="107.854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3" draw:text-style-name="P3" draw:layer="layout" svg:width="0.593cm" svg:height="18.683cm" svg:x="0.959cm" svg:y="3.81cm" svg:viewBox="0 0 594 18684" draw:points="0,0 594,0 594,18684 0,18684">
          <text:p/>
        </draw:polygon>
        <draw:polygon draw:style-name="gr12" draw:text-style-name="P1" draw:layer="layout" svg:width="0.593cm" svg:height="18.683cm" svg:x="0.959cm" svg:y="3.81cm" svg:viewBox="0 0 594 18684" draw:points="0,0 594,0 594,18684 0,18684">
          <text:p/>
        </draw:polygon>
        <draw:polygon draw:style-name="gr9" draw:text-style-name="P3" draw:layer="layout" svg:width="0.592cm" svg:height="18.683cm" svg:x="1.552cm" svg:y="3.81cm" svg:viewBox="0 0 593 18684" draw:points="0,0 593,0 593,18684 0,18684">
          <text:p/>
        </draw:polygon>
        <draw:polygon draw:style-name="gr9" draw:text-style-name="P3" draw:layer="layout" svg:width="0.593cm" svg:height="18.683cm" svg:x="2.144cm" svg:y="3.81cm" svg:viewBox="0 0 594 18684" draw:points="0,0 594,0 594,18684 0,18684">
          <text:p/>
        </draw:polygon>
        <draw:polygon draw:style-name="gr9" draw:text-style-name="P3" draw:layer="layout" svg:width="0.593cm" svg:height="18.683cm" svg:x="2.737cm" svg:y="3.81cm" svg:viewBox="0 0 594 18684" draw:points="0,0 594,0 594,18684 0,18684">
          <text:p/>
        </draw:polygon>
        <draw:polygon draw:style-name="gr9" draw:text-style-name="P3" draw:layer="layout" svg:width="0.592cm" svg:height="18.683cm" svg:x="3.33cm" svg:y="3.81cm" svg:viewBox="0 0 593 18684" draw:points="0,0 593,0 593,18684 0,18684">
          <text:p/>
        </draw:polygon>
        <draw:polygon draw:style-name="gr10" draw:text-style-name="P6" draw:layer="layout" svg:width="0.593cm" svg:height="18.683cm" svg:x="3.922cm" svg:y="3.81cm" svg:viewBox="0 0 594 18684" draw:points="0,0 594,0 594,18684 0,18684">
          <text:p/>
        </draw:polygon>
        <draw:polygon draw:style-name="gr10" draw:text-style-name="P6" draw:layer="layout" svg:width="0.593cm" svg:height="18.683cm" svg:x="4.515cm" svg:y="3.81cm" svg:viewBox="0 0 594 18684" draw:points="0,0 594,0 594,18684 0,18684">
          <text:p/>
        </draw:polygon>
        <draw:polygon draw:style-name="gr9" draw:text-style-name="P3" draw:layer="layout" svg:width="0.592cm" svg:height="18.683cm" svg:x="5.108cm" svg:y="3.81cm" svg:viewBox="0 0 593 18684" draw:points="0,0 593,0 593,18684 0,18684">
          <text:p/>
        </draw:polygon>
        <draw:polygon draw:style-name="gr9" draw:text-style-name="P3" draw:layer="layout" svg:width="0.593cm" svg:height="18.683cm" svg:x="5.7cm" svg:y="3.81cm" svg:viewBox="0 0 594 18684" draw:points="0,0 594,0 594,18684 0,18684">
          <text:p/>
        </draw:polygon>
        <draw:polygon draw:style-name="gr9" draw:text-style-name="P3" draw:layer="layout" svg:width="0.593cm" svg:height="18.683cm" svg:x="6.293cm" svg:y="3.81cm" svg:viewBox="0 0 594 18684" draw:points="0,0 594,0 594,18684 0,18684">
          <text:p/>
        </draw:polygon>
        <draw:polygon draw:style-name="gr9" draw:text-style-name="P3" draw:layer="layout" svg:width="0.592cm" svg:height="18.683cm" svg:x="6.886cm" svg:y="3.81cm" svg:viewBox="0 0 593 18684" draw:points="0,0 593,0 593,18684 0,18684">
          <text:p/>
        </draw:polygon>
        <draw:polygon draw:style-name="gr9" draw:text-style-name="P3" draw:layer="layout" svg:width="0.593cm" svg:height="18.683cm" svg:x="7.478cm" svg:y="3.81cm" svg:viewBox="0 0 594 18684" draw:points="0,0 594,0 594,18684 0,18684">
          <text:p/>
        </draw:polygon>
        <draw:polygon draw:style-name="gr10" draw:text-style-name="P6" draw:layer="layout" svg:width="0.593cm" svg:height="18.683cm" svg:x="8.071cm" svg:y="3.81cm" svg:viewBox="0 0 594 18684" draw:points="0,0 594,0 594,18684 0,18684">
          <text:p/>
        </draw:polygon>
        <draw:line draw:style-name="gr11" draw:text-style-name="P1" draw:layer="layout" svg:x1="5.108cm" svg:y1="3.81cm" svg:x2="5.108cm" svg:y2="22.493cm">
          <text:p/>
        </draw:line>
        <draw:polygon draw:style-name="gr10" draw:text-style-name="P6" draw:layer="layout" svg:width="0.592cm" svg:height="18.683cm" svg:x="8.664cm" svg:y="3.81cm" svg:viewBox="0 0 593 18684" draw:points="0,0 593,0 593,18684 0,18684">
          <text:p/>
        </draw:polygon>
        <draw:polygon draw:style-name="gr9" draw:text-style-name="P3" draw:layer="layout" svg:width="0.593cm" svg:height="18.683cm" svg:x="9.256cm" svg:y="3.81cm" svg:viewBox="0 0 594 18684" draw:points="0,0 594,0 594,18684 0,18684">
          <text:p/>
        </draw:polygon>
        <draw:polygon draw:style-name="gr9" draw:text-style-name="P3" draw:layer="layout" svg:width="0.593cm" svg:height="18.683cm" svg:x="9.849cm" svg:y="3.81cm" svg:viewBox="0 0 594 18684" draw:points="0,0 594,0 594,18684 0,18684">
          <text:p/>
        </draw:polygon>
        <draw:polygon draw:style-name="gr9" draw:text-style-name="P3" draw:layer="layout" svg:width="0.592cm" svg:height="18.683cm" svg:x="10.442cm" svg:y="3.81cm" svg:viewBox="0 0 593 18684" draw:points="0,0 593,0 593,18684 0,18684">
          <text:p/>
        </draw:polygon>
        <draw:polygon draw:style-name="gr9" draw:text-style-name="P3" draw:layer="layout" svg:width="0.593cm" svg:height="18.683cm" svg:x="11.034cm" svg:y="3.81cm" svg:viewBox="0 0 594 18684" draw:points="0,0 594,0 594,18684 0,18684">
          <text:p/>
        </draw:polygon>
        <draw:polygon draw:style-name="gr9" draw:text-style-name="P3" draw:layer="layout" svg:width="0.593cm" svg:height="18.683cm" svg:x="11.627cm" svg:y="3.81cm" svg:viewBox="0 0 594 18684" draw:points="0,0 594,0 594,18684 0,18684">
          <text:p/>
        </draw:polygon>
        <draw:polygon draw:style-name="gr10" draw:text-style-name="P6" draw:layer="layout" svg:width="0.592cm" svg:height="18.683cm" svg:x="12.22cm" svg:y="3.81cm" svg:viewBox="0 0 593 18684" draw:points="0,0 593,0 593,18684 0,18684">
          <text:p/>
        </draw:polygon>
        <draw:line draw:style-name="gr11" draw:text-style-name="P1" draw:layer="layout" svg:x1="9.256cm" svg:y1="3.81cm" svg:x2="9.256cm" svg:y2="22.493cm">
          <text:p/>
        </draw:line>
        <draw:polygon draw:style-name="gr10" draw:text-style-name="P6" draw:layer="layout" svg:width="0.593cm" svg:height="18.683cm" svg:x="12.812cm" svg:y="3.81cm" svg:viewBox="0 0 594 18684" draw:points="0,0 594,0 594,18684 0,18684">
          <text:p/>
        </draw:polygon>
        <draw:polygon draw:style-name="gr9" draw:text-style-name="P3" draw:layer="layout" svg:width="0.593cm" svg:height="18.683cm" svg:x="13.405cm" svg:y="3.81cm" svg:viewBox="0 0 594 18684" draw:points="0,0 594,0 594,18684 0,18684">
          <text:p/>
        </draw:polygon>
        <draw:polygon draw:style-name="gr9" draw:text-style-name="P3" draw:layer="layout" svg:width="0.592cm" svg:height="18.683cm" svg:x="13.998cm" svg:y="3.81cm" svg:viewBox="0 0 593 18684" draw:points="0,0 593,0 593,18684 0,18684">
          <text:p/>
        </draw:polygon>
        <draw:polygon draw:style-name="gr9" draw:text-style-name="P3" draw:layer="layout" svg:width="0.593cm" svg:height="18.683cm" svg:x="14.59cm" svg:y="3.81cm" svg:viewBox="0 0 594 18684" draw:points="0,0 594,0 594,18684 0,18684">
          <text:p/>
        </draw:polygon>
        <draw:polygon draw:style-name="gr9" draw:text-style-name="P3" draw:layer="layout" svg:width="0.593cm" svg:height="18.683cm" svg:x="15.183cm" svg:y="3.81cm" svg:viewBox="0 0 594 18684" draw:points="0,0 594,0 594,18684 0,18684">
          <text:p/>
        </draw:polygon>
        <draw:polygon draw:style-name="gr9" draw:text-style-name="P3" draw:layer="layout" svg:width="0.592cm" svg:height="18.683cm" svg:x="15.776cm" svg:y="3.81cm" svg:viewBox="0 0 593 18684" draw:points="0,0 593,0 593,18684 0,18684">
          <text:p/>
        </draw:polygon>
        <draw:polygon draw:style-name="gr10" draw:text-style-name="P6" draw:layer="layout" svg:width="0.593cm" svg:height="18.683cm" svg:x="16.368cm" svg:y="3.81cm" svg:viewBox="0 0 594 18684" draw:points="0,0 594,0 594,18684 0,18684">
          <text:p/>
        </draw:polygon>
        <draw:line draw:style-name="gr11" draw:text-style-name="P1" draw:layer="layout" svg:x1="13.405cm" svg:y1="3.81cm" svg:x2="13.405cm" svg:y2="22.493cm">
          <text:p/>
        </draw:line>
        <draw:polygon draw:style-name="gr10" draw:text-style-name="P6" draw:layer="layout" svg:width="0.593cm" svg:height="18.683cm" svg:x="16.961cm" svg:y="3.81cm" svg:viewBox="0 0 594 18684" draw:points="0,0 594,0 594,18684 0,18684">
          <text:p/>
        </draw:polygon>
        <draw:polygon draw:style-name="gr13" draw:text-style-name="P7" draw:layer="layout" svg:width="0.592cm" svg:height="18.683cm" svg:x="17.554cm" svg:y="3.81cm" svg:viewBox="0 0 593 18684" draw:points="0,0 593,0 593,18684 0,18684">
          <text:p/>
        </draw:polygon>
        <draw:polygon draw:style-name="gr9" draw:text-style-name="P3" draw:layer="layout" svg:width="0.593cm" svg:height="18.683cm" svg:x="18.146cm" svg:y="3.81cm" svg:viewBox="0 0 594 18684" draw:points="0,0 594,0 594,18684 0,18684">
          <text:p/>
        </draw:polygon>
        <draw:polygon draw:style-name="gr9" draw:text-style-name="P3" draw:layer="layout" svg:width="0.593cm" svg:height="18.683cm" svg:x="18.739cm" svg:y="3.81cm" svg:viewBox="0 0 594 18684" draw:points="0,0 594,0 594,18684 0,18684">
          <text:p/>
        </draw:polygon>
        <draw:polygon draw:style-name="gr9" draw:text-style-name="P3" draw:layer="layout" svg:width="0.592cm" svg:height="18.683cm" svg:x="19.332cm" svg:y="3.81cm" svg:viewBox="0 0 593 18684" draw:points="0,0 593,0 593,18684 0,18684">
          <text:p/>
        </draw:polygon>
        <draw:polygon draw:style-name="gr9" draw:text-style-name="P3" draw:layer="layout" svg:width="0.593cm" svg:height="18.683cm" svg:x="19.924cm" svg:y="3.81cm" svg:viewBox="0 0 594 18684" draw:points="0,0 594,0 594,18684 0,18684">
          <text:p/>
        </draw:polygon>
        <draw:polygon draw:style-name="gr10" draw:text-style-name="P6" draw:layer="layout" svg:width="0.593cm" svg:height="18.683cm" svg:x="20.517cm" svg:y="3.81cm" svg:viewBox="0 0 594 18684" draw:points="0,0 594,0 594,18684 0,18684">
          <text:p/>
        </draw:polygon>
        <draw:line draw:style-name="gr11" draw:text-style-name="P1" draw:layer="layout" svg:x1="17.554cm" svg:y1="3.81cm" svg:x2="17.554cm" svg:y2="22.493cm">
          <text:p/>
        </draw:line>
        <draw:polygon draw:style-name="gr10" draw:text-style-name="P6" draw:layer="layout" svg:width="0.592cm" svg:height="18.683cm" svg:x="21.11cm" svg:y="3.81cm" svg:viewBox="0 0 593 18684" draw:points="0,0 593,0 593,18684 0,18684">
          <text:p/>
        </draw:polygon>
        <draw:polygon draw:style-name="gr9" draw:text-style-name="P3" draw:layer="layout" svg:width="0.593cm" svg:height="18.683cm" svg:x="21.702cm" svg:y="3.81cm" svg:viewBox="0 0 594 18684" draw:points="0,0 594,0 594,18684 0,18684">
          <text:p/>
        </draw:polygon>
        <draw:polygon draw:style-name="gr9" draw:text-style-name="P3" draw:layer="layout" svg:width="0.593cm" svg:height="18.683cm" svg:x="22.295cm" svg:y="3.81cm" svg:viewBox="0 0 594 18684" draw:points="0,0 594,0 594,18684 0,18684">
          <text:p/>
        </draw:polygon>
        <draw:polygon draw:style-name="gr9" draw:text-style-name="P3" draw:layer="layout" svg:width="0.592cm" svg:height="18.683cm" svg:x="22.888cm" svg:y="3.81cm" svg:viewBox="0 0 593 18684" draw:points="0,0 593,0 593,18684 0,18684">
          <text:p/>
        </draw:polygon>
        <draw:polygon draw:style-name="gr9" draw:text-style-name="P3" draw:layer="layout" svg:width="0.593cm" svg:height="18.683cm" svg:x="23.48cm" svg:y="3.81cm" svg:viewBox="0 0 594 18684" draw:points="0,0 594,0 594,18684 0,18684">
          <text:p/>
        </draw:polygon>
        <draw:polygon draw:style-name="gr9" draw:text-style-name="P3" draw:layer="layout" svg:width="0.593cm" svg:height="18.683cm" svg:x="24.073cm" svg:y="3.81cm" svg:viewBox="0 0 594 18684" draw:points="0,0 594,0 594,18684 0,18684">
          <text:p/>
        </draw:polygon>
        <draw:polygon draw:style-name="gr10" draw:text-style-name="P6" draw:layer="layout" svg:width="0.592cm" svg:height="18.683cm" svg:x="24.666cm" svg:y="3.81cm" svg:viewBox="0 0 593 18684" draw:points="0,0 593,0 593,18684 0,18684">
          <text:p/>
        </draw:polygon>
        <draw:line draw:style-name="gr11" draw:text-style-name="P1" draw:layer="layout" svg:x1="21.702cm" svg:y1="3.81cm" svg:x2="21.702cm" svg:y2="22.493cm">
          <text:p/>
        </draw:line>
        <draw:polygon draw:style-name="gr10" draw:text-style-name="P6" draw:layer="layout" svg:width="0.593cm" svg:height="18.683cm" svg:x="25.258cm" svg:y="3.81cm" svg:viewBox="0 0 594 18684" draw:points="0,0 594,0 594,18684 0,18684">
          <text:p/>
        </draw:polygon>
        <draw:polygon draw:style-name="gr9" draw:text-style-name="P3" draw:layer="layout" svg:width="0.593cm" svg:height="18.683cm" svg:x="25.851cm" svg:y="3.81cm" svg:viewBox="0 0 594 18684" draw:points="0,0 594,0 594,18684 0,18684">
          <text:p/>
        </draw:polygon>
        <draw:polygon draw:style-name="gr9" draw:text-style-name="P3" draw:layer="layout" svg:width="0.592cm" svg:height="18.683cm" svg:x="26.444cm" svg:y="3.81cm" svg:viewBox="0 0 593 18684" draw:points="0,0 593,0 593,18684 0,18684">
          <text:p/>
        </draw:polygon>
        <draw:polygon draw:style-name="gr9" draw:text-style-name="P3" draw:layer="layout" svg:width="0.593cm" svg:height="18.683cm" svg:x="27.036cm" svg:y="3.81cm" svg:viewBox="0 0 594 18684" draw:points="0,0 594,0 594,18684 0,18684">
          <text:p/>
        </draw:polygon>
        <draw:polygon draw:style-name="gr9" draw:text-style-name="P3" draw:layer="layout" svg:width="0.593cm" svg:height="18.683cm" svg:x="27.629cm" svg:y="3.81cm" svg:viewBox="0 0 594 18684" draw:points="0,0 594,0 594,18684 0,18684">
          <text:p/>
        </draw:polygon>
        <draw:polygon draw:style-name="gr9" draw:text-style-name="P3" draw:layer="layout" svg:width="0.592cm" svg:height="18.683cm" svg:x="28.222cm" svg:y="3.81cm" svg:viewBox="0 0 593 18684" draw:points="0,0 593,0 593,18684 0,18684">
          <text:p/>
        </draw:polygon>
        <draw:polygon draw:style-name="gr10" draw:text-style-name="P6" draw:layer="layout" svg:width="0.593cm" svg:height="18.683cm" svg:x="28.814cm" svg:y="3.81cm" svg:viewBox="0 0 594 18684" draw:points="0,0 594,0 594,18684 0,18684">
          <text:p/>
        </draw:polygon>
        <draw:line draw:style-name="gr11" draw:text-style-name="P1" draw:layer="layout" svg:x1="25.851cm" svg:y1="3.81cm" svg:x2="25.851cm" svg:y2="22.493cm">
          <text:p/>
        </draw:line>
        <draw:polygon draw:style-name="gr10" draw:text-style-name="P6" draw:layer="layout" svg:width="0.593cm" svg:height="18.683cm" svg:x="29.407cm" svg:y="3.81cm" svg:viewBox="0 0 594 18684" draw:points="0,0 594,0 594,18684 0,18684">
          <text:p/>
        </draw:polygon>
        <draw:polygon draw:style-name="gr9" draw:text-style-name="P3" draw:layer="layout" svg:width="0.592cm" svg:height="18.683cm" svg:x="30cm" svg:y="3.81cm" svg:viewBox="0 0 593 18684" draw:points="0,0 593,0 593,18684 0,18684">
          <text:p/>
        </draw:polygon>
        <draw:polygon draw:style-name="gr9" draw:text-style-name="P3" draw:layer="layout" svg:width="0.593cm" svg:height="18.683cm" svg:x="30.592cm" svg:y="3.81cm" svg:viewBox="0 0 594 18684" draw:points="0,0 594,0 594,18684 0,18684">
          <text:p/>
        </draw:polygon>
        <draw:polygon draw:style-name="gr9" draw:text-style-name="P3" draw:layer="layout" svg:width="0.593cm" svg:height="18.683cm" svg:x="31.185cm" svg:y="3.81cm" svg:viewBox="0 0 594 18684" draw:points="0,0 594,0 594,18684 0,18684">
          <text:p/>
        </draw:polygon>
        <draw:polygon draw:style-name="gr9" draw:text-style-name="P3" draw:layer="layout" svg:width="0.592cm" svg:height="18.683cm" svg:x="31.778cm" svg:y="3.81cm" svg:viewBox="0 0 593 18684" draw:points="0,0 593,0 593,18684 0,18684">
          <text:p/>
        </draw:polygon>
        <draw:polygon draw:style-name="gr9" draw:text-style-name="P3" draw:layer="layout" svg:width="0.593cm" svg:height="18.683cm" svg:x="32.37cm" svg:y="3.81cm" svg:viewBox="0 0 594 18684" draw:points="0,0 594,0 594,18684 0,18684">
          <text:p/>
        </draw:polygon>
        <draw:polygon draw:style-name="gr10" draw:text-style-name="P6" draw:layer="layout" svg:width="0.593cm" svg:height="18.683cm" svg:x="32.963cm" svg:y="3.81cm" svg:viewBox="0 0 594 18684" draw:points="0,0 594,0 594,18684 0,18684">
          <text:p/>
        </draw:polygon>
        <draw:line draw:style-name="gr11" draw:text-style-name="P1" draw:layer="layout" svg:x1="30cm" svg:y1="3.81cm" svg:x2="30cm" svg:y2="22.493cm">
          <text:p/>
        </draw:line>
        <draw:polygon draw:style-name="gr10" draw:text-style-name="P6" draw:layer="layout" svg:width="0.592cm" svg:height="18.683cm" svg:x="33.556cm" svg:y="3.81cm" svg:viewBox="0 0 593 18684" draw:points="0,0 593,0 593,18684 0,18684">
          <text:p/>
        </draw:polygon>
        <draw:polygon draw:style-name="gr9" draw:text-style-name="P3" draw:layer="layout" svg:width="0.593cm" svg:height="18.683cm" svg:x="34.148cm" svg:y="3.81cm" svg:viewBox="0 0 594 18684" draw:points="0,0 594,0 594,18684 0,18684">
          <text:p/>
        </draw:polygon>
        <draw:polygon draw:style-name="gr9" draw:text-style-name="P3" draw:layer="layout" svg:width="0.593cm" svg:height="18.683cm" svg:x="34.741cm" svg:y="3.81cm" svg:viewBox="0 0 594 18684" draw:points="0,0 594,0 594,18684 0,18684">
          <text:p/>
        </draw:polygon>
        <draw:polygon draw:style-name="gr9" draw:text-style-name="P3" draw:layer="layout" svg:width="0.592cm" svg:height="18.683cm" svg:x="35.334cm" svg:y="3.81cm" svg:viewBox="0 0 593 18684" draw:points="0,0 593,0 593,18684 0,18684">
          <text:p/>
        </draw:polygon>
        <draw:polygon draw:style-name="gr9" draw:text-style-name="P3" draw:layer="layout" svg:width="0.593cm" svg:height="18.683cm" svg:x="35.926cm" svg:y="3.81cm" svg:viewBox="0 0 594 18684" draw:points="0,0 594,0 594,18684 0,18684">
          <text:p/>
        </draw:polygon>
        <draw:polygon draw:style-name="gr9" draw:text-style-name="P3" draw:layer="layout" svg:width="0.593cm" svg:height="18.683cm" svg:x="36.519cm" svg:y="3.81cm" svg:viewBox="0 0 594 18684" draw:points="0,0 594,0 594,18684 0,18684">
          <text:p/>
        </draw:polygon>
        <draw:polygon draw:style-name="gr10" draw:text-style-name="P6" draw:layer="layout" svg:width="0.592cm" svg:height="18.683cm" svg:x="37.112cm" svg:y="3.81cm" svg:viewBox="0 0 593 18684" draw:points="0,0 593,0 593,18684 0,18684">
          <text:p/>
        </draw:polygon>
        <draw:line draw:style-name="gr11" draw:text-style-name="P1" draw:layer="layout" svg:x1="34.148cm" svg:y1="3.81cm" svg:x2="34.148cm" svg:y2="22.493cm">
          <text:p/>
        </draw:line>
        <draw:polygon draw:style-name="gr10" draw:text-style-name="P6" draw:layer="layout" svg:width="0.593cm" svg:height="18.683cm" svg:x="37.704cm" svg:y="3.81cm" svg:viewBox="0 0 594 18684" draw:points="0,0 594,0 594,18684 0,18684">
          <text:p/>
        </draw:polygon>
        <draw:polygon draw:style-name="gr13" draw:text-style-name="P7" draw:layer="layout" svg:width="0.593cm" svg:height="18.683cm" svg:x="38.297cm" svg:y="3.81cm" svg:viewBox="0 0 594 18684" draw:points="0,0 594,0 594,18684 0,18684">
          <text:p/>
        </draw:polygon>
        <draw:polygon draw:style-name="gr9" draw:text-style-name="P3" draw:layer="layout" svg:width="0.592cm" svg:height="18.683cm" svg:x="38.89cm" svg:y="3.81cm" svg:viewBox="0 0 593 18684" draw:points="0,0 593,0 593,18684 0,18684">
          <text:p/>
        </draw:polygon>
        <draw:polygon draw:style-name="gr9" draw:text-style-name="P3" draw:layer="layout" svg:width="0.593cm" svg:height="18.683cm" svg:x="39.482cm" svg:y="3.81cm" svg:viewBox="0 0 594 18684" draw:points="0,0 594,0 594,18684 0,18684">
          <text:p/>
        </draw:polygon>
        <draw:polygon draw:style-name="gr9" draw:text-style-name="P3" draw:layer="layout" svg:width="0.593cm" svg:height="18.683cm" svg:x="40.075cm" svg:y="3.81cm" svg:viewBox="0 0 594 18684" draw:points="0,0 594,0 594,18684 0,18684">
          <text:p/>
        </draw:polygon>
        <draw:polygon draw:style-name="gr9" draw:text-style-name="P3" draw:layer="layout" svg:width="0.592cm" svg:height="18.683cm" svg:x="40.668cm" svg:y="3.81cm" svg:viewBox="0 0 593 18684" draw:points="0,0 593,0 593,18684 0,18684">
          <text:p/>
        </draw:polygon>
        <draw:polygon draw:style-name="gr10" draw:text-style-name="P6" draw:layer="layout" svg:width="0.593cm" svg:height="18.683cm" svg:x="41.26cm" svg:y="3.81cm" svg:viewBox="0 0 594 18684" draw:points="0,0 594,0 594,18684 0,18684">
          <text:p/>
        </draw:polygon>
        <draw:line draw:style-name="gr11" draw:text-style-name="P1" draw:layer="layout" svg:x1="38.297cm" svg:y1="3.81cm" svg:x2="38.297cm" svg:y2="22.493cm">
          <text:p/>
        </draw:line>
        <draw:polygon draw:style-name="gr10" draw:text-style-name="P6" draw:layer="layout" svg:width="0.593cm" svg:height="18.683cm" svg:x="41.853cm" svg:y="3.81cm" svg:viewBox="0 0 594 18684" draw:points="0,0 594,0 594,18684 0,18684">
          <text:p/>
        </draw:polygon>
        <draw:polygon draw:style-name="gr9" draw:text-style-name="P3" draw:layer="layout" svg:width="0.592cm" svg:height="18.683cm" svg:x="42.446cm" svg:y="3.81cm" svg:viewBox="0 0 593 18684" draw:points="0,0 593,0 593,18684 0,18684">
          <text:p/>
        </draw:polygon>
        <draw:polygon draw:style-name="gr9" draw:text-style-name="P3" draw:layer="layout" svg:width="0.593cm" svg:height="18.683cm" svg:x="43.038cm" svg:y="3.81cm" svg:viewBox="0 0 594 18684" draw:points="0,0 594,0 594,18684 0,18684">
          <text:p/>
        </draw:polygon>
        <draw:polygon draw:style-name="gr9" draw:text-style-name="P3" draw:layer="layout" svg:width="0.593cm" svg:height="18.683cm" svg:x="43.631cm" svg:y="3.81cm" svg:viewBox="0 0 594 18684" draw:points="0,0 594,0 594,18684 0,18684">
          <text:p/>
        </draw:polygon>
        <draw:polygon draw:style-name="gr9" draw:text-style-name="P3" draw:layer="layout" svg:width="0.592cm" svg:height="18.683cm" svg:x="44.224cm" svg:y="3.81cm" svg:viewBox="0 0 593 18684" draw:points="0,0 593,0 593,18684 0,18684">
          <text:p/>
        </draw:polygon>
        <draw:polygon draw:style-name="gr9" draw:text-style-name="P3" draw:layer="layout" svg:width="0.593cm" svg:height="18.683cm" svg:x="44.816cm" svg:y="3.81cm" svg:viewBox="0 0 594 18684" draw:points="0,0 594,0 594,18684 0,18684">
          <text:p/>
        </draw:polygon>
        <draw:polygon draw:style-name="gr10" draw:text-style-name="P6" draw:layer="layout" svg:width="0.593cm" svg:height="18.683cm" svg:x="45.409cm" svg:y="3.81cm" svg:viewBox="0 0 594 18684" draw:points="0,0 594,0 594,18684 0,18684">
          <text:p/>
        </draw:polygon>
        <draw:line draw:style-name="gr11" draw:text-style-name="P1" draw:layer="layout" svg:x1="42.446cm" svg:y1="3.81cm" svg:x2="42.446cm" svg:y2="22.493cm">
          <text:p/>
        </draw:line>
        <draw:polygon draw:style-name="gr10" draw:text-style-name="P6" draw:layer="layout" svg:width="0.592cm" svg:height="18.683cm" svg:x="46.002cm" svg:y="3.81cm" svg:viewBox="0 0 593 18684" draw:points="0,0 593,0 593,18684 0,18684">
          <text:p/>
        </draw:polygon>
        <draw:polygon draw:style-name="gr9" draw:text-style-name="P3" draw:layer="layout" svg:width="0.593cm" svg:height="18.683cm" svg:x="46.594cm" svg:y="3.81cm" svg:viewBox="0 0 594 18684" draw:points="0,0 594,0 594,18684 0,18684">
          <text:p/>
        </draw:polygon>
        <draw:polygon draw:style-name="gr9" draw:text-style-name="P3" draw:layer="layout" svg:width="0.593cm" svg:height="18.683cm" svg:x="47.187cm" svg:y="3.81cm" svg:viewBox="0 0 594 18684" draw:points="0,0 594,0 594,18684 0,18684">
          <text:p/>
        </draw:polygon>
        <draw:polygon draw:style-name="gr9" draw:text-style-name="P3" draw:layer="layout" svg:width="0.592cm" svg:height="18.683cm" svg:x="47.78cm" svg:y="3.81cm" svg:viewBox="0 0 593 18684" draw:points="0,0 593,0 593,18684 0,18684">
          <text:p/>
        </draw:polygon>
        <draw:polygon draw:style-name="gr9" draw:text-style-name="P3" draw:layer="layout" svg:width="0.593cm" svg:height="18.683cm" svg:x="48.372cm" svg:y="3.81cm" svg:viewBox="0 0 594 18684" draw:points="0,0 594,0 594,18684 0,18684">
          <text:p/>
        </draw:polygon>
        <draw:polygon draw:style-name="gr9" draw:text-style-name="P3" draw:layer="layout" svg:width="0.593cm" svg:height="18.683cm" svg:x="48.965cm" svg:y="3.81cm" svg:viewBox="0 0 594 18684" draw:points="0,0 594,0 594,18684 0,18684">
          <text:p/>
        </draw:polygon>
        <draw:polygon draw:style-name="gr10" draw:text-style-name="P6" draw:layer="layout" svg:width="0.592cm" svg:height="18.683cm" svg:x="49.558cm" svg:y="3.81cm" svg:viewBox="0 0 593 18684" draw:points="0,0 593,0 593,18684 0,18684">
          <text:p/>
        </draw:polygon>
        <draw:line draw:style-name="gr11" draw:text-style-name="P1" draw:layer="layout" svg:x1="46.594cm" svg:y1="3.81cm" svg:x2="46.594cm" svg:y2="22.493cm">
          <text:p/>
        </draw:line>
        <draw:polygon draw:style-name="gr10" draw:text-style-name="P6" draw:layer="layout" svg:width="0.593cm" svg:height="18.683cm" svg:x="50.15cm" svg:y="3.81cm" svg:viewBox="0 0 594 18684" draw:points="0,0 594,0 594,18684 0,18684">
          <text:p/>
        </draw:polygon>
        <draw:polygon draw:style-name="gr9" draw:text-style-name="P3" draw:layer="layout" svg:width="0.593cm" svg:height="18.683cm" svg:x="50.743cm" svg:y="3.81cm" svg:viewBox="0 0 594 18684" draw:points="0,0 594,0 594,18684 0,18684">
          <text:p/>
        </draw:polygon>
        <draw:polygon draw:style-name="gr9" draw:text-style-name="P3" draw:layer="layout" svg:width="0.592cm" svg:height="18.683cm" svg:x="51.336cm" svg:y="3.81cm" svg:viewBox="0 0 593 18684" draw:points="0,0 593,0 593,18684 0,18684">
          <text:p/>
        </draw:polygon>
        <draw:polygon draw:style-name="gr9" draw:text-style-name="P3" draw:layer="layout" svg:width="0.593cm" svg:height="18.683cm" svg:x="51.928cm" svg:y="3.81cm" svg:viewBox="0 0 594 18684" draw:points="0,0 594,0 594,18684 0,18684">
          <text:p/>
        </draw:polygon>
        <draw:polygon draw:style-name="gr9" draw:text-style-name="P3" draw:layer="layout" svg:width="0.593cm" svg:height="18.683cm" svg:x="52.521cm" svg:y="3.81cm" svg:viewBox="0 0 594 18684" draw:points="0,0 594,0 594,18684 0,18684">
          <text:p/>
        </draw:polygon>
        <draw:polygon draw:style-name="gr9" draw:text-style-name="P3" draw:layer="layout" svg:width="0.592cm" svg:height="18.683cm" svg:x="53.114cm" svg:y="3.81cm" svg:viewBox="0 0 593 18684" draw:points="0,0 593,0 593,18684 0,18684">
          <text:p/>
        </draw:polygon>
        <draw:polygon draw:style-name="gr10" draw:text-style-name="P6" draw:layer="layout" svg:width="0.593cm" svg:height="18.683cm" svg:x="53.706cm" svg:y="3.81cm" svg:viewBox="0 0 594 18684" draw:points="0,0 594,0 594,18684 0,18684">
          <text:p/>
        </draw:polygon>
        <draw:line draw:style-name="gr11" draw:text-style-name="P1" draw:layer="layout" svg:x1="50.743cm" svg:y1="3.81cm" svg:x2="50.743cm" svg:y2="22.493cm">
          <text:p/>
        </draw:line>
        <draw:polygon draw:style-name="gr10" draw:text-style-name="P6" draw:layer="layout" svg:width="0.593cm" svg:height="18.683cm" svg:x="54.299cm" svg:y="3.81cm" svg:viewBox="0 0 594 18684" draw:points="0,0 594,0 594,18684 0,18684">
          <text:p/>
        </draw:polygon>
        <draw:polygon draw:style-name="gr9" draw:text-style-name="P3" draw:layer="layout" svg:width="0.592cm" svg:height="18.683cm" svg:x="54.892cm" svg:y="3.81cm" svg:viewBox="0 0 593 18684" draw:points="0,0 593,0 593,18684 0,18684">
          <text:p/>
        </draw:polygon>
        <draw:polygon draw:style-name="gr9" draw:text-style-name="P3" draw:layer="layout" svg:width="0.593cm" svg:height="18.683cm" svg:x="55.484cm" svg:y="3.81cm" svg:viewBox="0 0 594 18684" draw:points="0,0 594,0 594,18684 0,18684">
          <text:p/>
        </draw:polygon>
        <draw:polygon draw:style-name="gr9" draw:text-style-name="P3" draw:layer="layout" svg:width="0.593cm" svg:height="18.683cm" svg:x="56.077cm" svg:y="3.81cm" svg:viewBox="0 0 594 18684" draw:points="0,0 594,0 594,18684 0,18684">
          <text:p/>
        </draw:polygon>
        <draw:polygon draw:style-name="gr9" draw:text-style-name="P3" draw:layer="layout" svg:width="0.592cm" svg:height="18.683cm" svg:x="56.67cm" svg:y="3.81cm" svg:viewBox="0 0 593 18684" draw:points="0,0 593,0 593,18684 0,18684">
          <text:p/>
        </draw:polygon>
        <draw:polygon draw:style-name="gr9" draw:text-style-name="P3" draw:layer="layout" svg:width="0.593cm" svg:height="18.683cm" svg:x="57.262cm" svg:y="3.81cm" svg:viewBox="0 0 594 18684" draw:points="0,0 594,0 594,18684 0,18684">
          <text:p/>
        </draw:polygon>
        <draw:polygon draw:style-name="gr10" draw:text-style-name="P6" draw:layer="layout" svg:width="0.593cm" svg:height="18.683cm" svg:x="57.855cm" svg:y="3.81cm" svg:viewBox="0 0 594 18684" draw:points="0,0 594,0 594,18684 0,18684">
          <text:p/>
        </draw:polygon>
        <draw:line draw:style-name="gr11" draw:text-style-name="P1" draw:layer="layout" svg:x1="54.892cm" svg:y1="3.81cm" svg:x2="54.892cm" svg:y2="22.493cm">
          <text:p/>
        </draw:line>
        <draw:polygon draw:style-name="gr10" draw:text-style-name="P6" draw:layer="layout" svg:width="0.592cm" svg:height="18.683cm" svg:x="58.448cm" svg:y="3.81cm" svg:viewBox="0 0 593 18684" draw:points="0,0 593,0 593,18684 0,18684">
          <text:p/>
        </draw:polygon>
        <draw:polygon draw:style-name="gr9" draw:text-style-name="P3" draw:layer="layout" svg:width="0.593cm" svg:height="18.683cm" svg:x="59.04cm" svg:y="3.81cm" svg:viewBox="0 0 594 18684" draw:points="0,0 594,0 594,18684 0,18684">
          <text:p/>
        </draw:polygon>
        <draw:polygon draw:style-name="gr9" draw:text-style-name="P3" draw:layer="layout" svg:width="0.593cm" svg:height="18.683cm" svg:x="59.633cm" svg:y="3.81cm" svg:viewBox="0 0 594 18684" draw:points="0,0 594,0 594,18684 0,18684">
          <text:p/>
        </draw:polygon>
        <draw:polygon draw:style-name="gr9" draw:text-style-name="P3" draw:layer="layout" svg:width="0.592cm" svg:height="18.683cm" svg:x="60.226cm" svg:y="3.81cm" svg:viewBox="0 0 593 18684" draw:points="0,0 593,0 593,18684 0,18684">
          <text:p/>
        </draw:polygon>
        <draw:polygon draw:style-name="gr9" draw:text-style-name="P3" draw:layer="layout" svg:width="0.593cm" svg:height="18.683cm" svg:x="60.818cm" svg:y="3.81cm" svg:viewBox="0 0 594 18684" draw:points="0,0 594,0 594,18684 0,18684">
          <text:p/>
        </draw:polygon>
        <draw:polygon draw:style-name="gr9" draw:text-style-name="P3" draw:layer="layout" svg:width="0.593cm" svg:height="18.683cm" svg:x="61.411cm" svg:y="3.81cm" svg:viewBox="0 0 594 18684" draw:points="0,0 594,0 594,18684 0,18684">
          <text:p/>
        </draw:polygon>
        <draw:polygon draw:style-name="gr10" draw:text-style-name="P6" draw:layer="layout" svg:width="0.592cm" svg:height="18.683cm" svg:x="62.004cm" svg:y="3.81cm" svg:viewBox="0 0 593 18684" draw:points="0,0 593,0 593,18684 0,18684">
          <text:p/>
        </draw:polygon>
        <draw:line draw:style-name="gr11" draw:text-style-name="P1" draw:layer="layout" svg:x1="59.04cm" svg:y1="3.81cm" svg:x2="59.04cm" svg:y2="22.493cm">
          <text:p/>
        </draw:line>
        <draw:polygon draw:style-name="gr10" draw:text-style-name="P6" draw:layer="layout" svg:width="0.593cm" svg:height="18.683cm" svg:x="62.596cm" svg:y="3.81cm" svg:viewBox="0 0 594 18684" draw:points="0,0 594,0 594,18684 0,18684">
          <text:p/>
        </draw:polygon>
        <draw:polygon draw:style-name="gr9" draw:text-style-name="P3" draw:layer="layout" svg:width="0.593cm" svg:height="18.683cm" svg:x="63.189cm" svg:y="3.81cm" svg:viewBox="0 0 594 18684" draw:points="0,0 594,0 594,18684 0,18684">
          <text:p/>
        </draw:polygon>
        <draw:polygon draw:style-name="gr9" draw:text-style-name="P3" draw:layer="layout" svg:width="0.592cm" svg:height="18.683cm" svg:x="63.782cm" svg:y="3.81cm" svg:viewBox="0 0 593 18684" draw:points="0,0 593,0 593,18684 0,18684">
          <text:p/>
        </draw:polygon>
        <draw:polygon draw:style-name="gr9" draw:text-style-name="P3" draw:layer="layout" svg:width="0.593cm" svg:height="18.683cm" svg:x="64.374cm" svg:y="3.81cm" svg:viewBox="0 0 594 18684" draw:points="0,0 594,0 594,18684 0,18684">
          <text:p/>
        </draw:polygon>
        <draw:polygon draw:style-name="gr9" draw:text-style-name="P3" draw:layer="layout" svg:width="0.593cm" svg:height="18.683cm" svg:x="64.967cm" svg:y="3.81cm" svg:viewBox="0 0 594 18684" draw:points="0,0 594,0 594,18684 0,18684">
          <text:p/>
        </draw:polygon>
        <draw:polygon draw:style-name="gr9" draw:text-style-name="P3" draw:layer="layout" svg:width="0.592cm" svg:height="18.683cm" svg:x="65.56cm" svg:y="3.81cm" svg:viewBox="0 0 593 18684" draw:points="0,0 593,0 593,18684 0,18684">
          <text:p/>
        </draw:polygon>
        <draw:polygon draw:style-name="gr10" draw:text-style-name="P6" draw:layer="layout" svg:width="0.593cm" svg:height="18.683cm" svg:x="66.152cm" svg:y="3.81cm" svg:viewBox="0 0 594 18684" draw:points="0,0 594,0 594,18684 0,18684">
          <text:p/>
        </draw:polygon>
        <draw:line draw:style-name="gr11" draw:text-style-name="P1" draw:layer="layout" svg:x1="63.189cm" svg:y1="3.81cm" svg:x2="63.189cm" svg:y2="22.493cm">
          <text:p/>
        </draw:line>
        <draw:polygon draw:style-name="gr10" draw:text-style-name="P6" draw:layer="layout" svg:width="0.593cm" svg:height="18.683cm" svg:x="66.745cm" svg:y="3.81cm" svg:viewBox="0 0 594 18684" draw:points="0,0 594,0 594,18684 0,18684">
          <text:p/>
        </draw:polygon>
        <draw:polygon draw:style-name="gr9" draw:text-style-name="P3" draw:layer="layout" svg:width="0.592cm" svg:height="18.683cm" svg:x="67.338cm" svg:y="3.81cm" svg:viewBox="0 0 593 18684" draw:points="0,0 593,0 593,18684 0,18684">
          <text:p/>
        </draw:polygon>
        <draw:polygon draw:style-name="gr9" draw:text-style-name="P3" draw:layer="layout" svg:width="0.593cm" svg:height="18.683cm" svg:x="67.93cm" svg:y="3.81cm" svg:viewBox="0 0 594 18684" draw:points="0,0 594,0 594,18684 0,18684">
          <text:p/>
        </draw:polygon>
        <draw:polygon draw:style-name="gr9" draw:text-style-name="P3" draw:layer="layout" svg:width="0.593cm" svg:height="18.683cm" svg:x="68.523cm" svg:y="3.81cm" svg:viewBox="0 0 594 18684" draw:points="0,0 594,0 594,18684 0,18684">
          <text:p/>
        </draw:polygon>
        <draw:polygon draw:style-name="gr9" draw:text-style-name="P3" draw:layer="layout" svg:width="0.592cm" svg:height="18.683cm" svg:x="69.116cm" svg:y="3.81cm" svg:viewBox="0 0 593 18684" draw:points="0,0 593,0 593,18684 0,18684">
          <text:p/>
        </draw:polygon>
        <draw:polygon draw:style-name="gr9" draw:text-style-name="P3" draw:layer="layout" svg:width="0.593cm" svg:height="18.683cm" svg:x="69.708cm" svg:y="3.81cm" svg:viewBox="0 0 594 18684" draw:points="0,0 594,0 594,18684 0,18684">
          <text:p/>
        </draw:polygon>
        <draw:polygon draw:style-name="gr10" draw:text-style-name="P6" draw:layer="layout" svg:width="0.593cm" svg:height="18.683cm" svg:x="70.301cm" svg:y="3.81cm" svg:viewBox="0 0 594 18684" draw:points="0,0 594,0 594,18684 0,18684">
          <text:p/>
        </draw:polygon>
        <draw:line draw:style-name="gr11" draw:text-style-name="P1" draw:layer="layout" svg:x1="67.338cm" svg:y1="3.81cm" svg:x2="67.338cm" svg:y2="22.493cm">
          <text:p/>
        </draw:line>
        <draw:polygon draw:style-name="gr10" draw:text-style-name="P6" draw:layer="layout" svg:width="0.592cm" svg:height="18.683cm" svg:x="70.894cm" svg:y="3.81cm" svg:viewBox="0 0 593 18684" draw:points="0,0 593,0 593,18684 0,18684">
          <text:p/>
        </draw:polygon>
        <draw:polygon draw:style-name="gr9" draw:text-style-name="P3" draw:layer="layout" svg:width="0.593cm" svg:height="18.683cm" svg:x="71.486cm" svg:y="3.81cm" svg:viewBox="0 0 594 18684" draw:points="0,0 594,0 594,18684 0,18684">
          <text:p/>
        </draw:polygon>
        <draw:polygon draw:style-name="gr9" draw:text-style-name="P3" draw:layer="layout" svg:width="0.593cm" svg:height="18.683cm" svg:x="72.079cm" svg:y="3.81cm" svg:viewBox="0 0 594 18684" draw:points="0,0 594,0 594,18684 0,18684">
          <text:p/>
        </draw:polygon>
        <draw:polygon draw:style-name="gr9" draw:text-style-name="P3" draw:layer="layout" svg:width="0.592cm" svg:height="18.683cm" svg:x="72.672cm" svg:y="3.81cm" svg:viewBox="0 0 593 18684" draw:points="0,0 593,0 593,18684 0,18684">
          <text:p/>
        </draw:polygon>
        <draw:polygon draw:style-name="gr9" draw:text-style-name="P3" draw:layer="layout" svg:width="0.593cm" svg:height="18.683cm" svg:x="73.264cm" svg:y="3.81cm" svg:viewBox="0 0 594 18684" draw:points="0,0 594,0 594,18684 0,18684">
          <text:p/>
        </draw:polygon>
        <draw:polygon draw:style-name="gr9" draw:text-style-name="P3" draw:layer="layout" svg:width="0.593cm" svg:height="18.683cm" svg:x="73.857cm" svg:y="3.81cm" svg:viewBox="0 0 594 18684" draw:points="0,0 594,0 594,18684 0,18684">
          <text:p/>
        </draw:polygon>
        <draw:polygon draw:style-name="gr10" draw:text-style-name="P6" draw:layer="layout" svg:width="0.592cm" svg:height="18.683cm" svg:x="74.45cm" svg:y="3.81cm" svg:viewBox="0 0 593 18684" draw:points="0,0 593,0 593,18684 0,18684">
          <text:p/>
        </draw:polygon>
        <draw:line draw:style-name="gr11" draw:text-style-name="P1" draw:layer="layout" svg:x1="71.486cm" svg:y1="3.81cm" svg:x2="71.486cm" svg:y2="22.493cm">
          <text:p/>
        </draw:line>
        <draw:polygon draw:style-name="gr10" draw:text-style-name="P6" draw:layer="layout" svg:width="0.593cm" svg:height="18.683cm" svg:x="75.042cm" svg:y="3.81cm" svg:viewBox="0 0 594 18684" draw:points="0,0 594,0 594,18684 0,18684">
          <text:p/>
        </draw:polygon>
        <draw:polygon draw:style-name="gr13" draw:text-style-name="P7" draw:layer="layout" svg:width="0.593cm" svg:height="18.683cm" svg:x="75.635cm" svg:y="3.81cm" svg:viewBox="0 0 594 18684" draw:points="0,0 594,0 594,18684 0,18684">
          <text:p/>
        </draw:polygon>
        <draw:polygon draw:style-name="gr9" draw:text-style-name="P3" draw:layer="layout" svg:width="0.592cm" svg:height="18.683cm" svg:x="76.228cm" svg:y="3.81cm" svg:viewBox="0 0 593 18684" draw:points="0,0 593,0 593,18684 0,18684">
          <text:p/>
        </draw:polygon>
        <draw:polygon draw:style-name="gr9" draw:text-style-name="P3" draw:layer="layout" svg:width="0.593cm" svg:height="18.683cm" svg:x="76.82cm" svg:y="3.81cm" svg:viewBox="0 0 594 18684" draw:points="0,0 594,0 594,18684 0,18684">
          <text:p/>
        </draw:polygon>
        <draw:polygon draw:style-name="gr9" draw:text-style-name="P3" draw:layer="layout" svg:width="0.593cm" svg:height="18.683cm" svg:x="77.413cm" svg:y="3.81cm" svg:viewBox="0 0 594 18684" draw:points="0,0 594,0 594,18684 0,18684">
          <text:p/>
        </draw:polygon>
        <draw:polygon draw:style-name="gr9" draw:text-style-name="P3" draw:layer="layout" svg:width="0.592cm" svg:height="18.683cm" svg:x="78.006cm" svg:y="3.81cm" svg:viewBox="0 0 593 18684" draw:points="0,0 593,0 593,18684 0,18684">
          <text:p/>
        </draw:polygon>
        <draw:polygon draw:style-name="gr10" draw:text-style-name="P6" draw:layer="layout" svg:width="0.593cm" svg:height="18.683cm" svg:x="78.598cm" svg:y="3.81cm" svg:viewBox="0 0 594 18684" draw:points="0,0 594,0 594,18684 0,18684">
          <text:p/>
        </draw:polygon>
        <draw:line draw:style-name="gr11" draw:text-style-name="P1" draw:layer="layout" svg:x1="75.635cm" svg:y1="3.81cm" svg:x2="75.635cm" svg:y2="22.493cm">
          <text:p/>
        </draw:line>
        <draw:polygon draw:style-name="gr10" draw:text-style-name="P6" draw:layer="layout" svg:width="0.593cm" svg:height="18.683cm" svg:x="79.191cm" svg:y="3.81cm" svg:viewBox="0 0 594 18684" draw:points="0,0 594,0 594,18684 0,18684">
          <text:p/>
        </draw:polygon>
        <draw:polygon draw:style-name="gr9" draw:text-style-name="P3" draw:layer="layout" svg:width="0.592cm" svg:height="18.683cm" svg:x="79.784cm" svg:y="3.81cm" svg:viewBox="0 0 593 18684" draw:points="0,0 593,0 593,18684 0,18684">
          <text:p/>
        </draw:polygon>
        <draw:polygon draw:style-name="gr9" draw:text-style-name="P3" draw:layer="layout" svg:width="0.593cm" svg:height="18.683cm" svg:x="80.376cm" svg:y="3.81cm" svg:viewBox="0 0 594 18684" draw:points="0,0 594,0 594,18684 0,18684">
          <text:p/>
        </draw:polygon>
        <draw:polygon draw:style-name="gr9" draw:text-style-name="P3" draw:layer="layout" svg:width="0.593cm" svg:height="18.683cm" svg:x="80.969cm" svg:y="3.81cm" svg:viewBox="0 0 594 18684" draw:points="0,0 594,0 594,18684 0,18684">
          <text:p/>
        </draw:polygon>
        <draw:polygon draw:style-name="gr9" draw:text-style-name="P3" draw:layer="layout" svg:width="0.592cm" svg:height="18.683cm" svg:x="81.562cm" svg:y="3.81cm" svg:viewBox="0 0 593 18684" draw:points="0,0 593,0 593,18684 0,18684">
          <text:p/>
        </draw:polygon>
        <draw:polygon draw:style-name="gr9" draw:text-style-name="P3" draw:layer="layout" svg:width="0.593cm" svg:height="18.683cm" svg:x="82.154cm" svg:y="3.81cm" svg:viewBox="0 0 594 18684" draw:points="0,0 594,0 594,18684 0,18684">
          <text:p/>
        </draw:polygon>
        <draw:polygon draw:style-name="gr10" draw:text-style-name="P6" draw:layer="layout" svg:width="0.593cm" svg:height="18.683cm" svg:x="82.747cm" svg:y="3.81cm" svg:viewBox="0 0 594 18684" draw:points="0,0 594,0 594,18684 0,18684">
          <text:p/>
        </draw:polygon>
        <draw:line draw:style-name="gr11" draw:text-style-name="P1" draw:layer="layout" svg:x1="79.784cm" svg:y1="3.81cm" svg:x2="79.784cm" svg:y2="22.493cm">
          <text:p/>
        </draw:line>
        <draw:polygon draw:style-name="gr10" draw:text-style-name="P6" draw:layer="layout" svg:width="0.592cm" svg:height="18.683cm" svg:x="83.34cm" svg:y="3.81cm" svg:viewBox="0 0 593 18684" draw:points="0,0 593,0 593,18684 0,18684">
          <text:p/>
        </draw:polygon>
        <draw:polygon draw:style-name="gr9" draw:text-style-name="P3" draw:layer="layout" svg:width="0.593cm" svg:height="18.683cm" svg:x="83.932cm" svg:y="3.81cm" svg:viewBox="0 0 594 18684" draw:points="0,0 594,0 594,18684 0,18684">
          <text:p/>
        </draw:polygon>
        <draw:polygon draw:style-name="gr9" draw:text-style-name="P3" draw:layer="layout" svg:width="0.593cm" svg:height="18.683cm" svg:x="84.525cm" svg:y="3.81cm" svg:viewBox="0 0 594 18684" draw:points="0,0 594,0 594,18684 0,18684">
          <text:p/>
        </draw:polygon>
        <draw:polygon draw:style-name="gr9" draw:text-style-name="P3" draw:layer="layout" svg:width="0.592cm" svg:height="18.683cm" svg:x="85.118cm" svg:y="3.81cm" svg:viewBox="0 0 593 18684" draw:points="0,0 593,0 593,18684 0,18684">
          <text:p/>
        </draw:polygon>
        <draw:polygon draw:style-name="gr9" draw:text-style-name="P3" draw:layer="layout" svg:width="0.593cm" svg:height="18.683cm" svg:x="85.71cm" svg:y="3.81cm" svg:viewBox="0 0 594 18684" draw:points="0,0 594,0 594,18684 0,18684">
          <text:p/>
        </draw:polygon>
        <draw:polygon draw:style-name="gr9" draw:text-style-name="P3" draw:layer="layout" svg:width="0.593cm" svg:height="18.683cm" svg:x="86.303cm" svg:y="3.81cm" svg:viewBox="0 0 594 18684" draw:points="0,0 594,0 594,18684 0,18684">
          <text:p/>
        </draw:polygon>
        <draw:polygon draw:style-name="gr10" draw:text-style-name="P6" draw:layer="layout" svg:width="0.592cm" svg:height="18.683cm" svg:x="86.896cm" svg:y="3.81cm" svg:viewBox="0 0 593 18684" draw:points="0,0 593,0 593,18684 0,18684">
          <text:p/>
        </draw:polygon>
        <draw:line draw:style-name="gr11" draw:text-style-name="P1" draw:layer="layout" svg:x1="83.932cm" svg:y1="3.81cm" svg:x2="83.932cm" svg:y2="22.493cm">
          <text:p/>
        </draw:line>
        <draw:polygon draw:style-name="gr10" draw:text-style-name="P6" draw:layer="layout" svg:width="0.593cm" svg:height="18.683cm" svg:x="87.488cm" svg:y="3.81cm" svg:viewBox="0 0 594 18684" draw:points="0,0 594,0 594,18684 0,18684">
          <text:p/>
        </draw:polygon>
        <draw:polygon draw:style-name="gr9" draw:text-style-name="P3" draw:layer="layout" svg:width="0.593cm" svg:height="18.683cm" svg:x="88.081cm" svg:y="3.81cm" svg:viewBox="0 0 594 18684" draw:points="0,0 594,0 594,18684 0,18684">
          <text:p/>
        </draw:polygon>
        <draw:polygon draw:style-name="gr9" draw:text-style-name="P3" draw:layer="layout" svg:width="0.592cm" svg:height="18.683cm" svg:x="88.674cm" svg:y="3.81cm" svg:viewBox="0 0 593 18684" draw:points="0,0 593,0 593,18684 0,18684">
          <text:p/>
        </draw:polygon>
        <draw:polygon draw:style-name="gr9" draw:text-style-name="P3" draw:layer="layout" svg:width="0.593cm" svg:height="18.683cm" svg:x="89.266cm" svg:y="3.81cm" svg:viewBox="0 0 594 18684" draw:points="0,0 594,0 594,18684 0,18684">
          <text:p/>
        </draw:polygon>
        <draw:polygon draw:style-name="gr9" draw:text-style-name="P3" draw:layer="layout" svg:width="0.593cm" svg:height="18.683cm" svg:x="89.859cm" svg:y="3.81cm" svg:viewBox="0 0 594 18684" draw:points="0,0 594,0 594,18684 0,18684">
          <text:p/>
        </draw:polygon>
        <draw:polygon draw:style-name="gr9" draw:text-style-name="P3" draw:layer="layout" svg:width="0.592cm" svg:height="18.683cm" svg:x="90.452cm" svg:y="3.81cm" svg:viewBox="0 0 593 18684" draw:points="0,0 593,0 593,18684 0,18684">
          <text:p/>
        </draw:polygon>
        <draw:polygon draw:style-name="gr10" draw:text-style-name="P6" draw:layer="layout" svg:width="0.593cm" svg:height="18.683cm" svg:x="91.044cm" svg:y="3.81cm" svg:viewBox="0 0 594 18684" draw:points="0,0 594,0 594,18684 0,18684">
          <text:p/>
        </draw:polygon>
        <draw:line draw:style-name="gr11" draw:text-style-name="P1" draw:layer="layout" svg:x1="88.081cm" svg:y1="3.81cm" svg:x2="88.081cm" svg:y2="22.493cm">
          <text:p/>
        </draw:line>
        <draw:polygon draw:style-name="gr10" draw:text-style-name="P6" draw:layer="layout" svg:width="0.593cm" svg:height="18.683cm" svg:x="91.637cm" svg:y="3.81cm" svg:viewBox="0 0 594 18684" draw:points="0,0 594,0 594,18684 0,18684">
          <text:p/>
        </draw:polygon>
        <draw:polygon draw:style-name="gr9" draw:text-style-name="P3" draw:layer="layout" svg:width="0.592cm" svg:height="18.683cm" svg:x="92.23cm" svg:y="3.81cm" svg:viewBox="0 0 593 18684" draw:points="0,0 593,0 593,18684 0,18684">
          <text:p/>
        </draw:polygon>
        <draw:polygon draw:style-name="gr9" draw:text-style-name="P3" draw:layer="layout" svg:width="0.593cm" svg:height="18.683cm" svg:x="92.822cm" svg:y="3.81cm" svg:viewBox="0 0 594 18684" draw:points="0,0 594,0 594,18684 0,18684">
          <text:p/>
        </draw:polygon>
        <draw:polygon draw:style-name="gr9" draw:text-style-name="P3" draw:layer="layout" svg:width="0.593cm" svg:height="18.683cm" svg:x="93.415cm" svg:y="3.81cm" svg:viewBox="0 0 594 18684" draw:points="0,0 594,0 594,18684 0,18684">
          <text:p/>
        </draw:polygon>
        <draw:polygon draw:style-name="gr9" draw:text-style-name="P3" draw:layer="layout" svg:width="0.592cm" svg:height="18.683cm" svg:x="94.008cm" svg:y="3.81cm" svg:viewBox="0 0 593 18684" draw:points="0,0 593,0 593,18684 0,18684">
          <text:p/>
        </draw:polygon>
        <draw:polygon draw:style-name="gr9" draw:text-style-name="P3" draw:layer="layout" svg:width="0.593cm" svg:height="18.683cm" svg:x="94.6cm" svg:y="3.81cm" svg:viewBox="0 0 594 18684" draw:points="0,0 594,0 594,18684 0,18684">
          <text:p/>
        </draw:polygon>
        <draw:polygon draw:style-name="gr10" draw:text-style-name="P6" draw:layer="layout" svg:width="0.593cm" svg:height="18.683cm" svg:x="95.193cm" svg:y="3.81cm" svg:viewBox="0 0 594 18684" draw:points="0,0 594,0 594,18684 0,18684">
          <text:p/>
        </draw:polygon>
        <draw:line draw:style-name="gr11" draw:text-style-name="P1" draw:layer="layout" svg:x1="92.23cm" svg:y1="3.81cm" svg:x2="92.23cm" svg:y2="22.493cm">
          <text:p/>
        </draw:line>
        <draw:polygon draw:style-name="gr10" draw:text-style-name="P6" draw:layer="layout" svg:width="0.592cm" svg:height="18.683cm" svg:x="95.786cm" svg:y="3.81cm" svg:viewBox="0 0 593 18684" draw:points="0,0 593,0 593,18684 0,18684">
          <text:p/>
        </draw:polygon>
        <draw:polygon draw:style-name="gr9" draw:text-style-name="P3" draw:layer="layout" svg:width="0.593cm" svg:height="18.683cm" svg:x="96.378cm" svg:y="3.81cm" svg:viewBox="0 0 594 18684" draw:points="0,0 594,0 594,18684 0,18684">
          <text:p/>
        </draw:polygon>
        <draw:polygon draw:style-name="gr9" draw:text-style-name="P3" draw:layer="layout" svg:width="0.593cm" svg:height="18.683cm" svg:x="96.971cm" svg:y="3.81cm" svg:viewBox="0 0 594 18684" draw:points="0,0 594,0 594,18684 0,18684">
          <text:p/>
        </draw:polygon>
        <draw:polygon draw:style-name="gr9" draw:text-style-name="P3" draw:layer="layout" svg:width="0.592cm" svg:height="18.683cm" svg:x="97.564cm" svg:y="3.81cm" svg:viewBox="0 0 593 18684" draw:points="0,0 593,0 593,18684 0,18684">
          <text:p/>
        </draw:polygon>
        <draw:polygon draw:style-name="gr9" draw:text-style-name="P3" draw:layer="layout" svg:width="0.593cm" svg:height="18.683cm" svg:x="98.156cm" svg:y="3.81cm" svg:viewBox="0 0 594 18684" draw:points="0,0 594,0 594,18684 0,18684">
          <text:p/>
        </draw:polygon>
        <draw:polygon draw:style-name="gr9" draw:text-style-name="P3" draw:layer="layout" svg:width="0.593cm" svg:height="18.683cm" svg:x="98.749cm" svg:y="3.81cm" svg:viewBox="0 0 594 18684" draw:points="0,0 594,0 594,18684 0,18684">
          <text:p/>
        </draw:polygon>
        <draw:polygon draw:style-name="gr10" draw:text-style-name="P6" draw:layer="layout" svg:width="0.592cm" svg:height="18.683cm" svg:x="99.342cm" svg:y="3.81cm" svg:viewBox="0 0 593 18684" draw:points="0,0 593,0 593,18684 0,18684">
          <text:p/>
        </draw:polygon>
        <draw:line draw:style-name="gr11" draw:text-style-name="P1" draw:layer="layout" svg:x1="96.378cm" svg:y1="3.81cm" svg:x2="96.378cm" svg:y2="22.493cm">
          <text:p/>
        </draw:line>
        <draw:polygon draw:style-name="gr10" draw:text-style-name="P6" draw:layer="layout" svg:width="0.593cm" svg:height="18.683cm" svg:x="99.934cm" svg:y="3.81cm" svg:viewBox="0 0 594 18684" draw:points="0,0 594,0 594,18684 0,18684">
          <text:p/>
        </draw:polygon>
        <draw:polygon draw:style-name="gr9" draw:text-style-name="P3" draw:layer="layout" svg:width="0.593cm" svg:height="18.683cm" svg:x="100.527cm" svg:y="3.81cm" svg:viewBox="0 0 594 18684" draw:points="0,0 594,0 594,18684 0,18684">
          <text:p/>
        </draw:polygon>
        <draw:polygon draw:style-name="gr9" draw:text-style-name="P3" draw:layer="layout" svg:width="0.592cm" svg:height="18.683cm" svg:x="101.12cm" svg:y="3.81cm" svg:viewBox="0 0 593 18684" draw:points="0,0 593,0 593,18684 0,18684">
          <text:p/>
        </draw:polygon>
        <draw:polygon draw:style-name="gr9" draw:text-style-name="P3" draw:layer="layout" svg:width="0.593cm" svg:height="18.683cm" svg:x="101.712cm" svg:y="3.81cm" svg:viewBox="0 0 594 18684" draw:points="0,0 594,0 594,18684 0,18684">
          <text:p/>
        </draw:polygon>
        <draw:polygon draw:style-name="gr9" draw:text-style-name="P3" draw:layer="layout" svg:width="0.593cm" svg:height="18.683cm" svg:x="102.305cm" svg:y="3.81cm" svg:viewBox="0 0 594 18684" draw:points="0,0 594,0 594,18684 0,18684">
          <text:p/>
        </draw:polygon>
        <draw:polygon draw:style-name="gr9" draw:text-style-name="P3" draw:layer="layout" svg:width="0.592cm" svg:height="18.683cm" svg:x="102.898cm" svg:y="3.81cm" svg:viewBox="0 0 593 18684" draw:points="0,0 593,0 593,18684 0,18684">
          <text:p/>
        </draw:polygon>
        <draw:polygon draw:style-name="gr10" draw:text-style-name="P6" draw:layer="layout" svg:width="0.593cm" svg:height="18.683cm" svg:x="103.49cm" svg:y="3.81cm" svg:viewBox="0 0 594 18684" draw:points="0,0 594,0 594,18684 0,18684">
          <text:p/>
        </draw:polygon>
        <draw:line draw:style-name="gr11" draw:text-style-name="P1" draw:layer="layout" svg:x1="100.527cm" svg:y1="3.81cm" svg:x2="100.527cm" svg:y2="22.493cm">
          <text:p/>
        </draw:line>
        <draw:polygon draw:style-name="gr10" draw:text-style-name="P6" draw:layer="layout" svg:width="0.593cm" svg:height="18.683cm" svg:x="104.083cm" svg:y="3.81cm" svg:viewBox="0 0 594 18684" draw:points="0,0 594,0 594,18684 0,18684">
          <text:p/>
        </draw:polygon>
        <draw:polygon draw:style-name="gr9" draw:text-style-name="P3" draw:layer="layout" svg:width="0.592cm" svg:height="18.683cm" svg:x="104.676cm" svg:y="3.81cm" svg:viewBox="0 0 593 18684" draw:points="0,0 593,0 593,18684 0,18684">
          <text:p/>
        </draw:polygon>
        <draw:polygon draw:style-name="gr9" draw:text-style-name="P3" draw:layer="layout" svg:width="0.593cm" svg:height="18.683cm" svg:x="105.268cm" svg:y="3.81cm" svg:viewBox="0 0 594 18684" draw:points="0,0 594,0 594,18684 0,18684">
          <text:p/>
        </draw:polygon>
        <draw:polygon draw:style-name="gr9" draw:text-style-name="P3" draw:layer="layout" svg:width="0.593cm" svg:height="18.683cm" svg:x="105.861cm" svg:y="3.81cm" svg:viewBox="0 0 594 18684" draw:points="0,0 594,0 594,18684 0,18684">
          <text:p/>
        </draw:polygon>
        <draw:polygon draw:style-name="gr9" draw:text-style-name="P3" draw:layer="layout" svg:width="0.592cm" svg:height="18.683cm" svg:x="106.454cm" svg:y="3.81cm" svg:viewBox="0 0 593 18684" draw:points="0,0 593,0 593,18684 0,18684">
          <text:p/>
        </draw:polygon>
        <draw:polygon draw:style-name="gr9" draw:text-style-name="P3" draw:layer="layout" svg:width="0.593cm" svg:height="18.683cm" svg:x="107.046cm" svg:y="3.81cm" svg:viewBox="0 0 594 18684" draw:points="0,0 594,0 594,18684 0,18684">
          <text:p/>
        </draw:polygon>
        <draw:polygon draw:style-name="gr10" draw:text-style-name="P6" draw:layer="layout" svg:width="0.593cm" svg:height="18.683cm" svg:x="107.639cm" svg:y="3.81cm" svg:viewBox="0 0 594 18684" draw:points="0,0 594,0 594,18684 0,18684">
          <text:p/>
        </draw:polygon>
        <draw:line draw:style-name="gr11" draw:text-style-name="P1" draw:layer="layout" svg:x1="104.676cm" svg:y1="3.81cm" svg:x2="104.676cm" svg:y2="22.493cm">
          <text:p/>
        </draw:line>
        <draw:line draw:style-name="gr12" draw:text-style-name="P1" draw:layer="layout" svg:x1="-69.568cm" svg:y1="4.374cm" svg:x2="104.676cm" svg:y2="4.374cm">
          <text:p/>
        </draw:line>
        <draw:line draw:style-name="gr12" draw:text-style-name="P1" draw:layer="layout" svg:x1="-69.568cm" svg:y1="4.938cm" svg:x2="104.676cm" svg:y2="4.938cm">
          <text:p/>
        </draw:line>
        <draw:line draw:style-name="gr12" draw:text-style-name="P1" draw:layer="layout" svg:x1="-69.568cm" svg:y1="5.503cm" svg:x2="104.676cm" svg:y2="5.503cm">
          <text:p/>
        </draw:line>
        <draw:line draw:style-name="gr12" draw:text-style-name="P1" draw:layer="layout" svg:x1="-69.568cm" svg:y1="6.067cm" svg:x2="104.676cm" svg:y2="6.067cm">
          <text:p/>
        </draw:line>
        <draw:line draw:style-name="gr12" draw:text-style-name="P1" draw:layer="layout" svg:x1="-69.568cm" svg:y1="6.632cm" svg:x2="104.676cm" svg:y2="6.632cm">
          <text:p/>
        </draw:line>
        <draw:line draw:style-name="gr12" draw:text-style-name="P1" draw:layer="layout" svg:x1="-69.568cm" svg:y1="7.196cm" svg:x2="104.676cm" svg:y2="7.196cm">
          <text:p/>
        </draw:line>
        <draw:line draw:style-name="gr12" draw:text-style-name="P1" draw:layer="layout" svg:x1="-69.568cm" svg:y1="7.761cm" svg:x2="104.676cm" svg:y2="7.761cm">
          <text:p/>
        </draw:line>
        <draw:line draw:style-name="gr12" draw:text-style-name="P1" draw:layer="layout" svg:x1="-69.568cm" svg:y1="8.325cm" svg:x2="104.676cm" svg:y2="8.325cm">
          <text:p/>
        </draw:line>
        <draw:line draw:style-name="gr12" draw:text-style-name="P1" draw:layer="layout" svg:x1="-69.568cm" svg:y1="8.89cm" svg:x2="104.676cm" svg:y2="8.89cm">
          <text:p/>
        </draw:line>
        <draw:line draw:style-name="gr12" draw:text-style-name="P1" draw:layer="layout" svg:x1="-69.568cm" svg:y1="9.454cm" svg:x2="104.676cm" svg:y2="9.454cm">
          <text:p/>
        </draw:line>
        <draw:line draw:style-name="gr12" draw:text-style-name="P1" draw:layer="layout" svg:x1="-69.568cm" svg:y1="10.018cm" svg:x2="104.676cm" svg:y2="10.018cm">
          <text:p/>
        </draw:line>
        <draw:line draw:style-name="gr12" draw:text-style-name="P1" draw:layer="layout" svg:x1="-69.568cm" svg:y1="10.583cm" svg:x2="104.676cm" svg:y2="10.583cm">
          <text:p/>
        </draw:line>
        <draw:line draw:style-name="gr12" draw:text-style-name="P1" draw:layer="layout" svg:x1="-69.568cm" svg:y1="11.147cm" svg:x2="104.676cm" svg:y2="11.147cm">
          <text:p/>
        </draw:line>
        <draw:line draw:style-name="gr12" draw:text-style-name="P1" draw:layer="layout" svg:x1="-69.568cm" svg:y1="11.712cm" svg:x2="104.676cm" svg:y2="11.712cm">
          <text:p/>
        </draw:line>
        <draw:line draw:style-name="gr12" draw:text-style-name="P1" draw:layer="layout" svg:x1="-69.568cm" svg:y1="12.276cm" svg:x2="104.676cm" svg:y2="12.276cm">
          <text:p/>
        </draw:line>
        <draw:line draw:style-name="gr12" draw:text-style-name="P1" draw:layer="layout" svg:x1="-69.568cm" svg:y1="12.841cm" svg:x2="104.676cm" svg:y2="12.841cm">
          <text:p/>
        </draw:line>
        <draw:line draw:style-name="gr12" draw:text-style-name="P1" draw:layer="layout" svg:x1="-69.568cm" svg:y1="13.405cm" svg:x2="104.676cm" svg:y2="13.405cm">
          <text:p/>
        </draw:line>
        <draw:line draw:style-name="gr12" draw:text-style-name="P1" draw:layer="layout" svg:x1="-69.568cm" svg:y1="13.97cm" svg:x2="104.676cm" svg:y2="13.97cm">
          <text:p/>
        </draw:line>
        <draw:line draw:style-name="gr12" draw:text-style-name="P1" draw:layer="layout" svg:x1="-69.568cm" svg:y1="14.534cm" svg:x2="104.676cm" svg:y2="14.534cm">
          <text:p/>
        </draw:line>
        <draw:polygon draw:style-name="gr18" draw:text-style-name="P11" draw:layer="layout" svg:width="12.446cm" svg:height="0.282cm" svg:x="-9.709cm" svg:y="14.111cm" svg:viewBox="0 0 12447 283" draw:points="0,0 12447,0 12447,283 0,283">
          <text:p/>
        </draw:polygon>
        <draw:path draw:style-name="gr8" draw:text-style-name="P5" draw:layer="layout" svg:width="1.289cm" svg:height="0.262cm" svg:x="2.904cm" svg:y="14.134cm" svg:viewBox="0 0 1290 263" svg:d="M27 203h-27v-203h27zM191 203h-25v-89c0 0 0-22-8-31 0 0-8-9-23-9 0 0-11 0-20 6 0 0-10 5-14 16 0 0-4 10-4 27v80h-25v-147h22v21h1c0 0 8-12 19-18 0 0 12-6 27-6 0 0 11 0 23 4 0 0 11 4 17 12 0 0 7 9 8 18 0 0 2 10 2 26zM286 203c0 0-12 2-19 2 0 0-16 0-24-5 0 0-7-6-9-15 0 0-2-9-2-25v-85h-18v-19h18v-36l25-15v51h25v19h-25v87c0 0 0 11 3 16 0 0 2 4 11 4 0 0 5 0 11-1zM435 136h-110c0 0 2 25 14 37 0 0 13 13 31 13 0 0 14 0 24-7 0 0 9-8 15-23l25 3c0 0-6 23-23 36 0 0-16 12-41 12 0 0-33 0-53-20 0 0-18-21-18-56 0 0 0-34 18-57 0 0 19-21 52-21 0 0 16 0 31 7 0 0 14 7 25 24 0 0 10 18 10 52zM409 116c0 0-1-22-13-33 0 0-13-10-27-10 0 0-18 0-29 12 0 0-11 13-13 31zM584 184c0 0 0 31-6 46 0 0-6 16-22 24 0 0-16 9-38 9 0 0-24 0-41-11 0 0-16-12-16-37l24 4c0 0 1 12 9 18 0 0 9 6 24 6 0 0 19 0 28-9 0 0 9-7 11-19 0 0 2-11 2-31 0 0-16 19-40 19 0 0-29 0-46-21 0 0-17-21-17-53 0 0 0-32 16-55 0 0 17-21 47-21 0 0 26 0 42 21h1v-18h22zM521 183c0 0 16 0 28-12 0 0 12-13 12-43 0 0 0-26-11-41 0 0-12-14-29-14 0 0-18 0-29 14 0 0-11 16-11 41 0 0 0 28 12 42 0 0 11 13 28 13zM700 61l-8 23c0 0-9-6-18-6 0 0-14 0-21 14 0 0-7 12-7 34v77h-25v-147h23v22c0 0 12-25 31-25 0 0 13 0 25 8zM843 203h-26c0 0-4-7-6-18 0 0-24 22-53 22 0 0-24 0-37-12 0 0-13-11-13-30 0 0 0-18 13-30 0 0 12-12 44-16l23-3c0 0 13-3 22-5 0 0 0-12-1-16 0 0-1-6-4-11 0 0-3-5-11-8 0 0-7-3-20-3 0 0-16 0-25 6 0 0-9 6-13 23l-24-3c0 0 4-24 20-35 0 0 17-11 46-11 0 0 26 0 39 8 0 0 12 7 15 19 0 0 3 12 3 29v33c0 0 0 31 1 41 0 0 1 11 7 20zM810 139v-9c0 0-20 6-48 10 0 0-28 4-28 24 0 0 0 10 8 17 0 0 7 6 22 6 0 0 18 0 32-11 0 0 14-11 14-37zM930 203c0 0-11 2-19 2 0 0-16 0-24-5 0 0-7-6-9-15 0 0-1-9-1-25v-85h-18v-19h18v-36l25-15v51h24v19h-24v87c0 0 0 11 2 16 0 0 2 4 11 4 0 0 6 0 11-1zM976 203h-25v-147h25zM976 28h-25v-28h25zM1073 53c0 0 30 0 49 19 0 0 20 20 20 56 0 0 0 43-21 61 0 0-21 18-48 18 0 0-28 0-48-18 0 0-20-19-20-59 0 0 0-38 20-58 0 0 19-19 48-19zM1073 186c0 0 22 0 32-15 0 0 12-16 12-42 0 0 0-27-13-42 0 0-12-14-31-14 0 0-19 0-31 14 0 0-12 15-12 43 0 0 0 28 13 42 0 0 12 14 30 14zM1290 203h-25v-89c0 0 0-22-8-31 0 0-8-9-22-9 0 0-11 0-21 6 0 0-10 5-14 16 0 0-4 10-4 27v80h-25v-147h22v21h1c0 0 8-12 19-18 0 0 12-6 27-6 0 0 12 0 23 4 0 0 11 4 17 12 0 0 7 9 9 18 0 0 1 10 1 26z">
          <text:p/>
        </draw:path>
        <draw:line draw:style-name="gr12" draw:text-style-name="P1" draw:layer="layout" svg:x1="-69.568cm" svg:y1="15.098cm" svg:x2="104.676cm" svg:y2="15.098cm">
          <text:p/>
        </draw:line>
        <draw:polygon draw:style-name="gr18" draw:text-style-name="P11" draw:layer="layout" svg:width="27.856cm" svg:height="0.282cm" svg:x="-15.636cm" svg:y="14.675cm" svg:viewBox="0 0 27857 283" draw:points="0,0 27857,0 27857,283 0,283">
          <text:p/>
        </draw:polygon>
        <draw:path draw:style-name="gr8" draw:text-style-name="P5" draw:layer="layout" svg:width="2.202cm" svg:height="0.261cm" svg:x="12.383cm" svg:y="14.699cm" svg:viewBox="0 0 2203 262" svg:d="M0 0h70c0 0 19 0 32 2 0 0 13 2 25 9 0 0 12 7 21 20 0 0 9 12 14 30 0 0 6 16 6 40 0 0 0 44-22 73 0 0-21 29-73 29h-73zM27 179h44c0 0 13 0 23-2 0 0 10-1 21-9 0 0 11-7 18-24 0 0 7-16 7-44 0 0 0-15-3-28 0 0-3-13-10-25 0 0-7-11-16-16 0 0-10-5-19-6 0 0-8-1-22-1h-43zM260 53c0 0 30 0 49 20 0 0 20 19 20 54 0 0 0 44-21 61 0 0-21 18-48 18 0 0-28 0-48-18 0 0-20-18-20-58 0 0 0-39 19-58 0 0 20-19 49-19zM260 186c0 0 21 0 33-16 0 0 10-15 10-41 0 0 0-27-12-42 0 0-13-13-31-13 0 0-19 0-31 14 0 0-12 14-12 42 0 0 0 28 12 42 0 0 13 14 31 14zM477 152c0 0-5 28-22 41 0 0-17 13-39 13 0 0-32 0-49-20 0 0-17-22-17-56 0 0 0-28 10-46 0 0 10-17 25-24 0 0 15-7 31-7 0 0 23 0 39 12 0 0 16 12 20 34l-24 4c0 0-4-14-12-22 0 0-9-7-22-7 0 0-20 0-31 14 0 0-11 15-11 41 0 0 0 28 11 42 0 0 10 15 30 15 0 0 16 0 25-9 0 0 9-9 12-28zM617 203h-22v-22h-1c0 0-16 25-46 25 0 0-15 0-28-7 0 0-13-7-17-19 0 0-4-13-4-33v-91h24v82c0 0 0 19 2 27 0 0 2 9 10 14 0 0 8 6 19 6 0 0 14 0 26-10 0 0 12-10 12-40v-79h25zM854 203h-25v-93c0 0 0-10-1-17 0 0-2-7-7-13 0 0-6-5-18-5 0 0-15 0-26 10 0 0-10 10-10 33v85h-25v-95c0 0 0-19-7-26 0 0-6-7-19-7 0 0-16 0-26 11 0 0-10 11-10 41v76h-25v-147h22v21h1c0 0 15-24 43-24 0 0 17 0 27 7 0 0 11 6 15 19 0 0 16-26 45-26 0 0 23 0 34 13 0 0 12 12 12 36zM1018 136h-110c0 0 2 24 14 37 0 0 12 13 31 13 0 0 14 0 24-8 0 0 9-7 14-22l26 3c0 0-6 23-23 35 0 0-16 12-41 12 0 0-33 0-52-20 0 0-18-20-18-55 0 0 0-35 18-56 0 0 18-22 51-22 0 0 15 0 30 7 0 0 15 7 25 24 0 0 11 17 11 52zM992 116c0 0-1-23-14-33 0 0-12-9-26-9 0 0-18 0-29 11 0 0-12 12-13 31zM1167 203h-25v-89c0 0 0-23-8-31 0 0-8-8-22-8 0 0-11 0-21 5 0 0-10 5-14 15 0 0-4 10-4 28v80h-25v-147h22v21h1c0 0 8-12 19-18 0 0 12-6 27-6 0 0 11 0 23 4 0 0 11 4 18 13 0 0 6 8 7 17 0 0 2 10 2 26zM1262 202c0 0-11 3-19 3 0 0-16 0-24-6 0 0-7-6-9-15 0 0-1-8-1-24v-84h-18v-20h18v-37l24-15v52h25v20h-25v85c0 0 0 11 2 16 0 0 3 5 12 5 0 0 5 0 11-1zM1365 0h70c0 0 18 0 32 2 0 0 13 2 25 9 0 0 12 7 21 20 0 0 9 12 14 30 0 0 5 16 5 40 0 0 0 44-21 73 0 0-21 29-73 29h-73zM1392 179h43c0 0 13 0 24-2 0 0 10-1 21-9 0 0 11-7 18-24 0 0 7-16 7-44 0 0 0-15-3-28 0 0-3-13-10-25 0 0-7-11-17-16 0 0-9-5-18-6 0 0-9-1-23-1h-42zM1692 136h-109c0 0 1 24 14 37 0 0 12 13 30 13 0 0 15 0 24-8 0 0 10-7 15-22l26 3c0 0-7 23-23 35 0 0-17 12-42 12 0 0-32 0-51-20 0 0-19-20-19-55 0 0 0-35 18-56 0 0 18-22 51-22 0 0 16 0 31 7 0 0 15 7 25 24 0 0 10 17 10 52zM1667 116c0 0-2-23-14-33 0 0-13-9-27-9 0 0-18 0-29 11 0 0-11 12-13 31zM1804 98c0 0-2-13-10-18 0 0-8-6-22-6 0 0-14 0-23 4 0 0-9 5-9 14 0 0 0 9 7 13 0 0 7 4 28 9 0 0 22 6 34 11 0 0 12 4 18 12 0 0 6 8 6 23 0 0 0 20-16 33 0 0-16 13-42 13 0 0-28 0-44-12 0 0-15-11-19-35l25-3c0 0 2 15 11 22 0 0 10 8 27 8 0 0 16 0 24-7 0 0 9-7 9-17 0 0 0-6-4-10 0 0-4-4-10-6 0 0-6-2-27-7 0 0-31-8-41-18 0 0-10-11-10-26 0 0 0-18 14-30 0 0 15-12 40-12 0 0 26 0 41 10 0 0 14 11 17 31zM1888 203h-25v-147h25zM1888 28h-25v-28h25zM2047 183c0 0 0 31-7 47 0 0-6 15-21 24 0 0-16 8-39 8 0 0-24 0-41-11 0 0-17-11-17-36l25 4c0 0 1 11 10 17 0 0 8 6 23 6 0 0 20 0 29-8 0 0 9-8 11-19 0 0 1-11 1-31 0 0-15 19-40 19 0 0-29 0-46-21 0 0-18-21-18-54 0 0 0-32 18-53 0 0 16-22 46-22 0 0 26 0 42 21h1v-18h23zM1983 182c0 0 16 0 28-12 0 0 13-13 13-42 0 0 0-26-12-41 0 0-12-13-29-13 0 0-18 0-29 14 0 0-11 14-11 39 0 0 0 29 12 42 0 0 11 13 28 13zM2203 203h-25v-89c0 0 0-23-8-31 0 0-8-8-22-8 0 0-11 0-21 5 0 0-10 5-14 15 0 0-4 10-4 28v80h-25v-147h22v21h1c0 0 8-12 20-18 0 0 11-6 26-6 0 0 12 0 23 4 0 0 11 4 18 13 0 0 6 8 8 17 0 0 1 10 1 26z">
          <text:p/>
        </draw:path>
        <draw:line draw:style-name="gr12" draw:text-style-name="P1" draw:layer="layout" svg:x1="-69.568cm" svg:y1="16.058cm" svg:x2="104.676cm" svg:y2="16.058cm">
          <text:p/>
        </draw:line>
        <draw:polygon draw:style-name="gr18" draw:text-style-name="P11" draw:layer="layout" svg:width="15.409cm" svg:height="0.282cm" svg:x="0.959cm" svg:y="15.24cm" svg:viewBox="0 0 15410 283" draw:points="0,0 15410,0 15410,283 0,283">
          <text:p/>
        </draw:polygon>
        <draw:path draw:style-name="gr8" draw:text-style-name="P5" draw:layer="layout" svg:width="3.921cm" svg:height="0.265cm" svg:x="16.531cm" svg:y="15.26cm" svg:viewBox="0 0 3922 266" svg:d="M0 3h77c0 0 18 0 31 2 0 0 13 2 24 9 0 0 11 8 17 21 0 0 5 13 5 27 0 0 0 28-17 45 0 0-18 16-58 16h-52v83h-27zM27 99h52c0 0 48 0 48-37 0 0 0-12-7-21 0 0-6-9-15-11 0 0-9-3-27-3h-51zM265 63l-9 23c0 0-9-5-18-5 0 0-14 0-21 12 0 0-7 13-7 35v78h-25v-147h22v22h1c0 0 12-25 31-25 0 0 13 0 26 7zM339 56c0 0 30 0 49 19 0 0 20 19 20 55 0 0 0 43-21 62 0 0-22 18-48 18 0 0-27 0-48-19 0 0-20-19-20-59 0 0 0-38 19-57 0 0 20-19 49-19zM339 189c0 0 22 0 32-17 0 0 11-15 11-41 0 0 0-27-12-41 0 0-13-14-31-14 0 0-19 0-31 14 0 0-12 14-12 42 0 0 0 28 12 42 0 0 13 15 31 15zM556 155c0 0-5 28-22 42 0 0-17 13-39 13 0 0-31 0-49-21 0 0-17-22-17-56 0 0 0-29 10-46 0 0 10-17 25-24 0 0 15-7 31-7 0 0 23 0 39 11 0 0 16 12 20 35l-24 3c0 0-4-14-12-21 0 0-9-8-22-8 0 0-20 0-31 15 0 0-11 14-11 41 0 0 0 27 11 42 0 0 10 15 30 15 0 0 16 0 25-10 0 0 9-9 12-27zM696 206h-22v-21h-1c0 0-16 25-46 25 0 0-15 0-28-7 0 0-13-7-17-21 0 0-4-12-4-32v-91h24v81c0 0 0 19 2 28 0 0 2 8 10 14 0 0 8 6 19 6 0 0 14 0 26-11 0 0 12-9 12-40v-78h25zM814 63l-9 23c0 0-9-5-18-5 0 0-14 0-21 12 0 0-8 13-8 35v78h-24v-147h22v22h1c0 0 12-25 31-25 0 0 12 0 26 7zM956 138h-110c0 0 2 25 14 37 0 0 12 14 31 14 0 0 14 0 24-8 0 0 9-8 14-23l26 3c0 0-6 24-23 36 0 0-17 13-41 13 0 0-33 0-52-20 0 0-18-22-18-57 0 0 0-34 18-56 0 0 18-21 50-21 0 0 16 0 31 7 0 0 15 7 25 24 0 0 11 17 11 51zM930 118c0 0-1-22-14-32 0 0-12-10-27-10 0 0-17 0-28 12 0 0-12 11-14 30zM1067 3h77c0 0 18 0 31 2 0 0 13 2 24 9 0 0 12 8 17 21 0 0 6 13 6 27 0 0 0 28-18 45 0 0-18 16-58 16h-52v83h-27zM1094 99h52c0 0 48 0 48-37 0 0 0-12-6-21 0 0-6-9-15-11 0 0-9-3-27-3h-52zM1332 63l-8 23c0 0-10-5-18-5 0 0-15 0-22 12 0 0-7 13-7 35v78h-25v-147h23v22h1c0 0 12-25 31-25 0 0 12 0 25 7zM1407 56c0 0 29 0 49 19 0 0 19 19 19 55 0 0 0 43-21 62 0 0-21 18-47 18 0 0-28 0-48-19 0 0-21-19-21-59 0 0 0-38 20-57 0 0 20-19 49-19zM1407 189c0 0 21 0 32-17 0 0 11-15 11-41 0 0 0-27-12-41 0 0-13-14-31-14 0 0-19 0-31 14 0 0-13 14-13 42 0 0 0 28 13 42 0 0 12 15 31 15zM1561 206c0 0-11 2-18 2 0 0-17 0-24-6 0 0-7-5-9-14 0 0-2-10-2-26v-84h-18v-19h18v-36l25-15v51h25v19h-25v86c0 0 0 11 2 16 0 0 3 5 12 5 0 0 5 0 11-2zM1642 56c0 0 30 0 49 19 0 0 20 19 20 55 0 0 0 43-21 62 0 0-21 18-48 18 0 0-28 0-48-19 0 0-20-19-20-59 0 0 0-38 19-57 0 0 20-19 49-19zM1642 189c0 0 21 0 32-17 0 0 12-15 12-41 0 0 0-27-13-41 0 0-13-14-31-14 0 0-19 0-31 14 0 0-12 14-12 42 0 0 0 28 12 42 0 0 13 15 31 15zM1797 206c0 0-11 2-19 2 0 0-16 0-24-6 0 0-7-5-9-14 0 0-2-10-2-26v-84h-18v-19h18v-36l25-15v51h25v19h-25v86c0 0 0 11 3 16 0 0 2 5 11 5 0 0 5 0 11-2zM1938 59l-56 150v1c0 0-8 25-19 40 0 0-11 16-30 16 0 0-7 0-16-3l-3-24c0 0 7 3 14 3 0 0 14 0 19-8 0 0 5-8 12-27l-55-148h27l34 96c0 0 3 9 6 22h1c0 0 3-15 9-30l32-88zM1983 78c0 0 13-22 41-22 0 0 29 0 46 21 0 0 16 21 16 54 0 0 0 36-18 58 0 0-18 21-46 21 0 0-23 0-37-19h-1v71h-25v-203h23v19zM2021 189c0 0 17 0 29-15 0 0 11-15 11-43 0 0 0-27-11-41 0 0-11-15-28-15 0 0-18 0-29 16 0 0-11 17-11 42 0 0 0 27 10 41 0 0 11 15 29 15zM2243 138h-109c0 0 1 25 13 37 0 0 13 14 31 14 0 0 14 0 24-8 0 0 10-8 15-23l25 3c0 0-6 24-22 36 0 0-17 13-42 13 0 0-33 0-51-20 0 0-19-22-19-57 0 0 0-34 18-56 0 0 18-21 51-21 0 0 16 0 31 7 0 0 14 7 25 24 0 0 10 17 10 51zM2218 118c0 0-2-22-14-32 0 0-13-10-27-10 0 0-18 0-29 12 0 0-11 11-13 30zM2525 141c0 0-8 34-31 52 0 0-21 17-52 17 0 0-50 0-72-32 0 0-23-31-23-75 0 0 0-48 26-76 0 0 27-27 69-27 0 0 30 0 51 15 0 0 21 15 29 44l-26 6c0 0-7-21-21-32 0 0-13-10-33-10 0 0-33 0-50 21 0 0-17 22-17 59 0 0 0 42 18 62 0 0 17 22 46 22 0 0 24 0 39-14 0 0 15-13 21-39zM2615 56c0 0 29 0 49 19 0 0 20 19 20 55 0 0 0 43-22 62 0 0-21 18-47 18 0 0-28 0-48-19 0 0-21-19-21-59 0 0 0-38 20-57 0 0 19-19 49-19zM2615 189c0 0 21 0 32-17 0 0 11-15 11-41 0 0 0-27-13-41 0 0-12-14-30-14 0 0-19 0-31 14 0 0-12 14-12 42 0 0 0 28 12 42 0 0 12 15 31 15zM2910 206h-24v-93c0 0 0-10-2-17 0 0-1-8-7-13 0 0-6-6-18-6 0 0-15 0-25 10 0 0-11 11-11 33v86h-24v-96c0 0 0-19-7-26 0 0-7-7-19-7 0 0-16 0-26 11 0 0-11 11-11 41v77h-24v-147h22v20h1c0 0 15-23 43-23 0 0 16 0 27 6 0 0 10 7 15 19 0 0 16-25 45-25 0 0 22 0 34 12 0 0 11 12 11 37zM2971 78c0 0 13-22 41-22 0 0 29 0 46 21 0 0 17 21 17 54 0 0 0 36-19 58 0 0-18 21-45 21 0 0-24 0-38-19h-1v71h-25v-203h23v19zM3009 189c0 0 17 0 29-15 0 0 11-15 11-43 0 0 0-27-11-41 0 0-11-15-28-15 0 0-17 0-29 16 0 0-11 17-11 42 0 0 0 27 11 41 0 0 11 15 28 15zM3164 56c0 0 29 0 49 19 0 0 19 19 19 55 0 0 0 43-21 62 0 0-21 18-47 18 0 0-28 0-48-19 0 0-21-19-21-59 0 0 0-38 20-57 0 0 20-19 49-19zM3164 189c0 0 21 0 32-17 0 0 11-15 11-41 0 0 0-27-12-41 0 0-13-14-31-14 0 0-19 0-31 14 0 0-12 14-12 42 0 0 0 28 12 42 0 0 12 15 31 15zM3381 206h-25v-90c0 0 0-22-8-30 0 0-8-9-23-9 0 0-11 0-21 6 0 0-9 5-14 15 0 0-4 10-4 27v81h-25v-147h23v21c0 0 8-12 20-18 0 0 11-6 27-6 0 0 11 0 22 4 0 0 11 4 18 12 0 0 6 8 8 18 0 0 2 9 2 25zM3545 138h-109c0 0 1 25 13 37 0 0 13 14 31 14 0 0 15 0 24-8 0 0 10-8 15-23l25 3c0 0-6 24-22 36 0 0-17 13-42 13 0 0-33 0-51-20 0 0-19-22-19-57 0 0 0-34 18-56 0 0 18-21 51-21 0 0 16 0 31 7 0 0 15 7 25 24 0 0 10 17 10 51zM3520 118c0 0-2-22-14-32 0 0-12-10-27-10 0 0-18 0-29 12 0 0-11 11-13 30zM3695 206h-25v-90c0 0 0-22-9-30 0 0-8-9-22-9 0 0-11 0-21 6 0 0-9 5-14 15 0 0-4 10-4 27v81h-25v-147h23v21c0 0 8-12 20-18 0 0 11-6 26-6 0 0 12 0 23 4 0 0 11 4 18 12 0 0 6 8 8 18 0 0 2 9 2 25zM3789 206c0 0-11 2-19 2 0 0-16 0-23-6 0 0-8-5-9-14 0 0-2-10-2-26v-84h-18v-19h18v-36l25-15v51h25v19h-25v86c0 0 0 11 2 16 0 0 3 5 12 5 0 0 5 0 11-2zM3892 100c0 0-2-12-10-18 0 0-8-6-22-6 0 0-14 0-23 5 0 0-9 5-9 14 0 0 0 9 7 12 0 0 7 4 28 9 0 0 23 6 34 11 0 0 12 5 18 13 0 0 7 8 7 22 0 0 0 20-16 34 0 0-16 14-43 14 0 0-28 0-44-12 0 0-15-12-19-36l25-4c0 0 2 15 11 23 0 0 10 8 27 8 0 0 16 0 25-7 0 0 8-7 8-17 0 0 0-7-4-11 0 0-4-4-10-6 0 0-6-2-27-7 0 0-31-7-41-18 0 0-10-11-10-25 0 0 0-19 15-30 0 0 15-12 39-12 0 0 26 0 41 10 0 0 14 10 18 31z">
          <text:p/>
        </draw:path>
        <draw:line draw:style-name="gr12" draw:text-style-name="P1" draw:layer="layout" svg:x1="-69.568cm" svg:y1="16.622cm" svg:x2="104.676cm" svg:y2="16.622cm">
          <text:p/>
        </draw:line>
        <draw:polygon draw:style-name="gr18" draw:text-style-name="P11" draw:layer="layout" svg:width="8.298cm" svg:height="0.282cm" svg:x="18.146cm" svg:y="16.199cm" svg:viewBox="0 0 8299 283" draw:points="0,0 8299,0 8299,283 0,283">
          <text:p/>
        </draw:polygon>
        <draw:path draw:style-name="gr8" draw:text-style-name="P5" draw:layer="layout" svg:width="2.657cm" svg:height="0.261cm" svg:x="26.584cm" svg:y="16.223cm" svg:viewBox="0 0 2658 262" svg:d="M189 203h-30l-23-62h-85l-22 62h-29l78-203h29zM127 120c0 0-25-66-28-76 0 0-3-8-7-23 0 0-4 20-11 38l-22 61zM289 98c0 0-1-14-9-19 0 0-8-6-23-6 0 0-14 0-23 4 0 0-8 5-8 15 0 0 0 9 7 13 0 0 7 4 27 9 0 0 23 6 35 11 0 0 11 4 18 12 0 0 6 8 6 23 0 0 0 20-16 33 0 0-16 13-43 13 0 0-27 0-43-12 0 0-16-11-19-35l24-3c0 0 2 15 12 22 0 0 9 8 26 8 0 0 16 0 25-7 0 0 9-7 9-17 0 0 0-6-4-10 0 0-4-4-10-6 0 0-6-2-27-7 0 0-31-8-41-18 0 0-10-11-10-26 0 0 0-19 14-31 0 0 15-12 40-12 0 0 26 0 40 10 0 0 15 11 18 32zM431 98c0 0-2-14-10-19 0 0-8-6-23-6 0 0-14 0-23 4 0 0-8 5-8 15 0 0 0 9 7 13 0 0 7 4 27 9 0 0 24 6 35 11 0 0 11 4 18 12 0 0 6 8 6 23 0 0 0 20-16 33 0 0-16 13-42 13 0 0-28 0-44-12 0 0-16-11-19-35l24-3c0 0 3 15 12 22 0 0 9 8 26 8 0 0 16 0 25-7 0 0 9-7 9-17 0 0 0-6-4-10 0 0-4-4-10-6 0 0-6-2-27-7 0 0-31-8-41-18 0 0-10-11-10-26 0 0 0-19 14-31 0 0 15-12 40-12 0 0 26 0 41 10 0 0 14 11 17 32zM617 136h-109c0 0 1 24 14 37 0 0 12 13 30 13 0 0 15 0 24-8 0 0 10-7 15-22l25 3c0 0-6 23-22 35 0 0-17 12-42 12 0 0-33 0-51-20 0 0-19-20-19-55 0 0 0-35 18-57 0 0 18-22 51-22 0 0 16 0 31 7 0 0 15 7 25 24 0 0 10 18 10 53zM592 116c0 0-2-23-14-34 0 0-12-9-27-9 0 0-17 0-29 11 0 0-11 13-13 32zM845 203h-24v-93c0 0 0-10-2-17 0 0-1-8-7-14 0 0-6-5-18-5 0 0-15 0-25 10 0 0-11 11-11 34v85h-24v-95c0 0 0-20-7-27 0 0-7-7-19-7 0 0-16 0-26 11 0 0-11 12-11 42v76h-24v-148h22v21c0 0 16-24 44-24 0 0 16 0 27 7 0 0 10 6 15 19 0 0 16-26 45-26 0 0 22 0 34 13 0 0 11 12 11 37zM908 72c0 0 14-20 39-20 0 0 29 0 45 21 0 0 17 21 17 54 0 0 0 39-19 59 0 0-19 20-44 20 0 0-26 0-40-22h-1v19h-23v-203h25v72zM944 186c0 0 17 0 29-15 0 0 11-15 11-42 0 0 0-25-11-41 0 0-10-15-28-15 0 0-18 0-29 15 0 0-11 17-11 40 0 0 0 24 5 34 0 0 4 9 13 17 0 0 10 7 21 7zM1064 203h-25v-203h25zM1229 136h-110c0 0 2 24 14 37 0 0 13 13 31 13 0 0 14 0 24-8 0 0 9-7 15-22l25 3c0 0-6 23-23 35 0 0-16 12-41 12 0 0-33 0-52-20 0 0-18-20-18-55 0 0 0-35 18-57 0 0 18-22 51-22 0 0 16 0 31 7 0 0 14 7 25 24 0 0 10 18 10 53zM1203 116c0 0-1-23-13-34 0 0-13-9-27-9 0 0-18 0-29 11 0 0-11 13-13 32zM1341 0h77c0 0 18 0 31 1 0 0 13 2 24 10 0 0 11 7 16 20 0 0 6 13 6 27 0 0 0 28-18 46 0 0-18 17-57 17h-52v82h-27zM1368 97h52c0 0 48 0 48-38 0 0 0-12-7-21 0 0-6-10-15-12 0 0-9-2-27-2h-51zM1605 60l-8 23c0 0-9-5-18-5 0 0-14 0-21 13 0 0-7 13-7 35v77h-25v-148h22v23h1c0 0 12-26 31-26 0 0 13 0 25 8zM1680 52c0 0 30 0 49 20 0 0 20 20 20 55 0 0 0 44-21 61 0 0-22 18-48 18 0 0-28 0-48-18 0 0-20-18-20-58 0 0 0-39 19-59 0 0 20-19 49-19zM1680 186c0 0 21 0 32-16 0 0 11-15 11-41 0 0 0-28-12-43 0 0-13-13-31-13 0 0-19 0-31 14 0 0-12 15-12 43 0 0 0 28 12 42 0 0 13 14 31 14zM1835 202c0 0-11 3-19 3 0 0-16 0-24-6 0 0-7-6-9-15 0 0-1-8-1-24v-85h-19v-20h19v-36l24-15v51h25v20h-25v86c0 0 0 11 2 16 0 0 3 5 12 5 0 0 5 0 11-1zM1915 52c0 0 30 0 50 20 0 0 19 20 19 55 0 0 0 44-21 61 0 0-21 18-48 18 0 0-27 0-48-18 0 0-20-18-20-58 0 0 0-39 20-59 0 0 19-19 48-19zM1915 186c0 0 21 0 33-16 0 0 11-15 11-41 0 0 0-28-13-43 0 0-12-13-31-13 0 0-18 0-31 14 0 0-12 15-12 43 0 0 0 28 13 42 0 0 12 14 30 14zM2070 202c0 0-11 3-19 3 0 0-16 0-24-6 0 0-7-6-9-15 0 0-1-8-1-24v-85h-18v-20h18v-36l25-15v51h24v20h-24v86c0 0 0 11 2 16 0 0 2 5 11 5 0 0 6 0 11-1zM2211 55l-56 150v1c0 0-8 25-19 41 0 0-10 15-30 15 0 0-7 0-16-3l-3-23c0 0 8 2 15 2 0 0 13 0 19-7 0 0 5-8 11-28l-55-148h27l34 97c0 0 3 9 7 23 0 0 3-16 9-30l32-90zM2256 74c0 0 14-22 41-22 0 0 29 0 46 21 0 0 17 22 17 55 0 0 0 36-19 57 0 0-18 21-45 21 0 0-24 0-38-18h-1v71h-24v-204h22v19zM2294 186c0 0 17 0 29-15 0 0 11-14 11-43 0 0 0-26-11-42 0 0-10-14-28-14 0 0-17 0-29 16 0 0-11 17-11 43 0 0 0 27 11 41 0 0 11 14 28 14zM2516 136h-109c0 0 1 24 14 37 0 0 12 13 31 13 0 0 14 0 23-8 0 0 10-7 15-22l26 3c0 0-7 23-23 35 0 0-17 12-41 12 0 0-33 0-52-20 0 0-19-20-19-55 0 0 0-35 18-57 0 0 18-22 51-22 0 0 16 0 31 7 0 0 15 7 25 24 0 0 10 18 10 53zM2491 116c0 0-2-23-14-34 0 0-12-9-27-9 0 0-18 0-29 11 0 0-11 13-13 32zM2628 98c0 0-2-14-10-19 0 0-8-6-22-6 0 0-14 0-23 4 0 0-9 5-9 15 0 0 0 9 7 13 0 0 7 4 28 9 0 0 23 6 34 11 0 0 12 4 18 12 0 0 7 8 7 23 0 0 0 20-17 33 0 0-16 13-42 13 0 0-28 0-44-12 0 0-15-11-19-35l25-3c0 0 2 15 11 22 0 0 10 8 27 8 0 0 16 0 24-7 0 0 9-7 9-17 0 0 0-6-4-10 0 0-4-4-10-6 0 0-6-2-27-7 0 0-31-8-41-18 0 0-10-11-10-26 0 0 0-19 15-31 0 0 14-12 39-12 0 0 26 0 41 10 0 0 14 11 17 32z">
          <text:p/>
        </draw:path>
        <draw:line draw:style-name="gr12" draw:text-style-name="P1" draw:layer="layout" svg:x1="-69.568cm" svg:y1="17.187cm" svg:x2="104.676cm" svg:y2="17.187cm">
          <text:p/>
        </draw:line>
        <draw:polygon draw:style-name="gr18" draw:text-style-name="P11" draw:layer="layout" svg:width="17.187cm" svg:height="0.282cm" svg:x="26.444cm" svg:y="16.764cm" svg:viewBox="0 0 17188 283" draw:points="0,0 17188,0 17188,283 0,283">
          <text:p/>
        </draw:polygon>
        <draw:path draw:style-name="gr8" draw:text-style-name="P5" draw:layer="layout" svg:width="2.4cm" svg:height="0.262cm" svg:x="43.793cm" svg:y="16.787cm" svg:viewBox="0 0 2401 263" svg:d="M127 203h-127v-203h27v179h100zM282 203h-26c0 0-4-7-5-18 0 0-25 22-54 22 0 0-23 0-37-12 0 0-13-11-13-31 0 0 0-18 13-30 0 0 13-11 45-15l23-4c0 0 13-2 21-5 0 0 0-11-1-15 0 0 0-5-4-10 0 0-3-5-10-8 0 0-8-3-21-3 0 0-15 0-25 6 0 0-9 6-13 22l-24-3c0 0 4-23 21-34 0 0 16-11 45-11 0 0 26 0 39 7 0 0 12 8 15 20 0 0 3 10 3 28v33c0 0 0 31 1 41 0 0 1 10 7 20zM249 139v-9c0 0-19 6-48 10 0 0-28 4-28 24 0 0 0 10 8 17 0 0 7 6 22 6 0 0 18 0 32-11 0 0 14-11 14-37zM338 73c0 0 13-19 39-19 0 0 28 0 45 20 0 0 17 21 17 54 0 0 0 38-19 58 0 0-19 21-44 21 0 0-26 0-40-22h-1v18h-23v-203h25v73zM374 186c0 0 17 0 28-14 0 0 11-15 11-42 0 0 0-26-10-41 0 0-10-15-28-15 0 0-18 0-29 16 0 0-11 15-11 39 0 0 0 23 4 33 0 0 5 10 14 17 0 0 9 7 21 7zM605 203c0 0-11 2-19 2 0 0-17 0-24-6 0 0-7-5-9-14 0 0-2-9-2-25v-84h-18v-19h18v-37l25-15v52h26v19h-26v86c0 0 0 11 3 16 0 0 2 4 12 4 0 0 5 0 11-1zM754 136h-110c0 0 2 25 14 37 0 0 13 13 31 13 0 0 14 0 24-7 0 0 9-8 14-23l26 3c0 0-6 23-23 35 0 0-16 13-41 13 0 0-33 0-52-20 0 0-18-21-18-56 0 0 0-34 18-56 0 0 18-21 50-21 0 0 16 0 31 7 0 0 15 7 26 24 0 0 10 17 10 51zM728 116c0 0-1-22-13-32 0 0-13-10-28-10 0 0-17 0-28 12 0 0-11 11-13 30zM865 98c0 0-1-12-9-18 0 0-8-6-23-6 0 0-14 0-23 5 0 0-9 5-9 14 0 0 0 9 7 12 0 0 8 4 28 9 0 0 23 6 35 11 0 0 11 5 18 13 0 0 6 8 6 22 0 0 0 20-16 33 0 0-16 14-43 14 0 0-28 0-43-12 0 0-16-12-19-35l24-4c0 0 2 15 12 23 0 0 9 7 26 7 0 0 16 0 25-6 0 0 9-7 9-17 0 0 0-7-4-11 0 0-5-4-10-6 0 0-6-2-27-7 0 0-31-7-41-18 0 0-11-11-11-25 0 0 0-19 15-30 0 0 15-12 39-12 0 0 27 0 41 10 0 0 15 10 18 31zM982 203c0 0-11 2-19 2 0 0-16 0-23-6 0 0-8-5-9-14 0 0-2-9-2-25v-84h-18v-19h18v-37l24-15v52h26v19h-26v86c0 0 0 11 3 16 0 0 2 4 11 4 0 0 6 0 12-1zM1084 0h77c0 0 18 0 31 2 0 0 13 2 24 9 0 0 11 8 17 21 0 0 6 13 6 28 0 0 0 28-18 45 0 0-18 16-58 16h-52v82h-27zM1111 97h52c0 0 48 0 48-37 0 0 0-13-6-22 0 0-6-9-16-11 0 0-9-3-26-3h-52zM1349 61l-9 23c0 0-9-5-18-5 0 0-14 0-21 12 0 0-7 13-7 35v77h-25v-146h23v22c0 0 12-25 31-25 0 0 13 0 26 7zM1423 54c0 0 30 0 49 19 0 0 20 19 20 55 0 0 0 43-21 61 0 0-21 18-48 18 0 0-27 0-48-19 0 0-20-18-20-58 0 0 0-38 20-57 0 0 19-19 48-19zM1423 186c0 0 22 0 33-16 0 0 11-15 11-41 0 0 0-27-13-41 0 0-12-14-31-14 0 0-18 0-31 14 0 0-12 14-12 42 0 0 0 28 13 42 0 0 12 14 30 14zM1578 203c0 0-11 2-19 2 0 0-16 0-23-6 0 0-8-5-10-14 0 0-1-9-1-25v-84h-18v-19h18v-37l25-15v52h24v19h-24v86c0 0 0 11 2 16 0 0 2 4 11 4 0 0 6 0 11-1zM1659 54c0 0 29 0 49 19 0 0 19 19 19 55 0 0 0 43-21 61 0 0-21 18-47 18 0 0-28 0-48-19 0 0-21-18-21-58 0 0 0-38 20-57 0 0 20-19 49-19zM1659 186c0 0 21 0 32-16 0 0 11-15 11-41 0 0 0-27-12-41 0 0-13-14-31-14 0 0-19 0-31 14 0 0-12 14-12 42 0 0 0 28 12 42 0 0 12 14 31 14zM1813 203c0 0-11 2-18 2 0 0-17 0-24-6 0 0-8-5-9-14 0 0-2-9-2-25v-84h-18v-19h18v-37l25-15v52h25v19h-25v86c0 0 0 11 2 16 0 0 3 4 12 4 0 0 5 0 11-1zM1955 57l-56 149v1c0 0-9 25-19 40 0 0-11 16-31 16 0 0-6 0-16-3l-2-24c0 0 7 3 14 3 0 0 14 0 19-8 0 0 5-8 12-27l-56-147h27l35 96c0 0 2 9 6 22 0 0 4-15 9-30l33-88zM1999 76c0 0 14-22 42-22 0 0 29 0 45 21 0 0 17 21 17 54 0 0 0 36-19 57 0 0-18 21-45 21 0 0-23 0-37-19h-1v71h-25v-202h23zM2038 186c0 0 17 0 28-14 0 0 12-15 12-43 0 0 0-27-11-41 0 0-11-15-28-15 0 0-18 0-29 16 0 0-12 17-12 42 0 0 0 27 11 41 0 0 11 14 29 14zM2260 136h-110c0 0 2 25 14 37 0 0 12 13 31 13 0 0 14 0 24-7 0 0 9-8 14-23l26 3c0 0-6 23-23 35 0 0-16 13-41 13 0 0-33 0-52-20 0 0-18-21-18-56 0 0 0-34 18-56 0 0 18-21 50-21 0 0 16 0 31 7 0 0 15 7 26 24 0 0 10 17 10 51zM2234 116c0 0-1-22-14-32 0 0-12-10-27-10 0 0-17 0-28 12 0 0-12 11-13 30zM2371 98c0 0-1-12-10-18 0 0-8-6-22-6 0 0-14 0-23 5 0 0-9 5-9 14 0 0 0 9 7 12 0 0 7 4 28 9 0 0 23 6 35 11 0 0 11 5 18 13 0 0 6 8 6 22 0 0 0 20-16 33 0 0-16 14-43 14 0 0-28 0-43-12 0 0-16-12-19-35l24-4c0 0 2 15 12 23 0 0 9 7 26 7 0 0 16 0 25-6 0 0 9-7 9-17 0 0 0-7-4-11 0 0-5-4-11-6 0 0-6-2-26-7 0 0-31-7-42-18 0 0-10-11-10-25 0 0 0-19 15-30 0 0 15-12 39-12 0 0 27 0 41 10 0 0 14 10 18 31z">
          <text:p/>
        </draw:path>
        <draw:line draw:style-name="gr12" draw:text-style-name="P1" draw:layer="layout" svg:x1="-69.568cm" svg:y1="17.751cm" svg:x2="104.676cm" svg:y2="17.751cm">
          <text:p/>
        </draw:line>
        <draw:polygon draw:style-name="gr18" draw:text-style-name="P11" draw:layer="layout" svg:width="16.595cm" svg:height="0.282cm" svg:x="43.631cm" svg:y="17.328cm" svg:viewBox="0 0 16596 283" draw:points="0,0 16596,0 16596,283 0,283">
          <text:p/>
        </draw:polygon>
        <draw:path draw:style-name="gr8" draw:text-style-name="P5" draw:layer="layout" svg:width="2.633cm" svg:height="0.261cm" svg:x="60.3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0 203h-23v-19h-1c0 0-13 22-40 22 0 0-27 0-45-21 0 0-18-21-18-55 0 0 0-36 17-56 0 0 17-21 45-21 0 0 26 0 39 20h1v-73h25zM508 186c0 0 17 0 28-14 0 0 11-13 11-40 0 0 0-27-10-43 0 0-11-15-30-15 0 0-19 0-29 15 0 0-10 15-10 41 0 0 0 18 5 30 0 0 6 13 15 19 0 0 10 7 20 7zM834 25h-67v178h-26v-178h-67v-25h160zM986 136h-109c0 0 1 24 13 37 0 0 13 13 32 13 0 0 14 0 23-8 0 0 10-7 15-23l25 4c0 0-6 23-22 35 0 0-17 12-41 12 0 0-34 0-52-20 0 0-19-20-19-55 0 0 0-35 18-56 0 0 18-22 51-22 0 0 16 0 31 7 0 0 15 7 25 24 0 0 10 17 10 52zM961 116c0 0-2-23-14-33 0 0-12-9-27-9 0 0-18 0-29 11 0 0-11 12-13 31zM1098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4 202c0 0-11 2-18 2 0 0-17 0-24-5 0 0-7-6-9-15 0 0-2-8-2-24v-84h-18v-20h18v-36l25-16v52h25v20h-25v85c0 0 0 11 3 16 0 0 2 5 11 5 0 0 5 0 11-2zM1317 0h76c0 0 18 0 31 1 0 0 13 2 25 11 0 0 11 7 17 20 0 0 6 13 6 27 0 0 0 28-19 45 0 0-18 17-57 17h-52v82h-27zM1344 97h52c0 0 47 0 47-37 0 0 0-12-6-21 0 0-6-10-15-12 0 0-9-2-27-2h-51zM1582 61l-8 23c0 0-9-5-18-5 0 0-14 0-21 12 0 0-7 13-7 35v77h-26v-147h23v23h1c0 0 12-26 31-26 0 0 13 0 25 8zM1657 53c0 0 30 0 49 20 0 0 19 19 19 54 0 0 0 44-20 61 0 0-22 18-48 18 0 0-28 0-48-18 0 0-20-18-20-58 0 0 0-39 19-58 0 0 20-19 49-19zM1657 186c0 0 21 0 32-16 0 0 11-16 11-41 0 0 0-28-12-42 0 0-13-13-31-13 0 0-19 0-31 14 0 0-12 14-12 42 0 0 0 28 12 42 0 0 12 14 31 14zM1812 202c0 0-12 2-19 2 0 0-16 0-24-5 0 0-7-6-9-15 0 0-2-8-2-24v-84h-18v-20h18v-36l25-16v52h25v20h-25v85c0 0 0 11 2 16 0 0 3 5 12 5 0 0 5 0 11-2zM1892 53c0 0 30 0 49 20 0 0 20 19 20 54 0 0 0 44-21 61 0 0-21 18-48 18 0 0-28 0-48-18 0 0-20-18-20-58 0 0 0-39 20-58 0 0 19-19 48-19zM1892 186c0 0 21 0 32-16 0 0 12-16 12-41 0 0 0-28-13-42 0 0-12-13-31-13 0 0-19 0-31 14 0 0-12 14-12 42 0 0 0 28 13 42 0 0 12 14 30 14zM2047 202c0 0-11 2-19 2 0 0-16 0-24-5 0 0-7-6-9-15 0 0-1-8-1-24v-84h-18v-20h18v-36l25-16v52h24v20h-24v85c0 0 0 11 2 16 0 0 2 5 11 5 0 0 6 0 11-2zM2188 56l-56 149v1c0 0-8 25-19 40 0 0-10 16-30 16 0 0-7 0-16-3l-3-23c0 0 8 2 14 2 0 0 14 0 19-7 0 0 6-8 12-28l-55-147h27l34 96c0 0 3 9 6 23h1c0 0 3-16 9-30l32-89zM2233 75c0 0 13-22 41-22 0 0 29 0 46 21 0 0 16 21 16 54 0 0 0 36-18 57 0 0-18 21-45 21 0 0-24 0-38-18h-1v71h-25v-203h23v19zM2271 186c0 0 17 0 29-15 0 0 11-14 11-43 0 0 0-27-11-41 0 0-11-14-28-14 0 0-17 0-29 16 0 0-11 16-11 41 0 0 0 28 11 42 0 0 11 14 28 14zM2493 136h-109c0 0 1 24 13 37 0 0 13 13 31 13 0 0 15 0 24-8 0 0 10-7 15-23l25 4c0 0-6 23-22 35 0 0-17 12-42 12 0 0-33 0-51-20 0 0-19-20-19-55 0 0 0-35 18-56 0 0 18-22 51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69.568cm" svg:y1="18.316cm" svg:x2="104.676cm" svg:y2="18.316cm">
          <text:p/>
        </draw:line>
        <draw:polygon draw:style-name="gr18" draw:text-style-name="P11" draw:layer="layout" svg:width="16.595cm" svg:height="0.283cm" svg:x="56.077cm" svg:y="17.892cm" svg:viewBox="0 0 16596 284" draw:points="0,0 16596,0 16596,284 0,284">
          <text:p/>
        </draw:polygon>
        <draw:path draw:style-name="gr8" draw:text-style-name="P5" draw:layer="layout" svg:width="1.723cm" svg:height="0.261cm" svg:x="72.8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1 210c0 0 0 15-2 26 0 0-2 10-10 18 0 0-9 8-26 8 0 0-10 0-19-2l4-21c0 0 7 2 12 2 0 0 8 0 11-6 0 0 4-5 4-25v-154h26zM391 28h-26v-28h26zM547 202h-22v-21h-1c0 0-17 25-46 25 0 0-15 0-28-7 0 0-13-7-17-20 0 0-5-12-5-33v-90h25v81c0 0 0 19 2 28 0 0 2 8 10 14 0 0 7 5 18 5 0 0 14 0 27-10 0 0 13-9 13-40v-78h24zM667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1-18 0 0-10-11-10-25 0 0 0-19 15-30 0 0 15-12 39-12 0 0 26 0 41 10 0 0 14 10 18 31zM784 202c0 0-11 2-19 2 0 0-16 0-24-6 0 0-7-5-9-14 0 0-1-9-1-25v-84h-18v-19h18v-37l24-14v51h25v19h-25v86c0 0 0 11 3 15 0 0 2 5 11 5 0 0 6 0 11-1zM887 0h70c0 0 18 0 32 2 0 0 13 2 25 9 0 0 12 7 21 20 0 0 9 13 14 29 0 0 5 17 5 40 0 0 0 45-21 73 0 0-21 29-73 29h-73zM914 178h43c0 0 14 0 24-2 0 0 10-1 21-8 0 0 11-8 18-24 0 0 7-17 7-44 0 0 0-16-3-29 0 0-3-13-10-24 0 0-7-11-17-16 0 0-9-5-18-6 0 0-9-1-23-1h-42zM1214 135h-109c0 0 1 24 14 37 0 0 12 13 30 13 0 0 15 0 24-7 0 0 10-8 15-23l26 3c0 0-7 23-23 35 0 0-17 13-42 13 0 0-32 0-51-20 0 0-18-21-18-56 0 0 0-34 18-56 0 0 18-21 50-21 0 0 16 0 31 7 0 0 15 7 25 24 0 0 10 17 10 51zM1189 115c0 0-1-23-14-32 0 0-12-10-27-10 0 0-17 0-29 12 0 0-11 11-13 30zM1326 97c0 0-2-12-10-18 0 0-8-6-22-6 0 0-14 0-23 5 0 0-9 5-9 14 0 0 0 9 7 12 0 0 7 4 28 9 0 0 23 6 34 11 0 0 12 4 18 13 0 0 6 8 6 22 0 0 0 20-15 33 0 0-17 14-43 14 0 0-28 0-44-12 0 0-15-12-19-36l25-3c0 0 2 15 11 22 0 0 10 8 27 8 0 0 16 0 25-6 0 0 8-8 8-17 0 0 0-7-4-11 0 0-4-4-10-6 0 0-6-2-27-7 0 0-31-7-41-18 0 0-10-11-10-25 0 0 0-19 15-30 0 0 14-12 39-12 0 0 26 0 41 10 0 0 14 10 17 31zM1410 202h-25v-146h25zM1410 28h-25v-28h25zM1568 182c0 0 0 32-7 48 0 0-6 16-21 24 0 0-16 8-38 8 0 0-25 0-42-11 0 0-16-11-16-37l24 4c0 0 1 13 10 18 0 0 8 6 23 6 0 0 20 0 29-8 0 0 9-8 11-20 0 0 2-11 2-31 0 0-16 19-41 19 0 0-28 0-46-21 0 0-17-21-17-53 0 0 0-32 17-54 0 0 17-21 46-21 0 0 26 0 43 20v-17h23zM1504 182c0 0 16 0 29-13 0 0 12-12 12-42 0 0 0-26-12-40 0 0-12-14-29-14 0 0-18 0-29 14 0 0-11 15-11 39 0 0 0 29 12 43 0 0 11 13 28 13zM1724 202h-24v-89c0 0 0-22-8-30 0 0-8-9-23-9 0 0-11 0-21 5 0 0-10 6-14 16 0 0-4 9-4 27v80h-25v-146h23v21c0 0 8-12 20-18 0 0 11-6 26-6 0 0 12 0 23 4 0 0 12 4 18 12 0 0 6 8 8 18 0 0 1 9 1 25z">
          <text:p/>
        </draw:path>
        <draw:line draw:style-name="gr12" draw:text-style-name="P1" draw:layer="layout" svg:x1="-69.568cm" svg:y1="18.88cm" svg:x2="104.676cm" svg:y2="18.88cm">
          <text:p/>
        </draw:line>
        <draw:polygon draw:style-name="gr18" draw:text-style-name="P11" draw:layer="layout" svg:width="8.297cm" svg:height="0.282cm" svg:x="60.226cm" svg:y="18.457cm" svg:viewBox="0 0 8298 283" draw:points="0,0 8298,0 8298,283 0,283">
          <text:p/>
        </draw:polygon>
        <draw:path draw:style-name="gr8" draw:text-style-name="P5" draw:layer="layout" svg:width="2.218cm" svg:height="0.209cm" svg:x="68.678cm" svg:y="18.477cm" svg:viewBox="0 0 2219 210" svg:d="M96 0c0 0 43 0 70 30 0 0 27 29 27 76 0 0 0 47-27 76 0 0-27 28-70 28 0 0-44 0-70-29 0 0-26-30-26-73 0 0 0-50 26-78 0 0 27-30 70-30zM96 187c0 0 31 0 50-21 0 0 19-22 19-60 0 0 0-39-19-61 0 0-20-21-49-21 0 0-31 0-50 21 0 0-20 21-20 64 0 0 0 35 19 56 0 0 20 22 50 22zM303 65l-8 23c0 0-9-6-18-6 0 0-14 0-21 13 0 0-7 12-7 35v77h-25v-147h23v22c0 0 12-25 31-25 0 0 13 0 25 8zM437 207h-23v-19h-1c0 0-13 22-40 22 0 0-27 0-45-21 0 0-18-22-18-55 0 0 0-36 17-57 0 0 17-20 45-20 0 0 26 0 40 20v-74h25zM375 190c0 0 17 0 28-14 0 0 11-13 11-40 0 0 0-27-10-43 0 0-10-16-30-16 0 0-19 0-29 16 0 0-10 15-10 41 0 0 0 18 6 30 0 0 5 13 15 19 0 0 9 7 19 7zM602 140h-109c0 0 2 24 14 37 0 0 12 13 31 13 0 0 14 0 24-8 0 0 9-7 14-23l26 4c0 0-7 22-23 35 0 0-16 12-41 12 0 0-33 0-52-20 0 0-18-20-18-55 0 0 0-35 18-56 0 0 18-22 50-22 0 0 16 0 31 7 0 0 15 7 25 24 0 0 10 17 10 52zM577 119c0 0-1-22-14-32 0 0-12-10-27-10 0 0-17 0-28 12 0 0-12 12-13 30zM711 65l-8 23c0 0-10-6-18-6 0 0-14 0-21 13 0 0-8 12-8 35v77h-24v-147h22v22h1c0 0 12-25 31-25 0 0 12 0 25 8zM928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0 206c0 0-11 2-19 2 0 0-16 0-23-5 0 0-8-6-9-15 0 0-2-9-2-24v-84h-18v-20h18v-36l25-16v52h25v20h-25v85c0 0 0 11 2 16 0 0 3 4 12 4 0 0 5 0 11-1zM1131 57c0 0 30 0 49 19 0 0 21 19 21 55 0 0 0 44-22 61 0 0-22 18-48 18 0 0-28 0-48-18 0 0-21-19-21-58 0 0 0-39 20-58 0 0 20-19 49-19zM1131 190c0 0 21 0 32-16 0 0 11-16 11-41 0 0 0-28-12-42 0 0-13-14-31-14 0 0-19 0-31 15 0 0-12 14-12 42 0 0 0 27 12 42 0 0 13 14 31 14zM1349 156c0 0-5 28-22 41 0 0-17 13-39 13 0 0-32 0-49-21 0 0-17-21-17-55 0 0 0-29 10-46 0 0 10-17 25-24 0 0 15-7 31-7 0 0 23 0 39 12 0 0 16 11 20 34l-24 4c0 0-4-15-13-22 0 0-8-8-21-8 0 0-21 0-31 15 0 0-11 15-11 41 0 0 0 27 11 42 0 0 10 15 30 15 0 0 16 0 25-9 0 0 9-10 12-28zM1492 207h-31l-48-75-18 16v59h-25v-204h25v116l59-59h32l-56 55zM1593 3h76c0 0 18 0 31 2 0 0 13 2 25 10 0 0 11 8 17 21 0 0 5 13 5 27 0 0 0 28-18 45 0 0-18 17-58 17h-51v82h-27zM1620 101h52c0 0 47 0 47-37 0 0 0-12-6-21 0 0-6-10-15-12 0 0-9-3-27-3h-51zM1905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2 142v-9c0 0-19 7-47 10 0 0-28 4-28 24 0 0 0 10 7 17 0 0 8 6 22 6 0 0 18 0 32-11 0 0 14-10 14-37zM2014 65l-8 23c0 0-10-6-19-6 0 0-13 0-20 13 0 0-8 12-8 35v77h-24v-147h22v22h1c0 0 11-25 30-25 0 0 13 0 26 8zM2087 206c0 0-12 2-19 2 0 0-16 0-24-5 0 0-8-6-9-15 0 0-2-9-2-24v-84h-18v-20h18v-36l25-16v52h25v20h-25v85c0 0 0 11 2 16 0 0 3 4 12 4 0 0 5 0 11-1zM2189 101c0 0-1-12-9-18 0 0-8-6-23-6 0 0-14 0-23 5 0 0-9 5-9 14 0 0 0 9 7 13 0 0 7 3 28 9 0 0 23 6 34 10 0 0 12 5 18 13 0 0 7 8 7 23 0 0 0 19-16 33 0 0-16 13-43 13 0 0-28 0-43-12 0 0-16-11-20-35l25-4c0 0 2 16 11 23 0 0 10 8 27 8 0 0 16 0 25-7 0 0 8-7 8-17 0 0 0-6-3-11 0 0-4-3-10-6 0 0-6-1-27-7 0 0-32-7-41-18 0 0-11-10-11-25 0 0 0-18 15-30 0 0 15-12 39-12 0 0 26 0 41 10 0 0 15 10 18 31z">
          <text:p/>
        </draw:path>
        <draw:line draw:style-name="gr12" draw:text-style-name="P1" draw:layer="layout" svg:x1="-69.568cm" svg:y1="19.445cm" svg:x2="104.676cm" svg:y2="19.445cm">
          <text:p/>
        </draw:line>
        <draw:polygon draw:style-name="gr18" draw:text-style-name="P11" draw:layer="layout" svg:width="8.297cm" svg:height="0.283cm" svg:x="60.226cm" svg:y="19.021cm" svg:viewBox="0 0 8298 284" draw:points="0,0 8298,0 8298,284 0,284">
          <text:p/>
        </draw:polygon>
        <draw:path draw:style-name="gr8" draw:text-style-name="P5" draw:layer="layout" svg:width="2.485cm" svg:height="0.21cm" svg:x="68.678cm" svg:y="19.041cm" svg:viewBox="0 0 2486 211" svg:d="M96 0c0 0 43 0 70 29 0 0 27 29 27 77 0 0 0 47-27 76 0 0-27 29-70 29 0 0-44 0-70-30 0 0-26-30-26-72 0 0 0-51 26-80 0 0 27-29 70-29zM96 188c0 0 31 0 50-22 0 0 19-21 19-60 0 0 0-40-19-62 0 0-20-21-49-21 0 0-31 0-50 21 0 0-20 21-20 65 0 0 0 35 19 57 0 0 20 22 50 22zM303 64l-8 24c0 0-9-6-18-6 0 0-14 0-21 13 0 0-7 13-7 35v77h-25v-147h23v22c0 0 12-26 31-26 0 0 13 0 25 8zM437 207h-23v-19h-1c0 0-13 23-40 23 0 0-27 0-45-22 0 0-18-21-18-55 0 0 0-36 17-57 0 0 17-21 45-21 0 0 26 0 40 21v-73h25zM375 190c0 0 17 0 28-13 0 0 11-14 11-41 0 0 0-27-10-42 0 0-10-17-30-17 0 0-19 0-29 16 0 0-10 16-10 41 0 0 0 18 6 31 0 0 5 12 15 19 0 0 9 6 19 6zM602 140h-109c0 0 2 24 14 37 0 0 12 13 31 13 0 0 14 0 24-7 0 0 9-8 14-23l26 3c0 0-7 23-23 35 0 0-16 13-41 13 0 0-33 0-52-21 0 0-18-20-18-55 0 0 0-34 18-57 0 0 18-22 50-22 0 0 16 0 31 8 0 0 15 7 25 25 0 0 10 16 10 51zM577 120c0 0-1-23-14-33 0 0-12-10-27-10 0 0-17 0-28 13 0 0-12 11-13 30zM711 64l-8 24c0 0-10-6-18-6 0 0-14 0-21 13 0 0-8 13-8 35v77h-24v-147h22v22h1c0 0 12-26 31-26 0 0 12 0 25 8zM979 143c0 0-9 34-31 51 0 0-22 17-53 17 0 0-49 0-72-31 0 0-23-32-23-75 0 0 0-50 27-77 0 0 27-28 69-28 0 0 29 0 50 16 0 0 21 15 29 44l-26 6c0 0-6-22-20-32 0 0-14-11-34-11 0 0-33 0-50 22 0 0-17 22-17 59 0 0 0 42 18 63 0 0 18 21 47 21 0 0 24 0 39-13 0 0 14-13 20-39zM1127 207h-22v-21h-1c0 0-16 25-46 25 0 0-15 0-28-7 0 0-13-8-17-20 0 0-4-13-4-33v-91h24v82c0 0 0 19 2 28 0 0 2 8 10 13 0 0 8 6 19 6 0 0 14 0 26-10 0 0 12-9 12-40v-79h25zM1247 102c0 0-1-12-10-18 0 0-8-7-22-7 0 0-14 0-23 5 0 0-9 5-9 15 0 0 0 8 8 12 0 0 6 4 27 9 0 0 23 6 35 11 0 0 11 4 17 12 0 0 7 9 7 23 0 0 0 20-16 33 0 0-16 14-43 14 0 0-28 0-43-12 0 0-16-12-19-36l24-3c0 0 2 15 12 22 0 0 9 8 26 8 0 0 16 0 25-7 0 0 9-7 9-17 0 0 0-6-5-10 0 0-4-4-10-6 0 0-6-2-26-7 0 0-31-8-42-18 0 0-9-11-9-26 0 0 0-19 14-31 0 0 15-12 39-12 0 0 27 0 41 11 0 0 15 10 17 31zM1364 207c0 0-11 2-19 2 0 0-16 0-24-6 0 0-7-5-9-14 0 0-1-9-1-25v-85h-18v-19h18v-37l25-14v51h24v19h-24v86c0 0 0 12 2 16 0 0 2 5 11 5 0 0 6 0 11-1zM1445 56c0 0 29 0 49 20 0 0 19 20 19 56 0 0 0 43-21 61 0 0-21 18-47 18 0 0-28 0-48-19 0 0-21-18-21-58 0 0 0-38 20-58 0 0 20-20 49-20zM1445 190c0 0 21 0 32-16 0 0 11-15 11-41 0 0 0-27-12-41 0 0-13-15-31-15 0 0-19 0-31 15 0 0-12 14-12 42 0 0 0 28 12 42 0 0 12 14 31 14zM1740 207h-25v-92c0 0 0-11-1-18 0 0-1-7-7-13 0 0-6-6-18-6 0 0-14 0-25 11 0 0-11 10-11 33v85h-25v-95c0 0 0-19-6-26 0 0-7-8-19-8 0 0-16 0-27 12 0 0-10 11-10 41v76h-24v-147h22v20c0 0 15-24 44-24 0 0 16 0 27 7 0 0 10 7 15 19 0 0 16-26 45-26 0 0 23 0 34 13 0 0 11 12 11 38zM1858 4h77c0 0 18 0 31 2 0 0 13 2 24 9 0 0 11 8 17 21 0 0 6 12 6 26 0 0 0 29-18 46 0 0-18 17-58 17h-52v82h-27zM1885 101h52c0 0 48 0 48-38 0 0 0-12-6-21 0 0-6-10-16-12 0 0-9-2-26-2h-52zM2172 207h-27c0 0-3-7-4-18 0 0-27 22-55 22 0 0-23 0-37-12 0 0-13-12-13-31 0 0 0-18 13-30 0 0 13-11 44-15l25-4c0 0 12-2 21-5 0 0 0-11-1-16 0 0-1-4-4-9 0 0-3-5-11-9 0 0-8-3-21-3 0 0-16 0-25 7 0 0-9 6-13 22l-24-3c0 0 4-24 21-35 0 0 16-12 45-12 0 0 27 0 40 8 0 0 12 8 15 20 0 0 3 11 3 29v33c0 0 0 30 1 41 0 0 1 10 7 20zM2139 142v-8c0 0-20 6-49 10 0 0-28 4-28 24 0 0 0 10 8 16 0 0 7 7 22 7 0 0 18 0 33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1.92cm" svg:height="0.733cm" svg:x="16.368cm" svg:y="15.494cm" svg:viewBox="0 0 1921 734" draw:points="0,0 1921,0 1921,734">
          <text:p/>
        </draw:polyline>
        <draw:polygon draw:style-name="gr22" draw:text-style-name="P12" draw:layer="layout" svg:width="0.113cm" svg:height="0.056cm" svg:x="18.231cm" svg:y="16.171cm" svg:viewBox="0 0 114 57" draw:points="114,0 57,57 0,0">
          <text:p/>
        </draw:polygon>
        <draw:polyline draw:style-name="gr21" draw:text-style-name="P1" draw:layer="layout" svg:width="0.141cm" svg:height="0.339cm" svg:x="26.444cm" svg:y="16.453cm" svg:viewBox="0 0 142 340" draw:points="0,0 142,0 142,340">
          <text:p/>
        </draw:polyline>
        <draw:polygon draw:style-name="gr22" draw:text-style-name="P12" draw:layer="layout" svg:width="0.113cm" svg:height="0.057cm" svg:x="26.528cm" svg:y="16.735cm" svg:viewBox="0 0 114 58" draw:points="114,0 57,58 0,0">
          <text:p/>
        </draw:polygon>
        <draw:polyline draw:style-name="gr21" draw:text-style-name="P1" draw:layer="layout" svg:width="0.141cm" svg:height="0.338cm" svg:x="43.631cm" svg:y="17.018cm" svg:viewBox="0 0 142 339" draw:points="0,0 142,0 142,339">
          <text:p/>
        </draw:polyline>
        <draw:polygon draw:style-name="gr22" draw:text-style-name="P12" draw:layer="layout" svg:width="0.113cm" svg:height="0.056cm" svg:x="43.716cm" svg:y="17.3cm" svg:viewBox="0 0 114 57" draw:points="114,0 57,57 0,0">
          <text:p/>
        </draw:polygon>
        <draw:polyline draw:style-name="gr21" draw:text-style-name="P1" draw:layer="layout" svg:width="0.141cm" svg:height="0.903cm" svg:x="68.523cm" svg:y="18.711cm" svg:viewBox="0 0 142 904" draw:points="0,0 142,0 142,904">
          <text:p/>
        </draw:polyline>
        <draw:polyline draw:style-name="gr21" draw:text-style-name="P1" draw:layer="layout" svg:width="0.141cm" svg:height="0.339cm" svg:x="68.523cm" svg:y="19.275cm" svg:viewBox="0 0 142 340" draw:points="0,0 142,0 142,340">
          <text:p/>
        </draw:polyline>
        <draw:frame draw:style-name="gr24" draw:text-style-name="P15" draw:layer="layout" svg:width="1.602cm" svg:height="0.412cm" svg:x="25.226cm" svg:y="20.349cm">
          <draw:text-box>
            <text:p text:style-name="P13"><text:span text:style-name="T2">Page 4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5" draw:style-name="dp1" draw:master-page-name="master-page62">
        <draw:polygon draw:style-name="gr2" draw:text-style-name="P2" draw:layer="layout" svg:width="0.592cm" svg:height="0.565cm" svg:x="1.044cm" svg:y="3.245cm" svg:viewBox="0 0 593 566" draw:points="0,0 593,0 593,566 0,566">
          <text:p/>
        </draw:polygon>
        <draw:polygon draw:style-name="gr3" draw:text-style-name="P3" draw:layer="layout" svg:width="0.16cm" svg:height="0.202cm" svg:x="1.2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.636cm" svg:y="3.245cm" svg:viewBox="0 0 594 566" draw:points="0,0 594,0 594,566 0,566">
          <text:p/>
        </draw:polygon>
        <draw:path draw:style-name="gr3" draw:text-style-name="P3" draw:layer="layout" svg:width="0.26cm" svg:height="0.202cm" svg:x="1.803cm" svg:y="3.395cm" svg:viewBox="0 0 261 203" svg:d="M261 0l-56 203h-25l-45-160c0 0-4-12-5-18l-6 24-43 154h-27l-54-203h27l31 133c0 0 6 27 8 39l1 3c0 0 6-26 9-38l38-137h34l29 103c0 0 10 39 15 72 0 0 3-16 10-45l32-130z">
          <text:p/>
        </draw:path>
        <draw:polygon draw:style-name="gr2" draw:text-style-name="P2" draw:layer="layout" svg:width="0.593cm" svg:height="0.565cm" svg:x="2.229cm" svg:y="3.245cm" svg:viewBox="0 0 594 566" draw:points="0,0 594,0 594,566 0,566">
          <text:p/>
        </draw:polygon>
        <draw:polygon draw:style-name="gr3" draw:text-style-name="P3" draw:layer="layout" svg:width="0.16cm" svg:height="0.202cm" svg:x="2.44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.822cm" svg:y="3.245cm" svg:viewBox="0 0 593 566" draw:points="0,0 593,0 593,566 0,566">
          <text:p/>
        </draw:polygon>
        <draw:polygon draw:style-name="gr3" draw:text-style-name="P3" draw:layer="layout" svg:width="0.136cm" svg:height="0.202cm" svg:x="3.055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3.414cm" svg:y="3.245cm" svg:viewBox="0 0 594 566" draw:points="0,0 594,0 594,566 0,566">
          <text:p/>
        </draw:polygon>
        <draw:path draw:style-name="gr3" draw:text-style-name="P3" draw:layer="layout" svg:width="0.161cm" svg:height="0.209cm" svg:x="3.629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5 16 0 0 21 16 22 45z">
          <text:p/>
        </draw:path>
        <draw:polygon draw:style-name="gr2" draw:text-style-name="P2" draw:layer="layout" svg:width="4.149cm" svg:height="0.564cm" svg:x="0.451cm" svg:y="2.681cm" svg:viewBox="0 0 4150 565" draw:points="0,0 4150,0 4150,565 0,565">
          <text:p/>
        </draw:polygon>
        <draw:path draw:style-name="gr3" draw:text-style-name="P3" draw:layer="layout" svg:width="1.228cm" svg:height="0.207cm" svg:x="1.921cm" svg:y="2.83cm" svg:viewBox="0 0 1229 208" svg:d="M75 204h-25v-159c0 0-19 18-50 30v-24c0 0 43-20 59-51h16zM233 94c0 0 19 3 28 18 0 0 10 14 10 31 0 0 0 29-20 47 0 0-20 18-48 18 0 0-27 0-45-16 0 0-17-16-20-42l25-4c0 0 4 21 14 31 0 0 10 10 26 10 0 0 17 0 29-12 0 0 12-12 12-31 0 0 0-17-11-28 0 0-11-11-28-11 0 0-7 0-18 2l3-21c0 0 10 0 16-1 0 0 5-1 13-5 0 0 7-4 11-11 0 0 5-7 5-17 0 0 0-15-10-23 0 0-10-9-23-9 0 0-15 0-24 10 0 0-10 9-12 27l-25-4c0 0 5-27 21-40 0 0 17-13 40-13 0 0 25 0 42 15 0 0 17 16 17 38 0 0 0 28-28 40zM368 142h-76v-25h76zM495 138c0 0 0 39-14 54 0 0-16 16-42 16 0 0-27 0-41-16 0 0-13-15-13-46l24-4c0 0 0 21 7 31 0 0 8 11 23 11 0 0 13 0 20-7 0 0 7-6 8-15 0 0 2-9 2-22v-139h26zM656 204h-23v-21c0 0-17 25-46 25 0 0-16 0-29-7 0 0-13-8-17-20 0 0-4-13-4-33v-91h24v81c0 0 0 20 2 29 0 0 2 8 10 13 0 0 8 6 19 6 0 0 14 0 26-10 0 0 12-9 12-41v-78h26zM813 204h-24v-90c0 0 0-22-9-31 0 0-8-8-22-8 0 0-11 0-21 5 0 0-10 6-14 15 0 0-4 10-4 28v81h-25v-147h23v20c0 0 8-12 19-18 0 0 12-6 27-6 0 0 12 0 23 5 0 0 11 4 18 12 0 0 6 8 7 18 0 0 2 9 2 25zM917 142h-76v-25h76zM1032 204h-25v-159c0 0-19 18-50 30v-24c0 0 43-20 59-51h16zM1120 99c0 0 17-27 49-27 0 0 25 0 42 19 0 0 18 18 18 46 0 0 0 30-17 50 0 0-17 21-46 21 0 0-30 0-51-22 0 0-20-21-20-78 0 0 0-53 18-81 0 0 19-27 55-27 0 0 23 0 39 13 0 0 15 12 19 37l-25 3c0 0-7-33-34-33 0 0-19 0-34 19 0 0-14 19-14 60zM1165 187c0 0 17 0 28-14 0 0 10-13 10-34 0 0 0-20-10-32 0 0-11-13-29-13 0 0-16 0-29 12 0 0-12 12-12 31 0 0 0 22 12 36 0 0 13 14 30 14z">
          <text:p/>
        </draw:path>
        <draw:polygon draw:style-name="gr2" draw:text-style-name="P2" draw:layer="layout" svg:width="0.593cm" svg:height="0.565cm" svg:x="4.007cm" svg:y="3.245cm" svg:viewBox="0 0 594 566" draw:points="0,0 594,0 594,566 0,566">
          <text:p/>
        </draw:polygon>
        <draw:path draw:style-name="gr3" draw:text-style-name="P3" draw:layer="layout" svg:width="0.161cm" svg:height="0.209cm" svg:x="4.222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0.592cm" svg:height="0.565cm" svg:x="4.6cm" svg:y="3.245cm" svg:viewBox="0 0 593 566" draw:points="0,0 593,0 593,566 0,566">
          <text:p/>
        </draw:polygon>
        <draw:path draw:style-name="gr3" draw:text-style-name="P3" draw:layer="layout" svg:width="0.192cm" svg:height="0.202cm" svg:x="4.8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5.192cm" svg:y="3.245cm" svg:viewBox="0 0 594 566" draw:points="0,0 594,0 594,566 0,566">
          <text:p/>
        </draw:polygon>
        <draw:polygon draw:style-name="gr3" draw:text-style-name="P3" draw:layer="layout" svg:width="0.16cm" svg:height="0.202cm" svg:x="5.40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.785cm" svg:y="3.245cm" svg:viewBox="0 0 594 566" draw:points="0,0 594,0 594,566 0,566">
          <text:p/>
        </draw:polygon>
        <draw:path draw:style-name="gr3" draw:text-style-name="P3" draw:layer="layout" svg:width="0.26cm" svg:height="0.202cm" svg:x="5.952cm" svg:y="3.395cm" svg:viewBox="0 0 261 203" svg:d="M261 0l-56 203h-26l-45-160c0 0-3-12-4-18h-1l-6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6.378cm" svg:y="3.245cm" svg:viewBox="0 0 593 566" draw:points="0,0 593,0 593,566 0,566">
          <text:p/>
        </draw:polygon>
        <draw:polygon draw:style-name="gr3" draw:text-style-name="P3" draw:layer="layout" svg:width="0.16cm" svg:height="0.202cm" svg:x="6.59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.97cm" svg:y="3.245cm" svg:viewBox="0 0 594 566" draw:points="0,0 594,0 594,566 0,566">
          <text:p/>
        </draw:polygon>
        <draw:polygon draw:style-name="gr3" draw:text-style-name="P3" draw:layer="layout" svg:width="0.136cm" svg:height="0.202cm" svg:x="7.20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7.563cm" svg:y="3.245cm" svg:viewBox="0 0 594 566" draw:points="0,0 594,0 594,566 0,566">
          <text:p/>
        </draw:polygon>
        <draw:path draw:style-name="gr3" draw:text-style-name="P3" draw:layer="layout" svg:width="0.161cm" svg:height="0.209cm" svg:x="7.778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4.6cm" svg:y="2.681cm" svg:viewBox="0 0 4149 565" draw:points="0,0 4149,0 4149,565 0,565">
          <text:p/>
        </draw:polygon>
        <draw:path draw:style-name="gr3" draw:text-style-name="P3" draw:layer="layout" svg:width="1.25cm" svg:height="0.207cm" svg:x="6.048cm" svg:y="2.83cm" svg:viewBox="0 0 1251 208" svg:d="M133 204h-133c0 0 0-17 11-35 0 0 12-18 45-44 0 0 20-17 36-34 0 0 15-17 15-35 0 0 0-16-10-25 0 0-11-11-28-11 0 0-17 0-28 11 0 0-11 10-11 31l-26-4c0 0 3-28 20-43 0 0 18-15 46-15 0 0 29 0 46 16 0 0 17 17 17 40 0 0 0 20-14 40 0 0-14 20-56 53 0 0-22 18-29 31h99zM226 0c0 0 66 0 66 104 0 0 0 52-17 78 0 0-17 26-49 26 0 0-66 0-66-104 0 0 0-53 17-78 0 0 17-26 49-26zM226 187c0 0 20 0 30-19 0 0 10-21 10-64 0 0 0-31-4-49 0 0-5-17-13-26 0 0-10-9-23-9 0 0-20 0-30 20 0 0-10 20-10 64 0 0 0 30 4 47 0 0 5 19 14 28 0 0 9 8 22 8zM389 142h-76v-25h76zM517 138c0 0 0 39-15 54 0 0-15 16-41 16 0 0-28 0-41-16 0 0-14-15-14-46l24-4c0 0 0 21 8 31 0 0 7 11 23 11 0 0 13 0 20-7 0 0 6-6 8-15 0 0 1-9 1-22v-139h27zM677 204h-22v-21h-1c0 0-17 25-46 25 0 0-15 0-28-7 0 0-13-8-17-20 0 0-5-13-5-33v-91h25v81c0 0 0 20 2 29 0 0 2 8 10 13 0 0 7 6 18 6 0 0 14 0 27-10 0 0 12-9 12-41v-78h25zM836 204h-26v-90c0 0 0-22-8-31 0 0-8-8-22-8 0 0-11 0-21 5 0 0-10 6-14 15 0 0-4 10-4 28v81h-25v-147h22v20h1c0 0 7-12 19-18 0 0 12-6 27-6 0 0 11 0 23 5 0 0 11 4 17 12 0 0 8 8 9 18 0 0 2 9 2 25zM940 142h-76v-25h76zM1054 204h-24v-159c0 0-19 18-50 30v-24c0 0 43-20 58-51h16zM1142 99c0 0 17-27 49-27 0 0 25 0 42 19 0 0 18 18 18 46 0 0 0 30-18 50 0 0-17 21-46 21 0 0-29 0-49-22 0 0-21-21-21-78 0 0 0-53 19-81 0 0 18-27 54-27 0 0 22 0 38 13 0 0 16 12 19 37l-24 3c0 0-7-33-35-33 0 0-19 0-32 19 0 0-14 19-14 60zM1187 187c0 0 17 0 27-14 0 0 11-13 11-34 0 0 0-20-11-32 0 0-10-13-28-13 0 0-16 0-28 12 0 0-12 12-12 31 0 0 0 22 12 36 0 0 11 14 29 14z">
          <text:p/>
        </draw:path>
        <draw:polygon draw:style-name="gr2" draw:text-style-name="P2" draw:layer="layout" svg:width="0.592cm" svg:height="0.565cm" svg:x="8.156cm" svg:y="3.245cm" svg:viewBox="0 0 593 566" draw:points="0,0 593,0 593,566 0,566">
          <text:p/>
        </draw:polygon>
        <draw:path draw:style-name="gr3" draw:text-style-name="P3" draw:layer="layout" svg:width="0.16cm" svg:height="0.209cm" svg:x="8.371cm" svg:y="3.392cm" svg:viewBox="0 0 161 210" svg:d="M130 64c0 0-2-19-14-30 0 0-12-10-35-10 0 0-21 0-34 8 0 0-13 7-13 23 0 0 0 13 10 20 0 0 10 6 38 13 0 0 25 5 41 11 0 0 16 6 27 18 0 0 11 12 11 32 0 0 0 26-20 44 0 0-21 17-54 17 0 0-43 0-65-19 0 0-21-19-22-49l25-3c0 0 2 25 20 36 0 0 17 11 41 11 0 0 22 0 36-10 0 0 14-9 14-25 0 0 0-16-15-24 0 0-14-7-48-15 0 0-34-7-51-20 0 0-14-14-14-35 0 0 0-25 19-41 0 0 20-16 53-16 0 0 33 0 54 16 0 0 20 16 21 45z">
          <text:p/>
        </draw:path>
        <draw:polygon draw:style-name="gr2" draw:text-style-name="P2" draw:layer="layout" svg:width="0.593cm" svg:height="0.565cm" svg:x="8.748cm" svg:y="3.245cm" svg:viewBox="0 0 594 566" draw:points="0,0 594,0 594,566 0,566">
          <text:p/>
        </draw:polygon>
        <draw:path draw:style-name="gr3" draw:text-style-name="P3" draw:layer="layout" svg:width="0.192cm" svg:height="0.202cm" svg:x="8.949cm" svg:y="3.395cm" svg:viewBox="0 0 193 203" svg:d="M193 203h-26v-169l-59 169h-24l-58-172h-1v172h-25v-203h40l48 145c0 0 7 23 9 30 0 0 4-12 11-33l49-142h36z">
          <text:p/>
        </draw:path>
        <draw:polygon draw:style-name="gr2" draw:text-style-name="P2" draw:layer="layout" svg:width="0.593cm" svg:height="0.565cm" svg:x="9.341cm" svg:y="3.245cm" svg:viewBox="0 0 594 566" draw:points="0,0 594,0 594,566 0,566">
          <text:p/>
        </draw:polygon>
        <draw:polygon draw:style-name="gr3" draw:text-style-name="P3" draw:layer="layout" svg:width="0.16cm" svg:height="0.202cm" svg:x="9.55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9.934cm" svg:y="3.245cm" svg:viewBox="0 0 593 566" draw:points="0,0 593,0 593,566 0,566">
          <text:p/>
        </draw:polygon>
        <draw:path draw:style-name="gr3" draw:text-style-name="P3" draw:layer="layout" svg:width="0.26cm" svg:height="0.202cm" svg:x="10.1cm" svg:y="3.395cm" svg:viewBox="0 0 261 203" svg:d="M261 0l-56 203h-25l-44-160c0 0-4-12-6-18l-6 24-43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10.526cm" svg:y="3.245cm" svg:viewBox="0 0 594 566" draw:points="0,0 594,0 594,566 0,566">
          <text:p/>
        </draw:polygon>
        <draw:polygon draw:style-name="gr3" draw:text-style-name="P3" draw:layer="layout" svg:width="0.16cm" svg:height="0.202cm" svg:x="10.74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1.119cm" svg:y="3.245cm" svg:viewBox="0 0 594 566" draw:points="0,0 594,0 594,566 0,566">
          <text:p/>
        </draw:polygon>
        <draw:polygon draw:style-name="gr3" draw:text-style-name="P3" draw:layer="layout" svg:width="0.136cm" svg:height="0.202cm" svg:x="11.35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1.712cm" svg:y="3.245cm" svg:viewBox="0 0 593 566" draw:points="0,0 593,0 593,566 0,566">
          <text:p/>
        </draw:polygon>
        <draw:path draw:style-name="gr3" draw:text-style-name="P3" draw:layer="layout" svg:width="0.16cm" svg:height="0.209cm" svg:x="11.927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1 16 22 45z">
          <text:p/>
        </draw:path>
        <draw:polygon draw:style-name="gr2" draw:text-style-name="P2" draw:layer="layout" svg:width="4.149cm" svg:height="0.564cm" svg:x="8.748cm" svg:y="2.681cm" svg:viewBox="0 0 4150 565" draw:points="0,0 4150,0 4150,565 0,565">
          <text:p/>
        </draw:polygon>
        <draw:path draw:style-name="gr3" draw:text-style-name="P3" draw:layer="layout" svg:width="1.25cm" svg:height="0.207cm" svg:x="10.196cm" svg:y="2.83cm" svg:viewBox="0 0 1251 208" svg:d="M134 204h-134c0 0 0-17 12-35 0 0 12-18 45-44 0 0 19-17 35-34 0 0 16-17 16-35 0 0 0-16-11-25 0 0-11-11-27-11 0 0-17 0-28 11 0 0-11 10-11 31l-26-4c0 0 2-28 20-43 0 0 18-15 45-15 0 0 30 0 47 16 0 0 16 17 16 40 0 0 0 20-14 40 0 0-14 20-55 53 0 0-22 18-30 31h100zM293 23c0 0-30 33-52 81 0 0-22 48-26 100h-25c0 0 1-41 20-91 0 0 20-50 51-85h-99v-24h131zM390 142h-76v-25h76zM519 138c0 0 0 39-15 54 0 0-15 16-42 16 0 0-27 0-42-16 0 0-13-15-13-46l25-4c0 0 0 21 8 31 0 0 7 11 22 11 0 0 14 0 20-7 0 0 7-6 8-15 0 0 2-9 2-22v-139h27zM679 204h-22v-21h-1c0 0-17 25-46 25 0 0-15 0-28-7 0 0-14-8-18-20 0 0-4-13-4-33v-91h25v81c0 0 0 20 1 29 0 0 3 8 10 13 0 0 8 6 19 6 0 0 14 0 26-10 0 0 13-9 13-41v-78h25zM837 204h-25v-90c0 0 0-22-8-31 0 0-8-8-23-8 0 0-11 0-21 5 0 0-10 6-14 15 0 0-4 10-4 28v81h-25v-147h23v20c0 0 8-12 20-18 0 0 11-6 26-6 0 0 12 0 23 5 0 0 12 4 18 12 0 0 6 8 8 18 0 0 2 9 2 25zM940 142h-76v-25h76zM1055 204h-25v-159c0 0-18 18-49 30v-24c0 0 42-20 58-51h16zM1143 99c0 0 17-27 49-27 0 0 25 0 42 19 0 0 17 18 17 46 0 0 0 30-17 50 0 0-17 21-46 21 0 0-29 0-49-22 0 0-21-21-21-78 0 0 0-53 18-81 0 0 19-27 54-27 0 0 23 0 39 13 0 0 15 12 19 37l-25 3c0 0-7-33-34-33 0 0-19 0-33 19 0 0-14 19-14 60zM1188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12.304cm" svg:y="3.245cm" svg:viewBox="0 0 594 566" draw:points="0,0 594,0 594,566 0,566">
          <text:p/>
        </draw:polygon>
        <draw:path draw:style-name="gr3" draw:text-style-name="P3" draw:layer="layout" svg:width="0.161cm" svg:height="0.209cm" svg:x="12.519cm" svg:y="3.392cm" svg:viewBox="0 0 162 210" svg:d="M130 64c0 0-1-19-14-30 0 0-12-10-35-10 0 0-21 0-34 8 0 0-13 7-13 23 0 0 0 13 11 20 0 0 10 6 38 13 0 0 25 5 41 11 0 0 16 6 27 18 0 0 11 12 11 32 0 0 0 26-20 44 0 0-21 17-55 17 0 0-42 0-64-19 0 0-21-19-23-49l26-3c0 0 1 25 19 36 0 0 17 11 41 11 0 0 23 0 37-10 0 0 13-9 13-25 0 0 0-16-14-24 0 0-15-7-48-15 0 0-36-7-51-20 0 0-15-14-15-35 0 0 0-25 19-41 0 0 20-16 53-16 0 0 34 0 54 16 0 0 21 16 22 45z">
          <text:p/>
        </draw:path>
        <draw:polygon draw:style-name="gr2" draw:text-style-name="P2" draw:layer="layout" svg:width="0.593cm" svg:height="0.565cm" svg:x="12.897cm" svg:y="3.245cm" svg:viewBox="0 0 594 566" draw:points="0,0 594,0 594,566 0,566">
          <text:p/>
        </draw:polygon>
        <draw:path draw:style-name="gr3" draw:text-style-name="P3" draw:layer="layout" svg:width="0.192cm" svg:height="0.202cm" svg:x="13.097cm" svg:y="3.395cm" svg:viewBox="0 0 193 203" svg:d="M193 203h-26v-169l-59 169h-24l-57-172h-1v172h-26v-203h40l48 145c0 0 8 23 9 30h1c0 0 4-12 11-33l48-142h36z">
          <text:p/>
        </draw:path>
        <draw:polygon draw:style-name="gr2" draw:text-style-name="P2" draw:layer="layout" svg:width="0.592cm" svg:height="0.565cm" svg:x="13.49cm" svg:y="3.245cm" svg:viewBox="0 0 593 566" draw:points="0,0 593,0 593,566 0,566">
          <text:p/>
        </draw:polygon>
        <draw:polygon draw:style-name="gr3" draw:text-style-name="P3" draw:layer="layout" svg:width="0.16cm" svg:height="0.202cm" svg:x="13.70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4.082cm" svg:y="3.245cm" svg:viewBox="0 0 594 566" draw:points="0,0 594,0 594,566 0,566">
          <text:p/>
        </draw:polygon>
        <draw:path draw:style-name="gr3" draw:text-style-name="P3" draw:layer="layout" svg:width="0.26cm" svg:height="0.202cm" svg:x="14.249cm" svg:y="3.395cm" svg:viewBox="0 0 261 203" svg:d="M261 0l-56 203h-25l-44-160c0 0-4-12-5-18l-7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14.675cm" svg:y="3.245cm" svg:viewBox="0 0 594 566" draw:points="0,0 594,0 594,566 0,566">
          <text:p/>
        </draw:polygon>
        <draw:polygon draw:style-name="gr3" draw:text-style-name="P3" draw:layer="layout" svg:width="0.16cm" svg:height="0.202cm" svg:x="14.89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15.268cm" svg:y="3.245cm" svg:viewBox="0 0 593 566" draw:points="0,0 593,0 593,566 0,566">
          <text:p/>
        </draw:polygon>
        <draw:polygon draw:style-name="gr3" draw:text-style-name="P3" draw:layer="layout" svg:width="0.136cm" svg:height="0.202cm" svg:x="15.50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5.86cm" svg:y="3.245cm" svg:viewBox="0 0 594 566" draw:points="0,0 594,0 594,566 0,566">
          <text:p/>
        </draw:polygon>
        <draw:path draw:style-name="gr3" draw:text-style-name="P3" draw:layer="layout" svg:width="0.161cm" svg:height="0.209cm" svg:x="16.075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4.149cm" svg:height="0.564cm" svg:x="12.897cm" svg:y="2.681cm" svg:viewBox="0 0 4150 565" draw:points="0,0 4150,0 4150,565 0,565">
          <text:p/>
        </draw:polygon>
        <draw:path draw:style-name="gr3" draw:text-style-name="P3" draw:layer="layout" svg:width="1.004cm" svg:height="0.207cm" svg:x="14.466cm" svg:y="2.83cm" svg:viewBox="0 0 1005 208" svg:d="M141 155h-28v49h-25v-49h-88v-23l93-131h20v131h28zM88 132v-91l-64 91zM238 142h-75v-25h75zM366 138c0 0 0 39-15 54 0 0-15 16-41 16 0 0-28 0-41-16 0 0-14-15-14-46l24-4c0 0 1 21 8 31 0 0 8 11 23 11 0 0 13 0 20-7 0 0 6-6 8-15 0 0 1-9 1-22v-139h27zM526 204h-22v-21h-1c0 0-17 25-46 25 0 0-15 0-28-7 0 0-13-8-18-20 0 0-4-13-4-33v-91h25v81c0 0 0 20 2 29 0 0 2 8 10 13 0 0 7 6 18 6 0 0 14 0 27-10 0 0 12-9 12-41v-78h25zM589 204h-24v-203h24zM693 142h-75v-25h75zM808 204h-25v-159c0 0-18 18-49 30v-24c0 0 42-20 58-51h16zM896 99c0 0 17-27 49-27 0 0 25 0 42 19 0 0 18 18 18 46 0 0 0 30-18 50 0 0-17 21-46 21 0 0-29 0-49-22 0 0-21-21-21-78 0 0 0-53 19-81 0 0 18-27 53-27 0 0 23 0 39 13 0 0 15 12 19 37l-25 3c0 0-7-33-34-33 0 0-19 0-33 19 0 0-13 19-13 60zM941 187c0 0 17 0 27-14 0 0 11-13 11-34 0 0 0-20-11-32 0 0-10-13-28-13 0 0-17 0-29 12 0 0-11 12-11 31 0 0 0 22 11 36 0 0 12 14 30 14z">
          <text:p/>
        </draw:path>
        <draw:polygon draw:style-name="gr2" draw:text-style-name="P2" draw:layer="layout" svg:width="0.593cm" svg:height="0.565cm" svg:x="16.453cm" svg:y="3.245cm" svg:viewBox="0 0 594 566" draw:points="0,0 594,0 594,566 0,566">
          <text:p/>
        </draw:polygon>
        <draw:path draw:style-name="gr3" draw:text-style-name="P3" draw:layer="layout" svg:width="0.161cm" svg:height="0.209cm" svg:x="16.668cm" svg:y="3.392cm" svg:viewBox="0 0 162 210" svg:d="M130 64c0 0-2-19-14-30 0 0-12-10-35-10 0 0-21 0-35 8 0 0-13 7-13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17.046cm" svg:y="3.245cm" svg:viewBox="0 0 593 566" draw:points="0,0 593,0 593,566 0,566">
          <text:p/>
        </draw:polygon>
        <draw:path draw:style-name="gr3" draw:text-style-name="P3" draw:layer="layout" svg:width="0.192cm" svg:height="0.202cm" svg:x="17.246cm" svg:y="3.395cm" svg:viewBox="0 0 193 203" svg:d="M193 203h-25v-169h-1l-58 169h-24l-59-172v172h-26v-203h41l48 145c0 0 8 23 9 30 0 0 4-12 11-33l48-142h36z">
          <text:p/>
        </draw:path>
        <draw:polygon draw:style-name="gr2" draw:text-style-name="P2" draw:layer="layout" svg:width="0.593cm" svg:height="0.565cm" svg:x="17.638cm" svg:y="3.245cm" svg:viewBox="0 0 594 566" draw:points="0,0 594,0 594,566 0,566">
          <text:p/>
        </draw:polygon>
        <draw:polygon draw:style-name="gr3" draw:text-style-name="P3" draw:layer="layout" svg:width="0.16cm" svg:height="0.202cm" svg:x="17.85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8.231cm" svg:y="3.245cm" svg:viewBox="0 0 594 566" draw:points="0,0 594,0 594,566 0,566">
          <text:p/>
        </draw:polygon>
        <draw:path draw:style-name="gr3" draw:text-style-name="P3" draw:layer="layout" svg:width="0.26cm" svg:height="0.202cm" svg:x="18.398cm" svg:y="3.395cm" svg:viewBox="0 0 261 203" svg:d="M261 0l-56 203h-26l-44-160c0 0-3-12-4-18h-1l-6 24-43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18.824cm" svg:y="3.245cm" svg:viewBox="0 0 593 566" draw:points="0,0 593,0 593,566 0,566">
          <text:p/>
        </draw:polygon>
        <draw:polygon draw:style-name="gr3" draw:text-style-name="P3" draw:layer="layout" svg:width="0.16cm" svg:height="0.202cm" svg:x="19.04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9.416cm" svg:y="3.245cm" svg:viewBox="0 0 594 566" draw:points="0,0 594,0 594,566 0,566">
          <text:p/>
        </draw:polygon>
        <draw:polygon draw:style-name="gr3" draw:text-style-name="P3" draw:layer="layout" svg:width="0.136cm" svg:height="0.202cm" svg:x="19.649cm" svg:y="3.395cm" svg:viewBox="0 0 137 203" draw:points="137,24 28,24 28,87 123,87 123,111 28,111 28,203 0,203 0,0 137,0">
          <text:p/>
        </draw:polygon>
        <draw:polygon draw:style-name="gr2" draw:text-style-name="P2" draw:layer="layout" svg:width="0.593cm" svg:height="0.565cm" svg:x="20.009cm" svg:y="3.245cm" svg:viewBox="0 0 594 566" draw:points="0,0 594,0 594,566 0,566">
          <text:p/>
        </draw:polygon>
        <draw:path draw:style-name="gr3" draw:text-style-name="P3" draw:layer="layout" svg:width="0.161cm" svg:height="0.209cm" svg:x="20.224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4" draw:text-style-name="P2" draw:layer="layout" svg:width="4.148cm" svg:height="0.564cm" svg:x="17.046cm" svg:y="2.681cm" svg:viewBox="0 0 4149 565" draw:points="0,0 4149,0 4149,565 0,565">
          <text:p/>
        </draw:polygon>
        <draw:polygon draw:style-name="gr5" draw:text-style-name="P1" draw:layer="layout" svg:width="4.148cm" svg:height="0.564cm" svg:x="17.046cm" svg:y="2.681cm" svg:viewBox="0 0 4149 565" draw:points="0,0 4149,0 4149,565 0,565">
          <text:p/>
        </draw:polygon>
        <draw:path draw:style-name="gr3" draw:text-style-name="P3" draw:layer="layout" svg:width="1.133cm" svg:height="0.207cm" svg:x="18.563cm" svg:y="2.83cm" svg:viewBox="0 0 1134 208" svg:d="M74 204h-24v-159c0 0-19 18-50 30v-24c0 0 43-20 59-51h15zM232 204h-24v-159c0 0-19 18-50 30v-24c0 0 43-20 59-51h15zM369 142h-76v-25h76zM496 138c0 0 0 39-15 54 0 0-15 16-41 16 0 0-28 0-41-16 0 0-14-15-14-46l24-4c0 0 1 21 8 31 0 0 8 11 23 11 0 0 13 0 20-7 0 0 6-6 8-15 0 0 2-9 2-22v-139h26zM656 204h-22v-21h-1c0 0-16 25-46 25 0 0-15 0-28-7 0 0-13-8-17-20 0 0-4-13-4-33v-91h24v81c0 0 0 20 2 29 0 0 2 8 10 13 0 0 8 6 19 6 0 0 14 0 26-10 0 0 12-9 12-41v-78h25zM720 204h-25v-203h25zM823 142h-76v-25h76zM938 204h-25v-159c0 0-18 18-49 30v-24c0 0 43-20 58-51h16zM1026 99c0 0 17-27 49-27 0 0 25 0 42 19 0 0 17 18 17 46 0 0 0 30-17 50 0 0-17 21-46 21 0 0-29 0-49-22 0 0-21-21-21-78 0 0 0-53 19-81 0 0 18-27 53-27 0 0 23 0 39 13 0 0 16 12 19 37l-25 3c0 0-6-33-34-33 0 0-19 0-33 19 0 0-13 19-13 60zM1071 187c0 0 17 0 28-14 0 0 10-13 10-34 0 0 0-20-10-32 0 0-11-13-29-13 0 0-17 0-28 12 0 0-12 12-12 31 0 0 0 22 11 36 0 0 12 14 30 14z">
          <text:p/>
        </draw:path>
        <draw:polygon draw:style-name="gr2" draw:text-style-name="P2" draw:layer="layout" svg:width="0.592cm" svg:height="0.565cm" svg:x="20.602cm" svg:y="3.245cm" svg:viewBox="0 0 593 566" draw:points="0,0 593,0 593,566 0,566">
          <text:p/>
        </draw:polygon>
        <draw:path draw:style-name="gr3" draw:text-style-name="P3" draw:layer="layout" svg:width="0.16cm" svg:height="0.209cm" svg:x="20.817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7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21.194cm" svg:y="3.245cm" svg:viewBox="0 0 594 566" draw:points="0,0 594,0 594,566 0,566">
          <text:p/>
        </draw:polygon>
        <draw:path draw:style-name="gr3" draw:text-style-name="P3" draw:layer="layout" svg:width="0.192cm" svg:height="0.202cm" svg:x="21.395cm" svg:y="3.395cm" svg:viewBox="0 0 193 203" svg:d="M193 203h-26v-169l-58 169h-25l-58-172h-1v172h-25v-203h40l48 145c0 0 8 23 10 30 0 0 4-12 11-33l48-142h36z">
          <text:p/>
        </draw:path>
        <draw:polygon draw:style-name="gr2" draw:text-style-name="P2" draw:layer="layout" svg:width="0.593cm" svg:height="0.565cm" svg:x="21.787cm" svg:y="3.245cm" svg:viewBox="0 0 594 566" draw:points="0,0 594,0 594,566 0,566">
          <text:p/>
        </draw:polygon>
        <draw:polygon draw:style-name="gr3" draw:text-style-name="P3" draw:layer="layout" svg:width="0.16cm" svg:height="0.202cm" svg:x="22.00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2.38cm" svg:y="3.245cm" svg:viewBox="0 0 593 566" draw:points="0,0 593,0 593,566 0,566">
          <text:p/>
        </draw:polygon>
        <draw:path draw:style-name="gr3" draw:text-style-name="P3" draw:layer="layout" svg:width="0.26cm" svg:height="0.202cm" svg:x="22.546cm" svg:y="3.395cm" svg:viewBox="0 0 261 203" svg:d="M261 0l-56 203h-25l-44-160c0 0-4-12-5-18l-6 24-44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22.972cm" svg:y="3.245cm" svg:viewBox="0 0 594 566" draw:points="0,0 594,0 594,566 0,566">
          <text:p/>
        </draw:polygon>
        <draw:polygon draw:style-name="gr3" draw:text-style-name="P3" draw:layer="layout" svg:width="0.16cm" svg:height="0.202cm" svg:x="23.18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23.565cm" svg:y="3.245cm" svg:viewBox="0 0 594 566" draw:points="0,0 594,0 594,566 0,566">
          <text:p/>
        </draw:polygon>
        <draw:polygon draw:style-name="gr3" draw:text-style-name="P3" draw:layer="layout" svg:width="0.136cm" svg:height="0.202cm" svg:x="23.798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24.158cm" svg:y="3.245cm" svg:viewBox="0 0 593 566" draw:points="0,0 593,0 593,566 0,566">
          <text:p/>
        </draw:polygon>
        <draw:path draw:style-name="gr3" draw:text-style-name="P3" draw:layer="layout" svg:width="0.16cm" svg:height="0.209cm" svg:x="24.373cm" svg:y="3.392cm" svg:viewBox="0 0 161 210" svg:d="M130 64c0 0-2-19-14-30 0 0-12-10-35-10 0 0-21 0-34 8 0 0-13 7-13 23 0 0 0 13 10 20 0 0 10 6 38 13 0 0 25 5 41 11 0 0 16 6 27 18 0 0 11 12 11 32 0 0 0 26-20 44 0 0-21 17-54 17 0 0-43 0-65-19 0 0-21-19-22-49l25-3c0 0 3 25 20 36 0 0 17 11 41 11 0 0 22 0 36-10 0 0 14-9 14-25 0 0 0-16-15-24 0 0-14-7-48-15 0 0-34-7-51-20 0 0-14-14-14-35 0 0 0-25 20-41 0 0 19-16 52-16 0 0 33 0 54 16 0 0 20 16 21 45z">
          <text:p/>
        </draw:path>
        <draw:polygon draw:style-name="gr2" draw:text-style-name="P2" draw:layer="layout" svg:width="4.149cm" svg:height="0.564cm" svg:x="21.194cm" svg:y="2.681cm" svg:viewBox="0 0 4150 565" draw:points="0,0 4150,0 4150,565 0,565">
          <text:p/>
        </draw:polygon>
        <draw:path draw:style-name="gr3" draw:text-style-name="P3" draw:layer="layout" svg:width="1.133cm" svg:height="0.207cm" svg:x="22.712cm" svg:y="2.83cm" svg:viewBox="0 0 1134 208" svg:d="M74 204h-25v-159c0 0-18 18-49 30v-24c0 0 43-20 58-51h16zM232 94c0 0 38 12 38 52 0 0 0 27-18 44 0 0-19 18-48 18 0 0-30 0-48-18 0 0-19-18-19-45 0 0 0-20 11-34 0 0 10-14 28-17v-1c0 0-31-9-31-41 0 0 0-22 16-37 0 0 16-15 42-15 0 0 27 0 43 15 0 0 16 16 16 38 0 0 0 30-30 40zM204 84c0 0 14 0 23-9 0 0 10-9 10-22 0 0 0-14-10-23 0 0-10-10-23-10 0 0-15 0-24 10 0 0-9 9-9 21 0 0 0 16 9 24 0 0 10 9 24 9zM204 187c0 0 17 0 29-11 0 0 12-11 12-30 0 0 0-18-12-30 0 0-12-12-30-12 0 0-18 0-29 12 0 0-11 12-11 29 0 0 0 18 11 30 0 0 12 12 30 12zM367 142h-76v-25h76zM495 138c0 0 0 39-15 54 0 0-15 16-42 16 0 0-27 0-40-16 0 0-14-15-14-46l24-4c0 0 0 21 8 31 0 0 7 11 22 11 0 0 14 0 20-7 0 0 7-6 9-15 0 0 1-9 1-22v-139h27zM656 204h-22v-21h-1c0 0-17 25-46 25 0 0-15 0-28-7 0 0-13-8-18-20 0 0-4-13-4-33v-91h25v81c0 0 0 20 2 29 0 0 1 8 10 13 0 0 7 6 18 6 0 0 14 0 27-10 0 0 12-9 12-41v-78h25zM719 204h-25v-203h25zM823 142h-76v-25h76zM938 204h-25v-159c0 0-18 18-49 30v-24c0 0 42-20 58-51h16zM1026 99c0 0 17-27 49-27 0 0 25 0 42 19 0 0 17 18 17 46 0 0 0 30-17 50 0 0-17 21-46 21 0 0-29 0-50-22 0 0-20-21-20-78 0 0 0-53 19-81 0 0 18-27 53-27 0 0 23 0 39 13 0 0 15 12 19 37l-25 3c0 0-7-33-34-33 0 0-19 0-33 19 0 0-13 19-13 60zM1070 187c0 0 18 0 28-14 0 0 11-13 11-34 0 0 0-20-11-32 0 0-10-13-28-13 0 0-17 0-29 12 0 0-12 12-12 31 0 0 0 22 12 36 0 0 12 14 29 14z">
          <text:p/>
        </draw:path>
        <draw:polygon draw:style-name="gr2" draw:text-style-name="P2" draw:layer="layout" svg:width="0.593cm" svg:height="0.565cm" svg:x="24.75cm" svg:y="3.245cm" svg:viewBox="0 0 594 566" draw:points="0,0 594,0 594,566 0,566">
          <text:p/>
        </draw:polygon>
        <draw:path draw:style-name="gr3" draw:text-style-name="P3" draw:layer="layout" svg:width="0.161cm" svg:height="0.209cm" svg:x="24.965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9-15 0 0-35-7-50-20 0 0-15-14-15-35 0 0 0-25 19-41 0 0 19-16 53-16 0 0 34 0 54 16 0 0 21 16 22 45z">
          <text:p/>
        </draw:path>
        <draw:polygon draw:style-name="gr2" draw:text-style-name="P2" draw:layer="layout" svg:width="0.593cm" svg:height="0.565cm" svg:x="25.343cm" svg:y="3.245cm" svg:viewBox="0 0 594 566" draw:points="0,0 594,0 594,566 0,566">
          <text:p/>
        </draw:polygon>
        <draw:path draw:style-name="gr3" draw:text-style-name="P3" draw:layer="layout" svg:width="0.192cm" svg:height="0.202cm" svg:x="25.543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25.936cm" svg:y="3.245cm" svg:viewBox="0 0 593 566" draw:points="0,0 593,0 593,566 0,566">
          <text:p/>
        </draw:polygon>
        <draw:polygon draw:style-name="gr3" draw:text-style-name="P3" draw:layer="layout" svg:width="0.16cm" svg:height="0.202cm" svg:x="26.152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6.528cm" svg:y="3.245cm" svg:viewBox="0 0 594 566" draw:points="0,0 594,0 594,566 0,566">
          <text:p/>
        </draw:polygon>
        <draw:path draw:style-name="gr3" draw:text-style-name="P3" draw:layer="layout" svg:width="0.26cm" svg:height="0.202cm" svg:x="26.695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27.121cm" svg:y="3.245cm" svg:viewBox="0 0 594 566" draw:points="0,0 594,0 594,566 0,566">
          <text:p/>
        </draw:polygon>
        <draw:polygon draw:style-name="gr3" draw:text-style-name="P3" draw:layer="layout" svg:width="0.16cm" svg:height="0.202cm" svg:x="27.33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7.714cm" svg:y="3.245cm" svg:viewBox="0 0 593 566" draw:points="0,0 593,0 593,566 0,566">
          <text:p/>
        </draw:polygon>
        <draw:polygon draw:style-name="gr3" draw:text-style-name="P3" draw:layer="layout" svg:width="0.136cm" svg:height="0.202cm" svg:x="27.947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28.306cm" svg:y="3.245cm" svg:viewBox="0 0 594 566" draw:points="0,0 594,0 594,566 0,566">
          <text:p/>
        </draw:polygon>
        <draw:path draw:style-name="gr3" draw:text-style-name="P3" draw:layer="layout" svg:width="0.161cm" svg:height="0.209cm" svg:x="28.521cm" svg:y="3.392cm" svg:viewBox="0 0 162 210" svg:d="M130 64c0 0-1-19-14-30 0 0-12-10-35-10 0 0-21 0-34 8 0 0-13 7-13 23 0 0 0 13 11 20 0 0 10 6 38 13 0 0 25 5 41 11 0 0 16 6 27 18 0 0 11 12 11 32 0 0 0 26-20 44 0 0-21 17-55 17 0 0-42 0-64-19 0 0-21-19-23-49l26-3c0 0 1 25 19 36 0 0 17 11 41 11 0 0 23 0 37-10 0 0 13-9 13-25 0 0 0-16-14-24 0 0-15-7-48-15 0 0-36-7-51-20 0 0-15-14-15-35 0 0 0-25 19-41 0 0 20-16 53-16 0 0 34 0 54 16 0 0 21 16 22 45z">
          <text:p/>
        </draw:path>
        <draw:polygon draw:style-name="gr2" draw:text-style-name="P2" draw:layer="layout" svg:width="4.149cm" svg:height="0.564cm" svg:x="25.343cm" svg:y="2.681cm" svg:viewBox="0 0 4150 565" draw:points="0,0 4150,0 4150,565 0,565">
          <text:p/>
        </draw:polygon>
        <draw:path draw:style-name="gr3" draw:text-style-name="P3" draw:layer="layout" svg:width="1.156cm" svg:height="0.207cm" svg:x="26.8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1 142h-77v-25h77zM519 138c0 0 0 39-16 54 0 0-14 16-41 16 0 0-27 0-41-16 0 0-13-15-13-46l24-4c0 0 0 21 8 31 0 0 7 11 22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28.899cm" svg:y="3.245cm" svg:viewBox="0 0 594 566" draw:points="0,0 594,0 594,566 0,566">
          <text:p/>
        </draw:polygon>
        <draw:path draw:style-name="gr3" draw:text-style-name="P3" draw:layer="layout" svg:width="0.161cm" svg:height="0.209cm" svg:x="29.114cm" svg:y="3.392cm" svg:viewBox="0 0 162 210" svg:d="M130 64c0 0-2-19-14-30 0 0-12-10-36-10 0 0-21 0-34 8 0 0-13 7-13 23 0 0 0 13 10 20 0 0 10 6 38 13 0 0 26 5 42 11 0 0 16 6 27 18 0 0 12 12 12 32 0 0 0 26-21 44 0 0-21 17-54 17 0 0-43 0-65-19 0 0-21-19-22-49l25-3c0 0 2 25 19 36 0 0 17 11 41 11 0 0 23 0 37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29.492cm" svg:y="3.245cm" svg:viewBox="0 0 593 566" draw:points="0,0 593,0 593,566 0,566">
          <text:p/>
        </draw:polygon>
        <draw:path draw:style-name="gr3" draw:text-style-name="P3" draw:layer="layout" svg:width="0.192cm" svg:height="0.202cm" svg:x="29.6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30.084cm" svg:y="3.245cm" svg:viewBox="0 0 594 566" draw:points="0,0 594,0 594,566 0,566">
          <text:p/>
        </draw:polygon>
        <draw:polygon draw:style-name="gr3" draw:text-style-name="P3" draw:layer="layout" svg:width="0.16cm" svg:height="0.202cm" svg:x="30.301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0.677cm" svg:y="3.245cm" svg:viewBox="0 0 594 566" draw:points="0,0 594,0 594,566 0,566">
          <text:p/>
        </draw:polygon>
        <draw:path draw:style-name="gr3" draw:text-style-name="P3" draw:layer="layout" svg:width="0.26cm" svg:height="0.202cm" svg:x="30.844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31.27cm" svg:y="3.245cm" svg:viewBox="0 0 593 566" draw:points="0,0 593,0 593,566 0,566">
          <text:p/>
        </draw:polygon>
        <draw:polygon draw:style-name="gr3" draw:text-style-name="P3" draw:layer="layout" svg:width="0.16cm" svg:height="0.202cm" svg:x="31.48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1.862cm" svg:y="3.245cm" svg:viewBox="0 0 594 566" draw:points="0,0 594,0 594,566 0,566">
          <text:p/>
        </draw:polygon>
        <draw:polygon draw:style-name="gr3" draw:text-style-name="P3" draw:layer="layout" svg:width="0.136cm" svg:height="0.202cm" svg:x="32.09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32.455cm" svg:y="3.245cm" svg:viewBox="0 0 594 566" draw:points="0,0 594,0 594,566 0,566">
          <text:p/>
        </draw:polygon>
        <draw:path draw:style-name="gr3" draw:text-style-name="P3" draw:layer="layout" svg:width="0.161cm" svg:height="0.209cm" svg:x="32.67cm" svg:y="3.392cm" svg:viewBox="0 0 162 210" svg:d="M130 64c0 0-2-19-14-30 0 0-12-10-35-10 0 0-21 0-35 8 0 0-13 7-13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4.148cm" svg:height="0.564cm" svg:x="29.492cm" svg:y="2.681cm" svg:viewBox="0 0 4149 565" draw:points="0,0 4149,0 4149,565 0,565">
          <text:p/>
        </draw:polygon>
        <draw:path draw:style-name="gr3" draw:text-style-name="P3" draw:layer="layout" svg:width="1.118cm" svg:height="0.262cm" svg:x="31.017cm" svg:y="2.83cm" svg:viewBox="0 0 1119 263" svg:d="M75 204h-25v-159c0 0-19 18-50 30v-24c0 0 43-20 58-51h17zM210 142h-75v-25h75zM408 204h-30l-24-62h-84l-23 62h-28l78-203h29zM346 120c0 0-25-65-28-74 0 0-3-9-7-24h-1c0 0-4 21-10 38l-23 60zM545 204h-22v-22h-1c0 0-16 26-46 26 0 0-15 0-28-7 0 0-13-8-17-21 0 0-5-13-5-32v-91h25v81c0 0 0 19 2 28 0 0 2 8 10 13 0 0 8 7 19 7 0 0 13 0 26-11 0 0 12-9 12-40v-78h25zM703 184c0 0 0 32-6 47 0 0-6 15-22 24 0 0-16 8-38 8 0 0-24 0-41-11 0 0-17-11-17-36l24 4c0 0 2 12 10 17 0 0 8 6 24 6 0 0 19 0 28-8 0 0 9-8 11-19 0 0 2-11 2-31 0 0-16 19-40 19 0 0-29 0-46-22 0 0-18-21-18-53 0 0 0-33 17-54 0 0 17-22 47-22 0 0 26 0 42 21v-17h23zM640 184c0 0 16-1 28-14 0 0 12-12 12-42 0 0 0-26-12-40 0 0-11-14-28-14 0 0-18 0-29 14 0 0-11 14-11 40 0 0 0 28 11 42 0 0 12 14 29 14zM807 142h-76v-25h76zM923 204h-25v-159c0 0-19 18-50 30v-24c0 0 43-20 58-51h17zM1010 99c0 0 18-27 49-27 0 0 25 0 42 19 0 0 18 18 18 46 0 0 0 29-18 50 0 0-17 21-45 21 0 0-30 0-50-22 0 0-21-22-21-78 0 0 0-53 19-81 0 0 18-27 54-27 0 0 22 0 38 13 0 0 16 12 19 37l-24 3c0 0-7-33-35-33 0 0-19 0-33 19 0 0-13 19-13 60zM1055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33.048cm" svg:y="3.245cm" svg:viewBox="0 0 593 566" draw:points="0,0 593,0 593,566 0,566">
          <text:p/>
        </draw:polygon>
        <draw:path draw:style-name="gr3" draw:text-style-name="P3" draw:layer="layout" svg:width="0.16cm" svg:height="0.209cm" svg:x="33.263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33.64cm" svg:y="3.245cm" svg:viewBox="0 0 594 566" draw:points="0,0 594,0 594,566 0,566">
          <text:p/>
        </draw:polygon>
        <draw:path draw:style-name="gr3" draw:text-style-name="P3" draw:layer="layout" svg:width="0.192cm" svg:height="0.202cm" svg:x="33.8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34.233cm" svg:y="3.245cm" svg:viewBox="0 0 594 566" draw:points="0,0 594,0 594,566 0,566">
          <text:p/>
        </draw:polygon>
        <draw:polygon draw:style-name="gr3" draw:text-style-name="P3" draw:layer="layout" svg:width="0.16cm" svg:height="0.202cm" svg:x="34.44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34.826cm" svg:y="3.245cm" svg:viewBox="0 0 593 566" draw:points="0,0 593,0 593,566 0,566">
          <text:p/>
        </draw:polygon>
        <draw:path draw:style-name="gr3" draw:text-style-name="P3" draw:layer="layout" svg:width="0.26cm" svg:height="0.202cm" svg:x="34.992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35.418cm" svg:y="3.245cm" svg:viewBox="0 0 594 566" draw:points="0,0 594,0 594,566 0,566">
          <text:p/>
        </draw:polygon>
        <draw:polygon draw:style-name="gr3" draw:text-style-name="P3" draw:layer="layout" svg:width="0.16cm" svg:height="0.202cm" svg:x="35.63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6.011cm" svg:y="3.245cm" svg:viewBox="0 0 594 566" draw:points="0,0 594,0 594,566 0,566">
          <text:p/>
        </draw:polygon>
        <draw:polygon draw:style-name="gr3" draw:text-style-name="P3" draw:layer="layout" svg:width="0.136cm" svg:height="0.202cm" svg:x="36.244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36.604cm" svg:y="3.245cm" svg:viewBox="0 0 593 566" draw:points="0,0 593,0 593,566 0,566">
          <text:p/>
        </draw:polygon>
        <draw:path draw:style-name="gr3" draw:text-style-name="P3" draw:layer="layout" svg:width="0.16cm" svg:height="0.209cm" svg:x="36.819cm" svg:y="3.392cm" svg:viewBox="0 0 161 210" svg:d="M130 64c0 0-2-19-14-30 0 0-12-10-35-10 0 0-22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33.64cm" svg:y="2.681cm" svg:viewBox="0 0 4150 565" draw:points="0,0 4150,0 4150,565 0,565">
          <text:p/>
        </draw:polygon>
        <draw:path draw:style-name="gr3" draw:text-style-name="P3" draw:layer="layout" svg:width="1.137cm" svg:height="0.262cm" svg:x="35.1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8 204h-30l-24-62h-84l-23 62h-28l77-203h29zM366 120c0 0-25-65-28-74 0 0-4-9-7-24h-1c0 0-4 21-10 38l-23 60zM565 204h-22v-22h-1c0 0-17 26-46 26 0 0-15 0-28-7 0 0-13-8-17-21 0 0-5-13-5-32v-91h25v81c0 0 0 19 2 28 0 0 2 8 9 13 0 0 8 7 19 7 0 0 14 0 27-11 0 0 12-9 12-40v-78h25zM724 184c0 0 0 32-6 47 0 0-6 15-22 24 0 0-16 8-39 8 0 0-25 0-41-11 0 0-17-11-17-36l24 4c0 0 1 12 10 17 0 0 8 6 24 6 0 0 20 0 29-8 0 0 9-8 11-19 0 0 2-11 2-31 0 0-16 19-42 19 0 0-28 0-46-22 0 0-17-21-17-53 0 0 0-33 17-54 0 0 17-22 46-22 0 0 27 0 44 21v-17h23zM659 184c0 0 17-1 30-14 0 0 12-12 12-42 0 0 0-26-12-40 0 0-12-14-30-14 0 0-17 0-29 14 0 0-10 14-10 40 0 0 0 28 11 42 0 0 12 14 28 14zM827 142h-76v-25h76zM942 204h-25v-159c0 0-18 18-50 30v-24c0 0 44-20 59-51h16zM1030 99c0 0 17-27 49-27 0 0 25 0 42 19 0 0 17 18 17 46 0 0 0 29-17 50 0 0-17 21-46 21 0 0-29 0-49-22 0 0-21-22-21-78 0 0 0-53 19-81 0 0 18-27 53-27 0 0 23 0 39 13 0 0 16 12 19 37l-25 3c0 0-7-33-34-33 0 0-19 0-33 19 0 0-13 19-13 60zM1075 187c0 0 16 0 27-15 0 0 11-13 11-33 0 0 0-20-11-32 0 0-11-13-28-13 0 0-17 0-28 12 0 0-12 12-12 31 0 0 0 21 11 35 0 0 12 15 30 15z">
          <text:p/>
        </draw:path>
        <draw:polygon draw:style-name="gr2" draw:text-style-name="P2" draw:layer="layout" svg:width="0.593cm" svg:height="0.565cm" svg:x="37.196cm" svg:y="3.245cm" svg:viewBox="0 0 594 566" draw:points="0,0 594,0 594,566 0,566">
          <text:p/>
        </draw:polygon>
        <draw:path draw:style-name="gr3" draw:text-style-name="P3" draw:layer="layout" svg:width="0.161cm" svg:height="0.209cm" svg:x="37.411cm" svg:y="3.392cm" svg:viewBox="0 0 162 210" svg:d="M130 64c0 0-1-19-14-30 0 0-13-10-36-10 0 0-21 0-34 8 0 0-12 7-12 23 0 0 0 13 10 20 0 0 10 6 38 13 0 0 25 5 42 11 0 0 16 6 27 18 0 0 11 12 11 32 0 0 0 26-20 44 0 0-21 17-56 17 0 0-42 0-63-19 0 0-21-19-23-49l26-3c0 0 1 25 18 36 0 0 17 11 41 11 0 0 23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37.789cm" svg:y="3.245cm" svg:viewBox="0 0 594 566" draw:points="0,0 594,0 594,566 0,566">
          <text:p/>
        </draw:polygon>
        <draw:path draw:style-name="gr3" draw:text-style-name="P3" draw:layer="layout" svg:width="0.192cm" svg:height="0.202cm" svg:x="37.9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38.382cm" svg:y="3.245cm" svg:viewBox="0 0 593 566" draw:points="0,0 593,0 593,566 0,566">
          <text:p/>
        </draw:polygon>
        <draw:polygon draw:style-name="gr3" draw:text-style-name="P3" draw:layer="layout" svg:width="0.16cm" svg:height="0.202cm" svg:x="38.59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8.974cm" svg:y="3.245cm" svg:viewBox="0 0 594 566" draw:points="0,0 594,0 594,566 0,566">
          <text:p/>
        </draw:polygon>
        <draw:path draw:style-name="gr3" draw:text-style-name="P3" draw:layer="layout" svg:width="0.26cm" svg:height="0.202cm" svg:x="39.141cm" svg:y="3.395cm" svg:viewBox="0 0 261 203" svg:d="M261 0l-56 203h-25l-44-160c0 0-4-12-5-18l-6 24-44 154h-27l-54-203h27l31 133c0 0 6 27 8 39l1 3c0 0 6-26 9-38l39-137h33l29 103c0 0 10 39 15 72 0 0 3-16 10-45l32-130z">
          <text:p/>
        </draw:path>
        <draw:polygon draw:style-name="gr2" draw:text-style-name="P2" draw:layer="layout" svg:width="0.593cm" svg:height="0.565cm" svg:x="39.567cm" svg:y="3.245cm" svg:viewBox="0 0 594 566" draw:points="0,0 594,0 594,566 0,566">
          <text:p/>
        </draw:polygon>
        <draw:polygon draw:style-name="gr3" draw:text-style-name="P3" draw:layer="layout" svg:width="0.16cm" svg:height="0.202cm" svg:x="39.78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40.16cm" svg:y="3.245cm" svg:viewBox="0 0 593 566" draw:points="0,0 593,0 593,566 0,566">
          <text:p/>
        </draw:polygon>
        <draw:polygon draw:style-name="gr3" draw:text-style-name="P3" draw:layer="layout" svg:width="0.136cm" svg:height="0.202cm" svg:x="40.39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0.752cm" svg:y="3.245cm" svg:viewBox="0 0 594 566" draw:points="0,0 594,0 594,566 0,566">
          <text:p/>
        </draw:polygon>
        <draw:path draw:style-name="gr3" draw:text-style-name="P3" draw:layer="layout" svg:width="0.161cm" svg:height="0.209cm" svg:x="40.967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37.789cm" svg:y="2.681cm" svg:viewBox="0 0 4150 565" draw:points="0,0 4150,0 4150,565 0,565">
          <text:p/>
        </draw:polygon>
        <draw:path draw:style-name="gr3" draw:text-style-name="P3" draw:layer="layout" svg:width="1.274cm" svg:height="0.262cm" svg:x="39.236cm" svg:y="2.83cm" svg:viewBox="0 0 1275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0 184c0 0 0 32-6 47 0 0-6 15-22 24 0 0-16 8-38 8 0 0-25 0-41-11 0 0-17-11-17-36l24 4c0 0 2 12 10 17 0 0 8 6 24 6 0 0 19 0 28-8 0 0 9-8 11-19 0 0 2-11 2-31 0 0-16 19-41 19 0 0-28 0-46-22 0 0-17-21-17-53 0 0 0-33 17-54 0 0 17-22 47-22 0 0 25 0 42 21v-17h23zM797 184c0 0 16-1 28-14 0 0 12-12 12-42 0 0 0-26-12-40 0 0-11-14-29-14 0 0-17 0-28 14 0 0-11 14-11 40 0 0 0 28 11 42 0 0 12 14 29 14zM964 142h-76v-25h76zM1079 204h-24v-159c0 0-19 18-50 30v-24c0 0 42-20 58-51h16zM1167 99c0 0 17-27 49-27 0 0 25 0 42 19 0 0 17 18 17 46 0 0 0 29-17 50 0 0-17 21-46 21 0 0-29 0-49-22 0 0-21-22-21-78 0 0 0-53 19-81 0 0 18-27 53-27 0 0 23 0 39 13 0 0 16 12 19 37l-25 3c0 0-7-33-34-33 0 0-19 0-33 19 0 0-13 19-13 60zM1212 187c0 0 17 0 27-15 0 0 11-13 11-33 0 0 0-20-11-32 0 0-10-13-28-13 0 0-16 0-28 12 0 0-12 12-12 31 0 0 0 21 12 35 0 0 11 15 29 15z">
          <text:p/>
        </draw:path>
        <draw:polygon draw:style-name="gr2" draw:text-style-name="P2" draw:layer="layout" svg:width="0.593cm" svg:height="0.565cm" svg:x="41.345cm" svg:y="3.245cm" svg:viewBox="0 0 594 566" draw:points="0,0 594,0 594,566 0,566">
          <text:p/>
        </draw:polygon>
        <draw:path draw:style-name="gr3" draw:text-style-name="P3" draw:layer="layout" svg:width="0.161cm" svg:height="0.209cm" svg:x="41.56cm" svg:y="3.392cm" svg:viewBox="0 0 162 210" svg:d="M130 64c0 0-2-19-15-30 0 0-12-10-35-10 0 0-21 0-34 8 0 0-13 7-13 23 0 0 0 13 10 20 0 0 10 6 38 13 0 0 25 5 42 11 0 0 16 6 27 18 0 0 12 12 12 32 0 0 0 26-21 44 0 0-22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0.592cm" svg:height="0.565cm" svg:x="41.938cm" svg:y="3.245cm" svg:viewBox="0 0 593 566" draw:points="0,0 593,0 593,566 0,566">
          <text:p/>
        </draw:polygon>
        <draw:path draw:style-name="gr3" draw:text-style-name="P3" draw:layer="layout" svg:width="0.192cm" svg:height="0.202cm" svg:x="42.138cm" svg:y="3.395cm" svg:viewBox="0 0 193 203" svg:d="M193 203h-26v-169h-1l-58 169h-24l-58-172v172h-26v-203h40l48 145c0 0 8 23 9 30 0 0 4-12 11-33l49-142h36z">
          <text:p/>
        </draw:path>
        <draw:polygon draw:style-name="gr2" draw:text-style-name="P2" draw:layer="layout" svg:width="0.593cm" svg:height="0.565cm" svg:x="42.53cm" svg:y="3.245cm" svg:viewBox="0 0 594 566" draw:points="0,0 594,0 594,566 0,566">
          <text:p/>
        </draw:polygon>
        <draw:polygon draw:style-name="gr3" draw:text-style-name="P3" draw:layer="layout" svg:width="0.16cm" svg:height="0.202cm" svg:x="42.74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3.123cm" svg:y="3.245cm" svg:viewBox="0 0 594 566" draw:points="0,0 594,0 594,566 0,566">
          <text:p/>
        </draw:polygon>
        <draw:path draw:style-name="gr3" draw:text-style-name="P3" draw:layer="layout" svg:width="0.26cm" svg:height="0.202cm" svg:x="43.29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43.716cm" svg:y="3.245cm" svg:viewBox="0 0 593 566" draw:points="0,0 593,0 593,566 0,566">
          <text:p/>
        </draw:polygon>
        <draw:polygon draw:style-name="gr3" draw:text-style-name="P3" draw:layer="layout" svg:width="0.16cm" svg:height="0.202cm" svg:x="43.93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4.308cm" svg:y="3.245cm" svg:viewBox="0 0 594 566" draw:points="0,0 594,0 594,566 0,566">
          <text:p/>
        </draw:polygon>
        <draw:polygon draw:style-name="gr3" draw:text-style-name="P3" draw:layer="layout" svg:width="0.136cm" svg:height="0.202cm" svg:x="44.541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44.901cm" svg:y="3.245cm" svg:viewBox="0 0 594 566" draw:points="0,0 594,0 594,566 0,566">
          <text:p/>
        </draw:polygon>
        <draw:path draw:style-name="gr3" draw:text-style-name="P3" draw:layer="layout" svg:width="0.161cm" svg:height="0.209cm" svg:x="45.116cm" svg:y="3.392cm" svg:viewBox="0 0 162 210" svg:d="M130 64c0 0-2-19-14-30 0 0-12-10-36-10 0 0-21 0-34 8 0 0-13 7-13 23 0 0 0 13 10 20 0 0 10 6 38 13 0 0 27 5 42 11 0 0 16 6 27 18 0 0 12 12 12 32 0 0 0 26-21 44 0 0-21 17-54 17 0 0-43 0-65-19 0 0-21-19-22-49l25-3c0 0 2 25 19 36 0 0 17 11 42 11 0 0 22 0 36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41.938cm" svg:y="2.681cm" svg:viewBox="0 0 4149 565" draw:points="0,0 4149,0 4149,565 0,565">
          <text:p/>
        </draw:polygon>
        <draw:path draw:style-name="gr3" draw:text-style-name="P3" draw:layer="layout" svg:width="1.297cm" svg:height="0.262cm" svg:x="43.362cm" svg:y="2.83cm" svg:viewBox="0 0 1298 263" svg:d="M135 204h-135c0 0 0-17 12-36 0 0 12-17 44-43 0 0 20-17 37-34 0 0 15-17 15-35 0 0 0-16-10-25 0 0-12-11-29-11 0 0-16 0-27 11 0 0-12 10-12 31l-26-4c0 0 3-28 21-43 0 0 18-15 45-15 0 0 31 0 47 16 0 0 17 17 17 40 0 0 0 20-14 40 0 0-14 20-57 53 0 0-21 17-29 30h101zM292 204h-134c0 0 0-17 12-36 0 0 12-17 44-43 0 0 20-17 36-34 0 0 15-17 15-35 0 0 0-16-10-25 0 0-11-11-28-11 0 0-16 0-27 11 0 0-12 10-12 31l-26-4c0 0 3-28 21-43 0 0 18-15 45-15 0 0 30 0 46 16 0 0 17 17 17 40 0 0 0 20-14 40 0 0-14 20-56 53 0 0-21 17-29 30h100zM391 142h-76v-25h76zM589 204h-31l-23-62h-85l-22 62h-28l77-203h29zM527 120c0 0-25-65-28-74 0 0-4-9-7-24h-1c0 0-4 21-11 38l-22 60zM725 204h-22v-22c0 0-17 26-46 26 0 0-15 0-29-7 0 0-13-8-17-21 0 0-4-13-4-32v-91h25v81c0 0 0 19 1 28 0 0 2 8 10 13 0 0 8 7 19 7 0 0 14 0 26-11 0 0 13-9 13-40v-78h24zM884 184c0 0 0 32-6 47 0 0-6 15-22 24 0 0-16 8-38 8 0 0-25 0-42-11 0 0-16-11-16-36l24 4c0 0 1 12 10 17 0 0 8 6 23 6 0 0 20 0 29-8 0 0 9-8 11-19 0 0 1-11 1-31 0 0-15 19-40 19 0 0-29 0-46-22 0 0-17-21-17-53 0 0 0-33 17-54 0 0 16-22 46-22 0 0 26 0 42 21h1v-17h23zM820 184c0 0 16-1 28-14 0 0 13-12 13-42 0 0 0-26-12-40 0 0-12-14-29-14 0 0-18 0-29 14 0 0-11 14-11 40 0 0 0 28 12 42 0 0 11 14 28 14zM987 142h-76v-25h76zM1102 204h-25v-159c0 0-18 18-50 30v-24c0 0 43-20 59-51h16zM1190 99c0 0 17-27 49-27 0 0 24 0 42 19 0 0 17 18 17 46 0 0 0 29-17 50 0 0-18 21-46 21 0 0-29 0-49-22 0 0-21-22-21-78 0 0 0-53 18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45.494cm" svg:y="3.245cm" svg:viewBox="0 0 593 566" draw:points="0,0 593,0 593,566 0,566">
          <text:p/>
        </draw:polygon>
        <draw:path draw:style-name="gr3" draw:text-style-name="P3" draw:layer="layout" svg:width="0.16cm" svg:height="0.209cm" svg:x="45.709cm" svg:y="3.392cm" svg:viewBox="0 0 161 210" svg:d="M129 64c0 0-2-19-14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46.086cm" svg:y="3.245cm" svg:viewBox="0 0 594 566" draw:points="0,0 594,0 594,566 0,566">
          <text:p/>
        </draw:polygon>
        <draw:path draw:style-name="gr3" draw:text-style-name="P3" draw:layer="layout" svg:width="0.192cm" svg:height="0.202cm" svg:x="46.287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46.679cm" svg:y="3.245cm" svg:viewBox="0 0 594 566" draw:points="0,0 594,0 594,566 0,566">
          <text:p/>
        </draw:polygon>
        <draw:polygon draw:style-name="gr3" draw:text-style-name="P3" draw:layer="layout" svg:width="0.16cm" svg:height="0.202cm" svg:x="46.89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47.272cm" svg:y="3.245cm" svg:viewBox="0 0 593 566" draw:points="0,0 593,0 593,566 0,566">
          <text:p/>
        </draw:polygon>
        <draw:path draw:style-name="gr3" draw:text-style-name="P3" draw:layer="layout" svg:width="0.26cm" svg:height="0.202cm" svg:x="47.438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47.864cm" svg:y="3.245cm" svg:viewBox="0 0 594 566" draw:points="0,0 594,0 594,566 0,566">
          <text:p/>
        </draw:polygon>
        <draw:polygon draw:style-name="gr3" draw:text-style-name="P3" draw:layer="layout" svg:width="0.16cm" svg:height="0.202cm" svg:x="48.08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48.457cm" svg:y="3.245cm" svg:viewBox="0 0 594 566" draw:points="0,0 594,0 594,566 0,566">
          <text:p/>
        </draw:polygon>
        <draw:polygon draw:style-name="gr3" draw:text-style-name="P3" draw:layer="layout" svg:width="0.136cm" svg:height="0.202cm" svg:x="48.69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49.05cm" svg:y="3.245cm" svg:viewBox="0 0 593 566" draw:points="0,0 593,0 593,566 0,566">
          <text:p/>
        </draw:polygon>
        <draw:path draw:style-name="gr3" draw:text-style-name="P3" draw:layer="layout" svg:width="0.16cm" svg:height="0.209cm" svg:x="49.265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4" draw:text-style-name="P2" draw:layer="layout" svg:width="4.149cm" svg:height="0.564cm" svg:x="46.086cm" svg:y="2.681cm" svg:viewBox="0 0 4150 565" draw:points="0,0 4150,0 4150,565 0,565">
          <text:p/>
        </draw:polygon>
        <draw:polygon draw:style-name="gr5" draw:text-style-name="P1" draw:layer="layout" svg:width="4.149cm" svg:height="0.564cm" svg:x="46.086cm" svg:y="2.681cm" svg:viewBox="0 0 4150 565" draw:points="0,0 4150,0 4150,565 0,565">
          <text:p/>
        </draw:polygon>
        <draw:path draw:style-name="gr3" draw:text-style-name="P3" draw:layer="layout" svg:width="1.297cm" svg:height="0.262cm" svg:x="47.511cm" svg:y="2.83cm" svg:viewBox="0 0 1298 263" svg:d="M133 204h-133c0 0 0-17 12-36 0 0 11-17 44-43 0 0 20-17 36-34 0 0 16-17 16-35 0 0 0-16-11-25 0 0-11-11-28-11 0 0-17 0-28 11 0 0-11 10-11 31l-26-4c0 0 3-28 21-43 0 0 17-15 45-15 0 0 29 0 46 16 0 0 17 17 17 40 0 0 0 20-14 40 0 0-14 20-56 53 0 0-22 17-29 30h99zM267 108c0 0-7 12-20 19 0 0-12 8-27 8 0 0-25 0-43-19 0 0-17-18-17-48 0 0 0-30 18-49 0 0 17-19 46-19 0 0 27 0 48 22 0 0 21 22 21 76 0 0 0 55-19 81 0 0-19 29-54 29 0 0-23 0-38-13 0 0-15-13-18-39l23-2c0 0 6 33 34 33 0 0 23 0 35-22 0 0 12-21 12-57zM226 113c0 0 18 0 29-13 0 0 10-13 10-33 0 0 0-20-11-33 0 0-11-14-28-14 0 0-17 0-29 15 0 0-12 14-12 34 0 0 0 19 12 32 0 0 11 12 29 12zM390 142h-76v-25h76zM587 204h-30l-24-62h-84l-22 62h-28l77-203h29zM525 120c0 0-25-65-28-74 0 0-3-9-7-24 0 0-4 21-11 38l-23 60zM724 204h-22v-22c0 0-17 26-47 26 0 0-15 0-28-7 0 0-13-8-17-21 0 0-4-13-4-32v-91h24v81c0 0 0 19 2 28 0 0 2 8 10 13 0 0 8 7 19 7 0 0 14 0 26-11 0 0 12-9 12-40v-78h25zM883 184c0 0 0 32-7 47 0 0-6 15-22 24 0 0-16 8-38 8 0 0-24 0-41-11 0 0-17-11-17-36l25 4c0 0 1 12 9 17 0 0 9 6 24 6 0 0 19 0 28-8 0 0 9-8 11-19 0 0 2-11 2-31 0 0-16 19-40 19 0 0-29 0-46-22 0 0-18-21-18-53 0 0 0-33 17-54 0 0 17-22 47-22 0 0 26 0 42 21h1v-17h23zM819 184c0 0 16-1 28-14 0 0 12-12 12-42 0 0 0-26-11-40 0 0-12-14-29-14 0 0-18 0-29 14 0 0-11 14-11 40 0 0 0 28 11 42 0 0 12 14 29 14zM986 142h-76v-25h76zM1101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49.642cm" svg:y="3.245cm" svg:viewBox="0 0 594 566" draw:points="0,0 594,0 594,566 0,566">
          <text:p/>
        </draw:polygon>
        <draw:path draw:style-name="gr3" draw:text-style-name="P3" draw:layer="layout" svg:width="0.161cm" svg:height="0.209cm" svg:x="49.857cm" svg:y="3.392cm" svg:viewBox="0 0 162 210" svg:d="M129 64c0 0-1-19-14-30 0 0-12-10-35-10 0 0-21 0-34 8 0 0-12 7-12 23 0 0 0 13 10 20 0 0 10 6 38 13 0 0 25 5 41 11 0 0 16 6 28 18 0 0 11 12 11 32 0 0 0 26-21 44 0 0-21 17-55 17 0 0-42 0-63-19 0 0-21-19-23-49l26-3c0 0 1 25 18 36 0 0 17 11 41 11 0 0 23 0 37-10 0 0 14-9 14-25 0 0 0-16-15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50.235cm" svg:y="3.245cm" svg:viewBox="0 0 594 566" draw:points="0,0 594,0 594,566 0,566">
          <text:p/>
        </draw:polygon>
        <draw:path draw:style-name="gr3" draw:text-style-name="P3" draw:layer="layout" svg:width="0.192cm" svg:height="0.202cm" svg:x="50.435cm" svg:y="3.395cm" svg:viewBox="0 0 193 203" svg:d="M193 203h-25v-169l-59 169h-25l-57-172h-1v172h-26v-203h40l49 145c0 0 8 23 9 30h1c0 0 4-12 11-33l48-142h35z">
          <text:p/>
        </draw:path>
        <draw:polygon draw:style-name="gr2" draw:text-style-name="P2" draw:layer="layout" svg:width="0.592cm" svg:height="0.565cm" svg:x="50.828cm" svg:y="3.245cm" svg:viewBox="0 0 593 566" draw:points="0,0 593,0 593,566 0,566">
          <text:p/>
        </draw:polygon>
        <draw:polygon draw:style-name="gr3" draw:text-style-name="P3" draw:layer="layout" svg:width="0.16cm" svg:height="0.202cm" svg:x="51.044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51.42cm" svg:y="3.245cm" svg:viewBox="0 0 594 566" draw:points="0,0 594,0 594,566 0,566">
          <text:p/>
        </draw:polygon>
        <draw:path draw:style-name="gr3" draw:text-style-name="P3" draw:layer="layout" svg:width="0.26cm" svg:height="0.202cm" svg:x="51.587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52.013cm" svg:y="3.245cm" svg:viewBox="0 0 594 566" draw:points="0,0 594,0 594,566 0,566">
          <text:p/>
        </draw:polygon>
        <draw:polygon draw:style-name="gr3" draw:text-style-name="P3" draw:layer="layout" svg:width="0.16cm" svg:height="0.202cm" svg:x="52.229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52.606cm" svg:y="3.245cm" svg:viewBox="0 0 593 566" draw:points="0,0 593,0 593,566 0,566">
          <text:p/>
        </draw:polygon>
        <draw:polygon draw:style-name="gr3" draw:text-style-name="P3" draw:layer="layout" svg:width="0.136cm" svg:height="0.202cm" svg:x="52.839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53.198cm" svg:y="3.245cm" svg:viewBox="0 0 594 566" draw:points="0,0 594,0 594,566 0,566">
          <text:p/>
        </draw:polygon>
        <draw:path draw:style-name="gr3" draw:text-style-name="P3" draw:layer="layout" svg:width="0.161cm" svg:height="0.209cm" svg:x="53.413cm" svg:y="3.392cm" svg:viewBox="0 0 162 210" svg:d="M130 64c0 0-1-19-14-30 0 0-13-10-36-10 0 0-21 0-34 8 0 0-12 7-12 23 0 0 0 13 10 20 0 0 10 6 38 13 0 0 26 5 42 11 0 0 16 6 27 18 0 0 11 12 11 32 0 0 0 26-20 44 0 0-21 17-56 17 0 0-42 0-63-19 0 0-21-19-23-49l26-3c0 0 1 25 18 36 0 0 17 11 41 11 0 0 24 0 38-10 0 0 13-9 13-25 0 0 0-16-14-24 0 0-16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50.235cm" svg:y="2.681cm" svg:viewBox="0 0 4150 565" draw:points="0,0 4150,0 4150,565 0,565">
          <text:p/>
        </draw:polygon>
        <draw:path draw:style-name="gr3" draw:text-style-name="P3" draw:layer="layout" svg:width="1.137cm" svg:height="0.261cm" svg:x="51.7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0 62c0 0-1-19-13-29 0 0-13-9-36-9 0 0-20 0-33 7 0 0-13 8-13 23 0 0 0 13 10 19 0 0 10 7 38 13 0 0 25 5 41 11 0 0 16 6 27 18 0 0 11 12 11 33 0 0 0 27-20 44 0 0-21 18-54 18 0 0-43 0-64-19 0 0-21-21-22-51l25-2c0 0 2 24 19 35 0 0 17 13 41 13 0 0 22 0 36-10 0 0 14-10 14-26 0 0 0-17-15-24 0 0-14-8-48-15 0 0-34-7-49-21 0 0-16-13-16-35 0 0 0-24 19-39 0 0 19-16 52-16 0 0 34 0 55 15 0 0 20 16 21 45zM573 138h-109c0 0 1 24 13 38 0 0 13 13 31 13 0 0 14 0 24-7 0 0 10-9 15-24l25 3c0 0-6 24-23 36 0 0-16 13-41 13 0 0-33 0-51-21 0 0-19-21-19-56 0 0 0-35 18-56 0 0 18-22 51-22 0 0 16 0 31 8 0 0 15 7 25 24 0 0 10 16 10 51zM548 118c0 0-2-23-14-32 0 0-13-10-27-10 0 0-18 0-29 12 0 0-11 11-13 30zM626 78c0 0 14-23 42-23 0 0 29 0 46 21 0 0 16 21 16 55 0 0 0 36-18 57 0 0-19 22-46 22 0 0-23 0-37-19h-1v71h-25v-203h23zM665 189c0 0 17 0 29-14 0 0 11-16 11-44 0 0 0-27-11-42 0 0-11-14-28-14 0 0-18 0-29 16 0 0-11 16-11 42 0 0 0 27 10 42 0 0 11 14 29 14zM826 144h-76v-25h76zM941 206h-25v-159c0 0-18 18-50 30v-24c0 0 43-20 59-51h16zM1029 101c0 0 17-27 48-27 0 0 25 0 43 19 0 0 18 18 18 46 0 0 0 29-18 50 0 0-18 21-46 21 0 0-29 0-50-22 0 0-20-22-20-78 0 0 0-53 18-81 0 0 19-27 54-27 0 0 23 0 38 13 0 0 17 12 21 37l-26 3c0 0-7-33-34-33 0 0-19 0-33 19 0 0-14 19-14 60zM1073 189c0 0 17 0 28-14 0 0 11-14 11-34 0 0 0-20-11-32 0 0-11-13-28-13 0 0-17 0-29 12 0 0-12 12-12 31 0 0 0 21 12 36 0 0 12 14 29 14z">
          <text:p/>
        </draw:path>
        <draw:polygon draw:style-name="gr2" draw:text-style-name="P2" draw:layer="layout" svg:width="0.593cm" svg:height="0.565cm" svg:x="53.791cm" svg:y="3.245cm" svg:viewBox="0 0 594 566" draw:points="0,0 594,0 594,566 0,566">
          <text:p/>
        </draw:polygon>
        <draw:path draw:style-name="gr3" draw:text-style-name="P3" draw:layer="layout" svg:width="0.161cm" svg:height="0.209cm" svg:x="54.006cm" svg:y="3.392cm" svg:viewBox="0 0 162 210" svg:d="M129 64c0 0-2-19-14-30 0 0-12-10-35-10 0 0-21 0-34 8 0 0-13 7-13 23 0 0 0 13 10 20 0 0 10 6 38 13 0 0 26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0 16 22 45z">
          <text:p/>
        </draw:path>
        <draw:polygon draw:style-name="gr2" draw:text-style-name="P2" draw:layer="layout" svg:width="0.592cm" svg:height="0.565cm" svg:x="54.384cm" svg:y="3.245cm" svg:viewBox="0 0 593 566" draw:points="0,0 593,0 593,566 0,566">
          <text:p/>
        </draw:polygon>
        <draw:path draw:style-name="gr3" draw:text-style-name="P3" draw:layer="layout" svg:width="0.192cm" svg:height="0.202cm" svg:x="54.5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54.976cm" svg:y="3.245cm" svg:viewBox="0 0 594 566" draw:points="0,0 594,0 594,566 0,566">
          <text:p/>
        </draw:polygon>
        <draw:polygon draw:style-name="gr3" draw:text-style-name="P3" draw:layer="layout" svg:width="0.16cm" svg:height="0.202cm" svg:x="55.19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55.569cm" svg:y="3.245cm" svg:viewBox="0 0 594 566" draw:points="0,0 594,0 594,566 0,566">
          <text:p/>
        </draw:polygon>
        <draw:path draw:style-name="gr3" draw:text-style-name="P3" draw:layer="layout" svg:width="0.26cm" svg:height="0.202cm" svg:x="55.736cm" svg:y="3.395cm" svg:viewBox="0 0 261 203" svg:d="M261 0l-56 203h-26l-44-160c0 0-3-12-4-18h-1l-6 24-42 154h-28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56.162cm" svg:y="3.245cm" svg:viewBox="0 0 593 566" draw:points="0,0 593,0 593,566 0,566">
          <text:p/>
        </draw:polygon>
        <draw:polygon draw:style-name="gr3" draw:text-style-name="P3" draw:layer="layout" svg:width="0.16cm" svg:height="0.202cm" svg:x="56.37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6.754cm" svg:y="3.245cm" svg:viewBox="0 0 594 566" draw:points="0,0 594,0 594,566 0,566">
          <text:p/>
        </draw:polygon>
        <draw:polygon draw:style-name="gr3" draw:text-style-name="P3" draw:layer="layout" svg:width="0.136cm" svg:height="0.202cm" svg:x="56.98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57.347cm" svg:y="3.245cm" svg:viewBox="0 0 594 566" draw:points="0,0 594,0 594,566 0,566">
          <text:p/>
        </draw:polygon>
        <draw:path draw:style-name="gr3" draw:text-style-name="P3" draw:layer="layout" svg:width="0.161cm" svg:height="0.209cm" svg:x="57.562cm" svg:y="3.392cm" svg:viewBox="0 0 162 210" svg:d="M130 64c0 0-2-19-15-30 0 0-12-10-35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4.148cm" svg:height="0.564cm" svg:x="54.384cm" svg:y="2.681cm" svg:viewBox="0 0 4149 565" draw:points="0,0 4149,0 4149,565 0,565">
          <text:p/>
        </draw:polygon>
        <draw:path draw:style-name="gr3" draw:text-style-name="P3" draw:layer="layout" svg:width="1.275cm" svg:height="0.261cm" svg:x="55.8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1-23 0 0 29 0 46 21 0 0 17 21 17 55 0 0 0 36-19 57 0 0-18 22-46 22 0 0-23 0-37-19h-1v71h-25v-203h23v19zM803 189c0 0 17 0 29-14 0 0 11-16 11-44 0 0 0-27-11-42 0 0-11-14-28-14 0 0-18 0-29 16 0 0-11 16-11 42 0 0 0 27 10 42 0 0 11 14 29 14zM965 144h-76v-25h76zM1080 206h-25v-159c0 0-18 18-50 30v-24c0 0 43-20 59-51h16zM1168 101c0 0 17-27 49-27 0 0 24 0 42 19 0 0 17 18 17 46 0 0 0 29-17 50 0 0-18 21-46 21 0 0-29 0-49-22 0 0-21-22-21-78 0 0 0-53 18-81 0 0 19-27 54-27 0 0 23 0 38 13 0 0 16 12 20 37l-25 3c0 0-7-33-34-33 0 0-19 0-33 19 0 0-14 19-14 60zM1213 189c0 0 16 0 27-14 0 0 11-14 11-34 0 0 0-20-11-32 0 0-11-13-29-13 0 0-16 0-28 12 0 0-11 12-11 31 0 0 0 21 11 36 0 0 12 14 30 14z">
          <text:p/>
        </draw:path>
        <draw:polygon draw:style-name="gr2" draw:text-style-name="P2" draw:layer="layout" svg:width="0.592cm" svg:height="0.565cm" svg:x="57.94cm" svg:y="3.245cm" svg:viewBox="0 0 593 566" draw:points="0,0 593,0 593,566 0,566">
          <text:p/>
        </draw:polygon>
        <draw:path draw:style-name="gr3" draw:text-style-name="P3" draw:layer="layout" svg:width="0.16cm" svg:height="0.209cm" svg:x="58.155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58.532cm" svg:y="3.245cm" svg:viewBox="0 0 594 566" draw:points="0,0 594,0 594,566 0,566">
          <text:p/>
        </draw:polygon>
        <draw:path draw:style-name="gr3" draw:text-style-name="P3" draw:layer="layout" svg:width="0.192cm" svg:height="0.202cm" svg:x="58.733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59.125cm" svg:y="3.245cm" svg:viewBox="0 0 594 566" draw:points="0,0 594,0 594,566 0,566">
          <text:p/>
        </draw:polygon>
        <draw:polygon draw:style-name="gr3" draw:text-style-name="P3" draw:layer="layout" svg:width="0.16cm" svg:height="0.202cm" svg:x="59.341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59.718cm" svg:y="3.245cm" svg:viewBox="0 0 593 566" draw:points="0,0 593,0 593,566 0,566">
          <text:p/>
        </draw:polygon>
        <draw:path draw:style-name="gr3" draw:text-style-name="P3" draw:layer="layout" svg:width="0.26cm" svg:height="0.202cm" svg:x="59.884cm" svg:y="3.395cm" svg:viewBox="0 0 261 203" svg:d="M261 0l-56 203h-25l-44-160c0 0-4-12-5-18l-6 24-43 154h-28l-54-203h28l31 133c0 0 6 27 8 39v3c0 0 6-26 10-38l39-137h32l29 103c0 0 11 39 15 72h1c0 0 3-16 10-45l31-130z">
          <text:p/>
        </draw:path>
        <draw:polygon draw:style-name="gr2" draw:text-style-name="P2" draw:layer="layout" svg:width="0.593cm" svg:height="0.565cm" svg:x="60.31cm" svg:y="3.245cm" svg:viewBox="0 0 594 566" draw:points="0,0 594,0 594,566 0,566">
          <text:p/>
        </draw:polygon>
        <draw:polygon draw:style-name="gr3" draw:text-style-name="P3" draw:layer="layout" svg:width="0.16cm" svg:height="0.202cm" svg:x="60.52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0.903cm" svg:y="3.245cm" svg:viewBox="0 0 594 566" draw:points="0,0 594,0 594,566 0,566">
          <text:p/>
        </draw:polygon>
        <draw:polygon draw:style-name="gr3" draw:text-style-name="P3" draw:layer="layout" svg:width="0.136cm" svg:height="0.202cm" svg:x="61.136cm" svg:y="3.395cm" svg:viewBox="0 0 137 203" draw:points="137,24 27,24 27,87 122,87 122,111 27,111 27,203 0,203 0,0 137,0">
          <text:p/>
        </draw:polygon>
        <draw:polygon draw:style-name="gr2" draw:text-style-name="P2" draw:layer="layout" svg:width="0.592cm" svg:height="0.565cm" svg:x="61.496cm" svg:y="3.245cm" svg:viewBox="0 0 593 566" draw:points="0,0 593,0 593,566 0,566">
          <text:p/>
        </draw:polygon>
        <draw:path draw:style-name="gr3" draw:text-style-name="P3" draw:layer="layout" svg:width="0.16cm" svg:height="0.209cm" svg:x="61.711cm" svg:y="3.392cm" svg:viewBox="0 0 161 210" svg:d="M130 64c0 0-3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58.532cm" svg:y="2.681cm" svg:viewBox="0 0 4150 565" draw:points="0,0 4150,0 4150,565 0,565">
          <text:p/>
        </draw:polygon>
        <draw:path draw:style-name="gr3" draw:text-style-name="P3" draw:layer="layout" svg:width="1.275cm" svg:height="0.261cm" svg:x="59.9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8 144h-76v-25h76zM518 62c0 0-1-19-14-29 0 0-12-9-35-9 0 0-20 0-34 7 0 0-12 8-12 23 0 0 0 13 10 19 0 0 10 7 38 13 0 0 25 5 41 11 0 0 16 6 28 18 0 0 11 12 11 33 0 0 0 27-21 44 0 0-21 18-55 18 0 0-42 0-63-19 0 0-21-21-23-51l26-2c0 0 1 24 18 35 0 0 17 13 41 13 0 0 23 0 37-10 0 0 14-10 14-26 0 0 0-17-15-24 0 0-14-8-48-15 0 0-35-7-50-21 0 0-15-13-15-35 0 0 0-24 19-39 0 0 19-16 52-16 0 0 34 0 54 15 0 0 22 16 23 45zM712 138h-110c0 0 2 24 14 38 0 0 12 13 31 13 0 0 14 0 24-7 0 0 10-9 15-24l25 3c0 0-6 24-23 36 0 0-16 13-41 13 0 0-33 0-51-21 0 0-19-21-19-56 0 0 0-35 18-56 0 0 18-22 51-22 0 0 16 0 30 8 0 0 15 7 25 24 0 0 11 16 11 51zM686 118c0 0-1-23-14-32 0 0-12-10-26-10 0 0-18 0-29 12 0 0-12 11-13 30zM765 78c0 0 14-23 42-23 0 0 29 0 45 21 0 0 17 21 17 55 0 0 0 36-18 57 0 0-19 22-46 22 0 0-23 0-38-19v71h-25v-203h23zM804 189c0 0 17 0 28-14 0 0 12-16 12-44 0 0 0-27-11-42 0 0-11-14-28-14 0 0-18 0-29 16 0 0-12 16-12 42 0 0 0 27 11 42 0 0 11 14 29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62.088cm" svg:y="3.245cm" svg:viewBox="0 0 594 566" draw:points="0,0 594,0 594,566 0,566">
          <text:p/>
        </draw:polygon>
        <draw:path draw:style-name="gr3" draw:text-style-name="P3" draw:layer="layout" svg:width="0.161cm" svg:height="0.209cm" svg:x="62.303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62.681cm" svg:y="3.245cm" svg:viewBox="0 0 594 566" draw:points="0,0 594,0 594,566 0,566">
          <text:p/>
        </draw:polygon>
        <draw:path draw:style-name="gr3" draw:text-style-name="P3" draw:layer="layout" svg:width="0.192cm" svg:height="0.202cm" svg:x="62.8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63.274cm" svg:y="3.245cm" svg:viewBox="0 0 593 566" draw:points="0,0 593,0 593,566 0,566">
          <text:p/>
        </draw:polygon>
        <draw:polygon draw:style-name="gr3" draw:text-style-name="P3" draw:layer="layout" svg:width="0.16cm" svg:height="0.202cm" svg:x="63.4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63.866cm" svg:y="3.245cm" svg:viewBox="0 0 594 566" draw:points="0,0 594,0 594,566 0,566">
          <text:p/>
        </draw:polygon>
        <draw:path draw:style-name="gr3" draw:text-style-name="P3" draw:layer="layout" svg:width="0.26cm" svg:height="0.202cm" svg:x="64.033cm" svg:y="3.395cm" svg:viewBox="0 0 261 203" svg:d="M261 0l-56 203h-25l-44-160c0 0-4-12-5-18l-6 24-43 154h-28l-54-203h27l31 133c0 0 6 27 8 39l1 3c0 0 7-26 10-38l38-137h33l28 103c0 0 11 39 16 72 0 0 3-16 10-45l32-130z">
          <text:p/>
        </draw:path>
        <draw:polygon draw:style-name="gr2" draw:text-style-name="P2" draw:layer="layout" svg:width="0.593cm" svg:height="0.565cm" svg:x="64.459cm" svg:y="3.245cm" svg:viewBox="0 0 594 566" draw:points="0,0 594,0 594,566 0,566">
          <text:p/>
        </draw:polygon>
        <draw:polygon draw:style-name="gr3" draw:text-style-name="P3" draw:layer="layout" svg:width="0.16cm" svg:height="0.202cm" svg:x="64.67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65.052cm" svg:y="3.245cm" svg:viewBox="0 0 593 566" draw:points="0,0 593,0 593,566 0,566">
          <text:p/>
        </draw:polygon>
        <draw:polygon draw:style-name="gr3" draw:text-style-name="P3" draw:layer="layout" svg:width="0.136cm" svg:height="0.202cm" svg:x="65.28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65.644cm" svg:y="3.245cm" svg:viewBox="0 0 594 566" draw:points="0,0 594,0 594,566 0,566">
          <text:p/>
        </draw:polygon>
        <draw:path draw:style-name="gr3" draw:text-style-name="P3" draw:layer="layout" svg:width="0.161cm" svg:height="0.209cm" svg:x="65.859cm" svg:y="3.392cm" svg:viewBox="0 0 162 210" svg:d="M129 64c0 0-1-19-14-30 0 0-12-10-35-10 0 0-21 0-34 8 0 0-12 7-12 23 0 0 0 13 10 20 0 0 10 6 38 13 0 0 25 5 41 11 0 0 16 6 28 18 0 0 11 12 11 32 0 0 0 26-20 44 0 0-22 17-56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62.681cm" svg:y="2.681cm" svg:viewBox="0 0 4150 565" draw:points="0,0 4150,0 4150,565 0,565">
          <text:p/>
        </draw:polygon>
        <draw:path draw:style-name="gr3" draw:text-style-name="P3" draw:layer="layout" svg:width="1.298cm" svg:height="0.261cm" svg:x="64.105cm" svg:y="2.828cm" svg:viewBox="0 0 1299 262" svg:d="M135 206h-135c0 0 0-17 12-36 0 0 12-17 45-43 0 0 19-17 35-34 0 0 17-17 17-35 0 0 0-16-11-25 0 0-12-11-28-11 0 0-17 0-28 11 0 0-11 10-11 31l-26-4c0 0 2-28 20-43 0 0 18-15 45-15 0 0 31 0 48 16 0 0 16 17 16 40 0 0 0 20-14 40 0 0-14 20-56 53 0 0-22 17-30 31h101zM186 101c0 0 17-27 49-27 0 0 25 0 42 19 0 0 17 18 17 46 0 0 0 29-17 50 0 0-17 21-46 21 0 0-29 0-49-22 0 0-21-22-21-78 0 0 0-53 19-81 0 0 18-27 53-27 0 0 23 0 39 13 0 0 16 12 19 37l-25 3c0 0-7-33-34-33 0 0-19 0-33 19 0 0-13 19-13 60zM231 189c0 0 17 0 27-14 0 0 11-14 11-34 0 0 0-20-11-32 0 0-10-13-28-13 0 0-16 0-28 12 0 0-12 12-12 31 0 0 0 21 11 36 0 0 12 14 30 14zM391 144h-75v-25h75zM542 62c0 0-2-19-14-29 0 0-12-9-35-9 0 0-21 0-34 7 0 0-13 8-13 23 0 0 0 13 10 19 0 0 11 7 38 13 0 0 26 5 42 11 0 0 15 6 26 18 0 0 12 12 12 33 0 0 0 27-21 44 0 0-20 18-54 18 0 0-42 0-64-19 0 0-21-21-22-51l25-2c0 0 2 24 19 35 0 0 17 13 41 13 0 0 23 0 36-10 0 0 14-10 14-26 0 0 0-17-14-24 0 0-15-8-49-15 0 0-34-7-49-21 0 0-15-13-15-35 0 0 0-24 19-39 0 0 19-16 52-16 0 0 33 0 54 15 0 0 20 16 22 45zM735 138h-110c0 0 1 24 14 38 0 0 12 13 31 13 0 0 14 0 23-7 0 0 10-9 15-24l26 3c0 0-6 24-23 36 0 0-17 13-41 13 0 0-33 0-52-21 0 0-18-21-18-56 0 0 0-35 18-56 0 0 18-22 50-22 0 0 16 0 31 8 0 0 15 7 25 24 0 0 11 16 11 51zM709 118c0 0-2-23-14-32 0 0-12-10-27-10 0 0-17 0-29 12 0 0-11 11-13 30zM788 78c0 0 14-23 42-23 0 0 28 0 45 21 0 0 17 21 17 55 0 0 0 36-19 57 0 0-18 22-45 22 0 0-24 0-38-19v71h-25v-203h22v19zM826 189c0 0 18 0 29-14 0 0 12-16 12-44 0 0 0-27-12-42 0 0-11-14-28-14 0 0-17 0-29 16 0 0-11 16-11 42 0 0 0 27 11 42 0 0 11 14 28 14zM987 144h-75v-25h75zM1102 206h-24v-159c0 0-19 18-50 30v-24c0 0 42-20 58-51h16zM1190 101c0 0 17-27 49-27 0 0 25 0 42 19 0 0 18 18 18 46 0 0 0 29-18 50 0 0-17 21-46 21 0 0-29 0-49-22 0 0-21-22-21-78 0 0 0-53 19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66.237cm" svg:y="3.245cm" svg:viewBox="0 0 594 566" draw:points="0,0 594,0 594,566 0,566">
          <text:p/>
        </draw:polygon>
        <draw:path draw:style-name="gr3" draw:text-style-name="P3" draw:layer="layout" svg:width="0.161cm" svg:height="0.209cm" svg:x="66.452cm" svg:y="3.392cm" svg:viewBox="0 0 162 210" svg:d="M130 64c0 0-2-19-14-30 0 0-12-10-35-10 0 0-21 0-34 8 0 0-13 7-13 23 0 0 0 13 10 20 0 0 10 6 38 13 0 0 25 5 41 11 0 0 16 6 27 18 0 0 12 12 12 32 0 0 0 26-21 44 0 0-21 17-54 17 0 0-42 0-65-19 0 0-21-19-22-49l25-3c0 0 2 25 20 36 0 0 17 11 41 11 0 0 22 0 36-10 0 0 14-9 14-25 0 0 0-16-14-24 0 0-15-7-49-15 0 0-34-7-50-20 0 0-15-14-15-35 0 0 0-25 19-41 0 0 20-16 53-16 0 0 33 0 54 16 0 0 20 16 21 45z">
          <text:p/>
        </draw:path>
        <draw:polygon draw:style-name="gr2" draw:text-style-name="P2" draw:layer="layout" svg:width="0.592cm" svg:height="0.565cm" svg:x="66.83cm" svg:y="3.245cm" svg:viewBox="0 0 593 566" draw:points="0,0 593,0 593,566 0,566">
          <text:p/>
        </draw:polygon>
        <draw:path draw:style-name="gr3" draw:text-style-name="P3" draw:layer="layout" svg:width="0.192cm" svg:height="0.202cm" svg:x="67.03cm" svg:y="3.395cm" svg:viewBox="0 0 193 203" svg:d="M193 203h-25v-169h-1l-58 169h-25l-58-172v172h-26v-203h40l48 145c0 0 8 23 9 30 0 0 4-12 12-33l48-142h36z">
          <text:p/>
        </draw:path>
        <draw:polygon draw:style-name="gr2" draw:text-style-name="P2" draw:layer="layout" svg:width="0.593cm" svg:height="0.565cm" svg:x="67.422cm" svg:y="3.245cm" svg:viewBox="0 0 594 566" draw:points="0,0 594,0 594,566 0,566">
          <text:p/>
        </draw:polygon>
        <draw:polygon draw:style-name="gr3" draw:text-style-name="P3" draw:layer="layout" svg:width="0.16cm" svg:height="0.202cm" svg:x="67.639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68.015cm" svg:y="3.245cm" svg:viewBox="0 0 594 566" draw:points="0,0 594,0 594,566 0,566">
          <text:p/>
        </draw:polygon>
        <draw:path draw:style-name="gr3" draw:text-style-name="P3" draw:layer="layout" svg:width="0.26cm" svg:height="0.202cm" svg:x="68.182cm" svg:y="3.395cm" svg:viewBox="0 0 261 203" svg:d="M261 0l-56 203h-26l-44-160c0 0-3-12-4-18h-1l-6 24-42 154h-28l-54-203h27l31 133c0 0 6 27 9 39v3h1c0 0 5-26 8-38l39-137h32l29 103c0 0 11 39 16 72 0 0 3-16 10-45l32-130z">
          <text:p/>
        </draw:path>
        <draw:polygon draw:style-name="gr2" draw:text-style-name="P2" draw:layer="layout" svg:width="0.592cm" svg:height="0.565cm" svg:x="68.608cm" svg:y="3.245cm" svg:viewBox="0 0 593 566" draw:points="0,0 593,0 593,566 0,566">
          <text:p/>
        </draw:polygon>
        <draw:polygon draw:style-name="gr3" draw:text-style-name="P3" draw:layer="layout" svg:width="0.16cm" svg:height="0.202cm" svg:x="68.82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69.2cm" svg:y="3.245cm" svg:viewBox="0 0 594 566" draw:points="0,0 594,0 594,566 0,566">
          <text:p/>
        </draw:polygon>
        <draw:polygon draw:style-name="gr3" draw:text-style-name="P3" draw:layer="layout" svg:width="0.136cm" svg:height="0.202cm" svg:x="69.433cm" svg:y="3.395cm" svg:viewBox="0 0 137 203" draw:points="137,24 27,24 27,87 122,87 122,111 27,111 27,203 0,203 0,0 137,0">
          <text:p/>
        </draw:polygon>
        <draw:polygon draw:style-name="gr2" draw:text-style-name="P2" draw:layer="layout" svg:width="0.593cm" svg:height="0.565cm" svg:x="69.793cm" svg:y="3.245cm" svg:viewBox="0 0 594 566" draw:points="0,0 594,0 594,566 0,566">
          <text:p/>
        </draw:polygon>
        <draw:path draw:style-name="gr3" draw:text-style-name="P3" draw:layer="layout" svg:width="0.161cm" svg:height="0.209cm" svg:x="70.008cm" svg:y="3.392cm" svg:viewBox="0 0 162 210" svg:d="M129 64c0 0-2-19-14-30 0 0-12-10-35-10 0 0-21 0-34 8 0 0-13 7-13 23 0 0 0 13 10 20 0 0 10 6 38 13 0 0 25 5 41 11 0 0 16 6 27 18 0 0 13 12 13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4.148cm" svg:height="0.564cm" svg:x="66.83cm" svg:y="2.681cm" svg:viewBox="0 0 4149 565" draw:points="0,0 4149,0 4149,565 0,565">
          <text:p/>
        </draw:polygon>
        <draw:path draw:style-name="gr3" draw:text-style-name="P3" draw:layer="layout" svg:width="1.074cm" svg:height="0.209cm" svg:x="68.367cm" svg:y="2.828cm" svg:viewBox="0 0 1075 210" svg:d="M95 96c0 0 19 3 28 18 0 0 10 14 10 31 0 0 0 28-20 47 0 0-20 18-48 18 0 0-27 0-44-16 0 0-18-17-21-42l25-4c0 0 4 20 14 30 0 0 10 11 26 11 0 0 17 0 29-13 0 0 12-12 12-30 0 0 0-17-11-28 0 0-11-11-28-11 0 0-7 0-18 2l3-21c0 0 10 0 16-1 0 0 6-1 13-5 0 0 7-4 12-11 0 0 4-7 4-17 0 0 0-15-10-23 0 0-10-9-23-9 0 0-15 0-24 10 0 0-10 9-12 27l-25-4c0 0 5-27 21-40 0 0 17-13 40-13 0 0 25 0 42 15 0 0 17 16 17 38 0 0 0 28-28 40zM230 144h-76v-25h76zM349 0c0 0 43 0 70 28 0 0 27 29 27 76 0 0 0 47-27 76 0 0-28 30-70 30 0 0-43 0-70-31 0 0-27-30-27-72 0 0 0-50 27-79 0 0 27-28 70-28zM349 186c0 0 31 0 50-22 0 0 19-21 19-60 0 0 0-39-20-60 0 0-19-22-49-22 0 0-30 0-49 21 0 0-20 21-20 64 0 0 0 35 19 57 0 0 19 22 50 22zM597 155c0 0-5 27-22 42 0 0-17 13-39 13 0 0-32 0-49-21 0 0-17-22-17-57 0 0 0-28 10-45 0 0 10-17 25-24 0 0 15-8 31-8 0 0 23 0 39 12 0 0 16 12 20 35l-24 4c0 0-4-15-12-23 0 0-9-7-22-7 0 0-20 0-31 15 0 0-11 14-11 41 0 0 0 27 11 41 0 0 10 16 30 16 0 0 16 0 25-10 0 0 9-9 12-28zM676 206c0 0-11 2-19 2 0 0-16 0-24-6 0 0-7-5-9-15 0 0-2-9-2-25v-84h-18v-19h18v-37l25-15v52h25v19h-25v85c0 0 0 12 3 16 0 0 2 5 11 5 0 0 6 0 11-1zM763 144h-76v-25h76zM879 206h-25v-159c0 0-20 18-51 30v-24c0 0 44-20 60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70.386cm" svg:y="3.245cm" svg:viewBox="0 0 593 566" draw:points="0,0 593,0 593,566 0,566">
          <text:p/>
        </draw:polygon>
        <draw:path draw:style-name="gr3" draw:text-style-name="P3" draw:layer="layout" svg:width="0.16cm" svg:height="0.209cm" svg:x="70.601cm" svg:y="3.392cm" svg:viewBox="0 0 161 210" svg:d="M130 64c0 0-2-19-14-30 0 0-12-10-35-10 0 0-21 0-34 8 0 0-14 7-14 23 0 0 0 13 11 20 0 0 10 6 38 13 0 0 25 5 41 11 0 0 16 6 27 18 0 0 11 12 11 32 0 0 0 26-20 44 0 0-21 17-54 17 0 0-43 0-65-19 0 0-21-19-22-49l25-3c0 0 2 25 20 36 0 0 17 11 41 11 0 0 22 0 36-10 0 0 14-9 14-25 0 0 0-16-15-24 0 0-14-7-48-15 0 0-35-7-51-20 0 0-14-14-14-35 0 0 0-25 19-41 0 0 20-16 53-16 0 0 33 0 54 16 0 0 20 16 21 45z">
          <text:p/>
        </draw:path>
        <draw:polygon draw:style-name="gr2" draw:text-style-name="P2" draw:layer="layout" svg:width="0.593cm" svg:height="0.565cm" svg:x="70.978cm" svg:y="3.245cm" svg:viewBox="0 0 594 566" draw:points="0,0 594,0 594,566 0,566">
          <text:p/>
        </draw:polygon>
        <draw:path draw:style-name="gr3" draw:text-style-name="P3" draw:layer="layout" svg:width="0.192cm" svg:height="0.202cm" svg:x="71.179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71.571cm" svg:y="3.245cm" svg:viewBox="0 0 594 566" draw:points="0,0 594,0 594,566 0,566">
          <text:p/>
        </draw:polygon>
        <draw:polygon draw:style-name="gr3" draw:text-style-name="P3" draw:layer="layout" svg:width="0.16cm" svg:height="0.202cm" svg:x="71.787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72.164cm" svg:y="3.245cm" svg:viewBox="0 0 593 566" draw:points="0,0 593,0 593,566 0,566">
          <text:p/>
        </draw:polygon>
        <draw:path draw:style-name="gr3" draw:text-style-name="P3" draw:layer="layout" svg:width="0.26cm" svg:height="0.202cm" svg:x="72.33cm" svg:y="3.395cm" svg:viewBox="0 0 261 203" svg:d="M261 0l-56 203h-25l-44-160c0 0-4-12-5-18l-6 24-43 154h-28l-54-203h28l31 133c0 0 7 27 9 39v3c0 0 6-26 9-38l39-137h32l29 103c0 0 11 39 15 72h1c0 0 3-16 10-45l31-130z">
          <text:p/>
        </draw:path>
        <draw:polygon draw:style-name="gr2" draw:text-style-name="P2" draw:layer="layout" svg:width="0.593cm" svg:height="0.565cm" svg:x="72.756cm" svg:y="3.245cm" svg:viewBox="0 0 594 566" draw:points="0,0 594,0 594,566 0,566">
          <text:p/>
        </draw:polygon>
        <draw:polygon draw:style-name="gr3" draw:text-style-name="P3" draw:layer="layout" svg:width="0.16cm" svg:height="0.202cm" svg:x="72.973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73.349cm" svg:y="3.245cm" svg:viewBox="0 0 594 566" draw:points="0,0 594,0 594,566 0,566">
          <text:p/>
        </draw:polygon>
        <draw:polygon draw:style-name="gr3" draw:text-style-name="P3" draw:layer="layout" svg:width="0.136cm" svg:height="0.202cm" svg:x="73.58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73.942cm" svg:y="3.245cm" svg:viewBox="0 0 593 566" draw:points="0,0 593,0 593,566 0,566">
          <text:p/>
        </draw:polygon>
        <draw:path draw:style-name="gr3" draw:text-style-name="P3" draw:layer="layout" svg:width="0.16cm" svg:height="0.209cm" svg:x="74.157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4.149cm" svg:height="0.564cm" svg:x="70.978cm" svg:y="2.681cm" svg:viewBox="0 0 4150 565" draw:points="0,0 4150,0 4150,565 0,565">
          <text:p/>
        </draw:polygon>
        <draw:path draw:style-name="gr3" draw:text-style-name="P3" draw:layer="layout" svg:width="1.211cm" svg:height="0.209cm" svg:x="72.4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4 206c0 0-12 2-20 2 0 0-16 0-24-6 0 0-7-5-8-15 0 0-2-9-2-25v-84h-18v-19h18v-37l24-15v52h26v19h-26v85c0 0 0 12 3 16 0 0 2 5 11 5 0 0 6 0 12-1zM901 144h-76v-25h76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74.534cm" svg:y="3.245cm" svg:viewBox="0 0 594 566" draw:points="0,0 594,0 594,566 0,566">
          <text:p/>
        </draw:polygon>
        <draw:path draw:style-name="gr3" draw:text-style-name="P3" draw:layer="layout" svg:width="0.161cm" svg:height="0.209cm" svg:x="74.749cm" svg:y="3.392cm" svg:viewBox="0 0 162 210" svg:d="M130 64c0 0-1-19-14-30 0 0-12-10-35-10 0 0-21 0-35 8 0 0-12 7-12 23 0 0 0 13 10 20 0 0 11 6 39 13 0 0 25 5 41 11 0 0 16 6 27 18 0 0 11 12 11 32 0 0 0 26-20 44 0 0-21 17-55 17 0 0-43 0-64-19 0 0-21-19-23-49l26-3c0 0 1 25 18 36 0 0 18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75.127cm" svg:y="3.245cm" svg:viewBox="0 0 594 566" draw:points="0,0 594,0 594,566 0,566">
          <text:p/>
        </draw:polygon>
        <draw:path draw:style-name="gr3" draw:text-style-name="P3" draw:layer="layout" svg:width="0.192cm" svg:height="0.202cm" svg:x="75.327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75.72cm" svg:y="3.245cm" svg:viewBox="0 0 593 566" draw:points="0,0 593,0 593,566 0,566">
          <text:p/>
        </draw:polygon>
        <draw:polygon draw:style-name="gr3" draw:text-style-name="P3" draw:layer="layout" svg:width="0.16cm" svg:height="0.202cm" svg:x="75.93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76.312cm" svg:y="3.245cm" svg:viewBox="0 0 594 566" draw:points="0,0 594,0 594,566 0,566">
          <text:p/>
        </draw:polygon>
        <draw:path draw:style-name="gr3" draw:text-style-name="P3" draw:layer="layout" svg:width="0.26cm" svg:height="0.202cm" svg:x="76.479cm" svg:y="3.395cm" svg:viewBox="0 0 261 203" svg:d="M261 0l-56 203h-25l-44-160c0 0-4-12-5-18l-6 24-43 154h-28l-54-203h27l32 133c0 0 6 27 8 39l1 3c0 0 6-26 9-38l38-137h33l29 103c0 0 10 39 15 72 0 0 3-16 10-45l32-130z">
          <text:p/>
        </draw:path>
        <draw:polygon draw:style-name="gr2" draw:text-style-name="P2" draw:layer="layout" svg:width="0.593cm" svg:height="0.565cm" svg:x="76.905cm" svg:y="3.245cm" svg:viewBox="0 0 594 566" draw:points="0,0 594,0 594,566 0,566">
          <text:p/>
        </draw:polygon>
        <draw:polygon draw:style-name="gr3" draw:text-style-name="P3" draw:layer="layout" svg:width="0.16cm" svg:height="0.202cm" svg:x="77.121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77.498cm" svg:y="3.245cm" svg:viewBox="0 0 593 566" draw:points="0,0 593,0 593,566 0,566">
          <text:p/>
        </draw:polygon>
        <draw:polygon draw:style-name="gr3" draw:text-style-name="P3" draw:layer="layout" svg:width="0.136cm" svg:height="0.202cm" svg:x="77.731cm" svg:y="3.395cm" svg:viewBox="0 0 137 203" draw:points="137,24 26,24 26,87 121,87 121,111 26,111 26,203 0,203 0,0 137,0">
          <text:p/>
        </draw:polygon>
        <draw:polygon draw:style-name="gr2" draw:text-style-name="P2" draw:layer="layout" svg:width="0.593cm" svg:height="0.565cm" svg:x="78.09cm" svg:y="3.245cm" svg:viewBox="0 0 594 566" draw:points="0,0 594,0 594,566 0,566">
          <text:p/>
        </draw:polygon>
        <draw:path draw:style-name="gr3" draw:text-style-name="P3" draw:layer="layout" svg:width="0.161cm" svg:height="0.209cm" svg:x="78.305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4.149cm" svg:height="0.564cm" svg:x="75.127cm" svg:y="2.681cm" svg:viewBox="0 0 4150 565" draw:points="0,0 4150,0 4150,565 0,565">
          <text:p/>
        </draw:polygon>
        <draw:path draw:style-name="gr3" draw:text-style-name="P3" draw:layer="layout" svg:width="1.212cm" svg:height="0.209cm" svg:x="76.605cm" svg:y="2.828cm" svg:viewBox="0 0 1213 210" svg:d="M75 206h-25v-159c0 0-18 18-50 30v-24c0 0 43-20 59-51h16zM270 25c0 0-30 33-51 81 0 0-22 48-26 100h-25c0 0 0-42 20-91 0 0 19-50 50-85h-98v-24h130zM369 144h-77v-25h77zM488 0c0 0 42 0 70 28 0 0 26 29 26 76 0 0 0 47-27 76 0 0-27 30-69 30 0 0-44 0-70-31 0 0-27-30-27-72 0 0 0-50 27-79 0 0 27-28 70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78.683cm" svg:y="3.245cm" svg:viewBox="0 0 594 566" draw:points="0,0 594,0 594,566 0,566">
          <text:p/>
        </draw:polygon>
        <draw:path draw:style-name="gr3" draw:text-style-name="P3" draw:layer="layout" svg:width="0.161cm" svg:height="0.209cm" svg:x="78.898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49-15 0 0-35-7-50-20 0 0-15-14-15-35 0 0 0-25 19-41 0 0 19-16 53-16 0 0 33 0 54 16 0 0 20 16 21 45z">
          <text:p/>
        </draw:path>
        <draw:polygon draw:style-name="gr2" draw:text-style-name="P2" draw:layer="layout" svg:width="0.592cm" svg:height="0.565cm" svg:x="79.276cm" svg:y="3.245cm" svg:viewBox="0 0 593 566" draw:points="0,0 593,0 593,566 0,566">
          <text:p/>
        </draw:polygon>
        <draw:path draw:style-name="gr3" draw:text-style-name="P3" draw:layer="layout" svg:width="0.192cm" svg:height="0.202cm" svg:x="79.476cm" svg:y="3.395cm" svg:viewBox="0 0 193 203" svg:d="M193 203h-25v-169h-1l-58 169h-24l-59-172v172h-26v-203h40l49 145c0 0 8 23 9 30 0 0 4-12 11-33l48-142h36z">
          <text:p/>
        </draw:path>
        <draw:polygon draw:style-name="gr2" draw:text-style-name="P2" draw:layer="layout" svg:width="0.593cm" svg:height="0.565cm" svg:x="79.868cm" svg:y="3.245cm" svg:viewBox="0 0 594 566" draw:points="0,0 594,0 594,566 0,566">
          <text:p/>
        </draw:polygon>
        <draw:polygon draw:style-name="gr3" draw:text-style-name="P3" draw:layer="layout" svg:width="0.16cm" svg:height="0.202cm" svg:x="80.08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80.461cm" svg:y="3.245cm" svg:viewBox="0 0 594 566" draw:points="0,0 594,0 594,566 0,566">
          <text:p/>
        </draw:polygon>
        <draw:path draw:style-name="gr3" draw:text-style-name="P3" draw:layer="layout" svg:width="0.26cm" svg:height="0.202cm" svg:x="80.628cm" svg:y="3.395cm" svg:viewBox="0 0 261 203" svg:d="M261 0l-56 203h-26l-44-160c0 0-3-12-4-18h-1l-6 24-42 154h-27l-55-203h27l32 133c0 0 6 27 8 39v3h1c0 0 5-26 8-38l39-137h32l29 103c0 0 11 39 16 72 0 0 3-16 10-45l32-130z">
          <text:p/>
        </draw:path>
        <draw:polygon draw:style-name="gr2" draw:text-style-name="P2" draw:layer="layout" svg:width="0.592cm" svg:height="0.565cm" svg:x="81.054cm" svg:y="3.245cm" svg:viewBox="0 0 593 566" draw:points="0,0 593,0 593,566 0,566">
          <text:p/>
        </draw:polygon>
        <draw:polygon draw:style-name="gr3" draw:text-style-name="P3" draw:layer="layout" svg:width="0.16cm" svg:height="0.202cm" svg:x="81.27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81.646cm" svg:y="3.245cm" svg:viewBox="0 0 594 566" draw:points="0,0 594,0 594,566 0,566">
          <text:p/>
        </draw:polygon>
        <draw:polygon draw:style-name="gr3" draw:text-style-name="P3" draw:layer="layout" svg:width="0.136cm" svg:height="0.202cm" svg:x="81.87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82.239cm" svg:y="3.245cm" svg:viewBox="0 0 594 566" draw:points="0,0 594,0 594,566 0,566">
          <text:p/>
        </draw:polygon>
        <draw:path draw:style-name="gr3" draw:text-style-name="P3" draw:layer="layout" svg:width="0.161cm" svg:height="0.209cm" svg:x="82.454cm" svg:y="3.392cm" svg:viewBox="0 0 162 210" svg:d="M130 64c0 0-2-19-14-30 0 0-12-10-35-10 0 0-21 0-34 8 0 0-13 7-13 23 0 0 0 13 10 20 0 0 10 6 38 13 0 0 25 5 41 11 0 0 16 6 27 18 0 0 12 12 12 32 0 0 0 26-21 44 0 0-21 17-54 17 0 0-42 0-65-19 0 0-21-19-22-49l25-3c0 0 3 25 20 36 0 0 17 11 41 11 0 0 22 0 36-10 0 0 14-9 14-25 0 0 0-16-14-24 0 0-15-7-49-15 0 0-34-7-50-20 0 0-15-14-15-35 0 0 0-25 20-41 0 0 19-16 52-16 0 0 33 0 54 16 0 0 20 16 21 45z">
          <text:p/>
        </draw:path>
        <draw:polygon draw:style-name="gr9" draw:text-style-name="P3" draw:layer="layout" svg:width="0.592cm" svg:height="18.683cm" svg:x="1.044cm" svg:y="3.81cm" svg:viewBox="0 0 593 18684" draw:points="0,0 593,0 593,18684 0,18684">
          <text:p/>
        </draw:polygon>
        <draw:polygon draw:style-name="gr9" draw:text-style-name="P3" draw:layer="layout" svg:width="0.593cm" svg:height="18.683cm" svg:x="1.636cm" svg:y="3.81cm" svg:viewBox="0 0 594 18684" draw:points="0,0 594,0 594,18684 0,18684">
          <text:p/>
        </draw:polygon>
        <draw:polygon draw:style-name="gr9" draw:text-style-name="P3" draw:layer="layout" svg:width="0.593cm" svg:height="18.683cm" svg:x="2.229cm" svg:y="3.81cm" svg:viewBox="0 0 594 18684" draw:points="0,0 594,0 594,18684 0,18684">
          <text:p/>
        </draw:polygon>
        <draw:polygon draw:style-name="gr9" draw:text-style-name="P3" draw:layer="layout" svg:width="0.592cm" svg:height="18.683cm" svg:x="2.822cm" svg:y="3.81cm" svg:viewBox="0 0 593 18684" draw:points="0,0 593,0 593,18684 0,18684">
          <text:p/>
        </draw:polygon>
        <draw:polygon draw:style-name="gr10" draw:text-style-name="P6" draw:layer="layout" svg:width="0.593cm" svg:height="18.683cm" svg:x="3.414cm" svg:y="3.81cm" svg:viewBox="0 0 594 18684" draw:points="0,0 594,0 594,18684 0,18684">
          <text:p/>
        </draw:polygon>
        <draw:polygon draw:style-name="gr10" draw:text-style-name="P6" draw:layer="layout" svg:width="0.593cm" svg:height="18.683cm" svg:x="4.007cm" svg:y="3.81cm" svg:viewBox="0 0 594 18684" draw:points="0,0 594,0 594,18684 0,18684">
          <text:p/>
        </draw:polygon>
        <draw:polygon draw:style-name="gr9" draw:text-style-name="P3" draw:layer="layout" svg:width="0.592cm" svg:height="18.683cm" svg:x="4.6cm" svg:y="3.81cm" svg:viewBox="0 0 593 18684" draw:points="0,0 593,0 593,18684 0,18684">
          <text:p/>
        </draw:polygon>
        <draw:polygon draw:style-name="gr9" draw:text-style-name="P3" draw:layer="layout" svg:width="0.593cm" svg:height="18.683cm" svg:x="5.192cm" svg:y="3.81cm" svg:viewBox="0 0 594 18684" draw:points="0,0 594,0 594,18684 0,18684">
          <text:p/>
        </draw:polygon>
        <draw:polygon draw:style-name="gr9" draw:text-style-name="P3" draw:layer="layout" svg:width="0.593cm" svg:height="18.683cm" svg:x="5.785cm" svg:y="3.81cm" svg:viewBox="0 0 594 18684" draw:points="0,0 594,0 594,18684 0,18684">
          <text:p/>
        </draw:polygon>
        <draw:polygon draw:style-name="gr9" draw:text-style-name="P3" draw:layer="layout" svg:width="0.592cm" svg:height="18.683cm" svg:x="6.378cm" svg:y="3.81cm" svg:viewBox="0 0 593 18684" draw:points="0,0 593,0 593,18684 0,18684">
          <text:p/>
        </draw:polygon>
        <draw:polygon draw:style-name="gr9" draw:text-style-name="P3" draw:layer="layout" svg:width="0.593cm" svg:height="18.683cm" svg:x="6.97cm" svg:y="3.81cm" svg:viewBox="0 0 594 18684" draw:points="0,0 594,0 594,18684 0,18684">
          <text:p/>
        </draw:polygon>
        <draw:polygon draw:style-name="gr10" draw:text-style-name="P6" draw:layer="layout" svg:width="0.593cm" svg:height="18.683cm" svg:x="7.563cm" svg:y="3.81cm" svg:viewBox="0 0 594 18684" draw:points="0,0 594,0 594,18684 0,18684">
          <text:p/>
        </draw:polygon>
        <draw:line draw:style-name="gr11" draw:text-style-name="P1" draw:layer="layout" svg:x1="4.6cm" svg:y1="3.81cm" svg:x2="4.6cm" svg:y2="22.493cm">
          <text:p/>
        </draw:line>
        <draw:polygon draw:style-name="gr10" draw:text-style-name="P6" draw:layer="layout" svg:width="0.592cm" svg:height="18.683cm" svg:x="8.156cm" svg:y="3.81cm" svg:viewBox="0 0 593 18684" draw:points="0,0 593,0 593,18684 0,18684">
          <text:p/>
        </draw:polygon>
        <draw:polygon draw:style-name="gr9" draw:text-style-name="P3" draw:layer="layout" svg:width="0.593cm" svg:height="18.683cm" svg:x="8.748cm" svg:y="3.81cm" svg:viewBox="0 0 594 18684" draw:points="0,0 594,0 594,18684 0,18684">
          <text:p/>
        </draw:polygon>
        <draw:polygon draw:style-name="gr9" draw:text-style-name="P3" draw:layer="layout" svg:width="0.593cm" svg:height="18.683cm" svg:x="9.341cm" svg:y="3.81cm" svg:viewBox="0 0 594 18684" draw:points="0,0 594,0 594,18684 0,18684">
          <text:p/>
        </draw:polygon>
        <draw:polygon draw:style-name="gr9" draw:text-style-name="P3" draw:layer="layout" svg:width="0.592cm" svg:height="18.683cm" svg:x="9.934cm" svg:y="3.81cm" svg:viewBox="0 0 593 18684" draw:points="0,0 593,0 593,18684 0,18684">
          <text:p/>
        </draw:polygon>
        <draw:polygon draw:style-name="gr9" draw:text-style-name="P3" draw:layer="layout" svg:width="0.593cm" svg:height="18.683cm" svg:x="10.526cm" svg:y="3.81cm" svg:viewBox="0 0 594 18684" draw:points="0,0 594,0 594,18684 0,18684">
          <text:p/>
        </draw:polygon>
        <draw:polygon draw:style-name="gr9" draw:text-style-name="P3" draw:layer="layout" svg:width="0.593cm" svg:height="18.683cm" svg:x="11.119cm" svg:y="3.81cm" svg:viewBox="0 0 594 18684" draw:points="0,0 594,0 594,18684 0,18684">
          <text:p/>
        </draw:polygon>
        <draw:polygon draw:style-name="gr10" draw:text-style-name="P6" draw:layer="layout" svg:width="0.592cm" svg:height="18.683cm" svg:x="11.712cm" svg:y="3.81cm" svg:viewBox="0 0 593 18684" draw:points="0,0 593,0 593,18684 0,18684">
          <text:p/>
        </draw:polygon>
        <draw:line draw:style-name="gr11" draw:text-style-name="P1" draw:layer="layout" svg:x1="8.748cm" svg:y1="3.81cm" svg:x2="8.748cm" svg:y2="22.493cm">
          <text:p/>
        </draw:line>
        <draw:polygon draw:style-name="gr10" draw:text-style-name="P6" draw:layer="layout" svg:width="0.593cm" svg:height="18.683cm" svg:x="12.304cm" svg:y="3.81cm" svg:viewBox="0 0 594 18684" draw:points="0,0 594,0 594,18684 0,18684">
          <text:p/>
        </draw:polygon>
        <draw:polygon draw:style-name="gr13" draw:text-style-name="P7" draw:layer="layout" svg:width="0.593cm" svg:height="18.683cm" svg:x="12.897cm" svg:y="3.81cm" svg:viewBox="0 0 594 18684" draw:points="0,0 594,0 594,18684 0,18684">
          <text:p/>
        </draw:polygon>
        <draw:polygon draw:style-name="gr9" draw:text-style-name="P3" draw:layer="layout" svg:width="0.592cm" svg:height="18.683cm" svg:x="13.49cm" svg:y="3.81cm" svg:viewBox="0 0 593 18684" draw:points="0,0 593,0 593,18684 0,18684">
          <text:p/>
        </draw:polygon>
        <draw:polygon draw:style-name="gr9" draw:text-style-name="P3" draw:layer="layout" svg:width="0.593cm" svg:height="18.683cm" svg:x="14.082cm" svg:y="3.81cm" svg:viewBox="0 0 594 18684" draw:points="0,0 594,0 594,18684 0,18684">
          <text:p/>
        </draw:polygon>
        <draw:polygon draw:style-name="gr3" draw:text-style-name="P3" draw:layer="layout" svg:width="0.593cm" svg:height="18.683cm" svg:x="14.675cm" svg:y="3.81cm" svg:viewBox="0 0 594 18684" draw:points="0,0 594,0 594,18684 0,18684">
          <text:p/>
        </draw:polygon>
        <draw:polygon draw:style-name="gr12" draw:text-style-name="P1" draw:layer="layout" svg:width="0.593cm" svg:height="18.683cm" svg:x="14.675cm" svg:y="3.81cm" svg:viewBox="0 0 594 18684" draw:points="0,0 594,0 594,18684 0,18684">
          <text:p/>
        </draw:polygon>
        <draw:polygon draw:style-name="gr9" draw:text-style-name="P3" draw:layer="layout" svg:width="0.592cm" svg:height="18.683cm" svg:x="15.268cm" svg:y="3.81cm" svg:viewBox="0 0 593 18684" draw:points="0,0 593,0 593,18684 0,18684">
          <text:p/>
        </draw:polygon>
        <draw:polygon draw:style-name="gr10" draw:text-style-name="P6" draw:layer="layout" svg:width="0.593cm" svg:height="18.683cm" svg:x="15.86cm" svg:y="3.81cm" svg:viewBox="0 0 594 18684" draw:points="0,0 594,0 594,18684 0,18684">
          <text:p/>
        </draw:polygon>
        <draw:line draw:style-name="gr11" draw:text-style-name="P1" draw:layer="layout" svg:x1="12.897cm" svg:y1="3.81cm" svg:x2="12.897cm" svg:y2="22.493cm">
          <text:p/>
        </draw:line>
        <draw:polygon draw:style-name="gr10" draw:text-style-name="P6" draw:layer="layout" svg:width="0.593cm" svg:height="18.683cm" svg:x="16.453cm" svg:y="3.81cm" svg:viewBox="0 0 594 18684" draw:points="0,0 594,0 594,18684 0,18684">
          <text:p/>
        </draw:polygon>
        <draw:polygon draw:style-name="gr9" draw:text-style-name="P3" draw:layer="layout" svg:width="0.592cm" svg:height="18.683cm" svg:x="17.046cm" svg:y="3.81cm" svg:viewBox="0 0 593 18684" draw:points="0,0 593,0 593,18684 0,18684">
          <text:p/>
        </draw:polygon>
        <draw:polygon draw:style-name="gr9" draw:text-style-name="P3" draw:layer="layout" svg:width="0.593cm" svg:height="18.683cm" svg:x="17.638cm" svg:y="3.81cm" svg:viewBox="0 0 594 18684" draw:points="0,0 594,0 594,18684 0,18684">
          <text:p/>
        </draw:polygon>
        <draw:polygon draw:style-name="gr9" draw:text-style-name="P3" draw:layer="layout" svg:width="0.593cm" svg:height="18.683cm" svg:x="18.231cm" svg:y="3.81cm" svg:viewBox="0 0 594 18684" draw:points="0,0 594,0 594,18684 0,18684">
          <text:p/>
        </draw:polygon>
        <draw:polygon draw:style-name="gr9" draw:text-style-name="P3" draw:layer="layout" svg:width="0.592cm" svg:height="18.683cm" svg:x="18.824cm" svg:y="3.81cm" svg:viewBox="0 0 593 18684" draw:points="0,0 593,0 593,18684 0,18684">
          <text:p/>
        </draw:polygon>
        <draw:polygon draw:style-name="gr9" draw:text-style-name="P3" draw:layer="layout" svg:width="0.593cm" svg:height="18.683cm" svg:x="19.416cm" svg:y="3.81cm" svg:viewBox="0 0 594 18684" draw:points="0,0 594,0 594,18684 0,18684">
          <text:p/>
        </draw:polygon>
        <draw:polygon draw:style-name="gr10" draw:text-style-name="P6" draw:layer="layout" svg:width="0.593cm" svg:height="18.683cm" svg:x="20.009cm" svg:y="3.81cm" svg:viewBox="0 0 594 18684" draw:points="0,0 594,0 594,18684 0,18684">
          <text:p/>
        </draw:polygon>
        <draw:line draw:style-name="gr11" draw:text-style-name="P1" draw:layer="layout" svg:x1="17.046cm" svg:y1="3.81cm" svg:x2="17.046cm" svg:y2="22.493cm">
          <text:p/>
        </draw:line>
        <draw:polygon draw:style-name="gr10" draw:text-style-name="P6" draw:layer="layout" svg:width="0.592cm" svg:height="18.683cm" svg:x="20.602cm" svg:y="3.81cm" svg:viewBox="0 0 593 18684" draw:points="0,0 593,0 593,18684 0,18684">
          <text:p/>
        </draw:polygon>
        <draw:polygon draw:style-name="gr9" draw:text-style-name="P3" draw:layer="layout" svg:width="0.593cm" svg:height="18.683cm" svg:x="21.194cm" svg:y="3.81cm" svg:viewBox="0 0 594 18684" draw:points="0,0 594,0 594,18684 0,18684">
          <text:p/>
        </draw:polygon>
        <draw:polygon draw:style-name="gr9" draw:text-style-name="P3" draw:layer="layout" svg:width="0.593cm" svg:height="18.683cm" svg:x="21.787cm" svg:y="3.81cm" svg:viewBox="0 0 594 18684" draw:points="0,0 594,0 594,18684 0,18684">
          <text:p/>
        </draw:polygon>
        <draw:polygon draw:style-name="gr9" draw:text-style-name="P3" draw:layer="layout" svg:width="0.592cm" svg:height="18.683cm" svg:x="22.38cm" svg:y="3.81cm" svg:viewBox="0 0 593 18684" draw:points="0,0 593,0 593,18684 0,18684">
          <text:p/>
        </draw:polygon>
        <draw:polygon draw:style-name="gr9" draw:text-style-name="P3" draw:layer="layout" svg:width="0.593cm" svg:height="18.683cm" svg:x="22.972cm" svg:y="3.81cm" svg:viewBox="0 0 594 18684" draw:points="0,0 594,0 594,18684 0,18684">
          <text:p/>
        </draw:polygon>
        <draw:polygon draw:style-name="gr9" draw:text-style-name="P3" draw:layer="layout" svg:width="0.593cm" svg:height="18.683cm" svg:x="23.565cm" svg:y="3.81cm" svg:viewBox="0 0 594 18684" draw:points="0,0 594,0 594,18684 0,18684">
          <text:p/>
        </draw:polygon>
        <draw:polygon draw:style-name="gr10" draw:text-style-name="P6" draw:layer="layout" svg:width="0.592cm" svg:height="18.683cm" svg:x="24.158cm" svg:y="3.81cm" svg:viewBox="0 0 593 18684" draw:points="0,0 593,0 593,18684 0,18684">
          <text:p/>
        </draw:polygon>
        <draw:line draw:style-name="gr11" draw:text-style-name="P1" draw:layer="layout" svg:x1="21.194cm" svg:y1="3.81cm" svg:x2="21.194cm" svg:y2="22.493cm">
          <text:p/>
        </draw:line>
        <draw:polygon draw:style-name="gr10" draw:text-style-name="P6" draw:layer="layout" svg:width="0.593cm" svg:height="18.683cm" svg:x="24.75cm" svg:y="3.81cm" svg:viewBox="0 0 594 18684" draw:points="0,0 594,0 594,18684 0,18684">
          <text:p/>
        </draw:polygon>
        <draw:polygon draw:style-name="gr9" draw:text-style-name="P3" draw:layer="layout" svg:width="0.593cm" svg:height="18.683cm" svg:x="25.343cm" svg:y="3.81cm" svg:viewBox="0 0 594 18684" draw:points="0,0 594,0 594,18684 0,18684">
          <text:p/>
        </draw:polygon>
        <draw:polygon draw:style-name="gr9" draw:text-style-name="P3" draw:layer="layout" svg:width="0.592cm" svg:height="18.683cm" svg:x="25.936cm" svg:y="3.81cm" svg:viewBox="0 0 593 18684" draw:points="0,0 593,0 593,18684 0,18684">
          <text:p/>
        </draw:polygon>
        <draw:polygon draw:style-name="gr9" draw:text-style-name="P3" draw:layer="layout" svg:width="0.593cm" svg:height="18.683cm" svg:x="26.528cm" svg:y="3.81cm" svg:viewBox="0 0 594 18684" draw:points="0,0 594,0 594,18684 0,18684">
          <text:p/>
        </draw:polygon>
        <draw:polygon draw:style-name="gr9" draw:text-style-name="P3" draw:layer="layout" svg:width="0.593cm" svg:height="18.683cm" svg:x="27.121cm" svg:y="3.81cm" svg:viewBox="0 0 594 18684" draw:points="0,0 594,0 594,18684 0,18684">
          <text:p/>
        </draw:polygon>
        <draw:polygon draw:style-name="gr9" draw:text-style-name="P3" draw:layer="layout" svg:width="0.592cm" svg:height="18.683cm" svg:x="27.714cm" svg:y="3.81cm" svg:viewBox="0 0 593 18684" draw:points="0,0 593,0 593,18684 0,18684">
          <text:p/>
        </draw:polygon>
        <draw:polygon draw:style-name="gr10" draw:text-style-name="P6" draw:layer="layout" svg:width="0.593cm" svg:height="18.683cm" svg:x="28.306cm" svg:y="3.81cm" svg:viewBox="0 0 594 18684" draw:points="0,0 594,0 594,18684 0,18684">
          <text:p/>
        </draw:polygon>
        <draw:line draw:style-name="gr11" draw:text-style-name="P1" draw:layer="layout" svg:x1="25.343cm" svg:y1="3.81cm" svg:x2="25.343cm" svg:y2="22.493cm">
          <text:p/>
        </draw:line>
        <draw:polygon draw:style-name="gr10" draw:text-style-name="P6" draw:layer="layout" svg:width="0.593cm" svg:height="18.683cm" svg:x="28.899cm" svg:y="3.81cm" svg:viewBox="0 0 594 18684" draw:points="0,0 594,0 594,18684 0,18684">
          <text:p/>
        </draw:polygon>
        <draw:polygon draw:style-name="gr9" draw:text-style-name="P3" draw:layer="layout" svg:width="0.592cm" svg:height="18.683cm" svg:x="29.492cm" svg:y="3.81cm" svg:viewBox="0 0 593 18684" draw:points="0,0 593,0 593,18684 0,18684">
          <text:p/>
        </draw:polygon>
        <draw:polygon draw:style-name="gr9" draw:text-style-name="P3" draw:layer="layout" svg:width="0.593cm" svg:height="18.683cm" svg:x="30.084cm" svg:y="3.81cm" svg:viewBox="0 0 594 18684" draw:points="0,0 594,0 594,18684 0,18684">
          <text:p/>
        </draw:polygon>
        <draw:polygon draw:style-name="gr9" draw:text-style-name="P3" draw:layer="layout" svg:width="0.593cm" svg:height="18.683cm" svg:x="30.677cm" svg:y="3.81cm" svg:viewBox="0 0 594 18684" draw:points="0,0 594,0 594,18684 0,18684">
          <text:p/>
        </draw:polygon>
        <draw:polygon draw:style-name="gr9" draw:text-style-name="P3" draw:layer="layout" svg:width="0.592cm" svg:height="18.683cm" svg:x="31.27cm" svg:y="3.81cm" svg:viewBox="0 0 593 18684" draw:points="0,0 593,0 593,18684 0,18684">
          <text:p/>
        </draw:polygon>
        <draw:polygon draw:style-name="gr9" draw:text-style-name="P3" draw:layer="layout" svg:width="0.593cm" svg:height="18.683cm" svg:x="31.862cm" svg:y="3.81cm" svg:viewBox="0 0 594 18684" draw:points="0,0 594,0 594,18684 0,18684">
          <text:p/>
        </draw:polygon>
        <draw:polygon draw:style-name="gr10" draw:text-style-name="P6" draw:layer="layout" svg:width="0.593cm" svg:height="18.683cm" svg:x="32.455cm" svg:y="3.81cm" svg:viewBox="0 0 594 18684" draw:points="0,0 594,0 594,18684 0,18684">
          <text:p/>
        </draw:polygon>
        <draw:line draw:style-name="gr11" draw:text-style-name="P1" draw:layer="layout" svg:x1="29.492cm" svg:y1="3.81cm" svg:x2="29.492cm" svg:y2="22.493cm">
          <text:p/>
        </draw:line>
        <draw:polygon draw:style-name="gr10" draw:text-style-name="P6" draw:layer="layout" svg:width="0.592cm" svg:height="18.683cm" svg:x="33.048cm" svg:y="3.81cm" svg:viewBox="0 0 593 18684" draw:points="0,0 593,0 593,18684 0,18684">
          <text:p/>
        </draw:polygon>
        <draw:polygon draw:style-name="gr9" draw:text-style-name="P3" draw:layer="layout" svg:width="0.593cm" svg:height="18.683cm" svg:x="33.64cm" svg:y="3.81cm" svg:viewBox="0 0 594 18684" draw:points="0,0 594,0 594,18684 0,18684">
          <text:p/>
        </draw:polygon>
        <draw:polygon draw:style-name="gr9" draw:text-style-name="P3" draw:layer="layout" svg:width="0.593cm" svg:height="18.683cm" svg:x="34.233cm" svg:y="3.81cm" svg:viewBox="0 0 594 18684" draw:points="0,0 594,0 594,18684 0,18684">
          <text:p/>
        </draw:polygon>
        <draw:polygon draw:style-name="gr9" draw:text-style-name="P3" draw:layer="layout" svg:width="0.592cm" svg:height="18.683cm" svg:x="34.826cm" svg:y="3.81cm" svg:viewBox="0 0 593 18684" draw:points="0,0 593,0 593,18684 0,18684">
          <text:p/>
        </draw:polygon>
        <draw:polygon draw:style-name="gr9" draw:text-style-name="P3" draw:layer="layout" svg:width="0.593cm" svg:height="18.683cm" svg:x="35.418cm" svg:y="3.81cm" svg:viewBox="0 0 594 18684" draw:points="0,0 594,0 594,18684 0,18684">
          <text:p/>
        </draw:polygon>
        <draw:polygon draw:style-name="gr9" draw:text-style-name="P3" draw:layer="layout" svg:width="0.593cm" svg:height="18.683cm" svg:x="36.011cm" svg:y="3.81cm" svg:viewBox="0 0 594 18684" draw:points="0,0 594,0 594,18684 0,18684">
          <text:p/>
        </draw:polygon>
        <draw:polygon draw:style-name="gr10" draw:text-style-name="P6" draw:layer="layout" svg:width="0.592cm" svg:height="18.683cm" svg:x="36.604cm" svg:y="3.81cm" svg:viewBox="0 0 593 18684" draw:points="0,0 593,0 593,18684 0,18684">
          <text:p/>
        </draw:polygon>
        <draw:line draw:style-name="gr11" draw:text-style-name="P1" draw:layer="layout" svg:x1="33.64cm" svg:y1="3.81cm" svg:x2="33.64cm" svg:y2="22.493cm">
          <text:p/>
        </draw:line>
        <draw:polygon draw:style-name="gr10" draw:text-style-name="P6" draw:layer="layout" svg:width="0.593cm" svg:height="18.683cm" svg:x="37.196cm" svg:y="3.81cm" svg:viewBox="0 0 594 18684" draw:points="0,0 594,0 594,18684 0,18684">
          <text:p/>
        </draw:polygon>
        <draw:polygon draw:style-name="gr9" draw:text-style-name="P3" draw:layer="layout" svg:width="0.593cm" svg:height="18.683cm" svg:x="37.789cm" svg:y="3.81cm" svg:viewBox="0 0 594 18684" draw:points="0,0 594,0 594,18684 0,18684">
          <text:p/>
        </draw:polygon>
        <draw:polygon draw:style-name="gr9" draw:text-style-name="P3" draw:layer="layout" svg:width="0.592cm" svg:height="18.683cm" svg:x="38.382cm" svg:y="3.81cm" svg:viewBox="0 0 593 18684" draw:points="0,0 593,0 593,18684 0,18684">
          <text:p/>
        </draw:polygon>
        <draw:polygon draw:style-name="gr9" draw:text-style-name="P3" draw:layer="layout" svg:width="0.593cm" svg:height="18.683cm" svg:x="38.974cm" svg:y="3.81cm" svg:viewBox="0 0 594 18684" draw:points="0,0 594,0 594,18684 0,18684">
          <text:p/>
        </draw:polygon>
        <draw:polygon draw:style-name="gr9" draw:text-style-name="P3" draw:layer="layout" svg:width="0.593cm" svg:height="18.683cm" svg:x="39.567cm" svg:y="3.81cm" svg:viewBox="0 0 594 18684" draw:points="0,0 594,0 594,18684 0,18684">
          <text:p/>
        </draw:polygon>
        <draw:polygon draw:style-name="gr9" draw:text-style-name="P3" draw:layer="layout" svg:width="0.592cm" svg:height="18.683cm" svg:x="40.16cm" svg:y="3.81cm" svg:viewBox="0 0 593 18684" draw:points="0,0 593,0 593,18684 0,18684">
          <text:p/>
        </draw:polygon>
        <draw:polygon draw:style-name="gr10" draw:text-style-name="P6" draw:layer="layout" svg:width="0.593cm" svg:height="18.683cm" svg:x="40.752cm" svg:y="3.81cm" svg:viewBox="0 0 594 18684" draw:points="0,0 594,0 594,18684 0,18684">
          <text:p/>
        </draw:polygon>
        <draw:line draw:style-name="gr11" draw:text-style-name="P1" draw:layer="layout" svg:x1="37.789cm" svg:y1="3.81cm" svg:x2="37.789cm" svg:y2="22.493cm">
          <text:p/>
        </draw:line>
        <draw:polygon draw:style-name="gr10" draw:text-style-name="P6" draw:layer="layout" svg:width="0.593cm" svg:height="18.683cm" svg:x="41.345cm" svg:y="3.81cm" svg:viewBox="0 0 594 18684" draw:points="0,0 594,0 594,18684 0,18684">
          <text:p/>
        </draw:polygon>
        <draw:polygon draw:style-name="gr9" draw:text-style-name="P3" draw:layer="layout" svg:width="0.592cm" svg:height="18.683cm" svg:x="41.938cm" svg:y="3.81cm" svg:viewBox="0 0 593 18684" draw:points="0,0 593,0 593,18684 0,18684">
          <text:p/>
        </draw:polygon>
        <draw:polygon draw:style-name="gr9" draw:text-style-name="P3" draw:layer="layout" svg:width="0.593cm" svg:height="18.683cm" svg:x="42.53cm" svg:y="3.81cm" svg:viewBox="0 0 594 18684" draw:points="0,0 594,0 594,18684 0,18684">
          <text:p/>
        </draw:polygon>
        <draw:polygon draw:style-name="gr9" draw:text-style-name="P3" draw:layer="layout" svg:width="0.593cm" svg:height="18.683cm" svg:x="43.123cm" svg:y="3.81cm" svg:viewBox="0 0 594 18684" draw:points="0,0 594,0 594,18684 0,18684">
          <text:p/>
        </draw:polygon>
        <draw:polygon draw:style-name="gr9" draw:text-style-name="P3" draw:layer="layout" svg:width="0.592cm" svg:height="18.683cm" svg:x="43.716cm" svg:y="3.81cm" svg:viewBox="0 0 593 18684" draw:points="0,0 593,0 593,18684 0,18684">
          <text:p/>
        </draw:polygon>
        <draw:polygon draw:style-name="gr9" draw:text-style-name="P3" draw:layer="layout" svg:width="0.593cm" svg:height="18.683cm" svg:x="44.308cm" svg:y="3.81cm" svg:viewBox="0 0 594 18684" draw:points="0,0 594,0 594,18684 0,18684">
          <text:p/>
        </draw:polygon>
        <draw:polygon draw:style-name="gr10" draw:text-style-name="P6" draw:layer="layout" svg:width="0.593cm" svg:height="18.683cm" svg:x="44.901cm" svg:y="3.81cm" svg:viewBox="0 0 594 18684" draw:points="0,0 594,0 594,18684 0,18684">
          <text:p/>
        </draw:polygon>
        <draw:line draw:style-name="gr11" draw:text-style-name="P1" draw:layer="layout" svg:x1="41.938cm" svg:y1="3.81cm" svg:x2="41.938cm" svg:y2="22.493cm">
          <text:p/>
        </draw:line>
        <draw:polygon draw:style-name="gr10" draw:text-style-name="P6" draw:layer="layout" svg:width="0.592cm" svg:height="18.683cm" svg:x="45.494cm" svg:y="3.81cm" svg:viewBox="0 0 593 18684" draw:points="0,0 593,0 593,18684 0,18684">
          <text:p/>
        </draw:polygon>
        <draw:polygon draw:style-name="gr9" draw:text-style-name="P3" draw:layer="layout" svg:width="0.593cm" svg:height="18.683cm" svg:x="46.086cm" svg:y="3.81cm" svg:viewBox="0 0 594 18684" draw:points="0,0 594,0 594,18684 0,18684">
          <text:p/>
        </draw:polygon>
        <draw:polygon draw:style-name="gr9" draw:text-style-name="P3" draw:layer="layout" svg:width="0.593cm" svg:height="18.683cm" svg:x="46.679cm" svg:y="3.81cm" svg:viewBox="0 0 594 18684" draw:points="0,0 594,0 594,18684 0,18684">
          <text:p/>
        </draw:polygon>
        <draw:polygon draw:style-name="gr9" draw:text-style-name="P3" draw:layer="layout" svg:width="0.592cm" svg:height="18.683cm" svg:x="47.272cm" svg:y="3.81cm" svg:viewBox="0 0 593 18684" draw:points="0,0 593,0 593,18684 0,18684">
          <text:p/>
        </draw:polygon>
        <draw:polygon draw:style-name="gr9" draw:text-style-name="P3" draw:layer="layout" svg:width="0.593cm" svg:height="18.683cm" svg:x="47.864cm" svg:y="3.81cm" svg:viewBox="0 0 594 18684" draw:points="0,0 594,0 594,18684 0,18684">
          <text:p/>
        </draw:polygon>
        <draw:polygon draw:style-name="gr9" draw:text-style-name="P3" draw:layer="layout" svg:width="0.593cm" svg:height="18.683cm" svg:x="48.457cm" svg:y="3.81cm" svg:viewBox="0 0 594 18684" draw:points="0,0 594,0 594,18684 0,18684">
          <text:p/>
        </draw:polygon>
        <draw:polygon draw:style-name="gr10" draw:text-style-name="P6" draw:layer="layout" svg:width="0.592cm" svg:height="18.683cm" svg:x="49.05cm" svg:y="3.81cm" svg:viewBox="0 0 593 18684" draw:points="0,0 593,0 593,18684 0,18684">
          <text:p/>
        </draw:polygon>
        <draw:line draw:style-name="gr11" draw:text-style-name="P1" draw:layer="layout" svg:x1="46.086cm" svg:y1="3.81cm" svg:x2="46.086cm" svg:y2="22.493cm">
          <text:p/>
        </draw:line>
        <draw:polygon draw:style-name="gr10" draw:text-style-name="P6" draw:layer="layout" svg:width="0.593cm" svg:height="18.683cm" svg:x="49.642cm" svg:y="3.81cm" svg:viewBox="0 0 594 18684" draw:points="0,0 594,0 594,18684 0,18684">
          <text:p/>
        </draw:polygon>
        <draw:polygon draw:style-name="gr13" draw:text-style-name="P7" draw:layer="layout" svg:width="0.593cm" svg:height="18.683cm" svg:x="50.235cm" svg:y="3.81cm" svg:viewBox="0 0 594 18684" draw:points="0,0 594,0 594,18684 0,18684">
          <text:p/>
        </draw:polygon>
        <draw:polygon draw:style-name="gr9" draw:text-style-name="P3" draw:layer="layout" svg:width="0.592cm" svg:height="18.683cm" svg:x="50.828cm" svg:y="3.81cm" svg:viewBox="0 0 593 18684" draw:points="0,0 593,0 593,18684 0,18684">
          <text:p/>
        </draw:polygon>
        <draw:polygon draw:style-name="gr9" draw:text-style-name="P3" draw:layer="layout" svg:width="0.593cm" svg:height="18.683cm" svg:x="51.42cm" svg:y="3.81cm" svg:viewBox="0 0 594 18684" draw:points="0,0 594,0 594,18684 0,18684">
          <text:p/>
        </draw:polygon>
        <draw:polygon draw:style-name="gr9" draw:text-style-name="P3" draw:layer="layout" svg:width="0.593cm" svg:height="18.683cm" svg:x="52.013cm" svg:y="3.81cm" svg:viewBox="0 0 594 18684" draw:points="0,0 594,0 594,18684 0,18684">
          <text:p/>
        </draw:polygon>
        <draw:polygon draw:style-name="gr9" draw:text-style-name="P3" draw:layer="layout" svg:width="0.592cm" svg:height="18.683cm" svg:x="52.606cm" svg:y="3.81cm" svg:viewBox="0 0 593 18684" draw:points="0,0 593,0 593,18684 0,18684">
          <text:p/>
        </draw:polygon>
        <draw:polygon draw:style-name="gr10" draw:text-style-name="P6" draw:layer="layout" svg:width="0.593cm" svg:height="18.683cm" svg:x="53.198cm" svg:y="3.81cm" svg:viewBox="0 0 594 18684" draw:points="0,0 594,0 594,18684 0,18684">
          <text:p/>
        </draw:polygon>
        <draw:line draw:style-name="gr11" draw:text-style-name="P1" draw:layer="layout" svg:x1="50.235cm" svg:y1="3.81cm" svg:x2="50.235cm" svg:y2="22.493cm">
          <text:p/>
        </draw:line>
        <draw:polygon draw:style-name="gr10" draw:text-style-name="P6" draw:layer="layout" svg:width="0.593cm" svg:height="18.683cm" svg:x="53.791cm" svg:y="3.81cm" svg:viewBox="0 0 594 18684" draw:points="0,0 594,0 594,18684 0,18684">
          <text:p/>
        </draw:polygon>
        <draw:polygon draw:style-name="gr9" draw:text-style-name="P3" draw:layer="layout" svg:width="0.592cm" svg:height="18.683cm" svg:x="54.384cm" svg:y="3.81cm" svg:viewBox="0 0 593 18684" draw:points="0,0 593,0 593,18684 0,18684">
          <text:p/>
        </draw:polygon>
        <draw:polygon draw:style-name="gr9" draw:text-style-name="P3" draw:layer="layout" svg:width="0.593cm" svg:height="18.683cm" svg:x="54.976cm" svg:y="3.81cm" svg:viewBox="0 0 594 18684" draw:points="0,0 594,0 594,18684 0,18684">
          <text:p/>
        </draw:polygon>
        <draw:polygon draw:style-name="gr9" draw:text-style-name="P3" draw:layer="layout" svg:width="0.593cm" svg:height="18.683cm" svg:x="55.569cm" svg:y="3.81cm" svg:viewBox="0 0 594 18684" draw:points="0,0 594,0 594,18684 0,18684">
          <text:p/>
        </draw:polygon>
        <draw:polygon draw:style-name="gr9" draw:text-style-name="P3" draw:layer="layout" svg:width="0.592cm" svg:height="18.683cm" svg:x="56.162cm" svg:y="3.81cm" svg:viewBox="0 0 593 18684" draw:points="0,0 593,0 593,18684 0,18684">
          <text:p/>
        </draw:polygon>
        <draw:polygon draw:style-name="gr9" draw:text-style-name="P3" draw:layer="layout" svg:width="0.593cm" svg:height="18.683cm" svg:x="56.754cm" svg:y="3.81cm" svg:viewBox="0 0 594 18684" draw:points="0,0 594,0 594,18684 0,18684">
          <text:p/>
        </draw:polygon>
        <draw:polygon draw:style-name="gr10" draw:text-style-name="P6" draw:layer="layout" svg:width="0.593cm" svg:height="18.683cm" svg:x="57.347cm" svg:y="3.81cm" svg:viewBox="0 0 594 18684" draw:points="0,0 594,0 594,18684 0,18684">
          <text:p/>
        </draw:polygon>
        <draw:line draw:style-name="gr11" draw:text-style-name="P1" draw:layer="layout" svg:x1="54.384cm" svg:y1="3.81cm" svg:x2="54.384cm" svg:y2="22.493cm">
          <text:p/>
        </draw:line>
        <draw:polygon draw:style-name="gr10" draw:text-style-name="P6" draw:layer="layout" svg:width="0.592cm" svg:height="18.683cm" svg:x="57.94cm" svg:y="3.81cm" svg:viewBox="0 0 593 18684" draw:points="0,0 593,0 593,18684 0,18684">
          <text:p/>
        </draw:polygon>
        <draw:polygon draw:style-name="gr9" draw:text-style-name="P3" draw:layer="layout" svg:width="0.593cm" svg:height="18.683cm" svg:x="58.532cm" svg:y="3.81cm" svg:viewBox="0 0 594 18684" draw:points="0,0 594,0 594,18684 0,18684">
          <text:p/>
        </draw:polygon>
        <draw:polygon draw:style-name="gr9" draw:text-style-name="P3" draw:layer="layout" svg:width="0.593cm" svg:height="18.683cm" svg:x="59.125cm" svg:y="3.81cm" svg:viewBox="0 0 594 18684" draw:points="0,0 594,0 594,18684 0,18684">
          <text:p/>
        </draw:polygon>
        <draw:polygon draw:style-name="gr9" draw:text-style-name="P3" draw:layer="layout" svg:width="0.592cm" svg:height="18.683cm" svg:x="59.718cm" svg:y="3.81cm" svg:viewBox="0 0 593 18684" draw:points="0,0 593,0 593,18684 0,18684">
          <text:p/>
        </draw:polygon>
        <draw:polygon draw:style-name="gr9" draw:text-style-name="P3" draw:layer="layout" svg:width="0.593cm" svg:height="18.683cm" svg:x="60.31cm" svg:y="3.81cm" svg:viewBox="0 0 594 18684" draw:points="0,0 594,0 594,18684 0,18684">
          <text:p/>
        </draw:polygon>
        <draw:polygon draw:style-name="gr9" draw:text-style-name="P3" draw:layer="layout" svg:width="0.593cm" svg:height="18.683cm" svg:x="60.903cm" svg:y="3.81cm" svg:viewBox="0 0 594 18684" draw:points="0,0 594,0 594,18684 0,18684">
          <text:p/>
        </draw:polygon>
        <draw:polygon draw:style-name="gr10" draw:text-style-name="P6" draw:layer="layout" svg:width="0.592cm" svg:height="18.683cm" svg:x="61.496cm" svg:y="3.81cm" svg:viewBox="0 0 593 18684" draw:points="0,0 593,0 593,18684 0,18684">
          <text:p/>
        </draw:polygon>
        <draw:line draw:style-name="gr11" draw:text-style-name="P1" draw:layer="layout" svg:x1="58.532cm" svg:y1="3.81cm" svg:x2="58.532cm" svg:y2="22.493cm">
          <text:p/>
        </draw:line>
        <draw:polygon draw:style-name="gr10" draw:text-style-name="P6" draw:layer="layout" svg:width="0.593cm" svg:height="18.683cm" svg:x="62.088cm" svg:y="3.81cm" svg:viewBox="0 0 594 18684" draw:points="0,0 594,0 594,18684 0,18684">
          <text:p/>
        </draw:polygon>
        <draw:polygon draw:style-name="gr9" draw:text-style-name="P3" draw:layer="layout" svg:width="0.593cm" svg:height="18.683cm" svg:x="62.681cm" svg:y="3.81cm" svg:viewBox="0 0 594 18684" draw:points="0,0 594,0 594,18684 0,18684">
          <text:p/>
        </draw:polygon>
        <draw:polygon draw:style-name="gr9" draw:text-style-name="P3" draw:layer="layout" svg:width="0.592cm" svg:height="18.683cm" svg:x="63.274cm" svg:y="3.81cm" svg:viewBox="0 0 593 18684" draw:points="0,0 593,0 593,18684 0,18684">
          <text:p/>
        </draw:polygon>
        <draw:polygon draw:style-name="gr9" draw:text-style-name="P3" draw:layer="layout" svg:width="0.593cm" svg:height="18.683cm" svg:x="63.866cm" svg:y="3.81cm" svg:viewBox="0 0 594 18684" draw:points="0,0 594,0 594,18684 0,18684">
          <text:p/>
        </draw:polygon>
        <draw:polygon draw:style-name="gr9" draw:text-style-name="P3" draw:layer="layout" svg:width="0.593cm" svg:height="18.683cm" svg:x="64.459cm" svg:y="3.81cm" svg:viewBox="0 0 594 18684" draw:points="0,0 594,0 594,18684 0,18684">
          <text:p/>
        </draw:polygon>
        <draw:polygon draw:style-name="gr9" draw:text-style-name="P3" draw:layer="layout" svg:width="0.592cm" svg:height="18.683cm" svg:x="65.052cm" svg:y="3.81cm" svg:viewBox="0 0 593 18684" draw:points="0,0 593,0 593,18684 0,18684">
          <text:p/>
        </draw:polygon>
        <draw:polygon draw:style-name="gr10" draw:text-style-name="P6" draw:layer="layout" svg:width="0.593cm" svg:height="18.683cm" svg:x="65.644cm" svg:y="3.81cm" svg:viewBox="0 0 594 18684" draw:points="0,0 594,0 594,18684 0,18684">
          <text:p/>
        </draw:polygon>
        <draw:line draw:style-name="gr11" draw:text-style-name="P1" draw:layer="layout" svg:x1="62.681cm" svg:y1="3.81cm" svg:x2="62.681cm" svg:y2="22.493cm">
          <text:p/>
        </draw:line>
        <draw:polygon draw:style-name="gr10" draw:text-style-name="P6" draw:layer="layout" svg:width="0.593cm" svg:height="18.683cm" svg:x="66.237cm" svg:y="3.81cm" svg:viewBox="0 0 594 18684" draw:points="0,0 594,0 594,18684 0,18684">
          <text:p/>
        </draw:polygon>
        <draw:polygon draw:style-name="gr9" draw:text-style-name="P3" draw:layer="layout" svg:width="0.592cm" svg:height="18.683cm" svg:x="66.83cm" svg:y="3.81cm" svg:viewBox="0 0 593 18684" draw:points="0,0 593,0 593,18684 0,18684">
          <text:p/>
        </draw:polygon>
        <draw:polygon draw:style-name="gr9" draw:text-style-name="P3" draw:layer="layout" svg:width="0.593cm" svg:height="18.683cm" svg:x="67.422cm" svg:y="3.81cm" svg:viewBox="0 0 594 18684" draw:points="0,0 594,0 594,18684 0,18684">
          <text:p/>
        </draw:polygon>
        <draw:polygon draw:style-name="gr9" draw:text-style-name="P3" draw:layer="layout" svg:width="0.593cm" svg:height="18.683cm" svg:x="68.015cm" svg:y="3.81cm" svg:viewBox="0 0 594 18684" draw:points="0,0 594,0 594,18684 0,18684">
          <text:p/>
        </draw:polygon>
        <draw:polygon draw:style-name="gr9" draw:text-style-name="P3" draw:layer="layout" svg:width="0.592cm" svg:height="18.683cm" svg:x="68.608cm" svg:y="3.81cm" svg:viewBox="0 0 593 18684" draw:points="0,0 593,0 593,18684 0,18684">
          <text:p/>
        </draw:polygon>
        <draw:polygon draw:style-name="gr9" draw:text-style-name="P3" draw:layer="layout" svg:width="0.593cm" svg:height="18.683cm" svg:x="69.2cm" svg:y="3.81cm" svg:viewBox="0 0 594 18684" draw:points="0,0 594,0 594,18684 0,18684">
          <text:p/>
        </draw:polygon>
        <draw:polygon draw:style-name="gr10" draw:text-style-name="P6" draw:layer="layout" svg:width="0.593cm" svg:height="18.683cm" svg:x="69.793cm" svg:y="3.81cm" svg:viewBox="0 0 594 18684" draw:points="0,0 594,0 594,18684 0,18684">
          <text:p/>
        </draw:polygon>
        <draw:line draw:style-name="gr11" draw:text-style-name="P1" draw:layer="layout" svg:x1="66.83cm" svg:y1="3.81cm" svg:x2="66.83cm" svg:y2="22.493cm">
          <text:p/>
        </draw:line>
        <draw:polygon draw:style-name="gr10" draw:text-style-name="P6" draw:layer="layout" svg:width="0.592cm" svg:height="18.683cm" svg:x="70.386cm" svg:y="3.81cm" svg:viewBox="0 0 593 18684" draw:points="0,0 593,0 593,18684 0,18684">
          <text:p/>
        </draw:polygon>
        <draw:polygon draw:style-name="gr9" draw:text-style-name="P3" draw:layer="layout" svg:width="0.593cm" svg:height="18.683cm" svg:x="70.978cm" svg:y="3.81cm" svg:viewBox="0 0 594 18684" draw:points="0,0 594,0 594,18684 0,18684">
          <text:p/>
        </draw:polygon>
        <draw:polygon draw:style-name="gr9" draw:text-style-name="P3" draw:layer="layout" svg:width="0.593cm" svg:height="18.683cm" svg:x="71.571cm" svg:y="3.81cm" svg:viewBox="0 0 594 18684" draw:points="0,0 594,0 594,18684 0,18684">
          <text:p/>
        </draw:polygon>
        <draw:polygon draw:style-name="gr9" draw:text-style-name="P3" draw:layer="layout" svg:width="0.592cm" svg:height="18.683cm" svg:x="72.164cm" svg:y="3.81cm" svg:viewBox="0 0 593 18684" draw:points="0,0 593,0 593,18684 0,18684">
          <text:p/>
        </draw:polygon>
        <draw:polygon draw:style-name="gr9" draw:text-style-name="P3" draw:layer="layout" svg:width="0.593cm" svg:height="18.683cm" svg:x="72.756cm" svg:y="3.81cm" svg:viewBox="0 0 594 18684" draw:points="0,0 594,0 594,18684 0,18684">
          <text:p/>
        </draw:polygon>
        <draw:polygon draw:style-name="gr9" draw:text-style-name="P3" draw:layer="layout" svg:width="0.593cm" svg:height="18.683cm" svg:x="73.349cm" svg:y="3.81cm" svg:viewBox="0 0 594 18684" draw:points="0,0 594,0 594,18684 0,18684">
          <text:p/>
        </draw:polygon>
        <draw:polygon draw:style-name="gr10" draw:text-style-name="P6" draw:layer="layout" svg:width="0.592cm" svg:height="18.683cm" svg:x="73.942cm" svg:y="3.81cm" svg:viewBox="0 0 593 18684" draw:points="0,0 593,0 593,18684 0,18684">
          <text:p/>
        </draw:polygon>
        <draw:line draw:style-name="gr11" draw:text-style-name="P1" draw:layer="layout" svg:x1="70.978cm" svg:y1="3.81cm" svg:x2="70.978cm" svg:y2="22.493cm">
          <text:p/>
        </draw:line>
        <draw:polygon draw:style-name="gr10" draw:text-style-name="P6" draw:layer="layout" svg:width="0.593cm" svg:height="18.683cm" svg:x="74.534cm" svg:y="3.81cm" svg:viewBox="0 0 594 18684" draw:points="0,0 594,0 594,18684 0,18684">
          <text:p/>
        </draw:polygon>
        <draw:polygon draw:style-name="gr9" draw:text-style-name="P3" draw:layer="layout" svg:width="0.593cm" svg:height="18.683cm" svg:x="75.127cm" svg:y="3.81cm" svg:viewBox="0 0 594 18684" draw:points="0,0 594,0 594,18684 0,18684">
          <text:p/>
        </draw:polygon>
        <draw:polygon draw:style-name="gr9" draw:text-style-name="P3" draw:layer="layout" svg:width="0.592cm" svg:height="18.683cm" svg:x="75.72cm" svg:y="3.81cm" svg:viewBox="0 0 593 18684" draw:points="0,0 593,0 593,18684 0,18684">
          <text:p/>
        </draw:polygon>
        <draw:polygon draw:style-name="gr9" draw:text-style-name="P3" draw:layer="layout" svg:width="0.593cm" svg:height="18.683cm" svg:x="76.312cm" svg:y="3.81cm" svg:viewBox="0 0 594 18684" draw:points="0,0 594,0 594,18684 0,18684">
          <text:p/>
        </draw:polygon>
        <draw:polygon draw:style-name="gr9" draw:text-style-name="P3" draw:layer="layout" svg:width="0.593cm" svg:height="18.683cm" svg:x="76.905cm" svg:y="3.81cm" svg:viewBox="0 0 594 18684" draw:points="0,0 594,0 594,18684 0,18684">
          <text:p/>
        </draw:polygon>
        <draw:polygon draw:style-name="gr9" draw:text-style-name="P3" draw:layer="layout" svg:width="0.592cm" svg:height="18.683cm" svg:x="77.498cm" svg:y="3.81cm" svg:viewBox="0 0 593 18684" draw:points="0,0 593,0 593,18684 0,18684">
          <text:p/>
        </draw:polygon>
        <draw:polygon draw:style-name="gr10" draw:text-style-name="P6" draw:layer="layout" svg:width="0.593cm" svg:height="18.683cm" svg:x="78.09cm" svg:y="3.81cm" svg:viewBox="0 0 594 18684" draw:points="0,0 594,0 594,18684 0,18684">
          <text:p/>
        </draw:polygon>
        <draw:line draw:style-name="gr11" draw:text-style-name="P1" draw:layer="layout" svg:x1="75.127cm" svg:y1="3.81cm" svg:x2="75.127cm" svg:y2="22.493cm">
          <text:p/>
        </draw:line>
        <draw:polygon draw:style-name="gr10" draw:text-style-name="P6" draw:layer="layout" svg:width="0.593cm" svg:height="18.683cm" svg:x="78.683cm" svg:y="3.81cm" svg:viewBox="0 0 594 18684" draw:points="0,0 594,0 594,18684 0,18684">
          <text:p/>
        </draw:polygon>
        <draw:polygon draw:style-name="gr9" draw:text-style-name="P3" draw:layer="layout" svg:width="0.592cm" svg:height="18.683cm" svg:x="79.276cm" svg:y="3.81cm" svg:viewBox="0 0 593 18684" draw:points="0,0 593,0 593,18684 0,18684">
          <text:p/>
        </draw:polygon>
        <draw:polygon draw:style-name="gr9" draw:text-style-name="P3" draw:layer="layout" svg:width="0.593cm" svg:height="18.683cm" svg:x="79.868cm" svg:y="3.81cm" svg:viewBox="0 0 594 18684" draw:points="0,0 594,0 594,18684 0,18684">
          <text:p/>
        </draw:polygon>
        <draw:polygon draw:style-name="gr9" draw:text-style-name="P3" draw:layer="layout" svg:width="0.593cm" svg:height="18.683cm" svg:x="80.461cm" svg:y="3.81cm" svg:viewBox="0 0 594 18684" draw:points="0,0 594,0 594,18684 0,18684">
          <text:p/>
        </draw:polygon>
        <draw:polygon draw:style-name="gr9" draw:text-style-name="P3" draw:layer="layout" svg:width="0.592cm" svg:height="18.683cm" svg:x="81.054cm" svg:y="3.81cm" svg:viewBox="0 0 593 18684" draw:points="0,0 593,0 593,18684 0,18684">
          <text:p/>
        </draw:polygon>
        <draw:polygon draw:style-name="gr9" draw:text-style-name="P3" draw:layer="layout" svg:width="0.593cm" svg:height="18.683cm" svg:x="81.646cm" svg:y="3.81cm" svg:viewBox="0 0 594 18684" draw:points="0,0 594,0 594,18684 0,18684">
          <text:p/>
        </draw:polygon>
        <draw:polygon draw:style-name="gr10" draw:text-style-name="P6" draw:layer="layout" svg:width="0.593cm" svg:height="18.683cm" svg:x="82.239cm" svg:y="3.81cm" svg:viewBox="0 0 594 18684" draw:points="0,0 594,0 594,18684 0,18684">
          <text:p/>
        </draw:polygon>
        <draw:line draw:style-name="gr11" draw:text-style-name="P1" draw:layer="layout" svg:x1="79.276cm" svg:y1="3.81cm" svg:x2="79.276cm" svg:y2="22.493cm">
          <text:p/>
        </draw:line>
        <draw:line draw:style-name="gr12" draw:text-style-name="P1" draw:layer="layout" svg:x1="-94.968cm" svg:y1="4.374cm" svg:x2="79.276cm" svg:y2="4.374cm">
          <text:p/>
        </draw:line>
        <draw:line draw:style-name="gr12" draw:text-style-name="P1" draw:layer="layout" svg:x1="-94.968cm" svg:y1="4.938cm" svg:x2="79.276cm" svg:y2="4.938cm">
          <text:p/>
        </draw:line>
        <draw:line draw:style-name="gr12" draw:text-style-name="P1" draw:layer="layout" svg:x1="-94.968cm" svg:y1="5.503cm" svg:x2="79.276cm" svg:y2="5.503cm">
          <text:p/>
        </draw:line>
        <draw:line draw:style-name="gr12" draw:text-style-name="P1" draw:layer="layout" svg:x1="-94.968cm" svg:y1="6.067cm" svg:x2="79.276cm" svg:y2="6.067cm">
          <text:p/>
        </draw:line>
        <draw:line draw:style-name="gr12" draw:text-style-name="P1" draw:layer="layout" svg:x1="-94.968cm" svg:y1="6.632cm" svg:x2="79.276cm" svg:y2="6.632cm">
          <text:p/>
        </draw:line>
        <draw:line draw:style-name="gr12" draw:text-style-name="P1" draw:layer="layout" svg:x1="-94.968cm" svg:y1="7.196cm" svg:x2="79.276cm" svg:y2="7.196cm">
          <text:p/>
        </draw:line>
        <draw:line draw:style-name="gr12" draw:text-style-name="P1" draw:layer="layout" svg:x1="-94.968cm" svg:y1="7.761cm" svg:x2="79.276cm" svg:y2="7.761cm">
          <text:p/>
        </draw:line>
        <draw:line draw:style-name="gr12" draw:text-style-name="P1" draw:layer="layout" svg:x1="-94.968cm" svg:y1="8.325cm" svg:x2="79.276cm" svg:y2="8.325cm">
          <text:p/>
        </draw:line>
        <draw:line draw:style-name="gr12" draw:text-style-name="P1" draw:layer="layout" svg:x1="-94.968cm" svg:y1="8.89cm" svg:x2="79.276cm" svg:y2="8.89cm">
          <text:p/>
        </draw:line>
        <draw:line draw:style-name="gr12" draw:text-style-name="P1" draw:layer="layout" svg:x1="-94.968cm" svg:y1="9.454cm" svg:x2="79.276cm" svg:y2="9.454cm">
          <text:p/>
        </draw:line>
        <draw:line draw:style-name="gr12" draw:text-style-name="P1" draw:layer="layout" svg:x1="-94.968cm" svg:y1="10.018cm" svg:x2="79.276cm" svg:y2="10.018cm">
          <text:p/>
        </draw:line>
        <draw:line draw:style-name="gr12" draw:text-style-name="P1" draw:layer="layout" svg:x1="-94.968cm" svg:y1="10.583cm" svg:x2="79.276cm" svg:y2="10.583cm">
          <text:p/>
        </draw:line>
        <draw:line draw:style-name="gr12" draw:text-style-name="P1" draw:layer="layout" svg:x1="-94.968cm" svg:y1="11.147cm" svg:x2="79.276cm" svg:y2="11.147cm">
          <text:p/>
        </draw:line>
        <draw:line draw:style-name="gr12" draw:text-style-name="P1" draw:layer="layout" svg:x1="-94.968cm" svg:y1="11.712cm" svg:x2="79.276cm" svg:y2="11.712cm">
          <text:p/>
        </draw:line>
        <draw:line draw:style-name="gr12" draw:text-style-name="P1" draw:layer="layout" svg:x1="-94.968cm" svg:y1="12.276cm" svg:x2="79.276cm" svg:y2="12.276cm">
          <text:p/>
        </draw:line>
        <draw:line draw:style-name="gr12" draw:text-style-name="P1" draw:layer="layout" svg:x1="-94.968cm" svg:y1="12.841cm" svg:x2="79.276cm" svg:y2="12.841cm">
          <text:p/>
        </draw:line>
        <draw:line draw:style-name="gr12" draw:text-style-name="P1" draw:layer="layout" svg:x1="-94.968cm" svg:y1="13.405cm" svg:x2="79.276cm" svg:y2="13.405cm">
          <text:p/>
        </draw:line>
        <draw:line draw:style-name="gr12" draw:text-style-name="P1" draw:layer="layout" svg:x1="-94.968cm" svg:y1="13.97cm" svg:x2="79.276cm" svg:y2="13.97cm">
          <text:p/>
        </draw:line>
        <draw:line draw:style-name="gr12" draw:text-style-name="P1" draw:layer="layout" svg:x1="-94.968cm" svg:y1="14.534cm" svg:x2="79.276cm" svg:y2="14.534cm">
          <text:p/>
        </draw:line>
        <draw:line draw:style-name="gr12" draw:text-style-name="P1" draw:layer="layout" svg:x1="-94.968cm" svg:y1="15.098cm" svg:x2="79.276cm" svg:y2="15.098cm">
          <text:p/>
        </draw:line>
        <draw:line draw:style-name="gr12" draw:text-style-name="P1" draw:layer="layout" svg:x1="-94.968cm" svg:y1="16.058cm" svg:x2="79.276cm" svg:y2="16.058cm">
          <text:p/>
        </draw:line>
        <draw:line draw:style-name="gr12" draw:text-style-name="P1" draw:layer="layout" svg:x1="-94.968cm" svg:y1="16.622cm" svg:x2="79.276cm" svg:y2="16.622cm">
          <text:p/>
        </draw:line>
        <draw:path draw:style-name="gr8" draw:text-style-name="P5" draw:layer="layout" svg:width="2.657cm" svg:height="0.261cm" svg:x="1.184cm" svg:y="16.223cm" svg:viewBox="0 0 2658 262" svg:d="M190 203h-30l-24-62h-85l-22 62h-29l78-203h29zM127 120c0 0-24-66-28-76 0 0-3-8-7-23 0 0-4 20-11 38l-22 61zM290 98c0 0-1-14-9-19 0 0-8-6-23-6 0 0-14 0-23 4 0 0-8 5-8 15 0 0 0 9 7 13 0 0 7 4 27 9 0 0 23 6 35 11 0 0 11 4 18 12 0 0 6 8 6 23 0 0 0 20-16 33 0 0-16 13-43 13 0 0-27 0-43-12 0 0-16-11-19-35l24-3c0 0 2 15 12 22 0 0 9 8 26 8 0 0 16 0 25-7 0 0 9-7 9-17 0 0 0-6-4-10 0 0-4-4-10-6 0 0-6-2-27-7 0 0-31-8-41-18 0 0-10-11-10-26 0 0 0-19 14-31 0 0 15-12 40-12 0 0 26 0 40 10 0 0 15 11 18 32zM432 98c0 0-2-14-10-19 0 0-8-6-23-6 0 0-14 0-23 4 0 0-8 5-8 15 0 0 0 9 7 13 0 0 7 4 27 9 0 0 24 6 35 11 0 0 11 4 18 12 0 0 6 8 6 23 0 0 0 20-16 33 0 0-16 13-42 13 0 0-28 0-44-12 0 0-16-11-19-35l24-3c0 0 3 15 12 22 0 0 9 8 26 8 0 0 16 0 25-7 0 0 9-7 9-17 0 0 0-6-4-10 0 0-4-4-10-6 0 0-6-2-27-7 0 0-31-8-41-18 0 0-10-11-10-26 0 0 0-19 14-31 0 0 15-12 40-12 0 0 26 0 41 10 0 0 14 11 17 32zM618 136h-109c0 0 1 24 14 37 0 0 12 13 30 13 0 0 15 0 24-8 0 0 10-7 15-22l25 3c0 0-6 23-22 35 0 0-17 12-42 12 0 0-33 0-51-20 0 0-19-20-19-55 0 0 0-35 18-57 0 0 18-22 51-22 0 0 16 0 31 7 0 0 15 7 25 24 0 0 10 18 10 53zM593 116c0 0-2-23-14-34 0 0-12-9-27-9 0 0-17 0-29 11 0 0-11 13-13 32zM846 203h-24v-93c0 0 0-10-2-17 0 0-1-8-7-14 0 0-6-5-18-5 0 0-15 0-25 10 0 0-11 11-11 34v85h-24v-95c0 0 0-20-7-27 0 0-7-7-19-7 0 0-16 0-26 11 0 0-11 12-11 42v76h-24v-148h22v21c0 0 16-24 44-24 0 0 16 0 27 7 0 0 10 6 15 19 0 0 16-26 45-26 0 0 22 0 34 13 0 0 11 12 11 37zM909 72c0 0 14-20 39-20 0 0 29 0 45 21 0 0 17 21 17 54 0 0 0 39-19 59 0 0-19 20-44 20 0 0-26 0-40-22h-1v19h-23v-203h25v72zM945 186c0 0 17 0 29-15 0 0 11-15 11-42 0 0 0-25-11-41 0 0-10-15-28-15 0 0-18 0-29 15 0 0-11 17-11 40 0 0 0 24 5 34 0 0 4 9 13 17 0 0 10 7 21 7zM1065 203h-25v-203h25zM1230 136h-110c0 0 2 24 14 37 0 0 13 13 31 13 0 0 14 0 24-8 0 0 9-7 15-22l25 3c0 0-6 23-23 35 0 0-16 12-41 12 0 0-33 0-52-20 0 0-18-20-18-55 0 0 0-35 18-57 0 0 18-22 51-22 0 0 16 0 31 7 0 0 14 7 25 24 0 0 10 18 10 53zM1204 116c0 0-1-23-13-34 0 0-13-9-27-9 0 0-18 0-29 11 0 0-11 13-13 32zM1341 0h77c0 0 18 0 31 1 0 0 13 2 24 10 0 0 11 7 16 20 0 0 6 13 6 27 0 0 0 28-18 46 0 0-18 17-57 17h-52v82h-27zM1368 97h52c0 0 48 0 48-38 0 0 0-12-7-21 0 0-6-10-15-12 0 0-9-2-27-2h-51zM1605 60l-8 23c0 0-9-5-18-5 0 0-14 0-21 13 0 0-7 13-7 35v77h-25v-148h22v23h1c0 0 12-26 31-26 0 0 13 0 25 8zM1680 52c0 0 30 0 49 20 0 0 20 20 20 55 0 0 0 44-21 61 0 0-22 18-48 18 0 0-28 0-48-18 0 0-20-18-20-58 0 0 0-39 19-59 0 0 20-19 49-19zM1680 186c0 0 21 0 32-16 0 0 11-15 11-41 0 0 0-28-12-43 0 0-13-13-31-13 0 0-19 0-31 14 0 0-12 15-12 43 0 0 0 28 12 42 0 0 13 14 31 14zM1835 202c0 0-11 3-19 3 0 0-16 0-24-6 0 0-7-6-9-15 0 0-1-8-1-24v-85h-19v-20h19v-36l24-15v51h25v20h-25v86c0 0 0 11 2 16 0 0 3 5 12 5 0 0 5 0 11-1zM1915 52c0 0 30 0 50 20 0 0 19 20 19 55 0 0 0 44-21 61 0 0-21 18-48 18 0 0-27 0-48-18 0 0-20-18-20-58 0 0 0-39 20-59 0 0 19-19 48-19zM1915 186c0 0 21 0 33-16 0 0 11-15 11-41 0 0 0-28-13-43 0 0-12-13-31-13 0 0-18 0-31 14 0 0-12 15-12 43 0 0 0 28 13 42 0 0 12 14 30 14zM2070 202c0 0-11 3-19 3 0 0-16 0-24-6 0 0-7-6-9-15 0 0-1-8-1-24v-85h-18v-20h18v-36l25-15v51h24v20h-24v86c0 0 0 11 2 16 0 0 2 5 11 5 0 0 6 0 11-1zM2211 55l-56 150v1c0 0-8 25-19 41 0 0-10 15-30 15 0 0-7 0-16-3l-3-23c0 0 8 2 15 2 0 0 13 0 19-7 0 0 5-8 11-28l-55-148h27l34 97c0 0 3 9 7 23 0 0 3-16 9-30l32-90zM2256 74c0 0 14-22 41-22 0 0 29 0 46 21 0 0 17 22 17 55 0 0 0 36-19 57 0 0-18 21-45 21 0 0-24 0-38-18h-1v71h-24v-204h22v19zM2294 186c0 0 17 0 29-15 0 0 11-14 11-43 0 0 0-26-11-42 0 0-10-14-28-14 0 0-17 0-29 16 0 0-11 17-11 43 0 0 0 27 11 41 0 0 11 14 28 14zM2516 136h-109c0 0 1 24 14 37 0 0 12 13 31 13 0 0 14 0 23-8 0 0 10-7 15-22l26 3c0 0-7 23-23 35 0 0-17 12-41 12 0 0-33 0-52-20 0 0-19-20-19-55 0 0 0-35 18-57 0 0 18-22 51-22 0 0 16 0 31 7 0 0 15 7 25 24 0 0 10 18 10 53zM2491 116c0 0-2-23-14-34 0 0-12-9-27-9 0 0-18 0-29 11 0 0-11 13-13 32zM2628 98c0 0-2-14-10-19 0 0-8-6-22-6 0 0-14 0-23 4 0 0-9 5-9 15 0 0 0 9 7 13 0 0 7 4 28 9 0 0 23 6 34 11 0 0 12 4 18 12 0 0 7 8 7 23 0 0 0 20-17 33 0 0-16 13-42 13 0 0-28 0-44-12 0 0-15-11-19-35l25-3c0 0 2 15 11 22 0 0 10 8 27 8 0 0 16 0 24-7 0 0 9-7 9-17 0 0 0-6-4-10 0 0-4-4-10-6 0 0-6-2-27-7 0 0-31-8-41-18 0 0-10-11-10-26 0 0 0-19 15-31 0 0 14-12 39-12 0 0 26 0 41 10 0 0 14 11 17 32z">
          <text:p/>
        </draw:path>
        <draw:line draw:style-name="gr12" draw:text-style-name="P1" draw:layer="layout" svg:x1="-94.968cm" svg:y1="17.187cm" svg:x2="79.276cm" svg:y2="17.187cm">
          <text:p/>
        </draw:line>
        <draw:polygon draw:style-name="gr18" draw:text-style-name="P11" draw:layer="layout" svg:width="17.187cm" svg:height="0.282cm" svg:x="1.044cm" svg:y="16.764cm" svg:viewBox="0 0 17188 283" draw:points="0,0 17188,0 17188,283 0,283">
          <text:p/>
        </draw:polygon>
        <draw:path draw:style-name="gr8" draw:text-style-name="P5" draw:layer="layout" svg:width="2.4cm" svg:height="0.262cm" svg:x="18.393cm" svg:y="16.787cm" svg:viewBox="0 0 2401 263" svg:d="M127 203h-127v-203h27v179h100zM282 203h-26c0 0-4-7-5-18 0 0-25 22-54 22 0 0-23 0-37-12 0 0-13-11-13-31 0 0 0-18 13-30 0 0 13-11 45-15l23-4c0 0 13-2 21-5 0 0 0-11-1-15 0 0 0-5-4-10 0 0-3-5-10-8 0 0-8-3-21-3 0 0-15 0-25 6 0 0-9 6-13 22l-24-3c0 0 4-23 21-34 0 0 16-11 45-11 0 0 26 0 39 7 0 0 12 8 15 20 0 0 3 10 3 28v33c0 0 0 31 1 41 0 0 1 10 7 20zM249 139v-9c0 0-19 6-48 10 0 0-28 4-28 24 0 0 0 10 8 17 0 0 7 6 22 6 0 0 18 0 32-11 0 0 14-11 14-37zM338 73c0 0 13-19 39-19 0 0 28 0 45 20 0 0 17 21 17 54 0 0 0 38-19 58 0 0-19 21-44 21 0 0-26 0-40-22h-1v18h-23v-203h25v73zM374 186c0 0 17 0 28-14 0 0 11-15 11-42 0 0 0-26-10-41 0 0-10-15-28-15 0 0-18 0-29 16 0 0-11 15-11 39 0 0 0 23 4 33 0 0 5 10 14 17 0 0 9 7 21 7zM604 203c0 0-11 2-18 2 0 0-17 0-24-6 0 0-7-5-9-14 0 0-2-9-2-25v-84h-18v-19h18v-37l25-15v52h25v19h-25v86c0 0 0 11 3 16 0 0 2 4 11 4 0 0 5 0 11-1zM753 136h-110c0 0 2 25 14 37 0 0 13 13 31 13 0 0 14 0 24-7 0 0 9-8 14-23l26 3c0 0-6 23-23 35 0 0-16 13-41 13 0 0-33 0-52-20 0 0-18-21-18-56 0 0 0-34 18-56 0 0 18-21 50-21 0 0 16 0 31 7 0 0 15 7 26 24 0 0 10 17 10 51zM727 116c0 0-1-22-13-32 0 0-13-10-28-10 0 0-17 0-28 12 0 0-11 11-13 30zM864 98c0 0-1-12-9-18 0 0-8-6-23-6 0 0-14 0-23 5 0 0-9 5-9 14 0 0 0 9 7 12 0 0 8 4 28 9 0 0 23 6 35 11 0 0 11 5 18 13 0 0 6 8 6 22 0 0 0 20-16 33 0 0-16 14-43 14 0 0-28 0-43-12 0 0-16-12-19-35l24-4c0 0 2 15 12 23 0 0 9 7 26 7 0 0 16 0 25-6 0 0 9-7 9-17 0 0 0-7-4-11 0 0-5-4-10-6 0 0-6-2-27-7 0 0-31-7-41-18 0 0-11-11-11-25 0 0 0-19 15-30 0 0 15-12 39-12 0 0 27 0 41 10 0 0 15 10 18 31zM981 203c0 0-11 2-19 2 0 0-16 0-23-6 0 0-8-5-9-14 0 0-2-9-2-25v-84h-18v-19h18v-37l24-15v52h26v19h-26v86c0 0 0 11 3 16 0 0 2 4 11 4 0 0 6 0 12-1zM1083 0h77c0 0 18 0 31 2 0 0 13 2 24 9 0 0 11 8 17 21 0 0 6 13 6 28 0 0 0 28-18 45 0 0-18 16-58 16h-52v82h-27zM1110 97h52c0 0 48 0 48-37 0 0 0-13-6-22 0 0-6-9-16-11 0 0-9-3-26-3h-52zM1348 61l-9 23c0 0-9-5-18-5 0 0-14 0-21 12 0 0-7 13-7 35v77h-25v-146h23v22c0 0 12-25 31-25 0 0 13 0 26 7zM1422 54c0 0 30 0 49 19 0 0 20 19 20 55 0 0 0 43-21 61 0 0-21 18-48 18 0 0-27 0-48-19 0 0-20-18-20-58 0 0 0-38 20-57 0 0 19-19 48-19zM1422 186c0 0 22 0 33-16 0 0 11-15 11-41 0 0 0-27-13-41 0 0-12-14-31-14 0 0-18 0-31 14 0 0-12 14-12 42 0 0 0 28 13 42 0 0 12 14 30 14zM1577 203c0 0-11 2-19 2 0 0-16 0-23-6 0 0-8-5-10-14 0 0-1-9-1-25v-84h-18v-19h18v-37l25-15v52h24v19h-24v86c0 0 0 11 2 16 0 0 2 4 11 4 0 0 6 0 11-1zM1658 54c0 0 29 0 49 19 0 0 19 19 19 55 0 0 0 43-21 61 0 0-21 18-47 18 0 0-28 0-48-19 0 0-21-18-21-58 0 0 0-38 20-57 0 0 20-19 49-19zM1658 186c0 0 21 0 32-16 0 0 11-15 11-41 0 0 0-27-12-41 0 0-13-14-31-14 0 0-19 0-31 14 0 0-12 14-12 42 0 0 0 28 12 42 0 0 12 14 31 14zM1812 203c0 0-11 2-18 2 0 0-17 0-24-6 0 0-8-5-9-14 0 0-2-9-2-25v-84h-18v-19h18v-37l25-15v52h25v19h-25v86c0 0 0 11 2 16 0 0 3 4 12 4 0 0 5 0 11-1zM1954 57l-56 149v1c0 0-9 25-19 40 0 0-11 16-31 16 0 0-6 0-16-3l-2-24c0 0 7 3 14 3 0 0 14 0 19-8 0 0 5-8 12-27l-56-147h27l35 96c0 0 2 9 6 22 0 0 4-15 9-30l33-88zM1998 76c0 0 15-22 43-22 0 0 29 0 45 21 0 0 17 21 17 54 0 0 0 36-19 57 0 0-18 21-45 21 0 0-23 0-37-19h-1v71h-26v-202h23zM2038 186c0 0 17 0 28-14 0 0 12-15 12-43 0 0 0-27-11-41 0 0-11-15-28-15 0 0-18 0-29 16 0 0-13 17-13 42 0 0 0 27 12 41 0 0 11 14 29 14zM2260 136h-110c0 0 2 25 14 37 0 0 12 13 31 13 0 0 14 0 24-7 0 0 9-8 14-23l26 3c0 0-6 23-23 35 0 0-16 13-41 13 0 0-33 0-52-20 0 0-18-21-18-56 0 0 0-34 18-56 0 0 18-21 50-21 0 0 16 0 31 7 0 0 15 7 26 24 0 0 10 17 10 51zM2234 116c0 0-1-22-14-32 0 0-12-10-27-10 0 0-17 0-28 12 0 0-12 11-13 30zM2371 98c0 0-1-12-10-18 0 0-8-6-22-6 0 0-14 0-23 5 0 0-9 5-9 14 0 0 0 9 7 12 0 0 7 4 28 9 0 0 23 6 35 11 0 0 11 5 18 13 0 0 6 8 6 22 0 0 0 20-16 33 0 0-16 14-43 14 0 0-28 0-43-12 0 0-16-12-19-35l24-4c0 0 2 15 12 23 0 0 9 7 26 7 0 0 16 0 25-6 0 0 9-7 9-17 0 0 0-7-4-11 0 0-5-4-11-6 0 0-6-2-26-7 0 0-31-7-42-18 0 0-10-11-10-25 0 0 0-19 15-30 0 0 15-12 39-12 0 0 27 0 41 10 0 0 14 10 18 31z">
          <text:p/>
        </draw:path>
        <draw:line draw:style-name="gr12" draw:text-style-name="P1" draw:layer="layout" svg:x1="-94.968cm" svg:y1="17.751cm" svg:x2="79.276cm" svg:y2="17.751cm">
          <text:p/>
        </draw:line>
        <draw:polygon draw:style-name="gr18" draw:text-style-name="P11" draw:layer="layout" svg:width="16.595cm" svg:height="0.282cm" svg:x="18.231cm" svg:y="17.328cm" svg:viewBox="0 0 16596 283" draw:points="0,0 16596,0 16596,283 0,283">
          <text:p/>
        </draw:polygon>
        <draw:path draw:style-name="gr8" draw:text-style-name="P5" draw:layer="layout" svg:width="2.633cm" svg:height="0.261cm" svg:x="34.9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1 203h-23v-19h-1c0 0-14 22-41 22 0 0-27 0-45-21 0 0-18-21-18-55 0 0 0-36 17-56 0 0 17-21 45-21 0 0 26 0 40 20h1v-73h25zM508 186c0 0 17 0 28-14 0 0 12-13 12-40 0 0 0-27-11-43 0 0-11-15-30-15 0 0-19 0-29 15 0 0-10 15-10 41 0 0 0 18 5 30 0 0 6 13 15 19 0 0 10 7 20 7zM835 25h-67v178h-26v-178h-67v-25h160zM987 136h-109c0 0 1 24 13 37 0 0 13 13 32 13 0 0 14 0 23-8 0 0 10-7 15-23l25 4c0 0-6 23-22 35 0 0-17 12-41 12 0 0-34 0-52-20 0 0-19-20-19-55 0 0 0-35 18-56 0 0 18-22 51-22 0 0 16 0 31 7 0 0 15 7 25 24 0 0 10 17 10 52zM962 116c0 0-2-23-14-33 0 0-12-9-27-9 0 0-18 0-29 11 0 0-11 12-13 31zM1099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5 202c0 0-11 2-18 2 0 0-17 0-24-5 0 0-7-6-9-15 0 0-2-8-2-24v-84h-18v-20h18v-36l25-16v52h25v20h-25v85c0 0 0 11 3 16 0 0 2 5 11 5 0 0 5 0 11-2zM1318 0h76c0 0 18 0 31 1 0 0 13 2 25 11 0 0 11 7 16 20 0 0 6 13 6 27 0 0 0 28-18 45 0 0-18 17-57 17h-52v82h-27zM1345 97h52c0 0 47 0 47-37 0 0 0-12-6-21 0 0-6-10-15-12 0 0-9-2-27-2h-51zM1582 61l-8 23c0 0-9-5-18-5 0 0-14 0-21 12 0 0-7 13-7 35v77h-26v-147h23v23h1c0 0 12-26 31-26 0 0 13 0 25 8zM1657 53c0 0 30 0 49 20 0 0 19 19 19 54 0 0 0 44-20 61 0 0-22 18-48 18 0 0-28 0-48-18 0 0-20-18-20-58 0 0 0-39 19-58 0 0 20-19 49-19zM1657 186c0 0 21 0 32-16 0 0 11-16 11-41 0 0 0-28-12-42 0 0-13-13-31-13 0 0-19 0-31 14 0 0-12 14-12 42 0 0 0 28 12 42 0 0 12 14 31 14zM1812 202c0 0-12 2-19 2 0 0-16 0-24-5 0 0-7-6-9-15 0 0-2-8-2-24v-84h-18v-20h18v-36l25-16v52h25v20h-25v85c0 0 0 11 2 16 0 0 3 5 12 5 0 0 5 0 11-2zM1892 53c0 0 30 0 49 20 0 0 20 19 20 54 0 0 0 44-21 61 0 0-21 18-48 18 0 0-28 0-48-18 0 0-20-18-20-58 0 0 0-39 20-58 0 0 19-19 48-19zM1892 186c0 0 21 0 32-16 0 0 12-16 12-41 0 0 0-28-13-42 0 0-12-13-31-13 0 0-19 0-31 14 0 0-12 14-12 42 0 0 0 28 13 42 0 0 12 14 30 14zM2047 202c0 0-11 2-19 2 0 0-16 0-24-5 0 0-7-6-9-15 0 0-1-8-1-24v-84h-18v-20h18v-36l25-16v52h24v20h-24v85c0 0 0 11 2 16 0 0 2 5 11 5 0 0 6 0 11-2zM2188 56l-56 149v1c0 0-8 25-19 40 0 0-10 16-30 16 0 0-7 0-16-3l-3-23c0 0 8 2 14 2 0 0 14 0 19-7 0 0 6-8 12-28l-55-147h27l34 96c0 0 3 9 6 23h1c0 0 3-16 9-30l32-89zM2233 75c0 0 13-22 41-22 0 0 29 0 46 21 0 0 16 21 16 54 0 0 0 36-18 57 0 0-18 21-45 21 0 0-24 0-38-18h-1v71h-25v-203h23v19zM2271 186c0 0 17 0 29-15 0 0 11-14 11-43 0 0 0-27-11-41 0 0-11-14-28-14 0 0-17 0-29 16 0 0-11 16-11 41 0 0 0 28 11 42 0 0 11 14 28 14zM2493 136h-109c0 0 1 24 13 37 0 0 13 13 31 13 0 0 15 0 24-8 0 0 10-7 15-23l25 4c0 0-6 23-22 35 0 0-17 12-42 12 0 0-33 0-51-20 0 0-19-20-19-55 0 0 0-35 18-56 0 0 18-22 51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94.968cm" svg:y1="18.316cm" svg:x2="79.276cm" svg:y2="18.316cm">
          <text:p/>
        </draw:line>
        <draw:polygon draw:style-name="gr18" draw:text-style-name="P11" draw:layer="layout" svg:width="16.595cm" svg:height="0.283cm" svg:x="30.677cm" svg:y="17.892cm" svg:viewBox="0 0 16596 284" draw:points="0,0 16596,0 16596,284 0,284">
          <text:p/>
        </draw:polygon>
        <draw:path draw:style-name="gr8" draw:text-style-name="P5" draw:layer="layout" svg:width="1.723cm" svg:height="0.261cm" svg:x="47.4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0 210c0 0 0 15-2 26 0 0-2 10-10 18 0 0-8 8-25 8 0 0-10 0-19-2l4-21c0 0 7 2 12 2 0 0 8 0 11-6 0 0 4-5 4-25v-154h25zM390 28h-25v-28h25zM546 202h-22v-21h-1c0 0-17 25-46 25 0 0-15 0-28-7 0 0-13-7-17-20 0 0-5-12-5-33v-90h25v81c0 0 0 19 2 28 0 0 2 8 10 14 0 0 7 5 18 5 0 0 14 0 27-10 0 0 13-9 13-40v-78h24zM666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1-18 0 0-10-11-10-25 0 0 0-19 15-30 0 0 15-12 39-12 0 0 26 0 41 10 0 0 14 10 18 31zM783 202c0 0-11 2-19 2 0 0-16 0-24-6 0 0-7-5-9-14 0 0-1-9-1-25v-84h-18v-19h18v-37l24-14v51h25v19h-25v86c0 0 0 11 3 15 0 0 2 5 11 5 0 0 6 0 11-1zM886 0h70c0 0 18 0 32 2 0 0 13 2 25 9 0 0 12 7 21 20 0 0 9 13 14 29 0 0 5 17 5 40 0 0 0 45-21 73 0 0-21 29-73 29h-73zM913 178h43c0 0 14 0 24-2 0 0 10-1 21-8 0 0 11-8 18-24 0 0 7-17 7-44 0 0 0-16-3-29 0 0-3-13-10-24 0 0-7-11-17-16 0 0-9-5-18-6 0 0-9-1-23-1h-42zM1213 135h-109c0 0 1 24 14 37 0 0 12 13 30 13 0 0 15 0 24-7 0 0 10-8 15-23l26 3c0 0-7 23-23 35 0 0-17 13-42 13 0 0-32 0-51-20 0 0-18-21-18-56 0 0 0-34 18-56 0 0 18-21 50-21 0 0 16 0 31 7 0 0 15 7 25 24 0 0 10 17 10 51zM1188 115c0 0-1-23-14-32 0 0-12-10-27-10 0 0-17 0-29 12 0 0-11 11-13 30zM1325 97c0 0-2-12-10-18 0 0-8-6-22-6 0 0-14 0-23 5 0 0-9 5-9 14 0 0 0 9 7 12 0 0 7 4 28 9 0 0 23 6 34 11 0 0 12 4 18 13 0 0 6 8 6 22 0 0 0 20-15 33 0 0-17 14-43 14 0 0-28 0-44-12 0 0-15-12-19-36l25-3c0 0 2 15 11 22 0 0 10 8 27 8 0 0 16 0 25-6 0 0 8-8 8-17 0 0 0-7-4-11 0 0-4-4-10-6 0 0-6-2-27-7 0 0-31-7-41-18 0 0-10-11-10-25 0 0 0-19 15-30 0 0 14-12 39-12 0 0 26 0 41 10 0 0 14 10 17 31zM1409 202h-25v-146h25zM1409 28h-25v-28h25zM1567 182c0 0 0 32-7 48 0 0-6 16-21 24 0 0-16 8-38 8 0 0-25 0-42-11 0 0-16-11-16-37l24 4c0 0 1 13 10 18 0 0 8 6 23 6 0 0 20 0 29-8 0 0 9-8 11-20 0 0 2-11 2-31 0 0-16 19-41 19 0 0-28 0-46-21 0 0-17-21-17-53 0 0 0-32 17-54 0 0 17-21 46-21 0 0 26 0 43 20v-17h23zM1503 182c0 0 16 0 29-13 0 0 12-12 12-42 0 0 0-26-12-40 0 0-12-14-29-14 0 0-18 0-29 14 0 0-11 15-11 39 0 0 0 29 12 43 0 0 11 13 28 13zM1724 202h-24v-89c0 0 0-22-8-30 0 0-8-9-23-9 0 0-12 0-22 5 0 0-10 6-14 16 0 0-4 9-4 27v80h-25v-146h23v21c0 0 8-12 20-18 0 0 11-6 27-6 0 0 12 0 23 4 0 0 12 4 18 12 0 0 6 8 8 18 0 0 1 9 1 25z">
          <text:p/>
        </draw:path>
        <draw:line draw:style-name="gr12" draw:text-style-name="P1" draw:layer="layout" svg:x1="-94.968cm" svg:y1="18.88cm" svg:x2="79.276cm" svg:y2="18.88cm">
          <text:p/>
        </draw:line>
        <draw:polygon draw:style-name="gr18" draw:text-style-name="P11" draw:layer="layout" svg:width="8.297cm" svg:height="0.282cm" svg:x="34.826cm" svg:y="18.457cm" svg:viewBox="0 0 8298 283" draw:points="0,0 8298,0 8298,283 0,283">
          <text:p/>
        </draw:polygon>
        <draw:path draw:style-name="gr8" draw:text-style-name="P5" draw:layer="layout" svg:width="2.218cm" svg:height="0.209cm" svg:x="43.278cm" svg:y="18.477cm" svg:viewBox="0 0 2219 210" svg:d="M96 0c0 0 43 0 70 30 0 0 27 29 27 76 0 0 0 47-27 76 0 0-27 28-70 28 0 0-44 0-70-29 0 0-26-30-26-73 0 0 0-50 26-78 0 0 27-30 70-30zM96 187c0 0 31 0 50-21 0 0 19-22 19-60 0 0 0-39-19-61 0 0-20-21-49-21 0 0-31 0-50 21 0 0-20 21-20 64 0 0 0 35 19 56 0 0 20 22 50 22zM303 65l-8 23c0 0-9-6-18-6 0 0-14 0-21 13 0 0-7 12-7 35v77h-25v-147h23v22c0 0 12-25 31-25 0 0 13 0 25 8zM437 207h-23v-19h-1c0 0-13 22-40 22 0 0-27 0-45-21 0 0-18-22-18-55 0 0 0-36 17-57 0 0 17-20 45-20 0 0 26 0 40 20v-74h25zM375 190c0 0 17 0 28-14 0 0 11-13 11-40 0 0 0-27-10-43 0 0-10-16-30-16 0 0-19 0-29 16 0 0-10 15-10 41 0 0 0 18 6 30 0 0 5 13 15 19 0 0 9 7 19 7zM602 140h-109c0 0 2 24 14 37 0 0 12 13 31 13 0 0 14 0 24-8 0 0 9-7 14-23l26 4c0 0-7 22-23 35 0 0-16 12-41 12 0 0-33 0-52-20 0 0-18-20-18-55 0 0 0-35 18-56 0 0 18-22 50-22 0 0 16 0 31 7 0 0 15 7 25 24 0 0 10 17 10 52zM577 119c0 0-1-22-14-32 0 0-12-10-27-10 0 0-17 0-28 12 0 0-12 12-13 30zM711 65l-8 23c0 0-10-6-18-6 0 0-14 0-21 13 0 0-8 12-8 35v77h-24v-147h22v22h1c0 0 12-25 31-25 0 0 12 0 25 8zM928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0 206c0 0-11 2-19 2 0 0-16 0-23-5 0 0-8-6-9-15 0 0-2-9-2-24v-84h-18v-20h18v-36l25-16v52h25v20h-25v85c0 0 0 11 2 16 0 0 3 4 12 4 0 0 5 0 11-1zM1131 57c0 0 30 0 49 19 0 0 20 19 20 55 0 0 0 44-21 61 0 0-22 18-48 18 0 0-28 0-48-18 0 0-21-19-21-58 0 0 0-39 20-58 0 0 20-19 49-19zM1131 190c0 0 21 0 32-16 0 0 11-16 11-41 0 0 0-28-12-42 0 0-13-14-31-14 0 0-19 0-31 15 0 0-12 14-12 42 0 0 0 27 12 42 0 0 13 14 31 14zM1348 156c0 0-5 28-22 41 0 0-17 13-39 13 0 0-32 0-49-21 0 0-17-21-17-55 0 0 0-29 10-46 0 0 10-17 25-24 0 0 15-7 31-7 0 0 23 0 39 12 0 0 16 11 20 34l-24 4c0 0-4-15-13-22 0 0-8-8-21-8 0 0-21 0-31 15 0 0-11 15-11 41 0 0 0 27 11 42 0 0 10 15 30 15 0 0 16 0 25-9 0 0 9-10 12-28zM1491 207h-31l-48-75-18 16v59h-25v-204h25v116l59-59h32l-56 55zM1592 3h76c0 0 18 0 31 2 0 0 13 2 25 10 0 0 11 8 17 21 0 0 5 13 5 27 0 0 0 28-18 45 0 0-18 17-58 17h-51v82h-27zM1619 101h52c0 0 47 0 47-37 0 0 0-12-6-21 0 0-6-10-15-12 0 0-9-3-27-3h-51zM1904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1 142v-9c0 0-19 7-47 10 0 0-28 4-28 24 0 0 0 10 7 17 0 0 8 6 22 6 0 0 18 0 32-11 0 0 14-10 14-37zM2013 65l-8 23c0 0-10-6-19-6 0 0-13 0-20 13 0 0-8 12-8 35v77h-24v-147h22v22h1c0 0 11-25 30-25 0 0 13 0 26 8zM2086 206c0 0-12 2-19 2 0 0-16 0-24-5 0 0-8-6-9-15 0 0-2-9-2-24v-84h-18v-20h18v-36l25-16v52h25v20h-25v85c0 0 0 11 2 16 0 0 3 4 12 4 0 0 5 0 11-1zM2188 101c0 0-1-12-9-18 0 0-8-6-23-6 0 0-14 0-23 5 0 0-9 5-9 14 0 0 0 9 7 13 0 0 7 3 28 9 0 0 23 6 35 10 0 0 12 5 18 13 0 0 7 8 7 23 0 0 0 19-16 33 0 0-17 13-44 13 0 0-28 0-43-12 0 0-16-11-20-35l25-4c0 0 2 16 11 23 0 0 10 8 27 8 0 0 16 0 25-7 0 0 9-7 9-17 0 0 0-6-4-11 0 0-4-3-10-6 0 0-6-1-27-7 0 0-32-7-41-18 0 0-11-10-11-25 0 0 0-18 15-30 0 0 15-12 39-12 0 0 26 0 42 10 0 0 15 10 18 31z">
          <text:p/>
        </draw:path>
        <draw:line draw:style-name="gr12" draw:text-style-name="P1" draw:layer="layout" svg:x1="-94.968cm" svg:y1="19.445cm" svg:x2="79.276cm" svg:y2="19.445cm">
          <text:p/>
        </draw:line>
        <draw:polygon draw:style-name="gr18" draw:text-style-name="P11" draw:layer="layout" svg:width="8.297cm" svg:height="0.283cm" svg:x="34.826cm" svg:y="19.021cm" svg:viewBox="0 0 8298 284" draw:points="0,0 8298,0 8298,284 0,284">
          <text:p/>
        </draw:polygon>
        <draw:path draw:style-name="gr8" draw:text-style-name="P5" draw:layer="layout" svg:width="2.485cm" svg:height="0.21cm" svg:x="43.278cm" svg:y="19.041cm" svg:viewBox="0 0 2486 211" svg:d="M96 0c0 0 43 0 70 29 0 0 28 29 28 77 0 0 0 47-28 76 0 0-27 29-70 29 0 0-44 0-70-30 0 0-26-30-26-72 0 0 0-51 26-80 0 0 27-29 70-29zM96 188c0 0 31 0 50-22 0 0 19-21 19-60 0 0 0-40-19-62 0 0-20-21-49-21 0 0-31 0-50 21 0 0-20 21-20 65 0 0 0 35 19 57 0 0 20 22 50 22zM304 64l-8 24c0 0-9-6-18-6 0 0-14 0-21 13 0 0-7 13-7 35v77h-25v-147h23v22c0 0 12-26 31-26 0 0 13 0 25 8zM438 207h-23v-19h-1c0 0-13 23-40 23 0 0-27 0-45-22 0 0-18-21-18-55 0 0 0-36 17-57 0 0 17-21 45-21 0 0 26 0 40 21v-73h25zM376 190c0 0 17 0 28-13 0 0 11-14 11-41 0 0 0-27-10-42 0 0-10-17-30-17 0 0-19 0-29 16 0 0-10 16-10 41 0 0 0 18 6 31 0 0 5 12 15 19 0 0 9 6 19 6zM603 140h-109c0 0 2 24 14 37 0 0 12 13 31 13 0 0 14 0 24-7 0 0 9-8 14-23l26 3c0 0-7 23-23 35 0 0-16 13-41 13 0 0-33 0-52-21 0 0-18-20-18-55 0 0 0-34 18-57 0 0 18-22 50-22 0 0 16 0 31 8 0 0 15 7 25 25 0 0 10 16 10 51zM578 120c0 0-1-23-14-33 0 0-12-10-27-10 0 0-17 0-28 13 0 0-12 11-13 30zM712 64l-8 24c0 0-10-6-18-6 0 0-14 0-21 13 0 0-8 13-8 35v77h-24v-147h22v22h1c0 0 12-26 31-26 0 0 12 0 25 8zM980 143c0 0-9 34-31 51 0 0-22 17-53 17 0 0-49 0-72-31 0 0-23-32-23-75 0 0 0-50 27-77 0 0 27-28 69-28 0 0 29 0 50 16 0 0 21 15 29 44l-26 6c0 0-6-22-20-32 0 0-14-11-34-11 0 0-33 0-50 22 0 0-17 22-17 59 0 0 0 42 18 63 0 0 18 21 47 21 0 0 24 0 39-13 0 0 14-13 20-39zM1128 207h-22v-21h-1c0 0-16 25-46 25 0 0-15 0-28-7 0 0-13-8-17-20 0 0-4-13-4-33v-91h24v82c0 0 0 19 2 28 0 0 2 8 10 13 0 0 8 6 19 6 0 0 14 0 26-10 0 0 12-9 12-40v-79h25zM1248 102c0 0-1-12-10-18 0 0-8-7-22-7 0 0-14 0-23 5 0 0-9 5-9 15 0 0 0 8 8 12 0 0 6 4 27 9 0 0 23 6 35 11 0 0 11 4 17 12 0 0 7 9 7 23 0 0 0 20-16 33 0 0-16 14-43 14 0 0-28 0-43-12 0 0-16-12-19-36l24-3c0 0 2 15 12 22 0 0 9 8 26 8 0 0 16 0 25-7 0 0 9-7 9-17 0 0 0-6-5-10 0 0-4-4-10-6 0 0-6-2-26-7 0 0-31-8-42-18 0 0-9-11-9-26 0 0 0-19 14-31 0 0 15-12 39-12 0 0 27 0 41 11 0 0 15 10 17 31zM1365 207c0 0-11 2-19 2 0 0-16 0-24-6 0 0-7-5-9-14 0 0-1-9-1-25v-85h-18v-19h18v-37l25-14v51h24v19h-24v86c0 0 0 12 2 16 0 0 2 5 11 5 0 0 6 0 11-1zM1446 56c0 0 29 0 49 20 0 0 19 20 19 56 0 0 0 43-21 61 0 0-21 18-47 18 0 0-28 0-48-19 0 0-21-18-21-58 0 0 0-38 20-58 0 0 20-20 49-20zM1446 190c0 0 21 0 32-16 0 0 11-15 11-41 0 0 0-27-12-41 0 0-13-15-31-15 0 0-19 0-31 15 0 0-12 14-12 42 0 0 0 28 12 42 0 0 12 14 31 14zM1741 207h-25v-92c0 0 0-11-1-18 0 0-1-7-7-13 0 0-6-6-18-6 0 0-14 0-25 11 0 0-11 10-11 33v85h-25v-95c0 0 0-19-6-26 0 0-7-8-19-8 0 0-16 0-27 12 0 0-10 11-10 41v76h-24v-147h22v20c0 0 15-24 44-24 0 0 16 0 27 7 0 0 10 7 15 19 0 0 16-26 45-26 0 0 23 0 34 13 0 0 11 12 11 38zM1859 4h77c0 0 18 0 31 2 0 0 13 2 24 9 0 0 11 8 17 21 0 0 6 12 6 26 0 0 0 29-18 46 0 0-18 17-58 17h-52v82h-27zM1886 101h52c0 0 48 0 48-38 0 0 0-12-6-21 0 0-6-10-16-12 0 0-9-2-26-2h-52zM2172 207h-27c0 0-3-7-4-18 0 0-26 22-54 22 0 0-23 0-37-12 0 0-13-12-13-31 0 0 0-18 13-30 0 0 13-11 44-15l24-4c0 0 12-2 21-5 0 0 0-11-1-16 0 0-1-4-4-9 0 0-3-5-11-9 0 0-7-3-20-3 0 0-16 0-25 7 0 0-9 6-13 22l-24-3c0 0 4-24 21-35 0 0 16-12 45-12 0 0 26 0 39 8 0 0 12 8 15 20 0 0 3 11 3 29v33c0 0 0 30 1 41 0 0 1 10 7 20zM2139 142v-8c0 0-20 6-48 10 0 0-28 4-28 24 0 0 0 10 8 16 0 0 7 7 22 7 0 0 18 0 32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0.141cm" svg:height="0.338cm" svg:x="18.231cm" svg:y="17.018cm" svg:viewBox="0 0 142 339" draw:points="0,0 142,0 142,339">
          <text:p/>
        </draw:polyline>
        <draw:polygon draw:style-name="gr22" draw:text-style-name="P12" draw:layer="layout" svg:width="0.113cm" svg:height="0.056cm" svg:x="18.316cm" svg:y="17.3cm" svg:viewBox="0 0 114 57" draw:points="114,0 56,57 0,0">
          <text:p/>
        </draw:polygon>
        <draw:polyline draw:style-name="gr21" draw:text-style-name="P1" draw:layer="layout" svg:width="0.141cm" svg:height="0.903cm" svg:x="43.123cm" svg:y="18.711cm" svg:viewBox="0 0 142 904" draw:points="0,0 142,0 142,904">
          <text:p/>
        </draw:polyline>
        <draw:polyline draw:style-name="gr21" draw:text-style-name="P1" draw:layer="layout" svg:width="0.141cm" svg:height="0.339cm" svg:x="43.123cm" svg:y="19.275cm" svg:viewBox="0 0 142 340" draw:points="0,0 142,0 142,340">
          <text:p/>
        </draw:polyline>
        <draw:frame draw:style-name="gr24" draw:text-style-name="P15" draw:layer="layout" svg:width="1.602cm" svg:height="0.412cm" svg:x="25.226cm" svg:y="20.349cm">
          <draw:text-box>
            <text:p text:style-name="P13"><text:span text:style-name="T2">Page 5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6" draw:style-name="dp1" draw:master-page-name="master-page62">
        <draw:polygon draw:style-name="gr2" draw:text-style-name="P2" draw:layer="layout" svg:width="0.593cm" svg:height="0.565cm" svg:x="1.128cm" svg:y="3.245cm" svg:viewBox="0 0 594 566" draw:points="0,0 594,0 594,566 0,566">
          <text:p/>
        </draw:polygon>
        <draw:path draw:style-name="gr3" draw:text-style-name="P3" draw:layer="layout" svg:width="0.26cm" svg:height="0.202cm" svg:x="1.295cm" svg:y="3.395cm" svg:viewBox="0 0 261 203" svg:d="M261 0l-56 203h-25l-44-160c0 0-4-12-5-18l-7 24-43 154h-27l-54-203h27l31 133c0 0 6 27 8 39l1 3c0 0 6-26 9-38l38-137h34l28 103c0 0 11 39 16 72 0 0 3-16 10-45l32-130z">
          <text:p/>
        </draw:path>
        <draw:polygon draw:style-name="gr2" draw:text-style-name="P2" draw:layer="layout" svg:width="0.593cm" svg:height="0.565cm" svg:x="1.721cm" svg:y="3.245cm" svg:viewBox="0 0 594 566" draw:points="0,0 594,0 594,566 0,566">
          <text:p/>
        </draw:polygon>
        <draw:polygon draw:style-name="gr3" draw:text-style-name="P3" draw:layer="layout" svg:width="0.16cm" svg:height="0.202cm" svg:x="1.937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.314cm" svg:y="3.245cm" svg:viewBox="0 0 593 566" draw:points="0,0 593,0 593,566 0,566">
          <text:p/>
        </draw:polygon>
        <draw:polygon draw:style-name="gr3" draw:text-style-name="P3" draw:layer="layout" svg:width="0.136cm" svg:height="0.202cm" svg:x="2.547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2.906cm" svg:y="3.245cm" svg:viewBox="0 0 594 566" draw:points="0,0 594,0 594,566 0,566">
          <text:p/>
        </draw:polygon>
        <draw:path draw:style-name="gr3" draw:text-style-name="P3" draw:layer="layout" svg:width="0.161cm" svg:height="0.209cm" svg:x="3.121cm" svg:y="3.392cm" svg:viewBox="0 0 162 210" svg:d="M129 64c0 0-1-19-14-30 0 0-12-10-35-10 0 0-21 0-34 8 0 0-12 7-12 23 0 0 0 13 10 20 0 0 10 6 38 13 0 0 25 5 41 11 0 0 16 6 27 18 0 0 12 12 12 32 0 0 0 26-21 44 0 0-21 17-55 17 0 0-42 0-63-19 0 0-21-19-23-49l26-3c0 0 1 25 18 36 0 0 17 11 41 11 0 0 23 0 37-10 0 0 13-9 13-25 0 0 0-16-14-24 0 0-15-7-48-15 0 0-35-7-50-20 0 0-15-14-15-35 0 0 0-25 19-41 0 0 19-16 52-16 0 0 34 0 54 16 0 0 21 16 22 45z">
          <text:p/>
        </draw:path>
        <draw:polygon draw:style-name="gr2" draw:text-style-name="P2" draw:layer="layout" svg:width="4.149cm" svg:height="0.564cm" svg:x="-0.057cm" svg:y="2.681cm" svg:viewBox="0 0 4150 565" draw:points="0,0 4150,0 4150,565 0,565">
          <text:p/>
        </draw:polygon>
        <draw:path draw:style-name="gr3" draw:text-style-name="P3" draw:layer="layout" svg:width="1.156cm" svg:height="0.207cm" svg:x="1.438cm" svg:y="2.83cm" svg:viewBox="0 0 1157 208" svg:d="M133 204h-133c0 0 0-17 12-35 0 0 12-18 44-44 0 0 20-17 36-34 0 0 16-17 16-35 0 0 0-16-11-25 0 0-11-11-27-11 0 0-17 0-29 11 0 0-11 10-11 31l-25-4c0 0 2-28 20-43 0 0 18-15 45-15 0 0 30 0 47 16 0 0 16 17 16 40 0 0 0 20-14 40 0 0-14 20-56 53 0 0-22 18-29 31h99zM193 82c0 0 18-13 38-13 0 0 25 0 44 18 0 0 19 18 19 48 0 0 0 31-19 51 0 0-19 22-50 22 0 0-26 0-44-15 0 0-18-14-21-43l26-2c0 0 3 20 13 30 0 0 11 9 26 9 0 0 19 0 31-14 0 0 11-14 11-36 0 0 0-21-12-34 0 0-12-12-31-12 0 0-23 0-36 20l-24-3 20-104h100v24h-80zM391 142h-76v-25h76zM519 138c0 0 0 39-16 54 0 0-14 16-41 16 0 0-27 0-41-16 0 0-13-15-13-46l24-4c0 0 0 21 8 31 0 0 7 11 22 11 0 0 14 0 20-7 0 0 7-6 8-15 0 0 2-9 2-22v-139h27zM678 204h-22v-21c0 0-17 25-46 25 0 0-15 0-29-7 0 0-13-8-17-20 0 0-4-13-4-33v-91h25v81c0 0 0 20 1 29 0 0 2 8 10 13 0 0 8 6 19 6 0 0 14 0 26-10 0 0 13-9 13-41v-78h24zM742 204h-25v-203h25zM846 142h-76v-25h76zM961 204h-25v-159c0 0-19 18-50 30v-24c0 0 43-20 58-51h17zM1049 99c0 0 17-27 48-27 0 0 25 0 43 19 0 0 17 18 17 46 0 0 0 30-17 50 0 0-18 21-46 21 0 0-30 0-50-22 0 0-21-21-21-78 0 0 0-53 19-81 0 0 19-27 54-27 0 0 23 0 38 13 0 0 16 12 19 37l-24 3c0 0-7-33-35-33 0 0-19 0-32 19 0 0-14 19-14 60zM1093 187c0 0 17 0 28-14 0 0 10-13 10-34 0 0 0-20-10-32 0 0-11-13-29-13 0 0-16 0-28 12 0 0-12 12-12 31 0 0 0 22 12 36 0 0 11 14 29 14z">
          <text:p/>
        </draw:path>
        <draw:polygon draw:style-name="gr2" draw:text-style-name="P2" draw:layer="layout" svg:width="0.593cm" svg:height="0.565cm" svg:x="3.499cm" svg:y="3.245cm" svg:viewBox="0 0 594 566" draw:points="0,0 594,0 594,566 0,566">
          <text:p/>
        </draw:polygon>
        <draw:path draw:style-name="gr3" draw:text-style-name="P3" draw:layer="layout" svg:width="0.161cm" svg:height="0.209cm" svg:x="3.714cm" svg:y="3.392cm" svg:viewBox="0 0 162 210" svg:d="M130 64c0 0-2-19-14-30 0 0-12-10-35-10 0 0-21 0-34 8 0 0-14 7-14 23 0 0 0 13 10 20 0 0 11 6 39 13 0 0 25 5 41 11 0 0 16 6 27 18 0 0 12 12 12 32 0 0 0 26-21 44 0 0-21 17-54 17 0 0-43 0-65-19 0 0-21-19-22-49l25-3c0 0 2 25 19 36 0 0 18 11 42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0.592cm" svg:height="0.565cm" svg:x="4.092cm" svg:y="3.245cm" svg:viewBox="0 0 593 566" draw:points="0,0 593,0 593,566 0,566">
          <text:p/>
        </draw:polygon>
        <draw:path draw:style-name="gr3" draw:text-style-name="P3" draw:layer="layout" svg:width="0.192cm" svg:height="0.202cm" svg:x="4.292cm" svg:y="3.395cm" svg:viewBox="0 0 193 203" svg:d="M193 203h-25v-169h-1l-58 169h-24l-58-172v172h-27v-203h41l48 145c0 0 8 23 9 30 0 0 4-12 11-33l48-142h36z">
          <text:p/>
        </draw:path>
        <draw:polygon draw:style-name="gr2" draw:text-style-name="P2" draw:layer="layout" svg:width="0.593cm" svg:height="0.565cm" svg:x="4.684cm" svg:y="3.245cm" svg:viewBox="0 0 594 566" draw:points="0,0 594,0 594,566 0,566">
          <text:p/>
        </draw:polygon>
        <draw:polygon draw:style-name="gr3" draw:text-style-name="P3" draw:layer="layout" svg:width="0.16cm" svg:height="0.202cm" svg:x="4.90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.277cm" svg:y="3.245cm" svg:viewBox="0 0 594 566" draw:points="0,0 594,0 594,566 0,566">
          <text:p/>
        </draw:polygon>
        <draw:path draw:style-name="gr3" draw:text-style-name="P3" draw:layer="layout" svg:width="0.26cm" svg:height="0.202cm" svg:x="5.444cm" svg:y="3.395cm" svg:viewBox="0 0 261 203" svg:d="M261 0l-56 203h-26l-44-160c0 0-3-12-4-18h-1l-7 24-42 154h-27l-54-203h27l31 133c0 0 6 27 8 39v3h1c0 0 5-26 8-38l39-137h33l29 103c0 0 11 39 16 72 0 0 3-16 10-45l32-130z">
          <text:p/>
        </draw:path>
        <draw:polygon draw:style-name="gr2" draw:text-style-name="P2" draw:layer="layout" svg:width="0.592cm" svg:height="0.565cm" svg:x="5.87cm" svg:y="3.245cm" svg:viewBox="0 0 593 566" draw:points="0,0 593,0 593,566 0,566">
          <text:p/>
        </draw:polygon>
        <draw:polygon draw:style-name="gr3" draw:text-style-name="P3" draw:layer="layout" svg:width="0.16cm" svg:height="0.202cm" svg:x="6.086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6.462cm" svg:y="3.245cm" svg:viewBox="0 0 594 566" draw:points="0,0 594,0 594,566 0,566">
          <text:p/>
        </draw:polygon>
        <draw:polygon draw:style-name="gr3" draw:text-style-name="P3" draw:layer="layout" svg:width="0.136cm" svg:height="0.202cm" svg:x="6.695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7.055cm" svg:y="3.245cm" svg:viewBox="0 0 594 566" draw:points="0,0 594,0 594,566 0,566">
          <text:p/>
        </draw:polygon>
        <draw:path draw:style-name="gr3" draw:text-style-name="P3" draw:layer="layout" svg:width="0.161cm" svg:height="0.209cm" svg:x="7.27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4.148cm" svg:height="0.564cm" svg:x="4.092cm" svg:y="2.681cm" svg:viewBox="0 0 4149 565" draw:points="0,0 4149,0 4149,565 0,565">
          <text:p/>
        </draw:polygon>
        <draw:path draw:style-name="gr3" draw:text-style-name="P3" draw:layer="layout" svg:width="1.118cm" svg:height="0.262cm" svg:x="5.617cm" svg:y="2.83cm" svg:viewBox="0 0 1119 263" svg:d="M75 204h-25v-159c0 0-19 18-50 30v-24c0 0 43-20 58-51h17zM210 142h-75v-25h75zM408 204h-30l-24-62h-84l-23 62h-28l78-203h29zM346 120c0 0-25-65-28-74 0 0-3-9-7-24h-1c0 0-4 21-10 38l-23 60zM546 204h-23v-22h-1c0 0-16 26-46 26 0 0-15 0-28-7 0 0-13-8-17-21 0 0-5-13-5-32v-91h25v81c0 0 0 19 2 28 0 0 2 8 10 13 0 0 8 7 19 7 0 0 13 0 26-11 0 0 12-9 12-40v-78h26zM704 184c0 0 0 32-6 47 0 0-6 15-22 24 0 0-16 8-38 8 0 0-24 0-41-11 0 0-17-11-17-36l24 4c0 0 2 12 10 17 0 0 8 6 24 6 0 0 19 0 28-8 0 0 9-8 11-19 0 0 2-11 2-31 0 0-16 19-40 19 0 0-29 0-46-22 0 0-18-21-18-53 0 0 0-33 17-54 0 0 17-22 47-22 0 0 26 0 42 21v-17h23zM641 184c0 0 16-1 28-14 0 0 12-12 12-42 0 0 0-26-12-40 0 0-11-14-28-14 0 0-18 0-29 14 0 0-11 14-11 40 0 0 0 28 11 42 0 0 12 14 29 14zM808 142h-76v-25h76zM923 204h-25v-159c0 0-19 18-50 30v-24c0 0 43-20 58-51h17zM1010 99c0 0 18-27 49-27 0 0 25 0 42 19 0 0 18 18 18 46 0 0 0 29-18 50 0 0-17 21-45 21 0 0-30 0-50-22 0 0-21-22-21-78 0 0 0-53 19-81 0 0 18-27 54-27 0 0 22 0 38 13 0 0 16 12 19 37l-24 3c0 0-7-33-35-33 0 0-19 0-33 19 0 0-13 19-13 60zM1055 187c0 0 17 0 28-15 0 0 10-13 10-33 0 0 0-20-10-32 0 0-11-13-29-13 0 0-16 0-28 12 0 0-12 12-12 31 0 0 0 21 12 35 0 0 11 15 29 15z">
          <text:p/>
        </draw:path>
        <draw:polygon draw:style-name="gr2" draw:text-style-name="P2" draw:layer="layout" svg:width="0.592cm" svg:height="0.565cm" svg:x="7.648cm" svg:y="3.245cm" svg:viewBox="0 0 593 566" draw:points="0,0 593,0 593,566 0,566">
          <text:p/>
        </draw:polygon>
        <draw:path draw:style-name="gr3" draw:text-style-name="P3" draw:layer="layout" svg:width="0.16cm" svg:height="0.209cm" svg:x="7.863cm" svg:y="3.392cm" svg:viewBox="0 0 161 210" svg:d="M130 64c0 0-2-19-14-30 0 0-12-10-35-10 0 0-21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0.593cm" svg:height="0.565cm" svg:x="8.24cm" svg:y="3.245cm" svg:viewBox="0 0 594 566" draw:points="0,0 594,0 594,566 0,566">
          <text:p/>
        </draw:polygon>
        <draw:path draw:style-name="gr3" draw:text-style-name="P3" draw:layer="layout" svg:width="0.192cm" svg:height="0.202cm" svg:x="8.441cm" svg:y="3.395cm" svg:viewBox="0 0 193 203" svg:d="M193 203h-26v-169l-58 169h-24l-59-172h-1v172h-25v-203h40l49 145c0 0 7 23 9 30 0 0 4-12 11-33l48-142h36z">
          <text:p/>
        </draw:path>
        <draw:polygon draw:style-name="gr2" draw:text-style-name="P2" draw:layer="layout" svg:width="0.593cm" svg:height="0.565cm" svg:x="8.833cm" svg:y="3.245cm" svg:viewBox="0 0 594 566" draw:points="0,0 594,0 594,566 0,566">
          <text:p/>
        </draw:polygon>
        <draw:polygon draw:style-name="gr3" draw:text-style-name="P3" draw:layer="layout" svg:width="0.16cm" svg:height="0.202cm" svg:x="9.04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9.426cm" svg:y="3.245cm" svg:viewBox="0 0 593 566" draw:points="0,0 593,0 593,566 0,566">
          <text:p/>
        </draw:polygon>
        <draw:path draw:style-name="gr3" draw:text-style-name="P3" draw:layer="layout" svg:width="0.26cm" svg:height="0.202cm" svg:x="9.592cm" svg:y="3.395cm" svg:viewBox="0 0 261 203" svg:d="M261 0l-56 203h-25l-44-160c0 0-4-12-5-18l-6 24-44 154h-27l-54-203h28l31 133c0 0 6 27 8 39v3c0 0 6-26 9-38l39-137h33l29 103c0 0 11 39 15 72h1c0 0 3-16 10-45l31-130z">
          <text:p/>
        </draw:path>
        <draw:polygon draw:style-name="gr2" draw:text-style-name="P2" draw:layer="layout" svg:width="0.593cm" svg:height="0.565cm" svg:x="10.018cm" svg:y="3.245cm" svg:viewBox="0 0 594 566" draw:points="0,0 594,0 594,566 0,566">
          <text:p/>
        </draw:polygon>
        <draw:polygon draw:style-name="gr3" draw:text-style-name="P3" draw:layer="layout" svg:width="0.16cm" svg:height="0.202cm" svg:x="10.235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10.611cm" svg:y="3.245cm" svg:viewBox="0 0 594 566" draw:points="0,0 594,0 594,566 0,566">
          <text:p/>
        </draw:polygon>
        <draw:polygon draw:style-name="gr3" draw:text-style-name="P3" draw:layer="layout" svg:width="0.136cm" svg:height="0.202cm" svg:x="10.844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11.204cm" svg:y="3.245cm" svg:viewBox="0 0 593 566" draw:points="0,0 593,0 593,566 0,566">
          <text:p/>
        </draw:polygon>
        <draw:path draw:style-name="gr3" draw:text-style-name="P3" draw:layer="layout" svg:width="0.16cm" svg:height="0.209cm" svg:x="11.419cm" svg:y="3.392cm" svg:viewBox="0 0 161 210" svg:d="M130 64c0 0-2-19-14-30 0 0-12-10-35-10 0 0-21 0-34 8 0 0-13 7-13 23 0 0 0 13 10 20 0 0 10 6 38 13 0 0 25 5 41 11 0 0 16 6 27 18 0 0 11 12 11 32 0 0 0 26-20 44 0 0-21 17-54 17 0 0-43 0-64-19 0 0-22-19-23-49l26-3c0 0 2 25 19 36 0 0 17 11 41 11 0 0 22 0 36-10 0 0 14-9 14-25 0 0 0-16-15-24 0 0-14-7-48-15 0 0-34-7-50-20 0 0-15-14-15-35 0 0 0-25 20-41 0 0 19-16 52-16 0 0 33 0 54 16 0 0 20 16 21 45z">
          <text:p/>
        </draw:path>
        <draw:polygon draw:style-name="gr2" draw:text-style-name="P2" draw:layer="layout" svg:width="4.149cm" svg:height="0.564cm" svg:x="8.24cm" svg:y="2.681cm" svg:viewBox="0 0 4150 565" draw:points="0,0 4150,0 4150,565 0,565">
          <text:p/>
        </draw:polygon>
        <draw:path draw:style-name="gr3" draw:text-style-name="P3" draw:layer="layout" svg:width="1.137cm" svg:height="0.262cm" svg:x="9.746cm" svg:y="2.83cm" svg:viewBox="0 0 1138 263" svg:d="M95 94c0 0 38 12 38 52 0 0 0 26-19 44 0 0-18 18-47 18 0 0-30 0-48-18 0 0-19-19-19-45 0 0 0-20 11-34 0 0 10-14 27-17v-1c0 0-30-9-30-41 0 0 0-22 16-37 0 0 16-15 42-15 0 0 26 0 43 15 0 0 16 16 16 38 0 0 0 30-30 40zM67 84c0 0 13 0 23-9 0 0 10-9 10-22 0 0 0-14-10-23 0 0-10-10-24-10 0 0-14 0-23 10 0 0-9 9-9 21 0 0 0 16 9 24 0 0 10 9 24 9zM67 187c0 0 17 0 29-12 0 0 12-11 12-29 0 0 0-18-12-30 0 0-12-12-30-12 0 0-18 0-29 12 0 0-12 12-12 29 0 0 0 17 12 29 0 0 12 13 30 13zM230 142h-76v-25h76zM428 204h-30l-24-62h-84l-23 62h-28l77-203h29zM366 120c0 0-25-65-28-74 0 0-4-9-7-24h-1c0 0-4 21-10 38l-23 60zM565 204h-22v-22h-1c0 0-17 26-46 26 0 0-15 0-28-7 0 0-13-8-17-21 0 0-5-13-5-32v-91h25v81c0 0 0 19 2 28 0 0 2 8 9 13 0 0 8 7 19 7 0 0 14 0 27-11 0 0 12-9 12-40v-78h25zM723 184c0 0 0 32-6 47 0 0-6 15-22 24 0 0-16 8-38 8 0 0-25 0-41-11 0 0-17-11-17-36l24 4c0 0 1 12 10 17 0 0 8 6 24 6 0 0 19 0 28-8 0 0 9-8 11-19 0 0 2-11 2-31 0 0-16 19-41 19 0 0-28 0-46-22 0 0-17-21-17-53 0 0 0-33 17-54 0 0 17-22 46-22 0 0 26 0 43 21v-17h23zM659 184c0 0 16-1 29-14 0 0 12-12 12-42 0 0 0-26-12-40 0 0-12-14-29-14 0 0-17 0-29 14 0 0-10 14-10 40 0 0 0 28 11 42 0 0 12 14 28 14zM826 142h-76v-25h76zM941 204h-25v-159c0 0-18 18-50 30v-24c0 0 44-20 59-51h16zM1029 99c0 0 17-27 50-27 0 0 25 0 42 19 0 0 17 18 17 46 0 0 0 29-17 50 0 0-17 21-46 21 0 0-30 0-50-22 0 0-21-22-21-78 0 0 0-53 19-81 0 0 18-27 54-27 0 0 23 0 39 13 0 0 16 12 19 37l-25 3c0 0-7-33-34-33 0 0-19 0-34 19 0 0-13 19-13 60zM1075 187c0 0 16 0 27-15 0 0 11-13 11-33 0 0 0-20-11-32 0 0-11-13-28-13 0 0-17 0-29 12 0 0-12 12-12 31 0 0 0 21 11 35 0 0 13 15 31 15z">
          <text:p/>
        </draw:path>
        <draw:polygon draw:style-name="gr2" draw:text-style-name="P2" draw:layer="layout" svg:width="0.593cm" svg:height="0.565cm" svg:x="11.796cm" svg:y="3.245cm" svg:viewBox="0 0 594 566" draw:points="0,0 594,0 594,566 0,566">
          <text:p/>
        </draw:polygon>
        <draw:path draw:style-name="gr3" draw:text-style-name="P3" draw:layer="layout" svg:width="0.161cm" svg:height="0.209cm" svg:x="12.011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0.593cm" svg:height="0.565cm" svg:x="12.389cm" svg:y="3.245cm" svg:viewBox="0 0 594 566" draw:points="0,0 594,0 594,566 0,566">
          <text:p/>
        </draw:polygon>
        <draw:path draw:style-name="gr3" draw:text-style-name="P3" draw:layer="layout" svg:width="0.192cm" svg:height="0.202cm" svg:x="12.589cm" svg:y="3.395cm" svg:viewBox="0 0 193 203" svg:d="M193 203h-25v-169l-60 169h-24l-57-172h-1v172h-26v-203h40l48 145c0 0 8 23 9 30h1c0 0 4-12 11-33l49-142h35z">
          <text:p/>
        </draw:path>
        <draw:polygon draw:style-name="gr2" draw:text-style-name="P2" draw:layer="layout" svg:width="0.592cm" svg:height="0.565cm" svg:x="12.982cm" svg:y="3.245cm" svg:viewBox="0 0 593 566" draw:points="0,0 593,0 593,566 0,566">
          <text:p/>
        </draw:polygon>
        <draw:polygon draw:style-name="gr3" draw:text-style-name="P3" draw:layer="layout" svg:width="0.16cm" svg:height="0.202cm" svg:x="13.198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3.574cm" svg:y="3.245cm" svg:viewBox="0 0 594 566" draw:points="0,0 594,0 594,566 0,566">
          <text:p/>
        </draw:polygon>
        <draw:path draw:style-name="gr3" draw:text-style-name="P3" draw:layer="layout" svg:width="0.26cm" svg:height="0.202cm" svg:x="13.741cm" svg:y="3.395cm" svg:viewBox="0 0 261 203" svg:d="M261 0l-56 203h-25l-44-160c0 0-4-12-5-18l-6 24-44 154h-27l-54-203h27l31 133c0 0 6 27 8 39l1 3c0 0 6-26 9-38l38-137h34l29 103c0 0 10 39 15 72 0 0 3-16 10-45l32-130z">
          <text:p/>
        </draw:path>
        <draw:polygon draw:style-name="gr2" draw:text-style-name="P2" draw:layer="layout" svg:width="0.593cm" svg:height="0.565cm" svg:x="14.167cm" svg:y="3.245cm" svg:viewBox="0 0 594 566" draw:points="0,0 594,0 594,566 0,566">
          <text:p/>
        </draw:polygon>
        <draw:polygon draw:style-name="gr3" draw:text-style-name="P3" draw:layer="layout" svg:width="0.16cm" svg:height="0.202cm" svg:x="14.383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14.76cm" svg:y="3.245cm" svg:viewBox="0 0 593 566" draw:points="0,0 593,0 593,566 0,566">
          <text:p/>
        </draw:polygon>
        <draw:polygon draw:style-name="gr3" draw:text-style-name="P3" draw:layer="layout" svg:width="0.136cm" svg:height="0.202cm" svg:x="14.993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15.352cm" svg:y="3.245cm" svg:viewBox="0 0 594 566" draw:points="0,0 594,0 594,566 0,566">
          <text:p/>
        </draw:polygon>
        <draw:path draw:style-name="gr3" draw:text-style-name="P3" draw:layer="layout" svg:width="0.161cm" svg:height="0.209cm" svg:x="15.567cm" svg:y="3.392cm" svg:viewBox="0 0 162 210" svg:d="M130 64c0 0-1-19-14-30 0 0-12-10-35-10 0 0-21 0-34 8 0 0-12 7-12 23 0 0 0 13 10 20 0 0 10 6 38 13 0 0 25 5 41 11 0 0 16 6 27 18 0 0 11 12 11 32 0 0 0 26-20 44 0 0-21 17-55 17 0 0-42 0-64-19 0 0-21-19-23-49l26-3c0 0 1 25 19 36 0 0 17 11 41 11 0 0 23 0 37-10 0 0 13-9 13-25 0 0 0-16-14-24 0 0-15-7-48-15 0 0-35-7-51-20 0 0-15-14-15-35 0 0 0-25 19-41 0 0 20-16 53-16 0 0 34 0 54 16 0 0 21 16 22 45z">
          <text:p/>
        </draw:path>
        <draw:polygon draw:style-name="gr2" draw:text-style-name="P2" draw:layer="layout" svg:width="4.149cm" svg:height="0.564cm" svg:x="12.389cm" svg:y="2.681cm" svg:viewBox="0 0 4150 565" draw:points="0,0 4150,0 4150,565 0,565">
          <text:p/>
        </draw:polygon>
        <draw:path draw:style-name="gr3" draw:text-style-name="P3" draw:layer="layout" svg:width="1.275cm" svg:height="0.262cm" svg:x="13.836cm" svg:y="2.83cm" svg:viewBox="0 0 1276 263" svg:d="M74 204h-24v-159c0 0-19 18-50 30v-24c0 0 42-20 58-51h16zM170 82c0 0 19-13 38-13 0 0 26 0 44 18 0 0 19 18 19 48 0 0 0 30-19 51 0 0-19 22-50 22 0 0-25 0-43-15 0 0-19-15-22-43l26-2c0 0 3 19 14 29 0 0 10 10 25 10 0 0 19 0 31-15 0 0 11-14 11-35 0 0 0-21-12-34 0 0-12-12-30-12 0 0-24 0-37 20l-23-3 19-104h101v24h-81zM367 142h-75v-25h75zM565 204h-30l-24-62h-84l-23 62h-28l78-203h28zM503 120c0 0-25-65-28-74 0 0-3-9-7-24h-1c0 0-4 21-10 38l-23 60zM702 204h-22v-22h-1c0 0-17 26-46 26 0 0-15 0-28-7 0 0-13-8-17-21 0 0-5-13-5-32v-91h25v81c0 0 0 19 2 28 0 0 2 8 10 13 0 0 7 7 18 7 0 0 14 0 27-11 0 0 12-9 12-40v-78h25zM861 184c0 0 0 32-6 47 0 0-6 15-22 24 0 0-16 8-39 8 0 0-25 0-41-11 0 0-17-11-17-36l24 4c0 0 2 12 10 17 0 0 8 6 24 6 0 0 19 0 29-8 0 0 9-8 11-19 0 0 2-11 2-31 0 0-16 19-42 19 0 0-28 0-46-22 0 0-17-21-17-53 0 0 0-33 17-54 0 0 17-22 47-22 0 0 26 0 43 21v-17h23zM797 184c0 0 16-1 29-14 0 0 12-12 12-42 0 0 0-26-12-40 0 0-12-14-30-14 0 0-17 0-28 14 0 0-11 14-11 40 0 0 0 28 11 42 0 0 12 14 29 14zM964 142h-76v-25h76zM1079 204h-24v-159c0 0-19 18-50 30v-24c0 0 42-20 58-51h16zM1167 99c0 0 17-27 49-27 0 0 25 0 42 19 0 0 18 18 18 46 0 0 0 29-18 50 0 0-17 21-46 21 0 0-29 0-49-22 0 0-21-22-21-78 0 0 0-53 19-81 0 0 18-27 53-27 0 0 23 0 39 13 0 0 16 12 19 37l-25 3c0 0-7-33-34-33 0 0-19 0-33 19 0 0-13 19-13 60zM1212 187c0 0 17 0 27-15 0 0 11-13 11-33 0 0 0-20-11-32 0 0-10-13-28-13 0 0-16 0-28 12 0 0-12 12-12 31 0 0 0 21 12 35 0 0 11 15 29 15z">
          <text:p/>
        </draw:path>
        <draw:polygon draw:style-name="gr2" draw:text-style-name="P2" draw:layer="layout" svg:width="0.593cm" svg:height="0.565cm" svg:x="15.945cm" svg:y="3.245cm" svg:viewBox="0 0 594 566" draw:points="0,0 594,0 594,566 0,566">
          <text:p/>
        </draw:polygon>
        <draw:path draw:style-name="gr3" draw:text-style-name="P3" draw:layer="layout" svg:width="0.161cm" svg:height="0.209cm" svg:x="16.16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2-16 0 0 34 0 55 16 0 0 20 16 21 45z">
          <text:p/>
        </draw:path>
        <draw:polygon draw:style-name="gr2" draw:text-style-name="P2" draw:layer="layout" svg:width="0.592cm" svg:height="0.565cm" svg:x="16.538cm" svg:y="3.245cm" svg:viewBox="0 0 593 566" draw:points="0,0 593,0 593,566 0,566">
          <text:p/>
        </draw:polygon>
        <draw:path draw:style-name="gr3" draw:text-style-name="P3" draw:layer="layout" svg:width="0.192cm" svg:height="0.202cm" svg:x="16.738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17.13cm" svg:y="3.245cm" svg:viewBox="0 0 594 566" draw:points="0,0 594,0 594,566 0,566">
          <text:p/>
        </draw:polygon>
        <draw:polygon draw:style-name="gr3" draw:text-style-name="P3" draw:layer="layout" svg:width="0.16cm" svg:height="0.202cm" svg:x="17.34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17.723cm" svg:y="3.245cm" svg:viewBox="0 0 594 566" draw:points="0,0 594,0 594,566 0,566">
          <text:p/>
        </draw:polygon>
        <draw:path draw:style-name="gr3" draw:text-style-name="P3" draw:layer="layout" svg:width="0.26cm" svg:height="0.202cm" svg:x="17.89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18.316cm" svg:y="3.245cm" svg:viewBox="0 0 593 566" draw:points="0,0 593,0 593,566 0,566">
          <text:p/>
        </draw:polygon>
        <draw:polygon draw:style-name="gr3" draw:text-style-name="P3" draw:layer="layout" svg:width="0.16cm" svg:height="0.202cm" svg:x="18.532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18.908cm" svg:y="3.245cm" svg:viewBox="0 0 594 566" draw:points="0,0 594,0 594,566 0,566">
          <text:p/>
        </draw:polygon>
        <draw:polygon draw:style-name="gr3" draw:text-style-name="P3" draw:layer="layout" svg:width="0.136cm" svg:height="0.202cm" svg:x="19.141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19.501cm" svg:y="3.245cm" svg:viewBox="0 0 594 566" draw:points="0,0 594,0 594,566 0,566">
          <text:p/>
        </draw:polygon>
        <draw:path draw:style-name="gr3" draw:text-style-name="P3" draw:layer="layout" svg:width="0.161cm" svg:height="0.209cm" svg:x="19.716cm" svg:y="3.392cm" svg:viewBox="0 0 162 210" svg:d="M130 64c0 0-2-19-14-30 0 0-12-10-35-10 0 0-21 0-34 8 0 0-14 7-14 23 0 0 0 13 10 20 0 0 11 6 39 13 0 0 25 5 41 11 0 0 16 6 27 18 0 0 12 12 12 32 0 0 0 26-21 44 0 0-21 17-54 17 0 0-42 0-65-19 0 0-21-19-22-49l25-3c0 0 2 25 20 36 0 0 17 11 41 11 0 0 22 0 36-10 0 0 14-9 14-25 0 0 0-16-14-24 0 0-15-7-49-15 0 0-35-7-50-20 0 0-15-14-15-35 0 0 0-25 19-41 0 0 20-16 53-16 0 0 33 0 54 16 0 0 20 16 21 45z">
          <text:p/>
        </draw:path>
        <draw:polygon draw:style-name="gr2" draw:text-style-name="P2" draw:layer="layout" svg:width="4.148cm" svg:height="0.564cm" svg:x="16.538cm" svg:y="2.681cm" svg:viewBox="0 0 4149 565" draw:points="0,0 4149,0 4149,565 0,565">
          <text:p/>
        </draw:polygon>
        <draw:path draw:style-name="gr3" draw:text-style-name="P3" draw:layer="layout" svg:width="1.297cm" svg:height="0.262cm" svg:x="17.962cm" svg:y="2.83cm" svg:viewBox="0 0 1298 263" svg:d="M134 204h-134c0 0 0-17 12-36 0 0 12-17 44-43 0 0 20-17 36-34 0 0 15-17 15-35 0 0 0-16-10-25 0 0-11-11-28-11 0 0-16 0-27 11 0 0-12 10-12 31l-26-4c0 0 3-28 21-43 0 0 18-15 45-15 0 0 30 0 46 16 0 0 17 17 17 40 0 0 0 20-14 40 0 0-14 20-56 53 0 0-21 17-29 30h100zM291 204h-134c0 0 0-17 12-36 0 0 12-17 44-43 0 0 20-17 36-34 0 0 15-17 15-35 0 0 0-16-10-25 0 0-11-11-28-11 0 0-16 0-27 11 0 0-12 10-12 31l-26-4c0 0 3-28 21-43 0 0 18-15 45-15 0 0 30 0 46 16 0 0 17 17 17 40 0 0 0 20-14 40 0 0-14 20-56 53 0 0-21 17-29 30h100zM390 142h-76v-25h76zM588 204h-31l-23-62h-85l-22 62h-28l77-203h29zM526 120c0 0-25-65-28-74 0 0-4-9-7-24h-1c0 0-4 21-11 38l-22 60zM724 204h-22v-22c0 0-17 26-46 26 0 0-15 0-29-7 0 0-13-8-17-21 0 0-4-13-4-32v-91h25v81c0 0 0 19 1 28 0 0 2 8 10 13 0 0 8 7 19 7 0 0 14 0 26-11 0 0 13-9 13-40v-78h24zM884 184c0 0 0 32-6 47 0 0-6 15-22 24 0 0-17 8-39 8 0 0-25 0-42-11 0 0-16-11-16-36l24 4c0 0 1 12 10 17 0 0 8 6 23 6 0 0 20 0 30-8 0 0 9-8 11-19 0 0 1-11 1-31 0 0-16 19-41 19 0 0-29 0-46-22 0 0-17-21-17-53 0 0 0-33 17-54 0 0 16-22 46-22 0 0 26 0 43 21h1v-17h23zM819 184c0 0 16-1 29-14 0 0 13-12 13-42 0 0 0-26-12-40 0 0-13-14-30-14 0 0-18 0-29 14 0 0-11 14-11 40 0 0 0 28 12 42 0 0 11 14 28 14zM987 142h-76v-25h76zM1102 204h-25v-159c0 0-18 18-50 30v-24c0 0 43-20 59-51h16zM1190 99c0 0 17-27 49-27 0 0 24 0 42 19 0 0 17 18 17 46 0 0 0 29-17 50 0 0-18 21-46 21 0 0-29 0-49-22 0 0-21-22-21-78 0 0 0-53 18-81 0 0 19-27 54-27 0 0 23 0 38 13 0 0 16 12 20 37l-25 3c0 0-7-33-34-33 0 0-19 0-33 19 0 0-14 19-14 60zM1235 187c0 0 16 0 27-15 0 0 11-13 11-33 0 0 0-20-11-32 0 0-11-13-29-13 0 0-16 0-28 12 0 0-11 12-11 31 0 0 0 21 11 35 0 0 12 15 30 15z">
          <text:p/>
        </draw:path>
        <draw:polygon draw:style-name="gr2" draw:text-style-name="P2" draw:layer="layout" svg:width="0.592cm" svg:height="0.565cm" svg:x="20.094cm" svg:y="3.245cm" svg:viewBox="0 0 593 566" draw:points="0,0 593,0 593,566 0,566">
          <text:p/>
        </draw:polygon>
        <draw:path draw:style-name="gr3" draw:text-style-name="P3" draw:layer="layout" svg:width="0.16cm" svg:height="0.209cm" svg:x="20.309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0.593cm" svg:height="0.565cm" svg:x="20.686cm" svg:y="3.245cm" svg:viewBox="0 0 594 566" draw:points="0,0 594,0 594,566 0,566">
          <text:p/>
        </draw:polygon>
        <draw:path draw:style-name="gr3" draw:text-style-name="P3" draw:layer="layout" svg:width="0.192cm" svg:height="0.202cm" svg:x="20.887cm" svg:y="3.395cm" svg:viewBox="0 0 193 203" svg:d="M193 203h-26v-169l-58 169h-24l-59-172h-1v172h-25v-203h41l48 145c0 0 7 23 9 30 0 0 4-12 11-33l48-142h36z">
          <text:p/>
        </draw:path>
        <draw:polygon draw:style-name="gr2" draw:text-style-name="P2" draw:layer="layout" svg:width="0.593cm" svg:height="0.565cm" svg:x="21.279cm" svg:y="3.245cm" svg:viewBox="0 0 594 566" draw:points="0,0 594,0 594,566 0,566">
          <text:p/>
        </draw:polygon>
        <draw:polygon draw:style-name="gr3" draw:text-style-name="P3" draw:layer="layout" svg:width="0.16cm" svg:height="0.202cm" svg:x="21.49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21.872cm" svg:y="3.245cm" svg:viewBox="0 0 593 566" draw:points="0,0 593,0 593,566 0,566">
          <text:p/>
        </draw:polygon>
        <draw:path draw:style-name="gr3" draw:text-style-name="P3" draw:layer="layout" svg:width="0.26cm" svg:height="0.202cm" svg:x="22.038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22.464cm" svg:y="3.245cm" svg:viewBox="0 0 594 566" draw:points="0,0 594,0 594,566 0,566">
          <text:p/>
        </draw:polygon>
        <draw:polygon draw:style-name="gr3" draw:text-style-name="P3" draw:layer="layout" svg:width="0.16cm" svg:height="0.202cm" svg:x="22.681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23.057cm" svg:y="3.245cm" svg:viewBox="0 0 594 566" draw:points="0,0 594,0 594,566 0,566">
          <text:p/>
        </draw:polygon>
        <draw:polygon draw:style-name="gr3" draw:text-style-name="P3" draw:layer="layout" svg:width="0.136cm" svg:height="0.202cm" svg:x="23.29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23.65cm" svg:y="3.245cm" svg:viewBox="0 0 593 566" draw:points="0,0 593,0 593,566 0,566">
          <text:p/>
        </draw:polygon>
        <draw:path draw:style-name="gr3" draw:text-style-name="P3" draw:layer="layout" svg:width="0.16cm" svg:height="0.209cm" svg:x="23.865cm" svg:y="3.392cm" svg:viewBox="0 0 161 210" svg:d="M130 64c0 0-2-19-14-30 0 0-12-10-35-10 0 0-21 0-35 8 0 0-13 7-13 23 0 0 0 13 10 20 0 0 10 6 39 13 0 0 25 5 41 11 0 0 16 6 27 18 0 0 11 12 11 32 0 0 0 26-20 44 0 0-21 17-54 17 0 0-44 0-65-19 0 0-21-19-22-49l25-3c0 0 2 25 19 36 0 0 18 11 42 11 0 0 22 0 36-10 0 0 14-9 14-25 0 0 0-16-15-24 0 0-14-7-48-15 0 0-35-7-51-20 0 0-14-14-14-35 0 0 0-25 19-41 0 0 19-16 53-16 0 0 33 0 54 16 0 0 20 16 21 45z">
          <text:p/>
        </draw:path>
        <draw:polygon draw:style-name="gr2" draw:text-style-name="P2" draw:layer="layout" svg:width="4.149cm" svg:height="0.564cm" svg:x="20.686cm" svg:y="2.681cm" svg:viewBox="0 0 4150 565" draw:points="0,0 4150,0 4150,565 0,565">
          <text:p/>
        </draw:polygon>
        <draw:path draw:style-name="gr3" draw:text-style-name="P3" draw:layer="layout" svg:width="1.297cm" svg:height="0.262cm" svg:x="22.111cm" svg:y="2.83cm" svg:viewBox="0 0 1298 263" svg:d="M133 204h-133c0 0 0-17 12-36 0 0 11-17 44-43 0 0 20-17 36-34 0 0 16-17 16-35 0 0 0-16-11-25 0 0-11-11-28-11 0 0-17 0-28 11 0 0-11 10-11 31l-26-4c0 0 3-28 21-43 0 0 17-15 45-15 0 0 29 0 46 16 0 0 17 17 17 40 0 0 0 20-14 40 0 0-14 20-56 53 0 0-22 17-29 30h99zM267 108c0 0-7 12-20 19 0 0-12 8-27 8 0 0-25 0-43-19 0 0-17-18-17-48 0 0 0-30 18-49 0 0 17-19 46-19 0 0 27 0 48 22 0 0 21 22 21 76 0 0 0 55-19 81 0 0-19 29-54 29 0 0-23 0-38-13 0 0-15-13-18-39l23-2c0 0 6 33 34 33 0 0 23 0 35-22 0 0 12-21 12-57zM226 113c0 0 18 0 29-13 0 0 10-13 10-33 0 0 0-20-11-33 0 0-11-14-28-14 0 0-17 0-29 15 0 0-12 14-12 34 0 0 0 19 12 32 0 0 11 12 29 12zM390 142h-76v-25h76zM588 204h-31l-24-62h-84l-22 62h-28l77-203h29zM525 120c0 0-25-65-28-74 0 0-3-9-7-24 0 0-4 21-11 38l-23 60zM725 204h-22v-22c0 0-17 26-47 26 0 0-15 0-28-7 0 0-13-8-17-21 0 0-4-13-4-32v-91h24v81c0 0 0 19 2 28 0 0 2 8 10 13 0 0 8 7 19 7 0 0 14 0 26-11 0 0 12-9 12-40v-78h25zM884 184c0 0 0 32-7 47 0 0-6 15-22 24 0 0-16 8-38 8 0 0-24 0-41-11 0 0-17-11-17-36l25 4c0 0 1 12 9 17 0 0 9 6 24 6 0 0 19 0 28-8 0 0 9-8 11-19 0 0 2-11 2-31 0 0-16 19-40 19 0 0-29 0-46-22 0 0-18-21-18-53 0 0 0-33 17-54 0 0 17-22 47-22 0 0 26 0 42 21h1v-17h23zM820 184c0 0 16-1 28-14 0 0 12-12 12-42 0 0 0-26-11-40 0 0-12-14-29-14 0 0-18 0-29 14 0 0-11 14-11 40 0 0 0 28 11 42 0 0 12 14 29 14zM987 142h-76v-25h76zM1102 204h-25v-159c0 0-19 18-50 30v-24c0 0 43-20 59-51h16zM1190 99c0 0 17-27 48-27 0 0 25 0 42 19 0 0 18 18 18 46 0 0 0 29-18 50 0 0-17 21-45 21 0 0-29 0-50-22 0 0-20-22-20-78 0 0 0-53 18-81 0 0 19-27 54-27 0 0 23 0 38 13 0 0 16 12 20 37l-26 3c0 0-6-33-34-33 0 0-18 0-32 19 0 0-14 19-14 60zM1234 187c0 0 17 0 28-15 0 0 10-13 10-33 0 0 0-20-10-32 0 0-11-13-29-13 0 0-16 0-28 12 0 0-12 12-12 31 0 0 0 21 12 35 0 0 12 15 29 15z">
          <text:p/>
        </draw:path>
        <draw:polygon draw:style-name="gr2" draw:text-style-name="P2" draw:layer="layout" svg:width="0.593cm" svg:height="0.565cm" svg:x="24.242cm" svg:y="3.245cm" svg:viewBox="0 0 594 566" draw:points="0,0 594,0 594,566 0,566">
          <text:p/>
        </draw:polygon>
        <draw:path draw:style-name="gr3" draw:text-style-name="P3" draw:layer="layout" svg:width="0.161cm" svg:height="0.209cm" svg:x="24.457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0.593cm" svg:height="0.565cm" svg:x="24.835cm" svg:y="3.245cm" svg:viewBox="0 0 594 566" draw:points="0,0 594,0 594,566 0,566">
          <text:p/>
        </draw:polygon>
        <draw:path draw:style-name="gr3" draw:text-style-name="P3" draw:layer="layout" svg:width="0.192cm" svg:height="0.202cm" svg:x="25.035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25.428cm" svg:y="3.245cm" svg:viewBox="0 0 593 566" draw:points="0,0 593,0 593,566 0,566">
          <text:p/>
        </draw:polygon>
        <draw:polygon draw:style-name="gr3" draw:text-style-name="P3" draw:layer="layout" svg:width="0.16cm" svg:height="0.202cm" svg:x="25.64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26.02cm" svg:y="3.245cm" svg:viewBox="0 0 594 566" draw:points="0,0 594,0 594,566 0,566">
          <text:p/>
        </draw:polygon>
        <draw:path draw:style-name="gr3" draw:text-style-name="P3" draw:layer="layout" svg:width="0.26cm" svg:height="0.202cm" svg:x="26.187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26.613cm" svg:y="3.245cm" svg:viewBox="0 0 594 566" draw:points="0,0 594,0 594,566 0,566">
          <text:p/>
        </draw:polygon>
        <draw:polygon draw:style-name="gr3" draw:text-style-name="P3" draw:layer="layout" svg:width="0.16cm" svg:height="0.202cm" svg:x="26.829cm" svg:y="3.395cm" svg:viewBox="0 0 161 203" draw:points="161,24 93,24 93,203 67,203 67,24 0,24 0,0 161,0">
          <text:p/>
        </draw:polygon>
        <draw:polygon draw:style-name="gr2" draw:text-style-name="P2" draw:layer="layout" svg:width="0.592cm" svg:height="0.565cm" svg:x="27.206cm" svg:y="3.245cm" svg:viewBox="0 0 593 566" draw:points="0,0 593,0 593,566 0,566">
          <text:p/>
        </draw:polygon>
        <draw:polygon draw:style-name="gr3" draw:text-style-name="P3" draw:layer="layout" svg:width="0.136cm" svg:height="0.202cm" svg:x="27.439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27.798cm" svg:y="3.245cm" svg:viewBox="0 0 594 566" draw:points="0,0 594,0 594,566 0,566">
          <text:p/>
        </draw:polygon>
        <draw:path draw:style-name="gr3" draw:text-style-name="P3" draw:layer="layout" svg:width="0.161cm" svg:height="0.209cm" svg:x="28.013cm" svg:y="3.392cm" svg:viewBox="0 0 162 210" svg:d="M130 64c0 0-1-19-14-30 0 0-12-10-35-10 0 0-22 0-35 8 0 0-12 7-12 23 0 0 0 13 10 20 0 0 10 6 39 13 0 0 25 5 41 11 0 0 16 6 27 18 0 0 11 12 11 32 0 0 0 26-20 44 0 0-21 17-55 17 0 0-43 0-64-19 0 0-21-19-23-49l26-3c0 0 1 25 18 36 0 0 17 11 42 11 0 0 23 0 37-10 0 0 13-9 13-25 0 0 0-16-14-24 0 0-15-7-48-15 0 0-36-7-51-20 0 0-15-14-15-35 0 0 0-25 19-41 0 0 19-16 53-16 0 0 34 0 54 16 0 0 21 16 22 45z">
          <text:p/>
        </draw:path>
        <draw:polygon draw:style-name="gr2" draw:text-style-name="P2" draw:layer="layout" svg:width="4.149cm" svg:height="0.564cm" svg:x="24.835cm" svg:y="2.681cm" svg:viewBox="0 0 4150 565" draw:points="0,0 4150,0 4150,565 0,565">
          <text:p/>
        </draw:polygon>
        <draw:path draw:style-name="gr3" draw:text-style-name="P3" draw:layer="layout" svg:width="1.137cm" svg:height="0.261cm" svg:x="26.341cm" svg:y="2.828cm" svg:viewBox="0 0 1138 262" svg:d="M33 84c0 0 18-13 38-13 0 0 25 0 44 18 0 0 19 18 19 48 0 0 0 30-19 51 0 0-19 22-50 22 0 0-25 0-44-15 0 0-18-14-21-43l26-2c0 0 3 19 13 30 0 0 10 9 26 9 0 0 19 0 30-14 0 0 12-15 12-36 0 0 0-21-12-34 0 0-12-12-31-12 0 0-24 0-36 20l-24-3 20-104h100v24h-81zM230 144h-76v-25h76zM381 62c0 0-1-19-14-29 0 0-13-9-36-9 0 0-20 0-33 7 0 0-13 8-13 23 0 0 0 13 10 19 0 0 10 7 38 13 0 0 25 5 41 11 0 0 17 6 28 18 0 0 11 12 11 33 0 0 0 27-20 44 0 0-22 18-55 18 0 0-43 0-64-19 0 0-21-21-22-51l25-2c0 0 2 24 19 35 0 0 17 13 41 13 0 0 22 0 36-10 0 0 15-10 15-26 0 0 0-17-16-24 0 0-14-8-48-15 0 0-34-7-49-21 0 0-16-13-16-35 0 0 0-24 19-39 0 0 19-16 52-16 0 0 34 0 56 15 0 0 20 16 21 45zM574 138h-109c0 0 1 24 13 38 0 0 13 13 31 13 0 0 14 0 24-7 0 0 10-9 15-24l25 3c0 0-6 24-23 36 0 0-16 13-41 13 0 0-33 0-51-21 0 0-19-21-19-56 0 0 0-35 18-56 0 0 18-22 51-22 0 0 16 0 31 8 0 0 15 7 25 24 0 0 10 16 10 51zM549 118c0 0-2-23-14-32 0 0-13-10-27-10 0 0-18 0-29 12 0 0-11 11-13 30zM627 78c0 0 14-23 42-23 0 0 29 0 46 21 0 0 16 21 16 55 0 0 0 36-18 57 0 0-19 22-46 22 0 0-23 0-37-19h-1v71h-25v-203h23zM666 189c0 0 17 0 29-14 0 0 11-16 11-44 0 0 0-27-11-42 0 0-11-14-28-14 0 0-18 0-29 16 0 0-11 16-11 42 0 0 0 27 10 42 0 0 11 14 29 14zM827 144h-76v-25h76zM942 206h-25v-159c0 0-18 18-50 30v-24c0 0 43-20 59-51h16zM1030 101c0 0 17-27 48-27 0 0 25 0 43 19 0 0 17 18 17 46 0 0 0 29-17 50 0 0-18 21-46 21 0 0-29 0-50-22 0 0-20-22-20-78 0 0 0-53 18-81 0 0 19-27 54-27 0 0 23 0 38 13 0 0 16 12 20 37l-25 3c0 0-7-33-34-33 0 0-19 0-33 19 0 0-14 19-14 60zM1074 189c0 0 18 0 28-14 0 0 11-14 11-34 0 0 0-20-11-32 0 0-10-13-28-13 0 0-17 0-29 12 0 0-12 12-12 31 0 0 0 21 12 36 0 0 12 14 29 14z">
          <text:p/>
        </draw:path>
        <draw:polygon draw:style-name="gr2" draw:text-style-name="P2" draw:layer="layout" svg:width="0.593cm" svg:height="0.565cm" svg:x="28.391cm" svg:y="3.245cm" svg:viewBox="0 0 594 566" draw:points="0,0 594,0 594,566 0,566">
          <text:p/>
        </draw:polygon>
        <draw:path draw:style-name="gr3" draw:text-style-name="P3" draw:layer="layout" svg:width="0.161cm" svg:height="0.209cm" svg:x="28.606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3 0 55 16 0 0 20 16 21 45z">
          <text:p/>
        </draw:path>
        <draw:polygon draw:style-name="gr2" draw:text-style-name="P2" draw:layer="layout" svg:width="0.592cm" svg:height="0.565cm" svg:x="28.984cm" svg:y="3.245cm" svg:viewBox="0 0 593 566" draw:points="0,0 593,0 593,566 0,566">
          <text:p/>
        </draw:polygon>
        <draw:path draw:style-name="gr3" draw:text-style-name="P3" draw:layer="layout" svg:width="0.192cm" svg:height="0.202cm" svg:x="29.184cm" svg:y="3.395cm" svg:viewBox="0 0 193 203" svg:d="M193 203h-25v-169h-1l-59 169h-24l-58-172v172h-26v-203h40l48 145c0 0 8 23 9 30 0 0 4-12 11-33l49-142h36z">
          <text:p/>
        </draw:path>
        <draw:polygon draw:style-name="gr2" draw:text-style-name="P2" draw:layer="layout" svg:width="0.593cm" svg:height="0.565cm" svg:x="29.576cm" svg:y="3.245cm" svg:viewBox="0 0 594 566" draw:points="0,0 594,0 594,566 0,566">
          <text:p/>
        </draw:polygon>
        <draw:polygon draw:style-name="gr3" draw:text-style-name="P3" draw:layer="layout" svg:width="0.16cm" svg:height="0.202cm" svg:x="29.79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30.169cm" svg:y="3.245cm" svg:viewBox="0 0 594 566" draw:points="0,0 594,0 594,566 0,566">
          <text:p/>
        </draw:polygon>
        <draw:path draw:style-name="gr3" draw:text-style-name="P3" draw:layer="layout" svg:width="0.26cm" svg:height="0.202cm" svg:x="30.336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30.762cm" svg:y="3.245cm" svg:viewBox="0 0 593 566" draw:points="0,0 593,0 593,566 0,566">
          <text:p/>
        </draw:polygon>
        <draw:polygon draw:style-name="gr3" draw:text-style-name="P3" draw:layer="layout" svg:width="0.16cm" svg:height="0.202cm" svg:x="30.978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1.354cm" svg:y="3.245cm" svg:viewBox="0 0 594 566" draw:points="0,0 594,0 594,566 0,566">
          <text:p/>
        </draw:polygon>
        <draw:polygon draw:style-name="gr3" draw:text-style-name="P3" draw:layer="layout" svg:width="0.136cm" svg:height="0.202cm" svg:x="31.587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31.947cm" svg:y="3.245cm" svg:viewBox="0 0 594 566" draw:points="0,0 594,0 594,566 0,566">
          <text:p/>
        </draw:polygon>
        <draw:path draw:style-name="gr3" draw:text-style-name="P3" draw:layer="layout" svg:width="0.161cm" svg:height="0.209cm" svg:x="32.162cm" svg:y="3.392cm" svg:viewBox="0 0 162 210" svg:d="M130 64c0 0-2-19-14-30 0 0-12-10-35-10 0 0-22 0-35 8 0 0-13 7-13 23 0 0 0 13 10 20 0 0 10 6 39 13 0 0 25 5 41 11 0 0 16 6 27 18 0 0 12 12 12 32 0 0 0 26-21 44 0 0-21 17-54 17 0 0-43 0-65-19 0 0-21-19-22-49l25-3c0 0 2 25 19 36 0 0 17 11 42 11 0 0 22 0 36-10 0 0 14-9 14-25 0 0 0-16-14-24 0 0-15-7-50-15 0 0-34-7-49-20 0 0-15-14-15-35 0 0 0-25 19-41 0 0 19-16 53-16 0 0 33 0 54 16 0 0 20 16 21 45z">
          <text:p/>
        </draw:path>
        <draw:polygon draw:style-name="gr2" draw:text-style-name="P2" draw:layer="layout" svg:width="4.148cm" svg:height="0.564cm" svg:x="28.984cm" svg:y="2.681cm" svg:viewBox="0 0 4149 565" draw:points="0,0 4149,0 4149,565 0,565">
          <text:p/>
        </draw:polygon>
        <draw:path draw:style-name="gr3" draw:text-style-name="P3" draw:layer="layout" svg:width="1.275cm" svg:height="0.261cm" svg:x="30.43cm" svg:y="2.828cm" svg:viewBox="0 0 1276 262" svg:d="M75 206h-25v-159c0 0-18 18-50 30v-24c0 0 43-20 59-51h16zM269 206h-134c0 0 0-17 12-36 0 0 12-17 44-43 0 0 20-17 36-34 0 0 15-17 15-35 0 0 0-16-10-25 0 0-11-11-28-11 0 0-16 0-27 11 0 0-12 10-12 31l-26-4c0 0 3-28 21-43 0 0 18-15 45-15 0 0 30 0 46 16 0 0 17 17 17 40 0 0 0 20-14 40 0 0-14 20-56 53 0 0-21 17-29 31h100zM368 144h-76v-25h76zM519 62c0 0-2-19-14-29 0 0-12-9-35-9 0 0-21 0-34 7 0 0-13 8-13 23 0 0 0 13 10 19 0 0 10 7 38 13 0 0 25 5 41 11 0 0 16 6 27 18 0 0 11 12 11 33 0 0 0 27-20 44 0 0-21 18-54 18 0 0-43 0-64-19 0 0-21-21-22-51l25-2c0 0 2 24 19 35 0 0 17 13 41 13 0 0 22 0 36-10 0 0 14-10 14-26 0 0 0-17-14-24 0 0-15-8-49-15 0 0-34-7-49-21 0 0-15-13-15-35 0 0 0-24 19-39 0 0 19-16 52-16 0 0 33 0 54 15 0 0 20 16 21 45zM711 138h-109c0 0 1 24 13 38 0 0 13 13 31 13 0 0 15 0 24-7 0 0 10-9 15-24l25 3c0 0-6 24-22 36 0 0-17 13-42 13 0 0-33 0-51-21 0 0-19-21-19-56 0 0 0-35 18-56 0 0 18-22 51-22 0 0 16 0 31 8 0 0 14 7 25 24 0 0 10 16 10 51zM686 118c0 0-2-23-14-32 0 0-13-10-27-10 0 0-18 0-29 12 0 0-11 11-13 30zM765 78c0 0 13-23 42-23 0 0 29 0 46 21 0 0 16 21 16 55 0 0 0 36-18 57 0 0-18 22-46 22 0 0-24 0-38-19h-1v71h-25v-203h23v19zM804 189c0 0 17 0 29-14 0 0 11-16 11-44 0 0 0-27-11-42 0 0-11-14-28-14 0 0-18 0-30 16 0 0-11 16-11 42 0 0 0 27 10 42 0 0 12 14 30 14zM965 144h-76v-25h76zM1080 206h-25v-159c0 0-18 18-50 30v-24c0 0 43-20 59-51h16zM1168 101c0 0 17-27 49-27 0 0 24 0 42 19 0 0 17 18 17 46 0 0 0 29-17 50 0 0-18 21-46 21 0 0-29 0-49-22 0 0-21-22-21-78 0 0 0-53 18-81 0 0 19-27 54-27 0 0 23 0 38 13 0 0 16 12 20 37l-25 3c0 0-7-33-34-33 0 0-19 0-33 19 0 0-14 19-14 60zM1213 189c0 0 16 0 27-14 0 0 11-14 11-34 0 0 0-20-11-32 0 0-11-13-29-13 0 0-16 0-28 12 0 0-11 12-11 31 0 0 0 21 11 36 0 0 12 14 30 14z">
          <text:p/>
        </draw:path>
        <draw:polygon draw:style-name="gr2" draw:text-style-name="P2" draw:layer="layout" svg:width="0.592cm" svg:height="0.565cm" svg:x="32.54cm" svg:y="3.245cm" svg:viewBox="0 0 593 566" draw:points="0,0 593,0 593,566 0,566">
          <text:p/>
        </draw:polygon>
        <draw:path draw:style-name="gr3" draw:text-style-name="P3" draw:layer="layout" svg:width="0.16cm" svg:height="0.209cm" svg:x="32.755cm" svg:y="3.392cm" svg:viewBox="0 0 161 210" svg:d="M130 64c0 0-2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0.593cm" svg:height="0.565cm" svg:x="33.132cm" svg:y="3.245cm" svg:viewBox="0 0 594 566" draw:points="0,0 594,0 594,566 0,566">
          <text:p/>
        </draw:polygon>
        <draw:path draw:style-name="gr3" draw:text-style-name="P3" draw:layer="layout" svg:width="0.192cm" svg:height="0.202cm" svg:x="33.333cm" svg:y="3.395cm" svg:viewBox="0 0 193 203" svg:d="M193 203h-27v-169l-58 169h-24l-58-172h-1v172h-25v-203h40l48 145c0 0 7 23 9 30 0 0 4-12 11-33l48-142h37z">
          <text:p/>
        </draw:path>
        <draw:polygon draw:style-name="gr2" draw:text-style-name="P2" draw:layer="layout" svg:width="0.593cm" svg:height="0.565cm" svg:x="33.725cm" svg:y="3.245cm" svg:viewBox="0 0 594 566" draw:points="0,0 594,0 594,566 0,566">
          <text:p/>
        </draw:polygon>
        <draw:polygon draw:style-name="gr3" draw:text-style-name="P3" draw:layer="layout" svg:width="0.16cm" svg:height="0.202cm" svg:x="33.94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34.318cm" svg:y="3.245cm" svg:viewBox="0 0 593 566" draw:points="0,0 593,0 593,566 0,566">
          <text:p/>
        </draw:polygon>
        <draw:path draw:style-name="gr3" draw:text-style-name="P3" draw:layer="layout" svg:width="0.26cm" svg:height="0.202cm" svg:x="34.484cm" svg:y="3.395cm" svg:viewBox="0 0 261 203" svg:d="M261 0l-56 203h-25l-44-160c0 0-4-12-5-18l-6 24-44 154h-27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34.91cm" svg:y="3.245cm" svg:viewBox="0 0 594 566" draw:points="0,0 594,0 594,566 0,566">
          <text:p/>
        </draw:polygon>
        <draw:polygon draw:style-name="gr3" draw:text-style-name="P3" draw:layer="layout" svg:width="0.16cm" svg:height="0.202cm" svg:x="35.127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35.503cm" svg:y="3.245cm" svg:viewBox="0 0 594 566" draw:points="0,0 594,0 594,566 0,566">
          <text:p/>
        </draw:polygon>
        <draw:polygon draw:style-name="gr3" draw:text-style-name="P3" draw:layer="layout" svg:width="0.136cm" svg:height="0.202cm" svg:x="35.736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36.096cm" svg:y="3.245cm" svg:viewBox="0 0 593 566" draw:points="0,0 593,0 593,566 0,566">
          <text:p/>
        </draw:polygon>
        <draw:path draw:style-name="gr3" draw:text-style-name="P3" draw:layer="layout" svg:width="0.16cm" svg:height="0.209cm" svg:x="36.311cm" svg:y="3.392cm" svg:viewBox="0 0 161 210" svg:d="M130 64c0 0-2-19-14-30 0 0-12-10-36-10 0 0-21 0-34 8 0 0-13 7-13 23 0 0 0 13 10 20 0 0 10 6 38 13 0 0 26 5 42 11 0 0 16 6 27 18 0 0 11 12 11 32 0 0 0 26-20 44 0 0-21 17-55 17 0 0-43 0-64-19 0 0-21-19-22-49l25-3c0 0 2 25 19 36 0 0 17 11 41 11 0 0 23 0 37-10 0 0 14-9 14-25 0 0 0-16-15-24 0 0-14-7-49-15 0 0-34-7-50-20 0 0-14-14-14-35 0 0 0-25 19-41 0 0 19-16 52-16 0 0 34 0 55 16 0 0 20 16 21 45z">
          <text:p/>
        </draw:path>
        <draw:polygon draw:style-name="gr2" draw:text-style-name="P2" draw:layer="layout" svg:width="4.149cm" svg:height="0.564cm" svg:x="33.132cm" svg:y="2.681cm" svg:viewBox="0 0 4150 565" draw:points="0,0 4150,0 4150,565 0,565">
          <text:p/>
        </draw:polygon>
        <draw:path draw:style-name="gr3" draw:text-style-name="P3" draw:layer="layout" svg:width="1.275cm" svg:height="0.261cm" svg:x="34.579cm" svg:y="2.828cm" svg:viewBox="0 0 1276 262" svg:d="M75 206h-25v-159c0 0-19 18-50 30v-24c0 0 43-20 58-51h17zM245 110c0 0-7 12-20 19 0 0-12 8-27 8 0 0-25 0-43-19 0 0-17-18-17-48 0 0 0-30 18-49 0 0 17-19 46-19 0 0 27 0 48 22 0 0 21 22 21 76 0 0 0 55-19 82 0 0-19 28-54 28 0 0-23 0-38-13 0 0-15-12-18-39l23-2c0 0 6 33 34 33 0 0 23 0 35-22 0 0 12-21 12-57zM204 115c0 0 18 0 29-13 0 0 10-13 10-33 0 0 0-20-11-33 0 0-11-14-28-14 0 0-17 0-29 15 0 0-12 14-12 34 0 0 0 19 12 32 0 0 11 12 29 12zM367 144h-75v-25h75zM519 62c0 0-1-19-14-29 0 0-12-9-35-9 0 0-21 0-35 7 0 0-12 8-12 23 0 0 0 13 10 19 0 0 10 7 39 13 0 0 25 5 41 11 0 0 16 6 27 18 0 0 11 12 11 33 0 0 0 27-20 44 0 0-21 18-55 18 0 0-43 0-64-19 0 0-21-21-23-51l26-2c0 0 1 24 18 35 0 0 17 13 42 13 0 0 23 0 37-10 0 0 14-10 14-26 0 0 0-17-15-24 0 0-14-8-48-15 0 0-36-7-51-21 0 0-15-13-15-35 0 0 0-24 19-39 0 0 19-16 53-16 0 0 34 0 54 15 0 0 21 16 22 45zM712 138h-110c0 0 2 24 14 38 0 0 12 13 31 13 0 0 14 0 24-7 0 0 10-9 15-24l25 3c0 0-6 24-23 36 0 0-16 13-41 13 0 0-33 0-51-21 0 0-19-21-19-56 0 0 0-35 18-56 0 0 18-22 51-22 0 0 16 0 30 8 0 0 15 7 25 24 0 0 11 16 11 51zM686 118c0 0-1-23-14-32 0 0-12-10-26-10 0 0-18 0-29 12 0 0-12 11-13 30zM765 78c0 0 14-23 42-23 0 0 29 0 45 21 0 0 17 21 17 55 0 0 0 36-18 57 0 0-19 22-46 22 0 0-23 0-38-19v71h-25v-203h23zM804 189c0 0 17 0 28-14 0 0 12-16 12-44 0 0 0-27-11-42 0 0-11-14-28-14 0 0-18 0-29 16 0 0-11 16-11 42 0 0 0 27 10 42 0 0 11 14 29 14zM965 144h-76v-25h76zM1080 206h-25v-159c0 0-19 18-50 30v-24c0 0 43-20 59-51h16zM1168 101c0 0 17-27 48-27 0 0 25 0 42 19 0 0 18 18 18 46 0 0 0 29-18 50 0 0-17 21-45 21 0 0-29 0-50-22 0 0-20-22-20-78 0 0 0-53 18-81 0 0 19-27 54-27 0 0 23 0 38 13 0 0 16 12 20 37l-26 3c0 0-6-33-34-33 0 0-18 0-32 19 0 0-14 19-14 60zM1212 189c0 0 17 0 28-14 0 0 10-14 10-34 0 0 0-20-10-32 0 0-11-13-29-13 0 0-16 0-28 12 0 0-12 12-12 31 0 0 0 21 12 36 0 0 12 14 29 14z">
          <text:p/>
        </draw:path>
        <draw:polygon draw:style-name="gr2" draw:text-style-name="P2" draw:layer="layout" svg:width="0.593cm" svg:height="0.565cm" svg:x="36.688cm" svg:y="3.245cm" svg:viewBox="0 0 594 566" draw:points="0,0 594,0 594,566 0,566">
          <text:p/>
        </draw:polygon>
        <draw:path draw:style-name="gr3" draw:text-style-name="P3" draw:layer="layout" svg:width="0.161cm" svg:height="0.209cm" svg:x="36.903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3-9 13-25 0 0 0-16-14-24 0 0-15-7-48-15 0 0-35-7-50-20 0 0-15-14-15-35 0 0 0-25 19-41 0 0 19-16 52-16 0 0 34 0 54 16 0 0 22 16 23 45z">
          <text:p/>
        </draw:path>
        <draw:polygon draw:style-name="gr2" draw:text-style-name="P2" draw:layer="layout" svg:width="0.593cm" svg:height="0.565cm" svg:x="37.281cm" svg:y="3.245cm" svg:viewBox="0 0 594 566" draw:points="0,0 594,0 594,566 0,566">
          <text:p/>
        </draw:polygon>
        <draw:path draw:style-name="gr3" draw:text-style-name="P3" draw:layer="layout" svg:width="0.192cm" svg:height="0.202cm" svg:x="37.481cm" svg:y="3.395cm" svg:viewBox="0 0 193 203" svg:d="M193 203h-25v-169l-59 169h-24l-58-172h-1v172h-26v-203h40l49 145c0 0 8 23 9 30h1c0 0 4-12 11-33l48-142h35z">
          <text:p/>
        </draw:path>
        <draw:polygon draw:style-name="gr2" draw:text-style-name="P2" draw:layer="layout" svg:width="0.592cm" svg:height="0.565cm" svg:x="37.874cm" svg:y="3.245cm" svg:viewBox="0 0 593 566" draw:points="0,0 593,0 593,566 0,566">
          <text:p/>
        </draw:polygon>
        <draw:polygon draw:style-name="gr3" draw:text-style-name="P3" draw:layer="layout" svg:width="0.16cm" svg:height="0.202cm" svg:x="38.0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38.466cm" svg:y="3.245cm" svg:viewBox="0 0 594 566" draw:points="0,0 594,0 594,566 0,566">
          <text:p/>
        </draw:polygon>
        <draw:path draw:style-name="gr3" draw:text-style-name="P3" draw:layer="layout" svg:width="0.26cm" svg:height="0.202cm" svg:x="38.633cm" svg:y="3.395cm" svg:viewBox="0 0 261 203" svg:d="M261 0l-56 203h-25l-44-160c0 0-4-12-5-18l-6 24-44 154h-27l-54-203h27l31 133c0 0 6 27 8 39l1 3c0 0 6-26 9-38l39-137h33l28 103c0 0 11 39 16 72 0 0 3-16 10-45l32-130z">
          <text:p/>
        </draw:path>
        <draw:polygon draw:style-name="gr2" draw:text-style-name="P2" draw:layer="layout" svg:width="0.593cm" svg:height="0.565cm" svg:x="39.059cm" svg:y="3.245cm" svg:viewBox="0 0 594 566" draw:points="0,0 594,0 594,566 0,566">
          <text:p/>
        </draw:polygon>
        <draw:polygon draw:style-name="gr3" draw:text-style-name="P3" draw:layer="layout" svg:width="0.16cm" svg:height="0.202cm" svg:x="39.275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39.652cm" svg:y="3.245cm" svg:viewBox="0 0 593 566" draw:points="0,0 593,0 593,566 0,566">
          <text:p/>
        </draw:polygon>
        <draw:polygon draw:style-name="gr3" draw:text-style-name="P3" draw:layer="layout" svg:width="0.136cm" svg:height="0.202cm" svg:x="39.885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40.244cm" svg:y="3.245cm" svg:viewBox="0 0 594 566" draw:points="0,0 594,0 594,566 0,566">
          <text:p/>
        </draw:polygon>
        <draw:path draw:style-name="gr3" draw:text-style-name="P3" draw:layer="layout" svg:width="0.161cm" svg:height="0.209cm" svg:x="40.459cm" svg:y="3.392cm" svg:viewBox="0 0 162 210" svg:d="M130 64c0 0-1-19-14-30 0 0-12-10-36-10 0 0-21 0-34 8 0 0-12 7-12 23 0 0 0 13 10 20 0 0 10 6 38 13 0 0 26 5 42 11 0 0 16 6 27 18 0 0 11 12 11 32 0 0 0 26-20 44 0 0-21 17-56 17 0 0-42 0-63-19 0 0-21-19-23-49l26-3c0 0 1 25 18 36 0 0 17 11 41 11 0 0 24 0 38-10 0 0 13-9 13-25 0 0 0-16-14-24 0 0-15-7-49-15 0 0-35-7-50-20 0 0-15-14-15-35 0 0 0-25 19-41 0 0 19-16 52-16 0 0 35 0 55 16 0 0 21 16 22 45z">
          <text:p/>
        </draw:path>
        <draw:polygon draw:style-name="gr2" draw:text-style-name="P2" draw:layer="layout" svg:width="4.149cm" svg:height="0.564cm" svg:x="37.281cm" svg:y="2.681cm" svg:viewBox="0 0 4150 565" draw:points="0,0 4150,0 4150,565 0,565">
          <text:p/>
        </draw:polygon>
        <draw:path draw:style-name="gr3" draw:text-style-name="P3" draw:layer="layout" svg:width="1.298cm" svg:height="0.261cm" svg:x="38.705cm" svg:y="2.828cm" svg:viewBox="0 0 1299 262" svg:d="M134 206h-134c0 0 0-17 12-36 0 0 12-17 45-43 0 0 19-17 35-34 0 0 16-17 16-35 0 0 0-16-11-25 0 0-11-11-27-11 0 0-17 0-28 11 0 0-11 10-11 31l-26-4c0 0 2-28 20-43 0 0 18-15 45-15 0 0 30 0 47 16 0 0 16 17 16 40 0 0 0 20-14 40 0 0-14 20-55 53 0 0-22 17-30 31h100zM185 101c0 0 17-27 49-27 0 0 25 0 42 19 0 0 17 18 17 46 0 0 0 29-17 50 0 0-17 21-46 21 0 0-29 0-49-22 0 0-21-22-21-78 0 0 0-53 19-81 0 0 18-27 53-27 0 0 23 0 39 13 0 0 16 12 19 37l-25 3c0 0-7-33-34-33 0 0-19 0-33 19 0 0-13 19-13 60zM230 189c0 0 17 0 27-14 0 0 11-14 11-34 0 0 0-20-11-32 0 0-10-13-28-13 0 0-16 0-28 12 0 0-12 12-12 31 0 0 0 21 11 36 0 0 12 14 30 14zM390 144h-75v-25h75zM541 62c0 0-2-19-14-29 0 0-12-9-35-9 0 0-21 0-34 7 0 0-13 8-13 23 0 0 0 13 10 19 0 0 11 7 38 13 0 0 26 5 42 11 0 0 15 6 26 18 0 0 12 12 12 33 0 0 0 27-21 44 0 0-20 18-54 18 0 0-42 0-64-19 0 0-21-21-22-51l25-2c0 0 2 24 19 35 0 0 17 13 41 13 0 0 23 0 36-10 0 0 14-10 14-26 0 0 0-17-14-24 0 0-15-8-49-15 0 0-34-7-49-21 0 0-15-13-15-35 0 0 0-24 19-39 0 0 19-16 52-16 0 0 33 0 54 15 0 0 20 16 22 45zM734 138h-110c0 0 1 24 14 38 0 0 12 13 31 13 0 0 14 0 23-7 0 0 10-9 15-24l26 3c0 0-6 24-23 36 0 0-17 13-41 13 0 0-33 0-52-21 0 0-18-21-18-56 0 0 0-35 18-56 0 0 18-22 50-22 0 0 16 0 31 8 0 0 15 7 25 24 0 0 11 16 11 51zM708 118c0 0-2-23-14-32 0 0-12-10-27-10 0 0-17 0-29 12 0 0-11 11-13 30zM787 78c0 0 14-23 42-23 0 0 29 0 46 21 0 0 17 21 17 55 0 0 0 36-19 57 0 0-18 22-46 22 0 0-24 0-38-19v71h-25v-203h22v19zM825 189c0 0 18 0 30-14 0 0 12-16 12-44 0 0 0-27-12-42 0 0-12-14-29-14 0 0-17 0-29 16 0 0-11 16-11 42 0 0 0 27 11 42 0 0 11 14 28 14zM987 144h-75v-25h75zM1102 206h-24v-159c0 0-19 18-50 30v-24c0 0 42-20 58-51h16zM1190 101c0 0 17-27 49-27 0 0 25 0 42 19 0 0 18 18 18 46 0 0 0 29-18 50 0 0-17 21-46 21 0 0-29 0-49-22 0 0-21-22-21-78 0 0 0-53 19-81 0 0 18-27 53-27 0 0 23 0 39 13 0 0 16 12 19 37l-25 3c0 0-7-33-34-33 0 0-19 0-33 19 0 0-13 19-13 60zM1235 189c0 0 17 0 27-14 0 0 11-14 11-34 0 0 0-20-11-32 0 0-10-13-28-13 0 0-16 0-28 12 0 0-12 12-12 31 0 0 0 21 12 36 0 0 11 14 29 14z">
          <text:p/>
        </draw:path>
        <draw:polygon draw:style-name="gr2" draw:text-style-name="P2" draw:layer="layout" svg:width="0.593cm" svg:height="0.565cm" svg:x="40.837cm" svg:y="3.245cm" svg:viewBox="0 0 594 566" draw:points="0,0 594,0 594,566 0,566">
          <text:p/>
        </draw:polygon>
        <draw:path draw:style-name="gr3" draw:text-style-name="P3" draw:layer="layout" svg:width="0.161cm" svg:height="0.209cm" svg:x="41.052cm" svg:y="3.392cm" svg:viewBox="0 0 162 210" svg:d="M129 64c0 0-2-19-14-30 0 0-12-10-35-10 0 0-21 0-34 8 0 0-13 7-13 23 0 0 0 13 10 20 0 0 10 6 38 13 0 0 25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2" draw:text-style-name="P2" draw:layer="layout" svg:width="0.592cm" svg:height="0.565cm" svg:x="41.43cm" svg:y="3.245cm" svg:viewBox="0 0 593 566" draw:points="0,0 593,0 593,566 0,566">
          <text:p/>
        </draw:polygon>
        <draw:path draw:style-name="gr3" draw:text-style-name="P3" draw:layer="layout" svg:width="0.192cm" svg:height="0.202cm" svg:x="41.63cm" svg:y="3.395cm" svg:viewBox="0 0 193 203" svg:d="M193 203h-25v-169h-1l-58 169h-25l-58-172v172h-26v-203h40l48 145c0 0 8 23 9 30 0 0 4-12 12-33l48-142h36z">
          <text:p/>
        </draw:path>
        <draw:polygon draw:style-name="gr2" draw:text-style-name="P2" draw:layer="layout" svg:width="0.593cm" svg:height="0.565cm" svg:x="42.022cm" svg:y="3.245cm" svg:viewBox="0 0 594 566" draw:points="0,0 594,0 594,566 0,566">
          <text:p/>
        </draw:polygon>
        <draw:polygon draw:style-name="gr3" draw:text-style-name="P3" draw:layer="layout" svg:width="0.16cm" svg:height="0.202cm" svg:x="42.239cm" svg:y="3.395cm" svg:viewBox="0 0 161 203" draw:points="161,24 94,24 94,203 66,203 66,24 0,24 0,0 161,0">
          <text:p/>
        </draw:polygon>
        <draw:polygon draw:style-name="gr2" draw:text-style-name="P2" draw:layer="layout" svg:width="0.593cm" svg:height="0.565cm" svg:x="42.615cm" svg:y="3.245cm" svg:viewBox="0 0 594 566" draw:points="0,0 594,0 594,566 0,566">
          <text:p/>
        </draw:polygon>
        <draw:path draw:style-name="gr3" draw:text-style-name="P3" draw:layer="layout" svg:width="0.26cm" svg:height="0.202cm" svg:x="42.782cm" svg:y="3.395cm" svg:viewBox="0 0 261 203" svg:d="M261 0l-56 203h-26l-44-160c0 0-3-12-4-18h-1l-6 24-43 154h-27l-54-203h27l31 133c0 0 6 27 8 39v3h1c0 0 5-26 8-38l40-137h32l29 103c0 0 11 39 16 72 0 0 3-16 10-45l32-130z">
          <text:p/>
        </draw:path>
        <draw:polygon draw:style-name="gr2" draw:text-style-name="P2" draw:layer="layout" svg:width="0.592cm" svg:height="0.565cm" svg:x="43.208cm" svg:y="3.245cm" svg:viewBox="0 0 593 566" draw:points="0,0 593,0 593,566 0,566">
          <text:p/>
        </draw:polygon>
        <draw:polygon draw:style-name="gr3" draw:text-style-name="P3" draw:layer="layout" svg:width="0.16cm" svg:height="0.202cm" svg:x="43.424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3.8cm" svg:y="3.245cm" svg:viewBox="0 0 594 566" draw:points="0,0 594,0 594,566 0,566">
          <text:p/>
        </draw:polygon>
        <draw:polygon draw:style-name="gr3" draw:text-style-name="P3" draw:layer="layout" svg:width="0.136cm" svg:height="0.202cm" svg:x="44.033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44.393cm" svg:y="3.245cm" svg:viewBox="0 0 594 566" draw:points="0,0 594,0 594,566 0,566">
          <text:p/>
        </draw:polygon>
        <draw:path draw:style-name="gr3" draw:text-style-name="P3" draw:layer="layout" svg:width="0.161cm" svg:height="0.209cm" svg:x="44.608cm" svg:y="3.392cm" svg:viewBox="0 0 162 210" svg:d="M130 64c0 0-2-19-14-30 0 0-13-10-36-10 0 0-21 0-34 8 0 0-13 7-13 23 0 0 0 13 10 20 0 0 10 6 38 13 0 0 25 5 42 11 0 0 16 6 27 18 0 0 12 12 12 32 0 0 0 26-21 44 0 0-21 17-55 17 0 0-42 0-64-19 0 0-21-19-22-49l25-3c0 0 2 25 19 36 0 0 17 11 41 11 0 0 22 0 37-10 0 0 14-9 14-25 0 0 0-16-14-24 0 0-16-7-50-15 0 0-34-7-49-20 0 0-15-14-15-35 0 0 0-25 19-41 0 0 19-16 52-16 0 0 34 0 55 16 0 0 20 16 21 45z">
          <text:p/>
        </draw:path>
        <draw:polygon draw:style-name="gr2" draw:text-style-name="P2" draw:layer="layout" svg:width="4.148cm" svg:height="0.564cm" svg:x="41.43cm" svg:y="2.681cm" svg:viewBox="0 0 4149 565" draw:points="0,0 4149,0 4149,565 0,565">
          <text:p/>
        </draw:polygon>
        <draw:path draw:style-name="gr3" draw:text-style-name="P3" draw:layer="layout" svg:width="1.074cm" svg:height="0.209cm" svg:x="42.967cm" svg:y="2.828cm" svg:viewBox="0 0 1075 210" svg:d="M95 96c0 0 19 3 28 18 0 0 10 14 10 31 0 0 0 28-20 47 0 0-20 18-48 18 0 0-27 0-44-16 0 0-18-17-21-42l25-4c0 0 4 20 14 30 0 0 10 11 26 11 0 0 17 0 29-13 0 0 12-12 12-30 0 0 0-17-11-28 0 0-11-11-28-11 0 0-7 0-18 2l3-21c0 0 10 0 16-1 0 0 6-1 13-5 0 0 7-4 12-11 0 0 4-7 4-17 0 0 0-15-10-23 0 0-10-9-23-9 0 0-15 0-24 10 0 0-10 9-12 27l-25-4c0 0 5-27 21-40 0 0 17-13 40-13 0 0 25 0 42 15 0 0 17 16 17 38 0 0 0 28-28 40zM230 144h-76v-25h76zM349 0c0 0 43 0 70 28 0 0 27 29 27 76 0 0 0 47-27 76 0 0-28 30-70 30 0 0-43 0-70-31 0 0-27-30-27-72 0 0 0-50 27-79 0 0 27-28 70-28zM349 186c0 0 31 0 50-22 0 0 19-21 19-60 0 0 0-39-20-60 0 0-19-22-49-22 0 0-30 0-49 21 0 0-20 21-20 64 0 0 0 35 19 57 0 0 19 22 50 22zM598 155c0 0-5 27-22 42 0 0-17 13-39 13 0 0-32 0-50-21 0 0-17-22-17-57 0 0 0-28 10-45 0 0 11-17 26-24 0 0 15-8 31-8 0 0 23 0 39 12 0 0 16 12 20 35l-24 4c0 0-4-15-12-23 0 0-9-7-22-7 0 0-20 0-31 15 0 0-11 14-11 41 0 0 0 27 11 41 0 0 10 16 30 16 0 0 16 0 25-10 0 0 9-9 12-28zM677 206c0 0-11 2-19 2 0 0-16 0-24-6 0 0-7-5-9-15 0 0-2-9-2-25v-84h-18v-19h18v-37l25-15v52h25v19h-25v85c0 0 0 12 3 16 0 0 2 5 11 5 0 0 6 0 11-1zM764 144h-76v-25h76zM879 206h-25v-159c0 0-19 18-50 30v-24c0 0 43-20 59-51h16zM967 101c0 0 17-27 49-27 0 0 24 0 42 19 0 0 17 18 17 46 0 0 0 29-17 50 0 0-18 21-46 21 0 0-29 0-50-23 0 0-20-21-20-77 0 0 0-53 18-81 0 0 19-27 54-27 0 0 23 0 39 13 0 0 15 12 19 37l-25 3c0 0-7-33-34-33 0 0-19 0-33 19 0 0-14 19-14 60zM1011 189c0 0 17 0 28-15 0 0 11-13 11-33 0 0 0-20-11-32 0 0-11-13-29-13 0 0-16 0-28 12 0 0-11 12-11 31 0 0 0 21 11 35 0 0 12 15 29 15z">
          <text:p/>
        </draw:path>
        <draw:polygon draw:style-name="gr2" draw:text-style-name="P2" draw:layer="layout" svg:width="0.592cm" svg:height="0.565cm" svg:x="44.986cm" svg:y="3.245cm" svg:viewBox="0 0 593 566" draw:points="0,0 593,0 593,566 0,566">
          <text:p/>
        </draw:polygon>
        <draw:path draw:style-name="gr3" draw:text-style-name="P3" draw:layer="layout" svg:width="0.16cm" svg:height="0.209cm" svg:x="45.201cm" svg:y="3.392cm" svg:viewBox="0 0 161 210" svg:d="M129 64c0 0-2-19-14-30 0 0-12-10-35-10 0 0-21 0-34 8 0 0-13 7-13 23 0 0 0 13 10 20 0 0 10 6 38 13 0 0 25 5 41 11 0 0 16 6 27 18 0 0 12 12 12 32 0 0 0 26-21 44 0 0-21 17-54 17 0 0-43 0-64-19 0 0-21-19-22-49l25-3c0 0 2 25 19 36 0 0 17 11 41 11 0 0 22 0 36-10 0 0 14-9 14-25 0 0 0-16-15-24 0 0-14-7-48-15 0 0-34-7-50-20 0 0-14-14-14-35 0 0 0-25 19-41 0 0 19-16 52-16 0 0 33 0 54 16 0 0 20 16 21 45z">
          <text:p/>
        </draw:path>
        <draw:polygon draw:style-name="gr2" draw:text-style-name="P2" draw:layer="layout" svg:width="0.593cm" svg:height="0.565cm" svg:x="45.578cm" svg:y="3.245cm" svg:viewBox="0 0 594 566" draw:points="0,0 594,0 594,566 0,566">
          <text:p/>
        </draw:polygon>
        <draw:path draw:style-name="gr3" draw:text-style-name="P3" draw:layer="layout" svg:width="0.192cm" svg:height="0.202cm" svg:x="45.779cm" svg:y="3.395cm" svg:viewBox="0 0 193 203" svg:d="M193 203h-26v-169l-59 169h-24l-58-172h-1v172h-25v-203h40l48 145c0 0 7 23 9 30 0 0 4-12 11-33l48-142h37z">
          <text:p/>
        </draw:path>
        <draw:polygon draw:style-name="gr2" draw:text-style-name="P2" draw:layer="layout" svg:width="0.593cm" svg:height="0.565cm" svg:x="46.171cm" svg:y="3.245cm" svg:viewBox="0 0 594 566" draw:points="0,0 594,0 594,566 0,566">
          <text:p/>
        </draw:polygon>
        <draw:polygon draw:style-name="gr3" draw:text-style-name="P3" draw:layer="layout" svg:width="0.16cm" svg:height="0.202cm" svg:x="46.387cm" svg:y="3.395cm" svg:viewBox="0 0 161 203" draw:points="161,24 94,24 94,203 67,203 67,24 0,24 0,0 161,0">
          <text:p/>
        </draw:polygon>
        <draw:polygon draw:style-name="gr2" draw:text-style-name="P2" draw:layer="layout" svg:width="0.592cm" svg:height="0.565cm" svg:x="46.764cm" svg:y="3.245cm" svg:viewBox="0 0 593 566" draw:points="0,0 593,0 593,566 0,566">
          <text:p/>
        </draw:polygon>
        <draw:path draw:style-name="gr3" draw:text-style-name="P3" draw:layer="layout" svg:width="0.26cm" svg:height="0.202cm" svg:x="46.93cm" svg:y="3.395cm" svg:viewBox="0 0 261 203" svg:d="M261 0l-56 203h-25l-44-160c0 0-4-12-5-18l-6 24-43 154h-28l-54-203h28l31 133c0 0 6 27 8 39v3c0 0 6-26 9-38l40-137h32l29 103c0 0 11 39 15 72h1c0 0 3-16 10-45l31-130z">
          <text:p/>
        </draw:path>
        <draw:polygon draw:style-name="gr2" draw:text-style-name="P2" draw:layer="layout" svg:width="0.593cm" svg:height="0.565cm" svg:x="47.356cm" svg:y="3.245cm" svg:viewBox="0 0 594 566" draw:points="0,0 594,0 594,566 0,566">
          <text:p/>
        </draw:polygon>
        <draw:polygon draw:style-name="gr3" draw:text-style-name="P3" draw:layer="layout" svg:width="0.16cm" svg:height="0.202cm" svg:x="47.573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47.949cm" svg:y="3.245cm" svg:viewBox="0 0 594 566" draw:points="0,0 594,0 594,566 0,566">
          <text:p/>
        </draw:polygon>
        <draw:polygon draw:style-name="gr3" draw:text-style-name="P3" draw:layer="layout" svg:width="0.136cm" svg:height="0.202cm" svg:x="48.182cm" svg:y="3.395cm" svg:viewBox="0 0 137 203" draw:points="137,24 27,24 27,87 123,87 123,111 27,111 27,203 0,203 0,0 137,0">
          <text:p/>
        </draw:polygon>
        <draw:polygon draw:style-name="gr2" draw:text-style-name="P2" draw:layer="layout" svg:width="0.592cm" svg:height="0.565cm" svg:x="48.542cm" svg:y="3.245cm" svg:viewBox="0 0 593 566" draw:points="0,0 593,0 593,566 0,566">
          <text:p/>
        </draw:polygon>
        <draw:path draw:style-name="gr3" draw:text-style-name="P3" draw:layer="layout" svg:width="0.16cm" svg:height="0.209cm" svg:x="48.757cm" svg:y="3.392cm" svg:viewBox="0 0 161 210" svg:d="M130 64c0 0-2-19-15-30 0 0-12-10-35-10 0 0-21 0-34 8 0 0-13 7-13 23 0 0 0 13 10 20 0 0 10 6 38 13 0 0 25 5 41 11 0 0 17 6 28 18 0 0 11 12 11 32 0 0 0 26-20 44 0 0-22 17-55 17 0 0-43 0-64-19 0 0-21-19-22-49l25-3c0 0 2 25 19 36 0 0 17 11 41 11 0 0 22 0 36-10 0 0 15-9 15-25 0 0 0-16-16-24 0 0-14-7-48-15 0 0-34-7-50-20 0 0-14-14-14-35 0 0 0-25 19-41 0 0 19-16 52-16 0 0 33 0 55 16 0 0 20 16 21 45z">
          <text:p/>
        </draw:path>
        <draw:polygon draw:style-name="gr2" draw:text-style-name="P2" draw:layer="layout" svg:width="4.149cm" svg:height="0.564cm" svg:x="45.578cm" svg:y="2.681cm" svg:viewBox="0 0 4150 565" draw:points="0,0 4150,0 4150,565 0,565">
          <text:p/>
        </draw:polygon>
        <draw:path draw:style-name="gr3" draw:text-style-name="P3" draw:layer="layout" svg:width="1.211cm" svg:height="0.209cm" svg:x="47.057cm" svg:y="2.828cm" svg:viewBox="0 0 1212 210" svg:d="M74 206h-25v-159c0 0-18 18-49 30v-24c0 0 43-20 58-51h16zM204 2c0 0 66 0 66 104 0 0 0 52-18 77 0 0-16 27-48 27 0 0-66 0-66-104 0 0 0-53 17-78 0 0 17-26 49-26zM204 189c0 0 20 0 30-20 0 0 10-20 10-63 0 0 0-31-4-49 0 0-5-17-14-26 0 0-9-9-23-9 0 0-20 0-30 20 0 0-10 20-10 64 0 0 0 30 5 47 0 0 4 18 13 27 0 0 9 9 23 9zM367 144h-76v-25h76zM486 0c0 0 43 0 70 28 0 0 27 29 27 76 0 0 0 47-27 76 0 0-27 30-70 30 0 0-43 0-70-31 0 0-27-30-27-72 0 0 0-50 28-79 0 0 26-28 69-28zM486 186c0 0 31 0 50-22 0 0 19-21 19-60 0 0 0-39-19-60 0 0-20-22-49-22 0 0-31 0-50 21 0 0-20 21-20 64 0 0 0 35 19 57 0 0 19 22 50 22zM734 155c0 0-5 27-22 42 0 0-17 13-39 13 0 0-31 0-49-21 0 0-17-22-17-57 0 0 0-28 10-45 0 0 10-17 25-24 0 0 15-8 31-8 0 0 23 0 39 12 0 0 16 12 20 35l-24 4c0 0-4-15-12-23 0 0-9-7-22-7 0 0-20 0-31 15 0 0-11 14-11 41 0 0 0 27 11 41 0 0 10 16 30 16 0 0 16 0 25-10 0 0 9-9 12-28zM814 206c0 0-11 2-19 2 0 0-16 0-25-6 0 0-7-5-8-15 0 0-2-9-2-25v-84h-18v-19h18v-37l25-15v52h25v19h-25v85c0 0 0 12 3 16 0 0 2 5 11 5 0 0 6 0 11-1zM901 144h-76v-25h76zM1016 206h-25v-159c0 0-18 18-50 30v-24c0 0 43-20 59-51h16zM1104 101c0 0 17-27 49-27 0 0 25 0 42 19 0 0 17 18 17 46 0 0 0 29-17 50 0 0-17 21-46 21 0 0-29 0-50-23 0 0-20-21-20-77 0 0 0-53 19-81 0 0 18-27 53-27 0 0 23 0 39 13 0 0 16 12 19 37l-25 3c0 0-7-33-34-33 0 0-19 0-33 19 0 0-13 19-13 60zM1148 189c0 0 18 0 28-15 0 0 11-13 11-33 0 0 0-20-11-32 0 0-10-13-28-13 0 0-17 0-28 12 0 0-12 12-12 31 0 0 0 21 11 35 0 0 12 15 29 15z">
          <text:p/>
        </draw:path>
        <draw:polygon draw:style-name="gr2" draw:text-style-name="P2" draw:layer="layout" svg:width="0.593cm" svg:height="0.565cm" svg:x="49.134cm" svg:y="3.245cm" svg:viewBox="0 0 594 566" draw:points="0,0 594,0 594,566 0,566">
          <text:p/>
        </draw:polygon>
        <draw:path draw:style-name="gr3" draw:text-style-name="P3" draw:layer="layout" svg:width="0.161cm" svg:height="0.209cm" svg:x="49.349cm" svg:y="3.392cm" svg:viewBox="0 0 162 210" svg:d="M130 64c0 0-1-19-14-30 0 0-12-10-35-10 0 0-21 0-34 8 0 0-12 7-12 23 0 0 0 13 10 20 0 0 10 6 38 13 0 0 25 5 41 11 0 0 16 6 27 18 0 0 11 12 11 32 0 0 0 26-20 44 0 0-21 17-55 17 0 0-42 0-63-19 0 0-22-19-24-49l27-3c0 0 1 25 18 36 0 0 17 11 41 11 0 0 23 0 37-10 0 0 13-9 13-25 0 0 0-16-14-24 0 0-15-7-48-15 0 0-35-7-50-20 0 0-16-14-16-35 0 0 0-25 20-41 0 0 19-16 52-16 0 0 34 0 54 16 0 0 21 16 22 45z">
          <text:p/>
        </draw:path>
        <draw:polygon draw:style-name="gr2" draw:text-style-name="P2" draw:layer="layout" svg:width="0.593cm" svg:height="0.565cm" svg:x="49.727cm" svg:y="3.245cm" svg:viewBox="0 0 594 566" draw:points="0,0 594,0 594,566 0,566">
          <text:p/>
        </draw:polygon>
        <draw:path draw:style-name="gr3" draw:text-style-name="P3" draw:layer="layout" svg:width="0.192cm" svg:height="0.202cm" svg:x="49.927cm" svg:y="3.395cm" svg:viewBox="0 0 193 203" svg:d="M193 203h-25v-169l-59 169h-24l-57-172h-1v172h-27v-203h41l48 145c0 0 8 23 9 30h1c0 0 4-12 11-33l48-142h35z">
          <text:p/>
        </draw:path>
        <draw:polygon draw:style-name="gr2" draw:text-style-name="P2" draw:layer="layout" svg:width="0.592cm" svg:height="0.565cm" svg:x="50.32cm" svg:y="3.245cm" svg:viewBox="0 0 593 566" draw:points="0,0 593,0 593,566 0,566">
          <text:p/>
        </draw:polygon>
        <draw:polygon draw:style-name="gr3" draw:text-style-name="P3" draw:layer="layout" svg:width="0.16cm" svg:height="0.202cm" svg:x="50.536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0.912cm" svg:y="3.245cm" svg:viewBox="0 0 594 566" draw:points="0,0 594,0 594,566 0,566">
          <text:p/>
        </draw:polygon>
        <draw:path draw:style-name="gr3" draw:text-style-name="P3" draw:layer="layout" svg:width="0.26cm" svg:height="0.202cm" svg:x="51.079cm" svg:y="3.395cm" svg:viewBox="0 0 261 203" svg:d="M261 0l-56 203h-25l-44-160c0 0-4-12-5-18l-6 24-43 154h-28l-54-203h27l31 133c0 0 6 27 8 39l1 3c0 0 6-26 10-38l38-137h33l29 103c0 0 10 39 15 72 0 0 3-16 10-45l32-130z">
          <text:p/>
        </draw:path>
        <draw:polygon draw:style-name="gr2" draw:text-style-name="P2" draw:layer="layout" svg:width="0.593cm" svg:height="0.565cm" svg:x="51.505cm" svg:y="3.245cm" svg:viewBox="0 0 594 566" draw:points="0,0 594,0 594,566 0,566">
          <text:p/>
        </draw:polygon>
        <draw:polygon draw:style-name="gr3" draw:text-style-name="P3" draw:layer="layout" svg:width="0.16cm" svg:height="0.202cm" svg:x="51.721cm" svg:y="3.395cm" svg:viewBox="0 0 161 203" draw:points="161,24 94,24 94,203 68,203 68,24 0,24 0,0 161,0">
          <text:p/>
        </draw:polygon>
        <draw:polygon draw:style-name="gr2" draw:text-style-name="P2" draw:layer="layout" svg:width="0.592cm" svg:height="0.565cm" svg:x="52.098cm" svg:y="3.245cm" svg:viewBox="0 0 593 566" draw:points="0,0 593,0 593,566 0,566">
          <text:p/>
        </draw:polygon>
        <draw:polygon draw:style-name="gr3" draw:text-style-name="P3" draw:layer="layout" svg:width="0.136cm" svg:height="0.202cm" svg:x="52.331cm" svg:y="3.395cm" svg:viewBox="0 0 137 203" draw:points="137,24 26,24 26,87 122,87 122,111 26,111 26,203 0,203 0,0 137,0">
          <text:p/>
        </draw:polygon>
        <draw:polygon draw:style-name="gr2" draw:text-style-name="P2" draw:layer="layout" svg:width="0.593cm" svg:height="0.565cm" svg:x="52.69cm" svg:y="3.245cm" svg:viewBox="0 0 594 566" draw:points="0,0 594,0 594,566 0,566">
          <text:p/>
        </draw:polygon>
        <draw:path draw:style-name="gr3" draw:text-style-name="P3" draw:layer="layout" svg:width="0.161cm" svg:height="0.209cm" svg:x="52.905cm" svg:y="3.392cm" svg:viewBox="0 0 162 210" svg:d="M129 64c0 0-1-19-14-30 0 0-12-10-35-10 0 0-21 0-34 8 0 0-12 7-12 23 0 0 0 13 10 20 0 0 10 6 38 13 0 0 25 5 41 11 0 0 17 6 28 18 0 0 11 12 11 32 0 0 0 26-20 44 0 0-22 17-56 17 0 0-42 0-63-19 0 0-21-19-23-49l26-3c0 0 1 25 18 36 0 0 17 11 41 11 0 0 23 0 37-10 0 0 14-9 14-25 0 0 0-16-15-24 0 0-15-7-48-15 0 0-35-7-50-20 0 0-15-14-15-35 0 0 0-25 19-41 0 0 19-16 52-16 0 0 34 0 54 16 0 0 22 16 23 45z">
          <text:p/>
        </draw:path>
        <draw:polygon draw:style-name="gr2" draw:text-style-name="P2" draw:layer="layout" svg:width="4.149cm" svg:height="0.564cm" svg:x="49.727cm" svg:y="2.681cm" svg:viewBox="0 0 4150 565" draw:points="0,0 4150,0 4150,565 0,565">
          <text:p/>
        </draw:polygon>
        <draw:path draw:style-name="gr3" draw:text-style-name="P3" draw:layer="layout" svg:width="1.212cm" svg:height="0.209cm" svg:x="51.205cm" svg:y="2.828cm" svg:viewBox="0 0 1213 210" svg:d="M75 206h-25v-159c0 0-18 18-50 30v-24c0 0 43-20 59-51h16zM271 25c0 0-31 33-52 81 0 0-22 48-26 100h-25c0 0 1-42 20-91 0 0 19-50 50-85h-98v-24h131zM369 144h-76v-25h76zM488 0c0 0 42 0 70 28 0 0 26 29 26 76 0 0 0 47-27 76 0 0-27 30-69 30 0 0-44 0-70-31 0 0-27-30-27-72 0 0 0-50 27-79 0 0 27-28 70-28zM488 186c0 0 30 0 49-22 0 0 20-21 20-60 0 0 0-39-20-60 0 0-19-22-49-22 0 0-30 0-50 21 0 0-19 21-19 64 0 0 0 35 19 57 0 0 19 22 50 22zM736 155c0 0-5 27-22 42 0 0-17 13-39 13 0 0-32 0-49-21 0 0-18-22-18-57 0 0 0-28 11-45 0 0 9-17 25-24 0 0 14-8 31-8 0 0 23 0 39 12 0 0 16 12 20 35l-24 4c0 0-4-15-13-23 0 0-8-7-21-7 0 0-21 0-31 15 0 0-11 14-11 41 0 0 0 27 10 41 0 0 11 16 31 16 0 0 16 0 25-10 0 0 9-9 11-28zM814 206c0 0-11 2-18 2 0 0-17 0-24-6 0 0-7-5-9-15 0 0-2-9-2-25v-84h-18v-19h18v-37l25-15v52h25v19h-25v85c0 0 0 12 3 16 0 0 2 5 11 5 0 0 6 0 11-1zM902 144h-76v-25h76zM1017 206h-25v-159c0 0-19 18-50 30v-24c0 0 43-20 59-51h16zM1105 101c0 0 17-27 48-27 0 0 25 0 43 19 0 0 17 18 17 46 0 0 0 29-17 50 0 0-18 21-46 21 0 0-29 0-50-23 0 0-20-21-20-77 0 0 0-53 18-81 0 0 19-27 54-27 0 0 23 0 38 13 0 0 16 12 19 37l-24 3c0 0-7-33-34-33 0 0-20 0-33 19 0 0-14 19-14 60zM1149 189c0 0 17 0 28-15 0 0 11-13 11-33 0 0 0-20-11-32 0 0-11-13-29-13 0 0-16 0-28 12 0 0-12 12-12 31 0 0 0 21 12 35 0 0 11 15 29 15z">
          <text:p/>
        </draw:path>
        <draw:polygon draw:style-name="gr2" draw:text-style-name="P2" draw:layer="layout" svg:width="0.593cm" svg:height="0.565cm" svg:x="53.283cm" svg:y="3.245cm" svg:viewBox="0 0 594 566" draw:points="0,0 594,0 594,566 0,566">
          <text:p/>
        </draw:polygon>
        <draw:path draw:style-name="gr3" draw:text-style-name="P3" draw:layer="layout" svg:width="0.161cm" svg:height="0.209cm" svg:x="53.498cm" svg:y="3.392cm" svg:viewBox="0 0 162 210" svg:d="M130 64c0 0-2-19-14-30 0 0-12-10-35-10 0 0-21 0-34 8 0 0-13 7-13 23 0 0 0 13 10 20 0 0 10 6 38 13 0 0 25 5 41 11 0 0 16 6 27 18 0 0 12 12 12 32 0 0 0 26-21 44 0 0-21 17-54 17 0 0-42 0-64-19 0 0-22-19-23-49l26-3c0 0 2 25 19 36 0 0 17 11 41 11 0 0 22 0 36-10 0 0 14-9 14-25 0 0 0-16-14-24 0 0-15-7-49-15 0 0-34-7-49-20 0 0-16-14-16-35 0 0 0-25 20-41 0 0 19-16 52-16 0 0 33 0 54 16 0 0 20 16 21 45z">
          <text:p/>
        </draw:path>
        <draw:polygon draw:style-name="gr2" draw:text-style-name="P2" draw:layer="layout" svg:width="0.592cm" svg:height="0.565cm" svg:x="53.876cm" svg:y="3.245cm" svg:viewBox="0 0 593 566" draw:points="0,0 593,0 593,566 0,566">
          <text:p/>
        </draw:polygon>
        <draw:path draw:style-name="gr3" draw:text-style-name="P3" draw:layer="layout" svg:width="0.192cm" svg:height="0.202cm" svg:x="54.076cm" svg:y="3.395cm" svg:viewBox="0 0 193 203" svg:d="M193 203h-25v-169h-1l-58 169h-24l-59-172v172h-26v-203h40l49 145c0 0 8 23 9 30 0 0 4-12 11-33l49-142h35z">
          <text:p/>
        </draw:path>
        <draw:polygon draw:style-name="gr2" draw:text-style-name="P2" draw:layer="layout" svg:width="0.593cm" svg:height="0.565cm" svg:x="54.468cm" svg:y="3.245cm" svg:viewBox="0 0 594 566" draw:points="0,0 594,0 594,566 0,566">
          <text:p/>
        </draw:polygon>
        <draw:polygon draw:style-name="gr3" draw:text-style-name="P3" draw:layer="layout" svg:width="0.16cm" svg:height="0.202cm" svg:x="54.685cm" svg:y="3.395cm" svg:viewBox="0 0 161 203" draw:points="161,24 93,24 93,203 66,203 66,24 0,24 0,0 161,0">
          <text:p/>
        </draw:polygon>
        <draw:polygon draw:style-name="gr2" draw:text-style-name="P2" draw:layer="layout" svg:width="0.593cm" svg:height="0.565cm" svg:x="55.061cm" svg:y="3.245cm" svg:viewBox="0 0 594 566" draw:points="0,0 594,0 594,566 0,566">
          <text:p/>
        </draw:polygon>
        <draw:path draw:style-name="gr3" draw:text-style-name="P3" draw:layer="layout" svg:width="0.26cm" svg:height="0.202cm" svg:x="55.228cm" svg:y="3.395cm" svg:viewBox="0 0 261 203" svg:d="M261 0l-56 203h-26l-44-160c0 0-3-12-4-18h-1l-6 24-42 154h-28l-54-203h27l31 133c0 0 6 27 8 39v3h1c0 0 6-26 9-38l39-137h32l29 103c0 0 11 39 16 72 0 0 3-16 10-45l32-130z">
          <text:p/>
        </draw:path>
        <draw:polygon draw:style-name="gr2" draw:text-style-name="P2" draw:layer="layout" svg:width="0.592cm" svg:height="0.565cm" svg:x="55.654cm" svg:y="3.245cm" svg:viewBox="0 0 593 566" draw:points="0,0 593,0 593,566 0,566">
          <text:p/>
        </draw:polygon>
        <draw:polygon draw:style-name="gr3" draw:text-style-name="P3" draw:layer="layout" svg:width="0.16cm" svg:height="0.202cm" svg:x="55.87cm" svg:y="3.395cm" svg:viewBox="0 0 161 203" draw:points="161,24 94,24 94,203 67,203 67,24 0,24 0,0 161,0">
          <text:p/>
        </draw:polygon>
        <draw:polygon draw:style-name="gr2" draw:text-style-name="P2" draw:layer="layout" svg:width="0.593cm" svg:height="0.565cm" svg:x="56.246cm" svg:y="3.245cm" svg:viewBox="0 0 594 566" draw:points="0,0 594,0 594,566 0,566">
          <text:p/>
        </draw:polygon>
        <draw:polygon draw:style-name="gr3" draw:text-style-name="P3" draw:layer="layout" svg:width="0.136cm" svg:height="0.202cm" svg:x="56.479cm" svg:y="3.395cm" svg:viewBox="0 0 137 203" draw:points="137,24 27,24 27,87 123,87 123,111 27,111 27,203 0,203 0,0 137,0">
          <text:p/>
        </draw:polygon>
        <draw:polygon draw:style-name="gr2" draw:text-style-name="P2" draw:layer="layout" svg:width="0.593cm" svg:height="0.565cm" svg:x="56.839cm" svg:y="3.245cm" svg:viewBox="0 0 594 566" draw:points="0,0 594,0 594,566 0,566">
          <text:p/>
        </draw:polygon>
        <draw:path draw:style-name="gr3" draw:text-style-name="P3" draw:layer="layout" svg:width="0.161cm" svg:height="0.209cm" svg:x="57.054cm" svg:y="3.392cm" svg:viewBox="0 0 162 210" svg:d="M129 64c0 0-2-19-14-30 0 0-12-10-35-10 0 0-21 0-34 8 0 0-13 7-13 23 0 0 0 13 10 20 0 0 10 6 38 13 0 0 26 5 41 11 0 0 16 6 28 18 0 0 12 12 12 32 0 0 0 26-22 44 0 0-21 17-54 17 0 0-42 0-64-19 0 0-21-19-22-49l25-3c0 0 2 25 19 36 0 0 17 11 41 11 0 0 22 0 36-10 0 0 14-9 14-25 0 0 0-16-14-24 0 0-15-7-49-15 0 0-34-7-49-20 0 0-15-14-15-35 0 0 0-25 19-41 0 0 19-16 52-16 0 0 33 0 54 16 0 0 21 16 22 45z">
          <text:p/>
        </draw:path>
        <draw:polygon draw:style-name="gr9" draw:text-style-name="P3" draw:layer="layout" svg:width="0.593cm" svg:height="18.683cm" svg:x="1.128cm" svg:y="3.81cm" svg:viewBox="0 0 594 18684" draw:points="0,0 594,0 594,18684 0,18684">
          <text:p/>
        </draw:polygon>
        <draw:polygon draw:style-name="gr3" draw:text-style-name="P3" draw:layer="layout" svg:width="0.593cm" svg:height="18.683cm" svg:x="1.721cm" svg:y="3.81cm" svg:viewBox="0 0 594 18684" draw:points="0,0 594,0 594,18684 0,18684">
          <text:p/>
        </draw:polygon>
        <draw:polygon draw:style-name="gr12" draw:text-style-name="P1" draw:layer="layout" svg:width="0.593cm" svg:height="18.683cm" svg:x="1.721cm" svg:y="3.81cm" svg:viewBox="0 0 594 18684" draw:points="0,0 594,0 594,18684 0,18684">
          <text:p/>
        </draw:polygon>
        <draw:polygon draw:style-name="gr9" draw:text-style-name="P3" draw:layer="layout" svg:width="0.592cm" svg:height="18.683cm" svg:x="2.314cm" svg:y="3.81cm" svg:viewBox="0 0 593 18684" draw:points="0,0 593,0 593,18684 0,18684">
          <text:p/>
        </draw:polygon>
        <draw:polygon draw:style-name="gr10" draw:text-style-name="P6" draw:layer="layout" svg:width="0.593cm" svg:height="18.683cm" svg:x="2.906cm" svg:y="3.81cm" svg:viewBox="0 0 594 18684" draw:points="0,0 594,0 594,18684 0,18684">
          <text:p/>
        </draw:polygon>
        <draw:polygon draw:style-name="gr10" draw:text-style-name="P6" draw:layer="layout" svg:width="0.593cm" svg:height="18.683cm" svg:x="3.499cm" svg:y="3.81cm" svg:viewBox="0 0 594 18684" draw:points="0,0 594,0 594,18684 0,18684">
          <text:p/>
        </draw:polygon>
        <draw:polygon draw:style-name="gr9" draw:text-style-name="P3" draw:layer="layout" svg:width="0.592cm" svg:height="18.683cm" svg:x="4.092cm" svg:y="3.81cm" svg:viewBox="0 0 593 18684" draw:points="0,0 593,0 593,18684 0,18684">
          <text:p/>
        </draw:polygon>
        <draw:polygon draw:style-name="gr9" draw:text-style-name="P3" draw:layer="layout" svg:width="0.593cm" svg:height="18.683cm" svg:x="4.684cm" svg:y="3.81cm" svg:viewBox="0 0 594 18684" draw:points="0,0 594,0 594,18684 0,18684">
          <text:p/>
        </draw:polygon>
        <draw:polygon draw:style-name="gr9" draw:text-style-name="P3" draw:layer="layout" svg:width="0.593cm" svg:height="18.683cm" svg:x="5.277cm" svg:y="3.81cm" svg:viewBox="0 0 594 18684" draw:points="0,0 594,0 594,18684 0,18684">
          <text:p/>
        </draw:polygon>
        <draw:polygon draw:style-name="gr9" draw:text-style-name="P3" draw:layer="layout" svg:width="0.592cm" svg:height="18.683cm" svg:x="5.87cm" svg:y="3.81cm" svg:viewBox="0 0 593 18684" draw:points="0,0 593,0 593,18684 0,18684">
          <text:p/>
        </draw:polygon>
        <draw:polygon draw:style-name="gr9" draw:text-style-name="P3" draw:layer="layout" svg:width="0.593cm" svg:height="18.683cm" svg:x="6.462cm" svg:y="3.81cm" svg:viewBox="0 0 594 18684" draw:points="0,0 594,0 594,18684 0,18684">
          <text:p/>
        </draw:polygon>
        <draw:polygon draw:style-name="gr10" draw:text-style-name="P6" draw:layer="layout" svg:width="0.593cm" svg:height="18.683cm" svg:x="7.055cm" svg:y="3.81cm" svg:viewBox="0 0 594 18684" draw:points="0,0 594,0 594,18684 0,18684">
          <text:p/>
        </draw:polygon>
        <draw:line draw:style-name="gr11" draw:text-style-name="P1" draw:layer="layout" svg:x1="4.092cm" svg:y1="3.81cm" svg:x2="4.092cm" svg:y2="22.493cm">
          <text:p/>
        </draw:line>
        <draw:polygon draw:style-name="gr10" draw:text-style-name="P6" draw:layer="layout" svg:width="0.592cm" svg:height="18.683cm" svg:x="7.648cm" svg:y="3.81cm" svg:viewBox="0 0 593 18684" draw:points="0,0 593,0 593,18684 0,18684">
          <text:p/>
        </draw:polygon>
        <draw:polygon draw:style-name="gr9" draw:text-style-name="P3" draw:layer="layout" svg:width="0.593cm" svg:height="18.683cm" svg:x="8.24cm" svg:y="3.81cm" svg:viewBox="0 0 594 18684" draw:points="0,0 594,0 594,18684 0,18684">
          <text:p/>
        </draw:polygon>
        <draw:polygon draw:style-name="gr9" draw:text-style-name="P3" draw:layer="layout" svg:width="0.593cm" svg:height="18.683cm" svg:x="8.833cm" svg:y="3.81cm" svg:viewBox="0 0 594 18684" draw:points="0,0 594,0 594,18684 0,18684">
          <text:p/>
        </draw:polygon>
        <draw:polygon draw:style-name="gr9" draw:text-style-name="P3" draw:layer="layout" svg:width="0.592cm" svg:height="18.683cm" svg:x="9.426cm" svg:y="3.81cm" svg:viewBox="0 0 593 18684" draw:points="0,0 593,0 593,18684 0,18684">
          <text:p/>
        </draw:polygon>
        <draw:polygon draw:style-name="gr9" draw:text-style-name="P3" draw:layer="layout" svg:width="0.593cm" svg:height="18.683cm" svg:x="10.018cm" svg:y="3.81cm" svg:viewBox="0 0 594 18684" draw:points="0,0 594,0 594,18684 0,18684">
          <text:p/>
        </draw:polygon>
        <draw:polygon draw:style-name="gr9" draw:text-style-name="P3" draw:layer="layout" svg:width="0.593cm" svg:height="18.683cm" svg:x="10.611cm" svg:y="3.81cm" svg:viewBox="0 0 594 18684" draw:points="0,0 594,0 594,18684 0,18684">
          <text:p/>
        </draw:polygon>
        <draw:polygon draw:style-name="gr10" draw:text-style-name="P6" draw:layer="layout" svg:width="0.592cm" svg:height="18.683cm" svg:x="11.204cm" svg:y="3.81cm" svg:viewBox="0 0 593 18684" draw:points="0,0 593,0 593,18684 0,18684">
          <text:p/>
        </draw:polygon>
        <draw:line draw:style-name="gr11" draw:text-style-name="P1" draw:layer="layout" svg:x1="8.24cm" svg:y1="3.81cm" svg:x2="8.24cm" svg:y2="22.493cm">
          <text:p/>
        </draw:line>
        <draw:polygon draw:style-name="gr10" draw:text-style-name="P6" draw:layer="layout" svg:width="0.593cm" svg:height="18.683cm" svg:x="11.796cm" svg:y="3.81cm" svg:viewBox="0 0 594 18684" draw:points="0,0 594,0 594,18684 0,18684">
          <text:p/>
        </draw:polygon>
        <draw:polygon draw:style-name="gr9" draw:text-style-name="P3" draw:layer="layout" svg:width="0.593cm" svg:height="18.683cm" svg:x="12.389cm" svg:y="3.81cm" svg:viewBox="0 0 594 18684" draw:points="0,0 594,0 594,18684 0,18684">
          <text:p/>
        </draw:polygon>
        <draw:polygon draw:style-name="gr9" draw:text-style-name="P3" draw:layer="layout" svg:width="0.592cm" svg:height="18.683cm" svg:x="12.982cm" svg:y="3.81cm" svg:viewBox="0 0 593 18684" draw:points="0,0 593,0 593,18684 0,18684">
          <text:p/>
        </draw:polygon>
        <draw:polygon draw:style-name="gr9" draw:text-style-name="P3" draw:layer="layout" svg:width="0.593cm" svg:height="18.683cm" svg:x="13.574cm" svg:y="3.81cm" svg:viewBox="0 0 594 18684" draw:points="0,0 594,0 594,18684 0,18684">
          <text:p/>
        </draw:polygon>
        <draw:polygon draw:style-name="gr9" draw:text-style-name="P3" draw:layer="layout" svg:width="0.593cm" svg:height="18.683cm" svg:x="14.167cm" svg:y="3.81cm" svg:viewBox="0 0 594 18684" draw:points="0,0 594,0 594,18684 0,18684">
          <text:p/>
        </draw:polygon>
        <draw:polygon draw:style-name="gr9" draw:text-style-name="P3" draw:layer="layout" svg:width="0.592cm" svg:height="18.683cm" svg:x="14.76cm" svg:y="3.81cm" svg:viewBox="0 0 593 18684" draw:points="0,0 593,0 593,18684 0,18684">
          <text:p/>
        </draw:polygon>
        <draw:polygon draw:style-name="gr10" draw:text-style-name="P6" draw:layer="layout" svg:width="0.593cm" svg:height="18.683cm" svg:x="15.352cm" svg:y="3.81cm" svg:viewBox="0 0 594 18684" draw:points="0,0 594,0 594,18684 0,18684">
          <text:p/>
        </draw:polygon>
        <draw:line draw:style-name="gr11" draw:text-style-name="P1" draw:layer="layout" svg:x1="12.389cm" svg:y1="3.81cm" svg:x2="12.389cm" svg:y2="22.493cm">
          <text:p/>
        </draw:line>
        <draw:polygon draw:style-name="gr10" draw:text-style-name="P6" draw:layer="layout" svg:width="0.593cm" svg:height="18.683cm" svg:x="15.945cm" svg:y="3.81cm" svg:viewBox="0 0 594 18684" draw:points="0,0 594,0 594,18684 0,18684">
          <text:p/>
        </draw:polygon>
        <draw:polygon draw:style-name="gr9" draw:text-style-name="P3" draw:layer="layout" svg:width="0.592cm" svg:height="18.683cm" svg:x="16.538cm" svg:y="3.81cm" svg:viewBox="0 0 593 18684" draw:points="0,0 593,0 593,18684 0,18684">
          <text:p/>
        </draw:polygon>
        <draw:polygon draw:style-name="gr9" draw:text-style-name="P3" draw:layer="layout" svg:width="0.593cm" svg:height="18.683cm" svg:x="17.13cm" svg:y="3.81cm" svg:viewBox="0 0 594 18684" draw:points="0,0 594,0 594,18684 0,18684">
          <text:p/>
        </draw:polygon>
        <draw:polygon draw:style-name="gr9" draw:text-style-name="P3" draw:layer="layout" svg:width="0.593cm" svg:height="18.683cm" svg:x="17.723cm" svg:y="3.81cm" svg:viewBox="0 0 594 18684" draw:points="0,0 594,0 594,18684 0,18684">
          <text:p/>
        </draw:polygon>
        <draw:polygon draw:style-name="gr9" draw:text-style-name="P3" draw:layer="layout" svg:width="0.592cm" svg:height="18.683cm" svg:x="18.316cm" svg:y="3.81cm" svg:viewBox="0 0 593 18684" draw:points="0,0 593,0 593,18684 0,18684">
          <text:p/>
        </draw:polygon>
        <draw:polygon draw:style-name="gr9" draw:text-style-name="P3" draw:layer="layout" svg:width="0.593cm" svg:height="18.683cm" svg:x="18.908cm" svg:y="3.81cm" svg:viewBox="0 0 594 18684" draw:points="0,0 594,0 594,18684 0,18684">
          <text:p/>
        </draw:polygon>
        <draw:polygon draw:style-name="gr10" draw:text-style-name="P6" draw:layer="layout" svg:width="0.593cm" svg:height="18.683cm" svg:x="19.501cm" svg:y="3.81cm" svg:viewBox="0 0 594 18684" draw:points="0,0 594,0 594,18684 0,18684">
          <text:p/>
        </draw:polygon>
        <draw:line draw:style-name="gr11" draw:text-style-name="P1" draw:layer="layout" svg:x1="16.538cm" svg:y1="3.81cm" svg:x2="16.538cm" svg:y2="22.493cm">
          <text:p/>
        </draw:line>
        <draw:polygon draw:style-name="gr10" draw:text-style-name="P6" draw:layer="layout" svg:width="0.592cm" svg:height="18.683cm" svg:x="20.094cm" svg:y="3.81cm" svg:viewBox="0 0 593 18684" draw:points="0,0 593,0 593,18684 0,18684">
          <text:p/>
        </draw:polygon>
        <draw:polygon draw:style-name="gr9" draw:text-style-name="P3" draw:layer="layout" svg:width="0.593cm" svg:height="18.683cm" svg:x="20.686cm" svg:y="3.81cm" svg:viewBox="0 0 594 18684" draw:points="0,0 594,0 594,18684 0,18684">
          <text:p/>
        </draw:polygon>
        <draw:polygon draw:style-name="gr9" draw:text-style-name="P3" draw:layer="layout" svg:width="0.593cm" svg:height="18.683cm" svg:x="21.279cm" svg:y="3.81cm" svg:viewBox="0 0 594 18684" draw:points="0,0 594,0 594,18684 0,18684">
          <text:p/>
        </draw:polygon>
        <draw:polygon draw:style-name="gr9" draw:text-style-name="P3" draw:layer="layout" svg:width="0.592cm" svg:height="18.683cm" svg:x="21.872cm" svg:y="3.81cm" svg:viewBox="0 0 593 18684" draw:points="0,0 593,0 593,18684 0,18684">
          <text:p/>
        </draw:polygon>
        <draw:polygon draw:style-name="gr9" draw:text-style-name="P3" draw:layer="layout" svg:width="0.593cm" svg:height="18.683cm" svg:x="22.464cm" svg:y="3.81cm" svg:viewBox="0 0 594 18684" draw:points="0,0 594,0 594,18684 0,18684">
          <text:p/>
        </draw:polygon>
        <draw:polygon draw:style-name="gr9" draw:text-style-name="P3" draw:layer="layout" svg:width="0.593cm" svg:height="18.683cm" svg:x="23.057cm" svg:y="3.81cm" svg:viewBox="0 0 594 18684" draw:points="0,0 594,0 594,18684 0,18684">
          <text:p/>
        </draw:polygon>
        <draw:polygon draw:style-name="gr10" draw:text-style-name="P6" draw:layer="layout" svg:width="0.592cm" svg:height="18.683cm" svg:x="23.65cm" svg:y="3.81cm" svg:viewBox="0 0 593 18684" draw:points="0,0 593,0 593,18684 0,18684">
          <text:p/>
        </draw:polygon>
        <draw:line draw:style-name="gr11" draw:text-style-name="P1" draw:layer="layout" svg:x1="20.686cm" svg:y1="3.81cm" svg:x2="20.686cm" svg:y2="22.493cm">
          <text:p/>
        </draw:line>
        <draw:polygon draw:style-name="gr10" draw:text-style-name="P6" draw:layer="layout" svg:width="0.593cm" svg:height="18.683cm" svg:x="24.242cm" svg:y="3.81cm" svg:viewBox="0 0 594 18684" draw:points="0,0 594,0 594,18684 0,18684">
          <text:p/>
        </draw:polygon>
        <draw:polygon draw:style-name="gr13" draw:text-style-name="P7" draw:layer="layout" svg:width="0.593cm" svg:height="18.683cm" svg:x="24.835cm" svg:y="3.81cm" svg:viewBox="0 0 594 18684" draw:points="0,0 594,0 594,18684 0,18684">
          <text:p/>
        </draw:polygon>
        <draw:polygon draw:style-name="gr9" draw:text-style-name="P3" draw:layer="layout" svg:width="0.592cm" svg:height="18.683cm" svg:x="25.428cm" svg:y="3.81cm" svg:viewBox="0 0 593 18684" draw:points="0,0 593,0 593,18684 0,18684">
          <text:p/>
        </draw:polygon>
        <draw:polygon draw:style-name="gr9" draw:text-style-name="P3" draw:layer="layout" svg:width="0.593cm" svg:height="18.683cm" svg:x="26.02cm" svg:y="3.81cm" svg:viewBox="0 0 594 18684" draw:points="0,0 594,0 594,18684 0,18684">
          <text:p/>
        </draw:polygon>
        <draw:polygon draw:style-name="gr9" draw:text-style-name="P3" draw:layer="layout" svg:width="0.593cm" svg:height="18.683cm" svg:x="26.613cm" svg:y="3.81cm" svg:viewBox="0 0 594 18684" draw:points="0,0 594,0 594,18684 0,18684">
          <text:p/>
        </draw:polygon>
        <draw:polygon draw:style-name="gr9" draw:text-style-name="P3" draw:layer="layout" svg:width="0.592cm" svg:height="18.683cm" svg:x="27.206cm" svg:y="3.81cm" svg:viewBox="0 0 593 18684" draw:points="0,0 593,0 593,18684 0,18684">
          <text:p/>
        </draw:polygon>
        <draw:polygon draw:style-name="gr10" draw:text-style-name="P6" draw:layer="layout" svg:width="0.593cm" svg:height="18.683cm" svg:x="27.798cm" svg:y="3.81cm" svg:viewBox="0 0 594 18684" draw:points="0,0 594,0 594,18684 0,18684">
          <text:p/>
        </draw:polygon>
        <draw:line draw:style-name="gr11" draw:text-style-name="P1" draw:layer="layout" svg:x1="24.835cm" svg:y1="3.81cm" svg:x2="24.835cm" svg:y2="22.493cm">
          <text:p/>
        </draw:line>
        <draw:polygon draw:style-name="gr10" draw:text-style-name="P6" draw:layer="layout" svg:width="0.593cm" svg:height="18.683cm" svg:x="28.391cm" svg:y="3.81cm" svg:viewBox="0 0 594 18684" draw:points="0,0 594,0 594,18684 0,18684">
          <text:p/>
        </draw:polygon>
        <draw:polygon draw:style-name="gr9" draw:text-style-name="P3" draw:layer="layout" svg:width="0.592cm" svg:height="18.683cm" svg:x="28.984cm" svg:y="3.81cm" svg:viewBox="0 0 593 18684" draw:points="0,0 593,0 593,18684 0,18684">
          <text:p/>
        </draw:polygon>
        <draw:polygon draw:style-name="gr9" draw:text-style-name="P3" draw:layer="layout" svg:width="0.593cm" svg:height="18.683cm" svg:x="29.576cm" svg:y="3.81cm" svg:viewBox="0 0 594 18684" draw:points="0,0 594,0 594,18684 0,18684">
          <text:p/>
        </draw:polygon>
        <draw:polygon draw:style-name="gr9" draw:text-style-name="P3" draw:layer="layout" svg:width="0.593cm" svg:height="18.683cm" svg:x="30.169cm" svg:y="3.81cm" svg:viewBox="0 0 594 18684" draw:points="0,0 594,0 594,18684 0,18684">
          <text:p/>
        </draw:polygon>
        <draw:polygon draw:style-name="gr9" draw:text-style-name="P3" draw:layer="layout" svg:width="0.592cm" svg:height="18.683cm" svg:x="30.762cm" svg:y="3.81cm" svg:viewBox="0 0 593 18684" draw:points="0,0 593,0 593,18684 0,18684">
          <text:p/>
        </draw:polygon>
        <draw:polygon draw:style-name="gr9" draw:text-style-name="P3" draw:layer="layout" svg:width="0.593cm" svg:height="18.683cm" svg:x="31.354cm" svg:y="3.81cm" svg:viewBox="0 0 594 18684" draw:points="0,0 594,0 594,18684 0,18684">
          <text:p/>
        </draw:polygon>
        <draw:polygon draw:style-name="gr10" draw:text-style-name="P6" draw:layer="layout" svg:width="0.593cm" svg:height="18.683cm" svg:x="31.947cm" svg:y="3.81cm" svg:viewBox="0 0 594 18684" draw:points="0,0 594,0 594,18684 0,18684">
          <text:p/>
        </draw:polygon>
        <draw:line draw:style-name="gr11" draw:text-style-name="P1" draw:layer="layout" svg:x1="28.984cm" svg:y1="3.81cm" svg:x2="28.984cm" svg:y2="22.493cm">
          <text:p/>
        </draw:line>
        <draw:polygon draw:style-name="gr10" draw:text-style-name="P6" draw:layer="layout" svg:width="0.592cm" svg:height="18.683cm" svg:x="32.54cm" svg:y="3.81cm" svg:viewBox="0 0 593 18684" draw:points="0,0 593,0 593,18684 0,18684">
          <text:p/>
        </draw:polygon>
        <draw:polygon draw:style-name="gr9" draw:text-style-name="P3" draw:layer="layout" svg:width="0.593cm" svg:height="18.683cm" svg:x="33.132cm" svg:y="3.81cm" svg:viewBox="0 0 594 18684" draw:points="0,0 594,0 594,18684 0,18684">
          <text:p/>
        </draw:polygon>
        <draw:polygon draw:style-name="gr9" draw:text-style-name="P3" draw:layer="layout" svg:width="0.593cm" svg:height="18.683cm" svg:x="33.725cm" svg:y="3.81cm" svg:viewBox="0 0 594 18684" draw:points="0,0 594,0 594,18684 0,18684">
          <text:p/>
        </draw:polygon>
        <draw:polygon draw:style-name="gr9" draw:text-style-name="P3" draw:layer="layout" svg:width="0.592cm" svg:height="18.683cm" svg:x="34.318cm" svg:y="3.81cm" svg:viewBox="0 0 593 18684" draw:points="0,0 593,0 593,18684 0,18684">
          <text:p/>
        </draw:polygon>
        <draw:polygon draw:style-name="gr9" draw:text-style-name="P3" draw:layer="layout" svg:width="0.593cm" svg:height="18.683cm" svg:x="34.91cm" svg:y="3.81cm" svg:viewBox="0 0 594 18684" draw:points="0,0 594,0 594,18684 0,18684">
          <text:p/>
        </draw:polygon>
        <draw:polygon draw:style-name="gr9" draw:text-style-name="P3" draw:layer="layout" svg:width="0.593cm" svg:height="18.683cm" svg:x="35.503cm" svg:y="3.81cm" svg:viewBox="0 0 594 18684" draw:points="0,0 594,0 594,18684 0,18684">
          <text:p/>
        </draw:polygon>
        <draw:polygon draw:style-name="gr10" draw:text-style-name="P6" draw:layer="layout" svg:width="0.592cm" svg:height="18.683cm" svg:x="36.096cm" svg:y="3.81cm" svg:viewBox="0 0 593 18684" draw:points="0,0 593,0 593,18684 0,18684">
          <text:p/>
        </draw:polygon>
        <draw:line draw:style-name="gr11" draw:text-style-name="P1" draw:layer="layout" svg:x1="33.132cm" svg:y1="3.81cm" svg:x2="33.132cm" svg:y2="22.493cm">
          <text:p/>
        </draw:line>
        <draw:polygon draw:style-name="gr10" draw:text-style-name="P6" draw:layer="layout" svg:width="0.593cm" svg:height="18.683cm" svg:x="36.688cm" svg:y="3.81cm" svg:viewBox="0 0 594 18684" draw:points="0,0 594,0 594,18684 0,18684">
          <text:p/>
        </draw:polygon>
        <draw:polygon draw:style-name="gr9" draw:text-style-name="P3" draw:layer="layout" svg:width="0.593cm" svg:height="18.683cm" svg:x="37.281cm" svg:y="3.81cm" svg:viewBox="0 0 594 18684" draw:points="0,0 594,0 594,18684 0,18684">
          <text:p/>
        </draw:polygon>
        <draw:polygon draw:style-name="gr9" draw:text-style-name="P3" draw:layer="layout" svg:width="0.592cm" svg:height="18.683cm" svg:x="37.874cm" svg:y="3.81cm" svg:viewBox="0 0 593 18684" draw:points="0,0 593,0 593,18684 0,18684">
          <text:p/>
        </draw:polygon>
        <draw:polygon draw:style-name="gr9" draw:text-style-name="P3" draw:layer="layout" svg:width="0.593cm" svg:height="18.683cm" svg:x="38.466cm" svg:y="3.81cm" svg:viewBox="0 0 594 18684" draw:points="0,0 594,0 594,18684 0,18684">
          <text:p/>
        </draw:polygon>
        <draw:polygon draw:style-name="gr9" draw:text-style-name="P3" draw:layer="layout" svg:width="0.593cm" svg:height="18.683cm" svg:x="39.059cm" svg:y="3.81cm" svg:viewBox="0 0 594 18684" draw:points="0,0 594,0 594,18684 0,18684">
          <text:p/>
        </draw:polygon>
        <draw:polygon draw:style-name="gr9" draw:text-style-name="P3" draw:layer="layout" svg:width="0.592cm" svg:height="18.683cm" svg:x="39.652cm" svg:y="3.81cm" svg:viewBox="0 0 593 18684" draw:points="0,0 593,0 593,18684 0,18684">
          <text:p/>
        </draw:polygon>
        <draw:polygon draw:style-name="gr10" draw:text-style-name="P6" draw:layer="layout" svg:width="0.593cm" svg:height="18.683cm" svg:x="40.244cm" svg:y="3.81cm" svg:viewBox="0 0 594 18684" draw:points="0,0 594,0 594,18684 0,18684">
          <text:p/>
        </draw:polygon>
        <draw:line draw:style-name="gr11" draw:text-style-name="P1" draw:layer="layout" svg:x1="37.281cm" svg:y1="3.81cm" svg:x2="37.281cm" svg:y2="22.493cm">
          <text:p/>
        </draw:line>
        <draw:polygon draw:style-name="gr10" draw:text-style-name="P6" draw:layer="layout" svg:width="0.593cm" svg:height="18.683cm" svg:x="40.837cm" svg:y="3.81cm" svg:viewBox="0 0 594 18684" draw:points="0,0 594,0 594,18684 0,18684">
          <text:p/>
        </draw:polygon>
        <draw:polygon draw:style-name="gr9" draw:text-style-name="P3" draw:layer="layout" svg:width="0.592cm" svg:height="18.683cm" svg:x="41.43cm" svg:y="3.81cm" svg:viewBox="0 0 593 18684" draw:points="0,0 593,0 593,18684 0,18684">
          <text:p/>
        </draw:polygon>
        <draw:polygon draw:style-name="gr9" draw:text-style-name="P3" draw:layer="layout" svg:width="0.593cm" svg:height="18.683cm" svg:x="42.022cm" svg:y="3.81cm" svg:viewBox="0 0 594 18684" draw:points="0,0 594,0 594,18684 0,18684">
          <text:p/>
        </draw:polygon>
        <draw:polygon draw:style-name="gr9" draw:text-style-name="P3" draw:layer="layout" svg:width="0.593cm" svg:height="18.683cm" svg:x="42.615cm" svg:y="3.81cm" svg:viewBox="0 0 594 18684" draw:points="0,0 594,0 594,18684 0,18684">
          <text:p/>
        </draw:polygon>
        <draw:polygon draw:style-name="gr9" draw:text-style-name="P3" draw:layer="layout" svg:width="0.592cm" svg:height="18.683cm" svg:x="43.208cm" svg:y="3.81cm" svg:viewBox="0 0 593 18684" draw:points="0,0 593,0 593,18684 0,18684">
          <text:p/>
        </draw:polygon>
        <draw:polygon draw:style-name="gr9" draw:text-style-name="P3" draw:layer="layout" svg:width="0.593cm" svg:height="18.683cm" svg:x="43.8cm" svg:y="3.81cm" svg:viewBox="0 0 594 18684" draw:points="0,0 594,0 594,18684 0,18684">
          <text:p/>
        </draw:polygon>
        <draw:polygon draw:style-name="gr10" draw:text-style-name="P6" draw:layer="layout" svg:width="0.593cm" svg:height="18.683cm" svg:x="44.393cm" svg:y="3.81cm" svg:viewBox="0 0 594 18684" draw:points="0,0 594,0 594,18684 0,18684">
          <text:p/>
        </draw:polygon>
        <draw:line draw:style-name="gr11" draw:text-style-name="P1" draw:layer="layout" svg:x1="41.43cm" svg:y1="3.81cm" svg:x2="41.43cm" svg:y2="22.493cm">
          <text:p/>
        </draw:line>
        <draw:polygon draw:style-name="gr10" draw:text-style-name="P6" draw:layer="layout" svg:width="0.592cm" svg:height="18.683cm" svg:x="44.986cm" svg:y="3.81cm" svg:viewBox="0 0 593 18684" draw:points="0,0 593,0 593,18684 0,18684">
          <text:p/>
        </draw:polygon>
        <draw:polygon draw:style-name="gr9" draw:text-style-name="P3" draw:layer="layout" svg:width="0.593cm" svg:height="18.683cm" svg:x="45.578cm" svg:y="3.81cm" svg:viewBox="0 0 594 18684" draw:points="0,0 594,0 594,18684 0,18684">
          <text:p/>
        </draw:polygon>
        <draw:polygon draw:style-name="gr9" draw:text-style-name="P3" draw:layer="layout" svg:width="0.593cm" svg:height="18.683cm" svg:x="46.171cm" svg:y="3.81cm" svg:viewBox="0 0 594 18684" draw:points="0,0 594,0 594,18684 0,18684">
          <text:p/>
        </draw:polygon>
        <draw:polygon draw:style-name="gr9" draw:text-style-name="P3" draw:layer="layout" svg:width="0.592cm" svg:height="18.683cm" svg:x="46.764cm" svg:y="3.81cm" svg:viewBox="0 0 593 18684" draw:points="0,0 593,0 593,18684 0,18684">
          <text:p/>
        </draw:polygon>
        <draw:polygon draw:style-name="gr9" draw:text-style-name="P3" draw:layer="layout" svg:width="0.593cm" svg:height="18.683cm" svg:x="47.356cm" svg:y="3.81cm" svg:viewBox="0 0 594 18684" draw:points="0,0 594,0 594,18684 0,18684">
          <text:p/>
        </draw:polygon>
        <draw:polygon draw:style-name="gr9" draw:text-style-name="P3" draw:layer="layout" svg:width="0.593cm" svg:height="18.683cm" svg:x="47.949cm" svg:y="3.81cm" svg:viewBox="0 0 594 18684" draw:points="0,0 594,0 594,18684 0,18684">
          <text:p/>
        </draw:polygon>
        <draw:polygon draw:style-name="gr10" draw:text-style-name="P6" draw:layer="layout" svg:width="0.592cm" svg:height="18.683cm" svg:x="48.542cm" svg:y="3.81cm" svg:viewBox="0 0 593 18684" draw:points="0,0 593,0 593,18684 0,18684">
          <text:p/>
        </draw:polygon>
        <draw:line draw:style-name="gr11" draw:text-style-name="P1" draw:layer="layout" svg:x1="45.578cm" svg:y1="3.81cm" svg:x2="45.578cm" svg:y2="22.493cm">
          <text:p/>
        </draw:line>
        <draw:polygon draw:style-name="gr10" draw:text-style-name="P6" draw:layer="layout" svg:width="0.593cm" svg:height="18.683cm" svg:x="49.134cm" svg:y="3.81cm" svg:viewBox="0 0 594 18684" draw:points="0,0 594,0 594,18684 0,18684">
          <text:p/>
        </draw:polygon>
        <draw:polygon draw:style-name="gr9" draw:text-style-name="P3" draw:layer="layout" svg:width="0.593cm" svg:height="18.683cm" svg:x="49.727cm" svg:y="3.81cm" svg:viewBox="0 0 594 18684" draw:points="0,0 594,0 594,18684 0,18684">
          <text:p/>
        </draw:polygon>
        <draw:polygon draw:style-name="gr9" draw:text-style-name="P3" draw:layer="layout" svg:width="0.592cm" svg:height="18.683cm" svg:x="50.32cm" svg:y="3.81cm" svg:viewBox="0 0 593 18684" draw:points="0,0 593,0 593,18684 0,18684">
          <text:p/>
        </draw:polygon>
        <draw:polygon draw:style-name="gr9" draw:text-style-name="P3" draw:layer="layout" svg:width="0.593cm" svg:height="18.683cm" svg:x="50.912cm" svg:y="3.81cm" svg:viewBox="0 0 594 18684" draw:points="0,0 594,0 594,18684 0,18684">
          <text:p/>
        </draw:polygon>
        <draw:polygon draw:style-name="gr9" draw:text-style-name="P3" draw:layer="layout" svg:width="0.593cm" svg:height="18.683cm" svg:x="51.505cm" svg:y="3.81cm" svg:viewBox="0 0 594 18684" draw:points="0,0 594,0 594,18684 0,18684">
          <text:p/>
        </draw:polygon>
        <draw:polygon draw:style-name="gr9" draw:text-style-name="P3" draw:layer="layout" svg:width="0.592cm" svg:height="18.683cm" svg:x="52.098cm" svg:y="3.81cm" svg:viewBox="0 0 593 18684" draw:points="0,0 593,0 593,18684 0,18684">
          <text:p/>
        </draw:polygon>
        <draw:polygon draw:style-name="gr10" draw:text-style-name="P6" draw:layer="layout" svg:width="0.593cm" svg:height="18.683cm" svg:x="52.69cm" svg:y="3.81cm" svg:viewBox="0 0 594 18684" draw:points="0,0 594,0 594,18684 0,18684">
          <text:p/>
        </draw:polygon>
        <draw:line draw:style-name="gr11" draw:text-style-name="P1" draw:layer="layout" svg:x1="49.727cm" svg:y1="3.81cm" svg:x2="49.727cm" svg:y2="22.493cm">
          <text:p/>
        </draw:line>
        <draw:polygon draw:style-name="gr10" draw:text-style-name="P6" draw:layer="layout" svg:width="0.593cm" svg:height="18.683cm" svg:x="53.283cm" svg:y="3.81cm" svg:viewBox="0 0 594 18684" draw:points="0,0 594,0 594,18684 0,18684">
          <text:p/>
        </draw:polygon>
        <draw:polygon draw:style-name="gr9" draw:text-style-name="P3" draw:layer="layout" svg:width="0.592cm" svg:height="18.683cm" svg:x="53.876cm" svg:y="3.81cm" svg:viewBox="0 0 593 18684" draw:points="0,0 593,0 593,18684 0,18684">
          <text:p/>
        </draw:polygon>
        <draw:polygon draw:style-name="gr9" draw:text-style-name="P3" draw:layer="layout" svg:width="0.593cm" svg:height="18.683cm" svg:x="54.468cm" svg:y="3.81cm" svg:viewBox="0 0 594 18684" draw:points="0,0 594,0 594,18684 0,18684">
          <text:p/>
        </draw:polygon>
        <draw:polygon draw:style-name="gr9" draw:text-style-name="P3" draw:layer="layout" svg:width="0.593cm" svg:height="18.683cm" svg:x="55.061cm" svg:y="3.81cm" svg:viewBox="0 0 594 18684" draw:points="0,0 594,0 594,18684 0,18684">
          <text:p/>
        </draw:polygon>
        <draw:polygon draw:style-name="gr9" draw:text-style-name="P3" draw:layer="layout" svg:width="0.592cm" svg:height="18.683cm" svg:x="55.654cm" svg:y="3.81cm" svg:viewBox="0 0 593 18684" draw:points="0,0 593,0 593,18684 0,18684">
          <text:p/>
        </draw:polygon>
        <draw:polygon draw:style-name="gr9" draw:text-style-name="P3" draw:layer="layout" svg:width="0.593cm" svg:height="18.683cm" svg:x="56.246cm" svg:y="3.81cm" svg:viewBox="0 0 594 18684" draw:points="0,0 594,0 594,18684 0,18684">
          <text:p/>
        </draw:polygon>
        <draw:polygon draw:style-name="gr10" draw:text-style-name="P6" draw:layer="layout" svg:width="0.593cm" svg:height="18.683cm" svg:x="56.839cm" svg:y="3.81cm" svg:viewBox="0 0 594 18684" draw:points="0,0 594,0 594,18684 0,18684">
          <text:p/>
        </draw:polygon>
        <draw:line draw:style-name="gr11" draw:text-style-name="P1" draw:layer="layout" svg:x1="53.876cm" svg:y1="3.81cm" svg:x2="53.876cm" svg:y2="22.493cm">
          <text:p/>
        </draw:line>
        <draw:line draw:style-name="gr12" draw:text-style-name="P1" draw:layer="layout" svg:x1="-120.368cm" svg:y1="4.374cm" svg:x2="53.876cm" svg:y2="4.374cm">
          <text:p/>
        </draw:line>
        <draw:line draw:style-name="gr12" draw:text-style-name="P1" draw:layer="layout" svg:x1="-120.368cm" svg:y1="4.938cm" svg:x2="53.876cm" svg:y2="4.938cm">
          <text:p/>
        </draw:line>
        <draw:line draw:style-name="gr12" draw:text-style-name="P1" draw:layer="layout" svg:x1="-120.368cm" svg:y1="5.503cm" svg:x2="53.876cm" svg:y2="5.503cm">
          <text:p/>
        </draw:line>
        <draw:line draw:style-name="gr12" draw:text-style-name="P1" draw:layer="layout" svg:x1="-120.368cm" svg:y1="6.067cm" svg:x2="53.876cm" svg:y2="6.067cm">
          <text:p/>
        </draw:line>
        <draw:line draw:style-name="gr12" draw:text-style-name="P1" draw:layer="layout" svg:x1="-120.368cm" svg:y1="6.632cm" svg:x2="53.876cm" svg:y2="6.632cm">
          <text:p/>
        </draw:line>
        <draw:line draw:style-name="gr12" draw:text-style-name="P1" draw:layer="layout" svg:x1="-120.368cm" svg:y1="7.196cm" svg:x2="53.876cm" svg:y2="7.196cm">
          <text:p/>
        </draw:line>
        <draw:line draw:style-name="gr12" draw:text-style-name="P1" draw:layer="layout" svg:x1="-120.368cm" svg:y1="7.761cm" svg:x2="53.876cm" svg:y2="7.761cm">
          <text:p/>
        </draw:line>
        <draw:line draw:style-name="gr12" draw:text-style-name="P1" draw:layer="layout" svg:x1="-120.368cm" svg:y1="8.325cm" svg:x2="53.876cm" svg:y2="8.325cm">
          <text:p/>
        </draw:line>
        <draw:line draw:style-name="gr12" draw:text-style-name="P1" draw:layer="layout" svg:x1="-120.368cm" svg:y1="8.89cm" svg:x2="53.876cm" svg:y2="8.89cm">
          <text:p/>
        </draw:line>
        <draw:line draw:style-name="gr12" draw:text-style-name="P1" draw:layer="layout" svg:x1="-120.368cm" svg:y1="9.454cm" svg:x2="53.876cm" svg:y2="9.454cm">
          <text:p/>
        </draw:line>
        <draw:line draw:style-name="gr12" draw:text-style-name="P1" draw:layer="layout" svg:x1="-120.368cm" svg:y1="10.018cm" svg:x2="53.876cm" svg:y2="10.018cm">
          <text:p/>
        </draw:line>
        <draw:line draw:style-name="gr12" draw:text-style-name="P1" draw:layer="layout" svg:x1="-120.368cm" svg:y1="10.583cm" svg:x2="53.876cm" svg:y2="10.583cm">
          <text:p/>
        </draw:line>
        <draw:line draw:style-name="gr12" draw:text-style-name="P1" draw:layer="layout" svg:x1="-120.368cm" svg:y1="11.147cm" svg:x2="53.876cm" svg:y2="11.147cm">
          <text:p/>
        </draw:line>
        <draw:line draw:style-name="gr12" draw:text-style-name="P1" draw:layer="layout" svg:x1="-120.368cm" svg:y1="11.712cm" svg:x2="53.876cm" svg:y2="11.712cm">
          <text:p/>
        </draw:line>
        <draw:line draw:style-name="gr12" draw:text-style-name="P1" draw:layer="layout" svg:x1="-120.368cm" svg:y1="12.276cm" svg:x2="53.876cm" svg:y2="12.276cm">
          <text:p/>
        </draw:line>
        <draw:line draw:style-name="gr12" draw:text-style-name="P1" draw:layer="layout" svg:x1="-120.368cm" svg:y1="12.841cm" svg:x2="53.876cm" svg:y2="12.841cm">
          <text:p/>
        </draw:line>
        <draw:line draw:style-name="gr12" draw:text-style-name="P1" draw:layer="layout" svg:x1="-120.368cm" svg:y1="13.405cm" svg:x2="53.876cm" svg:y2="13.405cm">
          <text:p/>
        </draw:line>
        <draw:line draw:style-name="gr12" draw:text-style-name="P1" draw:layer="layout" svg:x1="-120.368cm" svg:y1="13.97cm" svg:x2="53.876cm" svg:y2="13.97cm">
          <text:p/>
        </draw:line>
        <draw:line draw:style-name="gr12" draw:text-style-name="P1" draw:layer="layout" svg:x1="-120.368cm" svg:y1="14.534cm" svg:x2="53.876cm" svg:y2="14.534cm">
          <text:p/>
        </draw:line>
        <draw:line draw:style-name="gr12" draw:text-style-name="P1" draw:layer="layout" svg:x1="-120.368cm" svg:y1="15.098cm" svg:x2="53.876cm" svg:y2="15.098cm">
          <text:p/>
        </draw:line>
        <draw:line draw:style-name="gr12" draw:text-style-name="P1" draw:layer="layout" svg:x1="-120.368cm" svg:y1="16.058cm" svg:x2="53.876cm" svg:y2="16.058cm">
          <text:p/>
        </draw:line>
        <draw:line draw:style-name="gr12" draw:text-style-name="P1" draw:layer="layout" svg:x1="-120.368cm" svg:y1="16.622cm" svg:x2="53.876cm" svg:y2="16.622cm">
          <text:p/>
        </draw:line>
        <draw:line draw:style-name="gr12" draw:text-style-name="P1" draw:layer="layout" svg:x1="-120.368cm" svg:y1="17.187cm" svg:x2="53.876cm" svg:y2="17.187cm">
          <text:p/>
        </draw:line>
        <draw:line draw:style-name="gr12" draw:text-style-name="P1" draw:layer="layout" svg:x1="-120.368cm" svg:y1="17.751cm" svg:x2="53.876cm" svg:y2="17.751cm">
          <text:p/>
        </draw:line>
        <draw:polygon draw:style-name="gr18" draw:text-style-name="P11" draw:layer="layout" svg:width="16.595cm" svg:height="0.282cm" svg:x="-7.169cm" svg:y="17.328cm" svg:viewBox="0 0 16596 283" draw:points="0,0 16596,0 16596,283 0,283">
          <text:p/>
        </draw:polygon>
        <draw:path draw:style-name="gr8" draw:text-style-name="P5" draw:layer="layout" svg:width="2.633cm" svg:height="0.261cm" svg:x="9.589cm" svg:y="17.352cm" svg:viewBox="0 0 2634 262" svg:d="M137 25h-110v62h95v24h-95v92h-27v-203h137zM194 203h-25v-147h25zM194 29h-25v-29h25zM359 136h-110c0 0 2 24 14 37 0 0 13 13 31 13 0 0 14 0 24-8 0 0 9-7 14-23l26 4c0 0-6 23-23 35 0 0-16 12-41 12 0 0-33 0-52-20 0 0-18-20-18-55 0 0 0-35 18-56 0 0 18-22 51-22 0 0 16 0 31 7 0 0 14 7 25 24 0 0 10 17 10 52zM333 116c0 0-1-23-13-33 0 0-13-9-27-9 0 0-18 0-29 11 0 0-11 12-13 31zM414 203h-25v-203h25zM570 203h-23v-19h-1c0 0-13 22-40 22 0 0-27 0-45-21 0 0-18-21-18-55 0 0 0-36 17-56 0 0 17-21 45-21 0 0 26 0 39 20h1v-73h25zM508 186c0 0 17 0 28-14 0 0 11-13 11-40 0 0 0-27-10-43 0 0-11-15-30-15 0 0-19 0-29 15 0 0-10 15-10 41 0 0 0 18 5 30 0 0 6 13 15 19 0 0 10 7 20 7zM834 25h-67v178h-26v-178h-67v-25h160zM986 136h-109c0 0 1 24 13 37 0 0 13 13 32 13 0 0 14 0 23-8 0 0 10-7 15-23l25 4c0 0-6 23-22 35 0 0-17 12-41 12 0 0-34 0-52-20 0 0-19-20-19-55 0 0 0-35 18-56 0 0 18-22 51-22 0 0 16 0 31 7 0 0 15 7 25 24 0 0 10 17 10 52zM961 116c0 0-2-23-14-33 0 0-12-9-27-9 0 0-18 0-29 11 0 0-11 12-13 31zM1098 98c0 0-2-13-10-18 0 0-8-6-22-6 0 0-14 0-23 4 0 0-9 5-9 14 0 0 0 9 7 13 0 0 7 4 27 9 0 0 24 6 35 10 0 0 11 5 18 13 0 0 7 8 7 23 0 0 0 19-17 33 0 0-16 13-42 13 0 0-28 0-44-12 0 0-15-11-19-35l25-4c0 0 2 16 11 23 0 0 10 8 26 8 0 0 17 0 25-7 0 0 9-7 9-17 0 0 0-6-4-10 0 0-4-4-10-6 0 0-6-2-27-7 0 0-31-8-41-18 0 0-10-11-10-26 0 0 0-18 15-30 0 0 14-12 39-12 0 0 26 0 41 10 0 0 14 11 17 31zM1214 202c0 0-11 2-18 2 0 0-17 0-24-5 0 0-7-6-9-15 0 0-2-8-2-24v-84h-18v-20h18v-36l25-16v52h25v20h-25v85c0 0 0 11 3 16 0 0 2 5 11 5 0 0 5 0 11-2zM1317 0h76c0 0 18 0 31 1 0 0 13 2 25 11 0 0 11 7 16 20 0 0 6 13 6 27 0 0 0 28-18 45 0 0-18 17-57 17h-52v82h-27zM1344 97h52c0 0 47 0 47-37 0 0 0-12-6-21 0 0-6-10-15-12 0 0-9-2-27-2h-51zM1581 61l-8 23c0 0-9-5-18-5 0 0-14 0-21 12 0 0-7 13-7 35v77h-26v-147h23v23h1c0 0 12-26 31-26 0 0 13 0 25 8zM1656 53c0 0 30 0 49 20 0 0 19 19 19 54 0 0 0 44-20 61 0 0-22 18-48 18 0 0-28 0-48-18 0 0-20-18-20-58 0 0 0-39 19-58 0 0 20-19 49-19zM1656 186c0 0 21 0 32-16 0 0 11-16 11-41 0 0 0-28-12-42 0 0-13-13-31-13 0 0-19 0-31 14 0 0-12 14-12 42 0 0 0 28 12 42 0 0 12 14 31 14zM1811 202c0 0-12 2-19 2 0 0-16 0-24-5 0 0-7-6-9-15 0 0-2-8-2-24v-84h-18v-20h18v-36l25-16v52h25v20h-25v85c0 0 0 11 2 16 0 0 3 5 12 5 0 0 5 0 11-2zM1891 53c0 0 30 0 49 20 0 0 20 19 20 54 0 0 0 44-21 61 0 0-21 18-48 18 0 0-28 0-48-18 0 0-20-18-20-58 0 0 0-39 20-58 0 0 19-19 48-19zM1891 186c0 0 21 0 32-16 0 0 12-16 12-41 0 0 0-28-13-42 0 0-12-13-31-13 0 0-19 0-31 14 0 0-12 14-12 42 0 0 0 28 13 42 0 0 12 14 30 14zM2046 202c0 0-11 2-19 2 0 0-16 0-24-5 0 0-7-6-9-15 0 0-1-8-1-24v-84h-18v-20h18v-36l25-16v52h24v20h-24v85c0 0 0 11 2 16 0 0 2 5 11 5 0 0 6 0 11-2zM2187 56l-56 149v1c0 0-8 25-19 40 0 0-10 16-30 16 0 0-7 0-16-3l-3-23c0 0 8 2 14 2 0 0 14 0 19-7 0 0 6-8 12-28l-55-147h27l34 96c0 0 3 9 6 23h1c0 0 3-16 9-30l32-89zM2232 75c0 0 13-22 42-22 0 0 29 0 46 21 0 0 16 21 16 54 0 0 0 36-18 57 0 0-18 21-45 21 0 0-25 0-39-18h-1v71h-25v-203h23v19zM2271 186c0 0 17 0 29-15 0 0 11-14 11-43 0 0 0-27-11-41 0 0-11-14-28-14 0 0-18 0-30 16 0 0-11 16-11 41 0 0 0 28 11 42 0 0 11 14 29 14zM2493 136h-109c0 0 1 24 13 37 0 0 13 13 31 13 0 0 15 0 24-8 0 0 10-7 15-23l25 4c0 0-6 23-22 35 0 0-17 12-42 12 0 0-33 0-51-20 0 0-19-20-19-55 0 0 0-35 18-56 0 0 18-22 51-22 0 0 16 0 31 7 0 0 15 7 25 24 0 0 10 17 10 52zM2468 116c0 0-2-23-14-33 0 0-12-9-27-9 0 0-18 0-29 11 0 0-11 12-13 31zM2605 98c0 0-2-13-10-18 0 0-8-6-23-6 0 0-14 0-22 4 0 0-9 5-9 14 0 0 0 9 7 13 0 0 7 4 27 9 0 0 24 6 35 10 0 0 11 5 18 13 0 0 6 8 6 23 0 0 0 19-16 33 0 0-16 13-42 13 0 0-28 0-44-12 0 0-15-11-19-35l25-4c0 0 2 16 11 23 0 0 9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120.368cm" svg:y1="18.316cm" svg:x2="53.876cm" svg:y2="18.316cm">
          <text:p/>
        </draw:line>
        <draw:polygon draw:style-name="gr18" draw:text-style-name="P11" draw:layer="layout" svg:width="16.595cm" svg:height="0.283cm" svg:x="5.277cm" svg:y="17.892cm" svg:viewBox="0 0 16596 284" draw:points="0,0 16596,0 16596,284 0,284">
          <text:p/>
        </draw:polygon>
        <draw:path draw:style-name="gr8" draw:text-style-name="P5" draw:layer="layout" svg:width="1.723cm" svg:height="0.261cm" svg:x="22.012cm" svg:y="17.916cm" svg:viewBox="0 0 1724 262" svg:d="M189 202h-30l-23-61h-85l-22 61h-29l78-202h29zM127 120c0 0-25-66-28-75 0 0-3-9-7-24 0 0-4 21-11 38l-22 61zM326 202h-23v-19h-1c0 0-13 23-40 23 0 0-27 0-45-22 0 0-18-21-18-55 0 0 0-35 17-56 0 0 17-20 45-20 0 0 26 0 40 20v-73h25zM265 185c0 0 16 0 27-13 0 0 12-14 12-41 0 0 0-27-11-42 0 0-10-16-29-16 0 0-20 0-30 15 0 0-10 16-10 41 0 0 0 18 6 31 0 0 5 13 15 19 0 0 9 6 20 6zM390 210c0 0 0 15-2 26 0 0-2 10-10 18 0 0-8 8-25 8 0 0-10 0-19-2l4-21c0 0 7 2 12 2 0 0 8 0 11-6 0 0 4-5 4-25v-154h25zM390 28h-25v-28h25zM546 202h-22v-21h-1c0 0-17 25-46 25 0 0-15 0-28-7 0 0-13-7-17-20 0 0-5-12-5-33v-90h25v81c0 0 0 19 2 28 0 0 2 8 10 14 0 0 7 5 18 5 0 0 14 0 27-10 0 0 13-9 13-40v-78h24zM666 97c0 0-2-12-10-18 0 0-7-6-22-6 0 0-14 0-23 5 0 0-9 5-9 14 0 0 0 9 7 12 0 0 7 4 28 9 0 0 23 6 34 11 0 0 12 4 18 13 0 0 7 8 7 22 0 0 0 20-16 33 0 0-16 14-43 14 0 0-28 0-43-12 0 0-16-12-20-36l25-3c0 0 2 15 11 22 0 0 10 8 27 8 0 0 16 0 25-6 0 0 8-8 8-17 0 0 0-7-3-11 0 0-5-4-11-6 0 0-5-2-27-7 0 0-31-7-41-18 0 0-10-11-10-25 0 0 0-19 15-30 0 0 15-12 39-12 0 0 26 0 41 10 0 0 14 10 18 31zM783 202c0 0-11 2-19 2 0 0-16 0-24-6 0 0-7-5-9-14 0 0-1-9-1-25v-84h-18v-19h18v-37l24-14v51h25v19h-25v86c0 0 0 11 3 15 0 0 2 5 11 5 0 0 6 0 11-1zM886 0h70c0 0 19 0 32 2 0 0 13 2 25 9 0 0 12 7 21 20 0 0 9 13 14 29 0 0 5 17 5 40 0 0 0 45-21 73 0 0-21 29-73 29h-73zM913 178h43c0 0 14 0 24-2 0 0 10-1 21-8 0 0 11-8 18-24 0 0 7-17 7-44 0 0 0-16-3-29 0 0-3-13-10-24 0 0-7-11-17-16 0 0-9-5-18-6 0 0-9-1-23-1h-42zM1213 135h-109c0 0 1 24 14 37 0 0 12 13 30 13 0 0 15 0 24-7 0 0 10-8 15-23l26 3c0 0-7 23-23 35 0 0-17 13-42 13 0 0-32 0-51-20 0 0-18-21-18-56 0 0 0-34 18-56 0 0 18-21 50-21 0 0 16 0 31 7 0 0 15 7 25 24 0 0 10 17 10 51zM1188 115c0 0-1-23-14-32 0 0-12-10-27-10 0 0-17 0-29 12 0 0-11 11-13 30zM1326 97c0 0-2-12-10-18 0 0-8-6-22-6 0 0-14 0-23 5 0 0-9 5-9 14 0 0 0 9 7 12 0 0 7 4 28 9 0 0 23 6 34 11 0 0 12 4 18 13 0 0 6 8 6 22 0 0 0 20-15 33 0 0-17 14-43 14 0 0-28 0-44-12 0 0-15-12-20-36l26-3c0 0 2 15 11 22 0 0 10 8 27 8 0 0 16 0 25-6 0 0 8-8 8-17 0 0 0-7-4-11 0 0-4-4-10-6 0 0-6-2-27-7 0 0-31-7-41-18 0 0-10-11-10-25 0 0 0-19 15-30 0 0 14-12 39-12 0 0 26 0 41 10 0 0 14 10 17 31zM1410 202h-25v-146h25zM1410 28h-25v-28h25zM1568 182c0 0 0 32-7 48 0 0-6 16-21 24 0 0-16 8-38 8 0 0-25 0-42-11 0 0-16-11-16-37l24 4c0 0 1 13 10 18 0 0 8 6 23 6 0 0 20 0 29-8 0 0 9-8 11-20 0 0 2-11 2-31 0 0-16 19-41 19 0 0-28 0-46-21 0 0-17-21-17-53 0 0 0-32 17-54 0 0 17-21 46-21 0 0 26 0 43 20v-17h23zM1504 182c0 0 16 0 29-13 0 0 12-12 12-42 0 0 0-26-12-40 0 0-12-14-29-14 0 0-18 0-29 14 0 0-11 15-11 39 0 0 0 29 12 43 0 0 11 13 28 13zM1724 202h-24v-89c0 0 0-22-8-30 0 0-8-9-23-9 0 0-11 0-21 5 0 0-10 6-14 16 0 0-4 9-4 27v80h-25v-146h23v21c0 0 8-12 20-18 0 0 11-6 26-6 0 0 12 0 23 4 0 0 12 4 18 12 0 0 6 8 8 18 0 0 1 9 1 25z">
          <text:p/>
        </draw:path>
        <draw:line draw:style-name="gr12" draw:text-style-name="P1" draw:layer="layout" svg:x1="-120.368cm" svg:y1="18.88cm" svg:x2="53.876cm" svg:y2="18.88cm">
          <text:p/>
        </draw:line>
        <draw:polygon draw:style-name="gr18" draw:text-style-name="P11" draw:layer="layout" svg:width="8.297cm" svg:height="0.282cm" svg:x="9.426cm" svg:y="18.457cm" svg:viewBox="0 0 8298 283" draw:points="0,0 8298,0 8298,283 0,283">
          <text:p/>
        </draw:polygon>
        <draw:path draw:style-name="gr8" draw:text-style-name="P5" draw:layer="layout" svg:width="2.218cm" svg:height="0.209cm" svg:x="17.878cm" svg:y="18.477cm" svg:viewBox="0 0 2219 210" svg:d="M96 0c0 0 43 0 70 30 0 0 27 29 27 76 0 0 0 47-27 76 0 0-27 28-70 28 0 0-44 0-70-29 0 0-26-30-26-73 0 0 0-50 26-78 0 0 27-30 70-30zM96 187c0 0 31 0 50-21 0 0 19-22 19-60 0 0 0-39-19-61 0 0-20-21-49-21 0 0-31 0-50 21 0 0-20 21-20 64 0 0 0 35 19 56 0 0 20 22 50 22zM303 65l-8 23c0 0-9-6-18-6 0 0-14 0-21 13 0 0-7 12-7 35v77h-25v-147h23v22c0 0 12-25 31-25 0 0 13 0 25 8zM437 207h-23v-19h-1c0 0-13 22-40 22 0 0-27 0-45-21 0 0-18-22-18-55 0 0 0-36 17-57 0 0 17-20 45-20 0 0 26 0 40 20v-74h25zM375 190c0 0 17 0 28-14 0 0 11-13 11-40 0 0 0-27-10-43 0 0-10-16-30-16 0 0-19 0-29 16 0 0-10 15-10 41 0 0 0 18 6 30 0 0 5 13 15 19 0 0 9 7 19 7zM602 140h-109c0 0 2 24 14 37 0 0 12 13 31 13 0 0 14 0 24-8 0 0 9-7 14-23l26 4c0 0-7 22-23 35 0 0-16 12-41 12 0 0-33 0-52-20 0 0-18-20-18-55 0 0 0-35 18-56 0 0 18-22 50-22 0 0 16 0 31 7 0 0 15 7 25 24 0 0 10 17 10 52zM577 119c0 0-1-22-14-32 0 0-12-10-27-10 0 0-17 0-28 12 0 0-12 12-13 30zM711 65l-8 23c0 0-10-6-18-6 0 0-14 0-21 13 0 0-8 12-8 35v77h-24v-147h22v22h1c0 0 12-25 31-25 0 0 12 0 25 8zM928 64c0 0-2-19-14-29 0 0-12-10-35-10 0 0-21 0-34 8 0 0-13 7-13 22 0 0 0 13 10 20 0 0 10 6 38 13 0 0 25 5 41 11 0 0 16 6 27 18 0 0 11 12 11 32 0 0 0 27-20 44 0 0-21 17-54 17 0 0-43 0-64-19 0 0-21-19-22-49l25-2c0 0 2 24 19 35 0 0 17 11 41 11 0 0 22 0 36-9 0 0 14-10 14-25 0 0 0-17-15-24 0 0-14-8-48-16 0 0-34-7-49-20 0 0-15-13-15-35 0 0 0-24 19-41 0 0 19-16 52-16 0 0 33 0 54 16 0 0 20 17 21 46zM1051 206c0 0-11 2-19 2 0 0-16 0-23-5 0 0-8-6-9-15 0 0-2-9-2-24v-84h-18v-20h18v-36l25-16v52h25v20h-25v85c0 0 0 11 2 16 0 0 3 4 12 4 0 0 5 0 11-1zM1132 57c0 0 30 0 49 19 0 0 20 19 20 55 0 0 0 44-21 61 0 0-22 18-48 18 0 0-28 0-48-18 0 0-21-19-21-58 0 0 0-39 20-58 0 0 20-19 49-19zM1132 190c0 0 21 0 32-16 0 0 11-16 11-41 0 0 0-28-12-42 0 0-13-14-31-14 0 0-19 0-31 15 0 0-12 14-12 42 0 0 0 27 12 42 0 0 13 14 31 14zM1349 156c0 0-5 28-22 41 0 0-17 13-39 13 0 0-32 0-49-21 0 0-17-21-17-55 0 0 0-29 10-46 0 0 10-17 25-24 0 0 15-7 31-7 0 0 23 0 39 12 0 0 16 11 20 34l-24 4c0 0-4-15-13-22 0 0-8-8-21-8 0 0-21 0-31 15 0 0-11 15-11 41 0 0 0 27 11 42 0 0 10 15 30 15 0 0 16 0 25-9 0 0 9-10 12-28zM1492 207h-31l-48-75-18 16v59h-25v-204h25v116l59-59h32l-56 55zM1593 3h76c0 0 18 0 31 2 0 0 13 2 25 10 0 0 11 8 17 21 0 0 5 13 5 27 0 0 0 28-18 45 0 0-18 17-58 17h-51v82h-27zM1620 101h52c0 0 47 0 47-37 0 0 0-12-6-21 0 0-6-10-15-12 0 0-9-3-27-3h-51zM1905 207h-26c0 0-3-7-5-18 0 0-25 21-54 21 0 0-23 0-36-12 0 0-14-11-14-30 0 0 0-18 13-30 0 0 13-12 45-16l23-3c0 0 13-2 21-5 0 0 0-11 0-16 0 0-1-5-5-10 0 0-3-5-10-8 0 0-8-3-20-3 0 0-16 0-26 6 0 0-9 6-12 22l-24-3c0 0 4-22 20-34 0 0 16-11 46-11 0 0 26 0 38 8 0 0 12 8 15 19 0 0 3 11 3 28v34c0 0 0 30 1 40 0 0 2 11 7 21zM1872 142v-9c0 0-19 7-47 10 0 0-28 4-28 24 0 0 0 10 7 17 0 0 8 6 22 6 0 0 18 0 32-11 0 0 14-10 14-37zM2014 65l-8 23c0 0-10-6-19-6 0 0-13 0-20 13 0 0-8 12-8 35v77h-24v-147h22v22h1c0 0 11-25 30-25 0 0 13 0 26 8zM2087 206c0 0-12 2-19 2 0 0-16 0-24-5 0 0-8-6-9-15 0 0-2-9-2-24v-84h-18v-20h18v-36l25-16v52h25v20h-25v85c0 0 0 11 2 16 0 0 3 4 12 4 0 0 5 0 11-1zM2189 101c0 0-1-12-9-18 0 0-8-6-23-6 0 0-14 0-23 5 0 0-9 5-9 14 0 0 0 9 7 13 0 0 7 3 28 9 0 0 23 6 34 10 0 0 12 5 18 13 0 0 7 8 7 23 0 0 0 19-16 33 0 0-16 13-43 13 0 0-28 0-43-12 0 0-16-11-20-35l25-4c0 0 2 16 11 23 0 0 10 8 27 8 0 0 16 0 25-7 0 0 8-7 8-17 0 0 0-6-3-11 0 0-4-3-10-6 0 0-6-1-27-7 0 0-32-7-41-18 0 0-11-10-11-25 0 0 0-18 15-30 0 0 15-12 39-12 0 0 26 0 41 10 0 0 15 10 18 31z">
          <text:p/>
        </draw:path>
        <draw:line draw:style-name="gr12" draw:text-style-name="P1" draw:layer="layout" svg:x1="-120.368cm" svg:y1="19.445cm" svg:x2="53.876cm" svg:y2="19.445cm">
          <text:p/>
        </draw:line>
        <draw:polygon draw:style-name="gr18" draw:text-style-name="P11" draw:layer="layout" svg:width="8.297cm" svg:height="0.283cm" svg:x="9.426cm" svg:y="19.021cm" svg:viewBox="0 0 8298 284" draw:points="0,0 8298,0 8298,284 0,284">
          <text:p/>
        </draw:polygon>
        <draw:path draw:style-name="gr8" draw:text-style-name="P5" draw:layer="layout" svg:width="2.485cm" svg:height="0.21cm" svg:x="17.878cm" svg:y="19.041cm" svg:viewBox="0 0 2486 211" svg:d="M96 0c0 0 43 0 70 29 0 0 27 29 27 77 0 0 0 47-27 76 0 0-27 29-70 29 0 0-44 0-70-30 0 0-26-30-26-72 0 0 0-51 26-80 0 0 27-29 70-29zM96 188c0 0 31 0 50-22 0 0 19-21 19-60 0 0 0-40-19-62 0 0-20-21-49-21 0 0-31 0-50 21 0 0-20 21-20 65 0 0 0 35 19 57 0 0 20 22 50 22zM303 64l-8 24c0 0-9-6-18-6 0 0-14 0-21 13 0 0-7 13-7 35v77h-25v-147h23v22c0 0 12-26 31-26 0 0 13 0 25 8zM437 207h-23v-19h-1c0 0-13 23-40 23 0 0-27 0-45-22 0 0-18-21-18-55 0 0 0-36 17-57 0 0 17-21 45-21 0 0 26 0 40 21v-73h25zM375 190c0 0 17 0 28-13 0 0 11-14 11-41 0 0 0-27-10-42 0 0-10-17-30-17 0 0-19 0-29 16 0 0-10 16-10 41 0 0 0 18 6 31 0 0 5 12 15 19 0 0 9 6 19 6zM602 140h-109c0 0 2 24 14 37 0 0 12 13 31 13 0 0 14 0 24-7 0 0 9-8 14-23l26 3c0 0-7 23-23 35 0 0-16 13-41 13 0 0-33 0-52-21 0 0-18-20-18-55 0 0 0-34 18-57 0 0 18-22 50-22 0 0 16 0 31 8 0 0 15 7 25 25 0 0 10 16 10 51zM577 120c0 0-1-23-14-33 0 0-12-10-27-10 0 0-17 0-28 13 0 0-12 11-13 30zM711 64l-8 24c0 0-10-6-18-6 0 0-14 0-21 13 0 0-8 13-8 35v77h-24v-147h22v22h1c0 0 12-26 31-26 0 0 12 0 25 8zM980 143c0 0-9 34-31 51 0 0-22 17-53 17 0 0-49 0-72-31 0 0-23-32-23-75 0 0 0-50 27-77 0 0 27-28 69-28 0 0 29 0 50 16 0 0 21 15 29 44l-26 6c0 0-6-22-20-32 0 0-14-11-34-11 0 0-33 0-50 22 0 0-17 22-17 59 0 0 0 42 18 63 0 0 18 21 47 21 0 0 24 0 39-13 0 0 14-13 20-39zM1128 207h-22v-21h-1c0 0-16 25-46 25 0 0-15 0-28-7 0 0-13-8-17-20 0 0-4-13-4-33v-91h24v82c0 0 0 19 2 28 0 0 2 8 10 13 0 0 8 6 19 6 0 0 14 0 26-10 0 0 12-9 12-40v-79h25zM1248 102c0 0-1-12-10-18 0 0-8-7-22-7 0 0-14 0-23 5 0 0-9 5-9 15 0 0 0 8 8 12 0 0 6 4 27 9 0 0 23 6 35 11 0 0 11 4 17 12 0 0 7 9 7 23 0 0 0 20-16 33 0 0-16 14-43 14 0 0-28 0-43-12 0 0-16-12-19-36l24-3c0 0 2 15 12 22 0 0 9 8 26 8 0 0 16 0 25-7 0 0 9-7 9-17 0 0 0-6-5-10 0 0-4-4-10-6 0 0-6-2-26-7 0 0-31-8-42-18 0 0-9-11-9-26 0 0 0-19 14-31 0 0 15-12 39-12 0 0 27 0 41 11 0 0 15 10 17 31zM1365 207c0 0-11 2-19 2 0 0-16 0-24-6 0 0-7-5-9-14 0 0-1-9-1-25v-85h-18v-19h18v-37l25-14v51h24v19h-24v86c0 0 0 12 2 16 0 0 2 5 11 5 0 0 6 0 11-1zM1446 56c0 0 29 0 49 20 0 0 19 20 19 56 0 0 0 43-21 61 0 0-21 18-47 18 0 0-28 0-48-19 0 0-21-18-21-58 0 0 0-38 20-58 0 0 20-20 49-20zM1446 190c0 0 21 0 32-16 0 0 11-15 11-41 0 0 0-27-12-41 0 0-13-15-31-15 0 0-19 0-31 15 0 0-12 14-12 42 0 0 0 28 12 42 0 0 12 14 31 14zM1741 207h-25v-92c0 0 0-11-1-18 0 0-1-7-7-13 0 0-6-6-18-6 0 0-14 0-25 11 0 0-11 10-11 33v85h-25v-95c0 0 0-19-6-26 0 0-7-8-19-8 0 0-16 0-27 12 0 0-10 11-10 41v76h-24v-147h22v20c0 0 15-24 44-24 0 0 16 0 27 7 0 0 10 7 15 19 0 0 16-26 45-26 0 0 23 0 34 13 0 0 11 12 11 38zM1859 4h77c0 0 18 0 31 2 0 0 13 2 24 9 0 0 11 8 17 21 0 0 6 12 6 26 0 0 0 29-18 46 0 0-18 17-58 17h-52v82h-27zM1886 101h52c0 0 48 0 48-38 0 0 0-12-6-21 0 0-6-10-16-12 0 0-9-2-26-2h-52zM2172 207h-27c0 0-3-7-4-18 0 0-26 22-54 22 0 0-23 0-37-12 0 0-13-12-13-31 0 0 0-18 13-30 0 0 13-11 44-15l24-4c0 0 12-2 21-5 0 0 0-11-1-16 0 0-1-4-4-9 0 0-3-5-11-9 0 0-7-3-20-3 0 0-16 0-25 7 0 0-9 6-13 22l-24-3c0 0 4-24 21-35 0 0 16-12 45-12 0 0 26 0 39 8 0 0 12 8 15 20 0 0 3 11 3 29v33c0 0 0 30 1 41 0 0 1 10 7 20zM2139 142v-8c0 0-20 6-48 10 0 0-28 4-28 24 0 0 0 10 8 16 0 0 7 7 22 7 0 0 18 0 32-11 0 0 14-11 14-38zM2281 64l-9 24c0 0-9-6-18-6 0 0-14 0-21 13 0 0-7 13-7 35v77h-25v-147h23v22c0 0 12-26 31-26 0 0 13 0 26 8zM2353 207c0 0-11 2-19 2 0 0-16 0-23-6 0 0-8-5-10-14 0 0-1-9-1-25v-85h-18v-19h18v-37l25-14v51h24v19h-24v86c0 0 0 12 2 16 0 0 2 5 11 5 0 0 6 0 11-1zM2456 102c0 0-2-12-10-18 0 0-8-7-22-7 0 0-14 0-23 5 0 0-9 5-9 15 0 0 0 8 7 12 0 0 7 4 27 9 0 0 24 6 35 11 0 0 11 4 18 12 0 0 7 9 7 23 0 0 0 20-17 33 0 0-16 14-42 14 0 0-28 0-44-12 0 0-15-12-19-36l25-3c0 0 2 15 11 22 0 0 10 8 26 8 0 0 17 0 25-7 0 0 9-7 9-17 0 0 0-6-4-10 0 0-4-4-10-6 0 0-6-2-27-7 0 0-31-8-41-18 0 0-10-11-10-26 0 0 0-19 15-31 0 0 14-12 39-12 0 0 26 0 41 11 0 0 14 10 17 31z">
          <text:p/>
        </draw:path>
        <draw:polyline draw:style-name="gr21" draw:text-style-name="P1" draw:layer="layout" svg:width="0.141cm" svg:height="0.903cm" svg:x="17.723cm" svg:y="18.711cm" svg:viewBox="0 0 142 904" draw:points="0,0 142,0 142,904">
          <text:p/>
        </draw:polyline>
        <draw:polyline draw:style-name="gr21" draw:text-style-name="P1" draw:layer="layout" svg:width="0.141cm" svg:height="0.339cm" svg:x="17.723cm" svg:y="19.275cm" svg:viewBox="0 0 142 340" draw:points="0,0 142,0 142,340">
          <text:p/>
        </draw:polyline>
        <draw:frame draw:style-name="gr24" draw:text-style-name="P15" draw:layer="layout" svg:width="1.602cm" svg:height="0.412cm" svg:x="25.226cm" svg:y="20.349cm">
          <draw:text-box>
            <text:p text:style-name="P13"><text:span text:style-name="T2">Page 6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7" draw:style-name="dp1" draw:master-page-name="master-page70">
        <draw:polygon draw:style-name="gr2" draw:text-style-name="P2" draw:layer="layout" svg:width="0.592cm" svg:height="0.564cm" svg:x="1.044cm" svg:y="-13.801cm" svg:viewBox="0 0 593 565" draw:points="0,0 593,0 593,565 0,565">
          <text:p/>
        </draw:polygon>
        <draw:polygon draw:style-name="gr3" draw:text-style-name="P3" draw:layer="layout" svg:width="0.16cm" svg:height="0.202cm" svg:x="1.26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.636cm" svg:y="-13.801cm" svg:viewBox="0 0 594 565" draw:points="0,0 594,0 594,565 0,565">
          <text:p/>
        </draw:polygon>
        <draw:path draw:style-name="gr3" draw:text-style-name="P3" draw:layer="layout" svg:width="0.26cm" svg:height="0.202cm" svg:x="1.803cm" svg:y="-13.651cm" svg:viewBox="0 0 261 203" svg:d="M261 0l-56 203h-25l-45-159c0 0-4-12-5-19l-6 24-43 154h-27l-54-203h27l31 134c0 0 6 26 8 38l1 3c0 0 6-26 9-37l38-138h34l29 103c0 0 10 39 15 72 0 0 3-16 10-44l32-131z">
          <text:p/>
        </draw:path>
        <draw:polygon draw:style-name="gr2" draw:text-style-name="P2" draw:layer="layout" svg:width="0.593cm" svg:height="0.564cm" svg:x="2.229cm" svg:y="-13.801cm" svg:viewBox="0 0 594 565" draw:points="0,0 594,0 594,565 0,565">
          <text:p/>
        </draw:polygon>
        <draw:polygon draw:style-name="gr3" draw:text-style-name="P3" draw:layer="layout" svg:width="0.16cm" svg:height="0.202cm" svg:x="2.445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2.822cm" svg:y="-13.801cm" svg:viewBox="0 0 593 565" draw:points="0,0 593,0 593,565 0,565">
          <text:p/>
        </draw:polygon>
        <draw:polygon draw:style-name="gr3" draw:text-style-name="P3" draw:layer="layout" svg:width="0.136cm" svg:height="0.202cm" svg:x="3.055cm" svg:y="-13.651cm" svg:viewBox="0 0 137 203" draw:points="137,25 27,25 27,88 122,88 122,112 27,112 27,203 0,203 0,0 137,0">
          <text:p/>
        </draw:polygon>
        <draw:polygon draw:style-name="gr2" draw:text-style-name="P2" draw:layer="layout" svg:width="0.593cm" svg:height="0.564cm" svg:x="3.414cm" svg:y="-13.801cm" svg:viewBox="0 0 594 565" draw:points="0,0 594,0 594,565 0,565">
          <text:p/>
        </draw:polygon>
        <draw:path draw:style-name="gr3" draw:text-style-name="P3" draw:layer="layout" svg:width="0.161cm" svg:height="0.209cm" svg:x="3.629cm" svg:y="-13.654cm" svg:viewBox="0 0 162 210" svg:d="M129 63c0 0-1-19-14-29 0 0-12-10-35-10 0 0-21 0-34 8 0 0-12 8-12 23 0 0 0 13 10 19 0 0 10 7 38 13 0 0 25 6 41 12 0 0 17 5 28 18 0 0 11 12 11 32 0 0 0 26-20 44 0 0-22 17-56 17 0 0-42 0-63-19 0 0-21-19-23-50l26-2c0 0 1 25 18 36 0 0 17 11 41 11 0 0 23 0 37-10 0 0 14-9 14-25 0 0 0-16-15-24 0 0-15-8-48-15 0 0-35-7-50-20 0 0-15-14-15-35 0 0 0-25 19-41 0 0 19-16 52-16 0 0 34 0 55 15 0 0 21 17 22 46z">
          <text:p/>
        </draw:path>
        <draw:polygon draw:style-name="gr2" draw:text-style-name="P2" draw:layer="layout" svg:width="4.149cm" svg:height="0.565cm" svg:x="0.451cm" svg:y="-14.366cm" svg:viewBox="0 0 4150 566" draw:points="0,0 4150,0 4150,566 0,566">
          <text:p/>
        </draw:polygon>
        <draw:path draw:style-name="gr3" draw:text-style-name="P3" draw:layer="layout" svg:width="1.228cm" svg:height="0.206cm" svg:x="1.921cm" svg:y="-14.216cm" svg:viewBox="0 0 1229 207" svg:d="M75 204h-25v-159c0 0-19 17-50 30v-24c0 0 43-21 59-51h16zM233 93c0 0 19 4 28 20 0 0 10 14 10 31 0 0 0 28-20 46 0 0-20 17-48 17 0 0-27 0-45-15 0 0-17-16-20-41l25-4c0 0 4 20 14 30 0 0 10 10 26 10 0 0 17 0 29-12 0 0 12-12 12-30 0 0 0-17-11-28 0 0-11-13-28-13 0 0-7 0-18 4l3-23c0 0 10 0 16 0 0 0 5-1 13-5 0 0 7-4 11-11 0 0 5-7 5-17 0 0 0-15-10-23 0 0-10-9-23-9 0 0-15 0-24 10 0 0-10 9-12 27l-25-4c0 0 5-27 21-40 0 0 17-13 40-13 0 0 25 0 42 15 0 0 17 15 17 38 0 0 0 28-28 40zM368 143h-76v-25h76zM495 139c0 0 0 37-14 53 0 0-16 15-42 15 0 0-27 0-41-15 0 0-13-15-13-46l24-3c0 0 0 20 7 30 0 0 8 10 23 10 0 0 13 0 20-6 0 0 7-7 8-15 0 0 2-9 2-21v-140h26zM656 204h-23v-22c0 0-17 25-46 25 0 0-16 0-29-7 0 0-13-7-17-19 0 0-4-13-4-33v-91h24v82c0 0 0 19 2 27 0 0 2 9 10 14 0 0 8 6 19 6 0 0 14 0 26-10 0 0 12-10 12-40v-79h26zM813 204h-24v-89c0 0 0-23-9-32 0 0-8-8-22-8 0 0-11 0-21 5 0 0-10 5-14 15 0 0-4 10-4 29v80h-25v-147h23v20c0 0 8-12 19-18 0 0 12-6 27-6 0 0 12 0 23 4 0 0 11 5 18 13 0 0 6 8 7 17 0 0 2 10 2 27zM917 143h-76v-25h76zM1032 204h-25v-159c0 0-19 17-50 30v-24c0 0 43-21 59-51h16zM1120 99c0 0 17-27 49-27 0 0 25 0 42 18 0 0 18 20 18 48 0 0 0 29-17 49 0 0-17 20-46 20 0 0-30 0-51-21 0 0-20-22-20-77 0 0 0-55 18-82 0 0 19-27 55-27 0 0 23 0 39 13 0 0 15 12 19 37l-25 3c0 0-7-33-34-33 0 0-19 0-34 19 0 0-14 19-14 60zM1165 187c0 0 17 0 28-14 0 0 10-14 10-33 0 0 0-20-10-32 0 0-11-15-29-15 0 0-16 0-29 12 0 0-12 14-12 33 0 0 0 20 12 35 0 0 13 14 30 14z">
          <text:p/>
        </draw:path>
        <draw:polygon draw:style-name="gr2" draw:text-style-name="P2" draw:layer="layout" svg:width="0.593cm" svg:height="0.564cm" svg:x="4.007cm" svg:y="-13.801cm" svg:viewBox="0 0 594 565" draw:points="0,0 594,0 594,565 0,565">
          <text:p/>
        </draw:polygon>
        <draw:path draw:style-name="gr3" draw:text-style-name="P3" draw:layer="layout" svg:width="0.161cm" svg:height="0.209cm" svg:x="4.222cm" svg:y="-13.654cm" svg:viewBox="0 0 162 210" svg:d="M130 63c0 0-2-19-14-29 0 0-12-10-35-10 0 0-21 0-34 8 0 0-13 8-13 23 0 0 0 13 10 19 0 0 10 7 38 13 0 0 25 6 41 12 0 0 16 5 27 18 0 0 12 12 12 32 0 0 0 26-21 44 0 0-21 17-54 17 0 0-42 0-64-19 0 0-22-19-23-50l26-2c0 0 2 25 19 36 0 0 17 11 41 11 0 0 22 0 36-10 0 0 14-9 14-25 0 0 0-16-14-24 0 0-15-8-49-15 0 0-34-7-49-20 0 0-16-14-16-35 0 0 0-25 20-41 0 0 19-16 52-16 0 0 33 0 54 15 0 0 20 17 21 46z">
          <text:p/>
        </draw:path>
        <draw:polygon draw:style-name="gr2" draw:text-style-name="P2" draw:layer="layout" svg:width="0.592cm" svg:height="0.564cm" svg:x="4.6cm" svg:y="-13.801cm" svg:viewBox="0 0 593 565" draw:points="0,0 593,0 593,565 0,565">
          <text:p/>
        </draw:polygon>
        <draw:path draw:style-name="gr3" draw:text-style-name="P3" draw:layer="layout" svg:width="0.192cm" svg:height="0.202cm" svg:x="4.8cm" svg:y="-13.651cm" svg:viewBox="0 0 193 203" svg:d="M193 203h-25v-169h-1l-58 169h-24l-59-172v172h-26v-203h40l49 144c0 0 8 24 9 30 0 0 4-11 11-32l48-142h36z">
          <text:p/>
        </draw:path>
        <draw:polygon draw:style-name="gr2" draw:text-style-name="P2" draw:layer="layout" svg:width="0.593cm" svg:height="0.564cm" svg:x="5.192cm" svg:y="-13.801cm" svg:viewBox="0 0 594 565" draw:points="0,0 594,0 594,565 0,565">
          <text:p/>
        </draw:polygon>
        <draw:polygon draw:style-name="gr3" draw:text-style-name="P3" draw:layer="layout" svg:width="0.16cm" svg:height="0.202cm" svg:x="5.409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5.785cm" svg:y="-13.801cm" svg:viewBox="0 0 594 565" draw:points="0,0 594,0 594,565 0,565">
          <text:p/>
        </draw:polygon>
        <draw:path draw:style-name="gr3" draw:text-style-name="P3" draw:layer="layout" svg:width="0.26cm" svg:height="0.202cm" svg:x="5.952cm" svg:y="-13.651cm" svg:viewBox="0 0 261 203" svg:d="M261 0l-56 203h-26l-45-159c0 0-3-12-4-19h-1l-6 24-42 154h-27l-54-203h27l31 134c0 0 6 26 8 38v3h1c0 0 5-26 8-37l39-138h33l29 103c0 0 11 39 16 72 0 0 3-16 10-44l32-131z">
          <text:p/>
        </draw:path>
        <draw:polygon draw:style-name="gr2" draw:text-style-name="P2" draw:layer="layout" svg:width="0.592cm" svg:height="0.564cm" svg:x="6.378cm" svg:y="-13.801cm" svg:viewBox="0 0 593 565" draw:points="0,0 593,0 593,565 0,565">
          <text:p/>
        </draw:polygon>
        <draw:polygon draw:style-name="gr3" draw:text-style-name="P3" draw:layer="layout" svg:width="0.16cm" svg:height="0.202cm" svg:x="6.594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6.97cm" svg:y="-13.801cm" svg:viewBox="0 0 594 565" draw:points="0,0 594,0 594,565 0,565">
          <text:p/>
        </draw:polygon>
        <draw:polygon draw:style-name="gr3" draw:text-style-name="P3" draw:layer="layout" svg:width="0.136cm" svg:height="0.202cm" svg:x="7.203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7.563cm" svg:y="-13.801cm" svg:viewBox="0 0 594 565" draw:points="0,0 594,0 594,565 0,565">
          <text:p/>
        </draw:polygon>
        <draw:path draw:style-name="gr3" draw:text-style-name="P3" draw:layer="layout" svg:width="0.161cm" svg:height="0.209cm" svg:x="7.778cm" svg:y="-13.654cm" svg:viewBox="0 0 162 210" svg:d="M129 63c0 0-2-19-14-29 0 0-12-10-35-10 0 0-21 0-34 8 0 0-13 8-13 23 0 0 0 13 10 19 0 0 10 7 38 13 0 0 25 6 41 12 0 0 16 5 28 18 0 0 12 12 12 32 0 0 0 26-22 44 0 0-21 17-54 17 0 0-42 0-64-19 0 0-21-19-22-50l25-2c0 0 2 25 19 36 0 0 17 11 41 11 0 0 22 0 36-10 0 0 14-9 14-25 0 0 0-16-14-24 0 0-15-8-49-15 0 0-34-7-49-20 0 0-15-14-15-35 0 0 0-25 19-41 0 0 19-16 52-16 0 0 33 0 54 15 0 0 21 17 22 46z">
          <text:p/>
        </draw:path>
        <draw:polygon draw:style-name="gr2" draw:text-style-name="P2" draw:layer="layout" svg:width="4.148cm" svg:height="0.565cm" svg:x="4.6cm" svg:y="-14.366cm" svg:viewBox="0 0 4149 566" draw:points="0,0 4149,0 4149,566 0,566">
          <text:p/>
        </draw:polygon>
        <draw:path draw:style-name="gr3" draw:text-style-name="P3" draw:layer="layout" svg:width="1.25cm" svg:height="0.206cm" svg:x="6.048cm" svg:y="-14.216cm" svg:viewBox="0 0 1251 207" svg:d="M133 204h-133c0 0 0-17 11-35 0 0 12-17 45-44 0 0 20-16 36-34 0 0 15-18 15-36 0 0 0-15-10-25 0 0-11-10-28-10 0 0-17 0-28 11 0 0-11 10-11 30l-26-3c0 0 3-28 20-43 0 0 18-15 46-15 0 0 29 0 46 16 0 0 17 17 17 40 0 0 0 19-14 40 0 0-14 20-56 53 0 0-22 18-29 31h99zM226 0c0 0 66 0 66 103 0 0 0 54-17 79 0 0-17 25-49 25 0 0-66 0-66-104 0 0 0-52 17-78 0 0 17-25 49-25zM226 187c0 0 20 0 30-20 0 0 10-19 10-64 0 0 0-30-4-48 0 0-5-18-13-26 0 0-10-9-23-9 0 0-20 0-30 20 0 0-10 20-10 63 0 0 0 31 4 49 0 0 5 18 14 26 0 0 9 9 22 9zM389 143h-76v-25h76zM517 139c0 0 0 37-15 53 0 0-15 15-41 15 0 0-28 0-41-15 0 0-14-15-14-46l24-3c0 0 0 20 8 30 0 0 7 10 23 10 0 0 13 0 20-6 0 0 6-7 8-15 0 0 1-9 1-21v-140h27zM677 204h-22v-22h-1c0 0-17 25-46 25 0 0-15 0-28-7 0 0-13-7-17-19 0 0-5-13-5-33v-91h25v82c0 0 0 19 2 27 0 0 2 9 10 14 0 0 7 6 18 6 0 0 14 0 27-10 0 0 12-10 12-40v-79h25zM836 204h-26v-89c0 0 0-23-8-32 0 0-8-8-22-8 0 0-11 0-21 5 0 0-10 5-14 15 0 0-4 10-4 29v80h-25v-147h22v20h1c0 0 7-12 19-18 0 0 12-6 27-6 0 0 11 0 23 4 0 0 11 5 17 13 0 0 8 8 9 17 0 0 2 10 2 27zM940 143h-76v-25h76zM1054 204h-24v-159c0 0-19 17-50 30v-24c0 0 43-21 58-51h16zM1142 99c0 0 17-27 49-27 0 0 25 0 42 18 0 0 18 20 18 48 0 0 0 29-18 49 0 0-17 20-46 20 0 0-29 0-49-21 0 0-21-22-21-77 0 0 0-55 19-82 0 0 18-27 54-27 0 0 22 0 38 13 0 0 16 12 19 37l-24 3c0 0-7-33-35-33 0 0-19 0-32 19 0 0-14 19-14 60zM1187 187c0 0 17 0 27-14 0 0 11-14 11-33 0 0 0-20-11-32 0 0-10-15-28-15 0 0-16 0-28 12 0 0-12 14-12 33 0 0 0 20 12 35 0 0 11 14 29 14z">
          <text:p/>
        </draw:path>
        <draw:polygon draw:style-name="gr2" draw:text-style-name="P2" draw:layer="layout" svg:width="0.592cm" svg:height="0.564cm" svg:x="8.156cm" svg:y="-13.801cm" svg:viewBox="0 0 593 565" draw:points="0,0 593,0 593,565 0,565">
          <text:p/>
        </draw:polygon>
        <draw:path draw:style-name="gr3" draw:text-style-name="P3" draw:layer="layout" svg:width="0.16cm" svg:height="0.209cm" svg:x="8.371cm" svg:y="-13.654cm" svg:viewBox="0 0 161 210" svg:d="M130 63c0 0-2-19-14-29 0 0-12-10-35-10 0 0-21 0-34 8 0 0-13 8-13 23 0 0 0 13 10 19 0 0 10 7 38 13 0 0 25 6 41 12 0 0 16 5 27 18 0 0 11 12 11 32 0 0 0 26-20 44 0 0-21 17-54 17 0 0-43 0-65-19 0 0-21-19-22-50l25-2c0 0 2 25 20 36 0 0 17 11 41 11 0 0 22 0 36-10 0 0 14-9 14-25 0 0 0-16-15-24 0 0-14-8-48-15 0 0-34-7-51-20 0 0-14-14-14-35 0 0 0-25 19-41 0 0 20-16 53-16 0 0 33 0 54 15 0 0 20 17 21 46z">
          <text:p/>
        </draw:path>
        <draw:polygon draw:style-name="gr2" draw:text-style-name="P2" draw:layer="layout" svg:width="0.593cm" svg:height="0.564cm" svg:x="8.748cm" svg:y="-13.801cm" svg:viewBox="0 0 594 565" draw:points="0,0 594,0 594,565 0,565">
          <text:p/>
        </draw:polygon>
        <draw:path draw:style-name="gr3" draw:text-style-name="P3" draw:layer="layout" svg:width="0.192cm" svg:height="0.202cm" svg:x="8.949cm" svg:y="-13.651cm" svg:viewBox="0 0 193 203" svg:d="M193 203h-26v-169l-59 169h-24l-58-172h-1v172h-25v-203h40l48 144c0 0 7 24 9 30 0 0 4-11 11-32l49-142h36z">
          <text:p/>
        </draw:path>
        <draw:polygon draw:style-name="gr2" draw:text-style-name="P2" draw:layer="layout" svg:width="0.593cm" svg:height="0.564cm" svg:x="9.341cm" svg:y="-13.801cm" svg:viewBox="0 0 594 565" draw:points="0,0 594,0 594,565 0,565">
          <text:p/>
        </draw:polygon>
        <draw:polygon draw:style-name="gr3" draw:text-style-name="P3" draw:layer="layout" svg:width="0.16cm" svg:height="0.202cm" svg:x="9.557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9.934cm" svg:y="-13.801cm" svg:viewBox="0 0 593 565" draw:points="0,0 593,0 593,565 0,565">
          <text:p/>
        </draw:polygon>
        <draw:path draw:style-name="gr3" draw:text-style-name="P3" draw:layer="layout" svg:width="0.26cm" svg:height="0.202cm" svg:x="10.1cm" svg:y="-13.651cm" svg:viewBox="0 0 261 203" svg:d="M261 0l-56 203h-25l-44-159c0 0-4-12-6-19l-6 24-43 154h-27l-54-203h28l31 134c0 0 6 26 8 38v3c0 0 6-26 9-37l39-138h33l29 103c0 0 11 39 15 72h1c0 0 3-16 10-44l31-131z">
          <text:p/>
        </draw:path>
        <draw:polygon draw:style-name="gr2" draw:text-style-name="P2" draw:layer="layout" svg:width="0.593cm" svg:height="0.564cm" svg:x="10.526cm" svg:y="-13.801cm" svg:viewBox="0 0 594 565" draw:points="0,0 594,0 594,565 0,565">
          <text:p/>
        </draw:polygon>
        <draw:polygon draw:style-name="gr3" draw:text-style-name="P3" draw:layer="layout" svg:width="0.16cm" svg:height="0.202cm" svg:x="10.743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11.119cm" svg:y="-13.801cm" svg:viewBox="0 0 594 565" draw:points="0,0 594,0 594,565 0,565">
          <text:p/>
        </draw:polygon>
        <draw:polygon draw:style-name="gr3" draw:text-style-name="P3" draw:layer="layout" svg:width="0.136cm" svg:height="0.202cm" svg:x="11.352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11.712cm" svg:y="-13.801cm" svg:viewBox="0 0 593 565" draw:points="0,0 593,0 593,565 0,565">
          <text:p/>
        </draw:polygon>
        <draw:path draw:style-name="gr3" draw:text-style-name="P3" draw:layer="layout" svg:width="0.16cm" svg:height="0.209cm" svg:x="11.927cm" svg:y="-13.654cm" svg:viewBox="0 0 161 210" svg:d="M129 63c0 0-2-19-14-29 0 0-12-10-35-10 0 0-21 0-34 8 0 0-13 8-13 23 0 0 0 13 10 19 0 0 10 7 38 13 0 0 25 6 41 12 0 0 16 5 27 18 0 0 12 12 12 32 0 0 0 26-21 44 0 0-21 17-54 17 0 0-43 0-64-19 0 0-21-19-22-50l25-2c0 0 2 25 19 36 0 0 17 11 41 11 0 0 22 0 36-10 0 0 14-9 14-25 0 0 0-16-15-24 0 0-14-8-48-15 0 0-34-7-50-20 0 0-14-14-14-35 0 0 0-25 19-41 0 0 19-16 52-16 0 0 33 0 54 15 0 0 21 17 22 46z">
          <text:p/>
        </draw:path>
        <draw:polygon draw:style-name="gr2" draw:text-style-name="P2" draw:layer="layout" svg:width="4.149cm" svg:height="0.565cm" svg:x="8.748cm" svg:y="-14.366cm" svg:viewBox="0 0 4150 566" draw:points="0,0 4150,0 4150,566 0,566">
          <text:p/>
        </draw:polygon>
        <draw:path draw:style-name="gr3" draw:text-style-name="P3" draw:layer="layout" svg:width="1.25cm" svg:height="0.206cm" svg:x="10.196cm" svg:y="-14.216cm" svg:viewBox="0 0 1251 207" svg:d="M134 204h-134c0 0 0-17 12-35 0 0 12-17 45-44 0 0 19-16 35-34 0 0 16-18 16-36 0 0 0-15-11-25 0 0-11-10-27-10 0 0-17 0-28 11 0 0-11 10-11 30l-26-3c0 0 2-28 20-43 0 0 18-15 45-15 0 0 30 0 47 16 0 0 16 17 16 40 0 0 0 19-14 40 0 0-14 20-55 53 0 0-22 18-30 31h100zM293 23c0 0-30 32-52 80 0 0-22 50-26 101h-25c0 0 1-41 20-90 0 0 20-51 51-87h-99v-24h131zM390 143h-76v-25h76zM519 139c0 0 0 37-15 53 0 0-15 15-42 15 0 0-27 0-42-15 0 0-13-15-13-46l25-3c0 0 0 20 8 30 0 0 7 10 22 10 0 0 14 0 20-6 0 0 7-7 8-15 0 0 2-9 2-21v-140h27zM679 204h-22v-22h-1c0 0-17 25-46 25 0 0-15 0-28-7 0 0-14-7-18-19 0 0-4-13-4-33v-91h25v82c0 0 0 19 1 27 0 0 3 9 10 14 0 0 8 6 19 6 0 0 14 0 26-10 0 0 13-10 13-40v-79h25zM837 204h-25v-89c0 0 0-23-8-32 0 0-8-8-23-8 0 0-11 0-21 5 0 0-10 5-14 15 0 0-4 10-4 29v80h-25v-147h23v20c0 0 8-12 20-18 0 0 11-6 26-6 0 0 12 0 23 4 0 0 12 5 18 13 0 0 6 8 8 17 0 0 2 10 2 27zM940 143h-76v-25h76zM1055 204h-25v-159c0 0-18 17-49 30v-24c0 0 42-21 58-51h16zM1143 99c0 0 17-27 49-27 0 0 25 0 42 18 0 0 17 20 17 48 0 0 0 29-17 49 0 0-17 20-46 20 0 0-29 0-49-21 0 0-21-22-21-77 0 0 0-55 18-82 0 0 19-27 54-27 0 0 23 0 39 13 0 0 15 12 19 37l-25 3c0 0-7-33-34-33 0 0-19 0-33 19 0 0-14 19-14 60zM1188 187c0 0 17 0 27-14 0 0 11-14 11-33 0 0 0-20-11-32 0 0-10-15-28-15 0 0-17 0-29 12 0 0-11 14-11 33 0 0 0 20 11 35 0 0 12 14 30 14z">
          <text:p/>
        </draw:path>
        <draw:polygon draw:style-name="gr2" draw:text-style-name="P2" draw:layer="layout" svg:width="0.593cm" svg:height="0.564cm" svg:x="12.304cm" svg:y="-13.801cm" svg:viewBox="0 0 594 565" draw:points="0,0 594,0 594,565 0,565">
          <text:p/>
        </draw:polygon>
        <draw:path draw:style-name="gr3" draw:text-style-name="P3" draw:layer="layout" svg:width="0.161cm" svg:height="0.209cm" svg:x="12.519cm" svg:y="-13.654cm" svg:viewBox="0 0 162 210" svg:d="M130 63c0 0-1-19-14-29 0 0-12-10-35-10 0 0-21 0-34 8 0 0-13 8-13 23 0 0 0 13 11 19 0 0 10 7 38 13 0 0 25 6 41 12 0 0 16 5 27 18 0 0 11 12 11 32 0 0 0 26-20 44 0 0-21 17-55 17 0 0-42 0-64-19 0 0-21-19-23-50l26-2c0 0 1 25 19 36 0 0 17 11 41 11 0 0 23 0 37-10 0 0 13-9 13-25 0 0 0-16-14-24 0 0-15-8-48-15 0 0-36-7-51-20 0 0-15-14-15-35 0 0 0-25 19-41 0 0 20-16 53-16 0 0 34 0 54 15 0 0 21 17 22 46z">
          <text:p/>
        </draw:path>
        <draw:polygon draw:style-name="gr2" draw:text-style-name="P2" draw:layer="layout" svg:width="0.593cm" svg:height="0.564cm" svg:x="12.897cm" svg:y="-13.801cm" svg:viewBox="0 0 594 565" draw:points="0,0 594,0 594,565 0,565">
          <text:p/>
        </draw:polygon>
        <draw:path draw:style-name="gr3" draw:text-style-name="P3" draw:layer="layout" svg:width="0.192cm" svg:height="0.202cm" svg:x="13.097cm" svg:y="-13.651cm" svg:viewBox="0 0 193 203" svg:d="M193 203h-26v-169l-59 169h-24l-57-172h-1v172h-26v-203h40l48 144c0 0 8 24 9 30h1c0 0 4-11 11-32l48-142h36z">
          <text:p/>
        </draw:path>
        <draw:polygon draw:style-name="gr2" draw:text-style-name="P2" draw:layer="layout" svg:width="0.592cm" svg:height="0.564cm" svg:x="13.49cm" svg:y="-13.801cm" svg:viewBox="0 0 593 565" draw:points="0,0 593,0 593,565 0,565">
          <text:p/>
        </draw:polygon>
        <draw:polygon draw:style-name="gr3" draw:text-style-name="P3" draw:layer="layout" svg:width="0.16cm" svg:height="0.202cm" svg:x="13.706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4.082cm" svg:y="-13.801cm" svg:viewBox="0 0 594 565" draw:points="0,0 594,0 594,565 0,565">
          <text:p/>
        </draw:polygon>
        <draw:path draw:style-name="gr3" draw:text-style-name="P3" draw:layer="layout" svg:width="0.26cm" svg:height="0.202cm" svg:x="14.249cm" svg:y="-13.651cm" svg:viewBox="0 0 261 203" svg:d="M261 0l-56 203h-25l-44-159c0 0-4-12-5-19l-7 24-43 154h-27l-54-203h27l31 134c0 0 6 26 8 38l1 3c0 0 6-26 9-37l38-138h34l28 103c0 0 11 39 16 72 0 0 3-16 10-44l32-131z">
          <text:p/>
        </draw:path>
        <draw:polygon draw:style-name="gr2" draw:text-style-name="P2" draw:layer="layout" svg:width="0.593cm" svg:height="0.564cm" svg:x="14.675cm" svg:y="-13.801cm" svg:viewBox="0 0 594 565" draw:points="0,0 594,0 594,565 0,565">
          <text:p/>
        </draw:polygon>
        <draw:polygon draw:style-name="gr3" draw:text-style-name="P3" draw:layer="layout" svg:width="0.16cm" svg:height="0.202cm" svg:x="14.891cm" svg:y="-13.651cm" svg:viewBox="0 0 161 203" draw:points="161,25 94,25 94,203 67,203 67,25 0,25 0,0 161,0">
          <text:p/>
        </draw:polygon>
        <draw:polygon draw:style-name="gr2" draw:text-style-name="P2" draw:layer="layout" svg:width="0.592cm" svg:height="0.564cm" svg:x="15.268cm" svg:y="-13.801cm" svg:viewBox="0 0 593 565" draw:points="0,0 593,0 593,565 0,565">
          <text:p/>
        </draw:polygon>
        <draw:polygon draw:style-name="gr3" draw:text-style-name="P3" draw:layer="layout" svg:width="0.136cm" svg:height="0.202cm" svg:x="15.501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15.86cm" svg:y="-13.801cm" svg:viewBox="0 0 594 565" draw:points="0,0 594,0 594,565 0,565">
          <text:p/>
        </draw:polygon>
        <draw:path draw:style-name="gr3" draw:text-style-name="P3" draw:layer="layout" svg:width="0.161cm" svg:height="0.209cm" svg:x="16.075cm" svg:y="-13.654cm" svg:viewBox="0 0 162 210" svg:d="M130 63c0 0-1-19-14-29 0 0-12-10-35-10 0 0-21 0-34 8 0 0-12 8-12 23 0 0 0 13 10 19 0 0 10 7 38 13 0 0 25 6 41 12 0 0 16 5 27 18 0 0 11 12 11 32 0 0 0 26-20 44 0 0-21 17-55 17 0 0-42 0-63-19 0 0-22-19-24-50l27-2c0 0 1 25 18 36 0 0 17 11 41 11 0 0 23 0 37-10 0 0 13-9 13-25 0 0 0-16-14-24 0 0-15-8-48-15 0 0-35-7-50-20 0 0-15-14-15-35 0 0 0-25 19-41 0 0 19-16 52-16 0 0 34 0 54 15 0 0 21 17 22 46z">
          <text:p/>
        </draw:path>
        <draw:polygon draw:style-name="gr2" draw:text-style-name="P2" draw:layer="layout" svg:width="4.149cm" svg:height="0.565cm" svg:x="12.897cm" svg:y="-14.366cm" svg:viewBox="0 0 4150 566" draw:points="0,0 4150,0 4150,566 0,566">
          <text:p/>
        </draw:polygon>
        <draw:path draw:style-name="gr3" draw:text-style-name="P3" draw:layer="layout" svg:width="1.004cm" svg:height="0.206cm" svg:x="14.466cm" svg:y="-14.216cm" svg:viewBox="0 0 1005 207" svg:d="M141 155h-28v49h-25v-49h-88v-22l93-132h20v132h28zM88 133v-92l-64 92zM238 143h-75v-25h75zM366 139c0 0 0 37-15 53 0 0-15 15-41 15 0 0-28 0-41-15 0 0-14-15-14-46l24-3c0 0 1 20 8 30 0 0 8 10 23 10 0 0 13 0 20-6 0 0 6-7 8-15 0 0 1-9 1-21v-140h27zM526 204h-22v-22h-1c0 0-17 25-46 25 0 0-15 0-28-7 0 0-13-7-18-19 0 0-4-13-4-33v-91h25v82c0 0 0 19 2 27 0 0 2 9 10 14 0 0 7 6 18 6 0 0 14 0 27-10 0 0 12-10 12-40v-79h25zM589 204h-24v-203h24zM693 143h-75v-25h75zM808 204h-25v-159c0 0-18 17-49 30v-24c0 0 42-21 58-51h16zM896 99c0 0 17-27 49-27 0 0 25 0 42 18 0 0 18 20 18 48 0 0 0 29-18 49 0 0-17 20-46 20 0 0-29 0-49-21 0 0-21-22-21-77 0 0 0-55 19-82 0 0 18-27 53-27 0 0 23 0 39 13 0 0 15 12 19 37l-25 3c0 0-7-33-34-33 0 0-19 0-33 19 0 0-13 19-13 60zM941 187c0 0 17 0 27-14 0 0 11-14 11-33 0 0 0-20-11-32 0 0-10-15-28-15 0 0-17 0-29 12 0 0-11 14-11 33 0 0 0 20 11 35 0 0 12 14 30 14z">
          <text:p/>
        </draw:path>
        <draw:polygon draw:style-name="gr2" draw:text-style-name="P2" draw:layer="layout" svg:width="0.593cm" svg:height="0.564cm" svg:x="16.453cm" svg:y="-13.801cm" svg:viewBox="0 0 594 565" draw:points="0,0 594,0 594,565 0,565">
          <text:p/>
        </draw:polygon>
        <draw:path draw:style-name="gr3" draw:text-style-name="P3" draw:layer="layout" svg:width="0.161cm" svg:height="0.209cm" svg:x="16.668cm" svg:y="-13.654cm" svg:viewBox="0 0 162 210" svg:d="M130 63c0 0-2-19-14-29 0 0-12-10-35-10 0 0-21 0-35 8 0 0-13 8-13 23 0 0 0 13 10 19 0 0 11 7 39 13 0 0 25 6 41 12 0 0 16 5 27 18 0 0 12 12 12 32 0 0 0 26-21 44 0 0-21 17-54 17 0 0-43 0-65-19 0 0-21-19-22-50l25-2c0 0 2 25 19 36 0 0 18 11 42 11 0 0 22 0 36-10 0 0 14-9 14-25 0 0 0-16-14-24 0 0-15-8-49-15 0 0-35-7-50-20 0 0-15-14-15-35 0 0 0-25 19-41 0 0 19-16 53-16 0 0 33 0 54 15 0 0 20 17 21 46z">
          <text:p/>
        </draw:path>
        <draw:polygon draw:style-name="gr2" draw:text-style-name="P2" draw:layer="layout" svg:width="0.592cm" svg:height="0.564cm" svg:x="17.046cm" svg:y="-13.801cm" svg:viewBox="0 0 593 565" draw:points="0,0 593,0 593,565 0,565">
          <text:p/>
        </draw:polygon>
        <draw:path draw:style-name="gr3" draw:text-style-name="P3" draw:layer="layout" svg:width="0.192cm" svg:height="0.202cm" svg:x="17.246cm" svg:y="-13.651cm" svg:viewBox="0 0 193 203" svg:d="M193 203h-25v-169h-1l-58 169h-24l-59-172v172h-26v-203h41l48 144c0 0 8 24 9 30 0 0 4-11 11-32l48-142h36z">
          <text:p/>
        </draw:path>
        <draw:polygon draw:style-name="gr2" draw:text-style-name="P2" draw:layer="layout" svg:width="0.593cm" svg:height="0.564cm" svg:x="17.638cm" svg:y="-13.801cm" svg:viewBox="0 0 594 565" draw:points="0,0 594,0 594,565 0,565">
          <text:p/>
        </draw:polygon>
        <draw:polygon draw:style-name="gr3" draw:text-style-name="P3" draw:layer="layout" svg:width="0.16cm" svg:height="0.202cm" svg:x="17.855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8.231cm" svg:y="-13.801cm" svg:viewBox="0 0 594 565" draw:points="0,0 594,0 594,565 0,565">
          <text:p/>
        </draw:polygon>
        <draw:path draw:style-name="gr3" draw:text-style-name="P3" draw:layer="layout" svg:width="0.26cm" svg:height="0.202cm" svg:x="18.398cm" svg:y="-13.651cm" svg:viewBox="0 0 261 203" svg:d="M261 0l-56 203h-26l-44-159c0 0-3-12-4-19h-1l-6 24-43 154h-27l-54-203h27l31 134c0 0 6 26 8 38v3h1c0 0 5-26 8-37l39-138h33l29 103c0 0 11 39 16 72 0 0 3-16 10-44l32-131z">
          <text:p/>
        </draw:path>
        <draw:polygon draw:style-name="gr2" draw:text-style-name="P2" draw:layer="layout" svg:width="0.592cm" svg:height="0.564cm" svg:x="18.824cm" svg:y="-13.801cm" svg:viewBox="0 0 593 565" draw:points="0,0 593,0 593,565 0,565">
          <text:p/>
        </draw:polygon>
        <draw:polygon draw:style-name="gr3" draw:text-style-name="P3" draw:layer="layout" svg:width="0.16cm" svg:height="0.202cm" svg:x="19.04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19.416cm" svg:y="-13.801cm" svg:viewBox="0 0 594 565" draw:points="0,0 594,0 594,565 0,565">
          <text:p/>
        </draw:polygon>
        <draw:polygon draw:style-name="gr3" draw:text-style-name="P3" draw:layer="layout" svg:width="0.136cm" svg:height="0.202cm" svg:x="19.649cm" svg:y="-13.651cm" svg:viewBox="0 0 137 203" draw:points="137,25 28,25 28,88 123,88 123,112 28,112 28,203 0,203 0,0 137,0">
          <text:p/>
        </draw:polygon>
        <draw:polygon draw:style-name="gr2" draw:text-style-name="P2" draw:layer="layout" svg:width="0.593cm" svg:height="0.564cm" svg:x="20.009cm" svg:y="-13.801cm" svg:viewBox="0 0 594 565" draw:points="0,0 594,0 594,565 0,565">
          <text:p/>
        </draw:polygon>
        <draw:path draw:style-name="gr3" draw:text-style-name="P3" draw:layer="layout" svg:width="0.161cm" svg:height="0.209cm" svg:x="20.224cm" svg:y="-13.654cm" svg:viewBox="0 0 162 210" svg:d="M130 63c0 0-2-19-14-29 0 0-12-10-35-10 0 0-21 0-34 8 0 0-13 8-13 23 0 0 0 13 10 19 0 0 10 7 38 13 0 0 25 6 41 12 0 0 16 5 27 18 0 0 12 12 12 32 0 0 0 26-21 44 0 0-21 17-54 17 0 0-42 0-64-19 0 0-22-19-23-50l26-2c0 0 2 25 19 36 0 0 17 11 41 11 0 0 22 0 36-10 0 0 14-9 14-25 0 0 0-16-14-24 0 0-15-8-49-15 0 0-34-7-49-20 0 0-16-14-16-35 0 0 0-25 20-41 0 0 19-16 52-16 0 0 33 0 54 15 0 0 20 17 21 46z">
          <text:p/>
        </draw:path>
        <draw:polygon draw:style-name="gr4" draw:text-style-name="P2" draw:layer="layout" svg:width="4.148cm" svg:height="0.565cm" svg:x="17.046cm" svg:y="-14.366cm" svg:viewBox="0 0 4149 566" draw:points="0,0 4149,0 4149,566 0,566">
          <text:p/>
        </draw:polygon>
        <draw:polygon draw:style-name="gr5" draw:text-style-name="P1" draw:layer="layout" svg:width="4.148cm" svg:height="0.565cm" svg:x="17.046cm" svg:y="-14.366cm" svg:viewBox="0 0 4149 566" draw:points="0,0 4149,0 4149,566 0,566">
          <text:p/>
        </draw:polygon>
        <draw:path draw:style-name="gr3" draw:text-style-name="P3" draw:layer="layout" svg:width="1.133cm" svg:height="0.206cm" svg:x="18.563cm" svg:y="-14.216cm" svg:viewBox="0 0 1134 207" svg:d="M74 204h-24v-159c0 0-19 17-50 30v-24c0 0 43-21 59-51h15zM232 204h-24v-159c0 0-19 17-50 30v-24c0 0 43-21 59-51h15zM369 143h-76v-25h76zM496 139c0 0 0 37-15 53 0 0-15 15-41 15 0 0-28 0-41-15 0 0-14-15-14-46l24-3c0 0 1 20 8 30 0 0 8 10 23 10 0 0 13 0 20-6 0 0 6-7 8-15 0 0 2-9 2-21v-140h26zM656 204h-22v-22h-1c0 0-16 25-46 25 0 0-15 0-28-7 0 0-13-7-17-19 0 0-4-13-4-33v-91h24v82c0 0 0 19 2 27 0 0 2 9 10 14 0 0 8 6 19 6 0 0 14 0 26-10 0 0 12-10 12-40v-79h25zM720 204h-25v-203h25zM823 143h-76v-25h76zM938 204h-25v-159c0 0-18 17-49 30v-24c0 0 43-21 58-51h16zM1026 99c0 0 17-27 49-27 0 0 25 0 42 18 0 0 17 20 17 48 0 0 0 29-17 49 0 0-17 20-46 20 0 0-29 0-49-21 0 0-21-22-21-77 0 0 0-55 19-82 0 0 18-27 53-27 0 0 23 0 39 13 0 0 16 12 19 37l-25 3c0 0-6-33-34-33 0 0-19 0-33 19 0 0-13 19-13 60zM1071 187c0 0 17 0 28-14 0 0 10-14 10-33 0 0 0-20-10-32 0 0-11-15-29-15 0 0-17 0-28 12 0 0-12 14-12 33 0 0 0 20 11 35 0 0 12 14 30 14z">
          <text:p/>
        </draw:path>
        <draw:polygon draw:style-name="gr2" draw:text-style-name="P2" draw:layer="layout" svg:width="0.592cm" svg:height="0.564cm" svg:x="20.602cm" svg:y="-13.801cm" svg:viewBox="0 0 593 565" draw:points="0,0 593,0 593,565 0,565">
          <text:p/>
        </draw:polygon>
        <draw:path draw:style-name="gr3" draw:text-style-name="P3" draw:layer="layout" svg:width="0.16cm" svg:height="0.209cm" svg:x="20.817cm" svg:y="-13.654cm" svg:viewBox="0 0 161 210" svg:d="M130 63c0 0-2-19-14-29 0 0-12-10-35-10 0 0-22 0-35 8 0 0-13 8-13 23 0 0 0 13 10 19 0 0 10 7 39 13 0 0 25 6 41 12 0 0 16 5 27 18 0 0 11 12 11 32 0 0 0 26-20 44 0 0-21 17-54 17 0 0-44 0-65-19 0 0-21-19-22-50l25-2c0 0 2 25 19 36 0 0 17 11 42 11 0 0 22 0 36-10 0 0 14-9 14-25 0 0 0-16-15-24 0 0-14-8-48-15 0 0-35-7-51-20 0 0-14-14-14-35 0 0 0-25 19-41 0 0 19-16 53-16 0 0 33 0 54 15 0 0 20 17 21 46z">
          <text:p/>
        </draw:path>
        <draw:polygon draw:style-name="gr2" draw:text-style-name="P2" draw:layer="layout" svg:width="0.593cm" svg:height="0.564cm" svg:x="21.194cm" svg:y="-13.801cm" svg:viewBox="0 0 594 565" draw:points="0,0 594,0 594,565 0,565">
          <text:p/>
        </draw:polygon>
        <draw:path draw:style-name="gr3" draw:text-style-name="P3" draw:layer="layout" svg:width="0.192cm" svg:height="0.202cm" svg:x="21.395cm" svg:y="-13.651cm" svg:viewBox="0 0 193 203" svg:d="M193 203h-26v-169l-58 169h-25l-58-172h-1v172h-25v-203h40l48 144c0 0 8 24 10 30 0 0 4-11 11-32l48-142h36z">
          <text:p/>
        </draw:path>
        <draw:polygon draw:style-name="gr2" draw:text-style-name="P2" draw:layer="layout" svg:width="0.593cm" svg:height="0.564cm" svg:x="21.787cm" svg:y="-13.801cm" svg:viewBox="0 0 594 565" draw:points="0,0 594,0 594,565 0,565">
          <text:p/>
        </draw:polygon>
        <draw:polygon draw:style-name="gr3" draw:text-style-name="P3" draw:layer="layout" svg:width="0.16cm" svg:height="0.202cm" svg:x="22.003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22.38cm" svg:y="-13.801cm" svg:viewBox="0 0 593 565" draw:points="0,0 593,0 593,565 0,565">
          <text:p/>
        </draw:polygon>
        <draw:path draw:style-name="gr3" draw:text-style-name="P3" draw:layer="layout" svg:width="0.26cm" svg:height="0.202cm" svg:x="22.546cm" svg:y="-13.651cm" svg:viewBox="0 0 261 203" svg:d="M261 0l-56 203h-25l-44-159c0 0-4-12-5-19l-6 24-44 154h-27l-54-203h28l31 134c0 0 6 26 8 38v3c0 0 6-26 9-37l39-138h33l29 103c0 0 11 39 15 72h1c0 0 3-16 10-44l31-131z">
          <text:p/>
        </draw:path>
        <draw:polygon draw:style-name="gr2" draw:text-style-name="P2" draw:layer="layout" svg:width="0.593cm" svg:height="0.564cm" svg:x="22.972cm" svg:y="-13.801cm" svg:viewBox="0 0 594 565" draw:points="0,0 594,0 594,565 0,565">
          <text:p/>
        </draw:polygon>
        <draw:polygon draw:style-name="gr3" draw:text-style-name="P3" draw:layer="layout" svg:width="0.16cm" svg:height="0.202cm" svg:x="23.189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23.565cm" svg:y="-13.801cm" svg:viewBox="0 0 594 565" draw:points="0,0 594,0 594,565 0,565">
          <text:p/>
        </draw:polygon>
        <draw:polygon draw:style-name="gr3" draw:text-style-name="P3" draw:layer="layout" svg:width="0.136cm" svg:height="0.202cm" svg:x="23.798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24.158cm" svg:y="-13.801cm" svg:viewBox="0 0 593 565" draw:points="0,0 593,0 593,565 0,565">
          <text:p/>
        </draw:polygon>
        <draw:path draw:style-name="gr3" draw:text-style-name="P3" draw:layer="layout" svg:width="0.16cm" svg:height="0.209cm" svg:x="24.373cm" svg:y="-13.654cm" svg:viewBox="0 0 161 210" svg:d="M130 63c0 0-2-19-14-29 0 0-12-10-35-10 0 0-21 0-34 8 0 0-13 8-13 23 0 0 0 13 10 19 0 0 10 7 38 13 0 0 25 6 41 12 0 0 16 5 27 18 0 0 11 12 11 32 0 0 0 26-20 44 0 0-21 17-54 17 0 0-43 0-65-19 0 0-21-19-22-50l25-2c0 0 3 25 20 36 0 0 17 11 41 11 0 0 22 0 36-10 0 0 14-9 14-25 0 0 0-16-15-24 0 0-14-8-48-15 0 0-34-7-51-20 0 0-14-14-14-35 0 0 0-25 20-41 0 0 19-16 52-16 0 0 33 0 54 15 0 0 20 17 21 46z">
          <text:p/>
        </draw:path>
        <draw:polygon draw:style-name="gr2" draw:text-style-name="P2" draw:layer="layout" svg:width="4.149cm" svg:height="0.565cm" svg:x="21.194cm" svg:y="-14.366cm" svg:viewBox="0 0 4150 566" draw:points="0,0 4150,0 4150,566 0,566">
          <text:p/>
        </draw:polygon>
        <draw:path draw:style-name="gr3" draw:text-style-name="P3" draw:layer="layout" svg:width="1.133cm" svg:height="0.206cm" svg:x="22.712cm" svg:y="-14.216cm" svg:viewBox="0 0 1134 207" svg:d="M74 204h-25v-159c0 0-18 17-49 30v-24c0 0 43-21 58-51h16zM232 93c0 0 38 14 38 53 0 0 0 26-18 44 0 0-19 17-48 17 0 0-30 0-48-17 0 0-19-18-19-44 0 0 0-20 11-34 0 0 10-15 28-19 0 0-31-9-31-41 0 0 0-22 16-37 0 0 16-15 42-15 0 0 27 0 43 15 0 0 16 16 16 38 0 0 0 30-30 40zM204 84c0 0 14 0 23-9 0 0 10-9 10-22 0 0 0-14-10-23 0 0-10-10-23-10 0 0-15 0-24 10 0 0-9 9-9 21 0 0 0 15 9 24 0 0 10 9 24 9zM204 187c0 0 17 0 29-11 0 0 12-12 12-30 0 0 0-18-12-29 0 0-12-13-30-13 0 0-18 0-29 13 0 0-11 12-11 29 0 0 0 17 11 29 0 0 12 12 30 12zM367 143h-76v-25h76zM495 139c0 0 0 37-15 53 0 0-15 15-42 15 0 0-27 0-40-15 0 0-14-15-14-46l24-3c0 0 0 20 8 30 0 0 7 10 22 10 0 0 14 0 20-6 0 0 7-7 9-15 0 0 1-9 1-21v-140h27zM656 204h-22v-22h-1c0 0-17 25-46 25 0 0-15 0-28-7 0 0-13-7-18-19 0 0-4-13-4-33v-91h25v82c0 0 0 19 2 27 0 0 1 9 10 14 0 0 7 6 18 6 0 0 14 0 27-10 0 0 12-10 12-40v-79h25zM719 204h-25v-203h25zM823 143h-76v-25h76zM938 204h-25v-159c0 0-18 17-49 30v-24c0 0 42-21 58-51h16zM1026 99c0 0 17-27 49-27 0 0 25 0 42 18 0 0 17 20 17 48 0 0 0 29-17 49 0 0-17 20-46 20 0 0-29 0-50-21 0 0-20-22-20-77 0 0 0-55 19-82 0 0 18-27 53-27 0 0 23 0 39 13 0 0 15 12 19 37l-25 3c0 0-7-33-34-33 0 0-19 0-33 19 0 0-13 19-13 60zM1070 187c0 0 18 0 28-14 0 0 11-14 11-33 0 0 0-20-11-32 0 0-10-15-28-15 0 0-17 0-29 12 0 0-12 14-12 33 0 0 0 20 12 35 0 0 12 14 29 14z">
          <text:p/>
        </draw:path>
        <draw:polygon draw:style-name="gr2" draw:text-style-name="P2" draw:layer="layout" svg:width="0.593cm" svg:height="0.564cm" svg:x="24.75cm" svg:y="-13.801cm" svg:viewBox="0 0 594 565" draw:points="0,0 594,0 594,565 0,565">
          <text:p/>
        </draw:polygon>
        <draw:path draw:style-name="gr3" draw:text-style-name="P3" draw:layer="layout" svg:width="0.161cm" svg:height="0.209cm" svg:x="24.965cm" svg:y="-13.654cm" svg:viewBox="0 0 162 210" svg:d="M130 63c0 0-1-19-14-29 0 0-12-10-35-10 0 0-22 0-35 8 0 0-12 8-12 23 0 0 0 13 10 19 0 0 10 7 39 13 0 0 25 6 41 12 0 0 16 5 27 18 0 0 11 12 11 32 0 0 0 26-20 44 0 0-21 17-55 17 0 0-43 0-64-19 0 0-21-19-23-50l26-2c0 0 1 25 18 36 0 0 17 11 42 11 0 0 23 0 37-10 0 0 13-9 13-25 0 0 0-16-14-24 0 0-15-8-49-15 0 0-35-7-50-20 0 0-15-14-15-35 0 0 0-25 19-41 0 0 19-16 53-16 0 0 34 0 54 15 0 0 21 17 22 46z">
          <text:p/>
        </draw:path>
        <draw:polygon draw:style-name="gr2" draw:text-style-name="P2" draw:layer="layout" svg:width="0.593cm" svg:height="0.564cm" svg:x="25.343cm" svg:y="-13.801cm" svg:viewBox="0 0 594 565" draw:points="0,0 594,0 594,565 0,565">
          <text:p/>
        </draw:polygon>
        <draw:path draw:style-name="gr3" draw:text-style-name="P3" draw:layer="layout" svg:width="0.192cm" svg:height="0.202cm" svg:x="25.543cm" svg:y="-13.651cm" svg:viewBox="0 0 193 203" svg:d="M193 203h-25v-169l-60 169h-24l-57-172h-1v172h-26v-203h40l48 144c0 0 8 24 9 30h1c0 0 4-11 11-32l49-142h35z">
          <text:p/>
        </draw:path>
        <draw:polygon draw:style-name="gr2" draw:text-style-name="P2" draw:layer="layout" svg:width="0.592cm" svg:height="0.564cm" svg:x="25.936cm" svg:y="-13.801cm" svg:viewBox="0 0 593 565" draw:points="0,0 593,0 593,565 0,565">
          <text:p/>
        </draw:polygon>
        <draw:polygon draw:style-name="gr3" draw:text-style-name="P3" draw:layer="layout" svg:width="0.16cm" svg:height="0.202cm" svg:x="26.152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26.528cm" svg:y="-13.801cm" svg:viewBox="0 0 594 565" draw:points="0,0 594,0 594,565 0,565">
          <text:p/>
        </draw:polygon>
        <draw:path draw:style-name="gr3" draw:text-style-name="P3" draw:layer="layout" svg:width="0.26cm" svg:height="0.202cm" svg:x="26.695cm" svg:y="-13.651cm" svg:viewBox="0 0 261 203" svg:d="M261 0l-56 203h-25l-44-159c0 0-4-12-5-19l-6 24-44 154h-27l-54-203h27l31 134c0 0 6 26 8 38l1 3c0 0 6-26 9-37l39-138h33l28 103c0 0 11 39 16 72 0 0 3-16 10-44l32-131z">
          <text:p/>
        </draw:path>
        <draw:polygon draw:style-name="gr2" draw:text-style-name="P2" draw:layer="layout" svg:width="0.593cm" svg:height="0.564cm" svg:x="27.121cm" svg:y="-13.801cm" svg:viewBox="0 0 594 565" draw:points="0,0 594,0 594,565 0,565">
          <text:p/>
        </draw:polygon>
        <draw:polygon draw:style-name="gr3" draw:text-style-name="P3" draw:layer="layout" svg:width="0.16cm" svg:height="0.202cm" svg:x="27.337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27.714cm" svg:y="-13.801cm" svg:viewBox="0 0 593 565" draw:points="0,0 593,0 593,565 0,565">
          <text:p/>
        </draw:polygon>
        <draw:polygon draw:style-name="gr3" draw:text-style-name="P3" draw:layer="layout" svg:width="0.136cm" svg:height="0.202cm" svg:x="27.947cm" svg:y="-13.651cm" svg:viewBox="0 0 137 203" draw:points="137,25 27,25 27,88 122,88 122,112 27,112 27,203 0,203 0,0 137,0">
          <text:p/>
        </draw:polygon>
        <draw:polygon draw:style-name="gr2" draw:text-style-name="P2" draw:layer="layout" svg:width="0.593cm" svg:height="0.564cm" svg:x="28.306cm" svg:y="-13.801cm" svg:viewBox="0 0 594 565" draw:points="0,0 594,0 594,565 0,565">
          <text:p/>
        </draw:polygon>
        <draw:path draw:style-name="gr3" draw:text-style-name="P3" draw:layer="layout" svg:width="0.161cm" svg:height="0.209cm" svg:x="28.521cm" svg:y="-13.654cm" svg:viewBox="0 0 162 210" svg:d="M130 63c0 0-1-19-14-29 0 0-12-10-35-10 0 0-21 0-34 8 0 0-13 8-13 23 0 0 0 13 11 19 0 0 10 7 38 13 0 0 25 6 41 12 0 0 16 5 27 18 0 0 11 12 11 32 0 0 0 26-20 44 0 0-21 17-55 17 0 0-42 0-64-19 0 0-21-19-23-50l26-2c0 0 1 25 19 36 0 0 17 11 41 11 0 0 23 0 37-10 0 0 13-9 13-25 0 0 0-16-14-24 0 0-15-8-48-15 0 0-36-7-51-20 0 0-15-14-15-35 0 0 0-25 19-41 0 0 20-16 53-16 0 0 34 0 54 15 0 0 21 17 22 46z">
          <text:p/>
        </draw:path>
        <draw:polygon draw:style-name="gr2" draw:text-style-name="P2" draw:layer="layout" svg:width="4.149cm" svg:height="0.565cm" svg:x="25.343cm" svg:y="-14.366cm" svg:viewBox="0 0 4150 566" draw:points="0,0 4150,0 4150,566 0,566">
          <text:p/>
        </draw:polygon>
        <draw:path draw:style-name="gr3" draw:text-style-name="P3" draw:layer="layout" svg:width="1.156cm" svg:height="0.206cm" svg:x="26.838cm" svg:y="-14.216cm" svg:viewBox="0 0 1157 207" svg:d="M133 204h-133c0 0 0-17 12-35 0 0 12-17 44-44 0 0 20-16 36-34 0 0 16-18 16-36 0 0 0-15-11-25 0 0-11-10-27-10 0 0-17 0-29 11 0 0-11 10-11 30l-25-3c0 0 2-28 20-43 0 0 18-15 45-15 0 0 30 0 47 16 0 0 16 17 16 40 0 0 0 19-14 40 0 0-14 20-56 53 0 0-22 18-29 31h99zM193 81c0 0 18-12 38-12 0 0 25 0 44 18 0 0 19 17 19 48 0 0 0 30-19 51 0 0-19 21-50 21 0 0-26 0-44-14 0 0-18-14-21-42l26-2c0 0 3 19 13 28 0 0 11 10 26 10 0 0 19 0 31-14 0 0 11-15 11-36 0 0 0-21-12-34 0 0-12-12-31-12 0 0-23 0-36 20l-24-2 20-106h100v24h-80zM391 143h-77v-25h77zM519 139c0 0 0 37-16 53 0 0-14 15-41 15 0 0-27 0-41-15 0 0-13-15-13-46l24-3c0 0 0 20 8 30 0 0 7 10 22 10 0 0 14 0 20-6 0 0 7-7 8-15 0 0 2-9 2-21v-140h27zM678 204h-22v-22c0 0-17 25-46 25 0 0-15 0-29-7 0 0-13-7-17-19 0 0-4-13-4-33v-91h25v82c0 0 0 19 1 27 0 0 2 9 10 14 0 0 8 6 19 6 0 0 14 0 26-10 0 0 13-10 13-40v-79h24zM742 204h-25v-203h25zM846 143h-76v-25h76zM961 204h-25v-159c0 0-19 17-50 30v-24c0 0 43-21 58-51h17zM1049 99c0 0 17-27 48-27 0 0 25 0 43 18 0 0 17 20 17 48 0 0 0 29-17 49 0 0-18 20-46 20 0 0-30 0-50-21 0 0-21-22-21-77 0 0 0-55 19-82 0 0 19-27 54-27 0 0 23 0 38 13 0 0 16 12 19 37l-24 3c0 0-7-33-35-33 0 0-19 0-32 19 0 0-14 19-14 60zM1093 187c0 0 17 0 28-14 0 0 10-14 10-33 0 0 0-20-10-32 0 0-11-15-29-15 0 0-16 0-28 12 0 0-12 14-12 33 0 0 0 20 12 35 0 0 11 14 29 14z">
          <text:p/>
        </draw:path>
        <draw:polygon draw:style-name="gr2" draw:text-style-name="P2" draw:layer="layout" svg:width="0.593cm" svg:height="0.564cm" svg:x="28.899cm" svg:y="-13.801cm" svg:viewBox="0 0 594 565" draw:points="0,0 594,0 594,565 0,565">
          <text:p/>
        </draw:polygon>
        <draw:path draw:style-name="gr3" draw:text-style-name="P3" draw:layer="layout" svg:width="0.161cm" svg:height="0.209cm" svg:x="29.114cm" svg:y="-13.654cm" svg:viewBox="0 0 162 210" svg:d="M130 63c0 0-2-19-14-29 0 0-12-10-36-10 0 0-21 0-34 8 0 0-13 8-13 23 0 0 0 13 10 19 0 0 10 7 38 13 0 0 26 6 42 12 0 0 16 5 27 18 0 0 12 12 12 32 0 0 0 26-21 44 0 0-21 17-54 17 0 0-43 0-65-19 0 0-21-19-22-50l25-2c0 0 2 25 19 36 0 0 17 11 41 11 0 0 23 0 37-10 0 0 14-9 14-25 0 0 0-16-14-24 0 0-15-8-50-15 0 0-34-7-49-20 0 0-15-14-15-35 0 0 0-25 19-41 0 0 19-16 52-16 0 0 34 0 55 15 0 0 20 17 21 46z">
          <text:p/>
        </draw:path>
        <draw:polygon draw:style-name="gr2" draw:text-style-name="P2" draw:layer="layout" svg:width="0.592cm" svg:height="0.564cm" svg:x="29.492cm" svg:y="-13.801cm" svg:viewBox="0 0 593 565" draw:points="0,0 593,0 593,565 0,565">
          <text:p/>
        </draw:polygon>
        <draw:path draw:style-name="gr3" draw:text-style-name="P3" draw:layer="layout" svg:width="0.192cm" svg:height="0.202cm" svg:x="29.692cm" svg:y="-13.651cm" svg:viewBox="0 0 193 203" svg:d="M193 203h-25v-169h-1l-58 169h-24l-58-172v172h-27v-203h41l48 144c0 0 8 24 9 30 0 0 4-11 11-32l48-142h36z">
          <text:p/>
        </draw:path>
        <draw:polygon draw:style-name="gr2" draw:text-style-name="P2" draw:layer="layout" svg:width="0.593cm" svg:height="0.564cm" svg:x="30.084cm" svg:y="-13.801cm" svg:viewBox="0 0 594 565" draw:points="0,0 594,0 594,565 0,565">
          <text:p/>
        </draw:polygon>
        <draw:polygon draw:style-name="gr3" draw:text-style-name="P3" draw:layer="layout" svg:width="0.16cm" svg:height="0.202cm" svg:x="30.301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30.677cm" svg:y="-13.801cm" svg:viewBox="0 0 594 565" draw:points="0,0 594,0 594,565 0,565">
          <text:p/>
        </draw:polygon>
        <draw:path draw:style-name="gr3" draw:text-style-name="P3" draw:layer="layout" svg:width="0.26cm" svg:height="0.202cm" svg:x="30.844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31.27cm" svg:y="-13.801cm" svg:viewBox="0 0 593 565" draw:points="0,0 593,0 593,565 0,565">
          <text:p/>
        </draw:polygon>
        <draw:polygon draw:style-name="gr3" draw:text-style-name="P3" draw:layer="layout" svg:width="0.16cm" svg:height="0.202cm" svg:x="31.486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31.862cm" svg:y="-13.801cm" svg:viewBox="0 0 594 565" draw:points="0,0 594,0 594,565 0,565">
          <text:p/>
        </draw:polygon>
        <draw:polygon draw:style-name="gr3" draw:text-style-name="P3" draw:layer="layout" svg:width="0.136cm" svg:height="0.202cm" svg:x="32.095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32.455cm" svg:y="-13.801cm" svg:viewBox="0 0 594 565" draw:points="0,0 594,0 594,565 0,565">
          <text:p/>
        </draw:polygon>
        <draw:path draw:style-name="gr3" draw:text-style-name="P3" draw:layer="layout" svg:width="0.161cm" svg:height="0.209cm" svg:x="32.67cm" svg:y="-13.654cm" svg:viewBox="0 0 162 210" svg:d="M130 63c0 0-2-19-14-29 0 0-12-10-35-10 0 0-21 0-35 8 0 0-13 8-13 23 0 0 0 13 10 19 0 0 11 7 39 13 0 0 25 6 41 12 0 0 16 5 27 18 0 0 12 12 12 32 0 0 0 26-21 44 0 0-21 17-54 17 0 0-43 0-65-19 0 0-21-19-22-50l25-2c0 0 2 25 19 36 0 0 18 11 42 11 0 0 22 0 36-10 0 0 14-9 14-25 0 0 0-16-14-24 0 0-15-8-49-15 0 0-35-7-50-20 0 0-15-14-15-35 0 0 0-25 19-41 0 0 19-16 53-16 0 0 33 0 54 15 0 0 20 17 21 46z">
          <text:p/>
        </draw:path>
        <draw:polygon draw:style-name="gr2" draw:text-style-name="P2" draw:layer="layout" svg:width="4.148cm" svg:height="0.565cm" svg:x="29.492cm" svg:y="-14.366cm" svg:viewBox="0 0 4149 566" draw:points="0,0 4149,0 4149,566 0,566">
          <text:p/>
        </draw:polygon>
        <draw:path draw:style-name="gr3" draw:text-style-name="P3" draw:layer="layout" svg:width="1.118cm" svg:height="0.262cm" svg:x="31.017cm" svg:y="-14.216cm" svg:viewBox="0 0 1119 263" svg:d="M75 204h-25v-159c0 0-19 17-50 30v-24c0 0 43-21 58-51h17zM210 142h-75v-25h75zM408 204h-30l-24-63h-84l-23 63h-28l78-203h29zM346 120c0 0-25-65-28-74 0 0-3-9-7-24h-1c0 0-4 20-10 38l-23 60zM545 204h-22v-23h-1c0 0-16 26-46 26 0 0-15 0-28-8 0 0-13-7-17-19 0 0-5-13-5-33v-90h25v81c0 0 0 19 2 27 0 0 2 9 10 14 0 0 8 6 19 6 0 0 13 0 26-10 0 0 12-10 12-40v-78h25zM703 183c0 0 0 32-6 48 0 0-6 15-22 24 0 0-16 8-38 8 0 0-24 0-41-11 0 0-17-11-17-36l24 4c0 0 2 11 10 17 0 0 8 6 24 6 0 0 19 0 28-8 0 0 9-8 11-19 0 0 2-11 2-32 0 0-16 20-40 20 0 0-29 0-46-22 0 0-18-21-18-54 0 0 0-32 17-53 0 0 17-22 47-22 0 0 26 0 42 21v-17h23zM640 183c0 0 16 0 28-13 0 0 12-13 12-42 0 0 0-26-12-41 0 0-11-13-28-13 0 0-18 0-29 14 0 0-11 14-11 39 0 0 0 29 11 42 0 0 12 14 29 14zM807 142h-76v-25h76zM923 204h-25v-159c0 0-19 17-50 30v-24c0 0 43-21 58-51h17zM1010 99c0 0 18-27 49-27 0 0 25 0 42 18 0 0 18 19 18 47 0 0 0 29-18 49 0 0-17 21-45 21 0 0-30 0-50-22 0 0-21-22-21-77 0 0 0-54 19-81 0 0 18-27 54-27 0 0 22 0 38 13 0 0 16 12 19 37l-24 3c0 0-7-33-35-33 0 0-19 0-33 19 0 0-13 19-13 60zM1055 186c0 0 17 0 28-14 0 0 10-14 10-33 0 0 0-20-10-32 0 0-11-14-29-14 0 0-16 0-28 12 0 0-12 13-12 32 0 0 0 20 12 35 0 0 11 14 29 14z">
          <text:p/>
        </draw:path>
        <draw:polygon draw:style-name="gr2" draw:text-style-name="P2" draw:layer="layout" svg:width="0.592cm" svg:height="0.564cm" svg:x="33.048cm" svg:y="-13.801cm" svg:viewBox="0 0 593 565" draw:points="0,0 593,0 593,565 0,565">
          <text:p/>
        </draw:polygon>
        <draw:path draw:style-name="gr3" draw:text-style-name="P3" draw:layer="layout" svg:width="0.16cm" svg:height="0.209cm" svg:x="33.263cm" svg:y="-13.654cm" svg:viewBox="0 0 161 210" svg:d="M130 63c0 0-2-19-14-29 0 0-12-10-36-10 0 0-21 0-34 8 0 0-13 8-13 23 0 0 0 13 10 19 0 0 10 7 38 13 0 0 26 6 42 12 0 0 16 5 27 18 0 0 11 12 11 32 0 0 0 26-20 44 0 0-21 17-55 17 0 0-43 0-64-19 0 0-21-19-22-50l25-2c0 0 2 25 19 36 0 0 17 11 41 11 0 0 23 0 37-10 0 0 14-9 14-25 0 0 0-16-15-24 0 0-14-8-49-15 0 0-34-7-50-20 0 0-14-14-14-35 0 0 0-25 19-41 0 0 19-16 52-16 0 0 34 0 55 15 0 0 20 17 21 46z">
          <text:p/>
        </draw:path>
        <draw:polygon draw:style-name="gr2" draw:text-style-name="P2" draw:layer="layout" svg:width="0.593cm" svg:height="0.564cm" svg:x="33.64cm" svg:y="-13.801cm" svg:viewBox="0 0 594 565" draw:points="0,0 594,0 594,565 0,565">
          <text:p/>
        </draw:polygon>
        <draw:path draw:style-name="gr3" draw:text-style-name="P3" draw:layer="layout" svg:width="0.192cm" svg:height="0.202cm" svg:x="33.841cm" svg:y="-13.651cm" svg:viewBox="0 0 193 203" svg:d="M193 203h-26v-169l-58 169h-24l-59-172h-1v172h-25v-203h40l49 144c0 0 7 24 9 30 0 0 4-11 11-32l48-142h36z">
          <text:p/>
        </draw:path>
        <draw:polygon draw:style-name="gr2" draw:text-style-name="P2" draw:layer="layout" svg:width="0.593cm" svg:height="0.564cm" svg:x="34.233cm" svg:y="-13.801cm" svg:viewBox="0 0 594 565" draw:points="0,0 594,0 594,565 0,565">
          <text:p/>
        </draw:polygon>
        <draw:polygon draw:style-name="gr3" draw:text-style-name="P3" draw:layer="layout" svg:width="0.16cm" svg:height="0.202cm" svg:x="34.449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34.826cm" svg:y="-13.801cm" svg:viewBox="0 0 593 565" draw:points="0,0 593,0 593,565 0,565">
          <text:p/>
        </draw:polygon>
        <draw:path draw:style-name="gr3" draw:text-style-name="P3" draw:layer="layout" svg:width="0.26cm" svg:height="0.202cm" svg:x="34.992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35.418cm" svg:y="-13.801cm" svg:viewBox="0 0 594 565" draw:points="0,0 594,0 594,565 0,565">
          <text:p/>
        </draw:polygon>
        <draw:polygon draw:style-name="gr3" draw:text-style-name="P3" draw:layer="layout" svg:width="0.16cm" svg:height="0.202cm" svg:x="35.635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36.011cm" svg:y="-13.801cm" svg:viewBox="0 0 594 565" draw:points="0,0 594,0 594,565 0,565">
          <text:p/>
        </draw:polygon>
        <draw:polygon draw:style-name="gr3" draw:text-style-name="P3" draw:layer="layout" svg:width="0.136cm" svg:height="0.202cm" svg:x="36.244cm" svg:y="-13.651cm" svg:viewBox="0 0 137 203" draw:points="137,25 27,25 27,88 122,88 122,112 27,112 27,203 0,203 0,0 137,0">
          <text:p/>
        </draw:polygon>
        <draw:polygon draw:style-name="gr2" draw:text-style-name="P2" draw:layer="layout" svg:width="0.592cm" svg:height="0.564cm" svg:x="36.604cm" svg:y="-13.801cm" svg:viewBox="0 0 593 565" draw:points="0,0 593,0 593,565 0,565">
          <text:p/>
        </draw:polygon>
        <draw:path draw:style-name="gr3" draw:text-style-name="P3" draw:layer="layout" svg:width="0.16cm" svg:height="0.209cm" svg:x="36.819cm" svg:y="-13.654cm" svg:viewBox="0 0 161 210" svg:d="M130 63c0 0-2-19-14-29 0 0-12-10-35-10 0 0-22 0-35 8 0 0-13 8-13 23 0 0 0 13 10 19 0 0 10 7 39 13 0 0 25 6 41 12 0 0 16 5 27 18 0 0 11 12 11 32 0 0 0 26-20 44 0 0-21 17-54 17 0 0-44 0-65-19 0 0-21-19-22-50l25-2c0 0 2 25 19 36 0 0 18 11 42 11 0 0 22 0 36-10 0 0 14-9 14-25 0 0 0-16-15-24 0 0-14-8-48-15 0 0-35-7-51-20 0 0-14-14-14-35 0 0 0-25 19-41 0 0 19-16 53-16 0 0 33 0 54 15 0 0 20 17 21 46z">
          <text:p/>
        </draw:path>
        <draw:polygon draw:style-name="gr2" draw:text-style-name="P2" draw:layer="layout" svg:width="4.149cm" svg:height="0.565cm" svg:x="33.64cm" svg:y="-14.366cm" svg:viewBox="0 0 4150 566" draw:points="0,0 4150,0 4150,566 0,566">
          <text:p/>
        </draw:polygon>
        <draw:path draw:style-name="gr3" draw:text-style-name="P3" draw:layer="layout" svg:width="1.137cm" svg:height="0.262cm" svg:x="35.146cm" svg:y="-14.216cm" svg:viewBox="0 0 1138 263" svg:d="M95 93c0 0 38 13 38 52 0 0 0 26-19 44 0 0-18 18-47 18 0 0-30 0-48-18 0 0-19-18-19-44 0 0 0-20 11-34 0 0 10-14 27-18 0 0-30-9-30-41 0 0 0-22 16-37 0 0 16-15 42-15 0 0 26 0 43 15 0 0 16 16 16 38 0 0 0 30-30 40zM67 84c0 0 13 0 23-9 0 0 10-9 10-22 0 0 0-14-10-23 0 0-10-10-24-10 0 0-14 0-23 10 0 0-9 9-9 21 0 0 0 15 9 24 0 0 10 9 24 9zM67 186c0 0 17 0 29-11 0 0 12-12 12-30 0 0 0-18-12-29 0 0-12-12-30-12 0 0-18 0-29 12 0 0-12 12-12 29 0 0 0 17 12 29 0 0 12 12 30 12zM230 142h-76v-25h76zM428 204h-30l-24-63h-84l-23 63h-28l77-203h29zM366 120c0 0-25-65-28-74 0 0-4-9-7-24h-1c0 0-4 20-10 38l-23 60zM565 204h-22v-23h-1c0 0-17 26-46 26 0 0-15 0-28-8 0 0-13-7-17-19 0 0-5-13-5-33v-90h25v81c0 0 0 19 2 27 0 0 2 9 9 14 0 0 8 6 19 6 0 0 14 0 27-10 0 0 12-10 12-40v-78h25zM724 183c0 0 0 32-6 48 0 0-6 15-22 24 0 0-16 8-39 8 0 0-25 0-41-11 0 0-17-11-17-36l24 4c0 0 1 11 10 17 0 0 8 6 24 6 0 0 20 0 29-8 0 0 9-8 11-19 0 0 2-11 2-32 0 0-16 20-42 20 0 0-28 0-46-22 0 0-17-21-17-54 0 0 0-32 17-53 0 0 17-22 46-22 0 0 27 0 44 21v-17h23zM659 183c0 0 17 0 30-13 0 0 12-13 12-42 0 0 0-26-12-41 0 0-12-13-30-13 0 0-17 0-29 14 0 0-10 14-10 39 0 0 0 29 11 42 0 0 12 14 28 14zM827 142h-76v-25h76zM942 204h-25v-159c0 0-18 17-50 30v-24c0 0 44-21 59-51h16zM1030 99c0 0 17-27 49-27 0 0 25 0 42 18 0 0 17 19 17 47 0 0 0 29-17 49 0 0-17 21-46 21 0 0-29 0-49-22 0 0-21-22-21-77 0 0 0-54 19-81 0 0 18-27 53-27 0 0 23 0 39 13 0 0 16 12 19 37l-25 3c0 0-7-33-34-33 0 0-19 0-33 19 0 0-13 19-13 60zM1075 186c0 0 16 0 27-14 0 0 11-14 11-33 0 0 0-20-11-32 0 0-11-14-28-14 0 0-17 0-28 12 0 0-12 13-12 32 0 0 0 20 11 35 0 0 12 14 30 14z">
          <text:p/>
        </draw:path>
        <draw:polygon draw:style-name="gr2" draw:text-style-name="P2" draw:layer="layout" svg:width="0.593cm" svg:height="0.564cm" svg:x="37.196cm" svg:y="-13.801cm" svg:viewBox="0 0 594 565" draw:points="0,0 594,0 594,565 0,565">
          <text:p/>
        </draw:polygon>
        <draw:path draw:style-name="gr3" draw:text-style-name="P3" draw:layer="layout" svg:width="0.161cm" svg:height="0.209cm" svg:x="37.411cm" svg:y="-13.654cm" svg:viewBox="0 0 162 210" svg:d="M130 63c0 0-1-19-14-29 0 0-13-10-36-10 0 0-21 0-34 8 0 0-12 8-12 23 0 0 0 13 10 19 0 0 10 7 38 13 0 0 25 6 42 12 0 0 16 5 27 18 0 0 11 12 11 32 0 0 0 26-20 44 0 0-21 17-56 17 0 0-42 0-63-19 0 0-21-19-23-50l26-2c0 0 1 25 18 36 0 0 17 11 41 11 0 0 23 0 38-10 0 0 13-9 13-25 0 0 0-16-14-24 0 0-16-8-49-15 0 0-35-7-50-20 0 0-15-14-15-35 0 0 0-25 19-41 0 0 19-16 52-16 0 0 35 0 55 15 0 0 21 17 22 46z">
          <text:p/>
        </draw:path>
        <draw:polygon draw:style-name="gr2" draw:text-style-name="P2" draw:layer="layout" svg:width="0.593cm" svg:height="0.564cm" svg:x="37.789cm" svg:y="-13.801cm" svg:viewBox="0 0 594 565" draw:points="0,0 594,0 594,565 0,565">
          <text:p/>
        </draw:polygon>
        <draw:path draw:style-name="gr3" draw:text-style-name="P3" draw:layer="layout" svg:width="0.192cm" svg:height="0.202cm" svg:x="37.989cm" svg:y="-13.651cm" svg:viewBox="0 0 193 203" svg:d="M193 203h-25v-169l-60 169h-24l-57-172h-1v172h-26v-203h40l48 144c0 0 8 24 9 30h1c0 0 4-11 11-32l49-142h35z">
          <text:p/>
        </draw:path>
        <draw:polygon draw:style-name="gr2" draw:text-style-name="P2" draw:layer="layout" svg:width="0.592cm" svg:height="0.564cm" svg:x="38.382cm" svg:y="-13.801cm" svg:viewBox="0 0 593 565" draw:points="0,0 593,0 593,565 0,565">
          <text:p/>
        </draw:polygon>
        <draw:polygon draw:style-name="gr3" draw:text-style-name="P3" draw:layer="layout" svg:width="0.16cm" svg:height="0.202cm" svg:x="38.598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38.974cm" svg:y="-13.801cm" svg:viewBox="0 0 594 565" draw:points="0,0 594,0 594,565 0,565">
          <text:p/>
        </draw:polygon>
        <draw:path draw:style-name="gr3" draw:text-style-name="P3" draw:layer="layout" svg:width="0.26cm" svg:height="0.202cm" svg:x="39.141cm" svg:y="-13.651cm" svg:viewBox="0 0 261 203" svg:d="M261 0l-56 203h-25l-44-159c0 0-4-12-5-19l-6 24-44 154h-27l-54-203h27l31 134c0 0 6 26 8 38l1 3c0 0 6-26 9-37l39-138h33l29 103c0 0 10 39 15 72 0 0 3-16 10-44l32-131z">
          <text:p/>
        </draw:path>
        <draw:polygon draw:style-name="gr2" draw:text-style-name="P2" draw:layer="layout" svg:width="0.593cm" svg:height="0.564cm" svg:x="39.567cm" svg:y="-13.801cm" svg:viewBox="0 0 594 565" draw:points="0,0 594,0 594,565 0,565">
          <text:p/>
        </draw:polygon>
        <draw:polygon draw:style-name="gr3" draw:text-style-name="P3" draw:layer="layout" svg:width="0.16cm" svg:height="0.202cm" svg:x="39.783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40.16cm" svg:y="-13.801cm" svg:viewBox="0 0 593 565" draw:points="0,0 593,0 593,565 0,565">
          <text:p/>
        </draw:polygon>
        <draw:polygon draw:style-name="gr3" draw:text-style-name="P3" draw:layer="layout" svg:width="0.136cm" svg:height="0.202cm" svg:x="40.393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40.752cm" svg:y="-13.801cm" svg:viewBox="0 0 594 565" draw:points="0,0 594,0 594,565 0,565">
          <text:p/>
        </draw:polygon>
        <draw:path draw:style-name="gr3" draw:text-style-name="P3" draw:layer="layout" svg:width="0.161cm" svg:height="0.209cm" svg:x="40.967cm" svg:y="-13.654cm" svg:viewBox="0 0 162 210" svg:d="M130 63c0 0-1-19-14-29 0 0-12-10-35-10 0 0-22 0-35 8 0 0-12 8-12 23 0 0 0 13 10 19 0 0 10 7 39 13 0 0 25 6 41 12 0 0 16 5 27 18 0 0 11 12 11 32 0 0 0 26-20 44 0 0-21 17-55 17 0 0-43 0-64-19 0 0-21-19-23-50l26-2c0 0 1 25 18 36 0 0 17 11 42 11 0 0 23 0 37-10 0 0 13-9 13-25 0 0 0-16-14-24 0 0-15-8-48-15 0 0-36-7-51-20 0 0-15-14-15-35 0 0 0-25 19-41 0 0 19-16 53-16 0 0 34 0 54 15 0 0 21 17 22 46z">
          <text:p/>
        </draw:path>
        <draw:polygon draw:style-name="gr2" draw:text-style-name="P2" draw:layer="layout" svg:width="4.149cm" svg:height="0.565cm" svg:x="37.789cm" svg:y="-14.366cm" svg:viewBox="0 0 4150 566" draw:points="0,0 4150,0 4150,566 0,566">
          <text:p/>
        </draw:polygon>
        <draw:path draw:style-name="gr3" draw:text-style-name="P3" draw:layer="layout" svg:width="1.274cm" svg:height="0.262cm" svg:x="39.236cm" svg:y="-14.216cm" svg:viewBox="0 0 1275 263" svg:d="M74 204h-24v-159c0 0-19 17-50 30v-24c0 0 42-21 58-51h16zM170 81c0 0 19-12 38-12 0 0 26 0 44 18 0 0 19 17 19 47 0 0 0 30-19 51 0 0-19 22-50 22 0 0-25 0-43-15 0 0-19-14-22-42l26-2c0 0 3 19 14 28 0 0 10 10 25 10 0 0 19 0 31-14 0 0 11-15 11-36 0 0 0-21-12-33 0 0-12-12-30-12 0 0-24 0-37 19l-23-2 19-105h101v24h-81zM367 142h-75v-25h75zM565 204h-30l-24-63h-84l-23 63h-28l78-203h28zM503 120c0 0-25-65-28-74 0 0-3-9-7-24h-1c0 0-4 20-10 38l-23 60zM702 204h-22v-23h-1c0 0-17 26-46 26 0 0-15 0-28-8 0 0-13-7-17-19 0 0-5-13-5-33v-90h25v81c0 0 0 19 2 27 0 0 2 9 10 14 0 0 7 6 18 6 0 0 14 0 27-10 0 0 12-10 12-40v-78h25zM860 183c0 0 0 32-6 48 0 0-6 15-22 24 0 0-16 8-38 8 0 0-25 0-41-11 0 0-17-11-17-36l24 4c0 0 2 11 10 17 0 0 8 6 24 6 0 0 19 0 28-8 0 0 9-8 11-19 0 0 2-11 2-32 0 0-16 20-41 20 0 0-28 0-46-22 0 0-17-21-17-54 0 0 0-32 17-53 0 0 17-22 47-22 0 0 25 0 42 21v-17h23zM797 183c0 0 16 0 28-13 0 0 12-13 12-42 0 0 0-26-12-41 0 0-11-13-29-13 0 0-17 0-28 14 0 0-11 14-11 39 0 0 0 29 11 42 0 0 12 14 29 14zM964 142h-76v-25h76zM1079 204h-24v-159c0 0-19 17-50 30v-24c0 0 42-21 58-51h16zM1167 99c0 0 17-27 49-27 0 0 25 0 42 18 0 0 17 19 17 47 0 0 0 29-17 49 0 0-17 21-46 21 0 0-29 0-49-22 0 0-21-22-21-77 0 0 0-54 19-81 0 0 18-27 53-27 0 0 23 0 39 13 0 0 16 12 19 37l-25 3c0 0-7-33-34-33 0 0-19 0-33 19 0 0-13 19-13 60zM1212 186c0 0 17 0 27-14 0 0 11-14 11-33 0 0 0-20-11-32 0 0-10-14-28-14 0 0-16 0-28 12 0 0-12 13-12 32 0 0 0 20 12 35 0 0 11 14 29 14z">
          <text:p/>
        </draw:path>
        <draw:polygon draw:style-name="gr2" draw:text-style-name="P2" draw:layer="layout" svg:width="0.593cm" svg:height="0.564cm" svg:x="41.345cm" svg:y="-13.801cm" svg:viewBox="0 0 594 565" draw:points="0,0 594,0 594,565 0,565">
          <text:p/>
        </draw:polygon>
        <draw:path draw:style-name="gr3" draw:text-style-name="P3" draw:layer="layout" svg:width="0.161cm" svg:height="0.209cm" svg:x="41.56cm" svg:y="-13.654cm" svg:viewBox="0 0 162 210" svg:d="M130 63c0 0-2-19-15-29 0 0-12-10-35-10 0 0-21 0-34 8 0 0-13 8-13 23 0 0 0 13 10 19 0 0 10 7 38 13 0 0 25 6 42 12 0 0 16 5 27 18 0 0 12 12 12 32 0 0 0 26-21 44 0 0-22 17-55 17 0 0-42 0-64-19 0 0-21-19-22-50l25-2c0 0 2 25 19 36 0 0 17 11 41 11 0 0 22 0 37-10 0 0 14-9 14-25 0 0 0-16-14-24 0 0-16-8-50-15 0 0-34-7-49-20 0 0-15-14-15-35 0 0 0-25 19-41 0 0 19-16 52-16 0 0 33 0 55 15 0 0 20 17 21 46z">
          <text:p/>
        </draw:path>
        <draw:polygon draw:style-name="gr2" draw:text-style-name="P2" draw:layer="layout" svg:width="0.592cm" svg:height="0.564cm" svg:x="41.938cm" svg:y="-13.801cm" svg:viewBox="0 0 593 565" draw:points="0,0 593,0 593,565 0,565">
          <text:p/>
        </draw:polygon>
        <draw:path draw:style-name="gr3" draw:text-style-name="P3" draw:layer="layout" svg:width="0.192cm" svg:height="0.202cm" svg:x="42.138cm" svg:y="-13.651cm" svg:viewBox="0 0 193 203" svg:d="M193 203h-26v-169h-1l-58 169h-24l-58-172v172h-26v-203h40l48 144c0 0 8 24 9 30 0 0 4-11 11-32l49-142h36z">
          <text:p/>
        </draw:path>
        <draw:polygon draw:style-name="gr2" draw:text-style-name="P2" draw:layer="layout" svg:width="0.593cm" svg:height="0.564cm" svg:x="42.53cm" svg:y="-13.801cm" svg:viewBox="0 0 594 565" draw:points="0,0 594,0 594,565 0,565">
          <text:p/>
        </draw:polygon>
        <draw:polygon draw:style-name="gr3" draw:text-style-name="P3" draw:layer="layout" svg:width="0.16cm" svg:height="0.202cm" svg:x="42.747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43.123cm" svg:y="-13.801cm" svg:viewBox="0 0 594 565" draw:points="0,0 594,0 594,565 0,565">
          <text:p/>
        </draw:polygon>
        <draw:path draw:style-name="gr3" draw:text-style-name="P3" draw:layer="layout" svg:width="0.26cm" svg:height="0.202cm" svg:x="43.29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43.716cm" svg:y="-13.801cm" svg:viewBox="0 0 593 565" draw:points="0,0 593,0 593,565 0,565">
          <text:p/>
        </draw:polygon>
        <draw:polygon draw:style-name="gr3" draw:text-style-name="P3" draw:layer="layout" svg:width="0.16cm" svg:height="0.202cm" svg:x="43.932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44.308cm" svg:y="-13.801cm" svg:viewBox="0 0 594 565" draw:points="0,0 594,0 594,565 0,565">
          <text:p/>
        </draw:polygon>
        <draw:polygon draw:style-name="gr3" draw:text-style-name="P3" draw:layer="layout" svg:width="0.136cm" svg:height="0.202cm" svg:x="44.541cm" svg:y="-13.651cm" svg:viewBox="0 0 137 203" draw:points="137,25 27,25 27,88 122,88 122,112 27,112 27,203 0,203 0,0 137,0">
          <text:p/>
        </draw:polygon>
        <draw:polygon draw:style-name="gr2" draw:text-style-name="P2" draw:layer="layout" svg:width="0.593cm" svg:height="0.564cm" svg:x="44.901cm" svg:y="-13.801cm" svg:viewBox="0 0 594 565" draw:points="0,0 594,0 594,565 0,565">
          <text:p/>
        </draw:polygon>
        <draw:path draw:style-name="gr3" draw:text-style-name="P3" draw:layer="layout" svg:width="0.161cm" svg:height="0.209cm" svg:x="45.116cm" svg:y="-13.654cm" svg:viewBox="0 0 162 210" svg:d="M130 63c0 0-2-19-14-29 0 0-12-10-36-10 0 0-21 0-34 8 0 0-13 8-13 23 0 0 0 13 10 19 0 0 10 7 38 13 0 0 27 6 42 12 0 0 16 5 27 18 0 0 12 12 12 32 0 0 0 26-21 44 0 0-21 17-54 17 0 0-43 0-65-19 0 0-21-19-22-50l25-2c0 0 2 25 19 36 0 0 17 11 42 11 0 0 22 0 36-10 0 0 14-9 14-25 0 0 0-16-14-24 0 0-15-8-50-15 0 0-34-7-49-20 0 0-15-14-15-35 0 0 0-25 19-41 0 0 19-16 52-16 0 0 34 0 55 15 0 0 20 17 21 46z">
          <text:p/>
        </draw:path>
        <draw:polygon draw:style-name="gr2" draw:text-style-name="P2" draw:layer="layout" svg:width="4.148cm" svg:height="0.565cm" svg:x="41.938cm" svg:y="-14.366cm" svg:viewBox="0 0 4149 566" draw:points="0,0 4149,0 4149,566 0,566">
          <text:p/>
        </draw:polygon>
        <draw:path draw:style-name="gr3" draw:text-style-name="P3" draw:layer="layout" svg:width="1.297cm" svg:height="0.262cm" svg:x="43.362cm" svg:y="-14.216cm" svg:viewBox="0 0 1298 263" svg:d="M135 204h-135c0 0 0-18 12-36 0 0 12-17 44-44 0 0 20-16 37-33 0 0 15-18 15-36 0 0 0-15-10-25 0 0-12-10-29-10 0 0-16 0-27 11 0 0-12 10-12 30l-26-3c0 0 3-28 21-43 0 0 18-15 45-15 0 0 31 0 47 16 0 0 17 17 17 40 0 0 0 19-14 40 0 0-14 19-57 52 0 0-21 18-29 31h101zM292 204h-134c0 0 0-18 12-36 0 0 12-17 44-44 0 0 20-16 36-33 0 0 15-18 15-36 0 0 0-15-10-25 0 0-11-10-28-10 0 0-16 0-27 11 0 0-12 10-12 30l-26-3c0 0 3-28 21-43 0 0 18-15 45-15 0 0 30 0 46 16 0 0 17 17 17 40 0 0 0 19-14 40 0 0-14 19-56 52 0 0-21 18-29 31h100zM391 142h-76v-25h76zM589 204h-31l-23-63h-85l-22 63h-28l77-203h29zM527 120c0 0-25-65-28-74 0 0-4-9-7-24h-1c0 0-4 20-11 38l-22 60zM725 204h-22v-23c0 0-17 26-46 26 0 0-15 0-29-8 0 0-13-7-17-19 0 0-4-13-4-33v-90h25v81c0 0 0 19 1 27 0 0 2 9 10 14 0 0 8 6 19 6 0 0 14 0 26-10 0 0 13-10 13-40v-78h24zM884 183c0 0 0 32-6 48 0 0-6 15-22 24 0 0-16 8-38 8 0 0-25 0-42-11 0 0-16-11-16-36l24 4c0 0 1 11 10 17 0 0 8 6 23 6 0 0 20 0 29-8 0 0 9-8 11-19 0 0 1-11 1-32 0 0-15 20-40 20 0 0-29 0-46-22 0 0-17-21-17-54 0 0 0-32 17-53 0 0 16-22 46-22 0 0 26 0 42 21h1v-17h23zM820 183c0 0 16 0 28-13 0 0 13-13 13-42 0 0 0-26-12-41 0 0-12-13-29-13 0 0-18 0-29 14 0 0-11 14-11 39 0 0 0 29 12 42 0 0 11 14 28 14zM987 142h-76v-25h76zM1102 204h-25v-159c0 0-18 17-50 30v-24c0 0 43-21 59-51h16zM1190 99c0 0 17-27 49-27 0 0 24 0 42 18 0 0 17 19 17 47 0 0 0 29-17 49 0 0-18 21-46 21 0 0-29 0-49-22 0 0-21-22-21-77 0 0 0-54 18-81 0 0 19-27 54-27 0 0 23 0 38 13 0 0 16 12 20 37l-25 3c0 0-7-33-34-33 0 0-19 0-33 19 0 0-14 19-14 60zM1235 186c0 0 16 0 27-14 0 0 11-14 11-33 0 0 0-20-11-32 0 0-11-14-29-14 0 0-16 0-28 12 0 0-11 13-11 32 0 0 0 20 11 35 0 0 12 14 30 14z">
          <text:p/>
        </draw:path>
        <draw:polygon draw:style-name="gr2" draw:text-style-name="P2" draw:layer="layout" svg:width="0.592cm" svg:height="0.564cm" svg:x="45.494cm" svg:y="-13.801cm" svg:viewBox="0 0 593 565" draw:points="0,0 593,0 593,565 0,565">
          <text:p/>
        </draw:polygon>
        <draw:path draw:style-name="gr3" draw:text-style-name="P3" draw:layer="layout" svg:width="0.16cm" svg:height="0.209cm" svg:x="45.709cm" svg:y="-13.654cm" svg:viewBox="0 0 161 210" svg:d="M129 63c0 0-2-19-14-29 0 0-12-10-35-10 0 0-21 0-34 8 0 0-13 8-13 23 0 0 0 13 10 19 0 0 10 7 38 13 0 0 25 6 41 12 0 0 17 5 28 18 0 0 11 12 11 32 0 0 0 26-20 44 0 0-22 17-55 17 0 0-43 0-64-19 0 0-21-19-22-50l25-2c0 0 2 25 19 36 0 0 17 11 41 11 0 0 22 0 36-10 0 0 15-9 15-25 0 0 0-16-16-24 0 0-14-8-48-15 0 0-34-7-50-20 0 0-14-14-14-35 0 0 0-25 19-41 0 0 19-16 52-16 0 0 33 0 55 15 0 0 20 17 21 46z">
          <text:p/>
        </draw:path>
        <draw:polygon draw:style-name="gr2" draw:text-style-name="P2" draw:layer="layout" svg:width="0.593cm" svg:height="0.564cm" svg:x="46.086cm" svg:y="-13.801cm" svg:viewBox="0 0 594 565" draw:points="0,0 594,0 594,565 0,565">
          <text:p/>
        </draw:polygon>
        <draw:path draw:style-name="gr3" draw:text-style-name="P3" draw:layer="layout" svg:width="0.192cm" svg:height="0.202cm" svg:x="46.287cm" svg:y="-13.651cm" svg:viewBox="0 0 193 203" svg:d="M193 203h-26v-169l-58 169h-24l-59-172h-1v172h-25v-203h41l48 144c0 0 7 24 9 30 0 0 4-11 11-32l48-142h36z">
          <text:p/>
        </draw:path>
        <draw:polygon draw:style-name="gr2" draw:text-style-name="P2" draw:layer="layout" svg:width="0.593cm" svg:height="0.564cm" svg:x="46.679cm" svg:y="-13.801cm" svg:viewBox="0 0 594 565" draw:points="0,0 594,0 594,565 0,565">
          <text:p/>
        </draw:polygon>
        <draw:polygon draw:style-name="gr3" draw:text-style-name="P3" draw:layer="layout" svg:width="0.16cm" svg:height="0.202cm" svg:x="46.895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47.272cm" svg:y="-13.801cm" svg:viewBox="0 0 593 565" draw:points="0,0 593,0 593,565 0,565">
          <text:p/>
        </draw:polygon>
        <draw:path draw:style-name="gr3" draw:text-style-name="P3" draw:layer="layout" svg:width="0.26cm" svg:height="0.202cm" svg:x="47.438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47.864cm" svg:y="-13.801cm" svg:viewBox="0 0 594 565" draw:points="0,0 594,0 594,565 0,565">
          <text:p/>
        </draw:polygon>
        <draw:polygon draw:style-name="gr3" draw:text-style-name="P3" draw:layer="layout" svg:width="0.16cm" svg:height="0.202cm" svg:x="48.081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48.457cm" svg:y="-13.801cm" svg:viewBox="0 0 594 565" draw:points="0,0 594,0 594,565 0,565">
          <text:p/>
        </draw:polygon>
        <draw:polygon draw:style-name="gr3" draw:text-style-name="P3" draw:layer="layout" svg:width="0.136cm" svg:height="0.202cm" svg:x="48.69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49.05cm" svg:y="-13.801cm" svg:viewBox="0 0 593 565" draw:points="0,0 593,0 593,565 0,565">
          <text:p/>
        </draw:polygon>
        <draw:path draw:style-name="gr3" draw:text-style-name="P3" draw:layer="layout" svg:width="0.16cm" svg:height="0.209cm" svg:x="49.265cm" svg:y="-13.654cm" svg:viewBox="0 0 161 210" svg:d="M130 63c0 0-2-19-14-29 0 0-12-10-36-10 0 0-21 0-34 8 0 0-13 8-13 23 0 0 0 13 10 19 0 0 10 7 38 13 0 0 26 6 42 12 0 0 16 5 27 18 0 0 11 12 11 32 0 0 0 26-20 44 0 0-21 17-55 17 0 0-43 0-64-19 0 0-21-19-22-50l25-2c0 0 2 25 19 36 0 0 17 11 41 11 0 0 23 0 37-10 0 0 14-9 14-25 0 0 0-16-15-24 0 0-14-8-49-15 0 0-34-7-50-20 0 0-14-14-14-35 0 0 0-25 19-41 0 0 19-16 52-16 0 0 34 0 55 15 0 0 20 17 21 46z">
          <text:p/>
        </draw:path>
        <draw:polygon draw:style-name="gr4" draw:text-style-name="P2" draw:layer="layout" svg:width="4.149cm" svg:height="0.565cm" svg:x="46.086cm" svg:y="-14.366cm" svg:viewBox="0 0 4150 566" draw:points="0,0 4150,0 4150,566 0,566">
          <text:p/>
        </draw:polygon>
        <draw:polygon draw:style-name="gr5" draw:text-style-name="P1" draw:layer="layout" svg:width="4.149cm" svg:height="0.565cm" svg:x="46.086cm" svg:y="-14.366cm" svg:viewBox="0 0 4150 566" draw:points="0,0 4150,0 4150,566 0,566">
          <text:p/>
        </draw:polygon>
        <draw:path draw:style-name="gr3" draw:text-style-name="P3" draw:layer="layout" svg:width="1.297cm" svg:height="0.262cm" svg:x="47.511cm" svg:y="-14.216cm" svg:viewBox="0 0 1298 263" svg:d="M133 204h-133c0 0 0-18 12-36 0 0 11-17 44-44 0 0 20-16 36-33 0 0 16-18 16-36 0 0 0-15-11-25 0 0-11-10-28-10 0 0-17 0-28 11 0 0-11 10-11 30l-26-3c0 0 3-28 21-43 0 0 17-15 45-15 0 0 29 0 46 16 0 0 17 17 17 40 0 0 0 19-14 40 0 0-14 19-56 52 0 0-22 18-29 31h99zM267 108c0 0-7 12-20 19 0 0-12 7-27 7 0 0-25 0-43-18 0 0-17-18-17-48 0 0 0-30 18-49 0 0 17-19 46-19 0 0 27 0 48 22 0 0 21 22 21 76 0 0 0 54-19 81 0 0-19 28-54 28 0 0-23 0-38-13 0 0-15-13-18-38l23-2c0 0 6 32 34 32 0 0 23 0 35-21 0 0 12-21 12-57zM226 113c0 0 18 0 29-13 0 0 10-13 10-33 0 0 0-20-11-33 0 0-11-14-28-14 0 0-17 0-29 15 0 0-12 14-12 34 0 0 0 19 12 32 0 0 11 12 29 12zM390 142h-76v-25h76zM587 204h-30l-24-63h-84l-22 63h-28l77-203h29zM525 120c0 0-25-65-28-74 0 0-3-9-7-24 0 0-4 20-11 38l-23 60zM724 204h-22v-23c0 0-17 26-47 26 0 0-15 0-28-8 0 0-13-7-17-19 0 0-4-13-4-33v-90h24v81c0 0 0 19 2 27 0 0 2 9 10 14 0 0 8 6 19 6 0 0 14 0 26-10 0 0 12-10 12-40v-78h25zM883 183c0 0 0 32-7 48 0 0-6 15-22 24 0 0-16 8-38 8 0 0-24 0-41-11 0 0-17-11-17-36l25 4c0 0 1 11 9 17 0 0 9 6 24 6 0 0 19 0 28-8 0 0 9-8 11-19 0 0 2-11 2-32 0 0-16 20-40 20 0 0-29 0-46-22 0 0-18-21-18-54 0 0 0-32 17-53 0 0 17-22 47-22 0 0 26 0 42 21h1v-17h23zM819 183c0 0 16 0 28-13 0 0 12-13 12-42 0 0 0-26-11-41 0 0-12-13-29-13 0 0-18 0-29 14 0 0-11 14-11 39 0 0 0 29 11 42 0 0 12 14 29 14zM986 142h-76v-25h76zM1101 204h-25v-159c0 0-19 17-50 30v-24c0 0 43-21 59-51h16zM1190 99c0 0 17-27 48-27 0 0 25 0 42 18 0 0 18 19 18 47 0 0 0 29-18 49 0 0-17 21-45 21 0 0-29 0-50-22 0 0-20-22-20-77 0 0 0-54 18-81 0 0 19-27 54-27 0 0 23 0 38 13 0 0 16 12 20 37l-26 3c0 0-6-33-34-33 0 0-18 0-32 19 0 0-14 19-14 60zM1234 186c0 0 17 0 28-14 0 0 10-14 10-33 0 0 0-20-10-32 0 0-11-14-29-14 0 0-16 0-28 12 0 0-12 13-12 32 0 0 0 20 12 35 0 0 12 14 29 14z">
          <text:p/>
        </draw:path>
        <draw:polygon draw:style-name="gr2" draw:text-style-name="P2" draw:layer="layout" svg:width="0.593cm" svg:height="0.564cm" svg:x="49.642cm" svg:y="-13.801cm" svg:viewBox="0 0 594 565" draw:points="0,0 594,0 594,565 0,565">
          <text:p/>
        </draw:polygon>
        <draw:path draw:style-name="gr3" draw:text-style-name="P3" draw:layer="layout" svg:width="0.161cm" svg:height="0.209cm" svg:x="49.857cm" svg:y="-13.654cm" svg:viewBox="0 0 162 210" svg:d="M129 63c0 0-1-19-14-29 0 0-12-10-35-10 0 0-21 0-34 8 0 0-12 8-12 23 0 0 0 13 10 19 0 0 10 7 38 13 0 0 25 6 41 12 0 0 16 5 28 18 0 0 11 12 11 32 0 0 0 26-21 44 0 0-21 17-55 17 0 0-42 0-63-19 0 0-21-19-23-50l26-2c0 0 1 25 18 36 0 0 17 11 41 11 0 0 23 0 37-10 0 0 14-9 14-25 0 0 0-16-15-24 0 0-15-8-48-15 0 0-35-7-50-20 0 0-15-14-15-35 0 0 0-25 19-41 0 0 19-16 52-16 0 0 34 0 54 15 0 0 22 17 23 46z">
          <text:p/>
        </draw:path>
        <draw:polygon draw:style-name="gr2" draw:text-style-name="P2" draw:layer="layout" svg:width="0.593cm" svg:height="0.564cm" svg:x="50.235cm" svg:y="-13.801cm" svg:viewBox="0 0 594 565" draw:points="0,0 594,0 594,565 0,565">
          <text:p/>
        </draw:polygon>
        <draw:path draw:style-name="gr3" draw:text-style-name="P3" draw:layer="layout" svg:width="0.192cm" svg:height="0.202cm" svg:x="50.435cm" svg:y="-13.651cm" svg:viewBox="0 0 193 203" svg:d="M193 203h-25v-169l-59 169h-25l-57-172h-1v172h-26v-203h40l49 144c0 0 8 24 9 30h1c0 0 4-11 11-32l48-142h35z">
          <text:p/>
        </draw:path>
        <draw:polygon draw:style-name="gr2" draw:text-style-name="P2" draw:layer="layout" svg:width="0.592cm" svg:height="0.564cm" svg:x="50.828cm" svg:y="-13.801cm" svg:viewBox="0 0 593 565" draw:points="0,0 593,0 593,565 0,565">
          <text:p/>
        </draw:polygon>
        <draw:polygon draw:style-name="gr3" draw:text-style-name="P3" draw:layer="layout" svg:width="0.16cm" svg:height="0.202cm" svg:x="51.044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51.42cm" svg:y="-13.801cm" svg:viewBox="0 0 594 565" draw:points="0,0 594,0 594,565 0,565">
          <text:p/>
        </draw:polygon>
        <draw:path draw:style-name="gr3" draw:text-style-name="P3" draw:layer="layout" svg:width="0.26cm" svg:height="0.202cm" svg:x="51.587cm" svg:y="-13.651cm" svg:viewBox="0 0 261 203" svg:d="M261 0l-56 203h-25l-44-159c0 0-4-12-5-19l-6 24-44 154h-27l-54-203h27l31 134c0 0 6 26 8 38l1 3c0 0 6-26 9-37l39-138h33l28 103c0 0 11 39 16 72 0 0 3-16 10-44l32-131z">
          <text:p/>
        </draw:path>
        <draw:polygon draw:style-name="gr2" draw:text-style-name="P2" draw:layer="layout" svg:width="0.593cm" svg:height="0.564cm" svg:x="52.013cm" svg:y="-13.801cm" svg:viewBox="0 0 594 565" draw:points="0,0 594,0 594,565 0,565">
          <text:p/>
        </draw:polygon>
        <draw:polygon draw:style-name="gr3" draw:text-style-name="P3" draw:layer="layout" svg:width="0.16cm" svg:height="0.202cm" svg:x="52.229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52.606cm" svg:y="-13.801cm" svg:viewBox="0 0 593 565" draw:points="0,0 593,0 593,565 0,565">
          <text:p/>
        </draw:polygon>
        <draw:polygon draw:style-name="gr3" draw:text-style-name="P3" draw:layer="layout" svg:width="0.136cm" svg:height="0.202cm" svg:x="52.839cm" svg:y="-13.651cm" svg:viewBox="0 0 137 203" draw:points="137,25 26,25 26,88 121,88 121,112 26,112 26,203 0,203 0,0 137,0">
          <text:p/>
        </draw:polygon>
        <draw:polygon draw:style-name="gr2" draw:text-style-name="P2" draw:layer="layout" svg:width="0.593cm" svg:height="0.564cm" svg:x="53.198cm" svg:y="-13.801cm" svg:viewBox="0 0 594 565" draw:points="0,0 594,0 594,565 0,565">
          <text:p/>
        </draw:polygon>
        <draw:path draw:style-name="gr3" draw:text-style-name="P3" draw:layer="layout" svg:width="0.161cm" svg:height="0.209cm" svg:x="53.413cm" svg:y="-13.654cm" svg:viewBox="0 0 162 210" svg:d="M130 63c0 0-1-19-14-29 0 0-13-10-36-10 0 0-21 0-34 8 0 0-12 8-12 23 0 0 0 13 10 19 0 0 10 7 38 13 0 0 26 6 42 12 0 0 16 5 27 18 0 0 11 12 11 32 0 0 0 26-20 44 0 0-21 17-56 17 0 0-42 0-63-19 0 0-21-19-23-50l26-2c0 0 1 25 18 36 0 0 17 11 41 11 0 0 24 0 38-10 0 0 13-9 13-25 0 0 0-16-14-24 0 0-16-8-49-15 0 0-35-7-50-20 0 0-15-14-15-35 0 0 0-25 19-41 0 0 19-16 52-16 0 0 35 0 55 15 0 0 21 17 22 46z">
          <text:p/>
        </draw:path>
        <draw:polygon draw:style-name="gr2" draw:text-style-name="P2" draw:layer="layout" svg:width="4.149cm" svg:height="0.565cm" svg:x="50.235cm" svg:y="-14.366cm" svg:viewBox="0 0 4150 566" draw:points="0,0 4150,0 4150,566 0,566">
          <text:p/>
        </draw:polygon>
        <draw:path draw:style-name="gr3" draw:text-style-name="P3" draw:layer="layout" svg:width="1.137cm" svg:height="0.262cm" svg:x="51.741cm" svg:y="-14.219cm" svg:viewBox="0 0 1138 263" svg:d="M33 84c0 0 18-12 38-12 0 0 25 0 44 18 0 0 19 17 19 47 0 0 0 30-19 51 0 0-19 21-50 21 0 0-25 0-44-14 0 0-18-14-21-42l26-2c0 0 3 19 13 28 0 0 10 10 26 10 0 0 19 0 30-14 0 0 12-15 12-36 0 0 0-21-12-33 0 0-12-12-31-12 0 0-24 0-36 19l-24-2 20-105h100v24h-81zM230 145h-76v-25h76zM380 63c0 0-1-19-13-29 0 0-13-10-36-10 0 0-20 0-33 8 0 0-13 8-13 22 0 0 0 14 10 20 0 0 10 7 38 13 0 0 25 5 41 11 0 0 16 6 27 18 0 0 11 12 11 33 0 0 0 26-20 43 0 0-21 17-54 17 0 0-43 0-64-19 0 0-21-19-22-49l25-2c0 0 2 24 19 35 0 0 17 11 41 11 0 0 22 0 36-9 0 0 14-9 14-25 0 0 0-17-15-24 0 0-14-8-48-15 0 0-34-7-49-21 0 0-16-13-16-35 0 0 0-24 19-40 0 0 19-16 52-16 0 0 34 0 55 16 0 0 20 16 21 45zM573 139h-109c0 0 1 24 13 37 0 0 13 13 31 13 0 0 14 0 24-8 0 0 10-7 15-22l25 3c0 0-6 23-23 35 0 0-16 12-41 12 0 0-33 0-51-20 0 0-19-20-19-55 0 0 0-35 18-56 0 0 18-22 51-22 0 0 16 0 31 7 0 0 15 7 25 24 0 0 10 17 10 52zM548 119c0 0-2-23-14-32 0 0-13-10-27-10 0 0-18 0-29 11 0 0-11 12-13 31zM626 78c0 0 14-22 42-22 0 0 29 0 46 21 0 0 16 21 16 54 0 0 0 36-18 57 0 0-19 21-46 21 0 0-23 0-37-18h-1v72h-25v-203h23zM665 189c0 0 17 0 29-15 0 0 11-14 11-43 0 0 0-26-11-41 0 0-11-14-28-14 0 0-18 0-29 16 0 0-11 16-11 41 0 0 0 28 10 42 0 0 11 14 29 14zM826 145h-76v-25h76zM941 206h-25v-158c0 0-18 17-50 30v-24c0 0 43-21 59-51h16zM1029 102c0 0 17-27 48-27 0 0 25 0 43 18 0 0 18 19 18 47 0 0 0 29-18 49 0 0-18 20-46 20 0 0-29 0-50-21 0 0-20-22-20-77 0 0 0-54 18-81 0 0 19-27 54-27 0 0 23 0 38 13 0 0 17 12 21 37l-26 3c0 0-7-33-34-33 0 0-19 0-33 19 0 0-14 19-14 60zM1073 189c0 0 17 0 28-14 0 0 11-14 11-33 0 0 0-20-11-32 0 0-11-14-28-14 0 0-17 0-29 12 0 0-12 13-12 32 0 0 0 20 12 35 0 0 12 14 29 14z">
          <text:p/>
        </draw:path>
        <draw:polygon draw:style-name="gr2" draw:text-style-name="P2" draw:layer="layout" svg:width="0.593cm" svg:height="0.564cm" svg:x="53.791cm" svg:y="-13.801cm" svg:viewBox="0 0 594 565" draw:points="0,0 594,0 594,565 0,565">
          <text:p/>
        </draw:polygon>
        <draw:path draw:style-name="gr3" draw:text-style-name="P3" draw:layer="layout" svg:width="0.161cm" svg:height="0.209cm" svg:x="54.006cm" svg:y="-13.654cm" svg:viewBox="0 0 162 210" svg:d="M129 63c0 0-2-19-14-29 0 0-12-10-35-10 0 0-21 0-34 8 0 0-13 8-13 23 0 0 0 13 10 19 0 0 10 7 38 13 0 0 26 6 41 12 0 0 16 5 27 18 0 0 13 12 13 32 0 0 0 26-22 44 0 0-21 17-54 17 0 0-42 0-64-19 0 0-21-19-22-50l25-2c0 0 2 25 19 36 0 0 17 11 41 11 0 0 22 0 36-10 0 0 14-9 14-25 0 0 0-16-14-24 0 0-15-8-49-15 0 0-34-7-49-20 0 0-15-14-15-35 0 0 0-25 19-41 0 0 19-16 52-16 0 0 33 0 54 15 0 0 20 17 22 46z">
          <text:p/>
        </draw:path>
        <draw:polygon draw:style-name="gr2" draw:text-style-name="P2" draw:layer="layout" svg:width="0.592cm" svg:height="0.564cm" svg:x="54.384cm" svg:y="-13.801cm" svg:viewBox="0 0 593 565" draw:points="0,0 593,0 593,565 0,565">
          <text:p/>
        </draw:polygon>
        <draw:path draw:style-name="gr3" draw:text-style-name="P3" draw:layer="layout" svg:width="0.192cm" svg:height="0.202cm" svg:x="54.584cm" svg:y="-13.651cm" svg:viewBox="0 0 193 203" svg:d="M193 203h-25v-169h-1l-59 169h-24l-58-172v172h-26v-203h40l48 144c0 0 8 24 9 30 0 0 4-11 11-32l49-142h36z">
          <text:p/>
        </draw:path>
        <draw:polygon draw:style-name="gr2" draw:text-style-name="P2" draw:layer="layout" svg:width="0.593cm" svg:height="0.564cm" svg:x="54.976cm" svg:y="-13.801cm" svg:viewBox="0 0 594 565" draw:points="0,0 594,0 594,565 0,565">
          <text:p/>
        </draw:polygon>
        <draw:polygon draw:style-name="gr3" draw:text-style-name="P3" draw:layer="layout" svg:width="0.16cm" svg:height="0.202cm" svg:x="55.193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55.569cm" svg:y="-13.801cm" svg:viewBox="0 0 594 565" draw:points="0,0 594,0 594,565 0,565">
          <text:p/>
        </draw:polygon>
        <draw:path draw:style-name="gr3" draw:text-style-name="P3" draw:layer="layout" svg:width="0.26cm" svg:height="0.202cm" svg:x="55.736cm" svg:y="-13.651cm" svg:viewBox="0 0 261 203" svg:d="M261 0l-56 203h-26l-44-159c0 0-3-12-4-19h-1l-6 24-42 154h-28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56.162cm" svg:y="-13.801cm" svg:viewBox="0 0 593 565" draw:points="0,0 593,0 593,565 0,565">
          <text:p/>
        </draw:polygon>
        <draw:polygon draw:style-name="gr3" draw:text-style-name="P3" draw:layer="layout" svg:width="0.16cm" svg:height="0.202cm" svg:x="56.378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56.754cm" svg:y="-13.801cm" svg:viewBox="0 0 594 565" draw:points="0,0 594,0 594,565 0,565">
          <text:p/>
        </draw:polygon>
        <draw:polygon draw:style-name="gr3" draw:text-style-name="P3" draw:layer="layout" svg:width="0.136cm" svg:height="0.202cm" svg:x="56.987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57.347cm" svg:y="-13.801cm" svg:viewBox="0 0 594 565" draw:points="0,0 594,0 594,565 0,565">
          <text:p/>
        </draw:polygon>
        <draw:path draw:style-name="gr3" draw:text-style-name="P3" draw:layer="layout" svg:width="0.161cm" svg:height="0.209cm" svg:x="57.562cm" svg:y="-13.654cm" svg:viewBox="0 0 162 210" svg:d="M130 63c0 0-2-19-15-29 0 0-12-10-35-10 0 0-21 0-34 8 0 0-13 8-13 23 0 0 0 13 10 19 0 0 10 7 38 13 0 0 25 6 42 12 0 0 16 5 27 18 0 0 12 12 12 32 0 0 0 26-21 44 0 0-21 17-55 17 0 0-42 0-64-19 0 0-21-19-22-50l25-2c0 0 2 25 19 36 0 0 17 11 41 11 0 0 22 0 37-10 0 0 14-9 14-25 0 0 0-16-14-24 0 0-16-8-50-15 0 0-34-7-49-20 0 0-15-14-15-35 0 0 0-25 19-41 0 0 19-16 52-16 0 0 33 0 55 15 0 0 20 17 21 46z">
          <text:p/>
        </draw:path>
        <draw:polygon draw:style-name="gr2" draw:text-style-name="P2" draw:layer="layout" svg:width="4.148cm" svg:height="0.565cm" svg:x="54.384cm" svg:y="-14.366cm" svg:viewBox="0 0 4149 566" draw:points="0,0 4149,0 4149,566 0,566">
          <text:p/>
        </draw:polygon>
        <draw:path draw:style-name="gr3" draw:text-style-name="P3" draw:layer="layout" svg:width="1.275cm" svg:height="0.262cm" svg:x="55.83cm" svg:y="-14.219cm" svg:viewBox="0 0 1276 263" svg:d="M75 206h-25v-158c0 0-18 17-50 30v-24c0 0 43-21 59-51h16zM269 206h-134c0 0 0-17 12-35 0 0 12-17 44-44 0 0 20-16 36-33 0 0 15-18 15-36 0 0 0-15-10-25 0 0-11-10-28-10 0 0-16 0-27 11 0 0-12 10-12 30l-26-3c0 0 3-28 21-43 0 0 18-15 45-15 0 0 30 0 46 16 0 0 17 17 17 40 0 0 0 19-14 40 0 0-14 19-56 52 0 0-21 18-29 31h100zM368 145h-76v-25h76zM519 63c0 0-2-19-14-29 0 0-12-10-35-10 0 0-21 0-34 8 0 0-13 8-13 22 0 0 0 14 10 20 0 0 10 7 38 13 0 0 25 5 41 11 0 0 16 6 27 18 0 0 11 12 11 33 0 0 0 26-20 43 0 0-21 17-54 17 0 0-43 0-64-19 0 0-21-19-22-49l25-2c0 0 2 24 19 35 0 0 17 11 41 11 0 0 22 0 36-9 0 0 14-9 14-25 0 0 0-17-14-24 0 0-15-8-49-15 0 0-34-7-49-21 0 0-15-13-15-35 0 0 0-24 19-40 0 0 19-16 52-16 0 0 33 0 54 16 0 0 20 16 21 45zM711 139h-109c0 0 1 24 13 37 0 0 13 13 31 13 0 0 15 0 24-8 0 0 10-7 15-22l25 3c0 0-6 23-22 35 0 0-17 12-42 12 0 0-33 0-51-20 0 0-19-20-19-55 0 0 0-35 18-56 0 0 18-22 51-22 0 0 16 0 31 7 0 0 14 7 25 24 0 0 10 17 10 52zM686 119c0 0-2-23-14-32 0 0-13-10-27-10 0 0-18 0-29 11 0 0-11 12-13 31zM765 78c0 0 13-22 41-22 0 0 29 0 46 21 0 0 17 21 17 54 0 0 0 36-19 57 0 0-18 21-46 21 0 0-23 0-37-18h-1v72h-25v-203h23v18zM803 189c0 0 17 0 29-15 0 0 11-14 11-43 0 0 0-26-11-41 0 0-11-14-28-14 0 0-18 0-29 16 0 0-11 16-11 41 0 0 0 28 10 42 0 0 11 14 29 14zM965 145h-76v-25h76zM1080 206h-25v-158c0 0-18 17-50 30v-24c0 0 43-21 59-51h16zM1168 102c0 0 17-27 49-27 0 0 24 0 42 18 0 0 17 19 17 47 0 0 0 29-17 49 0 0-18 20-46 20 0 0-29 0-49-21 0 0-21-22-21-77 0 0 0-54 18-81 0 0 19-27 54-27 0 0 23 0 38 13 0 0 16 12 20 37l-25 3c0 0-7-33-34-33 0 0-19 0-33 19 0 0-14 19-14 60zM1213 189c0 0 16 0 27-14 0 0 11-14 11-33 0 0 0-20-11-32 0 0-11-14-29-14 0 0-16 0-28 12 0 0-11 13-11 32 0 0 0 20 11 35 0 0 12 14 30 14z">
          <text:p/>
        </draw:path>
        <draw:polygon draw:style-name="gr2" draw:text-style-name="P2" draw:layer="layout" svg:width="0.592cm" svg:height="0.564cm" svg:x="57.94cm" svg:y="-13.801cm" svg:viewBox="0 0 593 565" draw:points="0,0 593,0 593,565 0,565">
          <text:p/>
        </draw:polygon>
        <draw:path draw:style-name="gr3" draw:text-style-name="P3" draw:layer="layout" svg:width="0.16cm" svg:height="0.209cm" svg:x="58.155cm" svg:y="-13.654cm" svg:viewBox="0 0 161 210" svg:d="M130 63c0 0-2-19-14-29 0 0-12-10-35-10 0 0-21 0-34 8 0 0-13 8-13 23 0 0 0 13 10 19 0 0 10 7 38 13 0 0 25 6 41 12 0 0 16 5 27 18 0 0 11 12 11 32 0 0 0 26-20 44 0 0-21 17-54 17 0 0-43 0-64-19 0 0-22-19-23-50l26-2c0 0 2 25 19 36 0 0 17 11 41 11 0 0 22 0 36-10 0 0 14-9 14-25 0 0 0-16-15-24 0 0-14-8-48-15 0 0-34-7-50-20 0 0-14-14-14-35 0 0 0-25 19-41 0 0 19-16 52-16 0 0 33 0 54 15 0 0 20 17 21 46z">
          <text:p/>
        </draw:path>
        <draw:polygon draw:style-name="gr2" draw:text-style-name="P2" draw:layer="layout" svg:width="0.593cm" svg:height="0.564cm" svg:x="58.532cm" svg:y="-13.801cm" svg:viewBox="0 0 594 565" draw:points="0,0 594,0 594,565 0,565">
          <text:p/>
        </draw:polygon>
        <draw:path draw:style-name="gr3" draw:text-style-name="P3" draw:layer="layout" svg:width="0.192cm" svg:height="0.202cm" svg:x="58.733cm" svg:y="-13.651cm" svg:viewBox="0 0 193 203" svg:d="M193 203h-27v-169l-58 169h-24l-58-172h-1v172h-25v-203h40l48 144c0 0 7 24 9 30 0 0 4-11 11-32l48-142h37z">
          <text:p/>
        </draw:path>
        <draw:polygon draw:style-name="gr2" draw:text-style-name="P2" draw:layer="layout" svg:width="0.593cm" svg:height="0.564cm" svg:x="59.125cm" svg:y="-13.801cm" svg:viewBox="0 0 594 565" draw:points="0,0 594,0 594,565 0,565">
          <text:p/>
        </draw:polygon>
        <draw:polygon draw:style-name="gr3" draw:text-style-name="P3" draw:layer="layout" svg:width="0.16cm" svg:height="0.202cm" svg:x="59.341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59.718cm" svg:y="-13.801cm" svg:viewBox="0 0 593 565" draw:points="0,0 593,0 593,565 0,565">
          <text:p/>
        </draw:polygon>
        <draw:path draw:style-name="gr3" draw:text-style-name="P3" draw:layer="layout" svg:width="0.26cm" svg:height="0.202cm" svg:x="59.884cm" svg:y="-13.651cm" svg:viewBox="0 0 261 203" svg:d="M261 0l-56 203h-25l-44-159c0 0-4-12-5-19l-6 24-43 154h-28l-54-203h28l31 134c0 0 6 26 8 38v3c0 0 6-26 10-37l39-138h32l29 103c0 0 11 39 15 72h1c0 0 3-16 10-44l31-131z">
          <text:p/>
        </draw:path>
        <draw:polygon draw:style-name="gr2" draw:text-style-name="P2" draw:layer="layout" svg:width="0.593cm" svg:height="0.564cm" svg:x="60.31cm" svg:y="-13.801cm" svg:viewBox="0 0 594 565" draw:points="0,0 594,0 594,565 0,565">
          <text:p/>
        </draw:polygon>
        <draw:polygon draw:style-name="gr3" draw:text-style-name="P3" draw:layer="layout" svg:width="0.16cm" svg:height="0.202cm" svg:x="60.527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60.903cm" svg:y="-13.801cm" svg:viewBox="0 0 594 565" draw:points="0,0 594,0 594,565 0,565">
          <text:p/>
        </draw:polygon>
        <draw:polygon draw:style-name="gr3" draw:text-style-name="P3" draw:layer="layout" svg:width="0.136cm" svg:height="0.202cm" svg:x="61.136cm" svg:y="-13.651cm" svg:viewBox="0 0 137 203" draw:points="137,25 27,25 27,88 122,88 122,112 27,112 27,203 0,203 0,0 137,0">
          <text:p/>
        </draw:polygon>
        <draw:polygon draw:style-name="gr2" draw:text-style-name="P2" draw:layer="layout" svg:width="0.592cm" svg:height="0.564cm" svg:x="61.496cm" svg:y="-13.801cm" svg:viewBox="0 0 593 565" draw:points="0,0 593,0 593,565 0,565">
          <text:p/>
        </draw:polygon>
        <draw:path draw:style-name="gr3" draw:text-style-name="P3" draw:layer="layout" svg:width="0.16cm" svg:height="0.209cm" svg:x="61.711cm" svg:y="-13.654cm" svg:viewBox="0 0 161 210" svg:d="M130 63c0 0-3-19-15-29 0 0-12-10-35-10 0 0-21 0-34 8 0 0-13 8-13 23 0 0 0 13 10 19 0 0 10 7 38 13 0 0 25 6 41 12 0 0 17 5 28 18 0 0 11 12 11 32 0 0 0 26-20 44 0 0-22 17-55 17 0 0-43 0-64-19 0 0-21-19-22-50l25-2c0 0 2 25 19 36 0 0 17 11 41 11 0 0 22 0 36-10 0 0 15-9 15-25 0 0 0-16-16-24 0 0-14-8-48-15 0 0-34-7-50-20 0 0-14-14-14-35 0 0 0-25 19-41 0 0 19-16 52-16 0 0 33 0 55 15 0 0 20 17 21 46z">
          <text:p/>
        </draw:path>
        <draw:polygon draw:style-name="gr2" draw:text-style-name="P2" draw:layer="layout" svg:width="4.149cm" svg:height="0.565cm" svg:x="58.532cm" svg:y="-14.366cm" svg:viewBox="0 0 4150 566" draw:points="0,0 4150,0 4150,566 0,566">
          <text:p/>
        </draw:polygon>
        <draw:path draw:style-name="gr3" draw:text-style-name="P3" draw:layer="layout" svg:width="1.275cm" svg:height="0.262cm" svg:x="59.979cm" svg:y="-14.219cm" svg:viewBox="0 0 1276 263" svg:d="M75 206h-25v-158c0 0-19 17-50 30v-24c0 0 43-21 58-51h17zM245 111c0 0-7 12-20 19 0 0-12 7-27 7 0 0-25 0-43-18 0 0-17-18-17-48 0 0 0-30 18-49 0 0 17-19 46-19 0 0 27 0 48 22 0 0 21 22 21 76 0 0 0 54-19 81 0 0-19 27-54 27 0 0-23 0-38-12 0 0-15-13-18-38l23-2c0 0 6 32 34 32 0 0 23 0 35-21 0 0 12-21 12-57zM204 116c0 0 18 0 29-13 0 0 10-13 10-33 0 0 0-20-11-33 0 0-11-14-28-14 0 0-17 0-29 15 0 0-12 14-12 34 0 0 0 19 12 32 0 0 11 12 29 12zM368 145h-76v-25h76zM518 63c0 0-1-19-14-29 0 0-12-10-35-10 0 0-20 0-34 8 0 0-12 8-12 22 0 0 0 14 10 20 0 0 10 7 38 13 0 0 25 5 41 11 0 0 16 6 28 18 0 0 11 12 11 33 0 0 0 26-21 43 0 0-21 17-55 17 0 0-42 0-63-19 0 0-21-19-23-49l26-2c0 0 1 24 18 35 0 0 17 11 41 11 0 0 23 0 37-9 0 0 14-9 14-25 0 0 0-17-15-24 0 0-14-8-48-15 0 0-35-7-50-21 0 0-15-13-15-35 0 0 0-24 19-40 0 0 19-16 52-16 0 0 34 0 54 16 0 0 22 16 23 45zM712 139h-110c0 0 2 24 14 37 0 0 12 13 31 13 0 0 14 0 24-8 0 0 10-7 15-22l25 3c0 0-6 23-23 35 0 0-16 12-41 12 0 0-33 0-51-20 0 0-19-20-19-55 0 0 0-35 18-56 0 0 18-22 51-22 0 0 16 0 30 7 0 0 15 7 25 24 0 0 11 17 11 52zM686 119c0 0-1-23-14-32 0 0-12-10-26-10 0 0-18 0-29 11 0 0-12 12-13 31zM765 78c0 0 14-22 42-22 0 0 29 0 45 21 0 0 17 21 17 54 0 0 0 36-18 57 0 0-19 21-46 21 0 0-23 0-38-18v72h-25v-203h23zM804 189c0 0 17 0 28-15 0 0 12-14 12-43 0 0 0-26-11-41 0 0-11-14-28-14 0 0-18 0-29 16 0 0-12 16-12 41 0 0 0 28 11 42 0 0 11 14 29 14zM965 145h-76v-25h76zM1080 206h-25v-158c0 0-19 17-50 30v-24c0 0 43-21 59-51h16zM1168 102c0 0 17-27 48-27 0 0 25 0 42 18 0 0 18 19 18 47 0 0 0 29-18 49 0 0-17 20-45 20 0 0-29 0-50-21 0 0-20-22-20-77 0 0 0-54 18-81 0 0 19-27 54-27 0 0 23 0 38 13 0 0 16 12 20 37l-26 3c0 0-6-33-34-33 0 0-18 0-32 19 0 0-14 19-14 60zM1212 189c0 0 17 0 28-14 0 0 10-14 10-33 0 0 0-20-10-32 0 0-11-14-29-14 0 0-16 0-28 12 0 0-12 13-12 32 0 0 0 20 12 35 0 0 12 14 29 14z">
          <text:p/>
        </draw:path>
        <draw:polygon draw:style-name="gr2" draw:text-style-name="P2" draw:layer="layout" svg:width="0.593cm" svg:height="0.564cm" svg:x="62.088cm" svg:y="-13.801cm" svg:viewBox="0 0 594 565" draw:points="0,0 594,0 594,565 0,565">
          <text:p/>
        </draw:polygon>
        <draw:path draw:style-name="gr3" draw:text-style-name="P3" draw:layer="layout" svg:width="0.161cm" svg:height="0.209cm" svg:x="62.303cm" svg:y="-13.654cm" svg:viewBox="0 0 162 210" svg:d="M130 63c0 0-1-19-14-29 0 0-12-10-35-10 0 0-21 0-34 8 0 0-12 8-12 23 0 0 0 13 10 19 0 0 10 7 38 13 0 0 25 6 41 12 0 0 16 5 27 18 0 0 11 12 11 32 0 0 0 26-20 44 0 0-21 17-55 17 0 0-42 0-63-19 0 0-22-19-24-50l27-2c0 0 1 25 18 36 0 0 17 11 41 11 0 0 23 0 37-10 0 0 13-9 13-25 0 0 0-16-14-24 0 0-15-8-48-15 0 0-35-7-50-20 0 0-16-14-16-35 0 0 0-25 20-41 0 0 19-16 52-16 0 0 34 0 54 15 0 0 21 17 22 46z">
          <text:p/>
        </draw:path>
        <draw:polygon draw:style-name="gr2" draw:text-style-name="P2" draw:layer="layout" svg:width="0.593cm" svg:height="0.564cm" svg:x="62.681cm" svg:y="-13.801cm" svg:viewBox="0 0 594 565" draw:points="0,0 594,0 594,565 0,565">
          <text:p/>
        </draw:polygon>
        <draw:path draw:style-name="gr3" draw:text-style-name="P3" draw:layer="layout" svg:width="0.192cm" svg:height="0.202cm" svg:x="62.881cm" svg:y="-13.651cm" svg:viewBox="0 0 193 203" svg:d="M193 203h-25v-169l-59 169h-24l-58-172h-1v172h-26v-203h40l49 144c0 0 8 24 9 30h1c0 0 4-11 11-32l48-142h35z">
          <text:p/>
        </draw:path>
        <draw:polygon draw:style-name="gr2" draw:text-style-name="P2" draw:layer="layout" svg:width="0.592cm" svg:height="0.564cm" svg:x="63.274cm" svg:y="-13.801cm" svg:viewBox="0 0 593 565" draw:points="0,0 593,0 593,565 0,565">
          <text:p/>
        </draw:polygon>
        <draw:polygon draw:style-name="gr3" draw:text-style-name="P3" draw:layer="layout" svg:width="0.16cm" svg:height="0.202cm" svg:x="63.49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63.866cm" svg:y="-13.801cm" svg:viewBox="0 0 594 565" draw:points="0,0 594,0 594,565 0,565">
          <text:p/>
        </draw:polygon>
        <draw:path draw:style-name="gr3" draw:text-style-name="P3" draw:layer="layout" svg:width="0.26cm" svg:height="0.202cm" svg:x="64.033cm" svg:y="-13.651cm" svg:viewBox="0 0 261 203" svg:d="M261 0l-56 203h-25l-44-159c0 0-4-12-5-19l-6 24-43 154h-28l-54-203h27l31 134c0 0 6 26 8 38l1 3c0 0 7-26 10-37l38-138h33l28 103c0 0 11 39 16 72 0 0 3-16 10-44l32-131z">
          <text:p/>
        </draw:path>
        <draw:polygon draw:style-name="gr2" draw:text-style-name="P2" draw:layer="layout" svg:width="0.593cm" svg:height="0.564cm" svg:x="64.459cm" svg:y="-13.801cm" svg:viewBox="0 0 594 565" draw:points="0,0 594,0 594,565 0,565">
          <text:p/>
        </draw:polygon>
        <draw:polygon draw:style-name="gr3" draw:text-style-name="P3" draw:layer="layout" svg:width="0.16cm" svg:height="0.202cm" svg:x="64.675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65.052cm" svg:y="-13.801cm" svg:viewBox="0 0 593 565" draw:points="0,0 593,0 593,565 0,565">
          <text:p/>
        </draw:polygon>
        <draw:polygon draw:style-name="gr3" draw:text-style-name="P3" draw:layer="layout" svg:width="0.136cm" svg:height="0.202cm" svg:x="65.285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65.644cm" svg:y="-13.801cm" svg:viewBox="0 0 594 565" draw:points="0,0 594,0 594,565 0,565">
          <text:p/>
        </draw:polygon>
        <draw:path draw:style-name="gr3" draw:text-style-name="P3" draw:layer="layout" svg:width="0.161cm" svg:height="0.209cm" svg:x="65.859cm" svg:y="-13.654cm" svg:viewBox="0 0 162 210" svg:d="M129 63c0 0-1-19-14-29 0 0-12-10-35-10 0 0-21 0-34 8 0 0-12 8-12 23 0 0 0 13 10 19 0 0 10 7 38 13 0 0 25 6 41 12 0 0 16 5 28 18 0 0 11 12 11 32 0 0 0 26-20 44 0 0-22 17-56 17 0 0-42 0-63-19 0 0-21-19-23-50l26-2c0 0 1 25 18 36 0 0 17 11 41 11 0 0 23 0 37-10 0 0 13-9 13-25 0 0 0-16-14-24 0 0-15-8-48-15 0 0-35-7-50-20 0 0-15-14-15-35 0 0 0-25 19-41 0 0 19-16 52-16 0 0 34 0 54 15 0 0 22 17 23 46z">
          <text:p/>
        </draw:path>
        <draw:polygon draw:style-name="gr2" draw:text-style-name="P2" draw:layer="layout" svg:width="4.149cm" svg:height="0.565cm" svg:x="62.681cm" svg:y="-14.366cm" svg:viewBox="0 0 4150 566" draw:points="0,0 4150,0 4150,566 0,566">
          <text:p/>
        </draw:polygon>
        <draw:path draw:style-name="gr3" draw:text-style-name="P3" draw:layer="layout" svg:width="1.298cm" svg:height="0.262cm" svg:x="64.105cm" svg:y="-14.219cm" svg:viewBox="0 0 1299 263" svg:d="M135 206h-135c0 0 0-17 12-35 0 0 12-17 45-44 0 0 19-16 35-33 0 0 17-18 17-36 0 0 0-15-11-25 0 0-12-10-28-10 0 0-17 0-28 11 0 0-11 10-11 30l-26-3c0 0 2-28 20-43 0 0 18-15 45-15 0 0 31 0 48 16 0 0 16 17 16 40 0 0 0 19-14 40 0 0-14 19-56 52 0 0-22 18-30 31h101zM186 102c0 0 17-27 49-27 0 0 25 0 42 18 0 0 17 19 17 47 0 0 0 29-17 49 0 0-17 20-46 20 0 0-29 0-49-21 0 0-21-22-21-77 0 0 0-54 19-81 0 0 18-27 53-27 0 0 23 0 39 13 0 0 16 12 19 37l-25 3c0 0-7-33-34-33 0 0-19 0-33 19 0 0-13 19-13 60zM231 189c0 0 17 0 27-14 0 0 11-14 11-33 0 0 0-20-11-32 0 0-10-14-28-14 0 0-16 0-28 12 0 0-12 13-12 32 0 0 0 20 11 35 0 0 12 14 30 14zM391 145h-75v-25h75zM542 63c0 0-2-19-14-29 0 0-12-10-35-10 0 0-21 0-34 8 0 0-13 8-13 22 0 0 0 14 10 20 0 0 11 7 38 13 0 0 26 5 42 11 0 0 15 6 26 18 0 0 12 12 12 33 0 0 0 26-21 43 0 0-20 17-54 17 0 0-42 0-64-19 0 0-21-19-22-49l25-2c0 0 2 24 19 35 0 0 17 11 41 11 0 0 23 0 36-9 0 0 14-9 14-25 0 0 0-17-14-24 0 0-15-8-49-15 0 0-34-7-49-21 0 0-15-13-15-35 0 0 0-24 19-40 0 0 19-16 52-16 0 0 33 0 54 16 0 0 20 16 22 45zM735 139h-110c0 0 1 24 14 37 0 0 12 13 31 13 0 0 14 0 23-8 0 0 10-7 15-22l26 3c0 0-6 23-23 35 0 0-17 12-41 12 0 0-33 0-52-20 0 0-18-20-18-55 0 0 0-35 18-56 0 0 18-22 50-22 0 0 16 0 31 7 0 0 15 7 25 24 0 0 11 17 11 52zM709 119c0 0-2-23-14-32 0 0-12-10-27-10 0 0-17 0-29 11 0 0-11 12-13 31zM788 78c0 0 14-22 42-22 0 0 28 0 45 21 0 0 17 21 17 54 0 0 0 36-19 57 0 0-18 21-45 21 0 0-24 0-38-18v72h-25v-203h22v18zM826 189c0 0 18 0 29-15 0 0 12-14 12-43 0 0 0-26-12-41 0 0-11-14-28-14 0 0-17 0-29 16 0 0-11 16-11 41 0 0 0 28 11 42 0 0 11 14 28 14zM987 145h-75v-25h75zM1102 206h-24v-158c0 0-19 17-50 30v-24c0 0 42-21 58-51h16zM1190 102c0 0 17-27 49-27 0 0 25 0 42 18 0 0 18 19 18 47 0 0 0 29-18 49 0 0-17 20-46 20 0 0-29 0-49-21 0 0-21-22-21-77 0 0 0-54 19-81 0 0 18-27 53-27 0 0 23 0 39 13 0 0 16 12 19 37l-25 3c0 0-7-33-34-33 0 0-19 0-33 19 0 0-13 19-13 60zM1235 189c0 0 17 0 27-14 0 0 11-14 11-33 0 0 0-20-11-32 0 0-10-14-28-14 0 0-16 0-28 12 0 0-12 13-12 32 0 0 0 20 12 35 0 0 11 14 29 14z">
          <text:p/>
        </draw:path>
        <draw:polygon draw:style-name="gr2" draw:text-style-name="P2" draw:layer="layout" svg:width="0.593cm" svg:height="0.564cm" svg:x="66.237cm" svg:y="-13.801cm" svg:viewBox="0 0 594 565" draw:points="0,0 594,0 594,565 0,565">
          <text:p/>
        </draw:polygon>
        <draw:path draw:style-name="gr3" draw:text-style-name="P3" draw:layer="layout" svg:width="0.161cm" svg:height="0.209cm" svg:x="66.452cm" svg:y="-13.654cm" svg:viewBox="0 0 162 210" svg:d="M130 63c0 0-2-19-14-29 0 0-12-10-35-10 0 0-21 0-34 8 0 0-13 8-13 23 0 0 0 13 10 19 0 0 10 7 38 13 0 0 25 6 41 12 0 0 16 5 27 18 0 0 12 12 12 32 0 0 0 26-21 44 0 0-21 17-54 17 0 0-42 0-65-19 0 0-21-19-22-50l25-2c0 0 2 25 20 36 0 0 17 11 41 11 0 0 22 0 36-10 0 0 14-9 14-25 0 0 0-16-14-24 0 0-15-8-49-15 0 0-34-7-50-20 0 0-15-14-15-35 0 0 0-25 19-41 0 0 20-16 53-16 0 0 33 0 54 15 0 0 20 17 21 46z">
          <text:p/>
        </draw:path>
        <draw:polygon draw:style-name="gr2" draw:text-style-name="P2" draw:layer="layout" svg:width="0.592cm" svg:height="0.564cm" svg:x="66.83cm" svg:y="-13.801cm" svg:viewBox="0 0 593 565" draw:points="0,0 593,0 593,565 0,565">
          <text:p/>
        </draw:polygon>
        <draw:path draw:style-name="gr3" draw:text-style-name="P3" draw:layer="layout" svg:width="0.192cm" svg:height="0.202cm" svg:x="67.03cm" svg:y="-13.651cm" svg:viewBox="0 0 193 203" svg:d="M193 203h-25v-169h-1l-58 169h-25l-58-172v172h-26v-203h40l48 144c0 0 8 24 9 30 0 0 4-11 12-32l48-142h36z">
          <text:p/>
        </draw:path>
        <draw:polygon draw:style-name="gr2" draw:text-style-name="P2" draw:layer="layout" svg:width="0.593cm" svg:height="0.564cm" svg:x="67.422cm" svg:y="-13.801cm" svg:viewBox="0 0 594 565" draw:points="0,0 594,0 594,565 0,565">
          <text:p/>
        </draw:polygon>
        <draw:polygon draw:style-name="gr3" draw:text-style-name="P3" draw:layer="layout" svg:width="0.16cm" svg:height="0.202cm" svg:x="67.639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68.015cm" svg:y="-13.801cm" svg:viewBox="0 0 594 565" draw:points="0,0 594,0 594,565 0,565">
          <text:p/>
        </draw:polygon>
        <draw:path draw:style-name="gr3" draw:text-style-name="P3" draw:layer="layout" svg:width="0.26cm" svg:height="0.202cm" svg:x="68.182cm" svg:y="-13.651cm" svg:viewBox="0 0 261 203" svg:d="M261 0l-56 203h-26l-44-159c0 0-3-12-4-19h-1l-6 24-42 154h-28l-54-203h27l31 134c0 0 6 26 9 38v3h1c0 0 5-26 8-37l39-138h32l29 103c0 0 11 39 16 72 0 0 3-16 10-44l32-131z">
          <text:p/>
        </draw:path>
        <draw:polygon draw:style-name="gr2" draw:text-style-name="P2" draw:layer="layout" svg:width="0.592cm" svg:height="0.564cm" svg:x="68.608cm" svg:y="-13.801cm" svg:viewBox="0 0 593 565" draw:points="0,0 593,0 593,565 0,565">
          <text:p/>
        </draw:polygon>
        <draw:polygon draw:style-name="gr3" draw:text-style-name="P3" draw:layer="layout" svg:width="0.16cm" svg:height="0.202cm" svg:x="68.824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69.2cm" svg:y="-13.801cm" svg:viewBox="0 0 594 565" draw:points="0,0 594,0 594,565 0,565">
          <text:p/>
        </draw:polygon>
        <draw:polygon draw:style-name="gr3" draw:text-style-name="P3" draw:layer="layout" svg:width="0.136cm" svg:height="0.202cm" svg:x="69.433cm" svg:y="-13.651cm" svg:viewBox="0 0 137 203" draw:points="137,25 27,25 27,88 122,88 122,112 27,112 27,203 0,203 0,0 137,0">
          <text:p/>
        </draw:polygon>
        <draw:polygon draw:style-name="gr2" draw:text-style-name="P2" draw:layer="layout" svg:width="0.593cm" svg:height="0.564cm" svg:x="69.793cm" svg:y="-13.801cm" svg:viewBox="0 0 594 565" draw:points="0,0 594,0 594,565 0,565">
          <text:p/>
        </draw:polygon>
        <draw:path draw:style-name="gr3" draw:text-style-name="P3" draw:layer="layout" svg:width="0.161cm" svg:height="0.209cm" svg:x="70.008cm" svg:y="-13.654cm" svg:viewBox="0 0 162 210" svg:d="M129 63c0 0-2-19-14-29 0 0-12-10-35-10 0 0-21 0-34 8 0 0-13 8-13 23 0 0 0 13 10 19 0 0 10 7 38 13 0 0 25 6 41 12 0 0 16 5 27 18 0 0 13 12 13 32 0 0 0 26-22 44 0 0-21 17-54 17 0 0-42 0-64-19 0 0-21-19-22-50l25-2c0 0 2 25 19 36 0 0 17 11 41 11 0 0 22 0 36-10 0 0 14-9 14-25 0 0 0-16-14-24 0 0-15-8-49-15 0 0-34-7-49-20 0 0-15-14-15-35 0 0 0-25 19-41 0 0 19-16 52-16 0 0 33 0 54 15 0 0 21 17 22 46z">
          <text:p/>
        </draw:path>
        <draw:polygon draw:style-name="gr2" draw:text-style-name="P2" draw:layer="layout" svg:width="4.148cm" svg:height="0.565cm" svg:x="66.83cm" svg:y="-14.366cm" svg:viewBox="0 0 4149 566" draw:points="0,0 4149,0 4149,566 0,566">
          <text:p/>
        </draw:polygon>
        <draw:path draw:style-name="gr3" draw:text-style-name="P3" draw:layer="layout" svg:width="1.074cm" svg:height="0.209cm" svg:x="68.367cm" svg:y="-14.219cm" svg:viewBox="0 0 1075 210" svg:d="M95 96c0 0 19 4 28 19 0 0 10 14 10 31 0 0 0 28-20 47 0 0-20 17-48 17 0 0-27 0-44-15 0 0-18-17-21-42l25-4c0 0 4 20 14 30 0 0 10 11 26 11 0 0 17 0 29-13 0 0 12-12 12-30 0 0 0-17-11-28 0 0-11-12-28-12 0 0-7 0-18 3l3-22c0 0 10 0 16 0 0 0 6-1 13-5 0 0 7-4 12-11 0 0 4-7 4-17 0 0 0-15-10-23 0 0-10-9-23-9 0 0-15 0-24 10 0 0-10 9-12 27l-25-4c0 0 5-27 21-40 0 0 17-13 40-13 0 0 25 0 42 15 0 0 17 15 17 38 0 0 0 28-28 40zM230 145h-76v-25h76zM349 0c0 0 43 0 70 29 0 0 27 29 27 76 0 0 0 47-27 77 0 0-28 28-70 28 0 0-43 0-70-29 0 0-27-31-27-74 0 0 0-49 27-78 0 0 27-29 70-29zM349 187c0 0 31 0 50-22 0 0 19-22 19-60 0 0 0-39-20-60 0 0-19-22-49-22 0 0-30 0-49 21 0 0-20 21-20 64 0 0 0 35 19 57 0 0 19 22 50 22zM597 155c0 0-5 29-22 42 0 0-17 13-39 13 0 0-32 0-49-20 0 0-17-22-17-57 0 0 0-28 10-46 0 0 10-17 25-24 0 0 15-7 31-7 0 0 23 0 39 12 0 0 16 12 20 34l-24 4c0 0-4-14-12-22 0 0-9-7-22-7 0 0-20 0-31 15 0 0-11 14-11 40 0 0 0 28 11 42 0 0 10 16 30 16 0 0 16 0 25-9 0 0 9-10 12-29zM676 206c0 0-11 3-19 3 0 0-16 0-24-6 0 0-7-6-9-15 0 0-2-8-2-25v-84h-18v-19h18v-37l25-15v52h25v19h-25v85c0 0 0 11 3 17 0 0 2 5 11 5 0 0 6 0 11-1zM763 145h-76v-25h76zM879 207h-25v-159c0 0-20 17-51 30v-24c0 0 44-21 60-51h16zM967 102c0 0 17-27 49-27 0 0 24 0 42 18 0 0 17 19 17 47 0 0 0 29-17 50 0 0-18 20-46 20 0 0-29 0-50-21 0 0-20-23-20-78 0 0 0-54 18-81 0 0 19-27 54-27 0 0 23 0 39 13 0 0 15 12 19 37l-25 3c0 0-7-33-34-33 0 0-19 0-33 19 0 0-14 19-14 60zM1011 190c0 0 17 0 28-15 0 0 11-14 11-33 0 0 0-20-11-32 0 0-11-14-29-14 0 0-16 0-28 12 0 0-11 13-11 32 0 0 0 20 11 35 0 0 12 15 29 15z">
          <text:p/>
        </draw:path>
        <draw:polygon draw:style-name="gr2" draw:text-style-name="P2" draw:layer="layout" svg:width="0.592cm" svg:height="0.564cm" svg:x="70.386cm" svg:y="-13.801cm" svg:viewBox="0 0 593 565" draw:points="0,0 593,0 593,565 0,565">
          <text:p/>
        </draw:polygon>
        <draw:path draw:style-name="gr3" draw:text-style-name="P3" draw:layer="layout" svg:width="0.16cm" svg:height="0.209cm" svg:x="70.601cm" svg:y="-13.654cm" svg:viewBox="0 0 161 210" svg:d="M130 63c0 0-2-19-14-29 0 0-12-10-35-10 0 0-21 0-34 8 0 0-14 8-14 23 0 0 0 13 11 19 0 0 10 7 38 13 0 0 25 6 41 12 0 0 16 5 27 18 0 0 11 12 11 32 0 0 0 26-20 44 0 0-21 17-54 17 0 0-43 0-65-19 0 0-21-19-22-50l25-2c0 0 2 25 20 36 0 0 17 11 41 11 0 0 22 0 36-10 0 0 14-9 14-25 0 0 0-16-15-24 0 0-14-8-48-15 0 0-35-7-51-20 0 0-14-14-14-35 0 0 0-25 19-41 0 0 20-16 53-16 0 0 33 0 54 15 0 0 20 17 21 46z">
          <text:p/>
        </draw:path>
        <draw:polygon draw:style-name="gr2" draw:text-style-name="P2" draw:layer="layout" svg:width="0.593cm" svg:height="0.564cm" svg:x="70.978cm" svg:y="-13.801cm" svg:viewBox="0 0 594 565" draw:points="0,0 594,0 594,565 0,565">
          <text:p/>
        </draw:polygon>
        <draw:path draw:style-name="gr3" draw:text-style-name="P3" draw:layer="layout" svg:width="0.192cm" svg:height="0.202cm" svg:x="71.179cm" svg:y="-13.651cm" svg:viewBox="0 0 193 203" svg:d="M193 203h-26v-169l-59 169h-24l-58-172h-1v172h-25v-203h40l48 144c0 0 7 24 9 30 0 0 4-11 11-32l48-142h37z">
          <text:p/>
        </draw:path>
        <draw:polygon draw:style-name="gr2" draw:text-style-name="P2" draw:layer="layout" svg:width="0.593cm" svg:height="0.564cm" svg:x="71.571cm" svg:y="-13.801cm" svg:viewBox="0 0 594 565" draw:points="0,0 594,0 594,565 0,565">
          <text:p/>
        </draw:polygon>
        <draw:polygon draw:style-name="gr3" draw:text-style-name="P3" draw:layer="layout" svg:width="0.16cm" svg:height="0.202cm" svg:x="71.787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72.164cm" svg:y="-13.801cm" svg:viewBox="0 0 593 565" draw:points="0,0 593,0 593,565 0,565">
          <text:p/>
        </draw:polygon>
        <draw:path draw:style-name="gr3" draw:text-style-name="P3" draw:layer="layout" svg:width="0.26cm" svg:height="0.202cm" svg:x="72.33cm" svg:y="-13.651cm" svg:viewBox="0 0 261 203" svg:d="M261 0l-56 203h-25l-44-159c0 0-4-12-5-19l-6 24-43 154h-28l-54-203h28l31 134c0 0 7 26 9 38v3c0 0 6-26 9-37l39-138h32l29 103c0 0 11 39 15 72h1c0 0 3-16 10-44l31-131z">
          <text:p/>
        </draw:path>
        <draw:polygon draw:style-name="gr2" draw:text-style-name="P2" draw:layer="layout" svg:width="0.593cm" svg:height="0.564cm" svg:x="72.756cm" svg:y="-13.801cm" svg:viewBox="0 0 594 565" draw:points="0,0 594,0 594,565 0,565">
          <text:p/>
        </draw:polygon>
        <draw:polygon draw:style-name="gr3" draw:text-style-name="P3" draw:layer="layout" svg:width="0.16cm" svg:height="0.202cm" svg:x="72.973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73.349cm" svg:y="-13.801cm" svg:viewBox="0 0 594 565" draw:points="0,0 594,0 594,565 0,565">
          <text:p/>
        </draw:polygon>
        <draw:polygon draw:style-name="gr3" draw:text-style-name="P3" draw:layer="layout" svg:width="0.136cm" svg:height="0.202cm" svg:x="73.582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73.942cm" svg:y="-13.801cm" svg:viewBox="0 0 593 565" draw:points="0,0 593,0 593,565 0,565">
          <text:p/>
        </draw:polygon>
        <draw:path draw:style-name="gr3" draw:text-style-name="P3" draw:layer="layout" svg:width="0.16cm" svg:height="0.209cm" svg:x="74.157cm" svg:y="-13.654cm" svg:viewBox="0 0 161 210" svg:d="M130 63c0 0-2-19-14-29 0 0-12-10-35-10 0 0-21 0-34 8 0 0-13 8-13 23 0 0 0 13 10 19 0 0 10 7 38 13 0 0 25 6 41 12 0 0 16 5 27 18 0 0 11 12 11 32 0 0 0 26-20 44 0 0-21 17-54 17 0 0-43 0-64-19 0 0-22-19-23-50l26-2c0 0 2 25 19 36 0 0 17 11 41 11 0 0 22 0 36-10 0 0 14-9 14-25 0 0 0-16-15-24 0 0-14-8-48-15 0 0-34-7-50-20 0 0-14-14-14-35 0 0 0-25 19-41 0 0 19-16 52-16 0 0 33 0 54 15 0 0 20 17 21 46z">
          <text:p/>
        </draw:path>
        <draw:polygon draw:style-name="gr2" draw:text-style-name="P2" draw:layer="layout" svg:width="4.149cm" svg:height="0.565cm" svg:x="70.978cm" svg:y="-14.366cm" svg:viewBox="0 0 4150 566" draw:points="0,0 4150,0 4150,566 0,566">
          <text:p/>
        </draw:polygon>
        <draw:path draw:style-name="gr3" draw:text-style-name="P3" draw:layer="layout" svg:width="1.211cm" svg:height="0.209cm" svg:x="72.457cm" svg:y="-14.219cm" svg:viewBox="0 0 1212 210" svg:d="M74 207h-25v-159c0 0-18 17-49 30v-24c0 0 43-21 58-51h16zM204 3c0 0 66 0 66 103 0 0 0 53-18 79 0 0-16 25-48 25 0 0-66 0-66-104 0 0 0-52 17-78 0 0 17-25 49-25zM204 190c0 0 20 0 30-21 0 0 10-19 10-63 0 0 0-30-4-48 0 0-5-18-14-26 0 0-9-9-23-9 0 0-20 0-30 20 0 0-10 20-10 63 0 0 0 30 5 48 0 0 4 18 13 27 0 0 9 9 23 9zM367 145h-76v-25h76zM486 0c0 0 43 0 70 29 0 0 27 29 27 76 0 0 0 47-27 77 0 0-27 28-70 28 0 0-43 0-70-29 0 0-27-31-27-74 0 0 0-49 28-78 0 0 26-29 69-29zM486 187c0 0 31 0 50-22 0 0 19-22 19-60 0 0 0-39-19-60 0 0-20-22-49-22 0 0-31 0-50 21 0 0-20 21-20 64 0 0 0 35 19 57 0 0 19 22 50 22zM734 155c0 0-5 29-22 42 0 0-17 13-39 13 0 0-31 0-49-20 0 0-17-22-17-57 0 0 0-28 10-46 0 0 10-17 25-24 0 0 15-7 31-7 0 0 23 0 39 12 0 0 16 12 20 34l-24 4c0 0-4-14-12-22 0 0-9-7-22-7 0 0-20 0-31 15 0 0-11 14-11 40 0 0 0 28 11 42 0 0 10 16 30 16 0 0 16 0 25-9 0 0 9-10 12-29zM814 206c0 0-12 3-20 3 0 0-16 0-24-6 0 0-7-6-8-15 0 0-2-8-2-25v-84h-18v-19h18v-37l24-15v52h26v19h-26v85c0 0 0 11 3 17 0 0 2 5 11 5 0 0 6 0 12-1zM901 145h-76v-25h76zM1016 207h-25v-159c0 0-18 17-50 30v-24c0 0 43-21 59-51h16zM1104 102c0 0 17-27 49-27 0 0 25 0 42 18 0 0 17 19 17 47 0 0 0 29-17 50 0 0-17 20-46 20 0 0-29 0-50-21 0 0-20-23-20-78 0 0 0-54 19-81 0 0 18-27 53-27 0 0 23 0 39 13 0 0 16 12 19 37l-25 3c0 0-7-33-34-33 0 0-19 0-33 19 0 0-13 19-13 60zM1148 190c0 0 18 0 28-15 0 0 11-14 11-33 0 0 0-20-11-32 0 0-10-14-28-14 0 0-17 0-28 12 0 0-12 13-12 32 0 0 0 20 11 35 0 0 12 15 29 15z">
          <text:p/>
        </draw:path>
        <draw:polygon draw:style-name="gr2" draw:text-style-name="P2" draw:layer="layout" svg:width="0.593cm" svg:height="0.564cm" svg:x="74.534cm" svg:y="-13.801cm" svg:viewBox="0 0 594 565" draw:points="0,0 594,0 594,565 0,565">
          <text:p/>
        </draw:polygon>
        <draw:path draw:style-name="gr3" draw:text-style-name="P3" draw:layer="layout" svg:width="0.161cm" svg:height="0.209cm" svg:x="74.749cm" svg:y="-13.654cm" svg:viewBox="0 0 162 210" svg:d="M130 63c0 0-1-19-14-29 0 0-12-10-35-10 0 0-21 0-35 8 0 0-12 8-12 23 0 0 0 13 10 19 0 0 11 7 39 13 0 0 25 6 41 12 0 0 16 5 27 18 0 0 11 12 11 32 0 0 0 26-20 44 0 0-21 17-55 17 0 0-43 0-64-19 0 0-21-19-23-50l26-2c0 0 1 25 18 36 0 0 18 11 42 11 0 0 23 0 37-10 0 0 13-9 13-25 0 0 0-16-14-24 0 0-15-8-48-15 0 0-36-7-51-20 0 0-15-14-15-35 0 0 0-25 19-41 0 0 19-16 53-16 0 0 34 0 54 15 0 0 21 17 22 46z">
          <text:p/>
        </draw:path>
        <draw:polygon draw:style-name="gr2" draw:text-style-name="P2" draw:layer="layout" svg:width="0.593cm" svg:height="0.564cm" svg:x="75.127cm" svg:y="-13.801cm" svg:viewBox="0 0 594 565" draw:points="0,0 594,0 594,565 0,565">
          <text:p/>
        </draw:polygon>
        <draw:path draw:style-name="gr3" draw:text-style-name="P3" draw:layer="layout" svg:width="0.192cm" svg:height="0.202cm" svg:x="75.327cm" svg:y="-13.651cm" svg:viewBox="0 0 193 203" svg:d="M193 203h-25v-169l-59 169h-24l-57-172h-1v172h-27v-203h41l48 144c0 0 8 24 9 30h1c0 0 4-11 11-32l48-142h35z">
          <text:p/>
        </draw:path>
        <draw:polygon draw:style-name="gr2" draw:text-style-name="P2" draw:layer="layout" svg:width="0.592cm" svg:height="0.564cm" svg:x="75.72cm" svg:y="-13.801cm" svg:viewBox="0 0 593 565" draw:points="0,0 593,0 593,565 0,565">
          <text:p/>
        </draw:polygon>
        <draw:polygon draw:style-name="gr3" draw:text-style-name="P3" draw:layer="layout" svg:width="0.16cm" svg:height="0.202cm" svg:x="75.936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76.312cm" svg:y="-13.801cm" svg:viewBox="0 0 594 565" draw:points="0,0 594,0 594,565 0,565">
          <text:p/>
        </draw:polygon>
        <draw:path draw:style-name="gr3" draw:text-style-name="P3" draw:layer="layout" svg:width="0.26cm" svg:height="0.202cm" svg:x="76.479cm" svg:y="-13.651cm" svg:viewBox="0 0 261 203" svg:d="M261 0l-56 203h-25l-44-159c0 0-4-12-5-19l-6 24-43 154h-28l-54-203h27l32 134c0 0 6 26 8 38l1 3c0 0 6-26 9-37l38-138h33l29 103c0 0 10 39 15 72 0 0 3-16 10-44l32-131z">
          <text:p/>
        </draw:path>
        <draw:polygon draw:style-name="gr2" draw:text-style-name="P2" draw:layer="layout" svg:width="0.593cm" svg:height="0.564cm" svg:x="76.905cm" svg:y="-13.801cm" svg:viewBox="0 0 594 565" draw:points="0,0 594,0 594,565 0,565">
          <text:p/>
        </draw:polygon>
        <draw:polygon draw:style-name="gr3" draw:text-style-name="P3" draw:layer="layout" svg:width="0.16cm" svg:height="0.202cm" svg:x="77.121cm" svg:y="-13.651cm" svg:viewBox="0 0 161 203" draw:points="161,25 94,25 94,203 67,203 67,25 0,25 0,0 161,0">
          <text:p/>
        </draw:polygon>
        <draw:polygon draw:style-name="gr2" draw:text-style-name="P2" draw:layer="layout" svg:width="0.592cm" svg:height="0.564cm" svg:x="77.498cm" svg:y="-13.801cm" svg:viewBox="0 0 593 565" draw:points="0,0 593,0 593,565 0,565">
          <text:p/>
        </draw:polygon>
        <draw:polygon draw:style-name="gr3" draw:text-style-name="P3" draw:layer="layout" svg:width="0.136cm" svg:height="0.202cm" svg:x="77.731cm" svg:y="-13.651cm" svg:viewBox="0 0 137 203" draw:points="137,25 26,25 26,88 121,88 121,112 26,112 26,203 0,203 0,0 137,0">
          <text:p/>
        </draw:polygon>
        <draw:polygon draw:style-name="gr2" draw:text-style-name="P2" draw:layer="layout" svg:width="0.593cm" svg:height="0.564cm" svg:x="78.09cm" svg:y="-13.801cm" svg:viewBox="0 0 594 565" draw:points="0,0 594,0 594,565 0,565">
          <text:p/>
        </draw:polygon>
        <draw:path draw:style-name="gr3" draw:text-style-name="P3" draw:layer="layout" svg:width="0.161cm" svg:height="0.209cm" svg:x="78.305cm" svg:y="-13.654cm" svg:viewBox="0 0 162 210" svg:d="M130 63c0 0-1-19-14-29 0 0-12-10-35-10 0 0-21 0-34 8 0 0-12 8-12 23 0 0 0 13 10 19 0 0 10 7 38 13 0 0 25 6 41 12 0 0 16 5 27 18 0 0 11 12 11 32 0 0 0 26-20 44 0 0-21 17-55 17 0 0-42 0-63-19 0 0-22-19-24-50l27-2c0 0 1 25 18 36 0 0 17 11 41 11 0 0 23 0 37-10 0 0 13-9 13-25 0 0 0-16-14-24 0 0-15-8-48-15 0 0-35-7-50-20 0 0-16-14-16-35 0 0 0-25 20-41 0 0 19-16 52-16 0 0 34 0 54 15 0 0 21 17 22 46z">
          <text:p/>
        </draw:path>
        <draw:polygon draw:style-name="gr4" draw:text-style-name="P2" draw:layer="layout" svg:width="4.149cm" svg:height="0.565cm" svg:x="75.127cm" svg:y="-14.366cm" svg:viewBox="0 0 4150 566" draw:points="0,0 4150,0 4150,566 0,566">
          <text:p/>
        </draw:polygon>
        <draw:polygon draw:style-name="gr5" draw:text-style-name="P1" draw:layer="layout" svg:width="4.149cm" svg:height="0.565cm" svg:x="75.127cm" svg:y="-14.366cm" svg:viewBox="0 0 4150 566" draw:points="0,0 4150,0 4150,566 0,566">
          <text:p/>
        </draw:polygon>
        <draw:path draw:style-name="gr3" draw:text-style-name="P3" draw:layer="layout" svg:width="1.212cm" svg:height="0.209cm" svg:x="76.605cm" svg:y="-14.219cm" svg:viewBox="0 0 1213 210" svg:d="M75 207h-25v-159c0 0-18 17-50 30v-24c0 0 43-21 59-51h16zM270 26c0 0-30 32-51 80 0 0-22 49-26 101h-25c0 0 0-42 20-91 0 0 19-50 50-86h-98v-24h130zM369 145h-77v-25h77zM488 0c0 0 42 0 70 29 0 0 26 29 26 76 0 0 0 47-27 77 0 0-27 28-69 28 0 0-44 0-70-29 0 0-27-31-27-74 0 0 0-49 27-78 0 0 27-29 70-29zM488 187c0 0 30 0 49-22 0 0 20-22 20-60 0 0 0-39-20-60 0 0-19-22-49-22 0 0-30 0-50 21 0 0-19 21-19 64 0 0 0 35 19 57 0 0 19 22 50 22zM736 155c0 0-5 29-22 42 0 0-17 13-39 13 0 0-32 0-49-20 0 0-18-22-18-57 0 0 0-28 11-46 0 0 9-17 25-24 0 0 14-7 31-7 0 0 23 0 39 12 0 0 16 12 20 34l-24 4c0 0-4-14-13-22 0 0-8-7-21-7 0 0-21 0-31 15 0 0-11 14-11 40 0 0 0 28 10 42 0 0 11 16 31 16 0 0 16 0 25-9 0 0 9-10 11-29zM814 206c0 0-11 3-18 3 0 0-17 0-24-6 0 0-7-6-9-15 0 0-2-8-2-25v-84h-18v-19h18v-37l25-15v52h25v19h-25v85c0 0 0 11 3 17 0 0 2 5 11 5 0 0 6 0 11-1zM902 145h-76v-25h76zM1017 207h-25v-159c0 0-19 17-50 30v-24c0 0 43-21 59-51h16zM1105 102c0 0 17-27 48-27 0 0 25 0 43 18 0 0 17 19 17 47 0 0 0 29-17 50 0 0-18 20-46 20 0 0-29 0-50-21 0 0-20-23-20-78 0 0 0-54 18-81 0 0 19-27 54-27 0 0 23 0 38 13 0 0 16 12 19 37l-24 3c0 0-7-33-34-33 0 0-20 0-33 19 0 0-14 19-14 60zM1149 190c0 0 17 0 28-15 0 0 11-14 11-33 0 0 0-20-11-32 0 0-11-14-29-14 0 0-16 0-28 12 0 0-12 13-12 32 0 0 0 20 12 35 0 0 11 15 29 15z">
          <text:p/>
        </draw:path>
        <draw:polygon draw:style-name="gr2" draw:text-style-name="P2" draw:layer="layout" svg:width="0.593cm" svg:height="0.564cm" svg:x="78.683cm" svg:y="-13.801cm" svg:viewBox="0 0 594 565" draw:points="0,0 594,0 594,565 0,565">
          <text:p/>
        </draw:polygon>
        <draw:path draw:style-name="gr3" draw:text-style-name="P3" draw:layer="layout" svg:width="0.161cm" svg:height="0.209cm" svg:x="78.898cm" svg:y="-13.654cm" svg:viewBox="0 0 162 210" svg:d="M130 63c0 0-2-19-14-29 0 0-12-10-35-10 0 0-22 0-35 8 0 0-13 8-13 23 0 0 0 13 10 19 0 0 10 7 39 13 0 0 25 6 41 12 0 0 16 5 27 18 0 0 12 12 12 32 0 0 0 26-21 44 0 0-21 17-54 17 0 0-43 0-65-19 0 0-21-19-22-50l25-2c0 0 2 25 19 36 0 0 17 11 42 11 0 0 22 0 36-10 0 0 14-9 14-25 0 0 0-16-14-24 0 0-15-8-49-15 0 0-35-7-50-20 0 0-15-14-15-35 0 0 0-25 19-41 0 0 19-16 53-16 0 0 33 0 54 15 0 0 20 17 21 46z">
          <text:p/>
        </draw:path>
        <draw:polygon draw:style-name="gr2" draw:text-style-name="P2" draw:layer="layout" svg:width="0.592cm" svg:height="0.564cm" svg:x="79.276cm" svg:y="-13.801cm" svg:viewBox="0 0 593 565" draw:points="0,0 593,0 593,565 0,565">
          <text:p/>
        </draw:polygon>
        <draw:path draw:style-name="gr3" draw:text-style-name="P3" draw:layer="layout" svg:width="0.192cm" svg:height="0.202cm" svg:x="79.476cm" svg:y="-13.651cm" svg:viewBox="0 0 193 203" svg:d="M193 203h-25v-169h-1l-58 169h-24l-59-172v172h-26v-203h40l49 144c0 0 8 24 9 30 0 0 4-11 11-32l48-142h36z">
          <text:p/>
        </draw:path>
        <draw:polygon draw:style-name="gr2" draw:text-style-name="P2" draw:layer="layout" svg:width="0.593cm" svg:height="0.564cm" svg:x="79.868cm" svg:y="-13.801cm" svg:viewBox="0 0 594 565" draw:points="0,0 594,0 594,565 0,565">
          <text:p/>
        </draw:polygon>
        <draw:polygon draw:style-name="gr3" draw:text-style-name="P3" draw:layer="layout" svg:width="0.16cm" svg:height="0.202cm" svg:x="80.085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80.461cm" svg:y="-13.801cm" svg:viewBox="0 0 594 565" draw:points="0,0 594,0 594,565 0,565">
          <text:p/>
        </draw:polygon>
        <draw:path draw:style-name="gr3" draw:text-style-name="P3" draw:layer="layout" svg:width="0.26cm" svg:height="0.202cm" svg:x="80.628cm" svg:y="-13.651cm" svg:viewBox="0 0 261 203" svg:d="M261 0l-56 203h-26l-44-159c0 0-3-12-4-19h-1l-6 24-42 154h-27l-55-203h27l32 134c0 0 6 26 8 38v3h1c0 0 5-26 8-37l39-138h32l29 103c0 0 11 39 16 72 0 0 3-16 10-44l32-131z">
          <text:p/>
        </draw:path>
        <draw:polygon draw:style-name="gr2" draw:text-style-name="P2" draw:layer="layout" svg:width="0.592cm" svg:height="0.564cm" svg:x="81.054cm" svg:y="-13.801cm" svg:viewBox="0 0 593 565" draw:points="0,0 593,0 593,565 0,565">
          <text:p/>
        </draw:polygon>
        <draw:polygon draw:style-name="gr3" draw:text-style-name="P3" draw:layer="layout" svg:width="0.16cm" svg:height="0.202cm" svg:x="81.27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81.646cm" svg:y="-13.801cm" svg:viewBox="0 0 594 565" draw:points="0,0 594,0 594,565 0,565">
          <text:p/>
        </draw:polygon>
        <draw:polygon draw:style-name="gr3" draw:text-style-name="P3" draw:layer="layout" svg:width="0.136cm" svg:height="0.202cm" svg:x="81.879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82.239cm" svg:y="-13.801cm" svg:viewBox="0 0 594 565" draw:points="0,0 594,0 594,565 0,565">
          <text:p/>
        </draw:polygon>
        <draw:path draw:style-name="gr3" draw:text-style-name="P3" draw:layer="layout" svg:width="0.161cm" svg:height="0.209cm" svg:x="82.454cm" svg:y="-13.654cm" svg:viewBox="0 0 162 210" svg:d="M130 63c0 0-2-19-14-29 0 0-12-10-35-10 0 0-21 0-34 8 0 0-13 8-13 23 0 0 0 13 10 19 0 0 10 7 38 13 0 0 25 6 41 12 0 0 16 5 27 18 0 0 12 12 12 32 0 0 0 26-21 44 0 0-21 17-54 17 0 0-42 0-65-19 0 0-21-19-22-50l25-2c0 0 3 25 20 36 0 0 17 11 41 11 0 0 22 0 36-10 0 0 14-9 14-25 0 0 0-16-14-24 0 0-15-8-49-15 0 0-34-7-50-20 0 0-15-14-15-35 0 0 0-25 20-41 0 0 19-16 52-16 0 0 33 0 54 15 0 0 20 17 21 46z">
          <text:p/>
        </draw:path>
        <draw:polygon draw:style-name="gr3" draw:text-style-name="P3" draw:layer="layout" svg:width="0.592cm" svg:height="18.683cm" svg:x="1.044cm" svg:y="-13.237cm" svg:viewBox="0 0 593 18684" draw:points="0,0 593,0 593,18684 0,18684">
          <text:p/>
        </draw:polygon>
        <draw:polygon draw:style-name="gr12" draw:text-style-name="P1" draw:layer="layout" svg:width="0.592cm" svg:height="18.683cm" svg:x="1.044cm" svg:y="-13.237cm" svg:viewBox="0 0 593 18684" draw:points="0,0 593,0 593,18684 0,18684">
          <text:p/>
        </draw:polygon>
        <draw:polygon draw:style-name="gr9" draw:text-style-name="P3" draw:layer="layout" svg:width="0.593cm" svg:height="18.683cm" svg:x="1.636cm" svg:y="-13.237cm" svg:viewBox="0 0 594 18684" draw:points="0,0 594,0 594,18684 0,18684">
          <text:p/>
        </draw:polygon>
        <draw:polygon draw:style-name="gr3" draw:text-style-name="P3" draw:layer="layout" svg:width="0.593cm" svg:height="18.683cm" svg:x="2.229cm" svg:y="-13.237cm" svg:viewBox="0 0 594 18684" draw:points="0,0 594,0 594,18684 0,18684">
          <text:p/>
        </draw:polygon>
        <draw:polygon draw:style-name="gr12" draw:text-style-name="P1" draw:layer="layout" svg:width="0.593cm" svg:height="18.683cm" svg:x="2.229cm" svg:y="-13.237cm" svg:viewBox="0 0 594 18684" draw:points="0,0 594,0 594,18684 0,18684">
          <text:p/>
        </draw:polygon>
        <draw:polygon draw:style-name="gr9" draw:text-style-name="P3" draw:layer="layout" svg:width="0.592cm" svg:height="18.683cm" svg:x="2.822cm" svg:y="-13.237cm" svg:viewBox="0 0 593 18684" draw:points="0,0 593,0 593,18684 0,18684">
          <text:p/>
        </draw:polygon>
        <draw:polygon draw:style-name="gr10" draw:text-style-name="P6" draw:layer="layout" svg:width="0.593cm" svg:height="18.683cm" svg:x="3.414cm" svg:y="-13.237cm" svg:viewBox="0 0 594 18684" draw:points="0,0 594,0 594,18684 0,18684">
          <text:p/>
        </draw:polygon>
        <draw:polygon draw:style-name="gr10" draw:text-style-name="P6" draw:layer="layout" svg:width="0.593cm" svg:height="18.683cm" svg:x="4.007cm" svg:y="-13.237cm" svg:viewBox="0 0 594 18684" draw:points="0,0 594,0 594,18684 0,18684">
          <text:p/>
        </draw:polygon>
        <draw:polygon draw:style-name="gr9" draw:text-style-name="P3" draw:layer="layout" svg:width="0.592cm" svg:height="18.683cm" svg:x="4.6cm" svg:y="-13.237cm" svg:viewBox="0 0 593 18684" draw:points="0,0 593,0 593,18684 0,18684">
          <text:p/>
        </draw:polygon>
        <draw:polygon draw:style-name="gr9" draw:text-style-name="P3" draw:layer="layout" svg:width="0.593cm" svg:height="18.683cm" svg:x="5.192cm" svg:y="-13.237cm" svg:viewBox="0 0 594 18684" draw:points="0,0 594,0 594,18684 0,18684">
          <text:p/>
        </draw:polygon>
        <draw:polygon draw:style-name="gr9" draw:text-style-name="P3" draw:layer="layout" svg:width="0.593cm" svg:height="18.683cm" svg:x="5.785cm" svg:y="-13.237cm" svg:viewBox="0 0 594 18684" draw:points="0,0 594,0 594,18684 0,18684">
          <text:p/>
        </draw:polygon>
        <draw:polygon draw:style-name="gr9" draw:text-style-name="P3" draw:layer="layout" svg:width="0.592cm" svg:height="18.683cm" svg:x="6.378cm" svg:y="-13.237cm" svg:viewBox="0 0 593 18684" draw:points="0,0 593,0 593,18684 0,18684">
          <text:p/>
        </draw:polygon>
        <draw:polygon draw:style-name="gr9" draw:text-style-name="P3" draw:layer="layout" svg:width="0.593cm" svg:height="18.683cm" svg:x="6.97cm" svg:y="-13.237cm" svg:viewBox="0 0 594 18684" draw:points="0,0 594,0 594,18684 0,18684">
          <text:p/>
        </draw:polygon>
        <draw:polygon draw:style-name="gr10" draw:text-style-name="P6" draw:layer="layout" svg:width="0.593cm" svg:height="18.683cm" svg:x="7.563cm" svg:y="-13.237cm" svg:viewBox="0 0 594 18684" draw:points="0,0 594,0 594,18684 0,18684">
          <text:p/>
        </draw:polygon>
        <draw:line draw:style-name="gr11" draw:text-style-name="P1" draw:layer="layout" svg:x1="4.6cm" svg:y1="-13.237cm" svg:x2="4.6cm" svg:y2="5.446cm">
          <text:p/>
        </draw:line>
        <draw:polygon draw:style-name="gr10" draw:text-style-name="P6" draw:layer="layout" svg:width="0.592cm" svg:height="18.683cm" svg:x="8.156cm" svg:y="-13.237cm" svg:viewBox="0 0 593 18684" draw:points="0,0 593,0 593,18684 0,18684">
          <text:p/>
        </draw:polygon>
        <draw:polygon draw:style-name="gr9" draw:text-style-name="P3" draw:layer="layout" svg:width="0.593cm" svg:height="18.683cm" svg:x="8.748cm" svg:y="-13.237cm" svg:viewBox="0 0 594 18684" draw:points="0,0 594,0 594,18684 0,18684">
          <text:p/>
        </draw:polygon>
        <draw:polygon draw:style-name="gr9" draw:text-style-name="P3" draw:layer="layout" svg:width="0.593cm" svg:height="18.683cm" svg:x="9.341cm" svg:y="-13.237cm" svg:viewBox="0 0 594 18684" draw:points="0,0 594,0 594,18684 0,18684">
          <text:p/>
        </draw:polygon>
        <draw:polygon draw:style-name="gr9" draw:text-style-name="P3" draw:layer="layout" svg:width="0.592cm" svg:height="18.683cm" svg:x="9.934cm" svg:y="-13.237cm" svg:viewBox="0 0 593 18684" draw:points="0,0 593,0 593,18684 0,18684">
          <text:p/>
        </draw:polygon>
        <draw:polygon draw:style-name="gr9" draw:text-style-name="P3" draw:layer="layout" svg:width="0.593cm" svg:height="18.683cm" svg:x="10.526cm" svg:y="-13.237cm" svg:viewBox="0 0 594 18684" draw:points="0,0 594,0 594,18684 0,18684">
          <text:p/>
        </draw:polygon>
        <draw:polygon draw:style-name="gr9" draw:text-style-name="P3" draw:layer="layout" svg:width="0.593cm" svg:height="18.683cm" svg:x="11.119cm" svg:y="-13.237cm" svg:viewBox="0 0 594 18684" draw:points="0,0 594,0 594,18684 0,18684">
          <text:p/>
        </draw:polygon>
        <draw:polygon draw:style-name="gr10" draw:text-style-name="P6" draw:layer="layout" svg:width="0.592cm" svg:height="18.683cm" svg:x="11.712cm" svg:y="-13.237cm" svg:viewBox="0 0 593 18684" draw:points="0,0 593,0 593,18684 0,18684">
          <text:p/>
        </draw:polygon>
        <draw:line draw:style-name="gr11" draw:text-style-name="P1" draw:layer="layout" svg:x1="8.748cm" svg:y1="-13.237cm" svg:x2="8.748cm" svg:y2="5.446cm">
          <text:p/>
        </draw:line>
        <draw:polygon draw:style-name="gr10" draw:text-style-name="P6" draw:layer="layout" svg:width="0.593cm" svg:height="18.683cm" svg:x="12.304cm" svg:y="-13.237cm" svg:viewBox="0 0 594 18684" draw:points="0,0 594,0 594,18684 0,18684">
          <text:p/>
        </draw:polygon>
        <draw:polygon draw:style-name="gr13" draw:text-style-name="P7" draw:layer="layout" svg:width="0.593cm" svg:height="18.683cm" svg:x="12.897cm" svg:y="-13.237cm" svg:viewBox="0 0 594 18684" draw:points="0,0 594,0 594,18684 0,18684">
          <text:p/>
        </draw:polygon>
        <draw:polygon draw:style-name="gr9" draw:text-style-name="P3" draw:layer="layout" svg:width="0.592cm" svg:height="18.683cm" svg:x="13.49cm" svg:y="-13.237cm" svg:viewBox="0 0 593 18684" draw:points="0,0 593,0 593,18684 0,18684">
          <text:p/>
        </draw:polygon>
        <draw:polygon draw:style-name="gr9" draw:text-style-name="P3" draw:layer="layout" svg:width="0.593cm" svg:height="18.683cm" svg:x="14.082cm" svg:y="-13.237cm" svg:viewBox="0 0 594 18684" draw:points="0,0 594,0 594,18684 0,18684">
          <text:p/>
        </draw:polygon>
        <draw:polygon draw:style-name="gr9" draw:text-style-name="P3" draw:layer="layout" svg:width="0.593cm" svg:height="18.683cm" svg:x="14.675cm" svg:y="-13.237cm" svg:viewBox="0 0 594 18684" draw:points="0,0 594,0 594,18684 0,18684">
          <text:p/>
        </draw:polygon>
        <draw:polygon draw:style-name="gr9" draw:text-style-name="P3" draw:layer="layout" svg:width="0.592cm" svg:height="18.683cm" svg:x="15.268cm" svg:y="-13.237cm" svg:viewBox="0 0 593 18684" draw:points="0,0 593,0 593,18684 0,18684">
          <text:p/>
        </draw:polygon>
        <draw:polygon draw:style-name="gr10" draw:text-style-name="P6" draw:layer="layout" svg:width="0.593cm" svg:height="18.683cm" svg:x="15.86cm" svg:y="-13.237cm" svg:viewBox="0 0 594 18684" draw:points="0,0 594,0 594,18684 0,18684">
          <text:p/>
        </draw:polygon>
        <draw:line draw:style-name="gr11" draw:text-style-name="P1" draw:layer="layout" svg:x1="12.897cm" svg:y1="-13.237cm" svg:x2="12.897cm" svg:y2="5.446cm">
          <text:p/>
        </draw:line>
        <draw:polygon draw:style-name="gr10" draw:text-style-name="P6" draw:layer="layout" svg:width="0.593cm" svg:height="18.683cm" svg:x="16.453cm" svg:y="-13.237cm" svg:viewBox="0 0 594 18684" draw:points="0,0 594,0 594,18684 0,18684">
          <text:p/>
        </draw:polygon>
        <draw:polygon draw:style-name="gr9" draw:text-style-name="P3" draw:layer="layout" svg:width="0.592cm" svg:height="18.683cm" svg:x="17.046cm" svg:y="-13.237cm" svg:viewBox="0 0 593 18684" draw:points="0,0 593,0 593,18684 0,18684">
          <text:p/>
        </draw:polygon>
        <draw:polygon draw:style-name="gr9" draw:text-style-name="P3" draw:layer="layout" svg:width="0.593cm" svg:height="18.683cm" svg:x="17.638cm" svg:y="-13.237cm" svg:viewBox="0 0 594 18684" draw:points="0,0 594,0 594,18684 0,18684">
          <text:p/>
        </draw:polygon>
        <draw:polygon draw:style-name="gr9" draw:text-style-name="P3" draw:layer="layout" svg:width="0.593cm" svg:height="18.683cm" svg:x="18.231cm" svg:y="-13.237cm" svg:viewBox="0 0 594 18684" draw:points="0,0 594,0 594,18684 0,18684">
          <text:p/>
        </draw:polygon>
        <draw:polygon draw:style-name="gr9" draw:text-style-name="P3" draw:layer="layout" svg:width="0.592cm" svg:height="18.683cm" svg:x="18.824cm" svg:y="-13.237cm" svg:viewBox="0 0 593 18684" draw:points="0,0 593,0 593,18684 0,18684">
          <text:p/>
        </draw:polygon>
        <draw:polygon draw:style-name="gr9" draw:text-style-name="P3" draw:layer="layout" svg:width="0.593cm" svg:height="18.683cm" svg:x="19.416cm" svg:y="-13.237cm" svg:viewBox="0 0 594 18684" draw:points="0,0 594,0 594,18684 0,18684">
          <text:p/>
        </draw:polygon>
        <draw:polygon draw:style-name="gr10" draw:text-style-name="P6" draw:layer="layout" svg:width="0.593cm" svg:height="18.683cm" svg:x="20.009cm" svg:y="-13.237cm" svg:viewBox="0 0 594 18684" draw:points="0,0 594,0 594,18684 0,18684">
          <text:p/>
        </draw:polygon>
        <draw:line draw:style-name="gr11" draw:text-style-name="P1" draw:layer="layout" svg:x1="17.046cm" svg:y1="-13.237cm" svg:x2="17.046cm" svg:y2="5.446cm">
          <text:p/>
        </draw:line>
        <draw:polygon draw:style-name="gr10" draw:text-style-name="P6" draw:layer="layout" svg:width="0.592cm" svg:height="18.683cm" svg:x="20.602cm" svg:y="-13.237cm" svg:viewBox="0 0 593 18684" draw:points="0,0 593,0 593,18684 0,18684">
          <text:p/>
        </draw:polygon>
        <draw:polygon draw:style-name="gr9" draw:text-style-name="P3" draw:layer="layout" svg:width="0.593cm" svg:height="18.683cm" svg:x="21.194cm" svg:y="-13.237cm" svg:viewBox="0 0 594 18684" draw:points="0,0 594,0 594,18684 0,18684">
          <text:p/>
        </draw:polygon>
        <draw:polygon draw:style-name="gr9" draw:text-style-name="P3" draw:layer="layout" svg:width="0.593cm" svg:height="18.683cm" svg:x="21.787cm" svg:y="-13.237cm" svg:viewBox="0 0 594 18684" draw:points="0,0 594,0 594,18684 0,18684">
          <text:p/>
        </draw:polygon>
        <draw:polygon draw:style-name="gr9" draw:text-style-name="P3" draw:layer="layout" svg:width="0.592cm" svg:height="18.683cm" svg:x="22.38cm" svg:y="-13.237cm" svg:viewBox="0 0 593 18684" draw:points="0,0 593,0 593,18684 0,18684">
          <text:p/>
        </draw:polygon>
        <draw:polygon draw:style-name="gr9" draw:text-style-name="P3" draw:layer="layout" svg:width="0.593cm" svg:height="18.683cm" svg:x="22.972cm" svg:y="-13.237cm" svg:viewBox="0 0 594 18684" draw:points="0,0 594,0 594,18684 0,18684">
          <text:p/>
        </draw:polygon>
        <draw:polygon draw:style-name="gr9" draw:text-style-name="P3" draw:layer="layout" svg:width="0.593cm" svg:height="18.683cm" svg:x="23.565cm" svg:y="-13.237cm" svg:viewBox="0 0 594 18684" draw:points="0,0 594,0 594,18684 0,18684">
          <text:p/>
        </draw:polygon>
        <draw:polygon draw:style-name="gr10" draw:text-style-name="P6" draw:layer="layout" svg:width="0.592cm" svg:height="18.683cm" svg:x="24.158cm" svg:y="-13.237cm" svg:viewBox="0 0 593 18684" draw:points="0,0 593,0 593,18684 0,18684">
          <text:p/>
        </draw:polygon>
        <draw:line draw:style-name="gr11" draw:text-style-name="P1" draw:layer="layout" svg:x1="21.194cm" svg:y1="-13.237cm" svg:x2="21.194cm" svg:y2="5.446cm">
          <text:p/>
        </draw:line>
        <draw:polygon draw:style-name="gr10" draw:text-style-name="P6" draw:layer="layout" svg:width="0.593cm" svg:height="18.683cm" svg:x="24.75cm" svg:y="-13.237cm" svg:viewBox="0 0 594 18684" draw:points="0,0 594,0 594,18684 0,18684">
          <text:p/>
        </draw:polygon>
        <draw:polygon draw:style-name="gr9" draw:text-style-name="P3" draw:layer="layout" svg:width="0.593cm" svg:height="18.683cm" svg:x="25.343cm" svg:y="-13.237cm" svg:viewBox="0 0 594 18684" draw:points="0,0 594,0 594,18684 0,18684">
          <text:p/>
        </draw:polygon>
        <draw:polygon draw:style-name="gr9" draw:text-style-name="P3" draw:layer="layout" svg:width="0.592cm" svg:height="18.683cm" svg:x="25.936cm" svg:y="-13.237cm" svg:viewBox="0 0 593 18684" draw:points="0,0 593,0 593,18684 0,18684">
          <text:p/>
        </draw:polygon>
        <draw:polygon draw:style-name="gr9" draw:text-style-name="P3" draw:layer="layout" svg:width="0.593cm" svg:height="18.683cm" svg:x="26.528cm" svg:y="-13.237cm" svg:viewBox="0 0 594 18684" draw:points="0,0 594,0 594,18684 0,18684">
          <text:p/>
        </draw:polygon>
        <draw:polygon draw:style-name="gr9" draw:text-style-name="P3" draw:layer="layout" svg:width="0.593cm" svg:height="18.683cm" svg:x="27.121cm" svg:y="-13.237cm" svg:viewBox="0 0 594 18684" draw:points="0,0 594,0 594,18684 0,18684">
          <text:p/>
        </draw:polygon>
        <draw:polygon draw:style-name="gr9" draw:text-style-name="P3" draw:layer="layout" svg:width="0.592cm" svg:height="18.683cm" svg:x="27.714cm" svg:y="-13.237cm" svg:viewBox="0 0 593 18684" draw:points="0,0 593,0 593,18684 0,18684">
          <text:p/>
        </draw:polygon>
        <draw:polygon draw:style-name="gr10" draw:text-style-name="P6" draw:layer="layout" svg:width="0.593cm" svg:height="18.683cm" svg:x="28.306cm" svg:y="-13.237cm" svg:viewBox="0 0 594 18684" draw:points="0,0 594,0 594,18684 0,18684">
          <text:p/>
        </draw:polygon>
        <draw:line draw:style-name="gr11" draw:text-style-name="P1" draw:layer="layout" svg:x1="25.343cm" svg:y1="-13.237cm" svg:x2="25.343cm" svg:y2="5.446cm">
          <text:p/>
        </draw:line>
        <draw:polygon draw:style-name="gr10" draw:text-style-name="P6" draw:layer="layout" svg:width="0.593cm" svg:height="18.683cm" svg:x="28.899cm" svg:y="-13.237cm" svg:viewBox="0 0 594 18684" draw:points="0,0 594,0 594,18684 0,18684">
          <text:p/>
        </draw:polygon>
        <draw:polygon draw:style-name="gr9" draw:text-style-name="P3" draw:layer="layout" svg:width="0.592cm" svg:height="18.683cm" svg:x="29.492cm" svg:y="-13.237cm" svg:viewBox="0 0 593 18684" draw:points="0,0 593,0 593,18684 0,18684">
          <text:p/>
        </draw:polygon>
        <draw:polygon draw:style-name="gr9" draw:text-style-name="P3" draw:layer="layout" svg:width="0.593cm" svg:height="18.683cm" svg:x="30.084cm" svg:y="-13.237cm" svg:viewBox="0 0 594 18684" draw:points="0,0 594,0 594,18684 0,18684">
          <text:p/>
        </draw:polygon>
        <draw:polygon draw:style-name="gr9" draw:text-style-name="P3" draw:layer="layout" svg:width="0.593cm" svg:height="18.683cm" svg:x="30.677cm" svg:y="-13.237cm" svg:viewBox="0 0 594 18684" draw:points="0,0 594,0 594,18684 0,18684">
          <text:p/>
        </draw:polygon>
        <draw:polygon draw:style-name="gr9" draw:text-style-name="P3" draw:layer="layout" svg:width="0.592cm" svg:height="18.683cm" svg:x="31.27cm" svg:y="-13.237cm" svg:viewBox="0 0 593 18684" draw:points="0,0 593,0 593,18684 0,18684">
          <text:p/>
        </draw:polygon>
        <draw:polygon draw:style-name="gr9" draw:text-style-name="P3" draw:layer="layout" svg:width="0.593cm" svg:height="18.683cm" svg:x="31.862cm" svg:y="-13.237cm" svg:viewBox="0 0 594 18684" draw:points="0,0 594,0 594,18684 0,18684">
          <text:p/>
        </draw:polygon>
        <draw:polygon draw:style-name="gr10" draw:text-style-name="P6" draw:layer="layout" svg:width="0.593cm" svg:height="18.683cm" svg:x="32.455cm" svg:y="-13.237cm" svg:viewBox="0 0 594 18684" draw:points="0,0 594,0 594,18684 0,18684">
          <text:p/>
        </draw:polygon>
        <draw:line draw:style-name="gr11" draw:text-style-name="P1" draw:layer="layout" svg:x1="29.492cm" svg:y1="-13.237cm" svg:x2="29.492cm" svg:y2="5.446cm">
          <text:p/>
        </draw:line>
        <draw:polygon draw:style-name="gr10" draw:text-style-name="P6" draw:layer="layout" svg:width="0.592cm" svg:height="18.683cm" svg:x="33.048cm" svg:y="-13.237cm" svg:viewBox="0 0 593 18684" draw:points="0,0 593,0 593,18684 0,18684">
          <text:p/>
        </draw:polygon>
        <draw:polygon draw:style-name="gr9" draw:text-style-name="P3" draw:layer="layout" svg:width="0.593cm" svg:height="18.683cm" svg:x="33.64cm" svg:y="-13.237cm" svg:viewBox="0 0 594 18684" draw:points="0,0 594,0 594,18684 0,18684">
          <text:p/>
        </draw:polygon>
        <draw:polygon draw:style-name="gr9" draw:text-style-name="P3" draw:layer="layout" svg:width="0.593cm" svg:height="18.683cm" svg:x="34.233cm" svg:y="-13.237cm" svg:viewBox="0 0 594 18684" draw:points="0,0 594,0 594,18684 0,18684">
          <text:p/>
        </draw:polygon>
        <draw:polygon draw:style-name="gr9" draw:text-style-name="P3" draw:layer="layout" svg:width="0.592cm" svg:height="18.683cm" svg:x="34.826cm" svg:y="-13.237cm" svg:viewBox="0 0 593 18684" draw:points="0,0 593,0 593,18684 0,18684">
          <text:p/>
        </draw:polygon>
        <draw:polygon draw:style-name="gr9" draw:text-style-name="P3" draw:layer="layout" svg:width="0.593cm" svg:height="18.683cm" svg:x="35.418cm" svg:y="-13.237cm" svg:viewBox="0 0 594 18684" draw:points="0,0 594,0 594,18684 0,18684">
          <text:p/>
        </draw:polygon>
        <draw:polygon draw:style-name="gr9" draw:text-style-name="P3" draw:layer="layout" svg:width="0.593cm" svg:height="18.683cm" svg:x="36.011cm" svg:y="-13.237cm" svg:viewBox="0 0 594 18684" draw:points="0,0 594,0 594,18684 0,18684">
          <text:p/>
        </draw:polygon>
        <draw:polygon draw:style-name="gr10" draw:text-style-name="P6" draw:layer="layout" svg:width="0.592cm" svg:height="18.683cm" svg:x="36.604cm" svg:y="-13.237cm" svg:viewBox="0 0 593 18684" draw:points="0,0 593,0 593,18684 0,18684">
          <text:p/>
        </draw:polygon>
        <draw:line draw:style-name="gr11" draw:text-style-name="P1" draw:layer="layout" svg:x1="33.64cm" svg:y1="-13.237cm" svg:x2="33.64cm" svg:y2="5.446cm">
          <text:p/>
        </draw:line>
        <draw:polygon draw:style-name="gr10" draw:text-style-name="P6" draw:layer="layout" svg:width="0.593cm" svg:height="18.683cm" svg:x="37.196cm" svg:y="-13.237cm" svg:viewBox="0 0 594 18684" draw:points="0,0 594,0 594,18684 0,18684">
          <text:p/>
        </draw:polygon>
        <draw:polygon draw:style-name="gr9" draw:text-style-name="P3" draw:layer="layout" svg:width="0.593cm" svg:height="18.683cm" svg:x="37.789cm" svg:y="-13.237cm" svg:viewBox="0 0 594 18684" draw:points="0,0 594,0 594,18684 0,18684">
          <text:p/>
        </draw:polygon>
        <draw:polygon draw:style-name="gr9" draw:text-style-name="P3" draw:layer="layout" svg:width="0.592cm" svg:height="18.683cm" svg:x="38.382cm" svg:y="-13.237cm" svg:viewBox="0 0 593 18684" draw:points="0,0 593,0 593,18684 0,18684">
          <text:p/>
        </draw:polygon>
        <draw:polygon draw:style-name="gr9" draw:text-style-name="P3" draw:layer="layout" svg:width="0.593cm" svg:height="18.683cm" svg:x="38.974cm" svg:y="-13.237cm" svg:viewBox="0 0 594 18684" draw:points="0,0 594,0 594,18684 0,18684">
          <text:p/>
        </draw:polygon>
        <draw:polygon draw:style-name="gr9" draw:text-style-name="P3" draw:layer="layout" svg:width="0.593cm" svg:height="18.683cm" svg:x="39.567cm" svg:y="-13.237cm" svg:viewBox="0 0 594 18684" draw:points="0,0 594,0 594,18684 0,18684">
          <text:p/>
        </draw:polygon>
        <draw:polygon draw:style-name="gr9" draw:text-style-name="P3" draw:layer="layout" svg:width="0.592cm" svg:height="18.683cm" svg:x="40.16cm" svg:y="-13.237cm" svg:viewBox="0 0 593 18684" draw:points="0,0 593,0 593,18684 0,18684">
          <text:p/>
        </draw:polygon>
        <draw:polygon draw:style-name="gr10" draw:text-style-name="P6" draw:layer="layout" svg:width="0.593cm" svg:height="18.683cm" svg:x="40.752cm" svg:y="-13.237cm" svg:viewBox="0 0 594 18684" draw:points="0,0 594,0 594,18684 0,18684">
          <text:p/>
        </draw:polygon>
        <draw:line draw:style-name="gr11" draw:text-style-name="P1" draw:layer="layout" svg:x1="37.789cm" svg:y1="-13.237cm" svg:x2="37.789cm" svg:y2="5.446cm">
          <text:p/>
        </draw:line>
        <draw:polygon draw:style-name="gr10" draw:text-style-name="P6" draw:layer="layout" svg:width="0.593cm" svg:height="18.683cm" svg:x="41.345cm" svg:y="-13.237cm" svg:viewBox="0 0 594 18684" draw:points="0,0 594,0 594,18684 0,18684">
          <text:p/>
        </draw:polygon>
        <draw:polygon draw:style-name="gr9" draw:text-style-name="P3" draw:layer="layout" svg:width="0.592cm" svg:height="18.683cm" svg:x="41.938cm" svg:y="-13.237cm" svg:viewBox="0 0 593 18684" draw:points="0,0 593,0 593,18684 0,18684">
          <text:p/>
        </draw:polygon>
        <draw:polygon draw:style-name="gr9" draw:text-style-name="P3" draw:layer="layout" svg:width="0.593cm" svg:height="18.683cm" svg:x="42.53cm" svg:y="-13.237cm" svg:viewBox="0 0 594 18684" draw:points="0,0 594,0 594,18684 0,18684">
          <text:p/>
        </draw:polygon>
        <draw:polygon draw:style-name="gr9" draw:text-style-name="P3" draw:layer="layout" svg:width="0.593cm" svg:height="18.683cm" svg:x="43.123cm" svg:y="-13.237cm" svg:viewBox="0 0 594 18684" draw:points="0,0 594,0 594,18684 0,18684">
          <text:p/>
        </draw:polygon>
        <draw:polygon draw:style-name="gr9" draw:text-style-name="P3" draw:layer="layout" svg:width="0.592cm" svg:height="18.683cm" svg:x="43.716cm" svg:y="-13.237cm" svg:viewBox="0 0 593 18684" draw:points="0,0 593,0 593,18684 0,18684">
          <text:p/>
        </draw:polygon>
        <draw:polygon draw:style-name="gr9" draw:text-style-name="P3" draw:layer="layout" svg:width="0.593cm" svg:height="18.683cm" svg:x="44.308cm" svg:y="-13.237cm" svg:viewBox="0 0 594 18684" draw:points="0,0 594,0 594,18684 0,18684">
          <text:p/>
        </draw:polygon>
        <draw:polygon draw:style-name="gr10" draw:text-style-name="P6" draw:layer="layout" svg:width="0.593cm" svg:height="18.683cm" svg:x="44.901cm" svg:y="-13.237cm" svg:viewBox="0 0 594 18684" draw:points="0,0 594,0 594,18684 0,18684">
          <text:p/>
        </draw:polygon>
        <draw:line draw:style-name="gr11" draw:text-style-name="P1" draw:layer="layout" svg:x1="41.938cm" svg:y1="-13.237cm" svg:x2="41.938cm" svg:y2="5.446cm">
          <text:p/>
        </draw:line>
        <draw:polygon draw:style-name="gr10" draw:text-style-name="P6" draw:layer="layout" svg:width="0.592cm" svg:height="18.683cm" svg:x="45.494cm" svg:y="-13.237cm" svg:viewBox="0 0 593 18684" draw:points="0,0 593,0 593,18684 0,18684">
          <text:p/>
        </draw:polygon>
        <draw:polygon draw:style-name="gr9" draw:text-style-name="P3" draw:layer="layout" svg:width="0.593cm" svg:height="18.683cm" svg:x="46.086cm" svg:y="-13.237cm" svg:viewBox="0 0 594 18684" draw:points="0,0 594,0 594,18684 0,18684">
          <text:p/>
        </draw:polygon>
        <draw:polygon draw:style-name="gr9" draw:text-style-name="P3" draw:layer="layout" svg:width="0.593cm" svg:height="18.683cm" svg:x="46.679cm" svg:y="-13.237cm" svg:viewBox="0 0 594 18684" draw:points="0,0 594,0 594,18684 0,18684">
          <text:p/>
        </draw:polygon>
        <draw:polygon draw:style-name="gr9" draw:text-style-name="P3" draw:layer="layout" svg:width="0.592cm" svg:height="18.683cm" svg:x="47.272cm" svg:y="-13.237cm" svg:viewBox="0 0 593 18684" draw:points="0,0 593,0 593,18684 0,18684">
          <text:p/>
        </draw:polygon>
        <draw:polygon draw:style-name="gr9" draw:text-style-name="P3" draw:layer="layout" svg:width="0.593cm" svg:height="18.683cm" svg:x="47.864cm" svg:y="-13.237cm" svg:viewBox="0 0 594 18684" draw:points="0,0 594,0 594,18684 0,18684">
          <text:p/>
        </draw:polygon>
        <draw:polygon draw:style-name="gr9" draw:text-style-name="P3" draw:layer="layout" svg:width="0.593cm" svg:height="18.683cm" svg:x="48.457cm" svg:y="-13.237cm" svg:viewBox="0 0 594 18684" draw:points="0,0 594,0 594,18684 0,18684">
          <text:p/>
        </draw:polygon>
        <draw:polygon draw:style-name="gr10" draw:text-style-name="P6" draw:layer="layout" svg:width="0.592cm" svg:height="18.683cm" svg:x="49.05cm" svg:y="-13.237cm" svg:viewBox="0 0 593 18684" draw:points="0,0 593,0 593,18684 0,18684">
          <text:p/>
        </draw:polygon>
        <draw:line draw:style-name="gr11" draw:text-style-name="P1" draw:layer="layout" svg:x1="46.086cm" svg:y1="-13.237cm" svg:x2="46.086cm" svg:y2="5.446cm">
          <text:p/>
        </draw:line>
        <draw:polygon draw:style-name="gr10" draw:text-style-name="P6" draw:layer="layout" svg:width="0.593cm" svg:height="18.683cm" svg:x="49.642cm" svg:y="-13.237cm" svg:viewBox="0 0 594 18684" draw:points="0,0 594,0 594,18684 0,18684">
          <text:p/>
        </draw:polygon>
        <draw:polygon draw:style-name="gr13" draw:text-style-name="P7" draw:layer="layout" svg:width="0.593cm" svg:height="18.683cm" svg:x="50.235cm" svg:y="-13.237cm" svg:viewBox="0 0 594 18684" draw:points="0,0 594,0 594,18684 0,18684">
          <text:p/>
        </draw:polygon>
        <draw:polygon draw:style-name="gr9" draw:text-style-name="P3" draw:layer="layout" svg:width="0.592cm" svg:height="18.683cm" svg:x="50.828cm" svg:y="-13.237cm" svg:viewBox="0 0 593 18684" draw:points="0,0 593,0 593,18684 0,18684">
          <text:p/>
        </draw:polygon>
        <draw:polygon draw:style-name="gr9" draw:text-style-name="P3" draw:layer="layout" svg:width="0.593cm" svg:height="18.683cm" svg:x="51.42cm" svg:y="-13.237cm" svg:viewBox="0 0 594 18684" draw:points="0,0 594,0 594,18684 0,18684">
          <text:p/>
        </draw:polygon>
        <draw:polygon draw:style-name="gr3" draw:text-style-name="P3" draw:layer="layout" svg:width="0.593cm" svg:height="18.683cm" svg:x="52.013cm" svg:y="-13.237cm" svg:viewBox="0 0 594 18684" draw:points="0,0 594,0 594,18684 0,18684">
          <text:p/>
        </draw:polygon>
        <draw:polygon draw:style-name="gr12" draw:text-style-name="P1" draw:layer="layout" svg:width="0.593cm" svg:height="18.683cm" svg:x="52.013cm" svg:y="-13.237cm" svg:viewBox="0 0 594 18684" draw:points="0,0 594,0 594,18684 0,18684">
          <text:p/>
        </draw:polygon>
        <draw:polygon draw:style-name="gr9" draw:text-style-name="P3" draw:layer="layout" svg:width="0.592cm" svg:height="18.683cm" svg:x="52.606cm" svg:y="-13.237cm" svg:viewBox="0 0 593 18684" draw:points="0,0 593,0 593,18684 0,18684">
          <text:p/>
        </draw:polygon>
        <draw:polygon draw:style-name="gr10" draw:text-style-name="P6" draw:layer="layout" svg:width="0.593cm" svg:height="18.683cm" svg:x="53.198cm" svg:y="-13.237cm" svg:viewBox="0 0 594 18684" draw:points="0,0 594,0 594,18684 0,18684">
          <text:p/>
        </draw:polygon>
        <draw:line draw:style-name="gr11" draw:text-style-name="P1" draw:layer="layout" svg:x1="50.235cm" svg:y1="-13.237cm" svg:x2="50.235cm" svg:y2="5.446cm">
          <text:p/>
        </draw:line>
        <draw:polygon draw:style-name="gr10" draw:text-style-name="P6" draw:layer="layout" svg:width="0.593cm" svg:height="18.683cm" svg:x="53.791cm" svg:y="-13.237cm" svg:viewBox="0 0 594 18684" draw:points="0,0 594,0 594,18684 0,18684">
          <text:p/>
        </draw:polygon>
        <draw:polygon draw:style-name="gr9" draw:text-style-name="P3" draw:layer="layout" svg:width="0.592cm" svg:height="18.683cm" svg:x="54.384cm" svg:y="-13.237cm" svg:viewBox="0 0 593 18684" draw:points="0,0 593,0 593,18684 0,18684">
          <text:p/>
        </draw:polygon>
        <draw:polygon draw:style-name="gr9" draw:text-style-name="P3" draw:layer="layout" svg:width="0.593cm" svg:height="18.683cm" svg:x="54.976cm" svg:y="-13.237cm" svg:viewBox="0 0 594 18684" draw:points="0,0 594,0 594,18684 0,18684">
          <text:p/>
        </draw:polygon>
        <draw:polygon draw:style-name="gr9" draw:text-style-name="P3" draw:layer="layout" svg:width="0.593cm" svg:height="18.683cm" svg:x="55.569cm" svg:y="-13.237cm" svg:viewBox="0 0 594 18684" draw:points="0,0 594,0 594,18684 0,18684">
          <text:p/>
        </draw:polygon>
        <draw:polygon draw:style-name="gr9" draw:text-style-name="P3" draw:layer="layout" svg:width="0.592cm" svg:height="18.683cm" svg:x="56.162cm" svg:y="-13.237cm" svg:viewBox="0 0 593 18684" draw:points="0,0 593,0 593,18684 0,18684">
          <text:p/>
        </draw:polygon>
        <draw:polygon draw:style-name="gr9" draw:text-style-name="P3" draw:layer="layout" svg:width="0.593cm" svg:height="18.683cm" svg:x="56.754cm" svg:y="-13.237cm" svg:viewBox="0 0 594 18684" draw:points="0,0 594,0 594,18684 0,18684">
          <text:p/>
        </draw:polygon>
        <draw:polygon draw:style-name="gr10" draw:text-style-name="P6" draw:layer="layout" svg:width="0.593cm" svg:height="18.683cm" svg:x="57.347cm" svg:y="-13.237cm" svg:viewBox="0 0 594 18684" draw:points="0,0 594,0 594,18684 0,18684">
          <text:p/>
        </draw:polygon>
        <draw:line draw:style-name="gr11" draw:text-style-name="P1" draw:layer="layout" svg:x1="54.384cm" svg:y1="-13.237cm" svg:x2="54.384cm" svg:y2="5.446cm">
          <text:p/>
        </draw:line>
        <draw:polygon draw:style-name="gr10" draw:text-style-name="P6" draw:layer="layout" svg:width="0.592cm" svg:height="18.683cm" svg:x="57.94cm" svg:y="-13.237cm" svg:viewBox="0 0 593 18684" draw:points="0,0 593,0 593,18684 0,18684">
          <text:p/>
        </draw:polygon>
        <draw:polygon draw:style-name="gr9" draw:text-style-name="P3" draw:layer="layout" svg:width="0.593cm" svg:height="18.683cm" svg:x="58.532cm" svg:y="-13.237cm" svg:viewBox="0 0 594 18684" draw:points="0,0 594,0 594,18684 0,18684">
          <text:p/>
        </draw:polygon>
        <draw:polygon draw:style-name="gr9" draw:text-style-name="P3" draw:layer="layout" svg:width="0.593cm" svg:height="18.683cm" svg:x="59.125cm" svg:y="-13.237cm" svg:viewBox="0 0 594 18684" draw:points="0,0 594,0 594,18684 0,18684">
          <text:p/>
        </draw:polygon>
        <draw:polygon draw:style-name="gr9" draw:text-style-name="P3" draw:layer="layout" svg:width="0.592cm" svg:height="18.683cm" svg:x="59.718cm" svg:y="-13.237cm" svg:viewBox="0 0 593 18684" draw:points="0,0 593,0 593,18684 0,18684">
          <text:p/>
        </draw:polygon>
        <draw:polygon draw:style-name="gr9" draw:text-style-name="P3" draw:layer="layout" svg:width="0.593cm" svg:height="18.683cm" svg:x="60.31cm" svg:y="-13.237cm" svg:viewBox="0 0 594 18684" draw:points="0,0 594,0 594,18684 0,18684">
          <text:p/>
        </draw:polygon>
        <draw:polygon draw:style-name="gr9" draw:text-style-name="P3" draw:layer="layout" svg:width="0.593cm" svg:height="18.683cm" svg:x="60.903cm" svg:y="-13.237cm" svg:viewBox="0 0 594 18684" draw:points="0,0 594,0 594,18684 0,18684">
          <text:p/>
        </draw:polygon>
        <draw:polygon draw:style-name="gr10" draw:text-style-name="P6" draw:layer="layout" svg:width="0.592cm" svg:height="18.683cm" svg:x="61.496cm" svg:y="-13.237cm" svg:viewBox="0 0 593 18684" draw:points="0,0 593,0 593,18684 0,18684">
          <text:p/>
        </draw:polygon>
        <draw:line draw:style-name="gr11" draw:text-style-name="P1" draw:layer="layout" svg:x1="58.532cm" svg:y1="-13.237cm" svg:x2="58.532cm" svg:y2="5.446cm">
          <text:p/>
        </draw:line>
        <draw:polygon draw:style-name="gr10" draw:text-style-name="P6" draw:layer="layout" svg:width="0.593cm" svg:height="18.683cm" svg:x="62.088cm" svg:y="-13.237cm" svg:viewBox="0 0 594 18684" draw:points="0,0 594,0 594,18684 0,18684">
          <text:p/>
        </draw:polygon>
        <draw:polygon draw:style-name="gr9" draw:text-style-name="P3" draw:layer="layout" svg:width="0.593cm" svg:height="18.683cm" svg:x="62.681cm" svg:y="-13.237cm" svg:viewBox="0 0 594 18684" draw:points="0,0 594,0 594,18684 0,18684">
          <text:p/>
        </draw:polygon>
        <draw:polygon draw:style-name="gr9" draw:text-style-name="P3" draw:layer="layout" svg:width="0.592cm" svg:height="18.683cm" svg:x="63.274cm" svg:y="-13.237cm" svg:viewBox="0 0 593 18684" draw:points="0,0 593,0 593,18684 0,18684">
          <text:p/>
        </draw:polygon>
        <draw:polygon draw:style-name="gr9" draw:text-style-name="P3" draw:layer="layout" svg:width="0.593cm" svg:height="18.683cm" svg:x="63.866cm" svg:y="-13.237cm" svg:viewBox="0 0 594 18684" draw:points="0,0 594,0 594,18684 0,18684">
          <text:p/>
        </draw:polygon>
        <draw:polygon draw:style-name="gr9" draw:text-style-name="P3" draw:layer="layout" svg:width="0.593cm" svg:height="18.683cm" svg:x="64.459cm" svg:y="-13.237cm" svg:viewBox="0 0 594 18684" draw:points="0,0 594,0 594,18684 0,18684">
          <text:p/>
        </draw:polygon>
        <draw:polygon draw:style-name="gr9" draw:text-style-name="P3" draw:layer="layout" svg:width="0.592cm" svg:height="18.683cm" svg:x="65.052cm" svg:y="-13.237cm" svg:viewBox="0 0 593 18684" draw:points="0,0 593,0 593,18684 0,18684">
          <text:p/>
        </draw:polygon>
        <draw:polygon draw:style-name="gr10" draw:text-style-name="P6" draw:layer="layout" svg:width="0.593cm" svg:height="18.683cm" svg:x="65.644cm" svg:y="-13.237cm" svg:viewBox="0 0 594 18684" draw:points="0,0 594,0 594,18684 0,18684">
          <text:p/>
        </draw:polygon>
        <draw:line draw:style-name="gr11" draw:text-style-name="P1" draw:layer="layout" svg:x1="62.681cm" svg:y1="-13.237cm" svg:x2="62.681cm" svg:y2="5.446cm">
          <text:p/>
        </draw:line>
        <draw:polygon draw:style-name="gr10" draw:text-style-name="P6" draw:layer="layout" svg:width="0.593cm" svg:height="18.683cm" svg:x="66.237cm" svg:y="-13.237cm" svg:viewBox="0 0 594 18684" draw:points="0,0 594,0 594,18684 0,18684">
          <text:p/>
        </draw:polygon>
        <draw:polygon draw:style-name="gr9" draw:text-style-name="P3" draw:layer="layout" svg:width="0.592cm" svg:height="18.683cm" svg:x="66.83cm" svg:y="-13.237cm" svg:viewBox="0 0 593 18684" draw:points="0,0 593,0 593,18684 0,18684">
          <text:p/>
        </draw:polygon>
        <draw:polygon draw:style-name="gr9" draw:text-style-name="P3" draw:layer="layout" svg:width="0.593cm" svg:height="18.683cm" svg:x="67.422cm" svg:y="-13.237cm" svg:viewBox="0 0 594 18684" draw:points="0,0 594,0 594,18684 0,18684">
          <text:p/>
        </draw:polygon>
        <draw:polygon draw:style-name="gr9" draw:text-style-name="P3" draw:layer="layout" svg:width="0.593cm" svg:height="18.683cm" svg:x="68.015cm" svg:y="-13.237cm" svg:viewBox="0 0 594 18684" draw:points="0,0 594,0 594,18684 0,18684">
          <text:p/>
        </draw:polygon>
        <draw:polygon draw:style-name="gr9" draw:text-style-name="P3" draw:layer="layout" svg:width="0.592cm" svg:height="18.683cm" svg:x="68.608cm" svg:y="-13.237cm" svg:viewBox="0 0 593 18684" draw:points="0,0 593,0 593,18684 0,18684">
          <text:p/>
        </draw:polygon>
        <draw:polygon draw:style-name="gr9" draw:text-style-name="P3" draw:layer="layout" svg:width="0.593cm" svg:height="18.683cm" svg:x="69.2cm" svg:y="-13.237cm" svg:viewBox="0 0 594 18684" draw:points="0,0 594,0 594,18684 0,18684">
          <text:p/>
        </draw:polygon>
        <draw:polygon draw:style-name="gr10" draw:text-style-name="P6" draw:layer="layout" svg:width="0.593cm" svg:height="18.683cm" svg:x="69.793cm" svg:y="-13.237cm" svg:viewBox="0 0 594 18684" draw:points="0,0 594,0 594,18684 0,18684">
          <text:p/>
        </draw:polygon>
        <draw:line draw:style-name="gr11" draw:text-style-name="P1" draw:layer="layout" svg:x1="66.83cm" svg:y1="-13.237cm" svg:x2="66.83cm" svg:y2="5.446cm">
          <text:p/>
        </draw:line>
        <draw:polygon draw:style-name="gr10" draw:text-style-name="P6" draw:layer="layout" svg:width="0.592cm" svg:height="18.683cm" svg:x="70.386cm" svg:y="-13.237cm" svg:viewBox="0 0 593 18684" draw:points="0,0 593,0 593,18684 0,18684">
          <text:p/>
        </draw:polygon>
        <draw:polygon draw:style-name="gr9" draw:text-style-name="P3" draw:layer="layout" svg:width="0.593cm" svg:height="18.683cm" svg:x="70.978cm" svg:y="-13.237cm" svg:viewBox="0 0 594 18684" draw:points="0,0 594,0 594,18684 0,18684">
          <text:p/>
        </draw:polygon>
        <draw:polygon draw:style-name="gr9" draw:text-style-name="P3" draw:layer="layout" svg:width="0.593cm" svg:height="18.683cm" svg:x="71.571cm" svg:y="-13.237cm" svg:viewBox="0 0 594 18684" draw:points="0,0 594,0 594,18684 0,18684">
          <text:p/>
        </draw:polygon>
        <draw:polygon draw:style-name="gr9" draw:text-style-name="P3" draw:layer="layout" svg:width="0.592cm" svg:height="18.683cm" svg:x="72.164cm" svg:y="-13.237cm" svg:viewBox="0 0 593 18684" draw:points="0,0 593,0 593,18684 0,18684">
          <text:p/>
        </draw:polygon>
        <draw:polygon draw:style-name="gr9" draw:text-style-name="P3" draw:layer="layout" svg:width="0.593cm" svg:height="18.683cm" svg:x="72.756cm" svg:y="-13.237cm" svg:viewBox="0 0 594 18684" draw:points="0,0 594,0 594,18684 0,18684">
          <text:p/>
        </draw:polygon>
        <draw:polygon draw:style-name="gr9" draw:text-style-name="P3" draw:layer="layout" svg:width="0.593cm" svg:height="18.683cm" svg:x="73.349cm" svg:y="-13.237cm" svg:viewBox="0 0 594 18684" draw:points="0,0 594,0 594,18684 0,18684">
          <text:p/>
        </draw:polygon>
        <draw:polygon draw:style-name="gr10" draw:text-style-name="P6" draw:layer="layout" svg:width="0.592cm" svg:height="18.683cm" svg:x="73.942cm" svg:y="-13.237cm" svg:viewBox="0 0 593 18684" draw:points="0,0 593,0 593,18684 0,18684">
          <text:p/>
        </draw:polygon>
        <draw:line draw:style-name="gr11" draw:text-style-name="P1" draw:layer="layout" svg:x1="70.978cm" svg:y1="-13.237cm" svg:x2="70.978cm" svg:y2="5.446cm">
          <text:p/>
        </draw:line>
        <draw:polygon draw:style-name="gr10" draw:text-style-name="P6" draw:layer="layout" svg:width="0.593cm" svg:height="18.683cm" svg:x="74.534cm" svg:y="-13.237cm" svg:viewBox="0 0 594 18684" draw:points="0,0 594,0 594,18684 0,18684">
          <text:p/>
        </draw:polygon>
        <draw:polygon draw:style-name="gr9" draw:text-style-name="P3" draw:layer="layout" svg:width="0.593cm" svg:height="18.683cm" svg:x="75.127cm" svg:y="-13.237cm" svg:viewBox="0 0 594 18684" draw:points="0,0 594,0 594,18684 0,18684">
          <text:p/>
        </draw:polygon>
        <draw:polygon draw:style-name="gr9" draw:text-style-name="P3" draw:layer="layout" svg:width="0.592cm" svg:height="18.683cm" svg:x="75.72cm" svg:y="-13.237cm" svg:viewBox="0 0 593 18684" draw:points="0,0 593,0 593,18684 0,18684">
          <text:p/>
        </draw:polygon>
        <draw:polygon draw:style-name="gr9" draw:text-style-name="P3" draw:layer="layout" svg:width="0.593cm" svg:height="18.683cm" svg:x="76.312cm" svg:y="-13.237cm" svg:viewBox="0 0 594 18684" draw:points="0,0 594,0 594,18684 0,18684">
          <text:p/>
        </draw:polygon>
        <draw:polygon draw:style-name="gr9" draw:text-style-name="P3" draw:layer="layout" svg:width="0.593cm" svg:height="18.683cm" svg:x="76.905cm" svg:y="-13.237cm" svg:viewBox="0 0 594 18684" draw:points="0,0 594,0 594,18684 0,18684">
          <text:p/>
        </draw:polygon>
        <draw:polygon draw:style-name="gr9" draw:text-style-name="P3" draw:layer="layout" svg:width="0.592cm" svg:height="18.683cm" svg:x="77.498cm" svg:y="-13.237cm" svg:viewBox="0 0 593 18684" draw:points="0,0 593,0 593,18684 0,18684">
          <text:p/>
        </draw:polygon>
        <draw:polygon draw:style-name="gr10" draw:text-style-name="P6" draw:layer="layout" svg:width="0.593cm" svg:height="18.683cm" svg:x="78.09cm" svg:y="-13.237cm" svg:viewBox="0 0 594 18684" draw:points="0,0 594,0 594,18684 0,18684">
          <text:p/>
        </draw:polygon>
        <draw:line draw:style-name="gr11" draw:text-style-name="P1" draw:layer="layout" svg:x1="75.127cm" svg:y1="-13.237cm" svg:x2="75.127cm" svg:y2="5.446cm">
          <text:p/>
        </draw:line>
        <draw:polygon draw:style-name="gr10" draw:text-style-name="P6" draw:layer="layout" svg:width="0.593cm" svg:height="18.683cm" svg:x="78.683cm" svg:y="-13.237cm" svg:viewBox="0 0 594 18684" draw:points="0,0 594,0 594,18684 0,18684">
          <text:p/>
        </draw:polygon>
        <draw:polygon draw:style-name="gr9" draw:text-style-name="P3" draw:layer="layout" svg:width="0.592cm" svg:height="18.683cm" svg:x="79.276cm" svg:y="-13.237cm" svg:viewBox="0 0 593 18684" draw:points="0,0 593,0 593,18684 0,18684">
          <text:p/>
        </draw:polygon>
        <draw:polygon draw:style-name="gr9" draw:text-style-name="P3" draw:layer="layout" svg:width="0.593cm" svg:height="18.683cm" svg:x="79.868cm" svg:y="-13.237cm" svg:viewBox="0 0 594 18684" draw:points="0,0 594,0 594,18684 0,18684">
          <text:p/>
        </draw:polygon>
        <draw:polygon draw:style-name="gr9" draw:text-style-name="P3" draw:layer="layout" svg:width="0.593cm" svg:height="18.683cm" svg:x="80.461cm" svg:y="-13.237cm" svg:viewBox="0 0 594 18684" draw:points="0,0 594,0 594,18684 0,18684">
          <text:p/>
        </draw:polygon>
        <draw:polygon draw:style-name="gr9" draw:text-style-name="P3" draw:layer="layout" svg:width="0.592cm" svg:height="18.683cm" svg:x="81.054cm" svg:y="-13.237cm" svg:viewBox="0 0 593 18684" draw:points="0,0 593,0 593,18684 0,18684">
          <text:p/>
        </draw:polygon>
        <draw:polygon draw:style-name="gr9" draw:text-style-name="P3" draw:layer="layout" svg:width="0.593cm" svg:height="18.683cm" svg:x="81.646cm" svg:y="-13.237cm" svg:viewBox="0 0 594 18684" draw:points="0,0 594,0 594,18684 0,18684">
          <text:p/>
        </draw:polygon>
        <draw:polygon draw:style-name="gr10" draw:text-style-name="P6" draw:layer="layout" svg:width="0.593cm" svg:height="18.683cm" svg:x="82.239cm" svg:y="-13.237cm" svg:viewBox="0 0 594 18684" draw:points="0,0 594,0 594,18684 0,18684">
          <text:p/>
        </draw:polygon>
        <draw:line draw:style-name="gr11" draw:text-style-name="P1" draw:layer="layout" svg:x1="79.276cm" svg:y1="-13.237cm" svg:x2="79.276cm" svg:y2="5.446cm">
          <text:p/>
        </draw:line>
        <draw:line draw:style-name="gr12" draw:text-style-name="P1" draw:layer="layout" svg:x1="-94.968cm" svg:y1="5.446cm" svg:x2="79.276cm" svg:y2="5.446cm">
          <text:p/>
        </draw:line>
        <draw:line draw:style-name="gr12" draw:text-style-name="P1" draw:layer="layout" svg:x1="-94.968cm" svg:y1="-12.672cm" svg:x2="79.276cm" svg:y2="-12.672cm">
          <text:p/>
        </draw:line>
        <draw:line draw:style-name="gr12" draw:text-style-name="P1" draw:layer="layout" svg:x1="-94.968cm" svg:y1="-12.108cm" svg:x2="79.276cm" svg:y2="-12.108cm">
          <text:p/>
        </draw:line>
        <draw:line draw:style-name="gr12" draw:text-style-name="P1" draw:layer="layout" svg:x1="-94.968cm" svg:y1="-11.543cm" svg:x2="79.276cm" svg:y2="-11.543cm">
          <text:p/>
        </draw:line>
        <draw:line draw:style-name="gr12" draw:text-style-name="P1" draw:layer="layout" svg:x1="-94.968cm" svg:y1="-10.979cm" svg:x2="79.276cm" svg:y2="-10.979cm">
          <text:p/>
        </draw:line>
        <draw:line draw:style-name="gr12" draw:text-style-name="P1" draw:layer="layout" svg:x1="-94.968cm" svg:y1="-10.414cm" svg:x2="79.276cm" svg:y2="-10.414cm">
          <text:p/>
        </draw:line>
        <draw:line draw:style-name="gr12" draw:text-style-name="P1" draw:layer="layout" svg:x1="-94.968cm" svg:y1="-9.85cm" svg:x2="79.276cm" svg:y2="-9.85cm">
          <text:p/>
        </draw:line>
        <draw:line draw:style-name="gr12" draw:text-style-name="P1" draw:layer="layout" svg:x1="-94.968cm" svg:y1="-9.286cm" svg:x2="79.276cm" svg:y2="-9.286cm">
          <text:p/>
        </draw:line>
        <draw:line draw:style-name="gr12" draw:text-style-name="P1" draw:layer="layout" svg:x1="-94.968cm" svg:y1="-8.721cm" svg:x2="79.276cm" svg:y2="-8.721cm">
          <text:p/>
        </draw:line>
        <draw:line draw:style-name="gr12" draw:text-style-name="P1" draw:layer="layout" svg:x1="-94.968cm" svg:y1="-8.157cm" svg:x2="79.276cm" svg:y2="-8.157cm">
          <text:p/>
        </draw:line>
        <draw:line draw:style-name="gr12" draw:text-style-name="P1" draw:layer="layout" svg:x1="-94.968cm" svg:y1="-7.592cm" svg:x2="79.276cm" svg:y2="-7.592cm">
          <text:p/>
        </draw:line>
        <draw:line draw:style-name="gr12" draw:text-style-name="P1" draw:layer="layout" svg:x1="-94.968cm" svg:y1="-7.028cm" svg:x2="79.276cm" svg:y2="-7.028cm">
          <text:p/>
        </draw:line>
        <draw:line draw:style-name="gr12" draw:text-style-name="P1" draw:layer="layout" svg:x1="-94.968cm" svg:y1="-6.463cm" svg:x2="79.276cm" svg:y2="-6.463cm">
          <text:p/>
        </draw:line>
        <draw:line draw:style-name="gr12" draw:text-style-name="P1" draw:layer="layout" svg:x1="-94.968cm" svg:y1="-5.899cm" svg:x2="79.276cm" svg:y2="-5.899cm">
          <text:p/>
        </draw:line>
        <draw:line draw:style-name="gr12" draw:text-style-name="P1" draw:layer="layout" svg:x1="-94.968cm" svg:y1="-5.334cm" svg:x2="79.276cm" svg:y2="-5.334cm">
          <text:p/>
        </draw:line>
        <draw:line draw:style-name="gr12" draw:text-style-name="P1" draw:layer="layout" svg:x1="-94.968cm" svg:y1="-4.77cm" svg:x2="79.276cm" svg:y2="-4.77cm">
          <text:p/>
        </draw:line>
        <draw:line draw:style-name="gr12" draw:text-style-name="P1" draw:layer="layout" svg:x1="-94.968cm" svg:y1="-4.206cm" svg:x2="79.276cm" svg:y2="-4.206cm">
          <text:p/>
        </draw:line>
        <draw:line draw:style-name="gr12" draw:text-style-name="P1" draw:layer="layout" svg:x1="-94.968cm" svg:y1="-3.641cm" svg:x2="79.276cm" svg:y2="-3.641cm">
          <text:p/>
        </draw:line>
        <draw:line draw:style-name="gr12" draw:text-style-name="P1" draw:layer="layout" svg:x1="-94.968cm" svg:y1="-3.077cm" svg:x2="79.276cm" svg:y2="-3.077cm">
          <text:p/>
        </draw:line>
        <draw:line draw:style-name="gr12" draw:text-style-name="P1" draw:layer="layout" svg:x1="-94.968cm" svg:y1="-2.512cm" svg:x2="79.276cm" svg:y2="-2.512cm">
          <text:p/>
        </draw:line>
        <draw:line draw:style-name="gr12" draw:text-style-name="P1" draw:layer="layout" svg:x1="-94.968cm" svg:y1="-1.948cm" svg:x2="79.276cm" svg:y2="-1.948cm">
          <text:p/>
        </draw:line>
        <draw:line draw:style-name="gr12" draw:text-style-name="P1" draw:layer="layout" svg:x1="-94.968cm" svg:y1="-0.988cm" svg:x2="79.276cm" svg:y2="-0.988cm">
          <text:p/>
        </draw:line>
        <draw:line draw:style-name="gr12" draw:text-style-name="P1" draw:layer="layout" svg:x1="-94.968cm" svg:y1="-0.424cm" svg:x2="79.276cm" svg:y2="-0.424cm">
          <text:p/>
        </draw:line>
        <draw:path draw:style-name="gr8" draw:text-style-name="P5" draw:layer="layout" svg:width="2.657cm" svg:height="0.262cm" svg:x="1.184cm" svg:y="-0.824cm" svg:viewBox="0 0 2658 263" svg:d="M190 204h-30l-24-63h-85l-22 63h-29l78-204h29zM127 120c0 0-24-66-28-75 0 0-3-9-7-23 0 0-4 20-11 37l-22 61zM290 97c0 0-1-12-9-18 0 0-8-6-23-6 0 0-14 0-23 5 0 0-8 5-8 14 0 0 0 9 7 13 0 0 7 3 27 9 0 0 23 6 35 10 0 0 11 5 18 13 0 0 6 8 6 23 0 0 0 20-16 34 0 0-16 13-43 13 0 0-27 0-43-12 0 0-16-11-19-36l24-4c0 0 2 16 12 24 0 0 9 8 26 8 0 0 16 0 25-7 0 0 9-7 9-18 0 0 0-6-4-11 0 0-4-3-10-6 0 0-6-1-27-7 0 0-31-7-41-18 0 0-10-10-10-25 0 0 0-18 14-30 0 0 15-12 40-12 0 0 26 0 40 10 0 0 15 10 18 31zM432 97c0 0-2-12-10-18 0 0-8-6-23-6 0 0-14 0-23 5 0 0-8 5-8 14 0 0 0 9 7 13 0 0 7 3 27 9 0 0 24 6 35 10 0 0 11 5 18 13 0 0 6 8 6 23 0 0 0 20-16 34 0 0-16 13-42 13 0 0-28 0-44-12 0 0-16-11-19-36l24-4c0 0 3 16 12 24 0 0 9 8 26 8 0 0 16 0 25-7 0 0 9-7 9-18 0 0 0-6-4-11 0 0-4-3-10-6 0 0-6-1-27-7 0 0-31-7-41-18 0 0-10-10-10-25 0 0 0-18 14-30 0 0 15-12 40-12 0 0 26 0 41 10 0 0 14 10 17 31zM618 136h-109c0 0 1 24 14 38 0 0 12 13 30 13 0 0 15 0 24-8 0 0 10-8 15-24l25 4c0 0-6 23-22 36 0 0-17 12-42 12 0 0-33 0-51-20 0 0-19-21-19-56 0 0 0-35 18-56 0 0 18-22 51-22 0 0 16 0 31 7 0 0 15 7 25 24 0 0 10 17 10 52zM593 115c0 0-2-22-14-32 0 0-12-10-27-10 0 0-17 0-29 12 0 0-11 12-13 30zM846 204h-24v-94c0 0 0-10-2-17 0 0-1-8-7-13 0 0-6-5-18-5 0 0-15 0-25 10 0 0-11 10-11 33v86h-24v-97c0 0 0-18-7-25 0 0-7-7-19-7 0 0-16 0-26 10 0 0-11 11-11 42v77h-24v-148h22v21c0 0 16-24 44-24 0 0 16 0 27 6 0 0 10 7 15 20 0 0 16-26 45-26 0 0 22 0 34 12 0 0 11 13 11 37zM909 73c0 0 14-20 39-20 0 0 29 0 45 20 0 0 17 21 17 54 0 0 0 39-19 60 0 0-19 20-44 20 0 0-26 0-40-22h-1v19h-23v-204h25v73zM945 187c0 0 17 0 29-16 0 0 11-15 11-42 0 0 0-26-11-41 0 0-10-15-28-15 0 0-18 0-29 16 0 0-11 16-11 39 0 0 0 23 5 33 0 0 4 10 13 19 0 0 10 7 21 7zM1065 204h-25v-204h25zM1230 136h-110c0 0 2 24 14 38 0 0 13 13 31 13 0 0 14 0 24-8 0 0 9-8 15-24l25 4c0 0-6 23-23 36 0 0-16 12-41 12 0 0-33 0-52-20 0 0-18-21-18-56 0 0 0-35 18-56 0 0 18-22 51-22 0 0 16 0 31 7 0 0 14 7 25 24 0 0 10 17 10 52zM1204 115c0 0-1-22-13-32 0 0-13-10-27-10 0 0-18 0-29 12 0 0-11 12-13 30zM1341 0h77c0 0 18 0 31 2 0 0 13 2 24 10 0 0 11 7 16 20 0 0 6 13 6 27 0 0 0 28-18 45 0 0-18 17-57 17h-52v83h-27zM1368 97h52c0 0 48 0 48-37 0 0 0-12-7-21 0 0-6-10-15-12 0 0-9-3-27-3h-51zM1605 61l-8 23c0 0-9-6-18-6 0 0-14 0-21 13 0 0-7 12-7 35v78h-25v-148h22v22h1c0 0 12-25 31-25 0 0 13 0 25 8zM1680 53c0 0 30 0 49 19 0 0 20 19 20 55 0 0 0 44-21 62 0 0-22 18-48 18 0 0-28 0-48-18 0 0-20-20-20-59 0 0 0-39 19-58 0 0 20-19 49-19zM1680 187c0 0 21 0 32-17 0 0 11-16 11-41 0 0 0-28-12-42 0 0-13-14-31-14 0 0-19 0-31 15 0 0-12 14-12 42 0 0 0 27 12 43 0 0 13 14 31 14zM1835 203c0 0-11 2-19 2 0 0-16 0-24-5 0 0-7-6-9-15 0 0-1-9-1-25v-84h-19v-20h19v-36l24-15v51h25v20h-25v85c0 0 0 12 2 17 0 0 3 4 12 4 0 0 5 0 11-1zM1915 53c0 0 30 0 50 19 0 0 19 19 19 55 0 0 0 44-21 62 0 0-21 18-48 18 0 0-27 0-48-18 0 0-20-20-20-59 0 0 0-39 20-58 0 0 19-19 48-19zM1915 187c0 0 21 0 33-17 0 0 11-16 11-41 0 0 0-28-13-42 0 0-12-14-31-14 0 0-18 0-31 15 0 0-12 14-12 42 0 0 0 27 13 43 0 0 12 14 30 14zM2070 203c0 0-11 2-19 2 0 0-16 0-24-5 0 0-7-6-9-15 0 0-1-9-1-25v-84h-18v-20h18v-36l25-15v51h24v20h-24v85c0 0 0 12 2 17 0 0 2 4 11 4 0 0 6 0 11-1zM2211 56l-56 150v1c0 0-8 25-19 40 0 0-10 16-30 16 0 0-7 0-16-3l-3-23c0 0 8 2 15 2 0 0 13 0 19-8 0 0 5-7 11-27l-55-148h27l34 96c0 0 3 9 7 24 0 0 3-17 9-32l32-88zM2256 75c0 0 14-22 41-22 0 0 29 0 46 21 0 0 17 21 17 54 0 0 0 36-19 58 0 0-18 21-45 21 0 0-24 0-38-19h-1v72h-24v-204h22v19zM2294 187c0 0 17 0 29-16 0 0 11-14 11-43 0 0 0-27-11-41 0 0-10-15-28-15 0 0-17 0-29 17 0 0-11 16-11 41 0 0 0 27 11 43 0 0 11 14 28 14zM2516 136h-109c0 0 1 24 14 38 0 0 12 13 31 13 0 0 14 0 23-8 0 0 10-8 15-24l26 4c0 0-7 23-23 36 0 0-17 12-41 12 0 0-33 0-52-20 0 0-19-21-19-56 0 0 0-35 18-56 0 0 18-22 51-22 0 0 16 0 31 7 0 0 15 7 25 24 0 0 10 17 10 52zM2491 115c0 0-2-22-14-32 0 0-12-10-27-10 0 0-18 0-29 12 0 0-11 12-13 30zM2628 97c0 0-2-12-10-18 0 0-8-6-22-6 0 0-14 0-23 5 0 0-9 5-9 14 0 0 0 9 7 13 0 0 7 3 28 9 0 0 23 6 34 10 0 0 12 5 18 13 0 0 7 8 7 23 0 0 0 20-17 34 0 0-16 13-42 13 0 0-28 0-44-12 0 0-15-11-19-36l25-4c0 0 2 16 11 24 0 0 10 8 27 8 0 0 16 0 24-7 0 0 9-7 9-18 0 0 0-6-4-11 0 0-4-3-10-6 0 0-6-1-27-7 0 0-31-7-41-18 0 0-10-10-10-25 0 0 0-18 15-30 0 0 14-12 39-12 0 0 26 0 41 10 0 0 14 10 17 31z">
          <text:p/>
        </draw:path>
        <draw:line draw:style-name="gr12" draw:text-style-name="P1" draw:layer="layout" svg:x1="-94.968cm" svg:y1="0.141cm" svg:x2="79.276cm" svg:y2="0.141cm">
          <text:p/>
        </draw:line>
        <draw:polygon draw:style-name="gr18" draw:text-style-name="P11" draw:layer="layout" svg:width="17.187cm" svg:height="0.282cm" svg:x="1.044cm" svg:y="-0.283cm" svg:viewBox="0 0 17188 283" draw:points="0,0 17188,0 17188,283 0,283">
          <text:p/>
        </draw:polygon>
        <draw:path draw:style-name="gr8" draw:text-style-name="P5" draw:layer="layout" svg:width="2.4cm" svg:height="0.261cm" svg:x="18.393cm" svg:y="-0.259cm" svg:viewBox="0 0 2401 262" svg:d="M127 203h-127v-203h27v179h100zM282 203h-26c0 0-4-7-5-18 0 0-25 22-54 22 0 0-23 0-37-12 0 0-13-12-13-31 0 0 0-18 13-30 0 0 13-12 45-16l23-4c0 0 13-2 21-5 0 0 0-11-1-16 0 0 0-4-4-9 0 0-3-5-10-8 0 0-8-3-21-3 0 0-15 0-25 6 0 0-9 6-13 22l-24-3c0 0 4-23 21-34 0 0 16-12 45-12 0 0 26 0 39 8 0 0 12 8 15 19 0 0 3 11 3 29v34c0 0 0 30 1 41 0 0 1 10 7 20zM249 138v-8c0 0-19 6-48 10 0 0-28 4-28 24 0 0 0 10 8 16 0 0 7 7 22 7 0 0 18 0 32-11 0 0 14-11 14-38zM338 72c0 0 13-20 39-20 0 0 28 0 45 21 0 0 17 20 17 54 0 0 0 39-19 59 0 0-19 21-44 21 0 0-26 0-40-22h-1v18h-23v-203h25v72zM374 186c0 0 17 0 28-15 0 0 11-15 11-41 0 0 0-27-10-42 0 0-10-15-28-15 0 0-18 0-29 15 0 0-11 16-11 40 0 0 0 24 4 34 0 0 5 10 14 17 0 0 9 7 21 7zM604 203c0 0-11 2-18 2 0 0-17 0-24-6 0 0-7-5-9-14 0 0-2-9-2-25v-85h-18v-19h18v-37l25-14v51h25v19h-25v86c0 0 0 12 3 16 0 0 2 5 11 5 0 0 5 0 11-1zM753 136h-110c0 0 2 24 14 37 0 0 13 13 31 13 0 0 14 0 24-7 0 0 9-8 14-23l26 3c0 0-6 23-23 35 0 0-16 13-41 13 0 0-33 0-52-21 0 0-18-20-18-55 0 0 0-35 18-57 0 0 18-22 50-22 0 0 16 0 31 8 0 0 15 7 26 24 0 0 10 16 10 52zM727 115c0 0-1-23-13-33 0 0-13-9-28-9 0 0-17 0-28 12 0 0-11 11-13 30zM864 97c0 0-1-12-9-18 0 0-8-6-23-6 0 0-14 0-23 5 0 0-9 4-9 14 0 0 0 8 7 12 0 0 8 4 28 9 0 0 23 6 35 11 0 0 11 4 18 13 0 0 6 9 6 23 0 0 0 20-16 33 0 0-16 14-43 14 0 0-28 0-43-12 0 0-16-12-19-36l24-3c0 0 2 15 12 22 0 0 9 8 26 8 0 0 16 0 25-7 0 0 9-7 9-17 0 0 0-6-4-10 0 0-5-4-10-6 0 0-6-2-27-7 0 0-31-8-41-19 0 0-11-11-11-26 0 0 0-18 15-30 0 0 15-12 39-12 0 0 27 0 41 11 0 0 15 10 18 30zM981 203c0 0-11 2-19 2 0 0-16 0-23-6 0 0-8-5-9-14 0 0-2-9-2-25v-85h-18v-19h18v-37l24-14v51h26v19h-26v86c0 0 0 12 3 16 0 0 2 5 11 5 0 0 6 0 12-1zM1083 0h77c0 0 18 0 31 2 0 0 13 2 24 9 0 0 11 8 17 21 0 0 6 12 6 26 0 0 0 28-18 45 0 0-18 17-58 17h-52v83h-27zM1110 96h52c0 0 48 0 48-37 0 0 0-12-6-21 0 0-6-10-16-12 0 0-9-2-26-2h-52zM1348 60l-9 23c0 0-9-5-18-5 0 0-14 0-21 12 0 0-7 13-7 35v78h-25v-147h23v22c0 0 12-26 31-26 0 0 13 0 26 8zM1422 52c0 0 30 0 49 20 0 0 20 19 20 55 0 0 0 44-21 62 0 0-21 18-48 18 0 0-27 0-48-19 0 0-20-18-20-58 0 0 0-39 20-58 0 0 19-20 48-20zM1422 186c0 0 22 0 33-16 0 0 11-15 11-42 0 0 0-27-13-41 0 0-12-14-31-14 0 0-18 0-31 14 0 0-12 14-12 43 0 0 0 28 13 42 0 0 12 14 30 14zM1577 203c0 0-11 2-19 2 0 0-16 0-23-6 0 0-8-5-10-14 0 0-1-9-1-25v-85h-18v-19h18v-37l25-14v51h24v19h-24v86c0 0 0 12 2 16 0 0 2 5 11 5 0 0 6 0 11-1zM1658 52c0 0 29 0 49 20 0 0 19 19 19 55 0 0 0 44-21 62 0 0-21 18-47 18 0 0-28 0-48-19 0 0-21-18-21-58 0 0 0-39 20-58 0 0 20-20 49-20zM1658 186c0 0 21 0 32-16 0 0 11-15 11-42 0 0 0-27-12-41 0 0-13-14-31-14 0 0-19 0-31 14 0 0-12 14-12 43 0 0 0 28 12 42 0 0 12 14 31 14zM1812 203c0 0-11 2-18 2 0 0-17 0-24-6 0 0-8-5-9-14 0 0-2-9-2-25v-85h-18v-19h18v-37l25-14v51h25v19h-25v86c0 0 0 12 2 16 0 0 3 5 12 5 0 0 5 0 11-1zM1954 56l-56 150v1c0 0-9 24-19 40 0 0-11 15-31 15 0 0-6 0-16-3l-2-23c0 0 7 2 14 2 0 0 14 0 19-7 0 0 5-8 12-28l-56-147h27l35 97c0 0 2 8 6 22 0 0 4-16 9-30l33-89zM1998 75c0 0 15-23 43-23 0 0 29 0 45 21 0 0 17 21 17 55 0 0 0 37-19 57 0 0-18 22-45 22 0 0-23 0-37-19h-1v71h-26v-203h23zM2038 186c0 0 17 0 28-14 0 0 12-15 12-44 0 0 0-27-11-42 0 0-11-14-28-14 0 0-18 0-29 16 0 0-13 16-13 43 0 0 0 27 12 41 0 0 11 14 29 14zM2260 136h-110c0 0 2 24 14 37 0 0 12 13 31 13 0 0 14 0 24-7 0 0 9-8 14-23l26 3c0 0-6 23-23 35 0 0-16 13-41 13 0 0-33 0-52-21 0 0-18-20-18-55 0 0 0-35 18-57 0 0 18-22 50-22 0 0 16 0 31 8 0 0 15 7 26 24 0 0 10 16 10 52zM2234 115c0 0-1-23-14-33 0 0-12-9-27-9 0 0-17 0-28 12 0 0-12 11-13 30zM2371 97c0 0-1-12-10-18 0 0-8-6-22-6 0 0-14 0-23 5 0 0-9 4-9 14 0 0 0 8 7 12 0 0 7 4 28 9 0 0 23 6 35 11 0 0 11 4 18 13 0 0 6 9 6 23 0 0 0 20-16 33 0 0-16 14-43 14 0 0-28 0-43-12 0 0-16-12-19-36l24-3c0 0 2 15 12 22 0 0 9 8 26 8 0 0 16 0 25-7 0 0 9-7 9-17 0 0 0-6-4-10 0 0-5-4-11-6 0 0-6-2-26-7 0 0-31-8-42-19 0 0-10-11-10-26 0 0 0-18 15-30 0 0 15-12 39-12 0 0 27 0 41 11 0 0 14 10 18 30z">
          <text:p/>
        </draw:path>
        <draw:line draw:style-name="gr12" draw:text-style-name="P1" draw:layer="layout" svg:x1="-94.968cm" svg:y1="0.705cm" svg:x2="79.276cm" svg:y2="0.705cm">
          <text:p/>
        </draw:line>
        <draw:polygon draw:style-name="gr18" draw:text-style-name="P11" draw:layer="layout" svg:width="16.595cm" svg:height="0.282cm" svg:x="18.231cm" svg:y="0.282cm" svg:viewBox="0 0 16596 283" draw:points="0,0 16596,0 16596,283 0,283">
          <text:p/>
        </draw:polygon>
        <draw:path draw:style-name="gr8" draw:text-style-name="P5" draw:layer="layout" svg:width="2.633cm" svg:height="0.262cm" svg:x="34.989cm" svg:y="0.305cm" svg:viewBox="0 0 2634 263" svg:d="M137 24h-110v64h95v24h-95v92h-27v-204h137zM194 204h-25v-148h25zM194 29h-25v-29h25zM359 136h-110c0 0 2 25 14 38 0 0 13 13 31 13 0 0 14 0 24-8 0 0 9-8 14-23l26 3c0 0-6 23-23 36 0 0-16 12-41 12 0 0-33 0-52-20 0 0-18-21-18-55 0 0 0-35 18-58 0 0 18-21 51-21 0 0 16 0 31 7 0 0 14 7 25 24 0 0 10 18 10 52zM333 116c0 0-1-22-13-33 0 0-13-10-27-10 0 0-18 0-29 12 0 0-11 13-13 31zM414 204h-25v-204h25zM571 204h-23v-19h-1c0 0-14 22-41 22 0 0-27 0-45-21 0 0-18-22-18-56 0 0 0-35 17-57 0 0 17-20 45-20 0 0 26 0 40 20h1v-73h25zM508 187c0 0 17 0 28-14 0 0 12-13 12-40 0 0 0-27-11-43 0 0-11-17-30-17 0 0-19 0-29 17 0 0-10 15-10 40 0 0 0 19 5 31 0 0 6 13 15 19 0 0 10 7 20 7zM835 24h-67v180h-26v-180h-67v-24h160zM987 136h-109c0 0 1 25 13 38 0 0 13 13 32 13 0 0 14 0 23-8 0 0 10-8 15-23l25 3c0 0-6 23-22 36 0 0-17 12-41 12 0 0-34 0-52-20 0 0-19-21-19-55 0 0 0-35 18-58 0 0 18-21 51-21 0 0 16 0 31 7 0 0 15 7 25 24 0 0 10 18 10 52zM962 116c0 0-2-22-14-33 0 0-12-10-27-10 0 0-18 0-29 12 0 0-11 13-13 31zM1099 98c0 0-2-13-10-19 0 0-8-6-22-6 0 0-14 0-23 5 0 0-9 5-9 15 0 0 0 9 7 12 0 0 7 4 27 10 0 0 24 6 35 10 0 0 11 5 18 13 0 0 7 8 7 22 0 0 0 20-17 34 0 0-16 13-42 13 0 0-28 0-44-12 0 0-15-12-19-35l25-4c0 0 2 15 11 23 0 0 10 8 26 8 0 0 17 0 25-7 0 0 9-7 9-17 0 0 0-6-4-11 0 0-4-4-10-6 0 0-6-1-27-7 0 0-31-7-41-18 0 0-10-10-10-25 0 0 0-19 15-31 0 0 14-12 39-12 0 0 26 0 41 10 0 0 14 10 17 32zM1215 203c0 0-11 2-18 2 0 0-17 0-24-5 0 0-7-6-9-15 0 0-2-9-2-25v-84h-18v-20h18v-36l25-15v51h25v20h-25v86c0 0 0 11 3 16 0 0 2 4 11 4 0 0 5 0 11-1zM1318 0h76c0 0 18 0 31 2 0 0 13 2 25 10 0 0 11 7 16 20 0 0 6 13 6 27 0 0 0 29-18 46 0 0-18 17-57 17h-52v82h-27zM1345 98h52c0 0 47 0 47-38 0 0 0-12-6-22 0 0-6-9-15-11 0 0-9-3-27-3h-51zM1582 61l-8 23c0 0-9-6-18-6 0 0-14 0-21 14 0 0-7 12-7 35v77h-26v-148h23v22h1c0 0 12-25 31-25 0 0 13 0 25 8zM1657 53c0 0 30 0 49 19 0 0 19 20 19 56 0 0 0 43-20 61 0 0-22 18-48 18 0 0-28 0-48-18 0 0-20-19-20-59 0 0 0-38 19-58 0 0 20-19 49-19zM1657 187c0 0 21 0 32-16 0 0 11-16 11-42 0 0 0-27-12-41 0 0-13-15-31-15 0 0-19 0-31 15 0 0-12 15-12 42 0 0 0 28 12 42 0 0 12 15 31 15zM1812 203c0 0-12 2-19 2 0 0-16 0-24-5 0 0-7-6-9-15 0 0-2-9-2-25v-84h-18v-20h18v-36l25-15v51h25v20h-25v86c0 0 0 11 2 16 0 0 3 4 12 4 0 0 5 0 11-1zM1892 53c0 0 30 0 49 19 0 0 20 20 20 56 0 0 0 43-21 61 0 0-21 18-48 18 0 0-28 0-48-18 0 0-20-19-20-59 0 0 0-38 20-58 0 0 19-19 48-19zM1892 187c0 0 21 0 32-16 0 0 12-16 12-42 0 0 0-27-13-41 0 0-12-15-31-15 0 0-19 0-31 15 0 0-12 15-12 42 0 0 0 28 13 42 0 0 12 15 30 15zM2047 203c0 0-11 2-19 2 0 0-16 0-24-5 0 0-7-6-9-15 0 0-1-9-1-25v-84h-18v-20h18v-36l25-15v51h24v20h-24v86c0 0 0 11 2 16 0 0 2 4 11 4 0 0 6 0 11-1zM2188 56l-56 150v1c0 0-8 25-19 40 0 0-10 16-30 16 0 0-7 0-16-3l-3-23c0 0 8 2 14 2 0 0 14 0 19-8 0 0 6-7 12-27l-55-148h27l34 97c0 0 3 9 6 23h1c0 0 3-16 9-31l32-89zM2233 75c0 0 13-22 41-22 0 0 29 0 46 21 0 0 16 22 16 55 0 0 0 36-18 57 0 0-18 21-45 21 0 0-24 0-38-19h-1v72h-25v-204h23v19zM2271 187c0 0 17 0 29-15 0 0 11-14 11-43 0 0 0-27-11-41 0 0-11-16-28-16 0 0-17 0-29 18 0 0-11 16-11 41 0 0 0 27 11 41 0 0 11 15 28 15zM2493 136h-109c0 0 1 25 13 38 0 0 13 13 31 13 0 0 15 0 24-8 0 0 10-8 15-23l25 3c0 0-6 23-22 36 0 0-17 12-42 12 0 0-33 0-51-20 0 0-19-21-19-55 0 0 0-35 18-58 0 0 18-21 51-21 0 0 16 0 31 7 0 0 15 7 25 24 0 0 10 18 10 52zM2468 116c0 0-2-22-14-33 0 0-12-10-27-10 0 0-18 0-29 12 0 0-11 13-13 31zM2605 98c0 0-2-13-10-19 0 0-8-6-23-6 0 0-14 0-22 5 0 0-9 5-9 15 0 0 0 9 7 12 0 0 7 4 27 10 0 0 24 6 35 10 0 0 11 5 18 13 0 0 6 8 6 22 0 0 0 20-16 34 0 0-16 13-42 13 0 0-28 0-44-12 0 0-15-12-19-35l25-4c0 0 2 15 11 23 0 0 9 8 26 8 0 0 17 0 25-7 0 0 9-7 9-17 0 0 0-6-4-11 0 0-4-4-10-6 0 0-6-1-27-7 0 0-31-7-41-18 0 0-10-10-10-25 0 0 0-19 15-31 0 0 14-12 39-12 0 0 26 0 41 10 0 0 14 10 17 32z">
          <text:p/>
        </draw:path>
        <draw:line draw:style-name="gr12" draw:text-style-name="P1" draw:layer="layout" svg:x1="-94.968cm" svg:y1="1.27cm" svg:x2="79.276cm" svg:y2="1.27cm">
          <text:p/>
        </draw:line>
        <draw:polygon draw:style-name="gr18" draw:text-style-name="P11" draw:layer="layout" svg:width="16.595cm" svg:height="0.282cm" svg:x="30.677cm" svg:y="0.846cm" svg:viewBox="0 0 16596 283" draw:points="0,0 16596,0 16596,283 0,283">
          <text:p/>
        </draw:polygon>
        <draw:path draw:style-name="gr8" draw:text-style-name="P5" draw:layer="layout" svg:width="1.723cm" svg:height="0.261cm" svg:x="47.412cm" svg:y="0.87cm" svg:viewBox="0 0 1724 262" svg:d="M189 203h-30l-23-61h-85l-22 61h-29l78-203h29zM127 120c0 0-25-65-28-74 0 0-3-10-7-25 0 0-4 20-11 39l-22 60zM326 203h-23v-19h-1c0 0-13 22-40 22 0 0-27 0-45-21 0 0-18-21-18-55 0 0 0-36 17-56 0 0 17-21 45-21 0 0 26 0 40 20v-73h25zM265 186c0 0 16 0 27-13 0 0 12-14 12-41 0 0 0-27-11-42 0 0-10-16-29-16 0 0-20 0-30 15 0 0-10 16-10 41 0 0 0 18 6 31 0 0 5 12 15 19 0 0 9 6 20 6zM390 211c0 0 0 14-2 25 0 0-2 10-10 18 0 0-8 8-25 8 0 0-10 0-19-3l4-20c0 0 7 1 12 1 0 0 8 0 11-5 0 0 4-5 4-25v-153h25zM390 28h-25v-28h25zM546 203h-22v-22h-1c0 0-17 25-46 25 0 0-15 0-28-7 0 0-13-7-17-19 0 0-5-13-5-33v-90h25v81c0 0 0 19 2 28 0 0 2 8 10 13 0 0 7 6 18 6 0 0 14 0 27-10 0 0 13-9 13-40v-78h24zM666 98c0 0-2-13-10-18 0 0-7-6-22-6 0 0-14 0-23 4 0 0-9 5-9 15 0 0 0 8 7 12 0 0 7 4 28 9 0 0 23 6 34 11 0 0 12 4 18 12 0 0 7 8 7 23 0 0 0 20-16 33 0 0-16 13-43 13 0 0-28 0-43-12 0 0-16-11-20-35l25-3c0 0 2 15 11 22 0 0 10 8 27 8 0 0 16 0 25-7 0 0 8-7 8-17 0 0 0-6-3-10 0 0-5-4-11-6 0 0-5-2-27-7 0 0-31-8-41-18 0 0-10-11-10-26 0 0 0-18 15-30 0 0 15-12 39-12 0 0 26 0 41 11 0 0 14 10 18 30zM783 203c0 0-11 2-19 2 0 0-16 0-24-6 0 0-7-6-9-14 0 0-1-9-1-25v-84h-18v-19h18v-38l24-15v53h25v19h-25v85c0 0 0 12 3 16 0 0 2 5 11 5 0 0 6 0 11-1zM886 0h70c0 0 18 0 32 2 0 0 13 2 25 9 0 0 12 7 21 20 0 0 9 14 14 30 0 0 5 16 5 40 0 0 0 44-21 73 0 0-21 29-73 29h-73zM913 179h43c0 0 14 0 24-2 0 0 10-1 21-9 0 0 11-7 18-24 0 0 7-16 7-44 0 0 0-15-3-28 0 0-3-13-10-24 0 0-7-12-17-17 0 0-9-5-18-6 0 0-9-1-23-1h-42zM1213 136h-109c0 0 1 24 14 37 0 0 12 13 30 13 0 0 15 0 24-7 0 0 10-8 15-23l26 3c0 0-7 23-23 35 0 0-17 12-42 12 0 0-32 0-51-20 0 0-18-20-18-55 0 0 0-35 18-56 0 0 18-22 50-22 0 0 16 0 31 7 0 0 15 7 25 24 0 0 10 17 10 52zM1188 116c0 0-1-23-14-33 0 0-12-9-27-9 0 0-17 0-29 11 0 0-11 12-13 31zM1325 98c0 0-2-13-10-18 0 0-8-6-22-6 0 0-14 0-23 4 0 0-9 5-9 15 0 0 0 8 7 12 0 0 7 4 28 9 0 0 23 6 34 11 0 0 12 4 18 12 0 0 6 8 6 23 0 0 0 20-15 33 0 0-17 13-43 13 0 0-28 0-44-12 0 0-15-11-19-35l25-3c0 0 2 15 11 22 0 0 10 8 27 8 0 0 16 0 25-7 0 0 8-7 8-17 0 0 0-6-4-10 0 0-4-4-10-6 0 0-6-2-27-7 0 0-31-8-41-18 0 0-10-11-10-26 0 0 0-18 15-30 0 0 14-12 39-12 0 0 26 0 41 11 0 0 14 10 17 30zM1409 203h-25v-146h25zM1409 28h-25v-28h25zM1567 183c0 0 0 32-7 47 0 0-6 15-21 24 0 0-16 8-38 8 0 0-25 0-42-11 0 0-16-11-16-36l24 4c0 0 1 11 10 17 0 0 8 6 23 6 0 0 20 0 29-8 0 0 9-8 11-19 0 0 2-11 2-31 0 0-16 19-41 19 0 0-28 0-46-21 0 0-17-21-17-53 0 0 0-33 17-54 0 0 17-22 46-22 0 0 26 0 43 21v-17h23zM1503 182c0 0 16 0 29-12 0 0 12-13 12-42 0 0 0-26-12-40 0 0-12-14-29-14 0 0-18 0-29 14 0 0-11 14-11 39 0 0 0 29 12 42 0 0 11 13 28 13zM1724 203h-24v-89c0 0 0-23-8-31 0 0-8-8-23-8 0 0-12 0-22 5 0 0-10 5-14 15 0 0-4 10-4 28v80h-25v-146h23v20c0 0 8-12 20-18 0 0 11-6 27-6 0 0 12 0 23 5 0 0 12 3 18 12 0 0 6 8 8 18 0 0 1 9 1 25z">
          <text:p/>
        </draw:path>
        <draw:line draw:style-name="gr12" draw:text-style-name="P1" draw:layer="layout" svg:x1="-94.968cm" svg:y1="1.834cm" svg:x2="79.276cm" svg:y2="1.834cm">
          <text:p/>
        </draw:line>
        <draw:polygon draw:style-name="gr18" draw:text-style-name="P11" draw:layer="layout" svg:width="8.297cm" svg:height="0.282cm" svg:x="34.826cm" svg:y="1.411cm" svg:viewBox="0 0 8298 283" draw:points="0,0 8298,0 8298,283 0,283">
          <text:p/>
        </draw:polygon>
        <draw:path draw:style-name="gr8" draw:text-style-name="P5" draw:layer="layout" svg:width="2.218cm" svg:height="0.209cm" svg:x="43.278cm" svg:y="1.431cm" svg:viewBox="0 0 2219 210" svg:d="M96 0c0 0 43 0 70 29 0 0 27 29 27 75 0 0 0 49-27 77 0 0-27 29-70 29 0 0-44 0-70-30 0 0-26-29-26-73 0 0 0-50 26-78 0 0 27-29 70-29zM96 187c0 0 31 0 50-22 0 0 19-21 19-61 0 0 0-39-19-60 0 0-20-21-49-21 0 0-31 0-50 20 0 0-20 21-20 64 0 0 0 37 19 58 0 0 20 22 50 22zM303 64l-8 23c0 0-9-6-18-6 0 0-14 0-21 13 0 0-7 12-7 34v78h-25v-147h23v22c0 0 12-25 31-25 0 0 13 0 25 8zM437 206h-23v-18h-1c0 0-13 22-40 22 0 0-27 0-45-22 0 0-18-21-18-56 0 0 0-35 17-56 0 0 17-20 45-20 0 0 26 0 40 20v-73h25zM375 189c0 0 17 0 28-13 0 0 11-13 11-42 0 0 0-26-10-42 0 0-10-16-30-16 0 0-19 0-29 15 0 0-10 16-10 41 0 0 0 20 6 32 0 0 5 13 15 19 0 0 9 6 19 6zM602 139h-109c0 0 2 25 14 37 0 0 12 13 31 13 0 0 14 0 24-7 0 0 9-8 14-23l26 3c0 0-7 23-23 36 0 0-16 12-41 12 0 0-33 0-52-20 0 0-18-21-18-57 0 0 0-34 18-56 0 0 18-21 50-21 0 0 16 0 31 7 0 0 15 7 25 24 0 0 10 17 10 52zM577 118c0 0-1-22-14-32 0 0-12-10-27-10 0 0-17 0-28 12 0 0-12 12-13 30zM711 64l-8 23c0 0-10-6-18-6 0 0-14 0-21 13 0 0-8 12-8 34v78h-24v-147h22v22h1c0 0 12-25 31-25 0 0 12 0 25 8zM928 63c0 0-2-20-14-29 0 0-12-10-35-10 0 0-21 0-34 7 0 0-13 8-13 23 0 0 0 13 10 19 0 0 10 7 38 14 0 0 25 5 41 11 0 0 16 5 27 17 0 0 11 13 11 34 0 0 0 26-20 44 0 0-21 17-54 17 0 0-43 0-64-19 0 0-21-19-22-50l25-2c0 0 2 24 19 36 0 0 17 11 41 11 0 0 22 0 36-10 0 0 14-9 14-25 0 0 0-17-15-25 0 0-14-7-48-15 0 0-34-7-49-20 0 0-15-14-15-35 0 0 0-25 19-40 0 0 19-16 52-16 0 0 33 0 54 16 0 0 20 15 21 44zM1050 206c0 0-11 2-19 2 0 0-16 0-23-5 0 0-8-6-9-15 0 0-2-9-2-25v-85h-18v-19h18v-36l25-15v51h25v19h-25v87c0 0 0 11 2 16 0 0 3 4 12 4 0 0 5 0 11-1zM1131 56c0 0 30 0 49 19 0 0 20 19 20 55 0 0 0 44-21 62 0 0-22 18-48 18 0 0-28 0-48-18 0 0-21-19-21-60 0 0 0-38 20-57 0 0 20-19 49-19zM1131 189c0 0 21 0 32-15 0 0 11-16 11-43 0 0 0-27-12-41 0 0-13-14-31-14 0 0-19 0-31 14 0 0-12 14-12 42 0 0 0 29 12 43 0 0 13 14 31 14zM1348 156c0 0-5 28-22 41 0 0-17 13-39 13 0 0-32 0-49-21 0 0-17-21-17-56 0 0 0-29 10-46 0 0 10-17 25-24 0 0 15-7 31-7 0 0 23 0 39 11 0 0 16 12 20 35l-24 4c0 0-4-15-13-22 0 0-8-8-21-8 0 0-21 0-31 15 0 0-11 15-11 41 0 0 0 28 11 43 0 0 10 14 30 14 0 0 16 0 25-9 0 0 9-9 12-27zM1491 206h-31l-48-75-18 17v58h-25v-203h25v115l59-59h32l-56 54zM1592 3h76c0 0 18 0 31 2 0 0 13 2 25 10 0 0 11 7 17 20 0 0 5 13 5 27 0 0 0 28-18 45 0 0-18 17-58 17h-51v82h-27zM1619 100h52c0 0 47 0 47-37 0 0 0-12-6-22 0 0-6-9-15-11 0 0-9-3-27-3h-51zM1904 206h-26c0 0-3-7-5-18 0 0-25 22-54 22 0 0-23 0-36-12 0 0-14-11-14-30 0 0 0-18 13-30 0 0 13-13 45-17l23-3c0 0 13-3 21-5 0 0 0-12 0-16 0 0-1-5-5-10 0 0-3-5-10-8 0 0-8-3-20-3 0 0-16 0-26 6 0 0-9 6-12 22l-24-3c0 0 4-23 20-34 0 0 16-11 46-11 0 0 26 0 38 8 0 0 12 7 15 19 0 0 3 11 3 28v34c0 0 0 31 1 41 0 0 2 11 7 20zM1871 142v-10c0 0-19 7-47 11 0 0-28 4-28 24 0 0 0 10 7 17 0 0 8 6 22 6 0 0 18 0 32-11 0 0 14-11 14-37zM2013 64l-8 23c0 0-10-6-19-6 0 0-13 0-20 13 0 0-8 12-8 34v78h-24v-147h22v22h1c0 0 11-25 30-25 0 0 13 0 26 8zM2086 206c0 0-12 2-19 2 0 0-16 0-24-5 0 0-8-6-9-15 0 0-2-9-2-25v-85h-18v-19h18v-36l25-15v51h25v19h-25v87c0 0 0 11 2 16 0 0 3 4 12 4 0 0 5 0 11-1zM2188 100c0 0-1-12-9-18 0 0-8-6-23-6 0 0-14 0-23 5 0 0-9 5-9 14 0 0 0 9 7 12 0 0 7 4 28 9 0 0 23 6 35 11 0 0 12 5 18 14 0 0 7 8 7 22 0 0 0 20-16 34 0 0-17 13-44 13 0 0-28 0-43-12 0 0-16-12-20-35l25-4c0 0 2 15 11 23 0 0 10 7 27 7 0 0 16 0 25-6 0 0 9-7 9-17 0 0 0-7-4-11 0 0-4-4-10-6 0 0-6-2-27-7 0 0-32-8-41-19 0 0-11-10-11-25 0 0 0-19 15-30 0 0 15-12 39-12 0 0 26 0 42 10 0 0 15 10 18 31z">
          <text:p/>
        </draw:path>
        <draw:line draw:style-name="gr12" draw:text-style-name="P1" draw:layer="layout" svg:x1="-94.968cm" svg:y1="2.398cm" svg:x2="79.276cm" svg:y2="2.398cm">
          <text:p/>
        </draw:line>
        <draw:polygon draw:style-name="gr18" draw:text-style-name="P11" draw:layer="layout" svg:width="8.297cm" svg:height="0.282cm" svg:x="34.826cm" svg:y="1.975cm" svg:viewBox="0 0 8298 283" draw:points="0,0 8298,0 8298,283 0,283">
          <text:p/>
        </draw:polygon>
        <draw:path draw:style-name="gr8" draw:text-style-name="P5" draw:layer="layout" svg:width="2.485cm" svg:height="0.209cm" svg:x="43.278cm" svg:y="1.995cm" svg:viewBox="0 0 2486 210" svg:d="M96 0c0 0 43 0 70 29 0 0 28 29 28 76 0 0 0 47-28 76 0 0-27 29-70 29 0 0-44 0-70-30 0 0-26-30-26-73 0 0 0-49 26-78 0 0 27-29 70-29zM96 186c0 0 31 0 50-21 0 0 19-22 19-60 0 0 0-39-19-61 0 0-20-21-49-21 0 0-31 0-50 21 0 0-20 21-20 64 0 0 0 35 19 57 0 0 20 21 50 21zM304 64l-8 23c0 0-9-5-18-5 0 0-14 0-21 12 0 0-7 13-7 35v78h-25v-148h23v23c0 0 12-26 31-26 0 0 13 0 25 8zM438 207h-23v-20h-1c0 0-13 23-40 23 0 0-27 0-45-22 0 0-18-21-18-55 0 0 0-36 17-56 0 0 17-21 45-21 0 0 26 0 40 20v-72h25zM376 189c0 0 17 0 28-14 0 0 11-13 11-40 0 0 0-27-10-42 0 0-10-16-30-16 0 0-19 0-29 15 0 0-10 15-10 41 0 0 0 18 6 31 0 0 5 12 15 19 0 0 9 6 19 6zM603 139h-109c0 0 2 24 14 37 0 0 12 13 31 13 0 0 14 0 24-8 0 0 9-7 14-22l26 3c0 0-7 23-23 35 0 0-16 13-41 13 0 0-33 0-52-21 0 0-18-20-18-55 0 0 0-35 18-56 0 0 18-22 50-22 0 0 16 0 31 7 0 0 15 7 25 24 0 0 10 17 10 52zM578 119c0 0-1-23-14-33 0 0-12-9-27-9 0 0-17 0-28 11 0 0-12 12-13 31zM712 64l-8 23c0 0-10-5-18-5 0 0-14 0-21 12 0 0-8 13-8 35v78h-24v-148h22v23h1c0 0 12-26 31-26 0 0 12 0 25 8zM980 142c0 0-9 34-31 50 0 0-22 18-53 18 0 0-49 0-72-32 0 0-23-31-23-74 0 0 0-49 27-76 0 0 27-28 69-28 0 0 29 0 50 15 0 0 21 16 29 44l-26 6c0 0-6-21-20-31 0 0-14-11-34-11 0 0-33 0-50 22 0 0-17 21-17 58 0 0 0 42 18 63 0 0 18 20 47 20 0 0 24 0 39-13 0 0 14-12 20-38zM1128 207h-22v-23h-1c0 0-16 26-46 26 0 0-15 0-28-7 0 0-13-8-17-20 0 0-4-13-4-33v-91h24v82c0 0 0 19 2 27 0 0 2 9 10 14 0 0 8 6 19 6 0 0 14 0 26-10 0 0 12-10 12-40v-79h25zM1248 101c0 0-1-13-10-18 0 0-8-6-22-6 0 0-14 0-23 4 0 0-9 5-9 14 0 0 0 9 8 13 0 0 6 4 27 9 0 0 23 6 35 11 0 0 11 4 17 12 0 0 7 8 7 23 0 0 0 20-16 33 0 0-16 14-43 14 0 0-28 0-43-13 0 0-16-11-19-35l24-3c0 0 2 15 12 22 0 0 9 8 26 8 0 0 16 0 25-7 0 0 9-7 9-17 0 0 0-6-5-10 0 0-4-4-10-6 0 0-6-2-26-7 0 0-31-8-42-18 0 0-9-11-9-26 0 0 0-18 14-30 0 0 15-12 39-12 0 0 27 0 41 10 0 0 15 11 17 31zM1365 206c0 0-11 3-19 3 0 0-16 0-24-6 0 0-7-7-9-16 0 0-1-8-1-24v-84h-18v-20h18v-36l25-15v51h24v20h-24v85c0 0 0 11 2 16 0 0 2 5 11 5 0 0 6 0 11-1zM1446 56c0 0 29 0 49 20 0 0 19 19 19 54 0 0 0 44-21 61 0 0-21 19-47 19 0 0-28 0-48-19 0 0-21-18-21-58 0 0 0-39 20-58 0 0 20-19 49-19zM1446 189c0 0 21 0 32-16 0 0 11-15 11-41 0 0 0-27-12-42 0 0-13-13-31-13 0 0-19 0-31 14 0 0-12 14-12 42 0 0 0 28 12 42 0 0 12 14 31 14zM1741 207h-25v-94c0 0 0-10-1-17 0 0-1-7-7-13 0 0-6-5-18-5 0 0-14 0-25 10 0 0-11 10-11 33v86h-25v-96c0 0 0-19-6-26 0 0-7-7-19-7 0 0-16 0-27 11 0 0-10 11-10 41v77h-24v-148h22v21c0 0 15-24 44-24 0 0 16 0 27 7 0 0 10 6 15 19 0 0 16-26 45-26 0 0 23 0 34 13 0 0 11 12 11 36zM1859 4h77c0 0 18 0 31 1 0 0 13 3 24 10 0 0 11 7 17 20 0 0 6 13 6 27 0 0 0 28-18 45 0 0-18 17-58 17h-52v83h-27zM1886 100h52c0 0 48 0 48-37 0 0 0-12-6-21 0 0-6-10-16-12 0 0-9-2-26-2h-52zM2172 207h-27c0 0-3-8-4-19 0 0-26 22-54 22 0 0-23 0-37-12 0 0-13-12-13-31 0 0 0-18 13-30 0 0 13-12 44-15l24-4c0 0 12-2 21-5 0 0 0-11-1-16 0 0-1-4-4-9 0 0-3-5-11-8 0 0-7-3-20-3 0 0-16 0-25 5 0 0-9 6-13 23l-24-4c0 0 4-22 21-33 0 0 16-12 45-12 0 0 26 0 39 8 0 0 12 8 15 19 0 0 3 11 3 28v34c0 0 0 30 1 40 0 0 1 11 7 22zM2139 141v-9c0 0-20 7-48 11 0 0-28 4-28 24 0 0 0 10 8 16 0 0 7 7 22 7 0 0 18 0 32-11 0 0 14-11 14-38zM2281 64l-9 23c0 0-9-5-18-5 0 0-14 0-21 12 0 0-7 13-7 35v78h-25v-148h23v23c0 0 12-26 31-26 0 0 13 0 26 8zM2353 206c0 0-11 3-19 3 0 0-16 0-23-6 0 0-8-7-10-16 0 0-1-8-1-24v-84h-18v-20h18v-36l25-15v51h24v20h-24v85c0 0 0 11 2 16 0 0 2 5 11 5 0 0 6 0 11-1zM2456 101c0 0-2-13-10-18 0 0-8-6-22-6 0 0-14 0-23 4 0 0-9 5-9 14 0 0 0 9 7 13 0 0 7 4 27 9 0 0 24 6 35 11 0 0 11 4 18 12 0 0 7 8 7 23 0 0 0 20-17 33 0 0-16 14-42 14 0 0-28 0-44-13 0 0-15-11-19-35l25-3c0 0 2 15 11 22 0 0 10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94.968cm" svg:y1="3.358cm" svg:x2="79.276cm" svg:y2="3.358cm">
          <text:p/>
        </draw:line>
        <draw:polygon draw:style-name="gr18" draw:text-style-name="P11" draw:layer="layout" svg:width="8.89cm" svg:height="0.282cm" svg:x="43.123cm" svg:y="2.54cm" svg:viewBox="0 0 8891 283" draw:points="0,0 8891,0 8891,283 0,283">
          <text:p/>
        </draw:polygon>
        <draw:path draw:style-name="gr8" draw:text-style-name="P5" draw:layer="layout" svg:width="3.777cm" svg:height="0.206cm" svg:x="52.154cm" svg:y="2.563cm" svg:viewBox="0 0 3778 207" svg:d="M189 202h-30l-24-61h-84l-23 61h-28l77-202h29zM127 120c0 0-25-66-28-75 0 0-4-9-7-24h-1c0 0-4 21-10 38l-23 61zM289 97c0 0-2-12-10-18 0 0-8-6-22-6 0 0-14 0-23 5 0 0-9 5-9 14 0 0 0 9 7 12 0 0 7 4 27 9 0 0 24 6 35 11 0 0 12 5 18 13 0 0 6 8 6 22 0 0 0 20-16 33 0 0-15 15-42 15 0 0-28 0-44-13 0 0-15-12-19-35l25-4c0 0 2 15 11 23 0 0 10 7 26 7 0 0 17 0 26-6 0 0 8-7 8-17 0 0 0-7-4-11 0 0-4-4-10-6 0 0-6-2-27-7 0 0-31-7-41-18 0 0-10-11-10-25 0 0 0-19 15-30 0 0 14-12 39-12 0 0 26 0 41 10 0 0 14 10 17 31zM430 97c0 0-2-12-10-18 0 0-8-6-22-6 0 0-14 0-23 5 0 0-9 5-9 14 0 0 0 9 7 12 0 0 7 4 28 9 0 0 23 6 34 11 0 0 12 5 18 13 0 0 6 8 6 22 0 0 0 20-15 33 0 0-16 15-43 15 0 0-28 0-43-13 0 0-16-12-20-35l25-4c0 0 2 15 11 23 0 0 10 7 27 7 0 0 16 0 25-6 0 0 8-7 8-17 0 0 0-7-4-11 0 0-4-4-10-6 0 0-6-2-26-7 0 0-32-7-42-18 0 0-10-11-10-25 0 0 0-19 15-30 0 0 14-12 39-12 0 0 26 0 41 10 0 0 14 10 17 31zM616 135h-109c0 0 2 25 14 37 0 0 12 13 31 13 0 0 14 0 24-7 0 0 9-8 14-23l26 3c0 0-7 23-23 35 0 0-16 14-41 14 0 0-33 0-52-21 0 0-18-21-18-56 0 0 0-34 18-56 0 0 18-21 50-21 0 0 16 0 31 7 0 0 15 7 25 24 0 0 10 17 10 51zM591 115c0 0-1-22-14-32 0 0-12-10-27-10 0 0-17 0-28 12 0 0-12 11-13 30zM845 202h-25v-92c0 0 0-10-1-17 0 0-2-8-8-13 0 0-5-6-17-6 0 0-15 0-26 10 0 0-10 11-10 33v85h-25v-95c0 0 0-19-7-26 0 0-7-7-19-7 0 0-16 0-26 11 0 0-10 11-10 41v76h-25v-146h22v20h1c0 0 15-23 43-23 0 0 17 0 27 6 0 0 10 7 15 19 0 0 16-25 45-25 0 0 23 0 34 12 0 0 12 12 12 37zM907 72c0 0 14-19 39-19 0 0 29 0 46 20 0 0 17 21 17 54 0 0 0 38-19 58 0 0-19 22-45 22 0 0-25 0-40-23v18h-23v-202h24v72zM943 185c0 0 18 0 29-14 0 0 11-15 11-42 0 0 0-26-10-41 0 0-10-15-29-15 0 0-18 0-29 16 0 0-11 15-11 39 0 0 0 23 5 33 0 0 5 10 14 17 0 0 9 7 20 7zM1063 202h-25v-202h25zM1228 135h-109c0 0 1 25 14 37 0 0 12 13 30 13 0 0 15 0 24-7 0 0 10-8 15-23l25 3c0 0-6 23-22 35 0 0-17 14-42 14 0 0-33 0-51-21 0 0-19-21-19-56 0 0 0-34 18-56 0 0 18-21 51-21 0 0 16 0 31 7 0 0 15 7 25 24 0 0 10 17 10 51zM1203 115c0 0-2-22-14-32 0 0-12-10-27-10 0 0-17 0-29 12 0 0-11 11-13 30zM1477 24h-110v63h95v24h-95v91h-27v-202h137zM1534 202h-25v-146h25zM1534 28h-25v-28h25zM1650 60l-8 23c0 0-9-5-18-5 0 0-14 0-21 12 0 0-7 13-7 35v77h-25v-146h23v22c0 0 12-25 31-25 0 0 13 0 25 7zM1747 97c0 0-1-12-9-18 0 0-9-6-23-6 0 0-14 0-23 5 0 0-9 5-9 14 0 0 0 9 7 12 0 0 7 4 28 9 0 0 23 6 34 11 0 0 12 5 18 13 0 0 7 8 7 22 0 0 0 20-16 33 0 0-16 15-43 15 0 0-28 0-43-13 0 0-16-12-20-35l25-4c0 0 2 15 11 23 0 0 10 7 27 7 0 0 16 0 25-6 0 0 8-7 8-17 0 0 0-7-4-11 0 0-3-4-9-6 0 0-6-2-27-7 0 0-32-7-41-18 0 0-10-11-10-25 0 0 0-19 14-30 0 0 15-12 39-12 0 0 27 0 41 10 0 0 15 10 17 31zM1864 202c0 0-11 2-19 2 0 0-16 0-23-6 0 0-8-5-10-14 0 0-1-9-1-25v-84h-18v-19h18v-36l25-15v51h24v19h-24v86c0 0 0 11 2 16 0 0 2 4 11 4 0 0 6 0 11-1zM1967 0h76c0 0 18 0 31 2 0 0 13 2 24 9 0 0 11 8 17 21 0 0 6 13 6 27 0 0 0 28-18 45 0 0-18 16-58 16h-52v82h-26zM1993 96h52c0 0 48 0 48-37 0 0 0-12-6-21 0 0-7-9-16-11 0 0-8-3-26-3h-52zM2231 60l-9 23c0 0-9-5-18-5 0 0-14 0-21 12 0 0-7 13-7 35v77h-25v-146h23v22c0 0 12-25 31-25 0 0 13 0 26 7zM2306 53c0 0 29 0 49 19 0 0 19 19 19 55 0 0 0 43-21 61 0 0-21 19-47 19 0 0-28 0-49-20 0 0-20-18-20-58 0 0 0-38 20-57 0 0 19-19 49-19zM2306 185c0 0 21 0 32-16 0 0 11-15 11-41 0 0 0-27-13-41 0 0-12-14-30-14 0 0-19 0-32 14 0 0-12 14-12 42 0 0 0 28 13 42 0 0 12 14 31 14zM2521 202h-23v-18h-1c0 0-13 23-40 23 0 0-27 0-45-23 0 0-18-21-18-55 0 0 0-35 17-56 0 0 17-20 45-20 0 0 26 0 40 20v-73h25zM2460 185c0 0 16 0 27-13 0 0 12-13 12-41 0 0 0-26-11-42 0 0-10-16-30-16 0 0-19 0-29 15 0 0-9 16-9 41 0 0 0 19 5 31 0 0 5 13 15 19 0 0 9 6 20 6zM2679 202h-22v-21c0 0-17 26-48 26 0 0-15 0-28-8 0 0-13-7-17-20 0 0-4-12-4-32v-91h24v81c0 0 0 19 2 28 0 0 2 8 10 14 0 0 8 5 20 5 0 0 14 0 26-10 0 0 12-9 12-40v-78h25zM2838 152c0 0-5 28-23 41 0 0-17 14-39 14 0 0-31 0-49-22 0 0-17-21-17-55 0 0 0-29 10-46 0 0 10-17 25-24 0 0 15-7 31-7 0 0 23 0 39 11 0 0 16 12 20 35l-24 3c0 0-4-14-12-21 0 0-8-8-21-8 0 0-21 0-32 15 0 0-11 14-11 41 0 0 0 27 11 42 0 0 10 14 30 14 0 0 16 0 25-9 0 0 9-9 12-27zM2916 202c0 0-11 2-19 2 0 0-16 0-24-6 0 0-7-5-9-14 0 0-1-9-1-25v-84h-18v-19h18v-36l25-15v51h24v19h-24v86c0 0 0 11 2 16 0 0 2 4 11 4 0 0 6 0 11-1zM2962 202h-25v-146h25zM2962 28h-25v-28h25zM3059 53c0 0 30 0 49 19 0 0 20 19 20 55 0 0 0 43-21 61 0 0-21 19-48 19 0 0-27 0-48-20 0 0-20-18-20-58 0 0 0-38 20-57 0 0 19-19 48-19zM3059 185c0 0 22 0 33-16 0 0 11-15 11-41 0 0 0-27-13-41 0 0-12-14-31-14 0 0-18 0-31 14 0 0-12 14-12 42 0 0 0 28 13 42 0 0 12 14 30 14zM3276 202h-25v-89c0 0 0-22-8-30 0 0-8-9-22-9 0 0-11 0-21 6 0 0-10 5-14 15 0 0-4 10-4 27v80h-25v-146h23v21c0 0 8-12 19-18 0 0 12-6 27-6 0 0 12 0 23 4 0 0 11 4 18 12 0 0 6 8 8 18 0 0 1 9 1 25zM3555 117c0 0 0 16-2 29 0 0-2 13-9 27 0 0-8 14-24 23 0 0-17 11-44 11 0 0-27 0-44-10 0 0-17-8-24-21 0 0-8-13-10-27 0 0-2-14-2-32v-117h26v117c0 0 0 18 3 31 0 0 3 13 14 24 0 0 11 9 34 9 0 0 24 0 36-8 0 0 11-8 15-21 0 0 4-14 4-35v-117h27zM3716 202h-25v-89c0 0 0-22-9-30 0 0-7-9-22-9 0 0-11 0-21 6 0 0-10 5-14 15 0 0-4 10-4 27v80h-25v-146h23v21c0 0 8-12 20-18 0 0 11-6 26-6 0 0 12 0 23 4 0 0 11 4 18 12 0 0 6 8 8 18 0 0 2 9 2 25zM3778 202h-25v-146h25zM3778 28h-25v-28h25z">
          <text:p/>
        </draw:path>
        <draw:line draw:style-name="gr12" draw:text-style-name="P1" draw:layer="layout" svg:x1="-94.968cm" svg:y1="3.922cm" svg:x2="79.276cm" svg:y2="3.922cm">
          <text:p/>
        </draw:line>
        <draw:polygon draw:style-name="gr18" draw:text-style-name="P11" draw:layer="layout" svg:width="8.297cm" svg:height="0.282cm" svg:x="52.013cm" svg:y="3.499cm" svg:viewBox="0 0 8298 283" draw:points="0,0 8298,0 8298,283 0,283">
          <text:p/>
        </draw:polygon>
        <draw:path draw:style-name="gr8" draw:text-style-name="P5" draw:layer="layout" svg:width="1.12cm" svg:height="0.205cm" svg:x="60.458cm" svg:y="3.523cm" svg:viewBox="0 0 1121 206" svg:d="M160 24h-67v179h-27v-179h-66v-24h160zM312 136h-110c0 0 2 24 14 37 0 0 12 13 31 13 0 0 14 0 24-8 0 0 9-7 15-22l25 3c0 0-6 23-23 35 0 0-16 12-41 12 0 0-33 0-51-20 0 0-19-20-19-55 0 0 0-35 18-56 0 0 18-23 50-23 0 0 17 0 31 7 0 0 15 8 25 25 0 0 11 17 11 52zM286 116c0 0-1-23-13-33 0 0-13-9-28-9 0 0-17 0-28 11 0 0-11 12-13 31zM424 98c0 0-2-13-10-18 0 0-8-6-23-6 0 0-14 0-23 4 0 0-8 5-8 14 0 0 0 9 6 13 0 0 7 4 28 9 0 0 23 6 34 11 0 0 12 4 18 12 0 0 7 8 7 23 0 0 0 20-16 33 0 0-16 13-43 13 0 0-28 0-43-12 0 0-16-11-20-35l25-3c0 0 2 15 11 22 0 0 10 8 27 8 0 0 16 0 25-7 0 0 8-7 8-17 0 0 0-6-3-10 0 0-4-4-10-6 0 0-6-2-27-7 0 0-32-8-41-18 0 0-10-11-10-26 0 0 0-18 14-31 0 0 15-12 39-12 0 0 27 0 41 10 0 0 15 12 18 32zM540 202c0 0-11 3-19 3 0 0-16 0-23-6 0 0-8-6-10-15 0 0-1-8-1-24v-84h-18v-21h18v-36l25-15v51h24v21h-24v85c0 0 0 11 2 16 0 0 2 5 11 5 0 0 6 0 11-1zM803 118c0 0 0 15-2 28 0 0-1 14-9 28 0 0-7 14-24 23 0 0-16 9-44 9 0 0-27 0-44-8 0 0-16-8-24-21 0 0-7-13-10-28 0 0-2-14-2-31v-118h27v117c0 0 0 18 3 32 0 0 2 13 13 23 0 0 11 10 35 10 0 0 23 0 35-8 0 0 12-8 15-22 0 0 4-13 4-35v-117h27zM964 203h-25v-89c0 0 0-23-8-31 0 0-8-8-22-8 0 0-11 0-21 5 0 0-10 5-14 15 0 0-4 10-4 28v80h-25v-148h22v22h1c0 0 7-13 19-19 0 0 12-6 27-6 0 0 11 0 22 4 0 0 12 4 18 14 0 0 7 8 8 17 0 0 2 10 2 26zM1026 203h-25v-148h25zM1026 28h-25v-28h25zM1121 202c0 0-11 3-18 3 0 0-17 0-24-6 0 0-7-6-9-15 0 0-2-8-2-24v-84h-18v-21h18v-36l25-15v51h25v21h-25v85c0 0 0 11 2 16 0 0 3 5 12 5 0 0 5 0 11-1z">
          <text:p/>
        </draw:path>
        <draw:line draw:style-name="gr12" draw:text-style-name="P1" draw:layer="layout" svg:x1="-94.968cm" svg:y1="4.487cm" svg:x2="79.276cm" svg:y2="4.487cm">
          <text:p/>
        </draw:line>
        <draw:polygon draw:style-name="gr18" draw:text-style-name="P11" draw:layer="layout" svg:width="12.446cm" svg:height="0.282cm" svg:x="60.31cm" svg:y="4.064cm" svg:viewBox="0 0 12447 283" draw:points="0,0 12447,0 12447,283 0,283">
          <text:p/>
        </draw:polygon>
        <draw:path draw:style-name="gr8" draw:text-style-name="P5" draw:layer="layout" svg:width="2.132cm" svg:height="0.207cm" svg:x="72.919cm" svg:y="4.086cm" svg:viewBox="0 0 2133 208" svg:d="M0 1h77c0 0 18 0 31 2 0 0 13 2 24 9 0 0 11 8 17 21 0 0 5 13 5 27 0 0 0 28-17 45 0 0-18 16-58 16h-52v83h-27zM27 97h52c0 0 48 0 48-37 0 0 0-12-7-21 0 0-6-9-15-11 0 0-9-3-27-3h-51zM265 61l-9 23c0 0-9-5-18-5 0 0-14 0-21 12 0 0-7 13-7 35v78h-25v-147h22v22h1c0 0 12-25 31-25 0 0 13 0 26 7zM339 54c0 0 30 0 49 19 0 0 20 19 20 55 0 0 0 44-21 62 0 0-22 18-48 18 0 0-27 0-48-19 0 0-20-18-20-59 0 0 0-38 19-57 0 0 20-19 49-19zM339 187c0 0 22 0 32-16 0 0 11-15 11-42 0 0 0-27-12-41 0 0-13-14-31-14 0 0-19 0-31 14 0 0-12 14-12 42 0 0 0 29 12 43 0 0 13 14 31 14zM555 204h-23v-18h-1c0 0-13 22-40 22 0 0-27 0-45-22 0 0-18-21-18-56 0 0 0-35 17-56 0 0 17-20 45-20 0 0 26 0 40 20v-73h25zM494 187c0 0 16 0 27-13 0 0 11-13 11-42 0 0 0-26-10-42 0 0-10-16-30-16 0 0-19 0-29 15 0 0-10 16-10 41 0 0 0 20 6 32 0 0 5 13 14 19 0 0 10 6 21 6zM713 204h-22v-21h-1c0 0-17 25-46 25 0 0-15 0-28-7 0 0-13-7-18-20 0 0-5-12-5-32v-92h26v82c0 0 0 19 2 28 0 0 2 8 10 14 0 0 7 5 18 5 0 0 15 0 27-10 0 0 12-9 12-41v-78h25zM871 154c0 0-5 28-22 41 0 0-17 13-39 13 0 0-32 0-49-21 0 0-17-21-17-56 0 0 0-29 9-46 0 0 11-17 26-24 0 0 15-7 31-7 0 0 23 0 39 11 0 0 16 12 20 35l-24 3c0 0-4-14-12-21 0 0-9-8-22-8 0 0-20 0-31 15 0 0-11 14-11 41 0 0 0 28 11 43 0 0 10 14 30 14 0 0 16 0 25-9 0 0 9-9 12-27zM1020 136h-110c0 0 2 26 14 38 0 0 12 13 31 13 0 0 14 0 24-7 0 0 9-8 14-23l26 3c0 0-6 23-23 35 0 0-16 13-41 13 0 0-33 0-52-20 0 0-18-21-18-57 0 0 0-34 18-56 0 0 18-21 51-21 0 0 15 0 30 7 0 0 15 7 25 24 0 0 11 17 11 51zM994 116c0 0-1-22-14-32 0 0-12-10-26-10 0 0-18 0-29 12 0 0-12 11-13 30zM1216 94c0 0 19 3 28 18 0 0 10 15 10 33 0 0 0 27-20 45 0 0-20 18-48 18 0 0-27 0-44-16 0 0-18-16-21-41l25-4c0 0 4 21 14 30 0 0 10 10 26 10 0 0 17 0 29-12 0 0 12-12 12-30 0 0 0-18-11-29 0 0-11-11-28-11 0 0-7 0-18 3l3-22c0 0 10 0 16-1 0 0 6-1 13-5 0 0 7-3 12-10 0 0 4-7 4-18 0 0 0-15-10-23 0 0-10-8-23-8 0 0-15 0-24 9 0 0-10 10-12 27l-25-4c0 0 5-26 21-40 0 0 17-13 40-13 0 0 25 0 42 16 0 0 17 15 17 37 0 0 0 28-28 41zM1344 0c0 0 66 0 66 103 0 0 0 54-17 79 0 0-17 26-49 26 0 0-65 0-65-105 0 0 0-51 17-77 0 0 17-26 48-26zM1344 187c0 0 21 0 31-19 0 0 10-19 10-65 0 0 0-30-5-48 0 0-4-17-13-26 0 0-9-8-23-8 0 0-20 0-30 19 0 0-10 20-10 63 0 0 0 31 5 49 0 0 4 18 13 27 0 0 9 8 22 8zM1683 118c0 0 0 16-2 30 0 0-2 13-9 27 0 0-8 14-24 23 0 0-17 10-44 10 0 0-27 0-44-9 0 0-17-8-24-21 0 0-8-13-10-27 0 0-2-15-2-33v-117h26v117c0 0 0 18 3 32 0 0 3 13 14 23 0 0 11 10 34 10 0 0 24 0 36-8 0 0 11-8 15-21 0 0 4-14 4-36v-117h27zM1844 204h-25v-90c0 0 0-22-9-30 0 0-7-9-22-9 0 0-11 0-21 6 0 0-9 5-14 15 0 0-4 10-4 27v81h-25v-147h23v21c0 0 8-12 20-18 0 0 11-6 26-6 0 0 12 0 23 4 0 0 11 4 18 12 0 0 6 8 8 18 0 0 2 9 2 25zM1906 204h-25v-147h25zM1906 29h-25v-28h25zM2001 204c0 0-11 2-19 2 0 0-16 0-23-6 0 0-8-5-10-14 0 0-1-9-1-25v-85h-18v-19h18v-36l25-15v51h24v19h-24v87c0 0 0 11 2 16 0 0 2 4 11 4 0 0 6 0 11-1zM2104 98c0 0-2-12-10-18 0 0-8-6-23-6 0 0-14 0-22 5 0 0-9 5-9 14 0 0 0 9 7 12 0 0 7 4 27 9 0 0 24 6 35 11 0 0 12 5 18 14 0 0 6 8 6 22 0 0 0 20-16 33 0 0-16 14-42 14 0 0-28 0-44-12 0 0-15-12-19-35l25-4c0 0 2 15 11 23 0 0 9 7 26 7 0 0 17 0 25-6 0 0 9-7 9-17 0 0 0-7-4-11 0 0-4-4-10-6 0 0-6-2-27-7 0 0-31-8-41-19 0 0-10-11-10-25 0 0 0-19 15-30 0 0 14-12 39-12 0 0 26 0 41 10 0 0 14 10 17 31z">
          <text:p/>
        </draw:path>
        <draw:line draw:style-name="gr12" draw:text-style-name="P1" draw:layer="layout" svg:x1="-94.968cm" svg:y1="5.446cm" svg:x2="79.276cm" svg:y2="5.446cm">
          <text:p/>
        </draw:line>
        <draw:polygon draw:style-name="gr18" draw:text-style-name="P11" draw:layer="layout" svg:width="20.151cm" svg:height="0.282cm" svg:x="56.754cm" svg:y="4.628cm" svg:viewBox="0 0 20152 283" draw:points="0,0 20152,0 20152,283 0,283">
          <text:p/>
        </draw:polygon>
        <draw:path draw:style-name="gr8" draw:text-style-name="P5" draw:layer="layout" svg:width="3.527cm" svg:height="0.262cm" svg:x="77.053cm" svg:y="4.648cm" svg:viewBox="0 0 3528 263" svg:d="M159 28h-66v179h-28v-179h-65v-24h159zM263 64l-8 23c0 0-10-5-18-5 0 0-14 0-21 12 0 0-8 13-8 35v78h-24v-148h22v23h1c0 0 12-26 31-26 0 0 12 0 25 8zM405 207h-26c0 0-3-7-5-18 0 0-25 21-54 21 0 0-23 0-36-11 0 0-14-12-14-32 0 0 0-18 13-30 0 0 13-12 45-16l23-3c0 0 13-2 21-5 0 0 0-11 0-16 0 0-1-5-4-9 0 0-4-5-11-9 0 0-8-2-20-2 0 0-16 0-25 5 0 0-10 6-13 22l-24-3c0 0 4-22 20-34 0 0 17-11 46-11 0 0 26 0 38 8 0 0 12 8 15 19 0 0 3 11 3 28v34c0 0 0 30 2 41 0 0 1 11 6 21zM372 141v-9c0 0-19 7-47 11 0 0-28 3-28 24 0 0 0 9 7 17 0 0 8 6 22 6 0 0 19 0 32-11 0 0 14-11 14-38zM460 207h-24v-148h24zM460 32h-24v-28h24zM618 207h-25v-90c0 0 0-23-9-31 0 0-7-8-22-8 0 0-11 0-21 5 0 0-9 5-14 15 0 0-4 10-4 28v81h-25v-148h23v21c0 0 8-12 20-18 0 0 11-6 26-6 0 0 12 0 23 4 0 0 11 4 18 13 0 0 6 8 8 17 0 0 2 10 2 26zM856 63c0 0-1-19-14-29 0 0-12-10-35-10 0 0-20 0-33 8 0 0-14 8-14 22 0 0 0 13 11 20 0 0 10 6 38 12 0 0 25 6 41 12 0 0 16 6 27 18 0 0 11 12 11 33 0 0 0 26-21 44 0 0-20 17-54 17 0 0-42 0-63-19 0 0-22-20-23-50l26-2c0 0 1 24 18 35 0 0 17 12 41 12 0 0 23 0 37-10 0 0 13-9 13-25 0 0 0-17-14-24 0 0-15-8-49-15 0 0-34-8-49-21 0 0-15-13-15-35 0 0 0-24 19-40 0 0 19-16 52-16 0 0 34 0 54 16 0 0 21 16 22 45zM1049 207h-26c0 0-4-7-6-18 0 0-25 21-54 21 0 0-23 0-36-11 0 0-13-12-13-32 0 0 0-18 13-30 0 0 12-12 44-16l23-3c0 0 13-2 22-5 0 0 0-11-1-16 0 0-1-5-4-9 0 0-4-5-11-9 0 0-7-2-20-2 0 0-16 0-25 5 0 0-9 6-13 22l-24-3c0 0 4-22 20-34 0 0 17-11 46-11 0 0 26 0 39 8 0 0 12 8 15 19 0 0 3 11 3 28v34c0 0 0 30 1 41 0 0 1 11 7 21zM1016 141v-9c0 0-20 7-48 11 0 0-28 3-28 24 0 0 0 9 7 17 0 0 8 6 22 6 0 0 19 0 33-11 0 0 14-11 14-38zM1103 207h-24v-203h24zM1268 139h-109c0 0 2 24 14 37 0 0 12 14 31 14 0 0 14 0 24-8 0 0 9-8 14-24l26 4c0 0-7 24-23 36 0 0-17 12-41 12 0 0-33 0-52-20 0 0-19-21-19-56 0 0 0-35 18-56 0 0 18-22 51-22 0 0 16 0 31 7 0 0 15 7 25 24 0 0 10 17 10 52zM1243 119c0 0-2-23-14-33 0 0-12-9-27-9 0 0-18 0-29 11 0 0-11 12-13 31zM1380 101c0 0-2-13-10-18 0 0-8-6-22-6 0 0-14 0-23 4 0 0-9 5-9 14 0 0 0 9 7 13 0 0 7 4 28 9 0 0 23 6 34 10 0 0 12 5 18 13 0 0 7 8 7 23 0 0 0 20-16 34 0 0-17 13-43 13 0 0-28 0-44-12 0 0-15-11-19-36l25-4c0 0 2 16 11 24 0 0 10 8 27 8 0 0 16 0 24-7 0 0 9-8 9-18 0 0 0-6-4-10 0 0-4-4-10-6 0 0-6-2-27-7 0 0-31-8-41-18 0 0-10-11-10-26 0 0 0-18 15-30 0 0 14-12 39-12 0 0 26 0 41 10 0 0 14 11 17 31zM1700 207h-34c0 0-30-49-37-60 0 0-8-11-16-19 0 0-8-7-15-9 0 0-7-3-19-3h-31v91h-27v-203h90c0 0 18 0 31 2 0 0 12 3 22 10 0 0 9 7 14 19 0 0 5 11 5 24 0 0 0 23-14 37 0 0-15 14-43 17v1c0 0 21 9 38 37zM1548 92h58c0 0 17 0 27-2 0 0 10-4 16-12 0 0 6-8 6-19 0 0 0-14-10-24 0 0-10-9-33-9h-64zM1849 139h-110c0 0 2 24 14 37 0 0 12 14 31 14 0 0 14 0 24-8 0 0 9-8 14-24l26 4c0 0-6 24-23 36 0 0-16 12-41 12 0 0-33 0-52-20 0 0-18-21-18-56 0 0 0-35 18-56 0 0 18-22 50-22 0 0 16 0 31 7 0 0 15 7 26 24 0 0 10 17 10 52zM1823 119c0 0-1-23-14-33 0 0-12-9-27-9 0 0-17 0-28 11 0 0-12 12-14 31zM1902 78c0 0 14-22 42-22 0 0 29 0 45 21 0 0 17 21 17 54 0 0 0 36-19 58 0 0-18 21-45 21 0 0-23 0-37-18h-1v71h-25v-204h22v19zM1941 190c0 0 17 0 28-16 0 0 12-14 12-43 0 0 0-27-11-41 0 0-12-14-28-14 0 0-18 0-29 16 0 0-12 16-12 41 0 0 0 28 11 42 0 0 11 15 29 15zM2114 64l-8 23c0 0-9-5-18-5 0 0-14 0-21 12 0 0-7 13-7 35v78h-25v-148h22v23h1c0 0 12-26 31-26 0 0 13 0 25 8zM2257 139h-110c0 0 2 24 14 37 0 0 12 14 31 14 0 0 14 0 24-8 0 0 9-8 14-24l26 4c0 0-6 24-23 36 0 0-17 12-41 12 0 0-33 0-52-20 0 0-18-21-18-56 0 0 0-35 18-56 0 0 18-22 50-22 0 0 16 0 31 7 0 0 15 7 25 24 0 0 11 17 11 52zM2231 119c0 0-1-23-14-33 0 0-12-9-27-9 0 0-17 0-28 11 0 0-12 12-14 31zM2369 101c0 0-2-13-9-18 0 0-9-6-23-6 0 0-14 0-23 4 0 0-10 5-10 14 0 0 0 9 8 13 0 0 7 4 28 9 0 0 23 6 34 10 0 0 12 5 18 13 0 0 7 8 7 23 0 0 0 20-16 34 0 0-16 13-43 13 0 0-28 0-45-12 0 0-15-11-19-36l25-4c0 0 2 16 12 24 0 0 10 8 27 8 0 0 16 0 25-7 0 0 8-8 8-18 0 0 0-6-4-10 0 0-4-4-9-6 0 0-6-2-28-7 0 0-32-8-42-18 0 0-10-11-10-26 0 0 0-18 15-30 0 0 16-12 40-12 0 0 26 0 41 10 0 0 15 11 17 31zM2556 139h-110c0 0 2 24 14 37 0 0 12 14 31 14 0 0 14 0 24-8 0 0 9-8 14-24l26 4c0 0-6 24-23 36 0 0-17 12-41 12 0 0-33 0-52-20 0 0-18-21-18-56 0 0 0-35 18-56 0 0 18-22 50-22 0 0 16 0 31 7 0 0 15 7 25 24 0 0 11 17 11 52zM2530 119c0 0-1-23-14-33 0 0-12-9-27-9 0 0-17 0-28 11 0 0-12 12-14 31zM2705 207h-25v-90c0 0 0-23-8-31 0 0-8-8-22-8 0 0-11 0-21 5 0 0-10 5-14 15 0 0-4 10-4 28v81h-25v-148h22v21h1c0 0 8-12 19-18 0 0 12-6 27-6 0 0 11 0 23 4 0 0 11 4 17 13 0 0 7 8 9 17 0 0 1 10 1 26zM2799 206c0 0-10 2-18 2 0 0-16 0-24-5 0 0-7-6-9-15 0 0-1-9-1-25v-84h-18v-20h18v-36l24-15v51h25v20h-25v85c0 0 0 11 3 16 0 0 2 6 11 6 0 0 6 0 11-2zM2948 207h-26c0 0-4-7-5-18 0 0-25 21-54 21 0 0-23 0-37-11 0 0-13-12-13-32 0 0 0-18 13-30 0 0 13-12 44-16l24-3c0 0 12-2 21-5 0 0 0-11-1-16 0 0 0-5-4-9 0 0-3-5-11-9 0 0-7-2-19-2 0 0-17 0-26 5 0 0-9 6-13 22l-24-3c0 0 4-22 21-34 0 0 16-11 45-11 0 0 27 0 39 8 0 0 12 8 15 19 0 0 3 11 3 28v34c0 0 0 30 1 41 0 0 1 11 7 21zM2915 141v-9c0 0-20 7-47 11 0 0-29 3-29 24 0 0 0 9 8 17 0 0 7 6 22 6 0 0 18 0 32-11 0 0 14-11 14-38zM3035 206c0 0-11 2-19 2 0 0-16 0-23-5 0 0-8-6-9-15 0 0-2-9-2-25v-84h-18v-20h18v-36l25-15v51h25v20h-25v85c0 0 0 11 2 16 0 0 2 6 12 6 0 0 5 0 11-2zM3081 207h-25v-148h25zM3081 32h-25v-28h25zM3238 59l-55 148h-24l-55-148h26l30 85c0 0 9 24 11 32 0 0 2-8 8-23l34-94zM3387 139h-110c0 0 2 24 15 37 0 0 12 14 30 14 0 0 14 0 24-8 0 0 10-8 15-24l25 4c0 0-6 24-22 36 0 0-17 12-42 12 0 0-33 0-51-20 0 0-19-21-19-56 0 0 0-35 18-56 0 0 18-22 51-22 0 0 16 0 31 7 0 0 14 7 25 24 0 0 10 17 10 52zM3362 119c0 0-2-23-14-33 0 0-13-9-27-9 0 0-17 0-29 11 0 0-11 12-13 31zM3499 101c0 0-2-13-10-18 0 0-8-6-22-6 0 0-15 0-23 4 0 0-9 5-9 14 0 0 0 9 7 13 0 0 7 4 27 9 0 0 23 6 35 10 0 0 12 5 18 13 0 0 6 8 6 23 0 0 0 20-16 34 0 0-16 13-42 13 0 0-28 0-44-12 0 0-16-11-19-36l25-4c0 0 1 16 11 24 0 0 9 8 26 8 0 0 17 0 25-7 0 0 9-8 9-18 0 0 0-6-4-10 0 0-4-4-10-6 0 0-6-2-27-7 0 0-31-8-41-18 0 0-10-11-10-26 0 0 0-18 15-30 0 0 14-12 39-12 0 0 26 0 40 10 0 0 15 11 18 31z">
          <text:p/>
        </draw:path>
        <draw:polyline draw:style-name="gr21" draw:text-style-name="P1" draw:layer="layout" svg:width="0.141cm" svg:height="0.339cm" svg:x="18.231cm" svg:y="-0.029cm" svg:viewBox="0 0 142 340" draw:points="0,0 142,0 142,340">
          <text:p/>
        </draw:polyline>
        <draw:polygon draw:style-name="gr22" draw:text-style-name="P12" draw:layer="layout" svg:width="0.113cm" svg:height="0.056cm" svg:x="18.316cm" svg:y="0.254cm" svg:viewBox="0 0 114 57" draw:points="114,0 56,57 0,0">
          <text:p/>
        </draw:polygon>
        <draw:polyline draw:style-name="gr21" draw:text-style-name="P1" draw:layer="layout" svg:width="0.141cm" svg:height="0.903cm" svg:x="43.123cm" svg:y="1.665cm" svg:viewBox="0 0 142 904" draw:points="0,0 142,0 142,904">
          <text:p/>
        </draw:polyline>
        <draw:polygon draw:style-name="gr22" draw:text-style-name="P12" draw:layer="layout" svg:width="0.113cm" svg:height="0.057cm" svg:x="43.208cm" svg:y="2.511cm" svg:viewBox="0 0 114 58" draw:points="114,0 56,58 0,0">
          <text:p/>
        </draw:polygon>
        <draw:polyline draw:style-name="gr21" draw:text-style-name="P1" draw:layer="layout" svg:width="0.141cm" svg:height="0.339cm" svg:x="43.123cm" svg:y="2.229cm" svg:viewBox="0 0 142 340" draw:points="0,0 142,0 142,340">
          <text:p/>
        </draw:polyline>
        <draw:polygon draw:style-name="gr22" draw:text-style-name="P12" draw:layer="layout" svg:width="0.113cm" svg:height="0.057cm" svg:x="43.208cm" svg:y="2.511cm" svg:viewBox="0 0 114 58" draw:points="114,0 56,58 0,0">
          <text:p/>
        </draw:polygon>
        <draw:polyline draw:style-name="gr21" draw:text-style-name="P1" draw:layer="layout" svg:width="0.141cm" svg:height="0.733cm" svg:x="52.013cm" svg:y="2.794cm" svg:viewBox="0 0 142 734" draw:points="0,0 142,0 142,734">
          <text:p/>
        </draw:polyline>
        <draw:polygon draw:style-name="gr22" draw:text-style-name="P12" draw:layer="layout" svg:width="0.113cm" svg:height="0.056cm" svg:x="52.098cm" svg:y="3.471cm" svg:viewBox="0 0 114 57" draw:points="114,0 57,57 0,0">
          <text:p/>
        </draw:polygon>
        <draw:polyline draw:style-name="gr21" draw:text-style-name="P1" draw:layer="layout" svg:width="0.142cm" svg:height="0.339cm" svg:x="60.31cm" svg:y="3.753cm" svg:viewBox="0 0 143 340" draw:points="0,0 143,0 143,340">
          <text:p/>
        </draw:polyline>
        <draw:polygon draw:style-name="gr22" draw:text-style-name="P12" draw:layer="layout" svg:width="0.113cm" svg:height="0.057cm" svg:x="60.395cm" svg:y="4.035cm" svg:viewBox="0 0 114 58" draw:points="114,0 58,58 0,0">
          <text:p/>
        </draw:polygon>
        <draw:polygon draw:style-name="gr2" draw:text-style-name="P2" draw:layer="layout" svg:width="0.592cm" svg:height="0.564cm" svg:x="1.044cm" svg:y="1.834cm" svg:viewBox="0 0 593 565" draw:points="0,0 593,0 593,565 0,565">
          <text:p/>
        </draw:polygon>
        <draw:polygon draw:style-name="gr3" draw:text-style-name="P3" draw:layer="layout" svg:width="0.16cm" svg:height="0.202cm" svg:x="1.26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.636cm" svg:y="1.834cm" svg:viewBox="0 0 594 565" draw:points="0,0 594,0 594,565 0,565">
          <text:p/>
        </draw:polygon>
        <draw:path draw:style-name="gr3" draw:text-style-name="P3" draw:layer="layout" svg:width="0.26cm" svg:height="0.202cm" svg:x="1.803cm" svg:y="1.984cm" svg:viewBox="0 0 261 203" svg:d="M261 0l-56 203h-25l-45-160c0 0-4-12-5-18l-6 24-43 154h-27l-54-203h27l31 133c0 0 6 27 8 39l1 3c0 0 6-26 9-37l38-138h34l29 103c0 0 10 39 15 72 0 0 3-16 10-45l32-130z">
          <text:p/>
        </draw:path>
        <draw:polygon draw:style-name="gr2" draw:text-style-name="P2" draw:layer="layout" svg:width="0.593cm" svg:height="0.564cm" svg:x="2.229cm" svg:y="1.834cm" svg:viewBox="0 0 594 565" draw:points="0,0 594,0 594,565 0,565">
          <text:p/>
        </draw:polygon>
        <draw:polygon draw:style-name="gr3" draw:text-style-name="P3" draw:layer="layout" svg:width="0.16cm" svg:height="0.202cm" svg:x="2.445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2.822cm" svg:y="1.834cm" svg:viewBox="0 0 593 565" draw:points="0,0 593,0 593,565 0,565">
          <text:p/>
        </draw:polygon>
        <draw:polygon draw:style-name="gr3" draw:text-style-name="P3" draw:layer="layout" svg:width="0.136cm" svg:height="0.202cm" svg:x="3.055cm" svg:y="1.984cm" svg:viewBox="0 0 137 203" draw:points="137,24 27,24 27,87 122,87 122,111 27,111 27,203 0,203 0,0 137,0">
          <text:p/>
        </draw:polygon>
        <draw:polygon draw:style-name="gr2" draw:text-style-name="P2" draw:layer="layout" svg:width="0.593cm" svg:height="0.564cm" svg:x="3.414cm" svg:y="1.834cm" svg:viewBox="0 0 594 565" draw:points="0,0 594,0 594,565 0,565">
          <text:p/>
        </draw:polygon>
        <draw:path draw:style-name="gr3" draw:text-style-name="P3" draw:layer="layout" svg:width="0.161cm" svg:height="0.209cm" svg:x="3.629cm" svg:y="1.981cm" svg:viewBox="0 0 162 210" svg:d="M129 62c0 0-1-19-14-28 0 0-12-10-35-10 0 0-21 0-34 7 0 0-12 8-12 23 0 0 0 13 10 19 0 0 10 7 38 13 0 0 25 6 41 12 0 0 17 5 28 18 0 0 11 12 11 32 0 0 0 26-20 44 0 0-22 18-56 18 0 0-42 0-63-20 0 0-21-19-23-50l26-2c0 0 1 25 18 36 0 0 17 11 41 11 0 0 23 0 37-10 0 0 14-9 14-25 0 0 0-16-15-24 0 0-15-7-48-15 0 0-35-7-50-20 0 0-15-14-15-35 0 0 0-25 19-40 0 0 19-16 52-16 0 0 34 0 55 16 0 0 21 15 22 44z">
          <text:p/>
        </draw:path>
        <draw:polygon draw:style-name="gr2" draw:text-style-name="P2" draw:layer="layout" svg:width="4.149cm" svg:height="0.564cm" svg:x="0.451cm" svg:y="1.27cm" svg:viewBox="0 0 4150 565" draw:points="0,0 4150,0 4150,565 0,565">
          <text:p/>
        </draw:polygon>
        <draw:path draw:style-name="gr3" draw:text-style-name="P3" draw:layer="layout" svg:width="1.228cm" svg:height="0.206cm" svg:x="1.921cm" svg:y="1.419cm" svg:viewBox="0 0 1229 207" svg:d="M75 204h-25v-159c0 0-19 18-50 30v-24c0 0 43-21 59-51h16zM233 94c0 0 19 3 28 18 0 0 10 15 10 32 0 0 0 28-20 46 0 0-20 17-48 17 0 0-27 0-45-15 0 0-17-16-20-41l25-4c0 0 4 20 14 30 0 0 10 10 26 10 0 0 17 0 29-12 0 0 12-12 12-30 0 0 0-17-11-29 0 0-11-11-28-11 0 0-7 0-18 2l3-22c0 0 10 0 16 0 0 0 5-1 13-5 0 0 7-4 11-11 0 0 5-7 5-17 0 0 0-15-10-23 0 0-10-9-23-9 0 0-15 0-24 10 0 0-10 9-12 27l-25-4c0 0 5-27 21-40 0 0 17-13 40-13 0 0 25 0 42 15 0 0 17 15 17 38 0 0 0 28-28 40zM368 143h-76v-26h76zM495 139c0 0 0 37-14 53 0 0-16 15-42 15 0 0-27 0-41-15 0 0-13-15-13-46l24-3c0 0 0 20 7 30 0 0 8 10 23 10 0 0 13 0 20-6 0 0 7-7 8-15 0 0 2-9 2-21v-140h26zM656 204h-23v-22c0 0-17 25-46 25 0 0-16 0-29-7 0 0-13-7-17-19 0 0-4-13-4-32v-92h24v82c0 0 0 19 2 28 0 0 2 8 10 13 0 0 8 6 19 6 0 0 14 0 26-10 0 0 12-9 12-40v-79h26zM813 204h-24v-90c0 0 0-22-9-31 0 0-8-8-22-8 0 0-11 0-21 5 0 0-10 5-14 15 0 0-4 10-4 28v81h-25v-147h23v20c0 0 8-12 19-18 0 0 12-6 27-6 0 0 12 0 23 5 0 0 11 4 18 12 0 0 6 8 7 18 0 0 2 9 2 25zM917 143h-76v-26h76zM1032 204h-25v-159c0 0-19 18-50 30v-24c0 0 43-21 59-51h16zM1120 99c0 0 17-27 49-27 0 0 25 0 42 18 0 0 18 19 18 48 0 0 0 29-17 49 0 0-17 20-46 20 0 0-30 0-51-21 0 0-20-22-20-78 0 0 0-54 18-81 0 0 19-27 55-27 0 0 23 0 39 13 0 0 15 12 19 37l-25 3c0 0-7-33-34-33 0 0-19 0-34 19 0 0-14 19-14 60zM1165 187c0 0 17 0 28-14 0 0 10-14 10-33 0 0 0-21-10-33 0 0-11-13-29-13 0 0-16 0-29 12 0 0-12 12-12 32 0 0 0 20 12 35 0 0 13 14 30 14z">
          <text:p/>
        </draw:path>
        <draw:polygon draw:style-name="gr2" draw:text-style-name="P2" draw:layer="layout" svg:width="0.593cm" svg:height="0.564cm" svg:x="4.007cm" svg:y="1.834cm" svg:viewBox="0 0 594 565" draw:points="0,0 594,0 594,565 0,565">
          <text:p/>
        </draw:polygon>
        <draw:path draw:style-name="gr3" draw:text-style-name="P3" draw:layer="layout" svg:width="0.161cm" svg:height="0.209cm" svg:x="4.222cm" svg:y="1.981cm" svg:viewBox="0 0 162 210" svg:d="M130 62c0 0-2-19-14-28 0 0-12-10-35-10 0 0-21 0-34 7 0 0-13 8-13 23 0 0 0 13 10 19 0 0 10 7 38 13 0 0 25 6 41 12 0 0 16 5 27 18 0 0 12 12 12 32 0 0 0 26-21 44 0 0-21 18-54 18 0 0-42 0-64-20 0 0-22-19-23-50l26-2c0 0 2 25 19 36 0 0 17 11 41 11 0 0 22 0 36-10 0 0 14-9 14-25 0 0 0-16-14-24 0 0-15-7-49-15 0 0-34-7-49-20 0 0-16-14-16-35 0 0 0-25 20-40 0 0 19-16 52-16 0 0 33 0 54 16 0 0 20 15 21 44z">
          <text:p/>
        </draw:path>
        <draw:polygon draw:style-name="gr2" draw:text-style-name="P2" draw:layer="layout" svg:width="0.592cm" svg:height="0.564cm" svg:x="4.6cm" svg:y="1.834cm" svg:viewBox="0 0 593 565" draw:points="0,0 593,0 593,565 0,565">
          <text:p/>
        </draw:polygon>
        <draw:path draw:style-name="gr3" draw:text-style-name="P3" draw:layer="layout" svg:width="0.192cm" svg:height="0.202cm" svg:x="4.8cm" svg:y="1.984cm" svg:viewBox="0 0 193 203" svg:d="M193 203h-25v-170h-1l-58 170h-24l-59-172v172h-26v-203h40l49 144c0 0 8 24 9 30 0 0 4-11 11-32l48-142h36z">
          <text:p/>
        </draw:path>
        <draw:polygon draw:style-name="gr2" draw:text-style-name="P2" draw:layer="layout" svg:width="0.593cm" svg:height="0.564cm" svg:x="5.192cm" svg:y="1.834cm" svg:viewBox="0 0 594 565" draw:points="0,0 594,0 594,565 0,565">
          <text:p/>
        </draw:polygon>
        <draw:polygon draw:style-name="gr3" draw:text-style-name="P3" draw:layer="layout" svg:width="0.16cm" svg:height="0.202cm" svg:x="5.409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5.785cm" svg:y="1.834cm" svg:viewBox="0 0 594 565" draw:points="0,0 594,0 594,565 0,565">
          <text:p/>
        </draw:polygon>
        <draw:path draw:style-name="gr3" draw:text-style-name="P3" draw:layer="layout" svg:width="0.26cm" svg:height="0.202cm" svg:x="5.952cm" svg:y="1.984cm" svg:viewBox="0 0 261 203" svg:d="M261 0l-56 203h-26l-45-160c0 0-3-12-4-18h-1l-6 24-42 154h-27l-54-203h27l31 133c0 0 6 27 8 39v3h1c0 0 5-26 8-37l39-138h33l29 103c0 0 11 39 16 72 0 0 3-16 10-45l32-130z">
          <text:p/>
        </draw:path>
        <draw:polygon draw:style-name="gr2" draw:text-style-name="P2" draw:layer="layout" svg:width="0.592cm" svg:height="0.564cm" svg:x="6.378cm" svg:y="1.834cm" svg:viewBox="0 0 593 565" draw:points="0,0 593,0 593,565 0,565">
          <text:p/>
        </draw:polygon>
        <draw:polygon draw:style-name="gr3" draw:text-style-name="P3" draw:layer="layout" svg:width="0.16cm" svg:height="0.202cm" svg:x="6.594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6.97cm" svg:y="1.834cm" svg:viewBox="0 0 594 565" draw:points="0,0 594,0 594,565 0,565">
          <text:p/>
        </draw:polygon>
        <draw:polygon draw:style-name="gr3" draw:text-style-name="P3" draw:layer="layout" svg:width="0.136cm" svg:height="0.202cm" svg:x="7.203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7.563cm" svg:y="1.834cm" svg:viewBox="0 0 594 565" draw:points="0,0 594,0 594,565 0,565">
          <text:p/>
        </draw:polygon>
        <draw:path draw:style-name="gr3" draw:text-style-name="P3" draw:layer="layout" svg:width="0.161cm" svg:height="0.209cm" svg:x="7.778cm" svg:y="1.981cm" svg:viewBox="0 0 162 210" svg:d="M129 62c0 0-2-19-14-28 0 0-12-10-35-10 0 0-21 0-34 7 0 0-13 8-13 23 0 0 0 13 10 19 0 0 10 7 38 13 0 0 25 6 41 12 0 0 16 5 28 18 0 0 12 12 12 32 0 0 0 26-22 44 0 0-21 18-54 18 0 0-42 0-64-20 0 0-21-19-22-50l25-2c0 0 2 25 19 36 0 0 17 11 41 11 0 0 22 0 36-10 0 0 14-9 14-25 0 0 0-16-14-24 0 0-15-7-49-15 0 0-34-7-49-20 0 0-15-14-15-35 0 0 0-25 19-40 0 0 19-16 52-16 0 0 33 0 54 16 0 0 21 15 22 44z">
          <text:p/>
        </draw:path>
        <draw:polygon draw:style-name="gr2" draw:text-style-name="P2" draw:layer="layout" svg:width="4.148cm" svg:height="0.564cm" svg:x="4.6cm" svg:y="1.27cm" svg:viewBox="0 0 4149 565" draw:points="0,0 4149,0 4149,565 0,565">
          <text:p/>
        </draw:polygon>
        <draw:path draw:style-name="gr3" draw:text-style-name="P3" draw:layer="layout" svg:width="1.25cm" svg:height="0.206cm" svg:x="6.048cm" svg:y="1.419cm" svg:viewBox="0 0 1251 207" svg:d="M133 204h-133c0 0 0-17 11-35 0 0 12-17 45-44 0 0 20-17 36-34 0 0 15-18 15-36 0 0 0-15-10-25 0 0-11-10-28-10 0 0-17 0-28 11 0 0-11 10-11 30l-26-3c0 0 3-28 20-43 0 0 18-15 46-15 0 0 29 0 46 16 0 0 17 17 17 40 0 0 0 20-14 40 0 0-14 19-56 54 0 0-22 17-29 30h99zM226 0c0 0 66 0 66 103 0 0 0 54-17 79 0 0-17 25-49 25 0 0-66 0-66-104 0 0 0-52 17-78 0 0 17-25 49-25zM226 187c0 0 20 0 30-19 0 0 10-20 10-65 0 0 0-30-4-48 0 0-5-18-13-26 0 0-10-9-23-9 0 0-20 0-30 20 0 0-10 20-10 63 0 0 0 31 4 49 0 0 5 18 14 27 0 0 9 8 22 8zM389 143h-76v-26h76zM517 139c0 0 0 37-15 53 0 0-15 15-41 15 0 0-28 0-41-15 0 0-14-15-14-46l24-3c0 0 0 20 8 30 0 0 7 10 23 10 0 0 13 0 20-6 0 0 6-7 8-15 0 0 1-9 1-21v-140h27zM677 204h-22v-22h-1c0 0-17 25-46 25 0 0-15 0-28-7 0 0-13-7-17-19 0 0-5-13-5-32v-92h25v82c0 0 0 19 2 28 0 0 2 8 10 13 0 0 7 6 18 6 0 0 14 0 27-10 0 0 12-9 12-40v-79h25zM836 204h-26v-90c0 0 0-22-8-31 0 0-8-8-22-8 0 0-11 0-21 5 0 0-10 5-14 15 0 0-4 10-4 28v81h-25v-147h22v20h1c0 0 7-12 19-18 0 0 12-6 27-6 0 0 11 0 23 5 0 0 11 4 17 12 0 0 8 8 9 18 0 0 2 9 2 25zM940 143h-76v-26h76zM1054 204h-24v-159c0 0-19 18-50 30v-24c0 0 43-21 58-51h16zM1142 99c0 0 17-27 49-27 0 0 25 0 42 18 0 0 18 19 18 48 0 0 0 29-18 49 0 0-17 20-46 20 0 0-29 0-49-21 0 0-21-22-21-78 0 0 0-54 19-81 0 0 18-27 54-27 0 0 22 0 38 13 0 0 16 12 19 37l-24 3c0 0-7-33-35-33 0 0-19 0-32 19 0 0-14 19-14 60zM1187 187c0 0 17 0 27-14 0 0 11-14 11-33 0 0 0-21-11-33 0 0-10-13-28-13 0 0-16 0-28 12 0 0-12 12-12 32 0 0 0 20 12 35 0 0 11 14 29 14z">
          <text:p/>
        </draw:path>
        <draw:polygon draw:style-name="gr2" draw:text-style-name="P2" draw:layer="layout" svg:width="0.592cm" svg:height="0.564cm" svg:x="8.156cm" svg:y="1.834cm" svg:viewBox="0 0 593 565" draw:points="0,0 593,0 593,565 0,565">
          <text:p/>
        </draw:polygon>
        <draw:path draw:style-name="gr3" draw:text-style-name="P3" draw:layer="layout" svg:width="0.16cm" svg:height="0.209cm" svg:x="8.371cm" svg:y="1.981cm" svg:viewBox="0 0 161 210" svg:d="M130 62c0 0-2-19-14-28 0 0-12-10-35-10 0 0-21 0-34 7 0 0-13 8-13 23 0 0 0 13 10 19 0 0 10 7 38 13 0 0 25 6 41 12 0 0 16 5 27 18 0 0 11 12 11 32 0 0 0 26-20 44 0 0-21 18-54 18 0 0-43 0-65-20 0 0-21-19-22-50l25-2c0 0 2 25 20 36 0 0 17 11 41 11 0 0 22 0 36-10 0 0 14-9 14-25 0 0 0-16-15-24 0 0-14-7-48-15 0 0-34-7-51-20 0 0-14-14-14-35 0 0 0-25 19-40 0 0 20-16 53-16 0 0 33 0 54 16 0 0 20 15 21 44z">
          <text:p/>
        </draw:path>
        <draw:polygon draw:style-name="gr2" draw:text-style-name="P2" draw:layer="layout" svg:width="0.593cm" svg:height="0.564cm" svg:x="8.748cm" svg:y="1.834cm" svg:viewBox="0 0 594 565" draw:points="0,0 594,0 594,565 0,565">
          <text:p/>
        </draw:polygon>
        <draw:path draw:style-name="gr3" draw:text-style-name="P3" draw:layer="layout" svg:width="0.192cm" svg:height="0.202cm" svg:x="8.949cm" svg:y="1.984cm" svg:viewBox="0 0 193 203" svg:d="M193 203h-26v-170l-59 170h-24l-58-172h-1v172h-25v-203h40l48 144c0 0 7 24 9 30 0 0 4-11 11-32l49-142h36z">
          <text:p/>
        </draw:path>
        <draw:polygon draw:style-name="gr2" draw:text-style-name="P2" draw:layer="layout" svg:width="0.593cm" svg:height="0.564cm" svg:x="9.341cm" svg:y="1.834cm" svg:viewBox="0 0 594 565" draw:points="0,0 594,0 594,565 0,565">
          <text:p/>
        </draw:polygon>
        <draw:polygon draw:style-name="gr3" draw:text-style-name="P3" draw:layer="layout" svg:width="0.16cm" svg:height="0.202cm" svg:x="9.557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9.934cm" svg:y="1.834cm" svg:viewBox="0 0 593 565" draw:points="0,0 593,0 593,565 0,565">
          <text:p/>
        </draw:polygon>
        <draw:path draw:style-name="gr3" draw:text-style-name="P3" draw:layer="layout" svg:width="0.26cm" svg:height="0.202cm" svg:x="10.1cm" svg:y="1.984cm" svg:viewBox="0 0 261 203" svg:d="M261 0l-56 203h-25l-44-160c0 0-4-12-6-18l-6 24-43 154h-27l-54-203h28l31 133c0 0 6 27 8 39v3c0 0 6-26 9-37l39-138h33l29 103c0 0 11 39 15 72h1c0 0 3-16 10-45l31-130z">
          <text:p/>
        </draw:path>
        <draw:polygon draw:style-name="gr2" draw:text-style-name="P2" draw:layer="layout" svg:width="0.593cm" svg:height="0.564cm" svg:x="10.526cm" svg:y="1.834cm" svg:viewBox="0 0 594 565" draw:points="0,0 594,0 594,565 0,565">
          <text:p/>
        </draw:polygon>
        <draw:polygon draw:style-name="gr3" draw:text-style-name="P3" draw:layer="layout" svg:width="0.16cm" svg:height="0.202cm" svg:x="10.743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11.119cm" svg:y="1.834cm" svg:viewBox="0 0 594 565" draw:points="0,0 594,0 594,565 0,565">
          <text:p/>
        </draw:polygon>
        <draw:polygon draw:style-name="gr3" draw:text-style-name="P3" draw:layer="layout" svg:width="0.136cm" svg:height="0.202cm" svg:x="11.352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11.712cm" svg:y="1.834cm" svg:viewBox="0 0 593 565" draw:points="0,0 593,0 593,565 0,565">
          <text:p/>
        </draw:polygon>
        <draw:path draw:style-name="gr3" draw:text-style-name="P3" draw:layer="layout" svg:width="0.16cm" svg:height="0.209cm" svg:x="11.927cm" svg:y="1.981cm" svg:viewBox="0 0 161 210" svg:d="M129 62c0 0-2-19-14-28 0 0-12-10-35-10 0 0-21 0-34 7 0 0-13 8-13 23 0 0 0 13 10 19 0 0 10 7 38 13 0 0 25 6 41 12 0 0 16 5 27 18 0 0 12 12 12 32 0 0 0 26-21 44 0 0-21 18-54 18 0 0-43 0-64-20 0 0-21-19-22-50l25-2c0 0 2 25 19 36 0 0 17 11 41 11 0 0 22 0 36-10 0 0 14-9 14-25 0 0 0-16-15-24 0 0-14-7-48-15 0 0-34-7-50-20 0 0-14-14-14-35 0 0 0-25 19-40 0 0 19-16 52-16 0 0 33 0 54 16 0 0 21 15 22 44z">
          <text:p/>
        </draw:path>
        <draw:polygon draw:style-name="gr2" draw:text-style-name="P2" draw:layer="layout" svg:width="4.149cm" svg:height="0.564cm" svg:x="8.748cm" svg:y="1.27cm" svg:viewBox="0 0 4150 565" draw:points="0,0 4150,0 4150,565 0,565">
          <text:p/>
        </draw:polygon>
        <draw:path draw:style-name="gr3" draw:text-style-name="P3" draw:layer="layout" svg:width="1.25cm" svg:height="0.206cm" svg:x="10.196cm" svg:y="1.419cm" svg:viewBox="0 0 1251 207" svg:d="M134 204h-134c0 0 0-17 12-35 0 0 12-17 45-44 0 0 19-17 35-34 0 0 16-18 16-36 0 0 0-15-11-25 0 0-11-10-27-10 0 0-17 0-28 11 0 0-11 10-11 30l-26-3c0 0 2-28 20-43 0 0 18-15 45-15 0 0 30 0 47 16 0 0 16 17 16 40 0 0 0 20-14 40 0 0-14 19-55 54 0 0-22 17-30 30h100zM293 23c0 0-30 32-52 81 0 0-22 49-26 100h-25c0 0 1-41 20-91 0 0 20-50 51-85h-99v-24h131zM390 143h-76v-26h76zM519 139c0 0 0 37-15 53 0 0-15 15-42 15 0 0-27 0-42-15 0 0-13-15-13-46l25-3c0 0 0 20 8 30 0 0 7 10 22 10 0 0 14 0 20-6 0 0 7-7 8-15 0 0 2-9 2-21v-140h27zM679 204h-22v-22h-1c0 0-17 25-46 25 0 0-15 0-28-7 0 0-14-7-18-19 0 0-4-13-4-32v-92h25v82c0 0 0 19 1 28 0 0 3 8 10 13 0 0 8 6 19 6 0 0 14 0 26-10 0 0 13-9 13-40v-79h25zM837 204h-25v-90c0 0 0-22-8-31 0 0-8-8-23-8 0 0-11 0-21 5 0 0-10 5-14 15 0 0-4 10-4 28v81h-25v-147h23v20c0 0 8-12 20-18 0 0 11-6 26-6 0 0 12 0 23 5 0 0 12 4 18 12 0 0 6 8 8 18 0 0 2 9 2 25zM940 143h-76v-26h76zM1055 204h-25v-159c0 0-18 18-49 30v-24c0 0 42-21 58-51h16zM1143 99c0 0 17-27 49-27 0 0 25 0 42 18 0 0 17 19 17 48 0 0 0 29-17 49 0 0-17 20-46 20 0 0-29 0-49-21 0 0-21-22-21-78 0 0 0-54 18-81 0 0 19-27 54-27 0 0 23 0 39 13 0 0 15 12 19 37l-25 3c0 0-7-33-34-33 0 0-19 0-33 19 0 0-14 19-14 60zM1188 187c0 0 17 0 27-14 0 0 11-14 11-33 0 0 0-21-11-33 0 0-10-13-28-13 0 0-17 0-29 12 0 0-11 12-11 32 0 0 0 20 11 35 0 0 12 14 30 14z">
          <text:p/>
        </draw:path>
        <draw:polygon draw:style-name="gr2" draw:text-style-name="P2" draw:layer="layout" svg:width="0.593cm" svg:height="0.564cm" svg:x="12.304cm" svg:y="1.834cm" svg:viewBox="0 0 594 565" draw:points="0,0 594,0 594,565 0,565">
          <text:p/>
        </draw:polygon>
        <draw:path draw:style-name="gr3" draw:text-style-name="P3" draw:layer="layout" svg:width="0.161cm" svg:height="0.209cm" svg:x="12.519cm" svg:y="1.981cm" svg:viewBox="0 0 162 210" svg:d="M130 62c0 0-1-19-14-28 0 0-12-10-35-10 0 0-21 0-34 7 0 0-13 8-13 23 0 0 0 13 11 19 0 0 10 7 38 13 0 0 25 6 41 12 0 0 16 5 27 18 0 0 11 12 11 32 0 0 0 26-20 44 0 0-21 18-55 18 0 0-42 0-64-20 0 0-21-19-23-50l26-2c0 0 1 25 19 36 0 0 17 11 41 11 0 0 23 0 37-10 0 0 13-9 13-25 0 0 0-16-14-24 0 0-15-7-48-15 0 0-36-7-51-20 0 0-15-14-15-35 0 0 0-25 19-40 0 0 20-16 53-16 0 0 34 0 54 16 0 0 21 15 22 44z">
          <text:p/>
        </draw:path>
        <draw:polygon draw:style-name="gr2" draw:text-style-name="P2" draw:layer="layout" svg:width="0.593cm" svg:height="0.564cm" svg:x="12.897cm" svg:y="1.834cm" svg:viewBox="0 0 594 565" draw:points="0,0 594,0 594,565 0,565">
          <text:p/>
        </draw:polygon>
        <draw:path draw:style-name="gr3" draw:text-style-name="P3" draw:layer="layout" svg:width="0.192cm" svg:height="0.202cm" svg:x="13.097cm" svg:y="1.984cm" svg:viewBox="0 0 193 203" svg:d="M193 203h-26v-170l-59 170h-24l-57-172h-1v172h-26v-203h40l48 144c0 0 8 24 9 30h1c0 0 4-11 11-32l48-142h36z">
          <text:p/>
        </draw:path>
        <draw:polygon draw:style-name="gr2" draw:text-style-name="P2" draw:layer="layout" svg:width="0.592cm" svg:height="0.564cm" svg:x="13.49cm" svg:y="1.834cm" svg:viewBox="0 0 593 565" draw:points="0,0 593,0 593,565 0,565">
          <text:p/>
        </draw:polygon>
        <draw:polygon draw:style-name="gr3" draw:text-style-name="P3" draw:layer="layout" svg:width="0.16cm" svg:height="0.202cm" svg:x="13.706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4.082cm" svg:y="1.834cm" svg:viewBox="0 0 594 565" draw:points="0,0 594,0 594,565 0,565">
          <text:p/>
        </draw:polygon>
        <draw:path draw:style-name="gr3" draw:text-style-name="P3" draw:layer="layout" svg:width="0.26cm" svg:height="0.202cm" svg:x="14.249cm" svg:y="1.984cm" svg:viewBox="0 0 261 203" svg:d="M261 0l-56 203h-25l-44-160c0 0-4-12-5-18l-7 24-43 154h-27l-54-203h27l31 133c0 0 6 27 8 39l1 3c0 0 6-26 9-37l38-138h34l28 103c0 0 11 39 16 72 0 0 3-16 10-45l32-130z">
          <text:p/>
        </draw:path>
        <draw:polygon draw:style-name="gr2" draw:text-style-name="P2" draw:layer="layout" svg:width="0.593cm" svg:height="0.564cm" svg:x="14.675cm" svg:y="1.834cm" svg:viewBox="0 0 594 565" draw:points="0,0 594,0 594,565 0,565">
          <text:p/>
        </draw:polygon>
        <draw:polygon draw:style-name="gr3" draw:text-style-name="P3" draw:layer="layout" svg:width="0.16cm" svg:height="0.202cm" svg:x="14.891cm" svg:y="1.984cm" svg:viewBox="0 0 161 203" draw:points="161,24 94,24 94,203 67,203 67,24 0,24 0,0 161,0">
          <text:p/>
        </draw:polygon>
        <draw:polygon draw:style-name="gr2" draw:text-style-name="P2" draw:layer="layout" svg:width="0.592cm" svg:height="0.564cm" svg:x="15.268cm" svg:y="1.834cm" svg:viewBox="0 0 593 565" draw:points="0,0 593,0 593,565 0,565">
          <text:p/>
        </draw:polygon>
        <draw:polygon draw:style-name="gr3" draw:text-style-name="P3" draw:layer="layout" svg:width="0.136cm" svg:height="0.202cm" svg:x="15.501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15.86cm" svg:y="1.834cm" svg:viewBox="0 0 594 565" draw:points="0,0 594,0 594,565 0,565">
          <text:p/>
        </draw:polygon>
        <draw:path draw:style-name="gr3" draw:text-style-name="P3" draw:layer="layout" svg:width="0.161cm" svg:height="0.209cm" svg:x="16.075cm" svg:y="1.981cm" svg:viewBox="0 0 162 210" svg:d="M130 62c0 0-1-19-14-28 0 0-12-10-35-10 0 0-21 0-34 7 0 0-12 8-12 23 0 0 0 13 10 19 0 0 10 7 38 13 0 0 25 6 41 12 0 0 16 5 27 18 0 0 11 12 11 32 0 0 0 26-20 44 0 0-21 18-55 18 0 0-42 0-63-20 0 0-22-19-24-50l27-2c0 0 1 25 18 36 0 0 17 11 41 11 0 0 23 0 37-10 0 0 13-9 13-25 0 0 0-16-14-24 0 0-15-7-48-15 0 0-35-7-50-20 0 0-15-14-15-35 0 0 0-25 19-40 0 0 19-16 52-16 0 0 34 0 54 16 0 0 21 15 22 44z">
          <text:p/>
        </draw:path>
        <draw:polygon draw:style-name="gr2" draw:text-style-name="P2" draw:layer="layout" svg:width="4.149cm" svg:height="0.564cm" svg:x="12.897cm" svg:y="1.27cm" svg:viewBox="0 0 4150 565" draw:points="0,0 4150,0 4150,565 0,565">
          <text:p/>
        </draw:polygon>
        <draw:path draw:style-name="gr3" draw:text-style-name="P3" draw:layer="layout" svg:width="1.004cm" svg:height="0.206cm" svg:x="14.466cm" svg:y="1.419cm" svg:viewBox="0 0 1005 207" svg:d="M141 156h-28v48h-25v-48h-88v-23l93-132h20v132h28zM88 133v-92l-64 92zM238 143h-75v-26h75zM366 139c0 0 0 37-15 53 0 0-15 15-41 15 0 0-28 0-41-15 0 0-14-15-14-46l24-3c0 0 1 20 8 30 0 0 8 10 23 10 0 0 13 0 20-6 0 0 6-7 8-15 0 0 1-9 1-21v-140h27zM526 204h-22v-22h-1c0 0-17 25-46 25 0 0-15 0-28-7 0 0-13-7-18-19 0 0-4-13-4-32v-92h25v82c0 0 0 19 2 28 0 0 2 8 10 13 0 0 7 6 18 6 0 0 14 0 27-10 0 0 12-9 12-40v-79h25zM589 204h-24v-203h24zM693 143h-75v-26h75zM808 204h-25v-159c0 0-18 18-49 30v-24c0 0 42-21 58-51h16zM896 99c0 0 17-27 49-27 0 0 25 0 42 18 0 0 18 19 18 48 0 0 0 29-18 49 0 0-17 20-46 20 0 0-29 0-49-21 0 0-21-22-21-78 0 0 0-54 19-81 0 0 18-27 53-27 0 0 23 0 39 13 0 0 15 12 19 37l-25 3c0 0-7-33-34-33 0 0-19 0-33 19 0 0-13 19-13 60zM941 187c0 0 17 0 27-14 0 0 11-14 11-33 0 0 0-21-11-33 0 0-10-13-28-13 0 0-17 0-29 12 0 0-11 12-11 32 0 0 0 20 11 35 0 0 12 14 30 14z">
          <text:p/>
        </draw:path>
        <draw:polygon draw:style-name="gr2" draw:text-style-name="P2" draw:layer="layout" svg:width="0.593cm" svg:height="0.564cm" svg:x="16.453cm" svg:y="1.834cm" svg:viewBox="0 0 594 565" draw:points="0,0 594,0 594,565 0,565">
          <text:p/>
        </draw:polygon>
        <draw:path draw:style-name="gr3" draw:text-style-name="P3" draw:layer="layout" svg:width="0.161cm" svg:height="0.209cm" svg:x="16.668cm" svg:y="1.981cm" svg:viewBox="0 0 162 210" svg:d="M130 62c0 0-2-19-14-28 0 0-12-10-35-10 0 0-21 0-35 7 0 0-13 8-13 23 0 0 0 13 10 19 0 0 11 7 39 13 0 0 25 6 41 12 0 0 16 5 27 18 0 0 12 12 12 32 0 0 0 26-21 44 0 0-21 18-54 18 0 0-43 0-65-20 0 0-21-19-22-50l25-2c0 0 2 25 19 36 0 0 18 11 42 11 0 0 22 0 36-10 0 0 14-9 14-25 0 0 0-16-14-24 0 0-15-7-49-15 0 0-35-7-50-20 0 0-15-14-15-35 0 0 0-25 19-40 0 0 19-16 53-16 0 0 33 0 54 16 0 0 20 15 21 44z">
          <text:p/>
        </draw:path>
        <draw:polygon draw:style-name="gr2" draw:text-style-name="P2" draw:layer="layout" svg:width="0.592cm" svg:height="0.564cm" svg:x="17.046cm" svg:y="1.834cm" svg:viewBox="0 0 593 565" draw:points="0,0 593,0 593,565 0,565">
          <text:p/>
        </draw:polygon>
        <draw:path draw:style-name="gr3" draw:text-style-name="P3" draw:layer="layout" svg:width="0.192cm" svg:height="0.202cm" svg:x="17.246cm" svg:y="1.984cm" svg:viewBox="0 0 193 203" svg:d="M193 203h-25v-170h-1l-58 170h-24l-59-172v172h-26v-203h41l48 144c0 0 8 24 9 30 0 0 4-11 11-32l48-142h36z">
          <text:p/>
        </draw:path>
        <draw:polygon draw:style-name="gr2" draw:text-style-name="P2" draw:layer="layout" svg:width="0.593cm" svg:height="0.564cm" svg:x="17.638cm" svg:y="1.834cm" svg:viewBox="0 0 594 565" draw:points="0,0 594,0 594,565 0,565">
          <text:p/>
        </draw:polygon>
        <draw:polygon draw:style-name="gr3" draw:text-style-name="P3" draw:layer="layout" svg:width="0.16cm" svg:height="0.202cm" svg:x="17.855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8.231cm" svg:y="1.834cm" svg:viewBox="0 0 594 565" draw:points="0,0 594,0 594,565 0,565">
          <text:p/>
        </draw:polygon>
        <draw:path draw:style-name="gr3" draw:text-style-name="P3" draw:layer="layout" svg:width="0.26cm" svg:height="0.202cm" svg:x="18.398cm" svg:y="1.984cm" svg:viewBox="0 0 261 203" svg:d="M261 0l-56 203h-26l-44-160c0 0-3-12-4-18h-1l-6 24-43 154h-27l-54-203h27l31 133c0 0 6 27 8 39v3h1c0 0 5-26 8-37l39-138h33l29 103c0 0 11 39 16 72 0 0 3-16 10-45l32-130z">
          <text:p/>
        </draw:path>
        <draw:polygon draw:style-name="gr2" draw:text-style-name="P2" draw:layer="layout" svg:width="0.592cm" svg:height="0.564cm" svg:x="18.824cm" svg:y="1.834cm" svg:viewBox="0 0 593 565" draw:points="0,0 593,0 593,565 0,565">
          <text:p/>
        </draw:polygon>
        <draw:polygon draw:style-name="gr3" draw:text-style-name="P3" draw:layer="layout" svg:width="0.16cm" svg:height="0.202cm" svg:x="19.04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19.416cm" svg:y="1.834cm" svg:viewBox="0 0 594 565" draw:points="0,0 594,0 594,565 0,565">
          <text:p/>
        </draw:polygon>
        <draw:polygon draw:style-name="gr3" draw:text-style-name="P3" draw:layer="layout" svg:width="0.136cm" svg:height="0.202cm" svg:x="19.649cm" svg:y="1.984cm" svg:viewBox="0 0 137 203" draw:points="137,24 28,24 28,87 123,87 123,111 28,111 28,203 0,203 0,0 137,0">
          <text:p/>
        </draw:polygon>
        <draw:polygon draw:style-name="gr2" draw:text-style-name="P2" draw:layer="layout" svg:width="0.593cm" svg:height="0.564cm" svg:x="20.009cm" svg:y="1.834cm" svg:viewBox="0 0 594 565" draw:points="0,0 594,0 594,565 0,565">
          <text:p/>
        </draw:polygon>
        <draw:path draw:style-name="gr3" draw:text-style-name="P3" draw:layer="layout" svg:width="0.161cm" svg:height="0.209cm" svg:x="20.224cm" svg:y="1.981cm" svg:viewBox="0 0 162 210" svg:d="M130 62c0 0-2-19-14-28 0 0-12-10-35-10 0 0-21 0-34 7 0 0-13 8-13 23 0 0 0 13 10 19 0 0 10 7 38 13 0 0 25 6 41 12 0 0 16 5 27 18 0 0 12 12 12 32 0 0 0 26-21 44 0 0-21 18-54 18 0 0-42 0-64-20 0 0-22-19-23-50l26-2c0 0 2 25 19 36 0 0 17 11 41 11 0 0 22 0 36-10 0 0 14-9 14-25 0 0 0-16-14-24 0 0-15-7-49-15 0 0-34-7-49-20 0 0-16-14-16-35 0 0 0-25 20-40 0 0 19-16 52-16 0 0 33 0 54 16 0 0 20 15 21 44z">
          <text:p/>
        </draw:path>
        <draw:polygon draw:style-name="gr2" draw:text-style-name="P2" draw:layer="layout" svg:width="4.148cm" svg:height="0.564cm" svg:x="17.046cm" svg:y="1.27cm" svg:viewBox="0 0 4149 565" draw:points="0,0 4149,0 4149,565 0,565">
          <text:p/>
        </draw:polygon>
        <draw:path draw:style-name="gr3" draw:text-style-name="P3" draw:layer="layout" svg:width="1.133cm" svg:height="0.206cm" svg:x="18.563cm" svg:y="1.419cm" svg:viewBox="0 0 1134 207" svg:d="M74 204h-24v-159c0 0-19 18-50 30v-24c0 0 43-21 59-51h15zM232 204h-24v-159c0 0-19 18-50 30v-24c0 0 43-21 59-51h15zM369 143h-76v-26h76zM496 139c0 0 0 37-15 53 0 0-15 15-41 15 0 0-28 0-41-15 0 0-14-15-14-46l24-3c0 0 1 20 8 30 0 0 8 10 23 10 0 0 13 0 20-6 0 0 6-7 8-15 0 0 2-9 2-21v-140h26zM656 204h-22v-22h-1c0 0-16 25-46 25 0 0-15 0-28-7 0 0-13-7-17-19 0 0-4-13-4-32v-92h24v82c0 0 0 19 2 28 0 0 2 8 10 13 0 0 8 6 19 6 0 0 14 0 26-10 0 0 12-9 12-40v-79h25zM720 204h-25v-203h25zM823 143h-76v-26h76zM938 204h-25v-159c0 0-18 18-49 30v-24c0 0 43-21 58-51h16zM1026 99c0 0 17-27 49-27 0 0 25 0 42 18 0 0 17 19 17 48 0 0 0 29-17 49 0 0-17 20-46 20 0 0-29 0-49-21 0 0-21-22-21-78 0 0 0-54 19-81 0 0 18-27 53-27 0 0 23 0 39 13 0 0 16 12 19 37l-25 3c0 0-6-33-34-33 0 0-19 0-33 19 0 0-13 19-13 60zM1071 187c0 0 17 0 28-14 0 0 10-14 10-33 0 0 0-21-10-33 0 0-11-13-29-13 0 0-17 0-28 12 0 0-12 12-12 32 0 0 0 20 11 35 0 0 12 14 30 14z">
          <text:p/>
        </draw:path>
        <draw:polygon draw:style-name="gr2" draw:text-style-name="P2" draw:layer="layout" svg:width="0.592cm" svg:height="0.564cm" svg:x="20.602cm" svg:y="1.834cm" svg:viewBox="0 0 593 565" draw:points="0,0 593,0 593,565 0,565">
          <text:p/>
        </draw:polygon>
        <draw:path draw:style-name="gr3" draw:text-style-name="P3" draw:layer="layout" svg:width="0.16cm" svg:height="0.209cm" svg:x="20.817cm" svg:y="1.981cm" svg:viewBox="0 0 161 210" svg:d="M130 62c0 0-2-19-14-28 0 0-12-10-35-10 0 0-22 0-35 7 0 0-13 8-13 23 0 0 0 13 10 19 0 0 10 7 39 13 0 0 25 6 41 12 0 0 16 5 27 18 0 0 11 12 11 32 0 0 0 26-20 44 0 0-21 18-54 18 0 0-44 0-65-20 0 0-21-19-22-50l25-2c0 0 2 25 19 36 0 0 17 11 42 11 0 0 22 0 36-10 0 0 14-9 14-25 0 0 0-16-15-24 0 0-14-7-48-15 0 0-35-7-51-20 0 0-14-14-14-35 0 0 0-25 19-40 0 0 19-16 53-16 0 0 33 0 54 16 0 0 20 15 21 44z">
          <text:p/>
        </draw:path>
        <draw:polygon draw:style-name="gr2" draw:text-style-name="P2" draw:layer="layout" svg:width="0.593cm" svg:height="0.564cm" svg:x="21.194cm" svg:y="1.834cm" svg:viewBox="0 0 594 565" draw:points="0,0 594,0 594,565 0,565">
          <text:p/>
        </draw:polygon>
        <draw:path draw:style-name="gr3" draw:text-style-name="P3" draw:layer="layout" svg:width="0.192cm" svg:height="0.202cm" svg:x="21.395cm" svg:y="1.984cm" svg:viewBox="0 0 193 203" svg:d="M193 203h-26v-170l-58 170h-25l-58-172h-1v172h-25v-203h40l48 144c0 0 8 24 10 30 0 0 4-11 11-32l48-142h36z">
          <text:p/>
        </draw:path>
        <draw:polygon draw:style-name="gr2" draw:text-style-name="P2" draw:layer="layout" svg:width="0.593cm" svg:height="0.564cm" svg:x="21.787cm" svg:y="1.834cm" svg:viewBox="0 0 594 565" draw:points="0,0 594,0 594,565 0,565">
          <text:p/>
        </draw:polygon>
        <draw:polygon draw:style-name="gr3" draw:text-style-name="P3" draw:layer="layout" svg:width="0.16cm" svg:height="0.202cm" svg:x="22.003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22.38cm" svg:y="1.834cm" svg:viewBox="0 0 593 565" draw:points="0,0 593,0 593,565 0,565">
          <text:p/>
        </draw:polygon>
        <draw:path draw:style-name="gr3" draw:text-style-name="P3" draw:layer="layout" svg:width="0.26cm" svg:height="0.202cm" svg:x="22.546cm" svg:y="1.984cm" svg:viewBox="0 0 261 203" svg:d="M261 0l-56 203h-25l-44-160c0 0-4-12-5-18l-6 24-44 154h-27l-54-203h28l31 133c0 0 6 27 8 39v3c0 0 6-26 9-37l39-138h33l29 103c0 0 11 39 15 72h1c0 0 3-16 10-45l31-130z">
          <text:p/>
        </draw:path>
        <draw:polygon draw:style-name="gr2" draw:text-style-name="P2" draw:layer="layout" svg:width="0.593cm" svg:height="0.564cm" svg:x="22.972cm" svg:y="1.834cm" svg:viewBox="0 0 594 565" draw:points="0,0 594,0 594,565 0,565">
          <text:p/>
        </draw:polygon>
        <draw:polygon draw:style-name="gr3" draw:text-style-name="P3" draw:layer="layout" svg:width="0.16cm" svg:height="0.202cm" svg:x="23.189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23.565cm" svg:y="1.834cm" svg:viewBox="0 0 594 565" draw:points="0,0 594,0 594,565 0,565">
          <text:p/>
        </draw:polygon>
        <draw:polygon draw:style-name="gr3" draw:text-style-name="P3" draw:layer="layout" svg:width="0.136cm" svg:height="0.202cm" svg:x="23.798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24.158cm" svg:y="1.834cm" svg:viewBox="0 0 593 565" draw:points="0,0 593,0 593,565 0,565">
          <text:p/>
        </draw:polygon>
        <draw:path draw:style-name="gr3" draw:text-style-name="P3" draw:layer="layout" svg:width="0.16cm" svg:height="0.209cm" svg:x="24.373cm" svg:y="1.981cm" svg:viewBox="0 0 161 210" svg:d="M130 62c0 0-2-19-14-28 0 0-12-10-35-10 0 0-21 0-34 7 0 0-13 8-13 23 0 0 0 13 10 19 0 0 10 7 38 13 0 0 25 6 41 12 0 0 16 5 27 18 0 0 11 12 11 32 0 0 0 26-20 44 0 0-21 18-54 18 0 0-43 0-65-20 0 0-21-19-22-50l25-2c0 0 3 25 20 36 0 0 17 11 41 11 0 0 22 0 36-10 0 0 14-9 14-25 0 0 0-16-15-24 0 0-14-7-48-15 0 0-34-7-51-20 0 0-14-14-14-35 0 0 0-25 20-40 0 0 19-16 52-16 0 0 33 0 54 16 0 0 20 15 21 44z">
          <text:p/>
        </draw:path>
        <draw:polygon draw:style-name="gr2" draw:text-style-name="P2" draw:layer="layout" svg:width="4.149cm" svg:height="0.564cm" svg:x="21.194cm" svg:y="1.27cm" svg:viewBox="0 0 4150 565" draw:points="0,0 4150,0 4150,565 0,565">
          <text:p/>
        </draw:polygon>
        <draw:path draw:style-name="gr3" draw:text-style-name="P3" draw:layer="layout" svg:width="1.133cm" svg:height="0.206cm" svg:x="22.712cm" svg:y="1.419cm" svg:viewBox="0 0 1134 207" svg:d="M74 204h-25v-159c0 0-18 18-49 30v-24c0 0 43-21 58-51h16zM232 94c0 0 38 12 38 52 0 0 0 27-18 44 0 0-19 17-48 17 0 0-30 0-48-17 0 0-19-18-19-44 0 0 0-21 11-35 0 0 10-14 28-17v-1c0 0-31-9-31-41 0 0 0-22 16-37 0 0 16-15 42-15 0 0 27 0 43 15 0 0 16 16 16 38 0 0 0 30-30 40zM204 84c0 0 14 0 23-9 0 0 10-9 10-22 0 0 0-14-10-23 0 0-10-10-23-10 0 0-15 0-24 10 0 0-9 9-9 21 0 0 0 15 9 24 0 0 10 9 24 9zM204 187c0 0 17 0 29-11 0 0 12-12 12-30 0 0 0-18-12-30 0 0-12-12-30-12 0 0-18 0-29 12 0 0-11 13-11 30 0 0 0 17 11 29 0 0 12 12 30 12zM367 143h-76v-26h76zM495 139c0 0 0 37-15 53 0 0-15 15-42 15 0 0-27 0-40-15 0 0-14-15-14-46l24-3c0 0 0 20 8 30 0 0 7 10 22 10 0 0 14 0 20-6 0 0 7-7 9-15 0 0 1-9 1-21v-140h27zM656 204h-22v-22h-1c0 0-17 25-46 25 0 0-15 0-28-7 0 0-13-7-18-19 0 0-4-13-4-32v-92h25v82c0 0 0 19 2 28 0 0 1 8 10 13 0 0 7 6 18 6 0 0 14 0 27-10 0 0 12-9 12-40v-79h25zM719 204h-25v-203h25zM823 143h-76v-26h76zM938 204h-25v-159c0 0-18 18-49 30v-24c0 0 42-21 58-51h16zM1026 99c0 0 17-27 49-27 0 0 25 0 42 18 0 0 17 19 17 48 0 0 0 29-17 49 0 0-17 20-46 20 0 0-29 0-50-21 0 0-20-22-20-78 0 0 0-54 19-81 0 0 18-27 53-27 0 0 23 0 39 13 0 0 15 12 19 37l-25 3c0 0-7-33-34-33 0 0-19 0-33 19 0 0-13 19-13 60zM1070 187c0 0 18 0 28-14 0 0 11-14 11-33 0 0 0-21-11-33 0 0-10-13-28-13 0 0-17 0-29 12 0 0-12 12-12 32 0 0 0 20 12 35 0 0 12 14 29 14z">
          <text:p/>
        </draw:path>
        <draw:polygon draw:style-name="gr2" draw:text-style-name="P2" draw:layer="layout" svg:width="0.593cm" svg:height="0.564cm" svg:x="24.75cm" svg:y="1.834cm" svg:viewBox="0 0 594 565" draw:points="0,0 594,0 594,565 0,565">
          <text:p/>
        </draw:polygon>
        <draw:path draw:style-name="gr3" draw:text-style-name="P3" draw:layer="layout" svg:width="0.161cm" svg:height="0.209cm" svg:x="24.965cm" svg:y="1.981cm" svg:viewBox="0 0 162 210" svg:d="M130 62c0 0-1-19-14-28 0 0-12-10-35-10 0 0-22 0-35 7 0 0-12 8-12 23 0 0 0 13 10 19 0 0 10 7 39 13 0 0 25 6 41 12 0 0 16 5 27 18 0 0 11 12 11 32 0 0 0 26-20 44 0 0-21 18-55 18 0 0-43 0-64-20 0 0-21-19-23-50l26-2c0 0 1 25 18 36 0 0 17 11 42 11 0 0 23 0 37-10 0 0 13-9 13-25 0 0 0-16-14-24 0 0-15-7-49-15 0 0-35-7-50-20 0 0-15-14-15-35 0 0 0-25 19-40 0 0 19-16 53-16 0 0 34 0 54 16 0 0 21 15 22 44z">
          <text:p/>
        </draw:path>
        <draw:polygon draw:style-name="gr2" draw:text-style-name="P2" draw:layer="layout" svg:width="0.593cm" svg:height="0.564cm" svg:x="25.343cm" svg:y="1.834cm" svg:viewBox="0 0 594 565" draw:points="0,0 594,0 594,565 0,565">
          <text:p/>
        </draw:polygon>
        <draw:path draw:style-name="gr3" draw:text-style-name="P3" draw:layer="layout" svg:width="0.192cm" svg:height="0.202cm" svg:x="25.543cm" svg:y="1.984cm" svg:viewBox="0 0 193 203" svg:d="M193 203h-25v-170l-60 170h-24l-57-172h-1v172h-26v-203h40l48 144c0 0 8 24 9 30h1c0 0 4-11 11-32l49-142h35z">
          <text:p/>
        </draw:path>
        <draw:polygon draw:style-name="gr2" draw:text-style-name="P2" draw:layer="layout" svg:width="0.592cm" svg:height="0.564cm" svg:x="25.936cm" svg:y="1.834cm" svg:viewBox="0 0 593 565" draw:points="0,0 593,0 593,565 0,565">
          <text:p/>
        </draw:polygon>
        <draw:polygon draw:style-name="gr3" draw:text-style-name="P3" draw:layer="layout" svg:width="0.16cm" svg:height="0.202cm" svg:x="26.152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26.528cm" svg:y="1.834cm" svg:viewBox="0 0 594 565" draw:points="0,0 594,0 594,565 0,565">
          <text:p/>
        </draw:polygon>
        <draw:path draw:style-name="gr3" draw:text-style-name="P3" draw:layer="layout" svg:width="0.26cm" svg:height="0.202cm" svg:x="26.695cm" svg:y="1.984cm" svg:viewBox="0 0 261 203" svg:d="M261 0l-56 203h-25l-44-160c0 0-4-12-5-18l-6 24-44 154h-27l-54-203h27l31 133c0 0 6 27 8 39l1 3c0 0 6-26 9-37l39-138h33l28 103c0 0 11 39 16 72 0 0 3-16 10-45l32-130z">
          <text:p/>
        </draw:path>
        <draw:polygon draw:style-name="gr2" draw:text-style-name="P2" draw:layer="layout" svg:width="0.593cm" svg:height="0.564cm" svg:x="27.121cm" svg:y="1.834cm" svg:viewBox="0 0 594 565" draw:points="0,0 594,0 594,565 0,565">
          <text:p/>
        </draw:polygon>
        <draw:polygon draw:style-name="gr3" draw:text-style-name="P3" draw:layer="layout" svg:width="0.16cm" svg:height="0.202cm" svg:x="27.337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27.714cm" svg:y="1.834cm" svg:viewBox="0 0 593 565" draw:points="0,0 593,0 593,565 0,565">
          <text:p/>
        </draw:polygon>
        <draw:polygon draw:style-name="gr3" draw:text-style-name="P3" draw:layer="layout" svg:width="0.136cm" svg:height="0.202cm" svg:x="27.947cm" svg:y="1.984cm" svg:viewBox="0 0 137 203" draw:points="137,24 27,24 27,87 122,87 122,111 27,111 27,203 0,203 0,0 137,0">
          <text:p/>
        </draw:polygon>
        <draw:polygon draw:style-name="gr2" draw:text-style-name="P2" draw:layer="layout" svg:width="0.593cm" svg:height="0.564cm" svg:x="28.306cm" svg:y="1.834cm" svg:viewBox="0 0 594 565" draw:points="0,0 594,0 594,565 0,565">
          <text:p/>
        </draw:polygon>
        <draw:path draw:style-name="gr3" draw:text-style-name="P3" draw:layer="layout" svg:width="0.161cm" svg:height="0.209cm" svg:x="28.521cm" svg:y="1.981cm" svg:viewBox="0 0 162 210" svg:d="M130 62c0 0-1-19-14-28 0 0-12-10-35-10 0 0-21 0-34 7 0 0-13 8-13 23 0 0 0 13 11 19 0 0 10 7 38 13 0 0 25 6 41 12 0 0 16 5 27 18 0 0 11 12 11 32 0 0 0 26-20 44 0 0-21 18-55 18 0 0-42 0-64-20 0 0-21-19-23-50l26-2c0 0 1 25 19 36 0 0 17 11 41 11 0 0 23 0 37-10 0 0 13-9 13-25 0 0 0-16-14-24 0 0-15-7-48-15 0 0-36-7-51-20 0 0-15-14-15-35 0 0 0-25 19-40 0 0 20-16 53-16 0 0 34 0 54 16 0 0 21 15 22 44z">
          <text:p/>
        </draw:path>
        <draw:polygon draw:style-name="gr2" draw:text-style-name="P2" draw:layer="layout" svg:width="4.149cm" svg:height="0.564cm" svg:x="25.343cm" svg:y="1.27cm" svg:viewBox="0 0 4150 565" draw:points="0,0 4150,0 4150,565 0,565">
          <text:p/>
        </draw:polygon>
        <draw:path draw:style-name="gr3" draw:text-style-name="P3" draw:layer="layout" svg:width="1.156cm" svg:height="0.206cm" svg:x="26.838cm" svg:y="1.419cm" svg:viewBox="0 0 1157 207" svg:d="M133 204h-133c0 0 0-17 12-35 0 0 12-17 44-44 0 0 20-17 36-34 0 0 16-18 16-36 0 0 0-15-11-25 0 0-11-10-27-10 0 0-17 0-29 11 0 0-11 10-11 30l-25-3c0 0 2-28 20-43 0 0 18-15 45-15 0 0 30 0 47 16 0 0 16 17 16 40 0 0 0 20-14 40 0 0-14 19-56 54 0 0-22 17-29 30h99zM193 82c0 0 18-13 38-13 0 0 25 0 44 18 0 0 19 18 19 48 0 0 0 30-19 51 0 0-19 21-50 21 0 0-26 0-44-14 0 0-18-14-21-42l26-2c0 0 3 19 13 28 0 0 11 10 26 10 0 0 19 0 31-14 0 0 11-15 11-35 0 0 0-23-12-35 0 0-12-12-31-12 0 0-23 0-36 19l-24-2 20-104h100v24h-80zM391 143h-77v-26h77zM519 139c0 0 0 37-16 53 0 0-14 15-41 15 0 0-27 0-41-15 0 0-13-15-13-46l24-3c0 0 0 20 8 30 0 0 7 10 22 10 0 0 14 0 20-6 0 0 7-7 8-15 0 0 2-9 2-21v-140h27zM678 204h-22v-22c0 0-17 25-46 25 0 0-15 0-29-7 0 0-13-7-17-19 0 0-4-13-4-32v-92h25v82c0 0 0 19 1 28 0 0 2 8 10 13 0 0 8 6 19 6 0 0 14 0 26-10 0 0 13-9 13-40v-79h24zM742 204h-25v-203h25zM846 143h-76v-26h76zM961 204h-25v-159c0 0-19 18-50 30v-24c0 0 43-21 58-51h17zM1049 99c0 0 17-27 48-27 0 0 25 0 43 18 0 0 17 19 17 48 0 0 0 29-17 49 0 0-18 20-46 20 0 0-30 0-50-21 0 0-21-22-21-78 0 0 0-54 19-81 0 0 19-27 54-27 0 0 23 0 38 13 0 0 16 12 19 37l-24 3c0 0-7-33-35-33 0 0-19 0-32 19 0 0-14 19-14 60zM1093 187c0 0 17 0 28-14 0 0 10-14 10-33 0 0 0-21-10-33 0 0-11-13-29-13 0 0-16 0-28 12 0 0-12 12-12 32 0 0 0 20 12 35 0 0 11 14 29 14z">
          <text:p/>
        </draw:path>
        <draw:polygon draw:style-name="gr2" draw:text-style-name="P2" draw:layer="layout" svg:width="0.593cm" svg:height="0.564cm" svg:x="28.899cm" svg:y="1.834cm" svg:viewBox="0 0 594 565" draw:points="0,0 594,0 594,565 0,565">
          <text:p/>
        </draw:polygon>
        <draw:path draw:style-name="gr3" draw:text-style-name="P3" draw:layer="layout" svg:width="0.161cm" svg:height="0.209cm" svg:x="29.114cm" svg:y="1.981cm" svg:viewBox="0 0 162 210" svg:d="M130 62c0 0-2-19-14-28 0 0-12-10-36-10 0 0-21 0-34 7 0 0-13 8-13 23 0 0 0 13 10 19 0 0 10 7 38 13 0 0 26 6 42 12 0 0 16 5 27 18 0 0 12 12 12 32 0 0 0 26-21 44 0 0-21 18-54 18 0 0-43 0-65-20 0 0-21-19-22-50l25-2c0 0 2 25 19 36 0 0 17 11 41 11 0 0 23 0 37-10 0 0 14-9 14-25 0 0 0-16-14-24 0 0-15-7-50-15 0 0-34-7-49-20 0 0-15-14-15-35 0 0 0-25 19-40 0 0 19-16 52-16 0 0 34 0 55 16 0 0 20 15 21 44z">
          <text:p/>
        </draw:path>
        <draw:polygon draw:style-name="gr2" draw:text-style-name="P2" draw:layer="layout" svg:width="0.592cm" svg:height="0.564cm" svg:x="29.492cm" svg:y="1.834cm" svg:viewBox="0 0 593 565" draw:points="0,0 593,0 593,565 0,565">
          <text:p/>
        </draw:polygon>
        <draw:path draw:style-name="gr3" draw:text-style-name="P3" draw:layer="layout" svg:width="0.192cm" svg:height="0.202cm" svg:x="29.692cm" svg:y="1.984cm" svg:viewBox="0 0 193 203" svg:d="M193 203h-25v-170h-1l-58 170h-24l-58-172v172h-27v-203h41l48 144c0 0 8 24 9 30 0 0 4-11 11-32l48-142h36z">
          <text:p/>
        </draw:path>
        <draw:polygon draw:style-name="gr2" draw:text-style-name="P2" draw:layer="layout" svg:width="0.593cm" svg:height="0.564cm" svg:x="30.084cm" svg:y="1.834cm" svg:viewBox="0 0 594 565" draw:points="0,0 594,0 594,565 0,565">
          <text:p/>
        </draw:polygon>
        <draw:polygon draw:style-name="gr3" draw:text-style-name="P3" draw:layer="layout" svg:width="0.16cm" svg:height="0.202cm" svg:x="30.301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30.677cm" svg:y="1.834cm" svg:viewBox="0 0 594 565" draw:points="0,0 594,0 594,565 0,565">
          <text:p/>
        </draw:polygon>
        <draw:path draw:style-name="gr3" draw:text-style-name="P3" draw:layer="layout" svg:width="0.26cm" svg:height="0.202cm" svg:x="30.844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31.27cm" svg:y="1.834cm" svg:viewBox="0 0 593 565" draw:points="0,0 593,0 593,565 0,565">
          <text:p/>
        </draw:polygon>
        <draw:polygon draw:style-name="gr3" draw:text-style-name="P3" draw:layer="layout" svg:width="0.16cm" svg:height="0.202cm" svg:x="31.486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31.862cm" svg:y="1.834cm" svg:viewBox="0 0 594 565" draw:points="0,0 594,0 594,565 0,565">
          <text:p/>
        </draw:polygon>
        <draw:polygon draw:style-name="gr3" draw:text-style-name="P3" draw:layer="layout" svg:width="0.136cm" svg:height="0.202cm" svg:x="32.095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32.455cm" svg:y="1.834cm" svg:viewBox="0 0 594 565" draw:points="0,0 594,0 594,565 0,565">
          <text:p/>
        </draw:polygon>
        <draw:path draw:style-name="gr3" draw:text-style-name="P3" draw:layer="layout" svg:width="0.161cm" svg:height="0.209cm" svg:x="32.67cm" svg:y="1.981cm" svg:viewBox="0 0 162 210" svg:d="M130 62c0 0-2-19-14-28 0 0-12-10-35-10 0 0-21 0-35 7 0 0-13 8-13 23 0 0 0 13 10 19 0 0 11 7 39 13 0 0 25 6 41 12 0 0 16 5 27 18 0 0 12 12 12 32 0 0 0 26-21 44 0 0-21 18-54 18 0 0-43 0-65-20 0 0-21-19-22-50l25-2c0 0 2 25 19 36 0 0 18 11 42 11 0 0 22 0 36-10 0 0 14-9 14-25 0 0 0-16-14-24 0 0-15-7-49-15 0 0-35-7-50-20 0 0-15-14-15-35 0 0 0-25 19-40 0 0 19-16 53-16 0 0 33 0 54 16 0 0 20 15 21 44z">
          <text:p/>
        </draw:path>
        <draw:polygon draw:style-name="gr2" draw:text-style-name="P2" draw:layer="layout" svg:width="4.148cm" svg:height="0.564cm" svg:x="29.492cm" svg:y="1.27cm" svg:viewBox="0 0 4149 565" draw:points="0,0 4149,0 4149,565 0,565">
          <text:p/>
        </draw:polygon>
        <draw:path draw:style-name="gr3" draw:text-style-name="P3" draw:layer="layout" svg:width="1.118cm" svg:height="0.262cm" svg:x="31.017cm" svg:y="1.419cm" svg:viewBox="0 0 1119 263" svg:d="M75 204h-25v-158c0 0-19 18-50 30v-24c0 0 43-21 58-52h17zM210 143h-75v-25h75zM408 204h-30l-24-61h-84l-23 61h-28l78-203h29zM346 121c0 0-25-65-28-74 0 0-3-9-7-24h-1c0 0-4 20-10 38l-23 60zM545 204h-22v-22h-1c0 0-16 25-46 25 0 0-15 0-28-7 0 0-13-7-17-19 0 0-5-13-5-32v-91h25v81c0 0 0 19 2 28 0 0 2 8 10 13 0 0 8 6 19 6 0 0 13 0 26-10 0 0 12-9 12-40v-78h25zM703 184c0 0 0 32-6 47 0 0-6 15-22 24 0 0-16 8-38 8 0 0-24 0-41-11 0 0-17-11-17-36l24 4c0 0 2 11 10 17 0 0 8 6 24 6 0 0 19 0 28-8 0 0 9-8 11-19 0 0 2-11 2-31 0 0-16 19-40 19 0 0-29 0-46-21 0 0-18-21-18-54 0 0 0-32 17-53 0 0 17-22 47-22 0 0 26 0 42 21v-17h23zM640 184c0 0 16 0 28-13 0 0 12-13 12-42 0 0 0-26-12-40 0 0-11-14-28-14 0 0-18 0-29 14 0 0-11 14-11 39 0 0 0 29 11 42 0 0 12 14 29 14zM807 143h-76v-25h76zM923 204h-25v-158c0 0-19 18-50 30v-24c0 0 43-21 58-52h17zM1010 100c0 0 18-27 49-27 0 0 25 0 42 18 0 0 18 19 18 47 0 0 0 29-18 49 0 0-17 20-45 20 0 0-30 0-50-21 0 0-21-22-21-77 0 0 0-54 19-81 0 0 18-28 54-28 0 0 22 0 38 13 0 0 16 13 19 38l-24 3c0 0-7-34-35-34 0 0-19 0-33 20 0 0-13 19-13 60zM1055 187c0 0 17 0 28-14 0 0 10-14 10-33 0 0 0-20-10-32 0 0-11-13-29-13 0 0-16 0-28 12 0 0-12 12-12 31 0 0 0 20 12 35 0 0 11 14 29 14z">
          <text:p/>
        </draw:path>
        <draw:polygon draw:style-name="gr2" draw:text-style-name="P2" draw:layer="layout" svg:width="0.592cm" svg:height="0.564cm" svg:x="33.048cm" svg:y="1.834cm" svg:viewBox="0 0 593 565" draw:points="0,0 593,0 593,565 0,565">
          <text:p/>
        </draw:polygon>
        <draw:path draw:style-name="gr3" draw:text-style-name="P3" draw:layer="layout" svg:width="0.16cm" svg:height="0.209cm" svg:x="33.263cm" svg:y="1.981cm" svg:viewBox="0 0 161 210" svg:d="M130 62c0 0-2-19-14-28 0 0-12-10-36-10 0 0-21 0-34 7 0 0-13 8-13 23 0 0 0 13 10 19 0 0 10 7 38 13 0 0 26 6 42 12 0 0 16 5 27 18 0 0 11 12 11 32 0 0 0 26-20 44 0 0-21 18-55 18 0 0-43 0-64-20 0 0-21-19-22-50l25-2c0 0 2 25 19 36 0 0 17 11 41 11 0 0 23 0 37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0.593cm" svg:height="0.564cm" svg:x="33.64cm" svg:y="1.834cm" svg:viewBox="0 0 594 565" draw:points="0,0 594,0 594,565 0,565">
          <text:p/>
        </draw:polygon>
        <draw:path draw:style-name="gr3" draw:text-style-name="P3" draw:layer="layout" svg:width="0.192cm" svg:height="0.202cm" svg:x="33.841cm" svg:y="1.984cm" svg:viewBox="0 0 193 203" svg:d="M193 203h-26v-170l-58 170h-24l-59-172h-1v172h-25v-203h40l49 144c0 0 7 24 9 30 0 0 4-11 11-32l48-142h36z">
          <text:p/>
        </draw:path>
        <draw:polygon draw:style-name="gr2" draw:text-style-name="P2" draw:layer="layout" svg:width="0.593cm" svg:height="0.564cm" svg:x="34.233cm" svg:y="1.834cm" svg:viewBox="0 0 594 565" draw:points="0,0 594,0 594,565 0,565">
          <text:p/>
        </draw:polygon>
        <draw:polygon draw:style-name="gr3" draw:text-style-name="P3" draw:layer="layout" svg:width="0.16cm" svg:height="0.202cm" svg:x="34.449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34.826cm" svg:y="1.834cm" svg:viewBox="0 0 593 565" draw:points="0,0 593,0 593,565 0,565">
          <text:p/>
        </draw:polygon>
        <draw:path draw:style-name="gr3" draw:text-style-name="P3" draw:layer="layout" svg:width="0.26cm" svg:height="0.202cm" svg:x="34.992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35.418cm" svg:y="1.834cm" svg:viewBox="0 0 594 565" draw:points="0,0 594,0 594,565 0,565">
          <text:p/>
        </draw:polygon>
        <draw:polygon draw:style-name="gr3" draw:text-style-name="P3" draw:layer="layout" svg:width="0.16cm" svg:height="0.202cm" svg:x="35.635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36.011cm" svg:y="1.834cm" svg:viewBox="0 0 594 565" draw:points="0,0 594,0 594,565 0,565">
          <text:p/>
        </draw:polygon>
        <draw:polygon draw:style-name="gr3" draw:text-style-name="P3" draw:layer="layout" svg:width="0.136cm" svg:height="0.202cm" svg:x="36.244cm" svg:y="1.984cm" svg:viewBox="0 0 137 203" draw:points="137,24 27,24 27,87 122,87 122,111 27,111 27,203 0,203 0,0 137,0">
          <text:p/>
        </draw:polygon>
        <draw:polygon draw:style-name="gr2" draw:text-style-name="P2" draw:layer="layout" svg:width="0.592cm" svg:height="0.564cm" svg:x="36.604cm" svg:y="1.834cm" svg:viewBox="0 0 593 565" draw:points="0,0 593,0 593,565 0,565">
          <text:p/>
        </draw:polygon>
        <draw:path draw:style-name="gr3" draw:text-style-name="P3" draw:layer="layout" svg:width="0.16cm" svg:height="0.209cm" svg:x="36.819cm" svg:y="1.981cm" svg:viewBox="0 0 161 210" svg:d="M130 62c0 0-2-19-14-28 0 0-12-10-35-10 0 0-22 0-35 7 0 0-13 8-13 23 0 0 0 13 10 19 0 0 10 7 39 13 0 0 25 6 41 12 0 0 16 5 27 18 0 0 11 12 11 32 0 0 0 26-20 44 0 0-21 18-54 18 0 0-44 0-65-20 0 0-21-19-22-50l25-2c0 0 2 25 19 36 0 0 18 11 42 11 0 0 22 0 36-10 0 0 14-9 14-25 0 0 0-16-15-24 0 0-14-7-48-15 0 0-35-7-51-20 0 0-14-14-14-35 0 0 0-25 19-40 0 0 19-16 53-16 0 0 33 0 54 16 0 0 20 15 21 44z">
          <text:p/>
        </draw:path>
        <draw:polygon draw:style-name="gr2" draw:text-style-name="P2" draw:layer="layout" svg:width="4.149cm" svg:height="0.564cm" svg:x="33.64cm" svg:y="1.27cm" svg:viewBox="0 0 4150 565" draw:points="0,0 4150,0 4150,565 0,565">
          <text:p/>
        </draw:polygon>
        <draw:path draw:style-name="gr3" draw:text-style-name="P3" draw:layer="layout" svg:width="1.137cm" svg:height="0.262cm" svg:x="35.146cm" svg:y="1.419cm" svg:viewBox="0 0 1138 263" svg:d="M95 95c0 0 38 12 38 51 0 0 0 27-19 44 0 0-18 17-47 17 0 0-30 0-48-17 0 0-19-18-19-44 0 0 0-20 11-34 0 0 10-14 27-17v-1c0 0-30-9-30-41 0 0 0-22 16-38 0 0 16-15 42-15 0 0 26 0 43 15 0 0 16 17 16 39 0 0 0 30-30 40zM67 85c0 0 13 0 23-9 0 0 10-9 10-22 0 0 0-14-10-23 0 0-10-11-24-11 0 0-14 0-23 11 0 0-9 9-9 21 0 0 0 15 9 24 0 0 10 9 24 9zM67 187c0 0 17 0 29-11 0 0 12-12 12-30 0 0 0-18-12-29 0 0-12-12-30-12 0 0-18 0-29 12 0 0-12 12-12 29 0 0 0 17 12 29 0 0 12 12 30 12zM230 143h-76v-25h76zM428 204h-30l-24-61h-84l-23 61h-28l77-203h29zM366 121c0 0-25-65-28-74 0 0-4-9-7-24h-1c0 0-4 20-10 38l-23 60zM565 204h-22v-22h-1c0 0-17 25-46 25 0 0-15 0-28-7 0 0-13-7-17-19 0 0-5-13-5-32v-91h25v81c0 0 0 19 2 28 0 0 2 8 9 13 0 0 8 6 19 6 0 0 14 0 27-10 0 0 12-9 12-40v-78h25zM724 184c0 0 0 32-6 47 0 0-6 15-22 24 0 0-16 8-39 8 0 0-25 0-41-11 0 0-17-11-17-36l24 4c0 0 1 11 10 17 0 0 8 6 24 6 0 0 20 0 29-8 0 0 9-8 11-19 0 0 2-11 2-31 0 0-16 19-42 19 0 0-28 0-46-21 0 0-17-21-17-54 0 0 0-32 17-53 0 0 17-22 46-22 0 0 27 0 44 21v-17h23zM659 184c0 0 17 0 30-13 0 0 12-13 12-42 0 0 0-26-12-40 0 0-12-14-30-14 0 0-17 0-29 14 0 0-10 14-10 39 0 0 0 29 11 42 0 0 12 14 28 14zM827 143h-76v-25h76zM942 204h-25v-158c0 0-18 18-50 30v-24c0 0 44-21 59-52h16zM1030 100c0 0 17-27 49-27 0 0 25 0 42 18 0 0 17 19 17 47 0 0 0 29-17 49 0 0-17 20-46 20 0 0-29 0-49-21 0 0-21-22-21-77 0 0 0-54 19-81 0 0 18-28 53-28 0 0 23 0 39 13 0 0 16 13 19 38l-25 3c0 0-7-34-34-34 0 0-19 0-33 20 0 0-13 19-13 60zM1075 187c0 0 16 0 27-14 0 0 11-14 11-33 0 0 0-20-11-32 0 0-11-13-28-13 0 0-17 0-28 12 0 0-12 12-12 31 0 0 0 20 11 35 0 0 12 14 30 14z">
          <text:p/>
        </draw:path>
        <draw:polygon draw:style-name="gr2" draw:text-style-name="P2" draw:layer="layout" svg:width="0.593cm" svg:height="0.564cm" svg:x="37.196cm" svg:y="1.834cm" svg:viewBox="0 0 594 565" draw:points="0,0 594,0 594,565 0,565">
          <text:p/>
        </draw:polygon>
        <draw:path draw:style-name="gr3" draw:text-style-name="P3" draw:layer="layout" svg:width="0.161cm" svg:height="0.209cm" svg:x="37.411cm" svg:y="1.981cm" svg:viewBox="0 0 162 210" svg:d="M130 62c0 0-1-19-14-28 0 0-13-10-36-10 0 0-21 0-34 7 0 0-12 8-12 23 0 0 0 13 10 19 0 0 10 7 38 13 0 0 25 6 42 12 0 0 16 5 27 18 0 0 11 12 11 32 0 0 0 26-20 44 0 0-21 18-56 18 0 0-42 0-63-20 0 0-21-19-23-50l26-2c0 0 1 25 18 36 0 0 17 11 41 11 0 0 23 0 38-10 0 0 13-9 13-25 0 0 0-16-14-24 0 0-16-7-49-15 0 0-35-7-50-20 0 0-15-14-15-35 0 0 0-25 19-40 0 0 19-16 52-16 0 0 35 0 55 16 0 0 21 15 22 44z">
          <text:p/>
        </draw:path>
        <draw:polygon draw:style-name="gr2" draw:text-style-name="P2" draw:layer="layout" svg:width="0.593cm" svg:height="0.564cm" svg:x="37.789cm" svg:y="1.834cm" svg:viewBox="0 0 594 565" draw:points="0,0 594,0 594,565 0,565">
          <text:p/>
        </draw:polygon>
        <draw:path draw:style-name="gr3" draw:text-style-name="P3" draw:layer="layout" svg:width="0.192cm" svg:height="0.202cm" svg:x="37.989cm" svg:y="1.984cm" svg:viewBox="0 0 193 203" svg:d="M193 203h-25v-170l-60 170h-24l-57-172h-1v172h-26v-203h40l48 144c0 0 8 24 9 30h1c0 0 4-11 11-32l49-142h35z">
          <text:p/>
        </draw:path>
        <draw:polygon draw:style-name="gr2" draw:text-style-name="P2" draw:layer="layout" svg:width="0.592cm" svg:height="0.564cm" svg:x="38.382cm" svg:y="1.834cm" svg:viewBox="0 0 593 565" draw:points="0,0 593,0 593,565 0,565">
          <text:p/>
        </draw:polygon>
        <draw:polygon draw:style-name="gr3" draw:text-style-name="P3" draw:layer="layout" svg:width="0.16cm" svg:height="0.202cm" svg:x="38.598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38.974cm" svg:y="1.834cm" svg:viewBox="0 0 594 565" draw:points="0,0 594,0 594,565 0,565">
          <text:p/>
        </draw:polygon>
        <draw:path draw:style-name="gr3" draw:text-style-name="P3" draw:layer="layout" svg:width="0.26cm" svg:height="0.202cm" svg:x="39.141cm" svg:y="1.984cm" svg:viewBox="0 0 261 203" svg:d="M261 0l-56 203h-25l-44-160c0 0-4-12-5-18l-6 24-44 154h-27l-54-203h27l31 133c0 0 6 27 8 39l1 3c0 0 6-26 9-37l39-138h33l29 103c0 0 10 39 15 72 0 0 3-16 10-45l32-130z">
          <text:p/>
        </draw:path>
        <draw:polygon draw:style-name="gr2" draw:text-style-name="P2" draw:layer="layout" svg:width="0.593cm" svg:height="0.564cm" svg:x="39.567cm" svg:y="1.834cm" svg:viewBox="0 0 594 565" draw:points="0,0 594,0 594,565 0,565">
          <text:p/>
        </draw:polygon>
        <draw:polygon draw:style-name="gr3" draw:text-style-name="P3" draw:layer="layout" svg:width="0.16cm" svg:height="0.202cm" svg:x="39.783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40.16cm" svg:y="1.834cm" svg:viewBox="0 0 593 565" draw:points="0,0 593,0 593,565 0,565">
          <text:p/>
        </draw:polygon>
        <draw:polygon draw:style-name="gr3" draw:text-style-name="P3" draw:layer="layout" svg:width="0.136cm" svg:height="0.202cm" svg:x="40.393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40.752cm" svg:y="1.834cm" svg:viewBox="0 0 594 565" draw:points="0,0 594,0 594,565 0,565">
          <text:p/>
        </draw:polygon>
        <draw:path draw:style-name="gr3" draw:text-style-name="P3" draw:layer="layout" svg:width="0.161cm" svg:height="0.209cm" svg:x="40.967cm" svg:y="1.981cm" svg:viewBox="0 0 162 210" svg:d="M130 62c0 0-1-19-14-28 0 0-12-10-35-10 0 0-22 0-35 7 0 0-12 8-12 23 0 0 0 13 10 19 0 0 10 7 39 13 0 0 25 6 41 12 0 0 16 5 27 18 0 0 11 12 11 32 0 0 0 26-20 44 0 0-21 18-55 18 0 0-43 0-64-20 0 0-21-19-23-50l26-2c0 0 1 25 18 36 0 0 17 11 42 11 0 0 23 0 37-10 0 0 13-9 13-25 0 0 0-16-14-24 0 0-15-7-48-15 0 0-36-7-51-20 0 0-15-14-15-35 0 0 0-25 19-40 0 0 19-16 53-16 0 0 34 0 54 16 0 0 21 15 22 44z">
          <text:p/>
        </draw:path>
        <draw:polygon draw:style-name="gr2" draw:text-style-name="P2" draw:layer="layout" svg:width="4.149cm" svg:height="0.564cm" svg:x="37.789cm" svg:y="1.27cm" svg:viewBox="0 0 4150 565" draw:points="0,0 4150,0 4150,565 0,565">
          <text:p/>
        </draw:polygon>
        <draw:path draw:style-name="gr3" draw:text-style-name="P3" draw:layer="layout" svg:width="1.274cm" svg:height="0.262cm" svg:x="39.236cm" svg:y="1.419cm" svg:viewBox="0 0 1275 263" svg:d="M74 204h-24v-158c0 0-19 18-50 30v-24c0 0 42-21 58-52h16zM170 83c0 0 19-13 38-13 0 0 26 0 44 18 0 0 19 18 19 47 0 0 0 30-19 51 0 0-19 21-50 21 0 0-25 0-43-14 0 0-19-14-22-42l26-2c0 0 3 19 14 28 0 0 10 10 25 10 0 0 19 0 31-14 0 0 11-15 11-35 0 0 0-22-12-34 0 0-12-12-30-12 0 0-24 0-37 19l-23-2 19-105h101v25h-81zM367 143h-75v-25h75zM565 204h-30l-24-61h-84l-23 61h-28l78-203h28zM503 121c0 0-25-65-28-74 0 0-3-9-7-24h-1c0 0-4 20-10 38l-23 60zM702 204h-22v-22h-1c0 0-17 25-46 25 0 0-15 0-28-7 0 0-13-7-17-19 0 0-5-13-5-32v-91h25v81c0 0 0 19 2 28 0 0 2 8 10 13 0 0 7 6 18 6 0 0 14 0 27-10 0 0 12-9 12-40v-78h25zM860 184c0 0 0 32-6 47 0 0-6 15-22 24 0 0-16 8-38 8 0 0-25 0-41-11 0 0-17-11-17-36l24 4c0 0 2 11 10 17 0 0 8 6 24 6 0 0 19 0 28-8 0 0 9-8 11-19 0 0 2-11 2-31 0 0-16 19-41 19 0 0-28 0-46-21 0 0-17-21-17-54 0 0 0-32 17-53 0 0 17-22 47-22 0 0 25 0 42 21v-17h23zM797 184c0 0 16 0 28-13 0 0 12-13 12-42 0 0 0-26-12-40 0 0-11-14-29-14 0 0-17 0-28 14 0 0-11 14-11 39 0 0 0 29 11 42 0 0 12 14 29 14zM964 143h-76v-25h76zM1079 204h-24v-158c0 0-19 18-50 30v-24c0 0 42-21 58-52h16zM1167 100c0 0 17-27 49-27 0 0 25 0 42 18 0 0 17 19 17 47 0 0 0 29-17 49 0 0-17 20-46 20 0 0-29 0-49-21 0 0-21-22-21-77 0 0 0-54 19-81 0 0 18-28 53-28 0 0 23 0 39 13 0 0 16 13 19 38l-25 3c0 0-7-34-34-34 0 0-19 0-33 20 0 0-13 19-13 60zM1212 187c0 0 17 0 27-14 0 0 11-14 11-33 0 0 0-20-11-32 0 0-10-13-28-13 0 0-16 0-28 12 0 0-12 12-12 31 0 0 0 20 12 35 0 0 11 14 29 14z">
          <text:p/>
        </draw:path>
        <draw:polygon draw:style-name="gr2" draw:text-style-name="P2" draw:layer="layout" svg:width="0.593cm" svg:height="0.564cm" svg:x="41.345cm" svg:y="1.834cm" svg:viewBox="0 0 594 565" draw:points="0,0 594,0 594,565 0,565">
          <text:p/>
        </draw:polygon>
        <draw:path draw:style-name="gr3" draw:text-style-name="P3" draw:layer="layout" svg:width="0.161cm" svg:height="0.209cm" svg:x="41.56cm" svg:y="1.981cm" svg:viewBox="0 0 162 210" svg:d="M130 62c0 0-2-19-15-28 0 0-12-10-35-10 0 0-21 0-34 7 0 0-13 8-13 23 0 0 0 13 10 19 0 0 10 7 38 13 0 0 25 6 42 12 0 0 16 5 27 18 0 0 12 12 12 32 0 0 0 26-21 44 0 0-22 18-55 18 0 0-42 0-64-20 0 0-21-19-22-50l25-2c0 0 2 25 19 36 0 0 17 11 41 11 0 0 22 0 37-10 0 0 14-9 14-25 0 0 0-16-14-24 0 0-16-7-50-15 0 0-34-7-49-20 0 0-15-14-15-35 0 0 0-25 19-40 0 0 19-16 52-16 0 0 33 0 55 16 0 0 20 15 21 44z">
          <text:p/>
        </draw:path>
        <draw:polygon draw:style-name="gr2" draw:text-style-name="P2" draw:layer="layout" svg:width="0.592cm" svg:height="0.564cm" svg:x="41.938cm" svg:y="1.834cm" svg:viewBox="0 0 593 565" draw:points="0,0 593,0 593,565 0,565">
          <text:p/>
        </draw:polygon>
        <draw:path draw:style-name="gr3" draw:text-style-name="P3" draw:layer="layout" svg:width="0.192cm" svg:height="0.202cm" svg:x="42.138cm" svg:y="1.984cm" svg:viewBox="0 0 193 203" svg:d="M193 203h-26v-170h-1l-58 170h-24l-58-172v172h-26v-203h40l48 144c0 0 8 24 9 30 0 0 4-11 11-32l49-142h36z">
          <text:p/>
        </draw:path>
        <draw:polygon draw:style-name="gr2" draw:text-style-name="P2" draw:layer="layout" svg:width="0.593cm" svg:height="0.564cm" svg:x="42.53cm" svg:y="1.834cm" svg:viewBox="0 0 594 565" draw:points="0,0 594,0 594,565 0,565">
          <text:p/>
        </draw:polygon>
        <draw:polygon draw:style-name="gr3" draw:text-style-name="P3" draw:layer="layout" svg:width="0.16cm" svg:height="0.202cm" svg:x="42.747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43.123cm" svg:y="1.834cm" svg:viewBox="0 0 594 565" draw:points="0,0 594,0 594,565 0,565">
          <text:p/>
        </draw:polygon>
        <draw:path draw:style-name="gr3" draw:text-style-name="P3" draw:layer="layout" svg:width="0.26cm" svg:height="0.202cm" svg:x="43.29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43.716cm" svg:y="1.834cm" svg:viewBox="0 0 593 565" draw:points="0,0 593,0 593,565 0,565">
          <text:p/>
        </draw:polygon>
        <draw:polygon draw:style-name="gr3" draw:text-style-name="P3" draw:layer="layout" svg:width="0.16cm" svg:height="0.202cm" svg:x="43.932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44.308cm" svg:y="1.834cm" svg:viewBox="0 0 594 565" draw:points="0,0 594,0 594,565 0,565">
          <text:p/>
        </draw:polygon>
        <draw:polygon draw:style-name="gr3" draw:text-style-name="P3" draw:layer="layout" svg:width="0.136cm" svg:height="0.202cm" svg:x="44.541cm" svg:y="1.984cm" svg:viewBox="0 0 137 203" draw:points="137,24 27,24 27,87 122,87 122,111 27,111 27,203 0,203 0,0 137,0">
          <text:p/>
        </draw:polygon>
        <draw:polygon draw:style-name="gr2" draw:text-style-name="P2" draw:layer="layout" svg:width="0.593cm" svg:height="0.564cm" svg:x="44.901cm" svg:y="1.834cm" svg:viewBox="0 0 594 565" draw:points="0,0 594,0 594,565 0,565">
          <text:p/>
        </draw:polygon>
        <draw:path draw:style-name="gr3" draw:text-style-name="P3" draw:layer="layout" svg:width="0.161cm" svg:height="0.209cm" svg:x="45.116cm" svg:y="1.981cm" svg:viewBox="0 0 162 210" svg:d="M130 62c0 0-2-19-14-28 0 0-12-10-36-10 0 0-21 0-34 7 0 0-13 8-13 23 0 0 0 13 10 19 0 0 10 7 38 13 0 0 27 6 42 12 0 0 16 5 27 18 0 0 12 12 12 32 0 0 0 26-21 44 0 0-21 18-54 18 0 0-43 0-65-20 0 0-21-19-22-50l25-2c0 0 2 25 19 36 0 0 17 11 42 11 0 0 22 0 36-10 0 0 14-9 14-25 0 0 0-16-14-24 0 0-15-7-50-15 0 0-34-7-49-20 0 0-15-14-15-35 0 0 0-25 19-40 0 0 19-16 52-16 0 0 34 0 55 16 0 0 20 15 21 44z">
          <text:p/>
        </draw:path>
        <draw:polygon draw:style-name="gr2" draw:text-style-name="P2" draw:layer="layout" svg:width="4.148cm" svg:height="0.564cm" svg:x="41.938cm" svg:y="1.27cm" svg:viewBox="0 0 4149 565" draw:points="0,0 4149,0 4149,565 0,565">
          <text:p/>
        </draw:polygon>
        <draw:path draw:style-name="gr3" draw:text-style-name="P3" draw:layer="layout" svg:width="1.297cm" svg:height="0.262cm" svg:x="43.362cm" svg:y="1.419cm" svg:viewBox="0 0 1298 263" svg:d="M135 204h-135c0 0 0-17 12-35 0 0 12-17 44-43 0 0 20-17 37-34 0 0 15-18 15-36 0 0 0-15-10-25 0 0-12-11-29-11 0 0-16 0-27 12 0 0-12 10-12 30l-26-3c0 0 3-28 21-44 0 0 18-15 45-15 0 0 31 0 47 16 0 0 17 18 17 41 0 0 0 20-14 40 0 0-14 19-57 53 0 0-21 17-29 30h101zM292 204h-134c0 0 0-17 12-35 0 0 12-17 44-43 0 0 20-17 36-34 0 0 15-18 15-36 0 0 0-15-10-25 0 0-11-11-28-11 0 0-16 0-27 12 0 0-12 10-12 30l-26-3c0 0 3-28 21-44 0 0 18-15 45-15 0 0 30 0 46 16 0 0 17 18 17 41 0 0 0 20-14 40 0 0-14 19-56 53 0 0-21 17-29 30h100zM391 143h-76v-25h76zM589 204h-31l-23-61h-85l-22 61h-28l77-203h29zM527 121c0 0-25-65-28-74 0 0-4-9-7-24h-1c0 0-4 20-11 38l-22 60zM725 204h-22v-22c0 0-17 25-46 25 0 0-15 0-29-7 0 0-13-7-17-19 0 0-4-13-4-32v-91h25v81c0 0 0 19 1 28 0 0 2 8 10 13 0 0 8 6 19 6 0 0 14 0 26-10 0 0 13-9 13-40v-78h24zM884 184c0 0 0 32-6 47 0 0-6 15-22 24 0 0-16 8-38 8 0 0-25 0-42-11 0 0-16-11-16-36l24 4c0 0 1 11 10 17 0 0 8 6 23 6 0 0 20 0 29-8 0 0 9-8 11-19 0 0 1-11 1-31 0 0-15 19-40 19 0 0-29 0-46-21 0 0-17-21-17-54 0 0 0-32 17-53 0 0 16-22 46-22 0 0 26 0 42 21h1v-17h23zM820 184c0 0 16 0 28-13 0 0 13-13 13-42 0 0 0-26-12-40 0 0-12-14-29-14 0 0-18 0-29 14 0 0-11 14-11 39 0 0 0 29 12 42 0 0 11 14 28 14zM987 143h-76v-25h76zM1102 204h-25v-158c0 0-18 18-50 30v-24c0 0 43-21 59-52h16zM1190 100c0 0 17-27 49-27 0 0 24 0 42 18 0 0 17 19 17 47 0 0 0 29-17 49 0 0-18 20-46 20 0 0-29 0-49-21 0 0-21-22-21-77 0 0 0-54 18-81 0 0 19-28 54-28 0 0 23 0 38 13 0 0 16 13 20 38l-25 3c0 0-7-34-34-34 0 0-19 0-33 20 0 0-14 19-14 60zM1235 187c0 0 16 0 27-14 0 0 11-14 11-33 0 0 0-20-11-32 0 0-11-13-29-13 0 0-16 0-28 12 0 0-11 12-11 31 0 0 0 20 11 35 0 0 12 14 30 14z">
          <text:p/>
        </draw:path>
        <draw:polygon draw:style-name="gr2" draw:text-style-name="P2" draw:layer="layout" svg:width="0.592cm" svg:height="0.564cm" svg:x="45.494cm" svg:y="1.834cm" svg:viewBox="0 0 593 565" draw:points="0,0 593,0 593,565 0,565">
          <text:p/>
        </draw:polygon>
        <draw:path draw:style-name="gr3" draw:text-style-name="P3" draw:layer="layout" svg:width="0.16cm" svg:height="0.209cm" svg:x="45.709cm" svg:y="1.981cm" svg:viewBox="0 0 161 210" svg:d="M129 62c0 0-2-19-14-28 0 0-12-10-35-10 0 0-21 0-34 7 0 0-13 8-13 23 0 0 0 13 10 19 0 0 10 7 38 13 0 0 25 6 41 12 0 0 17 5 28 18 0 0 11 12 11 32 0 0 0 26-20 44 0 0-22 18-55 18 0 0-43 0-64-20 0 0-21-19-22-50l25-2c0 0 2 25 19 36 0 0 17 11 41 11 0 0 22 0 36-10 0 0 15-9 15-25 0 0 0-16-16-24 0 0-14-7-48-15 0 0-34-7-50-20 0 0-14-14-14-35 0 0 0-25 19-40 0 0 19-16 52-16 0 0 33 0 55 16 0 0 20 15 21 44z">
          <text:p/>
        </draw:path>
        <draw:polygon draw:style-name="gr2" draw:text-style-name="P2" draw:layer="layout" svg:width="0.593cm" svg:height="0.564cm" svg:x="46.086cm" svg:y="1.834cm" svg:viewBox="0 0 594 565" draw:points="0,0 594,0 594,565 0,565">
          <text:p/>
        </draw:polygon>
        <draw:path draw:style-name="gr3" draw:text-style-name="P3" draw:layer="layout" svg:width="0.192cm" svg:height="0.202cm" svg:x="46.287cm" svg:y="1.984cm" svg:viewBox="0 0 193 203" svg:d="M193 203h-26v-170l-58 170h-24l-59-172h-1v172h-25v-203h41l48 144c0 0 7 24 9 30 0 0 4-11 11-32l48-142h36z">
          <text:p/>
        </draw:path>
        <draw:polygon draw:style-name="gr2" draw:text-style-name="P2" draw:layer="layout" svg:width="0.593cm" svg:height="0.564cm" svg:x="46.679cm" svg:y="1.834cm" svg:viewBox="0 0 594 565" draw:points="0,0 594,0 594,565 0,565">
          <text:p/>
        </draw:polygon>
        <draw:polygon draw:style-name="gr3" draw:text-style-name="P3" draw:layer="layout" svg:width="0.16cm" svg:height="0.202cm" svg:x="46.895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47.272cm" svg:y="1.834cm" svg:viewBox="0 0 593 565" draw:points="0,0 593,0 593,565 0,565">
          <text:p/>
        </draw:polygon>
        <draw:path draw:style-name="gr3" draw:text-style-name="P3" draw:layer="layout" svg:width="0.26cm" svg:height="0.202cm" svg:x="47.438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47.864cm" svg:y="1.834cm" svg:viewBox="0 0 594 565" draw:points="0,0 594,0 594,565 0,565">
          <text:p/>
        </draw:polygon>
        <draw:polygon draw:style-name="gr3" draw:text-style-name="P3" draw:layer="layout" svg:width="0.16cm" svg:height="0.202cm" svg:x="48.081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48.457cm" svg:y="1.834cm" svg:viewBox="0 0 594 565" draw:points="0,0 594,0 594,565 0,565">
          <text:p/>
        </draw:polygon>
        <draw:polygon draw:style-name="gr3" draw:text-style-name="P3" draw:layer="layout" svg:width="0.136cm" svg:height="0.202cm" svg:x="48.69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49.05cm" svg:y="1.834cm" svg:viewBox="0 0 593 565" draw:points="0,0 593,0 593,565 0,565">
          <text:p/>
        </draw:polygon>
        <draw:path draw:style-name="gr3" draw:text-style-name="P3" draw:layer="layout" svg:width="0.16cm" svg:height="0.209cm" svg:x="49.265cm" svg:y="1.981cm" svg:viewBox="0 0 161 210" svg:d="M130 62c0 0-2-19-14-28 0 0-12-10-36-10 0 0-21 0-34 7 0 0-13 8-13 23 0 0 0 13 10 19 0 0 10 7 38 13 0 0 26 6 42 12 0 0 16 5 27 18 0 0 11 12 11 32 0 0 0 26-20 44 0 0-21 18-55 18 0 0-43 0-64-20 0 0-21-19-22-50l25-2c0 0 2 25 19 36 0 0 17 11 41 11 0 0 23 0 37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4.149cm" svg:height="0.564cm" svg:x="46.086cm" svg:y="1.27cm" svg:viewBox="0 0 4150 565" draw:points="0,0 4150,0 4150,565 0,565">
          <text:p/>
        </draw:polygon>
        <draw:path draw:style-name="gr3" draw:text-style-name="P3" draw:layer="layout" svg:width="1.297cm" svg:height="0.262cm" svg:x="47.511cm" svg:y="1.419cm" svg:viewBox="0 0 1298 263" svg:d="M133 204h-133c0 0 0-17 12-35 0 0 11-17 44-43 0 0 20-17 36-34 0 0 16-18 16-36 0 0 0-15-11-25 0 0-11-11-28-11 0 0-17 0-28 12 0 0-11 10-11 30l-26-3c0 0 3-28 21-44 0 0 17-15 45-15 0 0 29 0 46 16 0 0 17 18 17 41 0 0 0 20-14 40 0 0-14 19-56 53 0 0-22 17-29 30h99zM267 109c0 0-7 12-20 19 0 0-12 7-27 7 0 0-25 0-43-18 0 0-17-18-17-48 0 0 0-30 18-50 0 0 17-19 46-19 0 0 27 0 48 23 0 0 21 22 21 76 0 0 0 54-19 81 0 0-19 27-54 27 0 0-23 0-38-12 0 0-15-13-18-38l23-2c0 0 6 32 34 32 0 0 23 0 35-21 0 0 12-21 12-57zM226 114c0 0 18 0 29-13 0 0 10-13 10-33 0 0 0-20-11-33 0 0-11-15-28-15 0 0-17 0-29 16 0 0-12 14-12 34 0 0 0 19 12 32 0 0 11 12 29 12zM390 143h-76v-25h76zM587 204h-30l-24-61h-84l-22 61h-28l77-203h29zM525 121c0 0-25-65-28-74 0 0-3-9-7-24 0 0-4 20-11 38l-23 60zM724 204h-22v-22c0 0-17 25-47 25 0 0-15 0-28-7 0 0-13-7-17-19 0 0-4-13-4-32v-91h24v81c0 0 0 19 2 28 0 0 2 8 10 13 0 0 8 6 19 6 0 0 14 0 26-10 0 0 12-9 12-40v-78h25zM883 184c0 0 0 32-7 47 0 0-6 15-22 24 0 0-16 8-38 8 0 0-24 0-41-11 0 0-17-11-17-36l25 4c0 0 1 11 9 17 0 0 9 6 24 6 0 0 19 0 28-8 0 0 9-8 11-19 0 0 2-11 2-31 0 0-16 19-40 19 0 0-29 0-46-21 0 0-18-21-18-54 0 0 0-32 17-53 0 0 17-22 47-22 0 0 26 0 42 21h1v-17h23zM819 184c0 0 16 0 28-13 0 0 12-13 12-42 0 0 0-26-11-40 0 0-12-14-29-14 0 0-18 0-29 14 0 0-11 14-11 39 0 0 0 29 11 42 0 0 12 14 29 14zM986 143h-76v-25h76zM1101 204h-25v-158c0 0-19 18-50 30v-24c0 0 43-21 59-52h16zM1190 100c0 0 17-27 48-27 0 0 25 0 42 18 0 0 18 19 18 47 0 0 0 29-18 49 0 0-17 20-45 20 0 0-29 0-50-21 0 0-20-22-20-77 0 0 0-54 18-81 0 0 19-28 54-28 0 0 23 0 38 13 0 0 16 13 20 38l-26 3c0 0-6-34-34-34 0 0-18 0-32 20 0 0-14 19-14 60zM1234 187c0 0 17 0 28-14 0 0 10-14 10-33 0 0 0-20-10-32 0 0-11-13-29-13 0 0-16 0-28 12 0 0-12 12-12 31 0 0 0 20 12 35 0 0 12 14 29 14z">
          <text:p/>
        </draw:path>
        <draw:polygon draw:style-name="gr2" draw:text-style-name="P2" draw:layer="layout" svg:width="0.593cm" svg:height="0.564cm" svg:x="49.642cm" svg:y="1.834cm" svg:viewBox="0 0 594 565" draw:points="0,0 594,0 594,565 0,565">
          <text:p/>
        </draw:polygon>
        <draw:path draw:style-name="gr3" draw:text-style-name="P3" draw:layer="layout" svg:width="0.161cm" svg:height="0.209cm" svg:x="49.857cm" svg:y="1.981cm" svg:viewBox="0 0 162 210" svg:d="M129 62c0 0-1-19-14-28 0 0-12-10-35-10 0 0-21 0-34 7 0 0-12 8-12 23 0 0 0 13 10 19 0 0 10 7 38 13 0 0 25 6 41 12 0 0 16 5 28 18 0 0 11 12 11 32 0 0 0 26-21 44 0 0-21 18-55 18 0 0-42 0-63-20 0 0-21-19-23-50l26-2c0 0 1 25 18 36 0 0 17 11 41 11 0 0 23 0 37-10 0 0 14-9 14-25 0 0 0-16-15-24 0 0-15-7-48-15 0 0-35-7-50-20 0 0-15-14-15-35 0 0 0-25 19-40 0 0 19-16 52-16 0 0 34 0 54 16 0 0 22 15 23 44z">
          <text:p/>
        </draw:path>
        <draw:polygon draw:style-name="gr2" draw:text-style-name="P2" draw:layer="layout" svg:width="0.593cm" svg:height="0.564cm" svg:x="50.235cm" svg:y="1.834cm" svg:viewBox="0 0 594 565" draw:points="0,0 594,0 594,565 0,565">
          <text:p/>
        </draw:polygon>
        <draw:path draw:style-name="gr3" draw:text-style-name="P3" draw:layer="layout" svg:width="0.192cm" svg:height="0.202cm" svg:x="50.435cm" svg:y="1.984cm" svg:viewBox="0 0 193 203" svg:d="M193 203h-25v-170l-59 170h-25l-57-172h-1v172h-26v-203h40l49 144c0 0 8 24 9 30h1c0 0 4-11 11-32l48-142h35z">
          <text:p/>
        </draw:path>
        <draw:polygon draw:style-name="gr2" draw:text-style-name="P2" draw:layer="layout" svg:width="0.592cm" svg:height="0.564cm" svg:x="50.828cm" svg:y="1.834cm" svg:viewBox="0 0 593 565" draw:points="0,0 593,0 593,565 0,565">
          <text:p/>
        </draw:polygon>
        <draw:polygon draw:style-name="gr3" draw:text-style-name="P3" draw:layer="layout" svg:width="0.16cm" svg:height="0.202cm" svg:x="51.044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51.42cm" svg:y="1.834cm" svg:viewBox="0 0 594 565" draw:points="0,0 594,0 594,565 0,565">
          <text:p/>
        </draw:polygon>
        <draw:path draw:style-name="gr3" draw:text-style-name="P3" draw:layer="layout" svg:width="0.26cm" svg:height="0.202cm" svg:x="51.587cm" svg:y="1.984cm" svg:viewBox="0 0 261 203" svg:d="M261 0l-56 203h-25l-44-160c0 0-4-12-5-18l-6 24-44 154h-27l-54-203h27l31 133c0 0 6 27 8 39l1 3c0 0 6-26 9-37l39-138h33l28 103c0 0 11 39 16 72 0 0 3-16 10-45l32-130z">
          <text:p/>
        </draw:path>
        <draw:polygon draw:style-name="gr2" draw:text-style-name="P2" draw:layer="layout" svg:width="0.593cm" svg:height="0.564cm" svg:x="52.013cm" svg:y="1.834cm" svg:viewBox="0 0 594 565" draw:points="0,0 594,0 594,565 0,565">
          <text:p/>
        </draw:polygon>
        <draw:polygon draw:style-name="gr3" draw:text-style-name="P3" draw:layer="layout" svg:width="0.16cm" svg:height="0.202cm" svg:x="52.229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52.606cm" svg:y="1.834cm" svg:viewBox="0 0 593 565" draw:points="0,0 593,0 593,565 0,565">
          <text:p/>
        </draw:polygon>
        <draw:polygon draw:style-name="gr3" draw:text-style-name="P3" draw:layer="layout" svg:width="0.136cm" svg:height="0.202cm" svg:x="52.839cm" svg:y="1.984cm" svg:viewBox="0 0 137 203" draw:points="137,24 26,24 26,87 121,87 121,111 26,111 26,203 0,203 0,0 137,0">
          <text:p/>
        </draw:polygon>
        <draw:polygon draw:style-name="gr2" draw:text-style-name="P2" draw:layer="layout" svg:width="0.593cm" svg:height="0.564cm" svg:x="53.198cm" svg:y="1.834cm" svg:viewBox="0 0 594 565" draw:points="0,0 594,0 594,565 0,565">
          <text:p/>
        </draw:polygon>
        <draw:path draw:style-name="gr3" draw:text-style-name="P3" draw:layer="layout" svg:width="0.161cm" svg:height="0.209cm" svg:x="53.413cm" svg:y="1.981cm" svg:viewBox="0 0 162 210" svg:d="M130 62c0 0-1-19-14-28 0 0-13-10-36-10 0 0-21 0-34 7 0 0-12 8-12 23 0 0 0 13 10 19 0 0 10 7 38 13 0 0 26 6 42 12 0 0 16 5 27 18 0 0 11 12 11 32 0 0 0 26-20 44 0 0-21 18-56 18 0 0-42 0-63-20 0 0-21-19-23-50l26-2c0 0 1 25 18 36 0 0 17 11 41 11 0 0 24 0 38-10 0 0 13-9 13-25 0 0 0-16-14-24 0 0-16-7-49-15 0 0-35-7-50-20 0 0-15-14-15-35 0 0 0-25 19-40 0 0 19-16 52-16 0 0 35 0 55 16 0 0 21 15 22 44z">
          <text:p/>
        </draw:path>
        <draw:polygon draw:style-name="gr2" draw:text-style-name="P2" draw:layer="layout" svg:width="4.149cm" svg:height="0.564cm" svg:x="50.235cm" svg:y="1.27cm" svg:viewBox="0 0 4150 565" draw:points="0,0 4150,0 4150,565 0,565">
          <text:p/>
        </draw:polygon>
        <draw:path draw:style-name="gr3" draw:text-style-name="P3" draw:layer="layout" svg:width="1.137cm" svg:height="0.261cm" svg:x="51.741cm" svg:y="1.417cm" svg:viewBox="0 0 1138 262" svg:d="M33 85c0 0 18-13 38-13 0 0 25 0 44 18 0 0 19 18 19 47 0 0 0 30-19 51 0 0-19 21-50 21 0 0-25 0-44-14 0 0-18-14-21-42l26-2c0 0 3 19 13 28 0 0 10 10 26 10 0 0 19 0 30-14 0 0 12-15 12-35 0 0 0-22-12-34 0 0-12-12-31-12 0 0-24 0-36 19l-24-2 20-105h100v25h-81zM230 145h-76v-25h76zM380 63c0 0-1-19-13-29 0 0-13-9-36-9 0 0-20 0-33 7 0 0-13 8-13 23 0 0 0 13 10 19 0 0 10 7 38 13 0 0 25 5 41 11 0 0 16 6 27 18 0 0 11 12 11 33 0 0 0 26-20 43 0 0-21 17-54 17 0 0-43 0-64-19 0 0-21-19-22-49l25-2c0 0 2 24 19 35 0 0 17 11 41 11 0 0 22 0 36-9 0 0 14-9 14-25 0 0 0-17-15-24 0 0-14-8-48-15 0 0-34-7-49-21 0 0-16-13-16-35 0 0 0-24 19-41 0 0 19-15 52-15 0 0 34 0 55 15 0 0 20 17 21 46zM573 139h-109c0 0 1 24 13 37 0 0 13 13 31 13 0 0 14 0 24-7 0 0 10-8 15-23l25 3c0 0-6 23-23 35 0 0-16 12-41 12 0 0-33 0-51-20 0 0-19-20-19-55 0 0 0-35 18-56 0 0 18-22 51-22 0 0 16 0 31 7 0 0 15 7 25 24 0 0 10 17 10 52zM548 119c0 0-2-23-14-32 0 0-13-10-27-10 0 0-18 0-29 11 0 0-11 12-13 31zM626 79c0 0 14-23 42-23 0 0 29 0 46 21 0 0 16 21 16 54 0 0 0 36-18 57 0 0-19 21-46 21 0 0-23 0-37-18h-1v71h-25v-202h23zM665 189c0 0 17 0 29-14 0 0 11-15 11-44 0 0 0-26-11-41 0 0-11-14-28-14 0 0-18 0-29 16 0 0-11 16-11 42 0 0 0 27 10 41 0 0 11 14 29 14zM826 145h-76v-25h76zM941 206h-25v-158c0 0-18 18-50 30v-24c0 0 43-21 59-52h16zM1029 102c0 0 17-27 48-27 0 0 25 0 43 18 0 0 18 19 18 47 0 0 0 29-18 49 0 0-18 20-46 20 0 0-29 0-50-21 0 0-20-22-20-77 0 0 0-54 18-81 0 0 19-28 54-28 0 0 23 0 38 13 0 0 17 13 21 38l-26 3c0 0-7-33-34-33 0 0-19 0-33 19 0 0-14 19-14 60zM1073 189c0 0 17 0 28-14 0 0 11-14 11-33 0 0 0-20-11-32 0 0-11-13-28-13 0 0-17 0-29 12 0 0-12 12-12 31 0 0 0 20 12 35 0 0 12 14 29 14z">
          <text:p/>
        </draw:path>
        <draw:polygon draw:style-name="gr2" draw:text-style-name="P2" draw:layer="layout" svg:width="0.593cm" svg:height="0.564cm" svg:x="53.791cm" svg:y="1.834cm" svg:viewBox="0 0 594 565" draw:points="0,0 594,0 594,565 0,565">
          <text:p/>
        </draw:polygon>
        <draw:path draw:style-name="gr3" draw:text-style-name="P3" draw:layer="layout" svg:width="0.161cm" svg:height="0.209cm" svg:x="54.006cm" svg:y="1.981cm" svg:viewBox="0 0 162 210" svg:d="M129 62c0 0-2-19-14-28 0 0-12-10-35-10 0 0-21 0-34 7 0 0-13 8-13 23 0 0 0 13 10 19 0 0 10 7 38 13 0 0 26 6 41 12 0 0 16 5 27 18 0 0 13 12 13 32 0 0 0 26-22 44 0 0-21 18-54 18 0 0-42 0-64-20 0 0-21-19-22-50l25-2c0 0 2 25 19 36 0 0 17 11 41 11 0 0 22 0 36-10 0 0 14-9 14-25 0 0 0-16-14-24 0 0-15-7-49-15 0 0-34-7-49-20 0 0-15-14-15-35 0 0 0-25 19-40 0 0 19-16 52-16 0 0 33 0 54 16 0 0 20 15 22 44z">
          <text:p/>
        </draw:path>
        <draw:polygon draw:style-name="gr2" draw:text-style-name="P2" draw:layer="layout" svg:width="0.592cm" svg:height="0.564cm" svg:x="54.384cm" svg:y="1.834cm" svg:viewBox="0 0 593 565" draw:points="0,0 593,0 593,565 0,565">
          <text:p/>
        </draw:polygon>
        <draw:path draw:style-name="gr3" draw:text-style-name="P3" draw:layer="layout" svg:width="0.192cm" svg:height="0.202cm" svg:x="54.584cm" svg:y="1.984cm" svg:viewBox="0 0 193 203" svg:d="M193 203h-25v-170h-1l-59 170h-24l-58-172v172h-26v-203h40l48 144c0 0 8 24 9 30 0 0 4-11 11-32l49-142h36z">
          <text:p/>
        </draw:path>
        <draw:polygon draw:style-name="gr2" draw:text-style-name="P2" draw:layer="layout" svg:width="0.593cm" svg:height="0.564cm" svg:x="54.976cm" svg:y="1.834cm" svg:viewBox="0 0 594 565" draw:points="0,0 594,0 594,565 0,565">
          <text:p/>
        </draw:polygon>
        <draw:polygon draw:style-name="gr3" draw:text-style-name="P3" draw:layer="layout" svg:width="0.16cm" svg:height="0.202cm" svg:x="55.193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55.569cm" svg:y="1.834cm" svg:viewBox="0 0 594 565" draw:points="0,0 594,0 594,565 0,565">
          <text:p/>
        </draw:polygon>
        <draw:path draw:style-name="gr3" draw:text-style-name="P3" draw:layer="layout" svg:width="0.26cm" svg:height="0.202cm" svg:x="55.736cm" svg:y="1.984cm" svg:viewBox="0 0 261 203" svg:d="M261 0l-56 203h-26l-44-160c0 0-3-12-4-18h-1l-6 24-42 154h-28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56.162cm" svg:y="1.834cm" svg:viewBox="0 0 593 565" draw:points="0,0 593,0 593,565 0,565">
          <text:p/>
        </draw:polygon>
        <draw:polygon draw:style-name="gr3" draw:text-style-name="P3" draw:layer="layout" svg:width="0.16cm" svg:height="0.202cm" svg:x="56.378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56.754cm" svg:y="1.834cm" svg:viewBox="0 0 594 565" draw:points="0,0 594,0 594,565 0,565">
          <text:p/>
        </draw:polygon>
        <draw:polygon draw:style-name="gr3" draw:text-style-name="P3" draw:layer="layout" svg:width="0.136cm" svg:height="0.202cm" svg:x="56.987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57.347cm" svg:y="1.834cm" svg:viewBox="0 0 594 565" draw:points="0,0 594,0 594,565 0,565">
          <text:p/>
        </draw:polygon>
        <draw:path draw:style-name="gr3" draw:text-style-name="P3" draw:layer="layout" svg:width="0.161cm" svg:height="0.209cm" svg:x="57.562cm" svg:y="1.981cm" svg:viewBox="0 0 162 210" svg:d="M130 62c0 0-2-19-15-28 0 0-12-10-35-10 0 0-21 0-34 7 0 0-13 8-13 23 0 0 0 13 10 19 0 0 10 7 38 13 0 0 25 6 42 12 0 0 16 5 27 18 0 0 12 12 12 32 0 0 0 26-21 44 0 0-21 18-55 18 0 0-42 0-64-20 0 0-21-19-22-50l25-2c0 0 2 25 19 36 0 0 17 11 41 11 0 0 22 0 37-10 0 0 14-9 14-25 0 0 0-16-14-24 0 0-16-7-50-15 0 0-34-7-49-20 0 0-15-14-15-35 0 0 0-25 19-40 0 0 19-16 52-16 0 0 33 0 55 16 0 0 20 15 21 44z">
          <text:p/>
        </draw:path>
        <draw:polygon draw:style-name="gr2" draw:text-style-name="P2" draw:layer="layout" svg:width="4.148cm" svg:height="0.564cm" svg:x="54.384cm" svg:y="1.27cm" svg:viewBox="0 0 4149 565" draw:points="0,0 4149,0 4149,565 0,565">
          <text:p/>
        </draw:polygon>
        <draw:path draw:style-name="gr3" draw:text-style-name="P3" draw:layer="layout" svg:width="1.275cm" svg:height="0.261cm" svg:x="55.83cm" svg:y="1.417cm" svg:viewBox="0 0 1276 262" svg:d="M75 206h-25v-158c0 0-18 18-50 30v-24c0 0 43-21 59-52h16zM269 206h-134c0 0 0-17 12-35 0 0 12-17 44-43 0 0 20-17 36-34 0 0 15-18 15-36 0 0 0-15-10-25 0 0-11-10-28-10 0 0-16 0-27 11 0 0-12 10-12 30l-26-3c0 0 3-28 21-44 0 0 18-15 45-15 0 0 30 0 46 16 0 0 17 18 17 41 0 0 0 20-14 40 0 0-14 19-56 53 0 0-21 17-29 30h100zM368 145h-76v-25h76zM519 63c0 0-2-19-14-29 0 0-12-9-35-9 0 0-21 0-34 7 0 0-13 8-13 23 0 0 0 13 10 19 0 0 10 7 38 13 0 0 25 5 41 11 0 0 16 6 27 18 0 0 11 12 11 33 0 0 0 26-20 43 0 0-21 17-54 17 0 0-43 0-64-19 0 0-21-19-22-49l25-2c0 0 2 24 19 35 0 0 17 11 41 11 0 0 22 0 36-9 0 0 14-9 14-25 0 0 0-17-14-24 0 0-15-8-49-15 0 0-34-7-49-21 0 0-15-13-15-35 0 0 0-24 19-41 0 0 19-15 52-15 0 0 33 0 54 15 0 0 20 17 21 46zM711 139h-109c0 0 1 24 13 37 0 0 13 13 31 13 0 0 15 0 24-7 0 0 10-8 15-23l25 3c0 0-6 23-22 35 0 0-17 12-42 12 0 0-33 0-51-20 0 0-19-20-19-55 0 0 0-35 18-56 0 0 18-22 51-22 0 0 16 0 31 7 0 0 14 7 25 24 0 0 10 17 10 52zM686 119c0 0-2-23-14-32 0 0-13-10-27-10 0 0-18 0-29 11 0 0-11 12-13 31zM765 79c0 0 13-23 41-23 0 0 29 0 46 21 0 0 17 21 17 54 0 0 0 36-19 57 0 0-18 21-46 21 0 0-23 0-37-18h-1v71h-25v-202h23v19zM803 189c0 0 17 0 29-14 0 0 11-15 11-44 0 0 0-26-11-41 0 0-11-14-28-14 0 0-18 0-29 16 0 0-11 16-11 42 0 0 0 27 10 41 0 0 11 14 29 14zM965 145h-76v-25h76zM1080 206h-25v-158c0 0-18 18-50 30v-24c0 0 43-21 59-52h16zM1168 102c0 0 17-27 49-27 0 0 24 0 42 18 0 0 17 19 17 47 0 0 0 29-17 49 0 0-18 20-46 20 0 0-29 0-49-21 0 0-21-22-21-77 0 0 0-54 18-81 0 0 19-28 54-28 0 0 23 0 38 13 0 0 16 13 20 38l-25 3c0 0-7-33-34-33 0 0-19 0-33 19 0 0-14 19-14 60zM1213 189c0 0 16 0 27-14 0 0 11-14 11-33 0 0 0-20-11-32 0 0-11-13-29-13 0 0-16 0-28 12 0 0-11 12-11 31 0 0 0 20 11 35 0 0 12 14 30 14z">
          <text:p/>
        </draw:path>
        <draw:polygon draw:style-name="gr2" draw:text-style-name="P2" draw:layer="layout" svg:width="0.592cm" svg:height="0.564cm" svg:x="57.94cm" svg:y="1.834cm" svg:viewBox="0 0 593 565" draw:points="0,0 593,0 593,565 0,565">
          <text:p/>
        </draw:polygon>
        <draw:path draw:style-name="gr3" draw:text-style-name="P3" draw:layer="layout" svg:width="0.16cm" svg:height="0.209cm" svg:x="58.155cm" svg:y="1.981cm" svg:viewBox="0 0 161 210" svg:d="M130 62c0 0-2-19-14-28 0 0-12-10-35-10 0 0-21 0-34 7 0 0-13 8-13 23 0 0 0 13 10 19 0 0 10 7 38 13 0 0 25 6 41 12 0 0 16 5 27 18 0 0 11 12 11 32 0 0 0 26-20 44 0 0-21 18-54 18 0 0-43 0-64-20 0 0-22-19-23-50l26-2c0 0 2 25 19 36 0 0 17 11 41 11 0 0 22 0 36-10 0 0 14-9 14-25 0 0 0-16-15-24 0 0-14-7-48-15 0 0-34-7-50-20 0 0-14-14-14-35 0 0 0-25 19-40 0 0 19-16 52-16 0 0 33 0 54 16 0 0 20 15 21 44z">
          <text:p/>
        </draw:path>
        <draw:polygon draw:style-name="gr2" draw:text-style-name="P2" draw:layer="layout" svg:width="0.593cm" svg:height="0.564cm" svg:x="58.532cm" svg:y="1.834cm" svg:viewBox="0 0 594 565" draw:points="0,0 594,0 594,565 0,565">
          <text:p/>
        </draw:polygon>
        <draw:path draw:style-name="gr3" draw:text-style-name="P3" draw:layer="layout" svg:width="0.192cm" svg:height="0.202cm" svg:x="58.733cm" svg:y="1.984cm" svg:viewBox="0 0 193 203" svg:d="M193 203h-27v-170l-58 170h-24l-58-172h-1v172h-25v-203h40l48 144c0 0 7 24 9 30 0 0 4-11 11-32l48-142h37z">
          <text:p/>
        </draw:path>
        <draw:polygon draw:style-name="gr2" draw:text-style-name="P2" draw:layer="layout" svg:width="0.593cm" svg:height="0.564cm" svg:x="59.125cm" svg:y="1.834cm" svg:viewBox="0 0 594 565" draw:points="0,0 594,0 594,565 0,565">
          <text:p/>
        </draw:polygon>
        <draw:polygon draw:style-name="gr3" draw:text-style-name="P3" draw:layer="layout" svg:width="0.16cm" svg:height="0.202cm" svg:x="59.341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59.718cm" svg:y="1.834cm" svg:viewBox="0 0 593 565" draw:points="0,0 593,0 593,565 0,565">
          <text:p/>
        </draw:polygon>
        <draw:path draw:style-name="gr3" draw:text-style-name="P3" draw:layer="layout" svg:width="0.26cm" svg:height="0.202cm" svg:x="59.884cm" svg:y="1.984cm" svg:viewBox="0 0 261 203" svg:d="M261 0l-56 203h-25l-44-160c0 0-4-12-5-18l-6 24-43 154h-28l-54-203h28l31 133c0 0 6 27 8 39v3c0 0 6-26 10-37l39-138h32l29 103c0 0 11 39 15 72h1c0 0 3-16 10-45l31-130z">
          <text:p/>
        </draw:path>
        <draw:polygon draw:style-name="gr2" draw:text-style-name="P2" draw:layer="layout" svg:width="0.593cm" svg:height="0.564cm" svg:x="60.31cm" svg:y="1.834cm" svg:viewBox="0 0 594 565" draw:points="0,0 594,0 594,565 0,565">
          <text:p/>
        </draw:polygon>
        <draw:polygon draw:style-name="gr3" draw:text-style-name="P3" draw:layer="layout" svg:width="0.16cm" svg:height="0.202cm" svg:x="60.527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60.903cm" svg:y="1.834cm" svg:viewBox="0 0 594 565" draw:points="0,0 594,0 594,565 0,565">
          <text:p/>
        </draw:polygon>
        <draw:polygon draw:style-name="gr3" draw:text-style-name="P3" draw:layer="layout" svg:width="0.136cm" svg:height="0.202cm" svg:x="61.136cm" svg:y="1.984cm" svg:viewBox="0 0 137 203" draw:points="137,24 27,24 27,87 122,87 122,111 27,111 27,203 0,203 0,0 137,0">
          <text:p/>
        </draw:polygon>
        <draw:polygon draw:style-name="gr2" draw:text-style-name="P2" draw:layer="layout" svg:width="0.592cm" svg:height="0.564cm" svg:x="61.496cm" svg:y="1.834cm" svg:viewBox="0 0 593 565" draw:points="0,0 593,0 593,565 0,565">
          <text:p/>
        </draw:polygon>
        <draw:path draw:style-name="gr3" draw:text-style-name="P3" draw:layer="layout" svg:width="0.16cm" svg:height="0.209cm" svg:x="61.711cm" svg:y="1.981cm" svg:viewBox="0 0 161 210" svg:d="M130 62c0 0-3-19-15-28 0 0-12-10-35-10 0 0-21 0-34 7 0 0-13 8-13 23 0 0 0 13 10 19 0 0 10 7 38 13 0 0 25 6 41 12 0 0 17 5 28 18 0 0 11 12 11 32 0 0 0 26-20 44 0 0-22 18-55 18 0 0-43 0-64-20 0 0-21-19-22-50l25-2c0 0 2 25 19 36 0 0 17 11 41 11 0 0 22 0 36-10 0 0 15-9 15-25 0 0 0-16-16-24 0 0-14-7-48-15 0 0-34-7-50-20 0 0-14-14-14-35 0 0 0-25 19-40 0 0 19-16 52-16 0 0 33 0 55 16 0 0 20 15 21 44z">
          <text:p/>
        </draw:path>
        <draw:polygon draw:style-name="gr2" draw:text-style-name="P2" draw:layer="layout" svg:width="4.149cm" svg:height="0.564cm" svg:x="58.532cm" svg:y="1.27cm" svg:viewBox="0 0 4150 565" draw:points="0,0 4150,0 4150,565 0,565">
          <text:p/>
        </draw:polygon>
        <draw:path draw:style-name="gr3" draw:text-style-name="P3" draw:layer="layout" svg:width="1.275cm" svg:height="0.261cm" svg:x="59.979cm" svg:y="1.417cm" svg:viewBox="0 0 1276 262" svg:d="M75 206h-25v-158c0 0-19 18-50 30v-24c0 0 43-21 58-52h17zM245 111c0 0-7 12-20 19 0 0-12 7-27 7 0 0-25 0-43-18 0 0-17-18-17-48 0 0 0-30 18-49 0 0 17-20 46-20 0 0 27 0 48 23 0 0 21 22 21 76 0 0 0 54-19 81 0 0-19 27-54 27 0 0-23 0-38-12 0 0-15-13-18-38l23-2c0 0 6 32 34 32 0 0 23 0 35-21 0 0 12-21 12-57zM204 116c0 0 18 0 29-13 0 0 10-13 10-33 0 0 0-20-11-33 0 0-11-14-28-14 0 0-17 0-29 15 0 0-12 14-12 34 0 0 0 19 12 32 0 0 11 12 29 12zM368 145h-76v-25h76zM518 63c0 0-1-19-14-29 0 0-12-9-35-9 0 0-20 0-34 7 0 0-12 8-12 23 0 0 0 13 10 19 0 0 10 7 38 13 0 0 25 5 41 11 0 0 16 6 28 18 0 0 11 12 11 33 0 0 0 26-21 43 0 0-21 17-55 17 0 0-42 0-63-19 0 0-21-19-23-49l26-2c0 0 1 24 18 35 0 0 17 11 41 11 0 0 23 0 37-9 0 0 14-9 14-25 0 0 0-17-15-24 0 0-14-8-48-15 0 0-35-7-50-21 0 0-15-13-15-35 0 0 0-24 19-41 0 0 19-15 52-15 0 0 34 0 54 15 0 0 22 17 23 46zM712 139h-110c0 0 2 24 14 37 0 0 12 13 31 13 0 0 14 0 24-7 0 0 10-8 15-23l25 3c0 0-6 23-23 35 0 0-16 12-41 12 0 0-33 0-51-20 0 0-19-20-19-55 0 0 0-35 18-56 0 0 18-22 51-22 0 0 16 0 30 7 0 0 15 7 25 24 0 0 11 17 11 52zM686 119c0 0-1-23-14-32 0 0-12-10-26-10 0 0-18 0-29 11 0 0-12 12-13 31zM765 79c0 0 14-23 42-23 0 0 29 0 45 21 0 0 17 21 17 54 0 0 0 36-18 57 0 0-19 21-46 21 0 0-23 0-38-18v71h-25v-202h23zM804 189c0 0 17 0 28-14 0 0 12-15 12-44 0 0 0-26-11-41 0 0-11-14-28-14 0 0-18 0-29 16 0 0-12 16-12 42 0 0 0 27 11 41 0 0 11 14 29 14zM965 145h-76v-25h76zM1080 206h-25v-158c0 0-19 18-50 30v-24c0 0 43-21 59-52h16zM1168 102c0 0 17-27 48-27 0 0 25 0 42 18 0 0 18 19 18 47 0 0 0 29-18 49 0 0-17 20-45 20 0 0-29 0-50-21 0 0-20-22-20-77 0 0 0-54 18-81 0 0 19-28 54-28 0 0 23 0 38 13 0 0 16 13 20 38l-26 3c0 0-6-33-34-33 0 0-18 0-32 19 0 0-14 19-14 60zM1212 189c0 0 17 0 28-14 0 0 10-14 10-33 0 0 0-20-10-32 0 0-11-13-29-13 0 0-16 0-28 12 0 0-12 12-12 31 0 0 0 20 12 35 0 0 12 14 29 14z">
          <text:p/>
        </draw:path>
        <draw:polygon draw:style-name="gr2" draw:text-style-name="P2" draw:layer="layout" svg:width="0.593cm" svg:height="0.564cm" svg:x="62.088cm" svg:y="1.834cm" svg:viewBox="0 0 594 565" draw:points="0,0 594,0 594,565 0,565">
          <text:p/>
        </draw:polygon>
        <draw:path draw:style-name="gr3" draw:text-style-name="P3" draw:layer="layout" svg:width="0.161cm" svg:height="0.209cm" svg:x="62.303cm" svg:y="1.981cm" svg:viewBox="0 0 162 210" svg:d="M130 62c0 0-1-19-14-28 0 0-12-10-35-10 0 0-21 0-34 7 0 0-12 8-12 23 0 0 0 13 10 19 0 0 10 7 38 13 0 0 25 6 41 12 0 0 16 5 27 18 0 0 11 12 11 32 0 0 0 26-20 44 0 0-21 18-55 18 0 0-42 0-63-20 0 0-22-19-24-50l27-2c0 0 1 25 18 36 0 0 17 11 41 11 0 0 23 0 37-10 0 0 13-9 13-25 0 0 0-16-14-24 0 0-15-7-48-15 0 0-35-7-50-20 0 0-16-14-16-35 0 0 0-25 20-40 0 0 19-16 52-16 0 0 34 0 54 16 0 0 21 15 22 44z">
          <text:p/>
        </draw:path>
        <draw:polygon draw:style-name="gr2" draw:text-style-name="P2" draw:layer="layout" svg:width="0.593cm" svg:height="0.564cm" svg:x="62.681cm" svg:y="1.834cm" svg:viewBox="0 0 594 565" draw:points="0,0 594,0 594,565 0,565">
          <text:p/>
        </draw:polygon>
        <draw:path draw:style-name="gr3" draw:text-style-name="P3" draw:layer="layout" svg:width="0.192cm" svg:height="0.202cm" svg:x="62.881cm" svg:y="1.984cm" svg:viewBox="0 0 193 203" svg:d="M193 203h-25v-170l-59 170h-24l-58-172h-1v172h-26v-203h40l49 144c0 0 8 24 9 30h1c0 0 4-11 11-32l48-142h35z">
          <text:p/>
        </draw:path>
        <draw:polygon draw:style-name="gr2" draw:text-style-name="P2" draw:layer="layout" svg:width="0.592cm" svg:height="0.564cm" svg:x="63.274cm" svg:y="1.834cm" svg:viewBox="0 0 593 565" draw:points="0,0 593,0 593,565 0,565">
          <text:p/>
        </draw:polygon>
        <draw:polygon draw:style-name="gr3" draw:text-style-name="P3" draw:layer="layout" svg:width="0.16cm" svg:height="0.202cm" svg:x="63.49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63.866cm" svg:y="1.834cm" svg:viewBox="0 0 594 565" draw:points="0,0 594,0 594,565 0,565">
          <text:p/>
        </draw:polygon>
        <draw:path draw:style-name="gr3" draw:text-style-name="P3" draw:layer="layout" svg:width="0.26cm" svg:height="0.202cm" svg:x="64.033cm" svg:y="1.984cm" svg:viewBox="0 0 261 203" svg:d="M261 0l-56 203h-25l-44-160c0 0-4-12-5-18l-6 24-43 154h-28l-54-203h27l31 133c0 0 6 27 8 39l1 3c0 0 7-26 10-37l38-138h33l28 103c0 0 11 39 16 72 0 0 3-16 10-45l32-130z">
          <text:p/>
        </draw:path>
        <draw:polygon draw:style-name="gr2" draw:text-style-name="P2" draw:layer="layout" svg:width="0.593cm" svg:height="0.564cm" svg:x="64.459cm" svg:y="1.834cm" svg:viewBox="0 0 594 565" draw:points="0,0 594,0 594,565 0,565">
          <text:p/>
        </draw:polygon>
        <draw:polygon draw:style-name="gr3" draw:text-style-name="P3" draw:layer="layout" svg:width="0.16cm" svg:height="0.202cm" svg:x="64.675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65.052cm" svg:y="1.834cm" svg:viewBox="0 0 593 565" draw:points="0,0 593,0 593,565 0,565">
          <text:p/>
        </draw:polygon>
        <draw:polygon draw:style-name="gr3" draw:text-style-name="P3" draw:layer="layout" svg:width="0.136cm" svg:height="0.202cm" svg:x="65.285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65.644cm" svg:y="1.834cm" svg:viewBox="0 0 594 565" draw:points="0,0 594,0 594,565 0,565">
          <text:p/>
        </draw:polygon>
        <draw:path draw:style-name="gr3" draw:text-style-name="P3" draw:layer="layout" svg:width="0.161cm" svg:height="0.209cm" svg:x="65.859cm" svg:y="1.981cm" svg:viewBox="0 0 162 210" svg:d="M129 62c0 0-1-19-14-28 0 0-12-10-35-10 0 0-21 0-34 7 0 0-12 8-12 23 0 0 0 13 10 19 0 0 10 7 38 13 0 0 25 6 41 12 0 0 16 5 28 18 0 0 11 12 11 32 0 0 0 26-20 44 0 0-22 18-56 18 0 0-42 0-63-20 0 0-21-19-23-50l26-2c0 0 1 25 18 36 0 0 17 11 41 11 0 0 23 0 37-10 0 0 13-9 13-25 0 0 0-16-14-24 0 0-15-7-48-15 0 0-35-7-50-20 0 0-15-14-15-35 0 0 0-25 19-40 0 0 19-16 52-16 0 0 34 0 54 16 0 0 22 15 23 44z">
          <text:p/>
        </draw:path>
        <draw:polygon draw:style-name="gr2" draw:text-style-name="P2" draw:layer="layout" svg:width="4.149cm" svg:height="0.564cm" svg:x="62.681cm" svg:y="1.27cm" svg:viewBox="0 0 4150 565" draw:points="0,0 4150,0 4150,565 0,565">
          <text:p/>
        </draw:polygon>
        <draw:path draw:style-name="gr3" draw:text-style-name="P3" draw:layer="layout" svg:width="1.298cm" svg:height="0.261cm" svg:x="64.105cm" svg:y="1.417cm" svg:viewBox="0 0 1299 262" svg:d="M135 206h-135c0 0 0-17 12-35 0 0 12-17 45-43 0 0 19-17 35-34 0 0 17-18 17-36 0 0 0-15-11-25 0 0-12-10-28-10 0 0-17 0-28 11 0 0-11 10-11 30l-26-3c0 0 2-28 20-44 0 0 18-15 45-15 0 0 31 0 48 16 0 0 16 18 16 41 0 0 0 20-14 40 0 0-14 19-56 53 0 0-22 17-30 30h101zM186 102c0 0 17-27 49-27 0 0 25 0 42 18 0 0 17 19 17 47 0 0 0 29-17 49 0 0-17 20-46 20 0 0-29 0-49-21 0 0-21-22-21-77 0 0 0-54 19-81 0 0 18-28 53-28 0 0 23 0 39 13 0 0 16 13 19 38l-25 3c0 0-7-33-34-33 0 0-19 0-33 19 0 0-13 19-13 60zM231 189c0 0 17 0 27-14 0 0 11-14 11-33 0 0 0-20-11-32 0 0-10-13-28-13 0 0-16 0-28 12 0 0-12 12-12 31 0 0 0 20 11 35 0 0 12 14 30 14zM391 145h-75v-25h75zM542 63c0 0-2-19-14-29 0 0-12-9-35-9 0 0-21 0-34 7 0 0-13 8-13 23 0 0 0 13 10 19 0 0 11 7 38 13 0 0 26 5 42 11 0 0 15 6 26 18 0 0 12 12 12 33 0 0 0 26-21 43 0 0-20 17-54 17 0 0-42 0-64-19 0 0-21-19-22-49l25-2c0 0 2 24 19 35 0 0 17 11 41 11 0 0 23 0 36-9 0 0 14-9 14-25 0 0 0-17-14-24 0 0-15-8-49-15 0 0-34-7-49-21 0 0-15-13-15-35 0 0 0-24 19-41 0 0 19-15 52-15 0 0 33 0 54 15 0 0 20 17 22 46zM735 139h-110c0 0 1 24 14 37 0 0 12 13 31 13 0 0 14 0 23-7 0 0 10-8 15-23l26 3c0 0-6 23-23 35 0 0-17 12-41 12 0 0-33 0-52-20 0 0-18-20-18-55 0 0 0-35 18-56 0 0 18-22 50-22 0 0 16 0 31 7 0 0 15 7 25 24 0 0 11 17 11 52zM709 119c0 0-2-23-14-32 0 0-12-10-27-10 0 0-17 0-29 11 0 0-11 12-13 31zM788 79c0 0 14-23 42-23 0 0 28 0 45 21 0 0 17 21 17 54 0 0 0 36-19 57 0 0-18 21-45 21 0 0-24 0-38-18v71h-25v-202h22v19zM826 189c0 0 18 0 29-14 0 0 12-15 12-44 0 0 0-26-12-41 0 0-11-14-28-14 0 0-17 0-29 16 0 0-11 16-11 42 0 0 0 27 11 41 0 0 11 14 28 14zM987 145h-75v-25h75zM1102 206h-24v-158c0 0-19 18-50 30v-24c0 0 42-21 58-52h16zM1190 102c0 0 17-27 49-27 0 0 25 0 42 18 0 0 18 19 18 47 0 0 0 29-18 49 0 0-17 20-46 20 0 0-29 0-49-21 0 0-21-22-21-77 0 0 0-54 19-81 0 0 18-28 53-28 0 0 23 0 39 13 0 0 16 13 19 38l-25 3c0 0-7-33-34-33 0 0-19 0-33 19 0 0-13 19-13 60zM1235 189c0 0 17 0 27-14 0 0 11-14 11-33 0 0 0-20-11-32 0 0-10-13-28-13 0 0-16 0-28 12 0 0-12 12-12 31 0 0 0 20 12 35 0 0 11 14 29 14z">
          <text:p/>
        </draw:path>
        <draw:polygon draw:style-name="gr2" draw:text-style-name="P2" draw:layer="layout" svg:width="0.593cm" svg:height="0.564cm" svg:x="66.237cm" svg:y="1.834cm" svg:viewBox="0 0 594 565" draw:points="0,0 594,0 594,565 0,565">
          <text:p/>
        </draw:polygon>
        <draw:path draw:style-name="gr3" draw:text-style-name="P3" draw:layer="layout" svg:width="0.161cm" svg:height="0.209cm" svg:x="66.452cm" svg:y="1.981cm" svg:viewBox="0 0 162 210" svg:d="M130 62c0 0-2-19-14-28 0 0-12-10-35-10 0 0-21 0-34 7 0 0-13 8-13 23 0 0 0 13 10 19 0 0 10 7 38 13 0 0 25 6 41 12 0 0 16 5 27 18 0 0 12 12 12 32 0 0 0 26-21 44 0 0-21 18-54 18 0 0-42 0-65-20 0 0-21-19-22-50l25-2c0 0 2 25 20 36 0 0 17 11 41 11 0 0 22 0 36-10 0 0 14-9 14-25 0 0 0-16-14-24 0 0-15-7-49-15 0 0-34-7-50-20 0 0-15-14-15-35 0 0 0-25 19-40 0 0 20-16 53-16 0 0 33 0 54 16 0 0 20 15 21 44z">
          <text:p/>
        </draw:path>
        <draw:polygon draw:style-name="gr2" draw:text-style-name="P2" draw:layer="layout" svg:width="0.592cm" svg:height="0.564cm" svg:x="66.83cm" svg:y="1.834cm" svg:viewBox="0 0 593 565" draw:points="0,0 593,0 593,565 0,565">
          <text:p/>
        </draw:polygon>
        <draw:path draw:style-name="gr3" draw:text-style-name="P3" draw:layer="layout" svg:width="0.192cm" svg:height="0.202cm" svg:x="67.03cm" svg:y="1.984cm" svg:viewBox="0 0 193 203" svg:d="M193 203h-25v-170h-1l-58 170h-25l-58-172v172h-26v-203h40l48 144c0 0 8 24 9 30 0 0 4-11 12-32l48-142h36z">
          <text:p/>
        </draw:path>
        <draw:polygon draw:style-name="gr2" draw:text-style-name="P2" draw:layer="layout" svg:width="0.593cm" svg:height="0.564cm" svg:x="67.422cm" svg:y="1.834cm" svg:viewBox="0 0 594 565" draw:points="0,0 594,0 594,565 0,565">
          <text:p/>
        </draw:polygon>
        <draw:polygon draw:style-name="gr3" draw:text-style-name="P3" draw:layer="layout" svg:width="0.16cm" svg:height="0.202cm" svg:x="67.639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68.015cm" svg:y="1.834cm" svg:viewBox="0 0 594 565" draw:points="0,0 594,0 594,565 0,565">
          <text:p/>
        </draw:polygon>
        <draw:path draw:style-name="gr3" draw:text-style-name="P3" draw:layer="layout" svg:width="0.26cm" svg:height="0.202cm" svg:x="68.182cm" svg:y="1.984cm" svg:viewBox="0 0 261 203" svg:d="M261 0l-56 203h-26l-44-160c0 0-3-12-4-18h-1l-6 24-42 154h-28l-54-203h27l31 133c0 0 6 27 9 39v3h1c0 0 5-26 8-37l39-138h32l29 103c0 0 11 39 16 72 0 0 3-16 10-45l32-130z">
          <text:p/>
        </draw:path>
        <draw:polygon draw:style-name="gr2" draw:text-style-name="P2" draw:layer="layout" svg:width="0.592cm" svg:height="0.564cm" svg:x="68.608cm" svg:y="1.834cm" svg:viewBox="0 0 593 565" draw:points="0,0 593,0 593,565 0,565">
          <text:p/>
        </draw:polygon>
        <draw:polygon draw:style-name="gr3" draw:text-style-name="P3" draw:layer="layout" svg:width="0.16cm" svg:height="0.202cm" svg:x="68.824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69.2cm" svg:y="1.834cm" svg:viewBox="0 0 594 565" draw:points="0,0 594,0 594,565 0,565">
          <text:p/>
        </draw:polygon>
        <draw:polygon draw:style-name="gr3" draw:text-style-name="P3" draw:layer="layout" svg:width="0.136cm" svg:height="0.202cm" svg:x="69.433cm" svg:y="1.984cm" svg:viewBox="0 0 137 203" draw:points="137,24 27,24 27,87 122,87 122,111 27,111 27,203 0,203 0,0 137,0">
          <text:p/>
        </draw:polygon>
        <draw:polygon draw:style-name="gr2" draw:text-style-name="P2" draw:layer="layout" svg:width="0.593cm" svg:height="0.564cm" svg:x="69.793cm" svg:y="1.834cm" svg:viewBox="0 0 594 565" draw:points="0,0 594,0 594,565 0,565">
          <text:p/>
        </draw:polygon>
        <draw:path draw:style-name="gr3" draw:text-style-name="P3" draw:layer="layout" svg:width="0.161cm" svg:height="0.209cm" svg:x="70.008cm" svg:y="1.981cm" svg:viewBox="0 0 162 210" svg:d="M129 62c0 0-2-19-14-28 0 0-12-10-35-10 0 0-21 0-34 7 0 0-13 8-13 23 0 0 0 13 10 19 0 0 10 7 38 13 0 0 25 6 41 12 0 0 16 5 27 18 0 0 13 12 13 32 0 0 0 26-22 44 0 0-21 18-54 18 0 0-42 0-64-20 0 0-21-19-22-50l25-2c0 0 2 25 19 36 0 0 17 11 41 11 0 0 22 0 36-10 0 0 14-9 14-25 0 0 0-16-14-24 0 0-15-7-49-15 0 0-34-7-49-20 0 0-15-14-15-35 0 0 0-25 19-40 0 0 19-16 52-16 0 0 33 0 54 16 0 0 21 15 22 44z">
          <text:p/>
        </draw:path>
        <draw:polygon draw:style-name="gr2" draw:text-style-name="P2" draw:layer="layout" svg:width="4.148cm" svg:height="0.564cm" svg:x="66.83cm" svg:y="1.27cm" svg:viewBox="0 0 4149 565" draw:points="0,0 4149,0 4149,565 0,565">
          <text:p/>
        </draw:polygon>
        <draw:path draw:style-name="gr3" draw:text-style-name="P3" draw:layer="layout" svg:width="1.074cm" svg:height="0.208cm" svg:x="68.367cm" svg:y="1.417cm" svg:viewBox="0 0 1075 209" svg:d="M95 96c0 0 19 3 28 18 0 0 10 14 10 32 0 0 0 28-20 46 0 0-20 17-48 17 0 0-27 0-44-15 0 0-18-16-21-41l25-4c0 0 4 20 14 30 0 0 10 10 26 10 0 0 17 0 29-12 0 0 12-12 12-30 0 0 0-18-11-29 0 0-11-11-28-11 0 0-7 0-18 2l3-22c0 0 10 0 16 0 0 0 6-1 13-5 0 0 7-4 12-11 0 0 4-7 4-17 0 0 0-15-10-23 0 0-10-9-23-9 0 0-15 0-24 10 0 0-10 9-12 27l-25-4c0 0 5-27 21-40 0 0 17-13 40-13 0 0 25 0 42 15 0 0 17 15 17 38 0 0 0 28-28 40zM230 145h-76v-26h76zM349 0c0 0 43 0 70 28 0 0 27 29 27 76 0 0 0 48-27 77 0 0-28 28-70 28 0 0-43 0-70-29 0 0-27-30-27-73 0 0 0-50 27-79 0 0 27-28 70-28zM349 187c0 0 31 0 50-22 0 0 19-23 19-61 0 0 0-39-20-60 0 0-19-22-49-22 0 0-30 0-49 21 0 0-20 21-20 64 0 0 0 35 19 58 0 0 19 22 50 22zM597 155c0 0-5 28-22 41 0 0-17 13-39 13 0 0-32 0-49-20 0 0-17-21-17-57 0 0 0-28 10-46 0 0 10-17 25-24 0 0 15-7 31-7 0 0 23 0 39 12 0 0 16 12 20 35l-24 3c0 0-4-14-12-22 0 0-9-7-22-7 0 0-20 0-31 15 0 0-11 14-11 41 0 0 0 28 11 42 0 0 10 15 30 15 0 0 16 0 25-9 0 0 9-9 12-28zM676 206c0 0-11 2-19 2 0 0-16 0-24-6 0 0-7-6-9-14 0 0-2-9-2-25v-85h-18v-19h18v-37l25-15v52h25v19h-25v86c0 0 0 12 3 16 0 0 2 5 11 5 0 0 6 0 11-1zM763 145h-76v-26h76zM879 206h-25v-159c0 0-20 18-51 30v-24c0 0 44-21 60-51h16zM967 101c0 0 17-27 49-27 0 0 24 0 42 18 0 0 17 19 17 47 0 0 0 30-17 50 0 0-18 20-46 20 0 0-29 0-50-21 0 0-20-22-20-78 0 0 0-54 18-81 0 0 19-27 54-27 0 0 23 0 39 13 0 0 15 12 19 37l-25 3c0 0-7-33-34-33 0 0-19 0-33 19 0 0-14 19-14 60zM1011 189c0 0 17 0 28-14 0 0 11-14 11-34 0 0 0-20-11-32 0 0-11-13-29-13 0 0-16 0-28 12 0 0-11 12-11 31 0 0 0 21 11 36 0 0 12 14 29 14z">
          <text:p/>
        </draw:path>
        <draw:polygon draw:style-name="gr2" draw:text-style-name="P2" draw:layer="layout" svg:width="0.592cm" svg:height="0.564cm" svg:x="70.386cm" svg:y="1.834cm" svg:viewBox="0 0 593 565" draw:points="0,0 593,0 593,565 0,565">
          <text:p/>
        </draw:polygon>
        <draw:path draw:style-name="gr3" draw:text-style-name="P3" draw:layer="layout" svg:width="0.16cm" svg:height="0.209cm" svg:x="70.601cm" svg:y="1.981cm" svg:viewBox="0 0 161 210" svg:d="M130 62c0 0-2-19-14-28 0 0-12-10-35-10 0 0-21 0-34 7 0 0-14 8-14 23 0 0 0 13 11 19 0 0 10 7 38 13 0 0 25 6 41 12 0 0 16 5 27 18 0 0 11 12 11 32 0 0 0 26-20 44 0 0-21 18-54 18 0 0-43 0-65-20 0 0-21-19-22-50l25-2c0 0 2 25 20 36 0 0 17 11 41 11 0 0 22 0 36-10 0 0 14-9 14-25 0 0 0-16-15-24 0 0-14-7-48-15 0 0-35-7-51-20 0 0-14-14-14-35 0 0 0-25 19-40 0 0 20-16 53-16 0 0 33 0 54 16 0 0 20 15 21 44z">
          <text:p/>
        </draw:path>
        <draw:polygon draw:style-name="gr2" draw:text-style-name="P2" draw:layer="layout" svg:width="0.593cm" svg:height="0.564cm" svg:x="70.978cm" svg:y="1.834cm" svg:viewBox="0 0 594 565" draw:points="0,0 594,0 594,565 0,565">
          <text:p/>
        </draw:polygon>
        <draw:path draw:style-name="gr3" draw:text-style-name="P3" draw:layer="layout" svg:width="0.192cm" svg:height="0.202cm" svg:x="71.179cm" svg:y="1.984cm" svg:viewBox="0 0 193 203" svg:d="M193 203h-26v-170l-59 170h-24l-58-172h-1v172h-25v-203h40l48 144c0 0 7 24 9 30 0 0 4-11 11-32l48-142h37z">
          <text:p/>
        </draw:path>
        <draw:polygon draw:style-name="gr2" draw:text-style-name="P2" draw:layer="layout" svg:width="0.593cm" svg:height="0.564cm" svg:x="71.571cm" svg:y="1.834cm" svg:viewBox="0 0 594 565" draw:points="0,0 594,0 594,565 0,565">
          <text:p/>
        </draw:polygon>
        <draw:polygon draw:style-name="gr3" draw:text-style-name="P3" draw:layer="layout" svg:width="0.16cm" svg:height="0.202cm" svg:x="71.787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72.164cm" svg:y="1.834cm" svg:viewBox="0 0 593 565" draw:points="0,0 593,0 593,565 0,565">
          <text:p/>
        </draw:polygon>
        <draw:path draw:style-name="gr3" draw:text-style-name="P3" draw:layer="layout" svg:width="0.26cm" svg:height="0.202cm" svg:x="72.33cm" svg:y="1.984cm" svg:viewBox="0 0 261 203" svg:d="M261 0l-56 203h-25l-44-160c0 0-4-12-5-18l-6 24-43 154h-28l-54-203h28l31 133c0 0 7 27 9 39v3c0 0 6-26 9-37l39-138h32l29 103c0 0 11 39 15 72h1c0 0 3-16 10-45l31-130z">
          <text:p/>
        </draw:path>
        <draw:polygon draw:style-name="gr2" draw:text-style-name="P2" draw:layer="layout" svg:width="0.593cm" svg:height="0.564cm" svg:x="72.756cm" svg:y="1.834cm" svg:viewBox="0 0 594 565" draw:points="0,0 594,0 594,565 0,565">
          <text:p/>
        </draw:polygon>
        <draw:polygon draw:style-name="gr3" draw:text-style-name="P3" draw:layer="layout" svg:width="0.16cm" svg:height="0.202cm" svg:x="72.973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73.349cm" svg:y="1.834cm" svg:viewBox="0 0 594 565" draw:points="0,0 594,0 594,565 0,565">
          <text:p/>
        </draw:polygon>
        <draw:polygon draw:style-name="gr3" draw:text-style-name="P3" draw:layer="layout" svg:width="0.136cm" svg:height="0.202cm" svg:x="73.582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73.942cm" svg:y="1.834cm" svg:viewBox="0 0 593 565" draw:points="0,0 593,0 593,565 0,565">
          <text:p/>
        </draw:polygon>
        <draw:path draw:style-name="gr3" draw:text-style-name="P3" draw:layer="layout" svg:width="0.16cm" svg:height="0.209cm" svg:x="74.157cm" svg:y="1.981cm" svg:viewBox="0 0 161 210" svg:d="M130 62c0 0-2-19-14-28 0 0-12-10-35-10 0 0-21 0-34 7 0 0-13 8-13 23 0 0 0 13 10 19 0 0 10 7 38 13 0 0 25 6 41 12 0 0 16 5 27 18 0 0 11 12 11 32 0 0 0 26-20 44 0 0-21 18-54 18 0 0-43 0-64-20 0 0-22-19-23-50l26-2c0 0 2 25 19 36 0 0 17 11 41 11 0 0 22 0 36-10 0 0 14-9 14-25 0 0 0-16-15-24 0 0-14-7-48-15 0 0-34-7-50-20 0 0-14-14-14-35 0 0 0-25 19-40 0 0 19-16 52-16 0 0 33 0 54 16 0 0 20 15 21 44z">
          <text:p/>
        </draw:path>
        <draw:polygon draw:style-name="gr2" draw:text-style-name="P2" draw:layer="layout" svg:width="4.149cm" svg:height="0.564cm" svg:x="70.978cm" svg:y="1.27cm" svg:viewBox="0 0 4150 565" draw:points="0,0 4150,0 4150,565 0,565">
          <text:p/>
        </draw:polygon>
        <draw:path draw:style-name="gr3" draw:text-style-name="P3" draw:layer="layout" svg:width="1.211cm" svg:height="0.208cm" svg:x="72.457cm" svg:y="1.417cm" svg:viewBox="0 0 1212 209" svg:d="M74 206h-25v-159c0 0-18 18-49 30v-24c0 0 43-21 58-51h16zM204 2c0 0 66 0 66 103 0 0 0 54-18 79 0 0-16 25-48 25 0 0-66 0-66-104 0 0 0-52 17-78 0 0 17-25 49-25zM204 189c0 0 20 0 30-19 0 0 10-20 10-65 0 0 0-30-4-48 0 0-5-18-14-26 0 0-9-9-23-9 0 0-20 0-30 20 0 0-10 20-10 63 0 0 0 30 5 49 0 0 4 18 13 27 0 0 9 8 23 8zM367 145h-76v-26h76zM486 0c0 0 43 0 70 28 0 0 27 29 27 76 0 0 0 48-27 77 0 0-27 28-70 28 0 0-43 0-70-29 0 0-27-30-27-73 0 0 0-50 28-79 0 0 26-28 69-28zM486 187c0 0 31 0 50-22 0 0 19-23 19-61 0 0 0-39-19-60 0 0-20-22-49-22 0 0-31 0-50 21 0 0-20 21-20 64 0 0 0 35 19 58 0 0 19 22 50 22zM734 155c0 0-5 28-22 41 0 0-17 13-39 13 0 0-31 0-49-20 0 0-17-21-17-57 0 0 0-28 10-46 0 0 10-17 25-24 0 0 15-7 31-7 0 0 23 0 39 12 0 0 16 12 20 35l-24 3c0 0-4-14-12-22 0 0-9-7-22-7 0 0-20 0-31 15 0 0-11 14-11 41 0 0 0 28 11 42 0 0 10 15 30 15 0 0 16 0 25-9 0 0 9-9 12-28zM814 206c0 0-12 2-20 2 0 0-16 0-24-6 0 0-7-6-8-14 0 0-2-9-2-25v-85h-18v-19h18v-37l24-15v52h26v19h-26v86c0 0 0 12 3 16 0 0 2 5 11 5 0 0 6 0 12-1zM901 145h-76v-26h76zM1016 206h-25v-159c0 0-18 18-50 30v-24c0 0 43-21 59-51h16zM1104 101c0 0 17-27 49-27 0 0 25 0 42 18 0 0 17 19 17 47 0 0 0 30-17 50 0 0-17 20-46 20 0 0-29 0-50-21 0 0-20-22-20-78 0 0 0-54 19-81 0 0 18-27 53-27 0 0 23 0 39 13 0 0 16 12 19 37l-25 3c0 0-7-33-34-33 0 0-19 0-33 19 0 0-13 19-13 60zM1148 189c0 0 18 0 28-14 0 0 11-14 11-34 0 0 0-20-11-32 0 0-10-13-28-13 0 0-17 0-28 12 0 0-12 12-12 31 0 0 0 21 11 36 0 0 12 14 29 14z">
          <text:p/>
        </draw:path>
        <draw:polygon draw:style-name="gr2" draw:text-style-name="P2" draw:layer="layout" svg:width="0.593cm" svg:height="0.564cm" svg:x="74.534cm" svg:y="1.834cm" svg:viewBox="0 0 594 565" draw:points="0,0 594,0 594,565 0,565">
          <text:p/>
        </draw:polygon>
        <draw:path draw:style-name="gr3" draw:text-style-name="P3" draw:layer="layout" svg:width="0.161cm" svg:height="0.209cm" svg:x="74.749cm" svg:y="1.981cm" svg:viewBox="0 0 162 210" svg:d="M130 62c0 0-1-19-14-28 0 0-12-10-35-10 0 0-21 0-35 7 0 0-12 8-12 23 0 0 0 13 10 19 0 0 11 7 39 13 0 0 25 6 41 12 0 0 16 5 27 18 0 0 11 12 11 32 0 0 0 26-20 44 0 0-21 18-55 18 0 0-43 0-64-20 0 0-21-19-23-50l26-2c0 0 1 25 18 36 0 0 18 11 42 11 0 0 23 0 37-10 0 0 13-9 13-25 0 0 0-16-14-24 0 0-15-7-48-15 0 0-36-7-51-20 0 0-15-14-15-35 0 0 0-25 19-40 0 0 19-16 53-16 0 0 34 0 54 16 0 0 21 15 22 44z">
          <text:p/>
        </draw:path>
        <draw:polygon draw:style-name="gr2" draw:text-style-name="P2" draw:layer="layout" svg:width="0.593cm" svg:height="0.564cm" svg:x="75.127cm" svg:y="1.834cm" svg:viewBox="0 0 594 565" draw:points="0,0 594,0 594,565 0,565">
          <text:p/>
        </draw:polygon>
        <draw:path draw:style-name="gr3" draw:text-style-name="P3" draw:layer="layout" svg:width="0.192cm" svg:height="0.202cm" svg:x="75.327cm" svg:y="1.984cm" svg:viewBox="0 0 193 203" svg:d="M193 203h-25v-170l-59 170h-24l-57-172h-1v172h-27v-203h41l48 144c0 0 8 24 9 30h1c0 0 4-11 11-32l48-142h35z">
          <text:p/>
        </draw:path>
        <draw:polygon draw:style-name="gr2" draw:text-style-name="P2" draw:layer="layout" svg:width="0.592cm" svg:height="0.564cm" svg:x="75.72cm" svg:y="1.834cm" svg:viewBox="0 0 593 565" draw:points="0,0 593,0 593,565 0,565">
          <text:p/>
        </draw:polygon>
        <draw:polygon draw:style-name="gr3" draw:text-style-name="P3" draw:layer="layout" svg:width="0.16cm" svg:height="0.202cm" svg:x="75.936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76.312cm" svg:y="1.834cm" svg:viewBox="0 0 594 565" draw:points="0,0 594,0 594,565 0,565">
          <text:p/>
        </draw:polygon>
        <draw:path draw:style-name="gr3" draw:text-style-name="P3" draw:layer="layout" svg:width="0.26cm" svg:height="0.202cm" svg:x="76.479cm" svg:y="1.984cm" svg:viewBox="0 0 261 203" svg:d="M261 0l-56 203h-25l-44-160c0 0-4-12-5-18l-6 24-43 154h-28l-54-203h27l32 133c0 0 6 27 8 39l1 3c0 0 6-26 9-37l38-138h33l29 103c0 0 10 39 15 72 0 0 3-16 10-45l32-130z">
          <text:p/>
        </draw:path>
        <draw:polygon draw:style-name="gr2" draw:text-style-name="P2" draw:layer="layout" svg:width="0.593cm" svg:height="0.564cm" svg:x="76.905cm" svg:y="1.834cm" svg:viewBox="0 0 594 565" draw:points="0,0 594,0 594,565 0,565">
          <text:p/>
        </draw:polygon>
        <draw:polygon draw:style-name="gr3" draw:text-style-name="P3" draw:layer="layout" svg:width="0.16cm" svg:height="0.202cm" svg:x="77.121cm" svg:y="1.984cm" svg:viewBox="0 0 161 203" draw:points="161,24 94,24 94,203 67,203 67,24 0,24 0,0 161,0">
          <text:p/>
        </draw:polygon>
        <draw:polygon draw:style-name="gr2" draw:text-style-name="P2" draw:layer="layout" svg:width="0.592cm" svg:height="0.564cm" svg:x="77.498cm" svg:y="1.834cm" svg:viewBox="0 0 593 565" draw:points="0,0 593,0 593,565 0,565">
          <text:p/>
        </draw:polygon>
        <draw:polygon draw:style-name="gr3" draw:text-style-name="P3" draw:layer="layout" svg:width="0.136cm" svg:height="0.202cm" svg:x="77.731cm" svg:y="1.984cm" svg:viewBox="0 0 137 203" draw:points="137,24 26,24 26,87 121,87 121,111 26,111 26,203 0,203 0,0 137,0">
          <text:p/>
        </draw:polygon>
        <draw:polygon draw:style-name="gr2" draw:text-style-name="P2" draw:layer="layout" svg:width="0.593cm" svg:height="0.564cm" svg:x="78.09cm" svg:y="1.834cm" svg:viewBox="0 0 594 565" draw:points="0,0 594,0 594,565 0,565">
          <text:p/>
        </draw:polygon>
        <draw:path draw:style-name="gr3" draw:text-style-name="P3" draw:layer="layout" svg:width="0.161cm" svg:height="0.209cm" svg:x="78.305cm" svg:y="1.981cm" svg:viewBox="0 0 162 210" svg:d="M130 62c0 0-1-19-14-28 0 0-12-10-35-10 0 0-21 0-34 7 0 0-12 8-12 23 0 0 0 13 10 19 0 0 10 7 38 13 0 0 25 6 41 12 0 0 16 5 27 18 0 0 11 12 11 32 0 0 0 26-20 44 0 0-21 18-55 18 0 0-42 0-63-20 0 0-22-19-24-50l27-2c0 0 1 25 18 36 0 0 17 11 41 11 0 0 23 0 37-10 0 0 13-9 13-25 0 0 0-16-14-24 0 0-15-7-48-15 0 0-35-7-50-20 0 0-16-14-16-35 0 0 0-25 20-40 0 0 19-16 52-16 0 0 34 0 54 16 0 0 21 15 22 44z">
          <text:p/>
        </draw:path>
        <draw:polygon draw:style-name="gr2" draw:text-style-name="P2" draw:layer="layout" svg:width="4.149cm" svg:height="0.564cm" svg:x="75.127cm" svg:y="1.27cm" svg:viewBox="0 0 4150 565" draw:points="0,0 4150,0 4150,565 0,565">
          <text:p/>
        </draw:polygon>
        <draw:path draw:style-name="gr3" draw:text-style-name="P3" draw:layer="layout" svg:width="1.212cm" svg:height="0.208cm" svg:x="76.605cm" svg:y="1.417cm" svg:viewBox="0 0 1213 209" svg:d="M75 206h-25v-159c0 0-18 18-50 30v-24c0 0 43-21 59-51h16zM270 25c0 0-30 32-51 81 0 0-22 49-26 100h-25c0 0 0-41 20-91 0 0 19-50 50-85h-98v-24h130zM369 145h-77v-26h77zM488 0c0 0 42 0 70 28 0 0 26 29 26 76 0 0 0 48-27 77 0 0-27 28-69 28 0 0-44 0-70-29 0 0-27-30-27-73 0 0 0-50 27-79 0 0 27-28 70-28zM488 187c0 0 30 0 49-22 0 0 20-23 20-61 0 0 0-39-20-60 0 0-19-22-49-22 0 0-30 0-50 21 0 0-19 21-19 64 0 0 0 35 19 58 0 0 19 22 50 22zM736 155c0 0-5 28-22 41 0 0-17 13-39 13 0 0-32 0-49-20 0 0-18-21-18-57 0 0 0-28 11-46 0 0 9-17 25-24 0 0 14-7 31-7 0 0 23 0 39 12 0 0 16 12 20 35l-24 3c0 0-4-14-13-22 0 0-8-7-21-7 0 0-21 0-31 15 0 0-11 14-11 41 0 0 0 28 10 42 0 0 11 15 31 15 0 0 16 0 25-9 0 0 9-9 11-28zM814 206c0 0-11 2-18 2 0 0-17 0-24-6 0 0-7-6-9-14 0 0-2-9-2-25v-85h-18v-19h18v-37l25-15v52h25v19h-25v86c0 0 0 12 3 16 0 0 2 5 11 5 0 0 6 0 11-1zM902 145h-76v-26h76zM1017 206h-25v-159c0 0-19 18-50 30v-24c0 0 43-21 59-51h16zM1105 101c0 0 17-27 48-27 0 0 25 0 43 18 0 0 17 19 17 47 0 0 0 30-17 50 0 0-18 20-46 20 0 0-29 0-50-21 0 0-20-22-20-78 0 0 0-54 18-81 0 0 19-27 54-27 0 0 23 0 38 13 0 0 16 12 19 37l-24 3c0 0-7-33-34-33 0 0-20 0-33 19 0 0-14 19-14 60zM1149 189c0 0 17 0 28-14 0 0 11-14 11-34 0 0 0-20-11-32 0 0-11-13-29-13 0 0-16 0-28 12 0 0-12 12-12 31 0 0 0 21 12 36 0 0 11 14 29 14z">
          <text:p/>
        </draw:path>
        <draw:polygon draw:style-name="gr2" draw:text-style-name="P2" draw:layer="layout" svg:width="0.593cm" svg:height="0.564cm" svg:x="78.683cm" svg:y="1.834cm" svg:viewBox="0 0 594 565" draw:points="0,0 594,0 594,565 0,565">
          <text:p/>
        </draw:polygon>
        <draw:path draw:style-name="gr3" draw:text-style-name="P3" draw:layer="layout" svg:width="0.161cm" svg:height="0.209cm" svg:x="78.898cm" svg:y="1.981cm" svg:viewBox="0 0 162 210" svg:d="M130 62c0 0-2-19-14-28 0 0-12-10-35-10 0 0-22 0-35 7 0 0-13 8-13 23 0 0 0 13 10 19 0 0 10 7 39 13 0 0 25 6 41 12 0 0 16 5 27 18 0 0 12 12 12 32 0 0 0 26-21 44 0 0-21 18-54 18 0 0-43 0-65-20 0 0-21-19-22-50l25-2c0 0 2 25 19 36 0 0 17 11 42 11 0 0 22 0 36-10 0 0 14-9 14-25 0 0 0-16-14-24 0 0-15-7-49-15 0 0-35-7-50-20 0 0-15-14-15-35 0 0 0-25 19-40 0 0 19-16 53-16 0 0 33 0 54 16 0 0 20 15 21 44z">
          <text:p/>
        </draw:path>
        <draw:polygon draw:style-name="gr2" draw:text-style-name="P2" draw:layer="layout" svg:width="0.592cm" svg:height="0.564cm" svg:x="79.276cm" svg:y="1.834cm" svg:viewBox="0 0 593 565" draw:points="0,0 593,0 593,565 0,565">
          <text:p/>
        </draw:polygon>
        <draw:path draw:style-name="gr3" draw:text-style-name="P3" draw:layer="layout" svg:width="0.192cm" svg:height="0.202cm" svg:x="79.476cm" svg:y="1.984cm" svg:viewBox="0 0 193 203" svg:d="M193 203h-25v-170h-1l-58 170h-24l-59-172v172h-26v-203h40l49 144c0 0 8 24 9 30 0 0 4-11 11-32l48-142h36z">
          <text:p/>
        </draw:path>
        <draw:polygon draw:style-name="gr2" draw:text-style-name="P2" draw:layer="layout" svg:width="0.593cm" svg:height="0.564cm" svg:x="79.868cm" svg:y="1.834cm" svg:viewBox="0 0 594 565" draw:points="0,0 594,0 594,565 0,565">
          <text:p/>
        </draw:polygon>
        <draw:polygon draw:style-name="gr3" draw:text-style-name="P3" draw:layer="layout" svg:width="0.16cm" svg:height="0.202cm" svg:x="80.085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80.461cm" svg:y="1.834cm" svg:viewBox="0 0 594 565" draw:points="0,0 594,0 594,565 0,565">
          <text:p/>
        </draw:polygon>
        <draw:path draw:style-name="gr3" draw:text-style-name="P3" draw:layer="layout" svg:width="0.26cm" svg:height="0.202cm" svg:x="80.628cm" svg:y="1.984cm" svg:viewBox="0 0 261 203" svg:d="M261 0l-56 203h-26l-44-160c0 0-3-12-4-18h-1l-6 24-42 154h-27l-55-203h27l32 133c0 0 6 27 8 39v3h1c0 0 5-26 8-37l39-138h32l29 103c0 0 11 39 16 72 0 0 3-16 10-45l32-130z">
          <text:p/>
        </draw:path>
        <draw:polygon draw:style-name="gr2" draw:text-style-name="P2" draw:layer="layout" svg:width="0.592cm" svg:height="0.564cm" svg:x="81.054cm" svg:y="1.834cm" svg:viewBox="0 0 593 565" draw:points="0,0 593,0 593,565 0,565">
          <text:p/>
        </draw:polygon>
        <draw:polygon draw:style-name="gr3" draw:text-style-name="P3" draw:layer="layout" svg:width="0.16cm" svg:height="0.202cm" svg:x="81.27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81.646cm" svg:y="1.834cm" svg:viewBox="0 0 594 565" draw:points="0,0 594,0 594,565 0,565">
          <text:p/>
        </draw:polygon>
        <draw:polygon draw:style-name="gr3" draw:text-style-name="P3" draw:layer="layout" svg:width="0.136cm" svg:height="0.202cm" svg:x="81.879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82.239cm" svg:y="1.834cm" svg:viewBox="0 0 594 565" draw:points="0,0 594,0 594,565 0,565">
          <text:p/>
        </draw:polygon>
        <draw:path draw:style-name="gr3" draw:text-style-name="P3" draw:layer="layout" svg:width="0.161cm" svg:height="0.209cm" svg:x="82.454cm" svg:y="1.981cm" svg:viewBox="0 0 162 210" svg:d="M130 62c0 0-2-19-14-28 0 0-12-10-35-10 0 0-21 0-34 7 0 0-13 8-13 23 0 0 0 13 10 19 0 0 10 7 38 13 0 0 25 6 41 12 0 0 16 5 27 18 0 0 12 12 12 32 0 0 0 26-21 44 0 0-21 18-54 18 0 0-42 0-65-20 0 0-21-19-22-50l25-2c0 0 3 25 20 36 0 0 17 11 41 11 0 0 22 0 36-10 0 0 14-9 14-25 0 0 0-16-14-24 0 0-15-7-49-15 0 0-34-7-50-20 0 0-15-14-15-35 0 0 0-25 20-40 0 0 19-16 52-16 0 0 33 0 54 16 0 0 20 15 21 44z">
          <text:p/>
        </draw:path>
        <draw:frame draw:style-name="gr24" draw:text-style-name="P15" draw:layer="layout" svg:width="1.759cm" svg:height="0.412cm" svg:x="25.069cm" svg:y="20.349cm">
          <draw:text-box>
            <text:p text:style-name="P13"><text:span text:style-name="T2">Page 13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8" draw:style-name="dp1" draw:master-page-name="master-page70">
        <draw:polygon draw:style-name="gr2" draw:text-style-name="P2" draw:layer="layout" svg:width="0.593cm" svg:height="0.564cm" svg:x="1.128cm" svg:y="-13.801cm" svg:viewBox="0 0 594 565" draw:points="0,0 594,0 594,565 0,565">
          <text:p/>
        </draw:polygon>
        <draw:path draw:style-name="gr3" draw:text-style-name="P3" draw:layer="layout" svg:width="0.26cm" svg:height="0.202cm" svg:x="1.295cm" svg:y="-13.651cm" svg:viewBox="0 0 261 203" svg:d="M261 0l-56 203h-25l-44-159c0 0-4-12-5-19l-7 24-43 154h-27l-54-203h27l31 134c0 0 6 26 8 38l1 3c0 0 6-26 9-37l38-138h34l28 103c0 0 11 39 16 72 0 0 3-16 10-44l32-131z">
          <text:p/>
        </draw:path>
        <draw:polygon draw:style-name="gr2" draw:text-style-name="P2" draw:layer="layout" svg:width="0.593cm" svg:height="0.564cm" svg:x="1.721cm" svg:y="-13.801cm" svg:viewBox="0 0 594 565" draw:points="0,0 594,0 594,565 0,565">
          <text:p/>
        </draw:polygon>
        <draw:polygon draw:style-name="gr3" draw:text-style-name="P3" draw:layer="layout" svg:width="0.16cm" svg:height="0.202cm" svg:x="1.937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2.314cm" svg:y="-13.801cm" svg:viewBox="0 0 593 565" draw:points="0,0 593,0 593,565 0,565">
          <text:p/>
        </draw:polygon>
        <draw:polygon draw:style-name="gr3" draw:text-style-name="P3" draw:layer="layout" svg:width="0.136cm" svg:height="0.202cm" svg:x="2.547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2.906cm" svg:y="-13.801cm" svg:viewBox="0 0 594 565" draw:points="0,0 594,0 594,565 0,565">
          <text:p/>
        </draw:polygon>
        <draw:path draw:style-name="gr3" draw:text-style-name="P3" draw:layer="layout" svg:width="0.161cm" svg:height="0.209cm" svg:x="3.121cm" svg:y="-13.654cm" svg:viewBox="0 0 162 210" svg:d="M129 63c0 0-1-19-14-29 0 0-12-10-35-10 0 0-21 0-34 8 0 0-12 8-12 23 0 0 0 13 10 19 0 0 10 7 38 13 0 0 25 6 41 12 0 0 16 5 27 18 0 0 12 12 12 32 0 0 0 26-21 44 0 0-21 17-55 17 0 0-42 0-63-19 0 0-21-19-23-50l26-2c0 0 1 25 18 36 0 0 17 11 41 11 0 0 23 0 37-10 0 0 13-9 13-25 0 0 0-16-14-24 0 0-15-8-48-15 0 0-35-7-50-20 0 0-15-14-15-35 0 0 0-25 19-41 0 0 19-16 52-16 0 0 34 0 54 15 0 0 21 17 22 46z">
          <text:p/>
        </draw:path>
        <draw:polygon draw:style-name="gr2" draw:text-style-name="P2" draw:layer="layout" svg:width="4.149cm" svg:height="0.565cm" svg:x="-0.057cm" svg:y="-14.366cm" svg:viewBox="0 0 4150 566" draw:points="0,0 4150,0 4150,566 0,566">
          <text:p/>
        </draw:polygon>
        <draw:path draw:style-name="gr3" draw:text-style-name="P3" draw:layer="layout" svg:width="1.156cm" svg:height="0.206cm" svg:x="1.438cm" svg:y="-14.216cm" svg:viewBox="0 0 1157 207" svg:d="M133 204h-133c0 0 0-17 12-35 0 0 12-17 44-44 0 0 20-16 36-34 0 0 16-18 16-36 0 0 0-15-11-25 0 0-11-10-27-10 0 0-17 0-29 11 0 0-11 10-11 30l-25-3c0 0 2-28 20-43 0 0 18-15 45-15 0 0 30 0 47 16 0 0 16 17 16 40 0 0 0 19-14 40 0 0-14 20-56 53 0 0-22 18-29 31h99zM193 81c0 0 18-12 38-12 0 0 25 0 44 18 0 0 19 17 19 48 0 0 0 30-19 51 0 0-19 21-50 21 0 0-26 0-44-14 0 0-18-14-21-42l26-2c0 0 3 19 13 28 0 0 11 10 26 10 0 0 19 0 31-14 0 0 11-15 11-36 0 0 0-21-12-34 0 0-12-12-31-12 0 0-23 0-36 20l-24-2 20-106h100v24h-80zM391 143h-76v-25h76zM519 139c0 0 0 37-16 53 0 0-14 15-41 15 0 0-27 0-41-15 0 0-13-15-13-46l24-3c0 0 0 20 8 30 0 0 7 10 22 10 0 0 14 0 20-6 0 0 7-7 8-15 0 0 2-9 2-21v-140h27zM678 204h-22v-22c0 0-17 25-46 25 0 0-15 0-29-7 0 0-13-7-17-19 0 0-4-13-4-33v-91h25v82c0 0 0 19 1 27 0 0 2 9 10 14 0 0 8 6 19 6 0 0 14 0 26-10 0 0 13-10 13-40v-79h24zM742 204h-25v-203h25zM846 143h-76v-25h76zM961 204h-25v-159c0 0-19 17-50 30v-24c0 0 43-21 58-51h17zM1049 99c0 0 17-27 48-27 0 0 25 0 43 18 0 0 17 20 17 48 0 0 0 29-17 49 0 0-18 20-46 20 0 0-30 0-50-21 0 0-21-22-21-77 0 0 0-55 19-82 0 0 19-27 54-27 0 0 23 0 38 13 0 0 16 12 19 37l-24 3c0 0-7-33-35-33 0 0-19 0-32 19 0 0-14 19-14 60zM1093 187c0 0 17 0 28-14 0 0 10-14 10-33 0 0 0-20-10-32 0 0-11-15-29-15 0 0-16 0-28 12 0 0-12 14-12 33 0 0 0 20 12 35 0 0 11 14 29 14z">
          <text:p/>
        </draw:path>
        <draw:polygon draw:style-name="gr2" draw:text-style-name="P2" draw:layer="layout" svg:width="0.593cm" svg:height="0.564cm" svg:x="3.499cm" svg:y="-13.801cm" svg:viewBox="0 0 594 565" draw:points="0,0 594,0 594,565 0,565">
          <text:p/>
        </draw:polygon>
        <draw:path draw:style-name="gr3" draw:text-style-name="P3" draw:layer="layout" svg:width="0.161cm" svg:height="0.209cm" svg:x="3.714cm" svg:y="-13.654cm" svg:viewBox="0 0 162 210" svg:d="M130 63c0 0-2-19-14-29 0 0-12-10-35-10 0 0-21 0-34 8 0 0-14 8-14 23 0 0 0 13 10 19 0 0 11 7 39 13 0 0 25 6 41 12 0 0 16 5 27 18 0 0 12 12 12 32 0 0 0 26-21 44 0 0-21 17-54 17 0 0-43 0-65-19 0 0-21-19-22-50l25-2c0 0 2 25 19 36 0 0 18 11 42 11 0 0 22 0 36-10 0 0 14-9 14-25 0 0 0-16-14-24 0 0-15-8-49-15 0 0-35-7-50-20 0 0-15-14-15-35 0 0 0-25 19-41 0 0 20-16 53-16 0 0 33 0 54 15 0 0 20 17 21 46z">
          <text:p/>
        </draw:path>
        <draw:polygon draw:style-name="gr2" draw:text-style-name="P2" draw:layer="layout" svg:width="0.592cm" svg:height="0.564cm" svg:x="4.092cm" svg:y="-13.801cm" svg:viewBox="0 0 593 565" draw:points="0,0 593,0 593,565 0,565">
          <text:p/>
        </draw:polygon>
        <draw:path draw:style-name="gr3" draw:text-style-name="P3" draw:layer="layout" svg:width="0.192cm" svg:height="0.202cm" svg:x="4.292cm" svg:y="-13.651cm" svg:viewBox="0 0 193 203" svg:d="M193 203h-25v-169h-1l-58 169h-24l-58-172v172h-27v-203h41l48 144c0 0 8 24 9 30 0 0 4-11 11-32l48-142h36z">
          <text:p/>
        </draw:path>
        <draw:polygon draw:style-name="gr2" draw:text-style-name="P2" draw:layer="layout" svg:width="0.593cm" svg:height="0.564cm" svg:x="4.684cm" svg:y="-13.801cm" svg:viewBox="0 0 594 565" draw:points="0,0 594,0 594,565 0,565">
          <text:p/>
        </draw:polygon>
        <draw:polygon draw:style-name="gr3" draw:text-style-name="P3" draw:layer="layout" svg:width="0.16cm" svg:height="0.202cm" svg:x="4.901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5.277cm" svg:y="-13.801cm" svg:viewBox="0 0 594 565" draw:points="0,0 594,0 594,565 0,565">
          <text:p/>
        </draw:polygon>
        <draw:path draw:style-name="gr3" draw:text-style-name="P3" draw:layer="layout" svg:width="0.26cm" svg:height="0.202cm" svg:x="5.444cm" svg:y="-13.651cm" svg:viewBox="0 0 261 203" svg:d="M261 0l-56 203h-26l-44-159c0 0-3-12-4-19h-1l-7 24-42 154h-27l-54-203h27l31 134c0 0 6 26 8 38v3h1c0 0 5-26 8-37l39-138h33l29 103c0 0 11 39 16 72 0 0 3-16 10-44l32-131z">
          <text:p/>
        </draw:path>
        <draw:polygon draw:style-name="gr2" draw:text-style-name="P2" draw:layer="layout" svg:width="0.592cm" svg:height="0.564cm" svg:x="5.87cm" svg:y="-13.801cm" svg:viewBox="0 0 593 565" draw:points="0,0 593,0 593,565 0,565">
          <text:p/>
        </draw:polygon>
        <draw:polygon draw:style-name="gr3" draw:text-style-name="P3" draw:layer="layout" svg:width="0.16cm" svg:height="0.202cm" svg:x="6.086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6.462cm" svg:y="-13.801cm" svg:viewBox="0 0 594 565" draw:points="0,0 594,0 594,565 0,565">
          <text:p/>
        </draw:polygon>
        <draw:polygon draw:style-name="gr3" draw:text-style-name="P3" draw:layer="layout" svg:width="0.136cm" svg:height="0.202cm" svg:x="6.695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7.055cm" svg:y="-13.801cm" svg:viewBox="0 0 594 565" draw:points="0,0 594,0 594,565 0,565">
          <text:p/>
        </draw:polygon>
        <draw:path draw:style-name="gr3" draw:text-style-name="P3" draw:layer="layout" svg:width="0.161cm" svg:height="0.209cm" svg:x="7.27cm" svg:y="-13.654cm" svg:viewBox="0 0 162 210" svg:d="M130 63c0 0-2-19-14-29 0 0-12-10-35-10 0 0-21 0-34 8 0 0-13 8-13 23 0 0 0 13 10 19 0 0 10 7 38 13 0 0 25 6 41 12 0 0 16 5 27 18 0 0 12 12 12 32 0 0 0 26-21 44 0 0-21 17-54 17 0 0-42 0-64-19 0 0-22-19-23-50l26-2c0 0 2 25 19 36 0 0 17 11 41 11 0 0 22 0 36-10 0 0 14-9 14-25 0 0 0-16-14-24 0 0-15-8-49-15 0 0-34-7-49-20 0 0-16-14-16-35 0 0 0-25 20-41 0 0 19-16 52-16 0 0 33 0 54 15 0 0 20 17 21 46z">
          <text:p/>
        </draw:path>
        <draw:polygon draw:style-name="gr2" draw:text-style-name="P2" draw:layer="layout" svg:width="4.148cm" svg:height="0.565cm" svg:x="4.092cm" svg:y="-14.366cm" svg:viewBox="0 0 4149 566" draw:points="0,0 4149,0 4149,566 0,566">
          <text:p/>
        </draw:polygon>
        <draw:path draw:style-name="gr3" draw:text-style-name="P3" draw:layer="layout" svg:width="1.118cm" svg:height="0.262cm" svg:x="5.617cm" svg:y="-14.216cm" svg:viewBox="0 0 1119 263" svg:d="M75 204h-25v-159c0 0-19 17-50 30v-24c0 0 43-21 58-51h17zM210 142h-75v-25h75zM408 204h-30l-24-63h-84l-23 63h-28l78-203h29zM346 120c0 0-25-65-28-74 0 0-3-9-7-24h-1c0 0-4 20-10 38l-23 60zM546 204h-23v-23h-1c0 0-16 26-46 26 0 0-15 0-28-8 0 0-13-7-17-19 0 0-5-13-5-33v-90h25v81c0 0 0 19 2 27 0 0 2 9 10 14 0 0 8 6 19 6 0 0 13 0 26-10 0 0 12-10 12-40v-78h26zM704 183c0 0 0 32-6 48 0 0-6 15-22 24 0 0-16 8-38 8 0 0-24 0-41-11 0 0-17-11-17-36l24 4c0 0 2 11 10 17 0 0 8 6 24 6 0 0 19 0 28-8 0 0 9-8 11-19 0 0 2-11 2-32 0 0-16 20-40 20 0 0-29 0-46-22 0 0-18-21-18-54 0 0 0-32 17-53 0 0 17-22 47-22 0 0 26 0 42 21v-17h23zM641 183c0 0 16 0 28-13 0 0 12-13 12-42 0 0 0-26-12-41 0 0-11-13-28-13 0 0-18 0-29 14 0 0-11 14-11 39 0 0 0 29 11 42 0 0 12 14 29 14zM808 142h-76v-25h76zM923 204h-25v-159c0 0-19 17-50 30v-24c0 0 43-21 58-51h17zM1010 99c0 0 18-27 49-27 0 0 25 0 42 18 0 0 18 19 18 47 0 0 0 29-18 49 0 0-17 21-45 21 0 0-30 0-50-22 0 0-21-22-21-77 0 0 0-54 19-81 0 0 18-27 54-27 0 0 22 0 38 13 0 0 16 12 19 37l-24 3c0 0-7-33-35-33 0 0-19 0-33 19 0 0-13 19-13 60zM1055 186c0 0 17 0 28-14 0 0 10-14 10-33 0 0 0-20-10-32 0 0-11-14-29-14 0 0-16 0-28 12 0 0-12 13-12 32 0 0 0 20 12 35 0 0 11 14 29 14z">
          <text:p/>
        </draw:path>
        <draw:polygon draw:style-name="gr2" draw:text-style-name="P2" draw:layer="layout" svg:width="0.592cm" svg:height="0.564cm" svg:x="7.648cm" svg:y="-13.801cm" svg:viewBox="0 0 593 565" draw:points="0,0 593,0 593,565 0,565">
          <text:p/>
        </draw:polygon>
        <draw:path draw:style-name="gr3" draw:text-style-name="P3" draw:layer="layout" svg:width="0.16cm" svg:height="0.209cm" svg:x="7.863cm" svg:y="-13.654cm" svg:viewBox="0 0 161 210" svg:d="M130 63c0 0-2-19-14-29 0 0-12-10-35-10 0 0-21 0-35 8 0 0-13 8-13 23 0 0 0 13 10 19 0 0 10 7 39 13 0 0 25 6 41 12 0 0 16 5 27 18 0 0 11 12 11 32 0 0 0 26-20 44 0 0-21 17-54 17 0 0-44 0-65-19 0 0-21-19-22-50l25-2c0 0 2 25 19 36 0 0 18 11 42 11 0 0 22 0 36-10 0 0 14-9 14-25 0 0 0-16-15-24 0 0-14-8-48-15 0 0-35-7-51-20 0 0-14-14-14-35 0 0 0-25 19-41 0 0 19-16 53-16 0 0 33 0 54 15 0 0 20 17 21 46z">
          <text:p/>
        </draw:path>
        <draw:polygon draw:style-name="gr2" draw:text-style-name="P2" draw:layer="layout" svg:width="0.593cm" svg:height="0.564cm" svg:x="8.24cm" svg:y="-13.801cm" svg:viewBox="0 0 594 565" draw:points="0,0 594,0 594,565 0,565">
          <text:p/>
        </draw:polygon>
        <draw:path draw:style-name="gr3" draw:text-style-name="P3" draw:layer="layout" svg:width="0.192cm" svg:height="0.202cm" svg:x="8.441cm" svg:y="-13.651cm" svg:viewBox="0 0 193 203" svg:d="M193 203h-26v-169l-58 169h-24l-59-172h-1v172h-25v-203h40l49 144c0 0 7 24 9 30 0 0 4-11 11-32l48-142h36z">
          <text:p/>
        </draw:path>
        <draw:polygon draw:style-name="gr2" draw:text-style-name="P2" draw:layer="layout" svg:width="0.593cm" svg:height="0.564cm" svg:x="8.833cm" svg:y="-13.801cm" svg:viewBox="0 0 594 565" draw:points="0,0 594,0 594,565 0,565">
          <text:p/>
        </draw:polygon>
        <draw:polygon draw:style-name="gr3" draw:text-style-name="P3" draw:layer="layout" svg:width="0.16cm" svg:height="0.202cm" svg:x="9.049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9.426cm" svg:y="-13.801cm" svg:viewBox="0 0 593 565" draw:points="0,0 593,0 593,565 0,565">
          <text:p/>
        </draw:polygon>
        <draw:path draw:style-name="gr3" draw:text-style-name="P3" draw:layer="layout" svg:width="0.26cm" svg:height="0.202cm" svg:x="9.592cm" svg:y="-13.651cm" svg:viewBox="0 0 261 203" svg:d="M261 0l-56 203h-25l-44-159c0 0-4-12-5-19l-6 24-44 154h-27l-54-203h28l31 134c0 0 6 26 8 38v3c0 0 6-26 9-37l39-138h33l29 103c0 0 11 39 15 72h1c0 0 3-16 10-44l31-131z">
          <text:p/>
        </draw:path>
        <draw:polygon draw:style-name="gr2" draw:text-style-name="P2" draw:layer="layout" svg:width="0.593cm" svg:height="0.564cm" svg:x="10.018cm" svg:y="-13.801cm" svg:viewBox="0 0 594 565" draw:points="0,0 594,0 594,565 0,565">
          <text:p/>
        </draw:polygon>
        <draw:polygon draw:style-name="gr3" draw:text-style-name="P3" draw:layer="layout" svg:width="0.16cm" svg:height="0.202cm" svg:x="10.235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10.611cm" svg:y="-13.801cm" svg:viewBox="0 0 594 565" draw:points="0,0 594,0 594,565 0,565">
          <text:p/>
        </draw:polygon>
        <draw:polygon draw:style-name="gr3" draw:text-style-name="P3" draw:layer="layout" svg:width="0.136cm" svg:height="0.202cm" svg:x="10.844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11.204cm" svg:y="-13.801cm" svg:viewBox="0 0 593 565" draw:points="0,0 593,0 593,565 0,565">
          <text:p/>
        </draw:polygon>
        <draw:path draw:style-name="gr3" draw:text-style-name="P3" draw:layer="layout" svg:width="0.16cm" svg:height="0.209cm" svg:x="11.419cm" svg:y="-13.654cm" svg:viewBox="0 0 161 210" svg:d="M130 63c0 0-2-19-14-29 0 0-12-10-35-10 0 0-21 0-34 8 0 0-13 8-13 23 0 0 0 13 10 19 0 0 10 7 38 13 0 0 25 6 41 12 0 0 16 5 27 18 0 0 11 12 11 32 0 0 0 26-20 44 0 0-21 17-54 17 0 0-43 0-64-19 0 0-22-19-23-50l26-2c0 0 2 25 19 36 0 0 17 11 41 11 0 0 22 0 36-10 0 0 14-9 14-25 0 0 0-16-15-24 0 0-14-8-48-15 0 0-34-7-50-20 0 0-15-14-15-35 0 0 0-25 20-41 0 0 19-16 52-16 0 0 33 0 54 15 0 0 20 17 21 46z">
          <text:p/>
        </draw:path>
        <draw:polygon draw:style-name="gr2" draw:text-style-name="P2" draw:layer="layout" svg:width="4.149cm" svg:height="0.565cm" svg:x="8.24cm" svg:y="-14.366cm" svg:viewBox="0 0 4150 566" draw:points="0,0 4150,0 4150,566 0,566">
          <text:p/>
        </draw:polygon>
        <draw:path draw:style-name="gr3" draw:text-style-name="P3" draw:layer="layout" svg:width="1.137cm" svg:height="0.262cm" svg:x="9.746cm" svg:y="-14.216cm" svg:viewBox="0 0 1138 263" svg:d="M95 93c0 0 38 13 38 52 0 0 0 26-19 44 0 0-18 18-47 18 0 0-30 0-48-18 0 0-19-18-19-44 0 0 0-20 11-34 0 0 10-14 27-18 0 0-30-9-30-41 0 0 0-22 16-37 0 0 16-15 42-15 0 0 26 0 43 15 0 0 16 16 16 38 0 0 0 30-30 40zM67 84c0 0 13 0 23-9 0 0 10-9 10-22 0 0 0-14-10-23 0 0-10-10-24-10 0 0-14 0-23 10 0 0-9 9-9 21 0 0 0 15 9 24 0 0 10 9 24 9zM67 186c0 0 17 0 29-11 0 0 12-12 12-30 0 0 0-18-12-29 0 0-12-12-30-12 0 0-18 0-29 12 0 0-12 12-12 29 0 0 0 17 12 29 0 0 12 12 30 12zM230 142h-76v-25h76zM428 204h-30l-24-63h-84l-23 63h-28l77-203h29zM366 120c0 0-25-65-28-74 0 0-4-9-7-24h-1c0 0-4 20-10 38l-23 60zM565 204h-22v-23h-1c0 0-17 26-46 26 0 0-15 0-28-8 0 0-13-7-17-19 0 0-5-13-5-33v-90h25v81c0 0 0 19 2 27 0 0 2 9 9 14 0 0 8 6 19 6 0 0 14 0 27-10 0 0 12-10 12-40v-78h25zM723 183c0 0 0 32-6 48 0 0-6 15-22 24 0 0-16 8-38 8 0 0-25 0-41-11 0 0-17-11-17-36l24 4c0 0 1 11 10 17 0 0 8 6 24 6 0 0 19 0 28-8 0 0 9-8 11-19 0 0 2-11 2-32 0 0-16 20-41 20 0 0-28 0-46-22 0 0-17-21-17-54 0 0 0-32 17-53 0 0 17-22 46-22 0 0 26 0 43 21v-17h23zM659 183c0 0 16 0 29-13 0 0 12-13 12-42 0 0 0-26-12-41 0 0-12-13-29-13 0 0-17 0-29 14 0 0-10 14-10 39 0 0 0 29 11 42 0 0 12 14 28 14zM826 142h-76v-25h76zM941 204h-25v-159c0 0-18 17-50 30v-24c0 0 44-21 59-51h16zM1029 99c0 0 17-27 50-27 0 0 25 0 42 18 0 0 17 19 17 47 0 0 0 29-17 49 0 0-17 21-46 21 0 0-30 0-50-22 0 0-21-22-21-77 0 0 0-54 19-81 0 0 18-27 54-27 0 0 23 0 39 13 0 0 16 12 19 37l-25 3c0 0-7-33-34-33 0 0-19 0-34 19 0 0-13 19-13 60zM1075 186c0 0 16 0 27-14 0 0 11-14 11-33 0 0 0-20-11-32 0 0-11-14-28-14 0 0-17 0-29 12 0 0-12 13-12 32 0 0 0 20 11 35 0 0 13 14 31 14z">
          <text:p/>
        </draw:path>
        <draw:polygon draw:style-name="gr2" draw:text-style-name="P2" draw:layer="layout" svg:width="0.593cm" svg:height="0.564cm" svg:x="11.796cm" svg:y="-13.801cm" svg:viewBox="0 0 594 565" draw:points="0,0 594,0 594,565 0,565">
          <text:p/>
        </draw:polygon>
        <draw:path draw:style-name="gr3" draw:text-style-name="P3" draw:layer="layout" svg:width="0.161cm" svg:height="0.209cm" svg:x="12.011cm" svg:y="-13.654cm" svg:viewBox="0 0 162 210" svg:d="M130 63c0 0-1-19-14-29 0 0-12-10-35-10 0 0-22 0-35 8 0 0-12 8-12 23 0 0 0 13 10 19 0 0 10 7 39 13 0 0 25 6 41 12 0 0 16 5 27 18 0 0 11 12 11 32 0 0 0 26-20 44 0 0-21 17-55 17 0 0-43 0-64-19 0 0-21-19-23-50l26-2c0 0 1 25 18 36 0 0 17 11 42 11 0 0 23 0 37-10 0 0 13-9 13-25 0 0 0-16-14-24 0 0-15-8-48-15 0 0-36-7-51-20 0 0-15-14-15-35 0 0 0-25 19-41 0 0 19-16 53-16 0 0 34 0 54 15 0 0 21 17 22 46z">
          <text:p/>
        </draw:path>
        <draw:polygon draw:style-name="gr2" draw:text-style-name="P2" draw:layer="layout" svg:width="0.593cm" svg:height="0.564cm" svg:x="12.389cm" svg:y="-13.801cm" svg:viewBox="0 0 594 565" draw:points="0,0 594,0 594,565 0,565">
          <text:p/>
        </draw:polygon>
        <draw:path draw:style-name="gr3" draw:text-style-name="P3" draw:layer="layout" svg:width="0.192cm" svg:height="0.202cm" svg:x="12.589cm" svg:y="-13.651cm" svg:viewBox="0 0 193 203" svg:d="M193 203h-25v-169l-60 169h-24l-57-172h-1v172h-26v-203h40l48 144c0 0 8 24 9 30h1c0 0 4-11 11-32l49-142h35z">
          <text:p/>
        </draw:path>
        <draw:polygon draw:style-name="gr2" draw:text-style-name="P2" draw:layer="layout" svg:width="0.592cm" svg:height="0.564cm" svg:x="12.982cm" svg:y="-13.801cm" svg:viewBox="0 0 593 565" draw:points="0,0 593,0 593,565 0,565">
          <text:p/>
        </draw:polygon>
        <draw:polygon draw:style-name="gr3" draw:text-style-name="P3" draw:layer="layout" svg:width="0.16cm" svg:height="0.202cm" svg:x="13.198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13.574cm" svg:y="-13.801cm" svg:viewBox="0 0 594 565" draw:points="0,0 594,0 594,565 0,565">
          <text:p/>
        </draw:polygon>
        <draw:path draw:style-name="gr3" draw:text-style-name="P3" draw:layer="layout" svg:width="0.26cm" svg:height="0.202cm" svg:x="13.741cm" svg:y="-13.651cm" svg:viewBox="0 0 261 203" svg:d="M261 0l-56 203h-25l-44-159c0 0-4-12-5-19l-6 24-44 154h-27l-54-203h27l31 134c0 0 6 26 8 38l1 3c0 0 6-26 9-37l38-138h34l29 103c0 0 10 39 15 72 0 0 3-16 10-44l32-131z">
          <text:p/>
        </draw:path>
        <draw:polygon draw:style-name="gr2" draw:text-style-name="P2" draw:layer="layout" svg:width="0.593cm" svg:height="0.564cm" svg:x="14.167cm" svg:y="-13.801cm" svg:viewBox="0 0 594 565" draw:points="0,0 594,0 594,565 0,565">
          <text:p/>
        </draw:polygon>
        <draw:polygon draw:style-name="gr3" draw:text-style-name="P3" draw:layer="layout" svg:width="0.16cm" svg:height="0.202cm" svg:x="14.383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14.76cm" svg:y="-13.801cm" svg:viewBox="0 0 593 565" draw:points="0,0 593,0 593,565 0,565">
          <text:p/>
        </draw:polygon>
        <draw:polygon draw:style-name="gr3" draw:text-style-name="P3" draw:layer="layout" svg:width="0.136cm" svg:height="0.202cm" svg:x="14.993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15.352cm" svg:y="-13.801cm" svg:viewBox="0 0 594 565" draw:points="0,0 594,0 594,565 0,565">
          <text:p/>
        </draw:polygon>
        <draw:path draw:style-name="gr3" draw:text-style-name="P3" draw:layer="layout" svg:width="0.161cm" svg:height="0.209cm" svg:x="15.567cm" svg:y="-13.654cm" svg:viewBox="0 0 162 210" svg:d="M130 63c0 0-1-19-14-29 0 0-12-10-35-10 0 0-21 0-34 8 0 0-12 8-12 23 0 0 0 13 10 19 0 0 10 7 38 13 0 0 25 6 41 12 0 0 16 5 27 18 0 0 11 12 11 32 0 0 0 26-20 44 0 0-21 17-55 17 0 0-42 0-64-19 0 0-21-19-23-50l26-2c0 0 1 25 19 36 0 0 17 11 41 11 0 0 23 0 37-10 0 0 13-9 13-25 0 0 0-16-14-24 0 0-15-8-48-15 0 0-35-7-51-20 0 0-15-14-15-35 0 0 0-25 19-41 0 0 20-16 53-16 0 0 34 0 54 15 0 0 21 17 22 46z">
          <text:p/>
        </draw:path>
        <draw:polygon draw:style-name="gr2" draw:text-style-name="P2" draw:layer="layout" svg:width="4.149cm" svg:height="0.565cm" svg:x="12.389cm" svg:y="-14.366cm" svg:viewBox="0 0 4150 566" draw:points="0,0 4150,0 4150,566 0,566">
          <text:p/>
        </draw:polygon>
        <draw:path draw:style-name="gr3" draw:text-style-name="P3" draw:layer="layout" svg:width="1.275cm" svg:height="0.262cm" svg:x="13.836cm" svg:y="-14.216cm" svg:viewBox="0 0 1276 263" svg:d="M74 204h-24v-159c0 0-19 17-50 30v-24c0 0 42-21 58-51h16zM170 81c0 0 19-12 38-12 0 0 26 0 44 18 0 0 19 17 19 47 0 0 0 30-19 51 0 0-19 22-50 22 0 0-25 0-43-15 0 0-19-14-22-42l26-2c0 0 3 19 14 28 0 0 10 10 25 10 0 0 19 0 31-14 0 0 11-15 11-36 0 0 0-21-12-33 0 0-12-12-30-12 0 0-24 0-37 19l-23-2 19-105h101v24h-81zM367 142h-75v-25h75zM565 204h-30l-24-63h-84l-23 63h-28l78-203h28zM503 120c0 0-25-65-28-74 0 0-3-9-7-24h-1c0 0-4 20-10 38l-23 60zM702 204h-22v-23h-1c0 0-17 26-46 26 0 0-15 0-28-8 0 0-13-7-17-19 0 0-5-13-5-33v-90h25v81c0 0 0 19 2 27 0 0 2 9 10 14 0 0 7 6 18 6 0 0 14 0 27-10 0 0 12-10 12-40v-78h25zM861 183c0 0 0 32-6 48 0 0-6 15-22 24 0 0-16 8-39 8 0 0-25 0-41-11 0 0-17-11-17-36l24 4c0 0 2 11 10 17 0 0 8 6 24 6 0 0 19 0 29-8 0 0 9-8 11-19 0 0 2-11 2-32 0 0-16 20-42 20 0 0-28 0-46-22 0 0-17-21-17-54 0 0 0-32 17-53 0 0 17-22 47-22 0 0 26 0 43 21v-17h23zM797 183c0 0 16 0 29-13 0 0 12-13 12-42 0 0 0-26-12-41 0 0-12-13-30-13 0 0-17 0-28 14 0 0-11 14-11 39 0 0 0 29 11 42 0 0 12 14 29 14zM964 142h-76v-25h76zM1079 204h-24v-159c0 0-19 17-50 30v-24c0 0 42-21 58-51h16zM1167 99c0 0 17-27 49-27 0 0 25 0 42 18 0 0 18 19 18 47 0 0 0 29-18 49 0 0-17 21-46 21 0 0-29 0-49-22 0 0-21-22-21-77 0 0 0-54 19-81 0 0 18-27 53-27 0 0 23 0 39 13 0 0 16 12 19 37l-25 3c0 0-7-33-34-33 0 0-19 0-33 19 0 0-13 19-13 60zM1212 186c0 0 17 0 27-14 0 0 11-14 11-33 0 0 0-20-11-32 0 0-10-14-28-14 0 0-16 0-28 12 0 0-12 13-12 32 0 0 0 20 12 35 0 0 11 14 29 14z">
          <text:p/>
        </draw:path>
        <draw:polygon draw:style-name="gr2" draw:text-style-name="P2" draw:layer="layout" svg:width="0.593cm" svg:height="0.564cm" svg:x="15.945cm" svg:y="-13.801cm" svg:viewBox="0 0 594 565" draw:points="0,0 594,0 594,565 0,565">
          <text:p/>
        </draw:polygon>
        <draw:path draw:style-name="gr3" draw:text-style-name="P3" draw:layer="layout" svg:width="0.161cm" svg:height="0.209cm" svg:x="16.16cm" svg:y="-13.654cm" svg:viewBox="0 0 162 210" svg:d="M130 63c0 0-2-19-14-29 0 0-12-10-35-10 0 0-22 0-35 8 0 0-13 8-13 23 0 0 0 13 10 19 0 0 10 7 39 13 0 0 25 6 41 12 0 0 16 5 27 18 0 0 12 12 12 32 0 0 0 26-21 44 0 0-21 17-54 17 0 0-43 0-65-19 0 0-21-19-22-50l25-2c0 0 2 25 19 36 0 0 17 11 42 11 0 0 22 0 36-10 0 0 14-9 14-25 0 0 0-16-14-24 0 0-15-8-50-15 0 0-34-7-49-20 0 0-15-14-15-35 0 0 0-25 19-41 0 0 19-16 52-16 0 0 34 0 55 15 0 0 20 17 21 46z">
          <text:p/>
        </draw:path>
        <draw:polygon draw:style-name="gr2" draw:text-style-name="P2" draw:layer="layout" svg:width="0.592cm" svg:height="0.564cm" svg:x="16.538cm" svg:y="-13.801cm" svg:viewBox="0 0 593 565" draw:points="0,0 593,0 593,565 0,565">
          <text:p/>
        </draw:polygon>
        <draw:path draw:style-name="gr3" draw:text-style-name="P3" draw:layer="layout" svg:width="0.192cm" svg:height="0.202cm" svg:x="16.738cm" svg:y="-13.651cm" svg:viewBox="0 0 193 203" svg:d="M193 203h-25v-169h-1l-59 169h-24l-58-172v172h-26v-203h40l48 144c0 0 8 24 9 30 0 0 4-11 11-32l49-142h36z">
          <text:p/>
        </draw:path>
        <draw:polygon draw:style-name="gr2" draw:text-style-name="P2" draw:layer="layout" svg:width="0.593cm" svg:height="0.564cm" svg:x="17.13cm" svg:y="-13.801cm" svg:viewBox="0 0 594 565" draw:points="0,0 594,0 594,565 0,565">
          <text:p/>
        </draw:polygon>
        <draw:polygon draw:style-name="gr3" draw:text-style-name="P3" draw:layer="layout" svg:width="0.16cm" svg:height="0.202cm" svg:x="17.347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17.723cm" svg:y="-13.801cm" svg:viewBox="0 0 594 565" draw:points="0,0 594,0 594,565 0,565">
          <text:p/>
        </draw:polygon>
        <draw:path draw:style-name="gr3" draw:text-style-name="P3" draw:layer="layout" svg:width="0.26cm" svg:height="0.202cm" svg:x="17.89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18.316cm" svg:y="-13.801cm" svg:viewBox="0 0 593 565" draw:points="0,0 593,0 593,565 0,565">
          <text:p/>
        </draw:polygon>
        <draw:polygon draw:style-name="gr3" draw:text-style-name="P3" draw:layer="layout" svg:width="0.16cm" svg:height="0.202cm" svg:x="18.532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8.908cm" svg:y="-13.801cm" svg:viewBox="0 0 594 565" draw:points="0,0 594,0 594,565 0,565">
          <text:p/>
        </draw:polygon>
        <draw:polygon draw:style-name="gr3" draw:text-style-name="P3" draw:layer="layout" svg:width="0.136cm" svg:height="0.202cm" svg:x="19.141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19.501cm" svg:y="-13.801cm" svg:viewBox="0 0 594 565" draw:points="0,0 594,0 594,565 0,565">
          <text:p/>
        </draw:polygon>
        <draw:path draw:style-name="gr3" draw:text-style-name="P3" draw:layer="layout" svg:width="0.161cm" svg:height="0.209cm" svg:x="19.716cm" svg:y="-13.654cm" svg:viewBox="0 0 162 210" svg:d="M130 63c0 0-2-19-14-29 0 0-12-10-35-10 0 0-21 0-34 8 0 0-14 8-14 23 0 0 0 13 10 19 0 0 11 7 39 13 0 0 25 6 41 12 0 0 16 5 27 18 0 0 12 12 12 32 0 0 0 26-21 44 0 0-21 17-54 17 0 0-42 0-65-19 0 0-21-19-22-50l25-2c0 0 2 25 20 36 0 0 17 11 41 11 0 0 22 0 36-10 0 0 14-9 14-25 0 0 0-16-14-24 0 0-15-8-49-15 0 0-35-7-50-20 0 0-15-14-15-35 0 0 0-25 19-41 0 0 20-16 53-16 0 0 33 0 54 15 0 0 20 17 21 46z">
          <text:p/>
        </draw:path>
        <draw:polygon draw:style-name="gr2" draw:text-style-name="P2" draw:layer="layout" svg:width="4.148cm" svg:height="0.565cm" svg:x="16.538cm" svg:y="-14.366cm" svg:viewBox="0 0 4149 566" draw:points="0,0 4149,0 4149,566 0,566">
          <text:p/>
        </draw:polygon>
        <draw:path draw:style-name="gr3" draw:text-style-name="P3" draw:layer="layout" svg:width="1.297cm" svg:height="0.262cm" svg:x="17.962cm" svg:y="-14.216cm" svg:viewBox="0 0 1298 263" svg:d="M134 204h-134c0 0 0-18 12-36 0 0 12-17 44-44 0 0 20-16 36-33 0 0 15-18 15-36 0 0 0-15-10-25 0 0-11-10-28-10 0 0-16 0-27 11 0 0-12 10-12 30l-26-3c0 0 3-28 21-43 0 0 18-15 45-15 0 0 30 0 46 16 0 0 17 17 17 40 0 0 0 19-14 40 0 0-14 19-56 52 0 0-21 18-29 31h100zM291 204h-134c0 0 0-18 12-36 0 0 12-17 44-44 0 0 20-16 36-33 0 0 15-18 15-36 0 0 0-15-10-25 0 0-11-10-28-10 0 0-16 0-27 11 0 0-12 10-12 30l-26-3c0 0 3-28 21-43 0 0 18-15 45-15 0 0 30 0 46 16 0 0 17 17 17 40 0 0 0 19-14 40 0 0-14 19-56 52 0 0-21 18-29 31h100zM390 142h-76v-25h76zM588 204h-31l-23-63h-85l-22 63h-28l77-203h29zM526 120c0 0-25-65-28-74 0 0-4-9-7-24h-1c0 0-4 20-11 38l-22 60zM724 204h-22v-23c0 0-17 26-46 26 0 0-15 0-29-8 0 0-13-7-17-19 0 0-4-13-4-33v-90h25v81c0 0 0 19 1 27 0 0 2 9 10 14 0 0 8 6 19 6 0 0 14 0 26-10 0 0 13-10 13-40v-78h24zM884 183c0 0 0 32-6 48 0 0-6 15-22 24 0 0-17 8-39 8 0 0-25 0-42-11 0 0-16-11-16-36l24 4c0 0 1 11 10 17 0 0 8 6 23 6 0 0 20 0 30-8 0 0 9-8 11-19 0 0 1-11 1-32 0 0-16 20-41 20 0 0-29 0-46-22 0 0-17-21-17-54 0 0 0-32 17-53 0 0 16-22 46-22 0 0 26 0 43 21h1v-17h23zM819 183c0 0 16 0 29-13 0 0 13-13 13-42 0 0 0-26-12-41 0 0-13-13-30-13 0 0-18 0-29 14 0 0-11 14-11 39 0 0 0 29 12 42 0 0 11 14 28 14zM987 142h-76v-25h76zM1102 204h-25v-159c0 0-18 17-50 30v-24c0 0 43-21 59-51h16zM1190 99c0 0 17-27 49-27 0 0 24 0 42 18 0 0 17 19 17 47 0 0 0 29-17 49 0 0-18 21-46 21 0 0-29 0-49-22 0 0-21-22-21-77 0 0 0-54 18-81 0 0 19-27 54-27 0 0 23 0 38 13 0 0 16 12 20 37l-25 3c0 0-7-33-34-33 0 0-19 0-33 19 0 0-14 19-14 60zM1235 186c0 0 16 0 27-14 0 0 11-14 11-33 0 0 0-20-11-32 0 0-11-14-29-14 0 0-16 0-28 12 0 0-11 13-11 32 0 0 0 20 11 35 0 0 12 14 30 14z">
          <text:p/>
        </draw:path>
        <draw:polygon draw:style-name="gr2" draw:text-style-name="P2" draw:layer="layout" svg:width="0.592cm" svg:height="0.564cm" svg:x="20.094cm" svg:y="-13.801cm" svg:viewBox="0 0 593 565" draw:points="0,0 593,0 593,565 0,565">
          <text:p/>
        </draw:polygon>
        <draw:path draw:style-name="gr3" draw:text-style-name="P3" draw:layer="layout" svg:width="0.16cm" svg:height="0.209cm" svg:x="20.309cm" svg:y="-13.654cm" svg:viewBox="0 0 161 210" svg:d="M130 63c0 0-2-19-14-29 0 0-12-10-36-10 0 0-21 0-34 8 0 0-13 8-13 23 0 0 0 13 10 19 0 0 10 7 38 13 0 0 26 6 42 12 0 0 16 5 27 18 0 0 11 12 11 32 0 0 0 26-20 44 0 0-21 17-55 17 0 0-43 0-64-19 0 0-21-19-22-50l25-2c0 0 2 25 19 36 0 0 17 11 41 11 0 0 23 0 37-10 0 0 14-9 14-25 0 0 0-16-15-24 0 0-14-8-49-15 0 0-34-7-50-20 0 0-14-14-14-35 0 0 0-25 19-41 0 0 19-16 52-16 0 0 34 0 55 15 0 0 20 17 21 46z">
          <text:p/>
        </draw:path>
        <draw:polygon draw:style-name="gr2" draw:text-style-name="P2" draw:layer="layout" svg:width="0.593cm" svg:height="0.564cm" svg:x="20.686cm" svg:y="-13.801cm" svg:viewBox="0 0 594 565" draw:points="0,0 594,0 594,565 0,565">
          <text:p/>
        </draw:polygon>
        <draw:path draw:style-name="gr3" draw:text-style-name="P3" draw:layer="layout" svg:width="0.192cm" svg:height="0.202cm" svg:x="20.887cm" svg:y="-13.651cm" svg:viewBox="0 0 193 203" svg:d="M193 203h-26v-169l-58 169h-24l-59-172h-1v172h-25v-203h41l48 144c0 0 7 24 9 30 0 0 4-11 11-32l48-142h36z">
          <text:p/>
        </draw:path>
        <draw:polygon draw:style-name="gr2" draw:text-style-name="P2" draw:layer="layout" svg:width="0.593cm" svg:height="0.564cm" svg:x="21.279cm" svg:y="-13.801cm" svg:viewBox="0 0 594 565" draw:points="0,0 594,0 594,565 0,565">
          <text:p/>
        </draw:polygon>
        <draw:polygon draw:style-name="gr3" draw:text-style-name="P3" draw:layer="layout" svg:width="0.16cm" svg:height="0.202cm" svg:x="21.495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21.872cm" svg:y="-13.801cm" svg:viewBox="0 0 593 565" draw:points="0,0 593,0 593,565 0,565">
          <text:p/>
        </draw:polygon>
        <draw:path draw:style-name="gr3" draw:text-style-name="P3" draw:layer="layout" svg:width="0.26cm" svg:height="0.202cm" svg:x="22.038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22.464cm" svg:y="-13.801cm" svg:viewBox="0 0 594 565" draw:points="0,0 594,0 594,565 0,565">
          <text:p/>
        </draw:polygon>
        <draw:polygon draw:style-name="gr3" draw:text-style-name="P3" draw:layer="layout" svg:width="0.16cm" svg:height="0.202cm" svg:x="22.681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23.057cm" svg:y="-13.801cm" svg:viewBox="0 0 594 565" draw:points="0,0 594,0 594,565 0,565">
          <text:p/>
        </draw:polygon>
        <draw:polygon draw:style-name="gr3" draw:text-style-name="P3" draw:layer="layout" svg:width="0.136cm" svg:height="0.202cm" svg:x="23.29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23.65cm" svg:y="-13.801cm" svg:viewBox="0 0 593 565" draw:points="0,0 593,0 593,565 0,565">
          <text:p/>
        </draw:polygon>
        <draw:path draw:style-name="gr3" draw:text-style-name="P3" draw:layer="layout" svg:width="0.16cm" svg:height="0.209cm" svg:x="23.865cm" svg:y="-13.654cm" svg:viewBox="0 0 161 210" svg:d="M130 63c0 0-2-19-14-29 0 0-12-10-35-10 0 0-21 0-35 8 0 0-13 8-13 23 0 0 0 13 10 19 0 0 10 7 39 13 0 0 25 6 41 12 0 0 16 5 27 18 0 0 11 12 11 32 0 0 0 26-20 44 0 0-21 17-54 17 0 0-44 0-65-19 0 0-21-19-22-50l25-2c0 0 2 25 19 36 0 0 18 11 42 11 0 0 22 0 36-10 0 0 14-9 14-25 0 0 0-16-15-24 0 0-14-8-48-15 0 0-35-7-51-20 0 0-14-14-14-35 0 0 0-25 19-41 0 0 19-16 53-16 0 0 33 0 54 15 0 0 20 17 21 46z">
          <text:p/>
        </draw:path>
        <draw:polygon draw:style-name="gr2" draw:text-style-name="P2" draw:layer="layout" svg:width="4.149cm" svg:height="0.565cm" svg:x="20.686cm" svg:y="-14.366cm" svg:viewBox="0 0 4150 566" draw:points="0,0 4150,0 4150,566 0,566">
          <text:p/>
        </draw:polygon>
        <draw:path draw:style-name="gr3" draw:text-style-name="P3" draw:layer="layout" svg:width="1.297cm" svg:height="0.262cm" svg:x="22.111cm" svg:y="-14.216cm" svg:viewBox="0 0 1298 263" svg:d="M133 204h-133c0 0 0-18 12-36 0 0 11-17 44-44 0 0 20-16 36-33 0 0 16-18 16-36 0 0 0-15-11-25 0 0-11-10-28-10 0 0-17 0-28 11 0 0-11 10-11 30l-26-3c0 0 3-28 21-43 0 0 17-15 45-15 0 0 29 0 46 16 0 0 17 17 17 40 0 0 0 19-14 40 0 0-14 19-56 52 0 0-22 18-29 31h99zM267 108c0 0-7 12-20 19 0 0-12 7-27 7 0 0-25 0-43-18 0 0-17-18-17-48 0 0 0-30 18-49 0 0 17-19 46-19 0 0 27 0 48 22 0 0 21 22 21 76 0 0 0 54-19 81 0 0-19 28-54 28 0 0-23 0-38-13 0 0-15-13-18-38l23-2c0 0 6 32 34 32 0 0 23 0 35-21 0 0 12-21 12-57zM226 113c0 0 18 0 29-13 0 0 10-13 10-33 0 0 0-20-11-33 0 0-11-14-28-14 0 0-17 0-29 15 0 0-12 14-12 34 0 0 0 19 12 32 0 0 11 12 29 12zM390 142h-76v-25h76zM588 204h-31l-24-63h-84l-22 63h-28l77-203h29zM525 120c0 0-25-65-28-74 0 0-3-9-7-24 0 0-4 20-11 38l-23 60zM725 204h-22v-23c0 0-17 26-47 26 0 0-15 0-28-8 0 0-13-7-17-19 0 0-4-13-4-33v-90h24v81c0 0 0 19 2 27 0 0 2 9 10 14 0 0 8 6 19 6 0 0 14 0 26-10 0 0 12-10 12-40v-78h25zM884 183c0 0 0 32-7 48 0 0-6 15-22 24 0 0-16 8-38 8 0 0-24 0-41-11 0 0-17-11-17-36l25 4c0 0 1 11 9 17 0 0 9 6 24 6 0 0 19 0 28-8 0 0 9-8 11-19 0 0 2-11 2-32 0 0-16 20-40 20 0 0-29 0-46-22 0 0-18-21-18-54 0 0 0-32 17-53 0 0 17-22 47-22 0 0 26 0 42 21h1v-17h23zM820 183c0 0 16 0 28-13 0 0 12-13 12-42 0 0 0-26-11-41 0 0-12-13-29-13 0 0-18 0-29 14 0 0-11 14-11 39 0 0 0 29 11 42 0 0 12 14 29 14zM987 142h-76v-25h76zM1102 204h-25v-159c0 0-19 17-50 30v-24c0 0 43-21 59-51h16zM1190 99c0 0 17-27 48-27 0 0 25 0 42 18 0 0 18 19 18 47 0 0 0 29-18 49 0 0-17 21-45 21 0 0-29 0-50-22 0 0-20-22-20-77 0 0 0-54 18-81 0 0 19-27 54-27 0 0 23 0 38 13 0 0 16 12 20 37l-26 3c0 0-6-33-34-33 0 0-18 0-32 19 0 0-14 19-14 60zM1234 186c0 0 17 0 28-14 0 0 10-14 10-33 0 0 0-20-10-32 0 0-11-14-29-14 0 0-16 0-28 12 0 0-12 13-12 32 0 0 0 20 12 35 0 0 12 14 29 14z">
          <text:p/>
        </draw:path>
        <draw:polygon draw:style-name="gr2" draw:text-style-name="P2" draw:layer="layout" svg:width="0.593cm" svg:height="0.564cm" svg:x="24.242cm" svg:y="-13.801cm" svg:viewBox="0 0 594 565" draw:points="0,0 594,0 594,565 0,565">
          <text:p/>
        </draw:polygon>
        <draw:path draw:style-name="gr3" draw:text-style-name="P3" draw:layer="layout" svg:width="0.161cm" svg:height="0.209cm" svg:x="24.457cm" svg:y="-13.654cm" svg:viewBox="0 0 162 210" svg:d="M130 63c0 0-1-19-14-29 0 0-12-10-36-10 0 0-21 0-34 8 0 0-12 8-12 23 0 0 0 13 10 19 0 0 10 7 38 13 0 0 26 6 42 12 0 0 16 5 27 18 0 0 11 12 11 32 0 0 0 26-20 44 0 0-21 17-56 17 0 0-42 0-63-19 0 0-21-19-23-50l26-2c0 0 1 25 18 36 0 0 17 11 41 11 0 0 24 0 38-10 0 0 13-9 13-25 0 0 0-16-14-24 0 0-15-8-49-15 0 0-35-7-50-20 0 0-15-14-15-35 0 0 0-25 19-41 0 0 19-16 52-16 0 0 35 0 55 15 0 0 21 17 22 46z">
          <text:p/>
        </draw:path>
        <draw:polygon draw:style-name="gr2" draw:text-style-name="P2" draw:layer="layout" svg:width="0.593cm" svg:height="0.564cm" svg:x="24.835cm" svg:y="-13.801cm" svg:viewBox="0 0 594 565" draw:points="0,0 594,0 594,565 0,565">
          <text:p/>
        </draw:polygon>
        <draw:path draw:style-name="gr3" draw:text-style-name="P3" draw:layer="layout" svg:width="0.192cm" svg:height="0.202cm" svg:x="25.035cm" svg:y="-13.651cm" svg:viewBox="0 0 193 203" svg:d="M193 203h-25v-169l-59 169h-24l-58-172h-1v172h-26v-203h40l49 144c0 0 8 24 9 30h1c0 0 4-11 11-32l48-142h35z">
          <text:p/>
        </draw:path>
        <draw:polygon draw:style-name="gr2" draw:text-style-name="P2" draw:layer="layout" svg:width="0.592cm" svg:height="0.564cm" svg:x="25.428cm" svg:y="-13.801cm" svg:viewBox="0 0 593 565" draw:points="0,0 593,0 593,565 0,565">
          <text:p/>
        </draw:polygon>
        <draw:polygon draw:style-name="gr3" draw:text-style-name="P3" draw:layer="layout" svg:width="0.16cm" svg:height="0.202cm" svg:x="25.644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26.02cm" svg:y="-13.801cm" svg:viewBox="0 0 594 565" draw:points="0,0 594,0 594,565 0,565">
          <text:p/>
        </draw:polygon>
        <draw:path draw:style-name="gr3" draw:text-style-name="P3" draw:layer="layout" svg:width="0.26cm" svg:height="0.202cm" svg:x="26.187cm" svg:y="-13.651cm" svg:viewBox="0 0 261 203" svg:d="M261 0l-56 203h-25l-44-159c0 0-4-12-5-19l-6 24-44 154h-27l-54-203h27l31 134c0 0 6 26 8 38l1 3c0 0 6-26 9-37l39-138h33l28 103c0 0 11 39 16 72 0 0 3-16 10-44l32-131z">
          <text:p/>
        </draw:path>
        <draw:polygon draw:style-name="gr2" draw:text-style-name="P2" draw:layer="layout" svg:width="0.593cm" svg:height="0.564cm" svg:x="26.613cm" svg:y="-13.801cm" svg:viewBox="0 0 594 565" draw:points="0,0 594,0 594,565 0,565">
          <text:p/>
        </draw:polygon>
        <draw:polygon draw:style-name="gr3" draw:text-style-name="P3" draw:layer="layout" svg:width="0.16cm" svg:height="0.202cm" svg:x="26.829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27.206cm" svg:y="-13.801cm" svg:viewBox="0 0 593 565" draw:points="0,0 593,0 593,565 0,565">
          <text:p/>
        </draw:polygon>
        <draw:polygon draw:style-name="gr3" draw:text-style-name="P3" draw:layer="layout" svg:width="0.136cm" svg:height="0.202cm" svg:x="27.439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27.798cm" svg:y="-13.801cm" svg:viewBox="0 0 594 565" draw:points="0,0 594,0 594,565 0,565">
          <text:p/>
        </draw:polygon>
        <draw:path draw:style-name="gr3" draw:text-style-name="P3" draw:layer="layout" svg:width="0.161cm" svg:height="0.209cm" svg:x="28.013cm" svg:y="-13.654cm" svg:viewBox="0 0 162 210" svg:d="M130 63c0 0-1-19-14-29 0 0-12-10-35-10 0 0-22 0-35 8 0 0-12 8-12 23 0 0 0 13 10 19 0 0 10 7 39 13 0 0 25 6 41 12 0 0 16 5 27 18 0 0 11 12 11 32 0 0 0 26-20 44 0 0-21 17-55 17 0 0-43 0-64-19 0 0-21-19-23-50l26-2c0 0 1 25 18 36 0 0 17 11 42 11 0 0 23 0 37-10 0 0 13-9 13-25 0 0 0-16-14-24 0 0-15-8-48-15 0 0-36-7-51-20 0 0-15-14-15-35 0 0 0-25 19-41 0 0 19-16 53-16 0 0 34 0 54 15 0 0 21 17 22 46z">
          <text:p/>
        </draw:path>
        <draw:polygon draw:style-name="gr2" draw:text-style-name="P2" draw:layer="layout" svg:width="4.149cm" svg:height="0.565cm" svg:x="24.835cm" svg:y="-14.366cm" svg:viewBox="0 0 4150 566" draw:points="0,0 4150,0 4150,566 0,566">
          <text:p/>
        </draw:polygon>
        <draw:path draw:style-name="gr3" draw:text-style-name="P3" draw:layer="layout" svg:width="1.137cm" svg:height="0.262cm" svg:x="26.341cm" svg:y="-14.219cm" svg:viewBox="0 0 1138 263" svg:d="M33 84c0 0 18-12 38-12 0 0 25 0 44 18 0 0 19 17 19 47 0 0 0 30-19 51 0 0-19 21-50 21 0 0-25 0-44-14 0 0-18-14-21-42l26-2c0 0 3 19 13 28 0 0 10 10 26 10 0 0 19 0 30-14 0 0 12-15 12-36 0 0 0-21-12-33 0 0-12-12-31-12 0 0-24 0-36 19l-24-2 20-105h100v24h-81zM230 145h-76v-25h76zM381 63c0 0-1-19-14-29 0 0-13-10-36-10 0 0-20 0-33 8 0 0-13 8-13 22 0 0 0 14 10 20 0 0 10 7 38 13 0 0 25 5 41 11 0 0 17 6 28 18 0 0 11 12 11 33 0 0 0 26-20 43 0 0-22 17-55 17 0 0-43 0-64-19 0 0-21-19-22-49l25-2c0 0 2 24 19 35 0 0 17 11 41 11 0 0 22 0 36-9 0 0 15-9 15-25 0 0 0-17-16-24 0 0-14-8-48-15 0 0-34-7-49-21 0 0-16-13-16-35 0 0 0-24 19-40 0 0 19-16 52-16 0 0 34 0 56 16 0 0 20 16 21 45zM574 139h-109c0 0 1 24 13 37 0 0 13 13 31 13 0 0 14 0 24-8 0 0 10-7 15-22l25 3c0 0-6 23-23 35 0 0-16 12-41 12 0 0-33 0-51-20 0 0-19-20-19-55 0 0 0-35 18-56 0 0 18-22 51-22 0 0 16 0 31 7 0 0 15 7 25 24 0 0 10 17 10 52zM549 119c0 0-2-23-14-32 0 0-13-10-27-10 0 0-18 0-29 11 0 0-11 12-13 31zM627 78c0 0 14-22 42-22 0 0 29 0 46 21 0 0 16 21 16 54 0 0 0 36-18 57 0 0-19 21-46 21 0 0-23 0-37-18h-1v72h-25v-203h23zM666 189c0 0 17 0 29-15 0 0 11-14 11-43 0 0 0-26-11-41 0 0-11-14-28-14 0 0-18 0-29 16 0 0-11 16-11 41 0 0 0 28 10 42 0 0 11 14 29 14zM827 145h-76v-25h76zM942 206h-25v-158c0 0-18 17-50 30v-24c0 0 43-21 59-51h16zM1030 102c0 0 17-27 48-27 0 0 25 0 43 18 0 0 17 19 17 47 0 0 0 29-17 49 0 0-18 20-46 20 0 0-29 0-50-21 0 0-20-22-20-77 0 0 0-54 18-81 0 0 19-27 54-27 0 0 23 0 38 13 0 0 16 12 20 37l-25 3c0 0-7-33-34-33 0 0-19 0-33 19 0 0-14 19-14 60zM1074 189c0 0 18 0 28-14 0 0 11-14 11-33 0 0 0-20-11-32 0 0-10-14-28-14 0 0-17 0-29 12 0 0-12 13-12 32 0 0 0 20 12 35 0 0 12 14 29 14z">
          <text:p/>
        </draw:path>
        <draw:polygon draw:style-name="gr2" draw:text-style-name="P2" draw:layer="layout" svg:width="0.593cm" svg:height="0.564cm" svg:x="28.391cm" svg:y="-13.801cm" svg:viewBox="0 0 594 565" draw:points="0,0 594,0 594,565 0,565">
          <text:p/>
        </draw:polygon>
        <draw:path draw:style-name="gr3" draw:text-style-name="P3" draw:layer="layout" svg:width="0.161cm" svg:height="0.209cm" svg:x="28.606cm" svg:y="-13.654cm" svg:viewBox="0 0 162 210" svg:d="M130 63c0 0-2-19-14-29 0 0-13-10-36-10 0 0-21 0-34 8 0 0-13 8-13 23 0 0 0 13 10 19 0 0 10 7 38 13 0 0 25 6 42 12 0 0 16 5 27 18 0 0 12 12 12 32 0 0 0 26-21 44 0 0-21 17-55 17 0 0-42 0-64-19 0 0-21-19-22-50l25-2c0 0 2 25 19 36 0 0 17 11 41 11 0 0 22 0 37-10 0 0 14-9 14-25 0 0 0-16-14-24 0 0-16-8-50-15 0 0-34-7-49-20 0 0-15-14-15-35 0 0 0-25 19-41 0 0 19-16 52-16 0 0 33 0 55 15 0 0 20 17 21 46z">
          <text:p/>
        </draw:path>
        <draw:polygon draw:style-name="gr2" draw:text-style-name="P2" draw:layer="layout" svg:width="0.592cm" svg:height="0.564cm" svg:x="28.984cm" svg:y="-13.801cm" svg:viewBox="0 0 593 565" draw:points="0,0 593,0 593,565 0,565">
          <text:p/>
        </draw:polygon>
        <draw:path draw:style-name="gr3" draw:text-style-name="P3" draw:layer="layout" svg:width="0.192cm" svg:height="0.202cm" svg:x="29.184cm" svg:y="-13.651cm" svg:viewBox="0 0 193 203" svg:d="M193 203h-25v-169h-1l-59 169h-24l-58-172v172h-26v-203h40l48 144c0 0 8 24 9 30 0 0 4-11 11-32l49-142h36z">
          <text:p/>
        </draw:path>
        <draw:polygon draw:style-name="gr2" draw:text-style-name="P2" draw:layer="layout" svg:width="0.593cm" svg:height="0.564cm" svg:x="29.576cm" svg:y="-13.801cm" svg:viewBox="0 0 594 565" draw:points="0,0 594,0 594,565 0,565">
          <text:p/>
        </draw:polygon>
        <draw:polygon draw:style-name="gr3" draw:text-style-name="P3" draw:layer="layout" svg:width="0.16cm" svg:height="0.202cm" svg:x="29.793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30.169cm" svg:y="-13.801cm" svg:viewBox="0 0 594 565" draw:points="0,0 594,0 594,565 0,565">
          <text:p/>
        </draw:polygon>
        <draw:path draw:style-name="gr3" draw:text-style-name="P3" draw:layer="layout" svg:width="0.26cm" svg:height="0.202cm" svg:x="30.336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30.762cm" svg:y="-13.801cm" svg:viewBox="0 0 593 565" draw:points="0,0 593,0 593,565 0,565">
          <text:p/>
        </draw:polygon>
        <draw:polygon draw:style-name="gr3" draw:text-style-name="P3" draw:layer="layout" svg:width="0.16cm" svg:height="0.202cm" svg:x="30.978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31.354cm" svg:y="-13.801cm" svg:viewBox="0 0 594 565" draw:points="0,0 594,0 594,565 0,565">
          <text:p/>
        </draw:polygon>
        <draw:polygon draw:style-name="gr3" draw:text-style-name="P3" draw:layer="layout" svg:width="0.136cm" svg:height="0.202cm" svg:x="31.587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31.947cm" svg:y="-13.801cm" svg:viewBox="0 0 594 565" draw:points="0,0 594,0 594,565 0,565">
          <text:p/>
        </draw:polygon>
        <draw:path draw:style-name="gr3" draw:text-style-name="P3" draw:layer="layout" svg:width="0.161cm" svg:height="0.209cm" svg:x="32.162cm" svg:y="-13.654cm" svg:viewBox="0 0 162 210" svg:d="M130 63c0 0-2-19-14-29 0 0-12-10-35-10 0 0-22 0-35 8 0 0-13 8-13 23 0 0 0 13 10 19 0 0 10 7 39 13 0 0 25 6 41 12 0 0 16 5 27 18 0 0 12 12 12 32 0 0 0 26-21 44 0 0-21 17-54 17 0 0-43 0-65-19 0 0-21-19-22-50l25-2c0 0 2 25 19 36 0 0 17 11 42 11 0 0 22 0 36-10 0 0 14-9 14-25 0 0 0-16-14-24 0 0-15-8-50-15 0 0-34-7-49-20 0 0-15-14-15-35 0 0 0-25 19-41 0 0 19-16 53-16 0 0 33 0 54 15 0 0 20 17 21 46z">
          <text:p/>
        </draw:path>
        <draw:polygon draw:style-name="gr2" draw:text-style-name="P2" draw:layer="layout" svg:width="4.148cm" svg:height="0.565cm" svg:x="28.984cm" svg:y="-14.366cm" svg:viewBox="0 0 4149 566" draw:points="0,0 4149,0 4149,566 0,566">
          <text:p/>
        </draw:polygon>
        <draw:path draw:style-name="gr3" draw:text-style-name="P3" draw:layer="layout" svg:width="1.275cm" svg:height="0.262cm" svg:x="30.43cm" svg:y="-14.219cm" svg:viewBox="0 0 1276 263" svg:d="M75 206h-25v-158c0 0-18 17-50 30v-24c0 0 43-21 59-51h16zM269 206h-134c0 0 0-17 12-35 0 0 12-17 44-44 0 0 20-16 36-33 0 0 15-18 15-36 0 0 0-15-10-25 0 0-11-10-28-10 0 0-16 0-27 11 0 0-12 10-12 30l-26-3c0 0 3-28 21-43 0 0 18-15 45-15 0 0 30 0 46 16 0 0 17 17 17 40 0 0 0 19-14 40 0 0-14 19-56 52 0 0-21 18-29 31h100zM368 145h-76v-25h76zM519 63c0 0-2-19-14-29 0 0-12-10-35-10 0 0-21 0-34 8 0 0-13 8-13 22 0 0 0 14 10 20 0 0 10 7 38 13 0 0 25 5 41 11 0 0 16 6 27 18 0 0 11 12 11 33 0 0 0 26-20 43 0 0-21 17-54 17 0 0-43 0-64-19 0 0-21-19-22-49l25-2c0 0 2 24 19 35 0 0 17 11 41 11 0 0 22 0 36-9 0 0 14-9 14-25 0 0 0-17-14-24 0 0-15-8-49-15 0 0-34-7-49-21 0 0-15-13-15-35 0 0 0-24 19-40 0 0 19-16 52-16 0 0 33 0 54 16 0 0 20 16 21 45zM711 139h-109c0 0 1 24 13 37 0 0 13 13 31 13 0 0 15 0 24-8 0 0 10-7 15-22l25 3c0 0-6 23-22 35 0 0-17 12-42 12 0 0-33 0-51-20 0 0-19-20-19-55 0 0 0-35 18-56 0 0 18-22 51-22 0 0 16 0 31 7 0 0 14 7 25 24 0 0 10 17 10 52zM686 119c0 0-2-23-14-32 0 0-13-10-27-10 0 0-18 0-29 11 0 0-11 12-13 31zM765 78c0 0 13-22 42-22 0 0 29 0 46 21 0 0 16 21 16 54 0 0 0 36-18 57 0 0-18 21-46 21 0 0-24 0-38-18h-1v72h-25v-203h23v18zM804 189c0 0 17 0 29-15 0 0 11-14 11-43 0 0 0-26-11-41 0 0-11-14-28-14 0 0-18 0-30 16 0 0-11 16-11 41 0 0 0 28 10 42 0 0 12 14 30 14zM965 145h-76v-25h76zM1080 206h-25v-158c0 0-18 17-50 30v-24c0 0 43-21 59-51h16zM1168 102c0 0 17-27 49-27 0 0 24 0 42 18 0 0 17 19 17 47 0 0 0 29-17 49 0 0-18 20-46 20 0 0-29 0-49-21 0 0-21-22-21-77 0 0 0-54 18-81 0 0 19-27 54-27 0 0 23 0 38 13 0 0 16 12 20 37l-25 3c0 0-7-33-34-33 0 0-19 0-33 19 0 0-14 19-14 60zM1213 189c0 0 16 0 27-14 0 0 11-14 11-33 0 0 0-20-11-32 0 0-11-14-29-14 0 0-16 0-28 12 0 0-11 13-11 32 0 0 0 20 11 35 0 0 12 14 30 14z">
          <text:p/>
        </draw:path>
        <draw:polygon draw:style-name="gr2" draw:text-style-name="P2" draw:layer="layout" svg:width="0.592cm" svg:height="0.564cm" svg:x="32.54cm" svg:y="-13.801cm" svg:viewBox="0 0 593 565" draw:points="0,0 593,0 593,565 0,565">
          <text:p/>
        </draw:polygon>
        <draw:path draw:style-name="gr3" draw:text-style-name="P3" draw:layer="layout" svg:width="0.16cm" svg:height="0.209cm" svg:x="32.755cm" svg:y="-13.654cm" svg:viewBox="0 0 161 210" svg:d="M130 63c0 0-2-19-15-29 0 0-12-10-35-10 0 0-21 0-34 8 0 0-13 8-13 23 0 0 0 13 10 19 0 0 10 7 38 13 0 0 25 6 41 12 0 0 17 5 28 18 0 0 11 12 11 32 0 0 0 26-20 44 0 0-22 17-55 17 0 0-43 0-64-19 0 0-21-19-22-50l25-2c0 0 2 25 19 36 0 0 17 11 41 11 0 0 22 0 36-10 0 0 15-9 15-25 0 0 0-16-16-24 0 0-14-8-48-15 0 0-34-7-50-20 0 0-14-14-14-35 0 0 0-25 19-41 0 0 19-16 52-16 0 0 33 0 55 15 0 0 20 17 21 46z">
          <text:p/>
        </draw:path>
        <draw:polygon draw:style-name="gr2" draw:text-style-name="P2" draw:layer="layout" svg:width="0.593cm" svg:height="0.564cm" svg:x="33.132cm" svg:y="-13.801cm" svg:viewBox="0 0 594 565" draw:points="0,0 594,0 594,565 0,565">
          <text:p/>
        </draw:polygon>
        <draw:path draw:style-name="gr3" draw:text-style-name="P3" draw:layer="layout" svg:width="0.192cm" svg:height="0.202cm" svg:x="33.333cm" svg:y="-13.651cm" svg:viewBox="0 0 193 203" svg:d="M193 203h-27v-169l-58 169h-24l-58-172h-1v172h-25v-203h40l48 144c0 0 7 24 9 30 0 0 4-11 11-32l48-142h37z">
          <text:p/>
        </draw:path>
        <draw:polygon draw:style-name="gr2" draw:text-style-name="P2" draw:layer="layout" svg:width="0.593cm" svg:height="0.564cm" svg:x="33.725cm" svg:y="-13.801cm" svg:viewBox="0 0 594 565" draw:points="0,0 594,0 594,565 0,565">
          <text:p/>
        </draw:polygon>
        <draw:polygon draw:style-name="gr3" draw:text-style-name="P3" draw:layer="layout" svg:width="0.16cm" svg:height="0.202cm" svg:x="33.941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34.318cm" svg:y="-13.801cm" svg:viewBox="0 0 593 565" draw:points="0,0 593,0 593,565 0,565">
          <text:p/>
        </draw:polygon>
        <draw:path draw:style-name="gr3" draw:text-style-name="P3" draw:layer="layout" svg:width="0.26cm" svg:height="0.202cm" svg:x="34.484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34.91cm" svg:y="-13.801cm" svg:viewBox="0 0 594 565" draw:points="0,0 594,0 594,565 0,565">
          <text:p/>
        </draw:polygon>
        <draw:polygon draw:style-name="gr3" draw:text-style-name="P3" draw:layer="layout" svg:width="0.16cm" svg:height="0.202cm" svg:x="35.127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35.503cm" svg:y="-13.801cm" svg:viewBox="0 0 594 565" draw:points="0,0 594,0 594,565 0,565">
          <text:p/>
        </draw:polygon>
        <draw:polygon draw:style-name="gr3" draw:text-style-name="P3" draw:layer="layout" svg:width="0.136cm" svg:height="0.202cm" svg:x="35.736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36.096cm" svg:y="-13.801cm" svg:viewBox="0 0 593 565" draw:points="0,0 593,0 593,565 0,565">
          <text:p/>
        </draw:polygon>
        <draw:path draw:style-name="gr3" draw:text-style-name="P3" draw:layer="layout" svg:width="0.16cm" svg:height="0.209cm" svg:x="36.311cm" svg:y="-13.654cm" svg:viewBox="0 0 161 210" svg:d="M130 63c0 0-2-19-14-29 0 0-12-10-36-10 0 0-21 0-34 8 0 0-13 8-13 23 0 0 0 13 10 19 0 0 10 7 38 13 0 0 26 6 42 12 0 0 16 5 27 18 0 0 11 12 11 32 0 0 0 26-20 44 0 0-21 17-55 17 0 0-43 0-64-19 0 0-21-19-22-50l25-2c0 0 2 25 19 36 0 0 17 11 41 11 0 0 23 0 37-10 0 0 14-9 14-25 0 0 0-16-15-24 0 0-14-8-49-15 0 0-34-7-50-20 0 0-14-14-14-35 0 0 0-25 19-41 0 0 19-16 52-16 0 0 34 0 55 15 0 0 20 17 21 46z">
          <text:p/>
        </draw:path>
        <draw:polygon draw:style-name="gr2" draw:text-style-name="P2" draw:layer="layout" svg:width="4.149cm" svg:height="0.565cm" svg:x="33.132cm" svg:y="-14.366cm" svg:viewBox="0 0 4150 566" draw:points="0,0 4150,0 4150,566 0,566">
          <text:p/>
        </draw:polygon>
        <draw:path draw:style-name="gr3" draw:text-style-name="P3" draw:layer="layout" svg:width="1.275cm" svg:height="0.262cm" svg:x="34.579cm" svg:y="-14.219cm" svg:viewBox="0 0 1276 263" svg:d="M75 206h-25v-158c0 0-19 17-50 30v-24c0 0 43-21 58-51h17zM245 111c0 0-7 12-20 19 0 0-12 7-27 7 0 0-25 0-43-18 0 0-17-18-17-48 0 0 0-30 18-49 0 0 17-19 46-19 0 0 27 0 48 22 0 0 21 22 21 76 0 0 0 54-19 81 0 0-19 27-54 27 0 0-23 0-38-12 0 0-15-13-18-38l23-2c0 0 6 32 34 32 0 0 23 0 35-21 0 0 12-21 12-57zM204 116c0 0 18 0 29-13 0 0 10-13 10-33 0 0 0-20-11-33 0 0-11-14-28-14 0 0-17 0-29 15 0 0-12 14-12 34 0 0 0 19 12 32 0 0 11 12 29 12zM367 145h-75v-25h75zM519 63c0 0-1-19-14-29 0 0-12-10-35-10 0 0-21 0-35 8 0 0-12 8-12 22 0 0 0 14 10 20 0 0 10 7 39 13 0 0 25 5 41 11 0 0 16 6 27 18 0 0 11 12 11 33 0 0 0 26-20 43 0 0-21 17-55 17 0 0-43 0-64-19 0 0-21-19-23-49l26-2c0 0 1 24 18 35 0 0 17 11 42 11 0 0 23 0 37-9 0 0 14-9 14-25 0 0 0-17-15-24 0 0-14-8-48-15 0 0-36-7-51-21 0 0-15-13-15-35 0 0 0-24 19-40 0 0 19-16 53-16 0 0 34 0 54 16 0 0 21 16 22 45zM712 139h-110c0 0 2 24 14 37 0 0 12 13 31 13 0 0 14 0 24-8 0 0 10-7 15-22l25 3c0 0-6 23-23 35 0 0-16 12-41 12 0 0-33 0-51-20 0 0-19-20-19-55 0 0 0-35 18-56 0 0 18-22 51-22 0 0 16 0 30 7 0 0 15 7 25 24 0 0 11 17 11 52zM686 119c0 0-1-23-14-32 0 0-12-10-26-10 0 0-18 0-29 11 0 0-12 12-13 31zM765 78c0 0 14-22 42-22 0 0 29 0 45 21 0 0 17 21 17 54 0 0 0 36-18 57 0 0-19 21-46 21 0 0-23 0-38-18v72h-25v-203h23zM804 189c0 0 17 0 28-15 0 0 12-14 12-43 0 0 0-26-11-41 0 0-11-14-28-14 0 0-18 0-29 16 0 0-11 16-11 41 0 0 0 28 10 42 0 0 11 14 29 14zM965 145h-76v-25h76zM1080 206h-25v-158c0 0-19 17-50 30v-24c0 0 43-21 59-51h16zM1168 102c0 0 17-27 48-27 0 0 25 0 42 18 0 0 18 19 18 47 0 0 0 29-18 49 0 0-17 20-45 20 0 0-29 0-50-21 0 0-20-22-20-77 0 0 0-54 18-81 0 0 19-27 54-27 0 0 23 0 38 13 0 0 16 12 20 37l-26 3c0 0-6-33-34-33 0 0-18 0-32 19 0 0-14 19-14 60zM1212 189c0 0 17 0 28-14 0 0 10-14 10-33 0 0 0-20-10-32 0 0-11-14-29-14 0 0-16 0-28 12 0 0-12 13-12 32 0 0 0 20 12 35 0 0 12 14 29 14z">
          <text:p/>
        </draw:path>
        <draw:polygon draw:style-name="gr2" draw:text-style-name="P2" draw:layer="layout" svg:width="0.593cm" svg:height="0.564cm" svg:x="36.688cm" svg:y="-13.801cm" svg:viewBox="0 0 594 565" draw:points="0,0 594,0 594,565 0,565">
          <text:p/>
        </draw:polygon>
        <draw:path draw:style-name="gr3" draw:text-style-name="P3" draw:layer="layout" svg:width="0.161cm" svg:height="0.209cm" svg:x="36.903cm" svg:y="-13.654cm" svg:viewBox="0 0 162 210" svg:d="M129 63c0 0-1-19-14-29 0 0-12-10-35-10 0 0-21 0-34 8 0 0-12 8-12 23 0 0 0 13 10 19 0 0 10 7 38 13 0 0 25 6 41 12 0 0 17 5 28 18 0 0 11 12 11 32 0 0 0 26-20 44 0 0-22 17-56 17 0 0-42 0-63-19 0 0-21-19-23-50l26-2c0 0 1 25 18 36 0 0 17 11 41 11 0 0 23 0 37-10 0 0 13-9 13-25 0 0 0-16-14-24 0 0-15-8-48-15 0 0-35-7-50-20 0 0-15-14-15-35 0 0 0-25 19-41 0 0 19-16 52-16 0 0 34 0 54 15 0 0 22 17 23 46z">
          <text:p/>
        </draw:path>
        <draw:polygon draw:style-name="gr2" draw:text-style-name="P2" draw:layer="layout" svg:width="0.593cm" svg:height="0.564cm" svg:x="37.281cm" svg:y="-13.801cm" svg:viewBox="0 0 594 565" draw:points="0,0 594,0 594,565 0,565">
          <text:p/>
        </draw:polygon>
        <draw:path draw:style-name="gr3" draw:text-style-name="P3" draw:layer="layout" svg:width="0.192cm" svg:height="0.202cm" svg:x="37.481cm" svg:y="-13.651cm" svg:viewBox="0 0 193 203" svg:d="M193 203h-25v-169l-59 169h-24l-58-172h-1v172h-26v-203h40l49 144c0 0 8 24 9 30h1c0 0 4-11 11-32l48-142h35z">
          <text:p/>
        </draw:path>
        <draw:polygon draw:style-name="gr2" draw:text-style-name="P2" draw:layer="layout" svg:width="0.592cm" svg:height="0.564cm" svg:x="37.874cm" svg:y="-13.801cm" svg:viewBox="0 0 593 565" draw:points="0,0 593,0 593,565 0,565">
          <text:p/>
        </draw:polygon>
        <draw:polygon draw:style-name="gr3" draw:text-style-name="P3" draw:layer="layout" svg:width="0.16cm" svg:height="0.202cm" svg:x="38.09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38.466cm" svg:y="-13.801cm" svg:viewBox="0 0 594 565" draw:points="0,0 594,0 594,565 0,565">
          <text:p/>
        </draw:polygon>
        <draw:path draw:style-name="gr3" draw:text-style-name="P3" draw:layer="layout" svg:width="0.26cm" svg:height="0.202cm" svg:x="38.633cm" svg:y="-13.651cm" svg:viewBox="0 0 261 203" svg:d="M261 0l-56 203h-25l-44-159c0 0-4-12-5-19l-6 24-44 154h-27l-54-203h27l31 134c0 0 6 26 8 38l1 3c0 0 6-26 9-37l39-138h33l28 103c0 0 11 39 16 72 0 0 3-16 10-44l32-131z">
          <text:p/>
        </draw:path>
        <draw:polygon draw:style-name="gr2" draw:text-style-name="P2" draw:layer="layout" svg:width="0.593cm" svg:height="0.564cm" svg:x="39.059cm" svg:y="-13.801cm" svg:viewBox="0 0 594 565" draw:points="0,0 594,0 594,565 0,565">
          <text:p/>
        </draw:polygon>
        <draw:polygon draw:style-name="gr3" draw:text-style-name="P3" draw:layer="layout" svg:width="0.16cm" svg:height="0.202cm" svg:x="39.275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39.652cm" svg:y="-13.801cm" svg:viewBox="0 0 593 565" draw:points="0,0 593,0 593,565 0,565">
          <text:p/>
        </draw:polygon>
        <draw:polygon draw:style-name="gr3" draw:text-style-name="P3" draw:layer="layout" svg:width="0.136cm" svg:height="0.202cm" svg:x="39.885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40.244cm" svg:y="-13.801cm" svg:viewBox="0 0 594 565" draw:points="0,0 594,0 594,565 0,565">
          <text:p/>
        </draw:polygon>
        <draw:path draw:style-name="gr3" draw:text-style-name="P3" draw:layer="layout" svg:width="0.161cm" svg:height="0.209cm" svg:x="40.459cm" svg:y="-13.654cm" svg:viewBox="0 0 162 210" svg:d="M130 63c0 0-1-19-14-29 0 0-12-10-36-10 0 0-21 0-34 8 0 0-12 8-12 23 0 0 0 13 10 19 0 0 10 7 38 13 0 0 26 6 42 12 0 0 16 5 27 18 0 0 11 12 11 32 0 0 0 26-20 44 0 0-21 17-56 17 0 0-42 0-63-19 0 0-21-19-23-50l26-2c0 0 1 25 18 36 0 0 17 11 41 11 0 0 24 0 38-10 0 0 13-9 13-25 0 0 0-16-14-24 0 0-15-8-49-15 0 0-35-7-50-20 0 0-15-14-15-35 0 0 0-25 19-41 0 0 19-16 52-16 0 0 35 0 55 15 0 0 21 17 22 46z">
          <text:p/>
        </draw:path>
        <draw:polygon draw:style-name="gr2" draw:text-style-name="P2" draw:layer="layout" svg:width="4.149cm" svg:height="0.565cm" svg:x="37.281cm" svg:y="-14.366cm" svg:viewBox="0 0 4150 566" draw:points="0,0 4150,0 4150,566 0,566">
          <text:p/>
        </draw:polygon>
        <draw:path draw:style-name="gr3" draw:text-style-name="P3" draw:layer="layout" svg:width="1.298cm" svg:height="0.262cm" svg:x="38.705cm" svg:y="-14.219cm" svg:viewBox="0 0 1299 263" svg:d="M134 206h-134c0 0 0-17 12-35 0 0 12-17 45-44 0 0 19-16 35-33 0 0 16-18 16-36 0 0 0-15-11-25 0 0-11-10-27-10 0 0-17 0-28 11 0 0-11 10-11 30l-26-3c0 0 2-28 20-43 0 0 18-15 45-15 0 0 30 0 47 16 0 0 16 17 16 40 0 0 0 19-14 40 0 0-14 19-55 52 0 0-22 18-30 31h100zM185 102c0 0 17-27 49-27 0 0 25 0 42 18 0 0 17 19 17 47 0 0 0 29-17 49 0 0-17 20-46 20 0 0-29 0-49-21 0 0-21-22-21-77 0 0 0-54 19-81 0 0 18-27 53-27 0 0 23 0 39 13 0 0 16 12 19 37l-25 3c0 0-7-33-34-33 0 0-19 0-33 19 0 0-13 19-13 60zM230 189c0 0 17 0 27-14 0 0 11-14 11-33 0 0 0-20-11-32 0 0-10-14-28-14 0 0-16 0-28 12 0 0-12 13-12 32 0 0 0 20 11 35 0 0 12 14 30 14zM390 145h-75v-25h75zM541 63c0 0-2-19-14-29 0 0-12-10-35-10 0 0-21 0-34 8 0 0-13 8-13 22 0 0 0 14 10 20 0 0 11 7 38 13 0 0 26 5 42 11 0 0 15 6 26 18 0 0 12 12 12 33 0 0 0 26-21 43 0 0-20 17-54 17 0 0-42 0-64-19 0 0-21-19-22-49l25-2c0 0 2 24 19 35 0 0 17 11 41 11 0 0 23 0 36-9 0 0 14-9 14-25 0 0 0-17-14-24 0 0-15-8-49-15 0 0-34-7-49-21 0 0-15-13-15-35 0 0 0-24 19-40 0 0 19-16 52-16 0 0 33 0 54 16 0 0 20 16 22 45zM734 139h-110c0 0 1 24 14 37 0 0 12 13 31 13 0 0 14 0 23-8 0 0 10-7 15-22l26 3c0 0-6 23-23 35 0 0-17 12-41 12 0 0-33 0-52-20 0 0-18-20-18-55 0 0 0-35 18-56 0 0 18-22 50-22 0 0 16 0 31 7 0 0 15 7 25 24 0 0 11 17 11 52zM708 119c0 0-2-23-14-32 0 0-12-10-27-10 0 0-17 0-29 11 0 0-11 12-13 31zM787 78c0 0 14-22 42-22 0 0 29 0 46 21 0 0 17 21 17 54 0 0 0 36-19 57 0 0-18 21-46 21 0 0-24 0-38-18v72h-25v-203h22v18zM825 189c0 0 18 0 30-15 0 0 12-14 12-43 0 0 0-26-12-41 0 0-12-14-29-14 0 0-17 0-29 16 0 0-11 16-11 41 0 0 0 28 11 42 0 0 11 14 28 14zM987 145h-75v-25h75zM1102 206h-24v-158c0 0-19 17-50 30v-24c0 0 42-21 58-51h16zM1190 102c0 0 17-27 49-27 0 0 25 0 42 18 0 0 18 19 18 47 0 0 0 29-18 49 0 0-17 20-46 20 0 0-29 0-49-21 0 0-21-22-21-77 0 0 0-54 19-81 0 0 18-27 53-27 0 0 23 0 39 13 0 0 16 12 19 37l-25 3c0 0-7-33-34-33 0 0-19 0-33 19 0 0-13 19-13 60zM1235 189c0 0 17 0 27-14 0 0 11-14 11-33 0 0 0-20-11-32 0 0-10-14-28-14 0 0-16 0-28 12 0 0-12 13-12 32 0 0 0 20 12 35 0 0 11 14 29 14z">
          <text:p/>
        </draw:path>
        <draw:polygon draw:style-name="gr2" draw:text-style-name="P2" draw:layer="layout" svg:width="0.593cm" svg:height="0.564cm" svg:x="40.837cm" svg:y="-13.801cm" svg:viewBox="0 0 594 565" draw:points="0,0 594,0 594,565 0,565">
          <text:p/>
        </draw:polygon>
        <draw:path draw:style-name="gr3" draw:text-style-name="P3" draw:layer="layout" svg:width="0.161cm" svg:height="0.209cm" svg:x="41.052cm" svg:y="-13.654cm" svg:viewBox="0 0 162 210" svg:d="M129 63c0 0-2-19-14-29 0 0-12-10-35-10 0 0-21 0-34 8 0 0-13 8-13 23 0 0 0 13 10 19 0 0 10 7 38 13 0 0 25 6 41 12 0 0 16 5 28 18 0 0 12 12 12 32 0 0 0 26-22 44 0 0-21 17-54 17 0 0-42 0-64-19 0 0-21-19-22-50l25-2c0 0 2 25 19 36 0 0 17 11 41 11 0 0 22 0 36-10 0 0 14-9 14-25 0 0 0-16-14-24 0 0-15-8-49-15 0 0-34-7-49-20 0 0-15-14-15-35 0 0 0-25 19-41 0 0 19-16 52-16 0 0 33 0 54 15 0 0 21 17 22 46z">
          <text:p/>
        </draw:path>
        <draw:polygon draw:style-name="gr2" draw:text-style-name="P2" draw:layer="layout" svg:width="0.592cm" svg:height="0.564cm" svg:x="41.43cm" svg:y="-13.801cm" svg:viewBox="0 0 593 565" draw:points="0,0 593,0 593,565 0,565">
          <text:p/>
        </draw:polygon>
        <draw:path draw:style-name="gr3" draw:text-style-name="P3" draw:layer="layout" svg:width="0.192cm" svg:height="0.202cm" svg:x="41.63cm" svg:y="-13.651cm" svg:viewBox="0 0 193 203" svg:d="M193 203h-25v-169h-1l-58 169h-25l-58-172v172h-26v-203h40l48 144c0 0 8 24 9 30 0 0 4-11 12-32l48-142h36z">
          <text:p/>
        </draw:path>
        <draw:polygon draw:style-name="gr2" draw:text-style-name="P2" draw:layer="layout" svg:width="0.593cm" svg:height="0.564cm" svg:x="42.022cm" svg:y="-13.801cm" svg:viewBox="0 0 594 565" draw:points="0,0 594,0 594,565 0,565">
          <text:p/>
        </draw:polygon>
        <draw:polygon draw:style-name="gr3" draw:text-style-name="P3" draw:layer="layout" svg:width="0.16cm" svg:height="0.202cm" svg:x="42.239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42.615cm" svg:y="-13.801cm" svg:viewBox="0 0 594 565" draw:points="0,0 594,0 594,565 0,565">
          <text:p/>
        </draw:polygon>
        <draw:path draw:style-name="gr3" draw:text-style-name="P3" draw:layer="layout" svg:width="0.26cm" svg:height="0.202cm" svg:x="42.782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43.208cm" svg:y="-13.801cm" svg:viewBox="0 0 593 565" draw:points="0,0 593,0 593,565 0,565">
          <text:p/>
        </draw:polygon>
        <draw:polygon draw:style-name="gr3" draw:text-style-name="P3" draw:layer="layout" svg:width="0.16cm" svg:height="0.202cm" svg:x="43.424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43.8cm" svg:y="-13.801cm" svg:viewBox="0 0 594 565" draw:points="0,0 594,0 594,565 0,565">
          <text:p/>
        </draw:polygon>
        <draw:polygon draw:style-name="gr3" draw:text-style-name="P3" draw:layer="layout" svg:width="0.136cm" svg:height="0.202cm" svg:x="44.033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44.393cm" svg:y="-13.801cm" svg:viewBox="0 0 594 565" draw:points="0,0 594,0 594,565 0,565">
          <text:p/>
        </draw:polygon>
        <draw:path draw:style-name="gr3" draw:text-style-name="P3" draw:layer="layout" svg:width="0.161cm" svg:height="0.209cm" svg:x="44.608cm" svg:y="-13.654cm" svg:viewBox="0 0 162 210" svg:d="M130 63c0 0-2-19-14-29 0 0-13-10-36-10 0 0-21 0-34 8 0 0-13 8-13 23 0 0 0 13 10 19 0 0 10 7 38 13 0 0 25 6 42 12 0 0 16 5 27 18 0 0 12 12 12 32 0 0 0 26-21 44 0 0-21 17-55 17 0 0-42 0-64-19 0 0-21-19-22-50l25-2c0 0 2 25 19 36 0 0 17 11 41 11 0 0 22 0 37-10 0 0 14-9 14-25 0 0 0-16-14-24 0 0-16-8-50-15 0 0-34-7-49-20 0 0-15-14-15-35 0 0 0-25 19-41 0 0 19-16 52-16 0 0 34 0 55 15 0 0 20 17 21 46z">
          <text:p/>
        </draw:path>
        <draw:polygon draw:style-name="gr2" draw:text-style-name="P2" draw:layer="layout" svg:width="4.148cm" svg:height="0.565cm" svg:x="41.43cm" svg:y="-14.366cm" svg:viewBox="0 0 4149 566" draw:points="0,0 4149,0 4149,566 0,566">
          <text:p/>
        </draw:polygon>
        <draw:path draw:style-name="gr3" draw:text-style-name="P3" draw:layer="layout" svg:width="1.074cm" svg:height="0.209cm" svg:x="42.967cm" svg:y="-14.219cm" svg:viewBox="0 0 1075 210" svg:d="M95 96c0 0 19 4 28 19 0 0 10 14 10 31 0 0 0 28-20 47 0 0-20 17-48 17 0 0-27 0-44-15 0 0-18-17-21-42l25-4c0 0 4 20 14 30 0 0 10 11 26 11 0 0 17 0 29-13 0 0 12-12 12-30 0 0 0-17-11-28 0 0-11-12-28-12 0 0-7 0-18 3l3-22c0 0 10 0 16 0 0 0 6-1 13-5 0 0 7-4 12-11 0 0 4-7 4-17 0 0 0-15-10-23 0 0-10-9-23-9 0 0-15 0-24 10 0 0-10 9-12 27l-25-4c0 0 5-27 21-40 0 0 17-13 40-13 0 0 25 0 42 15 0 0 17 15 17 38 0 0 0 28-28 40zM230 145h-76v-25h76zM349 0c0 0 43 0 70 29 0 0 27 29 27 76 0 0 0 47-27 77 0 0-28 28-70 28 0 0-43 0-70-29 0 0-27-31-27-74 0 0 0-49 27-78 0 0 27-29 70-29zM349 187c0 0 31 0 50-22 0 0 19-22 19-60 0 0 0-39-20-60 0 0-19-22-49-22 0 0-30 0-49 21 0 0-20 21-20 64 0 0 0 35 19 57 0 0 19 22 50 22zM598 155c0 0-5 29-22 42 0 0-17 13-39 13 0 0-32 0-50-20 0 0-17-22-17-57 0 0 0-28 10-46 0 0 11-17 26-24 0 0 15-7 31-7 0 0 23 0 39 12 0 0 16 12 20 34l-24 4c0 0-4-14-12-22 0 0-9-7-22-7 0 0-20 0-31 15 0 0-11 14-11 40 0 0 0 28 11 42 0 0 10 16 30 16 0 0 16 0 25-9 0 0 9-10 12-29zM677 206c0 0-11 3-19 3 0 0-16 0-24-6 0 0-7-6-9-15 0 0-2-8-2-25v-84h-18v-19h18v-37l25-15v52h25v19h-25v85c0 0 0 11 3 17 0 0 2 5 11 5 0 0 6 0 11-1zM764 145h-76v-25h76zM879 207h-25v-159c0 0-19 17-50 30v-24c0 0 43-21 59-51h16zM967 102c0 0 17-27 49-27 0 0 24 0 42 18 0 0 17 19 17 47 0 0 0 29-17 50 0 0-18 20-46 20 0 0-29 0-50-21 0 0-20-23-20-78 0 0 0-54 18-81 0 0 19-27 54-27 0 0 23 0 39 13 0 0 15 12 19 37l-25 3c0 0-7-33-34-33 0 0-19 0-33 19 0 0-14 19-14 60zM1011 190c0 0 17 0 28-15 0 0 11-14 11-33 0 0 0-20-11-32 0 0-11-14-29-14 0 0-16 0-28 12 0 0-11 13-11 32 0 0 0 20 11 35 0 0 12 15 29 15z">
          <text:p/>
        </draw:path>
        <draw:polygon draw:style-name="gr2" draw:text-style-name="P2" draw:layer="layout" svg:width="0.592cm" svg:height="0.564cm" svg:x="44.986cm" svg:y="-13.801cm" svg:viewBox="0 0 593 565" draw:points="0,0 593,0 593,565 0,565">
          <text:p/>
        </draw:polygon>
        <draw:path draw:style-name="gr3" draw:text-style-name="P3" draw:layer="layout" svg:width="0.16cm" svg:height="0.209cm" svg:x="45.201cm" svg:y="-13.654cm" svg:viewBox="0 0 161 210" svg:d="M129 63c0 0-2-19-14-29 0 0-12-10-35-10 0 0-21 0-34 8 0 0-13 8-13 23 0 0 0 13 10 19 0 0 10 7 38 13 0 0 25 6 41 12 0 0 16 5 27 18 0 0 12 12 12 32 0 0 0 26-21 44 0 0-21 17-54 17 0 0-43 0-64-19 0 0-21-19-22-50l25-2c0 0 2 25 19 36 0 0 17 11 41 11 0 0 22 0 36-10 0 0 14-9 14-25 0 0 0-16-15-24 0 0-14-8-48-15 0 0-34-7-50-20 0 0-14-14-14-35 0 0 0-25 19-41 0 0 19-16 52-16 0 0 33 0 54 15 0 0 20 17 21 46z">
          <text:p/>
        </draw:path>
        <draw:polygon draw:style-name="gr2" draw:text-style-name="P2" draw:layer="layout" svg:width="0.593cm" svg:height="0.564cm" svg:x="45.578cm" svg:y="-13.801cm" svg:viewBox="0 0 594 565" draw:points="0,0 594,0 594,565 0,565">
          <text:p/>
        </draw:polygon>
        <draw:path draw:style-name="gr3" draw:text-style-name="P3" draw:layer="layout" svg:width="0.192cm" svg:height="0.202cm" svg:x="45.779cm" svg:y="-13.651cm" svg:viewBox="0 0 193 203" svg:d="M193 203h-26v-169l-59 169h-24l-58-172h-1v172h-25v-203h40l48 144c0 0 7 24 9 30 0 0 4-11 11-32l48-142h37z">
          <text:p/>
        </draw:path>
        <draw:polygon draw:style-name="gr2" draw:text-style-name="P2" draw:layer="layout" svg:width="0.593cm" svg:height="0.564cm" svg:x="46.171cm" svg:y="-13.801cm" svg:viewBox="0 0 594 565" draw:points="0,0 594,0 594,565 0,565">
          <text:p/>
        </draw:polygon>
        <draw:polygon draw:style-name="gr3" draw:text-style-name="P3" draw:layer="layout" svg:width="0.16cm" svg:height="0.202cm" svg:x="46.387cm" svg:y="-13.651cm" svg:viewBox="0 0 161 203" draw:points="161,25 94,25 94,203 67,203 67,25 0,25 0,0 161,0">
          <text:p/>
        </draw:polygon>
        <draw:polygon draw:style-name="gr2" draw:text-style-name="P2" draw:layer="layout" svg:width="0.592cm" svg:height="0.564cm" svg:x="46.764cm" svg:y="-13.801cm" svg:viewBox="0 0 593 565" draw:points="0,0 593,0 593,565 0,565">
          <text:p/>
        </draw:polygon>
        <draw:path draw:style-name="gr3" draw:text-style-name="P3" draw:layer="layout" svg:width="0.26cm" svg:height="0.202cm" svg:x="46.93cm" svg:y="-13.651cm" svg:viewBox="0 0 261 203" svg:d="M261 0l-56 203h-25l-44-159c0 0-4-12-5-19l-6 24-43 154h-28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47.356cm" svg:y="-13.801cm" svg:viewBox="0 0 594 565" draw:points="0,0 594,0 594,565 0,565">
          <text:p/>
        </draw:polygon>
        <draw:polygon draw:style-name="gr3" draw:text-style-name="P3" draw:layer="layout" svg:width="0.16cm" svg:height="0.202cm" svg:x="47.573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47.949cm" svg:y="-13.801cm" svg:viewBox="0 0 594 565" draw:points="0,0 594,0 594,565 0,565">
          <text:p/>
        </draw:polygon>
        <draw:polygon draw:style-name="gr3" draw:text-style-name="P3" draw:layer="layout" svg:width="0.136cm" svg:height="0.202cm" svg:x="48.182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48.542cm" svg:y="-13.801cm" svg:viewBox="0 0 593 565" draw:points="0,0 593,0 593,565 0,565">
          <text:p/>
        </draw:polygon>
        <draw:path draw:style-name="gr3" draw:text-style-name="P3" draw:layer="layout" svg:width="0.16cm" svg:height="0.209cm" svg:x="48.757cm" svg:y="-13.654cm" svg:viewBox="0 0 161 210" svg:d="M130 63c0 0-2-19-15-29 0 0-12-10-35-10 0 0-21 0-34 8 0 0-13 8-13 23 0 0 0 13 10 19 0 0 10 7 38 13 0 0 25 6 41 12 0 0 17 5 28 18 0 0 11 12 11 32 0 0 0 26-20 44 0 0-22 17-55 17 0 0-43 0-64-19 0 0-21-19-22-50l25-2c0 0 2 25 19 36 0 0 17 11 41 11 0 0 22 0 36-10 0 0 15-9 15-25 0 0 0-16-16-24 0 0-14-8-48-15 0 0-34-7-50-20 0 0-14-14-14-35 0 0 0-25 19-41 0 0 19-16 52-16 0 0 33 0 55 15 0 0 20 17 21 46z">
          <text:p/>
        </draw:path>
        <draw:polygon draw:style-name="gr2" draw:text-style-name="P2" draw:layer="layout" svg:width="4.149cm" svg:height="0.565cm" svg:x="45.578cm" svg:y="-14.366cm" svg:viewBox="0 0 4150 566" draw:points="0,0 4150,0 4150,566 0,566">
          <text:p/>
        </draw:polygon>
        <draw:path draw:style-name="gr3" draw:text-style-name="P3" draw:layer="layout" svg:width="1.211cm" svg:height="0.209cm" svg:x="47.057cm" svg:y="-14.219cm" svg:viewBox="0 0 1212 210" svg:d="M74 207h-25v-159c0 0-18 17-49 30v-24c0 0 43-21 58-51h16zM204 3c0 0 66 0 66 103 0 0 0 53-18 79 0 0-16 25-48 25 0 0-66 0-66-104 0 0 0-52 17-78 0 0 17-25 49-25zM204 190c0 0 20 0 30-21 0 0 10-19 10-63 0 0 0-30-4-48 0 0-5-18-14-26 0 0-9-9-23-9 0 0-20 0-30 20 0 0-10 20-10 63 0 0 0 30 5 48 0 0 4 18 13 27 0 0 9 9 23 9zM367 145h-76v-25h76zM486 0c0 0 43 0 70 29 0 0 27 29 27 76 0 0 0 47-27 77 0 0-27 28-70 28 0 0-43 0-70-29 0 0-27-31-27-74 0 0 0-49 28-78 0 0 26-29 69-29zM486 187c0 0 31 0 50-22 0 0 19-22 19-60 0 0 0-39-19-60 0 0-20-22-49-22 0 0-31 0-50 21 0 0-20 21-20 64 0 0 0 35 19 57 0 0 19 22 50 22zM734 155c0 0-5 29-22 42 0 0-17 13-39 13 0 0-31 0-49-20 0 0-17-22-17-57 0 0 0-28 10-46 0 0 10-17 25-24 0 0 15-7 31-7 0 0 23 0 39 12 0 0 16 12 20 34l-24 4c0 0-4-14-12-22 0 0-9-7-22-7 0 0-20 0-31 15 0 0-11 14-11 40 0 0 0 28 11 42 0 0 10 16 30 16 0 0 16 0 25-9 0 0 9-10 12-29zM814 206c0 0-11 3-19 3 0 0-16 0-25-6 0 0-7-6-8-15 0 0-2-8-2-25v-84h-18v-19h18v-37l25-15v52h25v19h-25v85c0 0 0 11 3 17 0 0 2 5 11 5 0 0 6 0 11-1zM901 145h-76v-25h76zM1016 207h-25v-159c0 0-18 17-50 30v-24c0 0 43-21 59-51h16zM1104 102c0 0 17-27 49-27 0 0 25 0 42 18 0 0 17 19 17 47 0 0 0 29-17 50 0 0-17 20-46 20 0 0-29 0-50-21 0 0-20-23-20-78 0 0 0-54 19-81 0 0 18-27 53-27 0 0 23 0 39 13 0 0 16 12 19 37l-25 3c0 0-7-33-34-33 0 0-19 0-33 19 0 0-13 19-13 60zM1148 190c0 0 18 0 28-15 0 0 11-14 11-33 0 0 0-20-11-32 0 0-10-14-28-14 0 0-17 0-28 12 0 0-12 13-12 32 0 0 0 20 11 35 0 0 12 15 29 15z">
          <text:p/>
        </draw:path>
        <draw:polygon draw:style-name="gr2" draw:text-style-name="P2" draw:layer="layout" svg:width="0.593cm" svg:height="0.564cm" svg:x="49.134cm" svg:y="-13.801cm" svg:viewBox="0 0 594 565" draw:points="0,0 594,0 594,565 0,565">
          <text:p/>
        </draw:polygon>
        <draw:path draw:style-name="gr3" draw:text-style-name="P3" draw:layer="layout" svg:width="0.161cm" svg:height="0.209cm" svg:x="49.349cm" svg:y="-13.654cm" svg:viewBox="0 0 162 210" svg:d="M130 63c0 0-1-19-14-29 0 0-12-10-35-10 0 0-21 0-34 8 0 0-12 8-12 23 0 0 0 13 10 19 0 0 10 7 38 13 0 0 25 6 41 12 0 0 16 5 27 18 0 0 11 12 11 32 0 0 0 26-20 44 0 0-21 17-55 17 0 0-42 0-63-19 0 0-22-19-24-50l27-2c0 0 1 25 18 36 0 0 17 11 41 11 0 0 23 0 37-10 0 0 13-9 13-25 0 0 0-16-14-24 0 0-15-8-48-15 0 0-35-7-50-20 0 0-16-14-16-35 0 0 0-25 20-41 0 0 19-16 52-16 0 0 34 0 54 15 0 0 21 17 22 46z">
          <text:p/>
        </draw:path>
        <draw:polygon draw:style-name="gr2" draw:text-style-name="P2" draw:layer="layout" svg:width="0.593cm" svg:height="0.564cm" svg:x="49.727cm" svg:y="-13.801cm" svg:viewBox="0 0 594 565" draw:points="0,0 594,0 594,565 0,565">
          <text:p/>
        </draw:polygon>
        <draw:path draw:style-name="gr3" draw:text-style-name="P3" draw:layer="layout" svg:width="0.192cm" svg:height="0.202cm" svg:x="49.927cm" svg:y="-13.651cm" svg:viewBox="0 0 193 203" svg:d="M193 203h-25v-169l-59 169h-24l-57-172h-1v172h-27v-203h41l48 144c0 0 8 24 9 30h1c0 0 4-11 11-32l48-142h35z">
          <text:p/>
        </draw:path>
        <draw:polygon draw:style-name="gr2" draw:text-style-name="P2" draw:layer="layout" svg:width="0.592cm" svg:height="0.564cm" svg:x="50.32cm" svg:y="-13.801cm" svg:viewBox="0 0 593 565" draw:points="0,0 593,0 593,565 0,565">
          <text:p/>
        </draw:polygon>
        <draw:polygon draw:style-name="gr3" draw:text-style-name="P3" draw:layer="layout" svg:width="0.16cm" svg:height="0.202cm" svg:x="50.536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50.912cm" svg:y="-13.801cm" svg:viewBox="0 0 594 565" draw:points="0,0 594,0 594,565 0,565">
          <text:p/>
        </draw:polygon>
        <draw:path draw:style-name="gr3" draw:text-style-name="P3" draw:layer="layout" svg:width="0.26cm" svg:height="0.202cm" svg:x="51.079cm" svg:y="-13.651cm" svg:viewBox="0 0 261 203" svg:d="M261 0l-56 203h-25l-44-159c0 0-4-12-5-19l-6 24-43 154h-28l-54-203h27l31 134c0 0 6 26 8 38l1 3c0 0 6-26 10-37l38-138h33l29 103c0 0 10 39 15 72 0 0 3-16 10-44l32-131z">
          <text:p/>
        </draw:path>
        <draw:polygon draw:style-name="gr2" draw:text-style-name="P2" draw:layer="layout" svg:width="0.593cm" svg:height="0.564cm" svg:x="51.505cm" svg:y="-13.801cm" svg:viewBox="0 0 594 565" draw:points="0,0 594,0 594,565 0,565">
          <text:p/>
        </draw:polygon>
        <draw:polygon draw:style-name="gr3" draw:text-style-name="P3" draw:layer="layout" svg:width="0.16cm" svg:height="0.202cm" svg:x="51.721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52.098cm" svg:y="-13.801cm" svg:viewBox="0 0 593 565" draw:points="0,0 593,0 593,565 0,565">
          <text:p/>
        </draw:polygon>
        <draw:polygon draw:style-name="gr3" draw:text-style-name="P3" draw:layer="layout" svg:width="0.136cm" svg:height="0.202cm" svg:x="52.331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52.69cm" svg:y="-13.801cm" svg:viewBox="0 0 594 565" draw:points="0,0 594,0 594,565 0,565">
          <text:p/>
        </draw:polygon>
        <draw:path draw:style-name="gr3" draw:text-style-name="P3" draw:layer="layout" svg:width="0.161cm" svg:height="0.209cm" svg:x="52.905cm" svg:y="-13.654cm" svg:viewBox="0 0 162 210" svg:d="M129 63c0 0-1-19-14-29 0 0-12-10-35-10 0 0-21 0-34 8 0 0-12 8-12 23 0 0 0 13 10 19 0 0 10 7 38 13 0 0 25 6 41 12 0 0 17 5 28 18 0 0 11 12 11 32 0 0 0 26-20 44 0 0-22 17-56 17 0 0-42 0-63-19 0 0-21-19-23-50l26-2c0 0 1 25 18 36 0 0 17 11 41 11 0 0 23 0 37-10 0 0 14-9 14-25 0 0 0-16-15-24 0 0-15-8-48-15 0 0-35-7-50-20 0 0-15-14-15-35 0 0 0-25 19-41 0 0 19-16 52-16 0 0 34 0 54 15 0 0 22 17 23 46z">
          <text:p/>
        </draw:path>
        <draw:polygon draw:style-name="gr2" draw:text-style-name="P2" draw:layer="layout" svg:width="4.149cm" svg:height="0.565cm" svg:x="49.727cm" svg:y="-14.366cm" svg:viewBox="0 0 4150 566" draw:points="0,0 4150,0 4150,566 0,566">
          <text:p/>
        </draw:polygon>
        <draw:path draw:style-name="gr3" draw:text-style-name="P3" draw:layer="layout" svg:width="1.212cm" svg:height="0.209cm" svg:x="51.205cm" svg:y="-14.219cm" svg:viewBox="0 0 1213 210" svg:d="M75 207h-25v-159c0 0-18 17-50 30v-24c0 0 43-21 59-51h16zM271 26c0 0-31 32-52 80 0 0-22 49-26 101h-25c0 0 1-42 20-91 0 0 19-50 50-86h-98v-24h131zM369 145h-76v-25h76zM488 0c0 0 42 0 70 29 0 0 26 29 26 76 0 0 0 47-27 77 0 0-27 28-69 28 0 0-44 0-70-29 0 0-27-31-27-74 0 0 0-49 27-78 0 0 27-29 70-29zM488 187c0 0 30 0 49-22 0 0 20-22 20-60 0 0 0-39-20-60 0 0-19-22-49-22 0 0-30 0-50 21 0 0-19 21-19 64 0 0 0 35 19 57 0 0 19 22 50 22zM736 155c0 0-5 29-22 42 0 0-17 13-39 13 0 0-32 0-49-20 0 0-18-22-18-57 0 0 0-28 11-46 0 0 9-17 25-24 0 0 14-7 31-7 0 0 23 0 39 12 0 0 16 12 20 34l-24 4c0 0-4-14-13-22 0 0-8-7-21-7 0 0-21 0-31 15 0 0-11 14-11 40 0 0 0 28 10 42 0 0 11 16 31 16 0 0 16 0 25-9 0 0 9-10 11-29zM814 206c0 0-11 3-18 3 0 0-17 0-24-6 0 0-7-6-9-15 0 0-2-8-2-25v-84h-18v-19h18v-37l25-15v52h25v19h-25v85c0 0 0 11 3 17 0 0 2 5 11 5 0 0 6 0 11-1zM902 145h-76v-25h76zM1017 207h-25v-159c0 0-19 17-50 30v-24c0 0 43-21 59-51h16zM1105 102c0 0 17-27 48-27 0 0 25 0 43 18 0 0 17 19 17 47 0 0 0 29-17 50 0 0-18 20-46 20 0 0-29 0-50-21 0 0-20-23-20-78 0 0 0-54 18-81 0 0 19-27 54-27 0 0 23 0 38 13 0 0 16 12 19 37l-24 3c0 0-7-33-34-33 0 0-20 0-33 19 0 0-14 19-14 60zM1149 190c0 0 17 0 28-15 0 0 11-14 11-33 0 0 0-20-11-32 0 0-11-14-29-14 0 0-16 0-28 12 0 0-12 13-12 32 0 0 0 20 12 35 0 0 11 15 29 15z">
          <text:p/>
        </draw:path>
        <draw:polygon draw:style-name="gr2" draw:text-style-name="P2" draw:layer="layout" svg:width="0.593cm" svg:height="0.564cm" svg:x="53.283cm" svg:y="-13.801cm" svg:viewBox="0 0 594 565" draw:points="0,0 594,0 594,565 0,565">
          <text:p/>
        </draw:polygon>
        <draw:path draw:style-name="gr3" draw:text-style-name="P3" draw:layer="layout" svg:width="0.161cm" svg:height="0.209cm" svg:x="53.498cm" svg:y="-13.654cm" svg:viewBox="0 0 162 210" svg:d="M130 63c0 0-2-19-14-29 0 0-12-10-35-10 0 0-21 0-34 8 0 0-13 8-13 23 0 0 0 13 10 19 0 0 10 7 38 13 0 0 25 6 41 12 0 0 16 5 27 18 0 0 12 12 12 32 0 0 0 26-21 44 0 0-21 17-54 17 0 0-42 0-64-19 0 0-22-19-23-50l26-2c0 0 2 25 19 36 0 0 17 11 41 11 0 0 22 0 36-10 0 0 14-9 14-25 0 0 0-16-14-24 0 0-15-8-49-15 0 0-34-7-49-20 0 0-16-14-16-35 0 0 0-25 20-41 0 0 19-16 52-16 0 0 33 0 54 15 0 0 20 17 21 46z">
          <text:p/>
        </draw:path>
        <draw:polygon draw:style-name="gr2" draw:text-style-name="P2" draw:layer="layout" svg:width="0.592cm" svg:height="0.564cm" svg:x="53.876cm" svg:y="-13.801cm" svg:viewBox="0 0 593 565" draw:points="0,0 593,0 593,565 0,565">
          <text:p/>
        </draw:polygon>
        <draw:path draw:style-name="gr3" draw:text-style-name="P3" draw:layer="layout" svg:width="0.192cm" svg:height="0.202cm" svg:x="54.076cm" svg:y="-13.651cm" svg:viewBox="0 0 193 203" svg:d="M193 203h-25v-169h-1l-58 169h-24l-59-172v172h-26v-203h40l49 144c0 0 8 24 9 30 0 0 4-11 11-32l49-142h35z">
          <text:p/>
        </draw:path>
        <draw:polygon draw:style-name="gr2" draw:text-style-name="P2" draw:layer="layout" svg:width="0.593cm" svg:height="0.564cm" svg:x="54.468cm" svg:y="-13.801cm" svg:viewBox="0 0 594 565" draw:points="0,0 594,0 594,565 0,565">
          <text:p/>
        </draw:polygon>
        <draw:polygon draw:style-name="gr3" draw:text-style-name="P3" draw:layer="layout" svg:width="0.16cm" svg:height="0.202cm" svg:x="54.685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55.061cm" svg:y="-13.801cm" svg:viewBox="0 0 594 565" draw:points="0,0 594,0 594,565 0,565">
          <text:p/>
        </draw:polygon>
        <draw:path draw:style-name="gr3" draw:text-style-name="P3" draw:layer="layout" svg:width="0.26cm" svg:height="0.202cm" svg:x="55.228cm" svg:y="-13.651cm" svg:viewBox="0 0 261 203" svg:d="M261 0l-56 203h-26l-44-159c0 0-3-12-4-19h-1l-6 24-42 154h-28l-54-203h27l31 134c0 0 6 26 8 38v3h1c0 0 6-26 9-37l39-138h32l29 103c0 0 11 39 16 72 0 0 3-16 10-44l32-131z">
          <text:p/>
        </draw:path>
        <draw:polygon draw:style-name="gr2" draw:text-style-name="P2" draw:layer="layout" svg:width="0.592cm" svg:height="0.564cm" svg:x="55.654cm" svg:y="-13.801cm" svg:viewBox="0 0 593 565" draw:points="0,0 593,0 593,565 0,565">
          <text:p/>
        </draw:polygon>
        <draw:polygon draw:style-name="gr3" draw:text-style-name="P3" draw:layer="layout" svg:width="0.16cm" svg:height="0.202cm" svg:x="55.87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56.246cm" svg:y="-13.801cm" svg:viewBox="0 0 594 565" draw:points="0,0 594,0 594,565 0,565">
          <text:p/>
        </draw:polygon>
        <draw:polygon draw:style-name="gr3" draw:text-style-name="P3" draw:layer="layout" svg:width="0.136cm" svg:height="0.202cm" svg:x="56.479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56.839cm" svg:y="-13.801cm" svg:viewBox="0 0 594 565" draw:points="0,0 594,0 594,565 0,565">
          <text:p/>
        </draw:polygon>
        <draw:path draw:style-name="gr3" draw:text-style-name="P3" draw:layer="layout" svg:width="0.161cm" svg:height="0.209cm" svg:x="57.054cm" svg:y="-13.654cm" svg:viewBox="0 0 162 210" svg:d="M129 63c0 0-2-19-14-29 0 0-12-10-35-10 0 0-21 0-34 8 0 0-13 8-13 23 0 0 0 13 10 19 0 0 10 7 38 13 0 0 26 6 41 12 0 0 16 5 28 18 0 0 12 12 12 32 0 0 0 26-22 44 0 0-21 17-54 17 0 0-42 0-64-19 0 0-21-19-22-50l25-2c0 0 2 25 19 36 0 0 17 11 41 11 0 0 22 0 36-10 0 0 14-9 14-25 0 0 0-16-14-24 0 0-15-8-49-15 0 0-34-7-49-20 0 0-15-14-15-35 0 0 0-25 19-41 0 0 19-16 52-16 0 0 33 0 54 15 0 0 21 17 22 46z">
          <text:p/>
        </draw:path>
        <draw:polygon draw:style-name="gr3" draw:text-style-name="P3" draw:layer="layout" svg:width="0.593cm" svg:height="18.683cm" svg:x="1.128cm" svg:y="-13.237cm" svg:viewBox="0 0 594 18684" draw:points="0,0 594,0 594,18684 0,18684">
          <text:p/>
        </draw:polygon>
        <draw:polygon draw:style-name="gr12" draw:text-style-name="P1" draw:layer="layout" svg:width="0.593cm" svg:height="18.683cm" svg:x="1.128cm" svg:y="-13.237cm" svg:viewBox="0 0 594 18684" draw:points="0,0 594,0 594,18684 0,18684">
          <text:p/>
        </draw:polygon>
        <draw:polygon draw:style-name="gr9" draw:text-style-name="P3" draw:layer="layout" svg:width="0.593cm" svg:height="18.683cm" svg:x="1.721cm" svg:y="-13.237cm" svg:viewBox="0 0 594 18684" draw:points="0,0 594,0 594,18684 0,18684">
          <text:p/>
        </draw:polygon>
        <draw:polygon draw:style-name="gr3" draw:text-style-name="P3" draw:layer="layout" svg:width="0.592cm" svg:height="18.683cm" svg:x="2.314cm" svg:y="-13.237cm" svg:viewBox="0 0 593 18684" draw:points="0,0 593,0 593,18684 0,18684">
          <text:p/>
        </draw:polygon>
        <draw:polygon draw:style-name="gr12" draw:text-style-name="P1" draw:layer="layout" svg:width="0.592cm" svg:height="18.683cm" svg:x="2.314cm" svg:y="-13.237cm" svg:viewBox="0 0 593 18684" draw:points="0,0 593,0 593,18684 0,18684">
          <text:p/>
        </draw:polygon>
        <draw:polygon draw:style-name="gr10" draw:text-style-name="P6" draw:layer="layout" svg:width="0.593cm" svg:height="18.683cm" svg:x="2.906cm" svg:y="-13.237cm" svg:viewBox="0 0 594 18684" draw:points="0,0 594,0 594,18684 0,18684">
          <text:p/>
        </draw:polygon>
        <draw:polygon draw:style-name="gr10" draw:text-style-name="P6" draw:layer="layout" svg:width="0.593cm" svg:height="18.683cm" svg:x="3.499cm" svg:y="-13.237cm" svg:viewBox="0 0 594 18684" draw:points="0,0 594,0 594,18684 0,18684">
          <text:p/>
        </draw:polygon>
        <draw:polygon draw:style-name="gr9" draw:text-style-name="P3" draw:layer="layout" svg:width="0.592cm" svg:height="18.683cm" svg:x="4.092cm" svg:y="-13.237cm" svg:viewBox="0 0 593 18684" draw:points="0,0 593,0 593,18684 0,18684">
          <text:p/>
        </draw:polygon>
        <draw:polygon draw:style-name="gr9" draw:text-style-name="P3" draw:layer="layout" svg:width="0.593cm" svg:height="18.683cm" svg:x="4.684cm" svg:y="-13.237cm" svg:viewBox="0 0 594 18684" draw:points="0,0 594,0 594,18684 0,18684">
          <text:p/>
        </draw:polygon>
        <draw:polygon draw:style-name="gr9" draw:text-style-name="P3" draw:layer="layout" svg:width="0.593cm" svg:height="18.683cm" svg:x="5.277cm" svg:y="-13.237cm" svg:viewBox="0 0 594 18684" draw:points="0,0 594,0 594,18684 0,18684">
          <text:p/>
        </draw:polygon>
        <draw:polygon draw:style-name="gr9" draw:text-style-name="P3" draw:layer="layout" svg:width="0.592cm" svg:height="18.683cm" svg:x="5.87cm" svg:y="-13.237cm" svg:viewBox="0 0 593 18684" draw:points="0,0 593,0 593,18684 0,18684">
          <text:p/>
        </draw:polygon>
        <draw:polygon draw:style-name="gr9" draw:text-style-name="P3" draw:layer="layout" svg:width="0.593cm" svg:height="18.683cm" svg:x="6.462cm" svg:y="-13.237cm" svg:viewBox="0 0 594 18684" draw:points="0,0 594,0 594,18684 0,18684">
          <text:p/>
        </draw:polygon>
        <draw:polygon draw:style-name="gr10" draw:text-style-name="P6" draw:layer="layout" svg:width="0.593cm" svg:height="18.683cm" svg:x="7.055cm" svg:y="-13.237cm" svg:viewBox="0 0 594 18684" draw:points="0,0 594,0 594,18684 0,18684">
          <text:p/>
        </draw:polygon>
        <draw:line draw:style-name="gr11" draw:text-style-name="P1" draw:layer="layout" svg:x1="4.092cm" svg:y1="-13.237cm" svg:x2="4.092cm" svg:y2="5.446cm">
          <text:p/>
        </draw:line>
        <draw:polygon draw:style-name="gr10" draw:text-style-name="P6" draw:layer="layout" svg:width="0.592cm" svg:height="18.683cm" svg:x="7.648cm" svg:y="-13.237cm" svg:viewBox="0 0 593 18684" draw:points="0,0 593,0 593,18684 0,18684">
          <text:p/>
        </draw:polygon>
        <draw:polygon draw:style-name="gr9" draw:text-style-name="P3" draw:layer="layout" svg:width="0.593cm" svg:height="18.683cm" svg:x="8.24cm" svg:y="-13.237cm" svg:viewBox="0 0 594 18684" draw:points="0,0 594,0 594,18684 0,18684">
          <text:p/>
        </draw:polygon>
        <draw:polygon draw:style-name="gr9" draw:text-style-name="P3" draw:layer="layout" svg:width="0.593cm" svg:height="18.683cm" svg:x="8.833cm" svg:y="-13.237cm" svg:viewBox="0 0 594 18684" draw:points="0,0 594,0 594,18684 0,18684">
          <text:p/>
        </draw:polygon>
        <draw:polygon draw:style-name="gr9" draw:text-style-name="P3" draw:layer="layout" svg:width="0.592cm" svg:height="18.683cm" svg:x="9.426cm" svg:y="-13.237cm" svg:viewBox="0 0 593 18684" draw:points="0,0 593,0 593,18684 0,18684">
          <text:p/>
        </draw:polygon>
        <draw:polygon draw:style-name="gr9" draw:text-style-name="P3" draw:layer="layout" svg:width="0.593cm" svg:height="18.683cm" svg:x="10.018cm" svg:y="-13.237cm" svg:viewBox="0 0 594 18684" draw:points="0,0 594,0 594,18684 0,18684">
          <text:p/>
        </draw:polygon>
        <draw:polygon draw:style-name="gr9" draw:text-style-name="P3" draw:layer="layout" svg:width="0.593cm" svg:height="18.683cm" svg:x="10.611cm" svg:y="-13.237cm" svg:viewBox="0 0 594 18684" draw:points="0,0 594,0 594,18684 0,18684">
          <text:p/>
        </draw:polygon>
        <draw:polygon draw:style-name="gr10" draw:text-style-name="P6" draw:layer="layout" svg:width="0.592cm" svg:height="18.683cm" svg:x="11.204cm" svg:y="-13.237cm" svg:viewBox="0 0 593 18684" draw:points="0,0 593,0 593,18684 0,18684">
          <text:p/>
        </draw:polygon>
        <draw:line draw:style-name="gr11" draw:text-style-name="P1" draw:layer="layout" svg:x1="8.24cm" svg:y1="-13.237cm" svg:x2="8.24cm" svg:y2="5.446cm">
          <text:p/>
        </draw:line>
        <draw:polygon draw:style-name="gr10" draw:text-style-name="P6" draw:layer="layout" svg:width="0.593cm" svg:height="18.683cm" svg:x="11.796cm" svg:y="-13.237cm" svg:viewBox="0 0 594 18684" draw:points="0,0 594,0 594,18684 0,18684">
          <text:p/>
        </draw:polygon>
        <draw:polygon draw:style-name="gr9" draw:text-style-name="P3" draw:layer="layout" svg:width="0.593cm" svg:height="18.683cm" svg:x="12.389cm" svg:y="-13.237cm" svg:viewBox="0 0 594 18684" draw:points="0,0 594,0 594,18684 0,18684">
          <text:p/>
        </draw:polygon>
        <draw:polygon draw:style-name="gr9" draw:text-style-name="P3" draw:layer="layout" svg:width="0.592cm" svg:height="18.683cm" svg:x="12.982cm" svg:y="-13.237cm" svg:viewBox="0 0 593 18684" draw:points="0,0 593,0 593,18684 0,18684">
          <text:p/>
        </draw:polygon>
        <draw:polygon draw:style-name="gr9" draw:text-style-name="P3" draw:layer="layout" svg:width="0.593cm" svg:height="18.683cm" svg:x="13.574cm" svg:y="-13.237cm" svg:viewBox="0 0 594 18684" draw:points="0,0 594,0 594,18684 0,18684">
          <text:p/>
        </draw:polygon>
        <draw:polygon draw:style-name="gr9" draw:text-style-name="P3" draw:layer="layout" svg:width="0.593cm" svg:height="18.683cm" svg:x="14.167cm" svg:y="-13.237cm" svg:viewBox="0 0 594 18684" draw:points="0,0 594,0 594,18684 0,18684">
          <text:p/>
        </draw:polygon>
        <draw:polygon draw:style-name="gr9" draw:text-style-name="P3" draw:layer="layout" svg:width="0.592cm" svg:height="18.683cm" svg:x="14.76cm" svg:y="-13.237cm" svg:viewBox="0 0 593 18684" draw:points="0,0 593,0 593,18684 0,18684">
          <text:p/>
        </draw:polygon>
        <draw:polygon draw:style-name="gr10" draw:text-style-name="P6" draw:layer="layout" svg:width="0.593cm" svg:height="18.683cm" svg:x="15.352cm" svg:y="-13.237cm" svg:viewBox="0 0 594 18684" draw:points="0,0 594,0 594,18684 0,18684">
          <text:p/>
        </draw:polygon>
        <draw:line draw:style-name="gr11" draw:text-style-name="P1" draw:layer="layout" svg:x1="12.389cm" svg:y1="-13.237cm" svg:x2="12.389cm" svg:y2="5.446cm">
          <text:p/>
        </draw:line>
        <draw:polygon draw:style-name="gr10" draw:text-style-name="P6" draw:layer="layout" svg:width="0.593cm" svg:height="18.683cm" svg:x="15.945cm" svg:y="-13.237cm" svg:viewBox="0 0 594 18684" draw:points="0,0 594,0 594,18684 0,18684">
          <text:p/>
        </draw:polygon>
        <draw:polygon draw:style-name="gr9" draw:text-style-name="P3" draw:layer="layout" svg:width="0.592cm" svg:height="18.683cm" svg:x="16.538cm" svg:y="-13.237cm" svg:viewBox="0 0 593 18684" draw:points="0,0 593,0 593,18684 0,18684">
          <text:p/>
        </draw:polygon>
        <draw:polygon draw:style-name="gr9" draw:text-style-name="P3" draw:layer="layout" svg:width="0.593cm" svg:height="18.683cm" svg:x="17.13cm" svg:y="-13.237cm" svg:viewBox="0 0 594 18684" draw:points="0,0 594,0 594,18684 0,18684">
          <text:p/>
        </draw:polygon>
        <draw:polygon draw:style-name="gr9" draw:text-style-name="P3" draw:layer="layout" svg:width="0.593cm" svg:height="18.683cm" svg:x="17.723cm" svg:y="-13.237cm" svg:viewBox="0 0 594 18684" draw:points="0,0 594,0 594,18684 0,18684">
          <text:p/>
        </draw:polygon>
        <draw:polygon draw:style-name="gr9" draw:text-style-name="P3" draw:layer="layout" svg:width="0.592cm" svg:height="18.683cm" svg:x="18.316cm" svg:y="-13.237cm" svg:viewBox="0 0 593 18684" draw:points="0,0 593,0 593,18684 0,18684">
          <text:p/>
        </draw:polygon>
        <draw:polygon draw:style-name="gr9" draw:text-style-name="P3" draw:layer="layout" svg:width="0.593cm" svg:height="18.683cm" svg:x="18.908cm" svg:y="-13.237cm" svg:viewBox="0 0 594 18684" draw:points="0,0 594,0 594,18684 0,18684">
          <text:p/>
        </draw:polygon>
        <draw:polygon draw:style-name="gr10" draw:text-style-name="P6" draw:layer="layout" svg:width="0.593cm" svg:height="18.683cm" svg:x="19.501cm" svg:y="-13.237cm" svg:viewBox="0 0 594 18684" draw:points="0,0 594,0 594,18684 0,18684">
          <text:p/>
        </draw:polygon>
        <draw:line draw:style-name="gr11" draw:text-style-name="P1" draw:layer="layout" svg:x1="16.538cm" svg:y1="-13.237cm" svg:x2="16.538cm" svg:y2="5.446cm">
          <text:p/>
        </draw:line>
        <draw:polygon draw:style-name="gr10" draw:text-style-name="P6" draw:layer="layout" svg:width="0.592cm" svg:height="18.683cm" svg:x="20.094cm" svg:y="-13.237cm" svg:viewBox="0 0 593 18684" draw:points="0,0 593,0 593,18684 0,18684">
          <text:p/>
        </draw:polygon>
        <draw:polygon draw:style-name="gr9" draw:text-style-name="P3" draw:layer="layout" svg:width="0.593cm" svg:height="18.683cm" svg:x="20.686cm" svg:y="-13.237cm" svg:viewBox="0 0 594 18684" draw:points="0,0 594,0 594,18684 0,18684">
          <text:p/>
        </draw:polygon>
        <draw:polygon draw:style-name="gr9" draw:text-style-name="P3" draw:layer="layout" svg:width="0.593cm" svg:height="18.683cm" svg:x="21.279cm" svg:y="-13.237cm" svg:viewBox="0 0 594 18684" draw:points="0,0 594,0 594,18684 0,18684">
          <text:p/>
        </draw:polygon>
        <draw:polygon draw:style-name="gr9" draw:text-style-name="P3" draw:layer="layout" svg:width="0.592cm" svg:height="18.683cm" svg:x="21.872cm" svg:y="-13.237cm" svg:viewBox="0 0 593 18684" draw:points="0,0 593,0 593,18684 0,18684">
          <text:p/>
        </draw:polygon>
        <draw:polygon draw:style-name="gr9" draw:text-style-name="P3" draw:layer="layout" svg:width="0.593cm" svg:height="18.683cm" svg:x="22.464cm" svg:y="-13.237cm" svg:viewBox="0 0 594 18684" draw:points="0,0 594,0 594,18684 0,18684">
          <text:p/>
        </draw:polygon>
        <draw:polygon draw:style-name="gr9" draw:text-style-name="P3" draw:layer="layout" svg:width="0.593cm" svg:height="18.683cm" svg:x="23.057cm" svg:y="-13.237cm" svg:viewBox="0 0 594 18684" draw:points="0,0 594,0 594,18684 0,18684">
          <text:p/>
        </draw:polygon>
        <draw:polygon draw:style-name="gr10" draw:text-style-name="P6" draw:layer="layout" svg:width="0.592cm" svg:height="18.683cm" svg:x="23.65cm" svg:y="-13.237cm" svg:viewBox="0 0 593 18684" draw:points="0,0 593,0 593,18684 0,18684">
          <text:p/>
        </draw:polygon>
        <draw:line draw:style-name="gr11" draw:text-style-name="P1" draw:layer="layout" svg:x1="20.686cm" svg:y1="-13.237cm" svg:x2="20.686cm" svg:y2="5.446cm">
          <text:p/>
        </draw:line>
        <draw:polygon draw:style-name="gr10" draw:text-style-name="P6" draw:layer="layout" svg:width="0.593cm" svg:height="18.683cm" svg:x="24.242cm" svg:y="-13.237cm" svg:viewBox="0 0 594 18684" draw:points="0,0 594,0 594,18684 0,18684">
          <text:p/>
        </draw:polygon>
        <draw:polygon draw:style-name="gr13" draw:text-style-name="P7" draw:layer="layout" svg:width="0.593cm" svg:height="18.683cm" svg:x="24.835cm" svg:y="-13.237cm" svg:viewBox="0 0 594 18684" draw:points="0,0 594,0 594,18684 0,18684">
          <text:p/>
        </draw:polygon>
        <draw:polygon draw:style-name="gr9" draw:text-style-name="P3" draw:layer="layout" svg:width="0.592cm" svg:height="18.683cm" svg:x="25.428cm" svg:y="-13.237cm" svg:viewBox="0 0 593 18684" draw:points="0,0 593,0 593,18684 0,18684">
          <text:p/>
        </draw:polygon>
        <draw:polygon draw:style-name="gr9" draw:text-style-name="P3" draw:layer="layout" svg:width="0.593cm" svg:height="18.683cm" svg:x="26.02cm" svg:y="-13.237cm" svg:viewBox="0 0 594 18684" draw:points="0,0 594,0 594,18684 0,18684">
          <text:p/>
        </draw:polygon>
        <draw:polygon draw:style-name="gr9" draw:text-style-name="P3" draw:layer="layout" svg:width="0.593cm" svg:height="18.683cm" svg:x="26.613cm" svg:y="-13.237cm" svg:viewBox="0 0 594 18684" draw:points="0,0 594,0 594,18684 0,18684">
          <text:p/>
        </draw:polygon>
        <draw:polygon draw:style-name="gr9" draw:text-style-name="P3" draw:layer="layout" svg:width="0.592cm" svg:height="18.683cm" svg:x="27.206cm" svg:y="-13.237cm" svg:viewBox="0 0 593 18684" draw:points="0,0 593,0 593,18684 0,18684">
          <text:p/>
        </draw:polygon>
        <draw:polygon draw:style-name="gr10" draw:text-style-name="P6" draw:layer="layout" svg:width="0.593cm" svg:height="18.683cm" svg:x="27.798cm" svg:y="-13.237cm" svg:viewBox="0 0 594 18684" draw:points="0,0 594,0 594,18684 0,18684">
          <text:p/>
        </draw:polygon>
        <draw:line draw:style-name="gr11" draw:text-style-name="P1" draw:layer="layout" svg:x1="24.835cm" svg:y1="-13.237cm" svg:x2="24.835cm" svg:y2="5.446cm">
          <text:p/>
        </draw:line>
        <draw:polygon draw:style-name="gr10" draw:text-style-name="P6" draw:layer="layout" svg:width="0.593cm" svg:height="18.683cm" svg:x="28.391cm" svg:y="-13.237cm" svg:viewBox="0 0 594 18684" draw:points="0,0 594,0 594,18684 0,18684">
          <text:p/>
        </draw:polygon>
        <draw:polygon draw:style-name="gr9" draw:text-style-name="P3" draw:layer="layout" svg:width="0.592cm" svg:height="18.683cm" svg:x="28.984cm" svg:y="-13.237cm" svg:viewBox="0 0 593 18684" draw:points="0,0 593,0 593,18684 0,18684">
          <text:p/>
        </draw:polygon>
        <draw:polygon draw:style-name="gr9" draw:text-style-name="P3" draw:layer="layout" svg:width="0.593cm" svg:height="18.683cm" svg:x="29.576cm" svg:y="-13.237cm" svg:viewBox="0 0 594 18684" draw:points="0,0 594,0 594,18684 0,18684">
          <text:p/>
        </draw:polygon>
        <draw:polygon draw:style-name="gr9" draw:text-style-name="P3" draw:layer="layout" svg:width="0.593cm" svg:height="18.683cm" svg:x="30.169cm" svg:y="-13.237cm" svg:viewBox="0 0 594 18684" draw:points="0,0 594,0 594,18684 0,18684">
          <text:p/>
        </draw:polygon>
        <draw:polygon draw:style-name="gr9" draw:text-style-name="P3" draw:layer="layout" svg:width="0.592cm" svg:height="18.683cm" svg:x="30.762cm" svg:y="-13.237cm" svg:viewBox="0 0 593 18684" draw:points="0,0 593,0 593,18684 0,18684">
          <text:p/>
        </draw:polygon>
        <draw:polygon draw:style-name="gr9" draw:text-style-name="P3" draw:layer="layout" svg:width="0.593cm" svg:height="18.683cm" svg:x="31.354cm" svg:y="-13.237cm" svg:viewBox="0 0 594 18684" draw:points="0,0 594,0 594,18684 0,18684">
          <text:p/>
        </draw:polygon>
        <draw:polygon draw:style-name="gr10" draw:text-style-name="P6" draw:layer="layout" svg:width="0.593cm" svg:height="18.683cm" svg:x="31.947cm" svg:y="-13.237cm" svg:viewBox="0 0 594 18684" draw:points="0,0 594,0 594,18684 0,18684">
          <text:p/>
        </draw:polygon>
        <draw:line draw:style-name="gr11" draw:text-style-name="P1" draw:layer="layout" svg:x1="28.984cm" svg:y1="-13.237cm" svg:x2="28.984cm" svg:y2="5.446cm">
          <text:p/>
        </draw:line>
        <draw:polygon draw:style-name="gr10" draw:text-style-name="P6" draw:layer="layout" svg:width="0.592cm" svg:height="18.683cm" svg:x="32.54cm" svg:y="-13.237cm" svg:viewBox="0 0 593 18684" draw:points="0,0 593,0 593,18684 0,18684">
          <text:p/>
        </draw:polygon>
        <draw:polygon draw:style-name="gr9" draw:text-style-name="P3" draw:layer="layout" svg:width="0.593cm" svg:height="18.683cm" svg:x="33.132cm" svg:y="-13.237cm" svg:viewBox="0 0 594 18684" draw:points="0,0 594,0 594,18684 0,18684">
          <text:p/>
        </draw:polygon>
        <draw:polygon draw:style-name="gr9" draw:text-style-name="P3" draw:layer="layout" svg:width="0.593cm" svg:height="18.683cm" svg:x="33.725cm" svg:y="-13.237cm" svg:viewBox="0 0 594 18684" draw:points="0,0 594,0 594,18684 0,18684">
          <text:p/>
        </draw:polygon>
        <draw:polygon draw:style-name="gr9" draw:text-style-name="P3" draw:layer="layout" svg:width="0.592cm" svg:height="18.683cm" svg:x="34.318cm" svg:y="-13.237cm" svg:viewBox="0 0 593 18684" draw:points="0,0 593,0 593,18684 0,18684">
          <text:p/>
        </draw:polygon>
        <draw:polygon draw:style-name="gr9" draw:text-style-name="P3" draw:layer="layout" svg:width="0.593cm" svg:height="18.683cm" svg:x="34.91cm" svg:y="-13.237cm" svg:viewBox="0 0 594 18684" draw:points="0,0 594,0 594,18684 0,18684">
          <text:p/>
        </draw:polygon>
        <draw:polygon draw:style-name="gr3" draw:text-style-name="P3" draw:layer="layout" svg:width="0.593cm" svg:height="18.683cm" svg:x="35.503cm" svg:y="-13.237cm" svg:viewBox="0 0 594 18684" draw:points="0,0 594,0 594,18684 0,18684">
          <text:p/>
        </draw:polygon>
        <draw:polygon draw:style-name="gr12" draw:text-style-name="P1" draw:layer="layout" svg:width="0.593cm" svg:height="18.683cm" svg:x="35.503cm" svg:y="-13.237cm" svg:viewBox="0 0 594 18684" draw:points="0,0 594,0 594,18684 0,18684">
          <text:p/>
        </draw:polygon>
        <draw:polygon draw:style-name="gr10" draw:text-style-name="P6" draw:layer="layout" svg:width="0.592cm" svg:height="18.683cm" svg:x="36.096cm" svg:y="-13.237cm" svg:viewBox="0 0 593 18684" draw:points="0,0 593,0 593,18684 0,18684">
          <text:p/>
        </draw:polygon>
        <draw:line draw:style-name="gr11" draw:text-style-name="P1" draw:layer="layout" svg:x1="33.132cm" svg:y1="-13.237cm" svg:x2="33.132cm" svg:y2="5.446cm">
          <text:p/>
        </draw:line>
        <draw:polygon draw:style-name="gr10" draw:text-style-name="P6" draw:layer="layout" svg:width="0.593cm" svg:height="18.683cm" svg:x="36.688cm" svg:y="-13.237cm" svg:viewBox="0 0 594 18684" draw:points="0,0 594,0 594,18684 0,18684">
          <text:p/>
        </draw:polygon>
        <draw:polygon draw:style-name="gr9" draw:text-style-name="P3" draw:layer="layout" svg:width="0.593cm" svg:height="18.683cm" svg:x="37.281cm" svg:y="-13.237cm" svg:viewBox="0 0 594 18684" draw:points="0,0 594,0 594,18684 0,18684">
          <text:p/>
        </draw:polygon>
        <draw:polygon draw:style-name="gr9" draw:text-style-name="P3" draw:layer="layout" svg:width="0.592cm" svg:height="18.683cm" svg:x="37.874cm" svg:y="-13.237cm" svg:viewBox="0 0 593 18684" draw:points="0,0 593,0 593,18684 0,18684">
          <text:p/>
        </draw:polygon>
        <draw:polygon draw:style-name="gr3" draw:text-style-name="P3" draw:layer="layout" svg:width="0.593cm" svg:height="18.683cm" svg:x="38.466cm" svg:y="-13.237cm" svg:viewBox="0 0 594 18684" draw:points="0,0 594,0 594,18684 0,18684">
          <text:p/>
        </draw:polygon>
        <draw:polygon draw:style-name="gr12" draw:text-style-name="P1" draw:layer="layout" svg:width="0.593cm" svg:height="18.683cm" svg:x="38.466cm" svg:y="-13.237cm" svg:viewBox="0 0 594 18684" draw:points="0,0 594,0 594,18684 0,18684">
          <text:p/>
        </draw:polygon>
        <draw:polygon draw:style-name="gr9" draw:text-style-name="P3" draw:layer="layout" svg:width="0.593cm" svg:height="18.683cm" svg:x="39.059cm" svg:y="-13.237cm" svg:viewBox="0 0 594 18684" draw:points="0,0 594,0 594,18684 0,18684">
          <text:p/>
        </draw:polygon>
        <draw:polygon draw:style-name="gr9" draw:text-style-name="P3" draw:layer="layout" svg:width="0.592cm" svg:height="18.683cm" svg:x="39.652cm" svg:y="-13.237cm" svg:viewBox="0 0 593 18684" draw:points="0,0 593,0 593,18684 0,18684">
          <text:p/>
        </draw:polygon>
        <draw:polygon draw:style-name="gr10" draw:text-style-name="P6" draw:layer="layout" svg:width="0.593cm" svg:height="18.683cm" svg:x="40.244cm" svg:y="-13.237cm" svg:viewBox="0 0 594 18684" draw:points="0,0 594,0 594,18684 0,18684">
          <text:p/>
        </draw:polygon>
        <draw:line draw:style-name="gr11" draw:text-style-name="P1" draw:layer="layout" svg:x1="37.281cm" svg:y1="-13.237cm" svg:x2="37.281cm" svg:y2="5.446cm">
          <text:p/>
        </draw:line>
        <draw:polygon draw:style-name="gr10" draw:text-style-name="P6" draw:layer="layout" svg:width="0.593cm" svg:height="18.683cm" svg:x="40.837cm" svg:y="-13.237cm" svg:viewBox="0 0 594 18684" draw:points="0,0 594,0 594,18684 0,18684">
          <text:p/>
        </draw:polygon>
        <draw:polygon draw:style-name="gr9" draw:text-style-name="P3" draw:layer="layout" svg:width="0.592cm" svg:height="18.683cm" svg:x="41.43cm" svg:y="-13.237cm" svg:viewBox="0 0 593 18684" draw:points="0,0 593,0 593,18684 0,18684">
          <text:p/>
        </draw:polygon>
        <draw:polygon draw:style-name="gr9" draw:text-style-name="P3" draw:layer="layout" svg:width="0.593cm" svg:height="18.683cm" svg:x="42.022cm" svg:y="-13.237cm" svg:viewBox="0 0 594 18684" draw:points="0,0 594,0 594,18684 0,18684">
          <text:p/>
        </draw:polygon>
        <draw:polygon draw:style-name="gr9" draw:text-style-name="P3" draw:layer="layout" svg:width="0.593cm" svg:height="18.683cm" svg:x="42.615cm" svg:y="-13.237cm" svg:viewBox="0 0 594 18684" draw:points="0,0 594,0 594,18684 0,18684">
          <text:p/>
        </draw:polygon>
        <draw:polygon draw:style-name="gr9" draw:text-style-name="P3" draw:layer="layout" svg:width="0.592cm" svg:height="18.683cm" svg:x="43.208cm" svg:y="-13.237cm" svg:viewBox="0 0 593 18684" draw:points="0,0 593,0 593,18684 0,18684">
          <text:p/>
        </draw:polygon>
        <draw:polygon draw:style-name="gr9" draw:text-style-name="P3" draw:layer="layout" svg:width="0.593cm" svg:height="18.683cm" svg:x="43.8cm" svg:y="-13.237cm" svg:viewBox="0 0 594 18684" draw:points="0,0 594,0 594,18684 0,18684">
          <text:p/>
        </draw:polygon>
        <draw:polygon draw:style-name="gr10" draw:text-style-name="P6" draw:layer="layout" svg:width="0.593cm" svg:height="18.683cm" svg:x="44.393cm" svg:y="-13.237cm" svg:viewBox="0 0 594 18684" draw:points="0,0 594,0 594,18684 0,18684">
          <text:p/>
        </draw:polygon>
        <draw:line draw:style-name="gr11" draw:text-style-name="P1" draw:layer="layout" svg:x1="41.43cm" svg:y1="-13.237cm" svg:x2="41.43cm" svg:y2="5.446cm">
          <text:p/>
        </draw:line>
        <draw:polygon draw:style-name="gr10" draw:text-style-name="P6" draw:layer="layout" svg:width="0.592cm" svg:height="18.683cm" svg:x="44.986cm" svg:y="-13.237cm" svg:viewBox="0 0 593 18684" draw:points="0,0 593,0 593,18684 0,18684">
          <text:p/>
        </draw:polygon>
        <draw:polygon draw:style-name="gr9" draw:text-style-name="P3" draw:layer="layout" svg:width="0.593cm" svg:height="18.683cm" svg:x="45.578cm" svg:y="-13.237cm" svg:viewBox="0 0 594 18684" draw:points="0,0 594,0 594,18684 0,18684">
          <text:p/>
        </draw:polygon>
        <draw:polygon draw:style-name="gr9" draw:text-style-name="P3" draw:layer="layout" svg:width="0.593cm" svg:height="18.683cm" svg:x="46.171cm" svg:y="-13.237cm" svg:viewBox="0 0 594 18684" draw:points="0,0 594,0 594,18684 0,18684">
          <text:p/>
        </draw:polygon>
        <draw:polygon draw:style-name="gr9" draw:text-style-name="P3" draw:layer="layout" svg:width="0.592cm" svg:height="18.683cm" svg:x="46.764cm" svg:y="-13.237cm" svg:viewBox="0 0 593 18684" draw:points="0,0 593,0 593,18684 0,18684">
          <text:p/>
        </draw:polygon>
        <draw:polygon draw:style-name="gr9" draw:text-style-name="P3" draw:layer="layout" svg:width="0.593cm" svg:height="18.683cm" svg:x="47.356cm" svg:y="-13.237cm" svg:viewBox="0 0 594 18684" draw:points="0,0 594,0 594,18684 0,18684">
          <text:p/>
        </draw:polygon>
        <draw:polygon draw:style-name="gr9" draw:text-style-name="P3" draw:layer="layout" svg:width="0.593cm" svg:height="18.683cm" svg:x="47.949cm" svg:y="-13.237cm" svg:viewBox="0 0 594 18684" draw:points="0,0 594,0 594,18684 0,18684">
          <text:p/>
        </draw:polygon>
        <draw:polygon draw:style-name="gr10" draw:text-style-name="P6" draw:layer="layout" svg:width="0.592cm" svg:height="18.683cm" svg:x="48.542cm" svg:y="-13.237cm" svg:viewBox="0 0 593 18684" draw:points="0,0 593,0 593,18684 0,18684">
          <text:p/>
        </draw:polygon>
        <draw:line draw:style-name="gr11" draw:text-style-name="P1" draw:layer="layout" svg:x1="45.578cm" svg:y1="-13.237cm" svg:x2="45.578cm" svg:y2="5.446cm">
          <text:p/>
        </draw:line>
        <draw:polygon draw:style-name="gr10" draw:text-style-name="P6" draw:layer="layout" svg:width="0.593cm" svg:height="18.683cm" svg:x="49.134cm" svg:y="-13.237cm" svg:viewBox="0 0 594 18684" draw:points="0,0 594,0 594,18684 0,18684">
          <text:p/>
        </draw:polygon>
        <draw:polygon draw:style-name="gr9" draw:text-style-name="P3" draw:layer="layout" svg:width="0.593cm" svg:height="18.683cm" svg:x="49.727cm" svg:y="-13.237cm" svg:viewBox="0 0 594 18684" draw:points="0,0 594,0 594,18684 0,18684">
          <text:p/>
        </draw:polygon>
        <draw:polygon draw:style-name="gr9" draw:text-style-name="P3" draw:layer="layout" svg:width="0.592cm" svg:height="18.683cm" svg:x="50.32cm" svg:y="-13.237cm" svg:viewBox="0 0 593 18684" draw:points="0,0 593,0 593,18684 0,18684">
          <text:p/>
        </draw:polygon>
        <draw:polygon draw:style-name="gr9" draw:text-style-name="P3" draw:layer="layout" svg:width="0.593cm" svg:height="18.683cm" svg:x="50.912cm" svg:y="-13.237cm" svg:viewBox="0 0 594 18684" draw:points="0,0 594,0 594,18684 0,18684">
          <text:p/>
        </draw:polygon>
        <draw:polygon draw:style-name="gr9" draw:text-style-name="P3" draw:layer="layout" svg:width="0.593cm" svg:height="18.683cm" svg:x="51.505cm" svg:y="-13.237cm" svg:viewBox="0 0 594 18684" draw:points="0,0 594,0 594,18684 0,18684">
          <text:p/>
        </draw:polygon>
        <draw:polygon draw:style-name="gr9" draw:text-style-name="P3" draw:layer="layout" svg:width="0.592cm" svg:height="18.683cm" svg:x="52.098cm" svg:y="-13.237cm" svg:viewBox="0 0 593 18684" draw:points="0,0 593,0 593,18684 0,18684">
          <text:p/>
        </draw:polygon>
        <draw:polygon draw:style-name="gr10" draw:text-style-name="P6" draw:layer="layout" svg:width="0.593cm" svg:height="18.683cm" svg:x="52.69cm" svg:y="-13.237cm" svg:viewBox="0 0 594 18684" draw:points="0,0 594,0 594,18684 0,18684">
          <text:p/>
        </draw:polygon>
        <draw:line draw:style-name="gr11" draw:text-style-name="P1" draw:layer="layout" svg:x1="49.727cm" svg:y1="-13.237cm" svg:x2="49.727cm" svg:y2="5.446cm">
          <text:p/>
        </draw:line>
        <draw:polygon draw:style-name="gr10" draw:text-style-name="P6" draw:layer="layout" svg:width="0.593cm" svg:height="18.683cm" svg:x="53.283cm" svg:y="-13.237cm" svg:viewBox="0 0 594 18684" draw:points="0,0 594,0 594,18684 0,18684">
          <text:p/>
        </draw:polygon>
        <draw:polygon draw:style-name="gr9" draw:text-style-name="P3" draw:layer="layout" svg:width="0.592cm" svg:height="18.683cm" svg:x="53.876cm" svg:y="-13.237cm" svg:viewBox="0 0 593 18684" draw:points="0,0 593,0 593,18684 0,18684">
          <text:p/>
        </draw:polygon>
        <draw:polygon draw:style-name="gr9" draw:text-style-name="P3" draw:layer="layout" svg:width="0.593cm" svg:height="18.683cm" svg:x="54.468cm" svg:y="-13.237cm" svg:viewBox="0 0 594 18684" draw:points="0,0 594,0 594,18684 0,18684">
          <text:p/>
        </draw:polygon>
        <draw:polygon draw:style-name="gr9" draw:text-style-name="P3" draw:layer="layout" svg:width="0.593cm" svg:height="18.683cm" svg:x="55.061cm" svg:y="-13.237cm" svg:viewBox="0 0 594 18684" draw:points="0,0 594,0 594,18684 0,18684">
          <text:p/>
        </draw:polygon>
        <draw:polygon draw:style-name="gr9" draw:text-style-name="P3" draw:layer="layout" svg:width="0.592cm" svg:height="18.683cm" svg:x="55.654cm" svg:y="-13.237cm" svg:viewBox="0 0 593 18684" draw:points="0,0 593,0 593,18684 0,18684">
          <text:p/>
        </draw:polygon>
        <draw:polygon draw:style-name="gr9" draw:text-style-name="P3" draw:layer="layout" svg:width="0.593cm" svg:height="18.683cm" svg:x="56.246cm" svg:y="-13.237cm" svg:viewBox="0 0 594 18684" draw:points="0,0 594,0 594,18684 0,18684">
          <text:p/>
        </draw:polygon>
        <draw:polygon draw:style-name="gr10" draw:text-style-name="P6" draw:layer="layout" svg:width="0.593cm" svg:height="18.683cm" svg:x="56.839cm" svg:y="-13.237cm" svg:viewBox="0 0 594 18684" draw:points="0,0 594,0 594,18684 0,18684">
          <text:p/>
        </draw:polygon>
        <draw:line draw:style-name="gr11" draw:text-style-name="P1" draw:layer="layout" svg:x1="53.876cm" svg:y1="-13.237cm" svg:x2="53.876cm" svg:y2="5.446cm">
          <text:p/>
        </draw:line>
        <draw:line draw:style-name="gr12" draw:text-style-name="P1" draw:layer="layout" svg:x1="-120.368cm" svg:y1="5.446cm" svg:x2="53.876cm" svg:y2="5.446cm">
          <text:p/>
        </draw:line>
        <draw:line draw:style-name="gr12" draw:text-style-name="P1" draw:layer="layout" svg:x1="-120.368cm" svg:y1="-12.672cm" svg:x2="53.876cm" svg:y2="-12.672cm">
          <text:p/>
        </draw:line>
        <draw:line draw:style-name="gr12" draw:text-style-name="P1" draw:layer="layout" svg:x1="-120.368cm" svg:y1="-12.108cm" svg:x2="53.876cm" svg:y2="-12.108cm">
          <text:p/>
        </draw:line>
        <draw:line draw:style-name="gr12" draw:text-style-name="P1" draw:layer="layout" svg:x1="-120.368cm" svg:y1="-11.543cm" svg:x2="53.876cm" svg:y2="-11.543cm">
          <text:p/>
        </draw:line>
        <draw:line draw:style-name="gr12" draw:text-style-name="P1" draw:layer="layout" svg:x1="-120.368cm" svg:y1="-10.979cm" svg:x2="53.876cm" svg:y2="-10.979cm">
          <text:p/>
        </draw:line>
        <draw:line draw:style-name="gr12" draw:text-style-name="P1" draw:layer="layout" svg:x1="-120.368cm" svg:y1="-10.414cm" svg:x2="53.876cm" svg:y2="-10.414cm">
          <text:p/>
        </draw:line>
        <draw:line draw:style-name="gr12" draw:text-style-name="P1" draw:layer="layout" svg:x1="-120.368cm" svg:y1="-9.85cm" svg:x2="53.876cm" svg:y2="-9.85cm">
          <text:p/>
        </draw:line>
        <draw:line draw:style-name="gr12" draw:text-style-name="P1" draw:layer="layout" svg:x1="-120.368cm" svg:y1="-9.286cm" svg:x2="53.876cm" svg:y2="-9.286cm">
          <text:p/>
        </draw:line>
        <draw:line draw:style-name="gr12" draw:text-style-name="P1" draw:layer="layout" svg:x1="-120.368cm" svg:y1="-8.721cm" svg:x2="53.876cm" svg:y2="-8.721cm">
          <text:p/>
        </draw:line>
        <draw:line draw:style-name="gr12" draw:text-style-name="P1" draw:layer="layout" svg:x1="-120.368cm" svg:y1="-8.157cm" svg:x2="53.876cm" svg:y2="-8.157cm">
          <text:p/>
        </draw:line>
        <draw:line draw:style-name="gr12" draw:text-style-name="P1" draw:layer="layout" svg:x1="-120.368cm" svg:y1="-7.592cm" svg:x2="53.876cm" svg:y2="-7.592cm">
          <text:p/>
        </draw:line>
        <draw:line draw:style-name="gr12" draw:text-style-name="P1" draw:layer="layout" svg:x1="-120.368cm" svg:y1="-7.028cm" svg:x2="53.876cm" svg:y2="-7.028cm">
          <text:p/>
        </draw:line>
        <draw:line draw:style-name="gr12" draw:text-style-name="P1" draw:layer="layout" svg:x1="-120.368cm" svg:y1="-6.463cm" svg:x2="53.876cm" svg:y2="-6.463cm">
          <text:p/>
        </draw:line>
        <draw:line draw:style-name="gr12" draw:text-style-name="P1" draw:layer="layout" svg:x1="-120.368cm" svg:y1="-5.899cm" svg:x2="53.876cm" svg:y2="-5.899cm">
          <text:p/>
        </draw:line>
        <draw:line draw:style-name="gr12" draw:text-style-name="P1" draw:layer="layout" svg:x1="-120.368cm" svg:y1="-5.334cm" svg:x2="53.876cm" svg:y2="-5.334cm">
          <text:p/>
        </draw:line>
        <draw:line draw:style-name="gr12" draw:text-style-name="P1" draw:layer="layout" svg:x1="-120.368cm" svg:y1="-4.77cm" svg:x2="53.876cm" svg:y2="-4.77cm">
          <text:p/>
        </draw:line>
        <draw:line draw:style-name="gr12" draw:text-style-name="P1" draw:layer="layout" svg:x1="-120.368cm" svg:y1="-4.206cm" svg:x2="53.876cm" svg:y2="-4.206cm">
          <text:p/>
        </draw:line>
        <draw:line draw:style-name="gr12" draw:text-style-name="P1" draw:layer="layout" svg:x1="-120.368cm" svg:y1="-3.641cm" svg:x2="53.876cm" svg:y2="-3.641cm">
          <text:p/>
        </draw:line>
        <draw:line draw:style-name="gr12" draw:text-style-name="P1" draw:layer="layout" svg:x1="-120.368cm" svg:y1="-3.077cm" svg:x2="53.876cm" svg:y2="-3.077cm">
          <text:p/>
        </draw:line>
        <draw:line draw:style-name="gr12" draw:text-style-name="P1" draw:layer="layout" svg:x1="-120.368cm" svg:y1="-2.512cm" svg:x2="53.876cm" svg:y2="-2.512cm">
          <text:p/>
        </draw:line>
        <draw:line draw:style-name="gr12" draw:text-style-name="P1" draw:layer="layout" svg:x1="-120.368cm" svg:y1="-1.948cm" svg:x2="53.876cm" svg:y2="-1.948cm">
          <text:p/>
        </draw:line>
        <draw:line draw:style-name="gr12" draw:text-style-name="P1" draw:layer="layout" svg:x1="-120.368cm" svg:y1="-0.988cm" svg:x2="53.876cm" svg:y2="-0.988cm">
          <text:p/>
        </draw:line>
        <draw:line draw:style-name="gr12" draw:text-style-name="P1" draw:layer="layout" svg:x1="-120.368cm" svg:y1="-0.424cm" svg:x2="53.876cm" svg:y2="-0.424cm">
          <text:p/>
        </draw:line>
        <draw:line draw:style-name="gr12" draw:text-style-name="P1" draw:layer="layout" svg:x1="-120.368cm" svg:y1="0.141cm" svg:x2="53.876cm" svg:y2="0.141cm">
          <text:p/>
        </draw:line>
        <draw:line draw:style-name="gr12" draw:text-style-name="P1" draw:layer="layout" svg:x1="-120.368cm" svg:y1="0.705cm" svg:x2="53.876cm" svg:y2="0.705cm">
          <text:p/>
        </draw:line>
        <draw:polygon draw:style-name="gr18" draw:text-style-name="P11" draw:layer="layout" svg:width="16.595cm" svg:height="0.282cm" svg:x="-7.169cm" svg:y="0.282cm" svg:viewBox="0 0 16596 283" draw:points="0,0 16596,0 16596,283 0,283">
          <text:p/>
        </draw:polygon>
        <draw:path draw:style-name="gr8" draw:text-style-name="P5" draw:layer="layout" svg:width="2.633cm" svg:height="0.262cm" svg:x="9.589cm" svg:y="0.305cm" svg:viewBox="0 0 2634 263" svg:d="M137 24h-110v64h95v24h-95v92h-27v-204h137zM194 204h-25v-148h25zM194 29h-25v-29h25zM359 136h-110c0 0 2 25 14 38 0 0 13 13 31 13 0 0 14 0 24-8 0 0 9-8 14-23l26 3c0 0-6 23-23 36 0 0-16 12-41 12 0 0-33 0-52-20 0 0-18-21-18-55 0 0 0-35 18-58 0 0 18-21 51-21 0 0 16 0 31 7 0 0 14 7 25 24 0 0 10 18 10 52zM333 116c0 0-1-22-13-33 0 0-13-10-27-10 0 0-18 0-29 12 0 0-11 13-13 31zM414 204h-25v-204h25zM570 204h-23v-19h-1c0 0-13 22-40 22 0 0-27 0-45-21 0 0-18-22-18-56 0 0 0-35 17-57 0 0 17-20 45-20 0 0 26 0 39 20h1v-73h25zM508 187c0 0 17 0 28-14 0 0 11-13 11-40 0 0 0-27-10-43 0 0-11-17-30-17 0 0-19 0-29 17 0 0-10 15-10 40 0 0 0 19 5 31 0 0 6 13 15 19 0 0 10 7 20 7zM834 24h-67v180h-26v-180h-67v-24h160zM986 136h-109c0 0 1 25 13 38 0 0 13 13 32 13 0 0 14 0 23-8 0 0 10-8 15-23l25 3c0 0-6 23-22 36 0 0-17 12-41 12 0 0-34 0-52-20 0 0-19-21-19-55 0 0 0-35 18-58 0 0 18-21 51-21 0 0 16 0 31 7 0 0 15 7 25 24 0 0 10 18 10 52zM961 116c0 0-2-22-14-33 0 0-12-10-27-10 0 0-18 0-29 12 0 0-11 13-13 31zM1098 98c0 0-2-13-10-19 0 0-8-6-22-6 0 0-14 0-23 5 0 0-9 5-9 15 0 0 0 9 7 12 0 0 7 4 27 10 0 0 24 6 35 10 0 0 11 5 18 13 0 0 7 8 7 22 0 0 0 20-17 34 0 0-16 13-42 13 0 0-28 0-44-12 0 0-15-12-19-35l25-4c0 0 2 15 11 23 0 0 10 8 26 8 0 0 17 0 25-7 0 0 9-7 9-17 0 0 0-6-4-11 0 0-4-4-10-6 0 0-6-1-27-7 0 0-31-7-41-18 0 0-10-10-10-25 0 0 0-19 15-31 0 0 14-12 39-12 0 0 26 0 41 10 0 0 14 10 17 32zM1214 203c0 0-11 2-18 2 0 0-17 0-24-5 0 0-7-6-9-15 0 0-2-9-2-25v-84h-18v-20h18v-36l25-15v51h25v20h-25v86c0 0 0 11 3 16 0 0 2 4 11 4 0 0 5 0 11-1zM1317 0h76c0 0 18 0 31 2 0 0 13 2 25 10 0 0 11 7 16 20 0 0 6 13 6 27 0 0 0 29-18 46 0 0-18 17-57 17h-52v82h-27zM1344 98h52c0 0 47 0 47-38 0 0 0-12-6-22 0 0-6-9-15-11 0 0-9-3-27-3h-51zM1581 61l-8 23c0 0-9-6-18-6 0 0-14 0-21 14 0 0-7 12-7 35v77h-26v-148h23v22h1c0 0 12-25 31-25 0 0 13 0 25 8zM1656 53c0 0 30 0 49 19 0 0 19 20 19 56 0 0 0 43-20 61 0 0-22 18-48 18 0 0-28 0-48-18 0 0-20-19-20-59 0 0 0-38 19-58 0 0 20-19 49-19zM1656 187c0 0 21 0 32-16 0 0 11-16 11-42 0 0 0-27-12-41 0 0-13-15-31-15 0 0-19 0-31 15 0 0-12 15-12 42 0 0 0 28 12 42 0 0 12 15 31 15zM1811 203c0 0-12 2-19 2 0 0-16 0-24-5 0 0-7-6-9-15 0 0-2-9-2-25v-84h-18v-20h18v-36l25-15v51h25v20h-25v86c0 0 0 11 2 16 0 0 3 4 12 4 0 0 5 0 11-1zM1891 53c0 0 30 0 49 19 0 0 20 20 20 56 0 0 0 43-21 61 0 0-21 18-48 18 0 0-28 0-48-18 0 0-20-19-20-59 0 0 0-38 20-58 0 0 19-19 48-19zM1891 187c0 0 21 0 32-16 0 0 12-16 12-42 0 0 0-27-13-41 0 0-12-15-31-15 0 0-19 0-31 15 0 0-12 15-12 42 0 0 0 28 13 42 0 0 12 15 30 15zM2046 203c0 0-11 2-19 2 0 0-16 0-24-5 0 0-7-6-9-15 0 0-1-9-1-25v-84h-18v-20h18v-36l25-15v51h24v20h-24v86c0 0 0 11 2 16 0 0 2 4 11 4 0 0 6 0 11-1zM2187 56l-56 150v1c0 0-8 25-19 40 0 0-10 16-30 16 0 0-7 0-16-3l-3-23c0 0 8 2 14 2 0 0 14 0 19-8 0 0 6-7 12-27l-55-148h27l34 97c0 0 3 9 6 23h1c0 0 3-16 9-31l32-89zM2232 75c0 0 13-22 42-22 0 0 29 0 46 21 0 0 16 22 16 55 0 0 0 36-18 57 0 0-18 21-45 21 0 0-25 0-39-19h-1v72h-25v-204h23v19zM2271 187c0 0 17 0 29-15 0 0 11-14 11-43 0 0 0-27-11-41 0 0-11-16-28-16 0 0-18 0-30 18 0 0-11 16-11 41 0 0 0 27 11 41 0 0 11 15 29 15zM2493 136h-109c0 0 1 25 13 38 0 0 13 13 31 13 0 0 15 0 24-8 0 0 10-8 15-23l25 3c0 0-6 23-22 36 0 0-17 12-42 12 0 0-33 0-51-20 0 0-19-21-19-55 0 0 0-35 18-58 0 0 18-21 51-21 0 0 16 0 31 7 0 0 15 7 25 24 0 0 10 18 10 52zM2468 116c0 0-2-22-14-33 0 0-12-10-27-10 0 0-18 0-29 12 0 0-11 13-13 31zM2605 98c0 0-2-13-10-19 0 0-8-6-23-6 0 0-14 0-22 5 0 0-9 5-9 15 0 0 0 9 7 12 0 0 7 4 27 10 0 0 24 6 35 10 0 0 11 5 18 13 0 0 6 8 6 22 0 0 0 20-16 34 0 0-16 13-42 13 0 0-28 0-44-12 0 0-15-12-19-35l25-4c0 0 2 15 11 23 0 0 9 8 26 8 0 0 17 0 25-7 0 0 9-7 9-17 0 0 0-6-4-11 0 0-4-4-10-6 0 0-6-1-27-7 0 0-31-7-41-18 0 0-10-10-10-25 0 0 0-19 15-31 0 0 14-12 39-12 0 0 26 0 41 10 0 0 14 10 17 32z">
          <text:p/>
        </draw:path>
        <draw:line draw:style-name="gr12" draw:text-style-name="P1" draw:layer="layout" svg:x1="-120.368cm" svg:y1="1.27cm" svg:x2="53.876cm" svg:y2="1.27cm">
          <text:p/>
        </draw:line>
        <draw:polygon draw:style-name="gr18" draw:text-style-name="P11" draw:layer="layout" svg:width="16.595cm" svg:height="0.282cm" svg:x="5.277cm" svg:y="0.846cm" svg:viewBox="0 0 16596 283" draw:points="0,0 16596,0 16596,283 0,283">
          <text:p/>
        </draw:polygon>
        <draw:path draw:style-name="gr8" draw:text-style-name="P5" draw:layer="layout" svg:width="1.723cm" svg:height="0.261cm" svg:x="22.012cm" svg:y="0.87cm" svg:viewBox="0 0 1724 262" svg:d="M189 203h-30l-23-61h-85l-22 61h-29l78-203h29zM127 120c0 0-25-65-28-74 0 0-3-10-7-25 0 0-4 20-11 39l-22 60zM326 203h-23v-19h-1c0 0-13 22-40 22 0 0-27 0-45-21 0 0-18-21-18-55 0 0 0-36 17-56 0 0 17-21 45-21 0 0 26 0 40 20v-73h25zM265 186c0 0 16 0 27-13 0 0 12-14 12-41 0 0 0-27-11-42 0 0-10-16-29-16 0 0-20 0-30 15 0 0-10 16-10 41 0 0 0 18 6 31 0 0 5 12 15 19 0 0 9 6 20 6zM390 211c0 0 0 14-2 25 0 0-2 10-10 18 0 0-8 8-25 8 0 0-10 0-19-3l4-20c0 0 7 1 12 1 0 0 8 0 11-5 0 0 4-5 4-25v-153h25zM390 28h-25v-28h25zM546 203h-22v-22h-1c0 0-17 25-46 25 0 0-15 0-28-7 0 0-13-7-17-19 0 0-5-13-5-33v-90h25v81c0 0 0 19 2 28 0 0 2 8 10 13 0 0 7 6 18 6 0 0 14 0 27-10 0 0 13-9 13-40v-78h24zM666 98c0 0-2-13-10-18 0 0-7-6-22-6 0 0-14 0-23 4 0 0-9 5-9 15 0 0 0 8 7 12 0 0 7 4 28 9 0 0 23 6 34 11 0 0 12 4 18 12 0 0 7 8 7 23 0 0 0 20-16 33 0 0-16 13-43 13 0 0-28 0-43-12 0 0-16-11-20-35l25-3c0 0 2 15 11 22 0 0 10 8 27 8 0 0 16 0 25-7 0 0 8-7 8-17 0 0 0-6-3-10 0 0-5-4-11-6 0 0-5-2-27-7 0 0-31-8-41-18 0 0-10-11-10-26 0 0 0-18 15-30 0 0 15-12 39-12 0 0 26 0 41 11 0 0 14 10 18 30zM783 203c0 0-11 2-19 2 0 0-16 0-24-6 0 0-7-6-9-14 0 0-1-9-1-25v-84h-18v-19h18v-38l24-15v53h25v19h-25v85c0 0 0 12 3 16 0 0 2 5 11 5 0 0 6 0 11-1zM886 0h70c0 0 19 0 32 2 0 0 13 2 25 9 0 0 12 7 21 20 0 0 9 14 14 30 0 0 5 16 5 40 0 0 0 44-21 73 0 0-21 29-73 29h-73zM913 179h43c0 0 14 0 24-2 0 0 10-1 21-9 0 0 11-7 18-24 0 0 7-16 7-44 0 0 0-15-3-28 0 0-3-13-10-24 0 0-7-12-17-17 0 0-9-5-18-6 0 0-9-1-23-1h-42zM1213 136h-109c0 0 1 24 14 37 0 0 12 13 30 13 0 0 15 0 24-7 0 0 10-8 15-23l26 3c0 0-7 23-23 35 0 0-17 12-42 12 0 0-32 0-51-20 0 0-18-20-18-55 0 0 0-35 18-56 0 0 18-22 50-22 0 0 16 0 31 7 0 0 15 7 25 24 0 0 10 17 10 52zM1188 116c0 0-1-23-14-33 0 0-12-9-27-9 0 0-17 0-29 11 0 0-11 12-13 31zM1326 98c0 0-2-13-10-18 0 0-8-6-22-6 0 0-14 0-23 4 0 0-9 5-9 15 0 0 0 8 7 12 0 0 7 4 28 9 0 0 23 6 34 11 0 0 12 4 18 12 0 0 6 8 6 23 0 0 0 20-15 33 0 0-17 13-43 13 0 0-28 0-44-12 0 0-15-11-20-35l26-3c0 0 2 15 11 22 0 0 10 8 27 8 0 0 16 0 25-7 0 0 8-7 8-17 0 0 0-6-4-10 0 0-4-4-10-6 0 0-6-2-27-7 0 0-31-8-41-18 0 0-10-11-10-26 0 0 0-18 15-30 0 0 14-12 39-12 0 0 26 0 41 11 0 0 14 10 17 30zM1410 203h-25v-146h25zM1410 28h-25v-28h25zM1568 183c0 0 0 32-7 47 0 0-6 15-21 24 0 0-16 8-38 8 0 0-25 0-42-11 0 0-16-11-16-36l24 4c0 0 1 11 10 17 0 0 8 6 23 6 0 0 20 0 29-8 0 0 9-8 11-19 0 0 2-11 2-31 0 0-16 19-41 19 0 0-28 0-46-21 0 0-17-21-17-53 0 0 0-33 17-54 0 0 17-22 46-22 0 0 26 0 43 21v-17h23zM1504 182c0 0 16 0 29-12 0 0 12-13 12-42 0 0 0-26-12-40 0 0-12-14-29-14 0 0-18 0-29 14 0 0-11 14-11 39 0 0 0 29 12 42 0 0 11 13 28 13zM1724 203h-24v-89c0 0 0-23-8-31 0 0-8-8-23-8 0 0-11 0-21 5 0 0-10 5-14 15 0 0-4 10-4 28v80h-25v-146h23v20c0 0 8-12 20-18 0 0 11-6 26-6 0 0 12 0 23 5 0 0 12 3 18 12 0 0 6 8 8 18 0 0 1 9 1 25z">
          <text:p/>
        </draw:path>
        <draw:line draw:style-name="gr12" draw:text-style-name="P1" draw:layer="layout" svg:x1="-120.368cm" svg:y1="1.834cm" svg:x2="53.876cm" svg:y2="1.834cm">
          <text:p/>
        </draw:line>
        <draw:polygon draw:style-name="gr18" draw:text-style-name="P11" draw:layer="layout" svg:width="8.297cm" svg:height="0.282cm" svg:x="9.426cm" svg:y="1.411cm" svg:viewBox="0 0 8298 283" draw:points="0,0 8298,0 8298,283 0,283">
          <text:p/>
        </draw:polygon>
        <draw:path draw:style-name="gr8" draw:text-style-name="P5" draw:layer="layout" svg:width="2.218cm" svg:height="0.209cm" svg:x="17.878cm" svg:y="1.431cm" svg:viewBox="0 0 2219 210" svg:d="M96 0c0 0 43 0 70 29 0 0 27 29 27 75 0 0 0 49-27 77 0 0-27 29-70 29 0 0-44 0-70-30 0 0-26-29-26-73 0 0 0-50 26-78 0 0 27-29 70-29zM96 187c0 0 31 0 50-22 0 0 19-21 19-61 0 0 0-39-19-60 0 0-20-21-49-21 0 0-31 0-50 20 0 0-20 21-20 64 0 0 0 37 19 58 0 0 20 22 50 22zM303 64l-8 23c0 0-9-6-18-6 0 0-14 0-21 13 0 0-7 12-7 34v78h-25v-147h23v22c0 0 12-25 31-25 0 0 13 0 25 8zM437 206h-23v-18h-1c0 0-13 22-40 22 0 0-27 0-45-22 0 0-18-21-18-56 0 0 0-35 17-56 0 0 17-20 45-20 0 0 26 0 40 20v-73h25zM375 189c0 0 17 0 28-13 0 0 11-13 11-42 0 0 0-26-10-42 0 0-10-16-30-16 0 0-19 0-29 15 0 0-10 16-10 41 0 0 0 20 6 32 0 0 5 13 15 19 0 0 9 6 19 6zM602 139h-109c0 0 2 25 14 37 0 0 12 13 31 13 0 0 14 0 24-7 0 0 9-8 14-23l26 3c0 0-7 23-23 36 0 0-16 12-41 12 0 0-33 0-52-20 0 0-18-21-18-57 0 0 0-34 18-56 0 0 18-21 50-21 0 0 16 0 31 7 0 0 15 7 25 24 0 0 10 17 10 52zM577 118c0 0-1-22-14-32 0 0-12-10-27-10 0 0-17 0-28 12 0 0-12 12-13 30zM711 64l-8 23c0 0-10-6-18-6 0 0-14 0-21 13 0 0-8 12-8 34v78h-24v-147h22v22h1c0 0 12-25 31-25 0 0 12 0 25 8zM928 63c0 0-2-20-14-29 0 0-12-10-35-10 0 0-21 0-34 7 0 0-13 8-13 23 0 0 0 13 10 19 0 0 10 7 38 14 0 0 25 5 41 11 0 0 16 5 27 17 0 0 11 13 11 34 0 0 0 26-20 44 0 0-21 17-54 17 0 0-43 0-64-19 0 0-21-19-22-50l25-2c0 0 2 24 19 36 0 0 17 11 41 11 0 0 22 0 36-10 0 0 14-9 14-25 0 0 0-17-15-25 0 0-14-7-48-15 0 0-34-7-49-20 0 0-15-14-15-35 0 0 0-25 19-40 0 0 19-16 52-16 0 0 33 0 54 16 0 0 20 15 21 44zM1051 206c0 0-11 2-19 2 0 0-16 0-23-5 0 0-8-6-9-15 0 0-2-9-2-25v-85h-18v-19h18v-36l25-15v51h25v19h-25v87c0 0 0 11 2 16 0 0 3 4 12 4 0 0 5 0 11-1zM1132 56c0 0 30 0 49 19 0 0 20 19 20 55 0 0 0 44-21 62 0 0-22 18-48 18 0 0-28 0-48-18 0 0-21-19-21-60 0 0 0-38 20-57 0 0 20-19 49-19zM1132 189c0 0 21 0 32-15 0 0 11-16 11-43 0 0 0-27-12-41 0 0-13-14-31-14 0 0-19 0-31 14 0 0-12 14-12 42 0 0 0 29 12 43 0 0 13 14 31 14zM1349 156c0 0-5 28-22 41 0 0-17 13-39 13 0 0-32 0-49-21 0 0-17-21-17-56 0 0 0-29 10-46 0 0 10-17 25-24 0 0 15-7 31-7 0 0 23 0 39 11 0 0 16 12 20 35l-24 4c0 0-4-15-13-22 0 0-8-8-21-8 0 0-21 0-31 15 0 0-11 15-11 41 0 0 0 28 11 43 0 0 10 14 30 14 0 0 16 0 25-9 0 0 9-9 12-27zM1492 206h-31l-48-75-18 17v58h-25v-203h25v115l59-59h32l-56 54zM1593 3h76c0 0 18 0 31 2 0 0 13 2 25 10 0 0 11 7 17 20 0 0 5 13 5 27 0 0 0 28-18 45 0 0-18 17-58 17h-51v82h-27zM1620 100h52c0 0 47 0 47-37 0 0 0-12-6-22 0 0-6-9-15-11 0 0-9-3-27-3h-51zM1905 206h-26c0 0-3-7-5-18 0 0-25 22-54 22 0 0-23 0-36-12 0 0-14-11-14-30 0 0 0-18 13-30 0 0 13-13 45-17l23-3c0 0 13-3 21-5 0 0 0-12 0-16 0 0-1-5-5-10 0 0-3-5-10-8 0 0-8-3-20-3 0 0-16 0-26 6 0 0-9 6-12 22l-24-3c0 0 4-23 20-34 0 0 16-11 46-11 0 0 26 0 38 8 0 0 12 7 15 19 0 0 3 11 3 28v34c0 0 0 31 1 41 0 0 2 11 7 20zM1872 142v-10c0 0-19 7-47 11 0 0-28 4-28 24 0 0 0 10 7 17 0 0 8 6 22 6 0 0 18 0 32-11 0 0 14-11 14-37zM2014 64l-8 23c0 0-10-6-19-6 0 0-13 0-20 13 0 0-8 12-8 34v78h-24v-147h22v22h1c0 0 11-25 30-25 0 0 13 0 26 8zM2087 206c0 0-12 2-19 2 0 0-16 0-24-5 0 0-8-6-9-15 0 0-2-9-2-25v-85h-18v-19h18v-36l25-15v51h25v19h-25v87c0 0 0 11 2 16 0 0 3 4 12 4 0 0 5 0 11-1zM2189 100c0 0-1-12-9-18 0 0-8-6-23-6 0 0-14 0-23 5 0 0-9 5-9 14 0 0 0 9 7 12 0 0 7 4 28 9 0 0 23 6 34 11 0 0 12 5 18 14 0 0 7 8 7 22 0 0 0 20-16 34 0 0-16 13-43 13 0 0-28 0-43-12 0 0-16-12-20-35l25-4c0 0 2 15 11 23 0 0 10 7 27 7 0 0 16 0 25-6 0 0 8-7 8-17 0 0 0-7-3-11 0 0-4-4-10-6 0 0-6-2-27-7 0 0-32-8-41-19 0 0-11-10-11-25 0 0 0-19 15-30 0 0 15-12 39-12 0 0 26 0 41 10 0 0 15 10 18 31z">
          <text:p/>
        </draw:path>
        <draw:line draw:style-name="gr12" draw:text-style-name="P1" draw:layer="layout" svg:x1="-120.368cm" svg:y1="2.398cm" svg:x2="53.876cm" svg:y2="2.398cm">
          <text:p/>
        </draw:line>
        <draw:polygon draw:style-name="gr18" draw:text-style-name="P11" draw:layer="layout" svg:width="8.297cm" svg:height="0.282cm" svg:x="9.426cm" svg:y="1.975cm" svg:viewBox="0 0 8298 283" draw:points="0,0 8298,0 8298,283 0,283">
          <text:p/>
        </draw:polygon>
        <draw:path draw:style-name="gr8" draw:text-style-name="P5" draw:layer="layout" svg:width="2.485cm" svg:height="0.209cm" svg:x="17.878cm" svg:y="1.995cm" svg:viewBox="0 0 2486 210" svg:d="M96 0c0 0 43 0 70 29 0 0 27 29 27 76 0 0 0 47-27 76 0 0-27 29-70 29 0 0-44 0-70-30 0 0-26-30-26-73 0 0 0-49 26-78 0 0 27-29 70-29zM96 186c0 0 31 0 50-21 0 0 19-22 19-60 0 0 0-39-19-61 0 0-20-21-49-21 0 0-31 0-50 21 0 0-20 21-20 64 0 0 0 35 19 57 0 0 20 21 50 21zM303 64l-8 23c0 0-9-5-18-5 0 0-14 0-21 12 0 0-7 13-7 35v78h-25v-148h23v23c0 0 12-26 31-26 0 0 13 0 25 8zM437 207h-23v-20h-1c0 0-13 23-40 23 0 0-27 0-45-22 0 0-18-21-18-55 0 0 0-36 17-56 0 0 17-21 45-21 0 0 26 0 40 20v-72h25zM375 189c0 0 17 0 28-14 0 0 11-13 11-40 0 0 0-27-10-42 0 0-10-16-30-16 0 0-19 0-29 15 0 0-10 15-10 41 0 0 0 18 6 31 0 0 5 12 15 19 0 0 9 6 19 6zM602 139h-109c0 0 2 24 14 37 0 0 12 13 31 13 0 0 14 0 24-8 0 0 9-7 14-22l26 3c0 0-7 23-23 35 0 0-16 13-41 13 0 0-33 0-52-21 0 0-18-20-18-55 0 0 0-35 18-56 0 0 18-22 50-22 0 0 16 0 31 7 0 0 15 7 25 24 0 0 10 17 10 52zM577 119c0 0-1-23-14-33 0 0-12-9-27-9 0 0-17 0-28 11 0 0-12 12-13 31zM711 64l-8 23c0 0-10-5-18-5 0 0-14 0-21 12 0 0-8 13-8 35v78h-24v-148h22v23h1c0 0 12-26 31-26 0 0 12 0 25 8zM980 142c0 0-9 34-31 50 0 0-22 18-53 18 0 0-49 0-72-32 0 0-23-31-23-74 0 0 0-49 27-76 0 0 27-28 69-28 0 0 29 0 50 15 0 0 21 16 29 44l-26 6c0 0-6-21-20-31 0 0-14-11-34-11 0 0-33 0-50 22 0 0-17 21-17 58 0 0 0 42 18 63 0 0 18 20 47 20 0 0 24 0 39-13 0 0 14-12 20-38zM1128 207h-22v-23h-1c0 0-16 26-46 26 0 0-15 0-28-7 0 0-13-8-17-20 0 0-4-13-4-33v-91h24v82c0 0 0 19 2 27 0 0 2 9 10 14 0 0 8 6 19 6 0 0 14 0 26-10 0 0 12-10 12-40v-79h25zM1248 101c0 0-1-13-10-18 0 0-8-6-22-6 0 0-14 0-23 4 0 0-9 5-9 14 0 0 0 9 8 13 0 0 6 4 27 9 0 0 23 6 35 11 0 0 11 4 17 12 0 0 7 8 7 23 0 0 0 20-16 33 0 0-16 14-43 14 0 0-28 0-43-13 0 0-16-11-19-35l24-3c0 0 2 15 12 22 0 0 9 8 26 8 0 0 16 0 25-7 0 0 9-7 9-17 0 0 0-6-5-10 0 0-4-4-10-6 0 0-6-2-26-7 0 0-31-8-42-18 0 0-9-11-9-26 0 0 0-18 14-30 0 0 15-12 39-12 0 0 27 0 41 10 0 0 15 11 17 31zM1365 206c0 0-11 3-19 3 0 0-16 0-24-6 0 0-7-7-9-16 0 0-1-8-1-24v-84h-18v-20h18v-36l25-15v51h24v20h-24v85c0 0 0 11 2 16 0 0 2 5 11 5 0 0 6 0 11-1zM1446 56c0 0 29 0 49 20 0 0 19 19 19 54 0 0 0 44-21 61 0 0-21 19-47 19 0 0-28 0-48-19 0 0-21-18-21-58 0 0 0-39 20-58 0 0 20-19 49-19zM1446 189c0 0 21 0 32-16 0 0 11-15 11-41 0 0 0-27-12-42 0 0-13-13-31-13 0 0-19 0-31 14 0 0-12 14-12 42 0 0 0 28 12 42 0 0 12 14 31 14zM1741 207h-25v-94c0 0 0-10-1-17 0 0-1-7-7-13 0 0-6-5-18-5 0 0-14 0-25 10 0 0-11 10-11 33v86h-25v-96c0 0 0-19-6-26 0 0-7-7-19-7 0 0-16 0-27 11 0 0-10 11-10 41v77h-24v-148h22v21c0 0 15-24 44-24 0 0 16 0 27 7 0 0 10 6 15 19 0 0 16-26 45-26 0 0 23 0 34 13 0 0 11 12 11 36zM1859 4h77c0 0 18 0 31 1 0 0 13 3 24 10 0 0 11 7 17 20 0 0 6 13 6 27 0 0 0 28-18 45 0 0-18 17-58 17h-52v83h-27zM1886 100h52c0 0 48 0 48-37 0 0 0-12-6-21 0 0-6-10-16-12 0 0-9-2-26-2h-52zM2172 207h-27c0 0-3-8-4-19 0 0-26 22-54 22 0 0-23 0-37-12 0 0-13-12-13-31 0 0 0-18 13-30 0 0 13-12 44-15l24-4c0 0 12-2 21-5 0 0 0-11-1-16 0 0-1-4-4-9 0 0-3-5-11-8 0 0-7-3-20-3 0 0-16 0-25 5 0 0-9 6-13 23l-24-4c0 0 4-22 21-33 0 0 16-12 45-12 0 0 26 0 39 8 0 0 12 8 15 19 0 0 3 11 3 28v34c0 0 0 30 1 40 0 0 1 11 7 22zM2139 141v-9c0 0-20 7-48 11 0 0-28 4-28 24 0 0 0 10 8 16 0 0 7 7 22 7 0 0 18 0 32-11 0 0 14-11 14-38zM2281 64l-9 23c0 0-9-5-18-5 0 0-14 0-21 12 0 0-7 13-7 35v78h-25v-148h23v23c0 0 12-26 31-26 0 0 13 0 26 8zM2353 206c0 0-11 3-19 3 0 0-16 0-23-6 0 0-8-7-10-16 0 0-1-8-1-24v-84h-18v-20h18v-36l25-15v51h24v20h-24v85c0 0 0 11 2 16 0 0 2 5 11 5 0 0 6 0 11-1zM2456 101c0 0-2-13-10-18 0 0-8-6-22-6 0 0-14 0-23 4 0 0-9 5-9 14 0 0 0 9 7 13 0 0 7 4 27 9 0 0 24 6 35 11 0 0 11 4 18 12 0 0 7 8 7 23 0 0 0 20-17 33 0 0-16 14-42 14 0 0-28 0-44-13 0 0-15-11-19-35l25-3c0 0 2 15 11 22 0 0 10 8 26 8 0 0 17 0 25-7 0 0 9-7 9-17 0 0 0-6-4-10 0 0-4-4-10-6 0 0-6-2-27-7 0 0-31-8-41-18 0 0-10-11-10-26 0 0 0-18 15-30 0 0 14-12 39-12 0 0 26 0 41 10 0 0 14 11 17 31z">
          <text:p/>
        </draw:path>
        <draw:line draw:style-name="gr12" draw:text-style-name="P1" draw:layer="layout" svg:x1="-120.368cm" svg:y1="3.358cm" svg:x2="53.876cm" svg:y2="3.358cm">
          <text:p/>
        </draw:line>
        <draw:polygon draw:style-name="gr18" draw:text-style-name="P11" draw:layer="layout" svg:width="8.89cm" svg:height="0.282cm" svg:x="17.723cm" svg:y="2.54cm" svg:viewBox="0 0 8891 283" draw:points="0,0 8891,0 8891,283 0,283">
          <text:p/>
        </draw:polygon>
        <draw:path draw:style-name="gr8" draw:text-style-name="P5" draw:layer="layout" svg:width="3.777cm" svg:height="0.206cm" svg:x="26.754cm" svg:y="2.563cm" svg:viewBox="0 0 3778 207" svg:d="M189 202h-30l-24-61h-84l-23 61h-28l77-202h29zM127 120c0 0-25-66-28-75 0 0-4-9-7-24h-1c0 0-4 21-10 38l-23 61zM289 97c0 0-2-12-10-18 0 0-8-6-22-6 0 0-14 0-23 5 0 0-9 5-9 14 0 0 0 9 7 12 0 0 7 4 27 9 0 0 24 6 35 11 0 0 12 5 18 13 0 0 6 8 6 22 0 0 0 20-16 33 0 0-15 15-42 15 0 0-28 0-44-13 0 0-15-12-19-35l25-4c0 0 2 15 11 23 0 0 10 7 26 7 0 0 17 0 26-6 0 0 8-7 8-17 0 0 0-7-4-11 0 0-4-4-10-6 0 0-6-2-27-7 0 0-31-7-41-18 0 0-10-11-10-25 0 0 0-19 15-30 0 0 14-12 39-12 0 0 26 0 41 10 0 0 14 10 17 31zM430 97c0 0-2-12-10-18 0 0-8-6-22-6 0 0-14 0-23 5 0 0-9 5-9 14 0 0 0 9 7 12 0 0 7 4 28 9 0 0 23 6 34 11 0 0 12 5 18 13 0 0 6 8 6 22 0 0 0 20-15 33 0 0-16 15-43 15 0 0-28 0-43-13 0 0-16-12-20-35l25-4c0 0 2 15 11 23 0 0 10 7 27 7 0 0 16 0 25-6 0 0 8-7 8-17 0 0 0-7-4-11 0 0-4-4-10-6 0 0-6-2-26-7 0 0-32-7-42-18 0 0-10-11-10-25 0 0 0-19 15-30 0 0 14-12 39-12 0 0 26 0 41 10 0 0 14 10 17 31zM616 135h-109c0 0 2 25 14 37 0 0 12 13 31 13 0 0 14 0 24-7 0 0 9-8 14-23l26 3c0 0-7 23-23 35 0 0-16 14-41 14 0 0-33 0-52-21 0 0-18-21-18-56 0 0 0-34 18-56 0 0 18-21 50-21 0 0 16 0 31 7 0 0 15 7 25 24 0 0 10 17 10 51zM591 115c0 0-1-22-14-32 0 0-12-10-27-10 0 0-17 0-28 12 0 0-12 11-13 30zM845 202h-25v-92c0 0 0-10-1-17 0 0-2-8-8-13 0 0-5-6-17-6 0 0-15 0-26 10 0 0-10 11-10 33v85h-25v-95c0 0 0-19-7-26 0 0-7-7-19-7 0 0-16 0-26 11 0 0-10 11-10 41v76h-25v-146h22v20h1c0 0 15-23 43-23 0 0 17 0 27 6 0 0 10 7 15 19 0 0 16-25 45-25 0 0 23 0 34 12 0 0 12 12 12 37zM907 72c0 0 14-19 39-19 0 0 29 0 46 20 0 0 17 21 17 54 0 0 0 38-19 58 0 0-19 22-45 22 0 0-25 0-40-23v18h-23v-202h24v72zM943 185c0 0 18 0 29-14 0 0 11-15 11-42 0 0 0-26-10-41 0 0-10-15-29-15 0 0-18 0-29 16 0 0-11 15-11 39 0 0 0 23 5 33 0 0 5 10 14 17 0 0 9 7 20 7zM1063 202h-25v-202h25zM1228 135h-109c0 0 1 25 14 37 0 0 12 13 30 13 0 0 15 0 24-7 0 0 10-8 15-23l25 3c0 0-6 23-22 35 0 0-17 14-42 14 0 0-33 0-51-21 0 0-19-21-19-56 0 0 0-34 18-56 0 0 18-21 51-21 0 0 16 0 31 7 0 0 15 7 25 24 0 0 10 17 10 51zM1203 115c0 0-2-22-14-32 0 0-12-10-27-10 0 0-17 0-29 12 0 0-11 11-13 30zM1477 24h-110v63h95v24h-95v91h-27v-202h137zM1534 202h-25v-146h25zM1534 28h-25v-28h25zM1651 60l-8 23c0 0-9-5-18-5 0 0-14 0-21 12 0 0-7 13-7 35v77h-26v-146h24v22c0 0 12-25 31-25 0 0 13 0 25 7zM1748 97c0 0-1-12-9-18 0 0-9-6-23-6 0 0-14 0-23 5 0 0-9 5-9 14 0 0 0 9 7 12 0 0 7 4 28 9 0 0 23 6 34 11 0 0 12 5 18 13 0 0 7 8 7 22 0 0 0 20-16 33 0 0-16 15-43 15 0 0-28 0-43-13 0 0-16-12-20-35l25-4c0 0 2 15 11 23 0 0 10 7 27 7 0 0 16 0 25-6 0 0 8-7 8-17 0 0 0-7-4-11 0 0-3-4-9-6 0 0-6-2-27-7 0 0-32-7-41-18 0 0-10-11-10-25 0 0 0-19 14-30 0 0 15-12 39-12 0 0 27 0 41 10 0 0 15 10 17 31zM1865 202c0 0-11 2-19 2 0 0-16 0-23-6 0 0-8-5-10-14 0 0-1-9-1-25v-84h-18v-19h18v-36l25-15v51h24v19h-24v86c0 0 0 11 2 16 0 0 2 4 11 4 0 0 6 0 11-1zM1968 0h76c0 0 18 0 31 2 0 0 13 2 24 9 0 0 11 8 17 21 0 0 6 13 6 27 0 0 0 28-18 45 0 0-18 16-58 16h-52v82h-26zM1994 96h52c0 0 48 0 48-37 0 0 0-12-6-21 0 0-7-9-16-11 0 0-8-3-26-3h-52zM2232 60l-9 23c0 0-9-5-18-5 0 0-14 0-21 12 0 0-7 13-7 35v77h-25v-146h23v22c0 0 12-25 31-25 0 0 13 0 26 7zM2307 53c0 0 29 0 49 19 0 0 19 19 19 55 0 0 0 43-21 61 0 0-21 19-47 19 0 0-28 0-49-20 0 0-20-18-20-58 0 0 0-38 20-57 0 0 19-19 49-19zM2307 185c0 0 21 0 32-16 0 0 11-15 11-41 0 0 0-27-13-41 0 0-12-14-30-14 0 0-19 0-32 14 0 0-12 14-12 42 0 0 0 28 13 42 0 0 12 14 31 14zM2522 202h-23v-18h-1c0 0-13 23-40 23 0 0-27 0-45-23 0 0-18-21-18-55 0 0 0-35 17-56 0 0 17-20 45-20 0 0 26 0 40 20v-73h25zM2461 185c0 0 16 0 27-13 0 0 12-13 12-41 0 0 0-26-11-42 0 0-10-16-30-16 0 0-19 0-29 15 0 0-9 16-9 41 0 0 0 19 5 31 0 0 5 13 15 19 0 0 9 6 20 6zM2679 202h-22v-21c0 0-17 26-47 26 0 0-15 0-28-8 0 0-13-7-17-20 0 0-4-12-4-32v-91h24v81c0 0 0 19 2 28 0 0 2 8 10 14 0 0 8 5 19 5 0 0 14 0 26-10 0 0 12-9 12-40v-78h25zM2838 152c0 0-5 28-23 41 0 0-17 14-39 14 0 0-31 0-49-22 0 0-17-21-17-55 0 0 0-29 10-46 0 0 10-17 25-24 0 0 15-7 31-7 0 0 23 0 39 11 0 0 16 12 20 35l-24 3c0 0-4-14-12-21 0 0-8-8-21-8 0 0-21 0-32 15 0 0-11 14-11 41 0 0 0 27 11 42 0 0 10 14 30 14 0 0 16 0 25-9 0 0 9-9 12-27zM2916 202c0 0-11 2-19 2 0 0-16 0-24-6 0 0-7-5-9-14 0 0-1-9-1-25v-84h-18v-19h18v-36l25-15v51h24v19h-24v86c0 0 0 11 2 16 0 0 2 4 11 4 0 0 6 0 11-1zM2962 202h-25v-146h25zM2962 28h-25v-28h25zM3059 53c0 0 30 0 49 19 0 0 20 19 20 55 0 0 0 43-21 61 0 0-21 19-48 19 0 0-27 0-48-20 0 0-20-18-20-58 0 0 0-38 20-57 0 0 19-19 48-19zM3059 185c0 0 22 0 33-16 0 0 11-15 11-41 0 0 0-27-13-41 0 0-12-14-31-14 0 0-18 0-31 14 0 0-12 14-12 42 0 0 0 28 13 42 0 0 12 14 30 14zM3276 202h-25v-89c0 0 0-22-8-30 0 0-8-9-22-9 0 0-11 0-21 6 0 0-10 5-14 15 0 0-4 10-4 27v80h-25v-146h23v21c0 0 8-12 19-18 0 0 12-6 27-6 0 0 12 0 23 4 0 0 11 4 18 12 0 0 6 8 8 18 0 0 1 9 1 25zM3555 117c0 0 0 16-2 29 0 0-2 13-9 27 0 0-8 14-24 23 0 0-17 11-44 11 0 0-27 0-44-10 0 0-17-8-24-21 0 0-8-13-10-27 0 0-2-14-2-32v-117h26v117c0 0 0 18 3 31 0 0 3 13 14 24 0 0 11 9 34 9 0 0 24 0 36-8 0 0 11-8 15-21 0 0 4-14 4-35v-117h27zM3716 202h-25v-89c0 0 0-22-9-30 0 0-7-9-22-9 0 0-11 0-21 6 0 0-10 5-14 15 0 0-4 10-4 27v80h-25v-146h23v21c0 0 8-12 20-18 0 0 11-6 26-6 0 0 12 0 23 4 0 0 11 4 18 12 0 0 6 8 8 18 0 0 2 9 2 25zM3778 202h-25v-146h25zM3778 28h-25v-28h25z">
          <text:p/>
        </draw:path>
        <draw:line draw:style-name="gr12" draw:text-style-name="P1" draw:layer="layout" svg:x1="-120.368cm" svg:y1="3.922cm" svg:x2="53.876cm" svg:y2="3.922cm">
          <text:p/>
        </draw:line>
        <draw:polygon draw:style-name="gr18" draw:text-style-name="P11" draw:layer="layout" svg:width="8.297cm" svg:height="0.282cm" svg:x="26.613cm" svg:y="3.499cm" svg:viewBox="0 0 8298 283" draw:points="0,0 8298,0 8298,283 0,283">
          <text:p/>
        </draw:polygon>
        <draw:path draw:style-name="gr8" draw:text-style-name="P5" draw:layer="layout" svg:width="1.12cm" svg:height="0.205cm" svg:x="35.058cm" svg:y="3.523cm" svg:viewBox="0 0 1121 206" svg:d="M160 24h-67v179h-27v-179h-66v-24h160zM313 136h-111c0 0 2 24 14 37 0 0 13 13 32 13 0 0 14 0 24-8 0 0 9-7 15-22l25 3c0 0-6 23-23 35 0 0-16 12-41 12 0 0-34 0-52-20 0 0-19-20-19-55 0 0 0-35 18-56 0 0 18-23 51-23 0 0 17 0 31 7 0 0 15 8 25 25 0 0 11 17 11 52zM287 116c0 0-1-23-13-33 0 0-13-9-28-9 0 0-17 0-29 11 0 0-11 12-13 31zM425 98c0 0-2-13-10-18 0 0-8-6-23-6 0 0-14 0-23 4 0 0-8 5-8 14 0 0 0 9 6 13 0 0 7 4 28 9 0 0 23 6 34 11 0 0 12 4 18 12 0 0 7 8 7 23 0 0 0 20-16 33 0 0-16 13-43 13 0 0-28 0-43-12 0 0-16-11-20-35l25-3c0 0 2 15 11 22 0 0 10 8 27 8 0 0 16 0 25-7 0 0 8-7 8-17 0 0 0-6-3-10 0 0-4-4-10-6 0 0-6-2-27-7 0 0-32-8-41-18 0 0-10-11-10-26 0 0 0-18 14-31 0 0 15-12 39-12 0 0 27 0 41 10 0 0 15 12 18 32zM541 202c0 0-11 3-19 3 0 0-16 0-23-6 0 0-8-6-10-15 0 0-1-8-1-24v-84h-18v-21h18v-36l25-15v51h24v21h-24v85c0 0 0 11 2 16 0 0 2 5 11 5 0 0 6 0 11-1zM803 118c0 0 0 15-2 28 0 0-1 14-9 28 0 0-7 14-24 23 0 0-16 9-44 9 0 0-27 0-44-8 0 0-16-8-24-21 0 0-7-13-10-28 0 0-2-14-2-31v-118h27v117c0 0 0 18 3 32 0 0 2 13 13 23 0 0 11 10 35 10 0 0 23 0 35-8 0 0 12-8 15-22 0 0 4-13 4-35v-117h27zM964 203h-25v-89c0 0 0-23-8-31 0 0-8-8-22-8 0 0-11 0-21 5 0 0-10 5-14 15 0 0-4 10-4 28v80h-25v-148h22v22h1c0 0 7-13 19-19 0 0 12-6 27-6 0 0 11 0 22 4 0 0 12 4 18 14 0 0 7 8 8 17 0 0 2 10 2 26zM1026 203h-25v-148h25zM1026 28h-25v-28h25zM1121 202c0 0-11 3-18 3 0 0-17 0-24-6 0 0-7-6-9-15 0 0-2-8-2-24v-84h-18v-21h18v-36l25-15v51h25v21h-25v85c0 0 0 11 2 16 0 0 3 5 12 5 0 0 5 0 11-1z">
          <text:p/>
        </draw:path>
        <draw:line draw:style-name="gr12" draw:text-style-name="P1" draw:layer="layout" svg:x1="-120.368cm" svg:y1="4.487cm" svg:x2="53.876cm" svg:y2="4.487cm">
          <text:p/>
        </draw:line>
        <draw:polygon draw:style-name="gr18" draw:text-style-name="P11" draw:layer="layout" svg:width="12.446cm" svg:height="0.282cm" svg:x="34.91cm" svg:y="4.064cm" svg:viewBox="0 0 12447 283" draw:points="0,0 12447,0 12447,283 0,283">
          <text:p/>
        </draw:polygon>
        <draw:path draw:style-name="gr8" draw:text-style-name="P5" draw:layer="layout" svg:width="2.132cm" svg:height="0.207cm" svg:x="47.519cm" svg:y="4.086cm" svg:viewBox="0 0 2133 208" svg:d="M0 1h77c0 0 18 0 31 2 0 0 13 2 24 9 0 0 11 8 17 21 0 0 5 13 5 27 0 0 0 28-17 45 0 0-18 16-58 16h-52v83h-27zM27 97h52c0 0 48 0 48-37 0 0 0-12-7-21 0 0-6-9-15-11 0 0-9-3-27-3h-51zM265 61l-9 23c0 0-9-5-18-5 0 0-14 0-21 12 0 0-7 13-7 35v78h-25v-147h22v22h1c0 0 12-25 31-25 0 0 13 0 26 7zM339 54c0 0 30 0 49 19 0 0 20 19 20 55 0 0 0 44-21 62 0 0-22 18-48 18 0 0-27 0-48-19 0 0-20-18-20-59 0 0 0-38 19-57 0 0 20-19 49-19zM339 187c0 0 22 0 32-16 0 0 11-15 11-42 0 0 0-27-12-41 0 0-13-14-31-14 0 0-19 0-31 14 0 0-12 14-12 42 0 0 0 29 12 43 0 0 13 14 31 14zM556 204h-23v-18h-1c0 0-13 22-40 22 0 0-27 0-45-22 0 0-19-21-19-56 0 0 0-35 18-56 0 0 17-20 45-20 0 0 26 0 40 20v-73h25zM495 187c0 0 16 0 27-13 0 0 11-13 11-42 0 0 0-26-10-42 0 0-10-16-30-16 0 0-19 0-29 15 0 0-10 16-10 41 0 0 0 20 6 32 0 0 5 13 14 19 0 0 10 6 21 6zM713 204h-22v-21h-1c0 0-17 25-46 25 0 0-15 0-28-7 0 0-13-7-17-20 0 0-5-12-5-32v-92h25v82c0 0 0 19 2 28 0 0 2 8 10 14 0 0 7 5 18 5 0 0 15 0 27-10 0 0 12-9 12-41v-78h25zM871 154c0 0-5 28-22 41 0 0-17 13-39 13 0 0-32 0-49-21 0 0-17-21-17-56 0 0 0-29 9-46 0 0 11-17 26-24 0 0 15-7 31-7 0 0 23 0 39 11 0 0 16 12 20 35l-24 3c0 0-4-14-12-21 0 0-9-8-22-8 0 0-20 0-31 15 0 0-11 14-11 41 0 0 0 28 11 43 0 0 10 14 30 14 0 0 16 0 25-9 0 0 9-9 12-27zM1020 136h-110c0 0 2 26 14 38 0 0 12 13 31 13 0 0 14 0 24-7 0 0 9-8 14-23l26 3c0 0-6 23-23 35 0 0-16 13-41 13 0 0-33 0-52-20 0 0-18-21-18-57 0 0 0-34 18-56 0 0 18-21 51-21 0 0 15 0 30 7 0 0 15 7 25 24 0 0 11 17 11 51zM994 116c0 0-1-22-14-32 0 0-12-10-26-10 0 0-18 0-29 12 0 0-12 11-13 30zM1216 94c0 0 19 3 28 18 0 0 10 15 10 33 0 0 0 27-20 45 0 0-20 18-48 18 0 0-27 0-44-16 0 0-18-16-21-41l25-4c0 0 4 21 14 30 0 0 10 10 26 10 0 0 17 0 29-12 0 0 12-12 12-30 0 0 0-18-11-29 0 0-11-11-28-11 0 0-7 0-18 3l3-22c0 0 10 0 16-1 0 0 6-1 13-5 0 0 7-3 12-10 0 0 4-7 4-18 0 0 0-15-10-23 0 0-10-8-23-8 0 0-15 0-24 9 0 0-10 10-12 27l-25-4c0 0 5-26 21-40 0 0 17-13 40-13 0 0 25 0 42 16 0 0 17 15 17 37 0 0 0 28-28 41zM1344 0c0 0 66 0 66 103 0 0 0 54-17 79 0 0-17 26-49 26 0 0-65 0-65-105 0 0 0-51 17-77 0 0 17-26 48-26zM1344 187c0 0 21 0 31-19 0 0 10-19 10-65 0 0 0-30-5-48 0 0-4-17-13-26 0 0-9-8-23-8 0 0-20 0-30 19 0 0-10 20-10 63 0 0 0 31 5 49 0 0 4 18 13 27 0 0 9 8 22 8zM1683 118c0 0 0 16-2 30 0 0-2 13-9 27 0 0-8 14-24 23 0 0-17 10-44 10 0 0-27 0-44-9 0 0-17-8-24-21 0 0-8-13-10-27 0 0-2-15-2-33v-117h26v117c0 0 0 18 3 32 0 0 3 13 14 23 0 0 11 10 34 10 0 0 24 0 36-8 0 0 11-8 15-21 0 0 4-14 4-36v-117h27zM1844 204h-25v-90c0 0 0-22-9-30 0 0-7-9-22-9 0 0-11 0-21 6 0 0-9 5-14 15 0 0-4 10-4 27v81h-25v-147h23v21c0 0 8-12 20-18 0 0 11-6 26-6 0 0 12 0 23 4 0 0 11 4 18 12 0 0 6 8 8 18 0 0 2 9 2 25zM1906 204h-25v-147h25zM1906 29h-25v-28h25zM2001 204c0 0-11 2-19 2 0 0-16 0-23-6 0 0-8-5-10-14 0 0-1-9-1-25v-85h-18v-19h18v-36l25-15v51h24v19h-24v87c0 0 0 11 2 16 0 0 2 4 11 4 0 0 6 0 11-1zM2104 98c0 0-2-12-10-18 0 0-8-6-23-6 0 0-14 0-22 5 0 0-9 5-9 14 0 0 0 9 7 12 0 0 7 4 27 9 0 0 24 6 35 11 0 0 12 5 18 14 0 0 6 8 6 22 0 0 0 20-16 33 0 0-16 14-42 14 0 0-28 0-44-12 0 0-15-12-19-35l25-4c0 0 2 15 11 23 0 0 9 7 26 7 0 0 17 0 25-6 0 0 9-7 9-17 0 0 0-7-4-11 0 0-4-4-10-6 0 0-6-2-27-7 0 0-31-8-41-19 0 0-10-11-10-25 0 0 0-19 15-30 0 0 14-12 39-12 0 0 26 0 41 10 0 0 14 10 17 31z">
          <text:p/>
        </draw:path>
        <draw:line draw:style-name="gr12" draw:text-style-name="P1" draw:layer="layout" svg:x1="-120.368cm" svg:y1="5.446cm" svg:x2="53.876cm" svg:y2="5.446cm">
          <text:p/>
        </draw:line>
        <draw:polygon draw:style-name="gr18" draw:text-style-name="P11" draw:layer="layout" svg:width="20.151cm" svg:height="0.282cm" svg:x="31.354cm" svg:y="4.628cm" svg:viewBox="0 0 20152 283" draw:points="0,0 20152,0 20152,283 0,283">
          <text:p/>
        </draw:polygon>
        <draw:path draw:style-name="gr8" draw:text-style-name="P5" draw:layer="layout" svg:width="3.527cm" svg:height="0.262cm" svg:x="51.653cm" svg:y="4.648cm" svg:viewBox="0 0 3528 263" svg:d="M159 28h-66v179h-28v-179h-65v-24h159zM263 64l-8 23c0 0-10-5-18-5 0 0-14 0-21 12 0 0-8 13-8 35v78h-24v-148h22v23h1c0 0 12-26 31-26 0 0 12 0 25 8zM405 207h-26c0 0-3-7-5-18 0 0-25 21-54 21 0 0-23 0-36-11 0 0-14-12-14-32 0 0 0-18 13-30 0 0 13-12 45-16l23-3c0 0 13-2 21-5 0 0 0-11 0-16 0 0-1-5-4-9 0 0-4-5-11-9 0 0-8-2-20-2 0 0-16 0-25 5 0 0-10 6-13 22l-24-3c0 0 4-22 20-34 0 0 17-11 46-11 0 0 26 0 38 8 0 0 12 8 15 19 0 0 3 11 3 28v34c0 0 0 30 2 41 0 0 1 11 6 21zM372 141v-9c0 0-19 7-47 11 0 0-28 3-28 24 0 0 0 9 7 17 0 0 8 6 22 6 0 0 19 0 32-11 0 0 14-11 14-38zM460 207h-24v-148h24zM460 32h-24v-28h24zM618 207h-25v-90c0 0 0-23-9-31 0 0-7-8-22-8 0 0-11 0-21 5 0 0-9 5-14 15 0 0-4 10-4 28v81h-25v-148h23v21c0 0 8-12 20-18 0 0 11-6 26-6 0 0 12 0 23 4 0 0 11 4 18 13 0 0 6 8 8 17 0 0 2 10 2 26zM856 63c0 0-1-19-14-29 0 0-12-10-35-10 0 0-20 0-33 8 0 0-14 8-14 22 0 0 0 13 11 20 0 0 10 6 38 12 0 0 25 6 41 12 0 0 16 6 27 18 0 0 11 12 11 33 0 0 0 26-21 44 0 0-20 17-54 17 0 0-42 0-63-19 0 0-22-20-23-50l26-2c0 0 1 24 18 35 0 0 17 12 41 12 0 0 23 0 37-10 0 0 13-9 13-25 0 0 0-17-14-24 0 0-15-8-49-15 0 0-34-8-49-21 0 0-15-13-15-35 0 0 0-24 19-40 0 0 19-16 52-16 0 0 34 0 54 16 0 0 21 16 22 45zM1049 207h-26c0 0-4-7-6-18 0 0-25 21-54 21 0 0-23 0-36-11 0 0-13-12-13-32 0 0 0-18 13-30 0 0 12-12 44-16l23-3c0 0 13-2 22-5 0 0 0-11-1-16 0 0-1-5-4-9 0 0-4-5-11-9 0 0-7-2-20-2 0 0-16 0-25 5 0 0-9 6-13 22l-24-3c0 0 4-22 20-34 0 0 17-11 46-11 0 0 26 0 39 8 0 0 12 8 15 19 0 0 3 11 3 28v34c0 0 0 30 1 41 0 0 1 11 7 21zM1016 141v-9c0 0-20 7-48 11 0 0-28 3-28 24 0 0 0 9 7 17 0 0 8 6 22 6 0 0 19 0 33-11 0 0 14-11 14-38zM1103 207h-24v-203h24zM1268 139h-109c0 0 2 24 14 37 0 0 12 14 31 14 0 0 14 0 24-8 0 0 9-8 14-24l26 4c0 0-7 24-23 36 0 0-17 12-41 12 0 0-33 0-52-20 0 0-19-21-19-56 0 0 0-35 18-56 0 0 18-22 51-22 0 0 16 0 31 7 0 0 15 7 25 24 0 0 10 17 10 52zM1243 119c0 0-2-23-14-33 0 0-12-9-27-9 0 0-18 0-29 11 0 0-11 12-13 31zM1380 101c0 0-2-13-10-18 0 0-8-6-22-6 0 0-14 0-23 4 0 0-9 5-9 14 0 0 0 9 7 13 0 0 7 4 28 9 0 0 23 6 34 10 0 0 12 5 18 13 0 0 7 8 7 23 0 0 0 20-16 34 0 0-17 13-43 13 0 0-28 0-44-12 0 0-15-11-19-36l25-4c0 0 2 16 11 24 0 0 10 8 27 8 0 0 16 0 24-7 0 0 9-8 9-18 0 0 0-6-4-10 0 0-4-4-10-6 0 0-6-2-27-7 0 0-31-8-41-18 0 0-10-11-10-26 0 0 0-18 15-30 0 0 14-12 39-12 0 0 26 0 41 10 0 0 14 11 17 31zM1700 207h-34c0 0-30-49-37-60 0 0-8-11-16-19 0 0-8-7-15-9 0 0-7-3-19-3h-31v91h-27v-203h90c0 0 18 0 31 2 0 0 12 3 22 10 0 0 9 7 14 19 0 0 5 11 5 24 0 0 0 23-14 37 0 0-15 14-43 17v1c0 0 21 9 38 37zM1548 92h58c0 0 17 0 27-2 0 0 10-4 16-12 0 0 6-8 6-19 0 0 0-14-10-24 0 0-10-9-33-9h-64zM1849 139h-110c0 0 2 24 14 37 0 0 12 14 31 14 0 0 14 0 24-8 0 0 9-8 14-24l26 4c0 0-6 24-23 36 0 0-16 12-41 12 0 0-33 0-52-20 0 0-18-21-18-56 0 0 0-35 18-56 0 0 18-22 50-22 0 0 16 0 31 7 0 0 15 7 26 24 0 0 10 17 10 52zM1823 119c0 0-1-23-14-33 0 0-12-9-27-9 0 0-17 0-28 11 0 0-12 12-14 31zM1902 78c0 0 14-22 42-22 0 0 29 0 45 21 0 0 17 21 17 54 0 0 0 36-19 58 0 0-18 21-45 21 0 0-23 0-37-18h-1v71h-25v-204h22v19zM1941 190c0 0 17 0 28-16 0 0 12-14 12-43 0 0 0-27-11-41 0 0-12-14-28-14 0 0-18 0-29 16 0 0-12 16-12 41 0 0 0 28 11 42 0 0 11 15 29 15zM2114 64l-8 23c0 0-9-5-18-5 0 0-14 0-21 12 0 0-7 13-7 35v78h-25v-148h22v23h1c0 0 12-26 31-26 0 0 13 0 25 8zM2257 139h-110c0 0 2 24 14 37 0 0 12 14 31 14 0 0 14 0 24-8 0 0 9-8 14-24l26 4c0 0-6 24-23 36 0 0-17 12-41 12 0 0-33 0-52-20 0 0-18-21-18-56 0 0 0-35 18-56 0 0 18-22 50-22 0 0 16 0 31 7 0 0 15 7 25 24 0 0 11 17 11 52zM2231 119c0 0-1-23-14-33 0 0-12-9-27-9 0 0-17 0-28 11 0 0-12 12-14 31zM2368 101c0 0-2-13-9-18 0 0-9-6-23-6 0 0-14 0-23 4 0 0-9 5-9 14 0 0 0 9 7 13 0 0 7 4 28 9 0 0 23 6 34 10 0 0 12 5 18 13 0 0 7 8 7 23 0 0 0 20-16 34 0 0-16 13-43 13 0 0-28 0-44-12 0 0-15-11-19-36l25-4c0 0 2 16 11 24 0 0 10 8 27 8 0 0 16 0 25-7 0 0 8-8 8-18 0 0 0-6-4-10 0 0-4-4-9-6 0 0-6-2-28-7 0 0-31-8-41-18 0 0-10-11-10-26 0 0 0-18 15-30 0 0 15-12 39-12 0 0 26 0 41 10 0 0 15 11 17 31zM2555 139h-110c0 0 2 24 14 37 0 0 12 14 31 14 0 0 14 0 24-8 0 0 9-8 14-24l26 4c0 0-6 24-23 36 0 0-17 12-41 12 0 0-33 0-52-20 0 0-18-21-18-56 0 0 0-35 18-56 0 0 18-22 50-22 0 0 16 0 31 7 0 0 15 7 25 24 0 0 11 17 11 52zM2529 119c0 0-1-23-14-33 0 0-12-9-27-9 0 0-17 0-28 11 0 0-12 12-14 31zM2704 207h-25v-90c0 0 0-23-8-31 0 0-8-8-22-8 0 0-11 0-21 5 0 0-10 5-14 15 0 0-4 10-4 28v81h-25v-148h22v21h1c0 0 8-12 19-18 0 0 12-6 27-6 0 0 11 0 23 4 0 0 11 4 17 13 0 0 7 8 9 17 0 0 1 10 1 26zM2798 206c0 0-10 2-18 2 0 0-16 0-24-5 0 0-7-6-9-15 0 0-1-9-1-25v-84h-18v-20h18v-36l24-15v51h25v20h-25v85c0 0 0 11 3 16 0 0 2 6 11 6 0 0 6 0 11-2zM2947 207h-26c0 0-4-7-5-18 0 0-25 21-54 21 0 0-23 0-37-11 0 0-13-12-13-32 0 0 0-18 13-30 0 0 13-12 44-16l24-3c0 0 12-2 21-5 0 0 0-11-1-16 0 0 0-5-4-9 0 0-3-5-11-9 0 0-7-2-19-2 0 0-17 0-26 5 0 0-9 6-13 22l-24-3c0 0 4-22 21-34 0 0 16-11 45-11 0 0 27 0 39 8 0 0 12 8 15 19 0 0 3 11 3 28v34c0 0 0 30 1 41 0 0 1 11 7 21zM2914 141v-9c0 0-20 7-47 11 0 0-29 3-29 24 0 0 0 9 8 17 0 0 7 6 22 6 0 0 18 0 32-11 0 0 14-11 14-38zM3035 206c0 0-11 2-20 2 0 0-16 0-23-5 0 0-8-6-9-15 0 0-2-9-2-25v-84h-18v-20h18v-36l25-15v51h26v20h-26v85c0 0 0 11 2 16 0 0 2 6 13 6 0 0 5 0 11-2zM3081 207h-25v-148h25zM3081 32h-25v-28h25zM3238 59l-55 148h-24l-55-148h26l30 85c0 0 9 24 11 32 0 0 2-8 8-23l34-94zM3387 139h-110c0 0 2 24 15 37 0 0 12 14 30 14 0 0 14 0 24-8 0 0 10-8 15-24l25 4c0 0-6 24-22 36 0 0-17 12-42 12 0 0-33 0-51-20 0 0-19-21-19-56 0 0 0-35 18-56 0 0 18-22 51-22 0 0 16 0 31 7 0 0 14 7 25 24 0 0 10 17 10 52zM3362 119c0 0-2-23-14-33 0 0-13-9-27-9 0 0-17 0-29 11 0 0-11 12-13 31zM3499 101c0 0-2-13-10-18 0 0-8-6-22-6 0 0-15 0-23 4 0 0-9 5-9 14 0 0 0 9 7 13 0 0 7 4 27 9 0 0 23 6 35 10 0 0 12 5 18 13 0 0 6 8 6 23 0 0 0 20-16 34 0 0-16 13-42 13 0 0-28 0-44-12 0 0-16-11-19-36l25-4c0 0 1 16 11 24 0 0 9 8 26 8 0 0 17 0 25-7 0 0 9-8 9-18 0 0 0-6-4-10 0 0-4-4-10-6 0 0-6-2-27-7 0 0-31-8-41-18 0 0-10-11-10-26 0 0 0-18 15-30 0 0 14-12 39-12 0 0 26 0 40 10 0 0 15 11 18 31z">
          <text:p/>
        </draw:path>
        <draw:polyline draw:style-name="gr21" draw:text-style-name="P1" draw:layer="layout" svg:width="0.141cm" svg:height="0.903cm" svg:x="17.723cm" svg:y="1.665cm" svg:viewBox="0 0 142 904" draw:points="0,0 142,0 142,904">
          <text:p/>
        </draw:polyline>
        <draw:polygon draw:style-name="gr22" draw:text-style-name="P12" draw:layer="layout" svg:width="0.113cm" svg:height="0.057cm" svg:x="17.808cm" svg:y="2.511cm" svg:viewBox="0 0 114 58" draw:points="114,0 57,58 0,0">
          <text:p/>
        </draw:polygon>
        <draw:polyline draw:style-name="gr21" draw:text-style-name="P1" draw:layer="layout" svg:width="0.141cm" svg:height="0.339cm" svg:x="17.723cm" svg:y="2.229cm" svg:viewBox="0 0 142 340" draw:points="0,0 142,0 142,340">
          <text:p/>
        </draw:polyline>
        <draw:polygon draw:style-name="gr22" draw:text-style-name="P12" draw:layer="layout" svg:width="0.113cm" svg:height="0.057cm" svg:x="17.808cm" svg:y="2.511cm" svg:viewBox="0 0 114 58" draw:points="114,0 57,58 0,0">
          <text:p/>
        </draw:polygon>
        <draw:polyline draw:style-name="gr21" draw:text-style-name="P1" draw:layer="layout" svg:width="0.141cm" svg:height="0.733cm" svg:x="26.613cm" svg:y="2.794cm" svg:viewBox="0 0 142 734" draw:points="0,0 142,0 142,734">
          <text:p/>
        </draw:polyline>
        <draw:polygon draw:style-name="gr22" draw:text-style-name="P12" draw:layer="layout" svg:width="0.113cm" svg:height="0.056cm" svg:x="26.698cm" svg:y="3.471cm" svg:viewBox="0 0 114 57" draw:points="114,0 57,57 0,0">
          <text:p/>
        </draw:polygon>
        <draw:polyline draw:style-name="gr21" draw:text-style-name="P1" draw:layer="layout" svg:width="0.142cm" svg:height="0.339cm" svg:x="34.91cm" svg:y="3.753cm" svg:viewBox="0 0 143 340" draw:points="0,0 143,0 143,340">
          <text:p/>
        </draw:polyline>
        <draw:polygon draw:style-name="gr22" draw:text-style-name="P12" draw:layer="layout" svg:width="0.113cm" svg:height="0.057cm" svg:x="34.995cm" svg:y="4.035cm" svg:viewBox="0 0 114 58" draw:points="114,0 58,58 0,0">
          <text:p/>
        </draw:polygon>
        <draw:polygon draw:style-name="gr2" draw:text-style-name="P2" draw:layer="layout" svg:width="0.593cm" svg:height="0.564cm" svg:x="1.128cm" svg:y="1.834cm" svg:viewBox="0 0 594 565" draw:points="0,0 594,0 594,565 0,565">
          <text:p/>
        </draw:polygon>
        <draw:path draw:style-name="gr3" draw:text-style-name="P3" draw:layer="layout" svg:width="0.26cm" svg:height="0.202cm" svg:x="1.295cm" svg:y="1.984cm" svg:viewBox="0 0 261 203" svg:d="M261 0l-56 203h-25l-44-160c0 0-4-12-5-18l-7 24-43 154h-27l-54-203h27l31 133c0 0 6 27 8 39l1 3c0 0 6-26 9-37l38-138h34l28 103c0 0 11 39 16 72 0 0 3-16 10-45l32-130z">
          <text:p/>
        </draw:path>
        <draw:polygon draw:style-name="gr2" draw:text-style-name="P2" draw:layer="layout" svg:width="0.593cm" svg:height="0.564cm" svg:x="1.721cm" svg:y="1.834cm" svg:viewBox="0 0 594 565" draw:points="0,0 594,0 594,565 0,565">
          <text:p/>
        </draw:polygon>
        <draw:polygon draw:style-name="gr3" draw:text-style-name="P3" draw:layer="layout" svg:width="0.16cm" svg:height="0.202cm" svg:x="1.937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2.314cm" svg:y="1.834cm" svg:viewBox="0 0 593 565" draw:points="0,0 593,0 593,565 0,565">
          <text:p/>
        </draw:polygon>
        <draw:polygon draw:style-name="gr3" draw:text-style-name="P3" draw:layer="layout" svg:width="0.136cm" svg:height="0.202cm" svg:x="2.547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2.906cm" svg:y="1.834cm" svg:viewBox="0 0 594 565" draw:points="0,0 594,0 594,565 0,565">
          <text:p/>
        </draw:polygon>
        <draw:path draw:style-name="gr3" draw:text-style-name="P3" draw:layer="layout" svg:width="0.161cm" svg:height="0.209cm" svg:x="3.121cm" svg:y="1.981cm" svg:viewBox="0 0 162 210" svg:d="M129 62c0 0-1-19-14-28 0 0-12-10-35-10 0 0-21 0-34 7 0 0-12 8-12 23 0 0 0 13 10 19 0 0 10 7 38 13 0 0 25 6 41 12 0 0 16 5 27 18 0 0 12 12 12 32 0 0 0 26-21 44 0 0-21 18-55 18 0 0-42 0-63-20 0 0-21-19-23-50l26-2c0 0 1 25 18 36 0 0 17 11 41 11 0 0 23 0 37-10 0 0 13-9 13-25 0 0 0-16-14-24 0 0-15-7-48-15 0 0-35-7-50-20 0 0-15-14-15-35 0 0 0-25 19-40 0 0 19-16 52-16 0 0 34 0 54 16 0 0 21 15 22 44z">
          <text:p/>
        </draw:path>
        <draw:polygon draw:style-name="gr2" draw:text-style-name="P2" draw:layer="layout" svg:width="4.149cm" svg:height="0.564cm" svg:x="-0.057cm" svg:y="1.27cm" svg:viewBox="0 0 4150 565" draw:points="0,0 4150,0 4150,565 0,565">
          <text:p/>
        </draw:polygon>
        <draw:path draw:style-name="gr3" draw:text-style-name="P3" draw:layer="layout" svg:width="1.156cm" svg:height="0.206cm" svg:x="1.438cm" svg:y="1.419cm" svg:viewBox="0 0 1157 207" svg:d="M133 204h-133c0 0 0-17 12-35 0 0 12-17 44-44 0 0 20-17 36-34 0 0 16-18 16-36 0 0 0-15-11-25 0 0-11-10-27-10 0 0-17 0-29 11 0 0-11 10-11 30l-25-3c0 0 2-28 20-43 0 0 18-15 45-15 0 0 30 0 47 16 0 0 16 17 16 40 0 0 0 20-14 40 0 0-14 19-56 54 0 0-22 17-29 30h99zM193 82c0 0 18-13 38-13 0 0 25 0 44 18 0 0 19 18 19 48 0 0 0 30-19 51 0 0-19 21-50 21 0 0-26 0-44-14 0 0-18-14-21-42l26-2c0 0 3 19 13 28 0 0 11 10 26 10 0 0 19 0 31-14 0 0 11-15 11-35 0 0 0-23-12-35 0 0-12-12-31-12 0 0-23 0-36 19l-24-2 20-104h100v24h-80zM391 143h-76v-26h76zM519 139c0 0 0 37-16 53 0 0-14 15-41 15 0 0-27 0-41-15 0 0-13-15-13-46l24-3c0 0 0 20 8 30 0 0 7 10 22 10 0 0 14 0 20-6 0 0 7-7 8-15 0 0 2-9 2-21v-140h27zM678 204h-22v-22c0 0-17 25-46 25 0 0-15 0-29-7 0 0-13-7-17-19 0 0-4-13-4-32v-92h25v82c0 0 0 19 1 28 0 0 2 8 10 13 0 0 8 6 19 6 0 0 14 0 26-10 0 0 13-9 13-40v-79h24zM742 204h-25v-203h25zM846 143h-76v-26h76zM961 204h-25v-159c0 0-19 18-50 30v-24c0 0 43-21 58-51h17zM1049 99c0 0 17-27 48-27 0 0 25 0 43 18 0 0 17 19 17 48 0 0 0 29-17 49 0 0-18 20-46 20 0 0-30 0-50-21 0 0-21-22-21-78 0 0 0-54 19-81 0 0 19-27 54-27 0 0 23 0 38 13 0 0 16 12 19 37l-24 3c0 0-7-33-35-33 0 0-19 0-32 19 0 0-14 19-14 60zM1093 187c0 0 17 0 28-14 0 0 10-14 10-33 0 0 0-21-10-33 0 0-11-13-29-13 0 0-16 0-28 12 0 0-12 12-12 32 0 0 0 20 12 35 0 0 11 14 29 14z">
          <text:p/>
        </draw:path>
        <draw:polygon draw:style-name="gr2" draw:text-style-name="P2" draw:layer="layout" svg:width="0.593cm" svg:height="0.564cm" svg:x="3.499cm" svg:y="1.834cm" svg:viewBox="0 0 594 565" draw:points="0,0 594,0 594,565 0,565">
          <text:p/>
        </draw:polygon>
        <draw:path draw:style-name="gr3" draw:text-style-name="P3" draw:layer="layout" svg:width="0.161cm" svg:height="0.209cm" svg:x="3.714cm" svg:y="1.981cm" svg:viewBox="0 0 162 210" svg:d="M130 62c0 0-2-19-14-28 0 0-12-10-35-10 0 0-21 0-34 7 0 0-14 8-14 23 0 0 0 13 10 19 0 0 11 7 39 13 0 0 25 6 41 12 0 0 16 5 27 18 0 0 12 12 12 32 0 0 0 26-21 44 0 0-21 18-54 18 0 0-43 0-65-20 0 0-21-19-22-50l25-2c0 0 2 25 19 36 0 0 18 11 42 11 0 0 22 0 36-10 0 0 14-9 14-25 0 0 0-16-14-24 0 0-15-7-49-15 0 0-35-7-50-20 0 0-15-14-15-35 0 0 0-25 19-40 0 0 20-16 53-16 0 0 33 0 54 16 0 0 20 15 21 44z">
          <text:p/>
        </draw:path>
        <draw:polygon draw:style-name="gr2" draw:text-style-name="P2" draw:layer="layout" svg:width="0.592cm" svg:height="0.564cm" svg:x="4.092cm" svg:y="1.834cm" svg:viewBox="0 0 593 565" draw:points="0,0 593,0 593,565 0,565">
          <text:p/>
        </draw:polygon>
        <draw:path draw:style-name="gr3" draw:text-style-name="P3" draw:layer="layout" svg:width="0.192cm" svg:height="0.202cm" svg:x="4.292cm" svg:y="1.984cm" svg:viewBox="0 0 193 203" svg:d="M193 203h-25v-170h-1l-58 170h-24l-58-172v172h-27v-203h41l48 144c0 0 8 24 9 30 0 0 4-11 11-32l48-142h36z">
          <text:p/>
        </draw:path>
        <draw:polygon draw:style-name="gr2" draw:text-style-name="P2" draw:layer="layout" svg:width="0.593cm" svg:height="0.564cm" svg:x="4.684cm" svg:y="1.834cm" svg:viewBox="0 0 594 565" draw:points="0,0 594,0 594,565 0,565">
          <text:p/>
        </draw:polygon>
        <draw:polygon draw:style-name="gr3" draw:text-style-name="P3" draw:layer="layout" svg:width="0.16cm" svg:height="0.202cm" svg:x="4.901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5.277cm" svg:y="1.834cm" svg:viewBox="0 0 594 565" draw:points="0,0 594,0 594,565 0,565">
          <text:p/>
        </draw:polygon>
        <draw:path draw:style-name="gr3" draw:text-style-name="P3" draw:layer="layout" svg:width="0.26cm" svg:height="0.202cm" svg:x="5.444cm" svg:y="1.984cm" svg:viewBox="0 0 261 203" svg:d="M261 0l-56 203h-26l-44-160c0 0-3-12-4-18h-1l-7 24-42 154h-27l-54-203h27l31 133c0 0 6 27 8 39v3h1c0 0 5-26 8-37l39-138h33l29 103c0 0 11 39 16 72 0 0 3-16 10-45l32-130z">
          <text:p/>
        </draw:path>
        <draw:polygon draw:style-name="gr2" draw:text-style-name="P2" draw:layer="layout" svg:width="0.592cm" svg:height="0.564cm" svg:x="5.87cm" svg:y="1.834cm" svg:viewBox="0 0 593 565" draw:points="0,0 593,0 593,565 0,565">
          <text:p/>
        </draw:polygon>
        <draw:polygon draw:style-name="gr3" draw:text-style-name="P3" draw:layer="layout" svg:width="0.16cm" svg:height="0.202cm" svg:x="6.086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6.462cm" svg:y="1.834cm" svg:viewBox="0 0 594 565" draw:points="0,0 594,0 594,565 0,565">
          <text:p/>
        </draw:polygon>
        <draw:polygon draw:style-name="gr3" draw:text-style-name="P3" draw:layer="layout" svg:width="0.136cm" svg:height="0.202cm" svg:x="6.695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7.055cm" svg:y="1.834cm" svg:viewBox="0 0 594 565" draw:points="0,0 594,0 594,565 0,565">
          <text:p/>
        </draw:polygon>
        <draw:path draw:style-name="gr3" draw:text-style-name="P3" draw:layer="layout" svg:width="0.161cm" svg:height="0.209cm" svg:x="7.27cm" svg:y="1.981cm" svg:viewBox="0 0 162 210" svg:d="M130 62c0 0-2-19-14-28 0 0-12-10-35-10 0 0-21 0-34 7 0 0-13 8-13 23 0 0 0 13 10 19 0 0 10 7 38 13 0 0 25 6 41 12 0 0 16 5 27 18 0 0 12 12 12 32 0 0 0 26-21 44 0 0-21 18-54 18 0 0-42 0-64-20 0 0-22-19-23-50l26-2c0 0 2 25 19 36 0 0 17 11 41 11 0 0 22 0 36-10 0 0 14-9 14-25 0 0 0-16-14-24 0 0-15-7-49-15 0 0-34-7-49-20 0 0-16-14-16-35 0 0 0-25 20-40 0 0 19-16 52-16 0 0 33 0 54 16 0 0 20 15 21 44z">
          <text:p/>
        </draw:path>
        <draw:polygon draw:style-name="gr2" draw:text-style-name="P2" draw:layer="layout" svg:width="4.148cm" svg:height="0.564cm" svg:x="4.092cm" svg:y="1.27cm" svg:viewBox="0 0 4149 565" draw:points="0,0 4149,0 4149,565 0,565">
          <text:p/>
        </draw:polygon>
        <draw:path draw:style-name="gr3" draw:text-style-name="P3" draw:layer="layout" svg:width="1.118cm" svg:height="0.262cm" svg:x="5.617cm" svg:y="1.419cm" svg:viewBox="0 0 1119 263" svg:d="M75 204h-25v-158c0 0-19 18-50 30v-24c0 0 43-21 58-52h17zM210 143h-75v-25h75zM408 204h-30l-24-61h-84l-23 61h-28l78-203h29zM346 121c0 0-25-65-28-74 0 0-3-9-7-24h-1c0 0-4 20-10 38l-23 60zM546 204h-23v-22h-1c0 0-16 25-46 25 0 0-15 0-28-7 0 0-13-7-17-19 0 0-5-13-5-32v-91h25v81c0 0 0 19 2 28 0 0 2 8 10 13 0 0 8 6 19 6 0 0 13 0 26-10 0 0 12-9 12-40v-78h26zM704 184c0 0 0 32-6 47 0 0-6 15-22 24 0 0-16 8-38 8 0 0-24 0-41-11 0 0-17-11-17-36l24 4c0 0 2 11 10 17 0 0 8 6 24 6 0 0 19 0 28-8 0 0 9-8 11-19 0 0 2-11 2-31 0 0-16 19-40 19 0 0-29 0-46-21 0 0-18-21-18-54 0 0 0-32 17-53 0 0 17-22 47-22 0 0 26 0 42 21v-17h23zM641 184c0 0 16 0 28-13 0 0 12-13 12-42 0 0 0-26-12-40 0 0-11-14-28-14 0 0-18 0-29 14 0 0-11 14-11 39 0 0 0 29 11 42 0 0 12 14 29 14zM808 143h-76v-25h76zM923 204h-25v-158c0 0-19 18-50 30v-24c0 0 43-21 58-52h17zM1010 100c0 0 18-27 49-27 0 0 25 0 42 18 0 0 18 19 18 47 0 0 0 29-18 49 0 0-17 20-45 20 0 0-30 0-50-21 0 0-21-22-21-77 0 0 0-54 19-81 0 0 18-28 54-28 0 0 22 0 38 13 0 0 16 13 19 38l-24 3c0 0-7-34-35-34 0 0-19 0-33 20 0 0-13 19-13 60zM1055 187c0 0 17 0 28-14 0 0 10-14 10-33 0 0 0-20-10-32 0 0-11-13-29-13 0 0-16 0-28 12 0 0-12 12-12 31 0 0 0 20 12 35 0 0 11 14 29 14z">
          <text:p/>
        </draw:path>
        <draw:polygon draw:style-name="gr2" draw:text-style-name="P2" draw:layer="layout" svg:width="0.592cm" svg:height="0.564cm" svg:x="7.648cm" svg:y="1.834cm" svg:viewBox="0 0 593 565" draw:points="0,0 593,0 593,565 0,565">
          <text:p/>
        </draw:polygon>
        <draw:path draw:style-name="gr3" draw:text-style-name="P3" draw:layer="layout" svg:width="0.16cm" svg:height="0.209cm" svg:x="7.863cm" svg:y="1.981cm" svg:viewBox="0 0 161 210" svg:d="M130 62c0 0-2-19-14-28 0 0-12-10-35-10 0 0-21 0-35 7 0 0-13 8-13 23 0 0 0 13 10 19 0 0 10 7 39 13 0 0 25 6 41 12 0 0 16 5 27 18 0 0 11 12 11 32 0 0 0 26-20 44 0 0-21 18-54 18 0 0-44 0-65-20 0 0-21-19-22-50l25-2c0 0 2 25 19 36 0 0 18 11 42 11 0 0 22 0 36-10 0 0 14-9 14-25 0 0 0-16-15-24 0 0-14-7-48-15 0 0-35-7-51-20 0 0-14-14-14-35 0 0 0-25 19-40 0 0 19-16 53-16 0 0 33 0 54 16 0 0 20 15 21 44z">
          <text:p/>
        </draw:path>
        <draw:polygon draw:style-name="gr2" draw:text-style-name="P2" draw:layer="layout" svg:width="0.593cm" svg:height="0.564cm" svg:x="8.24cm" svg:y="1.834cm" svg:viewBox="0 0 594 565" draw:points="0,0 594,0 594,565 0,565">
          <text:p/>
        </draw:polygon>
        <draw:path draw:style-name="gr3" draw:text-style-name="P3" draw:layer="layout" svg:width="0.192cm" svg:height="0.202cm" svg:x="8.441cm" svg:y="1.984cm" svg:viewBox="0 0 193 203" svg:d="M193 203h-26v-170l-58 170h-24l-59-172h-1v172h-25v-203h40l49 144c0 0 7 24 9 30 0 0 4-11 11-32l48-142h36z">
          <text:p/>
        </draw:path>
        <draw:polygon draw:style-name="gr2" draw:text-style-name="P2" draw:layer="layout" svg:width="0.593cm" svg:height="0.564cm" svg:x="8.833cm" svg:y="1.834cm" svg:viewBox="0 0 594 565" draw:points="0,0 594,0 594,565 0,565">
          <text:p/>
        </draw:polygon>
        <draw:polygon draw:style-name="gr3" draw:text-style-name="P3" draw:layer="layout" svg:width="0.16cm" svg:height="0.202cm" svg:x="9.049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9.426cm" svg:y="1.834cm" svg:viewBox="0 0 593 565" draw:points="0,0 593,0 593,565 0,565">
          <text:p/>
        </draw:polygon>
        <draw:path draw:style-name="gr3" draw:text-style-name="P3" draw:layer="layout" svg:width="0.26cm" svg:height="0.202cm" svg:x="9.592cm" svg:y="1.984cm" svg:viewBox="0 0 261 203" svg:d="M261 0l-56 203h-25l-44-160c0 0-4-12-5-18l-6 24-44 154h-27l-54-203h28l31 133c0 0 6 27 8 39v3c0 0 6-26 9-37l39-138h33l29 103c0 0 11 39 15 72h1c0 0 3-16 10-45l31-130z">
          <text:p/>
        </draw:path>
        <draw:polygon draw:style-name="gr2" draw:text-style-name="P2" draw:layer="layout" svg:width="0.593cm" svg:height="0.564cm" svg:x="10.018cm" svg:y="1.834cm" svg:viewBox="0 0 594 565" draw:points="0,0 594,0 594,565 0,565">
          <text:p/>
        </draw:polygon>
        <draw:polygon draw:style-name="gr3" draw:text-style-name="P3" draw:layer="layout" svg:width="0.16cm" svg:height="0.202cm" svg:x="10.235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10.611cm" svg:y="1.834cm" svg:viewBox="0 0 594 565" draw:points="0,0 594,0 594,565 0,565">
          <text:p/>
        </draw:polygon>
        <draw:polygon draw:style-name="gr3" draw:text-style-name="P3" draw:layer="layout" svg:width="0.136cm" svg:height="0.202cm" svg:x="10.844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11.204cm" svg:y="1.834cm" svg:viewBox="0 0 593 565" draw:points="0,0 593,0 593,565 0,565">
          <text:p/>
        </draw:polygon>
        <draw:path draw:style-name="gr3" draw:text-style-name="P3" draw:layer="layout" svg:width="0.16cm" svg:height="0.209cm" svg:x="11.419cm" svg:y="1.981cm" svg:viewBox="0 0 161 210" svg:d="M130 62c0 0-2-19-14-28 0 0-12-10-35-10 0 0-21 0-34 7 0 0-13 8-13 23 0 0 0 13 10 19 0 0 10 7 38 13 0 0 25 6 41 12 0 0 16 5 27 18 0 0 11 12 11 32 0 0 0 26-20 44 0 0-21 18-54 18 0 0-43 0-64-20 0 0-22-19-23-50l26-2c0 0 2 25 19 36 0 0 17 11 41 11 0 0 22 0 36-10 0 0 14-9 14-25 0 0 0-16-15-24 0 0-14-7-48-15 0 0-34-7-50-20 0 0-15-14-15-35 0 0 0-25 20-40 0 0 19-16 52-16 0 0 33 0 54 16 0 0 20 15 21 44z">
          <text:p/>
        </draw:path>
        <draw:polygon draw:style-name="gr2" draw:text-style-name="P2" draw:layer="layout" svg:width="4.149cm" svg:height="0.564cm" svg:x="8.24cm" svg:y="1.27cm" svg:viewBox="0 0 4150 565" draw:points="0,0 4150,0 4150,565 0,565">
          <text:p/>
        </draw:polygon>
        <draw:path draw:style-name="gr3" draw:text-style-name="P3" draw:layer="layout" svg:width="1.137cm" svg:height="0.262cm" svg:x="9.746cm" svg:y="1.419cm" svg:viewBox="0 0 1138 263" svg:d="M95 95c0 0 38 12 38 51 0 0 0 27-19 44 0 0-18 17-47 17 0 0-30 0-48-17 0 0-19-18-19-44 0 0 0-20 11-34 0 0 10-14 27-17v-1c0 0-30-9-30-41 0 0 0-22 16-38 0 0 16-15 42-15 0 0 26 0 43 15 0 0 16 17 16 39 0 0 0 30-30 40zM67 85c0 0 13 0 23-9 0 0 10-9 10-22 0 0 0-14-10-23 0 0-10-11-24-11 0 0-14 0-23 11 0 0-9 9-9 21 0 0 0 15 9 24 0 0 10 9 24 9zM67 187c0 0 17 0 29-11 0 0 12-12 12-30 0 0 0-18-12-29 0 0-12-12-30-12 0 0-18 0-29 12 0 0-12 12-12 29 0 0 0 17 12 29 0 0 12 12 30 12zM230 143h-76v-25h76zM428 204h-30l-24-61h-84l-23 61h-28l77-203h29zM366 121c0 0-25-65-28-74 0 0-4-9-7-24h-1c0 0-4 20-10 38l-23 60zM565 204h-22v-22h-1c0 0-17 25-46 25 0 0-15 0-28-7 0 0-13-7-17-19 0 0-5-13-5-32v-91h25v81c0 0 0 19 2 28 0 0 2 8 9 13 0 0 8 6 19 6 0 0 14 0 27-10 0 0 12-9 12-40v-78h25zM723 184c0 0 0 32-6 47 0 0-6 15-22 24 0 0-16 8-38 8 0 0-25 0-41-11 0 0-17-11-17-36l24 4c0 0 1 11 10 17 0 0 8 6 24 6 0 0 19 0 28-8 0 0 9-8 11-19 0 0 2-11 2-31 0 0-16 19-41 19 0 0-28 0-46-21 0 0-17-21-17-54 0 0 0-32 17-53 0 0 17-22 46-22 0 0 26 0 43 21v-17h23zM659 184c0 0 16 0 29-13 0 0 12-13 12-42 0 0 0-26-12-40 0 0-12-14-29-14 0 0-17 0-29 14 0 0-10 14-10 39 0 0 0 29 11 42 0 0 12 14 28 14zM826 143h-76v-25h76zM941 204h-25v-158c0 0-18 18-50 30v-24c0 0 44-21 59-52h16zM1029 100c0 0 17-27 50-27 0 0 25 0 42 18 0 0 17 19 17 47 0 0 0 29-17 49 0 0-17 20-46 20 0 0-30 0-50-21 0 0-21-22-21-77 0 0 0-54 19-81 0 0 18-28 54-28 0 0 23 0 39 13 0 0 16 13 19 38l-25 3c0 0-7-34-34-34 0 0-19 0-34 20 0 0-13 19-13 60zM1075 187c0 0 16 0 27-14 0 0 11-14 11-33 0 0 0-20-11-32 0 0-11-13-28-13 0 0-17 0-29 12 0 0-12 12-12 31 0 0 0 20 11 35 0 0 13 14 31 14z">
          <text:p/>
        </draw:path>
        <draw:polygon draw:style-name="gr2" draw:text-style-name="P2" draw:layer="layout" svg:width="0.593cm" svg:height="0.564cm" svg:x="11.796cm" svg:y="1.834cm" svg:viewBox="0 0 594 565" draw:points="0,0 594,0 594,565 0,565">
          <text:p/>
        </draw:polygon>
        <draw:path draw:style-name="gr3" draw:text-style-name="P3" draw:layer="layout" svg:width="0.161cm" svg:height="0.209cm" svg:x="12.011cm" svg:y="1.981cm" svg:viewBox="0 0 162 210" svg:d="M130 62c0 0-1-19-14-28 0 0-12-10-35-10 0 0-22 0-35 7 0 0-12 8-12 23 0 0 0 13 10 19 0 0 10 7 39 13 0 0 25 6 41 12 0 0 16 5 27 18 0 0 11 12 11 32 0 0 0 26-20 44 0 0-21 18-55 18 0 0-43 0-64-20 0 0-21-19-23-50l26-2c0 0 1 25 18 36 0 0 17 11 42 11 0 0 23 0 37-10 0 0 13-9 13-25 0 0 0-16-14-24 0 0-15-7-48-15 0 0-36-7-51-20 0 0-15-14-15-35 0 0 0-25 19-40 0 0 19-16 53-16 0 0 34 0 54 16 0 0 21 15 22 44z">
          <text:p/>
        </draw:path>
        <draw:polygon draw:style-name="gr2" draw:text-style-name="P2" draw:layer="layout" svg:width="0.593cm" svg:height="0.564cm" svg:x="12.389cm" svg:y="1.834cm" svg:viewBox="0 0 594 565" draw:points="0,0 594,0 594,565 0,565">
          <text:p/>
        </draw:polygon>
        <draw:path draw:style-name="gr3" draw:text-style-name="P3" draw:layer="layout" svg:width="0.192cm" svg:height="0.202cm" svg:x="12.589cm" svg:y="1.984cm" svg:viewBox="0 0 193 203" svg:d="M193 203h-25v-170l-60 170h-24l-57-172h-1v172h-26v-203h40l48 144c0 0 8 24 9 30h1c0 0 4-11 11-32l49-142h35z">
          <text:p/>
        </draw:path>
        <draw:polygon draw:style-name="gr2" draw:text-style-name="P2" draw:layer="layout" svg:width="0.592cm" svg:height="0.564cm" svg:x="12.982cm" svg:y="1.834cm" svg:viewBox="0 0 593 565" draw:points="0,0 593,0 593,565 0,565">
          <text:p/>
        </draw:polygon>
        <draw:polygon draw:style-name="gr3" draw:text-style-name="P3" draw:layer="layout" svg:width="0.16cm" svg:height="0.202cm" svg:x="13.198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13.574cm" svg:y="1.834cm" svg:viewBox="0 0 594 565" draw:points="0,0 594,0 594,565 0,565">
          <text:p/>
        </draw:polygon>
        <draw:path draw:style-name="gr3" draw:text-style-name="P3" draw:layer="layout" svg:width="0.26cm" svg:height="0.202cm" svg:x="13.741cm" svg:y="1.984cm" svg:viewBox="0 0 261 203" svg:d="M261 0l-56 203h-25l-44-160c0 0-4-12-5-18l-6 24-44 154h-27l-54-203h27l31 133c0 0 6 27 8 39l1 3c0 0 6-26 9-37l38-138h34l29 103c0 0 10 39 15 72 0 0 3-16 10-45l32-130z">
          <text:p/>
        </draw:path>
        <draw:polygon draw:style-name="gr2" draw:text-style-name="P2" draw:layer="layout" svg:width="0.593cm" svg:height="0.564cm" svg:x="14.167cm" svg:y="1.834cm" svg:viewBox="0 0 594 565" draw:points="0,0 594,0 594,565 0,565">
          <text:p/>
        </draw:polygon>
        <draw:polygon draw:style-name="gr3" draw:text-style-name="P3" draw:layer="layout" svg:width="0.16cm" svg:height="0.202cm" svg:x="14.383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14.76cm" svg:y="1.834cm" svg:viewBox="0 0 593 565" draw:points="0,0 593,0 593,565 0,565">
          <text:p/>
        </draw:polygon>
        <draw:polygon draw:style-name="gr3" draw:text-style-name="P3" draw:layer="layout" svg:width="0.136cm" svg:height="0.202cm" svg:x="14.993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15.352cm" svg:y="1.834cm" svg:viewBox="0 0 594 565" draw:points="0,0 594,0 594,565 0,565">
          <text:p/>
        </draw:polygon>
        <draw:path draw:style-name="gr3" draw:text-style-name="P3" draw:layer="layout" svg:width="0.161cm" svg:height="0.209cm" svg:x="15.567cm" svg:y="1.981cm" svg:viewBox="0 0 162 210" svg:d="M130 62c0 0-1-19-14-28 0 0-12-10-35-10 0 0-21 0-34 7 0 0-12 8-12 23 0 0 0 13 10 19 0 0 10 7 38 13 0 0 25 6 41 12 0 0 16 5 27 18 0 0 11 12 11 32 0 0 0 26-20 44 0 0-21 18-55 18 0 0-42 0-64-20 0 0-21-19-23-50l26-2c0 0 1 25 19 36 0 0 17 11 41 11 0 0 23 0 37-10 0 0 13-9 13-25 0 0 0-16-14-24 0 0-15-7-48-15 0 0-35-7-51-20 0 0-15-14-15-35 0 0 0-25 19-40 0 0 20-16 53-16 0 0 34 0 54 16 0 0 21 15 22 44z">
          <text:p/>
        </draw:path>
        <draw:polygon draw:style-name="gr2" draw:text-style-name="P2" draw:layer="layout" svg:width="4.149cm" svg:height="0.564cm" svg:x="12.389cm" svg:y="1.27cm" svg:viewBox="0 0 4150 565" draw:points="0,0 4150,0 4150,565 0,565">
          <text:p/>
        </draw:polygon>
        <draw:path draw:style-name="gr3" draw:text-style-name="P3" draw:layer="layout" svg:width="1.275cm" svg:height="0.262cm" svg:x="13.836cm" svg:y="1.419cm" svg:viewBox="0 0 1276 263" svg:d="M74 204h-24v-158c0 0-19 18-50 30v-24c0 0 42-21 58-52h16zM170 83c0 0 19-13 38-13 0 0 26 0 44 18 0 0 19 18 19 47 0 0 0 30-19 51 0 0-19 21-50 21 0 0-25 0-43-14 0 0-19-14-22-42l26-2c0 0 3 19 14 28 0 0 10 10 25 10 0 0 19 0 31-14 0 0 11-15 11-35 0 0 0-22-12-34 0 0-12-12-30-12 0 0-24 0-37 19l-23-2 19-105h101v25h-81zM367 143h-75v-25h75zM565 204h-30l-24-61h-84l-23 61h-28l78-203h28zM503 121c0 0-25-65-28-74 0 0-3-9-7-24h-1c0 0-4 20-10 38l-23 60zM702 204h-22v-22h-1c0 0-17 25-46 25 0 0-15 0-28-7 0 0-13-7-17-19 0 0-5-13-5-32v-91h25v81c0 0 0 19 2 28 0 0 2 8 10 13 0 0 7 6 18 6 0 0 14 0 27-10 0 0 12-9 12-40v-78h25zM861 184c0 0 0 32-6 47 0 0-6 15-22 24 0 0-16 8-39 8 0 0-25 0-41-11 0 0-17-11-17-36l24 4c0 0 2 11 10 17 0 0 8 6 24 6 0 0 19 0 29-8 0 0 9-8 11-19 0 0 2-11 2-31 0 0-16 19-42 19 0 0-28 0-46-21 0 0-17-21-17-54 0 0 0-32 17-53 0 0 17-22 47-22 0 0 26 0 43 21v-17h23zM797 184c0 0 16 0 29-13 0 0 12-13 12-42 0 0 0-26-12-40 0 0-12-14-30-14 0 0-17 0-28 14 0 0-11 14-11 39 0 0 0 29 11 42 0 0 12 14 29 14zM964 143h-76v-25h76zM1079 204h-24v-158c0 0-19 18-50 30v-24c0 0 42-21 58-52h16zM1167 100c0 0 17-27 49-27 0 0 25 0 42 18 0 0 18 19 18 47 0 0 0 29-18 49 0 0-17 20-46 20 0 0-29 0-49-21 0 0-21-22-21-77 0 0 0-54 19-81 0 0 18-28 53-28 0 0 23 0 39 13 0 0 16 13 19 38l-25 3c0 0-7-34-34-34 0 0-19 0-33 20 0 0-13 19-13 60zM1212 187c0 0 17 0 27-14 0 0 11-14 11-33 0 0 0-20-11-32 0 0-10-13-28-13 0 0-16 0-28 12 0 0-12 12-12 31 0 0 0 20 12 35 0 0 11 14 29 14z">
          <text:p/>
        </draw:path>
        <draw:polygon draw:style-name="gr2" draw:text-style-name="P2" draw:layer="layout" svg:width="0.593cm" svg:height="0.564cm" svg:x="15.945cm" svg:y="1.834cm" svg:viewBox="0 0 594 565" draw:points="0,0 594,0 594,565 0,565">
          <text:p/>
        </draw:polygon>
        <draw:path draw:style-name="gr3" draw:text-style-name="P3" draw:layer="layout" svg:width="0.161cm" svg:height="0.209cm" svg:x="16.16cm" svg:y="1.981cm" svg:viewBox="0 0 162 210" svg:d="M130 62c0 0-2-19-14-28 0 0-12-10-35-10 0 0-22 0-35 7 0 0-13 8-13 23 0 0 0 13 10 19 0 0 10 7 39 13 0 0 25 6 41 12 0 0 16 5 27 18 0 0 12 12 12 32 0 0 0 26-21 44 0 0-21 18-54 18 0 0-43 0-65-20 0 0-21-19-22-50l25-2c0 0 2 25 19 36 0 0 17 11 42 11 0 0 22 0 36-10 0 0 14-9 14-25 0 0 0-16-14-24 0 0-15-7-50-15 0 0-34-7-49-20 0 0-15-14-15-35 0 0 0-25 19-40 0 0 19-16 52-16 0 0 34 0 55 16 0 0 20 15 21 44z">
          <text:p/>
        </draw:path>
        <draw:polygon draw:style-name="gr2" draw:text-style-name="P2" draw:layer="layout" svg:width="0.592cm" svg:height="0.564cm" svg:x="16.538cm" svg:y="1.834cm" svg:viewBox="0 0 593 565" draw:points="0,0 593,0 593,565 0,565">
          <text:p/>
        </draw:polygon>
        <draw:path draw:style-name="gr3" draw:text-style-name="P3" draw:layer="layout" svg:width="0.192cm" svg:height="0.202cm" svg:x="16.738cm" svg:y="1.984cm" svg:viewBox="0 0 193 203" svg:d="M193 203h-25v-170h-1l-59 170h-24l-58-172v172h-26v-203h40l48 144c0 0 8 24 9 30 0 0 4-11 11-32l49-142h36z">
          <text:p/>
        </draw:path>
        <draw:polygon draw:style-name="gr2" draw:text-style-name="P2" draw:layer="layout" svg:width="0.593cm" svg:height="0.564cm" svg:x="17.13cm" svg:y="1.834cm" svg:viewBox="0 0 594 565" draw:points="0,0 594,0 594,565 0,565">
          <text:p/>
        </draw:polygon>
        <draw:polygon draw:style-name="gr3" draw:text-style-name="P3" draw:layer="layout" svg:width="0.16cm" svg:height="0.202cm" svg:x="17.347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17.723cm" svg:y="1.834cm" svg:viewBox="0 0 594 565" draw:points="0,0 594,0 594,565 0,565">
          <text:p/>
        </draw:polygon>
        <draw:path draw:style-name="gr3" draw:text-style-name="P3" draw:layer="layout" svg:width="0.26cm" svg:height="0.202cm" svg:x="17.89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18.316cm" svg:y="1.834cm" svg:viewBox="0 0 593 565" draw:points="0,0 593,0 593,565 0,565">
          <text:p/>
        </draw:polygon>
        <draw:polygon draw:style-name="gr3" draw:text-style-name="P3" draw:layer="layout" svg:width="0.16cm" svg:height="0.202cm" svg:x="18.532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8.908cm" svg:y="1.834cm" svg:viewBox="0 0 594 565" draw:points="0,0 594,0 594,565 0,565">
          <text:p/>
        </draw:polygon>
        <draw:polygon draw:style-name="gr3" draw:text-style-name="P3" draw:layer="layout" svg:width="0.136cm" svg:height="0.202cm" svg:x="19.141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19.501cm" svg:y="1.834cm" svg:viewBox="0 0 594 565" draw:points="0,0 594,0 594,565 0,565">
          <text:p/>
        </draw:polygon>
        <draw:path draw:style-name="gr3" draw:text-style-name="P3" draw:layer="layout" svg:width="0.161cm" svg:height="0.209cm" svg:x="19.716cm" svg:y="1.981cm" svg:viewBox="0 0 162 210" svg:d="M130 62c0 0-2-19-14-28 0 0-12-10-35-10 0 0-21 0-34 7 0 0-14 8-14 23 0 0 0 13 10 19 0 0 11 7 39 13 0 0 25 6 41 12 0 0 16 5 27 18 0 0 12 12 12 32 0 0 0 26-21 44 0 0-21 18-54 18 0 0-42 0-65-20 0 0-21-19-22-50l25-2c0 0 2 25 20 36 0 0 17 11 41 11 0 0 22 0 36-10 0 0 14-9 14-25 0 0 0-16-14-24 0 0-15-7-49-15 0 0-35-7-50-20 0 0-15-14-15-35 0 0 0-25 19-40 0 0 20-16 53-16 0 0 33 0 54 16 0 0 20 15 21 44z">
          <text:p/>
        </draw:path>
        <draw:polygon draw:style-name="gr2" draw:text-style-name="P2" draw:layer="layout" svg:width="4.148cm" svg:height="0.564cm" svg:x="16.538cm" svg:y="1.27cm" svg:viewBox="0 0 4149 565" draw:points="0,0 4149,0 4149,565 0,565">
          <text:p/>
        </draw:polygon>
        <draw:path draw:style-name="gr3" draw:text-style-name="P3" draw:layer="layout" svg:width="1.297cm" svg:height="0.262cm" svg:x="17.962cm" svg:y="1.419cm" svg:viewBox="0 0 1298 263" svg:d="M134 204h-134c0 0 0-17 12-35 0 0 12-17 44-43 0 0 20-17 36-34 0 0 15-18 15-36 0 0 0-15-10-25 0 0-11-11-28-11 0 0-16 0-27 12 0 0-12 10-12 30l-26-3c0 0 3-28 21-44 0 0 18-15 45-15 0 0 30 0 46 16 0 0 17 18 17 41 0 0 0 20-14 40 0 0-14 19-56 53 0 0-21 17-29 30h100zM291 204h-134c0 0 0-17 12-35 0 0 12-17 44-43 0 0 20-17 36-34 0 0 15-18 15-36 0 0 0-15-10-25 0 0-11-11-28-11 0 0-16 0-27 12 0 0-12 10-12 30l-26-3c0 0 3-28 21-44 0 0 18-15 45-15 0 0 30 0 46 16 0 0 17 18 17 41 0 0 0 20-14 40 0 0-14 19-56 53 0 0-21 17-29 30h100zM390 143h-76v-25h76zM588 204h-31l-23-61h-85l-22 61h-28l77-203h29zM526 121c0 0-25-65-28-74 0 0-4-9-7-24h-1c0 0-4 20-11 38l-22 60zM724 204h-22v-22c0 0-17 25-46 25 0 0-15 0-29-7 0 0-13-7-17-19 0 0-4-13-4-32v-91h25v81c0 0 0 19 1 28 0 0 2 8 10 13 0 0 8 6 19 6 0 0 14 0 26-10 0 0 13-9 13-40v-78h24zM884 184c0 0 0 32-6 47 0 0-6 15-22 24 0 0-17 8-39 8 0 0-25 0-42-11 0 0-16-11-16-36l24 4c0 0 1 11 10 17 0 0 8 6 23 6 0 0 20 0 30-8 0 0 9-8 11-19 0 0 1-11 1-31 0 0-16 19-41 19 0 0-29 0-46-21 0 0-17-21-17-54 0 0 0-32 17-53 0 0 16-22 46-22 0 0 26 0 43 21h1v-17h23zM819 184c0 0 16 0 29-13 0 0 13-13 13-42 0 0 0-26-12-40 0 0-13-14-30-14 0 0-18 0-29 14 0 0-11 14-11 39 0 0 0 29 12 42 0 0 11 14 28 14zM987 143h-76v-25h76zM1102 204h-25v-158c0 0-18 18-50 30v-24c0 0 43-21 59-52h16zM1190 100c0 0 17-27 49-27 0 0 24 0 42 18 0 0 17 19 17 47 0 0 0 29-17 49 0 0-18 20-46 20 0 0-29 0-49-21 0 0-21-22-21-77 0 0 0-54 18-81 0 0 19-28 54-28 0 0 23 0 38 13 0 0 16 13 20 38l-25 3c0 0-7-34-34-34 0 0-19 0-33 20 0 0-14 19-14 60zM1235 187c0 0 16 0 27-14 0 0 11-14 11-33 0 0 0-20-11-32 0 0-11-13-29-13 0 0-16 0-28 12 0 0-11 12-11 31 0 0 0 20 11 35 0 0 12 14 30 14z">
          <text:p/>
        </draw:path>
        <draw:polygon draw:style-name="gr2" draw:text-style-name="P2" draw:layer="layout" svg:width="0.592cm" svg:height="0.564cm" svg:x="20.094cm" svg:y="1.834cm" svg:viewBox="0 0 593 565" draw:points="0,0 593,0 593,565 0,565">
          <text:p/>
        </draw:polygon>
        <draw:path draw:style-name="gr3" draw:text-style-name="P3" draw:layer="layout" svg:width="0.16cm" svg:height="0.209cm" svg:x="20.309cm" svg:y="1.981cm" svg:viewBox="0 0 161 210" svg:d="M130 62c0 0-2-19-14-28 0 0-12-10-36-10 0 0-21 0-34 7 0 0-13 8-13 23 0 0 0 13 10 19 0 0 10 7 38 13 0 0 26 6 42 12 0 0 16 5 27 18 0 0 11 12 11 32 0 0 0 26-20 44 0 0-21 18-55 18 0 0-43 0-64-20 0 0-21-19-22-50l25-2c0 0 2 25 19 36 0 0 17 11 41 11 0 0 23 0 37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0.593cm" svg:height="0.564cm" svg:x="20.686cm" svg:y="1.834cm" svg:viewBox="0 0 594 565" draw:points="0,0 594,0 594,565 0,565">
          <text:p/>
        </draw:polygon>
        <draw:path draw:style-name="gr3" draw:text-style-name="P3" draw:layer="layout" svg:width="0.192cm" svg:height="0.202cm" svg:x="20.887cm" svg:y="1.984cm" svg:viewBox="0 0 193 203" svg:d="M193 203h-26v-170l-58 170h-24l-59-172h-1v172h-25v-203h41l48 144c0 0 7 24 9 30 0 0 4-11 11-32l48-142h36z">
          <text:p/>
        </draw:path>
        <draw:polygon draw:style-name="gr2" draw:text-style-name="P2" draw:layer="layout" svg:width="0.593cm" svg:height="0.564cm" svg:x="21.279cm" svg:y="1.834cm" svg:viewBox="0 0 594 565" draw:points="0,0 594,0 594,565 0,565">
          <text:p/>
        </draw:polygon>
        <draw:polygon draw:style-name="gr3" draw:text-style-name="P3" draw:layer="layout" svg:width="0.16cm" svg:height="0.202cm" svg:x="21.495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21.872cm" svg:y="1.834cm" svg:viewBox="0 0 593 565" draw:points="0,0 593,0 593,565 0,565">
          <text:p/>
        </draw:polygon>
        <draw:path draw:style-name="gr3" draw:text-style-name="P3" draw:layer="layout" svg:width="0.26cm" svg:height="0.202cm" svg:x="22.038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22.464cm" svg:y="1.834cm" svg:viewBox="0 0 594 565" draw:points="0,0 594,0 594,565 0,565">
          <text:p/>
        </draw:polygon>
        <draw:polygon draw:style-name="gr3" draw:text-style-name="P3" draw:layer="layout" svg:width="0.16cm" svg:height="0.202cm" svg:x="22.681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23.057cm" svg:y="1.834cm" svg:viewBox="0 0 594 565" draw:points="0,0 594,0 594,565 0,565">
          <text:p/>
        </draw:polygon>
        <draw:polygon draw:style-name="gr3" draw:text-style-name="P3" draw:layer="layout" svg:width="0.136cm" svg:height="0.202cm" svg:x="23.29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23.65cm" svg:y="1.834cm" svg:viewBox="0 0 593 565" draw:points="0,0 593,0 593,565 0,565">
          <text:p/>
        </draw:polygon>
        <draw:path draw:style-name="gr3" draw:text-style-name="P3" draw:layer="layout" svg:width="0.16cm" svg:height="0.209cm" svg:x="23.865cm" svg:y="1.981cm" svg:viewBox="0 0 161 210" svg:d="M130 62c0 0-2-19-14-28 0 0-12-10-35-10 0 0-21 0-35 7 0 0-13 8-13 23 0 0 0 13 10 19 0 0 10 7 39 13 0 0 25 6 41 12 0 0 16 5 27 18 0 0 11 12 11 32 0 0 0 26-20 44 0 0-21 18-54 18 0 0-44 0-65-20 0 0-21-19-22-50l25-2c0 0 2 25 19 36 0 0 18 11 42 11 0 0 22 0 36-10 0 0 14-9 14-25 0 0 0-16-15-24 0 0-14-7-48-15 0 0-35-7-51-20 0 0-14-14-14-35 0 0 0-25 19-40 0 0 19-16 53-16 0 0 33 0 54 16 0 0 20 15 21 44z">
          <text:p/>
        </draw:path>
        <draw:polygon draw:style-name="gr2" draw:text-style-name="P2" draw:layer="layout" svg:width="4.149cm" svg:height="0.564cm" svg:x="20.686cm" svg:y="1.27cm" svg:viewBox="0 0 4150 565" draw:points="0,0 4150,0 4150,565 0,565">
          <text:p/>
        </draw:polygon>
        <draw:path draw:style-name="gr3" draw:text-style-name="P3" draw:layer="layout" svg:width="1.297cm" svg:height="0.262cm" svg:x="22.111cm" svg:y="1.419cm" svg:viewBox="0 0 1298 263" svg:d="M133 204h-133c0 0 0-17 12-35 0 0 11-17 44-43 0 0 20-17 36-34 0 0 16-18 16-36 0 0 0-15-11-25 0 0-11-11-28-11 0 0-17 0-28 12 0 0-11 10-11 30l-26-3c0 0 3-28 21-44 0 0 17-15 45-15 0 0 29 0 46 16 0 0 17 18 17 41 0 0 0 20-14 40 0 0-14 19-56 53 0 0-22 17-29 30h99zM267 109c0 0-7 12-20 19 0 0-12 7-27 7 0 0-25 0-43-18 0 0-17-18-17-48 0 0 0-30 18-50 0 0 17-19 46-19 0 0 27 0 48 23 0 0 21 22 21 76 0 0 0 54-19 81 0 0-19 27-54 27 0 0-23 0-38-12 0 0-15-13-18-38l23-2c0 0 6 32 34 32 0 0 23 0 35-21 0 0 12-21 12-57zM226 114c0 0 18 0 29-13 0 0 10-13 10-33 0 0 0-20-11-33 0 0-11-15-28-15 0 0-17 0-29 16 0 0-12 14-12 34 0 0 0 19 12 32 0 0 11 12 29 12zM390 143h-76v-25h76zM588 204h-31l-24-61h-84l-22 61h-28l77-203h29zM525 121c0 0-25-65-28-74 0 0-3-9-7-24 0 0-4 20-11 38l-23 60zM725 204h-22v-22c0 0-17 25-47 25 0 0-15 0-28-7 0 0-13-7-17-19 0 0-4-13-4-32v-91h24v81c0 0 0 19 2 28 0 0 2 8 10 13 0 0 8 6 19 6 0 0 14 0 26-10 0 0 12-9 12-40v-78h25zM884 184c0 0 0 32-7 47 0 0-6 15-22 24 0 0-16 8-38 8 0 0-24 0-41-11 0 0-17-11-17-36l25 4c0 0 1 11 9 17 0 0 9 6 24 6 0 0 19 0 28-8 0 0 9-8 11-19 0 0 2-11 2-31 0 0-16 19-40 19 0 0-29 0-46-21 0 0-18-21-18-54 0 0 0-32 17-53 0 0 17-22 47-22 0 0 26 0 42 21h1v-17h23zM820 184c0 0 16 0 28-13 0 0 12-13 12-42 0 0 0-26-11-40 0 0-12-14-29-14 0 0-18 0-29 14 0 0-11 14-11 39 0 0 0 29 11 42 0 0 12 14 29 14zM987 143h-76v-25h76zM1102 204h-25v-158c0 0-19 18-50 30v-24c0 0 43-21 59-52h16zM1190 100c0 0 17-27 48-27 0 0 25 0 42 18 0 0 18 19 18 47 0 0 0 29-18 49 0 0-17 20-45 20 0 0-29 0-50-21 0 0-20-22-20-77 0 0 0-54 18-81 0 0 19-28 54-28 0 0 23 0 38 13 0 0 16 13 20 38l-26 3c0 0-6-34-34-34 0 0-18 0-32 20 0 0-14 19-14 60zM1234 187c0 0 17 0 28-14 0 0 10-14 10-33 0 0 0-20-10-32 0 0-11-13-29-13 0 0-16 0-28 12 0 0-12 12-12 31 0 0 0 20 12 35 0 0 12 14 29 14z">
          <text:p/>
        </draw:path>
        <draw:polygon draw:style-name="gr2" draw:text-style-name="P2" draw:layer="layout" svg:width="0.593cm" svg:height="0.564cm" svg:x="24.242cm" svg:y="1.834cm" svg:viewBox="0 0 594 565" draw:points="0,0 594,0 594,565 0,565">
          <text:p/>
        </draw:polygon>
        <draw:path draw:style-name="gr3" draw:text-style-name="P3" draw:layer="layout" svg:width="0.161cm" svg:height="0.209cm" svg:x="24.457cm" svg:y="1.981cm" svg:viewBox="0 0 162 210" svg:d="M130 62c0 0-1-19-14-28 0 0-12-10-36-10 0 0-21 0-34 7 0 0-12 8-12 23 0 0 0 13 10 19 0 0 10 7 38 13 0 0 26 6 42 12 0 0 16 5 27 18 0 0 11 12 11 32 0 0 0 26-20 44 0 0-21 18-56 18 0 0-42 0-63-20 0 0-21-19-23-50l26-2c0 0 1 25 18 36 0 0 17 11 41 11 0 0 24 0 38-10 0 0 13-9 13-25 0 0 0-16-14-24 0 0-15-7-49-15 0 0-35-7-50-20 0 0-15-14-15-35 0 0 0-25 19-40 0 0 19-16 52-16 0 0 35 0 55 16 0 0 21 15 22 44z">
          <text:p/>
        </draw:path>
        <draw:polygon draw:style-name="gr2" draw:text-style-name="P2" draw:layer="layout" svg:width="0.593cm" svg:height="0.564cm" svg:x="24.835cm" svg:y="1.834cm" svg:viewBox="0 0 594 565" draw:points="0,0 594,0 594,565 0,565">
          <text:p/>
        </draw:polygon>
        <draw:path draw:style-name="gr3" draw:text-style-name="P3" draw:layer="layout" svg:width="0.192cm" svg:height="0.202cm" svg:x="25.035cm" svg:y="1.984cm" svg:viewBox="0 0 193 203" svg:d="M193 203h-25v-170l-59 170h-24l-58-172h-1v172h-26v-203h40l49 144c0 0 8 24 9 30h1c0 0 4-11 11-32l48-142h35z">
          <text:p/>
        </draw:path>
        <draw:polygon draw:style-name="gr2" draw:text-style-name="P2" draw:layer="layout" svg:width="0.592cm" svg:height="0.564cm" svg:x="25.428cm" svg:y="1.834cm" svg:viewBox="0 0 593 565" draw:points="0,0 593,0 593,565 0,565">
          <text:p/>
        </draw:polygon>
        <draw:polygon draw:style-name="gr3" draw:text-style-name="P3" draw:layer="layout" svg:width="0.16cm" svg:height="0.202cm" svg:x="25.644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26.02cm" svg:y="1.834cm" svg:viewBox="0 0 594 565" draw:points="0,0 594,0 594,565 0,565">
          <text:p/>
        </draw:polygon>
        <draw:path draw:style-name="gr3" draw:text-style-name="P3" draw:layer="layout" svg:width="0.26cm" svg:height="0.202cm" svg:x="26.187cm" svg:y="1.984cm" svg:viewBox="0 0 261 203" svg:d="M261 0l-56 203h-25l-44-160c0 0-4-12-5-18l-6 24-44 154h-27l-54-203h27l31 133c0 0 6 27 8 39l1 3c0 0 6-26 9-37l39-138h33l28 103c0 0 11 39 16 72 0 0 3-16 10-45l32-130z">
          <text:p/>
        </draw:path>
        <draw:polygon draw:style-name="gr2" draw:text-style-name="P2" draw:layer="layout" svg:width="0.593cm" svg:height="0.564cm" svg:x="26.613cm" svg:y="1.834cm" svg:viewBox="0 0 594 565" draw:points="0,0 594,0 594,565 0,565">
          <text:p/>
        </draw:polygon>
        <draw:polygon draw:style-name="gr3" draw:text-style-name="P3" draw:layer="layout" svg:width="0.16cm" svg:height="0.202cm" svg:x="26.829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27.206cm" svg:y="1.834cm" svg:viewBox="0 0 593 565" draw:points="0,0 593,0 593,565 0,565">
          <text:p/>
        </draw:polygon>
        <draw:polygon draw:style-name="gr3" draw:text-style-name="P3" draw:layer="layout" svg:width="0.136cm" svg:height="0.202cm" svg:x="27.439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27.798cm" svg:y="1.834cm" svg:viewBox="0 0 594 565" draw:points="0,0 594,0 594,565 0,565">
          <text:p/>
        </draw:polygon>
        <draw:path draw:style-name="gr3" draw:text-style-name="P3" draw:layer="layout" svg:width="0.161cm" svg:height="0.209cm" svg:x="28.013cm" svg:y="1.981cm" svg:viewBox="0 0 162 210" svg:d="M130 62c0 0-1-19-14-28 0 0-12-10-35-10 0 0-22 0-35 7 0 0-12 8-12 23 0 0 0 13 10 19 0 0 10 7 39 13 0 0 25 6 41 12 0 0 16 5 27 18 0 0 11 12 11 32 0 0 0 26-20 44 0 0-21 18-55 18 0 0-43 0-64-20 0 0-21-19-23-50l26-2c0 0 1 25 18 36 0 0 17 11 42 11 0 0 23 0 37-10 0 0 13-9 13-25 0 0 0-16-14-24 0 0-15-7-48-15 0 0-36-7-51-20 0 0-15-14-15-35 0 0 0-25 19-40 0 0 19-16 53-16 0 0 34 0 54 16 0 0 21 15 22 44z">
          <text:p/>
        </draw:path>
        <draw:polygon draw:style-name="gr2" draw:text-style-name="P2" draw:layer="layout" svg:width="4.149cm" svg:height="0.564cm" svg:x="24.835cm" svg:y="1.27cm" svg:viewBox="0 0 4150 565" draw:points="0,0 4150,0 4150,565 0,565">
          <text:p/>
        </draw:polygon>
        <draw:path draw:style-name="gr3" draw:text-style-name="P3" draw:layer="layout" svg:width="1.137cm" svg:height="0.261cm" svg:x="26.341cm" svg:y="1.417cm" svg:viewBox="0 0 1138 262" svg:d="M33 85c0 0 18-13 38-13 0 0 25 0 44 18 0 0 19 18 19 47 0 0 0 30-19 51 0 0-19 21-50 21 0 0-25 0-44-14 0 0-18-14-21-42l26-2c0 0 3 19 13 28 0 0 10 10 26 10 0 0 19 0 30-14 0 0 12-15 12-35 0 0 0-22-12-34 0 0-12-12-31-12 0 0-24 0-36 19l-24-2 20-105h100v25h-81zM230 145h-76v-25h76zM381 63c0 0-1-19-14-29 0 0-13-9-36-9 0 0-20 0-33 7 0 0-13 8-13 23 0 0 0 13 10 19 0 0 10 7 38 13 0 0 25 5 41 11 0 0 17 6 28 18 0 0 11 12 11 33 0 0 0 26-20 43 0 0-22 17-55 17 0 0-43 0-64-19 0 0-21-19-22-49l25-2c0 0 2 24 19 35 0 0 17 11 41 11 0 0 22 0 36-9 0 0 15-9 15-25 0 0 0-17-16-24 0 0-14-8-48-15 0 0-34-7-49-21 0 0-16-13-16-35 0 0 0-24 19-41 0 0 19-15 52-15 0 0 34 0 56 15 0 0 20 17 21 46zM574 139h-109c0 0 1 24 13 37 0 0 13 13 31 13 0 0 14 0 24-7 0 0 10-8 15-23l25 3c0 0-6 23-23 35 0 0-16 12-41 12 0 0-33 0-51-20 0 0-19-20-19-55 0 0 0-35 18-56 0 0 18-22 51-22 0 0 16 0 31 7 0 0 15 7 25 24 0 0 10 17 10 52zM549 119c0 0-2-23-14-32 0 0-13-10-27-10 0 0-18 0-29 11 0 0-11 12-13 31zM627 79c0 0 14-23 42-23 0 0 29 0 46 21 0 0 16 21 16 54 0 0 0 36-18 57 0 0-19 21-46 21 0 0-23 0-37-18h-1v71h-25v-202h23zM666 189c0 0 17 0 29-14 0 0 11-15 11-44 0 0 0-26-11-41 0 0-11-14-28-14 0 0-18 0-29 16 0 0-11 16-11 42 0 0 0 27 10 41 0 0 11 14 29 14zM827 145h-76v-25h76zM942 206h-25v-158c0 0-18 18-50 30v-24c0 0 43-21 59-52h16zM1030 102c0 0 17-27 48-27 0 0 25 0 43 18 0 0 17 19 17 47 0 0 0 29-17 49 0 0-18 20-46 20 0 0-29 0-50-21 0 0-20-22-20-77 0 0 0-54 18-81 0 0 19-28 54-28 0 0 23 0 38 13 0 0 16 13 20 38l-25 3c0 0-7-33-34-33 0 0-19 0-33 19 0 0-14 19-14 60zM1074 189c0 0 18 0 28-14 0 0 11-14 11-33 0 0 0-20-11-32 0 0-10-13-28-13 0 0-17 0-29 12 0 0-12 12-12 31 0 0 0 20 12 35 0 0 12 14 29 14z">
          <text:p/>
        </draw:path>
        <draw:polygon draw:style-name="gr2" draw:text-style-name="P2" draw:layer="layout" svg:width="0.593cm" svg:height="0.564cm" svg:x="28.391cm" svg:y="1.834cm" svg:viewBox="0 0 594 565" draw:points="0,0 594,0 594,565 0,565">
          <text:p/>
        </draw:polygon>
        <draw:path draw:style-name="gr3" draw:text-style-name="P3" draw:layer="layout" svg:width="0.161cm" svg:height="0.209cm" svg:x="28.606cm" svg:y="1.981cm" svg:viewBox="0 0 162 210" svg:d="M130 62c0 0-2-19-14-28 0 0-13-10-36-10 0 0-21 0-34 7 0 0-13 8-13 23 0 0 0 13 10 19 0 0 10 7 38 13 0 0 25 6 42 12 0 0 16 5 27 18 0 0 12 12 12 32 0 0 0 26-21 44 0 0-21 18-55 18 0 0-42 0-64-20 0 0-21-19-22-50l25-2c0 0 2 25 19 36 0 0 17 11 41 11 0 0 22 0 37-10 0 0 14-9 14-25 0 0 0-16-14-24 0 0-16-7-50-15 0 0-34-7-49-20 0 0-15-14-15-35 0 0 0-25 19-40 0 0 19-16 52-16 0 0 33 0 55 16 0 0 20 15 21 44z">
          <text:p/>
        </draw:path>
        <draw:polygon draw:style-name="gr2" draw:text-style-name="P2" draw:layer="layout" svg:width="0.592cm" svg:height="0.564cm" svg:x="28.984cm" svg:y="1.834cm" svg:viewBox="0 0 593 565" draw:points="0,0 593,0 593,565 0,565">
          <text:p/>
        </draw:polygon>
        <draw:path draw:style-name="gr3" draw:text-style-name="P3" draw:layer="layout" svg:width="0.192cm" svg:height="0.202cm" svg:x="29.184cm" svg:y="1.984cm" svg:viewBox="0 0 193 203" svg:d="M193 203h-25v-170h-1l-59 170h-24l-58-172v172h-26v-203h40l48 144c0 0 8 24 9 30 0 0 4-11 11-32l49-142h36z">
          <text:p/>
        </draw:path>
        <draw:polygon draw:style-name="gr2" draw:text-style-name="P2" draw:layer="layout" svg:width="0.593cm" svg:height="0.564cm" svg:x="29.576cm" svg:y="1.834cm" svg:viewBox="0 0 594 565" draw:points="0,0 594,0 594,565 0,565">
          <text:p/>
        </draw:polygon>
        <draw:polygon draw:style-name="gr3" draw:text-style-name="P3" draw:layer="layout" svg:width="0.16cm" svg:height="0.202cm" svg:x="29.793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30.169cm" svg:y="1.834cm" svg:viewBox="0 0 594 565" draw:points="0,0 594,0 594,565 0,565">
          <text:p/>
        </draw:polygon>
        <draw:path draw:style-name="gr3" draw:text-style-name="P3" draw:layer="layout" svg:width="0.26cm" svg:height="0.202cm" svg:x="30.336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30.762cm" svg:y="1.834cm" svg:viewBox="0 0 593 565" draw:points="0,0 593,0 593,565 0,565">
          <text:p/>
        </draw:polygon>
        <draw:polygon draw:style-name="gr3" draw:text-style-name="P3" draw:layer="layout" svg:width="0.16cm" svg:height="0.202cm" svg:x="30.978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31.354cm" svg:y="1.834cm" svg:viewBox="0 0 594 565" draw:points="0,0 594,0 594,565 0,565">
          <text:p/>
        </draw:polygon>
        <draw:polygon draw:style-name="gr3" draw:text-style-name="P3" draw:layer="layout" svg:width="0.136cm" svg:height="0.202cm" svg:x="31.587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31.947cm" svg:y="1.834cm" svg:viewBox="0 0 594 565" draw:points="0,0 594,0 594,565 0,565">
          <text:p/>
        </draw:polygon>
        <draw:path draw:style-name="gr3" draw:text-style-name="P3" draw:layer="layout" svg:width="0.161cm" svg:height="0.209cm" svg:x="32.162cm" svg:y="1.981cm" svg:viewBox="0 0 162 210" svg:d="M130 62c0 0-2-19-14-28 0 0-12-10-35-10 0 0-22 0-35 7 0 0-13 8-13 23 0 0 0 13 10 19 0 0 10 7 39 13 0 0 25 6 41 12 0 0 16 5 27 18 0 0 12 12 12 32 0 0 0 26-21 44 0 0-21 18-54 18 0 0-43 0-65-20 0 0-21-19-22-50l25-2c0 0 2 25 19 36 0 0 17 11 42 11 0 0 22 0 36-10 0 0 14-9 14-25 0 0 0-16-14-24 0 0-15-7-50-15 0 0-34-7-49-20 0 0-15-14-15-35 0 0 0-25 19-40 0 0 19-16 53-16 0 0 33 0 54 16 0 0 20 15 21 44z">
          <text:p/>
        </draw:path>
        <draw:polygon draw:style-name="gr2" draw:text-style-name="P2" draw:layer="layout" svg:width="4.148cm" svg:height="0.564cm" svg:x="28.984cm" svg:y="1.27cm" svg:viewBox="0 0 4149 565" draw:points="0,0 4149,0 4149,565 0,565">
          <text:p/>
        </draw:polygon>
        <draw:path draw:style-name="gr3" draw:text-style-name="P3" draw:layer="layout" svg:width="1.275cm" svg:height="0.261cm" svg:x="30.43cm" svg:y="1.417cm" svg:viewBox="0 0 1276 262" svg:d="M75 206h-25v-158c0 0-18 18-50 30v-24c0 0 43-21 59-52h16zM269 206h-134c0 0 0-17 12-35 0 0 12-17 44-43 0 0 20-17 36-34 0 0 15-18 15-36 0 0 0-15-10-25 0 0-11-10-28-10 0 0-16 0-27 11 0 0-12 10-12 30l-26-3c0 0 3-28 21-44 0 0 18-15 45-15 0 0 30 0 46 16 0 0 17 18 17 41 0 0 0 20-14 40 0 0-14 19-56 53 0 0-21 17-29 30h100zM368 145h-76v-25h76zM519 63c0 0-2-19-14-29 0 0-12-9-35-9 0 0-21 0-34 7 0 0-13 8-13 23 0 0 0 13 10 19 0 0 10 7 38 13 0 0 25 5 41 11 0 0 16 6 27 18 0 0 11 12 11 33 0 0 0 26-20 43 0 0-21 17-54 17 0 0-43 0-64-19 0 0-21-19-22-49l25-2c0 0 2 24 19 35 0 0 17 11 41 11 0 0 22 0 36-9 0 0 14-9 14-25 0 0 0-17-14-24 0 0-15-8-49-15 0 0-34-7-49-21 0 0-15-13-15-35 0 0 0-24 19-41 0 0 19-15 52-15 0 0 33 0 54 15 0 0 20 17 21 46zM711 139h-109c0 0 1 24 13 37 0 0 13 13 31 13 0 0 15 0 24-7 0 0 10-8 15-23l25 3c0 0-6 23-22 35 0 0-17 12-42 12 0 0-33 0-51-20 0 0-19-20-19-55 0 0 0-35 18-56 0 0 18-22 51-22 0 0 16 0 31 7 0 0 14 7 25 24 0 0 10 17 10 52zM686 119c0 0-2-23-14-32 0 0-13-10-27-10 0 0-18 0-29 11 0 0-11 12-13 31zM765 79c0 0 13-23 42-23 0 0 29 0 46 21 0 0 16 21 16 54 0 0 0 36-18 57 0 0-18 21-46 21 0 0-24 0-38-18h-1v71h-25v-202h23v19zM804 189c0 0 17 0 29-14 0 0 11-15 11-44 0 0 0-26-11-41 0 0-11-14-28-14 0 0-18 0-30 16 0 0-11 16-11 42 0 0 0 27 10 41 0 0 12 14 30 14zM965 145h-76v-25h76zM1080 206h-25v-158c0 0-18 18-50 30v-24c0 0 43-21 59-52h16zM1168 102c0 0 17-27 49-27 0 0 24 0 42 18 0 0 17 19 17 47 0 0 0 29-17 49 0 0-18 20-46 20 0 0-29 0-49-21 0 0-21-22-21-77 0 0 0-54 18-81 0 0 19-28 54-28 0 0 23 0 38 13 0 0 16 13 20 38l-25 3c0 0-7-33-34-33 0 0-19 0-33 19 0 0-14 19-14 60zM1213 189c0 0 16 0 27-14 0 0 11-14 11-33 0 0 0-20-11-32 0 0-11-13-29-13 0 0-16 0-28 12 0 0-11 12-11 31 0 0 0 20 11 35 0 0 12 14 30 14z">
          <text:p/>
        </draw:path>
        <draw:polygon draw:style-name="gr2" draw:text-style-name="P2" draw:layer="layout" svg:width="0.592cm" svg:height="0.564cm" svg:x="32.54cm" svg:y="1.834cm" svg:viewBox="0 0 593 565" draw:points="0,0 593,0 593,565 0,565">
          <text:p/>
        </draw:polygon>
        <draw:path draw:style-name="gr3" draw:text-style-name="P3" draw:layer="layout" svg:width="0.16cm" svg:height="0.209cm" svg:x="32.755cm" svg:y="1.981cm" svg:viewBox="0 0 161 210" svg:d="M130 62c0 0-2-19-15-28 0 0-12-10-35-10 0 0-21 0-34 7 0 0-13 8-13 23 0 0 0 13 10 19 0 0 10 7 38 13 0 0 25 6 41 12 0 0 17 5 28 18 0 0 11 12 11 32 0 0 0 26-20 44 0 0-22 18-55 18 0 0-43 0-64-20 0 0-21-19-22-50l25-2c0 0 2 25 19 36 0 0 17 11 41 11 0 0 22 0 36-10 0 0 15-9 15-25 0 0 0-16-16-24 0 0-14-7-48-15 0 0-34-7-50-20 0 0-14-14-14-35 0 0 0-25 19-40 0 0 19-16 52-16 0 0 33 0 55 16 0 0 20 15 21 44z">
          <text:p/>
        </draw:path>
        <draw:polygon draw:style-name="gr2" draw:text-style-name="P2" draw:layer="layout" svg:width="0.593cm" svg:height="0.564cm" svg:x="33.132cm" svg:y="1.834cm" svg:viewBox="0 0 594 565" draw:points="0,0 594,0 594,565 0,565">
          <text:p/>
        </draw:polygon>
        <draw:path draw:style-name="gr3" draw:text-style-name="P3" draw:layer="layout" svg:width="0.192cm" svg:height="0.202cm" svg:x="33.333cm" svg:y="1.984cm" svg:viewBox="0 0 193 203" svg:d="M193 203h-27v-170l-58 170h-24l-58-172h-1v172h-25v-203h40l48 144c0 0 7 24 9 30 0 0 4-11 11-32l48-142h37z">
          <text:p/>
        </draw:path>
        <draw:polygon draw:style-name="gr2" draw:text-style-name="P2" draw:layer="layout" svg:width="0.593cm" svg:height="0.564cm" svg:x="33.725cm" svg:y="1.834cm" svg:viewBox="0 0 594 565" draw:points="0,0 594,0 594,565 0,565">
          <text:p/>
        </draw:polygon>
        <draw:polygon draw:style-name="gr3" draw:text-style-name="P3" draw:layer="layout" svg:width="0.16cm" svg:height="0.202cm" svg:x="33.941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34.318cm" svg:y="1.834cm" svg:viewBox="0 0 593 565" draw:points="0,0 593,0 593,565 0,565">
          <text:p/>
        </draw:polygon>
        <draw:path draw:style-name="gr3" draw:text-style-name="P3" draw:layer="layout" svg:width="0.26cm" svg:height="0.202cm" svg:x="34.484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34.91cm" svg:y="1.834cm" svg:viewBox="0 0 594 565" draw:points="0,0 594,0 594,565 0,565">
          <text:p/>
        </draw:polygon>
        <draw:polygon draw:style-name="gr3" draw:text-style-name="P3" draw:layer="layout" svg:width="0.16cm" svg:height="0.202cm" svg:x="35.127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35.503cm" svg:y="1.834cm" svg:viewBox="0 0 594 565" draw:points="0,0 594,0 594,565 0,565">
          <text:p/>
        </draw:polygon>
        <draw:polygon draw:style-name="gr3" draw:text-style-name="P3" draw:layer="layout" svg:width="0.136cm" svg:height="0.202cm" svg:x="35.736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36.096cm" svg:y="1.834cm" svg:viewBox="0 0 593 565" draw:points="0,0 593,0 593,565 0,565">
          <text:p/>
        </draw:polygon>
        <draw:path draw:style-name="gr3" draw:text-style-name="P3" draw:layer="layout" svg:width="0.16cm" svg:height="0.209cm" svg:x="36.311cm" svg:y="1.981cm" svg:viewBox="0 0 161 210" svg:d="M130 62c0 0-2-19-14-28 0 0-12-10-36-10 0 0-21 0-34 7 0 0-13 8-13 23 0 0 0 13 10 19 0 0 10 7 38 13 0 0 26 6 42 12 0 0 16 5 27 18 0 0 11 12 11 32 0 0 0 26-20 44 0 0-21 18-55 18 0 0-43 0-64-20 0 0-21-19-22-50l25-2c0 0 2 25 19 36 0 0 17 11 41 11 0 0 23 0 37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4.149cm" svg:height="0.564cm" svg:x="33.132cm" svg:y="1.27cm" svg:viewBox="0 0 4150 565" draw:points="0,0 4150,0 4150,565 0,565">
          <text:p/>
        </draw:polygon>
        <draw:path draw:style-name="gr3" draw:text-style-name="P3" draw:layer="layout" svg:width="1.275cm" svg:height="0.261cm" svg:x="34.579cm" svg:y="1.417cm" svg:viewBox="0 0 1276 262" svg:d="M75 206h-25v-158c0 0-19 18-50 30v-24c0 0 43-21 58-52h17zM245 111c0 0-7 12-20 19 0 0-12 7-27 7 0 0-25 0-43-18 0 0-17-18-17-48 0 0 0-30 18-49 0 0 17-20 46-20 0 0 27 0 48 23 0 0 21 22 21 76 0 0 0 54-19 81 0 0-19 27-54 27 0 0-23 0-38-12 0 0-15-13-18-38l23-2c0 0 6 32 34 32 0 0 23 0 35-21 0 0 12-21 12-57zM204 116c0 0 18 0 29-13 0 0 10-13 10-33 0 0 0-20-11-33 0 0-11-14-28-14 0 0-17 0-29 15 0 0-12 14-12 34 0 0 0 19 12 32 0 0 11 12 29 12zM367 145h-75v-25h75zM519 63c0 0-1-19-14-29 0 0-12-9-35-9 0 0-21 0-35 7 0 0-12 8-12 23 0 0 0 13 10 19 0 0 10 7 39 13 0 0 25 5 41 11 0 0 16 6 27 18 0 0 11 12 11 33 0 0 0 26-20 43 0 0-21 17-55 17 0 0-43 0-64-19 0 0-21-19-23-49l26-2c0 0 1 24 18 35 0 0 17 11 42 11 0 0 23 0 37-9 0 0 14-9 14-25 0 0 0-17-15-24 0 0-14-8-48-15 0 0-36-7-51-21 0 0-15-13-15-35 0 0 0-24 19-41 0 0 19-15 53-15 0 0 34 0 54 15 0 0 21 17 22 46zM712 139h-110c0 0 2 24 14 37 0 0 12 13 31 13 0 0 14 0 24-7 0 0 10-8 15-23l25 3c0 0-6 23-23 35 0 0-16 12-41 12 0 0-33 0-51-20 0 0-19-20-19-55 0 0 0-35 18-56 0 0 18-22 51-22 0 0 16 0 30 7 0 0 15 7 25 24 0 0 11 17 11 52zM686 119c0 0-1-23-14-32 0 0-12-10-26-10 0 0-18 0-29 11 0 0-12 12-13 31zM765 79c0 0 14-23 42-23 0 0 29 0 45 21 0 0 17 21 17 54 0 0 0 36-18 57 0 0-19 21-46 21 0 0-23 0-38-18v71h-25v-202h23zM804 189c0 0 17 0 28-14 0 0 12-15 12-44 0 0 0-26-11-41 0 0-11-14-28-14 0 0-18 0-29 16 0 0-11 16-11 42 0 0 0 27 10 41 0 0 11 14 29 14zM965 145h-76v-25h76zM1080 206h-25v-158c0 0-19 18-50 30v-24c0 0 43-21 59-52h16zM1168 102c0 0 17-27 48-27 0 0 25 0 42 18 0 0 18 19 18 47 0 0 0 29-18 49 0 0-17 20-45 20 0 0-29 0-50-21 0 0-20-22-20-77 0 0 0-54 18-81 0 0 19-28 54-28 0 0 23 0 38 13 0 0 16 13 20 38l-26 3c0 0-6-33-34-33 0 0-18 0-32 19 0 0-14 19-14 60zM1212 189c0 0 17 0 28-14 0 0 10-14 10-33 0 0 0-20-10-32 0 0-11-13-29-13 0 0-16 0-28 12 0 0-12 12-12 31 0 0 0 20 12 35 0 0 12 14 29 14z">
          <text:p/>
        </draw:path>
        <draw:polygon draw:style-name="gr2" draw:text-style-name="P2" draw:layer="layout" svg:width="0.593cm" svg:height="0.564cm" svg:x="36.688cm" svg:y="1.834cm" svg:viewBox="0 0 594 565" draw:points="0,0 594,0 594,565 0,565">
          <text:p/>
        </draw:polygon>
        <draw:path draw:style-name="gr3" draw:text-style-name="P3" draw:layer="layout" svg:width="0.161cm" svg:height="0.209cm" svg:x="36.903cm" svg:y="1.981cm" svg:viewBox="0 0 162 210" svg:d="M129 62c0 0-1-19-14-28 0 0-12-10-35-10 0 0-21 0-34 7 0 0-12 8-12 23 0 0 0 13 10 19 0 0 10 7 38 13 0 0 25 6 41 12 0 0 17 5 28 18 0 0 11 12 11 32 0 0 0 26-20 44 0 0-22 18-56 18 0 0-42 0-63-20 0 0-21-19-23-50l26-2c0 0 1 25 18 36 0 0 17 11 41 11 0 0 23 0 37-10 0 0 13-9 13-25 0 0 0-16-14-24 0 0-15-7-48-15 0 0-35-7-50-20 0 0-15-14-15-35 0 0 0-25 19-40 0 0 19-16 52-16 0 0 34 0 54 16 0 0 22 15 23 44z">
          <text:p/>
        </draw:path>
        <draw:polygon draw:style-name="gr2" draw:text-style-name="P2" draw:layer="layout" svg:width="0.593cm" svg:height="0.564cm" svg:x="37.281cm" svg:y="1.834cm" svg:viewBox="0 0 594 565" draw:points="0,0 594,0 594,565 0,565">
          <text:p/>
        </draw:polygon>
        <draw:path draw:style-name="gr3" draw:text-style-name="P3" draw:layer="layout" svg:width="0.192cm" svg:height="0.202cm" svg:x="37.481cm" svg:y="1.984cm" svg:viewBox="0 0 193 203" svg:d="M193 203h-25v-170l-59 170h-24l-58-172h-1v172h-26v-203h40l49 144c0 0 8 24 9 30h1c0 0 4-11 11-32l48-142h35z">
          <text:p/>
        </draw:path>
        <draw:polygon draw:style-name="gr2" draw:text-style-name="P2" draw:layer="layout" svg:width="0.592cm" svg:height="0.564cm" svg:x="37.874cm" svg:y="1.834cm" svg:viewBox="0 0 593 565" draw:points="0,0 593,0 593,565 0,565">
          <text:p/>
        </draw:polygon>
        <draw:polygon draw:style-name="gr3" draw:text-style-name="P3" draw:layer="layout" svg:width="0.16cm" svg:height="0.202cm" svg:x="38.09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38.466cm" svg:y="1.834cm" svg:viewBox="0 0 594 565" draw:points="0,0 594,0 594,565 0,565">
          <text:p/>
        </draw:polygon>
        <draw:path draw:style-name="gr3" draw:text-style-name="P3" draw:layer="layout" svg:width="0.26cm" svg:height="0.202cm" svg:x="38.633cm" svg:y="1.984cm" svg:viewBox="0 0 261 203" svg:d="M261 0l-56 203h-25l-44-160c0 0-4-12-5-18l-6 24-44 154h-27l-54-203h27l31 133c0 0 6 27 8 39l1 3c0 0 6-26 9-37l39-138h33l28 103c0 0 11 39 16 72 0 0 3-16 10-45l32-130z">
          <text:p/>
        </draw:path>
        <draw:polygon draw:style-name="gr2" draw:text-style-name="P2" draw:layer="layout" svg:width="0.593cm" svg:height="0.564cm" svg:x="39.059cm" svg:y="1.834cm" svg:viewBox="0 0 594 565" draw:points="0,0 594,0 594,565 0,565">
          <text:p/>
        </draw:polygon>
        <draw:polygon draw:style-name="gr3" draw:text-style-name="P3" draw:layer="layout" svg:width="0.16cm" svg:height="0.202cm" svg:x="39.275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39.652cm" svg:y="1.834cm" svg:viewBox="0 0 593 565" draw:points="0,0 593,0 593,565 0,565">
          <text:p/>
        </draw:polygon>
        <draw:polygon draw:style-name="gr3" draw:text-style-name="P3" draw:layer="layout" svg:width="0.136cm" svg:height="0.202cm" svg:x="39.885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40.244cm" svg:y="1.834cm" svg:viewBox="0 0 594 565" draw:points="0,0 594,0 594,565 0,565">
          <text:p/>
        </draw:polygon>
        <draw:path draw:style-name="gr3" draw:text-style-name="P3" draw:layer="layout" svg:width="0.161cm" svg:height="0.209cm" svg:x="40.459cm" svg:y="1.981cm" svg:viewBox="0 0 162 210" svg:d="M130 62c0 0-1-19-14-28 0 0-12-10-36-10 0 0-21 0-34 7 0 0-12 8-12 23 0 0 0 13 10 19 0 0 10 7 38 13 0 0 26 6 42 12 0 0 16 5 27 18 0 0 11 12 11 32 0 0 0 26-20 44 0 0-21 18-56 18 0 0-42 0-63-20 0 0-21-19-23-50l26-2c0 0 1 25 18 36 0 0 17 11 41 11 0 0 24 0 38-10 0 0 13-9 13-25 0 0 0-16-14-24 0 0-15-7-49-15 0 0-35-7-50-20 0 0-15-14-15-35 0 0 0-25 19-40 0 0 19-16 52-16 0 0 35 0 55 16 0 0 21 15 22 44z">
          <text:p/>
        </draw:path>
        <draw:polygon draw:style-name="gr2" draw:text-style-name="P2" draw:layer="layout" svg:width="4.149cm" svg:height="0.564cm" svg:x="37.281cm" svg:y="1.27cm" svg:viewBox="0 0 4150 565" draw:points="0,0 4150,0 4150,565 0,565">
          <text:p/>
        </draw:polygon>
        <draw:path draw:style-name="gr3" draw:text-style-name="P3" draw:layer="layout" svg:width="1.298cm" svg:height="0.261cm" svg:x="38.705cm" svg:y="1.417cm" svg:viewBox="0 0 1299 262" svg:d="M134 206h-134c0 0 0-17 12-35 0 0 12-17 45-43 0 0 19-17 35-34 0 0 16-18 16-36 0 0 0-15-11-25 0 0-11-10-27-10 0 0-17 0-28 11 0 0-11 10-11 30l-26-3c0 0 2-28 20-44 0 0 18-15 45-15 0 0 30 0 47 16 0 0 16 18 16 41 0 0 0 20-14 40 0 0-14 19-55 53 0 0-22 17-30 30h100zM185 102c0 0 17-27 49-27 0 0 25 0 42 18 0 0 17 19 17 47 0 0 0 29-17 49 0 0-17 20-46 20 0 0-29 0-49-21 0 0-21-22-21-77 0 0 0-54 19-81 0 0 18-28 53-28 0 0 23 0 39 13 0 0 16 13 19 38l-25 3c0 0-7-33-34-33 0 0-19 0-33 19 0 0-13 19-13 60zM230 189c0 0 17 0 27-14 0 0 11-14 11-33 0 0 0-20-11-32 0 0-10-13-28-13 0 0-16 0-28 12 0 0-12 12-12 31 0 0 0 20 11 35 0 0 12 14 30 14zM390 145h-75v-25h75zM541 63c0 0-2-19-14-29 0 0-12-9-35-9 0 0-21 0-34 7 0 0-13 8-13 23 0 0 0 13 10 19 0 0 11 7 38 13 0 0 26 5 42 11 0 0 15 6 26 18 0 0 12 12 12 33 0 0 0 26-21 43 0 0-20 17-54 17 0 0-42 0-64-19 0 0-21-19-22-49l25-2c0 0 2 24 19 35 0 0 17 11 41 11 0 0 23 0 36-9 0 0 14-9 14-25 0 0 0-17-14-24 0 0-15-8-49-15 0 0-34-7-49-21 0 0-15-13-15-35 0 0 0-24 19-41 0 0 19-15 52-15 0 0 33 0 54 15 0 0 20 17 22 46zM734 139h-110c0 0 1 24 14 37 0 0 12 13 31 13 0 0 14 0 23-7 0 0 10-8 15-23l26 3c0 0-6 23-23 35 0 0-17 12-41 12 0 0-33 0-52-20 0 0-18-20-18-55 0 0 0-35 18-56 0 0 18-22 50-22 0 0 16 0 31 7 0 0 15 7 25 24 0 0 11 17 11 52zM708 119c0 0-2-23-14-32 0 0-12-10-27-10 0 0-17 0-29 11 0 0-11 12-13 31zM787 79c0 0 14-23 42-23 0 0 29 0 46 21 0 0 17 21 17 54 0 0 0 36-19 57 0 0-18 21-46 21 0 0-24 0-38-18v71h-25v-202h22v19zM825 189c0 0 18 0 30-14 0 0 12-15 12-44 0 0 0-26-12-41 0 0-12-14-29-14 0 0-17 0-29 16 0 0-11 16-11 42 0 0 0 27 11 41 0 0 11 14 28 14zM987 145h-75v-25h75zM1102 206h-24v-158c0 0-19 18-50 30v-24c0 0 42-21 58-52h16zM1190 102c0 0 17-27 49-27 0 0 25 0 42 18 0 0 18 19 18 47 0 0 0 29-18 49 0 0-17 20-46 20 0 0-29 0-49-21 0 0-21-22-21-77 0 0 0-54 19-81 0 0 18-28 53-28 0 0 23 0 39 13 0 0 16 13 19 38l-25 3c0 0-7-33-34-33 0 0-19 0-33 19 0 0-13 19-13 60zM1235 189c0 0 17 0 27-14 0 0 11-14 11-33 0 0 0-20-11-32 0 0-10-13-28-13 0 0-16 0-28 12 0 0-12 12-12 31 0 0 0 20 12 35 0 0 11 14 29 14z">
          <text:p/>
        </draw:path>
        <draw:polygon draw:style-name="gr2" draw:text-style-name="P2" draw:layer="layout" svg:width="0.593cm" svg:height="0.564cm" svg:x="40.837cm" svg:y="1.834cm" svg:viewBox="0 0 594 565" draw:points="0,0 594,0 594,565 0,565">
          <text:p/>
        </draw:polygon>
        <draw:path draw:style-name="gr3" draw:text-style-name="P3" draw:layer="layout" svg:width="0.161cm" svg:height="0.209cm" svg:x="41.052cm" svg:y="1.981cm" svg:viewBox="0 0 162 210" svg:d="M129 62c0 0-2-19-14-28 0 0-12-10-35-10 0 0-21 0-34 7 0 0-13 8-13 23 0 0 0 13 10 19 0 0 10 7 38 13 0 0 25 6 41 12 0 0 16 5 28 18 0 0 12 12 12 32 0 0 0 26-22 44 0 0-21 18-54 18 0 0-42 0-64-20 0 0-21-19-22-50l25-2c0 0 2 25 19 36 0 0 17 11 41 11 0 0 22 0 36-10 0 0 14-9 14-25 0 0 0-16-14-24 0 0-15-7-49-15 0 0-34-7-49-20 0 0-15-14-15-35 0 0 0-25 19-40 0 0 19-16 52-16 0 0 33 0 54 16 0 0 21 15 22 44z">
          <text:p/>
        </draw:path>
        <draw:polygon draw:style-name="gr2" draw:text-style-name="P2" draw:layer="layout" svg:width="0.592cm" svg:height="0.564cm" svg:x="41.43cm" svg:y="1.834cm" svg:viewBox="0 0 593 565" draw:points="0,0 593,0 593,565 0,565">
          <text:p/>
        </draw:polygon>
        <draw:path draw:style-name="gr3" draw:text-style-name="P3" draw:layer="layout" svg:width="0.192cm" svg:height="0.202cm" svg:x="41.63cm" svg:y="1.984cm" svg:viewBox="0 0 193 203" svg:d="M193 203h-25v-170h-1l-58 170h-25l-58-172v172h-26v-203h40l48 144c0 0 8 24 9 30 0 0 4-11 12-32l48-142h36z">
          <text:p/>
        </draw:path>
        <draw:polygon draw:style-name="gr2" draw:text-style-name="P2" draw:layer="layout" svg:width="0.593cm" svg:height="0.564cm" svg:x="42.022cm" svg:y="1.834cm" svg:viewBox="0 0 594 565" draw:points="0,0 594,0 594,565 0,565">
          <text:p/>
        </draw:polygon>
        <draw:polygon draw:style-name="gr3" draw:text-style-name="P3" draw:layer="layout" svg:width="0.16cm" svg:height="0.202cm" svg:x="42.239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42.615cm" svg:y="1.834cm" svg:viewBox="0 0 594 565" draw:points="0,0 594,0 594,565 0,565">
          <text:p/>
        </draw:polygon>
        <draw:path draw:style-name="gr3" draw:text-style-name="P3" draw:layer="layout" svg:width="0.26cm" svg:height="0.202cm" svg:x="42.782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43.208cm" svg:y="1.834cm" svg:viewBox="0 0 593 565" draw:points="0,0 593,0 593,565 0,565">
          <text:p/>
        </draw:polygon>
        <draw:polygon draw:style-name="gr3" draw:text-style-name="P3" draw:layer="layout" svg:width="0.16cm" svg:height="0.202cm" svg:x="43.424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43.8cm" svg:y="1.834cm" svg:viewBox="0 0 594 565" draw:points="0,0 594,0 594,565 0,565">
          <text:p/>
        </draw:polygon>
        <draw:polygon draw:style-name="gr3" draw:text-style-name="P3" draw:layer="layout" svg:width="0.136cm" svg:height="0.202cm" svg:x="44.033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44.393cm" svg:y="1.834cm" svg:viewBox="0 0 594 565" draw:points="0,0 594,0 594,565 0,565">
          <text:p/>
        </draw:polygon>
        <draw:path draw:style-name="gr3" draw:text-style-name="P3" draw:layer="layout" svg:width="0.161cm" svg:height="0.209cm" svg:x="44.608cm" svg:y="1.981cm" svg:viewBox="0 0 162 210" svg:d="M130 62c0 0-2-19-14-28 0 0-13-10-36-10 0 0-21 0-34 7 0 0-13 8-13 23 0 0 0 13 10 19 0 0 10 7 38 13 0 0 25 6 42 12 0 0 16 5 27 18 0 0 12 12 12 32 0 0 0 26-21 44 0 0-21 18-55 18 0 0-42 0-64-20 0 0-21-19-22-50l25-2c0 0 2 25 19 36 0 0 17 11 41 11 0 0 22 0 37-10 0 0 14-9 14-25 0 0 0-16-14-24 0 0-16-7-50-15 0 0-34-7-49-20 0 0-15-14-15-35 0 0 0-25 19-40 0 0 19-16 52-16 0 0 34 0 55 16 0 0 20 15 21 44z">
          <text:p/>
        </draw:path>
        <draw:polygon draw:style-name="gr2" draw:text-style-name="P2" draw:layer="layout" svg:width="4.148cm" svg:height="0.564cm" svg:x="41.43cm" svg:y="1.27cm" svg:viewBox="0 0 4149 565" draw:points="0,0 4149,0 4149,565 0,565">
          <text:p/>
        </draw:polygon>
        <draw:path draw:style-name="gr3" draw:text-style-name="P3" draw:layer="layout" svg:width="1.074cm" svg:height="0.208cm" svg:x="42.967cm" svg:y="1.417cm" svg:viewBox="0 0 1075 209" svg:d="M95 96c0 0 19 3 28 18 0 0 10 14 10 32 0 0 0 28-20 46 0 0-20 17-48 17 0 0-27 0-44-15 0 0-18-16-21-41l25-4c0 0 4 20 14 30 0 0 10 10 26 10 0 0 17 0 29-12 0 0 12-12 12-30 0 0 0-18-11-29 0 0-11-11-28-11 0 0-7 0-18 2l3-22c0 0 10 0 16 0 0 0 6-1 13-5 0 0 7-4 12-11 0 0 4-7 4-17 0 0 0-15-10-23 0 0-10-9-23-9 0 0-15 0-24 10 0 0-10 9-12 27l-25-4c0 0 5-27 21-40 0 0 17-13 40-13 0 0 25 0 42 15 0 0 17 15 17 38 0 0 0 28-28 40zM230 145h-76v-26h76zM349 0c0 0 43 0 70 28 0 0 27 29 27 76 0 0 0 48-27 77 0 0-28 28-70 28 0 0-43 0-70-29 0 0-27-30-27-73 0 0 0-50 27-79 0 0 27-28 70-28zM349 187c0 0 31 0 50-22 0 0 19-23 19-61 0 0 0-39-20-60 0 0-19-22-49-22 0 0-30 0-49 21 0 0-20 21-20 64 0 0 0 35 19 58 0 0 19 22 50 22zM598 155c0 0-5 28-22 41 0 0-17 13-39 13 0 0-32 0-50-20 0 0-17-21-17-57 0 0 0-28 10-46 0 0 11-17 26-24 0 0 15-7 31-7 0 0 23 0 39 12 0 0 16 12 20 35l-24 3c0 0-4-14-12-22 0 0-9-7-22-7 0 0-20 0-31 15 0 0-11 14-11 41 0 0 0 28 11 42 0 0 10 15 30 15 0 0 16 0 25-9 0 0 9-9 12-28zM677 206c0 0-11 2-19 2 0 0-16 0-24-6 0 0-7-6-9-14 0 0-2-9-2-25v-85h-18v-19h18v-37l25-15v52h25v19h-25v86c0 0 0 12 3 16 0 0 2 5 11 5 0 0 6 0 11-1zM764 145h-76v-26h76zM879 206h-25v-159c0 0-19 18-50 30v-24c0 0 43-21 59-51h16zM967 101c0 0 17-27 49-27 0 0 24 0 42 18 0 0 17 19 17 47 0 0 0 30-17 50 0 0-18 20-46 20 0 0-29 0-50-21 0 0-20-22-20-78 0 0 0-54 18-81 0 0 19-27 54-27 0 0 23 0 39 13 0 0 15 12 19 37l-25 3c0 0-7-33-34-33 0 0-19 0-33 19 0 0-14 19-14 60zM1011 189c0 0 17 0 28-14 0 0 11-14 11-34 0 0 0-20-11-32 0 0-11-13-29-13 0 0-16 0-28 12 0 0-11 12-11 31 0 0 0 21 11 36 0 0 12 14 29 14z">
          <text:p/>
        </draw:path>
        <draw:polygon draw:style-name="gr2" draw:text-style-name="P2" draw:layer="layout" svg:width="0.592cm" svg:height="0.564cm" svg:x="44.986cm" svg:y="1.834cm" svg:viewBox="0 0 593 565" draw:points="0,0 593,0 593,565 0,565">
          <text:p/>
        </draw:polygon>
        <draw:path draw:style-name="gr3" draw:text-style-name="P3" draw:layer="layout" svg:width="0.16cm" svg:height="0.209cm" svg:x="45.201cm" svg:y="1.981cm" svg:viewBox="0 0 161 210" svg:d="M129 62c0 0-2-19-14-28 0 0-12-10-35-10 0 0-21 0-34 7 0 0-13 8-13 23 0 0 0 13 10 19 0 0 10 7 38 13 0 0 25 6 41 12 0 0 16 5 27 18 0 0 12 12 12 32 0 0 0 26-21 44 0 0-21 18-54 18 0 0-43 0-64-20 0 0-21-19-22-50l25-2c0 0 2 25 19 36 0 0 17 11 41 11 0 0 22 0 36-10 0 0 14-9 14-25 0 0 0-16-15-24 0 0-14-7-48-15 0 0-34-7-50-20 0 0-14-14-14-35 0 0 0-25 19-40 0 0 19-16 52-16 0 0 33 0 54 16 0 0 20 15 21 44z">
          <text:p/>
        </draw:path>
        <draw:polygon draw:style-name="gr2" draw:text-style-name="P2" draw:layer="layout" svg:width="0.593cm" svg:height="0.564cm" svg:x="45.578cm" svg:y="1.834cm" svg:viewBox="0 0 594 565" draw:points="0,0 594,0 594,565 0,565">
          <text:p/>
        </draw:polygon>
        <draw:path draw:style-name="gr3" draw:text-style-name="P3" draw:layer="layout" svg:width="0.192cm" svg:height="0.202cm" svg:x="45.779cm" svg:y="1.984cm" svg:viewBox="0 0 193 203" svg:d="M193 203h-26v-170l-59 170h-24l-58-172h-1v172h-25v-203h40l48 144c0 0 7 24 9 30 0 0 4-11 11-32l48-142h37z">
          <text:p/>
        </draw:path>
        <draw:polygon draw:style-name="gr2" draw:text-style-name="P2" draw:layer="layout" svg:width="0.593cm" svg:height="0.564cm" svg:x="46.171cm" svg:y="1.834cm" svg:viewBox="0 0 594 565" draw:points="0,0 594,0 594,565 0,565">
          <text:p/>
        </draw:polygon>
        <draw:polygon draw:style-name="gr3" draw:text-style-name="P3" draw:layer="layout" svg:width="0.16cm" svg:height="0.202cm" svg:x="46.387cm" svg:y="1.984cm" svg:viewBox="0 0 161 203" draw:points="161,24 94,24 94,203 67,203 67,24 0,24 0,0 161,0">
          <text:p/>
        </draw:polygon>
        <draw:polygon draw:style-name="gr2" draw:text-style-name="P2" draw:layer="layout" svg:width="0.592cm" svg:height="0.564cm" svg:x="46.764cm" svg:y="1.834cm" svg:viewBox="0 0 593 565" draw:points="0,0 593,0 593,565 0,565">
          <text:p/>
        </draw:polygon>
        <draw:path draw:style-name="gr3" draw:text-style-name="P3" draw:layer="layout" svg:width="0.26cm" svg:height="0.202cm" svg:x="46.93cm" svg:y="1.984cm" svg:viewBox="0 0 261 203" svg:d="M261 0l-56 203h-25l-44-160c0 0-4-12-5-18l-6 24-43 154h-28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47.356cm" svg:y="1.834cm" svg:viewBox="0 0 594 565" draw:points="0,0 594,0 594,565 0,565">
          <text:p/>
        </draw:polygon>
        <draw:polygon draw:style-name="gr3" draw:text-style-name="P3" draw:layer="layout" svg:width="0.16cm" svg:height="0.202cm" svg:x="47.573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47.949cm" svg:y="1.834cm" svg:viewBox="0 0 594 565" draw:points="0,0 594,0 594,565 0,565">
          <text:p/>
        </draw:polygon>
        <draw:polygon draw:style-name="gr3" draw:text-style-name="P3" draw:layer="layout" svg:width="0.136cm" svg:height="0.202cm" svg:x="48.182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48.542cm" svg:y="1.834cm" svg:viewBox="0 0 593 565" draw:points="0,0 593,0 593,565 0,565">
          <text:p/>
        </draw:polygon>
        <draw:path draw:style-name="gr3" draw:text-style-name="P3" draw:layer="layout" svg:width="0.16cm" svg:height="0.209cm" svg:x="48.757cm" svg:y="1.981cm" svg:viewBox="0 0 161 210" svg:d="M130 62c0 0-2-19-15-28 0 0-12-10-35-10 0 0-21 0-34 7 0 0-13 8-13 23 0 0 0 13 10 19 0 0 10 7 38 13 0 0 25 6 41 12 0 0 17 5 28 18 0 0 11 12 11 32 0 0 0 26-20 44 0 0-22 18-55 18 0 0-43 0-64-20 0 0-21-19-22-50l25-2c0 0 2 25 19 36 0 0 17 11 41 11 0 0 22 0 36-10 0 0 15-9 15-25 0 0 0-16-16-24 0 0-14-7-48-15 0 0-34-7-50-20 0 0-14-14-14-35 0 0 0-25 19-40 0 0 19-16 52-16 0 0 33 0 55 16 0 0 20 15 21 44z">
          <text:p/>
        </draw:path>
        <draw:polygon draw:style-name="gr2" draw:text-style-name="P2" draw:layer="layout" svg:width="4.149cm" svg:height="0.564cm" svg:x="45.578cm" svg:y="1.27cm" svg:viewBox="0 0 4150 565" draw:points="0,0 4150,0 4150,565 0,565">
          <text:p/>
        </draw:polygon>
        <draw:path draw:style-name="gr3" draw:text-style-name="P3" draw:layer="layout" svg:width="1.211cm" svg:height="0.208cm" svg:x="47.057cm" svg:y="1.417cm" svg:viewBox="0 0 1212 209" svg:d="M74 206h-25v-159c0 0-18 18-49 30v-24c0 0 43-21 58-51h16zM204 2c0 0 66 0 66 103 0 0 0 54-18 79 0 0-16 25-48 25 0 0-66 0-66-104 0 0 0-52 17-78 0 0 17-25 49-25zM204 189c0 0 20 0 30-19 0 0 10-20 10-65 0 0 0-30-4-48 0 0-5-18-14-26 0 0-9-9-23-9 0 0-20 0-30 20 0 0-10 20-10 63 0 0 0 30 5 49 0 0 4 18 13 27 0 0 9 8 23 8zM367 145h-76v-26h76zM486 0c0 0 43 0 70 28 0 0 27 29 27 76 0 0 0 48-27 77 0 0-27 28-70 28 0 0-43 0-70-29 0 0-27-30-27-73 0 0 0-50 28-79 0 0 26-28 69-28zM486 187c0 0 31 0 50-22 0 0 19-23 19-61 0 0 0-39-19-60 0 0-20-22-49-22 0 0-31 0-50 21 0 0-20 21-20 64 0 0 0 35 19 58 0 0 19 22 50 22zM734 155c0 0-5 28-22 41 0 0-17 13-39 13 0 0-31 0-49-20 0 0-17-21-17-57 0 0 0-28 10-46 0 0 10-17 25-24 0 0 15-7 31-7 0 0 23 0 39 12 0 0 16 12 20 35l-24 3c0 0-4-14-12-22 0 0-9-7-22-7 0 0-20 0-31 15 0 0-11 14-11 41 0 0 0 28 11 42 0 0 10 15 30 15 0 0 16 0 25-9 0 0 9-9 12-28zM814 206c0 0-11 2-19 2 0 0-16 0-25-6 0 0-7-6-8-14 0 0-2-9-2-25v-85h-18v-19h18v-37l25-15v52h25v19h-25v86c0 0 0 12 3 16 0 0 2 5 11 5 0 0 6 0 11-1zM901 145h-76v-26h76zM1016 206h-25v-159c0 0-18 18-50 30v-24c0 0 43-21 59-51h16zM1104 101c0 0 17-27 49-27 0 0 25 0 42 18 0 0 17 19 17 47 0 0 0 30-17 50 0 0-17 20-46 20 0 0-29 0-50-21 0 0-20-22-20-78 0 0 0-54 19-81 0 0 18-27 53-27 0 0 23 0 39 13 0 0 16 12 19 37l-25 3c0 0-7-33-34-33 0 0-19 0-33 19 0 0-13 19-13 60zM1148 189c0 0 18 0 28-14 0 0 11-14 11-34 0 0 0-20-11-32 0 0-10-13-28-13 0 0-17 0-28 12 0 0-12 12-12 31 0 0 0 21 11 36 0 0 12 14 29 14z">
          <text:p/>
        </draw:path>
        <draw:polygon draw:style-name="gr2" draw:text-style-name="P2" draw:layer="layout" svg:width="0.593cm" svg:height="0.564cm" svg:x="49.134cm" svg:y="1.834cm" svg:viewBox="0 0 594 565" draw:points="0,0 594,0 594,565 0,565">
          <text:p/>
        </draw:polygon>
        <draw:path draw:style-name="gr3" draw:text-style-name="P3" draw:layer="layout" svg:width="0.161cm" svg:height="0.209cm" svg:x="49.349cm" svg:y="1.981cm" svg:viewBox="0 0 162 210" svg:d="M130 62c0 0-1-19-14-28 0 0-12-10-35-10 0 0-21 0-34 7 0 0-12 8-12 23 0 0 0 13 10 19 0 0 10 7 38 13 0 0 25 6 41 12 0 0 16 5 27 18 0 0 11 12 11 32 0 0 0 26-20 44 0 0-21 18-55 18 0 0-42 0-63-20 0 0-22-19-24-50l27-2c0 0 1 25 18 36 0 0 17 11 41 11 0 0 23 0 37-10 0 0 13-9 13-25 0 0 0-16-14-24 0 0-15-7-48-15 0 0-35-7-50-20 0 0-16-14-16-35 0 0 0-25 20-40 0 0 19-16 52-16 0 0 34 0 54 16 0 0 21 15 22 44z">
          <text:p/>
        </draw:path>
        <draw:polygon draw:style-name="gr2" draw:text-style-name="P2" draw:layer="layout" svg:width="0.593cm" svg:height="0.564cm" svg:x="49.727cm" svg:y="1.834cm" svg:viewBox="0 0 594 565" draw:points="0,0 594,0 594,565 0,565">
          <text:p/>
        </draw:polygon>
        <draw:path draw:style-name="gr3" draw:text-style-name="P3" draw:layer="layout" svg:width="0.192cm" svg:height="0.202cm" svg:x="49.927cm" svg:y="1.984cm" svg:viewBox="0 0 193 203" svg:d="M193 203h-25v-170l-59 170h-24l-57-172h-1v172h-27v-203h41l48 144c0 0 8 24 9 30h1c0 0 4-11 11-32l48-142h35z">
          <text:p/>
        </draw:path>
        <draw:polygon draw:style-name="gr2" draw:text-style-name="P2" draw:layer="layout" svg:width="0.592cm" svg:height="0.564cm" svg:x="50.32cm" svg:y="1.834cm" svg:viewBox="0 0 593 565" draw:points="0,0 593,0 593,565 0,565">
          <text:p/>
        </draw:polygon>
        <draw:polygon draw:style-name="gr3" draw:text-style-name="P3" draw:layer="layout" svg:width="0.16cm" svg:height="0.202cm" svg:x="50.536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50.912cm" svg:y="1.834cm" svg:viewBox="0 0 594 565" draw:points="0,0 594,0 594,565 0,565">
          <text:p/>
        </draw:polygon>
        <draw:path draw:style-name="gr3" draw:text-style-name="P3" draw:layer="layout" svg:width="0.26cm" svg:height="0.202cm" svg:x="51.079cm" svg:y="1.984cm" svg:viewBox="0 0 261 203" svg:d="M261 0l-56 203h-25l-44-160c0 0-4-12-5-18l-6 24-43 154h-28l-54-203h27l31 133c0 0 6 27 8 39l1 3c0 0 6-26 10-37l38-138h33l29 103c0 0 10 39 15 72 0 0 3-16 10-45l32-130z">
          <text:p/>
        </draw:path>
        <draw:polygon draw:style-name="gr2" draw:text-style-name="P2" draw:layer="layout" svg:width="0.593cm" svg:height="0.564cm" svg:x="51.505cm" svg:y="1.834cm" svg:viewBox="0 0 594 565" draw:points="0,0 594,0 594,565 0,565">
          <text:p/>
        </draw:polygon>
        <draw:polygon draw:style-name="gr3" draw:text-style-name="P3" draw:layer="layout" svg:width="0.16cm" svg:height="0.202cm" svg:x="51.721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52.098cm" svg:y="1.834cm" svg:viewBox="0 0 593 565" draw:points="0,0 593,0 593,565 0,565">
          <text:p/>
        </draw:polygon>
        <draw:polygon draw:style-name="gr3" draw:text-style-name="P3" draw:layer="layout" svg:width="0.136cm" svg:height="0.202cm" svg:x="52.331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52.69cm" svg:y="1.834cm" svg:viewBox="0 0 594 565" draw:points="0,0 594,0 594,565 0,565">
          <text:p/>
        </draw:polygon>
        <draw:path draw:style-name="gr3" draw:text-style-name="P3" draw:layer="layout" svg:width="0.161cm" svg:height="0.209cm" svg:x="52.905cm" svg:y="1.981cm" svg:viewBox="0 0 162 210" svg:d="M129 62c0 0-1-19-14-28 0 0-12-10-35-10 0 0-21 0-34 7 0 0-12 8-12 23 0 0 0 13 10 19 0 0 10 7 38 13 0 0 25 6 41 12 0 0 17 5 28 18 0 0 11 12 11 32 0 0 0 26-20 44 0 0-22 18-56 18 0 0-42 0-63-20 0 0-21-19-23-50l26-2c0 0 1 25 18 36 0 0 17 11 41 11 0 0 23 0 37-10 0 0 14-9 14-25 0 0 0-16-15-24 0 0-15-7-48-15 0 0-35-7-50-20 0 0-15-14-15-35 0 0 0-25 19-40 0 0 19-16 52-16 0 0 34 0 54 16 0 0 22 15 23 44z">
          <text:p/>
        </draw:path>
        <draw:polygon draw:style-name="gr2" draw:text-style-name="P2" draw:layer="layout" svg:width="4.149cm" svg:height="0.564cm" svg:x="49.727cm" svg:y="1.27cm" svg:viewBox="0 0 4150 565" draw:points="0,0 4150,0 4150,565 0,565">
          <text:p/>
        </draw:polygon>
        <draw:path draw:style-name="gr3" draw:text-style-name="P3" draw:layer="layout" svg:width="1.212cm" svg:height="0.208cm" svg:x="51.205cm" svg:y="1.417cm" svg:viewBox="0 0 1213 209" svg:d="M75 206h-25v-159c0 0-18 18-50 30v-24c0 0 43-21 59-51h16zM271 25c0 0-31 32-52 81 0 0-22 49-26 100h-25c0 0 1-41 20-91 0 0 19-50 50-85h-98v-24h131zM369 145h-76v-26h76zM488 0c0 0 42 0 70 28 0 0 26 29 26 76 0 0 0 48-27 77 0 0-27 28-69 28 0 0-44 0-70-29 0 0-27-30-27-73 0 0 0-50 27-79 0 0 27-28 70-28zM488 187c0 0 30 0 49-22 0 0 20-23 20-61 0 0 0-39-20-60 0 0-19-22-49-22 0 0-30 0-50 21 0 0-19 21-19 64 0 0 0 35 19 58 0 0 19 22 50 22zM736 155c0 0-5 28-22 41 0 0-17 13-39 13 0 0-32 0-49-20 0 0-18-21-18-57 0 0 0-28 11-46 0 0 9-17 25-24 0 0 14-7 31-7 0 0 23 0 39 12 0 0 16 12 20 35l-24 3c0 0-4-14-13-22 0 0-8-7-21-7 0 0-21 0-31 15 0 0-11 14-11 41 0 0 0 28 10 42 0 0 11 15 31 15 0 0 16 0 25-9 0 0 9-9 11-28zM814 206c0 0-11 2-18 2 0 0-17 0-24-6 0 0-7-6-9-14 0 0-2-9-2-25v-85h-18v-19h18v-37l25-15v52h25v19h-25v86c0 0 0 12 3 16 0 0 2 5 11 5 0 0 6 0 11-1zM902 145h-76v-26h76zM1017 206h-25v-159c0 0-19 18-50 30v-24c0 0 43-21 59-51h16zM1105 101c0 0 17-27 48-27 0 0 25 0 43 18 0 0 17 19 17 47 0 0 0 30-17 50 0 0-18 20-46 20 0 0-29 0-50-21 0 0-20-22-20-78 0 0 0-54 18-81 0 0 19-27 54-27 0 0 23 0 38 13 0 0 16 12 19 37l-24 3c0 0-7-33-34-33 0 0-20 0-33 19 0 0-14 19-14 60zM1149 189c0 0 17 0 28-14 0 0 11-14 11-34 0 0 0-20-11-32 0 0-11-13-29-13 0 0-16 0-28 12 0 0-12 12-12 31 0 0 0 21 12 36 0 0 11 14 29 14z">
          <text:p/>
        </draw:path>
        <draw:polygon draw:style-name="gr2" draw:text-style-name="P2" draw:layer="layout" svg:width="0.593cm" svg:height="0.564cm" svg:x="53.283cm" svg:y="1.834cm" svg:viewBox="0 0 594 565" draw:points="0,0 594,0 594,565 0,565">
          <text:p/>
        </draw:polygon>
        <draw:path draw:style-name="gr3" draw:text-style-name="P3" draw:layer="layout" svg:width="0.161cm" svg:height="0.209cm" svg:x="53.498cm" svg:y="1.981cm" svg:viewBox="0 0 162 210" svg:d="M130 62c0 0-2-19-14-28 0 0-12-10-35-10 0 0-21 0-34 7 0 0-13 8-13 23 0 0 0 13 10 19 0 0 10 7 38 13 0 0 25 6 41 12 0 0 16 5 27 18 0 0 12 12 12 32 0 0 0 26-21 44 0 0-21 18-54 18 0 0-42 0-64-20 0 0-22-19-23-50l26-2c0 0 2 25 19 36 0 0 17 11 41 11 0 0 22 0 36-10 0 0 14-9 14-25 0 0 0-16-14-24 0 0-15-7-49-15 0 0-34-7-49-20 0 0-16-14-16-35 0 0 0-25 20-40 0 0 19-16 52-16 0 0 33 0 54 16 0 0 20 15 21 44z">
          <text:p/>
        </draw:path>
        <draw:polygon draw:style-name="gr2" draw:text-style-name="P2" draw:layer="layout" svg:width="0.592cm" svg:height="0.564cm" svg:x="53.876cm" svg:y="1.834cm" svg:viewBox="0 0 593 565" draw:points="0,0 593,0 593,565 0,565">
          <text:p/>
        </draw:polygon>
        <draw:path draw:style-name="gr3" draw:text-style-name="P3" draw:layer="layout" svg:width="0.192cm" svg:height="0.202cm" svg:x="54.076cm" svg:y="1.984cm" svg:viewBox="0 0 193 203" svg:d="M193 203h-25v-170h-1l-58 170h-24l-59-172v172h-26v-203h40l49 144c0 0 8 24 9 30 0 0 4-11 11-32l49-142h35z">
          <text:p/>
        </draw:path>
        <draw:polygon draw:style-name="gr2" draw:text-style-name="P2" draw:layer="layout" svg:width="0.593cm" svg:height="0.564cm" svg:x="54.468cm" svg:y="1.834cm" svg:viewBox="0 0 594 565" draw:points="0,0 594,0 594,565 0,565">
          <text:p/>
        </draw:polygon>
        <draw:polygon draw:style-name="gr3" draw:text-style-name="P3" draw:layer="layout" svg:width="0.16cm" svg:height="0.202cm" svg:x="54.685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55.061cm" svg:y="1.834cm" svg:viewBox="0 0 594 565" draw:points="0,0 594,0 594,565 0,565">
          <text:p/>
        </draw:polygon>
        <draw:path draw:style-name="gr3" draw:text-style-name="P3" draw:layer="layout" svg:width="0.26cm" svg:height="0.202cm" svg:x="55.228cm" svg:y="1.984cm" svg:viewBox="0 0 261 203" svg:d="M261 0l-56 203h-26l-44-160c0 0-3-12-4-18h-1l-6 24-42 154h-28l-54-203h27l31 133c0 0 6 27 8 39v3h1c0 0 6-26 9-37l39-138h32l29 103c0 0 11 39 16 72 0 0 3-16 10-45l32-130z">
          <text:p/>
        </draw:path>
        <draw:polygon draw:style-name="gr2" draw:text-style-name="P2" draw:layer="layout" svg:width="0.592cm" svg:height="0.564cm" svg:x="55.654cm" svg:y="1.834cm" svg:viewBox="0 0 593 565" draw:points="0,0 593,0 593,565 0,565">
          <text:p/>
        </draw:polygon>
        <draw:polygon draw:style-name="gr3" draw:text-style-name="P3" draw:layer="layout" svg:width="0.16cm" svg:height="0.202cm" svg:x="55.87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56.246cm" svg:y="1.834cm" svg:viewBox="0 0 594 565" draw:points="0,0 594,0 594,565 0,565">
          <text:p/>
        </draw:polygon>
        <draw:polygon draw:style-name="gr3" draw:text-style-name="P3" draw:layer="layout" svg:width="0.136cm" svg:height="0.202cm" svg:x="56.479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56.839cm" svg:y="1.834cm" svg:viewBox="0 0 594 565" draw:points="0,0 594,0 594,565 0,565">
          <text:p/>
        </draw:polygon>
        <draw:path draw:style-name="gr3" draw:text-style-name="P3" draw:layer="layout" svg:width="0.161cm" svg:height="0.209cm" svg:x="57.054cm" svg:y="1.981cm" svg:viewBox="0 0 162 210" svg:d="M129 62c0 0-2-19-14-28 0 0-12-10-35-10 0 0-21 0-34 7 0 0-13 8-13 23 0 0 0 13 10 19 0 0 10 7 38 13 0 0 26 6 41 12 0 0 16 5 28 18 0 0 12 12 12 32 0 0 0 26-22 44 0 0-21 18-54 18 0 0-42 0-64-20 0 0-21-19-22-50l25-2c0 0 2 25 19 36 0 0 17 11 41 11 0 0 22 0 36-10 0 0 14-9 14-25 0 0 0-16-14-24 0 0-15-7-49-15 0 0-34-7-49-20 0 0-15-14-15-35 0 0 0-25 19-40 0 0 19-16 52-16 0 0 33 0 54 16 0 0 21 15 22 44z">
          <text:p/>
        </draw:path>
        <draw:frame draw:style-name="gr24" draw:text-style-name="P15" draw:layer="layout" svg:width="1.759cm" svg:height="0.412cm" svg:x="25.069cm" svg:y="20.349cm">
          <draw:text-box>
            <text:p text:style-name="P13"><text:span text:style-name="T2">Page 14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  <draw:page draw:name="page9" draw:style-name="dp1" draw:master-page-name="master-page70">
        <draw:polygon draw:style-name="gr2" draw:text-style-name="P2" draw:layer="layout" svg:width="0.593cm" svg:height="0.564cm" svg:x="1.213cm" svg:y="-13.801cm" svg:viewBox="0 0 594 565" draw:points="0,0 594,0 594,565 0,565">
          <text:p/>
        </draw:polygon>
        <draw:polygon draw:style-name="gr3" draw:text-style-name="P3" draw:layer="layout" svg:width="0.16cm" svg:height="0.202cm" svg:x="1.429cm" svg:y="-13.651cm" svg:viewBox="0 0 161 203" draw:points="161,25 94,25 94,203 67,203 67,25 0,25 0,0 161,0">
          <text:p/>
        </draw:polygon>
        <draw:polygon draw:style-name="gr2" draw:text-style-name="P2" draw:layer="layout" svg:width="0.592cm" svg:height="0.564cm" svg:x="1.806cm" svg:y="-13.801cm" svg:viewBox="0 0 593 565" draw:points="0,0 593,0 593,565 0,565">
          <text:p/>
        </draw:polygon>
        <draw:polygon draw:style-name="gr3" draw:text-style-name="P3" draw:layer="layout" svg:width="0.136cm" svg:height="0.202cm" svg:x="2.039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2.398cm" svg:y="-13.801cm" svg:viewBox="0 0 594 565" draw:points="0,0 594,0 594,565 0,565">
          <text:p/>
        </draw:polygon>
        <draw:path draw:style-name="gr3" draw:text-style-name="P3" draw:layer="layout" svg:width="0.161cm" svg:height="0.209cm" svg:x="2.613cm" svg:y="-13.654cm" svg:viewBox="0 0 162 210" svg:d="M130 63c0 0-1-19-14-29 0 0-12-10-35-10 0 0-21 0-34 8 0 0-12 8-12 23 0 0 0 13 10 19 0 0 10 7 38 13 0 0 25 6 41 12 0 0 16 5 27 18 0 0 11 12 11 32 0 0 0 26-20 44 0 0-21 17-55 17 0 0-42 0-64-19 0 0-21-19-23-50l26-2c0 0 2 25 19 36 0 0 17 11 41 11 0 0 23 0 37-10 0 0 13-9 13-25 0 0 0-16-14-24 0 0-15-8-48-15 0 0-35-7-51-20 0 0-15-14-15-35 0 0 0-25 20-41 0 0 19-16 52-16 0 0 34 0 54 15 0 0 21 17 22 46z">
          <text:p/>
        </draw:path>
        <draw:polygon draw:style-name="gr2" draw:text-style-name="P2" draw:layer="layout" svg:width="4.149cm" svg:height="0.565cm" svg:x="-0.565cm" svg:y="-14.366cm" svg:viewBox="0 0 4150 566" draw:points="0,0 4150,0 4150,566 0,566">
          <text:p/>
        </draw:polygon>
        <draw:path draw:style-name="gr3" draw:text-style-name="P3" draw:layer="layout" svg:width="1.137cm" svg:height="0.262cm" svg:x="0.941cm" svg:y="-14.219cm" svg:viewBox="0 0 1138 263" svg:d="M33 84c0 0 18-12 38-12 0 0 25 0 44 18 0 0 19 17 19 47 0 0 0 30-19 51 0 0-19 21-50 21 0 0-25 0-44-14 0 0-18-14-21-42l26-2c0 0 3 19 13 28 0 0 10 10 26 10 0 0 19 0 30-14 0 0 12-15 12-36 0 0 0-21-12-33 0 0-12-12-31-12 0 0-24 0-36 19l-24-2 20-105h100v24h-81zM230 145h-76v-25h76zM380 63c0 0-1-19-13-29 0 0-13-10-36-10 0 0-20 0-33 8 0 0-13 8-13 22 0 0 0 14 10 20 0 0 10 7 38 13 0 0 25 5 41 11 0 0 16 6 27 18 0 0 11 12 11 33 0 0 0 26-20 43 0 0-21 17-54 17 0 0-43 0-64-19 0 0-21-19-22-49l25-2c0 0 2 24 19 35 0 0 17 11 41 11 0 0 22 0 36-9 0 0 14-9 14-25 0 0 0-17-15-24 0 0-14-8-48-15 0 0-34-7-49-21 0 0-16-13-16-35 0 0 0-24 19-40 0 0 20-16 52-16 0 0 34 0 55 16 0 0 20 16 21 45zM573 139h-109c0 0 1 24 13 37 0 0 13 13 31 13 0 0 14 0 24-8 0 0 10-7 15-22l25 3c0 0-6 23-23 35 0 0-16 12-41 12 0 0-33 0-51-20 0 0-19-20-19-55 0 0 0-35 18-56 0 0 18-22 51-22 0 0 16 0 31 7 0 0 15 7 25 24 0 0 10 17 10 52zM548 119c0 0-2-23-14-32 0 0-13-10-27-10 0 0-18 0-29 11 0 0-11 12-13 31zM626 78c0 0 14-22 42-22 0 0 29 0 46 21 0 0 16 21 16 54 0 0 0 36-18 57 0 0-19 21-46 21 0 0-23 0-37-18h-1v72h-25v-203h23zM665 189c0 0 17 0 29-15 0 0 11-14 11-43 0 0 0-26-11-41 0 0-11-14-28-14 0 0-18 0-29 16 0 0-11 16-11 41 0 0 0 28 10 42 0 0 11 14 29 14zM827 145h-77v-25h77zM942 206h-25v-158c0 0-18 17-50 30v-24c0 0 43-21 59-51h16zM1030 102c0 0 17-27 48-27 0 0 25 0 43 18 0 0 17 19 17 47 0 0 0 29-17 49 0 0-18 20-46 20 0 0-29 0-50-21 0 0-20-22-20-77 0 0 0-54 18-81 0 0 19-27 54-27 0 0 23 0 38 13 0 0 16 12 20 37l-25 3c0 0-7-33-34-33 0 0-19 0-33 19 0 0-14 19-14 60zM1074 189c0 0 18 0 28-14 0 0 11-14 11-33 0 0 0-20-11-32 0 0-10-14-28-14 0 0-17 0-29 12 0 0-12 13-12 32 0 0 0 20 12 35 0 0 12 14 29 14z">
          <text:p/>
        </draw:path>
        <draw:polygon draw:style-name="gr2" draw:text-style-name="P2" draw:layer="layout" svg:width="0.593cm" svg:height="0.564cm" svg:x="2.991cm" svg:y="-13.801cm" svg:viewBox="0 0 594 565" draw:points="0,0 594,0 594,565 0,565">
          <text:p/>
        </draw:polygon>
        <draw:path draw:style-name="gr3" draw:text-style-name="P3" draw:layer="layout" svg:width="0.161cm" svg:height="0.209cm" svg:x="3.206cm" svg:y="-13.654cm" svg:viewBox="0 0 162 210" svg:d="M130 63c0 0-2-19-14-29 0 0-12-10-35-10 0 0-22 0-35 8 0 0-13 8-13 23 0 0 0 13 10 19 0 0 10 7 39 13 0 0 26 6 41 12 0 0 16 5 27 18 0 0 12 12 12 32 0 0 0 26-21 44 0 0-21 17-54 17 0 0-43 0-65-19 0 0-21-19-22-50l25-2c0 0 2 25 19 36 0 0 17 11 42 11 0 0 22 0 36-10 0 0 14-9 14-25 0 0 0-16-14-24 0 0-15-8-50-15 0 0-34-7-49-20 0 0-15-14-15-35 0 0 0-25 19-41 0 0 19-16 53-16 0 0 33 0 54 15 0 0 20 17 21 46z">
          <text:p/>
        </draw:path>
        <draw:polygon draw:style-name="gr2" draw:text-style-name="P2" draw:layer="layout" svg:width="0.592cm" svg:height="0.564cm" svg:x="3.584cm" svg:y="-13.801cm" svg:viewBox="0 0 593 565" draw:points="0,0 593,0 593,565 0,565">
          <text:p/>
        </draw:polygon>
        <draw:path draw:style-name="gr3" draw:text-style-name="P3" draw:layer="layout" svg:width="0.192cm" svg:height="0.202cm" svg:x="3.784cm" svg:y="-13.651cm" svg:viewBox="0 0 193 203" svg:d="M193 203h-25v-169h-1l-59 169h-24l-58-172v172h-26v-203h40l48 144c0 0 8 24 9 30 0 0 4-11 11-32l49-142h36z">
          <text:p/>
        </draw:path>
        <draw:polygon draw:style-name="gr2" draw:text-style-name="P2" draw:layer="layout" svg:width="0.593cm" svg:height="0.564cm" svg:x="4.176cm" svg:y="-13.801cm" svg:viewBox="0 0 594 565" draw:points="0,0 594,0 594,565 0,565">
          <text:p/>
        </draw:polygon>
        <draw:polygon draw:style-name="gr3" draw:text-style-name="P3" draw:layer="layout" svg:width="0.16cm" svg:height="0.202cm" svg:x="4.393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4.769cm" svg:y="-13.801cm" svg:viewBox="0 0 594 565" draw:points="0,0 594,0 594,565 0,565">
          <text:p/>
        </draw:polygon>
        <draw:path draw:style-name="gr3" draw:text-style-name="P3" draw:layer="layout" svg:width="0.26cm" svg:height="0.202cm" svg:x="4.936cm" svg:y="-13.651cm" svg:viewBox="0 0 261 203" svg:d="M261 0l-56 203h-26l-44-159c0 0-3-12-4-19h-1l-6 24-43 154h-27l-54-203h27l31 134c0 0 6 26 8 38v3h1c0 0 5-26 8-37l39-138h33l29 103c0 0 11 39 16 72 0 0 3-16 10-44l32-131z">
          <text:p/>
        </draw:path>
        <draw:polygon draw:style-name="gr2" draw:text-style-name="P2" draw:layer="layout" svg:width="0.592cm" svg:height="0.564cm" svg:x="5.362cm" svg:y="-13.801cm" svg:viewBox="0 0 593 565" draw:points="0,0 593,0 593,565 0,565">
          <text:p/>
        </draw:polygon>
        <draw:polygon draw:style-name="gr3" draw:text-style-name="P3" draw:layer="layout" svg:width="0.16cm" svg:height="0.202cm" svg:x="5.578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5.954cm" svg:y="-13.801cm" svg:viewBox="0 0 594 565" draw:points="0,0 594,0 594,565 0,565">
          <text:p/>
        </draw:polygon>
        <draw:polygon draw:style-name="gr3" draw:text-style-name="P3" draw:layer="layout" svg:width="0.136cm" svg:height="0.202cm" svg:x="6.187cm" svg:y="-13.651cm" svg:viewBox="0 0 137 203" draw:points="137,25 28,25 28,88 123,88 123,112 28,112 28,203 0,203 0,0 137,0">
          <text:p/>
        </draw:polygon>
        <draw:polygon draw:style-name="gr2" draw:text-style-name="P2" draw:layer="layout" svg:width="0.593cm" svg:height="0.564cm" svg:x="6.547cm" svg:y="-13.801cm" svg:viewBox="0 0 594 565" draw:points="0,0 594,0 594,565 0,565">
          <text:p/>
        </draw:polygon>
        <draw:path draw:style-name="gr3" draw:text-style-name="P3" draw:layer="layout" svg:width="0.161cm" svg:height="0.209cm" svg:x="6.762cm" svg:y="-13.654cm" svg:viewBox="0 0 162 210" svg:d="M130 63c0 0-2-19-14-29 0 0-12-10-35-10 0 0-21 0-34 8 0 0-14 8-14 23 0 0 0 13 11 19 0 0 10 7 38 13 0 0 25 6 41 12 0 0 16 5 27 18 0 0 12 12 12 32 0 0 0 26-21 44 0 0-21 17-54 17 0 0-42 0-65-19 0 0-21-19-22-50l25-2c0 0 2 25 20 36 0 0 17 11 41 11 0 0 22 0 36-10 0 0 14-9 14-25 0 0 0-16-14-24 0 0-15-8-49-15 0 0-34-7-50-20 0 0-15-14-15-35 0 0 0-25 19-41 0 0 20-16 53-16 0 0 33 0 54 15 0 0 20 17 21 46z">
          <text:p/>
        </draw:path>
        <draw:polygon draw:style-name="gr2" draw:text-style-name="P2" draw:layer="layout" svg:width="4.148cm" svg:height="0.565cm" svg:x="3.584cm" svg:y="-14.366cm" svg:viewBox="0 0 4149 566" draw:points="0,0 4149,0 4149,566 0,566">
          <text:p/>
        </draw:polygon>
        <draw:path draw:style-name="gr3" draw:text-style-name="P3" draw:layer="layout" svg:width="1.275cm" svg:height="0.262cm" svg:x="5.03cm" svg:y="-14.219cm" svg:viewBox="0 0 1276 263" svg:d="M75 206h-25v-158c0 0-18 17-50 30v-24c0 0 43-21 59-51h16zM269 206h-134c0 0 0-17 12-35 0 0 12-17 44-44 0 0 20-16 36-33 0 0 15-18 15-36 0 0 0-15-10-25 0 0-11-10-28-10 0 0-16 0-27 11 0 0-12 10-12 30l-26-3c0 0 3-28 21-43 0 0 18-15 45-15 0 0 30 0 46 16 0 0 17 17 17 40 0 0 0 19-14 40 0 0-14 19-56 52 0 0-21 18-29 31h100zM368 145h-76v-25h76zM519 63c0 0-2-19-14-29 0 0-12-10-35-10 0 0-21 0-34 8 0 0-13 8-13 22 0 0 0 14 10 20 0 0 10 7 38 13 0 0 25 5 41 11 0 0 16 6 27 18 0 0 11 12 11 33 0 0 0 26-20 43 0 0-21 17-54 17 0 0-43 0-64-19 0 0-21-19-22-49l25-2c0 0 2 24 19 35 0 0 17 11 41 11 0 0 22 0 36-9 0 0 14-9 14-25 0 0 0-17-14-24 0 0-15-8-49-15 0 0-34-7-49-21 0 0-15-13-15-35 0 0 0-24 19-40 0 0 19-16 52-16 0 0 33 0 54 16 0 0 20 16 21 45zM712 139h-110c0 0 1 24 13 37 0 0 13 13 31 13 0 0 15 0 24-8 0 0 10-7 15-22l26 3c0 0-6 23-23 35 0 0-17 12-42 12 0 0-33 0-51-20 0 0-19-20-19-55 0 0 0-35 18-56 0 0 18-22 51-22 0 0 16 0 31 7 0 0 14 7 25 24 0 0 11 17 11 52zM686 119c0 0-2-23-14-32 0 0-13-10-27-10 0 0-18 0-29 11 0 0-11 12-13 31zM766 78c0 0 13-22 41-22 0 0 29 0 46 21 0 0 16 21 16 54 0 0 0 36-18 57 0 0-18 21-46 21 0 0-23 0-37-18h-1v72h-25v-203h23v18zM804 189c0 0 17 0 29-15 0 0 11-14 11-43 0 0 0-26-11-41 0 0-11-14-28-14 0 0-18 0-29 16 0 0-11 16-11 41 0 0 0 28 10 42 0 0 11 14 29 14zM965 145h-76v-25h76zM1080 206h-25v-158c0 0-18 17-50 30v-24c0 0 43-21 59-51h16zM1168 102c0 0 17-27 49-27 0 0 24 0 42 18 0 0 17 19 17 47 0 0 0 29-17 49 0 0-18 20-46 20 0 0-29 0-49-21 0 0-21-22-21-77 0 0 0-54 18-81 0 0 19-27 54-27 0 0 23 0 38 13 0 0 16 12 20 37l-25 3c0 0-7-33-34-33 0 0-19 0-33 19 0 0-14 19-14 60zM1213 189c0 0 16 0 27-14 0 0 11-14 11-33 0 0 0-20-11-32 0 0-11-14-29-14 0 0-16 0-28 12 0 0-11 13-11 32 0 0 0 20 11 35 0 0 12 14 30 14z">
          <text:p/>
        </draw:path>
        <draw:polygon draw:style-name="gr2" draw:text-style-name="P2" draw:layer="layout" svg:width="0.592cm" svg:height="0.564cm" svg:x="7.14cm" svg:y="-13.801cm" svg:viewBox="0 0 593 565" draw:points="0,0 593,0 593,565 0,565">
          <text:p/>
        </draw:polygon>
        <draw:path draw:style-name="gr3" draw:text-style-name="P3" draw:layer="layout" svg:width="0.16cm" svg:height="0.209cm" svg:x="7.355cm" svg:y="-13.654cm" svg:viewBox="0 0 161 210" svg:d="M130 63c0 0-2-19-14-29 0 0-12-10-36-10 0 0-21 0-34 8 0 0-13 8-13 23 0 0 0 13 10 19 0 0 10 7 38 13 0 0 26 6 42 12 0 0 16 5 27 18 0 0 11 12 11 32 0 0 0 26-20 44 0 0-21 17-54 17 0 0-44 0-65-19 0 0-21-19-22-50l25-2c0 0 2 25 19 36 0 0 17 11 42 11 0 0 22 0 36-10 0 0 14-9 14-25 0 0 0-16-15-24 0 0-14-8-49-15 0 0-34-7-50-20 0 0-14-14-14-35 0 0 0-25 19-41 0 0 19-16 52-16 0 0 34 0 55 15 0 0 20 17 21 46z">
          <text:p/>
        </draw:path>
        <draw:polygon draw:style-name="gr2" draw:text-style-name="P2" draw:layer="layout" svg:width="0.593cm" svg:height="0.564cm" svg:x="7.732cm" svg:y="-13.801cm" svg:viewBox="0 0 594 565" draw:points="0,0 594,0 594,565 0,565">
          <text:p/>
        </draw:polygon>
        <draw:path draw:style-name="gr3" draw:text-style-name="P3" draw:layer="layout" svg:width="0.192cm" svg:height="0.202cm" svg:x="7.933cm" svg:y="-13.651cm" svg:viewBox="0 0 193 203" svg:d="M193 203h-27v-169l-58 169h-24l-58-172h-1v172h-25v-203h40l48 144c0 0 7 24 9 30 0 0 4-11 11-32l48-142h37z">
          <text:p/>
        </draw:path>
        <draw:polygon draw:style-name="gr2" draw:text-style-name="P2" draw:layer="layout" svg:width="0.593cm" svg:height="0.564cm" svg:x="8.325cm" svg:y="-13.801cm" svg:viewBox="0 0 594 565" draw:points="0,0 594,0 594,565 0,565">
          <text:p/>
        </draw:polygon>
        <draw:polygon draw:style-name="gr3" draw:text-style-name="P3" draw:layer="layout" svg:width="0.16cm" svg:height="0.202cm" svg:x="8.541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8.918cm" svg:y="-13.801cm" svg:viewBox="0 0 593 565" draw:points="0,0 593,0 593,565 0,565">
          <text:p/>
        </draw:polygon>
        <draw:path draw:style-name="gr3" draw:text-style-name="P3" draw:layer="layout" svg:width="0.26cm" svg:height="0.202cm" svg:x="9.084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9.51cm" svg:y="-13.801cm" svg:viewBox="0 0 594 565" draw:points="0,0 594,0 594,565 0,565">
          <text:p/>
        </draw:polygon>
        <draw:polygon draw:style-name="gr3" draw:text-style-name="P3" draw:layer="layout" svg:width="0.16cm" svg:height="0.202cm" svg:x="9.727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0.103cm" svg:y="-13.801cm" svg:viewBox="0 0 594 565" draw:points="0,0 594,0 594,565 0,565">
          <text:p/>
        </draw:polygon>
        <draw:polygon draw:style-name="gr3" draw:text-style-name="P3" draw:layer="layout" svg:width="0.136cm" svg:height="0.202cm" svg:x="10.336cm" svg:y="-13.651cm" svg:viewBox="0 0 137 203" draw:points="137,25 27,25 27,88 123,88 123,112 27,112 27,203 0,203 0,0 137,0">
          <text:p/>
        </draw:polygon>
        <draw:polygon draw:style-name="gr2" draw:text-style-name="P2" draw:layer="layout" svg:width="0.592cm" svg:height="0.564cm" svg:x="10.696cm" svg:y="-13.801cm" svg:viewBox="0 0 593 565" draw:points="0,0 593,0 593,565 0,565">
          <text:p/>
        </draw:polygon>
        <draw:path draw:style-name="gr3" draw:text-style-name="P3" draw:layer="layout" svg:width="0.16cm" svg:height="0.209cm" svg:x="10.911cm" svg:y="-13.654cm" svg:viewBox="0 0 161 210" svg:d="M130 63c0 0-2-19-14-29 0 0-12-10-35-10 0 0-21 0-35 8 0 0-13 8-13 23 0 0 0 13 10 19 0 0 11 7 39 13 0 0 25 6 41 12 0 0 16 5 27 18 0 0 11 12 11 32 0 0 0 26-20 44 0 0-21 17-54 17 0 0-44 0-65-19 0 0-21-19-22-50l25-2c0 0 2 25 19 36 0 0 18 11 42 11 0 0 22 0 36-10 0 0 14-9 14-25 0 0 0-16-15-24 0 0-14-8-48-15 0 0-35-7-51-20 0 0-14-14-14-35 0 0 0-25 19-41 0 0 19-16 53-16 0 0 33 0 54 15 0 0 20 17 21 46z">
          <text:p/>
        </draw:path>
        <draw:polygon draw:style-name="gr2" draw:text-style-name="P2" draw:layer="layout" svg:width="4.149cm" svg:height="0.565cm" svg:x="7.732cm" svg:y="-14.366cm" svg:viewBox="0 0 4150 566" draw:points="0,0 4150,0 4150,566 0,566">
          <text:p/>
        </draw:polygon>
        <draw:path draw:style-name="gr3" draw:text-style-name="P3" draw:layer="layout" svg:width="1.275cm" svg:height="0.262cm" svg:x="9.179cm" svg:y="-14.219cm" svg:viewBox="0 0 1276 263" svg:d="M75 206h-25v-158c0 0-19 17-50 30v-24c0 0 43-21 58-51h17zM245 111c0 0-7 12-20 19 0 0-12 7-27 7 0 0-25 0-43-18 0 0-17-18-17-48 0 0 0-30 18-49 0 0 17-19 46-19 0 0 27 0 48 22 0 0 21 22 21 76 0 0 0 54-19 81 0 0-19 27-54 27 0 0-23 0-38-12 0 0-15-13-18-38l23-2c0 0 6 32 34 32 0 0 23 0 35-21 0 0 12-21 12-57zM204 116c0 0 18 0 29-13 0 0 10-13 10-33 0 0 0-20-11-33 0 0-11-14-28-14 0 0-17 0-29 15 0 0-12 14-12 34 0 0 0 19 12 32 0 0 11 12 29 12zM367 145h-75v-25h75zM519 63c0 0-1-19-14-29 0 0-12-10-35-10 0 0-20 0-34 8 0 0-12 8-12 22 0 0 0 14 10 20 0 0 10 7 38 13 0 0 25 5 41 11 0 0 16 6 27 18 0 0 11 12 11 33 0 0 0 26-20 43 0 0-21 17-55 17 0 0-42 0-63-19 0 0-21-19-23-49l26-2c0 0 1 24 18 35 0 0 17 11 41 11 0 0 23 0 37-9 0 0 14-9 14-25 0 0 0-17-15-24 0 0-14-8-48-15 0 0-35-7-50-21 0 0-15-13-15-35 0 0 0-24 19-40 0 0 19-16 52-16 0 0 34 0 54 16 0 0 21 16 22 45zM712 139h-110c0 0 2 24 14 37 0 0 12 13 31 13 0 0 14 0 24-8 0 0 10-7 15-22l25 3c0 0-6 23-23 35 0 0-16 12-41 12 0 0-33 0-51-20 0 0-19-20-19-55 0 0 0-35 18-56 0 0 18-22 51-22 0 0 16 0 30 7 0 0 15 7 25 24 0 0 11 17 11 52zM686 119c0 0-1-23-14-32 0 0-12-10-26-10 0 0-18 0-29 11 0 0-12 12-13 31zM765 78c0 0 14-22 42-22 0 0 29 0 45 21 0 0 17 21 17 54 0 0 0 36-18 57 0 0-19 21-46 21 0 0-23 0-38-18v72h-25v-203h23zM804 189c0 0 17 0 28-15 0 0 12-14 12-43 0 0 0-26-11-41 0 0-11-14-28-14 0 0-18 0-29 16 0 0-11 16-11 41 0 0 0 28 10 42 0 0 11 14 29 14zM965 145h-76v-25h76zM1080 206h-25v-158c0 0-19 17-50 30v-24c0 0 43-21 59-51h16zM1168 102c0 0 17-27 48-27 0 0 25 0 42 18 0 0 18 19 18 47 0 0 0 29-18 49 0 0-17 20-45 20 0 0-29 0-50-21 0 0-20-22-20-77 0 0 0-54 18-81 0 0 19-27 54-27 0 0 23 0 38 13 0 0 16 12 20 37l-26 3c0 0-6-33-34-33 0 0-18 0-32 19 0 0-14 19-14 60zM1212 189c0 0 17 0 28-14 0 0 10-14 10-33 0 0 0-20-10-32 0 0-11-14-29-14 0 0-16 0-28 12 0 0-12 13-12 32 0 0 0 20 12 35 0 0 12 14 29 14z">
          <text:p/>
        </draw:path>
        <draw:polygon draw:style-name="gr2" draw:text-style-name="P2" draw:layer="layout" svg:width="0.593cm" svg:height="0.564cm" svg:x="11.288cm" svg:y="-13.801cm" svg:viewBox="0 0 594 565" draw:points="0,0 594,0 594,565 0,565">
          <text:p/>
        </draw:polygon>
        <draw:path draw:style-name="gr3" draw:text-style-name="P3" draw:layer="layout" svg:width="0.161cm" svg:height="0.209cm" svg:x="11.503cm" svg:y="-13.654cm" svg:viewBox="0 0 162 210" svg:d="M130 63c0 0-1-19-14-29 0 0-12-10-36-10 0 0-21 0-34 8 0 0-12 8-12 23 0 0 0 13 10 19 0 0 10 7 38 13 0 0 26 6 42 12 0 0 16 5 27 18 0 0 11 12 11 32 0 0 0 26-20 44 0 0-21 17-56 17 0 0-42 0-63-19 0 0-21-19-23-50l26-2c0 0 1 25 18 36 0 0 17 11 41 11 0 0 24 0 38-10 0 0 13-9 13-25 0 0 0-16-14-24 0 0-15-8-49-15 0 0-35-7-50-20 0 0-15-14-15-35 0 0 0-25 19-41 0 0 19-16 52-16 0 0 35 0 55 15 0 0 21 17 22 46z">
          <text:p/>
        </draw:path>
        <draw:polygon draw:style-name="gr2" draw:text-style-name="P2" draw:layer="layout" svg:width="0.593cm" svg:height="0.564cm" svg:x="11.881cm" svg:y="-13.801cm" svg:viewBox="0 0 594 565" draw:points="0,0 594,0 594,565 0,565">
          <text:p/>
        </draw:polygon>
        <draw:path draw:style-name="gr3" draw:text-style-name="P3" draw:layer="layout" svg:width="0.192cm" svg:height="0.202cm" svg:x="12.081cm" svg:y="-13.651cm" svg:viewBox="0 0 193 203" svg:d="M193 203h-25v-169l-59 169h-24l-58-172h-1v172h-26v-203h40l49 144c0 0 8 24 9 30h1c0 0 4-11 11-32l48-142h35z">
          <text:p/>
        </draw:path>
        <draw:polygon draw:style-name="gr2" draw:text-style-name="P2" draw:layer="layout" svg:width="0.592cm" svg:height="0.564cm" svg:x="12.474cm" svg:y="-13.801cm" svg:viewBox="0 0 593 565" draw:points="0,0 593,0 593,565 0,565">
          <text:p/>
        </draw:polygon>
        <draw:polygon draw:style-name="gr3" draw:text-style-name="P3" draw:layer="layout" svg:width="0.16cm" svg:height="0.202cm" svg:x="12.69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13.066cm" svg:y="-13.801cm" svg:viewBox="0 0 594 565" draw:points="0,0 594,0 594,565 0,565">
          <text:p/>
        </draw:polygon>
        <draw:path draw:style-name="gr3" draw:text-style-name="P3" draw:layer="layout" svg:width="0.26cm" svg:height="0.202cm" svg:x="13.233cm" svg:y="-13.651cm" svg:viewBox="0 0 261 203" svg:d="M261 0l-56 203h-25l-44-159c0 0-4-12-5-19l-6 24-44 154h-27l-54-203h27l31 134c0 0 6 26 8 38l1 3c0 0 6-26 9-37l39-138h33l29 103c0 0 10 39 15 72 0 0 3-16 10-44l32-131z">
          <text:p/>
        </draw:path>
        <draw:polygon draw:style-name="gr2" draw:text-style-name="P2" draw:layer="layout" svg:width="0.593cm" svg:height="0.564cm" svg:x="13.659cm" svg:y="-13.801cm" svg:viewBox="0 0 594 565" draw:points="0,0 594,0 594,565 0,565">
          <text:p/>
        </draw:polygon>
        <draw:polygon draw:style-name="gr3" draw:text-style-name="P3" draw:layer="layout" svg:width="0.16cm" svg:height="0.202cm" svg:x="13.875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14.252cm" svg:y="-13.801cm" svg:viewBox="0 0 593 565" draw:points="0,0 593,0 593,565 0,565">
          <text:p/>
        </draw:polygon>
        <draw:polygon draw:style-name="gr3" draw:text-style-name="P3" draw:layer="layout" svg:width="0.136cm" svg:height="0.202cm" svg:x="14.485cm" svg:y="-13.651cm" svg:viewBox="0 0 137 203" draw:points="137,25 26,25 26,88 121,88 121,112 26,112 26,203 0,203 0,0 137,0">
          <text:p/>
        </draw:polygon>
        <draw:polygon draw:style-name="gr2" draw:text-style-name="P2" draw:layer="layout" svg:width="0.593cm" svg:height="0.564cm" svg:x="14.844cm" svg:y="-13.801cm" svg:viewBox="0 0 594 565" draw:points="0,0 594,0 594,565 0,565">
          <text:p/>
        </draw:polygon>
        <draw:path draw:style-name="gr3" draw:text-style-name="P3" draw:layer="layout" svg:width="0.161cm" svg:height="0.209cm" svg:x="15.059cm" svg:y="-13.654cm" svg:viewBox="0 0 162 210" svg:d="M130 63c0 0-1-19-14-29 0 0-12-10-35-10 0 0-22 0-35 8 0 0-12 8-12 23 0 0 0 13 10 19 0 0 10 7 39 13 0 0 25 6 41 12 0 0 16 5 27 18 0 0 11 12 11 32 0 0 0 26-20 44 0 0-21 17-55 17 0 0-43 0-64-19 0 0-21-19-23-50l26-2c0 0 1 25 18 36 0 0 18 11 42 11 0 0 23 0 37-10 0 0 13-9 13-25 0 0 0-16-14-24 0 0-15-8-48-15 0 0-36-7-51-20 0 0-15-14-15-35 0 0 0-25 19-41 0 0 19-16 53-16 0 0 34 0 54 15 0 0 21 17 22 46z">
          <text:p/>
        </draw:path>
        <draw:polygon draw:style-name="gr2" draw:text-style-name="P2" draw:layer="layout" svg:width="4.149cm" svg:height="0.565cm" svg:x="11.881cm" svg:y="-14.366cm" svg:viewBox="0 0 4150 566" draw:points="0,0 4150,0 4150,566 0,566">
          <text:p/>
        </draw:polygon>
        <draw:path draw:style-name="gr3" draw:text-style-name="P3" draw:layer="layout" svg:width="1.298cm" svg:height="0.262cm" svg:x="13.305cm" svg:y="-14.219cm" svg:viewBox="0 0 1299 263" svg:d="M134 206h-134c0 0 0-17 12-35 0 0 12-17 45-44 0 0 19-16 35-33 0 0 16-18 16-36 0 0 0-15-11-25 0 0-11-10-27-10 0 0-17 0-28 11 0 0-11 10-11 30l-26-3c0 0 2-28 20-43 0 0 18-15 45-15 0 0 30 0 47 16 0 0 16 17 16 40 0 0 0 19-14 40 0 0-14 19-55 52 0 0-22 18-30 31h100zM185 102c0 0 17-27 49-27 0 0 25 0 42 18 0 0 17 19 17 47 0 0 0 29-17 49 0 0-17 20-46 20 0 0-29 0-49-21 0 0-21-22-21-77 0 0 0-54 19-81 0 0 18-27 53-27 0 0 23 0 39 13 0 0 16 12 19 37l-25 3c0 0-7-33-34-33 0 0-19 0-33 19 0 0-13 19-13 60zM230 189c0 0 17 0 27-14 0 0 11-14 11-33 0 0 0-20-11-32 0 0-10-14-28-14 0 0-16 0-28 12 0 0-12 13-12 32 0 0 0 20 12 35 0 0 11 14 29 14zM391 145h-75v-25h75zM542 63c0 0-2-19-14-29 0 0-12-10-35-10 0 0-21 0-34 8 0 0-13 8-13 22 0 0 0 14 10 20 0 0 11 7 38 13 0 0 26 5 42 11 0 0 15 6 26 18 0 0 12 12 12 33 0 0 0 26-21 43 0 0-20 17-54 17 0 0-42 0-64-19 0 0-21-19-22-49l25-2c0 0 2 24 19 35 0 0 17 11 41 11 0 0 23 0 36-9 0 0 14-9 14-25 0 0 0-17-14-24 0 0-15-8-49-15 0 0-34-7-49-21 0 0-15-13-15-35 0 0 0-24 19-40 0 0 19-16 52-16 0 0 33 0 54 16 0 0 20 16 22 45zM735 139h-110c0 0 1 24 14 37 0 0 12 13 31 13 0 0 14 0 23-8 0 0 10-7 15-22l26 3c0 0-6 23-23 35 0 0-17 12-41 12 0 0-33 0-52-20 0 0-18-20-18-55 0 0 0-35 18-56 0 0 18-22 50-22 0 0 16 0 31 7 0 0 15 7 25 24 0 0 11 17 11 52zM709 119c0 0-2-23-14-32 0 0-12-10-27-10 0 0-17 0-29 11 0 0-11 12-13 31zM788 78c0 0 14-22 42-22 0 0 28 0 45 21 0 0 17 21 17 54 0 0 0 36-19 57 0 0-18 21-45 21 0 0-24 0-38-18v72h-25v-203h22v18zM826 189c0 0 18 0 29-15 0 0 12-14 12-43 0 0 0-26-12-41 0 0-11-14-28-14 0 0-17 0-29 16 0 0-11 16-11 41 0 0 0 28 11 42 0 0 11 14 28 14zM987 145h-75v-25h75zM1102 206h-24v-158c0 0-19 17-50 30v-24c0 0 42-21 58-51h16zM1190 102c0 0 17-27 49-27 0 0 25 0 42 18 0 0 18 19 18 47 0 0 0 29-18 49 0 0-17 20-46 20 0 0-29 0-49-21 0 0-21-22-21-77 0 0 0-54 19-81 0 0 18-27 53-27 0 0 23 0 39 13 0 0 16 12 19 37l-25 3c0 0-7-33-34-33 0 0-19 0-33 19 0 0-13 19-13 60zM1235 189c0 0 17 0 27-14 0 0 11-14 11-33 0 0 0-20-11-32 0 0-10-14-28-14 0 0-16 0-28 12 0 0-12 13-12 32 0 0 0 20 12 35 0 0 11 14 29 14z">
          <text:p/>
        </draw:path>
        <draw:polygon draw:style-name="gr2" draw:text-style-name="P2" draw:layer="layout" svg:width="0.593cm" svg:height="0.564cm" svg:x="15.437cm" svg:y="-13.801cm" svg:viewBox="0 0 594 565" draw:points="0,0 594,0 594,565 0,565">
          <text:p/>
        </draw:polygon>
        <draw:path draw:style-name="gr3" draw:text-style-name="P3" draw:layer="layout" svg:width="0.161cm" svg:height="0.209cm" svg:x="15.652cm" svg:y="-13.654cm" svg:viewBox="0 0 162 210" svg:d="M130 63c0 0-2-19-14-29 0 0-13-10-36-10 0 0-21 0-34 8 0 0-13 8-13 23 0 0 0 13 10 19 0 0 10 7 38 13 0 0 25 6 42 12 0 0 16 5 27 18 0 0 12 12 12 32 0 0 0 26-21 44 0 0-21 17-55 17 0 0-42 0-64-19 0 0-21-19-22-50l25-2c0 0 2 25 19 36 0 0 17 11 41 11 0 0 22 0 37-10 0 0 14-9 14-25 0 0 0-16-14-24 0 0-16-8-50-15 0 0-34-7-49-20 0 0-15-14-15-35 0 0 0-25 19-41 0 0 19-16 52-16 0 0 34 0 55 15 0 0 20 17 21 46z">
          <text:p/>
        </draw:path>
        <draw:polygon draw:style-name="gr2" draw:text-style-name="P2" draw:layer="layout" svg:width="0.592cm" svg:height="0.564cm" svg:x="16.03cm" svg:y="-13.801cm" svg:viewBox="0 0 593 565" draw:points="0,0 593,0 593,565 0,565">
          <text:p/>
        </draw:polygon>
        <draw:path draw:style-name="gr3" draw:text-style-name="P3" draw:layer="layout" svg:width="0.192cm" svg:height="0.202cm" svg:x="16.23cm" svg:y="-13.651cm" svg:viewBox="0 0 193 203" svg:d="M193 203h-25v-169h-1l-58 169h-25l-58-172v172h-26v-203h40l48 144c0 0 8 24 9 30 0 0 5-11 12-32l48-142h36z">
          <text:p/>
        </draw:path>
        <draw:polygon draw:style-name="gr2" draw:text-style-name="P2" draw:layer="layout" svg:width="0.593cm" svg:height="0.564cm" svg:x="16.622cm" svg:y="-13.801cm" svg:viewBox="0 0 594 565" draw:points="0,0 594,0 594,565 0,565">
          <text:p/>
        </draw:polygon>
        <draw:polygon draw:style-name="gr3" draw:text-style-name="P3" draw:layer="layout" svg:width="0.16cm" svg:height="0.202cm" svg:x="16.839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17.215cm" svg:y="-13.801cm" svg:viewBox="0 0 594 565" draw:points="0,0 594,0 594,565 0,565">
          <text:p/>
        </draw:polygon>
        <draw:path draw:style-name="gr3" draw:text-style-name="P3" draw:layer="layout" svg:width="0.26cm" svg:height="0.202cm" svg:x="17.382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17.808cm" svg:y="-13.801cm" svg:viewBox="0 0 593 565" draw:points="0,0 593,0 593,565 0,565">
          <text:p/>
        </draw:polygon>
        <draw:polygon draw:style-name="gr3" draw:text-style-name="P3" draw:layer="layout" svg:width="0.16cm" svg:height="0.202cm" svg:x="18.024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18.4cm" svg:y="-13.801cm" svg:viewBox="0 0 594 565" draw:points="0,0 594,0 594,565 0,565">
          <text:p/>
        </draw:polygon>
        <draw:polygon draw:style-name="gr3" draw:text-style-name="P3" draw:layer="layout" svg:width="0.136cm" svg:height="0.202cm" svg:x="18.633cm" svg:y="-13.651cm" svg:viewBox="0 0 137 203" draw:points="137,25 27,25 27,88 123,88 123,112 27,112 27,203 0,203 0,0 137,0">
          <text:p/>
        </draw:polygon>
        <draw:polygon draw:style-name="gr2" draw:text-style-name="P2" draw:layer="layout" svg:width="0.593cm" svg:height="0.564cm" svg:x="18.993cm" svg:y="-13.801cm" svg:viewBox="0 0 594 565" draw:points="0,0 594,0 594,565 0,565">
          <text:p/>
        </draw:polygon>
        <draw:path draw:style-name="gr3" draw:text-style-name="P3" draw:layer="layout" svg:width="0.161cm" svg:height="0.209cm" svg:x="19.208cm" svg:y="-13.654cm" svg:viewBox="0 0 162 210" svg:d="M130 63c0 0-2-19-14-29 0 0-12-10-35-10 0 0-22 0-35 8 0 0-13 8-13 23 0 0 0 13 10 19 0 0 10 7 39 13 0 0 25 6 41 12 0 0 16 5 27 18 0 0 12 12 12 32 0 0 0 26-21 44 0 0-21 17-54 17 0 0-43 0-65-19 0 0-21-19-22-50l25-2c0 0 2 25 19 36 0 0 17 11 42 11 0 0 22 0 36-10 0 0 14-9 14-25 0 0 0-16-14-24 0 0-15-8-49-15 0 0-35-7-50-20 0 0-15-14-15-35 0 0 0-25 19-41 0 0 19-16 53-16 0 0 33 0 54 15 0 0 20 17 21 46z">
          <text:p/>
        </draw:path>
        <draw:polygon draw:style-name="gr2" draw:text-style-name="P2" draw:layer="layout" svg:width="4.148cm" svg:height="0.565cm" svg:x="16.03cm" svg:y="-14.366cm" svg:viewBox="0 0 4149 566" draw:points="0,0 4149,0 4149,566 0,566">
          <text:p/>
        </draw:polygon>
        <draw:path draw:style-name="gr3" draw:text-style-name="P3" draw:layer="layout" svg:width="1.074cm" svg:height="0.209cm" svg:x="17.567cm" svg:y="-14.219cm" svg:viewBox="0 0 1075 210" svg:d="M95 96c0 0 19 4 28 19 0 0 10 14 10 31 0 0 0 28-20 47 0 0-20 17-48 17 0 0-27 0-44-15 0 0-18-17-21-42l25-4c0 0 4 20 14 30 0 0 10 11 26 11 0 0 17 0 29-13 0 0 12-12 12-30 0 0 0-17-11-28 0 0-11-12-28-12 0 0-7 0-18 3l3-22c0 0 10 0 16 0 0 0 6-1 13-5 0 0 7-4 12-11 0 0 4-7 4-17 0 0 0-15-10-23 0 0-10-9-23-9 0 0-15 0-24 10 0 0-10 9-12 27l-25-4c0 0 5-27 21-40 0 0 17-13 40-13 0 0 25 0 42 15 0 0 17 15 17 38 0 0 0 28-28 40zM231 145h-76v-25h76zM350 0c0 0 43 0 70 29 0 0 27 29 27 76 0 0 0 47-27 77 0 0-28 28-70 28 0 0-43 0-70-29 0 0-27-31-27-74 0 0 0-49 27-78 0 0 27-29 70-29zM350 187c0 0 31 0 50-22 0 0 19-22 19-60 0 0 0-39-20-60 0 0-19-22-49-22 0 0-30 0-49 21 0 0-20 21-20 64 0 0 0 35 19 57 0 0 19 22 50 22zM598 155c0 0-5 29-22 42 0 0-17 13-39 13 0 0-32 0-49-20 0 0-17-22-17-57 0 0 0-28 10-46 0 0 10-17 25-24 0 0 15-7 31-7 0 0 23 0 39 12 0 0 16 12 20 34l-24 4c0 0-4-14-12-22 0 0-9-7-22-7 0 0-20 0-31 15 0 0-11 14-11 40 0 0 0 28 11 42 0 0 10 16 30 16 0 0 16 0 25-9 0 0 9-10 12-29zM677 206c0 0-11 3-19 3 0 0-16 0-24-6 0 0-7-6-9-15 0 0-2-8-2-25v-84h-18v-19h18v-37l25-15v52h25v19h-25v85c0 0 0 11 3 17 0 0 2 5 11 5 0 0 6 0 11-1zM764 145h-76v-25h76zM879 207h-25v-159c0 0-19 17-50 30v-24c0 0 43-21 59-51h16zM967 102c0 0 17-27 49-27 0 0 24 0 42 18 0 0 17 19 17 47 0 0 0 29-17 50 0 0-18 20-46 20 0 0-29 0-50-21 0 0-20-23-20-78 0 0 0-54 18-81 0 0 19-27 54-27 0 0 23 0 39 13 0 0 15 12 19 37l-25 3c0 0-7-33-34-33 0 0-19 0-33 19 0 0-14 19-14 60zM1011 190c0 0 17 0 28-15 0 0 11-14 11-33 0 0 0-20-11-32 0 0-11-14-29-14 0 0-16 0-28 12 0 0-11 13-11 32 0 0 0 20 11 35 0 0 12 15 29 15z">
          <text:p/>
        </draw:path>
        <draw:polygon draw:style-name="gr2" draw:text-style-name="P2" draw:layer="layout" svg:width="0.592cm" svg:height="0.564cm" svg:x="19.586cm" svg:y="-13.801cm" svg:viewBox="0 0 593 565" draw:points="0,0 593,0 593,565 0,565">
          <text:p/>
        </draw:polygon>
        <draw:path draw:style-name="gr3" draw:text-style-name="P3" draw:layer="layout" svg:width="0.16cm" svg:height="0.209cm" svg:x="19.801cm" svg:y="-13.654cm" svg:viewBox="0 0 161 210" svg:d="M130 63c0 0-2-19-15-29 0 0-12-10-35-10 0 0-21 0-34 8 0 0-13 8-13 23 0 0 0 13 10 19 0 0 10 7 38 13 0 0 25 6 42 12 0 0 16 5 27 18 0 0 11 12 11 32 0 0 0 26-20 44 0 0-21 17-55 17 0 0-43 0-64-19 0 0-21-19-22-50l25-2c0 0 2 25 19 36 0 0 17 11 41 11 0 0 22 0 37-10 0 0 14-9 14-25 0 0 0-16-15-24 0 0-15-8-49-15 0 0-34-7-50-20 0 0-14-14-14-35 0 0 0-25 19-41 0 0 19-16 52-16 0 0 33 0 55 15 0 0 20 17 21 46z">
          <text:p/>
        </draw:path>
        <draw:polygon draw:style-name="gr2" draw:text-style-name="P2" draw:layer="layout" svg:width="0.593cm" svg:height="0.564cm" svg:x="20.178cm" svg:y="-13.801cm" svg:viewBox="0 0 594 565" draw:points="0,0 594,0 594,565 0,565">
          <text:p/>
        </draw:polygon>
        <draw:path draw:style-name="gr3" draw:text-style-name="P3" draw:layer="layout" svg:width="0.192cm" svg:height="0.202cm" svg:x="20.379cm" svg:y="-13.651cm" svg:viewBox="0 0 193 203" svg:d="M193 203h-26v-169l-59 169h-24l-58-172h-1v172h-25v-203h40l48 144c0 0 7 24 9 30 0 0 4-11 11-32l49-142h36z">
          <text:p/>
        </draw:path>
        <draw:polygon draw:style-name="gr2" draw:text-style-name="P2" draw:layer="layout" svg:width="0.593cm" svg:height="0.564cm" svg:x="20.771cm" svg:y="-13.801cm" svg:viewBox="0 0 594 565" draw:points="0,0 594,0 594,565 0,565">
          <text:p/>
        </draw:polygon>
        <draw:polygon draw:style-name="gr3" draw:text-style-name="P3" draw:layer="layout" svg:width="0.16cm" svg:height="0.202cm" svg:x="20.987cm" svg:y="-13.651cm" svg:viewBox="0 0 161 203" draw:points="161,25 94,25 94,203 68,203 68,25 0,25 0,0 161,0">
          <text:p/>
        </draw:polygon>
        <draw:polygon draw:style-name="gr2" draw:text-style-name="P2" draw:layer="layout" svg:width="0.592cm" svg:height="0.564cm" svg:x="21.364cm" svg:y="-13.801cm" svg:viewBox="0 0 593 565" draw:points="0,0 593,0 593,565 0,565">
          <text:p/>
        </draw:polygon>
        <draw:path draw:style-name="gr3" draw:text-style-name="P3" draw:layer="layout" svg:width="0.26cm" svg:height="0.202cm" svg:x="21.53cm" svg:y="-13.651cm" svg:viewBox="0 0 261 203" svg:d="M261 0l-56 203h-25l-44-159c0 0-4-12-5-19l-6 24-44 154h-27l-54-203h28l31 134c0 0 6 26 8 38v3c0 0 6-26 9-37l40-138h32l29 103c0 0 11 39 15 72h1c0 0 3-16 10-44l31-131z">
          <text:p/>
        </draw:path>
        <draw:polygon draw:style-name="gr2" draw:text-style-name="P2" draw:layer="layout" svg:width="0.593cm" svg:height="0.564cm" svg:x="21.956cm" svg:y="-13.801cm" svg:viewBox="0 0 594 565" draw:points="0,0 594,0 594,565 0,565">
          <text:p/>
        </draw:polygon>
        <draw:polygon draw:style-name="gr3" draw:text-style-name="P3" draw:layer="layout" svg:width="0.16cm" svg:height="0.202cm" svg:x="22.173cm" svg:y="-13.651cm" svg:viewBox="0 0 161 203" draw:points="161,25 93,25 93,203 66,203 66,25 0,25 0,0 161,0">
          <text:p/>
        </draw:polygon>
        <draw:polygon draw:style-name="gr2" draw:text-style-name="P2" draw:layer="layout" svg:width="0.593cm" svg:height="0.564cm" svg:x="22.549cm" svg:y="-13.801cm" svg:viewBox="0 0 594 565" draw:points="0,0 594,0 594,565 0,565">
          <text:p/>
        </draw:polygon>
        <draw:polygon draw:style-name="gr3" draw:text-style-name="P3" draw:layer="layout" svg:width="0.136cm" svg:height="0.202cm" svg:x="22.782cm" svg:y="-13.651cm" svg:viewBox="0 0 137 203" draw:points="137,25 27,25 27,88 122,88 122,112 27,112 27,203 0,203 0,0 137,0">
          <text:p/>
        </draw:polygon>
        <draw:polygon draw:style-name="gr2" draw:text-style-name="P2" draw:layer="layout" svg:width="0.592cm" svg:height="0.564cm" svg:x="23.142cm" svg:y="-13.801cm" svg:viewBox="0 0 593 565" draw:points="0,0 593,0 593,565 0,565">
          <text:p/>
        </draw:polygon>
        <draw:path draw:style-name="gr3" draw:text-style-name="P3" draw:layer="layout" svg:width="0.16cm" svg:height="0.209cm" svg:x="23.357cm" svg:y="-13.654cm" svg:viewBox="0 0 161 210" svg:d="M130 63c0 0-2-19-14-29 0 0-12-10-36-10 0 0-21 0-34 8 0 0-13 8-13 23 0 0 0 13 10 19 0 0 10 7 38 13 0 0 26 6 42 12 0 0 16 5 27 18 0 0 11 12 11 32 0 0 0 26-20 44 0 0-21 17-54 17 0 0-44 0-65-19 0 0-21-19-22-50l25-2c0 0 2 25 19 36 0 0 17 11 42 11 0 0 22 0 36-10 0 0 14-9 14-25 0 0 0-16-15-24 0 0-14-8-49-15 0 0-34-7-50-20 0 0-14-14-14-35 0 0 0-25 19-41 0 0 19-16 52-16 0 0 34 0 55 15 0 0 20 17 21 46z">
          <text:p/>
        </draw:path>
        <draw:polygon draw:style-name="gr2" draw:text-style-name="P2" draw:layer="layout" svg:width="4.149cm" svg:height="0.565cm" svg:x="20.178cm" svg:y="-14.366cm" svg:viewBox="0 0 4150 566" draw:points="0,0 4150,0 4150,566 0,566">
          <text:p/>
        </draw:polygon>
        <draw:path draw:style-name="gr3" draw:text-style-name="P3" draw:layer="layout" svg:width="1.211cm" svg:height="0.209cm" svg:x="21.657cm" svg:y="-14.219cm" svg:viewBox="0 0 1212 210" svg:d="M74 207h-25v-159c0 0-18 17-49 30v-24c0 0 43-21 58-51h16zM204 3c0 0 66 0 66 103 0 0 0 53-18 79 0 0-16 25-48 25 0 0-66 0-66-104 0 0 0-52 17-78 0 0 17-25 49-25zM204 190c0 0 20 0 30-21 0 0 10-19 10-63 0 0 0-30-4-48 0 0-5-18-14-26 0 0-9-9-23-9 0 0-20 0-30 20 0 0-10 20-10 63 0 0 0 30 5 48 0 0 4 18 13 27 0 0 9 9 23 9zM367 145h-76v-25h76zM486 0c0 0 43 0 70 29 0 0 27 29 27 76 0 0 0 47-27 77 0 0-27 28-70 28 0 0-43 0-70-29 0 0-27-31-27-74 0 0 0-49 28-78 0 0 26-29 69-29zM486 187c0 0 31 0 50-22 0 0 19-22 19-60 0 0 0-39-19-60 0 0-20-22-49-22 0 0-31 0-50 21 0 0-20 21-20 64 0 0 0 35 19 57 0 0 19 22 50 22zM734 155c0 0-5 29-22 42 0 0-17 13-39 13 0 0-31 0-49-20 0 0-17-22-17-57 0 0 0-28 10-46 0 0 10-17 25-24 0 0 15-7 31-7 0 0 23 0 39 12 0 0 16 12 20 34l-24 4c0 0-4-14-12-22 0 0-9-7-22-7 0 0-20 0-31 15 0 0-11 14-11 40 0 0 0 28 11 42 0 0 10 16 30 16 0 0 16 0 25-9 0 0 9-10 12-29zM814 206c0 0-11 3-19 3 0 0-16 0-24-6 0 0-7-6-8-15 0 0-2-8-2-25v-84h-19v-19h19v-37l24-15v52h25v19h-25v85c0 0 0 11 3 17 0 0 2 5 11 5 0 0 6 0 11-1zM901 145h-76v-25h76zM1016 207h-25v-159c0 0-18 17-50 30v-24c0 0 43-21 59-51h16zM1104 102c0 0 17-27 49-27 0 0 25 0 42 18 0 0 17 19 17 47 0 0 0 29-17 50 0 0-17 20-46 20 0 0-29 0-50-21 0 0-20-23-20-78 0 0 0-54 19-81 0 0 18-27 53-27 0 0 23 0 39 13 0 0 16 12 19 37l-25 3c0 0-7-33-34-33 0 0-19 0-33 19 0 0-13 19-13 60zM1148 190c0 0 18 0 28-15 0 0 11-14 11-33 0 0 0-20-11-32 0 0-10-14-28-14 0 0-17 0-28 12 0 0-12 13-12 32 0 0 0 20 11 35 0 0 12 15 29 15z">
          <text:p/>
        </draw:path>
        <draw:polygon draw:style-name="gr2" draw:text-style-name="P2" draw:layer="layout" svg:width="0.593cm" svg:height="0.564cm" svg:x="23.734cm" svg:y="-13.801cm" svg:viewBox="0 0 594 565" draw:points="0,0 594,0 594,565 0,565">
          <text:p/>
        </draw:polygon>
        <draw:path draw:style-name="gr3" draw:text-style-name="P3" draw:layer="layout" svg:width="0.161cm" svg:height="0.209cm" svg:x="23.949cm" svg:y="-13.654cm" svg:viewBox="0 0 162 210" svg:d="M129 63c0 0-1-19-14-29 0 0-12-10-35-10 0 0-21 0-34 8 0 0-12 8-12 23 0 0 0 13 10 19 0 0 10 7 38 13 0 0 25 6 41 12 0 0 17 5 28 18 0 0 11 12 11 32 0 0 0 26-20 44 0 0-22 17-56 17 0 0-42 0-63-19 0 0-21-19-23-50l26-2c0 0 1 25 18 36 0 0 17 11 41 11 0 0 23 0 37-10 0 0 14-9 14-25 0 0 0-16-15-24 0 0-15-8-48-15 0 0-35-7-50-20 0 0-15-14-15-35 0 0 0-25 19-41 0 0 19-16 52-16 0 0 34 0 55 15 0 0 21 17 22 46z">
          <text:p/>
        </draw:path>
        <draw:polygon draw:style-name="gr2" draw:text-style-name="P2" draw:layer="layout" svg:width="0.593cm" svg:height="0.564cm" svg:x="24.327cm" svg:y="-13.801cm" svg:viewBox="0 0 594 565" draw:points="0,0 594,0 594,565 0,565">
          <text:p/>
        </draw:polygon>
        <draw:path draw:style-name="gr3" draw:text-style-name="P3" draw:layer="layout" svg:width="0.192cm" svg:height="0.202cm" svg:x="24.527cm" svg:y="-13.651cm" svg:viewBox="0 0 193 203" svg:d="M193 203h-25v-169l-59 169h-24l-57-172h-1v172h-27v-203h41l48 144c0 0 8 24 9 30h1c0 0 4-11 11-32l48-142h35z">
          <text:p/>
        </draw:path>
        <draw:polygon draw:style-name="gr2" draw:text-style-name="P2" draw:layer="layout" svg:width="0.592cm" svg:height="0.564cm" svg:x="24.92cm" svg:y="-13.801cm" svg:viewBox="0 0 593 565" draw:points="0,0 593,0 593,565 0,565">
          <text:p/>
        </draw:polygon>
        <draw:polygon draw:style-name="gr3" draw:text-style-name="P3" draw:layer="layout" svg:width="0.16cm" svg:height="0.202cm" svg:x="25.136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25.512cm" svg:y="-13.801cm" svg:viewBox="0 0 594 565" draw:points="0,0 594,0 594,565 0,565">
          <text:p/>
        </draw:polygon>
        <draw:path draw:style-name="gr3" draw:text-style-name="P3" draw:layer="layout" svg:width="0.26cm" svg:height="0.202cm" svg:x="25.679cm" svg:y="-13.651cm" svg:viewBox="0 0 261 203" svg:d="M261 0l-56 203h-25l-44-159c0 0-4-12-5-19l-6 24-44 154h-27l-54-203h27l31 134c0 0 6 26 8 38l1 3c0 0 6-26 9-37l39-138h33l29 103c0 0 10 39 15 72 0 0 3-16 10-44l32-131z">
          <text:p/>
        </draw:path>
        <draw:polygon draw:style-name="gr2" draw:text-style-name="P2" draw:layer="layout" svg:width="0.593cm" svg:height="0.564cm" svg:x="26.105cm" svg:y="-13.801cm" svg:viewBox="0 0 594 565" draw:points="0,0 594,0 594,565 0,565">
          <text:p/>
        </draw:polygon>
        <draw:polygon draw:style-name="gr3" draw:text-style-name="P3" draw:layer="layout" svg:width="0.16cm" svg:height="0.202cm" svg:x="26.321cm" svg:y="-13.651cm" svg:viewBox="0 0 161 203" draw:points="161,25 93,25 93,203 67,203 67,25 0,25 0,0 161,0">
          <text:p/>
        </draw:polygon>
        <draw:polygon draw:style-name="gr2" draw:text-style-name="P2" draw:layer="layout" svg:width="0.592cm" svg:height="0.564cm" svg:x="26.698cm" svg:y="-13.801cm" svg:viewBox="0 0 593 565" draw:points="0,0 593,0 593,565 0,565">
          <text:p/>
        </draw:polygon>
        <draw:polygon draw:style-name="gr3" draw:text-style-name="P3" draw:layer="layout" svg:width="0.136cm" svg:height="0.202cm" svg:x="26.931cm" svg:y="-13.651cm" svg:viewBox="0 0 137 203" draw:points="137,25 26,25 26,88 122,88 122,112 26,112 26,203 0,203 0,0 137,0">
          <text:p/>
        </draw:polygon>
        <draw:polygon draw:style-name="gr2" draw:text-style-name="P2" draw:layer="layout" svg:width="0.593cm" svg:height="0.564cm" svg:x="27.29cm" svg:y="-13.801cm" svg:viewBox="0 0 594 565" draw:points="0,0 594,0 594,565 0,565">
          <text:p/>
        </draw:polygon>
        <draw:path draw:style-name="gr3" draw:text-style-name="P3" draw:layer="layout" svg:width="0.161cm" svg:height="0.209cm" svg:x="27.505cm" svg:y="-13.654cm" svg:viewBox="0 0 162 210" svg:d="M130 63c0 0-1-19-14-29 0 0-12-10-36-10 0 0-21 0-34 8 0 0-12 8-12 23 0 0 0 13 10 19 0 0 10 7 38 13 0 0 26 6 42 12 0 0 16 5 27 18 0 0 11 12 11 32 0 0 0 26-20 44 0 0-21 17-56 17 0 0-42 0-63-19 0 0-21-19-23-50l26-2c0 0 1 25 18 36 0 0 17 11 41 11 0 0 24 0 38-10 0 0 13-9 13-25 0 0 0-16-14-24 0 0-15-8-49-15 0 0-35-7-50-20 0 0-15-14-15-35 0 0 0-25 19-41 0 0 19-16 52-16 0 0 35 0 55 15 0 0 21 17 22 46z">
          <text:p/>
        </draw:path>
        <draw:polygon draw:style-name="gr2" draw:text-style-name="P2" draw:layer="layout" svg:width="4.149cm" svg:height="0.565cm" svg:x="24.327cm" svg:y="-14.366cm" svg:viewBox="0 0 4150 566" draw:points="0,0 4150,0 4150,566 0,566">
          <text:p/>
        </draw:polygon>
        <draw:path draw:style-name="gr3" draw:text-style-name="P3" draw:layer="layout" svg:width="1.212cm" svg:height="0.209cm" svg:x="25.805cm" svg:y="-14.219cm" svg:viewBox="0 0 1213 210" svg:d="M75 207h-25v-159c0 0-18 17-50 30v-24c0 0 43-21 59-51h16zM271 26c0 0-30 32-52 80 0 0-22 49-26 101h-25c0 0 1-42 20-91 0 0 19-50 51-86h-99v-24h131zM369 145h-76v-25h76zM488 0c0 0 42 0 70 29 0 0 26 29 26 76 0 0 0 47-27 77 0 0-27 28-69 28 0 0-44 0-70-29 0 0-27-31-27-74 0 0 0-49 27-78 0 0 27-29 70-29zM488 187c0 0 30 0 49-22 0 0 20-22 20-60 0 0 0-39-20-60 0 0-19-22-49-22 0 0-30 0-50 21 0 0-19 21-19 64 0 0 0 35 19 57 0 0 19 22 50 22zM736 155c0 0-5 29-22 42 0 0-17 13-39 13 0 0-32 0-49-20 0 0-18-22-18-57 0 0 0-28 11-46 0 0 9-17 25-24 0 0 14-7 31-7 0 0 23 0 39 12 0 0 16 12 20 34l-24 4c0 0-4-14-13-22 0 0-8-7-21-7 0 0-21 0-31 15 0 0-11 14-11 40 0 0 0 28 10 42 0 0 11 16 31 16 0 0 16 0 25-9 0 0 9-10 11-29zM814 206c0 0-11 3-18 3 0 0-17 0-24-6 0 0-7-6-9-15 0 0-2-8-2-25v-84h-18v-19h18v-37l25-15v52h25v19h-25v85c0 0 0 11 3 17 0 0 2 5 11 5 0 0 6 0 11-1zM902 145h-76v-25h76zM1017 207h-25v-159c0 0-19 17-50 30v-24c0 0 43-21 59-51h16zM1105 102c0 0 17-27 48-27 0 0 25 0 43 18 0 0 17 19 17 47 0 0 0 29-17 50 0 0-18 20-46 20 0 0-29 0-50-21 0 0-20-23-20-78 0 0 0-54 18-81 0 0 19-27 54-27 0 0 23 0 38 13 0 0 16 12 19 37l-24 3c0 0-7-33-34-33 0 0-20 0-33 19 0 0-14 19-14 60zM1149 190c0 0 17 0 28-15 0 0 11-14 11-33 0 0 0-20-11-32 0 0-11-14-29-14 0 0-16 0-28 12 0 0-12 13-12 32 0 0 0 20 12 35 0 0 11 15 29 15z">
          <text:p/>
        </draw:path>
        <draw:polygon draw:style-name="gr2" draw:text-style-name="P2" draw:layer="layout" svg:width="0.593cm" svg:height="0.564cm" svg:x="27.883cm" svg:y="-13.801cm" svg:viewBox="0 0 594 565" draw:points="0,0 594,0 594,565 0,565">
          <text:p/>
        </draw:polygon>
        <draw:path draw:style-name="gr3" draw:text-style-name="P3" draw:layer="layout" svg:width="0.161cm" svg:height="0.209cm" svg:x="28.098cm" svg:y="-13.654cm" svg:viewBox="0 0 162 210" svg:d="M129 63c0 0-2-19-14-29 0 0-12-10-35-10 0 0-21 0-34 8 0 0-13 8-13 23 0 0 0 13 10 19 0 0 10 7 38 13 0 0 25 6 41 12 0 0 16 5 28 18 0 0 12 12 12 32 0 0 0 26-22 44 0 0-21 17-54 17 0 0-42 0-64-19 0 0-21-19-22-50l25-2c0 0 2 25 19 36 0 0 17 11 41 11 0 0 22 0 36-10 0 0 14-9 14-25 0 0 0-16-14-24 0 0-15-8-49-15 0 0-34-7-49-20 0 0-15-14-15-35 0 0 0-25 19-41 0 0 19-16 52-16 0 0 33 0 54 15 0 0 21 17 22 46z">
          <text:p/>
        </draw:path>
        <draw:polygon draw:style-name="gr2" draw:text-style-name="P2" draw:layer="layout" svg:width="0.592cm" svg:height="0.564cm" svg:x="28.476cm" svg:y="-13.801cm" svg:viewBox="0 0 593 565" draw:points="0,0 593,0 593,565 0,565">
          <text:p/>
        </draw:polygon>
        <draw:path draw:style-name="gr3" draw:text-style-name="P3" draw:layer="layout" svg:width="0.192cm" svg:height="0.202cm" svg:x="28.676cm" svg:y="-13.651cm" svg:viewBox="0 0 193 203" svg:d="M193 203h-25v-169h-1l-58 169h-24l-59-172v172h-26v-203h40l49 144c0 0 8 24 9 30 0 0 4-11 11-32l49-142h35z">
          <text:p/>
        </draw:path>
        <draw:polygon draw:style-name="gr2" draw:text-style-name="P2" draw:layer="layout" svg:width="0.593cm" svg:height="0.564cm" svg:x="29.068cm" svg:y="-13.801cm" svg:viewBox="0 0 594 565" draw:points="0,0 594,0 594,565 0,565">
          <text:p/>
        </draw:polygon>
        <draw:polygon draw:style-name="gr3" draw:text-style-name="P3" draw:layer="layout" svg:width="0.16cm" svg:height="0.202cm" svg:x="29.285cm" svg:y="-13.651cm" svg:viewBox="0 0 161 203" draw:points="161,25 94,25 94,203 66,203 66,25 0,25 0,0 161,0">
          <text:p/>
        </draw:polygon>
        <draw:polygon draw:style-name="gr2" draw:text-style-name="P2" draw:layer="layout" svg:width="0.593cm" svg:height="0.564cm" svg:x="29.661cm" svg:y="-13.801cm" svg:viewBox="0 0 594 565" draw:points="0,0 594,0 594,565 0,565">
          <text:p/>
        </draw:polygon>
        <draw:path draw:style-name="gr3" draw:text-style-name="P3" draw:layer="layout" svg:width="0.26cm" svg:height="0.202cm" svg:x="29.828cm" svg:y="-13.651cm" svg:viewBox="0 0 261 203" svg:d="M261 0l-56 203h-26l-44-159c0 0-3-12-4-19h-1l-6 24-43 154h-27l-54-203h27l31 134c0 0 6 26 8 38v3h1c0 0 5-26 8-37l40-138h32l29 103c0 0 11 39 16 72 0 0 3-16 10-44l32-131z">
          <text:p/>
        </draw:path>
        <draw:polygon draw:style-name="gr2" draw:text-style-name="P2" draw:layer="layout" svg:width="0.592cm" svg:height="0.564cm" svg:x="30.254cm" svg:y="-13.801cm" svg:viewBox="0 0 593 565" draw:points="0,0 593,0 593,565 0,565">
          <text:p/>
        </draw:polygon>
        <draw:polygon draw:style-name="gr3" draw:text-style-name="P3" draw:layer="layout" svg:width="0.16cm" svg:height="0.202cm" svg:x="30.47cm" svg:y="-13.651cm" svg:viewBox="0 0 161 203" draw:points="161,25 94,25 94,203 67,203 67,25 0,25 0,0 161,0">
          <text:p/>
        </draw:polygon>
        <draw:polygon draw:style-name="gr2" draw:text-style-name="P2" draw:layer="layout" svg:width="0.593cm" svg:height="0.564cm" svg:x="30.846cm" svg:y="-13.801cm" svg:viewBox="0 0 594 565" draw:points="0,0 594,0 594,565 0,565">
          <text:p/>
        </draw:polygon>
        <draw:polygon draw:style-name="gr3" draw:text-style-name="P3" draw:layer="layout" svg:width="0.136cm" svg:height="0.202cm" svg:x="31.079cm" svg:y="-13.651cm" svg:viewBox="0 0 137 203" draw:points="137,25 27,25 27,88 122,88 122,112 27,112 27,203 0,203 0,0 137,0">
          <text:p/>
        </draw:polygon>
        <draw:polygon draw:style-name="gr2" draw:text-style-name="P2" draw:layer="layout" svg:width="0.593cm" svg:height="0.564cm" svg:x="31.439cm" svg:y="-13.801cm" svg:viewBox="0 0 594 565" draw:points="0,0 594,0 594,565 0,565">
          <text:p/>
        </draw:polygon>
        <draw:path draw:style-name="gr3" draw:text-style-name="P3" draw:layer="layout" svg:width="0.161cm" svg:height="0.209cm" svg:x="31.654cm" svg:y="-13.654cm" svg:viewBox="0 0 162 210" svg:d="M130 63c0 0-2-19-14-29 0 0-13-10-36-10 0 0-21 0-34 8 0 0-13 8-13 23 0 0 0 13 10 19 0 0 10 7 38 13 0 0 27 6 42 12 0 0 16 5 27 18 0 0 12 12 12 32 0 0 0 26-21 44 0 0-21 17-55 17 0 0-42 0-64-19 0 0-21-19-22-50l25-2c0 0 2 25 19 36 0 0 17 11 41 11 0 0 23 0 37-10 0 0 14-9 14-25 0 0 0-16-14-24 0 0-15-8-50-15 0 0-34-7-49-20 0 0-15-14-15-35 0 0 0-25 19-41 0 0 19-16 52-16 0 0 34 0 55 15 0 0 20 17 21 46z">
          <text:p/>
        </draw:path>
        <draw:polygon draw:style-name="gr3" draw:text-style-name="P3" draw:layer="layout" svg:width="0.593cm" svg:height="18.683cm" svg:x="1.213cm" svg:y="-13.237cm" svg:viewBox="0 0 594 18684" draw:points="0,0 594,0 594,18684 0,18684">
          <text:p/>
        </draw:polygon>
        <draw:polygon draw:style-name="gr12" draw:text-style-name="P1" draw:layer="layout" svg:width="0.593cm" svg:height="18.683cm" svg:x="1.213cm" svg:y="-13.237cm" svg:viewBox="0 0 594 18684" draw:points="0,0 594,0 594,18684 0,18684">
          <text:p/>
        </draw:polygon>
        <draw:polygon draw:style-name="gr9" draw:text-style-name="P3" draw:layer="layout" svg:width="0.592cm" svg:height="18.683cm" svg:x="1.806cm" svg:y="-13.237cm" svg:viewBox="0 0 593 18684" draw:points="0,0 593,0 593,18684 0,18684">
          <text:p/>
        </draw:polygon>
        <draw:polygon draw:style-name="gr25" draw:text-style-name="P6" draw:layer="layout" svg:width="0.593cm" svg:height="18.683cm" svg:x="2.398cm" svg:y="-13.237cm" svg:viewBox="0 0 594 18684" draw:points="0,0 594,0 594,18684 0,18684">
          <text:p/>
        </draw:polygon>
        <draw:polygon draw:style-name="gr12" draw:text-style-name="P1" draw:layer="layout" svg:width="0.593cm" svg:height="18.683cm" svg:x="2.398cm" svg:y="-13.237cm" svg:viewBox="0 0 594 18684" draw:points="0,0 594,0 594,18684 0,18684">
          <text:p/>
        </draw:polygon>
        <draw:polygon draw:style-name="gr10" draw:text-style-name="P6" draw:layer="layout" svg:width="0.593cm" svg:height="18.683cm" svg:x="2.991cm" svg:y="-13.237cm" svg:viewBox="0 0 594 18684" draw:points="0,0 594,0 594,18684 0,18684">
          <text:p/>
        </draw:polygon>
        <draw:polygon draw:style-name="gr9" draw:text-style-name="P3" draw:layer="layout" svg:width="0.592cm" svg:height="18.683cm" svg:x="3.584cm" svg:y="-13.237cm" svg:viewBox="0 0 593 18684" draw:points="0,0 593,0 593,18684 0,18684">
          <text:p/>
        </draw:polygon>
        <draw:polygon draw:style-name="gr9" draw:text-style-name="P3" draw:layer="layout" svg:width="0.593cm" svg:height="18.683cm" svg:x="4.176cm" svg:y="-13.237cm" svg:viewBox="0 0 594 18684" draw:points="0,0 594,0 594,18684 0,18684">
          <text:p/>
        </draw:polygon>
        <draw:polygon draw:style-name="gr9" draw:text-style-name="P3" draw:layer="layout" svg:width="0.593cm" svg:height="18.683cm" svg:x="4.769cm" svg:y="-13.237cm" svg:viewBox="0 0 594 18684" draw:points="0,0 594,0 594,18684 0,18684">
          <text:p/>
        </draw:polygon>
        <draw:polygon draw:style-name="gr9" draw:text-style-name="P3" draw:layer="layout" svg:width="0.592cm" svg:height="18.683cm" svg:x="5.362cm" svg:y="-13.237cm" svg:viewBox="0 0 593 18684" draw:points="0,0 593,0 593,18684 0,18684">
          <text:p/>
        </draw:polygon>
        <draw:polygon draw:style-name="gr9" draw:text-style-name="P3" draw:layer="layout" svg:width="0.593cm" svg:height="18.683cm" svg:x="5.954cm" svg:y="-13.237cm" svg:viewBox="0 0 594 18684" draw:points="0,0 594,0 594,18684 0,18684">
          <text:p/>
        </draw:polygon>
        <draw:polygon draw:style-name="gr10" draw:text-style-name="P6" draw:layer="layout" svg:width="0.593cm" svg:height="18.683cm" svg:x="6.547cm" svg:y="-13.237cm" svg:viewBox="0 0 594 18684" draw:points="0,0 594,0 594,18684 0,18684">
          <text:p/>
        </draw:polygon>
        <draw:line draw:style-name="gr11" draw:text-style-name="P1" draw:layer="layout" svg:x1="3.584cm" svg:y1="-13.237cm" svg:x2="3.584cm" svg:y2="5.446cm">
          <text:p/>
        </draw:line>
        <draw:polygon draw:style-name="gr10" draw:text-style-name="P6" draw:layer="layout" svg:width="0.592cm" svg:height="18.683cm" svg:x="7.14cm" svg:y="-13.237cm" svg:viewBox="0 0 593 18684" draw:points="0,0 593,0 593,18684 0,18684">
          <text:p/>
        </draw:polygon>
        <draw:polygon draw:style-name="gr9" draw:text-style-name="P3" draw:layer="layout" svg:width="0.593cm" svg:height="18.683cm" svg:x="7.732cm" svg:y="-13.237cm" svg:viewBox="0 0 594 18684" draw:points="0,0 594,0 594,18684 0,18684">
          <text:p/>
        </draw:polygon>
        <draw:polygon draw:style-name="gr9" draw:text-style-name="P3" draw:layer="layout" svg:width="0.593cm" svg:height="18.683cm" svg:x="8.325cm" svg:y="-13.237cm" svg:viewBox="0 0 594 18684" draw:points="0,0 594,0 594,18684 0,18684">
          <text:p/>
        </draw:polygon>
        <draw:polygon draw:style-name="gr9" draw:text-style-name="P3" draw:layer="layout" svg:width="0.592cm" svg:height="18.683cm" svg:x="8.918cm" svg:y="-13.237cm" svg:viewBox="0 0 593 18684" draw:points="0,0 593,0 593,18684 0,18684">
          <text:p/>
        </draw:polygon>
        <draw:polygon draw:style-name="gr9" draw:text-style-name="P3" draw:layer="layout" svg:width="0.593cm" svg:height="18.683cm" svg:x="9.51cm" svg:y="-13.237cm" svg:viewBox="0 0 594 18684" draw:points="0,0 594,0 594,18684 0,18684">
          <text:p/>
        </draw:polygon>
        <draw:polygon draw:style-name="gr9" draw:text-style-name="P3" draw:layer="layout" svg:width="0.593cm" svg:height="18.683cm" svg:x="10.103cm" svg:y="-13.237cm" svg:viewBox="0 0 594 18684" draw:points="0,0 594,0 594,18684 0,18684">
          <text:p/>
        </draw:polygon>
        <draw:polygon draw:style-name="gr10" draw:text-style-name="P6" draw:layer="layout" svg:width="0.592cm" svg:height="18.683cm" svg:x="10.696cm" svg:y="-13.237cm" svg:viewBox="0 0 593 18684" draw:points="0,0 593,0 593,18684 0,18684">
          <text:p/>
        </draw:polygon>
        <draw:line draw:style-name="gr11" draw:text-style-name="P1" draw:layer="layout" svg:x1="7.732cm" svg:y1="-13.237cm" svg:x2="7.732cm" svg:y2="5.446cm">
          <text:p/>
        </draw:line>
        <draw:polygon draw:style-name="gr10" draw:text-style-name="P6" draw:layer="layout" svg:width="0.593cm" svg:height="18.683cm" svg:x="11.288cm" svg:y="-13.237cm" svg:viewBox="0 0 594 18684" draw:points="0,0 594,0 594,18684 0,18684">
          <text:p/>
        </draw:polygon>
        <draw:polygon draw:style-name="gr9" draw:text-style-name="P3" draw:layer="layout" svg:width="0.593cm" svg:height="18.683cm" svg:x="11.881cm" svg:y="-13.237cm" svg:viewBox="0 0 594 18684" draw:points="0,0 594,0 594,18684 0,18684">
          <text:p/>
        </draw:polygon>
        <draw:polygon draw:style-name="gr9" draw:text-style-name="P3" draw:layer="layout" svg:width="0.592cm" svg:height="18.683cm" svg:x="12.474cm" svg:y="-13.237cm" svg:viewBox="0 0 593 18684" draw:points="0,0 593,0 593,18684 0,18684">
          <text:p/>
        </draw:polygon>
        <draw:polygon draw:style-name="gr9" draw:text-style-name="P3" draw:layer="layout" svg:width="0.593cm" svg:height="18.683cm" svg:x="13.066cm" svg:y="-13.237cm" svg:viewBox="0 0 594 18684" draw:points="0,0 594,0 594,18684 0,18684">
          <text:p/>
        </draw:polygon>
        <draw:polygon draw:style-name="gr9" draw:text-style-name="P3" draw:layer="layout" svg:width="0.593cm" svg:height="18.683cm" svg:x="13.659cm" svg:y="-13.237cm" svg:viewBox="0 0 594 18684" draw:points="0,0 594,0 594,18684 0,18684">
          <text:p/>
        </draw:polygon>
        <draw:polygon draw:style-name="gr9" draw:text-style-name="P3" draw:layer="layout" svg:width="0.592cm" svg:height="18.683cm" svg:x="14.252cm" svg:y="-13.237cm" svg:viewBox="0 0 593 18684" draw:points="0,0 593,0 593,18684 0,18684">
          <text:p/>
        </draw:polygon>
        <draw:polygon draw:style-name="gr10" draw:text-style-name="P6" draw:layer="layout" svg:width="0.593cm" svg:height="18.683cm" svg:x="14.844cm" svg:y="-13.237cm" svg:viewBox="0 0 594 18684" draw:points="0,0 594,0 594,18684 0,18684">
          <text:p/>
        </draw:polygon>
        <draw:line draw:style-name="gr11" draw:text-style-name="P1" draw:layer="layout" svg:x1="11.881cm" svg:y1="-13.237cm" svg:x2="11.881cm" svg:y2="5.446cm">
          <text:p/>
        </draw:line>
        <draw:polygon draw:style-name="gr10" draw:text-style-name="P6" draw:layer="layout" svg:width="0.593cm" svg:height="18.683cm" svg:x="15.437cm" svg:y="-13.237cm" svg:viewBox="0 0 594 18684" draw:points="0,0 594,0 594,18684 0,18684">
          <text:p/>
        </draw:polygon>
        <draw:polygon draw:style-name="gr9" draw:text-style-name="P3" draw:layer="layout" svg:width="0.592cm" svg:height="18.683cm" svg:x="16.03cm" svg:y="-13.237cm" svg:viewBox="0 0 593 18684" draw:points="0,0 593,0 593,18684 0,18684">
          <text:p/>
        </draw:polygon>
        <draw:polygon draw:style-name="gr9" draw:text-style-name="P3" draw:layer="layout" svg:width="0.593cm" svg:height="18.683cm" svg:x="16.622cm" svg:y="-13.237cm" svg:viewBox="0 0 594 18684" draw:points="0,0 594,0 594,18684 0,18684">
          <text:p/>
        </draw:polygon>
        <draw:polygon draw:style-name="gr9" draw:text-style-name="P3" draw:layer="layout" svg:width="0.593cm" svg:height="18.683cm" svg:x="17.215cm" svg:y="-13.237cm" svg:viewBox="0 0 594 18684" draw:points="0,0 594,0 594,18684 0,18684">
          <text:p/>
        </draw:polygon>
        <draw:polygon draw:style-name="gr9" draw:text-style-name="P3" draw:layer="layout" svg:width="0.592cm" svg:height="18.683cm" svg:x="17.808cm" svg:y="-13.237cm" svg:viewBox="0 0 593 18684" draw:points="0,0 593,0 593,18684 0,18684">
          <text:p/>
        </draw:polygon>
        <draw:polygon draw:style-name="gr9" draw:text-style-name="P3" draw:layer="layout" svg:width="0.593cm" svg:height="18.683cm" svg:x="18.4cm" svg:y="-13.237cm" svg:viewBox="0 0 594 18684" draw:points="0,0 594,0 594,18684 0,18684">
          <text:p/>
        </draw:polygon>
        <draw:polygon draw:style-name="gr10" draw:text-style-name="P6" draw:layer="layout" svg:width="0.593cm" svg:height="18.683cm" svg:x="18.993cm" svg:y="-13.237cm" svg:viewBox="0 0 594 18684" draw:points="0,0 594,0 594,18684 0,18684">
          <text:p/>
        </draw:polygon>
        <draw:line draw:style-name="gr11" draw:text-style-name="P1" draw:layer="layout" svg:x1="16.03cm" svg:y1="-13.237cm" svg:x2="16.03cm" svg:y2="5.446cm">
          <text:p/>
        </draw:line>
        <draw:polygon draw:style-name="gr10" draw:text-style-name="P6" draw:layer="layout" svg:width="0.592cm" svg:height="18.683cm" svg:x="19.586cm" svg:y="-13.237cm" svg:viewBox="0 0 593 18684" draw:points="0,0 593,0 593,18684 0,18684">
          <text:p/>
        </draw:polygon>
        <draw:polygon draw:style-name="gr9" draw:text-style-name="P3" draw:layer="layout" svg:width="0.593cm" svg:height="18.683cm" svg:x="20.178cm" svg:y="-13.237cm" svg:viewBox="0 0 594 18684" draw:points="0,0 594,0 594,18684 0,18684">
          <text:p/>
        </draw:polygon>
        <draw:polygon draw:style-name="gr9" draw:text-style-name="P3" draw:layer="layout" svg:width="0.593cm" svg:height="18.683cm" svg:x="20.771cm" svg:y="-13.237cm" svg:viewBox="0 0 594 18684" draw:points="0,0 594,0 594,18684 0,18684">
          <text:p/>
        </draw:polygon>
        <draw:polygon draw:style-name="gr9" draw:text-style-name="P3" draw:layer="layout" svg:width="0.592cm" svg:height="18.683cm" svg:x="21.364cm" svg:y="-13.237cm" svg:viewBox="0 0 593 18684" draw:points="0,0 593,0 593,18684 0,18684">
          <text:p/>
        </draw:polygon>
        <draw:polygon draw:style-name="gr9" draw:text-style-name="P3" draw:layer="layout" svg:width="0.593cm" svg:height="18.683cm" svg:x="21.956cm" svg:y="-13.237cm" svg:viewBox="0 0 594 18684" draw:points="0,0 594,0 594,18684 0,18684">
          <text:p/>
        </draw:polygon>
        <draw:polygon draw:style-name="gr9" draw:text-style-name="P3" draw:layer="layout" svg:width="0.593cm" svg:height="18.683cm" svg:x="22.549cm" svg:y="-13.237cm" svg:viewBox="0 0 594 18684" draw:points="0,0 594,0 594,18684 0,18684">
          <text:p/>
        </draw:polygon>
        <draw:polygon draw:style-name="gr10" draw:text-style-name="P6" draw:layer="layout" svg:width="0.592cm" svg:height="18.683cm" svg:x="23.142cm" svg:y="-13.237cm" svg:viewBox="0 0 593 18684" draw:points="0,0 593,0 593,18684 0,18684">
          <text:p/>
        </draw:polygon>
        <draw:line draw:style-name="gr11" draw:text-style-name="P1" draw:layer="layout" svg:x1="20.178cm" svg:y1="-13.237cm" svg:x2="20.178cm" svg:y2="5.446cm">
          <text:p/>
        </draw:line>
        <draw:polygon draw:style-name="gr10" draw:text-style-name="P6" draw:layer="layout" svg:width="0.593cm" svg:height="18.683cm" svg:x="23.734cm" svg:y="-13.237cm" svg:viewBox="0 0 594 18684" draw:points="0,0 594,0 594,18684 0,18684">
          <text:p/>
        </draw:polygon>
        <draw:polygon draw:style-name="gr9" draw:text-style-name="P3" draw:layer="layout" svg:width="0.593cm" svg:height="18.683cm" svg:x="24.327cm" svg:y="-13.237cm" svg:viewBox="0 0 594 18684" draw:points="0,0 594,0 594,18684 0,18684">
          <text:p/>
        </draw:polygon>
        <draw:polygon draw:style-name="gr9" draw:text-style-name="P3" draw:layer="layout" svg:width="0.592cm" svg:height="18.683cm" svg:x="24.92cm" svg:y="-13.237cm" svg:viewBox="0 0 593 18684" draw:points="0,0 593,0 593,18684 0,18684">
          <text:p/>
        </draw:polygon>
        <draw:polygon draw:style-name="gr9" draw:text-style-name="P3" draw:layer="layout" svg:width="0.593cm" svg:height="18.683cm" svg:x="25.512cm" svg:y="-13.237cm" svg:viewBox="0 0 594 18684" draw:points="0,0 594,0 594,18684 0,18684">
          <text:p/>
        </draw:polygon>
        <draw:polygon draw:style-name="gr9" draw:text-style-name="P3" draw:layer="layout" svg:width="0.593cm" svg:height="18.683cm" svg:x="26.105cm" svg:y="-13.237cm" svg:viewBox="0 0 594 18684" draw:points="0,0 594,0 594,18684 0,18684">
          <text:p/>
        </draw:polygon>
        <draw:polygon draw:style-name="gr9" draw:text-style-name="P3" draw:layer="layout" svg:width="0.592cm" svg:height="18.683cm" svg:x="26.698cm" svg:y="-13.237cm" svg:viewBox="0 0 593 18684" draw:points="0,0 593,0 593,18684 0,18684">
          <text:p/>
        </draw:polygon>
        <draw:polygon draw:style-name="gr10" draw:text-style-name="P6" draw:layer="layout" svg:width="0.593cm" svg:height="18.683cm" svg:x="27.29cm" svg:y="-13.237cm" svg:viewBox="0 0 594 18684" draw:points="0,0 594,0 594,18684 0,18684">
          <text:p/>
        </draw:polygon>
        <draw:line draw:style-name="gr11" draw:text-style-name="P1" draw:layer="layout" svg:x1="24.327cm" svg:y1="-13.237cm" svg:x2="24.327cm" svg:y2="5.446cm">
          <text:p/>
        </draw:line>
        <draw:polygon draw:style-name="gr10" draw:text-style-name="P6" draw:layer="layout" svg:width="0.593cm" svg:height="18.683cm" svg:x="27.883cm" svg:y="-13.237cm" svg:viewBox="0 0 594 18684" draw:points="0,0 594,0 594,18684 0,18684">
          <text:p/>
        </draw:polygon>
        <draw:polygon draw:style-name="gr9" draw:text-style-name="P3" draw:layer="layout" svg:width="0.592cm" svg:height="18.683cm" svg:x="28.476cm" svg:y="-13.237cm" svg:viewBox="0 0 593 18684" draw:points="0,0 593,0 593,18684 0,18684">
          <text:p/>
        </draw:polygon>
        <draw:polygon draw:style-name="gr9" draw:text-style-name="P3" draw:layer="layout" svg:width="0.593cm" svg:height="18.683cm" svg:x="29.068cm" svg:y="-13.237cm" svg:viewBox="0 0 594 18684" draw:points="0,0 594,0 594,18684 0,18684">
          <text:p/>
        </draw:polygon>
        <draw:polygon draw:style-name="gr9" draw:text-style-name="P3" draw:layer="layout" svg:width="0.593cm" svg:height="18.683cm" svg:x="29.661cm" svg:y="-13.237cm" svg:viewBox="0 0 594 18684" draw:points="0,0 594,0 594,18684 0,18684">
          <text:p/>
        </draw:polygon>
        <draw:polygon draw:style-name="gr9" draw:text-style-name="P3" draw:layer="layout" svg:width="0.592cm" svg:height="18.683cm" svg:x="30.254cm" svg:y="-13.237cm" svg:viewBox="0 0 593 18684" draw:points="0,0 593,0 593,18684 0,18684">
          <text:p/>
        </draw:polygon>
        <draw:polygon draw:style-name="gr9" draw:text-style-name="P3" draw:layer="layout" svg:width="0.593cm" svg:height="18.683cm" svg:x="30.846cm" svg:y="-13.237cm" svg:viewBox="0 0 594 18684" draw:points="0,0 594,0 594,18684 0,18684">
          <text:p/>
        </draw:polygon>
        <draw:polygon draw:style-name="gr10" draw:text-style-name="P6" draw:layer="layout" svg:width="0.593cm" svg:height="18.683cm" svg:x="31.439cm" svg:y="-13.237cm" svg:viewBox="0 0 594 18684" draw:points="0,0 594,0 594,18684 0,18684">
          <text:p/>
        </draw:polygon>
        <draw:line draw:style-name="gr11" draw:text-style-name="P1" draw:layer="layout" svg:x1="28.476cm" svg:y1="-13.237cm" svg:x2="28.476cm" svg:y2="5.446cm">
          <text:p/>
        </draw:line>
        <draw:line draw:style-name="gr12" draw:text-style-name="P1" draw:layer="layout" svg:x1="-145.768cm" svg:y1="5.446cm" svg:x2="28.476cm" svg:y2="5.446cm">
          <text:p/>
        </draw:line>
        <draw:line draw:style-name="gr12" draw:text-style-name="P1" draw:layer="layout" svg:x1="-145.768cm" svg:y1="-12.672cm" svg:x2="28.476cm" svg:y2="-12.672cm">
          <text:p/>
        </draw:line>
        <draw:line draw:style-name="gr12" draw:text-style-name="P1" draw:layer="layout" svg:x1="-145.768cm" svg:y1="-12.108cm" svg:x2="28.476cm" svg:y2="-12.108cm">
          <text:p/>
        </draw:line>
        <draw:line draw:style-name="gr12" draw:text-style-name="P1" draw:layer="layout" svg:x1="-145.768cm" svg:y1="-11.543cm" svg:x2="28.476cm" svg:y2="-11.543cm">
          <text:p/>
        </draw:line>
        <draw:line draw:style-name="gr12" draw:text-style-name="P1" draw:layer="layout" svg:x1="-145.768cm" svg:y1="-10.979cm" svg:x2="28.476cm" svg:y2="-10.979cm">
          <text:p/>
        </draw:line>
        <draw:line draw:style-name="gr12" draw:text-style-name="P1" draw:layer="layout" svg:x1="-145.768cm" svg:y1="-10.414cm" svg:x2="28.476cm" svg:y2="-10.414cm">
          <text:p/>
        </draw:line>
        <draw:line draw:style-name="gr12" draw:text-style-name="P1" draw:layer="layout" svg:x1="-145.768cm" svg:y1="-9.85cm" svg:x2="28.476cm" svg:y2="-9.85cm">
          <text:p/>
        </draw:line>
        <draw:line draw:style-name="gr12" draw:text-style-name="P1" draw:layer="layout" svg:x1="-145.768cm" svg:y1="-9.286cm" svg:x2="28.476cm" svg:y2="-9.286cm">
          <text:p/>
        </draw:line>
        <draw:line draw:style-name="gr12" draw:text-style-name="P1" draw:layer="layout" svg:x1="-145.768cm" svg:y1="-8.721cm" svg:x2="28.476cm" svg:y2="-8.721cm">
          <text:p/>
        </draw:line>
        <draw:line draw:style-name="gr12" draw:text-style-name="P1" draw:layer="layout" svg:x1="-145.768cm" svg:y1="-8.157cm" svg:x2="28.476cm" svg:y2="-8.157cm">
          <text:p/>
        </draw:line>
        <draw:line draw:style-name="gr12" draw:text-style-name="P1" draw:layer="layout" svg:x1="-145.768cm" svg:y1="-7.592cm" svg:x2="28.476cm" svg:y2="-7.592cm">
          <text:p/>
        </draw:line>
        <draw:line draw:style-name="gr12" draw:text-style-name="P1" draw:layer="layout" svg:x1="-145.768cm" svg:y1="-7.028cm" svg:x2="28.476cm" svg:y2="-7.028cm">
          <text:p/>
        </draw:line>
        <draw:line draw:style-name="gr12" draw:text-style-name="P1" draw:layer="layout" svg:x1="-145.768cm" svg:y1="-6.463cm" svg:x2="28.476cm" svg:y2="-6.463cm">
          <text:p/>
        </draw:line>
        <draw:line draw:style-name="gr12" draw:text-style-name="P1" draw:layer="layout" svg:x1="-145.768cm" svg:y1="-5.899cm" svg:x2="28.476cm" svg:y2="-5.899cm">
          <text:p/>
        </draw:line>
        <draw:line draw:style-name="gr12" draw:text-style-name="P1" draw:layer="layout" svg:x1="-145.768cm" svg:y1="-5.334cm" svg:x2="28.476cm" svg:y2="-5.334cm">
          <text:p/>
        </draw:line>
        <draw:line draw:style-name="gr12" draw:text-style-name="P1" draw:layer="layout" svg:x1="-145.768cm" svg:y1="-4.77cm" svg:x2="28.476cm" svg:y2="-4.77cm">
          <text:p/>
        </draw:line>
        <draw:line draw:style-name="gr12" draw:text-style-name="P1" draw:layer="layout" svg:x1="-145.768cm" svg:y1="-4.206cm" svg:x2="28.476cm" svg:y2="-4.206cm">
          <text:p/>
        </draw:line>
        <draw:line draw:style-name="gr12" draw:text-style-name="P1" draw:layer="layout" svg:x1="-145.768cm" svg:y1="-3.641cm" svg:x2="28.476cm" svg:y2="-3.641cm">
          <text:p/>
        </draw:line>
        <draw:line draw:style-name="gr12" draw:text-style-name="P1" draw:layer="layout" svg:x1="-145.768cm" svg:y1="-3.077cm" svg:x2="28.476cm" svg:y2="-3.077cm">
          <text:p/>
        </draw:line>
        <draw:line draw:style-name="gr12" draw:text-style-name="P1" draw:layer="layout" svg:x1="-145.768cm" svg:y1="-2.512cm" svg:x2="28.476cm" svg:y2="-2.512cm">
          <text:p/>
        </draw:line>
        <draw:line draw:style-name="gr12" draw:text-style-name="P1" draw:layer="layout" svg:x1="-145.768cm" svg:y1="-1.948cm" svg:x2="28.476cm" svg:y2="-1.948cm">
          <text:p/>
        </draw:line>
        <draw:line draw:style-name="gr12" draw:text-style-name="P1" draw:layer="layout" svg:x1="-145.768cm" svg:y1="-0.988cm" svg:x2="28.476cm" svg:y2="-0.988cm">
          <text:p/>
        </draw:line>
        <draw:line draw:style-name="gr12" draw:text-style-name="P1" draw:layer="layout" svg:x1="-145.768cm" svg:y1="-0.424cm" svg:x2="28.476cm" svg:y2="-0.424cm">
          <text:p/>
        </draw:line>
        <draw:line draw:style-name="gr12" draw:text-style-name="P1" draw:layer="layout" svg:x1="-145.768cm" svg:y1="0.141cm" svg:x2="28.476cm" svg:y2="0.141cm">
          <text:p/>
        </draw:line>
        <draw:line draw:style-name="gr12" draw:text-style-name="P1" draw:layer="layout" svg:x1="-145.768cm" svg:y1="0.705cm" svg:x2="28.476cm" svg:y2="0.705cm">
          <text:p/>
        </draw:line>
        <draw:line draw:style-name="gr12" draw:text-style-name="P1" draw:layer="layout" svg:x1="-145.768cm" svg:y1="1.27cm" svg:x2="28.476cm" svg:y2="1.27cm">
          <text:p/>
        </draw:line>
        <draw:line draw:style-name="gr12" draw:text-style-name="P1" draw:layer="layout" svg:x1="-145.768cm" svg:y1="1.834cm" svg:x2="28.476cm" svg:y2="1.834cm">
          <text:p/>
        </draw:line>
        <draw:line draw:style-name="gr12" draw:text-style-name="P1" draw:layer="layout" svg:x1="-145.768cm" svg:y1="2.398cm" svg:x2="28.476cm" svg:y2="2.398cm">
          <text:p/>
        </draw:line>
        <draw:line draw:style-name="gr12" draw:text-style-name="P1" draw:layer="layout" svg:x1="-145.768cm" svg:y1="3.358cm" svg:x2="28.476cm" svg:y2="3.358cm">
          <text:p/>
        </draw:line>
        <draw:path draw:style-name="gr8" draw:text-style-name="P5" draw:layer="layout" svg:width="3.777cm" svg:height="0.206cm" svg:x="1.354cm" svg:y="2.563cm" svg:viewBox="0 0 3778 207" svg:d="M189 202h-30l-24-61h-84l-23 61h-28l77-202h29zM127 120c0 0-25-66-28-75 0 0-4-9-7-24h-1c0 0-4 21-10 38l-23 61zM289 97c0 0-2-12-10-18 0 0-8-6-22-6 0 0-14 0-23 5 0 0-9 5-9 14 0 0 0 9 7 12 0 0 7 4 27 9 0 0 24 6 35 11 0 0 12 5 18 13 0 0 6 8 6 22 0 0 0 20-16 33 0 0-15 15-42 15 0 0-28 0-44-13 0 0-15-12-19-35l25-4c0 0 2 15 11 23 0 0 10 7 26 7 0 0 17 0 26-6 0 0 8-7 8-17 0 0 0-7-4-11 0 0-4-4-10-6 0 0-6-2-27-7 0 0-31-7-41-18 0 0-10-11-10-25 0 0 0-19 15-30 0 0 14-12 39-12 0 0 26 0 41 10 0 0 14 10 17 31zM430 97c0 0-2-12-10-18 0 0-8-6-22-6 0 0-14 0-23 5 0 0-9 5-9 14 0 0 0 9 7 12 0 0 7 4 28 9 0 0 23 6 34 11 0 0 12 5 18 13 0 0 6 8 6 22 0 0 0 20-15 33 0 0-16 15-43 15 0 0-28 0-43-13 0 0-16-12-20-35l25-4c0 0 2 15 11 23 0 0 10 7 27 7 0 0 16 0 25-6 0 0 8-7 8-17 0 0 0-7-4-11 0 0-4-4-10-6 0 0-6-2-26-7 0 0-32-7-42-18 0 0-10-11-10-25 0 0 0-19 15-30 0 0 14-12 39-12 0 0 26 0 41 10 0 0 14 10 17 31zM617 135h-110c0 0 2 25 14 37 0 0 12 13 32 13 0 0 14 0 24-7 0 0 9-8 14-23l26 3c0 0-7 23-23 35 0 0-16 14-41 14 0 0-34 0-53-21 0 0-18-21-18-56 0 0 0-34 18-56 0 0 18-21 51-21 0 0 16 0 31 7 0 0 15 7 25 24 0 0 10 17 10 51zM592 115c0 0-1-22-14-32 0 0-12-10-27-10 0 0-18 0-29 12 0 0-12 11-13 30zM846 202h-25v-92c0 0 0-10-1-17 0 0-2-8-8-13 0 0-5-6-17-6 0 0-15 0-26 10 0 0-10 11-10 33v85h-25v-95c0 0 0-19-7-26 0 0-7-7-19-7 0 0-16 0-26 11 0 0-10 11-10 41v76h-25v-146h22v20h1c0 0 15-23 43-23 0 0 17 0 27 6 0 0 10 7 15 19 0 0 16-25 45-25 0 0 23 0 34 12 0 0 12 12 12 37zM908 72c0 0 14-19 39-19 0 0 29 0 46 20 0 0 17 21 17 54 0 0 0 38-19 58 0 0-19 22-45 22 0 0-25 0-40-23v18h-23v-202h24v72zM944 185c0 0 18 0 29-14 0 0 11-15 11-42 0 0 0-26-10-41 0 0-10-15-29-15 0 0-18 0-29 16 0 0-11 15-11 39 0 0 0 23 5 33 0 0 5 10 14 17 0 0 9 7 20 7zM1064 202h-25v-202h25zM1229 135h-109c0 0 1 25 14 37 0 0 12 13 30 13 0 0 15 0 24-7 0 0 10-8 15-23l25 3c0 0-6 23-22 35 0 0-17 14-42 14 0 0-33 0-51-21 0 0-19-21-19-56 0 0 0-34 18-56 0 0 18-21 51-21 0 0 16 0 31 7 0 0 15 7 25 24 0 0 10 17 10 51zM1204 115c0 0-2-22-14-32 0 0-12-10-27-10 0 0-17 0-29 12 0 0-11 11-13 30zM1478 24h-110v63h95v24h-95v91h-27v-202h137zM1535 202h-25v-146h25zM1535 28h-25v-28h25zM1651 60l-8 23c0 0-9-5-18-5 0 0-14 0-21 12 0 0-7 13-7 35v77h-25v-146h23v22c0 0 12-25 31-25 0 0 13 0 25 7zM1748 97c0 0-1-12-9-18 0 0-9-6-23-6 0 0-14 0-23 5 0 0-9 5-9 14 0 0 0 9 7 12 0 0 7 4 28 9 0 0 23 6 34 11 0 0 12 5 18 13 0 0 7 8 7 22 0 0 0 20-16 33 0 0-16 15-43 15 0 0-28 0-43-13 0 0-16-12-20-35l25-4c0 0 2 15 11 23 0 0 10 7 27 7 0 0 16 0 25-6 0 0 8-7 8-17 0 0 0-7-4-11 0 0-3-4-9-6 0 0-6-2-27-7 0 0-32-7-41-18 0 0-10-11-10-25 0 0 0-19 14-30 0 0 15-12 39-12 0 0 27 0 41 10 0 0 15 10 17 31zM1865 202c0 0-11 2-19 2 0 0-16 0-23-6 0 0-8-5-10-14 0 0-1-9-1-25v-84h-18v-19h18v-36l25-15v51h24v19h-24v86c0 0 0 11 2 16 0 0 2 4 11 4 0 0 6 0 11-1zM1968 0h76c0 0 18 0 31 2 0 0 13 2 24 9 0 0 11 8 17 21 0 0 6 13 6 27 0 0 0 28-18 45 0 0-18 16-58 16h-52v82h-26zM1994 96h52c0 0 48 0 48-37 0 0 0-12-6-21 0 0-7-9-16-11 0 0-8-3-26-3h-52zM2232 60l-9 23c0 0-9-5-18-5 0 0-14 0-21 12 0 0-7 13-7 35v77h-25v-146h23v22c0 0 12-25 31-25 0 0 13 0 26 7zM2307 53c0 0 29 0 49 19 0 0 19 19 19 55 0 0 0 43-21 61 0 0-21 19-47 19 0 0-28 0-49-20 0 0-20-18-20-58 0 0 0-38 20-57 0 0 19-19 49-19zM2307 185c0 0 21 0 32-16 0 0 11-15 11-41 0 0 0-27-13-41 0 0-12-14-30-14 0 0-19 0-32 14 0 0-12 14-12 42 0 0 0 28 13 42 0 0 12 14 31 14zM2522 202h-23v-18h-1c0 0-13 23-40 23 0 0-27 0-45-23 0 0-18-21-18-55 0 0 0-35 17-56 0 0 17-20 45-20 0 0 26 0 40 20v-73h25zM2461 185c0 0 16 0 27-13 0 0 12-13 12-41 0 0 0-26-11-42 0 0-10-16-30-16 0 0-19 0-29 15 0 0-9 16-9 41 0 0 0 19 5 31 0 0 5 13 15 19 0 0 9 6 20 6zM2679 202h-22v-21c0 0-17 26-47 26 0 0-15 0-28-8 0 0-13-7-17-20 0 0-4-12-4-32v-91h24v81c0 0 0 19 2 28 0 0 2 8 10 14 0 0 8 5 19 5 0 0 14 0 26-10 0 0 12-9 12-40v-78h25zM2838 152c0 0-5 28-23 41 0 0-17 14-39 14 0 0-31 0-49-22 0 0-17-21-17-55 0 0 0-29 10-46 0 0 10-17 25-24 0 0 15-7 31-7 0 0 23 0 39 11 0 0 16 12 20 35l-24 3c0 0-4-14-12-21 0 0-8-8-21-8 0 0-21 0-32 15 0 0-11 14-11 41 0 0 0 27 11 42 0 0 10 14 30 14 0 0 16 0 25-9 0 0 9-9 12-27zM2916 202c0 0-11 2-19 2 0 0-16 0-24-6 0 0-7-5-9-14 0 0-1-9-1-25v-84h-18v-19h18v-36l25-15v51h24v19h-24v86c0 0 0 11 2 16 0 0 2 4 11 4 0 0 6 0 11-1zM2962 202h-25v-146h25zM2962 28h-25v-28h25zM3059 53c0 0 30 0 49 19 0 0 20 19 20 55 0 0 0 43-21 61 0 0-21 19-48 19 0 0-27 0-48-20 0 0-20-18-20-58 0 0 0-38 20-57 0 0 19-19 48-19zM3059 185c0 0 22 0 33-16 0 0 11-15 11-41 0 0 0-27-13-41 0 0-12-14-31-14 0 0-18 0-31 14 0 0-12 14-12 42 0 0 0 28 13 42 0 0 12 14 30 14zM3276 202h-25v-89c0 0 0-22-8-30 0 0-8-9-22-9 0 0-11 0-21 6 0 0-10 5-14 15 0 0-4 10-4 27v80h-25v-146h23v21c0 0 8-12 19-18 0 0 12-6 27-6 0 0 12 0 23 4 0 0 11 4 18 12 0 0 6 8 8 18 0 0 1 9 1 25zM3555 117c0 0 0 16-2 29 0 0-2 13-9 27 0 0-8 14-24 23 0 0-17 11-44 11 0 0-27 0-44-10 0 0-17-8-24-21 0 0-8-13-10-27 0 0-2-14-2-32v-117h26v117c0 0 0 18 3 31 0 0 3 13 14 24 0 0 11 9 34 9 0 0 24 0 36-8 0 0 11-8 15-21 0 0 4-14 4-35v-117h27zM3716 202h-25v-89c0 0 0-22-9-30 0 0-7-9-22-9 0 0-11 0-21 6 0 0-10 5-14 15 0 0-4 10-4 27v80h-25v-146h23v21c0 0 8-12 20-18 0 0 11-6 26-6 0 0 12 0 23 4 0 0 11 4 18 12 0 0 6 8 8 18 0 0 2 9 2 25zM3778 202h-25v-146h25zM3778 28h-25v-28h25z">
          <text:p/>
        </draw:path>
        <draw:line draw:style-name="gr12" draw:text-style-name="P1" draw:layer="layout" svg:x1="-145.768cm" svg:y1="3.922cm" svg:x2="28.476cm" svg:y2="3.922cm">
          <text:p/>
        </draw:line>
        <draw:polygon draw:style-name="gr18" draw:text-style-name="P11" draw:layer="layout" svg:width="8.297cm" svg:height="0.282cm" svg:x="1.213cm" svg:y="3.499cm" svg:viewBox="0 0 8298 283" draw:points="0,0 8298,0 8298,283 0,283">
          <text:p/>
        </draw:polygon>
        <draw:path draw:style-name="gr8" draw:text-style-name="P5" draw:layer="layout" svg:width="1.12cm" svg:height="0.205cm" svg:x="9.658cm" svg:y="3.523cm" svg:viewBox="0 0 1121 206" svg:d="M160 24h-67v179h-27v-179h-66v-24h160zM312 136h-110c0 0 2 24 14 37 0 0 12 13 31 13 0 0 14 0 24-8 0 0 9-7 15-22l25 3c0 0-6 23-23 35 0 0-16 12-41 12 0 0-33 0-51-20 0 0-19-20-19-55 0 0 0-35 18-56 0 0 18-23 50-23 0 0 17 0 31 7 0 0 15 8 25 25 0 0 11 17 11 52zM286 116c0 0-1-23-13-33 0 0-13-9-28-9 0 0-17 0-28 11 0 0-11 12-13 31zM424 98c0 0-2-13-10-18 0 0-8-6-23-6 0 0-14 0-23 4 0 0-8 5-8 14 0 0 0 9 6 13 0 0 7 4 28 9 0 0 23 6 34 11 0 0 12 4 18 12 0 0 7 8 7 23 0 0 0 20-16 33 0 0-16 13-43 13 0 0-28 0-43-12 0 0-16-11-20-35l25-3c0 0 2 15 11 22 0 0 10 8 27 8 0 0 16 0 25-7 0 0 8-7 8-17 0 0 0-6-3-10 0 0-4-4-10-6 0 0-6-2-27-7 0 0-32-8-41-18 0 0-10-11-10-26 0 0 0-18 14-31 0 0 15-12 39-12 0 0 27 0 41 10 0 0 15 12 18 32zM540 202c0 0-11 3-19 3 0 0-16 0-23-6 0 0-8-6-10-15 0 0-1-8-1-24v-84h-18v-21h18v-36l25-15v51h24v21h-24v85c0 0 0 11 2 16 0 0 2 5 11 5 0 0 6 0 11-1zM802 118c0 0 0 15-2 28 0 0-1 14-9 28 0 0-7 14-24 23 0 0-16 9-44 9 0 0-27 0-44-8 0 0-16-8-24-21 0 0-7-13-10-28 0 0-2-14-2-31v-118h27v117c0 0 0 18 3 32 0 0 2 13 13 23 0 0 11 10 35 10 0 0 23 0 35-8 0 0 12-8 15-22 0 0 4-13 4-35v-117h27zM963 203h-25v-89c0 0 0-23-8-31 0 0-8-8-22-8 0 0-11 0-21 5 0 0-10 5-14 15 0 0-4 10-4 28v80h-25v-148h22v22h1c0 0 7-13 19-19 0 0 12-6 27-6 0 0 11 0 22 4 0 0 12 4 18 14 0 0 7 8 8 17 0 0 2 10 2 26zM1026 203h-25v-148h25zM1026 28h-25v-28h25zM1121 202c0 0-11 3-18 3 0 0-17 0-24-6 0 0-7-6-9-15 0 0-2-8-2-24v-84h-18v-21h18v-36l25-15v51h25v21h-25v85c0 0 0 11 2 16 0 0 3 5 12 5 0 0 5 0 11-1z">
          <text:p/>
        </draw:path>
        <draw:line draw:style-name="gr12" draw:text-style-name="P1" draw:layer="layout" svg:x1="-145.768cm" svg:y1="4.487cm" svg:x2="28.476cm" svg:y2="4.487cm">
          <text:p/>
        </draw:line>
        <draw:polygon draw:style-name="gr18" draw:text-style-name="P11" draw:layer="layout" svg:width="12.446cm" svg:height="0.282cm" svg:x="9.51cm" svg:y="4.064cm" svg:viewBox="0 0 12447 283" draw:points="0,0 12447,0 12447,283 0,283">
          <text:p/>
        </draw:polygon>
        <draw:path draw:style-name="gr8" draw:text-style-name="P5" draw:layer="layout" svg:width="2.132cm" svg:height="0.207cm" svg:x="22.119cm" svg:y="4.086cm" svg:viewBox="0 0 2133 208" svg:d="M0 1h77c0 0 18 0 31 2 0 0 13 2 24 9 0 0 11 8 17 21 0 0 5 13 5 27 0 0 0 28-17 45 0 0-18 16-58 16h-52v83h-27zM27 97h52c0 0 48 0 48-37 0 0 0-12-7-21 0 0-6-9-15-11 0 0-9-3-27-3h-51zM266 61l-10 23c0 0-9-5-18-5 0 0-14 0-21 12 0 0-7 13-7 35v78h-25v-147h22v22h1c0 0 12-25 31-25 0 0 13 0 27 7zM340 54c0 0 30 0 49 19 0 0 20 19 20 55 0 0 0 44-21 62 0 0-22 18-48 18 0 0-27 0-48-19 0 0-20-18-20-59 0 0 0-38 19-57 0 0 20-19 49-19zM340 187c0 0 22 0 32-16 0 0 11-15 11-42 0 0 0-27-12-41 0 0-13-14-31-14 0 0-19 0-31 14 0 0-12 14-12 42 0 0 0 29 12 43 0 0 13 14 31 14zM556 204h-23v-18h-1c0 0-13 22-40 22 0 0-27 0-45-22 0 0-18-21-18-56 0 0 0-35 17-56 0 0 17-20 45-20 0 0 26 0 40 20v-73h25zM495 187c0 0 16 0 27-13 0 0 11-13 11-42 0 0 0-26-10-42 0 0-10-16-30-16 0 0-19 0-29 15 0 0-10 16-10 41 0 0 0 20 6 32 0 0 5 13 14 19 0 0 10 6 21 6zM713 204h-22v-21h-1c0 0-17 25-46 25 0 0-15 0-28-7 0 0-13-7-17-20 0 0-5-12-5-32v-92h25v82c0 0 0 19 2 28 0 0 2 8 10 14 0 0 7 5 18 5 0 0 15 0 27-10 0 0 12-9 12-41v-78h25zM871 154c0 0-5 28-22 41 0 0-17 13-39 13 0 0-32 0-49-21 0 0-17-21-17-56 0 0 0-29 9-46 0 0 11-17 26-24 0 0 15-7 31-7 0 0 23 0 39 11 0 0 16 12 20 35l-24 3c0 0-4-14-12-21 0 0-9-8-22-8 0 0-20 0-31 15 0 0-11 14-11 41 0 0 0 28 11 43 0 0 10 14 30 14 0 0 16 0 25-9 0 0 9-9 12-27zM1020 136h-110c0 0 2 26 14 38 0 0 12 13 31 13 0 0 14 0 24-7 0 0 9-8 14-23l26 3c0 0-6 23-23 35 0 0-16 13-41 13 0 0-33 0-52-20 0 0-18-21-18-57 0 0 0-34 18-56 0 0 18-21 51-21 0 0 15 0 30 7 0 0 15 7 25 24 0 0 11 17 11 51zM994 116c0 0-1-22-14-32 0 0-12-10-26-10 0 0-18 0-29 12 0 0-12 11-13 30zM1216 94c0 0 19 3 28 18 0 0 10 15 10 33 0 0 0 27-20 45 0 0-20 18-48 18 0 0-27 0-44-16 0 0-18-16-21-41l25-4c0 0 4 21 14 30 0 0 10 10 26 10 0 0 17 0 29-12 0 0 12-12 12-30 0 0 0-18-11-29 0 0-11-11-28-11 0 0-7 0-18 3l3-22c0 0 10 0 16-1 0 0 6-1 13-5 0 0 7-3 12-10 0 0 4-7 4-18 0 0 0-15-10-23 0 0-10-8-23-8 0 0-15 0-24 9 0 0-10 10-12 27l-25-4c0 0 5-26 21-40 0 0 17-13 40-13 0 0 25 0 42 16 0 0 17 15 17 37 0 0 0 28-28 41zM1344 0c0 0 66 0 66 103 0 0 0 54-17 79 0 0-17 26-49 26 0 0-65 0-65-105 0 0 0-51 17-77 0 0 17-26 48-26zM1344 187c0 0 21 0 31-19 0 0 10-19 10-65 0 0 0-30-5-48 0 0-4-17-13-26 0 0-9-8-23-8 0 0-20 0-30 19 0 0-10 20-10 63 0 0 0 31 5 49 0 0 4 18 13 27 0 0 9 8 22 8zM1683 118c0 0 0 16-2 30 0 0-2 13-9 27 0 0-8 14-24 23 0 0-17 10-44 10 0 0-27 0-44-9 0 0-17-8-24-21 0 0-8-13-10-27 0 0-2-15-2-33v-117h26v117c0 0 0 18 3 32 0 0 3 13 14 23 0 0 11 10 34 10 0 0 24 0 36-8 0 0 11-8 15-21 0 0 4-14 4-36v-117h27zM1844 204h-25v-90c0 0 0-22-9-30 0 0-7-9-22-9 0 0-11 0-21 6 0 0-9 5-14 15 0 0-4 10-4 27v81h-25v-147h23v21c0 0 8-12 20-18 0 0 11-6 26-6 0 0 12 0 23 4 0 0 11 4 18 12 0 0 6 8 8 18 0 0 2 9 2 25zM1906 204h-25v-147h25zM1906 29h-25v-28h25zM2001 204c0 0-11 2-19 2 0 0-16 0-23-6 0 0-8-5-10-14 0 0-1-9-1-25v-85h-18v-19h18v-36l25-15v51h24v19h-24v87c0 0 0 11 2 16 0 0 2 4 11 4 0 0 6 0 11-1zM2104 98c0 0-2-12-10-18 0 0-8-6-23-6 0 0-14 0-22 5 0 0-9 5-9 14 0 0 0 9 7 12 0 0 7 4 27 9 0 0 24 6 35 11 0 0 12 5 18 14 0 0 6 8 6 22 0 0 0 20-16 33 0 0-16 14-42 14 0 0-28 0-44-12 0 0-15-12-19-35l25-4c0 0 2 15 11 23 0 0 9 7 26 7 0 0 17 0 25-6 0 0 9-7 9-17 0 0 0-7-4-11 0 0-4-4-10-6 0 0-6-2-27-7 0 0-31-8-41-19 0 0-10-11-10-25 0 0 0-19 15-30 0 0 14-12 39-12 0 0 26 0 41 10 0 0 14 10 17 31z">
          <text:p/>
        </draw:path>
        <draw:line draw:style-name="gr12" draw:text-style-name="P1" draw:layer="layout" svg:x1="-145.768cm" svg:y1="5.446cm" svg:x2="28.476cm" svg:y2="5.446cm">
          <text:p/>
        </draw:line>
        <draw:polygon draw:style-name="gr18" draw:text-style-name="P11" draw:layer="layout" svg:width="20.151cm" svg:height="0.282cm" svg:x="5.954cm" svg:y="4.628cm" svg:viewBox="0 0 20152 283" draw:points="0,0 20152,0 20152,283 0,283">
          <text:p/>
        </draw:polygon>
        <draw:path draw:style-name="gr8" draw:text-style-name="P5" draw:layer="layout" svg:width="3.527cm" svg:height="0.262cm" svg:x="26.253cm" svg:y="4.648cm" svg:viewBox="0 0 3528 263" svg:d="M159 28h-66v179h-28v-179h-65v-24h159zM264 64l-8 23c0 0-10-5-18-5 0 0-14 0-21 12 0 0-8 13-8 35v78h-25v-148h23v23h1c0 0 12-26 31-26 0 0 12 0 25 8zM406 207h-26c0 0-3-7-5-18 0 0-25 21-54 21 0 0-23 0-36-11 0 0-14-12-14-32 0 0 0-18 13-30 0 0 13-12 45-16l23-3c0 0 13-2 21-5 0 0 0-11 0-16 0 0-1-5-4-9 0 0-4-5-11-9 0 0-8-2-20-2 0 0-16 0-25 5 0 0-10 6-13 22l-24-3c0 0 4-22 20-34 0 0 17-11 46-11 0 0 26 0 38 8 0 0 12 8 15 19 0 0 3 11 3 28v34c0 0 0 30 2 41 0 0 1 11 6 21zM373 141v-9c0 0-19 7-47 11 0 0-28 3-28 24 0 0 0 9 7 17 0 0 8 6 22 6 0 0 19 0 32-11 0 0 14-11 14-38zM461 207h-24v-148h24zM461 32h-24v-28h24zM619 207h-25v-90c0 0 0-23-9-31 0 0-7-8-22-8 0 0-11 0-21 5 0 0-9 5-14 15 0 0-4 10-4 28v81h-25v-148h23v21c0 0 8-12 20-18 0 0 11-6 26-6 0 0 12 0 23 4 0 0 11 4 18 13 0 0 6 8 8 17 0 0 2 10 2 26zM857 63c0 0-1-19-14-29 0 0-12-10-35-10 0 0-20 0-33 8 0 0-14 8-14 22 0 0 0 13 11 20 0 0 10 6 38 12 0 0 25 6 41 12 0 0 16 6 27 18 0 0 11 12 11 33 0 0 0 26-21 44 0 0-20 17-54 17 0 0-42 0-63-19 0 0-21-20-23-50l26-2c0 0 1 24 18 35 0 0 17 12 41 12 0 0 23 0 37-10 0 0 13-9 13-25 0 0 0-17-14-24 0 0-15-8-49-15 0 0-34-8-49-21 0 0-15-13-15-35 0 0 0-24 19-40 0 0 19-16 52-16 0 0 34 0 54 16 0 0 21 16 22 45zM1050 207h-26c0 0-4-7-6-18 0 0-25 21-54 21 0 0-23 0-36-11 0 0-13-12-13-32 0 0 0-18 13-30 0 0 12-12 44-16l23-3c0 0 13-2 22-5 0 0 0-11-1-16 0 0-1-5-4-9 0 0-4-5-11-9 0 0-7-2-20-2 0 0-16 0-25 5 0 0-9 6-13 22l-24-3c0 0 4-22 20-34 0 0 17-11 46-11 0 0 26 0 39 8 0 0 12 8 15 19 0 0 3 11 3 28v34c0 0 0 30 1 41 0 0 1 11 7 21zM1017 141v-9c0 0-20 7-48 11 0 0-28 3-28 24 0 0 0 9 7 17 0 0 8 6 22 6 0 0 19 0 33-11 0 0 14-11 14-38zM1104 207h-24v-203h24zM1269 139h-109c0 0 2 24 14 37 0 0 12 14 31 14 0 0 14 0 24-8 0 0 9-8 14-24l26 4c0 0-7 24-23 36 0 0-17 12-41 12 0 0-33 0-52-20 0 0-19-21-19-56 0 0 0-35 18-56 0 0 19-22 51-22 0 0 16 0 31 7 0 0 15 7 25 24 0 0 10 17 10 52zM1244 119c0 0-2-23-14-33 0 0-12-9-27-9 0 0-18 0-29 11 0 0-11 12-13 31zM1381 101c0 0-2-13-10-18 0 0-8-6-22-6 0 0-14 0-23 4 0 0-9 5-9 14 0 0 0 9 7 13 0 0 7 4 28 9 0 0 23 6 34 10 0 0 12 5 18 13 0 0 7 8 7 23 0 0 0 20-16 34 0 0-17 13-43 13 0 0-28 0-44-12 0 0-15-11-19-36l25-4c0 0 2 16 11 24 0 0 10 8 27 8 0 0 16 0 24-7 0 0 9-8 9-18 0 0 0-6-4-10 0 0-4-4-10-6 0 0-6-2-27-7 0 0-31-8-41-18 0 0-10-11-10-26 0 0 0-18 15-30 0 0 14-12 39-12 0 0 26 0 41 10 0 0 14 11 17 31zM1701 207h-34c0 0-30-49-37-60 0 0-8-11-16-19 0 0-8-7-15-9 0 0-7-3-19-3h-31v91h-27v-203h90c0 0 18 0 31 2 0 0 12 3 22 10 0 0 9 7 14 19 0 0 5 11 5 24 0 0 0 23-14 37 0 0-15 14-43 17v1c0 0 21 9 38 37zM1549 92h58c0 0 17 0 27-2 0 0 10-4 16-12 0 0 6-8 6-19 0 0 0-14-10-24 0 0-10-9-33-9h-64zM1850 139h-110c0 0 2 24 14 37 0 0 12 14 31 14 0 0 14 0 24-8 0 0 9-8 14-24l26 4c0 0-6 24-23 36 0 0-16 12-41 12 0 0-33 0-52-20 0 0-18-21-18-56 0 0 0-35 18-56 0 0 18-22 50-22 0 0 16 0 31 7 0 0 15 7 26 24 0 0 10 17 10 52zM1824 119c0 0-1-23-14-33 0 0-12-9-27-9 0 0-17 0-28 11 0 0-12 12-14 31zM1903 78c0 0 14-22 42-22 0 0 29 0 45 21 0 0 17 21 17 54 0 0 0 36-19 58 0 0-18 21-45 21 0 0-23 0-37-18h-1v71h-25v-204h23zM1942 190c0 0 17 0 28-16 0 0 12-14 12-43 0 0 0-27-11-41 0 0-12-14-28-14 0 0-18 0-29 16 0 0-12 16-12 41 0 0 0 28 11 42 0 0 11 15 29 15zM2115 64l-8 23c0 0-10-5-18-5 0 0-14 0-21 12 0 0-7 13-7 35v78h-25v-148h22v23h1c0 0 12-26 31-26 0 0 13 0 25 8zM2258 139h-110c0 0 2 24 14 37 0 0 12 14 31 14 0 0 14 0 24-8 0 0 9-8 14-24l26 4c0 0-6 24-23 36 0 0-17 12-41 12 0 0-33 0-52-20 0 0-18-21-18-56 0 0 0-35 18-56 0 0 18-22 50-22 0 0 16 0 31 7 0 0 15 7 25 24 0 0 11 17 11 52zM2232 119c0 0-1-23-14-33 0 0-12-9-27-9 0 0-17 0-28 11 0 0-12 12-14 31zM2369 101c0 0-2-13-9-18 0 0-9-6-23-6 0 0-14 0-23 4 0 0-9 5-9 14 0 0 0 9 7 13 0 0 7 4 28 9 0 0 23 6 34 10 0 0 12 5 18 13 0 0 7 8 7 23 0 0 0 20-16 34 0 0-16 13-43 13 0 0-28 0-44-12 0 0-15-11-19-36l25-4c0 0 2 16 11 24 0 0 10 8 27 8 0 0 16 0 25-7 0 0 8-8 8-18 0 0 0-6-4-10 0 0-4-4-9-6 0 0-6-2-28-7 0 0-31-8-41-18 0 0-10-11-10-26 0 0 0-18 15-30 0 0 15-12 39-12 0 0 26 0 41 10 0 0 15 11 17 31zM2556 139h-110c0 0 2 24 14 37 0 0 12 14 31 14 0 0 14 0 24-8 0 0 9-8 14-24l26 4c0 0-6 24-23 36 0 0-17 12-41 12 0 0-33 0-52-20 0 0-18-21-18-56 0 0 0-35 18-56 0 0 18-22 50-22 0 0 16 0 31 7 0 0 15 7 25 24 0 0 11 17 11 52zM2530 119c0 0-1-23-14-33 0 0-12-9-27-9 0 0-17 0-28 11 0 0-11 12-14 31zM2705 207h-25v-90c0 0 0-23-8-31 0 0-8-8-22-8 0 0-11 0-21 5 0 0-10 5-14 15 0 0-4 10-4 28v81h-25v-148h22v21h1c0 0 8-12 19-18 0 0 12-6 27-6 0 0 11 0 23 4 0 0 11 4 17 13 0 0 7 8 9 17 0 0 1 10 1 26zM2799 206c0 0-10 2-18 2 0 0-16 0-24-5 0 0-7-6-9-15 0 0-1-9-1-25v-84h-18v-20h18v-36l24-15v51h25v20h-25v85c0 0 0 11 3 16 0 0 2 6 11 6 0 0 6 0 11-2zM2948 207h-26c0 0-4-7-5-18 0 0-25 21-54 21 0 0-23 0-37-11 0 0-13-12-13-32 0 0 0-18 13-30 0 0 13-12 44-16l24-3c0 0 12-2 21-5 0 0 0-11-1-16 0 0 0-5-4-9 0 0-3-5-11-9 0 0-7-2-19-2 0 0-17 0-26 5 0 0-9 6-13 22l-24-3c0 0 4-22 21-34 0 0 16-11 45-11 0 0 27 0 39 8 0 0 12 8 15 19 0 0 3 11 3 28v34c0 0 0 30 1 41 0 0 1 11 7 21zM2915 141v-9c0 0-20 7-47 11 0 0-29 3-29 24 0 0 0 9 8 17 0 0 7 6 22 6 0 0 18 0 32-11 0 0 14-11 14-38zM3035 206c0 0-11 2-19 2 0 0-16 0-23-5 0 0-8-6-9-15 0 0-2-9-2-25v-84h-18v-20h18v-36l25-15v51h25v20h-25v85c0 0 0 11 2 16 0 0 2 6 12 6 0 0 5 0 11-2zM3081 207h-25v-148h25zM3081 32h-25v-28h25zM3238 59l-55 148h-24l-55-148h26l30 85c0 0 9 24 11 32 0 0 2-8 8-23l34-94zM3387 139h-110c0 0 2 24 15 37 0 0 12 14 30 14 0 0 14 0 24-8 0 0 10-8 15-24l25 4c0 0-6 24-22 36 0 0-17 12-42 12 0 0-33 0-51-20 0 0-19-21-19-56 0 0 0-35 18-56 0 0 18-22 51-22 0 0 16 0 31 7 0 0 15 7 25 24 0 0 10 17 10 52zM3362 119c0 0-2-23-14-33 0 0-13-9-27-9 0 0-17 0-29 11 0 0-11 12-13 31zM3499 101c0 0-2-13-10-18 0 0-8-6-22-6 0 0-15 0-23 4 0 0-9 5-9 14 0 0 0 9 7 13 0 0 7 4 27 9 0 0 23 6 35 10 0 0 12 5 18 13 0 0 6 8 6 23 0 0 0 20-16 34 0 0-16 13-42 13 0 0-28 0-44-12 0 0-16-11-19-36l25-4c0 0 1 16 11 24 0 0 9 8 26 8 0 0 17 0 25-7 0 0 9-8 9-18 0 0 0-6-4-10 0 0-4-4-10-6 0 0-6-2-27-7 0 0-31-8-41-18 0 0-10-11-10-26 0 0 0-18 15-30 0 0 14-12 39-12 0 0 26 0 40 10 0 0 15 11 18 31z">
          <text:p/>
        </draw:path>
        <draw:polyline draw:style-name="gr21" draw:text-style-name="P1" draw:layer="layout" svg:width="0.141cm" svg:height="0.733cm" svg:x="1.213cm" svg:y="2.794cm" svg:viewBox="0 0 142 734" draw:points="0,0 142,0 142,734">
          <text:p/>
        </draw:polyline>
        <draw:polygon draw:style-name="gr22" draw:text-style-name="P12" draw:layer="layout" svg:width="0.113cm" svg:height="0.056cm" svg:x="1.298cm" svg:y="3.471cm" svg:viewBox="0 0 114 57" draw:points="114,0 56,57 0,0">
          <text:p/>
        </draw:polygon>
        <draw:polyline draw:style-name="gr21" draw:text-style-name="P1" draw:layer="layout" svg:width="0.142cm" svg:height="0.339cm" svg:x="9.51cm" svg:y="3.753cm" svg:viewBox="0 0 143 340" draw:points="0,0 143,0 143,340">
          <text:p/>
        </draw:polyline>
        <draw:polygon draw:style-name="gr22" draw:text-style-name="P12" draw:layer="layout" svg:width="0.113cm" svg:height="0.057cm" svg:x="9.595cm" svg:y="4.035cm" svg:viewBox="0 0 114 58" draw:points="114,0 57,58 0,0">
          <text:p/>
        </draw:polygon>
        <draw:polygon draw:style-name="gr2" draw:text-style-name="P2" draw:layer="layout" svg:width="0.593cm" svg:height="0.564cm" svg:x="1.213cm" svg:y="1.834cm" svg:viewBox="0 0 594 565" draw:points="0,0 594,0 594,565 0,565">
          <text:p/>
        </draw:polygon>
        <draw:polygon draw:style-name="gr3" draw:text-style-name="P3" draw:layer="layout" svg:width="0.16cm" svg:height="0.202cm" svg:x="1.429cm" svg:y="1.984cm" svg:viewBox="0 0 161 203" draw:points="161,24 94,24 94,203 67,203 67,24 0,24 0,0 161,0">
          <text:p/>
        </draw:polygon>
        <draw:polygon draw:style-name="gr2" draw:text-style-name="P2" draw:layer="layout" svg:width="0.592cm" svg:height="0.564cm" svg:x="1.806cm" svg:y="1.834cm" svg:viewBox="0 0 593 565" draw:points="0,0 593,0 593,565 0,565">
          <text:p/>
        </draw:polygon>
        <draw:polygon draw:style-name="gr3" draw:text-style-name="P3" draw:layer="layout" svg:width="0.136cm" svg:height="0.202cm" svg:x="2.039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2.398cm" svg:y="1.834cm" svg:viewBox="0 0 594 565" draw:points="0,0 594,0 594,565 0,565">
          <text:p/>
        </draw:polygon>
        <draw:path draw:style-name="gr3" draw:text-style-name="P3" draw:layer="layout" svg:width="0.161cm" svg:height="0.209cm" svg:x="2.613cm" svg:y="1.981cm" svg:viewBox="0 0 162 210" svg:d="M130 62c0 0-1-19-14-28 0 0-12-10-35-10 0 0-21 0-34 7 0 0-12 8-12 23 0 0 0 13 10 19 0 0 10 7 38 13 0 0 25 6 41 12 0 0 16 5 27 18 0 0 11 12 11 32 0 0 0 26-20 44 0 0-21 18-55 18 0 0-42 0-64-20 0 0-21-19-23-50l26-2c0 0 2 25 19 36 0 0 17 11 41 11 0 0 23 0 37-10 0 0 13-9 13-25 0 0 0-16-14-24 0 0-15-7-48-15 0 0-35-7-51-20 0 0-15-14-15-35 0 0 0-25 20-40 0 0 19-16 52-16 0 0 34 0 54 16 0 0 21 15 22 44z">
          <text:p/>
        </draw:path>
        <draw:polygon draw:style-name="gr2" draw:text-style-name="P2" draw:layer="layout" svg:width="4.149cm" svg:height="0.564cm" svg:x="-0.565cm" svg:y="1.27cm" svg:viewBox="0 0 4150 565" draw:points="0,0 4150,0 4150,565 0,565">
          <text:p/>
        </draw:polygon>
        <draw:path draw:style-name="gr3" draw:text-style-name="P3" draw:layer="layout" svg:width="1.137cm" svg:height="0.261cm" svg:x="0.941cm" svg:y="1.417cm" svg:viewBox="0 0 1138 262" svg:d="M33 85c0 0 18-13 38-13 0 0 25 0 44 18 0 0 19 18 19 47 0 0 0 30-19 51 0 0-19 21-50 21 0 0-25 0-44-14 0 0-18-14-21-42l26-2c0 0 3 19 13 28 0 0 10 10 26 10 0 0 19 0 30-14 0 0 12-15 12-35 0 0 0-22-12-34 0 0-12-12-31-12 0 0-24 0-36 19l-24-2 20-105h100v25h-81zM230 145h-76v-25h76zM380 63c0 0-1-19-13-29 0 0-13-9-36-9 0 0-20 0-33 7 0 0-13 8-13 23 0 0 0 13 10 19 0 0 10 7 38 13 0 0 25 5 41 11 0 0 16 6 27 18 0 0 11 12 11 33 0 0 0 26-20 43 0 0-21 17-54 17 0 0-43 0-64-19 0 0-21-19-22-49l25-2c0 0 2 24 19 35 0 0 17 11 41 11 0 0 22 0 36-9 0 0 14-9 14-25 0 0 0-17-15-24 0 0-14-8-48-15 0 0-34-7-49-21 0 0-16-13-16-35 0 0 0-24 19-41 0 0 20-15 52-15 0 0 34 0 55 15 0 0 20 17 21 46zM573 139h-109c0 0 1 24 13 37 0 0 13 13 31 13 0 0 14 0 24-7 0 0 10-8 15-23l25 3c0 0-6 23-23 35 0 0-16 12-41 12 0 0-33 0-51-20 0 0-19-20-19-55 0 0 0-35 18-56 0 0 18-22 51-22 0 0 16 0 31 7 0 0 15 7 25 24 0 0 10 17 10 52zM548 119c0 0-2-23-14-32 0 0-13-10-27-10 0 0-18 0-29 11 0 0-11 12-13 31zM626 79c0 0 14-23 42-23 0 0 29 0 46 21 0 0 16 21 16 54 0 0 0 36-18 57 0 0-19 21-46 21 0 0-23 0-37-18h-1v71h-25v-202h23zM665 189c0 0 17 0 29-14 0 0 11-15 11-44 0 0 0-26-11-41 0 0-11-14-28-14 0 0-18 0-29 16 0 0-11 16-11 42 0 0 0 27 10 41 0 0 11 14 29 14zM827 145h-77v-25h77zM942 206h-25v-158c0 0-18 18-50 30v-24c0 0 43-21 59-52h16zM1030 102c0 0 17-27 48-27 0 0 25 0 43 18 0 0 17 19 17 47 0 0 0 29-17 49 0 0-18 20-46 20 0 0-29 0-50-21 0 0-20-22-20-77 0 0 0-54 18-81 0 0 19-28 54-28 0 0 23 0 38 13 0 0 16 13 20 38l-25 3c0 0-7-33-34-33 0 0-19 0-33 19 0 0-14 19-14 60zM1074 189c0 0 18 0 28-14 0 0 11-14 11-33 0 0 0-20-11-32 0 0-10-13-28-13 0 0-17 0-29 12 0 0-12 12-12 31 0 0 0 20 12 35 0 0 12 14 29 14z">
          <text:p/>
        </draw:path>
        <draw:polygon draw:style-name="gr2" draw:text-style-name="P2" draw:layer="layout" svg:width="0.593cm" svg:height="0.564cm" svg:x="2.991cm" svg:y="1.834cm" svg:viewBox="0 0 594 565" draw:points="0,0 594,0 594,565 0,565">
          <text:p/>
        </draw:polygon>
        <draw:path draw:style-name="gr3" draw:text-style-name="P3" draw:layer="layout" svg:width="0.161cm" svg:height="0.209cm" svg:x="3.206cm" svg:y="1.981cm" svg:viewBox="0 0 162 210" svg:d="M130 62c0 0-2-19-14-28 0 0-12-10-35-10 0 0-22 0-35 7 0 0-13 8-13 23 0 0 0 13 10 19 0 0 10 7 39 13 0 0 26 6 41 12 0 0 16 5 27 18 0 0 12 12 12 32 0 0 0 26-21 44 0 0-21 18-54 18 0 0-43 0-65-20 0 0-21-19-22-50l25-2c0 0 2 25 19 36 0 0 17 11 42 11 0 0 22 0 36-10 0 0 14-9 14-25 0 0 0-16-14-24 0 0-15-7-50-15 0 0-34-7-49-20 0 0-15-14-15-35 0 0 0-25 19-40 0 0 19-16 53-16 0 0 33 0 54 16 0 0 20 15 21 44z">
          <text:p/>
        </draw:path>
        <draw:polygon draw:style-name="gr2" draw:text-style-name="P2" draw:layer="layout" svg:width="0.592cm" svg:height="0.564cm" svg:x="3.584cm" svg:y="1.834cm" svg:viewBox="0 0 593 565" draw:points="0,0 593,0 593,565 0,565">
          <text:p/>
        </draw:polygon>
        <draw:path draw:style-name="gr3" draw:text-style-name="P3" draw:layer="layout" svg:width="0.192cm" svg:height="0.202cm" svg:x="3.784cm" svg:y="1.984cm" svg:viewBox="0 0 193 203" svg:d="M193 203h-25v-170h-1l-59 170h-24l-58-172v172h-26v-203h40l48 144c0 0 8 24 9 30 0 0 4-11 11-32l49-142h36z">
          <text:p/>
        </draw:path>
        <draw:polygon draw:style-name="gr2" draw:text-style-name="P2" draw:layer="layout" svg:width="0.593cm" svg:height="0.564cm" svg:x="4.176cm" svg:y="1.834cm" svg:viewBox="0 0 594 565" draw:points="0,0 594,0 594,565 0,565">
          <text:p/>
        </draw:polygon>
        <draw:polygon draw:style-name="gr3" draw:text-style-name="P3" draw:layer="layout" svg:width="0.16cm" svg:height="0.202cm" svg:x="4.393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4.769cm" svg:y="1.834cm" svg:viewBox="0 0 594 565" draw:points="0,0 594,0 594,565 0,565">
          <text:p/>
        </draw:polygon>
        <draw:path draw:style-name="gr3" draw:text-style-name="P3" draw:layer="layout" svg:width="0.26cm" svg:height="0.202cm" svg:x="4.936cm" svg:y="1.984cm" svg:viewBox="0 0 261 203" svg:d="M261 0l-56 203h-26l-44-160c0 0-3-12-4-18h-1l-6 24-43 154h-27l-54-203h27l31 133c0 0 6 27 8 39v3h1c0 0 5-26 8-37l39-138h33l29 103c0 0 11 39 16 72 0 0 3-16 10-45l32-130z">
          <text:p/>
        </draw:path>
        <draw:polygon draw:style-name="gr2" draw:text-style-name="P2" draw:layer="layout" svg:width="0.592cm" svg:height="0.564cm" svg:x="5.362cm" svg:y="1.834cm" svg:viewBox="0 0 593 565" draw:points="0,0 593,0 593,565 0,565">
          <text:p/>
        </draw:polygon>
        <draw:polygon draw:style-name="gr3" draw:text-style-name="P3" draw:layer="layout" svg:width="0.16cm" svg:height="0.202cm" svg:x="5.578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5.954cm" svg:y="1.834cm" svg:viewBox="0 0 594 565" draw:points="0,0 594,0 594,565 0,565">
          <text:p/>
        </draw:polygon>
        <draw:polygon draw:style-name="gr3" draw:text-style-name="P3" draw:layer="layout" svg:width="0.136cm" svg:height="0.202cm" svg:x="6.187cm" svg:y="1.984cm" svg:viewBox="0 0 137 203" draw:points="137,24 28,24 28,87 123,87 123,111 28,111 28,203 0,203 0,0 137,0">
          <text:p/>
        </draw:polygon>
        <draw:polygon draw:style-name="gr2" draw:text-style-name="P2" draw:layer="layout" svg:width="0.593cm" svg:height="0.564cm" svg:x="6.547cm" svg:y="1.834cm" svg:viewBox="0 0 594 565" draw:points="0,0 594,0 594,565 0,565">
          <text:p/>
        </draw:polygon>
        <draw:path draw:style-name="gr3" draw:text-style-name="P3" draw:layer="layout" svg:width="0.161cm" svg:height="0.209cm" svg:x="6.762cm" svg:y="1.981cm" svg:viewBox="0 0 162 210" svg:d="M130 62c0 0-2-19-14-28 0 0-12-10-35-10 0 0-21 0-34 7 0 0-14 8-14 23 0 0 0 13 11 19 0 0 10 7 38 13 0 0 25 6 41 12 0 0 16 5 27 18 0 0 12 12 12 32 0 0 0 26-21 44 0 0-21 18-54 18 0 0-42 0-65-20 0 0-21-19-22-50l25-2c0 0 2 25 20 36 0 0 17 11 41 11 0 0 22 0 36-10 0 0 14-9 14-25 0 0 0-16-14-24 0 0-15-7-49-15 0 0-34-7-50-20 0 0-15-14-15-35 0 0 0-25 19-40 0 0 20-16 53-16 0 0 33 0 54 16 0 0 20 15 21 44z">
          <text:p/>
        </draw:path>
        <draw:polygon draw:style-name="gr2" draw:text-style-name="P2" draw:layer="layout" svg:width="4.148cm" svg:height="0.564cm" svg:x="3.584cm" svg:y="1.27cm" svg:viewBox="0 0 4149 565" draw:points="0,0 4149,0 4149,565 0,565">
          <text:p/>
        </draw:polygon>
        <draw:path draw:style-name="gr3" draw:text-style-name="P3" draw:layer="layout" svg:width="1.275cm" svg:height="0.261cm" svg:x="5.03cm" svg:y="1.417cm" svg:viewBox="0 0 1276 262" svg:d="M75 206h-25v-158c0 0-18 18-50 30v-24c0 0 43-21 59-52h16zM269 206h-134c0 0 0-17 12-35 0 0 12-17 44-43 0 0 20-17 36-34 0 0 15-18 15-36 0 0 0-15-10-25 0 0-11-10-28-10 0 0-16 0-27 11 0 0-12 10-12 30l-26-3c0 0 3-28 21-44 0 0 18-15 45-15 0 0 30 0 46 16 0 0 17 18 17 41 0 0 0 20-14 40 0 0-14 19-56 53 0 0-21 17-29 30h100zM368 145h-76v-25h76zM519 63c0 0-2-19-14-29 0 0-12-9-35-9 0 0-21 0-34 7 0 0-13 8-13 23 0 0 0 13 10 19 0 0 10 7 38 13 0 0 25 5 41 11 0 0 16 6 27 18 0 0 11 12 11 33 0 0 0 26-20 43 0 0-21 17-54 17 0 0-43 0-64-19 0 0-21-19-22-49l25-2c0 0 2 24 19 35 0 0 17 11 41 11 0 0 22 0 36-9 0 0 14-9 14-25 0 0 0-17-14-24 0 0-15-8-49-15 0 0-34-7-49-21 0 0-15-13-15-35 0 0 0-24 19-41 0 0 19-15 52-15 0 0 33 0 54 15 0 0 20 17 21 46zM712 139h-110c0 0 1 24 13 37 0 0 13 13 31 13 0 0 15 0 24-7 0 0 10-8 15-23l26 3c0 0-6 23-23 35 0 0-17 12-42 12 0 0-33 0-51-20 0 0-19-20-19-55 0 0 0-35 18-56 0 0 18-22 51-22 0 0 16 0 31 7 0 0 14 7 25 24 0 0 11 17 11 52zM686 119c0 0-2-23-14-32 0 0-13-10-27-10 0 0-18 0-29 11 0 0-11 12-13 31zM766 79c0 0 13-23 41-23 0 0 29 0 46 21 0 0 16 21 16 54 0 0 0 36-18 57 0 0-18 21-46 21 0 0-23 0-37-18h-1v71h-25v-202h23v19zM804 189c0 0 17 0 29-14 0 0 11-15 11-44 0 0 0-26-11-41 0 0-11-14-28-14 0 0-18 0-29 16 0 0-11 16-11 42 0 0 0 27 10 41 0 0 11 14 29 14zM965 145h-76v-25h76zM1080 206h-25v-158c0 0-18 18-50 30v-24c0 0 43-21 59-52h16zM1168 102c0 0 17-27 49-27 0 0 24 0 42 18 0 0 17 19 17 47 0 0 0 29-17 49 0 0-18 20-46 20 0 0-29 0-49-21 0 0-21-22-21-77 0 0 0-54 18-81 0 0 19-28 54-28 0 0 23 0 38 13 0 0 16 13 20 38l-25 3c0 0-7-33-34-33 0 0-19 0-33 19 0 0-14 19-14 60zM1213 189c0 0 16 0 27-14 0 0 11-14 11-33 0 0 0-20-11-32 0 0-11-13-29-13 0 0-16 0-28 12 0 0-11 12-11 31 0 0 0 20 11 35 0 0 12 14 30 14z">
          <text:p/>
        </draw:path>
        <draw:polygon draw:style-name="gr2" draw:text-style-name="P2" draw:layer="layout" svg:width="0.592cm" svg:height="0.564cm" svg:x="7.14cm" svg:y="1.834cm" svg:viewBox="0 0 593 565" draw:points="0,0 593,0 593,565 0,565">
          <text:p/>
        </draw:polygon>
        <draw:path draw:style-name="gr3" draw:text-style-name="P3" draw:layer="layout" svg:width="0.16cm" svg:height="0.209cm" svg:x="7.355cm" svg:y="1.981cm" svg:viewBox="0 0 161 210" svg:d="M130 62c0 0-2-19-14-28 0 0-12-10-36-10 0 0-21 0-34 7 0 0-13 8-13 23 0 0 0 13 10 19 0 0 10 7 38 13 0 0 26 6 42 12 0 0 16 5 27 18 0 0 11 12 11 32 0 0 0 26-20 44 0 0-21 18-54 18 0 0-44 0-65-20 0 0-21-19-22-50l25-2c0 0 2 25 19 36 0 0 17 11 42 11 0 0 22 0 36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0.593cm" svg:height="0.564cm" svg:x="7.732cm" svg:y="1.834cm" svg:viewBox="0 0 594 565" draw:points="0,0 594,0 594,565 0,565">
          <text:p/>
        </draw:polygon>
        <draw:path draw:style-name="gr3" draw:text-style-name="P3" draw:layer="layout" svg:width="0.192cm" svg:height="0.202cm" svg:x="7.933cm" svg:y="1.984cm" svg:viewBox="0 0 193 203" svg:d="M193 203h-27v-170l-58 170h-24l-58-172h-1v172h-25v-203h40l48 144c0 0 7 24 9 30 0 0 4-11 11-32l48-142h37z">
          <text:p/>
        </draw:path>
        <draw:polygon draw:style-name="gr2" draw:text-style-name="P2" draw:layer="layout" svg:width="0.593cm" svg:height="0.564cm" svg:x="8.325cm" svg:y="1.834cm" svg:viewBox="0 0 594 565" draw:points="0,0 594,0 594,565 0,565">
          <text:p/>
        </draw:polygon>
        <draw:polygon draw:style-name="gr3" draw:text-style-name="P3" draw:layer="layout" svg:width="0.16cm" svg:height="0.202cm" svg:x="8.541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8.918cm" svg:y="1.834cm" svg:viewBox="0 0 593 565" draw:points="0,0 593,0 593,565 0,565">
          <text:p/>
        </draw:polygon>
        <draw:path draw:style-name="gr3" draw:text-style-name="P3" draw:layer="layout" svg:width="0.26cm" svg:height="0.202cm" svg:x="9.084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9.51cm" svg:y="1.834cm" svg:viewBox="0 0 594 565" draw:points="0,0 594,0 594,565 0,565">
          <text:p/>
        </draw:polygon>
        <draw:polygon draw:style-name="gr3" draw:text-style-name="P3" draw:layer="layout" svg:width="0.16cm" svg:height="0.202cm" svg:x="9.727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0.103cm" svg:y="1.834cm" svg:viewBox="0 0 594 565" draw:points="0,0 594,0 594,565 0,565">
          <text:p/>
        </draw:polygon>
        <draw:polygon draw:style-name="gr3" draw:text-style-name="P3" draw:layer="layout" svg:width="0.136cm" svg:height="0.202cm" svg:x="10.336cm" svg:y="1.984cm" svg:viewBox="0 0 137 203" draw:points="137,24 27,24 27,87 123,87 123,111 27,111 27,203 0,203 0,0 137,0">
          <text:p/>
        </draw:polygon>
        <draw:polygon draw:style-name="gr2" draw:text-style-name="P2" draw:layer="layout" svg:width="0.592cm" svg:height="0.564cm" svg:x="10.696cm" svg:y="1.834cm" svg:viewBox="0 0 593 565" draw:points="0,0 593,0 593,565 0,565">
          <text:p/>
        </draw:polygon>
        <draw:path draw:style-name="gr3" draw:text-style-name="P3" draw:layer="layout" svg:width="0.16cm" svg:height="0.209cm" svg:x="10.911cm" svg:y="1.981cm" svg:viewBox="0 0 161 210" svg:d="M130 62c0 0-2-19-14-28 0 0-12-10-35-10 0 0-21 0-35 7 0 0-13 8-13 23 0 0 0 13 10 19 0 0 11 7 39 13 0 0 25 6 41 12 0 0 16 5 27 18 0 0 11 12 11 32 0 0 0 26-20 44 0 0-21 18-54 18 0 0-44 0-65-20 0 0-21-19-22-50l25-2c0 0 2 25 19 36 0 0 18 11 42 11 0 0 22 0 36-10 0 0 14-9 14-25 0 0 0-16-15-24 0 0-14-7-48-15 0 0-35-7-51-20 0 0-14-14-14-35 0 0 0-25 19-40 0 0 19-16 53-16 0 0 33 0 54 16 0 0 20 15 21 44z">
          <text:p/>
        </draw:path>
        <draw:polygon draw:style-name="gr2" draw:text-style-name="P2" draw:layer="layout" svg:width="4.149cm" svg:height="0.564cm" svg:x="7.732cm" svg:y="1.27cm" svg:viewBox="0 0 4150 565" draw:points="0,0 4150,0 4150,565 0,565">
          <text:p/>
        </draw:polygon>
        <draw:path draw:style-name="gr3" draw:text-style-name="P3" draw:layer="layout" svg:width="1.275cm" svg:height="0.261cm" svg:x="9.179cm" svg:y="1.417cm" svg:viewBox="0 0 1276 262" svg:d="M75 206h-25v-158c0 0-19 18-50 30v-24c0 0 43-21 58-52h17zM245 111c0 0-7 12-20 19 0 0-12 7-27 7 0 0-25 0-43-18 0 0-17-18-17-48 0 0 0-30 18-49 0 0 17-20 46-20 0 0 27 0 48 23 0 0 21 22 21 76 0 0 0 54-19 81 0 0-19 27-54 27 0 0-23 0-38-12 0 0-15-13-18-38l23-2c0 0 6 32 34 32 0 0 23 0 35-21 0 0 12-21 12-57zM204 116c0 0 18 0 29-13 0 0 10-13 10-33 0 0 0-20-11-33 0 0-11-14-28-14 0 0-17 0-29 15 0 0-12 14-12 34 0 0 0 19 12 32 0 0 11 12 29 12zM367 145h-75v-25h75zM519 63c0 0-1-19-14-29 0 0-12-9-35-9 0 0-20 0-34 7 0 0-12 8-12 23 0 0 0 13 10 19 0 0 10 7 38 13 0 0 25 5 41 11 0 0 16 6 27 18 0 0 11 12 11 33 0 0 0 26-20 43 0 0-21 17-55 17 0 0-42 0-63-19 0 0-21-19-23-49l26-2c0 0 1 24 18 35 0 0 17 11 41 11 0 0 23 0 37-9 0 0 14-9 14-25 0 0 0-17-15-24 0 0-14-8-48-15 0 0-35-7-50-21 0 0-15-13-15-35 0 0 0-24 19-41 0 0 19-15 52-15 0 0 34 0 54 15 0 0 21 17 22 46zM712 139h-110c0 0 2 24 14 37 0 0 12 13 31 13 0 0 14 0 24-7 0 0 10-8 15-23l25 3c0 0-6 23-23 35 0 0-16 12-41 12 0 0-33 0-51-20 0 0-19-20-19-55 0 0 0-35 18-56 0 0 18-22 51-22 0 0 16 0 30 7 0 0 15 7 25 24 0 0 11 17 11 52zM686 119c0 0-1-23-14-32 0 0-12-10-26-10 0 0-18 0-29 11 0 0-12 12-13 31zM765 79c0 0 14-23 42-23 0 0 29 0 45 21 0 0 17 21 17 54 0 0 0 36-18 57 0 0-19 21-46 21 0 0-23 0-38-18v71h-25v-202h23zM804 189c0 0 17 0 28-14 0 0 12-15 12-44 0 0 0-26-11-41 0 0-11-14-28-14 0 0-18 0-29 16 0 0-11 16-11 42 0 0 0 27 10 41 0 0 11 14 29 14zM965 145h-76v-25h76zM1080 206h-25v-158c0 0-19 18-50 30v-24c0 0 43-21 59-52h16zM1168 102c0 0 17-27 48-27 0 0 25 0 42 18 0 0 18 19 18 47 0 0 0 29-18 49 0 0-17 20-45 20 0 0-29 0-50-21 0 0-20-22-20-77 0 0 0-54 18-81 0 0 19-28 54-28 0 0 23 0 38 13 0 0 16 13 20 38l-26 3c0 0-6-33-34-33 0 0-18 0-32 19 0 0-14 19-14 60zM1212 189c0 0 17 0 28-14 0 0 10-14 10-33 0 0 0-20-10-32 0 0-11-13-29-13 0 0-16 0-28 12 0 0-12 12-12 31 0 0 0 20 12 35 0 0 12 14 29 14z">
          <text:p/>
        </draw:path>
        <draw:polygon draw:style-name="gr2" draw:text-style-name="P2" draw:layer="layout" svg:width="0.593cm" svg:height="0.564cm" svg:x="11.288cm" svg:y="1.834cm" svg:viewBox="0 0 594 565" draw:points="0,0 594,0 594,565 0,565">
          <text:p/>
        </draw:polygon>
        <draw:path draw:style-name="gr3" draw:text-style-name="P3" draw:layer="layout" svg:width="0.161cm" svg:height="0.209cm" svg:x="11.503cm" svg:y="1.981cm" svg:viewBox="0 0 162 210" svg:d="M130 62c0 0-1-19-14-28 0 0-12-10-36-10 0 0-21 0-34 7 0 0-12 8-12 23 0 0 0 13 10 19 0 0 10 7 38 13 0 0 26 6 42 12 0 0 16 5 27 18 0 0 11 12 11 32 0 0 0 26-20 44 0 0-21 18-56 18 0 0-42 0-63-20 0 0-21-19-23-50l26-2c0 0 1 25 18 36 0 0 17 11 41 11 0 0 24 0 38-10 0 0 13-9 13-25 0 0 0-16-14-24 0 0-15-7-49-15 0 0-35-7-50-20 0 0-15-14-15-35 0 0 0-25 19-40 0 0 19-16 52-16 0 0 35 0 55 16 0 0 21 15 22 44z">
          <text:p/>
        </draw:path>
        <draw:polygon draw:style-name="gr2" draw:text-style-name="P2" draw:layer="layout" svg:width="0.593cm" svg:height="0.564cm" svg:x="11.881cm" svg:y="1.834cm" svg:viewBox="0 0 594 565" draw:points="0,0 594,0 594,565 0,565">
          <text:p/>
        </draw:polygon>
        <draw:path draw:style-name="gr3" draw:text-style-name="P3" draw:layer="layout" svg:width="0.192cm" svg:height="0.202cm" svg:x="12.081cm" svg:y="1.984cm" svg:viewBox="0 0 193 203" svg:d="M193 203h-25v-170l-59 170h-24l-58-172h-1v172h-26v-203h40l49 144c0 0 8 24 9 30h1c0 0 4-11 11-32l48-142h35z">
          <text:p/>
        </draw:path>
        <draw:polygon draw:style-name="gr2" draw:text-style-name="P2" draw:layer="layout" svg:width="0.592cm" svg:height="0.564cm" svg:x="12.474cm" svg:y="1.834cm" svg:viewBox="0 0 593 565" draw:points="0,0 593,0 593,565 0,565">
          <text:p/>
        </draw:polygon>
        <draw:polygon draw:style-name="gr3" draw:text-style-name="P3" draw:layer="layout" svg:width="0.16cm" svg:height="0.202cm" svg:x="12.69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13.066cm" svg:y="1.834cm" svg:viewBox="0 0 594 565" draw:points="0,0 594,0 594,565 0,565">
          <text:p/>
        </draw:polygon>
        <draw:path draw:style-name="gr3" draw:text-style-name="P3" draw:layer="layout" svg:width="0.26cm" svg:height="0.202cm" svg:x="13.233cm" svg:y="1.984cm" svg:viewBox="0 0 261 203" svg:d="M261 0l-56 203h-25l-44-160c0 0-4-12-5-18l-6 24-44 154h-27l-54-203h27l31 133c0 0 6 27 8 39l1 3c0 0 6-26 9-37l39-138h33l29 103c0 0 10 39 15 72 0 0 3-16 10-45l32-130z">
          <text:p/>
        </draw:path>
        <draw:polygon draw:style-name="gr2" draw:text-style-name="P2" draw:layer="layout" svg:width="0.593cm" svg:height="0.564cm" svg:x="13.659cm" svg:y="1.834cm" svg:viewBox="0 0 594 565" draw:points="0,0 594,0 594,565 0,565">
          <text:p/>
        </draw:polygon>
        <draw:polygon draw:style-name="gr3" draw:text-style-name="P3" draw:layer="layout" svg:width="0.16cm" svg:height="0.202cm" svg:x="13.875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14.252cm" svg:y="1.834cm" svg:viewBox="0 0 593 565" draw:points="0,0 593,0 593,565 0,565">
          <text:p/>
        </draw:polygon>
        <draw:polygon draw:style-name="gr3" draw:text-style-name="P3" draw:layer="layout" svg:width="0.136cm" svg:height="0.202cm" svg:x="14.485cm" svg:y="1.984cm" svg:viewBox="0 0 137 203" draw:points="137,24 26,24 26,87 121,87 121,111 26,111 26,203 0,203 0,0 137,0">
          <text:p/>
        </draw:polygon>
        <draw:polygon draw:style-name="gr2" draw:text-style-name="P2" draw:layer="layout" svg:width="0.593cm" svg:height="0.564cm" svg:x="14.844cm" svg:y="1.834cm" svg:viewBox="0 0 594 565" draw:points="0,0 594,0 594,565 0,565">
          <text:p/>
        </draw:polygon>
        <draw:path draw:style-name="gr3" draw:text-style-name="P3" draw:layer="layout" svg:width="0.161cm" svg:height="0.209cm" svg:x="15.059cm" svg:y="1.981cm" svg:viewBox="0 0 162 210" svg:d="M130 62c0 0-1-19-14-28 0 0-12-10-35-10 0 0-22 0-35 7 0 0-12 8-12 23 0 0 0 13 10 19 0 0 10 7 39 13 0 0 25 6 41 12 0 0 16 5 27 18 0 0 11 12 11 32 0 0 0 26-20 44 0 0-21 18-55 18 0 0-43 0-64-20 0 0-21-19-23-50l26-2c0 0 1 25 18 36 0 0 18 11 42 11 0 0 23 0 37-10 0 0 13-9 13-25 0 0 0-16-14-24 0 0-15-7-48-15 0 0-36-7-51-20 0 0-15-14-15-35 0 0 0-25 19-40 0 0 19-16 53-16 0 0 34 0 54 16 0 0 21 15 22 44z">
          <text:p/>
        </draw:path>
        <draw:polygon draw:style-name="gr2" draw:text-style-name="P2" draw:layer="layout" svg:width="4.149cm" svg:height="0.564cm" svg:x="11.881cm" svg:y="1.27cm" svg:viewBox="0 0 4150 565" draw:points="0,0 4150,0 4150,565 0,565">
          <text:p/>
        </draw:polygon>
        <draw:path draw:style-name="gr3" draw:text-style-name="P3" draw:layer="layout" svg:width="1.298cm" svg:height="0.261cm" svg:x="13.305cm" svg:y="1.417cm" svg:viewBox="0 0 1299 262" svg:d="M134 206h-134c0 0 0-17 12-35 0 0 12-17 45-43 0 0 19-17 35-34 0 0 16-18 16-36 0 0 0-15-11-25 0 0-11-10-27-10 0 0-17 0-28 11 0 0-11 10-11 30l-26-3c0 0 2-28 20-44 0 0 18-15 45-15 0 0 30 0 47 16 0 0 16 18 16 41 0 0 0 20-14 40 0 0-14 19-55 53 0 0-22 17-30 30h100zM185 102c0 0 17-27 49-27 0 0 25 0 42 18 0 0 17 19 17 47 0 0 0 29-17 49 0 0-17 20-46 20 0 0-29 0-49-21 0 0-21-22-21-77 0 0 0-54 19-81 0 0 18-28 53-28 0 0 23 0 39 13 0 0 16 13 19 38l-25 3c0 0-7-33-34-33 0 0-19 0-33 19 0 0-13 19-13 60zM230 189c0 0 17 0 27-14 0 0 11-14 11-33 0 0 0-20-11-32 0 0-10-13-28-13 0 0-16 0-28 12 0 0-12 12-12 31 0 0 0 20 12 35 0 0 11 14 29 14zM391 145h-75v-25h75zM542 63c0 0-2-19-14-29 0 0-12-9-35-9 0 0-21 0-34 7 0 0-13 8-13 23 0 0 0 13 10 19 0 0 11 7 38 13 0 0 26 5 42 11 0 0 15 6 26 18 0 0 12 12 12 33 0 0 0 26-21 43 0 0-20 17-54 17 0 0-42 0-64-19 0 0-21-19-22-49l25-2c0 0 2 24 19 35 0 0 17 11 41 11 0 0 23 0 36-9 0 0 14-9 14-25 0 0 0-17-14-24 0 0-15-8-49-15 0 0-34-7-49-21 0 0-15-13-15-35 0 0 0-24 19-41 0 0 19-15 52-15 0 0 33 0 54 15 0 0 20 17 22 46zM735 139h-110c0 0 1 24 14 37 0 0 12 13 31 13 0 0 14 0 23-7 0 0 10-8 15-23l26 3c0 0-6 23-23 35 0 0-17 12-41 12 0 0-33 0-52-20 0 0-18-20-18-55 0 0 0-35 18-56 0 0 18-22 50-22 0 0 16 0 31 7 0 0 15 7 25 24 0 0 11 17 11 52zM709 119c0 0-2-23-14-32 0 0-12-10-27-10 0 0-17 0-29 11 0 0-11 12-13 31zM788 79c0 0 14-23 42-23 0 0 28 0 45 21 0 0 17 21 17 54 0 0 0 36-19 57 0 0-18 21-45 21 0 0-24 0-38-18v71h-25v-202h22v19zM826 189c0 0 18 0 29-14 0 0 12-15 12-44 0 0 0-26-12-41 0 0-11-14-28-14 0 0-17 0-29 16 0 0-11 16-11 42 0 0 0 27 11 41 0 0 11 14 28 14zM987 145h-75v-25h75zM1102 206h-24v-158c0 0-19 18-50 30v-24c0 0 42-21 58-52h16zM1190 102c0 0 17-27 49-27 0 0 25 0 42 18 0 0 18 19 18 47 0 0 0 29-18 49 0 0-17 20-46 20 0 0-29 0-49-21 0 0-21-22-21-77 0 0 0-54 19-81 0 0 18-28 53-28 0 0 23 0 39 13 0 0 16 13 19 38l-25 3c0 0-7-33-34-33 0 0-19 0-33 19 0 0-13 19-13 60zM1235 189c0 0 17 0 27-14 0 0 11-14 11-33 0 0 0-20-11-32 0 0-10-13-28-13 0 0-16 0-28 12 0 0-12 12-12 31 0 0 0 20 12 35 0 0 11 14 29 14z">
          <text:p/>
        </draw:path>
        <draw:polygon draw:style-name="gr2" draw:text-style-name="P2" draw:layer="layout" svg:width="0.593cm" svg:height="0.564cm" svg:x="15.437cm" svg:y="1.834cm" svg:viewBox="0 0 594 565" draw:points="0,0 594,0 594,565 0,565">
          <text:p/>
        </draw:polygon>
        <draw:path draw:style-name="gr3" draw:text-style-name="P3" draw:layer="layout" svg:width="0.161cm" svg:height="0.209cm" svg:x="15.652cm" svg:y="1.981cm" svg:viewBox="0 0 162 210" svg:d="M130 62c0 0-2-19-14-28 0 0-13-10-36-10 0 0-21 0-34 7 0 0-13 8-13 23 0 0 0 13 10 19 0 0 10 7 38 13 0 0 25 6 42 12 0 0 16 5 27 18 0 0 12 12 12 32 0 0 0 26-21 44 0 0-21 18-55 18 0 0-42 0-64-20 0 0-21-19-22-50l25-2c0 0 2 25 19 36 0 0 17 11 41 11 0 0 22 0 37-10 0 0 14-9 14-25 0 0 0-16-14-24 0 0-16-7-50-15 0 0-34-7-49-20 0 0-15-14-15-35 0 0 0-25 19-40 0 0 19-16 52-16 0 0 34 0 55 16 0 0 20 15 21 44z">
          <text:p/>
        </draw:path>
        <draw:polygon draw:style-name="gr2" draw:text-style-name="P2" draw:layer="layout" svg:width="0.592cm" svg:height="0.564cm" svg:x="16.03cm" svg:y="1.834cm" svg:viewBox="0 0 593 565" draw:points="0,0 593,0 593,565 0,565">
          <text:p/>
        </draw:polygon>
        <draw:path draw:style-name="gr3" draw:text-style-name="P3" draw:layer="layout" svg:width="0.192cm" svg:height="0.202cm" svg:x="16.23cm" svg:y="1.984cm" svg:viewBox="0 0 193 203" svg:d="M193 203h-25v-170h-1l-58 170h-25l-58-172v172h-26v-203h40l48 144c0 0 8 24 9 30 0 0 5-11 12-32l48-142h36z">
          <text:p/>
        </draw:path>
        <draw:polygon draw:style-name="gr2" draw:text-style-name="P2" draw:layer="layout" svg:width="0.593cm" svg:height="0.564cm" svg:x="16.622cm" svg:y="1.834cm" svg:viewBox="0 0 594 565" draw:points="0,0 594,0 594,565 0,565">
          <text:p/>
        </draw:polygon>
        <draw:polygon draw:style-name="gr3" draw:text-style-name="P3" draw:layer="layout" svg:width="0.16cm" svg:height="0.202cm" svg:x="16.839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17.215cm" svg:y="1.834cm" svg:viewBox="0 0 594 565" draw:points="0,0 594,0 594,565 0,565">
          <text:p/>
        </draw:polygon>
        <draw:path draw:style-name="gr3" draw:text-style-name="P3" draw:layer="layout" svg:width="0.26cm" svg:height="0.202cm" svg:x="17.382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17.808cm" svg:y="1.834cm" svg:viewBox="0 0 593 565" draw:points="0,0 593,0 593,565 0,565">
          <text:p/>
        </draw:polygon>
        <draw:polygon draw:style-name="gr3" draw:text-style-name="P3" draw:layer="layout" svg:width="0.16cm" svg:height="0.202cm" svg:x="18.024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18.4cm" svg:y="1.834cm" svg:viewBox="0 0 594 565" draw:points="0,0 594,0 594,565 0,565">
          <text:p/>
        </draw:polygon>
        <draw:polygon draw:style-name="gr3" draw:text-style-name="P3" draw:layer="layout" svg:width="0.136cm" svg:height="0.202cm" svg:x="18.633cm" svg:y="1.984cm" svg:viewBox="0 0 137 203" draw:points="137,24 27,24 27,87 123,87 123,111 27,111 27,203 0,203 0,0 137,0">
          <text:p/>
        </draw:polygon>
        <draw:polygon draw:style-name="gr2" draw:text-style-name="P2" draw:layer="layout" svg:width="0.593cm" svg:height="0.564cm" svg:x="18.993cm" svg:y="1.834cm" svg:viewBox="0 0 594 565" draw:points="0,0 594,0 594,565 0,565">
          <text:p/>
        </draw:polygon>
        <draw:path draw:style-name="gr3" draw:text-style-name="P3" draw:layer="layout" svg:width="0.161cm" svg:height="0.209cm" svg:x="19.208cm" svg:y="1.981cm" svg:viewBox="0 0 162 210" svg:d="M130 62c0 0-2-19-14-28 0 0-12-10-35-10 0 0-22 0-35 7 0 0-13 8-13 23 0 0 0 13 10 19 0 0 10 7 39 13 0 0 25 6 41 12 0 0 16 5 27 18 0 0 12 12 12 32 0 0 0 26-21 44 0 0-21 18-54 18 0 0-43 0-65-20 0 0-21-19-22-50l25-2c0 0 2 25 19 36 0 0 17 11 42 11 0 0 22 0 36-10 0 0 14-9 14-25 0 0 0-16-14-24 0 0-15-7-49-15 0 0-35-7-50-20 0 0-15-14-15-35 0 0 0-25 19-40 0 0 19-16 53-16 0 0 33 0 54 16 0 0 20 15 21 44z">
          <text:p/>
        </draw:path>
        <draw:polygon draw:style-name="gr2" draw:text-style-name="P2" draw:layer="layout" svg:width="4.148cm" svg:height="0.564cm" svg:x="16.03cm" svg:y="1.27cm" svg:viewBox="0 0 4149 565" draw:points="0,0 4149,0 4149,565 0,565">
          <text:p/>
        </draw:polygon>
        <draw:path draw:style-name="gr3" draw:text-style-name="P3" draw:layer="layout" svg:width="1.074cm" svg:height="0.208cm" svg:x="17.567cm" svg:y="1.417cm" svg:viewBox="0 0 1075 209" svg:d="M95 96c0 0 19 3 28 18 0 0 10 14 10 32 0 0 0 28-20 46 0 0-20 17-48 17 0 0-27 0-44-15 0 0-18-16-21-41l25-4c0 0 4 20 14 30 0 0 10 10 26 10 0 0 17 0 29-12 0 0 12-12 12-30 0 0 0-18-11-29 0 0-11-11-28-11 0 0-7 0-18 2l3-22c0 0 10 0 16 0 0 0 6-1 13-5 0 0 7-4 12-11 0 0 4-7 4-17 0 0 0-15-10-23 0 0-10-9-23-9 0 0-15 0-24 10 0 0-10 9-12 27l-25-4c0 0 5-27 21-40 0 0 17-13 40-13 0 0 25 0 42 15 0 0 17 15 17 38 0 0 0 28-28 40zM231 145h-76v-26h76zM350 0c0 0 43 0 70 28 0 0 27 29 27 76 0 0 0 48-27 77 0 0-28 28-70 28 0 0-43 0-70-29 0 0-27-30-27-73 0 0 0-50 27-79 0 0 27-28 70-28zM350 187c0 0 31 0 50-22 0 0 19-23 19-61 0 0 0-39-20-60 0 0-19-22-49-22 0 0-30 0-49 21 0 0-20 21-20 64 0 0 0 35 19 58 0 0 19 22 50 22zM598 155c0 0-5 28-22 41 0 0-17 13-39 13 0 0-32 0-49-20 0 0-17-21-17-57 0 0 0-28 10-46 0 0 10-17 25-24 0 0 15-7 31-7 0 0 23 0 39 12 0 0 16 12 20 35l-24 3c0 0-4-14-12-22 0 0-9-7-22-7 0 0-20 0-31 15 0 0-11 14-11 41 0 0 0 28 11 42 0 0 10 15 30 15 0 0 16 0 25-9 0 0 9-9 12-28zM677 206c0 0-11 2-19 2 0 0-16 0-24-6 0 0-7-6-9-14 0 0-2-9-2-25v-85h-18v-19h18v-37l25-15v52h25v19h-25v86c0 0 0 12 3 16 0 0 2 5 11 5 0 0 6 0 11-1zM764 145h-76v-26h76zM879 206h-25v-159c0 0-19 18-50 30v-24c0 0 43-21 59-51h16zM967 101c0 0 17-27 49-27 0 0 24 0 42 18 0 0 17 19 17 47 0 0 0 30-17 50 0 0-18 20-46 20 0 0-29 0-50-21 0 0-20-22-20-78 0 0 0-54 18-81 0 0 19-27 54-27 0 0 23 0 39 13 0 0 15 12 19 37l-25 3c0 0-7-33-34-33 0 0-19 0-33 19 0 0-14 19-14 60zM1011 189c0 0 17 0 28-14 0 0 11-14 11-34 0 0 0-20-11-32 0 0-11-13-29-13 0 0-16 0-28 12 0 0-11 12-11 31 0 0 0 21 11 36 0 0 12 14 29 14z">
          <text:p/>
        </draw:path>
        <draw:polygon draw:style-name="gr2" draw:text-style-name="P2" draw:layer="layout" svg:width="0.592cm" svg:height="0.564cm" svg:x="19.586cm" svg:y="1.834cm" svg:viewBox="0 0 593 565" draw:points="0,0 593,0 593,565 0,565">
          <text:p/>
        </draw:polygon>
        <draw:path draw:style-name="gr3" draw:text-style-name="P3" draw:layer="layout" svg:width="0.16cm" svg:height="0.209cm" svg:x="19.801cm" svg:y="1.981cm" svg:viewBox="0 0 161 210" svg:d="M130 62c0 0-2-19-15-28 0 0-12-10-35-10 0 0-21 0-34 7 0 0-13 8-13 23 0 0 0 13 10 19 0 0 10 7 38 13 0 0 25 6 42 12 0 0 16 5 27 18 0 0 11 12 11 32 0 0 0 26-20 44 0 0-21 18-55 18 0 0-43 0-64-20 0 0-21-19-22-50l25-2c0 0 2 25 19 36 0 0 17 11 41 11 0 0 22 0 37-10 0 0 14-9 14-25 0 0 0-16-15-24 0 0-15-7-49-15 0 0-34-7-50-20 0 0-14-14-14-35 0 0 0-25 19-40 0 0 19-16 52-16 0 0 33 0 55 16 0 0 20 15 21 44z">
          <text:p/>
        </draw:path>
        <draw:polygon draw:style-name="gr2" draw:text-style-name="P2" draw:layer="layout" svg:width="0.593cm" svg:height="0.564cm" svg:x="20.178cm" svg:y="1.834cm" svg:viewBox="0 0 594 565" draw:points="0,0 594,0 594,565 0,565">
          <text:p/>
        </draw:polygon>
        <draw:path draw:style-name="gr3" draw:text-style-name="P3" draw:layer="layout" svg:width="0.192cm" svg:height="0.202cm" svg:x="20.379cm" svg:y="1.984cm" svg:viewBox="0 0 193 203" svg:d="M193 203h-26v-170l-59 170h-24l-58-172h-1v172h-25v-203h40l48 144c0 0 7 24 9 30 0 0 4-11 11-32l49-142h36z">
          <text:p/>
        </draw:path>
        <draw:polygon draw:style-name="gr2" draw:text-style-name="P2" draw:layer="layout" svg:width="0.593cm" svg:height="0.564cm" svg:x="20.771cm" svg:y="1.834cm" svg:viewBox="0 0 594 565" draw:points="0,0 594,0 594,565 0,565">
          <text:p/>
        </draw:polygon>
        <draw:polygon draw:style-name="gr3" draw:text-style-name="P3" draw:layer="layout" svg:width="0.16cm" svg:height="0.202cm" svg:x="20.987cm" svg:y="1.984cm" svg:viewBox="0 0 161 203" draw:points="161,24 94,24 94,203 68,203 68,24 0,24 0,0 161,0">
          <text:p/>
        </draw:polygon>
        <draw:polygon draw:style-name="gr2" draw:text-style-name="P2" draw:layer="layout" svg:width="0.592cm" svg:height="0.564cm" svg:x="21.364cm" svg:y="1.834cm" svg:viewBox="0 0 593 565" draw:points="0,0 593,0 593,565 0,565">
          <text:p/>
        </draw:polygon>
        <draw:path draw:style-name="gr3" draw:text-style-name="P3" draw:layer="layout" svg:width="0.26cm" svg:height="0.202cm" svg:x="21.53cm" svg:y="1.984cm" svg:viewBox="0 0 261 203" svg:d="M261 0l-56 203h-25l-44-160c0 0-4-12-5-18l-6 24-44 154h-27l-54-203h28l31 133c0 0 6 27 8 39v3c0 0 6-26 9-37l40-138h32l29 103c0 0 11 39 15 72h1c0 0 3-16 10-45l31-130z">
          <text:p/>
        </draw:path>
        <draw:polygon draw:style-name="gr2" draw:text-style-name="P2" draw:layer="layout" svg:width="0.593cm" svg:height="0.564cm" svg:x="21.956cm" svg:y="1.834cm" svg:viewBox="0 0 594 565" draw:points="0,0 594,0 594,565 0,565">
          <text:p/>
        </draw:polygon>
        <draw:polygon draw:style-name="gr3" draw:text-style-name="P3" draw:layer="layout" svg:width="0.16cm" svg:height="0.202cm" svg:x="22.173cm" svg:y="1.984cm" svg:viewBox="0 0 161 203" draw:points="161,24 93,24 93,203 66,203 66,24 0,24 0,0 161,0">
          <text:p/>
        </draw:polygon>
        <draw:polygon draw:style-name="gr2" draw:text-style-name="P2" draw:layer="layout" svg:width="0.593cm" svg:height="0.564cm" svg:x="22.549cm" svg:y="1.834cm" svg:viewBox="0 0 594 565" draw:points="0,0 594,0 594,565 0,565">
          <text:p/>
        </draw:polygon>
        <draw:polygon draw:style-name="gr3" draw:text-style-name="P3" draw:layer="layout" svg:width="0.136cm" svg:height="0.202cm" svg:x="22.782cm" svg:y="1.984cm" svg:viewBox="0 0 137 203" draw:points="137,24 27,24 27,87 122,87 122,111 27,111 27,203 0,203 0,0 137,0">
          <text:p/>
        </draw:polygon>
        <draw:polygon draw:style-name="gr2" draw:text-style-name="P2" draw:layer="layout" svg:width="0.592cm" svg:height="0.564cm" svg:x="23.142cm" svg:y="1.834cm" svg:viewBox="0 0 593 565" draw:points="0,0 593,0 593,565 0,565">
          <text:p/>
        </draw:polygon>
        <draw:path draw:style-name="gr3" draw:text-style-name="P3" draw:layer="layout" svg:width="0.16cm" svg:height="0.209cm" svg:x="23.357cm" svg:y="1.981cm" svg:viewBox="0 0 161 210" svg:d="M130 62c0 0-2-19-14-28 0 0-12-10-36-10 0 0-21 0-34 7 0 0-13 8-13 23 0 0 0 13 10 19 0 0 10 7 38 13 0 0 26 6 42 12 0 0 16 5 27 18 0 0 11 12 11 32 0 0 0 26-20 44 0 0-21 18-54 18 0 0-44 0-65-20 0 0-21-19-22-50l25-2c0 0 2 25 19 36 0 0 17 11 42 11 0 0 22 0 36-10 0 0 14-9 14-25 0 0 0-16-15-24 0 0-14-7-49-15 0 0-34-7-50-20 0 0-14-14-14-35 0 0 0-25 19-40 0 0 19-16 52-16 0 0 34 0 55 16 0 0 20 15 21 44z">
          <text:p/>
        </draw:path>
        <draw:polygon draw:style-name="gr2" draw:text-style-name="P2" draw:layer="layout" svg:width="4.149cm" svg:height="0.564cm" svg:x="20.178cm" svg:y="1.27cm" svg:viewBox="0 0 4150 565" draw:points="0,0 4150,0 4150,565 0,565">
          <text:p/>
        </draw:polygon>
        <draw:path draw:style-name="gr3" draw:text-style-name="P3" draw:layer="layout" svg:width="1.211cm" svg:height="0.208cm" svg:x="21.657cm" svg:y="1.417cm" svg:viewBox="0 0 1212 209" svg:d="M74 206h-25v-159c0 0-18 18-49 30v-24c0 0 43-21 58-51h16zM204 2c0 0 66 0 66 103 0 0 0 54-18 79 0 0-16 25-48 25 0 0-66 0-66-104 0 0 0-52 17-78 0 0 17-25 49-25zM204 189c0 0 20 0 30-19 0 0 10-20 10-65 0 0 0-30-4-48 0 0-5-18-14-26 0 0-9-9-23-9 0 0-20 0-30 20 0 0-10 20-10 63 0 0 0 30 5 49 0 0 4 18 13 27 0 0 9 8 23 8zM367 145h-76v-26h76zM486 0c0 0 43 0 70 28 0 0 27 29 27 76 0 0 0 48-27 77 0 0-27 28-70 28 0 0-43 0-70-29 0 0-27-30-27-73 0 0 0-50 28-79 0 0 26-28 69-28zM486 187c0 0 31 0 50-22 0 0 19-23 19-61 0 0 0-39-19-60 0 0-20-22-49-22 0 0-31 0-50 21 0 0-20 21-20 64 0 0 0 35 19 58 0 0 19 22 50 22zM734 155c0 0-5 28-22 41 0 0-17 13-39 13 0 0-31 0-49-20 0 0-17-21-17-57 0 0 0-28 10-46 0 0 10-17 25-24 0 0 15-7 31-7 0 0 23 0 39 12 0 0 16 12 20 35l-24 3c0 0-4-14-12-22 0 0-9-7-22-7 0 0-20 0-31 15 0 0-11 14-11 41 0 0 0 28 11 42 0 0 10 15 30 15 0 0 16 0 25-9 0 0 9-9 12-28zM814 206c0 0-11 2-19 2 0 0-16 0-24-6 0 0-7-6-8-14 0 0-2-9-2-25v-85h-19v-19h19v-37l24-15v52h25v19h-25v86c0 0 0 12 3 16 0 0 2 5 11 5 0 0 6 0 11-1zM901 145h-76v-26h76zM1016 206h-25v-159c0 0-18 18-50 30v-24c0 0 43-21 59-51h16zM1104 101c0 0 17-27 49-27 0 0 25 0 42 18 0 0 17 19 17 47 0 0 0 30-17 50 0 0-17 20-46 20 0 0-29 0-50-21 0 0-20-22-20-78 0 0 0-54 19-81 0 0 18-27 53-27 0 0 23 0 39 13 0 0 16 12 19 37l-25 3c0 0-7-33-34-33 0 0-19 0-33 19 0 0-13 19-13 60zM1148 189c0 0 18 0 28-14 0 0 11-14 11-34 0 0 0-20-11-32 0 0-10-13-28-13 0 0-17 0-28 12 0 0-12 12-12 31 0 0 0 21 11 36 0 0 12 14 29 14z">
          <text:p/>
        </draw:path>
        <draw:polygon draw:style-name="gr2" draw:text-style-name="P2" draw:layer="layout" svg:width="0.593cm" svg:height="0.564cm" svg:x="23.734cm" svg:y="1.834cm" svg:viewBox="0 0 594 565" draw:points="0,0 594,0 594,565 0,565">
          <text:p/>
        </draw:polygon>
        <draw:path draw:style-name="gr3" draw:text-style-name="P3" draw:layer="layout" svg:width="0.161cm" svg:height="0.209cm" svg:x="23.949cm" svg:y="1.981cm" svg:viewBox="0 0 162 210" svg:d="M129 62c0 0-1-19-14-28 0 0-12-10-35-10 0 0-21 0-34 7 0 0-12 8-12 23 0 0 0 13 10 19 0 0 10 7 38 13 0 0 25 6 41 12 0 0 17 5 28 18 0 0 11 12 11 32 0 0 0 26-20 44 0 0-22 18-56 18 0 0-42 0-63-20 0 0-21-19-23-50l26-2c0 0 1 25 18 36 0 0 17 11 41 11 0 0 23 0 37-10 0 0 14-9 14-25 0 0 0-16-15-24 0 0-15-7-48-15 0 0-35-7-50-20 0 0-15-14-15-35 0 0 0-25 19-40 0 0 19-16 52-16 0 0 34 0 55 16 0 0 21 15 22 44z">
          <text:p/>
        </draw:path>
        <draw:polygon draw:style-name="gr2" draw:text-style-name="P2" draw:layer="layout" svg:width="0.593cm" svg:height="0.564cm" svg:x="24.327cm" svg:y="1.834cm" svg:viewBox="0 0 594 565" draw:points="0,0 594,0 594,565 0,565">
          <text:p/>
        </draw:polygon>
        <draw:path draw:style-name="gr3" draw:text-style-name="P3" draw:layer="layout" svg:width="0.192cm" svg:height="0.202cm" svg:x="24.527cm" svg:y="1.984cm" svg:viewBox="0 0 193 203" svg:d="M193 203h-25v-170l-59 170h-24l-57-172h-1v172h-27v-203h41l48 144c0 0 8 24 9 30h1c0 0 4-11 11-32l48-142h35z">
          <text:p/>
        </draw:path>
        <draw:polygon draw:style-name="gr2" draw:text-style-name="P2" draw:layer="layout" svg:width="0.592cm" svg:height="0.564cm" svg:x="24.92cm" svg:y="1.834cm" svg:viewBox="0 0 593 565" draw:points="0,0 593,0 593,565 0,565">
          <text:p/>
        </draw:polygon>
        <draw:polygon draw:style-name="gr3" draw:text-style-name="P3" draw:layer="layout" svg:width="0.16cm" svg:height="0.202cm" svg:x="25.136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25.512cm" svg:y="1.834cm" svg:viewBox="0 0 594 565" draw:points="0,0 594,0 594,565 0,565">
          <text:p/>
        </draw:polygon>
        <draw:path draw:style-name="gr3" draw:text-style-name="P3" draw:layer="layout" svg:width="0.26cm" svg:height="0.202cm" svg:x="25.679cm" svg:y="1.984cm" svg:viewBox="0 0 261 203" svg:d="M261 0l-56 203h-25l-44-160c0 0-4-12-5-18l-6 24-44 154h-27l-54-203h27l31 133c0 0 6 27 8 39l1 3c0 0 6-26 9-37l39-138h33l29 103c0 0 10 39 15 72 0 0 3-16 10-45l32-130z">
          <text:p/>
        </draw:path>
        <draw:polygon draw:style-name="gr2" draw:text-style-name="P2" draw:layer="layout" svg:width="0.593cm" svg:height="0.564cm" svg:x="26.105cm" svg:y="1.834cm" svg:viewBox="0 0 594 565" draw:points="0,0 594,0 594,565 0,565">
          <text:p/>
        </draw:polygon>
        <draw:polygon draw:style-name="gr3" draw:text-style-name="P3" draw:layer="layout" svg:width="0.16cm" svg:height="0.202cm" svg:x="26.321cm" svg:y="1.984cm" svg:viewBox="0 0 161 203" draw:points="161,24 93,24 93,203 67,203 67,24 0,24 0,0 161,0">
          <text:p/>
        </draw:polygon>
        <draw:polygon draw:style-name="gr2" draw:text-style-name="P2" draw:layer="layout" svg:width="0.592cm" svg:height="0.564cm" svg:x="26.698cm" svg:y="1.834cm" svg:viewBox="0 0 593 565" draw:points="0,0 593,0 593,565 0,565">
          <text:p/>
        </draw:polygon>
        <draw:polygon draw:style-name="gr3" draw:text-style-name="P3" draw:layer="layout" svg:width="0.136cm" svg:height="0.202cm" svg:x="26.931cm" svg:y="1.984cm" svg:viewBox="0 0 137 203" draw:points="137,24 26,24 26,87 122,87 122,111 26,111 26,203 0,203 0,0 137,0">
          <text:p/>
        </draw:polygon>
        <draw:polygon draw:style-name="gr2" draw:text-style-name="P2" draw:layer="layout" svg:width="0.593cm" svg:height="0.564cm" svg:x="27.29cm" svg:y="1.834cm" svg:viewBox="0 0 594 565" draw:points="0,0 594,0 594,565 0,565">
          <text:p/>
        </draw:polygon>
        <draw:path draw:style-name="gr3" draw:text-style-name="P3" draw:layer="layout" svg:width="0.161cm" svg:height="0.209cm" svg:x="27.505cm" svg:y="1.981cm" svg:viewBox="0 0 162 210" svg:d="M130 62c0 0-1-19-14-28 0 0-12-10-36-10 0 0-21 0-34 7 0 0-12 8-12 23 0 0 0 13 10 19 0 0 10 7 38 13 0 0 26 6 42 12 0 0 16 5 27 18 0 0 11 12 11 32 0 0 0 26-20 44 0 0-21 18-56 18 0 0-42 0-63-20 0 0-21-19-23-50l26-2c0 0 1 25 18 36 0 0 17 11 41 11 0 0 24 0 38-10 0 0 13-9 13-25 0 0 0-16-14-24 0 0-15-7-49-15 0 0-35-7-50-20 0 0-15-14-15-35 0 0 0-25 19-40 0 0 19-16 52-16 0 0 35 0 55 16 0 0 21 15 22 44z">
          <text:p/>
        </draw:path>
        <draw:polygon draw:style-name="gr2" draw:text-style-name="P2" draw:layer="layout" svg:width="4.149cm" svg:height="0.564cm" svg:x="24.327cm" svg:y="1.27cm" svg:viewBox="0 0 4150 565" draw:points="0,0 4150,0 4150,565 0,565">
          <text:p/>
        </draw:polygon>
        <draw:path draw:style-name="gr3" draw:text-style-name="P3" draw:layer="layout" svg:width="1.212cm" svg:height="0.208cm" svg:x="25.805cm" svg:y="1.417cm" svg:viewBox="0 0 1213 209" svg:d="M75 206h-25v-159c0 0-18 18-50 30v-24c0 0 43-21 59-51h16zM271 25c0 0-30 32-52 81 0 0-22 49-26 100h-25c0 0 1-41 20-91 0 0 19-50 51-85h-99v-24h131zM369 145h-76v-26h76zM488 0c0 0 42 0 70 28 0 0 26 29 26 76 0 0 0 48-27 77 0 0-27 28-69 28 0 0-44 0-70-29 0 0-27-30-27-73 0 0 0-50 27-79 0 0 27-28 70-28zM488 187c0 0 30 0 49-22 0 0 20-23 20-61 0 0 0-39-20-60 0 0-19-22-49-22 0 0-30 0-50 21 0 0-19 21-19 64 0 0 0 35 19 58 0 0 19 22 50 22zM736 155c0 0-5 28-22 41 0 0-17 13-39 13 0 0-32 0-49-20 0 0-18-21-18-57 0 0 0-28 11-46 0 0 9-17 25-24 0 0 14-7 31-7 0 0 23 0 39 12 0 0 16 12 20 35l-24 3c0 0-4-14-13-22 0 0-8-7-21-7 0 0-21 0-31 15 0 0-11 14-11 41 0 0 0 28 10 42 0 0 11 15 31 15 0 0 16 0 25-9 0 0 9-9 11-28zM814 206c0 0-11 2-18 2 0 0-17 0-24-6 0 0-7-6-9-14 0 0-2-9-2-25v-85h-18v-19h18v-37l25-15v52h25v19h-25v86c0 0 0 12 3 16 0 0 2 5 11 5 0 0 6 0 11-1zM902 145h-76v-26h76zM1017 206h-25v-159c0 0-19 18-50 30v-24c0 0 43-21 59-51h16zM1105 101c0 0 17-27 48-27 0 0 25 0 43 18 0 0 17 19 17 47 0 0 0 30-17 50 0 0-18 20-46 20 0 0-29 0-50-21 0 0-20-22-20-78 0 0 0-54 18-81 0 0 19-27 54-27 0 0 23 0 38 13 0 0 16 12 19 37l-24 3c0 0-7-33-34-33 0 0-20 0-33 19 0 0-14 19-14 60zM1149 189c0 0 17 0 28-14 0 0 11-14 11-34 0 0 0-20-11-32 0 0-11-13-29-13 0 0-16 0-28 12 0 0-12 12-12 31 0 0 0 21 12 36 0 0 11 14 29 14z">
          <text:p/>
        </draw:path>
        <draw:polygon draw:style-name="gr2" draw:text-style-name="P2" draw:layer="layout" svg:width="0.593cm" svg:height="0.564cm" svg:x="27.883cm" svg:y="1.834cm" svg:viewBox="0 0 594 565" draw:points="0,0 594,0 594,565 0,565">
          <text:p/>
        </draw:polygon>
        <draw:path draw:style-name="gr3" draw:text-style-name="P3" draw:layer="layout" svg:width="0.161cm" svg:height="0.209cm" svg:x="28.098cm" svg:y="1.981cm" svg:viewBox="0 0 162 210" svg:d="M129 62c0 0-2-19-14-28 0 0-12-10-35-10 0 0-21 0-34 7 0 0-13 8-13 23 0 0 0 13 10 19 0 0 10 7 38 13 0 0 25 6 41 12 0 0 16 5 28 18 0 0 12 12 12 32 0 0 0 26-22 44 0 0-21 18-54 18 0 0-42 0-64-20 0 0-21-19-22-50l25-2c0 0 2 25 19 36 0 0 17 11 41 11 0 0 22 0 36-10 0 0 14-9 14-25 0 0 0-16-14-24 0 0-15-7-49-15 0 0-34-7-49-20 0 0-15-14-15-35 0 0 0-25 19-40 0 0 19-16 52-16 0 0 33 0 54 16 0 0 21 15 22 44z">
          <text:p/>
        </draw:path>
        <draw:polygon draw:style-name="gr2" draw:text-style-name="P2" draw:layer="layout" svg:width="0.592cm" svg:height="0.564cm" svg:x="28.476cm" svg:y="1.834cm" svg:viewBox="0 0 593 565" draw:points="0,0 593,0 593,565 0,565">
          <text:p/>
        </draw:polygon>
        <draw:path draw:style-name="gr3" draw:text-style-name="P3" draw:layer="layout" svg:width="0.192cm" svg:height="0.202cm" svg:x="28.676cm" svg:y="1.984cm" svg:viewBox="0 0 193 203" svg:d="M193 203h-25v-170h-1l-58 170h-24l-59-172v172h-26v-203h40l49 144c0 0 8 24 9 30 0 0 4-11 11-32l49-142h35z">
          <text:p/>
        </draw:path>
        <draw:polygon draw:style-name="gr2" draw:text-style-name="P2" draw:layer="layout" svg:width="0.593cm" svg:height="0.564cm" svg:x="29.068cm" svg:y="1.834cm" svg:viewBox="0 0 594 565" draw:points="0,0 594,0 594,565 0,565">
          <text:p/>
        </draw:polygon>
        <draw:polygon draw:style-name="gr3" draw:text-style-name="P3" draw:layer="layout" svg:width="0.16cm" svg:height="0.202cm" svg:x="29.285cm" svg:y="1.984cm" svg:viewBox="0 0 161 203" draw:points="161,24 94,24 94,203 66,203 66,24 0,24 0,0 161,0">
          <text:p/>
        </draw:polygon>
        <draw:polygon draw:style-name="gr2" draw:text-style-name="P2" draw:layer="layout" svg:width="0.593cm" svg:height="0.564cm" svg:x="29.661cm" svg:y="1.834cm" svg:viewBox="0 0 594 565" draw:points="0,0 594,0 594,565 0,565">
          <text:p/>
        </draw:polygon>
        <draw:path draw:style-name="gr3" draw:text-style-name="P3" draw:layer="layout" svg:width="0.26cm" svg:height="0.202cm" svg:x="29.828cm" svg:y="1.984cm" svg:viewBox="0 0 261 203" svg:d="M261 0l-56 203h-26l-44-160c0 0-3-12-4-18h-1l-6 24-43 154h-27l-54-203h27l31 133c0 0 6 27 8 39v3h1c0 0 5-26 8-37l40-138h32l29 103c0 0 11 39 16 72 0 0 3-16 10-45l32-130z">
          <text:p/>
        </draw:path>
        <draw:polygon draw:style-name="gr2" draw:text-style-name="P2" draw:layer="layout" svg:width="0.592cm" svg:height="0.564cm" svg:x="30.254cm" svg:y="1.834cm" svg:viewBox="0 0 593 565" draw:points="0,0 593,0 593,565 0,565">
          <text:p/>
        </draw:polygon>
        <draw:polygon draw:style-name="gr3" draw:text-style-name="P3" draw:layer="layout" svg:width="0.16cm" svg:height="0.202cm" svg:x="30.47cm" svg:y="1.984cm" svg:viewBox="0 0 161 203" draw:points="161,24 94,24 94,203 67,203 67,24 0,24 0,0 161,0">
          <text:p/>
        </draw:polygon>
        <draw:polygon draw:style-name="gr2" draw:text-style-name="P2" draw:layer="layout" svg:width="0.593cm" svg:height="0.564cm" svg:x="30.846cm" svg:y="1.834cm" svg:viewBox="0 0 594 565" draw:points="0,0 594,0 594,565 0,565">
          <text:p/>
        </draw:polygon>
        <draw:polygon draw:style-name="gr3" draw:text-style-name="P3" draw:layer="layout" svg:width="0.136cm" svg:height="0.202cm" svg:x="31.079cm" svg:y="1.984cm" svg:viewBox="0 0 137 203" draw:points="137,24 27,24 27,87 122,87 122,111 27,111 27,203 0,203 0,0 137,0">
          <text:p/>
        </draw:polygon>
        <draw:polygon draw:style-name="gr2" draw:text-style-name="P2" draw:layer="layout" svg:width="0.593cm" svg:height="0.564cm" svg:x="31.439cm" svg:y="1.834cm" svg:viewBox="0 0 594 565" draw:points="0,0 594,0 594,565 0,565">
          <text:p/>
        </draw:polygon>
        <draw:path draw:style-name="gr3" draw:text-style-name="P3" draw:layer="layout" svg:width="0.161cm" svg:height="0.209cm" svg:x="31.654cm" svg:y="1.981cm" svg:viewBox="0 0 162 210" svg:d="M130 62c0 0-2-19-14-28 0 0-13-10-36-10 0 0-21 0-34 7 0 0-13 8-13 23 0 0 0 13 10 19 0 0 10 7 38 13 0 0 27 6 42 12 0 0 16 5 27 18 0 0 12 12 12 32 0 0 0 26-21 44 0 0-21 18-55 18 0 0-42 0-64-20 0 0-21-19-22-50l25-2c0 0 2 25 19 36 0 0 17 11 41 11 0 0 23 0 37-10 0 0 14-9 14-25 0 0 0-16-14-24 0 0-15-7-50-15 0 0-34-7-49-20 0 0-15-14-15-35 0 0 0-25 19-40 0 0 19-16 52-16 0 0 34 0 55 16 0 0 20 15 21 44z">
          <text:p/>
        </draw:path>
        <draw:frame draw:style-name="gr24" draw:text-style-name="P15" draw:layer="layout" svg:width="1.759cm" svg:height="0.412cm" svg:x="25.069cm" svg:y="20.349cm">
          <draw:text-box>
            <text:p text:style-name="P13"><text:span text:style-name="T2">Page 15 of 16</text:span></text:p>
          </draw:text-box>
        </draw:frame>
        <draw:frame draw:style-name="gr24" draw:text-style-name="P15" draw:layer="layout" svg:width="6.327cm" svg:height="0.412cm" svg:x="1.341cm" svg:y="20.349cm">
          <draw:text-box>
            <text:p text:style-name="P13"><text:span text:style-name="T2">Exported on November 13, 2016 8:30:42 PM W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UnicodeMS1" svg:font-family="ArialUnicodeMS"/>
    <style:font-face style:name="Helvetica1" svg:font-family="Helvetica"/>
    <style:font-face style:name="ArialUnicodeMS" svg:font-family="ArialUnicodeMS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67" style:page-layout-name="PM0" draw:style-name="Mdp1"/>
    <style:master-page style:name="master-page6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3T22:22:28.471650263</dc:date>
    <meta:editing-duration>PT3M43S</meta:editing-duration>
    <meta:editing-cycles>1</meta:editing-cycles>
    <meta:document-statistic meta:object-count="6616"/>
    <meta:generator>LibreOffice/5.1.4.2$Linux_X86_64 LibreOffice_project/10m0$Build-2</meta:generator>
  </office:meta>
</office:document-meta>
</file>